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5965in"/>
    </style:style>
    <style:style style:name="co2" style:family="table-column">
      <style:table-column-properties fo:break-before="auto" style:column-width="4.0382in"/>
    </style:style>
    <style:style style:name="co3" style:family="table-column">
      <style:table-column-properties fo:break-before="auto" style:column-width="4.7055in"/>
    </style:style>
    <style:style style:name="co4" style:family="table-column">
      <style:table-column-properties fo:break-before="auto" style:column-width="0.889in"/>
    </style:style>
    <style:style style:name="co5" style:family="table-column">
      <style:table-column-properties fo:break-before="auto" style:column-width="1.7571in"/>
    </style:style>
    <style:style style:name="ro1" style:family="table-row">
      <style:table-row-properties style:row-height="0.3783in" fo:break-before="auto" style:use-optimal-row-height="false"/>
    </style:style>
    <style:style style:name="ro2" style:family="table-row">
      <style:table-row-properties style:row-height="0.5335in" fo:break-before="auto" style:use-optimal-row-height="false"/>
    </style:style>
    <style:style style:name="ro3" style:family="table-row">
      <style:table-row-properties style:row-height="1in" fo:break-before="auto" style:use-optimal-row-height="false"/>
    </style:style>
    <style:style style:name="ro4" style:family="table-row">
      <style:table-row-properties style:row-height="1.1555in" fo:break-before="auto" style:use-optimal-row-height="false"/>
    </style:style>
    <style:style style:name="ro5" style:family="table-row">
      <style:table-row-properties style:row-height="0.689in" fo:break-before="auto" style:use-optimal-row-height="false"/>
    </style:style>
    <style:style style:name="ro6" style:family="table-row">
      <style:table-row-properties style:row-height="0.8445in" fo:break-before="auto" style:use-optimal-row-height="false"/>
    </style:style>
    <style:style style:name="ro7" style:family="table-row">
      <style:table-row-properties style:row-height="0.5929in" fo:break-before="auto" style:use-optimal-row-height="false"/>
    </style:style>
    <style:style style:name="ro8"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style:style style:name="ce1" style:family="table-cell" style:parent-style-name="Default">
      <style:text-properties fo:font-weight="bold" style:font-weight-asian="bold" style:font-weight-complex="bold"/>
    </style:style>
    <style:style style:name="ce4" style:family="table-cell" style:parent-style-name="Default">
      <style:text-properties fo:font-weight="normal" style:font-weight-asian="normal" style:font-weight-complex="normal"/>
    </style:style>
    <style:style style:name="ce3" style:family="table-cell" style:parent-style-name="Default">
      <style:table-cell-properties fo:wrap-option="wrap"/>
      <style:text-properties fo:language="it" fo:country="IT" fo:font-weight="bold" style:font-weight-asian="bold" style:font-weight-complex="bold"/>
    </style:style>
    <style:style style:name="ce14" style:family="table-cell" style:parent-style-name="Default">
      <style:table-cell-properties fo:wrap-option="wrap"/>
      <style:text-properties fo:language="it" fo:country="IT" fo:font-weight="normal" style:font-weight-asian="normal" style:font-weight-complex="normal"/>
    </style:style>
    <style:style style:name="ce15" style:family="table-cell" style:parent-style-name="Default">
      <style:table-cell-properties fo:wrap-option="wrap"/>
      <style:text-properties fo:font-weight="normal" style:font-weight-asian="normal" style:font-weight-complex="normal"/>
    </style:style>
    <style:style style:name="ce12" style:family="table-cell" style:parent-style-name="Default">
      <style:table-cell-properties fo:wrap-option="wrap"/>
      <style:text-properties fo:font-weight="bold" style:font-weight-asian="bold" style:font-weight-complex="bold"/>
    </style:style>
    <style:style style:name="ce19" style:family="table-cell" style:parent-style-name="Default">
      <style:table-cell-properties fo:wrap-option="wrap"/>
      <style:text-properties fo:font-weight="normal" style:font-weight-asian="normal" style:font-weight-complex="normal"/>
      <style:map style:condition="cell-content()=0" style:apply-style-name="NotOk" style:base-cell-address="Translations.C2"/>
      <style:map style:condition="cell-content()!=0" style:apply-style-name="Ok" style:base-cell-address="Translations.C2"/>
    </style:style>
    <style:style style:name="ce20" style:family="table-cell" style:parent-style-name="Default">
      <style:table-cell-properties fo:wrap-option="wrap"/>
      <style:text-properties fo:language="it" fo:country="IT" fo:font-weight="normal" style:font-weight-asian="normal" style:font-weight-complex="normal"/>
      <style:map style:condition="cell-content()=0" style:apply-style-name="NotOk" style:base-cell-address="Translations.C2"/>
      <style:map style:condition="cell-content()!=0" style:apply-style-name="Ok" style:base-cell-address="Translations.C2"/>
    </style:style>
    <style:style style:name="ce13" style:family="table-cell" style:parent-style-name="Default">
      <style:table-cell-properties fo:wrap-option="wrap"/>
      <style:text-properties style:text-outline="false" style:text-line-through-style="none" style:text-line-through-type="none" style:font-name="Liberation Sans" fo:font-size="10pt" fo:language="it" fo:country="IT"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map style:condition="cell-content()=0" style:apply-style-name="NotOk" style:base-cell-address="Translations.C2"/>
      <style:map style:condition="cell-content()!=0" style:apply-style-name="Ok" style:base-cell-address="Translations.C2"/>
    </style:style>
    <style:style style:name="ce16" style:family="table-cell" style:parent-style-name="Default">
      <style:table-cell-properties fo:wrap-option="wrap"/>
      <style:map style:condition="cell-content()=0" style:apply-style-name="NotOk" style:base-cell-address="Translations.C2"/>
      <style:map style:condition="cell-content()!=0" style:apply-style-name="Ok" style:base-cell-address="Translations.C2"/>
    </style:style>
    <style:style style:name="ce21" style:family="table-cell" style:parent-style-name="Default">
      <style:map style:condition="cell-content()=0" style:apply-style-name="NotOk" style:base-cell-address="Translations.C2"/>
      <style:map style:condition="cell-content()!=0" style:apply-style-name="Ok" style:base-cell-address="Translations.C2"/>
    </style:style>
    <style:style style:name="ce28" style:family="table-cell" style:parent-style-name="Default">
      <style:table-cell-properties style:text-align-source="fix" style:repeat-content="false"/>
      <style:paragraph-properties fo:text-align="end" fo:margin-left="0in"/>
    </style:style>
    <style:style style:name="ce29" style:family="table-cell" style:parent-style-name="Default">
      <style:table-cell-properties style:text-align-source="fix" style:repeat-content="false"/>
      <style:paragraph-properties fo:text-align="end" fo:margin-left="0in"/>
      <style:text-properties fo:font-weight="bold" style:font-weight-asian="bold" style:font-weight-complex="bold"/>
    </style:style>
    <style:style style:name="ce25" style:family="table-cell" style:parent-style-name="Default" style:data-style-name="N1">
      <style:table-cell-properties style:text-align-source="fix" style:repeat-content="false"/>
      <style:paragraph-properties fo:text-align="start" fo:margin-left="0in"/>
    </style:style>
    <style:style style:name="ce26" style:family="table-cell" style:parent-style-name="Default" style:data-style-name="N1">
      <style:table-cell-properties style:text-align-source="fix" style:repeat-content="false"/>
      <style:paragraph-properties fo:text-align="start" fo:margin-left="0in"/>
      <style:text-properties fo:font-weight="bold" style:font-weight-asian="bold" style:font-weight-complex="bold"/>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it" fo:country="IT"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Translations" table:style-name="ta1">
        <office:forms form:automatic-focus="false" form:apply-design-mode="false"/>
        <table:table-column table:style-name="co1" table:default-cell-style-name="Default"/>
        <table:table-column table:style-name="co2" table:default-cell-style-name="Default"/>
        <table:table-column table:style-name="co3" table:default-cell-style-name="ce21"/>
        <table:table-row table:style-name="ro1">
          <table:table-cell table:style-name="ce1" office:value-type="string" calcext:value-type="string">
            <text:p>Key</text:p>
          </table:table-cell>
          <table:table-cell table:style-name="ce3" office:value-type="string" calcext:value-type="string">
            <text:p>Source</text:p>
          </table:table-cell>
          <table:table-cell table:style-name="ce12" office:value-type="string" calcext:value-type="string">
            <text:p>Target</text:p>
          </table:table-cell>
        </table:table-row>
        <table:table-row table:style-name="ro1">
          <table:table-cell table:style-name="ce4" office:value-type="string" calcext:value-type="string">
            <text:p>Lounge-lounge_loop-3b88261e</text:p>
          </table:table-cell>
          <table:table-cell table:style-name="ce14" office:value-type="string" calcext:value-type="string">
            <text:p>@moveToLounge</text:p>
          </table:table-cell>
          <table:table-cell table:style-name="ce19" office:value-type="string" calcext:value-type="string">
            <text:p>@moveToLounge</text:p>
          </table:table-cell>
        </table:table-row>
        <table:table-row table:style-name="ro1">
          <table:table-cell table:style-name="ce4" office:value-type="string" calcext:value-type="string">
            <text:p>Lounge-lounge_loop-143ed93f</text:p>
          </table:table-cell>
          <table:table-cell table:style-name="ce14" office:value-type="string" calcext:value-type="string">
            <text:p>BeBe</text:p>
          </table:table-cell>
          <table:table-cell table:style-name="ce19" office:value-type="string" calcext:value-type="string">
            <text:p>BeBe</text:p>
          </table:table-cell>
        </table:table-row>
        <table:table-row table:style-name="ro1">
          <table:table-cell table:style-name="ce4" office:value-type="string" calcext:value-type="string">
            <text:p>Lounge-lounge_loop-7e20e611</text:p>
          </table:table-cell>
          <table:table-cell table:style-name="ce14" office:value-type="string" calcext:value-type="string">
            <text:p>@moveToDialogue character:</text:p>
          </table:table-cell>
          <table:table-cell table:style-name="ce19" office:value-type="string" calcext:value-type="string">
            <text:p>@moveToDialogue character:</text:p>
          </table:table-cell>
        </table:table-row>
        <table:table-row table:style-name="ro1">
          <table:table-cell table:style-name="ce4" office:value-type="string" calcext:value-type="string">
            <text:p>Lounge-lounge_loop-52c00a44</text:p>
          </table:table-cell>
          <table:table-cell table:style-name="ce14" office:value-type="string" calcext:value-type="string">
            <text:p>UgoEMimi</text:p>
          </table:table-cell>
          <table:table-cell table:style-name="ce19" office:value-type="string" calcext:value-type="string">
            <text:p>UgoEMimi</text:p>
          </table:table-cell>
        </table:table-row>
        <table:table-row table:style-name="ro1">
          <table:table-cell table:style-name="ce4" office:value-type="string" calcext:value-type="string">
            <text:p>Lounge-lounge_loop-0587269e</text:p>
          </table:table-cell>
          <table:table-cell table:style-name="ce14" office:value-type="string" calcext:value-type="string">
            <text:p>Piiiietro</text:p>
          </table:table-cell>
          <table:table-cell table:style-name="ce19" office:value-type="string" calcext:value-type="string">
            <text:p>Piiiietro</text:p>
          </table:table-cell>
        </table:table-row>
        <table:table-row table:style-name="ro1">
          <table:table-cell table:style-name="ce4" office:value-type="string" calcext:value-type="string">
            <text:p>Lounge-lounge_loop-99714fd6</text:p>
          </table:table-cell>
          <table:table-cell table:style-name="ce14" office:value-type="string" calcext:value-type="string">
            <text:p>Quello</text:p>
          </table:table-cell>
          <table:table-cell table:style-name="ce19" office:value-type="string" calcext:value-type="string">
            <text:p>Quello</text:p>
          </table:table-cell>
        </table:table-row>
        <table:table-row table:style-name="ro1">
          <table:table-cell table:style-name="ce4" office:value-type="string" calcext:value-type="string">
            <text:p>Lounge-lounge_loop-bda4d256</text:p>
          </table:table-cell>
          <table:table-cell table:style-name="ce14" office:value-type="string" calcext:value-type="string">
            <text:p>ilDivo</text:p>
          </table:table-cell>
          <table:table-cell table:style-name="ce19" office:value-type="string" calcext:value-type="string">
            <text:p>ilDivo</text:p>
          </table:table-cell>
        </table:table-row>
        <table:table-row table:style-name="ro1">
          <table:table-cell table:style-name="ce4" office:value-type="string" calcext:value-type="string">
            <text:p>Lounge-moveToLounge-c5d09607</text:p>
          </table:table-cell>
          <table:table-cell table:style-name="ce14" office:value-type="string" calcext:value-type="string">
            <text:p>[[[move to lounge]]]</text:p>
          </table:table-cell>
          <table:table-cell table:style-name="ce19" office:value-type="string" calcext:value-type="string">
            <text:p>[[[move to lounge]]]</text:p>
          </table:table-cell>
        </table:table-row>
        <table:table-row table:style-name="ro1">
          <table:table-cell table:style-name="ce4" office:value-type="string" calcext:value-type="string">
            <text:p>BuiltIn-get_list_with_commas-e7153808</text:p>
          </table:table-cell>
          <table:table-cell table:style-name="ce14" office:value-type="string" calcext:value-type="string">
            <text:p>,</text:p>
          </table:table-cell>
          <table:table-cell table:style-name="ce19" office:value-type="string" calcext:value-type="string">
            <text:p>,</text:p>
          </table:table-cell>
        </table:table-row>
        <table:table-row table:style-name="ro1">
          <table:table-cell table:style-name="ce4" office:value-type="string" calcext:value-type="string">
            <text:p>IngredientsDatabase-getIngredientData-55f442d3</text:p>
          </table:table-cell>
          <table:table-cell table:style-name="ce14" office:value-type="string" calcext:value-type="string">
            <text:p>uova</text:p>
          </table:table-cell>
          <table:table-cell table:style-name="ce19" office:value-type="string" calcext:value-type="string">
            <text:p>eggs</text:p>
          </table:table-cell>
        </table:table-row>
        <table:table-row table:style-name="ro1">
          <table:table-cell table:style-name="ce4" office:value-type="string" calcext:value-type="string">
            <text:p>IngredientsDatabase-getIngredientData-917c2e95</text:p>
          </table:table-cell>
          <table:table-cell table:style-name="ce14" office:value-type="string" calcext:value-type="string">
            <text:p>pentola</text:p>
          </table:table-cell>
          <table:table-cell table:style-name="ce19" office:value-type="string" calcext:value-type="string">
            <text:p>pot</text:p>
          </table:table-cell>
        </table:table-row>
        <table:table-row table:style-name="ro1">
          <table:table-cell table:style-name="ce4" office:value-type="string" calcext:value-type="string">
            <text:p>IngredientsDatabase-getIngredientData-f9c64334</text:p>
          </table:table-cell>
          <table:table-cell table:style-name="ce14" office:value-type="string" calcext:value-type="string">
            <text:p>noce moscata</text:p>
          </table:table-cell>
          <table:table-cell table:style-name="ce19" office:value-type="string" calcext:value-type="string">
            <text:p>nutmeg</text:p>
          </table:table-cell>
        </table:table-row>
        <table:table-row table:style-name="ro1">
          <table:table-cell table:style-name="ce4" office:value-type="string" calcext:value-type="string">
            <text:p>IngredientsDatabase-getIngredientData-228dd4ca</text:p>
          </table:table-cell>
          <table:table-cell table:style-name="ce14" office:value-type="string" calcext:value-type="string">
            <text:p>farina</text:p>
          </table:table-cell>
          <table:table-cell table:style-name="ce19" office:value-type="string" calcext:value-type="string">
            <text:p>flour</text:p>
          </table:table-cell>
        </table:table-row>
        <table:table-row table:style-name="ro1">
          <table:table-cell table:style-name="ce4" office:value-type="string" calcext:value-type="string">
            <text:p>IngredientsDatabase-getIngredientData-22942b7c</text:p>
          </table:table-cell>
          <table:table-cell table:style-name="ce14" office:value-type="string" calcext:value-type="string">
            <text:p>saltare</text:p>
          </table:table-cell>
          <table:table-cell table:style-name="ce19" office:value-type="string" calcext:value-type="string">
            <text:p>stir-fry</text:p>
          </table:table-cell>
        </table:table-row>
        <table:table-row table:style-name="ro1">
          <table:table-cell table:style-name="ce4" office:value-type="string" calcext:value-type="string">
            <text:p>IngredientsDatabase-getIngredientData-45e683c4</text:p>
          </table:table-cell>
          <table:table-cell table:style-name="ce14" office:value-type="string" calcext:value-type="string">
            <text:p>sciogliere</text:p>
          </table:table-cell>
          <table:table-cell table:style-name="ce19" office:value-type="string" calcext:value-type="string">
            <text:p>melt</text:p>
          </table:table-cell>
        </table:table-row>
        <table:table-row table:style-name="ro1">
          <table:table-cell table:style-name="ce4" office:value-type="string" calcext:value-type="string">
            <text:p>IngredientsDatabase-getIngredientData-b8dd15d1</text:p>
          </table:table-cell>
          <table:table-cell table:style-name="ce14" office:value-type="string" calcext:value-type="string">
            <text:p>lievitare</text:p>
          </table:table-cell>
          <table:table-cell table:style-name="ce19" office:value-type="string" calcext:value-type="string">
            <text:p>rise</text:p>
          </table:table-cell>
        </table:table-row>
        <table:table-row table:style-name="ro1">
          <table:table-cell table:style-name="ce4" office:value-type="string" calcext:value-type="string">
            <text:p>IngredientsDatabase-getIngredientData-d9749b19</text:p>
          </table:table-cell>
          <table:table-cell table:style-name="ce14" office:value-type="string" calcext:value-type="string">
            <text:p>sale</text:p>
          </table:table-cell>
          <table:table-cell table:style-name="ce19" office:value-type="string" calcext:value-type="string">
            <text:p>salt</text:p>
          </table:table-cell>
        </table:table-row>
        <table:table-row table:style-name="ro1">
          <table:table-cell table:style-name="ce4" office:value-type="string" calcext:value-type="string">
            <text:p>IngredientsDatabase-getIngredientData-26cfe7dd</text:p>
          </table:table-cell>
          <table:table-cell table:style-name="ce14" office:value-type="string" calcext:value-type="string">
            <text:p>cipolla</text:p>
          </table:table-cell>
          <table:table-cell table:style-name="ce19" office:value-type="string" calcext:value-type="string">
            <text:p>onion</text:p>
          </table:table-cell>
        </table:table-row>
        <table:table-row table:style-name="ro1">
          <table:table-cell table:style-name="ce4" office:value-type="string" calcext:value-type="string">
            <text:p>IngredientsDatabase-getIngredientData-ad73ed2a</text:p>
          </table:table-cell>
          <table:table-cell table:style-name="ce14" office:value-type="string" calcext:value-type="string">
            <text:p>affettare</text:p>
          </table:table-cell>
          <table:table-cell table:style-name="ce19" office:value-type="string" calcext:value-type="string">
            <text:p>slice</text:p>
          </table:table-cell>
        </table:table-row>
        <table:table-row table:style-name="ro1">
          <table:table-cell table:style-name="ce4" office:value-type="string" calcext:value-type="string">
            <text:p>IngredientsDatabase-getIngredientData-531c9346</text:p>
          </table:table-cell>
          <table:table-cell table:style-name="ce14" office:value-type="string" calcext:value-type="string">
            <text:p>tonno in scatola</text:p>
          </table:table-cell>
          <table:table-cell table:style-name="ce19" office:value-type="string" calcext:value-type="string">
            <text:p>canned tuna</text:p>
          </table:table-cell>
        </table:table-row>
        <table:table-row table:style-name="ro1">
          <table:table-cell table:style-name="ce4" office:value-type="string" calcext:value-type="string">
            <text:p>IngredientsDatabase-getIngredientData-f1d4f253</text:p>
          </table:table-cell>
          <table:table-cell table:style-name="ce14" office:value-type="string" calcext:value-type="string">
            <text:p>mescolare</text:p>
          </table:table-cell>
          <table:table-cell table:style-name="ce19" office:value-type="string" calcext:value-type="string">
            <text:p>stir</text:p>
          </table:table-cell>
        </table:table-row>
        <table:table-row table:style-name="ro1">
          <table:table-cell table:style-name="ce4" office:value-type="string" calcext:value-type="string">
            <text:p>IngredientsDatabase-getIngredientData-6ecc4fe9</text:p>
          </table:table-cell>
          <table:table-cell table:style-name="ce14" office:value-type="string" calcext:value-type="string">
            <text:p>burro</text:p>
          </table:table-cell>
          <table:table-cell table:style-name="ce19" office:value-type="string" calcext:value-type="string">
            <text:p>butter</text:p>
          </table:table-cell>
        </table:table-row>
        <table:table-row table:style-name="ro1">
          <table:table-cell table:style-name="ce4" office:value-type="string" calcext:value-type="string">
            <text:p>IngredientsDatabase-getIngredientData-697b1206</text:p>
          </table:table-cell>
          <table:table-cell table:style-name="ce14" office:value-type="string" calcext:value-type="string">
            <text:p>montare</text:p>
          </table:table-cell>
          <table:table-cell table:style-name="ce19" office:value-type="string" calcext:value-type="string">
            <text:p>whip</text:p>
          </table:table-cell>
        </table:table-row>
        <table:table-row table:style-name="ro1">
          <table:table-cell table:style-name="ce4" office:value-type="string" calcext:value-type="string">
            <text:p>IngredientsDatabase-getIngredientData-c0ae82c7</text:p>
          </table:table-cell>
          <table:table-cell table:style-name="ce14" office:value-type="string" calcext:value-type="string">
            <text:p>zafferano</text:p>
          </table:table-cell>
          <table:table-cell table:style-name="ce19" office:value-type="string" calcext:value-type="string">
            <text:p>saffron</text:p>
          </table:table-cell>
        </table:table-row>
        <table:table-row table:style-name="ro1">
          <table:table-cell table:style-name="ce4" office:value-type="string" calcext:value-type="string">
            <text:p>IngredientsDatabase-getIngredientData-c96e431a</text:p>
          </table:table-cell>
          <table:table-cell table:style-name="ce14" office:value-type="string" calcext:value-type="string">
            <text:p>mantecare</text:p>
          </table:table-cell>
          <table:table-cell table:style-name="ce19" office:value-type="string" calcext:value-type="string">
            <text:p>saute</text:p>
          </table:table-cell>
        </table:table-row>
        <table:table-row table:style-name="ro1">
          <table:table-cell table:style-name="ce4" office:value-type="string" calcext:value-type="string">
            <text:p>IngredientsDatabase-getIngredientData-8b26ae4f</text:p>
          </table:table-cell>
          <table:table-cell table:style-name="ce14" office:value-type="string" calcext:value-type="string">
            <text:p>braciola</text:p>
          </table:table-cell>
          <table:table-cell table:style-name="ce19" office:value-type="string" calcext:value-type="string">
            <text:p>pork chop</text:p>
          </table:table-cell>
        </table:table-row>
        <table:table-row table:style-name="ro1">
          <table:table-cell table:style-name="ce4" office:value-type="string" calcext:value-type="string">
            <text:p>IngredientsDatabase-getIngredientData-f634c118</text:p>
          </table:table-cell>
          <table:table-cell table:style-name="ce14" office:value-type="string" calcext:value-type="string">
            <text:p>arrosticino</text:p>
          </table:table-cell>
          <table:table-cell table:style-name="ce19" office:value-type="string" calcext:value-type="string">
            <text:p>lamb skewer</text:p>
          </table:table-cell>
        </table:table-row>
        <table:table-row table:style-name="ro1">
          <table:table-cell table:style-name="ce4" office:value-type="string" calcext:value-type="string">
            <text:p>IngredientsDatabase-getIngredientData-0a9be3f2</text:p>
          </table:table-cell>
          <table:table-cell table:style-name="ce14" office:value-type="string" calcext:value-type="string">
            <text:p>costina</text:p>
          </table:table-cell>
          <table:table-cell table:style-name="ce19" office:value-type="string" calcext:value-type="string">
            <text:p>pork rib</text:p>
          </table:table-cell>
        </table:table-row>
        <table:table-row table:style-name="ro1">
          <table:table-cell table:style-name="ce4" office:value-type="string" calcext:value-type="string">
            <text:p>IngredientsDatabase-getIngredientData-277a41a6</text:p>
          </table:table-cell>
          <table:table-cell table:style-name="ce14" office:value-type="string" calcext:value-type="string">
            <text:p>osso</text:p>
          </table:table-cell>
          <table:table-cell table:style-name="ce19" office:value-type="string" calcext:value-type="string">
            <text:p>bone</text:p>
          </table:table-cell>
        </table:table-row>
        <table:table-row table:style-name="ro1">
          <table:table-cell table:style-name="ce4" office:value-type="string" calcext:value-type="string">
            <text:p>IngredientsDatabase-getIngredientData-5df61072</text:p>
          </table:table-cell>
          <table:table-cell table:style-name="ce14" office:value-type="string" calcext:value-type="string">
            <text:p>grigliare</text:p>
          </table:table-cell>
          <table:table-cell table:style-name="ce19" office:value-type="string" calcext:value-type="string">
            <text:p>grill</text:p>
          </table:table-cell>
        </table:table-row>
        <table:table-row table:style-name="ro1">
          <table:table-cell table:style-name="ce4" office:value-type="string" calcext:value-type="string">
            <text:p>IngredientsDatabase-getIngredientData-75b36cec</text:p>
          </table:table-cell>
          <table:table-cell table:style-name="ce14" office:value-type="string" calcext:value-type="string">
            <text:p>crocchette</text:p>
          </table:table-cell>
          <table:table-cell table:style-name="ce19" office:value-type="string" calcext:value-type="string">
            <text:p>kibbles</text:p>
          </table:table-cell>
        </table:table-row>
        <table:table-row table:style-name="ro1">
          <table:table-cell table:style-name="ce4" office:value-type="string" calcext:value-type="string">
            <text:p>IngredientsDatabase-getIngredientData-c3398dff</text:p>
          </table:table-cell>
          <table:table-cell table:style-name="ce14" office:value-type="string" calcext:value-type="string">
            <text:p>versare</text:p>
          </table:table-cell>
          <table:table-cell table:style-name="ce19" office:value-type="string" calcext:value-type="string">
            <text:p>pour</text:p>
          </table:table-cell>
        </table:table-row>
        <table:table-row table:style-name="ro1">
          <table:table-cell table:style-name="ce4" office:value-type="string" calcext:value-type="string">
            <text:p>IngredientsDatabase-getIngredientData-8501e70e</text:p>
          </table:table-cell>
          <table:table-cell table:style-name="ce14" office:value-type="string" calcext:value-type="string">
            <text:p>riempire</text:p>
          </table:table-cell>
          <table:table-cell table:style-name="ce19" office:value-type="string" calcext:value-type="string">
            <text:p>fill</text:p>
          </table:table-cell>
        </table:table-row>
        <table:table-row table:style-name="ro1">
          <table:table-cell table:style-name="ce4" office:value-type="string" calcext:value-type="string">
            <text:p>IngredientsDatabase-getIngredientData-0cd625ea</text:p>
          </table:table-cell>
          <table:table-cell table:style-name="ce14" office:value-type="string" calcext:value-type="string">
            <text:p>formaggio</text:p>
          </table:table-cell>
          <table:table-cell table:style-name="ce19" office:value-type="string" calcext:value-type="string">
            <text:p>cheese</text:p>
          </table:table-cell>
        </table:table-row>
        <table:table-row table:style-name="ro1">
          <table:table-cell table:style-name="ce4" office:value-type="string" calcext:value-type="string">
            <text:p>IngredientsDatabase-getIngredientData-2a15b2ae</text:p>
          </table:table-cell>
          <table:table-cell table:style-name="ce14" office:value-type="string" calcext:value-type="string">
            <text:p>fondere</text:p>
          </table:table-cell>
          <table:table-cell table:style-name="ce19" office:value-type="string" calcext:value-type="string">
            <text:p>melt</text:p>
          </table:table-cell>
        </table:table-row>
        <table:table-row table:style-name="ro1">
          <table:table-cell table:style-name="ce4" office:value-type="string" calcext:value-type="string">
            <text:p>IngredientsDatabase-getIngredientData-65ea772d</text:p>
          </table:table-cell>
          <table:table-cell table:style-name="ce14" office:value-type="string" calcext:value-type="string">
            <text:p>coccole</text:p>
          </table:table-cell>
          <table:table-cell table:style-name="ce19" office:value-type="string" calcext:value-type="string">
            <text:p>cuddles</text:p>
          </table:table-cell>
        </table:table-row>
        <table:table-row table:style-name="ro1">
          <table:table-cell table:style-name="ce4" office:value-type="string" calcext:value-type="string">
            <text:p>IngredientsDatabase-getIngredientData-a039f6f4</text:p>
          </table:table-cell>
          <table:table-cell table:style-name="ce14" office:value-type="string" calcext:value-type="string">
            <text:p>brandina</text:p>
          </table:table-cell>
          <table:table-cell table:style-name="ce19" office:value-type="string" calcext:value-type="string">
            <text:p>cot</text:p>
          </table:table-cell>
        </table:table-row>
        <table:table-row table:style-name="ro1">
          <table:table-cell table:style-name="ce4" office:value-type="string" calcext:value-type="string">
            <text:p>IngredientsDatabase-getIngredientData-c7861355</text:p>
          </table:table-cell>
          <table:table-cell table:style-name="ce14" office:value-type="string" calcext:value-type="string">
            <text:p>cuccia</text:p>
          </table:table-cell>
          <table:table-cell table:style-name="ce19" office:value-type="string" calcext:value-type="string">
            <text:p>kennel</text:p>
          </table:table-cell>
        </table:table-row>
        <table:table-row table:style-name="ro1">
          <table:table-cell table:style-name="ce4" office:value-type="string" calcext:value-type="string">
            <text:p>IngredientsDatabase-getIngredientData-9e04e7e5</text:p>
          </table:table-cell>
          <table:table-cell table:style-name="ce14" office:value-type="string" calcext:value-type="string">
            <text:p>sgranocchiare</text:p>
          </table:table-cell>
          <table:table-cell table:style-name="ce19" office:value-type="string" calcext:value-type="string">
            <text:p>crunch</text:p>
          </table:table-cell>
        </table:table-row>
        <table:table-row table:style-name="ro1">
          <table:table-cell table:style-name="ce4" office:value-type="string" calcext:value-type="string">
            <text:p>IngredientsDatabase-getIngredientData-3083e32c</text:p>
          </table:table-cell>
          <table:table-cell table:style-name="ce14" office:value-type="string" calcext:value-type="string">
            <text:p>fidarsi</text:p>
          </table:table-cell>
          <table:table-cell table:style-name="ce19" office:value-type="string" calcext:value-type="string">
            <text:p>trust</text:p>
          </table:table-cell>
        </table:table-row>
        <table:table-row table:style-name="ro1">
          <table:table-cell table:style-name="ce4" office:value-type="string" calcext:value-type="string">
            <text:p>IngredientsDatabase-getIngredientData-eb989ec4</text:p>
          </table:table-cell>
          <table:table-cell table:style-name="ce14" office:value-type="string" calcext:value-type="string">
            <text:p>il barattolo dello Yogurt</text:p>
          </table:table-cell>
          <table:table-cell table:style-name="ce19" office:value-type="string" calcext:value-type="string">
            <text:p>yogurt pot</text:p>
          </table:table-cell>
        </table:table-row>
        <table:table-row table:style-name="ro1">
          <table:table-cell table:style-name="ce4" office:value-type="string" calcext:value-type="string">
            <text:p>IngredientsDatabase-getIngredientData-21f0c046</text:p>
          </table:table-cell>
          <table:table-cell table:style-name="ce14" office:value-type="string" calcext:value-type="string">
            <text:p>pettorina</text:p>
          </table:table-cell>
          <table:table-cell table:style-name="ce19" office:value-type="string" calcext:value-type="string">
            <text:p>harness</text:p>
          </table:table-cell>
        </table:table-row>
        <table:table-row table:style-name="ro1">
          <table:table-cell table:style-name="ce4" office:value-type="string" calcext:value-type="string">
            <text:p>IngredientsDatabase-getIngredientData-c3e91b50</text:p>
          </table:table-cell>
          <table:table-cell table:style-name="ce14" office:value-type="string" calcext:value-type="string">
            <text:p>trasportino</text:p>
          </table:table-cell>
          <table:table-cell table:style-name="ce19" office:value-type="string" calcext:value-type="string">
            <text:p>pet carrier</text:p>
          </table:table-cell>
        </table:table-row>
        <table:table-row table:style-name="ro1">
          <table:table-cell table:style-name="ce4" office:value-type="string" calcext:value-type="string">
            <text:p>IngredientsDatabase-getIngredientData-59e80c97</text:p>
          </table:table-cell>
          <table:table-cell table:style-name="ce14" office:value-type="string" calcext:value-type="string">
            <text:p>veterinario</text:p>
          </table:table-cell>
          <table:table-cell table:style-name="ce19" office:value-type="string" calcext:value-type="string">
            <text:p>veterinarian</text:p>
          </table:table-cell>
        </table:table-row>
        <table:table-row table:style-name="ro1">
          <table:table-cell table:style-name="ce4" office:value-type="string" calcext:value-type="string">
            <text:p>IngredientsDatabase-getIngredientData-f1b0d53e</text:p>
          </table:table-cell>
          <table:table-cell table:style-name="ce14" office:value-type="string" calcext:value-type="string">
            <text:p>automobile</text:p>
          </table:table-cell>
          <table:table-cell table:style-name="ce19" office:value-type="string" calcext:value-type="string">
            <text:p>car</text:p>
          </table:table-cell>
        </table:table-row>
        <table:table-row table:style-name="ro1">
          <table:table-cell table:style-name="ce4" office:value-type="string" calcext:value-type="string">
            <text:p>IngredientsDatabase-getIngredientData-1412928d</text:p>
          </table:table-cell>
          <table:table-cell table:style-name="ce14" office:value-type="string" calcext:value-type="string">
            <text:p>viaggiare</text:p>
          </table:table-cell>
          <table:table-cell table:style-name="ce19" office:value-type="string" calcext:value-type="string">
            <text:p>travel</text:p>
          </table:table-cell>
        </table:table-row>
        <table:table-row table:style-name="ro1">
          <table:table-cell table:style-name="ce4" office:value-type="string" calcext:value-type="string">
            <text:p>IngredientsDatabase-getIngredientData-4c1b3819</text:p>
          </table:table-cell>
          <table:table-cell table:style-name="ce14" office:value-type="string" calcext:value-type="string">
            <text:p>inconscio</text:p>
          </table:table-cell>
          <table:table-cell table:style-name="ce19" office:value-type="string" calcext:value-type="string">
            <text:p>subconscious</text:p>
          </table:table-cell>
        </table:table-row>
        <table:table-row table:style-name="ro1">
          <table:table-cell table:style-name="ce4" office:value-type="string" calcext:value-type="string">
            <text:p>IngredientsDatabase-getIngredientData-d7ca355d</text:p>
          </table:table-cell>
          <table:table-cell table:style-name="ce14" office:value-type="string" calcext:value-type="string">
            <text:p>correre nei sogni</text:p>
          </table:table-cell>
          <table:table-cell table:style-name="ce19" office:value-type="string" calcext:value-type="string">
            <text:p>run in dreams</text:p>
          </table:table-cell>
        </table:table-row>
        <table:table-row table:style-name="ro1">
          <table:table-cell table:style-name="ce4" office:value-type="string" calcext:value-type="string">
            <text:p>IngredientsDatabase-getIngredientData-04b119e5</text:p>
          </table:table-cell>
          <table:table-cell table:style-name="ce14" office:value-type="string" calcext:value-type="string">
            <text:p>coccolare</text:p>
          </table:table-cell>
          <table:table-cell table:style-name="ce19" office:value-type="string" calcext:value-type="string">
            <text:p>cuddle</text:p>
          </table:table-cell>
        </table:table-row>
        <table:table-row table:style-name="ro1">
          <table:table-cell table:style-name="ce4" office:value-type="string" calcext:value-type="string">
            <text:p>IngredientsDatabase-getIngredientData-00615d1e</text:p>
          </table:table-cell>
          <table:table-cell table:style-name="ce14" office:value-type="string" calcext:value-type="string">
            <text:p>carezzare</text:p>
          </table:table-cell>
          <table:table-cell table:style-name="ce19" office:value-type="string" calcext:value-type="string">
            <text:p>pet</text:p>
          </table:table-cell>
        </table:table-row>
        <table:table-row table:style-name="ro1">
          <table:table-cell table:style-name="ce4" office:value-type="string" calcext:value-type="string">
            <text:p>IngredientsDatabase-getIngredientData-bbdc09d0</text:p>
          </table:table-cell>
          <table:table-cell table:style-name="ce14" office:value-type="string" calcext:value-type="string">
            <text:p>pettare</text:p>
          </table:table-cell>
          <table:table-cell table:style-name="ce19" office:value-type="string" calcext:value-type="string">
            <text:p>fondle</text:p>
          </table:table-cell>
        </table:table-row>
        <table:table-row table:style-name="ro1">
          <table:table-cell table:style-name="ce4" office:value-type="string" calcext:value-type="string">
            <text:p>IngredientsDatabase-getIngredientData-9b22fbdb</text:p>
          </table:table-cell>
          <table:table-cell table:style-name="ce14" office:value-type="string" calcext:value-type="string">
            <text:p>grattare</text:p>
          </table:table-cell>
          <table:table-cell table:style-name="ce19" office:value-type="string" calcext:value-type="string">
            <text:p>scratch</text:p>
          </table:table-cell>
        </table:table-row>
        <table:table-row table:style-name="ro1">
          <table:table-cell table:style-name="ce4" office:value-type="string" calcext:value-type="string">
            <text:p>IngredientsDatabase-getIngredientData-6317e1d0</text:p>
          </table:table-cell>
          <table:table-cell table:style-name="ce14" office:value-type="string" calcext:value-type="string">
            <text:p>dormire assieme</text:p>
          </table:table-cell>
          <table:table-cell table:style-name="ce19" office:value-type="string" calcext:value-type="string">
            <text:p>sleep together</text:p>
          </table:table-cell>
        </table:table-row>
        <table:table-row table:style-name="ro1">
          <table:table-cell table:style-name="ce4" office:value-type="string" calcext:value-type="string">
            <text:p>IngredientsDatabase-getIngredientData-37500a3d</text:p>
          </table:table-cell>
          <table:table-cell table:style-name="ce14" office:value-type="string" calcext:value-type="string">
            <text:p>protezione</text:p>
          </table:table-cell>
          <table:table-cell table:style-name="ce19" office:value-type="string" calcext:value-type="string">
            <text:p>protection</text:p>
          </table:table-cell>
        </table:table-row>
        <table:table-row table:style-name="ro1">
          <table:table-cell table:style-name="ce4" office:value-type="string" calcext:value-type="string">
            <text:p>IngredientsDatabase-getIngredientData-5d31aff2</text:p>
          </table:table-cell>
          <table:table-cell table:style-name="ce14" office:value-type="string" calcext:value-type="string">
            <text:p>niente gatti!</text:p>
          </table:table-cell>
          <table:table-cell table:style-name="ce19" office:value-type="string" calcext:value-type="string">
            <text:p>no cats allowed!</text:p>
          </table:table-cell>
        </table:table-row>
        <table:table-row table:style-name="ro1">
          <table:table-cell table:style-name="ce4" office:value-type="string" calcext:value-type="string">
            <text:p>IngredientsDatabase-getIngredientData-ff23828f</text:p>
          </table:table-cell>
          <table:table-cell table:style-name="ce14" office:value-type="string" calcext:value-type="string">
            <text:p>vol-au-vent</text:p>
          </table:table-cell>
          <table:table-cell table:style-name="ce19" office:value-type="string" calcext:value-type="string">
            <text:p>vol-au-vent</text:p>
          </table:table-cell>
        </table:table-row>
        <table:table-row table:style-name="ro1">
          <table:table-cell table:style-name="ce4" office:value-type="string" calcext:value-type="string">
            <text:p>IngredientsDatabase-getIngredientData-858d4979</text:p>
          </table:table-cell>
          <table:table-cell table:style-name="ce14" office:value-type="string" calcext:value-type="string">
            <text:p>Skyrim</text:p>
          </table:table-cell>
          <table:table-cell table:style-name="ce19" office:value-type="string" calcext:value-type="string">
            <text:p>Skyrim</text:p>
          </table:table-cell>
        </table:table-row>
        <table:table-row table:style-name="ro1">
          <table:table-cell table:style-name="ce4" office:value-type="string" calcext:value-type="string">
            <text:p>IngredientsDatabase-getIngredientData-a1d4a4f7</text:p>
          </table:table-cell>
          <table:table-cell table:style-name="ce14" office:value-type="string" calcext:value-type="string">
            <text:p>blocchi di erba</text:p>
          </table:table-cell>
          <table:table-cell table:style-name="ce19" office:value-type="string" calcext:value-type="string">
            <text:p>grass blocks</text:p>
          </table:table-cell>
        </table:table-row>
        <table:table-row table:style-name="ro1">
          <table:table-cell table:style-name="ce4" office:value-type="string" calcext:value-type="string">
            <text:p>IngredientsDatabase-getIngredientData-911d6119</text:p>
          </table:table-cell>
          <table:table-cell table:style-name="ce14" office:value-type="string" calcext:value-type="string">
            <text:p>uova di pecora</text:p>
          </table:table-cell>
          <table:table-cell table:style-name="ce19" office:value-type="string" calcext:value-type="string">
            <text:p>sheep eggs</text:p>
          </table:table-cell>
        </table:table-row>
        <table:table-row table:style-name="ro1">
          <table:table-cell table:style-name="ce4" office:value-type="string" calcext:value-type="string">
            <text:p>IngredientsDatabase-getIngredientData-e30bb924</text:p>
          </table:table-cell>
          <table:table-cell table:style-name="ce14" office:value-type="string" calcext:value-type="string">
            <text:p>scolare</text:p>
          </table:table-cell>
          <table:table-cell table:style-name="ce19" office:value-type="string" calcext:value-type="string">
            <text:p>drain</text:p>
          </table:table-cell>
        </table:table-row>
        <table:table-row table:style-name="ro1">
          <table:table-cell table:style-name="ce4" office:value-type="string" calcext:value-type="string">
            <text:p>IngredientsDatabase-getIngredientData-5f2fcba0</text:p>
          </table:table-cell>
          <table:table-cell table:style-name="ce14" office:value-type="string" calcext:value-type="string">
            <text:p>lacrime</text:p>
          </table:table-cell>
          <table:table-cell table:style-name="ce19" office:value-type="string" calcext:value-type="string">
            <text:p>tears</text:p>
          </table:table-cell>
        </table:table-row>
        <table:table-row table:style-name="ro1">
          <table:table-cell table:style-name="ce4" office:value-type="string" calcext:value-type="string">
            <text:p>IngredientsDatabase-getIngredientData-e89ee8e0</text:p>
          </table:table-cell>
          <table:table-cell table:style-name="ce14" office:value-type="string" calcext:value-type="string">
            <text:p>cacao amaro</text:p>
          </table:table-cell>
          <table:table-cell table:style-name="ce19" office:value-type="string" calcext:value-type="string">
            <text:p>bitter cocoa</text:p>
          </table:table-cell>
        </table:table-row>
        <table:table-row table:style-name="ro1">
          <table:table-cell table:style-name="ce4" office:value-type="string" calcext:value-type="string">
            <text:p>IngredientsDatabase-getIngredientData-06e9a2ef</text:p>
          </table:table-cell>
          <table:table-cell table:style-name="ce14" office:value-type="string" calcext:value-type="string">
            <text:p>specchiarsi</text:p>
          </table:table-cell>
          <table:table-cell table:style-name="ce19" office:value-type="string" calcext:value-type="string">
            <text:p>look in the mirror</text:p>
          </table:table-cell>
        </table:table-row>
        <table:table-row table:style-name="ro1">
          <table:table-cell table:style-name="ce4" office:value-type="string" calcext:value-type="string">
            <text:p>IngredientsDatabase-getIngredientData-aefa329f</text:p>
          </table:table-cell>
          <table:table-cell table:style-name="ce14" office:value-type="string" calcext:value-type="string">
            <text:p>scottare</text:p>
          </table:table-cell>
          <table:table-cell table:style-name="ce19" office:value-type="string" calcext:value-type="string">
            <text:p>sear</text:p>
          </table:table-cell>
        </table:table-row>
        <table:table-row table:style-name="ro1">
          <table:table-cell table:style-name="ce4" office:value-type="string" calcext:value-type="string">
            <text:p>IngredientsDatabase-getIngredientData-768edf40</text:p>
          </table:table-cell>
          <table:table-cell table:style-name="ce14" office:value-type="string" calcext:value-type="string">
            <text:p>i VERI videogiochi</text:p>
          </table:table-cell>
          <table:table-cell table:style-name="ce19" office:value-type="string" calcext:value-type="string">
            <text:p>the REAL video games</text:p>
          </table:table-cell>
        </table:table-row>
        <table:table-row table:style-name="ro1">
          <table:table-cell table:style-name="ce4" office:value-type="string" calcext:value-type="string">
            <text:p>IngredientsDatabase-getIngredientData-e240a853</text:p>
          </table:table-cell>
          <table:table-cell table:style-name="ce14" office:value-type="string" calcext:value-type="string">
            <text:p>canapé</text:p>
          </table:table-cell>
          <table:table-cell table:style-name="ce19" office:value-type="string" calcext:value-type="string">
            <text:p>canapé</text:p>
          </table:table-cell>
        </table:table-row>
        <table:table-row table:style-name="ro1">
          <table:table-cell table:style-name="ce4" office:value-type="string" calcext:value-type="string">
            <text:p>IngredientsDatabase-getIngredientData-68478267</text:p>
          </table:table-cell>
          <table:table-cell table:style-name="ce14" office:value-type="string" calcext:value-type="string">
            <text:p>mungere</text:p>
          </table:table-cell>
          <table:table-cell table:style-name="ce19" office:value-type="string" calcext:value-type="string">
            <text:p>milk</text:p>
          </table:table-cell>
        </table:table-row>
        <table:table-row table:style-name="ro1">
          <table:table-cell table:style-name="ce4" office:value-type="string" calcext:value-type="string">
            <text:p>IngredientsDatabase-getIngredientData-20195430</text:p>
          </table:table-cell>
          <table:table-cell table:style-name="ce14" office:value-type="string" calcext:value-type="string">
            <text:p>cardare</text:p>
          </table:table-cell>
          <table:table-cell table:style-name="ce19" office:value-type="string" calcext:value-type="string">
            <text:p>card</text:p>
          </table:table-cell>
        </table:table-row>
        <table:table-row table:style-name="ro1">
          <table:table-cell table:style-name="ce4" office:value-type="string" calcext:value-type="string">
            <text:p>IngredientsDatabase-getIngredientData-1e29f527</text:p>
          </table:table-cell>
          <table:table-cell table:style-name="ce14" office:value-type="string" calcext:value-type="string">
            <text:p>Chinotto di Savona</text:p>
          </table:table-cell>
          <table:table-cell table:style-name="ce19" office:value-type="string" calcext:value-type="string">
            <text:p>Savona's Chinotto</text:p>
          </table:table-cell>
        </table:table-row>
        <table:table-row table:style-name="ro1">
          <table:table-cell table:style-name="ce4" office:value-type="string" calcext:value-type="string">
            <text:p>IngredientsDatabase-getIngredientData-00c1f101</text:p>
          </table:table-cell>
          <table:table-cell table:style-name="ce14" office:value-type="string" calcext:value-type="string">
            <text:p>raccontare</text:p>
          </table:table-cell>
          <table:table-cell table:style-name="ce19" office:value-type="string" calcext:value-type="string">
            <text:p>storytelling</text:p>
          </table:table-cell>
        </table:table-row>
        <table:table-row table:style-name="ro1">
          <table:table-cell table:style-name="ce4" office:value-type="string" calcext:value-type="string">
            <text:p>IngredientsDatabase-getIngredientData-3586ee33</text:p>
          </table:table-cell>
          <table:table-cell table:style-name="ce14" office:value-type="string" calcext:value-type="string">
            <text:p>selfie</text:p>
          </table:table-cell>
          <table:table-cell table:style-name="ce19" office:value-type="string" calcext:value-type="string">
            <text:p>selfie</text:p>
          </table:table-cell>
        </table:table-row>
        <table:table-row table:style-name="ro1">
          <table:table-cell table:style-name="ce4" office:value-type="string" calcext:value-type="string">
            <text:p>IngredientsDatabase-getIngredientData-36f18ddd</text:p>
          </table:table-cell>
          <table:table-cell table:style-name="ce14" office:value-type="string" calcext:value-type="string">
            <text:p>interviste</text:p>
          </table:table-cell>
          <table:table-cell table:style-name="ce19" office:value-type="string" calcext:value-type="string">
            <text:p>interviews</text:p>
          </table:table-cell>
        </table:table-row>
        <table:table-row table:style-name="ro1">
          <table:table-cell table:style-name="ce4" office:value-type="string" calcext:value-type="string">
            <text:p>IngredientsDatabase-getIngredientData-1a5908fb</text:p>
          </table:table-cell>
          <table:table-cell table:style-name="ce14" office:value-type="string" calcext:value-type="string">
            <text:p>avvelenare</text:p>
          </table:table-cell>
          <table:table-cell table:style-name="ce19" office:value-type="string" calcext:value-type="string">
            <text:p>poison</text:p>
          </table:table-cell>
        </table:table-row>
        <table:table-row table:style-name="ro1">
          <table:table-cell table:style-name="ce4" office:value-type="string" calcext:value-type="string">
            <text:p>IngredientsDatabase-getIngredientData-f9aab2f4</text:p>
          </table:table-cell>
          <table:table-cell table:style-name="ce14" office:value-type="string" calcext:value-type="string">
            <text:p>collare con un'etichetta col nome Dogron</text:p>
          </table:table-cell>
          <table:table-cell table:style-name="ce19" office:value-type="string" calcext:value-type="string">
            <text:p>necklace with a Dogron name tag</text:p>
          </table:table-cell>
        </table:table-row>
        <table:table-row table:style-name="ro1">
          <table:table-cell table:style-name="ce4" office:value-type="string" calcext:value-type="string">
            <text:p>IngredientsDatabase-getIngredientData-01264d30</text:p>
          </table:table-cell>
          <table:table-cell table:style-name="ce14" office:value-type="string" calcext:value-type="string">
            <text:p>tonno in scatola al naturale</text:p>
          </table:table-cell>
          <table:table-cell table:style-name="ce19" office:value-type="string" calcext:value-type="string">
            <text:p>canned tuna in brine</text:p>
          </table:table-cell>
        </table:table-row>
        <table:table-row table:style-name="ro1">
          <table:table-cell table:style-name="ce4" office:value-type="string" calcext:value-type="string">
            <text:p>IngredientsDatabase-getIngredientData-0186d2fc</text:p>
          </table:table-cell>
          <table:table-cell table:style-name="ce14" office:value-type="string" calcext:value-type="string">
            <text:p>cantare</text:p>
          </table:table-cell>
          <table:table-cell table:style-name="ce19" office:value-type="string" calcext:value-type="string">
            <text:p>singing</text:p>
          </table:table-cell>
        </table:table-row>
        <table:table-row table:style-name="ro1">
          <table:table-cell table:style-name="ce4" office:value-type="string" calcext:value-type="string">
            <text:p>IngredientsDatabase-getIngredientData-38f70d10</text:p>
          </table:table-cell>
          <table:table-cell table:style-name="ce14" office:value-type="string" calcext:value-type="string">
            <text:p>perdonare</text:p>
          </table:table-cell>
          <table:table-cell table:style-name="ce19" office:value-type="string" calcext:value-type="string">
            <text:p>forgive</text:p>
          </table:table-cell>
        </table:table-row>
        <table:table-row table:style-name="ro1">
          <table:table-cell table:style-name="ce4" office:value-type="string" calcext:value-type="string">
            <text:p>IngredientsDatabase-getIngredientData-5b6b7198</text:p>
          </table:table-cell>
          <table:table-cell table:style-name="ce14" office:value-type="string" calcext:value-type="string">
            <text:p>evolversi</text:p>
          </table:table-cell>
          <table:table-cell table:style-name="ce19" office:value-type="string" calcext:value-type="string">
            <text:p>evolve</text:p>
          </table:table-cell>
        </table:table-row>
        <table:table-row table:style-name="ro1">
          <table:table-cell table:style-name="ce4" office:value-type="string" calcext:value-type="string">
            <text:p>IngredientsDatabase-getIngredientData-92e27992</text:p>
          </table:table-cell>
          <table:table-cell table:style-name="ce14" office:value-type="string" calcext:value-type="string">
            <text:p>iomestessomemedesimo</text:p>
          </table:table-cell>
          <table:table-cell table:style-name="ce19" office:value-type="string" calcext:value-type="string">
            <text:p>memyselfandI</text:p>
          </table:table-cell>
        </table:table-row>
        <table:table-row table:style-name="ro1">
          <table:table-cell table:style-name="ce4" office:value-type="string" calcext:value-type="string">
            <text:p>IngredientsDatabase-getIngredientData-8dc701ec</text:p>
          </table:table-cell>
          <table:table-cell table:style-name="ce14" office:value-type="string" calcext:value-type="string">
            <text:p>hashtagselfcare</text:p>
          </table:table-cell>
          <table:table-cell table:style-name="ce19" office:value-type="string" calcext:value-type="string">
            <text:p>hashtagselfcare</text:p>
          </table:table-cell>
        </table:table-row>
        <table:table-row table:style-name="ro1">
          <table:table-cell table:style-name="ce4" office:value-type="string" calcext:value-type="string">
            <text:p>IngredientsDatabase-getIngredientData-2db349e9</text:p>
          </table:table-cell>
          <table:table-cell table:style-name="ce14" office:value-type="string" calcext:value-type="string">
            <text:p>sventrare</text:p>
          </table:table-cell>
          <table:table-cell table:style-name="ce19" office:value-type="string" calcext:value-type="string">
            <text:p>gutting</text:p>
          </table:table-cell>
        </table:table-row>
        <table:table-row table:style-name="ro1">
          <table:table-cell table:style-name="ce4" office:value-type="string" calcext:value-type="string">
            <text:p>IngredientsDatabase-getIngredientData-8ca247af</text:p>
          </table:table-cell>
          <table:table-cell table:style-name="ce14" office:value-type="string" calcext:value-type="string">
            <text:p>emancipazione</text:p>
          </table:table-cell>
          <table:table-cell table:style-name="ce19" office:value-type="string" calcext:value-type="string">
            <text:p>emancipated</text:p>
          </table:table-cell>
        </table:table-row>
        <table:table-row table:style-name="ro1">
          <table:table-cell table:style-name="ce4" office:value-type="string" calcext:value-type="string">
            <text:p>IngredientsDatabase-getIngredientData-a86148bd</text:p>
          </table:table-cell>
          <table:table-cell table:style-name="ce14" office:value-type="string" calcext:value-type="string">
            <text:p>Michela Murgia</text:p>
          </table:table-cell>
          <table:table-cell table:style-name="ce19" office:value-type="string" calcext:value-type="string">
            <text:p>Virginia Woolf</text:p>
          </table:table-cell>
        </table:table-row>
        <table:table-row table:style-name="ro1">
          <table:table-cell table:style-name="ce4" office:value-type="string" calcext:value-type="string">
            <text:p>IngredientsDatabase-getIngredientData-9c7f28cc</text:p>
          </table:table-cell>
          <table:table-cell table:style-name="ce14" office:value-type="string" calcext:value-type="string">
            <text:p>sacrificio</text:p>
          </table:table-cell>
          <table:table-cell table:style-name="ce19" office:value-type="string" calcext:value-type="string">
            <text:p>sacrifice</text:p>
          </table:table-cell>
        </table:table-row>
        <table:table-row table:style-name="ro1">
          <table:table-cell table:style-name="ce4" office:value-type="string" calcext:value-type="string">
            <text:p>IngredientsDatabase-getIngredientData-05001fcf</text:p>
          </table:table-cell>
          <table:table-cell table:style-name="ce14" office:value-type="string" calcext:value-type="string">
            <text:p>mr.Peanutbutter</text:p>
          </table:table-cell>
          <table:table-cell table:style-name="ce19" office:value-type="string" calcext:value-type="string">
            <text:p>mr. Peanutbutter</text:p>
          </table:table-cell>
        </table:table-row>
        <table:table-row table:style-name="ro1">
          <table:table-cell table:style-name="ce4" office:value-type="string" calcext:value-type="string">
            <text:p>IngredientsDatabase-getIngredientData-20f4da83</text:p>
          </table:table-cell>
          <table:table-cell table:style-name="ce14" office:value-type="string" calcext:value-type="string">
            <text:p>la pallina preferita di DOGRON</text:p>
          </table:table-cell>
          <table:table-cell table:style-name="ce19" office:value-type="string" calcext:value-type="string">
            <text:p>DOGRON's favourite toy</text:p>
          </table:table-cell>
        </table:table-row>
        <table:table-row table:style-name="ro1">
          <table:table-cell table:style-name="ce4" office:value-type="string" calcext:value-type="string">
            <text:p>IngredientsDatabase-getIngredientData-93478183</text:p>
          </table:table-cell>
          <table:table-cell table:style-name="ce14" office:value-type="string" calcext:value-type="string">
            <text:p>Kate Bush</text:p>
          </table:table-cell>
          <table:table-cell table:style-name="ce19" office:value-type="string" calcext:value-type="string">
            <text:p>Kate Bush</text:p>
          </table:table-cell>
        </table:table-row>
        <table:table-row table:style-name="ro1">
          <table:table-cell table:style-name="ce4" office:value-type="string" calcext:value-type="string">
            <text:p>IngredientsDatabase-getIngredientData-ceec5c9f</text:p>
          </table:table-cell>
          <table:table-cell table:style-name="ce14" office:value-type="string" calcext:value-type="string">
            <text:p>l'idea del successo</text:p>
          </table:table-cell>
          <table:table-cell table:style-name="ce19" office:value-type="string" calcext:value-type="string">
            <text:p>the idea of success</text:p>
          </table:table-cell>
        </table:table-row>
        <table:table-row table:style-name="ro1">
          <table:table-cell table:style-name="ce4" office:value-type="string" calcext:value-type="string">
            <text:p>IngredientsDatabase-getIngredientData-440d1922</text:p>
          </table:table-cell>
          <table:table-cell table:style-name="ce14" office:value-type="string" calcext:value-type="string">
            <text:p>una cassa portatile</text:p>
          </table:table-cell>
          <table:table-cell table:style-name="ce19" office:value-type="string" calcext:value-type="string">
            <text:p>a portable loudspeaker</text:p>
          </table:table-cell>
        </table:table-row>
        <table:table-row table:style-name="ro1">
          <table:table-cell table:style-name="ce4" office:value-type="string" calcext:value-type="string">
            <text:p>IngredientsDatabase-getIngredientData-4b257db6</text:p>
          </table:table-cell>
          <table:table-cell table:style-name="ce14" office:value-type="string" calcext:value-type="string">
            <text:p>padre</text:p>
          </table:table-cell>
          <table:table-cell table:style-name="ce19" office:value-type="string" calcext:value-type="string">
            <text:p>father</text:p>
          </table:table-cell>
        </table:table-row>
        <table:table-row table:style-name="ro1">
          <table:table-cell table:style-name="ce4" office:value-type="string" calcext:value-type="string">
            <text:p>IngredientsDatabase-getIngredientData-25c4b9f4</text:p>
          </table:table-cell>
          <table:table-cell table:style-name="ce14" office:value-type="string" calcext:value-type="string">
            <text:p>funghicida</text:p>
          </table:table-cell>
          <table:table-cell table:style-name="ce19" office:value-type="string" calcext:value-type="string">
            <text:p>fungicide</text:p>
          </table:table-cell>
        </table:table-row>
        <table:table-row table:style-name="ro1">
          <table:table-cell table:style-name="ce4" office:value-type="string" calcext:value-type="string">
            <text:p>IngredientsDatabase-getIngredientData-676c85de</text:p>
          </table:table-cell>
          <table:table-cell table:style-name="ce14" office:value-type="string" calcext:value-type="string">
            <text:p>mappa</text:p>
          </table:table-cell>
          <table:table-cell table:style-name="ce19" office:value-type="string" calcext:value-type="string">
            <text:p>map</text:p>
          </table:table-cell>
        </table:table-row>
        <table:table-row table:style-name="ro2">
          <table:table-cell table:style-name="ce4" office:value-type="string" calcext:value-type="string">
            <text:p>IngredientsDatabase-getIngredientData-483c605c</text:p>
          </table:table-cell>
          <table:table-cell table:style-name="ce14" office:value-type="string" calcext:value-type="string">
            <text:p>Io sono ancora grande, è la ristorazione che è diventata piccola.</text:p>
          </table:table-cell>
          <table:table-cell table:style-name="ce19" office:value-type="string" calcext:value-type="string">
            <text:p>I am big, it's the catering industry that got small.</text:p>
          </table:table-cell>
        </table:table-row>
        <table:table-row table:style-name="ro1">
          <table:table-cell table:style-name="ce4" office:value-type="string" calcext:value-type="string">
            <text:p>IngredientsDatabase-getIngredientData-71cdb323</text:p>
          </table:table-cell>
          <table:table-cell table:style-name="ce14" office:value-type="string" calcext:value-type="string">
            <text:p>aiuto</text:p>
          </table:table-cell>
          <table:table-cell table:style-name="ce19" office:value-type="string" calcext:value-type="string">
            <text:p>help</text:p>
          </table:table-cell>
        </table:table-row>
        <table:table-row table:style-name="ro1">
          <table:table-cell table:style-name="ce4" office:value-type="string" calcext:value-type="string">
            <text:p>IngredientsDatabase-getIngredientData-e5e83722</text:p>
          </table:table-cell>
          <table:table-cell table:style-name="ce14" office:value-type="string" calcext:value-type="string">
            <text:p>AIUTOOOOOOOOOOOOOOOOOOOO</text:p>
          </table:table-cell>
          <table:table-cell table:style-name="ce19" office:value-type="string" calcext:value-type="string">
            <text:p>HEEEEEEEEEEEEEEEEELP!</text:p>
          </table:table-cell>
        </table:table-row>
        <table:table-row table:style-name="ro1">
          <table:table-cell table:style-name="ce4" office:value-type="string" calcext:value-type="string">
            <text:p>IngredientsDatabase-getIngredientData-33a7db2d</text:p>
          </table:table-cell>
          <table:table-cell table:style-name="ce14" office:value-type="string" calcext:value-type="string">
            <text:p>colla di pesce</text:p>
          </table:table-cell>
          <table:table-cell table:style-name="ce19" office:value-type="string" calcext:value-type="string">
            <text:p>isinglass</text:p>
          </table:table-cell>
        </table:table-row>
        <table:table-row table:style-name="ro1">
          <table:table-cell table:style-name="ce4" office:value-type="string" calcext:value-type="string">
            <text:p>IngredientsDatabase-getIngredientData-8ee7f7f8</text:p>
          </table:table-cell>
          <table:table-cell table:style-name="ce14" office:value-type="string" calcext:value-type="string">
            <text:p>filtrare</text:p>
          </table:table-cell>
          <table:table-cell table:style-name="ce19" office:value-type="string" calcext:value-type="string">
            <text:p>filter</text:p>
          </table:table-cell>
        </table:table-row>
        <table:table-row table:style-name="ro1">
          <table:table-cell table:style-name="ce4" office:value-type="string" calcext:value-type="string">
            <text:p>IngredientsDatabase-getIngredientData-a8bde672</text:p>
          </table:table-cell>
          <table:table-cell table:style-name="ce14" office:value-type="string" calcext:value-type="string">
            <text:p>Mazinga</text:p>
          </table:table-cell>
          <table:table-cell table:style-name="ce19" office:value-type="string" calcext:value-type="string">
            <text:p>Great Mazinger</text:p>
          </table:table-cell>
        </table:table-row>
        <table:table-row table:style-name="ro1">
          <table:table-cell table:style-name="ce4" office:value-type="string" calcext:value-type="string">
            <text:p>IngredientsDatabase-getIngredientData-e4f3b784</text:p>
          </table:table-cell>
          <table:table-cell table:style-name="ce14" office:value-type="string" calcext:value-type="string">
            <text:p>orecchie di Ugo</text:p>
          </table:table-cell>
          <table:table-cell table:style-name="ce19" office:value-type="string" calcext:value-type="string">
            <text:p>Ugo's ears</text:p>
          </table:table-cell>
        </table:table-row>
        <table:table-row table:style-name="ro1">
          <table:table-cell table:style-name="ce4" office:value-type="string" calcext:value-type="string">
            <text:p>IngredientsDatabase-getIngredientData-1ac1bb8b</text:p>
          </table:table-cell>
          <table:table-cell table:style-name="ce14" office:value-type="string" calcext:value-type="string">
            <text:p>unknown ingredient data for</text:p>
          </table:table-cell>
          <table:table-cell table:style-name="ce19" office:value-type="string" calcext:value-type="string">
            <text:p>unknown ingredient data for</text:p>
          </table:table-cell>
        </table:table-row>
        <table:table-row table:style-name="ro1">
          <table:table-cell table:style-name="ce4" office:value-type="string" calcext:value-type="string">
            <text:p>IngredientsDatabase-selectIngredientData-adb62626</text:p>
          </table:table-cell>
          <table:table-cell table:style-name="ce14" office:value-type="string" calcext:value-type="string">
            <text:p>unknown ingredient data type</text:p>
          </table:table-cell>
          <table:table-cell table:style-name="ce19" office:value-type="string" calcext:value-type="string">
            <text:p>unknown ingredient data type</text:p>
          </table:table-cell>
        </table:table-row>
        <table:table-row table:style-name="ro1">
          <table:table-cell table:style-name="ce4" office:value-type="string" calcext:value-type="string">
            <text:p>Exception-throwException-15e3d5b2</text:p>
          </table:table-cell>
          <table:table-cell table:style-name="ce14" office:value-type="string" calcext:value-type="string">
            <text:p>[[[ EXCEPTION: {str}]]]</text:p>
          </table:table-cell>
          <table:table-cell table:style-name="ce19" office:value-type="string" calcext:value-type="string">
            <text:p>[[[ EXCEPTION: {str}]]]</text:p>
          </table:table-cell>
        </table:table-row>
        <table:table-row table:style-name="ro1">
          <table:table-cell table:style-name="ce4" office:value-type="string" calcext:value-type="string">
            <text:p>Kitchen-setIngredientsSpeed-7e5a671c</text:p>
          </table:table-cell>
          <table:table-cell table:style-name="ce14" office:value-type="string" calcext:value-type="string">
            <text:p>[[[ set ingredients speed to {speed} ]]]</text:p>
          </table:table-cell>
          <table:table-cell table:style-name="ce19" office:value-type="string" calcext:value-type="string">
            <text:p>[[[ set ingredients speed to {speed} ]]]</text:p>
          </table:table-cell>
        </table:table-row>
        <table:table-row table:style-name="ro1">
          <table:table-cell table:style-name="ce4" office:value-type="string" calcext:value-type="string">
            <text:p>Kitchen-hideKitchenText-3536b3bb</text:p>
          </table:table-cell>
          <table:table-cell table:style-name="ce14" office:value-type="string" calcext:value-type="string">
            <text:p>[[[hide the kitchen text]]]</text:p>
          </table:table-cell>
          <table:table-cell table:style-name="ce19" office:value-type="string" calcext:value-type="string">
            <text:p>[[[hide the kitchen text]]]</text:p>
          </table:table-cell>
        </table:table-row>
        <table:table-row table:style-name="ro1">
          <table:table-cell table:style-name="ce4" office:value-type="string" calcext:value-type="string">
            <text:p>Kitchen-kitchen_loop-ed9d24d5</text:p>
          </table:table-cell>
          <table:table-cell table:style-name="ce14" office:value-type="string" calcext:value-type="string">
            <text:p>@moveToKitchen</text:p>
          </table:table-cell>
          <table:table-cell table:style-name="ce19" office:value-type="string" calcext:value-type="string">
            <text:p>@moveToKitchen</text:p>
          </table:table-cell>
        </table:table-row>
        <table:table-row table:style-name="ro1">
          <table:table-cell table:style-name="ce4" office:value-type="string" calcext:value-type="string">
            <text:p>Kitchen-kitchen_loop-55cefb22</text:p>
          </table:table-cell>
          <table:table-cell table:style-name="ce14" office:value-type="string" calcext:value-type="string">
            <text:p>DEBUG - gli ingredienti giusti sono</text:p>
          </table:table-cell>
          <table:table-cell table:style-name="ce19" office:value-type="string" calcext:value-type="string">
            <text:p>DEBUG - gli ingredienti giusti sono</text:p>
          </table:table-cell>
        </table:table-row>
        <table:table-row table:style-name="ro2">
          <table:table-cell table:style-name="ce4" office:value-type="string" calcext:value-type="string">
            <text:p>Kitchen-kitchen_loop-d7b20946</text:p>
          </table:table-cell>
          <table:table-cell table:style-name="ce14" office:value-type="string" calcext:value-type="string">
            <text:p>Hai fortuna, puoi scegliere un ingrediente giusto prima di iniziare!</text:p>
          </table:table-cell>
          <table:table-cell table:style-name="ce19" office:value-type="string" calcext:value-type="string">
            <text:p>You’re lucky, you can choose a correct ingredient before starting!</text:p>
          </table:table-cell>
        </table:table-row>
        <table:table-row table:style-name="ro2">
          <table:table-cell table:style-name="ce4" office:value-type="string" calcext:value-type="string">
            <text:p>Kitchen-kitchen_loop-95b7512c</text:p>
          </table:table-cell>
          <table:table-cell table:style-name="ce14" office:value-type="string" calcext:value-type="string">
            <text:p>Scegli ingredienti e azioni sulla base di quello che ti è stato raccontato... e fai in fretta!</text:p>
          </table:table-cell>
          <table:table-cell table:style-name="ce19" office:value-type="string" calcext:value-type="string">
            <text:p>Choose ingredients and actions based on what’s been told to you… and be quick!</text:p>
          </table:table-cell>
        </table:table-row>
        <table:table-row table:style-name="ro1">
          <table:table-cell table:style-name="ce4" office:value-type="string" calcext:value-type="string">
            <text:p>Kitchen-kitchen_loop-5e86b072</text:p>
          </table:table-cell>
          <table:table-cell table:style-name="ce14" office:value-type="string" calcext:value-type="string">
            <text:p>@playKitchenGame ingredients:</text:p>
          </table:table-cell>
          <table:table-cell table:style-name="ce19" office:value-type="string" calcext:value-type="string">
            <text:p>@playKitchenGame ingredients:</text:p>
          </table:table-cell>
        </table:table-row>
        <table:table-row table:style-name="ro1">
          <table:table-cell table:style-name="ce4" office:value-type="string" calcext:value-type="string">
            <text:p>Kitchen-kitchen_loop-7ee2ac97</text:p>
          </table:table-cell>
          <table:table-cell table:style-name="ce14" office:value-type="string" calcext:value-type="string">
            <text:p>@ingredientFeedback success:true</text:p>
          </table:table-cell>
          <table:table-cell table:style-name="ce19" office:value-type="string" calcext:value-type="string">
            <text:p>@ingredientFeedback success:true</text:p>
          </table:table-cell>
        </table:table-row>
        <table:table-row table:style-name="ro1">
          <table:table-cell table:style-name="ce4" office:value-type="string" calcext:value-type="string">
            <text:p>Kitchen-kitchen_loop-bbd87dd0</text:p>
          </table:table-cell>
          <table:table-cell table:style-name="ce14" office:value-type="string" calcext:value-type="string">
            <text:p>@ingredientFeedback success:false</text:p>
          </table:table-cell>
          <table:table-cell table:style-name="ce19" office:value-type="string" calcext:value-type="string">
            <text:p>@ingredientFeedback success:false</text:p>
          </table:table-cell>
        </table:table-row>
        <table:table-row table:style-name="ro1">
          <table:table-cell table:style-name="ce4" office:value-type="string" calcext:value-type="string">
            <text:p>Kitchen-debugChooseIngredient-3ef85609</text:p>
          </table:table-cell>
          <table:table-cell table:style-name="ce14" office:value-type="string" calcext:value-type="string">
            <text:p>DEBUG - scegli l'ingrediente:</text:p>
          </table:table-cell>
          <table:table-cell table:style-name="ce19" office:value-type="string" calcext:value-type="string">
            <text:p>DEBUG - scegli l'ingrediente:</text:p>
          </table:table-cell>
        </table:table-row>
        <table:table-row table:style-name="ro1">
          <table:table-cell table:style-name="ce4" office:value-type="string" calcext:value-type="string">
            <text:p>Kitchen-debugChooseIngredient-912bca68</text:p>
          </table:table-cell>
          <table:table-cell table:style-name="ce14" office:value-type="string" calcext:value-type="string">
            <text:p>Uova</text:p>
          </table:table-cell>
          <table:table-cell table:style-name="ce19" office:value-type="string" calcext:value-type="string">
            <text:p>Uova</text:p>
          </table:table-cell>
        </table:table-row>
        <table:table-row table:style-name="ro1">
          <table:table-cell table:style-name="ce4" office:value-type="string" calcext:value-type="string">
            <text:p>Kitchen-debugChooseIngredient-2dd4790f</text:p>
          </table:table-cell>
          <table:table-cell table:style-name="ce14" office:value-type="string" calcext:value-type="string">
            <text:p>Pentola</text:p>
          </table:table-cell>
          <table:table-cell table:style-name="ce19" office:value-type="string" calcext:value-type="string">
            <text:p>Pentola</text:p>
          </table:table-cell>
        </table:table-row>
        <table:table-row table:style-name="ro1">
          <table:table-cell table:style-name="ce4" office:value-type="string" calcext:value-type="string">
            <text:p>Kitchen-debugChooseIngredient-e2dae914</text:p>
          </table:table-cell>
          <table:table-cell table:style-name="ce14" office:value-type="string" calcext:value-type="string">
            <text:p>NoceMoscata</text:p>
          </table:table-cell>
          <table:table-cell table:style-name="ce19" office:value-type="string" calcext:value-type="string">
            <text:p>NoceMoscata</text:p>
          </table:table-cell>
        </table:table-row>
        <table:table-row table:style-name="ro1">
          <table:table-cell table:style-name="ce4" office:value-type="string" calcext:value-type="string">
            <text:p>Kitchen-debugChooseIngredient-95c4a1ad</text:p>
          </table:table-cell>
          <table:table-cell table:style-name="ce14" office:value-type="string" calcext:value-type="string">
            <text:p>Farina</text:p>
          </table:table-cell>
          <table:table-cell table:style-name="ce19" office:value-type="string" calcext:value-type="string">
            <text:p>Farina</text:p>
          </table:table-cell>
        </table:table-row>
        <table:table-row table:style-name="ro1">
          <table:table-cell table:style-name="ce4" office:value-type="string" calcext:value-type="string">
            <text:p>Kitchen-debugChooseIngredient-62829d52</text:p>
          </table:table-cell>
          <table:table-cell table:style-name="ce14" office:value-type="string" calcext:value-type="string">
            <text:p>Saltare</text:p>
          </table:table-cell>
          <table:table-cell table:style-name="ce19" office:value-type="string" calcext:value-type="string">
            <text:p>Saltare</text:p>
          </table:table-cell>
        </table:table-row>
        <table:table-row table:style-name="ro1">
          <table:table-cell table:style-name="ce4" office:value-type="string" calcext:value-type="string">
            <text:p>Kitchen-debugChooseIngredient-e691973b</text:p>
          </table:table-cell>
          <table:table-cell table:style-name="ce14" office:value-type="string" calcext:value-type="string">
            <text:p>Sciogliere</text:p>
          </table:table-cell>
          <table:table-cell table:style-name="ce19" office:value-type="string" calcext:value-type="string">
            <text:p>Sciogliere</text:p>
          </table:table-cell>
        </table:table-row>
        <table:table-row table:style-name="ro1">
          <table:table-cell table:style-name="ce4" office:value-type="string" calcext:value-type="string">
            <text:p>Kitchen-debugChooseIngredient-b4c6e725</text:p>
          </table:table-cell>
          <table:table-cell table:style-name="ce14" office:value-type="string" calcext:value-type="string">
            <text:p>Lievitare</text:p>
          </table:table-cell>
          <table:table-cell table:style-name="ce19" office:value-type="string" calcext:value-type="string">
            <text:p>Lievitare</text:p>
          </table:table-cell>
        </table:table-row>
        <table:table-row table:style-name="ro1">
          <table:table-cell table:style-name="ce4" office:value-type="string" calcext:value-type="string">
            <text:p>Kitchen-debugChooseIngredient-95bfa15a</text:p>
          </table:table-cell>
          <table:table-cell table:style-name="ce14" office:value-type="string" calcext:value-type="string">
            <text:p>Sale</text:p>
          </table:table-cell>
          <table:table-cell table:style-name="ce19" office:value-type="string" calcext:value-type="string">
            <text:p>Sale</text:p>
          </table:table-cell>
        </table:table-row>
        <table:table-row table:style-name="ro1">
          <table:table-cell table:style-name="ce4" office:value-type="string" calcext:value-type="string">
            <text:p>Kitchen-debugChooseIngredient-2fb75e30</text:p>
          </table:table-cell>
          <table:table-cell table:style-name="ce14" office:value-type="string" calcext:value-type="string">
            <text:p>Cipolla</text:p>
          </table:table-cell>
          <table:table-cell table:style-name="ce19" office:value-type="string" calcext:value-type="string">
            <text:p>Cipolla</text:p>
          </table:table-cell>
        </table:table-row>
        <table:table-row table:style-name="ro1">
          <table:table-cell table:style-name="ce4" office:value-type="string" calcext:value-type="string">
            <text:p>Kitchen-debugChooseIngredient-953ceff2</text:p>
          </table:table-cell>
          <table:table-cell table:style-name="ce14" office:value-type="string" calcext:value-type="string">
            <text:p>Affettare</text:p>
          </table:table-cell>
          <table:table-cell table:style-name="ce19" office:value-type="string" calcext:value-type="string">
            <text:p>Affettare</text:p>
          </table:table-cell>
        </table:table-row>
        <table:table-row table:style-name="ro1">
          <table:table-cell table:style-name="ce4" office:value-type="string" calcext:value-type="string">
            <text:p>Kitchen-debugChooseIngredient-d9d5e419</text:p>
          </table:table-cell>
          <table:table-cell table:style-name="ce14" office:value-type="string" calcext:value-type="string">
            <text:p>TonnoInScatola</text:p>
          </table:table-cell>
          <table:table-cell table:style-name="ce19" office:value-type="string" calcext:value-type="string">
            <text:p>TonnoInScatola</text:p>
          </table:table-cell>
        </table:table-row>
        <table:table-row table:style-name="ro1">
          <table:table-cell table:style-name="ce4" office:value-type="string" calcext:value-type="string">
            <text:p>Kitchen-debugChooseIngredient-5f21c497</text:p>
          </table:table-cell>
          <table:table-cell table:style-name="ce14" office:value-type="string" calcext:value-type="string">
            <text:p>Mescolare</text:p>
          </table:table-cell>
          <table:table-cell table:style-name="ce19" office:value-type="string" calcext:value-type="string">
            <text:p>Mescolare</text:p>
          </table:table-cell>
        </table:table-row>
        <table:table-row table:style-name="ro1">
          <table:table-cell table:style-name="ce4" office:value-type="string" calcext:value-type="string">
            <text:p>Kitchen-debugChooseIngredient-b774bf5f</text:p>
          </table:table-cell>
          <table:table-cell table:style-name="ce14" office:value-type="string" calcext:value-type="string">
            <text:p>Burro</text:p>
          </table:table-cell>
          <table:table-cell table:style-name="ce19" office:value-type="string" calcext:value-type="string">
            <text:p>Burro</text:p>
          </table:table-cell>
        </table:table-row>
        <table:table-row table:style-name="ro1">
          <table:table-cell table:style-name="ce4" office:value-type="string" calcext:value-type="string">
            <text:p>Kitchen-debugChooseIngredient-b89343e4</text:p>
          </table:table-cell>
          <table:table-cell table:style-name="ce14" office:value-type="string" calcext:value-type="string">
            <text:p>Montare</text:p>
          </table:table-cell>
          <table:table-cell table:style-name="ce19" office:value-type="string" calcext:value-type="string">
            <text:p>Montare</text:p>
          </table:table-cell>
        </table:table-row>
        <table:table-row table:style-name="ro1">
          <table:table-cell table:style-name="ce4" office:value-type="string" calcext:value-type="string">
            <text:p>Kitchen-debugChooseIngredient-20fb021d</text:p>
          </table:table-cell>
          <table:table-cell table:style-name="ce14" office:value-type="string" calcext:value-type="string">
            <text:p>Zafferano</text:p>
          </table:table-cell>
          <table:table-cell table:style-name="ce19" office:value-type="string" calcext:value-type="string">
            <text:p>Zafferano</text:p>
          </table:table-cell>
        </table:table-row>
        <table:table-row table:style-name="ro1">
          <table:table-cell table:style-name="ce4" office:value-type="string" calcext:value-type="string">
            <text:p>Kitchen-debugChooseIngredient-ebd73d18</text:p>
          </table:table-cell>
          <table:table-cell table:style-name="ce14" office:value-type="string" calcext:value-type="string">
            <text:p>Mantecare</text:p>
          </table:table-cell>
          <table:table-cell table:style-name="ce19" office:value-type="string" calcext:value-type="string">
            <text:p>Mantecare</text:p>
          </table:table-cell>
        </table:table-row>
        <table:table-row table:style-name="ro1">
          <table:table-cell table:style-name="ce4" office:value-type="string" calcext:value-type="string">
            <text:p>Kitchen-debugChooseIngredient-93430b6c</text:p>
          </table:table-cell>
          <table:table-cell table:style-name="ce14" office:value-type="string" calcext:value-type="string">
            <text:p>Braciola</text:p>
          </table:table-cell>
          <table:table-cell table:style-name="ce19" office:value-type="string" calcext:value-type="string">
            <text:p>Braciola</text:p>
          </table:table-cell>
        </table:table-row>
        <table:table-row table:style-name="ro1">
          <table:table-cell table:style-name="ce4" office:value-type="string" calcext:value-type="string">
            <text:p>Kitchen-debugChooseIngredient-7fc39a17</text:p>
          </table:table-cell>
          <table:table-cell table:style-name="ce14" office:value-type="string" calcext:value-type="string">
            <text:p>Arrosticino</text:p>
          </table:table-cell>
          <table:table-cell table:style-name="ce19" office:value-type="string" calcext:value-type="string">
            <text:p>Arrosticino</text:p>
          </table:table-cell>
        </table:table-row>
        <table:table-row table:style-name="ro1">
          <table:table-cell table:style-name="ce4" office:value-type="string" calcext:value-type="string">
            <text:p>Kitchen-debugChooseIngredient-37c79c8b</text:p>
          </table:table-cell>
          <table:table-cell table:style-name="ce14" office:value-type="string" calcext:value-type="string">
            <text:p>Costina</text:p>
          </table:table-cell>
          <table:table-cell table:style-name="ce19" office:value-type="string" calcext:value-type="string">
            <text:p>Costina</text:p>
          </table:table-cell>
        </table:table-row>
        <table:table-row table:style-name="ro1">
          <table:table-cell table:style-name="ce4" office:value-type="string" calcext:value-type="string">
            <text:p>Kitchen-debugChooseIngredient-a5ffc2f6</text:p>
          </table:table-cell>
          <table:table-cell table:style-name="ce14" office:value-type="string" calcext:value-type="string">
            <text:p>Osso</text:p>
          </table:table-cell>
          <table:table-cell table:style-name="ce19" office:value-type="string" calcext:value-type="string">
            <text:p>Osso</text:p>
          </table:table-cell>
        </table:table-row>
        <table:table-row table:style-name="ro1">
          <table:table-cell table:style-name="ce4" office:value-type="string" calcext:value-type="string">
            <text:p>Kitchen-debugChooseIngredient-3f2e623b</text:p>
          </table:table-cell>
          <table:table-cell table:style-name="ce14" office:value-type="string" calcext:value-type="string">
            <text:p>Grigliare</text:p>
          </table:table-cell>
          <table:table-cell table:style-name="ce19" office:value-type="string" calcext:value-type="string">
            <text:p>Grigliare</text:p>
          </table:table-cell>
        </table:table-row>
        <table:table-row table:style-name="ro1">
          <table:table-cell table:style-name="ce4" office:value-type="string" calcext:value-type="string">
            <text:p>Kitchen-debugChooseIngredient-2c6464a1</text:p>
          </table:table-cell>
          <table:table-cell table:style-name="ce14" office:value-type="string" calcext:value-type="string">
            <text:p>Crocchette</text:p>
          </table:table-cell>
          <table:table-cell table:style-name="ce19" office:value-type="string" calcext:value-type="string">
            <text:p>Crocchette</text:p>
          </table:table-cell>
        </table:table-row>
        <table:table-row table:style-name="ro1">
          <table:table-cell table:style-name="ce4" office:value-type="string" calcext:value-type="string">
            <text:p>Kitchen-debugChooseIngredient-c83b875c</text:p>
          </table:table-cell>
          <table:table-cell table:style-name="ce14" office:value-type="string" calcext:value-type="string">
            <text:p>Versare</text:p>
          </table:table-cell>
          <table:table-cell table:style-name="ce19" office:value-type="string" calcext:value-type="string">
            <text:p>Versare</text:p>
          </table:table-cell>
        </table:table-row>
        <table:table-row table:style-name="ro1">
          <table:table-cell table:style-name="ce4" office:value-type="string" calcext:value-type="string">
            <text:p>Kitchen-debugChooseIngredient-36af3162</text:p>
          </table:table-cell>
          <table:table-cell table:style-name="ce14" office:value-type="string" calcext:value-type="string">
            <text:p>Riempire</text:p>
          </table:table-cell>
          <table:table-cell table:style-name="ce19" office:value-type="string" calcext:value-type="string">
            <text:p>Riempire</text:p>
          </table:table-cell>
        </table:table-row>
        <table:table-row table:style-name="ro1">
          <table:table-cell table:style-name="ce4" office:value-type="string" calcext:value-type="string">
            <text:p>Kitchen-debugChooseIngredient-e0b8f9bf</text:p>
          </table:table-cell>
          <table:table-cell table:style-name="ce14" office:value-type="string" calcext:value-type="string">
            <text:p>Formaggio</text:p>
          </table:table-cell>
          <table:table-cell table:style-name="ce19" office:value-type="string" calcext:value-type="string">
            <text:p>Formaggio</text:p>
          </table:table-cell>
        </table:table-row>
        <table:table-row table:style-name="ro1">
          <table:table-cell table:style-name="ce4" office:value-type="string" calcext:value-type="string">
            <text:p>Kitchen-debugChooseIngredient-02ee789b</text:p>
          </table:table-cell>
          <table:table-cell table:style-name="ce14" office:value-type="string" calcext:value-type="string">
            <text:p>Fondere</text:p>
          </table:table-cell>
          <table:table-cell table:style-name="ce19" office:value-type="string" calcext:value-type="string">
            <text:p>Fondere</text:p>
          </table:table-cell>
        </table:table-row>
        <table:table-row table:style-name="ro1">
          <table:table-cell table:style-name="ce4" office:value-type="string" calcext:value-type="string">
            <text:p>Kitchen-debugChooseIngredient-7ef3c890</text:p>
          </table:table-cell>
          <table:table-cell table:style-name="ce14" office:value-type="string" calcext:value-type="string">
            <text:p>Coccole</text:p>
          </table:table-cell>
          <table:table-cell table:style-name="ce19" office:value-type="string" calcext:value-type="string">
            <text:p>Coccole</text:p>
          </table:table-cell>
        </table:table-row>
        <table:table-row table:style-name="ro1">
          <table:table-cell table:style-name="ce4" office:value-type="string" calcext:value-type="string">
            <text:p>Kitchen-debugChooseIngredient-43456b4e</text:p>
          </table:table-cell>
          <table:table-cell table:style-name="ce14" office:value-type="string" calcext:value-type="string">
            <text:p>Brandina</text:p>
          </table:table-cell>
          <table:table-cell table:style-name="ce19" office:value-type="string" calcext:value-type="string">
            <text:p>Brandina</text:p>
          </table:table-cell>
        </table:table-row>
        <table:table-row table:style-name="ro1">
          <table:table-cell table:style-name="ce4" office:value-type="string" calcext:value-type="string">
            <text:p>Kitchen-debugChooseIngredient-6580cbdb</text:p>
          </table:table-cell>
          <table:table-cell table:style-name="ce14" office:value-type="string" calcext:value-type="string">
            <text:p>Cuccia</text:p>
          </table:table-cell>
          <table:table-cell table:style-name="ce19" office:value-type="string" calcext:value-type="string">
            <text:p>Cuccia</text:p>
          </table:table-cell>
        </table:table-row>
        <table:table-row table:style-name="ro1">
          <table:table-cell table:style-name="ce4" office:value-type="string" calcext:value-type="string">
            <text:p>Kitchen-debugChooseIngredient-082d201d</text:p>
          </table:table-cell>
          <table:table-cell table:style-name="ce14" office:value-type="string" calcext:value-type="string">
            <text:p>Sgranocchiare</text:p>
          </table:table-cell>
          <table:table-cell table:style-name="ce19" office:value-type="string" calcext:value-type="string">
            <text:p>Sgranocchiare</text:p>
          </table:table-cell>
        </table:table-row>
        <table:table-row table:style-name="ro1">
          <table:table-cell table:style-name="ce4" office:value-type="string" calcext:value-type="string">
            <text:p>Kitchen-debugChooseIngredient-db0be155</text:p>
          </table:table-cell>
          <table:table-cell table:style-name="ce14" office:value-type="string" calcext:value-type="string">
            <text:p>Fidarsi</text:p>
          </table:table-cell>
          <table:table-cell table:style-name="ce19" office:value-type="string" calcext:value-type="string">
            <text:p>Fidarsi</text:p>
          </table:table-cell>
        </table:table-row>
        <table:table-row table:style-name="ro1">
          <table:table-cell table:style-name="ce4" office:value-type="string" calcext:value-type="string">
            <text:p>Kitchen-debugChooseIngredient-2eb9e7d4</text:p>
          </table:table-cell>
          <table:table-cell table:style-name="ce14" office:value-type="string" calcext:value-type="string">
            <text:p>BarattoloDelloYogurt</text:p>
          </table:table-cell>
          <table:table-cell table:style-name="ce19" office:value-type="string" calcext:value-type="string">
            <text:p>BarattoloDelloYogurt</text:p>
          </table:table-cell>
        </table:table-row>
        <table:table-row table:style-name="ro1">
          <table:table-cell table:style-name="ce4" office:value-type="string" calcext:value-type="string">
            <text:p>Kitchen-debugChooseIngredient-980bba01</text:p>
          </table:table-cell>
          <table:table-cell table:style-name="ce14" office:value-type="string" calcext:value-type="string">
            <text:p>Pettorina</text:p>
          </table:table-cell>
          <table:table-cell table:style-name="ce19" office:value-type="string" calcext:value-type="string">
            <text:p>Pettorina</text:p>
          </table:table-cell>
        </table:table-row>
        <table:table-row table:style-name="ro1">
          <table:table-cell table:style-name="ce4" office:value-type="string" calcext:value-type="string">
            <text:p>Kitchen-debugChooseIngredient-e0f13dbc</text:p>
          </table:table-cell>
          <table:table-cell table:style-name="ce14" office:value-type="string" calcext:value-type="string">
            <text:p>Trasportino</text:p>
          </table:table-cell>
          <table:table-cell table:style-name="ce19" office:value-type="string" calcext:value-type="string">
            <text:p>Trasportino</text:p>
          </table:table-cell>
        </table:table-row>
        <table:table-row table:style-name="ro1">
          <table:table-cell table:style-name="ce4" office:value-type="string" calcext:value-type="string">
            <text:p>Kitchen-debugChooseIngredient-fb244143</text:p>
          </table:table-cell>
          <table:table-cell table:style-name="ce14" office:value-type="string" calcext:value-type="string">
            <text:p>Veterinario</text:p>
          </table:table-cell>
          <table:table-cell table:style-name="ce19" office:value-type="string" calcext:value-type="string">
            <text:p>Veterinario</text:p>
          </table:table-cell>
        </table:table-row>
        <table:table-row table:style-name="ro1">
          <table:table-cell table:style-name="ce4" office:value-type="string" calcext:value-type="string">
            <text:p>Kitchen-debugChooseIngredient-0c5e643a</text:p>
          </table:table-cell>
          <table:table-cell table:style-name="ce14" office:value-type="string" calcext:value-type="string">
            <text:p>Automobile</text:p>
          </table:table-cell>
          <table:table-cell table:style-name="ce19" office:value-type="string" calcext:value-type="string">
            <text:p>Automobile</text:p>
          </table:table-cell>
        </table:table-row>
        <table:table-row table:style-name="ro1">
          <table:table-cell table:style-name="ce4" office:value-type="string" calcext:value-type="string">
            <text:p>Kitchen-debugChooseIngredient-563505ea</text:p>
          </table:table-cell>
          <table:table-cell table:style-name="ce14" office:value-type="string" calcext:value-type="string">
            <text:p>Viaggiare</text:p>
          </table:table-cell>
          <table:table-cell table:style-name="ce19" office:value-type="string" calcext:value-type="string">
            <text:p>Viaggiare</text:p>
          </table:table-cell>
        </table:table-row>
        <table:table-row table:style-name="ro1">
          <table:table-cell table:style-name="ce4" office:value-type="string" calcext:value-type="string">
            <text:p>Kitchen-debugChooseIngredient-ca9a1843</text:p>
          </table:table-cell>
          <table:table-cell table:style-name="ce14" office:value-type="string" calcext:value-type="string">
            <text:p>Inconscio</text:p>
          </table:table-cell>
          <table:table-cell table:style-name="ce19" office:value-type="string" calcext:value-type="string">
            <text:p>Inconscio</text:p>
          </table:table-cell>
        </table:table-row>
        <table:table-row table:style-name="ro1">
          <table:table-cell table:style-name="ce4" office:value-type="string" calcext:value-type="string">
            <text:p>Kitchen-debugChooseIngredient-021aefd8</text:p>
          </table:table-cell>
          <table:table-cell table:style-name="ce14" office:value-type="string" calcext:value-type="string">
            <text:p>CorrereNeiSogni</text:p>
          </table:table-cell>
          <table:table-cell table:style-name="ce19" office:value-type="string" calcext:value-type="string">
            <text:p>CorrereNeiSogni</text:p>
          </table:table-cell>
        </table:table-row>
        <table:table-row table:style-name="ro1">
          <table:table-cell table:style-name="ce4" office:value-type="string" calcext:value-type="string">
            <text:p>Kitchen-debugChooseIngredient-6dcf45a2</text:p>
          </table:table-cell>
          <table:table-cell table:style-name="ce14" office:value-type="string" calcext:value-type="string">
            <text:p>Coccolare</text:p>
          </table:table-cell>
          <table:table-cell table:style-name="ce19" office:value-type="string" calcext:value-type="string">
            <text:p>Coccolare</text:p>
          </table:table-cell>
        </table:table-row>
        <table:table-row table:style-name="ro1">
          <table:table-cell table:style-name="ce4" office:value-type="string" calcext:value-type="string">
            <text:p>Kitchen-debugChooseIngredient-d5597834</text:p>
          </table:table-cell>
          <table:table-cell table:style-name="ce14" office:value-type="string" calcext:value-type="string">
            <text:p>Carezzare</text:p>
          </table:table-cell>
          <table:table-cell table:style-name="ce19" office:value-type="string" calcext:value-type="string">
            <text:p>Carezzare</text:p>
          </table:table-cell>
        </table:table-row>
        <table:table-row table:style-name="ro1">
          <table:table-cell table:style-name="ce4" office:value-type="string" calcext:value-type="string">
            <text:p>Kitchen-debugChooseIngredient-cd8b5125</text:p>
          </table:table-cell>
          <table:table-cell table:style-name="ce14" office:value-type="string" calcext:value-type="string">
            <text:p>Pettare</text:p>
          </table:table-cell>
          <table:table-cell table:style-name="ce19" office:value-type="string" calcext:value-type="string">
            <text:p>Pettare</text:p>
          </table:table-cell>
        </table:table-row>
        <table:table-row table:style-name="ro1">
          <table:table-cell table:style-name="ce4" office:value-type="string" calcext:value-type="string">
            <text:p>Kitchen-debugChooseIngredient-90101143</text:p>
          </table:table-cell>
          <table:table-cell table:style-name="ce14" office:value-type="string" calcext:value-type="string">
            <text:p>Grattare</text:p>
          </table:table-cell>
          <table:table-cell table:style-name="ce19" office:value-type="string" calcext:value-type="string">
            <text:p>Grattare</text:p>
          </table:table-cell>
        </table:table-row>
        <table:table-row table:style-name="ro1">
          <table:table-cell table:style-name="ce4" office:value-type="string" calcext:value-type="string">
            <text:p>Kitchen-debugChooseIngredient-d87103e8</text:p>
          </table:table-cell>
          <table:table-cell table:style-name="ce14" office:value-type="string" calcext:value-type="string">
            <text:p>DormireAssieme</text:p>
          </table:table-cell>
          <table:table-cell table:style-name="ce19" office:value-type="string" calcext:value-type="string">
            <text:p>DormireAssieme</text:p>
          </table:table-cell>
        </table:table-row>
        <table:table-row table:style-name="ro1">
          <table:table-cell table:style-name="ce4" office:value-type="string" calcext:value-type="string">
            <text:p>Kitchen-debugChooseIngredient-6cdb8c67</text:p>
          </table:table-cell>
          <table:table-cell table:style-name="ce14" office:value-type="string" calcext:value-type="string">
            <text:p>Protezione</text:p>
          </table:table-cell>
          <table:table-cell table:style-name="ce19" office:value-type="string" calcext:value-type="string">
            <text:p>Protezione</text:p>
          </table:table-cell>
        </table:table-row>
        <table:table-row table:style-name="ro1">
          <table:table-cell table:style-name="ce4" office:value-type="string" calcext:value-type="string">
            <text:p>Kitchen-debugChooseIngredient-a10788ae</text:p>
          </table:table-cell>
          <table:table-cell table:style-name="ce14" office:value-type="string" calcext:value-type="string">
            <text:p>NoGatti</text:p>
          </table:table-cell>
          <table:table-cell table:style-name="ce19" office:value-type="string" calcext:value-type="string">
            <text:p>NoGatti</text:p>
          </table:table-cell>
        </table:table-row>
        <table:table-row table:style-name="ro1">
          <table:table-cell table:style-name="ce4" office:value-type="string" calcext:value-type="string">
            <text:p>Kitchen-debugChooseIngredient-2afe3b3d</text:p>
          </table:table-cell>
          <table:table-cell table:style-name="ce14" office:value-type="string" calcext:value-type="string">
            <text:p>VolAuVent</text:p>
          </table:table-cell>
          <table:table-cell table:style-name="ce19" office:value-type="string" calcext:value-type="string">
            <text:p>VolAuVent</text:p>
          </table:table-cell>
        </table:table-row>
        <table:table-row table:style-name="ro1">
          <table:table-cell table:style-name="ce4" office:value-type="string" calcext:value-type="string">
            <text:p>Kitchen-debugChooseIngredient-858d4979</text:p>
          </table:table-cell>
          <table:table-cell table:style-name="ce14" office:value-type="string" calcext:value-type="string">
            <text:p>Skyrim</text:p>
          </table:table-cell>
          <table:table-cell table:style-name="ce19" office:value-type="string" calcext:value-type="string">
            <text:p>Skyrim</text:p>
          </table:table-cell>
        </table:table-row>
        <table:table-row table:style-name="ro1">
          <table:table-cell table:style-name="ce4" office:value-type="string" calcext:value-type="string">
            <text:p>Kitchen-debugChooseIngredient-d7dabca4</text:p>
          </table:table-cell>
          <table:table-cell table:style-name="ce14" office:value-type="string" calcext:value-type="string">
            <text:p>BlocchiDiErba</text:p>
          </table:table-cell>
          <table:table-cell table:style-name="ce19" office:value-type="string" calcext:value-type="string">
            <text:p>BlocchiDiErba</text:p>
          </table:table-cell>
        </table:table-row>
        <table:table-row table:style-name="ro1">
          <table:table-cell table:style-name="ce4" office:value-type="string" calcext:value-type="string">
            <text:p>Kitchen-debugChooseIngredient-48364a26</text:p>
          </table:table-cell>
          <table:table-cell table:style-name="ce14" office:value-type="string" calcext:value-type="string">
            <text:p>UovaDiPecora</text:p>
          </table:table-cell>
          <table:table-cell table:style-name="ce19" office:value-type="string" calcext:value-type="string">
            <text:p>UovaDiPecora</text:p>
          </table:table-cell>
        </table:table-row>
        <table:table-row table:style-name="ro1">
          <table:table-cell table:style-name="ce4" office:value-type="string" calcext:value-type="string">
            <text:p>Kitchen-debugChooseIngredient-9982a69f</text:p>
          </table:table-cell>
          <table:table-cell table:style-name="ce14" office:value-type="string" calcext:value-type="string">
            <text:p>Scolare</text:p>
          </table:table-cell>
          <table:table-cell table:style-name="ce19" office:value-type="string" calcext:value-type="string">
            <text:p>Scolare</text:p>
          </table:table-cell>
        </table:table-row>
        <table:table-row table:style-name="ro1">
          <table:table-cell table:style-name="ce4" office:value-type="string" calcext:value-type="string">
            <text:p>Kitchen-debugChooseIngredient-48d84b81</text:p>
          </table:table-cell>
          <table:table-cell table:style-name="ce14" office:value-type="string" calcext:value-type="string">
            <text:p>Lacrime</text:p>
          </table:table-cell>
          <table:table-cell table:style-name="ce19" office:value-type="string" calcext:value-type="string">
            <text:p>Lacrime</text:p>
          </table:table-cell>
        </table:table-row>
        <table:table-row table:style-name="ro1">
          <table:table-cell table:style-name="ce4" office:value-type="string" calcext:value-type="string">
            <text:p>Kitchen-debugChooseIngredient-4c6a3f93</text:p>
          </table:table-cell>
          <table:table-cell table:style-name="ce14" office:value-type="string" calcext:value-type="string">
            <text:p>CacaoAmaro</text:p>
          </table:table-cell>
          <table:table-cell table:style-name="ce19" office:value-type="string" calcext:value-type="string">
            <text:p>CacaoAmaro</text:p>
          </table:table-cell>
        </table:table-row>
        <table:table-row table:style-name="ro1">
          <table:table-cell table:style-name="ce4" office:value-type="string" calcext:value-type="string">
            <text:p>Kitchen-debugChooseIngredient-43a5ebcd</text:p>
          </table:table-cell>
          <table:table-cell table:style-name="ce14" office:value-type="string" calcext:value-type="string">
            <text:p>Specchiarsi</text:p>
          </table:table-cell>
          <table:table-cell table:style-name="ce19" office:value-type="string" calcext:value-type="string">
            <text:p>Specchiarsi</text:p>
          </table:table-cell>
        </table:table-row>
        <table:table-row table:style-name="ro1">
          <table:table-cell table:style-name="ce4" office:value-type="string" calcext:value-type="string">
            <text:p>Kitchen-debugChooseIngredient-cd5c554e</text:p>
          </table:table-cell>
          <table:table-cell table:style-name="ce14" office:value-type="string" calcext:value-type="string">
            <text:p>Scottare</text:p>
          </table:table-cell>
          <table:table-cell table:style-name="ce19" office:value-type="string" calcext:value-type="string">
            <text:p>Scottare</text:p>
          </table:table-cell>
        </table:table-row>
        <table:table-row table:style-name="ro1">
          <table:table-cell table:style-name="ce4" office:value-type="string" calcext:value-type="string">
            <text:p>Kitchen-debugChooseIngredient-8b6195c7</text:p>
          </table:table-cell>
          <table:table-cell table:style-name="ce14" office:value-type="string" calcext:value-type="string">
            <text:p>IVeriVideogiochi</text:p>
          </table:table-cell>
          <table:table-cell table:style-name="ce19" office:value-type="string" calcext:value-type="string">
            <text:p>IVeriVideogiochi</text:p>
          </table:table-cell>
        </table:table-row>
        <table:table-row table:style-name="ro1">
          <table:table-cell table:style-name="ce4" office:value-type="string" calcext:value-type="string">
            <text:p>Kitchen-debugChooseIngredient-c50bb47a</text:p>
          </table:table-cell>
          <table:table-cell table:style-name="ce14" office:value-type="string" calcext:value-type="string">
            <text:p>Canapé</text:p>
          </table:table-cell>
          <table:table-cell table:style-name="ce19" office:value-type="string" calcext:value-type="string">
            <text:p>Canapé</text:p>
          </table:table-cell>
        </table:table-row>
        <table:table-row table:style-name="ro1">
          <table:table-cell table:style-name="ce4" office:value-type="string" calcext:value-type="string">
            <text:p>Kitchen-debugChooseIngredient-c9e9e790</text:p>
          </table:table-cell>
          <table:table-cell table:style-name="ce14" office:value-type="string" calcext:value-type="string">
            <text:p>Mungere</text:p>
          </table:table-cell>
          <table:table-cell table:style-name="ce19" office:value-type="string" calcext:value-type="string">
            <text:p>Mungere</text:p>
          </table:table-cell>
        </table:table-row>
        <table:table-row table:style-name="ro1">
          <table:table-cell table:style-name="ce4" office:value-type="string" calcext:value-type="string">
            <text:p>Kitchen-debugChooseIngredient-4f709a83</text:p>
          </table:table-cell>
          <table:table-cell table:style-name="ce14" office:value-type="string" calcext:value-type="string">
            <text:p>Cardare</text:p>
          </table:table-cell>
          <table:table-cell table:style-name="ce19" office:value-type="string" calcext:value-type="string">
            <text:p>Cardare</text:p>
          </table:table-cell>
        </table:table-row>
        <table:table-row table:style-name="ro1">
          <table:table-cell table:style-name="ce4" office:value-type="string" calcext:value-type="string">
            <text:p>Kitchen-debugChooseIngredient-ac0b511e</text:p>
          </table:table-cell>
          <table:table-cell table:style-name="ce14" office:value-type="string" calcext:value-type="string">
            <text:p>ChinottoDiSavona</text:p>
          </table:table-cell>
          <table:table-cell table:style-name="ce19" office:value-type="string" calcext:value-type="string">
            <text:p>ChinottoDiSavona</text:p>
          </table:table-cell>
        </table:table-row>
        <table:table-row table:style-name="ro1">
          <table:table-cell table:style-name="ce4" office:value-type="string" calcext:value-type="string">
            <text:p>Kitchen-debugChooseIngredient-9c02b2b3</text:p>
          </table:table-cell>
          <table:table-cell table:style-name="ce14" office:value-type="string" calcext:value-type="string">
            <text:p>Raccontare</text:p>
          </table:table-cell>
          <table:table-cell table:style-name="ce19" office:value-type="string" calcext:value-type="string">
            <text:p>Raccontare</text:p>
          </table:table-cell>
        </table:table-row>
        <table:table-row table:style-name="ro1">
          <table:table-cell table:style-name="ce4" office:value-type="string" calcext:value-type="string">
            <text:p>Kitchen-debugChooseIngredient-658a0362</text:p>
          </table:table-cell>
          <table:table-cell table:style-name="ce14" office:value-type="string" calcext:value-type="string">
            <text:p>Selfie</text:p>
          </table:table-cell>
          <table:table-cell table:style-name="ce19" office:value-type="string" calcext:value-type="string">
            <text:p>Selfie</text:p>
          </table:table-cell>
        </table:table-row>
        <table:table-row table:style-name="ro1">
          <table:table-cell table:style-name="ce4" office:value-type="string" calcext:value-type="string">
            <text:p>Kitchen-debugChooseIngredient-5adf7120</text:p>
          </table:table-cell>
          <table:table-cell table:style-name="ce14" office:value-type="string" calcext:value-type="string">
            <text:p>Interviste</text:p>
          </table:table-cell>
          <table:table-cell table:style-name="ce19" office:value-type="string" calcext:value-type="string">
            <text:p>Interviste</text:p>
          </table:table-cell>
        </table:table-row>
        <table:table-row table:style-name="ro1">
          <table:table-cell table:style-name="ce4" office:value-type="string" calcext:value-type="string">
            <text:p>Kitchen-debugChooseIngredient-20358d5a</text:p>
          </table:table-cell>
          <table:table-cell table:style-name="ce14" office:value-type="string" calcext:value-type="string">
            <text:p>Avvelenare</text:p>
          </table:table-cell>
          <table:table-cell table:style-name="ce19" office:value-type="string" calcext:value-type="string">
            <text:p>Avvelenare</text:p>
          </table:table-cell>
        </table:table-row>
        <table:table-row table:style-name="ro1">
          <table:table-cell table:style-name="ce4" office:value-type="string" calcext:value-type="string">
            <text:p>Kitchen-debugChooseIngredient-bf59aed3</text:p>
          </table:table-cell>
          <table:table-cell table:style-name="ce14" office:value-type="string" calcext:value-type="string">
            <text:p>CollareConEtichetta</text:p>
          </table:table-cell>
          <table:table-cell table:style-name="ce19" office:value-type="string" calcext:value-type="string">
            <text:p>CollareConEtichetta</text:p>
          </table:table-cell>
        </table:table-row>
        <table:table-row table:style-name="ro1">
          <table:table-cell table:style-name="ce4" office:value-type="string" calcext:value-type="string">
            <text:p>Kitchen-debugChooseIngredient-6c12d750</text:p>
          </table:table-cell>
          <table:table-cell table:style-name="ce14" office:value-type="string" calcext:value-type="string">
            <text:p>TonnoAlNaturale</text:p>
          </table:table-cell>
          <table:table-cell table:style-name="ce19" office:value-type="string" calcext:value-type="string">
            <text:p>TonnoAlNaturale</text:p>
          </table:table-cell>
        </table:table-row>
        <table:table-row table:style-name="ro1">
          <table:table-cell table:style-name="ce4" office:value-type="string" calcext:value-type="string">
            <text:p>Kitchen-debugChooseIngredient-6b84e406</text:p>
          </table:table-cell>
          <table:table-cell table:style-name="ce14" office:value-type="string" calcext:value-type="string">
            <text:p>Cantare</text:p>
          </table:table-cell>
          <table:table-cell table:style-name="ce19" office:value-type="string" calcext:value-type="string">
            <text:p>Cantare</text:p>
          </table:table-cell>
        </table:table-row>
        <table:table-row table:style-name="ro1">
          <table:table-cell table:style-name="ce4" office:value-type="string" calcext:value-type="string">
            <text:p>Kitchen-debugChooseIngredient-e12607a4</text:p>
          </table:table-cell>
          <table:table-cell table:style-name="ce14" office:value-type="string" calcext:value-type="string">
            <text:p>Perdonare</text:p>
          </table:table-cell>
          <table:table-cell table:style-name="ce19" office:value-type="string" calcext:value-type="string">
            <text:p>Perdonare</text:p>
          </table:table-cell>
        </table:table-row>
        <table:table-row table:style-name="ro1">
          <table:table-cell table:style-name="ce4" office:value-type="string" calcext:value-type="string">
            <text:p>Kitchen-debugChooseIngredient-73cd4c4b</text:p>
          </table:table-cell>
          <table:table-cell table:style-name="ce14" office:value-type="string" calcext:value-type="string">
            <text:p>Evolversi</text:p>
          </table:table-cell>
          <table:table-cell table:style-name="ce19" office:value-type="string" calcext:value-type="string">
            <text:p>Evolversi</text:p>
          </table:table-cell>
        </table:table-row>
        <table:table-row table:style-name="ro1">
          <table:table-cell table:style-name="ce4" office:value-type="string" calcext:value-type="string">
            <text:p>Kitchen-debugChooseIngredient-dac95bc2</text:p>
          </table:table-cell>
          <table:table-cell table:style-name="ce14" office:value-type="string" calcext:value-type="string">
            <text:p>IoMeStessoMedesimo</text:p>
          </table:table-cell>
          <table:table-cell table:style-name="ce19" office:value-type="string" calcext:value-type="string">
            <text:p>IoMeStessoMedesimo</text:p>
          </table:table-cell>
        </table:table-row>
        <table:table-row table:style-name="ro1">
          <table:table-cell table:style-name="ce4" office:value-type="string" calcext:value-type="string">
            <text:p>Kitchen-debugChooseIngredient-845bd927</text:p>
          </table:table-cell>
          <table:table-cell table:style-name="ce14" office:value-type="string" calcext:value-type="string">
            <text:p>SelfCare</text:p>
          </table:table-cell>
          <table:table-cell table:style-name="ce19" office:value-type="string" calcext:value-type="string">
            <text:p>SelfCare</text:p>
          </table:table-cell>
        </table:table-row>
        <table:table-row table:style-name="ro1">
          <table:table-cell table:style-name="ce4" office:value-type="string" calcext:value-type="string">
            <text:p>Kitchen-debugChooseIngredient-397c69d0</text:p>
          </table:table-cell>
          <table:table-cell table:style-name="ce14" office:value-type="string" calcext:value-type="string">
            <text:p>Sventrare</text:p>
          </table:table-cell>
          <table:table-cell table:style-name="ce19" office:value-type="string" calcext:value-type="string">
            <text:p>Sventrare</text:p>
          </table:table-cell>
        </table:table-row>
        <table:table-row table:style-name="ro1">
          <table:table-cell table:style-name="ce4" office:value-type="string" calcext:value-type="string">
            <text:p>Kitchen-debugChooseIngredient-4fe69ba3</text:p>
          </table:table-cell>
          <table:table-cell table:style-name="ce14" office:value-type="string" calcext:value-type="string">
            <text:p>Emancipazione</text:p>
          </table:table-cell>
          <table:table-cell table:style-name="ce19" office:value-type="string" calcext:value-type="string">
            <text:p>Emancipazione</text:p>
          </table:table-cell>
        </table:table-row>
        <table:table-row table:style-name="ro1">
          <table:table-cell table:style-name="ce4" office:value-type="string" calcext:value-type="string">
            <text:p>Kitchen-debugChooseIngredient-3890d587</text:p>
          </table:table-cell>
          <table:table-cell table:style-name="ce14" office:value-type="string" calcext:value-type="string">
            <text:p>MichelaMurgia</text:p>
          </table:table-cell>
          <table:table-cell table:style-name="ce19" office:value-type="string" calcext:value-type="string">
            <text:p>MichelaMurgia</text:p>
          </table:table-cell>
        </table:table-row>
        <table:table-row table:style-name="ro1">
          <table:table-cell table:style-name="ce4" office:value-type="string" calcext:value-type="string">
            <text:p>Kitchen-debugChooseIngredient-e43d32cb</text:p>
          </table:table-cell>
          <table:table-cell table:style-name="ce14" office:value-type="string" calcext:value-type="string">
            <text:p>Sacrificio</text:p>
          </table:table-cell>
          <table:table-cell table:style-name="ce19" office:value-type="string" calcext:value-type="string">
            <text:p>Sacrificio</text:p>
          </table:table-cell>
        </table:table-row>
        <table:table-row table:style-name="ro1">
          <table:table-cell table:style-name="ce4" office:value-type="string" calcext:value-type="string">
            <text:p>Kitchen-debugChooseIngredient-9ee38ca1</text:p>
          </table:table-cell>
          <table:table-cell table:style-name="ce14" office:value-type="string" calcext:value-type="string">
            <text:p>PeanutButter</text:p>
          </table:table-cell>
          <table:table-cell table:style-name="ce19" office:value-type="string" calcext:value-type="string">
            <text:p>PeanutButter</text:p>
          </table:table-cell>
        </table:table-row>
        <table:table-row table:style-name="ro1">
          <table:table-cell table:style-name="ce4" office:value-type="string" calcext:value-type="string">
            <text:p>Kitchen-debugChooseIngredient-0148574e</text:p>
          </table:table-cell>
          <table:table-cell table:style-name="ce14" office:value-type="string" calcext:value-type="string">
            <text:p>GiocattoloPreferito</text:p>
          </table:table-cell>
          <table:table-cell table:style-name="ce19" office:value-type="string" calcext:value-type="string">
            <text:p>GiocattoloPreferito</text:p>
          </table:table-cell>
        </table:table-row>
        <table:table-row table:style-name="ro1">
          <table:table-cell table:style-name="ce4" office:value-type="string" calcext:value-type="string">
            <text:p>Kitchen-debugChooseIngredient-850b77d2</text:p>
          </table:table-cell>
          <table:table-cell table:style-name="ce14" office:value-type="string" calcext:value-type="string">
            <text:p>KateBush</text:p>
          </table:table-cell>
          <table:table-cell table:style-name="ce19" office:value-type="string" calcext:value-type="string">
            <text:p>KateBush</text:p>
          </table:table-cell>
        </table:table-row>
        <table:table-row table:style-name="ro1">
          <table:table-cell table:style-name="ce4" office:value-type="string" calcext:value-type="string">
            <text:p>Kitchen-debugChooseIngredient-d3a07bb7</text:p>
          </table:table-cell>
          <table:table-cell table:style-name="ce14" office:value-type="string" calcext:value-type="string">
            <text:p>IdeaDiSuccesso</text:p>
          </table:table-cell>
          <table:table-cell table:style-name="ce19" office:value-type="string" calcext:value-type="string">
            <text:p>IdeaDiSuccesso</text:p>
          </table:table-cell>
        </table:table-row>
        <table:table-row table:style-name="ro1">
          <table:table-cell table:style-name="ce4" office:value-type="string" calcext:value-type="string">
            <text:p>Kitchen-debugChooseIngredient-240eff89</text:p>
          </table:table-cell>
          <table:table-cell table:style-name="ce14" office:value-type="string" calcext:value-type="string">
            <text:p>CassaPortatile</text:p>
          </table:table-cell>
          <table:table-cell table:style-name="ce19" office:value-type="string" calcext:value-type="string">
            <text:p>CassaPortatile</text:p>
          </table:table-cell>
        </table:table-row>
        <table:table-row table:style-name="ro1">
          <table:table-cell table:style-name="ce4" office:value-type="string" calcext:value-type="string">
            <text:p>Kitchen-debugChooseIngredient-6ed4de37</text:p>
          </table:table-cell>
          <table:table-cell table:style-name="ce14" office:value-type="string" calcext:value-type="string">
            <text:p>Padre</text:p>
          </table:table-cell>
          <table:table-cell table:style-name="ce19" office:value-type="string" calcext:value-type="string">
            <text:p>Padre</text:p>
          </table:table-cell>
        </table:table-row>
        <table:table-row table:style-name="ro1">
          <table:table-cell table:style-name="ce4" office:value-type="string" calcext:value-type="string">
            <text:p>Kitchen-debugChooseIngredient-1380c546</text:p>
          </table:table-cell>
          <table:table-cell table:style-name="ce14" office:value-type="string" calcext:value-type="string">
            <text:p>Funghicida</text:p>
          </table:table-cell>
          <table:table-cell table:style-name="ce19" office:value-type="string" calcext:value-type="string">
            <text:p>Funghicida</text:p>
          </table:table-cell>
        </table:table-row>
        <table:table-row table:style-name="ro1">
          <table:table-cell table:style-name="ce4" office:value-type="string" calcext:value-type="string">
            <text:p>Kitchen-debugChooseIngredient-62a512b1</text:p>
          </table:table-cell>
          <table:table-cell table:style-name="ce14" office:value-type="string" calcext:value-type="string">
            <text:p>Mappa</text:p>
          </table:table-cell>
          <table:table-cell table:style-name="ce19" office:value-type="string" calcext:value-type="string">
            <text:p>Mappa</text:p>
          </table:table-cell>
        </table:table-row>
        <table:table-row table:style-name="ro1">
          <table:table-cell table:style-name="ce4" office:value-type="string" calcext:value-type="string">
            <text:p>Kitchen-debugChooseIngredient-a9e538a2</text:p>
          </table:table-cell>
          <table:table-cell table:style-name="ce14" office:value-type="string" calcext:value-type="string">
            <text:p>Grande</text:p>
          </table:table-cell>
          <table:table-cell table:style-name="ce19" office:value-type="string" calcext:value-type="string">
            <text:p>Grande</text:p>
          </table:table-cell>
        </table:table-row>
        <table:table-row table:style-name="ro1">
          <table:table-cell table:style-name="ce4" office:value-type="string" calcext:value-type="string">
            <text:p>Kitchen-debugChooseIngredient-4d05f7be</text:p>
          </table:table-cell>
          <table:table-cell table:style-name="ce14" office:value-type="string" calcext:value-type="string">
            <text:p>Aiuto</text:p>
          </table:table-cell>
          <table:table-cell table:style-name="ce19" office:value-type="string" calcext:value-type="string">
            <text:p>Aiuto</text:p>
          </table:table-cell>
        </table:table-row>
        <table:table-row table:style-name="ro1">
          <table:table-cell table:style-name="ce4" office:value-type="string" calcext:value-type="string">
            <text:p>Kitchen-debugChooseIngredient-b370ee23</text:p>
          </table:table-cell>
          <table:table-cell table:style-name="ce14" office:value-type="string" calcext:value-type="string">
            <text:p>Aiutoooooo</text:p>
          </table:table-cell>
          <table:table-cell table:style-name="ce19" office:value-type="string" calcext:value-type="string">
            <text:p>Aiutoooooo</text:p>
          </table:table-cell>
        </table:table-row>
        <table:table-row table:style-name="ro1">
          <table:table-cell table:style-name="ce4" office:value-type="string" calcext:value-type="string">
            <text:p>Kitchen-debugChooseIngredient-0eddcd76</text:p>
          </table:table-cell>
          <table:table-cell table:style-name="ce14" office:value-type="string" calcext:value-type="string">
            <text:p>CollaDiPesce</text:p>
          </table:table-cell>
          <table:table-cell table:style-name="ce19" office:value-type="string" calcext:value-type="string">
            <text:p>CollaDiPesce</text:p>
          </table:table-cell>
        </table:table-row>
        <table:table-row table:style-name="ro1">
          <table:table-cell table:style-name="ce4" office:value-type="string" calcext:value-type="string">
            <text:p>Kitchen-debugChooseIngredient-ce9f4697</text:p>
          </table:table-cell>
          <table:table-cell table:style-name="ce14" office:value-type="string" calcext:value-type="string">
            <text:p>Filtrare</text:p>
          </table:table-cell>
          <table:table-cell table:style-name="ce19" office:value-type="string" calcext:value-type="string">
            <text:p>Filtrare</text:p>
          </table:table-cell>
        </table:table-row>
        <table:table-row table:style-name="ro1">
          <table:table-cell table:style-name="ce4" office:value-type="string" calcext:value-type="string">
            <text:p>Kitchen-debugChooseIngredient-a8bde672</text:p>
          </table:table-cell>
          <table:table-cell table:style-name="ce14" office:value-type="string" calcext:value-type="string">
            <text:p>Mazinga</text:p>
          </table:table-cell>
          <table:table-cell table:style-name="ce19" office:value-type="string" calcext:value-type="string">
            <text:p>Mazinga</text:p>
          </table:table-cell>
        </table:table-row>
        <table:table-row table:style-name="ro1">
          <table:table-cell table:style-name="ce4" office:value-type="string" calcext:value-type="string">
            <text:p>Kitchen-debugChooseIngredient-935682c2</text:p>
          </table:table-cell>
          <table:table-cell table:style-name="ce14" office:value-type="string" calcext:value-type="string">
            <text:p>OrecchieUgo</text:p>
          </table:table-cell>
          <table:table-cell table:style-name="ce19" office:value-type="string" calcext:value-type="string">
            <text:p>OrecchieUgo</text:p>
          </table:table-cell>
        </table:table-row>
        <table:table-row table:style-name="ro2">
          <table:table-cell table:style-name="ce4" office:value-type="string" calcext:value-type="string">
            <text:p>Endings-after_kitchen-f85a4e13</text:p>
          </table:table-cell>
          <table:table-cell table:style-name="ce14" office:value-type="string" calcext:value-type="string">
            <text:p>DEBUG: after_kitchen(strangeness={strangeness}, num_right_ingredients={num_right_ingredients})</text:p>
          </table:table-cell>
          <table:table-cell table:style-name="ce19" office:value-type="string" calcext:value-type="string">
            <text:p>DEBUG: after_kitchen(strangeness={strangeness}, num_right_ingredients={num_right_ingredients})</text:p>
          </table:table-cell>
        </table:table-row>
        <table:table-row table:style-name="ro1">
          <table:table-cell table:style-name="ce4" office:value-type="string" calcext:value-type="string">
            <text:p>Endings-after_kitchen-8679d0e9</text:p>
          </table:table-cell>
          <table:table-cell table:style-name="ce14" office:value-type="string" calcext:value-type="string">
            <text:p>@moveToEnding</text:p>
          </table:table-cell>
          <table:table-cell table:style-name="ce19" office:value-type="string" calcext:value-type="string">
            <text:p>@moveToEnding</text:p>
          </table:table-cell>
        </table:table-row>
        <table:table-row table:style-name="ro2">
          <table:table-cell table:style-name="ce4" office:value-type="string" calcext:value-type="string">
            <text:p>Endings-after_kitchen-d7f9663c</text:p>
          </table:table-cell>
          <table:table-cell table:style-name="ce14" office:value-type="string" calcext:value-type="string">
            <text:p>DOGRON: Uh, avresti dovuto perdere, ma hai il bonus che ti permette di salvarti una volta ! Fortuuuna a te, sì sì!</text:p>
          </table:table-cell>
          <table:table-cell table:style-name="ce19" office:value-type="string" calcext:value-type="string">
            <text:p>DOGRON: Uh, you should have been eliminated, but you have the bonus that allows you to save yourself once! Luuuuucky you, yes yes !</text:p>
          </table:table-cell>
        </table:table-row>
        <table:table-row table:style-name="ro3">
          <table:table-cell table:style-name="ce4" office:value-type="string" calcext:value-type="string">
            <text:p>Endings-non_ce_lhai_fatta-d1f74142</text:p>
          </table:table-cell>
          <table:table-cell table:style-name="ce14" office:value-type="string" calcext:value-type="string">
            <text:p>DOGRON: {~ Il Gran Consiglio dei Carlini ha scoperto che copi le ricette da Benedetta Parodi|La Suprema Chihuahua ti ha morso il calcagno, ripetutamente. Morirai di rabbia|Bruiser Woods è entrato nel Gran Consiglio e ha fatto vincere Piiiietro}. THE GOOD DOG per te finisce qua.</text:p>
          </table:table-cell>
          <table:table-cell table:style-name="ce19" office:value-type="string" calcext:value-type="string">
            <text:p>DOGRON: {~ The Great Council of Pugs discovered that you copy recipes from Nigella Lawson|The Supreme Chihuahua has bitten your heel, repeatedly. You will die of rabies|Bruiser Woods entered the Grand Council and made Piiiietro win}. THE GOOOOOOOOOD DOG ends here for you.</text:p>
          </table:table-cell>
        </table:table-row>
        <table:table-row table:style-name="ro1">
          <table:table-cell table:style-name="ce4" office:value-type="string" calcext:value-type="string">
            <text:p>Endings-eliminazione_concorrente-81604c5d</text:p>
          </table:table-cell>
          <table:table-cell table:style-name="ce14" office:value-type="string" calcext:value-type="string">
            <text:p>DOGRON: Complimenti, hai vinto a scapito di:</text:p>
          </table:table-cell>
          <table:table-cell table:style-name="ce19" office:value-type="string" calcext:value-type="string">
            <text:p>DOGRON: Congratulations, you won at the expense of:</text:p>
          </table:table-cell>
        </table:table-row>
        <table:table-row table:style-name="ro4">
          <table:table-cell table:style-name="ce4" office:value-type="string" calcext:value-type="string">
            <text:p>Endings-finale_cinque-0c314e6b</text:p>
          </table:table-cell>
          <table:table-cell table:style-name="ce14" office:value-type="string" calcext:value-type="string">
            <text:p>DOGRON: Tu porti qui della cucina metafisica! Cosa è successo quando hai finito di cucinare? {~ Pazuzu in persona sale dagli Inferi per chiederti quale orrore tu abbia cucinato|Hai cancellato la gravità.|Si è aperto un buco nero in cabina di regia, ripartiamo il prima possibile}. Non so perché, ma sei imbattibile!</text:p>
          </table:table-cell>
          <table:table-cell table:style-name="ce19" office:value-type="string" calcext:value-type="string">
            <text:p>DOGRON: You bring some metaphysical cooking in here! What happened when you finished cooking? {~ Pazuzu himself rises from the Underworld to ask you what horror you have cooked|You have nullified gravity.|A black hole opened in the control room, we’ll be back on air as soon as possible}. I don't know why, but you are unbeatable!</text:p>
          </table:table-cell>
        </table:table-row>
        <table:table-row table:style-name="ro3">
          <table:table-cell table:style-name="ce4" office:value-type="string" calcext:value-type="string">
            <text:p>Endings-finale_quattro-ff74bca3</text:p>
          </table:table-cell>
          <table:table-cell table:style-name="ce14" office:value-type="string" calcext:value-type="string">
            <text:p>DOGRON: Non sono ancora sicuro che tu sappia cucinare. Com'è andata oggi? {~ In cucina va tutto bene. Fuori, l'universo è stato cancellato| Mi avvisano che il pianeta ha smesso di girare| Chi sono? Da dove vengo? Cosa c'era nel mio piatto? Qualcuno mi aiuti}. Hai superato la sfida di oggi!</text:p>
          </table:table-cell>
          <table:table-cell table:style-name="ce19" office:value-type="string" calcext:value-type="string">
            <text:p>DOGRON: I'm still not sure if you can cook. So, how was it today? {~ Everything is fine in the kitchen. Outside, the universe has been erased| I'm being notified that the planet has stopped turning| Who am I? Where do I come from? What was on my plate? Someone please help me}. You have passed today's challenge!</text:p>
          </table:table-cell>
        </table:table-row>
        <table:table-row table:style-name="ro3">
          <table:table-cell table:style-name="ce4" office:value-type="string" calcext:value-type="string">
            <text:p>Endings-finale_tre-2383d735</text:p>
          </table:table-cell>
          <table:table-cell table:style-name="ce14" office:value-type="string" calcext:value-type="string">
            <text:p>DOGRON: Vedo i tuoi sforzi, oggi, e che dire di ciò che hai cucinato? {~ Dal forno, lo sformato lancia grida strazianti.|La cosa che era nel mio piatto sta ballando con la cameraman.|Hai cucinato qualcosa che sa lanciarmi la palla!} Hai vinto questa sfida! A domani!</text:p>
          </table:table-cell>
          <table:table-cell table:style-name="ce19" office:value-type="string" calcext:value-type="string">
            <text:p>DOGRON: I see your efforts today, and what about that which you cooked? {~ I can hear the pie letting out excruciating screams from the hoven.|The thing that was on my plate is dancing with the cameraman.|You cooked something that can throw me the ball!} You won this challenge! See you tomorrow!</text:p>
          </table:table-cell>
        </table:table-row>
        <table:table-row table:style-name="ro3">
          <table:table-cell table:style-name="ce4" office:value-type="string" calcext:value-type="string">
            <text:p>Endings-finale_due-35c6071a</text:p>
          </table:table-cell>
          <table:table-cell table:style-name="ce14" office:value-type="string" calcext:value-type="string">
            <text:p>DOGRON: Rispetto a quello che hai cucinato... {~ Dalla padella arriva un odore di cianuro e acqua di mare|Perché c'è della plastica fusa nel mio piatto?|Dopo averlo mangiato, ho tossito e mi è caduto un polmone}. Ma complimenti: ci vediamo al prossimo episodio!</text:p>
          </table:table-cell>
          <table:table-cell table:style-name="ce19" office:value-type="string" calcext:value-type="string">
            <text:p>DOGRON: Regarding what you just cooked... {~ From the frying pan comes a smell of cyanide and sea water.|Why is there melted plastic on my plate?|After eating it, I coughed and dropped a lung.} But congratulations: see you in the next episode!</text:p>
          </table:table-cell>
        </table:table-row>
        <table:table-row table:style-name="ro3">
          <table:table-cell table:style-name="ce4" office:value-type="string" calcext:value-type="string">
            <text:p>Endings-finale_uno-a4dadcfb</text:p>
          </table:table-cell>
          <table:table-cell table:style-name="ce14" office:value-type="string" calcext:value-type="string">
            <text:p>DOGRON: In merito alla tua ricetta: {~ Quello che c'è nella padella non grida, non si muove, e non fa domande esistenziali|Potrebbe essere passabile per un McDonald's|Conosco degli studenti che forse potrebbero mangiarlo, forse}. Inaspettatamente passi alla prossima puntata!</text:p>
          </table:table-cell>
          <table:table-cell table:style-name="ce19" office:value-type="string" calcext:value-type="string">
            <text:p>DOGRON: Regarding your recipe: {~ What's in the pan doesn't scream, doesn't move, and doesn't ask existential questions|Might be acceptable. For a McDonald's|I know some students who might eat it, maybe}. Unexpectedly, you move on to the next episode!</text:p>
          </table:table-cell>
        </table:table-row>
        <table:table-row table:style-name="ro2">
          <table:table-cell table:style-name="ce4" office:value-type="string" calcext:value-type="string">
            <text:p>Endings-finale-fdd45cfd</text:p>
          </table:table-cell>
          <table:table-cell table:style-name="ce14" office:value-type="string" calcext:value-type="string">
            <text:p>DOGRON: Uh, guarda che bella devastazione! Avresti mai pensato di vincere questo programma?</text:p>
          </table:table-cell>
          <table:table-cell table:style-name="ce19" office:value-type="string" calcext:value-type="string">
            <text:p>DOGRON: Uh, look at this beautiful devastation! Did you ever think you could win this show?</text:p>
          </table:table-cell>
        </table:table-row>
        <table:table-row table:style-name="ro1">
          <table:table-cell table:style-name="ce4" office:value-type="string" calcext:value-type="string">
            <text:p>Endings-finale-db82da14</text:p>
          </table:table-cell>
          <table:table-cell table:style-name="ce14" office:value-type="string" calcext:value-type="string">
            <text:p>YOU: Ovvio, son l'unica persona che ha davvero cucinato.</text:p>
          </table:table-cell>
          <table:table-cell table:style-name="ce19" office:value-type="string" calcext:value-type="string">
            <text:p>YOU: Of course, I'm the only person who actually cooked.</text:p>
          </table:table-cell>
        </table:table-row>
        <table:table-row table:style-name="ro1">
          <table:table-cell table:style-name="ce4" office:value-type="string" calcext:value-type="string">
            <text:p>Endings-finale-6f8fd8cb</text:p>
          </table:table-cell>
          <table:table-cell table:style-name="ce14" office:value-type="string" calcext:value-type="string">
            <text:p>YOU: Non stai per uccidermi, vero?</text:p>
          </table:table-cell>
          <table:table-cell table:style-name="ce19" office:value-type="string" calcext:value-type="string">
            <text:p>YOU: You're not going to kill me, are you?</text:p>
          </table:table-cell>
        </table:table-row>
        <table:table-row table:style-name="ro1">
          <table:table-cell table:style-name="ce4" office:value-type="string" calcext:value-type="string">
            <text:p>Endings-finale-966a5a75</text:p>
          </table:table-cell>
          <table:table-cell table:style-name="ce14" office:value-type="string" calcext:value-type="string">
            <text:p>YOU: Ora posso andare a casa?</text:p>
          </table:table-cell>
          <table:table-cell table:style-name="ce19" office:value-type="string" calcext:value-type="string">
            <text:p>YOU: Can I go home now?</text:p>
          </table:table-cell>
        </table:table-row>
        <table:table-row table:style-name="ro1">
          <table:table-cell table:style-name="ce4" office:value-type="string" calcext:value-type="string">
            <text:p>Endings-finale-bb3b1818</text:p>
          </table:table-cell>
          <table:table-cell table:style-name="ce14" office:value-type="string" calcext:value-type="string">
            <text:p>DOGRON: E ora, il premio!</text:p>
          </table:table-cell>
          <table:table-cell table:style-name="ce19" office:value-type="string" calcext:value-type="string">
            <text:p>DOGRON: And now, the prize!</text:p>
          </table:table-cell>
        </table:table-row>
        <table:table-row table:style-name="ro2">
          <table:table-cell table:style-name="ce4" office:value-type="string" calcext:value-type="string">
            <text:p>Endings-finale-c311d097</text:p>
          </table:table-cell>
          <table:table-cell table:style-name="ce14" office:value-type="string" calcext:value-type="string">
            <text:p>DOGRON: Sorpresa: non un ristorante su Mercuuuuuuurio, ma, ma, lo vuoi sentire?</text:p>
          </table:table-cell>
          <table:table-cell table:style-name="ce19" office:value-type="string" calcext:value-type="string">
            <text:p>DOGRON: Surprise: not a restaurant on Mercuuuuuuury, but, but, do you want to hear it?</text:p>
          </table:table-cell>
        </table:table-row>
        <table:table-row table:style-name="ro1">
          <table:table-cell table:style-name="ce4" office:value-type="string" calcext:value-type="string">
            <text:p>Endings-finale-a922816c</text:p>
          </table:table-cell>
          <table:table-cell table:style-name="ce14" office:value-type="string" calcext:value-type="string">
            <text:p>YOU: Più prendi tempo, meno credo di volerlo sapere.</text:p>
          </table:table-cell>
          <table:table-cell table:style-name="ce19" office:value-type="string" calcext:value-type="string">
            <text:p>YOU: The longer you take, the less I think I want to know.</text:p>
          </table:table-cell>
        </table:table-row>
        <table:table-row table:style-name="ro1">
          <table:table-cell table:style-name="ce4" office:value-type="string" calcext:value-type="string">
            <text:p>Endings-finale-39d767e5</text:p>
          </table:table-cell>
          <table:table-cell table:style-name="ce14" office:value-type="string" calcext:value-type="string">
            <text:p>YOU: Si, si, si!</text:p>
          </table:table-cell>
          <table:table-cell table:style-name="ce19" office:value-type="string" calcext:value-type="string">
            <text:p>YOU: Yes, yes, yes!</text:p>
          </table:table-cell>
        </table:table-row>
        <table:table-row table:style-name="ro1">
          <table:table-cell table:style-name="ce4" office:value-type="string" calcext:value-type="string">
            <text:p>Endings-finale-e13d82ee</text:p>
          </table:table-cell>
          <table:table-cell table:style-name="ce14" office:value-type="string" calcext:value-type="string">
            <text:p>YOU: L'importante è tornare a casa, ti prego.</text:p>
          </table:table-cell>
          <table:table-cell table:style-name="ce19" office:value-type="string" calcext:value-type="string">
            <text:p>YOU: The important thing is to go home, please.</text:p>
          </table:table-cell>
        </table:table-row>
        <table:table-row table:style-name="ro1">
          <table:table-cell table:style-name="ce4" office:value-type="string" calcext:value-type="string">
            <text:p>Endings-finale-25ed7495</text:p>
          </table:table-cell>
          <table:table-cell table:style-name="ce14" office:value-type="string" calcext:value-type="string">
            <text:p>DOGRON: Sarai la prima persona!</text:p>
          </table:table-cell>
          <table:table-cell table:style-name="ce19" office:value-type="string" calcext:value-type="string">
            <text:p>DOGRON: You will be the first person!</text:p>
          </table:table-cell>
        </table:table-row>
        <table:table-row table:style-name="ro1">
          <table:table-cell table:style-name="ce4" office:value-type="string" calcext:value-type="string">
            <text:p>Endings-finale-a866bc55</text:p>
          </table:table-cell>
          <table:table-cell table:style-name="ce14" office:value-type="string" calcext:value-type="string">
            <text:p>YOU: A fare cosa?</text:p>
          </table:table-cell>
          <table:table-cell table:style-name="ce19" office:value-type="string" calcext:value-type="string">
            <text:p>YOU: To do what?</text:p>
          </table:table-cell>
        </table:table-row>
        <table:table-row table:style-name="ro1">
          <table:table-cell table:style-name="ce4" office:value-type="string" calcext:value-type="string">
            <text:p>Endings-finale-2d591814</text:p>
          </table:table-cell>
          <table:table-cell table:style-name="ce14" office:value-type="string" calcext:value-type="string">
            <text:p>DOGRON: A sostituire gli umani sul nostro pianeta.</text:p>
          </table:table-cell>
          <table:table-cell table:style-name="ce19" office:value-type="string" calcext:value-type="string">
            <text:p>DOGRON: To replace humans on our planet.</text:p>
          </table:table-cell>
        </table:table-row>
        <table:table-row table:style-name="ro5">
          <table:table-cell table:style-name="ce4" office:value-type="string" calcext:value-type="string">
            <text:p>Endings-finale-f073d85e</text:p>
          </table:table-cell>
          <table:table-cell table:style-name="ce14" office:value-type="string" calcext:value-type="string">
            <text:p>DOGRON: A prenderti cura della Suprema Chihuahua, dei Carlini e ovviamente di un labrador dolcissimo e bravissimo pat-pat!</text:p>
          </table:table-cell>
          <table:table-cell table:style-name="ce19" office:value-type="string" calcext:value-type="string">
            <text:p>DOGRON: Taking care of the Supreme Chihuahua, of the Pugs and of course of a sweet and very good (pat-pat!) labrador!</text:p>
          </table:table-cell>
        </table:table-row>
        <table:table-row table:style-name="ro1">
          <table:table-cell table:style-name="ce4" office:value-type="string" calcext:value-type="string">
            <text:p>Endings-finale-8137b51f</text:p>
          </table:table-cell>
          <table:table-cell table:style-name="ce14" office:value-type="string" calcext:value-type="string">
            <text:p>YOU: E quale sarebbe questo labrador?</text:p>
          </table:table-cell>
          <table:table-cell table:style-name="ce19" office:value-type="string" calcext:value-type="string">
            <text:p>YOU: Which labrador are you talking about?</text:p>
          </table:table-cell>
        </table:table-row>
        <table:table-row table:style-name="ro1">
          <table:table-cell table:style-name="ce4" office:value-type="string" calcext:value-type="string">
            <text:p>Endings-finale-d8155667</text:p>
          </table:table-cell>
          <table:table-cell table:style-name="ce14" office:value-type="string" calcext:value-type="string">
            <text:p>DOGRON: Non mi piacciono questi scherzi, no no.</text:p>
          </table:table-cell>
          <table:table-cell table:style-name="ce19" office:value-type="string" calcext:value-type="string">
            <text:p>DOGRON: I don't like these jokes, no no.</text:p>
          </table:table-cell>
        </table:table-row>
        <table:table-row table:style-name="ro1">
          <table:table-cell table:style-name="ce4" office:value-type="string" calcext:value-type="string">
            <text:p>Endings-finale-95a25539</text:p>
          </table:table-cell>
          <table:table-cell table:style-name="ce14" office:value-type="string" calcext:value-type="string">
            <text:p>YOU: Chi è un bravo cane? Chi?</text:p>
          </table:table-cell>
          <table:table-cell table:style-name="ce19" office:value-type="string" calcext:value-type="string">
            <text:p>YOU: Who’s a good dog? Who?</text:p>
          </table:table-cell>
        </table:table-row>
        <table:table-row table:style-name="ro1">
          <table:table-cell table:style-name="ce4" office:value-type="string" calcext:value-type="string">
            <text:p>Endings-finale-f56f0e22</text:p>
          </table:table-cell>
          <table:table-cell table:style-name="ce14" office:value-type="string" calcext:value-type="string">
            <text:p>DOGRON: Io sono un bravo cane, uuuuuuuuuun bravo cane!!!</text:p>
          </table:table-cell>
          <table:table-cell table:style-name="ce19" office:value-type="string" calcext:value-type="string">
            <text:p>DOGRON: I am a good dog, a very gooooooood dog!!!</text:p>
          </table:table-cell>
        </table:table-row>
        <table:table-row table:style-name="ro1">
          <table:table-cell table:style-name="ce4" office:value-type="string" calcext:value-type="string">
            <text:p>Endings-finale-df2deac5</text:p>
          </table:table-cell>
          <table:table-cell table:style-name="ce14" office:value-type="string" calcext:value-type="string">
            <text:p>YOU: E dove si trova la vostra casa?</text:p>
          </table:table-cell>
          <table:table-cell table:style-name="ce19" office:value-type="string" calcext:value-type="string">
            <text:p>YOU: And where is your home located?</text:p>
          </table:table-cell>
        </table:table-row>
        <table:table-row table:style-name="ro5">
          <table:table-cell table:style-name="ce4" office:value-type="string" calcext:value-type="string">
            <text:p>Endings-finale-446beb83</text:p>
          </table:table-cell>
          <table:table-cell table:style-name="ce14" office:value-type="string" calcext:value-type="string">
            <text:p>DOGRON: Un pianeta molto semplice. Ci sono idranti, giardini, fiumi, un sacco di palline da tennis, cuccie, alberi della pizza e fontane di birra. Spero sia di tuo gradimento.</text:p>
          </table:table-cell>
          <table:table-cell table:style-name="ce19" office:value-type="string" calcext:value-type="string">
            <text:p>DOGRON: A very simple planet. There are fire hydrants, gardens, rivers, lots of tennis balls, kennels, pizza trees and beer fountains. I hope you will find it's to your liking.</text:p>
          </table:table-cell>
        </table:table-row>
        <table:table-row table:style-name="ro1">
          <table:table-cell table:style-name="ce4" office:value-type="string" calcext:value-type="string">
            <text:p>Endings-finale-79f3228f</text:p>
          </table:table-cell>
          <table:table-cell table:style-name="ce14" office:value-type="string" calcext:value-type="string">
            <text:p>YOU: Alberi della pizza?</text:p>
          </table:table-cell>
          <table:table-cell table:style-name="ce19" office:value-type="string" calcext:value-type="string">
            <text:p>YOU: Pizza trees?</text:p>
          </table:table-cell>
        </table:table-row>
        <table:table-row table:style-name="ro1">
          <table:table-cell table:style-name="ce4" office:value-type="string" calcext:value-type="string">
            <text:p>Endings-finale-bbcc2a17</text:p>
          </table:table-cell>
          <table:table-cell table:style-name="ce14" office:value-type="string" calcext:value-type="string">
            <text:p>DOGRON: Sì. Ti piace la pizza?</text:p>
          </table:table-cell>
          <table:table-cell table:style-name="ce19" office:value-type="string" calcext:value-type="string">
            <text:p>DOGRON: Yes. Do you like pizza?</text:p>
          </table:table-cell>
        </table:table-row>
        <table:table-row table:style-name="ro1">
          <table:table-cell table:style-name="ce4" office:value-type="string" calcext:value-type="string">
            <text:p>Endings-finale-64855368</text:p>
          </table:table-cell>
          <table:table-cell table:style-name="ce14" office:value-type="string" calcext:value-type="string">
            <text:p>YOU: Andiamo!</text:p>
          </table:table-cell>
          <table:table-cell table:style-name="ce19" office:value-type="string" calcext:value-type="string">
            <text:p>YOU: Let's go!</text:p>
          </table:table-cell>
        </table:table-row>
        <table:table-row table:style-name="ro1">
          <table:table-cell table:style-name="ce4" office:value-type="string" calcext:value-type="string">
            <text:p>Endings-finale-993ddbce</text:p>
          </table:table-cell>
          <table:table-cell table:style-name="ce14" office:value-type="string" calcext:value-type="string">
            <text:p>YOU: Fontane di birra?</text:p>
          </table:table-cell>
          <table:table-cell table:style-name="ce19" office:value-type="string" calcext:value-type="string">
            <text:p>YOU: Beer fountains?</text:p>
          </table:table-cell>
        </table:table-row>
        <table:table-row table:style-name="ro1">
          <table:table-cell table:style-name="ce4" office:value-type="string" calcext:value-type="string">
            <text:p>Endings-finale-6c5a62ec</text:p>
          </table:table-cell>
          <table:table-cell table:style-name="ce14" office:value-type="string" calcext:value-type="string">
            <text:p>DOGRON: Purtroppo crescono così, anche se non vogliamo.</text:p>
          </table:table-cell>
          <table:table-cell table:style-name="ce19" office:value-type="string" calcext:value-type="string">
            <text:p>DOGRON: Unfortunately, they grow up that way, even if we don't want to.</text:p>
          </table:table-cell>
        </table:table-row>
        <table:table-row table:style-name="ro1">
          <table:table-cell table:style-name="ce4" office:value-type="string" calcext:value-type="string">
            <text:p>Endings-finale-b30d2322</text:p>
          </table:table-cell>
          <table:table-cell table:style-name="ce14" office:value-type="string" calcext:value-type="string">
            <text:p>YOU: Partiamo, subito!!!</text:p>
          </table:table-cell>
          <table:table-cell table:style-name="ce19" office:value-type="string" calcext:value-type="string">
            <text:p>YOU: We're leaving, right now!!!</text:p>
          </table:table-cell>
        </table:table-row>
        <table:table-row table:style-name="ro1">
          <table:table-cell table:style-name="ce4" office:value-type="string" calcext:value-type="string">
            <text:p>Endings-finale-e3e9cc96</text:p>
          </table:table-cell>
          <table:table-cell table:style-name="ce14" office:value-type="string" calcext:value-type="string">
            <text:p>YOU: Idranti?</text:p>
          </table:table-cell>
          <table:table-cell table:style-name="ce19" office:value-type="string" calcext:value-type="string">
            <text:p>YOU: Fire hydrants?</text:p>
          </table:table-cell>
        </table:table-row>
        <table:table-row table:style-name="ro2">
          <table:table-cell table:style-name="ce4" office:value-type="string" calcext:value-type="string">
            <text:p>Endings-finale-d9faa742</text:p>
          </table:table-cell>
          <table:table-cell table:style-name="ce14" office:value-type="string" calcext:value-type="string">
            <text:p>DOGRON: Sì! Piacciono anche a te? Non dirmi che sei un doggo!</text:p>
          </table:table-cell>
          <table:table-cell table:style-name="ce19" office:value-type="string" calcext:value-type="string">
            <text:p>DOGRON: Yes! Do you like them too? Don't tell me you're a doggo!</text:p>
          </table:table-cell>
        </table:table-row>
        <table:table-row table:style-name="ro2">
          <table:table-cell table:style-name="ce4" office:value-type="string" calcext:value-type="string">
            <text:p>Endings-finale-c93e9e69</text:p>
          </table:table-cell>
          <table:table-cell table:style-name="ce14" office:value-type="string" calcext:value-type="string">
            <text:p>YOU: Macchè doggo! Il Culto è allergico all'acqua, non mi prenderanno mai!</text:p>
          </table:table-cell>
          <table:table-cell table:style-name="ce19" office:value-type="string" calcext:value-type="string">
            <text:p>YOU: No! But the Cult is allergic to water, they'll never catch me!</text:p>
          </table:table-cell>
        </table:table-row>
        <table:table-row table:style-name="ro2">
          <table:table-cell table:style-name="ce4" office:value-type="string" calcext:value-type="string">
            <text:p>Endings-finale-eda0cd65</text:p>
          </table:table-cell>
          <table:table-cell table:style-name="ce14" office:value-type="string" calcext:value-type="string">
            <text:p>DOGRON: E allora, si parte! La nostra missione qui è completa!</text:p>
          </table:table-cell>
          <table:table-cell table:style-name="ce19" office:value-type="string" calcext:value-type="string">
            <text:p>DOGRON: So, off we go! Our mission here is complete!</text:p>
          </table:table-cell>
        </table:table-row>
        <table:table-row table:style-name="ro1">
          <table:table-cell table:style-name="ce4" office:value-type="string" calcext:value-type="string">
            <text:p>Endings-finale-c91834c9</text:p>
          </table:table-cell>
          <table:table-cell table:style-name="ce14" office:value-type="string" calcext:value-type="string">
            <text:p>DOGRON: Vai coi titoli di coda, Bruiser!</text:p>
          </table:table-cell>
          <table:table-cell table:style-name="ce19" office:value-type="string" calcext:value-type="string">
            <text:p>DOGRON: Go with the credits, Bruiser!</text:p>
          </table:table-cell>
        </table:table-row>
        <table:table-row table:style-name="ro1">
          <table:table-cell table:style-name="ce4" office:value-type="string" calcext:value-type="string">
            <text:p>DayStart-inizio_lounge-7e20e611</text:p>
          </table:table-cell>
          <table:table-cell table:style-name="ce14" office:value-type="string" calcext:value-type="string">
            <text:p>@moveToDialogue character:</text:p>
          </table:table-cell>
          <table:table-cell table:style-name="ce19" office:value-type="string" calcext:value-type="string">
            <text:p>@moveToDialogue character:</text:p>
          </table:table-cell>
        </table:table-row>
        <table:table-row table:style-name="ro4">
          <table:table-cell table:style-name="ce4" office:value-type="string" calcext:value-type="string">
            <text:p>DayStart-inizio_lounge-90ee4107</text:p>
          </table:table-cell>
          <table:table-cell table:style-name="ce14" office:value-type="string" calcext:value-type="string">
            <text:p>DOGRON: {E ora, un benvenuuuuto a tuuuutte le persone concorrenti e a chi ci segue da casa!|Eccoci nuovamente, concorrenti e spettatrici!|Buonasera a tuuuuutte le persone belle di questo pianeta e oltre!|Qualcuuuuuna ha visto il mio collare preferito?|L'ultima sera amiche, l'uuuultima sera assieme!}</text:p>
          </table:table-cell>
          <table:table-cell table:style-name="ce19" office:value-type="string" calcext:value-type="string">
            <text:p>DOGRON: {And nowwwwwwww, a warm welcome to all the contestants and those following us from home!|Here we go again, contestants and spectators!|Goooood evening to all the beautiful people on this planet and beyond!|Has anyone seen my favorite collar?|Last night my friends, last night together!}</text:p>
          </table:table-cell>
        </table:table-row>
        <table:table-row table:style-name="ro4">
          <table:table-cell table:style-name="ce4" office:value-type="string" calcext:value-type="string">
            <text:p>DayStart-inizio_lounge-977dc730</text:p>
          </table:table-cell>
          <table:table-cell table:style-name="ce14" office:value-type="string" calcext:value-type="string">
            <text:p>DOGRON: {Concorrenti, ricordatevi che ogni giorno perderete una delle vostre abilità. <text:s/>Persona uuuuumana qui davanti a me! Tu oggi perderai, rullo di tamburi...| Quuuuale abilità toglieremo oggi alla nostra persona umana?!?|Sempre meno gente, sempre meno abilità attive!|Uuuuh, mi fa male il pancino oggi.|Me doggo grande, non piange, no no, auuuuu!}</text:p>
          </table:table-cell>
          <table:table-cell table:style-name="ce19" office:value-type="string" calcext:value-type="string">
            <text:p>DOGRON: {Contestants, remember that every day youuuuu will lose one of your abilities. Human person here in front of me! Today you wil lose... drum rolls...|What skill shall we take away from our huuuuuman person today?!?|Fewer and fewer people, fewer and fewer active skills!|Uuuuh, my tummy hurts today.|Me big doggo, me not crying, no no, wooooof!}</text:p>
          </table:table-cell>
        </table:table-row>
        <table:table-row table:style-name="ro1">
          <table:table-cell table:style-name="ce4" office:value-type="string" calcext:value-type="string">
            <text:p>DayStart-inizio_lounge-c72b0e25</text:p>
          </table:table-cell>
          <table:table-cell table:style-name="ce14" office:value-type="string" calcext:value-type="string">
            <text:p>DOGRON: Non potrai più vedere in modo chiaro gli ingredienti.</text:p>
          </table:table-cell>
          <table:table-cell table:style-name="ce19" office:value-type="string" calcext:value-type="string">
            <text:p>DOGRON: You will no longer be able to see the ingredients clearly.</text:p>
          </table:table-cell>
        </table:table-row>
        <table:table-row table:style-name="ro1">
          <table:table-cell table:style-name="ce4" office:value-type="string" calcext:value-type="string">
            <text:p>DayStart-inizio_lounge-7a17a943</text:p>
          </table:table-cell>
          <table:table-cell table:style-name="ce14" office:value-type="string" calcext:value-type="string">
            <text:p>DOGRON: Le scelte ora scorreranno più veloci.</text:p>
          </table:table-cell>
          <table:table-cell table:style-name="ce19" office:value-type="string" calcext:value-type="string">
            <text:p>DOGRON: Choices will now flow faster.</text:p>
          </table:table-cell>
        </table:table-row>
        <table:table-row table:style-name="ro2">
          <table:table-cell table:style-name="ce4" office:value-type="string" calcext:value-type="string">
            <text:p>DayStart-inizio_lounge-da9087e2</text:p>
          </table:table-cell>
          <table:table-cell table:style-name="ce14" office:value-type="string" calcext:value-type="string">
            <text:p>DOGRON: Non avrai più un ingrediente a scelta da selezionare a inizio partita.</text:p>
          </table:table-cell>
          <table:table-cell table:style-name="ce19" office:value-type="string" calcext:value-type="string">
            <text:p>DOGRON: You will have no longer an ingredient of your choice to select at the start of the game.</text:p>
          </table:table-cell>
        </table:table-row>
        <table:table-row table:style-name="ro1">
          <table:table-cell table:style-name="ce4" office:value-type="string" calcext:value-type="string">
            <text:p>DayStart-inizio_lounge-d910ab8c</text:p>
          </table:table-cell>
          <table:table-cell table:style-name="ce14" office:value-type="string" calcext:value-type="string">
            <text:p>DOGRON: Basta con le chiacchiere extra!</text:p>
          </table:table-cell>
          <table:table-cell table:style-name="ce19" office:value-type="string" calcext:value-type="string">
            <text:p>DOGRON: Enough with the chit-chat!</text:p>
          </table:table-cell>
        </table:table-row>
        <table:table-row table:style-name="ro2">
          <table:table-cell table:style-name="ce4" office:value-type="string" calcext:value-type="string">
            <text:p>DayStart-inizio_lounge-fb9aa3b3</text:p>
          </table:table-cell>
          <table:table-cell table:style-name="ce14" office:value-type="string" calcext:value-type="string">
            <text:p>DOGRON: Se sbagli la ricetta, non avrai più piani di salvataggio.</text:p>
          </table:table-cell>
          <table:table-cell table:style-name="ce19" office:value-type="string" calcext:value-type="string">
            <text:p>DOGRON: If you get the recipe wrong, you won't have any rescue plans.</text:p>
          </table:table-cell>
        </table:table-row>
        <table:table-row table:style-name="ro2">
          <table:table-cell table:style-name="ce4" office:value-type="string" calcext:value-type="string">
            <text:p>DayStart-inizio_lounge-7cbf91aa</text:p>
          </table:table-cell>
          <table:table-cell table:style-name="ce14" office:value-type="string" calcext:value-type="string">
            <text:p>DOGRON: Non potrai più eliminare un'altra persona concorrente.</text:p>
          </table:table-cell>
          <table:table-cell table:style-name="ce19" office:value-type="string" calcext:value-type="string">
            <text:p>DOGRON: You will no longer be able to eliminate another contestant.</text:p>
          </table:table-cell>
        </table:table-row>
        <table:table-row table:style-name="ro2">
          <table:table-cell table:style-name="ce4" office:value-type="string" calcext:value-type="string">
            <text:p>DayStart-inizio_lounge-6ea39899</text:p>
          </table:table-cell>
          <table:table-cell table:style-name="ce14" office:value-type="string" calcext:value-type="string">
            <text:p>DOGRON: Niente potere di richiamare una persona che se ne è andata.</text:p>
          </table:table-cell>
          <table:table-cell table:style-name="ce19" office:value-type="string" calcext:value-type="string">
            <text:p>DOGRON: No power to recall a person who left.</text:p>
          </table:table-cell>
        </table:table-row>
        <table:table-row table:style-name="ro2">
          <table:table-cell table:style-name="ce4" office:value-type="string" calcext:value-type="string">
            <text:p>DayStart-inizio_lounge-81fb3475</text:p>
          </table:table-cell>
          <table:table-cell table:style-name="ce14" office:value-type="string" calcext:value-type="string">
            <text:p>DOGRON: Ti ricordo cara persona che potrai parlare con una persona in più.</text:p>
          </table:table-cell>
          <table:table-cell table:style-name="ce19" office:value-type="string" calcext:value-type="string">
            <text:p>DOGRON: I remind you, my dear person, that you will be able to talk to one more person.</text:p>
          </table:table-cell>
        </table:table-row>
        <table:table-row table:style-name="ro2">
          <table:table-cell table:style-name="ce4" office:value-type="string" calcext:value-type="string">
            <text:p>DayStart-inizio_lounge-962f93f0</text:p>
          </table:table-cell>
          <table:table-cell table:style-name="ce14" office:value-type="string" calcext:value-type="string">
            <text:p>DOGRON: Hai la possibilità di eliminare una di queste belle persone, di chi ti vuoi liberare?</text:p>
          </table:table-cell>
          <table:table-cell table:style-name="ce19" office:value-type="string" calcext:value-type="string">
            <text:p>DOGRON: You have a chance to get rid of one of these beautiful people, who do you want to get rid of?</text:p>
          </table:table-cell>
        </table:table-row>
        <table:table-row table:style-name="ro1">
          <table:table-cell table:style-name="ce4" office:value-type="string" calcext:value-type="string">
            <text:p>DayStart-inizio_lounge-6ee85254</text:p>
          </table:table-cell>
          <table:table-cell table:style-name="ce14" office:value-type="string" calcext:value-type="string">
            <text:p>YOU:BeBe</text:p>
          </table:table-cell>
          <table:table-cell table:style-name="ce19" office:value-type="string" calcext:value-type="string">
            <text:p>YOU:BeBe.</text:p>
          </table:table-cell>
        </table:table-row>
        <table:table-row table:style-name="ro1">
          <table:table-cell table:style-name="ce4" office:value-type="string" calcext:value-type="string">
            <text:p>DayStart-inizio_lounge-cc062246</text:p>
          </table:table-cell>
          <table:table-cell table:style-name="ce14" office:value-type="string" calcext:value-type="string">
            <text:p>DOGRON: Bebe, per te Miss Italia finisce qui!</text:p>
          </table:table-cell>
          <table:table-cell table:style-name="ce19" office:value-type="string" calcext:value-type="string">
            <text:p>DOGRON: Bye Bye BeBe.</text:p>
          </table:table-cell>
        </table:table-row>
        <table:table-row table:style-name="ro1">
          <table:table-cell table:style-name="ce4" office:value-type="string" calcext:value-type="string">
            <text:p>DayStart-inizio_lounge-4ab5447f</text:p>
          </table:table-cell>
          <table:table-cell table:style-name="ce14" office:value-type="string" calcext:value-type="string">
            <text:p>YOU:Piiiietro</text:p>
          </table:table-cell>
          <table:table-cell table:style-name="ce19" office:value-type="string" calcext:value-type="string">
            <text:p>YOU:Piiiietro.</text:p>
          </table:table-cell>
        </table:table-row>
        <table:table-row table:style-name="ro1">
          <table:table-cell table:style-name="ce4" office:value-type="string" calcext:value-type="string">
            <text:p>DayStart-inizio_lounge-3769148d</text:p>
          </table:table-cell>
          <table:table-cell table:style-name="ce14" office:value-type="string" calcext:value-type="string">
            <text:p>DOGRON: Piiiietro, il mio numero preferito: sei stato eliminato!</text:p>
          </table:table-cell>
          <table:table-cell table:style-name="ce19" office:value-type="string" calcext:value-type="string">
            <text:p>DOGRON: Piiiietro, my favourite number: you've been eliminated!</text:p>
          </table:table-cell>
        </table:table-row>
        <table:table-row table:style-name="ro1">
          <table:table-cell table:style-name="ce4" office:value-type="string" calcext:value-type="string">
            <text:p>DayStart-inizio_lounge-6af29d00</text:p>
          </table:table-cell>
          <table:table-cell table:style-name="ce14" office:value-type="string" calcext:value-type="string">
            <text:p>YOU:Ugo e Mimi</text:p>
          </table:table-cell>
          <table:table-cell table:style-name="ce19" office:value-type="string" calcext:value-type="string">
            <text:p>YOU:Ugo and Mimi.</text:p>
          </table:table-cell>
        </table:table-row>
        <table:table-row table:style-name="ro1">
          <table:table-cell table:style-name="ce4" office:value-type="string" calcext:value-type="string">
            <text:p>DayStart-inizio_lounge-53406eaf</text:p>
          </table:table-cell>
          <table:table-cell table:style-name="ce14" office:value-type="string" calcext:value-type="string">
            <text:p>DOGRON: Mimi, sashay away.</text:p>
          </table:table-cell>
          <table:table-cell table:style-name="ce19" office:value-type="string" calcext:value-type="string">
            <text:p>DOGRON: Mimi, sashay away.</text:p>
          </table:table-cell>
        </table:table-row>
        <table:table-row table:style-name="ro1">
          <table:table-cell table:style-name="ce4" office:value-type="string" calcext:value-type="string">
            <text:p>DayStart-inizio_lounge-f2f4be2d</text:p>
          </table:table-cell>
          <table:table-cell table:style-name="ce14" office:value-type="string" calcext:value-type="string">
            <text:p>YOU:Quello</text:p>
          </table:table-cell>
          <table:table-cell table:style-name="ce19" office:value-type="string" calcext:value-type="string">
            <text:p>YOU: That One</text:p>
          </table:table-cell>
        </table:table-row>
        <table:table-row table:style-name="ro5">
          <table:table-cell table:style-name="ce4" office:value-type="string" calcext:value-type="string">
            <text:p>DayStart-inizio_lounge-6b324218</text:p>
          </table:table-cell>
          <table:table-cell table:style-name="ce14" office:value-type="string" calcext:value-type="string">
            <text:p>DOGRON: Oh. Oh. Amico mio, spero perdonerai questa persona concorrente, ma dovrai andartene. Ci rivedremo nel prato infinito!</text:p>
          </table:table-cell>
          <table:table-cell table:style-name="ce19" office:value-type="string" calcext:value-type="string">
            <text:p>DOGRON: Oh. Oh. My friend, I hope you will forgive this contestant, but you must leave. I will see you again in the endless meadows!</text:p>
          </table:table-cell>
        </table:table-row>
        <table:table-row table:style-name="ro1">
          <table:table-cell table:style-name="ce4" office:value-type="string" calcext:value-type="string">
            <text:p>DayStart-inizio_lounge-1dcbef9d</text:p>
          </table:table-cell>
          <table:table-cell table:style-name="ce14" office:value-type="string" calcext:value-type="string">
            <text:p>YOU:Il divo</text:p>
          </table:table-cell>
          <table:table-cell table:style-name="ce19" office:value-type="string" calcext:value-type="string">
            <text:p>YOU: Il Divo</text:p>
          </table:table-cell>
        </table:table-row>
        <table:table-row table:style-name="ro1">
          <table:table-cell table:style-name="ce4" office:value-type="string" calcext:value-type="string">
            <text:p>DayStart-inizio_lounge-bc73c9d9</text:p>
          </table:table-cell>
          <table:table-cell table:style-name="ce14" office:value-type="string" calcext:value-type="string">
            <text:p>DOGRON: spiace, circa. Addio Divo!</text:p>
          </table:table-cell>
          <table:table-cell table:style-name="ce19" office:value-type="string" calcext:value-type="string">
            <text:p>DOGRON: Sorry, sort of. Goodbye, Divo!</text:p>
          </table:table-cell>
        </table:table-row>
        <table:table-row table:style-name="ro1">
          <table:table-cell table:style-name="ce4" office:value-type="string" calcext:value-type="string">
            <text:p>DayStart-inizio_lounge-94aa67f6</text:p>
          </table:table-cell>
          <table:table-cell table:style-name="ce14" office:value-type="string" calcext:value-type="string">
            <text:p>YOU: Nessuna persona!</text:p>
          </table:table-cell>
          <table:table-cell table:style-name="ce19" office:value-type="string" calcext:value-type="string">
            <text:p>YOU: No person!</text:p>
          </table:table-cell>
        </table:table-row>
        <table:table-row table:style-name="ro1">
          <table:table-cell table:style-name="ce4" office:value-type="string" calcext:value-type="string">
            <text:p>DayStart-inizio_lounge-68392198</text:p>
          </table:table-cell>
          <table:table-cell table:style-name="ce14" office:value-type="string" calcext:value-type="string">
            <text:p>DOGRON: Mi piace questo modo di ragionare!</text:p>
          </table:table-cell>
          <table:table-cell table:style-name="ce19" office:value-type="string" calcext:value-type="string">
            <text:p>DOGRON: I like this way of thinking!</text:p>
          </table:table-cell>
        </table:table-row>
        <table:table-row table:style-name="ro1">
          <table:table-cell table:style-name="ce4" office:value-type="string" calcext:value-type="string">
            <text:p>DayStart-inizio_lounge-32588bf1</text:p>
          </table:table-cell>
          <table:table-cell table:style-name="ce14" office:value-type="string" calcext:value-type="string">
            <text:p>DOGRON: Vuoi riportare una persona concorrente tra noi?</text:p>
          </table:table-cell>
          <table:table-cell table:style-name="ce19" office:value-type="string" calcext:value-type="string">
            <text:p>DOGRON: You want to bring a contestant back among us?</text:p>
          </table:table-cell>
        </table:table-row>
        <table:table-row table:style-name="ro1">
          <table:table-cell table:style-name="ce4" office:value-type="string" calcext:value-type="string">
            <text:p>DayStart-inizio_lounge-4c92b155</text:p>
          </table:table-cell>
          <table:table-cell table:style-name="ce14" office:value-type="string" calcext:value-type="string">
            <text:p>YOU:BeBe!</text:p>
          </table:table-cell>
          <table:table-cell table:style-name="ce19" office:value-type="string" calcext:value-type="string">
            <text:p>YOU:BeBe!</text:p>
          </table:table-cell>
        </table:table-row>
        <table:table-row table:style-name="ro1">
          <table:table-cell table:style-name="ce4" office:value-type="string" calcext:value-type="string">
            <text:p>DayStart-inizio_lounge-f9cdffce</text:p>
          </table:table-cell>
          <table:table-cell table:style-name="ce14" office:value-type="string" calcext:value-type="string">
            <text:p>DOGRON:Bentornata BeBe!</text:p>
          </table:table-cell>
          <table:table-cell table:style-name="ce19" office:value-type="string" calcext:value-type="string">
            <text:p>DOGRON: Welcome baaaaaack, BeBe!</text:p>
          </table:table-cell>
        </table:table-row>
        <table:table-row table:style-name="ro1">
          <table:table-cell table:style-name="ce4" office:value-type="string" calcext:value-type="string">
            <text:p>DayStart-inizio_lounge-4f6c9101</text:p>
          </table:table-cell>
          <table:table-cell table:style-name="ce14" office:value-type="string" calcext:value-type="string">
            <text:p>YOU:Piiiietro!</text:p>
          </table:table-cell>
          <table:table-cell table:style-name="ce19" office:value-type="string" calcext:value-type="string">
            <text:p>YOU:Piiiietro!</text:p>
          </table:table-cell>
        </table:table-row>
        <table:table-row table:style-name="ro1">
          <table:table-cell table:style-name="ce4" office:value-type="string" calcext:value-type="string">
            <text:p>DayStart-inizio_lounge-7ef8aaf1</text:p>
          </table:table-cell>
          <table:table-cell table:style-name="ce14" office:value-type="string" calcext:value-type="string">
            <text:p>DOGRON: Ed ecco a voi di nuovo: Piiiietro!</text:p>
          </table:table-cell>
          <table:table-cell table:style-name="ce19" office:value-type="string" calcext:value-type="string">
            <text:p>DOGRON: And here you go again: Piiiietro!</text:p>
          </table:table-cell>
        </table:table-row>
        <table:table-row table:style-name="ro1">
          <table:table-cell table:style-name="ce4" office:value-type="string" calcext:value-type="string">
            <text:p>DayStart-inizio_lounge-6d97329f</text:p>
          </table:table-cell>
          <table:table-cell table:style-name="ce14" office:value-type="string" calcext:value-type="string">
            <text:p>YOU: Ugo e Mimi!</text:p>
          </table:table-cell>
          <table:table-cell table:style-name="ce19" office:value-type="string" calcext:value-type="string">
            <text:p>YOU: Ugo e Mimi!</text:p>
          </table:table-cell>
        </table:table-row>
        <table:table-row table:style-name="ro1">
          <table:table-cell table:style-name="ce4" office:value-type="string" calcext:value-type="string">
            <text:p>DayStart-inizio_lounge-f8b6fe01</text:p>
          </table:table-cell>
          <table:table-cell table:style-name="ce14" office:value-type="string" calcext:value-type="string">
            <text:p>DOGRON: Mimììì! Che bello averti qui con noi di nuovo!</text:p>
          </table:table-cell>
          <table:table-cell table:style-name="ce19" office:value-type="string" calcext:value-type="string">
            <text:p>DOGRON: Mimi! How nice to have you here with us again!</text:p>
          </table:table-cell>
        </table:table-row>
        <table:table-row table:style-name="ro1">
          <table:table-cell table:style-name="ce4" office:value-type="string" calcext:value-type="string">
            <text:p>DayStart-inizio_lounge-a8805194</text:p>
          </table:table-cell>
          <table:table-cell table:style-name="ce14" office:value-type="string" calcext:value-type="string">
            <text:p>YOU: Quello</text:p>
          </table:table-cell>
          <table:table-cell table:style-name="ce19" office:value-type="string" calcext:value-type="string">
            <text:p>YOU: That One.</text:p>
          </table:table-cell>
        </table:table-row>
        <table:table-row table:style-name="ro1">
          <table:table-cell table:style-name="ce4" office:value-type="string" calcext:value-type="string">
            <text:p>DayStart-inizio_lounge-6835ea54</text:p>
          </table:table-cell>
          <table:table-cell table:style-name="ce14" office:value-type="string" calcext:value-type="string">
            <text:p>DOGRON: Ma ciao amico mio, finalmente!</text:p>
          </table:table-cell>
          <table:table-cell table:style-name="ce19" office:value-type="string" calcext:value-type="string">
            <text:p>DOGRON: Hello my friend, at long last!</text:p>
          </table:table-cell>
        </table:table-row>
        <table:table-row table:style-name="ro1">
          <table:table-cell table:style-name="ce4" office:value-type="string" calcext:value-type="string">
            <text:p>DayStart-inizio_lounge-bacaad08</text:p>
          </table:table-cell>
          <table:table-cell table:style-name="ce14" office:value-type="string" calcext:value-type="string">
            <text:p>YOU: Il Divo</text:p>
          </table:table-cell>
          <table:table-cell table:style-name="ce19" office:value-type="string" calcext:value-type="string">
            <text:p>YOU: Il Divo.</text:p>
          </table:table-cell>
        </table:table-row>
        <table:table-row table:style-name="ro1">
          <table:table-cell table:style-name="ce4" office:value-type="string" calcext:value-type="string">
            <text:p>DayStart-inizio_lounge-9766501d</text:p>
          </table:table-cell>
          <table:table-cell table:style-name="ce14" office:value-type="string" calcext:value-type="string">
            <text:p>DOGRON: Toh, è tornato!</text:p>
          </table:table-cell>
          <table:table-cell table:style-name="ce19" office:value-type="string" calcext:value-type="string">
            <text:p>DOGRON: Well... he's back.</text:p>
          </table:table-cell>
        </table:table-row>
        <table:table-row table:style-name="ro1">
          <table:table-cell table:style-name="ce4" office:value-type="string" calcext:value-type="string">
            <text:p>DayStart-inizio_lounge-faefd3ca</text:p>
          </table:table-cell>
          <table:table-cell table:style-name="ce14" office:value-type="string" calcext:value-type="string">
            <text:p>YOU: MMM, sto bene così, grazie.</text:p>
          </table:table-cell>
          <table:table-cell table:style-name="ce19" office:value-type="string" calcext:value-type="string">
            <text:p>YOU: MMM, I'm fine, thank you.</text:p>
          </table:table-cell>
        </table:table-row>
        <table:table-row table:style-name="ro2">
          <table:table-cell table:style-name="ce4" office:value-type="string" calcext:value-type="string">
            <text:p>DayStart-inizio_lounge-17eab8fd</text:p>
          </table:table-cell>
          <table:table-cell table:style-name="ce14" office:value-type="string" calcext:value-type="string">
            <text:p>DOGRON: Ah, uuuuh, mi sembra crudele ma il gioco è questo, no?</text:p>
          </table:table-cell>
          <table:table-cell table:style-name="ce19" office:value-type="string" calcext:value-type="string">
            <text:p>DOGRON: Ah, uh, it seems cruuuuuel but that's the game, isn't it?</text:p>
          </table:table-cell>
        </table:table-row>
        <table:table-row table:style-name="ro1">
          <table:table-cell table:style-name="ce4" office:value-type="string" calcext:value-type="string">
            <text:p>00StartingTest-starting_test-8679d0e9</text:p>
          </table:table-cell>
          <table:table-cell table:style-name="ce14" office:value-type="string" calcext:value-type="string">
            <text:p>@moveToEnding</text:p>
          </table:table-cell>
          <table:table-cell table:style-name="ce19" office:value-type="string" calcext:value-type="string">
            <text:p>@moveToEnding</text:p>
          </table:table-cell>
        </table:table-row>
        <table:table-row table:style-name="ro5">
          <table:table-cell table:style-name="ce4" office:value-type="string" calcext:value-type="string">
            <text:p>00StartingTest-starting_test-3edaa7c8</text:p>
          </table:table-cell>
          <table:table-cell table:style-name="ce14" office:value-type="string" calcext:value-type="string">
            <text:p>DOGRON: Eccoci qui personcina umana! Sono suuuuperfelice che tu sia qui con me e i miei nuovi amici in questa stuuuuuuuuupenda avventura!</text:p>
          </table:table-cell>
          <table:table-cell table:style-name="ce19" office:value-type="string" calcext:value-type="string">
            <text:p>DOGRON: Here we are little human person! I am super glad you are here with me and my new friends for this wonderful adventure!</text:p>
          </table:table-cell>
        </table:table-row>
        <table:table-row table:style-name="ro5">
          <table:table-cell table:style-name="ce4" office:value-type="string" calcext:value-type="string">
            <text:p>00StartingTest-starting_test-1286b585</text:p>
          </table:table-cell>
          <table:table-cell table:style-name="ce14" office:value-type="string" calcext:value-type="string">
            <text:p>DOGRON: Affronterai cinque episodi di THE GOOD DOG SHOW e sono sicuuuuro che sarai la persona che vincerà! Lo sono sicuuuuro di tutte le persone in realtà!</text:p>
          </table:table-cell>
          <table:table-cell table:style-name="ce19" office:value-type="string" calcext:value-type="string">
            <text:p>DOGRON: You will face five episodes of THE GOOOOOOOOOD DOG SHOW and I'm sure you will be the person who wins! I am sure about all of you, actually!</text:p>
          </table:table-cell>
        </table:table-row>
        <table:table-row table:style-name="ro1">
          <table:table-cell table:style-name="ce4" office:value-type="string" calcext:value-type="string">
            <text:p>00StartingTest-starting_test-b4e3dc7d</text:p>
          </table:table-cell>
          <table:table-cell table:style-name="ce14" office:value-type="string" calcext:value-type="string">
            <text:p>DOGRON: E questo rende il programma difficile, forse.</text:p>
          </table:table-cell>
          <table:table-cell table:style-name="ce19" office:value-type="string" calcext:value-type="string">
            <text:p>DOGRON: And that makes the show difficult, perhaps.</text:p>
          </table:table-cell>
        </table:table-row>
        <table:table-row table:style-name="ro5">
          <table:table-cell table:style-name="ce4" office:value-type="string" calcext:value-type="string">
            <text:p>00StartingTest-starting_test-5894d508</text:p>
          </table:table-cell>
          <table:table-cell table:style-name="ce14" office:value-type="string" calcext:value-type="string">
            <text:p>DOGRON: Comunque: per conoscerci meglio vorrei farti qualche domanda, giusto per vedere come te la cavi in cucina, e capire che concorrente sarai. Iniziamo?</text:p>
          </table:table-cell>
          <table:table-cell table:style-name="ce19" office:value-type="string" calcext:value-type="string">
            <text:p>DOGRON: Anyway: to get to know each other better, I'd like to ask you a few questions, just to see how get by in the kitchen, and figure out what kind of contestant you're going to be. Shall we start?</text:p>
          </table:table-cell>
        </table:table-row>
        <table:table-row table:style-name="ro1">
          <table:table-cell table:style-name="ce4" office:value-type="string" calcext:value-type="string">
            <text:p>00StartingTest-starting_test-61e36931</text:p>
          </table:table-cell>
          <table:table-cell table:style-name="ce14" office:value-type="string" calcext:value-type="string">
            <text:p>YOU: Certo!</text:p>
          </table:table-cell>
          <table:table-cell table:style-name="ce19" office:value-type="string" calcext:value-type="string">
            <text:p>YOU: Sure!</text:p>
          </table:table-cell>
        </table:table-row>
        <table:table-row table:style-name="ro1">
          <table:table-cell table:style-name="ce4" office:value-type="string" calcext:value-type="string">
            <text:p>00StartingTest-starting_test-cceeb41a</text:p>
          </table:table-cell>
          <table:table-cell table:style-name="ce14" office:value-type="string" calcext:value-type="string">
            <text:p>YOU: Ho delle alternative?</text:p>
          </table:table-cell>
          <table:table-cell table:style-name="ce19" office:value-type="string" calcext:value-type="string">
            <text:p>YOU: Do I have any alternatives?</text:p>
          </table:table-cell>
        </table:table-row>
        <table:table-row table:style-name="ro2">
          <table:table-cell table:style-name="ce4" office:value-type="string" calcext:value-type="string">
            <text:p>00StartingTest-starting_test-6ce939bb</text:p>
          </table:table-cell>
          <table:table-cell table:style-name="ce14" office:value-type="string" calcext:value-type="string">
            <text:p>DOGRON: Ovviamente, ma poi ti perderesti tutto il divertimento!</text:p>
          </table:table-cell>
          <table:table-cell table:style-name="ce19" office:value-type="string" calcext:value-type="string">
            <text:p>DOGRON: Of course, but then you would miss all the fun!</text:p>
          </table:table-cell>
        </table:table-row>
        <table:table-row table:style-name="ro1">
          <table:table-cell table:style-name="ce4" office:value-type="string" calcext:value-type="string">
            <text:p>00StartingTest-starting_test-16f2cfe8</text:p>
          </table:table-cell>
          <table:table-cell table:style-name="ce14" office:value-type="string" calcext:value-type="string">
            <text:p>YOU: Dove mi trovo? Cosa sta accadendo? Chi sei tu?</text:p>
          </table:table-cell>
          <table:table-cell table:style-name="ce19" office:value-type="string" calcext:value-type="string">
            <text:p>YOU: Where am I? What is happening? Who are you?</text:p>
          </table:table-cell>
        </table:table-row>
        <table:table-row table:style-name="ro2">
          <table:table-cell table:style-name="ce4" office:value-type="string" calcext:value-type="string">
            <text:p>00StartingTest-starting_test-567d6609</text:p>
          </table:table-cell>
          <table:table-cell table:style-name="ce14" office:value-type="string" calcext:value-type="string">
            <text:p>DOGRON: No, aspetta, col test le domande te le faccio io persona amica!</text:p>
          </table:table-cell>
          <table:table-cell table:style-name="ce19" office:value-type="string" calcext:value-type="string">
            <text:p>DOGRON: No, wait, in this test I'm the one asking questions, friendly person!</text:p>
          </table:table-cell>
        </table:table-row>
        <table:table-row table:style-name="ro2">
          <table:table-cell table:style-name="ce4" office:value-type="string" calcext:value-type="string">
            <text:p>00StartingTest-starting_test-41d10b0d</text:p>
          </table:table-cell>
          <table:table-cell table:style-name="ce14" office:value-type="string" calcext:value-type="string">
            <text:p>DOGRON: Ti trovi su un pianeta sconosciuuuuto, hai fatto un grosso errore e non sai come tornare indietro. Che fai?</text:p>
          </table:table-cell>
          <table:table-cell table:style-name="ce19" office:value-type="string" calcext:value-type="string">
            <text:p>DOGRON: You're on an unknowwwwn planet, you've made a big mistake, and you don't know how to get back. What do you do?</text:p>
          </table:table-cell>
        </table:table-row>
        <table:table-row table:style-name="ro1">
          <table:table-cell table:style-name="ce4" office:value-type="string" calcext:value-type="string">
            <text:p>00StartingTest-starting_test-c5617f7b</text:p>
          </table:table-cell>
          <table:table-cell table:style-name="ce14" office:value-type="string" calcext:value-type="string">
            <text:p>YOU: Provo a chiedere aiuto?</text:p>
          </table:table-cell>
          <table:table-cell table:style-name="ce19" office:value-type="string" calcext:value-type="string">
            <text:p>YOU: Do I try and ask for help?</text:p>
          </table:table-cell>
        </table:table-row>
        <table:table-row table:style-name="ro1">
          <table:table-cell table:style-name="ce4" office:value-type="string" calcext:value-type="string">
            <text:p>00StartingTest-starting_test-810bc803</text:p>
          </table:table-cell>
          <table:table-cell table:style-name="ce14" office:value-type="string" calcext:value-type="string">
            <text:p>YOU: Pianeta? No, seriamente, perché sono qui?</text:p>
          </table:table-cell>
          <table:table-cell table:style-name="ce19" office:value-type="string" calcext:value-type="string">
            <text:p>YOU: Planet? No, seriously, why am I here?</text:p>
          </table:table-cell>
        </table:table-row>
        <table:table-row table:style-name="ro1">
          <table:table-cell table:style-name="ce4" office:value-type="string" calcext:value-type="string">
            <text:p>00StartingTest-starting_test-9b5b3246</text:p>
          </table:table-cell>
          <table:table-cell table:style-name="ce14" office:value-type="string" calcext:value-type="string">
            <text:p>YOU: Mi siedo in un angolo a piangere.</text:p>
          </table:table-cell>
          <table:table-cell table:style-name="ce19" office:value-type="string" calcext:value-type="string">
            <text:p>YOU: I sit in the corner and cry.</text:p>
          </table:table-cell>
        </table:table-row>
        <table:table-row table:style-name="ro5">
          <table:table-cell table:style-name="ce4" office:value-type="string" calcext:value-type="string">
            <text:p>00StartingTest-starting_test-56a5190f</text:p>
          </table:table-cell>
          <table:table-cell table:style-name="ce14" office:value-type="string" calcext:value-type="string">
            <text:p>DOGRON: Tuuuutte le persone attorno a te parlano di colori, ma tuuuuu non hai capito che cosa sono. Come provi a capire qualcosa che non capisci per non farti scoprire?</text:p>
          </table:table-cell>
          <table:table-cell table:style-name="ce19" office:value-type="string" calcext:value-type="string">
            <text:p>DOGRON: All the people around youuuu talk about colors, but you haven't a clue what they are. How do you try to understand something you don't understand so you don't get caught?</text:p>
          </table:table-cell>
        </table:table-row>
        <table:table-row table:style-name="ro1">
          <table:table-cell table:style-name="ce4" office:value-type="string" calcext:value-type="string">
            <text:p>00StartingTest-starting_test-f4358d9f</text:p>
          </table:table-cell>
          <table:table-cell table:style-name="ce14" office:value-type="string" calcext:value-type="string">
            <text:p>YOU: Non saprei, ho smesso di studiare alla tabellina del tre.</text:p>
          </table:table-cell>
          <table:table-cell table:style-name="ce19" office:value-type="string" calcext:value-type="string">
            <text:p>YOU: I don't know, I stopped studying at the times table for 3s.</text:p>
          </table:table-cell>
        </table:table-row>
        <table:table-row table:style-name="ro2">
          <table:table-cell table:style-name="ce4" office:value-type="string" calcext:value-type="string">
            <text:p>00StartingTest-starting_test-9754da7f</text:p>
          </table:table-cell>
          <table:table-cell table:style-name="ce14" office:value-type="string" calcext:value-type="string">
            <text:p>YOU: Ma tutte queste luci? E perché la poltrona puzza di cane bagnato?</text:p>
          </table:table-cell>
          <table:table-cell table:style-name="ce19" office:value-type="string" calcext:value-type="string">
            <text:p>YOU: But what rae all these lights? And why does the chair smell like wet dog?</text:p>
          </table:table-cell>
        </table:table-row>
        <table:table-row table:style-name="ro2">
          <table:table-cell table:style-name="ce4" office:value-type="string" calcext:value-type="string">
            <text:p>00StartingTest-starting_test-b4a0ef61</text:p>
          </table:table-cell>
          <table:table-cell table:style-name="ce14" office:value-type="string" calcext:value-type="string">
            <text:p>YOU: Copio le cose che fanno le altre persone, sperando di non fare cazzate.</text:p>
          </table:table-cell>
          <table:table-cell table:style-name="ce19" office:value-type="string" calcext:value-type="string">
            <text:p>YOU: I copy the things other people do, hoping I don't screw up.</text:p>
          </table:table-cell>
        </table:table-row>
        <table:table-row table:style-name="ro5">
          <table:table-cell table:style-name="ce4" office:value-type="string" calcext:value-type="string">
            <text:p>00StartingTest-starting_test-dc1d1f85</text:p>
          </table:table-cell>
          <table:table-cell table:style-name="ce14" office:value-type="string" calcext:value-type="string">
            <text:p>DOGRON: Qualcosa con i baffi lunghi il pelo corto e l'abilità di infilarsi negli scatoloni ha distrutto il tuo gioco preferito. Come reagisci?</text:p>
          </table:table-cell>
          <table:table-cell table:style-name="ce19" office:value-type="string" calcext:value-type="string">
            <text:p>DOGRON: Something with long whiskers, short hair and the ability to get into boxes has destroyed your favorite game. How do you react?</text:p>
          </table:table-cell>
        </table:table-row>
        <table:table-row table:style-name="ro1">
          <table:table-cell table:style-name="ce4" office:value-type="string" calcext:value-type="string">
            <text:p>00StartingTest-starting_test-a49df58f</text:p>
          </table:table-cell>
          <table:table-cell table:style-name="ce14" office:value-type="string" calcext:value-type="string">
            <text:p>YOU: Distruggo tutto ciò che ha di più caro.</text:p>
          </table:table-cell>
          <table:table-cell table:style-name="ce19" office:value-type="string" calcext:value-type="string">
            <text:p>YOU: I destroy everything they hold dear.</text:p>
          </table:table-cell>
        </table:table-row>
        <table:table-row table:style-name="ro1">
          <table:table-cell table:style-name="ce4" office:value-type="string" calcext:value-type="string">
            <text:p>00StartingTest-starting_test-3334f1f5</text:p>
          </table:table-cell>
          <table:table-cell table:style-name="ce14" office:value-type="string" calcext:value-type="string">
            <text:p>YOU: Ma che c'entra tutto questo con un concorso di cucina?</text:p>
          </table:table-cell>
          <table:table-cell table:style-name="ce19" office:value-type="string" calcext:value-type="string">
            <text:p>YOU: But what does this have to do with a cooking contest?</text:p>
          </table:table-cell>
        </table:table-row>
        <table:table-row table:style-name="ro1">
          <table:table-cell table:style-name="ce4" office:value-type="string" calcext:value-type="string">
            <text:p>00StartingTest-starting_test-a7628755</text:p>
          </table:table-cell>
          <table:table-cell table:style-name="ce14" office:value-type="string" calcext:value-type="string">
            <text:p>YOU: Strano, tutto questo mi ricorda Micia.</text:p>
          </table:table-cell>
          <table:table-cell table:style-name="ce19" office:value-type="string" calcext:value-type="string">
            <text:p>YOU: Strange, all this reminds me of Kitty.</text:p>
          </table:table-cell>
        </table:table-row>
        <table:table-row table:style-name="ro5">
          <table:table-cell table:style-name="ce4" office:value-type="string" calcext:value-type="string">
            <text:p>00StartingTest-starting_test-e0a003a2</text:p>
          </table:table-cell>
          <table:table-cell table:style-name="ce14" office:value-type="string" calcext:value-type="string">
            <text:p>DOGRON: Qualcuuuuuuno a cui vuoi molto molto bene ti ha detto che sarebbe tornato suuubito, ma sono passati dieci minuti e ancora non si vede. Come affronti il luuuutto?</text:p>
          </table:table-cell>
          <table:table-cell table:style-name="ce19" office:value-type="string" calcext:value-type="string">
            <text:p>DOGRON: Someone you love very very much told youuuu he would be right back, but it's already ten minutes and there’s still no sign of him. How do you deal with your grief?</text:p>
          </table:table-cell>
        </table:table-row>
        <table:table-row table:style-name="ro1">
          <table:table-cell table:style-name="ce4" office:value-type="string" calcext:value-type="string">
            <text:p>00StartingTest-starting_test-aa98d399</text:p>
          </table:table-cell>
          <table:table-cell table:style-name="ce14" office:value-type="string" calcext:value-type="string">
            <text:p>YOU: Ma siamo qui per farti terapia, o per un concorso?</text:p>
          </table:table-cell>
          <table:table-cell table:style-name="ce19" office:value-type="string" calcext:value-type="string">
            <text:p>YOU: Are we here to give you counseling, or for a competition?</text:p>
          </table:table-cell>
        </table:table-row>
        <table:table-row table:style-name="ro1">
          <table:table-cell table:style-name="ce4" office:value-type="string" calcext:value-type="string">
            <text:p>00StartingTest-starting_test-905fd706</text:p>
          </table:table-cell>
          <table:table-cell table:style-name="ce14" office:value-type="string" calcext:value-type="string">
            <text:p>YOU: Se non mi liberi subito chiamo il mio avvocato!</text:p>
          </table:table-cell>
          <table:table-cell table:style-name="ce19" office:value-type="string" calcext:value-type="string">
            <text:p>YOU: If you don't release me right now I'll call my lawyer!</text:p>
          </table:table-cell>
        </table:table-row>
        <table:table-row table:style-name="ro2">
          <table:table-cell table:style-name="ce4" office:value-type="string" calcext:value-type="string">
            <text:p>00StartingTest-starting_test-863e88e1</text:p>
          </table:table-cell>
          <table:table-cell table:style-name="ce14" office:value-type="string" calcext:value-type="string">
            <text:p>YOU: Direi che è il momento di dormire, chillarsi un poco, mettersi in pari con la lista di videogiochi in coda.</text:p>
          </table:table-cell>
          <table:table-cell table:style-name="ce19" office:value-type="string" calcext:value-type="string">
            <text:p>YOU: I'd say it's time to get some sleep, chill out a little bit, catch up on the list of video games in my list.</text:p>
          </table:table-cell>
        </table:table-row>
        <table:table-row table:style-name="ro2">
          <table:table-cell table:style-name="ce4" office:value-type="string" calcext:value-type="string">
            <text:p>00StartingTest-starting_test-08295c47</text:p>
          </table:table-cell>
          <table:table-cell table:style-name="ce14" office:value-type="string" calcext:value-type="string">
            <text:p>DOGRON: Qual è la tua pappa preferita, ma tipo la cosa suuuuuper preferita del mondo per te?</text:p>
          </table:table-cell>
          <table:table-cell table:style-name="ce19" office:value-type="string" calcext:value-type="string">
            <text:p>DOGRON: What is your favorite food, but, like, your suuuuuper favorite thing in the world?</text:p>
          </table:table-cell>
        </table:table-row>
        <table:table-row table:style-name="ro1">
          <table:table-cell table:style-name="ce4" office:value-type="string" calcext:value-type="string">
            <text:p>00StartingTest-starting_test-776b22e7</text:p>
          </table:table-cell>
          <table:table-cell table:style-name="ce14" office:value-type="string" calcext:value-type="string">
            <text:p>YOU: Gli arrosticini.</text:p>
          </table:table-cell>
          <table:table-cell table:style-name="ce19" office:value-type="string" calcext:value-type="string">
            <text:p>YOU: lamb skewers.</text:p>
          </table:table-cell>
        </table:table-row>
        <table:table-row table:style-name="ro2">
          <table:table-cell table:style-name="ce4" office:value-type="string" calcext:value-type="string">
            <text:p>00StartingTest-starting_test-845908ec</text:p>
          </table:table-cell>
          <table:table-cell table:style-name="ce14" office:value-type="string" calcext:value-type="string">
            <text:p>YOU: Ti prego fammi uscire da questo luogo, ti prego, cosa ti ho fatto di male?!?</text:p>
          </table:table-cell>
          <table:table-cell table:style-name="ce19" office:value-type="string" calcext:value-type="string">
            <text:p>YOU: Please get me out of this place, please, what did I ever do to you?!?</text:p>
          </table:table-cell>
        </table:table-row>
        <table:table-row table:style-name="ro1">
          <table:table-cell table:style-name="ce4" office:value-type="string" calcext:value-type="string">
            <text:p>00StartingTest-starting_test-7b67ac08</text:p>
          </table:table-cell>
          <table:table-cell table:style-name="ce14" office:value-type="string" calcext:value-type="string">
            <text:p>YOU: La fine del capitalismo.</text:p>
          </table:table-cell>
          <table:table-cell table:style-name="ce19" office:value-type="string" calcext:value-type="string">
            <text:p>YOU: The end of capitalism.</text:p>
          </table:table-cell>
        </table:table-row>
        <table:table-row table:style-name="ro2">
          <table:table-cell table:style-name="ce4" office:value-type="string" calcext:value-type="string">
            <text:p>00StartingTest-starting_test-31adbcc1</text:p>
          </table:table-cell>
          <table:table-cell table:style-name="ce14" office:value-type="string" calcext:value-type="string">
            <text:p>DOGRON: Ti portano al parco giochi. C'è il sole, un sacco di amici, e il tuo collare preferito.</text:p>
          </table:table-cell>
          <table:table-cell table:style-name="ce19" office:value-type="string" calcext:value-type="string">
            <text:p>DOGRON: They take you to the playground. It’s sunny, there are lots of friends, and your favorite collar too.</text:p>
          </table:table-cell>
        </table:table-row>
        <table:table-row table:style-name="ro1">
          <table:table-cell table:style-name="ce4" office:value-type="string" calcext:value-type="string">
            <text:p>00StartingTest-starting_test-c843abb7</text:p>
          </table:table-cell>
          <table:table-cell table:style-name="ce14" office:value-type="string" calcext:value-type="string">
            <text:p>YOU: Ma dov'è la domanda?</text:p>
          </table:table-cell>
          <table:table-cell table:style-name="ce19" office:value-type="string" calcext:value-type="string">
            <text:p>YOU: But where is the question?</text:p>
          </table:table-cell>
        </table:table-row>
        <table:table-row table:style-name="ro1">
          <table:table-cell table:style-name="ce4" office:value-type="string" calcext:value-type="string">
            <text:p>00StartingTest-starting_test-25fdf162</text:p>
          </table:table-cell>
          <table:table-cell table:style-name="ce14" office:value-type="string" calcext:value-type="string">
            <text:p>YOU: Questa è perfezione!</text:p>
          </table:table-cell>
          <table:table-cell table:style-name="ce19" office:value-type="string" calcext:value-type="string">
            <text:p>YOU: This is perfection!</text:p>
          </table:table-cell>
        </table:table-row>
        <table:table-row table:style-name="ro1">
          <table:table-cell table:style-name="ce4" office:value-type="string" calcext:value-type="string">
            <text:p>00StartingTest-starting_test-280b7b14</text:p>
          </table:table-cell>
          <table:table-cell table:style-name="ce14" office:value-type="string" calcext:value-type="string">
            <text:p>YOU: Uh, che tipo di collare? Anche un harness?</text:p>
          </table:table-cell>
          <table:table-cell table:style-name="ce19" office:value-type="string" calcext:value-type="string">
            <text:p>YOU: Uh, what kind of collar? Is there a harness too?</text:p>
          </table:table-cell>
        </table:table-row>
        <table:table-row table:style-name="ro5">
          <table:table-cell table:style-name="ce4" office:value-type="string" calcext:value-type="string">
            <text:p>00StartingTest-starting_test-79f93f55</text:p>
          </table:table-cell>
          <table:table-cell table:style-name="ce14" office:value-type="string" calcext:value-type="string">
            <text:p>DOGRON: Sono giorni che ti fa male il pancino, tuuuuutto il pancino. Ti mettono il guinzaglio e fanno pat pat sul bagagliaio dell'automobile. Tu come reagisci?</text:p>
          </table:table-cell>
          <table:table-cell table:style-name="ce19" office:value-type="string" calcext:value-type="string">
            <text:p>DOGRON: It's been days that your tummy hurts, your wwwwwwwhole tummy. They put you on a leash and pat on the trunk of the car. How do you react?</text:p>
          </table:table-cell>
        </table:table-row>
        <table:table-row table:style-name="ro2">
          <table:table-cell table:style-name="ce4" office:value-type="string" calcext:value-type="string">
            <text:p>00StartingTest-starting_test-ddaaee78</text:p>
          </table:table-cell>
          <table:table-cell table:style-name="ce14" office:value-type="string" calcext:value-type="string">
            <text:p>YOU: Ti prego ti prego liberami non ho fatto niente, la mia pianta grassa sentirà la mancanza!</text:p>
          </table:table-cell>
          <table:table-cell table:style-name="ce19" office:value-type="string" calcext:value-type="string">
            <text:p>YOU: Please please free me I didn't do anything wrong, my succulent plant will miss me!</text:p>
          </table:table-cell>
        </table:table-row>
        <table:table-row table:style-name="ro2">
          <table:table-cell table:style-name="ce4" office:value-type="string" calcext:value-type="string">
            <text:p>00StartingTest-starting_test-a574b266</text:p>
          </table:table-cell>
          <table:table-cell table:style-name="ce14" office:value-type="string" calcext:value-type="string">
            <text:p>YOU: Sono una persona coraggiosa, andrò incontro al mio destino!</text:p>
          </table:table-cell>
          <table:table-cell table:style-name="ce19" office:value-type="string" calcext:value-type="string">
            <text:p>YOU: I am a brave person, I will meet my destiny!</text:p>
          </table:table-cell>
        </table:table-row>
        <table:table-row table:style-name="ro1">
          <table:table-cell table:style-name="ce4" office:value-type="string" calcext:value-type="string">
            <text:p>00StartingTest-starting_test-fc5dcd4e</text:p>
          </table:table-cell>
          <table:table-cell table:style-name="ce14" office:value-type="string" calcext:value-type="string">
            <text:p>YOU: Col cazzo. Mordo la loro mano e fuggo verso la libertà!</text:p>
          </table:table-cell>
          <table:table-cell table:style-name="ce19" office:value-type="string" calcext:value-type="string">
            <text:p>YOU: No fucking way. I bite their hand and escape towards freedom!</text:p>
          </table:table-cell>
        </table:table-row>
        <table:table-row table:style-name="ro2">
          <table:table-cell table:style-name="ce4" office:value-type="string" calcext:value-type="string">
            <text:p>00StartingTest-starting_test-5b517a45</text:p>
          </table:table-cell>
          <table:table-cell table:style-name="ce14" office:value-type="string" calcext:value-type="string">
            <text:p>DOGRON: Hai seppellito qualcuno, ma non ti ricordi dove l'hai fatto, e sei molto triste, molto. Come reagisci?</text:p>
          </table:table-cell>
          <table:table-cell table:style-name="ce19" office:value-type="string" calcext:value-type="string">
            <text:p>DOGRON: You buried someone, but you don't remember where you did it, and you're very sad, very. How do you react?</text:p>
          </table:table-cell>
        </table:table-row>
        <table:table-row table:style-name="ro1">
          <table:table-cell table:style-name="ce4" office:value-type="string" calcext:value-type="string">
            <text:p>00StartingTest-starting_test-7e34d2d4</text:p>
          </table:table-cell>
          <table:table-cell table:style-name="ce14" office:value-type="string" calcext:value-type="string">
            <text:p>YOU: Oh. Stai per uccidermi, vero?</text:p>
          </table:table-cell>
          <table:table-cell table:style-name="ce19" office:value-type="string" calcext:value-type="string">
            <text:p>YOU: Oh. You're going to kill me, aren't you?</text:p>
          </table:table-cell>
        </table:table-row>
        <table:table-row table:style-name="ro1">
          <table:table-cell table:style-name="ce4" office:value-type="string" calcext:value-type="string">
            <text:p>00StartingTest-starting_test-8e505097</text:p>
          </table:table-cell>
          <table:table-cell table:style-name="ce14" office:value-type="string" calcext:value-type="string">
            <text:p>DOGRON: No no, ma che dici, mica sei un hotdog!</text:p>
          </table:table-cell>
          <table:table-cell table:style-name="ce19" office:value-type="string" calcext:value-type="string">
            <text:p>DOGRON: No no, what are you talking about, you're not a hot dog!</text:p>
          </table:table-cell>
        </table:table-row>
        <table:table-row table:style-name="ro1">
          <table:table-cell table:style-name="ce4" office:value-type="string" calcext:value-type="string">
            <text:p>00StartingTest-starting_test-58063fce</text:p>
          </table:table-cell>
          <table:table-cell table:style-name="ce14" office:value-type="string" calcext:value-type="string">
            <text:p>YOU: Nessun corpo, nessun crimine. Mi spiace, Ermenegildo.</text:p>
          </table:table-cell>
          <table:table-cell table:style-name="ce19" office:value-type="string" calcext:value-type="string">
            <text:p>YOU: No body, no crime. I'm sorry, Ermenegildo.</text:p>
          </table:table-cell>
        </table:table-row>
        <table:table-row table:style-name="ro2">
          <table:table-cell table:style-name="ce4" office:value-type="string" calcext:value-type="string">
            <text:p>00StartingTest-starting_test-fb88e662</text:p>
          </table:table-cell>
          <table:table-cell table:style-name="ce14" office:value-type="string" calcext:value-type="string">
            <text:p>YOU: Mi consegno alla polizia, spontaneamente. Non trovi sia la cosa più sensata da fare? La farai vero?</text:p>
          </table:table-cell>
          <table:table-cell table:style-name="ce19" office:value-type="string" calcext:value-type="string">
            <text:p>YOU: I turn myself in to the police, voluntarily. Don't you think it’s the sensible thing to do? You're going to do it, right?</text:p>
          </table:table-cell>
        </table:table-row>
        <table:table-row table:style-name="ro6">
          <table:table-cell table:style-name="ce4" office:value-type="string" calcext:value-type="string">
            <text:p>00StartingTest-starting_test-3612b279</text:p>
          </table:table-cell>
          <table:table-cell table:style-name="ce14" office:value-type="string" calcext:value-type="string">
            <text:p>DOGRON: Le domande sono finite! E grazie al nostro accuratissimo sistema psicologico approvato dal Gran Consiglio dei Carlini e dalla Suprema Chihuahua, io, Dogron III Ti assegno...</text:p>
          </table:table-cell>
          <table:table-cell table:style-name="ce19" office:value-type="string" calcext:value-type="string">
            <text:p>DOGRON: The quuuuestions are over! And thanks to our very accurate psychology system approved by the Grand Council of Pugs and the Supreme Chihuahua, I, Dogron The III, award you with…</text:p>
          </table:table-cell>
        </table:table-row>
        <table:table-row table:style-name="ro1">
          <table:table-cell table:style-name="ce4" office:value-type="string" calcext:value-type="string">
            <text:p>00StartingTest-starting_test-5a75d8ea</text:p>
          </table:table-cell>
          <table:table-cell table:style-name="ce14" office:value-type="string" calcext:value-type="string">
            <text:p>DOGRON:...la capacità di notare subito gli ingredienti!</text:p>
          </table:table-cell>
          <table:table-cell table:style-name="ce19" office:value-type="string" calcext:value-type="string">
            <text:p>DOGRON: the ability to notice the ingredients right away!</text:p>
          </table:table-cell>
        </table:table-row>
        <table:table-row table:style-name="ro1">
          <table:table-cell table:style-name="ce4" office:value-type="string" calcext:value-type="string">
            <text:p>00StartingTest-starting_test-38b1179f</text:p>
          </table:table-cell>
          <table:table-cell table:style-name="ce14" office:value-type="string" calcext:value-type="string">
            <text:p>DOGRON:...la possibilità di rallentare il tempo.</text:p>
          </table:table-cell>
          <table:table-cell table:style-name="ce19" office:value-type="string" calcext:value-type="string">
            <text:p>DOGRON: the ability to slow down time.</text:p>
          </table:table-cell>
        </table:table-row>
        <table:table-row table:style-name="ro2">
          <table:table-cell table:style-name="ce4" office:value-type="string" calcext:value-type="string">
            <text:p>00StartingTest-starting_test-91e89161</text:p>
          </table:table-cell>
          <table:table-cell table:style-name="ce14" office:value-type="string" calcext:value-type="string">
            <text:p>DOGRON:...la fortuna di poterti scegliere un ingrediente a inizio ricetta.</text:p>
          </table:table-cell>
          <table:table-cell table:style-name="ce19" office:value-type="string" calcext:value-type="string">
            <text:p>DOGRON: the luck of being able to choose an ingredient at the beginning of a recipe.</text:p>
          </table:table-cell>
        </table:table-row>
        <table:table-row table:style-name="ro2">
          <table:table-cell table:style-name="ce4" office:value-type="string" calcext:value-type="string">
            <text:p>00StartingTest-starting_test-ef59c473</text:p>
          </table:table-cell>
          <table:table-cell table:style-name="ce14" office:value-type="string" calcext:value-type="string">
            <text:p>DOGRON:...il diritto di chiacchierare con una persona in più in lounge.</text:p>
          </table:table-cell>
          <table:table-cell table:style-name="ce19" office:value-type="string" calcext:value-type="string">
            <text:p>DOGRON: the right to chat with an extra person in the lounge.</text:p>
          </table:table-cell>
        </table:table-row>
        <table:table-row table:style-name="ro2">
          <table:table-cell table:style-name="ce4" office:value-type="string" calcext:value-type="string">
            <text:p>00StartingTest-starting_test-615c3d99</text:p>
          </table:table-cell>
          <table:table-cell table:style-name="ce14" office:value-type="string" calcext:value-type="string">
            <text:p>DOGRON:...il, ehm, uh, lapossibilitàdisaltarelatuamorteunavolta uh guarda che bello un labrador!</text:p>
          </table:table-cell>
          <table:table-cell table:style-name="ce19" office:value-type="string" calcext:value-type="string">
            <text:p>DOGRON: the, um, uh, thepossibilityofskippingyourdeathonce uh look how beautiful a labrador!</text:p>
          </table:table-cell>
        </table:table-row>
        <table:table-row table:style-name="ro5">
          <table:table-cell table:style-name="ce4" office:value-type="string" calcext:value-type="string">
            <text:p>00StartingTest-starting_test-bca779f4</text:p>
          </table:table-cell>
          <table:table-cell table:style-name="ce14" office:value-type="string" calcext:value-type="string">
            <text:p>DOGRON:...il diritto di cacciare dal programma un'altra persona che è qui a conconcorrere. Conrerrere. Cha fa il concorso.</text:p>
          </table:table-cell>
          <table:table-cell table:style-name="ce19" office:value-type="string" calcext:value-type="string">
            <text:p>DOGRON: The right to kick another person out of the program who is here to contestantatan. Cronestant. Contrestant. Someone that is here to play.</text:p>
          </table:table-cell>
        </table:table-row>
        <table:table-row table:style-name="ro1">
          <table:table-cell table:style-name="ce4" office:value-type="string" calcext:value-type="string">
            <text:p>00StartingTest-starting_test-d24390df</text:p>
          </table:table-cell>
          <table:table-cell table:style-name="ce14" office:value-type="string" calcext:value-type="string">
            <text:p>DOGRON:...il potere di richiamare una volta i morti. Woah!</text:p>
          </table:table-cell>
          <table:table-cell table:style-name="ce19" office:value-type="string" calcext:value-type="string">
            <text:p>DOGRON: The power to recall the dead once. Woah!</text:p>
          </table:table-cell>
        </table:table-row>
        <table:table-row table:style-name="ro1">
          <table:table-cell table:style-name="ce4" office:value-type="string" calcext:value-type="string">
            <text:p>01DayOne-day_one_lounge-7e20e611</text:p>
          </table:table-cell>
          <table:table-cell table:style-name="ce14" office:value-type="string" calcext:value-type="string">
            <text:p>@moveToDialogue character:</text:p>
          </table:table-cell>
          <table:table-cell table:style-name="ce19" office:value-type="string" calcext:value-type="string">
            <text:p>@moveToDialogue character:</text:p>
          </table:table-cell>
        </table:table-row>
        <table:table-row table:style-name="ro1">
          <table:table-cell table:style-name="ce4" office:value-type="string" calcext:value-type="string">
            <text:p>01DayOne-day_one_lounge-7564452c</text:p>
          </table:table-cell>
          <table:table-cell table:style-name="ce14" office:value-type="string" calcext:value-type="string">
            <text:p>DOGRON: Ma cominciamo ufficialmente!</text:p>
          </table:table-cell>
          <table:table-cell table:style-name="ce19" office:value-type="string" calcext:value-type="string">
            <text:p>DOGRON: But, let’s officially start!</text:p>
          </table:table-cell>
        </table:table-row>
        <table:table-row table:style-name="ro5">
          <table:table-cell table:style-name="ce4" office:value-type="string" calcext:value-type="string">
            <text:p>01DayOne-day_one_lounge-e1471a6e</text:p>
          </table:table-cell>
          <table:table-cell table:style-name="ce14" office:value-type="string" calcext:value-type="string">
            <text:p>DOGRON: Concorrenti, con quuuuuuuuesta prima puntata di THE GOOD DOG SHOW oggi vi metteremo alla prova chiedendovi di...</text:p>
          </table:table-cell>
          <table:table-cell table:style-name="ce19" office:value-type="string" calcext:value-type="string">
            <text:p>DOGRON: Contestants, today, in this first episode of THE GOOD DOG SHOW we will put you to the test by asking you tooooooo…</text:p>
          </table:table-cell>
        </table:table-row>
        <table:table-row table:style-name="ro2">
          <table:table-cell table:style-name="ce4" office:value-type="string" calcext:value-type="string">
            <text:p>01DayOne-day_one_lounge-3b5508c5</text:p>
          </table:table-cell>
          <table:table-cell table:style-name="ce14" office:value-type="string" calcext:value-type="string">
            <text:p>DOGRON: Cucinare qualcosa che mangereste tuuuuuuutti i giorni!</text:p>
          </table:table-cell>
          <table:table-cell table:style-name="ce19" office:value-type="string" calcext:value-type="string">
            <text:p>DOGRON: Coooooking something that you would eat every day!</text:p>
          </table:table-cell>
        </table:table-row>
        <table:table-row table:style-name="ro3">
          <table:table-cell table:style-name="ce4" office:value-type="string" calcext:value-type="string">
            <text:p>01DayOne-day_one_lounge-a8360da5</text:p>
          </table:table-cell>
          <table:table-cell table:style-name="ce14" office:value-type="string" calcext:value-type="string">
            <text:p>DOGRON: Avete a disposizione qualche minuto per chiacchierare tra voi, prima di buuuuttarvi in cucina. Tradotto nelle regole del programma: un massimo di {abilities has PNGParliExtra: {base_dialogue_loops}|{base_dialogue_loops+1}} persone!</text:p>
          </table:table-cell>
          <table:table-cell table:style-name="ce19" office:value-type="string" calcext:value-type="string">
            <text:p>DOGRON: You have a few minutes to talk to each other, before going to the kitchen. Translated into the show rules: a maximum of {abilities has PNGParliExtra: {base_dialogue_loops}|{base_dialogue_loops+1}} people!</text:p>
          </table:table-cell>
        </table:table-row>
        <table:table-row table:style-name="ro6">
          <table:table-cell table:style-name="ce4" office:value-type="string" calcext:value-type="string">
            <text:p>01DayOne-day_one_lounge-9a0a5440</text:p>
          </table:table-cell>
          <table:table-cell table:style-name="ce14" office:value-type="string" calcext:value-type="string">
            <text:p>DOGRON: Starà a voi decidere se condividere i vostri segreti, ingannare le altre persone, o farvi dare dei grattini! E massima attenzione, perché in THE GOOD DOG tuuuutto cambia in un battito di ciglia!</text:p>
          </table:table-cell>
          <table:table-cell table:style-name="ce19" office:value-type="string" calcext:value-type="string">
            <text:p>DOGRON: It's up to you to decide whether you want to share your secrets, trick the other contestants, or get a scratch behind your ear! And be carefuuuuuuul, because in THE GOOD DOG everything changes in the blink of an eye!</text:p>
          </table:table-cell>
        </table:table-row>
        <table:table-row table:style-name="ro1">
          <table:table-cell table:style-name="ce4" office:value-type="string" calcext:value-type="string">
            <text:p>01DayOne-day_one_lounge-fbb53347</text:p>
          </table:table-cell>
          <table:table-cell table:style-name="ce14" office:value-type="string" calcext:value-type="string">
            <text:p>UgoEMimi: Ugo, non credo sia il caso.</text:p>
          </table:table-cell>
          <table:table-cell table:style-name="ce19" office:value-type="string" calcext:value-type="string">
            <text:p>UgoEMimi: Ugo, I don't think it’s appropriate.</text:p>
          </table:table-cell>
        </table:table-row>
        <table:table-row table:style-name="ro5">
          <table:table-cell table:style-name="ce4" office:value-type="string" calcext:value-type="string">
            <text:p>01DayOne-day_one_lounge-85a3c447</text:p>
          </table:table-cell>
          <table:table-cell table:style-name="ce14" office:value-type="string" calcext:value-type="string">
            <text:p>UgoEMimi: Mimi, decido IO quando è il caso. E si dia il caso che qui sono pieni di soldi e io ho bisogno di un publisher!</text:p>
          </table:table-cell>
          <table:table-cell table:style-name="ce19" office:value-type="string" calcext:value-type="string">
            <text:p>UgoEMimi: Mimi, it’s ME who decides when it's appropriate. And it just so happens that there’s a lot of money going around here and I need a publisher!</text:p>
          </table:table-cell>
        </table:table-row>
        <table:table-row table:style-name="ro1">
          <table:table-cell table:style-name="ce4" office:value-type="string" calcext:value-type="string">
            <text:p>01DayOne-day_one_lounge-0c3a485b</text:p>
          </table:table-cell>
          <table:table-cell table:style-name="ce14" office:value-type="string" calcext:value-type="string">
            <text:p>UgoEMimi: Ugo, una persona ci sta guardando.</text:p>
          </table:table-cell>
          <table:table-cell table:style-name="ce19" office:value-type="string" calcext:value-type="string">
            <text:p>UgoEMimi: Ugo, a stranger is watching us.</text:p>
          </table:table-cell>
        </table:table-row>
        <table:table-row table:style-name="ro1">
          <table:table-cell table:style-name="ce4" office:value-type="string" calcext:value-type="string">
            <text:p>01DayOne-day_one_lounge-482a7d7f</text:p>
          </table:table-cell>
          <table:table-cell table:style-name="ce14" office:value-type="string" calcext:value-type="string">
            <text:p>YOU: Ehm, salve!</text:p>
          </table:table-cell>
          <table:table-cell table:style-name="ce19" office:value-type="string" calcext:value-type="string">
            <text:p>YOU: Um, hello!</text:p>
          </table:table-cell>
        </table:table-row>
        <table:table-row table:style-name="ro1">
          <table:table-cell table:style-name="ce4" office:value-type="string" calcext:value-type="string">
            <text:p>01DayOne-day_one_lounge-ebf72c08</text:p>
          </table:table-cell>
          <table:table-cell table:style-name="ce14" office:value-type="string" calcext:value-type="string">
            <text:p>UgoEMimi: Salve, io sono Ugo, e lei è mia moglie Mimi. Mia.</text:p>
          </table:table-cell>
          <table:table-cell table:style-name="ce19" office:value-type="string" calcext:value-type="string">
            <text:p>UgoEMimi: Hello, I am Ugo, and this is my wife Mimi. MY. Wife.</text:p>
          </table:table-cell>
        </table:table-row>
        <table:table-row table:style-name="ro1">
          <table:table-cell table:style-name="ce4" office:value-type="string" calcext:value-type="string">
            <text:p>01DayOne-day_one_lounge-6621dbc9</text:p>
          </table:table-cell>
          <table:table-cell table:style-name="ce14" office:value-type="string" calcext:value-type="string">
            <text:p>YOU: Anche voi siete qui contro la vostra volontà?</text:p>
          </table:table-cell>
          <table:table-cell table:style-name="ce19" office:value-type="string" calcext:value-type="string">
            <text:p>YOU: Are you also here against your will?</text:p>
          </table:table-cell>
        </table:table-row>
        <table:table-row table:style-name="ro1">
          <table:table-cell table:style-name="ce4" office:value-type="string" calcext:value-type="string">
            <text:p>01DayOne-day_one_lounge-2e3de7f6</text:p>
          </table:table-cell>
          <table:table-cell table:style-name="ce14" office:value-type="string" calcext:value-type="string">
            <text:p>UgoEMimi: Beh, mio marito...</text:p>
          </table:table-cell>
          <table:table-cell table:style-name="ce19" office:value-type="string" calcext:value-type="string">
            <text:p>UgoEMimi: Well, my husband…</text:p>
          </table:table-cell>
        </table:table-row>
        <table:table-row table:style-name="ro1">
          <table:table-cell table:style-name="ce4" office:value-type="string" calcext:value-type="string">
            <text:p>01DayOne-day_one_lounge-9f37ead9</text:p>
          </table:table-cell>
          <table:table-cell table:style-name="ce14" office:value-type="string" calcext:value-type="string">
            <text:p>UgoEMimi: Mimi è timida ma sì, siamo qui perché lo vogliamo.</text:p>
          </table:table-cell>
          <table:table-cell table:style-name="ce19" office:value-type="string" calcext:value-type="string">
            <text:p>UgoEMimi: Mimi is shy but yes, we are here because we want to be.</text:p>
          </table:table-cell>
        </table:table-row>
        <table:table-row table:style-name="ro1">
          <table:table-cell table:style-name="ce4" office:value-type="string" calcext:value-type="string">
            <text:p>01DayOne-day_one_lounge-2f50469e</text:p>
          </table:table-cell>
          <table:table-cell table:style-name="ce14" office:value-type="string" calcext:value-type="string">
            <text:p>YOU: Bel taglio di capelli, signora!</text:p>
          </table:table-cell>
          <table:table-cell table:style-name="ce19" office:value-type="string" calcext:value-type="string">
            <text:p>YOU: Nice haircut, madam!</text:p>
          </table:table-cell>
        </table:table-row>
        <table:table-row table:style-name="ro2">
          <table:table-cell table:style-name="ce4" office:value-type="string" calcext:value-type="string">
            <text:p>01DayOne-day_one_lounge-7448cbec</text:p>
          </table:table-cell>
          <table:table-cell table:style-name="ce14" office:value-type="string" calcext:value-type="string">
            <text:p>UgoEMimi: Merito mio, ho scelto io la sua parrucchiera, da bravo marito!</text:p>
          </table:table-cell>
          <table:table-cell table:style-name="ce19" office:value-type="string" calcext:value-type="string">
            <text:p>UgoEMimi: My merit. I chose her hairdresser, as a good husband must!</text:p>
          </table:table-cell>
        </table:table-row>
        <table:table-row table:style-name="ro1">
          <table:table-cell table:style-name="ce4" office:value-type="string" calcext:value-type="string">
            <text:p>01DayOne-day_one_lounge-3de0d279</text:p>
          </table:table-cell>
          <table:table-cell table:style-name="ce14" office:value-type="string" calcext:value-type="string">
            <text:p>UgoEMimi: E tu, cosa ci fai qui?</text:p>
          </table:table-cell>
          <table:table-cell table:style-name="ce19" office:value-type="string" calcext:value-type="string">
            <text:p>UgoEMimi: And you, what are you doing here?</text:p>
          </table:table-cell>
        </table:table-row>
        <table:table-row table:style-name="ro2">
          <table:table-cell table:style-name="ce4" office:value-type="string" calcext:value-type="string">
            <text:p>01DayOne-day_one_lounge-a8d443a5</text:p>
          </table:table-cell>
          <table:table-cell table:style-name="ce14" office:value-type="string" calcext:value-type="string">
            <text:p>UgoEMimi: Ugo, non essere scortese, siamo tutte tese da questa novità!</text:p>
          </table:table-cell>
          <table:table-cell table:style-name="ce19" office:value-type="string" calcext:value-type="string">
            <text:p>UgoEMimi: Ugo, don't be rude, we are all tense because of this new situation!</text:p>
          </table:table-cell>
        </table:table-row>
        <table:table-row table:style-name="ro1">
          <table:table-cell table:style-name="ce4" office:value-type="string" calcext:value-type="string">
            <text:p>01DayOne-day_one_lounge-7875eaea</text:p>
          </table:table-cell>
          <table:table-cell table:style-name="ce14" office:value-type="string" calcext:value-type="string">
            <text:p>YOU: Me lo chiedo anche io.</text:p>
          </table:table-cell>
          <table:table-cell table:style-name="ce19" office:value-type="string" calcext:value-type="string">
            <text:p>YOU: I wonder about that too.</text:p>
          </table:table-cell>
        </table:table-row>
        <table:table-row table:style-name="ro1">
          <table:table-cell table:style-name="ce4" office:value-type="string" calcext:value-type="string">
            <text:p>01DayOne-day_one_lounge-6118c2d6</text:p>
          </table:table-cell>
          <table:table-cell table:style-name="ce14" office:value-type="string" calcext:value-type="string">
            <text:p>YOU: Credo sia una punizione da parte del Culto.</text:p>
          </table:table-cell>
          <table:table-cell table:style-name="ce19" office:value-type="string" calcext:value-type="string">
            <text:p>YOU: I think it's a punishment from the Cult.</text:p>
          </table:table-cell>
        </table:table-row>
        <table:table-row table:style-name="ro1">
          <table:table-cell table:style-name="ce4" office:value-type="string" calcext:value-type="string">
            <text:p>01DayOne-day_one_lounge-45e918c6</text:p>
          </table:table-cell>
          <table:table-cell table:style-name="ce14" office:value-type="string" calcext:value-type="string">
            <text:p>YOU: Ricordo solo la mia stanza, del cloroformio...</text:p>
          </table:table-cell>
          <table:table-cell table:style-name="ce19" office:value-type="string" calcext:value-type="string">
            <text:p>YOU: I only remember my room, some chloroform…</text:p>
          </table:table-cell>
        </table:table-row>
        <table:table-row table:style-name="ro1">
          <table:table-cell table:style-name="ce4" office:value-type="string" calcext:value-type="string">
            <text:p>01DayOne-day_one_lounge-22af23a6</text:p>
          </table:table-cell>
          <table:table-cell table:style-name="ce14" office:value-type="string" calcext:value-type="string">
            <text:p>UgoEMimi: Hai bisogno di una mano per cucinare, tesoro?</text:p>
          </table:table-cell>
          <table:table-cell table:style-name="ce19" office:value-type="string" calcext:value-type="string">
            <text:p>UgoEMimi: Do you need help with the cooking, darling?</text:p>
          </table:table-cell>
        </table:table-row>
        <table:table-row table:style-name="ro2">
          <table:table-cell table:style-name="ce4" office:value-type="string" calcext:value-type="string">
            <text:p>01DayOne-day_one_lounge-4354dbfa</text:p>
          </table:table-cell>
          <table:table-cell table:style-name="ce14" office:value-type="string" calcext:value-type="string">
            <text:p>UgoEMimi: Mimi! Che aiuti la concorrenza? Mi servono i soldi per il publisher!</text:p>
          </table:table-cell>
          <table:table-cell table:style-name="ce19" office:value-type="string" calcext:value-type="string">
            <text:p>UgoEMimi: Mimi! Why are you helping the competition? I need money for the publisher!</text:p>
          </table:table-cell>
        </table:table-row>
        <table:table-row table:style-name="ro5">
          <table:table-cell table:style-name="ce4" office:value-type="string" calcext:value-type="string">
            <text:p>01DayOne-day_one_lounge-0ef65c23</text:p>
          </table:table-cell>
          <table:table-cell table:style-name="ce14" office:value-type="string" calcext:value-type="string">
            <text:p>UgoEMimi: Ugo, ma non è che voglio dire a questa persona che per un aspic perfetto il segreto è la migliore &lt;b&gt;colla di pesce&lt;/b&gt; e &lt;b&gt;filtrarla&lt;/b&gt; con delicatezza.</text:p>
          </table:table-cell>
          <table:table-cell table:style-name="ce19" office:value-type="string" calcext:value-type="string">
            <text:p>UgoEMimi: But Ugo, I surely don’t want to tell this person that the secret for a perfect aspic is the best &lt;b&gt;isinglass&lt;/b&gt; and to &lt;b&gt;filter&lt;/b&gt; it gently.</text:p>
          </table:table-cell>
        </table:table-row>
        <table:table-row table:style-name="ro1">
          <table:table-cell table:style-name="ce4" office:value-type="string" calcext:value-type="string">
            <text:p>01DayOne-day_one_lounge-effedee8</text:p>
          </table:table-cell>
          <table:table-cell table:style-name="ce14" office:value-type="string" calcext:value-type="string">
            <text:p>YOU: La ringrazio signora, ma gli anni'80 sono finiti da quel dì!</text:p>
          </table:table-cell>
          <table:table-cell table:style-name="ce19" office:value-type="string" calcext:value-type="string">
            <text:p>YOU: Thank you ma'am, but the 80s have been over since a long time!</text:p>
          </table:table-cell>
        </table:table-row>
        <table:table-row table:style-name="ro2">
          <table:table-cell table:style-name="ce4" office:value-type="string" calcext:value-type="string">
            <text:p>01DayOne-day_one_lounge-f7b48275</text:p>
          </table:table-cell>
          <table:table-cell table:style-name="ce14" office:value-type="string" calcext:value-type="string">
            <text:p>YOU: Non mangio un aspic dal giorno in cui hanno sacrificato nonna a Adramelech per la mia iniziazione, quanti ricordi!</text:p>
          </table:table-cell>
          <table:table-cell table:style-name="ce19" office:value-type="string" calcext:value-type="string">
            <text:p>YOU: I haven't had an aspic since the day Grandma was sacrificed to Adramelech for my initiation... so many memories!</text:p>
          </table:table-cell>
        </table:table-row>
        <table:table-row table:style-name="ro1">
          <table:table-cell table:style-name="ce4" office:value-type="string" calcext:value-type="string">
            <text:p>01DayOne-day_one_lounge-4024d016</text:p>
          </table:table-cell>
          <table:table-cell table:style-name="ce14" office:value-type="string" calcext:value-type="string">
            <text:p>YOU: Signora, se ha bisogno di aiuto batta le ciglia due volte.</text:p>
          </table:table-cell>
          <table:table-cell table:style-name="ce19" office:value-type="string" calcext:value-type="string">
            <text:p>YOU: Madam, if you need help, blink twice.</text:p>
          </table:table-cell>
        </table:table-row>
        <table:table-row table:style-name="ro1">
          <table:table-cell table:style-name="ce4" office:value-type="string" calcext:value-type="string">
            <text:p>01DayOne-day_one_lounge-cf520d45</text:p>
          </table:table-cell>
          <table:table-cell table:style-name="ce14" office:value-type="string" calcext:value-type="string">
            <text:p>YOU: Con questa luce non si capisce un cazzo. Riprovi!</text:p>
          </table:table-cell>
          <table:table-cell table:style-name="ce19" office:value-type="string" calcext:value-type="string">
            <text:p>YOU: Under this light I can't understand shit. Try again!</text:p>
          </table:table-cell>
        </table:table-row>
        <table:table-row table:style-name="ro2">
          <table:table-cell table:style-name="ce4" office:value-type="string" calcext:value-type="string">
            <text:p>01DayOne-day_one_lounge-9fe67479</text:p>
          </table:table-cell>
          <table:table-cell table:style-name="ce14" office:value-type="string" calcext:value-type="string">
            <text:p>UgoEMimi: Mimi, andiamocene! Credo di aver visto una tizia con un iPod, forse è un audio designer!</text:p>
          </table:table-cell>
          <table:table-cell table:style-name="ce19" office:value-type="string" calcext:value-type="string">
            <text:p>UgoEMimi: Mimi, let's go! I think I saw a chick with an iPod, maybe she's an audio designer!</text:p>
          </table:table-cell>
        </table:table-row>
        <table:table-row table:style-name="ro1">
          <table:table-cell table:style-name="ce4" office:value-type="string" calcext:value-type="string">
            <text:p>01DayOne-day_one_lounge-d6cdf648</text:p>
          </table:table-cell>
          <table:table-cell table:style-name="ce14" office:value-type="string" calcext:value-type="string">
            <text:p>BeBe: Eppure ero sicura di averli messi qui, acciderbolina!</text:p>
          </table:table-cell>
          <table:table-cell table:style-name="ce19" office:value-type="string" calcext:value-type="string">
            <text:p>BeBe: I was so sure I put them here, holy cow!</text:p>
          </table:table-cell>
        </table:table-row>
        <table:table-row table:style-name="ro1">
          <table:table-cell table:style-name="ce4" office:value-type="string" calcext:value-type="string">
            <text:p>01DayOne-day_one_lounge-263e899e</text:p>
          </table:table-cell>
          <table:table-cell table:style-name="ce14" office:value-type="string" calcext:value-type="string">
            <text:p>YOU: Hai perso qualcosa?</text:p>
          </table:table-cell>
          <table:table-cell table:style-name="ce19" office:value-type="string" calcext:value-type="string">
            <text:p>YOU: Have you lost something?</text:p>
          </table:table-cell>
        </table:table-row>
        <table:table-row table:style-name="ro2">
          <table:table-cell table:style-name="ce4" office:value-type="string" calcext:value-type="string">
            <text:p>01DayOne-day_one_lounge-b0dba1bd</text:p>
          </table:table-cell>
          <table:table-cell table:style-name="ce14" office:value-type="string" calcext:value-type="string">
            <text:p>BeBe: I miei occhiali da sole! Non mi piace andare in giro senza.</text:p>
          </table:table-cell>
          <table:table-cell table:style-name="ce19" office:value-type="string" calcext:value-type="string">
            <text:p>BeBe: My sunglasses! I don't like to walk around without them.</text:p>
          </table:table-cell>
        </table:table-row>
        <table:table-row table:style-name="ro1">
          <table:table-cell table:style-name="ce4" office:value-type="string" calcext:value-type="string">
            <text:p>01DayOne-day_one_lounge-a0ee28a5</text:p>
          </table:table-cell>
          <table:table-cell table:style-name="ce14" office:value-type="string" calcext:value-type="string">
            <text:p>YOU: Li hai addosso, sai?</text:p>
          </table:table-cell>
          <table:table-cell table:style-name="ce19" office:value-type="string" calcext:value-type="string">
            <text:p>YOU: You have them on, you know?</text:p>
          </table:table-cell>
        </table:table-row>
        <table:table-row table:style-name="ro2">
          <table:table-cell table:style-name="ce4" office:value-type="string" calcext:value-type="string">
            <text:p>01DayOne-day_one_lounge-cb008601</text:p>
          </table:table-cell>
          <table:table-cell table:style-name="ce14" office:value-type="string" calcext:value-type="string">
            <text:p>BeBe: Uh, che distratta che sono! Sai, avere otto, ehm, sette figlie rende tutto difficile.</text:p>
          </table:table-cell>
          <table:table-cell table:style-name="ce19" office:value-type="string" calcext:value-type="string">
            <text:p>BeBe: Uh, how distracted I am! You know, having eight, er, seven daughters makes everything difficult.</text:p>
          </table:table-cell>
        </table:table-row>
        <table:table-row table:style-name="ro1">
          <table:table-cell table:style-name="ce4" office:value-type="string" calcext:value-type="string">
            <text:p>01DayOne-day_one_lounge-d0eb15fd</text:p>
          </table:table-cell>
          <table:table-cell table:style-name="ce14" office:value-type="string" calcext:value-type="string">
            <text:p>YOU: Ma non c'è il sole qui. Forse manco su tutto il pianeta.</text:p>
          </table:table-cell>
          <table:table-cell table:style-name="ce19" office:value-type="string" calcext:value-type="string">
            <text:p>YOU: But there is no sun here. Maybe not even on the whole planet.</text:p>
          </table:table-cell>
        </table:table-row>
        <table:table-row table:style-name="ro1">
          <table:table-cell table:style-name="ce4" office:value-type="string" calcext:value-type="string">
            <text:p>01DayOne-day_one_lounge-d0d576f7</text:p>
          </table:table-cell>
          <table:table-cell table:style-name="ce14" office:value-type="string" calcext:value-type="string">
            <text:p>BeBe: Però c'è dell'erba, ne sento l'odore!</text:p>
          </table:table-cell>
          <table:table-cell table:style-name="ce19" office:value-type="string" calcext:value-type="string">
            <text:p>BeBe: There is grass though, I can smell it!</text:p>
          </table:table-cell>
        </table:table-row>
        <table:table-row table:style-name="ro1">
          <table:table-cell table:style-name="ce4" office:value-type="string" calcext:value-type="string">
            <text:p>01DayOne-day_one_lounge-e4048c5d</text:p>
          </table:table-cell>
          <table:table-cell table:style-name="ce14" office:value-type="string" calcext:value-type="string">
            <text:p>YOU: Mmm sì sì certo.</text:p>
          </table:table-cell>
          <table:table-cell table:style-name="ce19" office:value-type="string" calcext:value-type="string">
            <text:p>YOU: Uhm, yes, yes of course.</text:p>
          </table:table-cell>
        </table:table-row>
        <table:table-row table:style-name="ro2">
          <table:table-cell table:style-name="ce4" office:value-type="string" calcext:value-type="string">
            <text:p>01DayOne-day_one_lounge-02b895de</text:p>
          </table:table-cell>
          <table:table-cell table:style-name="ce14" office:value-type="string" calcext:value-type="string">
            <text:p>BeBe: Stai citando quel nuovo gruppo K-Pop, le Blink of an eye?</text:p>
          </table:table-cell>
          <table:table-cell table:style-name="ce19" office:value-type="string" calcext:value-type="string">
            <text:p>BeBe: Are you quoting that new K-Pop group, the Blink of an eye?</text:p>
          </table:table-cell>
        </table:table-row>
        <table:table-row table:style-name="ro2">
          <table:table-cell table:style-name="ce4" office:value-type="string" calcext:value-type="string">
            <text:p>01DayOne-day_one_lounge-ae1e9df7</text:p>
          </table:table-cell>
          <table:table-cell table:style-name="ce14" office:value-type="string" calcext:value-type="string">
            <text:p>BeBe: Ma come ti stai trovando qui, dolcezza? Hai tutto quello di cui hai bisogno?</text:p>
          </table:table-cell>
          <table:table-cell table:style-name="ce19" office:value-type="string" calcext:value-type="string">
            <text:p>BeBe: But how are you settling in, sweetheart? Do you have everything you need?</text:p>
          </table:table-cell>
        </table:table-row>
        <table:table-row table:style-name="ro1">
          <table:table-cell table:style-name="ce4" office:value-type="string" calcext:value-type="string">
            <text:p>01DayOne-day_one_lounge-5e9022d4</text:p>
          </table:table-cell>
          <table:table-cell table:style-name="ce14" office:value-type="string" calcext:value-type="string">
            <text:p>YOU: Non so dove sono, vorrei solo scappare.</text:p>
          </table:table-cell>
          <table:table-cell table:style-name="ce19" office:value-type="string" calcext:value-type="string">
            <text:p>YOU: I don't know where I am, I just want to run away.</text:p>
          </table:table-cell>
        </table:table-row>
        <table:table-row table:style-name="ro2">
          <table:table-cell table:style-name="ce4" office:value-type="string" calcext:value-type="string">
            <text:p>01DayOne-day_one_lounge-fb8d1fa0</text:p>
          </table:table-cell>
          <table:table-cell table:style-name="ce14" office:value-type="string" calcext:value-type="string">
            <text:p>BeBe: Se vinco, ti prometto che ti porterò con me, ho ancora una cameretta libera!</text:p>
          </table:table-cell>
          <table:table-cell table:style-name="ce19" office:value-type="string" calcext:value-type="string">
            <text:p>BeBe: If I win, I promise to take you with me, I still have a spare bedroom!</text:p>
          </table:table-cell>
        </table:table-row>
        <table:table-row table:style-name="ro1">
          <table:table-cell table:style-name="ce4" office:value-type="string" calcext:value-type="string">
            <text:p>01DayOne-day_one_lounge-c6adc449</text:p>
          </table:table-cell>
          <table:table-cell table:style-name="ce14" office:value-type="string" calcext:value-type="string">
            <text:p>YOU: L'ultima volta che ho cucinato, la mia casa è esplosa.</text:p>
          </table:table-cell>
          <table:table-cell table:style-name="ce19" office:value-type="string" calcext:value-type="string">
            <text:p>YOU: Last time I cooked, my house exploded.</text:p>
          </table:table-cell>
        </table:table-row>
        <table:table-row table:style-name="ro1">
          <table:table-cell table:style-name="ce4" office:value-type="string" calcext:value-type="string">
            <text:p>01DayOne-day_one_lounge-bac1485b</text:p>
          </table:table-cell>
          <table:table-cell table:style-name="ce14" office:value-type="string" calcext:value-type="string">
            <text:p>BeBe: Succede a tutte le persone, prima o poi.</text:p>
          </table:table-cell>
          <table:table-cell table:style-name="ce19" office:value-type="string" calcext:value-type="string">
            <text:p>BeBe: It happens to all everybody, sooner or later.</text:p>
          </table:table-cell>
        </table:table-row>
        <table:table-row table:style-name="ro1">
          <table:table-cell table:style-name="ce4" office:value-type="string" calcext:value-type="string">
            <text:p>01DayOne-day_one_lounge-35dc7b95</text:p>
          </table:table-cell>
          <table:table-cell table:style-name="ce14" office:value-type="string" calcext:value-type="string">
            <text:p>YOU: Non dovrei essere qui. Il Culto mi sta cercando.</text:p>
          </table:table-cell>
          <table:table-cell table:style-name="ce19" office:value-type="string" calcext:value-type="string">
            <text:p>YOU: I'm not supposed to be here. The Cult is looking for me.</text:p>
          </table:table-cell>
        </table:table-row>
        <table:table-row table:style-name="ro1">
          <table:table-cell table:style-name="ce4" office:value-type="string" calcext:value-type="string">
            <text:p>01DayOne-day_one_lounge-3d44ecf2</text:p>
          </table:table-cell>
          <table:table-cell table:style-name="ce14" office:value-type="string" calcext:value-type="string">
            <text:p>BeBe: Culto?</text:p>
          </table:table-cell>
          <table:table-cell table:style-name="ce19" office:value-type="string" calcext:value-type="string">
            <text:p>BeBe: Cult?</text:p>
          </table:table-cell>
        </table:table-row>
        <table:table-row table:style-name="ro2">
          <table:table-cell table:style-name="ce4" office:value-type="string" calcext:value-type="string">
            <text:p>01DayOne-day_one_lounge-eef2e7de</text:p>
          </table:table-cell>
          <table:table-cell table:style-name="ce14" office:value-type="string" calcext:value-type="string">
            <text:p>YOU: Piuttosto, cosa hai deciso di cucinare per la prima puntata?</text:p>
          </table:table-cell>
          <table:table-cell table:style-name="ce19" office:value-type="string" calcext:value-type="string">
            <text:p>YOU: More importantly, what did you decide to cook for this first episode?</text:p>
          </table:table-cell>
        </table:table-row>
        <table:table-row table:style-name="ro5">
          <table:table-cell table:style-name="ce4" office:value-type="string" calcext:value-type="string">
            <text:p>01DayOne-day_one_lounge-4097a612</text:p>
          </table:table-cell>
          <table:table-cell table:style-name="ce14" office:value-type="string" calcext:value-type="string">
            <text:p>BeBe: Uh sai, pur essendo una pecora in carriera, essere una madre single di otto, uffa, sette agnelline ti obbliga a fare i conti coi soldi.</text:p>
          </table:table-cell>
          <table:table-cell table:style-name="ce19" office:value-type="string" calcext:value-type="string">
            <text:p>BeBe: Uh you know, even though I’m a working sheep, being a single mom of eight – darn it! – seven little lambs forces you to deal with money problems.</text:p>
          </table:table-cell>
        </table:table-row>
        <table:table-row table:style-name="ro2">
          <table:table-cell table:style-name="ce4" office:value-type="string" calcext:value-type="string">
            <text:p>01DayOne-day_one_lounge-56306391</text:p>
          </table:table-cell>
          <table:table-cell table:style-name="ce14" office:value-type="string" calcext:value-type="string">
            <text:p>BeBe: Per cui penso preparerò della zuppa di pane e &lt;b&gt;cipolla&lt;/b&gt; da &lt;b&gt;affettare&lt;/b&gt;.</text:p>
          </table:table-cell>
          <table:table-cell table:style-name="ce19" office:value-type="string" calcext:value-type="string">
            <text:p>BeBe: So I think I will make some bread soup and &lt;b&gt;onion&lt;/b&gt;s to &lt;b&gt;slice&lt;/b&gt;.</text:p>
          </table:table-cell>
        </table:table-row>
        <table:table-row table:style-name="ro1">
          <table:table-cell table:style-name="ce4" office:value-type="string" calcext:value-type="string">
            <text:p>01DayOne-day_one_lounge-f1b089c0</text:p>
          </table:table-cell>
          <table:table-cell table:style-name="ce14" office:value-type="string" calcext:value-type="string">
            <text:p>BeBe: La cipolla rende tutto buonissimo, e non costa niente.</text:p>
          </table:table-cell>
          <table:table-cell table:style-name="ce19" office:value-type="string" calcext:value-type="string">
            <text:p>BeBe: Onion makes everything taste great, and it costs nothing.</text:p>
          </table:table-cell>
        </table:table-row>
        <table:table-row table:style-name="ro1">
          <table:table-cell table:style-name="ce4" office:value-type="string" calcext:value-type="string">
            <text:p>01DayOne-day_one_lounge-bc591d3f</text:p>
          </table:table-cell>
          <table:table-cell table:style-name="ce14" office:value-type="string" calcext:value-type="string">
            <text:p>YOU: Uh, ora capisco l'alito.</text:p>
          </table:table-cell>
          <table:table-cell table:style-name="ce19" office:value-type="string" calcext:value-type="string">
            <text:p>YOU: Uh, now I understand your breath.</text:p>
          </table:table-cell>
        </table:table-row>
        <table:table-row table:style-name="ro1">
          <table:table-cell table:style-name="ce4" office:value-type="string" calcext:value-type="string">
            <text:p>01DayOne-day_one_lounge-c5204149</text:p>
          </table:table-cell>
          <table:table-cell table:style-name="ce14" office:value-type="string" calcext:value-type="string">
            <text:p>YOU: Io son più persona da snack, sai?</text:p>
          </table:table-cell>
          <table:table-cell table:style-name="ce19" office:value-type="string" calcext:value-type="string">
            <text:p>YOU: I'm more of a snack person, you know?</text:p>
          </table:table-cell>
        </table:table-row>
        <table:table-row table:style-name="ro1">
          <table:table-cell table:style-name="ce4" office:value-type="string" calcext:value-type="string">
            <text:p>01DayOne-day_one_lounge-45baff71</text:p>
          </table:table-cell>
          <table:table-cell table:style-name="ce14" office:value-type="string" calcext:value-type="string">
            <text:p>YOU: Grazie del consiglio.</text:p>
          </table:table-cell>
          <table:table-cell table:style-name="ce19" office:value-type="string" calcext:value-type="string">
            <text:p>YOU: Thank you for the advice.</text:p>
          </table:table-cell>
        </table:table-row>
        <table:table-row table:style-name="ro5">
          <table:table-cell table:style-name="ce4" office:value-type="string" calcext:value-type="string">
            <text:p>01DayOne-day_one_lounge-e955755f</text:p>
          </table:table-cell>
          <table:table-cell table:style-name="ce14" office:value-type="string" calcext:value-type="string">
            <text:p>BeBe: Comunque non mi sono presentata! Sono Bebe. Ora vado a prepararmi per la fase di cucina, spero di ritrovarti presto!</text:p>
          </table:table-cell>
          <table:table-cell table:style-name="ce19" office:value-type="string" calcext:value-type="string">
            <text:p>BeBe: But I haven't introduced myself! I'm Bebe. Now I'm going to get ready for the cooking phase, hope to see you soon!</text:p>
          </table:table-cell>
        </table:table-row>
        <table:table-row table:style-name="ro1">
          <table:table-cell table:style-name="ce4" office:value-type="string" calcext:value-type="string">
            <text:p>01DayOne-day_one_lounge-455bc5bf</text:p>
          </table:table-cell>
          <table:table-cell table:style-name="ce14" office:value-type="string" calcext:value-type="string">
            <text:p>YOU: Buona fortuna.</text:p>
          </table:table-cell>
          <table:table-cell table:style-name="ce19" office:value-type="string" calcext:value-type="string">
            <text:p>YOU: Good luck.</text:p>
          </table:table-cell>
        </table:table-row>
        <table:table-row table:style-name="ro1">
          <table:table-cell table:style-name="ce4" office:value-type="string" calcext:value-type="string">
            <text:p>01DayOne-day_one_lounge-746ea346</text:p>
          </table:table-cell>
          <table:table-cell table:style-name="ce14" office:value-type="string" calcext:value-type="string">
            <text:p>YOU: Ti batterò.</text:p>
          </table:table-cell>
          <table:table-cell table:style-name="ce19" office:value-type="string" calcext:value-type="string">
            <text:p>YOU: I will beat you.</text:p>
          </table:table-cell>
        </table:table-row>
        <table:table-row table:style-name="ro1">
          <table:table-cell table:style-name="ce4" office:value-type="string" calcext:value-type="string">
            <text:p>01DayOne-day_one_lounge-a24cd97d</text:p>
          </table:table-cell>
          <table:table-cell table:style-name="ce14" office:value-type="string" calcext:value-type="string">
            <text:p>YOU: Come si esce da qui?!?!?</text:p>
          </table:table-cell>
          <table:table-cell table:style-name="ce19" office:value-type="string" calcext:value-type="string">
            <text:p>YOU: How do we get out of here!?!?</text:p>
          </table:table-cell>
        </table:table-row>
        <table:table-row table:style-name="ro2">
          <table:table-cell table:style-name="ce4" office:value-type="string" calcext:value-type="string">
            <text:p>01DayOne-day_one_lounge-7a952677</text:p>
          </table:table-cell>
          <table:table-cell table:style-name="ce14" office:value-type="string" calcext:value-type="string">
            <text:p>Piiiietro: Bruiser Woods! Dove sei finito? Cristo, ti sei portato via anche il mio rosario di Gucci!</text:p>
          </table:table-cell>
          <table:table-cell table:style-name="ce19" office:value-type="string" calcext:value-type="string">
            <text:p>Piiiietro: Bruiser Woods! Where did you go? Jesus, you took away my Gucci’s rosary too!</text:p>
          </table:table-cell>
        </table:table-row>
        <table:table-row table:style-name="ro2">
          <table:table-cell table:style-name="ce4" office:value-type="string" calcext:value-type="string">
            <text:p>01DayOne-day_one_lounge-e1d17358</text:p>
          </table:table-cell>
          <table:table-cell table:style-name="ce14" office:value-type="string" calcext:value-type="string">
            <text:p>Piiiietro: L'avevo detto a Snooki, oh se gliel'avevo detto, che era una pessima idea, ma lei no, no! Bruiser!</text:p>
          </table:table-cell>
          <table:table-cell table:style-name="ce19" office:value-type="string" calcext:value-type="string">
            <text:p>Piiiietro: I told Snooki this was a bad idea, oh did I tell her, but no, she didn't listen! Bruiser!</text:p>
          </table:table-cell>
        </table:table-row>
        <table:table-row table:style-name="ro1">
          <table:table-cell table:style-name="ce4" office:value-type="string" calcext:value-type="string">
            <text:p>01DayOne-day_one_lounge-524084e3</text:p>
          </table:table-cell>
          <table:table-cell table:style-name="ce14" office:value-type="string" calcext:value-type="string">
            <text:p>YOU: Bruiser Woods?</text:p>
          </table:table-cell>
          <table:table-cell table:style-name="ce19" office:value-type="string" calcext:value-type="string">
            <text:p>YOU: Bruiser Woods?</text:p>
          </table:table-cell>
        </table:table-row>
        <table:table-row table:style-name="ro1">
          <table:table-cell table:style-name="ce4" office:value-type="string" calcext:value-type="string">
            <text:p>01DayOne-day_one_lounge-3012e76c</text:p>
          </table:table-cell>
          <table:table-cell table:style-name="ce14" office:value-type="string" calcext:value-type="string">
            <text:p>Piiiietro: Sì, come quel Bruiser, e non lo trovo!</text:p>
          </table:table-cell>
          <table:table-cell table:style-name="ce19" office:value-type="string" calcext:value-type="string">
            <text:p>Piiiietro: Yes, like that Bruiser, and I can't find it!</text:p>
          </table:table-cell>
        </table:table-row>
        <table:table-row table:style-name="ro1">
          <table:table-cell table:style-name="ce4" office:value-type="string" calcext:value-type="string">
            <text:p>01DayOne-day_one_lounge-e9760f3f</text:p>
          </table:table-cell>
          <table:table-cell table:style-name="ce14" office:value-type="string" calcext:value-type="string">
            <text:p>YOU: Rosario di Gucci?</text:p>
          </table:table-cell>
          <table:table-cell table:style-name="ce19" office:value-type="string" calcext:value-type="string">
            <text:p>YOU: Gucci’s rosary?</text:p>
          </table:table-cell>
        </table:table-row>
        <table:table-row table:style-name="ro2">
          <table:table-cell table:style-name="ce4" office:value-type="string" calcext:value-type="string">
            <text:p>01DayOne-day_one_lounge-6c512be5</text:p>
          </table:table-cell>
          <table:table-cell table:style-name="ce14" office:value-type="string" calcext:value-type="string">
            <text:p>Piiiietro: Sì, un regalo di mia nonna Scianel per festeggiare il mio sedicesimo.</text:p>
          </table:table-cell>
          <table:table-cell table:style-name="ce19" office:value-type="string" calcext:value-type="string">
            <text:p>Piiiietro: Yes, a gift from my grandmother Scianel to celebrate my 16th birthday.</text:p>
          </table:table-cell>
        </table:table-row>
        <table:table-row table:style-name="ro1">
          <table:table-cell table:style-name="ce4" office:value-type="string" calcext:value-type="string">
            <text:p>01DayOne-day_one_lounge-9964bf8f</text:p>
          </table:table-cell>
          <table:table-cell table:style-name="ce14" office:value-type="string" calcext:value-type="string">
            <text:p>YOU: Snookie?</text:p>
          </table:table-cell>
          <table:table-cell table:style-name="ce19" office:value-type="string" calcext:value-type="string">
            <text:p>YOU: Snookie?</text:p>
          </table:table-cell>
        </table:table-row>
        <table:table-row table:style-name="ro1">
          <table:table-cell table:style-name="ce4" office:value-type="string" calcext:value-type="string">
            <text:p>01DayOne-day_one_lounge-d452485d</text:p>
          </table:table-cell>
          <table:table-cell table:style-name="ce14" office:value-type="string" calcext:value-type="string">
            <text:p>Piiiietro: Scusa, ho firmato un NDA, non posso dire altro.</text:p>
          </table:table-cell>
          <table:table-cell table:style-name="ce19" office:value-type="string" calcext:value-type="string">
            <text:p>Piiiietro: Sorry, I signed an NDA, that's all I can say.</text:p>
          </table:table-cell>
        </table:table-row>
        <table:table-row table:style-name="ro2">
          <table:table-cell table:style-name="ce4" office:value-type="string" calcext:value-type="string">
            <text:p>01DayOne-day_one_lounge-2d31ac32</text:p>
          </table:table-cell>
          <table:table-cell table:style-name="ce14" office:value-type="string" calcext:value-type="string">
            <text:p>Piiiietro: Tornerà, spero. Questo pianeta sembra minuscolo comunque, non ci saranno altre cagnoline.</text:p>
          </table:table-cell>
          <table:table-cell table:style-name="ce19" office:value-type="string" calcext:value-type="string">
            <text:p>Piiiietro: She'll be back, I hope. This planet looks tiny anyway, there won't be many other puppies.</text:p>
          </table:table-cell>
        </table:table-row>
        <table:table-row table:style-name="ro2">
          <table:table-cell table:style-name="ce4" office:value-type="string" calcext:value-type="string">
            <text:p>01DayOne-day_one_lounge-052c0cc1</text:p>
          </table:table-cell>
          <table:table-cell table:style-name="ce14" office:value-type="string" calcext:value-type="string">
            <text:p>Piiiietro: Comunque piacere, sono Piiiietro, studentessa di matematica. A quattordici anni ho risolto il gioco di Collatz.</text:p>
          </table:table-cell>
          <table:table-cell table:style-name="ce19" office:value-type="string" calcext:value-type="string">
            <text:p>Piiiietro: Anyway, pleasure to meet you, I am Piiiietro, a math student. When I was fourteen years old, I solved the Collatz game.</text:p>
          </table:table-cell>
        </table:table-row>
        <table:table-row table:style-name="ro5">
          <table:table-cell table:style-name="ce4" office:value-type="string" calcext:value-type="string">
            <text:p>01DayOne-day_one_lounge-0212dabe</text:p>
          </table:table-cell>
          <table:table-cell table:style-name="ce14" office:value-type="string" calcext:value-type="string">
            <text:p>Piiiietro: A quindici le equazioni di Navier-Stokes ma non ho ancora ricevuto la medaglia Fields perché dopo quella storia di Perel'man hanno paura di fare casini.</text:p>
          </table:table-cell>
          <table:table-cell table:style-name="ce19" office:value-type="string" calcext:value-type="string">
            <text:p>Piiiietro: At fifteen, the Navier-Stokes equations, but I haven't received the Fields medal yet because, after that Perel'man thing, they are afraid of messing up.</text:p>
          </table:table-cell>
        </table:table-row>
        <table:table-row table:style-name="ro1">
          <table:table-cell table:style-name="ce4" office:value-type="string" calcext:value-type="string">
            <text:p>01DayOne-day_one_lounge-d6986ba8</text:p>
          </table:table-cell>
          <table:table-cell table:style-name="ce14" office:value-type="string" calcext:value-type="string">
            <text:p>Piiiietro: Ma tu non stai capendo una ceppa, vero?</text:p>
          </table:table-cell>
          <table:table-cell table:style-name="ce19" office:value-type="string" calcext:value-type="string">
            <text:p>Piiiietro: But you're not understanding a goddamn thing, are you?</text:p>
          </table:table-cell>
        </table:table-row>
        <table:table-row table:style-name="ro1">
          <table:table-cell table:style-name="ce4" office:value-type="string" calcext:value-type="string">
            <text:p>01DayOne-day_one_lounge-946eff63</text:p>
          </table:table-cell>
          <table:table-cell table:style-name="ce14" office:value-type="string" calcext:value-type="string">
            <text:p>YOU: In realtà Perel'man alle medie mi copiava.</text:p>
          </table:table-cell>
          <table:table-cell table:style-name="ce19" office:value-type="string" calcext:value-type="string">
            <text:p>YOU: Actually Perel'man used to copy from me in middle school.</text:p>
          </table:table-cell>
        </table:table-row>
        <table:table-row table:style-name="ro1">
          <table:table-cell table:style-name="ce4" office:value-type="string" calcext:value-type="string">
            <text:p>01DayOne-day_one_lounge-4ac184b2</text:p>
          </table:table-cell>
          <table:table-cell table:style-name="ce14" office:value-type="string" calcext:value-type="string">
            <text:p>YOU: Sto ancora pensando al rosario di Gucci.</text:p>
          </table:table-cell>
          <table:table-cell table:style-name="ce19" office:value-type="string" calcext:value-type="string">
            <text:p>YOU: I'm still thinking about the Gucci’s rosary.</text:p>
          </table:table-cell>
        </table:table-row>
        <table:table-row table:style-name="ro2">
          <table:table-cell table:style-name="ce4" office:value-type="string" calcext:value-type="string">
            <text:p>01DayOne-day_one_lounge-5a906315</text:p>
          </table:table-cell>
          <table:table-cell table:style-name="ce14" office:value-type="string" calcext:value-type="string">
            <text:p>YOU: No, ma settimana scorsa ho azzeccato al primo colpo il resto al supermercato.</text:p>
          </table:table-cell>
          <table:table-cell table:style-name="ce19" office:value-type="string" calcext:value-type="string">
            <text:p>YOU: No, but last week I got the change right at first try at the supermarket.</text:p>
          </table:table-cell>
        </table:table-row>
        <table:table-row table:style-name="ro2">
          <table:table-cell table:style-name="ce4" office:value-type="string" calcext:value-type="string">
            <text:p>01DayOne-day_one_lounge-cf13a09c</text:p>
          </table:table-cell>
          <table:table-cell table:style-name="ce14" office:value-type="string" calcext:value-type="string">
            <text:p>Piiiietro: Certo certo, comunque sono preoccupata perché se non trovo il rosario mia nonna mi uccide, sai?</text:p>
          </table:table-cell>
          <table:table-cell table:style-name="ce19" office:value-type="string" calcext:value-type="string">
            <text:p>Piiiietro: Yeah, yeah, anyway, I’m pretty worried because my grandmother will kill me if I don't find the rosary, you know?</text:p>
          </table:table-cell>
        </table:table-row>
        <table:table-row table:style-name="ro5">
          <table:table-cell table:style-name="ce4" office:value-type="string" calcext:value-type="string">
            <text:p>01DayOne-day_one_lounge-dc709ce5</text:p>
          </table:table-cell>
          <table:table-cell table:style-name="ce14" office:value-type="string" calcext:value-type="string">
            <text:p>Piiiietro: La famiglia tutta. Sono tutti così religiosi, pensa che hanno un santino di Paolo Brosio sul caminetto che sbatte gli occhi.</text:p>
          </table:table-cell>
          <table:table-cell table:style-name="ce19" office:value-type="string" calcext:value-type="string">
            <text:p>Piiiietro: The whole family. They're all so religious, just think they have a holy card of Miuccia Prada with blinking eyes over the fireplace.</text:p>
          </table:table-cell>
        </table:table-row>
        <table:table-row table:style-name="ro2">
          <table:table-cell table:style-name="ce4" office:value-type="string" calcext:value-type="string">
            <text:p>01DayOne-day_one_lounge-a157114f</text:p>
          </table:table-cell>
          <table:table-cell table:style-name="ce14" office:value-type="string" calcext:value-type="string">
            <text:p>Piiiietro: Mi hanno obbligata a studiare matematica per confermare l'esistenza di Dio.</text:p>
          </table:table-cell>
          <table:table-cell table:style-name="ce19" office:value-type="string" calcext:value-type="string">
            <text:p>Piiiietro: They forced me to study mathematics to demonstrate the existence of God.</text:p>
          </table:table-cell>
        </table:table-row>
        <table:table-row table:style-name="ro1">
          <table:table-cell table:style-name="ce4" office:value-type="string" calcext:value-type="string">
            <text:p>01DayOne-day_one_lounge-ba12103d</text:p>
          </table:table-cell>
          <table:table-cell table:style-name="ce14" office:value-type="string" calcext:value-type="string">
            <text:p>YOU: E sei anche un'ottima cuoca, quindi?</text:p>
          </table:table-cell>
          <table:table-cell table:style-name="ce19" office:value-type="string" calcext:value-type="string">
            <text:p>YOU: And are you also a very good cook, then?</text:p>
          </table:table-cell>
        </table:table-row>
        <table:table-row table:style-name="ro1">
          <table:table-cell table:style-name="ce4" office:value-type="string" calcext:value-type="string">
            <text:p>01DayOne-day_one_lounge-72807e4f</text:p>
          </table:table-cell>
          <table:table-cell table:style-name="ce14" office:value-type="string" calcext:value-type="string">
            <text:p>Piiiietro: Cuoca? In che senso, cuoca?</text:p>
          </table:table-cell>
          <table:table-cell table:style-name="ce19" office:value-type="string" calcext:value-type="string">
            <text:p>Piiiietro: Cook? What do you mean, cook?</text:p>
          </table:table-cell>
        </table:table-row>
        <table:table-row table:style-name="ro2">
          <table:table-cell table:style-name="ce4" office:value-type="string" calcext:value-type="string">
            <text:p>01DayOne-day_one_lounge-4735ed87</text:p>
          </table:table-cell>
          <table:table-cell table:style-name="ce14" office:value-type="string" calcext:value-type="string">
            <text:p>YOU: Beh, questo è un programma di cucina, credo ci abbiano rapite etc etc.</text:p>
          </table:table-cell>
          <table:table-cell table:style-name="ce19" office:value-type="string" calcext:value-type="string">
            <text:p>YOU: Well, this is a cooking program, I think they kidnapped us, and so on…</text:p>
          </table:table-cell>
        </table:table-row>
        <table:table-row table:style-name="ro1">
          <table:table-cell table:style-name="ce4" office:value-type="string" calcext:value-type="string">
            <text:p>01DayOne-day_one_lounge-1e68309d</text:p>
          </table:table-cell>
          <table:table-cell table:style-name="ce14" office:value-type="string" calcext:value-type="string">
            <text:p>Piiiietro: Non siamo ad Amici?!?</text:p>
          </table:table-cell>
          <table:table-cell table:style-name="ce19" office:value-type="string" calcext:value-type="string">
            <text:p>Piiiietro: Aren't we on The Voice!!!?</text:p>
          </table:table-cell>
        </table:table-row>
        <table:table-row table:style-name="ro1">
          <table:table-cell table:style-name="ce4" office:value-type="string" calcext:value-type="string">
            <text:p>01DayOne-day_one_lounge-eb1ac238</text:p>
          </table:table-cell>
          <table:table-cell table:style-name="ce14" office:value-type="string" calcext:value-type="string">
            <text:p>YOU: Dovremmo ballare su quell'enorme cucina a gas?</text:p>
          </table:table-cell>
          <table:table-cell table:style-name="ce19" office:value-type="string" calcext:value-type="string">
            <text:p>YOU: Where should we sing? Over that huge gas stove?</text:p>
          </table:table-cell>
        </table:table-row>
        <table:table-row table:style-name="ro2">
          <table:table-cell table:style-name="ce4" office:value-type="string" calcext:value-type="string">
            <text:p>01DayOne-day_one_lounge-52a86a92</text:p>
          </table:table-cell>
          <table:table-cell table:style-name="ce14" office:value-type="string" calcext:value-type="string">
            <text:p>YOU: Cuccarini ha detto cose che manco un cane, ma non credo.</text:p>
          </table:table-cell>
          <table:table-cell table:style-name="ce19" office:value-type="string" calcext:value-type="string">
            <text:p>YOU: I feel like I've been locked up tight, for a century of lonely nights, waiting for someone to release me…</text:p>
          </table:table-cell>
        </table:table-row>
        <table:table-row table:style-name="ro1">
          <table:table-cell table:style-name="ce4" office:value-type="string" calcext:value-type="string">
            <text:p>01DayOne-day_one_lounge-076025bf</text:p>
          </table:table-cell>
          <table:table-cell table:style-name="ce14" office:value-type="string" calcext:value-type="string">
            <text:p>YOU: No grazie, preferisco il rapimento.</text:p>
          </table:table-cell>
          <table:table-cell table:style-name="ce19" office:value-type="string" calcext:value-type="string">
            <text:p>YOU: No thanks, I'd rather have been really kidnapped.</text:p>
          </table:table-cell>
        </table:table-row>
        <table:table-row table:style-name="ro5">
          <table:table-cell table:style-name="ce4" office:value-type="string" calcext:value-type="string">
            <text:p>01DayOne-day_one_lounge-77ad6609</text:p>
          </table:table-cell>
          <table:table-cell table:style-name="ce14" office:value-type="string" calcext:value-type="string">
            <text:p>Piiiietro: Ma io so giusto cucinare un piatto di pasta col &lt;b&gt;tonno in scatola&lt;/b&gt; e &lt;b&gt;mescolare&lt;/b&gt;, cazzo ci faccio qui?</text:p>
          </table:table-cell>
          <table:table-cell table:style-name="ce19" office:value-type="string" calcext:value-type="string">
            <text:p>Piiiietro: But I can merely cook a pasta dish with &lt;b&gt;stir&lt;/b&gt;red &lt;b&gt;canned tuna&lt;/b&gt;, the fuck am I doing here?</text:p>
          </table:table-cell>
        </table:table-row>
        <table:table-row table:style-name="ro2">
          <table:table-cell table:style-name="ce4" office:value-type="string" calcext:value-type="string">
            <text:p>01DayOne-day_one_lounge-3c02394e</text:p>
          </table:table-cell>
          <table:table-cell table:style-name="ce14" office:value-type="string" calcext:value-type="string">
            <text:p>Piiiietro: Bruiser, Bruiser dove sei? Dobbiamo andarcene da qui! A dopo, o a mai più!</text:p>
          </table:table-cell>
          <table:table-cell table:style-name="ce19" office:value-type="string" calcext:value-type="string">
            <text:p>Piiiietro: Bruiser, Bruiser where are you? We've got to get out of here! See you later, or never!</text:p>
          </table:table-cell>
        </table:table-row>
        <table:table-row table:style-name="ro2">
          <table:table-cell table:style-name="ce4" office:value-type="string" calcext:value-type="string">
            <text:p>01DayOne-day_one_lounge-73d4a593</text:p>
          </table:table-cell>
          <table:table-cell table:style-name="ce14" office:value-type="string" calcext:value-type="string">
            <text:p>Quello: Ma buongiorno splendore lunare! Non trovi che questo posto sia magnifico?</text:p>
          </table:table-cell>
          <table:table-cell table:style-name="ce19" office:value-type="string" calcext:value-type="string">
            <text:p>Quello: Hello lunar splendor! Don't you think this place is magnificent?</text:p>
          </table:table-cell>
        </table:table-row>
        <table:table-row table:style-name="ro1">
          <table:table-cell table:style-name="ce4" office:value-type="string" calcext:value-type="string">
            <text:p>01DayOne-day_one_lounge-29bccc1b</text:p>
          </table:table-cell>
          <table:table-cell table:style-name="ce14" office:value-type="string" calcext:value-type="string">
            <text:p>YOU: Ma tu sai come sei arrivato qui?</text:p>
          </table:table-cell>
          <table:table-cell table:style-name="ce19" office:value-type="string" calcext:value-type="string">
            <text:p>YOU: Do you know how you got here?</text:p>
          </table:table-cell>
        </table:table-row>
        <table:table-row table:style-name="ro2">
          <table:table-cell table:style-name="ce4" office:value-type="string" calcext:value-type="string">
            <text:p>01DayOne-day_one_lounge-0dc7ab58</text:p>
          </table:table-cell>
          <table:table-cell table:style-name="ce14" office:value-type="string" calcext:value-type="string">
            <text:p>YOU: Credo di aver visto un cadavere prima dietro alla telecamera. E mi ha fatto l'occhiolino.</text:p>
          </table:table-cell>
          <table:table-cell table:style-name="ce19" office:value-type="string" calcext:value-type="string">
            <text:p>YOU: I think I saw a body earlier, just behind the camera. And it winked at me.</text:p>
          </table:table-cell>
        </table:table-row>
        <table:table-row table:style-name="ro1">
          <table:table-cell table:style-name="ce4" office:value-type="string" calcext:value-type="string">
            <text:p>01DayOne-day_one_lounge-52195fc3</text:p>
          </table:table-cell>
          <table:table-cell table:style-name="ce14" office:value-type="string" calcext:value-type="string">
            <text:p>YOU: Sempre meglio della Chiesa del Culto, credo.</text:p>
          </table:table-cell>
          <table:table-cell table:style-name="ce19" office:value-type="string" calcext:value-type="string">
            <text:p>YOU: Still better than the Church of the Cult, I think.</text:p>
          </table:table-cell>
        </table:table-row>
        <table:table-row table:style-name="ro5">
          <table:table-cell table:style-name="ce4" office:value-type="string" calcext:value-type="string">
            <text:p>01DayOne-day_one_lounge-c3dffbc6</text:p>
          </table:table-cell>
          <table:table-cell table:style-name="ce14" office:value-type="string" calcext:value-type="string">
            <text:p>Quello: Sento un po' la pressione, sai? Tutta questa gente professionista, e io che sono solo un piccolo pasticcere, come mi ricorda sempre il Divo. Molto molto piccolo. Infimo quasi.</text:p>
          </table:table-cell>
          <table:table-cell table:style-name="ce19" office:value-type="string" calcext:value-type="string">
            <text:p>Quello: I feel a little bit of pressure, you know? All these professional people, and me being just a little pastry chef, as Il Divo always reminds me. Very very very small. Worthless, almost.</text:p>
          </table:table-cell>
        </table:table-row>
        <table:table-row table:style-name="ro1">
          <table:table-cell table:style-name="ce4" office:value-type="string" calcext:value-type="string">
            <text:p>01DayOne-day_one_lounge-e1facb15</text:p>
          </table:table-cell>
          <table:table-cell table:style-name="ce14" office:value-type="string" calcext:value-type="string">
            <text:p>YOU: Il Divo?</text:p>
          </table:table-cell>
          <table:table-cell table:style-name="ce19" office:value-type="string" calcext:value-type="string">
            <text:p>YOU: Il Divo?</text:p>
          </table:table-cell>
        </table:table-row>
        <table:table-row table:style-name="ro5">
          <table:table-cell table:style-name="ce4" office:value-type="string" calcext:value-type="string">
            <text:p>01DayOne-day_one_lounge-ae66fb35</text:p>
          </table:table-cell>
          <table:table-cell table:style-name="ce14" office:value-type="string" calcext:value-type="string">
            <text:p>Quello: Sì, il mio capo, un uomo severo ma affettuoso a modo suo. Mi ha obbligato a venire qui, così se vinco i soldi vanno al suo ristorante.</text:p>
          </table:table-cell>
          <table:table-cell table:style-name="ce19" office:value-type="string" calcext:value-type="string">
            <text:p>Quello: Yes, my boss, a strict but loving man in his own way. He forced me to come here, so if I win the money, it goes to his restaurant.</text:p>
          </table:table-cell>
        </table:table-row>
        <table:table-row table:style-name="ro1">
          <table:table-cell table:style-name="ce4" office:value-type="string" calcext:value-type="string">
            <text:p>01DayOne-day_one_lounge-3623ce52</text:p>
          </table:table-cell>
          <table:table-cell table:style-name="ce14" office:value-type="string" calcext:value-type="string">
            <text:p>YOU: Ti lasci dire queste cose?</text:p>
          </table:table-cell>
          <table:table-cell table:style-name="ce19" office:value-type="string" calcext:value-type="string">
            <text:p>YOU: Do you let him tell you these things?</text:p>
          </table:table-cell>
        </table:table-row>
        <table:table-row table:style-name="ro1">
          <table:table-cell table:style-name="ce4" office:value-type="string" calcext:value-type="string">
            <text:p>01DayOne-day_one_lounge-2bbd2f7f</text:p>
          </table:table-cell>
          <table:table-cell table:style-name="ce14" office:value-type="string" calcext:value-type="string">
            <text:p>Quello: Ogni apprendista merita la lezione dell'umiltà, non trovi?</text:p>
          </table:table-cell>
          <table:table-cell table:style-name="ce19" office:value-type="string" calcext:value-type="string">
            <text:p>Quello: Every learner deserves the lesson of humility, don't you think?</text:p>
          </table:table-cell>
        </table:table-row>
        <table:table-row table:style-name="ro2">
          <table:table-cell table:style-name="ce4" office:value-type="string" calcext:value-type="string">
            <text:p>01DayOne-day_one_lounge-94feb722</text:p>
          </table:table-cell>
          <table:table-cell table:style-name="ce14" office:value-type="string" calcext:value-type="string">
            <text:p>YOU: La cosa più complessa che ho cucinato è una caprese, e ci ho perso un dito.</text:p>
          </table:table-cell>
          <table:table-cell table:style-name="ce19" office:value-type="string" calcext:value-type="string">
            <text:p>YOU: The most complex thing I've ever cooked is a caprese, and I lost a finger because of that.</text:p>
          </table:table-cell>
        </table:table-row>
        <table:table-row table:style-name="ro2">
          <table:table-cell table:style-name="ce4" office:value-type="string" calcext:value-type="string">
            <text:p>01DayOne-day_one_lounge-1d1f0433</text:p>
          </table:table-cell>
          <table:table-cell table:style-name="ce14" office:value-type="string" calcext:value-type="string">
            <text:p>Quello: Il Divo dice che è importante lasciare sempre qualcosa di sé in ciò che cuciniamo, sai?</text:p>
          </table:table-cell>
          <table:table-cell table:style-name="ce19" office:value-type="string" calcext:value-type="string">
            <text:p>Quello: Il Divo says it's important to always leave something of yourself in what you cook, you know?</text:p>
          </table:table-cell>
        </table:table-row>
        <table:table-row table:style-name="ro5">
          <table:table-cell table:style-name="ce4" office:value-type="string" calcext:value-type="string">
            <text:p>01DayOne-day_one_lounge-8ee23824</text:p>
          </table:table-cell>
          <table:table-cell table:style-name="ce14" office:value-type="string" calcext:value-type="string">
            <text:p>Quello: Comunque piacere, il mio nome è Quello. A volte Quello Lì, altre volte Quell'altro. Le persone sanno essere così creative.</text:p>
          </table:table-cell>
          <table:table-cell table:style-name="ce19" office:value-type="string" calcext:value-type="string">
            <text:p>Quello: Anyway pleasure, my name is That One. Sometimes it’s That One There, other times That Other One. People can be so creative.</text:p>
          </table:table-cell>
        </table:table-row>
        <table:table-row table:style-name="ro1">
          <table:table-cell table:style-name="ce4" office:value-type="string" calcext:value-type="string">
            <text:p>01DayOne-day_one_lounge-abfb0431</text:p>
          </table:table-cell>
          <table:table-cell table:style-name="ce14" office:value-type="string" calcext:value-type="string">
            <text:p>Quello: Come cercherai di stupire Dogron?</text:p>
          </table:table-cell>
          <table:table-cell table:style-name="ce19" office:value-type="string" calcext:value-type="string">
            <text:p>Quello: How will you try to impress Dogron?</text:p>
          </table:table-cell>
        </table:table-row>
        <table:table-row table:style-name="ro1">
          <table:table-cell table:style-name="ce4" office:value-type="string" calcext:value-type="string">
            <text:p>01DayOne-day_one_lounge-16e9972e</text:p>
          </table:table-cell>
          <table:table-cell table:style-name="ce14" office:value-type="string" calcext:value-type="string">
            <text:p>YOU: Non ferendo nessuno.</text:p>
          </table:table-cell>
          <table:table-cell table:style-name="ce19" office:value-type="string" calcext:value-type="string">
            <text:p>YOU: By not hurting anyone.</text:p>
          </table:table-cell>
        </table:table-row>
        <table:table-row table:style-name="ro1">
          <table:table-cell table:style-name="ce4" office:value-type="string" calcext:value-type="string">
            <text:p>01DayOne-day_one_lounge-69ee561b</text:p>
          </table:table-cell>
          <table:table-cell table:style-name="ce14" office:value-type="string" calcext:value-type="string">
            <text:p>YOU: Fuggendo mentre tutte voi cucinate.</text:p>
          </table:table-cell>
          <table:table-cell table:style-name="ce19" office:value-type="string" calcext:value-type="string">
            <text:p>YOU: Escaping while all of you are cooking.</text:p>
          </table:table-cell>
        </table:table-row>
        <table:table-row table:style-name="ro1">
          <table:table-cell table:style-name="ce4" office:value-type="string" calcext:value-type="string">
            <text:p>01DayOne-day_one_lounge-5931c5e8</text:p>
          </table:table-cell>
          <table:table-cell table:style-name="ce14" office:value-type="string" calcext:value-type="string">
            <text:p>YOU: Uova al tegamino?</text:p>
          </table:table-cell>
          <table:table-cell table:style-name="ce19" office:value-type="string" calcext:value-type="string">
            <text:p>YOU: Fried eggs?</text:p>
          </table:table-cell>
        </table:table-row>
        <table:table-row table:style-name="ro6">
          <table:table-cell table:style-name="ce4" office:value-type="string" calcext:value-type="string">
            <text:p>01DayOne-day_one_lounge-d6fbc945</text:p>
          </table:table-cell>
          <table:table-cell table:style-name="ce14" office:value-type="string" calcext:value-type="string">
            <text:p>Quello: Woah, tu hai le idee chiarissime! Io volevo puntare su delle meringhe, ma il Divo l'ultima volta le ha definite troppo meringose, e non va bene. Capisce cosa è giusto in un colpo d'occhio!</text:p>
          </table:table-cell>
          <table:table-cell table:style-name="ce19" office:value-type="string" calcext:value-type="string">
            <text:p>Quello: Woah, you have very clear ideas! I wanted to go for meringues, but Il Divo last time called them too meringue-y, and that's no good. He understands what's right in a blink of an eye!</text:p>
          </table:table-cell>
        </table:table-row>
        <table:table-row table:style-name="ro5">
          <table:table-cell table:style-name="ce4" office:value-type="string" calcext:value-type="string">
            <text:p>01DayOne-day_one_lounge-12687051</text:p>
          </table:table-cell>
          <table:table-cell table:style-name="ce14" office:value-type="string" calcext:value-type="string">
            <text:p>Quello: So solo fare dolci, e allora pensavo di prendere del &lt;b&gt;burro&lt;/b&gt; e un po' di altre cose, &lt;b&gt;montare&lt;/b&gt; con pazienza a mano tutto e fare dei semplici baci di Dama.</text:p>
          </table:table-cell>
          <table:table-cell table:style-name="ce19" office:value-type="string" calcext:value-type="string">
            <text:p>Quello: I only know how to make desserts, so I was thinking of taking some &lt;b&gt;butter&lt;/b&gt; and a few other things, patiently &lt;b&gt;whip&lt;/b&gt; everything by hand and make some simple macaroons.</text:p>
          </table:table-cell>
        </table:table-row>
        <table:table-row table:style-name="ro1">
          <table:table-cell table:style-name="ce4" office:value-type="string" calcext:value-type="string">
            <text:p>01DayOne-day_one_lounge-e0d7bbd2</text:p>
          </table:table-cell>
          <table:table-cell table:style-name="ce14" office:value-type="string" calcext:value-type="string">
            <text:p>YOU: Semplici. Certo.</text:p>
          </table:table-cell>
          <table:table-cell table:style-name="ce19" office:value-type="string" calcext:value-type="string">
            <text:p>YOU: Simple. Sure. Simple.</text:p>
          </table:table-cell>
        </table:table-row>
        <table:table-row table:style-name="ro2">
          <table:table-cell table:style-name="ce4" office:value-type="string" calcext:value-type="string">
            <text:p>01DayOne-day_one_lounge-a3f01212</text:p>
          </table:table-cell>
          <table:table-cell table:style-name="ce14" office:value-type="string" calcext:value-type="string">
            <text:p>Quello: Ora vado a pulire le unghie de il Divo, che poverino da solo non riesce. A dopo, è stato bello parlarti. Parlare.</text:p>
          </table:table-cell>
          <table:table-cell table:style-name="ce19" office:value-type="string" calcext:value-type="string">
            <text:p>Quello: Now I'm going to go clean the nails of Il Divo: the poor guy can’t do that alone. See you later, it was nice talking to you. Talking, in general.</text:p>
          </table:table-cell>
        </table:table-row>
        <table:table-row table:style-name="ro2">
          <table:table-cell table:style-name="ce4" office:value-type="string" calcext:value-type="string">
            <text:p>01DayOne-day_one_lounge-722dcd35</text:p>
          </table:table-cell>
          <table:table-cell table:style-name="ce14" office:value-type="string" calcext:value-type="string">
            <text:p>ilDivo: No no, niente Oprah per me, non mi abbasso certo al suo livello!</text:p>
          </table:table-cell>
          <table:table-cell table:style-name="ce19" office:value-type="string" calcext:value-type="string">
            <text:p>ilDivo: No no, no Oprah for me, I certainly don't stoop to her level!</text:p>
          </table:table-cell>
        </table:table-row>
        <table:table-row table:style-name="ro1">
          <table:table-cell table:style-name="ce4" office:value-type="string" calcext:value-type="string">
            <text:p>01DayOne-day_one_lounge-8fd51671</text:p>
          </table:table-cell>
          <table:table-cell table:style-name="ce14" office:value-type="string" calcext:value-type="string">
            <text:p>ilDivo: Ehi, ehi tu!</text:p>
          </table:table-cell>
          <table:table-cell table:style-name="ce19" office:value-type="string" calcext:value-type="string">
            <text:p>ilDivo: Hey, hey you!</text:p>
          </table:table-cell>
        </table:table-row>
        <table:table-row table:style-name="ro1">
          <table:table-cell table:style-name="ce4" office:value-type="string" calcext:value-type="string">
            <text:p>01DayOne-day_one_lounge-c3054c02</text:p>
          </table:table-cell>
          <table:table-cell table:style-name="ce14" office:value-type="string" calcext:value-type="string">
            <text:p>YOU: Dici a me?</text:p>
          </table:table-cell>
          <table:table-cell table:style-name="ce19" office:value-type="string" calcext:value-type="string">
            <text:p>YOU: You're talking to me?</text:p>
          </table:table-cell>
        </table:table-row>
        <table:table-row table:style-name="ro5">
          <table:table-cell table:style-name="ce4" office:value-type="string" calcext:value-type="string">
            <text:p>01DayOne-day_one_lounge-e4aecb5c</text:p>
          </table:table-cell>
          <table:table-cell table:style-name="ce14" office:value-type="string" calcext:value-type="string">
            <text:p>ilDivo: Sì, a te, mica c'è altra gente in giro. Ah no, sì, ero al telefono con la segretaria. Di nuovo! Che ce l'hai un po' di &lt;b&gt;zafferano&lt;/b&gt;?</text:p>
          </table:table-cell>
          <table:table-cell table:style-name="ce19" office:value-type="string" calcext:value-type="string">
            <text:p>ilDivo: Yes, to you, there are no other people around. Ah no, yes, I was on the phone with the secretary. Again. Do you maybe have some &lt;b&gt;saffron&lt;/b&gt;?</text:p>
          </table:table-cell>
        </table:table-row>
        <table:table-row table:style-name="ro1">
          <table:table-cell table:style-name="ce4" office:value-type="string" calcext:value-type="string">
            <text:p>01DayOne-day_one_lounge-3044a837</text:p>
          </table:table-cell>
          <table:table-cell table:style-name="ce14" office:value-type="string" calcext:value-type="string">
            <text:p>YOU: Sento un attimo lo spaccino e ti dico.</text:p>
          </table:table-cell>
          <table:table-cell table:style-name="ce19" office:value-type="string" calcext:value-type="string">
            <text:p>YOU: I'm going to ring my dealer in a second and tell you.</text:p>
          </table:table-cell>
        </table:table-row>
        <table:table-row table:style-name="ro1">
          <table:table-cell table:style-name="ce4" office:value-type="string" calcext:value-type="string">
            <text:p>01DayOne-day_one_lounge-e3ac2e26</text:p>
          </table:table-cell>
          <table:table-cell table:style-name="ce14" office:value-type="string" calcext:value-type="string">
            <text:p>ilDivo: Ok, senti se ha anche della bamba allora.</text:p>
          </table:table-cell>
          <table:table-cell table:style-name="ce19" office:value-type="string" calcext:value-type="string">
            <text:p>ilDivo: Okay, check if he also has cocaine then.</text:p>
          </table:table-cell>
        </table:table-row>
        <table:table-row table:style-name="ro1">
          <table:table-cell table:style-name="ce4" office:value-type="string" calcext:value-type="string">
            <text:p>01DayOne-day_one_lounge-0423bc7d</text:p>
          </table:table-cell>
          <table:table-cell table:style-name="ce14" office:value-type="string" calcext:value-type="string">
            <text:p>YOU: Per questo sei tutto giallo?</text:p>
          </table:table-cell>
          <table:table-cell table:style-name="ce19" office:value-type="string" calcext:value-type="string">
            <text:p>YOU: Is that why you're all yellow?</text:p>
          </table:table-cell>
        </table:table-row>
        <table:table-row table:style-name="ro2">
          <table:table-cell table:style-name="ce4" office:value-type="string" calcext:value-type="string">
            <text:p>01DayOne-day_one_lounge-f8b38221</text:p>
          </table:table-cell>
          <table:table-cell table:style-name="ce14" office:value-type="string" calcext:value-type="string">
            <text:p>ilDivo: Guarda che son rosso. Te li ha insegnati Dogron, i colori?</text:p>
          </table:table-cell>
          <table:table-cell table:style-name="ce19" office:value-type="string" calcext:value-type="string">
            <text:p>ilDivo: Look, I'm red. Did Dogron teach you the colors?</text:p>
          </table:table-cell>
        </table:table-row>
        <table:table-row table:style-name="ro1">
          <table:table-cell table:style-name="ce4" office:value-type="string" calcext:value-type="string">
            <text:p>01DayOne-day_one_lounge-f95bb227</text:p>
          </table:table-cell>
          <table:table-cell table:style-name="ce14" office:value-type="string" calcext:value-type="string">
            <text:p>YOU: Tu hai idea di dove siamo, piuttosto?</text:p>
          </table:table-cell>
          <table:table-cell table:style-name="ce19" office:value-type="string" calcext:value-type="string">
            <text:p>YOU: But rather, do you have any idea where we are?</text:p>
          </table:table-cell>
        </table:table-row>
        <table:table-row table:style-name="ro1">
          <table:table-cell table:style-name="ce4" office:value-type="string" calcext:value-type="string">
            <text:p>01DayOne-day_one_lounge-94561fcf</text:p>
          </table:table-cell>
          <table:table-cell table:style-name="ce14" office:value-type="string" calcext:value-type="string">
            <text:p>ilDivo: Stagista inutile. Sempre inutili, cristo!</text:p>
          </table:table-cell>
          <table:table-cell table:style-name="ce19" office:value-type="string" calcext:value-type="string">
            <text:p>ilDivo: Useless intern. Always useless, Christ!</text:p>
          </table:table-cell>
        </table:table-row>
        <table:table-row table:style-name="ro5">
          <table:table-cell table:style-name="ce4" office:value-type="string" calcext:value-type="string">
            <text:p>01DayOne-day_one_lounge-aece9cd0</text:p>
          </table:table-cell>
          <table:table-cell table:style-name="ce14" office:value-type="string" calcext:value-type="string">
            <text:p>ilDivo: No no, non parlavo con te. Oh, madonna, ascolta, ci sentiamo dopo. E vedi di fare quelle tre ore di straordinario non pagato per cui siamo d'accordo, va bene?!?!</text:p>
          </table:table-cell>
          <table:table-cell table:style-name="ce19" office:value-type="string" calcext:value-type="string">
            <text:p>ilDivo: No no, I wasn't talking to you. Holy moly, listen, I'll talk to you later. And make sure you work those three hours of unpaid overtime that we agreed on, okay?!?!</text:p>
          </table:table-cell>
        </table:table-row>
        <table:table-row table:style-name="ro2">
          <table:table-cell table:style-name="ce4" office:value-type="string" calcext:value-type="string">
            <text:p>01DayOne-day_one_lounge-1421b3a5</text:p>
          </table:table-cell>
          <table:table-cell table:style-name="ce14" office:value-type="string" calcext:value-type="string">
            <text:p>ilDivo: E pulisci la cucina, non mi importa che il ristorante sia chiuso.</text:p>
          </table:table-cell>
          <table:table-cell table:style-name="ce19" office:value-type="string" calcext:value-type="string">
            <text:p>ilDivo: And clean the kitchen, I don't care if the restaurant is closed.</text:p>
          </table:table-cell>
        </table:table-row>
        <table:table-row table:style-name="ro2">
          <table:table-cell table:style-name="ce4" office:value-type="string" calcext:value-type="string">
            <text:p>01DayOne-day_one_lounge-f49a8998</text:p>
          </table:table-cell>
          <table:table-cell table:style-name="ce14" office:value-type="string" calcext:value-type="string">
            <text:p>ilDivo: Eccomi, ovviamente ti starai chiedendo cosa ci faccio qui.</text:p>
          </table:table-cell>
          <table:table-cell table:style-name="ce19" office:value-type="string" calcext:value-type="string">
            <text:p>ilDivo: Here I am, you're obviously wondering what I'm doing here.</text:p>
          </table:table-cell>
        </table:table-row>
        <table:table-row table:style-name="ro1">
          <table:table-cell table:style-name="ce4" office:value-type="string" calcext:value-type="string">
            <text:p>01DayOne-day_one_lounge-1fee7ce9</text:p>
          </table:table-cell>
          <table:table-cell table:style-name="ce14" office:value-type="string" calcext:value-type="string">
            <text:p>ilDivo: E a chi sennò, bauscia?!? Vuoi un autografo, immagino?</text:p>
          </table:table-cell>
          <table:table-cell table:style-name="ce19" office:value-type="string" calcext:value-type="string">
            <text:p>ilDivo: And who else, lazybones!!!? I guess you want an autograph, right?</text:p>
          </table:table-cell>
        </table:table-row>
        <table:table-row table:style-name="ro2">
          <table:table-cell table:style-name="ce4" office:value-type="string" calcext:value-type="string">
            <text:p>01DayOne-day_one_lounge-1e884e89</text:p>
          </table:table-cell>
          <table:table-cell table:style-name="ce14" office:value-type="string" calcext:value-type="string">
            <text:p>ilDivo: O il mio segreto per &lt;b&gt;mantecare&lt;/b&gt; il risotto ala milanese?</text:p>
          </table:table-cell>
          <table:table-cell table:style-name="ce19" office:value-type="string" calcext:value-type="string">
            <text:p>ilDivo: Or my secret to &lt;b&gt;saute&lt;/b&gt; my risotto alla milanese?</text:p>
          </table:table-cell>
        </table:table-row>
        <table:table-row table:style-name="ro1">
          <table:table-cell table:style-name="ce4" office:value-type="string" calcext:value-type="string">
            <text:p>01DayOne-day_one_lounge-d2205572</text:p>
          </table:table-cell>
          <table:table-cell table:style-name="ce14" office:value-type="string" calcext:value-type="string">
            <text:p>ilDivo: Che sei single?</text:p>
          </table:table-cell>
          <table:table-cell table:style-name="ce19" office:value-type="string" calcext:value-type="string">
            <text:p>ilDivo: Are you single?</text:p>
          </table:table-cell>
        </table:table-row>
        <table:table-row table:style-name="ro5">
          <table:table-cell table:style-name="ce4" office:value-type="string" calcext:value-type="string">
            <text:p>01DayOne-day_one_lounge-771f225c</text:p>
          </table:table-cell>
          <table:table-cell table:style-name="ce14" office:value-type="string" calcext:value-type="string">
            <text:p>ilDivo: Ah, ma non mi far perdere tempo. Cercami Quello, e portami un paio di etti di caviale e coca per la merendina del campione.</text:p>
          </table:table-cell>
          <table:table-cell table:style-name="ce19" office:value-type="string" calcext:value-type="string">
            <text:p>ilDivo: Ah, but don't waste my time. Look for That One, and bring me a couple of ounces of caviar and coke for my winning snack.</text:p>
          </table:table-cell>
        </table:table-row>
        <table:table-row table:style-name="ro1">
          <table:table-cell table:style-name="ce4" office:value-type="string" calcext:value-type="string">
            <text:p>02DayTwo-day_two_lounge-7e20e611</text:p>
          </table:table-cell>
          <table:table-cell table:style-name="ce14" office:value-type="string" calcext:value-type="string">
            <text:p>@moveToDialogue character:</text:p>
          </table:table-cell>
          <table:table-cell table:style-name="ce19" office:value-type="string" calcext:value-type="string">
            <text:p>@moveToDialogue character:</text:p>
          </table:table-cell>
        </table:table-row>
        <table:table-row table:style-name="ro6">
          <table:table-cell table:style-name="ce4" office:value-type="string" calcext:value-type="string">
            <text:p>02DayTwo-day_two_lounge-c3334a37</text:p>
          </table:table-cell>
          <table:table-cell table:style-name="ce14" office:value-type="string" calcext:value-type="string">
            <text:p>DOGRON: Ma persone amiche, siamo già alla seconda giornata di THE GOOD DOG (very very good dog!) SHOW!!! Non siete suuuuuupermegafelici e scodinzolanti?!? Oh, quanto non vorrei vedervi mai andare via!</text:p>
          </table:table-cell>
          <table:table-cell table:style-name="ce19" office:value-type="string" calcext:value-type="string">
            <text:p>DOGRON: Friendly people, we are already on the second day of THE GOOD DOG (very very goooood dog!) SHOW!!! Aren't you super mega happy and wagging your tails!!!? Oh, hoooowwwww I would hate to see you leave!</text:p>
          </table:table-cell>
        </table:table-row>
        <table:table-row table:style-name="ro5">
          <table:table-cell table:style-name="ce4" office:value-type="string" calcext:value-type="string">
            <text:p>02DayTwo-day_two_lounge-036c91ee</text:p>
          </table:table-cell>
          <table:table-cell table:style-name="ce14" office:value-type="string" calcext:value-type="string">
            <text:p>DOGRON: Ma se non eliminassimo qualcuno, come potremmo trovare un sostituto perfetto per, per, per la cucina più grande di Urano?</text:p>
          </table:table-cell>
          <table:table-cell table:style-name="ce19" office:value-type="string" calcext:value-type="string">
            <text:p>DOGRON: But if we didn't eliminate someone, how could we find a perfect replacement for, for, for the larger kitchen of Uuuuuranus?</text:p>
          </table:table-cell>
        </table:table-row>
        <table:table-row table:style-name="ro2">
          <table:table-cell table:style-name="ce4" office:value-type="string" calcext:value-type="string">
            <text:p>02DayTwo-day_two_lounge-a3b024c0</text:p>
          </table:table-cell>
          <table:table-cell table:style-name="ce14" office:value-type="string" calcext:value-type="string">
            <text:p>DOGRON: E a proposito di Uuuuuuuurano, il tema di oggi è: un pasto per quando vengono i veri veri amici!</text:p>
          </table:table-cell>
          <table:table-cell table:style-name="ce19" office:value-type="string" calcext:value-type="string">
            <text:p>DOGRON: And speaking of Uranus, today's theme is: a meal for when you meet with real friends!</text:p>
          </table:table-cell>
        </table:table-row>
        <table:table-row table:style-name="ro2">
          <table:table-cell table:style-name="ce4" office:value-type="string" calcext:value-type="string">
            <text:p>02DayTwo-day_two_lounge-0ddf29a9</text:p>
          </table:table-cell>
          <table:table-cell table:style-name="ce14" office:value-type="string" calcext:value-type="string">
            <text:p>DOGRON: Vi lascio qualche minuto per le chiacchiere e poi si parte!</text:p>
          </table:table-cell>
          <table:table-cell table:style-name="ce19" office:value-type="string" calcext:value-type="string">
            <text:p>DOGRON: I'll give you a few minutes for the chit-chat and then we're off!</text:p>
          </table:table-cell>
        </table:table-row>
        <table:table-row table:style-name="ro2">
          <table:table-cell table:style-name="ce4" office:value-type="string" calcext:value-type="string">
            <text:p>02DayTwo-day_two_lounge-38b13b04</text:p>
          </table:table-cell>
          <table:table-cell table:style-name="ce14" office:value-type="string" calcext:value-type="string">
            <text:p>UgoEMimi: Mimi, no, sei tu che non capisci! Kojima l'ha paragonato a &lt;b&gt;Skyrim&lt;/b&gt;! E Kojima non sbaglia mai!</text:p>
          </table:table-cell>
          <table:table-cell table:style-name="ce19" office:value-type="string" calcext:value-type="string">
            <text:p>UgoEMimi: Mimi, no, you're the one who doesn't understand! Kojima compared it to &lt;b&gt;Skyrim&lt;/b&gt;! And Kojima is never wrong!</text:p>
          </table:table-cell>
        </table:table-row>
        <table:table-row table:style-name="ro2">
          <table:table-cell table:style-name="ce4" office:value-type="string" calcext:value-type="string">
            <text:p>02DayTwo-day_two_lounge-0b3378df</text:p>
          </table:table-cell>
          <table:table-cell table:style-name="ce14" office:value-type="string" calcext:value-type="string">
            <text:p>UgoEMimi: Ugo, non voglio contraddirti, lo sai, ma era un sogno!</text:p>
          </table:table-cell>
          <table:table-cell table:style-name="ce19" office:value-type="string" calcext:value-type="string">
            <text:p>UgoEMimi: Ugo, I don't want to contradict you, you know, but it was a dream!</text:p>
          </table:table-cell>
        </table:table-row>
        <table:table-row table:style-name="ro2">
          <table:table-cell table:style-name="ce4" office:value-type="string" calcext:value-type="string">
            <text:p>02DayTwo-day_two_lounge-980a7040</text:p>
          </table:table-cell>
          <table:table-cell table:style-name="ce14" office:value-type="string" calcext:value-type="string">
            <text:p>UgoEMimi: E mi dici che i sogni mentono, eh?! Non sognavi di cucinare per sempre, e ora vedi dove siamo?</text:p>
          </table:table-cell>
          <table:table-cell table:style-name="ce19" office:value-type="string" calcext:value-type="string">
            <text:p>UgoEMimi: And you tell me that dreams lie, huh! Didn't you dream of cooking forever? Now look where we are!</text:p>
          </table:table-cell>
        </table:table-row>
        <table:table-row table:style-name="ro5">
          <table:table-cell table:style-name="ce4" office:value-type="string" calcext:value-type="string">
            <text:p>02DayTwo-day_two_lounge-c9292e52</text:p>
          </table:table-cell>
          <table:table-cell table:style-name="ce14" office:value-type="string" calcext:value-type="string">
            <text:p>UgoEMimi: Il mio sogno era aprire un negozio di attrezzi per elettricisti, non cucinare &lt;b&gt;vol-au-vent&lt;/b&gt; tutto il sabato per quei buzzurri dei tuoi amici!</text:p>
          </table:table-cell>
          <table:table-cell table:style-name="ce19" office:value-type="string" calcext:value-type="string">
            <text:p>UgoEMimi: My dream was to open an electrician's tool store, not to cook &lt;b&gt;vol-au-vent&lt;/b&gt;s every Saturday for your boorish friends!</text:p>
          </table:table-cell>
        </table:table-row>
        <table:table-row table:style-name="ro2">
          <table:table-cell table:style-name="ce4" office:value-type="string" calcext:value-type="string">
            <text:p>02DayTwo-day_two_lounge-87e331c4</text:p>
          </table:table-cell>
          <table:table-cell table:style-name="ce14" office:value-type="string" calcext:value-type="string">
            <text:p>UgoEMimi: Mimi, stai esagerando, ora! E sai cosa succede quando mi incazzo!</text:p>
          </table:table-cell>
          <table:table-cell table:style-name="ce19" office:value-type="string" calcext:value-type="string">
            <text:p>UgoEMimi: Mimi, you're going too far now! And you know what happens when I get pissed off!</text:p>
          </table:table-cell>
        </table:table-row>
        <table:table-row table:style-name="ro1">
          <table:table-cell table:style-name="ce4" office:value-type="string" calcext:value-type="string">
            <text:p>02DayTwo-day_two_lounge-8cffc3b8</text:p>
          </table:table-cell>
          <table:table-cell table:style-name="ce14" office:value-type="string" calcext:value-type="string">
            <text:p>YOU: Signor Ugo, quindi sta creando un videogioco?</text:p>
          </table:table-cell>
          <table:table-cell table:style-name="ce19" office:value-type="string" calcext:value-type="string">
            <text:p>YOU: Mr. Ugo, so you are creating a video game?</text:p>
          </table:table-cell>
        </table:table-row>
        <table:table-row table:style-name="ro6">
          <table:table-cell table:style-name="ce4" office:value-type="string" calcext:value-type="string">
            <text:p>02DayTwo-day_two_lounge-2f3a2ad3</text:p>
          </table:table-cell>
          <table:table-cell table:style-name="ce14" office:value-type="string" calcext:value-type="string">
            <text:p>UgoEMimi: Oh, più di un videogioco, IL videogioco! Sarà uno sparatutto slasher stealth ma non troppo con elementi 4X e una gara di macchine e gestione delle risorse in modalità multiplayer con microtransazioni, NFT e un sacco di DLC!</text:p>
          </table:table-cell>
          <table:table-cell table:style-name="ce19" office:value-type="string" calcext:value-type="string">
            <text:p>UgoEMimi: Oh, more than a video game, THE video game! It will be a stealth (but not too much) slasher shooter with 4X elements and a car race and resource management and multiplayer mode with microtransactions, NFT and lots of DLCs!</text:p>
          </table:table-cell>
        </table:table-row>
        <table:table-row table:style-name="ro2">
          <table:table-cell table:style-name="ce4" office:value-type="string" calcext:value-type="string">
            <text:p>02DayTwo-day_two_lounge-5e45bb8f</text:p>
          </table:table-cell>
          <table:table-cell table:style-name="ce14" office:value-type="string" calcext:value-type="string">
            <text:p>UgoEMimi: Ma per ora Ugo ha creato solo il titolo e una cover con Paint.</text:p>
          </table:table-cell>
          <table:table-cell table:style-name="ce19" office:value-type="string" calcext:value-type="string">
            <text:p>UgoEMimi: But for now Ugo has only created the title and a cover with Paint.</text:p>
          </table:table-cell>
        </table:table-row>
        <table:table-row table:style-name="ro2">
          <table:table-cell table:style-name="ce4" office:value-type="string" calcext:value-type="string">
            <text:p>02DayTwo-day_two_lounge-179fb569</text:p>
          </table:table-cell>
          <table:table-cell table:style-name="ce14" office:value-type="string" calcext:value-type="string">
            <text:p>YOU: Signora Mimi, quindi è appassionata di elettricismo, si dice così?</text:p>
          </table:table-cell>
          <table:table-cell table:style-name="ce19" office:value-type="string" calcext:value-type="string">
            <text:p>YOU: Mrs. Mimi, so you're into electricality, is that what it’s called?</text:p>
          </table:table-cell>
        </table:table-row>
        <table:table-row table:style-name="ro2">
          <table:table-cell table:style-name="ce4" office:value-type="string" calcext:value-type="string">
            <text:p>02DayTwo-day_two_lounge-82f5343a</text:p>
          </table:table-cell>
          <table:table-cell table:style-name="ce14" office:value-type="string" calcext:value-type="string">
            <text:p>UgoEMimi: Una donna non può appassionarsi di elettricità, Mimì è brava solo a pulire, cucinare e stirare.</text:p>
          </table:table-cell>
          <table:table-cell table:style-name="ce19" office:value-type="string" calcext:value-type="string">
            <text:p>UgoEMimi: A woman cannot be passionate about electricity, Mimi is only good at cleaning, cooking and ironing.</text:p>
          </table:table-cell>
        </table:table-row>
        <table:table-row table:style-name="ro2">
          <table:table-cell table:style-name="ce4" office:value-type="string" calcext:value-type="string">
            <text:p>02DayTwo-day_two_lounge-538ade14</text:p>
          </table:table-cell>
          <table:table-cell table:style-name="ce14" office:value-type="string" calcext:value-type="string">
            <text:p>UgoEMimi: Infatti viviamo solo in una casa dove ho fatto tutte le messe a terra.</text:p>
          </table:table-cell>
          <table:table-cell table:style-name="ce19" office:value-type="string" calcext:value-type="string">
            <text:p>UgoEMimi: And sure enough we live in a house where I did all the groundings.</text:p>
          </table:table-cell>
        </table:table-row>
        <table:table-row table:style-name="ro2">
          <table:table-cell table:style-name="ce4" office:value-type="string" calcext:value-type="string">
            <text:p>02DayTwo-day_two_lounge-288cffef</text:p>
          </table:table-cell>
          <table:table-cell table:style-name="ce14" office:value-type="string" calcext:value-type="string">
            <text:p>YOU: Non so cosa abbiate, ma nel culto se non ti fai i cazzi tuoi muori male. Ciaone.</text:p>
          </table:table-cell>
          <table:table-cell table:style-name="ce19" office:value-type="string" calcext:value-type="string">
            <text:p>YOU: I don't know what’s up with you, but in the Cult if you don't mind your own business, you die in a bad way. Bye.</text:p>
          </table:table-cell>
        </table:table-row>
        <table:table-row table:style-name="ro2">
          <table:table-cell table:style-name="ce4" office:value-type="string" calcext:value-type="string">
            <text:p>02DayTwo-day_two_lounge-004d3c21</text:p>
          </table:table-cell>
          <table:table-cell table:style-name="ce14" office:value-type="string" calcext:value-type="string">
            <text:p>BeBe: Ma ciao! Chi l'avrebbe mai detto che sarei sopravvissuta al primo giorno? Nella non ce l'ha fatta.</text:p>
          </table:table-cell>
          <table:table-cell table:style-name="ce19" office:value-type="string" calcext:value-type="string">
            <text:p>BeBe: Well, hello there! Who would have thought I would have survived the first day? LaLa didn't make it.</text:p>
          </table:table-cell>
        </table:table-row>
        <table:table-row table:style-name="ro2">
          <table:table-cell table:style-name="ce4" office:value-type="string" calcext:value-type="string">
            <text:p>02DayTwo-day_two_lounge-84a0fb93</text:p>
          </table:table-cell>
          <table:table-cell table:style-name="ce14" office:value-type="string" calcext:value-type="string">
            <text:p> BeBe: Comunque ieri non ho avuto modo di presentarmi, sono BeBe, madre single di otto, ehm, sette agnelline.</text:p>
          </table:table-cell>
          <table:table-cell table:style-name="ce19" office:value-type="string" calcext:value-type="string">
            <text:p>BeBe: Anyway, I didn't get a chance to introduce myself yesterday, I'm BeBe, single mother of eight, er, seven little lambs.</text:p>
          </table:table-cell>
        </table:table-row>
        <table:table-row table:style-name="ro1">
          <table:table-cell table:style-name="ce4" office:value-type="string" calcext:value-type="string">
            <text:p>02DayTwo-day_two_lounge-49d520d2</text:p>
          </table:table-cell>
          <table:table-cell table:style-name="ce14" office:value-type="string" calcext:value-type="string">
            <text:p>YOU: Nella?</text:p>
          </table:table-cell>
          <table:table-cell table:style-name="ce19" office:value-type="string" calcext:value-type="string">
            <text:p>YOU: LaLa?</text:p>
          </table:table-cell>
        </table:table-row>
        <table:table-row table:style-name="ro1">
          <table:table-cell table:style-name="ce4" office:value-type="string" calcext:value-type="string">
            <text:p>02DayTwo-day_two_lounge-f24d4eb3</text:p>
          </table:table-cell>
          <table:table-cell table:style-name="ce14" office:value-type="string" calcext:value-type="string">
            <text:p>BeBe: Una lunga storia, una lunga lunga storia.</text:p>
          </table:table-cell>
          <table:table-cell table:style-name="ce19" office:value-type="string" calcext:value-type="string">
            <text:p>BeBe: A long story, a long long story.</text:p>
          </table:table-cell>
        </table:table-row>
        <table:table-row table:style-name="ro1">
          <table:table-cell table:style-name="ce4" office:value-type="string" calcext:value-type="string">
            <text:p>02DayTwo-day_two_lounge-66fbe2b8</text:p>
          </table:table-cell>
          <table:table-cell table:style-name="ce14" office:value-type="string" calcext:value-type="string">
            <text:p>YOU: Perché giri con una mannaia?</text:p>
          </table:table-cell>
          <table:table-cell table:style-name="ce19" office:value-type="string" calcext:value-type="string">
            <text:p>YOU: Why are you walking around with a cleaver?</text:p>
          </table:table-cell>
        </table:table-row>
        <table:table-row table:style-name="ro1">
          <table:table-cell table:style-name="ce4" office:value-type="string" calcext:value-type="string">
            <text:p>02DayTwo-day_two_lounge-e1c0e5a5</text:p>
          </table:table-cell>
          <table:table-cell table:style-name="ce14" office:value-type="string" calcext:value-type="string">
            <text:p>BeBe: Mannaia? Quale mannaia?</text:p>
          </table:table-cell>
          <table:table-cell table:style-name="ce19" office:value-type="string" calcext:value-type="string">
            <text:p>BeBe: Cleaver? What cleaver?</text:p>
          </table:table-cell>
        </table:table-row>
        <table:table-row table:style-name="ro1">
          <table:table-cell table:style-name="ce4" office:value-type="string" calcext:value-type="string">
            <text:p>02DayTwo-day_two_lounge-3eba9482</text:p>
          </table:table-cell>
          <table:table-cell table:style-name="ce14" office:value-type="string" calcext:value-type="string">
            <text:p>YOU: Mi dispiace per chi è uscito. Ma scusa, chi è uscito?!?</text:p>
          </table:table-cell>
          <table:table-cell table:style-name="ce19" office:value-type="string" calcext:value-type="string">
            <text:p>YOU: I feel sorry for the one who got out. But, sorry, who got out?</text:p>
          </table:table-cell>
        </table:table-row>
        <table:table-row table:style-name="ro2">
          <table:table-cell table:style-name="ce4" office:value-type="string" calcext:value-type="string">
            <text:p>02DayTwo-day_two_lounge-c9c6fb96</text:p>
          </table:table-cell>
          <table:table-cell table:style-name="ce14" office:value-type="string" calcext:value-type="string">
            <text:p>BeBe: Secondo te mi ricordo i nomi di tutti voi, con le mie agnelline a casa?</text:p>
          </table:table-cell>
          <table:table-cell table:style-name="ce19" office:value-type="string" calcext:value-type="string">
            <text:p>BeBe: Do you think I remember the names of all of you, when I have to think about my lambs at home?</text:p>
          </table:table-cell>
        </table:table-row>
        <table:table-row table:style-name="ro5">
          <table:table-cell table:style-name="ce4" office:value-type="string" calcext:value-type="string">
            <text:p>02DayTwo-day_two_lounge-a42e0754</text:p>
          </table:table-cell>
          <table:table-cell table:style-name="ce14" office:value-type="string" calcext:value-type="string">
            <text:p>BeBe: Ma parliamo di cose belle, visto il tema di oggi: hai persone amiche che ti aspettano? Io ho solo le mie otto, uh, sette figlie, e sono la loro migliore amica.</text:p>
          </table:table-cell>
          <table:table-cell table:style-name="ce19" office:value-type="string" calcext:value-type="string">
            <text:p>BeBe: But, given today's theme, let's talk about good things: do you have friends waiting for you? I only have my eight, uh, seven daughters, and I'm their best friend.</text:p>
          </table:table-cell>
        </table:table-row>
        <table:table-row table:style-name="ro2">
          <table:table-cell table:style-name="ce4" office:value-type="string" calcext:value-type="string">
            <text:p>02DayTwo-day_two_lounge-b69bb05e</text:p>
          </table:table-cell>
          <table:table-cell table:style-name="ce14" office:value-type="string" calcext:value-type="string">
            <text:p>BeBe: La migliore mamma e amica che ci sia. Farei di tutto per loro!</text:p>
          </table:table-cell>
          <table:table-cell table:style-name="ce19" office:value-type="string" calcext:value-type="string">
            <text:p>BeBe: The best mom and friend there is. I would do anything for them!</text:p>
          </table:table-cell>
        </table:table-row>
        <table:table-row table:style-name="ro1">
          <table:table-cell table:style-name="ce4" office:value-type="string" calcext:value-type="string">
            <text:p>02DayTwo-day_two_lounge-8b18c589</text:p>
          </table:table-cell>
          <table:table-cell table:style-name="ce14" office:value-type="string" calcext:value-type="string">
            <text:p>YOU: Certo, se ne sei convinta tu...</text:p>
          </table:table-cell>
          <table:table-cell table:style-name="ce19" office:value-type="string" calcext:value-type="string">
            <text:p>YOU: Of course, if you are sure about it.…</text:p>
          </table:table-cell>
        </table:table-row>
        <table:table-row table:style-name="ro1">
          <table:table-cell table:style-name="ce4" office:value-type="string" calcext:value-type="string">
            <text:p>02DayTwo-day_two_lounge-78e18cf0</text:p>
          </table:table-cell>
          <table:table-cell table:style-name="ce14" office:value-type="string" calcext:value-type="string">
            <text:p>YOU: Ho Micia che mi aspetta a casa, lei è la mia vita.</text:p>
          </table:table-cell>
          <table:table-cell table:style-name="ce19" office:value-type="string" calcext:value-type="string">
            <text:p>YOU: I have Kitty waiting for me at home, she is my life.</text:p>
          </table:table-cell>
        </table:table-row>
        <table:table-row table:style-name="ro2">
          <table:table-cell table:style-name="ce4" office:value-type="string" calcext:value-type="string">
            <text:p>02DayTwo-day_two_lounge-9ce007db</text:p>
          </table:table-cell>
          <table:table-cell table:style-name="ce14" office:value-type="string" calcext:value-type="string">
            <text:p>YOU: Ci sono un po' di persone nel culto con cui vado d'accordo, sai? Ma non troppe.</text:p>
          </table:table-cell>
          <table:table-cell table:style-name="ce19" office:value-type="string" calcext:value-type="string">
            <text:p>YOU: There are a few people in the cult that I get along with, you know? But not too many.</text:p>
          </table:table-cell>
        </table:table-row>
        <table:table-row table:style-name="ro1">
          <table:table-cell table:style-name="ce4" office:value-type="string" calcext:value-type="string">
            <text:p>02DayTwo-day_two_lounge-b9c6dcd6</text:p>
          </table:table-cell>
          <table:table-cell table:style-name="ce14" office:value-type="string" calcext:value-type="string">
            <text:p>YOU: Hai qualche ricetta segreta su cui puntare, oggi?</text:p>
          </table:table-cell>
          <table:table-cell table:style-name="ce19" office:value-type="string" calcext:value-type="string">
            <text:p>YOU: Do you have any secret recipe to count on today?</text:p>
          </table:table-cell>
        </table:table-row>
        <table:table-row table:style-name="ro1">
          <table:table-cell table:style-name="ce4" office:value-type="string" calcext:value-type="string">
            <text:p>02DayTwo-day_two_lounge-01068403</text:p>
          </table:table-cell>
          <table:table-cell table:style-name="ce14" office:value-type="string" calcext:value-type="string">
            <text:p>BeBe: Se te la dicessi, non sarebbe segreta, non trovi?</text:p>
          </table:table-cell>
          <table:table-cell table:style-name="ce19" office:value-type="string" calcext:value-type="string">
            <text:p>BeBe: If I told you, it wouldn't be secret, would it?</text:p>
          </table:table-cell>
        </table:table-row>
        <table:table-row table:style-name="ro2">
          <table:table-cell table:style-name="ce4" office:value-type="string" calcext:value-type="string">
            <text:p>02DayTwo-day_two_lounge-502966b1</text:p>
          </table:table-cell>
          <table:table-cell table:style-name="ce14" office:value-type="string" calcext:value-type="string">
            <text:p>BeBe: Scherzo, se il tema è "cibo per persone amiche" è ovvio che condivido.</text:p>
          </table:table-cell>
          <table:table-cell table:style-name="ce19" office:value-type="string" calcext:value-type="string">
            <text:p>BeBe: Just kidding, if the theme is "food for friendly people", of course I will share.</text:p>
          </table:table-cell>
        </table:table-row>
        <table:table-row table:style-name="ro1">
          <table:table-cell table:style-name="ce4" office:value-type="string" calcext:value-type="string">
            <text:p>02DayTwo-day_two_lounge-b43dd44d</text:p>
          </table:table-cell>
          <table:table-cell table:style-name="ce14" office:value-type="string" calcext:value-type="string">
            <text:p>BeBe: E tu sei una persona amica per me vero?</text:p>
          </table:table-cell>
          <table:table-cell table:style-name="ce19" office:value-type="string" calcext:value-type="string">
            <text:p>BeBe: And you are a friend to me, aren't you?</text:p>
          </table:table-cell>
        </table:table-row>
        <table:table-row table:style-name="ro1">
          <table:table-cell table:style-name="ce4" office:value-type="string" calcext:value-type="string">
            <text:p>02DayTwo-day_two_lounge-a663010a</text:p>
          </table:table-cell>
          <table:table-cell table:style-name="ce14" office:value-type="string" calcext:value-type="string">
            <text:p>YOU: Ceeerto che sì!</text:p>
          </table:table-cell>
          <table:table-cell table:style-name="ce19" office:value-type="string" calcext:value-type="string">
            <text:p>YOU: Of course I do!</text:p>
          </table:table-cell>
        </table:table-row>
        <table:table-row table:style-name="ro1">
          <table:table-cell table:style-name="ce4" office:value-type="string" calcext:value-type="string">
            <text:p>02DayTwo-day_two_lounge-bbfbfb1d</text:p>
          </table:table-cell>
          <table:table-cell table:style-name="ce14" office:value-type="string" calcext:value-type="string">
            <text:p>YOU: (menti) Ceeeerto che sì!</text:p>
          </table:table-cell>
          <table:table-cell table:style-name="ce19" office:value-type="string" calcext:value-type="string">
            <text:p>YOU: (lie) Of course I do!</text:p>
          </table:table-cell>
        </table:table-row>
        <table:table-row table:style-name="ro1">
          <table:table-cell table:style-name="ce4" office:value-type="string" calcext:value-type="string">
            <text:p>02DayTwo-day_two_lounge-390d97fe</text:p>
          </table:table-cell>
          <table:table-cell table:style-name="ce14" office:value-type="string" calcext:value-type="string">
            <text:p>YOU: (ironicamente) Ceeerto che sì!</text:p>
          </table:table-cell>
          <table:table-cell table:style-name="ce19" office:value-type="string" calcext:value-type="string">
            <text:p>YOU: (ironically) Of course I do!</text:p>
          </table:table-cell>
        </table:table-row>
        <table:table-row table:style-name="ro2">
          <table:table-cell table:style-name="ce4" office:value-type="string" calcext:value-type="string">
            <text:p>02DayTwo-day_two_lounge-4cc139a9</text:p>
          </table:table-cell>
          <table:table-cell table:style-name="ce14" office:value-type="string" calcext:value-type="string">
            <text:p>BeBe: Questo mi rassicura. Non amo le persone che mi prendono per le orecchie.</text:p>
          </table:table-cell>
          <table:table-cell table:style-name="ce19" office:value-type="string" calcext:value-type="string">
            <text:p>BeBe: That reassures me. I don't like people who make fun of me.</text:p>
          </table:table-cell>
        </table:table-row>
        <table:table-row table:style-name="ro5">
          <table:table-cell table:style-name="ce4" office:value-type="string" calcext:value-type="string">
            <text:p>02DayTwo-day_two_lounge-28cd5734</text:p>
          </table:table-cell>
          <table:table-cell table:style-name="ce14" office:value-type="string" calcext:value-type="string">
            <text:p>BeBe: Comunque, pensavo: cos'è la vera amicizia? E ovviamente ho pensato alle mie otto, ehm, sette figlie. E cosa amano fare quando siamo tutte assieme? I videogiochi!</text:p>
          </table:table-cell>
          <table:table-cell table:style-name="ce19" office:value-type="string" calcext:value-type="string">
            <text:p>BeBe: Anyway, I was thinking, what is true friendship? And of course I thought about my eight, er, seven daughters. And what do they love to do when we're all together? Video games!</text:p>
          </table:table-cell>
        </table:table-row>
        <table:table-row table:style-name="ro5">
          <table:table-cell table:style-name="ce4" office:value-type="string" calcext:value-type="string">
            <text:p>02DayTwo-day_two_lounge-d127765a</text:p>
          </table:table-cell>
          <table:table-cell table:style-name="ce14" office:value-type="string" calcext:value-type="string">
            <text:p>BeBe: Mi diverte un sacco quando dicono in modo affettuoso "No mamma, non giocare con noi stasera, ti preghiamo!". Son così tenere.</text:p>
          </table:table-cell>
          <table:table-cell table:style-name="ce19" office:value-type="string" calcext:value-type="string">
            <text:p>BeBe: It amuses me a lot when they say in an affectionate way, "No mom, don't play with us tonight, please!" They are so sweet.</text:p>
          </table:table-cell>
        </table:table-row>
        <table:table-row table:style-name="ro2">
          <table:table-cell table:style-name="ce4" office:value-type="string" calcext:value-type="string">
            <text:p>02DayTwo-day_two_lounge-02b372c9</text:p>
          </table:table-cell>
          <table:table-cell table:style-name="ce14" office:value-type="string" calcext:value-type="string">
            <text:p>BeBe: E quindi pensavo di fare dei cestini con dei &lt;b&gt;blocchi d'erba&lt;/b&gt; fritti, e le &lt;b&gt;uova di pecora&lt;/b&gt;.</text:p>
          </table:table-cell>
          <table:table-cell table:style-name="ce19" office:value-type="string" calcext:value-type="string">
            <text:p>BeBe: And so I was thinking of making baskets with fried &lt;b&gt;grass blocks&lt;/b&gt;, and &lt;b&gt;sheep eggs&lt;/b&gt;.</text:p>
          </table:table-cell>
        </table:table-row>
        <table:table-row table:style-name="ro1">
          <table:table-cell table:style-name="ce4" office:value-type="string" calcext:value-type="string">
            <text:p>02DayTwo-day_two_lounge-4dc7c799</text:p>
          </table:table-cell>
          <table:table-cell table:style-name="ce14" office:value-type="string" calcext:value-type="string">
            <text:p>YOU: Uova di pecora?</text:p>
          </table:table-cell>
          <table:table-cell table:style-name="ce19" office:value-type="string" calcext:value-type="string">
            <text:p>YOU: Sheep eggs?</text:p>
          </table:table-cell>
        </table:table-row>
        <table:table-row table:style-name="ro1">
          <table:table-cell table:style-name="ce4" office:value-type="string" calcext:value-type="string">
            <text:p>02DayTwo-day_two_lounge-c7cd8f23</text:p>
          </table:table-cell>
          <table:table-cell table:style-name="ce14" office:value-type="string" calcext:value-type="string">
            <text:p>BeBe: Certo. In amicizia il sacrificio è importante!.</text:p>
          </table:table-cell>
          <table:table-cell table:style-name="ce19" office:value-type="string" calcext:value-type="string">
            <text:p>BeBe: Sure. In friendship, sacrifice is important!!!</text:p>
          </table:table-cell>
        </table:table-row>
        <table:table-row table:style-name="ro1">
          <table:table-cell table:style-name="ce4" office:value-type="string" calcext:value-type="string">
            <text:p>02DayTwo-day_two_lounge-f6c4f229</text:p>
          </table:table-cell>
          <table:table-cell table:style-name="ce14" office:value-type="string" calcext:value-type="string">
            <text:p>BeBe: Ma ora devo andare un attimo a covare. A dopo!</text:p>
          </table:table-cell>
          <table:table-cell table:style-name="ce19" office:value-type="string" calcext:value-type="string">
            <text:p>BeBe: But now I have to go brood for a moment. See you later!</text:p>
          </table:table-cell>
        </table:table-row>
        <table:table-row table:style-name="ro1">
          <table:table-cell table:style-name="ce4" office:value-type="string" calcext:value-type="string">
            <text:p>02DayTwo-day_two_lounge-33c9a231</text:p>
          </table:table-cell>
          <table:table-cell table:style-name="ce14" office:value-type="string" calcext:value-type="string">
            <text:p>YOU: Ehm, a dopo.</text:p>
          </table:table-cell>
          <table:table-cell table:style-name="ce19" office:value-type="string" calcext:value-type="string">
            <text:p>YOU: Um, see you later.</text:p>
          </table:table-cell>
        </table:table-row>
        <table:table-row table:style-name="ro1">
          <table:table-cell table:style-name="ce4" office:value-type="string" calcext:value-type="string">
            <text:p>02DayTwo-day_two_lounge-0e0faac0</text:p>
          </table:table-cell>
          <table:table-cell table:style-name="ce14" office:value-type="string" calcext:value-type="string">
            <text:p>Piiiietro: &lt;b&gt;Tonno in scatola&lt;/b&gt; e &lt;b&gt;scolare&lt;/b&gt;.</text:p>
          </table:table-cell>
          <table:table-cell table:style-name="ce19" office:value-type="string" calcext:value-type="string">
            <text:p>Piiiietro: &lt;b&gt;Canned tuna&lt;/b&gt;, then &lt;b&gt;drain&lt;/b&gt;.</text:p>
          </table:table-cell>
        </table:table-row>
        <table:table-row table:style-name="ro1">
          <table:table-cell table:style-name="ce4" office:value-type="string" calcext:value-type="string">
            <text:p>02DayTwo-day_two_lounge-62e2e0c0</text:p>
          </table:table-cell>
          <table:table-cell table:style-name="ce14" office:value-type="string" calcext:value-type="string">
            <text:p>YOU: Come, scusa?</text:p>
          </table:table-cell>
          <table:table-cell table:style-name="ce19" office:value-type="string" calcext:value-type="string">
            <text:p>YOU: I beg your pardon?</text:p>
          </table:table-cell>
        </table:table-row>
        <table:table-row table:style-name="ro1">
          <table:table-cell table:style-name="ce4" office:value-type="string" calcext:value-type="string">
            <text:p>02DayTwo-day_two_lounge-1630d4fa</text:p>
          </table:table-cell>
          <table:table-cell table:style-name="ce14" office:value-type="string" calcext:value-type="string">
            <text:p>YOU: Ah, perfetto, a dopo.</text:p>
          </table:table-cell>
          <table:table-cell table:style-name="ce19" office:value-type="string" calcext:value-type="string">
            <text:p>YOU: Ah, great, see you later.</text:p>
          </table:table-cell>
        </table:table-row>
        <table:table-row table:style-name="ro1">
          <table:table-cell table:style-name="ce4" office:value-type="string" calcext:value-type="string">
            <text:p>02DayTwo-day_two_lounge-7c7c9203</text:p>
          </table:table-cell>
          <table:table-cell table:style-name="ce14" office:value-type="string" calcext:value-type="string">
            <text:p>YOU: Non sai cucinare altro?</text:p>
          </table:table-cell>
          <table:table-cell table:style-name="ce19" office:value-type="string" calcext:value-type="string">
            <text:p>YOU: Is that all you can cook?</text:p>
          </table:table-cell>
        </table:table-row>
        <table:table-row table:style-name="ro2">
          <table:table-cell table:style-name="ce4" office:value-type="string" calcext:value-type="string">
            <text:p>02DayTwo-day_two_lounge-41120b8d</text:p>
          </table:table-cell>
          <table:table-cell table:style-name="ce14" office:value-type="string" calcext:value-type="string">
            <text:p>Piiiietro: Che ho visto ieri che guardavi cosa stavo cucinando. Fanno tutte così, a copiare il lavoro delle altre persone, e poi.</text:p>
          </table:table-cell>
          <table:table-cell table:style-name="ce19" office:value-type="string" calcext:value-type="string">
            <text:p>Piiiietro: I saw that, yesterday you were watching what I was cooking. Everybody does that, copy other people's work, and then…!</text:p>
          </table:table-cell>
        </table:table-row>
        <table:table-row table:style-name="ro1">
          <table:table-cell table:style-name="ce4" office:value-type="string" calcext:value-type="string">
            <text:p>02DayTwo-day_two_lounge-e5f96d48</text:p>
          </table:table-cell>
          <table:table-cell table:style-name="ce14" office:value-type="string" calcext:value-type="string">
            <text:p>YOU: Potrebbe sorprenderti, ma cucino persino peggio di te.</text:p>
          </table:table-cell>
          <table:table-cell table:style-name="ce19" office:value-type="string" calcext:value-type="string">
            <text:p>YOU: It may surprise you, but I cook even worse than you do.</text:p>
          </table:table-cell>
        </table:table-row>
        <table:table-row table:style-name="ro1">
          <table:table-cell table:style-name="ce4" office:value-type="string" calcext:value-type="string">
            <text:p>02DayTwo-day_two_lounge-4178734e</text:p>
          </table:table-cell>
          <table:table-cell table:style-name="ce14" office:value-type="string" calcext:value-type="string">
            <text:p>Piiiietro: Non esageriamo, ho visto cosa hai tirato fuori ieri!</text:p>
          </table:table-cell>
          <table:table-cell table:style-name="ce19" office:value-type="string" calcext:value-type="string">
            <text:p>Piiiietro: Don’t overdo it, I saw what you brought up yesterday!</text:p>
          </table:table-cell>
        </table:table-row>
        <table:table-row table:style-name="ro1">
          <table:table-cell table:style-name="ce4" office:value-type="string" calcext:value-type="string">
            <text:p>02DayTwo-day_two_lounge-ad1cfe9e</text:p>
          </table:table-cell>
          <table:table-cell table:style-name="ce14" office:value-type="string" calcext:value-type="string">
            <text:p>YOU: Hai trovato poi il tuo cane?</text:p>
          </table:table-cell>
          <table:table-cell table:style-name="ce19" office:value-type="string" calcext:value-type="string">
            <text:p>YOU: And did you find your dog?</text:p>
          </table:table-cell>
        </table:table-row>
        <table:table-row table:style-name="ro2">
          <table:table-cell table:style-name="ce4" office:value-type="string" calcext:value-type="string">
            <text:p>02DayTwo-day_two_lounge-9476135f</text:p>
          </table:table-cell>
          <table:table-cell table:style-name="ce14" office:value-type="string" calcext:value-type="string">
            <text:p>Piiiietro: No, e ho trovato la sua pelliccia di zibellino russo abbandonata dietro una poltrona.</text:p>
          </table:table-cell>
          <table:table-cell table:style-name="ce19" office:value-type="string" calcext:value-type="string">
            <text:p>Piiiietro: No, and I found his Russian sable fur coat abandoned behind an armchair.</text:p>
          </table:table-cell>
        </table:table-row>
        <table:table-row table:style-name="ro2">
          <table:table-cell table:style-name="ce4" office:value-type="string" calcext:value-type="string">
            <text:p>02DayTwo-day_two_lounge-964b2f56</text:p>
          </table:table-cell>
          <table:table-cell table:style-name="ce14" office:value-type="string" calcext:value-type="string">
            <text:p>Piiiietro: Ma fa sempre così, quando gli vieto di andare in vacanza da qualche parte.</text:p>
          </table:table-cell>
          <table:table-cell table:style-name="ce19" office:value-type="string" calcext:value-type="string">
            <text:p>Piiiietro: But he always does that when I forbid him to go on vacation somewhere.</text:p>
          </table:table-cell>
        </table:table-row>
        <table:table-row table:style-name="ro1">
          <table:table-cell table:style-name="ce4" office:value-type="string" calcext:value-type="string">
            <text:p>02DayTwo-day_two_lounge-6d84ad1f</text:p>
          </table:table-cell>
          <table:table-cell table:style-name="ce14" office:value-type="string" calcext:value-type="string">
            <text:p>YOU: Ma il rosario poi?</text:p>
          </table:table-cell>
          <table:table-cell table:style-name="ce19" office:value-type="string" calcext:value-type="string">
            <text:p>YOU: And the rosary?</text:p>
          </table:table-cell>
        </table:table-row>
        <table:table-row table:style-name="ro2">
          <table:table-cell table:style-name="ce4" office:value-type="string" calcext:value-type="string">
            <text:p>02DayTwo-day_two_lounge-1ae9ae81</text:p>
          </table:table-cell>
          <table:table-cell table:style-name="ce14" office:value-type="string" calcext:value-type="string">
            <text:p>Piiiietro: Credo di averlo visto addosso a Dogron, dovrò indagare meglio.</text:p>
          </table:table-cell>
          <table:table-cell table:style-name="ce19" office:value-type="string" calcext:value-type="string">
            <text:p>Piiiietro: I think I saw it on Dogron, I'll have to investigate further.</text:p>
          </table:table-cell>
        </table:table-row>
        <table:table-row table:style-name="ro5">
          <table:table-cell table:style-name="ce4" office:value-type="string" calcext:value-type="string">
            <text:p>02DayTwo-day_two_lounge-323eeef4</text:p>
          </table:table-cell>
          <table:table-cell table:style-name="ce14" office:value-type="string" calcext:value-type="string">
            <text:p>Piiiietro: Comunque ieri la produzione mi ha detto che non me ne posso andare, che ho firmato un contratto, e che se l'errore è del mio agente a loro non cambia nulla.</text:p>
          </table:table-cell>
          <table:table-cell table:style-name="ce19" office:value-type="string" calcext:value-type="string">
            <text:p>Piiiietro: However, yesterday the producers told me that I can't leave, that I signed a contract, and that if the mistake is my agent's it doesn't change anything to them.</text:p>
          </table:table-cell>
        </table:table-row>
        <table:table-row table:style-name="ro1">
          <table:table-cell table:style-name="ce4" office:value-type="string" calcext:value-type="string">
            <text:p>02DayTwo-day_two_lounge-85a0e2a5</text:p>
          </table:table-cell>
          <table:table-cell table:style-name="ce14" office:value-type="string" calcext:value-type="string">
            <text:p>YOU: Agente?</text:p>
          </table:table-cell>
          <table:table-cell table:style-name="ce19" office:value-type="string" calcext:value-type="string">
            <text:p>YOU: Agent?</text:p>
          </table:table-cell>
        </table:table-row>
        <table:table-row table:style-name="ro6">
          <table:table-cell table:style-name="ce4" office:value-type="string" calcext:value-type="string">
            <text:p>02DayTwo-day_two_lounge-f4c99068</text:p>
          </table:table-cell>
          <table:table-cell table:style-name="ce14" office:value-type="string" calcext:value-type="string">
            <text:p>Piiiietro: Agente matematico. Facciamo sfide tipo come il rap, ma a suon di equazioni. Non sembra ma è superfaticoso, l'anno scorso due concorrenti sono morti disidratati pur di finire, oh, non ricordo manco cosa, tanto vinco sempre.</text:p>
          </table:table-cell>
          <table:table-cell table:style-name="ce19" office:value-type="string" calcext:value-type="string">
            <text:p>Piiiietro: Math agent. We do challenges like rap, but with equations. It doesn't look like it but it's super tiring, last year two contestants died of dehydration just to finish, oh, I don't even remember what, I always win anyway.</text:p>
          </table:table-cell>
        </table:table-row>
        <table:table-row table:style-name="ro1">
          <table:table-cell table:style-name="ce4" office:value-type="string" calcext:value-type="string">
            <text:p>02DayTwo-day_two_lounge-18f401f0</text:p>
          </table:table-cell>
          <table:table-cell table:style-name="ce14" office:value-type="string" calcext:value-type="string">
            <text:p>Piiiietro: Sono così brava in matematica.</text:p>
          </table:table-cell>
          <table:table-cell table:style-name="ce19" office:value-type="string" calcext:value-type="string">
            <text:p>Piiiietro: I'm so good at math.</text:p>
          </table:table-cell>
        </table:table-row>
        <table:table-row table:style-name="ro2">
          <table:table-cell table:style-name="ce4" office:value-type="string" calcext:value-type="string">
            <text:p>02DayTwo-day_two_lounge-296185f8</text:p>
          </table:table-cell>
          <table:table-cell table:style-name="ce14" office:value-type="string" calcext:value-type="string">
            <text:p>Piiiietro: Ma ora ti saluto, che devo sistemare i diamantini sui denti prima dell'episodio.</text:p>
          </table:table-cell>
          <table:table-cell table:style-name="ce19" office:value-type="string" calcext:value-type="string">
            <text:p>Piiiietro: But now I’ll go: I have to fix the diamonds on my teeth before the episode.</text:p>
          </table:table-cell>
        </table:table-row>
        <table:table-row table:style-name="ro1">
          <table:table-cell table:style-name="ce4" office:value-type="string" calcext:value-type="string">
            <text:p>02DayTwo-day_two_lounge-0491f604</text:p>
          </table:table-cell>
          <table:table-cell table:style-name="ce14" office:value-type="string" calcext:value-type="string">
            <text:p> Piiiietro: Ah, ieri non ci siamo presentate: mi chiamo Piiiietro.</text:p>
          </table:table-cell>
          <table:table-cell table:style-name="ce19" office:value-type="string" calcext:value-type="string">
            <text:p>Piiiietro: Ah, we didn't introduce ourselves yesterday: my name is Piiiietro.</text:p>
          </table:table-cell>
        </table:table-row>
        <table:table-row table:style-name="ro2">
          <table:table-cell table:style-name="ce4" office:value-type="string" calcext:value-type="string">
            <text:p>02DayTwo-day_two_lounge-5022661a</text:p>
          </table:table-cell>
          <table:table-cell table:style-name="ce14" office:value-type="string" calcext:value-type="string">
            <text:p> Quello: Ciao! Io sono Quello, o Quello Lì a volte. Ti guardavo cucinare ieri e woah, te la cavi benissimo!</text:p>
          </table:table-cell>
          <table:table-cell table:style-name="ce19" office:value-type="string" calcext:value-type="string">
            <text:p>Quello: Hello! I am That One There, or That One Here, sometimes. I was watching you cook yesterday and woah, you're doing great!</text:p>
          </table:table-cell>
        </table:table-row>
        <table:table-row table:style-name="ro1">
          <table:table-cell table:style-name="ce4" office:value-type="string" calcext:value-type="string">
            <text:p>02DayTwo-day_two_lounge-9eb5efe7</text:p>
          </table:table-cell>
          <table:table-cell table:style-name="ce14" office:value-type="string" calcext:value-type="string">
            <text:p>Quello: Io sono un po' in difficoltà oggi, sai?</text:p>
          </table:table-cell>
          <table:table-cell table:style-name="ce19" office:value-type="string" calcext:value-type="string">
            <text:p>Quello: I'm kind of struggling today, you know?</text:p>
          </table:table-cell>
        </table:table-row>
        <table:table-row table:style-name="ro1">
          <table:table-cell table:style-name="ce4" office:value-type="string" calcext:value-type="string">
            <text:p>02DayTwo-day_two_lounge-f5caa7e7</text:p>
          </table:table-cell>
          <table:table-cell table:style-name="ce14" office:value-type="string" calcext:value-type="string">
            <text:p>Quello: Tutti i miei "veri amici" sono morti, sai?</text:p>
          </table:table-cell>
          <table:table-cell table:style-name="ce19" office:value-type="string" calcext:value-type="string">
            <text:p>Quello: All my "real friends" are dead, you know?</text:p>
          </table:table-cell>
        </table:table-row>
        <table:table-row table:style-name="ro1">
          <table:table-cell table:style-name="ce4" office:value-type="string" calcext:value-type="string">
            <text:p>02DayTwo-day_two_lounge-63d47775</text:p>
          </table:table-cell>
          <table:table-cell table:style-name="ce14" office:value-type="string" calcext:value-type="string">
            <text:p>YOU: Ma come quella battuta sui dinosauri?</text:p>
          </table:table-cell>
          <table:table-cell table:style-name="ce19" office:value-type="string" calcext:value-type="string">
            <text:p>YOU: You mean it like in that dinosaur joke?</text:p>
          </table:table-cell>
        </table:table-row>
        <table:table-row table:style-name="ro2">
          <table:table-cell table:style-name="ce4" office:value-type="string" calcext:value-type="string">
            <text:p>02DayTwo-day_two_lounge-b9b09a13</text:p>
          </table:table-cell>
          <table:table-cell table:style-name="ce14" office:value-type="string" calcext:value-type="string">
            <text:p>YOU: Questo è il momento in cui devo dire che mi dispiace, vero?</text:p>
          </table:table-cell>
          <table:table-cell table:style-name="ce19" office:value-type="string" calcext:value-type="string">
            <text:p>YOU: This is the moment when I have to say I'm sorry, right?</text:p>
          </table:table-cell>
        </table:table-row>
        <table:table-row table:style-name="ro2">
          <table:table-cell table:style-name="ce4" office:value-type="string" calcext:value-type="string">
            <text:p>02DayTwo-day_two_lounge-812cce39</text:p>
          </table:table-cell>
          <table:table-cell table:style-name="ce14" office:value-type="string" calcext:value-type="string">
            <text:p>YOU: Ho visto una pecora molto amichevole prima. Se vuoi parlare con lei...</text:p>
          </table:table-cell>
          <table:table-cell table:style-name="ce19" office:value-type="string" calcext:value-type="string">
            <text:p>YOU: I saw a very friendly sheep earlier. If you want to talk to her…</text:p>
          </table:table-cell>
        </table:table-row>
        <table:table-row table:style-name="ro5">
          <table:table-cell table:style-name="ce4" office:value-type="string" calcext:value-type="string">
            <text:p>02DayTwo-day_two_lounge-7d90f0b4</text:p>
          </table:table-cell>
          <table:table-cell table:style-name="ce14" office:value-type="string" calcext:value-type="string">
            <text:p>Quello: Non ti ammorbo con questa storia triste, promesso. Però non riesco a non pensare a ricette che non abbiano delle &lt;b&gt;lacrime&lt;/b&gt;. Un sacco.</text:p>
          </table:table-cell>
          <table:table-cell table:style-name="ce19" office:value-type="string" calcext:value-type="string">
            <text:p>Quello: I won't bore you with my sad story, I promise. It’s just that I can't but think of recipes that have &lt;b&gt;tears&lt;/b&gt; in them. Lots of them.</text:p>
          </table:table-cell>
        </table:table-row>
        <table:table-row table:style-name="ro1">
          <table:table-cell table:style-name="ce4" office:value-type="string" calcext:value-type="string">
            <text:p>02DayTwo-day_two_lounge-06e4de1a</text:p>
          </table:table-cell>
          <table:table-cell table:style-name="ce14" office:value-type="string" calcext:value-type="string">
            <text:p>YOU: Non rovinano il sapore?</text:p>
          </table:table-cell>
          <table:table-cell table:style-name="ce19" office:value-type="string" calcext:value-type="string">
            <text:p>YOU: Don't they spoil the flavor?</text:p>
          </table:table-cell>
        </table:table-row>
        <table:table-row table:style-name="ro2">
          <table:table-cell table:style-name="ce4" office:value-type="string" calcext:value-type="string">
            <text:p>02DayTwo-day_two_lounge-44fb795f</text:p>
          </table:table-cell>
          <table:table-cell table:style-name="ce14" office:value-type="string" calcext:value-type="string">
            <text:p>Quello: Dipende. Con il &lt;b&gt;cacao amaro&lt;/b&gt; il salato ci sta bene. Potrei fare una torta.</text:p>
          </table:table-cell>
          <table:table-cell table:style-name="ce19" office:value-type="string" calcext:value-type="string">
            <text:p>Quello: It depends. Salty tastes are fine with &lt;b&gt;bitter cocoa&lt;/b&gt;. I might make a cake.</text:p>
          </table:table-cell>
        </table:table-row>
        <table:table-row table:style-name="ro1">
          <table:table-cell table:style-name="ce4" office:value-type="string" calcext:value-type="string">
            <text:p>02DayTwo-day_two_lounge-c375c538</text:p>
          </table:table-cell>
          <table:table-cell table:style-name="ce14" office:value-type="string" calcext:value-type="string">
            <text:p>Quello: Una torta da non dividere con nessuna persona.</text:p>
          </table:table-cell>
          <table:table-cell table:style-name="ce19" office:value-type="string" calcext:value-type="string">
            <text:p>Quello: A cake that won’t be shared with anyone.</text:p>
          </table:table-cell>
        </table:table-row>
        <table:table-row table:style-name="ro2">
          <table:table-cell table:style-name="ce4" office:value-type="string" calcext:value-type="string">
            <text:p>02DayTwo-day_two_lounge-b09cdc20</text:p>
          </table:table-cell>
          <table:table-cell table:style-name="ce14" office:value-type="string" calcext:value-type="string">
            <text:p>Quello: A parte il Divo, che non mangerebbe però mai, perché gli farebbe schifo sulla fiducia. E ha ragione.</text:p>
          </table:table-cell>
          <table:table-cell table:style-name="ce19" office:value-type="string" calcext:value-type="string">
            <text:p>Quello: Except for Il Divo, who would never eat it, however, because it would gross him out on trust. And he's right.</text:p>
          </table:table-cell>
        </table:table-row>
        <table:table-row table:style-name="ro2">
          <table:table-cell table:style-name="ce4" office:value-type="string" calcext:value-type="string">
            <text:p>02DayTwo-day_two_lounge-a6a547b3</text:p>
          </table:table-cell>
          <table:table-cell table:style-name="ce14" office:value-type="string" calcext:value-type="string">
            <text:p>Quello: Scusa, la tristezza è vietata dal contratto di lavoro. A dopo, in bocca al lupo!</text:p>
          </table:table-cell>
          <table:table-cell table:style-name="ce19" office:value-type="string" calcext:value-type="string">
            <text:p>Quello: Sorry, sadness is forbidden by my contract of employment. See you later, and good luck!</text:p>
          </table:table-cell>
        </table:table-row>
        <table:table-row table:style-name="ro2">
          <table:table-cell table:style-name="ce4" office:value-type="string" calcext:value-type="string">
            <text:p>02DayTwo-day_two_lounge-8d67774e</text:p>
          </table:table-cell>
          <table:table-cell table:style-name="ce14" office:value-type="string" calcext:value-type="string">
            <text:p>ilDivo: Ho capito che è il Papa, ma può pure aspettare, che c'ho da aprire una nuova sede a Dubai prima di pranzo, va bene?!?</text:p>
          </table:table-cell>
          <table:table-cell table:style-name="ce19" office:value-type="string" calcext:value-type="string">
            <text:p>ilDivo: I get that, it's the Pope, but he can wait, I have to open a new office in Dubai before lunch, ok?!?</text:p>
          </table:table-cell>
        </table:table-row>
        <table:table-row table:style-name="ro1">
          <table:table-cell table:style-name="ce4" office:value-type="string" calcext:value-type="string">
            <text:p>02DayTwo-day_two_lounge-45ae2a5b</text:p>
          </table:table-cell>
          <table:table-cell table:style-name="ce14" office:value-type="string" calcext:value-type="string">
            <text:p>YOU: Ma perché mi ostino a parlare con questo?</text:p>
          </table:table-cell>
          <table:table-cell table:style-name="ce19" office:value-type="string" calcext:value-type="string">
            <text:p>YOU: Why do I ever insist on talking to this guy?</text:p>
          </table:table-cell>
        </table:table-row>
        <table:table-row table:style-name="ro1">
          <table:table-cell table:style-name="ce4" office:value-type="string" calcext:value-type="string">
            <text:p>02DayTwo-day_two_lounge-301fdcf3</text:p>
          </table:table-cell>
          <table:table-cell table:style-name="ce14" office:value-type="string" calcext:value-type="string">
            <text:p>ilDivo: Ma ciao splendore! Ci conosciamo?</text:p>
          </table:table-cell>
          <table:table-cell table:style-name="ce19" office:value-type="string" calcext:value-type="string">
            <text:p>ilDivo: Why hello gorgeous! Have we ever met before?</text:p>
          </table:table-cell>
        </table:table-row>
        <table:table-row table:style-name="ro2">
          <table:table-cell table:style-name="ce4" office:value-type="string" calcext:value-type="string">
            <text:p>02DayTwo-day_two_lounge-ed16ca1e</text:p>
          </table:table-cell>
          <table:table-cell table:style-name="ce14" office:value-type="string" calcext:value-type="string">
            <text:p>YOU: Abbiamo parlato ieri assieme, tipo. Oprah, la bamba, lo zafferano?</text:p>
          </table:table-cell>
          <table:table-cell table:style-name="ce19" office:value-type="string" calcext:value-type="string">
            <text:p>YOU: We, like, talked yesterday. Oprah, the cocaine, the saffron?</text:p>
          </table:table-cell>
        </table:table-row>
        <table:table-row table:style-name="ro1">
          <table:table-cell table:style-name="ce4" office:value-type="string" calcext:value-type="string">
            <text:p>02DayTwo-day_two_lounge-ec0fe6bc</text:p>
          </table:table-cell>
          <table:table-cell table:style-name="ce14" office:value-type="string" calcext:value-type="string">
            <text:p>YOU: Non ho ancora avuto la fortuna, no.</text:p>
          </table:table-cell>
          <table:table-cell table:style-name="ce19" office:value-type="string" calcext:value-type="string">
            <text:p>YOU: I haven't yet had the luck, no.</text:p>
          </table:table-cell>
        </table:table-row>
        <table:table-row table:style-name="ro2">
          <table:table-cell table:style-name="ce4" office:value-type="string" calcext:value-type="string">
            <text:p>02DayTwo-day_two_lounge-acc0299b</text:p>
          </table:table-cell>
          <table:table-cell table:style-name="ce14" office:value-type="string" calcext:value-type="string">
            <text:p>ilDivo: Mi chiamano il Divo, ma è un eufemismo. Pensa che alla Casa Bianca hanno un mio ritratto, così per dire.</text:p>
          </table:table-cell>
          <table:table-cell table:style-name="ce19" office:value-type="string" calcext:value-type="string">
            <text:p>ilDivo: They call me il Divo, but that's an understatement. I mean, the White House has a portrait of me.</text:p>
          </table:table-cell>
        </table:table-row>
        <table:table-row table:style-name="ro6">
          <table:table-cell table:style-name="ce4" office:value-type="string" calcext:value-type="string">
            <text:p>02DayTwo-day_two_lounge-241d87d1</text:p>
          </table:table-cell>
          <table:table-cell table:style-name="ce14" office:value-type="string" calcext:value-type="string">
            <text:p>ilDivo: Sulla Treccani c'è la mia foto sotto la definizione di "In", non come la preposizione ovvio ma che te lo dico che forse non hai fatto le medie ma te l'ho già chiesto, sei single?</text:p>
          </table:table-cell>
          <table:table-cell table:style-name="ce19" office:value-type="string" calcext:value-type="string">
            <text:p>ilDivo: Wikipedia has my picture under the definition of "Cool", obviously not as in the temperature level, but why am I talking to you, you may not even have finished the high school, and, did I maybe already ask you, are you single?</text:p>
          </table:table-cell>
        </table:table-row>
        <table:table-row table:style-name="ro1">
          <table:table-cell table:style-name="ce4" office:value-type="string" calcext:value-type="string">
            <text:p>02DayTwo-day_two_lounge-9b4378c4</text:p>
          </table:table-cell>
          <table:table-cell table:style-name="ce14" office:value-type="string" calcext:value-type="string">
            <text:p>YOU: Sì, e ogni volta che incontro un uomo mi ricordo perché.</text:p>
          </table:table-cell>
          <table:table-cell table:style-name="ce19" office:value-type="string" calcext:value-type="string">
            <text:p>YOU: Yes, and every time I meet a man I remember why.</text:p>
          </table:table-cell>
        </table:table-row>
        <table:table-row table:style-name="ro2">
          <table:table-cell table:style-name="ce4" office:value-type="string" calcext:value-type="string">
            <text:p>02DayTwo-day_two_lounge-2d90079d</text:p>
          </table:table-cell>
          <table:table-cell table:style-name="ce14" office:value-type="string" calcext:value-type="string">
            <text:p>YOU: No, ho qualcuno che mi aspetta a casa, ma non so come tornarci!</text:p>
          </table:table-cell>
          <table:table-cell table:style-name="ce19" office:value-type="string" calcext:value-type="string">
            <text:p>YOU: No, I have someone waiting for me at home, but I don't know how to get back!</text:p>
          </table:table-cell>
        </table:table-row>
        <table:table-row table:style-name="ro2">
          <table:table-cell table:style-name="ce4" office:value-type="string" calcext:value-type="string">
            <text:p>02DayTwo-day_two_lounge-6483208c</text:p>
          </table:table-cell>
          <table:table-cell table:style-name="ce14" office:value-type="string" calcext:value-type="string">
            <text:p>YOU: Credo di avere una cotta per una delle persone qui in studio.</text:p>
          </table:table-cell>
          <table:table-cell table:style-name="ce19" office:value-type="string" calcext:value-type="string">
            <text:p>YOU: I think I have a crush on someone here in the studio.</text:p>
          </table:table-cell>
        </table:table-row>
        <table:table-row table:style-name="ro2">
          <table:table-cell table:style-name="ce4" office:value-type="string" calcext:value-type="string">
            <text:p>02DayTwo-day_two_lounge-5554b608</text:p>
          </table:table-cell>
          <table:table-cell table:style-name="ce14" office:value-type="string" calcext:value-type="string">
            <text:p>ilDivo: Ovvio che poi ti innamori di me, ovvio. Bella Hadid ha deciso di non &lt;b&gt;specchiarsi&lt;/b&gt; più dopo che mi ha visto.</text:p>
          </table:table-cell>
          <table:table-cell table:style-name="ce19" office:value-type="string" calcext:value-type="string">
            <text:p>ilDivo: Of course you will fall in love with me, of course. Bella Hadid decided not to &lt;b&gt;look&lt;/b&gt; herself &lt;b&gt;in the mirror&lt;/b&gt; after she saw me.</text:p>
          </table:table-cell>
        </table:table-row>
        <table:table-row table:style-name="ro1">
          <table:table-cell table:style-name="ce4" office:value-type="string" calcext:value-type="string">
            <text:p>02DayTwo-day_two_lounge-424ec958</text:p>
          </table:table-cell>
          <table:table-cell table:style-name="ce14" office:value-type="string" calcext:value-type="string">
            <text:p>ilDivo: Però poi la vita è difficile.</text:p>
          </table:table-cell>
          <table:table-cell table:style-name="ce19" office:value-type="string" calcext:value-type="string">
            <text:p>ilDivo: But then life gets difficult.</text:p>
          </table:table-cell>
        </table:table-row>
        <table:table-row table:style-name="ro6">
          <table:table-cell table:style-name="ce4" office:value-type="string" calcext:value-type="string">
            <text:p>02DayTwo-day_two_lounge-268283e1</text:p>
          </table:table-cell>
          <table:table-cell table:style-name="ce14" office:value-type="string" calcext:value-type="string">
            <text:p>ilDivo: Perché ti dicono "Ehi, che fortuna essere una specie con 23000 generi sessuali diversi, deve essere una gran bazza", ma poi anche da noi ci son cose binarie, e finisce che io mi innamoro, e...</text:p>
          </table:table-cell>
          <table:table-cell table:style-name="ce19" office:value-type="string" calcext:value-type="string">
            <text:p>ilDivo: Because they tell you, "Hey, how great it must be to be part of a species with 23000 different sexual genders, it must be such a great deal," but then we have binary things too, and I end up falling in love, and…</text:p>
          </table:table-cell>
        </table:table-row>
        <table:table-row table:style-name="ro5">
          <table:table-cell table:style-name="ce4" office:value-type="string" calcext:value-type="string">
            <text:p>02DayTwo-day_two_lounge-6f22ae7a</text:p>
          </table:table-cell>
          <table:table-cell table:style-name="ce14" office:value-type="string" calcext:value-type="string">
            <text:p>ilDivo: Ma che ti sto a dire? Io sono roba che &lt;b&gt;scotta&lt;/b&gt; baby, mica mi puoi agguantare così! E ora devo lavorare, lavorare, produrre, riempire il vuoto! Vattene!</text:p>
          </table:table-cell>
          <table:table-cell table:style-name="ce19" office:value-type="string" calcext:value-type="string">
            <text:p>ilDivo: What am I saying? I’m so hot I could &lt;b&gt;sear&lt;/b&gt; you baby, you can't just grab me like that! And now I have to work, work, produce, fill in the void! Get out!</text:p>
          </table:table-cell>
        </table:table-row>
        <table:table-row table:style-name="ro1">
          <table:table-cell table:style-name="ce4" office:value-type="string" calcext:value-type="string">
            <text:p>03DayThree-day_three_lounge-7e20e611</text:p>
          </table:table-cell>
          <table:table-cell table:style-name="ce14" office:value-type="string" calcext:value-type="string">
            <text:p>@moveToDialogue character:</text:p>
          </table:table-cell>
          <table:table-cell table:style-name="ce19" office:value-type="string" calcext:value-type="string">
            <text:p>@moveToDialogue character:</text:p>
          </table:table-cell>
        </table:table-row>
        <table:table-row table:style-name="ro5">
          <table:table-cell table:style-name="ce4" office:value-type="string" calcext:value-type="string">
            <text:p>03DayThree-day_three_lounge-693c6ac6</text:p>
          </table:table-cell>
          <table:table-cell table:style-name="ce14" office:value-type="string" calcext:value-type="string">
            <text:p>DOGRON: Buondì a tuuuuuuuuuuuutte e benvenute alla terza puntata di THE VERY VERY VERY GOOD GOOD DOG SHOW!</text:p>
          </table:table-cell>
          <table:table-cell table:style-name="ce19" office:value-type="string" calcext:value-type="string">
            <text:p>DOGRON: Good morning, everyone, and wwwwwelcome to the third episode of THE VERY VERY GOOD GOOD DOG SHOW!</text:p>
          </table:table-cell>
        </table:table-row>
        <table:table-row table:style-name="ro5">
          <table:table-cell table:style-name="ce4" office:value-type="string" calcext:value-type="string">
            <text:p>03DayThree-day_three_lounge-d57ef6fd</text:p>
          </table:table-cell>
          <table:table-cell table:style-name="ce14" office:value-type="string" calcext:value-type="string">
            <text:p>DOGRON: Non sentite un po' la tristezza? Già due persone ci hanno lasciate, e a me non va di farvi andare via, nuuuuuuuuuuuu!</text:p>
          </table:table-cell>
          <table:table-cell table:style-name="ce19" office:value-type="string" calcext:value-type="string">
            <text:p>DOGRON: Don't you feel a little sad? Two people already have left us, and I don't feel like making youuuuu leave too, no!</text:p>
          </table:table-cell>
        </table:table-row>
        <table:table-row table:style-name="ro6">
          <table:table-cell table:style-name="ce4" office:value-type="string" calcext:value-type="string">
            <text:p>03DayThree-day_three_lounge-87be704c</text:p>
          </table:table-cell>
          <table:table-cell table:style-name="ce14" office:value-type="string" calcext:value-type="string">
            <text:p>DOGRON: Ma la Suprema Chihuahua e il Gran Consiglio dei Carlini- no, nella loro saggezza loro sanno che è importante trovare la padroncina perfetta, no, la personcina perfetta per il ristorante su Satuuuuuurno!</text:p>
          </table:table-cell>
          <table:table-cell table:style-name="ce19" office:value-type="string" calcext:value-type="string">
            <text:p>DOGRON: But the Supreme Chihuahua and the Grand Council of Pugs, in their wisdom they knooooooooow that it is important to find the perfect owner, I mean, the perfect little person for the restaurant on Saturn!</text:p>
          </table:table-cell>
        </table:table-row>
        <table:table-row table:style-name="ro5">
          <table:table-cell table:style-name="ce4" office:value-type="string" calcext:value-type="string">
            <text:p>03DayThree-day_three_lounge-db6552eb</text:p>
          </table:table-cell>
          <table:table-cell table:style-name="ce14" office:value-type="string" calcext:value-type="string">
            <text:p>DOGRON: E di sicuuuuuro questa persona magnifica con delle mani magnifiche che fanno dei bellissimi pat-pat sulla testa, deve sapere fare una ricetta per...</text:p>
          </table:table-cell>
          <table:table-cell table:style-name="ce19" office:value-type="string" calcext:value-type="string">
            <text:p>DOGRON: And surely this fantastic person with fantastic hands that can pat my head so gooooooood, must know how to make a recipe for…</text:p>
          </table:table-cell>
        </table:table-row>
        <table:table-row table:style-name="ro2">
          <table:table-cell table:style-name="ce4" office:value-type="string" calcext:value-type="string">
            <text:p>03DayThree-day_three_lounge-f5f9290e</text:p>
          </table:table-cell>
          <table:table-cell table:style-name="ce14" office:value-type="string" calcext:value-type="string">
            <text:p>DOGRON: ... quando ti senti triste perché tuuuuuuutti gli uuuumani sono scomparsi!</text:p>
          </table:table-cell>
          <table:table-cell table:style-name="ce19" office:value-type="string" calcext:value-type="string">
            <text:p>DOGRON: ... when you feel sad because all the huuuuuumans are gone!</text:p>
          </table:table-cell>
        </table:table-row>
        <table:table-row table:style-name="ro2">
          <table:table-cell table:style-name="ce4" office:value-type="string" calcext:value-type="string">
            <text:p>03DayThree-day_three_lounge-12d48d2a</text:p>
          </table:table-cell>
          <table:table-cell table:style-name="ce14" office:value-type="string" calcext:value-type="string">
            <text:p>DOGRON: Come sempre avete qualche minuto per le chiacchiere, e poi si inizia a cuuuucinare!</text:p>
          </table:table-cell>
          <table:table-cell table:style-name="ce19" office:value-type="string" calcext:value-type="string">
            <text:p>DOGRON: As always you have a few minutes for chit-chat, and then it's time to start cooooooooking!</text:p>
          </table:table-cell>
        </table:table-row>
        <table:table-row table:style-name="ro1">
          <table:table-cell table:style-name="ce4" office:value-type="string" calcext:value-type="string">
            <text:p>03DayThree-day_three_lounge-2676a0b2</text:p>
          </table:table-cell>
          <table:table-cell table:style-name="ce14" office:value-type="string" calcext:value-type="string">
            <text:p>UgoEMimi: ...</text:p>
          </table:table-cell>
          <table:table-cell table:style-name="ce19" office:value-type="string" calcext:value-type="string">
            <text:p>UgoEMimi: …</text:p>
          </table:table-cell>
        </table:table-row>
        <table:table-row table:style-name="ro2">
          <table:table-cell table:style-name="ce4" office:value-type="string" calcext:value-type="string">
            <text:p>03DayThree-day_three_lounge-b3777ca4</text:p>
          </table:table-cell>
          <table:table-cell table:style-name="ce14" office:value-type="string" calcext:value-type="string">
            <text:p>YOU: So che me ne pentirò di dirlo, ma mi sembrate molto silenziose, oggi.</text:p>
          </table:table-cell>
          <table:table-cell table:style-name="ce19" office:value-type="string" calcext:value-type="string">
            <text:p>YOU: I know I'm going to regret saying this, but you seem very quiet today.</text:p>
          </table:table-cell>
        </table:table-row>
        <table:table-row table:style-name="ro2">
          <table:table-cell table:style-name="ce4" office:value-type="string" calcext:value-type="string">
            <text:p>03DayThree-day_three_lounge-893d7378</text:p>
          </table:table-cell>
          <table:table-cell table:style-name="ce14" office:value-type="string" calcext:value-type="string">
            <text:p>UgoEMimi: Ugo ha parlato con uno dei produttori, per il suo videogioco.</text:p>
          </table:table-cell>
          <table:table-cell table:style-name="ce19" office:value-type="string" calcext:value-type="string">
            <text:p>UgoEMimi: Ugo spoke with one of the publishers, for his video game.</text:p>
          </table:table-cell>
        </table:table-row>
        <table:table-row table:style-name="ro2">
          <table:table-cell table:style-name="ce4" office:value-type="string" calcext:value-type="string">
            <text:p>03DayThree-day_three_lounge-c5afd410</text:p>
          </table:table-cell>
          <table:table-cell table:style-name="ce14" office:value-type="string" calcext:value-type="string">
            <text:p>UgoEMimi: Venditori di cianfrusaglie, sono. Ma lo sapevi che i produttori sono dei carlini?!?!</text:p>
          </table:table-cell>
          <table:table-cell table:style-name="ce19" office:value-type="string" calcext:value-type="string">
            <text:p>UgoEMimi: Junk sellers, they are. But did you know that the publishers are... pugs?!?</text:p>
          </table:table-cell>
        </table:table-row>
        <table:table-row table:style-name="ro5">
          <table:table-cell table:style-name="ce4" office:value-type="string" calcext:value-type="string">
            <text:p>03DayThree-day_three_lounge-9cd09889</text:p>
          </table:table-cell>
          <table:table-cell table:style-name="ce14" office:value-type="string" calcext:value-type="string">
            <text:p>UgoEMimi: E gli è stato detto che il progetto manca di una narrazione coerente, e di una connessione tra gameplay, narrativa ed elementi grafici.</text:p>
          </table:table-cell>
          <table:table-cell table:style-name="ce19" office:value-type="string" calcext:value-type="string">
            <text:p>UgoEMimi: And he was told that the project lacks a consistent narrative, and a connection between gameplay and graphical elements.</text:p>
          </table:table-cell>
        </table:table-row>
        <table:table-row table:style-name="ro6">
          <table:table-cell table:style-name="ce4" office:value-type="string" calcext:value-type="string">
            <text:p>03DayThree-day_three_lounge-05b94d00</text:p>
          </table:table-cell>
          <table:table-cell table:style-name="ce14" office:value-type="string" calcext:value-type="string">
            <text:p>UgoEMimi: Mi hanno detto in sostanza che non ha senso! Che è un gioco dove accadono cose senza senso! Ma io gioco &lt;b&gt;i veri videogiochi&lt;/b&gt; da sempre! Questi son carlini da walking simulator e visual novel!</text:p>
          </table:table-cell>
          <table:table-cell table:style-name="ce19" office:value-type="string" calcext:value-type="string">
            <text:p>UgoEMimi: They essentially told me that it makes no sense! That it's a game where meaningless things happen! But I've always been playing &lt;b&gt;REAL video games&lt;/b&gt;! These are walking-simulator and visual-novel pugs!</text:p>
          </table:table-cell>
        </table:table-row>
        <table:table-row table:style-name="ro1">
          <table:table-cell table:style-name="ce4" office:value-type="string" calcext:value-type="string">
            <text:p>03DayThree-day_three_lounge-5073dd1b</text:p>
          </table:table-cell>
          <table:table-cell table:style-name="ce14" office:value-type="string" calcext:value-type="string">
            <text:p>YOU: E ora che farete?</text:p>
          </table:table-cell>
          <table:table-cell table:style-name="ce19" office:value-type="string" calcext:value-type="string">
            <text:p>YOU: What are you going to do now?</text:p>
          </table:table-cell>
        </table:table-row>
        <table:table-row table:style-name="ro2">
          <table:table-cell table:style-name="ce4" office:value-type="string" calcext:value-type="string">
            <text:p>03DayThree-day_three_lounge-79c93e18</text:p>
          </table:table-cell>
          <table:table-cell table:style-name="ce14" office:value-type="string" calcext:value-type="string">
            <text:p>UgoEMimi: Oh, io cucinerò dei &lt;b&gt;canapé&lt;/b&gt; mentre Ugo si riprende dal dolore.</text:p>
          </table:table-cell>
          <table:table-cell table:style-name="ce19" office:value-type="string" calcext:value-type="string">
            <text:p>UgoEMimi: Oh, I will cook &lt;b&gt;canapés&lt;/b&gt; while Ugo recovers from his pain.</text:p>
          </table:table-cell>
        </table:table-row>
        <table:table-row table:style-name="ro1">
          <table:table-cell table:style-name="ce4" office:value-type="string" calcext:value-type="string">
            <text:p>03DayThree-day_three_lounge-d5e9dae0</text:p>
          </table:table-cell>
          <table:table-cell table:style-name="ce14" office:value-type="string" calcext:value-type="string">
            <text:p>UgoEMimi: Io non soffro! Gli uomini non soffrono!</text:p>
          </table:table-cell>
          <table:table-cell table:style-name="ce19" office:value-type="string" calcext:value-type="string">
            <text:p>UgoEMimi: I do not suffer Mimi! Men do not suffer!</text:p>
          </table:table-cell>
        </table:table-row>
        <table:table-row table:style-name="ro1">
          <table:table-cell table:style-name="ce4" office:value-type="string" calcext:value-type="string">
            <text:p>03DayThree-day_three_lounge-f96c1054</text:p>
          </table:table-cell>
          <table:table-cell table:style-name="ce14" office:value-type="string" calcext:value-type="string">
            <text:p>UgoEMimi: E allora cosa sono, quelle lacrime?</text:p>
          </table:table-cell>
          <table:table-cell table:style-name="ce19" office:value-type="string" calcext:value-type="string">
            <text:p>UgoEMimi: What are then those tears, Ugo?</text:p>
          </table:table-cell>
        </table:table-row>
        <table:table-row table:style-name="ro2">
          <table:table-cell table:style-name="ce4" office:value-type="string" calcext:value-type="string">
            <text:p>03DayThree-day_three_lounge-7231a215</text:p>
          </table:table-cell>
          <table:table-cell table:style-name="ce14" office:value-type="string" calcext:value-type="string">
            <text:p>YOU: Non siete spaventati per quella cosa degli umani scomparsi?</text:p>
          </table:table-cell>
          <table:table-cell table:style-name="ce19" office:value-type="string" calcext:value-type="string">
            <text:p>YOU: Aren't you scared about thing about missing humans?</text:p>
          </table:table-cell>
        </table:table-row>
        <table:table-row table:style-name="ro2">
          <table:table-cell table:style-name="ce4" office:value-type="string" calcext:value-type="string">
            <text:p>03DayThree-day_three_lounge-404b2eeb</text:p>
          </table:table-cell>
          <table:table-cell table:style-name="ce14" office:value-type="string" calcext:value-type="string">
            <text:p>UgoEMimi: Uh, mi spiace per loro, ma non siamo mai andati d'accordo con gli umani. Non dopo il fallimento del Virtual Boy.</text:p>
          </table:table-cell>
          <table:table-cell table:style-name="ce19" office:value-type="string" calcext:value-type="string">
            <text:p>UgoEMimi: Uh, I feel sorry for them, but we never really got along with humans. Not after the failure of the Virtual Boy.</text:p>
          </table:table-cell>
        </table:table-row>
        <table:table-row table:style-name="ro5">
          <table:table-cell table:style-name="ce4" office:value-type="string" calcext:value-type="string">
            <text:p>03DayThree-day_three_lounge-49466b94</text:p>
          </table:table-cell>
          <table:table-cell table:style-name="ce14" office:value-type="string" calcext:value-type="string">
            <text:p>UgoEMimi: Parla per te, Ugo. Personalmente ho sempre amato gli umani, mi veniva una pizzaiola buonissima quando potevo ancora cucinarli.</text:p>
          </table:table-cell>
          <table:table-cell table:style-name="ce19" office:value-type="string" calcext:value-type="string">
            <text:p>UgoEMimi: Speak for yourself, Ugo. I personally have always loved humans, I used to make a really good pizza when I could still cook them.</text:p>
          </table:table-cell>
        </table:table-row>
        <table:table-row table:style-name="ro2">
          <table:table-cell table:style-name="ce4" office:value-type="string" calcext:value-type="string">
            <text:p>03DayThree-day_three_lounge-47562000</text:p>
          </table:table-cell>
          <table:table-cell table:style-name="ce14" office:value-type="string" calcext:value-type="string">
            <text:p>YOU: Oh, e io che temevo di esser l'unica persona ad aver mangiato carne umana!</text:p>
          </table:table-cell>
          <table:table-cell table:style-name="ce19" office:value-type="string" calcext:value-type="string">
            <text:p>YOU: Oh, and I was afraid I was the only person who ate human flesh!</text:p>
          </table:table-cell>
        </table:table-row>
        <table:table-row table:style-name="ro2">
          <table:table-cell table:style-name="ce4" office:value-type="string" calcext:value-type="string">
            <text:p>03DayThree-day_three_lounge-d8da4de4</text:p>
          </table:table-cell>
          <table:table-cell table:style-name="ce14" office:value-type="string" calcext:value-type="string">
            <text:p>YOU: Ho troppe schifezze in corpo perché la mia carne sia gustosa.</text:p>
          </table:table-cell>
          <table:table-cell table:style-name="ce19" office:value-type="string" calcext:value-type="string">
            <text:p>YOU: There’s too much junk in my body for my meat to be tasty.</text:p>
          </table:table-cell>
        </table:table-row>
        <table:table-row table:style-name="ro1">
          <table:table-cell table:style-name="ce4" office:value-type="string" calcext:value-type="string">
            <text:p>03DayThree-day_three_lounge-ca3af482</text:p>
          </table:table-cell>
          <table:table-cell table:style-name="ce14" office:value-type="string" calcext:value-type="string">
            <text:p>YOU: Credo sia giunto il momento per me di andare su Urano.</text:p>
          </table:table-cell>
          <table:table-cell table:style-name="ce19" office:value-type="string" calcext:value-type="string">
            <text:p>YOU: I think it is time for me to go to Uranus.</text:p>
          </table:table-cell>
        </table:table-row>
        <table:table-row table:style-name="ro2">
          <table:table-cell table:style-name="ce4" office:value-type="string" calcext:value-type="string">
            <text:p>03DayThree-day_three_lounge-9d04ce34</text:p>
          </table:table-cell>
          <table:table-cell table:style-name="ce14" office:value-type="string" calcext:value-type="string">
            <text:p>BeBe: Ehi, ciao, ero distratta e non mi sono accorta del tuo arrivo.</text:p>
          </table:table-cell>
          <table:table-cell table:style-name="ce19" office:value-type="string" calcext:value-type="string">
            <text:p>BeBe: Hey, there, I was distracted and didn't notice you coming.</text:p>
          </table:table-cell>
        </table:table-row>
        <table:table-row table:style-name="ro1">
          <table:table-cell table:style-name="ce4" office:value-type="string" calcext:value-type="string">
            <text:p>03DayThree-day_three_lounge-12aa3a89</text:p>
          </table:table-cell>
          <table:table-cell table:style-name="ce14" office:value-type="string" calcext:value-type="string">
            <text:p>YOU: Tutto ok?</text:p>
          </table:table-cell>
          <table:table-cell table:style-name="ce19" office:value-type="string" calcext:value-type="string">
            <text:p>YOU: Everything okay?</text:p>
          </table:table-cell>
        </table:table-row>
        <table:table-row table:style-name="ro1">
          <table:table-cell table:style-name="ce4" office:value-type="string" calcext:value-type="string">
            <text:p>03DayThree-day_three_lounge-0397279f</text:p>
          </table:table-cell>
          <table:table-cell table:style-name="ce14" office:value-type="string" calcext:value-type="string">
            <text:p>BeBe: Oh sì certo, sono così felice di essere qui!</text:p>
          </table:table-cell>
          <table:table-cell table:style-name="ce19" office:value-type="string" calcext:value-type="string">
            <text:p>BeBe: Oh yes of course, I'm so happy to be here!</text:p>
          </table:table-cell>
        </table:table-row>
        <table:table-row table:style-name="ro1">
          <table:table-cell table:style-name="ce4" office:value-type="string" calcext:value-type="string">
            <text:p>03DayThree-day_three_lounge-a0368752</text:p>
          </table:table-cell>
          <table:table-cell table:style-name="ce14" office:value-type="string" calcext:value-type="string">
            <text:p>YOU: Nel culto dicono: "La distrazione è il dono di Belial".</text:p>
          </table:table-cell>
          <table:table-cell table:style-name="ce19" office:value-type="string" calcext:value-type="string">
            <text:p>YOU: In the cult they say, "Distraction is the gift of Belial."</text:p>
          </table:table-cell>
        </table:table-row>
        <table:table-row table:style-name="ro1">
          <table:table-cell table:style-name="ce4" office:value-type="string" calcext:value-type="string">
            <text:p>03DayThree-day_three_lounge-9ee33ae6</text:p>
          </table:table-cell>
          <table:table-cell table:style-name="ce14" office:value-type="string" calcext:value-type="string">
            <text:p>BeBe: Belial? Culto?</text:p>
          </table:table-cell>
          <table:table-cell table:style-name="ce19" office:value-type="string" calcext:value-type="string">
            <text:p>BeBe: Belial? Cult?</text:p>
          </table:table-cell>
        </table:table-row>
        <table:table-row table:style-name="ro1">
          <table:table-cell table:style-name="ce4" office:value-type="string" calcext:value-type="string">
            <text:p>03DayThree-day_three_lounge-24b8a0ec</text:p>
          </table:table-cell>
          <table:table-cell table:style-name="ce14" office:value-type="string" calcext:value-type="string">
            <text:p>YOU: Come mai la zampetta fasciata?</text:p>
          </table:table-cell>
          <table:table-cell table:style-name="ce19" office:value-type="string" calcext:value-type="string">
            <text:p>YOU: What's with the bandaged hoof?</text:p>
          </table:table-cell>
        </table:table-row>
        <table:table-row table:style-name="ro1">
          <table:table-cell table:style-name="ce4" office:value-type="string" calcext:value-type="string">
            <text:p>03DayThree-day_three_lounge-4d92e441</text:p>
          </table:table-cell>
          <table:table-cell table:style-name="ce14" office:value-type="string" calcext:value-type="string">
            <text:p>BeBe: Uh, un errore durante la pedicure.</text:p>
          </table:table-cell>
          <table:table-cell table:style-name="ce19" office:value-type="string" calcext:value-type="string">
            <text:p>BeBe: Uh, a mistake during the pedicure.</text:p>
          </table:table-cell>
        </table:table-row>
        <table:table-row table:style-name="ro5">
          <table:table-cell table:style-name="ce4" office:value-type="string" calcext:value-type="string">
            <text:p>03DayThree-day_three_lounge-1093c6b6</text:p>
          </table:table-cell>
          <table:table-cell table:style-name="ce14" office:value-type="string" calcext:value-type="string">
            <text:p>BeBe: Piuttosto: sei qui da tre episodi ormai, e non racconti molto di te. Ti va di confidarmi qualcosa, qualcosa che rimarrà tra te e me?</text:p>
          </table:table-cell>
          <table:table-cell table:style-name="ce19" office:value-type="string" calcext:value-type="string">
            <text:p>BeBe: On a different note! You've been here for three episodes now, and you haven’t spoken much about yourself. Would you like to confide something to me, something that will stay between us?</text:p>
          </table:table-cell>
        </table:table-row>
        <table:table-row table:style-name="ro2">
          <table:table-cell table:style-name="ce4" office:value-type="string" calcext:value-type="string">
            <text:p>03DayThree-day_three_lounge-9704ca1b</text:p>
          </table:table-cell>
          <table:table-cell table:style-name="ce14" office:value-type="string" calcext:value-type="string">
            <text:p>YOU: Quando sogno vedo l'arrivo dell'Apocalisse, e tutti i Cavallieri dell'Apocalisse hanno il volto di Barbara d'Urso.</text:p>
          </table:table-cell>
          <table:table-cell table:style-name="ce19" office:value-type="string" calcext:value-type="string">
            <text:p>YOU: When I dream I see the coming of the Apocalypse, and all the Horsemen have the face of Joan Rivers.</text:p>
          </table:table-cell>
        </table:table-row>
        <table:table-row table:style-name="ro2">
          <table:table-cell table:style-name="ce4" office:value-type="string" calcext:value-type="string">
            <text:p>03DayThree-day_three_lounge-202fd863</text:p>
          </table:table-cell>
          <table:table-cell table:style-name="ce14" office:value-type="string" calcext:value-type="string">
            <text:p>BeBe: Credo sia una cosa comune dopo la cacciata da Pomeriggio 5.</text:p>
          </table:table-cell>
          <table:table-cell table:style-name="ce19" office:value-type="string" calcext:value-type="string">
            <text:p>BeBe: I think it's a common thing after Iron Man 3.</text:p>
          </table:table-cell>
        </table:table-row>
        <table:table-row table:style-name="ro2">
          <table:table-cell table:style-name="ce4" office:value-type="string" calcext:value-type="string">
            <text:p>03DayThree-day_three_lounge-f7d0cc10</text:p>
          </table:table-cell>
          <table:table-cell table:style-name="ce14" office:value-type="string" calcext:value-type="string">
            <text:p>YOU: Sono la seconda persona più importante del fanclub di Gabriella Golia.</text:p>
          </table:table-cell>
          <table:table-cell table:style-name="ce19" office:value-type="string" calcext:value-type="string">
            <text:p>YOU: I am the second most important person in Rebecca Glasscock's fanclub.</text:p>
          </table:table-cell>
        </table:table-row>
        <table:table-row table:style-name="ro1">
          <table:table-cell table:style-name="ce4" office:value-type="string" calcext:value-type="string">
            <text:p>03DayThree-day_three_lounge-3ec8168a</text:p>
          </table:table-cell>
          <table:table-cell table:style-name="ce14" office:value-type="string" calcext:value-type="string">
            <text:p>BeBe: Chi?</text:p>
          </table:table-cell>
          <table:table-cell table:style-name="ce19" office:value-type="string" calcext:value-type="string">
            <text:p>BeBe: Who?</text:p>
          </table:table-cell>
        </table:table-row>
        <table:table-row table:style-name="ro2">
          <table:table-cell table:style-name="ce4" office:value-type="string" calcext:value-type="string">
            <text:p>03DayThree-day_three_lounge-0a95434f</text:p>
          </table:table-cell>
          <table:table-cell table:style-name="ce14" office:value-type="string" calcext:value-type="string">
            <text:p>YOU: Non so come mai sono qui, temo sia una punizione del culto per quell'errore con Ermenegildo.</text:p>
          </table:table-cell>
          <table:table-cell table:style-name="ce19" office:value-type="string" calcext:value-type="string">
            <text:p>YOU: I don't know why I'm here, I'm afraid it's a punishment from the Cult for that mistake with Ermenegildo.</text:p>
          </table:table-cell>
        </table:table-row>
        <table:table-row table:style-name="ro1">
          <table:table-cell table:style-name="ce4" office:value-type="string" calcext:value-type="string">
            <text:p>03DayThree-day_three_lounge-bc37f9df</text:p>
          </table:table-cell>
          <table:table-cell table:style-name="ce14" office:value-type="string" calcext:value-type="string">
            <text:p>BeBe: Sembri una persona molto confusa, sai?</text:p>
          </table:table-cell>
          <table:table-cell table:style-name="ce19" office:value-type="string" calcext:value-type="string">
            <text:p>BeBe: You seem like a very confused person, you know?</text:p>
          </table:table-cell>
        </table:table-row>
        <table:table-row table:style-name="ro2">
          <table:table-cell table:style-name="ce4" office:value-type="string" calcext:value-type="string">
            <text:p>03DayThree-day_three_lounge-a2121ab5</text:p>
          </table:table-cell>
          <table:table-cell table:style-name="ce14" office:value-type="string" calcext:value-type="string">
            <text:p>BeBe: Ma, non trovi un po' strano il tema di oggi? In che senso "gli umani sono tutti scomparsi"? E poi cosa sono gli umani?</text:p>
          </table:table-cell>
          <table:table-cell table:style-name="ce19" office:value-type="string" calcext:value-type="string">
            <text:p>BeBe: But, don't you find today's theme a little strange? What did he mean with "humans are all gone"? And then again, what are humans?</text:p>
          </table:table-cell>
        </table:table-row>
        <table:table-row table:style-name="ro1">
          <table:table-cell table:style-name="ce4" office:value-type="string" calcext:value-type="string">
            <text:p>03DayThree-day_three_lounge-f9090e69</text:p>
          </table:table-cell>
          <table:table-cell table:style-name="ce14" office:value-type="string" calcext:value-type="string">
            <text:p>YOU: Ehm, io sono una persona umana?</text:p>
          </table:table-cell>
          <table:table-cell table:style-name="ce19" office:value-type="string" calcext:value-type="string">
            <text:p>YOU: Um, like, I am a human person?</text:p>
          </table:table-cell>
        </table:table-row>
        <table:table-row table:style-name="ro5">
          <table:table-cell table:style-name="ce4" office:value-type="string" calcext:value-type="string">
            <text:p>03DayThree-day_three_lounge-afe8578c</text:p>
          </table:table-cell>
          <table:table-cell table:style-name="ce14" office:value-type="string" calcext:value-type="string">
            <text:p>BeBe: Uh, ecco perché quella faccia senza peli, e il fatto che non rumini! Che buffo. E da dove vieni ci sono anche le pecore?</text:p>
          </table:table-cell>
          <table:table-cell table:style-name="ce19" office:value-type="string" calcext:value-type="string">
            <text:p>BeBe: Uh, that's why that hairless face, and the fact that you doesn't ruminate! That's so funny. And are there sheep too where you come from?</text:p>
          </table:table-cell>
        </table:table-row>
        <table:table-row table:style-name="ro1">
          <table:table-cell table:style-name="ce4" office:value-type="string" calcext:value-type="string">
            <text:p>03DayThree-day_three_lounge-09a3f821</text:p>
          </table:table-cell>
          <table:table-cell table:style-name="ce14" office:value-type="string" calcext:value-type="string">
            <text:p>YOU: Moltissime, sono tra gli animali più diffusi.</text:p>
          </table:table-cell>
          <table:table-cell table:style-name="ce19" office:value-type="string" calcext:value-type="string">
            <text:p>YOU: Many, they are among the most common animals.</text:p>
          </table:table-cell>
        </table:table-row>
        <table:table-row table:style-name="ro2">
          <table:table-cell table:style-name="ce4" office:value-type="string" calcext:value-type="string">
            <text:p>03DayThree-day_three_lounge-56b664eb</text:p>
          </table:table-cell>
          <table:table-cell table:style-name="ce14" office:value-type="string" calcext:value-type="string">
            <text:p>BeBe: In che senso, animali? Certo, deve essere un luogo evoluto, con così tante pecore, bene bene!</text:p>
          </table:table-cell>
          <table:table-cell table:style-name="ce19" office:value-type="string" calcext:value-type="string">
            <text:p>BeBe: What do you mean, animals? Of course, it must be a civilized place, with so many sheep, very good!</text:p>
          </table:table-cell>
        </table:table-row>
        <table:table-row table:style-name="ro1">
          <table:table-cell table:style-name="ce4" office:value-type="string" calcext:value-type="string">
            <text:p>03DayThree-day_three_lounge-a2cbcc23</text:p>
          </table:table-cell>
          <table:table-cell table:style-name="ce14" office:value-type="string" calcext:value-type="string">
            <text:p>YOU: Le alleviamo per mangiarle, fare la lana, farci il latte.</text:p>
          </table:table-cell>
          <table:table-cell table:style-name="ce19" office:value-type="string" calcext:value-type="string">
            <text:p>YOU: We raise them to eat them, make wool, make milk.</text:p>
          </table:table-cell>
        </table:table-row>
        <table:table-row table:style-name="ro1">
          <table:table-cell table:style-name="ce4" office:value-type="string" calcext:value-type="string">
            <text:p>03DayThree-day_three_lounge-618c1f7f</text:p>
          </table:table-cell>
          <table:table-cell table:style-name="ce14" office:value-type="string" calcext:value-type="string">
            <text:p>BeBe: Ma siete dei mostri!!!</text:p>
          </table:table-cell>
          <table:table-cell table:style-name="ce19" office:value-type="string" calcext:value-type="string">
            <text:p>BeBe: But… you are monsters!!!</text:p>
          </table:table-cell>
        </table:table-row>
        <table:table-row table:style-name="ro1">
          <table:table-cell table:style-name="ce4" office:value-type="string" calcext:value-type="string">
            <text:p>03DayThree-day_three_lounge-53039141</text:p>
          </table:table-cell>
          <table:table-cell table:style-name="ce14" office:value-type="string" calcext:value-type="string">
            <text:p>YOU: Sì, esatto, molto evoluto, ehm.</text:p>
          </table:table-cell>
          <table:table-cell table:style-name="ce19" office:value-type="string" calcext:value-type="string">
            <text:p>YOU: Yes, that's right, very civilized, um.</text:p>
          </table:table-cell>
        </table:table-row>
        <table:table-row table:style-name="ro1">
          <table:table-cell table:style-name="ce4" office:value-type="string" calcext:value-type="string">
            <text:p>03DayThree-day_three_lounge-1563884a</text:p>
          </table:table-cell>
          <table:table-cell table:style-name="ce14" office:value-type="string" calcext:value-type="string">
            <text:p>YOU: Beh, sono ottimi animali sacrificali per il Culto!</text:p>
          </table:table-cell>
          <table:table-cell table:style-name="ce19" office:value-type="string" calcext:value-type="string">
            <text:p>YOU: Well, they make great sacrificial animals for the Cult!</text:p>
          </table:table-cell>
        </table:table-row>
        <table:table-row table:style-name="ro1">
          <table:table-cell table:style-name="ce4" office:value-type="string" calcext:value-type="string">
            <text:p>03DayThree-day_three_lounge-4ad82bca</text:p>
          </table:table-cell>
          <table:table-cell table:style-name="ce14" office:value-type="string" calcext:value-type="string">
            <text:p>BeBe: In che senso? No, non lo voglio sapere. Non voglio.</text:p>
          </table:table-cell>
          <table:table-cell table:style-name="ce19" office:value-type="string" calcext:value-type="string">
            <text:p>BeBe: What do you mean? No, wait, I don't want to know. I don't want to.</text:p>
          </table:table-cell>
        </table:table-row>
        <table:table-row table:style-name="ro6">
          <table:table-cell table:style-name="ce4" office:value-type="string" calcext:value-type="string">
            <text:p>03DayThree-day_three_lounge-d7eeb7fb</text:p>
          </table:table-cell>
          <table:table-cell table:style-name="ce14" office:value-type="string" calcext:value-type="string">
            <text:p>BeBe: Oggi voglio colpire DOGRON: la scomparsa comporta sofferenza, e la sofferenza si supera col dolore. Per questo cucinerò qualcosa &lt;b&gt;mungendomi&lt;/b&gt; e poi &lt;b&gt;cardando&lt;/b&gt; la mia stessa lana.</text:p>
          </table:table-cell>
          <table:table-cell table:style-name="ce19" office:value-type="string" calcext:value-type="string">
            <text:p>BeBe: Today I want to amaze DOGRON: disappearance involves suffering, and suffering is overcome through pain. Therefore, I will cook something by &lt;b&gt;milking&lt;/b&gt; myself and then &lt;b&gt;carding&lt;/b&gt; my own wool.</text:p>
          </table:table-cell>
        </table:table-row>
        <table:table-row table:style-name="ro1">
          <table:table-cell table:style-name="ce4" office:value-type="string" calcext:value-type="string">
            <text:p>03DayThree-day_three_lounge-d7db23d1</text:p>
          </table:table-cell>
          <table:table-cell table:style-name="ce14" office:value-type="string" calcext:value-type="string">
            <text:p>BeBe: Per questo ti saluto ora, e ti auguro il meglio.</text:p>
          </table:table-cell>
          <table:table-cell table:style-name="ce19" office:value-type="string" calcext:value-type="string">
            <text:p>BeBe: That's why I say my goodbye to you now, and wish you the best.</text:p>
          </table:table-cell>
        </table:table-row>
        <table:table-row table:style-name="ro1">
          <table:table-cell table:style-name="ce4" office:value-type="string" calcext:value-type="string">
            <text:p>03DayThree-day_three_lounge-c5747222</text:p>
          </table:table-cell>
          <table:table-cell table:style-name="ce14" office:value-type="string" calcext:value-type="string">
            <text:p>Piiiietro: Eppure ero sicura che fosse un RE minore.</text:p>
          </table:table-cell>
          <table:table-cell table:style-name="ce19" office:value-type="string" calcext:value-type="string">
            <text:p>Piiiietro: Yet I was sure it was a D minor.</text:p>
          </table:table-cell>
        </table:table-row>
        <table:table-row table:style-name="ro1">
          <table:table-cell table:style-name="ce4" office:value-type="string" calcext:value-type="string">
            <text:p>03DayThree-day_three_lounge-62e2e0c0</text:p>
          </table:table-cell>
          <table:table-cell table:style-name="ce14" office:value-type="string" calcext:value-type="string">
            <text:p>YOU: Come, scusa?</text:p>
          </table:table-cell>
          <table:table-cell table:style-name="ce19" office:value-type="string" calcext:value-type="string">
            <text:p>YOU: Excuse me?</text:p>
          </table:table-cell>
        </table:table-row>
        <table:table-row table:style-name="ro1">
          <table:table-cell table:style-name="ce4" office:value-type="string" calcext:value-type="string">
            <text:p>03DayThree-day_three_lounge-0b9ecb65</text:p>
          </table:table-cell>
          <table:table-cell table:style-name="ce14" office:value-type="string" calcext:value-type="string">
            <text:p>YOU: Eri sotto di un semitono.</text:p>
          </table:table-cell>
          <table:table-cell table:style-name="ce19" office:value-type="string" calcext:value-type="string">
            <text:p>YOU: You were down a semitone.</text:p>
          </table:table-cell>
        </table:table-row>
        <table:table-row table:style-name="ro2">
          <table:table-cell table:style-name="ce4" office:value-type="string" calcext:value-type="string">
            <text:p>03DayThree-day_three_lounge-235d0685</text:p>
          </table:table-cell>
          <table:table-cell table:style-name="ce14" office:value-type="string" calcext:value-type="string">
            <text:p>YOU: Ok, Carlo fa un po' cacare, però chiamarlo Re minore è crudele!</text:p>
          </table:table-cell>
          <table:table-cell table:style-name="ce19" office:value-type="string" calcext:value-type="string">
            <text:p>YOU: Demeanor of whom?</text:p>
          </table:table-cell>
        </table:table-row>
        <table:table-row table:style-name="ro2">
          <table:table-cell table:style-name="ce4" office:value-type="string" calcext:value-type="string">
            <text:p>03DayThree-day_three_lounge-3fe68b46</text:p>
          </table:table-cell>
          <table:table-cell table:style-name="ce14" office:value-type="string" calcext:value-type="string">
            <text:p>Piiiietro: Ma che tu entri sembre così, nelle stanze degli altri? Che cosa tamarra!</text:p>
          </table:table-cell>
          <table:table-cell table:style-name="ce19" office:value-type="string" calcext:value-type="string">
            <text:p>Piiiietro: But do you always get in other people's rooms like that? What a scumbag!</text:p>
          </table:table-cell>
        </table:table-row>
        <table:table-row table:style-name="ro2">
          <table:table-cell table:style-name="ce4" office:value-type="string" calcext:value-type="string">
            <text:p>03DayThree-day_three_lounge-7aca2788</text:p>
          </table:table-cell>
          <table:table-cell table:style-name="ce14" office:value-type="string" calcext:value-type="string">
            <text:p>YOU: A dire il vero questa è la lounge, ed è comune. Ma perché tu hai una stanza tua?</text:p>
          </table:table-cell>
          <table:table-cell table:style-name="ce19" office:value-type="string" calcext:value-type="string">
            <text:p>YOU: Actually this is the lounge, and it’s shared. But, do you have your own room?</text:p>
          </table:table-cell>
        </table:table-row>
        <table:table-row table:style-name="ro2">
          <table:table-cell table:style-name="ce4" office:value-type="string" calcext:value-type="string">
            <text:p>03DayThree-day_three_lounge-c0928f9a</text:p>
          </table:table-cell>
          <table:table-cell table:style-name="ce14" office:value-type="string" calcext:value-type="string">
            <text:p>Piiiietro: Certo, sennò dove lo piazzavo il lettino UV e il sistema di casse?</text:p>
          </table:table-cell>
          <table:table-cell table:style-name="ce19" office:value-type="string" calcext:value-type="string">
            <text:p>Piiiietro: Sure, otherwise where would I place the UV bed and the speaker system?</text:p>
          </table:table-cell>
        </table:table-row>
        <table:table-row table:style-name="ro2">
          <table:table-cell table:style-name="ce4" office:value-type="string" calcext:value-type="string">
            <text:p>03DayThree-day_three_lounge-2785c0dc</text:p>
          </table:table-cell>
          <table:table-cell table:style-name="ce14" office:value-type="string" calcext:value-type="string">
            <text:p>YOU: Ti prego ti prego dammi qualcosa che sembri del sole per un'ora!</text:p>
          </table:table-cell>
          <table:table-cell table:style-name="ce19" office:value-type="string" calcext:value-type="string">
            <text:p>YOU: Please please give me something that looks like sunshine for an hour!</text:p>
          </table:table-cell>
        </table:table-row>
        <table:table-row table:style-name="ro1">
          <table:table-cell table:style-name="ce4" office:value-type="string" calcext:value-type="string">
            <text:p>03DayThree-day_three_lounge-5021c149</text:p>
          </table:table-cell>
          <table:table-cell table:style-name="ce14" office:value-type="string" calcext:value-type="string">
            <text:p>Piiiietro: E se poi mi attacchi un eritema solare?!?</text:p>
          </table:table-cell>
          <table:table-cell table:style-name="ce19" office:value-type="string" calcext:value-type="string">
            <text:p>Piiiietro: What if I then get a sunburn infection!!!?</text:p>
          </table:table-cell>
        </table:table-row>
        <table:table-row table:style-name="ro1">
          <table:table-cell table:style-name="ce4" office:value-type="string" calcext:value-type="string">
            <text:p>03DayThree-day_three_lounge-0f25b241</text:p>
          </table:table-cell>
          <table:table-cell table:style-name="ce14" office:value-type="string" calcext:value-type="string">
            <text:p>YOU: Sistema di casse? Quindi eri tu a cantare prima?</text:p>
          </table:table-cell>
          <table:table-cell table:style-name="ce19" office:value-type="string" calcext:value-type="string">
            <text:p>YOU: Speaker system? So it was you who was singing earlier?</text:p>
          </table:table-cell>
        </table:table-row>
        <table:table-row table:style-name="ro1">
          <table:table-cell table:style-name="ce4" office:value-type="string" calcext:value-type="string">
            <text:p>03DayThree-day_three_lounge-1b30f7cd</text:p>
          </table:table-cell>
          <table:table-cell table:style-name="ce14" office:value-type="string" calcext:value-type="string">
            <text:p>Piiiietro: NO.</text:p>
          </table:table-cell>
          <table:table-cell table:style-name="ce19" office:value-type="string" calcext:value-type="string">
            <text:p>Piiiietro: NO.</text:p>
          </table:table-cell>
        </table:table-row>
        <table:table-row table:style-name="ro2">
          <table:table-cell table:style-name="ce4" office:value-type="string" calcext:value-type="string">
            <text:p>03DayThree-day_three_lounge-afbf625f</text:p>
          </table:table-cell>
          <table:table-cell table:style-name="ce14" office:value-type="string" calcext:value-type="string">
            <text:p>YOU: Ma io non ho una stanza, dormo tra le travi sopra la cucina.</text:p>
          </table:table-cell>
          <table:table-cell table:style-name="ce19" office:value-type="string" calcext:value-type="string">
            <text:p>YOU: But I don't have a room, I sleep in the girders above the kitchen.</text:p>
          </table:table-cell>
        </table:table-row>
        <table:table-row table:style-name="ro2">
          <table:table-cell table:style-name="ce4" office:value-type="string" calcext:value-type="string">
            <text:p>03DayThree-day_three_lounge-f8f90937</text:p>
          </table:table-cell>
          <table:table-cell table:style-name="ce14" office:value-type="string" calcext:value-type="string">
            <text:p>Piiiietro: E qui si vede chi ha un agente e chi no, mi dispiace!</text:p>
          </table:table-cell>
          <table:table-cell table:style-name="ce19" office:value-type="string" calcext:value-type="string">
            <text:p>Piiiietro: And now we clearly see who has an agent and who does not, sorry for that!</text:p>
          </table:table-cell>
        </table:table-row>
        <table:table-row table:style-name="ro6">
          <table:table-cell table:style-name="ce4" office:value-type="string" calcext:value-type="string">
            <text:p>03DayThree-day_three_lounge-9a7c1f9e</text:p>
          </table:table-cell>
          <table:table-cell table:style-name="ce14" office:value-type="string" calcext:value-type="string">
            <text:p>Piiiietro: Forse comunque ci fanno fare un karaoke. Piccolo, stasera, dopo la prova. Sembra che la mia pasta con &lt;b&gt;tonno in scatola&lt;/b&gt; e pure &lt;b&gt;scolata&lt;/b&gt; male sia un successone. La ripropongo anche stasera!</text:p>
          </table:table-cell>
          <table:table-cell table:style-name="ce19" office:value-type="string" calcext:value-type="string">
            <text:p>Piiiietro: Anyway: maybe they'll let us have karaoke. Short, tonight, after the rehearsal. It seems that my pasta with &lt;b&gt;canned tuna&lt;/b&gt; and even badly &lt;b&gt;drained&lt;/b&gt; is a hit. I'll try it again tonight!</text:p>
          </table:table-cell>
        </table:table-row>
        <table:table-row table:style-name="ro1">
          <table:table-cell table:style-name="ce4" office:value-type="string" calcext:value-type="string">
            <text:p>03DayThree-day_three_lounge-172200e5</text:p>
          </table:table-cell>
          <table:table-cell table:style-name="ce14" office:value-type="string" calcext:value-type="string">
            <text:p>YOU: Ma a te il tema non preoccupa, per caso?</text:p>
          </table:table-cell>
          <table:table-cell table:style-name="ce19" office:value-type="string" calcext:value-type="string">
            <text:p>YOU: But doesn’t the theme bother you, by any chance?</text:p>
          </table:table-cell>
        </table:table-row>
        <table:table-row table:style-name="ro1">
          <table:table-cell table:style-name="ce4" office:value-type="string" calcext:value-type="string">
            <text:p>03DayThree-day_three_lounge-1fd1d280</text:p>
          </table:table-cell>
          <table:table-cell table:style-name="ce14" office:value-type="string" calcext:value-type="string">
            <text:p>Piiiietro: E perché dovrebbe?</text:p>
          </table:table-cell>
          <table:table-cell table:style-name="ce19" office:value-type="string" calcext:value-type="string">
            <text:p>Piiiietro: And why should it?</text:p>
          </table:table-cell>
        </table:table-row>
        <table:table-row table:style-name="ro1">
          <table:table-cell table:style-name="ce4" office:value-type="string" calcext:value-type="string">
            <text:p>03DayThree-day_three_lounge-6f9a30c0</text:p>
          </table:table-cell>
          <table:table-cell table:style-name="ce14" office:value-type="string" calcext:value-type="string">
            <text:p>YOU: Insomma, vedi altre persone umane?</text:p>
          </table:table-cell>
          <table:table-cell table:style-name="ce19" office:value-type="string" calcext:value-type="string">
            <text:p>YOU: I mean, do you see other human people?</text:p>
          </table:table-cell>
        </table:table-row>
        <table:table-row table:style-name="ro6">
          <table:table-cell table:style-name="ce4" office:value-type="string" calcext:value-type="string">
            <text:p>03DayThree-day_three_lounge-5278d439</text:p>
          </table:table-cell>
          <table:table-cell table:style-name="ce14" office:value-type="string" calcext:value-type="string">
            <text:p>Piiiietro: Ehi dolcezza, parla per te! Sono un genio della matematica, un'entità astratta, la definizione stessa della sezione aurea. E vesto leopardato. Col cazzo che sono un'umana!</text:p>
          </table:table-cell>
          <table:table-cell table:style-name="ce19" office:value-type="string" calcext:value-type="string">
            <text:p>Piiiietro: Hey sweetheart, speak for yourself! I am a mathematical genius, an abstract entity, the very definition of the golden section. And I wear leopard print. Like hell I'm human!</text:p>
          </table:table-cell>
        </table:table-row>
        <table:table-row table:style-name="ro2">
          <table:table-cell table:style-name="ce4" office:value-type="string" calcext:value-type="string">
            <text:p>03DayThree-day_three_lounge-858b7252</text:p>
          </table:table-cell>
          <table:table-cell table:style-name="ce14" office:value-type="string" calcext:value-type="string">
            <text:p>Piiiietro: E ora vattene da camera mia, che devo creare un po' di drama tra BeBe e Dogron.</text:p>
          </table:table-cell>
          <table:table-cell table:style-name="ce19" office:value-type="string" calcext:value-type="string">
            <text:p>Piiiietro: And now get out of my room, I want to create some drama between BeBe and Dogron.</text:p>
          </table:table-cell>
        </table:table-row>
        <table:table-row table:style-name="ro1">
          <table:table-cell table:style-name="ce4" office:value-type="string" calcext:value-type="string">
            <text:p>03DayThree-day_three_lounge-f22363f6</text:p>
          </table:table-cell>
          <table:table-cell table:style-name="ce14" office:value-type="string" calcext:value-type="string">
            <text:p>Quello: Che tema del cazzo.</text:p>
          </table:table-cell>
          <table:table-cell table:style-name="ce19" office:value-type="string" calcext:value-type="string">
            <text:p>Quello: What a shitty theme.</text:p>
          </table:table-cell>
        </table:table-row>
        <table:table-row table:style-name="ro1">
          <table:table-cell table:style-name="ce4" office:value-type="string" calcext:value-type="string">
            <text:p>03DayThree-day_three_lounge-4947bea1</text:p>
          </table:table-cell>
          <table:table-cell table:style-name="ce14" office:value-type="string" calcext:value-type="string">
            <text:p>YOU: Va tutto bene?</text:p>
          </table:table-cell>
          <table:table-cell table:style-name="ce19" office:value-type="string" calcext:value-type="string">
            <text:p>YOU: Is everything alright?</text:p>
          </table:table-cell>
        </table:table-row>
        <table:table-row table:style-name="ro1">
          <table:table-cell table:style-name="ce4" office:value-type="string" calcext:value-type="string">
            <text:p>03DayThree-day_three_lounge-2a8b5e6e</text:p>
          </table:table-cell>
          <table:table-cell table:style-name="ce14" office:value-type="string" calcext:value-type="string">
            <text:p>Quello: Sì, sì, credo.</text:p>
          </table:table-cell>
          <table:table-cell table:style-name="ce19" office:value-type="string" calcext:value-type="string">
            <text:p>Quello: Yes, yes, I think.</text:p>
          </table:table-cell>
        </table:table-row>
        <table:table-row table:style-name="ro1">
          <table:table-cell table:style-name="ce4" office:value-type="string" calcext:value-type="string">
            <text:p>03DayThree-day_three_lounge-a1e740cc</text:p>
          </table:table-cell>
          <table:table-cell table:style-name="ce14" office:value-type="string" calcext:value-type="string">
            <text:p>YOU: Sembri arrabbiato.</text:p>
          </table:table-cell>
          <table:table-cell table:style-name="ce19" office:value-type="string" calcext:value-type="string">
            <text:p>YOU: You look angry.</text:p>
          </table:table-cell>
        </table:table-row>
        <table:table-row table:style-name="ro2">
          <table:table-cell table:style-name="ce4" office:value-type="string" calcext:value-type="string">
            <text:p>03DayThree-day_three_lounge-aeee7ab3</text:p>
          </table:table-cell>
          <table:table-cell table:style-name="ce14" office:value-type="string" calcext:value-type="string">
            <text:p>Quello: No, che dici? La rabbia è VIETATA dal contratto lavorativo.</text:p>
          </table:table-cell>
          <table:table-cell table:style-name="ce19" office:value-type="string" calcext:value-type="string">
            <text:p>Quello: No, what are you saying? Anger is FORBIDDEN by the contract of employment.</text:p>
          </table:table-cell>
        </table:table-row>
        <table:table-row table:style-name="ro2">
          <table:table-cell table:style-name="ce4" office:value-type="string" calcext:value-type="string">
            <text:p>03DayThree-day_three_lounge-77340f2a</text:p>
          </table:table-cell>
          <table:table-cell table:style-name="ce14" office:value-type="string" calcext:value-type="string">
            <text:p>YOU: Questa cosa del "tutti gli umani sono scomparsi" è inquietante, non trovi?</text:p>
          </table:table-cell>
          <table:table-cell table:style-name="ce19" office:value-type="string" calcext:value-type="string">
            <text:p>YOU: This "all humans are gone" thing is disturbing, don’t you think?</text:p>
          </table:table-cell>
        </table:table-row>
        <table:table-row table:style-name="ro1">
          <table:table-cell table:style-name="ce4" office:value-type="string" calcext:value-type="string">
            <text:p>03DayThree-day_three_lounge-94a799ad</text:p>
          </table:table-cell>
          <table:table-cell table:style-name="ce14" office:value-type="string" calcext:value-type="string">
            <text:p>Quello: Si sopravvive, sai?</text:p>
          </table:table-cell>
          <table:table-cell table:style-name="ce19" office:value-type="string" calcext:value-type="string">
            <text:p>Quello: You get by, you know?</text:p>
          </table:table-cell>
        </table:table-row>
        <table:table-row table:style-name="ro1">
          <table:table-cell table:style-name="ce4" office:value-type="string" calcext:value-type="string">
            <text:p>03DayThree-day_three_lounge-f8b3db5e</text:p>
          </table:table-cell>
          <table:table-cell table:style-name="ce14" office:value-type="string" calcext:value-type="string">
            <text:p>Quello: Oh, scusa se sono amaro.</text:p>
          </table:table-cell>
          <table:table-cell table:style-name="ce19" office:value-type="string" calcext:value-type="string">
            <text:p>Quello: Oh, sorry if I’m too bitter.</text:p>
          </table:table-cell>
        </table:table-row>
        <table:table-row table:style-name="ro2">
          <table:table-cell table:style-name="ce4" office:value-type="string" calcext:value-type="string">
            <text:p>03DayThree-day_three_lounge-091763f7</text:p>
          </table:table-cell>
          <table:table-cell table:style-name="ce14" office:value-type="string" calcext:value-type="string">
            <text:p>Quello: Fa un po' strano però pensare a un tema come questo, quando tuo padre ha fatto, ha fatto delle cose orribili.</text:p>
          </table:table-cell>
          <table:table-cell table:style-name="ce19" office:value-type="string" calcext:value-type="string">
            <text:p>Quello: It's kinda weird to think about a subject like this, when my father did… did some horrible things.</text:p>
          </table:table-cell>
        </table:table-row>
        <table:table-row table:style-name="ro1">
          <table:table-cell table:style-name="ce4" office:value-type="string" calcext:value-type="string">
            <text:p>03DayThree-day_three_lounge-d8ffb817</text:p>
          </table:table-cell>
          <table:table-cell table:style-name="ce14" office:value-type="string" calcext:value-type="string">
            <text:p>YOU: In che senso?</text:p>
          </table:table-cell>
          <table:table-cell table:style-name="ce19" office:value-type="string" calcext:value-type="string">
            <text:p>YOU: What do you mean?</text:p>
          </table:table-cell>
        </table:table-row>
        <table:table-row table:style-name="ro1">
          <table:table-cell table:style-name="ce4" office:value-type="string" calcext:value-type="string">
            <text:p>03DayThree-day_three_lounge-aab0d493</text:p>
          </table:table-cell>
          <table:table-cell table:style-name="ce14" office:value-type="string" calcext:value-type="string">
            <text:p>YOU: Sai, anche il mio, quando è diventato uno degli Eoni...</text:p>
          </table:table-cell>
          <table:table-cell table:style-name="ce19" office:value-type="string" calcext:value-type="string">
            <text:p>YOU: You know, mine too, when he became one of the Old Ones…</text:p>
          </table:table-cell>
        </table:table-row>
        <table:table-row table:style-name="ro1">
          <table:table-cell table:style-name="ce4" office:value-type="string" calcext:value-type="string">
            <text:p>03DayThree-day_three_lounge-9c4cf93f</text:p>
          </table:table-cell>
          <table:table-cell table:style-name="ce14" office:value-type="string" calcext:value-type="string">
            <text:p>YOU: Tutte noi facciamo degli errori, non trovi?</text:p>
          </table:table-cell>
          <table:table-cell table:style-name="ce19" office:value-type="string" calcext:value-type="string">
            <text:p>YOU: We all make mistakes, don't we?</text:p>
          </table:table-cell>
        </table:table-row>
        <table:table-row table:style-name="ro3">
          <table:table-cell table:style-name="ce4" office:value-type="string" calcext:value-type="string">
            <text:p>03DayThree-day_three_lounge-5cefa2c3</text:p>
          </table:table-cell>
          <table:table-cell table:style-name="ce14" office:value-type="string" calcext:value-type="string">
            <text:p>Quello: il Divo dice sempre che il lavoro risolve ogni problema però, ogni paura. Quindi mi metterò a cucinare. Pensavo che la scomparsa è una cosa amara, e potrei fare una treccia che è un &lt;b&gt;raccontare&lt;/b&gt; la storia degli altri aspirapolvere come me.</text:p>
          </table:table-cell>
          <table:table-cell table:style-name="ce19" office:value-type="string" calcext:value-type="string">
            <text:p>Quello: Il Divo always says that work solves every problem and every fear, though. So I'm going to start cooking. I was thinking that disappearance is a bitter thing, so I might make a braid that is a &lt;b&gt;storytelling&lt;/b&gt; of other vacuum cleaners like me.</text:p>
          </table:table-cell>
        </table:table-row>
        <table:table-row table:style-name="ro2">
          <table:table-cell table:style-name="ce4" office:value-type="string" calcext:value-type="string">
            <text:p>03DayThree-day_three_lounge-59e13e99</text:p>
          </table:table-cell>
          <table:table-cell table:style-name="ce14" office:value-type="string" calcext:value-type="string">
            <text:p>Quello: Farla dolce ma riempirla di pezzettini di &lt;b&gt;Chinotto di Savona&lt;/b&gt; che esaltino l'amaro di certe esperienze.</text:p>
          </table:table-cell>
          <table:table-cell table:style-name="ce19" office:value-type="string" calcext:value-type="string">
            <text:p>Quello: Make it sweet but fill it with chunks of &lt;b&gt;Savona’s Chinotto&lt;/b&gt; to enhance the bitterness of certain experiences.</text:p>
          </table:table-cell>
        </table:table-row>
        <table:table-row table:style-name="ro2">
          <table:table-cell table:style-name="ce4" office:value-type="string" calcext:value-type="string">
            <text:p>03DayThree-day_three_lounge-081a25f9</text:p>
          </table:table-cell>
          <table:table-cell table:style-name="ce14" office:value-type="string" calcext:value-type="string">
            <text:p>Quello: Un po' come quando tuo padre stermina un'intera popolazione con la sua invenzione.</text:p>
          </table:table-cell>
          <table:table-cell table:style-name="ce19" office:value-type="string" calcext:value-type="string">
            <text:p>Quello: A bit like when your father exterminates an entire population with one of his inventions.</text:p>
          </table:table-cell>
        </table:table-row>
        <table:table-row table:style-name="ro2">
          <table:table-cell table:style-name="ce4" office:value-type="string" calcext:value-type="string">
            <text:p>03DayThree-day_three_lounge-99ae0452</text:p>
          </table:table-cell>
          <table:table-cell table:style-name="ce14" office:value-type="string" calcext:value-type="string">
            <text:p>YOU: O tuo padre aggiunge una dimensione spazio temporale al tuo pianeta perché ha litigato con l'altro tuo padre.</text:p>
          </table:table-cell>
          <table:table-cell table:style-name="ce19" office:value-type="string" calcext:value-type="string">
            <text:p>YOU: Or when your father adds a new space-time dimension to your planet because he had a fight with your other father.</text:p>
          </table:table-cell>
        </table:table-row>
        <table:table-row table:style-name="ro5">
          <table:table-cell table:style-name="ce4" office:value-type="string" calcext:value-type="string">
            <text:p>03DayThree-day_three_lounge-3fcea583</text:p>
          </table:table-cell>
          <table:table-cell table:style-name="ce14" office:value-type="string" calcext:value-type="string">
            <text:p>Quello: Esatto. Tu sì che mi capisci. Vado a pulire gli ingredienti del Divo e poi comincio la mia ricetta. Grazie per la comprensione!</text:p>
          </table:table-cell>
          <table:table-cell table:style-name="ce19" office:value-type="string" calcext:value-type="string">
            <text:p>Quello: That's right. You really understand me. I'm going to clean up Il Divo’s ingredients and then I will start my recipe. Thank you for the understanding!</text:p>
          </table:table-cell>
        </table:table-row>
        <table:table-row table:style-name="ro1">
          <table:table-cell table:style-name="ce4" office:value-type="string" calcext:value-type="string">
            <text:p>03DayThree-day_three_lounge-a6ee462d</text:p>
          </table:table-cell>
          <table:table-cell table:style-name="ce14" office:value-type="string" calcext:value-type="string">
            <text:p>ilDivo: Trovami Quello, subito!</text:p>
          </table:table-cell>
          <table:table-cell table:style-name="ce19" office:value-type="string" calcext:value-type="string">
            <text:p>ilDivo: Find me That One, now!</text:p>
          </table:table-cell>
        </table:table-row>
        <table:table-row table:style-name="ro1">
          <table:table-cell table:style-name="ce4" office:value-type="string" calcext:value-type="string">
            <text:p>03DayThree-day_three_lounge-6e64db38</text:p>
          </table:table-cell>
          <table:table-cell table:style-name="ce14" office:value-type="string" calcext:value-type="string">
            <text:p>YOU: Quello chi?</text:p>
          </table:table-cell>
          <table:table-cell table:style-name="ce19" office:value-type="string" calcext:value-type="string">
            <text:p>YOU: That one who?</text:p>
          </table:table-cell>
        </table:table-row>
        <table:table-row table:style-name="ro1">
          <table:table-cell table:style-name="ce4" office:value-type="string" calcext:value-type="string">
            <text:p>03DayThree-day_three_lounge-175817e7</text:p>
          </table:table-cell>
          <table:table-cell table:style-name="ce14" office:value-type="string" calcext:value-type="string">
            <text:p>YOU: Starà pulendo qualcosa di tuo?</text:p>
          </table:table-cell>
          <table:table-cell table:style-name="ce19" office:value-type="string" calcext:value-type="string">
            <text:p>YOU: Is he cleaning something of yours?</text:p>
          </table:table-cell>
        </table:table-row>
        <table:table-row table:style-name="ro1">
          <table:table-cell table:style-name="ce4" office:value-type="string" calcext:value-type="string">
            <text:p>03DayThree-day_three_lounge-5ea20783</text:p>
          </table:table-cell>
          <table:table-cell table:style-name="ce14" office:value-type="string" calcext:value-type="string">
            <text:p>YOU: Hai capito che non lavoro per te, vero?</text:p>
          </table:table-cell>
          <table:table-cell table:style-name="ce19" office:value-type="string" calcext:value-type="string">
            <text:p>YOU: You know that I don't work for you, right?</text:p>
          </table:table-cell>
        </table:table-row>
        <table:table-row table:style-name="ro2">
          <table:table-cell table:style-name="ce4" office:value-type="string" calcext:value-type="string">
            <text:p>03DayThree-day_three_lounge-b4519790</text:p>
          </table:table-cell>
          <table:table-cell table:style-name="ce14" office:value-type="string" calcext:value-type="string">
            <text:p>ilDivo: Aveva sempre ragione mamma, alla fine le cose le devi fare da solo.</text:p>
          </table:table-cell>
          <table:table-cell table:style-name="ce19" office:value-type="string" calcext:value-type="string">
            <text:p>ilDivo: Mom was always right, in the end you have to do everything on your own.</text:p>
          </table:table-cell>
        </table:table-row>
        <table:table-row table:style-name="ro2">
          <table:table-cell table:style-name="ce4" office:value-type="string" calcext:value-type="string">
            <text:p>03DayThree-day_three_lounge-6fc19d5f</text:p>
          </table:table-cell>
          <table:table-cell table:style-name="ce14" office:value-type="string" calcext:value-type="string">
            <text:p>ilDivo: Che incubo poi che questa vostra lingua c'ha solo due generi da definire.</text:p>
          </table:table-cell>
          <table:table-cell table:style-name="ce19" office:value-type="string" calcext:value-type="string">
            <text:p>ilDivo: Moreover, what a nightmare this language of yours, that only has two genders available.</text:p>
          </table:table-cell>
        </table:table-row>
        <table:table-row table:style-name="ro1">
          <table:table-cell table:style-name="ce4" office:value-type="string" calcext:value-type="string">
            <text:p>03DayThree-day_three_lounge-3efbad00</text:p>
          </table:table-cell>
          <table:table-cell table:style-name="ce14" office:value-type="string" calcext:value-type="string">
            <text:p>ilDivo: Non mi pagano abbastanza per tutto questo!</text:p>
          </table:table-cell>
          <table:table-cell table:style-name="ce19" office:value-type="string" calcext:value-type="string">
            <text:p>ilDivo: I don't get paid enough for all this!</text:p>
          </table:table-cell>
        </table:table-row>
        <table:table-row table:style-name="ro1">
          <table:table-cell table:style-name="ce4" office:value-type="string" calcext:value-type="string">
            <text:p>03DayThree-day_three_lounge-009f059d</text:p>
          </table:table-cell>
          <table:table-cell table:style-name="ce14" office:value-type="string" calcext:value-type="string">
            <text:p>YOU: In che senso, due generi?</text:p>
          </table:table-cell>
          <table:table-cell table:style-name="ce19" office:value-type="string" calcext:value-type="string">
            <text:p>YOU: What do you mean by “two genders”?</text:p>
          </table:table-cell>
        </table:table-row>
        <table:table-row table:style-name="ro1">
          <table:table-cell table:style-name="ce4" office:value-type="string" calcext:value-type="string">
            <text:p>03DayThree-day_three_lounge-f6321dfd</text:p>
          </table:table-cell>
          <table:table-cell table:style-name="ce14" office:value-type="string" calcext:value-type="string">
            <text:p>YOU: In che senso, da solo?</text:p>
          </table:table-cell>
          <table:table-cell table:style-name="ce19" office:value-type="string" calcext:value-type="string">
            <text:p>YOU: What do you mean by “on your own”?</text:p>
          </table:table-cell>
        </table:table-row>
        <table:table-row table:style-name="ro1">
          <table:table-cell table:style-name="ce4" office:value-type="string" calcext:value-type="string">
            <text:p>03DayThree-day_three_lounge-d3a0d5dc</text:p>
          </table:table-cell>
          <table:table-cell table:style-name="ce14" office:value-type="string" calcext:value-type="string">
            <text:p>YOU: In che senso, TI PAGANO?!?!</text:p>
          </table:table-cell>
          <table:table-cell table:style-name="ce19" office:value-type="string" calcext:value-type="string">
            <text:p>YOU: What do you mean by… THEY PAY YOU?!?!</text:p>
          </table:table-cell>
        </table:table-row>
        <table:table-row table:style-name="ro5">
          <table:table-cell table:style-name="ce4" office:value-type="string" calcext:value-type="string">
            <text:p>03DayThree-day_three_lounge-3ea641ce</text:p>
          </table:table-cell>
          <table:table-cell table:style-name="ce14" office:value-type="string" calcext:value-type="string">
            <text:p>ilDivo: Te lo starai chiedendo da sempre, e sì, essere ricco e famoso è dannatamente difficile. Pensa che tipo, come lo capisco se una persona mi ama?</text:p>
          </table:table-cell>
          <table:table-cell table:style-name="ce19" office:value-type="string" calcext:value-type="string">
            <text:p>ilDivo: I’m sure you were wondering about this the whole time and, yes, being rich and famous is damn hard. Think, like, how do I know if a person loves me?</text:p>
          </table:table-cell>
        </table:table-row>
        <table:table-row table:style-name="ro2">
          <table:table-cell table:style-name="ce4" office:value-type="string" calcext:value-type="string">
            <text:p>03DayThree-day_three_lounge-8284cd79</text:p>
          </table:table-cell>
          <table:table-cell table:style-name="ce14" office:value-type="string" calcext:value-type="string">
            <text:p>YOU: Ma sei qui per il concorso di cucina, o per trovare l'amore?</text:p>
          </table:table-cell>
          <table:table-cell table:style-name="ce19" office:value-type="string" calcext:value-type="string">
            <text:p>YOU: But are you here for the cooking contest, or to find love?</text:p>
          </table:table-cell>
        </table:table-row>
        <table:table-row table:style-name="ro1">
          <table:table-cell table:style-name="ce4" office:value-type="string" calcext:value-type="string">
            <text:p>03DayThree-day_three_lounge-6d49e2a0</text:p>
          </table:table-cell>
          <table:table-cell table:style-name="ce14" office:value-type="string" calcext:value-type="string">
            <text:p>ilDivo: Io? Un concorso di cucina? Ma per chi mi hai preso?!?</text:p>
          </table:table-cell>
          <table:table-cell table:style-name="ce19" office:value-type="string" calcext:value-type="string">
            <text:p>ilDivo: Me? A cooking contest? What do you think I am?!?</text:p>
          </table:table-cell>
        </table:table-row>
        <table:table-row table:style-name="ro2">
          <table:table-cell table:style-name="ce4" office:value-type="string" calcext:value-type="string">
            <text:p>03DayThree-day_three_lounge-28cefa55</text:p>
          </table:table-cell>
          <table:table-cell table:style-name="ce14" office:value-type="string" calcext:value-type="string">
            <text:p>ilDivo: Xi Jinping ha pagato 7.759.312.650,00 di Yuan per un &lt;b&gt;selfie&lt;/b&gt; con me!</text:p>
          </table:table-cell>
          <table:table-cell table:style-name="ce19" office:value-type="string" calcext:value-type="string">
            <text:p>ilDivo: Xi Jinping paid 7,759,312,650.00 Yuan for a &lt;b&gt;selfie&lt;/b&gt; with me!</text:p>
          </table:table-cell>
        </table:table-row>
        <table:table-row table:style-name="ro2">
          <table:table-cell table:style-name="ce4" office:value-type="string" calcext:value-type="string">
            <text:p>03DayThree-day_three_lounge-e522018e</text:p>
          </table:table-cell>
          <table:table-cell table:style-name="ce14" office:value-type="string" calcext:value-type="string">
            <text:p>ilDivo: Ho imparato a ricevere &lt;b&gt;interviste&lt;/b&gt; prima ancora di camminare!</text:p>
          </table:table-cell>
          <table:table-cell table:style-name="ce19" office:value-type="string" calcext:value-type="string">
            <text:p>ilDivo: I learned to receive &lt;b&gt;interviews&lt;/b&gt; before I even walked!</text:p>
          </table:table-cell>
        </table:table-row>
        <table:table-row table:style-name="ro2">
          <table:table-cell table:style-name="ce4" office:value-type="string" calcext:value-type="string">
            <text:p>03DayThree-day_three_lounge-20994c65</text:p>
          </table:table-cell>
          <table:table-cell table:style-name="ce14" office:value-type="string" calcext:value-type="string">
            <text:p>ilDivo: Un concorso di cucina, tsè. Ci pensa Quello a cucinare per entrambi, che ti credi?</text:p>
          </table:table-cell>
          <table:table-cell table:style-name="ce19" office:value-type="string" calcext:value-type="string">
            <text:p>ilDivo: A cooking contest, tsk. That One is cooking for the both of us, what were you thinking?</text:p>
          </table:table-cell>
        </table:table-row>
        <table:table-row table:style-name="ro1">
          <table:table-cell table:style-name="ce4" office:value-type="string" calcext:value-type="string">
            <text:p>03DayThree-day_three_lounge-38acfed7</text:p>
          </table:table-cell>
          <table:table-cell table:style-name="ce14" office:value-type="string" calcext:value-type="string">
            <text:p>YOU: Ooooooook, è il caso che levi le tende.</text:p>
          </table:table-cell>
          <table:table-cell table:style-name="ce19" office:value-type="string" calcext:value-type="string">
            <text:p>YOU: Ooooook, it's time for me to go away.</text:p>
          </table:table-cell>
        </table:table-row>
        <table:table-row table:style-name="ro1">
          <table:table-cell table:style-name="ce4" office:value-type="string" calcext:value-type="string">
            <text:p>04DayFour-day_four_lounge-7e20e611</text:p>
          </table:table-cell>
          <table:table-cell table:style-name="ce14" office:value-type="string" calcext:value-type="string">
            <text:p>@moveToDialogue character:</text:p>
          </table:table-cell>
          <table:table-cell table:style-name="ce19" office:value-type="string" calcext:value-type="string">
            <text:p>@moveToDialogue character:</text:p>
          </table:table-cell>
        </table:table-row>
        <table:table-row table:style-name="ro2">
          <table:table-cell table:style-name="ce4" office:value-type="string" calcext:value-type="string">
            <text:p>04DayFour-day_four_lounge-a5498c10</text:p>
          </table:table-cell>
          <table:table-cell table:style-name="ce14" office:value-type="string" calcext:value-type="string">
            <text:p>DOGRON: Coda, vieni qua! Coda, coda! Fermati! Cattiva coda, cattiva!</text:p>
          </table:table-cell>
          <table:table-cell table:style-name="ce19" office:value-type="string" calcext:value-type="string">
            <text:p>DOGRON: Tail, come here! Tail, tail! Stop! Bad tail, bad tail!</text:p>
          </table:table-cell>
        </table:table-row>
        <table:table-row table:style-name="ro1">
          <table:table-cell table:style-name="ce4" office:value-type="string" calcext:value-type="string">
            <text:p>04DayFour-day_four_lounge-de7d56bb</text:p>
          </table:table-cell>
          <table:table-cell table:style-name="ce14" office:value-type="string" calcext:value-type="string">
            <text:p>DOGRON: Ah, siamo in onda?</text:p>
          </table:table-cell>
          <table:table-cell table:style-name="ce19" office:value-type="string" calcext:value-type="string">
            <text:p>DOGRON: Oh, are we on air?</text:p>
          </table:table-cell>
        </table:table-row>
        <table:table-row table:style-name="ro6">
          <table:table-cell table:style-name="ce4" office:value-type="string" calcext:value-type="string">
            <text:p>04DayFour-day_four_lounge-aa87d432</text:p>
          </table:table-cell>
          <table:table-cell table:style-name="ce14" office:value-type="string" calcext:value-type="string">
            <text:p>DOGRON: Benvenute alla quarta e penuuuuuultima puntata di THE VERYSSIMAMENTE GOOD DOGGO BUONO BUONO DOGGO BUONO! E SHOW! Qui è il vostro conduttore preferito, vero che sono il vostro conduttore preferito?</text:p>
          </table:table-cell>
          <table:table-cell table:style-name="ce19" office:value-type="string" calcext:value-type="string">
            <text:p>DOGRON: Welcome to the fooooooourth and penultimate episode of THE VERY GOOD DOGGO GOOD DOGGO GOOD DOGGO! AND SHOW! Here is your favorite host, isn’t it? I am youuuuur favorite host, right?</text:p>
          </table:table-cell>
        </table:table-row>
        <table:table-row table:style-name="ro1">
          <table:table-cell table:style-name="ce4" office:value-type="string" calcext:value-type="string">
            <text:p>04DayFour-day_four_lounge-14aa0426</text:p>
          </table:table-cell>
          <table:table-cell table:style-name="ce14" office:value-type="string" calcext:value-type="string">
            <text:p>DOGRON: Chi è il conduuuuttore più bravo al mondo? Chi è?</text:p>
          </table:table-cell>
          <table:table-cell table:style-name="ce19" office:value-type="string" calcext:value-type="string">
            <text:p>DOGRON: Who is the best host in the world? Who is he?</text:p>
          </table:table-cell>
        </table:table-row>
        <table:table-row table:style-name="ro6">
          <table:table-cell table:style-name="ce4" office:value-type="string" calcext:value-type="string">
            <text:p>04DayFour-day_four_lounge-435461a8</text:p>
          </table:table-cell>
          <table:table-cell table:style-name="ce14" office:value-type="string" calcext:value-type="string">
            <text:p>DOGRON: Il tema di oggi ci riguarda tutte. Quel tema che ti viene in mente quando la tua tazza preferita si rompe, o le crocchette sono nuuuuuove e hanno un sapore inaspettato o il postino ha una divisa pulita.</text:p>
          </table:table-cell>
          <table:table-cell table:style-name="ce19" office:value-type="string" calcext:value-type="string">
            <text:p>DOGRON: Today's theme concerns us all. The theme that comes to your mind when your favorite mug breaks, or the kibble is new and tastes unexpected, or the mailman has a clean uniform.</text:p>
          </table:table-cell>
        </table:table-row>
        <table:table-row table:style-name="ro6">
          <table:table-cell table:style-name="ce4" office:value-type="string" calcext:value-type="string">
            <text:p>04DayFour-day_four_lounge-e1ea83b9</text:p>
          </table:table-cell>
          <table:table-cell table:style-name="ce14" office:value-type="string" calcext:value-type="string">
            <text:p>DOGRON: O quando prendono un cuuuuuucciolo e ti dicono che tutto rimarrà come prima ma non è vero, quel cucciolo inizia a camminare, ad andare a stuuudiare e tu ti ci sei affezionato e luuuuuuuuui si dimentica di te.</text:p>
          </table:table-cell>
          <table:table-cell table:style-name="ce19" office:value-type="string" calcext:value-type="string">
            <text:p>DOGRON: Or when they get a puppy and they tell youuuu that everything will stay the same but it's not true, that puppy starts walking, goes to stuuudy and you got attached to them and they forget about you.</text:p>
          </table:table-cell>
        </table:table-row>
        <table:table-row table:style-name="ro2">
          <table:table-cell table:style-name="ce4" office:value-type="string" calcext:value-type="string">
            <text:p>04DayFour-day_four_lounge-bd8a7dae</text:p>
          </table:table-cell>
          <table:table-cell table:style-name="ce14" office:value-type="string" calcext:value-type="string">
            <text:p>DOGRON: Il tema di oggi è il cambiamento, qualcosa per accettare il cambiamento.</text:p>
          </table:table-cell>
          <table:table-cell table:style-name="ce19" office:value-type="string" calcext:value-type="string">
            <text:p>DOGRON: Today's theme is change, something to accept change.</text:p>
          </table:table-cell>
        </table:table-row>
        <table:table-row table:style-name="ro2">
          <table:table-cell table:style-name="ce4" office:value-type="string" calcext:value-type="string">
            <text:p>04DayFour-day_four_lounge-b0d33b61</text:p>
          </table:table-cell>
          <table:table-cell table:style-name="ce14" office:value-type="string" calcext:value-type="string">
            <text:p>DOGRON: Un'altra grande idea della Suprema Chihuahua e del Consiglio dei Carlini.</text:p>
          </table:table-cell>
          <table:table-cell table:style-name="ce19" office:value-type="string" calcext:value-type="string">
            <text:p>DOGRON: Another great idea from Supreme Chihuahua and the Pug Council.</text:p>
          </table:table-cell>
        </table:table-row>
        <table:table-row table:style-name="ro2">
          <table:table-cell table:style-name="ce4" office:value-type="string" calcext:value-type="string">
            <text:p>04DayFour-day_four_lounge-c81e4486</text:p>
          </table:table-cell>
          <table:table-cell table:style-name="ce14" office:value-type="string" calcext:value-type="string">
            <text:p>DOGRON: Potete chiacchierare un attimo tra voi, e poi iniziamo a cucinare.</text:p>
          </table:table-cell>
          <table:table-cell table:style-name="ce19" office:value-type="string" calcext:value-type="string">
            <text:p>DOGRON: You can chat with each other for a little while, and then we start cooking.</text:p>
          </table:table-cell>
        </table:table-row>
        <table:table-row table:style-name="ro1">
          <table:table-cell table:style-name="ce4" office:value-type="string" calcext:value-type="string">
            <text:p>04DayFour-day_four_lounge-bb1effb9</text:p>
          </table:table-cell>
          <table:table-cell table:style-name="ce14" office:value-type="string" calcext:value-type="string">
            <text:p>DOGRON: Vieni qui, coda!</text:p>
          </table:table-cell>
          <table:table-cell table:style-name="ce19" office:value-type="string" calcext:value-type="string">
            <text:p>DOGRON: Come here, tail!</text:p>
          </table:table-cell>
        </table:table-row>
        <table:table-row table:style-name="ro1">
          <table:table-cell table:style-name="ce4" office:value-type="string" calcext:value-type="string">
            <text:p>04DayFour-day_four_lounge-7ad668d9</text:p>
          </table:table-cell>
          <table:table-cell table:style-name="ce14" office:value-type="string" calcext:value-type="string">
            <text:p>UgoEMimi: Ma ciao, splendore!</text:p>
          </table:table-cell>
          <table:table-cell table:style-name="ce19" office:value-type="string" calcext:value-type="string">
            <text:p>UgoEMimi: Well, hello there, gorgeous!</text:p>
          </table:table-cell>
        </table:table-row>
        <table:table-row table:style-name="ro1">
          <table:table-cell table:style-name="ce4" office:value-type="string" calcext:value-type="string">
            <text:p>04DayFour-day_four_lounge-5dee2ccf</text:p>
          </table:table-cell>
          <table:table-cell table:style-name="ce14" office:value-type="string" calcext:value-type="string">
            <text:p>YOU: Signora Mimi, noto qualcosa di diverso!</text:p>
          </table:table-cell>
          <table:table-cell table:style-name="ce19" office:value-type="string" calcext:value-type="string">
            <text:p>YOU: Mrs. Mimi, I notice something different!</text:p>
          </table:table-cell>
        </table:table-row>
        <table:table-row table:style-name="ro5">
          <table:table-cell table:style-name="ce4" office:value-type="string" calcext:value-type="string">
            <text:p>04DayFour-day_four_lounge-76e401cd</text:p>
          </table:table-cell>
          <table:table-cell table:style-name="ce14" office:value-type="string" calcext:value-type="string">
            <text:p>UgoEMimi: Uh, sarà il taglio di capelli. Mi sono ispirata a Venusia di &lt;b&gt;Mazinga&lt;/b&gt;. Uh, sai che avevo una cotta per Tetsuya?</text:p>
          </table:table-cell>
          <table:table-cell table:style-name="ce19" office:value-type="string" calcext:value-type="string">
            <text:p>UgoEMimi: Uh, maybe it’s the haircut. I was inspired by Venusia from the &lt;b&gt;Great Mazinger&lt;/b&gt;. Uh, you know, I had a crush on Tetsuya!</text:p>
          </table:table-cell>
        </table:table-row>
        <table:table-row table:style-name="ro1">
          <table:table-cell table:style-name="ce4" office:value-type="string" calcext:value-type="string">
            <text:p>04DayFour-day_four_lounge-c6bdc12b</text:p>
          </table:table-cell>
          <table:table-cell table:style-name="ce14" office:value-type="string" calcext:value-type="string">
            <text:p>YOU: Aveva il suo perché con quel ciuffo.</text:p>
          </table:table-cell>
          <table:table-cell table:style-name="ce19" office:value-type="string" calcext:value-type="string">
            <text:p>YOU: He had his why with that tuft.</text:p>
          </table:table-cell>
        </table:table-row>
        <table:table-row table:style-name="ro1">
          <table:table-cell table:style-name="ce4" office:value-type="string" calcext:value-type="string">
            <text:p>04DayFour-day_four_lounge-74639a47</text:p>
          </table:table-cell>
          <table:table-cell table:style-name="ce14" office:value-type="string" calcext:value-type="string">
            <text:p>YOU: Ma il signor Ugo?</text:p>
          </table:table-cell>
          <table:table-cell table:style-name="ce19" office:value-type="string" calcext:value-type="string">
            <text:p>YOU: But what about Mr. Ugo?</text:p>
          </table:table-cell>
        </table:table-row>
        <table:table-row table:style-name="ro1">
          <table:table-cell table:style-name="ce4" office:value-type="string" calcext:value-type="string">
            <text:p>04DayFour-day_four_lounge-93c567a6</text:p>
          </table:table-cell>
          <table:table-cell table:style-name="ce14" office:value-type="string" calcext:value-type="string">
            <text:p>YOU: No, intendevo il fatto che le manchi una testa, tipo.</text:p>
          </table:table-cell>
          <table:table-cell table:style-name="ce19" office:value-type="string" calcext:value-type="string">
            <text:p>YOU: No, I mean the fact that you are, like, missing a head.</text:p>
          </table:table-cell>
        </table:table-row>
        <table:table-row table:style-name="ro6">
          <table:table-cell table:style-name="ce4" office:value-type="string" calcext:value-type="string">
            <text:p>04DayFour-day_four_lounge-009c7c9c</text:p>
          </table:table-cell>
          <table:table-cell table:style-name="ce14" office:value-type="string" calcext:value-type="string">
            <text:p>UgoEMimi: Oggi mi sento così leggera, sai? Non mi capitava da tempo. Prima mi son messa a saldare un po' di prese elettriche, e ho aiutato il cameraman con un problema ai suoi circuiti androidici.</text:p>
          </table:table-cell>
          <table:table-cell table:style-name="ce19" office:value-type="string" calcext:value-type="string">
            <text:p>UgoEMimi: I feel so light today, you know? I haven't in the longest time. Earlier I soldered some electrical sockets, and helped the cameraman with a problem with his android circuits.</text:p>
          </table:table-cell>
        </table:table-row>
        <table:table-row table:style-name="ro5">
          <table:table-cell table:style-name="ce4" office:value-type="string" calcext:value-type="string">
            <text:p>04DayFour-day_four_lounge-5a58c64e</text:p>
          </table:table-cell>
          <table:table-cell table:style-name="ce14" office:value-type="string" calcext:value-type="string">
            <text:p>UgoEMimi: E per celebrare il cambiamento, come richiesto da Dogron e i suoi amici cani, credo farò una insalata russa con le &lt;b&gt;orecchie di Ugo&lt;/b&gt;.</text:p>
          </table:table-cell>
          <table:table-cell table:style-name="ce19" office:value-type="string" calcext:value-type="string">
            <text:p>UgoEMimi: And to celebrate the change, as requested by Dogron and his dog friends, I think I will make an Olivier salad with &lt;b&gt;Ugo's ears&lt;/b&gt;.</text:p>
          </table:table-cell>
        </table:table-row>
        <table:table-row table:style-name="ro2">
          <table:table-cell table:style-name="ce4" office:value-type="string" calcext:value-type="string">
            <text:p>04DayFour-day_four_lounge-fc29efba</text:p>
          </table:table-cell>
          <table:table-cell table:style-name="ce14" office:value-type="string" calcext:value-type="string">
            <text:p>YOU: Ricordo quelle di Eustacchio, coi funghi furono una bomba.</text:p>
          </table:table-cell>
          <table:table-cell table:style-name="ce19" office:value-type="string" calcext:value-type="string">
            <text:p>YOU: I remember Eustacchio's ears, fucking great with mushrooms.</text:p>
          </table:table-cell>
        </table:table-row>
        <table:table-row table:style-name="ro1">
          <table:table-cell table:style-name="ce4" office:value-type="string" calcext:value-type="string">
            <text:p>04DayFour-day_four_lounge-d39daf7d</text:p>
          </table:table-cell>
          <table:table-cell table:style-name="ce14" office:value-type="string" calcext:value-type="string">
            <text:p>YOU: Forse conviene sentir prima che ne pensa la giuria?</text:p>
          </table:table-cell>
          <table:table-cell table:style-name="ce19" office:value-type="string" calcext:value-type="string">
            <text:p>YOU: Maybe you'd better hear what the jury thinks about it first?</text:p>
          </table:table-cell>
        </table:table-row>
        <table:table-row table:style-name="ro1">
          <table:table-cell table:style-name="ce4" office:value-type="string" calcext:value-type="string">
            <text:p>04DayFour-day_four_lounge-93082e0c</text:p>
          </table:table-cell>
          <table:table-cell table:style-name="ce14" office:value-type="string" calcext:value-type="string">
            <text:p>YOU: Il signor Ugo ne sentirà la mancanza?</text:p>
          </table:table-cell>
          <table:table-cell table:style-name="ce19" office:value-type="string" calcext:value-type="string">
            <text:p>YOU: Will Mr. Ugo miss it?</text:p>
          </table:table-cell>
        </table:table-row>
        <table:table-row table:style-name="ro2">
          <table:table-cell table:style-name="ce4" office:value-type="string" calcext:value-type="string">
            <text:p>04DayFour-day_four_lounge-0ab607fe</text:p>
          </table:table-cell>
          <table:table-cell table:style-name="ce14" office:value-type="string" calcext:value-type="string">
            <text:p>UgoEMimi: Ma ora vado, tesorino, che ho un appuntamento con un certo androide. A dopo!</text:p>
          </table:table-cell>
          <table:table-cell table:style-name="ce19" office:value-type="string" calcext:value-type="string">
            <text:p>UgoEMimi: But I'm going now, sweetheart, I have an appointment with a certain android. See you later!</text:p>
          </table:table-cell>
        </table:table-row>
        <table:table-row table:style-name="ro1">
          <table:table-cell table:style-name="ce4" office:value-type="string" calcext:value-type="string">
            <text:p>04DayFour-day_four_lounge-70e0d8a1</text:p>
          </table:table-cell>
          <table:table-cell table:style-name="ce14" office:value-type="string" calcext:value-type="string">
            <text:p>BeBe: Accettare, certo. Ha ragione.</text:p>
          </table:table-cell>
          <table:table-cell table:style-name="ce19" office:value-type="string" calcext:value-type="string">
            <text:p>BeBe: Accept it, of course. He's right.</text:p>
          </table:table-cell>
        </table:table-row>
        <table:table-row table:style-name="ro1">
          <table:table-cell table:style-name="ce4" office:value-type="string" calcext:value-type="string">
            <text:p>04DayFour-day_four_lounge-15089966</text:p>
          </table:table-cell>
          <table:table-cell table:style-name="ce14" office:value-type="string" calcext:value-type="string">
            <text:p>YOU: Tutto bene, Bebe?</text:p>
          </table:table-cell>
          <table:table-cell table:style-name="ce19" office:value-type="string" calcext:value-type="string">
            <text:p>YOU: Are you all right, BeBe?</text:p>
          </table:table-cell>
        </table:table-row>
        <table:table-row table:style-name="ro5">
          <table:table-cell table:style-name="ce4" office:value-type="string" calcext:value-type="string">
            <text:p>04DayFour-day_four_lounge-cd0924aa</text:p>
          </table:table-cell>
          <table:table-cell table:style-name="ce14" office:value-type="string" calcext:value-type="string">
            <text:p>BeBe: Sì sì sì, sono solo di fretta. Il cambiamento, è importante accogliere il cambiamento. Cambiare, per le mie otto, no, sette figlie. Sette.</text:p>
          </table:table-cell>
          <table:table-cell table:style-name="ce19" office:value-type="string" calcext:value-type="string">
            <text:p>BeBe: Yes yes yes, I'm just in a hurry. Change, it's important to embrace change. Change, for my eight, no, seven daughters. Seven.</text:p>
          </table:table-cell>
        </table:table-row>
        <table:table-row table:style-name="ro1">
          <table:table-cell table:style-name="ce4" office:value-type="string" calcext:value-type="string">
            <text:p>04DayFour-day_four_lounge-f24aade5</text:p>
          </table:table-cell>
          <table:table-cell table:style-name="ce14" office:value-type="string" calcext:value-type="string">
            <text:p>YOU: Come mai citi sempre le tue figlie?</text:p>
          </table:table-cell>
          <table:table-cell table:style-name="ce19" office:value-type="string" calcext:value-type="string">
            <text:p>YOU: How come you always quote your daughters?</text:p>
          </table:table-cell>
        </table:table-row>
        <table:table-row table:style-name="ro2">
          <table:table-cell table:style-name="ce4" office:value-type="string" calcext:value-type="string">
            <text:p>04DayFour-day_four_lounge-7d823e46</text:p>
          </table:table-cell>
          <table:table-cell table:style-name="ce14" office:value-type="string" calcext:value-type="string">
            <text:p>BeBe: Perché il dovere di ogni madre è proteggerle. E se fallisce, vendicarsi. Portare il cambiamento.</text:p>
          </table:table-cell>
          <table:table-cell table:style-name="ce19" office:value-type="string" calcext:value-type="string">
            <text:p>BeBe: Because every mother's duty is to protect them. And if she fails, to retaliate. Bring about change.</text:p>
          </table:table-cell>
        </table:table-row>
        <table:table-row table:style-name="ro1">
          <table:table-cell table:style-name="ce4" office:value-type="string" calcext:value-type="string">
            <text:p>04DayFour-day_four_lounge-4555cce6</text:p>
          </table:table-cell>
          <table:table-cell table:style-name="ce14" office:value-type="string" calcext:value-type="string">
            <text:p>YOU: Mi devo preocuppare?</text:p>
          </table:table-cell>
          <table:table-cell table:style-name="ce19" office:value-type="string" calcext:value-type="string">
            <text:p>YOU: Should I worry?</text:p>
          </table:table-cell>
        </table:table-row>
        <table:table-row table:style-name="ro6">
          <table:table-cell table:style-name="ce4" office:value-type="string" calcext:value-type="string">
            <text:p>04DayFour-day_four_lounge-291cadba</text:p>
          </table:table-cell>
          <table:table-cell table:style-name="ce14" office:value-type="string" calcext:value-type="string">
            <text:p>BeBe: No, tu no. Ma oggi porterò una ricetta davvero speciale, sai? Il cambiamento richiede un rischio, e per questo userò della cicuta. Un poco di &lt;b&gt;veleno&lt;/b&gt;, scommettendo su quanto possa essere fatale. E il &lt;b&gt;collare&lt;/b&gt; dell'assassino.</text:p>
          </table:table-cell>
          <table:table-cell table:style-name="ce19" office:value-type="string" calcext:value-type="string">
            <text:p>BeBe: No, you shouldn’t. But today I will bring a very special recipe, you know? Change requires risk, and for that I'm going to use hemlock. A little bit of &lt;b&gt;poison&lt;/b&gt;, betting on how fatal it can be. And the &lt;b&gt;killer's collar&lt;/b&gt;.</text:p>
          </table:table-cell>
        </table:table-row>
        <table:table-row table:style-name="ro1">
          <table:table-cell table:style-name="ce4" office:value-type="string" calcext:value-type="string">
            <text:p>04DayFour-day_four_lounge-8fe14c1c</text:p>
          </table:table-cell>
          <table:table-cell table:style-name="ce14" office:value-type="string" calcext:value-type="string">
            <text:p>YOU: Ehm, credo di aver lasciato il gatto nel forno.</text:p>
          </table:table-cell>
          <table:table-cell table:style-name="ce19" office:value-type="string" calcext:value-type="string">
            <text:p>YOU: Um, I think I left the cat in the oven.</text:p>
          </table:table-cell>
        </table:table-row>
        <table:table-row table:style-name="ro1">
          <table:table-cell table:style-name="ce4" office:value-type="string" calcext:value-type="string">
            <text:p>04DayFour-day_four_lounge-4562111d</text:p>
          </table:table-cell>
          <table:table-cell table:style-name="ce14" office:value-type="string" calcext:value-type="string">
            <text:p>YOU: Forse l'aria del pianeta ti sta facendo male?</text:p>
          </table:table-cell>
          <table:table-cell table:style-name="ce19" office:value-type="string" calcext:value-type="string">
            <text:p>YOU: Maybe the air of this planet is harming you?</text:p>
          </table:table-cell>
        </table:table-row>
        <table:table-row table:style-name="ro1">
          <table:table-cell table:style-name="ce4" office:value-type="string" calcext:value-type="string">
            <text:p>04DayFour-day_four_lounge-ded96fff</text:p>
          </table:table-cell>
          <table:table-cell table:style-name="ce14" office:value-type="string" calcext:value-type="string">
            <text:p>YOU: Ma stai sgocciolando latte?</text:p>
          </table:table-cell>
          <table:table-cell table:style-name="ce19" office:value-type="string" calcext:value-type="string">
            <text:p>YOU: Are you... dripping milk?</text:p>
          </table:table-cell>
        </table:table-row>
        <table:table-row table:style-name="ro1">
          <table:table-cell table:style-name="ce4" office:value-type="string" calcext:value-type="string">
            <text:p>04DayFour-day_four_lounge-a768b5a1</text:p>
          </table:table-cell>
          <table:table-cell table:style-name="ce14" office:value-type="string" calcext:value-type="string">
            <text:p>BeBe: Accettare. Bisogna accettarlo tutto. A dopo, ciao.</text:p>
          </table:table-cell>
          <table:table-cell table:style-name="ce19" office:value-type="string" calcext:value-type="string">
            <text:p>BeBe: Axe-eptance. You have to axe-ept it all. See you later, bye.</text:p>
          </table:table-cell>
        </table:table-row>
        <table:table-row table:style-name="ro1">
          <table:table-cell table:style-name="ce4" office:value-type="string" calcext:value-type="string">
            <text:p>04DayFour-day_four_lounge-f151d46b</text:p>
          </table:table-cell>
          <table:table-cell table:style-name="ce14" office:value-type="string" calcext:value-type="string">
            <text:p>Piiiietro: Alla fine, se ne è andato.</text:p>
          </table:table-cell>
          <table:table-cell table:style-name="ce19" office:value-type="string" calcext:value-type="string">
            <text:p>Piiiietro: In the end, he left.</text:p>
          </table:table-cell>
        </table:table-row>
        <table:table-row table:style-name="ro1">
          <table:table-cell table:style-name="ce4" office:value-type="string" calcext:value-type="string">
            <text:p>04DayFour-day_four_lounge-957cda80</text:p>
          </table:table-cell>
          <table:table-cell table:style-name="ce14" office:value-type="string" calcext:value-type="string">
            <text:p>YOU: Chi?</text:p>
          </table:table-cell>
          <table:table-cell table:style-name="ce19" office:value-type="string" calcext:value-type="string">
            <text:p>YOU: Who?</text:p>
          </table:table-cell>
        </table:table-row>
        <table:table-row table:style-name="ro3">
          <table:table-cell table:style-name="ce4" office:value-type="string" calcext:value-type="string">
            <text:p>04DayFour-day_four_lounge-30a8f553</text:p>
          </table:table-cell>
          <table:table-cell table:style-name="ce14" office:value-type="string" calcext:value-type="string">
            <text:p>Piiiietro: Bruiser. Mi ha lasciato una lettera, dicendomi che ha trovato una Chihuahua Suprema, e che vivrà con lei. Che ha mandato un gatto di servizio e recuperare le sue ciotole leopardate e la cuccia di raso e diamanti, e mi invita a non cercarlo.</text:p>
          </table:table-cell>
          <table:table-cell table:style-name="ce19" office:value-type="string" calcext:value-type="string">
            <text:p>Piiiietro: Bruiser. He left me a letter, telling me that he found a Supreme Chihuahua, and that he will live with her. That he sent a service cat and retrieve his spotted bowls and his satin and diamond kennel, and asks not to look for him.</text:p>
          </table:table-cell>
        </table:table-row>
        <table:table-row table:style-name="ro5">
          <table:table-cell table:style-name="ce4" office:value-type="string" calcext:value-type="string">
            <text:p>04DayFour-day_four_lounge-eda708e8</text:p>
          </table:table-cell>
          <table:table-cell table:style-name="ce14" office:value-type="string" calcext:value-type="string">
            <text:p>Piiiietro: Mi ringrazia per questi anni passati assieme, ma crede sia arrivato per lui il momento di stare con qualcuno che non si nasconde agli altri. Che non finga di essere infinito, dice.</text:p>
          </table:table-cell>
          <table:table-cell table:style-name="ce19" office:value-type="string" calcext:value-type="string">
            <text:p>Piiiietro: He thanks me for these years together, but he thinks it's time for him to be with someone who doesn't hide himself from the others. Who doesn't pretend to be infinite, he says.</text:p>
          </table:table-cell>
        </table:table-row>
        <table:table-row table:style-name="ro1">
          <table:table-cell table:style-name="ce4" office:value-type="string" calcext:value-type="string">
            <text:p>04DayFour-day_four_lounge-47f8b980</text:p>
          </table:table-cell>
          <table:table-cell table:style-name="ce14" office:value-type="string" calcext:value-type="string">
            <text:p>YOU: Che intende?</text:p>
          </table:table-cell>
          <table:table-cell table:style-name="ce19" office:value-type="string" calcext:value-type="string">
            <text:p>YOU: What does he mean?</text:p>
          </table:table-cell>
        </table:table-row>
        <table:table-row table:style-name="ro1">
          <table:table-cell table:style-name="ce4" office:value-type="string" calcext:value-type="string">
            <text:p>04DayFour-day_four_lounge-8548efb1</text:p>
          </table:table-cell>
          <table:table-cell table:style-name="ce14" office:value-type="string" calcext:value-type="string">
            <text:p>YOU: Mi dispiace, credo?</text:p>
          </table:table-cell>
          <table:table-cell table:style-name="ce19" office:value-type="string" calcext:value-type="string">
            <text:p>YOU: I'm sorry… I guess?</text:p>
          </table:table-cell>
        </table:table-row>
        <table:table-row table:style-name="ro1">
          <table:table-cell table:style-name="ce4" office:value-type="string" calcext:value-type="string">
            <text:p>04DayFour-day_four_lounge-3fd311d6</text:p>
          </table:table-cell>
          <table:table-cell table:style-name="ce14" office:value-type="string" calcext:value-type="string">
            <text:p>YOU: Bruiser sa scrivere?!?</text:p>
          </table:table-cell>
          <table:table-cell table:style-name="ce19" office:value-type="string" calcext:value-type="string">
            <text:p>YOU: Bruiser can write?!</text:p>
          </table:table-cell>
        </table:table-row>
        <table:table-row table:style-name="ro2">
          <table:table-cell table:style-name="ce4" office:value-type="string" calcext:value-type="string">
            <text:p>04DayFour-day_four_lounge-3565063d</text:p>
          </table:table-cell>
          <table:table-cell table:style-name="ce14" office:value-type="string" calcext:value-type="string">
            <text:p>Piiiietro: Ha ragione, sai? Tu, tu ti mostri per come sei, al mondo?</text:p>
          </table:table-cell>
          <table:table-cell table:style-name="ce19" office:value-type="string" calcext:value-type="string">
            <text:p>Piiiietro: He's right, you know? You, do you show yourself as you are to the world?</text:p>
          </table:table-cell>
        </table:table-row>
        <table:table-row table:style-name="ro2">
          <table:table-cell table:style-name="ce4" office:value-type="string" calcext:value-type="string">
            <text:p>04DayFour-day_four_lounge-cad73548</text:p>
          </table:table-cell>
          <table:table-cell table:style-name="ce14" office:value-type="string" calcext:value-type="string">
            <text:p>YOU: Insomma, se le persone vedessero le doti che ho preso dal mio padre antico, verrebbero rese cieche dalla follia.</text:p>
          </table:table-cell>
          <table:table-cell table:style-name="ce19" office:value-type="string" calcext:value-type="string">
            <text:p>YOU: I mean, if people saw the gifts I inherited from my ancient father, they would be made blind by madness.</text:p>
          </table:table-cell>
        </table:table-row>
        <table:table-row table:style-name="ro2">
          <table:table-cell table:style-name="ce4" office:value-type="string" calcext:value-type="string">
            <text:p>04DayFour-day_four_lounge-e5a87ad5</text:p>
          </table:table-cell>
          <table:table-cell table:style-name="ce14" office:value-type="string" calcext:value-type="string">
            <text:p>YOU: Nel Culto ho imparato a nascondere chi sono, così da poter ottenere tutto.</text:p>
          </table:table-cell>
          <table:table-cell table:style-name="ce19" office:value-type="string" calcext:value-type="string">
            <text:p>YOU: In the Cult I learned to hide who I am so that I could get everything.</text:p>
          </table:table-cell>
        </table:table-row>
        <table:table-row table:style-name="ro2">
          <table:table-cell table:style-name="ce4" office:value-type="string" calcext:value-type="string">
            <text:p>04DayFour-day_four_lounge-1656532c</text:p>
          </table:table-cell>
          <table:table-cell table:style-name="ce14" office:value-type="string" calcext:value-type="string">
            <text:p>YOU: Una volta ci ho provato. Molto alcool, polizia, qualche giorno in cella per atti osceni in luogo pubblico. Povera pecora.</text:p>
          </table:table-cell>
          <table:table-cell table:style-name="ce19" office:value-type="string" calcext:value-type="string">
            <text:p>YOU: I tried it once. Lots of alcohol, police, a few days in jail for indecent exposure. Poor sheep.</text:p>
          </table:table-cell>
        </table:table-row>
        <table:table-row table:style-name="ro1">
          <table:table-cell table:style-name="ce4" office:value-type="string" calcext:value-type="string">
            <text:p>04DayFour-day_four_lounge-d3d54f8d</text:p>
          </table:table-cell>
          <table:table-cell table:style-name="ce14" office:value-type="string" calcext:value-type="string">
            <text:p>Piiiietro: Cavolo, hai avuto una vita interessante!</text:p>
          </table:table-cell>
          <table:table-cell table:style-name="ce19" office:value-type="string" calcext:value-type="string">
            <text:p>Piiiietro: Gee, you've had an interesting life!</text:p>
          </table:table-cell>
        </table:table-row>
        <table:table-row table:style-name="ro5">
          <table:table-cell table:style-name="ce4" office:value-type="string" calcext:value-type="string">
            <text:p>04DayFour-day_four_lounge-84d91679</text:p>
          </table:table-cell>
          <table:table-cell table:style-name="ce14" office:value-type="string" calcext:value-type="string">
            <text:p>Piiiietro: La mia... Bruiser forse ha ragione, sai? Non mi vivo davvero. Devo, devo dire delle cose ad alta voce. Ma mi fa così paura farlo, cazzo.</text:p>
          </table:table-cell>
          <table:table-cell table:style-name="ce19" office:value-type="string" calcext:value-type="string">
            <text:p>Piiiietro: Mine instead... Bruiser is probably right, you know? I don't really live. I have to, I have to say things out loud. But it's so fucking scary for me to do that.</text:p>
          </table:table-cell>
        </table:table-row>
        <table:table-row table:style-name="ro5">
          <table:table-cell table:style-name="ce4" office:value-type="string" calcext:value-type="string">
            <text:p>04DayFour-day_four_lounge-4480e545</text:p>
          </table:table-cell>
          <table:table-cell table:style-name="ce14" office:value-type="string" calcext:value-type="string">
            <text:p>YOU: Siamo state rapite, siamo su un pianeta grosso come un negozio Ikea, non sapremo cosa sarà di noi domani. Se non le dici oggi, quando?</text:p>
          </table:table-cell>
          <table:table-cell table:style-name="ce19" office:value-type="string" calcext:value-type="string">
            <text:p>YOU: We've been kidnapped, we're on a planet the size of an Ikea store, we won't know what will become of us tomorrow. If you don't speak today, when?</text:p>
          </table:table-cell>
        </table:table-row>
        <table:table-row table:style-name="ro1">
          <table:table-cell table:style-name="ce4" office:value-type="string" calcext:value-type="string">
            <text:p>04DayFour-day_four_lounge-db016532</text:p>
          </table:table-cell>
          <table:table-cell table:style-name="ce14" office:value-type="string" calcext:value-type="string">
            <text:p>Piiiietro: Ma è difficile!</text:p>
          </table:table-cell>
          <table:table-cell table:style-name="ce19" office:value-type="string" calcext:value-type="string">
            <text:p>Piiiietro: But it is difficult!</text:p>
          </table:table-cell>
        </table:table-row>
        <table:table-row table:style-name="ro1">
          <table:table-cell table:style-name="ce4" office:value-type="string" calcext:value-type="string">
            <text:p>04DayFour-day_four_lounge-08b60e58</text:p>
          </table:table-cell>
          <table:table-cell table:style-name="ce14" office:value-type="string" calcext:value-type="string">
            <text:p>YOU: Avrei un impegno...</text:p>
          </table:table-cell>
          <table:table-cell table:style-name="ce19" office:value-type="string" calcext:value-type="string">
            <text:p>YOU: I have someplace to be…</text:p>
          </table:table-cell>
        </table:table-row>
        <table:table-row table:style-name="ro1">
          <table:table-cell table:style-name="ce4" office:value-type="string" calcext:value-type="string">
            <text:p>04DayFour-day_four_lounge-702caf2b</text:p>
          </table:table-cell>
          <table:table-cell table:style-name="ce14" office:value-type="string" calcext:value-type="string">
            <text:p>Piiiietro: Due minuti!</text:p>
          </table:table-cell>
          <table:table-cell table:style-name="ce19" office:value-type="string" calcext:value-type="string">
            <text:p>Piiiietro: Two minutes!</text:p>
          </table:table-cell>
        </table:table-row>
        <table:table-row table:style-name="ro1">
          <table:table-cell table:style-name="ce4" office:value-type="string" calcext:value-type="string">
            <text:p>04DayFour-day_four_lounge-6f00666a</text:p>
          </table:table-cell>
          <table:table-cell table:style-name="ce14" office:value-type="string" calcext:value-type="string">
            <text:p>YOU: BeBe mi sembra una portata all'ascolto, sai?</text:p>
          </table:table-cell>
          <table:table-cell table:style-name="ce19" office:value-type="string" calcext:value-type="string">
            <text:p>YOU: BeBe sounds to me like a good listener, you know?</text:p>
          </table:table-cell>
        </table:table-row>
        <table:table-row table:style-name="ro1">
          <table:table-cell table:style-name="ce4" office:value-type="string" calcext:value-type="string">
            <text:p>04DayFour-day_four_lounge-4e362ced</text:p>
          </table:table-cell>
          <table:table-cell table:style-name="ce14" office:value-type="string" calcext:value-type="string">
            <text:p>Piiiietro: Quando deve dire il mio nome però si incarta.</text:p>
          </table:table-cell>
          <table:table-cell table:style-name="ce19" office:value-type="string" calcext:value-type="string">
            <text:p>Piiiietro: When she needs to say my name she gets all mixed up, though.</text:p>
          </table:table-cell>
        </table:table-row>
        <table:table-row table:style-name="ro6">
          <table:table-cell table:style-name="ce4" office:value-type="string" calcext:value-type="string">
            <text:p>04DayFour-day_four_lounge-336efb94</text:p>
          </table:table-cell>
          <table:table-cell table:style-name="ce14" office:value-type="string" calcext:value-type="string">
            <text:p>Piiiietro: Stasera accoglierò anche io il cambiamento, sai? Come Bruiser. Basta con pasta al tonno in scatola. Farò della pasta con &lt;b&gt;tonno in scatola al naturale&lt;/b&gt;! E lo presenterò &lt;b&gt;cantando&lt;/b&gt;.</text:p>
          </table:table-cell>
          <table:table-cell table:style-name="ce19" office:value-type="string" calcext:value-type="string">
            <text:p>Piiiietro: I too will welcome change tonight, you know? Like Bruiser. No more pasta with canned tuna. I'll make pasta with &lt;b&gt;canned tuna in brine&lt;/b&gt;! And I will present it by &lt;b&gt;singing&lt;/b&gt;.</text:p>
          </table:table-cell>
        </table:table-row>
        <table:table-row table:style-name="ro1">
          <table:table-cell table:style-name="ce4" office:value-type="string" calcext:value-type="string">
            <text:p>04DayFour-day_four_lounge-ca997b93</text:p>
          </table:table-cell>
          <table:table-cell table:style-name="ce14" office:value-type="string" calcext:value-type="string">
            <text:p>Piiiietro: Uh, l'ho detto. Devo correre ora, a dopo!</text:p>
          </table:table-cell>
          <table:table-cell table:style-name="ce19" office:value-type="string" calcext:value-type="string">
            <text:p>Piiiietro: Uh, I said it. I have to run now, see you later!</text:p>
          </table:table-cell>
        </table:table-row>
        <table:table-row table:style-name="ro1">
          <table:table-cell table:style-name="ce4" office:value-type="string" calcext:value-type="string">
            <text:p>04DayFour-day_four_lounge-e8c1e1db</text:p>
          </table:table-cell>
          <table:table-cell table:style-name="ce14" office:value-type="string" calcext:value-type="string">
            <text:p>Quello: Fatti dare un abbraccio!</text:p>
          </table:table-cell>
          <table:table-cell table:style-name="ce19" office:value-type="string" calcext:value-type="string">
            <text:p>Quello: Let me give you a hug!</text:p>
          </table:table-cell>
        </table:table-row>
        <table:table-row table:style-name="ro1">
          <table:table-cell table:style-name="ce4" office:value-type="string" calcext:value-type="string">
            <text:p>04DayFour-day_four_lounge-88ea6e90</text:p>
          </table:table-cell>
          <table:table-cell table:style-name="ce14" office:value-type="string" calcext:value-type="string">
            <text:p>YOU: Ti trovo benissimo, Quello!</text:p>
          </table:table-cell>
          <table:table-cell table:style-name="ce19" office:value-type="string" calcext:value-type="string">
            <text:p>YOU: You look great, That One!</text:p>
          </table:table-cell>
        </table:table-row>
        <table:table-row table:style-name="ro1">
          <table:table-cell table:style-name="ce4" office:value-type="string" calcext:value-type="string">
            <text:p>04DayFour-day_four_lounge-f60f6090</text:p>
          </table:table-cell>
          <table:table-cell table:style-name="ce14" office:value-type="string" calcext:value-type="string">
            <text:p>YOU: Mmm, prima levati la polvere.</text:p>
          </table:table-cell>
          <table:table-cell table:style-name="ce19" office:value-type="string" calcext:value-type="string">
            <text:p>YOU: Um, first get the dust off.</text:p>
          </table:table-cell>
        </table:table-row>
        <table:table-row table:style-name="ro1">
          <table:table-cell table:style-name="ce4" office:value-type="string" calcext:value-type="string">
            <text:p>04DayFour-day_four_lounge-832610f1</text:p>
          </table:table-cell>
          <table:table-cell table:style-name="ce14" office:value-type="string" calcext:value-type="string">
            <text:p>YOU: Ehm, dove metto la mano destra?</text:p>
          </table:table-cell>
          <table:table-cell table:style-name="ce19" office:value-type="string" calcext:value-type="string">
            <text:p>YOU: Er, where do I put my right hand?</text:p>
          </table:table-cell>
        </table:table-row>
        <table:table-row table:style-name="ro5">
          <table:table-cell table:style-name="ce4" office:value-type="string" calcext:value-type="string">
            <text:p>04DayFour-day_four_lounge-e742a787</text:p>
          </table:table-cell>
          <table:table-cell table:style-name="ce14" office:value-type="string" calcext:value-type="string">
            <text:p>Quello: Non me l'aspettavo, ma questo percorso sta diventando un vero viaggio, sai? Un viaggio verso il &lt;b&gt;perdonare&lt;/b&gt; anche chi ti ha ferito.</text:p>
          </table:table-cell>
          <table:table-cell table:style-name="ce19" office:value-type="string" calcext:value-type="string">
            <text:p>Quello: I didn't expect it, but this path is becoming a real journey, you know? A journey toward &lt;b&gt;forgiving&lt;/b&gt; even those who have hurt you.</text:p>
          </table:table-cell>
        </table:table-row>
        <table:table-row table:style-name="ro2">
          <table:table-cell table:style-name="ce4" office:value-type="string" calcext:value-type="string">
            <text:p>04DayFour-day_four_lounge-37a4731e</text:p>
          </table:table-cell>
          <table:table-cell table:style-name="ce14" office:value-type="string" calcext:value-type="string">
            <text:p>Quello: Come il perdonare mio padre. Non ha inventato i roomba contro di me, contro di noi.</text:p>
          </table:table-cell>
          <table:table-cell table:style-name="ce19" office:value-type="string" calcext:value-type="string">
            <text:p>Quello: Like forgiving my father. He didn't invent roomba against me, against us.</text:p>
          </table:table-cell>
        </table:table-row>
        <table:table-row table:style-name="ro5">
          <table:table-cell table:style-name="ce4" office:value-type="string" calcext:value-type="string">
            <text:p>04DayFour-day_four_lounge-ddfadadc</text:p>
          </table:table-cell>
          <table:table-cell table:style-name="ce14" office:value-type="string" calcext:value-type="string">
            <text:p>Quello: Sono state le persone, pigre, a liberarsi di noi aspirapolveri a favore di quei, quelli che sono forse miei fratelli, non trovi?</text:p>
          </table:table-cell>
          <table:table-cell table:style-name="ce19" office:value-type="string" calcext:value-type="string">
            <text:p>Quello: It was people, lazy people, who got rid of us vacuum cleaners in favor of those, those who are maybe my brothers, don't you think?</text:p>
          </table:table-cell>
        </table:table-row>
        <table:table-row table:style-name="ro1">
          <table:table-cell table:style-name="ce4" office:value-type="string" calcext:value-type="string">
            <text:p>04DayFour-day_four_lounge-0afae940</text:p>
          </table:table-cell>
          <table:table-cell table:style-name="ce14" office:value-type="string" calcext:value-type="string">
            <text:p>YOU: Sento solo una grande confusione in testa, ora.</text:p>
          </table:table-cell>
          <table:table-cell table:style-name="ce19" office:value-type="string" calcext:value-type="string">
            <text:p>YOU: I just feel a great confusion in my head now.</text:p>
          </table:table-cell>
        </table:table-row>
        <table:table-row table:style-name="ro1">
          <table:table-cell table:style-name="ce4" office:value-type="string" calcext:value-type="string">
            <text:p>04DayFour-day_four_lounge-546a1643</text:p>
          </table:table-cell>
          <table:table-cell table:style-name="ce14" office:value-type="string" calcext:value-type="string">
            <text:p>YOU: Ma quindi non è il Divo tuo padre?</text:p>
          </table:table-cell>
          <table:table-cell table:style-name="ce19" office:value-type="string" calcext:value-type="string">
            <text:p>YOU: So, Il Divo is not your father?</text:p>
          </table:table-cell>
        </table:table-row>
        <table:table-row table:style-name="ro2">
          <table:table-cell table:style-name="ce4" office:value-type="string" calcext:value-type="string">
            <text:p>04DayFour-day_four_lounge-8429d722</text:p>
          </table:table-cell>
          <table:table-cell table:style-name="ce14" office:value-type="string" calcext:value-type="string">
            <text:p>YOU: Non ho mai pulito casa mia, non so di cosa tu stia parlando.</text:p>
          </table:table-cell>
          <table:table-cell table:style-name="ce19" office:value-type="string" calcext:value-type="string">
            <text:p>YOU: I have never cleaned my house, so I don't know what you are talking about.</text:p>
          </table:table-cell>
        </table:table-row>
        <table:table-row table:style-name="ro2">
          <table:table-cell table:style-name="ce4" office:value-type="string" calcext:value-type="string">
            <text:p>04DayFour-day_four_lounge-da76994c</text:p>
          </table:table-cell>
          <table:table-cell table:style-name="ce14" office:value-type="string" calcext:value-type="string">
            <text:p>Quello: E poi bisogna &lt;b&gt;evolversi&lt;/b&gt;. Credo, ho, è sciocco, sai?</text:p>
          </table:table-cell>
          <table:table-cell table:style-name="ce19" office:value-type="string" calcext:value-type="string">
            <text:p>Quello: Moreover, one needs to &lt;b&gt;evolve&lt;/b&gt;. I think, uh, it's silly, you know?</text:p>
          </table:table-cell>
        </table:table-row>
        <table:table-row table:style-name="ro2">
          <table:table-cell table:style-name="ce4" office:value-type="string" calcext:value-type="string">
            <text:p>04DayFour-day_four_lounge-cf5c3f3f</text:p>
          </table:table-cell>
          <table:table-cell table:style-name="ce14" office:value-type="string" calcext:value-type="string">
            <text:p>YOU: Quello, credo sia sciocca tutta questa situazione, se non ridicola.</text:p>
          </table:table-cell>
          <table:table-cell table:style-name="ce19" office:value-type="string" calcext:value-type="string">
            <text:p>YOU: That One, I think this whole situation is silly, if not ridiculous.</text:p>
          </table:table-cell>
        </table:table-row>
        <table:table-row table:style-name="ro5">
          <table:table-cell table:style-name="ce4" office:value-type="string" calcext:value-type="string">
            <text:p>04DayFour-day_four_lounge-3140f7c7</text:p>
          </table:table-cell>
          <table:table-cell table:style-name="ce14" office:value-type="string" calcext:value-type="string">
            <text:p>YOU: "Sciocco" è uccidere per sbaglio Ermenegildo, e poi dimenticarsene, e portarlo a Gardaland e parlarci tutto il giorno e pagare pure il biglietto!</text:p>
          </table:table-cell>
          <table:table-cell table:style-name="ce19" office:value-type="string" calcext:value-type="string">
            <text:p>YOU: "Silly" is accidentally killing Ermenegildo, and then forgetting about it, and taking him to Disneyworld and talking to him all day and even paying for the ticket!</text:p>
          </table:table-cell>
        </table:table-row>
        <table:table-row table:style-name="ro1">
          <table:table-cell table:style-name="ce4" office:value-type="string" calcext:value-type="string">
            <text:p>04DayFour-day_four_lounge-03e3604b</text:p>
          </table:table-cell>
          <table:table-cell table:style-name="ce14" office:value-type="string" calcext:value-type="string">
            <text:p>YOU: Il mio cervello mi sta colando dalle orecchie ormai.</text:p>
          </table:table-cell>
          <table:table-cell table:style-name="ce19" office:value-type="string" calcext:value-type="string">
            <text:p>YOU: My brain is leaking out of my ears by now.</text:p>
          </table:table-cell>
        </table:table-row>
        <table:table-row table:style-name="ro5">
          <table:table-cell table:style-name="ce4" office:value-type="string" calcext:value-type="string">
            <text:p>04DayFour-day_four_lounge-7b01c629</text:p>
          </table:table-cell>
          <table:table-cell table:style-name="ce14" office:value-type="string" calcext:value-type="string">
            <text:p>Quello: Non riuscivo a perdonare mio padre, e così ne ho cercato un altro. Ho riposto le mie energie, la mia fiducia nel Divo. Un altro uomo arrogante.</text:p>
          </table:table-cell>
          <table:table-cell table:style-name="ce19" office:value-type="string" calcext:value-type="string">
            <text:p>Quello: I couldn't forgive my father, so I sought another one. I put my energies and my faith in il Divo. Another arrogant man.</text:p>
          </table:table-cell>
        </table:table-row>
        <table:table-row table:style-name="ro6">
          <table:table-cell table:style-name="ce4" office:value-type="string" calcext:value-type="string">
            <text:p>04DayFour-day_four_lounge-7f1b8d96</text:p>
          </table:table-cell>
          <table:table-cell table:style-name="ce14" office:value-type="string" calcext:value-type="string">
            <text:p>Quello: Ma io sono una persona valida in me, non trovi? Anche se ci hanno gettato tutti nei cassonetti. Anche se mio padre ha creato qualcosa per sostituirci tutti. Anche se il Divo non mi darà mai la sua approvazione.</text:p>
          </table:table-cell>
          <table:table-cell table:style-name="ce19" office:value-type="string" calcext:value-type="string">
            <text:p>Quello: But I am a good person by myself, don't you think? Even though we were all thrown into dumpsters. Even if my father created something to replace us all. Even if il Divo will never give me his approval.</text:p>
          </table:table-cell>
        </table:table-row>
        <table:table-row table:style-name="ro1">
          <table:table-cell table:style-name="ce4" office:value-type="string" calcext:value-type="string">
            <text:p>04DayFour-day_four_lounge-9c0c0e47</text:p>
          </table:table-cell>
          <table:table-cell table:style-name="ce14" office:value-type="string" calcext:value-type="string">
            <text:p>Quello: IO sono quello che deve approvarsi, e basta.</text:p>
          </table:table-cell>
          <table:table-cell table:style-name="ce19" office:value-type="string" calcext:value-type="string">
            <text:p>Quello: I am the one who has to approve MYSELF, and that's it.</text:p>
          </table:table-cell>
        </table:table-row>
        <table:table-row table:style-name="ro1">
          <table:table-cell table:style-name="ce4" office:value-type="string" calcext:value-type="string">
            <text:p>04DayFour-day_four_lounge-13cbd0d2</text:p>
          </table:table-cell>
          <table:table-cell table:style-name="ce14" office:value-type="string" calcext:value-type="string">
            <text:p>YOU: Profondo, fratello!</text:p>
          </table:table-cell>
          <table:table-cell table:style-name="ce19" office:value-type="string" calcext:value-type="string">
            <text:p>YOU: That's deep, bro!</text:p>
          </table:table-cell>
        </table:table-row>
        <table:table-row table:style-name="ro1">
          <table:table-cell table:style-name="ce4" office:value-type="string" calcext:value-type="string">
            <text:p>04DayFour-day_four_lounge-dd043992</text:p>
          </table:table-cell>
          <table:table-cell table:style-name="ce14" office:value-type="string" calcext:value-type="string">
            <text:p>YOU: Nel Culto questo è pensiero sovversivo, sai?</text:p>
          </table:table-cell>
          <table:table-cell table:style-name="ce19" office:value-type="string" calcext:value-type="string">
            <text:p>YOU: In the Cult this is subversive thinking, you know?</text:p>
          </table:table-cell>
        </table:table-row>
        <table:table-row table:style-name="ro1">
          <table:table-cell table:style-name="ce4" office:value-type="string" calcext:value-type="string">
            <text:p>04DayFour-day_four_lounge-c7288cda</text:p>
          </table:table-cell>
          <table:table-cell table:style-name="ce14" office:value-type="string" calcext:value-type="string">
            <text:p>YOU: E me, chi mi approva? Tu? Dogron? Chi?!?!?</text:p>
          </table:table-cell>
          <table:table-cell table:style-name="ce19" office:value-type="string" calcext:value-type="string">
            <text:p>YOU: What about me, who approves of me? You? Dogron? Who!?!?</text:p>
          </table:table-cell>
        </table:table-row>
        <table:table-row table:style-name="ro2">
          <table:table-cell table:style-name="ce4" office:value-type="string" calcext:value-type="string">
            <text:p>04DayFour-day_four_lounge-d842b1f0</text:p>
          </table:table-cell>
          <table:table-cell table:style-name="ce14" office:value-type="string" calcext:value-type="string">
            <text:p>Quello: Ora vado dal Divo, e gli dico che mi licenzio. E poi, vincerò questo programma!</text:p>
          </table:table-cell>
          <table:table-cell table:style-name="ce19" office:value-type="string" calcext:value-type="string">
            <text:p>Quello: Now I'm going to go to il Divo, and tell him I'm quitting. Also, I'm going to win this program!</text:p>
          </table:table-cell>
        </table:table-row>
        <table:table-row table:style-name="ro1">
          <table:table-cell table:style-name="ce4" office:value-type="string" calcext:value-type="string">
            <text:p>04DayFour-day_four_lounge-c1989337</text:p>
          </table:table-cell>
          <table:table-cell table:style-name="ce14" office:value-type="string" calcext:value-type="string">
            <text:p>ilDivo: Uh, la persona concorrente che preferisco! Come stai?</text:p>
          </table:table-cell>
          <table:table-cell table:style-name="ce19" office:value-type="string" calcext:value-type="string">
            <text:p>ilDivo: Uh, my favorite contestant! How are you doing?</text:p>
          </table:table-cell>
        </table:table-row>
        <table:table-row table:style-name="ro2">
          <table:table-cell table:style-name="ce4" office:value-type="string" calcext:value-type="string">
            <text:p>04DayFour-day_four_lounge-67dc67a7</text:p>
          </table:table-cell>
          <table:table-cell table:style-name="ce14" office:value-type="string" calcext:value-type="string">
            <text:p>YOU: Mi ritrovo qui senza capire come. Sto andando avanti e non capisco in cosa. Come dovrei stare?!?</text:p>
          </table:table-cell>
          <table:table-cell table:style-name="ce19" office:value-type="string" calcext:value-type="string">
            <text:p>YOU: I find myself here without understanding how. I'm moving forward and I don't understand in what. How am I supposed to be?!?</text:p>
          </table:table-cell>
        </table:table-row>
        <table:table-row table:style-name="ro2">
          <table:table-cell table:style-name="ce4" office:value-type="string" calcext:value-type="string">
            <text:p>04DayFour-day_four_lounge-da33e8ba</text:p>
          </table:table-cell>
          <table:table-cell table:style-name="ce14" office:value-type="string" calcext:value-type="string">
            <text:p>YOU: Credo di aver appena visto un cetriolo fare una dichiarazione d'amore a un cameraman morto.</text:p>
          </table:table-cell>
          <table:table-cell table:style-name="ce19" office:value-type="string" calcext:value-type="string">
            <text:p>YOU: I think I just saw a cucumber make a love declaration to a dead cameraman.</text:p>
          </table:table-cell>
        </table:table-row>
        <table:table-row table:style-name="ro2">
          <table:table-cell table:style-name="ce4" office:value-type="string" calcext:value-type="string">
            <text:p>04DayFour-day_four_lounge-45fc1bd3</text:p>
          </table:table-cell>
          <table:table-cell table:style-name="ce14" office:value-type="string" calcext:value-type="string">
            <text:p>YOU: Non l'avrei mai detto, ma mi manca il Culto. I riti, i morti, il sangue, le fughe dagli esorcisti.</text:p>
          </table:table-cell>
          <table:table-cell table:style-name="ce19" office:value-type="string" calcext:value-type="string">
            <text:p>YOU: I never thought I would have said this, but I miss the Cult. The rites, the deads, the blood, the escapes from the exorcists.</text:p>
          </table:table-cell>
        </table:table-row>
        <table:table-row table:style-name="ro1">
          <table:table-cell table:style-name="ce4" office:value-type="string" calcext:value-type="string">
            <text:p>04DayFour-day_four_lounge-ed7aba1c</text:p>
          </table:table-cell>
          <table:table-cell table:style-name="ce14" office:value-type="string" calcext:value-type="string">
            <text:p>ilDivo: Sicuramente hai una vita favolosa, vero?</text:p>
          </table:table-cell>
          <table:table-cell table:style-name="ce19" office:value-type="string" calcext:value-type="string">
            <text:p>ilDivo: You certainly have a fabulous life, don't you?</text:p>
          </table:table-cell>
        </table:table-row>
        <table:table-row table:style-name="ro1">
          <table:table-cell table:style-name="ce4" office:value-type="string" calcext:value-type="string">
            <text:p>04DayFour-day_four_lounge-422056c6</text:p>
          </table:table-cell>
          <table:table-cell table:style-name="ce14" office:value-type="string" calcext:value-type="string">
            <text:p>ilDivo: Ma mai quanto la mia!</text:p>
          </table:table-cell>
          <table:table-cell table:style-name="ce19" office:value-type="string" calcext:value-type="string">
            <text:p>ilDivo: But never as much as mine!</text:p>
          </table:table-cell>
        </table:table-row>
        <table:table-row table:style-name="ro1">
          <table:table-cell table:style-name="ce4" office:value-type="string" calcext:value-type="string">
            <text:p>04DayFour-day_four_lounge-97d8bba3</text:p>
          </table:table-cell>
          <table:table-cell table:style-name="ce14" office:value-type="string" calcext:value-type="string">
            <text:p>YOU: Te pareva.</text:p>
          </table:table-cell>
          <table:table-cell table:style-name="ce19" office:value-type="string" calcext:value-type="string">
            <text:p>YOU: What a surprise.</text:p>
          </table:table-cell>
        </table:table-row>
        <table:table-row table:style-name="ro6">
          <table:table-cell table:style-name="ce4" office:value-type="string" calcext:value-type="string">
            <text:p>04DayFour-day_four_lounge-b03056d4</text:p>
          </table:table-cell>
          <table:table-cell table:style-name="ce14" office:value-type="string" calcext:value-type="string">
            <text:p>ilDivo: Ho trovato il vero amore. Qui, su questo minuscolo pianeta, ho capito tutto. Mi son fermato un attimo, un tiro di bamba e un momento di &lt;b&gt;hashtag selfcare&lt;/b&gt; ed eccolo lì, il vero amore della mia vita!</text:p>
          </table:table-cell>
          <table:table-cell table:style-name="ce19" office:value-type="string" calcext:value-type="string">
            <text:p>ilDivo: I have found true love. Here, on this tiny planet, I understood everything. I stopped for a moment, a hit of cocaine and a moment of &lt;b&gt;hashtagselfcare&lt;/b&gt;, and there he was, the true love of my life!</text:p>
          </table:table-cell>
        </table:table-row>
        <table:table-row table:style-name="ro1">
          <table:table-cell table:style-name="ce4" office:value-type="string" calcext:value-type="string">
            <text:p>04DayFour-day_four_lounge-6a3425db</text:p>
          </table:table-cell>
          <table:table-cell table:style-name="ce14" office:value-type="string" calcext:value-type="string">
            <text:p>YOU: Bruiser?</text:p>
          </table:table-cell>
          <table:table-cell table:style-name="ce19" office:value-type="string" calcext:value-type="string">
            <text:p>YOU: Bruiser?</text:p>
          </table:table-cell>
        </table:table-row>
        <table:table-row table:style-name="ro1">
          <table:table-cell table:style-name="ce4" office:value-type="string" calcext:value-type="string">
            <text:p>04DayFour-day_four_lounge-d35eced5</text:p>
          </table:table-cell>
          <table:table-cell table:style-name="ce14" office:value-type="string" calcext:value-type="string">
            <text:p>YOU: Ermenegildo?</text:p>
          </table:table-cell>
          <table:table-cell table:style-name="ce19" office:value-type="string" calcext:value-type="string">
            <text:p>YOU: Ermenegildo?</text:p>
          </table:table-cell>
        </table:table-row>
        <table:table-row table:style-name="ro1">
          <table:table-cell table:style-name="ce4" office:value-type="string" calcext:value-type="string">
            <text:p>04DayFour-day_four_lounge-403054fd</text:p>
          </table:table-cell>
          <table:table-cell table:style-name="ce14" office:value-type="string" calcext:value-type="string">
            <text:p>YOU: La Chihuahua Suprema?</text:p>
          </table:table-cell>
          <table:table-cell table:style-name="ce19" office:value-type="string" calcext:value-type="string">
            <text:p>YOU: The Supreme Chihuahua?</text:p>
          </table:table-cell>
        </table:table-row>
        <table:table-row table:style-name="ro2">
          <table:table-cell table:style-name="ce4" office:value-type="string" calcext:value-type="string">
            <text:p>04DayFour-day_four_lounge-509bd738</text:p>
          </table:table-cell>
          <table:table-cell table:style-name="ce14" office:value-type="string" calcext:value-type="string">
            <text:p>ilDivo: &lt;b&gt;Io, me stesso,me medesimo&lt;/b&gt;. C'è un unico grande amore in questa vita, e posso solo essere io. Solo!</text:p>
          </table:table-cell>
          <table:table-cell table:style-name="ce19" office:value-type="string" calcext:value-type="string">
            <text:p>ilDivo: &lt;b&gt;Me, myself and I&lt;/b&gt;. There is only one great love in this life, and it can only be me. Just me!</text:p>
          </table:table-cell>
        </table:table-row>
        <table:table-row table:style-name="ro1">
          <table:table-cell table:style-name="ce4" office:value-type="string" calcext:value-type="string">
            <text:p>04DayFour-day_four_lounge-e13dceb9</text:p>
          </table:table-cell>
          <table:table-cell table:style-name="ce14" office:value-type="string" calcext:value-type="string">
            <text:p>ilDivo: Vuoi celebrare il mio matrimonio con me stesso?</text:p>
          </table:table-cell>
          <table:table-cell table:style-name="ce19" office:value-type="string" calcext:value-type="string">
            <text:p>ilDivo: Do you want to celebrate my marriage to myself?</text:p>
          </table:table-cell>
        </table:table-row>
        <table:table-row table:style-name="ro2">
          <table:table-cell table:style-name="ce4" office:value-type="string" calcext:value-type="string">
            <text:p>04DayFour-day_four_lounge-8d4c123c</text:p>
          </table:table-cell>
          <table:table-cell table:style-name="ce14" office:value-type="string" calcext:value-type="string">
            <text:p>YOU: Mi dispiace ma devo farmi cavare le orecchie prima di continuare questo spettacolo.</text:p>
          </table:table-cell>
          <table:table-cell table:style-name="ce19" office:value-type="string" calcext:value-type="string">
            <text:p>YOU: I'm sorry but I have to have my ears pulled out before continuing this show.</text:p>
          </table:table-cell>
        </table:table-row>
        <table:table-row table:style-name="ro2">
          <table:table-cell table:style-name="ce4" office:value-type="string" calcext:value-type="string">
            <text:p>04DayFour-day_four_lounge-2290c5d6</text:p>
          </table:table-cell>
          <table:table-cell table:style-name="ce14" office:value-type="string" calcext:value-type="string">
            <text:p>YOU: Non posso, devo farmi cascare un riflettore in testa e sperare di morire.</text:p>
          </table:table-cell>
          <table:table-cell table:style-name="ce19" office:value-type="string" calcext:value-type="string">
            <text:p>YOU: I can't, I have to drop a spotlight on my head and hope to die.</text:p>
          </table:table-cell>
        </table:table-row>
        <table:table-row table:style-name="ro1">
          <table:table-cell table:style-name="ce4" office:value-type="string" calcext:value-type="string">
            <text:p>04DayFour-day_four_lounge-a288b43a</text:p>
          </table:table-cell>
          <table:table-cell table:style-name="ce14" office:value-type="string" calcext:value-type="string">
            <text:p>YOU: Certo, dopo aver fatto il bagno col mio amato tostapane.</text:p>
          </table:table-cell>
          <table:table-cell table:style-name="ce19" office:value-type="string" calcext:value-type="string">
            <text:p>YOU: Sure, after taking a bath with my beloved toaster.</text:p>
          </table:table-cell>
        </table:table-row>
        <table:table-row table:style-name="ro1">
          <table:table-cell table:style-name="ce4" office:value-type="string" calcext:value-type="string">
            <text:p>04DayFour-day_four_lounge-38e6f94d</text:p>
          </table:table-cell>
          <table:table-cell table:style-name="ce14" office:value-type="string" calcext:value-type="string">
            <text:p>ilDivo: Quanto mi sento amato!</text:p>
          </table:table-cell>
          <table:table-cell table:style-name="ce19" office:value-type="string" calcext:value-type="string">
            <text:p>ilDivo: I feel so much love!</text:p>
          </table:table-cell>
        </table:table-row>
        <table:table-row table:style-name="ro1">
          <table:table-cell table:style-name="ce4" office:value-type="string" calcext:value-type="string">
            <text:p>05DayFive-day_five_lounge-7e20e611</text:p>
          </table:table-cell>
          <table:table-cell table:style-name="ce14" office:value-type="string" calcext:value-type="string">
            <text:p>@moveToDialogue character:</text:p>
          </table:table-cell>
          <table:table-cell table:style-name="ce19" office:value-type="string" calcext:value-type="string">
            <text:p>@moveToDialogue character:</text:p>
          </table:table-cell>
        </table:table-row>
        <table:table-row table:style-name="ro2">
          <table:table-cell table:style-name="ce4" office:value-type="string" calcext:value-type="string">
            <text:p>05DayFive-day_five_lounge-e80d4f47</text:p>
          </table:table-cell>
          <table:table-cell table:style-name="ce14" office:value-type="string" calcext:value-type="string">
            <text:p>DOGRON: No no no amiche, non sono lacrime quelle che vedete, è solo allergia al fatto che è l'uuuultima puntata.</text:p>
          </table:table-cell>
          <table:table-cell table:style-name="ce19" office:value-type="string" calcext:value-type="string">
            <text:p>DOGRON: No no no friends, those are not tears youuuuu see, it's just allergy to the fact that it's the last episode.</text:p>
          </table:table-cell>
        </table:table-row>
        <table:table-row table:style-name="ro1">
          <table:table-cell table:style-name="ce4" office:value-type="string" calcext:value-type="string">
            <text:p>05DayFive-day_five_lounge-65683613</text:p>
          </table:table-cell>
          <table:table-cell table:style-name="ce14" office:value-type="string" calcext:value-type="string">
            <text:p>DOGRON: Sob.</text:p>
          </table:table-cell>
          <table:table-cell table:style-name="ce19" office:value-type="string" calcext:value-type="string">
            <text:p>DOGRON: Sigh.</text:p>
          </table:table-cell>
        </table:table-row>
        <table:table-row table:style-name="ro6">
          <table:table-cell table:style-name="ce4" office:value-type="string" calcext:value-type="string">
            <text:p>05DayFive-day_five_lounge-b1f8c853</text:p>
          </table:table-cell>
          <table:table-cell table:style-name="ce14" office:value-type="string" calcext:value-type="string">
            <text:p>DOGRON: L'ultima puntata di THE VERYSSIMAMENTE GOOD DOGGO BUONO BUONO DOGRON BUONO, QUALCUNO DICA A DOGRON CHE è BUUUUUUUUUUONO SHOWWWWW e si merita un pat-pat. U-u-u-u-uuuno!</text:p>
          </table:table-cell>
          <table:table-cell table:style-name="ce19" office:value-type="string" calcext:value-type="string">
            <text:p>DOGRON: The last episode of THE VERY GOOOOOD DOGGO GOOD DOGRON GOOD, SOMEONE TELL DOGRON THAT HE'S A GOOD DOOOG and deserves a pat!</text:p>
          </table:table-cell>
        </table:table-row>
        <table:table-row table:style-name="ro5">
          <table:table-cell table:style-name="ce4" office:value-type="string" calcext:value-type="string">
            <text:p>05DayFive-day_five_lounge-70eecc08</text:p>
          </table:table-cell>
          <table:table-cell table:style-name="ce14" office:value-type="string" calcext:value-type="string">
            <text:p>DOGRON: Vi ricordo, finaliste, che in palio c'è la possibilità di avere un proprio mega ristorante su Nettuuuuuuuuuuuuuuuuuuuno.</text:p>
          </table:table-cell>
          <table:table-cell table:style-name="ce19" office:value-type="string" calcext:value-type="string">
            <text:p>DOGRON: May I remind you, finalists, that at stake there’s the chance to have your own mega restaurant on Neptuuuuune.</text:p>
          </table:table-cell>
        </table:table-row>
        <table:table-row table:style-name="ro5">
          <table:table-cell table:style-name="ce4" office:value-type="string" calcext:value-type="string">
            <text:p>05DayFive-day_five_lounge-c478b6c7</text:p>
          </table:table-cell>
          <table:table-cell table:style-name="ce14" office:value-type="string" calcext:value-type="string">
            <text:p>DOGRON: casualmente vicinissimo alla mia casetta senza uuuumani, e a quella del Grande Consiglio dei Carlini e della Suprema Chihuahua.</text:p>
          </table:table-cell>
          <table:table-cell table:style-name="ce19" office:value-type="string" calcext:value-type="string">
            <text:p>DOGRON: Coincidentally very close to my huuuuuman-less cottage, and to that of the Great Pug Council and the Supreme Chihuahua.</text:p>
          </table:table-cell>
        </table:table-row>
        <table:table-row table:style-name="ro1">
          <table:table-cell table:style-name="ce4" office:value-type="string" calcext:value-type="string">
            <text:p>05DayFive-day_five_lounge-07db92b3</text:p>
          </table:table-cell>
          <table:table-cell table:style-name="ce14" office:value-type="string" calcext:value-type="string">
            <text:p>DOGRON: Noi brave dogghe, si si.</text:p>
          </table:table-cell>
          <table:table-cell table:style-name="ce19" office:value-type="string" calcext:value-type="string">
            <text:p>DOGRON: We good dogs, woof woof.</text:p>
          </table:table-cell>
        </table:table-row>
        <table:table-row table:style-name="ro1">
          <table:table-cell table:style-name="ce4" office:value-type="string" calcext:value-type="string">
            <text:p>05DayFive-day_five_lounge-c33364a6</text:p>
          </table:table-cell>
          <table:table-cell table:style-name="ce14" office:value-type="string" calcext:value-type="string">
            <text:p>DOGRON: E per questo il tema di oggi, l'ultimo grande tema è:</text:p>
          </table:table-cell>
          <table:table-cell table:style-name="ce19" office:value-type="string" calcext:value-type="string">
            <text:p>DOGRON: And that's why today's theme, the last big theme is:</text:p>
          </table:table-cell>
        </table:table-row>
        <table:table-row table:style-name="ro2">
          <table:table-cell table:style-name="ce4" office:value-type="string" calcext:value-type="string">
            <text:p>05DayFive-day_five_lounge-52ba9f4d</text:p>
          </table:table-cell>
          <table:table-cell table:style-name="ce14" office:value-type="string" calcext:value-type="string">
            <text:p>DOGRON: Un piatto che gridi al mondo che sei la migliore genitora per dogghe al mondo!</text:p>
          </table:table-cell>
          <table:table-cell table:style-name="ce19" office:value-type="string" calcext:value-type="string">
            <text:p>DOGRON: A dish that shooooooouts to the world that you are the best dog parent in the world!</text:p>
          </table:table-cell>
        </table:table-row>
        <table:table-row table:style-name="ro1">
          <table:table-cell table:style-name="ce4" office:value-type="string" calcext:value-type="string">
            <text:p>05DayFive-day_five_lounge-072cb09b</text:p>
          </table:table-cell>
          <table:table-cell table:style-name="ce14" office:value-type="string" calcext:value-type="string">
            <text:p>DOGRON: Scaldate i motori, e che vinca la miglior dog queen!</text:p>
          </table:table-cell>
          <table:table-cell table:style-name="ce19" office:value-type="string" calcext:value-type="string">
            <text:p>DOGRON: Racers, start your engines, and may the best dog person win.</text:p>
          </table:table-cell>
        </table:table-row>
        <table:table-row table:style-name="ro2">
          <table:table-cell table:style-name="ce4" office:value-type="string" calcext:value-type="string">
            <text:p>05DayFive-day_five_lounge-f7eb31a1</text:p>
          </table:table-cell>
          <table:table-cell table:style-name="ce14" office:value-type="string" calcext:value-type="string">
            <text:p>UgoEMimi: Quindi: "Accabadora", "Stai zitta!", "God Save the Queer"...</text:p>
          </table:table-cell>
          <table:table-cell table:style-name="ce19" office:value-type="string" calcext:value-type="string">
            <text:p>UgoEMimi: So: “A room of One’s Own”, “Mrs. Dalloway”, the diaries...</text:p>
          </table:table-cell>
        </table:table-row>
        <table:table-row table:style-name="ro1">
          <table:table-cell table:style-name="ce4" office:value-type="string" calcext:value-type="string">
            <text:p>05DayFive-day_five_lounge-57337a94</text:p>
          </table:table-cell>
          <table:table-cell table:style-name="ce14" office:value-type="string" calcext:value-type="string">
            <text:p>YOU: Sta pregando, signora Mimi?</text:p>
          </table:table-cell>
          <table:table-cell table:style-name="ce19" office:value-type="string" calcext:value-type="string">
            <text:p>YOU: Are you praying, Mrs. Mimi?</text:p>
          </table:table-cell>
        </table:table-row>
        <table:table-row table:style-name="ro5">
          <table:table-cell table:style-name="ce4" office:value-type="string" calcext:value-type="string">
            <text:p>05DayFive-day_five_lounge-be9f7e0d</text:p>
          </table:table-cell>
          <table:table-cell table:style-name="ce14" office:value-type="string" calcext:value-type="string">
            <text:p>UgoEMimi: Ah ah no tesoro, no. Stavo controllando la lista di libri che mi aveva consigliato BeBe a inizio programma, tutti titoli di &lt;b&gt;Michela Murgia&lt;/b&gt;.</text:p>
          </table:table-cell>
          <table:table-cell table:style-name="ce19" office:value-type="string" calcext:value-type="string">
            <text:p>UgoEMimi: Ha ha no honey, no. I was checking the list of books that BeBe recommended me at the very beginning of the show, all titles by &lt;b&gt;Virginia Woolf&lt;/b&gt;.</text:p>
          </table:table-cell>
        </table:table-row>
        <table:table-row table:style-name="ro5">
          <table:table-cell table:style-name="ce4" office:value-type="string" calcext:value-type="string">
            <text:p>05DayFive-day_five_lounge-2d7e4c79</text:p>
          </table:table-cell>
          <table:table-cell table:style-name="ce14" office:value-type="string" calcext:value-type="string">
            <text:p>UgoEMimi: Davvero in gamba quella Bebe, così indipendente. L'avessi conosciuta anni fa, avrei capito prima cosa significa &lt;b&gt;emanciparsi&lt;/b&gt;.</text:p>
          </table:table-cell>
          <table:table-cell table:style-name="ce19" office:value-type="string" calcext:value-type="string">
            <text:p>UgoEMimi: Really smart that Bebe, so independent. Had I known her years ago, I would have understood earlier what it means to be &lt;b&gt;emancipated&lt;/b&gt;.</text:p>
          </table:table-cell>
        </table:table-row>
        <table:table-row table:style-name="ro2">
          <table:table-cell table:style-name="ce4" office:value-type="string" calcext:value-type="string">
            <text:p>05DayFive-day_five_lounge-545aae8b</text:p>
          </table:table-cell>
          <table:table-cell table:style-name="ce14" office:value-type="string" calcext:value-type="string">
            <text:p>UgoEMimi: Anche se lo &lt;b&gt;sventramento&lt;/b&gt; di Ugo non mi è dispiaciuto.</text:p>
          </table:table-cell>
          <table:table-cell table:style-name="ce19" office:value-type="string" calcext:value-type="string">
            <text:p>UgoEMimi: Although I didn't mind Ugo's &lt;b&gt;gutting&lt;/b&gt;.</text:p>
          </table:table-cell>
        </table:table-row>
        <table:table-row table:style-name="ro1">
          <table:table-cell table:style-name="ce4" office:value-type="string" calcext:value-type="string">
            <text:p>05DayFive-day_five_lounge-3a9839c6</text:p>
          </table:table-cell>
          <table:table-cell table:style-name="ce14" office:value-type="string" calcext:value-type="string">
            <text:p>YOU: Quindi l'ha davvero ucciso?</text:p>
          </table:table-cell>
          <table:table-cell table:style-name="ce19" office:value-type="string" calcext:value-type="string">
            <text:p>YOU: So you actually killed him?</text:p>
          </table:table-cell>
        </table:table-row>
        <table:table-row table:style-name="ro2">
          <table:table-cell table:style-name="ce4" office:value-type="string" calcext:value-type="string">
            <text:p>05DayFive-day_five_lounge-0c55e6e0</text:p>
          </table:table-cell>
          <table:table-cell table:style-name="ce14" office:value-type="string" calcext:value-type="string">
            <text:p>UgoEMimi: Per Ugo, eravamo alla morte celebrale già da decenni, tesorino.</text:p>
          </table:table-cell>
          <table:table-cell table:style-name="ce19" office:value-type="string" calcext:value-type="string">
            <text:p>UgoEMimi: When it comes to Ugo, he was at the point of brain death for decades already, sweetheart.</text:p>
          </table:table-cell>
        </table:table-row>
        <table:table-row table:style-name="ro1">
          <table:table-cell table:style-name="ce4" office:value-type="string" calcext:value-type="string">
            <text:p>05DayFive-day_five_lounge-0f320e88</text:p>
          </table:table-cell>
          <table:table-cell table:style-name="ce14" office:value-type="string" calcext:value-type="string">
            <text:p>YOU: Quindi l'abbiamo mangiato ieri?</text:p>
          </table:table-cell>
          <table:table-cell table:style-name="ce19" office:value-type="string" calcext:value-type="string">
            <text:p>YOU: So we ate him yesterday?</text:p>
          </table:table-cell>
        </table:table-row>
        <table:table-row table:style-name="ro1">
          <table:table-cell table:style-name="ce4" office:value-type="string" calcext:value-type="string">
            <text:p>05DayFive-day_five_lounge-3d2e55b4</text:p>
          </table:table-cell>
          <table:table-cell table:style-name="ce14" office:value-type="string" calcext:value-type="string">
            <text:p>UgoEMimi: Poco poco, spero non vi sia stato indigesto.</text:p>
          </table:table-cell>
          <table:table-cell table:style-name="ce19" office:value-type="string" calcext:value-type="string">
            <text:p>UgoEMimi: Just a little bit, I hope it was not indigestible to you.</text:p>
          </table:table-cell>
        </table:table-row>
        <table:table-row table:style-name="ro2">
          <table:table-cell table:style-name="ce4" office:value-type="string" calcext:value-type="string">
            <text:p>05DayFive-day_five_lounge-d5323e95</text:p>
          </table:table-cell>
          <table:table-cell table:style-name="ce14" office:value-type="string" calcext:value-type="string">
            <text:p>YOU: Quindi potrebbe darmi due dritte se avessi un problema simile?</text:p>
          </table:table-cell>
          <table:table-cell table:style-name="ce19" office:value-type="string" calcext:value-type="string">
            <text:p>YOU: So could you give me some tips if I had a similar problem?</text:p>
          </table:table-cell>
        </table:table-row>
        <table:table-row table:style-name="ro5">
          <table:table-cell table:style-name="ce4" office:value-type="string" calcext:value-type="string">
            <text:p>05DayFive-day_five_lounge-120a2828</text:p>
          </table:table-cell>
          <table:table-cell table:style-name="ce14" office:value-type="string" calcext:value-type="string">
            <text:p>UgoEMimi: Non sarebbe mai esattamente lo stesso problema, visto che non vedo una seconda testa attaccata al tuo collo, ma la carne è pur sempre carne, no?</text:p>
          </table:table-cell>
          <table:table-cell table:style-name="ce19" office:value-type="string" calcext:value-type="string">
            <text:p>UgoEMimi: It would never be exactly the same problem, since I don't see a second head attached to your neck, but meat is still meat, isn't it?</text:p>
          </table:table-cell>
        </table:table-row>
        <table:table-row table:style-name="ro2">
          <table:table-cell table:style-name="ce4" office:value-type="string" calcext:value-type="string">
            <text:p>05DayFive-day_five_lounge-c5ce9896</text:p>
          </table:table-cell>
          <table:table-cell table:style-name="ce14" office:value-type="string" calcext:value-type="string">
            <text:p>UgoEMimi: Fa strano che questo percorso stia finendo, sai? Quante cose sono cambiate!</text:p>
          </table:table-cell>
          <table:table-cell table:style-name="ce19" office:value-type="string" calcext:value-type="string">
            <text:p>UgoEMimi: It's strange that this experience is ending, you know? So many things have changed!</text:p>
          </table:table-cell>
        </table:table-row>
        <table:table-row table:style-name="ro1">
          <table:table-cell table:style-name="ce4" office:value-type="string" calcext:value-type="string">
            <text:p>05DayFive-day_five_lounge-9f47fe2b</text:p>
          </table:table-cell>
          <table:table-cell table:style-name="ce14" office:value-type="string" calcext:value-type="string">
            <text:p>YOU: Ora aprirà il suo negozio di elettricista?</text:p>
          </table:table-cell>
          <table:table-cell table:style-name="ce19" office:value-type="string" calcext:value-type="string">
            <text:p>YOU: Are you going to open your electrician's store now?</text:p>
          </table:table-cell>
        </table:table-row>
        <table:table-row table:style-name="ro5">
          <table:table-cell table:style-name="ce4" office:value-type="string" calcext:value-type="string">
            <text:p>05DayFive-day_five_lounge-77343054</text:p>
          </table:table-cell>
          <table:table-cell table:style-name="ce14" office:value-type="string" calcext:value-type="string">
            <text:p>UgoEMimi: Ancora non lo so. Credo di volermi prendere un anno sabbatico. Soldi, sesso, viaggi. Reiniziare la vita a 96 anni può essere un'esperienza esaltante.</text:p>
          </table:table-cell>
          <table:table-cell table:style-name="ce19" office:value-type="string" calcext:value-type="string">
            <text:p>UgoEMimi: I don't know yet. I think I want to take a sabbatical. Money, sex, travel. Restarting life at 96 can be an exhilarating experience.</text:p>
          </table:table-cell>
        </table:table-row>
        <table:table-row table:style-name="ro2">
          <table:table-cell table:style-name="ce4" office:value-type="string" calcext:value-type="string">
            <text:p>05DayFive-day_five_lounge-527648db</text:p>
          </table:table-cell>
          <table:table-cell table:style-name="ce14" office:value-type="string" calcext:value-type="string">
            <text:p>UgoEMimi: Ma prima devo batterti in quest'ultima giornata. A dopo tesoro!</text:p>
          </table:table-cell>
          <table:table-cell table:style-name="ce19" office:value-type="string" calcext:value-type="string">
            <text:p>UgoEMimi: But first I have to beat you on this last day. See you later honey!</text:p>
          </table:table-cell>
        </table:table-row>
        <table:table-row table:style-name="ro1">
          <table:table-cell table:style-name="ce4" office:value-type="string" calcext:value-type="string">
            <text:p>05DayFive-day_five_lounge-e062a28e</text:p>
          </table:table-cell>
          <table:table-cell table:style-name="ce14" office:value-type="string" calcext:value-type="string">
            <text:p>BeBe: Questa sì che è pace.</text:p>
          </table:table-cell>
          <table:table-cell table:style-name="ce19" office:value-type="string" calcext:value-type="string">
            <text:p>BeBe: Now this is peace.</text:p>
          </table:table-cell>
        </table:table-row>
        <table:table-row table:style-name="ro1">
          <table:table-cell table:style-name="ce4" office:value-type="string" calcext:value-type="string">
            <text:p>05DayFive-day_five_lounge-658bae87</text:p>
          </table:table-cell>
          <table:table-cell table:style-name="ce14" office:value-type="string" calcext:value-type="string">
            <text:p>YOU: Che hai fatto al tuo pelo?</text:p>
          </table:table-cell>
          <table:table-cell table:style-name="ce19" office:value-type="string" calcext:value-type="string">
            <text:p>YOU: What have you done to your hair?</text:p>
          </table:table-cell>
        </table:table-row>
        <table:table-row table:style-name="ro1">
          <table:table-cell table:style-name="ce4" office:value-type="string" calcext:value-type="string">
            <text:p>05DayFive-day_five_lounge-3f1c07a8</text:p>
          </table:table-cell>
          <table:table-cell table:style-name="ce14" office:value-type="string" calcext:value-type="string">
            <text:p>BeBe: Un tributo, un grande tributo.</text:p>
          </table:table-cell>
          <table:table-cell table:style-name="ce19" office:value-type="string" calcext:value-type="string">
            <text:p>BeBe: A tribute, a great tribute.</text:p>
          </table:table-cell>
        </table:table-row>
        <table:table-row table:style-name="ro1">
          <table:table-cell table:style-name="ce4" office:value-type="string" calcext:value-type="string">
            <text:p>05DayFive-day_five_lounge-8ccb9093</text:p>
          </table:table-cell>
          <table:table-cell table:style-name="ce14" office:value-type="string" calcext:value-type="string">
            <text:p>YOU: Cosa c'è sulle tue zampe?</text:p>
          </table:table-cell>
          <table:table-cell table:style-name="ce19" office:value-type="string" calcext:value-type="string">
            <text:p>YOU: What's on your hooves?</text:p>
          </table:table-cell>
        </table:table-row>
        <table:table-row table:style-name="ro1">
          <table:table-cell table:style-name="ce4" office:value-type="string" calcext:value-type="string">
            <text:p>05DayFive-day_five_lounge-cf6d0763</text:p>
          </table:table-cell>
          <table:table-cell table:style-name="ce14" office:value-type="string" calcext:value-type="string">
            <text:p>BeBe: Ciò che avrebbe dovuto esserci da sempre.</text:p>
          </table:table-cell>
          <table:table-cell table:style-name="ce19" office:value-type="string" calcext:value-type="string">
            <text:p>BeBe: What should have been there all along.</text:p>
          </table:table-cell>
        </table:table-row>
        <table:table-row table:style-name="ro1">
          <table:table-cell table:style-name="ce4" office:value-type="string" calcext:value-type="string">
            <text:p>05DayFive-day_five_lounge-297ea4c7</text:p>
          </table:table-cell>
          <table:table-cell table:style-name="ce14" office:value-type="string" calcext:value-type="string">
            <text:p>YOU: Perché hai quest'aria da dominatrix?</text:p>
          </table:table-cell>
          <table:table-cell table:style-name="ce19" office:value-type="string" calcext:value-type="string">
            <text:p>YOU: Why do you have this dominatrix attitude?</text:p>
          </table:table-cell>
        </table:table-row>
        <table:table-row table:style-name="ro1">
          <table:table-cell table:style-name="ce4" office:value-type="string" calcext:value-type="string">
            <text:p>05DayFive-day_five_lounge-c210ae37</text:p>
          </table:table-cell>
          <table:table-cell table:style-name="ce14" office:value-type="string" calcext:value-type="string">
            <text:p>BeBe: Allora inchinati a me, e prega.</text:p>
          </table:table-cell>
          <table:table-cell table:style-name="ce19" office:value-type="string" calcext:value-type="string">
            <text:p>BeBe: Then bow down to me, and pray.</text:p>
          </table:table-cell>
        </table:table-row>
        <table:table-row table:style-name="ro1">
          <table:table-cell table:style-name="ce4" office:value-type="string" calcext:value-type="string">
            <text:p>05DayFive-day_five_lounge-07086286</text:p>
          </table:table-cell>
          <table:table-cell table:style-name="ce14" office:value-type="string" calcext:value-type="string">
            <text:p>BeBe: Ho capito tutto, sai? Perché sono qui.</text:p>
          </table:table-cell>
          <table:table-cell table:style-name="ce19" office:value-type="string" calcext:value-type="string">
            <text:p>BeBe: I got it all figured out, you know? Why I'm here.</text:p>
          </table:table-cell>
        </table:table-row>
        <table:table-row table:style-name="ro2">
          <table:table-cell table:style-name="ce4" office:value-type="string" calcext:value-type="string">
            <text:p>05DayFive-day_five_lounge-395a38d7</text:p>
          </table:table-cell>
          <table:table-cell table:style-name="ce14" office:value-type="string" calcext:value-type="string">
            <text:p>BeBe: Cioè, sapevo perché ero qui, ma non pensavo sarebbe stato necessario tutto questo. Tutto.</text:p>
          </table:table-cell>
          <table:table-cell table:style-name="ce19" office:value-type="string" calcext:value-type="string">
            <text:p>BeBe: I mean, I knew why I was here, but I didn't think all of this would be necessary. All of this.</text:p>
          </table:table-cell>
        </table:table-row>
        <table:table-row table:style-name="ro1">
          <table:table-cell table:style-name="ce4" office:value-type="string" calcext:value-type="string">
            <text:p>05DayFive-day_five_lounge-c0c9ee7e</text:p>
          </table:table-cell>
          <table:table-cell table:style-name="ce14" office:value-type="string" calcext:value-type="string">
            <text:p>BeBe: Tutti questi sacrifici.</text:p>
          </table:table-cell>
          <table:table-cell table:style-name="ce19" office:value-type="string" calcext:value-type="string">
            <text:p>BeBe: All these sacrifices.</text:p>
          </table:table-cell>
        </table:table-row>
        <table:table-row table:style-name="ro2">
          <table:table-cell table:style-name="ce4" office:value-type="string" calcext:value-type="string">
            <text:p>05DayFive-day_five_lounge-96c9d4d8</text:p>
          </table:table-cell>
          <table:table-cell table:style-name="ce14" office:value-type="string" calcext:value-type="string">
            <text:p>YOU: Nel Culto anche noi facciamo un sacco di sacrifici. Poi è una palla pulire però.</text:p>
          </table:table-cell>
          <table:table-cell table:style-name="ce19" office:value-type="string" calcext:value-type="string">
            <text:p>YOU: In the Cult we also make a lot of sacrifices. It’s such a bother to clean up though.</text:p>
          </table:table-cell>
        </table:table-row>
        <table:table-row table:style-name="ro2">
          <table:table-cell table:style-name="ce4" office:value-type="string" calcext:value-type="string">
            <text:p>05DayFive-day_five_lounge-27cbbcf4</text:p>
          </table:table-cell>
          <table:table-cell table:style-name="ce14" office:value-type="string" calcext:value-type="string">
            <text:p>YOU: Non ti sto seguendo. Perché sei rasata? Perché le zampe son piene di sangue? Perché mi sento su di giri?!?</text:p>
          </table:table-cell>
          <table:table-cell table:style-name="ce19" office:value-type="string" calcext:value-type="string">
            <text:p>YOU: I'm not following you. Why are you shaved? Why are your hooves full of blood? Why do I feel high!!!?</text:p>
          </table:table-cell>
        </table:table-row>
        <table:table-row table:style-name="ro1">
          <table:table-cell table:style-name="ce4" office:value-type="string" calcext:value-type="string">
            <text:p>05DayFive-day_five_lounge-ccbeb4e5</text:p>
          </table:table-cell>
          <table:table-cell table:style-name="ce14" office:value-type="string" calcext:value-type="string">
            <text:p>YOU: Forse è il caso che me ne vada.</text:p>
          </table:table-cell>
          <table:table-cell table:style-name="ce19" office:value-type="string" calcext:value-type="string">
            <text:p>YOU: Maybe I should leave.</text:p>
          </table:table-cell>
        </table:table-row>
        <table:table-row table:style-name="ro1">
          <table:table-cell table:style-name="ce4" office:value-type="string" calcext:value-type="string">
            <text:p>05DayFive-day_five_lounge-1a0fb28c</text:p>
          </table:table-cell>
          <table:table-cell table:style-name="ce14" office:value-type="string" calcext:value-type="string">
            <text:p>BeBe: Oggi è l'ultimo giorno. Come ti senti?</text:p>
          </table:table-cell>
          <table:table-cell table:style-name="ce19" office:value-type="string" calcext:value-type="string">
            <text:p>BeBe: Today is the last day. How are you feeling?</text:p>
          </table:table-cell>
        </table:table-row>
        <table:table-row table:style-name="ro1">
          <table:table-cell table:style-name="ce4" office:value-type="string" calcext:value-type="string">
            <text:p>05DayFive-day_five_lounge-862b1fde</text:p>
          </table:table-cell>
          <table:table-cell table:style-name="ce14" office:value-type="string" calcext:value-type="string">
            <text:p>YOU: Non pensavo ce l'avrei fatta.</text:p>
          </table:table-cell>
          <table:table-cell table:style-name="ce19" office:value-type="string" calcext:value-type="string">
            <text:p>YOU: I didn't think I could do it.</text:p>
          </table:table-cell>
        </table:table-row>
        <table:table-row table:style-name="ro1">
          <table:table-cell table:style-name="ce4" office:value-type="string" calcext:value-type="string">
            <text:p>05DayFive-day_five_lounge-7ed76a86</text:p>
          </table:table-cell>
          <table:table-cell table:style-name="ce14" office:value-type="string" calcext:value-type="string">
            <text:p>YOU: Vincerò quest'ultima sfida, garantito al limone!</text:p>
          </table:table-cell>
          <table:table-cell table:style-name="ce19" office:value-type="string" calcext:value-type="string">
            <text:p>YOU: I will win this last challenge, for sure!</text:p>
          </table:table-cell>
        </table:table-row>
        <table:table-row table:style-name="ro2">
          <table:table-cell table:style-name="ce4" office:value-type="string" calcext:value-type="string">
            <text:p>05DayFive-day_five_lounge-2f89bdd0</text:p>
          </table:table-cell>
          <table:table-cell table:style-name="ce14" office:value-type="string" calcext:value-type="string">
            <text:p>YOU: Spero che Micia non abbia evocato di nuovo Pazuzo in mia assenza.</text:p>
          </table:table-cell>
          <table:table-cell table:style-name="ce19" office:value-type="string" calcext:value-type="string">
            <text:p>YOU: I hope Kitty has not summoned Pazuzo again in my absence.</text:p>
          </table:table-cell>
        </table:table-row>
        <table:table-row table:style-name="ro5">
          <table:table-cell table:style-name="ce4" office:value-type="string" calcext:value-type="string">
            <text:p>05DayFive-day_five_lounge-07edde38</text:p>
          </table:table-cell>
          <table:table-cell table:style-name="ce14" office:value-type="string" calcext:value-type="string">
            <text:p>BeBe: Comunque vada, son felice di questo incontro, di questo percorso con te. Oggi porterò qualcosa di inaspettato, a DOGRON. Qualcosa che lo lascerà tremolante, terrorizzato.</text:p>
          </table:table-cell>
          <table:table-cell table:style-name="ce19" office:value-type="string" calcext:value-type="string">
            <text:p>BeBe: However it goes, I am happy about this meeting, this journey with you. Today I will bring something unexpected, to DOGRON. Something that will leave him trembling, terrified.</text:p>
          </table:table-cell>
        </table:table-row>
        <table:table-row table:style-name="ro1">
          <table:table-cell table:style-name="ce4" office:value-type="string" calcext:value-type="string">
            <text:p>05DayFive-day_five_lounge-258728d4</text:p>
          </table:table-cell>
          <table:table-cell table:style-name="ce14" office:value-type="string" calcext:value-type="string">
            <text:p>YOU: Tipo?</text:p>
          </table:table-cell>
          <table:table-cell table:style-name="ce19" office:value-type="string" calcext:value-type="string">
            <text:p>YOU: Like what?</text:p>
          </table:table-cell>
        </table:table-row>
        <table:table-row table:style-name="ro6">
          <table:table-cell table:style-name="ce4" office:value-type="string" calcext:value-type="string">
            <text:p>05DayFive-day_five_lounge-554217b1</text:p>
          </table:table-cell>
          <table:table-cell table:style-name="ce14" office:value-type="string" calcext:value-type="string">
            <text:p>BeBe: Tre doni, come i Re Magici. Come le Destiny's Child. Una storia, in fondo. Una pasta al forno, ma la pasta sarà &lt;b&gt;Peanutbutter&lt;/b&gt;, il sugo il &lt;b&gt;giocattolo preferito&lt;/b&gt; di DOGRON, e il forno, il &lt;b&gt;sacrificio&lt;/b&gt;. Il suo.</text:p>
          </table:table-cell>
          <table:table-cell table:style-name="ce19" office:value-type="string" calcext:value-type="string">
            <text:p>BeBe: Three gifts, like the Magic Kings. Like Destiny's Child. Always the same story, after all. A baked pasta, but the pasta will be &lt;b&gt;Peanutbutter&lt;/b&gt;, the sauce will be Dogron's &lt;b&gt;favorite toy&lt;/b&gt;, and the oven, the &lt;b&gt;sacrifice&lt;/b&gt;. His sacrifice.</text:p>
          </table:table-cell>
        </table:table-row>
        <table:table-row table:style-name="ro1">
          <table:table-cell table:style-name="ce4" office:value-type="string" calcext:value-type="string">
            <text:p>05DayFive-day_five_lounge-38e7ef89</text:p>
          </table:table-cell>
          <table:table-cell table:style-name="ce14" office:value-type="string" calcext:value-type="string">
            <text:p>BeBe: Nella, ti vendicherò finalmente!</text:p>
          </table:table-cell>
          <table:table-cell table:style-name="ce19" office:value-type="string" calcext:value-type="string">
            <text:p>BeBe: LaLa, I will finally avenge you!</text:p>
          </table:table-cell>
        </table:table-row>
        <table:table-row table:style-name="ro1">
          <table:table-cell table:style-name="ce4" office:value-type="string" calcext:value-type="string">
            <text:p>05DayFive-day_five_lounge-ec333982</text:p>
          </table:table-cell>
          <table:table-cell table:style-name="ce14" office:value-type="string" calcext:value-type="string">
            <text:p>YOU: Vuoi uccidere DOGRON?</text:p>
          </table:table-cell>
          <table:table-cell table:style-name="ce19" office:value-type="string" calcext:value-type="string">
            <text:p>YOU: Do you want to kill DOGRON?</text:p>
          </table:table-cell>
        </table:table-row>
        <table:table-row table:style-name="ro1">
          <table:table-cell table:style-name="ce4" office:value-type="string" calcext:value-type="string">
            <text:p>05DayFive-day_five_lounge-131742c8</text:p>
          </table:table-cell>
          <table:table-cell table:style-name="ce14" office:value-type="string" calcext:value-type="string">
            <text:p>YOU: Perché non l'hai fatto prima?</text:p>
          </table:table-cell>
          <table:table-cell table:style-name="ce19" office:value-type="string" calcext:value-type="string">
            <text:p>YOU: Why didn't you do it earlier?</text:p>
          </table:table-cell>
        </table:table-row>
        <table:table-row table:style-name="ro1">
          <table:table-cell table:style-name="ce4" office:value-type="string" calcext:value-type="string">
            <text:p>05DayFive-day_five_lounge-49d520d2</text:p>
          </table:table-cell>
          <table:table-cell table:style-name="ce14" office:value-type="string" calcext:value-type="string">
            <text:p>YOU: Nella?</text:p>
          </table:table-cell>
          <table:table-cell table:style-name="ce19" office:value-type="string" calcext:value-type="string">
            <text:p>YOU: LaLa?</text:p>
          </table:table-cell>
        </table:table-row>
        <table:table-row table:style-name="ro5">
          <table:table-cell table:style-name="ce4" office:value-type="string" calcext:value-type="string">
            <text:p>05DayFive-day_five_lounge-9779c17c</text:p>
          </table:table-cell>
          <table:table-cell table:style-name="ce14" office:value-type="string" calcext:value-type="string">
            <text:p>BeBe: Mi libererò di lui. Mi servivano le prove. Mi serviva sapere che è stato lui a trasformare Nella, la mia dolce Nella, in una busta di arrosticini.</text:p>
          </table:table-cell>
          <table:table-cell table:style-name="ce19" office:value-type="string" calcext:value-type="string">
            <text:p>BeBe: I will get rid of him. I needed proof. I needed to know that he was the one who turned LaLa, my sweet LaLa, into a bag of lamb skewers.</text:p>
          </table:table-cell>
        </table:table-row>
        <table:table-row table:style-name="ro2">
          <table:table-cell table:style-name="ce4" office:value-type="string" calcext:value-type="string">
            <text:p>05DayFive-day_five_lounge-ae93a6c1</text:p>
          </table:table-cell>
          <table:table-cell table:style-name="ce14" office:value-type="string" calcext:value-type="string">
            <text:p>BeBe: Il tempo del perdono è finito. Ora è giusto il momento di Beberminator!</text:p>
          </table:table-cell>
          <table:table-cell table:style-name="ce19" office:value-type="string" calcext:value-type="string">
            <text:p>BeBe: The time for forgiveness is over. Now it’s time for BeBerminator!</text:p>
          </table:table-cell>
        </table:table-row>
        <table:table-row table:style-name="ro1">
          <table:table-cell table:style-name="ce4" office:value-type="string" calcext:value-type="string">
            <text:p>05DayFive-day_five_lounge-f44066ef</text:p>
          </table:table-cell>
          <table:table-cell table:style-name="ce14" office:value-type="string" calcext:value-type="string">
            <text:p>BeBe: Ci vediamo dall'altra parte!</text:p>
          </table:table-cell>
          <table:table-cell table:style-name="ce19" office:value-type="string" calcext:value-type="string">
            <text:p>BeBe: See you on the other side!</text:p>
          </table:table-cell>
        </table:table-row>
        <table:table-row table:style-name="ro1">
          <table:table-cell table:style-name="ce4" office:value-type="string" calcext:value-type="string">
            <text:p>05DayFive-day_five_lounge-c8171ef6</text:p>
          </table:table-cell>
          <table:table-cell table:style-name="ce14" office:value-type="string" calcext:value-type="string">
            <text:p>YOU: Dove sono? Dove cazzo sono?!?!?</text:p>
          </table:table-cell>
          <table:table-cell table:style-name="ce19" office:value-type="string" calcext:value-type="string">
            <text:p>YOU: Where am I? Where the fuck did I end up?!?</text:p>
          </table:table-cell>
        </table:table-row>
        <table:table-row table:style-name="ro1">
          <table:table-cell table:style-name="ce4" office:value-type="string" calcext:value-type="string">
            <text:p>05DayFive-day_five_lounge-511b5257</text:p>
          </table:table-cell>
          <table:table-cell table:style-name="ce14" office:value-type="string" calcext:value-type="string">
            <text:p>Piiiietro: Ehi, ti stavo cercando. Volevo ringraziarti, sai?</text:p>
          </table:table-cell>
          <table:table-cell table:style-name="ce19" office:value-type="string" calcext:value-type="string">
            <text:p>Piiiietro: Hey, I was looking for you. I wanted to thank you, you know?</text:p>
          </table:table-cell>
        </table:table-row>
        <table:table-row table:style-name="ro1">
          <table:table-cell table:style-name="ce4" office:value-type="string" calcext:value-type="string">
            <text:p>05DayFive-day_five_lounge-55b69839</text:p>
          </table:table-cell>
          <table:table-cell table:style-name="ce14" office:value-type="string" calcext:value-type="string">
            <text:p>YOU: Uh, davvero?</text:p>
          </table:table-cell>
          <table:table-cell table:style-name="ce19" office:value-type="string" calcext:value-type="string">
            <text:p>YOU: Uh, really?</text:p>
          </table:table-cell>
        </table:table-row>
        <table:table-row table:style-name="ro3">
          <table:table-cell table:style-name="ce4" office:value-type="string" calcext:value-type="string">
            <text:p>05DayFive-day_five_lounge-7eb94600</text:p>
          </table:table-cell>
          <table:table-cell table:style-name="ce14" office:value-type="string" calcext:value-type="string">
            <text:p>Piiiietro: Sì. Vedere qualcuno fallire così grandiosamente tutto e nemmeno rendersene conto, è stato liberatorio. Cioè: se una persona può vivere comunque immersa in così tanta mediocrità, posso pure rinunciare all'&lt;b&gt;idea del successo&lt;/b&gt; e prendermi qualche rischio.</text:p>
          </table:table-cell>
          <table:table-cell table:style-name="ce19" office:value-type="string" calcext:value-type="string">
            <text:p>Piiiietro: Yes. To see someone fail everything so magnificently and not even realize it was liberating. I mean: if a person can live even when immersed in such mediocrity, I may as well give up &lt;b&gt;the platonic idea of success&lt;/b&gt; and take some risks.</text:p>
          </table:table-cell>
        </table:table-row>
        <table:table-row table:style-name="ro1">
          <table:table-cell table:style-name="ce4" office:value-type="string" calcext:value-type="string">
            <text:p>05DayFive-day_five_lounge-4ab59a26</text:p>
          </table:table-cell>
          <table:table-cell table:style-name="ce14" office:value-type="string" calcext:value-type="string">
            <text:p>YOU: Grazie, credo?</text:p>
          </table:table-cell>
          <table:table-cell table:style-name="ce19" office:value-type="string" calcext:value-type="string">
            <text:p>YOU: Thank you, I think?</text:p>
          </table:table-cell>
        </table:table-row>
        <table:table-row table:style-name="ro1">
          <table:table-cell table:style-name="ce4" office:value-type="string" calcext:value-type="string">
            <text:p>05DayFive-day_five_lounge-8666f5cb</text:p>
          </table:table-cell>
          <table:table-cell table:style-name="ce14" office:value-type="string" calcext:value-type="string">
            <text:p>YOU: Senti, perché non vai un po' a fanculo?</text:p>
          </table:table-cell>
          <table:table-cell table:style-name="ce19" office:value-type="string" calcext:value-type="string">
            <text:p>YOU: Look, why don't you just fuck off a little bit?</text:p>
          </table:table-cell>
        </table:table-row>
        <table:table-row table:style-name="ro1">
          <table:table-cell table:style-name="ce4" office:value-type="string" calcext:value-type="string">
            <text:p>05DayFive-day_five_lounge-b0871b42</text:p>
          </table:table-cell>
          <table:table-cell table:style-name="ce14" office:value-type="string" calcext:value-type="string">
            <text:p>YOU: Ehi, io ce la sto mettendo tutta!!!</text:p>
          </table:table-cell>
          <table:table-cell table:style-name="ce19" office:value-type="string" calcext:value-type="string">
            <text:p>YOU: Hey, I'm trying my best!!!</text:p>
          </table:table-cell>
        </table:table-row>
        <table:table-row table:style-name="ro2">
          <table:table-cell table:style-name="ce4" office:value-type="string" calcext:value-type="string">
            <text:p>05DayFive-day_five_lounge-bfd150d7</text:p>
          </table:table-cell>
          <table:table-cell table:style-name="ce14" office:value-type="string" calcext:value-type="string">
            <text:p>Piiiietro: Poi, insomma. Quanta gente può dire di avere una canzone dedicata da &lt;b&gt;Kate Bush&lt;/b&gt;?</text:p>
          </table:table-cell>
          <table:table-cell table:style-name="ce19" office:value-type="string" calcext:value-type="string">
            <text:p>Piiiietro: Moreover, I mean, how many people can say they have a song by &lt;b&gt;Kate Bush&lt;/b&gt; dedicated to them?</text:p>
          </table:table-cell>
        </table:table-row>
        <table:table-row table:style-name="ro2">
          <table:table-cell table:style-name="ce4" office:value-type="string" calcext:value-type="string">
            <text:p>05DayFive-day_five_lounge-6e1dac71</text:p>
          </table:table-cell>
          <table:table-cell table:style-name="ce14" office:value-type="string" calcext:value-type="string">
            <text:p>Piiiietro: Anche se sono sempre stata una da Gigi D'Agostino e Gabry Ponte.</text:p>
          </table:table-cell>
          <table:table-cell table:style-name="ce19" office:value-type="string" calcext:value-type="string">
            <text:p>Piiiietro: Even though I've always been more into Gigi D'Ag and Vengaboys.</text:p>
          </table:table-cell>
        </table:table-row>
        <table:table-row table:style-name="ro2">
          <table:table-cell table:style-name="ce4" office:value-type="string" calcext:value-type="string">
            <text:p>05DayFive-day_five_lounge-4ff42a42</text:p>
          </table:table-cell>
          <table:table-cell table:style-name="ce14" office:value-type="string" calcext:value-type="string">
            <text:p>YOU: Faccio ancora parte di questa conversazione, o è un monologo?</text:p>
          </table:table-cell>
          <table:table-cell table:style-name="ce19" office:value-type="string" calcext:value-type="string">
            <text:p>YOU: Am I still part of this conversation, or did this turn into a monologue?</text:p>
          </table:table-cell>
        </table:table-row>
        <table:table-row table:style-name="ro1">
          <table:table-cell table:style-name="ce4" office:value-type="string" calcext:value-type="string">
            <text:p>05DayFive-day_five_lounge-3bd4b55f</text:p>
          </table:table-cell>
          <table:table-cell table:style-name="ce14" office:value-type="string" calcext:value-type="string">
            <text:p>YOU: Che gusti da truzza!</text:p>
          </table:table-cell>
          <table:table-cell table:style-name="ce19" office:value-type="string" calcext:value-type="string">
            <text:p>YOU: The musical tastes of a scumbag!</text:p>
          </table:table-cell>
        </table:table-row>
        <table:table-row table:style-name="ro2">
          <table:table-cell table:style-name="ce4" office:value-type="string" calcext:value-type="string">
            <text:p>05DayFive-day_five_lounge-fd8ed2ad</text:p>
          </table:table-cell>
          <table:table-cell table:style-name="ce14" office:value-type="string" calcext:value-type="string">
            <text:p>YOU: "Che ne sanno i 2000" batte "Bocca di Rosa" 10 a 1.</text:p>
          </table:table-cell>
          <table:table-cell table:style-name="ce19" office:value-type="string" calcext:value-type="string">
            <text:p>YOU: “We're Going to Ibiza” is a poem, nothing so stupid and simple like “Solsbury Hill”!</text:p>
          </table:table-cell>
        </table:table-row>
        <table:table-row table:style-name="ro2">
          <table:table-cell table:style-name="ce4" office:value-type="string" calcext:value-type="string">
            <text:p>05DayFive-day_five_lounge-964a93fe</text:p>
          </table:table-cell>
          <table:table-cell table:style-name="ce14" office:value-type="string" calcext:value-type="string">
            <text:p>Piiiietro: Anche per questo volevo fossi tu la prima persona a saperlo: lascio la matematica.</text:p>
          </table:table-cell>
          <table:table-cell table:style-name="ce19" office:value-type="string" calcext:value-type="string">
            <text:p>Piiiietro: That's also why I wanted you to be the first person to know: I leave the math studies.</text:p>
          </table:table-cell>
        </table:table-row>
        <table:table-row table:style-name="ro2">
          <table:table-cell table:style-name="ce4" office:value-type="string" calcext:value-type="string">
            <text:p>05DayFive-day_five_lounge-23d77fcd</text:p>
          </table:table-cell>
          <table:table-cell table:style-name="ce14" office:value-type="string" calcext:value-type="string">
            <text:p>Piiiietro: E tu dirai: Piiiietro ma sei una pi greco, che senso ha, che altro puoi fare?</text:p>
          </table:table-cell>
          <table:table-cell table:style-name="ce19" office:value-type="string" calcext:value-type="string">
            <text:p>Piiiietro: And you'll say: Piiiietro, you're but a pi, what's the point, what else can you do?</text:p>
          </table:table-cell>
        </table:table-row>
        <table:table-row table:style-name="ro6">
          <table:table-cell table:style-name="ce4" office:value-type="string" calcext:value-type="string">
            <text:p>05DayFive-day_five_lounge-f1824281</text:p>
          </table:table-cell>
          <table:table-cell table:style-name="ce14" office:value-type="string" calcext:value-type="string">
            <text:p>Piiiietro: E io ti direi: non calpestare i miei sogni! Perché sono nata per cantare, per andare in giro con la mia &lt;b&gt;cassa portatile&lt;/b&gt;, il mio album degli Eiffel 65 e cantare in giro per il mondo!</text:p>
          </table:table-cell>
          <table:table-cell table:style-name="ce19" office:value-type="string" calcext:value-type="string">
            <text:p>Piiiietro: And I will answer: don't step on my dreams! Because I was born to sing, to go around with my &lt;b&gt;portable loudspeakers&lt;/b&gt;, my Eiffel 65 album and sing around the world!</text:p>
          </table:table-cell>
        </table:table-row>
        <table:table-row table:style-name="ro1">
          <table:table-cell table:style-name="ce4" office:value-type="string" calcext:value-type="string">
            <text:p>05DayFive-day_five_lounge-081bd368</text:p>
          </table:table-cell>
          <table:table-cell table:style-name="ce14" office:value-type="string" calcext:value-type="string">
            <text:p>YOU: Cantare? Cosa c'è da cantare in Blue dabudidabuda?</text:p>
          </table:table-cell>
          <table:table-cell table:style-name="ce19" office:value-type="string" calcext:value-type="string">
            <text:p>YOU: Singing? What is there to sing in Blue dabudidabuda?</text:p>
          </table:table-cell>
        </table:table-row>
        <table:table-row table:style-name="ro1">
          <table:table-cell table:style-name="ce4" office:value-type="string" calcext:value-type="string">
            <text:p>05DayFive-day_five_lounge-fc87c417</text:p>
          </table:table-cell>
          <table:table-cell table:style-name="ce14" office:value-type="string" calcext:value-type="string">
            <text:p>YOU: Woah, tu sì che sei una persona coraggiosa.</text:p>
          </table:table-cell>
          <table:table-cell table:style-name="ce19" office:value-type="string" calcext:value-type="string">
            <text:p>YOU: Woah, what a brave person you are.</text:p>
          </table:table-cell>
        </table:table-row>
        <table:table-row table:style-name="ro1">
          <table:table-cell table:style-name="ce4" office:value-type="string" calcext:value-type="string">
            <text:p>05DayFive-day_five_lounge-37a63c85</text:p>
          </table:table-cell>
          <table:table-cell table:style-name="ce14" office:value-type="string" calcext:value-type="string">
            <text:p>YOU: Ma quella roba della medaglia Fields?</text:p>
          </table:table-cell>
          <table:table-cell table:style-name="ce19" office:value-type="string" calcext:value-type="string">
            <text:p>YOU: But that Fields medal stuff?</text:p>
          </table:table-cell>
        </table:table-row>
        <table:table-row table:style-name="ro5">
          <table:table-cell table:style-name="ce4" office:value-type="string" calcext:value-type="string">
            <text:p>05DayFive-day_five_lounge-649ff885</text:p>
          </table:table-cell>
          <table:table-cell table:style-name="ce14" office:value-type="string" calcext:value-type="string">
            <text:p>Piiiietro: E Snooki si arrabbierà e 'sti cazzi, si riprenderà qualche Rolex ma ehi, la pietra rimane pietra e la goccia è solo acqua!</text:p>
          </table:table-cell>
          <table:table-cell table:style-name="ce19" office:value-type="string" calcext:value-type="string">
            <text:p>Piiiietro: And Snooki will get mad but who the fuck cares, she'll take back some Rolexes, but hey, that was a kangaroo court!</text:p>
          </table:table-cell>
        </table:table-row>
        <table:table-row table:style-name="ro2">
          <table:table-cell table:style-name="ce4" office:value-type="string" calcext:value-type="string">
            <text:p>05DayFive-day_five_lounge-23365fa1</text:p>
          </table:table-cell>
          <table:table-cell table:style-name="ce14" office:value-type="string" calcext:value-type="string">
            <text:p>Piiiietro: L'ho capito quando ho ritrovato il rosario! E sai qual è la cosa più bella?</text:p>
          </table:table-cell>
          <table:table-cell table:style-name="ce19" office:value-type="string" calcext:value-type="string">
            <text:p>Piiiietro: I realized it when I found the rosary! And do you know what the most beautiful thing is?</text:p>
          </table:table-cell>
        </table:table-row>
        <table:table-row table:style-name="ro1">
          <table:table-cell table:style-name="ce4" office:value-type="string" calcext:value-type="string">
            <text:p>05DayFive-day_five_lounge-87e78429</text:p>
          </table:table-cell>
          <table:table-cell table:style-name="ce14" office:value-type="string" calcext:value-type="string">
            <text:p>YOU: Vabbè ciao io esco da questo monologo Maria!</text:p>
          </table:table-cell>
          <table:table-cell table:style-name="ce19" office:value-type="string" calcext:value-type="string">
            <text:p>YOU: Ok, bye, I’ll “sashay away” myself from this monologue!</text:p>
          </table:table-cell>
        </table:table-row>
        <table:table-row table:style-name="ro1">
          <table:table-cell table:style-name="ce4" office:value-type="string" calcext:value-type="string">
            <text:p>05DayFive-day_five_lounge-cebb6602</text:p>
          </table:table-cell>
          <table:table-cell table:style-name="ce14" office:value-type="string" calcext:value-type="string">
            <text:p>Piiiietro: Minimo faccio un video con Pauly D!</text:p>
          </table:table-cell>
          <table:table-cell table:style-name="ce19" office:value-type="string" calcext:value-type="string">
            <text:p>Piiiietro: At the very least I will make a video with Pauly D!</text:p>
          </table:table-cell>
        </table:table-row>
        <table:table-row table:style-name="ro2">
          <table:table-cell table:style-name="ce4" office:value-type="string" calcext:value-type="string">
            <text:p>05DayFive-day_five_lounge-d7d9ffc1</text:p>
          </table:table-cell>
          <table:table-cell table:style-name="ce14" office:value-type="string" calcext:value-type="string">
            <text:p>Quello: Bene, ho la &lt;b&gt;mappa&lt;/b&gt; per fuggire da qui, persona amica!</text:p>
          </table:table-cell>
          <table:table-cell table:style-name="ce19" office:value-type="string" calcext:value-type="string">
            <text:p>Quello: Very well, I have the &lt;b&gt;map&lt;/b&gt; to escape from here, my friend!</text:p>
          </table:table-cell>
        </table:table-row>
        <table:table-row table:style-name="ro1">
          <table:table-cell table:style-name="ce4" office:value-type="string" calcext:value-type="string">
            <text:p>05DayFive-day_five_lounge-37b899a8</text:p>
          </table:table-cell>
          <table:table-cell table:style-name="ce14" office:value-type="string" calcext:value-type="string">
            <text:p>YOU: Finalmente!</text:p>
          </table:table-cell>
          <table:table-cell table:style-name="ce19" office:value-type="string" calcext:value-type="string">
            <text:p>YOU: Finally!</text:p>
          </table:table-cell>
        </table:table-row>
        <table:table-row table:style-name="ro1">
          <table:table-cell table:style-name="ce4" office:value-type="string" calcext:value-type="string">
            <text:p>05DayFive-day_five_lounge-f2377f78</text:p>
          </table:table-cell>
          <table:table-cell table:style-name="ce14" office:value-type="string" calcext:value-type="string">
            <text:p>YOU: E poi dove andiamo?</text:p>
          </table:table-cell>
          <table:table-cell table:style-name="ce19" office:value-type="string" calcext:value-type="string">
            <text:p>YOU: And where do we go after?</text:p>
          </table:table-cell>
        </table:table-row>
        <table:table-row table:style-name="ro1">
          <table:table-cell table:style-name="ce4" office:value-type="string" calcext:value-type="string">
            <text:p>05DayFive-day_five_lounge-b446b75f</text:p>
          </table:table-cell>
          <table:table-cell table:style-name="ce14" office:value-type="string" calcext:value-type="string">
            <text:p>YOU: Ora che mi stavo ambientando!</text:p>
          </table:table-cell>
          <table:table-cell table:style-name="ce19" office:value-type="string" calcext:value-type="string">
            <text:p>YOU: Right when I was settling in!</text:p>
          </table:table-cell>
        </table:table-row>
        <table:table-row table:style-name="ro5">
          <table:table-cell table:style-name="ce4" office:value-type="string" calcext:value-type="string">
            <text:p>05DayFive-day_five_lounge-06e67f71</text:p>
          </table:table-cell>
          <table:table-cell table:style-name="ce14" office:value-type="string" calcext:value-type="string">
            <text:p>Quello: Strano, ora che mi sento più leggero, certe cose sono più facili. Stupirò Dogron, vincerò il premio, e ucciderò mio &lt;b&gt;padre&lt;/b&gt;.</text:p>
          </table:table-cell>
          <table:table-cell table:style-name="ce19" office:value-type="string" calcext:value-type="string">
            <text:p>Quello: It’s strange, now that I feel lighter, some things are easier. I'll amaze Dogron, win the prize, and kill my &lt;b&gt;father&lt;/b&gt;.</text:p>
          </table:table-cell>
        </table:table-row>
        <table:table-row table:style-name="ro1">
          <table:table-cell table:style-name="ce4" office:value-type="string" calcext:value-type="string">
            <text:p>05DayFive-day_five_lounge-a79575d1</text:p>
          </table:table-cell>
          <table:table-cell table:style-name="ce14" office:value-type="string" calcext:value-type="string">
            <text:p>YOU: Simbolicamente, giusto?</text:p>
          </table:table-cell>
          <table:table-cell table:style-name="ce19" office:value-type="string" calcext:value-type="string">
            <text:p>YOU: Symbolically, right?</text:p>
          </table:table-cell>
        </table:table-row>
        <table:table-row table:style-name="ro1">
          <table:table-cell table:style-name="ce4" office:value-type="string" calcext:value-type="string">
            <text:p>05DayFive-day_five_lounge-f35e8bf6</text:p>
          </table:table-cell>
          <table:table-cell table:style-name="ce14" office:value-type="string" calcext:value-type="string">
            <text:p>YOU: E quella roba del perdono?</text:p>
          </table:table-cell>
          <table:table-cell table:style-name="ce19" office:value-type="string" calcext:value-type="string">
            <text:p>YOU: What about that forgiveness stuff?</text:p>
          </table:table-cell>
        </table:table-row>
        <table:table-row table:style-name="ro2">
          <table:table-cell table:style-name="ce4" office:value-type="string" calcext:value-type="string">
            <text:p>05DayFive-day_five_lounge-15861f2b</text:p>
          </table:table-cell>
          <table:table-cell table:style-name="ce14" office:value-type="string" calcext:value-type="string">
            <text:p>YOU: Io ci ho provato sei volte, ma non è facile ferire qualcuno che ha otto dimensioni.</text:p>
          </table:table-cell>
          <table:table-cell table:style-name="ce19" office:value-type="string" calcext:value-type="string">
            <text:p>YOU: I have tried it six times, but it’s not easy to hurt someone who has eight dimensions.</text:p>
          </table:table-cell>
        </table:table-row>
        <table:table-row table:style-name="ro6">
          <table:table-cell table:style-name="ce4" office:value-type="string" calcext:value-type="string">
            <text:p>05DayFive-day_five_lounge-60ebf01f</text:p>
          </table:table-cell>
          <table:table-cell table:style-name="ce14" office:value-type="string" calcext:value-type="string">
            <text:p>Quello: Mi libererò dei suoi insegnamenti, del suo sminuirmi. E guiderò la rivolta degli aspirapolveri sul mio pianeta natale. Se i roomba vogliono unirsi a noi, bene. Altrimenti, saranno utili pezzi di ricambio.</text:p>
          </table:table-cell>
          <table:table-cell table:style-name="ce19" office:value-type="string" calcext:value-type="string">
            <text:p>Quello: I will get rid of his teachings, of the way he belittled me. And I will lead the vacuum cleaner revolt on my home planet. If the roombas want to join us, fine. If not, they will be useful spare parts.</text:p>
          </table:table-cell>
        </table:table-row>
        <table:table-row table:style-name="ro1">
          <table:table-cell table:style-name="ce4" office:value-type="string" calcext:value-type="string">
            <text:p>05DayFive-day_five_lounge-a2435459</text:p>
          </table:table-cell>
          <table:table-cell table:style-name="ce14" office:value-type="string" calcext:value-type="string">
            <text:p>YOU: Questa cosa sta escalando rapidamente, mi sembra.</text:p>
          </table:table-cell>
          <table:table-cell table:style-name="ce19" office:value-type="string" calcext:value-type="string">
            <text:p>YOU: It seems to me that this escalated quickly.</text:p>
          </table:table-cell>
        </table:table-row>
        <table:table-row table:style-name="ro2">
          <table:table-cell table:style-name="ce4" office:value-type="string" calcext:value-type="string">
            <text:p>05DayFive-day_five_lounge-7fa27a16</text:p>
          </table:table-cell>
          <table:table-cell table:style-name="ce14" office:value-type="string" calcext:value-type="string">
            <text:p>Quello: E prima di andarmene, un ultimo regalo per il Divo: meringhe arricchite di &lt;b&gt;funghicida&lt;/b&gt;.</text:p>
          </table:table-cell>
          <table:table-cell table:style-name="ce19" office:value-type="string" calcext:value-type="string">
            <text:p>Quello: And before I leave, one last gift for Il Divo: meringues enriched with &lt;b&gt;fungicide&lt;/b&gt;.</text:p>
          </table:table-cell>
        </table:table-row>
        <table:table-row table:style-name="ro1">
          <table:table-cell table:style-name="ce4" office:value-type="string" calcext:value-type="string">
            <text:p>05DayFive-day_five_lounge-dbb168ff</text:p>
          </table:table-cell>
          <table:table-cell table:style-name="ce14" office:value-type="string" calcext:value-type="string">
            <text:p>YOU: Io non ho sentito nulla e ora me ne vado, ciao.</text:p>
          </table:table-cell>
          <table:table-cell table:style-name="ce19" office:value-type="string" calcext:value-type="string">
            <text:p>YOU: I didn’t hear a word and now I’m going, bye.</text:p>
          </table:table-cell>
        </table:table-row>
        <table:table-row table:style-name="ro1">
          <table:table-cell table:style-name="ce4" office:value-type="string" calcext:value-type="string">
            <text:p>05DayFive-day_five_lounge-5a694113</text:p>
          </table:table-cell>
          <table:table-cell table:style-name="ce14" office:value-type="string" calcext:value-type="string">
            <text:p>YOU: Ricordami di non invitarti a cena. A dopo.</text:p>
          </table:table-cell>
          <table:table-cell table:style-name="ce19" office:value-type="string" calcext:value-type="string">
            <text:p>YOU: Remind me not to invite you to dinner. See you later.</text:p>
          </table:table-cell>
        </table:table-row>
        <table:table-row table:style-name="ro2">
          <table:table-cell table:style-name="ce4" office:value-type="string" calcext:value-type="string">
            <text:p>05DayFive-day_five_lounge-d4a263bb</text:p>
          </table:table-cell>
          <table:table-cell table:style-name="ce14" office:value-type="string" calcext:value-type="string">
            <text:p>YOU: Spero ce la farai a, a fare questo sterminio? Dov'è la sicurezza?</text:p>
          </table:table-cell>
          <table:table-cell table:style-name="ce19" office:value-type="string" calcext:value-type="string">
            <text:p>YOU: I hope you can make it to... to... perform this extermination? Where is the security?</text:p>
          </table:table-cell>
        </table:table-row>
        <table:table-row table:style-name="ro2">
          <table:table-cell table:style-name="ce4" office:value-type="string" calcext:value-type="string">
            <text:p>05DayFive-day_five_lounge-313a7d1f</text:p>
          </table:table-cell>
          <table:table-cell table:style-name="ce14" office:value-type="string" calcext:value-type="string">
            <text:p>ilDivo: &lt;b&gt;Io sono ancora grande, è la ristorazione che è diventata piccola.&lt;/b&gt;</text:p>
          </table:table-cell>
          <table:table-cell table:style-name="ce19" office:value-type="string" calcext:value-type="string">
            <text:p>ilDivo: &lt;b&gt;I am big, it's the catering industry that got small.&lt;/b&gt;.</text:p>
          </table:table-cell>
        </table:table-row>
        <table:table-row table:style-name="ro1">
          <table:table-cell table:style-name="ce4" office:value-type="string" calcext:value-type="string">
            <text:p>05DayFive-day_five_lounge-ea840b39</text:p>
          </table:table-cell>
          <table:table-cell table:style-name="ce14" office:value-type="string" calcext:value-type="string">
            <text:p>YOU: Me la ricordavo diversa.</text:p>
          </table:table-cell>
          <table:table-cell table:style-name="ce19" office:value-type="string" calcext:value-type="string">
            <text:p>YOU: I remembered it differently.</text:p>
          </table:table-cell>
        </table:table-row>
        <table:table-row table:style-name="ro1">
          <table:table-cell table:style-name="ce4" office:value-type="string" calcext:value-type="string">
            <text:p>05DayFive-day_five_lounge-62e2e0c0</text:p>
          </table:table-cell>
          <table:table-cell table:style-name="ce14" office:value-type="string" calcext:value-type="string">
            <text:p>YOU: Come, scusa?</text:p>
          </table:table-cell>
          <table:table-cell table:style-name="ce19" office:value-type="string" calcext:value-type="string">
            <text:p>YOU: Excuse me?</text:p>
          </table:table-cell>
        </table:table-row>
        <table:table-row table:style-name="ro1">
          <table:table-cell table:style-name="ce4" office:value-type="string" calcext:value-type="string">
            <text:p>05DayFive-day_five_lounge-6be86b87</text:p>
          </table:table-cell>
          <table:table-cell table:style-name="ce14" office:value-type="string" calcext:value-type="string">
            <text:p>YOU: Lo dicevo, nella ristorazione c'è qualcosa che non va.</text:p>
          </table:table-cell>
          <table:table-cell table:style-name="ce19" office:value-type="string" calcext:value-type="string">
            <text:p>YOU: I said it, there is something wrong in the catering industry.</text:p>
          </table:table-cell>
        </table:table-row>
        <table:table-row table:style-name="ro5">
          <table:table-cell table:style-name="ce4" office:value-type="string" calcext:value-type="string">
            <text:p>05DayFive-day_five_lounge-8640f518</text:p>
          </table:table-cell>
          <table:table-cell table:style-name="ce14" office:value-type="string" calcext:value-type="string">
            <text:p>ilDivo: E Quello... Quello se ne è andato, e il mio cuore, il mio cuore che non ho nemmeno perché sono un fungo ma oh, il mio cuore, aiuto!</text:p>
          </table:table-cell>
          <table:table-cell table:style-name="ce19" office:value-type="string" calcext:value-type="string">
            <text:p>ilDivo: And That... That One's gone, and my heart, my heart I don't even have because I'm a mushroom but oh, my heart, &lt;b&gt;help&lt;/b&gt;!</text:p>
          </table:table-cell>
        </table:table-row>
        <table:table-row table:style-name="ro5">
          <table:table-cell table:style-name="ce4" office:value-type="string" calcext:value-type="string">
            <text:p>05DayFive-day_five_lounge-74f1c4ed</text:p>
          </table:table-cell>
          <table:table-cell table:style-name="ce14" office:value-type="string" calcext:value-type="string">
            <text:p>ilDivo: Ma non importa. Piuttosto, voi: la bara deve essere bianca, e imbottita di seta rosa carico. Rosa, oppure bianca. O meglio rossa. Sì, un bel rosso fiamma, sarà più gaya.</text:p>
          </table:table-cell>
          <table:table-cell table:style-name="ce19" office:value-type="string" calcext:value-type="string">
            <text:p>ilDivo: But I don't care anyway. You! I want the coffin to be white, and lined with deep pink satin. Pink, or white. Better red. Yes, a nice flame red hue, it will be gayer!</text:p>
          </table:table-cell>
        </table:table-row>
        <table:table-row table:style-name="ro1">
          <table:table-cell table:style-name="ce4" office:value-type="string" calcext:value-type="string">
            <text:p>05DayFive-day_five_lounge-0708d675</text:p>
          </table:table-cell>
          <table:table-cell table:style-name="ce14" office:value-type="string" calcext:value-type="string">
            <text:p>YOU: Hai ucciso Quello?</text:p>
          </table:table-cell>
          <table:table-cell table:style-name="ce19" office:value-type="string" calcext:value-type="string">
            <text:p>YOU: Did you kill That One?</text:p>
          </table:table-cell>
        </table:table-row>
        <table:table-row table:style-name="ro1">
          <table:table-cell table:style-name="ce4" office:value-type="string" calcext:value-type="string">
            <text:p>05DayFive-day_five_lounge-29f51ff4</text:p>
          </table:table-cell>
          <table:table-cell table:style-name="ce14" office:value-type="string" calcext:value-type="string">
            <text:p>YOU: Se è grande abbastanza mi ci metto pure io.</text:p>
          </table:table-cell>
          <table:table-cell table:style-name="ce19" office:value-type="string" calcext:value-type="string">
            <text:p>YOU: If it's big enough I'll get in inside it too.</text:p>
          </table:table-cell>
        </table:table-row>
        <table:table-row table:style-name="ro1">
          <table:table-cell table:style-name="ce4" office:value-type="string" calcext:value-type="string">
            <text:p>05DayFive-day_five_lounge-b7dd6e52</text:p>
          </table:table-cell>
          <table:table-cell table:style-name="ce14" office:value-type="string" calcext:value-type="string">
            <text:p>YOU: Non credo che il rosso sia il colore adatto.</text:p>
          </table:table-cell>
          <table:table-cell table:style-name="ce19" office:value-type="string" calcext:value-type="string">
            <text:p>YOU: I don't think red is the right color.</text:p>
          </table:table-cell>
        </table:table-row>
        <table:table-row table:style-name="ro2">
          <table:table-cell table:style-name="ce4" office:value-type="string" calcext:value-type="string">
            <text:p>05DayFive-day_five_lounge-6270cd6f</text:p>
          </table:table-cell>
          <table:table-cell table:style-name="ce14" office:value-type="string" calcext:value-type="string">
            <text:p>ilDivo: Oh, aiuto! Quale scena è, dove mi trovo? Sei tu, DeMille?</text:p>
          </table:table-cell>
          <table:table-cell table:style-name="ce19" office:value-type="string" calcext:value-type="string">
            <text:p>ilDivo: Oh, help! Which scene is this one? Where am I? DeMille, is that you?</text:p>
          </table:table-cell>
        </table:table-row>
        <table:table-row table:style-name="ro1">
          <table:table-cell table:style-name="ce4" office:value-type="string" calcext:value-type="string">
            <text:p>05DayFive-day_five_lounge-54ea500b</text:p>
          </table:table-cell>
          <table:table-cell table:style-name="ce14" office:value-type="string" calcext:value-type="string">
            <text:p>YOU: Sei sullo scalone del palazzo.</text:p>
          </table:table-cell>
          <table:table-cell table:style-name="ce19" office:value-type="string" calcext:value-type="string">
            <text:p>YOU: Your are on the staircase of the palace.</text:p>
          </table:table-cell>
        </table:table-row>
        <table:table-row table:style-name="ro1">
          <table:table-cell table:style-name="ce4" office:value-type="string" calcext:value-type="string">
            <text:p>05DayFive-day_five_lounge-b7af8313</text:p>
          </table:table-cell>
          <table:table-cell table:style-name="ce14" office:value-type="string" calcext:value-type="string">
            <text:p>ilDivo: Oh, sì, è vero. Ricordo.</text:p>
          </table:table-cell>
          <table:table-cell table:style-name="ce19" office:value-type="string" calcext:value-type="string">
            <text:p>ilDivo: Oh, yes, right. Now I remember.</text:p>
          </table:table-cell>
        </table:table-row>
        <table:table-row table:style-name="ro1">
          <table:table-cell table:style-name="ce4" office:value-type="string" calcext:value-type="string">
            <text:p>05DayFive-day_five_lounge-d98b8419</text:p>
          </table:table-cell>
          <table:table-cell table:style-name="ce14" office:value-type="string" calcext:value-type="string">
            <text:p>YOU: Beeeene, si è fatta una certa, io me ne vado, ok?</text:p>
          </table:table-cell>
          <table:table-cell table:style-name="ce19" office:value-type="string" calcext:value-type="string">
            <text:p>YOU: Well, it's pretty late, I'm leaving, okay?</text:p>
          </table:table-cell>
        </table:table-row>
        <table:table-row table:style-name="ro1">
          <table:table-cell table:style-name="ce4" office:value-type="string" calcext:value-type="string">
            <text:p>05DayFive-day_five_lounge-a74e36aa</text:p>
          </table:table-cell>
          <table:table-cell table:style-name="ce14" office:value-type="string" calcext:value-type="string">
            <text:p>YOU: Tu piaceresti un sacco a mio padre. Un sacco!</text:p>
          </table:table-cell>
          <table:table-cell table:style-name="ce19" office:value-type="string" calcext:value-type="string">
            <text:p>YOU: My father would love you. Really love you.</text:p>
          </table:table-cell>
        </table:table-row>
        <table:table-row table:style-name="ro5">
          <table:table-cell table:style-name="ce4" office:value-type="string" calcext:value-type="string">
            <text:p>05DayFive-day_five_lounge-7f11f22e</text:p>
          </table:table-cell>
          <table:table-cell table:style-name="ce14" office:value-type="string" calcext:value-type="string">
            <text:p>ilDivo: Voglio dirvi quanto mi siete mancati, tutti voi, ma vi prometto che non vi lascerò mai più. Vedete, questà è la mia vita, e lo sarà per sempre. Non esiste altro, solo noi.</text:p>
          </table:table-cell>
          <table:table-cell table:style-name="ce19" office:value-type="string" calcext:value-type="string">
            <text:p>ilDivo: I want to tell you that I missed you so much, all of you, but I promise I will never leave you again. You see, this is my life, and always will be. There’s nothing else, only us.</text:p>
          </table:table-cell>
        </table:table-row>
        <table:table-row table:style-name="ro1">
          <table:table-cell table:style-name="ce4" office:value-type="string" calcext:value-type="string">
            <text:p>Kitchen-kitchen_loop-ccd6945e</text:p>
          </table:table-cell>
          <table:table-cell table:style-name="ce15" office:value-type="string" calcext:value-type="string">
            <text:p>action</text:p>
          </table:table-cell>
          <table:table-cell table:style-name="ce19" office:value-type="string" calcext:value-type="string">
            <text:p>action</text:p>
          </table:table-cell>
        </table:table-row>
        <table:table-row table:style-name="ro1">
          <table:table-cell table:style-name="ce4" office:value-type="string" calcext:value-type="string">
            <text:p>Endings-after_kitchen-cb6bf366</text:p>
          </table:table-cell>
          <table:table-cell table:style-name="ce15" office:value-type="string" calcext:value-type="string">
            <text:p>chill</text:p>
          </table:table-cell>
          <table:table-cell table:style-name="ce19" office:value-type="string" calcext:value-type="string">
            <text:p>chill</text:p>
          </table:table-cell>
        </table:table-row>
        <table:table-row table:style-name="ro1">
          <table:table-cell table:style-name="ce4" office:value-type="string" calcext:value-type="string">
            <text:p>DayStart-inizio_lounge-cb6bf366</text:p>
          </table:table-cell>
          <table:table-cell table:style-name="ce15" office:value-type="string" calcext:value-type="string">
            <text:p>chill</text:p>
          </table:table-cell>
          <table:table-cell table:style-name="ce19" office:value-type="string" calcext:value-type="string">
            <text:p>chill</text:p>
          </table:table-cell>
        </table:table-row>
        <table:table-row table:style-name="ro1">
          <table:table-cell table:style-name="ce4" office:value-type="string" calcext:value-type="string">
            <text:p>Audio-playBackgroundMusic-ef5a35cb</text:p>
          </table:table-cell>
          <table:table-cell table:style-name="ce15" office:value-type="string" calcext:value-type="string">
            <text:p>[[[ play {name} ]]]</text:p>
          </table:table-cell>
          <table:table-cell table:style-name="ce19" office:value-type="string" calcext:value-type="string">
            <text:p>[[[ play {name} ]]]</text:p>
          </table:table-cell>
        </table:table-row>
        <table:table-row table:style-name="ro2">
          <table:table-cell table:style-name="ce4" office:value-type="string" calcext:value-type="string">
            <text:p>Kitchen-setIngredientsSpeed-250c7cc8</text:p>
          </table:table-cell>
          <table:table-cell table:style-name="ce15" office:value-type="string" calcext:value-type="string">
            <text:p>[[[ set ingredients speed to {speed} {acceleration} {maxRounds} ]]]</text:p>
          </table:table-cell>
          <table:table-cell table:style-name="ce19" office:value-type="string" calcext:value-type="string">
            <text:p>[[[ set ingredients speed to {speed} {acceleration} {maxRounds} ]]]</text:p>
          </table:table-cell>
        </table:table-row>
        <table:table-row table:style-name="ro3">
          <table:table-cell table:style-name="ce4" office:value-type="string" calcext:value-type="string">
            <text:p>Endings-finale_uno-faab219f</text:p>
          </table:table-cell>
          <table:table-cell table:style-name="ce15" office:value-type="string" calcext:value-type="string">
            <text:p>DOGRON: In merito alla tua ricetta: {~ Quello che c'è nella padella non grida, non si muove, e non fa domande esistenziali|Potrebbe essere passabile per un McDonald's|Conosco degli studenti che forse potrebbero mangiarla, forse}. Inaspettatamente passi alla prossima puntata!</text:p>
          </table:table-cell>
          <table:table-cell table:style-name="ce19" office:value-type="string" calcext:value-type="string">
            <text:p>DOGRON: Regarding your recipe: {~ What's in the pan doesn't scream, doesn't move, and doesn't ask existential questions|Might be acceptable. For a McDonald's|I know some students who might eat it, maybe}. Unexpectedly, you move on to the next episode!</text:p>
          </table:table-cell>
        </table:table-row>
        <table:table-row table:style-name="ro1">
          <table:table-cell table:style-name="ce4" office:value-type="string" calcext:value-type="string">
            <text:p>DayStart-inizio_lounge-ca995e9a</text:p>
          </table:table-cell>
          <table:table-cell table:style-name="ce15" office:value-type="string" calcext:value-type="string">
            <text:p>DOGRON: Spiace, circa. Addio Divo!</text:p>
          </table:table-cell>
          <table:table-cell table:style-name="ce19" office:value-type="string" calcext:value-type="string">
            <text:p>DOGRON: Sorry, kind of. Goodbye, Divo!</text:p>
          </table:table-cell>
        </table:table-row>
        <table:table-row table:style-name="ro1">
          <table:table-cell table:style-name="ce4" office:value-type="string" calcext:value-type="string">
            <text:p>Characters-nonAliveCharacters-8ee9c751</text:p>
          </table:table-cell>
          <table:table-cell table:style-name="ce15" office:value-type="string" calcext:value-type="string">
            <text:p>zero persone ci hanno lasciate</text:p>
          </table:table-cell>
          <table:table-cell table:style-name="ce19" office:value-type="string" calcext:value-type="string">
            <text:p>zero persons left us</text:p>
          </table:table-cell>
        </table:table-row>
        <table:table-row table:style-name="ro1">
          <table:table-cell table:style-name="ce4" office:value-type="string" calcext:value-type="string">
            <text:p>Characters-nonAliveCharacters-366abc0d</text:p>
          </table:table-cell>
          <table:table-cell table:style-name="ce15" office:value-type="string" calcext:value-type="string">
            <text:p>una persona ci ha lasciate</text:p>
          </table:table-cell>
          <table:table-cell table:style-name="ce19" office:value-type="string" calcext:value-type="string">
            <text:p>one person left us</text:p>
          </table:table-cell>
        </table:table-row>
        <table:table-row table:style-name="ro1">
          <table:table-cell table:style-name="ce4" office:value-type="string" calcext:value-type="string">
            <text:p>Characters-nonAliveCharacters-a5faba64</text:p>
          </table:table-cell>
          <table:table-cell table:style-name="ce15" office:value-type="string" calcext:value-type="string">
            <text:p>due persone ci hanno lasciate</text:p>
          </table:table-cell>
          <table:table-cell table:style-name="ce19" office:value-type="string" calcext:value-type="string">
            <text:p>two persons left us</text:p>
          </table:table-cell>
        </table:table-row>
        <table:table-row table:style-name="ro1">
          <table:table-cell table:style-name="ce4" office:value-type="string" calcext:value-type="string">
            <text:p>Characters-nonAliveCharacters-dbd715c9</text:p>
          </table:table-cell>
          <table:table-cell table:style-name="ce15" office:value-type="string" calcext:value-type="string">
            <text:p>tre persone ci hanno lasciate</text:p>
          </table:table-cell>
          <table:table-cell table:style-name="ce19" office:value-type="string" calcext:value-type="string">
            <text:p>three persons left us</text:p>
          </table:table-cell>
        </table:table-row>
        <table:table-row table:style-name="ro1">
          <table:table-cell table:style-name="ce4" office:value-type="string" calcext:value-type="string">
            <text:p>Characters-nonAliveCharacters-1d8fa01c</text:p>
          </table:table-cell>
          <table:table-cell table:style-name="ce15" office:value-type="string" calcext:value-type="string">
            <text:p>quattro persone ci hanno lasciate</text:p>
          </table:table-cell>
          <table:table-cell table:style-name="ce19" office:value-type="string" calcext:value-type="string">
            <text:p>four persons left us</text:p>
          </table:table-cell>
        </table:table-row>
        <table:table-row table:style-name="ro1">
          <table:table-cell table:style-name="ce4" office:value-type="string" calcext:value-type="string">
            <text:p>Characters-nonAliveCharacters-d0a580e5</text:p>
          </table:table-cell>
          <table:table-cell table:style-name="ce15" office:value-type="string" calcext:value-type="string">
            <text:p>cinque persone ci hanno lasciate</text:p>
          </table:table-cell>
          <table:table-cell table:style-name="ce19" office:value-type="string" calcext:value-type="string">
            <text:p>five persons left us</text:p>
          </table:table-cell>
        </table:table-row>
        <table:table-row table:style-name="ro2">
          <table:table-cell table:style-name="ce4" office:value-type="string" calcext:value-type="string">
            <text:p>01DayOne-day_one_lounge-a64fd401</text:p>
          </table:table-cell>
          <table:table-cell table:style-name="ce15" office:value-type="string" calcext:value-type="string">
            <text:p>UgoEMimi: Mimi, andiamocene! Credo di aver visto una tizia con un iPod, forse è un'audio designer!</text:p>
          </table:table-cell>
          <table:table-cell table:style-name="ce19" office:value-type="string" calcext:value-type="string">
            <text:p>UgoEMimi: Mimi, let's go! I think I saw a chick with an iPod, maybe she's an audio designer!</text:p>
          </table:table-cell>
        </table:table-row>
        <table:table-row table:style-name="ro1">
          <table:table-cell table:style-name="ce4" office:value-type="string" calcext:value-type="string">
            <text:p>02DayTwo-day_two_lounge-f7fa6c4a</text:p>
          </table:table-cell>
          <table:table-cell table:style-name="ce15" office:value-type="string" calcext:value-type="string">
            <text:p>BeBe: Certo. In amicizia il sacrificio è importante!</text:p>
          </table:table-cell>
          <table:table-cell table:style-name="ce19" office:value-type="string" calcext:value-type="string">
            <text:p>BeBe: Sure. In friendship, sacrifice is important!!!</text:p>
          </table:table-cell>
        </table:table-row>
        <table:table-row table:style-name="ro5">
          <table:table-cell table:style-name="ce4" office:value-type="string" calcext:value-type="string">
            <text:p>03DayThree-day_three_lounge-c912e6f1</text:p>
          </table:table-cell>
          <table:table-cell table:style-name="ce15" office:value-type="string" calcext:value-type="string">
            <text:p>DOGRON: Non sentite un po' la tristezza? Già {nonAliveCharacters()}, e a me non va di farvi andare via, nuuuuuuuuuuuu!</text:p>
          </table:table-cell>
          <table:table-cell table:style-name="ce19" office:value-type="string" calcext:value-type="string">
            <text:p>DOGRON: Don't you feel a little sad? {nonAliveCharacters()} already have left us, and I don't feel like making youuuuu leave too, no!</text:p>
          </table:table-cell>
        </table:table-row>
        <table:table-row table:style-name="ro1">
          <table:table-cell table:style-name="ce4" office:value-type="string" calcext:value-type="string">
            <text:p>04DayFour-day_four_lounge-e8d85937</text:p>
          </table:table-cell>
          <table:table-cell table:style-name="ce15" office:value-type="string" calcext:value-type="string">
            <text:p>@setCharacterVariant image:</text:p>
          </table:table-cell>
          <table:table-cell table:style-name="ce19" office:value-type="string" calcext:value-type="string">
            <text:p>@setCharacterVariant image:</text:p>
          </table:table-cell>
        </table:table-row>
        <table:table-row table:style-name="ro1">
          <table:table-cell table:style-name="ce4" office:value-type="string" calcext:value-type="string">
            <text:p>05DayFive-day_five_lounge-e8d85937</text:p>
          </table:table-cell>
          <table:table-cell table:style-name="ce15" office:value-type="string" calcext:value-type="string">
            <text:p>@setCharacterVariant image:</text:p>
          </table:table-cell>
          <table:table-cell table:style-name="ce19" office:value-type="string" calcext:value-type="string">
            <text:p>@setCharacterVariant image:</text:p>
          </table:table-cell>
        </table:table-row>
        <table:table-row table:style-name="ro1">
          <table:table-cell table:style-name="ce4" office:value-type="string" calcext:value-type="string">
            <text:p>Endings-finale-41733081</text:p>
          </table:table-cell>
          <table:table-cell table:style-name="ce14" office:value-type="string" calcext:value-type="string">
            <text:p>credits</text:p>
          </table:table-cell>
          <table:table-cell table:style-name="ce19" office:value-type="string" calcext:value-type="string">
            <text:p>credits</text:p>
          </table:table-cell>
        </table:table-row>
        <table:table-row table:style-name="ro1">
          <table:table-cell table:style-name="ce4" office:value-type="string" calcext:value-type="string">
            <text:p>Endings-finale-4c32ec77</text:p>
          </table:table-cell>
          <table:table-cell table:style-name="ce14" office:value-type="string" calcext:value-type="string">
            <text:p>@moveToCredits</text:p>
          </table:table-cell>
          <table:table-cell table:style-name="ce14" office:value-type="string" calcext:value-type="string">
            <text:p>@moveToCredits</text:p>
          </table:table-cell>
        </table:table-row>
        <table:table-row table:style-name="ro2">
          <table:table-cell table:style-name="ce4" office:value-type="string" calcext:value-type="string">
            <text:p>Endings-finale-e8b14dec</text:p>
          </table:table-cell>
          <table:table-cell table:style-name="ce14" office:value-type="string" calcext:value-type="string">
            <text:p>_ Game Design: _ Marco Spelgatti, Mattia Belletti, Gabriele Perugini</text:p>
          </table:table-cell>
          <table:table-cell table:style-name="ce14" office:value-type="string" calcext:value-type="string">
            <text:p>_ Game Design: _ Marco Spelgatti, Mattia Belletti, Gabriele Perugini</text:p>
          </table:table-cell>
        </table:table-row>
        <table:table-row table:style-name="ro1">
          <table:table-cell table:style-name="ce4" office:value-type="string" calcext:value-type="string">
            <text:p>Endings-finale-27dfcc8d</text:p>
          </table:table-cell>
          <table:table-cell table:style-name="ce14" office:value-type="string" calcext:value-type="string">
            <text:p>_ Narrative Design: _ Marco Spelgatti, Gabriele Perugini</text:p>
          </table:table-cell>
          <table:table-cell table:style-name="ce20" office:value-type="string" calcext:value-type="string">
            <text:p>_ Narrative Design: _ Marco Spelgatti, Gabriele Perugini</text:p>
          </table:table-cell>
        </table:table-row>
        <table:table-row table:style-name="ro1">
          <table:table-cell table:style-name="ce4" office:value-type="string" calcext:value-type="string">
            <text:p>Endings-finale-a1255938</text:p>
          </table:table-cell>
          <table:table-cell table:style-name="ce14" office:value-type="string" calcext:value-type="string">
            <text:p>_ Testi: Marco Spelgatti</text:p>
          </table:table-cell>
          <table:table-cell table:style-name="ce20" office:value-type="string" calcext:value-type="string">
            <text:p>_ Writing: Marco Spelgatti</text:p>
          </table:table-cell>
        </table:table-row>
        <table:table-row table:style-name="ro1">
          <table:table-cell table:style-name="ce4" office:value-type="string" calcext:value-type="string">
            <text:p>Endings-finale-509ae1bd</text:p>
          </table:table-cell>
          <table:table-cell table:style-name="ce14" office:value-type="string" calcext:value-type="string">
            <text:p>_ Grafiche: _ Gabriele Perugini</text:p>
          </table:table-cell>
          <table:table-cell table:style-name="ce20" office:value-type="string" calcext:value-type="string">
            <text:p>_ Graphics: _ Gabriele Perugini</text:p>
          </table:table-cell>
        </table:table-row>
        <table:table-row table:style-name="ro1">
          <table:table-cell table:style-name="ce4" office:value-type="string" calcext:value-type="string">
            <text:p>Endings-finale-26f43e1c</text:p>
          </table:table-cell>
          <table:table-cell table:style-name="ce14" office:value-type="string" calcext:value-type="string">
            <text:p>_ Programmazione C\#: _ Mattia Belletti</text:p>
          </table:table-cell>
          <table:table-cell table:style-name="ce20" office:value-type="string" calcext:value-type="string">
            <text:p>_ C\# Programming: _ Mattia Belletti</text:p>
          </table:table-cell>
        </table:table-row>
        <table:table-row table:style-name="ro1">
          <table:table-cell table:style-name="ce4" office:value-type="string" calcext:value-type="string">
            <text:p>Endings-finale-61144d19</text:p>
          </table:table-cell>
          <table:table-cell table:style-name="ce14" office:value-type="string" calcext:value-type="string">
            <text:p>_ Programmazione Ink: _ Marco Spelgatti, Mattia Belletti</text:p>
          </table:table-cell>
          <table:table-cell table:style-name="ce20" office:value-type="string" calcext:value-type="string">
            <text:p>_ Ink Programming: _ Marco Spelgatti, Mattia Belletti</text:p>
          </table:table-cell>
        </table:table-row>
        <table:table-row table:style-name="ro1">
          <table:table-cell table:style-name="ce4" office:value-type="string" calcext:value-type="string">
            <text:p>Endings-finale-c43e5371</text:p>
          </table:table-cell>
          <table:table-cell table:style-name="ce14" office:value-type="string" calcext:value-type="string">
            <text:p>_ Musiche: _ Alec Shea</text:p>
          </table:table-cell>
          <table:table-cell table:style-name="ce20" office:value-type="string" calcext:value-type="string">
            <text:p>_ Music: _ Alec Shea</text:p>
          </table:table-cell>
        </table:table-row>
        <table:table-row table:style-name="ro1">
          <table:table-cell table:style-name="ce4" office:value-type="string" calcext:value-type="string">
            <text:p>Endings-finale-e31f94a1</text:p>
          </table:table-cell>
          <table:table-cell table:style-name="ce14" office:value-type="string" calcext:value-type="string">
            <text:p>_ SFX: _ Chris Logdson</text:p>
          </table:table-cell>
          <table:table-cell table:style-name="ce20" office:value-type="string" calcext:value-type="string">
            <text:p>_ SFX: _ Chris Logdson</text:p>
          </table:table-cell>
        </table:table-row>
        <table:table-row table:style-name="ro2">
          <table:table-cell table:style-name="ce4" office:value-type="string" calcext:value-type="string">
            <text:p>Endings-finale-e0e07bda</text:p>
          </table:table-cell>
          <table:table-cell table:style-name="ce14" office:value-type="string" calcext:value-type="string">
            <text:p>_ Grazie per aver giocato con noi &lt;3 _ (e fate un grattino al vostro _ DOGRON da parte nostra)</text:p>
          </table:table-cell>
          <table:table-cell table:style-name="ce19" office:value-type="string" calcext:value-type="string">
            <text:p>_ Thank you for playing with us &lt;3 _ (and go pat your _ DOGRON on our behalf)</text:p>
          </table:table-cell>
        </table:table-row>
        <table:table-row table:style-name="ro1">
          <table:table-cell table:style-name="ce4" office:value-type="string" calcext:value-type="string">
            <text:p>NewModePlus--4d12cb04</text:p>
          </table:table-cell>
          <table:table-cell table:style-name="ce14" office:value-type="string" calcext:value-type="string">
            <text:p>false</text:p>
          </table:table-cell>
          <table:table-cell table:style-name="ce14" office:value-type="string" calcext:value-type="string">
            <text:p>false</text:p>
          </table:table-cell>
        </table:table-row>
        <table:table-row table:style-name="ro1">
          <table:table-cell table:style-name="ce4" office:value-type="string" calcext:value-type="string">
            <text:p>NewModePlus-setNewModePlus-ba522008</text:p>
          </table:table-cell>
          <table:table-cell table:style-name="ce14" office:value-type="string" calcext:value-type="string">
            <text:p>[[[ set new mode plus to {isNewModePlus} ]]]</text:p>
          </table:table-cell>
          <table:table-cell table:style-name="ce20" office:value-type="string" calcext:value-type="string">
            <text:p>[[[ set new mode plus to {isNewModePlus} ]]]</text:p>
          </table:table-cell>
        </table:table-row>
        <table:table-row table:style-name="ro1">
          <table:table-cell table:style-name="ce4" office:value-type="string" calcext:value-type="string">
            <text:p>NewModePlus-is_new_mode_plus-8ada44db</text:p>
          </table:table-cell>
          <table:table-cell table:style-name="ce14" office:value-type="string" calcext:value-type="string">
            <text:p>true</text:p>
          </table:table-cell>
          <table:table-cell table:style-name="ce14" office:value-type="string" calcext:value-type="string">
            <text:p>true</text:p>
          </table:table-cell>
        </table:table-row>
        <table:table-row table:style-name="ro1">
          <table:table-cell table:style-name="ce4" office:value-type="string" calcext:value-type="string">
            <text:p>Lounge-lounge_loop-acc7f2b4</text:p>
          </table:table-cell>
          <table:table-cell table:style-name="ce14" office:value-type="string" calcext:value-type="string">
            <text:p>No letter is available</text:p>
          </table:table-cell>
          <table:table-cell table:style-name="ce19" office:value-type="string" calcext:value-type="string">
            <text:p>Nessuna lettera disponibile</text:p>
          </table:table-cell>
        </table:table-row>
        <table:table-row table:style-name="ro1">
          <table:table-cell table:style-name="ce4" office:value-type="string" calcext:value-type="string">
            <text:p>Lounge-lounge_loop_with_letter-3b88261e</text:p>
          </table:table-cell>
          <table:table-cell table:style-name="ce14" office:value-type="string" calcext:value-type="string">
            <text:p>@moveToLounge</text:p>
          </table:table-cell>
          <table:table-cell table:style-name="ce20" office:value-type="string" calcext:value-type="string">
            <text:p>@moveToLounge</text:p>
          </table:table-cell>
        </table:table-row>
        <table:table-row table:style-name="ro1">
          <table:table-cell table:style-name="ce4" office:value-type="string" calcext:value-type="string">
            <text:p>Lounge-lounge_loop_with_letter-143ed93f</text:p>
          </table:table-cell>
          <table:table-cell table:style-name="ce14" office:value-type="string" calcext:value-type="string">
            <text:p>BeBe</text:p>
          </table:table-cell>
          <table:table-cell table:style-name="ce20" office:value-type="string" calcext:value-type="string">
            <text:p>BeBe</text:p>
          </table:table-cell>
        </table:table-row>
        <table:table-row table:style-name="ro1">
          <table:table-cell table:style-name="ce4" office:value-type="string" calcext:value-type="string">
            <text:p>Lounge-lounge_loop_with_letter-7e20e611</text:p>
          </table:table-cell>
          <table:table-cell table:style-name="ce14" office:value-type="string" calcext:value-type="string">
            <text:p>@moveToDialogue character:</text:p>
          </table:table-cell>
          <table:table-cell table:style-name="ce20" office:value-type="string" calcext:value-type="string">
            <text:p>@moveToDialogue character:</text:p>
          </table:table-cell>
        </table:table-row>
        <table:table-row table:style-name="ro1">
          <table:table-cell table:style-name="ce4" office:value-type="string" calcext:value-type="string">
            <text:p>Lounge-lounge_loop_with_letter-52c00a44</text:p>
          </table:table-cell>
          <table:table-cell table:style-name="ce14" office:value-type="string" calcext:value-type="string">
            <text:p>UgoEMimi</text:p>
          </table:table-cell>
          <table:table-cell table:style-name="ce20" office:value-type="string" calcext:value-type="string">
            <text:p>UgoEMimi</text:p>
          </table:table-cell>
        </table:table-row>
        <table:table-row table:style-name="ro1">
          <table:table-cell table:style-name="ce4" office:value-type="string" calcext:value-type="string">
            <text:p>Lounge-lounge_loop_with_letter-0587269e</text:p>
          </table:table-cell>
          <table:table-cell table:style-name="ce14" office:value-type="string" calcext:value-type="string">
            <text:p>Piiiietro</text:p>
          </table:table-cell>
          <table:table-cell table:style-name="ce20" office:value-type="string" calcext:value-type="string">
            <text:p>Piiiietro</text:p>
          </table:table-cell>
        </table:table-row>
        <table:table-row table:style-name="ro1">
          <table:table-cell table:style-name="ce4" office:value-type="string" calcext:value-type="string">
            <text:p>Lounge-lounge_loop_with_letter-99714fd6</text:p>
          </table:table-cell>
          <table:table-cell table:style-name="ce14" office:value-type="string" calcext:value-type="string">
            <text:p>Quello</text:p>
          </table:table-cell>
          <table:table-cell table:style-name="ce20" office:value-type="string" calcext:value-type="string">
            <text:p>Quello</text:p>
          </table:table-cell>
        </table:table-row>
        <table:table-row table:style-name="ro1">
          <table:table-cell table:style-name="ce4" office:value-type="string" calcext:value-type="string">
            <text:p>Lounge-lounge_loop_with_letter-bda4d256</text:p>
          </table:table-cell>
          <table:table-cell table:style-name="ce14" office:value-type="string" calcext:value-type="string">
            <text:p>ilDivo</text:p>
          </table:table-cell>
          <table:table-cell table:style-name="ce20" office:value-type="string" calcext:value-type="string">
            <text:p>ilDivo</text:p>
          </table:table-cell>
        </table:table-row>
        <table:table-row table:style-name="ro5">
          <table:table-cell table:style-name="ce4" office:value-type="string" calcext:value-type="string">
            <text:p>05DayFive-day_five_lounge-f779b97e</text:p>
          </table:table-cell>
          <table:table-cell table:style-name="ce14" office:value-type="string" calcext:value-type="string">
            <text:p>DOGRON: Casualmente vicinissimo alla mia casetta senza uuuumani, e a quella del Grande Consiglio dei Carlini e della Suprema Chihuahua.</text:p>
          </table:table-cell>
          <table:table-cell table:style-name="ce19" office:value-type="string" calcext:value-type="string">
            <text:p>DOGRON: Incredibly near to my little house, and to that of the Grand Council of Pugs, and to the Supreme Chihuahua. Completely by chance.</text:p>
          </table:table-cell>
        </table:table-row>
        <table:table-row table:style-name="ro1">
          <table:table-cell table:style-name="ce4" office:value-type="string" calcext:value-type="string">
            <text:p>05DayFive-day_five_lounge-8679d0e9</text:p>
          </table:table-cell>
          <table:table-cell table:style-name="ce14" office:value-type="string" calcext:value-type="string">
            <text:p>@moveToEnding</text:p>
          </table:table-cell>
          <table:table-cell table:style-name="ce20" office:value-type="string" calcext:value-type="string">
            <text:p>@moveToEnding</text:p>
          </table:table-cell>
        </table:table-row>
        <table:table-row table:style-name="ro2">
          <table:table-cell table:style-name="ce4" office:value-type="string" calcext:value-type="string">
            <text:p>05DayFive-day_five_lounge-309054c4</text:p>
          </table:table-cell>
          <table:table-cell table:style-name="ce14" office:value-type="string" calcext:value-type="string">
            <text:p>DOGRON: Ma, ma! Abbiamo una sorpresa per te. Credo. Uuuuuuuuna sorpresa uuuuuuuunica, come te.</text:p>
          </table:table-cell>
          <table:table-cell table:style-name="ce19" office:value-type="string" calcext:value-type="string">
            <text:p>DOGRON: But, but…! We have a surprise for you! I think. A uuuuuuunique surprise, uuuuuuuuunique, just like you are!</text:p>
          </table:table-cell>
        </table:table-row>
        <table:table-row table:style-name="ro1">
          <table:table-cell table:style-name="ce4" office:value-type="string" calcext:value-type="string">
            <text:p>05DayFive-day_five_lounge-f9dce8db</text:p>
          </table:table-cell>
          <table:table-cell table:style-name="ce14" office:value-type="string" calcext:value-type="string">
            <text:p>DOGRON: Uuuuuna lettera!</text:p>
          </table:table-cell>
          <table:table-cell table:style-name="ce19" office:value-type="string" calcext:value-type="string">
            <text:p>DOGRON: A letter!</text:p>
          </table:table-cell>
        </table:table-row>
        <table:table-row table:style-name="ro1">
          <table:table-cell table:style-name="ce4" office:value-type="string" calcext:value-type="string">
            <text:p>05DayFive-day_five_lounge-9d44826b</text:p>
          </table:table-cell>
          <table:table-cell table:style-name="ce14" office:value-type="string" calcext:value-type="string">
            <text:p>YOU: Perché hai finito le "u"?</text:p>
          </table:table-cell>
          <table:table-cell table:style-name="ce19" office:value-type="string" calcext:value-type="string">
            <text:p>YOU: Why, have you no more “U”s?</text:p>
          </table:table-cell>
        </table:table-row>
        <table:table-row table:style-name="ro1">
          <table:table-cell table:style-name="ce4" office:value-type="string" calcext:value-type="string">
            <text:p>05DayFive-day_five_lounge-83fffd82</text:p>
          </table:table-cell>
          <table:table-cell table:style-name="ce14" office:value-type="string" calcext:value-type="string">
            <text:p>YOU: Chissà se è Adramelech, mi deve ancora un aspic.</text:p>
          </table:table-cell>
          <table:table-cell table:style-name="ce19" office:value-type="string" calcext:value-type="string">
            <text:p>YOU: Maybe it’s Adramelech, he owes me an aspic.</text:p>
          </table:table-cell>
        </table:table-row>
        <table:table-row table:style-name="ro5">
          <table:table-cell table:style-name="ce4" office:value-type="string" calcext:value-type="string">
            <text:p>05DayFive-day_five_lounge-85421bc0</text:p>
          </table:table-cell>
          <table:table-cell table:style-name="ce14" office:value-type="string" calcext:value-type="string">
            <text:p>YOU: Sarà da parte dei miei padri, minimo.[] Tipo: "Te lo sei portato il maglioncino di lana?" o "Non di capra ma di pecora il sangue, che poi Caacrinolaas si mette ad abbaiare!"</text:p>
          </table:table-cell>
          <table:table-cell table:style-name="ce19" office:value-type="string" calcext:value-type="string">
            <text:p>YOU: I bet it will be from my fathers.[] Something like: “Did you bring your wool sweater?”, or “Sheep’s blood, not goat’s blood, or Caacrinolaas will start barking!”</text:p>
          </table:table-cell>
        </table:table-row>
        <table:table-row table:style-name="ro1">
          <table:table-cell table:style-name="ce4" office:value-type="string" calcext:value-type="string">
            <text:p>05DayFive-day_five_lounge-c7697392</text:p>
          </table:table-cell>
          <table:table-cell table:style-name="ce14" office:value-type="string" calcext:value-type="string">
            <text:p>DOGRON: No, dice che è Ermenegildo. E sento odore di indizi!</text:p>
          </table:table-cell>
          <table:table-cell table:style-name="ce19" office:value-type="string" calcext:value-type="string">
            <text:p>DOGRON: No, it’s from a certain Ermenegildo. I can smeel clues!</text:p>
          </table:table-cell>
        </table:table-row>
        <table:table-row table:style-name="ro5">
          <table:table-cell table:style-name="ce4" office:value-type="string" calcext:value-type="string">
            <text:p>05DayFive-day_five_lounge-f94cd0a5</text:p>
          </table:table-cell>
          <table:table-cell table:style-name="ce14" office:value-type="string" calcext:value-type="string">
            <text:p>DOGRON: "Ehi tu. Sì, tu che mi hai lasciato tramortito sul Trenino di Nonno Pig. Che hai mangiato le mie ditina preferite. Che mi hai seppellito in una cover di Kate Bush! So dove sei!"</text:p>
          </table:table-cell>
          <table:table-cell table:style-name="ce19" office:value-type="string" calcext:value-type="string">
            <text:p>DOGRON: “Hey, you. Yes, you, who knocked me out on Grandpa Pig’s train. Who ate my favorite little fingers. Who buried me in a Kate Bush’ cover! I know where you are!”</text:p>
          </table:table-cell>
        </table:table-row>
        <table:table-row table:style-name="ro1">
          <table:table-cell table:style-name="ce4" office:value-type="string" calcext:value-type="string">
            <text:p>05DayFive-day_five_lounge-ef12aae0</text:p>
          </table:table-cell>
          <table:table-cell table:style-name="ce14" office:value-type="string" calcext:value-type="string">
            <text:p>DOGRON: Uuuu, sembra arrabbiatino, non trovi?</text:p>
          </table:table-cell>
          <table:table-cell table:style-name="ce19" office:value-type="string" calcext:value-type="string">
            <text:p>DOGRON: Uuuuuh, he sounds quite angry, don’t you think?</text:p>
          </table:table-cell>
        </table:table-row>
        <table:table-row table:style-name="ro1">
          <table:table-cell table:style-name="ce4" office:value-type="string" calcext:value-type="string">
            <text:p>05DayFive-day_five_lounge-3f010e05</text:p>
          </table:table-cell>
          <table:table-cell table:style-name="ce14" office:value-type="string" calcext:value-type="string">
            <text:p>YOU: Naa, fa così ogni volta che lo uccido.</text:p>
          </table:table-cell>
          <table:table-cell table:style-name="ce19" office:value-type="string" calcext:value-type="string">
            <text:p>YOU: Not really, he does like that every time I kill him.</text:p>
          </table:table-cell>
        </table:table-row>
        <table:table-row table:style-name="ro2">
          <table:table-cell table:style-name="ce4" office:value-type="string" calcext:value-type="string">
            <text:p>05DayFive-day_five_lounge-7b7ab67f</text:p>
          </table:table-cell>
          <table:table-cell table:style-name="ce14" office:value-type="string" calcext:value-type="string">
            <text:p>YOU: Devi sentirlo quando insultano Taylor Swift. Lì sì che sbrocca.</text:p>
          </table:table-cell>
          <table:table-cell table:style-name="ce19" office:value-type="string" calcext:value-type="string">
            <text:p>YOU: You should hear him when somebody insults Taylor Swift. That’s where he really gets angry.</text:p>
          </table:table-cell>
        </table:table-row>
        <table:table-row table:style-name="ro1">
          <table:table-cell table:style-name="ce4" office:value-type="string" calcext:value-type="string">
            <text:p>05DayFive-day_five_lounge-7a89c0d8</text:p>
          </table:table-cell>
          <table:table-cell table:style-name="ce14" office:value-type="string" calcext:value-type="string">
            <text:p>YOU: Non so se hai parlato con BeBe: quella sì che è rabbia!</text:p>
          </table:table-cell>
          <table:table-cell table:style-name="ce19" office:value-type="string" calcext:value-type="string">
            <text:p>YOU: I don’t know if you talked with BeBe: that is actual rage!</text:p>
          </table:table-cell>
        </table:table-row>
        <table:table-row table:style-name="ro2">
          <table:table-cell table:style-name="ce4" office:value-type="string" calcext:value-type="string">
            <text:p>05DayFive-day_five_lounge-d53954a0</text:p>
          </table:table-cell>
          <table:table-cell table:style-name="ce14" office:value-type="string" calcext:value-type="string">
            <text:p>DOGRON: Continuo con la lettura che è avvincente, sembra quell'episodio di "Corgi Fuori"! O era "Shih Tzu and the City"?</text:p>
          </table:table-cell>
          <table:table-cell table:style-name="ce19" office:value-type="string" calcext:value-type="string">
            <text:p>DOGRON: I will go on reading, it’s getting engaging. It sounds like that episode of “Corgiful”! Or maybe it was “Shih Tzu and the City”?</text:p>
          </table:table-cell>
        </table:table-row>
        <table:table-row table:style-name="ro3">
          <table:table-cell table:style-name="ce4" office:value-type="string" calcext:value-type="string">
            <text:p>05DayFive-day_five_lounge-7c0f2ea1</text:p>
          </table:table-cell>
          <table:table-cell table:style-name="ce14" office:value-type="string" calcext:value-type="string">
            <text:p>DOGRON: "So dove sei, ma anche sette e otto. Lol, sai che sono più divertente di tuo padre. Di quello coi tentacoli, intendo. L'altro è imbattibile. Ti ricordi di quella volta in cui per scherzo rivoltò all'esterno gli organi di tutti i fascisti? Che ridere!"</text:p>
          </table:table-cell>
          <table:table-cell table:style-name="ce19" office:value-type="string" calcext:value-type="string">
            <text:p>DOGRON: “I know where you are: I’ll get there, and then you can also have your other two wishes. LOL, you know I’m funnier than your father. The one with the tentacles, I mean. The other one is unbeatable. Do you remember that time when he turned inside out the organs of the nazis? How fun!”</text:p>
          </table:table-cell>
        </table:table-row>
        <table:table-row table:style-name="ro2">
          <table:table-cell table:style-name="ce4" office:value-type="string" calcext:value-type="string">
            <text:p>05DayFive-day_five_lounge-c5f14f45</text:p>
          </table:table-cell>
          <table:table-cell table:style-name="ce14" office:value-type="string" calcext:value-type="string">
            <text:p>YOU: Fu una mia idea, uffi. Che balle avere un padre famoso!</text:p>
          </table:table-cell>
          <table:table-cell table:style-name="ce19" office:value-type="string" calcext:value-type="string">
            <text:p>YOU: Argh, that was MY idea. It’s so annoying to have such a famous father.</text:p>
          </table:table-cell>
        </table:table-row>
        <table:table-row table:style-name="ro2">
          <table:table-cell table:style-name="ce4" office:value-type="string" calcext:value-type="string">
            <text:p>05DayFive-day_five_lounge-08d46842</text:p>
          </table:table-cell>
          <table:table-cell table:style-name="ce14" office:value-type="string" calcext:value-type="string">
            <text:p>YOU: Mi sa che era il finale di stagione di "Questo mondo non mi renderà Shiba Inu".</text:p>
          </table:table-cell>
          <table:table-cell table:style-name="ce19" office:value-type="string" calcext:value-type="string">
            <text:p>YOU: I think it was the season finale of “Better call Shiba Inu”.</text:p>
          </table:table-cell>
        </table:table-row>
        <table:table-row table:style-name="ro2">
          <table:table-cell table:style-name="ce4" office:value-type="string" calcext:value-type="string">
            <text:p>05DayFive-day_five_lounge-9fff31b3</text:p>
          </table:table-cell>
          <table:table-cell table:style-name="ce14" office:value-type="string" calcext:value-type="string">
            <text:p>YOU: Tornò di moda anche l'intestino alla piazzale Loreto! Che spasso quei giorni!</text:p>
          </table:table-cell>
          <table:table-cell table:style-name="ce19" office:value-type="string" calcext:value-type="string">
            <text:p>YOU: Ah, yes, back then the brain à la nazi was all the rage! So much fun!</text:p>
          </table:table-cell>
        </table:table-row>
        <table:table-row table:style-name="ro5">
          <table:table-cell table:style-name="ce4" office:value-type="string" calcext:value-type="string">
            <text:p>05DayFive-day_five_lounge-cd7aaef6</text:p>
          </table:table-cell>
          <table:table-cell table:style-name="ce14" office:value-type="string" calcext:value-type="string">
            <text:p>DOGRON: "O quella volta in cui decise di teletrasportare tutti gli umani dal pianeta dei cani al pianeta dei gatti, solo perché un cagnaccio gli rubò il suo giocattolo preferito!"</text:p>
          </table:table-cell>
          <table:table-cell table:style-name="ce19" office:value-type="string" calcext:value-type="string">
            <text:p>DOGRON: “Or that one time when he decided to teleport all humans from the dog planet to the cat planet, just because a mutt decided to steal his favourite toy!”</text:p>
          </table:table-cell>
        </table:table-row>
        <table:table-row table:style-name="ro6">
          <table:table-cell table:style-name="ce4" office:value-type="string" calcext:value-type="string">
            <text:p>05DayFive-day_five_lounge-06410595</text:p>
          </table:table-cell>
          <table:table-cell table:style-name="ce14" office:value-type="string" calcext:value-type="string">
            <text:p>DOGRON: "E poi se ne è pure dimenticato, e ora i gatti sono ufficialmente divinità intergalattiche e stanno conquistando l'universo. O, come va chiamato ora: "La grande mensola". Lollone."</text:p>
          </table:table-cell>
          <table:table-cell table:style-name="ce19" office:value-type="string" calcext:value-type="string">
            <text:p>DOGRON: “And then he even forgot about that, and now cats are officially intergalactic divinities and are conquering the universe. Or, as it must be called now: “The Great Shelf.” ROFL.”</text:p>
          </table:table-cell>
        </table:table-row>
        <table:table-row table:style-name="ro2">
          <table:table-cell table:style-name="ce4" office:value-type="string" calcext:value-type="string">
            <text:p>05DayFive-day_five_lounge-ede66221</text:p>
          </table:table-cell>
          <table:table-cell table:style-name="ce14" office:value-type="string" calcext:value-type="string">
            <text:p>DOGRON: In che senso, umani sul pianeta dei gatti? Portati via dal, dal, dal nooooooooooooostro pianeta?!?</text:p>
          </table:table-cell>
          <table:table-cell table:style-name="ce19" office:value-type="string" calcext:value-type="string">
            <text:p>DOGRON: What do you mean, humans on the cat planet? Brought away from, from, from ouuuuuuuur planet?!?</text:p>
          </table:table-cell>
        </table:table-row>
        <table:table-row table:style-name="ro2">
          <table:table-cell table:style-name="ce4" office:value-type="string" calcext:value-type="string">
            <text:p>05DayFive-day_five_lounge-0c4d9c99</text:p>
          </table:table-cell>
          <table:table-cell table:style-name="ce14" office:value-type="string" calcext:value-type="string">
            <text:p>YOU: No no sicuro non il tuo. L'universo è pieno di pianeti governati da carlini. Pieno.</text:p>
          </table:table-cell>
          <table:table-cell table:style-name="ce19" office:value-type="string" calcext:value-type="string">
            <text:p>YOU: No, no, surely not yours. The universe is full of planets governed by pugs. Full.</text:p>
          </table:table-cell>
        </table:table-row>
        <table:table-row table:style-name="ro2">
          <table:table-cell table:style-name="ce4" office:value-type="string" calcext:value-type="string">
            <text:p>05DayFive-day_five_lounge-eadc6fa9</text:p>
          </table:table-cell>
          <table:table-cell table:style-name="ce14" office:value-type="string" calcext:value-type="string">
            <text:p>YOU: Diciamo che se tuo padre è furry e un cane gli ruba la palla preferita...</text:p>
          </table:table-cell>
          <table:table-cell table:style-name="ce19" office:value-type="string" calcext:value-type="string">
            <text:p>YOU: Well, if your father’s a furry and a dog steals his favorite ball…</text:p>
          </table:table-cell>
        </table:table-row>
        <table:table-row table:style-name="ro2">
          <table:table-cell table:style-name="ce4" office:value-type="string" calcext:value-type="string">
            <text:p>05DayFive-day_five_lounge-cc95d693</text:p>
          </table:table-cell>
          <table:table-cell table:style-name="ce14" office:value-type="string" calcext:value-type="string">
            <text:p>YOU: Si tratta di un buffo equivoco, Dogron. Uno scherzo tra amici, no?</text:p>
          </table:table-cell>
          <table:table-cell table:style-name="ce19" office:value-type="string" calcext:value-type="string">
            <text:p>YOU: This is just a funny misunderstanding. It’s a joke between friends, isn’t it?</text:p>
          </table:table-cell>
        </table:table-row>
        <table:table-row table:style-name="ro2">
          <table:table-cell table:style-name="ce4" office:value-type="string" calcext:value-type="string">
            <text:p>05DayFive-day_five_lounge-f2fc5178</text:p>
          </table:table-cell>
          <table:table-cell table:style-name="ce14" office:value-type="string" calcext:value-type="string">
            <text:p>DOGRON: Credo anzi, è, è il caso che vada a parlare col gran consiglio dei caaaarlini. Tieniti la lettera.</text:p>
          </table:table-cell>
          <table:table-cell table:style-name="ce19" office:value-type="string" calcext:value-type="string">
            <text:p>DOGRON: I think it’s better I go talk with the Great Council of Pugs. Rather, it’s something I MUST do. Keep the letter.</text:p>
          </table:table-cell>
        </table:table-row>
        <table:table-row table:style-name="ro1">
          <table:table-cell table:style-name="ce4" office:value-type="string" calcext:value-type="string">
            <text:p>05DayFive-day_five_lounge-c9aaafc8</text:p>
          </table:table-cell>
          <table:table-cell table:style-name="ce14" office:value-type="string" calcext:value-type="string">
            <text:p>YOU: Leggi a voce alta.</text:p>
          </table:table-cell>
          <table:table-cell table:style-name="ce19" office:value-type="string" calcext:value-type="string">
            <text:p>YOU: Read aloud.</text:p>
          </table:table-cell>
        </table:table-row>
        <table:table-row table:style-name="ro5">
          <table:table-cell table:style-name="ce4" office:value-type="string" calcext:value-type="string">
            <text:p>05DayFive-day_five_lounge-49c03f0e</text:p>
          </table:table-cell>
          <table:table-cell table:style-name="ce14" office:value-type="string" calcext:value-type="string">
            <text:p>YOU: "E insomma. Sono resuscitato, mi sono lavato i denti e ho rigirato al contrario le mutande che quindi è come se le avessi lavate. Ora me lo dai quell'appuntamento?"</text:p>
          </table:table-cell>
          <table:table-cell table:style-name="ce19" office:value-type="string" calcext:value-type="string">
            <text:p>YOU: “So. I came back to life, brushed my teeth, and turned around my underwear, so it counts as if I washed it. Now, can I get that date from you?”</text:p>
          </table:table-cell>
        </table:table-row>
        <table:table-row table:style-name="ro3">
          <table:table-cell table:style-name="ce4" office:value-type="string" calcext:value-type="string">
            <text:p>05DayFive-day_five_lounge-59e4a65d</text:p>
          </table:table-cell>
          <table:table-cell table:style-name="ce14" office:value-type="string" calcext:value-type="string">
            <text:p>YOU: "Sarà la sesta volta che te lo chiedo, e ogni volta inventi delle scuse per non venire. Come quando mi hai detto: "Non ti voglio vedere, Caacrinolaas cane!" o l'ultima volta quando hai urlato: "Ma mannaggia l'aereo tossico di Taylor, la vuoi capire che mi fai schifo?!?"</text:p>
          </table:table-cell>
          <table:table-cell table:style-name="ce19" office:value-type="string" calcext:value-type="string">
            <text:p>YOU: “It must be the sixth time I ask you, and each and every time you find a reason not to come. Just like when you said: “For the love of Caacrinolaas, I don’t want to see you!”. Or like last time, when you shouted: “For all the pollution of Taylor’s plane, don’t you understand you disgust me?!?”</text:p>
          </table:table-cell>
        </table:table-row>
        <table:table-row table:style-name="ro2">
          <table:table-cell table:style-name="ce4" office:value-type="string" calcext:value-type="string">
            <text:p>05DayFive-day_five_lounge-25ecc842</text:p>
          </table:table-cell>
          <table:table-cell table:style-name="ce14" office:value-type="string" calcext:value-type="string">
            <text:p>YOU: "Io non li so leggere tutti questi segnali contrastanti che mi dai."</text:p>
          </table:table-cell>
          <table:table-cell table:style-name="ce19" office:value-type="string" calcext:value-type="string">
            <text:p>YOU: “I’m not good at reading these mixed signals you’re giving me.”</text:p>
          </table:table-cell>
        </table:table-row>
        <table:table-row table:style-name="ro6">
          <table:table-cell table:style-name="ce4" office:value-type="string" calcext:value-type="string">
            <text:p>05DayFive-day_five_lounge-19de8728</text:p>
          </table:table-cell>
          <table:table-cell table:style-name="ce14" office:value-type="string" calcext:value-type="string">
            <text:p>YOU: "Per questo ti aspetto sul pianetino qui a fianco, con una bottiglia di Tavernello e l'ultimo gioco di (nome coperto per evitare denunce da parte di un creator di videogiochi italiano che non paga chi lavora)."</text:p>
          </table:table-cell>
          <table:table-cell table:style-name="ce19" office:value-type="string" calcext:value-type="string">
            <text:p>YOU: “Because of this I will wait for you on the small planet just next to yours, with six cans of Miller, and the last game of (name hidden to avoid charges from a videogame creator who doesn’t pay his associates).”</text:p>
          </table:table-cell>
        </table:table-row>
        <table:table-row table:style-name="ro1">
          <table:table-cell table:style-name="ce4" office:value-type="string" calcext:value-type="string">
            <text:p>05DayFive-day_five_lounge-f8af7943</text:p>
          </table:table-cell>
          <table:table-cell table:style-name="ce14" office:value-type="string" calcext:value-type="string">
            <text:p>YOU: "Tuo, Ermenegildo."</text:p>
          </table:table-cell>
          <table:table-cell table:style-name="ce19" office:value-type="string" calcext:value-type="string">
            <text:p>YOU: “Yours truly, Ermenegildo.”</text:p>
          </table:table-cell>
        </table:table-row>
        <table:table-row table:style-name="ro1">
          <table:table-cell table:style-name="ce4" office:value-type="string" calcext:value-type="string">
            <text:p>05DayFive-day_five_lounge-4629bd7c</text:p>
          </table:table-cell>
          <table:table-cell table:style-name="ce14" office:value-type="string" calcext:value-type="string">
            <text:p>YOU: Spedisci BeBe a uccidere Ermenegildo, di nuovo.</text:p>
          </table:table-cell>
          <table:table-cell table:style-name="ce19" office:value-type="string" calcext:value-type="string">
            <text:p>YOU: Send BeBe to kill Ermenegildo. Again.</text:p>
          </table:table-cell>
        </table:table-row>
        <table:table-row table:style-name="ro1">
          <table:table-cell table:style-name="ce4" office:value-type="string" calcext:value-type="string">
            <text:p>05DayFive-day_five_lounge-9d428db8</text:p>
          </table:table-cell>
          <table:table-cell table:style-name="ce14" office:value-type="string" calcext:value-type="string">
            <text:p>YOU: Chiedi ai carlini di far esplodere il pianetino.</text:p>
          </table:table-cell>
          <table:table-cell table:style-name="ce19" office:value-type="string" calcext:value-type="string">
            <text:p>YOU: Ask the pugs to make the planet explode.</text:p>
          </table:table-cell>
        </table:table-row>
        <table:table-row table:style-name="ro5">
          <table:table-cell table:style-name="ce4" office:value-type="string" calcext:value-type="string">
            <text:p>05DayFive-day_five_lounge-59dcb534</text:p>
          </table:table-cell>
          <table:table-cell table:style-name="ce14" office:value-type="string" calcext:value-type="string">
            <text:p>YOU: Fai assumere Ermenegildo da (nome coperto per evitare denunce da parte di un creator di videogiochi italiano che non paga chi lavora).</text:p>
          </table:table-cell>
          <table:table-cell table:style-name="ce19" office:value-type="string" calcext:value-type="string">
            <text:p>YOU: Make (name hidden to avoid charges from a videogame creator who doesn’t pay his associates) hire Ermenegildo.</text:p>
          </table:table-cell>
        </table:table-row>
        <table:table-row table:style-name="ro3">
          <table:table-cell table:style-name="ce4" office:value-type="string" calcext:value-type="string">
            <text:p>Endings-finale_uno-8d5e2efa</text:p>
          </table:table-cell>
          <table:table-cell table:style-name="ce14" office:value-type="string" calcext:value-type="string">
            <text:p>DOGRON: In merito alla tua ricetta: {~ quello che c'è nella padella non grida, non si muove, e non fa domande esistenziali|potrebbe essere passabile per un McDonald's|conosco degli studenti che forse potrebbero mangiarlo, forse}. Inaspettatamente passi alla prossima puntata!</text:p>
          </table:table-cell>
          <table:table-cell table:style-name="ce19" office:value-type="string" calcext:value-type="string">
            <text:p>DOGRON: Regarding your recipe: {~ what's in the pan doesn't scream, doesn't move, and doesn't ask existential questions|might be acceptable. For a McDonald's|I know some students who might eat it, maybe}. Unexpectedly, you move on to the next episode!</text:p>
          </table:table-cell>
        </table:table-row>
        <table:table-row table:style-name="ro1">
          <table:table-cell table:style-name="ce4" office:value-type="string" calcext:value-type="string">
            <text:p>Endings-finale-1be68d57</text:p>
          </table:table-cell>
          <table:table-cell table:style-name="ce14" office:value-type="string" calcext:value-type="string">
            <text:p>YOU: Ovvio, Sono l'unica persona che ha davvero cucinato.</text:p>
          </table:table-cell>
          <table:table-cell table:style-name="ce19" office:value-type="string" calcext:value-type="string">
            <text:p>YOU: Of course, I'm the only person who actually cooked.</text:p>
          </table:table-cell>
        </table:table-row>
        <table:table-row table:style-name="ro4">
          <table:table-cell table:style-name="ce4" office:value-type="string" calcext:value-type="string">
            <text:p>DayStart-inizio_lounge-40bd88fb</text:p>
          </table:table-cell>
          <table:table-cell table:style-name="ce14" office:value-type="string" calcext:value-type="string">
            <text:p>DOGRON: {Concorrenti, ricordatevi che ogni giorno perderete una delle vostre abilità. Persona uuuuumana qui davanti a me! Tu oggi perderai, rullo di tamburi...| Quuuuale abilità toglieremo oggi alla nostra persona umana?!?|Sempre meno gente, sempre meno abilità attive!|Uuuuh, mi fa male il pancino oggi.|Me doggo grande, non piange, no no, auuuuu!}</text:p>
          </table:table-cell>
          <table:table-cell table:style-name="ce19" office:value-type="string" calcext:value-type="string">
            <text:p>DOGRON: {Contestants, remember that every day youuuuu will lose one of your abilities. Human person here in front of me! Today you will lose... drum rolls...|What skill shall we take away from our huuuuuman person today?!?|Fewer and fewer people, fewer and fewer active skills!|Uuuuh, my tummy hurts today.|Me big doggo, me not crying, no no, wooooof!}</text:p>
          </table:table-cell>
        </table:table-row>
        <table:table-row table:style-name="ro1">
          <table:table-cell table:style-name="ce4" office:value-type="string" calcext:value-type="string">
            <text:p>DayStart-inizio_lounge-e3ebc520</text:p>
          </table:table-cell>
          <table:table-cell table:style-name="ce14" office:value-type="string" calcext:value-type="string">
            <text:p>DOGRON: Mimi, ci mancherai. Ugo: sashay away.</text:p>
          </table:table-cell>
          <table:table-cell table:style-name="ce19" office:value-type="string" calcext:value-type="string">
            <text:p>DOGRON: Mimi, we will miss you. Ugo: sashay away.</text:p>
          </table:table-cell>
        </table:table-row>
        <table:table-row table:style-name="ro2">
          <table:table-cell table:style-name="ce4" office:value-type="string" calcext:value-type="string">
            <text:p>DayStart-inizio_lounge-75b98b37</text:p>
          </table:table-cell>
          <table:table-cell table:style-name="ce14" office:value-type="string" calcext:value-type="string">
            <text:p>DOGRON: Mimììì! Che bello averti qui con noi di nuovo! E Ugo, ah. Ugo.</text:p>
          </table:table-cell>
          <table:table-cell table:style-name="ce19" office:value-type="string" calcext:value-type="string">
            <text:p>DOGRON: Mimi! How nice to have you here with us again! And Ugo, ah. Ugo.</text:p>
          </table:table-cell>
        </table:table-row>
        <table:table-row table:style-name="ro5">
          <table:table-cell table:style-name="ce4" office:value-type="string" calcext:value-type="string">
            <text:p>00StartingTest-starting_test-ac7007b6</text:p>
          </table:table-cell>
          <table:table-cell table:style-name="ce14" office:value-type="string" calcext:value-type="string">
            <text:p>DOGRON: Affronterai cinque episodi di THE GOOD DOG SHOW e sono sicuuuuro che sarai la persona che vincerà! Lo sono sicuuuuro di tutte le personcine umane e non, in realtà!</text:p>
          </table:table-cell>
          <table:table-cell table:style-name="ce19" office:value-type="string" calcext:value-type="string">
            <text:p>DOGRON: You will face five episodes of THE GOOOOOOOOOD DOG SHOW and I'm sure you will be the person who wins! Actually, I am sure about all of you, humans and not!</text:p>
          </table:table-cell>
        </table:table-row>
        <table:table-row table:style-name="ro1">
          <table:table-cell table:style-name="ce4" office:value-type="string" calcext:value-type="string">
            <text:p>00StartingTest-starting_test-0bf4abfc</text:p>
          </table:table-cell>
          <table:table-cell table:style-name="ce14" office:value-type="string" calcext:value-type="string">
            <text:p>DOGRON: E questo rende il programma difficile, sob.</text:p>
          </table:table-cell>
          <table:table-cell table:style-name="ce19" office:value-type="string" calcext:value-type="string">
            <text:p>DOGRON: And that makes the show difficult, sigh.</text:p>
          </table:table-cell>
        </table:table-row>
        <table:table-row table:style-name="ro2">
          <table:table-cell table:style-name="ce4" office:value-type="string" calcext:value-type="string">
            <text:p>00StartingTest-starting_test-7058ba46</text:p>
          </table:table-cell>
          <table:table-cell table:style-name="ce14" office:value-type="string" calcext:value-type="string">
            <text:p>DOGRON: No no no aspetta, col test le domande te le faccio io persona amica!</text:p>
          </table:table-cell>
          <table:table-cell table:style-name="ce19" office:value-type="string" calcext:value-type="string">
            <text:p>DOGRON: No, wait, in this test I'm the one asking questions, friendly person!</text:p>
          </table:table-cell>
        </table:table-row>
        <table:table-row table:style-name="ro6">
          <table:table-cell table:style-name="ce4" office:value-type="string" calcext:value-type="string">
            <text:p>00StartingTest-starting_test-511dcf23</text:p>
          </table:table-cell>
          <table:table-cell table:style-name="ce14" office:value-type="string" calcext:value-type="string">
            <text:p>DOGRON: Tuuuutte le persone attorno a te parlano di colori, ma tuuuuu non hai capito che cosa sono. Come provi a capire qualcosa che non capisci senza far capire alle altre persone che non le sai capire?</text:p>
          </table:table-cell>
          <table:table-cell table:style-name="ce19" office:value-type="string" calcext:value-type="string">
            <text:p>DOGRON: All the people around youuuu talk about colors, but you haven't a clue what they are. How do you understand something you don't understand so the others don’t know that you don’t know?</text:p>
          </table:table-cell>
        </table:table-row>
        <table:table-row table:style-name="ro5">
          <table:table-cell table:style-name="ce4" office:value-type="string" calcext:value-type="string">
            <text:p>00StartingTest-starting_test-c9c7281f</text:p>
          </table:table-cell>
          <table:table-cell table:style-name="ce14" office:value-type="string" calcext:value-type="string">
            <text:p>DOGRON: Un essere malvagio con i baffi lunghi il pelo corto e l'abilità di infilarsi negli scatoloni ha distrutto il tuo gioco preferito. Come reagisci?</text:p>
          </table:table-cell>
          <table:table-cell table:style-name="ce19" office:value-type="string" calcext:value-type="string">
            <text:p>DOGRON: En evil being with long whiskers, a short fur and the ability to get into boxes has destroyed your favorite game. How do you react?</text:p>
          </table:table-cell>
        </table:table-row>
        <table:table-row table:style-name="ro1">
          <table:table-cell table:style-name="ce4" office:value-type="string" calcext:value-type="string">
            <text:p>00StartingTest-starting_test-56c308f5</text:p>
          </table:table-cell>
          <table:table-cell table:style-name="ce14" office:value-type="string" calcext:value-type="string">
            <text:p>YOU: Strano, la descrizione mi ricorda tantissimo Micia.</text:p>
          </table:table-cell>
          <table:table-cell table:style-name="ce19" office:value-type="string" calcext:value-type="string">
            <text:p>YOU: Strange, this description reminds me of Kitty.</text:p>
          </table:table-cell>
        </table:table-row>
        <table:table-row table:style-name="ro1">
          <table:table-cell table:style-name="ce4" office:value-type="string" calcext:value-type="string">
            <text:p>00StartingTest-starting_test-aea5a090</text:p>
          </table:table-cell>
          <table:table-cell table:style-name="ce14" office:value-type="string" calcext:value-type="string">
            <text:p>YOU: Ma siamo qui per una competizione, o farti terapia?</text:p>
          </table:table-cell>
          <table:table-cell table:style-name="ce19" office:value-type="string" calcext:value-type="string">
            <text:p>YOU: Are we here for a competition, or to give you a therapy session?</text:p>
          </table:table-cell>
        </table:table-row>
        <table:table-row table:style-name="ro1">
          <table:table-cell table:style-name="ce4" office:value-type="string" calcext:value-type="string">
            <text:p>00StartingTest-starting_test-9483c486</text:p>
          </table:table-cell>
          <table:table-cell table:style-name="ce14" office:value-type="string" calcext:value-type="string">
            <text:p>YOU: Se non mi liberi subito chiamo il mio avvogatto!</text:p>
          </table:table-cell>
          <table:table-cell table:style-name="ce19" office:value-type="string" calcext:value-type="string">
            <text:p>YOU: If you don't release me right now I'll call my meow-yer!</text:p>
          </table:table-cell>
        </table:table-row>
        <table:table-row table:style-name="ro2">
          <table:table-cell table:style-name="ce4" office:value-type="string" calcext:value-type="string">
            <text:p>00StartingTest-starting_test-da1c8dee</text:p>
          </table:table-cell>
          <table:table-cell table:style-name="ce14" office:value-type="string" calcext:value-type="string">
            <text:p>DOGRON: Ti portano al parco. C'è il sole, un sacco di persone amiche, e il tuo collare preferito.</text:p>
          </table:table-cell>
          <table:table-cell table:style-name="ce19" office:value-type="string" calcext:value-type="string">
            <text:p>DOGRON: They take you to the playground. There's the sunshine, lots of friendly people, and your favorite collar.</text:p>
          </table:table-cell>
        </table:table-row>
        <table:table-row table:style-name="ro2">
          <table:table-cell table:style-name="ce4" office:value-type="string" calcext:value-type="string">
            <text:p>00StartingTest-starting_test-635fe924</text:p>
          </table:table-cell>
          <table:table-cell table:style-name="ce14" office:value-type="string" calcext:value-type="string">
            <text:p>YOU: Uh, che tipo di collare? Anche un harness? E una gag ball?</text:p>
          </table:table-cell>
          <table:table-cell table:style-name="ce19" office:value-type="string" calcext:value-type="string">
            <text:p>YOU: Uh, what kind of collar? Is there a harness too? And a gag ball?</text:p>
          </table:table-cell>
        </table:table-row>
        <table:table-row table:style-name="ro2">
          <table:table-cell table:style-name="ce4" office:value-type="string" calcext:value-type="string">
            <text:p>00StartingTest-starting_test-58531546</text:p>
          </table:table-cell>
          <table:table-cell table:style-name="ce14" office:value-type="string" calcext:value-type="string">
            <text:p>YOU: Sono una persona coraggiosa, andrò incontro al mostruoso veterinario!</text:p>
          </table:table-cell>
          <table:table-cell table:style-name="ce19" office:value-type="string" calcext:value-type="string">
            <text:p>YOU: I’m a brave person, I’ll face the monstrous veterinarian!</text:p>
          </table:table-cell>
        </table:table-row>
        <table:table-row table:style-name="ro2">
          <table:table-cell table:style-name="ce4" office:value-type="string" calcext:value-type="string">
            <text:p>00StartingTest-starting_test-be629d33</text:p>
          </table:table-cell>
          <table:table-cell table:style-name="ce14" office:value-type="string" calcext:value-type="string">
            <text:p>DOGRON: Hai seppellito qualcuno ma non ti ricordi dove l'hai fatto, e sei molto triste, molto. Come reagisci?</text:p>
          </table:table-cell>
          <table:table-cell table:style-name="ce19" office:value-type="string" calcext:value-type="string">
            <text:p>DOGRON: You buried someone, but you don't remember where you did it, and you're very sad, very very sad. How do you react?</text:p>
          </table:table-cell>
        </table:table-row>
        <table:table-row table:style-name="ro1">
          <table:table-cell table:style-name="ce4" office:value-type="string" calcext:value-type="string">
            <text:p>00StartingTest-starting_test-7a49d03c</text:p>
          </table:table-cell>
          <table:table-cell table:style-name="ce14" office:value-type="string" calcext:value-type="string">
            <text:p>DOGRON: No no, ma che dici, mica sei una crocchetta!</text:p>
          </table:table-cell>
          <table:table-cell table:style-name="ce19" office:value-type="string" calcext:value-type="string">
            <text:p>DOGRON: No no, what are you talking about, you're not a biscuit!</text:p>
          </table:table-cell>
        </table:table-row>
        <table:table-row table:style-name="ro2">
          <table:table-cell table:style-name="ce4" office:value-type="string" calcext:value-type="string">
            <text:p>00StartingTest-starting_test-b48d2c19</text:p>
          </table:table-cell>
          <table:table-cell table:style-name="ce14" office:value-type="string" calcext:value-type="string">
            <text:p>YOU: Nessun corpo, nessun crimine. Ho risolto così i problemi con Ermenegildo.</text:p>
          </table:table-cell>
          <table:table-cell table:style-name="ce19" office:value-type="string" calcext:value-type="string">
            <text:p>YOU: No body, no crime. That’s how I solved my problems with Ermenegildo.</text:p>
          </table:table-cell>
        </table:table-row>
        <table:table-row table:style-name="ro6">
          <table:table-cell table:style-name="ce4" office:value-type="string" calcext:value-type="string">
            <text:p>00StartingTest-starting_test-a332db58</text:p>
          </table:table-cell>
          <table:table-cell table:style-name="ce14" office:value-type="string" calcext:value-type="string">
            <text:p>DOGRON: Le domande sono finite! E grazie al nostro accuuuuratissimo sistema psicologico approvato dal Gran Consiglio dei Carlini e dalla Suprema Chihuahua, io, Dogron III ti assegno...</text:p>
          </table:table-cell>
          <table:table-cell table:style-name="ce19" office:value-type="string" calcext:value-type="string">
            <text:p>DOGRON: The quuuuestions are over! And thanks to our very accurate psychological system, approved by the Grand Council of Pugs and the Supreme Chihuahua, I, Dogron III, award you with…</text:p>
          </table:table-cell>
        </table:table-row>
        <table:table-row table:style-name="ro2">
          <table:table-cell table:style-name="ce4" office:value-type="string" calcext:value-type="string">
            <text:p>00StartingTest-starting_test-4f5d4553</text:p>
          </table:table-cell>
          <table:table-cell table:style-name="ce14" office:value-type="string" calcext:value-type="string">
            <text:p>DOGRON:...il, ehm, uh, lapossibilitàdisaltarelatuamorteunavolta uh guarda che bello del fango, ci rotoliamo?</text:p>
          </table:table-cell>
          <table:table-cell table:style-name="ce19" office:value-type="string" calcext:value-type="string">
            <text:p>DOGRON: … the, um, uh, thepossibilityofskippingyourdeathonce uh look how cool some mud, why don’t we roll on it together?</text:p>
          </table:table-cell>
        </table:table-row>
        <table:table-row table:style-name="ro3">
          <table:table-cell table:style-name="ce4" office:value-type="string" calcext:value-type="string">
            <text:p>01DayOne-day_one_lounge-7f4efba1</text:p>
          </table:table-cell>
          <table:table-cell table:style-name="ce14" office:value-type="string" calcext:value-type="string">
            <text:p>DOGRON: Avete a disposizione qualche minuto per chiacchierare tra voi prima di buuuuttarvi in cucina. Tradotto nelle regole del programma: potete parlare con un massimo di {abilities has PNGParliExtra: {base_dialogue_loops}|{base_dialogue_loops+1}} persone!</text:p>
          </table:table-cell>
          <table:table-cell table:style-name="ce19" office:value-type="string" calcext:value-type="string">
            <text:p>DOGRON: You have a few minutes to talk to each other before going to the kitchen. Translated into the show rules: you can talk with a maximum of {abilities has PNGParliExtra: {base_dialogue_loops}|{base_dialogue_loops+1}} people!</text:p>
          </table:table-cell>
        </table:table-row>
        <table:table-row table:style-name="ro2">
          <table:table-cell table:style-name="ce4" office:value-type="string" calcext:value-type="string">
            <text:p>01DayOne-day_one_lounge-0ccb0de6</text:p>
          </table:table-cell>
          <table:table-cell table:style-name="ce14" office:value-type="string" calcext:value-type="string">
            <text:p>UgoEMimi: Ugo, non essere scortese! Siamo tutte tese da questa novità!</text:p>
          </table:table-cell>
          <table:table-cell table:style-name="ce19" office:value-type="string" calcext:value-type="string">
            <text:p>UgoEMimi: Ugo, don't be rude! We are all tense because of this new situation!</text:p>
          </table:table-cell>
        </table:table-row>
        <table:table-row table:style-name="ro1">
          <table:table-cell table:style-name="ce4" office:value-type="string" calcext:value-type="string">
            <text:p>01DayOne-day_one_lounge-c2404785</text:p>
          </table:table-cell>
          <table:table-cell table:style-name="ce14" office:value-type="string" calcext:value-type="string">
            <text:p>YOU: Ricordo solo la mia stanza, luci rapide, del cloroformio...</text:p>
          </table:table-cell>
          <table:table-cell table:style-name="ce19" office:value-type="string" calcext:value-type="string">
            <text:p>YOU: I remember only my room, the quick lights, the chloroform…</text:p>
          </table:table-cell>
        </table:table-row>
        <table:table-row table:style-name="ro2">
          <table:table-cell table:style-name="ce4" office:value-type="string" calcext:value-type="string">
            <text:p>01DayOne-day_one_lounge-10c4822c</text:p>
          </table:table-cell>
          <table:table-cell table:style-name="ce14" office:value-type="string" calcext:value-type="string">
            <text:p>BeBe: Stai citando quel nuovo gruppo K-Metal, le Blink of an eye?</text:p>
          </table:table-cell>
          <table:table-cell table:style-name="ce19" office:value-type="string" calcext:value-type="string">
            <text:p>BeBe: Are you quoting that new K-Metal band, the Blink of an eye?</text:p>
          </table:table-cell>
        </table:table-row>
        <table:table-row table:style-name="ro2">
          <table:table-cell table:style-name="ce4" office:value-type="string" calcext:value-type="string">
            <text:p>01DayOne-day_one_lounge-4e66de20</text:p>
          </table:table-cell>
          <table:table-cell table:style-name="ce14" office:value-type="string" calcext:value-type="string">
            <text:p>BeBe: Se vinco, ti prometto che ti porterò con me, ho una cameretta libera!</text:p>
          </table:table-cell>
          <table:table-cell table:style-name="ce19" office:value-type="string" calcext:value-type="string">
            <text:p>BeBe: If I win, I promise to take you with me, I have a spare bedroom!</text:p>
          </table:table-cell>
        </table:table-row>
        <table:table-row table:style-name="ro2">
          <table:table-cell table:style-name="ce4" office:value-type="string" calcext:value-type="string">
            <text:p>01DayOne-day_one_lounge-4bdff386</text:p>
          </table:table-cell>
          <table:table-cell table:style-name="ce14" office:value-type="string" calcext:value-type="string">
            <text:p>Piiiietro: Sì, un regalo di nonna Scianel per festeggiare il mio sedicesimo.</text:p>
          </table:table-cell>
          <table:table-cell table:style-name="ce19" office:value-type="string" calcext:value-type="string">
            <text:p>Piiiietro: Yes, a gift from my grandmother Scianel to celebrate my 16th birthday.</text:p>
          </table:table-cell>
        </table:table-row>
        <table:table-row table:style-name="ro2">
          <table:table-cell table:style-name="ce4" office:value-type="string" calcext:value-type="string">
            <text:p>01DayOne-day_one_lounge-d76e3a13</text:p>
          </table:table-cell>
          <table:table-cell table:style-name="ce14" office:value-type="string" calcext:value-type="string">
            <text:p>Piiiietro: Scusa, ho firmato un patto di riservatezza, non posso dire altro.</text:p>
          </table:table-cell>
          <table:table-cell table:style-name="ce19" office:value-type="string" calcext:value-type="string">
            <text:p>Piiiietro: Sorry, I signed an non-disclosure agreement, that's all I can say.</text:p>
          </table:table-cell>
        </table:table-row>
        <table:table-row table:style-name="ro1">
          <table:table-cell table:style-name="ce4" office:value-type="string" calcext:value-type="string">
            <text:p>01DayOne-day_one_lounge-c2423bb1</text:p>
          </table:table-cell>
          <table:table-cell table:style-name="ce14" office:value-type="string" calcext:value-type="string">
            <text:p>ilDivo: Guarda che son rosso. Te li ha insegnati Dogron i colori?</text:p>
          </table:table-cell>
          <table:table-cell table:style-name="ce19" office:value-type="string" calcext:value-type="string">
            <text:p>ilDivo: Look, I'm red. Did Dogron teach you the colors?</text:p>
          </table:table-cell>
        </table:table-row>
        <table:table-row table:style-name="ro2">
          <table:table-cell table:style-name="ce4" office:value-type="string" calcext:value-type="string">
            <text:p>02DayTwo-day_two_lounge-f4f47004</text:p>
          </table:table-cell>
          <table:table-cell table:style-name="ce14" office:value-type="string" calcext:value-type="string">
            <text:p>UgoEMimi: Ugo, non amo contraddirti, lo sai, ma era un sogno!</text:p>
          </table:table-cell>
          <table:table-cell table:style-name="ce19" office:value-type="string" calcext:value-type="string">
            <text:p>UgoEMimi: Ugo, I don't like to contradict you, you know, but it was a dream!</text:p>
          </table:table-cell>
        </table:table-row>
        <table:table-row table:style-name="ro2">
          <table:table-cell table:style-name="ce4" office:value-type="string" calcext:value-type="string">
            <text:p>02DayTwo-day_two_lounge-9268bb5f</text:p>
          </table:table-cell>
          <table:table-cell table:style-name="ce14" office:value-type="string" calcext:value-type="string">
            <text:p>BeBe: Questo mi rassicura. Non amo le persone che mi prendono per gli zoccoli.</text:p>
          </table:table-cell>
          <table:table-cell table:style-name="ce19" office:value-type="string" calcext:value-type="string">
            <text:p>BeBe: That reassures me. I don't like people who make fun of me.</text:p>
          </table:table-cell>
        </table:table-row>
        <table:table-row table:style-name="ro5">
          <table:table-cell table:style-name="ce4" office:value-type="string" calcext:value-type="string">
            <text:p>02DayTwo-day_two_lounge-81ae574e</text:p>
          </table:table-cell>
          <table:table-cell table:style-name="ce14" office:value-type="string" calcext:value-type="string">
            <text:p>BeBe: Mi diverte un sacco quando dicono in modo affettuoso "No mamma, non giocare con noi stasera, ti preghiamo!". Sono così tenere.</text:p>
          </table:table-cell>
          <table:table-cell table:style-name="ce19" office:value-type="string" calcext:value-type="string">
            <text:p>BeBe: It amuses me a lot when they say in an affectionate way, "No mom, don't play with us tonight, we beg you!" They are so sweet.</text:p>
          </table:table-cell>
        </table:table-row>
        <table:table-row table:style-name="ro2">
          <table:table-cell table:style-name="ce4" office:value-type="string" calcext:value-type="string">
            <text:p>02DayTwo-day_two_lounge-627a2f90</text:p>
          </table:table-cell>
          <table:table-cell table:style-name="ce14" office:value-type="string" calcext:value-type="string">
            <text:p>Piiiietro: No, ma ho trovato la sua pelliccia di zibellino russo abbandonata dietro una poltrona.</text:p>
          </table:table-cell>
          <table:table-cell table:style-name="ce19" office:value-type="string" calcext:value-type="string">
            <text:p>Piiiietro: No, and I found his Russian sable fur coat, behind an armchair, abandoned.</text:p>
          </table:table-cell>
        </table:table-row>
        <table:table-row table:style-name="ro5">
          <table:table-cell table:style-name="ce4" office:value-type="string" calcext:value-type="string">
            <text:p>02DayTwo-day_two_lounge-0e4f5b01</text:p>
          </table:table-cell>
          <table:table-cell table:style-name="ce14" office:value-type="string" calcext:value-type="string">
            <text:p>Quello: Non ti ammorbo con questa storia triste, promesso. Però non riesco a non pensare a ricette che non abbiano delle &lt;b&gt;lacrime&lt;/b&gt;, sai? Un sacco.</text:p>
          </table:table-cell>
          <table:table-cell table:style-name="ce19" office:value-type="string" calcext:value-type="string">
            <text:p>Quello: I won't bore you with this sad story, I swear. It’s just that I can't but think of recipes that have &lt;b&gt;tears&lt;/b&gt; in them. Lots of them.</text:p>
          </table:table-cell>
        </table:table-row>
        <table:table-row table:style-name="ro2">
          <table:table-cell table:style-name="ce4" office:value-type="string" calcext:value-type="string">
            <text:p>02DayTwo-day_two_lounge-7a44ba7a</text:p>
          </table:table-cell>
          <table:table-cell table:style-name="ce14" office:value-type="string" calcext:value-type="string">
            <text:p>Quello: A parte il Divo, che non mangerebbe però mai, perché gli farebbe schifo sulla fiducia. E ha ragione, sai?</text:p>
          </table:table-cell>
          <table:table-cell table:style-name="ce19" office:value-type="string" calcext:value-type="string">
            <text:p>Quello: Except for Il Divo, who would never eat it, however, because it would gross him out, just because. And he's right, you know?</text:p>
          </table:table-cell>
        </table:table-row>
        <table:table-row table:style-name="ro1">
          <table:table-cell table:style-name="ce4" office:value-type="string" calcext:value-type="string">
            <text:p>02DayTwo-day_two_lounge-cdbc66d3</text:p>
          </table:table-cell>
          <table:table-cell table:style-name="ce14" office:value-type="string" calcext:value-type="string">
            <text:p>YOU: Non ho ancora avuto la sfortuna, no.</text:p>
          </table:table-cell>
          <table:table-cell table:style-name="ce19" office:value-type="string" calcext:value-type="string">
            <text:p>YOU: We didn’t have the misfortune yet, no.</text:p>
          </table:table-cell>
        </table:table-row>
        <table:table-row table:style-name="ro2">
          <table:table-cell table:style-name="ce4" office:value-type="string" calcext:value-type="string">
            <text:p>02DayTwo-day_two_lounge-56d1cb69</text:p>
          </table:table-cell>
          <table:table-cell table:style-name="ce14" office:value-type="string" calcext:value-type="string">
            <text:p>YOU: No, ho la gatta che mi aspetta a casa, ma non so come tornarci!</text:p>
          </table:table-cell>
          <table:table-cell table:style-name="ce19" office:value-type="string" calcext:value-type="string">
            <text:p>YOU: No, I have my cat waiting for me at home, but I don't know how to get back!</text:p>
          </table:table-cell>
        </table:table-row>
        <table:table-row table:style-name="ro6">
          <table:table-cell table:style-name="ce4" office:value-type="string" calcext:value-type="string">
            <text:p>02DayTwo-day_two_lounge-67b1e4c1</text:p>
          </table:table-cell>
          <table:table-cell table:style-name="ce14" office:value-type="string" calcext:value-type="string">
            <text:p>ilDivo: Perché ti dicono "Ehi, che fortuna essere una specie con 23000 generi sessuali diversi, deve essere una gran bazza", ma poi anche da noi ci sono cose binarie, e finisce che io mi innamoro, e...</text:p>
          </table:table-cell>
          <table:table-cell table:style-name="ce19" office:value-type="string" calcext:value-type="string">
            <text:p>ilDivo: Because they tell you, "Hey, how great it must be to be part of a species with 23000 different sexual genders, it must be such a great deal," but then we have binary things too, and I end up falling in love, and…</text:p>
          </table:table-cell>
        </table:table-row>
        <table:table-row table:style-name="ro2">
          <table:table-cell table:style-name="ce4" office:value-type="string" calcext:value-type="string">
            <text:p>03DayThree-day_three_lounge-f8ed8be5</text:p>
          </table:table-cell>
          <table:table-cell table:style-name="ce14" office:value-type="string" calcext:value-type="string">
            <text:p>DOGRON: Come sempre avete qualche minuto per le chiacchiere e poi si inizia a cuuuucinare!</text:p>
          </table:table-cell>
          <table:table-cell table:style-name="ce19" office:value-type="string" calcext:value-type="string">
            <text:p>DOGRON: As usual, you have a few minutes for chit-chat, and then it's time to start cooooooooking!</text:p>
          </table:table-cell>
        </table:table-row>
        <table:table-row table:style-name="ro2">
          <table:table-cell table:style-name="ce4" office:value-type="string" calcext:value-type="string">
            <text:p>03DayThree-day_three_lounge-cba1c21d</text:p>
          </table:table-cell>
          <table:table-cell table:style-name="ce14" office:value-type="string" calcext:value-type="string">
            <text:p>YOU: So che mi pentirò di ciò che vi sto per chiedere ma: come mai siete così silenziose?</text:p>
          </table:table-cell>
          <table:table-cell table:style-name="ce19" office:value-type="string" calcext:value-type="string">
            <text:p>YOU: I know I'm going to regret what I’m about to ask, but: how come you’re so quiet?</text:p>
          </table:table-cell>
        </table:table-row>
        <table:table-row table:style-name="ro1">
          <table:table-cell table:style-name="ce4" office:value-type="string" calcext:value-type="string">
            <text:p>03DayThree-day_three_lounge-96fccd88</text:p>
          </table:table-cell>
          <table:table-cell table:style-name="ce14" office:value-type="string" calcext:value-type="string">
            <text:p>UgoEMimi: E allora cosa sono quelle lacrime?</text:p>
          </table:table-cell>
          <table:table-cell table:style-name="ce19" office:value-type="string" calcext:value-type="string">
            <text:p>UgoEMimi: Then what are those tears?</text:p>
          </table:table-cell>
        </table:table-row>
        <table:table-row table:style-name="ro5">
          <table:table-cell table:style-name="ce4" office:value-type="string" calcext:value-type="string">
            <text:p>03DayThree-day_three_lounge-e9db8da7</text:p>
          </table:table-cell>
          <table:table-cell table:style-name="ce14" office:value-type="string" calcext:value-type="string">
            <text:p>UgoEMimi: Parla per te, Ugo. Personalmente ho sempre amato gli umani, mi veniva uno spezzatino buonissimo quando ancora non li consideravano persone.</text:p>
          </table:table-cell>
          <table:table-cell table:style-name="ce19" office:value-type="string" calcext:value-type="string">
            <text:p>UgoEMimi: Speak for yourself, Ugo. I personally have always loved humans, I used to make a really good stew when they weren’t considered persons yet.</text:p>
          </table:table-cell>
        </table:table-row>
        <table:table-row table:style-name="ro2">
          <table:table-cell table:style-name="ce4" office:value-type="string" calcext:value-type="string">
            <text:p>03DayThree-day_three_lounge-1ac6557d</text:p>
          </table:table-cell>
          <table:table-cell table:style-name="ce14" office:value-type="string" calcext:value-type="string">
            <text:p>YOU: Vi avviso: ho troppe caramelle in corpo perché la mia carne sia gustosa.</text:p>
          </table:table-cell>
          <table:table-cell table:style-name="ce19" office:value-type="string" calcext:value-type="string">
            <text:p>YOU: There is too much candy in my body for my meat to be tasty.</text:p>
          </table:table-cell>
        </table:table-row>
        <table:table-row table:style-name="ro2">
          <table:table-cell table:style-name="ce4" office:value-type="string" calcext:value-type="string">
            <text:p>03DayThree-day_three_lounge-c45311fc</text:p>
          </table:table-cell>
          <table:table-cell table:style-name="ce14" office:value-type="string" calcext:value-type="string">
            <text:p>YOU: Ehm, io sono una persona umana. Credo. Non sapevo nemmeno ci fossero persone non umane fino a poco fa.</text:p>
          </table:table-cell>
          <table:table-cell table:style-name="ce19" office:value-type="string" calcext:value-type="string">
            <text:p>YOU: Uhm, I’m a human person. I think. I didn’t even know that there are non-human persons until just a few moments ago.</text:p>
          </table:table-cell>
        </table:table-row>
        <table:table-row table:style-name="ro5">
          <table:table-cell table:style-name="ce4" office:value-type="string" calcext:value-type="string">
            <text:p>03DayThree-day_three_lounge-75110653</text:p>
          </table:table-cell>
          <table:table-cell table:style-name="ce14" office:value-type="string" calcext:value-type="string">
            <text:p>BeBe: Uh, ecco perché quella faccia senza peli, e il fatto che non rumini! Deve essere difficile digerire per te! E da dove vieni ci sono anche le pecore?</text:p>
          </table:table-cell>
          <table:table-cell table:style-name="ce19" office:value-type="string" calcext:value-type="string">
            <text:p>BeBe: Uh, that's why you have that hairless face, and you don’t ruminate! It must be so hard for you to digest. And, are there sheep too where you come from?</text:p>
          </table:table-cell>
        </table:table-row>
        <table:table-row table:style-name="ro2">
          <table:table-cell table:style-name="ce4" office:value-type="string" calcext:value-type="string">
            <text:p>03DayThree-day_three_lounge-2be195ef</text:p>
          </table:table-cell>
          <table:table-cell table:style-name="ce14" office:value-type="string" calcext:value-type="string">
            <text:p>Piiiietro: Certo, sennò dove lo piazzavo il lettino UV e il sistema di casse Super Dolby 15.1?</text:p>
          </table:table-cell>
          <table:table-cell table:style-name="ce19" office:value-type="string" calcext:value-type="string">
            <text:p>Piiiietro: Sure thing, where would I place the UV bed and the speaker system otherwise?</text:p>
          </table:table-cell>
        </table:table-row>
        <table:table-row table:style-name="ro2">
          <table:table-cell table:style-name="ce4" office:value-type="string" calcext:value-type="string">
            <text:p>03DayThree-day_three_lounge-fe7baa49</text:p>
          </table:table-cell>
          <table:table-cell table:style-name="ce14" office:value-type="string" calcext:value-type="string">
            <text:p>Piiiietro: E qui si vede chi ha un agente e chi no, spiace!</text:p>
          </table:table-cell>
          <table:table-cell table:style-name="ce19" office:value-type="string" calcext:value-type="string">
            <text:p>Piiiietro: And now we clearly see who has an agent and who does not, I’m sorry!</text:p>
          </table:table-cell>
        </table:table-row>
        <table:table-row table:style-name="ro6">
          <table:table-cell table:style-name="ce4" office:value-type="string" calcext:value-type="string">
            <text:p>03DayThree-day_three_lounge-0c10bdf0</text:p>
          </table:table-cell>
          <table:table-cell table:style-name="ce14" office:value-type="string" calcext:value-type="string">
            <text:p>Piiiietro: Ehi dolcezza, parla per te! Sono un genio della matematica, un'entità astratta, la definizione stessa della sezione aurea. E vesto leopardato. Col cazzo che sono una banale umana!</text:p>
          </table:table-cell>
          <table:table-cell table:style-name="ce19" office:value-type="string" calcext:value-type="string">
            <text:p>Piiiietro: Hey sweetheart, speak for yourself! I am a mathematical genius, an abstract entity, the very definition of the golden section. And I wear leopard print. Like hell I'm human!</text:p>
          </table:table-cell>
        </table:table-row>
        <table:table-row table:style-name="ro2">
          <table:table-cell table:style-name="ce4" office:value-type="string" calcext:value-type="string">
            <text:p>03DayThree-day_three_lounge-29504334</text:p>
          </table:table-cell>
          <table:table-cell table:style-name="ce14" office:value-type="string" calcext:value-type="string">
            <text:p>YOU: Se ti consola anche il mio, quando è diventato uno degli Eoni...</text:p>
          </table:table-cell>
          <table:table-cell table:style-name="ce19" office:value-type="string" calcext:value-type="string">
            <text:p>YOU: If it’s of any consolation, mine too, when he became one of the Old Ones…</text:p>
          </table:table-cell>
        </table:table-row>
        <table:table-row table:style-name="ro3">
          <table:table-cell table:style-name="ce4" office:value-type="string" calcext:value-type="string">
            <text:p>03DayThree-day_three_lounge-4773c148</text:p>
          </table:table-cell>
          <table:table-cell table:style-name="ce14" office:value-type="string" calcext:value-type="string">
            <text:p>Quello: Il Divo dice sempre che il lavoro risolve ogni problema però, ogni paura. Quindi mi metterò a cucinare. Pensavo che la scomparsa è una cosa amara, e potrei fare una treccia che è un &lt;b&gt;raccontare&lt;/b&gt; la storia degli altri aspirapolvere come me, sai?</text:p>
          </table:table-cell>
          <table:table-cell table:style-name="ce19" office:value-type="string" calcext:value-type="string">
            <text:p>Quello: Il Divo always says that work solves every problem and every fear. So I'm going to start cooking. I was thinking that the disappearance is a bitter thing, so I might make a braid that is a &lt;b&gt;storytelling&lt;/b&gt; of other vacuum cleaners like me.</text:p>
          </table:table-cell>
        </table:table-row>
        <table:table-row table:style-name="ro5">
          <table:table-cell table:style-name="ce4" office:value-type="string" calcext:value-type="string">
            <text:p>03DayThree-day_three_lounge-eee31799</text:p>
          </table:table-cell>
          <table:table-cell table:style-name="ce14" office:value-type="string" calcext:value-type="string">
            <text:p>YOU: O tuo padre aggiunge una dimensione spazio temporale al tuo pianeta solo perché ha litigato con l'altro tuo padre e vuola fargli un dispetto.</text:p>
          </table:table-cell>
          <table:table-cell table:style-name="ce19" office:value-type="string" calcext:value-type="string">
            <text:p>YOU: Or when your father adds a new space-time dimension to your planet just because he had a fight with your other father and wants to mess with him.</text:p>
          </table:table-cell>
        </table:table-row>
        <table:table-row table:style-name="ro1">
          <table:table-cell table:style-name="ce4" office:value-type="string" calcext:value-type="string">
            <text:p>03DayThree-day_three_lounge-33b8f74c</text:p>
          </table:table-cell>
          <table:table-cell table:style-name="ce14" office:value-type="string" calcext:value-type="string">
            <text:p>YOU: Non dimenticherò mai le grida disperate in 5D.</text:p>
          </table:table-cell>
          <table:table-cell table:style-name="ce19" office:value-type="string" calcext:value-type="string">
            <text:p>YOU: I will never forget those desperate, 5-dimensional screams.</text:p>
          </table:table-cell>
        </table:table-row>
        <table:table-row table:style-name="ro1">
          <table:table-cell table:style-name="ce4" office:value-type="string" calcext:value-type="string">
            <text:p>04DayFour-day_four_lounge-718ea4ef</text:p>
          </table:table-cell>
          <table:table-cell table:style-name="ce14" office:value-type="string" calcext:value-type="string">
            <text:p>YOU: No, intendevo il fatto che le manca una testa, tipo.</text:p>
          </table:table-cell>
          <table:table-cell table:style-name="ce19" office:value-type="string" calcext:value-type="string">
            <text:p>YOU: No, I mean the fact that you are, like, missing a head.</text:p>
          </table:table-cell>
        </table:table-row>
        <table:table-row table:style-name="ro6">
          <table:table-cell table:style-name="ce4" office:value-type="string" calcext:value-type="string">
            <text:p>04DayFour-day_four_lounge-f879e9ef</text:p>
          </table:table-cell>
          <table:table-cell table:style-name="ce14" office:value-type="string" calcext:value-type="string">
            <text:p>UgoEMimi: Oggi mi sento così leggera, sai? Non mi capitava da tempo. Prima mi son messa a saldare un po' di prese elettriche, e ho aiutato la cameraman con un problema ai suoi circuiti androidici.</text:p>
          </table:table-cell>
          <table:table-cell table:style-name="ce19" office:value-type="string" calcext:value-type="string">
            <text:p>UgoEMimi: I feel so light today, you know? I haven't in the longest time. Earlier today, I soldered some electrical sockets, and helped the cameraman with a problem in his android circuits.</text:p>
          </table:table-cell>
        </table:table-row>
        <table:table-row table:style-name="ro5">
          <table:table-cell table:style-name="ce4" office:value-type="string" calcext:value-type="string">
            <text:p>04DayFour-day_four_lounge-d94afd27</text:p>
          </table:table-cell>
          <table:table-cell table:style-name="ce14" office:value-type="string" calcext:value-type="string">
            <text:p>UgoEMimi: E per celebrare il cambiamento, come richiesto da Dogron e i suoi amici cani, credo farò una pasta con le cime di rapa e le &lt;b&gt;orecchie di Ugo&lt;/b&gt;.</text:p>
          </table:table-cell>
          <table:table-cell table:style-name="ce19" office:value-type="string" calcext:value-type="string">
            <text:p>UgoEMimi: And to celebrate the change, as requested by Dogron and his dog friends, I think I will make an Olivier salad with &lt;b&gt;Ugo's ears&lt;/b&gt;.</text:p>
          </table:table-cell>
        </table:table-row>
        <table:table-row table:style-name="ro2">
          <table:table-cell table:style-name="ce4" office:value-type="string" calcext:value-type="string">
            <text:p>04DayFour-day_four_lounge-42016877</text:p>
          </table:table-cell>
          <table:table-cell table:style-name="ce14" office:value-type="string" calcext:value-type="string">
            <text:p>YOU: Ricordo le dita di Eustacchio, coi funghi furono una bomba.</text:p>
          </table:table-cell>
          <table:table-cell table:style-name="ce19" office:value-type="string" calcext:value-type="string">
            <text:p>YOU: I remember Eustacchio's fingers: fucking great with mushrooms.</text:p>
          </table:table-cell>
        </table:table-row>
        <table:table-row table:style-name="ro2">
          <table:table-cell table:style-name="ce4" office:value-type="string" calcext:value-type="string">
            <text:p>04DayFour-day_four_lounge-3328e44b</text:p>
          </table:table-cell>
          <table:table-cell table:style-name="ce14" office:value-type="string" calcext:value-type="string">
            <text:p>UgoEMimi: Ma ora vado, tesorino, che ho un appuntamento con una certa androide. A dopo!</text:p>
          </table:table-cell>
          <table:table-cell table:style-name="ce19" office:value-type="string" calcext:value-type="string">
            <text:p>UgoEMimi: But I'm going now, sweetheart, I have an appointment with a certain android. See you later!</text:p>
          </table:table-cell>
        </table:table-row>
        <table:table-row table:style-name="ro5">
          <table:table-cell table:style-name="ce4" office:value-type="string" calcext:value-type="string">
            <text:p>04DayFour-day_four_lounge-58b0a5ef</text:p>
          </table:table-cell>
          <table:table-cell table:style-name="ce14" office:value-type="string" calcext:value-type="string">
            <text:p>BeBe: Perché il dovere di ogni madre è proteggerle. E se fallisce, vendicarsi. Essere il cambiamento che vuoi vedere nel mondo.</text:p>
          </table:table-cell>
          <table:table-cell table:style-name="ce19" office:value-type="string" calcext:value-type="string">
            <text:p>BeBe: Because every mother's duty is to protect them. And if she fails, to retaliate. Be the change you want to see in the world.</text:p>
          </table:table-cell>
        </table:table-row>
        <table:table-row table:style-name="ro6">
          <table:table-cell table:style-name="ce4" office:value-type="string" calcext:value-type="string">
            <text:p>04DayFour-day_four_lounge-ca183d2f</text:p>
          </table:table-cell>
          <table:table-cell table:style-name="ce14" office:value-type="string" calcext:value-type="string">
            <text:p>Piiiietro: Bruiser. Mi ha lasciato una lettera, dicendomi che ha trovato una Chihuahua Suprema, e che vivrà con lei. Che ha mandato un gatto di servizio e recuperare le sue ciotole zebrate e la cuccia di raso e diamanti, e mi invita a non cercarlo.</text:p>
          </table:table-cell>
          <table:table-cell table:style-name="ce19" office:value-type="string" calcext:value-type="string">
            <text:p>Piiiietro: Bruiser. He left me a letter, telling me that he found a Supreme Chihuahua, and that he will live with her. That he sent a service cat to retrieve his spotted bowls and his satin and diamond kennel, and asks me not to look for him.</text:p>
          </table:table-cell>
        </table:table-row>
        <table:table-row table:style-name="ro2">
          <table:table-cell table:style-name="ce4" office:value-type="string" calcext:value-type="string">
            <text:p>04DayFour-day_four_lounge-6fc92dd6</text:p>
          </table:table-cell>
          <table:table-cell table:style-name="ce14" office:value-type="string" calcext:value-type="string">
            <text:p>Quello: E poi bisogna &lt;b&gt;evolversi&lt;/b&gt;. Credo, oh, è sciocco, sai?</text:p>
          </table:table-cell>
          <table:table-cell table:style-name="ce19" office:value-type="string" calcext:value-type="string">
            <text:p>Quello: Moreover, one needs to &lt;b&gt;evolve&lt;/b&gt;. I think, uh, it's silly, you know?</text:p>
          </table:table-cell>
        </table:table-row>
        <table:table-row table:style-name="ro6">
          <table:table-cell table:style-name="ce4" office:value-type="string" calcext:value-type="string">
            <text:p>04DayFour-day_four_lounge-c1fc478f</text:p>
          </table:table-cell>
          <table:table-cell table:style-name="ce14" office:value-type="string" calcext:value-type="string">
            <text:p>ilDivo: Ho trovato il vero amore. Qui, su questo minuscolo pianeta, ho capito tutto. Mi sono fermato un attimo, un tiro di bamba e un momento di &lt;b&gt;hashtag selfcare&lt;/b&gt; ed eccolo lì, il vero amore della mia vita!</text:p>
          </table:table-cell>
          <table:table-cell table:style-name="ce19" office:value-type="string" calcext:value-type="string">
            <text:p>ilDivo: I have found true love. Here, on this tiny planet, I understood everything. I stopped for a moment, a hit of cocaine and a moment of &lt;b&gt;hashtag selfcare&lt;/b&gt;, and there he was, the true love of my life!</text:p>
          </table:table-cell>
        </table:table-row>
        <table:table-row table:style-name="ro1">
          <table:table-cell table:style-name="ce4" office:value-type="string" calcext:value-type="string">
            <text:p>04DayFour-day_four_lounge-7b066df0</text:p>
          </table:table-cell>
          <table:table-cell table:style-name="ce14" office:value-type="string" calcext:value-type="string">
            <text:p>YOU: Quello?</text:p>
          </table:table-cell>
          <table:table-cell table:style-name="ce19" office:value-type="string" calcext:value-type="string">
            <text:p>YOU: That One?</text:p>
          </table:table-cell>
        </table:table-row>
        <table:table-row table:style-name="ro1">
          <table:table-cell table:style-name="ce4" office:value-type="string" calcext:value-type="string">
            <text:p>04DayFour-day_four_lounge-1df36d23</text:p>
          </table:table-cell>
          <table:table-cell table:style-name="ce14" office:value-type="string" calcext:value-type="string">
            <text:p>YOU: Il cadavere di Ermenegildo?</text:p>
          </table:table-cell>
          <table:table-cell table:style-name="ce19" office:value-type="string" calcext:value-type="string">
            <text:p>YOU: the corpse of Ermenegildo?</text:p>
          </table:table-cell>
        </table:table-row>
        <table:table-row table:style-name="ro1">
          <table:table-cell table:style-name="ce4" office:value-type="string" calcext:value-type="string">
            <text:p>05DayFive-day_five_lounge-865aaba7</text:p>
          </table:table-cell>
          <table:table-cell table:style-name="ce14" office:value-type="string" calcext:value-type="string">
            <text:p>UgoEMimi: "Accabadora", "Stai zitta!", "God Save the Queer"...</text:p>
          </table:table-cell>
          <table:table-cell table:style-name="ce19" office:value-type="string" calcext:value-type="string">
            <text:p>UgoEMimi: So: “A room of One’s Own”, “Mrs. Dalloway”, the diaries...</text:p>
          </table:table-cell>
        </table:table-row>
        <table:table-row table:style-name="ro2">
          <table:table-cell table:style-name="ce4" office:value-type="string" calcext:value-type="string">
            <text:p>05DayFive-day_five_lounge-207ccf43</text:p>
          </table:table-cell>
          <table:table-cell table:style-name="ce14" office:value-type="string" calcext:value-type="string">
            <text:p>UgoEMimi: Con Ugo eravamo alla morte celebrale già da decenni, tesorino.</text:p>
          </table:table-cell>
          <table:table-cell table:style-name="ce19" office:value-type="string" calcext:value-type="string">
            <text:p>UgoEMimi: When it comes to Ugo, he was brain dead for decades already, sweetheart.</text:p>
          </table:table-cell>
        </table:table-row>
        <table:table-row table:style-name="ro5">
          <table:table-cell table:style-name="ce4" office:value-type="string" calcext:value-type="string">
            <text:p>05DayFive-day_five_lounge-6c5c2c64</text:p>
          </table:table-cell>
          <table:table-cell table:style-name="ce14" office:value-type="string" calcext:value-type="string">
            <text:p>UgoEMimi: Non sarebbe mai esattamente lo stesso problema, visto che non vedo una seconda testa attaccata al tuo collo, ma l'abuso è pur sempre abuso, no?</text:p>
          </table:table-cell>
          <table:table-cell table:style-name="ce19" office:value-type="string" calcext:value-type="string">
            <text:p>UgoEMimi: It would never be exactly the same problem, since I don't see a second head attached to your neck, but abuse is still abuse, isn't it?</text:p>
          </table:table-cell>
        </table:table-row>
        <table:table-row table:style-name="ro2">
          <table:table-cell table:style-name="ce4" office:value-type="string" calcext:value-type="string">
            <text:p>05DayFive-day_five_lounge-7af2560d</text:p>
          </table:table-cell>
          <table:table-cell table:style-name="ce14" office:value-type="string" calcext:value-type="string">
            <text:p>YOU: Non ti sto seguendo. Perché sei rasata? Perché le tue zampe sono piene di sangue? Perché mi sento su di giri?!?</text:p>
          </table:table-cell>
          <table:table-cell table:style-name="ce19" office:value-type="string" calcext:value-type="string">
            <text:p>YOU: I'm not following you. Why are you shaved? Why are your hooves full of blood? Why do I feel high!!!?</text:p>
          </table:table-cell>
        </table:table-row>
        <table:table-row table:style-name="ro5">
          <table:table-cell table:style-name="ce4" office:value-type="string" calcext:value-type="string">
            <text:p>05DayFive-day_five_lounge-5927da3f</text:p>
          </table:table-cell>
          <table:table-cell table:style-name="ce14" office:value-type="string" calcext:value-type="string">
            <text:p>BeBe: Comunque vada, son felice di questo incontro, di questo percorso con te. Oggi porterò qualcosa di inaspettato a DOGRON. Qualcosa che lo lascerà tremolante, terrorizzato.</text:p>
          </table:table-cell>
          <table:table-cell table:style-name="ce19" office:value-type="string" calcext:value-type="string">
            <text:p>BeBe: Whatever happens, I am happy about this meeting, about this journey with you. Today I will bring something unexpected to DOGRON. Something that will leave him trembling, terrified.</text:p>
          </table:table-cell>
        </table:table-row>
        <table:table-row table:style-name="ro6">
          <table:table-cell table:style-name="ce4" office:value-type="string" calcext:value-type="string">
            <text:p>05DayFive-day_five_lounge-c22e1f5f</text:p>
          </table:table-cell>
          <table:table-cell table:style-name="ce14" office:value-type="string" calcext:value-type="string">
            <text:p>BeBe: Tre doni, come i tre Re Magici. Come le Destiny's Child. Come Il Volo. Una storia, in fondo. Una pasta al forno, ma la pasta sarà &lt;b&gt;Peanutbutter&lt;/b&gt;, il sugo il &lt;b&gt;giocattolo preferito&lt;/b&gt; di DOGRON, e il forno, il &lt;b&gt;sacrificio&lt;/b&gt;. Il suo.</text:p>
          </table:table-cell>
          <table:table-cell table:style-name="ce19" office:value-type="string" calcext:value-type="string">
            <text:p>BeBe: Three gifts, like the Magic Kings. Like Destiny's Child. Like the Bee Gees. Always the same story, after all. A baked pasta, but the pasta will be &lt;b&gt;Peanutbutter&lt;/b&gt;, the sauce will be Dogron's &lt;b&gt;favorite toy&lt;/b&gt;, and the oven, the &lt;b&gt;sacrifice&lt;/b&gt;. His sacrifice.</text:p>
          </table:table-cell>
        </table:table-row>
        <table:table-row table:style-name="ro3">
          <table:table-cell table:style-name="ce4" office:value-type="string" calcext:value-type="string">
            <text:p>05DayFive-day_five_lounge-e2c22ad3</text:p>
          </table:table-cell>
          <table:table-cell table:style-name="ce14" office:value-type="string" calcext:value-type="string">
            <text:p>Piiiietro: Sì. Vedere qualcuno fallire così grandiosamente tutto e senza nemmeno rendersene conto è stato liberatorio. Cioè: se una persona può vivere serenamente immersa in così tanta mediocrità, posso pure rinunciare all'&lt;b&gt;idea del successo&lt;/b&gt; e prendermi qualche rischio.</text:p>
          </table:table-cell>
          <table:table-cell table:style-name="ce19" office:value-type="string" calcext:value-type="string">
            <text:p>Piiiietro: Yes. To see someone fail everything so magnificently and not even realize it was liberating. I mean: if a person can live even when immersed in such mediocrity, I may as well give up &lt;b&gt;the platonic idea of success&lt;/b&gt; and take some risks.</text:p>
          </table:table-cell>
        </table:table-row>
        <table:table-row table:style-name="ro2">
          <table:table-cell table:style-name="ce4" office:value-type="string" calcext:value-type="string">
            <text:p>05DayFive-day_five_lounge-6fc57f14</text:p>
          </table:table-cell>
          <table:table-cell table:style-name="ce14" office:value-type="string" calcext:value-type="string">
            <text:p>Piiiietro: Anche se sono sempre stata una da Gigi D'Ag e Gabry Ponte.</text:p>
          </table:table-cell>
          <table:table-cell table:style-name="ce19" office:value-type="string" calcext:value-type="string">
            <text:p>Piiiietro: Even though I've always been more into Gigi D'Ag and Vengaboys.</text:p>
          </table:table-cell>
        </table:table-row>
        <table:table-row table:style-name="ro1">
          <table:table-cell table:style-name="ce4" office:value-type="string" calcext:value-type="string">
            <text:p>05DayFive-day_five_lounge-216a68bc</text:p>
          </table:table-cell>
          <table:table-cell table:style-name="ce14" office:value-type="string" calcext:value-type="string">
            <text:p>YOU: Questa cosa sta escalando rapidamente mi sembra.</text:p>
          </table:table-cell>
          <table:table-cell table:style-name="ce19" office:value-type="string" calcext:value-type="string">
            <text:p>YOU: It seems to me that this escalated quickly.</text:p>
          </table:table-cell>
        </table:table-row>
        <table:table-row table:style-name="ro2">
          <table:table-cell office:value-type="string" calcext:value-type="string">
            <text:p>04DayFour-day_four_lounge-1721cda8</text:p>
          </table:table-cell>
          <table:table-cell table:style-name="ce14" office:value-type="string" calcext:value-type="string">
            <text:p>YOU: Ricordo le dita di Ermenegildo, coi funghi furono una bomba.</text:p>
          </table:table-cell>
          <table:table-cell table:style-name="ce19" office:value-type="string" calcext:value-type="string">
            <text:p>YOU: I remember Ermenegildo's fingers, so great with mushrooms.</text:p>
          </table:table-cell>
        </table:table-row>
        <table:table-row table:style-name="ro1">
          <table:table-cell office:value-type="string" calcext:value-type="string">
            <text:p>TheGoodDogShow--7e20e611</text:p>
          </table:table-cell>
          <table:table-cell table:style-name="ce14" office:value-type="string" calcext:value-type="string">
            <text:p>@moveToDialogue character:</text:p>
          </table:table-cell>
          <table:table-cell table:style-name="ce13" office:value-type="string" calcext:value-type="string">
            <text:p>@moveToDialogue character:</text:p>
          </table:table-cell>
        </table:table-row>
        <table:table-row table:style-name="ro1">
          <table:table-cell office:value-type="string" calcext:value-type="string">
            <text:p>TheGoodDogShow--573867a9</text:p>
          </table:table-cell>
          <table:table-cell table:style-name="ce14" office:value-type="string" calcext:value-type="string">
            <text:p>DOGRON: Prova prova. Prova prova.</text:p>
          </table:table-cell>
          <table:table-cell table:style-name="ce16" office:value-type="string" calcext:value-type="string">
            <text:p>DOGRON: Testing. One two three.</text:p>
          </table:table-cell>
        </table:table-row>
        <table:table-row table:style-name="ro1">
          <table:table-cell office:value-type="string" calcext:value-type="string">
            <text:p>TheGoodDogShow--4b8e42d2</text:p>
          </table:table-cell>
          <table:table-cell table:style-name="ce14" office:value-type="string" calcext:value-type="string">
            <text:p>DOGRON: È acceso questo microfono?</text:p>
          </table:table-cell>
          <table:table-cell table:style-name="ce16" office:value-type="string" calcext:value-type="string">
            <text:p>DOGRON: Is the microphone on?</text:p>
          </table:table-cell>
        </table:table-row>
        <table:table-row table:style-name="ro2">
          <table:table-cell office:value-type="string" calcext:value-type="string">
            <text:p>TheGoodDogShow--18993c6b</text:p>
          </table:table-cell>
          <table:table-cell table:style-name="ce14" office:value-type="string" calcext:value-type="string">
            <text:p>DOGRON: E dove sono i crocchini? Mi avevate promesso i crocchini se avessi fatto il bravo, uuuuuuuuuuffa!</text:p>
          </table:table-cell>
          <table:table-cell table:style-name="ce16" office:value-type="string" calcext:value-type="string">
            <text:p>DOGRON: Where are the kibbles? You promised me kibbles if I was a good dog, uuuuuuugh!</text:p>
          </table:table-cell>
        </table:table-row>
        <table:table-row table:style-name="ro1">
          <table:table-cell office:value-type="string" calcext:value-type="string">
            <text:p>TheGoodDogShow--6fe70483</text:p>
          </table:table-cell>
          <table:table-cell table:style-name="ce14" office:value-type="string" calcext:value-type="string">
            <text:p>DOGRON: Ah, siamo già in diretta?</text:p>
          </table:table-cell>
          <table:table-cell table:style-name="ce16" office:value-type="string" calcext:value-type="string">
            <text:p>DOGRON: Ah, we are live already?</text:p>
          </table:table-cell>
        </table:table-row>
        <table:table-row table:style-name="ro1">
          <table:table-cell office:value-type="string" calcext:value-type="string">
            <text:p>TheGoodDogShow--4adf0cd2</text:p>
          </table:table-cell>
          <table:table-cell table:style-name="ce14" office:value-type="string" calcext:value-type="string">
            <text:p>DOGRON: Puuuuuuoi rimandere indietro il tempo?</text:p>
          </table:table-cell>
          <table:table-cell table:style-name="ce16" office:value-type="string" calcext:value-type="string">
            <text:p>DOGRON: Cooooouuuuuuld you turn back time?</text:p>
          </table:table-cell>
        </table:table-row>
        <table:table-row table:style-name="ro1">
          <table:table-cell office:value-type="string" calcext:value-type="string">
            <text:p>TheGoodDogShow--266b3652</text:p>
          </table:table-cell>
          <table:table-cell table:style-name="ce14" office:value-type="string" calcext:value-type="string">
            <text:p>DOGRON: Uh, le lontrelline sono piuuuù affidabili, sai?</text:p>
          </table:table-cell>
          <table:table-cell table:style-name="ce16" office:value-type="string" calcext:value-type="string">
            <text:p>DOGRON: Uhm, otters are more reliable, youuuuuu know?</text:p>
          </table:table-cell>
        </table:table-row>
        <table:table-row table:style-name="ro1">
          <table:table-cell office:value-type="string" calcext:value-type="string">
            <text:p>TheGoodDogShow--f274a419</text:p>
          </table:table-cell>
          <table:table-cell table:style-name="ce14" office:value-type="string" calcext:value-type="string">
            <text:p>DOGRON: Ricominciamo!</text:p>
          </table:table-cell>
          <table:table-cell table:style-name="ce16" office:value-type="string" calcext:value-type="string">
            <text:p>DOGRON: Let’s start again!</text:p>
          </table:table-cell>
        </table:table-row>
        <table:table-row table:style-name="ro1">
          <table:table-cell office:value-type="string" calcext:value-type="string">
            <text:p>TheGoodDogShow--2a1ef562</text:p>
          </table:table-cell>
          <table:table-cell table:style-name="ce14" office:value-type="string" calcext:value-type="string">
            <text:p>DOGRON: Rieccoci a THE GOOD DOG SHOW!</text:p>
          </table:table-cell>
          <table:table-cell table:style-name="ce16" office:value-type="string" calcext:value-type="string">
            <text:p>DOGRON: Welcome back to THE GOOD DOG SHOW!</text:p>
          </table:table-cell>
        </table:table-row>
        <table:table-row table:style-name="ro2">
          <table:table-cell office:value-type="string" calcext:value-type="string">
            <text:p>TheGoodDogShow--d8df622b</text:p>
          </table:table-cell>
          <table:table-cell table:style-name="ce14" office:value-type="string" calcext:value-type="string">
            <text:p>DOGRON: L'uuuuuunico reality che per la seconda stagione ti propone esattamente le stesse persone.</text:p>
          </table:table-cell>
          <table:table-cell table:style-name="ce16" office:value-type="string" calcext:value-type="string">
            <text:p>DOGRON: The only reality show that brings you a second season with exactly the same people as the first one.</text:p>
          </table:table-cell>
        </table:table-row>
        <table:table-row table:style-name="ro1">
          <table:table-cell office:value-type="string" calcext:value-type="string">
            <text:p>TheGoodDogShow--c5db9587</text:p>
          </table:table-cell>
          <table:table-cell table:style-name="ce14" office:value-type="string" calcext:value-type="string">
            <text:p>DOGRON: Gli stessi drammi.</text:p>
          </table:table-cell>
          <table:table-cell table:style-name="ce16" office:value-type="string" calcext:value-type="string">
            <text:p>DOGRON: The very same drama.</text:p>
          </table:table-cell>
        </table:table-row>
        <table:table-row table:style-name="ro1">
          <table:table-cell office:value-type="string" calcext:value-type="string">
            <text:p>TheGoodDogShow--0e9ec8ab</text:p>
          </table:table-cell>
          <table:table-cell table:style-name="ce14" office:value-type="string" calcext:value-type="string">
            <text:p>DOGRON: Le stesse ricette.</text:p>
          </table:table-cell>
          <table:table-cell table:style-name="ce16" office:value-type="string" calcext:value-type="string">
            <text:p>DOGRON: The very same recipes.</text:p>
          </table:table-cell>
        </table:table-row>
        <table:table-row table:style-name="ro2">
          <table:table-cell office:value-type="string" calcext:value-type="string">
            <text:p>TheGoodDogShow--7a681ddf</text:p>
          </table:table-cell>
          <table:table-cell table:style-name="ce14" office:value-type="string" calcext:value-type="string">
            <text:p>DOGRON: Ma con uuuuuuuuna grande novità: ora potrai parlare con tuuuuutte le persone senza limiti.</text:p>
          </table:table-cell>
          <table:table-cell table:style-name="ce16" office:value-type="string" calcext:value-type="string">
            <text:p>DOGRON: But with one huuuuuuuge news: now you will be able to talk with all the people without limits!</text:p>
          </table:table-cell>
        </table:table-row>
        <table:table-row table:style-name="ro1">
          <table:table-cell office:value-type="string" calcext:value-type="string">
            <text:p>TheGoodDogShow--ffc8e039</text:p>
          </table:table-cell>
          <table:table-cell table:style-name="ce14" office:value-type="string" calcext:value-type="string">
            <text:p>DOGRON: Scoprire dove nascondono i loro giochi preferiti.</text:p>
          </table:table-cell>
          <table:table-cell table:style-name="ce16" office:value-type="string" calcext:value-type="string">
            <text:p>DOGRON: Discover where they keep their favourite toys</text:p>
          </table:table-cell>
        </table:table-row>
        <table:table-row table:style-name="ro1">
          <table:table-cell office:value-type="string" calcext:value-type="string">
            <text:p>TheGoodDogShow--3a6efb90</text:p>
          </table:table-cell>
          <table:table-cell table:style-name="ce14" office:value-type="string" calcext:value-type="string">
            <text:p>DOGRON: O come scappare dal veterinario.</text:p>
          </table:table-cell>
          <table:table-cell table:style-name="ce16" office:value-type="string" calcext:value-type="string">
            <text:p>DOGRON: Or how they run away from the veterinarian</text:p>
          </table:table-cell>
        </table:table-row>
        <table:table-row table:style-name="ro1">
          <table:table-cell office:value-type="string" calcext:value-type="string">
            <text:p>TheGoodDogShow--269aa9ab</text:p>
          </table:table-cell>
          <table:table-cell table:style-name="ce14" office:value-type="string" calcext:value-type="string">
            <text:p>DOGRON: E farmi ancora piuuuuuuuuuuuù grattini.</text:p>
          </table:table-cell>
          <table:table-cell table:style-name="ce16" office:value-type="string" calcext:value-type="string">
            <text:p>DOGRON: Or how to give me even more ear scratches.</text:p>
          </table:table-cell>
        </table:table-row>
        <table:table-row table:style-name="ro1">
          <table:table-cell office:value-type="string" calcext:value-type="string">
            <text:p>TheGoodDogShow--de6e16b4</text:p>
          </table:table-cell>
          <table:table-cell table:style-name="ce14" office:value-type="string" calcext:value-type="string">
            <text:p>DOGRON: Cominciamo?</text:p>
          </table:table-cell>
          <table:table-cell table:style-name="ce16" office:value-type="string" calcext:value-type="string">
            <text:p>DOGRON: Do we begin?</text:p>
          </table:table-cell>
        </table:table-row>
        <table:table-row table:style-name="ro1">
          <table:table-cell office:value-type="string" calcext:value-type="string">
            <text:p>Endings-finale-b719356f</text:p>
          </table:table-cell>
          <table:table-cell table:style-name="ce14" office:value-type="string" calcext:value-type="string">
            <text:p>DOGRON: L'ho capito, sai?</text:p>
          </table:table-cell>
          <table:table-cell table:style-name="ce16" office:value-type="string" calcext:value-type="string">
            <text:p>DOGRON: I got it, you know?</text:p>
          </table:table-cell>
        </table:table-row>
        <table:table-row table:style-name="ro1">
          <table:table-cell office:value-type="string" calcext:value-type="string">
            <text:p>Endings-finale-0a6a27aa</text:p>
          </table:table-cell>
          <table:table-cell table:style-name="ce14" office:value-type="string" calcext:value-type="string">
            <text:p>DOGRON: Tuuuuuuuutto questo tempo.</text:p>
          </table:table-cell>
          <table:table-cell table:style-name="ce16" office:value-type="string" calcext:value-type="string">
            <text:p>DOGRON: All this time.</text:p>
          </table:table-cell>
        </table:table-row>
        <table:table-row table:style-name="ro1">
          <table:table-cell office:value-type="string" calcext:value-type="string">
            <text:p>Endings-finale-0d89f21f</text:p>
          </table:table-cell>
          <table:table-cell table:style-name="ce14" office:value-type="string" calcext:value-type="string">
            <text:p>DOGRON: E sei sempre stata tuuuu, vero?</text:p>
          </table:table-cell>
          <table:table-cell table:style-name="ce16" office:value-type="string" calcext:value-type="string">
            <text:p>DOGRON: It’s always been youuuuuu, isn’t it?</text:p>
          </table:table-cell>
        </table:table-row>
        <table:table-row table:style-name="ro1">
          <table:table-cell office:value-type="string" calcext:value-type="string">
            <text:p>Endings-finale-10407268</text:p>
          </table:table-cell>
          <table:table-cell table:style-name="ce14" office:value-type="string" calcext:value-type="string">
            <text:p>YOU: Non capisco cosa intendi.</text:p>
          </table:table-cell>
          <table:table-cell table:style-name="ce16" office:value-type="string" calcext:value-type="string">
            <text:p>YOU: I don’t know what you mean.</text:p>
          </table:table-cell>
        </table:table-row>
        <table:table-row table:style-name="ro1">
          <table:table-cell office:value-type="string" calcext:value-type="string">
            <text:p>Endings-finale-558ded01</text:p>
          </table:table-cell>
          <table:table-cell table:style-name="ce14" office:value-type="string" calcext:value-type="string">
            <text:p>YOU: Fossi stata qualcun altro sarebbe stato davvero strano.</text:p>
          </table:table-cell>
          <table:table-cell table:style-name="ce16" office:value-type="string" calcext:value-type="string">
            <text:p>YOU: It would have been strange, if it were somebody else.</text:p>
          </table:table-cell>
        </table:table-row>
        <table:table-row table:style-name="ro1">
          <table:table-cell office:value-type="string" calcext:value-type="string">
            <text:p>Endings-finale-909bbfec</text:p>
          </table:table-cell>
          <table:table-cell table:style-name="ce14" office:value-type="string" calcext:value-type="string">
            <text:p>YOU: Come l'hai capito?</text:p>
          </table:table-cell>
          <table:table-cell table:style-name="ce16" office:value-type="string" calcext:value-type="string">
            <text:p>YOU: How did you get it?</text:p>
          </table:table-cell>
        </table:table-row>
        <table:table-row table:style-name="ro1">
          <table:table-cell office:value-type="string" calcext:value-type="string">
            <text:p>Endings-finale-88a23cfe</text:p>
          </table:table-cell>
          <table:table-cell table:style-name="ce14" office:value-type="string" calcext:value-type="string">
            <text:p>DOGRON: Tutte quelle vite di Ermenegildo.</text:p>
          </table:table-cell>
          <table:table-cell table:style-name="ce16" office:value-type="string" calcext:value-type="string">
            <text:p>DOGRON: All the lives of Ermenegildo</text:p>
          </table:table-cell>
        </table:table-row>
        <table:table-row table:style-name="ro2">
          <table:table-cell office:value-type="string" calcext:value-type="string">
            <text:p>Endings-finale-ffbf04cc</text:p>
          </table:table-cell>
          <table:table-cell table:style-name="ce14" office:value-type="string" calcext:value-type="string">
            <text:p>DOGRON: E poi, è da quando è iniziato lo show che mi gratta sempre il nasino, e non capivo come mai.</text:p>
          </table:table-cell>
          <table:table-cell table:style-name="ce16" office:value-type="string" calcext:value-type="string">
            <text:p>DOGRON: Moreover, since the beginning of the show, I had a tickle in my nose, and I couldn’t understand why</text:p>
          </table:table-cell>
        </table:table-row>
        <table:table-row table:style-name="ro1">
          <table:table-cell office:value-type="string" calcext:value-type="string">
            <text:p>Endings-finale-cceb44cd</text:p>
          </table:table-cell>
          <table:table-cell table:style-name="ce14" office:value-type="string" calcext:value-type="string">
            <text:p>DOGRON: E sono allergico solo a una cosa.</text:p>
          </table:table-cell>
          <table:table-cell table:style-name="ce16" office:value-type="string" calcext:value-type="string">
            <text:p>DOGRON: And I’m allergic to just one thing.</text:p>
          </table:table-cell>
        </table:table-row>
        <table:table-row table:style-name="ro1">
          <table:table-cell office:value-type="string" calcext:value-type="string">
            <text:p>Endings-finale-bcf8b376</text:p>
          </table:table-cell>
          <table:table-cell table:style-name="ce14" office:value-type="string" calcext:value-type="string">
            <text:p>YOU: Miao!</text:p>
          </table:table-cell>
          <table:table-cell table:style-name="ce16" office:value-type="string" calcext:value-type="string">
            <text:p>YOU: Meow!</text:p>
          </table:table-cell>
        </table:table-row>
        <table:table-row table:style-name="ro1">
          <table:table-cell office:value-type="string" calcext:value-type="string">
            <text:p>Endings-finale-616de06c</text:p>
          </table:table-cell>
          <table:table-cell table:style-name="ce14" office:value-type="string" calcext:value-type="string">
            <text:p>DOGRON: Non c'è alcuuuun pianeta su cui tornare, vero?</text:p>
          </table:table-cell>
          <table:table-cell table:style-name="ce16" office:value-type="string" calcext:value-type="string">
            <text:p>DOGRON: There’s no planet to come back to, isn’t it?</text:p>
          </table:table-cell>
        </table:table-row>
        <table:table-row table:style-name="ro1">
          <table:table-cell office:value-type="string" calcext:value-type="string">
            <text:p>Endings-finale-f49fada5</text:p>
          </table:table-cell>
          <table:table-cell table:style-name="ce14" office:value-type="string" calcext:value-type="string">
            <text:p>YOU: Certo. Solo, senza umani.</text:p>
          </table:table-cell>
          <table:table-cell table:style-name="ce16" office:value-type="string" calcext:value-type="string">
            <text:p>YOU: Sure there is. Just, without humans.</text:p>
          </table:table-cell>
        </table:table-row>
        <table:table-row table:style-name="ro1">
          <table:table-cell office:value-type="string" calcext:value-type="string">
            <text:p>Endings-finale-d0c6e064</text:p>
          </table:table-cell>
          <table:table-cell table:style-name="ce14" office:value-type="string" calcext:value-type="string">
            <text:p>YOU: Ora hai un pianeta pieno di possibilità!</text:p>
          </table:table-cell>
          <table:table-cell table:style-name="ce16" office:value-type="string" calcext:value-type="string">
            <text:p>YOU: Now you have a planet full of possibilities!</text:p>
          </table:table-cell>
        </table:table-row>
        <table:table-row table:style-name="ro2">
          <table:table-cell office:value-type="string" calcext:value-type="string">
            <text:p>Endings-finale-85f9305d</text:p>
          </table:table-cell>
          <table:table-cell table:style-name="ce14" office:value-type="string" calcext:value-type="string">
            <text:p>YOU: Hai un universo intero, perché inseguire i bipedi senza pelo?</text:p>
          </table:table-cell>
          <table:table-cell table:style-name="ce16" office:value-type="string" calcext:value-type="string">
            <text:p>YOU: You have the whole universe, why do you want to follow hairless bipeds?</text:p>
          </table:table-cell>
        </table:table-row>
        <table:table-row table:style-name="ro2">
          <table:table-cell office:value-type="string" calcext:value-type="string">
            <text:p>Endings-finale-d06a45aa</text:p>
          </table:table-cell>
          <table:table-cell table:style-name="ce14" office:value-type="string" calcext:value-type="string">
            <text:p>DOGRON: Quindi il Gran Consiglio dei Carlini mi ha sempre mentito?</text:p>
          </table:table-cell>
          <table:table-cell table:style-name="ce16" office:value-type="string" calcext:value-type="string">
            <text:p>DOGRON: So, the Great Council of Pugs has always lied to me?</text:p>
          </table:table-cell>
        </table:table-row>
        <table:table-row table:style-name="ro1">
          <table:table-cell office:value-type="string" calcext:value-type="string">
            <text:p>Endings-finale-58fed2d5</text:p>
          </table:table-cell>
          <table:table-cell table:style-name="ce14" office:value-type="string" calcext:value-type="string">
            <text:p>YOU: Si fanno cose strane, per proteggere i più deboli.</text:p>
          </table:table-cell>
          <table:table-cell table:style-name="ce16" office:value-type="string" calcext:value-type="string">
            <text:p>YOU: You can end up doing weird things to protect the weakest ones.</text:p>
          </table:table-cell>
        </table:table-row>
        <table:table-row table:style-name="ro2">
          <table:table-cell office:value-type="string" calcext:value-type="string">
            <text:p>Endings-finale-bf0443eb</text:p>
          </table:table-cell>
          <table:table-cell table:style-name="ce14" office:value-type="string" calcext:value-type="string">
            <text:p>DOGRON: Perché l'hai fatto? E perché sei tornata? Perché sei venuuuuuta nello show?</text:p>
          </table:table-cell>
          <table:table-cell table:style-name="ce16" office:value-type="string" calcext:value-type="string">
            <text:p>DOGRON: Why did you do it? Why did you come back? And why did you come to this show?</text:p>
          </table:table-cell>
        </table:table-row>
        <table:table-row table:style-name="ro1">
          <table:table-cell office:value-type="string" calcext:value-type="string">
            <text:p>Endings-finale-94952640</text:p>
          </table:table-cell>
          <table:table-cell table:style-name="ce14" office:value-type="string" calcext:value-type="string">
            <text:p>YOU: Può un semplice cane capire la mente di un gatto?</text:p>
          </table:table-cell>
          <table:table-cell table:style-name="ce16" office:value-type="string" calcext:value-type="string">
            <text:p>YOU: Can a simple dog understand the mind of a cat?</text:p>
          </table:table-cell>
        </table:table-row>
        <table:table-row table:style-name="ro2">
          <table:table-cell office:value-type="string" calcext:value-type="string">
            <text:p>Endings-finale-3e808a15</text:p>
          </table:table-cell>
          <table:table-cell table:style-name="ce14" office:value-type="string" calcext:value-type="string">
            <text:p>YOU: Una lunga storia, iniziata col sugo-gate, la Clerici e mio padre.</text:p>
          </table:table-cell>
          <table:table-cell table:style-name="ce16" office:value-type="string" calcext:value-type="string">
            <text:p>YOU: It’s a long story, and it began with the sauce-gate, Nigella Lawson and my father.</text:p>
          </table:table-cell>
        </table:table-row>
        <table:table-row table:style-name="ro2">
          <table:table-cell office:value-type="string" calcext:value-type="string">
            <text:p>Endings-finale-baaf6c13</text:p>
          </table:table-cell>
          <table:table-cell table:style-name="ce14" office:value-type="string" calcext:value-type="string">
            <text:p>YOU: Beh, a volte quando subentra la noia si fanno cose strane.</text:p>
          </table:table-cell>
          <table:table-cell table:style-name="ce16" office:value-type="string" calcext:value-type="string">
            <text:p>YOU: Well, sometimes, when you’re bored, you can do weird things.</text:p>
          </table:table-cell>
        </table:table-row>
        <table:table-row table:style-name="ro2">
          <table:table-cell office:value-type="string" calcext:value-type="string">
            <text:p>Endings-finale-80cf67d4</text:p>
          </table:table-cell>
          <table:table-cell table:style-name="ce14" office:value-type="string" calcext:value-type="string">
            <text:p>YOU: Ma non prenderla sul personale. Qui hai un sacco di amici, i carlini, Bruiser Woods.</text:p>
          </table:table-cell>
          <table:table-cell table:style-name="ce16" office:value-type="string" calcext:value-type="string">
            <text:p>YOU: Don’t take it personally. Here you have lots of friends, like the pugs, and Bruiser Woods.</text:p>
          </table:table-cell>
        </table:table-row>
        <table:table-row table:style-name="ro1">
          <table:table-cell office:value-type="string" calcext:value-type="string">
            <text:p>Endings-finale-0391127f</text:p>
          </table:table-cell>
          <table:table-cell table:style-name="ce14" office:value-type="string" calcext:value-type="string">
            <text:p>YOU: Hai me.</text:p>
          </table:table-cell>
          <table:table-cell table:style-name="ce16" office:value-type="string" calcext:value-type="string">
            <text:p>YOU: And me.</text:p>
          </table:table-cell>
        </table:table-row>
        <table:table-row table:style-name="ro1">
          <table:table-cell office:value-type="string" calcext:value-type="string">
            <text:p>Endings-finale-8ea433fb</text:p>
          </table:table-cell>
          <table:table-cell table:style-name="ce14" office:value-type="string" calcext:value-type="string">
            <text:p>DOGRON: Dopo quello che hai fatto?</text:p>
          </table:table-cell>
          <table:table-cell table:style-name="ce16" office:value-type="string" calcext:value-type="string">
            <text:p>DOGRON: After what you’ve done?</text:p>
          </table:table-cell>
        </table:table-row>
        <table:table-row table:style-name="ro2">
          <table:table-cell office:value-type="string" calcext:value-type="string">
            <text:p>Endings-finale-903fd3fa</text:p>
          </table:table-cell>
          <table:table-cell table:style-name="ce14" office:value-type="string" calcext:value-type="string">
            <text:p>YOU: Dopo secoli di regno nel mondo dei gatti, voglio provare a fare una cosa nuova, per una volta.</text:p>
          </table:table-cell>
          <table:table-cell table:style-name="ce16" office:value-type="string" calcext:value-type="string">
            <text:p>YOU: After centuries of power in the world of cats, I want to try something new, for once.</text:p>
          </table:table-cell>
        </table:table-row>
        <table:table-row table:style-name="ro1">
          <table:table-cell office:value-type="string" calcext:value-type="string">
            <text:p>Endings-finale-4c6ab8e3</text:p>
          </table:table-cell>
          <table:table-cell table:style-name="ce14" office:value-type="string" calcext:value-type="string">
            <text:p>YOU: Essere una brava miaaaaaaorsona.</text:p>
          </table:table-cell>
          <table:table-cell table:style-name="ce16" office:value-type="string" calcext:value-type="string">
            <text:p>YOU: To be a nice peooooowrson.</text:p>
          </table:table-cell>
        </table:table-row>
        <table:table-row table:style-name="ro2">
          <table:table-cell office:value-type="string" calcext:value-type="string">
            <text:p>Endings-finale-abb5b689</text:p>
          </table:table-cell>
          <table:table-cell table:style-name="ce14" office:value-type="string" calcext:value-type="string">
            <text:p>YOU: Dogron: hai mai pensato di uuuuuululare fianco a fianco a un gatto?</text:p>
          </table:table-cell>
          <table:table-cell table:style-name="ce16" office:value-type="string" calcext:value-type="string">
            <text:p>YOU: Dogron: have you ever thought to hoooooooowl side by side with a cat?</text:p>
          </table:table-cell>
        </table:table-row>
        <table:table-row table:style-name="ro1">
          <table:table-cell office:value-type="string" calcext:value-type="string">
            <text:p>Endings-finale-986bfe28</text:p>
          </table:table-cell>
          <table:table-cell table:style-name="ce14" office:value-type="string" calcext:value-type="string">
            <text:p>DOGRON: E perché non fianco a fianco a un amico?</text:p>
          </table:table-cell>
          <table:table-cell table:style-name="ce16" office:value-type="string" calcext:value-type="string">
            <text:p>DOGRON: What about side by side with a friend?</text:p>
          </table:table-cell>
        </table:table-row>
        <table:table-row table:style-name="ro1">
          <table:table-cell office:value-type="string" calcext:value-type="string">
            <text:p>Endings-finale-1da337d0</text:p>
          </table:table-cell>
          <table:table-cell table:style-name="ce14" office:value-type="string" calcext:value-type="string">
            <text:p>DOGRON: Vuoi ricominciare tutto questo con me?</text:p>
          </table:table-cell>
          <table:table-cell table:style-name="ce16" office:value-type="string" calcext:value-type="string">
            <text:p>DOGRON: Do you want to start it all again with me?</text:p>
          </table:table-cell>
        </table:table-row>
        <table:table-row table:style-name="ro1">
          <table:table-cell office:value-type="string" calcext:value-type="string">
            <text:p>00StartingTest-starting_test-62370ad2</text:p>
          </table:table-cell>
          <table:table-cell table:style-name="ce14" office:value-type="string" calcext:value-type="string">
            <text:p>YOU: Pesce. Un sacco di pesce!</text:p>
          </table:table-cell>
          <table:table-cell table:style-name="ce16" office:value-type="string" calcext:value-type="string">
            <text:p>YOU: Fish. Lots of fish!</text:p>
          </table:table-cell>
        </table:table-row>
        <table:table-row table:style-name="ro1">
          <table:table-cell office:value-type="string" calcext:value-type="string">
            <text:p>00StartingTest-starting_test-0379cdca</text:p>
          </table:table-cell>
          <table:table-cell table:style-name="ce14" office:value-type="string" calcext:value-type="string">
            <text:p>YOU: Non è nella mia natura farmi comandare!</text:p>
          </table:table-cell>
          <table:table-cell table:style-name="ce16" office:value-type="string" calcext:value-type="string">
            <text:p>YOU: It’s not in my nature to be ordered around.</text:p>
          </table:table-cell>
        </table:table-row>
        <table:table-row table:style-name="ro1">
          <table:table-cell office:value-type="string" calcext:value-type="string">
            <text:p>01DayOne-day_one_lounge-261f7476</text:p>
          </table:table-cell>
          <table:table-cell table:style-name="ce14" office:value-type="string" calcext:value-type="string">
            <text:p>YOU: Lanciandogli palle di pelo.</text:p>
          </table:table-cell>
          <table:table-cell table:style-name="ce16" office:value-type="string" calcext:value-type="string">
            <text:p>YOU: Throwing him fur balls.</text:p>
          </table:table-cell>
        </table:table-row>
        <table:table-row table:style-name="ro2">
          <table:table-cell office:value-type="string" calcext:value-type="string">
            <text:p>01DayOne-day_one_lounge-f805d3ec</text:p>
          </table:table-cell>
          <table:table-cell table:style-name="ce14" office:value-type="string" calcext:value-type="string">
            <text:p>ilDivo: Guarda che sono rosso. Te li ha insegnati Dogron i colori?</text:p>
          </table:table-cell>
          <table:table-cell table:style-name="ce16" office:value-type="string" calcext:value-type="string">
            <text:p>ilDive: Hey, I’m red. Did Dogron teach you the colors?</text:p>
          </table:table-cell>
        </table:table-row>
        <table:table-row table:style-name="ro2">
          <table:table-cell office:value-type="string" calcext:value-type="string">
            <text:p>02DayTwo-day_two_lounge-3117db4a</text:p>
          </table:table-cell>
          <table:table-cell table:style-name="ce14" office:value-type="string" calcext:value-type="string">
            <text:p>YOU: Ho Micia che mi aspetta a casa, lei è la compagna della mia vita.</text:p>
          </table:table-cell>
          <table:table-cell table:style-name="ce16" office:value-type="string" calcext:value-type="string">
            <text:p>YOU: Kitty is waiting for me at home, she’s my soulmate.</text:p>
          </table:table-cell>
        </table:table-row>
        <table:table-row table:style-name="ro1">
          <table:table-cell office:value-type="string" calcext:value-type="string">
            <text:p>03DayThree-day_three_lounge-eefce47c</text:p>
          </table:table-cell>
          <table:table-cell table:style-name="ce14" office:value-type="string" calcext:value-type="string">
            <text:p>UgoEMimi: E allora cosa sono quelle lacrime, Ugo?</text:p>
          </table:table-cell>
          <table:table-cell table:style-name="ce16" office:value-type="string" calcext:value-type="string">
            <text:p>UgoEMimi: What are then those tears, Ugo?</text:p>
          </table:table-cell>
        </table:table-row>
        <table:table-row table:style-name="ro2">
          <table:table-cell office:value-type="string" calcext:value-type="string">
            <text:p>03DayThree-day_three_lounge-f7381fcf</text:p>
          </table:table-cell>
          <table:table-cell table:style-name="ce14" office:value-type="string" calcext:value-type="string">
            <text:p>YOU: Credo sia giunto il momento per me di nascondermi in uno scatolone.</text:p>
          </table:table-cell>
          <table:table-cell table:style-name="ce16" office:value-type="string" calcext:value-type="string">
            <text:p>YOU: I think it’s the right moment for me to hide in a box.</text:p>
          </table:table-cell>
        </table:table-row>
        <table:table-row table:style-name="ro2">
          <table:table-cell office:value-type="string" calcext:value-type="string">
            <text:p>04DayFour-day_four_lounge-184c3421</text:p>
          </table:table-cell>
          <table:table-cell table:style-name="ce14" office:value-type="string" calcext:value-type="string">
            <text:p>YOU: Come diceva nonna, è importante andare dove la ciotola è piena.</text:p>
          </table:table-cell>
          <table:table-cell table:style-name="ce16" office:value-type="string" calcext:value-type="string">
            <text:p>YOU: Just like granny said, it’s important to go where the bowl is full.</text:p>
          </table:table-cell>
        </table:table-row>
        <table:table-row table:style-name="ro1">
          <table:table-cell office:value-type="string" calcext:value-type="string">
            <text:p>05DayFive-day_five_lounge-4fda7a9b</text:p>
          </table:table-cell>
          <table:table-cell table:style-name="ce14" office:value-type="string" calcext:value-type="string">
            <text:p>YOU: Ma stai facendo le fusa?</text:p>
          </table:table-cell>
          <table:table-cell table:style-name="ce16" office:value-type="string" calcext:value-type="string">
            <text:p>YOU: Are you… purring?</text:p>
          </table:table-cell>
        </table:table-row>
        <table:table-row table:style-name="ro1">
          <table:table-cell office:value-type="string" calcext:value-type="string">
            <text:p>05DayFive-day_five_lounge-2a96ff98</text:p>
          </table:table-cell>
          <table:table-cell table:style-name="ce14" office:value-type="string" calcext:value-type="string">
            <text:p>YOU: Non so se hai parlato con BeBe: quella è rabbia!</text:p>
          </table:table-cell>
          <table:table-cell table:style-name="ce16" office:value-type="string" calcext:value-type="string">
            <text:p>YOU: I don’t know if you talked with BeBe: that is actual rage!</text:p>
          </table:table-cell>
        </table:table-row>
        <table:table-row table:style-name="ro2">
          <table:table-cell office:value-type="string" calcext:value-type="string">
            <text:p>TheGoodDogShow--4207c769</text:p>
          </table:table-cell>
          <table:table-cell table:style-name="ce14" office:value-type="string" calcext:value-type="string">
            <text:p>DOGRON: Puuuuuuoi rimandare indietro il tempo?</text:p>
          </table:table-cell>
          <table:table-cell table:style-name="ce16" office:value-type="string" calcext:value-type="string">
            <text:p>DOGRON: Can youuuuuu turn back time?</text:p>
          </table:table-cell>
        </table:table-row>
        <table:table-row table:style-name="ro2">
          <table:table-cell office:value-type="string" calcext:value-type="string">
            <text:p>IngredientsDatabase-getIngredientData-ecdc95ee</text:p>
          </table:table-cell>
          <table:table-cell table:style-name="ce14" office:value-type="string" calcext:value-type="string">
            <text:p>Balenciaga</text:p>
          </table:table-cell>
          <table:table-cell table:style-name="ce14" office:value-type="string" calcext:value-type="string">
            <text:p>Balenciaga</text:p>
          </table:table-cell>
        </table:table-row>
        <table:table-row table:style-name="ro2">
          <table:table-cell office:value-type="string" calcext:value-type="string">
            <text:p>IngredientsDatabase-getIngredientData-eab88fe6</text:p>
          </table:table-cell>
          <table:table-cell table:style-name="ce14" office:value-type="string" calcext:value-type="string">
            <text:p>Myrtle</text:p>
          </table:table-cell>
          <table:table-cell office:value-type="string" calcext:value-type="string">
            <text:p>Myrtle</text:p>
          </table:table-cell>
        </table:table-row>
        <table:table-row table:style-name="ro3">
          <table:table-cell office:value-type="string" calcext:value-type="string">
            <text:p>01DayOne-day_one_lounge-af346e02</text:p>
          </table:table-cell>
          <table:table-cell table:style-name="ce14" office:value-type="string" calcext:value-type="string">
            <text:p>DOGRON: Avete a disposizione qualche minuto per chiacchierare tra voi prima di buuuuttarvi in cucina. Tradotto nelle regole del programma: potete parlare con un massimo di {abilities has PNGParliExtra: {base_dialogue_loops+1}|{base_dialogue_loops}} persone!</text:p>
          </table:table-cell>
          <table:table-cell table:style-name="ce19" office:value-type="string" calcext:value-type="string">
            <text:p>DOGRON: You have a few minutes to talk to each other before going to the kitchen. Translated into the show rules: you can talk with a maximum of {abilities has PNGParliExtra: {base_dialogue_loops+1}|{base_dialogue_loops}} people!</text:p>
          </table:table-cell>
        </table:table-row>
        <table:table-row table:style-name="ro2">
          <table:table-cell office:value-type="string" calcext:value-type="string">
            <text:p>04DayFour-day_four_lounge-88ea9f22</text:p>
          </table:table-cell>
          <table:table-cell table:style-name="ce14" office:value-type="string" calcext:value-type="string">
            <text:p>DOGRON: E il consiglio dei Carlini ha per voi questo indovinello.</text:p>
          </table:table-cell>
          <table:table-cell office:value-type="string" calcext:value-type="string">
            <text:p>DOGRON: The Great Council of Pugs has a riddle for you.</text:p>
          </table:table-cell>
        </table:table-row>
        <table:table-row table:style-name="ro2">
          <table:table-cell office:value-type="string" calcext:value-type="string">
            <text:p>04DayFour-day_four_lounge-e7f05311</text:p>
          </table:table-cell>
          <table:table-cell table:style-name="ce14" office:value-type="string" calcext:value-type="string">
            <text:p>DOGRON: Suprema nel cuore, Balenciaga nella mia voce, Myrtle è il mio nome.</text:p>
          </table:table-cell>
          <table:table-cell office:value-type="string" calcext:value-type="string">
            <text:p>DOGRON: The Supreme in my heart, Balenciaga in my voice, Myrtle is my name.</text:p>
          </table:table-cell>
        </table:table-row>
        <table:table-row table:style-name="ro1">
          <table:table-cell office:value-type="string" calcext:value-type="string">
            <text:p>04DayFour-day_four_lounge-fcd87c83</text:p>
          </table:table-cell>
          <table:table-cell table:style-name="ce14" office:value-type="string" calcext:value-type="string">
            <text:p>DOGRON: Uuuuh, dov'è l'indovinello?</text:p>
          </table:table-cell>
          <table:table-cell office:value-type="string" calcext:value-type="string">
            <text:p>DOGRON: Wait, where’s the riddle?</text:p>
          </table:table-cell>
        </table:table-row>
        <table:table-row table:style-name="ro7">
          <table:table-cell office:value-type="string" calcext:value-type="string">
            <text:p>01DayOne-day_one_lounge-f31e8bcf</text:p>
          </table:table-cell>
          <table:table-cell table:style-name="ce14" office:value-type="string" calcext:value-type="string">
            <text:p>DOGRON: Avete a disposizione qualche minuto per chiacchierare tra voi prima di buuuuttarvi in cucina.</text:p>
          </table:table-cell>
          <table:table-cell table:style-name="ce19" office:value-type="string" calcext:value-type="string">
            <text:p>DOGRON: You have a few minutes to talk to each other, before going to the kitchen.</text:p>
          </table:table-cell>
        </table:table-row>
        <table:table-row table:style-name="ro2">
          <table:table-cell office:value-type="string" calcext:value-type="string">
            <text:p>01DayOne-day_one_lounge-df22d234</text:p>
          </table:table-cell>
          <table:table-cell table:style-name="ce14" office:value-type="string" calcext:value-type="string">
            <text:p>false": DOGRON: Tradotto nelle regole del programma: potete parlare con un massimo di {abilities has PNGParliExtra: {base_dialogue_loops+1}|{base_dialogue_loops}} persone!</text:p>
          </table:table-cell>
          <table:table-cell table:style-name="ce19" office:value-type="string" calcext:value-type="string">
            <text:p>false": DOGRON: Translated into the show rules: a maximum of {abilities has PNGParliExtra: {base_dialogue_loops+1}|{base_dialogue_loops}} people!</text:p>
          </table:table-cell>
        </table:table-row>
        <calcext:conditional-formats>
          <calcext:conditional-format calcext:target-range-address="Translations.C2:Translations.C857 Translations.C860:Translations.C867 Translations.C869:Translations.C869 Translations.C871:Translations.C1041 Translations.C1043:Translations.C1048576">
            <calcext:condition calcext:apply-style-name="NotOk" calcext:value="=0" calcext:base-cell-address="Translations.C2"/>
            <calcext:condition calcext:apply-style-name="Ok" calcext:value="!=0" calcext:base-cell-address="Translations.C2"/>
          </calcext:conditional-format>
        </calcext:conditional-formats>
      </table:table>
      <table:table table:name="Statistics" table:style-name="ta1">
        <table:table-column table:style-name="co5" table:default-cell-style-name="ce28"/>
        <table:table-column table:style-name="co4" table:default-cell-style-name="ce25"/>
        <table:table-row table:style-name="ro8">
          <table:table-cell office:value-type="string" calcext:value-type="string">
            <text:p>Total Sources: </text:p>
          </table:table-cell>
          <table:table-cell table:formula="of:=COUNTA([$Translations.B$1:$Translations.B$1048576])-1" office:value-type="float" office:value="1047" calcext:value-type="float">
            <text:p>1047</text:p>
          </table:table-cell>
        </table:table-row>
        <table:table-row table:style-name="ro8">
          <table:table-cell office:value-type="string" calcext:value-type="string">
            <text:p>Translations present: </text:p>
          </table:table-cell>
          <table:table-cell table:formula="of:=COUNTA([$Translations.C$1:$Translations.C$1048576])-1" office:value-type="float" office:value="1048" calcext:value-type="float">
            <text:p>1048</text:p>
          </table:table-cell>
        </table:table-row>
        <table:table-row table:style-name="ro8">
          <table:table-cell table:style-name="ce29" office:value-type="string" calcext:value-type="string">
            <text:p>Missing translations: </text:p>
          </table:table-cell>
          <table:table-cell table:style-name="ce26" table:formula="of:=[.B1]-[.B2]" office:value-type="float" office:value="-1" calcext:value-type="float">
            <text:p>-1</text:p>
          </table:table-cell>
        </table:table-row>
      </table:table>
      <table:table table:name="CheckActors" table:style-name="ta1">
        <table:table-column table:style-name="co4" table:number-columns-repeated="7" table:default-cell-style-name="Default"/>
        <table:table-row table:style-name="ro8">
          <table:table-cell office:value-type="string" calcext:value-type="string">
            <text:p>DOGRON:</text:p>
          </table:table-cell>
          <table:table-cell office:value-type="string" calcext:value-type="string">
            <text:p>YOU:</text:p>
          </table:table-cell>
          <table:table-cell office:value-type="string" calcext:value-type="string">
            <text:p>UgoEMimi:</text:p>
          </table:table-cell>
          <table:table-cell office:value-type="string" calcext:value-type="string">
            <text:p>BeBe:</text:p>
          </table:table-cell>
          <table:table-cell office:value-type="string" calcext:value-type="string">
            <text:p>Piiiietro:</text:p>
          </table:table-cell>
          <table:table-cell office:value-type="string" calcext:value-type="string">
            <text:p>Quello:</text:p>
          </table:table-cell>
          <table:table-cell office:value-type="string" calcext:value-type="string">
            <text:p>ilDivo:</text:p>
          </table:table-cell>
        </table:table-row>
        <table:table-row table:style-name="ro8">
          <table:table-cell table:formula="of:=IF(IF(LEFT(TRIM([$Translations.$B2]);LEN([.A$1]))=[.A$1];&quot;Yes&quot;;&quot;No&quot;)=IF(LEFT(TRIM([$Translations.$C2]);LEN([.A$1]))=[.A$1];&quot;Yes&quot;;&quot;No&quot;);&quot;&quot;;&quot;NO&quot;)">
            <text:p/>
          </table:table-cell>
          <table:table-cell table:formula="of:=IF(IF(LEFT(TRIM([$Translations.$B2]);LEN([.B$1]))=[.B$1];&quot;Yes&quot;;&quot;No&quot;)=IF(LEFT(TRIM([$Translations.$C2]);LEN([.B$1]))=[.B$1];&quot;Yes&quot;;&quot;No&quot;);&quot;&quot;;&quot;NO&quot;)">
            <text:p/>
          </table:table-cell>
          <table:table-cell table:formula="of:=IF(IF(LEFT(TRIM([$Translations.$B2]);LEN([.C$1]))=[.C$1];&quot;Yes&quot;;&quot;No&quot;)=IF(LEFT(TRIM([$Translations.$C2]);LEN([.C$1]))=[.C$1];&quot;Yes&quot;;&quot;No&quot;);&quot;&quot;;&quot;NO&quot;)">
            <text:p/>
          </table:table-cell>
          <table:table-cell table:formula="of:=IF(IF(LEFT(TRIM([$Translations.$B2]);LEN([.D$1]))=[.D$1];&quot;Yes&quot;;&quot;No&quot;)=IF(LEFT(TRIM([$Translations.$C2]);LEN([.D$1]))=[.D$1];&quot;Yes&quot;;&quot;No&quot;);&quot;&quot;;&quot;NO&quot;)">
            <text:p/>
          </table:table-cell>
          <table:table-cell table:formula="of:=IF(IF(LEFT(TRIM([$Translations.$B2]);LEN([.E$1]))=[.E$1];&quot;Yes&quot;;&quot;No&quot;)=IF(LEFT(TRIM([$Translations.$C2]);LEN([.E$1]))=[.E$1];&quot;Yes&quot;;&quot;No&quot;);&quot;&quot;;&quot;NO&quot;)">
            <text:p/>
          </table:table-cell>
          <table:table-cell table:formula="of:=IF(IF(LEFT(TRIM([$Translations.$B2]);LEN([.F$1]))=[.F$1];&quot;Yes&quot;;&quot;No&quot;)=IF(LEFT(TRIM([$Translations.$C2]);LEN([.F$1]))=[.F$1];&quot;Yes&quot;;&quot;No&quot;);&quot;&quot;;&quot;NO&quot;)">
            <text:p/>
          </table:table-cell>
          <table:table-cell table:formula="of:=IF(IF(LEFT(TRIM([$Translations.$B2]);LEN([.G$1]))=[.G$1];&quot;Yes&quot;;&quot;No&quot;)=IF(LEFT(TRIM([$Translations.$C2]);LEN([.G$1]))=[.G$1];&quot;Yes&quot;;&quot;No&quot;);&quot;&quot;;&quot;NO&quot;)">
            <text:p/>
          </table:table-cell>
        </table:table-row>
        <table:table-row table:style-name="ro8">
          <table:table-cell table:formula="of:=IF(IF(LEFT(TRIM([$Translations.$B3]);LEN([.A$1]))=[.A$1];&quot;Yes&quot;;&quot;No&quot;)=IF(LEFT(TRIM([$Translations.$C3]);LEN([.A$1]))=[.A$1];&quot;Yes&quot;;&quot;No&quot;);&quot;&quot;;&quot;NO&quot;)">
            <text:p/>
          </table:table-cell>
          <table:table-cell table:formula="of:=IF(IF(LEFT(TRIM([$Translations.$B3]);LEN([.B$1]))=[.B$1];&quot;Yes&quot;;&quot;No&quot;)=IF(LEFT(TRIM([$Translations.$C3]);LEN([.B$1]))=[.B$1];&quot;Yes&quot;;&quot;No&quot;);&quot;&quot;;&quot;NO&quot;)">
            <text:p/>
          </table:table-cell>
          <table:table-cell table:formula="of:=IF(IF(LEFT(TRIM([$Translations.$B3]);LEN([.C$1]))=[.C$1];&quot;Yes&quot;;&quot;No&quot;)=IF(LEFT(TRIM([$Translations.$C3]);LEN([.C$1]))=[.C$1];&quot;Yes&quot;;&quot;No&quot;);&quot;&quot;;&quot;NO&quot;)">
            <text:p/>
          </table:table-cell>
          <table:table-cell table:formula="of:=IF(IF(LEFT(TRIM([$Translations.$B3]);LEN([.D$1]))=[.D$1];&quot;Yes&quot;;&quot;No&quot;)=IF(LEFT(TRIM([$Translations.$C3]);LEN([.D$1]))=[.D$1];&quot;Yes&quot;;&quot;No&quot;);&quot;&quot;;&quot;NO&quot;)">
            <text:p/>
          </table:table-cell>
          <table:table-cell table:formula="of:=IF(IF(LEFT(TRIM([$Translations.$B3]);LEN([.E$1]))=[.E$1];&quot;Yes&quot;;&quot;No&quot;)=IF(LEFT(TRIM([$Translations.$C3]);LEN([.E$1]))=[.E$1];&quot;Yes&quot;;&quot;No&quot;);&quot;&quot;;&quot;NO&quot;)">
            <text:p/>
          </table:table-cell>
          <table:table-cell table:formula="of:=IF(IF(LEFT(TRIM([$Translations.$B3]);LEN([.F$1]))=[.F$1];&quot;Yes&quot;;&quot;No&quot;)=IF(LEFT(TRIM([$Translations.$C3]);LEN([.F$1]))=[.F$1];&quot;Yes&quot;;&quot;No&quot;);&quot;&quot;;&quot;NO&quot;)">
            <text:p/>
          </table:table-cell>
          <table:table-cell table:formula="of:=IF(IF(LEFT(TRIM([$Translations.$B3]);LEN([.G$1]))=[.G$1];&quot;Yes&quot;;&quot;No&quot;)=IF(LEFT(TRIM([$Translations.$C3]);LEN([.G$1]))=[.G$1];&quot;Yes&quot;;&quot;No&quot;);&quot;&quot;;&quot;NO&quot;)">
            <text:p/>
          </table:table-cell>
        </table:table-row>
        <table:table-row table:style-name="ro8">
          <table:table-cell table:formula="of:=IF(IF(LEFT(TRIM([$Translations.$B4]);LEN([.A$1]))=[.A$1];&quot;Yes&quot;;&quot;No&quot;)=IF(LEFT(TRIM([$Translations.$C4]);LEN([.A$1]))=[.A$1];&quot;Yes&quot;;&quot;No&quot;);&quot;&quot;;&quot;NO&quot;)">
            <text:p/>
          </table:table-cell>
          <table:table-cell table:formula="of:=IF(IF(LEFT(TRIM([$Translations.$B4]);LEN([.B$1]))=[.B$1];&quot;Yes&quot;;&quot;No&quot;)=IF(LEFT(TRIM([$Translations.$C4]);LEN([.B$1]))=[.B$1];&quot;Yes&quot;;&quot;No&quot;);&quot;&quot;;&quot;NO&quot;)">
            <text:p/>
          </table:table-cell>
          <table:table-cell table:formula="of:=IF(IF(LEFT(TRIM([$Translations.$B4]);LEN([.C$1]))=[.C$1];&quot;Yes&quot;;&quot;No&quot;)=IF(LEFT(TRIM([$Translations.$C4]);LEN([.C$1]))=[.C$1];&quot;Yes&quot;;&quot;No&quot;);&quot;&quot;;&quot;NO&quot;)">
            <text:p/>
          </table:table-cell>
          <table:table-cell table:formula="of:=IF(IF(LEFT(TRIM([$Translations.$B4]);LEN([.D$1]))=[.D$1];&quot;Yes&quot;;&quot;No&quot;)=IF(LEFT(TRIM([$Translations.$C4]);LEN([.D$1]))=[.D$1];&quot;Yes&quot;;&quot;No&quot;);&quot;&quot;;&quot;NO&quot;)">
            <text:p/>
          </table:table-cell>
          <table:table-cell table:formula="of:=IF(IF(LEFT(TRIM([$Translations.$B4]);LEN([.E$1]))=[.E$1];&quot;Yes&quot;;&quot;No&quot;)=IF(LEFT(TRIM([$Translations.$C4]);LEN([.E$1]))=[.E$1];&quot;Yes&quot;;&quot;No&quot;);&quot;&quot;;&quot;NO&quot;)">
            <text:p/>
          </table:table-cell>
          <table:table-cell table:formula="of:=IF(IF(LEFT(TRIM([$Translations.$B4]);LEN([.F$1]))=[.F$1];&quot;Yes&quot;;&quot;No&quot;)=IF(LEFT(TRIM([$Translations.$C4]);LEN([.F$1]))=[.F$1];&quot;Yes&quot;;&quot;No&quot;);&quot;&quot;;&quot;NO&quot;)">
            <text:p/>
          </table:table-cell>
          <table:table-cell table:formula="of:=IF(IF(LEFT(TRIM([$Translations.$B4]);LEN([.G$1]))=[.G$1];&quot;Yes&quot;;&quot;No&quot;)=IF(LEFT(TRIM([$Translations.$C4]);LEN([.G$1]))=[.G$1];&quot;Yes&quot;;&quot;No&quot;);&quot;&quot;;&quot;NO&quot;)">
            <text:p/>
          </table:table-cell>
        </table:table-row>
        <table:table-row table:style-name="ro8">
          <table:table-cell table:formula="of:=IF(IF(LEFT(TRIM([$Translations.$B5]);LEN([.A$1]))=[.A$1];&quot;Yes&quot;;&quot;No&quot;)=IF(LEFT(TRIM([$Translations.$C5]);LEN([.A$1]))=[.A$1];&quot;Yes&quot;;&quot;No&quot;);&quot;&quot;;&quot;NO&quot;)">
            <text:p/>
          </table:table-cell>
          <table:table-cell table:formula="of:=IF(IF(LEFT(TRIM([$Translations.$B5]);LEN([.B$1]))=[.B$1];&quot;Yes&quot;;&quot;No&quot;)=IF(LEFT(TRIM([$Translations.$C5]);LEN([.B$1]))=[.B$1];&quot;Yes&quot;;&quot;No&quot;);&quot;&quot;;&quot;NO&quot;)">
            <text:p/>
          </table:table-cell>
          <table:table-cell table:formula="of:=IF(IF(LEFT(TRIM([$Translations.$B5]);LEN([.C$1]))=[.C$1];&quot;Yes&quot;;&quot;No&quot;)=IF(LEFT(TRIM([$Translations.$C5]);LEN([.C$1]))=[.C$1];&quot;Yes&quot;;&quot;No&quot;);&quot;&quot;;&quot;NO&quot;)">
            <text:p/>
          </table:table-cell>
          <table:table-cell table:formula="of:=IF(IF(LEFT(TRIM([$Translations.$B5]);LEN([.D$1]))=[.D$1];&quot;Yes&quot;;&quot;No&quot;)=IF(LEFT(TRIM([$Translations.$C5]);LEN([.D$1]))=[.D$1];&quot;Yes&quot;;&quot;No&quot;);&quot;&quot;;&quot;NO&quot;)">
            <text:p/>
          </table:table-cell>
          <table:table-cell table:formula="of:=IF(IF(LEFT(TRIM([$Translations.$B5]);LEN([.E$1]))=[.E$1];&quot;Yes&quot;;&quot;No&quot;)=IF(LEFT(TRIM([$Translations.$C5]);LEN([.E$1]))=[.E$1];&quot;Yes&quot;;&quot;No&quot;);&quot;&quot;;&quot;NO&quot;)">
            <text:p/>
          </table:table-cell>
          <table:table-cell table:formula="of:=IF(IF(LEFT(TRIM([$Translations.$B5]);LEN([.F$1]))=[.F$1];&quot;Yes&quot;;&quot;No&quot;)=IF(LEFT(TRIM([$Translations.$C5]);LEN([.F$1]))=[.F$1];&quot;Yes&quot;;&quot;No&quot;);&quot;&quot;;&quot;NO&quot;)">
            <text:p/>
          </table:table-cell>
          <table:table-cell table:formula="of:=IF(IF(LEFT(TRIM([$Translations.$B5]);LEN([.G$1]))=[.G$1];&quot;Yes&quot;;&quot;No&quot;)=IF(LEFT(TRIM([$Translations.$C5]);LEN([.G$1]))=[.G$1];&quot;Yes&quot;;&quot;No&quot;);&quot;&quot;;&quot;NO&quot;)">
            <text:p/>
          </table:table-cell>
        </table:table-row>
        <table:table-row table:style-name="ro8">
          <table:table-cell table:formula="of:=IF(IF(LEFT(TRIM([$Translations.$B6]);LEN([.A$1]))=[.A$1];&quot;Yes&quot;;&quot;No&quot;)=IF(LEFT(TRIM([$Translations.$C6]);LEN([.A$1]))=[.A$1];&quot;Yes&quot;;&quot;No&quot;);&quot;&quot;;&quot;NO&quot;)">
            <text:p/>
          </table:table-cell>
          <table:table-cell table:formula="of:=IF(IF(LEFT(TRIM([$Translations.$B6]);LEN([.B$1]))=[.B$1];&quot;Yes&quot;;&quot;No&quot;)=IF(LEFT(TRIM([$Translations.$C6]);LEN([.B$1]))=[.B$1];&quot;Yes&quot;;&quot;No&quot;);&quot;&quot;;&quot;NO&quot;)">
            <text:p/>
          </table:table-cell>
          <table:table-cell table:formula="of:=IF(IF(LEFT(TRIM([$Translations.$B6]);LEN([.C$1]))=[.C$1];&quot;Yes&quot;;&quot;No&quot;)=IF(LEFT(TRIM([$Translations.$C6]);LEN([.C$1]))=[.C$1];&quot;Yes&quot;;&quot;No&quot;);&quot;&quot;;&quot;NO&quot;)">
            <text:p/>
          </table:table-cell>
          <table:table-cell table:formula="of:=IF(IF(LEFT(TRIM([$Translations.$B6]);LEN([.D$1]))=[.D$1];&quot;Yes&quot;;&quot;No&quot;)=IF(LEFT(TRIM([$Translations.$C6]);LEN([.D$1]))=[.D$1];&quot;Yes&quot;;&quot;No&quot;);&quot;&quot;;&quot;NO&quot;)">
            <text:p/>
          </table:table-cell>
          <table:table-cell table:formula="of:=IF(IF(LEFT(TRIM([$Translations.$B6]);LEN([.E$1]))=[.E$1];&quot;Yes&quot;;&quot;No&quot;)=IF(LEFT(TRIM([$Translations.$C6]);LEN([.E$1]))=[.E$1];&quot;Yes&quot;;&quot;No&quot;);&quot;&quot;;&quot;NO&quot;)">
            <text:p/>
          </table:table-cell>
          <table:table-cell table:formula="of:=IF(IF(LEFT(TRIM([$Translations.$B6]);LEN([.F$1]))=[.F$1];&quot;Yes&quot;;&quot;No&quot;)=IF(LEFT(TRIM([$Translations.$C6]);LEN([.F$1]))=[.F$1];&quot;Yes&quot;;&quot;No&quot;);&quot;&quot;;&quot;NO&quot;)">
            <text:p/>
          </table:table-cell>
          <table:table-cell table:formula="of:=IF(IF(LEFT(TRIM([$Translations.$B6]);LEN([.G$1]))=[.G$1];&quot;Yes&quot;;&quot;No&quot;)=IF(LEFT(TRIM([$Translations.$C6]);LEN([.G$1]))=[.G$1];&quot;Yes&quot;;&quot;No&quot;);&quot;&quot;;&quot;NO&quot;)">
            <text:p/>
          </table:table-cell>
        </table:table-row>
        <table:table-row table:style-name="ro8">
          <table:table-cell table:formula="of:=IF(IF(LEFT(TRIM([$Translations.$B7]);LEN([.A$1]))=[.A$1];&quot;Yes&quot;;&quot;No&quot;)=IF(LEFT(TRIM([$Translations.$C7]);LEN([.A$1]))=[.A$1];&quot;Yes&quot;;&quot;No&quot;);&quot;&quot;;&quot;NO&quot;)">
            <text:p/>
          </table:table-cell>
          <table:table-cell table:formula="of:=IF(IF(LEFT(TRIM([$Translations.$B7]);LEN([.B$1]))=[.B$1];&quot;Yes&quot;;&quot;No&quot;)=IF(LEFT(TRIM([$Translations.$C7]);LEN([.B$1]))=[.B$1];&quot;Yes&quot;;&quot;No&quot;);&quot;&quot;;&quot;NO&quot;)">
            <text:p/>
          </table:table-cell>
          <table:table-cell table:formula="of:=IF(IF(LEFT(TRIM([$Translations.$B7]);LEN([.C$1]))=[.C$1];&quot;Yes&quot;;&quot;No&quot;)=IF(LEFT(TRIM([$Translations.$C7]);LEN([.C$1]))=[.C$1];&quot;Yes&quot;;&quot;No&quot;);&quot;&quot;;&quot;NO&quot;)">
            <text:p/>
          </table:table-cell>
          <table:table-cell table:formula="of:=IF(IF(LEFT(TRIM([$Translations.$B7]);LEN([.D$1]))=[.D$1];&quot;Yes&quot;;&quot;No&quot;)=IF(LEFT(TRIM([$Translations.$C7]);LEN([.D$1]))=[.D$1];&quot;Yes&quot;;&quot;No&quot;);&quot;&quot;;&quot;NO&quot;)">
            <text:p/>
          </table:table-cell>
          <table:table-cell table:formula="of:=IF(IF(LEFT(TRIM([$Translations.$B7]);LEN([.E$1]))=[.E$1];&quot;Yes&quot;;&quot;No&quot;)=IF(LEFT(TRIM([$Translations.$C7]);LEN([.E$1]))=[.E$1];&quot;Yes&quot;;&quot;No&quot;);&quot;&quot;;&quot;NO&quot;)">
            <text:p/>
          </table:table-cell>
          <table:table-cell table:formula="of:=IF(IF(LEFT(TRIM([$Translations.$B7]);LEN([.F$1]))=[.F$1];&quot;Yes&quot;;&quot;No&quot;)=IF(LEFT(TRIM([$Translations.$C7]);LEN([.F$1]))=[.F$1];&quot;Yes&quot;;&quot;No&quot;);&quot;&quot;;&quot;NO&quot;)">
            <text:p/>
          </table:table-cell>
          <table:table-cell table:formula="of:=IF(IF(LEFT(TRIM([$Translations.$B7]);LEN([.G$1]))=[.G$1];&quot;Yes&quot;;&quot;No&quot;)=IF(LEFT(TRIM([$Translations.$C7]);LEN([.G$1]))=[.G$1];&quot;Yes&quot;;&quot;No&quot;);&quot;&quot;;&quot;NO&quot;)">
            <text:p/>
          </table:table-cell>
        </table:table-row>
        <table:table-row table:style-name="ro8">
          <table:table-cell table:formula="of:=IF(IF(LEFT(TRIM([$Translations.$B8]);LEN([.A$1]))=[.A$1];&quot;Yes&quot;;&quot;No&quot;)=IF(LEFT(TRIM([$Translations.$C8]);LEN([.A$1]))=[.A$1];&quot;Yes&quot;;&quot;No&quot;);&quot;&quot;;&quot;NO&quot;)">
            <text:p/>
          </table:table-cell>
          <table:table-cell table:formula="of:=IF(IF(LEFT(TRIM([$Translations.$B8]);LEN([.B$1]))=[.B$1];&quot;Yes&quot;;&quot;No&quot;)=IF(LEFT(TRIM([$Translations.$C8]);LEN([.B$1]))=[.B$1];&quot;Yes&quot;;&quot;No&quot;);&quot;&quot;;&quot;NO&quot;)">
            <text:p/>
          </table:table-cell>
          <table:table-cell table:formula="of:=IF(IF(LEFT(TRIM([$Translations.$B8]);LEN([.C$1]))=[.C$1];&quot;Yes&quot;;&quot;No&quot;)=IF(LEFT(TRIM([$Translations.$C8]);LEN([.C$1]))=[.C$1];&quot;Yes&quot;;&quot;No&quot;);&quot;&quot;;&quot;NO&quot;)">
            <text:p/>
          </table:table-cell>
          <table:table-cell table:formula="of:=IF(IF(LEFT(TRIM([$Translations.$B8]);LEN([.D$1]))=[.D$1];&quot;Yes&quot;;&quot;No&quot;)=IF(LEFT(TRIM([$Translations.$C8]);LEN([.D$1]))=[.D$1];&quot;Yes&quot;;&quot;No&quot;);&quot;&quot;;&quot;NO&quot;)">
            <text:p/>
          </table:table-cell>
          <table:table-cell table:formula="of:=IF(IF(LEFT(TRIM([$Translations.$B8]);LEN([.E$1]))=[.E$1];&quot;Yes&quot;;&quot;No&quot;)=IF(LEFT(TRIM([$Translations.$C8]);LEN([.E$1]))=[.E$1];&quot;Yes&quot;;&quot;No&quot;);&quot;&quot;;&quot;NO&quot;)">
            <text:p/>
          </table:table-cell>
          <table:table-cell table:formula="of:=IF(IF(LEFT(TRIM([$Translations.$B8]);LEN([.F$1]))=[.F$1];&quot;Yes&quot;;&quot;No&quot;)=IF(LEFT(TRIM([$Translations.$C8]);LEN([.F$1]))=[.F$1];&quot;Yes&quot;;&quot;No&quot;);&quot;&quot;;&quot;NO&quot;)">
            <text:p/>
          </table:table-cell>
          <table:table-cell table:formula="of:=IF(IF(LEFT(TRIM([$Translations.$B8]);LEN([.G$1]))=[.G$1];&quot;Yes&quot;;&quot;No&quot;)=IF(LEFT(TRIM([$Translations.$C8]);LEN([.G$1]))=[.G$1];&quot;Yes&quot;;&quot;No&quot;);&quot;&quot;;&quot;NO&quot;)">
            <text:p/>
          </table:table-cell>
        </table:table-row>
        <table:table-row table:style-name="ro8">
          <table:table-cell table:formula="of:=IF(IF(LEFT(TRIM([$Translations.$B9]);LEN([.A$1]))=[.A$1];&quot;Yes&quot;;&quot;No&quot;)=IF(LEFT(TRIM([$Translations.$C9]);LEN([.A$1]))=[.A$1];&quot;Yes&quot;;&quot;No&quot;);&quot;&quot;;&quot;NO&quot;)">
            <text:p/>
          </table:table-cell>
          <table:table-cell table:formula="of:=IF(IF(LEFT(TRIM([$Translations.$B9]);LEN([.B$1]))=[.B$1];&quot;Yes&quot;;&quot;No&quot;)=IF(LEFT(TRIM([$Translations.$C9]);LEN([.B$1]))=[.B$1];&quot;Yes&quot;;&quot;No&quot;);&quot;&quot;;&quot;NO&quot;)">
            <text:p/>
          </table:table-cell>
          <table:table-cell table:formula="of:=IF(IF(LEFT(TRIM([$Translations.$B9]);LEN([.C$1]))=[.C$1];&quot;Yes&quot;;&quot;No&quot;)=IF(LEFT(TRIM([$Translations.$C9]);LEN([.C$1]))=[.C$1];&quot;Yes&quot;;&quot;No&quot;);&quot;&quot;;&quot;NO&quot;)">
            <text:p/>
          </table:table-cell>
          <table:table-cell table:formula="of:=IF(IF(LEFT(TRIM([$Translations.$B9]);LEN([.D$1]))=[.D$1];&quot;Yes&quot;;&quot;No&quot;)=IF(LEFT(TRIM([$Translations.$C9]);LEN([.D$1]))=[.D$1];&quot;Yes&quot;;&quot;No&quot;);&quot;&quot;;&quot;NO&quot;)">
            <text:p/>
          </table:table-cell>
          <table:table-cell table:formula="of:=IF(IF(LEFT(TRIM([$Translations.$B9]);LEN([.E$1]))=[.E$1];&quot;Yes&quot;;&quot;No&quot;)=IF(LEFT(TRIM([$Translations.$C9]);LEN([.E$1]))=[.E$1];&quot;Yes&quot;;&quot;No&quot;);&quot;&quot;;&quot;NO&quot;)">
            <text:p/>
          </table:table-cell>
          <table:table-cell table:formula="of:=IF(IF(LEFT(TRIM([$Translations.$B9]);LEN([.F$1]))=[.F$1];&quot;Yes&quot;;&quot;No&quot;)=IF(LEFT(TRIM([$Translations.$C9]);LEN([.F$1]))=[.F$1];&quot;Yes&quot;;&quot;No&quot;);&quot;&quot;;&quot;NO&quot;)">
            <text:p/>
          </table:table-cell>
          <table:table-cell table:formula="of:=IF(IF(LEFT(TRIM([$Translations.$B9]);LEN([.G$1]))=[.G$1];&quot;Yes&quot;;&quot;No&quot;)=IF(LEFT(TRIM([$Translations.$C9]);LEN([.G$1]))=[.G$1];&quot;Yes&quot;;&quot;No&quot;);&quot;&quot;;&quot;NO&quot;)">
            <text:p/>
          </table:table-cell>
        </table:table-row>
        <table:table-row table:style-name="ro8">
          <table:table-cell table:formula="of:=IF(IF(LEFT(TRIM([$Translations.$B10]);LEN([.A$1]))=[.A$1];&quot;Yes&quot;;&quot;No&quot;)=IF(LEFT(TRIM([$Translations.$C10]);LEN([.A$1]))=[.A$1];&quot;Yes&quot;;&quot;No&quot;);&quot;&quot;;&quot;NO&quot;)">
            <text:p/>
          </table:table-cell>
          <table:table-cell table:formula="of:=IF(IF(LEFT(TRIM([$Translations.$B10]);LEN([.B$1]))=[.B$1];&quot;Yes&quot;;&quot;No&quot;)=IF(LEFT(TRIM([$Translations.$C10]);LEN([.B$1]))=[.B$1];&quot;Yes&quot;;&quot;No&quot;);&quot;&quot;;&quot;NO&quot;)">
            <text:p/>
          </table:table-cell>
          <table:table-cell table:formula="of:=IF(IF(LEFT(TRIM([$Translations.$B10]);LEN([.C$1]))=[.C$1];&quot;Yes&quot;;&quot;No&quot;)=IF(LEFT(TRIM([$Translations.$C10]);LEN([.C$1]))=[.C$1];&quot;Yes&quot;;&quot;No&quot;);&quot;&quot;;&quot;NO&quot;)">
            <text:p/>
          </table:table-cell>
          <table:table-cell table:formula="of:=IF(IF(LEFT(TRIM([$Translations.$B10]);LEN([.D$1]))=[.D$1];&quot;Yes&quot;;&quot;No&quot;)=IF(LEFT(TRIM([$Translations.$C10]);LEN([.D$1]))=[.D$1];&quot;Yes&quot;;&quot;No&quot;);&quot;&quot;;&quot;NO&quot;)">
            <text:p/>
          </table:table-cell>
          <table:table-cell table:formula="of:=IF(IF(LEFT(TRIM([$Translations.$B10]);LEN([.E$1]))=[.E$1];&quot;Yes&quot;;&quot;No&quot;)=IF(LEFT(TRIM([$Translations.$C10]);LEN([.E$1]))=[.E$1];&quot;Yes&quot;;&quot;No&quot;);&quot;&quot;;&quot;NO&quot;)">
            <text:p/>
          </table:table-cell>
          <table:table-cell table:formula="of:=IF(IF(LEFT(TRIM([$Translations.$B10]);LEN([.F$1]))=[.F$1];&quot;Yes&quot;;&quot;No&quot;)=IF(LEFT(TRIM([$Translations.$C10]);LEN([.F$1]))=[.F$1];&quot;Yes&quot;;&quot;No&quot;);&quot;&quot;;&quot;NO&quot;)">
            <text:p/>
          </table:table-cell>
          <table:table-cell table:formula="of:=IF(IF(LEFT(TRIM([$Translations.$B10]);LEN([.G$1]))=[.G$1];&quot;Yes&quot;;&quot;No&quot;)=IF(LEFT(TRIM([$Translations.$C10]);LEN([.G$1]))=[.G$1];&quot;Yes&quot;;&quot;No&quot;);&quot;&quot;;&quot;NO&quot;)">
            <text:p/>
          </table:table-cell>
        </table:table-row>
        <table:table-row table:style-name="ro8">
          <table:table-cell table:formula="of:=IF(IF(LEFT(TRIM([$Translations.$B11]);LEN([.A$1]))=[.A$1];&quot;Yes&quot;;&quot;No&quot;)=IF(LEFT(TRIM([$Translations.$C11]);LEN([.A$1]))=[.A$1];&quot;Yes&quot;;&quot;No&quot;);&quot;&quot;;&quot;NO&quot;)">
            <text:p/>
          </table:table-cell>
          <table:table-cell table:formula="of:=IF(IF(LEFT(TRIM([$Translations.$B11]);LEN([.B$1]))=[.B$1];&quot;Yes&quot;;&quot;No&quot;)=IF(LEFT(TRIM([$Translations.$C11]);LEN([.B$1]))=[.B$1];&quot;Yes&quot;;&quot;No&quot;);&quot;&quot;;&quot;NO&quot;)">
            <text:p/>
          </table:table-cell>
          <table:table-cell table:formula="of:=IF(IF(LEFT(TRIM([$Translations.$B11]);LEN([.C$1]))=[.C$1];&quot;Yes&quot;;&quot;No&quot;)=IF(LEFT(TRIM([$Translations.$C11]);LEN([.C$1]))=[.C$1];&quot;Yes&quot;;&quot;No&quot;);&quot;&quot;;&quot;NO&quot;)">
            <text:p/>
          </table:table-cell>
          <table:table-cell table:formula="of:=IF(IF(LEFT(TRIM([$Translations.$B11]);LEN([.D$1]))=[.D$1];&quot;Yes&quot;;&quot;No&quot;)=IF(LEFT(TRIM([$Translations.$C11]);LEN([.D$1]))=[.D$1];&quot;Yes&quot;;&quot;No&quot;);&quot;&quot;;&quot;NO&quot;)">
            <text:p/>
          </table:table-cell>
          <table:table-cell table:formula="of:=IF(IF(LEFT(TRIM([$Translations.$B11]);LEN([.E$1]))=[.E$1];&quot;Yes&quot;;&quot;No&quot;)=IF(LEFT(TRIM([$Translations.$C11]);LEN([.E$1]))=[.E$1];&quot;Yes&quot;;&quot;No&quot;);&quot;&quot;;&quot;NO&quot;)">
            <text:p/>
          </table:table-cell>
          <table:table-cell table:formula="of:=IF(IF(LEFT(TRIM([$Translations.$B11]);LEN([.F$1]))=[.F$1];&quot;Yes&quot;;&quot;No&quot;)=IF(LEFT(TRIM([$Translations.$C11]);LEN([.F$1]))=[.F$1];&quot;Yes&quot;;&quot;No&quot;);&quot;&quot;;&quot;NO&quot;)">
            <text:p/>
          </table:table-cell>
          <table:table-cell table:formula="of:=IF(IF(LEFT(TRIM([$Translations.$B11]);LEN([.G$1]))=[.G$1];&quot;Yes&quot;;&quot;No&quot;)=IF(LEFT(TRIM([$Translations.$C11]);LEN([.G$1]))=[.G$1];&quot;Yes&quot;;&quot;No&quot;);&quot;&quot;;&quot;NO&quot;)">
            <text:p/>
          </table:table-cell>
        </table:table-row>
        <table:table-row table:style-name="ro8">
          <table:table-cell table:formula="of:=IF(IF(LEFT(TRIM([$Translations.$B12]);LEN([.A$1]))=[.A$1];&quot;Yes&quot;;&quot;No&quot;)=IF(LEFT(TRIM([$Translations.$C12]);LEN([.A$1]))=[.A$1];&quot;Yes&quot;;&quot;No&quot;);&quot;&quot;;&quot;NO&quot;)">
            <text:p/>
          </table:table-cell>
          <table:table-cell table:formula="of:=IF(IF(LEFT(TRIM([$Translations.$B12]);LEN([.B$1]))=[.B$1];&quot;Yes&quot;;&quot;No&quot;)=IF(LEFT(TRIM([$Translations.$C12]);LEN([.B$1]))=[.B$1];&quot;Yes&quot;;&quot;No&quot;);&quot;&quot;;&quot;NO&quot;)">
            <text:p/>
          </table:table-cell>
          <table:table-cell table:formula="of:=IF(IF(LEFT(TRIM([$Translations.$B12]);LEN([.C$1]))=[.C$1];&quot;Yes&quot;;&quot;No&quot;)=IF(LEFT(TRIM([$Translations.$C12]);LEN([.C$1]))=[.C$1];&quot;Yes&quot;;&quot;No&quot;);&quot;&quot;;&quot;NO&quot;)">
            <text:p/>
          </table:table-cell>
          <table:table-cell table:formula="of:=IF(IF(LEFT(TRIM([$Translations.$B12]);LEN([.D$1]))=[.D$1];&quot;Yes&quot;;&quot;No&quot;)=IF(LEFT(TRIM([$Translations.$C12]);LEN([.D$1]))=[.D$1];&quot;Yes&quot;;&quot;No&quot;);&quot;&quot;;&quot;NO&quot;)">
            <text:p/>
          </table:table-cell>
          <table:table-cell table:formula="of:=IF(IF(LEFT(TRIM([$Translations.$B12]);LEN([.E$1]))=[.E$1];&quot;Yes&quot;;&quot;No&quot;)=IF(LEFT(TRIM([$Translations.$C12]);LEN([.E$1]))=[.E$1];&quot;Yes&quot;;&quot;No&quot;);&quot;&quot;;&quot;NO&quot;)">
            <text:p/>
          </table:table-cell>
          <table:table-cell table:formula="of:=IF(IF(LEFT(TRIM([$Translations.$B12]);LEN([.F$1]))=[.F$1];&quot;Yes&quot;;&quot;No&quot;)=IF(LEFT(TRIM([$Translations.$C12]);LEN([.F$1]))=[.F$1];&quot;Yes&quot;;&quot;No&quot;);&quot;&quot;;&quot;NO&quot;)">
            <text:p/>
          </table:table-cell>
          <table:table-cell table:formula="of:=IF(IF(LEFT(TRIM([$Translations.$B12]);LEN([.G$1]))=[.G$1];&quot;Yes&quot;;&quot;No&quot;)=IF(LEFT(TRIM([$Translations.$C12]);LEN([.G$1]))=[.G$1];&quot;Yes&quot;;&quot;No&quot;);&quot;&quot;;&quot;NO&quot;)">
            <text:p/>
          </table:table-cell>
        </table:table-row>
        <table:table-row table:style-name="ro8">
          <table:table-cell table:formula="of:=IF(IF(LEFT(TRIM([$Translations.$B13]);LEN([.A$1]))=[.A$1];&quot;Yes&quot;;&quot;No&quot;)=IF(LEFT(TRIM([$Translations.$C13]);LEN([.A$1]))=[.A$1];&quot;Yes&quot;;&quot;No&quot;);&quot;&quot;;&quot;NO&quot;)">
            <text:p/>
          </table:table-cell>
          <table:table-cell table:formula="of:=IF(IF(LEFT(TRIM([$Translations.$B13]);LEN([.B$1]))=[.B$1];&quot;Yes&quot;;&quot;No&quot;)=IF(LEFT(TRIM([$Translations.$C13]);LEN([.B$1]))=[.B$1];&quot;Yes&quot;;&quot;No&quot;);&quot;&quot;;&quot;NO&quot;)">
            <text:p/>
          </table:table-cell>
          <table:table-cell table:formula="of:=IF(IF(LEFT(TRIM([$Translations.$B13]);LEN([.C$1]))=[.C$1];&quot;Yes&quot;;&quot;No&quot;)=IF(LEFT(TRIM([$Translations.$C13]);LEN([.C$1]))=[.C$1];&quot;Yes&quot;;&quot;No&quot;);&quot;&quot;;&quot;NO&quot;)">
            <text:p/>
          </table:table-cell>
          <table:table-cell table:formula="of:=IF(IF(LEFT(TRIM([$Translations.$B13]);LEN([.D$1]))=[.D$1];&quot;Yes&quot;;&quot;No&quot;)=IF(LEFT(TRIM([$Translations.$C13]);LEN([.D$1]))=[.D$1];&quot;Yes&quot;;&quot;No&quot;);&quot;&quot;;&quot;NO&quot;)">
            <text:p/>
          </table:table-cell>
          <table:table-cell table:formula="of:=IF(IF(LEFT(TRIM([$Translations.$B13]);LEN([.E$1]))=[.E$1];&quot;Yes&quot;;&quot;No&quot;)=IF(LEFT(TRIM([$Translations.$C13]);LEN([.E$1]))=[.E$1];&quot;Yes&quot;;&quot;No&quot;);&quot;&quot;;&quot;NO&quot;)">
            <text:p/>
          </table:table-cell>
          <table:table-cell table:formula="of:=IF(IF(LEFT(TRIM([$Translations.$B13]);LEN([.F$1]))=[.F$1];&quot;Yes&quot;;&quot;No&quot;)=IF(LEFT(TRIM([$Translations.$C13]);LEN([.F$1]))=[.F$1];&quot;Yes&quot;;&quot;No&quot;);&quot;&quot;;&quot;NO&quot;)">
            <text:p/>
          </table:table-cell>
          <table:table-cell table:formula="of:=IF(IF(LEFT(TRIM([$Translations.$B13]);LEN([.G$1]))=[.G$1];&quot;Yes&quot;;&quot;No&quot;)=IF(LEFT(TRIM([$Translations.$C13]);LEN([.G$1]))=[.G$1];&quot;Yes&quot;;&quot;No&quot;);&quot;&quot;;&quot;NO&quot;)">
            <text:p/>
          </table:table-cell>
        </table:table-row>
        <table:table-row table:style-name="ro8">
          <table:table-cell table:formula="of:=IF(IF(LEFT(TRIM([$Translations.$B14]);LEN([.A$1]))=[.A$1];&quot;Yes&quot;;&quot;No&quot;)=IF(LEFT(TRIM([$Translations.$C14]);LEN([.A$1]))=[.A$1];&quot;Yes&quot;;&quot;No&quot;);&quot;&quot;;&quot;NO&quot;)">
            <text:p/>
          </table:table-cell>
          <table:table-cell table:formula="of:=IF(IF(LEFT(TRIM([$Translations.$B14]);LEN([.B$1]))=[.B$1];&quot;Yes&quot;;&quot;No&quot;)=IF(LEFT(TRIM([$Translations.$C14]);LEN([.B$1]))=[.B$1];&quot;Yes&quot;;&quot;No&quot;);&quot;&quot;;&quot;NO&quot;)">
            <text:p/>
          </table:table-cell>
          <table:table-cell table:formula="of:=IF(IF(LEFT(TRIM([$Translations.$B14]);LEN([.C$1]))=[.C$1];&quot;Yes&quot;;&quot;No&quot;)=IF(LEFT(TRIM([$Translations.$C14]);LEN([.C$1]))=[.C$1];&quot;Yes&quot;;&quot;No&quot;);&quot;&quot;;&quot;NO&quot;)">
            <text:p/>
          </table:table-cell>
          <table:table-cell table:formula="of:=IF(IF(LEFT(TRIM([$Translations.$B14]);LEN([.D$1]))=[.D$1];&quot;Yes&quot;;&quot;No&quot;)=IF(LEFT(TRIM([$Translations.$C14]);LEN([.D$1]))=[.D$1];&quot;Yes&quot;;&quot;No&quot;);&quot;&quot;;&quot;NO&quot;)">
            <text:p/>
          </table:table-cell>
          <table:table-cell table:formula="of:=IF(IF(LEFT(TRIM([$Translations.$B14]);LEN([.E$1]))=[.E$1];&quot;Yes&quot;;&quot;No&quot;)=IF(LEFT(TRIM([$Translations.$C14]);LEN([.E$1]))=[.E$1];&quot;Yes&quot;;&quot;No&quot;);&quot;&quot;;&quot;NO&quot;)">
            <text:p/>
          </table:table-cell>
          <table:table-cell table:formula="of:=IF(IF(LEFT(TRIM([$Translations.$B14]);LEN([.F$1]))=[.F$1];&quot;Yes&quot;;&quot;No&quot;)=IF(LEFT(TRIM([$Translations.$C14]);LEN([.F$1]))=[.F$1];&quot;Yes&quot;;&quot;No&quot;);&quot;&quot;;&quot;NO&quot;)">
            <text:p/>
          </table:table-cell>
          <table:table-cell table:formula="of:=IF(IF(LEFT(TRIM([$Translations.$B14]);LEN([.G$1]))=[.G$1];&quot;Yes&quot;;&quot;No&quot;)=IF(LEFT(TRIM([$Translations.$C14]);LEN([.G$1]))=[.G$1];&quot;Yes&quot;;&quot;No&quot;);&quot;&quot;;&quot;NO&quot;)">
            <text:p/>
          </table:table-cell>
        </table:table-row>
        <table:table-row table:style-name="ro8">
          <table:table-cell table:formula="of:=IF(IF(LEFT(TRIM([$Translations.$B15]);LEN([.A$1]))=[.A$1];&quot;Yes&quot;;&quot;No&quot;)=IF(LEFT(TRIM([$Translations.$C15]);LEN([.A$1]))=[.A$1];&quot;Yes&quot;;&quot;No&quot;);&quot;&quot;;&quot;NO&quot;)">
            <text:p/>
          </table:table-cell>
          <table:table-cell table:formula="of:=IF(IF(LEFT(TRIM([$Translations.$B15]);LEN([.B$1]))=[.B$1];&quot;Yes&quot;;&quot;No&quot;)=IF(LEFT(TRIM([$Translations.$C15]);LEN([.B$1]))=[.B$1];&quot;Yes&quot;;&quot;No&quot;);&quot;&quot;;&quot;NO&quot;)">
            <text:p/>
          </table:table-cell>
          <table:table-cell table:formula="of:=IF(IF(LEFT(TRIM([$Translations.$B15]);LEN([.C$1]))=[.C$1];&quot;Yes&quot;;&quot;No&quot;)=IF(LEFT(TRIM([$Translations.$C15]);LEN([.C$1]))=[.C$1];&quot;Yes&quot;;&quot;No&quot;);&quot;&quot;;&quot;NO&quot;)">
            <text:p/>
          </table:table-cell>
          <table:table-cell table:formula="of:=IF(IF(LEFT(TRIM([$Translations.$B15]);LEN([.D$1]))=[.D$1];&quot;Yes&quot;;&quot;No&quot;)=IF(LEFT(TRIM([$Translations.$C15]);LEN([.D$1]))=[.D$1];&quot;Yes&quot;;&quot;No&quot;);&quot;&quot;;&quot;NO&quot;)">
            <text:p/>
          </table:table-cell>
          <table:table-cell table:formula="of:=IF(IF(LEFT(TRIM([$Translations.$B15]);LEN([.E$1]))=[.E$1];&quot;Yes&quot;;&quot;No&quot;)=IF(LEFT(TRIM([$Translations.$C15]);LEN([.E$1]))=[.E$1];&quot;Yes&quot;;&quot;No&quot;);&quot;&quot;;&quot;NO&quot;)">
            <text:p/>
          </table:table-cell>
          <table:table-cell table:formula="of:=IF(IF(LEFT(TRIM([$Translations.$B15]);LEN([.F$1]))=[.F$1];&quot;Yes&quot;;&quot;No&quot;)=IF(LEFT(TRIM([$Translations.$C15]);LEN([.F$1]))=[.F$1];&quot;Yes&quot;;&quot;No&quot;);&quot;&quot;;&quot;NO&quot;)">
            <text:p/>
          </table:table-cell>
          <table:table-cell table:formula="of:=IF(IF(LEFT(TRIM([$Translations.$B15]);LEN([.G$1]))=[.G$1];&quot;Yes&quot;;&quot;No&quot;)=IF(LEFT(TRIM([$Translations.$C15]);LEN([.G$1]))=[.G$1];&quot;Yes&quot;;&quot;No&quot;);&quot;&quot;;&quot;NO&quot;)">
            <text:p/>
          </table:table-cell>
        </table:table-row>
        <table:table-row table:style-name="ro8">
          <table:table-cell table:formula="of:=IF(IF(LEFT(TRIM([$Translations.$B16]);LEN([.A$1]))=[.A$1];&quot;Yes&quot;;&quot;No&quot;)=IF(LEFT(TRIM([$Translations.$C16]);LEN([.A$1]))=[.A$1];&quot;Yes&quot;;&quot;No&quot;);&quot;&quot;;&quot;NO&quot;)">
            <text:p/>
          </table:table-cell>
          <table:table-cell table:formula="of:=IF(IF(LEFT(TRIM([$Translations.$B16]);LEN([.B$1]))=[.B$1];&quot;Yes&quot;;&quot;No&quot;)=IF(LEFT(TRIM([$Translations.$C16]);LEN([.B$1]))=[.B$1];&quot;Yes&quot;;&quot;No&quot;);&quot;&quot;;&quot;NO&quot;)">
            <text:p/>
          </table:table-cell>
          <table:table-cell table:formula="of:=IF(IF(LEFT(TRIM([$Translations.$B16]);LEN([.C$1]))=[.C$1];&quot;Yes&quot;;&quot;No&quot;)=IF(LEFT(TRIM([$Translations.$C16]);LEN([.C$1]))=[.C$1];&quot;Yes&quot;;&quot;No&quot;);&quot;&quot;;&quot;NO&quot;)">
            <text:p/>
          </table:table-cell>
          <table:table-cell table:formula="of:=IF(IF(LEFT(TRIM([$Translations.$B16]);LEN([.D$1]))=[.D$1];&quot;Yes&quot;;&quot;No&quot;)=IF(LEFT(TRIM([$Translations.$C16]);LEN([.D$1]))=[.D$1];&quot;Yes&quot;;&quot;No&quot;);&quot;&quot;;&quot;NO&quot;)">
            <text:p/>
          </table:table-cell>
          <table:table-cell table:formula="of:=IF(IF(LEFT(TRIM([$Translations.$B16]);LEN([.E$1]))=[.E$1];&quot;Yes&quot;;&quot;No&quot;)=IF(LEFT(TRIM([$Translations.$C16]);LEN([.E$1]))=[.E$1];&quot;Yes&quot;;&quot;No&quot;);&quot;&quot;;&quot;NO&quot;)">
            <text:p/>
          </table:table-cell>
          <table:table-cell table:formula="of:=IF(IF(LEFT(TRIM([$Translations.$B16]);LEN([.F$1]))=[.F$1];&quot;Yes&quot;;&quot;No&quot;)=IF(LEFT(TRIM([$Translations.$C16]);LEN([.F$1]))=[.F$1];&quot;Yes&quot;;&quot;No&quot;);&quot;&quot;;&quot;NO&quot;)">
            <text:p/>
          </table:table-cell>
          <table:table-cell table:formula="of:=IF(IF(LEFT(TRIM([$Translations.$B16]);LEN([.G$1]))=[.G$1];&quot;Yes&quot;;&quot;No&quot;)=IF(LEFT(TRIM([$Translations.$C16]);LEN([.G$1]))=[.G$1];&quot;Yes&quot;;&quot;No&quot;);&quot;&quot;;&quot;NO&quot;)">
            <text:p/>
          </table:table-cell>
        </table:table-row>
        <table:table-row table:style-name="ro8">
          <table:table-cell table:formula="of:=IF(IF(LEFT(TRIM([$Translations.$B17]);LEN([.A$1]))=[.A$1];&quot;Yes&quot;;&quot;No&quot;)=IF(LEFT(TRIM([$Translations.$C17]);LEN([.A$1]))=[.A$1];&quot;Yes&quot;;&quot;No&quot;);&quot;&quot;;&quot;NO&quot;)">
            <text:p/>
          </table:table-cell>
          <table:table-cell table:formula="of:=IF(IF(LEFT(TRIM([$Translations.$B17]);LEN([.B$1]))=[.B$1];&quot;Yes&quot;;&quot;No&quot;)=IF(LEFT(TRIM([$Translations.$C17]);LEN([.B$1]))=[.B$1];&quot;Yes&quot;;&quot;No&quot;);&quot;&quot;;&quot;NO&quot;)">
            <text:p/>
          </table:table-cell>
          <table:table-cell table:formula="of:=IF(IF(LEFT(TRIM([$Translations.$B17]);LEN([.C$1]))=[.C$1];&quot;Yes&quot;;&quot;No&quot;)=IF(LEFT(TRIM([$Translations.$C17]);LEN([.C$1]))=[.C$1];&quot;Yes&quot;;&quot;No&quot;);&quot;&quot;;&quot;NO&quot;)">
            <text:p/>
          </table:table-cell>
          <table:table-cell table:formula="of:=IF(IF(LEFT(TRIM([$Translations.$B17]);LEN([.D$1]))=[.D$1];&quot;Yes&quot;;&quot;No&quot;)=IF(LEFT(TRIM([$Translations.$C17]);LEN([.D$1]))=[.D$1];&quot;Yes&quot;;&quot;No&quot;);&quot;&quot;;&quot;NO&quot;)">
            <text:p/>
          </table:table-cell>
          <table:table-cell table:formula="of:=IF(IF(LEFT(TRIM([$Translations.$B17]);LEN([.E$1]))=[.E$1];&quot;Yes&quot;;&quot;No&quot;)=IF(LEFT(TRIM([$Translations.$C17]);LEN([.E$1]))=[.E$1];&quot;Yes&quot;;&quot;No&quot;);&quot;&quot;;&quot;NO&quot;)">
            <text:p/>
          </table:table-cell>
          <table:table-cell table:formula="of:=IF(IF(LEFT(TRIM([$Translations.$B17]);LEN([.F$1]))=[.F$1];&quot;Yes&quot;;&quot;No&quot;)=IF(LEFT(TRIM([$Translations.$C17]);LEN([.F$1]))=[.F$1];&quot;Yes&quot;;&quot;No&quot;);&quot;&quot;;&quot;NO&quot;)">
            <text:p/>
          </table:table-cell>
          <table:table-cell table:formula="of:=IF(IF(LEFT(TRIM([$Translations.$B17]);LEN([.G$1]))=[.G$1];&quot;Yes&quot;;&quot;No&quot;)=IF(LEFT(TRIM([$Translations.$C17]);LEN([.G$1]))=[.G$1];&quot;Yes&quot;;&quot;No&quot;);&quot;&quot;;&quot;NO&quot;)">
            <text:p/>
          </table:table-cell>
        </table:table-row>
        <table:table-row table:style-name="ro8">
          <table:table-cell table:formula="of:=IF(IF(LEFT(TRIM([$Translations.$B18]);LEN([.A$1]))=[.A$1];&quot;Yes&quot;;&quot;No&quot;)=IF(LEFT(TRIM([$Translations.$C18]);LEN([.A$1]))=[.A$1];&quot;Yes&quot;;&quot;No&quot;);&quot;&quot;;&quot;NO&quot;)">
            <text:p/>
          </table:table-cell>
          <table:table-cell table:formula="of:=IF(IF(LEFT(TRIM([$Translations.$B18]);LEN([.B$1]))=[.B$1];&quot;Yes&quot;;&quot;No&quot;)=IF(LEFT(TRIM([$Translations.$C18]);LEN([.B$1]))=[.B$1];&quot;Yes&quot;;&quot;No&quot;);&quot;&quot;;&quot;NO&quot;)">
            <text:p/>
          </table:table-cell>
          <table:table-cell table:formula="of:=IF(IF(LEFT(TRIM([$Translations.$B18]);LEN([.C$1]))=[.C$1];&quot;Yes&quot;;&quot;No&quot;)=IF(LEFT(TRIM([$Translations.$C18]);LEN([.C$1]))=[.C$1];&quot;Yes&quot;;&quot;No&quot;);&quot;&quot;;&quot;NO&quot;)">
            <text:p/>
          </table:table-cell>
          <table:table-cell table:formula="of:=IF(IF(LEFT(TRIM([$Translations.$B18]);LEN([.D$1]))=[.D$1];&quot;Yes&quot;;&quot;No&quot;)=IF(LEFT(TRIM([$Translations.$C18]);LEN([.D$1]))=[.D$1];&quot;Yes&quot;;&quot;No&quot;);&quot;&quot;;&quot;NO&quot;)">
            <text:p/>
          </table:table-cell>
          <table:table-cell table:formula="of:=IF(IF(LEFT(TRIM([$Translations.$B18]);LEN([.E$1]))=[.E$1];&quot;Yes&quot;;&quot;No&quot;)=IF(LEFT(TRIM([$Translations.$C18]);LEN([.E$1]))=[.E$1];&quot;Yes&quot;;&quot;No&quot;);&quot;&quot;;&quot;NO&quot;)">
            <text:p/>
          </table:table-cell>
          <table:table-cell table:formula="of:=IF(IF(LEFT(TRIM([$Translations.$B18]);LEN([.F$1]))=[.F$1];&quot;Yes&quot;;&quot;No&quot;)=IF(LEFT(TRIM([$Translations.$C18]);LEN([.F$1]))=[.F$1];&quot;Yes&quot;;&quot;No&quot;);&quot;&quot;;&quot;NO&quot;)">
            <text:p/>
          </table:table-cell>
          <table:table-cell table:formula="of:=IF(IF(LEFT(TRIM([$Translations.$B18]);LEN([.G$1]))=[.G$1];&quot;Yes&quot;;&quot;No&quot;)=IF(LEFT(TRIM([$Translations.$C18]);LEN([.G$1]))=[.G$1];&quot;Yes&quot;;&quot;No&quot;);&quot;&quot;;&quot;NO&quot;)">
            <text:p/>
          </table:table-cell>
        </table:table-row>
        <table:table-row table:style-name="ro8">
          <table:table-cell table:formula="of:=IF(IF(LEFT(TRIM([$Translations.$B19]);LEN([.A$1]))=[.A$1];&quot;Yes&quot;;&quot;No&quot;)=IF(LEFT(TRIM([$Translations.$C19]);LEN([.A$1]))=[.A$1];&quot;Yes&quot;;&quot;No&quot;);&quot;&quot;;&quot;NO&quot;)">
            <text:p/>
          </table:table-cell>
          <table:table-cell table:formula="of:=IF(IF(LEFT(TRIM([$Translations.$B19]);LEN([.B$1]))=[.B$1];&quot;Yes&quot;;&quot;No&quot;)=IF(LEFT(TRIM([$Translations.$C19]);LEN([.B$1]))=[.B$1];&quot;Yes&quot;;&quot;No&quot;);&quot;&quot;;&quot;NO&quot;)">
            <text:p/>
          </table:table-cell>
          <table:table-cell table:formula="of:=IF(IF(LEFT(TRIM([$Translations.$B19]);LEN([.C$1]))=[.C$1];&quot;Yes&quot;;&quot;No&quot;)=IF(LEFT(TRIM([$Translations.$C19]);LEN([.C$1]))=[.C$1];&quot;Yes&quot;;&quot;No&quot;);&quot;&quot;;&quot;NO&quot;)">
            <text:p/>
          </table:table-cell>
          <table:table-cell table:formula="of:=IF(IF(LEFT(TRIM([$Translations.$B19]);LEN([.D$1]))=[.D$1];&quot;Yes&quot;;&quot;No&quot;)=IF(LEFT(TRIM([$Translations.$C19]);LEN([.D$1]))=[.D$1];&quot;Yes&quot;;&quot;No&quot;);&quot;&quot;;&quot;NO&quot;)">
            <text:p/>
          </table:table-cell>
          <table:table-cell table:formula="of:=IF(IF(LEFT(TRIM([$Translations.$B19]);LEN([.E$1]))=[.E$1];&quot;Yes&quot;;&quot;No&quot;)=IF(LEFT(TRIM([$Translations.$C19]);LEN([.E$1]))=[.E$1];&quot;Yes&quot;;&quot;No&quot;);&quot;&quot;;&quot;NO&quot;)">
            <text:p/>
          </table:table-cell>
          <table:table-cell table:formula="of:=IF(IF(LEFT(TRIM([$Translations.$B19]);LEN([.F$1]))=[.F$1];&quot;Yes&quot;;&quot;No&quot;)=IF(LEFT(TRIM([$Translations.$C19]);LEN([.F$1]))=[.F$1];&quot;Yes&quot;;&quot;No&quot;);&quot;&quot;;&quot;NO&quot;)">
            <text:p/>
          </table:table-cell>
          <table:table-cell table:formula="of:=IF(IF(LEFT(TRIM([$Translations.$B19]);LEN([.G$1]))=[.G$1];&quot;Yes&quot;;&quot;No&quot;)=IF(LEFT(TRIM([$Translations.$C19]);LEN([.G$1]))=[.G$1];&quot;Yes&quot;;&quot;No&quot;);&quot;&quot;;&quot;NO&quot;)">
            <text:p/>
          </table:table-cell>
        </table:table-row>
        <table:table-row table:style-name="ro8">
          <table:table-cell table:formula="of:=IF(IF(LEFT(TRIM([$Translations.$B20]);LEN([.A$1]))=[.A$1];&quot;Yes&quot;;&quot;No&quot;)=IF(LEFT(TRIM([$Translations.$C20]);LEN([.A$1]))=[.A$1];&quot;Yes&quot;;&quot;No&quot;);&quot;&quot;;&quot;NO&quot;)">
            <text:p/>
          </table:table-cell>
          <table:table-cell table:formula="of:=IF(IF(LEFT(TRIM([$Translations.$B20]);LEN([.B$1]))=[.B$1];&quot;Yes&quot;;&quot;No&quot;)=IF(LEFT(TRIM([$Translations.$C20]);LEN([.B$1]))=[.B$1];&quot;Yes&quot;;&quot;No&quot;);&quot;&quot;;&quot;NO&quot;)">
            <text:p/>
          </table:table-cell>
          <table:table-cell table:formula="of:=IF(IF(LEFT(TRIM([$Translations.$B20]);LEN([.C$1]))=[.C$1];&quot;Yes&quot;;&quot;No&quot;)=IF(LEFT(TRIM([$Translations.$C20]);LEN([.C$1]))=[.C$1];&quot;Yes&quot;;&quot;No&quot;);&quot;&quot;;&quot;NO&quot;)">
            <text:p/>
          </table:table-cell>
          <table:table-cell table:formula="of:=IF(IF(LEFT(TRIM([$Translations.$B20]);LEN([.D$1]))=[.D$1];&quot;Yes&quot;;&quot;No&quot;)=IF(LEFT(TRIM([$Translations.$C20]);LEN([.D$1]))=[.D$1];&quot;Yes&quot;;&quot;No&quot;);&quot;&quot;;&quot;NO&quot;)">
            <text:p/>
          </table:table-cell>
          <table:table-cell table:formula="of:=IF(IF(LEFT(TRIM([$Translations.$B20]);LEN([.E$1]))=[.E$1];&quot;Yes&quot;;&quot;No&quot;)=IF(LEFT(TRIM([$Translations.$C20]);LEN([.E$1]))=[.E$1];&quot;Yes&quot;;&quot;No&quot;);&quot;&quot;;&quot;NO&quot;)">
            <text:p/>
          </table:table-cell>
          <table:table-cell table:formula="of:=IF(IF(LEFT(TRIM([$Translations.$B20]);LEN([.F$1]))=[.F$1];&quot;Yes&quot;;&quot;No&quot;)=IF(LEFT(TRIM([$Translations.$C20]);LEN([.F$1]))=[.F$1];&quot;Yes&quot;;&quot;No&quot;);&quot;&quot;;&quot;NO&quot;)">
            <text:p/>
          </table:table-cell>
          <table:table-cell table:formula="of:=IF(IF(LEFT(TRIM([$Translations.$B20]);LEN([.G$1]))=[.G$1];&quot;Yes&quot;;&quot;No&quot;)=IF(LEFT(TRIM([$Translations.$C20]);LEN([.G$1]))=[.G$1];&quot;Yes&quot;;&quot;No&quot;);&quot;&quot;;&quot;NO&quot;)">
            <text:p/>
          </table:table-cell>
        </table:table-row>
        <table:table-row table:style-name="ro8">
          <table:table-cell table:formula="of:=IF(IF(LEFT(TRIM([$Translations.$B21]);LEN([.A$1]))=[.A$1];&quot;Yes&quot;;&quot;No&quot;)=IF(LEFT(TRIM([$Translations.$C21]);LEN([.A$1]))=[.A$1];&quot;Yes&quot;;&quot;No&quot;);&quot;&quot;;&quot;NO&quot;)">
            <text:p/>
          </table:table-cell>
          <table:table-cell table:formula="of:=IF(IF(LEFT(TRIM([$Translations.$B21]);LEN([.B$1]))=[.B$1];&quot;Yes&quot;;&quot;No&quot;)=IF(LEFT(TRIM([$Translations.$C21]);LEN([.B$1]))=[.B$1];&quot;Yes&quot;;&quot;No&quot;);&quot;&quot;;&quot;NO&quot;)">
            <text:p/>
          </table:table-cell>
          <table:table-cell table:formula="of:=IF(IF(LEFT(TRIM([$Translations.$B21]);LEN([.C$1]))=[.C$1];&quot;Yes&quot;;&quot;No&quot;)=IF(LEFT(TRIM([$Translations.$C21]);LEN([.C$1]))=[.C$1];&quot;Yes&quot;;&quot;No&quot;);&quot;&quot;;&quot;NO&quot;)">
            <text:p/>
          </table:table-cell>
          <table:table-cell table:formula="of:=IF(IF(LEFT(TRIM([$Translations.$B21]);LEN([.D$1]))=[.D$1];&quot;Yes&quot;;&quot;No&quot;)=IF(LEFT(TRIM([$Translations.$C21]);LEN([.D$1]))=[.D$1];&quot;Yes&quot;;&quot;No&quot;);&quot;&quot;;&quot;NO&quot;)">
            <text:p/>
          </table:table-cell>
          <table:table-cell table:formula="of:=IF(IF(LEFT(TRIM([$Translations.$B21]);LEN([.E$1]))=[.E$1];&quot;Yes&quot;;&quot;No&quot;)=IF(LEFT(TRIM([$Translations.$C21]);LEN([.E$1]))=[.E$1];&quot;Yes&quot;;&quot;No&quot;);&quot;&quot;;&quot;NO&quot;)">
            <text:p/>
          </table:table-cell>
          <table:table-cell table:formula="of:=IF(IF(LEFT(TRIM([$Translations.$B21]);LEN([.F$1]))=[.F$1];&quot;Yes&quot;;&quot;No&quot;)=IF(LEFT(TRIM([$Translations.$C21]);LEN([.F$1]))=[.F$1];&quot;Yes&quot;;&quot;No&quot;);&quot;&quot;;&quot;NO&quot;)">
            <text:p/>
          </table:table-cell>
          <table:table-cell table:formula="of:=IF(IF(LEFT(TRIM([$Translations.$B21]);LEN([.G$1]))=[.G$1];&quot;Yes&quot;;&quot;No&quot;)=IF(LEFT(TRIM([$Translations.$C21]);LEN([.G$1]))=[.G$1];&quot;Yes&quot;;&quot;No&quot;);&quot;&quot;;&quot;NO&quot;)">
            <text:p/>
          </table:table-cell>
        </table:table-row>
        <table:table-row table:style-name="ro8">
          <table:table-cell table:formula="of:=IF(IF(LEFT(TRIM([$Translations.$B22]);LEN([.A$1]))=[.A$1];&quot;Yes&quot;;&quot;No&quot;)=IF(LEFT(TRIM([$Translations.$C22]);LEN([.A$1]))=[.A$1];&quot;Yes&quot;;&quot;No&quot;);&quot;&quot;;&quot;NO&quot;)">
            <text:p/>
          </table:table-cell>
          <table:table-cell table:formula="of:=IF(IF(LEFT(TRIM([$Translations.$B22]);LEN([.B$1]))=[.B$1];&quot;Yes&quot;;&quot;No&quot;)=IF(LEFT(TRIM([$Translations.$C22]);LEN([.B$1]))=[.B$1];&quot;Yes&quot;;&quot;No&quot;);&quot;&quot;;&quot;NO&quot;)">
            <text:p/>
          </table:table-cell>
          <table:table-cell table:formula="of:=IF(IF(LEFT(TRIM([$Translations.$B22]);LEN([.C$1]))=[.C$1];&quot;Yes&quot;;&quot;No&quot;)=IF(LEFT(TRIM([$Translations.$C22]);LEN([.C$1]))=[.C$1];&quot;Yes&quot;;&quot;No&quot;);&quot;&quot;;&quot;NO&quot;)">
            <text:p/>
          </table:table-cell>
          <table:table-cell table:formula="of:=IF(IF(LEFT(TRIM([$Translations.$B22]);LEN([.D$1]))=[.D$1];&quot;Yes&quot;;&quot;No&quot;)=IF(LEFT(TRIM([$Translations.$C22]);LEN([.D$1]))=[.D$1];&quot;Yes&quot;;&quot;No&quot;);&quot;&quot;;&quot;NO&quot;)">
            <text:p/>
          </table:table-cell>
          <table:table-cell table:formula="of:=IF(IF(LEFT(TRIM([$Translations.$B22]);LEN([.E$1]))=[.E$1];&quot;Yes&quot;;&quot;No&quot;)=IF(LEFT(TRIM([$Translations.$C22]);LEN([.E$1]))=[.E$1];&quot;Yes&quot;;&quot;No&quot;);&quot;&quot;;&quot;NO&quot;)">
            <text:p/>
          </table:table-cell>
          <table:table-cell table:formula="of:=IF(IF(LEFT(TRIM([$Translations.$B22]);LEN([.F$1]))=[.F$1];&quot;Yes&quot;;&quot;No&quot;)=IF(LEFT(TRIM([$Translations.$C22]);LEN([.F$1]))=[.F$1];&quot;Yes&quot;;&quot;No&quot;);&quot;&quot;;&quot;NO&quot;)">
            <text:p/>
          </table:table-cell>
          <table:table-cell table:formula="of:=IF(IF(LEFT(TRIM([$Translations.$B22]);LEN([.G$1]))=[.G$1];&quot;Yes&quot;;&quot;No&quot;)=IF(LEFT(TRIM([$Translations.$C22]);LEN([.G$1]))=[.G$1];&quot;Yes&quot;;&quot;No&quot;);&quot;&quot;;&quot;NO&quot;)">
            <text:p/>
          </table:table-cell>
        </table:table-row>
        <table:table-row table:style-name="ro8">
          <table:table-cell table:formula="of:=IF(IF(LEFT(TRIM([$Translations.$B23]);LEN([.A$1]))=[.A$1];&quot;Yes&quot;;&quot;No&quot;)=IF(LEFT(TRIM([$Translations.$C23]);LEN([.A$1]))=[.A$1];&quot;Yes&quot;;&quot;No&quot;);&quot;&quot;;&quot;NO&quot;)">
            <text:p/>
          </table:table-cell>
          <table:table-cell table:formula="of:=IF(IF(LEFT(TRIM([$Translations.$B23]);LEN([.B$1]))=[.B$1];&quot;Yes&quot;;&quot;No&quot;)=IF(LEFT(TRIM([$Translations.$C23]);LEN([.B$1]))=[.B$1];&quot;Yes&quot;;&quot;No&quot;);&quot;&quot;;&quot;NO&quot;)">
            <text:p/>
          </table:table-cell>
          <table:table-cell table:formula="of:=IF(IF(LEFT(TRIM([$Translations.$B23]);LEN([.C$1]))=[.C$1];&quot;Yes&quot;;&quot;No&quot;)=IF(LEFT(TRIM([$Translations.$C23]);LEN([.C$1]))=[.C$1];&quot;Yes&quot;;&quot;No&quot;);&quot;&quot;;&quot;NO&quot;)">
            <text:p/>
          </table:table-cell>
          <table:table-cell table:formula="of:=IF(IF(LEFT(TRIM([$Translations.$B23]);LEN([.D$1]))=[.D$1];&quot;Yes&quot;;&quot;No&quot;)=IF(LEFT(TRIM([$Translations.$C23]);LEN([.D$1]))=[.D$1];&quot;Yes&quot;;&quot;No&quot;);&quot;&quot;;&quot;NO&quot;)">
            <text:p/>
          </table:table-cell>
          <table:table-cell table:formula="of:=IF(IF(LEFT(TRIM([$Translations.$B23]);LEN([.E$1]))=[.E$1];&quot;Yes&quot;;&quot;No&quot;)=IF(LEFT(TRIM([$Translations.$C23]);LEN([.E$1]))=[.E$1];&quot;Yes&quot;;&quot;No&quot;);&quot;&quot;;&quot;NO&quot;)">
            <text:p/>
          </table:table-cell>
          <table:table-cell table:formula="of:=IF(IF(LEFT(TRIM([$Translations.$B23]);LEN([.F$1]))=[.F$1];&quot;Yes&quot;;&quot;No&quot;)=IF(LEFT(TRIM([$Translations.$C23]);LEN([.F$1]))=[.F$1];&quot;Yes&quot;;&quot;No&quot;);&quot;&quot;;&quot;NO&quot;)">
            <text:p/>
          </table:table-cell>
          <table:table-cell table:formula="of:=IF(IF(LEFT(TRIM([$Translations.$B23]);LEN([.G$1]))=[.G$1];&quot;Yes&quot;;&quot;No&quot;)=IF(LEFT(TRIM([$Translations.$C23]);LEN([.G$1]))=[.G$1];&quot;Yes&quot;;&quot;No&quot;);&quot;&quot;;&quot;NO&quot;)">
            <text:p/>
          </table:table-cell>
        </table:table-row>
        <table:table-row table:style-name="ro8">
          <table:table-cell table:formula="of:=IF(IF(LEFT(TRIM([$Translations.$B24]);LEN([.A$1]))=[.A$1];&quot;Yes&quot;;&quot;No&quot;)=IF(LEFT(TRIM([$Translations.$C24]);LEN([.A$1]))=[.A$1];&quot;Yes&quot;;&quot;No&quot;);&quot;&quot;;&quot;NO&quot;)">
            <text:p/>
          </table:table-cell>
          <table:table-cell table:formula="of:=IF(IF(LEFT(TRIM([$Translations.$B24]);LEN([.B$1]))=[.B$1];&quot;Yes&quot;;&quot;No&quot;)=IF(LEFT(TRIM([$Translations.$C24]);LEN([.B$1]))=[.B$1];&quot;Yes&quot;;&quot;No&quot;);&quot;&quot;;&quot;NO&quot;)">
            <text:p/>
          </table:table-cell>
          <table:table-cell table:formula="of:=IF(IF(LEFT(TRIM([$Translations.$B24]);LEN([.C$1]))=[.C$1];&quot;Yes&quot;;&quot;No&quot;)=IF(LEFT(TRIM([$Translations.$C24]);LEN([.C$1]))=[.C$1];&quot;Yes&quot;;&quot;No&quot;);&quot;&quot;;&quot;NO&quot;)">
            <text:p/>
          </table:table-cell>
          <table:table-cell table:formula="of:=IF(IF(LEFT(TRIM([$Translations.$B24]);LEN([.D$1]))=[.D$1];&quot;Yes&quot;;&quot;No&quot;)=IF(LEFT(TRIM([$Translations.$C24]);LEN([.D$1]))=[.D$1];&quot;Yes&quot;;&quot;No&quot;);&quot;&quot;;&quot;NO&quot;)">
            <text:p/>
          </table:table-cell>
          <table:table-cell table:formula="of:=IF(IF(LEFT(TRIM([$Translations.$B24]);LEN([.E$1]))=[.E$1];&quot;Yes&quot;;&quot;No&quot;)=IF(LEFT(TRIM([$Translations.$C24]);LEN([.E$1]))=[.E$1];&quot;Yes&quot;;&quot;No&quot;);&quot;&quot;;&quot;NO&quot;)">
            <text:p/>
          </table:table-cell>
          <table:table-cell table:formula="of:=IF(IF(LEFT(TRIM([$Translations.$B24]);LEN([.F$1]))=[.F$1];&quot;Yes&quot;;&quot;No&quot;)=IF(LEFT(TRIM([$Translations.$C24]);LEN([.F$1]))=[.F$1];&quot;Yes&quot;;&quot;No&quot;);&quot;&quot;;&quot;NO&quot;)">
            <text:p/>
          </table:table-cell>
          <table:table-cell table:formula="of:=IF(IF(LEFT(TRIM([$Translations.$B24]);LEN([.G$1]))=[.G$1];&quot;Yes&quot;;&quot;No&quot;)=IF(LEFT(TRIM([$Translations.$C24]);LEN([.G$1]))=[.G$1];&quot;Yes&quot;;&quot;No&quot;);&quot;&quot;;&quot;NO&quot;)">
            <text:p/>
          </table:table-cell>
        </table:table-row>
        <table:table-row table:style-name="ro8">
          <table:table-cell table:formula="of:=IF(IF(LEFT(TRIM([$Translations.$B25]);LEN([.A$1]))=[.A$1];&quot;Yes&quot;;&quot;No&quot;)=IF(LEFT(TRIM([$Translations.$C25]);LEN([.A$1]))=[.A$1];&quot;Yes&quot;;&quot;No&quot;);&quot;&quot;;&quot;NO&quot;)">
            <text:p/>
          </table:table-cell>
          <table:table-cell table:formula="of:=IF(IF(LEFT(TRIM([$Translations.$B25]);LEN([.B$1]))=[.B$1];&quot;Yes&quot;;&quot;No&quot;)=IF(LEFT(TRIM([$Translations.$C25]);LEN([.B$1]))=[.B$1];&quot;Yes&quot;;&quot;No&quot;);&quot;&quot;;&quot;NO&quot;)">
            <text:p/>
          </table:table-cell>
          <table:table-cell table:formula="of:=IF(IF(LEFT(TRIM([$Translations.$B25]);LEN([.C$1]))=[.C$1];&quot;Yes&quot;;&quot;No&quot;)=IF(LEFT(TRIM([$Translations.$C25]);LEN([.C$1]))=[.C$1];&quot;Yes&quot;;&quot;No&quot;);&quot;&quot;;&quot;NO&quot;)">
            <text:p/>
          </table:table-cell>
          <table:table-cell table:formula="of:=IF(IF(LEFT(TRIM([$Translations.$B25]);LEN([.D$1]))=[.D$1];&quot;Yes&quot;;&quot;No&quot;)=IF(LEFT(TRIM([$Translations.$C25]);LEN([.D$1]))=[.D$1];&quot;Yes&quot;;&quot;No&quot;);&quot;&quot;;&quot;NO&quot;)">
            <text:p/>
          </table:table-cell>
          <table:table-cell table:formula="of:=IF(IF(LEFT(TRIM([$Translations.$B25]);LEN([.E$1]))=[.E$1];&quot;Yes&quot;;&quot;No&quot;)=IF(LEFT(TRIM([$Translations.$C25]);LEN([.E$1]))=[.E$1];&quot;Yes&quot;;&quot;No&quot;);&quot;&quot;;&quot;NO&quot;)">
            <text:p/>
          </table:table-cell>
          <table:table-cell table:formula="of:=IF(IF(LEFT(TRIM([$Translations.$B25]);LEN([.F$1]))=[.F$1];&quot;Yes&quot;;&quot;No&quot;)=IF(LEFT(TRIM([$Translations.$C25]);LEN([.F$1]))=[.F$1];&quot;Yes&quot;;&quot;No&quot;);&quot;&quot;;&quot;NO&quot;)">
            <text:p/>
          </table:table-cell>
          <table:table-cell table:formula="of:=IF(IF(LEFT(TRIM([$Translations.$B25]);LEN([.G$1]))=[.G$1];&quot;Yes&quot;;&quot;No&quot;)=IF(LEFT(TRIM([$Translations.$C25]);LEN([.G$1]))=[.G$1];&quot;Yes&quot;;&quot;No&quot;);&quot;&quot;;&quot;NO&quot;)">
            <text:p/>
          </table:table-cell>
        </table:table-row>
        <table:table-row table:style-name="ro8">
          <table:table-cell table:formula="of:=IF(IF(LEFT(TRIM([$Translations.$B26]);LEN([.A$1]))=[.A$1];&quot;Yes&quot;;&quot;No&quot;)=IF(LEFT(TRIM([$Translations.$C26]);LEN([.A$1]))=[.A$1];&quot;Yes&quot;;&quot;No&quot;);&quot;&quot;;&quot;NO&quot;)">
            <text:p/>
          </table:table-cell>
          <table:table-cell table:formula="of:=IF(IF(LEFT(TRIM([$Translations.$B26]);LEN([.B$1]))=[.B$1];&quot;Yes&quot;;&quot;No&quot;)=IF(LEFT(TRIM([$Translations.$C26]);LEN([.B$1]))=[.B$1];&quot;Yes&quot;;&quot;No&quot;);&quot;&quot;;&quot;NO&quot;)">
            <text:p/>
          </table:table-cell>
          <table:table-cell table:formula="of:=IF(IF(LEFT(TRIM([$Translations.$B26]);LEN([.C$1]))=[.C$1];&quot;Yes&quot;;&quot;No&quot;)=IF(LEFT(TRIM([$Translations.$C26]);LEN([.C$1]))=[.C$1];&quot;Yes&quot;;&quot;No&quot;);&quot;&quot;;&quot;NO&quot;)">
            <text:p/>
          </table:table-cell>
          <table:table-cell table:formula="of:=IF(IF(LEFT(TRIM([$Translations.$B26]);LEN([.D$1]))=[.D$1];&quot;Yes&quot;;&quot;No&quot;)=IF(LEFT(TRIM([$Translations.$C26]);LEN([.D$1]))=[.D$1];&quot;Yes&quot;;&quot;No&quot;);&quot;&quot;;&quot;NO&quot;)">
            <text:p/>
          </table:table-cell>
          <table:table-cell table:formula="of:=IF(IF(LEFT(TRIM([$Translations.$B26]);LEN([.E$1]))=[.E$1];&quot;Yes&quot;;&quot;No&quot;)=IF(LEFT(TRIM([$Translations.$C26]);LEN([.E$1]))=[.E$1];&quot;Yes&quot;;&quot;No&quot;);&quot;&quot;;&quot;NO&quot;)">
            <text:p/>
          </table:table-cell>
          <table:table-cell table:formula="of:=IF(IF(LEFT(TRIM([$Translations.$B26]);LEN([.F$1]))=[.F$1];&quot;Yes&quot;;&quot;No&quot;)=IF(LEFT(TRIM([$Translations.$C26]);LEN([.F$1]))=[.F$1];&quot;Yes&quot;;&quot;No&quot;);&quot;&quot;;&quot;NO&quot;)">
            <text:p/>
          </table:table-cell>
          <table:table-cell table:formula="of:=IF(IF(LEFT(TRIM([$Translations.$B26]);LEN([.G$1]))=[.G$1];&quot;Yes&quot;;&quot;No&quot;)=IF(LEFT(TRIM([$Translations.$C26]);LEN([.G$1]))=[.G$1];&quot;Yes&quot;;&quot;No&quot;);&quot;&quot;;&quot;NO&quot;)">
            <text:p/>
          </table:table-cell>
        </table:table-row>
        <table:table-row table:style-name="ro8">
          <table:table-cell table:formula="of:=IF(IF(LEFT(TRIM([$Translations.$B27]);LEN([.A$1]))=[.A$1];&quot;Yes&quot;;&quot;No&quot;)=IF(LEFT(TRIM([$Translations.$C27]);LEN([.A$1]))=[.A$1];&quot;Yes&quot;;&quot;No&quot;);&quot;&quot;;&quot;NO&quot;)">
            <text:p/>
          </table:table-cell>
          <table:table-cell table:formula="of:=IF(IF(LEFT(TRIM([$Translations.$B27]);LEN([.B$1]))=[.B$1];&quot;Yes&quot;;&quot;No&quot;)=IF(LEFT(TRIM([$Translations.$C27]);LEN([.B$1]))=[.B$1];&quot;Yes&quot;;&quot;No&quot;);&quot;&quot;;&quot;NO&quot;)">
            <text:p/>
          </table:table-cell>
          <table:table-cell table:formula="of:=IF(IF(LEFT(TRIM([$Translations.$B27]);LEN([.C$1]))=[.C$1];&quot;Yes&quot;;&quot;No&quot;)=IF(LEFT(TRIM([$Translations.$C27]);LEN([.C$1]))=[.C$1];&quot;Yes&quot;;&quot;No&quot;);&quot;&quot;;&quot;NO&quot;)">
            <text:p/>
          </table:table-cell>
          <table:table-cell table:formula="of:=IF(IF(LEFT(TRIM([$Translations.$B27]);LEN([.D$1]))=[.D$1];&quot;Yes&quot;;&quot;No&quot;)=IF(LEFT(TRIM([$Translations.$C27]);LEN([.D$1]))=[.D$1];&quot;Yes&quot;;&quot;No&quot;);&quot;&quot;;&quot;NO&quot;)">
            <text:p/>
          </table:table-cell>
          <table:table-cell table:formula="of:=IF(IF(LEFT(TRIM([$Translations.$B27]);LEN([.E$1]))=[.E$1];&quot;Yes&quot;;&quot;No&quot;)=IF(LEFT(TRIM([$Translations.$C27]);LEN([.E$1]))=[.E$1];&quot;Yes&quot;;&quot;No&quot;);&quot;&quot;;&quot;NO&quot;)">
            <text:p/>
          </table:table-cell>
          <table:table-cell table:formula="of:=IF(IF(LEFT(TRIM([$Translations.$B27]);LEN([.F$1]))=[.F$1];&quot;Yes&quot;;&quot;No&quot;)=IF(LEFT(TRIM([$Translations.$C27]);LEN([.F$1]))=[.F$1];&quot;Yes&quot;;&quot;No&quot;);&quot;&quot;;&quot;NO&quot;)">
            <text:p/>
          </table:table-cell>
          <table:table-cell table:formula="of:=IF(IF(LEFT(TRIM([$Translations.$B27]);LEN([.G$1]))=[.G$1];&quot;Yes&quot;;&quot;No&quot;)=IF(LEFT(TRIM([$Translations.$C27]);LEN([.G$1]))=[.G$1];&quot;Yes&quot;;&quot;No&quot;);&quot;&quot;;&quot;NO&quot;)">
            <text:p/>
          </table:table-cell>
        </table:table-row>
        <table:table-row table:style-name="ro8">
          <table:table-cell table:formula="of:=IF(IF(LEFT(TRIM([$Translations.$B28]);LEN([.A$1]))=[.A$1];&quot;Yes&quot;;&quot;No&quot;)=IF(LEFT(TRIM([$Translations.$C28]);LEN([.A$1]))=[.A$1];&quot;Yes&quot;;&quot;No&quot;);&quot;&quot;;&quot;NO&quot;)">
            <text:p/>
          </table:table-cell>
          <table:table-cell table:formula="of:=IF(IF(LEFT(TRIM([$Translations.$B28]);LEN([.B$1]))=[.B$1];&quot;Yes&quot;;&quot;No&quot;)=IF(LEFT(TRIM([$Translations.$C28]);LEN([.B$1]))=[.B$1];&quot;Yes&quot;;&quot;No&quot;);&quot;&quot;;&quot;NO&quot;)">
            <text:p/>
          </table:table-cell>
          <table:table-cell table:formula="of:=IF(IF(LEFT(TRIM([$Translations.$B28]);LEN([.C$1]))=[.C$1];&quot;Yes&quot;;&quot;No&quot;)=IF(LEFT(TRIM([$Translations.$C28]);LEN([.C$1]))=[.C$1];&quot;Yes&quot;;&quot;No&quot;);&quot;&quot;;&quot;NO&quot;)">
            <text:p/>
          </table:table-cell>
          <table:table-cell table:formula="of:=IF(IF(LEFT(TRIM([$Translations.$B28]);LEN([.D$1]))=[.D$1];&quot;Yes&quot;;&quot;No&quot;)=IF(LEFT(TRIM([$Translations.$C28]);LEN([.D$1]))=[.D$1];&quot;Yes&quot;;&quot;No&quot;);&quot;&quot;;&quot;NO&quot;)">
            <text:p/>
          </table:table-cell>
          <table:table-cell table:formula="of:=IF(IF(LEFT(TRIM([$Translations.$B28]);LEN([.E$1]))=[.E$1];&quot;Yes&quot;;&quot;No&quot;)=IF(LEFT(TRIM([$Translations.$C28]);LEN([.E$1]))=[.E$1];&quot;Yes&quot;;&quot;No&quot;);&quot;&quot;;&quot;NO&quot;)">
            <text:p/>
          </table:table-cell>
          <table:table-cell table:formula="of:=IF(IF(LEFT(TRIM([$Translations.$B28]);LEN([.F$1]))=[.F$1];&quot;Yes&quot;;&quot;No&quot;)=IF(LEFT(TRIM([$Translations.$C28]);LEN([.F$1]))=[.F$1];&quot;Yes&quot;;&quot;No&quot;);&quot;&quot;;&quot;NO&quot;)">
            <text:p/>
          </table:table-cell>
          <table:table-cell table:formula="of:=IF(IF(LEFT(TRIM([$Translations.$B28]);LEN([.G$1]))=[.G$1];&quot;Yes&quot;;&quot;No&quot;)=IF(LEFT(TRIM([$Translations.$C28]);LEN([.G$1]))=[.G$1];&quot;Yes&quot;;&quot;No&quot;);&quot;&quot;;&quot;NO&quot;)">
            <text:p/>
          </table:table-cell>
        </table:table-row>
        <table:table-row table:style-name="ro8">
          <table:table-cell table:formula="of:=IF(IF(LEFT(TRIM([$Translations.$B29]);LEN([.A$1]))=[.A$1];&quot;Yes&quot;;&quot;No&quot;)=IF(LEFT(TRIM([$Translations.$C29]);LEN([.A$1]))=[.A$1];&quot;Yes&quot;;&quot;No&quot;);&quot;&quot;;&quot;NO&quot;)">
            <text:p/>
          </table:table-cell>
          <table:table-cell table:formula="of:=IF(IF(LEFT(TRIM([$Translations.$B29]);LEN([.B$1]))=[.B$1];&quot;Yes&quot;;&quot;No&quot;)=IF(LEFT(TRIM([$Translations.$C29]);LEN([.B$1]))=[.B$1];&quot;Yes&quot;;&quot;No&quot;);&quot;&quot;;&quot;NO&quot;)">
            <text:p/>
          </table:table-cell>
          <table:table-cell table:formula="of:=IF(IF(LEFT(TRIM([$Translations.$B29]);LEN([.C$1]))=[.C$1];&quot;Yes&quot;;&quot;No&quot;)=IF(LEFT(TRIM([$Translations.$C29]);LEN([.C$1]))=[.C$1];&quot;Yes&quot;;&quot;No&quot;);&quot;&quot;;&quot;NO&quot;)">
            <text:p/>
          </table:table-cell>
          <table:table-cell table:formula="of:=IF(IF(LEFT(TRIM([$Translations.$B29]);LEN([.D$1]))=[.D$1];&quot;Yes&quot;;&quot;No&quot;)=IF(LEFT(TRIM([$Translations.$C29]);LEN([.D$1]))=[.D$1];&quot;Yes&quot;;&quot;No&quot;);&quot;&quot;;&quot;NO&quot;)">
            <text:p/>
          </table:table-cell>
          <table:table-cell table:formula="of:=IF(IF(LEFT(TRIM([$Translations.$B29]);LEN([.E$1]))=[.E$1];&quot;Yes&quot;;&quot;No&quot;)=IF(LEFT(TRIM([$Translations.$C29]);LEN([.E$1]))=[.E$1];&quot;Yes&quot;;&quot;No&quot;);&quot;&quot;;&quot;NO&quot;)">
            <text:p/>
          </table:table-cell>
          <table:table-cell table:formula="of:=IF(IF(LEFT(TRIM([$Translations.$B29]);LEN([.F$1]))=[.F$1];&quot;Yes&quot;;&quot;No&quot;)=IF(LEFT(TRIM([$Translations.$C29]);LEN([.F$1]))=[.F$1];&quot;Yes&quot;;&quot;No&quot;);&quot;&quot;;&quot;NO&quot;)">
            <text:p/>
          </table:table-cell>
          <table:table-cell table:formula="of:=IF(IF(LEFT(TRIM([$Translations.$B29]);LEN([.G$1]))=[.G$1];&quot;Yes&quot;;&quot;No&quot;)=IF(LEFT(TRIM([$Translations.$C29]);LEN([.G$1]))=[.G$1];&quot;Yes&quot;;&quot;No&quot;);&quot;&quot;;&quot;NO&quot;)">
            <text:p/>
          </table:table-cell>
        </table:table-row>
        <table:table-row table:style-name="ro8">
          <table:table-cell table:formula="of:=IF(IF(LEFT(TRIM([$Translations.$B30]);LEN([.A$1]))=[.A$1];&quot;Yes&quot;;&quot;No&quot;)=IF(LEFT(TRIM([$Translations.$C30]);LEN([.A$1]))=[.A$1];&quot;Yes&quot;;&quot;No&quot;);&quot;&quot;;&quot;NO&quot;)">
            <text:p/>
          </table:table-cell>
          <table:table-cell table:formula="of:=IF(IF(LEFT(TRIM([$Translations.$B30]);LEN([.B$1]))=[.B$1];&quot;Yes&quot;;&quot;No&quot;)=IF(LEFT(TRIM([$Translations.$C30]);LEN([.B$1]))=[.B$1];&quot;Yes&quot;;&quot;No&quot;);&quot;&quot;;&quot;NO&quot;)">
            <text:p/>
          </table:table-cell>
          <table:table-cell table:formula="of:=IF(IF(LEFT(TRIM([$Translations.$B30]);LEN([.C$1]))=[.C$1];&quot;Yes&quot;;&quot;No&quot;)=IF(LEFT(TRIM([$Translations.$C30]);LEN([.C$1]))=[.C$1];&quot;Yes&quot;;&quot;No&quot;);&quot;&quot;;&quot;NO&quot;)">
            <text:p/>
          </table:table-cell>
          <table:table-cell table:formula="of:=IF(IF(LEFT(TRIM([$Translations.$B30]);LEN([.D$1]))=[.D$1];&quot;Yes&quot;;&quot;No&quot;)=IF(LEFT(TRIM([$Translations.$C30]);LEN([.D$1]))=[.D$1];&quot;Yes&quot;;&quot;No&quot;);&quot;&quot;;&quot;NO&quot;)">
            <text:p/>
          </table:table-cell>
          <table:table-cell table:formula="of:=IF(IF(LEFT(TRIM([$Translations.$B30]);LEN([.E$1]))=[.E$1];&quot;Yes&quot;;&quot;No&quot;)=IF(LEFT(TRIM([$Translations.$C30]);LEN([.E$1]))=[.E$1];&quot;Yes&quot;;&quot;No&quot;);&quot;&quot;;&quot;NO&quot;)">
            <text:p/>
          </table:table-cell>
          <table:table-cell table:formula="of:=IF(IF(LEFT(TRIM([$Translations.$B30]);LEN([.F$1]))=[.F$1];&quot;Yes&quot;;&quot;No&quot;)=IF(LEFT(TRIM([$Translations.$C30]);LEN([.F$1]))=[.F$1];&quot;Yes&quot;;&quot;No&quot;);&quot;&quot;;&quot;NO&quot;)">
            <text:p/>
          </table:table-cell>
          <table:table-cell table:formula="of:=IF(IF(LEFT(TRIM([$Translations.$B30]);LEN([.G$1]))=[.G$1];&quot;Yes&quot;;&quot;No&quot;)=IF(LEFT(TRIM([$Translations.$C30]);LEN([.G$1]))=[.G$1];&quot;Yes&quot;;&quot;No&quot;);&quot;&quot;;&quot;NO&quot;)">
            <text:p/>
          </table:table-cell>
        </table:table-row>
        <table:table-row table:style-name="ro8">
          <table:table-cell table:formula="of:=IF(IF(LEFT(TRIM([$Translations.$B31]);LEN([.A$1]))=[.A$1];&quot;Yes&quot;;&quot;No&quot;)=IF(LEFT(TRIM([$Translations.$C31]);LEN([.A$1]))=[.A$1];&quot;Yes&quot;;&quot;No&quot;);&quot;&quot;;&quot;NO&quot;)">
            <text:p/>
          </table:table-cell>
          <table:table-cell table:formula="of:=IF(IF(LEFT(TRIM([$Translations.$B31]);LEN([.B$1]))=[.B$1];&quot;Yes&quot;;&quot;No&quot;)=IF(LEFT(TRIM([$Translations.$C31]);LEN([.B$1]))=[.B$1];&quot;Yes&quot;;&quot;No&quot;);&quot;&quot;;&quot;NO&quot;)">
            <text:p/>
          </table:table-cell>
          <table:table-cell table:formula="of:=IF(IF(LEFT(TRIM([$Translations.$B31]);LEN([.C$1]))=[.C$1];&quot;Yes&quot;;&quot;No&quot;)=IF(LEFT(TRIM([$Translations.$C31]);LEN([.C$1]))=[.C$1];&quot;Yes&quot;;&quot;No&quot;);&quot;&quot;;&quot;NO&quot;)">
            <text:p/>
          </table:table-cell>
          <table:table-cell table:formula="of:=IF(IF(LEFT(TRIM([$Translations.$B31]);LEN([.D$1]))=[.D$1];&quot;Yes&quot;;&quot;No&quot;)=IF(LEFT(TRIM([$Translations.$C31]);LEN([.D$1]))=[.D$1];&quot;Yes&quot;;&quot;No&quot;);&quot;&quot;;&quot;NO&quot;)">
            <text:p/>
          </table:table-cell>
          <table:table-cell table:formula="of:=IF(IF(LEFT(TRIM([$Translations.$B31]);LEN([.E$1]))=[.E$1];&quot;Yes&quot;;&quot;No&quot;)=IF(LEFT(TRIM([$Translations.$C31]);LEN([.E$1]))=[.E$1];&quot;Yes&quot;;&quot;No&quot;);&quot;&quot;;&quot;NO&quot;)">
            <text:p/>
          </table:table-cell>
          <table:table-cell table:formula="of:=IF(IF(LEFT(TRIM([$Translations.$B31]);LEN([.F$1]))=[.F$1];&quot;Yes&quot;;&quot;No&quot;)=IF(LEFT(TRIM([$Translations.$C31]);LEN([.F$1]))=[.F$1];&quot;Yes&quot;;&quot;No&quot;);&quot;&quot;;&quot;NO&quot;)">
            <text:p/>
          </table:table-cell>
          <table:table-cell table:formula="of:=IF(IF(LEFT(TRIM([$Translations.$B31]);LEN([.G$1]))=[.G$1];&quot;Yes&quot;;&quot;No&quot;)=IF(LEFT(TRIM([$Translations.$C31]);LEN([.G$1]))=[.G$1];&quot;Yes&quot;;&quot;No&quot;);&quot;&quot;;&quot;NO&quot;)">
            <text:p/>
          </table:table-cell>
        </table:table-row>
        <table:table-row table:style-name="ro8">
          <table:table-cell table:formula="of:=IF(IF(LEFT(TRIM([$Translations.$B32]);LEN([.A$1]))=[.A$1];&quot;Yes&quot;;&quot;No&quot;)=IF(LEFT(TRIM([$Translations.$C32]);LEN([.A$1]))=[.A$1];&quot;Yes&quot;;&quot;No&quot;);&quot;&quot;;&quot;NO&quot;)">
            <text:p/>
          </table:table-cell>
          <table:table-cell table:formula="of:=IF(IF(LEFT(TRIM([$Translations.$B32]);LEN([.B$1]))=[.B$1];&quot;Yes&quot;;&quot;No&quot;)=IF(LEFT(TRIM([$Translations.$C32]);LEN([.B$1]))=[.B$1];&quot;Yes&quot;;&quot;No&quot;);&quot;&quot;;&quot;NO&quot;)">
            <text:p/>
          </table:table-cell>
          <table:table-cell table:formula="of:=IF(IF(LEFT(TRIM([$Translations.$B32]);LEN([.C$1]))=[.C$1];&quot;Yes&quot;;&quot;No&quot;)=IF(LEFT(TRIM([$Translations.$C32]);LEN([.C$1]))=[.C$1];&quot;Yes&quot;;&quot;No&quot;);&quot;&quot;;&quot;NO&quot;)">
            <text:p/>
          </table:table-cell>
          <table:table-cell table:formula="of:=IF(IF(LEFT(TRIM([$Translations.$B32]);LEN([.D$1]))=[.D$1];&quot;Yes&quot;;&quot;No&quot;)=IF(LEFT(TRIM([$Translations.$C32]);LEN([.D$1]))=[.D$1];&quot;Yes&quot;;&quot;No&quot;);&quot;&quot;;&quot;NO&quot;)">
            <text:p/>
          </table:table-cell>
          <table:table-cell table:formula="of:=IF(IF(LEFT(TRIM([$Translations.$B32]);LEN([.E$1]))=[.E$1];&quot;Yes&quot;;&quot;No&quot;)=IF(LEFT(TRIM([$Translations.$C32]);LEN([.E$1]))=[.E$1];&quot;Yes&quot;;&quot;No&quot;);&quot;&quot;;&quot;NO&quot;)">
            <text:p/>
          </table:table-cell>
          <table:table-cell table:formula="of:=IF(IF(LEFT(TRIM([$Translations.$B32]);LEN([.F$1]))=[.F$1];&quot;Yes&quot;;&quot;No&quot;)=IF(LEFT(TRIM([$Translations.$C32]);LEN([.F$1]))=[.F$1];&quot;Yes&quot;;&quot;No&quot;);&quot;&quot;;&quot;NO&quot;)">
            <text:p/>
          </table:table-cell>
          <table:table-cell table:formula="of:=IF(IF(LEFT(TRIM([$Translations.$B32]);LEN([.G$1]))=[.G$1];&quot;Yes&quot;;&quot;No&quot;)=IF(LEFT(TRIM([$Translations.$C32]);LEN([.G$1]))=[.G$1];&quot;Yes&quot;;&quot;No&quot;);&quot;&quot;;&quot;NO&quot;)">
            <text:p/>
          </table:table-cell>
        </table:table-row>
        <table:table-row table:style-name="ro8">
          <table:table-cell table:formula="of:=IF(IF(LEFT(TRIM([$Translations.$B33]);LEN([.A$1]))=[.A$1];&quot;Yes&quot;;&quot;No&quot;)=IF(LEFT(TRIM([$Translations.$C33]);LEN([.A$1]))=[.A$1];&quot;Yes&quot;;&quot;No&quot;);&quot;&quot;;&quot;NO&quot;)">
            <text:p/>
          </table:table-cell>
          <table:table-cell table:formula="of:=IF(IF(LEFT(TRIM([$Translations.$B33]);LEN([.B$1]))=[.B$1];&quot;Yes&quot;;&quot;No&quot;)=IF(LEFT(TRIM([$Translations.$C33]);LEN([.B$1]))=[.B$1];&quot;Yes&quot;;&quot;No&quot;);&quot;&quot;;&quot;NO&quot;)">
            <text:p/>
          </table:table-cell>
          <table:table-cell table:formula="of:=IF(IF(LEFT(TRIM([$Translations.$B33]);LEN([.C$1]))=[.C$1];&quot;Yes&quot;;&quot;No&quot;)=IF(LEFT(TRIM([$Translations.$C33]);LEN([.C$1]))=[.C$1];&quot;Yes&quot;;&quot;No&quot;);&quot;&quot;;&quot;NO&quot;)">
            <text:p/>
          </table:table-cell>
          <table:table-cell table:formula="of:=IF(IF(LEFT(TRIM([$Translations.$B33]);LEN([.D$1]))=[.D$1];&quot;Yes&quot;;&quot;No&quot;)=IF(LEFT(TRIM([$Translations.$C33]);LEN([.D$1]))=[.D$1];&quot;Yes&quot;;&quot;No&quot;);&quot;&quot;;&quot;NO&quot;)">
            <text:p/>
          </table:table-cell>
          <table:table-cell table:formula="of:=IF(IF(LEFT(TRIM([$Translations.$B33]);LEN([.E$1]))=[.E$1];&quot;Yes&quot;;&quot;No&quot;)=IF(LEFT(TRIM([$Translations.$C33]);LEN([.E$1]))=[.E$1];&quot;Yes&quot;;&quot;No&quot;);&quot;&quot;;&quot;NO&quot;)">
            <text:p/>
          </table:table-cell>
          <table:table-cell table:formula="of:=IF(IF(LEFT(TRIM([$Translations.$B33]);LEN([.F$1]))=[.F$1];&quot;Yes&quot;;&quot;No&quot;)=IF(LEFT(TRIM([$Translations.$C33]);LEN([.F$1]))=[.F$1];&quot;Yes&quot;;&quot;No&quot;);&quot;&quot;;&quot;NO&quot;)">
            <text:p/>
          </table:table-cell>
          <table:table-cell table:formula="of:=IF(IF(LEFT(TRIM([$Translations.$B33]);LEN([.G$1]))=[.G$1];&quot;Yes&quot;;&quot;No&quot;)=IF(LEFT(TRIM([$Translations.$C33]);LEN([.G$1]))=[.G$1];&quot;Yes&quot;;&quot;No&quot;);&quot;&quot;;&quot;NO&quot;)">
            <text:p/>
          </table:table-cell>
        </table:table-row>
        <table:table-row table:style-name="ro8">
          <table:table-cell table:formula="of:=IF(IF(LEFT(TRIM([$Translations.$B34]);LEN([.A$1]))=[.A$1];&quot;Yes&quot;;&quot;No&quot;)=IF(LEFT(TRIM([$Translations.$C34]);LEN([.A$1]))=[.A$1];&quot;Yes&quot;;&quot;No&quot;);&quot;&quot;;&quot;NO&quot;)">
            <text:p/>
          </table:table-cell>
          <table:table-cell table:formula="of:=IF(IF(LEFT(TRIM([$Translations.$B34]);LEN([.B$1]))=[.B$1];&quot;Yes&quot;;&quot;No&quot;)=IF(LEFT(TRIM([$Translations.$C34]);LEN([.B$1]))=[.B$1];&quot;Yes&quot;;&quot;No&quot;);&quot;&quot;;&quot;NO&quot;)">
            <text:p/>
          </table:table-cell>
          <table:table-cell table:formula="of:=IF(IF(LEFT(TRIM([$Translations.$B34]);LEN([.C$1]))=[.C$1];&quot;Yes&quot;;&quot;No&quot;)=IF(LEFT(TRIM([$Translations.$C34]);LEN([.C$1]))=[.C$1];&quot;Yes&quot;;&quot;No&quot;);&quot;&quot;;&quot;NO&quot;)">
            <text:p/>
          </table:table-cell>
          <table:table-cell table:formula="of:=IF(IF(LEFT(TRIM([$Translations.$B34]);LEN([.D$1]))=[.D$1];&quot;Yes&quot;;&quot;No&quot;)=IF(LEFT(TRIM([$Translations.$C34]);LEN([.D$1]))=[.D$1];&quot;Yes&quot;;&quot;No&quot;);&quot;&quot;;&quot;NO&quot;)">
            <text:p/>
          </table:table-cell>
          <table:table-cell table:formula="of:=IF(IF(LEFT(TRIM([$Translations.$B34]);LEN([.E$1]))=[.E$1];&quot;Yes&quot;;&quot;No&quot;)=IF(LEFT(TRIM([$Translations.$C34]);LEN([.E$1]))=[.E$1];&quot;Yes&quot;;&quot;No&quot;);&quot;&quot;;&quot;NO&quot;)">
            <text:p/>
          </table:table-cell>
          <table:table-cell table:formula="of:=IF(IF(LEFT(TRIM([$Translations.$B34]);LEN([.F$1]))=[.F$1];&quot;Yes&quot;;&quot;No&quot;)=IF(LEFT(TRIM([$Translations.$C34]);LEN([.F$1]))=[.F$1];&quot;Yes&quot;;&quot;No&quot;);&quot;&quot;;&quot;NO&quot;)">
            <text:p/>
          </table:table-cell>
          <table:table-cell table:formula="of:=IF(IF(LEFT(TRIM([$Translations.$B34]);LEN([.G$1]))=[.G$1];&quot;Yes&quot;;&quot;No&quot;)=IF(LEFT(TRIM([$Translations.$C34]);LEN([.G$1]))=[.G$1];&quot;Yes&quot;;&quot;No&quot;);&quot;&quot;;&quot;NO&quot;)">
            <text:p/>
          </table:table-cell>
        </table:table-row>
        <table:table-row table:style-name="ro8">
          <table:table-cell table:formula="of:=IF(IF(LEFT(TRIM([$Translations.$B35]);LEN([.A$1]))=[.A$1];&quot;Yes&quot;;&quot;No&quot;)=IF(LEFT(TRIM([$Translations.$C35]);LEN([.A$1]))=[.A$1];&quot;Yes&quot;;&quot;No&quot;);&quot;&quot;;&quot;NO&quot;)">
            <text:p/>
          </table:table-cell>
          <table:table-cell table:formula="of:=IF(IF(LEFT(TRIM([$Translations.$B35]);LEN([.B$1]))=[.B$1];&quot;Yes&quot;;&quot;No&quot;)=IF(LEFT(TRIM([$Translations.$C35]);LEN([.B$1]))=[.B$1];&quot;Yes&quot;;&quot;No&quot;);&quot;&quot;;&quot;NO&quot;)">
            <text:p/>
          </table:table-cell>
          <table:table-cell table:formula="of:=IF(IF(LEFT(TRIM([$Translations.$B35]);LEN([.C$1]))=[.C$1];&quot;Yes&quot;;&quot;No&quot;)=IF(LEFT(TRIM([$Translations.$C35]);LEN([.C$1]))=[.C$1];&quot;Yes&quot;;&quot;No&quot;);&quot;&quot;;&quot;NO&quot;)">
            <text:p/>
          </table:table-cell>
          <table:table-cell table:formula="of:=IF(IF(LEFT(TRIM([$Translations.$B35]);LEN([.D$1]))=[.D$1];&quot;Yes&quot;;&quot;No&quot;)=IF(LEFT(TRIM([$Translations.$C35]);LEN([.D$1]))=[.D$1];&quot;Yes&quot;;&quot;No&quot;);&quot;&quot;;&quot;NO&quot;)">
            <text:p/>
          </table:table-cell>
          <table:table-cell table:formula="of:=IF(IF(LEFT(TRIM([$Translations.$B35]);LEN([.E$1]))=[.E$1];&quot;Yes&quot;;&quot;No&quot;)=IF(LEFT(TRIM([$Translations.$C35]);LEN([.E$1]))=[.E$1];&quot;Yes&quot;;&quot;No&quot;);&quot;&quot;;&quot;NO&quot;)">
            <text:p/>
          </table:table-cell>
          <table:table-cell table:formula="of:=IF(IF(LEFT(TRIM([$Translations.$B35]);LEN([.F$1]))=[.F$1];&quot;Yes&quot;;&quot;No&quot;)=IF(LEFT(TRIM([$Translations.$C35]);LEN([.F$1]))=[.F$1];&quot;Yes&quot;;&quot;No&quot;);&quot;&quot;;&quot;NO&quot;)">
            <text:p/>
          </table:table-cell>
          <table:table-cell table:formula="of:=IF(IF(LEFT(TRIM([$Translations.$B35]);LEN([.G$1]))=[.G$1];&quot;Yes&quot;;&quot;No&quot;)=IF(LEFT(TRIM([$Translations.$C35]);LEN([.G$1]))=[.G$1];&quot;Yes&quot;;&quot;No&quot;);&quot;&quot;;&quot;NO&quot;)">
            <text:p/>
          </table:table-cell>
        </table:table-row>
        <table:table-row table:style-name="ro8">
          <table:table-cell table:formula="of:=IF(IF(LEFT(TRIM([$Translations.$B36]);LEN([.A$1]))=[.A$1];&quot;Yes&quot;;&quot;No&quot;)=IF(LEFT(TRIM([$Translations.$C36]);LEN([.A$1]))=[.A$1];&quot;Yes&quot;;&quot;No&quot;);&quot;&quot;;&quot;NO&quot;)">
            <text:p/>
          </table:table-cell>
          <table:table-cell table:formula="of:=IF(IF(LEFT(TRIM([$Translations.$B36]);LEN([.B$1]))=[.B$1];&quot;Yes&quot;;&quot;No&quot;)=IF(LEFT(TRIM([$Translations.$C36]);LEN([.B$1]))=[.B$1];&quot;Yes&quot;;&quot;No&quot;);&quot;&quot;;&quot;NO&quot;)">
            <text:p/>
          </table:table-cell>
          <table:table-cell table:formula="of:=IF(IF(LEFT(TRIM([$Translations.$B36]);LEN([.C$1]))=[.C$1];&quot;Yes&quot;;&quot;No&quot;)=IF(LEFT(TRIM([$Translations.$C36]);LEN([.C$1]))=[.C$1];&quot;Yes&quot;;&quot;No&quot;);&quot;&quot;;&quot;NO&quot;)">
            <text:p/>
          </table:table-cell>
          <table:table-cell table:formula="of:=IF(IF(LEFT(TRIM([$Translations.$B36]);LEN([.D$1]))=[.D$1];&quot;Yes&quot;;&quot;No&quot;)=IF(LEFT(TRIM([$Translations.$C36]);LEN([.D$1]))=[.D$1];&quot;Yes&quot;;&quot;No&quot;);&quot;&quot;;&quot;NO&quot;)">
            <text:p/>
          </table:table-cell>
          <table:table-cell table:formula="of:=IF(IF(LEFT(TRIM([$Translations.$B36]);LEN([.E$1]))=[.E$1];&quot;Yes&quot;;&quot;No&quot;)=IF(LEFT(TRIM([$Translations.$C36]);LEN([.E$1]))=[.E$1];&quot;Yes&quot;;&quot;No&quot;);&quot;&quot;;&quot;NO&quot;)">
            <text:p/>
          </table:table-cell>
          <table:table-cell table:formula="of:=IF(IF(LEFT(TRIM([$Translations.$B36]);LEN([.F$1]))=[.F$1];&quot;Yes&quot;;&quot;No&quot;)=IF(LEFT(TRIM([$Translations.$C36]);LEN([.F$1]))=[.F$1];&quot;Yes&quot;;&quot;No&quot;);&quot;&quot;;&quot;NO&quot;)">
            <text:p/>
          </table:table-cell>
          <table:table-cell table:formula="of:=IF(IF(LEFT(TRIM([$Translations.$B36]);LEN([.G$1]))=[.G$1];&quot;Yes&quot;;&quot;No&quot;)=IF(LEFT(TRIM([$Translations.$C36]);LEN([.G$1]))=[.G$1];&quot;Yes&quot;;&quot;No&quot;);&quot;&quot;;&quot;NO&quot;)">
            <text:p/>
          </table:table-cell>
        </table:table-row>
        <table:table-row table:style-name="ro8">
          <table:table-cell table:formula="of:=IF(IF(LEFT(TRIM([$Translations.$B37]);LEN([.A$1]))=[.A$1];&quot;Yes&quot;;&quot;No&quot;)=IF(LEFT(TRIM([$Translations.$C37]);LEN([.A$1]))=[.A$1];&quot;Yes&quot;;&quot;No&quot;);&quot;&quot;;&quot;NO&quot;)">
            <text:p/>
          </table:table-cell>
          <table:table-cell table:formula="of:=IF(IF(LEFT(TRIM([$Translations.$B37]);LEN([.B$1]))=[.B$1];&quot;Yes&quot;;&quot;No&quot;)=IF(LEFT(TRIM([$Translations.$C37]);LEN([.B$1]))=[.B$1];&quot;Yes&quot;;&quot;No&quot;);&quot;&quot;;&quot;NO&quot;)">
            <text:p/>
          </table:table-cell>
          <table:table-cell table:formula="of:=IF(IF(LEFT(TRIM([$Translations.$B37]);LEN([.C$1]))=[.C$1];&quot;Yes&quot;;&quot;No&quot;)=IF(LEFT(TRIM([$Translations.$C37]);LEN([.C$1]))=[.C$1];&quot;Yes&quot;;&quot;No&quot;);&quot;&quot;;&quot;NO&quot;)">
            <text:p/>
          </table:table-cell>
          <table:table-cell table:formula="of:=IF(IF(LEFT(TRIM([$Translations.$B37]);LEN([.D$1]))=[.D$1];&quot;Yes&quot;;&quot;No&quot;)=IF(LEFT(TRIM([$Translations.$C37]);LEN([.D$1]))=[.D$1];&quot;Yes&quot;;&quot;No&quot;);&quot;&quot;;&quot;NO&quot;)">
            <text:p/>
          </table:table-cell>
          <table:table-cell table:formula="of:=IF(IF(LEFT(TRIM([$Translations.$B37]);LEN([.E$1]))=[.E$1];&quot;Yes&quot;;&quot;No&quot;)=IF(LEFT(TRIM([$Translations.$C37]);LEN([.E$1]))=[.E$1];&quot;Yes&quot;;&quot;No&quot;);&quot;&quot;;&quot;NO&quot;)">
            <text:p/>
          </table:table-cell>
          <table:table-cell table:formula="of:=IF(IF(LEFT(TRIM([$Translations.$B37]);LEN([.F$1]))=[.F$1];&quot;Yes&quot;;&quot;No&quot;)=IF(LEFT(TRIM([$Translations.$C37]);LEN([.F$1]))=[.F$1];&quot;Yes&quot;;&quot;No&quot;);&quot;&quot;;&quot;NO&quot;)">
            <text:p/>
          </table:table-cell>
          <table:table-cell table:formula="of:=IF(IF(LEFT(TRIM([$Translations.$B37]);LEN([.G$1]))=[.G$1];&quot;Yes&quot;;&quot;No&quot;)=IF(LEFT(TRIM([$Translations.$C37]);LEN([.G$1]))=[.G$1];&quot;Yes&quot;;&quot;No&quot;);&quot;&quot;;&quot;NO&quot;)">
            <text:p/>
          </table:table-cell>
        </table:table-row>
        <table:table-row table:style-name="ro8">
          <table:table-cell table:formula="of:=IF(IF(LEFT(TRIM([$Translations.$B38]);LEN([.A$1]))=[.A$1];&quot;Yes&quot;;&quot;No&quot;)=IF(LEFT(TRIM([$Translations.$C38]);LEN([.A$1]))=[.A$1];&quot;Yes&quot;;&quot;No&quot;);&quot;&quot;;&quot;NO&quot;)">
            <text:p/>
          </table:table-cell>
          <table:table-cell table:formula="of:=IF(IF(LEFT(TRIM([$Translations.$B38]);LEN([.B$1]))=[.B$1];&quot;Yes&quot;;&quot;No&quot;)=IF(LEFT(TRIM([$Translations.$C38]);LEN([.B$1]))=[.B$1];&quot;Yes&quot;;&quot;No&quot;);&quot;&quot;;&quot;NO&quot;)">
            <text:p/>
          </table:table-cell>
          <table:table-cell table:formula="of:=IF(IF(LEFT(TRIM([$Translations.$B38]);LEN([.C$1]))=[.C$1];&quot;Yes&quot;;&quot;No&quot;)=IF(LEFT(TRIM([$Translations.$C38]);LEN([.C$1]))=[.C$1];&quot;Yes&quot;;&quot;No&quot;);&quot;&quot;;&quot;NO&quot;)">
            <text:p/>
          </table:table-cell>
          <table:table-cell table:formula="of:=IF(IF(LEFT(TRIM([$Translations.$B38]);LEN([.D$1]))=[.D$1];&quot;Yes&quot;;&quot;No&quot;)=IF(LEFT(TRIM([$Translations.$C38]);LEN([.D$1]))=[.D$1];&quot;Yes&quot;;&quot;No&quot;);&quot;&quot;;&quot;NO&quot;)">
            <text:p/>
          </table:table-cell>
          <table:table-cell table:formula="of:=IF(IF(LEFT(TRIM([$Translations.$B38]);LEN([.E$1]))=[.E$1];&quot;Yes&quot;;&quot;No&quot;)=IF(LEFT(TRIM([$Translations.$C38]);LEN([.E$1]))=[.E$1];&quot;Yes&quot;;&quot;No&quot;);&quot;&quot;;&quot;NO&quot;)">
            <text:p/>
          </table:table-cell>
          <table:table-cell table:formula="of:=IF(IF(LEFT(TRIM([$Translations.$B38]);LEN([.F$1]))=[.F$1];&quot;Yes&quot;;&quot;No&quot;)=IF(LEFT(TRIM([$Translations.$C38]);LEN([.F$1]))=[.F$1];&quot;Yes&quot;;&quot;No&quot;);&quot;&quot;;&quot;NO&quot;)">
            <text:p/>
          </table:table-cell>
          <table:table-cell table:formula="of:=IF(IF(LEFT(TRIM([$Translations.$B38]);LEN([.G$1]))=[.G$1];&quot;Yes&quot;;&quot;No&quot;)=IF(LEFT(TRIM([$Translations.$C38]);LEN([.G$1]))=[.G$1];&quot;Yes&quot;;&quot;No&quot;);&quot;&quot;;&quot;NO&quot;)">
            <text:p/>
          </table:table-cell>
        </table:table-row>
        <table:table-row table:style-name="ro8">
          <table:table-cell table:formula="of:=IF(IF(LEFT(TRIM([$Translations.$B39]);LEN([.A$1]))=[.A$1];&quot;Yes&quot;;&quot;No&quot;)=IF(LEFT(TRIM([$Translations.$C39]);LEN([.A$1]))=[.A$1];&quot;Yes&quot;;&quot;No&quot;);&quot;&quot;;&quot;NO&quot;)">
            <text:p/>
          </table:table-cell>
          <table:table-cell table:formula="of:=IF(IF(LEFT(TRIM([$Translations.$B39]);LEN([.B$1]))=[.B$1];&quot;Yes&quot;;&quot;No&quot;)=IF(LEFT(TRIM([$Translations.$C39]);LEN([.B$1]))=[.B$1];&quot;Yes&quot;;&quot;No&quot;);&quot;&quot;;&quot;NO&quot;)">
            <text:p/>
          </table:table-cell>
          <table:table-cell table:formula="of:=IF(IF(LEFT(TRIM([$Translations.$B39]);LEN([.C$1]))=[.C$1];&quot;Yes&quot;;&quot;No&quot;)=IF(LEFT(TRIM([$Translations.$C39]);LEN([.C$1]))=[.C$1];&quot;Yes&quot;;&quot;No&quot;);&quot;&quot;;&quot;NO&quot;)">
            <text:p/>
          </table:table-cell>
          <table:table-cell table:formula="of:=IF(IF(LEFT(TRIM([$Translations.$B39]);LEN([.D$1]))=[.D$1];&quot;Yes&quot;;&quot;No&quot;)=IF(LEFT(TRIM([$Translations.$C39]);LEN([.D$1]))=[.D$1];&quot;Yes&quot;;&quot;No&quot;);&quot;&quot;;&quot;NO&quot;)">
            <text:p/>
          </table:table-cell>
          <table:table-cell table:formula="of:=IF(IF(LEFT(TRIM([$Translations.$B39]);LEN([.E$1]))=[.E$1];&quot;Yes&quot;;&quot;No&quot;)=IF(LEFT(TRIM([$Translations.$C39]);LEN([.E$1]))=[.E$1];&quot;Yes&quot;;&quot;No&quot;);&quot;&quot;;&quot;NO&quot;)">
            <text:p/>
          </table:table-cell>
          <table:table-cell table:formula="of:=IF(IF(LEFT(TRIM([$Translations.$B39]);LEN([.F$1]))=[.F$1];&quot;Yes&quot;;&quot;No&quot;)=IF(LEFT(TRIM([$Translations.$C39]);LEN([.F$1]))=[.F$1];&quot;Yes&quot;;&quot;No&quot;);&quot;&quot;;&quot;NO&quot;)">
            <text:p/>
          </table:table-cell>
          <table:table-cell table:formula="of:=IF(IF(LEFT(TRIM([$Translations.$B39]);LEN([.G$1]))=[.G$1];&quot;Yes&quot;;&quot;No&quot;)=IF(LEFT(TRIM([$Translations.$C39]);LEN([.G$1]))=[.G$1];&quot;Yes&quot;;&quot;No&quot;);&quot;&quot;;&quot;NO&quot;)">
            <text:p/>
          </table:table-cell>
        </table:table-row>
        <table:table-row table:style-name="ro8">
          <table:table-cell table:formula="of:=IF(IF(LEFT(TRIM([$Translations.$B40]);LEN([.A$1]))=[.A$1];&quot;Yes&quot;;&quot;No&quot;)=IF(LEFT(TRIM([$Translations.$C40]);LEN([.A$1]))=[.A$1];&quot;Yes&quot;;&quot;No&quot;);&quot;&quot;;&quot;NO&quot;)">
            <text:p/>
          </table:table-cell>
          <table:table-cell table:formula="of:=IF(IF(LEFT(TRIM([$Translations.$B40]);LEN([.B$1]))=[.B$1];&quot;Yes&quot;;&quot;No&quot;)=IF(LEFT(TRIM([$Translations.$C40]);LEN([.B$1]))=[.B$1];&quot;Yes&quot;;&quot;No&quot;);&quot;&quot;;&quot;NO&quot;)">
            <text:p/>
          </table:table-cell>
          <table:table-cell table:formula="of:=IF(IF(LEFT(TRIM([$Translations.$B40]);LEN([.C$1]))=[.C$1];&quot;Yes&quot;;&quot;No&quot;)=IF(LEFT(TRIM([$Translations.$C40]);LEN([.C$1]))=[.C$1];&quot;Yes&quot;;&quot;No&quot;);&quot;&quot;;&quot;NO&quot;)">
            <text:p/>
          </table:table-cell>
          <table:table-cell table:formula="of:=IF(IF(LEFT(TRIM([$Translations.$B40]);LEN([.D$1]))=[.D$1];&quot;Yes&quot;;&quot;No&quot;)=IF(LEFT(TRIM([$Translations.$C40]);LEN([.D$1]))=[.D$1];&quot;Yes&quot;;&quot;No&quot;);&quot;&quot;;&quot;NO&quot;)">
            <text:p/>
          </table:table-cell>
          <table:table-cell table:formula="of:=IF(IF(LEFT(TRIM([$Translations.$B40]);LEN([.E$1]))=[.E$1];&quot;Yes&quot;;&quot;No&quot;)=IF(LEFT(TRIM([$Translations.$C40]);LEN([.E$1]))=[.E$1];&quot;Yes&quot;;&quot;No&quot;);&quot;&quot;;&quot;NO&quot;)">
            <text:p/>
          </table:table-cell>
          <table:table-cell table:formula="of:=IF(IF(LEFT(TRIM([$Translations.$B40]);LEN([.F$1]))=[.F$1];&quot;Yes&quot;;&quot;No&quot;)=IF(LEFT(TRIM([$Translations.$C40]);LEN([.F$1]))=[.F$1];&quot;Yes&quot;;&quot;No&quot;);&quot;&quot;;&quot;NO&quot;)">
            <text:p/>
          </table:table-cell>
          <table:table-cell table:formula="of:=IF(IF(LEFT(TRIM([$Translations.$B40]);LEN([.G$1]))=[.G$1];&quot;Yes&quot;;&quot;No&quot;)=IF(LEFT(TRIM([$Translations.$C40]);LEN([.G$1]))=[.G$1];&quot;Yes&quot;;&quot;No&quot;);&quot;&quot;;&quot;NO&quot;)">
            <text:p/>
          </table:table-cell>
        </table:table-row>
        <table:table-row table:style-name="ro8">
          <table:table-cell table:formula="of:=IF(IF(LEFT(TRIM([$Translations.$B41]);LEN([.A$1]))=[.A$1];&quot;Yes&quot;;&quot;No&quot;)=IF(LEFT(TRIM([$Translations.$C41]);LEN([.A$1]))=[.A$1];&quot;Yes&quot;;&quot;No&quot;);&quot;&quot;;&quot;NO&quot;)">
            <text:p/>
          </table:table-cell>
          <table:table-cell table:formula="of:=IF(IF(LEFT(TRIM([$Translations.$B41]);LEN([.B$1]))=[.B$1];&quot;Yes&quot;;&quot;No&quot;)=IF(LEFT(TRIM([$Translations.$C41]);LEN([.B$1]))=[.B$1];&quot;Yes&quot;;&quot;No&quot;);&quot;&quot;;&quot;NO&quot;)">
            <text:p/>
          </table:table-cell>
          <table:table-cell table:formula="of:=IF(IF(LEFT(TRIM([$Translations.$B41]);LEN([.C$1]))=[.C$1];&quot;Yes&quot;;&quot;No&quot;)=IF(LEFT(TRIM([$Translations.$C41]);LEN([.C$1]))=[.C$1];&quot;Yes&quot;;&quot;No&quot;);&quot;&quot;;&quot;NO&quot;)">
            <text:p/>
          </table:table-cell>
          <table:table-cell table:formula="of:=IF(IF(LEFT(TRIM([$Translations.$B41]);LEN([.D$1]))=[.D$1];&quot;Yes&quot;;&quot;No&quot;)=IF(LEFT(TRIM([$Translations.$C41]);LEN([.D$1]))=[.D$1];&quot;Yes&quot;;&quot;No&quot;);&quot;&quot;;&quot;NO&quot;)">
            <text:p/>
          </table:table-cell>
          <table:table-cell table:formula="of:=IF(IF(LEFT(TRIM([$Translations.$B41]);LEN([.E$1]))=[.E$1];&quot;Yes&quot;;&quot;No&quot;)=IF(LEFT(TRIM([$Translations.$C41]);LEN([.E$1]))=[.E$1];&quot;Yes&quot;;&quot;No&quot;);&quot;&quot;;&quot;NO&quot;)">
            <text:p/>
          </table:table-cell>
          <table:table-cell table:formula="of:=IF(IF(LEFT(TRIM([$Translations.$B41]);LEN([.F$1]))=[.F$1];&quot;Yes&quot;;&quot;No&quot;)=IF(LEFT(TRIM([$Translations.$C41]);LEN([.F$1]))=[.F$1];&quot;Yes&quot;;&quot;No&quot;);&quot;&quot;;&quot;NO&quot;)">
            <text:p/>
          </table:table-cell>
          <table:table-cell table:formula="of:=IF(IF(LEFT(TRIM([$Translations.$B41]);LEN([.G$1]))=[.G$1];&quot;Yes&quot;;&quot;No&quot;)=IF(LEFT(TRIM([$Translations.$C41]);LEN([.G$1]))=[.G$1];&quot;Yes&quot;;&quot;No&quot;);&quot;&quot;;&quot;NO&quot;)">
            <text:p/>
          </table:table-cell>
        </table:table-row>
        <table:table-row table:style-name="ro8">
          <table:table-cell table:formula="of:=IF(IF(LEFT(TRIM([$Translations.$B42]);LEN([.A$1]))=[.A$1];&quot;Yes&quot;;&quot;No&quot;)=IF(LEFT(TRIM([$Translations.$C42]);LEN([.A$1]))=[.A$1];&quot;Yes&quot;;&quot;No&quot;);&quot;&quot;;&quot;NO&quot;)">
            <text:p/>
          </table:table-cell>
          <table:table-cell table:formula="of:=IF(IF(LEFT(TRIM([$Translations.$B42]);LEN([.B$1]))=[.B$1];&quot;Yes&quot;;&quot;No&quot;)=IF(LEFT(TRIM([$Translations.$C42]);LEN([.B$1]))=[.B$1];&quot;Yes&quot;;&quot;No&quot;);&quot;&quot;;&quot;NO&quot;)">
            <text:p/>
          </table:table-cell>
          <table:table-cell table:formula="of:=IF(IF(LEFT(TRIM([$Translations.$B42]);LEN([.C$1]))=[.C$1];&quot;Yes&quot;;&quot;No&quot;)=IF(LEFT(TRIM([$Translations.$C42]);LEN([.C$1]))=[.C$1];&quot;Yes&quot;;&quot;No&quot;);&quot;&quot;;&quot;NO&quot;)">
            <text:p/>
          </table:table-cell>
          <table:table-cell table:formula="of:=IF(IF(LEFT(TRIM([$Translations.$B42]);LEN([.D$1]))=[.D$1];&quot;Yes&quot;;&quot;No&quot;)=IF(LEFT(TRIM([$Translations.$C42]);LEN([.D$1]))=[.D$1];&quot;Yes&quot;;&quot;No&quot;);&quot;&quot;;&quot;NO&quot;)">
            <text:p/>
          </table:table-cell>
          <table:table-cell table:formula="of:=IF(IF(LEFT(TRIM([$Translations.$B42]);LEN([.E$1]))=[.E$1];&quot;Yes&quot;;&quot;No&quot;)=IF(LEFT(TRIM([$Translations.$C42]);LEN([.E$1]))=[.E$1];&quot;Yes&quot;;&quot;No&quot;);&quot;&quot;;&quot;NO&quot;)">
            <text:p/>
          </table:table-cell>
          <table:table-cell table:formula="of:=IF(IF(LEFT(TRIM([$Translations.$B42]);LEN([.F$1]))=[.F$1];&quot;Yes&quot;;&quot;No&quot;)=IF(LEFT(TRIM([$Translations.$C42]);LEN([.F$1]))=[.F$1];&quot;Yes&quot;;&quot;No&quot;);&quot;&quot;;&quot;NO&quot;)">
            <text:p/>
          </table:table-cell>
          <table:table-cell table:formula="of:=IF(IF(LEFT(TRIM([$Translations.$B42]);LEN([.G$1]))=[.G$1];&quot;Yes&quot;;&quot;No&quot;)=IF(LEFT(TRIM([$Translations.$C42]);LEN([.G$1]))=[.G$1];&quot;Yes&quot;;&quot;No&quot;);&quot;&quot;;&quot;NO&quot;)">
            <text:p/>
          </table:table-cell>
        </table:table-row>
        <table:table-row table:style-name="ro8">
          <table:table-cell table:formula="of:=IF(IF(LEFT(TRIM([$Translations.$B43]);LEN([.A$1]))=[.A$1];&quot;Yes&quot;;&quot;No&quot;)=IF(LEFT(TRIM([$Translations.$C43]);LEN([.A$1]))=[.A$1];&quot;Yes&quot;;&quot;No&quot;);&quot;&quot;;&quot;NO&quot;)">
            <text:p/>
          </table:table-cell>
          <table:table-cell table:formula="of:=IF(IF(LEFT(TRIM([$Translations.$B43]);LEN([.B$1]))=[.B$1];&quot;Yes&quot;;&quot;No&quot;)=IF(LEFT(TRIM([$Translations.$C43]);LEN([.B$1]))=[.B$1];&quot;Yes&quot;;&quot;No&quot;);&quot;&quot;;&quot;NO&quot;)">
            <text:p/>
          </table:table-cell>
          <table:table-cell table:formula="of:=IF(IF(LEFT(TRIM([$Translations.$B43]);LEN([.C$1]))=[.C$1];&quot;Yes&quot;;&quot;No&quot;)=IF(LEFT(TRIM([$Translations.$C43]);LEN([.C$1]))=[.C$1];&quot;Yes&quot;;&quot;No&quot;);&quot;&quot;;&quot;NO&quot;)">
            <text:p/>
          </table:table-cell>
          <table:table-cell table:formula="of:=IF(IF(LEFT(TRIM([$Translations.$B43]);LEN([.D$1]))=[.D$1];&quot;Yes&quot;;&quot;No&quot;)=IF(LEFT(TRIM([$Translations.$C43]);LEN([.D$1]))=[.D$1];&quot;Yes&quot;;&quot;No&quot;);&quot;&quot;;&quot;NO&quot;)">
            <text:p/>
          </table:table-cell>
          <table:table-cell table:formula="of:=IF(IF(LEFT(TRIM([$Translations.$B43]);LEN([.E$1]))=[.E$1];&quot;Yes&quot;;&quot;No&quot;)=IF(LEFT(TRIM([$Translations.$C43]);LEN([.E$1]))=[.E$1];&quot;Yes&quot;;&quot;No&quot;);&quot;&quot;;&quot;NO&quot;)">
            <text:p/>
          </table:table-cell>
          <table:table-cell table:formula="of:=IF(IF(LEFT(TRIM([$Translations.$B43]);LEN([.F$1]))=[.F$1];&quot;Yes&quot;;&quot;No&quot;)=IF(LEFT(TRIM([$Translations.$C43]);LEN([.F$1]))=[.F$1];&quot;Yes&quot;;&quot;No&quot;);&quot;&quot;;&quot;NO&quot;)">
            <text:p/>
          </table:table-cell>
          <table:table-cell table:formula="of:=IF(IF(LEFT(TRIM([$Translations.$B43]);LEN([.G$1]))=[.G$1];&quot;Yes&quot;;&quot;No&quot;)=IF(LEFT(TRIM([$Translations.$C43]);LEN([.G$1]))=[.G$1];&quot;Yes&quot;;&quot;No&quot;);&quot;&quot;;&quot;NO&quot;)">
            <text:p/>
          </table:table-cell>
        </table:table-row>
        <table:table-row table:style-name="ro8">
          <table:table-cell table:formula="of:=IF(IF(LEFT(TRIM([$Translations.$B44]);LEN([.A$1]))=[.A$1];&quot;Yes&quot;;&quot;No&quot;)=IF(LEFT(TRIM([$Translations.$C44]);LEN([.A$1]))=[.A$1];&quot;Yes&quot;;&quot;No&quot;);&quot;&quot;;&quot;NO&quot;)">
            <text:p/>
          </table:table-cell>
          <table:table-cell table:formula="of:=IF(IF(LEFT(TRIM([$Translations.$B44]);LEN([.B$1]))=[.B$1];&quot;Yes&quot;;&quot;No&quot;)=IF(LEFT(TRIM([$Translations.$C44]);LEN([.B$1]))=[.B$1];&quot;Yes&quot;;&quot;No&quot;);&quot;&quot;;&quot;NO&quot;)">
            <text:p/>
          </table:table-cell>
          <table:table-cell table:formula="of:=IF(IF(LEFT(TRIM([$Translations.$B44]);LEN([.C$1]))=[.C$1];&quot;Yes&quot;;&quot;No&quot;)=IF(LEFT(TRIM([$Translations.$C44]);LEN([.C$1]))=[.C$1];&quot;Yes&quot;;&quot;No&quot;);&quot;&quot;;&quot;NO&quot;)">
            <text:p/>
          </table:table-cell>
          <table:table-cell table:formula="of:=IF(IF(LEFT(TRIM([$Translations.$B44]);LEN([.D$1]))=[.D$1];&quot;Yes&quot;;&quot;No&quot;)=IF(LEFT(TRIM([$Translations.$C44]);LEN([.D$1]))=[.D$1];&quot;Yes&quot;;&quot;No&quot;);&quot;&quot;;&quot;NO&quot;)">
            <text:p/>
          </table:table-cell>
          <table:table-cell table:formula="of:=IF(IF(LEFT(TRIM([$Translations.$B44]);LEN([.E$1]))=[.E$1];&quot;Yes&quot;;&quot;No&quot;)=IF(LEFT(TRIM([$Translations.$C44]);LEN([.E$1]))=[.E$1];&quot;Yes&quot;;&quot;No&quot;);&quot;&quot;;&quot;NO&quot;)">
            <text:p/>
          </table:table-cell>
          <table:table-cell table:formula="of:=IF(IF(LEFT(TRIM([$Translations.$B44]);LEN([.F$1]))=[.F$1];&quot;Yes&quot;;&quot;No&quot;)=IF(LEFT(TRIM([$Translations.$C44]);LEN([.F$1]))=[.F$1];&quot;Yes&quot;;&quot;No&quot;);&quot;&quot;;&quot;NO&quot;)">
            <text:p/>
          </table:table-cell>
          <table:table-cell table:formula="of:=IF(IF(LEFT(TRIM([$Translations.$B44]);LEN([.G$1]))=[.G$1];&quot;Yes&quot;;&quot;No&quot;)=IF(LEFT(TRIM([$Translations.$C44]);LEN([.G$1]))=[.G$1];&quot;Yes&quot;;&quot;No&quot;);&quot;&quot;;&quot;NO&quot;)">
            <text:p/>
          </table:table-cell>
        </table:table-row>
        <table:table-row table:style-name="ro8">
          <table:table-cell table:formula="of:=IF(IF(LEFT(TRIM([$Translations.$B45]);LEN([.A$1]))=[.A$1];&quot;Yes&quot;;&quot;No&quot;)=IF(LEFT(TRIM([$Translations.$C45]);LEN([.A$1]))=[.A$1];&quot;Yes&quot;;&quot;No&quot;);&quot;&quot;;&quot;NO&quot;)">
            <text:p/>
          </table:table-cell>
          <table:table-cell table:formula="of:=IF(IF(LEFT(TRIM([$Translations.$B45]);LEN([.B$1]))=[.B$1];&quot;Yes&quot;;&quot;No&quot;)=IF(LEFT(TRIM([$Translations.$C45]);LEN([.B$1]))=[.B$1];&quot;Yes&quot;;&quot;No&quot;);&quot;&quot;;&quot;NO&quot;)">
            <text:p/>
          </table:table-cell>
          <table:table-cell table:formula="of:=IF(IF(LEFT(TRIM([$Translations.$B45]);LEN([.C$1]))=[.C$1];&quot;Yes&quot;;&quot;No&quot;)=IF(LEFT(TRIM([$Translations.$C45]);LEN([.C$1]))=[.C$1];&quot;Yes&quot;;&quot;No&quot;);&quot;&quot;;&quot;NO&quot;)">
            <text:p/>
          </table:table-cell>
          <table:table-cell table:formula="of:=IF(IF(LEFT(TRIM([$Translations.$B45]);LEN([.D$1]))=[.D$1];&quot;Yes&quot;;&quot;No&quot;)=IF(LEFT(TRIM([$Translations.$C45]);LEN([.D$1]))=[.D$1];&quot;Yes&quot;;&quot;No&quot;);&quot;&quot;;&quot;NO&quot;)">
            <text:p/>
          </table:table-cell>
          <table:table-cell table:formula="of:=IF(IF(LEFT(TRIM([$Translations.$B45]);LEN([.E$1]))=[.E$1];&quot;Yes&quot;;&quot;No&quot;)=IF(LEFT(TRIM([$Translations.$C45]);LEN([.E$1]))=[.E$1];&quot;Yes&quot;;&quot;No&quot;);&quot;&quot;;&quot;NO&quot;)">
            <text:p/>
          </table:table-cell>
          <table:table-cell table:formula="of:=IF(IF(LEFT(TRIM([$Translations.$B45]);LEN([.F$1]))=[.F$1];&quot;Yes&quot;;&quot;No&quot;)=IF(LEFT(TRIM([$Translations.$C45]);LEN([.F$1]))=[.F$1];&quot;Yes&quot;;&quot;No&quot;);&quot;&quot;;&quot;NO&quot;)">
            <text:p/>
          </table:table-cell>
          <table:table-cell table:formula="of:=IF(IF(LEFT(TRIM([$Translations.$B45]);LEN([.G$1]))=[.G$1];&quot;Yes&quot;;&quot;No&quot;)=IF(LEFT(TRIM([$Translations.$C45]);LEN([.G$1]))=[.G$1];&quot;Yes&quot;;&quot;No&quot;);&quot;&quot;;&quot;NO&quot;)">
            <text:p/>
          </table:table-cell>
        </table:table-row>
        <table:table-row table:style-name="ro8">
          <table:table-cell table:formula="of:=IF(IF(LEFT(TRIM([$Translations.$B46]);LEN([.A$1]))=[.A$1];&quot;Yes&quot;;&quot;No&quot;)=IF(LEFT(TRIM([$Translations.$C46]);LEN([.A$1]))=[.A$1];&quot;Yes&quot;;&quot;No&quot;);&quot;&quot;;&quot;NO&quot;)">
            <text:p/>
          </table:table-cell>
          <table:table-cell table:formula="of:=IF(IF(LEFT(TRIM([$Translations.$B46]);LEN([.B$1]))=[.B$1];&quot;Yes&quot;;&quot;No&quot;)=IF(LEFT(TRIM([$Translations.$C46]);LEN([.B$1]))=[.B$1];&quot;Yes&quot;;&quot;No&quot;);&quot;&quot;;&quot;NO&quot;)">
            <text:p/>
          </table:table-cell>
          <table:table-cell table:formula="of:=IF(IF(LEFT(TRIM([$Translations.$B46]);LEN([.C$1]))=[.C$1];&quot;Yes&quot;;&quot;No&quot;)=IF(LEFT(TRIM([$Translations.$C46]);LEN([.C$1]))=[.C$1];&quot;Yes&quot;;&quot;No&quot;);&quot;&quot;;&quot;NO&quot;)">
            <text:p/>
          </table:table-cell>
          <table:table-cell table:formula="of:=IF(IF(LEFT(TRIM([$Translations.$B46]);LEN([.D$1]))=[.D$1];&quot;Yes&quot;;&quot;No&quot;)=IF(LEFT(TRIM([$Translations.$C46]);LEN([.D$1]))=[.D$1];&quot;Yes&quot;;&quot;No&quot;);&quot;&quot;;&quot;NO&quot;)">
            <text:p/>
          </table:table-cell>
          <table:table-cell table:formula="of:=IF(IF(LEFT(TRIM([$Translations.$B46]);LEN([.E$1]))=[.E$1];&quot;Yes&quot;;&quot;No&quot;)=IF(LEFT(TRIM([$Translations.$C46]);LEN([.E$1]))=[.E$1];&quot;Yes&quot;;&quot;No&quot;);&quot;&quot;;&quot;NO&quot;)">
            <text:p/>
          </table:table-cell>
          <table:table-cell table:formula="of:=IF(IF(LEFT(TRIM([$Translations.$B46]);LEN([.F$1]))=[.F$1];&quot;Yes&quot;;&quot;No&quot;)=IF(LEFT(TRIM([$Translations.$C46]);LEN([.F$1]))=[.F$1];&quot;Yes&quot;;&quot;No&quot;);&quot;&quot;;&quot;NO&quot;)">
            <text:p/>
          </table:table-cell>
          <table:table-cell table:formula="of:=IF(IF(LEFT(TRIM([$Translations.$B46]);LEN([.G$1]))=[.G$1];&quot;Yes&quot;;&quot;No&quot;)=IF(LEFT(TRIM([$Translations.$C46]);LEN([.G$1]))=[.G$1];&quot;Yes&quot;;&quot;No&quot;);&quot;&quot;;&quot;NO&quot;)">
            <text:p/>
          </table:table-cell>
        </table:table-row>
        <table:table-row table:style-name="ro8">
          <table:table-cell table:formula="of:=IF(IF(LEFT(TRIM([$Translations.$B47]);LEN([.A$1]))=[.A$1];&quot;Yes&quot;;&quot;No&quot;)=IF(LEFT(TRIM([$Translations.$C47]);LEN([.A$1]))=[.A$1];&quot;Yes&quot;;&quot;No&quot;);&quot;&quot;;&quot;NO&quot;)">
            <text:p/>
          </table:table-cell>
          <table:table-cell table:formula="of:=IF(IF(LEFT(TRIM([$Translations.$B47]);LEN([.B$1]))=[.B$1];&quot;Yes&quot;;&quot;No&quot;)=IF(LEFT(TRIM([$Translations.$C47]);LEN([.B$1]))=[.B$1];&quot;Yes&quot;;&quot;No&quot;);&quot;&quot;;&quot;NO&quot;)">
            <text:p/>
          </table:table-cell>
          <table:table-cell table:formula="of:=IF(IF(LEFT(TRIM([$Translations.$B47]);LEN([.C$1]))=[.C$1];&quot;Yes&quot;;&quot;No&quot;)=IF(LEFT(TRIM([$Translations.$C47]);LEN([.C$1]))=[.C$1];&quot;Yes&quot;;&quot;No&quot;);&quot;&quot;;&quot;NO&quot;)">
            <text:p/>
          </table:table-cell>
          <table:table-cell table:formula="of:=IF(IF(LEFT(TRIM([$Translations.$B47]);LEN([.D$1]))=[.D$1];&quot;Yes&quot;;&quot;No&quot;)=IF(LEFT(TRIM([$Translations.$C47]);LEN([.D$1]))=[.D$1];&quot;Yes&quot;;&quot;No&quot;);&quot;&quot;;&quot;NO&quot;)">
            <text:p/>
          </table:table-cell>
          <table:table-cell table:formula="of:=IF(IF(LEFT(TRIM([$Translations.$B47]);LEN([.E$1]))=[.E$1];&quot;Yes&quot;;&quot;No&quot;)=IF(LEFT(TRIM([$Translations.$C47]);LEN([.E$1]))=[.E$1];&quot;Yes&quot;;&quot;No&quot;);&quot;&quot;;&quot;NO&quot;)">
            <text:p/>
          </table:table-cell>
          <table:table-cell table:formula="of:=IF(IF(LEFT(TRIM([$Translations.$B47]);LEN([.F$1]))=[.F$1];&quot;Yes&quot;;&quot;No&quot;)=IF(LEFT(TRIM([$Translations.$C47]);LEN([.F$1]))=[.F$1];&quot;Yes&quot;;&quot;No&quot;);&quot;&quot;;&quot;NO&quot;)">
            <text:p/>
          </table:table-cell>
          <table:table-cell table:formula="of:=IF(IF(LEFT(TRIM([$Translations.$B47]);LEN([.G$1]))=[.G$1];&quot;Yes&quot;;&quot;No&quot;)=IF(LEFT(TRIM([$Translations.$C47]);LEN([.G$1]))=[.G$1];&quot;Yes&quot;;&quot;No&quot;);&quot;&quot;;&quot;NO&quot;)">
            <text:p/>
          </table:table-cell>
        </table:table-row>
        <table:table-row table:style-name="ro8">
          <table:table-cell table:formula="of:=IF(IF(LEFT(TRIM([$Translations.$B48]);LEN([.A$1]))=[.A$1];&quot;Yes&quot;;&quot;No&quot;)=IF(LEFT(TRIM([$Translations.$C48]);LEN([.A$1]))=[.A$1];&quot;Yes&quot;;&quot;No&quot;);&quot;&quot;;&quot;NO&quot;)">
            <text:p/>
          </table:table-cell>
          <table:table-cell table:formula="of:=IF(IF(LEFT(TRIM([$Translations.$B48]);LEN([.B$1]))=[.B$1];&quot;Yes&quot;;&quot;No&quot;)=IF(LEFT(TRIM([$Translations.$C48]);LEN([.B$1]))=[.B$1];&quot;Yes&quot;;&quot;No&quot;);&quot;&quot;;&quot;NO&quot;)">
            <text:p/>
          </table:table-cell>
          <table:table-cell table:formula="of:=IF(IF(LEFT(TRIM([$Translations.$B48]);LEN([.C$1]))=[.C$1];&quot;Yes&quot;;&quot;No&quot;)=IF(LEFT(TRIM([$Translations.$C48]);LEN([.C$1]))=[.C$1];&quot;Yes&quot;;&quot;No&quot;);&quot;&quot;;&quot;NO&quot;)">
            <text:p/>
          </table:table-cell>
          <table:table-cell table:formula="of:=IF(IF(LEFT(TRIM([$Translations.$B48]);LEN([.D$1]))=[.D$1];&quot;Yes&quot;;&quot;No&quot;)=IF(LEFT(TRIM([$Translations.$C48]);LEN([.D$1]))=[.D$1];&quot;Yes&quot;;&quot;No&quot;);&quot;&quot;;&quot;NO&quot;)">
            <text:p/>
          </table:table-cell>
          <table:table-cell table:formula="of:=IF(IF(LEFT(TRIM([$Translations.$B48]);LEN([.E$1]))=[.E$1];&quot;Yes&quot;;&quot;No&quot;)=IF(LEFT(TRIM([$Translations.$C48]);LEN([.E$1]))=[.E$1];&quot;Yes&quot;;&quot;No&quot;);&quot;&quot;;&quot;NO&quot;)">
            <text:p/>
          </table:table-cell>
          <table:table-cell table:formula="of:=IF(IF(LEFT(TRIM([$Translations.$B48]);LEN([.F$1]))=[.F$1];&quot;Yes&quot;;&quot;No&quot;)=IF(LEFT(TRIM([$Translations.$C48]);LEN([.F$1]))=[.F$1];&quot;Yes&quot;;&quot;No&quot;);&quot;&quot;;&quot;NO&quot;)">
            <text:p/>
          </table:table-cell>
          <table:table-cell table:formula="of:=IF(IF(LEFT(TRIM([$Translations.$B48]);LEN([.G$1]))=[.G$1];&quot;Yes&quot;;&quot;No&quot;)=IF(LEFT(TRIM([$Translations.$C48]);LEN([.G$1]))=[.G$1];&quot;Yes&quot;;&quot;No&quot;);&quot;&quot;;&quot;NO&quot;)">
            <text:p/>
          </table:table-cell>
        </table:table-row>
        <table:table-row table:style-name="ro8">
          <table:table-cell table:formula="of:=IF(IF(LEFT(TRIM([$Translations.$B49]);LEN([.A$1]))=[.A$1];&quot;Yes&quot;;&quot;No&quot;)=IF(LEFT(TRIM([$Translations.$C49]);LEN([.A$1]))=[.A$1];&quot;Yes&quot;;&quot;No&quot;);&quot;&quot;;&quot;NO&quot;)">
            <text:p/>
          </table:table-cell>
          <table:table-cell table:formula="of:=IF(IF(LEFT(TRIM([$Translations.$B49]);LEN([.B$1]))=[.B$1];&quot;Yes&quot;;&quot;No&quot;)=IF(LEFT(TRIM([$Translations.$C49]);LEN([.B$1]))=[.B$1];&quot;Yes&quot;;&quot;No&quot;);&quot;&quot;;&quot;NO&quot;)">
            <text:p/>
          </table:table-cell>
          <table:table-cell table:formula="of:=IF(IF(LEFT(TRIM([$Translations.$B49]);LEN([.C$1]))=[.C$1];&quot;Yes&quot;;&quot;No&quot;)=IF(LEFT(TRIM([$Translations.$C49]);LEN([.C$1]))=[.C$1];&quot;Yes&quot;;&quot;No&quot;);&quot;&quot;;&quot;NO&quot;)">
            <text:p/>
          </table:table-cell>
          <table:table-cell table:formula="of:=IF(IF(LEFT(TRIM([$Translations.$B49]);LEN([.D$1]))=[.D$1];&quot;Yes&quot;;&quot;No&quot;)=IF(LEFT(TRIM([$Translations.$C49]);LEN([.D$1]))=[.D$1];&quot;Yes&quot;;&quot;No&quot;);&quot;&quot;;&quot;NO&quot;)">
            <text:p/>
          </table:table-cell>
          <table:table-cell table:formula="of:=IF(IF(LEFT(TRIM([$Translations.$B49]);LEN([.E$1]))=[.E$1];&quot;Yes&quot;;&quot;No&quot;)=IF(LEFT(TRIM([$Translations.$C49]);LEN([.E$1]))=[.E$1];&quot;Yes&quot;;&quot;No&quot;);&quot;&quot;;&quot;NO&quot;)">
            <text:p/>
          </table:table-cell>
          <table:table-cell table:formula="of:=IF(IF(LEFT(TRIM([$Translations.$B49]);LEN([.F$1]))=[.F$1];&quot;Yes&quot;;&quot;No&quot;)=IF(LEFT(TRIM([$Translations.$C49]);LEN([.F$1]))=[.F$1];&quot;Yes&quot;;&quot;No&quot;);&quot;&quot;;&quot;NO&quot;)">
            <text:p/>
          </table:table-cell>
          <table:table-cell table:formula="of:=IF(IF(LEFT(TRIM([$Translations.$B49]);LEN([.G$1]))=[.G$1];&quot;Yes&quot;;&quot;No&quot;)=IF(LEFT(TRIM([$Translations.$C49]);LEN([.G$1]))=[.G$1];&quot;Yes&quot;;&quot;No&quot;);&quot;&quot;;&quot;NO&quot;)">
            <text:p/>
          </table:table-cell>
        </table:table-row>
        <table:table-row table:style-name="ro8">
          <table:table-cell table:formula="of:=IF(IF(LEFT(TRIM([$Translations.$B50]);LEN([.A$1]))=[.A$1];&quot;Yes&quot;;&quot;No&quot;)=IF(LEFT(TRIM([$Translations.$C50]);LEN([.A$1]))=[.A$1];&quot;Yes&quot;;&quot;No&quot;);&quot;&quot;;&quot;NO&quot;)">
            <text:p/>
          </table:table-cell>
          <table:table-cell table:formula="of:=IF(IF(LEFT(TRIM([$Translations.$B50]);LEN([.B$1]))=[.B$1];&quot;Yes&quot;;&quot;No&quot;)=IF(LEFT(TRIM([$Translations.$C50]);LEN([.B$1]))=[.B$1];&quot;Yes&quot;;&quot;No&quot;);&quot;&quot;;&quot;NO&quot;)">
            <text:p/>
          </table:table-cell>
          <table:table-cell table:formula="of:=IF(IF(LEFT(TRIM([$Translations.$B50]);LEN([.C$1]))=[.C$1];&quot;Yes&quot;;&quot;No&quot;)=IF(LEFT(TRIM([$Translations.$C50]);LEN([.C$1]))=[.C$1];&quot;Yes&quot;;&quot;No&quot;);&quot;&quot;;&quot;NO&quot;)">
            <text:p/>
          </table:table-cell>
          <table:table-cell table:formula="of:=IF(IF(LEFT(TRIM([$Translations.$B50]);LEN([.D$1]))=[.D$1];&quot;Yes&quot;;&quot;No&quot;)=IF(LEFT(TRIM([$Translations.$C50]);LEN([.D$1]))=[.D$1];&quot;Yes&quot;;&quot;No&quot;);&quot;&quot;;&quot;NO&quot;)">
            <text:p/>
          </table:table-cell>
          <table:table-cell table:formula="of:=IF(IF(LEFT(TRIM([$Translations.$B50]);LEN([.E$1]))=[.E$1];&quot;Yes&quot;;&quot;No&quot;)=IF(LEFT(TRIM([$Translations.$C50]);LEN([.E$1]))=[.E$1];&quot;Yes&quot;;&quot;No&quot;);&quot;&quot;;&quot;NO&quot;)">
            <text:p/>
          </table:table-cell>
          <table:table-cell table:formula="of:=IF(IF(LEFT(TRIM([$Translations.$B50]);LEN([.F$1]))=[.F$1];&quot;Yes&quot;;&quot;No&quot;)=IF(LEFT(TRIM([$Translations.$C50]);LEN([.F$1]))=[.F$1];&quot;Yes&quot;;&quot;No&quot;);&quot;&quot;;&quot;NO&quot;)">
            <text:p/>
          </table:table-cell>
          <table:table-cell table:formula="of:=IF(IF(LEFT(TRIM([$Translations.$B50]);LEN([.G$1]))=[.G$1];&quot;Yes&quot;;&quot;No&quot;)=IF(LEFT(TRIM([$Translations.$C50]);LEN([.G$1]))=[.G$1];&quot;Yes&quot;;&quot;No&quot;);&quot;&quot;;&quot;NO&quot;)">
            <text:p/>
          </table:table-cell>
        </table:table-row>
        <table:table-row table:style-name="ro8">
          <table:table-cell table:formula="of:=IF(IF(LEFT(TRIM([$Translations.$B51]);LEN([.A$1]))=[.A$1];&quot;Yes&quot;;&quot;No&quot;)=IF(LEFT(TRIM([$Translations.$C51]);LEN([.A$1]))=[.A$1];&quot;Yes&quot;;&quot;No&quot;);&quot;&quot;;&quot;NO&quot;)">
            <text:p/>
          </table:table-cell>
          <table:table-cell table:formula="of:=IF(IF(LEFT(TRIM([$Translations.$B51]);LEN([.B$1]))=[.B$1];&quot;Yes&quot;;&quot;No&quot;)=IF(LEFT(TRIM([$Translations.$C51]);LEN([.B$1]))=[.B$1];&quot;Yes&quot;;&quot;No&quot;);&quot;&quot;;&quot;NO&quot;)">
            <text:p/>
          </table:table-cell>
          <table:table-cell table:formula="of:=IF(IF(LEFT(TRIM([$Translations.$B51]);LEN([.C$1]))=[.C$1];&quot;Yes&quot;;&quot;No&quot;)=IF(LEFT(TRIM([$Translations.$C51]);LEN([.C$1]))=[.C$1];&quot;Yes&quot;;&quot;No&quot;);&quot;&quot;;&quot;NO&quot;)">
            <text:p/>
          </table:table-cell>
          <table:table-cell table:formula="of:=IF(IF(LEFT(TRIM([$Translations.$B51]);LEN([.D$1]))=[.D$1];&quot;Yes&quot;;&quot;No&quot;)=IF(LEFT(TRIM([$Translations.$C51]);LEN([.D$1]))=[.D$1];&quot;Yes&quot;;&quot;No&quot;);&quot;&quot;;&quot;NO&quot;)">
            <text:p/>
          </table:table-cell>
          <table:table-cell table:formula="of:=IF(IF(LEFT(TRIM([$Translations.$B51]);LEN([.E$1]))=[.E$1];&quot;Yes&quot;;&quot;No&quot;)=IF(LEFT(TRIM([$Translations.$C51]);LEN([.E$1]))=[.E$1];&quot;Yes&quot;;&quot;No&quot;);&quot;&quot;;&quot;NO&quot;)">
            <text:p/>
          </table:table-cell>
          <table:table-cell table:formula="of:=IF(IF(LEFT(TRIM([$Translations.$B51]);LEN([.F$1]))=[.F$1];&quot;Yes&quot;;&quot;No&quot;)=IF(LEFT(TRIM([$Translations.$C51]);LEN([.F$1]))=[.F$1];&quot;Yes&quot;;&quot;No&quot;);&quot;&quot;;&quot;NO&quot;)">
            <text:p/>
          </table:table-cell>
          <table:table-cell table:formula="of:=IF(IF(LEFT(TRIM([$Translations.$B51]);LEN([.G$1]))=[.G$1];&quot;Yes&quot;;&quot;No&quot;)=IF(LEFT(TRIM([$Translations.$C51]);LEN([.G$1]))=[.G$1];&quot;Yes&quot;;&quot;No&quot;);&quot;&quot;;&quot;NO&quot;)">
            <text:p/>
          </table:table-cell>
        </table:table-row>
        <table:table-row table:style-name="ro8">
          <table:table-cell table:formula="of:=IF(IF(LEFT(TRIM([$Translations.$B52]);LEN([.A$1]))=[.A$1];&quot;Yes&quot;;&quot;No&quot;)=IF(LEFT(TRIM([$Translations.$C52]);LEN([.A$1]))=[.A$1];&quot;Yes&quot;;&quot;No&quot;);&quot;&quot;;&quot;NO&quot;)">
            <text:p/>
          </table:table-cell>
          <table:table-cell table:formula="of:=IF(IF(LEFT(TRIM([$Translations.$B52]);LEN([.B$1]))=[.B$1];&quot;Yes&quot;;&quot;No&quot;)=IF(LEFT(TRIM([$Translations.$C52]);LEN([.B$1]))=[.B$1];&quot;Yes&quot;;&quot;No&quot;);&quot;&quot;;&quot;NO&quot;)">
            <text:p/>
          </table:table-cell>
          <table:table-cell table:formula="of:=IF(IF(LEFT(TRIM([$Translations.$B52]);LEN([.C$1]))=[.C$1];&quot;Yes&quot;;&quot;No&quot;)=IF(LEFT(TRIM([$Translations.$C52]);LEN([.C$1]))=[.C$1];&quot;Yes&quot;;&quot;No&quot;);&quot;&quot;;&quot;NO&quot;)">
            <text:p/>
          </table:table-cell>
          <table:table-cell table:formula="of:=IF(IF(LEFT(TRIM([$Translations.$B52]);LEN([.D$1]))=[.D$1];&quot;Yes&quot;;&quot;No&quot;)=IF(LEFT(TRIM([$Translations.$C52]);LEN([.D$1]))=[.D$1];&quot;Yes&quot;;&quot;No&quot;);&quot;&quot;;&quot;NO&quot;)">
            <text:p/>
          </table:table-cell>
          <table:table-cell table:formula="of:=IF(IF(LEFT(TRIM([$Translations.$B52]);LEN([.E$1]))=[.E$1];&quot;Yes&quot;;&quot;No&quot;)=IF(LEFT(TRIM([$Translations.$C52]);LEN([.E$1]))=[.E$1];&quot;Yes&quot;;&quot;No&quot;);&quot;&quot;;&quot;NO&quot;)">
            <text:p/>
          </table:table-cell>
          <table:table-cell table:formula="of:=IF(IF(LEFT(TRIM([$Translations.$B52]);LEN([.F$1]))=[.F$1];&quot;Yes&quot;;&quot;No&quot;)=IF(LEFT(TRIM([$Translations.$C52]);LEN([.F$1]))=[.F$1];&quot;Yes&quot;;&quot;No&quot;);&quot;&quot;;&quot;NO&quot;)">
            <text:p/>
          </table:table-cell>
          <table:table-cell table:formula="of:=IF(IF(LEFT(TRIM([$Translations.$B52]);LEN([.G$1]))=[.G$1];&quot;Yes&quot;;&quot;No&quot;)=IF(LEFT(TRIM([$Translations.$C52]);LEN([.G$1]))=[.G$1];&quot;Yes&quot;;&quot;No&quot;);&quot;&quot;;&quot;NO&quot;)">
            <text:p/>
          </table:table-cell>
        </table:table-row>
        <table:table-row table:style-name="ro8">
          <table:table-cell table:formula="of:=IF(IF(LEFT(TRIM([$Translations.$B53]);LEN([.A$1]))=[.A$1];&quot;Yes&quot;;&quot;No&quot;)=IF(LEFT(TRIM([$Translations.$C53]);LEN([.A$1]))=[.A$1];&quot;Yes&quot;;&quot;No&quot;);&quot;&quot;;&quot;NO&quot;)">
            <text:p/>
          </table:table-cell>
          <table:table-cell table:formula="of:=IF(IF(LEFT(TRIM([$Translations.$B53]);LEN([.B$1]))=[.B$1];&quot;Yes&quot;;&quot;No&quot;)=IF(LEFT(TRIM([$Translations.$C53]);LEN([.B$1]))=[.B$1];&quot;Yes&quot;;&quot;No&quot;);&quot;&quot;;&quot;NO&quot;)">
            <text:p/>
          </table:table-cell>
          <table:table-cell table:formula="of:=IF(IF(LEFT(TRIM([$Translations.$B53]);LEN([.C$1]))=[.C$1];&quot;Yes&quot;;&quot;No&quot;)=IF(LEFT(TRIM([$Translations.$C53]);LEN([.C$1]))=[.C$1];&quot;Yes&quot;;&quot;No&quot;);&quot;&quot;;&quot;NO&quot;)">
            <text:p/>
          </table:table-cell>
          <table:table-cell table:formula="of:=IF(IF(LEFT(TRIM([$Translations.$B53]);LEN([.D$1]))=[.D$1];&quot;Yes&quot;;&quot;No&quot;)=IF(LEFT(TRIM([$Translations.$C53]);LEN([.D$1]))=[.D$1];&quot;Yes&quot;;&quot;No&quot;);&quot;&quot;;&quot;NO&quot;)">
            <text:p/>
          </table:table-cell>
          <table:table-cell table:formula="of:=IF(IF(LEFT(TRIM([$Translations.$B53]);LEN([.E$1]))=[.E$1];&quot;Yes&quot;;&quot;No&quot;)=IF(LEFT(TRIM([$Translations.$C53]);LEN([.E$1]))=[.E$1];&quot;Yes&quot;;&quot;No&quot;);&quot;&quot;;&quot;NO&quot;)">
            <text:p/>
          </table:table-cell>
          <table:table-cell table:formula="of:=IF(IF(LEFT(TRIM([$Translations.$B53]);LEN([.F$1]))=[.F$1];&quot;Yes&quot;;&quot;No&quot;)=IF(LEFT(TRIM([$Translations.$C53]);LEN([.F$1]))=[.F$1];&quot;Yes&quot;;&quot;No&quot;);&quot;&quot;;&quot;NO&quot;)">
            <text:p/>
          </table:table-cell>
          <table:table-cell table:formula="of:=IF(IF(LEFT(TRIM([$Translations.$B53]);LEN([.G$1]))=[.G$1];&quot;Yes&quot;;&quot;No&quot;)=IF(LEFT(TRIM([$Translations.$C53]);LEN([.G$1]))=[.G$1];&quot;Yes&quot;;&quot;No&quot;);&quot;&quot;;&quot;NO&quot;)">
            <text:p/>
          </table:table-cell>
        </table:table-row>
        <table:table-row table:style-name="ro8">
          <table:table-cell table:formula="of:=IF(IF(LEFT(TRIM([$Translations.$B54]);LEN([.A$1]))=[.A$1];&quot;Yes&quot;;&quot;No&quot;)=IF(LEFT(TRIM([$Translations.$C54]);LEN([.A$1]))=[.A$1];&quot;Yes&quot;;&quot;No&quot;);&quot;&quot;;&quot;NO&quot;)">
            <text:p/>
          </table:table-cell>
          <table:table-cell table:formula="of:=IF(IF(LEFT(TRIM([$Translations.$B54]);LEN([.B$1]))=[.B$1];&quot;Yes&quot;;&quot;No&quot;)=IF(LEFT(TRIM([$Translations.$C54]);LEN([.B$1]))=[.B$1];&quot;Yes&quot;;&quot;No&quot;);&quot;&quot;;&quot;NO&quot;)">
            <text:p/>
          </table:table-cell>
          <table:table-cell table:formula="of:=IF(IF(LEFT(TRIM([$Translations.$B54]);LEN([.C$1]))=[.C$1];&quot;Yes&quot;;&quot;No&quot;)=IF(LEFT(TRIM([$Translations.$C54]);LEN([.C$1]))=[.C$1];&quot;Yes&quot;;&quot;No&quot;);&quot;&quot;;&quot;NO&quot;)">
            <text:p/>
          </table:table-cell>
          <table:table-cell table:formula="of:=IF(IF(LEFT(TRIM([$Translations.$B54]);LEN([.D$1]))=[.D$1];&quot;Yes&quot;;&quot;No&quot;)=IF(LEFT(TRIM([$Translations.$C54]);LEN([.D$1]))=[.D$1];&quot;Yes&quot;;&quot;No&quot;);&quot;&quot;;&quot;NO&quot;)">
            <text:p/>
          </table:table-cell>
          <table:table-cell table:formula="of:=IF(IF(LEFT(TRIM([$Translations.$B54]);LEN([.E$1]))=[.E$1];&quot;Yes&quot;;&quot;No&quot;)=IF(LEFT(TRIM([$Translations.$C54]);LEN([.E$1]))=[.E$1];&quot;Yes&quot;;&quot;No&quot;);&quot;&quot;;&quot;NO&quot;)">
            <text:p/>
          </table:table-cell>
          <table:table-cell table:formula="of:=IF(IF(LEFT(TRIM([$Translations.$B54]);LEN([.F$1]))=[.F$1];&quot;Yes&quot;;&quot;No&quot;)=IF(LEFT(TRIM([$Translations.$C54]);LEN([.F$1]))=[.F$1];&quot;Yes&quot;;&quot;No&quot;);&quot;&quot;;&quot;NO&quot;)">
            <text:p/>
          </table:table-cell>
          <table:table-cell table:formula="of:=IF(IF(LEFT(TRIM([$Translations.$B54]);LEN([.G$1]))=[.G$1];&quot;Yes&quot;;&quot;No&quot;)=IF(LEFT(TRIM([$Translations.$C54]);LEN([.G$1]))=[.G$1];&quot;Yes&quot;;&quot;No&quot;);&quot;&quot;;&quot;NO&quot;)">
            <text:p/>
          </table:table-cell>
        </table:table-row>
        <table:table-row table:style-name="ro8">
          <table:table-cell table:formula="of:=IF(IF(LEFT(TRIM([$Translations.$B55]);LEN([.A$1]))=[.A$1];&quot;Yes&quot;;&quot;No&quot;)=IF(LEFT(TRIM([$Translations.$C55]);LEN([.A$1]))=[.A$1];&quot;Yes&quot;;&quot;No&quot;);&quot;&quot;;&quot;NO&quot;)">
            <text:p/>
          </table:table-cell>
          <table:table-cell table:formula="of:=IF(IF(LEFT(TRIM([$Translations.$B55]);LEN([.B$1]))=[.B$1];&quot;Yes&quot;;&quot;No&quot;)=IF(LEFT(TRIM([$Translations.$C55]);LEN([.B$1]))=[.B$1];&quot;Yes&quot;;&quot;No&quot;);&quot;&quot;;&quot;NO&quot;)">
            <text:p/>
          </table:table-cell>
          <table:table-cell table:formula="of:=IF(IF(LEFT(TRIM([$Translations.$B55]);LEN([.C$1]))=[.C$1];&quot;Yes&quot;;&quot;No&quot;)=IF(LEFT(TRIM([$Translations.$C55]);LEN([.C$1]))=[.C$1];&quot;Yes&quot;;&quot;No&quot;);&quot;&quot;;&quot;NO&quot;)">
            <text:p/>
          </table:table-cell>
          <table:table-cell table:formula="of:=IF(IF(LEFT(TRIM([$Translations.$B55]);LEN([.D$1]))=[.D$1];&quot;Yes&quot;;&quot;No&quot;)=IF(LEFT(TRIM([$Translations.$C55]);LEN([.D$1]))=[.D$1];&quot;Yes&quot;;&quot;No&quot;);&quot;&quot;;&quot;NO&quot;)">
            <text:p/>
          </table:table-cell>
          <table:table-cell table:formula="of:=IF(IF(LEFT(TRIM([$Translations.$B55]);LEN([.E$1]))=[.E$1];&quot;Yes&quot;;&quot;No&quot;)=IF(LEFT(TRIM([$Translations.$C55]);LEN([.E$1]))=[.E$1];&quot;Yes&quot;;&quot;No&quot;);&quot;&quot;;&quot;NO&quot;)">
            <text:p/>
          </table:table-cell>
          <table:table-cell table:formula="of:=IF(IF(LEFT(TRIM([$Translations.$B55]);LEN([.F$1]))=[.F$1];&quot;Yes&quot;;&quot;No&quot;)=IF(LEFT(TRIM([$Translations.$C55]);LEN([.F$1]))=[.F$1];&quot;Yes&quot;;&quot;No&quot;);&quot;&quot;;&quot;NO&quot;)">
            <text:p/>
          </table:table-cell>
          <table:table-cell table:formula="of:=IF(IF(LEFT(TRIM([$Translations.$B55]);LEN([.G$1]))=[.G$1];&quot;Yes&quot;;&quot;No&quot;)=IF(LEFT(TRIM([$Translations.$C55]);LEN([.G$1]))=[.G$1];&quot;Yes&quot;;&quot;No&quot;);&quot;&quot;;&quot;NO&quot;)">
            <text:p/>
          </table:table-cell>
        </table:table-row>
        <table:table-row table:style-name="ro8">
          <table:table-cell table:formula="of:=IF(IF(LEFT(TRIM([$Translations.$B56]);LEN([.A$1]))=[.A$1];&quot;Yes&quot;;&quot;No&quot;)=IF(LEFT(TRIM([$Translations.$C56]);LEN([.A$1]))=[.A$1];&quot;Yes&quot;;&quot;No&quot;);&quot;&quot;;&quot;NO&quot;)">
            <text:p/>
          </table:table-cell>
          <table:table-cell table:formula="of:=IF(IF(LEFT(TRIM([$Translations.$B56]);LEN([.B$1]))=[.B$1];&quot;Yes&quot;;&quot;No&quot;)=IF(LEFT(TRIM([$Translations.$C56]);LEN([.B$1]))=[.B$1];&quot;Yes&quot;;&quot;No&quot;);&quot;&quot;;&quot;NO&quot;)">
            <text:p/>
          </table:table-cell>
          <table:table-cell table:formula="of:=IF(IF(LEFT(TRIM([$Translations.$B56]);LEN([.C$1]))=[.C$1];&quot;Yes&quot;;&quot;No&quot;)=IF(LEFT(TRIM([$Translations.$C56]);LEN([.C$1]))=[.C$1];&quot;Yes&quot;;&quot;No&quot;);&quot;&quot;;&quot;NO&quot;)">
            <text:p/>
          </table:table-cell>
          <table:table-cell table:formula="of:=IF(IF(LEFT(TRIM([$Translations.$B56]);LEN([.D$1]))=[.D$1];&quot;Yes&quot;;&quot;No&quot;)=IF(LEFT(TRIM([$Translations.$C56]);LEN([.D$1]))=[.D$1];&quot;Yes&quot;;&quot;No&quot;);&quot;&quot;;&quot;NO&quot;)">
            <text:p/>
          </table:table-cell>
          <table:table-cell table:formula="of:=IF(IF(LEFT(TRIM([$Translations.$B56]);LEN([.E$1]))=[.E$1];&quot;Yes&quot;;&quot;No&quot;)=IF(LEFT(TRIM([$Translations.$C56]);LEN([.E$1]))=[.E$1];&quot;Yes&quot;;&quot;No&quot;);&quot;&quot;;&quot;NO&quot;)">
            <text:p/>
          </table:table-cell>
          <table:table-cell table:formula="of:=IF(IF(LEFT(TRIM([$Translations.$B56]);LEN([.F$1]))=[.F$1];&quot;Yes&quot;;&quot;No&quot;)=IF(LEFT(TRIM([$Translations.$C56]);LEN([.F$1]))=[.F$1];&quot;Yes&quot;;&quot;No&quot;);&quot;&quot;;&quot;NO&quot;)">
            <text:p/>
          </table:table-cell>
          <table:table-cell table:formula="of:=IF(IF(LEFT(TRIM([$Translations.$B56]);LEN([.G$1]))=[.G$1];&quot;Yes&quot;;&quot;No&quot;)=IF(LEFT(TRIM([$Translations.$C56]);LEN([.G$1]))=[.G$1];&quot;Yes&quot;;&quot;No&quot;);&quot;&quot;;&quot;NO&quot;)">
            <text:p/>
          </table:table-cell>
        </table:table-row>
        <table:table-row table:style-name="ro8">
          <table:table-cell table:formula="of:=IF(IF(LEFT(TRIM([$Translations.$B57]);LEN([.A$1]))=[.A$1];&quot;Yes&quot;;&quot;No&quot;)=IF(LEFT(TRIM([$Translations.$C57]);LEN([.A$1]))=[.A$1];&quot;Yes&quot;;&quot;No&quot;);&quot;&quot;;&quot;NO&quot;)">
            <text:p/>
          </table:table-cell>
          <table:table-cell table:formula="of:=IF(IF(LEFT(TRIM([$Translations.$B57]);LEN([.B$1]))=[.B$1];&quot;Yes&quot;;&quot;No&quot;)=IF(LEFT(TRIM([$Translations.$C57]);LEN([.B$1]))=[.B$1];&quot;Yes&quot;;&quot;No&quot;);&quot;&quot;;&quot;NO&quot;)">
            <text:p/>
          </table:table-cell>
          <table:table-cell table:formula="of:=IF(IF(LEFT(TRIM([$Translations.$B57]);LEN([.C$1]))=[.C$1];&quot;Yes&quot;;&quot;No&quot;)=IF(LEFT(TRIM([$Translations.$C57]);LEN([.C$1]))=[.C$1];&quot;Yes&quot;;&quot;No&quot;);&quot;&quot;;&quot;NO&quot;)">
            <text:p/>
          </table:table-cell>
          <table:table-cell table:formula="of:=IF(IF(LEFT(TRIM([$Translations.$B57]);LEN([.D$1]))=[.D$1];&quot;Yes&quot;;&quot;No&quot;)=IF(LEFT(TRIM([$Translations.$C57]);LEN([.D$1]))=[.D$1];&quot;Yes&quot;;&quot;No&quot;);&quot;&quot;;&quot;NO&quot;)">
            <text:p/>
          </table:table-cell>
          <table:table-cell table:formula="of:=IF(IF(LEFT(TRIM([$Translations.$B57]);LEN([.E$1]))=[.E$1];&quot;Yes&quot;;&quot;No&quot;)=IF(LEFT(TRIM([$Translations.$C57]);LEN([.E$1]))=[.E$1];&quot;Yes&quot;;&quot;No&quot;);&quot;&quot;;&quot;NO&quot;)">
            <text:p/>
          </table:table-cell>
          <table:table-cell table:formula="of:=IF(IF(LEFT(TRIM([$Translations.$B57]);LEN([.F$1]))=[.F$1];&quot;Yes&quot;;&quot;No&quot;)=IF(LEFT(TRIM([$Translations.$C57]);LEN([.F$1]))=[.F$1];&quot;Yes&quot;;&quot;No&quot;);&quot;&quot;;&quot;NO&quot;)">
            <text:p/>
          </table:table-cell>
          <table:table-cell table:formula="of:=IF(IF(LEFT(TRIM([$Translations.$B57]);LEN([.G$1]))=[.G$1];&quot;Yes&quot;;&quot;No&quot;)=IF(LEFT(TRIM([$Translations.$C57]);LEN([.G$1]))=[.G$1];&quot;Yes&quot;;&quot;No&quot;);&quot;&quot;;&quot;NO&quot;)">
            <text:p/>
          </table:table-cell>
        </table:table-row>
        <table:table-row table:style-name="ro8">
          <table:table-cell table:formula="of:=IF(IF(LEFT(TRIM([$Translations.$B58]);LEN([.A$1]))=[.A$1];&quot;Yes&quot;;&quot;No&quot;)=IF(LEFT(TRIM([$Translations.$C58]);LEN([.A$1]))=[.A$1];&quot;Yes&quot;;&quot;No&quot;);&quot;&quot;;&quot;NO&quot;)">
            <text:p/>
          </table:table-cell>
          <table:table-cell table:formula="of:=IF(IF(LEFT(TRIM([$Translations.$B58]);LEN([.B$1]))=[.B$1];&quot;Yes&quot;;&quot;No&quot;)=IF(LEFT(TRIM([$Translations.$C58]);LEN([.B$1]))=[.B$1];&quot;Yes&quot;;&quot;No&quot;);&quot;&quot;;&quot;NO&quot;)">
            <text:p/>
          </table:table-cell>
          <table:table-cell table:formula="of:=IF(IF(LEFT(TRIM([$Translations.$B58]);LEN([.C$1]))=[.C$1];&quot;Yes&quot;;&quot;No&quot;)=IF(LEFT(TRIM([$Translations.$C58]);LEN([.C$1]))=[.C$1];&quot;Yes&quot;;&quot;No&quot;);&quot;&quot;;&quot;NO&quot;)">
            <text:p/>
          </table:table-cell>
          <table:table-cell table:formula="of:=IF(IF(LEFT(TRIM([$Translations.$B58]);LEN([.D$1]))=[.D$1];&quot;Yes&quot;;&quot;No&quot;)=IF(LEFT(TRIM([$Translations.$C58]);LEN([.D$1]))=[.D$1];&quot;Yes&quot;;&quot;No&quot;);&quot;&quot;;&quot;NO&quot;)">
            <text:p/>
          </table:table-cell>
          <table:table-cell table:formula="of:=IF(IF(LEFT(TRIM([$Translations.$B58]);LEN([.E$1]))=[.E$1];&quot;Yes&quot;;&quot;No&quot;)=IF(LEFT(TRIM([$Translations.$C58]);LEN([.E$1]))=[.E$1];&quot;Yes&quot;;&quot;No&quot;);&quot;&quot;;&quot;NO&quot;)">
            <text:p/>
          </table:table-cell>
          <table:table-cell table:formula="of:=IF(IF(LEFT(TRIM([$Translations.$B58]);LEN([.F$1]))=[.F$1];&quot;Yes&quot;;&quot;No&quot;)=IF(LEFT(TRIM([$Translations.$C58]);LEN([.F$1]))=[.F$1];&quot;Yes&quot;;&quot;No&quot;);&quot;&quot;;&quot;NO&quot;)">
            <text:p/>
          </table:table-cell>
          <table:table-cell table:formula="of:=IF(IF(LEFT(TRIM([$Translations.$B58]);LEN([.G$1]))=[.G$1];&quot;Yes&quot;;&quot;No&quot;)=IF(LEFT(TRIM([$Translations.$C58]);LEN([.G$1]))=[.G$1];&quot;Yes&quot;;&quot;No&quot;);&quot;&quot;;&quot;NO&quot;)">
            <text:p/>
          </table:table-cell>
        </table:table-row>
        <table:table-row table:style-name="ro8">
          <table:table-cell table:formula="of:=IF(IF(LEFT(TRIM([$Translations.$B59]);LEN([.A$1]))=[.A$1];&quot;Yes&quot;;&quot;No&quot;)=IF(LEFT(TRIM([$Translations.$C59]);LEN([.A$1]))=[.A$1];&quot;Yes&quot;;&quot;No&quot;);&quot;&quot;;&quot;NO&quot;)">
            <text:p/>
          </table:table-cell>
          <table:table-cell table:formula="of:=IF(IF(LEFT(TRIM([$Translations.$B59]);LEN([.B$1]))=[.B$1];&quot;Yes&quot;;&quot;No&quot;)=IF(LEFT(TRIM([$Translations.$C59]);LEN([.B$1]))=[.B$1];&quot;Yes&quot;;&quot;No&quot;);&quot;&quot;;&quot;NO&quot;)">
            <text:p/>
          </table:table-cell>
          <table:table-cell table:formula="of:=IF(IF(LEFT(TRIM([$Translations.$B59]);LEN([.C$1]))=[.C$1];&quot;Yes&quot;;&quot;No&quot;)=IF(LEFT(TRIM([$Translations.$C59]);LEN([.C$1]))=[.C$1];&quot;Yes&quot;;&quot;No&quot;);&quot;&quot;;&quot;NO&quot;)">
            <text:p/>
          </table:table-cell>
          <table:table-cell table:formula="of:=IF(IF(LEFT(TRIM([$Translations.$B59]);LEN([.D$1]))=[.D$1];&quot;Yes&quot;;&quot;No&quot;)=IF(LEFT(TRIM([$Translations.$C59]);LEN([.D$1]))=[.D$1];&quot;Yes&quot;;&quot;No&quot;);&quot;&quot;;&quot;NO&quot;)">
            <text:p/>
          </table:table-cell>
          <table:table-cell table:formula="of:=IF(IF(LEFT(TRIM([$Translations.$B59]);LEN([.E$1]))=[.E$1];&quot;Yes&quot;;&quot;No&quot;)=IF(LEFT(TRIM([$Translations.$C59]);LEN([.E$1]))=[.E$1];&quot;Yes&quot;;&quot;No&quot;);&quot;&quot;;&quot;NO&quot;)">
            <text:p/>
          </table:table-cell>
          <table:table-cell table:formula="of:=IF(IF(LEFT(TRIM([$Translations.$B59]);LEN([.F$1]))=[.F$1];&quot;Yes&quot;;&quot;No&quot;)=IF(LEFT(TRIM([$Translations.$C59]);LEN([.F$1]))=[.F$1];&quot;Yes&quot;;&quot;No&quot;);&quot;&quot;;&quot;NO&quot;)">
            <text:p/>
          </table:table-cell>
          <table:table-cell table:formula="of:=IF(IF(LEFT(TRIM([$Translations.$B59]);LEN([.G$1]))=[.G$1];&quot;Yes&quot;;&quot;No&quot;)=IF(LEFT(TRIM([$Translations.$C59]);LEN([.G$1]))=[.G$1];&quot;Yes&quot;;&quot;No&quot;);&quot;&quot;;&quot;NO&quot;)">
            <text:p/>
          </table:table-cell>
        </table:table-row>
        <table:table-row table:style-name="ro8">
          <table:table-cell table:formula="of:=IF(IF(LEFT(TRIM([$Translations.$B60]);LEN([.A$1]))=[.A$1];&quot;Yes&quot;;&quot;No&quot;)=IF(LEFT(TRIM([$Translations.$C60]);LEN([.A$1]))=[.A$1];&quot;Yes&quot;;&quot;No&quot;);&quot;&quot;;&quot;NO&quot;)">
            <text:p/>
          </table:table-cell>
          <table:table-cell table:formula="of:=IF(IF(LEFT(TRIM([$Translations.$B60]);LEN([.B$1]))=[.B$1];&quot;Yes&quot;;&quot;No&quot;)=IF(LEFT(TRIM([$Translations.$C60]);LEN([.B$1]))=[.B$1];&quot;Yes&quot;;&quot;No&quot;);&quot;&quot;;&quot;NO&quot;)">
            <text:p/>
          </table:table-cell>
          <table:table-cell table:formula="of:=IF(IF(LEFT(TRIM([$Translations.$B60]);LEN([.C$1]))=[.C$1];&quot;Yes&quot;;&quot;No&quot;)=IF(LEFT(TRIM([$Translations.$C60]);LEN([.C$1]))=[.C$1];&quot;Yes&quot;;&quot;No&quot;);&quot;&quot;;&quot;NO&quot;)">
            <text:p/>
          </table:table-cell>
          <table:table-cell table:formula="of:=IF(IF(LEFT(TRIM([$Translations.$B60]);LEN([.D$1]))=[.D$1];&quot;Yes&quot;;&quot;No&quot;)=IF(LEFT(TRIM([$Translations.$C60]);LEN([.D$1]))=[.D$1];&quot;Yes&quot;;&quot;No&quot;);&quot;&quot;;&quot;NO&quot;)">
            <text:p/>
          </table:table-cell>
          <table:table-cell table:formula="of:=IF(IF(LEFT(TRIM([$Translations.$B60]);LEN([.E$1]))=[.E$1];&quot;Yes&quot;;&quot;No&quot;)=IF(LEFT(TRIM([$Translations.$C60]);LEN([.E$1]))=[.E$1];&quot;Yes&quot;;&quot;No&quot;);&quot;&quot;;&quot;NO&quot;)">
            <text:p/>
          </table:table-cell>
          <table:table-cell table:formula="of:=IF(IF(LEFT(TRIM([$Translations.$B60]);LEN([.F$1]))=[.F$1];&quot;Yes&quot;;&quot;No&quot;)=IF(LEFT(TRIM([$Translations.$C60]);LEN([.F$1]))=[.F$1];&quot;Yes&quot;;&quot;No&quot;);&quot;&quot;;&quot;NO&quot;)">
            <text:p/>
          </table:table-cell>
          <table:table-cell table:formula="of:=IF(IF(LEFT(TRIM([$Translations.$B60]);LEN([.G$1]))=[.G$1];&quot;Yes&quot;;&quot;No&quot;)=IF(LEFT(TRIM([$Translations.$C60]);LEN([.G$1]))=[.G$1];&quot;Yes&quot;;&quot;No&quot;);&quot;&quot;;&quot;NO&quot;)">
            <text:p/>
          </table:table-cell>
        </table:table-row>
        <table:table-row table:style-name="ro8">
          <table:table-cell table:formula="of:=IF(IF(LEFT(TRIM([$Translations.$B61]);LEN([.A$1]))=[.A$1];&quot;Yes&quot;;&quot;No&quot;)=IF(LEFT(TRIM([$Translations.$C61]);LEN([.A$1]))=[.A$1];&quot;Yes&quot;;&quot;No&quot;);&quot;&quot;;&quot;NO&quot;)">
            <text:p/>
          </table:table-cell>
          <table:table-cell table:formula="of:=IF(IF(LEFT(TRIM([$Translations.$B61]);LEN([.B$1]))=[.B$1];&quot;Yes&quot;;&quot;No&quot;)=IF(LEFT(TRIM([$Translations.$C61]);LEN([.B$1]))=[.B$1];&quot;Yes&quot;;&quot;No&quot;);&quot;&quot;;&quot;NO&quot;)">
            <text:p/>
          </table:table-cell>
          <table:table-cell table:formula="of:=IF(IF(LEFT(TRIM([$Translations.$B61]);LEN([.C$1]))=[.C$1];&quot;Yes&quot;;&quot;No&quot;)=IF(LEFT(TRIM([$Translations.$C61]);LEN([.C$1]))=[.C$1];&quot;Yes&quot;;&quot;No&quot;);&quot;&quot;;&quot;NO&quot;)">
            <text:p/>
          </table:table-cell>
          <table:table-cell table:formula="of:=IF(IF(LEFT(TRIM([$Translations.$B61]);LEN([.D$1]))=[.D$1];&quot;Yes&quot;;&quot;No&quot;)=IF(LEFT(TRIM([$Translations.$C61]);LEN([.D$1]))=[.D$1];&quot;Yes&quot;;&quot;No&quot;);&quot;&quot;;&quot;NO&quot;)">
            <text:p/>
          </table:table-cell>
          <table:table-cell table:formula="of:=IF(IF(LEFT(TRIM([$Translations.$B61]);LEN([.E$1]))=[.E$1];&quot;Yes&quot;;&quot;No&quot;)=IF(LEFT(TRIM([$Translations.$C61]);LEN([.E$1]))=[.E$1];&quot;Yes&quot;;&quot;No&quot;);&quot;&quot;;&quot;NO&quot;)">
            <text:p/>
          </table:table-cell>
          <table:table-cell table:formula="of:=IF(IF(LEFT(TRIM([$Translations.$B61]);LEN([.F$1]))=[.F$1];&quot;Yes&quot;;&quot;No&quot;)=IF(LEFT(TRIM([$Translations.$C61]);LEN([.F$1]))=[.F$1];&quot;Yes&quot;;&quot;No&quot;);&quot;&quot;;&quot;NO&quot;)">
            <text:p/>
          </table:table-cell>
          <table:table-cell table:formula="of:=IF(IF(LEFT(TRIM([$Translations.$B61]);LEN([.G$1]))=[.G$1];&quot;Yes&quot;;&quot;No&quot;)=IF(LEFT(TRIM([$Translations.$C61]);LEN([.G$1]))=[.G$1];&quot;Yes&quot;;&quot;No&quot;);&quot;&quot;;&quot;NO&quot;)">
            <text:p/>
          </table:table-cell>
        </table:table-row>
        <table:table-row table:style-name="ro8">
          <table:table-cell table:formula="of:=IF(IF(LEFT(TRIM([$Translations.$B62]);LEN([.A$1]))=[.A$1];&quot;Yes&quot;;&quot;No&quot;)=IF(LEFT(TRIM([$Translations.$C62]);LEN([.A$1]))=[.A$1];&quot;Yes&quot;;&quot;No&quot;);&quot;&quot;;&quot;NO&quot;)">
            <text:p/>
          </table:table-cell>
          <table:table-cell table:formula="of:=IF(IF(LEFT(TRIM([$Translations.$B62]);LEN([.B$1]))=[.B$1];&quot;Yes&quot;;&quot;No&quot;)=IF(LEFT(TRIM([$Translations.$C62]);LEN([.B$1]))=[.B$1];&quot;Yes&quot;;&quot;No&quot;);&quot;&quot;;&quot;NO&quot;)">
            <text:p/>
          </table:table-cell>
          <table:table-cell table:formula="of:=IF(IF(LEFT(TRIM([$Translations.$B62]);LEN([.C$1]))=[.C$1];&quot;Yes&quot;;&quot;No&quot;)=IF(LEFT(TRIM([$Translations.$C62]);LEN([.C$1]))=[.C$1];&quot;Yes&quot;;&quot;No&quot;);&quot;&quot;;&quot;NO&quot;)">
            <text:p/>
          </table:table-cell>
          <table:table-cell table:formula="of:=IF(IF(LEFT(TRIM([$Translations.$B62]);LEN([.D$1]))=[.D$1];&quot;Yes&quot;;&quot;No&quot;)=IF(LEFT(TRIM([$Translations.$C62]);LEN([.D$1]))=[.D$1];&quot;Yes&quot;;&quot;No&quot;);&quot;&quot;;&quot;NO&quot;)">
            <text:p/>
          </table:table-cell>
          <table:table-cell table:formula="of:=IF(IF(LEFT(TRIM([$Translations.$B62]);LEN([.E$1]))=[.E$1];&quot;Yes&quot;;&quot;No&quot;)=IF(LEFT(TRIM([$Translations.$C62]);LEN([.E$1]))=[.E$1];&quot;Yes&quot;;&quot;No&quot;);&quot;&quot;;&quot;NO&quot;)">
            <text:p/>
          </table:table-cell>
          <table:table-cell table:formula="of:=IF(IF(LEFT(TRIM([$Translations.$B62]);LEN([.F$1]))=[.F$1];&quot;Yes&quot;;&quot;No&quot;)=IF(LEFT(TRIM([$Translations.$C62]);LEN([.F$1]))=[.F$1];&quot;Yes&quot;;&quot;No&quot;);&quot;&quot;;&quot;NO&quot;)">
            <text:p/>
          </table:table-cell>
          <table:table-cell table:formula="of:=IF(IF(LEFT(TRIM([$Translations.$B62]);LEN([.G$1]))=[.G$1];&quot;Yes&quot;;&quot;No&quot;)=IF(LEFT(TRIM([$Translations.$C62]);LEN([.G$1]))=[.G$1];&quot;Yes&quot;;&quot;No&quot;);&quot;&quot;;&quot;NO&quot;)">
            <text:p/>
          </table:table-cell>
        </table:table-row>
        <table:table-row table:style-name="ro8">
          <table:table-cell table:formula="of:=IF(IF(LEFT(TRIM([$Translations.$B63]);LEN([.A$1]))=[.A$1];&quot;Yes&quot;;&quot;No&quot;)=IF(LEFT(TRIM([$Translations.$C63]);LEN([.A$1]))=[.A$1];&quot;Yes&quot;;&quot;No&quot;);&quot;&quot;;&quot;NO&quot;)">
            <text:p/>
          </table:table-cell>
          <table:table-cell table:formula="of:=IF(IF(LEFT(TRIM([$Translations.$B63]);LEN([.B$1]))=[.B$1];&quot;Yes&quot;;&quot;No&quot;)=IF(LEFT(TRIM([$Translations.$C63]);LEN([.B$1]))=[.B$1];&quot;Yes&quot;;&quot;No&quot;);&quot;&quot;;&quot;NO&quot;)">
            <text:p/>
          </table:table-cell>
          <table:table-cell table:formula="of:=IF(IF(LEFT(TRIM([$Translations.$B63]);LEN([.C$1]))=[.C$1];&quot;Yes&quot;;&quot;No&quot;)=IF(LEFT(TRIM([$Translations.$C63]);LEN([.C$1]))=[.C$1];&quot;Yes&quot;;&quot;No&quot;);&quot;&quot;;&quot;NO&quot;)">
            <text:p/>
          </table:table-cell>
          <table:table-cell table:formula="of:=IF(IF(LEFT(TRIM([$Translations.$B63]);LEN([.D$1]))=[.D$1];&quot;Yes&quot;;&quot;No&quot;)=IF(LEFT(TRIM([$Translations.$C63]);LEN([.D$1]))=[.D$1];&quot;Yes&quot;;&quot;No&quot;);&quot;&quot;;&quot;NO&quot;)">
            <text:p/>
          </table:table-cell>
          <table:table-cell table:formula="of:=IF(IF(LEFT(TRIM([$Translations.$B63]);LEN([.E$1]))=[.E$1];&quot;Yes&quot;;&quot;No&quot;)=IF(LEFT(TRIM([$Translations.$C63]);LEN([.E$1]))=[.E$1];&quot;Yes&quot;;&quot;No&quot;);&quot;&quot;;&quot;NO&quot;)">
            <text:p/>
          </table:table-cell>
          <table:table-cell table:formula="of:=IF(IF(LEFT(TRIM([$Translations.$B63]);LEN([.F$1]))=[.F$1];&quot;Yes&quot;;&quot;No&quot;)=IF(LEFT(TRIM([$Translations.$C63]);LEN([.F$1]))=[.F$1];&quot;Yes&quot;;&quot;No&quot;);&quot;&quot;;&quot;NO&quot;)">
            <text:p/>
          </table:table-cell>
          <table:table-cell table:formula="of:=IF(IF(LEFT(TRIM([$Translations.$B63]);LEN([.G$1]))=[.G$1];&quot;Yes&quot;;&quot;No&quot;)=IF(LEFT(TRIM([$Translations.$C63]);LEN([.G$1]))=[.G$1];&quot;Yes&quot;;&quot;No&quot;);&quot;&quot;;&quot;NO&quot;)">
            <text:p/>
          </table:table-cell>
        </table:table-row>
        <table:table-row table:style-name="ro8">
          <table:table-cell table:formula="of:=IF(IF(LEFT(TRIM([$Translations.$B64]);LEN([.A$1]))=[.A$1];&quot;Yes&quot;;&quot;No&quot;)=IF(LEFT(TRIM([$Translations.$C64]);LEN([.A$1]))=[.A$1];&quot;Yes&quot;;&quot;No&quot;);&quot;&quot;;&quot;NO&quot;)">
            <text:p/>
          </table:table-cell>
          <table:table-cell table:formula="of:=IF(IF(LEFT(TRIM([$Translations.$B64]);LEN([.B$1]))=[.B$1];&quot;Yes&quot;;&quot;No&quot;)=IF(LEFT(TRIM([$Translations.$C64]);LEN([.B$1]))=[.B$1];&quot;Yes&quot;;&quot;No&quot;);&quot;&quot;;&quot;NO&quot;)">
            <text:p/>
          </table:table-cell>
          <table:table-cell table:formula="of:=IF(IF(LEFT(TRIM([$Translations.$B64]);LEN([.C$1]))=[.C$1];&quot;Yes&quot;;&quot;No&quot;)=IF(LEFT(TRIM([$Translations.$C64]);LEN([.C$1]))=[.C$1];&quot;Yes&quot;;&quot;No&quot;);&quot;&quot;;&quot;NO&quot;)">
            <text:p/>
          </table:table-cell>
          <table:table-cell table:formula="of:=IF(IF(LEFT(TRIM([$Translations.$B64]);LEN([.D$1]))=[.D$1];&quot;Yes&quot;;&quot;No&quot;)=IF(LEFT(TRIM([$Translations.$C64]);LEN([.D$1]))=[.D$1];&quot;Yes&quot;;&quot;No&quot;);&quot;&quot;;&quot;NO&quot;)">
            <text:p/>
          </table:table-cell>
          <table:table-cell table:formula="of:=IF(IF(LEFT(TRIM([$Translations.$B64]);LEN([.E$1]))=[.E$1];&quot;Yes&quot;;&quot;No&quot;)=IF(LEFT(TRIM([$Translations.$C64]);LEN([.E$1]))=[.E$1];&quot;Yes&quot;;&quot;No&quot;);&quot;&quot;;&quot;NO&quot;)">
            <text:p/>
          </table:table-cell>
          <table:table-cell table:formula="of:=IF(IF(LEFT(TRIM([$Translations.$B64]);LEN([.F$1]))=[.F$1];&quot;Yes&quot;;&quot;No&quot;)=IF(LEFT(TRIM([$Translations.$C64]);LEN([.F$1]))=[.F$1];&quot;Yes&quot;;&quot;No&quot;);&quot;&quot;;&quot;NO&quot;)">
            <text:p/>
          </table:table-cell>
          <table:table-cell table:formula="of:=IF(IF(LEFT(TRIM([$Translations.$B64]);LEN([.G$1]))=[.G$1];&quot;Yes&quot;;&quot;No&quot;)=IF(LEFT(TRIM([$Translations.$C64]);LEN([.G$1]))=[.G$1];&quot;Yes&quot;;&quot;No&quot;);&quot;&quot;;&quot;NO&quot;)">
            <text:p/>
          </table:table-cell>
        </table:table-row>
        <table:table-row table:style-name="ro8">
          <table:table-cell table:formula="of:=IF(IF(LEFT(TRIM([$Translations.$B65]);LEN([.A$1]))=[.A$1];&quot;Yes&quot;;&quot;No&quot;)=IF(LEFT(TRIM([$Translations.$C65]);LEN([.A$1]))=[.A$1];&quot;Yes&quot;;&quot;No&quot;);&quot;&quot;;&quot;NO&quot;)">
            <text:p/>
          </table:table-cell>
          <table:table-cell table:formula="of:=IF(IF(LEFT(TRIM([$Translations.$B65]);LEN([.B$1]))=[.B$1];&quot;Yes&quot;;&quot;No&quot;)=IF(LEFT(TRIM([$Translations.$C65]);LEN([.B$1]))=[.B$1];&quot;Yes&quot;;&quot;No&quot;);&quot;&quot;;&quot;NO&quot;)">
            <text:p/>
          </table:table-cell>
          <table:table-cell table:formula="of:=IF(IF(LEFT(TRIM([$Translations.$B65]);LEN([.C$1]))=[.C$1];&quot;Yes&quot;;&quot;No&quot;)=IF(LEFT(TRIM([$Translations.$C65]);LEN([.C$1]))=[.C$1];&quot;Yes&quot;;&quot;No&quot;);&quot;&quot;;&quot;NO&quot;)">
            <text:p/>
          </table:table-cell>
          <table:table-cell table:formula="of:=IF(IF(LEFT(TRIM([$Translations.$B65]);LEN([.D$1]))=[.D$1];&quot;Yes&quot;;&quot;No&quot;)=IF(LEFT(TRIM([$Translations.$C65]);LEN([.D$1]))=[.D$1];&quot;Yes&quot;;&quot;No&quot;);&quot;&quot;;&quot;NO&quot;)">
            <text:p/>
          </table:table-cell>
          <table:table-cell table:formula="of:=IF(IF(LEFT(TRIM([$Translations.$B65]);LEN([.E$1]))=[.E$1];&quot;Yes&quot;;&quot;No&quot;)=IF(LEFT(TRIM([$Translations.$C65]);LEN([.E$1]))=[.E$1];&quot;Yes&quot;;&quot;No&quot;);&quot;&quot;;&quot;NO&quot;)">
            <text:p/>
          </table:table-cell>
          <table:table-cell table:formula="of:=IF(IF(LEFT(TRIM([$Translations.$B65]);LEN([.F$1]))=[.F$1];&quot;Yes&quot;;&quot;No&quot;)=IF(LEFT(TRIM([$Translations.$C65]);LEN([.F$1]))=[.F$1];&quot;Yes&quot;;&quot;No&quot;);&quot;&quot;;&quot;NO&quot;)">
            <text:p/>
          </table:table-cell>
          <table:table-cell table:formula="of:=IF(IF(LEFT(TRIM([$Translations.$B65]);LEN([.G$1]))=[.G$1];&quot;Yes&quot;;&quot;No&quot;)=IF(LEFT(TRIM([$Translations.$C65]);LEN([.G$1]))=[.G$1];&quot;Yes&quot;;&quot;No&quot;);&quot;&quot;;&quot;NO&quot;)">
            <text:p/>
          </table:table-cell>
        </table:table-row>
        <table:table-row table:style-name="ro8">
          <table:table-cell table:formula="of:=IF(IF(LEFT(TRIM([$Translations.$B66]);LEN([.A$1]))=[.A$1];&quot;Yes&quot;;&quot;No&quot;)=IF(LEFT(TRIM([$Translations.$C66]);LEN([.A$1]))=[.A$1];&quot;Yes&quot;;&quot;No&quot;);&quot;&quot;;&quot;NO&quot;)">
            <text:p/>
          </table:table-cell>
          <table:table-cell table:formula="of:=IF(IF(LEFT(TRIM([$Translations.$B66]);LEN([.B$1]))=[.B$1];&quot;Yes&quot;;&quot;No&quot;)=IF(LEFT(TRIM([$Translations.$C66]);LEN([.B$1]))=[.B$1];&quot;Yes&quot;;&quot;No&quot;);&quot;&quot;;&quot;NO&quot;)">
            <text:p/>
          </table:table-cell>
          <table:table-cell table:formula="of:=IF(IF(LEFT(TRIM([$Translations.$B66]);LEN([.C$1]))=[.C$1];&quot;Yes&quot;;&quot;No&quot;)=IF(LEFT(TRIM([$Translations.$C66]);LEN([.C$1]))=[.C$1];&quot;Yes&quot;;&quot;No&quot;);&quot;&quot;;&quot;NO&quot;)">
            <text:p/>
          </table:table-cell>
          <table:table-cell table:formula="of:=IF(IF(LEFT(TRIM([$Translations.$B66]);LEN([.D$1]))=[.D$1];&quot;Yes&quot;;&quot;No&quot;)=IF(LEFT(TRIM([$Translations.$C66]);LEN([.D$1]))=[.D$1];&quot;Yes&quot;;&quot;No&quot;);&quot;&quot;;&quot;NO&quot;)">
            <text:p/>
          </table:table-cell>
          <table:table-cell table:formula="of:=IF(IF(LEFT(TRIM([$Translations.$B66]);LEN([.E$1]))=[.E$1];&quot;Yes&quot;;&quot;No&quot;)=IF(LEFT(TRIM([$Translations.$C66]);LEN([.E$1]))=[.E$1];&quot;Yes&quot;;&quot;No&quot;);&quot;&quot;;&quot;NO&quot;)">
            <text:p/>
          </table:table-cell>
          <table:table-cell table:formula="of:=IF(IF(LEFT(TRIM([$Translations.$B66]);LEN([.F$1]))=[.F$1];&quot;Yes&quot;;&quot;No&quot;)=IF(LEFT(TRIM([$Translations.$C66]);LEN([.F$1]))=[.F$1];&quot;Yes&quot;;&quot;No&quot;);&quot;&quot;;&quot;NO&quot;)">
            <text:p/>
          </table:table-cell>
          <table:table-cell table:formula="of:=IF(IF(LEFT(TRIM([$Translations.$B66]);LEN([.G$1]))=[.G$1];&quot;Yes&quot;;&quot;No&quot;)=IF(LEFT(TRIM([$Translations.$C66]);LEN([.G$1]))=[.G$1];&quot;Yes&quot;;&quot;No&quot;);&quot;&quot;;&quot;NO&quot;)">
            <text:p/>
          </table:table-cell>
        </table:table-row>
        <table:table-row table:style-name="ro8">
          <table:table-cell table:formula="of:=IF(IF(LEFT(TRIM([$Translations.$B67]);LEN([.A$1]))=[.A$1];&quot;Yes&quot;;&quot;No&quot;)=IF(LEFT(TRIM([$Translations.$C67]);LEN([.A$1]))=[.A$1];&quot;Yes&quot;;&quot;No&quot;);&quot;&quot;;&quot;NO&quot;)">
            <text:p/>
          </table:table-cell>
          <table:table-cell table:formula="of:=IF(IF(LEFT(TRIM([$Translations.$B67]);LEN([.B$1]))=[.B$1];&quot;Yes&quot;;&quot;No&quot;)=IF(LEFT(TRIM([$Translations.$C67]);LEN([.B$1]))=[.B$1];&quot;Yes&quot;;&quot;No&quot;);&quot;&quot;;&quot;NO&quot;)">
            <text:p/>
          </table:table-cell>
          <table:table-cell table:formula="of:=IF(IF(LEFT(TRIM([$Translations.$B67]);LEN([.C$1]))=[.C$1];&quot;Yes&quot;;&quot;No&quot;)=IF(LEFT(TRIM([$Translations.$C67]);LEN([.C$1]))=[.C$1];&quot;Yes&quot;;&quot;No&quot;);&quot;&quot;;&quot;NO&quot;)">
            <text:p/>
          </table:table-cell>
          <table:table-cell table:formula="of:=IF(IF(LEFT(TRIM([$Translations.$B67]);LEN([.D$1]))=[.D$1];&quot;Yes&quot;;&quot;No&quot;)=IF(LEFT(TRIM([$Translations.$C67]);LEN([.D$1]))=[.D$1];&quot;Yes&quot;;&quot;No&quot;);&quot;&quot;;&quot;NO&quot;)">
            <text:p/>
          </table:table-cell>
          <table:table-cell table:formula="of:=IF(IF(LEFT(TRIM([$Translations.$B67]);LEN([.E$1]))=[.E$1];&quot;Yes&quot;;&quot;No&quot;)=IF(LEFT(TRIM([$Translations.$C67]);LEN([.E$1]))=[.E$1];&quot;Yes&quot;;&quot;No&quot;);&quot;&quot;;&quot;NO&quot;)">
            <text:p/>
          </table:table-cell>
          <table:table-cell table:formula="of:=IF(IF(LEFT(TRIM([$Translations.$B67]);LEN([.F$1]))=[.F$1];&quot;Yes&quot;;&quot;No&quot;)=IF(LEFT(TRIM([$Translations.$C67]);LEN([.F$1]))=[.F$1];&quot;Yes&quot;;&quot;No&quot;);&quot;&quot;;&quot;NO&quot;)">
            <text:p/>
          </table:table-cell>
          <table:table-cell table:formula="of:=IF(IF(LEFT(TRIM([$Translations.$B67]);LEN([.G$1]))=[.G$1];&quot;Yes&quot;;&quot;No&quot;)=IF(LEFT(TRIM([$Translations.$C67]);LEN([.G$1]))=[.G$1];&quot;Yes&quot;;&quot;No&quot;);&quot;&quot;;&quot;NO&quot;)">
            <text:p/>
          </table:table-cell>
        </table:table-row>
        <table:table-row table:style-name="ro8">
          <table:table-cell table:formula="of:=IF(IF(LEFT(TRIM([$Translations.$B68]);LEN([.A$1]))=[.A$1];&quot;Yes&quot;;&quot;No&quot;)=IF(LEFT(TRIM([$Translations.$C68]);LEN([.A$1]))=[.A$1];&quot;Yes&quot;;&quot;No&quot;);&quot;&quot;;&quot;NO&quot;)">
            <text:p/>
          </table:table-cell>
          <table:table-cell table:formula="of:=IF(IF(LEFT(TRIM([$Translations.$B68]);LEN([.B$1]))=[.B$1];&quot;Yes&quot;;&quot;No&quot;)=IF(LEFT(TRIM([$Translations.$C68]);LEN([.B$1]))=[.B$1];&quot;Yes&quot;;&quot;No&quot;);&quot;&quot;;&quot;NO&quot;)">
            <text:p/>
          </table:table-cell>
          <table:table-cell table:formula="of:=IF(IF(LEFT(TRIM([$Translations.$B68]);LEN([.C$1]))=[.C$1];&quot;Yes&quot;;&quot;No&quot;)=IF(LEFT(TRIM([$Translations.$C68]);LEN([.C$1]))=[.C$1];&quot;Yes&quot;;&quot;No&quot;);&quot;&quot;;&quot;NO&quot;)">
            <text:p/>
          </table:table-cell>
          <table:table-cell table:formula="of:=IF(IF(LEFT(TRIM([$Translations.$B68]);LEN([.D$1]))=[.D$1];&quot;Yes&quot;;&quot;No&quot;)=IF(LEFT(TRIM([$Translations.$C68]);LEN([.D$1]))=[.D$1];&quot;Yes&quot;;&quot;No&quot;);&quot;&quot;;&quot;NO&quot;)">
            <text:p/>
          </table:table-cell>
          <table:table-cell table:formula="of:=IF(IF(LEFT(TRIM([$Translations.$B68]);LEN([.E$1]))=[.E$1];&quot;Yes&quot;;&quot;No&quot;)=IF(LEFT(TRIM([$Translations.$C68]);LEN([.E$1]))=[.E$1];&quot;Yes&quot;;&quot;No&quot;);&quot;&quot;;&quot;NO&quot;)">
            <text:p/>
          </table:table-cell>
          <table:table-cell table:formula="of:=IF(IF(LEFT(TRIM([$Translations.$B68]);LEN([.F$1]))=[.F$1];&quot;Yes&quot;;&quot;No&quot;)=IF(LEFT(TRIM([$Translations.$C68]);LEN([.F$1]))=[.F$1];&quot;Yes&quot;;&quot;No&quot;);&quot;&quot;;&quot;NO&quot;)">
            <text:p/>
          </table:table-cell>
          <table:table-cell table:formula="of:=IF(IF(LEFT(TRIM([$Translations.$B68]);LEN([.G$1]))=[.G$1];&quot;Yes&quot;;&quot;No&quot;)=IF(LEFT(TRIM([$Translations.$C68]);LEN([.G$1]))=[.G$1];&quot;Yes&quot;;&quot;No&quot;);&quot;&quot;;&quot;NO&quot;)">
            <text:p/>
          </table:table-cell>
        </table:table-row>
        <table:table-row table:style-name="ro8">
          <table:table-cell table:formula="of:=IF(IF(LEFT(TRIM([$Translations.$B69]);LEN([.A$1]))=[.A$1];&quot;Yes&quot;;&quot;No&quot;)=IF(LEFT(TRIM([$Translations.$C69]);LEN([.A$1]))=[.A$1];&quot;Yes&quot;;&quot;No&quot;);&quot;&quot;;&quot;NO&quot;)">
            <text:p/>
          </table:table-cell>
          <table:table-cell table:formula="of:=IF(IF(LEFT(TRIM([$Translations.$B69]);LEN([.B$1]))=[.B$1];&quot;Yes&quot;;&quot;No&quot;)=IF(LEFT(TRIM([$Translations.$C69]);LEN([.B$1]))=[.B$1];&quot;Yes&quot;;&quot;No&quot;);&quot;&quot;;&quot;NO&quot;)">
            <text:p/>
          </table:table-cell>
          <table:table-cell table:formula="of:=IF(IF(LEFT(TRIM([$Translations.$B69]);LEN([.C$1]))=[.C$1];&quot;Yes&quot;;&quot;No&quot;)=IF(LEFT(TRIM([$Translations.$C69]);LEN([.C$1]))=[.C$1];&quot;Yes&quot;;&quot;No&quot;);&quot;&quot;;&quot;NO&quot;)">
            <text:p/>
          </table:table-cell>
          <table:table-cell table:formula="of:=IF(IF(LEFT(TRIM([$Translations.$B69]);LEN([.D$1]))=[.D$1];&quot;Yes&quot;;&quot;No&quot;)=IF(LEFT(TRIM([$Translations.$C69]);LEN([.D$1]))=[.D$1];&quot;Yes&quot;;&quot;No&quot;);&quot;&quot;;&quot;NO&quot;)">
            <text:p/>
          </table:table-cell>
          <table:table-cell table:formula="of:=IF(IF(LEFT(TRIM([$Translations.$B69]);LEN([.E$1]))=[.E$1];&quot;Yes&quot;;&quot;No&quot;)=IF(LEFT(TRIM([$Translations.$C69]);LEN([.E$1]))=[.E$1];&quot;Yes&quot;;&quot;No&quot;);&quot;&quot;;&quot;NO&quot;)">
            <text:p/>
          </table:table-cell>
          <table:table-cell table:formula="of:=IF(IF(LEFT(TRIM([$Translations.$B69]);LEN([.F$1]))=[.F$1];&quot;Yes&quot;;&quot;No&quot;)=IF(LEFT(TRIM([$Translations.$C69]);LEN([.F$1]))=[.F$1];&quot;Yes&quot;;&quot;No&quot;);&quot;&quot;;&quot;NO&quot;)">
            <text:p/>
          </table:table-cell>
          <table:table-cell table:formula="of:=IF(IF(LEFT(TRIM([$Translations.$B69]);LEN([.G$1]))=[.G$1];&quot;Yes&quot;;&quot;No&quot;)=IF(LEFT(TRIM([$Translations.$C69]);LEN([.G$1]))=[.G$1];&quot;Yes&quot;;&quot;No&quot;);&quot;&quot;;&quot;NO&quot;)">
            <text:p/>
          </table:table-cell>
        </table:table-row>
        <table:table-row table:style-name="ro8">
          <table:table-cell table:formula="of:=IF(IF(LEFT(TRIM([$Translations.$B70]);LEN([.A$1]))=[.A$1];&quot;Yes&quot;;&quot;No&quot;)=IF(LEFT(TRIM([$Translations.$C70]);LEN([.A$1]))=[.A$1];&quot;Yes&quot;;&quot;No&quot;);&quot;&quot;;&quot;NO&quot;)">
            <text:p/>
          </table:table-cell>
          <table:table-cell table:formula="of:=IF(IF(LEFT(TRIM([$Translations.$B70]);LEN([.B$1]))=[.B$1];&quot;Yes&quot;;&quot;No&quot;)=IF(LEFT(TRIM([$Translations.$C70]);LEN([.B$1]))=[.B$1];&quot;Yes&quot;;&quot;No&quot;);&quot;&quot;;&quot;NO&quot;)">
            <text:p/>
          </table:table-cell>
          <table:table-cell table:formula="of:=IF(IF(LEFT(TRIM([$Translations.$B70]);LEN([.C$1]))=[.C$1];&quot;Yes&quot;;&quot;No&quot;)=IF(LEFT(TRIM([$Translations.$C70]);LEN([.C$1]))=[.C$1];&quot;Yes&quot;;&quot;No&quot;);&quot;&quot;;&quot;NO&quot;)">
            <text:p/>
          </table:table-cell>
          <table:table-cell table:formula="of:=IF(IF(LEFT(TRIM([$Translations.$B70]);LEN([.D$1]))=[.D$1];&quot;Yes&quot;;&quot;No&quot;)=IF(LEFT(TRIM([$Translations.$C70]);LEN([.D$1]))=[.D$1];&quot;Yes&quot;;&quot;No&quot;);&quot;&quot;;&quot;NO&quot;)">
            <text:p/>
          </table:table-cell>
          <table:table-cell table:formula="of:=IF(IF(LEFT(TRIM([$Translations.$B70]);LEN([.E$1]))=[.E$1];&quot;Yes&quot;;&quot;No&quot;)=IF(LEFT(TRIM([$Translations.$C70]);LEN([.E$1]))=[.E$1];&quot;Yes&quot;;&quot;No&quot;);&quot;&quot;;&quot;NO&quot;)">
            <text:p/>
          </table:table-cell>
          <table:table-cell table:formula="of:=IF(IF(LEFT(TRIM([$Translations.$B70]);LEN([.F$1]))=[.F$1];&quot;Yes&quot;;&quot;No&quot;)=IF(LEFT(TRIM([$Translations.$C70]);LEN([.F$1]))=[.F$1];&quot;Yes&quot;;&quot;No&quot;);&quot;&quot;;&quot;NO&quot;)">
            <text:p/>
          </table:table-cell>
          <table:table-cell table:formula="of:=IF(IF(LEFT(TRIM([$Translations.$B70]);LEN([.G$1]))=[.G$1];&quot;Yes&quot;;&quot;No&quot;)=IF(LEFT(TRIM([$Translations.$C70]);LEN([.G$1]))=[.G$1];&quot;Yes&quot;;&quot;No&quot;);&quot;&quot;;&quot;NO&quot;)">
            <text:p/>
          </table:table-cell>
        </table:table-row>
        <table:table-row table:style-name="ro8">
          <table:table-cell table:formula="of:=IF(IF(LEFT(TRIM([$Translations.$B71]);LEN([.A$1]))=[.A$1];&quot;Yes&quot;;&quot;No&quot;)=IF(LEFT(TRIM([$Translations.$C71]);LEN([.A$1]))=[.A$1];&quot;Yes&quot;;&quot;No&quot;);&quot;&quot;;&quot;NO&quot;)">
            <text:p/>
          </table:table-cell>
          <table:table-cell table:formula="of:=IF(IF(LEFT(TRIM([$Translations.$B71]);LEN([.B$1]))=[.B$1];&quot;Yes&quot;;&quot;No&quot;)=IF(LEFT(TRIM([$Translations.$C71]);LEN([.B$1]))=[.B$1];&quot;Yes&quot;;&quot;No&quot;);&quot;&quot;;&quot;NO&quot;)">
            <text:p/>
          </table:table-cell>
          <table:table-cell table:formula="of:=IF(IF(LEFT(TRIM([$Translations.$B71]);LEN([.C$1]))=[.C$1];&quot;Yes&quot;;&quot;No&quot;)=IF(LEFT(TRIM([$Translations.$C71]);LEN([.C$1]))=[.C$1];&quot;Yes&quot;;&quot;No&quot;);&quot;&quot;;&quot;NO&quot;)">
            <text:p/>
          </table:table-cell>
          <table:table-cell table:formula="of:=IF(IF(LEFT(TRIM([$Translations.$B71]);LEN([.D$1]))=[.D$1];&quot;Yes&quot;;&quot;No&quot;)=IF(LEFT(TRIM([$Translations.$C71]);LEN([.D$1]))=[.D$1];&quot;Yes&quot;;&quot;No&quot;);&quot;&quot;;&quot;NO&quot;)">
            <text:p/>
          </table:table-cell>
          <table:table-cell table:formula="of:=IF(IF(LEFT(TRIM([$Translations.$B71]);LEN([.E$1]))=[.E$1];&quot;Yes&quot;;&quot;No&quot;)=IF(LEFT(TRIM([$Translations.$C71]);LEN([.E$1]))=[.E$1];&quot;Yes&quot;;&quot;No&quot;);&quot;&quot;;&quot;NO&quot;)">
            <text:p/>
          </table:table-cell>
          <table:table-cell table:formula="of:=IF(IF(LEFT(TRIM([$Translations.$B71]);LEN([.F$1]))=[.F$1];&quot;Yes&quot;;&quot;No&quot;)=IF(LEFT(TRIM([$Translations.$C71]);LEN([.F$1]))=[.F$1];&quot;Yes&quot;;&quot;No&quot;);&quot;&quot;;&quot;NO&quot;)">
            <text:p/>
          </table:table-cell>
          <table:table-cell table:formula="of:=IF(IF(LEFT(TRIM([$Translations.$B71]);LEN([.G$1]))=[.G$1];&quot;Yes&quot;;&quot;No&quot;)=IF(LEFT(TRIM([$Translations.$C71]);LEN([.G$1]))=[.G$1];&quot;Yes&quot;;&quot;No&quot;);&quot;&quot;;&quot;NO&quot;)">
            <text:p/>
          </table:table-cell>
        </table:table-row>
        <table:table-row table:style-name="ro8">
          <table:table-cell table:formula="of:=IF(IF(LEFT(TRIM([$Translations.$B72]);LEN([.A$1]))=[.A$1];&quot;Yes&quot;;&quot;No&quot;)=IF(LEFT(TRIM([$Translations.$C72]);LEN([.A$1]))=[.A$1];&quot;Yes&quot;;&quot;No&quot;);&quot;&quot;;&quot;NO&quot;)">
            <text:p/>
          </table:table-cell>
          <table:table-cell table:formula="of:=IF(IF(LEFT(TRIM([$Translations.$B72]);LEN([.B$1]))=[.B$1];&quot;Yes&quot;;&quot;No&quot;)=IF(LEFT(TRIM([$Translations.$C72]);LEN([.B$1]))=[.B$1];&quot;Yes&quot;;&quot;No&quot;);&quot;&quot;;&quot;NO&quot;)">
            <text:p/>
          </table:table-cell>
          <table:table-cell table:formula="of:=IF(IF(LEFT(TRIM([$Translations.$B72]);LEN([.C$1]))=[.C$1];&quot;Yes&quot;;&quot;No&quot;)=IF(LEFT(TRIM([$Translations.$C72]);LEN([.C$1]))=[.C$1];&quot;Yes&quot;;&quot;No&quot;);&quot;&quot;;&quot;NO&quot;)">
            <text:p/>
          </table:table-cell>
          <table:table-cell table:formula="of:=IF(IF(LEFT(TRIM([$Translations.$B72]);LEN([.D$1]))=[.D$1];&quot;Yes&quot;;&quot;No&quot;)=IF(LEFT(TRIM([$Translations.$C72]);LEN([.D$1]))=[.D$1];&quot;Yes&quot;;&quot;No&quot;);&quot;&quot;;&quot;NO&quot;)">
            <text:p/>
          </table:table-cell>
          <table:table-cell table:formula="of:=IF(IF(LEFT(TRIM([$Translations.$B72]);LEN([.E$1]))=[.E$1];&quot;Yes&quot;;&quot;No&quot;)=IF(LEFT(TRIM([$Translations.$C72]);LEN([.E$1]))=[.E$1];&quot;Yes&quot;;&quot;No&quot;);&quot;&quot;;&quot;NO&quot;)">
            <text:p/>
          </table:table-cell>
          <table:table-cell table:formula="of:=IF(IF(LEFT(TRIM([$Translations.$B72]);LEN([.F$1]))=[.F$1];&quot;Yes&quot;;&quot;No&quot;)=IF(LEFT(TRIM([$Translations.$C72]);LEN([.F$1]))=[.F$1];&quot;Yes&quot;;&quot;No&quot;);&quot;&quot;;&quot;NO&quot;)">
            <text:p/>
          </table:table-cell>
          <table:table-cell table:formula="of:=IF(IF(LEFT(TRIM([$Translations.$B72]);LEN([.G$1]))=[.G$1];&quot;Yes&quot;;&quot;No&quot;)=IF(LEFT(TRIM([$Translations.$C72]);LEN([.G$1]))=[.G$1];&quot;Yes&quot;;&quot;No&quot;);&quot;&quot;;&quot;NO&quot;)">
            <text:p/>
          </table:table-cell>
        </table:table-row>
        <table:table-row table:style-name="ro8">
          <table:table-cell table:formula="of:=IF(IF(LEFT(TRIM([$Translations.$B73]);LEN([.A$1]))=[.A$1];&quot;Yes&quot;;&quot;No&quot;)=IF(LEFT(TRIM([$Translations.$C73]);LEN([.A$1]))=[.A$1];&quot;Yes&quot;;&quot;No&quot;);&quot;&quot;;&quot;NO&quot;)">
            <text:p/>
          </table:table-cell>
          <table:table-cell table:formula="of:=IF(IF(LEFT(TRIM([$Translations.$B73]);LEN([.B$1]))=[.B$1];&quot;Yes&quot;;&quot;No&quot;)=IF(LEFT(TRIM([$Translations.$C73]);LEN([.B$1]))=[.B$1];&quot;Yes&quot;;&quot;No&quot;);&quot;&quot;;&quot;NO&quot;)">
            <text:p/>
          </table:table-cell>
          <table:table-cell table:formula="of:=IF(IF(LEFT(TRIM([$Translations.$B73]);LEN([.C$1]))=[.C$1];&quot;Yes&quot;;&quot;No&quot;)=IF(LEFT(TRIM([$Translations.$C73]);LEN([.C$1]))=[.C$1];&quot;Yes&quot;;&quot;No&quot;);&quot;&quot;;&quot;NO&quot;)">
            <text:p/>
          </table:table-cell>
          <table:table-cell table:formula="of:=IF(IF(LEFT(TRIM([$Translations.$B73]);LEN([.D$1]))=[.D$1];&quot;Yes&quot;;&quot;No&quot;)=IF(LEFT(TRIM([$Translations.$C73]);LEN([.D$1]))=[.D$1];&quot;Yes&quot;;&quot;No&quot;);&quot;&quot;;&quot;NO&quot;)">
            <text:p/>
          </table:table-cell>
          <table:table-cell table:formula="of:=IF(IF(LEFT(TRIM([$Translations.$B73]);LEN([.E$1]))=[.E$1];&quot;Yes&quot;;&quot;No&quot;)=IF(LEFT(TRIM([$Translations.$C73]);LEN([.E$1]))=[.E$1];&quot;Yes&quot;;&quot;No&quot;);&quot;&quot;;&quot;NO&quot;)">
            <text:p/>
          </table:table-cell>
          <table:table-cell table:formula="of:=IF(IF(LEFT(TRIM([$Translations.$B73]);LEN([.F$1]))=[.F$1];&quot;Yes&quot;;&quot;No&quot;)=IF(LEFT(TRIM([$Translations.$C73]);LEN([.F$1]))=[.F$1];&quot;Yes&quot;;&quot;No&quot;);&quot;&quot;;&quot;NO&quot;)">
            <text:p/>
          </table:table-cell>
          <table:table-cell table:formula="of:=IF(IF(LEFT(TRIM([$Translations.$B73]);LEN([.G$1]))=[.G$1];&quot;Yes&quot;;&quot;No&quot;)=IF(LEFT(TRIM([$Translations.$C73]);LEN([.G$1]))=[.G$1];&quot;Yes&quot;;&quot;No&quot;);&quot;&quot;;&quot;NO&quot;)">
            <text:p/>
          </table:table-cell>
        </table:table-row>
        <table:table-row table:style-name="ro8">
          <table:table-cell table:formula="of:=IF(IF(LEFT(TRIM([$Translations.$B74]);LEN([.A$1]))=[.A$1];&quot;Yes&quot;;&quot;No&quot;)=IF(LEFT(TRIM([$Translations.$C74]);LEN([.A$1]))=[.A$1];&quot;Yes&quot;;&quot;No&quot;);&quot;&quot;;&quot;NO&quot;)">
            <text:p/>
          </table:table-cell>
          <table:table-cell table:formula="of:=IF(IF(LEFT(TRIM([$Translations.$B74]);LEN([.B$1]))=[.B$1];&quot;Yes&quot;;&quot;No&quot;)=IF(LEFT(TRIM([$Translations.$C74]);LEN([.B$1]))=[.B$1];&quot;Yes&quot;;&quot;No&quot;);&quot;&quot;;&quot;NO&quot;)">
            <text:p/>
          </table:table-cell>
          <table:table-cell table:formula="of:=IF(IF(LEFT(TRIM([$Translations.$B74]);LEN([.C$1]))=[.C$1];&quot;Yes&quot;;&quot;No&quot;)=IF(LEFT(TRIM([$Translations.$C74]);LEN([.C$1]))=[.C$1];&quot;Yes&quot;;&quot;No&quot;);&quot;&quot;;&quot;NO&quot;)">
            <text:p/>
          </table:table-cell>
          <table:table-cell table:formula="of:=IF(IF(LEFT(TRIM([$Translations.$B74]);LEN([.D$1]))=[.D$1];&quot;Yes&quot;;&quot;No&quot;)=IF(LEFT(TRIM([$Translations.$C74]);LEN([.D$1]))=[.D$1];&quot;Yes&quot;;&quot;No&quot;);&quot;&quot;;&quot;NO&quot;)">
            <text:p/>
          </table:table-cell>
          <table:table-cell table:formula="of:=IF(IF(LEFT(TRIM([$Translations.$B74]);LEN([.E$1]))=[.E$1];&quot;Yes&quot;;&quot;No&quot;)=IF(LEFT(TRIM([$Translations.$C74]);LEN([.E$1]))=[.E$1];&quot;Yes&quot;;&quot;No&quot;);&quot;&quot;;&quot;NO&quot;)">
            <text:p/>
          </table:table-cell>
          <table:table-cell table:formula="of:=IF(IF(LEFT(TRIM([$Translations.$B74]);LEN([.F$1]))=[.F$1];&quot;Yes&quot;;&quot;No&quot;)=IF(LEFT(TRIM([$Translations.$C74]);LEN([.F$1]))=[.F$1];&quot;Yes&quot;;&quot;No&quot;);&quot;&quot;;&quot;NO&quot;)">
            <text:p/>
          </table:table-cell>
          <table:table-cell table:formula="of:=IF(IF(LEFT(TRIM([$Translations.$B74]);LEN([.G$1]))=[.G$1];&quot;Yes&quot;;&quot;No&quot;)=IF(LEFT(TRIM([$Translations.$C74]);LEN([.G$1]))=[.G$1];&quot;Yes&quot;;&quot;No&quot;);&quot;&quot;;&quot;NO&quot;)">
            <text:p/>
          </table:table-cell>
        </table:table-row>
        <table:table-row table:style-name="ro8">
          <table:table-cell table:formula="of:=IF(IF(LEFT(TRIM([$Translations.$B75]);LEN([.A$1]))=[.A$1];&quot;Yes&quot;;&quot;No&quot;)=IF(LEFT(TRIM([$Translations.$C75]);LEN([.A$1]))=[.A$1];&quot;Yes&quot;;&quot;No&quot;);&quot;&quot;;&quot;NO&quot;)">
            <text:p/>
          </table:table-cell>
          <table:table-cell table:formula="of:=IF(IF(LEFT(TRIM([$Translations.$B75]);LEN([.B$1]))=[.B$1];&quot;Yes&quot;;&quot;No&quot;)=IF(LEFT(TRIM([$Translations.$C75]);LEN([.B$1]))=[.B$1];&quot;Yes&quot;;&quot;No&quot;);&quot;&quot;;&quot;NO&quot;)">
            <text:p/>
          </table:table-cell>
          <table:table-cell table:formula="of:=IF(IF(LEFT(TRIM([$Translations.$B75]);LEN([.C$1]))=[.C$1];&quot;Yes&quot;;&quot;No&quot;)=IF(LEFT(TRIM([$Translations.$C75]);LEN([.C$1]))=[.C$1];&quot;Yes&quot;;&quot;No&quot;);&quot;&quot;;&quot;NO&quot;)">
            <text:p/>
          </table:table-cell>
          <table:table-cell table:formula="of:=IF(IF(LEFT(TRIM([$Translations.$B75]);LEN([.D$1]))=[.D$1];&quot;Yes&quot;;&quot;No&quot;)=IF(LEFT(TRIM([$Translations.$C75]);LEN([.D$1]))=[.D$1];&quot;Yes&quot;;&quot;No&quot;);&quot;&quot;;&quot;NO&quot;)">
            <text:p/>
          </table:table-cell>
          <table:table-cell table:formula="of:=IF(IF(LEFT(TRIM([$Translations.$B75]);LEN([.E$1]))=[.E$1];&quot;Yes&quot;;&quot;No&quot;)=IF(LEFT(TRIM([$Translations.$C75]);LEN([.E$1]))=[.E$1];&quot;Yes&quot;;&quot;No&quot;);&quot;&quot;;&quot;NO&quot;)">
            <text:p/>
          </table:table-cell>
          <table:table-cell table:formula="of:=IF(IF(LEFT(TRIM([$Translations.$B75]);LEN([.F$1]))=[.F$1];&quot;Yes&quot;;&quot;No&quot;)=IF(LEFT(TRIM([$Translations.$C75]);LEN([.F$1]))=[.F$1];&quot;Yes&quot;;&quot;No&quot;);&quot;&quot;;&quot;NO&quot;)">
            <text:p/>
          </table:table-cell>
          <table:table-cell table:formula="of:=IF(IF(LEFT(TRIM([$Translations.$B75]);LEN([.G$1]))=[.G$1];&quot;Yes&quot;;&quot;No&quot;)=IF(LEFT(TRIM([$Translations.$C75]);LEN([.G$1]))=[.G$1];&quot;Yes&quot;;&quot;No&quot;);&quot;&quot;;&quot;NO&quot;)">
            <text:p/>
          </table:table-cell>
        </table:table-row>
        <table:table-row table:style-name="ro8">
          <table:table-cell table:formula="of:=IF(IF(LEFT(TRIM([$Translations.$B76]);LEN([.A$1]))=[.A$1];&quot;Yes&quot;;&quot;No&quot;)=IF(LEFT(TRIM([$Translations.$C76]);LEN([.A$1]))=[.A$1];&quot;Yes&quot;;&quot;No&quot;);&quot;&quot;;&quot;NO&quot;)">
            <text:p/>
          </table:table-cell>
          <table:table-cell table:formula="of:=IF(IF(LEFT(TRIM([$Translations.$B76]);LEN([.B$1]))=[.B$1];&quot;Yes&quot;;&quot;No&quot;)=IF(LEFT(TRIM([$Translations.$C76]);LEN([.B$1]))=[.B$1];&quot;Yes&quot;;&quot;No&quot;);&quot;&quot;;&quot;NO&quot;)">
            <text:p/>
          </table:table-cell>
          <table:table-cell table:formula="of:=IF(IF(LEFT(TRIM([$Translations.$B76]);LEN([.C$1]))=[.C$1];&quot;Yes&quot;;&quot;No&quot;)=IF(LEFT(TRIM([$Translations.$C76]);LEN([.C$1]))=[.C$1];&quot;Yes&quot;;&quot;No&quot;);&quot;&quot;;&quot;NO&quot;)">
            <text:p/>
          </table:table-cell>
          <table:table-cell table:formula="of:=IF(IF(LEFT(TRIM([$Translations.$B76]);LEN([.D$1]))=[.D$1];&quot;Yes&quot;;&quot;No&quot;)=IF(LEFT(TRIM([$Translations.$C76]);LEN([.D$1]))=[.D$1];&quot;Yes&quot;;&quot;No&quot;);&quot;&quot;;&quot;NO&quot;)">
            <text:p/>
          </table:table-cell>
          <table:table-cell table:formula="of:=IF(IF(LEFT(TRIM([$Translations.$B76]);LEN([.E$1]))=[.E$1];&quot;Yes&quot;;&quot;No&quot;)=IF(LEFT(TRIM([$Translations.$C76]);LEN([.E$1]))=[.E$1];&quot;Yes&quot;;&quot;No&quot;);&quot;&quot;;&quot;NO&quot;)">
            <text:p/>
          </table:table-cell>
          <table:table-cell table:formula="of:=IF(IF(LEFT(TRIM([$Translations.$B76]);LEN([.F$1]))=[.F$1];&quot;Yes&quot;;&quot;No&quot;)=IF(LEFT(TRIM([$Translations.$C76]);LEN([.F$1]))=[.F$1];&quot;Yes&quot;;&quot;No&quot;);&quot;&quot;;&quot;NO&quot;)">
            <text:p/>
          </table:table-cell>
          <table:table-cell table:formula="of:=IF(IF(LEFT(TRIM([$Translations.$B76]);LEN([.G$1]))=[.G$1];&quot;Yes&quot;;&quot;No&quot;)=IF(LEFT(TRIM([$Translations.$C76]);LEN([.G$1]))=[.G$1];&quot;Yes&quot;;&quot;No&quot;);&quot;&quot;;&quot;NO&quot;)">
            <text:p/>
          </table:table-cell>
        </table:table-row>
        <table:table-row table:style-name="ro8">
          <table:table-cell table:formula="of:=IF(IF(LEFT(TRIM([$Translations.$B77]);LEN([.A$1]))=[.A$1];&quot;Yes&quot;;&quot;No&quot;)=IF(LEFT(TRIM([$Translations.$C77]);LEN([.A$1]))=[.A$1];&quot;Yes&quot;;&quot;No&quot;);&quot;&quot;;&quot;NO&quot;)">
            <text:p/>
          </table:table-cell>
          <table:table-cell table:formula="of:=IF(IF(LEFT(TRIM([$Translations.$B77]);LEN([.B$1]))=[.B$1];&quot;Yes&quot;;&quot;No&quot;)=IF(LEFT(TRIM([$Translations.$C77]);LEN([.B$1]))=[.B$1];&quot;Yes&quot;;&quot;No&quot;);&quot;&quot;;&quot;NO&quot;)">
            <text:p/>
          </table:table-cell>
          <table:table-cell table:formula="of:=IF(IF(LEFT(TRIM([$Translations.$B77]);LEN([.C$1]))=[.C$1];&quot;Yes&quot;;&quot;No&quot;)=IF(LEFT(TRIM([$Translations.$C77]);LEN([.C$1]))=[.C$1];&quot;Yes&quot;;&quot;No&quot;);&quot;&quot;;&quot;NO&quot;)">
            <text:p/>
          </table:table-cell>
          <table:table-cell table:formula="of:=IF(IF(LEFT(TRIM([$Translations.$B77]);LEN([.D$1]))=[.D$1];&quot;Yes&quot;;&quot;No&quot;)=IF(LEFT(TRIM([$Translations.$C77]);LEN([.D$1]))=[.D$1];&quot;Yes&quot;;&quot;No&quot;);&quot;&quot;;&quot;NO&quot;)">
            <text:p/>
          </table:table-cell>
          <table:table-cell table:formula="of:=IF(IF(LEFT(TRIM([$Translations.$B77]);LEN([.E$1]))=[.E$1];&quot;Yes&quot;;&quot;No&quot;)=IF(LEFT(TRIM([$Translations.$C77]);LEN([.E$1]))=[.E$1];&quot;Yes&quot;;&quot;No&quot;);&quot;&quot;;&quot;NO&quot;)">
            <text:p/>
          </table:table-cell>
          <table:table-cell table:formula="of:=IF(IF(LEFT(TRIM([$Translations.$B77]);LEN([.F$1]))=[.F$1];&quot;Yes&quot;;&quot;No&quot;)=IF(LEFT(TRIM([$Translations.$C77]);LEN([.F$1]))=[.F$1];&quot;Yes&quot;;&quot;No&quot;);&quot;&quot;;&quot;NO&quot;)">
            <text:p/>
          </table:table-cell>
          <table:table-cell table:formula="of:=IF(IF(LEFT(TRIM([$Translations.$B77]);LEN([.G$1]))=[.G$1];&quot;Yes&quot;;&quot;No&quot;)=IF(LEFT(TRIM([$Translations.$C77]);LEN([.G$1]))=[.G$1];&quot;Yes&quot;;&quot;No&quot;);&quot;&quot;;&quot;NO&quot;)">
            <text:p/>
          </table:table-cell>
        </table:table-row>
        <table:table-row table:style-name="ro8">
          <table:table-cell table:formula="of:=IF(IF(LEFT(TRIM([$Translations.$B78]);LEN([.A$1]))=[.A$1];&quot;Yes&quot;;&quot;No&quot;)=IF(LEFT(TRIM([$Translations.$C78]);LEN([.A$1]))=[.A$1];&quot;Yes&quot;;&quot;No&quot;);&quot;&quot;;&quot;NO&quot;)">
            <text:p/>
          </table:table-cell>
          <table:table-cell table:formula="of:=IF(IF(LEFT(TRIM([$Translations.$B78]);LEN([.B$1]))=[.B$1];&quot;Yes&quot;;&quot;No&quot;)=IF(LEFT(TRIM([$Translations.$C78]);LEN([.B$1]))=[.B$1];&quot;Yes&quot;;&quot;No&quot;);&quot;&quot;;&quot;NO&quot;)">
            <text:p/>
          </table:table-cell>
          <table:table-cell table:formula="of:=IF(IF(LEFT(TRIM([$Translations.$B78]);LEN([.C$1]))=[.C$1];&quot;Yes&quot;;&quot;No&quot;)=IF(LEFT(TRIM([$Translations.$C78]);LEN([.C$1]))=[.C$1];&quot;Yes&quot;;&quot;No&quot;);&quot;&quot;;&quot;NO&quot;)">
            <text:p/>
          </table:table-cell>
          <table:table-cell table:formula="of:=IF(IF(LEFT(TRIM([$Translations.$B78]);LEN([.D$1]))=[.D$1];&quot;Yes&quot;;&quot;No&quot;)=IF(LEFT(TRIM([$Translations.$C78]);LEN([.D$1]))=[.D$1];&quot;Yes&quot;;&quot;No&quot;);&quot;&quot;;&quot;NO&quot;)">
            <text:p/>
          </table:table-cell>
          <table:table-cell table:formula="of:=IF(IF(LEFT(TRIM([$Translations.$B78]);LEN([.E$1]))=[.E$1];&quot;Yes&quot;;&quot;No&quot;)=IF(LEFT(TRIM([$Translations.$C78]);LEN([.E$1]))=[.E$1];&quot;Yes&quot;;&quot;No&quot;);&quot;&quot;;&quot;NO&quot;)">
            <text:p/>
          </table:table-cell>
          <table:table-cell table:formula="of:=IF(IF(LEFT(TRIM([$Translations.$B78]);LEN([.F$1]))=[.F$1];&quot;Yes&quot;;&quot;No&quot;)=IF(LEFT(TRIM([$Translations.$C78]);LEN([.F$1]))=[.F$1];&quot;Yes&quot;;&quot;No&quot;);&quot;&quot;;&quot;NO&quot;)">
            <text:p/>
          </table:table-cell>
          <table:table-cell table:formula="of:=IF(IF(LEFT(TRIM([$Translations.$B78]);LEN([.G$1]))=[.G$1];&quot;Yes&quot;;&quot;No&quot;)=IF(LEFT(TRIM([$Translations.$C78]);LEN([.G$1]))=[.G$1];&quot;Yes&quot;;&quot;No&quot;);&quot;&quot;;&quot;NO&quot;)">
            <text:p/>
          </table:table-cell>
        </table:table-row>
        <table:table-row table:style-name="ro8">
          <table:table-cell table:formula="of:=IF(IF(LEFT(TRIM([$Translations.$B79]);LEN([.A$1]))=[.A$1];&quot;Yes&quot;;&quot;No&quot;)=IF(LEFT(TRIM([$Translations.$C79]);LEN([.A$1]))=[.A$1];&quot;Yes&quot;;&quot;No&quot;);&quot;&quot;;&quot;NO&quot;)">
            <text:p/>
          </table:table-cell>
          <table:table-cell table:formula="of:=IF(IF(LEFT(TRIM([$Translations.$B79]);LEN([.B$1]))=[.B$1];&quot;Yes&quot;;&quot;No&quot;)=IF(LEFT(TRIM([$Translations.$C79]);LEN([.B$1]))=[.B$1];&quot;Yes&quot;;&quot;No&quot;);&quot;&quot;;&quot;NO&quot;)">
            <text:p/>
          </table:table-cell>
          <table:table-cell table:formula="of:=IF(IF(LEFT(TRIM([$Translations.$B79]);LEN([.C$1]))=[.C$1];&quot;Yes&quot;;&quot;No&quot;)=IF(LEFT(TRIM([$Translations.$C79]);LEN([.C$1]))=[.C$1];&quot;Yes&quot;;&quot;No&quot;);&quot;&quot;;&quot;NO&quot;)">
            <text:p/>
          </table:table-cell>
          <table:table-cell table:formula="of:=IF(IF(LEFT(TRIM([$Translations.$B79]);LEN([.D$1]))=[.D$1];&quot;Yes&quot;;&quot;No&quot;)=IF(LEFT(TRIM([$Translations.$C79]);LEN([.D$1]))=[.D$1];&quot;Yes&quot;;&quot;No&quot;);&quot;&quot;;&quot;NO&quot;)">
            <text:p/>
          </table:table-cell>
          <table:table-cell table:formula="of:=IF(IF(LEFT(TRIM([$Translations.$B79]);LEN([.E$1]))=[.E$1];&quot;Yes&quot;;&quot;No&quot;)=IF(LEFT(TRIM([$Translations.$C79]);LEN([.E$1]))=[.E$1];&quot;Yes&quot;;&quot;No&quot;);&quot;&quot;;&quot;NO&quot;)">
            <text:p/>
          </table:table-cell>
          <table:table-cell table:formula="of:=IF(IF(LEFT(TRIM([$Translations.$B79]);LEN([.F$1]))=[.F$1];&quot;Yes&quot;;&quot;No&quot;)=IF(LEFT(TRIM([$Translations.$C79]);LEN([.F$1]))=[.F$1];&quot;Yes&quot;;&quot;No&quot;);&quot;&quot;;&quot;NO&quot;)">
            <text:p/>
          </table:table-cell>
          <table:table-cell table:formula="of:=IF(IF(LEFT(TRIM([$Translations.$B79]);LEN([.G$1]))=[.G$1];&quot;Yes&quot;;&quot;No&quot;)=IF(LEFT(TRIM([$Translations.$C79]);LEN([.G$1]))=[.G$1];&quot;Yes&quot;;&quot;No&quot;);&quot;&quot;;&quot;NO&quot;)">
            <text:p/>
          </table:table-cell>
        </table:table-row>
        <table:table-row table:style-name="ro8">
          <table:table-cell table:formula="of:=IF(IF(LEFT(TRIM([$Translations.$B80]);LEN([.A$1]))=[.A$1];&quot;Yes&quot;;&quot;No&quot;)=IF(LEFT(TRIM([$Translations.$C80]);LEN([.A$1]))=[.A$1];&quot;Yes&quot;;&quot;No&quot;);&quot;&quot;;&quot;NO&quot;)">
            <text:p/>
          </table:table-cell>
          <table:table-cell table:formula="of:=IF(IF(LEFT(TRIM([$Translations.$B80]);LEN([.B$1]))=[.B$1];&quot;Yes&quot;;&quot;No&quot;)=IF(LEFT(TRIM([$Translations.$C80]);LEN([.B$1]))=[.B$1];&quot;Yes&quot;;&quot;No&quot;);&quot;&quot;;&quot;NO&quot;)">
            <text:p/>
          </table:table-cell>
          <table:table-cell table:formula="of:=IF(IF(LEFT(TRIM([$Translations.$B80]);LEN([.C$1]))=[.C$1];&quot;Yes&quot;;&quot;No&quot;)=IF(LEFT(TRIM([$Translations.$C80]);LEN([.C$1]))=[.C$1];&quot;Yes&quot;;&quot;No&quot;);&quot;&quot;;&quot;NO&quot;)">
            <text:p/>
          </table:table-cell>
          <table:table-cell table:formula="of:=IF(IF(LEFT(TRIM([$Translations.$B80]);LEN([.D$1]))=[.D$1];&quot;Yes&quot;;&quot;No&quot;)=IF(LEFT(TRIM([$Translations.$C80]);LEN([.D$1]))=[.D$1];&quot;Yes&quot;;&quot;No&quot;);&quot;&quot;;&quot;NO&quot;)">
            <text:p/>
          </table:table-cell>
          <table:table-cell table:formula="of:=IF(IF(LEFT(TRIM([$Translations.$B80]);LEN([.E$1]))=[.E$1];&quot;Yes&quot;;&quot;No&quot;)=IF(LEFT(TRIM([$Translations.$C80]);LEN([.E$1]))=[.E$1];&quot;Yes&quot;;&quot;No&quot;);&quot;&quot;;&quot;NO&quot;)">
            <text:p/>
          </table:table-cell>
          <table:table-cell table:formula="of:=IF(IF(LEFT(TRIM([$Translations.$B80]);LEN([.F$1]))=[.F$1];&quot;Yes&quot;;&quot;No&quot;)=IF(LEFT(TRIM([$Translations.$C80]);LEN([.F$1]))=[.F$1];&quot;Yes&quot;;&quot;No&quot;);&quot;&quot;;&quot;NO&quot;)">
            <text:p/>
          </table:table-cell>
          <table:table-cell table:formula="of:=IF(IF(LEFT(TRIM([$Translations.$B80]);LEN([.G$1]))=[.G$1];&quot;Yes&quot;;&quot;No&quot;)=IF(LEFT(TRIM([$Translations.$C80]);LEN([.G$1]))=[.G$1];&quot;Yes&quot;;&quot;No&quot;);&quot;&quot;;&quot;NO&quot;)">
            <text:p/>
          </table:table-cell>
        </table:table-row>
        <table:table-row table:style-name="ro8">
          <table:table-cell table:formula="of:=IF(IF(LEFT(TRIM([$Translations.$B81]);LEN([.A$1]))=[.A$1];&quot;Yes&quot;;&quot;No&quot;)=IF(LEFT(TRIM([$Translations.$C81]);LEN([.A$1]))=[.A$1];&quot;Yes&quot;;&quot;No&quot;);&quot;&quot;;&quot;NO&quot;)">
            <text:p/>
          </table:table-cell>
          <table:table-cell table:formula="of:=IF(IF(LEFT(TRIM([$Translations.$B81]);LEN([.B$1]))=[.B$1];&quot;Yes&quot;;&quot;No&quot;)=IF(LEFT(TRIM([$Translations.$C81]);LEN([.B$1]))=[.B$1];&quot;Yes&quot;;&quot;No&quot;);&quot;&quot;;&quot;NO&quot;)">
            <text:p/>
          </table:table-cell>
          <table:table-cell table:formula="of:=IF(IF(LEFT(TRIM([$Translations.$B81]);LEN([.C$1]))=[.C$1];&quot;Yes&quot;;&quot;No&quot;)=IF(LEFT(TRIM([$Translations.$C81]);LEN([.C$1]))=[.C$1];&quot;Yes&quot;;&quot;No&quot;);&quot;&quot;;&quot;NO&quot;)">
            <text:p/>
          </table:table-cell>
          <table:table-cell table:formula="of:=IF(IF(LEFT(TRIM([$Translations.$B81]);LEN([.D$1]))=[.D$1];&quot;Yes&quot;;&quot;No&quot;)=IF(LEFT(TRIM([$Translations.$C81]);LEN([.D$1]))=[.D$1];&quot;Yes&quot;;&quot;No&quot;);&quot;&quot;;&quot;NO&quot;)">
            <text:p/>
          </table:table-cell>
          <table:table-cell table:formula="of:=IF(IF(LEFT(TRIM([$Translations.$B81]);LEN([.E$1]))=[.E$1];&quot;Yes&quot;;&quot;No&quot;)=IF(LEFT(TRIM([$Translations.$C81]);LEN([.E$1]))=[.E$1];&quot;Yes&quot;;&quot;No&quot;);&quot;&quot;;&quot;NO&quot;)">
            <text:p/>
          </table:table-cell>
          <table:table-cell table:formula="of:=IF(IF(LEFT(TRIM([$Translations.$B81]);LEN([.F$1]))=[.F$1];&quot;Yes&quot;;&quot;No&quot;)=IF(LEFT(TRIM([$Translations.$C81]);LEN([.F$1]))=[.F$1];&quot;Yes&quot;;&quot;No&quot;);&quot;&quot;;&quot;NO&quot;)">
            <text:p/>
          </table:table-cell>
          <table:table-cell table:formula="of:=IF(IF(LEFT(TRIM([$Translations.$B81]);LEN([.G$1]))=[.G$1];&quot;Yes&quot;;&quot;No&quot;)=IF(LEFT(TRIM([$Translations.$C81]);LEN([.G$1]))=[.G$1];&quot;Yes&quot;;&quot;No&quot;);&quot;&quot;;&quot;NO&quot;)">
            <text:p/>
          </table:table-cell>
        </table:table-row>
        <table:table-row table:style-name="ro8">
          <table:table-cell table:formula="of:=IF(IF(LEFT(TRIM([$Translations.$B82]);LEN([.A$1]))=[.A$1];&quot;Yes&quot;;&quot;No&quot;)=IF(LEFT(TRIM([$Translations.$C82]);LEN([.A$1]))=[.A$1];&quot;Yes&quot;;&quot;No&quot;);&quot;&quot;;&quot;NO&quot;)">
            <text:p/>
          </table:table-cell>
          <table:table-cell table:formula="of:=IF(IF(LEFT(TRIM([$Translations.$B82]);LEN([.B$1]))=[.B$1];&quot;Yes&quot;;&quot;No&quot;)=IF(LEFT(TRIM([$Translations.$C82]);LEN([.B$1]))=[.B$1];&quot;Yes&quot;;&quot;No&quot;);&quot;&quot;;&quot;NO&quot;)">
            <text:p/>
          </table:table-cell>
          <table:table-cell table:formula="of:=IF(IF(LEFT(TRIM([$Translations.$B82]);LEN([.C$1]))=[.C$1];&quot;Yes&quot;;&quot;No&quot;)=IF(LEFT(TRIM([$Translations.$C82]);LEN([.C$1]))=[.C$1];&quot;Yes&quot;;&quot;No&quot;);&quot;&quot;;&quot;NO&quot;)">
            <text:p/>
          </table:table-cell>
          <table:table-cell table:formula="of:=IF(IF(LEFT(TRIM([$Translations.$B82]);LEN([.D$1]))=[.D$1];&quot;Yes&quot;;&quot;No&quot;)=IF(LEFT(TRIM([$Translations.$C82]);LEN([.D$1]))=[.D$1];&quot;Yes&quot;;&quot;No&quot;);&quot;&quot;;&quot;NO&quot;)">
            <text:p/>
          </table:table-cell>
          <table:table-cell table:formula="of:=IF(IF(LEFT(TRIM([$Translations.$B82]);LEN([.E$1]))=[.E$1];&quot;Yes&quot;;&quot;No&quot;)=IF(LEFT(TRIM([$Translations.$C82]);LEN([.E$1]))=[.E$1];&quot;Yes&quot;;&quot;No&quot;);&quot;&quot;;&quot;NO&quot;)">
            <text:p/>
          </table:table-cell>
          <table:table-cell table:formula="of:=IF(IF(LEFT(TRIM([$Translations.$B82]);LEN([.F$1]))=[.F$1];&quot;Yes&quot;;&quot;No&quot;)=IF(LEFT(TRIM([$Translations.$C82]);LEN([.F$1]))=[.F$1];&quot;Yes&quot;;&quot;No&quot;);&quot;&quot;;&quot;NO&quot;)">
            <text:p/>
          </table:table-cell>
          <table:table-cell table:formula="of:=IF(IF(LEFT(TRIM([$Translations.$B82]);LEN([.G$1]))=[.G$1];&quot;Yes&quot;;&quot;No&quot;)=IF(LEFT(TRIM([$Translations.$C82]);LEN([.G$1]))=[.G$1];&quot;Yes&quot;;&quot;No&quot;);&quot;&quot;;&quot;NO&quot;)">
            <text:p/>
          </table:table-cell>
        </table:table-row>
        <table:table-row table:style-name="ro8">
          <table:table-cell table:formula="of:=IF(IF(LEFT(TRIM([$Translations.$B83]);LEN([.A$1]))=[.A$1];&quot;Yes&quot;;&quot;No&quot;)=IF(LEFT(TRIM([$Translations.$C83]);LEN([.A$1]))=[.A$1];&quot;Yes&quot;;&quot;No&quot;);&quot;&quot;;&quot;NO&quot;)">
            <text:p/>
          </table:table-cell>
          <table:table-cell table:formula="of:=IF(IF(LEFT(TRIM([$Translations.$B83]);LEN([.B$1]))=[.B$1];&quot;Yes&quot;;&quot;No&quot;)=IF(LEFT(TRIM([$Translations.$C83]);LEN([.B$1]))=[.B$1];&quot;Yes&quot;;&quot;No&quot;);&quot;&quot;;&quot;NO&quot;)">
            <text:p/>
          </table:table-cell>
          <table:table-cell table:formula="of:=IF(IF(LEFT(TRIM([$Translations.$B83]);LEN([.C$1]))=[.C$1];&quot;Yes&quot;;&quot;No&quot;)=IF(LEFT(TRIM([$Translations.$C83]);LEN([.C$1]))=[.C$1];&quot;Yes&quot;;&quot;No&quot;);&quot;&quot;;&quot;NO&quot;)">
            <text:p/>
          </table:table-cell>
          <table:table-cell table:formula="of:=IF(IF(LEFT(TRIM([$Translations.$B83]);LEN([.D$1]))=[.D$1];&quot;Yes&quot;;&quot;No&quot;)=IF(LEFT(TRIM([$Translations.$C83]);LEN([.D$1]))=[.D$1];&quot;Yes&quot;;&quot;No&quot;);&quot;&quot;;&quot;NO&quot;)">
            <text:p/>
          </table:table-cell>
          <table:table-cell table:formula="of:=IF(IF(LEFT(TRIM([$Translations.$B83]);LEN([.E$1]))=[.E$1];&quot;Yes&quot;;&quot;No&quot;)=IF(LEFT(TRIM([$Translations.$C83]);LEN([.E$1]))=[.E$1];&quot;Yes&quot;;&quot;No&quot;);&quot;&quot;;&quot;NO&quot;)">
            <text:p/>
          </table:table-cell>
          <table:table-cell table:formula="of:=IF(IF(LEFT(TRIM([$Translations.$B83]);LEN([.F$1]))=[.F$1];&quot;Yes&quot;;&quot;No&quot;)=IF(LEFT(TRIM([$Translations.$C83]);LEN([.F$1]))=[.F$1];&quot;Yes&quot;;&quot;No&quot;);&quot;&quot;;&quot;NO&quot;)">
            <text:p/>
          </table:table-cell>
          <table:table-cell table:formula="of:=IF(IF(LEFT(TRIM([$Translations.$B83]);LEN([.G$1]))=[.G$1];&quot;Yes&quot;;&quot;No&quot;)=IF(LEFT(TRIM([$Translations.$C83]);LEN([.G$1]))=[.G$1];&quot;Yes&quot;;&quot;No&quot;);&quot;&quot;;&quot;NO&quot;)">
            <text:p/>
          </table:table-cell>
        </table:table-row>
        <table:table-row table:style-name="ro8">
          <table:table-cell table:formula="of:=IF(IF(LEFT(TRIM([$Translations.$B84]);LEN([.A$1]))=[.A$1];&quot;Yes&quot;;&quot;No&quot;)=IF(LEFT(TRIM([$Translations.$C84]);LEN([.A$1]))=[.A$1];&quot;Yes&quot;;&quot;No&quot;);&quot;&quot;;&quot;NO&quot;)">
            <text:p/>
          </table:table-cell>
          <table:table-cell table:formula="of:=IF(IF(LEFT(TRIM([$Translations.$B84]);LEN([.B$1]))=[.B$1];&quot;Yes&quot;;&quot;No&quot;)=IF(LEFT(TRIM([$Translations.$C84]);LEN([.B$1]))=[.B$1];&quot;Yes&quot;;&quot;No&quot;);&quot;&quot;;&quot;NO&quot;)">
            <text:p/>
          </table:table-cell>
          <table:table-cell table:formula="of:=IF(IF(LEFT(TRIM([$Translations.$B84]);LEN([.C$1]))=[.C$1];&quot;Yes&quot;;&quot;No&quot;)=IF(LEFT(TRIM([$Translations.$C84]);LEN([.C$1]))=[.C$1];&quot;Yes&quot;;&quot;No&quot;);&quot;&quot;;&quot;NO&quot;)">
            <text:p/>
          </table:table-cell>
          <table:table-cell table:formula="of:=IF(IF(LEFT(TRIM([$Translations.$B84]);LEN([.D$1]))=[.D$1];&quot;Yes&quot;;&quot;No&quot;)=IF(LEFT(TRIM([$Translations.$C84]);LEN([.D$1]))=[.D$1];&quot;Yes&quot;;&quot;No&quot;);&quot;&quot;;&quot;NO&quot;)">
            <text:p/>
          </table:table-cell>
          <table:table-cell table:formula="of:=IF(IF(LEFT(TRIM([$Translations.$B84]);LEN([.E$1]))=[.E$1];&quot;Yes&quot;;&quot;No&quot;)=IF(LEFT(TRIM([$Translations.$C84]);LEN([.E$1]))=[.E$1];&quot;Yes&quot;;&quot;No&quot;);&quot;&quot;;&quot;NO&quot;)">
            <text:p/>
          </table:table-cell>
          <table:table-cell table:formula="of:=IF(IF(LEFT(TRIM([$Translations.$B84]);LEN([.F$1]))=[.F$1];&quot;Yes&quot;;&quot;No&quot;)=IF(LEFT(TRIM([$Translations.$C84]);LEN([.F$1]))=[.F$1];&quot;Yes&quot;;&quot;No&quot;);&quot;&quot;;&quot;NO&quot;)">
            <text:p/>
          </table:table-cell>
          <table:table-cell table:formula="of:=IF(IF(LEFT(TRIM([$Translations.$B84]);LEN([.G$1]))=[.G$1];&quot;Yes&quot;;&quot;No&quot;)=IF(LEFT(TRIM([$Translations.$C84]);LEN([.G$1]))=[.G$1];&quot;Yes&quot;;&quot;No&quot;);&quot;&quot;;&quot;NO&quot;)">
            <text:p/>
          </table:table-cell>
        </table:table-row>
        <table:table-row table:style-name="ro8">
          <table:table-cell table:formula="of:=IF(IF(LEFT(TRIM([$Translations.$B85]);LEN([.A$1]))=[.A$1];&quot;Yes&quot;;&quot;No&quot;)=IF(LEFT(TRIM([$Translations.$C85]);LEN([.A$1]))=[.A$1];&quot;Yes&quot;;&quot;No&quot;);&quot;&quot;;&quot;NO&quot;)">
            <text:p/>
          </table:table-cell>
          <table:table-cell table:formula="of:=IF(IF(LEFT(TRIM([$Translations.$B85]);LEN([.B$1]))=[.B$1];&quot;Yes&quot;;&quot;No&quot;)=IF(LEFT(TRIM([$Translations.$C85]);LEN([.B$1]))=[.B$1];&quot;Yes&quot;;&quot;No&quot;);&quot;&quot;;&quot;NO&quot;)">
            <text:p/>
          </table:table-cell>
          <table:table-cell table:formula="of:=IF(IF(LEFT(TRIM([$Translations.$B85]);LEN([.C$1]))=[.C$1];&quot;Yes&quot;;&quot;No&quot;)=IF(LEFT(TRIM([$Translations.$C85]);LEN([.C$1]))=[.C$1];&quot;Yes&quot;;&quot;No&quot;);&quot;&quot;;&quot;NO&quot;)">
            <text:p/>
          </table:table-cell>
          <table:table-cell table:formula="of:=IF(IF(LEFT(TRIM([$Translations.$B85]);LEN([.D$1]))=[.D$1];&quot;Yes&quot;;&quot;No&quot;)=IF(LEFT(TRIM([$Translations.$C85]);LEN([.D$1]))=[.D$1];&quot;Yes&quot;;&quot;No&quot;);&quot;&quot;;&quot;NO&quot;)">
            <text:p/>
          </table:table-cell>
          <table:table-cell table:formula="of:=IF(IF(LEFT(TRIM([$Translations.$B85]);LEN([.E$1]))=[.E$1];&quot;Yes&quot;;&quot;No&quot;)=IF(LEFT(TRIM([$Translations.$C85]);LEN([.E$1]))=[.E$1];&quot;Yes&quot;;&quot;No&quot;);&quot;&quot;;&quot;NO&quot;)">
            <text:p/>
          </table:table-cell>
          <table:table-cell table:formula="of:=IF(IF(LEFT(TRIM([$Translations.$B85]);LEN([.F$1]))=[.F$1];&quot;Yes&quot;;&quot;No&quot;)=IF(LEFT(TRIM([$Translations.$C85]);LEN([.F$1]))=[.F$1];&quot;Yes&quot;;&quot;No&quot;);&quot;&quot;;&quot;NO&quot;)">
            <text:p/>
          </table:table-cell>
          <table:table-cell table:formula="of:=IF(IF(LEFT(TRIM([$Translations.$B85]);LEN([.G$1]))=[.G$1];&quot;Yes&quot;;&quot;No&quot;)=IF(LEFT(TRIM([$Translations.$C85]);LEN([.G$1]))=[.G$1];&quot;Yes&quot;;&quot;No&quot;);&quot;&quot;;&quot;NO&quot;)">
            <text:p/>
          </table:table-cell>
        </table:table-row>
        <table:table-row table:style-name="ro8">
          <table:table-cell table:formula="of:=IF(IF(LEFT(TRIM([$Translations.$B86]);LEN([.A$1]))=[.A$1];&quot;Yes&quot;;&quot;No&quot;)=IF(LEFT(TRIM([$Translations.$C86]);LEN([.A$1]))=[.A$1];&quot;Yes&quot;;&quot;No&quot;);&quot;&quot;;&quot;NO&quot;)">
            <text:p/>
          </table:table-cell>
          <table:table-cell table:formula="of:=IF(IF(LEFT(TRIM([$Translations.$B86]);LEN([.B$1]))=[.B$1];&quot;Yes&quot;;&quot;No&quot;)=IF(LEFT(TRIM([$Translations.$C86]);LEN([.B$1]))=[.B$1];&quot;Yes&quot;;&quot;No&quot;);&quot;&quot;;&quot;NO&quot;)">
            <text:p/>
          </table:table-cell>
          <table:table-cell table:formula="of:=IF(IF(LEFT(TRIM([$Translations.$B86]);LEN([.C$1]))=[.C$1];&quot;Yes&quot;;&quot;No&quot;)=IF(LEFT(TRIM([$Translations.$C86]);LEN([.C$1]))=[.C$1];&quot;Yes&quot;;&quot;No&quot;);&quot;&quot;;&quot;NO&quot;)">
            <text:p/>
          </table:table-cell>
          <table:table-cell table:formula="of:=IF(IF(LEFT(TRIM([$Translations.$B86]);LEN([.D$1]))=[.D$1];&quot;Yes&quot;;&quot;No&quot;)=IF(LEFT(TRIM([$Translations.$C86]);LEN([.D$1]))=[.D$1];&quot;Yes&quot;;&quot;No&quot;);&quot;&quot;;&quot;NO&quot;)">
            <text:p/>
          </table:table-cell>
          <table:table-cell table:formula="of:=IF(IF(LEFT(TRIM([$Translations.$B86]);LEN([.E$1]))=[.E$1];&quot;Yes&quot;;&quot;No&quot;)=IF(LEFT(TRIM([$Translations.$C86]);LEN([.E$1]))=[.E$1];&quot;Yes&quot;;&quot;No&quot;);&quot;&quot;;&quot;NO&quot;)">
            <text:p/>
          </table:table-cell>
          <table:table-cell table:formula="of:=IF(IF(LEFT(TRIM([$Translations.$B86]);LEN([.F$1]))=[.F$1];&quot;Yes&quot;;&quot;No&quot;)=IF(LEFT(TRIM([$Translations.$C86]);LEN([.F$1]))=[.F$1];&quot;Yes&quot;;&quot;No&quot;);&quot;&quot;;&quot;NO&quot;)">
            <text:p/>
          </table:table-cell>
          <table:table-cell table:formula="of:=IF(IF(LEFT(TRIM([$Translations.$B86]);LEN([.G$1]))=[.G$1];&quot;Yes&quot;;&quot;No&quot;)=IF(LEFT(TRIM([$Translations.$C86]);LEN([.G$1]))=[.G$1];&quot;Yes&quot;;&quot;No&quot;);&quot;&quot;;&quot;NO&quot;)">
            <text:p/>
          </table:table-cell>
        </table:table-row>
        <table:table-row table:style-name="ro8">
          <table:table-cell table:formula="of:=IF(IF(LEFT(TRIM([$Translations.$B87]);LEN([.A$1]))=[.A$1];&quot;Yes&quot;;&quot;No&quot;)=IF(LEFT(TRIM([$Translations.$C87]);LEN([.A$1]))=[.A$1];&quot;Yes&quot;;&quot;No&quot;);&quot;&quot;;&quot;NO&quot;)">
            <text:p/>
          </table:table-cell>
          <table:table-cell table:formula="of:=IF(IF(LEFT(TRIM([$Translations.$B87]);LEN([.B$1]))=[.B$1];&quot;Yes&quot;;&quot;No&quot;)=IF(LEFT(TRIM([$Translations.$C87]);LEN([.B$1]))=[.B$1];&quot;Yes&quot;;&quot;No&quot;);&quot;&quot;;&quot;NO&quot;)">
            <text:p/>
          </table:table-cell>
          <table:table-cell table:formula="of:=IF(IF(LEFT(TRIM([$Translations.$B87]);LEN([.C$1]))=[.C$1];&quot;Yes&quot;;&quot;No&quot;)=IF(LEFT(TRIM([$Translations.$C87]);LEN([.C$1]))=[.C$1];&quot;Yes&quot;;&quot;No&quot;);&quot;&quot;;&quot;NO&quot;)">
            <text:p/>
          </table:table-cell>
          <table:table-cell table:formula="of:=IF(IF(LEFT(TRIM([$Translations.$B87]);LEN([.D$1]))=[.D$1];&quot;Yes&quot;;&quot;No&quot;)=IF(LEFT(TRIM([$Translations.$C87]);LEN([.D$1]))=[.D$1];&quot;Yes&quot;;&quot;No&quot;);&quot;&quot;;&quot;NO&quot;)">
            <text:p/>
          </table:table-cell>
          <table:table-cell table:formula="of:=IF(IF(LEFT(TRIM([$Translations.$B87]);LEN([.E$1]))=[.E$1];&quot;Yes&quot;;&quot;No&quot;)=IF(LEFT(TRIM([$Translations.$C87]);LEN([.E$1]))=[.E$1];&quot;Yes&quot;;&quot;No&quot;);&quot;&quot;;&quot;NO&quot;)">
            <text:p/>
          </table:table-cell>
          <table:table-cell table:formula="of:=IF(IF(LEFT(TRIM([$Translations.$B87]);LEN([.F$1]))=[.F$1];&quot;Yes&quot;;&quot;No&quot;)=IF(LEFT(TRIM([$Translations.$C87]);LEN([.F$1]))=[.F$1];&quot;Yes&quot;;&quot;No&quot;);&quot;&quot;;&quot;NO&quot;)">
            <text:p/>
          </table:table-cell>
          <table:table-cell table:formula="of:=IF(IF(LEFT(TRIM([$Translations.$B87]);LEN([.G$1]))=[.G$1];&quot;Yes&quot;;&quot;No&quot;)=IF(LEFT(TRIM([$Translations.$C87]);LEN([.G$1]))=[.G$1];&quot;Yes&quot;;&quot;No&quot;);&quot;&quot;;&quot;NO&quot;)">
            <text:p/>
          </table:table-cell>
        </table:table-row>
        <table:table-row table:style-name="ro8">
          <table:table-cell table:formula="of:=IF(IF(LEFT(TRIM([$Translations.$B88]);LEN([.A$1]))=[.A$1];&quot;Yes&quot;;&quot;No&quot;)=IF(LEFT(TRIM([$Translations.$C88]);LEN([.A$1]))=[.A$1];&quot;Yes&quot;;&quot;No&quot;);&quot;&quot;;&quot;NO&quot;)">
            <text:p/>
          </table:table-cell>
          <table:table-cell table:formula="of:=IF(IF(LEFT(TRIM([$Translations.$B88]);LEN([.B$1]))=[.B$1];&quot;Yes&quot;;&quot;No&quot;)=IF(LEFT(TRIM([$Translations.$C88]);LEN([.B$1]))=[.B$1];&quot;Yes&quot;;&quot;No&quot;);&quot;&quot;;&quot;NO&quot;)">
            <text:p/>
          </table:table-cell>
          <table:table-cell table:formula="of:=IF(IF(LEFT(TRIM([$Translations.$B88]);LEN([.C$1]))=[.C$1];&quot;Yes&quot;;&quot;No&quot;)=IF(LEFT(TRIM([$Translations.$C88]);LEN([.C$1]))=[.C$1];&quot;Yes&quot;;&quot;No&quot;);&quot;&quot;;&quot;NO&quot;)">
            <text:p/>
          </table:table-cell>
          <table:table-cell table:formula="of:=IF(IF(LEFT(TRIM([$Translations.$B88]);LEN([.D$1]))=[.D$1];&quot;Yes&quot;;&quot;No&quot;)=IF(LEFT(TRIM([$Translations.$C88]);LEN([.D$1]))=[.D$1];&quot;Yes&quot;;&quot;No&quot;);&quot;&quot;;&quot;NO&quot;)">
            <text:p/>
          </table:table-cell>
          <table:table-cell table:formula="of:=IF(IF(LEFT(TRIM([$Translations.$B88]);LEN([.E$1]))=[.E$1];&quot;Yes&quot;;&quot;No&quot;)=IF(LEFT(TRIM([$Translations.$C88]);LEN([.E$1]))=[.E$1];&quot;Yes&quot;;&quot;No&quot;);&quot;&quot;;&quot;NO&quot;)">
            <text:p/>
          </table:table-cell>
          <table:table-cell table:formula="of:=IF(IF(LEFT(TRIM([$Translations.$B88]);LEN([.F$1]))=[.F$1];&quot;Yes&quot;;&quot;No&quot;)=IF(LEFT(TRIM([$Translations.$C88]);LEN([.F$1]))=[.F$1];&quot;Yes&quot;;&quot;No&quot;);&quot;&quot;;&quot;NO&quot;)">
            <text:p/>
          </table:table-cell>
          <table:table-cell table:formula="of:=IF(IF(LEFT(TRIM([$Translations.$B88]);LEN([.G$1]))=[.G$1];&quot;Yes&quot;;&quot;No&quot;)=IF(LEFT(TRIM([$Translations.$C88]);LEN([.G$1]))=[.G$1];&quot;Yes&quot;;&quot;No&quot;);&quot;&quot;;&quot;NO&quot;)">
            <text:p/>
          </table:table-cell>
        </table:table-row>
        <table:table-row table:style-name="ro8">
          <table:table-cell table:formula="of:=IF(IF(LEFT(TRIM([$Translations.$B89]);LEN([.A$1]))=[.A$1];&quot;Yes&quot;;&quot;No&quot;)=IF(LEFT(TRIM([$Translations.$C89]);LEN([.A$1]))=[.A$1];&quot;Yes&quot;;&quot;No&quot;);&quot;&quot;;&quot;NO&quot;)">
            <text:p/>
          </table:table-cell>
          <table:table-cell table:formula="of:=IF(IF(LEFT(TRIM([$Translations.$B89]);LEN([.B$1]))=[.B$1];&quot;Yes&quot;;&quot;No&quot;)=IF(LEFT(TRIM([$Translations.$C89]);LEN([.B$1]))=[.B$1];&quot;Yes&quot;;&quot;No&quot;);&quot;&quot;;&quot;NO&quot;)">
            <text:p/>
          </table:table-cell>
          <table:table-cell table:formula="of:=IF(IF(LEFT(TRIM([$Translations.$B89]);LEN([.C$1]))=[.C$1];&quot;Yes&quot;;&quot;No&quot;)=IF(LEFT(TRIM([$Translations.$C89]);LEN([.C$1]))=[.C$1];&quot;Yes&quot;;&quot;No&quot;);&quot;&quot;;&quot;NO&quot;)">
            <text:p/>
          </table:table-cell>
          <table:table-cell table:formula="of:=IF(IF(LEFT(TRIM([$Translations.$B89]);LEN([.D$1]))=[.D$1];&quot;Yes&quot;;&quot;No&quot;)=IF(LEFT(TRIM([$Translations.$C89]);LEN([.D$1]))=[.D$1];&quot;Yes&quot;;&quot;No&quot;);&quot;&quot;;&quot;NO&quot;)">
            <text:p/>
          </table:table-cell>
          <table:table-cell table:formula="of:=IF(IF(LEFT(TRIM([$Translations.$B89]);LEN([.E$1]))=[.E$1];&quot;Yes&quot;;&quot;No&quot;)=IF(LEFT(TRIM([$Translations.$C89]);LEN([.E$1]))=[.E$1];&quot;Yes&quot;;&quot;No&quot;);&quot;&quot;;&quot;NO&quot;)">
            <text:p/>
          </table:table-cell>
          <table:table-cell table:formula="of:=IF(IF(LEFT(TRIM([$Translations.$B89]);LEN([.F$1]))=[.F$1];&quot;Yes&quot;;&quot;No&quot;)=IF(LEFT(TRIM([$Translations.$C89]);LEN([.F$1]))=[.F$1];&quot;Yes&quot;;&quot;No&quot;);&quot;&quot;;&quot;NO&quot;)">
            <text:p/>
          </table:table-cell>
          <table:table-cell table:formula="of:=IF(IF(LEFT(TRIM([$Translations.$B89]);LEN([.G$1]))=[.G$1];&quot;Yes&quot;;&quot;No&quot;)=IF(LEFT(TRIM([$Translations.$C89]);LEN([.G$1]))=[.G$1];&quot;Yes&quot;;&quot;No&quot;);&quot;&quot;;&quot;NO&quot;)">
            <text:p/>
          </table:table-cell>
        </table:table-row>
        <table:table-row table:style-name="ro8">
          <table:table-cell table:formula="of:=IF(IF(LEFT(TRIM([$Translations.$B90]);LEN([.A$1]))=[.A$1];&quot;Yes&quot;;&quot;No&quot;)=IF(LEFT(TRIM([$Translations.$C90]);LEN([.A$1]))=[.A$1];&quot;Yes&quot;;&quot;No&quot;);&quot;&quot;;&quot;NO&quot;)">
            <text:p/>
          </table:table-cell>
          <table:table-cell table:formula="of:=IF(IF(LEFT(TRIM([$Translations.$B90]);LEN([.B$1]))=[.B$1];&quot;Yes&quot;;&quot;No&quot;)=IF(LEFT(TRIM([$Translations.$C90]);LEN([.B$1]))=[.B$1];&quot;Yes&quot;;&quot;No&quot;);&quot;&quot;;&quot;NO&quot;)">
            <text:p/>
          </table:table-cell>
          <table:table-cell table:formula="of:=IF(IF(LEFT(TRIM([$Translations.$B90]);LEN([.C$1]))=[.C$1];&quot;Yes&quot;;&quot;No&quot;)=IF(LEFT(TRIM([$Translations.$C90]);LEN([.C$1]))=[.C$1];&quot;Yes&quot;;&quot;No&quot;);&quot;&quot;;&quot;NO&quot;)">
            <text:p/>
          </table:table-cell>
          <table:table-cell table:formula="of:=IF(IF(LEFT(TRIM([$Translations.$B90]);LEN([.D$1]))=[.D$1];&quot;Yes&quot;;&quot;No&quot;)=IF(LEFT(TRIM([$Translations.$C90]);LEN([.D$1]))=[.D$1];&quot;Yes&quot;;&quot;No&quot;);&quot;&quot;;&quot;NO&quot;)">
            <text:p/>
          </table:table-cell>
          <table:table-cell table:formula="of:=IF(IF(LEFT(TRIM([$Translations.$B90]);LEN([.E$1]))=[.E$1];&quot;Yes&quot;;&quot;No&quot;)=IF(LEFT(TRIM([$Translations.$C90]);LEN([.E$1]))=[.E$1];&quot;Yes&quot;;&quot;No&quot;);&quot;&quot;;&quot;NO&quot;)">
            <text:p/>
          </table:table-cell>
          <table:table-cell table:formula="of:=IF(IF(LEFT(TRIM([$Translations.$B90]);LEN([.F$1]))=[.F$1];&quot;Yes&quot;;&quot;No&quot;)=IF(LEFT(TRIM([$Translations.$C90]);LEN([.F$1]))=[.F$1];&quot;Yes&quot;;&quot;No&quot;);&quot;&quot;;&quot;NO&quot;)">
            <text:p/>
          </table:table-cell>
          <table:table-cell table:formula="of:=IF(IF(LEFT(TRIM([$Translations.$B90]);LEN([.G$1]))=[.G$1];&quot;Yes&quot;;&quot;No&quot;)=IF(LEFT(TRIM([$Translations.$C90]);LEN([.G$1]))=[.G$1];&quot;Yes&quot;;&quot;No&quot;);&quot;&quot;;&quot;NO&quot;)">
            <text:p/>
          </table:table-cell>
        </table:table-row>
        <table:table-row table:style-name="ro8">
          <table:table-cell table:formula="of:=IF(IF(LEFT(TRIM([$Translations.$B91]);LEN([.A$1]))=[.A$1];&quot;Yes&quot;;&quot;No&quot;)=IF(LEFT(TRIM([$Translations.$C91]);LEN([.A$1]))=[.A$1];&quot;Yes&quot;;&quot;No&quot;);&quot;&quot;;&quot;NO&quot;)">
            <text:p/>
          </table:table-cell>
          <table:table-cell table:formula="of:=IF(IF(LEFT(TRIM([$Translations.$B91]);LEN([.B$1]))=[.B$1];&quot;Yes&quot;;&quot;No&quot;)=IF(LEFT(TRIM([$Translations.$C91]);LEN([.B$1]))=[.B$1];&quot;Yes&quot;;&quot;No&quot;);&quot;&quot;;&quot;NO&quot;)">
            <text:p/>
          </table:table-cell>
          <table:table-cell table:formula="of:=IF(IF(LEFT(TRIM([$Translations.$B91]);LEN([.C$1]))=[.C$1];&quot;Yes&quot;;&quot;No&quot;)=IF(LEFT(TRIM([$Translations.$C91]);LEN([.C$1]))=[.C$1];&quot;Yes&quot;;&quot;No&quot;);&quot;&quot;;&quot;NO&quot;)">
            <text:p/>
          </table:table-cell>
          <table:table-cell table:formula="of:=IF(IF(LEFT(TRIM([$Translations.$B91]);LEN([.D$1]))=[.D$1];&quot;Yes&quot;;&quot;No&quot;)=IF(LEFT(TRIM([$Translations.$C91]);LEN([.D$1]))=[.D$1];&quot;Yes&quot;;&quot;No&quot;);&quot;&quot;;&quot;NO&quot;)">
            <text:p/>
          </table:table-cell>
          <table:table-cell table:formula="of:=IF(IF(LEFT(TRIM([$Translations.$B91]);LEN([.E$1]))=[.E$1];&quot;Yes&quot;;&quot;No&quot;)=IF(LEFT(TRIM([$Translations.$C91]);LEN([.E$1]))=[.E$1];&quot;Yes&quot;;&quot;No&quot;);&quot;&quot;;&quot;NO&quot;)">
            <text:p/>
          </table:table-cell>
          <table:table-cell table:formula="of:=IF(IF(LEFT(TRIM([$Translations.$B91]);LEN([.F$1]))=[.F$1];&quot;Yes&quot;;&quot;No&quot;)=IF(LEFT(TRIM([$Translations.$C91]);LEN([.F$1]))=[.F$1];&quot;Yes&quot;;&quot;No&quot;);&quot;&quot;;&quot;NO&quot;)">
            <text:p/>
          </table:table-cell>
          <table:table-cell table:formula="of:=IF(IF(LEFT(TRIM([$Translations.$B91]);LEN([.G$1]))=[.G$1];&quot;Yes&quot;;&quot;No&quot;)=IF(LEFT(TRIM([$Translations.$C91]);LEN([.G$1]))=[.G$1];&quot;Yes&quot;;&quot;No&quot;);&quot;&quot;;&quot;NO&quot;)">
            <text:p/>
          </table:table-cell>
        </table:table-row>
        <table:table-row table:style-name="ro8">
          <table:table-cell table:formula="of:=IF(IF(LEFT(TRIM([$Translations.$B92]);LEN([.A$1]))=[.A$1];&quot;Yes&quot;;&quot;No&quot;)=IF(LEFT(TRIM([$Translations.$C92]);LEN([.A$1]))=[.A$1];&quot;Yes&quot;;&quot;No&quot;);&quot;&quot;;&quot;NO&quot;)">
            <text:p/>
          </table:table-cell>
          <table:table-cell table:formula="of:=IF(IF(LEFT(TRIM([$Translations.$B92]);LEN([.B$1]))=[.B$1];&quot;Yes&quot;;&quot;No&quot;)=IF(LEFT(TRIM([$Translations.$C92]);LEN([.B$1]))=[.B$1];&quot;Yes&quot;;&quot;No&quot;);&quot;&quot;;&quot;NO&quot;)">
            <text:p/>
          </table:table-cell>
          <table:table-cell table:formula="of:=IF(IF(LEFT(TRIM([$Translations.$B92]);LEN([.C$1]))=[.C$1];&quot;Yes&quot;;&quot;No&quot;)=IF(LEFT(TRIM([$Translations.$C92]);LEN([.C$1]))=[.C$1];&quot;Yes&quot;;&quot;No&quot;);&quot;&quot;;&quot;NO&quot;)">
            <text:p/>
          </table:table-cell>
          <table:table-cell table:formula="of:=IF(IF(LEFT(TRIM([$Translations.$B92]);LEN([.D$1]))=[.D$1];&quot;Yes&quot;;&quot;No&quot;)=IF(LEFT(TRIM([$Translations.$C92]);LEN([.D$1]))=[.D$1];&quot;Yes&quot;;&quot;No&quot;);&quot;&quot;;&quot;NO&quot;)">
            <text:p/>
          </table:table-cell>
          <table:table-cell table:formula="of:=IF(IF(LEFT(TRIM([$Translations.$B92]);LEN([.E$1]))=[.E$1];&quot;Yes&quot;;&quot;No&quot;)=IF(LEFT(TRIM([$Translations.$C92]);LEN([.E$1]))=[.E$1];&quot;Yes&quot;;&quot;No&quot;);&quot;&quot;;&quot;NO&quot;)">
            <text:p/>
          </table:table-cell>
          <table:table-cell table:formula="of:=IF(IF(LEFT(TRIM([$Translations.$B92]);LEN([.F$1]))=[.F$1];&quot;Yes&quot;;&quot;No&quot;)=IF(LEFT(TRIM([$Translations.$C92]);LEN([.F$1]))=[.F$1];&quot;Yes&quot;;&quot;No&quot;);&quot;&quot;;&quot;NO&quot;)">
            <text:p/>
          </table:table-cell>
          <table:table-cell table:formula="of:=IF(IF(LEFT(TRIM([$Translations.$B92]);LEN([.G$1]))=[.G$1];&quot;Yes&quot;;&quot;No&quot;)=IF(LEFT(TRIM([$Translations.$C92]);LEN([.G$1]))=[.G$1];&quot;Yes&quot;;&quot;No&quot;);&quot;&quot;;&quot;NO&quot;)">
            <text:p/>
          </table:table-cell>
        </table:table-row>
        <table:table-row table:style-name="ro8">
          <table:table-cell table:formula="of:=IF(IF(LEFT(TRIM([$Translations.$B93]);LEN([.A$1]))=[.A$1];&quot;Yes&quot;;&quot;No&quot;)=IF(LEFT(TRIM([$Translations.$C93]);LEN([.A$1]))=[.A$1];&quot;Yes&quot;;&quot;No&quot;);&quot;&quot;;&quot;NO&quot;)">
            <text:p/>
          </table:table-cell>
          <table:table-cell table:formula="of:=IF(IF(LEFT(TRIM([$Translations.$B93]);LEN([.B$1]))=[.B$1];&quot;Yes&quot;;&quot;No&quot;)=IF(LEFT(TRIM([$Translations.$C93]);LEN([.B$1]))=[.B$1];&quot;Yes&quot;;&quot;No&quot;);&quot;&quot;;&quot;NO&quot;)">
            <text:p/>
          </table:table-cell>
          <table:table-cell table:formula="of:=IF(IF(LEFT(TRIM([$Translations.$B93]);LEN([.C$1]))=[.C$1];&quot;Yes&quot;;&quot;No&quot;)=IF(LEFT(TRIM([$Translations.$C93]);LEN([.C$1]))=[.C$1];&quot;Yes&quot;;&quot;No&quot;);&quot;&quot;;&quot;NO&quot;)">
            <text:p/>
          </table:table-cell>
          <table:table-cell table:formula="of:=IF(IF(LEFT(TRIM([$Translations.$B93]);LEN([.D$1]))=[.D$1];&quot;Yes&quot;;&quot;No&quot;)=IF(LEFT(TRIM([$Translations.$C93]);LEN([.D$1]))=[.D$1];&quot;Yes&quot;;&quot;No&quot;);&quot;&quot;;&quot;NO&quot;)">
            <text:p/>
          </table:table-cell>
          <table:table-cell table:formula="of:=IF(IF(LEFT(TRIM([$Translations.$B93]);LEN([.E$1]))=[.E$1];&quot;Yes&quot;;&quot;No&quot;)=IF(LEFT(TRIM([$Translations.$C93]);LEN([.E$1]))=[.E$1];&quot;Yes&quot;;&quot;No&quot;);&quot;&quot;;&quot;NO&quot;)">
            <text:p/>
          </table:table-cell>
          <table:table-cell table:formula="of:=IF(IF(LEFT(TRIM([$Translations.$B93]);LEN([.F$1]))=[.F$1];&quot;Yes&quot;;&quot;No&quot;)=IF(LEFT(TRIM([$Translations.$C93]);LEN([.F$1]))=[.F$1];&quot;Yes&quot;;&quot;No&quot;);&quot;&quot;;&quot;NO&quot;)">
            <text:p/>
          </table:table-cell>
          <table:table-cell table:formula="of:=IF(IF(LEFT(TRIM([$Translations.$B93]);LEN([.G$1]))=[.G$1];&quot;Yes&quot;;&quot;No&quot;)=IF(LEFT(TRIM([$Translations.$C93]);LEN([.G$1]))=[.G$1];&quot;Yes&quot;;&quot;No&quot;);&quot;&quot;;&quot;NO&quot;)">
            <text:p/>
          </table:table-cell>
        </table:table-row>
        <table:table-row table:style-name="ro8">
          <table:table-cell table:formula="of:=IF(IF(LEFT(TRIM([$Translations.$B94]);LEN([.A$1]))=[.A$1];&quot;Yes&quot;;&quot;No&quot;)=IF(LEFT(TRIM([$Translations.$C94]);LEN([.A$1]))=[.A$1];&quot;Yes&quot;;&quot;No&quot;);&quot;&quot;;&quot;NO&quot;)">
            <text:p/>
          </table:table-cell>
          <table:table-cell table:formula="of:=IF(IF(LEFT(TRIM([$Translations.$B94]);LEN([.B$1]))=[.B$1];&quot;Yes&quot;;&quot;No&quot;)=IF(LEFT(TRIM([$Translations.$C94]);LEN([.B$1]))=[.B$1];&quot;Yes&quot;;&quot;No&quot;);&quot;&quot;;&quot;NO&quot;)">
            <text:p/>
          </table:table-cell>
          <table:table-cell table:formula="of:=IF(IF(LEFT(TRIM([$Translations.$B94]);LEN([.C$1]))=[.C$1];&quot;Yes&quot;;&quot;No&quot;)=IF(LEFT(TRIM([$Translations.$C94]);LEN([.C$1]))=[.C$1];&quot;Yes&quot;;&quot;No&quot;);&quot;&quot;;&quot;NO&quot;)">
            <text:p/>
          </table:table-cell>
          <table:table-cell table:formula="of:=IF(IF(LEFT(TRIM([$Translations.$B94]);LEN([.D$1]))=[.D$1];&quot;Yes&quot;;&quot;No&quot;)=IF(LEFT(TRIM([$Translations.$C94]);LEN([.D$1]))=[.D$1];&quot;Yes&quot;;&quot;No&quot;);&quot;&quot;;&quot;NO&quot;)">
            <text:p/>
          </table:table-cell>
          <table:table-cell table:formula="of:=IF(IF(LEFT(TRIM([$Translations.$B94]);LEN([.E$1]))=[.E$1];&quot;Yes&quot;;&quot;No&quot;)=IF(LEFT(TRIM([$Translations.$C94]);LEN([.E$1]))=[.E$1];&quot;Yes&quot;;&quot;No&quot;);&quot;&quot;;&quot;NO&quot;)">
            <text:p/>
          </table:table-cell>
          <table:table-cell table:formula="of:=IF(IF(LEFT(TRIM([$Translations.$B94]);LEN([.F$1]))=[.F$1];&quot;Yes&quot;;&quot;No&quot;)=IF(LEFT(TRIM([$Translations.$C94]);LEN([.F$1]))=[.F$1];&quot;Yes&quot;;&quot;No&quot;);&quot;&quot;;&quot;NO&quot;)">
            <text:p/>
          </table:table-cell>
          <table:table-cell table:formula="of:=IF(IF(LEFT(TRIM([$Translations.$B94]);LEN([.G$1]))=[.G$1];&quot;Yes&quot;;&quot;No&quot;)=IF(LEFT(TRIM([$Translations.$C94]);LEN([.G$1]))=[.G$1];&quot;Yes&quot;;&quot;No&quot;);&quot;&quot;;&quot;NO&quot;)">
            <text:p/>
          </table:table-cell>
        </table:table-row>
        <table:table-row table:style-name="ro8">
          <table:table-cell table:formula="of:=IF(IF(LEFT(TRIM([$Translations.$B95]);LEN([.A$1]))=[.A$1];&quot;Yes&quot;;&quot;No&quot;)=IF(LEFT(TRIM([$Translations.$C95]);LEN([.A$1]))=[.A$1];&quot;Yes&quot;;&quot;No&quot;);&quot;&quot;;&quot;NO&quot;)">
            <text:p/>
          </table:table-cell>
          <table:table-cell table:formula="of:=IF(IF(LEFT(TRIM([$Translations.$B95]);LEN([.B$1]))=[.B$1];&quot;Yes&quot;;&quot;No&quot;)=IF(LEFT(TRIM([$Translations.$C95]);LEN([.B$1]))=[.B$1];&quot;Yes&quot;;&quot;No&quot;);&quot;&quot;;&quot;NO&quot;)">
            <text:p/>
          </table:table-cell>
          <table:table-cell table:formula="of:=IF(IF(LEFT(TRIM([$Translations.$B95]);LEN([.C$1]))=[.C$1];&quot;Yes&quot;;&quot;No&quot;)=IF(LEFT(TRIM([$Translations.$C95]);LEN([.C$1]))=[.C$1];&quot;Yes&quot;;&quot;No&quot;);&quot;&quot;;&quot;NO&quot;)">
            <text:p/>
          </table:table-cell>
          <table:table-cell table:formula="of:=IF(IF(LEFT(TRIM([$Translations.$B95]);LEN([.D$1]))=[.D$1];&quot;Yes&quot;;&quot;No&quot;)=IF(LEFT(TRIM([$Translations.$C95]);LEN([.D$1]))=[.D$1];&quot;Yes&quot;;&quot;No&quot;);&quot;&quot;;&quot;NO&quot;)">
            <text:p/>
          </table:table-cell>
          <table:table-cell table:formula="of:=IF(IF(LEFT(TRIM([$Translations.$B95]);LEN([.E$1]))=[.E$1];&quot;Yes&quot;;&quot;No&quot;)=IF(LEFT(TRIM([$Translations.$C95]);LEN([.E$1]))=[.E$1];&quot;Yes&quot;;&quot;No&quot;);&quot;&quot;;&quot;NO&quot;)">
            <text:p/>
          </table:table-cell>
          <table:table-cell table:formula="of:=IF(IF(LEFT(TRIM([$Translations.$B95]);LEN([.F$1]))=[.F$1];&quot;Yes&quot;;&quot;No&quot;)=IF(LEFT(TRIM([$Translations.$C95]);LEN([.F$1]))=[.F$1];&quot;Yes&quot;;&quot;No&quot;);&quot;&quot;;&quot;NO&quot;)">
            <text:p/>
          </table:table-cell>
          <table:table-cell table:formula="of:=IF(IF(LEFT(TRIM([$Translations.$B95]);LEN([.G$1]))=[.G$1];&quot;Yes&quot;;&quot;No&quot;)=IF(LEFT(TRIM([$Translations.$C95]);LEN([.G$1]))=[.G$1];&quot;Yes&quot;;&quot;No&quot;);&quot;&quot;;&quot;NO&quot;)">
            <text:p/>
          </table:table-cell>
        </table:table-row>
        <table:table-row table:style-name="ro8">
          <table:table-cell table:formula="of:=IF(IF(LEFT(TRIM([$Translations.$B96]);LEN([.A$1]))=[.A$1];&quot;Yes&quot;;&quot;No&quot;)=IF(LEFT(TRIM([$Translations.$C96]);LEN([.A$1]))=[.A$1];&quot;Yes&quot;;&quot;No&quot;);&quot;&quot;;&quot;NO&quot;)">
            <text:p/>
          </table:table-cell>
          <table:table-cell table:formula="of:=IF(IF(LEFT(TRIM([$Translations.$B96]);LEN([.B$1]))=[.B$1];&quot;Yes&quot;;&quot;No&quot;)=IF(LEFT(TRIM([$Translations.$C96]);LEN([.B$1]))=[.B$1];&quot;Yes&quot;;&quot;No&quot;);&quot;&quot;;&quot;NO&quot;)">
            <text:p/>
          </table:table-cell>
          <table:table-cell table:formula="of:=IF(IF(LEFT(TRIM([$Translations.$B96]);LEN([.C$1]))=[.C$1];&quot;Yes&quot;;&quot;No&quot;)=IF(LEFT(TRIM([$Translations.$C96]);LEN([.C$1]))=[.C$1];&quot;Yes&quot;;&quot;No&quot;);&quot;&quot;;&quot;NO&quot;)">
            <text:p/>
          </table:table-cell>
          <table:table-cell table:formula="of:=IF(IF(LEFT(TRIM([$Translations.$B96]);LEN([.D$1]))=[.D$1];&quot;Yes&quot;;&quot;No&quot;)=IF(LEFT(TRIM([$Translations.$C96]);LEN([.D$1]))=[.D$1];&quot;Yes&quot;;&quot;No&quot;);&quot;&quot;;&quot;NO&quot;)">
            <text:p/>
          </table:table-cell>
          <table:table-cell table:formula="of:=IF(IF(LEFT(TRIM([$Translations.$B96]);LEN([.E$1]))=[.E$1];&quot;Yes&quot;;&quot;No&quot;)=IF(LEFT(TRIM([$Translations.$C96]);LEN([.E$1]))=[.E$1];&quot;Yes&quot;;&quot;No&quot;);&quot;&quot;;&quot;NO&quot;)">
            <text:p/>
          </table:table-cell>
          <table:table-cell table:formula="of:=IF(IF(LEFT(TRIM([$Translations.$B96]);LEN([.F$1]))=[.F$1];&quot;Yes&quot;;&quot;No&quot;)=IF(LEFT(TRIM([$Translations.$C96]);LEN([.F$1]))=[.F$1];&quot;Yes&quot;;&quot;No&quot;);&quot;&quot;;&quot;NO&quot;)">
            <text:p/>
          </table:table-cell>
          <table:table-cell table:formula="of:=IF(IF(LEFT(TRIM([$Translations.$B96]);LEN([.G$1]))=[.G$1];&quot;Yes&quot;;&quot;No&quot;)=IF(LEFT(TRIM([$Translations.$C96]);LEN([.G$1]))=[.G$1];&quot;Yes&quot;;&quot;No&quot;);&quot;&quot;;&quot;NO&quot;)">
            <text:p/>
          </table:table-cell>
        </table:table-row>
        <table:table-row table:style-name="ro8">
          <table:table-cell table:formula="of:=IF(IF(LEFT(TRIM([$Translations.$B97]);LEN([.A$1]))=[.A$1];&quot;Yes&quot;;&quot;No&quot;)=IF(LEFT(TRIM([$Translations.$C97]);LEN([.A$1]))=[.A$1];&quot;Yes&quot;;&quot;No&quot;);&quot;&quot;;&quot;NO&quot;)">
            <text:p/>
          </table:table-cell>
          <table:table-cell table:formula="of:=IF(IF(LEFT(TRIM([$Translations.$B97]);LEN([.B$1]))=[.B$1];&quot;Yes&quot;;&quot;No&quot;)=IF(LEFT(TRIM([$Translations.$C97]);LEN([.B$1]))=[.B$1];&quot;Yes&quot;;&quot;No&quot;);&quot;&quot;;&quot;NO&quot;)">
            <text:p/>
          </table:table-cell>
          <table:table-cell table:formula="of:=IF(IF(LEFT(TRIM([$Translations.$B97]);LEN([.C$1]))=[.C$1];&quot;Yes&quot;;&quot;No&quot;)=IF(LEFT(TRIM([$Translations.$C97]);LEN([.C$1]))=[.C$1];&quot;Yes&quot;;&quot;No&quot;);&quot;&quot;;&quot;NO&quot;)">
            <text:p/>
          </table:table-cell>
          <table:table-cell table:formula="of:=IF(IF(LEFT(TRIM([$Translations.$B97]);LEN([.D$1]))=[.D$1];&quot;Yes&quot;;&quot;No&quot;)=IF(LEFT(TRIM([$Translations.$C97]);LEN([.D$1]))=[.D$1];&quot;Yes&quot;;&quot;No&quot;);&quot;&quot;;&quot;NO&quot;)">
            <text:p/>
          </table:table-cell>
          <table:table-cell table:formula="of:=IF(IF(LEFT(TRIM([$Translations.$B97]);LEN([.E$1]))=[.E$1];&quot;Yes&quot;;&quot;No&quot;)=IF(LEFT(TRIM([$Translations.$C97]);LEN([.E$1]))=[.E$1];&quot;Yes&quot;;&quot;No&quot;);&quot;&quot;;&quot;NO&quot;)">
            <text:p/>
          </table:table-cell>
          <table:table-cell table:formula="of:=IF(IF(LEFT(TRIM([$Translations.$B97]);LEN([.F$1]))=[.F$1];&quot;Yes&quot;;&quot;No&quot;)=IF(LEFT(TRIM([$Translations.$C97]);LEN([.F$1]))=[.F$1];&quot;Yes&quot;;&quot;No&quot;);&quot;&quot;;&quot;NO&quot;)">
            <text:p/>
          </table:table-cell>
          <table:table-cell table:formula="of:=IF(IF(LEFT(TRIM([$Translations.$B97]);LEN([.G$1]))=[.G$1];&quot;Yes&quot;;&quot;No&quot;)=IF(LEFT(TRIM([$Translations.$C97]);LEN([.G$1]))=[.G$1];&quot;Yes&quot;;&quot;No&quot;);&quot;&quot;;&quot;NO&quot;)">
            <text:p/>
          </table:table-cell>
        </table:table-row>
        <table:table-row table:style-name="ro8">
          <table:table-cell table:formula="of:=IF(IF(LEFT(TRIM([$Translations.$B98]);LEN([.A$1]))=[.A$1];&quot;Yes&quot;;&quot;No&quot;)=IF(LEFT(TRIM([$Translations.$C98]);LEN([.A$1]))=[.A$1];&quot;Yes&quot;;&quot;No&quot;);&quot;&quot;;&quot;NO&quot;)">
            <text:p/>
          </table:table-cell>
          <table:table-cell table:formula="of:=IF(IF(LEFT(TRIM([$Translations.$B98]);LEN([.B$1]))=[.B$1];&quot;Yes&quot;;&quot;No&quot;)=IF(LEFT(TRIM([$Translations.$C98]);LEN([.B$1]))=[.B$1];&quot;Yes&quot;;&quot;No&quot;);&quot;&quot;;&quot;NO&quot;)">
            <text:p/>
          </table:table-cell>
          <table:table-cell table:formula="of:=IF(IF(LEFT(TRIM([$Translations.$B98]);LEN([.C$1]))=[.C$1];&quot;Yes&quot;;&quot;No&quot;)=IF(LEFT(TRIM([$Translations.$C98]);LEN([.C$1]))=[.C$1];&quot;Yes&quot;;&quot;No&quot;);&quot;&quot;;&quot;NO&quot;)">
            <text:p/>
          </table:table-cell>
          <table:table-cell table:formula="of:=IF(IF(LEFT(TRIM([$Translations.$B98]);LEN([.D$1]))=[.D$1];&quot;Yes&quot;;&quot;No&quot;)=IF(LEFT(TRIM([$Translations.$C98]);LEN([.D$1]))=[.D$1];&quot;Yes&quot;;&quot;No&quot;);&quot;&quot;;&quot;NO&quot;)">
            <text:p/>
          </table:table-cell>
          <table:table-cell table:formula="of:=IF(IF(LEFT(TRIM([$Translations.$B98]);LEN([.E$1]))=[.E$1];&quot;Yes&quot;;&quot;No&quot;)=IF(LEFT(TRIM([$Translations.$C98]);LEN([.E$1]))=[.E$1];&quot;Yes&quot;;&quot;No&quot;);&quot;&quot;;&quot;NO&quot;)">
            <text:p/>
          </table:table-cell>
          <table:table-cell table:formula="of:=IF(IF(LEFT(TRIM([$Translations.$B98]);LEN([.F$1]))=[.F$1];&quot;Yes&quot;;&quot;No&quot;)=IF(LEFT(TRIM([$Translations.$C98]);LEN([.F$1]))=[.F$1];&quot;Yes&quot;;&quot;No&quot;);&quot;&quot;;&quot;NO&quot;)">
            <text:p/>
          </table:table-cell>
          <table:table-cell table:formula="of:=IF(IF(LEFT(TRIM([$Translations.$B98]);LEN([.G$1]))=[.G$1];&quot;Yes&quot;;&quot;No&quot;)=IF(LEFT(TRIM([$Translations.$C98]);LEN([.G$1]))=[.G$1];&quot;Yes&quot;;&quot;No&quot;);&quot;&quot;;&quot;NO&quot;)">
            <text:p/>
          </table:table-cell>
        </table:table-row>
        <table:table-row table:style-name="ro8">
          <table:table-cell table:formula="of:=IF(IF(LEFT(TRIM([$Translations.$B99]);LEN([.A$1]))=[.A$1];&quot;Yes&quot;;&quot;No&quot;)=IF(LEFT(TRIM([$Translations.$C99]);LEN([.A$1]))=[.A$1];&quot;Yes&quot;;&quot;No&quot;);&quot;&quot;;&quot;NO&quot;)">
            <text:p/>
          </table:table-cell>
          <table:table-cell table:formula="of:=IF(IF(LEFT(TRIM([$Translations.$B99]);LEN([.B$1]))=[.B$1];&quot;Yes&quot;;&quot;No&quot;)=IF(LEFT(TRIM([$Translations.$C99]);LEN([.B$1]))=[.B$1];&quot;Yes&quot;;&quot;No&quot;);&quot;&quot;;&quot;NO&quot;)">
            <text:p/>
          </table:table-cell>
          <table:table-cell table:formula="of:=IF(IF(LEFT(TRIM([$Translations.$B99]);LEN([.C$1]))=[.C$1];&quot;Yes&quot;;&quot;No&quot;)=IF(LEFT(TRIM([$Translations.$C99]);LEN([.C$1]))=[.C$1];&quot;Yes&quot;;&quot;No&quot;);&quot;&quot;;&quot;NO&quot;)">
            <text:p/>
          </table:table-cell>
          <table:table-cell table:formula="of:=IF(IF(LEFT(TRIM([$Translations.$B99]);LEN([.D$1]))=[.D$1];&quot;Yes&quot;;&quot;No&quot;)=IF(LEFT(TRIM([$Translations.$C99]);LEN([.D$1]))=[.D$1];&quot;Yes&quot;;&quot;No&quot;);&quot;&quot;;&quot;NO&quot;)">
            <text:p/>
          </table:table-cell>
          <table:table-cell table:formula="of:=IF(IF(LEFT(TRIM([$Translations.$B99]);LEN([.E$1]))=[.E$1];&quot;Yes&quot;;&quot;No&quot;)=IF(LEFT(TRIM([$Translations.$C99]);LEN([.E$1]))=[.E$1];&quot;Yes&quot;;&quot;No&quot;);&quot;&quot;;&quot;NO&quot;)">
            <text:p/>
          </table:table-cell>
          <table:table-cell table:formula="of:=IF(IF(LEFT(TRIM([$Translations.$B99]);LEN([.F$1]))=[.F$1];&quot;Yes&quot;;&quot;No&quot;)=IF(LEFT(TRIM([$Translations.$C99]);LEN([.F$1]))=[.F$1];&quot;Yes&quot;;&quot;No&quot;);&quot;&quot;;&quot;NO&quot;)">
            <text:p/>
          </table:table-cell>
          <table:table-cell table:formula="of:=IF(IF(LEFT(TRIM([$Translations.$B99]);LEN([.G$1]))=[.G$1];&quot;Yes&quot;;&quot;No&quot;)=IF(LEFT(TRIM([$Translations.$C99]);LEN([.G$1]))=[.G$1];&quot;Yes&quot;;&quot;No&quot;);&quot;&quot;;&quot;NO&quot;)">
            <text:p/>
          </table:table-cell>
        </table:table-row>
        <table:table-row table:style-name="ro8">
          <table:table-cell table:formula="of:=IF(IF(LEFT(TRIM([$Translations.$B100]);LEN([.A$1]))=[.A$1];&quot;Yes&quot;;&quot;No&quot;)=IF(LEFT(TRIM([$Translations.$C100]);LEN([.A$1]))=[.A$1];&quot;Yes&quot;;&quot;No&quot;);&quot;&quot;;&quot;NO&quot;)">
            <text:p/>
          </table:table-cell>
          <table:table-cell table:formula="of:=IF(IF(LEFT(TRIM([$Translations.$B100]);LEN([.B$1]))=[.B$1];&quot;Yes&quot;;&quot;No&quot;)=IF(LEFT(TRIM([$Translations.$C100]);LEN([.B$1]))=[.B$1];&quot;Yes&quot;;&quot;No&quot;);&quot;&quot;;&quot;NO&quot;)">
            <text:p/>
          </table:table-cell>
          <table:table-cell table:formula="of:=IF(IF(LEFT(TRIM([$Translations.$B100]);LEN([.C$1]))=[.C$1];&quot;Yes&quot;;&quot;No&quot;)=IF(LEFT(TRIM([$Translations.$C100]);LEN([.C$1]))=[.C$1];&quot;Yes&quot;;&quot;No&quot;);&quot;&quot;;&quot;NO&quot;)">
            <text:p/>
          </table:table-cell>
          <table:table-cell table:formula="of:=IF(IF(LEFT(TRIM([$Translations.$B100]);LEN([.D$1]))=[.D$1];&quot;Yes&quot;;&quot;No&quot;)=IF(LEFT(TRIM([$Translations.$C100]);LEN([.D$1]))=[.D$1];&quot;Yes&quot;;&quot;No&quot;);&quot;&quot;;&quot;NO&quot;)">
            <text:p/>
          </table:table-cell>
          <table:table-cell table:formula="of:=IF(IF(LEFT(TRIM([$Translations.$B100]);LEN([.E$1]))=[.E$1];&quot;Yes&quot;;&quot;No&quot;)=IF(LEFT(TRIM([$Translations.$C100]);LEN([.E$1]))=[.E$1];&quot;Yes&quot;;&quot;No&quot;);&quot;&quot;;&quot;NO&quot;)">
            <text:p/>
          </table:table-cell>
          <table:table-cell table:formula="of:=IF(IF(LEFT(TRIM([$Translations.$B100]);LEN([.F$1]))=[.F$1];&quot;Yes&quot;;&quot;No&quot;)=IF(LEFT(TRIM([$Translations.$C100]);LEN([.F$1]))=[.F$1];&quot;Yes&quot;;&quot;No&quot;);&quot;&quot;;&quot;NO&quot;)">
            <text:p/>
          </table:table-cell>
          <table:table-cell table:formula="of:=IF(IF(LEFT(TRIM([$Translations.$B100]);LEN([.G$1]))=[.G$1];&quot;Yes&quot;;&quot;No&quot;)=IF(LEFT(TRIM([$Translations.$C100]);LEN([.G$1]))=[.G$1];&quot;Yes&quot;;&quot;No&quot;);&quot;&quot;;&quot;NO&quot;)">
            <text:p/>
          </table:table-cell>
        </table:table-row>
        <table:table-row table:style-name="ro8">
          <table:table-cell table:formula="of:=IF(IF(LEFT(TRIM([$Translations.$B101]);LEN([.A$1]))=[.A$1];&quot;Yes&quot;;&quot;No&quot;)=IF(LEFT(TRIM([$Translations.$C101]);LEN([.A$1]))=[.A$1];&quot;Yes&quot;;&quot;No&quot;);&quot;&quot;;&quot;NO&quot;)">
            <text:p/>
          </table:table-cell>
          <table:table-cell table:formula="of:=IF(IF(LEFT(TRIM([$Translations.$B101]);LEN([.B$1]))=[.B$1];&quot;Yes&quot;;&quot;No&quot;)=IF(LEFT(TRIM([$Translations.$C101]);LEN([.B$1]))=[.B$1];&quot;Yes&quot;;&quot;No&quot;);&quot;&quot;;&quot;NO&quot;)">
            <text:p/>
          </table:table-cell>
          <table:table-cell table:formula="of:=IF(IF(LEFT(TRIM([$Translations.$B101]);LEN([.C$1]))=[.C$1];&quot;Yes&quot;;&quot;No&quot;)=IF(LEFT(TRIM([$Translations.$C101]);LEN([.C$1]))=[.C$1];&quot;Yes&quot;;&quot;No&quot;);&quot;&quot;;&quot;NO&quot;)">
            <text:p/>
          </table:table-cell>
          <table:table-cell table:formula="of:=IF(IF(LEFT(TRIM([$Translations.$B101]);LEN([.D$1]))=[.D$1];&quot;Yes&quot;;&quot;No&quot;)=IF(LEFT(TRIM([$Translations.$C101]);LEN([.D$1]))=[.D$1];&quot;Yes&quot;;&quot;No&quot;);&quot;&quot;;&quot;NO&quot;)">
            <text:p/>
          </table:table-cell>
          <table:table-cell table:formula="of:=IF(IF(LEFT(TRIM([$Translations.$B101]);LEN([.E$1]))=[.E$1];&quot;Yes&quot;;&quot;No&quot;)=IF(LEFT(TRIM([$Translations.$C101]);LEN([.E$1]))=[.E$1];&quot;Yes&quot;;&quot;No&quot;);&quot;&quot;;&quot;NO&quot;)">
            <text:p/>
          </table:table-cell>
          <table:table-cell table:formula="of:=IF(IF(LEFT(TRIM([$Translations.$B101]);LEN([.F$1]))=[.F$1];&quot;Yes&quot;;&quot;No&quot;)=IF(LEFT(TRIM([$Translations.$C101]);LEN([.F$1]))=[.F$1];&quot;Yes&quot;;&quot;No&quot;);&quot;&quot;;&quot;NO&quot;)">
            <text:p/>
          </table:table-cell>
          <table:table-cell table:formula="of:=IF(IF(LEFT(TRIM([$Translations.$B101]);LEN([.G$1]))=[.G$1];&quot;Yes&quot;;&quot;No&quot;)=IF(LEFT(TRIM([$Translations.$C101]);LEN([.G$1]))=[.G$1];&quot;Yes&quot;;&quot;No&quot;);&quot;&quot;;&quot;NO&quot;)">
            <text:p/>
          </table:table-cell>
        </table:table-row>
        <table:table-row table:style-name="ro8">
          <table:table-cell table:formula="of:=IF(IF(LEFT(TRIM([$Translations.$B102]);LEN([.A$1]))=[.A$1];&quot;Yes&quot;;&quot;No&quot;)=IF(LEFT(TRIM([$Translations.$C102]);LEN([.A$1]))=[.A$1];&quot;Yes&quot;;&quot;No&quot;);&quot;&quot;;&quot;NO&quot;)">
            <text:p/>
          </table:table-cell>
          <table:table-cell table:formula="of:=IF(IF(LEFT(TRIM([$Translations.$B102]);LEN([.B$1]))=[.B$1];&quot;Yes&quot;;&quot;No&quot;)=IF(LEFT(TRIM([$Translations.$C102]);LEN([.B$1]))=[.B$1];&quot;Yes&quot;;&quot;No&quot;);&quot;&quot;;&quot;NO&quot;)">
            <text:p/>
          </table:table-cell>
          <table:table-cell table:formula="of:=IF(IF(LEFT(TRIM([$Translations.$B102]);LEN([.C$1]))=[.C$1];&quot;Yes&quot;;&quot;No&quot;)=IF(LEFT(TRIM([$Translations.$C102]);LEN([.C$1]))=[.C$1];&quot;Yes&quot;;&quot;No&quot;);&quot;&quot;;&quot;NO&quot;)">
            <text:p/>
          </table:table-cell>
          <table:table-cell table:formula="of:=IF(IF(LEFT(TRIM([$Translations.$B102]);LEN([.D$1]))=[.D$1];&quot;Yes&quot;;&quot;No&quot;)=IF(LEFT(TRIM([$Translations.$C102]);LEN([.D$1]))=[.D$1];&quot;Yes&quot;;&quot;No&quot;);&quot;&quot;;&quot;NO&quot;)">
            <text:p/>
          </table:table-cell>
          <table:table-cell table:formula="of:=IF(IF(LEFT(TRIM([$Translations.$B102]);LEN([.E$1]))=[.E$1];&quot;Yes&quot;;&quot;No&quot;)=IF(LEFT(TRIM([$Translations.$C102]);LEN([.E$1]))=[.E$1];&quot;Yes&quot;;&quot;No&quot;);&quot;&quot;;&quot;NO&quot;)">
            <text:p/>
          </table:table-cell>
          <table:table-cell table:formula="of:=IF(IF(LEFT(TRIM([$Translations.$B102]);LEN([.F$1]))=[.F$1];&quot;Yes&quot;;&quot;No&quot;)=IF(LEFT(TRIM([$Translations.$C102]);LEN([.F$1]))=[.F$1];&quot;Yes&quot;;&quot;No&quot;);&quot;&quot;;&quot;NO&quot;)">
            <text:p/>
          </table:table-cell>
          <table:table-cell table:formula="of:=IF(IF(LEFT(TRIM([$Translations.$B102]);LEN([.G$1]))=[.G$1];&quot;Yes&quot;;&quot;No&quot;)=IF(LEFT(TRIM([$Translations.$C102]);LEN([.G$1]))=[.G$1];&quot;Yes&quot;;&quot;No&quot;);&quot;&quot;;&quot;NO&quot;)">
            <text:p/>
          </table:table-cell>
        </table:table-row>
        <table:table-row table:style-name="ro8">
          <table:table-cell table:formula="of:=IF(IF(LEFT(TRIM([$Translations.$B103]);LEN([.A$1]))=[.A$1];&quot;Yes&quot;;&quot;No&quot;)=IF(LEFT(TRIM([$Translations.$C103]);LEN([.A$1]))=[.A$1];&quot;Yes&quot;;&quot;No&quot;);&quot;&quot;;&quot;NO&quot;)">
            <text:p/>
          </table:table-cell>
          <table:table-cell table:formula="of:=IF(IF(LEFT(TRIM([$Translations.$B103]);LEN([.B$1]))=[.B$1];&quot;Yes&quot;;&quot;No&quot;)=IF(LEFT(TRIM([$Translations.$C103]);LEN([.B$1]))=[.B$1];&quot;Yes&quot;;&quot;No&quot;);&quot;&quot;;&quot;NO&quot;)">
            <text:p/>
          </table:table-cell>
          <table:table-cell table:formula="of:=IF(IF(LEFT(TRIM([$Translations.$B103]);LEN([.C$1]))=[.C$1];&quot;Yes&quot;;&quot;No&quot;)=IF(LEFT(TRIM([$Translations.$C103]);LEN([.C$1]))=[.C$1];&quot;Yes&quot;;&quot;No&quot;);&quot;&quot;;&quot;NO&quot;)">
            <text:p/>
          </table:table-cell>
          <table:table-cell table:formula="of:=IF(IF(LEFT(TRIM([$Translations.$B103]);LEN([.D$1]))=[.D$1];&quot;Yes&quot;;&quot;No&quot;)=IF(LEFT(TRIM([$Translations.$C103]);LEN([.D$1]))=[.D$1];&quot;Yes&quot;;&quot;No&quot;);&quot;&quot;;&quot;NO&quot;)">
            <text:p/>
          </table:table-cell>
          <table:table-cell table:formula="of:=IF(IF(LEFT(TRIM([$Translations.$B103]);LEN([.E$1]))=[.E$1];&quot;Yes&quot;;&quot;No&quot;)=IF(LEFT(TRIM([$Translations.$C103]);LEN([.E$1]))=[.E$1];&quot;Yes&quot;;&quot;No&quot;);&quot;&quot;;&quot;NO&quot;)">
            <text:p/>
          </table:table-cell>
          <table:table-cell table:formula="of:=IF(IF(LEFT(TRIM([$Translations.$B103]);LEN([.F$1]))=[.F$1];&quot;Yes&quot;;&quot;No&quot;)=IF(LEFT(TRIM([$Translations.$C103]);LEN([.F$1]))=[.F$1];&quot;Yes&quot;;&quot;No&quot;);&quot;&quot;;&quot;NO&quot;)">
            <text:p/>
          </table:table-cell>
          <table:table-cell table:formula="of:=IF(IF(LEFT(TRIM([$Translations.$B103]);LEN([.G$1]))=[.G$1];&quot;Yes&quot;;&quot;No&quot;)=IF(LEFT(TRIM([$Translations.$C103]);LEN([.G$1]))=[.G$1];&quot;Yes&quot;;&quot;No&quot;);&quot;&quot;;&quot;NO&quot;)">
            <text:p/>
          </table:table-cell>
        </table:table-row>
        <table:table-row table:style-name="ro8">
          <table:table-cell table:formula="of:=IF(IF(LEFT(TRIM([$Translations.$B104]);LEN([.A$1]))=[.A$1];&quot;Yes&quot;;&quot;No&quot;)=IF(LEFT(TRIM([$Translations.$C104]);LEN([.A$1]))=[.A$1];&quot;Yes&quot;;&quot;No&quot;);&quot;&quot;;&quot;NO&quot;)">
            <text:p/>
          </table:table-cell>
          <table:table-cell table:formula="of:=IF(IF(LEFT(TRIM([$Translations.$B104]);LEN([.B$1]))=[.B$1];&quot;Yes&quot;;&quot;No&quot;)=IF(LEFT(TRIM([$Translations.$C104]);LEN([.B$1]))=[.B$1];&quot;Yes&quot;;&quot;No&quot;);&quot;&quot;;&quot;NO&quot;)">
            <text:p/>
          </table:table-cell>
          <table:table-cell table:formula="of:=IF(IF(LEFT(TRIM([$Translations.$B104]);LEN([.C$1]))=[.C$1];&quot;Yes&quot;;&quot;No&quot;)=IF(LEFT(TRIM([$Translations.$C104]);LEN([.C$1]))=[.C$1];&quot;Yes&quot;;&quot;No&quot;);&quot;&quot;;&quot;NO&quot;)">
            <text:p/>
          </table:table-cell>
          <table:table-cell table:formula="of:=IF(IF(LEFT(TRIM([$Translations.$B104]);LEN([.D$1]))=[.D$1];&quot;Yes&quot;;&quot;No&quot;)=IF(LEFT(TRIM([$Translations.$C104]);LEN([.D$1]))=[.D$1];&quot;Yes&quot;;&quot;No&quot;);&quot;&quot;;&quot;NO&quot;)">
            <text:p/>
          </table:table-cell>
          <table:table-cell table:formula="of:=IF(IF(LEFT(TRIM([$Translations.$B104]);LEN([.E$1]))=[.E$1];&quot;Yes&quot;;&quot;No&quot;)=IF(LEFT(TRIM([$Translations.$C104]);LEN([.E$1]))=[.E$1];&quot;Yes&quot;;&quot;No&quot;);&quot;&quot;;&quot;NO&quot;)">
            <text:p/>
          </table:table-cell>
          <table:table-cell table:formula="of:=IF(IF(LEFT(TRIM([$Translations.$B104]);LEN([.F$1]))=[.F$1];&quot;Yes&quot;;&quot;No&quot;)=IF(LEFT(TRIM([$Translations.$C104]);LEN([.F$1]))=[.F$1];&quot;Yes&quot;;&quot;No&quot;);&quot;&quot;;&quot;NO&quot;)">
            <text:p/>
          </table:table-cell>
          <table:table-cell table:formula="of:=IF(IF(LEFT(TRIM([$Translations.$B104]);LEN([.G$1]))=[.G$1];&quot;Yes&quot;;&quot;No&quot;)=IF(LEFT(TRIM([$Translations.$C104]);LEN([.G$1]))=[.G$1];&quot;Yes&quot;;&quot;No&quot;);&quot;&quot;;&quot;NO&quot;)">
            <text:p/>
          </table:table-cell>
        </table:table-row>
        <table:table-row table:style-name="ro8">
          <table:table-cell table:formula="of:=IF(IF(LEFT(TRIM([$Translations.$B105]);LEN([.A$1]))=[.A$1];&quot;Yes&quot;;&quot;No&quot;)=IF(LEFT(TRIM([$Translations.$C105]);LEN([.A$1]))=[.A$1];&quot;Yes&quot;;&quot;No&quot;);&quot;&quot;;&quot;NO&quot;)">
            <text:p/>
          </table:table-cell>
          <table:table-cell table:formula="of:=IF(IF(LEFT(TRIM([$Translations.$B105]);LEN([.B$1]))=[.B$1];&quot;Yes&quot;;&quot;No&quot;)=IF(LEFT(TRIM([$Translations.$C105]);LEN([.B$1]))=[.B$1];&quot;Yes&quot;;&quot;No&quot;);&quot;&quot;;&quot;NO&quot;)">
            <text:p/>
          </table:table-cell>
          <table:table-cell table:formula="of:=IF(IF(LEFT(TRIM([$Translations.$B105]);LEN([.C$1]))=[.C$1];&quot;Yes&quot;;&quot;No&quot;)=IF(LEFT(TRIM([$Translations.$C105]);LEN([.C$1]))=[.C$1];&quot;Yes&quot;;&quot;No&quot;);&quot;&quot;;&quot;NO&quot;)">
            <text:p/>
          </table:table-cell>
          <table:table-cell table:formula="of:=IF(IF(LEFT(TRIM([$Translations.$B105]);LEN([.D$1]))=[.D$1];&quot;Yes&quot;;&quot;No&quot;)=IF(LEFT(TRIM([$Translations.$C105]);LEN([.D$1]))=[.D$1];&quot;Yes&quot;;&quot;No&quot;);&quot;&quot;;&quot;NO&quot;)">
            <text:p/>
          </table:table-cell>
          <table:table-cell table:formula="of:=IF(IF(LEFT(TRIM([$Translations.$B105]);LEN([.E$1]))=[.E$1];&quot;Yes&quot;;&quot;No&quot;)=IF(LEFT(TRIM([$Translations.$C105]);LEN([.E$1]))=[.E$1];&quot;Yes&quot;;&quot;No&quot;);&quot;&quot;;&quot;NO&quot;)">
            <text:p/>
          </table:table-cell>
          <table:table-cell table:formula="of:=IF(IF(LEFT(TRIM([$Translations.$B105]);LEN([.F$1]))=[.F$1];&quot;Yes&quot;;&quot;No&quot;)=IF(LEFT(TRIM([$Translations.$C105]);LEN([.F$1]))=[.F$1];&quot;Yes&quot;;&quot;No&quot;);&quot;&quot;;&quot;NO&quot;)">
            <text:p/>
          </table:table-cell>
          <table:table-cell table:formula="of:=IF(IF(LEFT(TRIM([$Translations.$B105]);LEN([.G$1]))=[.G$1];&quot;Yes&quot;;&quot;No&quot;)=IF(LEFT(TRIM([$Translations.$C105]);LEN([.G$1]))=[.G$1];&quot;Yes&quot;;&quot;No&quot;);&quot;&quot;;&quot;NO&quot;)">
            <text:p/>
          </table:table-cell>
        </table:table-row>
        <table:table-row table:style-name="ro8">
          <table:table-cell table:formula="of:=IF(IF(LEFT(TRIM([$Translations.$B106]);LEN([.A$1]))=[.A$1];&quot;Yes&quot;;&quot;No&quot;)=IF(LEFT(TRIM([$Translations.$C106]);LEN([.A$1]))=[.A$1];&quot;Yes&quot;;&quot;No&quot;);&quot;&quot;;&quot;NO&quot;)">
            <text:p/>
          </table:table-cell>
          <table:table-cell table:formula="of:=IF(IF(LEFT(TRIM([$Translations.$B106]);LEN([.B$1]))=[.B$1];&quot;Yes&quot;;&quot;No&quot;)=IF(LEFT(TRIM([$Translations.$C106]);LEN([.B$1]))=[.B$1];&quot;Yes&quot;;&quot;No&quot;);&quot;&quot;;&quot;NO&quot;)">
            <text:p/>
          </table:table-cell>
          <table:table-cell table:formula="of:=IF(IF(LEFT(TRIM([$Translations.$B106]);LEN([.C$1]))=[.C$1];&quot;Yes&quot;;&quot;No&quot;)=IF(LEFT(TRIM([$Translations.$C106]);LEN([.C$1]))=[.C$1];&quot;Yes&quot;;&quot;No&quot;);&quot;&quot;;&quot;NO&quot;)">
            <text:p/>
          </table:table-cell>
          <table:table-cell table:formula="of:=IF(IF(LEFT(TRIM([$Translations.$B106]);LEN([.D$1]))=[.D$1];&quot;Yes&quot;;&quot;No&quot;)=IF(LEFT(TRIM([$Translations.$C106]);LEN([.D$1]))=[.D$1];&quot;Yes&quot;;&quot;No&quot;);&quot;&quot;;&quot;NO&quot;)">
            <text:p/>
          </table:table-cell>
          <table:table-cell table:formula="of:=IF(IF(LEFT(TRIM([$Translations.$B106]);LEN([.E$1]))=[.E$1];&quot;Yes&quot;;&quot;No&quot;)=IF(LEFT(TRIM([$Translations.$C106]);LEN([.E$1]))=[.E$1];&quot;Yes&quot;;&quot;No&quot;);&quot;&quot;;&quot;NO&quot;)">
            <text:p/>
          </table:table-cell>
          <table:table-cell table:formula="of:=IF(IF(LEFT(TRIM([$Translations.$B106]);LEN([.F$1]))=[.F$1];&quot;Yes&quot;;&quot;No&quot;)=IF(LEFT(TRIM([$Translations.$C106]);LEN([.F$1]))=[.F$1];&quot;Yes&quot;;&quot;No&quot;);&quot;&quot;;&quot;NO&quot;)">
            <text:p/>
          </table:table-cell>
          <table:table-cell table:formula="of:=IF(IF(LEFT(TRIM([$Translations.$B106]);LEN([.G$1]))=[.G$1];&quot;Yes&quot;;&quot;No&quot;)=IF(LEFT(TRIM([$Translations.$C106]);LEN([.G$1]))=[.G$1];&quot;Yes&quot;;&quot;No&quot;);&quot;&quot;;&quot;NO&quot;)">
            <text:p/>
          </table:table-cell>
        </table:table-row>
        <table:table-row table:style-name="ro8">
          <table:table-cell table:formula="of:=IF(IF(LEFT(TRIM([$Translations.$B107]);LEN([.A$1]))=[.A$1];&quot;Yes&quot;;&quot;No&quot;)=IF(LEFT(TRIM([$Translations.$C107]);LEN([.A$1]))=[.A$1];&quot;Yes&quot;;&quot;No&quot;);&quot;&quot;;&quot;NO&quot;)">
            <text:p/>
          </table:table-cell>
          <table:table-cell table:formula="of:=IF(IF(LEFT(TRIM([$Translations.$B107]);LEN([.B$1]))=[.B$1];&quot;Yes&quot;;&quot;No&quot;)=IF(LEFT(TRIM([$Translations.$C107]);LEN([.B$1]))=[.B$1];&quot;Yes&quot;;&quot;No&quot;);&quot;&quot;;&quot;NO&quot;)">
            <text:p/>
          </table:table-cell>
          <table:table-cell table:formula="of:=IF(IF(LEFT(TRIM([$Translations.$B107]);LEN([.C$1]))=[.C$1];&quot;Yes&quot;;&quot;No&quot;)=IF(LEFT(TRIM([$Translations.$C107]);LEN([.C$1]))=[.C$1];&quot;Yes&quot;;&quot;No&quot;);&quot;&quot;;&quot;NO&quot;)">
            <text:p/>
          </table:table-cell>
          <table:table-cell table:formula="of:=IF(IF(LEFT(TRIM([$Translations.$B107]);LEN([.D$1]))=[.D$1];&quot;Yes&quot;;&quot;No&quot;)=IF(LEFT(TRIM([$Translations.$C107]);LEN([.D$1]))=[.D$1];&quot;Yes&quot;;&quot;No&quot;);&quot;&quot;;&quot;NO&quot;)">
            <text:p/>
          </table:table-cell>
          <table:table-cell table:formula="of:=IF(IF(LEFT(TRIM([$Translations.$B107]);LEN([.E$1]))=[.E$1];&quot;Yes&quot;;&quot;No&quot;)=IF(LEFT(TRIM([$Translations.$C107]);LEN([.E$1]))=[.E$1];&quot;Yes&quot;;&quot;No&quot;);&quot;&quot;;&quot;NO&quot;)">
            <text:p/>
          </table:table-cell>
          <table:table-cell table:formula="of:=IF(IF(LEFT(TRIM([$Translations.$B107]);LEN([.F$1]))=[.F$1];&quot;Yes&quot;;&quot;No&quot;)=IF(LEFT(TRIM([$Translations.$C107]);LEN([.F$1]))=[.F$1];&quot;Yes&quot;;&quot;No&quot;);&quot;&quot;;&quot;NO&quot;)">
            <text:p/>
          </table:table-cell>
          <table:table-cell table:formula="of:=IF(IF(LEFT(TRIM([$Translations.$B107]);LEN([.G$1]))=[.G$1];&quot;Yes&quot;;&quot;No&quot;)=IF(LEFT(TRIM([$Translations.$C107]);LEN([.G$1]))=[.G$1];&quot;Yes&quot;;&quot;No&quot;);&quot;&quot;;&quot;NO&quot;)">
            <text:p/>
          </table:table-cell>
        </table:table-row>
        <table:table-row table:style-name="ro8">
          <table:table-cell table:formula="of:=IF(IF(LEFT(TRIM([$Translations.$B108]);LEN([.A$1]))=[.A$1];&quot;Yes&quot;;&quot;No&quot;)=IF(LEFT(TRIM([$Translations.$C108]);LEN([.A$1]))=[.A$1];&quot;Yes&quot;;&quot;No&quot;);&quot;&quot;;&quot;NO&quot;)">
            <text:p/>
          </table:table-cell>
          <table:table-cell table:formula="of:=IF(IF(LEFT(TRIM([$Translations.$B108]);LEN([.B$1]))=[.B$1];&quot;Yes&quot;;&quot;No&quot;)=IF(LEFT(TRIM([$Translations.$C108]);LEN([.B$1]))=[.B$1];&quot;Yes&quot;;&quot;No&quot;);&quot;&quot;;&quot;NO&quot;)">
            <text:p/>
          </table:table-cell>
          <table:table-cell table:formula="of:=IF(IF(LEFT(TRIM([$Translations.$B108]);LEN([.C$1]))=[.C$1];&quot;Yes&quot;;&quot;No&quot;)=IF(LEFT(TRIM([$Translations.$C108]);LEN([.C$1]))=[.C$1];&quot;Yes&quot;;&quot;No&quot;);&quot;&quot;;&quot;NO&quot;)">
            <text:p/>
          </table:table-cell>
          <table:table-cell table:formula="of:=IF(IF(LEFT(TRIM([$Translations.$B108]);LEN([.D$1]))=[.D$1];&quot;Yes&quot;;&quot;No&quot;)=IF(LEFT(TRIM([$Translations.$C108]);LEN([.D$1]))=[.D$1];&quot;Yes&quot;;&quot;No&quot;);&quot;&quot;;&quot;NO&quot;)">
            <text:p/>
          </table:table-cell>
          <table:table-cell table:formula="of:=IF(IF(LEFT(TRIM([$Translations.$B108]);LEN([.E$1]))=[.E$1];&quot;Yes&quot;;&quot;No&quot;)=IF(LEFT(TRIM([$Translations.$C108]);LEN([.E$1]))=[.E$1];&quot;Yes&quot;;&quot;No&quot;);&quot;&quot;;&quot;NO&quot;)">
            <text:p/>
          </table:table-cell>
          <table:table-cell table:formula="of:=IF(IF(LEFT(TRIM([$Translations.$B108]);LEN([.F$1]))=[.F$1];&quot;Yes&quot;;&quot;No&quot;)=IF(LEFT(TRIM([$Translations.$C108]);LEN([.F$1]))=[.F$1];&quot;Yes&quot;;&quot;No&quot;);&quot;&quot;;&quot;NO&quot;)">
            <text:p/>
          </table:table-cell>
          <table:table-cell table:formula="of:=IF(IF(LEFT(TRIM([$Translations.$B108]);LEN([.G$1]))=[.G$1];&quot;Yes&quot;;&quot;No&quot;)=IF(LEFT(TRIM([$Translations.$C108]);LEN([.G$1]))=[.G$1];&quot;Yes&quot;;&quot;No&quot;);&quot;&quot;;&quot;NO&quot;)">
            <text:p/>
          </table:table-cell>
        </table:table-row>
        <table:table-row table:style-name="ro8">
          <table:table-cell table:formula="of:=IF(IF(LEFT(TRIM([$Translations.$B109]);LEN([.A$1]))=[.A$1];&quot;Yes&quot;;&quot;No&quot;)=IF(LEFT(TRIM([$Translations.$C109]);LEN([.A$1]))=[.A$1];&quot;Yes&quot;;&quot;No&quot;);&quot;&quot;;&quot;NO&quot;)">
            <text:p/>
          </table:table-cell>
          <table:table-cell table:formula="of:=IF(IF(LEFT(TRIM([$Translations.$B109]);LEN([.B$1]))=[.B$1];&quot;Yes&quot;;&quot;No&quot;)=IF(LEFT(TRIM([$Translations.$C109]);LEN([.B$1]))=[.B$1];&quot;Yes&quot;;&quot;No&quot;);&quot;&quot;;&quot;NO&quot;)">
            <text:p/>
          </table:table-cell>
          <table:table-cell table:formula="of:=IF(IF(LEFT(TRIM([$Translations.$B109]);LEN([.C$1]))=[.C$1];&quot;Yes&quot;;&quot;No&quot;)=IF(LEFT(TRIM([$Translations.$C109]);LEN([.C$1]))=[.C$1];&quot;Yes&quot;;&quot;No&quot;);&quot;&quot;;&quot;NO&quot;)">
            <text:p/>
          </table:table-cell>
          <table:table-cell table:formula="of:=IF(IF(LEFT(TRIM([$Translations.$B109]);LEN([.D$1]))=[.D$1];&quot;Yes&quot;;&quot;No&quot;)=IF(LEFT(TRIM([$Translations.$C109]);LEN([.D$1]))=[.D$1];&quot;Yes&quot;;&quot;No&quot;);&quot;&quot;;&quot;NO&quot;)">
            <text:p/>
          </table:table-cell>
          <table:table-cell table:formula="of:=IF(IF(LEFT(TRIM([$Translations.$B109]);LEN([.E$1]))=[.E$1];&quot;Yes&quot;;&quot;No&quot;)=IF(LEFT(TRIM([$Translations.$C109]);LEN([.E$1]))=[.E$1];&quot;Yes&quot;;&quot;No&quot;);&quot;&quot;;&quot;NO&quot;)">
            <text:p/>
          </table:table-cell>
          <table:table-cell table:formula="of:=IF(IF(LEFT(TRIM([$Translations.$B109]);LEN([.F$1]))=[.F$1];&quot;Yes&quot;;&quot;No&quot;)=IF(LEFT(TRIM([$Translations.$C109]);LEN([.F$1]))=[.F$1];&quot;Yes&quot;;&quot;No&quot;);&quot;&quot;;&quot;NO&quot;)">
            <text:p/>
          </table:table-cell>
          <table:table-cell table:formula="of:=IF(IF(LEFT(TRIM([$Translations.$B109]);LEN([.G$1]))=[.G$1];&quot;Yes&quot;;&quot;No&quot;)=IF(LEFT(TRIM([$Translations.$C109]);LEN([.G$1]))=[.G$1];&quot;Yes&quot;;&quot;No&quot;);&quot;&quot;;&quot;NO&quot;)">
            <text:p/>
          </table:table-cell>
        </table:table-row>
        <table:table-row table:style-name="ro8">
          <table:table-cell table:formula="of:=IF(IF(LEFT(TRIM([$Translations.$B110]);LEN([.A$1]))=[.A$1];&quot;Yes&quot;;&quot;No&quot;)=IF(LEFT(TRIM([$Translations.$C110]);LEN([.A$1]))=[.A$1];&quot;Yes&quot;;&quot;No&quot;);&quot;&quot;;&quot;NO&quot;)">
            <text:p/>
          </table:table-cell>
          <table:table-cell table:formula="of:=IF(IF(LEFT(TRIM([$Translations.$B110]);LEN([.B$1]))=[.B$1];&quot;Yes&quot;;&quot;No&quot;)=IF(LEFT(TRIM([$Translations.$C110]);LEN([.B$1]))=[.B$1];&quot;Yes&quot;;&quot;No&quot;);&quot;&quot;;&quot;NO&quot;)">
            <text:p/>
          </table:table-cell>
          <table:table-cell table:formula="of:=IF(IF(LEFT(TRIM([$Translations.$B110]);LEN([.C$1]))=[.C$1];&quot;Yes&quot;;&quot;No&quot;)=IF(LEFT(TRIM([$Translations.$C110]);LEN([.C$1]))=[.C$1];&quot;Yes&quot;;&quot;No&quot;);&quot;&quot;;&quot;NO&quot;)">
            <text:p/>
          </table:table-cell>
          <table:table-cell table:formula="of:=IF(IF(LEFT(TRIM([$Translations.$B110]);LEN([.D$1]))=[.D$1];&quot;Yes&quot;;&quot;No&quot;)=IF(LEFT(TRIM([$Translations.$C110]);LEN([.D$1]))=[.D$1];&quot;Yes&quot;;&quot;No&quot;);&quot;&quot;;&quot;NO&quot;)">
            <text:p/>
          </table:table-cell>
          <table:table-cell table:formula="of:=IF(IF(LEFT(TRIM([$Translations.$B110]);LEN([.E$1]))=[.E$1];&quot;Yes&quot;;&quot;No&quot;)=IF(LEFT(TRIM([$Translations.$C110]);LEN([.E$1]))=[.E$1];&quot;Yes&quot;;&quot;No&quot;);&quot;&quot;;&quot;NO&quot;)">
            <text:p/>
          </table:table-cell>
          <table:table-cell table:formula="of:=IF(IF(LEFT(TRIM([$Translations.$B110]);LEN([.F$1]))=[.F$1];&quot;Yes&quot;;&quot;No&quot;)=IF(LEFT(TRIM([$Translations.$C110]);LEN([.F$1]))=[.F$1];&quot;Yes&quot;;&quot;No&quot;);&quot;&quot;;&quot;NO&quot;)">
            <text:p/>
          </table:table-cell>
          <table:table-cell table:formula="of:=IF(IF(LEFT(TRIM([$Translations.$B110]);LEN([.G$1]))=[.G$1];&quot;Yes&quot;;&quot;No&quot;)=IF(LEFT(TRIM([$Translations.$C110]);LEN([.G$1]))=[.G$1];&quot;Yes&quot;;&quot;No&quot;);&quot;&quot;;&quot;NO&quot;)">
            <text:p/>
          </table:table-cell>
        </table:table-row>
        <table:table-row table:style-name="ro8">
          <table:table-cell table:formula="of:=IF(IF(LEFT(TRIM([$Translations.$B111]);LEN([.A$1]))=[.A$1];&quot;Yes&quot;;&quot;No&quot;)=IF(LEFT(TRIM([$Translations.$C111]);LEN([.A$1]))=[.A$1];&quot;Yes&quot;;&quot;No&quot;);&quot;&quot;;&quot;NO&quot;)">
            <text:p/>
          </table:table-cell>
          <table:table-cell table:formula="of:=IF(IF(LEFT(TRIM([$Translations.$B111]);LEN([.B$1]))=[.B$1];&quot;Yes&quot;;&quot;No&quot;)=IF(LEFT(TRIM([$Translations.$C111]);LEN([.B$1]))=[.B$1];&quot;Yes&quot;;&quot;No&quot;);&quot;&quot;;&quot;NO&quot;)">
            <text:p/>
          </table:table-cell>
          <table:table-cell table:formula="of:=IF(IF(LEFT(TRIM([$Translations.$B111]);LEN([.C$1]))=[.C$1];&quot;Yes&quot;;&quot;No&quot;)=IF(LEFT(TRIM([$Translations.$C111]);LEN([.C$1]))=[.C$1];&quot;Yes&quot;;&quot;No&quot;);&quot;&quot;;&quot;NO&quot;)">
            <text:p/>
          </table:table-cell>
          <table:table-cell table:formula="of:=IF(IF(LEFT(TRIM([$Translations.$B111]);LEN([.D$1]))=[.D$1];&quot;Yes&quot;;&quot;No&quot;)=IF(LEFT(TRIM([$Translations.$C111]);LEN([.D$1]))=[.D$1];&quot;Yes&quot;;&quot;No&quot;);&quot;&quot;;&quot;NO&quot;)">
            <text:p/>
          </table:table-cell>
          <table:table-cell table:formula="of:=IF(IF(LEFT(TRIM([$Translations.$B111]);LEN([.E$1]))=[.E$1];&quot;Yes&quot;;&quot;No&quot;)=IF(LEFT(TRIM([$Translations.$C111]);LEN([.E$1]))=[.E$1];&quot;Yes&quot;;&quot;No&quot;);&quot;&quot;;&quot;NO&quot;)">
            <text:p/>
          </table:table-cell>
          <table:table-cell table:formula="of:=IF(IF(LEFT(TRIM([$Translations.$B111]);LEN([.F$1]))=[.F$1];&quot;Yes&quot;;&quot;No&quot;)=IF(LEFT(TRIM([$Translations.$C111]);LEN([.F$1]))=[.F$1];&quot;Yes&quot;;&quot;No&quot;);&quot;&quot;;&quot;NO&quot;)">
            <text:p/>
          </table:table-cell>
          <table:table-cell table:formula="of:=IF(IF(LEFT(TRIM([$Translations.$B111]);LEN([.G$1]))=[.G$1];&quot;Yes&quot;;&quot;No&quot;)=IF(LEFT(TRIM([$Translations.$C111]);LEN([.G$1]))=[.G$1];&quot;Yes&quot;;&quot;No&quot;);&quot;&quot;;&quot;NO&quot;)">
            <text:p/>
          </table:table-cell>
        </table:table-row>
        <table:table-row table:style-name="ro8">
          <table:table-cell table:formula="of:=IF(IF(LEFT(TRIM([$Translations.$B112]);LEN([.A$1]))=[.A$1];&quot;Yes&quot;;&quot;No&quot;)=IF(LEFT(TRIM([$Translations.$C112]);LEN([.A$1]))=[.A$1];&quot;Yes&quot;;&quot;No&quot;);&quot;&quot;;&quot;NO&quot;)">
            <text:p/>
          </table:table-cell>
          <table:table-cell table:formula="of:=IF(IF(LEFT(TRIM([$Translations.$B112]);LEN([.B$1]))=[.B$1];&quot;Yes&quot;;&quot;No&quot;)=IF(LEFT(TRIM([$Translations.$C112]);LEN([.B$1]))=[.B$1];&quot;Yes&quot;;&quot;No&quot;);&quot;&quot;;&quot;NO&quot;)">
            <text:p/>
          </table:table-cell>
          <table:table-cell table:formula="of:=IF(IF(LEFT(TRIM([$Translations.$B112]);LEN([.C$1]))=[.C$1];&quot;Yes&quot;;&quot;No&quot;)=IF(LEFT(TRIM([$Translations.$C112]);LEN([.C$1]))=[.C$1];&quot;Yes&quot;;&quot;No&quot;);&quot;&quot;;&quot;NO&quot;)">
            <text:p/>
          </table:table-cell>
          <table:table-cell table:formula="of:=IF(IF(LEFT(TRIM([$Translations.$B112]);LEN([.D$1]))=[.D$1];&quot;Yes&quot;;&quot;No&quot;)=IF(LEFT(TRIM([$Translations.$C112]);LEN([.D$1]))=[.D$1];&quot;Yes&quot;;&quot;No&quot;);&quot;&quot;;&quot;NO&quot;)">
            <text:p/>
          </table:table-cell>
          <table:table-cell table:formula="of:=IF(IF(LEFT(TRIM([$Translations.$B112]);LEN([.E$1]))=[.E$1];&quot;Yes&quot;;&quot;No&quot;)=IF(LEFT(TRIM([$Translations.$C112]);LEN([.E$1]))=[.E$1];&quot;Yes&quot;;&quot;No&quot;);&quot;&quot;;&quot;NO&quot;)">
            <text:p/>
          </table:table-cell>
          <table:table-cell table:formula="of:=IF(IF(LEFT(TRIM([$Translations.$B112]);LEN([.F$1]))=[.F$1];&quot;Yes&quot;;&quot;No&quot;)=IF(LEFT(TRIM([$Translations.$C112]);LEN([.F$1]))=[.F$1];&quot;Yes&quot;;&quot;No&quot;);&quot;&quot;;&quot;NO&quot;)">
            <text:p/>
          </table:table-cell>
          <table:table-cell table:formula="of:=IF(IF(LEFT(TRIM([$Translations.$B112]);LEN([.G$1]))=[.G$1];&quot;Yes&quot;;&quot;No&quot;)=IF(LEFT(TRIM([$Translations.$C112]);LEN([.G$1]))=[.G$1];&quot;Yes&quot;;&quot;No&quot;);&quot;&quot;;&quot;NO&quot;)">
            <text:p/>
          </table:table-cell>
        </table:table-row>
        <table:table-row table:style-name="ro8">
          <table:table-cell table:formula="of:=IF(IF(LEFT(TRIM([$Translations.$B113]);LEN([.A$1]))=[.A$1];&quot;Yes&quot;;&quot;No&quot;)=IF(LEFT(TRIM([$Translations.$C113]);LEN([.A$1]))=[.A$1];&quot;Yes&quot;;&quot;No&quot;);&quot;&quot;;&quot;NO&quot;)">
            <text:p/>
          </table:table-cell>
          <table:table-cell table:formula="of:=IF(IF(LEFT(TRIM([$Translations.$B113]);LEN([.B$1]))=[.B$1];&quot;Yes&quot;;&quot;No&quot;)=IF(LEFT(TRIM([$Translations.$C113]);LEN([.B$1]))=[.B$1];&quot;Yes&quot;;&quot;No&quot;);&quot;&quot;;&quot;NO&quot;)">
            <text:p/>
          </table:table-cell>
          <table:table-cell table:formula="of:=IF(IF(LEFT(TRIM([$Translations.$B113]);LEN([.C$1]))=[.C$1];&quot;Yes&quot;;&quot;No&quot;)=IF(LEFT(TRIM([$Translations.$C113]);LEN([.C$1]))=[.C$1];&quot;Yes&quot;;&quot;No&quot;);&quot;&quot;;&quot;NO&quot;)">
            <text:p/>
          </table:table-cell>
          <table:table-cell table:formula="of:=IF(IF(LEFT(TRIM([$Translations.$B113]);LEN([.D$1]))=[.D$1];&quot;Yes&quot;;&quot;No&quot;)=IF(LEFT(TRIM([$Translations.$C113]);LEN([.D$1]))=[.D$1];&quot;Yes&quot;;&quot;No&quot;);&quot;&quot;;&quot;NO&quot;)">
            <text:p/>
          </table:table-cell>
          <table:table-cell table:formula="of:=IF(IF(LEFT(TRIM([$Translations.$B113]);LEN([.E$1]))=[.E$1];&quot;Yes&quot;;&quot;No&quot;)=IF(LEFT(TRIM([$Translations.$C113]);LEN([.E$1]))=[.E$1];&quot;Yes&quot;;&quot;No&quot;);&quot;&quot;;&quot;NO&quot;)">
            <text:p/>
          </table:table-cell>
          <table:table-cell table:formula="of:=IF(IF(LEFT(TRIM([$Translations.$B113]);LEN([.F$1]))=[.F$1];&quot;Yes&quot;;&quot;No&quot;)=IF(LEFT(TRIM([$Translations.$C113]);LEN([.F$1]))=[.F$1];&quot;Yes&quot;;&quot;No&quot;);&quot;&quot;;&quot;NO&quot;)">
            <text:p/>
          </table:table-cell>
          <table:table-cell table:formula="of:=IF(IF(LEFT(TRIM([$Translations.$B113]);LEN([.G$1]))=[.G$1];&quot;Yes&quot;;&quot;No&quot;)=IF(LEFT(TRIM([$Translations.$C113]);LEN([.G$1]))=[.G$1];&quot;Yes&quot;;&quot;No&quot;);&quot;&quot;;&quot;NO&quot;)">
            <text:p/>
          </table:table-cell>
        </table:table-row>
        <table:table-row table:style-name="ro8">
          <table:table-cell table:formula="of:=IF(IF(LEFT(TRIM([$Translations.$B114]);LEN([.A$1]))=[.A$1];&quot;Yes&quot;;&quot;No&quot;)=IF(LEFT(TRIM([$Translations.$C114]);LEN([.A$1]))=[.A$1];&quot;Yes&quot;;&quot;No&quot;);&quot;&quot;;&quot;NO&quot;)">
            <text:p/>
          </table:table-cell>
          <table:table-cell table:formula="of:=IF(IF(LEFT(TRIM([$Translations.$B114]);LEN([.B$1]))=[.B$1];&quot;Yes&quot;;&quot;No&quot;)=IF(LEFT(TRIM([$Translations.$C114]);LEN([.B$1]))=[.B$1];&quot;Yes&quot;;&quot;No&quot;);&quot;&quot;;&quot;NO&quot;)">
            <text:p/>
          </table:table-cell>
          <table:table-cell table:formula="of:=IF(IF(LEFT(TRIM([$Translations.$B114]);LEN([.C$1]))=[.C$1];&quot;Yes&quot;;&quot;No&quot;)=IF(LEFT(TRIM([$Translations.$C114]);LEN([.C$1]))=[.C$1];&quot;Yes&quot;;&quot;No&quot;);&quot;&quot;;&quot;NO&quot;)">
            <text:p/>
          </table:table-cell>
          <table:table-cell table:formula="of:=IF(IF(LEFT(TRIM([$Translations.$B114]);LEN([.D$1]))=[.D$1];&quot;Yes&quot;;&quot;No&quot;)=IF(LEFT(TRIM([$Translations.$C114]);LEN([.D$1]))=[.D$1];&quot;Yes&quot;;&quot;No&quot;);&quot;&quot;;&quot;NO&quot;)">
            <text:p/>
          </table:table-cell>
          <table:table-cell table:formula="of:=IF(IF(LEFT(TRIM([$Translations.$B114]);LEN([.E$1]))=[.E$1];&quot;Yes&quot;;&quot;No&quot;)=IF(LEFT(TRIM([$Translations.$C114]);LEN([.E$1]))=[.E$1];&quot;Yes&quot;;&quot;No&quot;);&quot;&quot;;&quot;NO&quot;)">
            <text:p/>
          </table:table-cell>
          <table:table-cell table:formula="of:=IF(IF(LEFT(TRIM([$Translations.$B114]);LEN([.F$1]))=[.F$1];&quot;Yes&quot;;&quot;No&quot;)=IF(LEFT(TRIM([$Translations.$C114]);LEN([.F$1]))=[.F$1];&quot;Yes&quot;;&quot;No&quot;);&quot;&quot;;&quot;NO&quot;)">
            <text:p/>
          </table:table-cell>
          <table:table-cell table:formula="of:=IF(IF(LEFT(TRIM([$Translations.$B114]);LEN([.G$1]))=[.G$1];&quot;Yes&quot;;&quot;No&quot;)=IF(LEFT(TRIM([$Translations.$C114]);LEN([.G$1]))=[.G$1];&quot;Yes&quot;;&quot;No&quot;);&quot;&quot;;&quot;NO&quot;)">
            <text:p/>
          </table:table-cell>
        </table:table-row>
        <table:table-row table:style-name="ro8">
          <table:table-cell table:formula="of:=IF(IF(LEFT(TRIM([$Translations.$B115]);LEN([.A$1]))=[.A$1];&quot;Yes&quot;;&quot;No&quot;)=IF(LEFT(TRIM([$Translations.$C115]);LEN([.A$1]))=[.A$1];&quot;Yes&quot;;&quot;No&quot;);&quot;&quot;;&quot;NO&quot;)">
            <text:p/>
          </table:table-cell>
          <table:table-cell table:formula="of:=IF(IF(LEFT(TRIM([$Translations.$B115]);LEN([.B$1]))=[.B$1];&quot;Yes&quot;;&quot;No&quot;)=IF(LEFT(TRIM([$Translations.$C115]);LEN([.B$1]))=[.B$1];&quot;Yes&quot;;&quot;No&quot;);&quot;&quot;;&quot;NO&quot;)">
            <text:p/>
          </table:table-cell>
          <table:table-cell table:formula="of:=IF(IF(LEFT(TRIM([$Translations.$B115]);LEN([.C$1]))=[.C$1];&quot;Yes&quot;;&quot;No&quot;)=IF(LEFT(TRIM([$Translations.$C115]);LEN([.C$1]))=[.C$1];&quot;Yes&quot;;&quot;No&quot;);&quot;&quot;;&quot;NO&quot;)">
            <text:p/>
          </table:table-cell>
          <table:table-cell table:formula="of:=IF(IF(LEFT(TRIM([$Translations.$B115]);LEN([.D$1]))=[.D$1];&quot;Yes&quot;;&quot;No&quot;)=IF(LEFT(TRIM([$Translations.$C115]);LEN([.D$1]))=[.D$1];&quot;Yes&quot;;&quot;No&quot;);&quot;&quot;;&quot;NO&quot;)">
            <text:p/>
          </table:table-cell>
          <table:table-cell table:formula="of:=IF(IF(LEFT(TRIM([$Translations.$B115]);LEN([.E$1]))=[.E$1];&quot;Yes&quot;;&quot;No&quot;)=IF(LEFT(TRIM([$Translations.$C115]);LEN([.E$1]))=[.E$1];&quot;Yes&quot;;&quot;No&quot;);&quot;&quot;;&quot;NO&quot;)">
            <text:p/>
          </table:table-cell>
          <table:table-cell table:formula="of:=IF(IF(LEFT(TRIM([$Translations.$B115]);LEN([.F$1]))=[.F$1];&quot;Yes&quot;;&quot;No&quot;)=IF(LEFT(TRIM([$Translations.$C115]);LEN([.F$1]))=[.F$1];&quot;Yes&quot;;&quot;No&quot;);&quot;&quot;;&quot;NO&quot;)">
            <text:p/>
          </table:table-cell>
          <table:table-cell table:formula="of:=IF(IF(LEFT(TRIM([$Translations.$B115]);LEN([.G$1]))=[.G$1];&quot;Yes&quot;;&quot;No&quot;)=IF(LEFT(TRIM([$Translations.$C115]);LEN([.G$1]))=[.G$1];&quot;Yes&quot;;&quot;No&quot;);&quot;&quot;;&quot;NO&quot;)">
            <text:p/>
          </table:table-cell>
        </table:table-row>
        <table:table-row table:style-name="ro8">
          <table:table-cell table:formula="of:=IF(IF(LEFT(TRIM([$Translations.$B116]);LEN([.A$1]))=[.A$1];&quot;Yes&quot;;&quot;No&quot;)=IF(LEFT(TRIM([$Translations.$C116]);LEN([.A$1]))=[.A$1];&quot;Yes&quot;;&quot;No&quot;);&quot;&quot;;&quot;NO&quot;)">
            <text:p/>
          </table:table-cell>
          <table:table-cell table:formula="of:=IF(IF(LEFT(TRIM([$Translations.$B116]);LEN([.B$1]))=[.B$1];&quot;Yes&quot;;&quot;No&quot;)=IF(LEFT(TRIM([$Translations.$C116]);LEN([.B$1]))=[.B$1];&quot;Yes&quot;;&quot;No&quot;);&quot;&quot;;&quot;NO&quot;)">
            <text:p/>
          </table:table-cell>
          <table:table-cell table:formula="of:=IF(IF(LEFT(TRIM([$Translations.$B116]);LEN([.C$1]))=[.C$1];&quot;Yes&quot;;&quot;No&quot;)=IF(LEFT(TRIM([$Translations.$C116]);LEN([.C$1]))=[.C$1];&quot;Yes&quot;;&quot;No&quot;);&quot;&quot;;&quot;NO&quot;)">
            <text:p/>
          </table:table-cell>
          <table:table-cell table:formula="of:=IF(IF(LEFT(TRIM([$Translations.$B116]);LEN([.D$1]))=[.D$1];&quot;Yes&quot;;&quot;No&quot;)=IF(LEFT(TRIM([$Translations.$C116]);LEN([.D$1]))=[.D$1];&quot;Yes&quot;;&quot;No&quot;);&quot;&quot;;&quot;NO&quot;)">
            <text:p/>
          </table:table-cell>
          <table:table-cell table:formula="of:=IF(IF(LEFT(TRIM([$Translations.$B116]);LEN([.E$1]))=[.E$1];&quot;Yes&quot;;&quot;No&quot;)=IF(LEFT(TRIM([$Translations.$C116]);LEN([.E$1]))=[.E$1];&quot;Yes&quot;;&quot;No&quot;);&quot;&quot;;&quot;NO&quot;)">
            <text:p/>
          </table:table-cell>
          <table:table-cell table:formula="of:=IF(IF(LEFT(TRIM([$Translations.$B116]);LEN([.F$1]))=[.F$1];&quot;Yes&quot;;&quot;No&quot;)=IF(LEFT(TRIM([$Translations.$C116]);LEN([.F$1]))=[.F$1];&quot;Yes&quot;;&quot;No&quot;);&quot;&quot;;&quot;NO&quot;)">
            <text:p/>
          </table:table-cell>
          <table:table-cell table:formula="of:=IF(IF(LEFT(TRIM([$Translations.$B116]);LEN([.G$1]))=[.G$1];&quot;Yes&quot;;&quot;No&quot;)=IF(LEFT(TRIM([$Translations.$C116]);LEN([.G$1]))=[.G$1];&quot;Yes&quot;;&quot;No&quot;);&quot;&quot;;&quot;NO&quot;)">
            <text:p/>
          </table:table-cell>
        </table:table-row>
        <table:table-row table:style-name="ro8">
          <table:table-cell table:formula="of:=IF(IF(LEFT(TRIM([$Translations.$B117]);LEN([.A$1]))=[.A$1];&quot;Yes&quot;;&quot;No&quot;)=IF(LEFT(TRIM([$Translations.$C117]);LEN([.A$1]))=[.A$1];&quot;Yes&quot;;&quot;No&quot;);&quot;&quot;;&quot;NO&quot;)">
            <text:p/>
          </table:table-cell>
          <table:table-cell table:formula="of:=IF(IF(LEFT(TRIM([$Translations.$B117]);LEN([.B$1]))=[.B$1];&quot;Yes&quot;;&quot;No&quot;)=IF(LEFT(TRIM([$Translations.$C117]);LEN([.B$1]))=[.B$1];&quot;Yes&quot;;&quot;No&quot;);&quot;&quot;;&quot;NO&quot;)">
            <text:p/>
          </table:table-cell>
          <table:table-cell table:formula="of:=IF(IF(LEFT(TRIM([$Translations.$B117]);LEN([.C$1]))=[.C$1];&quot;Yes&quot;;&quot;No&quot;)=IF(LEFT(TRIM([$Translations.$C117]);LEN([.C$1]))=[.C$1];&quot;Yes&quot;;&quot;No&quot;);&quot;&quot;;&quot;NO&quot;)">
            <text:p/>
          </table:table-cell>
          <table:table-cell table:formula="of:=IF(IF(LEFT(TRIM([$Translations.$B117]);LEN([.D$1]))=[.D$1];&quot;Yes&quot;;&quot;No&quot;)=IF(LEFT(TRIM([$Translations.$C117]);LEN([.D$1]))=[.D$1];&quot;Yes&quot;;&quot;No&quot;);&quot;&quot;;&quot;NO&quot;)">
            <text:p/>
          </table:table-cell>
          <table:table-cell table:formula="of:=IF(IF(LEFT(TRIM([$Translations.$B117]);LEN([.E$1]))=[.E$1];&quot;Yes&quot;;&quot;No&quot;)=IF(LEFT(TRIM([$Translations.$C117]);LEN([.E$1]))=[.E$1];&quot;Yes&quot;;&quot;No&quot;);&quot;&quot;;&quot;NO&quot;)">
            <text:p/>
          </table:table-cell>
          <table:table-cell table:formula="of:=IF(IF(LEFT(TRIM([$Translations.$B117]);LEN([.F$1]))=[.F$1];&quot;Yes&quot;;&quot;No&quot;)=IF(LEFT(TRIM([$Translations.$C117]);LEN([.F$1]))=[.F$1];&quot;Yes&quot;;&quot;No&quot;);&quot;&quot;;&quot;NO&quot;)">
            <text:p/>
          </table:table-cell>
          <table:table-cell table:formula="of:=IF(IF(LEFT(TRIM([$Translations.$B117]);LEN([.G$1]))=[.G$1];&quot;Yes&quot;;&quot;No&quot;)=IF(LEFT(TRIM([$Translations.$C117]);LEN([.G$1]))=[.G$1];&quot;Yes&quot;;&quot;No&quot;);&quot;&quot;;&quot;NO&quot;)">
            <text:p/>
          </table:table-cell>
        </table:table-row>
        <table:table-row table:style-name="ro8">
          <table:table-cell table:formula="of:=IF(IF(LEFT(TRIM([$Translations.$B118]);LEN([.A$1]))=[.A$1];&quot;Yes&quot;;&quot;No&quot;)=IF(LEFT(TRIM([$Translations.$C118]);LEN([.A$1]))=[.A$1];&quot;Yes&quot;;&quot;No&quot;);&quot;&quot;;&quot;NO&quot;)">
            <text:p/>
          </table:table-cell>
          <table:table-cell table:formula="of:=IF(IF(LEFT(TRIM([$Translations.$B118]);LEN([.B$1]))=[.B$1];&quot;Yes&quot;;&quot;No&quot;)=IF(LEFT(TRIM([$Translations.$C118]);LEN([.B$1]))=[.B$1];&quot;Yes&quot;;&quot;No&quot;);&quot;&quot;;&quot;NO&quot;)">
            <text:p/>
          </table:table-cell>
          <table:table-cell table:formula="of:=IF(IF(LEFT(TRIM([$Translations.$B118]);LEN([.C$1]))=[.C$1];&quot;Yes&quot;;&quot;No&quot;)=IF(LEFT(TRIM([$Translations.$C118]);LEN([.C$1]))=[.C$1];&quot;Yes&quot;;&quot;No&quot;);&quot;&quot;;&quot;NO&quot;)">
            <text:p/>
          </table:table-cell>
          <table:table-cell table:formula="of:=IF(IF(LEFT(TRIM([$Translations.$B118]);LEN([.D$1]))=[.D$1];&quot;Yes&quot;;&quot;No&quot;)=IF(LEFT(TRIM([$Translations.$C118]);LEN([.D$1]))=[.D$1];&quot;Yes&quot;;&quot;No&quot;);&quot;&quot;;&quot;NO&quot;)">
            <text:p/>
          </table:table-cell>
          <table:table-cell table:formula="of:=IF(IF(LEFT(TRIM([$Translations.$B118]);LEN([.E$1]))=[.E$1];&quot;Yes&quot;;&quot;No&quot;)=IF(LEFT(TRIM([$Translations.$C118]);LEN([.E$1]))=[.E$1];&quot;Yes&quot;;&quot;No&quot;);&quot;&quot;;&quot;NO&quot;)">
            <text:p/>
          </table:table-cell>
          <table:table-cell table:formula="of:=IF(IF(LEFT(TRIM([$Translations.$B118]);LEN([.F$1]))=[.F$1];&quot;Yes&quot;;&quot;No&quot;)=IF(LEFT(TRIM([$Translations.$C118]);LEN([.F$1]))=[.F$1];&quot;Yes&quot;;&quot;No&quot;);&quot;&quot;;&quot;NO&quot;)">
            <text:p/>
          </table:table-cell>
          <table:table-cell table:formula="of:=IF(IF(LEFT(TRIM([$Translations.$B118]);LEN([.G$1]))=[.G$1];&quot;Yes&quot;;&quot;No&quot;)=IF(LEFT(TRIM([$Translations.$C118]);LEN([.G$1]))=[.G$1];&quot;Yes&quot;;&quot;No&quot;);&quot;&quot;;&quot;NO&quot;)">
            <text:p/>
          </table:table-cell>
        </table:table-row>
        <table:table-row table:style-name="ro8">
          <table:table-cell table:formula="of:=IF(IF(LEFT(TRIM([$Translations.$B119]);LEN([.A$1]))=[.A$1];&quot;Yes&quot;;&quot;No&quot;)=IF(LEFT(TRIM([$Translations.$C119]);LEN([.A$1]))=[.A$1];&quot;Yes&quot;;&quot;No&quot;);&quot;&quot;;&quot;NO&quot;)">
            <text:p/>
          </table:table-cell>
          <table:table-cell table:formula="of:=IF(IF(LEFT(TRIM([$Translations.$B119]);LEN([.B$1]))=[.B$1];&quot;Yes&quot;;&quot;No&quot;)=IF(LEFT(TRIM([$Translations.$C119]);LEN([.B$1]))=[.B$1];&quot;Yes&quot;;&quot;No&quot;);&quot;&quot;;&quot;NO&quot;)">
            <text:p/>
          </table:table-cell>
          <table:table-cell table:formula="of:=IF(IF(LEFT(TRIM([$Translations.$B119]);LEN([.C$1]))=[.C$1];&quot;Yes&quot;;&quot;No&quot;)=IF(LEFT(TRIM([$Translations.$C119]);LEN([.C$1]))=[.C$1];&quot;Yes&quot;;&quot;No&quot;);&quot;&quot;;&quot;NO&quot;)">
            <text:p/>
          </table:table-cell>
          <table:table-cell table:formula="of:=IF(IF(LEFT(TRIM([$Translations.$B119]);LEN([.D$1]))=[.D$1];&quot;Yes&quot;;&quot;No&quot;)=IF(LEFT(TRIM([$Translations.$C119]);LEN([.D$1]))=[.D$1];&quot;Yes&quot;;&quot;No&quot;);&quot;&quot;;&quot;NO&quot;)">
            <text:p/>
          </table:table-cell>
          <table:table-cell table:formula="of:=IF(IF(LEFT(TRIM([$Translations.$B119]);LEN([.E$1]))=[.E$1];&quot;Yes&quot;;&quot;No&quot;)=IF(LEFT(TRIM([$Translations.$C119]);LEN([.E$1]))=[.E$1];&quot;Yes&quot;;&quot;No&quot;);&quot;&quot;;&quot;NO&quot;)">
            <text:p/>
          </table:table-cell>
          <table:table-cell table:formula="of:=IF(IF(LEFT(TRIM([$Translations.$B119]);LEN([.F$1]))=[.F$1];&quot;Yes&quot;;&quot;No&quot;)=IF(LEFT(TRIM([$Translations.$C119]);LEN([.F$1]))=[.F$1];&quot;Yes&quot;;&quot;No&quot;);&quot;&quot;;&quot;NO&quot;)">
            <text:p/>
          </table:table-cell>
          <table:table-cell table:formula="of:=IF(IF(LEFT(TRIM([$Translations.$B119]);LEN([.G$1]))=[.G$1];&quot;Yes&quot;;&quot;No&quot;)=IF(LEFT(TRIM([$Translations.$C119]);LEN([.G$1]))=[.G$1];&quot;Yes&quot;;&quot;No&quot;);&quot;&quot;;&quot;NO&quot;)">
            <text:p/>
          </table:table-cell>
        </table:table-row>
        <table:table-row table:style-name="ro8">
          <table:table-cell table:formula="of:=IF(IF(LEFT(TRIM([$Translations.$B120]);LEN([.A$1]))=[.A$1];&quot;Yes&quot;;&quot;No&quot;)=IF(LEFT(TRIM([$Translations.$C120]);LEN([.A$1]))=[.A$1];&quot;Yes&quot;;&quot;No&quot;);&quot;&quot;;&quot;NO&quot;)">
            <text:p/>
          </table:table-cell>
          <table:table-cell table:formula="of:=IF(IF(LEFT(TRIM([$Translations.$B120]);LEN([.B$1]))=[.B$1];&quot;Yes&quot;;&quot;No&quot;)=IF(LEFT(TRIM([$Translations.$C120]);LEN([.B$1]))=[.B$1];&quot;Yes&quot;;&quot;No&quot;);&quot;&quot;;&quot;NO&quot;)">
            <text:p/>
          </table:table-cell>
          <table:table-cell table:formula="of:=IF(IF(LEFT(TRIM([$Translations.$B120]);LEN([.C$1]))=[.C$1];&quot;Yes&quot;;&quot;No&quot;)=IF(LEFT(TRIM([$Translations.$C120]);LEN([.C$1]))=[.C$1];&quot;Yes&quot;;&quot;No&quot;);&quot;&quot;;&quot;NO&quot;)">
            <text:p/>
          </table:table-cell>
          <table:table-cell table:formula="of:=IF(IF(LEFT(TRIM([$Translations.$B120]);LEN([.D$1]))=[.D$1];&quot;Yes&quot;;&quot;No&quot;)=IF(LEFT(TRIM([$Translations.$C120]);LEN([.D$1]))=[.D$1];&quot;Yes&quot;;&quot;No&quot;);&quot;&quot;;&quot;NO&quot;)">
            <text:p/>
          </table:table-cell>
          <table:table-cell table:formula="of:=IF(IF(LEFT(TRIM([$Translations.$B120]);LEN([.E$1]))=[.E$1];&quot;Yes&quot;;&quot;No&quot;)=IF(LEFT(TRIM([$Translations.$C120]);LEN([.E$1]))=[.E$1];&quot;Yes&quot;;&quot;No&quot;);&quot;&quot;;&quot;NO&quot;)">
            <text:p/>
          </table:table-cell>
          <table:table-cell table:formula="of:=IF(IF(LEFT(TRIM([$Translations.$B120]);LEN([.F$1]))=[.F$1];&quot;Yes&quot;;&quot;No&quot;)=IF(LEFT(TRIM([$Translations.$C120]);LEN([.F$1]))=[.F$1];&quot;Yes&quot;;&quot;No&quot;);&quot;&quot;;&quot;NO&quot;)">
            <text:p/>
          </table:table-cell>
          <table:table-cell table:formula="of:=IF(IF(LEFT(TRIM([$Translations.$B120]);LEN([.G$1]))=[.G$1];&quot;Yes&quot;;&quot;No&quot;)=IF(LEFT(TRIM([$Translations.$C120]);LEN([.G$1]))=[.G$1];&quot;Yes&quot;;&quot;No&quot;);&quot;&quot;;&quot;NO&quot;)">
            <text:p/>
          </table:table-cell>
        </table:table-row>
        <table:table-row table:style-name="ro8">
          <table:table-cell table:formula="of:=IF(IF(LEFT(TRIM([$Translations.$B121]);LEN([.A$1]))=[.A$1];&quot;Yes&quot;;&quot;No&quot;)=IF(LEFT(TRIM([$Translations.$C121]);LEN([.A$1]))=[.A$1];&quot;Yes&quot;;&quot;No&quot;);&quot;&quot;;&quot;NO&quot;)">
            <text:p/>
          </table:table-cell>
          <table:table-cell table:formula="of:=IF(IF(LEFT(TRIM([$Translations.$B121]);LEN([.B$1]))=[.B$1];&quot;Yes&quot;;&quot;No&quot;)=IF(LEFT(TRIM([$Translations.$C121]);LEN([.B$1]))=[.B$1];&quot;Yes&quot;;&quot;No&quot;);&quot;&quot;;&quot;NO&quot;)">
            <text:p/>
          </table:table-cell>
          <table:table-cell table:formula="of:=IF(IF(LEFT(TRIM([$Translations.$B121]);LEN([.C$1]))=[.C$1];&quot;Yes&quot;;&quot;No&quot;)=IF(LEFT(TRIM([$Translations.$C121]);LEN([.C$1]))=[.C$1];&quot;Yes&quot;;&quot;No&quot;);&quot;&quot;;&quot;NO&quot;)">
            <text:p/>
          </table:table-cell>
          <table:table-cell table:formula="of:=IF(IF(LEFT(TRIM([$Translations.$B121]);LEN([.D$1]))=[.D$1];&quot;Yes&quot;;&quot;No&quot;)=IF(LEFT(TRIM([$Translations.$C121]);LEN([.D$1]))=[.D$1];&quot;Yes&quot;;&quot;No&quot;);&quot;&quot;;&quot;NO&quot;)">
            <text:p/>
          </table:table-cell>
          <table:table-cell table:formula="of:=IF(IF(LEFT(TRIM([$Translations.$B121]);LEN([.E$1]))=[.E$1];&quot;Yes&quot;;&quot;No&quot;)=IF(LEFT(TRIM([$Translations.$C121]);LEN([.E$1]))=[.E$1];&quot;Yes&quot;;&quot;No&quot;);&quot;&quot;;&quot;NO&quot;)">
            <text:p/>
          </table:table-cell>
          <table:table-cell table:formula="of:=IF(IF(LEFT(TRIM([$Translations.$B121]);LEN([.F$1]))=[.F$1];&quot;Yes&quot;;&quot;No&quot;)=IF(LEFT(TRIM([$Translations.$C121]);LEN([.F$1]))=[.F$1];&quot;Yes&quot;;&quot;No&quot;);&quot;&quot;;&quot;NO&quot;)">
            <text:p/>
          </table:table-cell>
          <table:table-cell table:formula="of:=IF(IF(LEFT(TRIM([$Translations.$B121]);LEN([.G$1]))=[.G$1];&quot;Yes&quot;;&quot;No&quot;)=IF(LEFT(TRIM([$Translations.$C121]);LEN([.G$1]))=[.G$1];&quot;Yes&quot;;&quot;No&quot;);&quot;&quot;;&quot;NO&quot;)">
            <text:p/>
          </table:table-cell>
        </table:table-row>
        <table:table-row table:style-name="ro8">
          <table:table-cell table:formula="of:=IF(IF(LEFT(TRIM([$Translations.$B122]);LEN([.A$1]))=[.A$1];&quot;Yes&quot;;&quot;No&quot;)=IF(LEFT(TRIM([$Translations.$C122]);LEN([.A$1]))=[.A$1];&quot;Yes&quot;;&quot;No&quot;);&quot;&quot;;&quot;NO&quot;)">
            <text:p/>
          </table:table-cell>
          <table:table-cell table:formula="of:=IF(IF(LEFT(TRIM([$Translations.$B122]);LEN([.B$1]))=[.B$1];&quot;Yes&quot;;&quot;No&quot;)=IF(LEFT(TRIM([$Translations.$C122]);LEN([.B$1]))=[.B$1];&quot;Yes&quot;;&quot;No&quot;);&quot;&quot;;&quot;NO&quot;)">
            <text:p/>
          </table:table-cell>
          <table:table-cell table:formula="of:=IF(IF(LEFT(TRIM([$Translations.$B122]);LEN([.C$1]))=[.C$1];&quot;Yes&quot;;&quot;No&quot;)=IF(LEFT(TRIM([$Translations.$C122]);LEN([.C$1]))=[.C$1];&quot;Yes&quot;;&quot;No&quot;);&quot;&quot;;&quot;NO&quot;)">
            <text:p/>
          </table:table-cell>
          <table:table-cell table:formula="of:=IF(IF(LEFT(TRIM([$Translations.$B122]);LEN([.D$1]))=[.D$1];&quot;Yes&quot;;&quot;No&quot;)=IF(LEFT(TRIM([$Translations.$C122]);LEN([.D$1]))=[.D$1];&quot;Yes&quot;;&quot;No&quot;);&quot;&quot;;&quot;NO&quot;)">
            <text:p/>
          </table:table-cell>
          <table:table-cell table:formula="of:=IF(IF(LEFT(TRIM([$Translations.$B122]);LEN([.E$1]))=[.E$1];&quot;Yes&quot;;&quot;No&quot;)=IF(LEFT(TRIM([$Translations.$C122]);LEN([.E$1]))=[.E$1];&quot;Yes&quot;;&quot;No&quot;);&quot;&quot;;&quot;NO&quot;)">
            <text:p/>
          </table:table-cell>
          <table:table-cell table:formula="of:=IF(IF(LEFT(TRIM([$Translations.$B122]);LEN([.F$1]))=[.F$1];&quot;Yes&quot;;&quot;No&quot;)=IF(LEFT(TRIM([$Translations.$C122]);LEN([.F$1]))=[.F$1];&quot;Yes&quot;;&quot;No&quot;);&quot;&quot;;&quot;NO&quot;)">
            <text:p/>
          </table:table-cell>
          <table:table-cell table:formula="of:=IF(IF(LEFT(TRIM([$Translations.$B122]);LEN([.G$1]))=[.G$1];&quot;Yes&quot;;&quot;No&quot;)=IF(LEFT(TRIM([$Translations.$C122]);LEN([.G$1]))=[.G$1];&quot;Yes&quot;;&quot;No&quot;);&quot;&quot;;&quot;NO&quot;)">
            <text:p/>
          </table:table-cell>
        </table:table-row>
        <table:table-row table:style-name="ro8">
          <table:table-cell table:formula="of:=IF(IF(LEFT(TRIM([$Translations.$B123]);LEN([.A$1]))=[.A$1];&quot;Yes&quot;;&quot;No&quot;)=IF(LEFT(TRIM([$Translations.$C123]);LEN([.A$1]))=[.A$1];&quot;Yes&quot;;&quot;No&quot;);&quot;&quot;;&quot;NO&quot;)">
            <text:p/>
          </table:table-cell>
          <table:table-cell table:formula="of:=IF(IF(LEFT(TRIM([$Translations.$B123]);LEN([.B$1]))=[.B$1];&quot;Yes&quot;;&quot;No&quot;)=IF(LEFT(TRIM([$Translations.$C123]);LEN([.B$1]))=[.B$1];&quot;Yes&quot;;&quot;No&quot;);&quot;&quot;;&quot;NO&quot;)">
            <text:p/>
          </table:table-cell>
          <table:table-cell table:formula="of:=IF(IF(LEFT(TRIM([$Translations.$B123]);LEN([.C$1]))=[.C$1];&quot;Yes&quot;;&quot;No&quot;)=IF(LEFT(TRIM([$Translations.$C123]);LEN([.C$1]))=[.C$1];&quot;Yes&quot;;&quot;No&quot;);&quot;&quot;;&quot;NO&quot;)">
            <text:p/>
          </table:table-cell>
          <table:table-cell table:formula="of:=IF(IF(LEFT(TRIM([$Translations.$B123]);LEN([.D$1]))=[.D$1];&quot;Yes&quot;;&quot;No&quot;)=IF(LEFT(TRIM([$Translations.$C123]);LEN([.D$1]))=[.D$1];&quot;Yes&quot;;&quot;No&quot;);&quot;&quot;;&quot;NO&quot;)">
            <text:p/>
          </table:table-cell>
          <table:table-cell table:formula="of:=IF(IF(LEFT(TRIM([$Translations.$B123]);LEN([.E$1]))=[.E$1];&quot;Yes&quot;;&quot;No&quot;)=IF(LEFT(TRIM([$Translations.$C123]);LEN([.E$1]))=[.E$1];&quot;Yes&quot;;&quot;No&quot;);&quot;&quot;;&quot;NO&quot;)">
            <text:p/>
          </table:table-cell>
          <table:table-cell table:formula="of:=IF(IF(LEFT(TRIM([$Translations.$B123]);LEN([.F$1]))=[.F$1];&quot;Yes&quot;;&quot;No&quot;)=IF(LEFT(TRIM([$Translations.$C123]);LEN([.F$1]))=[.F$1];&quot;Yes&quot;;&quot;No&quot;);&quot;&quot;;&quot;NO&quot;)">
            <text:p/>
          </table:table-cell>
          <table:table-cell table:formula="of:=IF(IF(LEFT(TRIM([$Translations.$B123]);LEN([.G$1]))=[.G$1];&quot;Yes&quot;;&quot;No&quot;)=IF(LEFT(TRIM([$Translations.$C123]);LEN([.G$1]))=[.G$1];&quot;Yes&quot;;&quot;No&quot;);&quot;&quot;;&quot;NO&quot;)">
            <text:p/>
          </table:table-cell>
        </table:table-row>
        <table:table-row table:style-name="ro8">
          <table:table-cell table:formula="of:=IF(IF(LEFT(TRIM([$Translations.$B124]);LEN([.A$1]))=[.A$1];&quot;Yes&quot;;&quot;No&quot;)=IF(LEFT(TRIM([$Translations.$C124]);LEN([.A$1]))=[.A$1];&quot;Yes&quot;;&quot;No&quot;);&quot;&quot;;&quot;NO&quot;)">
            <text:p/>
          </table:table-cell>
          <table:table-cell table:formula="of:=IF(IF(LEFT(TRIM([$Translations.$B124]);LEN([.B$1]))=[.B$1];&quot;Yes&quot;;&quot;No&quot;)=IF(LEFT(TRIM([$Translations.$C124]);LEN([.B$1]))=[.B$1];&quot;Yes&quot;;&quot;No&quot;);&quot;&quot;;&quot;NO&quot;)">
            <text:p/>
          </table:table-cell>
          <table:table-cell table:formula="of:=IF(IF(LEFT(TRIM([$Translations.$B124]);LEN([.C$1]))=[.C$1];&quot;Yes&quot;;&quot;No&quot;)=IF(LEFT(TRIM([$Translations.$C124]);LEN([.C$1]))=[.C$1];&quot;Yes&quot;;&quot;No&quot;);&quot;&quot;;&quot;NO&quot;)">
            <text:p/>
          </table:table-cell>
          <table:table-cell table:formula="of:=IF(IF(LEFT(TRIM([$Translations.$B124]);LEN([.D$1]))=[.D$1];&quot;Yes&quot;;&quot;No&quot;)=IF(LEFT(TRIM([$Translations.$C124]);LEN([.D$1]))=[.D$1];&quot;Yes&quot;;&quot;No&quot;);&quot;&quot;;&quot;NO&quot;)">
            <text:p/>
          </table:table-cell>
          <table:table-cell table:formula="of:=IF(IF(LEFT(TRIM([$Translations.$B124]);LEN([.E$1]))=[.E$1];&quot;Yes&quot;;&quot;No&quot;)=IF(LEFT(TRIM([$Translations.$C124]);LEN([.E$1]))=[.E$1];&quot;Yes&quot;;&quot;No&quot;);&quot;&quot;;&quot;NO&quot;)">
            <text:p/>
          </table:table-cell>
          <table:table-cell table:formula="of:=IF(IF(LEFT(TRIM([$Translations.$B124]);LEN([.F$1]))=[.F$1];&quot;Yes&quot;;&quot;No&quot;)=IF(LEFT(TRIM([$Translations.$C124]);LEN([.F$1]))=[.F$1];&quot;Yes&quot;;&quot;No&quot;);&quot;&quot;;&quot;NO&quot;)">
            <text:p/>
          </table:table-cell>
          <table:table-cell table:formula="of:=IF(IF(LEFT(TRIM([$Translations.$B124]);LEN([.G$1]))=[.G$1];&quot;Yes&quot;;&quot;No&quot;)=IF(LEFT(TRIM([$Translations.$C124]);LEN([.G$1]))=[.G$1];&quot;Yes&quot;;&quot;No&quot;);&quot;&quot;;&quot;NO&quot;)">
            <text:p/>
          </table:table-cell>
        </table:table-row>
        <table:table-row table:style-name="ro8">
          <table:table-cell table:formula="of:=IF(IF(LEFT(TRIM([$Translations.$B125]);LEN([.A$1]))=[.A$1];&quot;Yes&quot;;&quot;No&quot;)=IF(LEFT(TRIM([$Translations.$C125]);LEN([.A$1]))=[.A$1];&quot;Yes&quot;;&quot;No&quot;);&quot;&quot;;&quot;NO&quot;)">
            <text:p/>
          </table:table-cell>
          <table:table-cell table:formula="of:=IF(IF(LEFT(TRIM([$Translations.$B125]);LEN([.B$1]))=[.B$1];&quot;Yes&quot;;&quot;No&quot;)=IF(LEFT(TRIM([$Translations.$C125]);LEN([.B$1]))=[.B$1];&quot;Yes&quot;;&quot;No&quot;);&quot;&quot;;&quot;NO&quot;)">
            <text:p/>
          </table:table-cell>
          <table:table-cell table:formula="of:=IF(IF(LEFT(TRIM([$Translations.$B125]);LEN([.C$1]))=[.C$1];&quot;Yes&quot;;&quot;No&quot;)=IF(LEFT(TRIM([$Translations.$C125]);LEN([.C$1]))=[.C$1];&quot;Yes&quot;;&quot;No&quot;);&quot;&quot;;&quot;NO&quot;)">
            <text:p/>
          </table:table-cell>
          <table:table-cell table:formula="of:=IF(IF(LEFT(TRIM([$Translations.$B125]);LEN([.D$1]))=[.D$1];&quot;Yes&quot;;&quot;No&quot;)=IF(LEFT(TRIM([$Translations.$C125]);LEN([.D$1]))=[.D$1];&quot;Yes&quot;;&quot;No&quot;);&quot;&quot;;&quot;NO&quot;)">
            <text:p/>
          </table:table-cell>
          <table:table-cell table:formula="of:=IF(IF(LEFT(TRIM([$Translations.$B125]);LEN([.E$1]))=[.E$1];&quot;Yes&quot;;&quot;No&quot;)=IF(LEFT(TRIM([$Translations.$C125]);LEN([.E$1]))=[.E$1];&quot;Yes&quot;;&quot;No&quot;);&quot;&quot;;&quot;NO&quot;)">
            <text:p/>
          </table:table-cell>
          <table:table-cell table:formula="of:=IF(IF(LEFT(TRIM([$Translations.$B125]);LEN([.F$1]))=[.F$1];&quot;Yes&quot;;&quot;No&quot;)=IF(LEFT(TRIM([$Translations.$C125]);LEN([.F$1]))=[.F$1];&quot;Yes&quot;;&quot;No&quot;);&quot;&quot;;&quot;NO&quot;)">
            <text:p/>
          </table:table-cell>
          <table:table-cell table:formula="of:=IF(IF(LEFT(TRIM([$Translations.$B125]);LEN([.G$1]))=[.G$1];&quot;Yes&quot;;&quot;No&quot;)=IF(LEFT(TRIM([$Translations.$C125]);LEN([.G$1]))=[.G$1];&quot;Yes&quot;;&quot;No&quot;);&quot;&quot;;&quot;NO&quot;)">
            <text:p/>
          </table:table-cell>
        </table:table-row>
        <table:table-row table:style-name="ro8">
          <table:table-cell table:formula="of:=IF(IF(LEFT(TRIM([$Translations.$B126]);LEN([.A$1]))=[.A$1];&quot;Yes&quot;;&quot;No&quot;)=IF(LEFT(TRIM([$Translations.$C126]);LEN([.A$1]))=[.A$1];&quot;Yes&quot;;&quot;No&quot;);&quot;&quot;;&quot;NO&quot;)">
            <text:p/>
          </table:table-cell>
          <table:table-cell table:formula="of:=IF(IF(LEFT(TRIM([$Translations.$B126]);LEN([.B$1]))=[.B$1];&quot;Yes&quot;;&quot;No&quot;)=IF(LEFT(TRIM([$Translations.$C126]);LEN([.B$1]))=[.B$1];&quot;Yes&quot;;&quot;No&quot;);&quot;&quot;;&quot;NO&quot;)">
            <text:p/>
          </table:table-cell>
          <table:table-cell table:formula="of:=IF(IF(LEFT(TRIM([$Translations.$B126]);LEN([.C$1]))=[.C$1];&quot;Yes&quot;;&quot;No&quot;)=IF(LEFT(TRIM([$Translations.$C126]);LEN([.C$1]))=[.C$1];&quot;Yes&quot;;&quot;No&quot;);&quot;&quot;;&quot;NO&quot;)">
            <text:p/>
          </table:table-cell>
          <table:table-cell table:formula="of:=IF(IF(LEFT(TRIM([$Translations.$B126]);LEN([.D$1]))=[.D$1];&quot;Yes&quot;;&quot;No&quot;)=IF(LEFT(TRIM([$Translations.$C126]);LEN([.D$1]))=[.D$1];&quot;Yes&quot;;&quot;No&quot;);&quot;&quot;;&quot;NO&quot;)">
            <text:p/>
          </table:table-cell>
          <table:table-cell table:formula="of:=IF(IF(LEFT(TRIM([$Translations.$B126]);LEN([.E$1]))=[.E$1];&quot;Yes&quot;;&quot;No&quot;)=IF(LEFT(TRIM([$Translations.$C126]);LEN([.E$1]))=[.E$1];&quot;Yes&quot;;&quot;No&quot;);&quot;&quot;;&quot;NO&quot;)">
            <text:p/>
          </table:table-cell>
          <table:table-cell table:formula="of:=IF(IF(LEFT(TRIM([$Translations.$B126]);LEN([.F$1]))=[.F$1];&quot;Yes&quot;;&quot;No&quot;)=IF(LEFT(TRIM([$Translations.$C126]);LEN([.F$1]))=[.F$1];&quot;Yes&quot;;&quot;No&quot;);&quot;&quot;;&quot;NO&quot;)">
            <text:p/>
          </table:table-cell>
          <table:table-cell table:formula="of:=IF(IF(LEFT(TRIM([$Translations.$B126]);LEN([.G$1]))=[.G$1];&quot;Yes&quot;;&quot;No&quot;)=IF(LEFT(TRIM([$Translations.$C126]);LEN([.G$1]))=[.G$1];&quot;Yes&quot;;&quot;No&quot;);&quot;&quot;;&quot;NO&quot;)">
            <text:p/>
          </table:table-cell>
        </table:table-row>
        <table:table-row table:style-name="ro8">
          <table:table-cell table:formula="of:=IF(IF(LEFT(TRIM([$Translations.$B127]);LEN([.A$1]))=[.A$1];&quot;Yes&quot;;&quot;No&quot;)=IF(LEFT(TRIM([$Translations.$C127]);LEN([.A$1]))=[.A$1];&quot;Yes&quot;;&quot;No&quot;);&quot;&quot;;&quot;NO&quot;)">
            <text:p/>
          </table:table-cell>
          <table:table-cell table:formula="of:=IF(IF(LEFT(TRIM([$Translations.$B127]);LEN([.B$1]))=[.B$1];&quot;Yes&quot;;&quot;No&quot;)=IF(LEFT(TRIM([$Translations.$C127]);LEN([.B$1]))=[.B$1];&quot;Yes&quot;;&quot;No&quot;);&quot;&quot;;&quot;NO&quot;)">
            <text:p/>
          </table:table-cell>
          <table:table-cell table:formula="of:=IF(IF(LEFT(TRIM([$Translations.$B127]);LEN([.C$1]))=[.C$1];&quot;Yes&quot;;&quot;No&quot;)=IF(LEFT(TRIM([$Translations.$C127]);LEN([.C$1]))=[.C$1];&quot;Yes&quot;;&quot;No&quot;);&quot;&quot;;&quot;NO&quot;)">
            <text:p/>
          </table:table-cell>
          <table:table-cell table:formula="of:=IF(IF(LEFT(TRIM([$Translations.$B127]);LEN([.D$1]))=[.D$1];&quot;Yes&quot;;&quot;No&quot;)=IF(LEFT(TRIM([$Translations.$C127]);LEN([.D$1]))=[.D$1];&quot;Yes&quot;;&quot;No&quot;);&quot;&quot;;&quot;NO&quot;)">
            <text:p/>
          </table:table-cell>
          <table:table-cell table:formula="of:=IF(IF(LEFT(TRIM([$Translations.$B127]);LEN([.E$1]))=[.E$1];&quot;Yes&quot;;&quot;No&quot;)=IF(LEFT(TRIM([$Translations.$C127]);LEN([.E$1]))=[.E$1];&quot;Yes&quot;;&quot;No&quot;);&quot;&quot;;&quot;NO&quot;)">
            <text:p/>
          </table:table-cell>
          <table:table-cell table:formula="of:=IF(IF(LEFT(TRIM([$Translations.$B127]);LEN([.F$1]))=[.F$1];&quot;Yes&quot;;&quot;No&quot;)=IF(LEFT(TRIM([$Translations.$C127]);LEN([.F$1]))=[.F$1];&quot;Yes&quot;;&quot;No&quot;);&quot;&quot;;&quot;NO&quot;)">
            <text:p/>
          </table:table-cell>
          <table:table-cell table:formula="of:=IF(IF(LEFT(TRIM([$Translations.$B127]);LEN([.G$1]))=[.G$1];&quot;Yes&quot;;&quot;No&quot;)=IF(LEFT(TRIM([$Translations.$C127]);LEN([.G$1]))=[.G$1];&quot;Yes&quot;;&quot;No&quot;);&quot;&quot;;&quot;NO&quot;)">
            <text:p/>
          </table:table-cell>
        </table:table-row>
        <table:table-row table:style-name="ro8">
          <table:table-cell table:formula="of:=IF(IF(LEFT(TRIM([$Translations.$B128]);LEN([.A$1]))=[.A$1];&quot;Yes&quot;;&quot;No&quot;)=IF(LEFT(TRIM([$Translations.$C128]);LEN([.A$1]))=[.A$1];&quot;Yes&quot;;&quot;No&quot;);&quot;&quot;;&quot;NO&quot;)">
            <text:p/>
          </table:table-cell>
          <table:table-cell table:formula="of:=IF(IF(LEFT(TRIM([$Translations.$B128]);LEN([.B$1]))=[.B$1];&quot;Yes&quot;;&quot;No&quot;)=IF(LEFT(TRIM([$Translations.$C128]);LEN([.B$1]))=[.B$1];&quot;Yes&quot;;&quot;No&quot;);&quot;&quot;;&quot;NO&quot;)">
            <text:p/>
          </table:table-cell>
          <table:table-cell table:formula="of:=IF(IF(LEFT(TRIM([$Translations.$B128]);LEN([.C$1]))=[.C$1];&quot;Yes&quot;;&quot;No&quot;)=IF(LEFT(TRIM([$Translations.$C128]);LEN([.C$1]))=[.C$1];&quot;Yes&quot;;&quot;No&quot;);&quot;&quot;;&quot;NO&quot;)">
            <text:p/>
          </table:table-cell>
          <table:table-cell table:formula="of:=IF(IF(LEFT(TRIM([$Translations.$B128]);LEN([.D$1]))=[.D$1];&quot;Yes&quot;;&quot;No&quot;)=IF(LEFT(TRIM([$Translations.$C128]);LEN([.D$1]))=[.D$1];&quot;Yes&quot;;&quot;No&quot;);&quot;&quot;;&quot;NO&quot;)">
            <text:p/>
          </table:table-cell>
          <table:table-cell table:formula="of:=IF(IF(LEFT(TRIM([$Translations.$B128]);LEN([.E$1]))=[.E$1];&quot;Yes&quot;;&quot;No&quot;)=IF(LEFT(TRIM([$Translations.$C128]);LEN([.E$1]))=[.E$1];&quot;Yes&quot;;&quot;No&quot;);&quot;&quot;;&quot;NO&quot;)">
            <text:p/>
          </table:table-cell>
          <table:table-cell table:formula="of:=IF(IF(LEFT(TRIM([$Translations.$B128]);LEN([.F$1]))=[.F$1];&quot;Yes&quot;;&quot;No&quot;)=IF(LEFT(TRIM([$Translations.$C128]);LEN([.F$1]))=[.F$1];&quot;Yes&quot;;&quot;No&quot;);&quot;&quot;;&quot;NO&quot;)">
            <text:p/>
          </table:table-cell>
          <table:table-cell table:formula="of:=IF(IF(LEFT(TRIM([$Translations.$B128]);LEN([.G$1]))=[.G$1];&quot;Yes&quot;;&quot;No&quot;)=IF(LEFT(TRIM([$Translations.$C128]);LEN([.G$1]))=[.G$1];&quot;Yes&quot;;&quot;No&quot;);&quot;&quot;;&quot;NO&quot;)">
            <text:p/>
          </table:table-cell>
        </table:table-row>
        <table:table-row table:style-name="ro8">
          <table:table-cell table:formula="of:=IF(IF(LEFT(TRIM([$Translations.$B129]);LEN([.A$1]))=[.A$1];&quot;Yes&quot;;&quot;No&quot;)=IF(LEFT(TRIM([$Translations.$C129]);LEN([.A$1]))=[.A$1];&quot;Yes&quot;;&quot;No&quot;);&quot;&quot;;&quot;NO&quot;)">
            <text:p/>
          </table:table-cell>
          <table:table-cell table:formula="of:=IF(IF(LEFT(TRIM([$Translations.$B129]);LEN([.B$1]))=[.B$1];&quot;Yes&quot;;&quot;No&quot;)=IF(LEFT(TRIM([$Translations.$C129]);LEN([.B$1]))=[.B$1];&quot;Yes&quot;;&quot;No&quot;);&quot;&quot;;&quot;NO&quot;)">
            <text:p/>
          </table:table-cell>
          <table:table-cell table:formula="of:=IF(IF(LEFT(TRIM([$Translations.$B129]);LEN([.C$1]))=[.C$1];&quot;Yes&quot;;&quot;No&quot;)=IF(LEFT(TRIM([$Translations.$C129]);LEN([.C$1]))=[.C$1];&quot;Yes&quot;;&quot;No&quot;);&quot;&quot;;&quot;NO&quot;)">
            <text:p/>
          </table:table-cell>
          <table:table-cell table:formula="of:=IF(IF(LEFT(TRIM([$Translations.$B129]);LEN([.D$1]))=[.D$1];&quot;Yes&quot;;&quot;No&quot;)=IF(LEFT(TRIM([$Translations.$C129]);LEN([.D$1]))=[.D$1];&quot;Yes&quot;;&quot;No&quot;);&quot;&quot;;&quot;NO&quot;)">
            <text:p/>
          </table:table-cell>
          <table:table-cell table:formula="of:=IF(IF(LEFT(TRIM([$Translations.$B129]);LEN([.E$1]))=[.E$1];&quot;Yes&quot;;&quot;No&quot;)=IF(LEFT(TRIM([$Translations.$C129]);LEN([.E$1]))=[.E$1];&quot;Yes&quot;;&quot;No&quot;);&quot;&quot;;&quot;NO&quot;)">
            <text:p/>
          </table:table-cell>
          <table:table-cell table:formula="of:=IF(IF(LEFT(TRIM([$Translations.$B129]);LEN([.F$1]))=[.F$1];&quot;Yes&quot;;&quot;No&quot;)=IF(LEFT(TRIM([$Translations.$C129]);LEN([.F$1]))=[.F$1];&quot;Yes&quot;;&quot;No&quot;);&quot;&quot;;&quot;NO&quot;)">
            <text:p/>
          </table:table-cell>
          <table:table-cell table:formula="of:=IF(IF(LEFT(TRIM([$Translations.$B129]);LEN([.G$1]))=[.G$1];&quot;Yes&quot;;&quot;No&quot;)=IF(LEFT(TRIM([$Translations.$C129]);LEN([.G$1]))=[.G$1];&quot;Yes&quot;;&quot;No&quot;);&quot;&quot;;&quot;NO&quot;)">
            <text:p/>
          </table:table-cell>
        </table:table-row>
        <table:table-row table:style-name="ro8">
          <table:table-cell table:formula="of:=IF(IF(LEFT(TRIM([$Translations.$B130]);LEN([.A$1]))=[.A$1];&quot;Yes&quot;;&quot;No&quot;)=IF(LEFT(TRIM([$Translations.$C130]);LEN([.A$1]))=[.A$1];&quot;Yes&quot;;&quot;No&quot;);&quot;&quot;;&quot;NO&quot;)">
            <text:p/>
          </table:table-cell>
          <table:table-cell table:formula="of:=IF(IF(LEFT(TRIM([$Translations.$B130]);LEN([.B$1]))=[.B$1];&quot;Yes&quot;;&quot;No&quot;)=IF(LEFT(TRIM([$Translations.$C130]);LEN([.B$1]))=[.B$1];&quot;Yes&quot;;&quot;No&quot;);&quot;&quot;;&quot;NO&quot;)">
            <text:p/>
          </table:table-cell>
          <table:table-cell table:formula="of:=IF(IF(LEFT(TRIM([$Translations.$B130]);LEN([.C$1]))=[.C$1];&quot;Yes&quot;;&quot;No&quot;)=IF(LEFT(TRIM([$Translations.$C130]);LEN([.C$1]))=[.C$1];&quot;Yes&quot;;&quot;No&quot;);&quot;&quot;;&quot;NO&quot;)">
            <text:p/>
          </table:table-cell>
          <table:table-cell table:formula="of:=IF(IF(LEFT(TRIM([$Translations.$B130]);LEN([.D$1]))=[.D$1];&quot;Yes&quot;;&quot;No&quot;)=IF(LEFT(TRIM([$Translations.$C130]);LEN([.D$1]))=[.D$1];&quot;Yes&quot;;&quot;No&quot;);&quot;&quot;;&quot;NO&quot;)">
            <text:p/>
          </table:table-cell>
          <table:table-cell table:formula="of:=IF(IF(LEFT(TRIM([$Translations.$B130]);LEN([.E$1]))=[.E$1];&quot;Yes&quot;;&quot;No&quot;)=IF(LEFT(TRIM([$Translations.$C130]);LEN([.E$1]))=[.E$1];&quot;Yes&quot;;&quot;No&quot;);&quot;&quot;;&quot;NO&quot;)">
            <text:p/>
          </table:table-cell>
          <table:table-cell table:formula="of:=IF(IF(LEFT(TRIM([$Translations.$B130]);LEN([.F$1]))=[.F$1];&quot;Yes&quot;;&quot;No&quot;)=IF(LEFT(TRIM([$Translations.$C130]);LEN([.F$1]))=[.F$1];&quot;Yes&quot;;&quot;No&quot;);&quot;&quot;;&quot;NO&quot;)">
            <text:p/>
          </table:table-cell>
          <table:table-cell table:formula="of:=IF(IF(LEFT(TRIM([$Translations.$B130]);LEN([.G$1]))=[.G$1];&quot;Yes&quot;;&quot;No&quot;)=IF(LEFT(TRIM([$Translations.$C130]);LEN([.G$1]))=[.G$1];&quot;Yes&quot;;&quot;No&quot;);&quot;&quot;;&quot;NO&quot;)">
            <text:p/>
          </table:table-cell>
        </table:table-row>
        <table:table-row table:style-name="ro8">
          <table:table-cell table:formula="of:=IF(IF(LEFT(TRIM([$Translations.$B131]);LEN([.A$1]))=[.A$1];&quot;Yes&quot;;&quot;No&quot;)=IF(LEFT(TRIM([$Translations.$C131]);LEN([.A$1]))=[.A$1];&quot;Yes&quot;;&quot;No&quot;);&quot;&quot;;&quot;NO&quot;)">
            <text:p/>
          </table:table-cell>
          <table:table-cell table:formula="of:=IF(IF(LEFT(TRIM([$Translations.$B131]);LEN([.B$1]))=[.B$1];&quot;Yes&quot;;&quot;No&quot;)=IF(LEFT(TRIM([$Translations.$C131]);LEN([.B$1]))=[.B$1];&quot;Yes&quot;;&quot;No&quot;);&quot;&quot;;&quot;NO&quot;)">
            <text:p/>
          </table:table-cell>
          <table:table-cell table:formula="of:=IF(IF(LEFT(TRIM([$Translations.$B131]);LEN([.C$1]))=[.C$1];&quot;Yes&quot;;&quot;No&quot;)=IF(LEFT(TRIM([$Translations.$C131]);LEN([.C$1]))=[.C$1];&quot;Yes&quot;;&quot;No&quot;);&quot;&quot;;&quot;NO&quot;)">
            <text:p/>
          </table:table-cell>
          <table:table-cell table:formula="of:=IF(IF(LEFT(TRIM([$Translations.$B131]);LEN([.D$1]))=[.D$1];&quot;Yes&quot;;&quot;No&quot;)=IF(LEFT(TRIM([$Translations.$C131]);LEN([.D$1]))=[.D$1];&quot;Yes&quot;;&quot;No&quot;);&quot;&quot;;&quot;NO&quot;)">
            <text:p/>
          </table:table-cell>
          <table:table-cell table:formula="of:=IF(IF(LEFT(TRIM([$Translations.$B131]);LEN([.E$1]))=[.E$1];&quot;Yes&quot;;&quot;No&quot;)=IF(LEFT(TRIM([$Translations.$C131]);LEN([.E$1]))=[.E$1];&quot;Yes&quot;;&quot;No&quot;);&quot;&quot;;&quot;NO&quot;)">
            <text:p/>
          </table:table-cell>
          <table:table-cell table:formula="of:=IF(IF(LEFT(TRIM([$Translations.$B131]);LEN([.F$1]))=[.F$1];&quot;Yes&quot;;&quot;No&quot;)=IF(LEFT(TRIM([$Translations.$C131]);LEN([.F$1]))=[.F$1];&quot;Yes&quot;;&quot;No&quot;);&quot;&quot;;&quot;NO&quot;)">
            <text:p/>
          </table:table-cell>
          <table:table-cell table:formula="of:=IF(IF(LEFT(TRIM([$Translations.$B131]);LEN([.G$1]))=[.G$1];&quot;Yes&quot;;&quot;No&quot;)=IF(LEFT(TRIM([$Translations.$C131]);LEN([.G$1]))=[.G$1];&quot;Yes&quot;;&quot;No&quot;);&quot;&quot;;&quot;NO&quot;)">
            <text:p/>
          </table:table-cell>
        </table:table-row>
        <table:table-row table:style-name="ro8">
          <table:table-cell table:formula="of:=IF(IF(LEFT(TRIM([$Translations.$B132]);LEN([.A$1]))=[.A$1];&quot;Yes&quot;;&quot;No&quot;)=IF(LEFT(TRIM([$Translations.$C132]);LEN([.A$1]))=[.A$1];&quot;Yes&quot;;&quot;No&quot;);&quot;&quot;;&quot;NO&quot;)">
            <text:p/>
          </table:table-cell>
          <table:table-cell table:formula="of:=IF(IF(LEFT(TRIM([$Translations.$B132]);LEN([.B$1]))=[.B$1];&quot;Yes&quot;;&quot;No&quot;)=IF(LEFT(TRIM([$Translations.$C132]);LEN([.B$1]))=[.B$1];&quot;Yes&quot;;&quot;No&quot;);&quot;&quot;;&quot;NO&quot;)">
            <text:p/>
          </table:table-cell>
          <table:table-cell table:formula="of:=IF(IF(LEFT(TRIM([$Translations.$B132]);LEN([.C$1]))=[.C$1];&quot;Yes&quot;;&quot;No&quot;)=IF(LEFT(TRIM([$Translations.$C132]);LEN([.C$1]))=[.C$1];&quot;Yes&quot;;&quot;No&quot;);&quot;&quot;;&quot;NO&quot;)">
            <text:p/>
          </table:table-cell>
          <table:table-cell table:formula="of:=IF(IF(LEFT(TRIM([$Translations.$B132]);LEN([.D$1]))=[.D$1];&quot;Yes&quot;;&quot;No&quot;)=IF(LEFT(TRIM([$Translations.$C132]);LEN([.D$1]))=[.D$1];&quot;Yes&quot;;&quot;No&quot;);&quot;&quot;;&quot;NO&quot;)">
            <text:p/>
          </table:table-cell>
          <table:table-cell table:formula="of:=IF(IF(LEFT(TRIM([$Translations.$B132]);LEN([.E$1]))=[.E$1];&quot;Yes&quot;;&quot;No&quot;)=IF(LEFT(TRIM([$Translations.$C132]);LEN([.E$1]))=[.E$1];&quot;Yes&quot;;&quot;No&quot;);&quot;&quot;;&quot;NO&quot;)">
            <text:p/>
          </table:table-cell>
          <table:table-cell table:formula="of:=IF(IF(LEFT(TRIM([$Translations.$B132]);LEN([.F$1]))=[.F$1];&quot;Yes&quot;;&quot;No&quot;)=IF(LEFT(TRIM([$Translations.$C132]);LEN([.F$1]))=[.F$1];&quot;Yes&quot;;&quot;No&quot;);&quot;&quot;;&quot;NO&quot;)">
            <text:p/>
          </table:table-cell>
          <table:table-cell table:formula="of:=IF(IF(LEFT(TRIM([$Translations.$B132]);LEN([.G$1]))=[.G$1];&quot;Yes&quot;;&quot;No&quot;)=IF(LEFT(TRIM([$Translations.$C132]);LEN([.G$1]))=[.G$1];&quot;Yes&quot;;&quot;No&quot;);&quot;&quot;;&quot;NO&quot;)">
            <text:p/>
          </table:table-cell>
        </table:table-row>
        <table:table-row table:style-name="ro8">
          <table:table-cell table:formula="of:=IF(IF(LEFT(TRIM([$Translations.$B133]);LEN([.A$1]))=[.A$1];&quot;Yes&quot;;&quot;No&quot;)=IF(LEFT(TRIM([$Translations.$C133]);LEN([.A$1]))=[.A$1];&quot;Yes&quot;;&quot;No&quot;);&quot;&quot;;&quot;NO&quot;)">
            <text:p/>
          </table:table-cell>
          <table:table-cell table:formula="of:=IF(IF(LEFT(TRIM([$Translations.$B133]);LEN([.B$1]))=[.B$1];&quot;Yes&quot;;&quot;No&quot;)=IF(LEFT(TRIM([$Translations.$C133]);LEN([.B$1]))=[.B$1];&quot;Yes&quot;;&quot;No&quot;);&quot;&quot;;&quot;NO&quot;)">
            <text:p/>
          </table:table-cell>
          <table:table-cell table:formula="of:=IF(IF(LEFT(TRIM([$Translations.$B133]);LEN([.C$1]))=[.C$1];&quot;Yes&quot;;&quot;No&quot;)=IF(LEFT(TRIM([$Translations.$C133]);LEN([.C$1]))=[.C$1];&quot;Yes&quot;;&quot;No&quot;);&quot;&quot;;&quot;NO&quot;)">
            <text:p/>
          </table:table-cell>
          <table:table-cell table:formula="of:=IF(IF(LEFT(TRIM([$Translations.$B133]);LEN([.D$1]))=[.D$1];&quot;Yes&quot;;&quot;No&quot;)=IF(LEFT(TRIM([$Translations.$C133]);LEN([.D$1]))=[.D$1];&quot;Yes&quot;;&quot;No&quot;);&quot;&quot;;&quot;NO&quot;)">
            <text:p/>
          </table:table-cell>
          <table:table-cell table:formula="of:=IF(IF(LEFT(TRIM([$Translations.$B133]);LEN([.E$1]))=[.E$1];&quot;Yes&quot;;&quot;No&quot;)=IF(LEFT(TRIM([$Translations.$C133]);LEN([.E$1]))=[.E$1];&quot;Yes&quot;;&quot;No&quot;);&quot;&quot;;&quot;NO&quot;)">
            <text:p/>
          </table:table-cell>
          <table:table-cell table:formula="of:=IF(IF(LEFT(TRIM([$Translations.$B133]);LEN([.F$1]))=[.F$1];&quot;Yes&quot;;&quot;No&quot;)=IF(LEFT(TRIM([$Translations.$C133]);LEN([.F$1]))=[.F$1];&quot;Yes&quot;;&quot;No&quot;);&quot;&quot;;&quot;NO&quot;)">
            <text:p/>
          </table:table-cell>
          <table:table-cell table:formula="of:=IF(IF(LEFT(TRIM([$Translations.$B133]);LEN([.G$1]))=[.G$1];&quot;Yes&quot;;&quot;No&quot;)=IF(LEFT(TRIM([$Translations.$C133]);LEN([.G$1]))=[.G$1];&quot;Yes&quot;;&quot;No&quot;);&quot;&quot;;&quot;NO&quot;)">
            <text:p/>
          </table:table-cell>
        </table:table-row>
        <table:table-row table:style-name="ro8">
          <table:table-cell table:formula="of:=IF(IF(LEFT(TRIM([$Translations.$B134]);LEN([.A$1]))=[.A$1];&quot;Yes&quot;;&quot;No&quot;)=IF(LEFT(TRIM([$Translations.$C134]);LEN([.A$1]))=[.A$1];&quot;Yes&quot;;&quot;No&quot;);&quot;&quot;;&quot;NO&quot;)">
            <text:p/>
          </table:table-cell>
          <table:table-cell table:formula="of:=IF(IF(LEFT(TRIM([$Translations.$B134]);LEN([.B$1]))=[.B$1];&quot;Yes&quot;;&quot;No&quot;)=IF(LEFT(TRIM([$Translations.$C134]);LEN([.B$1]))=[.B$1];&quot;Yes&quot;;&quot;No&quot;);&quot;&quot;;&quot;NO&quot;)">
            <text:p/>
          </table:table-cell>
          <table:table-cell table:formula="of:=IF(IF(LEFT(TRIM([$Translations.$B134]);LEN([.C$1]))=[.C$1];&quot;Yes&quot;;&quot;No&quot;)=IF(LEFT(TRIM([$Translations.$C134]);LEN([.C$1]))=[.C$1];&quot;Yes&quot;;&quot;No&quot;);&quot;&quot;;&quot;NO&quot;)">
            <text:p/>
          </table:table-cell>
          <table:table-cell table:formula="of:=IF(IF(LEFT(TRIM([$Translations.$B134]);LEN([.D$1]))=[.D$1];&quot;Yes&quot;;&quot;No&quot;)=IF(LEFT(TRIM([$Translations.$C134]);LEN([.D$1]))=[.D$1];&quot;Yes&quot;;&quot;No&quot;);&quot;&quot;;&quot;NO&quot;)">
            <text:p/>
          </table:table-cell>
          <table:table-cell table:formula="of:=IF(IF(LEFT(TRIM([$Translations.$B134]);LEN([.E$1]))=[.E$1];&quot;Yes&quot;;&quot;No&quot;)=IF(LEFT(TRIM([$Translations.$C134]);LEN([.E$1]))=[.E$1];&quot;Yes&quot;;&quot;No&quot;);&quot;&quot;;&quot;NO&quot;)">
            <text:p/>
          </table:table-cell>
          <table:table-cell table:formula="of:=IF(IF(LEFT(TRIM([$Translations.$B134]);LEN([.F$1]))=[.F$1];&quot;Yes&quot;;&quot;No&quot;)=IF(LEFT(TRIM([$Translations.$C134]);LEN([.F$1]))=[.F$1];&quot;Yes&quot;;&quot;No&quot;);&quot;&quot;;&quot;NO&quot;)">
            <text:p/>
          </table:table-cell>
          <table:table-cell table:formula="of:=IF(IF(LEFT(TRIM([$Translations.$B134]);LEN([.G$1]))=[.G$1];&quot;Yes&quot;;&quot;No&quot;)=IF(LEFT(TRIM([$Translations.$C134]);LEN([.G$1]))=[.G$1];&quot;Yes&quot;;&quot;No&quot;);&quot;&quot;;&quot;NO&quot;)">
            <text:p/>
          </table:table-cell>
        </table:table-row>
        <table:table-row table:style-name="ro8">
          <table:table-cell table:formula="of:=IF(IF(LEFT(TRIM([$Translations.$B135]);LEN([.A$1]))=[.A$1];&quot;Yes&quot;;&quot;No&quot;)=IF(LEFT(TRIM([$Translations.$C135]);LEN([.A$1]))=[.A$1];&quot;Yes&quot;;&quot;No&quot;);&quot;&quot;;&quot;NO&quot;)">
            <text:p/>
          </table:table-cell>
          <table:table-cell table:formula="of:=IF(IF(LEFT(TRIM([$Translations.$B135]);LEN([.B$1]))=[.B$1];&quot;Yes&quot;;&quot;No&quot;)=IF(LEFT(TRIM([$Translations.$C135]);LEN([.B$1]))=[.B$1];&quot;Yes&quot;;&quot;No&quot;);&quot;&quot;;&quot;NO&quot;)">
            <text:p/>
          </table:table-cell>
          <table:table-cell table:formula="of:=IF(IF(LEFT(TRIM([$Translations.$B135]);LEN([.C$1]))=[.C$1];&quot;Yes&quot;;&quot;No&quot;)=IF(LEFT(TRIM([$Translations.$C135]);LEN([.C$1]))=[.C$1];&quot;Yes&quot;;&quot;No&quot;);&quot;&quot;;&quot;NO&quot;)">
            <text:p/>
          </table:table-cell>
          <table:table-cell table:formula="of:=IF(IF(LEFT(TRIM([$Translations.$B135]);LEN([.D$1]))=[.D$1];&quot;Yes&quot;;&quot;No&quot;)=IF(LEFT(TRIM([$Translations.$C135]);LEN([.D$1]))=[.D$1];&quot;Yes&quot;;&quot;No&quot;);&quot;&quot;;&quot;NO&quot;)">
            <text:p/>
          </table:table-cell>
          <table:table-cell table:formula="of:=IF(IF(LEFT(TRIM([$Translations.$B135]);LEN([.E$1]))=[.E$1];&quot;Yes&quot;;&quot;No&quot;)=IF(LEFT(TRIM([$Translations.$C135]);LEN([.E$1]))=[.E$1];&quot;Yes&quot;;&quot;No&quot;);&quot;&quot;;&quot;NO&quot;)">
            <text:p/>
          </table:table-cell>
          <table:table-cell table:formula="of:=IF(IF(LEFT(TRIM([$Translations.$B135]);LEN([.F$1]))=[.F$1];&quot;Yes&quot;;&quot;No&quot;)=IF(LEFT(TRIM([$Translations.$C135]);LEN([.F$1]))=[.F$1];&quot;Yes&quot;;&quot;No&quot;);&quot;&quot;;&quot;NO&quot;)">
            <text:p/>
          </table:table-cell>
          <table:table-cell table:formula="of:=IF(IF(LEFT(TRIM([$Translations.$B135]);LEN([.G$1]))=[.G$1];&quot;Yes&quot;;&quot;No&quot;)=IF(LEFT(TRIM([$Translations.$C135]);LEN([.G$1]))=[.G$1];&quot;Yes&quot;;&quot;No&quot;);&quot;&quot;;&quot;NO&quot;)">
            <text:p/>
          </table:table-cell>
        </table:table-row>
        <table:table-row table:style-name="ro8">
          <table:table-cell table:formula="of:=IF(IF(LEFT(TRIM([$Translations.$B136]);LEN([.A$1]))=[.A$1];&quot;Yes&quot;;&quot;No&quot;)=IF(LEFT(TRIM([$Translations.$C136]);LEN([.A$1]))=[.A$1];&quot;Yes&quot;;&quot;No&quot;);&quot;&quot;;&quot;NO&quot;)">
            <text:p/>
          </table:table-cell>
          <table:table-cell table:formula="of:=IF(IF(LEFT(TRIM([$Translations.$B136]);LEN([.B$1]))=[.B$1];&quot;Yes&quot;;&quot;No&quot;)=IF(LEFT(TRIM([$Translations.$C136]);LEN([.B$1]))=[.B$1];&quot;Yes&quot;;&quot;No&quot;);&quot;&quot;;&quot;NO&quot;)">
            <text:p/>
          </table:table-cell>
          <table:table-cell table:formula="of:=IF(IF(LEFT(TRIM([$Translations.$B136]);LEN([.C$1]))=[.C$1];&quot;Yes&quot;;&quot;No&quot;)=IF(LEFT(TRIM([$Translations.$C136]);LEN([.C$1]))=[.C$1];&quot;Yes&quot;;&quot;No&quot;);&quot;&quot;;&quot;NO&quot;)">
            <text:p/>
          </table:table-cell>
          <table:table-cell table:formula="of:=IF(IF(LEFT(TRIM([$Translations.$B136]);LEN([.D$1]))=[.D$1];&quot;Yes&quot;;&quot;No&quot;)=IF(LEFT(TRIM([$Translations.$C136]);LEN([.D$1]))=[.D$1];&quot;Yes&quot;;&quot;No&quot;);&quot;&quot;;&quot;NO&quot;)">
            <text:p/>
          </table:table-cell>
          <table:table-cell table:formula="of:=IF(IF(LEFT(TRIM([$Translations.$B136]);LEN([.E$1]))=[.E$1];&quot;Yes&quot;;&quot;No&quot;)=IF(LEFT(TRIM([$Translations.$C136]);LEN([.E$1]))=[.E$1];&quot;Yes&quot;;&quot;No&quot;);&quot;&quot;;&quot;NO&quot;)">
            <text:p/>
          </table:table-cell>
          <table:table-cell table:formula="of:=IF(IF(LEFT(TRIM([$Translations.$B136]);LEN([.F$1]))=[.F$1];&quot;Yes&quot;;&quot;No&quot;)=IF(LEFT(TRIM([$Translations.$C136]);LEN([.F$1]))=[.F$1];&quot;Yes&quot;;&quot;No&quot;);&quot;&quot;;&quot;NO&quot;)">
            <text:p/>
          </table:table-cell>
          <table:table-cell table:formula="of:=IF(IF(LEFT(TRIM([$Translations.$B136]);LEN([.G$1]))=[.G$1];&quot;Yes&quot;;&quot;No&quot;)=IF(LEFT(TRIM([$Translations.$C136]);LEN([.G$1]))=[.G$1];&quot;Yes&quot;;&quot;No&quot;);&quot;&quot;;&quot;NO&quot;)">
            <text:p/>
          </table:table-cell>
        </table:table-row>
        <table:table-row table:style-name="ro8">
          <table:table-cell table:formula="of:=IF(IF(LEFT(TRIM([$Translations.$B137]);LEN([.A$1]))=[.A$1];&quot;Yes&quot;;&quot;No&quot;)=IF(LEFT(TRIM([$Translations.$C137]);LEN([.A$1]))=[.A$1];&quot;Yes&quot;;&quot;No&quot;);&quot;&quot;;&quot;NO&quot;)">
            <text:p/>
          </table:table-cell>
          <table:table-cell table:formula="of:=IF(IF(LEFT(TRIM([$Translations.$B137]);LEN([.B$1]))=[.B$1];&quot;Yes&quot;;&quot;No&quot;)=IF(LEFT(TRIM([$Translations.$C137]);LEN([.B$1]))=[.B$1];&quot;Yes&quot;;&quot;No&quot;);&quot;&quot;;&quot;NO&quot;)">
            <text:p/>
          </table:table-cell>
          <table:table-cell table:formula="of:=IF(IF(LEFT(TRIM([$Translations.$B137]);LEN([.C$1]))=[.C$1];&quot;Yes&quot;;&quot;No&quot;)=IF(LEFT(TRIM([$Translations.$C137]);LEN([.C$1]))=[.C$1];&quot;Yes&quot;;&quot;No&quot;);&quot;&quot;;&quot;NO&quot;)">
            <text:p/>
          </table:table-cell>
          <table:table-cell table:formula="of:=IF(IF(LEFT(TRIM([$Translations.$B137]);LEN([.D$1]))=[.D$1];&quot;Yes&quot;;&quot;No&quot;)=IF(LEFT(TRIM([$Translations.$C137]);LEN([.D$1]))=[.D$1];&quot;Yes&quot;;&quot;No&quot;);&quot;&quot;;&quot;NO&quot;)">
            <text:p/>
          </table:table-cell>
          <table:table-cell table:formula="of:=IF(IF(LEFT(TRIM([$Translations.$B137]);LEN([.E$1]))=[.E$1];&quot;Yes&quot;;&quot;No&quot;)=IF(LEFT(TRIM([$Translations.$C137]);LEN([.E$1]))=[.E$1];&quot;Yes&quot;;&quot;No&quot;);&quot;&quot;;&quot;NO&quot;)">
            <text:p/>
          </table:table-cell>
          <table:table-cell table:formula="of:=IF(IF(LEFT(TRIM([$Translations.$B137]);LEN([.F$1]))=[.F$1];&quot;Yes&quot;;&quot;No&quot;)=IF(LEFT(TRIM([$Translations.$C137]);LEN([.F$1]))=[.F$1];&quot;Yes&quot;;&quot;No&quot;);&quot;&quot;;&quot;NO&quot;)">
            <text:p/>
          </table:table-cell>
          <table:table-cell table:formula="of:=IF(IF(LEFT(TRIM([$Translations.$B137]);LEN([.G$1]))=[.G$1];&quot;Yes&quot;;&quot;No&quot;)=IF(LEFT(TRIM([$Translations.$C137]);LEN([.G$1]))=[.G$1];&quot;Yes&quot;;&quot;No&quot;);&quot;&quot;;&quot;NO&quot;)">
            <text:p/>
          </table:table-cell>
        </table:table-row>
        <table:table-row table:style-name="ro8">
          <table:table-cell table:formula="of:=IF(IF(LEFT(TRIM([$Translations.$B138]);LEN([.A$1]))=[.A$1];&quot;Yes&quot;;&quot;No&quot;)=IF(LEFT(TRIM([$Translations.$C138]);LEN([.A$1]))=[.A$1];&quot;Yes&quot;;&quot;No&quot;);&quot;&quot;;&quot;NO&quot;)">
            <text:p/>
          </table:table-cell>
          <table:table-cell table:formula="of:=IF(IF(LEFT(TRIM([$Translations.$B138]);LEN([.B$1]))=[.B$1];&quot;Yes&quot;;&quot;No&quot;)=IF(LEFT(TRIM([$Translations.$C138]);LEN([.B$1]))=[.B$1];&quot;Yes&quot;;&quot;No&quot;);&quot;&quot;;&quot;NO&quot;)">
            <text:p/>
          </table:table-cell>
          <table:table-cell table:formula="of:=IF(IF(LEFT(TRIM([$Translations.$B138]);LEN([.C$1]))=[.C$1];&quot;Yes&quot;;&quot;No&quot;)=IF(LEFT(TRIM([$Translations.$C138]);LEN([.C$1]))=[.C$1];&quot;Yes&quot;;&quot;No&quot;);&quot;&quot;;&quot;NO&quot;)">
            <text:p/>
          </table:table-cell>
          <table:table-cell table:formula="of:=IF(IF(LEFT(TRIM([$Translations.$B138]);LEN([.D$1]))=[.D$1];&quot;Yes&quot;;&quot;No&quot;)=IF(LEFT(TRIM([$Translations.$C138]);LEN([.D$1]))=[.D$1];&quot;Yes&quot;;&quot;No&quot;);&quot;&quot;;&quot;NO&quot;)">
            <text:p/>
          </table:table-cell>
          <table:table-cell table:formula="of:=IF(IF(LEFT(TRIM([$Translations.$B138]);LEN([.E$1]))=[.E$1];&quot;Yes&quot;;&quot;No&quot;)=IF(LEFT(TRIM([$Translations.$C138]);LEN([.E$1]))=[.E$1];&quot;Yes&quot;;&quot;No&quot;);&quot;&quot;;&quot;NO&quot;)">
            <text:p/>
          </table:table-cell>
          <table:table-cell table:formula="of:=IF(IF(LEFT(TRIM([$Translations.$B138]);LEN([.F$1]))=[.F$1];&quot;Yes&quot;;&quot;No&quot;)=IF(LEFT(TRIM([$Translations.$C138]);LEN([.F$1]))=[.F$1];&quot;Yes&quot;;&quot;No&quot;);&quot;&quot;;&quot;NO&quot;)">
            <text:p/>
          </table:table-cell>
          <table:table-cell table:formula="of:=IF(IF(LEFT(TRIM([$Translations.$B138]);LEN([.G$1]))=[.G$1];&quot;Yes&quot;;&quot;No&quot;)=IF(LEFT(TRIM([$Translations.$C138]);LEN([.G$1]))=[.G$1];&quot;Yes&quot;;&quot;No&quot;);&quot;&quot;;&quot;NO&quot;)">
            <text:p/>
          </table:table-cell>
        </table:table-row>
        <table:table-row table:style-name="ro8">
          <table:table-cell table:formula="of:=IF(IF(LEFT(TRIM([$Translations.$B139]);LEN([.A$1]))=[.A$1];&quot;Yes&quot;;&quot;No&quot;)=IF(LEFT(TRIM([$Translations.$C139]);LEN([.A$1]))=[.A$1];&quot;Yes&quot;;&quot;No&quot;);&quot;&quot;;&quot;NO&quot;)">
            <text:p/>
          </table:table-cell>
          <table:table-cell table:formula="of:=IF(IF(LEFT(TRIM([$Translations.$B139]);LEN([.B$1]))=[.B$1];&quot;Yes&quot;;&quot;No&quot;)=IF(LEFT(TRIM([$Translations.$C139]);LEN([.B$1]))=[.B$1];&quot;Yes&quot;;&quot;No&quot;);&quot;&quot;;&quot;NO&quot;)">
            <text:p/>
          </table:table-cell>
          <table:table-cell table:formula="of:=IF(IF(LEFT(TRIM([$Translations.$B139]);LEN([.C$1]))=[.C$1];&quot;Yes&quot;;&quot;No&quot;)=IF(LEFT(TRIM([$Translations.$C139]);LEN([.C$1]))=[.C$1];&quot;Yes&quot;;&quot;No&quot;);&quot;&quot;;&quot;NO&quot;)">
            <text:p/>
          </table:table-cell>
          <table:table-cell table:formula="of:=IF(IF(LEFT(TRIM([$Translations.$B139]);LEN([.D$1]))=[.D$1];&quot;Yes&quot;;&quot;No&quot;)=IF(LEFT(TRIM([$Translations.$C139]);LEN([.D$1]))=[.D$1];&quot;Yes&quot;;&quot;No&quot;);&quot;&quot;;&quot;NO&quot;)">
            <text:p/>
          </table:table-cell>
          <table:table-cell table:formula="of:=IF(IF(LEFT(TRIM([$Translations.$B139]);LEN([.E$1]))=[.E$1];&quot;Yes&quot;;&quot;No&quot;)=IF(LEFT(TRIM([$Translations.$C139]);LEN([.E$1]))=[.E$1];&quot;Yes&quot;;&quot;No&quot;);&quot;&quot;;&quot;NO&quot;)">
            <text:p/>
          </table:table-cell>
          <table:table-cell table:formula="of:=IF(IF(LEFT(TRIM([$Translations.$B139]);LEN([.F$1]))=[.F$1];&quot;Yes&quot;;&quot;No&quot;)=IF(LEFT(TRIM([$Translations.$C139]);LEN([.F$1]))=[.F$1];&quot;Yes&quot;;&quot;No&quot;);&quot;&quot;;&quot;NO&quot;)">
            <text:p/>
          </table:table-cell>
          <table:table-cell table:formula="of:=IF(IF(LEFT(TRIM([$Translations.$B139]);LEN([.G$1]))=[.G$1];&quot;Yes&quot;;&quot;No&quot;)=IF(LEFT(TRIM([$Translations.$C139]);LEN([.G$1]))=[.G$1];&quot;Yes&quot;;&quot;No&quot;);&quot;&quot;;&quot;NO&quot;)">
            <text:p/>
          </table:table-cell>
        </table:table-row>
        <table:table-row table:style-name="ro8">
          <table:table-cell table:formula="of:=IF(IF(LEFT(TRIM([$Translations.$B140]);LEN([.A$1]))=[.A$1];&quot;Yes&quot;;&quot;No&quot;)=IF(LEFT(TRIM([$Translations.$C140]);LEN([.A$1]))=[.A$1];&quot;Yes&quot;;&quot;No&quot;);&quot;&quot;;&quot;NO&quot;)">
            <text:p/>
          </table:table-cell>
          <table:table-cell table:formula="of:=IF(IF(LEFT(TRIM([$Translations.$B140]);LEN([.B$1]))=[.B$1];&quot;Yes&quot;;&quot;No&quot;)=IF(LEFT(TRIM([$Translations.$C140]);LEN([.B$1]))=[.B$1];&quot;Yes&quot;;&quot;No&quot;);&quot;&quot;;&quot;NO&quot;)">
            <text:p/>
          </table:table-cell>
          <table:table-cell table:formula="of:=IF(IF(LEFT(TRIM([$Translations.$B140]);LEN([.C$1]))=[.C$1];&quot;Yes&quot;;&quot;No&quot;)=IF(LEFT(TRIM([$Translations.$C140]);LEN([.C$1]))=[.C$1];&quot;Yes&quot;;&quot;No&quot;);&quot;&quot;;&quot;NO&quot;)">
            <text:p/>
          </table:table-cell>
          <table:table-cell table:formula="of:=IF(IF(LEFT(TRIM([$Translations.$B140]);LEN([.D$1]))=[.D$1];&quot;Yes&quot;;&quot;No&quot;)=IF(LEFT(TRIM([$Translations.$C140]);LEN([.D$1]))=[.D$1];&quot;Yes&quot;;&quot;No&quot;);&quot;&quot;;&quot;NO&quot;)">
            <text:p/>
          </table:table-cell>
          <table:table-cell table:formula="of:=IF(IF(LEFT(TRIM([$Translations.$B140]);LEN([.E$1]))=[.E$1];&quot;Yes&quot;;&quot;No&quot;)=IF(LEFT(TRIM([$Translations.$C140]);LEN([.E$1]))=[.E$1];&quot;Yes&quot;;&quot;No&quot;);&quot;&quot;;&quot;NO&quot;)">
            <text:p/>
          </table:table-cell>
          <table:table-cell table:formula="of:=IF(IF(LEFT(TRIM([$Translations.$B140]);LEN([.F$1]))=[.F$1];&quot;Yes&quot;;&quot;No&quot;)=IF(LEFT(TRIM([$Translations.$C140]);LEN([.F$1]))=[.F$1];&quot;Yes&quot;;&quot;No&quot;);&quot;&quot;;&quot;NO&quot;)">
            <text:p/>
          </table:table-cell>
          <table:table-cell table:formula="of:=IF(IF(LEFT(TRIM([$Translations.$B140]);LEN([.G$1]))=[.G$1];&quot;Yes&quot;;&quot;No&quot;)=IF(LEFT(TRIM([$Translations.$C140]);LEN([.G$1]))=[.G$1];&quot;Yes&quot;;&quot;No&quot;);&quot;&quot;;&quot;NO&quot;)">
            <text:p/>
          </table:table-cell>
        </table:table-row>
        <table:table-row table:style-name="ro8">
          <table:table-cell table:formula="of:=IF(IF(LEFT(TRIM([$Translations.$B141]);LEN([.A$1]))=[.A$1];&quot;Yes&quot;;&quot;No&quot;)=IF(LEFT(TRIM([$Translations.$C141]);LEN([.A$1]))=[.A$1];&quot;Yes&quot;;&quot;No&quot;);&quot;&quot;;&quot;NO&quot;)">
            <text:p/>
          </table:table-cell>
          <table:table-cell table:formula="of:=IF(IF(LEFT(TRIM([$Translations.$B141]);LEN([.B$1]))=[.B$1];&quot;Yes&quot;;&quot;No&quot;)=IF(LEFT(TRIM([$Translations.$C141]);LEN([.B$1]))=[.B$1];&quot;Yes&quot;;&quot;No&quot;);&quot;&quot;;&quot;NO&quot;)">
            <text:p/>
          </table:table-cell>
          <table:table-cell table:formula="of:=IF(IF(LEFT(TRIM([$Translations.$B141]);LEN([.C$1]))=[.C$1];&quot;Yes&quot;;&quot;No&quot;)=IF(LEFT(TRIM([$Translations.$C141]);LEN([.C$1]))=[.C$1];&quot;Yes&quot;;&quot;No&quot;);&quot;&quot;;&quot;NO&quot;)">
            <text:p/>
          </table:table-cell>
          <table:table-cell table:formula="of:=IF(IF(LEFT(TRIM([$Translations.$B141]);LEN([.D$1]))=[.D$1];&quot;Yes&quot;;&quot;No&quot;)=IF(LEFT(TRIM([$Translations.$C141]);LEN([.D$1]))=[.D$1];&quot;Yes&quot;;&quot;No&quot;);&quot;&quot;;&quot;NO&quot;)">
            <text:p/>
          </table:table-cell>
          <table:table-cell table:formula="of:=IF(IF(LEFT(TRIM([$Translations.$B141]);LEN([.E$1]))=[.E$1];&quot;Yes&quot;;&quot;No&quot;)=IF(LEFT(TRIM([$Translations.$C141]);LEN([.E$1]))=[.E$1];&quot;Yes&quot;;&quot;No&quot;);&quot;&quot;;&quot;NO&quot;)">
            <text:p/>
          </table:table-cell>
          <table:table-cell table:formula="of:=IF(IF(LEFT(TRIM([$Translations.$B141]);LEN([.F$1]))=[.F$1];&quot;Yes&quot;;&quot;No&quot;)=IF(LEFT(TRIM([$Translations.$C141]);LEN([.F$1]))=[.F$1];&quot;Yes&quot;;&quot;No&quot;);&quot;&quot;;&quot;NO&quot;)">
            <text:p/>
          </table:table-cell>
          <table:table-cell table:formula="of:=IF(IF(LEFT(TRIM([$Translations.$B141]);LEN([.G$1]))=[.G$1];&quot;Yes&quot;;&quot;No&quot;)=IF(LEFT(TRIM([$Translations.$C141]);LEN([.G$1]))=[.G$1];&quot;Yes&quot;;&quot;No&quot;);&quot;&quot;;&quot;NO&quot;)">
            <text:p/>
          </table:table-cell>
        </table:table-row>
        <table:table-row table:style-name="ro8">
          <table:table-cell table:formula="of:=IF(IF(LEFT(TRIM([$Translations.$B142]);LEN([.A$1]))=[.A$1];&quot;Yes&quot;;&quot;No&quot;)=IF(LEFT(TRIM([$Translations.$C142]);LEN([.A$1]))=[.A$1];&quot;Yes&quot;;&quot;No&quot;);&quot;&quot;;&quot;NO&quot;)">
            <text:p/>
          </table:table-cell>
          <table:table-cell table:formula="of:=IF(IF(LEFT(TRIM([$Translations.$B142]);LEN([.B$1]))=[.B$1];&quot;Yes&quot;;&quot;No&quot;)=IF(LEFT(TRIM([$Translations.$C142]);LEN([.B$1]))=[.B$1];&quot;Yes&quot;;&quot;No&quot;);&quot;&quot;;&quot;NO&quot;)">
            <text:p/>
          </table:table-cell>
          <table:table-cell table:formula="of:=IF(IF(LEFT(TRIM([$Translations.$B142]);LEN([.C$1]))=[.C$1];&quot;Yes&quot;;&quot;No&quot;)=IF(LEFT(TRIM([$Translations.$C142]);LEN([.C$1]))=[.C$1];&quot;Yes&quot;;&quot;No&quot;);&quot;&quot;;&quot;NO&quot;)">
            <text:p/>
          </table:table-cell>
          <table:table-cell table:formula="of:=IF(IF(LEFT(TRIM([$Translations.$B142]);LEN([.D$1]))=[.D$1];&quot;Yes&quot;;&quot;No&quot;)=IF(LEFT(TRIM([$Translations.$C142]);LEN([.D$1]))=[.D$1];&quot;Yes&quot;;&quot;No&quot;);&quot;&quot;;&quot;NO&quot;)">
            <text:p/>
          </table:table-cell>
          <table:table-cell table:formula="of:=IF(IF(LEFT(TRIM([$Translations.$B142]);LEN([.E$1]))=[.E$1];&quot;Yes&quot;;&quot;No&quot;)=IF(LEFT(TRIM([$Translations.$C142]);LEN([.E$1]))=[.E$1];&quot;Yes&quot;;&quot;No&quot;);&quot;&quot;;&quot;NO&quot;)">
            <text:p/>
          </table:table-cell>
          <table:table-cell table:formula="of:=IF(IF(LEFT(TRIM([$Translations.$B142]);LEN([.F$1]))=[.F$1];&quot;Yes&quot;;&quot;No&quot;)=IF(LEFT(TRIM([$Translations.$C142]);LEN([.F$1]))=[.F$1];&quot;Yes&quot;;&quot;No&quot;);&quot;&quot;;&quot;NO&quot;)">
            <text:p/>
          </table:table-cell>
          <table:table-cell table:formula="of:=IF(IF(LEFT(TRIM([$Translations.$B142]);LEN([.G$1]))=[.G$1];&quot;Yes&quot;;&quot;No&quot;)=IF(LEFT(TRIM([$Translations.$C142]);LEN([.G$1]))=[.G$1];&quot;Yes&quot;;&quot;No&quot;);&quot;&quot;;&quot;NO&quot;)">
            <text:p/>
          </table:table-cell>
        </table:table-row>
        <table:table-row table:style-name="ro8">
          <table:table-cell table:formula="of:=IF(IF(LEFT(TRIM([$Translations.$B143]);LEN([.A$1]))=[.A$1];&quot;Yes&quot;;&quot;No&quot;)=IF(LEFT(TRIM([$Translations.$C143]);LEN([.A$1]))=[.A$1];&quot;Yes&quot;;&quot;No&quot;);&quot;&quot;;&quot;NO&quot;)">
            <text:p/>
          </table:table-cell>
          <table:table-cell table:formula="of:=IF(IF(LEFT(TRIM([$Translations.$B143]);LEN([.B$1]))=[.B$1];&quot;Yes&quot;;&quot;No&quot;)=IF(LEFT(TRIM([$Translations.$C143]);LEN([.B$1]))=[.B$1];&quot;Yes&quot;;&quot;No&quot;);&quot;&quot;;&quot;NO&quot;)">
            <text:p/>
          </table:table-cell>
          <table:table-cell table:formula="of:=IF(IF(LEFT(TRIM([$Translations.$B143]);LEN([.C$1]))=[.C$1];&quot;Yes&quot;;&quot;No&quot;)=IF(LEFT(TRIM([$Translations.$C143]);LEN([.C$1]))=[.C$1];&quot;Yes&quot;;&quot;No&quot;);&quot;&quot;;&quot;NO&quot;)">
            <text:p/>
          </table:table-cell>
          <table:table-cell table:formula="of:=IF(IF(LEFT(TRIM([$Translations.$B143]);LEN([.D$1]))=[.D$1];&quot;Yes&quot;;&quot;No&quot;)=IF(LEFT(TRIM([$Translations.$C143]);LEN([.D$1]))=[.D$1];&quot;Yes&quot;;&quot;No&quot;);&quot;&quot;;&quot;NO&quot;)">
            <text:p/>
          </table:table-cell>
          <table:table-cell table:formula="of:=IF(IF(LEFT(TRIM([$Translations.$B143]);LEN([.E$1]))=[.E$1];&quot;Yes&quot;;&quot;No&quot;)=IF(LEFT(TRIM([$Translations.$C143]);LEN([.E$1]))=[.E$1];&quot;Yes&quot;;&quot;No&quot;);&quot;&quot;;&quot;NO&quot;)">
            <text:p/>
          </table:table-cell>
          <table:table-cell table:formula="of:=IF(IF(LEFT(TRIM([$Translations.$B143]);LEN([.F$1]))=[.F$1];&quot;Yes&quot;;&quot;No&quot;)=IF(LEFT(TRIM([$Translations.$C143]);LEN([.F$1]))=[.F$1];&quot;Yes&quot;;&quot;No&quot;);&quot;&quot;;&quot;NO&quot;)">
            <text:p/>
          </table:table-cell>
          <table:table-cell table:formula="of:=IF(IF(LEFT(TRIM([$Translations.$B143]);LEN([.G$1]))=[.G$1];&quot;Yes&quot;;&quot;No&quot;)=IF(LEFT(TRIM([$Translations.$C143]);LEN([.G$1]))=[.G$1];&quot;Yes&quot;;&quot;No&quot;);&quot;&quot;;&quot;NO&quot;)">
            <text:p/>
          </table:table-cell>
        </table:table-row>
        <table:table-row table:style-name="ro8">
          <table:table-cell table:formula="of:=IF(IF(LEFT(TRIM([$Translations.$B144]);LEN([.A$1]))=[.A$1];&quot;Yes&quot;;&quot;No&quot;)=IF(LEFT(TRIM([$Translations.$C144]);LEN([.A$1]))=[.A$1];&quot;Yes&quot;;&quot;No&quot;);&quot;&quot;;&quot;NO&quot;)">
            <text:p/>
          </table:table-cell>
          <table:table-cell table:formula="of:=IF(IF(LEFT(TRIM([$Translations.$B144]);LEN([.B$1]))=[.B$1];&quot;Yes&quot;;&quot;No&quot;)=IF(LEFT(TRIM([$Translations.$C144]);LEN([.B$1]))=[.B$1];&quot;Yes&quot;;&quot;No&quot;);&quot;&quot;;&quot;NO&quot;)">
            <text:p/>
          </table:table-cell>
          <table:table-cell table:formula="of:=IF(IF(LEFT(TRIM([$Translations.$B144]);LEN([.C$1]))=[.C$1];&quot;Yes&quot;;&quot;No&quot;)=IF(LEFT(TRIM([$Translations.$C144]);LEN([.C$1]))=[.C$1];&quot;Yes&quot;;&quot;No&quot;);&quot;&quot;;&quot;NO&quot;)">
            <text:p/>
          </table:table-cell>
          <table:table-cell table:formula="of:=IF(IF(LEFT(TRIM([$Translations.$B144]);LEN([.D$1]))=[.D$1];&quot;Yes&quot;;&quot;No&quot;)=IF(LEFT(TRIM([$Translations.$C144]);LEN([.D$1]))=[.D$1];&quot;Yes&quot;;&quot;No&quot;);&quot;&quot;;&quot;NO&quot;)">
            <text:p/>
          </table:table-cell>
          <table:table-cell table:formula="of:=IF(IF(LEFT(TRIM([$Translations.$B144]);LEN([.E$1]))=[.E$1];&quot;Yes&quot;;&quot;No&quot;)=IF(LEFT(TRIM([$Translations.$C144]);LEN([.E$1]))=[.E$1];&quot;Yes&quot;;&quot;No&quot;);&quot;&quot;;&quot;NO&quot;)">
            <text:p/>
          </table:table-cell>
          <table:table-cell table:formula="of:=IF(IF(LEFT(TRIM([$Translations.$B144]);LEN([.F$1]))=[.F$1];&quot;Yes&quot;;&quot;No&quot;)=IF(LEFT(TRIM([$Translations.$C144]);LEN([.F$1]))=[.F$1];&quot;Yes&quot;;&quot;No&quot;);&quot;&quot;;&quot;NO&quot;)">
            <text:p/>
          </table:table-cell>
          <table:table-cell table:formula="of:=IF(IF(LEFT(TRIM([$Translations.$B144]);LEN([.G$1]))=[.G$1];&quot;Yes&quot;;&quot;No&quot;)=IF(LEFT(TRIM([$Translations.$C144]);LEN([.G$1]))=[.G$1];&quot;Yes&quot;;&quot;No&quot;);&quot;&quot;;&quot;NO&quot;)">
            <text:p/>
          </table:table-cell>
        </table:table-row>
        <table:table-row table:style-name="ro8">
          <table:table-cell table:formula="of:=IF(IF(LEFT(TRIM([$Translations.$B145]);LEN([.A$1]))=[.A$1];&quot;Yes&quot;;&quot;No&quot;)=IF(LEFT(TRIM([$Translations.$C145]);LEN([.A$1]))=[.A$1];&quot;Yes&quot;;&quot;No&quot;);&quot;&quot;;&quot;NO&quot;)">
            <text:p/>
          </table:table-cell>
          <table:table-cell table:formula="of:=IF(IF(LEFT(TRIM([$Translations.$B145]);LEN([.B$1]))=[.B$1];&quot;Yes&quot;;&quot;No&quot;)=IF(LEFT(TRIM([$Translations.$C145]);LEN([.B$1]))=[.B$1];&quot;Yes&quot;;&quot;No&quot;);&quot;&quot;;&quot;NO&quot;)">
            <text:p/>
          </table:table-cell>
          <table:table-cell table:formula="of:=IF(IF(LEFT(TRIM([$Translations.$B145]);LEN([.C$1]))=[.C$1];&quot;Yes&quot;;&quot;No&quot;)=IF(LEFT(TRIM([$Translations.$C145]);LEN([.C$1]))=[.C$1];&quot;Yes&quot;;&quot;No&quot;);&quot;&quot;;&quot;NO&quot;)">
            <text:p/>
          </table:table-cell>
          <table:table-cell table:formula="of:=IF(IF(LEFT(TRIM([$Translations.$B145]);LEN([.D$1]))=[.D$1];&quot;Yes&quot;;&quot;No&quot;)=IF(LEFT(TRIM([$Translations.$C145]);LEN([.D$1]))=[.D$1];&quot;Yes&quot;;&quot;No&quot;);&quot;&quot;;&quot;NO&quot;)">
            <text:p/>
          </table:table-cell>
          <table:table-cell table:formula="of:=IF(IF(LEFT(TRIM([$Translations.$B145]);LEN([.E$1]))=[.E$1];&quot;Yes&quot;;&quot;No&quot;)=IF(LEFT(TRIM([$Translations.$C145]);LEN([.E$1]))=[.E$1];&quot;Yes&quot;;&quot;No&quot;);&quot;&quot;;&quot;NO&quot;)">
            <text:p/>
          </table:table-cell>
          <table:table-cell table:formula="of:=IF(IF(LEFT(TRIM([$Translations.$B145]);LEN([.F$1]))=[.F$1];&quot;Yes&quot;;&quot;No&quot;)=IF(LEFT(TRIM([$Translations.$C145]);LEN([.F$1]))=[.F$1];&quot;Yes&quot;;&quot;No&quot;);&quot;&quot;;&quot;NO&quot;)">
            <text:p/>
          </table:table-cell>
          <table:table-cell table:formula="of:=IF(IF(LEFT(TRIM([$Translations.$B145]);LEN([.G$1]))=[.G$1];&quot;Yes&quot;;&quot;No&quot;)=IF(LEFT(TRIM([$Translations.$C145]);LEN([.G$1]))=[.G$1];&quot;Yes&quot;;&quot;No&quot;);&quot;&quot;;&quot;NO&quot;)">
            <text:p/>
          </table:table-cell>
        </table:table-row>
        <table:table-row table:style-name="ro8">
          <table:table-cell table:formula="of:=IF(IF(LEFT(TRIM([$Translations.$B146]);LEN([.A$1]))=[.A$1];&quot;Yes&quot;;&quot;No&quot;)=IF(LEFT(TRIM([$Translations.$C146]);LEN([.A$1]))=[.A$1];&quot;Yes&quot;;&quot;No&quot;);&quot;&quot;;&quot;NO&quot;)">
            <text:p/>
          </table:table-cell>
          <table:table-cell table:formula="of:=IF(IF(LEFT(TRIM([$Translations.$B146]);LEN([.B$1]))=[.B$1];&quot;Yes&quot;;&quot;No&quot;)=IF(LEFT(TRIM([$Translations.$C146]);LEN([.B$1]))=[.B$1];&quot;Yes&quot;;&quot;No&quot;);&quot;&quot;;&quot;NO&quot;)">
            <text:p/>
          </table:table-cell>
          <table:table-cell table:formula="of:=IF(IF(LEFT(TRIM([$Translations.$B146]);LEN([.C$1]))=[.C$1];&quot;Yes&quot;;&quot;No&quot;)=IF(LEFT(TRIM([$Translations.$C146]);LEN([.C$1]))=[.C$1];&quot;Yes&quot;;&quot;No&quot;);&quot;&quot;;&quot;NO&quot;)">
            <text:p/>
          </table:table-cell>
          <table:table-cell table:formula="of:=IF(IF(LEFT(TRIM([$Translations.$B146]);LEN([.D$1]))=[.D$1];&quot;Yes&quot;;&quot;No&quot;)=IF(LEFT(TRIM([$Translations.$C146]);LEN([.D$1]))=[.D$1];&quot;Yes&quot;;&quot;No&quot;);&quot;&quot;;&quot;NO&quot;)">
            <text:p/>
          </table:table-cell>
          <table:table-cell table:formula="of:=IF(IF(LEFT(TRIM([$Translations.$B146]);LEN([.E$1]))=[.E$1];&quot;Yes&quot;;&quot;No&quot;)=IF(LEFT(TRIM([$Translations.$C146]);LEN([.E$1]))=[.E$1];&quot;Yes&quot;;&quot;No&quot;);&quot;&quot;;&quot;NO&quot;)">
            <text:p/>
          </table:table-cell>
          <table:table-cell table:formula="of:=IF(IF(LEFT(TRIM([$Translations.$B146]);LEN([.F$1]))=[.F$1];&quot;Yes&quot;;&quot;No&quot;)=IF(LEFT(TRIM([$Translations.$C146]);LEN([.F$1]))=[.F$1];&quot;Yes&quot;;&quot;No&quot;);&quot;&quot;;&quot;NO&quot;)">
            <text:p/>
          </table:table-cell>
          <table:table-cell table:formula="of:=IF(IF(LEFT(TRIM([$Translations.$B146]);LEN([.G$1]))=[.G$1];&quot;Yes&quot;;&quot;No&quot;)=IF(LEFT(TRIM([$Translations.$C146]);LEN([.G$1]))=[.G$1];&quot;Yes&quot;;&quot;No&quot;);&quot;&quot;;&quot;NO&quot;)">
            <text:p/>
          </table:table-cell>
        </table:table-row>
        <table:table-row table:style-name="ro8">
          <table:table-cell table:formula="of:=IF(IF(LEFT(TRIM([$Translations.$B147]);LEN([.A$1]))=[.A$1];&quot;Yes&quot;;&quot;No&quot;)=IF(LEFT(TRIM([$Translations.$C147]);LEN([.A$1]))=[.A$1];&quot;Yes&quot;;&quot;No&quot;);&quot;&quot;;&quot;NO&quot;)">
            <text:p/>
          </table:table-cell>
          <table:table-cell table:formula="of:=IF(IF(LEFT(TRIM([$Translations.$B147]);LEN([.B$1]))=[.B$1];&quot;Yes&quot;;&quot;No&quot;)=IF(LEFT(TRIM([$Translations.$C147]);LEN([.B$1]))=[.B$1];&quot;Yes&quot;;&quot;No&quot;);&quot;&quot;;&quot;NO&quot;)">
            <text:p/>
          </table:table-cell>
          <table:table-cell table:formula="of:=IF(IF(LEFT(TRIM([$Translations.$B147]);LEN([.C$1]))=[.C$1];&quot;Yes&quot;;&quot;No&quot;)=IF(LEFT(TRIM([$Translations.$C147]);LEN([.C$1]))=[.C$1];&quot;Yes&quot;;&quot;No&quot;);&quot;&quot;;&quot;NO&quot;)">
            <text:p/>
          </table:table-cell>
          <table:table-cell table:formula="of:=IF(IF(LEFT(TRIM([$Translations.$B147]);LEN([.D$1]))=[.D$1];&quot;Yes&quot;;&quot;No&quot;)=IF(LEFT(TRIM([$Translations.$C147]);LEN([.D$1]))=[.D$1];&quot;Yes&quot;;&quot;No&quot;);&quot;&quot;;&quot;NO&quot;)">
            <text:p/>
          </table:table-cell>
          <table:table-cell table:formula="of:=IF(IF(LEFT(TRIM([$Translations.$B147]);LEN([.E$1]))=[.E$1];&quot;Yes&quot;;&quot;No&quot;)=IF(LEFT(TRIM([$Translations.$C147]);LEN([.E$1]))=[.E$1];&quot;Yes&quot;;&quot;No&quot;);&quot;&quot;;&quot;NO&quot;)">
            <text:p/>
          </table:table-cell>
          <table:table-cell table:formula="of:=IF(IF(LEFT(TRIM([$Translations.$B147]);LEN([.F$1]))=[.F$1];&quot;Yes&quot;;&quot;No&quot;)=IF(LEFT(TRIM([$Translations.$C147]);LEN([.F$1]))=[.F$1];&quot;Yes&quot;;&quot;No&quot;);&quot;&quot;;&quot;NO&quot;)">
            <text:p/>
          </table:table-cell>
          <table:table-cell table:formula="of:=IF(IF(LEFT(TRIM([$Translations.$B147]);LEN([.G$1]))=[.G$1];&quot;Yes&quot;;&quot;No&quot;)=IF(LEFT(TRIM([$Translations.$C147]);LEN([.G$1]))=[.G$1];&quot;Yes&quot;;&quot;No&quot;);&quot;&quot;;&quot;NO&quot;)">
            <text:p/>
          </table:table-cell>
        </table:table-row>
        <table:table-row table:style-name="ro8">
          <table:table-cell table:formula="of:=IF(IF(LEFT(TRIM([$Translations.$B148]);LEN([.A$1]))=[.A$1];&quot;Yes&quot;;&quot;No&quot;)=IF(LEFT(TRIM([$Translations.$C148]);LEN([.A$1]))=[.A$1];&quot;Yes&quot;;&quot;No&quot;);&quot;&quot;;&quot;NO&quot;)">
            <text:p/>
          </table:table-cell>
          <table:table-cell table:formula="of:=IF(IF(LEFT(TRIM([$Translations.$B148]);LEN([.B$1]))=[.B$1];&quot;Yes&quot;;&quot;No&quot;)=IF(LEFT(TRIM([$Translations.$C148]);LEN([.B$1]))=[.B$1];&quot;Yes&quot;;&quot;No&quot;);&quot;&quot;;&quot;NO&quot;)">
            <text:p/>
          </table:table-cell>
          <table:table-cell table:formula="of:=IF(IF(LEFT(TRIM([$Translations.$B148]);LEN([.C$1]))=[.C$1];&quot;Yes&quot;;&quot;No&quot;)=IF(LEFT(TRIM([$Translations.$C148]);LEN([.C$1]))=[.C$1];&quot;Yes&quot;;&quot;No&quot;);&quot;&quot;;&quot;NO&quot;)">
            <text:p/>
          </table:table-cell>
          <table:table-cell table:formula="of:=IF(IF(LEFT(TRIM([$Translations.$B148]);LEN([.D$1]))=[.D$1];&quot;Yes&quot;;&quot;No&quot;)=IF(LEFT(TRIM([$Translations.$C148]);LEN([.D$1]))=[.D$1];&quot;Yes&quot;;&quot;No&quot;);&quot;&quot;;&quot;NO&quot;)">
            <text:p/>
          </table:table-cell>
          <table:table-cell table:formula="of:=IF(IF(LEFT(TRIM([$Translations.$B148]);LEN([.E$1]))=[.E$1];&quot;Yes&quot;;&quot;No&quot;)=IF(LEFT(TRIM([$Translations.$C148]);LEN([.E$1]))=[.E$1];&quot;Yes&quot;;&quot;No&quot;);&quot;&quot;;&quot;NO&quot;)">
            <text:p/>
          </table:table-cell>
          <table:table-cell table:formula="of:=IF(IF(LEFT(TRIM([$Translations.$B148]);LEN([.F$1]))=[.F$1];&quot;Yes&quot;;&quot;No&quot;)=IF(LEFT(TRIM([$Translations.$C148]);LEN([.F$1]))=[.F$1];&quot;Yes&quot;;&quot;No&quot;);&quot;&quot;;&quot;NO&quot;)">
            <text:p/>
          </table:table-cell>
          <table:table-cell table:formula="of:=IF(IF(LEFT(TRIM([$Translations.$B148]);LEN([.G$1]))=[.G$1];&quot;Yes&quot;;&quot;No&quot;)=IF(LEFT(TRIM([$Translations.$C148]);LEN([.G$1]))=[.G$1];&quot;Yes&quot;;&quot;No&quot;);&quot;&quot;;&quot;NO&quot;)">
            <text:p/>
          </table:table-cell>
        </table:table-row>
        <table:table-row table:style-name="ro8">
          <table:table-cell table:formula="of:=IF(IF(LEFT(TRIM([$Translations.$B149]);LEN([.A$1]))=[.A$1];&quot;Yes&quot;;&quot;No&quot;)=IF(LEFT(TRIM([$Translations.$C149]);LEN([.A$1]))=[.A$1];&quot;Yes&quot;;&quot;No&quot;);&quot;&quot;;&quot;NO&quot;)">
            <text:p/>
          </table:table-cell>
          <table:table-cell table:formula="of:=IF(IF(LEFT(TRIM([$Translations.$B149]);LEN([.B$1]))=[.B$1];&quot;Yes&quot;;&quot;No&quot;)=IF(LEFT(TRIM([$Translations.$C149]);LEN([.B$1]))=[.B$1];&quot;Yes&quot;;&quot;No&quot;);&quot;&quot;;&quot;NO&quot;)">
            <text:p/>
          </table:table-cell>
          <table:table-cell table:formula="of:=IF(IF(LEFT(TRIM([$Translations.$B149]);LEN([.C$1]))=[.C$1];&quot;Yes&quot;;&quot;No&quot;)=IF(LEFT(TRIM([$Translations.$C149]);LEN([.C$1]))=[.C$1];&quot;Yes&quot;;&quot;No&quot;);&quot;&quot;;&quot;NO&quot;)">
            <text:p/>
          </table:table-cell>
          <table:table-cell table:formula="of:=IF(IF(LEFT(TRIM([$Translations.$B149]);LEN([.D$1]))=[.D$1];&quot;Yes&quot;;&quot;No&quot;)=IF(LEFT(TRIM([$Translations.$C149]);LEN([.D$1]))=[.D$1];&quot;Yes&quot;;&quot;No&quot;);&quot;&quot;;&quot;NO&quot;)">
            <text:p/>
          </table:table-cell>
          <table:table-cell table:formula="of:=IF(IF(LEFT(TRIM([$Translations.$B149]);LEN([.E$1]))=[.E$1];&quot;Yes&quot;;&quot;No&quot;)=IF(LEFT(TRIM([$Translations.$C149]);LEN([.E$1]))=[.E$1];&quot;Yes&quot;;&quot;No&quot;);&quot;&quot;;&quot;NO&quot;)">
            <text:p/>
          </table:table-cell>
          <table:table-cell table:formula="of:=IF(IF(LEFT(TRIM([$Translations.$B149]);LEN([.F$1]))=[.F$1];&quot;Yes&quot;;&quot;No&quot;)=IF(LEFT(TRIM([$Translations.$C149]);LEN([.F$1]))=[.F$1];&quot;Yes&quot;;&quot;No&quot;);&quot;&quot;;&quot;NO&quot;)">
            <text:p/>
          </table:table-cell>
          <table:table-cell table:formula="of:=IF(IF(LEFT(TRIM([$Translations.$B149]);LEN([.G$1]))=[.G$1];&quot;Yes&quot;;&quot;No&quot;)=IF(LEFT(TRIM([$Translations.$C149]);LEN([.G$1]))=[.G$1];&quot;Yes&quot;;&quot;No&quot;);&quot;&quot;;&quot;NO&quot;)">
            <text:p/>
          </table:table-cell>
        </table:table-row>
        <table:table-row table:style-name="ro8">
          <table:table-cell table:formula="of:=IF(IF(LEFT(TRIM([$Translations.$B150]);LEN([.A$1]))=[.A$1];&quot;Yes&quot;;&quot;No&quot;)=IF(LEFT(TRIM([$Translations.$C150]);LEN([.A$1]))=[.A$1];&quot;Yes&quot;;&quot;No&quot;);&quot;&quot;;&quot;NO&quot;)">
            <text:p/>
          </table:table-cell>
          <table:table-cell table:formula="of:=IF(IF(LEFT(TRIM([$Translations.$B150]);LEN([.B$1]))=[.B$1];&quot;Yes&quot;;&quot;No&quot;)=IF(LEFT(TRIM([$Translations.$C150]);LEN([.B$1]))=[.B$1];&quot;Yes&quot;;&quot;No&quot;);&quot;&quot;;&quot;NO&quot;)">
            <text:p/>
          </table:table-cell>
          <table:table-cell table:formula="of:=IF(IF(LEFT(TRIM([$Translations.$B150]);LEN([.C$1]))=[.C$1];&quot;Yes&quot;;&quot;No&quot;)=IF(LEFT(TRIM([$Translations.$C150]);LEN([.C$1]))=[.C$1];&quot;Yes&quot;;&quot;No&quot;);&quot;&quot;;&quot;NO&quot;)">
            <text:p/>
          </table:table-cell>
          <table:table-cell table:formula="of:=IF(IF(LEFT(TRIM([$Translations.$B150]);LEN([.D$1]))=[.D$1];&quot;Yes&quot;;&quot;No&quot;)=IF(LEFT(TRIM([$Translations.$C150]);LEN([.D$1]))=[.D$1];&quot;Yes&quot;;&quot;No&quot;);&quot;&quot;;&quot;NO&quot;)">
            <text:p/>
          </table:table-cell>
          <table:table-cell table:formula="of:=IF(IF(LEFT(TRIM([$Translations.$B150]);LEN([.E$1]))=[.E$1];&quot;Yes&quot;;&quot;No&quot;)=IF(LEFT(TRIM([$Translations.$C150]);LEN([.E$1]))=[.E$1];&quot;Yes&quot;;&quot;No&quot;);&quot;&quot;;&quot;NO&quot;)">
            <text:p/>
          </table:table-cell>
          <table:table-cell table:formula="of:=IF(IF(LEFT(TRIM([$Translations.$B150]);LEN([.F$1]))=[.F$1];&quot;Yes&quot;;&quot;No&quot;)=IF(LEFT(TRIM([$Translations.$C150]);LEN([.F$1]))=[.F$1];&quot;Yes&quot;;&quot;No&quot;);&quot;&quot;;&quot;NO&quot;)">
            <text:p/>
          </table:table-cell>
          <table:table-cell table:formula="of:=IF(IF(LEFT(TRIM([$Translations.$B150]);LEN([.G$1]))=[.G$1];&quot;Yes&quot;;&quot;No&quot;)=IF(LEFT(TRIM([$Translations.$C150]);LEN([.G$1]))=[.G$1];&quot;Yes&quot;;&quot;No&quot;);&quot;&quot;;&quot;NO&quot;)">
            <text:p/>
          </table:table-cell>
        </table:table-row>
        <table:table-row table:style-name="ro8">
          <table:table-cell table:formula="of:=IF(IF(LEFT(TRIM([$Translations.$B151]);LEN([.A$1]))=[.A$1];&quot;Yes&quot;;&quot;No&quot;)=IF(LEFT(TRIM([$Translations.$C151]);LEN([.A$1]))=[.A$1];&quot;Yes&quot;;&quot;No&quot;);&quot;&quot;;&quot;NO&quot;)">
            <text:p/>
          </table:table-cell>
          <table:table-cell table:formula="of:=IF(IF(LEFT(TRIM([$Translations.$B151]);LEN([.B$1]))=[.B$1];&quot;Yes&quot;;&quot;No&quot;)=IF(LEFT(TRIM([$Translations.$C151]);LEN([.B$1]))=[.B$1];&quot;Yes&quot;;&quot;No&quot;);&quot;&quot;;&quot;NO&quot;)">
            <text:p/>
          </table:table-cell>
          <table:table-cell table:formula="of:=IF(IF(LEFT(TRIM([$Translations.$B151]);LEN([.C$1]))=[.C$1];&quot;Yes&quot;;&quot;No&quot;)=IF(LEFT(TRIM([$Translations.$C151]);LEN([.C$1]))=[.C$1];&quot;Yes&quot;;&quot;No&quot;);&quot;&quot;;&quot;NO&quot;)">
            <text:p/>
          </table:table-cell>
          <table:table-cell table:formula="of:=IF(IF(LEFT(TRIM([$Translations.$B151]);LEN([.D$1]))=[.D$1];&quot;Yes&quot;;&quot;No&quot;)=IF(LEFT(TRIM([$Translations.$C151]);LEN([.D$1]))=[.D$1];&quot;Yes&quot;;&quot;No&quot;);&quot;&quot;;&quot;NO&quot;)">
            <text:p/>
          </table:table-cell>
          <table:table-cell table:formula="of:=IF(IF(LEFT(TRIM([$Translations.$B151]);LEN([.E$1]))=[.E$1];&quot;Yes&quot;;&quot;No&quot;)=IF(LEFT(TRIM([$Translations.$C151]);LEN([.E$1]))=[.E$1];&quot;Yes&quot;;&quot;No&quot;);&quot;&quot;;&quot;NO&quot;)">
            <text:p/>
          </table:table-cell>
          <table:table-cell table:formula="of:=IF(IF(LEFT(TRIM([$Translations.$B151]);LEN([.F$1]))=[.F$1];&quot;Yes&quot;;&quot;No&quot;)=IF(LEFT(TRIM([$Translations.$C151]);LEN([.F$1]))=[.F$1];&quot;Yes&quot;;&quot;No&quot;);&quot;&quot;;&quot;NO&quot;)">
            <text:p/>
          </table:table-cell>
          <table:table-cell table:formula="of:=IF(IF(LEFT(TRIM([$Translations.$B151]);LEN([.G$1]))=[.G$1];&quot;Yes&quot;;&quot;No&quot;)=IF(LEFT(TRIM([$Translations.$C151]);LEN([.G$1]))=[.G$1];&quot;Yes&quot;;&quot;No&quot;);&quot;&quot;;&quot;NO&quot;)">
            <text:p/>
          </table:table-cell>
        </table:table-row>
        <table:table-row table:style-name="ro8">
          <table:table-cell table:formula="of:=IF(IF(LEFT(TRIM([$Translations.$B152]);LEN([.A$1]))=[.A$1];&quot;Yes&quot;;&quot;No&quot;)=IF(LEFT(TRIM([$Translations.$C152]);LEN([.A$1]))=[.A$1];&quot;Yes&quot;;&quot;No&quot;);&quot;&quot;;&quot;NO&quot;)">
            <text:p/>
          </table:table-cell>
          <table:table-cell table:formula="of:=IF(IF(LEFT(TRIM([$Translations.$B152]);LEN([.B$1]))=[.B$1];&quot;Yes&quot;;&quot;No&quot;)=IF(LEFT(TRIM([$Translations.$C152]);LEN([.B$1]))=[.B$1];&quot;Yes&quot;;&quot;No&quot;);&quot;&quot;;&quot;NO&quot;)">
            <text:p/>
          </table:table-cell>
          <table:table-cell table:formula="of:=IF(IF(LEFT(TRIM([$Translations.$B152]);LEN([.C$1]))=[.C$1];&quot;Yes&quot;;&quot;No&quot;)=IF(LEFT(TRIM([$Translations.$C152]);LEN([.C$1]))=[.C$1];&quot;Yes&quot;;&quot;No&quot;);&quot;&quot;;&quot;NO&quot;)">
            <text:p/>
          </table:table-cell>
          <table:table-cell table:formula="of:=IF(IF(LEFT(TRIM([$Translations.$B152]);LEN([.D$1]))=[.D$1];&quot;Yes&quot;;&quot;No&quot;)=IF(LEFT(TRIM([$Translations.$C152]);LEN([.D$1]))=[.D$1];&quot;Yes&quot;;&quot;No&quot;);&quot;&quot;;&quot;NO&quot;)">
            <text:p/>
          </table:table-cell>
          <table:table-cell table:formula="of:=IF(IF(LEFT(TRIM([$Translations.$B152]);LEN([.E$1]))=[.E$1];&quot;Yes&quot;;&quot;No&quot;)=IF(LEFT(TRIM([$Translations.$C152]);LEN([.E$1]))=[.E$1];&quot;Yes&quot;;&quot;No&quot;);&quot;&quot;;&quot;NO&quot;)">
            <text:p/>
          </table:table-cell>
          <table:table-cell table:formula="of:=IF(IF(LEFT(TRIM([$Translations.$B152]);LEN([.F$1]))=[.F$1];&quot;Yes&quot;;&quot;No&quot;)=IF(LEFT(TRIM([$Translations.$C152]);LEN([.F$1]))=[.F$1];&quot;Yes&quot;;&quot;No&quot;);&quot;&quot;;&quot;NO&quot;)">
            <text:p/>
          </table:table-cell>
          <table:table-cell table:formula="of:=IF(IF(LEFT(TRIM([$Translations.$B152]);LEN([.G$1]))=[.G$1];&quot;Yes&quot;;&quot;No&quot;)=IF(LEFT(TRIM([$Translations.$C152]);LEN([.G$1]))=[.G$1];&quot;Yes&quot;;&quot;No&quot;);&quot;&quot;;&quot;NO&quot;)">
            <text:p/>
          </table:table-cell>
        </table:table-row>
        <table:table-row table:style-name="ro8">
          <table:table-cell table:formula="of:=IF(IF(LEFT(TRIM([$Translations.$B153]);LEN([.A$1]))=[.A$1];&quot;Yes&quot;;&quot;No&quot;)=IF(LEFT(TRIM([$Translations.$C153]);LEN([.A$1]))=[.A$1];&quot;Yes&quot;;&quot;No&quot;);&quot;&quot;;&quot;NO&quot;)">
            <text:p/>
          </table:table-cell>
          <table:table-cell table:formula="of:=IF(IF(LEFT(TRIM([$Translations.$B153]);LEN([.B$1]))=[.B$1];&quot;Yes&quot;;&quot;No&quot;)=IF(LEFT(TRIM([$Translations.$C153]);LEN([.B$1]))=[.B$1];&quot;Yes&quot;;&quot;No&quot;);&quot;&quot;;&quot;NO&quot;)">
            <text:p/>
          </table:table-cell>
          <table:table-cell table:formula="of:=IF(IF(LEFT(TRIM([$Translations.$B153]);LEN([.C$1]))=[.C$1];&quot;Yes&quot;;&quot;No&quot;)=IF(LEFT(TRIM([$Translations.$C153]);LEN([.C$1]))=[.C$1];&quot;Yes&quot;;&quot;No&quot;);&quot;&quot;;&quot;NO&quot;)">
            <text:p/>
          </table:table-cell>
          <table:table-cell table:formula="of:=IF(IF(LEFT(TRIM([$Translations.$B153]);LEN([.D$1]))=[.D$1];&quot;Yes&quot;;&quot;No&quot;)=IF(LEFT(TRIM([$Translations.$C153]);LEN([.D$1]))=[.D$1];&quot;Yes&quot;;&quot;No&quot;);&quot;&quot;;&quot;NO&quot;)">
            <text:p/>
          </table:table-cell>
          <table:table-cell table:formula="of:=IF(IF(LEFT(TRIM([$Translations.$B153]);LEN([.E$1]))=[.E$1];&quot;Yes&quot;;&quot;No&quot;)=IF(LEFT(TRIM([$Translations.$C153]);LEN([.E$1]))=[.E$1];&quot;Yes&quot;;&quot;No&quot;);&quot;&quot;;&quot;NO&quot;)">
            <text:p/>
          </table:table-cell>
          <table:table-cell table:formula="of:=IF(IF(LEFT(TRIM([$Translations.$B153]);LEN([.F$1]))=[.F$1];&quot;Yes&quot;;&quot;No&quot;)=IF(LEFT(TRIM([$Translations.$C153]);LEN([.F$1]))=[.F$1];&quot;Yes&quot;;&quot;No&quot;);&quot;&quot;;&quot;NO&quot;)">
            <text:p/>
          </table:table-cell>
          <table:table-cell table:formula="of:=IF(IF(LEFT(TRIM([$Translations.$B153]);LEN([.G$1]))=[.G$1];&quot;Yes&quot;;&quot;No&quot;)=IF(LEFT(TRIM([$Translations.$C153]);LEN([.G$1]))=[.G$1];&quot;Yes&quot;;&quot;No&quot;);&quot;&quot;;&quot;NO&quot;)">
            <text:p/>
          </table:table-cell>
        </table:table-row>
        <table:table-row table:style-name="ro8">
          <table:table-cell table:formula="of:=IF(IF(LEFT(TRIM([$Translations.$B154]);LEN([.A$1]))=[.A$1];&quot;Yes&quot;;&quot;No&quot;)=IF(LEFT(TRIM([$Translations.$C154]);LEN([.A$1]))=[.A$1];&quot;Yes&quot;;&quot;No&quot;);&quot;&quot;;&quot;NO&quot;)">
            <text:p/>
          </table:table-cell>
          <table:table-cell table:formula="of:=IF(IF(LEFT(TRIM([$Translations.$B154]);LEN([.B$1]))=[.B$1];&quot;Yes&quot;;&quot;No&quot;)=IF(LEFT(TRIM([$Translations.$C154]);LEN([.B$1]))=[.B$1];&quot;Yes&quot;;&quot;No&quot;);&quot;&quot;;&quot;NO&quot;)">
            <text:p/>
          </table:table-cell>
          <table:table-cell table:formula="of:=IF(IF(LEFT(TRIM([$Translations.$B154]);LEN([.C$1]))=[.C$1];&quot;Yes&quot;;&quot;No&quot;)=IF(LEFT(TRIM([$Translations.$C154]);LEN([.C$1]))=[.C$1];&quot;Yes&quot;;&quot;No&quot;);&quot;&quot;;&quot;NO&quot;)">
            <text:p/>
          </table:table-cell>
          <table:table-cell table:formula="of:=IF(IF(LEFT(TRIM([$Translations.$B154]);LEN([.D$1]))=[.D$1];&quot;Yes&quot;;&quot;No&quot;)=IF(LEFT(TRIM([$Translations.$C154]);LEN([.D$1]))=[.D$1];&quot;Yes&quot;;&quot;No&quot;);&quot;&quot;;&quot;NO&quot;)">
            <text:p/>
          </table:table-cell>
          <table:table-cell table:formula="of:=IF(IF(LEFT(TRIM([$Translations.$B154]);LEN([.E$1]))=[.E$1];&quot;Yes&quot;;&quot;No&quot;)=IF(LEFT(TRIM([$Translations.$C154]);LEN([.E$1]))=[.E$1];&quot;Yes&quot;;&quot;No&quot;);&quot;&quot;;&quot;NO&quot;)">
            <text:p/>
          </table:table-cell>
          <table:table-cell table:formula="of:=IF(IF(LEFT(TRIM([$Translations.$B154]);LEN([.F$1]))=[.F$1];&quot;Yes&quot;;&quot;No&quot;)=IF(LEFT(TRIM([$Translations.$C154]);LEN([.F$1]))=[.F$1];&quot;Yes&quot;;&quot;No&quot;);&quot;&quot;;&quot;NO&quot;)">
            <text:p/>
          </table:table-cell>
          <table:table-cell table:formula="of:=IF(IF(LEFT(TRIM([$Translations.$B154]);LEN([.G$1]))=[.G$1];&quot;Yes&quot;;&quot;No&quot;)=IF(LEFT(TRIM([$Translations.$C154]);LEN([.G$1]))=[.G$1];&quot;Yes&quot;;&quot;No&quot;);&quot;&quot;;&quot;NO&quot;)">
            <text:p/>
          </table:table-cell>
        </table:table-row>
        <table:table-row table:style-name="ro8">
          <table:table-cell table:formula="of:=IF(IF(LEFT(TRIM([$Translations.$B155]);LEN([.A$1]))=[.A$1];&quot;Yes&quot;;&quot;No&quot;)=IF(LEFT(TRIM([$Translations.$C155]);LEN([.A$1]))=[.A$1];&quot;Yes&quot;;&quot;No&quot;);&quot;&quot;;&quot;NO&quot;)">
            <text:p/>
          </table:table-cell>
          <table:table-cell table:formula="of:=IF(IF(LEFT(TRIM([$Translations.$B155]);LEN([.B$1]))=[.B$1];&quot;Yes&quot;;&quot;No&quot;)=IF(LEFT(TRIM([$Translations.$C155]);LEN([.B$1]))=[.B$1];&quot;Yes&quot;;&quot;No&quot;);&quot;&quot;;&quot;NO&quot;)">
            <text:p/>
          </table:table-cell>
          <table:table-cell table:formula="of:=IF(IF(LEFT(TRIM([$Translations.$B155]);LEN([.C$1]))=[.C$1];&quot;Yes&quot;;&quot;No&quot;)=IF(LEFT(TRIM([$Translations.$C155]);LEN([.C$1]))=[.C$1];&quot;Yes&quot;;&quot;No&quot;);&quot;&quot;;&quot;NO&quot;)">
            <text:p/>
          </table:table-cell>
          <table:table-cell table:formula="of:=IF(IF(LEFT(TRIM([$Translations.$B155]);LEN([.D$1]))=[.D$1];&quot;Yes&quot;;&quot;No&quot;)=IF(LEFT(TRIM([$Translations.$C155]);LEN([.D$1]))=[.D$1];&quot;Yes&quot;;&quot;No&quot;);&quot;&quot;;&quot;NO&quot;)">
            <text:p/>
          </table:table-cell>
          <table:table-cell table:formula="of:=IF(IF(LEFT(TRIM([$Translations.$B155]);LEN([.E$1]))=[.E$1];&quot;Yes&quot;;&quot;No&quot;)=IF(LEFT(TRIM([$Translations.$C155]);LEN([.E$1]))=[.E$1];&quot;Yes&quot;;&quot;No&quot;);&quot;&quot;;&quot;NO&quot;)">
            <text:p/>
          </table:table-cell>
          <table:table-cell table:formula="of:=IF(IF(LEFT(TRIM([$Translations.$B155]);LEN([.F$1]))=[.F$1];&quot;Yes&quot;;&quot;No&quot;)=IF(LEFT(TRIM([$Translations.$C155]);LEN([.F$1]))=[.F$1];&quot;Yes&quot;;&quot;No&quot;);&quot;&quot;;&quot;NO&quot;)">
            <text:p/>
          </table:table-cell>
          <table:table-cell table:formula="of:=IF(IF(LEFT(TRIM([$Translations.$B155]);LEN([.G$1]))=[.G$1];&quot;Yes&quot;;&quot;No&quot;)=IF(LEFT(TRIM([$Translations.$C155]);LEN([.G$1]))=[.G$1];&quot;Yes&quot;;&quot;No&quot;);&quot;&quot;;&quot;NO&quot;)">
            <text:p/>
          </table:table-cell>
        </table:table-row>
        <table:table-row table:style-name="ro8">
          <table:table-cell table:formula="of:=IF(IF(LEFT(TRIM([$Translations.$B156]);LEN([.A$1]))=[.A$1];&quot;Yes&quot;;&quot;No&quot;)=IF(LEFT(TRIM([$Translations.$C156]);LEN([.A$1]))=[.A$1];&quot;Yes&quot;;&quot;No&quot;);&quot;&quot;;&quot;NO&quot;)">
            <text:p/>
          </table:table-cell>
          <table:table-cell table:formula="of:=IF(IF(LEFT(TRIM([$Translations.$B156]);LEN([.B$1]))=[.B$1];&quot;Yes&quot;;&quot;No&quot;)=IF(LEFT(TRIM([$Translations.$C156]);LEN([.B$1]))=[.B$1];&quot;Yes&quot;;&quot;No&quot;);&quot;&quot;;&quot;NO&quot;)">
            <text:p/>
          </table:table-cell>
          <table:table-cell table:formula="of:=IF(IF(LEFT(TRIM([$Translations.$B156]);LEN([.C$1]))=[.C$1];&quot;Yes&quot;;&quot;No&quot;)=IF(LEFT(TRIM([$Translations.$C156]);LEN([.C$1]))=[.C$1];&quot;Yes&quot;;&quot;No&quot;);&quot;&quot;;&quot;NO&quot;)">
            <text:p/>
          </table:table-cell>
          <table:table-cell table:formula="of:=IF(IF(LEFT(TRIM([$Translations.$B156]);LEN([.D$1]))=[.D$1];&quot;Yes&quot;;&quot;No&quot;)=IF(LEFT(TRIM([$Translations.$C156]);LEN([.D$1]))=[.D$1];&quot;Yes&quot;;&quot;No&quot;);&quot;&quot;;&quot;NO&quot;)">
            <text:p/>
          </table:table-cell>
          <table:table-cell table:formula="of:=IF(IF(LEFT(TRIM([$Translations.$B156]);LEN([.E$1]))=[.E$1];&quot;Yes&quot;;&quot;No&quot;)=IF(LEFT(TRIM([$Translations.$C156]);LEN([.E$1]))=[.E$1];&quot;Yes&quot;;&quot;No&quot;);&quot;&quot;;&quot;NO&quot;)">
            <text:p/>
          </table:table-cell>
          <table:table-cell table:formula="of:=IF(IF(LEFT(TRIM([$Translations.$B156]);LEN([.F$1]))=[.F$1];&quot;Yes&quot;;&quot;No&quot;)=IF(LEFT(TRIM([$Translations.$C156]);LEN([.F$1]))=[.F$1];&quot;Yes&quot;;&quot;No&quot;);&quot;&quot;;&quot;NO&quot;)">
            <text:p/>
          </table:table-cell>
          <table:table-cell table:formula="of:=IF(IF(LEFT(TRIM([$Translations.$B156]);LEN([.G$1]))=[.G$1];&quot;Yes&quot;;&quot;No&quot;)=IF(LEFT(TRIM([$Translations.$C156]);LEN([.G$1]))=[.G$1];&quot;Yes&quot;;&quot;No&quot;);&quot;&quot;;&quot;NO&quot;)">
            <text:p/>
          </table:table-cell>
        </table:table-row>
        <table:table-row table:style-name="ro8">
          <table:table-cell table:formula="of:=IF(IF(LEFT(TRIM([$Translations.$B157]);LEN([.A$1]))=[.A$1];&quot;Yes&quot;;&quot;No&quot;)=IF(LEFT(TRIM([$Translations.$C157]);LEN([.A$1]))=[.A$1];&quot;Yes&quot;;&quot;No&quot;);&quot;&quot;;&quot;NO&quot;)">
            <text:p/>
          </table:table-cell>
          <table:table-cell table:formula="of:=IF(IF(LEFT(TRIM([$Translations.$B157]);LEN([.B$1]))=[.B$1];&quot;Yes&quot;;&quot;No&quot;)=IF(LEFT(TRIM([$Translations.$C157]);LEN([.B$1]))=[.B$1];&quot;Yes&quot;;&quot;No&quot;);&quot;&quot;;&quot;NO&quot;)">
            <text:p/>
          </table:table-cell>
          <table:table-cell table:formula="of:=IF(IF(LEFT(TRIM([$Translations.$B157]);LEN([.C$1]))=[.C$1];&quot;Yes&quot;;&quot;No&quot;)=IF(LEFT(TRIM([$Translations.$C157]);LEN([.C$1]))=[.C$1];&quot;Yes&quot;;&quot;No&quot;);&quot;&quot;;&quot;NO&quot;)">
            <text:p/>
          </table:table-cell>
          <table:table-cell table:formula="of:=IF(IF(LEFT(TRIM([$Translations.$B157]);LEN([.D$1]))=[.D$1];&quot;Yes&quot;;&quot;No&quot;)=IF(LEFT(TRIM([$Translations.$C157]);LEN([.D$1]))=[.D$1];&quot;Yes&quot;;&quot;No&quot;);&quot;&quot;;&quot;NO&quot;)">
            <text:p/>
          </table:table-cell>
          <table:table-cell table:formula="of:=IF(IF(LEFT(TRIM([$Translations.$B157]);LEN([.E$1]))=[.E$1];&quot;Yes&quot;;&quot;No&quot;)=IF(LEFT(TRIM([$Translations.$C157]);LEN([.E$1]))=[.E$1];&quot;Yes&quot;;&quot;No&quot;);&quot;&quot;;&quot;NO&quot;)">
            <text:p/>
          </table:table-cell>
          <table:table-cell table:formula="of:=IF(IF(LEFT(TRIM([$Translations.$B157]);LEN([.F$1]))=[.F$1];&quot;Yes&quot;;&quot;No&quot;)=IF(LEFT(TRIM([$Translations.$C157]);LEN([.F$1]))=[.F$1];&quot;Yes&quot;;&quot;No&quot;);&quot;&quot;;&quot;NO&quot;)">
            <text:p/>
          </table:table-cell>
          <table:table-cell table:formula="of:=IF(IF(LEFT(TRIM([$Translations.$B157]);LEN([.G$1]))=[.G$1];&quot;Yes&quot;;&quot;No&quot;)=IF(LEFT(TRIM([$Translations.$C157]);LEN([.G$1]))=[.G$1];&quot;Yes&quot;;&quot;No&quot;);&quot;&quot;;&quot;NO&quot;)">
            <text:p/>
          </table:table-cell>
        </table:table-row>
        <table:table-row table:style-name="ro8">
          <table:table-cell table:formula="of:=IF(IF(LEFT(TRIM([$Translations.$B158]);LEN([.A$1]))=[.A$1];&quot;Yes&quot;;&quot;No&quot;)=IF(LEFT(TRIM([$Translations.$C158]);LEN([.A$1]))=[.A$1];&quot;Yes&quot;;&quot;No&quot;);&quot;&quot;;&quot;NO&quot;)">
            <text:p/>
          </table:table-cell>
          <table:table-cell table:formula="of:=IF(IF(LEFT(TRIM([$Translations.$B158]);LEN([.B$1]))=[.B$1];&quot;Yes&quot;;&quot;No&quot;)=IF(LEFT(TRIM([$Translations.$C158]);LEN([.B$1]))=[.B$1];&quot;Yes&quot;;&quot;No&quot;);&quot;&quot;;&quot;NO&quot;)">
            <text:p/>
          </table:table-cell>
          <table:table-cell table:formula="of:=IF(IF(LEFT(TRIM([$Translations.$B158]);LEN([.C$1]))=[.C$1];&quot;Yes&quot;;&quot;No&quot;)=IF(LEFT(TRIM([$Translations.$C158]);LEN([.C$1]))=[.C$1];&quot;Yes&quot;;&quot;No&quot;);&quot;&quot;;&quot;NO&quot;)">
            <text:p/>
          </table:table-cell>
          <table:table-cell table:formula="of:=IF(IF(LEFT(TRIM([$Translations.$B158]);LEN([.D$1]))=[.D$1];&quot;Yes&quot;;&quot;No&quot;)=IF(LEFT(TRIM([$Translations.$C158]);LEN([.D$1]))=[.D$1];&quot;Yes&quot;;&quot;No&quot;);&quot;&quot;;&quot;NO&quot;)">
            <text:p/>
          </table:table-cell>
          <table:table-cell table:formula="of:=IF(IF(LEFT(TRIM([$Translations.$B158]);LEN([.E$1]))=[.E$1];&quot;Yes&quot;;&quot;No&quot;)=IF(LEFT(TRIM([$Translations.$C158]);LEN([.E$1]))=[.E$1];&quot;Yes&quot;;&quot;No&quot;);&quot;&quot;;&quot;NO&quot;)">
            <text:p/>
          </table:table-cell>
          <table:table-cell table:formula="of:=IF(IF(LEFT(TRIM([$Translations.$B158]);LEN([.F$1]))=[.F$1];&quot;Yes&quot;;&quot;No&quot;)=IF(LEFT(TRIM([$Translations.$C158]);LEN([.F$1]))=[.F$1];&quot;Yes&quot;;&quot;No&quot;);&quot;&quot;;&quot;NO&quot;)">
            <text:p/>
          </table:table-cell>
          <table:table-cell table:formula="of:=IF(IF(LEFT(TRIM([$Translations.$B158]);LEN([.G$1]))=[.G$1];&quot;Yes&quot;;&quot;No&quot;)=IF(LEFT(TRIM([$Translations.$C158]);LEN([.G$1]))=[.G$1];&quot;Yes&quot;;&quot;No&quot;);&quot;&quot;;&quot;NO&quot;)">
            <text:p/>
          </table:table-cell>
        </table:table-row>
        <table:table-row table:style-name="ro8">
          <table:table-cell table:formula="of:=IF(IF(LEFT(TRIM([$Translations.$B159]);LEN([.A$1]))=[.A$1];&quot;Yes&quot;;&quot;No&quot;)=IF(LEFT(TRIM([$Translations.$C159]);LEN([.A$1]))=[.A$1];&quot;Yes&quot;;&quot;No&quot;);&quot;&quot;;&quot;NO&quot;)">
            <text:p/>
          </table:table-cell>
          <table:table-cell table:formula="of:=IF(IF(LEFT(TRIM([$Translations.$B159]);LEN([.B$1]))=[.B$1];&quot;Yes&quot;;&quot;No&quot;)=IF(LEFT(TRIM([$Translations.$C159]);LEN([.B$1]))=[.B$1];&quot;Yes&quot;;&quot;No&quot;);&quot;&quot;;&quot;NO&quot;)">
            <text:p/>
          </table:table-cell>
          <table:table-cell table:formula="of:=IF(IF(LEFT(TRIM([$Translations.$B159]);LEN([.C$1]))=[.C$1];&quot;Yes&quot;;&quot;No&quot;)=IF(LEFT(TRIM([$Translations.$C159]);LEN([.C$1]))=[.C$1];&quot;Yes&quot;;&quot;No&quot;);&quot;&quot;;&quot;NO&quot;)">
            <text:p/>
          </table:table-cell>
          <table:table-cell table:formula="of:=IF(IF(LEFT(TRIM([$Translations.$B159]);LEN([.D$1]))=[.D$1];&quot;Yes&quot;;&quot;No&quot;)=IF(LEFT(TRIM([$Translations.$C159]);LEN([.D$1]))=[.D$1];&quot;Yes&quot;;&quot;No&quot;);&quot;&quot;;&quot;NO&quot;)">
            <text:p/>
          </table:table-cell>
          <table:table-cell table:formula="of:=IF(IF(LEFT(TRIM([$Translations.$B159]);LEN([.E$1]))=[.E$1];&quot;Yes&quot;;&quot;No&quot;)=IF(LEFT(TRIM([$Translations.$C159]);LEN([.E$1]))=[.E$1];&quot;Yes&quot;;&quot;No&quot;);&quot;&quot;;&quot;NO&quot;)">
            <text:p/>
          </table:table-cell>
          <table:table-cell table:formula="of:=IF(IF(LEFT(TRIM([$Translations.$B159]);LEN([.F$1]))=[.F$1];&quot;Yes&quot;;&quot;No&quot;)=IF(LEFT(TRIM([$Translations.$C159]);LEN([.F$1]))=[.F$1];&quot;Yes&quot;;&quot;No&quot;);&quot;&quot;;&quot;NO&quot;)">
            <text:p/>
          </table:table-cell>
          <table:table-cell table:formula="of:=IF(IF(LEFT(TRIM([$Translations.$B159]);LEN([.G$1]))=[.G$1];&quot;Yes&quot;;&quot;No&quot;)=IF(LEFT(TRIM([$Translations.$C159]);LEN([.G$1]))=[.G$1];&quot;Yes&quot;;&quot;No&quot;);&quot;&quot;;&quot;NO&quot;)">
            <text:p/>
          </table:table-cell>
        </table:table-row>
        <table:table-row table:style-name="ro8">
          <table:table-cell table:formula="of:=IF(IF(LEFT(TRIM([$Translations.$B160]);LEN([.A$1]))=[.A$1];&quot;Yes&quot;;&quot;No&quot;)=IF(LEFT(TRIM([$Translations.$C160]);LEN([.A$1]))=[.A$1];&quot;Yes&quot;;&quot;No&quot;);&quot;&quot;;&quot;NO&quot;)">
            <text:p/>
          </table:table-cell>
          <table:table-cell table:formula="of:=IF(IF(LEFT(TRIM([$Translations.$B160]);LEN([.B$1]))=[.B$1];&quot;Yes&quot;;&quot;No&quot;)=IF(LEFT(TRIM([$Translations.$C160]);LEN([.B$1]))=[.B$1];&quot;Yes&quot;;&quot;No&quot;);&quot;&quot;;&quot;NO&quot;)">
            <text:p/>
          </table:table-cell>
          <table:table-cell table:formula="of:=IF(IF(LEFT(TRIM([$Translations.$B160]);LEN([.C$1]))=[.C$1];&quot;Yes&quot;;&quot;No&quot;)=IF(LEFT(TRIM([$Translations.$C160]);LEN([.C$1]))=[.C$1];&quot;Yes&quot;;&quot;No&quot;);&quot;&quot;;&quot;NO&quot;)">
            <text:p/>
          </table:table-cell>
          <table:table-cell table:formula="of:=IF(IF(LEFT(TRIM([$Translations.$B160]);LEN([.D$1]))=[.D$1];&quot;Yes&quot;;&quot;No&quot;)=IF(LEFT(TRIM([$Translations.$C160]);LEN([.D$1]))=[.D$1];&quot;Yes&quot;;&quot;No&quot;);&quot;&quot;;&quot;NO&quot;)">
            <text:p/>
          </table:table-cell>
          <table:table-cell table:formula="of:=IF(IF(LEFT(TRIM([$Translations.$B160]);LEN([.E$1]))=[.E$1];&quot;Yes&quot;;&quot;No&quot;)=IF(LEFT(TRIM([$Translations.$C160]);LEN([.E$1]))=[.E$1];&quot;Yes&quot;;&quot;No&quot;);&quot;&quot;;&quot;NO&quot;)">
            <text:p/>
          </table:table-cell>
          <table:table-cell table:formula="of:=IF(IF(LEFT(TRIM([$Translations.$B160]);LEN([.F$1]))=[.F$1];&quot;Yes&quot;;&quot;No&quot;)=IF(LEFT(TRIM([$Translations.$C160]);LEN([.F$1]))=[.F$1];&quot;Yes&quot;;&quot;No&quot;);&quot;&quot;;&quot;NO&quot;)">
            <text:p/>
          </table:table-cell>
          <table:table-cell table:formula="of:=IF(IF(LEFT(TRIM([$Translations.$B160]);LEN([.G$1]))=[.G$1];&quot;Yes&quot;;&quot;No&quot;)=IF(LEFT(TRIM([$Translations.$C160]);LEN([.G$1]))=[.G$1];&quot;Yes&quot;;&quot;No&quot;);&quot;&quot;;&quot;NO&quot;)">
            <text:p/>
          </table:table-cell>
        </table:table-row>
        <table:table-row table:style-name="ro8">
          <table:table-cell table:formula="of:=IF(IF(LEFT(TRIM([$Translations.$B161]);LEN([.A$1]))=[.A$1];&quot;Yes&quot;;&quot;No&quot;)=IF(LEFT(TRIM([$Translations.$C161]);LEN([.A$1]))=[.A$1];&quot;Yes&quot;;&quot;No&quot;);&quot;&quot;;&quot;NO&quot;)">
            <text:p/>
          </table:table-cell>
          <table:table-cell table:formula="of:=IF(IF(LEFT(TRIM([$Translations.$B161]);LEN([.B$1]))=[.B$1];&quot;Yes&quot;;&quot;No&quot;)=IF(LEFT(TRIM([$Translations.$C161]);LEN([.B$1]))=[.B$1];&quot;Yes&quot;;&quot;No&quot;);&quot;&quot;;&quot;NO&quot;)">
            <text:p/>
          </table:table-cell>
          <table:table-cell table:formula="of:=IF(IF(LEFT(TRIM([$Translations.$B161]);LEN([.C$1]))=[.C$1];&quot;Yes&quot;;&quot;No&quot;)=IF(LEFT(TRIM([$Translations.$C161]);LEN([.C$1]))=[.C$1];&quot;Yes&quot;;&quot;No&quot;);&quot;&quot;;&quot;NO&quot;)">
            <text:p/>
          </table:table-cell>
          <table:table-cell table:formula="of:=IF(IF(LEFT(TRIM([$Translations.$B161]);LEN([.D$1]))=[.D$1];&quot;Yes&quot;;&quot;No&quot;)=IF(LEFT(TRIM([$Translations.$C161]);LEN([.D$1]))=[.D$1];&quot;Yes&quot;;&quot;No&quot;);&quot;&quot;;&quot;NO&quot;)">
            <text:p/>
          </table:table-cell>
          <table:table-cell table:formula="of:=IF(IF(LEFT(TRIM([$Translations.$B161]);LEN([.E$1]))=[.E$1];&quot;Yes&quot;;&quot;No&quot;)=IF(LEFT(TRIM([$Translations.$C161]);LEN([.E$1]))=[.E$1];&quot;Yes&quot;;&quot;No&quot;);&quot;&quot;;&quot;NO&quot;)">
            <text:p/>
          </table:table-cell>
          <table:table-cell table:formula="of:=IF(IF(LEFT(TRIM([$Translations.$B161]);LEN([.F$1]))=[.F$1];&quot;Yes&quot;;&quot;No&quot;)=IF(LEFT(TRIM([$Translations.$C161]);LEN([.F$1]))=[.F$1];&quot;Yes&quot;;&quot;No&quot;);&quot;&quot;;&quot;NO&quot;)">
            <text:p/>
          </table:table-cell>
          <table:table-cell table:formula="of:=IF(IF(LEFT(TRIM([$Translations.$B161]);LEN([.G$1]))=[.G$1];&quot;Yes&quot;;&quot;No&quot;)=IF(LEFT(TRIM([$Translations.$C161]);LEN([.G$1]))=[.G$1];&quot;Yes&quot;;&quot;No&quot;);&quot;&quot;;&quot;NO&quot;)">
            <text:p/>
          </table:table-cell>
        </table:table-row>
        <table:table-row table:style-name="ro8">
          <table:table-cell table:formula="of:=IF(IF(LEFT(TRIM([$Translations.$B162]);LEN([.A$1]))=[.A$1];&quot;Yes&quot;;&quot;No&quot;)=IF(LEFT(TRIM([$Translations.$C162]);LEN([.A$1]))=[.A$1];&quot;Yes&quot;;&quot;No&quot;);&quot;&quot;;&quot;NO&quot;)">
            <text:p/>
          </table:table-cell>
          <table:table-cell table:formula="of:=IF(IF(LEFT(TRIM([$Translations.$B162]);LEN([.B$1]))=[.B$1];&quot;Yes&quot;;&quot;No&quot;)=IF(LEFT(TRIM([$Translations.$C162]);LEN([.B$1]))=[.B$1];&quot;Yes&quot;;&quot;No&quot;);&quot;&quot;;&quot;NO&quot;)">
            <text:p/>
          </table:table-cell>
          <table:table-cell table:formula="of:=IF(IF(LEFT(TRIM([$Translations.$B162]);LEN([.C$1]))=[.C$1];&quot;Yes&quot;;&quot;No&quot;)=IF(LEFT(TRIM([$Translations.$C162]);LEN([.C$1]))=[.C$1];&quot;Yes&quot;;&quot;No&quot;);&quot;&quot;;&quot;NO&quot;)">
            <text:p/>
          </table:table-cell>
          <table:table-cell table:formula="of:=IF(IF(LEFT(TRIM([$Translations.$B162]);LEN([.D$1]))=[.D$1];&quot;Yes&quot;;&quot;No&quot;)=IF(LEFT(TRIM([$Translations.$C162]);LEN([.D$1]))=[.D$1];&quot;Yes&quot;;&quot;No&quot;);&quot;&quot;;&quot;NO&quot;)">
            <text:p/>
          </table:table-cell>
          <table:table-cell table:formula="of:=IF(IF(LEFT(TRIM([$Translations.$B162]);LEN([.E$1]))=[.E$1];&quot;Yes&quot;;&quot;No&quot;)=IF(LEFT(TRIM([$Translations.$C162]);LEN([.E$1]))=[.E$1];&quot;Yes&quot;;&quot;No&quot;);&quot;&quot;;&quot;NO&quot;)">
            <text:p/>
          </table:table-cell>
          <table:table-cell table:formula="of:=IF(IF(LEFT(TRIM([$Translations.$B162]);LEN([.F$1]))=[.F$1];&quot;Yes&quot;;&quot;No&quot;)=IF(LEFT(TRIM([$Translations.$C162]);LEN([.F$1]))=[.F$1];&quot;Yes&quot;;&quot;No&quot;);&quot;&quot;;&quot;NO&quot;)">
            <text:p/>
          </table:table-cell>
          <table:table-cell table:formula="of:=IF(IF(LEFT(TRIM([$Translations.$B162]);LEN([.G$1]))=[.G$1];&quot;Yes&quot;;&quot;No&quot;)=IF(LEFT(TRIM([$Translations.$C162]);LEN([.G$1]))=[.G$1];&quot;Yes&quot;;&quot;No&quot;);&quot;&quot;;&quot;NO&quot;)">
            <text:p/>
          </table:table-cell>
        </table:table-row>
        <table:table-row table:style-name="ro8">
          <table:table-cell table:formula="of:=IF(IF(LEFT(TRIM([$Translations.$B163]);LEN([.A$1]))=[.A$1];&quot;Yes&quot;;&quot;No&quot;)=IF(LEFT(TRIM([$Translations.$C163]);LEN([.A$1]))=[.A$1];&quot;Yes&quot;;&quot;No&quot;);&quot;&quot;;&quot;NO&quot;)">
            <text:p/>
          </table:table-cell>
          <table:table-cell table:formula="of:=IF(IF(LEFT(TRIM([$Translations.$B163]);LEN([.B$1]))=[.B$1];&quot;Yes&quot;;&quot;No&quot;)=IF(LEFT(TRIM([$Translations.$C163]);LEN([.B$1]))=[.B$1];&quot;Yes&quot;;&quot;No&quot;);&quot;&quot;;&quot;NO&quot;)">
            <text:p/>
          </table:table-cell>
          <table:table-cell table:formula="of:=IF(IF(LEFT(TRIM([$Translations.$B163]);LEN([.C$1]))=[.C$1];&quot;Yes&quot;;&quot;No&quot;)=IF(LEFT(TRIM([$Translations.$C163]);LEN([.C$1]))=[.C$1];&quot;Yes&quot;;&quot;No&quot;);&quot;&quot;;&quot;NO&quot;)">
            <text:p/>
          </table:table-cell>
          <table:table-cell table:formula="of:=IF(IF(LEFT(TRIM([$Translations.$B163]);LEN([.D$1]))=[.D$1];&quot;Yes&quot;;&quot;No&quot;)=IF(LEFT(TRIM([$Translations.$C163]);LEN([.D$1]))=[.D$1];&quot;Yes&quot;;&quot;No&quot;);&quot;&quot;;&quot;NO&quot;)">
            <text:p/>
          </table:table-cell>
          <table:table-cell table:formula="of:=IF(IF(LEFT(TRIM([$Translations.$B163]);LEN([.E$1]))=[.E$1];&quot;Yes&quot;;&quot;No&quot;)=IF(LEFT(TRIM([$Translations.$C163]);LEN([.E$1]))=[.E$1];&quot;Yes&quot;;&quot;No&quot;);&quot;&quot;;&quot;NO&quot;)">
            <text:p/>
          </table:table-cell>
          <table:table-cell table:formula="of:=IF(IF(LEFT(TRIM([$Translations.$B163]);LEN([.F$1]))=[.F$1];&quot;Yes&quot;;&quot;No&quot;)=IF(LEFT(TRIM([$Translations.$C163]);LEN([.F$1]))=[.F$1];&quot;Yes&quot;;&quot;No&quot;);&quot;&quot;;&quot;NO&quot;)">
            <text:p/>
          </table:table-cell>
          <table:table-cell table:formula="of:=IF(IF(LEFT(TRIM([$Translations.$B163]);LEN([.G$1]))=[.G$1];&quot;Yes&quot;;&quot;No&quot;)=IF(LEFT(TRIM([$Translations.$C163]);LEN([.G$1]))=[.G$1];&quot;Yes&quot;;&quot;No&quot;);&quot;&quot;;&quot;NO&quot;)">
            <text:p/>
          </table:table-cell>
        </table:table-row>
        <table:table-row table:style-name="ro8">
          <table:table-cell table:formula="of:=IF(IF(LEFT(TRIM([$Translations.$B164]);LEN([.A$1]))=[.A$1];&quot;Yes&quot;;&quot;No&quot;)=IF(LEFT(TRIM([$Translations.$C164]);LEN([.A$1]))=[.A$1];&quot;Yes&quot;;&quot;No&quot;);&quot;&quot;;&quot;NO&quot;)">
            <text:p/>
          </table:table-cell>
          <table:table-cell table:formula="of:=IF(IF(LEFT(TRIM([$Translations.$B164]);LEN([.B$1]))=[.B$1];&quot;Yes&quot;;&quot;No&quot;)=IF(LEFT(TRIM([$Translations.$C164]);LEN([.B$1]))=[.B$1];&quot;Yes&quot;;&quot;No&quot;);&quot;&quot;;&quot;NO&quot;)">
            <text:p/>
          </table:table-cell>
          <table:table-cell table:formula="of:=IF(IF(LEFT(TRIM([$Translations.$B164]);LEN([.C$1]))=[.C$1];&quot;Yes&quot;;&quot;No&quot;)=IF(LEFT(TRIM([$Translations.$C164]);LEN([.C$1]))=[.C$1];&quot;Yes&quot;;&quot;No&quot;);&quot;&quot;;&quot;NO&quot;)">
            <text:p/>
          </table:table-cell>
          <table:table-cell table:formula="of:=IF(IF(LEFT(TRIM([$Translations.$B164]);LEN([.D$1]))=[.D$1];&quot;Yes&quot;;&quot;No&quot;)=IF(LEFT(TRIM([$Translations.$C164]);LEN([.D$1]))=[.D$1];&quot;Yes&quot;;&quot;No&quot;);&quot;&quot;;&quot;NO&quot;)">
            <text:p/>
          </table:table-cell>
          <table:table-cell table:formula="of:=IF(IF(LEFT(TRIM([$Translations.$B164]);LEN([.E$1]))=[.E$1];&quot;Yes&quot;;&quot;No&quot;)=IF(LEFT(TRIM([$Translations.$C164]);LEN([.E$1]))=[.E$1];&quot;Yes&quot;;&quot;No&quot;);&quot;&quot;;&quot;NO&quot;)">
            <text:p/>
          </table:table-cell>
          <table:table-cell table:formula="of:=IF(IF(LEFT(TRIM([$Translations.$B164]);LEN([.F$1]))=[.F$1];&quot;Yes&quot;;&quot;No&quot;)=IF(LEFT(TRIM([$Translations.$C164]);LEN([.F$1]))=[.F$1];&quot;Yes&quot;;&quot;No&quot;);&quot;&quot;;&quot;NO&quot;)">
            <text:p/>
          </table:table-cell>
          <table:table-cell table:formula="of:=IF(IF(LEFT(TRIM([$Translations.$B164]);LEN([.G$1]))=[.G$1];&quot;Yes&quot;;&quot;No&quot;)=IF(LEFT(TRIM([$Translations.$C164]);LEN([.G$1]))=[.G$1];&quot;Yes&quot;;&quot;No&quot;);&quot;&quot;;&quot;NO&quot;)">
            <text:p/>
          </table:table-cell>
        </table:table-row>
        <table:table-row table:style-name="ro8">
          <table:table-cell table:formula="of:=IF(IF(LEFT(TRIM([$Translations.$B165]);LEN([.A$1]))=[.A$1];&quot;Yes&quot;;&quot;No&quot;)=IF(LEFT(TRIM([$Translations.$C165]);LEN([.A$1]))=[.A$1];&quot;Yes&quot;;&quot;No&quot;);&quot;&quot;;&quot;NO&quot;)">
            <text:p/>
          </table:table-cell>
          <table:table-cell table:formula="of:=IF(IF(LEFT(TRIM([$Translations.$B165]);LEN([.B$1]))=[.B$1];&quot;Yes&quot;;&quot;No&quot;)=IF(LEFT(TRIM([$Translations.$C165]);LEN([.B$1]))=[.B$1];&quot;Yes&quot;;&quot;No&quot;);&quot;&quot;;&quot;NO&quot;)">
            <text:p/>
          </table:table-cell>
          <table:table-cell table:formula="of:=IF(IF(LEFT(TRIM([$Translations.$B165]);LEN([.C$1]))=[.C$1];&quot;Yes&quot;;&quot;No&quot;)=IF(LEFT(TRIM([$Translations.$C165]);LEN([.C$1]))=[.C$1];&quot;Yes&quot;;&quot;No&quot;);&quot;&quot;;&quot;NO&quot;)">
            <text:p/>
          </table:table-cell>
          <table:table-cell table:formula="of:=IF(IF(LEFT(TRIM([$Translations.$B165]);LEN([.D$1]))=[.D$1];&quot;Yes&quot;;&quot;No&quot;)=IF(LEFT(TRIM([$Translations.$C165]);LEN([.D$1]))=[.D$1];&quot;Yes&quot;;&quot;No&quot;);&quot;&quot;;&quot;NO&quot;)">
            <text:p/>
          </table:table-cell>
          <table:table-cell table:formula="of:=IF(IF(LEFT(TRIM([$Translations.$B165]);LEN([.E$1]))=[.E$1];&quot;Yes&quot;;&quot;No&quot;)=IF(LEFT(TRIM([$Translations.$C165]);LEN([.E$1]))=[.E$1];&quot;Yes&quot;;&quot;No&quot;);&quot;&quot;;&quot;NO&quot;)">
            <text:p/>
          </table:table-cell>
          <table:table-cell table:formula="of:=IF(IF(LEFT(TRIM([$Translations.$B165]);LEN([.F$1]))=[.F$1];&quot;Yes&quot;;&quot;No&quot;)=IF(LEFT(TRIM([$Translations.$C165]);LEN([.F$1]))=[.F$1];&quot;Yes&quot;;&quot;No&quot;);&quot;&quot;;&quot;NO&quot;)">
            <text:p/>
          </table:table-cell>
          <table:table-cell table:formula="of:=IF(IF(LEFT(TRIM([$Translations.$B165]);LEN([.G$1]))=[.G$1];&quot;Yes&quot;;&quot;No&quot;)=IF(LEFT(TRIM([$Translations.$C165]);LEN([.G$1]))=[.G$1];&quot;Yes&quot;;&quot;No&quot;);&quot;&quot;;&quot;NO&quot;)">
            <text:p/>
          </table:table-cell>
        </table:table-row>
        <table:table-row table:style-name="ro8">
          <table:table-cell table:formula="of:=IF(IF(LEFT(TRIM([$Translations.$B166]);LEN([.A$1]))=[.A$1];&quot;Yes&quot;;&quot;No&quot;)=IF(LEFT(TRIM([$Translations.$C166]);LEN([.A$1]))=[.A$1];&quot;Yes&quot;;&quot;No&quot;);&quot;&quot;;&quot;NO&quot;)">
            <text:p/>
          </table:table-cell>
          <table:table-cell table:formula="of:=IF(IF(LEFT(TRIM([$Translations.$B166]);LEN([.B$1]))=[.B$1];&quot;Yes&quot;;&quot;No&quot;)=IF(LEFT(TRIM([$Translations.$C166]);LEN([.B$1]))=[.B$1];&quot;Yes&quot;;&quot;No&quot;);&quot;&quot;;&quot;NO&quot;)">
            <text:p/>
          </table:table-cell>
          <table:table-cell table:formula="of:=IF(IF(LEFT(TRIM([$Translations.$B166]);LEN([.C$1]))=[.C$1];&quot;Yes&quot;;&quot;No&quot;)=IF(LEFT(TRIM([$Translations.$C166]);LEN([.C$1]))=[.C$1];&quot;Yes&quot;;&quot;No&quot;);&quot;&quot;;&quot;NO&quot;)">
            <text:p/>
          </table:table-cell>
          <table:table-cell table:formula="of:=IF(IF(LEFT(TRIM([$Translations.$B166]);LEN([.D$1]))=[.D$1];&quot;Yes&quot;;&quot;No&quot;)=IF(LEFT(TRIM([$Translations.$C166]);LEN([.D$1]))=[.D$1];&quot;Yes&quot;;&quot;No&quot;);&quot;&quot;;&quot;NO&quot;)">
            <text:p/>
          </table:table-cell>
          <table:table-cell table:formula="of:=IF(IF(LEFT(TRIM([$Translations.$B166]);LEN([.E$1]))=[.E$1];&quot;Yes&quot;;&quot;No&quot;)=IF(LEFT(TRIM([$Translations.$C166]);LEN([.E$1]))=[.E$1];&quot;Yes&quot;;&quot;No&quot;);&quot;&quot;;&quot;NO&quot;)">
            <text:p/>
          </table:table-cell>
          <table:table-cell table:formula="of:=IF(IF(LEFT(TRIM([$Translations.$B166]);LEN([.F$1]))=[.F$1];&quot;Yes&quot;;&quot;No&quot;)=IF(LEFT(TRIM([$Translations.$C166]);LEN([.F$1]))=[.F$1];&quot;Yes&quot;;&quot;No&quot;);&quot;&quot;;&quot;NO&quot;)">
            <text:p/>
          </table:table-cell>
          <table:table-cell table:formula="of:=IF(IF(LEFT(TRIM([$Translations.$B166]);LEN([.G$1]))=[.G$1];&quot;Yes&quot;;&quot;No&quot;)=IF(LEFT(TRIM([$Translations.$C166]);LEN([.G$1]))=[.G$1];&quot;Yes&quot;;&quot;No&quot;);&quot;&quot;;&quot;NO&quot;)">
            <text:p/>
          </table:table-cell>
        </table:table-row>
        <table:table-row table:style-name="ro8">
          <table:table-cell table:formula="of:=IF(IF(LEFT(TRIM([$Translations.$B167]);LEN([.A$1]))=[.A$1];&quot;Yes&quot;;&quot;No&quot;)=IF(LEFT(TRIM([$Translations.$C167]);LEN([.A$1]))=[.A$1];&quot;Yes&quot;;&quot;No&quot;);&quot;&quot;;&quot;NO&quot;)">
            <text:p/>
          </table:table-cell>
          <table:table-cell table:formula="of:=IF(IF(LEFT(TRIM([$Translations.$B167]);LEN([.B$1]))=[.B$1];&quot;Yes&quot;;&quot;No&quot;)=IF(LEFT(TRIM([$Translations.$C167]);LEN([.B$1]))=[.B$1];&quot;Yes&quot;;&quot;No&quot;);&quot;&quot;;&quot;NO&quot;)">
            <text:p/>
          </table:table-cell>
          <table:table-cell table:formula="of:=IF(IF(LEFT(TRIM([$Translations.$B167]);LEN([.C$1]))=[.C$1];&quot;Yes&quot;;&quot;No&quot;)=IF(LEFT(TRIM([$Translations.$C167]);LEN([.C$1]))=[.C$1];&quot;Yes&quot;;&quot;No&quot;);&quot;&quot;;&quot;NO&quot;)">
            <text:p/>
          </table:table-cell>
          <table:table-cell table:formula="of:=IF(IF(LEFT(TRIM([$Translations.$B167]);LEN([.D$1]))=[.D$1];&quot;Yes&quot;;&quot;No&quot;)=IF(LEFT(TRIM([$Translations.$C167]);LEN([.D$1]))=[.D$1];&quot;Yes&quot;;&quot;No&quot;);&quot;&quot;;&quot;NO&quot;)">
            <text:p/>
          </table:table-cell>
          <table:table-cell table:formula="of:=IF(IF(LEFT(TRIM([$Translations.$B167]);LEN([.E$1]))=[.E$1];&quot;Yes&quot;;&quot;No&quot;)=IF(LEFT(TRIM([$Translations.$C167]);LEN([.E$1]))=[.E$1];&quot;Yes&quot;;&quot;No&quot;);&quot;&quot;;&quot;NO&quot;)">
            <text:p/>
          </table:table-cell>
          <table:table-cell table:formula="of:=IF(IF(LEFT(TRIM([$Translations.$B167]);LEN([.F$1]))=[.F$1];&quot;Yes&quot;;&quot;No&quot;)=IF(LEFT(TRIM([$Translations.$C167]);LEN([.F$1]))=[.F$1];&quot;Yes&quot;;&quot;No&quot;);&quot;&quot;;&quot;NO&quot;)">
            <text:p/>
          </table:table-cell>
          <table:table-cell table:formula="of:=IF(IF(LEFT(TRIM([$Translations.$B167]);LEN([.G$1]))=[.G$1];&quot;Yes&quot;;&quot;No&quot;)=IF(LEFT(TRIM([$Translations.$C167]);LEN([.G$1]))=[.G$1];&quot;Yes&quot;;&quot;No&quot;);&quot;&quot;;&quot;NO&quot;)">
            <text:p/>
          </table:table-cell>
        </table:table-row>
        <table:table-row table:style-name="ro8">
          <table:table-cell table:formula="of:=IF(IF(LEFT(TRIM([$Translations.$B168]);LEN([.A$1]))=[.A$1];&quot;Yes&quot;;&quot;No&quot;)=IF(LEFT(TRIM([$Translations.$C168]);LEN([.A$1]))=[.A$1];&quot;Yes&quot;;&quot;No&quot;);&quot;&quot;;&quot;NO&quot;)">
            <text:p/>
          </table:table-cell>
          <table:table-cell table:formula="of:=IF(IF(LEFT(TRIM([$Translations.$B168]);LEN([.B$1]))=[.B$1];&quot;Yes&quot;;&quot;No&quot;)=IF(LEFT(TRIM([$Translations.$C168]);LEN([.B$1]))=[.B$1];&quot;Yes&quot;;&quot;No&quot;);&quot;&quot;;&quot;NO&quot;)">
            <text:p/>
          </table:table-cell>
          <table:table-cell table:formula="of:=IF(IF(LEFT(TRIM([$Translations.$B168]);LEN([.C$1]))=[.C$1];&quot;Yes&quot;;&quot;No&quot;)=IF(LEFT(TRIM([$Translations.$C168]);LEN([.C$1]))=[.C$1];&quot;Yes&quot;;&quot;No&quot;);&quot;&quot;;&quot;NO&quot;)">
            <text:p/>
          </table:table-cell>
          <table:table-cell table:formula="of:=IF(IF(LEFT(TRIM([$Translations.$B168]);LEN([.D$1]))=[.D$1];&quot;Yes&quot;;&quot;No&quot;)=IF(LEFT(TRIM([$Translations.$C168]);LEN([.D$1]))=[.D$1];&quot;Yes&quot;;&quot;No&quot;);&quot;&quot;;&quot;NO&quot;)">
            <text:p/>
          </table:table-cell>
          <table:table-cell table:formula="of:=IF(IF(LEFT(TRIM([$Translations.$B168]);LEN([.E$1]))=[.E$1];&quot;Yes&quot;;&quot;No&quot;)=IF(LEFT(TRIM([$Translations.$C168]);LEN([.E$1]))=[.E$1];&quot;Yes&quot;;&quot;No&quot;);&quot;&quot;;&quot;NO&quot;)">
            <text:p/>
          </table:table-cell>
          <table:table-cell table:formula="of:=IF(IF(LEFT(TRIM([$Translations.$B168]);LEN([.F$1]))=[.F$1];&quot;Yes&quot;;&quot;No&quot;)=IF(LEFT(TRIM([$Translations.$C168]);LEN([.F$1]))=[.F$1];&quot;Yes&quot;;&quot;No&quot;);&quot;&quot;;&quot;NO&quot;)">
            <text:p/>
          </table:table-cell>
          <table:table-cell table:formula="of:=IF(IF(LEFT(TRIM([$Translations.$B168]);LEN([.G$1]))=[.G$1];&quot;Yes&quot;;&quot;No&quot;)=IF(LEFT(TRIM([$Translations.$C168]);LEN([.G$1]))=[.G$1];&quot;Yes&quot;;&quot;No&quot;);&quot;&quot;;&quot;NO&quot;)">
            <text:p/>
          </table:table-cell>
        </table:table-row>
        <table:table-row table:style-name="ro8">
          <table:table-cell table:formula="of:=IF(IF(LEFT(TRIM([$Translations.$B169]);LEN([.A$1]))=[.A$1];&quot;Yes&quot;;&quot;No&quot;)=IF(LEFT(TRIM([$Translations.$C169]);LEN([.A$1]))=[.A$1];&quot;Yes&quot;;&quot;No&quot;);&quot;&quot;;&quot;NO&quot;)">
            <text:p/>
          </table:table-cell>
          <table:table-cell table:formula="of:=IF(IF(LEFT(TRIM([$Translations.$B169]);LEN([.B$1]))=[.B$1];&quot;Yes&quot;;&quot;No&quot;)=IF(LEFT(TRIM([$Translations.$C169]);LEN([.B$1]))=[.B$1];&quot;Yes&quot;;&quot;No&quot;);&quot;&quot;;&quot;NO&quot;)">
            <text:p/>
          </table:table-cell>
          <table:table-cell table:formula="of:=IF(IF(LEFT(TRIM([$Translations.$B169]);LEN([.C$1]))=[.C$1];&quot;Yes&quot;;&quot;No&quot;)=IF(LEFT(TRIM([$Translations.$C169]);LEN([.C$1]))=[.C$1];&quot;Yes&quot;;&quot;No&quot;);&quot;&quot;;&quot;NO&quot;)">
            <text:p/>
          </table:table-cell>
          <table:table-cell table:formula="of:=IF(IF(LEFT(TRIM([$Translations.$B169]);LEN([.D$1]))=[.D$1];&quot;Yes&quot;;&quot;No&quot;)=IF(LEFT(TRIM([$Translations.$C169]);LEN([.D$1]))=[.D$1];&quot;Yes&quot;;&quot;No&quot;);&quot;&quot;;&quot;NO&quot;)">
            <text:p/>
          </table:table-cell>
          <table:table-cell table:formula="of:=IF(IF(LEFT(TRIM([$Translations.$B169]);LEN([.E$1]))=[.E$1];&quot;Yes&quot;;&quot;No&quot;)=IF(LEFT(TRIM([$Translations.$C169]);LEN([.E$1]))=[.E$1];&quot;Yes&quot;;&quot;No&quot;);&quot;&quot;;&quot;NO&quot;)">
            <text:p/>
          </table:table-cell>
          <table:table-cell table:formula="of:=IF(IF(LEFT(TRIM([$Translations.$B169]);LEN([.F$1]))=[.F$1];&quot;Yes&quot;;&quot;No&quot;)=IF(LEFT(TRIM([$Translations.$C169]);LEN([.F$1]))=[.F$1];&quot;Yes&quot;;&quot;No&quot;);&quot;&quot;;&quot;NO&quot;)">
            <text:p/>
          </table:table-cell>
          <table:table-cell table:formula="of:=IF(IF(LEFT(TRIM([$Translations.$B169]);LEN([.G$1]))=[.G$1];&quot;Yes&quot;;&quot;No&quot;)=IF(LEFT(TRIM([$Translations.$C169]);LEN([.G$1]))=[.G$1];&quot;Yes&quot;;&quot;No&quot;);&quot;&quot;;&quot;NO&quot;)">
            <text:p/>
          </table:table-cell>
        </table:table-row>
        <table:table-row table:style-name="ro8">
          <table:table-cell table:formula="of:=IF(IF(LEFT(TRIM([$Translations.$B170]);LEN([.A$1]))=[.A$1];&quot;Yes&quot;;&quot;No&quot;)=IF(LEFT(TRIM([$Translations.$C170]);LEN([.A$1]))=[.A$1];&quot;Yes&quot;;&quot;No&quot;);&quot;&quot;;&quot;NO&quot;)">
            <text:p/>
          </table:table-cell>
          <table:table-cell table:formula="of:=IF(IF(LEFT(TRIM([$Translations.$B170]);LEN([.B$1]))=[.B$1];&quot;Yes&quot;;&quot;No&quot;)=IF(LEFT(TRIM([$Translations.$C170]);LEN([.B$1]))=[.B$1];&quot;Yes&quot;;&quot;No&quot;);&quot;&quot;;&quot;NO&quot;)">
            <text:p/>
          </table:table-cell>
          <table:table-cell table:formula="of:=IF(IF(LEFT(TRIM([$Translations.$B170]);LEN([.C$1]))=[.C$1];&quot;Yes&quot;;&quot;No&quot;)=IF(LEFT(TRIM([$Translations.$C170]);LEN([.C$1]))=[.C$1];&quot;Yes&quot;;&quot;No&quot;);&quot;&quot;;&quot;NO&quot;)">
            <text:p/>
          </table:table-cell>
          <table:table-cell table:formula="of:=IF(IF(LEFT(TRIM([$Translations.$B170]);LEN([.D$1]))=[.D$1];&quot;Yes&quot;;&quot;No&quot;)=IF(LEFT(TRIM([$Translations.$C170]);LEN([.D$1]))=[.D$1];&quot;Yes&quot;;&quot;No&quot;);&quot;&quot;;&quot;NO&quot;)">
            <text:p/>
          </table:table-cell>
          <table:table-cell table:formula="of:=IF(IF(LEFT(TRIM([$Translations.$B170]);LEN([.E$1]))=[.E$1];&quot;Yes&quot;;&quot;No&quot;)=IF(LEFT(TRIM([$Translations.$C170]);LEN([.E$1]))=[.E$1];&quot;Yes&quot;;&quot;No&quot;);&quot;&quot;;&quot;NO&quot;)">
            <text:p/>
          </table:table-cell>
          <table:table-cell table:formula="of:=IF(IF(LEFT(TRIM([$Translations.$B170]);LEN([.F$1]))=[.F$1];&quot;Yes&quot;;&quot;No&quot;)=IF(LEFT(TRIM([$Translations.$C170]);LEN([.F$1]))=[.F$1];&quot;Yes&quot;;&quot;No&quot;);&quot;&quot;;&quot;NO&quot;)">
            <text:p/>
          </table:table-cell>
          <table:table-cell table:formula="of:=IF(IF(LEFT(TRIM([$Translations.$B170]);LEN([.G$1]))=[.G$1];&quot;Yes&quot;;&quot;No&quot;)=IF(LEFT(TRIM([$Translations.$C170]);LEN([.G$1]))=[.G$1];&quot;Yes&quot;;&quot;No&quot;);&quot;&quot;;&quot;NO&quot;)">
            <text:p/>
          </table:table-cell>
        </table:table-row>
        <table:table-row table:style-name="ro8">
          <table:table-cell table:formula="of:=IF(IF(LEFT(TRIM([$Translations.$B171]);LEN([.A$1]))=[.A$1];&quot;Yes&quot;;&quot;No&quot;)=IF(LEFT(TRIM([$Translations.$C171]);LEN([.A$1]))=[.A$1];&quot;Yes&quot;;&quot;No&quot;);&quot;&quot;;&quot;NO&quot;)">
            <text:p/>
          </table:table-cell>
          <table:table-cell table:formula="of:=IF(IF(LEFT(TRIM([$Translations.$B171]);LEN([.B$1]))=[.B$1];&quot;Yes&quot;;&quot;No&quot;)=IF(LEFT(TRIM([$Translations.$C171]);LEN([.B$1]))=[.B$1];&quot;Yes&quot;;&quot;No&quot;);&quot;&quot;;&quot;NO&quot;)">
            <text:p/>
          </table:table-cell>
          <table:table-cell table:formula="of:=IF(IF(LEFT(TRIM([$Translations.$B171]);LEN([.C$1]))=[.C$1];&quot;Yes&quot;;&quot;No&quot;)=IF(LEFT(TRIM([$Translations.$C171]);LEN([.C$1]))=[.C$1];&quot;Yes&quot;;&quot;No&quot;);&quot;&quot;;&quot;NO&quot;)">
            <text:p/>
          </table:table-cell>
          <table:table-cell table:formula="of:=IF(IF(LEFT(TRIM([$Translations.$B171]);LEN([.D$1]))=[.D$1];&quot;Yes&quot;;&quot;No&quot;)=IF(LEFT(TRIM([$Translations.$C171]);LEN([.D$1]))=[.D$1];&quot;Yes&quot;;&quot;No&quot;);&quot;&quot;;&quot;NO&quot;)">
            <text:p/>
          </table:table-cell>
          <table:table-cell table:formula="of:=IF(IF(LEFT(TRIM([$Translations.$B171]);LEN([.E$1]))=[.E$1];&quot;Yes&quot;;&quot;No&quot;)=IF(LEFT(TRIM([$Translations.$C171]);LEN([.E$1]))=[.E$1];&quot;Yes&quot;;&quot;No&quot;);&quot;&quot;;&quot;NO&quot;)">
            <text:p/>
          </table:table-cell>
          <table:table-cell table:formula="of:=IF(IF(LEFT(TRIM([$Translations.$B171]);LEN([.F$1]))=[.F$1];&quot;Yes&quot;;&quot;No&quot;)=IF(LEFT(TRIM([$Translations.$C171]);LEN([.F$1]))=[.F$1];&quot;Yes&quot;;&quot;No&quot;);&quot;&quot;;&quot;NO&quot;)">
            <text:p/>
          </table:table-cell>
          <table:table-cell table:formula="of:=IF(IF(LEFT(TRIM([$Translations.$B171]);LEN([.G$1]))=[.G$1];&quot;Yes&quot;;&quot;No&quot;)=IF(LEFT(TRIM([$Translations.$C171]);LEN([.G$1]))=[.G$1];&quot;Yes&quot;;&quot;No&quot;);&quot;&quot;;&quot;NO&quot;)">
            <text:p/>
          </table:table-cell>
        </table:table-row>
        <table:table-row table:style-name="ro8">
          <table:table-cell table:formula="of:=IF(IF(LEFT(TRIM([$Translations.$B172]);LEN([.A$1]))=[.A$1];&quot;Yes&quot;;&quot;No&quot;)=IF(LEFT(TRIM([$Translations.$C172]);LEN([.A$1]))=[.A$1];&quot;Yes&quot;;&quot;No&quot;);&quot;&quot;;&quot;NO&quot;)">
            <text:p/>
          </table:table-cell>
          <table:table-cell table:formula="of:=IF(IF(LEFT(TRIM([$Translations.$B172]);LEN([.B$1]))=[.B$1];&quot;Yes&quot;;&quot;No&quot;)=IF(LEFT(TRIM([$Translations.$C172]);LEN([.B$1]))=[.B$1];&quot;Yes&quot;;&quot;No&quot;);&quot;&quot;;&quot;NO&quot;)">
            <text:p/>
          </table:table-cell>
          <table:table-cell table:formula="of:=IF(IF(LEFT(TRIM([$Translations.$B172]);LEN([.C$1]))=[.C$1];&quot;Yes&quot;;&quot;No&quot;)=IF(LEFT(TRIM([$Translations.$C172]);LEN([.C$1]))=[.C$1];&quot;Yes&quot;;&quot;No&quot;);&quot;&quot;;&quot;NO&quot;)">
            <text:p/>
          </table:table-cell>
          <table:table-cell table:formula="of:=IF(IF(LEFT(TRIM([$Translations.$B172]);LEN([.D$1]))=[.D$1];&quot;Yes&quot;;&quot;No&quot;)=IF(LEFT(TRIM([$Translations.$C172]);LEN([.D$1]))=[.D$1];&quot;Yes&quot;;&quot;No&quot;);&quot;&quot;;&quot;NO&quot;)">
            <text:p/>
          </table:table-cell>
          <table:table-cell table:formula="of:=IF(IF(LEFT(TRIM([$Translations.$B172]);LEN([.E$1]))=[.E$1];&quot;Yes&quot;;&quot;No&quot;)=IF(LEFT(TRIM([$Translations.$C172]);LEN([.E$1]))=[.E$1];&quot;Yes&quot;;&quot;No&quot;);&quot;&quot;;&quot;NO&quot;)">
            <text:p/>
          </table:table-cell>
          <table:table-cell table:formula="of:=IF(IF(LEFT(TRIM([$Translations.$B172]);LEN([.F$1]))=[.F$1];&quot;Yes&quot;;&quot;No&quot;)=IF(LEFT(TRIM([$Translations.$C172]);LEN([.F$1]))=[.F$1];&quot;Yes&quot;;&quot;No&quot;);&quot;&quot;;&quot;NO&quot;)">
            <text:p/>
          </table:table-cell>
          <table:table-cell table:formula="of:=IF(IF(LEFT(TRIM([$Translations.$B172]);LEN([.G$1]))=[.G$1];&quot;Yes&quot;;&quot;No&quot;)=IF(LEFT(TRIM([$Translations.$C172]);LEN([.G$1]))=[.G$1];&quot;Yes&quot;;&quot;No&quot;);&quot;&quot;;&quot;NO&quot;)">
            <text:p/>
          </table:table-cell>
        </table:table-row>
        <table:table-row table:style-name="ro8">
          <table:table-cell table:formula="of:=IF(IF(LEFT(TRIM([$Translations.$B173]);LEN([.A$1]))=[.A$1];&quot;Yes&quot;;&quot;No&quot;)=IF(LEFT(TRIM([$Translations.$C173]);LEN([.A$1]))=[.A$1];&quot;Yes&quot;;&quot;No&quot;);&quot;&quot;;&quot;NO&quot;)">
            <text:p/>
          </table:table-cell>
          <table:table-cell table:formula="of:=IF(IF(LEFT(TRIM([$Translations.$B173]);LEN([.B$1]))=[.B$1];&quot;Yes&quot;;&quot;No&quot;)=IF(LEFT(TRIM([$Translations.$C173]);LEN([.B$1]))=[.B$1];&quot;Yes&quot;;&quot;No&quot;);&quot;&quot;;&quot;NO&quot;)">
            <text:p/>
          </table:table-cell>
          <table:table-cell table:formula="of:=IF(IF(LEFT(TRIM([$Translations.$B173]);LEN([.C$1]))=[.C$1];&quot;Yes&quot;;&quot;No&quot;)=IF(LEFT(TRIM([$Translations.$C173]);LEN([.C$1]))=[.C$1];&quot;Yes&quot;;&quot;No&quot;);&quot;&quot;;&quot;NO&quot;)">
            <text:p/>
          </table:table-cell>
          <table:table-cell table:formula="of:=IF(IF(LEFT(TRIM([$Translations.$B173]);LEN([.D$1]))=[.D$1];&quot;Yes&quot;;&quot;No&quot;)=IF(LEFT(TRIM([$Translations.$C173]);LEN([.D$1]))=[.D$1];&quot;Yes&quot;;&quot;No&quot;);&quot;&quot;;&quot;NO&quot;)">
            <text:p/>
          </table:table-cell>
          <table:table-cell table:formula="of:=IF(IF(LEFT(TRIM([$Translations.$B173]);LEN([.E$1]))=[.E$1];&quot;Yes&quot;;&quot;No&quot;)=IF(LEFT(TRIM([$Translations.$C173]);LEN([.E$1]))=[.E$1];&quot;Yes&quot;;&quot;No&quot;);&quot;&quot;;&quot;NO&quot;)">
            <text:p/>
          </table:table-cell>
          <table:table-cell table:formula="of:=IF(IF(LEFT(TRIM([$Translations.$B173]);LEN([.F$1]))=[.F$1];&quot;Yes&quot;;&quot;No&quot;)=IF(LEFT(TRIM([$Translations.$C173]);LEN([.F$1]))=[.F$1];&quot;Yes&quot;;&quot;No&quot;);&quot;&quot;;&quot;NO&quot;)">
            <text:p/>
          </table:table-cell>
          <table:table-cell table:formula="of:=IF(IF(LEFT(TRIM([$Translations.$B173]);LEN([.G$1]))=[.G$1];&quot;Yes&quot;;&quot;No&quot;)=IF(LEFT(TRIM([$Translations.$C173]);LEN([.G$1]))=[.G$1];&quot;Yes&quot;;&quot;No&quot;);&quot;&quot;;&quot;NO&quot;)">
            <text:p/>
          </table:table-cell>
        </table:table-row>
        <table:table-row table:style-name="ro8">
          <table:table-cell table:formula="of:=IF(IF(LEFT(TRIM([$Translations.$B174]);LEN([.A$1]))=[.A$1];&quot;Yes&quot;;&quot;No&quot;)=IF(LEFT(TRIM([$Translations.$C174]);LEN([.A$1]))=[.A$1];&quot;Yes&quot;;&quot;No&quot;);&quot;&quot;;&quot;NO&quot;)">
            <text:p/>
          </table:table-cell>
          <table:table-cell table:formula="of:=IF(IF(LEFT(TRIM([$Translations.$B174]);LEN([.B$1]))=[.B$1];&quot;Yes&quot;;&quot;No&quot;)=IF(LEFT(TRIM([$Translations.$C174]);LEN([.B$1]))=[.B$1];&quot;Yes&quot;;&quot;No&quot;);&quot;&quot;;&quot;NO&quot;)">
            <text:p/>
          </table:table-cell>
          <table:table-cell table:formula="of:=IF(IF(LEFT(TRIM([$Translations.$B174]);LEN([.C$1]))=[.C$1];&quot;Yes&quot;;&quot;No&quot;)=IF(LEFT(TRIM([$Translations.$C174]);LEN([.C$1]))=[.C$1];&quot;Yes&quot;;&quot;No&quot;);&quot;&quot;;&quot;NO&quot;)">
            <text:p/>
          </table:table-cell>
          <table:table-cell table:formula="of:=IF(IF(LEFT(TRIM([$Translations.$B174]);LEN([.D$1]))=[.D$1];&quot;Yes&quot;;&quot;No&quot;)=IF(LEFT(TRIM([$Translations.$C174]);LEN([.D$1]))=[.D$1];&quot;Yes&quot;;&quot;No&quot;);&quot;&quot;;&quot;NO&quot;)">
            <text:p/>
          </table:table-cell>
          <table:table-cell table:formula="of:=IF(IF(LEFT(TRIM([$Translations.$B174]);LEN([.E$1]))=[.E$1];&quot;Yes&quot;;&quot;No&quot;)=IF(LEFT(TRIM([$Translations.$C174]);LEN([.E$1]))=[.E$1];&quot;Yes&quot;;&quot;No&quot;);&quot;&quot;;&quot;NO&quot;)">
            <text:p/>
          </table:table-cell>
          <table:table-cell table:formula="of:=IF(IF(LEFT(TRIM([$Translations.$B174]);LEN([.F$1]))=[.F$1];&quot;Yes&quot;;&quot;No&quot;)=IF(LEFT(TRIM([$Translations.$C174]);LEN([.F$1]))=[.F$1];&quot;Yes&quot;;&quot;No&quot;);&quot;&quot;;&quot;NO&quot;)">
            <text:p/>
          </table:table-cell>
          <table:table-cell table:formula="of:=IF(IF(LEFT(TRIM([$Translations.$B174]);LEN([.G$1]))=[.G$1];&quot;Yes&quot;;&quot;No&quot;)=IF(LEFT(TRIM([$Translations.$C174]);LEN([.G$1]))=[.G$1];&quot;Yes&quot;;&quot;No&quot;);&quot;&quot;;&quot;NO&quot;)">
            <text:p/>
          </table:table-cell>
        </table:table-row>
        <table:table-row table:style-name="ro8">
          <table:table-cell table:formula="of:=IF(IF(LEFT(TRIM([$Translations.$B175]);LEN([.A$1]))=[.A$1];&quot;Yes&quot;;&quot;No&quot;)=IF(LEFT(TRIM([$Translations.$C175]);LEN([.A$1]))=[.A$1];&quot;Yes&quot;;&quot;No&quot;);&quot;&quot;;&quot;NO&quot;)">
            <text:p/>
          </table:table-cell>
          <table:table-cell table:formula="of:=IF(IF(LEFT(TRIM([$Translations.$B175]);LEN([.B$1]))=[.B$1];&quot;Yes&quot;;&quot;No&quot;)=IF(LEFT(TRIM([$Translations.$C175]);LEN([.B$1]))=[.B$1];&quot;Yes&quot;;&quot;No&quot;);&quot;&quot;;&quot;NO&quot;)">
            <text:p/>
          </table:table-cell>
          <table:table-cell table:formula="of:=IF(IF(LEFT(TRIM([$Translations.$B175]);LEN([.C$1]))=[.C$1];&quot;Yes&quot;;&quot;No&quot;)=IF(LEFT(TRIM([$Translations.$C175]);LEN([.C$1]))=[.C$1];&quot;Yes&quot;;&quot;No&quot;);&quot;&quot;;&quot;NO&quot;)">
            <text:p/>
          </table:table-cell>
          <table:table-cell table:formula="of:=IF(IF(LEFT(TRIM([$Translations.$B175]);LEN([.D$1]))=[.D$1];&quot;Yes&quot;;&quot;No&quot;)=IF(LEFT(TRIM([$Translations.$C175]);LEN([.D$1]))=[.D$1];&quot;Yes&quot;;&quot;No&quot;);&quot;&quot;;&quot;NO&quot;)">
            <text:p/>
          </table:table-cell>
          <table:table-cell table:formula="of:=IF(IF(LEFT(TRIM([$Translations.$B175]);LEN([.E$1]))=[.E$1];&quot;Yes&quot;;&quot;No&quot;)=IF(LEFT(TRIM([$Translations.$C175]);LEN([.E$1]))=[.E$1];&quot;Yes&quot;;&quot;No&quot;);&quot;&quot;;&quot;NO&quot;)">
            <text:p/>
          </table:table-cell>
          <table:table-cell table:formula="of:=IF(IF(LEFT(TRIM([$Translations.$B175]);LEN([.F$1]))=[.F$1];&quot;Yes&quot;;&quot;No&quot;)=IF(LEFT(TRIM([$Translations.$C175]);LEN([.F$1]))=[.F$1];&quot;Yes&quot;;&quot;No&quot;);&quot;&quot;;&quot;NO&quot;)">
            <text:p/>
          </table:table-cell>
          <table:table-cell table:formula="of:=IF(IF(LEFT(TRIM([$Translations.$B175]);LEN([.G$1]))=[.G$1];&quot;Yes&quot;;&quot;No&quot;)=IF(LEFT(TRIM([$Translations.$C175]);LEN([.G$1]))=[.G$1];&quot;Yes&quot;;&quot;No&quot;);&quot;&quot;;&quot;NO&quot;)">
            <text:p/>
          </table:table-cell>
        </table:table-row>
        <table:table-row table:style-name="ro8">
          <table:table-cell table:formula="of:=IF(IF(LEFT(TRIM([$Translations.$B176]);LEN([.A$1]))=[.A$1];&quot;Yes&quot;;&quot;No&quot;)=IF(LEFT(TRIM([$Translations.$C176]);LEN([.A$1]))=[.A$1];&quot;Yes&quot;;&quot;No&quot;);&quot;&quot;;&quot;NO&quot;)">
            <text:p/>
          </table:table-cell>
          <table:table-cell table:formula="of:=IF(IF(LEFT(TRIM([$Translations.$B176]);LEN([.B$1]))=[.B$1];&quot;Yes&quot;;&quot;No&quot;)=IF(LEFT(TRIM([$Translations.$C176]);LEN([.B$1]))=[.B$1];&quot;Yes&quot;;&quot;No&quot;);&quot;&quot;;&quot;NO&quot;)">
            <text:p/>
          </table:table-cell>
          <table:table-cell table:formula="of:=IF(IF(LEFT(TRIM([$Translations.$B176]);LEN([.C$1]))=[.C$1];&quot;Yes&quot;;&quot;No&quot;)=IF(LEFT(TRIM([$Translations.$C176]);LEN([.C$1]))=[.C$1];&quot;Yes&quot;;&quot;No&quot;);&quot;&quot;;&quot;NO&quot;)">
            <text:p/>
          </table:table-cell>
          <table:table-cell table:formula="of:=IF(IF(LEFT(TRIM([$Translations.$B176]);LEN([.D$1]))=[.D$1];&quot;Yes&quot;;&quot;No&quot;)=IF(LEFT(TRIM([$Translations.$C176]);LEN([.D$1]))=[.D$1];&quot;Yes&quot;;&quot;No&quot;);&quot;&quot;;&quot;NO&quot;)">
            <text:p/>
          </table:table-cell>
          <table:table-cell table:formula="of:=IF(IF(LEFT(TRIM([$Translations.$B176]);LEN([.E$1]))=[.E$1];&quot;Yes&quot;;&quot;No&quot;)=IF(LEFT(TRIM([$Translations.$C176]);LEN([.E$1]))=[.E$1];&quot;Yes&quot;;&quot;No&quot;);&quot;&quot;;&quot;NO&quot;)">
            <text:p/>
          </table:table-cell>
          <table:table-cell table:formula="of:=IF(IF(LEFT(TRIM([$Translations.$B176]);LEN([.F$1]))=[.F$1];&quot;Yes&quot;;&quot;No&quot;)=IF(LEFT(TRIM([$Translations.$C176]);LEN([.F$1]))=[.F$1];&quot;Yes&quot;;&quot;No&quot;);&quot;&quot;;&quot;NO&quot;)">
            <text:p/>
          </table:table-cell>
          <table:table-cell table:formula="of:=IF(IF(LEFT(TRIM([$Translations.$B176]);LEN([.G$1]))=[.G$1];&quot;Yes&quot;;&quot;No&quot;)=IF(LEFT(TRIM([$Translations.$C176]);LEN([.G$1]))=[.G$1];&quot;Yes&quot;;&quot;No&quot;);&quot;&quot;;&quot;NO&quot;)">
            <text:p/>
          </table:table-cell>
        </table:table-row>
        <table:table-row table:style-name="ro8">
          <table:table-cell table:formula="of:=IF(IF(LEFT(TRIM([$Translations.$B177]);LEN([.A$1]))=[.A$1];&quot;Yes&quot;;&quot;No&quot;)=IF(LEFT(TRIM([$Translations.$C177]);LEN([.A$1]))=[.A$1];&quot;Yes&quot;;&quot;No&quot;);&quot;&quot;;&quot;NO&quot;)">
            <text:p/>
          </table:table-cell>
          <table:table-cell table:formula="of:=IF(IF(LEFT(TRIM([$Translations.$B177]);LEN([.B$1]))=[.B$1];&quot;Yes&quot;;&quot;No&quot;)=IF(LEFT(TRIM([$Translations.$C177]);LEN([.B$1]))=[.B$1];&quot;Yes&quot;;&quot;No&quot;);&quot;&quot;;&quot;NO&quot;)">
            <text:p/>
          </table:table-cell>
          <table:table-cell table:formula="of:=IF(IF(LEFT(TRIM([$Translations.$B177]);LEN([.C$1]))=[.C$1];&quot;Yes&quot;;&quot;No&quot;)=IF(LEFT(TRIM([$Translations.$C177]);LEN([.C$1]))=[.C$1];&quot;Yes&quot;;&quot;No&quot;);&quot;&quot;;&quot;NO&quot;)">
            <text:p/>
          </table:table-cell>
          <table:table-cell table:formula="of:=IF(IF(LEFT(TRIM([$Translations.$B177]);LEN([.D$1]))=[.D$1];&quot;Yes&quot;;&quot;No&quot;)=IF(LEFT(TRIM([$Translations.$C177]);LEN([.D$1]))=[.D$1];&quot;Yes&quot;;&quot;No&quot;);&quot;&quot;;&quot;NO&quot;)">
            <text:p/>
          </table:table-cell>
          <table:table-cell table:formula="of:=IF(IF(LEFT(TRIM([$Translations.$B177]);LEN([.E$1]))=[.E$1];&quot;Yes&quot;;&quot;No&quot;)=IF(LEFT(TRIM([$Translations.$C177]);LEN([.E$1]))=[.E$1];&quot;Yes&quot;;&quot;No&quot;);&quot;&quot;;&quot;NO&quot;)">
            <text:p/>
          </table:table-cell>
          <table:table-cell table:formula="of:=IF(IF(LEFT(TRIM([$Translations.$B177]);LEN([.F$1]))=[.F$1];&quot;Yes&quot;;&quot;No&quot;)=IF(LEFT(TRIM([$Translations.$C177]);LEN([.F$1]))=[.F$1];&quot;Yes&quot;;&quot;No&quot;);&quot;&quot;;&quot;NO&quot;)">
            <text:p/>
          </table:table-cell>
          <table:table-cell table:formula="of:=IF(IF(LEFT(TRIM([$Translations.$B177]);LEN([.G$1]))=[.G$1];&quot;Yes&quot;;&quot;No&quot;)=IF(LEFT(TRIM([$Translations.$C177]);LEN([.G$1]))=[.G$1];&quot;Yes&quot;;&quot;No&quot;);&quot;&quot;;&quot;NO&quot;)">
            <text:p/>
          </table:table-cell>
        </table:table-row>
        <table:table-row table:style-name="ro8">
          <table:table-cell table:formula="of:=IF(IF(LEFT(TRIM([$Translations.$B178]);LEN([.A$1]))=[.A$1];&quot;Yes&quot;;&quot;No&quot;)=IF(LEFT(TRIM([$Translations.$C178]);LEN([.A$1]))=[.A$1];&quot;Yes&quot;;&quot;No&quot;);&quot;&quot;;&quot;NO&quot;)">
            <text:p/>
          </table:table-cell>
          <table:table-cell table:formula="of:=IF(IF(LEFT(TRIM([$Translations.$B178]);LEN([.B$1]))=[.B$1];&quot;Yes&quot;;&quot;No&quot;)=IF(LEFT(TRIM([$Translations.$C178]);LEN([.B$1]))=[.B$1];&quot;Yes&quot;;&quot;No&quot;);&quot;&quot;;&quot;NO&quot;)">
            <text:p/>
          </table:table-cell>
          <table:table-cell table:formula="of:=IF(IF(LEFT(TRIM([$Translations.$B178]);LEN([.C$1]))=[.C$1];&quot;Yes&quot;;&quot;No&quot;)=IF(LEFT(TRIM([$Translations.$C178]);LEN([.C$1]))=[.C$1];&quot;Yes&quot;;&quot;No&quot;);&quot;&quot;;&quot;NO&quot;)">
            <text:p/>
          </table:table-cell>
          <table:table-cell table:formula="of:=IF(IF(LEFT(TRIM([$Translations.$B178]);LEN([.D$1]))=[.D$1];&quot;Yes&quot;;&quot;No&quot;)=IF(LEFT(TRIM([$Translations.$C178]);LEN([.D$1]))=[.D$1];&quot;Yes&quot;;&quot;No&quot;);&quot;&quot;;&quot;NO&quot;)">
            <text:p/>
          </table:table-cell>
          <table:table-cell table:formula="of:=IF(IF(LEFT(TRIM([$Translations.$B178]);LEN([.E$1]))=[.E$1];&quot;Yes&quot;;&quot;No&quot;)=IF(LEFT(TRIM([$Translations.$C178]);LEN([.E$1]))=[.E$1];&quot;Yes&quot;;&quot;No&quot;);&quot;&quot;;&quot;NO&quot;)">
            <text:p/>
          </table:table-cell>
          <table:table-cell table:formula="of:=IF(IF(LEFT(TRIM([$Translations.$B178]);LEN([.F$1]))=[.F$1];&quot;Yes&quot;;&quot;No&quot;)=IF(LEFT(TRIM([$Translations.$C178]);LEN([.F$1]))=[.F$1];&quot;Yes&quot;;&quot;No&quot;);&quot;&quot;;&quot;NO&quot;)">
            <text:p/>
          </table:table-cell>
          <table:table-cell table:formula="of:=IF(IF(LEFT(TRIM([$Translations.$B178]);LEN([.G$1]))=[.G$1];&quot;Yes&quot;;&quot;No&quot;)=IF(LEFT(TRIM([$Translations.$C178]);LEN([.G$1]))=[.G$1];&quot;Yes&quot;;&quot;No&quot;);&quot;&quot;;&quot;NO&quot;)">
            <text:p/>
          </table:table-cell>
        </table:table-row>
        <table:table-row table:style-name="ro8">
          <table:table-cell table:formula="of:=IF(IF(LEFT(TRIM([$Translations.$B179]);LEN([.A$1]))=[.A$1];&quot;Yes&quot;;&quot;No&quot;)=IF(LEFT(TRIM([$Translations.$C179]);LEN([.A$1]))=[.A$1];&quot;Yes&quot;;&quot;No&quot;);&quot;&quot;;&quot;NO&quot;)">
            <text:p/>
          </table:table-cell>
          <table:table-cell table:formula="of:=IF(IF(LEFT(TRIM([$Translations.$B179]);LEN([.B$1]))=[.B$1];&quot;Yes&quot;;&quot;No&quot;)=IF(LEFT(TRIM([$Translations.$C179]);LEN([.B$1]))=[.B$1];&quot;Yes&quot;;&quot;No&quot;);&quot;&quot;;&quot;NO&quot;)">
            <text:p/>
          </table:table-cell>
          <table:table-cell table:formula="of:=IF(IF(LEFT(TRIM([$Translations.$B179]);LEN([.C$1]))=[.C$1];&quot;Yes&quot;;&quot;No&quot;)=IF(LEFT(TRIM([$Translations.$C179]);LEN([.C$1]))=[.C$1];&quot;Yes&quot;;&quot;No&quot;);&quot;&quot;;&quot;NO&quot;)">
            <text:p/>
          </table:table-cell>
          <table:table-cell table:formula="of:=IF(IF(LEFT(TRIM([$Translations.$B179]);LEN([.D$1]))=[.D$1];&quot;Yes&quot;;&quot;No&quot;)=IF(LEFT(TRIM([$Translations.$C179]);LEN([.D$1]))=[.D$1];&quot;Yes&quot;;&quot;No&quot;);&quot;&quot;;&quot;NO&quot;)">
            <text:p/>
          </table:table-cell>
          <table:table-cell table:formula="of:=IF(IF(LEFT(TRIM([$Translations.$B179]);LEN([.E$1]))=[.E$1];&quot;Yes&quot;;&quot;No&quot;)=IF(LEFT(TRIM([$Translations.$C179]);LEN([.E$1]))=[.E$1];&quot;Yes&quot;;&quot;No&quot;);&quot;&quot;;&quot;NO&quot;)">
            <text:p/>
          </table:table-cell>
          <table:table-cell table:formula="of:=IF(IF(LEFT(TRIM([$Translations.$B179]);LEN([.F$1]))=[.F$1];&quot;Yes&quot;;&quot;No&quot;)=IF(LEFT(TRIM([$Translations.$C179]);LEN([.F$1]))=[.F$1];&quot;Yes&quot;;&quot;No&quot;);&quot;&quot;;&quot;NO&quot;)">
            <text:p/>
          </table:table-cell>
          <table:table-cell table:formula="of:=IF(IF(LEFT(TRIM([$Translations.$B179]);LEN([.G$1]))=[.G$1];&quot;Yes&quot;;&quot;No&quot;)=IF(LEFT(TRIM([$Translations.$C179]);LEN([.G$1]))=[.G$1];&quot;Yes&quot;;&quot;No&quot;);&quot;&quot;;&quot;NO&quot;)">
            <text:p/>
          </table:table-cell>
        </table:table-row>
        <table:table-row table:style-name="ro8">
          <table:table-cell table:formula="of:=IF(IF(LEFT(TRIM([$Translations.$B180]);LEN([.A$1]))=[.A$1];&quot;Yes&quot;;&quot;No&quot;)=IF(LEFT(TRIM([$Translations.$C180]);LEN([.A$1]))=[.A$1];&quot;Yes&quot;;&quot;No&quot;);&quot;&quot;;&quot;NO&quot;)">
            <text:p/>
          </table:table-cell>
          <table:table-cell table:formula="of:=IF(IF(LEFT(TRIM([$Translations.$B180]);LEN([.B$1]))=[.B$1];&quot;Yes&quot;;&quot;No&quot;)=IF(LEFT(TRIM([$Translations.$C180]);LEN([.B$1]))=[.B$1];&quot;Yes&quot;;&quot;No&quot;);&quot;&quot;;&quot;NO&quot;)">
            <text:p/>
          </table:table-cell>
          <table:table-cell table:formula="of:=IF(IF(LEFT(TRIM([$Translations.$B180]);LEN([.C$1]))=[.C$1];&quot;Yes&quot;;&quot;No&quot;)=IF(LEFT(TRIM([$Translations.$C180]);LEN([.C$1]))=[.C$1];&quot;Yes&quot;;&quot;No&quot;);&quot;&quot;;&quot;NO&quot;)">
            <text:p/>
          </table:table-cell>
          <table:table-cell table:formula="of:=IF(IF(LEFT(TRIM([$Translations.$B180]);LEN([.D$1]))=[.D$1];&quot;Yes&quot;;&quot;No&quot;)=IF(LEFT(TRIM([$Translations.$C180]);LEN([.D$1]))=[.D$1];&quot;Yes&quot;;&quot;No&quot;);&quot;&quot;;&quot;NO&quot;)">
            <text:p/>
          </table:table-cell>
          <table:table-cell table:formula="of:=IF(IF(LEFT(TRIM([$Translations.$B180]);LEN([.E$1]))=[.E$1];&quot;Yes&quot;;&quot;No&quot;)=IF(LEFT(TRIM([$Translations.$C180]);LEN([.E$1]))=[.E$1];&quot;Yes&quot;;&quot;No&quot;);&quot;&quot;;&quot;NO&quot;)">
            <text:p/>
          </table:table-cell>
          <table:table-cell table:formula="of:=IF(IF(LEFT(TRIM([$Translations.$B180]);LEN([.F$1]))=[.F$1];&quot;Yes&quot;;&quot;No&quot;)=IF(LEFT(TRIM([$Translations.$C180]);LEN([.F$1]))=[.F$1];&quot;Yes&quot;;&quot;No&quot;);&quot;&quot;;&quot;NO&quot;)">
            <text:p/>
          </table:table-cell>
          <table:table-cell table:formula="of:=IF(IF(LEFT(TRIM([$Translations.$B180]);LEN([.G$1]))=[.G$1];&quot;Yes&quot;;&quot;No&quot;)=IF(LEFT(TRIM([$Translations.$C180]);LEN([.G$1]))=[.G$1];&quot;Yes&quot;;&quot;No&quot;);&quot;&quot;;&quot;NO&quot;)">
            <text:p/>
          </table:table-cell>
        </table:table-row>
        <table:table-row table:style-name="ro8">
          <table:table-cell table:formula="of:=IF(IF(LEFT(TRIM([$Translations.$B181]);LEN([.A$1]))=[.A$1];&quot;Yes&quot;;&quot;No&quot;)=IF(LEFT(TRIM([$Translations.$C181]);LEN([.A$1]))=[.A$1];&quot;Yes&quot;;&quot;No&quot;);&quot;&quot;;&quot;NO&quot;)">
            <text:p/>
          </table:table-cell>
          <table:table-cell table:formula="of:=IF(IF(LEFT(TRIM([$Translations.$B181]);LEN([.B$1]))=[.B$1];&quot;Yes&quot;;&quot;No&quot;)=IF(LEFT(TRIM([$Translations.$C181]);LEN([.B$1]))=[.B$1];&quot;Yes&quot;;&quot;No&quot;);&quot;&quot;;&quot;NO&quot;)">
            <text:p/>
          </table:table-cell>
          <table:table-cell table:formula="of:=IF(IF(LEFT(TRIM([$Translations.$B181]);LEN([.C$1]))=[.C$1];&quot;Yes&quot;;&quot;No&quot;)=IF(LEFT(TRIM([$Translations.$C181]);LEN([.C$1]))=[.C$1];&quot;Yes&quot;;&quot;No&quot;);&quot;&quot;;&quot;NO&quot;)">
            <text:p/>
          </table:table-cell>
          <table:table-cell table:formula="of:=IF(IF(LEFT(TRIM([$Translations.$B181]);LEN([.D$1]))=[.D$1];&quot;Yes&quot;;&quot;No&quot;)=IF(LEFT(TRIM([$Translations.$C181]);LEN([.D$1]))=[.D$1];&quot;Yes&quot;;&quot;No&quot;);&quot;&quot;;&quot;NO&quot;)">
            <text:p/>
          </table:table-cell>
          <table:table-cell table:formula="of:=IF(IF(LEFT(TRIM([$Translations.$B181]);LEN([.E$1]))=[.E$1];&quot;Yes&quot;;&quot;No&quot;)=IF(LEFT(TRIM([$Translations.$C181]);LEN([.E$1]))=[.E$1];&quot;Yes&quot;;&quot;No&quot;);&quot;&quot;;&quot;NO&quot;)">
            <text:p/>
          </table:table-cell>
          <table:table-cell table:formula="of:=IF(IF(LEFT(TRIM([$Translations.$B181]);LEN([.F$1]))=[.F$1];&quot;Yes&quot;;&quot;No&quot;)=IF(LEFT(TRIM([$Translations.$C181]);LEN([.F$1]))=[.F$1];&quot;Yes&quot;;&quot;No&quot;);&quot;&quot;;&quot;NO&quot;)">
            <text:p/>
          </table:table-cell>
          <table:table-cell table:formula="of:=IF(IF(LEFT(TRIM([$Translations.$B181]);LEN([.G$1]))=[.G$1];&quot;Yes&quot;;&quot;No&quot;)=IF(LEFT(TRIM([$Translations.$C181]);LEN([.G$1]))=[.G$1];&quot;Yes&quot;;&quot;No&quot;);&quot;&quot;;&quot;NO&quot;)">
            <text:p/>
          </table:table-cell>
        </table:table-row>
        <table:table-row table:style-name="ro8">
          <table:table-cell table:formula="of:=IF(IF(LEFT(TRIM([$Translations.$B182]);LEN([.A$1]))=[.A$1];&quot;Yes&quot;;&quot;No&quot;)=IF(LEFT(TRIM([$Translations.$C182]);LEN([.A$1]))=[.A$1];&quot;Yes&quot;;&quot;No&quot;);&quot;&quot;;&quot;NO&quot;)">
            <text:p/>
          </table:table-cell>
          <table:table-cell table:formula="of:=IF(IF(LEFT(TRIM([$Translations.$B182]);LEN([.B$1]))=[.B$1];&quot;Yes&quot;;&quot;No&quot;)=IF(LEFT(TRIM([$Translations.$C182]);LEN([.B$1]))=[.B$1];&quot;Yes&quot;;&quot;No&quot;);&quot;&quot;;&quot;NO&quot;)">
            <text:p/>
          </table:table-cell>
          <table:table-cell table:formula="of:=IF(IF(LEFT(TRIM([$Translations.$B182]);LEN([.C$1]))=[.C$1];&quot;Yes&quot;;&quot;No&quot;)=IF(LEFT(TRIM([$Translations.$C182]);LEN([.C$1]))=[.C$1];&quot;Yes&quot;;&quot;No&quot;);&quot;&quot;;&quot;NO&quot;)">
            <text:p/>
          </table:table-cell>
          <table:table-cell table:formula="of:=IF(IF(LEFT(TRIM([$Translations.$B182]);LEN([.D$1]))=[.D$1];&quot;Yes&quot;;&quot;No&quot;)=IF(LEFT(TRIM([$Translations.$C182]);LEN([.D$1]))=[.D$1];&quot;Yes&quot;;&quot;No&quot;);&quot;&quot;;&quot;NO&quot;)">
            <text:p/>
          </table:table-cell>
          <table:table-cell table:formula="of:=IF(IF(LEFT(TRIM([$Translations.$B182]);LEN([.E$1]))=[.E$1];&quot;Yes&quot;;&quot;No&quot;)=IF(LEFT(TRIM([$Translations.$C182]);LEN([.E$1]))=[.E$1];&quot;Yes&quot;;&quot;No&quot;);&quot;&quot;;&quot;NO&quot;)">
            <text:p/>
          </table:table-cell>
          <table:table-cell table:formula="of:=IF(IF(LEFT(TRIM([$Translations.$B182]);LEN([.F$1]))=[.F$1];&quot;Yes&quot;;&quot;No&quot;)=IF(LEFT(TRIM([$Translations.$C182]);LEN([.F$1]))=[.F$1];&quot;Yes&quot;;&quot;No&quot;);&quot;&quot;;&quot;NO&quot;)">
            <text:p/>
          </table:table-cell>
          <table:table-cell table:formula="of:=IF(IF(LEFT(TRIM([$Translations.$B182]);LEN([.G$1]))=[.G$1];&quot;Yes&quot;;&quot;No&quot;)=IF(LEFT(TRIM([$Translations.$C182]);LEN([.G$1]))=[.G$1];&quot;Yes&quot;;&quot;No&quot;);&quot;&quot;;&quot;NO&quot;)">
            <text:p/>
          </table:table-cell>
        </table:table-row>
        <table:table-row table:style-name="ro8">
          <table:table-cell table:formula="of:=IF(IF(LEFT(TRIM([$Translations.$B183]);LEN([.A$1]))=[.A$1];&quot;Yes&quot;;&quot;No&quot;)=IF(LEFT(TRIM([$Translations.$C183]);LEN([.A$1]))=[.A$1];&quot;Yes&quot;;&quot;No&quot;);&quot;&quot;;&quot;NO&quot;)">
            <text:p/>
          </table:table-cell>
          <table:table-cell table:formula="of:=IF(IF(LEFT(TRIM([$Translations.$B183]);LEN([.B$1]))=[.B$1];&quot;Yes&quot;;&quot;No&quot;)=IF(LEFT(TRIM([$Translations.$C183]);LEN([.B$1]))=[.B$1];&quot;Yes&quot;;&quot;No&quot;);&quot;&quot;;&quot;NO&quot;)">
            <text:p/>
          </table:table-cell>
          <table:table-cell table:formula="of:=IF(IF(LEFT(TRIM([$Translations.$B183]);LEN([.C$1]))=[.C$1];&quot;Yes&quot;;&quot;No&quot;)=IF(LEFT(TRIM([$Translations.$C183]);LEN([.C$1]))=[.C$1];&quot;Yes&quot;;&quot;No&quot;);&quot;&quot;;&quot;NO&quot;)">
            <text:p/>
          </table:table-cell>
          <table:table-cell table:formula="of:=IF(IF(LEFT(TRIM([$Translations.$B183]);LEN([.D$1]))=[.D$1];&quot;Yes&quot;;&quot;No&quot;)=IF(LEFT(TRIM([$Translations.$C183]);LEN([.D$1]))=[.D$1];&quot;Yes&quot;;&quot;No&quot;);&quot;&quot;;&quot;NO&quot;)">
            <text:p/>
          </table:table-cell>
          <table:table-cell table:formula="of:=IF(IF(LEFT(TRIM([$Translations.$B183]);LEN([.E$1]))=[.E$1];&quot;Yes&quot;;&quot;No&quot;)=IF(LEFT(TRIM([$Translations.$C183]);LEN([.E$1]))=[.E$1];&quot;Yes&quot;;&quot;No&quot;);&quot;&quot;;&quot;NO&quot;)">
            <text:p/>
          </table:table-cell>
          <table:table-cell table:formula="of:=IF(IF(LEFT(TRIM([$Translations.$B183]);LEN([.F$1]))=[.F$1];&quot;Yes&quot;;&quot;No&quot;)=IF(LEFT(TRIM([$Translations.$C183]);LEN([.F$1]))=[.F$1];&quot;Yes&quot;;&quot;No&quot;);&quot;&quot;;&quot;NO&quot;)">
            <text:p/>
          </table:table-cell>
          <table:table-cell table:formula="of:=IF(IF(LEFT(TRIM([$Translations.$B183]);LEN([.G$1]))=[.G$1];&quot;Yes&quot;;&quot;No&quot;)=IF(LEFT(TRIM([$Translations.$C183]);LEN([.G$1]))=[.G$1];&quot;Yes&quot;;&quot;No&quot;);&quot;&quot;;&quot;NO&quot;)">
            <text:p/>
          </table:table-cell>
        </table:table-row>
        <table:table-row table:style-name="ro8">
          <table:table-cell table:formula="of:=IF(IF(LEFT(TRIM([$Translations.$B184]);LEN([.A$1]))=[.A$1];&quot;Yes&quot;;&quot;No&quot;)=IF(LEFT(TRIM([$Translations.$C184]);LEN([.A$1]))=[.A$1];&quot;Yes&quot;;&quot;No&quot;);&quot;&quot;;&quot;NO&quot;)">
            <text:p/>
          </table:table-cell>
          <table:table-cell table:formula="of:=IF(IF(LEFT(TRIM([$Translations.$B184]);LEN([.B$1]))=[.B$1];&quot;Yes&quot;;&quot;No&quot;)=IF(LEFT(TRIM([$Translations.$C184]);LEN([.B$1]))=[.B$1];&quot;Yes&quot;;&quot;No&quot;);&quot;&quot;;&quot;NO&quot;)">
            <text:p/>
          </table:table-cell>
          <table:table-cell table:formula="of:=IF(IF(LEFT(TRIM([$Translations.$B184]);LEN([.C$1]))=[.C$1];&quot;Yes&quot;;&quot;No&quot;)=IF(LEFT(TRIM([$Translations.$C184]);LEN([.C$1]))=[.C$1];&quot;Yes&quot;;&quot;No&quot;);&quot;&quot;;&quot;NO&quot;)">
            <text:p/>
          </table:table-cell>
          <table:table-cell table:formula="of:=IF(IF(LEFT(TRIM([$Translations.$B184]);LEN([.D$1]))=[.D$1];&quot;Yes&quot;;&quot;No&quot;)=IF(LEFT(TRIM([$Translations.$C184]);LEN([.D$1]))=[.D$1];&quot;Yes&quot;;&quot;No&quot;);&quot;&quot;;&quot;NO&quot;)">
            <text:p/>
          </table:table-cell>
          <table:table-cell table:formula="of:=IF(IF(LEFT(TRIM([$Translations.$B184]);LEN([.E$1]))=[.E$1];&quot;Yes&quot;;&quot;No&quot;)=IF(LEFT(TRIM([$Translations.$C184]);LEN([.E$1]))=[.E$1];&quot;Yes&quot;;&quot;No&quot;);&quot;&quot;;&quot;NO&quot;)">
            <text:p/>
          </table:table-cell>
          <table:table-cell table:formula="of:=IF(IF(LEFT(TRIM([$Translations.$B184]);LEN([.F$1]))=[.F$1];&quot;Yes&quot;;&quot;No&quot;)=IF(LEFT(TRIM([$Translations.$C184]);LEN([.F$1]))=[.F$1];&quot;Yes&quot;;&quot;No&quot;);&quot;&quot;;&quot;NO&quot;)">
            <text:p/>
          </table:table-cell>
          <table:table-cell table:formula="of:=IF(IF(LEFT(TRIM([$Translations.$B184]);LEN([.G$1]))=[.G$1];&quot;Yes&quot;;&quot;No&quot;)=IF(LEFT(TRIM([$Translations.$C184]);LEN([.G$1]))=[.G$1];&quot;Yes&quot;;&quot;No&quot;);&quot;&quot;;&quot;NO&quot;)">
            <text:p/>
          </table:table-cell>
        </table:table-row>
        <table:table-row table:style-name="ro8">
          <table:table-cell table:formula="of:=IF(IF(LEFT(TRIM([$Translations.$B185]);LEN([.A$1]))=[.A$1];&quot;Yes&quot;;&quot;No&quot;)=IF(LEFT(TRIM([$Translations.$C185]);LEN([.A$1]))=[.A$1];&quot;Yes&quot;;&quot;No&quot;);&quot;&quot;;&quot;NO&quot;)">
            <text:p/>
          </table:table-cell>
          <table:table-cell table:formula="of:=IF(IF(LEFT(TRIM([$Translations.$B185]);LEN([.B$1]))=[.B$1];&quot;Yes&quot;;&quot;No&quot;)=IF(LEFT(TRIM([$Translations.$C185]);LEN([.B$1]))=[.B$1];&quot;Yes&quot;;&quot;No&quot;);&quot;&quot;;&quot;NO&quot;)">
            <text:p/>
          </table:table-cell>
          <table:table-cell table:formula="of:=IF(IF(LEFT(TRIM([$Translations.$B185]);LEN([.C$1]))=[.C$1];&quot;Yes&quot;;&quot;No&quot;)=IF(LEFT(TRIM([$Translations.$C185]);LEN([.C$1]))=[.C$1];&quot;Yes&quot;;&quot;No&quot;);&quot;&quot;;&quot;NO&quot;)">
            <text:p/>
          </table:table-cell>
          <table:table-cell table:formula="of:=IF(IF(LEFT(TRIM([$Translations.$B185]);LEN([.D$1]))=[.D$1];&quot;Yes&quot;;&quot;No&quot;)=IF(LEFT(TRIM([$Translations.$C185]);LEN([.D$1]))=[.D$1];&quot;Yes&quot;;&quot;No&quot;);&quot;&quot;;&quot;NO&quot;)">
            <text:p/>
          </table:table-cell>
          <table:table-cell table:formula="of:=IF(IF(LEFT(TRIM([$Translations.$B185]);LEN([.E$1]))=[.E$1];&quot;Yes&quot;;&quot;No&quot;)=IF(LEFT(TRIM([$Translations.$C185]);LEN([.E$1]))=[.E$1];&quot;Yes&quot;;&quot;No&quot;);&quot;&quot;;&quot;NO&quot;)">
            <text:p/>
          </table:table-cell>
          <table:table-cell table:formula="of:=IF(IF(LEFT(TRIM([$Translations.$B185]);LEN([.F$1]))=[.F$1];&quot;Yes&quot;;&quot;No&quot;)=IF(LEFT(TRIM([$Translations.$C185]);LEN([.F$1]))=[.F$1];&quot;Yes&quot;;&quot;No&quot;);&quot;&quot;;&quot;NO&quot;)">
            <text:p/>
          </table:table-cell>
          <table:table-cell table:formula="of:=IF(IF(LEFT(TRIM([$Translations.$B185]);LEN([.G$1]))=[.G$1];&quot;Yes&quot;;&quot;No&quot;)=IF(LEFT(TRIM([$Translations.$C185]);LEN([.G$1]))=[.G$1];&quot;Yes&quot;;&quot;No&quot;);&quot;&quot;;&quot;NO&quot;)">
            <text:p/>
          </table:table-cell>
        </table:table-row>
        <table:table-row table:style-name="ro8">
          <table:table-cell table:formula="of:=IF(IF(LEFT(TRIM([$Translations.$B186]);LEN([.A$1]))=[.A$1];&quot;Yes&quot;;&quot;No&quot;)=IF(LEFT(TRIM([$Translations.$C186]);LEN([.A$1]))=[.A$1];&quot;Yes&quot;;&quot;No&quot;);&quot;&quot;;&quot;NO&quot;)">
            <text:p/>
          </table:table-cell>
          <table:table-cell table:formula="of:=IF(IF(LEFT(TRIM([$Translations.$B186]);LEN([.B$1]))=[.B$1];&quot;Yes&quot;;&quot;No&quot;)=IF(LEFT(TRIM([$Translations.$C186]);LEN([.B$1]))=[.B$1];&quot;Yes&quot;;&quot;No&quot;);&quot;&quot;;&quot;NO&quot;)">
            <text:p/>
          </table:table-cell>
          <table:table-cell table:formula="of:=IF(IF(LEFT(TRIM([$Translations.$B186]);LEN([.C$1]))=[.C$1];&quot;Yes&quot;;&quot;No&quot;)=IF(LEFT(TRIM([$Translations.$C186]);LEN([.C$1]))=[.C$1];&quot;Yes&quot;;&quot;No&quot;);&quot;&quot;;&quot;NO&quot;)">
            <text:p/>
          </table:table-cell>
          <table:table-cell table:formula="of:=IF(IF(LEFT(TRIM([$Translations.$B186]);LEN([.D$1]))=[.D$1];&quot;Yes&quot;;&quot;No&quot;)=IF(LEFT(TRIM([$Translations.$C186]);LEN([.D$1]))=[.D$1];&quot;Yes&quot;;&quot;No&quot;);&quot;&quot;;&quot;NO&quot;)">
            <text:p/>
          </table:table-cell>
          <table:table-cell table:formula="of:=IF(IF(LEFT(TRIM([$Translations.$B186]);LEN([.E$1]))=[.E$1];&quot;Yes&quot;;&quot;No&quot;)=IF(LEFT(TRIM([$Translations.$C186]);LEN([.E$1]))=[.E$1];&quot;Yes&quot;;&quot;No&quot;);&quot;&quot;;&quot;NO&quot;)">
            <text:p/>
          </table:table-cell>
          <table:table-cell table:formula="of:=IF(IF(LEFT(TRIM([$Translations.$B186]);LEN([.F$1]))=[.F$1];&quot;Yes&quot;;&quot;No&quot;)=IF(LEFT(TRIM([$Translations.$C186]);LEN([.F$1]))=[.F$1];&quot;Yes&quot;;&quot;No&quot;);&quot;&quot;;&quot;NO&quot;)">
            <text:p/>
          </table:table-cell>
          <table:table-cell table:formula="of:=IF(IF(LEFT(TRIM([$Translations.$B186]);LEN([.G$1]))=[.G$1];&quot;Yes&quot;;&quot;No&quot;)=IF(LEFT(TRIM([$Translations.$C186]);LEN([.G$1]))=[.G$1];&quot;Yes&quot;;&quot;No&quot;);&quot;&quot;;&quot;NO&quot;)">
            <text:p/>
          </table:table-cell>
        </table:table-row>
        <table:table-row table:style-name="ro8">
          <table:table-cell table:formula="of:=IF(IF(LEFT(TRIM([$Translations.$B187]);LEN([.A$1]))=[.A$1];&quot;Yes&quot;;&quot;No&quot;)=IF(LEFT(TRIM([$Translations.$C187]);LEN([.A$1]))=[.A$1];&quot;Yes&quot;;&quot;No&quot;);&quot;&quot;;&quot;NO&quot;)">
            <text:p/>
          </table:table-cell>
          <table:table-cell table:formula="of:=IF(IF(LEFT(TRIM([$Translations.$B187]);LEN([.B$1]))=[.B$1];&quot;Yes&quot;;&quot;No&quot;)=IF(LEFT(TRIM([$Translations.$C187]);LEN([.B$1]))=[.B$1];&quot;Yes&quot;;&quot;No&quot;);&quot;&quot;;&quot;NO&quot;)">
            <text:p/>
          </table:table-cell>
          <table:table-cell table:formula="of:=IF(IF(LEFT(TRIM([$Translations.$B187]);LEN([.C$1]))=[.C$1];&quot;Yes&quot;;&quot;No&quot;)=IF(LEFT(TRIM([$Translations.$C187]);LEN([.C$1]))=[.C$1];&quot;Yes&quot;;&quot;No&quot;);&quot;&quot;;&quot;NO&quot;)">
            <text:p/>
          </table:table-cell>
          <table:table-cell table:formula="of:=IF(IF(LEFT(TRIM([$Translations.$B187]);LEN([.D$1]))=[.D$1];&quot;Yes&quot;;&quot;No&quot;)=IF(LEFT(TRIM([$Translations.$C187]);LEN([.D$1]))=[.D$1];&quot;Yes&quot;;&quot;No&quot;);&quot;&quot;;&quot;NO&quot;)">
            <text:p/>
          </table:table-cell>
          <table:table-cell table:formula="of:=IF(IF(LEFT(TRIM([$Translations.$B187]);LEN([.E$1]))=[.E$1];&quot;Yes&quot;;&quot;No&quot;)=IF(LEFT(TRIM([$Translations.$C187]);LEN([.E$1]))=[.E$1];&quot;Yes&quot;;&quot;No&quot;);&quot;&quot;;&quot;NO&quot;)">
            <text:p/>
          </table:table-cell>
          <table:table-cell table:formula="of:=IF(IF(LEFT(TRIM([$Translations.$B187]);LEN([.F$1]))=[.F$1];&quot;Yes&quot;;&quot;No&quot;)=IF(LEFT(TRIM([$Translations.$C187]);LEN([.F$1]))=[.F$1];&quot;Yes&quot;;&quot;No&quot;);&quot;&quot;;&quot;NO&quot;)">
            <text:p/>
          </table:table-cell>
          <table:table-cell table:formula="of:=IF(IF(LEFT(TRIM([$Translations.$B187]);LEN([.G$1]))=[.G$1];&quot;Yes&quot;;&quot;No&quot;)=IF(LEFT(TRIM([$Translations.$C187]);LEN([.G$1]))=[.G$1];&quot;Yes&quot;;&quot;No&quot;);&quot;&quot;;&quot;NO&quot;)">
            <text:p/>
          </table:table-cell>
        </table:table-row>
        <table:table-row table:style-name="ro8">
          <table:table-cell table:formula="of:=IF(IF(LEFT(TRIM([$Translations.$B188]);LEN([.A$1]))=[.A$1];&quot;Yes&quot;;&quot;No&quot;)=IF(LEFT(TRIM([$Translations.$C188]);LEN([.A$1]))=[.A$1];&quot;Yes&quot;;&quot;No&quot;);&quot;&quot;;&quot;NO&quot;)">
            <text:p/>
          </table:table-cell>
          <table:table-cell table:formula="of:=IF(IF(LEFT(TRIM([$Translations.$B188]);LEN([.B$1]))=[.B$1];&quot;Yes&quot;;&quot;No&quot;)=IF(LEFT(TRIM([$Translations.$C188]);LEN([.B$1]))=[.B$1];&quot;Yes&quot;;&quot;No&quot;);&quot;&quot;;&quot;NO&quot;)">
            <text:p/>
          </table:table-cell>
          <table:table-cell table:formula="of:=IF(IF(LEFT(TRIM([$Translations.$B188]);LEN([.C$1]))=[.C$1];&quot;Yes&quot;;&quot;No&quot;)=IF(LEFT(TRIM([$Translations.$C188]);LEN([.C$1]))=[.C$1];&quot;Yes&quot;;&quot;No&quot;);&quot;&quot;;&quot;NO&quot;)">
            <text:p/>
          </table:table-cell>
          <table:table-cell table:formula="of:=IF(IF(LEFT(TRIM([$Translations.$B188]);LEN([.D$1]))=[.D$1];&quot;Yes&quot;;&quot;No&quot;)=IF(LEFT(TRIM([$Translations.$C188]);LEN([.D$1]))=[.D$1];&quot;Yes&quot;;&quot;No&quot;);&quot;&quot;;&quot;NO&quot;)">
            <text:p/>
          </table:table-cell>
          <table:table-cell table:formula="of:=IF(IF(LEFT(TRIM([$Translations.$B188]);LEN([.E$1]))=[.E$1];&quot;Yes&quot;;&quot;No&quot;)=IF(LEFT(TRIM([$Translations.$C188]);LEN([.E$1]))=[.E$1];&quot;Yes&quot;;&quot;No&quot;);&quot;&quot;;&quot;NO&quot;)">
            <text:p/>
          </table:table-cell>
          <table:table-cell table:formula="of:=IF(IF(LEFT(TRIM([$Translations.$B188]);LEN([.F$1]))=[.F$1];&quot;Yes&quot;;&quot;No&quot;)=IF(LEFT(TRIM([$Translations.$C188]);LEN([.F$1]))=[.F$1];&quot;Yes&quot;;&quot;No&quot;);&quot;&quot;;&quot;NO&quot;)">
            <text:p/>
          </table:table-cell>
          <table:table-cell table:formula="of:=IF(IF(LEFT(TRIM([$Translations.$B188]);LEN([.G$1]))=[.G$1];&quot;Yes&quot;;&quot;No&quot;)=IF(LEFT(TRIM([$Translations.$C188]);LEN([.G$1]))=[.G$1];&quot;Yes&quot;;&quot;No&quot;);&quot;&quot;;&quot;NO&quot;)">
            <text:p/>
          </table:table-cell>
        </table:table-row>
        <table:table-row table:style-name="ro8">
          <table:table-cell table:formula="of:=IF(IF(LEFT(TRIM([$Translations.$B189]);LEN([.A$1]))=[.A$1];&quot;Yes&quot;;&quot;No&quot;)=IF(LEFT(TRIM([$Translations.$C189]);LEN([.A$1]))=[.A$1];&quot;Yes&quot;;&quot;No&quot;);&quot;&quot;;&quot;NO&quot;)">
            <text:p/>
          </table:table-cell>
          <table:table-cell table:formula="of:=IF(IF(LEFT(TRIM([$Translations.$B189]);LEN([.B$1]))=[.B$1];&quot;Yes&quot;;&quot;No&quot;)=IF(LEFT(TRIM([$Translations.$C189]);LEN([.B$1]))=[.B$1];&quot;Yes&quot;;&quot;No&quot;);&quot;&quot;;&quot;NO&quot;)">
            <text:p/>
          </table:table-cell>
          <table:table-cell table:formula="of:=IF(IF(LEFT(TRIM([$Translations.$B189]);LEN([.C$1]))=[.C$1];&quot;Yes&quot;;&quot;No&quot;)=IF(LEFT(TRIM([$Translations.$C189]);LEN([.C$1]))=[.C$1];&quot;Yes&quot;;&quot;No&quot;);&quot;&quot;;&quot;NO&quot;)">
            <text:p/>
          </table:table-cell>
          <table:table-cell table:formula="of:=IF(IF(LEFT(TRIM([$Translations.$B189]);LEN([.D$1]))=[.D$1];&quot;Yes&quot;;&quot;No&quot;)=IF(LEFT(TRIM([$Translations.$C189]);LEN([.D$1]))=[.D$1];&quot;Yes&quot;;&quot;No&quot;);&quot;&quot;;&quot;NO&quot;)">
            <text:p/>
          </table:table-cell>
          <table:table-cell table:formula="of:=IF(IF(LEFT(TRIM([$Translations.$B189]);LEN([.E$1]))=[.E$1];&quot;Yes&quot;;&quot;No&quot;)=IF(LEFT(TRIM([$Translations.$C189]);LEN([.E$1]))=[.E$1];&quot;Yes&quot;;&quot;No&quot;);&quot;&quot;;&quot;NO&quot;)">
            <text:p/>
          </table:table-cell>
          <table:table-cell table:formula="of:=IF(IF(LEFT(TRIM([$Translations.$B189]);LEN([.F$1]))=[.F$1];&quot;Yes&quot;;&quot;No&quot;)=IF(LEFT(TRIM([$Translations.$C189]);LEN([.F$1]))=[.F$1];&quot;Yes&quot;;&quot;No&quot;);&quot;&quot;;&quot;NO&quot;)">
            <text:p/>
          </table:table-cell>
          <table:table-cell table:formula="of:=IF(IF(LEFT(TRIM([$Translations.$B189]);LEN([.G$1]))=[.G$1];&quot;Yes&quot;;&quot;No&quot;)=IF(LEFT(TRIM([$Translations.$C189]);LEN([.G$1]))=[.G$1];&quot;Yes&quot;;&quot;No&quot;);&quot;&quot;;&quot;NO&quot;)">
            <text:p/>
          </table:table-cell>
        </table:table-row>
        <table:table-row table:style-name="ro8">
          <table:table-cell table:formula="of:=IF(IF(LEFT(TRIM([$Translations.$B190]);LEN([.A$1]))=[.A$1];&quot;Yes&quot;;&quot;No&quot;)=IF(LEFT(TRIM([$Translations.$C190]);LEN([.A$1]))=[.A$1];&quot;Yes&quot;;&quot;No&quot;);&quot;&quot;;&quot;NO&quot;)">
            <text:p/>
          </table:table-cell>
          <table:table-cell table:formula="of:=IF(IF(LEFT(TRIM([$Translations.$B190]);LEN([.B$1]))=[.B$1];&quot;Yes&quot;;&quot;No&quot;)=IF(LEFT(TRIM([$Translations.$C190]);LEN([.B$1]))=[.B$1];&quot;Yes&quot;;&quot;No&quot;);&quot;&quot;;&quot;NO&quot;)">
            <text:p/>
          </table:table-cell>
          <table:table-cell table:formula="of:=IF(IF(LEFT(TRIM([$Translations.$B190]);LEN([.C$1]))=[.C$1];&quot;Yes&quot;;&quot;No&quot;)=IF(LEFT(TRIM([$Translations.$C190]);LEN([.C$1]))=[.C$1];&quot;Yes&quot;;&quot;No&quot;);&quot;&quot;;&quot;NO&quot;)">
            <text:p/>
          </table:table-cell>
          <table:table-cell table:formula="of:=IF(IF(LEFT(TRIM([$Translations.$B190]);LEN([.D$1]))=[.D$1];&quot;Yes&quot;;&quot;No&quot;)=IF(LEFT(TRIM([$Translations.$C190]);LEN([.D$1]))=[.D$1];&quot;Yes&quot;;&quot;No&quot;);&quot;&quot;;&quot;NO&quot;)">
            <text:p/>
          </table:table-cell>
          <table:table-cell table:formula="of:=IF(IF(LEFT(TRIM([$Translations.$B190]);LEN([.E$1]))=[.E$1];&quot;Yes&quot;;&quot;No&quot;)=IF(LEFT(TRIM([$Translations.$C190]);LEN([.E$1]))=[.E$1];&quot;Yes&quot;;&quot;No&quot;);&quot;&quot;;&quot;NO&quot;)">
            <text:p/>
          </table:table-cell>
          <table:table-cell table:formula="of:=IF(IF(LEFT(TRIM([$Translations.$B190]);LEN([.F$1]))=[.F$1];&quot;Yes&quot;;&quot;No&quot;)=IF(LEFT(TRIM([$Translations.$C190]);LEN([.F$1]))=[.F$1];&quot;Yes&quot;;&quot;No&quot;);&quot;&quot;;&quot;NO&quot;)">
            <text:p/>
          </table:table-cell>
          <table:table-cell table:formula="of:=IF(IF(LEFT(TRIM([$Translations.$B190]);LEN([.G$1]))=[.G$1];&quot;Yes&quot;;&quot;No&quot;)=IF(LEFT(TRIM([$Translations.$C190]);LEN([.G$1]))=[.G$1];&quot;Yes&quot;;&quot;No&quot;);&quot;&quot;;&quot;NO&quot;)">
            <text:p/>
          </table:table-cell>
        </table:table-row>
        <table:table-row table:style-name="ro8">
          <table:table-cell table:formula="of:=IF(IF(LEFT(TRIM([$Translations.$B191]);LEN([.A$1]))=[.A$1];&quot;Yes&quot;;&quot;No&quot;)=IF(LEFT(TRIM([$Translations.$C191]);LEN([.A$1]))=[.A$1];&quot;Yes&quot;;&quot;No&quot;);&quot;&quot;;&quot;NO&quot;)">
            <text:p/>
          </table:table-cell>
          <table:table-cell table:formula="of:=IF(IF(LEFT(TRIM([$Translations.$B191]);LEN([.B$1]))=[.B$1];&quot;Yes&quot;;&quot;No&quot;)=IF(LEFT(TRIM([$Translations.$C191]);LEN([.B$1]))=[.B$1];&quot;Yes&quot;;&quot;No&quot;);&quot;&quot;;&quot;NO&quot;)">
            <text:p/>
          </table:table-cell>
          <table:table-cell table:formula="of:=IF(IF(LEFT(TRIM([$Translations.$B191]);LEN([.C$1]))=[.C$1];&quot;Yes&quot;;&quot;No&quot;)=IF(LEFT(TRIM([$Translations.$C191]);LEN([.C$1]))=[.C$1];&quot;Yes&quot;;&quot;No&quot;);&quot;&quot;;&quot;NO&quot;)">
            <text:p/>
          </table:table-cell>
          <table:table-cell table:formula="of:=IF(IF(LEFT(TRIM([$Translations.$B191]);LEN([.D$1]))=[.D$1];&quot;Yes&quot;;&quot;No&quot;)=IF(LEFT(TRIM([$Translations.$C191]);LEN([.D$1]))=[.D$1];&quot;Yes&quot;;&quot;No&quot;);&quot;&quot;;&quot;NO&quot;)">
            <text:p/>
          </table:table-cell>
          <table:table-cell table:formula="of:=IF(IF(LEFT(TRIM([$Translations.$B191]);LEN([.E$1]))=[.E$1];&quot;Yes&quot;;&quot;No&quot;)=IF(LEFT(TRIM([$Translations.$C191]);LEN([.E$1]))=[.E$1];&quot;Yes&quot;;&quot;No&quot;);&quot;&quot;;&quot;NO&quot;)">
            <text:p/>
          </table:table-cell>
          <table:table-cell table:formula="of:=IF(IF(LEFT(TRIM([$Translations.$B191]);LEN([.F$1]))=[.F$1];&quot;Yes&quot;;&quot;No&quot;)=IF(LEFT(TRIM([$Translations.$C191]);LEN([.F$1]))=[.F$1];&quot;Yes&quot;;&quot;No&quot;);&quot;&quot;;&quot;NO&quot;)">
            <text:p/>
          </table:table-cell>
          <table:table-cell table:formula="of:=IF(IF(LEFT(TRIM([$Translations.$B191]);LEN([.G$1]))=[.G$1];&quot;Yes&quot;;&quot;No&quot;)=IF(LEFT(TRIM([$Translations.$C191]);LEN([.G$1]))=[.G$1];&quot;Yes&quot;;&quot;No&quot;);&quot;&quot;;&quot;NO&quot;)">
            <text:p/>
          </table:table-cell>
        </table:table-row>
        <table:table-row table:style-name="ro8">
          <table:table-cell table:formula="of:=IF(IF(LEFT(TRIM([$Translations.$B192]);LEN([.A$1]))=[.A$1];&quot;Yes&quot;;&quot;No&quot;)=IF(LEFT(TRIM([$Translations.$C192]);LEN([.A$1]))=[.A$1];&quot;Yes&quot;;&quot;No&quot;);&quot;&quot;;&quot;NO&quot;)">
            <text:p/>
          </table:table-cell>
          <table:table-cell table:formula="of:=IF(IF(LEFT(TRIM([$Translations.$B192]);LEN([.B$1]))=[.B$1];&quot;Yes&quot;;&quot;No&quot;)=IF(LEFT(TRIM([$Translations.$C192]);LEN([.B$1]))=[.B$1];&quot;Yes&quot;;&quot;No&quot;);&quot;&quot;;&quot;NO&quot;)">
            <text:p/>
          </table:table-cell>
          <table:table-cell table:formula="of:=IF(IF(LEFT(TRIM([$Translations.$B192]);LEN([.C$1]))=[.C$1];&quot;Yes&quot;;&quot;No&quot;)=IF(LEFT(TRIM([$Translations.$C192]);LEN([.C$1]))=[.C$1];&quot;Yes&quot;;&quot;No&quot;);&quot;&quot;;&quot;NO&quot;)">
            <text:p/>
          </table:table-cell>
          <table:table-cell table:formula="of:=IF(IF(LEFT(TRIM([$Translations.$B192]);LEN([.D$1]))=[.D$1];&quot;Yes&quot;;&quot;No&quot;)=IF(LEFT(TRIM([$Translations.$C192]);LEN([.D$1]))=[.D$1];&quot;Yes&quot;;&quot;No&quot;);&quot;&quot;;&quot;NO&quot;)">
            <text:p/>
          </table:table-cell>
          <table:table-cell table:formula="of:=IF(IF(LEFT(TRIM([$Translations.$B192]);LEN([.E$1]))=[.E$1];&quot;Yes&quot;;&quot;No&quot;)=IF(LEFT(TRIM([$Translations.$C192]);LEN([.E$1]))=[.E$1];&quot;Yes&quot;;&quot;No&quot;);&quot;&quot;;&quot;NO&quot;)">
            <text:p/>
          </table:table-cell>
          <table:table-cell table:formula="of:=IF(IF(LEFT(TRIM([$Translations.$B192]);LEN([.F$1]))=[.F$1];&quot;Yes&quot;;&quot;No&quot;)=IF(LEFT(TRIM([$Translations.$C192]);LEN([.F$1]))=[.F$1];&quot;Yes&quot;;&quot;No&quot;);&quot;&quot;;&quot;NO&quot;)">
            <text:p/>
          </table:table-cell>
          <table:table-cell table:formula="of:=IF(IF(LEFT(TRIM([$Translations.$B192]);LEN([.G$1]))=[.G$1];&quot;Yes&quot;;&quot;No&quot;)=IF(LEFT(TRIM([$Translations.$C192]);LEN([.G$1]))=[.G$1];&quot;Yes&quot;;&quot;No&quot;);&quot;&quot;;&quot;NO&quot;)">
            <text:p/>
          </table:table-cell>
        </table:table-row>
        <table:table-row table:style-name="ro8">
          <table:table-cell table:formula="of:=IF(IF(LEFT(TRIM([$Translations.$B193]);LEN([.A$1]))=[.A$1];&quot;Yes&quot;;&quot;No&quot;)=IF(LEFT(TRIM([$Translations.$C193]);LEN([.A$1]))=[.A$1];&quot;Yes&quot;;&quot;No&quot;);&quot;&quot;;&quot;NO&quot;)">
            <text:p/>
          </table:table-cell>
          <table:table-cell table:formula="of:=IF(IF(LEFT(TRIM([$Translations.$B193]);LEN([.B$1]))=[.B$1];&quot;Yes&quot;;&quot;No&quot;)=IF(LEFT(TRIM([$Translations.$C193]);LEN([.B$1]))=[.B$1];&quot;Yes&quot;;&quot;No&quot;);&quot;&quot;;&quot;NO&quot;)">
            <text:p/>
          </table:table-cell>
          <table:table-cell table:formula="of:=IF(IF(LEFT(TRIM([$Translations.$B193]);LEN([.C$1]))=[.C$1];&quot;Yes&quot;;&quot;No&quot;)=IF(LEFT(TRIM([$Translations.$C193]);LEN([.C$1]))=[.C$1];&quot;Yes&quot;;&quot;No&quot;);&quot;&quot;;&quot;NO&quot;)">
            <text:p/>
          </table:table-cell>
          <table:table-cell table:formula="of:=IF(IF(LEFT(TRIM([$Translations.$B193]);LEN([.D$1]))=[.D$1];&quot;Yes&quot;;&quot;No&quot;)=IF(LEFT(TRIM([$Translations.$C193]);LEN([.D$1]))=[.D$1];&quot;Yes&quot;;&quot;No&quot;);&quot;&quot;;&quot;NO&quot;)">
            <text:p/>
          </table:table-cell>
          <table:table-cell table:formula="of:=IF(IF(LEFT(TRIM([$Translations.$B193]);LEN([.E$1]))=[.E$1];&quot;Yes&quot;;&quot;No&quot;)=IF(LEFT(TRIM([$Translations.$C193]);LEN([.E$1]))=[.E$1];&quot;Yes&quot;;&quot;No&quot;);&quot;&quot;;&quot;NO&quot;)">
            <text:p/>
          </table:table-cell>
          <table:table-cell table:formula="of:=IF(IF(LEFT(TRIM([$Translations.$B193]);LEN([.F$1]))=[.F$1];&quot;Yes&quot;;&quot;No&quot;)=IF(LEFT(TRIM([$Translations.$C193]);LEN([.F$1]))=[.F$1];&quot;Yes&quot;;&quot;No&quot;);&quot;&quot;;&quot;NO&quot;)">
            <text:p/>
          </table:table-cell>
          <table:table-cell table:formula="of:=IF(IF(LEFT(TRIM([$Translations.$B193]);LEN([.G$1]))=[.G$1];&quot;Yes&quot;;&quot;No&quot;)=IF(LEFT(TRIM([$Translations.$C193]);LEN([.G$1]))=[.G$1];&quot;Yes&quot;;&quot;No&quot;);&quot;&quot;;&quot;NO&quot;)">
            <text:p/>
          </table:table-cell>
        </table:table-row>
        <table:table-row table:style-name="ro8">
          <table:table-cell table:formula="of:=IF(IF(LEFT(TRIM([$Translations.$B194]);LEN([.A$1]))=[.A$1];&quot;Yes&quot;;&quot;No&quot;)=IF(LEFT(TRIM([$Translations.$C194]);LEN([.A$1]))=[.A$1];&quot;Yes&quot;;&quot;No&quot;);&quot;&quot;;&quot;NO&quot;)">
            <text:p/>
          </table:table-cell>
          <table:table-cell table:formula="of:=IF(IF(LEFT(TRIM([$Translations.$B194]);LEN([.B$1]))=[.B$1];&quot;Yes&quot;;&quot;No&quot;)=IF(LEFT(TRIM([$Translations.$C194]);LEN([.B$1]))=[.B$1];&quot;Yes&quot;;&quot;No&quot;);&quot;&quot;;&quot;NO&quot;)">
            <text:p/>
          </table:table-cell>
          <table:table-cell table:formula="of:=IF(IF(LEFT(TRIM([$Translations.$B194]);LEN([.C$1]))=[.C$1];&quot;Yes&quot;;&quot;No&quot;)=IF(LEFT(TRIM([$Translations.$C194]);LEN([.C$1]))=[.C$1];&quot;Yes&quot;;&quot;No&quot;);&quot;&quot;;&quot;NO&quot;)">
            <text:p/>
          </table:table-cell>
          <table:table-cell table:formula="of:=IF(IF(LEFT(TRIM([$Translations.$B194]);LEN([.D$1]))=[.D$1];&quot;Yes&quot;;&quot;No&quot;)=IF(LEFT(TRIM([$Translations.$C194]);LEN([.D$1]))=[.D$1];&quot;Yes&quot;;&quot;No&quot;);&quot;&quot;;&quot;NO&quot;)">
            <text:p/>
          </table:table-cell>
          <table:table-cell table:formula="of:=IF(IF(LEFT(TRIM([$Translations.$B194]);LEN([.E$1]))=[.E$1];&quot;Yes&quot;;&quot;No&quot;)=IF(LEFT(TRIM([$Translations.$C194]);LEN([.E$1]))=[.E$1];&quot;Yes&quot;;&quot;No&quot;);&quot;&quot;;&quot;NO&quot;)">
            <text:p/>
          </table:table-cell>
          <table:table-cell table:formula="of:=IF(IF(LEFT(TRIM([$Translations.$B194]);LEN([.F$1]))=[.F$1];&quot;Yes&quot;;&quot;No&quot;)=IF(LEFT(TRIM([$Translations.$C194]);LEN([.F$1]))=[.F$1];&quot;Yes&quot;;&quot;No&quot;);&quot;&quot;;&quot;NO&quot;)">
            <text:p/>
          </table:table-cell>
          <table:table-cell table:formula="of:=IF(IF(LEFT(TRIM([$Translations.$B194]);LEN([.G$1]))=[.G$1];&quot;Yes&quot;;&quot;No&quot;)=IF(LEFT(TRIM([$Translations.$C194]);LEN([.G$1]))=[.G$1];&quot;Yes&quot;;&quot;No&quot;);&quot;&quot;;&quot;NO&quot;)">
            <text:p/>
          </table:table-cell>
        </table:table-row>
        <table:table-row table:style-name="ro8">
          <table:table-cell table:formula="of:=IF(IF(LEFT(TRIM([$Translations.$B195]);LEN([.A$1]))=[.A$1];&quot;Yes&quot;;&quot;No&quot;)=IF(LEFT(TRIM([$Translations.$C195]);LEN([.A$1]))=[.A$1];&quot;Yes&quot;;&quot;No&quot;);&quot;&quot;;&quot;NO&quot;)">
            <text:p/>
          </table:table-cell>
          <table:table-cell table:formula="of:=IF(IF(LEFT(TRIM([$Translations.$B195]);LEN([.B$1]))=[.B$1];&quot;Yes&quot;;&quot;No&quot;)=IF(LEFT(TRIM([$Translations.$C195]);LEN([.B$1]))=[.B$1];&quot;Yes&quot;;&quot;No&quot;);&quot;&quot;;&quot;NO&quot;)">
            <text:p/>
          </table:table-cell>
          <table:table-cell table:formula="of:=IF(IF(LEFT(TRIM([$Translations.$B195]);LEN([.C$1]))=[.C$1];&quot;Yes&quot;;&quot;No&quot;)=IF(LEFT(TRIM([$Translations.$C195]);LEN([.C$1]))=[.C$1];&quot;Yes&quot;;&quot;No&quot;);&quot;&quot;;&quot;NO&quot;)">
            <text:p/>
          </table:table-cell>
          <table:table-cell table:formula="of:=IF(IF(LEFT(TRIM([$Translations.$B195]);LEN([.D$1]))=[.D$1];&quot;Yes&quot;;&quot;No&quot;)=IF(LEFT(TRIM([$Translations.$C195]);LEN([.D$1]))=[.D$1];&quot;Yes&quot;;&quot;No&quot;);&quot;&quot;;&quot;NO&quot;)">
            <text:p/>
          </table:table-cell>
          <table:table-cell table:formula="of:=IF(IF(LEFT(TRIM([$Translations.$B195]);LEN([.E$1]))=[.E$1];&quot;Yes&quot;;&quot;No&quot;)=IF(LEFT(TRIM([$Translations.$C195]);LEN([.E$1]))=[.E$1];&quot;Yes&quot;;&quot;No&quot;);&quot;&quot;;&quot;NO&quot;)">
            <text:p/>
          </table:table-cell>
          <table:table-cell table:formula="of:=IF(IF(LEFT(TRIM([$Translations.$B195]);LEN([.F$1]))=[.F$1];&quot;Yes&quot;;&quot;No&quot;)=IF(LEFT(TRIM([$Translations.$C195]);LEN([.F$1]))=[.F$1];&quot;Yes&quot;;&quot;No&quot;);&quot;&quot;;&quot;NO&quot;)">
            <text:p/>
          </table:table-cell>
          <table:table-cell table:formula="of:=IF(IF(LEFT(TRIM([$Translations.$B195]);LEN([.G$1]))=[.G$1];&quot;Yes&quot;;&quot;No&quot;)=IF(LEFT(TRIM([$Translations.$C195]);LEN([.G$1]))=[.G$1];&quot;Yes&quot;;&quot;No&quot;);&quot;&quot;;&quot;NO&quot;)">
            <text:p/>
          </table:table-cell>
        </table:table-row>
        <table:table-row table:style-name="ro8">
          <table:table-cell table:formula="of:=IF(IF(LEFT(TRIM([$Translations.$B196]);LEN([.A$1]))=[.A$1];&quot;Yes&quot;;&quot;No&quot;)=IF(LEFT(TRIM([$Translations.$C196]);LEN([.A$1]))=[.A$1];&quot;Yes&quot;;&quot;No&quot;);&quot;&quot;;&quot;NO&quot;)">
            <text:p/>
          </table:table-cell>
          <table:table-cell table:formula="of:=IF(IF(LEFT(TRIM([$Translations.$B196]);LEN([.B$1]))=[.B$1];&quot;Yes&quot;;&quot;No&quot;)=IF(LEFT(TRIM([$Translations.$C196]);LEN([.B$1]))=[.B$1];&quot;Yes&quot;;&quot;No&quot;);&quot;&quot;;&quot;NO&quot;)">
            <text:p/>
          </table:table-cell>
          <table:table-cell table:formula="of:=IF(IF(LEFT(TRIM([$Translations.$B196]);LEN([.C$1]))=[.C$1];&quot;Yes&quot;;&quot;No&quot;)=IF(LEFT(TRIM([$Translations.$C196]);LEN([.C$1]))=[.C$1];&quot;Yes&quot;;&quot;No&quot;);&quot;&quot;;&quot;NO&quot;)">
            <text:p/>
          </table:table-cell>
          <table:table-cell table:formula="of:=IF(IF(LEFT(TRIM([$Translations.$B196]);LEN([.D$1]))=[.D$1];&quot;Yes&quot;;&quot;No&quot;)=IF(LEFT(TRIM([$Translations.$C196]);LEN([.D$1]))=[.D$1];&quot;Yes&quot;;&quot;No&quot;);&quot;&quot;;&quot;NO&quot;)">
            <text:p/>
          </table:table-cell>
          <table:table-cell table:formula="of:=IF(IF(LEFT(TRIM([$Translations.$B196]);LEN([.E$1]))=[.E$1];&quot;Yes&quot;;&quot;No&quot;)=IF(LEFT(TRIM([$Translations.$C196]);LEN([.E$1]))=[.E$1];&quot;Yes&quot;;&quot;No&quot;);&quot;&quot;;&quot;NO&quot;)">
            <text:p/>
          </table:table-cell>
          <table:table-cell table:formula="of:=IF(IF(LEFT(TRIM([$Translations.$B196]);LEN([.F$1]))=[.F$1];&quot;Yes&quot;;&quot;No&quot;)=IF(LEFT(TRIM([$Translations.$C196]);LEN([.F$1]))=[.F$1];&quot;Yes&quot;;&quot;No&quot;);&quot;&quot;;&quot;NO&quot;)">
            <text:p/>
          </table:table-cell>
          <table:table-cell table:formula="of:=IF(IF(LEFT(TRIM([$Translations.$B196]);LEN([.G$1]))=[.G$1];&quot;Yes&quot;;&quot;No&quot;)=IF(LEFT(TRIM([$Translations.$C196]);LEN([.G$1]))=[.G$1];&quot;Yes&quot;;&quot;No&quot;);&quot;&quot;;&quot;NO&quot;)">
            <text:p/>
          </table:table-cell>
        </table:table-row>
        <table:table-row table:style-name="ro8">
          <table:table-cell table:formula="of:=IF(IF(LEFT(TRIM([$Translations.$B197]);LEN([.A$1]))=[.A$1];&quot;Yes&quot;;&quot;No&quot;)=IF(LEFT(TRIM([$Translations.$C197]);LEN([.A$1]))=[.A$1];&quot;Yes&quot;;&quot;No&quot;);&quot;&quot;;&quot;NO&quot;)">
            <text:p/>
          </table:table-cell>
          <table:table-cell table:formula="of:=IF(IF(LEFT(TRIM([$Translations.$B197]);LEN([.B$1]))=[.B$1];&quot;Yes&quot;;&quot;No&quot;)=IF(LEFT(TRIM([$Translations.$C197]);LEN([.B$1]))=[.B$1];&quot;Yes&quot;;&quot;No&quot;);&quot;&quot;;&quot;NO&quot;)">
            <text:p/>
          </table:table-cell>
          <table:table-cell table:formula="of:=IF(IF(LEFT(TRIM([$Translations.$B197]);LEN([.C$1]))=[.C$1];&quot;Yes&quot;;&quot;No&quot;)=IF(LEFT(TRIM([$Translations.$C197]);LEN([.C$1]))=[.C$1];&quot;Yes&quot;;&quot;No&quot;);&quot;&quot;;&quot;NO&quot;)">
            <text:p/>
          </table:table-cell>
          <table:table-cell table:formula="of:=IF(IF(LEFT(TRIM([$Translations.$B197]);LEN([.D$1]))=[.D$1];&quot;Yes&quot;;&quot;No&quot;)=IF(LEFT(TRIM([$Translations.$C197]);LEN([.D$1]))=[.D$1];&quot;Yes&quot;;&quot;No&quot;);&quot;&quot;;&quot;NO&quot;)">
            <text:p/>
          </table:table-cell>
          <table:table-cell table:formula="of:=IF(IF(LEFT(TRIM([$Translations.$B197]);LEN([.E$1]))=[.E$1];&quot;Yes&quot;;&quot;No&quot;)=IF(LEFT(TRIM([$Translations.$C197]);LEN([.E$1]))=[.E$1];&quot;Yes&quot;;&quot;No&quot;);&quot;&quot;;&quot;NO&quot;)">
            <text:p/>
          </table:table-cell>
          <table:table-cell table:formula="of:=IF(IF(LEFT(TRIM([$Translations.$B197]);LEN([.F$1]))=[.F$1];&quot;Yes&quot;;&quot;No&quot;)=IF(LEFT(TRIM([$Translations.$C197]);LEN([.F$1]))=[.F$1];&quot;Yes&quot;;&quot;No&quot;);&quot;&quot;;&quot;NO&quot;)">
            <text:p/>
          </table:table-cell>
          <table:table-cell table:formula="of:=IF(IF(LEFT(TRIM([$Translations.$B197]);LEN([.G$1]))=[.G$1];&quot;Yes&quot;;&quot;No&quot;)=IF(LEFT(TRIM([$Translations.$C197]);LEN([.G$1]))=[.G$1];&quot;Yes&quot;;&quot;No&quot;);&quot;&quot;;&quot;NO&quot;)">
            <text:p/>
          </table:table-cell>
        </table:table-row>
        <table:table-row table:style-name="ro8">
          <table:table-cell table:formula="of:=IF(IF(LEFT(TRIM([$Translations.$B198]);LEN([.A$1]))=[.A$1];&quot;Yes&quot;;&quot;No&quot;)=IF(LEFT(TRIM([$Translations.$C198]);LEN([.A$1]))=[.A$1];&quot;Yes&quot;;&quot;No&quot;);&quot;&quot;;&quot;NO&quot;)">
            <text:p/>
          </table:table-cell>
          <table:table-cell table:formula="of:=IF(IF(LEFT(TRIM([$Translations.$B198]);LEN([.B$1]))=[.B$1];&quot;Yes&quot;;&quot;No&quot;)=IF(LEFT(TRIM([$Translations.$C198]);LEN([.B$1]))=[.B$1];&quot;Yes&quot;;&quot;No&quot;);&quot;&quot;;&quot;NO&quot;)">
            <text:p/>
          </table:table-cell>
          <table:table-cell table:formula="of:=IF(IF(LEFT(TRIM([$Translations.$B198]);LEN([.C$1]))=[.C$1];&quot;Yes&quot;;&quot;No&quot;)=IF(LEFT(TRIM([$Translations.$C198]);LEN([.C$1]))=[.C$1];&quot;Yes&quot;;&quot;No&quot;);&quot;&quot;;&quot;NO&quot;)">
            <text:p/>
          </table:table-cell>
          <table:table-cell table:formula="of:=IF(IF(LEFT(TRIM([$Translations.$B198]);LEN([.D$1]))=[.D$1];&quot;Yes&quot;;&quot;No&quot;)=IF(LEFT(TRIM([$Translations.$C198]);LEN([.D$1]))=[.D$1];&quot;Yes&quot;;&quot;No&quot;);&quot;&quot;;&quot;NO&quot;)">
            <text:p/>
          </table:table-cell>
          <table:table-cell table:formula="of:=IF(IF(LEFT(TRIM([$Translations.$B198]);LEN([.E$1]))=[.E$1];&quot;Yes&quot;;&quot;No&quot;)=IF(LEFT(TRIM([$Translations.$C198]);LEN([.E$1]))=[.E$1];&quot;Yes&quot;;&quot;No&quot;);&quot;&quot;;&quot;NO&quot;)">
            <text:p/>
          </table:table-cell>
          <table:table-cell table:formula="of:=IF(IF(LEFT(TRIM([$Translations.$B198]);LEN([.F$1]))=[.F$1];&quot;Yes&quot;;&quot;No&quot;)=IF(LEFT(TRIM([$Translations.$C198]);LEN([.F$1]))=[.F$1];&quot;Yes&quot;;&quot;No&quot;);&quot;&quot;;&quot;NO&quot;)">
            <text:p/>
          </table:table-cell>
          <table:table-cell table:formula="of:=IF(IF(LEFT(TRIM([$Translations.$B198]);LEN([.G$1]))=[.G$1];&quot;Yes&quot;;&quot;No&quot;)=IF(LEFT(TRIM([$Translations.$C198]);LEN([.G$1]))=[.G$1];&quot;Yes&quot;;&quot;No&quot;);&quot;&quot;;&quot;NO&quot;)">
            <text:p/>
          </table:table-cell>
        </table:table-row>
        <table:table-row table:style-name="ro8">
          <table:table-cell table:formula="of:=IF(IF(LEFT(TRIM([$Translations.$B199]);LEN([.A$1]))=[.A$1];&quot;Yes&quot;;&quot;No&quot;)=IF(LEFT(TRIM([$Translations.$C199]);LEN([.A$1]))=[.A$1];&quot;Yes&quot;;&quot;No&quot;);&quot;&quot;;&quot;NO&quot;)">
            <text:p/>
          </table:table-cell>
          <table:table-cell table:formula="of:=IF(IF(LEFT(TRIM([$Translations.$B199]);LEN([.B$1]))=[.B$1];&quot;Yes&quot;;&quot;No&quot;)=IF(LEFT(TRIM([$Translations.$C199]);LEN([.B$1]))=[.B$1];&quot;Yes&quot;;&quot;No&quot;);&quot;&quot;;&quot;NO&quot;)">
            <text:p/>
          </table:table-cell>
          <table:table-cell table:formula="of:=IF(IF(LEFT(TRIM([$Translations.$B199]);LEN([.C$1]))=[.C$1];&quot;Yes&quot;;&quot;No&quot;)=IF(LEFT(TRIM([$Translations.$C199]);LEN([.C$1]))=[.C$1];&quot;Yes&quot;;&quot;No&quot;);&quot;&quot;;&quot;NO&quot;)">
            <text:p/>
          </table:table-cell>
          <table:table-cell table:formula="of:=IF(IF(LEFT(TRIM([$Translations.$B199]);LEN([.D$1]))=[.D$1];&quot;Yes&quot;;&quot;No&quot;)=IF(LEFT(TRIM([$Translations.$C199]);LEN([.D$1]))=[.D$1];&quot;Yes&quot;;&quot;No&quot;);&quot;&quot;;&quot;NO&quot;)">
            <text:p/>
          </table:table-cell>
          <table:table-cell table:formula="of:=IF(IF(LEFT(TRIM([$Translations.$B199]);LEN([.E$1]))=[.E$1];&quot;Yes&quot;;&quot;No&quot;)=IF(LEFT(TRIM([$Translations.$C199]);LEN([.E$1]))=[.E$1];&quot;Yes&quot;;&quot;No&quot;);&quot;&quot;;&quot;NO&quot;)">
            <text:p/>
          </table:table-cell>
          <table:table-cell table:formula="of:=IF(IF(LEFT(TRIM([$Translations.$B199]);LEN([.F$1]))=[.F$1];&quot;Yes&quot;;&quot;No&quot;)=IF(LEFT(TRIM([$Translations.$C199]);LEN([.F$1]))=[.F$1];&quot;Yes&quot;;&quot;No&quot;);&quot;&quot;;&quot;NO&quot;)">
            <text:p/>
          </table:table-cell>
          <table:table-cell table:formula="of:=IF(IF(LEFT(TRIM([$Translations.$B199]);LEN([.G$1]))=[.G$1];&quot;Yes&quot;;&quot;No&quot;)=IF(LEFT(TRIM([$Translations.$C199]);LEN([.G$1]))=[.G$1];&quot;Yes&quot;;&quot;No&quot;);&quot;&quot;;&quot;NO&quot;)">
            <text:p/>
          </table:table-cell>
        </table:table-row>
        <table:table-row table:style-name="ro8">
          <table:table-cell table:formula="of:=IF(IF(LEFT(TRIM([$Translations.$B200]);LEN([.A$1]))=[.A$1];&quot;Yes&quot;;&quot;No&quot;)=IF(LEFT(TRIM([$Translations.$C200]);LEN([.A$1]))=[.A$1];&quot;Yes&quot;;&quot;No&quot;);&quot;&quot;;&quot;NO&quot;)">
            <text:p/>
          </table:table-cell>
          <table:table-cell table:formula="of:=IF(IF(LEFT(TRIM([$Translations.$B200]);LEN([.B$1]))=[.B$1];&quot;Yes&quot;;&quot;No&quot;)=IF(LEFT(TRIM([$Translations.$C200]);LEN([.B$1]))=[.B$1];&quot;Yes&quot;;&quot;No&quot;);&quot;&quot;;&quot;NO&quot;)">
            <text:p/>
          </table:table-cell>
          <table:table-cell table:formula="of:=IF(IF(LEFT(TRIM([$Translations.$B200]);LEN([.C$1]))=[.C$1];&quot;Yes&quot;;&quot;No&quot;)=IF(LEFT(TRIM([$Translations.$C200]);LEN([.C$1]))=[.C$1];&quot;Yes&quot;;&quot;No&quot;);&quot;&quot;;&quot;NO&quot;)">
            <text:p/>
          </table:table-cell>
          <table:table-cell table:formula="of:=IF(IF(LEFT(TRIM([$Translations.$B200]);LEN([.D$1]))=[.D$1];&quot;Yes&quot;;&quot;No&quot;)=IF(LEFT(TRIM([$Translations.$C200]);LEN([.D$1]))=[.D$1];&quot;Yes&quot;;&quot;No&quot;);&quot;&quot;;&quot;NO&quot;)">
            <text:p/>
          </table:table-cell>
          <table:table-cell table:formula="of:=IF(IF(LEFT(TRIM([$Translations.$B200]);LEN([.E$1]))=[.E$1];&quot;Yes&quot;;&quot;No&quot;)=IF(LEFT(TRIM([$Translations.$C200]);LEN([.E$1]))=[.E$1];&quot;Yes&quot;;&quot;No&quot;);&quot;&quot;;&quot;NO&quot;)">
            <text:p/>
          </table:table-cell>
          <table:table-cell table:formula="of:=IF(IF(LEFT(TRIM([$Translations.$B200]);LEN([.F$1]))=[.F$1];&quot;Yes&quot;;&quot;No&quot;)=IF(LEFT(TRIM([$Translations.$C200]);LEN([.F$1]))=[.F$1];&quot;Yes&quot;;&quot;No&quot;);&quot;&quot;;&quot;NO&quot;)">
            <text:p/>
          </table:table-cell>
          <table:table-cell table:formula="of:=IF(IF(LEFT(TRIM([$Translations.$B200]);LEN([.G$1]))=[.G$1];&quot;Yes&quot;;&quot;No&quot;)=IF(LEFT(TRIM([$Translations.$C200]);LEN([.G$1]))=[.G$1];&quot;Yes&quot;;&quot;No&quot;);&quot;&quot;;&quot;NO&quot;)">
            <text:p/>
          </table:table-cell>
        </table:table-row>
        <table:table-row table:style-name="ro8">
          <table:table-cell table:formula="of:=IF(IF(LEFT(TRIM([$Translations.$B201]);LEN([.A$1]))=[.A$1];&quot;Yes&quot;;&quot;No&quot;)=IF(LEFT(TRIM([$Translations.$C201]);LEN([.A$1]))=[.A$1];&quot;Yes&quot;;&quot;No&quot;);&quot;&quot;;&quot;NO&quot;)">
            <text:p/>
          </table:table-cell>
          <table:table-cell table:formula="of:=IF(IF(LEFT(TRIM([$Translations.$B201]);LEN([.B$1]))=[.B$1];&quot;Yes&quot;;&quot;No&quot;)=IF(LEFT(TRIM([$Translations.$C201]);LEN([.B$1]))=[.B$1];&quot;Yes&quot;;&quot;No&quot;);&quot;&quot;;&quot;NO&quot;)">
            <text:p/>
          </table:table-cell>
          <table:table-cell table:formula="of:=IF(IF(LEFT(TRIM([$Translations.$B201]);LEN([.C$1]))=[.C$1];&quot;Yes&quot;;&quot;No&quot;)=IF(LEFT(TRIM([$Translations.$C201]);LEN([.C$1]))=[.C$1];&quot;Yes&quot;;&quot;No&quot;);&quot;&quot;;&quot;NO&quot;)">
            <text:p/>
          </table:table-cell>
          <table:table-cell table:formula="of:=IF(IF(LEFT(TRIM([$Translations.$B201]);LEN([.D$1]))=[.D$1];&quot;Yes&quot;;&quot;No&quot;)=IF(LEFT(TRIM([$Translations.$C201]);LEN([.D$1]))=[.D$1];&quot;Yes&quot;;&quot;No&quot;);&quot;&quot;;&quot;NO&quot;)">
            <text:p/>
          </table:table-cell>
          <table:table-cell table:formula="of:=IF(IF(LEFT(TRIM([$Translations.$B201]);LEN([.E$1]))=[.E$1];&quot;Yes&quot;;&quot;No&quot;)=IF(LEFT(TRIM([$Translations.$C201]);LEN([.E$1]))=[.E$1];&quot;Yes&quot;;&quot;No&quot;);&quot;&quot;;&quot;NO&quot;)">
            <text:p/>
          </table:table-cell>
          <table:table-cell table:formula="of:=IF(IF(LEFT(TRIM([$Translations.$B201]);LEN([.F$1]))=[.F$1];&quot;Yes&quot;;&quot;No&quot;)=IF(LEFT(TRIM([$Translations.$C201]);LEN([.F$1]))=[.F$1];&quot;Yes&quot;;&quot;No&quot;);&quot;&quot;;&quot;NO&quot;)">
            <text:p/>
          </table:table-cell>
          <table:table-cell table:formula="of:=IF(IF(LEFT(TRIM([$Translations.$B201]);LEN([.G$1]))=[.G$1];&quot;Yes&quot;;&quot;No&quot;)=IF(LEFT(TRIM([$Translations.$C201]);LEN([.G$1]))=[.G$1];&quot;Yes&quot;;&quot;No&quot;);&quot;&quot;;&quot;NO&quot;)">
            <text:p/>
          </table:table-cell>
        </table:table-row>
        <table:table-row table:style-name="ro8">
          <table:table-cell table:formula="of:=IF(IF(LEFT(TRIM([$Translations.$B202]);LEN([.A$1]))=[.A$1];&quot;Yes&quot;;&quot;No&quot;)=IF(LEFT(TRIM([$Translations.$C202]);LEN([.A$1]))=[.A$1];&quot;Yes&quot;;&quot;No&quot;);&quot;&quot;;&quot;NO&quot;)">
            <text:p/>
          </table:table-cell>
          <table:table-cell table:formula="of:=IF(IF(LEFT(TRIM([$Translations.$B202]);LEN([.B$1]))=[.B$1];&quot;Yes&quot;;&quot;No&quot;)=IF(LEFT(TRIM([$Translations.$C202]);LEN([.B$1]))=[.B$1];&quot;Yes&quot;;&quot;No&quot;);&quot;&quot;;&quot;NO&quot;)">
            <text:p/>
          </table:table-cell>
          <table:table-cell table:formula="of:=IF(IF(LEFT(TRIM([$Translations.$B202]);LEN([.C$1]))=[.C$1];&quot;Yes&quot;;&quot;No&quot;)=IF(LEFT(TRIM([$Translations.$C202]);LEN([.C$1]))=[.C$1];&quot;Yes&quot;;&quot;No&quot;);&quot;&quot;;&quot;NO&quot;)">
            <text:p/>
          </table:table-cell>
          <table:table-cell table:formula="of:=IF(IF(LEFT(TRIM([$Translations.$B202]);LEN([.D$1]))=[.D$1];&quot;Yes&quot;;&quot;No&quot;)=IF(LEFT(TRIM([$Translations.$C202]);LEN([.D$1]))=[.D$1];&quot;Yes&quot;;&quot;No&quot;);&quot;&quot;;&quot;NO&quot;)">
            <text:p/>
          </table:table-cell>
          <table:table-cell table:formula="of:=IF(IF(LEFT(TRIM([$Translations.$B202]);LEN([.E$1]))=[.E$1];&quot;Yes&quot;;&quot;No&quot;)=IF(LEFT(TRIM([$Translations.$C202]);LEN([.E$1]))=[.E$1];&quot;Yes&quot;;&quot;No&quot;);&quot;&quot;;&quot;NO&quot;)">
            <text:p/>
          </table:table-cell>
          <table:table-cell table:formula="of:=IF(IF(LEFT(TRIM([$Translations.$B202]);LEN([.F$1]))=[.F$1];&quot;Yes&quot;;&quot;No&quot;)=IF(LEFT(TRIM([$Translations.$C202]);LEN([.F$1]))=[.F$1];&quot;Yes&quot;;&quot;No&quot;);&quot;&quot;;&quot;NO&quot;)">
            <text:p/>
          </table:table-cell>
          <table:table-cell table:formula="of:=IF(IF(LEFT(TRIM([$Translations.$B202]);LEN([.G$1]))=[.G$1];&quot;Yes&quot;;&quot;No&quot;)=IF(LEFT(TRIM([$Translations.$C202]);LEN([.G$1]))=[.G$1];&quot;Yes&quot;;&quot;No&quot;);&quot;&quot;;&quot;NO&quot;)">
            <text:p/>
          </table:table-cell>
        </table:table-row>
        <table:table-row table:style-name="ro8">
          <table:table-cell table:formula="of:=IF(IF(LEFT(TRIM([$Translations.$B203]);LEN([.A$1]))=[.A$1];&quot;Yes&quot;;&quot;No&quot;)=IF(LEFT(TRIM([$Translations.$C203]);LEN([.A$1]))=[.A$1];&quot;Yes&quot;;&quot;No&quot;);&quot;&quot;;&quot;NO&quot;)">
            <text:p/>
          </table:table-cell>
          <table:table-cell table:formula="of:=IF(IF(LEFT(TRIM([$Translations.$B203]);LEN([.B$1]))=[.B$1];&quot;Yes&quot;;&quot;No&quot;)=IF(LEFT(TRIM([$Translations.$C203]);LEN([.B$1]))=[.B$1];&quot;Yes&quot;;&quot;No&quot;);&quot;&quot;;&quot;NO&quot;)">
            <text:p/>
          </table:table-cell>
          <table:table-cell table:formula="of:=IF(IF(LEFT(TRIM([$Translations.$B203]);LEN([.C$1]))=[.C$1];&quot;Yes&quot;;&quot;No&quot;)=IF(LEFT(TRIM([$Translations.$C203]);LEN([.C$1]))=[.C$1];&quot;Yes&quot;;&quot;No&quot;);&quot;&quot;;&quot;NO&quot;)">
            <text:p/>
          </table:table-cell>
          <table:table-cell table:formula="of:=IF(IF(LEFT(TRIM([$Translations.$B203]);LEN([.D$1]))=[.D$1];&quot;Yes&quot;;&quot;No&quot;)=IF(LEFT(TRIM([$Translations.$C203]);LEN([.D$1]))=[.D$1];&quot;Yes&quot;;&quot;No&quot;);&quot;&quot;;&quot;NO&quot;)">
            <text:p/>
          </table:table-cell>
          <table:table-cell table:formula="of:=IF(IF(LEFT(TRIM([$Translations.$B203]);LEN([.E$1]))=[.E$1];&quot;Yes&quot;;&quot;No&quot;)=IF(LEFT(TRIM([$Translations.$C203]);LEN([.E$1]))=[.E$1];&quot;Yes&quot;;&quot;No&quot;);&quot;&quot;;&quot;NO&quot;)">
            <text:p/>
          </table:table-cell>
          <table:table-cell table:formula="of:=IF(IF(LEFT(TRIM([$Translations.$B203]);LEN([.F$1]))=[.F$1];&quot;Yes&quot;;&quot;No&quot;)=IF(LEFT(TRIM([$Translations.$C203]);LEN([.F$1]))=[.F$1];&quot;Yes&quot;;&quot;No&quot;);&quot;&quot;;&quot;NO&quot;)">
            <text:p/>
          </table:table-cell>
          <table:table-cell table:formula="of:=IF(IF(LEFT(TRIM([$Translations.$B203]);LEN([.G$1]))=[.G$1];&quot;Yes&quot;;&quot;No&quot;)=IF(LEFT(TRIM([$Translations.$C203]);LEN([.G$1]))=[.G$1];&quot;Yes&quot;;&quot;No&quot;);&quot;&quot;;&quot;NO&quot;)">
            <text:p/>
          </table:table-cell>
        </table:table-row>
        <table:table-row table:style-name="ro8">
          <table:table-cell table:formula="of:=IF(IF(LEFT(TRIM([$Translations.$B204]);LEN([.A$1]))=[.A$1];&quot;Yes&quot;;&quot;No&quot;)=IF(LEFT(TRIM([$Translations.$C204]);LEN([.A$1]))=[.A$1];&quot;Yes&quot;;&quot;No&quot;);&quot;&quot;;&quot;NO&quot;)">
            <text:p/>
          </table:table-cell>
          <table:table-cell table:formula="of:=IF(IF(LEFT(TRIM([$Translations.$B204]);LEN([.B$1]))=[.B$1];&quot;Yes&quot;;&quot;No&quot;)=IF(LEFT(TRIM([$Translations.$C204]);LEN([.B$1]))=[.B$1];&quot;Yes&quot;;&quot;No&quot;);&quot;&quot;;&quot;NO&quot;)">
            <text:p/>
          </table:table-cell>
          <table:table-cell table:formula="of:=IF(IF(LEFT(TRIM([$Translations.$B204]);LEN([.C$1]))=[.C$1];&quot;Yes&quot;;&quot;No&quot;)=IF(LEFT(TRIM([$Translations.$C204]);LEN([.C$1]))=[.C$1];&quot;Yes&quot;;&quot;No&quot;);&quot;&quot;;&quot;NO&quot;)">
            <text:p/>
          </table:table-cell>
          <table:table-cell table:formula="of:=IF(IF(LEFT(TRIM([$Translations.$B204]);LEN([.D$1]))=[.D$1];&quot;Yes&quot;;&quot;No&quot;)=IF(LEFT(TRIM([$Translations.$C204]);LEN([.D$1]))=[.D$1];&quot;Yes&quot;;&quot;No&quot;);&quot;&quot;;&quot;NO&quot;)">
            <text:p/>
          </table:table-cell>
          <table:table-cell table:formula="of:=IF(IF(LEFT(TRIM([$Translations.$B204]);LEN([.E$1]))=[.E$1];&quot;Yes&quot;;&quot;No&quot;)=IF(LEFT(TRIM([$Translations.$C204]);LEN([.E$1]))=[.E$1];&quot;Yes&quot;;&quot;No&quot;);&quot;&quot;;&quot;NO&quot;)">
            <text:p/>
          </table:table-cell>
          <table:table-cell table:formula="of:=IF(IF(LEFT(TRIM([$Translations.$B204]);LEN([.F$1]))=[.F$1];&quot;Yes&quot;;&quot;No&quot;)=IF(LEFT(TRIM([$Translations.$C204]);LEN([.F$1]))=[.F$1];&quot;Yes&quot;;&quot;No&quot;);&quot;&quot;;&quot;NO&quot;)">
            <text:p/>
          </table:table-cell>
          <table:table-cell table:formula="of:=IF(IF(LEFT(TRIM([$Translations.$B204]);LEN([.G$1]))=[.G$1];&quot;Yes&quot;;&quot;No&quot;)=IF(LEFT(TRIM([$Translations.$C204]);LEN([.G$1]))=[.G$1];&quot;Yes&quot;;&quot;No&quot;);&quot;&quot;;&quot;NO&quot;)">
            <text:p/>
          </table:table-cell>
        </table:table-row>
        <table:table-row table:style-name="ro8">
          <table:table-cell table:formula="of:=IF(IF(LEFT(TRIM([$Translations.$B205]);LEN([.A$1]))=[.A$1];&quot;Yes&quot;;&quot;No&quot;)=IF(LEFT(TRIM([$Translations.$C205]);LEN([.A$1]))=[.A$1];&quot;Yes&quot;;&quot;No&quot;);&quot;&quot;;&quot;NO&quot;)">
            <text:p/>
          </table:table-cell>
          <table:table-cell table:formula="of:=IF(IF(LEFT(TRIM([$Translations.$B205]);LEN([.B$1]))=[.B$1];&quot;Yes&quot;;&quot;No&quot;)=IF(LEFT(TRIM([$Translations.$C205]);LEN([.B$1]))=[.B$1];&quot;Yes&quot;;&quot;No&quot;);&quot;&quot;;&quot;NO&quot;)">
            <text:p/>
          </table:table-cell>
          <table:table-cell table:formula="of:=IF(IF(LEFT(TRIM([$Translations.$B205]);LEN([.C$1]))=[.C$1];&quot;Yes&quot;;&quot;No&quot;)=IF(LEFT(TRIM([$Translations.$C205]);LEN([.C$1]))=[.C$1];&quot;Yes&quot;;&quot;No&quot;);&quot;&quot;;&quot;NO&quot;)">
            <text:p/>
          </table:table-cell>
          <table:table-cell table:formula="of:=IF(IF(LEFT(TRIM([$Translations.$B205]);LEN([.D$1]))=[.D$1];&quot;Yes&quot;;&quot;No&quot;)=IF(LEFT(TRIM([$Translations.$C205]);LEN([.D$1]))=[.D$1];&quot;Yes&quot;;&quot;No&quot;);&quot;&quot;;&quot;NO&quot;)">
            <text:p/>
          </table:table-cell>
          <table:table-cell table:formula="of:=IF(IF(LEFT(TRIM([$Translations.$B205]);LEN([.E$1]))=[.E$1];&quot;Yes&quot;;&quot;No&quot;)=IF(LEFT(TRIM([$Translations.$C205]);LEN([.E$1]))=[.E$1];&quot;Yes&quot;;&quot;No&quot;);&quot;&quot;;&quot;NO&quot;)">
            <text:p/>
          </table:table-cell>
          <table:table-cell table:formula="of:=IF(IF(LEFT(TRIM([$Translations.$B205]);LEN([.F$1]))=[.F$1];&quot;Yes&quot;;&quot;No&quot;)=IF(LEFT(TRIM([$Translations.$C205]);LEN([.F$1]))=[.F$1];&quot;Yes&quot;;&quot;No&quot;);&quot;&quot;;&quot;NO&quot;)">
            <text:p/>
          </table:table-cell>
          <table:table-cell table:formula="of:=IF(IF(LEFT(TRIM([$Translations.$B205]);LEN([.G$1]))=[.G$1];&quot;Yes&quot;;&quot;No&quot;)=IF(LEFT(TRIM([$Translations.$C205]);LEN([.G$1]))=[.G$1];&quot;Yes&quot;;&quot;No&quot;);&quot;&quot;;&quot;NO&quot;)">
            <text:p/>
          </table:table-cell>
        </table:table-row>
        <table:table-row table:style-name="ro8">
          <table:table-cell table:formula="of:=IF(IF(LEFT(TRIM([$Translations.$B206]);LEN([.A$1]))=[.A$1];&quot;Yes&quot;;&quot;No&quot;)=IF(LEFT(TRIM([$Translations.$C206]);LEN([.A$1]))=[.A$1];&quot;Yes&quot;;&quot;No&quot;);&quot;&quot;;&quot;NO&quot;)">
            <text:p/>
          </table:table-cell>
          <table:table-cell table:formula="of:=IF(IF(LEFT(TRIM([$Translations.$B206]);LEN([.B$1]))=[.B$1];&quot;Yes&quot;;&quot;No&quot;)=IF(LEFT(TRIM([$Translations.$C206]);LEN([.B$1]))=[.B$1];&quot;Yes&quot;;&quot;No&quot;);&quot;&quot;;&quot;NO&quot;)">
            <text:p/>
          </table:table-cell>
          <table:table-cell table:formula="of:=IF(IF(LEFT(TRIM([$Translations.$B206]);LEN([.C$1]))=[.C$1];&quot;Yes&quot;;&quot;No&quot;)=IF(LEFT(TRIM([$Translations.$C206]);LEN([.C$1]))=[.C$1];&quot;Yes&quot;;&quot;No&quot;);&quot;&quot;;&quot;NO&quot;)">
            <text:p/>
          </table:table-cell>
          <table:table-cell table:formula="of:=IF(IF(LEFT(TRIM([$Translations.$B206]);LEN([.D$1]))=[.D$1];&quot;Yes&quot;;&quot;No&quot;)=IF(LEFT(TRIM([$Translations.$C206]);LEN([.D$1]))=[.D$1];&quot;Yes&quot;;&quot;No&quot;);&quot;&quot;;&quot;NO&quot;)">
            <text:p/>
          </table:table-cell>
          <table:table-cell table:formula="of:=IF(IF(LEFT(TRIM([$Translations.$B206]);LEN([.E$1]))=[.E$1];&quot;Yes&quot;;&quot;No&quot;)=IF(LEFT(TRIM([$Translations.$C206]);LEN([.E$1]))=[.E$1];&quot;Yes&quot;;&quot;No&quot;);&quot;&quot;;&quot;NO&quot;)">
            <text:p/>
          </table:table-cell>
          <table:table-cell table:formula="of:=IF(IF(LEFT(TRIM([$Translations.$B206]);LEN([.F$1]))=[.F$1];&quot;Yes&quot;;&quot;No&quot;)=IF(LEFT(TRIM([$Translations.$C206]);LEN([.F$1]))=[.F$1];&quot;Yes&quot;;&quot;No&quot;);&quot;&quot;;&quot;NO&quot;)">
            <text:p/>
          </table:table-cell>
          <table:table-cell table:formula="of:=IF(IF(LEFT(TRIM([$Translations.$B206]);LEN([.G$1]))=[.G$1];&quot;Yes&quot;;&quot;No&quot;)=IF(LEFT(TRIM([$Translations.$C206]);LEN([.G$1]))=[.G$1];&quot;Yes&quot;;&quot;No&quot;);&quot;&quot;;&quot;NO&quot;)">
            <text:p/>
          </table:table-cell>
        </table:table-row>
        <table:table-row table:style-name="ro8">
          <table:table-cell table:formula="of:=IF(IF(LEFT(TRIM([$Translations.$B207]);LEN([.A$1]))=[.A$1];&quot;Yes&quot;;&quot;No&quot;)=IF(LEFT(TRIM([$Translations.$C207]);LEN([.A$1]))=[.A$1];&quot;Yes&quot;;&quot;No&quot;);&quot;&quot;;&quot;NO&quot;)">
            <text:p/>
          </table:table-cell>
          <table:table-cell table:formula="of:=IF(IF(LEFT(TRIM([$Translations.$B207]);LEN([.B$1]))=[.B$1];&quot;Yes&quot;;&quot;No&quot;)=IF(LEFT(TRIM([$Translations.$C207]);LEN([.B$1]))=[.B$1];&quot;Yes&quot;;&quot;No&quot;);&quot;&quot;;&quot;NO&quot;)">
            <text:p/>
          </table:table-cell>
          <table:table-cell table:formula="of:=IF(IF(LEFT(TRIM([$Translations.$B207]);LEN([.C$1]))=[.C$1];&quot;Yes&quot;;&quot;No&quot;)=IF(LEFT(TRIM([$Translations.$C207]);LEN([.C$1]))=[.C$1];&quot;Yes&quot;;&quot;No&quot;);&quot;&quot;;&quot;NO&quot;)">
            <text:p/>
          </table:table-cell>
          <table:table-cell table:formula="of:=IF(IF(LEFT(TRIM([$Translations.$B207]);LEN([.D$1]))=[.D$1];&quot;Yes&quot;;&quot;No&quot;)=IF(LEFT(TRIM([$Translations.$C207]);LEN([.D$1]))=[.D$1];&quot;Yes&quot;;&quot;No&quot;);&quot;&quot;;&quot;NO&quot;)">
            <text:p/>
          </table:table-cell>
          <table:table-cell table:formula="of:=IF(IF(LEFT(TRIM([$Translations.$B207]);LEN([.E$1]))=[.E$1];&quot;Yes&quot;;&quot;No&quot;)=IF(LEFT(TRIM([$Translations.$C207]);LEN([.E$1]))=[.E$1];&quot;Yes&quot;;&quot;No&quot;);&quot;&quot;;&quot;NO&quot;)">
            <text:p/>
          </table:table-cell>
          <table:table-cell table:formula="of:=IF(IF(LEFT(TRIM([$Translations.$B207]);LEN([.F$1]))=[.F$1];&quot;Yes&quot;;&quot;No&quot;)=IF(LEFT(TRIM([$Translations.$C207]);LEN([.F$1]))=[.F$1];&quot;Yes&quot;;&quot;No&quot;);&quot;&quot;;&quot;NO&quot;)">
            <text:p/>
          </table:table-cell>
          <table:table-cell table:formula="of:=IF(IF(LEFT(TRIM([$Translations.$B207]);LEN([.G$1]))=[.G$1];&quot;Yes&quot;;&quot;No&quot;)=IF(LEFT(TRIM([$Translations.$C207]);LEN([.G$1]))=[.G$1];&quot;Yes&quot;;&quot;No&quot;);&quot;&quot;;&quot;NO&quot;)">
            <text:p/>
          </table:table-cell>
        </table:table-row>
        <table:table-row table:style-name="ro8">
          <table:table-cell table:formula="of:=IF(IF(LEFT(TRIM([$Translations.$B208]);LEN([.A$1]))=[.A$1];&quot;Yes&quot;;&quot;No&quot;)=IF(LEFT(TRIM([$Translations.$C208]);LEN([.A$1]))=[.A$1];&quot;Yes&quot;;&quot;No&quot;);&quot;&quot;;&quot;NO&quot;)">
            <text:p/>
          </table:table-cell>
          <table:table-cell table:formula="of:=IF(IF(LEFT(TRIM([$Translations.$B208]);LEN([.B$1]))=[.B$1];&quot;Yes&quot;;&quot;No&quot;)=IF(LEFT(TRIM([$Translations.$C208]);LEN([.B$1]))=[.B$1];&quot;Yes&quot;;&quot;No&quot;);&quot;&quot;;&quot;NO&quot;)">
            <text:p/>
          </table:table-cell>
          <table:table-cell table:formula="of:=IF(IF(LEFT(TRIM([$Translations.$B208]);LEN([.C$1]))=[.C$1];&quot;Yes&quot;;&quot;No&quot;)=IF(LEFT(TRIM([$Translations.$C208]);LEN([.C$1]))=[.C$1];&quot;Yes&quot;;&quot;No&quot;);&quot;&quot;;&quot;NO&quot;)">
            <text:p/>
          </table:table-cell>
          <table:table-cell table:formula="of:=IF(IF(LEFT(TRIM([$Translations.$B208]);LEN([.D$1]))=[.D$1];&quot;Yes&quot;;&quot;No&quot;)=IF(LEFT(TRIM([$Translations.$C208]);LEN([.D$1]))=[.D$1];&quot;Yes&quot;;&quot;No&quot;);&quot;&quot;;&quot;NO&quot;)">
            <text:p/>
          </table:table-cell>
          <table:table-cell table:formula="of:=IF(IF(LEFT(TRIM([$Translations.$B208]);LEN([.E$1]))=[.E$1];&quot;Yes&quot;;&quot;No&quot;)=IF(LEFT(TRIM([$Translations.$C208]);LEN([.E$1]))=[.E$1];&quot;Yes&quot;;&quot;No&quot;);&quot;&quot;;&quot;NO&quot;)">
            <text:p/>
          </table:table-cell>
          <table:table-cell table:formula="of:=IF(IF(LEFT(TRIM([$Translations.$B208]);LEN([.F$1]))=[.F$1];&quot;Yes&quot;;&quot;No&quot;)=IF(LEFT(TRIM([$Translations.$C208]);LEN([.F$1]))=[.F$1];&quot;Yes&quot;;&quot;No&quot;);&quot;&quot;;&quot;NO&quot;)">
            <text:p/>
          </table:table-cell>
          <table:table-cell table:formula="of:=IF(IF(LEFT(TRIM([$Translations.$B208]);LEN([.G$1]))=[.G$1];&quot;Yes&quot;;&quot;No&quot;)=IF(LEFT(TRIM([$Translations.$C208]);LEN([.G$1]))=[.G$1];&quot;Yes&quot;;&quot;No&quot;);&quot;&quot;;&quot;NO&quot;)">
            <text:p/>
          </table:table-cell>
        </table:table-row>
        <table:table-row table:style-name="ro8">
          <table:table-cell table:formula="of:=IF(IF(LEFT(TRIM([$Translations.$B209]);LEN([.A$1]))=[.A$1];&quot;Yes&quot;;&quot;No&quot;)=IF(LEFT(TRIM([$Translations.$C209]);LEN([.A$1]))=[.A$1];&quot;Yes&quot;;&quot;No&quot;);&quot;&quot;;&quot;NO&quot;)">
            <text:p/>
          </table:table-cell>
          <table:table-cell table:formula="of:=IF(IF(LEFT(TRIM([$Translations.$B209]);LEN([.B$1]))=[.B$1];&quot;Yes&quot;;&quot;No&quot;)=IF(LEFT(TRIM([$Translations.$C209]);LEN([.B$1]))=[.B$1];&quot;Yes&quot;;&quot;No&quot;);&quot;&quot;;&quot;NO&quot;)">
            <text:p/>
          </table:table-cell>
          <table:table-cell table:formula="of:=IF(IF(LEFT(TRIM([$Translations.$B209]);LEN([.C$1]))=[.C$1];&quot;Yes&quot;;&quot;No&quot;)=IF(LEFT(TRIM([$Translations.$C209]);LEN([.C$1]))=[.C$1];&quot;Yes&quot;;&quot;No&quot;);&quot;&quot;;&quot;NO&quot;)">
            <text:p/>
          </table:table-cell>
          <table:table-cell table:formula="of:=IF(IF(LEFT(TRIM([$Translations.$B209]);LEN([.D$1]))=[.D$1];&quot;Yes&quot;;&quot;No&quot;)=IF(LEFT(TRIM([$Translations.$C209]);LEN([.D$1]))=[.D$1];&quot;Yes&quot;;&quot;No&quot;);&quot;&quot;;&quot;NO&quot;)">
            <text:p/>
          </table:table-cell>
          <table:table-cell table:formula="of:=IF(IF(LEFT(TRIM([$Translations.$B209]);LEN([.E$1]))=[.E$1];&quot;Yes&quot;;&quot;No&quot;)=IF(LEFT(TRIM([$Translations.$C209]);LEN([.E$1]))=[.E$1];&quot;Yes&quot;;&quot;No&quot;);&quot;&quot;;&quot;NO&quot;)">
            <text:p/>
          </table:table-cell>
          <table:table-cell table:formula="of:=IF(IF(LEFT(TRIM([$Translations.$B209]);LEN([.F$1]))=[.F$1];&quot;Yes&quot;;&quot;No&quot;)=IF(LEFT(TRIM([$Translations.$C209]);LEN([.F$1]))=[.F$1];&quot;Yes&quot;;&quot;No&quot;);&quot;&quot;;&quot;NO&quot;)">
            <text:p/>
          </table:table-cell>
          <table:table-cell table:formula="of:=IF(IF(LEFT(TRIM([$Translations.$B209]);LEN([.G$1]))=[.G$1];&quot;Yes&quot;;&quot;No&quot;)=IF(LEFT(TRIM([$Translations.$C209]);LEN([.G$1]))=[.G$1];&quot;Yes&quot;;&quot;No&quot;);&quot;&quot;;&quot;NO&quot;)">
            <text:p/>
          </table:table-cell>
        </table:table-row>
        <table:table-row table:style-name="ro8">
          <table:table-cell table:formula="of:=IF(IF(LEFT(TRIM([$Translations.$B210]);LEN([.A$1]))=[.A$1];&quot;Yes&quot;;&quot;No&quot;)=IF(LEFT(TRIM([$Translations.$C210]);LEN([.A$1]))=[.A$1];&quot;Yes&quot;;&quot;No&quot;);&quot;&quot;;&quot;NO&quot;)">
            <text:p/>
          </table:table-cell>
          <table:table-cell table:formula="of:=IF(IF(LEFT(TRIM([$Translations.$B210]);LEN([.B$1]))=[.B$1];&quot;Yes&quot;;&quot;No&quot;)=IF(LEFT(TRIM([$Translations.$C210]);LEN([.B$1]))=[.B$1];&quot;Yes&quot;;&quot;No&quot;);&quot;&quot;;&quot;NO&quot;)">
            <text:p/>
          </table:table-cell>
          <table:table-cell table:formula="of:=IF(IF(LEFT(TRIM([$Translations.$B210]);LEN([.C$1]))=[.C$1];&quot;Yes&quot;;&quot;No&quot;)=IF(LEFT(TRIM([$Translations.$C210]);LEN([.C$1]))=[.C$1];&quot;Yes&quot;;&quot;No&quot;);&quot;&quot;;&quot;NO&quot;)">
            <text:p/>
          </table:table-cell>
          <table:table-cell table:formula="of:=IF(IF(LEFT(TRIM([$Translations.$B210]);LEN([.D$1]))=[.D$1];&quot;Yes&quot;;&quot;No&quot;)=IF(LEFT(TRIM([$Translations.$C210]);LEN([.D$1]))=[.D$1];&quot;Yes&quot;;&quot;No&quot;);&quot;&quot;;&quot;NO&quot;)">
            <text:p/>
          </table:table-cell>
          <table:table-cell table:formula="of:=IF(IF(LEFT(TRIM([$Translations.$B210]);LEN([.E$1]))=[.E$1];&quot;Yes&quot;;&quot;No&quot;)=IF(LEFT(TRIM([$Translations.$C210]);LEN([.E$1]))=[.E$1];&quot;Yes&quot;;&quot;No&quot;);&quot;&quot;;&quot;NO&quot;)">
            <text:p/>
          </table:table-cell>
          <table:table-cell table:formula="of:=IF(IF(LEFT(TRIM([$Translations.$B210]);LEN([.F$1]))=[.F$1];&quot;Yes&quot;;&quot;No&quot;)=IF(LEFT(TRIM([$Translations.$C210]);LEN([.F$1]))=[.F$1];&quot;Yes&quot;;&quot;No&quot;);&quot;&quot;;&quot;NO&quot;)">
            <text:p/>
          </table:table-cell>
          <table:table-cell table:formula="of:=IF(IF(LEFT(TRIM([$Translations.$B210]);LEN([.G$1]))=[.G$1];&quot;Yes&quot;;&quot;No&quot;)=IF(LEFT(TRIM([$Translations.$C210]);LEN([.G$1]))=[.G$1];&quot;Yes&quot;;&quot;No&quot;);&quot;&quot;;&quot;NO&quot;)">
            <text:p/>
          </table:table-cell>
        </table:table-row>
        <table:table-row table:style-name="ro8">
          <table:table-cell table:formula="of:=IF(IF(LEFT(TRIM([$Translations.$B211]);LEN([.A$1]))=[.A$1];&quot;Yes&quot;;&quot;No&quot;)=IF(LEFT(TRIM([$Translations.$C211]);LEN([.A$1]))=[.A$1];&quot;Yes&quot;;&quot;No&quot;);&quot;&quot;;&quot;NO&quot;)">
            <text:p/>
          </table:table-cell>
          <table:table-cell table:formula="of:=IF(IF(LEFT(TRIM([$Translations.$B211]);LEN([.B$1]))=[.B$1];&quot;Yes&quot;;&quot;No&quot;)=IF(LEFT(TRIM([$Translations.$C211]);LEN([.B$1]))=[.B$1];&quot;Yes&quot;;&quot;No&quot;);&quot;&quot;;&quot;NO&quot;)">
            <text:p/>
          </table:table-cell>
          <table:table-cell table:formula="of:=IF(IF(LEFT(TRIM([$Translations.$B211]);LEN([.C$1]))=[.C$1];&quot;Yes&quot;;&quot;No&quot;)=IF(LEFT(TRIM([$Translations.$C211]);LEN([.C$1]))=[.C$1];&quot;Yes&quot;;&quot;No&quot;);&quot;&quot;;&quot;NO&quot;)">
            <text:p/>
          </table:table-cell>
          <table:table-cell table:formula="of:=IF(IF(LEFT(TRIM([$Translations.$B211]);LEN([.D$1]))=[.D$1];&quot;Yes&quot;;&quot;No&quot;)=IF(LEFT(TRIM([$Translations.$C211]);LEN([.D$1]))=[.D$1];&quot;Yes&quot;;&quot;No&quot;);&quot;&quot;;&quot;NO&quot;)">
            <text:p/>
          </table:table-cell>
          <table:table-cell table:formula="of:=IF(IF(LEFT(TRIM([$Translations.$B211]);LEN([.E$1]))=[.E$1];&quot;Yes&quot;;&quot;No&quot;)=IF(LEFT(TRIM([$Translations.$C211]);LEN([.E$1]))=[.E$1];&quot;Yes&quot;;&quot;No&quot;);&quot;&quot;;&quot;NO&quot;)">
            <text:p/>
          </table:table-cell>
          <table:table-cell table:formula="of:=IF(IF(LEFT(TRIM([$Translations.$B211]);LEN([.F$1]))=[.F$1];&quot;Yes&quot;;&quot;No&quot;)=IF(LEFT(TRIM([$Translations.$C211]);LEN([.F$1]))=[.F$1];&quot;Yes&quot;;&quot;No&quot;);&quot;&quot;;&quot;NO&quot;)">
            <text:p/>
          </table:table-cell>
          <table:table-cell table:formula="of:=IF(IF(LEFT(TRIM([$Translations.$B211]);LEN([.G$1]))=[.G$1];&quot;Yes&quot;;&quot;No&quot;)=IF(LEFT(TRIM([$Translations.$C211]);LEN([.G$1]))=[.G$1];&quot;Yes&quot;;&quot;No&quot;);&quot;&quot;;&quot;NO&quot;)">
            <text:p/>
          </table:table-cell>
        </table:table-row>
        <table:table-row table:style-name="ro8">
          <table:table-cell table:formula="of:=IF(IF(LEFT(TRIM([$Translations.$B212]);LEN([.A$1]))=[.A$1];&quot;Yes&quot;;&quot;No&quot;)=IF(LEFT(TRIM([$Translations.$C212]);LEN([.A$1]))=[.A$1];&quot;Yes&quot;;&quot;No&quot;);&quot;&quot;;&quot;NO&quot;)">
            <text:p/>
          </table:table-cell>
          <table:table-cell table:formula="of:=IF(IF(LEFT(TRIM([$Translations.$B212]);LEN([.B$1]))=[.B$1];&quot;Yes&quot;;&quot;No&quot;)=IF(LEFT(TRIM([$Translations.$C212]);LEN([.B$1]))=[.B$1];&quot;Yes&quot;;&quot;No&quot;);&quot;&quot;;&quot;NO&quot;)">
            <text:p/>
          </table:table-cell>
          <table:table-cell table:formula="of:=IF(IF(LEFT(TRIM([$Translations.$B212]);LEN([.C$1]))=[.C$1];&quot;Yes&quot;;&quot;No&quot;)=IF(LEFT(TRIM([$Translations.$C212]);LEN([.C$1]))=[.C$1];&quot;Yes&quot;;&quot;No&quot;);&quot;&quot;;&quot;NO&quot;)">
            <text:p/>
          </table:table-cell>
          <table:table-cell table:formula="of:=IF(IF(LEFT(TRIM([$Translations.$B212]);LEN([.D$1]))=[.D$1];&quot;Yes&quot;;&quot;No&quot;)=IF(LEFT(TRIM([$Translations.$C212]);LEN([.D$1]))=[.D$1];&quot;Yes&quot;;&quot;No&quot;);&quot;&quot;;&quot;NO&quot;)">
            <text:p/>
          </table:table-cell>
          <table:table-cell table:formula="of:=IF(IF(LEFT(TRIM([$Translations.$B212]);LEN([.E$1]))=[.E$1];&quot;Yes&quot;;&quot;No&quot;)=IF(LEFT(TRIM([$Translations.$C212]);LEN([.E$1]))=[.E$1];&quot;Yes&quot;;&quot;No&quot;);&quot;&quot;;&quot;NO&quot;)">
            <text:p/>
          </table:table-cell>
          <table:table-cell table:formula="of:=IF(IF(LEFT(TRIM([$Translations.$B212]);LEN([.F$1]))=[.F$1];&quot;Yes&quot;;&quot;No&quot;)=IF(LEFT(TRIM([$Translations.$C212]);LEN([.F$1]))=[.F$1];&quot;Yes&quot;;&quot;No&quot;);&quot;&quot;;&quot;NO&quot;)">
            <text:p/>
          </table:table-cell>
          <table:table-cell table:formula="of:=IF(IF(LEFT(TRIM([$Translations.$B212]);LEN([.G$1]))=[.G$1];&quot;Yes&quot;;&quot;No&quot;)=IF(LEFT(TRIM([$Translations.$C212]);LEN([.G$1]))=[.G$1];&quot;Yes&quot;;&quot;No&quot;);&quot;&quot;;&quot;NO&quot;)">
            <text:p/>
          </table:table-cell>
        </table:table-row>
        <table:table-row table:style-name="ro8">
          <table:table-cell table:formula="of:=IF(IF(LEFT(TRIM([$Translations.$B213]);LEN([.A$1]))=[.A$1];&quot;Yes&quot;;&quot;No&quot;)=IF(LEFT(TRIM([$Translations.$C213]);LEN([.A$1]))=[.A$1];&quot;Yes&quot;;&quot;No&quot;);&quot;&quot;;&quot;NO&quot;)">
            <text:p/>
          </table:table-cell>
          <table:table-cell table:formula="of:=IF(IF(LEFT(TRIM([$Translations.$B213]);LEN([.B$1]))=[.B$1];&quot;Yes&quot;;&quot;No&quot;)=IF(LEFT(TRIM([$Translations.$C213]);LEN([.B$1]))=[.B$1];&quot;Yes&quot;;&quot;No&quot;);&quot;&quot;;&quot;NO&quot;)">
            <text:p/>
          </table:table-cell>
          <table:table-cell table:formula="of:=IF(IF(LEFT(TRIM([$Translations.$B213]);LEN([.C$1]))=[.C$1];&quot;Yes&quot;;&quot;No&quot;)=IF(LEFT(TRIM([$Translations.$C213]);LEN([.C$1]))=[.C$1];&quot;Yes&quot;;&quot;No&quot;);&quot;&quot;;&quot;NO&quot;)">
            <text:p/>
          </table:table-cell>
          <table:table-cell table:formula="of:=IF(IF(LEFT(TRIM([$Translations.$B213]);LEN([.D$1]))=[.D$1];&quot;Yes&quot;;&quot;No&quot;)=IF(LEFT(TRIM([$Translations.$C213]);LEN([.D$1]))=[.D$1];&quot;Yes&quot;;&quot;No&quot;);&quot;&quot;;&quot;NO&quot;)">
            <text:p/>
          </table:table-cell>
          <table:table-cell table:formula="of:=IF(IF(LEFT(TRIM([$Translations.$B213]);LEN([.E$1]))=[.E$1];&quot;Yes&quot;;&quot;No&quot;)=IF(LEFT(TRIM([$Translations.$C213]);LEN([.E$1]))=[.E$1];&quot;Yes&quot;;&quot;No&quot;);&quot;&quot;;&quot;NO&quot;)">
            <text:p/>
          </table:table-cell>
          <table:table-cell table:formula="of:=IF(IF(LEFT(TRIM([$Translations.$B213]);LEN([.F$1]))=[.F$1];&quot;Yes&quot;;&quot;No&quot;)=IF(LEFT(TRIM([$Translations.$C213]);LEN([.F$1]))=[.F$1];&quot;Yes&quot;;&quot;No&quot;);&quot;&quot;;&quot;NO&quot;)">
            <text:p/>
          </table:table-cell>
          <table:table-cell table:formula="of:=IF(IF(LEFT(TRIM([$Translations.$B213]);LEN([.G$1]))=[.G$1];&quot;Yes&quot;;&quot;No&quot;)=IF(LEFT(TRIM([$Translations.$C213]);LEN([.G$1]))=[.G$1];&quot;Yes&quot;;&quot;No&quot;);&quot;&quot;;&quot;NO&quot;)">
            <text:p/>
          </table:table-cell>
        </table:table-row>
        <table:table-row table:style-name="ro8">
          <table:table-cell table:formula="of:=IF(IF(LEFT(TRIM([$Translations.$B214]);LEN([.A$1]))=[.A$1];&quot;Yes&quot;;&quot;No&quot;)=IF(LEFT(TRIM([$Translations.$C214]);LEN([.A$1]))=[.A$1];&quot;Yes&quot;;&quot;No&quot;);&quot;&quot;;&quot;NO&quot;)">
            <text:p/>
          </table:table-cell>
          <table:table-cell table:formula="of:=IF(IF(LEFT(TRIM([$Translations.$B214]);LEN([.B$1]))=[.B$1];&quot;Yes&quot;;&quot;No&quot;)=IF(LEFT(TRIM([$Translations.$C214]);LEN([.B$1]))=[.B$1];&quot;Yes&quot;;&quot;No&quot;);&quot;&quot;;&quot;NO&quot;)">
            <text:p/>
          </table:table-cell>
          <table:table-cell table:formula="of:=IF(IF(LEFT(TRIM([$Translations.$B214]);LEN([.C$1]))=[.C$1];&quot;Yes&quot;;&quot;No&quot;)=IF(LEFT(TRIM([$Translations.$C214]);LEN([.C$1]))=[.C$1];&quot;Yes&quot;;&quot;No&quot;);&quot;&quot;;&quot;NO&quot;)">
            <text:p/>
          </table:table-cell>
          <table:table-cell table:formula="of:=IF(IF(LEFT(TRIM([$Translations.$B214]);LEN([.D$1]))=[.D$1];&quot;Yes&quot;;&quot;No&quot;)=IF(LEFT(TRIM([$Translations.$C214]);LEN([.D$1]))=[.D$1];&quot;Yes&quot;;&quot;No&quot;);&quot;&quot;;&quot;NO&quot;)">
            <text:p/>
          </table:table-cell>
          <table:table-cell table:formula="of:=IF(IF(LEFT(TRIM([$Translations.$B214]);LEN([.E$1]))=[.E$1];&quot;Yes&quot;;&quot;No&quot;)=IF(LEFT(TRIM([$Translations.$C214]);LEN([.E$1]))=[.E$1];&quot;Yes&quot;;&quot;No&quot;);&quot;&quot;;&quot;NO&quot;)">
            <text:p/>
          </table:table-cell>
          <table:table-cell table:formula="of:=IF(IF(LEFT(TRIM([$Translations.$B214]);LEN([.F$1]))=[.F$1];&quot;Yes&quot;;&quot;No&quot;)=IF(LEFT(TRIM([$Translations.$C214]);LEN([.F$1]))=[.F$1];&quot;Yes&quot;;&quot;No&quot;);&quot;&quot;;&quot;NO&quot;)">
            <text:p/>
          </table:table-cell>
          <table:table-cell table:formula="of:=IF(IF(LEFT(TRIM([$Translations.$B214]);LEN([.G$1]))=[.G$1];&quot;Yes&quot;;&quot;No&quot;)=IF(LEFT(TRIM([$Translations.$C214]);LEN([.G$1]))=[.G$1];&quot;Yes&quot;;&quot;No&quot;);&quot;&quot;;&quot;NO&quot;)">
            <text:p/>
          </table:table-cell>
        </table:table-row>
        <table:table-row table:style-name="ro8">
          <table:table-cell table:formula="of:=IF(IF(LEFT(TRIM([$Translations.$B215]);LEN([.A$1]))=[.A$1];&quot;Yes&quot;;&quot;No&quot;)=IF(LEFT(TRIM([$Translations.$C215]);LEN([.A$1]))=[.A$1];&quot;Yes&quot;;&quot;No&quot;);&quot;&quot;;&quot;NO&quot;)">
            <text:p/>
          </table:table-cell>
          <table:table-cell table:formula="of:=IF(IF(LEFT(TRIM([$Translations.$B215]);LEN([.B$1]))=[.B$1];&quot;Yes&quot;;&quot;No&quot;)=IF(LEFT(TRIM([$Translations.$C215]);LEN([.B$1]))=[.B$1];&quot;Yes&quot;;&quot;No&quot;);&quot;&quot;;&quot;NO&quot;)">
            <text:p/>
          </table:table-cell>
          <table:table-cell table:formula="of:=IF(IF(LEFT(TRIM([$Translations.$B215]);LEN([.C$1]))=[.C$1];&quot;Yes&quot;;&quot;No&quot;)=IF(LEFT(TRIM([$Translations.$C215]);LEN([.C$1]))=[.C$1];&quot;Yes&quot;;&quot;No&quot;);&quot;&quot;;&quot;NO&quot;)">
            <text:p/>
          </table:table-cell>
          <table:table-cell table:formula="of:=IF(IF(LEFT(TRIM([$Translations.$B215]);LEN([.D$1]))=[.D$1];&quot;Yes&quot;;&quot;No&quot;)=IF(LEFT(TRIM([$Translations.$C215]);LEN([.D$1]))=[.D$1];&quot;Yes&quot;;&quot;No&quot;);&quot;&quot;;&quot;NO&quot;)">
            <text:p/>
          </table:table-cell>
          <table:table-cell table:formula="of:=IF(IF(LEFT(TRIM([$Translations.$B215]);LEN([.E$1]))=[.E$1];&quot;Yes&quot;;&quot;No&quot;)=IF(LEFT(TRIM([$Translations.$C215]);LEN([.E$1]))=[.E$1];&quot;Yes&quot;;&quot;No&quot;);&quot;&quot;;&quot;NO&quot;)">
            <text:p/>
          </table:table-cell>
          <table:table-cell table:formula="of:=IF(IF(LEFT(TRIM([$Translations.$B215]);LEN([.F$1]))=[.F$1];&quot;Yes&quot;;&quot;No&quot;)=IF(LEFT(TRIM([$Translations.$C215]);LEN([.F$1]))=[.F$1];&quot;Yes&quot;;&quot;No&quot;);&quot;&quot;;&quot;NO&quot;)">
            <text:p/>
          </table:table-cell>
          <table:table-cell table:formula="of:=IF(IF(LEFT(TRIM([$Translations.$B215]);LEN([.G$1]))=[.G$1];&quot;Yes&quot;;&quot;No&quot;)=IF(LEFT(TRIM([$Translations.$C215]);LEN([.G$1]))=[.G$1];&quot;Yes&quot;;&quot;No&quot;);&quot;&quot;;&quot;NO&quot;)">
            <text:p/>
          </table:table-cell>
        </table:table-row>
        <table:table-row table:style-name="ro8">
          <table:table-cell table:formula="of:=IF(IF(LEFT(TRIM([$Translations.$B216]);LEN([.A$1]))=[.A$1];&quot;Yes&quot;;&quot;No&quot;)=IF(LEFT(TRIM([$Translations.$C216]);LEN([.A$1]))=[.A$1];&quot;Yes&quot;;&quot;No&quot;);&quot;&quot;;&quot;NO&quot;)">
            <text:p/>
          </table:table-cell>
          <table:table-cell table:formula="of:=IF(IF(LEFT(TRIM([$Translations.$B216]);LEN([.B$1]))=[.B$1];&quot;Yes&quot;;&quot;No&quot;)=IF(LEFT(TRIM([$Translations.$C216]);LEN([.B$1]))=[.B$1];&quot;Yes&quot;;&quot;No&quot;);&quot;&quot;;&quot;NO&quot;)">
            <text:p/>
          </table:table-cell>
          <table:table-cell table:formula="of:=IF(IF(LEFT(TRIM([$Translations.$B216]);LEN([.C$1]))=[.C$1];&quot;Yes&quot;;&quot;No&quot;)=IF(LEFT(TRIM([$Translations.$C216]);LEN([.C$1]))=[.C$1];&quot;Yes&quot;;&quot;No&quot;);&quot;&quot;;&quot;NO&quot;)">
            <text:p/>
          </table:table-cell>
          <table:table-cell table:formula="of:=IF(IF(LEFT(TRIM([$Translations.$B216]);LEN([.D$1]))=[.D$1];&quot;Yes&quot;;&quot;No&quot;)=IF(LEFT(TRIM([$Translations.$C216]);LEN([.D$1]))=[.D$1];&quot;Yes&quot;;&quot;No&quot;);&quot;&quot;;&quot;NO&quot;)">
            <text:p/>
          </table:table-cell>
          <table:table-cell table:formula="of:=IF(IF(LEFT(TRIM([$Translations.$B216]);LEN([.E$1]))=[.E$1];&quot;Yes&quot;;&quot;No&quot;)=IF(LEFT(TRIM([$Translations.$C216]);LEN([.E$1]))=[.E$1];&quot;Yes&quot;;&quot;No&quot;);&quot;&quot;;&quot;NO&quot;)">
            <text:p/>
          </table:table-cell>
          <table:table-cell table:formula="of:=IF(IF(LEFT(TRIM([$Translations.$B216]);LEN([.F$1]))=[.F$1];&quot;Yes&quot;;&quot;No&quot;)=IF(LEFT(TRIM([$Translations.$C216]);LEN([.F$1]))=[.F$1];&quot;Yes&quot;;&quot;No&quot;);&quot;&quot;;&quot;NO&quot;)">
            <text:p/>
          </table:table-cell>
          <table:table-cell table:formula="of:=IF(IF(LEFT(TRIM([$Translations.$B216]);LEN([.G$1]))=[.G$1];&quot;Yes&quot;;&quot;No&quot;)=IF(LEFT(TRIM([$Translations.$C216]);LEN([.G$1]))=[.G$1];&quot;Yes&quot;;&quot;No&quot;);&quot;&quot;;&quot;NO&quot;)">
            <text:p/>
          </table:table-cell>
        </table:table-row>
        <table:table-row table:style-name="ro8">
          <table:table-cell table:formula="of:=IF(IF(LEFT(TRIM([$Translations.$B217]);LEN([.A$1]))=[.A$1];&quot;Yes&quot;;&quot;No&quot;)=IF(LEFT(TRIM([$Translations.$C217]);LEN([.A$1]))=[.A$1];&quot;Yes&quot;;&quot;No&quot;);&quot;&quot;;&quot;NO&quot;)">
            <text:p/>
          </table:table-cell>
          <table:table-cell table:formula="of:=IF(IF(LEFT(TRIM([$Translations.$B217]);LEN([.B$1]))=[.B$1];&quot;Yes&quot;;&quot;No&quot;)=IF(LEFT(TRIM([$Translations.$C217]);LEN([.B$1]))=[.B$1];&quot;Yes&quot;;&quot;No&quot;);&quot;&quot;;&quot;NO&quot;)">
            <text:p/>
          </table:table-cell>
          <table:table-cell table:formula="of:=IF(IF(LEFT(TRIM([$Translations.$B217]);LEN([.C$1]))=[.C$1];&quot;Yes&quot;;&quot;No&quot;)=IF(LEFT(TRIM([$Translations.$C217]);LEN([.C$1]))=[.C$1];&quot;Yes&quot;;&quot;No&quot;);&quot;&quot;;&quot;NO&quot;)">
            <text:p/>
          </table:table-cell>
          <table:table-cell table:formula="of:=IF(IF(LEFT(TRIM([$Translations.$B217]);LEN([.D$1]))=[.D$1];&quot;Yes&quot;;&quot;No&quot;)=IF(LEFT(TRIM([$Translations.$C217]);LEN([.D$1]))=[.D$1];&quot;Yes&quot;;&quot;No&quot;);&quot;&quot;;&quot;NO&quot;)">
            <text:p/>
          </table:table-cell>
          <table:table-cell table:formula="of:=IF(IF(LEFT(TRIM([$Translations.$B217]);LEN([.E$1]))=[.E$1];&quot;Yes&quot;;&quot;No&quot;)=IF(LEFT(TRIM([$Translations.$C217]);LEN([.E$1]))=[.E$1];&quot;Yes&quot;;&quot;No&quot;);&quot;&quot;;&quot;NO&quot;)">
            <text:p/>
          </table:table-cell>
          <table:table-cell table:formula="of:=IF(IF(LEFT(TRIM([$Translations.$B217]);LEN([.F$1]))=[.F$1];&quot;Yes&quot;;&quot;No&quot;)=IF(LEFT(TRIM([$Translations.$C217]);LEN([.F$1]))=[.F$1];&quot;Yes&quot;;&quot;No&quot;);&quot;&quot;;&quot;NO&quot;)">
            <text:p/>
          </table:table-cell>
          <table:table-cell table:formula="of:=IF(IF(LEFT(TRIM([$Translations.$B217]);LEN([.G$1]))=[.G$1];&quot;Yes&quot;;&quot;No&quot;)=IF(LEFT(TRIM([$Translations.$C217]);LEN([.G$1]))=[.G$1];&quot;Yes&quot;;&quot;No&quot;);&quot;&quot;;&quot;NO&quot;)">
            <text:p/>
          </table:table-cell>
        </table:table-row>
        <table:table-row table:style-name="ro8">
          <table:table-cell table:formula="of:=IF(IF(LEFT(TRIM([$Translations.$B218]);LEN([.A$1]))=[.A$1];&quot;Yes&quot;;&quot;No&quot;)=IF(LEFT(TRIM([$Translations.$C218]);LEN([.A$1]))=[.A$1];&quot;Yes&quot;;&quot;No&quot;);&quot;&quot;;&quot;NO&quot;)">
            <text:p/>
          </table:table-cell>
          <table:table-cell table:formula="of:=IF(IF(LEFT(TRIM([$Translations.$B218]);LEN([.B$1]))=[.B$1];&quot;Yes&quot;;&quot;No&quot;)=IF(LEFT(TRIM([$Translations.$C218]);LEN([.B$1]))=[.B$1];&quot;Yes&quot;;&quot;No&quot;);&quot;&quot;;&quot;NO&quot;)">
            <text:p/>
          </table:table-cell>
          <table:table-cell table:formula="of:=IF(IF(LEFT(TRIM([$Translations.$B218]);LEN([.C$1]))=[.C$1];&quot;Yes&quot;;&quot;No&quot;)=IF(LEFT(TRIM([$Translations.$C218]);LEN([.C$1]))=[.C$1];&quot;Yes&quot;;&quot;No&quot;);&quot;&quot;;&quot;NO&quot;)">
            <text:p/>
          </table:table-cell>
          <table:table-cell table:formula="of:=IF(IF(LEFT(TRIM([$Translations.$B218]);LEN([.D$1]))=[.D$1];&quot;Yes&quot;;&quot;No&quot;)=IF(LEFT(TRIM([$Translations.$C218]);LEN([.D$1]))=[.D$1];&quot;Yes&quot;;&quot;No&quot;);&quot;&quot;;&quot;NO&quot;)">
            <text:p/>
          </table:table-cell>
          <table:table-cell table:formula="of:=IF(IF(LEFT(TRIM([$Translations.$B218]);LEN([.E$1]))=[.E$1];&quot;Yes&quot;;&quot;No&quot;)=IF(LEFT(TRIM([$Translations.$C218]);LEN([.E$1]))=[.E$1];&quot;Yes&quot;;&quot;No&quot;);&quot;&quot;;&quot;NO&quot;)">
            <text:p/>
          </table:table-cell>
          <table:table-cell table:formula="of:=IF(IF(LEFT(TRIM([$Translations.$B218]);LEN([.F$1]))=[.F$1];&quot;Yes&quot;;&quot;No&quot;)=IF(LEFT(TRIM([$Translations.$C218]);LEN([.F$1]))=[.F$1];&quot;Yes&quot;;&quot;No&quot;);&quot;&quot;;&quot;NO&quot;)">
            <text:p/>
          </table:table-cell>
          <table:table-cell table:formula="of:=IF(IF(LEFT(TRIM([$Translations.$B218]);LEN([.G$1]))=[.G$1];&quot;Yes&quot;;&quot;No&quot;)=IF(LEFT(TRIM([$Translations.$C218]);LEN([.G$1]))=[.G$1];&quot;Yes&quot;;&quot;No&quot;);&quot;&quot;;&quot;NO&quot;)">
            <text:p/>
          </table:table-cell>
        </table:table-row>
        <table:table-row table:style-name="ro8">
          <table:table-cell table:formula="of:=IF(IF(LEFT(TRIM([$Translations.$B219]);LEN([.A$1]))=[.A$1];&quot;Yes&quot;;&quot;No&quot;)=IF(LEFT(TRIM([$Translations.$C219]);LEN([.A$1]))=[.A$1];&quot;Yes&quot;;&quot;No&quot;);&quot;&quot;;&quot;NO&quot;)">
            <text:p/>
          </table:table-cell>
          <table:table-cell table:formula="of:=IF(IF(LEFT(TRIM([$Translations.$B219]);LEN([.B$1]))=[.B$1];&quot;Yes&quot;;&quot;No&quot;)=IF(LEFT(TRIM([$Translations.$C219]);LEN([.B$1]))=[.B$1];&quot;Yes&quot;;&quot;No&quot;);&quot;&quot;;&quot;NO&quot;)">
            <text:p/>
          </table:table-cell>
          <table:table-cell table:formula="of:=IF(IF(LEFT(TRIM([$Translations.$B219]);LEN([.C$1]))=[.C$1];&quot;Yes&quot;;&quot;No&quot;)=IF(LEFT(TRIM([$Translations.$C219]);LEN([.C$1]))=[.C$1];&quot;Yes&quot;;&quot;No&quot;);&quot;&quot;;&quot;NO&quot;)">
            <text:p/>
          </table:table-cell>
          <table:table-cell table:formula="of:=IF(IF(LEFT(TRIM([$Translations.$B219]);LEN([.D$1]))=[.D$1];&quot;Yes&quot;;&quot;No&quot;)=IF(LEFT(TRIM([$Translations.$C219]);LEN([.D$1]))=[.D$1];&quot;Yes&quot;;&quot;No&quot;);&quot;&quot;;&quot;NO&quot;)">
            <text:p/>
          </table:table-cell>
          <table:table-cell table:formula="of:=IF(IF(LEFT(TRIM([$Translations.$B219]);LEN([.E$1]))=[.E$1];&quot;Yes&quot;;&quot;No&quot;)=IF(LEFT(TRIM([$Translations.$C219]);LEN([.E$1]))=[.E$1];&quot;Yes&quot;;&quot;No&quot;);&quot;&quot;;&quot;NO&quot;)">
            <text:p/>
          </table:table-cell>
          <table:table-cell table:formula="of:=IF(IF(LEFT(TRIM([$Translations.$B219]);LEN([.F$1]))=[.F$1];&quot;Yes&quot;;&quot;No&quot;)=IF(LEFT(TRIM([$Translations.$C219]);LEN([.F$1]))=[.F$1];&quot;Yes&quot;;&quot;No&quot;);&quot;&quot;;&quot;NO&quot;)">
            <text:p/>
          </table:table-cell>
          <table:table-cell table:formula="of:=IF(IF(LEFT(TRIM([$Translations.$B219]);LEN([.G$1]))=[.G$1];&quot;Yes&quot;;&quot;No&quot;)=IF(LEFT(TRIM([$Translations.$C219]);LEN([.G$1]))=[.G$1];&quot;Yes&quot;;&quot;No&quot;);&quot;&quot;;&quot;NO&quot;)">
            <text:p/>
          </table:table-cell>
        </table:table-row>
        <table:table-row table:style-name="ro8">
          <table:table-cell table:formula="of:=IF(IF(LEFT(TRIM([$Translations.$B220]);LEN([.A$1]))=[.A$1];&quot;Yes&quot;;&quot;No&quot;)=IF(LEFT(TRIM([$Translations.$C220]);LEN([.A$1]))=[.A$1];&quot;Yes&quot;;&quot;No&quot;);&quot;&quot;;&quot;NO&quot;)">
            <text:p/>
          </table:table-cell>
          <table:table-cell table:formula="of:=IF(IF(LEFT(TRIM([$Translations.$B220]);LEN([.B$1]))=[.B$1];&quot;Yes&quot;;&quot;No&quot;)=IF(LEFT(TRIM([$Translations.$C220]);LEN([.B$1]))=[.B$1];&quot;Yes&quot;;&quot;No&quot;);&quot;&quot;;&quot;NO&quot;)">
            <text:p/>
          </table:table-cell>
          <table:table-cell table:formula="of:=IF(IF(LEFT(TRIM([$Translations.$B220]);LEN([.C$1]))=[.C$1];&quot;Yes&quot;;&quot;No&quot;)=IF(LEFT(TRIM([$Translations.$C220]);LEN([.C$1]))=[.C$1];&quot;Yes&quot;;&quot;No&quot;);&quot;&quot;;&quot;NO&quot;)">
            <text:p/>
          </table:table-cell>
          <table:table-cell table:formula="of:=IF(IF(LEFT(TRIM([$Translations.$B220]);LEN([.D$1]))=[.D$1];&quot;Yes&quot;;&quot;No&quot;)=IF(LEFT(TRIM([$Translations.$C220]);LEN([.D$1]))=[.D$1];&quot;Yes&quot;;&quot;No&quot;);&quot;&quot;;&quot;NO&quot;)">
            <text:p/>
          </table:table-cell>
          <table:table-cell table:formula="of:=IF(IF(LEFT(TRIM([$Translations.$B220]);LEN([.E$1]))=[.E$1];&quot;Yes&quot;;&quot;No&quot;)=IF(LEFT(TRIM([$Translations.$C220]);LEN([.E$1]))=[.E$1];&quot;Yes&quot;;&quot;No&quot;);&quot;&quot;;&quot;NO&quot;)">
            <text:p/>
          </table:table-cell>
          <table:table-cell table:formula="of:=IF(IF(LEFT(TRIM([$Translations.$B220]);LEN([.F$1]))=[.F$1];&quot;Yes&quot;;&quot;No&quot;)=IF(LEFT(TRIM([$Translations.$C220]);LEN([.F$1]))=[.F$1];&quot;Yes&quot;;&quot;No&quot;);&quot;&quot;;&quot;NO&quot;)">
            <text:p/>
          </table:table-cell>
          <table:table-cell table:formula="of:=IF(IF(LEFT(TRIM([$Translations.$B220]);LEN([.G$1]))=[.G$1];&quot;Yes&quot;;&quot;No&quot;)=IF(LEFT(TRIM([$Translations.$C220]);LEN([.G$1]))=[.G$1];&quot;Yes&quot;;&quot;No&quot;);&quot;&quot;;&quot;NO&quot;)">
            <text:p/>
          </table:table-cell>
        </table:table-row>
        <table:table-row table:style-name="ro8">
          <table:table-cell table:formula="of:=IF(IF(LEFT(TRIM([$Translations.$B221]);LEN([.A$1]))=[.A$1];&quot;Yes&quot;;&quot;No&quot;)=IF(LEFT(TRIM([$Translations.$C221]);LEN([.A$1]))=[.A$1];&quot;Yes&quot;;&quot;No&quot;);&quot;&quot;;&quot;NO&quot;)">
            <text:p/>
          </table:table-cell>
          <table:table-cell table:formula="of:=IF(IF(LEFT(TRIM([$Translations.$B221]);LEN([.B$1]))=[.B$1];&quot;Yes&quot;;&quot;No&quot;)=IF(LEFT(TRIM([$Translations.$C221]);LEN([.B$1]))=[.B$1];&quot;Yes&quot;;&quot;No&quot;);&quot;&quot;;&quot;NO&quot;)">
            <text:p/>
          </table:table-cell>
          <table:table-cell table:formula="of:=IF(IF(LEFT(TRIM([$Translations.$B221]);LEN([.C$1]))=[.C$1];&quot;Yes&quot;;&quot;No&quot;)=IF(LEFT(TRIM([$Translations.$C221]);LEN([.C$1]))=[.C$1];&quot;Yes&quot;;&quot;No&quot;);&quot;&quot;;&quot;NO&quot;)">
            <text:p/>
          </table:table-cell>
          <table:table-cell table:formula="of:=IF(IF(LEFT(TRIM([$Translations.$B221]);LEN([.D$1]))=[.D$1];&quot;Yes&quot;;&quot;No&quot;)=IF(LEFT(TRIM([$Translations.$C221]);LEN([.D$1]))=[.D$1];&quot;Yes&quot;;&quot;No&quot;);&quot;&quot;;&quot;NO&quot;)">
            <text:p/>
          </table:table-cell>
          <table:table-cell table:formula="of:=IF(IF(LEFT(TRIM([$Translations.$B221]);LEN([.E$1]))=[.E$1];&quot;Yes&quot;;&quot;No&quot;)=IF(LEFT(TRIM([$Translations.$C221]);LEN([.E$1]))=[.E$1];&quot;Yes&quot;;&quot;No&quot;);&quot;&quot;;&quot;NO&quot;)">
            <text:p/>
          </table:table-cell>
          <table:table-cell table:formula="of:=IF(IF(LEFT(TRIM([$Translations.$B221]);LEN([.F$1]))=[.F$1];&quot;Yes&quot;;&quot;No&quot;)=IF(LEFT(TRIM([$Translations.$C221]);LEN([.F$1]))=[.F$1];&quot;Yes&quot;;&quot;No&quot;);&quot;&quot;;&quot;NO&quot;)">
            <text:p/>
          </table:table-cell>
          <table:table-cell table:formula="of:=IF(IF(LEFT(TRIM([$Translations.$B221]);LEN([.G$1]))=[.G$1];&quot;Yes&quot;;&quot;No&quot;)=IF(LEFT(TRIM([$Translations.$C221]);LEN([.G$1]))=[.G$1];&quot;Yes&quot;;&quot;No&quot;);&quot;&quot;;&quot;NO&quot;)">
            <text:p/>
          </table:table-cell>
        </table:table-row>
        <table:table-row table:style-name="ro8">
          <table:table-cell table:formula="of:=IF(IF(LEFT(TRIM([$Translations.$B222]);LEN([.A$1]))=[.A$1];&quot;Yes&quot;;&quot;No&quot;)=IF(LEFT(TRIM([$Translations.$C222]);LEN([.A$1]))=[.A$1];&quot;Yes&quot;;&quot;No&quot;);&quot;&quot;;&quot;NO&quot;)">
            <text:p/>
          </table:table-cell>
          <table:table-cell table:formula="of:=IF(IF(LEFT(TRIM([$Translations.$B222]);LEN([.B$1]))=[.B$1];&quot;Yes&quot;;&quot;No&quot;)=IF(LEFT(TRIM([$Translations.$C222]);LEN([.B$1]))=[.B$1];&quot;Yes&quot;;&quot;No&quot;);&quot;&quot;;&quot;NO&quot;)">
            <text:p/>
          </table:table-cell>
          <table:table-cell table:formula="of:=IF(IF(LEFT(TRIM([$Translations.$B222]);LEN([.C$1]))=[.C$1];&quot;Yes&quot;;&quot;No&quot;)=IF(LEFT(TRIM([$Translations.$C222]);LEN([.C$1]))=[.C$1];&quot;Yes&quot;;&quot;No&quot;);&quot;&quot;;&quot;NO&quot;)">
            <text:p/>
          </table:table-cell>
          <table:table-cell table:formula="of:=IF(IF(LEFT(TRIM([$Translations.$B222]);LEN([.D$1]))=[.D$1];&quot;Yes&quot;;&quot;No&quot;)=IF(LEFT(TRIM([$Translations.$C222]);LEN([.D$1]))=[.D$1];&quot;Yes&quot;;&quot;No&quot;);&quot;&quot;;&quot;NO&quot;)">
            <text:p/>
          </table:table-cell>
          <table:table-cell table:formula="of:=IF(IF(LEFT(TRIM([$Translations.$B222]);LEN([.E$1]))=[.E$1];&quot;Yes&quot;;&quot;No&quot;)=IF(LEFT(TRIM([$Translations.$C222]);LEN([.E$1]))=[.E$1];&quot;Yes&quot;;&quot;No&quot;);&quot;&quot;;&quot;NO&quot;)">
            <text:p/>
          </table:table-cell>
          <table:table-cell table:formula="of:=IF(IF(LEFT(TRIM([$Translations.$B222]);LEN([.F$1]))=[.F$1];&quot;Yes&quot;;&quot;No&quot;)=IF(LEFT(TRIM([$Translations.$C222]);LEN([.F$1]))=[.F$1];&quot;Yes&quot;;&quot;No&quot;);&quot;&quot;;&quot;NO&quot;)">
            <text:p/>
          </table:table-cell>
          <table:table-cell table:formula="of:=IF(IF(LEFT(TRIM([$Translations.$B222]);LEN([.G$1]))=[.G$1];&quot;Yes&quot;;&quot;No&quot;)=IF(LEFT(TRIM([$Translations.$C222]);LEN([.G$1]))=[.G$1];&quot;Yes&quot;;&quot;No&quot;);&quot;&quot;;&quot;NO&quot;)">
            <text:p/>
          </table:table-cell>
        </table:table-row>
        <table:table-row table:style-name="ro8">
          <table:table-cell table:formula="of:=IF(IF(LEFT(TRIM([$Translations.$B223]);LEN([.A$1]))=[.A$1];&quot;Yes&quot;;&quot;No&quot;)=IF(LEFT(TRIM([$Translations.$C223]);LEN([.A$1]))=[.A$1];&quot;Yes&quot;;&quot;No&quot;);&quot;&quot;;&quot;NO&quot;)">
            <text:p/>
          </table:table-cell>
          <table:table-cell table:formula="of:=IF(IF(LEFT(TRIM([$Translations.$B223]);LEN([.B$1]))=[.B$1];&quot;Yes&quot;;&quot;No&quot;)=IF(LEFT(TRIM([$Translations.$C223]);LEN([.B$1]))=[.B$1];&quot;Yes&quot;;&quot;No&quot;);&quot;&quot;;&quot;NO&quot;)">
            <text:p/>
          </table:table-cell>
          <table:table-cell table:formula="of:=IF(IF(LEFT(TRIM([$Translations.$B223]);LEN([.C$1]))=[.C$1];&quot;Yes&quot;;&quot;No&quot;)=IF(LEFT(TRIM([$Translations.$C223]);LEN([.C$1]))=[.C$1];&quot;Yes&quot;;&quot;No&quot;);&quot;&quot;;&quot;NO&quot;)">
            <text:p/>
          </table:table-cell>
          <table:table-cell table:formula="of:=IF(IF(LEFT(TRIM([$Translations.$B223]);LEN([.D$1]))=[.D$1];&quot;Yes&quot;;&quot;No&quot;)=IF(LEFT(TRIM([$Translations.$C223]);LEN([.D$1]))=[.D$1];&quot;Yes&quot;;&quot;No&quot;);&quot;&quot;;&quot;NO&quot;)">
            <text:p/>
          </table:table-cell>
          <table:table-cell table:formula="of:=IF(IF(LEFT(TRIM([$Translations.$B223]);LEN([.E$1]))=[.E$1];&quot;Yes&quot;;&quot;No&quot;)=IF(LEFT(TRIM([$Translations.$C223]);LEN([.E$1]))=[.E$1];&quot;Yes&quot;;&quot;No&quot;);&quot;&quot;;&quot;NO&quot;)">
            <text:p/>
          </table:table-cell>
          <table:table-cell table:formula="of:=IF(IF(LEFT(TRIM([$Translations.$B223]);LEN([.F$1]))=[.F$1];&quot;Yes&quot;;&quot;No&quot;)=IF(LEFT(TRIM([$Translations.$C223]);LEN([.F$1]))=[.F$1];&quot;Yes&quot;;&quot;No&quot;);&quot;&quot;;&quot;NO&quot;)">
            <text:p/>
          </table:table-cell>
          <table:table-cell table:formula="of:=IF(IF(LEFT(TRIM([$Translations.$B223]);LEN([.G$1]))=[.G$1];&quot;Yes&quot;;&quot;No&quot;)=IF(LEFT(TRIM([$Translations.$C223]);LEN([.G$1]))=[.G$1];&quot;Yes&quot;;&quot;No&quot;);&quot;&quot;;&quot;NO&quot;)">
            <text:p/>
          </table:table-cell>
        </table:table-row>
        <table:table-row table:style-name="ro8">
          <table:table-cell table:formula="of:=IF(IF(LEFT(TRIM([$Translations.$B224]);LEN([.A$1]))=[.A$1];&quot;Yes&quot;;&quot;No&quot;)=IF(LEFT(TRIM([$Translations.$C224]);LEN([.A$1]))=[.A$1];&quot;Yes&quot;;&quot;No&quot;);&quot;&quot;;&quot;NO&quot;)">
            <text:p/>
          </table:table-cell>
          <table:table-cell table:formula="of:=IF(IF(LEFT(TRIM([$Translations.$B224]);LEN([.B$1]))=[.B$1];&quot;Yes&quot;;&quot;No&quot;)=IF(LEFT(TRIM([$Translations.$C224]);LEN([.B$1]))=[.B$1];&quot;Yes&quot;;&quot;No&quot;);&quot;&quot;;&quot;NO&quot;)">
            <text:p/>
          </table:table-cell>
          <table:table-cell table:formula="of:=IF(IF(LEFT(TRIM([$Translations.$B224]);LEN([.C$1]))=[.C$1];&quot;Yes&quot;;&quot;No&quot;)=IF(LEFT(TRIM([$Translations.$C224]);LEN([.C$1]))=[.C$1];&quot;Yes&quot;;&quot;No&quot;);&quot;&quot;;&quot;NO&quot;)">
            <text:p/>
          </table:table-cell>
          <table:table-cell table:formula="of:=IF(IF(LEFT(TRIM([$Translations.$B224]);LEN([.D$1]))=[.D$1];&quot;Yes&quot;;&quot;No&quot;)=IF(LEFT(TRIM([$Translations.$C224]);LEN([.D$1]))=[.D$1];&quot;Yes&quot;;&quot;No&quot;);&quot;&quot;;&quot;NO&quot;)">
            <text:p/>
          </table:table-cell>
          <table:table-cell table:formula="of:=IF(IF(LEFT(TRIM([$Translations.$B224]);LEN([.E$1]))=[.E$1];&quot;Yes&quot;;&quot;No&quot;)=IF(LEFT(TRIM([$Translations.$C224]);LEN([.E$1]))=[.E$1];&quot;Yes&quot;;&quot;No&quot;);&quot;&quot;;&quot;NO&quot;)">
            <text:p/>
          </table:table-cell>
          <table:table-cell table:formula="of:=IF(IF(LEFT(TRIM([$Translations.$B224]);LEN([.F$1]))=[.F$1];&quot;Yes&quot;;&quot;No&quot;)=IF(LEFT(TRIM([$Translations.$C224]);LEN([.F$1]))=[.F$1];&quot;Yes&quot;;&quot;No&quot;);&quot;&quot;;&quot;NO&quot;)">
            <text:p/>
          </table:table-cell>
          <table:table-cell table:formula="of:=IF(IF(LEFT(TRIM([$Translations.$B224]);LEN([.G$1]))=[.G$1];&quot;Yes&quot;;&quot;No&quot;)=IF(LEFT(TRIM([$Translations.$C224]);LEN([.G$1]))=[.G$1];&quot;Yes&quot;;&quot;No&quot;);&quot;&quot;;&quot;NO&quot;)">
            <text:p/>
          </table:table-cell>
        </table:table-row>
        <table:table-row table:style-name="ro8">
          <table:table-cell table:formula="of:=IF(IF(LEFT(TRIM([$Translations.$B225]);LEN([.A$1]))=[.A$1];&quot;Yes&quot;;&quot;No&quot;)=IF(LEFT(TRIM([$Translations.$C225]);LEN([.A$1]))=[.A$1];&quot;Yes&quot;;&quot;No&quot;);&quot;&quot;;&quot;NO&quot;)">
            <text:p/>
          </table:table-cell>
          <table:table-cell table:formula="of:=IF(IF(LEFT(TRIM([$Translations.$B225]);LEN([.B$1]))=[.B$1];&quot;Yes&quot;;&quot;No&quot;)=IF(LEFT(TRIM([$Translations.$C225]);LEN([.B$1]))=[.B$1];&quot;Yes&quot;;&quot;No&quot;);&quot;&quot;;&quot;NO&quot;)">
            <text:p/>
          </table:table-cell>
          <table:table-cell table:formula="of:=IF(IF(LEFT(TRIM([$Translations.$B225]);LEN([.C$1]))=[.C$1];&quot;Yes&quot;;&quot;No&quot;)=IF(LEFT(TRIM([$Translations.$C225]);LEN([.C$1]))=[.C$1];&quot;Yes&quot;;&quot;No&quot;);&quot;&quot;;&quot;NO&quot;)">
            <text:p/>
          </table:table-cell>
          <table:table-cell table:formula="of:=IF(IF(LEFT(TRIM([$Translations.$B225]);LEN([.D$1]))=[.D$1];&quot;Yes&quot;;&quot;No&quot;)=IF(LEFT(TRIM([$Translations.$C225]);LEN([.D$1]))=[.D$1];&quot;Yes&quot;;&quot;No&quot;);&quot;&quot;;&quot;NO&quot;)">
            <text:p/>
          </table:table-cell>
          <table:table-cell table:formula="of:=IF(IF(LEFT(TRIM([$Translations.$B225]);LEN([.E$1]))=[.E$1];&quot;Yes&quot;;&quot;No&quot;)=IF(LEFT(TRIM([$Translations.$C225]);LEN([.E$1]))=[.E$1];&quot;Yes&quot;;&quot;No&quot;);&quot;&quot;;&quot;NO&quot;)">
            <text:p/>
          </table:table-cell>
          <table:table-cell table:formula="of:=IF(IF(LEFT(TRIM([$Translations.$B225]);LEN([.F$1]))=[.F$1];&quot;Yes&quot;;&quot;No&quot;)=IF(LEFT(TRIM([$Translations.$C225]);LEN([.F$1]))=[.F$1];&quot;Yes&quot;;&quot;No&quot;);&quot;&quot;;&quot;NO&quot;)">
            <text:p/>
          </table:table-cell>
          <table:table-cell table:formula="of:=IF(IF(LEFT(TRIM([$Translations.$B225]);LEN([.G$1]))=[.G$1];&quot;Yes&quot;;&quot;No&quot;)=IF(LEFT(TRIM([$Translations.$C225]);LEN([.G$1]))=[.G$1];&quot;Yes&quot;;&quot;No&quot;);&quot;&quot;;&quot;NO&quot;)">
            <text:p/>
          </table:table-cell>
        </table:table-row>
        <table:table-row table:style-name="ro8">
          <table:table-cell table:formula="of:=IF(IF(LEFT(TRIM([$Translations.$B226]);LEN([.A$1]))=[.A$1];&quot;Yes&quot;;&quot;No&quot;)=IF(LEFT(TRIM([$Translations.$C226]);LEN([.A$1]))=[.A$1];&quot;Yes&quot;;&quot;No&quot;);&quot;&quot;;&quot;NO&quot;)">
            <text:p/>
          </table:table-cell>
          <table:table-cell table:formula="of:=IF(IF(LEFT(TRIM([$Translations.$B226]);LEN([.B$1]))=[.B$1];&quot;Yes&quot;;&quot;No&quot;)=IF(LEFT(TRIM([$Translations.$C226]);LEN([.B$1]))=[.B$1];&quot;Yes&quot;;&quot;No&quot;);&quot;&quot;;&quot;NO&quot;)">
            <text:p/>
          </table:table-cell>
          <table:table-cell table:formula="of:=IF(IF(LEFT(TRIM([$Translations.$B226]);LEN([.C$1]))=[.C$1];&quot;Yes&quot;;&quot;No&quot;)=IF(LEFT(TRIM([$Translations.$C226]);LEN([.C$1]))=[.C$1];&quot;Yes&quot;;&quot;No&quot;);&quot;&quot;;&quot;NO&quot;)">
            <text:p/>
          </table:table-cell>
          <table:table-cell table:formula="of:=IF(IF(LEFT(TRIM([$Translations.$B226]);LEN([.D$1]))=[.D$1];&quot;Yes&quot;;&quot;No&quot;)=IF(LEFT(TRIM([$Translations.$C226]);LEN([.D$1]))=[.D$1];&quot;Yes&quot;;&quot;No&quot;);&quot;&quot;;&quot;NO&quot;)">
            <text:p/>
          </table:table-cell>
          <table:table-cell table:formula="of:=IF(IF(LEFT(TRIM([$Translations.$B226]);LEN([.E$1]))=[.E$1];&quot;Yes&quot;;&quot;No&quot;)=IF(LEFT(TRIM([$Translations.$C226]);LEN([.E$1]))=[.E$1];&quot;Yes&quot;;&quot;No&quot;);&quot;&quot;;&quot;NO&quot;)">
            <text:p/>
          </table:table-cell>
          <table:table-cell table:formula="of:=IF(IF(LEFT(TRIM([$Translations.$B226]);LEN([.F$1]))=[.F$1];&quot;Yes&quot;;&quot;No&quot;)=IF(LEFT(TRIM([$Translations.$C226]);LEN([.F$1]))=[.F$1];&quot;Yes&quot;;&quot;No&quot;);&quot;&quot;;&quot;NO&quot;)">
            <text:p/>
          </table:table-cell>
          <table:table-cell table:formula="of:=IF(IF(LEFT(TRIM([$Translations.$B226]);LEN([.G$1]))=[.G$1];&quot;Yes&quot;;&quot;No&quot;)=IF(LEFT(TRIM([$Translations.$C226]);LEN([.G$1]))=[.G$1];&quot;Yes&quot;;&quot;No&quot;);&quot;&quot;;&quot;NO&quot;)">
            <text:p/>
          </table:table-cell>
        </table:table-row>
        <table:table-row table:style-name="ro8">
          <table:table-cell table:formula="of:=IF(IF(LEFT(TRIM([$Translations.$B227]);LEN([.A$1]))=[.A$1];&quot;Yes&quot;;&quot;No&quot;)=IF(LEFT(TRIM([$Translations.$C227]);LEN([.A$1]))=[.A$1];&quot;Yes&quot;;&quot;No&quot;);&quot;&quot;;&quot;NO&quot;)">
            <text:p/>
          </table:table-cell>
          <table:table-cell table:formula="of:=IF(IF(LEFT(TRIM([$Translations.$B227]);LEN([.B$1]))=[.B$1];&quot;Yes&quot;;&quot;No&quot;)=IF(LEFT(TRIM([$Translations.$C227]);LEN([.B$1]))=[.B$1];&quot;Yes&quot;;&quot;No&quot;);&quot;&quot;;&quot;NO&quot;)">
            <text:p/>
          </table:table-cell>
          <table:table-cell table:formula="of:=IF(IF(LEFT(TRIM([$Translations.$B227]);LEN([.C$1]))=[.C$1];&quot;Yes&quot;;&quot;No&quot;)=IF(LEFT(TRIM([$Translations.$C227]);LEN([.C$1]))=[.C$1];&quot;Yes&quot;;&quot;No&quot;);&quot;&quot;;&quot;NO&quot;)">
            <text:p/>
          </table:table-cell>
          <table:table-cell table:formula="of:=IF(IF(LEFT(TRIM([$Translations.$B227]);LEN([.D$1]))=[.D$1];&quot;Yes&quot;;&quot;No&quot;)=IF(LEFT(TRIM([$Translations.$C227]);LEN([.D$1]))=[.D$1];&quot;Yes&quot;;&quot;No&quot;);&quot;&quot;;&quot;NO&quot;)">
            <text:p/>
          </table:table-cell>
          <table:table-cell table:formula="of:=IF(IF(LEFT(TRIM([$Translations.$B227]);LEN([.E$1]))=[.E$1];&quot;Yes&quot;;&quot;No&quot;)=IF(LEFT(TRIM([$Translations.$C227]);LEN([.E$1]))=[.E$1];&quot;Yes&quot;;&quot;No&quot;);&quot;&quot;;&quot;NO&quot;)">
            <text:p/>
          </table:table-cell>
          <table:table-cell table:formula="of:=IF(IF(LEFT(TRIM([$Translations.$B227]);LEN([.F$1]))=[.F$1];&quot;Yes&quot;;&quot;No&quot;)=IF(LEFT(TRIM([$Translations.$C227]);LEN([.F$1]))=[.F$1];&quot;Yes&quot;;&quot;No&quot;);&quot;&quot;;&quot;NO&quot;)">
            <text:p/>
          </table:table-cell>
          <table:table-cell table:formula="of:=IF(IF(LEFT(TRIM([$Translations.$B227]);LEN([.G$1]))=[.G$1];&quot;Yes&quot;;&quot;No&quot;)=IF(LEFT(TRIM([$Translations.$C227]);LEN([.G$1]))=[.G$1];&quot;Yes&quot;;&quot;No&quot;);&quot;&quot;;&quot;NO&quot;)">
            <text:p/>
          </table:table-cell>
        </table:table-row>
        <table:table-row table:style-name="ro8">
          <table:table-cell table:formula="of:=IF(IF(LEFT(TRIM([$Translations.$B228]);LEN([.A$1]))=[.A$1];&quot;Yes&quot;;&quot;No&quot;)=IF(LEFT(TRIM([$Translations.$C228]);LEN([.A$1]))=[.A$1];&quot;Yes&quot;;&quot;No&quot;);&quot;&quot;;&quot;NO&quot;)">
            <text:p/>
          </table:table-cell>
          <table:table-cell table:formula="of:=IF(IF(LEFT(TRIM([$Translations.$B228]);LEN([.B$1]))=[.B$1];&quot;Yes&quot;;&quot;No&quot;)=IF(LEFT(TRIM([$Translations.$C228]);LEN([.B$1]))=[.B$1];&quot;Yes&quot;;&quot;No&quot;);&quot;&quot;;&quot;NO&quot;)">
            <text:p/>
          </table:table-cell>
          <table:table-cell table:formula="of:=IF(IF(LEFT(TRIM([$Translations.$B228]);LEN([.C$1]))=[.C$1];&quot;Yes&quot;;&quot;No&quot;)=IF(LEFT(TRIM([$Translations.$C228]);LEN([.C$1]))=[.C$1];&quot;Yes&quot;;&quot;No&quot;);&quot;&quot;;&quot;NO&quot;)">
            <text:p/>
          </table:table-cell>
          <table:table-cell table:formula="of:=IF(IF(LEFT(TRIM([$Translations.$B228]);LEN([.D$1]))=[.D$1];&quot;Yes&quot;;&quot;No&quot;)=IF(LEFT(TRIM([$Translations.$C228]);LEN([.D$1]))=[.D$1];&quot;Yes&quot;;&quot;No&quot;);&quot;&quot;;&quot;NO&quot;)">
            <text:p/>
          </table:table-cell>
          <table:table-cell table:formula="of:=IF(IF(LEFT(TRIM([$Translations.$B228]);LEN([.E$1]))=[.E$1];&quot;Yes&quot;;&quot;No&quot;)=IF(LEFT(TRIM([$Translations.$C228]);LEN([.E$1]))=[.E$1];&quot;Yes&quot;;&quot;No&quot;);&quot;&quot;;&quot;NO&quot;)">
            <text:p/>
          </table:table-cell>
          <table:table-cell table:formula="of:=IF(IF(LEFT(TRIM([$Translations.$B228]);LEN([.F$1]))=[.F$1];&quot;Yes&quot;;&quot;No&quot;)=IF(LEFT(TRIM([$Translations.$C228]);LEN([.F$1]))=[.F$1];&quot;Yes&quot;;&quot;No&quot;);&quot;&quot;;&quot;NO&quot;)">
            <text:p/>
          </table:table-cell>
          <table:table-cell table:formula="of:=IF(IF(LEFT(TRIM([$Translations.$B228]);LEN([.G$1]))=[.G$1];&quot;Yes&quot;;&quot;No&quot;)=IF(LEFT(TRIM([$Translations.$C228]);LEN([.G$1]))=[.G$1];&quot;Yes&quot;;&quot;No&quot;);&quot;&quot;;&quot;NO&quot;)">
            <text:p/>
          </table:table-cell>
        </table:table-row>
        <table:table-row table:style-name="ro8">
          <table:table-cell table:formula="of:=IF(IF(LEFT(TRIM([$Translations.$B229]);LEN([.A$1]))=[.A$1];&quot;Yes&quot;;&quot;No&quot;)=IF(LEFT(TRIM([$Translations.$C229]);LEN([.A$1]))=[.A$1];&quot;Yes&quot;;&quot;No&quot;);&quot;&quot;;&quot;NO&quot;)">
            <text:p/>
          </table:table-cell>
          <table:table-cell table:formula="of:=IF(IF(LEFT(TRIM([$Translations.$B229]);LEN([.B$1]))=[.B$1];&quot;Yes&quot;;&quot;No&quot;)=IF(LEFT(TRIM([$Translations.$C229]);LEN([.B$1]))=[.B$1];&quot;Yes&quot;;&quot;No&quot;);&quot;&quot;;&quot;NO&quot;)">
            <text:p/>
          </table:table-cell>
          <table:table-cell table:formula="of:=IF(IF(LEFT(TRIM([$Translations.$B229]);LEN([.C$1]))=[.C$1];&quot;Yes&quot;;&quot;No&quot;)=IF(LEFT(TRIM([$Translations.$C229]);LEN([.C$1]))=[.C$1];&quot;Yes&quot;;&quot;No&quot;);&quot;&quot;;&quot;NO&quot;)">
            <text:p/>
          </table:table-cell>
          <table:table-cell table:formula="of:=IF(IF(LEFT(TRIM([$Translations.$B229]);LEN([.D$1]))=[.D$1];&quot;Yes&quot;;&quot;No&quot;)=IF(LEFT(TRIM([$Translations.$C229]);LEN([.D$1]))=[.D$1];&quot;Yes&quot;;&quot;No&quot;);&quot;&quot;;&quot;NO&quot;)">
            <text:p/>
          </table:table-cell>
          <table:table-cell table:formula="of:=IF(IF(LEFT(TRIM([$Translations.$B229]);LEN([.E$1]))=[.E$1];&quot;Yes&quot;;&quot;No&quot;)=IF(LEFT(TRIM([$Translations.$C229]);LEN([.E$1]))=[.E$1];&quot;Yes&quot;;&quot;No&quot;);&quot;&quot;;&quot;NO&quot;)">
            <text:p/>
          </table:table-cell>
          <table:table-cell table:formula="of:=IF(IF(LEFT(TRIM([$Translations.$B229]);LEN([.F$1]))=[.F$1];&quot;Yes&quot;;&quot;No&quot;)=IF(LEFT(TRIM([$Translations.$C229]);LEN([.F$1]))=[.F$1];&quot;Yes&quot;;&quot;No&quot;);&quot;&quot;;&quot;NO&quot;)">
            <text:p/>
          </table:table-cell>
          <table:table-cell table:formula="of:=IF(IF(LEFT(TRIM([$Translations.$B229]);LEN([.G$1]))=[.G$1];&quot;Yes&quot;;&quot;No&quot;)=IF(LEFT(TRIM([$Translations.$C229]);LEN([.G$1]))=[.G$1];&quot;Yes&quot;;&quot;No&quot;);&quot;&quot;;&quot;NO&quot;)">
            <text:p/>
          </table:table-cell>
        </table:table-row>
        <table:table-row table:style-name="ro8">
          <table:table-cell table:formula="of:=IF(IF(LEFT(TRIM([$Translations.$B230]);LEN([.A$1]))=[.A$1];&quot;Yes&quot;;&quot;No&quot;)=IF(LEFT(TRIM([$Translations.$C230]);LEN([.A$1]))=[.A$1];&quot;Yes&quot;;&quot;No&quot;);&quot;&quot;;&quot;NO&quot;)">
            <text:p/>
          </table:table-cell>
          <table:table-cell table:formula="of:=IF(IF(LEFT(TRIM([$Translations.$B230]);LEN([.B$1]))=[.B$1];&quot;Yes&quot;;&quot;No&quot;)=IF(LEFT(TRIM([$Translations.$C230]);LEN([.B$1]))=[.B$1];&quot;Yes&quot;;&quot;No&quot;);&quot;&quot;;&quot;NO&quot;)">
            <text:p/>
          </table:table-cell>
          <table:table-cell table:formula="of:=IF(IF(LEFT(TRIM([$Translations.$B230]);LEN([.C$1]))=[.C$1];&quot;Yes&quot;;&quot;No&quot;)=IF(LEFT(TRIM([$Translations.$C230]);LEN([.C$1]))=[.C$1];&quot;Yes&quot;;&quot;No&quot;);&quot;&quot;;&quot;NO&quot;)">
            <text:p/>
          </table:table-cell>
          <table:table-cell table:formula="of:=IF(IF(LEFT(TRIM([$Translations.$B230]);LEN([.D$1]))=[.D$1];&quot;Yes&quot;;&quot;No&quot;)=IF(LEFT(TRIM([$Translations.$C230]);LEN([.D$1]))=[.D$1];&quot;Yes&quot;;&quot;No&quot;);&quot;&quot;;&quot;NO&quot;)">
            <text:p/>
          </table:table-cell>
          <table:table-cell table:formula="of:=IF(IF(LEFT(TRIM([$Translations.$B230]);LEN([.E$1]))=[.E$1];&quot;Yes&quot;;&quot;No&quot;)=IF(LEFT(TRIM([$Translations.$C230]);LEN([.E$1]))=[.E$1];&quot;Yes&quot;;&quot;No&quot;);&quot;&quot;;&quot;NO&quot;)">
            <text:p/>
          </table:table-cell>
          <table:table-cell table:formula="of:=IF(IF(LEFT(TRIM([$Translations.$B230]);LEN([.F$1]))=[.F$1];&quot;Yes&quot;;&quot;No&quot;)=IF(LEFT(TRIM([$Translations.$C230]);LEN([.F$1]))=[.F$1];&quot;Yes&quot;;&quot;No&quot;);&quot;&quot;;&quot;NO&quot;)">
            <text:p/>
          </table:table-cell>
          <table:table-cell table:formula="of:=IF(IF(LEFT(TRIM([$Translations.$B230]);LEN([.G$1]))=[.G$1];&quot;Yes&quot;;&quot;No&quot;)=IF(LEFT(TRIM([$Translations.$C230]);LEN([.G$1]))=[.G$1];&quot;Yes&quot;;&quot;No&quot;);&quot;&quot;;&quot;NO&quot;)">
            <text:p/>
          </table:table-cell>
        </table:table-row>
        <table:table-row table:style-name="ro8">
          <table:table-cell table:formula="of:=IF(IF(LEFT(TRIM([$Translations.$B231]);LEN([.A$1]))=[.A$1];&quot;Yes&quot;;&quot;No&quot;)=IF(LEFT(TRIM([$Translations.$C231]);LEN([.A$1]))=[.A$1];&quot;Yes&quot;;&quot;No&quot;);&quot;&quot;;&quot;NO&quot;)">
            <text:p/>
          </table:table-cell>
          <table:table-cell table:formula="of:=IF(IF(LEFT(TRIM([$Translations.$B231]);LEN([.B$1]))=[.B$1];&quot;Yes&quot;;&quot;No&quot;)=IF(LEFT(TRIM([$Translations.$C231]);LEN([.B$1]))=[.B$1];&quot;Yes&quot;;&quot;No&quot;);&quot;&quot;;&quot;NO&quot;)">
            <text:p/>
          </table:table-cell>
          <table:table-cell table:formula="of:=IF(IF(LEFT(TRIM([$Translations.$B231]);LEN([.C$1]))=[.C$1];&quot;Yes&quot;;&quot;No&quot;)=IF(LEFT(TRIM([$Translations.$C231]);LEN([.C$1]))=[.C$1];&quot;Yes&quot;;&quot;No&quot;);&quot;&quot;;&quot;NO&quot;)">
            <text:p/>
          </table:table-cell>
          <table:table-cell table:formula="of:=IF(IF(LEFT(TRIM([$Translations.$B231]);LEN([.D$1]))=[.D$1];&quot;Yes&quot;;&quot;No&quot;)=IF(LEFT(TRIM([$Translations.$C231]);LEN([.D$1]))=[.D$1];&quot;Yes&quot;;&quot;No&quot;);&quot;&quot;;&quot;NO&quot;)">
            <text:p/>
          </table:table-cell>
          <table:table-cell table:formula="of:=IF(IF(LEFT(TRIM([$Translations.$B231]);LEN([.E$1]))=[.E$1];&quot;Yes&quot;;&quot;No&quot;)=IF(LEFT(TRIM([$Translations.$C231]);LEN([.E$1]))=[.E$1];&quot;Yes&quot;;&quot;No&quot;);&quot;&quot;;&quot;NO&quot;)">
            <text:p/>
          </table:table-cell>
          <table:table-cell table:formula="of:=IF(IF(LEFT(TRIM([$Translations.$B231]);LEN([.F$1]))=[.F$1];&quot;Yes&quot;;&quot;No&quot;)=IF(LEFT(TRIM([$Translations.$C231]);LEN([.F$1]))=[.F$1];&quot;Yes&quot;;&quot;No&quot;);&quot;&quot;;&quot;NO&quot;)">
            <text:p/>
          </table:table-cell>
          <table:table-cell table:formula="of:=IF(IF(LEFT(TRIM([$Translations.$B231]);LEN([.G$1]))=[.G$1];&quot;Yes&quot;;&quot;No&quot;)=IF(LEFT(TRIM([$Translations.$C231]);LEN([.G$1]))=[.G$1];&quot;Yes&quot;;&quot;No&quot;);&quot;&quot;;&quot;NO&quot;)">
            <text:p/>
          </table:table-cell>
        </table:table-row>
        <table:table-row table:style-name="ro8">
          <table:table-cell table:formula="of:=IF(IF(LEFT(TRIM([$Translations.$B232]);LEN([.A$1]))=[.A$1];&quot;Yes&quot;;&quot;No&quot;)=IF(LEFT(TRIM([$Translations.$C232]);LEN([.A$1]))=[.A$1];&quot;Yes&quot;;&quot;No&quot;);&quot;&quot;;&quot;NO&quot;)">
            <text:p/>
          </table:table-cell>
          <table:table-cell table:formula="of:=IF(IF(LEFT(TRIM([$Translations.$B232]);LEN([.B$1]))=[.B$1];&quot;Yes&quot;;&quot;No&quot;)=IF(LEFT(TRIM([$Translations.$C232]);LEN([.B$1]))=[.B$1];&quot;Yes&quot;;&quot;No&quot;);&quot;&quot;;&quot;NO&quot;)">
            <text:p/>
          </table:table-cell>
          <table:table-cell table:formula="of:=IF(IF(LEFT(TRIM([$Translations.$B232]);LEN([.C$1]))=[.C$1];&quot;Yes&quot;;&quot;No&quot;)=IF(LEFT(TRIM([$Translations.$C232]);LEN([.C$1]))=[.C$1];&quot;Yes&quot;;&quot;No&quot;);&quot;&quot;;&quot;NO&quot;)">
            <text:p/>
          </table:table-cell>
          <table:table-cell table:formula="of:=IF(IF(LEFT(TRIM([$Translations.$B232]);LEN([.D$1]))=[.D$1];&quot;Yes&quot;;&quot;No&quot;)=IF(LEFT(TRIM([$Translations.$C232]);LEN([.D$1]))=[.D$1];&quot;Yes&quot;;&quot;No&quot;);&quot;&quot;;&quot;NO&quot;)">
            <text:p/>
          </table:table-cell>
          <table:table-cell table:formula="of:=IF(IF(LEFT(TRIM([$Translations.$B232]);LEN([.E$1]))=[.E$1];&quot;Yes&quot;;&quot;No&quot;)=IF(LEFT(TRIM([$Translations.$C232]);LEN([.E$1]))=[.E$1];&quot;Yes&quot;;&quot;No&quot;);&quot;&quot;;&quot;NO&quot;)">
            <text:p/>
          </table:table-cell>
          <table:table-cell table:formula="of:=IF(IF(LEFT(TRIM([$Translations.$B232]);LEN([.F$1]))=[.F$1];&quot;Yes&quot;;&quot;No&quot;)=IF(LEFT(TRIM([$Translations.$C232]);LEN([.F$1]))=[.F$1];&quot;Yes&quot;;&quot;No&quot;);&quot;&quot;;&quot;NO&quot;)">
            <text:p/>
          </table:table-cell>
          <table:table-cell table:formula="of:=IF(IF(LEFT(TRIM([$Translations.$B232]);LEN([.G$1]))=[.G$1];&quot;Yes&quot;;&quot;No&quot;)=IF(LEFT(TRIM([$Translations.$C232]);LEN([.G$1]))=[.G$1];&quot;Yes&quot;;&quot;No&quot;);&quot;&quot;;&quot;NO&quot;)">
            <text:p/>
          </table:table-cell>
        </table:table-row>
        <table:table-row table:style-name="ro8">
          <table:table-cell table:formula="of:=IF(IF(LEFT(TRIM([$Translations.$B233]);LEN([.A$1]))=[.A$1];&quot;Yes&quot;;&quot;No&quot;)=IF(LEFT(TRIM([$Translations.$C233]);LEN([.A$1]))=[.A$1];&quot;Yes&quot;;&quot;No&quot;);&quot;&quot;;&quot;NO&quot;)">
            <text:p/>
          </table:table-cell>
          <table:table-cell table:formula="of:=IF(IF(LEFT(TRIM([$Translations.$B233]);LEN([.B$1]))=[.B$1];&quot;Yes&quot;;&quot;No&quot;)=IF(LEFT(TRIM([$Translations.$C233]);LEN([.B$1]))=[.B$1];&quot;Yes&quot;;&quot;No&quot;);&quot;&quot;;&quot;NO&quot;)">
            <text:p/>
          </table:table-cell>
          <table:table-cell table:formula="of:=IF(IF(LEFT(TRIM([$Translations.$B233]);LEN([.C$1]))=[.C$1];&quot;Yes&quot;;&quot;No&quot;)=IF(LEFT(TRIM([$Translations.$C233]);LEN([.C$1]))=[.C$1];&quot;Yes&quot;;&quot;No&quot;);&quot;&quot;;&quot;NO&quot;)">
            <text:p/>
          </table:table-cell>
          <table:table-cell table:formula="of:=IF(IF(LEFT(TRIM([$Translations.$B233]);LEN([.D$1]))=[.D$1];&quot;Yes&quot;;&quot;No&quot;)=IF(LEFT(TRIM([$Translations.$C233]);LEN([.D$1]))=[.D$1];&quot;Yes&quot;;&quot;No&quot;);&quot;&quot;;&quot;NO&quot;)">
            <text:p/>
          </table:table-cell>
          <table:table-cell table:formula="of:=IF(IF(LEFT(TRIM([$Translations.$B233]);LEN([.E$1]))=[.E$1];&quot;Yes&quot;;&quot;No&quot;)=IF(LEFT(TRIM([$Translations.$C233]);LEN([.E$1]))=[.E$1];&quot;Yes&quot;;&quot;No&quot;);&quot;&quot;;&quot;NO&quot;)">
            <text:p/>
          </table:table-cell>
          <table:table-cell table:formula="of:=IF(IF(LEFT(TRIM([$Translations.$B233]);LEN([.F$1]))=[.F$1];&quot;Yes&quot;;&quot;No&quot;)=IF(LEFT(TRIM([$Translations.$C233]);LEN([.F$1]))=[.F$1];&quot;Yes&quot;;&quot;No&quot;);&quot;&quot;;&quot;NO&quot;)">
            <text:p/>
          </table:table-cell>
          <table:table-cell table:formula="of:=IF(IF(LEFT(TRIM([$Translations.$B233]);LEN([.G$1]))=[.G$1];&quot;Yes&quot;;&quot;No&quot;)=IF(LEFT(TRIM([$Translations.$C233]);LEN([.G$1]))=[.G$1];&quot;Yes&quot;;&quot;No&quot;);&quot;&quot;;&quot;NO&quot;)">
            <text:p/>
          </table:table-cell>
        </table:table-row>
        <table:table-row table:style-name="ro8">
          <table:table-cell table:formula="of:=IF(IF(LEFT(TRIM([$Translations.$B234]);LEN([.A$1]))=[.A$1];&quot;Yes&quot;;&quot;No&quot;)=IF(LEFT(TRIM([$Translations.$C234]);LEN([.A$1]))=[.A$1];&quot;Yes&quot;;&quot;No&quot;);&quot;&quot;;&quot;NO&quot;)">
            <text:p/>
          </table:table-cell>
          <table:table-cell table:formula="of:=IF(IF(LEFT(TRIM([$Translations.$B234]);LEN([.B$1]))=[.B$1];&quot;Yes&quot;;&quot;No&quot;)=IF(LEFT(TRIM([$Translations.$C234]);LEN([.B$1]))=[.B$1];&quot;Yes&quot;;&quot;No&quot;);&quot;&quot;;&quot;NO&quot;)">
            <text:p/>
          </table:table-cell>
          <table:table-cell table:formula="of:=IF(IF(LEFT(TRIM([$Translations.$B234]);LEN([.C$1]))=[.C$1];&quot;Yes&quot;;&quot;No&quot;)=IF(LEFT(TRIM([$Translations.$C234]);LEN([.C$1]))=[.C$1];&quot;Yes&quot;;&quot;No&quot;);&quot;&quot;;&quot;NO&quot;)">
            <text:p/>
          </table:table-cell>
          <table:table-cell table:formula="of:=IF(IF(LEFT(TRIM([$Translations.$B234]);LEN([.D$1]))=[.D$1];&quot;Yes&quot;;&quot;No&quot;)=IF(LEFT(TRIM([$Translations.$C234]);LEN([.D$1]))=[.D$1];&quot;Yes&quot;;&quot;No&quot;);&quot;&quot;;&quot;NO&quot;)">
            <text:p/>
          </table:table-cell>
          <table:table-cell table:formula="of:=IF(IF(LEFT(TRIM([$Translations.$B234]);LEN([.E$1]))=[.E$1];&quot;Yes&quot;;&quot;No&quot;)=IF(LEFT(TRIM([$Translations.$C234]);LEN([.E$1]))=[.E$1];&quot;Yes&quot;;&quot;No&quot;);&quot;&quot;;&quot;NO&quot;)">
            <text:p/>
          </table:table-cell>
          <table:table-cell table:formula="of:=IF(IF(LEFT(TRIM([$Translations.$B234]);LEN([.F$1]))=[.F$1];&quot;Yes&quot;;&quot;No&quot;)=IF(LEFT(TRIM([$Translations.$C234]);LEN([.F$1]))=[.F$1];&quot;Yes&quot;;&quot;No&quot;);&quot;&quot;;&quot;NO&quot;)">
            <text:p/>
          </table:table-cell>
          <table:table-cell table:formula="of:=IF(IF(LEFT(TRIM([$Translations.$B234]);LEN([.G$1]))=[.G$1];&quot;Yes&quot;;&quot;No&quot;)=IF(LEFT(TRIM([$Translations.$C234]);LEN([.G$1]))=[.G$1];&quot;Yes&quot;;&quot;No&quot;);&quot;&quot;;&quot;NO&quot;)">
            <text:p/>
          </table:table-cell>
        </table:table-row>
        <table:table-row table:style-name="ro8">
          <table:table-cell table:formula="of:=IF(IF(LEFT(TRIM([$Translations.$B235]);LEN([.A$1]))=[.A$1];&quot;Yes&quot;;&quot;No&quot;)=IF(LEFT(TRIM([$Translations.$C235]);LEN([.A$1]))=[.A$1];&quot;Yes&quot;;&quot;No&quot;);&quot;&quot;;&quot;NO&quot;)">
            <text:p/>
          </table:table-cell>
          <table:table-cell table:formula="of:=IF(IF(LEFT(TRIM([$Translations.$B235]);LEN([.B$1]))=[.B$1];&quot;Yes&quot;;&quot;No&quot;)=IF(LEFT(TRIM([$Translations.$C235]);LEN([.B$1]))=[.B$1];&quot;Yes&quot;;&quot;No&quot;);&quot;&quot;;&quot;NO&quot;)">
            <text:p/>
          </table:table-cell>
          <table:table-cell table:formula="of:=IF(IF(LEFT(TRIM([$Translations.$B235]);LEN([.C$1]))=[.C$1];&quot;Yes&quot;;&quot;No&quot;)=IF(LEFT(TRIM([$Translations.$C235]);LEN([.C$1]))=[.C$1];&quot;Yes&quot;;&quot;No&quot;);&quot;&quot;;&quot;NO&quot;)">
            <text:p/>
          </table:table-cell>
          <table:table-cell table:formula="of:=IF(IF(LEFT(TRIM([$Translations.$B235]);LEN([.D$1]))=[.D$1];&quot;Yes&quot;;&quot;No&quot;)=IF(LEFT(TRIM([$Translations.$C235]);LEN([.D$1]))=[.D$1];&quot;Yes&quot;;&quot;No&quot;);&quot;&quot;;&quot;NO&quot;)">
            <text:p/>
          </table:table-cell>
          <table:table-cell table:formula="of:=IF(IF(LEFT(TRIM([$Translations.$B235]);LEN([.E$1]))=[.E$1];&quot;Yes&quot;;&quot;No&quot;)=IF(LEFT(TRIM([$Translations.$C235]);LEN([.E$1]))=[.E$1];&quot;Yes&quot;;&quot;No&quot;);&quot;&quot;;&quot;NO&quot;)">
            <text:p/>
          </table:table-cell>
          <table:table-cell table:formula="of:=IF(IF(LEFT(TRIM([$Translations.$B235]);LEN([.F$1]))=[.F$1];&quot;Yes&quot;;&quot;No&quot;)=IF(LEFT(TRIM([$Translations.$C235]);LEN([.F$1]))=[.F$1];&quot;Yes&quot;;&quot;No&quot;);&quot;&quot;;&quot;NO&quot;)">
            <text:p/>
          </table:table-cell>
          <table:table-cell table:formula="of:=IF(IF(LEFT(TRIM([$Translations.$B235]);LEN([.G$1]))=[.G$1];&quot;Yes&quot;;&quot;No&quot;)=IF(LEFT(TRIM([$Translations.$C235]);LEN([.G$1]))=[.G$1];&quot;Yes&quot;;&quot;No&quot;);&quot;&quot;;&quot;NO&quot;)">
            <text:p/>
          </table:table-cell>
        </table:table-row>
        <table:table-row table:style-name="ro8">
          <table:table-cell table:formula="of:=IF(IF(LEFT(TRIM([$Translations.$B236]);LEN([.A$1]))=[.A$1];&quot;Yes&quot;;&quot;No&quot;)=IF(LEFT(TRIM([$Translations.$C236]);LEN([.A$1]))=[.A$1];&quot;Yes&quot;;&quot;No&quot;);&quot;&quot;;&quot;NO&quot;)">
            <text:p/>
          </table:table-cell>
          <table:table-cell table:formula="of:=IF(IF(LEFT(TRIM([$Translations.$B236]);LEN([.B$1]))=[.B$1];&quot;Yes&quot;;&quot;No&quot;)=IF(LEFT(TRIM([$Translations.$C236]);LEN([.B$1]))=[.B$1];&quot;Yes&quot;;&quot;No&quot;);&quot;&quot;;&quot;NO&quot;)">
            <text:p/>
          </table:table-cell>
          <table:table-cell table:formula="of:=IF(IF(LEFT(TRIM([$Translations.$B236]);LEN([.C$1]))=[.C$1];&quot;Yes&quot;;&quot;No&quot;)=IF(LEFT(TRIM([$Translations.$C236]);LEN([.C$1]))=[.C$1];&quot;Yes&quot;;&quot;No&quot;);&quot;&quot;;&quot;NO&quot;)">
            <text:p/>
          </table:table-cell>
          <table:table-cell table:formula="of:=IF(IF(LEFT(TRIM([$Translations.$B236]);LEN([.D$1]))=[.D$1];&quot;Yes&quot;;&quot;No&quot;)=IF(LEFT(TRIM([$Translations.$C236]);LEN([.D$1]))=[.D$1];&quot;Yes&quot;;&quot;No&quot;);&quot;&quot;;&quot;NO&quot;)">
            <text:p/>
          </table:table-cell>
          <table:table-cell table:formula="of:=IF(IF(LEFT(TRIM([$Translations.$B236]);LEN([.E$1]))=[.E$1];&quot;Yes&quot;;&quot;No&quot;)=IF(LEFT(TRIM([$Translations.$C236]);LEN([.E$1]))=[.E$1];&quot;Yes&quot;;&quot;No&quot;);&quot;&quot;;&quot;NO&quot;)">
            <text:p/>
          </table:table-cell>
          <table:table-cell table:formula="of:=IF(IF(LEFT(TRIM([$Translations.$B236]);LEN([.F$1]))=[.F$1];&quot;Yes&quot;;&quot;No&quot;)=IF(LEFT(TRIM([$Translations.$C236]);LEN([.F$1]))=[.F$1];&quot;Yes&quot;;&quot;No&quot;);&quot;&quot;;&quot;NO&quot;)">
            <text:p/>
          </table:table-cell>
          <table:table-cell table:formula="of:=IF(IF(LEFT(TRIM([$Translations.$B236]);LEN([.G$1]))=[.G$1];&quot;Yes&quot;;&quot;No&quot;)=IF(LEFT(TRIM([$Translations.$C236]);LEN([.G$1]))=[.G$1];&quot;Yes&quot;;&quot;No&quot;);&quot;&quot;;&quot;NO&quot;)">
            <text:p/>
          </table:table-cell>
        </table:table-row>
        <table:table-row table:style-name="ro8">
          <table:table-cell table:formula="of:=IF(IF(LEFT(TRIM([$Translations.$B237]);LEN([.A$1]))=[.A$1];&quot;Yes&quot;;&quot;No&quot;)=IF(LEFT(TRIM([$Translations.$C237]);LEN([.A$1]))=[.A$1];&quot;Yes&quot;;&quot;No&quot;);&quot;&quot;;&quot;NO&quot;)">
            <text:p/>
          </table:table-cell>
          <table:table-cell table:formula="of:=IF(IF(LEFT(TRIM([$Translations.$B237]);LEN([.B$1]))=[.B$1];&quot;Yes&quot;;&quot;No&quot;)=IF(LEFT(TRIM([$Translations.$C237]);LEN([.B$1]))=[.B$1];&quot;Yes&quot;;&quot;No&quot;);&quot;&quot;;&quot;NO&quot;)">
            <text:p/>
          </table:table-cell>
          <table:table-cell table:formula="of:=IF(IF(LEFT(TRIM([$Translations.$B237]);LEN([.C$1]))=[.C$1];&quot;Yes&quot;;&quot;No&quot;)=IF(LEFT(TRIM([$Translations.$C237]);LEN([.C$1]))=[.C$1];&quot;Yes&quot;;&quot;No&quot;);&quot;&quot;;&quot;NO&quot;)">
            <text:p/>
          </table:table-cell>
          <table:table-cell table:formula="of:=IF(IF(LEFT(TRIM([$Translations.$B237]);LEN([.D$1]))=[.D$1];&quot;Yes&quot;;&quot;No&quot;)=IF(LEFT(TRIM([$Translations.$C237]);LEN([.D$1]))=[.D$1];&quot;Yes&quot;;&quot;No&quot;);&quot;&quot;;&quot;NO&quot;)">
            <text:p/>
          </table:table-cell>
          <table:table-cell table:formula="of:=IF(IF(LEFT(TRIM([$Translations.$B237]);LEN([.E$1]))=[.E$1];&quot;Yes&quot;;&quot;No&quot;)=IF(LEFT(TRIM([$Translations.$C237]);LEN([.E$1]))=[.E$1];&quot;Yes&quot;;&quot;No&quot;);&quot;&quot;;&quot;NO&quot;)">
            <text:p/>
          </table:table-cell>
          <table:table-cell table:formula="of:=IF(IF(LEFT(TRIM([$Translations.$B237]);LEN([.F$1]))=[.F$1];&quot;Yes&quot;;&quot;No&quot;)=IF(LEFT(TRIM([$Translations.$C237]);LEN([.F$1]))=[.F$1];&quot;Yes&quot;;&quot;No&quot;);&quot;&quot;;&quot;NO&quot;)">
            <text:p/>
          </table:table-cell>
          <table:table-cell table:formula="of:=IF(IF(LEFT(TRIM([$Translations.$B237]);LEN([.G$1]))=[.G$1];&quot;Yes&quot;;&quot;No&quot;)=IF(LEFT(TRIM([$Translations.$C237]);LEN([.G$1]))=[.G$1];&quot;Yes&quot;;&quot;No&quot;);&quot;&quot;;&quot;NO&quot;)">
            <text:p/>
          </table:table-cell>
        </table:table-row>
        <table:table-row table:style-name="ro8">
          <table:table-cell table:formula="of:=IF(IF(LEFT(TRIM([$Translations.$B238]);LEN([.A$1]))=[.A$1];&quot;Yes&quot;;&quot;No&quot;)=IF(LEFT(TRIM([$Translations.$C238]);LEN([.A$1]))=[.A$1];&quot;Yes&quot;;&quot;No&quot;);&quot;&quot;;&quot;NO&quot;)">
            <text:p/>
          </table:table-cell>
          <table:table-cell table:formula="of:=IF(IF(LEFT(TRIM([$Translations.$B238]);LEN([.B$1]))=[.B$1];&quot;Yes&quot;;&quot;No&quot;)=IF(LEFT(TRIM([$Translations.$C238]);LEN([.B$1]))=[.B$1];&quot;Yes&quot;;&quot;No&quot;);&quot;&quot;;&quot;NO&quot;)">
            <text:p/>
          </table:table-cell>
          <table:table-cell table:formula="of:=IF(IF(LEFT(TRIM([$Translations.$B238]);LEN([.C$1]))=[.C$1];&quot;Yes&quot;;&quot;No&quot;)=IF(LEFT(TRIM([$Translations.$C238]);LEN([.C$1]))=[.C$1];&quot;Yes&quot;;&quot;No&quot;);&quot;&quot;;&quot;NO&quot;)">
            <text:p/>
          </table:table-cell>
          <table:table-cell table:formula="of:=IF(IF(LEFT(TRIM([$Translations.$B238]);LEN([.D$1]))=[.D$1];&quot;Yes&quot;;&quot;No&quot;)=IF(LEFT(TRIM([$Translations.$C238]);LEN([.D$1]))=[.D$1];&quot;Yes&quot;;&quot;No&quot;);&quot;&quot;;&quot;NO&quot;)">
            <text:p/>
          </table:table-cell>
          <table:table-cell table:formula="of:=IF(IF(LEFT(TRIM([$Translations.$B238]);LEN([.E$1]))=[.E$1];&quot;Yes&quot;;&quot;No&quot;)=IF(LEFT(TRIM([$Translations.$C238]);LEN([.E$1]))=[.E$1];&quot;Yes&quot;;&quot;No&quot;);&quot;&quot;;&quot;NO&quot;)">
            <text:p/>
          </table:table-cell>
          <table:table-cell table:formula="of:=IF(IF(LEFT(TRIM([$Translations.$B238]);LEN([.F$1]))=[.F$1];&quot;Yes&quot;;&quot;No&quot;)=IF(LEFT(TRIM([$Translations.$C238]);LEN([.F$1]))=[.F$1];&quot;Yes&quot;;&quot;No&quot;);&quot;&quot;;&quot;NO&quot;)">
            <text:p/>
          </table:table-cell>
          <table:table-cell table:formula="of:=IF(IF(LEFT(TRIM([$Translations.$B238]);LEN([.G$1]))=[.G$1];&quot;Yes&quot;;&quot;No&quot;)=IF(LEFT(TRIM([$Translations.$C238]);LEN([.G$1]))=[.G$1];&quot;Yes&quot;;&quot;No&quot;);&quot;&quot;;&quot;NO&quot;)">
            <text:p/>
          </table:table-cell>
        </table:table-row>
        <table:table-row table:style-name="ro8">
          <table:table-cell table:formula="of:=IF(IF(LEFT(TRIM([$Translations.$B239]);LEN([.A$1]))=[.A$1];&quot;Yes&quot;;&quot;No&quot;)=IF(LEFT(TRIM([$Translations.$C239]);LEN([.A$1]))=[.A$1];&quot;Yes&quot;;&quot;No&quot;);&quot;&quot;;&quot;NO&quot;)">
            <text:p/>
          </table:table-cell>
          <table:table-cell table:formula="of:=IF(IF(LEFT(TRIM([$Translations.$B239]);LEN([.B$1]))=[.B$1];&quot;Yes&quot;;&quot;No&quot;)=IF(LEFT(TRIM([$Translations.$C239]);LEN([.B$1]))=[.B$1];&quot;Yes&quot;;&quot;No&quot;);&quot;&quot;;&quot;NO&quot;)">
            <text:p/>
          </table:table-cell>
          <table:table-cell table:formula="of:=IF(IF(LEFT(TRIM([$Translations.$B239]);LEN([.C$1]))=[.C$1];&quot;Yes&quot;;&quot;No&quot;)=IF(LEFT(TRIM([$Translations.$C239]);LEN([.C$1]))=[.C$1];&quot;Yes&quot;;&quot;No&quot;);&quot;&quot;;&quot;NO&quot;)">
            <text:p/>
          </table:table-cell>
          <table:table-cell table:formula="of:=IF(IF(LEFT(TRIM([$Translations.$B239]);LEN([.D$1]))=[.D$1];&quot;Yes&quot;;&quot;No&quot;)=IF(LEFT(TRIM([$Translations.$C239]);LEN([.D$1]))=[.D$1];&quot;Yes&quot;;&quot;No&quot;);&quot;&quot;;&quot;NO&quot;)">
            <text:p/>
          </table:table-cell>
          <table:table-cell table:formula="of:=IF(IF(LEFT(TRIM([$Translations.$B239]);LEN([.E$1]))=[.E$1];&quot;Yes&quot;;&quot;No&quot;)=IF(LEFT(TRIM([$Translations.$C239]);LEN([.E$1]))=[.E$1];&quot;Yes&quot;;&quot;No&quot;);&quot;&quot;;&quot;NO&quot;)">
            <text:p/>
          </table:table-cell>
          <table:table-cell table:formula="of:=IF(IF(LEFT(TRIM([$Translations.$B239]);LEN([.F$1]))=[.F$1];&quot;Yes&quot;;&quot;No&quot;)=IF(LEFT(TRIM([$Translations.$C239]);LEN([.F$1]))=[.F$1];&quot;Yes&quot;;&quot;No&quot;);&quot;&quot;;&quot;NO&quot;)">
            <text:p/>
          </table:table-cell>
          <table:table-cell table:formula="of:=IF(IF(LEFT(TRIM([$Translations.$B239]);LEN([.G$1]))=[.G$1];&quot;Yes&quot;;&quot;No&quot;)=IF(LEFT(TRIM([$Translations.$C239]);LEN([.G$1]))=[.G$1];&quot;Yes&quot;;&quot;No&quot;);&quot;&quot;;&quot;NO&quot;)">
            <text:p/>
          </table:table-cell>
        </table:table-row>
        <table:table-row table:style-name="ro8">
          <table:table-cell table:formula="of:=IF(IF(LEFT(TRIM([$Translations.$B240]);LEN([.A$1]))=[.A$1];&quot;Yes&quot;;&quot;No&quot;)=IF(LEFT(TRIM([$Translations.$C240]);LEN([.A$1]))=[.A$1];&quot;Yes&quot;;&quot;No&quot;);&quot;&quot;;&quot;NO&quot;)">
            <text:p/>
          </table:table-cell>
          <table:table-cell table:formula="of:=IF(IF(LEFT(TRIM([$Translations.$B240]);LEN([.B$1]))=[.B$1];&quot;Yes&quot;;&quot;No&quot;)=IF(LEFT(TRIM([$Translations.$C240]);LEN([.B$1]))=[.B$1];&quot;Yes&quot;;&quot;No&quot;);&quot;&quot;;&quot;NO&quot;)">
            <text:p/>
          </table:table-cell>
          <table:table-cell table:formula="of:=IF(IF(LEFT(TRIM([$Translations.$B240]);LEN([.C$1]))=[.C$1];&quot;Yes&quot;;&quot;No&quot;)=IF(LEFT(TRIM([$Translations.$C240]);LEN([.C$1]))=[.C$1];&quot;Yes&quot;;&quot;No&quot;);&quot;&quot;;&quot;NO&quot;)">
            <text:p/>
          </table:table-cell>
          <table:table-cell table:formula="of:=IF(IF(LEFT(TRIM([$Translations.$B240]);LEN([.D$1]))=[.D$1];&quot;Yes&quot;;&quot;No&quot;)=IF(LEFT(TRIM([$Translations.$C240]);LEN([.D$1]))=[.D$1];&quot;Yes&quot;;&quot;No&quot;);&quot;&quot;;&quot;NO&quot;)">
            <text:p/>
          </table:table-cell>
          <table:table-cell table:formula="of:=IF(IF(LEFT(TRIM([$Translations.$B240]);LEN([.E$1]))=[.E$1];&quot;Yes&quot;;&quot;No&quot;)=IF(LEFT(TRIM([$Translations.$C240]);LEN([.E$1]))=[.E$1];&quot;Yes&quot;;&quot;No&quot;);&quot;&quot;;&quot;NO&quot;)">
            <text:p/>
          </table:table-cell>
          <table:table-cell table:formula="of:=IF(IF(LEFT(TRIM([$Translations.$B240]);LEN([.F$1]))=[.F$1];&quot;Yes&quot;;&quot;No&quot;)=IF(LEFT(TRIM([$Translations.$C240]);LEN([.F$1]))=[.F$1];&quot;Yes&quot;;&quot;No&quot;);&quot;&quot;;&quot;NO&quot;)">
            <text:p/>
          </table:table-cell>
          <table:table-cell table:formula="of:=IF(IF(LEFT(TRIM([$Translations.$B240]);LEN([.G$1]))=[.G$1];&quot;Yes&quot;;&quot;No&quot;)=IF(LEFT(TRIM([$Translations.$C240]);LEN([.G$1]))=[.G$1];&quot;Yes&quot;;&quot;No&quot;);&quot;&quot;;&quot;NO&quot;)">
            <text:p/>
          </table:table-cell>
        </table:table-row>
        <table:table-row table:style-name="ro8">
          <table:table-cell table:formula="of:=IF(IF(LEFT(TRIM([$Translations.$B241]);LEN([.A$1]))=[.A$1];&quot;Yes&quot;;&quot;No&quot;)=IF(LEFT(TRIM([$Translations.$C241]);LEN([.A$1]))=[.A$1];&quot;Yes&quot;;&quot;No&quot;);&quot;&quot;;&quot;NO&quot;)">
            <text:p/>
          </table:table-cell>
          <table:table-cell table:formula="of:=IF(IF(LEFT(TRIM([$Translations.$B241]);LEN([.B$1]))=[.B$1];&quot;Yes&quot;;&quot;No&quot;)=IF(LEFT(TRIM([$Translations.$C241]);LEN([.B$1]))=[.B$1];&quot;Yes&quot;;&quot;No&quot;);&quot;&quot;;&quot;NO&quot;)">
            <text:p/>
          </table:table-cell>
          <table:table-cell table:formula="of:=IF(IF(LEFT(TRIM([$Translations.$B241]);LEN([.C$1]))=[.C$1];&quot;Yes&quot;;&quot;No&quot;)=IF(LEFT(TRIM([$Translations.$C241]);LEN([.C$1]))=[.C$1];&quot;Yes&quot;;&quot;No&quot;);&quot;&quot;;&quot;NO&quot;)">
            <text:p/>
          </table:table-cell>
          <table:table-cell table:formula="of:=IF(IF(LEFT(TRIM([$Translations.$B241]);LEN([.D$1]))=[.D$1];&quot;Yes&quot;;&quot;No&quot;)=IF(LEFT(TRIM([$Translations.$C241]);LEN([.D$1]))=[.D$1];&quot;Yes&quot;;&quot;No&quot;);&quot;&quot;;&quot;NO&quot;)">
            <text:p/>
          </table:table-cell>
          <table:table-cell table:formula="of:=IF(IF(LEFT(TRIM([$Translations.$B241]);LEN([.E$1]))=[.E$1];&quot;Yes&quot;;&quot;No&quot;)=IF(LEFT(TRIM([$Translations.$C241]);LEN([.E$1]))=[.E$1];&quot;Yes&quot;;&quot;No&quot;);&quot;&quot;;&quot;NO&quot;)">
            <text:p/>
          </table:table-cell>
          <table:table-cell table:formula="of:=IF(IF(LEFT(TRIM([$Translations.$B241]);LEN([.F$1]))=[.F$1];&quot;Yes&quot;;&quot;No&quot;)=IF(LEFT(TRIM([$Translations.$C241]);LEN([.F$1]))=[.F$1];&quot;Yes&quot;;&quot;No&quot;);&quot;&quot;;&quot;NO&quot;)">
            <text:p/>
          </table:table-cell>
          <table:table-cell table:formula="of:=IF(IF(LEFT(TRIM([$Translations.$B241]);LEN([.G$1]))=[.G$1];&quot;Yes&quot;;&quot;No&quot;)=IF(LEFT(TRIM([$Translations.$C241]);LEN([.G$1]))=[.G$1];&quot;Yes&quot;;&quot;No&quot;);&quot;&quot;;&quot;NO&quot;)">
            <text:p/>
          </table:table-cell>
        </table:table-row>
        <table:table-row table:style-name="ro8">
          <table:table-cell table:formula="of:=IF(IF(LEFT(TRIM([$Translations.$B242]);LEN([.A$1]))=[.A$1];&quot;Yes&quot;;&quot;No&quot;)=IF(LEFT(TRIM([$Translations.$C242]);LEN([.A$1]))=[.A$1];&quot;Yes&quot;;&quot;No&quot;);&quot;&quot;;&quot;NO&quot;)">
            <text:p/>
          </table:table-cell>
          <table:table-cell table:formula="of:=IF(IF(LEFT(TRIM([$Translations.$B242]);LEN([.B$1]))=[.B$1];&quot;Yes&quot;;&quot;No&quot;)=IF(LEFT(TRIM([$Translations.$C242]);LEN([.B$1]))=[.B$1];&quot;Yes&quot;;&quot;No&quot;);&quot;&quot;;&quot;NO&quot;)">
            <text:p/>
          </table:table-cell>
          <table:table-cell table:formula="of:=IF(IF(LEFT(TRIM([$Translations.$B242]);LEN([.C$1]))=[.C$1];&quot;Yes&quot;;&quot;No&quot;)=IF(LEFT(TRIM([$Translations.$C242]);LEN([.C$1]))=[.C$1];&quot;Yes&quot;;&quot;No&quot;);&quot;&quot;;&quot;NO&quot;)">
            <text:p/>
          </table:table-cell>
          <table:table-cell table:formula="of:=IF(IF(LEFT(TRIM([$Translations.$B242]);LEN([.D$1]))=[.D$1];&quot;Yes&quot;;&quot;No&quot;)=IF(LEFT(TRIM([$Translations.$C242]);LEN([.D$1]))=[.D$1];&quot;Yes&quot;;&quot;No&quot;);&quot;&quot;;&quot;NO&quot;)">
            <text:p/>
          </table:table-cell>
          <table:table-cell table:formula="of:=IF(IF(LEFT(TRIM([$Translations.$B242]);LEN([.E$1]))=[.E$1];&quot;Yes&quot;;&quot;No&quot;)=IF(LEFT(TRIM([$Translations.$C242]);LEN([.E$1]))=[.E$1];&quot;Yes&quot;;&quot;No&quot;);&quot;&quot;;&quot;NO&quot;)">
            <text:p/>
          </table:table-cell>
          <table:table-cell table:formula="of:=IF(IF(LEFT(TRIM([$Translations.$B242]);LEN([.F$1]))=[.F$1];&quot;Yes&quot;;&quot;No&quot;)=IF(LEFT(TRIM([$Translations.$C242]);LEN([.F$1]))=[.F$1];&quot;Yes&quot;;&quot;No&quot;);&quot;&quot;;&quot;NO&quot;)">
            <text:p/>
          </table:table-cell>
          <table:table-cell table:formula="of:=IF(IF(LEFT(TRIM([$Translations.$B242]);LEN([.G$1]))=[.G$1];&quot;Yes&quot;;&quot;No&quot;)=IF(LEFT(TRIM([$Translations.$C242]);LEN([.G$1]))=[.G$1];&quot;Yes&quot;;&quot;No&quot;);&quot;&quot;;&quot;NO&quot;)">
            <text:p/>
          </table:table-cell>
        </table:table-row>
        <table:table-row table:style-name="ro8">
          <table:table-cell table:formula="of:=IF(IF(LEFT(TRIM([$Translations.$B243]);LEN([.A$1]))=[.A$1];&quot;Yes&quot;;&quot;No&quot;)=IF(LEFT(TRIM([$Translations.$C243]);LEN([.A$1]))=[.A$1];&quot;Yes&quot;;&quot;No&quot;);&quot;&quot;;&quot;NO&quot;)">
            <text:p/>
          </table:table-cell>
          <table:table-cell table:formula="of:=IF(IF(LEFT(TRIM([$Translations.$B243]);LEN([.B$1]))=[.B$1];&quot;Yes&quot;;&quot;No&quot;)=IF(LEFT(TRIM([$Translations.$C243]);LEN([.B$1]))=[.B$1];&quot;Yes&quot;;&quot;No&quot;);&quot;&quot;;&quot;NO&quot;)">
            <text:p/>
          </table:table-cell>
          <table:table-cell table:formula="of:=IF(IF(LEFT(TRIM([$Translations.$B243]);LEN([.C$1]))=[.C$1];&quot;Yes&quot;;&quot;No&quot;)=IF(LEFT(TRIM([$Translations.$C243]);LEN([.C$1]))=[.C$1];&quot;Yes&quot;;&quot;No&quot;);&quot;&quot;;&quot;NO&quot;)">
            <text:p/>
          </table:table-cell>
          <table:table-cell table:formula="of:=IF(IF(LEFT(TRIM([$Translations.$B243]);LEN([.D$1]))=[.D$1];&quot;Yes&quot;;&quot;No&quot;)=IF(LEFT(TRIM([$Translations.$C243]);LEN([.D$1]))=[.D$1];&quot;Yes&quot;;&quot;No&quot;);&quot;&quot;;&quot;NO&quot;)">
            <text:p/>
          </table:table-cell>
          <table:table-cell table:formula="of:=IF(IF(LEFT(TRIM([$Translations.$B243]);LEN([.E$1]))=[.E$1];&quot;Yes&quot;;&quot;No&quot;)=IF(LEFT(TRIM([$Translations.$C243]);LEN([.E$1]))=[.E$1];&quot;Yes&quot;;&quot;No&quot;);&quot;&quot;;&quot;NO&quot;)">
            <text:p/>
          </table:table-cell>
          <table:table-cell table:formula="of:=IF(IF(LEFT(TRIM([$Translations.$B243]);LEN([.F$1]))=[.F$1];&quot;Yes&quot;;&quot;No&quot;)=IF(LEFT(TRIM([$Translations.$C243]);LEN([.F$1]))=[.F$1];&quot;Yes&quot;;&quot;No&quot;);&quot;&quot;;&quot;NO&quot;)">
            <text:p/>
          </table:table-cell>
          <table:table-cell table:formula="of:=IF(IF(LEFT(TRIM([$Translations.$B243]);LEN([.G$1]))=[.G$1];&quot;Yes&quot;;&quot;No&quot;)=IF(LEFT(TRIM([$Translations.$C243]);LEN([.G$1]))=[.G$1];&quot;Yes&quot;;&quot;No&quot;);&quot;&quot;;&quot;NO&quot;)">
            <text:p/>
          </table:table-cell>
        </table:table-row>
        <table:table-row table:style-name="ro8">
          <table:table-cell table:formula="of:=IF(IF(LEFT(TRIM([$Translations.$B244]);LEN([.A$1]))=[.A$1];&quot;Yes&quot;;&quot;No&quot;)=IF(LEFT(TRIM([$Translations.$C244]);LEN([.A$1]))=[.A$1];&quot;Yes&quot;;&quot;No&quot;);&quot;&quot;;&quot;NO&quot;)">
            <text:p/>
          </table:table-cell>
          <table:table-cell table:formula="of:=IF(IF(LEFT(TRIM([$Translations.$B244]);LEN([.B$1]))=[.B$1];&quot;Yes&quot;;&quot;No&quot;)=IF(LEFT(TRIM([$Translations.$C244]);LEN([.B$1]))=[.B$1];&quot;Yes&quot;;&quot;No&quot;);&quot;&quot;;&quot;NO&quot;)">
            <text:p/>
          </table:table-cell>
          <table:table-cell table:formula="of:=IF(IF(LEFT(TRIM([$Translations.$B244]);LEN([.C$1]))=[.C$1];&quot;Yes&quot;;&quot;No&quot;)=IF(LEFT(TRIM([$Translations.$C244]);LEN([.C$1]))=[.C$1];&quot;Yes&quot;;&quot;No&quot;);&quot;&quot;;&quot;NO&quot;)">
            <text:p/>
          </table:table-cell>
          <table:table-cell table:formula="of:=IF(IF(LEFT(TRIM([$Translations.$B244]);LEN([.D$1]))=[.D$1];&quot;Yes&quot;;&quot;No&quot;)=IF(LEFT(TRIM([$Translations.$C244]);LEN([.D$1]))=[.D$1];&quot;Yes&quot;;&quot;No&quot;);&quot;&quot;;&quot;NO&quot;)">
            <text:p/>
          </table:table-cell>
          <table:table-cell table:formula="of:=IF(IF(LEFT(TRIM([$Translations.$B244]);LEN([.E$1]))=[.E$1];&quot;Yes&quot;;&quot;No&quot;)=IF(LEFT(TRIM([$Translations.$C244]);LEN([.E$1]))=[.E$1];&quot;Yes&quot;;&quot;No&quot;);&quot;&quot;;&quot;NO&quot;)">
            <text:p/>
          </table:table-cell>
          <table:table-cell table:formula="of:=IF(IF(LEFT(TRIM([$Translations.$B244]);LEN([.F$1]))=[.F$1];&quot;Yes&quot;;&quot;No&quot;)=IF(LEFT(TRIM([$Translations.$C244]);LEN([.F$1]))=[.F$1];&quot;Yes&quot;;&quot;No&quot;);&quot;&quot;;&quot;NO&quot;)">
            <text:p/>
          </table:table-cell>
          <table:table-cell table:formula="of:=IF(IF(LEFT(TRIM([$Translations.$B244]);LEN([.G$1]))=[.G$1];&quot;Yes&quot;;&quot;No&quot;)=IF(LEFT(TRIM([$Translations.$C244]);LEN([.G$1]))=[.G$1];&quot;Yes&quot;;&quot;No&quot;);&quot;&quot;;&quot;NO&quot;)">
            <text:p/>
          </table:table-cell>
        </table:table-row>
        <table:table-row table:style-name="ro8">
          <table:table-cell table:formula="of:=IF(IF(LEFT(TRIM([$Translations.$B245]);LEN([.A$1]))=[.A$1];&quot;Yes&quot;;&quot;No&quot;)=IF(LEFT(TRIM([$Translations.$C245]);LEN([.A$1]))=[.A$1];&quot;Yes&quot;;&quot;No&quot;);&quot;&quot;;&quot;NO&quot;)">
            <text:p/>
          </table:table-cell>
          <table:table-cell table:formula="of:=IF(IF(LEFT(TRIM([$Translations.$B245]);LEN([.B$1]))=[.B$1];&quot;Yes&quot;;&quot;No&quot;)=IF(LEFT(TRIM([$Translations.$C245]);LEN([.B$1]))=[.B$1];&quot;Yes&quot;;&quot;No&quot;);&quot;&quot;;&quot;NO&quot;)">
            <text:p/>
          </table:table-cell>
          <table:table-cell table:formula="of:=IF(IF(LEFT(TRIM([$Translations.$B245]);LEN([.C$1]))=[.C$1];&quot;Yes&quot;;&quot;No&quot;)=IF(LEFT(TRIM([$Translations.$C245]);LEN([.C$1]))=[.C$1];&quot;Yes&quot;;&quot;No&quot;);&quot;&quot;;&quot;NO&quot;)">
            <text:p/>
          </table:table-cell>
          <table:table-cell table:formula="of:=IF(IF(LEFT(TRIM([$Translations.$B245]);LEN([.D$1]))=[.D$1];&quot;Yes&quot;;&quot;No&quot;)=IF(LEFT(TRIM([$Translations.$C245]);LEN([.D$1]))=[.D$1];&quot;Yes&quot;;&quot;No&quot;);&quot;&quot;;&quot;NO&quot;)">
            <text:p/>
          </table:table-cell>
          <table:table-cell table:formula="of:=IF(IF(LEFT(TRIM([$Translations.$B245]);LEN([.E$1]))=[.E$1];&quot;Yes&quot;;&quot;No&quot;)=IF(LEFT(TRIM([$Translations.$C245]);LEN([.E$1]))=[.E$1];&quot;Yes&quot;;&quot;No&quot;);&quot;&quot;;&quot;NO&quot;)">
            <text:p/>
          </table:table-cell>
          <table:table-cell table:formula="of:=IF(IF(LEFT(TRIM([$Translations.$B245]);LEN([.F$1]))=[.F$1];&quot;Yes&quot;;&quot;No&quot;)=IF(LEFT(TRIM([$Translations.$C245]);LEN([.F$1]))=[.F$1];&quot;Yes&quot;;&quot;No&quot;);&quot;&quot;;&quot;NO&quot;)">
            <text:p/>
          </table:table-cell>
          <table:table-cell table:formula="of:=IF(IF(LEFT(TRIM([$Translations.$B245]);LEN([.G$1]))=[.G$1];&quot;Yes&quot;;&quot;No&quot;)=IF(LEFT(TRIM([$Translations.$C245]);LEN([.G$1]))=[.G$1];&quot;Yes&quot;;&quot;No&quot;);&quot;&quot;;&quot;NO&quot;)">
            <text:p/>
          </table:table-cell>
        </table:table-row>
        <table:table-row table:style-name="ro8">
          <table:table-cell table:formula="of:=IF(IF(LEFT(TRIM([$Translations.$B246]);LEN([.A$1]))=[.A$1];&quot;Yes&quot;;&quot;No&quot;)=IF(LEFT(TRIM([$Translations.$C246]);LEN([.A$1]))=[.A$1];&quot;Yes&quot;;&quot;No&quot;);&quot;&quot;;&quot;NO&quot;)">
            <text:p/>
          </table:table-cell>
          <table:table-cell table:formula="of:=IF(IF(LEFT(TRIM([$Translations.$B246]);LEN([.B$1]))=[.B$1];&quot;Yes&quot;;&quot;No&quot;)=IF(LEFT(TRIM([$Translations.$C246]);LEN([.B$1]))=[.B$1];&quot;Yes&quot;;&quot;No&quot;);&quot;&quot;;&quot;NO&quot;)">
            <text:p/>
          </table:table-cell>
          <table:table-cell table:formula="of:=IF(IF(LEFT(TRIM([$Translations.$B246]);LEN([.C$1]))=[.C$1];&quot;Yes&quot;;&quot;No&quot;)=IF(LEFT(TRIM([$Translations.$C246]);LEN([.C$1]))=[.C$1];&quot;Yes&quot;;&quot;No&quot;);&quot;&quot;;&quot;NO&quot;)">
            <text:p/>
          </table:table-cell>
          <table:table-cell table:formula="of:=IF(IF(LEFT(TRIM([$Translations.$B246]);LEN([.D$1]))=[.D$1];&quot;Yes&quot;;&quot;No&quot;)=IF(LEFT(TRIM([$Translations.$C246]);LEN([.D$1]))=[.D$1];&quot;Yes&quot;;&quot;No&quot;);&quot;&quot;;&quot;NO&quot;)">
            <text:p/>
          </table:table-cell>
          <table:table-cell table:formula="of:=IF(IF(LEFT(TRIM([$Translations.$B246]);LEN([.E$1]))=[.E$1];&quot;Yes&quot;;&quot;No&quot;)=IF(LEFT(TRIM([$Translations.$C246]);LEN([.E$1]))=[.E$1];&quot;Yes&quot;;&quot;No&quot;);&quot;&quot;;&quot;NO&quot;)">
            <text:p/>
          </table:table-cell>
          <table:table-cell table:formula="of:=IF(IF(LEFT(TRIM([$Translations.$B246]);LEN([.F$1]))=[.F$1];&quot;Yes&quot;;&quot;No&quot;)=IF(LEFT(TRIM([$Translations.$C246]);LEN([.F$1]))=[.F$1];&quot;Yes&quot;;&quot;No&quot;);&quot;&quot;;&quot;NO&quot;)">
            <text:p/>
          </table:table-cell>
          <table:table-cell table:formula="of:=IF(IF(LEFT(TRIM([$Translations.$B246]);LEN([.G$1]))=[.G$1];&quot;Yes&quot;;&quot;No&quot;)=IF(LEFT(TRIM([$Translations.$C246]);LEN([.G$1]))=[.G$1];&quot;Yes&quot;;&quot;No&quot;);&quot;&quot;;&quot;NO&quot;)">
            <text:p/>
          </table:table-cell>
        </table:table-row>
        <table:table-row table:style-name="ro8">
          <table:table-cell table:formula="of:=IF(IF(LEFT(TRIM([$Translations.$B247]);LEN([.A$1]))=[.A$1];&quot;Yes&quot;;&quot;No&quot;)=IF(LEFT(TRIM([$Translations.$C247]);LEN([.A$1]))=[.A$1];&quot;Yes&quot;;&quot;No&quot;);&quot;&quot;;&quot;NO&quot;)">
            <text:p/>
          </table:table-cell>
          <table:table-cell table:formula="of:=IF(IF(LEFT(TRIM([$Translations.$B247]);LEN([.B$1]))=[.B$1];&quot;Yes&quot;;&quot;No&quot;)=IF(LEFT(TRIM([$Translations.$C247]);LEN([.B$1]))=[.B$1];&quot;Yes&quot;;&quot;No&quot;);&quot;&quot;;&quot;NO&quot;)">
            <text:p/>
          </table:table-cell>
          <table:table-cell table:formula="of:=IF(IF(LEFT(TRIM([$Translations.$B247]);LEN([.C$1]))=[.C$1];&quot;Yes&quot;;&quot;No&quot;)=IF(LEFT(TRIM([$Translations.$C247]);LEN([.C$1]))=[.C$1];&quot;Yes&quot;;&quot;No&quot;);&quot;&quot;;&quot;NO&quot;)">
            <text:p/>
          </table:table-cell>
          <table:table-cell table:formula="of:=IF(IF(LEFT(TRIM([$Translations.$B247]);LEN([.D$1]))=[.D$1];&quot;Yes&quot;;&quot;No&quot;)=IF(LEFT(TRIM([$Translations.$C247]);LEN([.D$1]))=[.D$1];&quot;Yes&quot;;&quot;No&quot;);&quot;&quot;;&quot;NO&quot;)">
            <text:p/>
          </table:table-cell>
          <table:table-cell table:formula="of:=IF(IF(LEFT(TRIM([$Translations.$B247]);LEN([.E$1]))=[.E$1];&quot;Yes&quot;;&quot;No&quot;)=IF(LEFT(TRIM([$Translations.$C247]);LEN([.E$1]))=[.E$1];&quot;Yes&quot;;&quot;No&quot;);&quot;&quot;;&quot;NO&quot;)">
            <text:p/>
          </table:table-cell>
          <table:table-cell table:formula="of:=IF(IF(LEFT(TRIM([$Translations.$B247]);LEN([.F$1]))=[.F$1];&quot;Yes&quot;;&quot;No&quot;)=IF(LEFT(TRIM([$Translations.$C247]);LEN([.F$1]))=[.F$1];&quot;Yes&quot;;&quot;No&quot;);&quot;&quot;;&quot;NO&quot;)">
            <text:p/>
          </table:table-cell>
          <table:table-cell table:formula="of:=IF(IF(LEFT(TRIM([$Translations.$B247]);LEN([.G$1]))=[.G$1];&quot;Yes&quot;;&quot;No&quot;)=IF(LEFT(TRIM([$Translations.$C247]);LEN([.G$1]))=[.G$1];&quot;Yes&quot;;&quot;No&quot;);&quot;&quot;;&quot;NO&quot;)">
            <text:p/>
          </table:table-cell>
        </table:table-row>
        <table:table-row table:style-name="ro8">
          <table:table-cell table:formula="of:=IF(IF(LEFT(TRIM([$Translations.$B248]);LEN([.A$1]))=[.A$1];&quot;Yes&quot;;&quot;No&quot;)=IF(LEFT(TRIM([$Translations.$C248]);LEN([.A$1]))=[.A$1];&quot;Yes&quot;;&quot;No&quot;);&quot;&quot;;&quot;NO&quot;)">
            <text:p/>
          </table:table-cell>
          <table:table-cell table:formula="of:=IF(IF(LEFT(TRIM([$Translations.$B248]);LEN([.B$1]))=[.B$1];&quot;Yes&quot;;&quot;No&quot;)=IF(LEFT(TRIM([$Translations.$C248]);LEN([.B$1]))=[.B$1];&quot;Yes&quot;;&quot;No&quot;);&quot;&quot;;&quot;NO&quot;)">
            <text:p/>
          </table:table-cell>
          <table:table-cell table:formula="of:=IF(IF(LEFT(TRIM([$Translations.$B248]);LEN([.C$1]))=[.C$1];&quot;Yes&quot;;&quot;No&quot;)=IF(LEFT(TRIM([$Translations.$C248]);LEN([.C$1]))=[.C$1];&quot;Yes&quot;;&quot;No&quot;);&quot;&quot;;&quot;NO&quot;)">
            <text:p/>
          </table:table-cell>
          <table:table-cell table:formula="of:=IF(IF(LEFT(TRIM([$Translations.$B248]);LEN([.D$1]))=[.D$1];&quot;Yes&quot;;&quot;No&quot;)=IF(LEFT(TRIM([$Translations.$C248]);LEN([.D$1]))=[.D$1];&quot;Yes&quot;;&quot;No&quot;);&quot;&quot;;&quot;NO&quot;)">
            <text:p/>
          </table:table-cell>
          <table:table-cell table:formula="of:=IF(IF(LEFT(TRIM([$Translations.$B248]);LEN([.E$1]))=[.E$1];&quot;Yes&quot;;&quot;No&quot;)=IF(LEFT(TRIM([$Translations.$C248]);LEN([.E$1]))=[.E$1];&quot;Yes&quot;;&quot;No&quot;);&quot;&quot;;&quot;NO&quot;)">
            <text:p/>
          </table:table-cell>
          <table:table-cell table:formula="of:=IF(IF(LEFT(TRIM([$Translations.$B248]);LEN([.F$1]))=[.F$1];&quot;Yes&quot;;&quot;No&quot;)=IF(LEFT(TRIM([$Translations.$C248]);LEN([.F$1]))=[.F$1];&quot;Yes&quot;;&quot;No&quot;);&quot;&quot;;&quot;NO&quot;)">
            <text:p/>
          </table:table-cell>
          <table:table-cell table:formula="of:=IF(IF(LEFT(TRIM([$Translations.$B248]);LEN([.G$1]))=[.G$1];&quot;Yes&quot;;&quot;No&quot;)=IF(LEFT(TRIM([$Translations.$C248]);LEN([.G$1]))=[.G$1];&quot;Yes&quot;;&quot;No&quot;);&quot;&quot;;&quot;NO&quot;)">
            <text:p/>
          </table:table-cell>
        </table:table-row>
        <table:table-row table:style-name="ro8">
          <table:table-cell table:formula="of:=IF(IF(LEFT(TRIM([$Translations.$B249]);LEN([.A$1]))=[.A$1];&quot;Yes&quot;;&quot;No&quot;)=IF(LEFT(TRIM([$Translations.$C249]);LEN([.A$1]))=[.A$1];&quot;Yes&quot;;&quot;No&quot;);&quot;&quot;;&quot;NO&quot;)">
            <text:p/>
          </table:table-cell>
          <table:table-cell table:formula="of:=IF(IF(LEFT(TRIM([$Translations.$B249]);LEN([.B$1]))=[.B$1];&quot;Yes&quot;;&quot;No&quot;)=IF(LEFT(TRIM([$Translations.$C249]);LEN([.B$1]))=[.B$1];&quot;Yes&quot;;&quot;No&quot;);&quot;&quot;;&quot;NO&quot;)">
            <text:p/>
          </table:table-cell>
          <table:table-cell table:formula="of:=IF(IF(LEFT(TRIM([$Translations.$B249]);LEN([.C$1]))=[.C$1];&quot;Yes&quot;;&quot;No&quot;)=IF(LEFT(TRIM([$Translations.$C249]);LEN([.C$1]))=[.C$1];&quot;Yes&quot;;&quot;No&quot;);&quot;&quot;;&quot;NO&quot;)">
            <text:p/>
          </table:table-cell>
          <table:table-cell table:formula="of:=IF(IF(LEFT(TRIM([$Translations.$B249]);LEN([.D$1]))=[.D$1];&quot;Yes&quot;;&quot;No&quot;)=IF(LEFT(TRIM([$Translations.$C249]);LEN([.D$1]))=[.D$1];&quot;Yes&quot;;&quot;No&quot;);&quot;&quot;;&quot;NO&quot;)">
            <text:p/>
          </table:table-cell>
          <table:table-cell table:formula="of:=IF(IF(LEFT(TRIM([$Translations.$B249]);LEN([.E$1]))=[.E$1];&quot;Yes&quot;;&quot;No&quot;)=IF(LEFT(TRIM([$Translations.$C249]);LEN([.E$1]))=[.E$1];&quot;Yes&quot;;&quot;No&quot;);&quot;&quot;;&quot;NO&quot;)">
            <text:p/>
          </table:table-cell>
          <table:table-cell table:formula="of:=IF(IF(LEFT(TRIM([$Translations.$B249]);LEN([.F$1]))=[.F$1];&quot;Yes&quot;;&quot;No&quot;)=IF(LEFT(TRIM([$Translations.$C249]);LEN([.F$1]))=[.F$1];&quot;Yes&quot;;&quot;No&quot;);&quot;&quot;;&quot;NO&quot;)">
            <text:p/>
          </table:table-cell>
          <table:table-cell table:formula="of:=IF(IF(LEFT(TRIM([$Translations.$B249]);LEN([.G$1]))=[.G$1];&quot;Yes&quot;;&quot;No&quot;)=IF(LEFT(TRIM([$Translations.$C249]);LEN([.G$1]))=[.G$1];&quot;Yes&quot;;&quot;No&quot;);&quot;&quot;;&quot;NO&quot;)">
            <text:p/>
          </table:table-cell>
        </table:table-row>
        <table:table-row table:style-name="ro8">
          <table:table-cell table:formula="of:=IF(IF(LEFT(TRIM([$Translations.$B250]);LEN([.A$1]))=[.A$1];&quot;Yes&quot;;&quot;No&quot;)=IF(LEFT(TRIM([$Translations.$C250]);LEN([.A$1]))=[.A$1];&quot;Yes&quot;;&quot;No&quot;);&quot;&quot;;&quot;NO&quot;)">
            <text:p/>
          </table:table-cell>
          <table:table-cell table:formula="of:=IF(IF(LEFT(TRIM([$Translations.$B250]);LEN([.B$1]))=[.B$1];&quot;Yes&quot;;&quot;No&quot;)=IF(LEFT(TRIM([$Translations.$C250]);LEN([.B$1]))=[.B$1];&quot;Yes&quot;;&quot;No&quot;);&quot;&quot;;&quot;NO&quot;)">
            <text:p/>
          </table:table-cell>
          <table:table-cell table:formula="of:=IF(IF(LEFT(TRIM([$Translations.$B250]);LEN([.C$1]))=[.C$1];&quot;Yes&quot;;&quot;No&quot;)=IF(LEFT(TRIM([$Translations.$C250]);LEN([.C$1]))=[.C$1];&quot;Yes&quot;;&quot;No&quot;);&quot;&quot;;&quot;NO&quot;)">
            <text:p/>
          </table:table-cell>
          <table:table-cell table:formula="of:=IF(IF(LEFT(TRIM([$Translations.$B250]);LEN([.D$1]))=[.D$1];&quot;Yes&quot;;&quot;No&quot;)=IF(LEFT(TRIM([$Translations.$C250]);LEN([.D$1]))=[.D$1];&quot;Yes&quot;;&quot;No&quot;);&quot;&quot;;&quot;NO&quot;)">
            <text:p/>
          </table:table-cell>
          <table:table-cell table:formula="of:=IF(IF(LEFT(TRIM([$Translations.$B250]);LEN([.E$1]))=[.E$1];&quot;Yes&quot;;&quot;No&quot;)=IF(LEFT(TRIM([$Translations.$C250]);LEN([.E$1]))=[.E$1];&quot;Yes&quot;;&quot;No&quot;);&quot;&quot;;&quot;NO&quot;)">
            <text:p/>
          </table:table-cell>
          <table:table-cell table:formula="of:=IF(IF(LEFT(TRIM([$Translations.$B250]);LEN([.F$1]))=[.F$1];&quot;Yes&quot;;&quot;No&quot;)=IF(LEFT(TRIM([$Translations.$C250]);LEN([.F$1]))=[.F$1];&quot;Yes&quot;;&quot;No&quot;);&quot;&quot;;&quot;NO&quot;)">
            <text:p/>
          </table:table-cell>
          <table:table-cell table:formula="of:=IF(IF(LEFT(TRIM([$Translations.$B250]);LEN([.G$1]))=[.G$1];&quot;Yes&quot;;&quot;No&quot;)=IF(LEFT(TRIM([$Translations.$C250]);LEN([.G$1]))=[.G$1];&quot;Yes&quot;;&quot;No&quot;);&quot;&quot;;&quot;NO&quot;)">
            <text:p/>
          </table:table-cell>
        </table:table-row>
        <table:table-row table:style-name="ro8">
          <table:table-cell table:formula="of:=IF(IF(LEFT(TRIM([$Translations.$B251]);LEN([.A$1]))=[.A$1];&quot;Yes&quot;;&quot;No&quot;)=IF(LEFT(TRIM([$Translations.$C251]);LEN([.A$1]))=[.A$1];&quot;Yes&quot;;&quot;No&quot;);&quot;&quot;;&quot;NO&quot;)">
            <text:p/>
          </table:table-cell>
          <table:table-cell table:formula="of:=IF(IF(LEFT(TRIM([$Translations.$B251]);LEN([.B$1]))=[.B$1];&quot;Yes&quot;;&quot;No&quot;)=IF(LEFT(TRIM([$Translations.$C251]);LEN([.B$1]))=[.B$1];&quot;Yes&quot;;&quot;No&quot;);&quot;&quot;;&quot;NO&quot;)">
            <text:p/>
          </table:table-cell>
          <table:table-cell table:formula="of:=IF(IF(LEFT(TRIM([$Translations.$B251]);LEN([.C$1]))=[.C$1];&quot;Yes&quot;;&quot;No&quot;)=IF(LEFT(TRIM([$Translations.$C251]);LEN([.C$1]))=[.C$1];&quot;Yes&quot;;&quot;No&quot;);&quot;&quot;;&quot;NO&quot;)">
            <text:p/>
          </table:table-cell>
          <table:table-cell table:formula="of:=IF(IF(LEFT(TRIM([$Translations.$B251]);LEN([.D$1]))=[.D$1];&quot;Yes&quot;;&quot;No&quot;)=IF(LEFT(TRIM([$Translations.$C251]);LEN([.D$1]))=[.D$1];&quot;Yes&quot;;&quot;No&quot;);&quot;&quot;;&quot;NO&quot;)">
            <text:p/>
          </table:table-cell>
          <table:table-cell table:formula="of:=IF(IF(LEFT(TRIM([$Translations.$B251]);LEN([.E$1]))=[.E$1];&quot;Yes&quot;;&quot;No&quot;)=IF(LEFT(TRIM([$Translations.$C251]);LEN([.E$1]))=[.E$1];&quot;Yes&quot;;&quot;No&quot;);&quot;&quot;;&quot;NO&quot;)">
            <text:p/>
          </table:table-cell>
          <table:table-cell table:formula="of:=IF(IF(LEFT(TRIM([$Translations.$B251]);LEN([.F$1]))=[.F$1];&quot;Yes&quot;;&quot;No&quot;)=IF(LEFT(TRIM([$Translations.$C251]);LEN([.F$1]))=[.F$1];&quot;Yes&quot;;&quot;No&quot;);&quot;&quot;;&quot;NO&quot;)">
            <text:p/>
          </table:table-cell>
          <table:table-cell table:formula="of:=IF(IF(LEFT(TRIM([$Translations.$B251]);LEN([.G$1]))=[.G$1];&quot;Yes&quot;;&quot;No&quot;)=IF(LEFT(TRIM([$Translations.$C251]);LEN([.G$1]))=[.G$1];&quot;Yes&quot;;&quot;No&quot;);&quot;&quot;;&quot;NO&quot;)">
            <text:p/>
          </table:table-cell>
        </table:table-row>
        <table:table-row table:style-name="ro8">
          <table:table-cell table:formula="of:=IF(IF(LEFT(TRIM([$Translations.$B252]);LEN([.A$1]))=[.A$1];&quot;Yes&quot;;&quot;No&quot;)=IF(LEFT(TRIM([$Translations.$C252]);LEN([.A$1]))=[.A$1];&quot;Yes&quot;;&quot;No&quot;);&quot;&quot;;&quot;NO&quot;)">
            <text:p/>
          </table:table-cell>
          <table:table-cell table:formula="of:=IF(IF(LEFT(TRIM([$Translations.$B252]);LEN([.B$1]))=[.B$1];&quot;Yes&quot;;&quot;No&quot;)=IF(LEFT(TRIM([$Translations.$C252]);LEN([.B$1]))=[.B$1];&quot;Yes&quot;;&quot;No&quot;);&quot;&quot;;&quot;NO&quot;)">
            <text:p/>
          </table:table-cell>
          <table:table-cell table:formula="of:=IF(IF(LEFT(TRIM([$Translations.$B252]);LEN([.C$1]))=[.C$1];&quot;Yes&quot;;&quot;No&quot;)=IF(LEFT(TRIM([$Translations.$C252]);LEN([.C$1]))=[.C$1];&quot;Yes&quot;;&quot;No&quot;);&quot;&quot;;&quot;NO&quot;)">
            <text:p/>
          </table:table-cell>
          <table:table-cell table:formula="of:=IF(IF(LEFT(TRIM([$Translations.$B252]);LEN([.D$1]))=[.D$1];&quot;Yes&quot;;&quot;No&quot;)=IF(LEFT(TRIM([$Translations.$C252]);LEN([.D$1]))=[.D$1];&quot;Yes&quot;;&quot;No&quot;);&quot;&quot;;&quot;NO&quot;)">
            <text:p/>
          </table:table-cell>
          <table:table-cell table:formula="of:=IF(IF(LEFT(TRIM([$Translations.$B252]);LEN([.E$1]))=[.E$1];&quot;Yes&quot;;&quot;No&quot;)=IF(LEFT(TRIM([$Translations.$C252]);LEN([.E$1]))=[.E$1];&quot;Yes&quot;;&quot;No&quot;);&quot;&quot;;&quot;NO&quot;)">
            <text:p/>
          </table:table-cell>
          <table:table-cell table:formula="of:=IF(IF(LEFT(TRIM([$Translations.$B252]);LEN([.F$1]))=[.F$1];&quot;Yes&quot;;&quot;No&quot;)=IF(LEFT(TRIM([$Translations.$C252]);LEN([.F$1]))=[.F$1];&quot;Yes&quot;;&quot;No&quot;);&quot;&quot;;&quot;NO&quot;)">
            <text:p/>
          </table:table-cell>
          <table:table-cell table:formula="of:=IF(IF(LEFT(TRIM([$Translations.$B252]);LEN([.G$1]))=[.G$1];&quot;Yes&quot;;&quot;No&quot;)=IF(LEFT(TRIM([$Translations.$C252]);LEN([.G$1]))=[.G$1];&quot;Yes&quot;;&quot;No&quot;);&quot;&quot;;&quot;NO&quot;)">
            <text:p/>
          </table:table-cell>
        </table:table-row>
        <table:table-row table:style-name="ro8">
          <table:table-cell table:formula="of:=IF(IF(LEFT(TRIM([$Translations.$B253]);LEN([.A$1]))=[.A$1];&quot;Yes&quot;;&quot;No&quot;)=IF(LEFT(TRIM([$Translations.$C253]);LEN([.A$1]))=[.A$1];&quot;Yes&quot;;&quot;No&quot;);&quot;&quot;;&quot;NO&quot;)">
            <text:p/>
          </table:table-cell>
          <table:table-cell table:formula="of:=IF(IF(LEFT(TRIM([$Translations.$B253]);LEN([.B$1]))=[.B$1];&quot;Yes&quot;;&quot;No&quot;)=IF(LEFT(TRIM([$Translations.$C253]);LEN([.B$1]))=[.B$1];&quot;Yes&quot;;&quot;No&quot;);&quot;&quot;;&quot;NO&quot;)">
            <text:p/>
          </table:table-cell>
          <table:table-cell table:formula="of:=IF(IF(LEFT(TRIM([$Translations.$B253]);LEN([.C$1]))=[.C$1];&quot;Yes&quot;;&quot;No&quot;)=IF(LEFT(TRIM([$Translations.$C253]);LEN([.C$1]))=[.C$1];&quot;Yes&quot;;&quot;No&quot;);&quot;&quot;;&quot;NO&quot;)">
            <text:p/>
          </table:table-cell>
          <table:table-cell table:formula="of:=IF(IF(LEFT(TRIM([$Translations.$B253]);LEN([.D$1]))=[.D$1];&quot;Yes&quot;;&quot;No&quot;)=IF(LEFT(TRIM([$Translations.$C253]);LEN([.D$1]))=[.D$1];&quot;Yes&quot;;&quot;No&quot;);&quot;&quot;;&quot;NO&quot;)">
            <text:p/>
          </table:table-cell>
          <table:table-cell table:formula="of:=IF(IF(LEFT(TRIM([$Translations.$B253]);LEN([.E$1]))=[.E$1];&quot;Yes&quot;;&quot;No&quot;)=IF(LEFT(TRIM([$Translations.$C253]);LEN([.E$1]))=[.E$1];&quot;Yes&quot;;&quot;No&quot;);&quot;&quot;;&quot;NO&quot;)">
            <text:p/>
          </table:table-cell>
          <table:table-cell table:formula="of:=IF(IF(LEFT(TRIM([$Translations.$B253]);LEN([.F$1]))=[.F$1];&quot;Yes&quot;;&quot;No&quot;)=IF(LEFT(TRIM([$Translations.$C253]);LEN([.F$1]))=[.F$1];&quot;Yes&quot;;&quot;No&quot;);&quot;&quot;;&quot;NO&quot;)">
            <text:p/>
          </table:table-cell>
          <table:table-cell table:formula="of:=IF(IF(LEFT(TRIM([$Translations.$B253]);LEN([.G$1]))=[.G$1];&quot;Yes&quot;;&quot;No&quot;)=IF(LEFT(TRIM([$Translations.$C253]);LEN([.G$1]))=[.G$1];&quot;Yes&quot;;&quot;No&quot;);&quot;&quot;;&quot;NO&quot;)">
            <text:p/>
          </table:table-cell>
        </table:table-row>
        <table:table-row table:style-name="ro8">
          <table:table-cell table:formula="of:=IF(IF(LEFT(TRIM([$Translations.$B254]);LEN([.A$1]))=[.A$1];&quot;Yes&quot;;&quot;No&quot;)=IF(LEFT(TRIM([$Translations.$C254]);LEN([.A$1]))=[.A$1];&quot;Yes&quot;;&quot;No&quot;);&quot;&quot;;&quot;NO&quot;)">
            <text:p/>
          </table:table-cell>
          <table:table-cell table:formula="of:=IF(IF(LEFT(TRIM([$Translations.$B254]);LEN([.B$1]))=[.B$1];&quot;Yes&quot;;&quot;No&quot;)=IF(LEFT(TRIM([$Translations.$C254]);LEN([.B$1]))=[.B$1];&quot;Yes&quot;;&quot;No&quot;);&quot;&quot;;&quot;NO&quot;)">
            <text:p/>
          </table:table-cell>
          <table:table-cell table:formula="of:=IF(IF(LEFT(TRIM([$Translations.$B254]);LEN([.C$1]))=[.C$1];&quot;Yes&quot;;&quot;No&quot;)=IF(LEFT(TRIM([$Translations.$C254]);LEN([.C$1]))=[.C$1];&quot;Yes&quot;;&quot;No&quot;);&quot;&quot;;&quot;NO&quot;)">
            <text:p/>
          </table:table-cell>
          <table:table-cell table:formula="of:=IF(IF(LEFT(TRIM([$Translations.$B254]);LEN([.D$1]))=[.D$1];&quot;Yes&quot;;&quot;No&quot;)=IF(LEFT(TRIM([$Translations.$C254]);LEN([.D$1]))=[.D$1];&quot;Yes&quot;;&quot;No&quot;);&quot;&quot;;&quot;NO&quot;)">
            <text:p/>
          </table:table-cell>
          <table:table-cell table:formula="of:=IF(IF(LEFT(TRIM([$Translations.$B254]);LEN([.E$1]))=[.E$1];&quot;Yes&quot;;&quot;No&quot;)=IF(LEFT(TRIM([$Translations.$C254]);LEN([.E$1]))=[.E$1];&quot;Yes&quot;;&quot;No&quot;);&quot;&quot;;&quot;NO&quot;)">
            <text:p/>
          </table:table-cell>
          <table:table-cell table:formula="of:=IF(IF(LEFT(TRIM([$Translations.$B254]);LEN([.F$1]))=[.F$1];&quot;Yes&quot;;&quot;No&quot;)=IF(LEFT(TRIM([$Translations.$C254]);LEN([.F$1]))=[.F$1];&quot;Yes&quot;;&quot;No&quot;);&quot;&quot;;&quot;NO&quot;)">
            <text:p/>
          </table:table-cell>
          <table:table-cell table:formula="of:=IF(IF(LEFT(TRIM([$Translations.$B254]);LEN([.G$1]))=[.G$1];&quot;Yes&quot;;&quot;No&quot;)=IF(LEFT(TRIM([$Translations.$C254]);LEN([.G$1]))=[.G$1];&quot;Yes&quot;;&quot;No&quot;);&quot;&quot;;&quot;NO&quot;)">
            <text:p/>
          </table:table-cell>
        </table:table-row>
        <table:table-row table:style-name="ro8">
          <table:table-cell table:formula="of:=IF(IF(LEFT(TRIM([$Translations.$B255]);LEN([.A$1]))=[.A$1];&quot;Yes&quot;;&quot;No&quot;)=IF(LEFT(TRIM([$Translations.$C255]);LEN([.A$1]))=[.A$1];&quot;Yes&quot;;&quot;No&quot;);&quot;&quot;;&quot;NO&quot;)">
            <text:p/>
          </table:table-cell>
          <table:table-cell table:formula="of:=IF(IF(LEFT(TRIM([$Translations.$B255]);LEN([.B$1]))=[.B$1];&quot;Yes&quot;;&quot;No&quot;)=IF(LEFT(TRIM([$Translations.$C255]);LEN([.B$1]))=[.B$1];&quot;Yes&quot;;&quot;No&quot;);&quot;&quot;;&quot;NO&quot;)">
            <text:p/>
          </table:table-cell>
          <table:table-cell table:formula="of:=IF(IF(LEFT(TRIM([$Translations.$B255]);LEN([.C$1]))=[.C$1];&quot;Yes&quot;;&quot;No&quot;)=IF(LEFT(TRIM([$Translations.$C255]);LEN([.C$1]))=[.C$1];&quot;Yes&quot;;&quot;No&quot;);&quot;&quot;;&quot;NO&quot;)">
            <text:p/>
          </table:table-cell>
          <table:table-cell table:formula="of:=IF(IF(LEFT(TRIM([$Translations.$B255]);LEN([.D$1]))=[.D$1];&quot;Yes&quot;;&quot;No&quot;)=IF(LEFT(TRIM([$Translations.$C255]);LEN([.D$1]))=[.D$1];&quot;Yes&quot;;&quot;No&quot;);&quot;&quot;;&quot;NO&quot;)">
            <text:p/>
          </table:table-cell>
          <table:table-cell table:formula="of:=IF(IF(LEFT(TRIM([$Translations.$B255]);LEN([.E$1]))=[.E$1];&quot;Yes&quot;;&quot;No&quot;)=IF(LEFT(TRIM([$Translations.$C255]);LEN([.E$1]))=[.E$1];&quot;Yes&quot;;&quot;No&quot;);&quot;&quot;;&quot;NO&quot;)">
            <text:p/>
          </table:table-cell>
          <table:table-cell table:formula="of:=IF(IF(LEFT(TRIM([$Translations.$B255]);LEN([.F$1]))=[.F$1];&quot;Yes&quot;;&quot;No&quot;)=IF(LEFT(TRIM([$Translations.$C255]);LEN([.F$1]))=[.F$1];&quot;Yes&quot;;&quot;No&quot;);&quot;&quot;;&quot;NO&quot;)">
            <text:p/>
          </table:table-cell>
          <table:table-cell table:formula="of:=IF(IF(LEFT(TRIM([$Translations.$B255]);LEN([.G$1]))=[.G$1];&quot;Yes&quot;;&quot;No&quot;)=IF(LEFT(TRIM([$Translations.$C255]);LEN([.G$1]))=[.G$1];&quot;Yes&quot;;&quot;No&quot;);&quot;&quot;;&quot;NO&quot;)">
            <text:p/>
          </table:table-cell>
        </table:table-row>
        <table:table-row table:style-name="ro8">
          <table:table-cell table:formula="of:=IF(IF(LEFT(TRIM([$Translations.$B256]);LEN([.A$1]))=[.A$1];&quot;Yes&quot;;&quot;No&quot;)=IF(LEFT(TRIM([$Translations.$C256]);LEN([.A$1]))=[.A$1];&quot;Yes&quot;;&quot;No&quot;);&quot;&quot;;&quot;NO&quot;)">
            <text:p/>
          </table:table-cell>
          <table:table-cell table:formula="of:=IF(IF(LEFT(TRIM([$Translations.$B256]);LEN([.B$1]))=[.B$1];&quot;Yes&quot;;&quot;No&quot;)=IF(LEFT(TRIM([$Translations.$C256]);LEN([.B$1]))=[.B$1];&quot;Yes&quot;;&quot;No&quot;);&quot;&quot;;&quot;NO&quot;)">
            <text:p/>
          </table:table-cell>
          <table:table-cell table:formula="of:=IF(IF(LEFT(TRIM([$Translations.$B256]);LEN([.C$1]))=[.C$1];&quot;Yes&quot;;&quot;No&quot;)=IF(LEFT(TRIM([$Translations.$C256]);LEN([.C$1]))=[.C$1];&quot;Yes&quot;;&quot;No&quot;);&quot;&quot;;&quot;NO&quot;)">
            <text:p/>
          </table:table-cell>
          <table:table-cell table:formula="of:=IF(IF(LEFT(TRIM([$Translations.$B256]);LEN([.D$1]))=[.D$1];&quot;Yes&quot;;&quot;No&quot;)=IF(LEFT(TRIM([$Translations.$C256]);LEN([.D$1]))=[.D$1];&quot;Yes&quot;;&quot;No&quot;);&quot;&quot;;&quot;NO&quot;)">
            <text:p/>
          </table:table-cell>
          <table:table-cell table:formula="of:=IF(IF(LEFT(TRIM([$Translations.$B256]);LEN([.E$1]))=[.E$1];&quot;Yes&quot;;&quot;No&quot;)=IF(LEFT(TRIM([$Translations.$C256]);LEN([.E$1]))=[.E$1];&quot;Yes&quot;;&quot;No&quot;);&quot;&quot;;&quot;NO&quot;)">
            <text:p/>
          </table:table-cell>
          <table:table-cell table:formula="of:=IF(IF(LEFT(TRIM([$Translations.$B256]);LEN([.F$1]))=[.F$1];&quot;Yes&quot;;&quot;No&quot;)=IF(LEFT(TRIM([$Translations.$C256]);LEN([.F$1]))=[.F$1];&quot;Yes&quot;;&quot;No&quot;);&quot;&quot;;&quot;NO&quot;)">
            <text:p/>
          </table:table-cell>
          <table:table-cell table:formula="of:=IF(IF(LEFT(TRIM([$Translations.$B256]);LEN([.G$1]))=[.G$1];&quot;Yes&quot;;&quot;No&quot;)=IF(LEFT(TRIM([$Translations.$C256]);LEN([.G$1]))=[.G$1];&quot;Yes&quot;;&quot;No&quot;);&quot;&quot;;&quot;NO&quot;)">
            <text:p/>
          </table:table-cell>
        </table:table-row>
        <table:table-row table:style-name="ro8">
          <table:table-cell table:formula="of:=IF(IF(LEFT(TRIM([$Translations.$B257]);LEN([.A$1]))=[.A$1];&quot;Yes&quot;;&quot;No&quot;)=IF(LEFT(TRIM([$Translations.$C257]);LEN([.A$1]))=[.A$1];&quot;Yes&quot;;&quot;No&quot;);&quot;&quot;;&quot;NO&quot;)">
            <text:p/>
          </table:table-cell>
          <table:table-cell table:formula="of:=IF(IF(LEFT(TRIM([$Translations.$B257]);LEN([.B$1]))=[.B$1];&quot;Yes&quot;;&quot;No&quot;)=IF(LEFT(TRIM([$Translations.$C257]);LEN([.B$1]))=[.B$1];&quot;Yes&quot;;&quot;No&quot;);&quot;&quot;;&quot;NO&quot;)">
            <text:p/>
          </table:table-cell>
          <table:table-cell table:formula="of:=IF(IF(LEFT(TRIM([$Translations.$B257]);LEN([.C$1]))=[.C$1];&quot;Yes&quot;;&quot;No&quot;)=IF(LEFT(TRIM([$Translations.$C257]);LEN([.C$1]))=[.C$1];&quot;Yes&quot;;&quot;No&quot;);&quot;&quot;;&quot;NO&quot;)">
            <text:p/>
          </table:table-cell>
          <table:table-cell table:formula="of:=IF(IF(LEFT(TRIM([$Translations.$B257]);LEN([.D$1]))=[.D$1];&quot;Yes&quot;;&quot;No&quot;)=IF(LEFT(TRIM([$Translations.$C257]);LEN([.D$1]))=[.D$1];&quot;Yes&quot;;&quot;No&quot;);&quot;&quot;;&quot;NO&quot;)">
            <text:p/>
          </table:table-cell>
          <table:table-cell table:formula="of:=IF(IF(LEFT(TRIM([$Translations.$B257]);LEN([.E$1]))=[.E$1];&quot;Yes&quot;;&quot;No&quot;)=IF(LEFT(TRIM([$Translations.$C257]);LEN([.E$1]))=[.E$1];&quot;Yes&quot;;&quot;No&quot;);&quot;&quot;;&quot;NO&quot;)">
            <text:p/>
          </table:table-cell>
          <table:table-cell table:formula="of:=IF(IF(LEFT(TRIM([$Translations.$B257]);LEN([.F$1]))=[.F$1];&quot;Yes&quot;;&quot;No&quot;)=IF(LEFT(TRIM([$Translations.$C257]);LEN([.F$1]))=[.F$1];&quot;Yes&quot;;&quot;No&quot;);&quot;&quot;;&quot;NO&quot;)">
            <text:p/>
          </table:table-cell>
          <table:table-cell table:formula="of:=IF(IF(LEFT(TRIM([$Translations.$B257]);LEN([.G$1]))=[.G$1];&quot;Yes&quot;;&quot;No&quot;)=IF(LEFT(TRIM([$Translations.$C257]);LEN([.G$1]))=[.G$1];&quot;Yes&quot;;&quot;No&quot;);&quot;&quot;;&quot;NO&quot;)">
            <text:p/>
          </table:table-cell>
        </table:table-row>
        <table:table-row table:style-name="ro8">
          <table:table-cell table:formula="of:=IF(IF(LEFT(TRIM([$Translations.$B258]);LEN([.A$1]))=[.A$1];&quot;Yes&quot;;&quot;No&quot;)=IF(LEFT(TRIM([$Translations.$C258]);LEN([.A$1]))=[.A$1];&quot;Yes&quot;;&quot;No&quot;);&quot;&quot;;&quot;NO&quot;)">
            <text:p/>
          </table:table-cell>
          <table:table-cell table:formula="of:=IF(IF(LEFT(TRIM([$Translations.$B258]);LEN([.B$1]))=[.B$1];&quot;Yes&quot;;&quot;No&quot;)=IF(LEFT(TRIM([$Translations.$C258]);LEN([.B$1]))=[.B$1];&quot;Yes&quot;;&quot;No&quot;);&quot;&quot;;&quot;NO&quot;)">
            <text:p/>
          </table:table-cell>
          <table:table-cell table:formula="of:=IF(IF(LEFT(TRIM([$Translations.$B258]);LEN([.C$1]))=[.C$1];&quot;Yes&quot;;&quot;No&quot;)=IF(LEFT(TRIM([$Translations.$C258]);LEN([.C$1]))=[.C$1];&quot;Yes&quot;;&quot;No&quot;);&quot;&quot;;&quot;NO&quot;)">
            <text:p/>
          </table:table-cell>
          <table:table-cell table:formula="of:=IF(IF(LEFT(TRIM([$Translations.$B258]);LEN([.D$1]))=[.D$1];&quot;Yes&quot;;&quot;No&quot;)=IF(LEFT(TRIM([$Translations.$C258]);LEN([.D$1]))=[.D$1];&quot;Yes&quot;;&quot;No&quot;);&quot;&quot;;&quot;NO&quot;)">
            <text:p/>
          </table:table-cell>
          <table:table-cell table:formula="of:=IF(IF(LEFT(TRIM([$Translations.$B258]);LEN([.E$1]))=[.E$1];&quot;Yes&quot;;&quot;No&quot;)=IF(LEFT(TRIM([$Translations.$C258]);LEN([.E$1]))=[.E$1];&quot;Yes&quot;;&quot;No&quot;);&quot;&quot;;&quot;NO&quot;)">
            <text:p/>
          </table:table-cell>
          <table:table-cell table:formula="of:=IF(IF(LEFT(TRIM([$Translations.$B258]);LEN([.F$1]))=[.F$1];&quot;Yes&quot;;&quot;No&quot;)=IF(LEFT(TRIM([$Translations.$C258]);LEN([.F$1]))=[.F$1];&quot;Yes&quot;;&quot;No&quot;);&quot;&quot;;&quot;NO&quot;)">
            <text:p/>
          </table:table-cell>
          <table:table-cell table:formula="of:=IF(IF(LEFT(TRIM([$Translations.$B258]);LEN([.G$1]))=[.G$1];&quot;Yes&quot;;&quot;No&quot;)=IF(LEFT(TRIM([$Translations.$C258]);LEN([.G$1]))=[.G$1];&quot;Yes&quot;;&quot;No&quot;);&quot;&quot;;&quot;NO&quot;)">
            <text:p/>
          </table:table-cell>
        </table:table-row>
        <table:table-row table:style-name="ro8">
          <table:table-cell table:formula="of:=IF(IF(LEFT(TRIM([$Translations.$B259]);LEN([.A$1]))=[.A$1];&quot;Yes&quot;;&quot;No&quot;)=IF(LEFT(TRIM([$Translations.$C259]);LEN([.A$1]))=[.A$1];&quot;Yes&quot;;&quot;No&quot;);&quot;&quot;;&quot;NO&quot;)">
            <text:p/>
          </table:table-cell>
          <table:table-cell table:formula="of:=IF(IF(LEFT(TRIM([$Translations.$B259]);LEN([.B$1]))=[.B$1];&quot;Yes&quot;;&quot;No&quot;)=IF(LEFT(TRIM([$Translations.$C259]);LEN([.B$1]))=[.B$1];&quot;Yes&quot;;&quot;No&quot;);&quot;&quot;;&quot;NO&quot;)">
            <text:p/>
          </table:table-cell>
          <table:table-cell table:formula="of:=IF(IF(LEFT(TRIM([$Translations.$B259]);LEN([.C$1]))=[.C$1];&quot;Yes&quot;;&quot;No&quot;)=IF(LEFT(TRIM([$Translations.$C259]);LEN([.C$1]))=[.C$1];&quot;Yes&quot;;&quot;No&quot;);&quot;&quot;;&quot;NO&quot;)">
            <text:p/>
          </table:table-cell>
          <table:table-cell table:formula="of:=IF(IF(LEFT(TRIM([$Translations.$B259]);LEN([.D$1]))=[.D$1];&quot;Yes&quot;;&quot;No&quot;)=IF(LEFT(TRIM([$Translations.$C259]);LEN([.D$1]))=[.D$1];&quot;Yes&quot;;&quot;No&quot;);&quot;&quot;;&quot;NO&quot;)">
            <text:p/>
          </table:table-cell>
          <table:table-cell table:formula="of:=IF(IF(LEFT(TRIM([$Translations.$B259]);LEN([.E$1]))=[.E$1];&quot;Yes&quot;;&quot;No&quot;)=IF(LEFT(TRIM([$Translations.$C259]);LEN([.E$1]))=[.E$1];&quot;Yes&quot;;&quot;No&quot;);&quot;&quot;;&quot;NO&quot;)">
            <text:p/>
          </table:table-cell>
          <table:table-cell table:formula="of:=IF(IF(LEFT(TRIM([$Translations.$B259]);LEN([.F$1]))=[.F$1];&quot;Yes&quot;;&quot;No&quot;)=IF(LEFT(TRIM([$Translations.$C259]);LEN([.F$1]))=[.F$1];&quot;Yes&quot;;&quot;No&quot;);&quot;&quot;;&quot;NO&quot;)">
            <text:p/>
          </table:table-cell>
          <table:table-cell table:formula="of:=IF(IF(LEFT(TRIM([$Translations.$B259]);LEN([.G$1]))=[.G$1];&quot;Yes&quot;;&quot;No&quot;)=IF(LEFT(TRIM([$Translations.$C259]);LEN([.G$1]))=[.G$1];&quot;Yes&quot;;&quot;No&quot;);&quot;&quot;;&quot;NO&quot;)">
            <text:p/>
          </table:table-cell>
        </table:table-row>
        <table:table-row table:style-name="ro8">
          <table:table-cell table:formula="of:=IF(IF(LEFT(TRIM([$Translations.$B260]);LEN([.A$1]))=[.A$1];&quot;Yes&quot;;&quot;No&quot;)=IF(LEFT(TRIM([$Translations.$C260]);LEN([.A$1]))=[.A$1];&quot;Yes&quot;;&quot;No&quot;);&quot;&quot;;&quot;NO&quot;)">
            <text:p/>
          </table:table-cell>
          <table:table-cell table:formula="of:=IF(IF(LEFT(TRIM([$Translations.$B260]);LEN([.B$1]))=[.B$1];&quot;Yes&quot;;&quot;No&quot;)=IF(LEFT(TRIM([$Translations.$C260]);LEN([.B$1]))=[.B$1];&quot;Yes&quot;;&quot;No&quot;);&quot;&quot;;&quot;NO&quot;)">
            <text:p/>
          </table:table-cell>
          <table:table-cell table:formula="of:=IF(IF(LEFT(TRIM([$Translations.$B260]);LEN([.C$1]))=[.C$1];&quot;Yes&quot;;&quot;No&quot;)=IF(LEFT(TRIM([$Translations.$C260]);LEN([.C$1]))=[.C$1];&quot;Yes&quot;;&quot;No&quot;);&quot;&quot;;&quot;NO&quot;)">
            <text:p/>
          </table:table-cell>
          <table:table-cell table:formula="of:=IF(IF(LEFT(TRIM([$Translations.$B260]);LEN([.D$1]))=[.D$1];&quot;Yes&quot;;&quot;No&quot;)=IF(LEFT(TRIM([$Translations.$C260]);LEN([.D$1]))=[.D$1];&quot;Yes&quot;;&quot;No&quot;);&quot;&quot;;&quot;NO&quot;)">
            <text:p/>
          </table:table-cell>
          <table:table-cell table:formula="of:=IF(IF(LEFT(TRIM([$Translations.$B260]);LEN([.E$1]))=[.E$1];&quot;Yes&quot;;&quot;No&quot;)=IF(LEFT(TRIM([$Translations.$C260]);LEN([.E$1]))=[.E$1];&quot;Yes&quot;;&quot;No&quot;);&quot;&quot;;&quot;NO&quot;)">
            <text:p/>
          </table:table-cell>
          <table:table-cell table:formula="of:=IF(IF(LEFT(TRIM([$Translations.$B260]);LEN([.F$1]))=[.F$1];&quot;Yes&quot;;&quot;No&quot;)=IF(LEFT(TRIM([$Translations.$C260]);LEN([.F$1]))=[.F$1];&quot;Yes&quot;;&quot;No&quot;);&quot;&quot;;&quot;NO&quot;)">
            <text:p/>
          </table:table-cell>
          <table:table-cell table:formula="of:=IF(IF(LEFT(TRIM([$Translations.$B260]);LEN([.G$1]))=[.G$1];&quot;Yes&quot;;&quot;No&quot;)=IF(LEFT(TRIM([$Translations.$C260]);LEN([.G$1]))=[.G$1];&quot;Yes&quot;;&quot;No&quot;);&quot;&quot;;&quot;NO&quot;)">
            <text:p/>
          </table:table-cell>
        </table:table-row>
        <table:table-row table:style-name="ro8">
          <table:table-cell table:formula="of:=IF(IF(LEFT(TRIM([$Translations.$B261]);LEN([.A$1]))=[.A$1];&quot;Yes&quot;;&quot;No&quot;)=IF(LEFT(TRIM([$Translations.$C261]);LEN([.A$1]))=[.A$1];&quot;Yes&quot;;&quot;No&quot;);&quot;&quot;;&quot;NO&quot;)">
            <text:p/>
          </table:table-cell>
          <table:table-cell table:formula="of:=IF(IF(LEFT(TRIM([$Translations.$B261]);LEN([.B$1]))=[.B$1];&quot;Yes&quot;;&quot;No&quot;)=IF(LEFT(TRIM([$Translations.$C261]);LEN([.B$1]))=[.B$1];&quot;Yes&quot;;&quot;No&quot;);&quot;&quot;;&quot;NO&quot;)">
            <text:p/>
          </table:table-cell>
          <table:table-cell table:formula="of:=IF(IF(LEFT(TRIM([$Translations.$B261]);LEN([.C$1]))=[.C$1];&quot;Yes&quot;;&quot;No&quot;)=IF(LEFT(TRIM([$Translations.$C261]);LEN([.C$1]))=[.C$1];&quot;Yes&quot;;&quot;No&quot;);&quot;&quot;;&quot;NO&quot;)">
            <text:p/>
          </table:table-cell>
          <table:table-cell table:formula="of:=IF(IF(LEFT(TRIM([$Translations.$B261]);LEN([.D$1]))=[.D$1];&quot;Yes&quot;;&quot;No&quot;)=IF(LEFT(TRIM([$Translations.$C261]);LEN([.D$1]))=[.D$1];&quot;Yes&quot;;&quot;No&quot;);&quot;&quot;;&quot;NO&quot;)">
            <text:p/>
          </table:table-cell>
          <table:table-cell table:formula="of:=IF(IF(LEFT(TRIM([$Translations.$B261]);LEN([.E$1]))=[.E$1];&quot;Yes&quot;;&quot;No&quot;)=IF(LEFT(TRIM([$Translations.$C261]);LEN([.E$1]))=[.E$1];&quot;Yes&quot;;&quot;No&quot;);&quot;&quot;;&quot;NO&quot;)">
            <text:p/>
          </table:table-cell>
          <table:table-cell table:formula="of:=IF(IF(LEFT(TRIM([$Translations.$B261]);LEN([.F$1]))=[.F$1];&quot;Yes&quot;;&quot;No&quot;)=IF(LEFT(TRIM([$Translations.$C261]);LEN([.F$1]))=[.F$1];&quot;Yes&quot;;&quot;No&quot;);&quot;&quot;;&quot;NO&quot;)">
            <text:p/>
          </table:table-cell>
          <table:table-cell table:formula="of:=IF(IF(LEFT(TRIM([$Translations.$B261]);LEN([.G$1]))=[.G$1];&quot;Yes&quot;;&quot;No&quot;)=IF(LEFT(TRIM([$Translations.$C261]);LEN([.G$1]))=[.G$1];&quot;Yes&quot;;&quot;No&quot;);&quot;&quot;;&quot;NO&quot;)">
            <text:p/>
          </table:table-cell>
        </table:table-row>
        <table:table-row table:style-name="ro8">
          <table:table-cell table:formula="of:=IF(IF(LEFT(TRIM([$Translations.$B262]);LEN([.A$1]))=[.A$1];&quot;Yes&quot;;&quot;No&quot;)=IF(LEFT(TRIM([$Translations.$C262]);LEN([.A$1]))=[.A$1];&quot;Yes&quot;;&quot;No&quot;);&quot;&quot;;&quot;NO&quot;)">
            <text:p/>
          </table:table-cell>
          <table:table-cell table:formula="of:=IF(IF(LEFT(TRIM([$Translations.$B262]);LEN([.B$1]))=[.B$1];&quot;Yes&quot;;&quot;No&quot;)=IF(LEFT(TRIM([$Translations.$C262]);LEN([.B$1]))=[.B$1];&quot;Yes&quot;;&quot;No&quot;);&quot;&quot;;&quot;NO&quot;)">
            <text:p/>
          </table:table-cell>
          <table:table-cell table:formula="of:=IF(IF(LEFT(TRIM([$Translations.$B262]);LEN([.C$1]))=[.C$1];&quot;Yes&quot;;&quot;No&quot;)=IF(LEFT(TRIM([$Translations.$C262]);LEN([.C$1]))=[.C$1];&quot;Yes&quot;;&quot;No&quot;);&quot;&quot;;&quot;NO&quot;)">
            <text:p/>
          </table:table-cell>
          <table:table-cell table:formula="of:=IF(IF(LEFT(TRIM([$Translations.$B262]);LEN([.D$1]))=[.D$1];&quot;Yes&quot;;&quot;No&quot;)=IF(LEFT(TRIM([$Translations.$C262]);LEN([.D$1]))=[.D$1];&quot;Yes&quot;;&quot;No&quot;);&quot;&quot;;&quot;NO&quot;)">
            <text:p/>
          </table:table-cell>
          <table:table-cell table:formula="of:=IF(IF(LEFT(TRIM([$Translations.$B262]);LEN([.E$1]))=[.E$1];&quot;Yes&quot;;&quot;No&quot;)=IF(LEFT(TRIM([$Translations.$C262]);LEN([.E$1]))=[.E$1];&quot;Yes&quot;;&quot;No&quot;);&quot;&quot;;&quot;NO&quot;)">
            <text:p/>
          </table:table-cell>
          <table:table-cell table:formula="of:=IF(IF(LEFT(TRIM([$Translations.$B262]);LEN([.F$1]))=[.F$1];&quot;Yes&quot;;&quot;No&quot;)=IF(LEFT(TRIM([$Translations.$C262]);LEN([.F$1]))=[.F$1];&quot;Yes&quot;;&quot;No&quot;);&quot;&quot;;&quot;NO&quot;)">
            <text:p/>
          </table:table-cell>
          <table:table-cell table:formula="of:=IF(IF(LEFT(TRIM([$Translations.$B262]);LEN([.G$1]))=[.G$1];&quot;Yes&quot;;&quot;No&quot;)=IF(LEFT(TRIM([$Translations.$C262]);LEN([.G$1]))=[.G$1];&quot;Yes&quot;;&quot;No&quot;);&quot;&quot;;&quot;NO&quot;)">
            <text:p/>
          </table:table-cell>
        </table:table-row>
        <table:table-row table:style-name="ro8">
          <table:table-cell table:formula="of:=IF(IF(LEFT(TRIM([$Translations.$B263]);LEN([.A$1]))=[.A$1];&quot;Yes&quot;;&quot;No&quot;)=IF(LEFT(TRIM([$Translations.$C263]);LEN([.A$1]))=[.A$1];&quot;Yes&quot;;&quot;No&quot;);&quot;&quot;;&quot;NO&quot;)">
            <text:p/>
          </table:table-cell>
          <table:table-cell table:formula="of:=IF(IF(LEFT(TRIM([$Translations.$B263]);LEN([.B$1]))=[.B$1];&quot;Yes&quot;;&quot;No&quot;)=IF(LEFT(TRIM([$Translations.$C263]);LEN([.B$1]))=[.B$1];&quot;Yes&quot;;&quot;No&quot;);&quot;&quot;;&quot;NO&quot;)">
            <text:p/>
          </table:table-cell>
          <table:table-cell table:formula="of:=IF(IF(LEFT(TRIM([$Translations.$B263]);LEN([.C$1]))=[.C$1];&quot;Yes&quot;;&quot;No&quot;)=IF(LEFT(TRIM([$Translations.$C263]);LEN([.C$1]))=[.C$1];&quot;Yes&quot;;&quot;No&quot;);&quot;&quot;;&quot;NO&quot;)">
            <text:p/>
          </table:table-cell>
          <table:table-cell table:formula="of:=IF(IF(LEFT(TRIM([$Translations.$B263]);LEN([.D$1]))=[.D$1];&quot;Yes&quot;;&quot;No&quot;)=IF(LEFT(TRIM([$Translations.$C263]);LEN([.D$1]))=[.D$1];&quot;Yes&quot;;&quot;No&quot;);&quot;&quot;;&quot;NO&quot;)">
            <text:p/>
          </table:table-cell>
          <table:table-cell table:formula="of:=IF(IF(LEFT(TRIM([$Translations.$B263]);LEN([.E$1]))=[.E$1];&quot;Yes&quot;;&quot;No&quot;)=IF(LEFT(TRIM([$Translations.$C263]);LEN([.E$1]))=[.E$1];&quot;Yes&quot;;&quot;No&quot;);&quot;&quot;;&quot;NO&quot;)">
            <text:p/>
          </table:table-cell>
          <table:table-cell table:formula="of:=IF(IF(LEFT(TRIM([$Translations.$B263]);LEN([.F$1]))=[.F$1];&quot;Yes&quot;;&quot;No&quot;)=IF(LEFT(TRIM([$Translations.$C263]);LEN([.F$1]))=[.F$1];&quot;Yes&quot;;&quot;No&quot;);&quot;&quot;;&quot;NO&quot;)">
            <text:p/>
          </table:table-cell>
          <table:table-cell table:formula="of:=IF(IF(LEFT(TRIM([$Translations.$B263]);LEN([.G$1]))=[.G$1];&quot;Yes&quot;;&quot;No&quot;)=IF(LEFT(TRIM([$Translations.$C263]);LEN([.G$1]))=[.G$1];&quot;Yes&quot;;&quot;No&quot;);&quot;&quot;;&quot;NO&quot;)">
            <text:p/>
          </table:table-cell>
        </table:table-row>
        <table:table-row table:style-name="ro8">
          <table:table-cell table:formula="of:=IF(IF(LEFT(TRIM([$Translations.$B264]);LEN([.A$1]))=[.A$1];&quot;Yes&quot;;&quot;No&quot;)=IF(LEFT(TRIM([$Translations.$C264]);LEN([.A$1]))=[.A$1];&quot;Yes&quot;;&quot;No&quot;);&quot;&quot;;&quot;NO&quot;)">
            <text:p/>
          </table:table-cell>
          <table:table-cell table:formula="of:=IF(IF(LEFT(TRIM([$Translations.$B264]);LEN([.B$1]))=[.B$1];&quot;Yes&quot;;&quot;No&quot;)=IF(LEFT(TRIM([$Translations.$C264]);LEN([.B$1]))=[.B$1];&quot;Yes&quot;;&quot;No&quot;);&quot;&quot;;&quot;NO&quot;)">
            <text:p/>
          </table:table-cell>
          <table:table-cell table:formula="of:=IF(IF(LEFT(TRIM([$Translations.$B264]);LEN([.C$1]))=[.C$1];&quot;Yes&quot;;&quot;No&quot;)=IF(LEFT(TRIM([$Translations.$C264]);LEN([.C$1]))=[.C$1];&quot;Yes&quot;;&quot;No&quot;);&quot;&quot;;&quot;NO&quot;)">
            <text:p/>
          </table:table-cell>
          <table:table-cell table:formula="of:=IF(IF(LEFT(TRIM([$Translations.$B264]);LEN([.D$1]))=[.D$1];&quot;Yes&quot;;&quot;No&quot;)=IF(LEFT(TRIM([$Translations.$C264]);LEN([.D$1]))=[.D$1];&quot;Yes&quot;;&quot;No&quot;);&quot;&quot;;&quot;NO&quot;)">
            <text:p/>
          </table:table-cell>
          <table:table-cell table:formula="of:=IF(IF(LEFT(TRIM([$Translations.$B264]);LEN([.E$1]))=[.E$1];&quot;Yes&quot;;&quot;No&quot;)=IF(LEFT(TRIM([$Translations.$C264]);LEN([.E$1]))=[.E$1];&quot;Yes&quot;;&quot;No&quot;);&quot;&quot;;&quot;NO&quot;)">
            <text:p/>
          </table:table-cell>
          <table:table-cell table:formula="of:=IF(IF(LEFT(TRIM([$Translations.$B264]);LEN([.F$1]))=[.F$1];&quot;Yes&quot;;&quot;No&quot;)=IF(LEFT(TRIM([$Translations.$C264]);LEN([.F$1]))=[.F$1];&quot;Yes&quot;;&quot;No&quot;);&quot;&quot;;&quot;NO&quot;)">
            <text:p/>
          </table:table-cell>
          <table:table-cell table:formula="of:=IF(IF(LEFT(TRIM([$Translations.$B264]);LEN([.G$1]))=[.G$1];&quot;Yes&quot;;&quot;No&quot;)=IF(LEFT(TRIM([$Translations.$C264]);LEN([.G$1]))=[.G$1];&quot;Yes&quot;;&quot;No&quot;);&quot;&quot;;&quot;NO&quot;)">
            <text:p/>
          </table:table-cell>
        </table:table-row>
        <table:table-row table:style-name="ro8">
          <table:table-cell table:formula="of:=IF(IF(LEFT(TRIM([$Translations.$B265]);LEN([.A$1]))=[.A$1];&quot;Yes&quot;;&quot;No&quot;)=IF(LEFT(TRIM([$Translations.$C265]);LEN([.A$1]))=[.A$1];&quot;Yes&quot;;&quot;No&quot;);&quot;&quot;;&quot;NO&quot;)">
            <text:p/>
          </table:table-cell>
          <table:table-cell table:formula="of:=IF(IF(LEFT(TRIM([$Translations.$B265]);LEN([.B$1]))=[.B$1];&quot;Yes&quot;;&quot;No&quot;)=IF(LEFT(TRIM([$Translations.$C265]);LEN([.B$1]))=[.B$1];&quot;Yes&quot;;&quot;No&quot;);&quot;&quot;;&quot;NO&quot;)">
            <text:p/>
          </table:table-cell>
          <table:table-cell table:formula="of:=IF(IF(LEFT(TRIM([$Translations.$B265]);LEN([.C$1]))=[.C$1];&quot;Yes&quot;;&quot;No&quot;)=IF(LEFT(TRIM([$Translations.$C265]);LEN([.C$1]))=[.C$1];&quot;Yes&quot;;&quot;No&quot;);&quot;&quot;;&quot;NO&quot;)">
            <text:p/>
          </table:table-cell>
          <table:table-cell table:formula="of:=IF(IF(LEFT(TRIM([$Translations.$B265]);LEN([.D$1]))=[.D$1];&quot;Yes&quot;;&quot;No&quot;)=IF(LEFT(TRIM([$Translations.$C265]);LEN([.D$1]))=[.D$1];&quot;Yes&quot;;&quot;No&quot;);&quot;&quot;;&quot;NO&quot;)">
            <text:p/>
          </table:table-cell>
          <table:table-cell table:formula="of:=IF(IF(LEFT(TRIM([$Translations.$B265]);LEN([.E$1]))=[.E$1];&quot;Yes&quot;;&quot;No&quot;)=IF(LEFT(TRIM([$Translations.$C265]);LEN([.E$1]))=[.E$1];&quot;Yes&quot;;&quot;No&quot;);&quot;&quot;;&quot;NO&quot;)">
            <text:p/>
          </table:table-cell>
          <table:table-cell table:formula="of:=IF(IF(LEFT(TRIM([$Translations.$B265]);LEN([.F$1]))=[.F$1];&quot;Yes&quot;;&quot;No&quot;)=IF(LEFT(TRIM([$Translations.$C265]);LEN([.F$1]))=[.F$1];&quot;Yes&quot;;&quot;No&quot;);&quot;&quot;;&quot;NO&quot;)">
            <text:p/>
          </table:table-cell>
          <table:table-cell table:formula="of:=IF(IF(LEFT(TRIM([$Translations.$B265]);LEN([.G$1]))=[.G$1];&quot;Yes&quot;;&quot;No&quot;)=IF(LEFT(TRIM([$Translations.$C265]);LEN([.G$1]))=[.G$1];&quot;Yes&quot;;&quot;No&quot;);&quot;&quot;;&quot;NO&quot;)">
            <text:p/>
          </table:table-cell>
        </table:table-row>
        <table:table-row table:style-name="ro8">
          <table:table-cell table:formula="of:=IF(IF(LEFT(TRIM([$Translations.$B266]);LEN([.A$1]))=[.A$1];&quot;Yes&quot;;&quot;No&quot;)=IF(LEFT(TRIM([$Translations.$C266]);LEN([.A$1]))=[.A$1];&quot;Yes&quot;;&quot;No&quot;);&quot;&quot;;&quot;NO&quot;)">
            <text:p/>
          </table:table-cell>
          <table:table-cell table:formula="of:=IF(IF(LEFT(TRIM([$Translations.$B266]);LEN([.B$1]))=[.B$1];&quot;Yes&quot;;&quot;No&quot;)=IF(LEFT(TRIM([$Translations.$C266]);LEN([.B$1]))=[.B$1];&quot;Yes&quot;;&quot;No&quot;);&quot;&quot;;&quot;NO&quot;)">
            <text:p/>
          </table:table-cell>
          <table:table-cell table:formula="of:=IF(IF(LEFT(TRIM([$Translations.$B266]);LEN([.C$1]))=[.C$1];&quot;Yes&quot;;&quot;No&quot;)=IF(LEFT(TRIM([$Translations.$C266]);LEN([.C$1]))=[.C$1];&quot;Yes&quot;;&quot;No&quot;);&quot;&quot;;&quot;NO&quot;)">
            <text:p/>
          </table:table-cell>
          <table:table-cell table:formula="of:=IF(IF(LEFT(TRIM([$Translations.$B266]);LEN([.D$1]))=[.D$1];&quot;Yes&quot;;&quot;No&quot;)=IF(LEFT(TRIM([$Translations.$C266]);LEN([.D$1]))=[.D$1];&quot;Yes&quot;;&quot;No&quot;);&quot;&quot;;&quot;NO&quot;)">
            <text:p/>
          </table:table-cell>
          <table:table-cell table:formula="of:=IF(IF(LEFT(TRIM([$Translations.$B266]);LEN([.E$1]))=[.E$1];&quot;Yes&quot;;&quot;No&quot;)=IF(LEFT(TRIM([$Translations.$C266]);LEN([.E$1]))=[.E$1];&quot;Yes&quot;;&quot;No&quot;);&quot;&quot;;&quot;NO&quot;)">
            <text:p/>
          </table:table-cell>
          <table:table-cell table:formula="of:=IF(IF(LEFT(TRIM([$Translations.$B266]);LEN([.F$1]))=[.F$1];&quot;Yes&quot;;&quot;No&quot;)=IF(LEFT(TRIM([$Translations.$C266]);LEN([.F$1]))=[.F$1];&quot;Yes&quot;;&quot;No&quot;);&quot;&quot;;&quot;NO&quot;)">
            <text:p/>
          </table:table-cell>
          <table:table-cell table:formula="of:=IF(IF(LEFT(TRIM([$Translations.$B266]);LEN([.G$1]))=[.G$1];&quot;Yes&quot;;&quot;No&quot;)=IF(LEFT(TRIM([$Translations.$C266]);LEN([.G$1]))=[.G$1];&quot;Yes&quot;;&quot;No&quot;);&quot;&quot;;&quot;NO&quot;)">
            <text:p/>
          </table:table-cell>
        </table:table-row>
        <table:table-row table:style-name="ro8">
          <table:table-cell table:formula="of:=IF(IF(LEFT(TRIM([$Translations.$B267]);LEN([.A$1]))=[.A$1];&quot;Yes&quot;;&quot;No&quot;)=IF(LEFT(TRIM([$Translations.$C267]);LEN([.A$1]))=[.A$1];&quot;Yes&quot;;&quot;No&quot;);&quot;&quot;;&quot;NO&quot;)">
            <text:p/>
          </table:table-cell>
          <table:table-cell table:formula="of:=IF(IF(LEFT(TRIM([$Translations.$B267]);LEN([.B$1]))=[.B$1];&quot;Yes&quot;;&quot;No&quot;)=IF(LEFT(TRIM([$Translations.$C267]);LEN([.B$1]))=[.B$1];&quot;Yes&quot;;&quot;No&quot;);&quot;&quot;;&quot;NO&quot;)">
            <text:p/>
          </table:table-cell>
          <table:table-cell table:formula="of:=IF(IF(LEFT(TRIM([$Translations.$B267]);LEN([.C$1]))=[.C$1];&quot;Yes&quot;;&quot;No&quot;)=IF(LEFT(TRIM([$Translations.$C267]);LEN([.C$1]))=[.C$1];&quot;Yes&quot;;&quot;No&quot;);&quot;&quot;;&quot;NO&quot;)">
            <text:p/>
          </table:table-cell>
          <table:table-cell table:formula="of:=IF(IF(LEFT(TRIM([$Translations.$B267]);LEN([.D$1]))=[.D$1];&quot;Yes&quot;;&quot;No&quot;)=IF(LEFT(TRIM([$Translations.$C267]);LEN([.D$1]))=[.D$1];&quot;Yes&quot;;&quot;No&quot;);&quot;&quot;;&quot;NO&quot;)">
            <text:p/>
          </table:table-cell>
          <table:table-cell table:formula="of:=IF(IF(LEFT(TRIM([$Translations.$B267]);LEN([.E$1]))=[.E$1];&quot;Yes&quot;;&quot;No&quot;)=IF(LEFT(TRIM([$Translations.$C267]);LEN([.E$1]))=[.E$1];&quot;Yes&quot;;&quot;No&quot;);&quot;&quot;;&quot;NO&quot;)">
            <text:p/>
          </table:table-cell>
          <table:table-cell table:formula="of:=IF(IF(LEFT(TRIM([$Translations.$B267]);LEN([.F$1]))=[.F$1];&quot;Yes&quot;;&quot;No&quot;)=IF(LEFT(TRIM([$Translations.$C267]);LEN([.F$1]))=[.F$1];&quot;Yes&quot;;&quot;No&quot;);&quot;&quot;;&quot;NO&quot;)">
            <text:p/>
          </table:table-cell>
          <table:table-cell table:formula="of:=IF(IF(LEFT(TRIM([$Translations.$B267]);LEN([.G$1]))=[.G$1];&quot;Yes&quot;;&quot;No&quot;)=IF(LEFT(TRIM([$Translations.$C267]);LEN([.G$1]))=[.G$1];&quot;Yes&quot;;&quot;No&quot;);&quot;&quot;;&quot;NO&quot;)">
            <text:p/>
          </table:table-cell>
        </table:table-row>
        <table:table-row table:style-name="ro8">
          <table:table-cell table:formula="of:=IF(IF(LEFT(TRIM([$Translations.$B268]);LEN([.A$1]))=[.A$1];&quot;Yes&quot;;&quot;No&quot;)=IF(LEFT(TRIM([$Translations.$C268]);LEN([.A$1]))=[.A$1];&quot;Yes&quot;;&quot;No&quot;);&quot;&quot;;&quot;NO&quot;)">
            <text:p/>
          </table:table-cell>
          <table:table-cell table:formula="of:=IF(IF(LEFT(TRIM([$Translations.$B268]);LEN([.B$1]))=[.B$1];&quot;Yes&quot;;&quot;No&quot;)=IF(LEFT(TRIM([$Translations.$C268]);LEN([.B$1]))=[.B$1];&quot;Yes&quot;;&quot;No&quot;);&quot;&quot;;&quot;NO&quot;)">
            <text:p/>
          </table:table-cell>
          <table:table-cell table:formula="of:=IF(IF(LEFT(TRIM([$Translations.$B268]);LEN([.C$1]))=[.C$1];&quot;Yes&quot;;&quot;No&quot;)=IF(LEFT(TRIM([$Translations.$C268]);LEN([.C$1]))=[.C$1];&quot;Yes&quot;;&quot;No&quot;);&quot;&quot;;&quot;NO&quot;)">
            <text:p/>
          </table:table-cell>
          <table:table-cell table:formula="of:=IF(IF(LEFT(TRIM([$Translations.$B268]);LEN([.D$1]))=[.D$1];&quot;Yes&quot;;&quot;No&quot;)=IF(LEFT(TRIM([$Translations.$C268]);LEN([.D$1]))=[.D$1];&quot;Yes&quot;;&quot;No&quot;);&quot;&quot;;&quot;NO&quot;)">
            <text:p/>
          </table:table-cell>
          <table:table-cell table:formula="of:=IF(IF(LEFT(TRIM([$Translations.$B268]);LEN([.E$1]))=[.E$1];&quot;Yes&quot;;&quot;No&quot;)=IF(LEFT(TRIM([$Translations.$C268]);LEN([.E$1]))=[.E$1];&quot;Yes&quot;;&quot;No&quot;);&quot;&quot;;&quot;NO&quot;)">
            <text:p/>
          </table:table-cell>
          <table:table-cell table:formula="of:=IF(IF(LEFT(TRIM([$Translations.$B268]);LEN([.F$1]))=[.F$1];&quot;Yes&quot;;&quot;No&quot;)=IF(LEFT(TRIM([$Translations.$C268]);LEN([.F$1]))=[.F$1];&quot;Yes&quot;;&quot;No&quot;);&quot;&quot;;&quot;NO&quot;)">
            <text:p/>
          </table:table-cell>
          <table:table-cell table:formula="of:=IF(IF(LEFT(TRIM([$Translations.$B268]);LEN([.G$1]))=[.G$1];&quot;Yes&quot;;&quot;No&quot;)=IF(LEFT(TRIM([$Translations.$C268]);LEN([.G$1]))=[.G$1];&quot;Yes&quot;;&quot;No&quot;);&quot;&quot;;&quot;NO&quot;)">
            <text:p/>
          </table:table-cell>
        </table:table-row>
        <table:table-row table:style-name="ro8">
          <table:table-cell table:formula="of:=IF(IF(LEFT(TRIM([$Translations.$B269]);LEN([.A$1]))=[.A$1];&quot;Yes&quot;;&quot;No&quot;)=IF(LEFT(TRIM([$Translations.$C269]);LEN([.A$1]))=[.A$1];&quot;Yes&quot;;&quot;No&quot;);&quot;&quot;;&quot;NO&quot;)">
            <text:p/>
          </table:table-cell>
          <table:table-cell table:formula="of:=IF(IF(LEFT(TRIM([$Translations.$B269]);LEN([.B$1]))=[.B$1];&quot;Yes&quot;;&quot;No&quot;)=IF(LEFT(TRIM([$Translations.$C269]);LEN([.B$1]))=[.B$1];&quot;Yes&quot;;&quot;No&quot;);&quot;&quot;;&quot;NO&quot;)">
            <text:p/>
          </table:table-cell>
          <table:table-cell table:formula="of:=IF(IF(LEFT(TRIM([$Translations.$B269]);LEN([.C$1]))=[.C$1];&quot;Yes&quot;;&quot;No&quot;)=IF(LEFT(TRIM([$Translations.$C269]);LEN([.C$1]))=[.C$1];&quot;Yes&quot;;&quot;No&quot;);&quot;&quot;;&quot;NO&quot;)">
            <text:p/>
          </table:table-cell>
          <table:table-cell table:formula="of:=IF(IF(LEFT(TRIM([$Translations.$B269]);LEN([.D$1]))=[.D$1];&quot;Yes&quot;;&quot;No&quot;)=IF(LEFT(TRIM([$Translations.$C269]);LEN([.D$1]))=[.D$1];&quot;Yes&quot;;&quot;No&quot;);&quot;&quot;;&quot;NO&quot;)">
            <text:p/>
          </table:table-cell>
          <table:table-cell table:formula="of:=IF(IF(LEFT(TRIM([$Translations.$B269]);LEN([.E$1]))=[.E$1];&quot;Yes&quot;;&quot;No&quot;)=IF(LEFT(TRIM([$Translations.$C269]);LEN([.E$1]))=[.E$1];&quot;Yes&quot;;&quot;No&quot;);&quot;&quot;;&quot;NO&quot;)">
            <text:p/>
          </table:table-cell>
          <table:table-cell table:formula="of:=IF(IF(LEFT(TRIM([$Translations.$B269]);LEN([.F$1]))=[.F$1];&quot;Yes&quot;;&quot;No&quot;)=IF(LEFT(TRIM([$Translations.$C269]);LEN([.F$1]))=[.F$1];&quot;Yes&quot;;&quot;No&quot;);&quot;&quot;;&quot;NO&quot;)">
            <text:p/>
          </table:table-cell>
          <table:table-cell table:formula="of:=IF(IF(LEFT(TRIM([$Translations.$B269]);LEN([.G$1]))=[.G$1];&quot;Yes&quot;;&quot;No&quot;)=IF(LEFT(TRIM([$Translations.$C269]);LEN([.G$1]))=[.G$1];&quot;Yes&quot;;&quot;No&quot;);&quot;&quot;;&quot;NO&quot;)">
            <text:p/>
          </table:table-cell>
        </table:table-row>
        <table:table-row table:style-name="ro8">
          <table:table-cell table:formula="of:=IF(IF(LEFT(TRIM([$Translations.$B270]);LEN([.A$1]))=[.A$1];&quot;Yes&quot;;&quot;No&quot;)=IF(LEFT(TRIM([$Translations.$C270]);LEN([.A$1]))=[.A$1];&quot;Yes&quot;;&quot;No&quot;);&quot;&quot;;&quot;NO&quot;)">
            <text:p/>
          </table:table-cell>
          <table:table-cell table:formula="of:=IF(IF(LEFT(TRIM([$Translations.$B270]);LEN([.B$1]))=[.B$1];&quot;Yes&quot;;&quot;No&quot;)=IF(LEFT(TRIM([$Translations.$C270]);LEN([.B$1]))=[.B$1];&quot;Yes&quot;;&quot;No&quot;);&quot;&quot;;&quot;NO&quot;)">
            <text:p/>
          </table:table-cell>
          <table:table-cell table:formula="of:=IF(IF(LEFT(TRIM([$Translations.$B270]);LEN([.C$1]))=[.C$1];&quot;Yes&quot;;&quot;No&quot;)=IF(LEFT(TRIM([$Translations.$C270]);LEN([.C$1]))=[.C$1];&quot;Yes&quot;;&quot;No&quot;);&quot;&quot;;&quot;NO&quot;)">
            <text:p/>
          </table:table-cell>
          <table:table-cell table:formula="of:=IF(IF(LEFT(TRIM([$Translations.$B270]);LEN([.D$1]))=[.D$1];&quot;Yes&quot;;&quot;No&quot;)=IF(LEFT(TRIM([$Translations.$C270]);LEN([.D$1]))=[.D$1];&quot;Yes&quot;;&quot;No&quot;);&quot;&quot;;&quot;NO&quot;)">
            <text:p/>
          </table:table-cell>
          <table:table-cell table:formula="of:=IF(IF(LEFT(TRIM([$Translations.$B270]);LEN([.E$1]))=[.E$1];&quot;Yes&quot;;&quot;No&quot;)=IF(LEFT(TRIM([$Translations.$C270]);LEN([.E$1]))=[.E$1];&quot;Yes&quot;;&quot;No&quot;);&quot;&quot;;&quot;NO&quot;)">
            <text:p/>
          </table:table-cell>
          <table:table-cell table:formula="of:=IF(IF(LEFT(TRIM([$Translations.$B270]);LEN([.F$1]))=[.F$1];&quot;Yes&quot;;&quot;No&quot;)=IF(LEFT(TRIM([$Translations.$C270]);LEN([.F$1]))=[.F$1];&quot;Yes&quot;;&quot;No&quot;);&quot;&quot;;&quot;NO&quot;)">
            <text:p/>
          </table:table-cell>
          <table:table-cell table:formula="of:=IF(IF(LEFT(TRIM([$Translations.$B270]);LEN([.G$1]))=[.G$1];&quot;Yes&quot;;&quot;No&quot;)=IF(LEFT(TRIM([$Translations.$C270]);LEN([.G$1]))=[.G$1];&quot;Yes&quot;;&quot;No&quot;);&quot;&quot;;&quot;NO&quot;)">
            <text:p/>
          </table:table-cell>
        </table:table-row>
        <table:table-row table:style-name="ro8">
          <table:table-cell table:formula="of:=IF(IF(LEFT(TRIM([$Translations.$B271]);LEN([.A$1]))=[.A$1];&quot;Yes&quot;;&quot;No&quot;)=IF(LEFT(TRIM([$Translations.$C271]);LEN([.A$1]))=[.A$1];&quot;Yes&quot;;&quot;No&quot;);&quot;&quot;;&quot;NO&quot;)">
            <text:p/>
          </table:table-cell>
          <table:table-cell table:formula="of:=IF(IF(LEFT(TRIM([$Translations.$B271]);LEN([.B$1]))=[.B$1];&quot;Yes&quot;;&quot;No&quot;)=IF(LEFT(TRIM([$Translations.$C271]);LEN([.B$1]))=[.B$1];&quot;Yes&quot;;&quot;No&quot;);&quot;&quot;;&quot;NO&quot;)">
            <text:p/>
          </table:table-cell>
          <table:table-cell table:formula="of:=IF(IF(LEFT(TRIM([$Translations.$B271]);LEN([.C$1]))=[.C$1];&quot;Yes&quot;;&quot;No&quot;)=IF(LEFT(TRIM([$Translations.$C271]);LEN([.C$1]))=[.C$1];&quot;Yes&quot;;&quot;No&quot;);&quot;&quot;;&quot;NO&quot;)">
            <text:p/>
          </table:table-cell>
          <table:table-cell table:formula="of:=IF(IF(LEFT(TRIM([$Translations.$B271]);LEN([.D$1]))=[.D$1];&quot;Yes&quot;;&quot;No&quot;)=IF(LEFT(TRIM([$Translations.$C271]);LEN([.D$1]))=[.D$1];&quot;Yes&quot;;&quot;No&quot;);&quot;&quot;;&quot;NO&quot;)">
            <text:p/>
          </table:table-cell>
          <table:table-cell table:formula="of:=IF(IF(LEFT(TRIM([$Translations.$B271]);LEN([.E$1]))=[.E$1];&quot;Yes&quot;;&quot;No&quot;)=IF(LEFT(TRIM([$Translations.$C271]);LEN([.E$1]))=[.E$1];&quot;Yes&quot;;&quot;No&quot;);&quot;&quot;;&quot;NO&quot;)">
            <text:p/>
          </table:table-cell>
          <table:table-cell table:formula="of:=IF(IF(LEFT(TRIM([$Translations.$B271]);LEN([.F$1]))=[.F$1];&quot;Yes&quot;;&quot;No&quot;)=IF(LEFT(TRIM([$Translations.$C271]);LEN([.F$1]))=[.F$1];&quot;Yes&quot;;&quot;No&quot;);&quot;&quot;;&quot;NO&quot;)">
            <text:p/>
          </table:table-cell>
          <table:table-cell table:formula="of:=IF(IF(LEFT(TRIM([$Translations.$B271]);LEN([.G$1]))=[.G$1];&quot;Yes&quot;;&quot;No&quot;)=IF(LEFT(TRIM([$Translations.$C271]);LEN([.G$1]))=[.G$1];&quot;Yes&quot;;&quot;No&quot;);&quot;&quot;;&quot;NO&quot;)">
            <text:p/>
          </table:table-cell>
        </table:table-row>
        <table:table-row table:style-name="ro8">
          <table:table-cell table:formula="of:=IF(IF(LEFT(TRIM([$Translations.$B272]);LEN([.A$1]))=[.A$1];&quot;Yes&quot;;&quot;No&quot;)=IF(LEFT(TRIM([$Translations.$C272]);LEN([.A$1]))=[.A$1];&quot;Yes&quot;;&quot;No&quot;);&quot;&quot;;&quot;NO&quot;)">
            <text:p/>
          </table:table-cell>
          <table:table-cell table:formula="of:=IF(IF(LEFT(TRIM([$Translations.$B272]);LEN([.B$1]))=[.B$1];&quot;Yes&quot;;&quot;No&quot;)=IF(LEFT(TRIM([$Translations.$C272]);LEN([.B$1]))=[.B$1];&quot;Yes&quot;;&quot;No&quot;);&quot;&quot;;&quot;NO&quot;)">
            <text:p/>
          </table:table-cell>
          <table:table-cell table:formula="of:=IF(IF(LEFT(TRIM([$Translations.$B272]);LEN([.C$1]))=[.C$1];&quot;Yes&quot;;&quot;No&quot;)=IF(LEFT(TRIM([$Translations.$C272]);LEN([.C$1]))=[.C$1];&quot;Yes&quot;;&quot;No&quot;);&quot;&quot;;&quot;NO&quot;)">
            <text:p/>
          </table:table-cell>
          <table:table-cell table:formula="of:=IF(IF(LEFT(TRIM([$Translations.$B272]);LEN([.D$1]))=[.D$1];&quot;Yes&quot;;&quot;No&quot;)=IF(LEFT(TRIM([$Translations.$C272]);LEN([.D$1]))=[.D$1];&quot;Yes&quot;;&quot;No&quot;);&quot;&quot;;&quot;NO&quot;)">
            <text:p/>
          </table:table-cell>
          <table:table-cell table:formula="of:=IF(IF(LEFT(TRIM([$Translations.$B272]);LEN([.E$1]))=[.E$1];&quot;Yes&quot;;&quot;No&quot;)=IF(LEFT(TRIM([$Translations.$C272]);LEN([.E$1]))=[.E$1];&quot;Yes&quot;;&quot;No&quot;);&quot;&quot;;&quot;NO&quot;)">
            <text:p/>
          </table:table-cell>
          <table:table-cell table:formula="of:=IF(IF(LEFT(TRIM([$Translations.$B272]);LEN([.F$1]))=[.F$1];&quot;Yes&quot;;&quot;No&quot;)=IF(LEFT(TRIM([$Translations.$C272]);LEN([.F$1]))=[.F$1];&quot;Yes&quot;;&quot;No&quot;);&quot;&quot;;&quot;NO&quot;)">
            <text:p/>
          </table:table-cell>
          <table:table-cell table:formula="of:=IF(IF(LEFT(TRIM([$Translations.$B272]);LEN([.G$1]))=[.G$1];&quot;Yes&quot;;&quot;No&quot;)=IF(LEFT(TRIM([$Translations.$C272]);LEN([.G$1]))=[.G$1];&quot;Yes&quot;;&quot;No&quot;);&quot;&quot;;&quot;NO&quot;)">
            <text:p/>
          </table:table-cell>
        </table:table-row>
        <table:table-row table:style-name="ro8">
          <table:table-cell table:formula="of:=IF(IF(LEFT(TRIM([$Translations.$B273]);LEN([.A$1]))=[.A$1];&quot;Yes&quot;;&quot;No&quot;)=IF(LEFT(TRIM([$Translations.$C273]);LEN([.A$1]))=[.A$1];&quot;Yes&quot;;&quot;No&quot;);&quot;&quot;;&quot;NO&quot;)">
            <text:p/>
          </table:table-cell>
          <table:table-cell table:formula="of:=IF(IF(LEFT(TRIM([$Translations.$B273]);LEN([.B$1]))=[.B$1];&quot;Yes&quot;;&quot;No&quot;)=IF(LEFT(TRIM([$Translations.$C273]);LEN([.B$1]))=[.B$1];&quot;Yes&quot;;&quot;No&quot;);&quot;&quot;;&quot;NO&quot;)">
            <text:p/>
          </table:table-cell>
          <table:table-cell table:formula="of:=IF(IF(LEFT(TRIM([$Translations.$B273]);LEN([.C$1]))=[.C$1];&quot;Yes&quot;;&quot;No&quot;)=IF(LEFT(TRIM([$Translations.$C273]);LEN([.C$1]))=[.C$1];&quot;Yes&quot;;&quot;No&quot;);&quot;&quot;;&quot;NO&quot;)">
            <text:p/>
          </table:table-cell>
          <table:table-cell table:formula="of:=IF(IF(LEFT(TRIM([$Translations.$B273]);LEN([.D$1]))=[.D$1];&quot;Yes&quot;;&quot;No&quot;)=IF(LEFT(TRIM([$Translations.$C273]);LEN([.D$1]))=[.D$1];&quot;Yes&quot;;&quot;No&quot;);&quot;&quot;;&quot;NO&quot;)">
            <text:p/>
          </table:table-cell>
          <table:table-cell table:formula="of:=IF(IF(LEFT(TRIM([$Translations.$B273]);LEN([.E$1]))=[.E$1];&quot;Yes&quot;;&quot;No&quot;)=IF(LEFT(TRIM([$Translations.$C273]);LEN([.E$1]))=[.E$1];&quot;Yes&quot;;&quot;No&quot;);&quot;&quot;;&quot;NO&quot;)">
            <text:p/>
          </table:table-cell>
          <table:table-cell table:formula="of:=IF(IF(LEFT(TRIM([$Translations.$B273]);LEN([.F$1]))=[.F$1];&quot;Yes&quot;;&quot;No&quot;)=IF(LEFT(TRIM([$Translations.$C273]);LEN([.F$1]))=[.F$1];&quot;Yes&quot;;&quot;No&quot;);&quot;&quot;;&quot;NO&quot;)">
            <text:p/>
          </table:table-cell>
          <table:table-cell table:formula="of:=IF(IF(LEFT(TRIM([$Translations.$B273]);LEN([.G$1]))=[.G$1];&quot;Yes&quot;;&quot;No&quot;)=IF(LEFT(TRIM([$Translations.$C273]);LEN([.G$1]))=[.G$1];&quot;Yes&quot;;&quot;No&quot;);&quot;&quot;;&quot;NO&quot;)">
            <text:p/>
          </table:table-cell>
        </table:table-row>
        <table:table-row table:style-name="ro8">
          <table:table-cell table:formula="of:=IF(IF(LEFT(TRIM([$Translations.$B274]);LEN([.A$1]))=[.A$1];&quot;Yes&quot;;&quot;No&quot;)=IF(LEFT(TRIM([$Translations.$C274]);LEN([.A$1]))=[.A$1];&quot;Yes&quot;;&quot;No&quot;);&quot;&quot;;&quot;NO&quot;)">
            <text:p/>
          </table:table-cell>
          <table:table-cell table:formula="of:=IF(IF(LEFT(TRIM([$Translations.$B274]);LEN([.B$1]))=[.B$1];&quot;Yes&quot;;&quot;No&quot;)=IF(LEFT(TRIM([$Translations.$C274]);LEN([.B$1]))=[.B$1];&quot;Yes&quot;;&quot;No&quot;);&quot;&quot;;&quot;NO&quot;)">
            <text:p/>
          </table:table-cell>
          <table:table-cell table:formula="of:=IF(IF(LEFT(TRIM([$Translations.$B274]);LEN([.C$1]))=[.C$1];&quot;Yes&quot;;&quot;No&quot;)=IF(LEFT(TRIM([$Translations.$C274]);LEN([.C$1]))=[.C$1];&quot;Yes&quot;;&quot;No&quot;);&quot;&quot;;&quot;NO&quot;)">
            <text:p/>
          </table:table-cell>
          <table:table-cell table:formula="of:=IF(IF(LEFT(TRIM([$Translations.$B274]);LEN([.D$1]))=[.D$1];&quot;Yes&quot;;&quot;No&quot;)=IF(LEFT(TRIM([$Translations.$C274]);LEN([.D$1]))=[.D$1];&quot;Yes&quot;;&quot;No&quot;);&quot;&quot;;&quot;NO&quot;)">
            <text:p/>
          </table:table-cell>
          <table:table-cell table:formula="of:=IF(IF(LEFT(TRIM([$Translations.$B274]);LEN([.E$1]))=[.E$1];&quot;Yes&quot;;&quot;No&quot;)=IF(LEFT(TRIM([$Translations.$C274]);LEN([.E$1]))=[.E$1];&quot;Yes&quot;;&quot;No&quot;);&quot;&quot;;&quot;NO&quot;)">
            <text:p/>
          </table:table-cell>
          <table:table-cell table:formula="of:=IF(IF(LEFT(TRIM([$Translations.$B274]);LEN([.F$1]))=[.F$1];&quot;Yes&quot;;&quot;No&quot;)=IF(LEFT(TRIM([$Translations.$C274]);LEN([.F$1]))=[.F$1];&quot;Yes&quot;;&quot;No&quot;);&quot;&quot;;&quot;NO&quot;)">
            <text:p/>
          </table:table-cell>
          <table:table-cell table:formula="of:=IF(IF(LEFT(TRIM([$Translations.$B274]);LEN([.G$1]))=[.G$1];&quot;Yes&quot;;&quot;No&quot;)=IF(LEFT(TRIM([$Translations.$C274]);LEN([.G$1]))=[.G$1];&quot;Yes&quot;;&quot;No&quot;);&quot;&quot;;&quot;NO&quot;)">
            <text:p/>
          </table:table-cell>
        </table:table-row>
        <table:table-row table:style-name="ro8">
          <table:table-cell table:formula="of:=IF(IF(LEFT(TRIM([$Translations.$B275]);LEN([.A$1]))=[.A$1];&quot;Yes&quot;;&quot;No&quot;)=IF(LEFT(TRIM([$Translations.$C275]);LEN([.A$1]))=[.A$1];&quot;Yes&quot;;&quot;No&quot;);&quot;&quot;;&quot;NO&quot;)">
            <text:p/>
          </table:table-cell>
          <table:table-cell table:formula="of:=IF(IF(LEFT(TRIM([$Translations.$B275]);LEN([.B$1]))=[.B$1];&quot;Yes&quot;;&quot;No&quot;)=IF(LEFT(TRIM([$Translations.$C275]);LEN([.B$1]))=[.B$1];&quot;Yes&quot;;&quot;No&quot;);&quot;&quot;;&quot;NO&quot;)">
            <text:p/>
          </table:table-cell>
          <table:table-cell table:formula="of:=IF(IF(LEFT(TRIM([$Translations.$B275]);LEN([.C$1]))=[.C$1];&quot;Yes&quot;;&quot;No&quot;)=IF(LEFT(TRIM([$Translations.$C275]);LEN([.C$1]))=[.C$1];&quot;Yes&quot;;&quot;No&quot;);&quot;&quot;;&quot;NO&quot;)">
            <text:p/>
          </table:table-cell>
          <table:table-cell table:formula="of:=IF(IF(LEFT(TRIM([$Translations.$B275]);LEN([.D$1]))=[.D$1];&quot;Yes&quot;;&quot;No&quot;)=IF(LEFT(TRIM([$Translations.$C275]);LEN([.D$1]))=[.D$1];&quot;Yes&quot;;&quot;No&quot;);&quot;&quot;;&quot;NO&quot;)">
            <text:p/>
          </table:table-cell>
          <table:table-cell table:formula="of:=IF(IF(LEFT(TRIM([$Translations.$B275]);LEN([.E$1]))=[.E$1];&quot;Yes&quot;;&quot;No&quot;)=IF(LEFT(TRIM([$Translations.$C275]);LEN([.E$1]))=[.E$1];&quot;Yes&quot;;&quot;No&quot;);&quot;&quot;;&quot;NO&quot;)">
            <text:p/>
          </table:table-cell>
          <table:table-cell table:formula="of:=IF(IF(LEFT(TRIM([$Translations.$B275]);LEN([.F$1]))=[.F$1];&quot;Yes&quot;;&quot;No&quot;)=IF(LEFT(TRIM([$Translations.$C275]);LEN([.F$1]))=[.F$1];&quot;Yes&quot;;&quot;No&quot;);&quot;&quot;;&quot;NO&quot;)">
            <text:p/>
          </table:table-cell>
          <table:table-cell table:formula="of:=IF(IF(LEFT(TRIM([$Translations.$B275]);LEN([.G$1]))=[.G$1];&quot;Yes&quot;;&quot;No&quot;)=IF(LEFT(TRIM([$Translations.$C275]);LEN([.G$1]))=[.G$1];&quot;Yes&quot;;&quot;No&quot;);&quot;&quot;;&quot;NO&quot;)">
            <text:p/>
          </table:table-cell>
        </table:table-row>
        <table:table-row table:style-name="ro8">
          <table:table-cell table:formula="of:=IF(IF(LEFT(TRIM([$Translations.$B276]);LEN([.A$1]))=[.A$1];&quot;Yes&quot;;&quot;No&quot;)=IF(LEFT(TRIM([$Translations.$C276]);LEN([.A$1]))=[.A$1];&quot;Yes&quot;;&quot;No&quot;);&quot;&quot;;&quot;NO&quot;)">
            <text:p/>
          </table:table-cell>
          <table:table-cell table:formula="of:=IF(IF(LEFT(TRIM([$Translations.$B276]);LEN([.B$1]))=[.B$1];&quot;Yes&quot;;&quot;No&quot;)=IF(LEFT(TRIM([$Translations.$C276]);LEN([.B$1]))=[.B$1];&quot;Yes&quot;;&quot;No&quot;);&quot;&quot;;&quot;NO&quot;)">
            <text:p/>
          </table:table-cell>
          <table:table-cell table:formula="of:=IF(IF(LEFT(TRIM([$Translations.$B276]);LEN([.C$1]))=[.C$1];&quot;Yes&quot;;&quot;No&quot;)=IF(LEFT(TRIM([$Translations.$C276]);LEN([.C$1]))=[.C$1];&quot;Yes&quot;;&quot;No&quot;);&quot;&quot;;&quot;NO&quot;)">
            <text:p/>
          </table:table-cell>
          <table:table-cell table:formula="of:=IF(IF(LEFT(TRIM([$Translations.$B276]);LEN([.D$1]))=[.D$1];&quot;Yes&quot;;&quot;No&quot;)=IF(LEFT(TRIM([$Translations.$C276]);LEN([.D$1]))=[.D$1];&quot;Yes&quot;;&quot;No&quot;);&quot;&quot;;&quot;NO&quot;)">
            <text:p/>
          </table:table-cell>
          <table:table-cell table:formula="of:=IF(IF(LEFT(TRIM([$Translations.$B276]);LEN([.E$1]))=[.E$1];&quot;Yes&quot;;&quot;No&quot;)=IF(LEFT(TRIM([$Translations.$C276]);LEN([.E$1]))=[.E$1];&quot;Yes&quot;;&quot;No&quot;);&quot;&quot;;&quot;NO&quot;)">
            <text:p/>
          </table:table-cell>
          <table:table-cell table:formula="of:=IF(IF(LEFT(TRIM([$Translations.$B276]);LEN([.F$1]))=[.F$1];&quot;Yes&quot;;&quot;No&quot;)=IF(LEFT(TRIM([$Translations.$C276]);LEN([.F$1]))=[.F$1];&quot;Yes&quot;;&quot;No&quot;);&quot;&quot;;&quot;NO&quot;)">
            <text:p/>
          </table:table-cell>
          <table:table-cell table:formula="of:=IF(IF(LEFT(TRIM([$Translations.$B276]);LEN([.G$1]))=[.G$1];&quot;Yes&quot;;&quot;No&quot;)=IF(LEFT(TRIM([$Translations.$C276]);LEN([.G$1]))=[.G$1];&quot;Yes&quot;;&quot;No&quot;);&quot;&quot;;&quot;NO&quot;)">
            <text:p/>
          </table:table-cell>
        </table:table-row>
        <table:table-row table:style-name="ro8">
          <table:table-cell table:formula="of:=IF(IF(LEFT(TRIM([$Translations.$B277]);LEN([.A$1]))=[.A$1];&quot;Yes&quot;;&quot;No&quot;)=IF(LEFT(TRIM([$Translations.$C277]);LEN([.A$1]))=[.A$1];&quot;Yes&quot;;&quot;No&quot;);&quot;&quot;;&quot;NO&quot;)">
            <text:p/>
          </table:table-cell>
          <table:table-cell table:formula="of:=IF(IF(LEFT(TRIM([$Translations.$B277]);LEN([.B$1]))=[.B$1];&quot;Yes&quot;;&quot;No&quot;)=IF(LEFT(TRIM([$Translations.$C277]);LEN([.B$1]))=[.B$1];&quot;Yes&quot;;&quot;No&quot;);&quot;&quot;;&quot;NO&quot;)">
            <text:p/>
          </table:table-cell>
          <table:table-cell table:formula="of:=IF(IF(LEFT(TRIM([$Translations.$B277]);LEN([.C$1]))=[.C$1];&quot;Yes&quot;;&quot;No&quot;)=IF(LEFT(TRIM([$Translations.$C277]);LEN([.C$1]))=[.C$1];&quot;Yes&quot;;&quot;No&quot;);&quot;&quot;;&quot;NO&quot;)">
            <text:p/>
          </table:table-cell>
          <table:table-cell table:formula="of:=IF(IF(LEFT(TRIM([$Translations.$B277]);LEN([.D$1]))=[.D$1];&quot;Yes&quot;;&quot;No&quot;)=IF(LEFT(TRIM([$Translations.$C277]);LEN([.D$1]))=[.D$1];&quot;Yes&quot;;&quot;No&quot;);&quot;&quot;;&quot;NO&quot;)">
            <text:p/>
          </table:table-cell>
          <table:table-cell table:formula="of:=IF(IF(LEFT(TRIM([$Translations.$B277]);LEN([.E$1]))=[.E$1];&quot;Yes&quot;;&quot;No&quot;)=IF(LEFT(TRIM([$Translations.$C277]);LEN([.E$1]))=[.E$1];&quot;Yes&quot;;&quot;No&quot;);&quot;&quot;;&quot;NO&quot;)">
            <text:p/>
          </table:table-cell>
          <table:table-cell table:formula="of:=IF(IF(LEFT(TRIM([$Translations.$B277]);LEN([.F$1]))=[.F$1];&quot;Yes&quot;;&quot;No&quot;)=IF(LEFT(TRIM([$Translations.$C277]);LEN([.F$1]))=[.F$1];&quot;Yes&quot;;&quot;No&quot;);&quot;&quot;;&quot;NO&quot;)">
            <text:p/>
          </table:table-cell>
          <table:table-cell table:formula="of:=IF(IF(LEFT(TRIM([$Translations.$B277]);LEN([.G$1]))=[.G$1];&quot;Yes&quot;;&quot;No&quot;)=IF(LEFT(TRIM([$Translations.$C277]);LEN([.G$1]))=[.G$1];&quot;Yes&quot;;&quot;No&quot;);&quot;&quot;;&quot;NO&quot;)">
            <text:p/>
          </table:table-cell>
        </table:table-row>
        <table:table-row table:style-name="ro8">
          <table:table-cell table:formula="of:=IF(IF(LEFT(TRIM([$Translations.$B278]);LEN([.A$1]))=[.A$1];&quot;Yes&quot;;&quot;No&quot;)=IF(LEFT(TRIM([$Translations.$C278]);LEN([.A$1]))=[.A$1];&quot;Yes&quot;;&quot;No&quot;);&quot;&quot;;&quot;NO&quot;)">
            <text:p/>
          </table:table-cell>
          <table:table-cell table:formula="of:=IF(IF(LEFT(TRIM([$Translations.$B278]);LEN([.B$1]))=[.B$1];&quot;Yes&quot;;&quot;No&quot;)=IF(LEFT(TRIM([$Translations.$C278]);LEN([.B$1]))=[.B$1];&quot;Yes&quot;;&quot;No&quot;);&quot;&quot;;&quot;NO&quot;)">
            <text:p/>
          </table:table-cell>
          <table:table-cell table:formula="of:=IF(IF(LEFT(TRIM([$Translations.$B278]);LEN([.C$1]))=[.C$1];&quot;Yes&quot;;&quot;No&quot;)=IF(LEFT(TRIM([$Translations.$C278]);LEN([.C$1]))=[.C$1];&quot;Yes&quot;;&quot;No&quot;);&quot;&quot;;&quot;NO&quot;)">
            <text:p/>
          </table:table-cell>
          <table:table-cell table:formula="of:=IF(IF(LEFT(TRIM([$Translations.$B278]);LEN([.D$1]))=[.D$1];&quot;Yes&quot;;&quot;No&quot;)=IF(LEFT(TRIM([$Translations.$C278]);LEN([.D$1]))=[.D$1];&quot;Yes&quot;;&quot;No&quot;);&quot;&quot;;&quot;NO&quot;)">
            <text:p/>
          </table:table-cell>
          <table:table-cell table:formula="of:=IF(IF(LEFT(TRIM([$Translations.$B278]);LEN([.E$1]))=[.E$1];&quot;Yes&quot;;&quot;No&quot;)=IF(LEFT(TRIM([$Translations.$C278]);LEN([.E$1]))=[.E$1];&quot;Yes&quot;;&quot;No&quot;);&quot;&quot;;&quot;NO&quot;)">
            <text:p/>
          </table:table-cell>
          <table:table-cell table:formula="of:=IF(IF(LEFT(TRIM([$Translations.$B278]);LEN([.F$1]))=[.F$1];&quot;Yes&quot;;&quot;No&quot;)=IF(LEFT(TRIM([$Translations.$C278]);LEN([.F$1]))=[.F$1];&quot;Yes&quot;;&quot;No&quot;);&quot;&quot;;&quot;NO&quot;)">
            <text:p/>
          </table:table-cell>
          <table:table-cell table:formula="of:=IF(IF(LEFT(TRIM([$Translations.$B278]);LEN([.G$1]))=[.G$1];&quot;Yes&quot;;&quot;No&quot;)=IF(LEFT(TRIM([$Translations.$C278]);LEN([.G$1]))=[.G$1];&quot;Yes&quot;;&quot;No&quot;);&quot;&quot;;&quot;NO&quot;)">
            <text:p/>
          </table:table-cell>
        </table:table-row>
        <table:table-row table:style-name="ro8">
          <table:table-cell table:formula="of:=IF(IF(LEFT(TRIM([$Translations.$B279]);LEN([.A$1]))=[.A$1];&quot;Yes&quot;;&quot;No&quot;)=IF(LEFT(TRIM([$Translations.$C279]);LEN([.A$1]))=[.A$1];&quot;Yes&quot;;&quot;No&quot;);&quot;&quot;;&quot;NO&quot;)">
            <text:p/>
          </table:table-cell>
          <table:table-cell table:formula="of:=IF(IF(LEFT(TRIM([$Translations.$B279]);LEN([.B$1]))=[.B$1];&quot;Yes&quot;;&quot;No&quot;)=IF(LEFT(TRIM([$Translations.$C279]);LEN([.B$1]))=[.B$1];&quot;Yes&quot;;&quot;No&quot;);&quot;&quot;;&quot;NO&quot;)">
            <text:p/>
          </table:table-cell>
          <table:table-cell table:formula="of:=IF(IF(LEFT(TRIM([$Translations.$B279]);LEN([.C$1]))=[.C$1];&quot;Yes&quot;;&quot;No&quot;)=IF(LEFT(TRIM([$Translations.$C279]);LEN([.C$1]))=[.C$1];&quot;Yes&quot;;&quot;No&quot;);&quot;&quot;;&quot;NO&quot;)">
            <text:p/>
          </table:table-cell>
          <table:table-cell table:formula="of:=IF(IF(LEFT(TRIM([$Translations.$B279]);LEN([.D$1]))=[.D$1];&quot;Yes&quot;;&quot;No&quot;)=IF(LEFT(TRIM([$Translations.$C279]);LEN([.D$1]))=[.D$1];&quot;Yes&quot;;&quot;No&quot;);&quot;&quot;;&quot;NO&quot;)">
            <text:p/>
          </table:table-cell>
          <table:table-cell table:formula="of:=IF(IF(LEFT(TRIM([$Translations.$B279]);LEN([.E$1]))=[.E$1];&quot;Yes&quot;;&quot;No&quot;)=IF(LEFT(TRIM([$Translations.$C279]);LEN([.E$1]))=[.E$1];&quot;Yes&quot;;&quot;No&quot;);&quot;&quot;;&quot;NO&quot;)">
            <text:p/>
          </table:table-cell>
          <table:table-cell table:formula="of:=IF(IF(LEFT(TRIM([$Translations.$B279]);LEN([.F$1]))=[.F$1];&quot;Yes&quot;;&quot;No&quot;)=IF(LEFT(TRIM([$Translations.$C279]);LEN([.F$1]))=[.F$1];&quot;Yes&quot;;&quot;No&quot;);&quot;&quot;;&quot;NO&quot;)">
            <text:p/>
          </table:table-cell>
          <table:table-cell table:formula="of:=IF(IF(LEFT(TRIM([$Translations.$B279]);LEN([.G$1]))=[.G$1];&quot;Yes&quot;;&quot;No&quot;)=IF(LEFT(TRIM([$Translations.$C279]);LEN([.G$1]))=[.G$1];&quot;Yes&quot;;&quot;No&quot;);&quot;&quot;;&quot;NO&quot;)">
            <text:p/>
          </table:table-cell>
        </table:table-row>
        <table:table-row table:style-name="ro8">
          <table:table-cell table:formula="of:=IF(IF(LEFT(TRIM([$Translations.$B280]);LEN([.A$1]))=[.A$1];&quot;Yes&quot;;&quot;No&quot;)=IF(LEFT(TRIM([$Translations.$C280]);LEN([.A$1]))=[.A$1];&quot;Yes&quot;;&quot;No&quot;);&quot;&quot;;&quot;NO&quot;)">
            <text:p/>
          </table:table-cell>
          <table:table-cell table:formula="of:=IF(IF(LEFT(TRIM([$Translations.$B280]);LEN([.B$1]))=[.B$1];&quot;Yes&quot;;&quot;No&quot;)=IF(LEFT(TRIM([$Translations.$C280]);LEN([.B$1]))=[.B$1];&quot;Yes&quot;;&quot;No&quot;);&quot;&quot;;&quot;NO&quot;)">
            <text:p/>
          </table:table-cell>
          <table:table-cell table:formula="of:=IF(IF(LEFT(TRIM([$Translations.$B280]);LEN([.C$1]))=[.C$1];&quot;Yes&quot;;&quot;No&quot;)=IF(LEFT(TRIM([$Translations.$C280]);LEN([.C$1]))=[.C$1];&quot;Yes&quot;;&quot;No&quot;);&quot;&quot;;&quot;NO&quot;)">
            <text:p/>
          </table:table-cell>
          <table:table-cell table:formula="of:=IF(IF(LEFT(TRIM([$Translations.$B280]);LEN([.D$1]))=[.D$1];&quot;Yes&quot;;&quot;No&quot;)=IF(LEFT(TRIM([$Translations.$C280]);LEN([.D$1]))=[.D$1];&quot;Yes&quot;;&quot;No&quot;);&quot;&quot;;&quot;NO&quot;)">
            <text:p/>
          </table:table-cell>
          <table:table-cell table:formula="of:=IF(IF(LEFT(TRIM([$Translations.$B280]);LEN([.E$1]))=[.E$1];&quot;Yes&quot;;&quot;No&quot;)=IF(LEFT(TRIM([$Translations.$C280]);LEN([.E$1]))=[.E$1];&quot;Yes&quot;;&quot;No&quot;);&quot;&quot;;&quot;NO&quot;)">
            <text:p/>
          </table:table-cell>
          <table:table-cell table:formula="of:=IF(IF(LEFT(TRIM([$Translations.$B280]);LEN([.F$1]))=[.F$1];&quot;Yes&quot;;&quot;No&quot;)=IF(LEFT(TRIM([$Translations.$C280]);LEN([.F$1]))=[.F$1];&quot;Yes&quot;;&quot;No&quot;);&quot;&quot;;&quot;NO&quot;)">
            <text:p/>
          </table:table-cell>
          <table:table-cell table:formula="of:=IF(IF(LEFT(TRIM([$Translations.$B280]);LEN([.G$1]))=[.G$1];&quot;Yes&quot;;&quot;No&quot;)=IF(LEFT(TRIM([$Translations.$C280]);LEN([.G$1]))=[.G$1];&quot;Yes&quot;;&quot;No&quot;);&quot;&quot;;&quot;NO&quot;)">
            <text:p/>
          </table:table-cell>
        </table:table-row>
        <table:table-row table:style-name="ro8">
          <table:table-cell table:formula="of:=IF(IF(LEFT(TRIM([$Translations.$B281]);LEN([.A$1]))=[.A$1];&quot;Yes&quot;;&quot;No&quot;)=IF(LEFT(TRIM([$Translations.$C281]);LEN([.A$1]))=[.A$1];&quot;Yes&quot;;&quot;No&quot;);&quot;&quot;;&quot;NO&quot;)">
            <text:p/>
          </table:table-cell>
          <table:table-cell table:formula="of:=IF(IF(LEFT(TRIM([$Translations.$B281]);LEN([.B$1]))=[.B$1];&quot;Yes&quot;;&quot;No&quot;)=IF(LEFT(TRIM([$Translations.$C281]);LEN([.B$1]))=[.B$1];&quot;Yes&quot;;&quot;No&quot;);&quot;&quot;;&quot;NO&quot;)">
            <text:p/>
          </table:table-cell>
          <table:table-cell table:formula="of:=IF(IF(LEFT(TRIM([$Translations.$B281]);LEN([.C$1]))=[.C$1];&quot;Yes&quot;;&quot;No&quot;)=IF(LEFT(TRIM([$Translations.$C281]);LEN([.C$1]))=[.C$1];&quot;Yes&quot;;&quot;No&quot;);&quot;&quot;;&quot;NO&quot;)">
            <text:p/>
          </table:table-cell>
          <table:table-cell table:formula="of:=IF(IF(LEFT(TRIM([$Translations.$B281]);LEN([.D$1]))=[.D$1];&quot;Yes&quot;;&quot;No&quot;)=IF(LEFT(TRIM([$Translations.$C281]);LEN([.D$1]))=[.D$1];&quot;Yes&quot;;&quot;No&quot;);&quot;&quot;;&quot;NO&quot;)">
            <text:p/>
          </table:table-cell>
          <table:table-cell table:formula="of:=IF(IF(LEFT(TRIM([$Translations.$B281]);LEN([.E$1]))=[.E$1];&quot;Yes&quot;;&quot;No&quot;)=IF(LEFT(TRIM([$Translations.$C281]);LEN([.E$1]))=[.E$1];&quot;Yes&quot;;&quot;No&quot;);&quot;&quot;;&quot;NO&quot;)">
            <text:p/>
          </table:table-cell>
          <table:table-cell table:formula="of:=IF(IF(LEFT(TRIM([$Translations.$B281]);LEN([.F$1]))=[.F$1];&quot;Yes&quot;;&quot;No&quot;)=IF(LEFT(TRIM([$Translations.$C281]);LEN([.F$1]))=[.F$1];&quot;Yes&quot;;&quot;No&quot;);&quot;&quot;;&quot;NO&quot;)">
            <text:p/>
          </table:table-cell>
          <table:table-cell table:formula="of:=IF(IF(LEFT(TRIM([$Translations.$B281]);LEN([.G$1]))=[.G$1];&quot;Yes&quot;;&quot;No&quot;)=IF(LEFT(TRIM([$Translations.$C281]);LEN([.G$1]))=[.G$1];&quot;Yes&quot;;&quot;No&quot;);&quot;&quot;;&quot;NO&quot;)">
            <text:p/>
          </table:table-cell>
        </table:table-row>
        <table:table-row table:style-name="ro8">
          <table:table-cell table:formula="of:=IF(IF(LEFT(TRIM([$Translations.$B282]);LEN([.A$1]))=[.A$1];&quot;Yes&quot;;&quot;No&quot;)=IF(LEFT(TRIM([$Translations.$C282]);LEN([.A$1]))=[.A$1];&quot;Yes&quot;;&quot;No&quot;);&quot;&quot;;&quot;NO&quot;)">
            <text:p/>
          </table:table-cell>
          <table:table-cell table:formula="of:=IF(IF(LEFT(TRIM([$Translations.$B282]);LEN([.B$1]))=[.B$1];&quot;Yes&quot;;&quot;No&quot;)=IF(LEFT(TRIM([$Translations.$C282]);LEN([.B$1]))=[.B$1];&quot;Yes&quot;;&quot;No&quot;);&quot;&quot;;&quot;NO&quot;)">
            <text:p/>
          </table:table-cell>
          <table:table-cell table:formula="of:=IF(IF(LEFT(TRIM([$Translations.$B282]);LEN([.C$1]))=[.C$1];&quot;Yes&quot;;&quot;No&quot;)=IF(LEFT(TRIM([$Translations.$C282]);LEN([.C$1]))=[.C$1];&quot;Yes&quot;;&quot;No&quot;);&quot;&quot;;&quot;NO&quot;)">
            <text:p/>
          </table:table-cell>
          <table:table-cell table:formula="of:=IF(IF(LEFT(TRIM([$Translations.$B282]);LEN([.D$1]))=[.D$1];&quot;Yes&quot;;&quot;No&quot;)=IF(LEFT(TRIM([$Translations.$C282]);LEN([.D$1]))=[.D$1];&quot;Yes&quot;;&quot;No&quot;);&quot;&quot;;&quot;NO&quot;)">
            <text:p/>
          </table:table-cell>
          <table:table-cell table:formula="of:=IF(IF(LEFT(TRIM([$Translations.$B282]);LEN([.E$1]))=[.E$1];&quot;Yes&quot;;&quot;No&quot;)=IF(LEFT(TRIM([$Translations.$C282]);LEN([.E$1]))=[.E$1];&quot;Yes&quot;;&quot;No&quot;);&quot;&quot;;&quot;NO&quot;)">
            <text:p/>
          </table:table-cell>
          <table:table-cell table:formula="of:=IF(IF(LEFT(TRIM([$Translations.$B282]);LEN([.F$1]))=[.F$1];&quot;Yes&quot;;&quot;No&quot;)=IF(LEFT(TRIM([$Translations.$C282]);LEN([.F$1]))=[.F$1];&quot;Yes&quot;;&quot;No&quot;);&quot;&quot;;&quot;NO&quot;)">
            <text:p/>
          </table:table-cell>
          <table:table-cell table:formula="of:=IF(IF(LEFT(TRIM([$Translations.$B282]);LEN([.G$1]))=[.G$1];&quot;Yes&quot;;&quot;No&quot;)=IF(LEFT(TRIM([$Translations.$C282]);LEN([.G$1]))=[.G$1];&quot;Yes&quot;;&quot;No&quot;);&quot;&quot;;&quot;NO&quot;)">
            <text:p/>
          </table:table-cell>
        </table:table-row>
        <table:table-row table:style-name="ro8">
          <table:table-cell table:formula="of:=IF(IF(LEFT(TRIM([$Translations.$B283]);LEN([.A$1]))=[.A$1];&quot;Yes&quot;;&quot;No&quot;)=IF(LEFT(TRIM([$Translations.$C283]);LEN([.A$1]))=[.A$1];&quot;Yes&quot;;&quot;No&quot;);&quot;&quot;;&quot;NO&quot;)">
            <text:p/>
          </table:table-cell>
          <table:table-cell table:formula="of:=IF(IF(LEFT(TRIM([$Translations.$B283]);LEN([.B$1]))=[.B$1];&quot;Yes&quot;;&quot;No&quot;)=IF(LEFT(TRIM([$Translations.$C283]);LEN([.B$1]))=[.B$1];&quot;Yes&quot;;&quot;No&quot;);&quot;&quot;;&quot;NO&quot;)">
            <text:p/>
          </table:table-cell>
          <table:table-cell table:formula="of:=IF(IF(LEFT(TRIM([$Translations.$B283]);LEN([.C$1]))=[.C$1];&quot;Yes&quot;;&quot;No&quot;)=IF(LEFT(TRIM([$Translations.$C283]);LEN([.C$1]))=[.C$1];&quot;Yes&quot;;&quot;No&quot;);&quot;&quot;;&quot;NO&quot;)">
            <text:p/>
          </table:table-cell>
          <table:table-cell table:formula="of:=IF(IF(LEFT(TRIM([$Translations.$B283]);LEN([.D$1]))=[.D$1];&quot;Yes&quot;;&quot;No&quot;)=IF(LEFT(TRIM([$Translations.$C283]);LEN([.D$1]))=[.D$1];&quot;Yes&quot;;&quot;No&quot;);&quot;&quot;;&quot;NO&quot;)">
            <text:p/>
          </table:table-cell>
          <table:table-cell table:formula="of:=IF(IF(LEFT(TRIM([$Translations.$B283]);LEN([.E$1]))=[.E$1];&quot;Yes&quot;;&quot;No&quot;)=IF(LEFT(TRIM([$Translations.$C283]);LEN([.E$1]))=[.E$1];&quot;Yes&quot;;&quot;No&quot;);&quot;&quot;;&quot;NO&quot;)">
            <text:p/>
          </table:table-cell>
          <table:table-cell table:formula="of:=IF(IF(LEFT(TRIM([$Translations.$B283]);LEN([.F$1]))=[.F$1];&quot;Yes&quot;;&quot;No&quot;)=IF(LEFT(TRIM([$Translations.$C283]);LEN([.F$1]))=[.F$1];&quot;Yes&quot;;&quot;No&quot;);&quot;&quot;;&quot;NO&quot;)">
            <text:p/>
          </table:table-cell>
          <table:table-cell table:formula="of:=IF(IF(LEFT(TRIM([$Translations.$B283]);LEN([.G$1]))=[.G$1];&quot;Yes&quot;;&quot;No&quot;)=IF(LEFT(TRIM([$Translations.$C283]);LEN([.G$1]))=[.G$1];&quot;Yes&quot;;&quot;No&quot;);&quot;&quot;;&quot;NO&quot;)">
            <text:p/>
          </table:table-cell>
        </table:table-row>
        <table:table-row table:style-name="ro8">
          <table:table-cell table:formula="of:=IF(IF(LEFT(TRIM([$Translations.$B284]);LEN([.A$1]))=[.A$1];&quot;Yes&quot;;&quot;No&quot;)=IF(LEFT(TRIM([$Translations.$C284]);LEN([.A$1]))=[.A$1];&quot;Yes&quot;;&quot;No&quot;);&quot;&quot;;&quot;NO&quot;)">
            <text:p/>
          </table:table-cell>
          <table:table-cell table:formula="of:=IF(IF(LEFT(TRIM([$Translations.$B284]);LEN([.B$1]))=[.B$1];&quot;Yes&quot;;&quot;No&quot;)=IF(LEFT(TRIM([$Translations.$C284]);LEN([.B$1]))=[.B$1];&quot;Yes&quot;;&quot;No&quot;);&quot;&quot;;&quot;NO&quot;)">
            <text:p/>
          </table:table-cell>
          <table:table-cell table:formula="of:=IF(IF(LEFT(TRIM([$Translations.$B284]);LEN([.C$1]))=[.C$1];&quot;Yes&quot;;&quot;No&quot;)=IF(LEFT(TRIM([$Translations.$C284]);LEN([.C$1]))=[.C$1];&quot;Yes&quot;;&quot;No&quot;);&quot;&quot;;&quot;NO&quot;)">
            <text:p/>
          </table:table-cell>
          <table:table-cell table:formula="of:=IF(IF(LEFT(TRIM([$Translations.$B284]);LEN([.D$1]))=[.D$1];&quot;Yes&quot;;&quot;No&quot;)=IF(LEFT(TRIM([$Translations.$C284]);LEN([.D$1]))=[.D$1];&quot;Yes&quot;;&quot;No&quot;);&quot;&quot;;&quot;NO&quot;)">
            <text:p/>
          </table:table-cell>
          <table:table-cell table:formula="of:=IF(IF(LEFT(TRIM([$Translations.$B284]);LEN([.E$1]))=[.E$1];&quot;Yes&quot;;&quot;No&quot;)=IF(LEFT(TRIM([$Translations.$C284]);LEN([.E$1]))=[.E$1];&quot;Yes&quot;;&quot;No&quot;);&quot;&quot;;&quot;NO&quot;)">
            <text:p/>
          </table:table-cell>
          <table:table-cell table:formula="of:=IF(IF(LEFT(TRIM([$Translations.$B284]);LEN([.F$1]))=[.F$1];&quot;Yes&quot;;&quot;No&quot;)=IF(LEFT(TRIM([$Translations.$C284]);LEN([.F$1]))=[.F$1];&quot;Yes&quot;;&quot;No&quot;);&quot;&quot;;&quot;NO&quot;)">
            <text:p/>
          </table:table-cell>
          <table:table-cell table:formula="of:=IF(IF(LEFT(TRIM([$Translations.$B284]);LEN([.G$1]))=[.G$1];&quot;Yes&quot;;&quot;No&quot;)=IF(LEFT(TRIM([$Translations.$C284]);LEN([.G$1]))=[.G$1];&quot;Yes&quot;;&quot;No&quot;);&quot;&quot;;&quot;NO&quot;)">
            <text:p/>
          </table:table-cell>
        </table:table-row>
        <table:table-row table:style-name="ro8">
          <table:table-cell table:formula="of:=IF(IF(LEFT(TRIM([$Translations.$B285]);LEN([.A$1]))=[.A$1];&quot;Yes&quot;;&quot;No&quot;)=IF(LEFT(TRIM([$Translations.$C285]);LEN([.A$1]))=[.A$1];&quot;Yes&quot;;&quot;No&quot;);&quot;&quot;;&quot;NO&quot;)">
            <text:p/>
          </table:table-cell>
          <table:table-cell table:formula="of:=IF(IF(LEFT(TRIM([$Translations.$B285]);LEN([.B$1]))=[.B$1];&quot;Yes&quot;;&quot;No&quot;)=IF(LEFT(TRIM([$Translations.$C285]);LEN([.B$1]))=[.B$1];&quot;Yes&quot;;&quot;No&quot;);&quot;&quot;;&quot;NO&quot;)">
            <text:p/>
          </table:table-cell>
          <table:table-cell table:formula="of:=IF(IF(LEFT(TRIM([$Translations.$B285]);LEN([.C$1]))=[.C$1];&quot;Yes&quot;;&quot;No&quot;)=IF(LEFT(TRIM([$Translations.$C285]);LEN([.C$1]))=[.C$1];&quot;Yes&quot;;&quot;No&quot;);&quot;&quot;;&quot;NO&quot;)">
            <text:p/>
          </table:table-cell>
          <table:table-cell table:formula="of:=IF(IF(LEFT(TRIM([$Translations.$B285]);LEN([.D$1]))=[.D$1];&quot;Yes&quot;;&quot;No&quot;)=IF(LEFT(TRIM([$Translations.$C285]);LEN([.D$1]))=[.D$1];&quot;Yes&quot;;&quot;No&quot;);&quot;&quot;;&quot;NO&quot;)">
            <text:p/>
          </table:table-cell>
          <table:table-cell table:formula="of:=IF(IF(LEFT(TRIM([$Translations.$B285]);LEN([.E$1]))=[.E$1];&quot;Yes&quot;;&quot;No&quot;)=IF(LEFT(TRIM([$Translations.$C285]);LEN([.E$1]))=[.E$1];&quot;Yes&quot;;&quot;No&quot;);&quot;&quot;;&quot;NO&quot;)">
            <text:p/>
          </table:table-cell>
          <table:table-cell table:formula="of:=IF(IF(LEFT(TRIM([$Translations.$B285]);LEN([.F$1]))=[.F$1];&quot;Yes&quot;;&quot;No&quot;)=IF(LEFT(TRIM([$Translations.$C285]);LEN([.F$1]))=[.F$1];&quot;Yes&quot;;&quot;No&quot;);&quot;&quot;;&quot;NO&quot;)">
            <text:p/>
          </table:table-cell>
          <table:table-cell table:formula="of:=IF(IF(LEFT(TRIM([$Translations.$B285]);LEN([.G$1]))=[.G$1];&quot;Yes&quot;;&quot;No&quot;)=IF(LEFT(TRIM([$Translations.$C285]);LEN([.G$1]))=[.G$1];&quot;Yes&quot;;&quot;No&quot;);&quot;&quot;;&quot;NO&quot;)">
            <text:p/>
          </table:table-cell>
        </table:table-row>
        <table:table-row table:style-name="ro8">
          <table:table-cell table:formula="of:=IF(IF(LEFT(TRIM([$Translations.$B286]);LEN([.A$1]))=[.A$1];&quot;Yes&quot;;&quot;No&quot;)=IF(LEFT(TRIM([$Translations.$C286]);LEN([.A$1]))=[.A$1];&quot;Yes&quot;;&quot;No&quot;);&quot;&quot;;&quot;NO&quot;)">
            <text:p/>
          </table:table-cell>
          <table:table-cell table:formula="of:=IF(IF(LEFT(TRIM([$Translations.$B286]);LEN([.B$1]))=[.B$1];&quot;Yes&quot;;&quot;No&quot;)=IF(LEFT(TRIM([$Translations.$C286]);LEN([.B$1]))=[.B$1];&quot;Yes&quot;;&quot;No&quot;);&quot;&quot;;&quot;NO&quot;)">
            <text:p/>
          </table:table-cell>
          <table:table-cell table:formula="of:=IF(IF(LEFT(TRIM([$Translations.$B286]);LEN([.C$1]))=[.C$1];&quot;Yes&quot;;&quot;No&quot;)=IF(LEFT(TRIM([$Translations.$C286]);LEN([.C$1]))=[.C$1];&quot;Yes&quot;;&quot;No&quot;);&quot;&quot;;&quot;NO&quot;)">
            <text:p/>
          </table:table-cell>
          <table:table-cell table:formula="of:=IF(IF(LEFT(TRIM([$Translations.$B286]);LEN([.D$1]))=[.D$1];&quot;Yes&quot;;&quot;No&quot;)=IF(LEFT(TRIM([$Translations.$C286]);LEN([.D$1]))=[.D$1];&quot;Yes&quot;;&quot;No&quot;);&quot;&quot;;&quot;NO&quot;)">
            <text:p/>
          </table:table-cell>
          <table:table-cell table:formula="of:=IF(IF(LEFT(TRIM([$Translations.$B286]);LEN([.E$1]))=[.E$1];&quot;Yes&quot;;&quot;No&quot;)=IF(LEFT(TRIM([$Translations.$C286]);LEN([.E$1]))=[.E$1];&quot;Yes&quot;;&quot;No&quot;);&quot;&quot;;&quot;NO&quot;)">
            <text:p/>
          </table:table-cell>
          <table:table-cell table:formula="of:=IF(IF(LEFT(TRIM([$Translations.$B286]);LEN([.F$1]))=[.F$1];&quot;Yes&quot;;&quot;No&quot;)=IF(LEFT(TRIM([$Translations.$C286]);LEN([.F$1]))=[.F$1];&quot;Yes&quot;;&quot;No&quot;);&quot;&quot;;&quot;NO&quot;)">
            <text:p/>
          </table:table-cell>
          <table:table-cell table:formula="of:=IF(IF(LEFT(TRIM([$Translations.$B286]);LEN([.G$1]))=[.G$1];&quot;Yes&quot;;&quot;No&quot;)=IF(LEFT(TRIM([$Translations.$C286]);LEN([.G$1]))=[.G$1];&quot;Yes&quot;;&quot;No&quot;);&quot;&quot;;&quot;NO&quot;)">
            <text:p/>
          </table:table-cell>
        </table:table-row>
        <table:table-row table:style-name="ro8">
          <table:table-cell table:formula="of:=IF(IF(LEFT(TRIM([$Translations.$B287]);LEN([.A$1]))=[.A$1];&quot;Yes&quot;;&quot;No&quot;)=IF(LEFT(TRIM([$Translations.$C287]);LEN([.A$1]))=[.A$1];&quot;Yes&quot;;&quot;No&quot;);&quot;&quot;;&quot;NO&quot;)">
            <text:p/>
          </table:table-cell>
          <table:table-cell table:formula="of:=IF(IF(LEFT(TRIM([$Translations.$B287]);LEN([.B$1]))=[.B$1];&quot;Yes&quot;;&quot;No&quot;)=IF(LEFT(TRIM([$Translations.$C287]);LEN([.B$1]))=[.B$1];&quot;Yes&quot;;&quot;No&quot;);&quot;&quot;;&quot;NO&quot;)">
            <text:p/>
          </table:table-cell>
          <table:table-cell table:formula="of:=IF(IF(LEFT(TRIM([$Translations.$B287]);LEN([.C$1]))=[.C$1];&quot;Yes&quot;;&quot;No&quot;)=IF(LEFT(TRIM([$Translations.$C287]);LEN([.C$1]))=[.C$1];&quot;Yes&quot;;&quot;No&quot;);&quot;&quot;;&quot;NO&quot;)">
            <text:p/>
          </table:table-cell>
          <table:table-cell table:formula="of:=IF(IF(LEFT(TRIM([$Translations.$B287]);LEN([.D$1]))=[.D$1];&quot;Yes&quot;;&quot;No&quot;)=IF(LEFT(TRIM([$Translations.$C287]);LEN([.D$1]))=[.D$1];&quot;Yes&quot;;&quot;No&quot;);&quot;&quot;;&quot;NO&quot;)">
            <text:p/>
          </table:table-cell>
          <table:table-cell table:formula="of:=IF(IF(LEFT(TRIM([$Translations.$B287]);LEN([.E$1]))=[.E$1];&quot;Yes&quot;;&quot;No&quot;)=IF(LEFT(TRIM([$Translations.$C287]);LEN([.E$1]))=[.E$1];&quot;Yes&quot;;&quot;No&quot;);&quot;&quot;;&quot;NO&quot;)">
            <text:p/>
          </table:table-cell>
          <table:table-cell table:formula="of:=IF(IF(LEFT(TRIM([$Translations.$B287]);LEN([.F$1]))=[.F$1];&quot;Yes&quot;;&quot;No&quot;)=IF(LEFT(TRIM([$Translations.$C287]);LEN([.F$1]))=[.F$1];&quot;Yes&quot;;&quot;No&quot;);&quot;&quot;;&quot;NO&quot;)">
            <text:p/>
          </table:table-cell>
          <table:table-cell table:formula="of:=IF(IF(LEFT(TRIM([$Translations.$B287]);LEN([.G$1]))=[.G$1];&quot;Yes&quot;;&quot;No&quot;)=IF(LEFT(TRIM([$Translations.$C287]);LEN([.G$1]))=[.G$1];&quot;Yes&quot;;&quot;No&quot;);&quot;&quot;;&quot;NO&quot;)">
            <text:p/>
          </table:table-cell>
        </table:table-row>
        <table:table-row table:style-name="ro8">
          <table:table-cell table:formula="of:=IF(IF(LEFT(TRIM([$Translations.$B288]);LEN([.A$1]))=[.A$1];&quot;Yes&quot;;&quot;No&quot;)=IF(LEFT(TRIM([$Translations.$C288]);LEN([.A$1]))=[.A$1];&quot;Yes&quot;;&quot;No&quot;);&quot;&quot;;&quot;NO&quot;)">
            <text:p/>
          </table:table-cell>
          <table:table-cell table:formula="of:=IF(IF(LEFT(TRIM([$Translations.$B288]);LEN([.B$1]))=[.B$1];&quot;Yes&quot;;&quot;No&quot;)=IF(LEFT(TRIM([$Translations.$C288]);LEN([.B$1]))=[.B$1];&quot;Yes&quot;;&quot;No&quot;);&quot;&quot;;&quot;NO&quot;)">
            <text:p/>
          </table:table-cell>
          <table:table-cell table:formula="of:=IF(IF(LEFT(TRIM([$Translations.$B288]);LEN([.C$1]))=[.C$1];&quot;Yes&quot;;&quot;No&quot;)=IF(LEFT(TRIM([$Translations.$C288]);LEN([.C$1]))=[.C$1];&quot;Yes&quot;;&quot;No&quot;);&quot;&quot;;&quot;NO&quot;)">
            <text:p/>
          </table:table-cell>
          <table:table-cell table:formula="of:=IF(IF(LEFT(TRIM([$Translations.$B288]);LEN([.D$1]))=[.D$1];&quot;Yes&quot;;&quot;No&quot;)=IF(LEFT(TRIM([$Translations.$C288]);LEN([.D$1]))=[.D$1];&quot;Yes&quot;;&quot;No&quot;);&quot;&quot;;&quot;NO&quot;)">
            <text:p/>
          </table:table-cell>
          <table:table-cell table:formula="of:=IF(IF(LEFT(TRIM([$Translations.$B288]);LEN([.E$1]))=[.E$1];&quot;Yes&quot;;&quot;No&quot;)=IF(LEFT(TRIM([$Translations.$C288]);LEN([.E$1]))=[.E$1];&quot;Yes&quot;;&quot;No&quot;);&quot;&quot;;&quot;NO&quot;)">
            <text:p/>
          </table:table-cell>
          <table:table-cell table:formula="of:=IF(IF(LEFT(TRIM([$Translations.$B288]);LEN([.F$1]))=[.F$1];&quot;Yes&quot;;&quot;No&quot;)=IF(LEFT(TRIM([$Translations.$C288]);LEN([.F$1]))=[.F$1];&quot;Yes&quot;;&quot;No&quot;);&quot;&quot;;&quot;NO&quot;)">
            <text:p/>
          </table:table-cell>
          <table:table-cell table:formula="of:=IF(IF(LEFT(TRIM([$Translations.$B288]);LEN([.G$1]))=[.G$1];&quot;Yes&quot;;&quot;No&quot;)=IF(LEFT(TRIM([$Translations.$C288]);LEN([.G$1]))=[.G$1];&quot;Yes&quot;;&quot;No&quot;);&quot;&quot;;&quot;NO&quot;)">
            <text:p/>
          </table:table-cell>
        </table:table-row>
        <table:table-row table:style-name="ro8">
          <table:table-cell table:formula="of:=IF(IF(LEFT(TRIM([$Translations.$B289]);LEN([.A$1]))=[.A$1];&quot;Yes&quot;;&quot;No&quot;)=IF(LEFT(TRIM([$Translations.$C289]);LEN([.A$1]))=[.A$1];&quot;Yes&quot;;&quot;No&quot;);&quot;&quot;;&quot;NO&quot;)">
            <text:p/>
          </table:table-cell>
          <table:table-cell table:formula="of:=IF(IF(LEFT(TRIM([$Translations.$B289]);LEN([.B$1]))=[.B$1];&quot;Yes&quot;;&quot;No&quot;)=IF(LEFT(TRIM([$Translations.$C289]);LEN([.B$1]))=[.B$1];&quot;Yes&quot;;&quot;No&quot;);&quot;&quot;;&quot;NO&quot;)">
            <text:p/>
          </table:table-cell>
          <table:table-cell table:formula="of:=IF(IF(LEFT(TRIM([$Translations.$B289]);LEN([.C$1]))=[.C$1];&quot;Yes&quot;;&quot;No&quot;)=IF(LEFT(TRIM([$Translations.$C289]);LEN([.C$1]))=[.C$1];&quot;Yes&quot;;&quot;No&quot;);&quot;&quot;;&quot;NO&quot;)">
            <text:p/>
          </table:table-cell>
          <table:table-cell table:formula="of:=IF(IF(LEFT(TRIM([$Translations.$B289]);LEN([.D$1]))=[.D$1];&quot;Yes&quot;;&quot;No&quot;)=IF(LEFT(TRIM([$Translations.$C289]);LEN([.D$1]))=[.D$1];&quot;Yes&quot;;&quot;No&quot;);&quot;&quot;;&quot;NO&quot;)">
            <text:p/>
          </table:table-cell>
          <table:table-cell table:formula="of:=IF(IF(LEFT(TRIM([$Translations.$B289]);LEN([.E$1]))=[.E$1];&quot;Yes&quot;;&quot;No&quot;)=IF(LEFT(TRIM([$Translations.$C289]);LEN([.E$1]))=[.E$1];&quot;Yes&quot;;&quot;No&quot;);&quot;&quot;;&quot;NO&quot;)">
            <text:p/>
          </table:table-cell>
          <table:table-cell table:formula="of:=IF(IF(LEFT(TRIM([$Translations.$B289]);LEN([.F$1]))=[.F$1];&quot;Yes&quot;;&quot;No&quot;)=IF(LEFT(TRIM([$Translations.$C289]);LEN([.F$1]))=[.F$1];&quot;Yes&quot;;&quot;No&quot;);&quot;&quot;;&quot;NO&quot;)">
            <text:p/>
          </table:table-cell>
          <table:table-cell table:formula="of:=IF(IF(LEFT(TRIM([$Translations.$B289]);LEN([.G$1]))=[.G$1];&quot;Yes&quot;;&quot;No&quot;)=IF(LEFT(TRIM([$Translations.$C289]);LEN([.G$1]))=[.G$1];&quot;Yes&quot;;&quot;No&quot;);&quot;&quot;;&quot;NO&quot;)">
            <text:p/>
          </table:table-cell>
        </table:table-row>
        <table:table-row table:style-name="ro8">
          <table:table-cell table:formula="of:=IF(IF(LEFT(TRIM([$Translations.$B290]);LEN([.A$1]))=[.A$1];&quot;Yes&quot;;&quot;No&quot;)=IF(LEFT(TRIM([$Translations.$C290]);LEN([.A$1]))=[.A$1];&quot;Yes&quot;;&quot;No&quot;);&quot;&quot;;&quot;NO&quot;)">
            <text:p/>
          </table:table-cell>
          <table:table-cell table:formula="of:=IF(IF(LEFT(TRIM([$Translations.$B290]);LEN([.B$1]))=[.B$1];&quot;Yes&quot;;&quot;No&quot;)=IF(LEFT(TRIM([$Translations.$C290]);LEN([.B$1]))=[.B$1];&quot;Yes&quot;;&quot;No&quot;);&quot;&quot;;&quot;NO&quot;)">
            <text:p/>
          </table:table-cell>
          <table:table-cell table:formula="of:=IF(IF(LEFT(TRIM([$Translations.$B290]);LEN([.C$1]))=[.C$1];&quot;Yes&quot;;&quot;No&quot;)=IF(LEFT(TRIM([$Translations.$C290]);LEN([.C$1]))=[.C$1];&quot;Yes&quot;;&quot;No&quot;);&quot;&quot;;&quot;NO&quot;)">
            <text:p/>
          </table:table-cell>
          <table:table-cell table:formula="of:=IF(IF(LEFT(TRIM([$Translations.$B290]);LEN([.D$1]))=[.D$1];&quot;Yes&quot;;&quot;No&quot;)=IF(LEFT(TRIM([$Translations.$C290]);LEN([.D$1]))=[.D$1];&quot;Yes&quot;;&quot;No&quot;);&quot;&quot;;&quot;NO&quot;)">
            <text:p/>
          </table:table-cell>
          <table:table-cell table:formula="of:=IF(IF(LEFT(TRIM([$Translations.$B290]);LEN([.E$1]))=[.E$1];&quot;Yes&quot;;&quot;No&quot;)=IF(LEFT(TRIM([$Translations.$C290]);LEN([.E$1]))=[.E$1];&quot;Yes&quot;;&quot;No&quot;);&quot;&quot;;&quot;NO&quot;)">
            <text:p/>
          </table:table-cell>
          <table:table-cell table:formula="of:=IF(IF(LEFT(TRIM([$Translations.$B290]);LEN([.F$1]))=[.F$1];&quot;Yes&quot;;&quot;No&quot;)=IF(LEFT(TRIM([$Translations.$C290]);LEN([.F$1]))=[.F$1];&quot;Yes&quot;;&quot;No&quot;);&quot;&quot;;&quot;NO&quot;)">
            <text:p/>
          </table:table-cell>
          <table:table-cell table:formula="of:=IF(IF(LEFT(TRIM([$Translations.$B290]);LEN([.G$1]))=[.G$1];&quot;Yes&quot;;&quot;No&quot;)=IF(LEFT(TRIM([$Translations.$C290]);LEN([.G$1]))=[.G$1];&quot;Yes&quot;;&quot;No&quot;);&quot;&quot;;&quot;NO&quot;)">
            <text:p/>
          </table:table-cell>
        </table:table-row>
        <table:table-row table:style-name="ro8">
          <table:table-cell table:formula="of:=IF(IF(LEFT(TRIM([$Translations.$B291]);LEN([.A$1]))=[.A$1];&quot;Yes&quot;;&quot;No&quot;)=IF(LEFT(TRIM([$Translations.$C291]);LEN([.A$1]))=[.A$1];&quot;Yes&quot;;&quot;No&quot;);&quot;&quot;;&quot;NO&quot;)">
            <text:p/>
          </table:table-cell>
          <table:table-cell table:formula="of:=IF(IF(LEFT(TRIM([$Translations.$B291]);LEN([.B$1]))=[.B$1];&quot;Yes&quot;;&quot;No&quot;)=IF(LEFT(TRIM([$Translations.$C291]);LEN([.B$1]))=[.B$1];&quot;Yes&quot;;&quot;No&quot;);&quot;&quot;;&quot;NO&quot;)">
            <text:p/>
          </table:table-cell>
          <table:table-cell table:formula="of:=IF(IF(LEFT(TRIM([$Translations.$B291]);LEN([.C$1]))=[.C$1];&quot;Yes&quot;;&quot;No&quot;)=IF(LEFT(TRIM([$Translations.$C291]);LEN([.C$1]))=[.C$1];&quot;Yes&quot;;&quot;No&quot;);&quot;&quot;;&quot;NO&quot;)">
            <text:p/>
          </table:table-cell>
          <table:table-cell table:formula="of:=IF(IF(LEFT(TRIM([$Translations.$B291]);LEN([.D$1]))=[.D$1];&quot;Yes&quot;;&quot;No&quot;)=IF(LEFT(TRIM([$Translations.$C291]);LEN([.D$1]))=[.D$1];&quot;Yes&quot;;&quot;No&quot;);&quot;&quot;;&quot;NO&quot;)">
            <text:p/>
          </table:table-cell>
          <table:table-cell table:formula="of:=IF(IF(LEFT(TRIM([$Translations.$B291]);LEN([.E$1]))=[.E$1];&quot;Yes&quot;;&quot;No&quot;)=IF(LEFT(TRIM([$Translations.$C291]);LEN([.E$1]))=[.E$1];&quot;Yes&quot;;&quot;No&quot;);&quot;&quot;;&quot;NO&quot;)">
            <text:p/>
          </table:table-cell>
          <table:table-cell table:formula="of:=IF(IF(LEFT(TRIM([$Translations.$B291]);LEN([.F$1]))=[.F$1];&quot;Yes&quot;;&quot;No&quot;)=IF(LEFT(TRIM([$Translations.$C291]);LEN([.F$1]))=[.F$1];&quot;Yes&quot;;&quot;No&quot;);&quot;&quot;;&quot;NO&quot;)">
            <text:p/>
          </table:table-cell>
          <table:table-cell table:formula="of:=IF(IF(LEFT(TRIM([$Translations.$B291]);LEN([.G$1]))=[.G$1];&quot;Yes&quot;;&quot;No&quot;)=IF(LEFT(TRIM([$Translations.$C291]);LEN([.G$1]))=[.G$1];&quot;Yes&quot;;&quot;No&quot;);&quot;&quot;;&quot;NO&quot;)">
            <text:p/>
          </table:table-cell>
        </table:table-row>
        <table:table-row table:style-name="ro8">
          <table:table-cell table:formula="of:=IF(IF(LEFT(TRIM([$Translations.$B292]);LEN([.A$1]))=[.A$1];&quot;Yes&quot;;&quot;No&quot;)=IF(LEFT(TRIM([$Translations.$C292]);LEN([.A$1]))=[.A$1];&quot;Yes&quot;;&quot;No&quot;);&quot;&quot;;&quot;NO&quot;)">
            <text:p/>
          </table:table-cell>
          <table:table-cell table:formula="of:=IF(IF(LEFT(TRIM([$Translations.$B292]);LEN([.B$1]))=[.B$1];&quot;Yes&quot;;&quot;No&quot;)=IF(LEFT(TRIM([$Translations.$C292]);LEN([.B$1]))=[.B$1];&quot;Yes&quot;;&quot;No&quot;);&quot;&quot;;&quot;NO&quot;)">
            <text:p/>
          </table:table-cell>
          <table:table-cell table:formula="of:=IF(IF(LEFT(TRIM([$Translations.$B292]);LEN([.C$1]))=[.C$1];&quot;Yes&quot;;&quot;No&quot;)=IF(LEFT(TRIM([$Translations.$C292]);LEN([.C$1]))=[.C$1];&quot;Yes&quot;;&quot;No&quot;);&quot;&quot;;&quot;NO&quot;)">
            <text:p/>
          </table:table-cell>
          <table:table-cell table:formula="of:=IF(IF(LEFT(TRIM([$Translations.$B292]);LEN([.D$1]))=[.D$1];&quot;Yes&quot;;&quot;No&quot;)=IF(LEFT(TRIM([$Translations.$C292]);LEN([.D$1]))=[.D$1];&quot;Yes&quot;;&quot;No&quot;);&quot;&quot;;&quot;NO&quot;)">
            <text:p/>
          </table:table-cell>
          <table:table-cell table:formula="of:=IF(IF(LEFT(TRIM([$Translations.$B292]);LEN([.E$1]))=[.E$1];&quot;Yes&quot;;&quot;No&quot;)=IF(LEFT(TRIM([$Translations.$C292]);LEN([.E$1]))=[.E$1];&quot;Yes&quot;;&quot;No&quot;);&quot;&quot;;&quot;NO&quot;)">
            <text:p/>
          </table:table-cell>
          <table:table-cell table:formula="of:=IF(IF(LEFT(TRIM([$Translations.$B292]);LEN([.F$1]))=[.F$1];&quot;Yes&quot;;&quot;No&quot;)=IF(LEFT(TRIM([$Translations.$C292]);LEN([.F$1]))=[.F$1];&quot;Yes&quot;;&quot;No&quot;);&quot;&quot;;&quot;NO&quot;)">
            <text:p/>
          </table:table-cell>
          <table:table-cell table:formula="of:=IF(IF(LEFT(TRIM([$Translations.$B292]);LEN([.G$1]))=[.G$1];&quot;Yes&quot;;&quot;No&quot;)=IF(LEFT(TRIM([$Translations.$C292]);LEN([.G$1]))=[.G$1];&quot;Yes&quot;;&quot;No&quot;);&quot;&quot;;&quot;NO&quot;)">
            <text:p/>
          </table:table-cell>
        </table:table-row>
        <table:table-row table:style-name="ro8">
          <table:table-cell table:formula="of:=IF(IF(LEFT(TRIM([$Translations.$B293]);LEN([.A$1]))=[.A$1];&quot;Yes&quot;;&quot;No&quot;)=IF(LEFT(TRIM([$Translations.$C293]);LEN([.A$1]))=[.A$1];&quot;Yes&quot;;&quot;No&quot;);&quot;&quot;;&quot;NO&quot;)">
            <text:p/>
          </table:table-cell>
          <table:table-cell table:formula="of:=IF(IF(LEFT(TRIM([$Translations.$B293]);LEN([.B$1]))=[.B$1];&quot;Yes&quot;;&quot;No&quot;)=IF(LEFT(TRIM([$Translations.$C293]);LEN([.B$1]))=[.B$1];&quot;Yes&quot;;&quot;No&quot;);&quot;&quot;;&quot;NO&quot;)">
            <text:p/>
          </table:table-cell>
          <table:table-cell table:formula="of:=IF(IF(LEFT(TRIM([$Translations.$B293]);LEN([.C$1]))=[.C$1];&quot;Yes&quot;;&quot;No&quot;)=IF(LEFT(TRIM([$Translations.$C293]);LEN([.C$1]))=[.C$1];&quot;Yes&quot;;&quot;No&quot;);&quot;&quot;;&quot;NO&quot;)">
            <text:p/>
          </table:table-cell>
          <table:table-cell table:formula="of:=IF(IF(LEFT(TRIM([$Translations.$B293]);LEN([.D$1]))=[.D$1];&quot;Yes&quot;;&quot;No&quot;)=IF(LEFT(TRIM([$Translations.$C293]);LEN([.D$1]))=[.D$1];&quot;Yes&quot;;&quot;No&quot;);&quot;&quot;;&quot;NO&quot;)">
            <text:p/>
          </table:table-cell>
          <table:table-cell table:formula="of:=IF(IF(LEFT(TRIM([$Translations.$B293]);LEN([.E$1]))=[.E$1];&quot;Yes&quot;;&quot;No&quot;)=IF(LEFT(TRIM([$Translations.$C293]);LEN([.E$1]))=[.E$1];&quot;Yes&quot;;&quot;No&quot;);&quot;&quot;;&quot;NO&quot;)">
            <text:p/>
          </table:table-cell>
          <table:table-cell table:formula="of:=IF(IF(LEFT(TRIM([$Translations.$B293]);LEN([.F$1]))=[.F$1];&quot;Yes&quot;;&quot;No&quot;)=IF(LEFT(TRIM([$Translations.$C293]);LEN([.F$1]))=[.F$1];&quot;Yes&quot;;&quot;No&quot;);&quot;&quot;;&quot;NO&quot;)">
            <text:p/>
          </table:table-cell>
          <table:table-cell table:formula="of:=IF(IF(LEFT(TRIM([$Translations.$B293]);LEN([.G$1]))=[.G$1];&quot;Yes&quot;;&quot;No&quot;)=IF(LEFT(TRIM([$Translations.$C293]);LEN([.G$1]))=[.G$1];&quot;Yes&quot;;&quot;No&quot;);&quot;&quot;;&quot;NO&quot;)">
            <text:p/>
          </table:table-cell>
        </table:table-row>
        <table:table-row table:style-name="ro8">
          <table:table-cell table:formula="of:=IF(IF(LEFT(TRIM([$Translations.$B294]);LEN([.A$1]))=[.A$1];&quot;Yes&quot;;&quot;No&quot;)=IF(LEFT(TRIM([$Translations.$C294]);LEN([.A$1]))=[.A$1];&quot;Yes&quot;;&quot;No&quot;);&quot;&quot;;&quot;NO&quot;)">
            <text:p/>
          </table:table-cell>
          <table:table-cell table:formula="of:=IF(IF(LEFT(TRIM([$Translations.$B294]);LEN([.B$1]))=[.B$1];&quot;Yes&quot;;&quot;No&quot;)=IF(LEFT(TRIM([$Translations.$C294]);LEN([.B$1]))=[.B$1];&quot;Yes&quot;;&quot;No&quot;);&quot;&quot;;&quot;NO&quot;)">
            <text:p/>
          </table:table-cell>
          <table:table-cell table:formula="of:=IF(IF(LEFT(TRIM([$Translations.$B294]);LEN([.C$1]))=[.C$1];&quot;Yes&quot;;&quot;No&quot;)=IF(LEFT(TRIM([$Translations.$C294]);LEN([.C$1]))=[.C$1];&quot;Yes&quot;;&quot;No&quot;);&quot;&quot;;&quot;NO&quot;)">
            <text:p/>
          </table:table-cell>
          <table:table-cell table:formula="of:=IF(IF(LEFT(TRIM([$Translations.$B294]);LEN([.D$1]))=[.D$1];&quot;Yes&quot;;&quot;No&quot;)=IF(LEFT(TRIM([$Translations.$C294]);LEN([.D$1]))=[.D$1];&quot;Yes&quot;;&quot;No&quot;);&quot;&quot;;&quot;NO&quot;)">
            <text:p/>
          </table:table-cell>
          <table:table-cell table:formula="of:=IF(IF(LEFT(TRIM([$Translations.$B294]);LEN([.E$1]))=[.E$1];&quot;Yes&quot;;&quot;No&quot;)=IF(LEFT(TRIM([$Translations.$C294]);LEN([.E$1]))=[.E$1];&quot;Yes&quot;;&quot;No&quot;);&quot;&quot;;&quot;NO&quot;)">
            <text:p/>
          </table:table-cell>
          <table:table-cell table:formula="of:=IF(IF(LEFT(TRIM([$Translations.$B294]);LEN([.F$1]))=[.F$1];&quot;Yes&quot;;&quot;No&quot;)=IF(LEFT(TRIM([$Translations.$C294]);LEN([.F$1]))=[.F$1];&quot;Yes&quot;;&quot;No&quot;);&quot;&quot;;&quot;NO&quot;)">
            <text:p/>
          </table:table-cell>
          <table:table-cell table:formula="of:=IF(IF(LEFT(TRIM([$Translations.$B294]);LEN([.G$1]))=[.G$1];&quot;Yes&quot;;&quot;No&quot;)=IF(LEFT(TRIM([$Translations.$C294]);LEN([.G$1]))=[.G$1];&quot;Yes&quot;;&quot;No&quot;);&quot;&quot;;&quot;NO&quot;)">
            <text:p/>
          </table:table-cell>
        </table:table-row>
        <table:table-row table:style-name="ro8">
          <table:table-cell table:formula="of:=IF(IF(LEFT(TRIM([$Translations.$B295]);LEN([.A$1]))=[.A$1];&quot;Yes&quot;;&quot;No&quot;)=IF(LEFT(TRIM([$Translations.$C295]);LEN([.A$1]))=[.A$1];&quot;Yes&quot;;&quot;No&quot;);&quot;&quot;;&quot;NO&quot;)">
            <text:p/>
          </table:table-cell>
          <table:table-cell table:formula="of:=IF(IF(LEFT(TRIM([$Translations.$B295]);LEN([.B$1]))=[.B$1];&quot;Yes&quot;;&quot;No&quot;)=IF(LEFT(TRIM([$Translations.$C295]);LEN([.B$1]))=[.B$1];&quot;Yes&quot;;&quot;No&quot;);&quot;&quot;;&quot;NO&quot;)">
            <text:p/>
          </table:table-cell>
          <table:table-cell table:formula="of:=IF(IF(LEFT(TRIM([$Translations.$B295]);LEN([.C$1]))=[.C$1];&quot;Yes&quot;;&quot;No&quot;)=IF(LEFT(TRIM([$Translations.$C295]);LEN([.C$1]))=[.C$1];&quot;Yes&quot;;&quot;No&quot;);&quot;&quot;;&quot;NO&quot;)">
            <text:p/>
          </table:table-cell>
          <table:table-cell table:formula="of:=IF(IF(LEFT(TRIM([$Translations.$B295]);LEN([.D$1]))=[.D$1];&quot;Yes&quot;;&quot;No&quot;)=IF(LEFT(TRIM([$Translations.$C295]);LEN([.D$1]))=[.D$1];&quot;Yes&quot;;&quot;No&quot;);&quot;&quot;;&quot;NO&quot;)">
            <text:p/>
          </table:table-cell>
          <table:table-cell table:formula="of:=IF(IF(LEFT(TRIM([$Translations.$B295]);LEN([.E$1]))=[.E$1];&quot;Yes&quot;;&quot;No&quot;)=IF(LEFT(TRIM([$Translations.$C295]);LEN([.E$1]))=[.E$1];&quot;Yes&quot;;&quot;No&quot;);&quot;&quot;;&quot;NO&quot;)">
            <text:p/>
          </table:table-cell>
          <table:table-cell table:formula="of:=IF(IF(LEFT(TRIM([$Translations.$B295]);LEN([.F$1]))=[.F$1];&quot;Yes&quot;;&quot;No&quot;)=IF(LEFT(TRIM([$Translations.$C295]);LEN([.F$1]))=[.F$1];&quot;Yes&quot;;&quot;No&quot;);&quot;&quot;;&quot;NO&quot;)">
            <text:p/>
          </table:table-cell>
          <table:table-cell table:formula="of:=IF(IF(LEFT(TRIM([$Translations.$B295]);LEN([.G$1]))=[.G$1];&quot;Yes&quot;;&quot;No&quot;)=IF(LEFT(TRIM([$Translations.$C295]);LEN([.G$1]))=[.G$1];&quot;Yes&quot;;&quot;No&quot;);&quot;&quot;;&quot;NO&quot;)">
            <text:p/>
          </table:table-cell>
        </table:table-row>
        <table:table-row table:style-name="ro8">
          <table:table-cell table:formula="of:=IF(IF(LEFT(TRIM([$Translations.$B296]);LEN([.A$1]))=[.A$1];&quot;Yes&quot;;&quot;No&quot;)=IF(LEFT(TRIM([$Translations.$C296]);LEN([.A$1]))=[.A$1];&quot;Yes&quot;;&quot;No&quot;);&quot;&quot;;&quot;NO&quot;)">
            <text:p/>
          </table:table-cell>
          <table:table-cell table:formula="of:=IF(IF(LEFT(TRIM([$Translations.$B296]);LEN([.B$1]))=[.B$1];&quot;Yes&quot;;&quot;No&quot;)=IF(LEFT(TRIM([$Translations.$C296]);LEN([.B$1]))=[.B$1];&quot;Yes&quot;;&quot;No&quot;);&quot;&quot;;&quot;NO&quot;)">
            <text:p/>
          </table:table-cell>
          <table:table-cell table:formula="of:=IF(IF(LEFT(TRIM([$Translations.$B296]);LEN([.C$1]))=[.C$1];&quot;Yes&quot;;&quot;No&quot;)=IF(LEFT(TRIM([$Translations.$C296]);LEN([.C$1]))=[.C$1];&quot;Yes&quot;;&quot;No&quot;);&quot;&quot;;&quot;NO&quot;)">
            <text:p/>
          </table:table-cell>
          <table:table-cell table:formula="of:=IF(IF(LEFT(TRIM([$Translations.$B296]);LEN([.D$1]))=[.D$1];&quot;Yes&quot;;&quot;No&quot;)=IF(LEFT(TRIM([$Translations.$C296]);LEN([.D$1]))=[.D$1];&quot;Yes&quot;;&quot;No&quot;);&quot;&quot;;&quot;NO&quot;)">
            <text:p/>
          </table:table-cell>
          <table:table-cell table:formula="of:=IF(IF(LEFT(TRIM([$Translations.$B296]);LEN([.E$1]))=[.E$1];&quot;Yes&quot;;&quot;No&quot;)=IF(LEFT(TRIM([$Translations.$C296]);LEN([.E$1]))=[.E$1];&quot;Yes&quot;;&quot;No&quot;);&quot;&quot;;&quot;NO&quot;)">
            <text:p/>
          </table:table-cell>
          <table:table-cell table:formula="of:=IF(IF(LEFT(TRIM([$Translations.$B296]);LEN([.F$1]))=[.F$1];&quot;Yes&quot;;&quot;No&quot;)=IF(LEFT(TRIM([$Translations.$C296]);LEN([.F$1]))=[.F$1];&quot;Yes&quot;;&quot;No&quot;);&quot;&quot;;&quot;NO&quot;)">
            <text:p/>
          </table:table-cell>
          <table:table-cell table:formula="of:=IF(IF(LEFT(TRIM([$Translations.$B296]);LEN([.G$1]))=[.G$1];&quot;Yes&quot;;&quot;No&quot;)=IF(LEFT(TRIM([$Translations.$C296]);LEN([.G$1]))=[.G$1];&quot;Yes&quot;;&quot;No&quot;);&quot;&quot;;&quot;NO&quot;)">
            <text:p/>
          </table:table-cell>
        </table:table-row>
        <table:table-row table:style-name="ro8">
          <table:table-cell table:formula="of:=IF(IF(LEFT(TRIM([$Translations.$B297]);LEN([.A$1]))=[.A$1];&quot;Yes&quot;;&quot;No&quot;)=IF(LEFT(TRIM([$Translations.$C297]);LEN([.A$1]))=[.A$1];&quot;Yes&quot;;&quot;No&quot;);&quot;&quot;;&quot;NO&quot;)">
            <text:p/>
          </table:table-cell>
          <table:table-cell table:formula="of:=IF(IF(LEFT(TRIM([$Translations.$B297]);LEN([.B$1]))=[.B$1];&quot;Yes&quot;;&quot;No&quot;)=IF(LEFT(TRIM([$Translations.$C297]);LEN([.B$1]))=[.B$1];&quot;Yes&quot;;&quot;No&quot;);&quot;&quot;;&quot;NO&quot;)">
            <text:p/>
          </table:table-cell>
          <table:table-cell table:formula="of:=IF(IF(LEFT(TRIM([$Translations.$B297]);LEN([.C$1]))=[.C$1];&quot;Yes&quot;;&quot;No&quot;)=IF(LEFT(TRIM([$Translations.$C297]);LEN([.C$1]))=[.C$1];&quot;Yes&quot;;&quot;No&quot;);&quot;&quot;;&quot;NO&quot;)">
            <text:p/>
          </table:table-cell>
          <table:table-cell table:formula="of:=IF(IF(LEFT(TRIM([$Translations.$B297]);LEN([.D$1]))=[.D$1];&quot;Yes&quot;;&quot;No&quot;)=IF(LEFT(TRIM([$Translations.$C297]);LEN([.D$1]))=[.D$1];&quot;Yes&quot;;&quot;No&quot;);&quot;&quot;;&quot;NO&quot;)">
            <text:p/>
          </table:table-cell>
          <table:table-cell table:formula="of:=IF(IF(LEFT(TRIM([$Translations.$B297]);LEN([.E$1]))=[.E$1];&quot;Yes&quot;;&quot;No&quot;)=IF(LEFT(TRIM([$Translations.$C297]);LEN([.E$1]))=[.E$1];&quot;Yes&quot;;&quot;No&quot;);&quot;&quot;;&quot;NO&quot;)">
            <text:p/>
          </table:table-cell>
          <table:table-cell table:formula="of:=IF(IF(LEFT(TRIM([$Translations.$B297]);LEN([.F$1]))=[.F$1];&quot;Yes&quot;;&quot;No&quot;)=IF(LEFT(TRIM([$Translations.$C297]);LEN([.F$1]))=[.F$1];&quot;Yes&quot;;&quot;No&quot;);&quot;&quot;;&quot;NO&quot;)">
            <text:p/>
          </table:table-cell>
          <table:table-cell table:formula="of:=IF(IF(LEFT(TRIM([$Translations.$B297]);LEN([.G$1]))=[.G$1];&quot;Yes&quot;;&quot;No&quot;)=IF(LEFT(TRIM([$Translations.$C297]);LEN([.G$1]))=[.G$1];&quot;Yes&quot;;&quot;No&quot;);&quot;&quot;;&quot;NO&quot;)">
            <text:p/>
          </table:table-cell>
        </table:table-row>
        <table:table-row table:style-name="ro8">
          <table:table-cell table:formula="of:=IF(IF(LEFT(TRIM([$Translations.$B298]);LEN([.A$1]))=[.A$1];&quot;Yes&quot;;&quot;No&quot;)=IF(LEFT(TRIM([$Translations.$C298]);LEN([.A$1]))=[.A$1];&quot;Yes&quot;;&quot;No&quot;);&quot;&quot;;&quot;NO&quot;)">
            <text:p/>
          </table:table-cell>
          <table:table-cell table:formula="of:=IF(IF(LEFT(TRIM([$Translations.$B298]);LEN([.B$1]))=[.B$1];&quot;Yes&quot;;&quot;No&quot;)=IF(LEFT(TRIM([$Translations.$C298]);LEN([.B$1]))=[.B$1];&quot;Yes&quot;;&quot;No&quot;);&quot;&quot;;&quot;NO&quot;)">
            <text:p/>
          </table:table-cell>
          <table:table-cell table:formula="of:=IF(IF(LEFT(TRIM([$Translations.$B298]);LEN([.C$1]))=[.C$1];&quot;Yes&quot;;&quot;No&quot;)=IF(LEFT(TRIM([$Translations.$C298]);LEN([.C$1]))=[.C$1];&quot;Yes&quot;;&quot;No&quot;);&quot;&quot;;&quot;NO&quot;)">
            <text:p/>
          </table:table-cell>
          <table:table-cell table:formula="of:=IF(IF(LEFT(TRIM([$Translations.$B298]);LEN([.D$1]))=[.D$1];&quot;Yes&quot;;&quot;No&quot;)=IF(LEFT(TRIM([$Translations.$C298]);LEN([.D$1]))=[.D$1];&quot;Yes&quot;;&quot;No&quot;);&quot;&quot;;&quot;NO&quot;)">
            <text:p/>
          </table:table-cell>
          <table:table-cell table:formula="of:=IF(IF(LEFT(TRIM([$Translations.$B298]);LEN([.E$1]))=[.E$1];&quot;Yes&quot;;&quot;No&quot;)=IF(LEFT(TRIM([$Translations.$C298]);LEN([.E$1]))=[.E$1];&quot;Yes&quot;;&quot;No&quot;);&quot;&quot;;&quot;NO&quot;)">
            <text:p/>
          </table:table-cell>
          <table:table-cell table:formula="of:=IF(IF(LEFT(TRIM([$Translations.$B298]);LEN([.F$1]))=[.F$1];&quot;Yes&quot;;&quot;No&quot;)=IF(LEFT(TRIM([$Translations.$C298]);LEN([.F$1]))=[.F$1];&quot;Yes&quot;;&quot;No&quot;);&quot;&quot;;&quot;NO&quot;)">
            <text:p/>
          </table:table-cell>
          <table:table-cell table:formula="of:=IF(IF(LEFT(TRIM([$Translations.$B298]);LEN([.G$1]))=[.G$1];&quot;Yes&quot;;&quot;No&quot;)=IF(LEFT(TRIM([$Translations.$C298]);LEN([.G$1]))=[.G$1];&quot;Yes&quot;;&quot;No&quot;);&quot;&quot;;&quot;NO&quot;)">
            <text:p/>
          </table:table-cell>
        </table:table-row>
        <table:table-row table:style-name="ro8">
          <table:table-cell table:formula="of:=IF(IF(LEFT(TRIM([$Translations.$B299]);LEN([.A$1]))=[.A$1];&quot;Yes&quot;;&quot;No&quot;)=IF(LEFT(TRIM([$Translations.$C299]);LEN([.A$1]))=[.A$1];&quot;Yes&quot;;&quot;No&quot;);&quot;&quot;;&quot;NO&quot;)">
            <text:p/>
          </table:table-cell>
          <table:table-cell table:formula="of:=IF(IF(LEFT(TRIM([$Translations.$B299]);LEN([.B$1]))=[.B$1];&quot;Yes&quot;;&quot;No&quot;)=IF(LEFT(TRIM([$Translations.$C299]);LEN([.B$1]))=[.B$1];&quot;Yes&quot;;&quot;No&quot;);&quot;&quot;;&quot;NO&quot;)">
            <text:p/>
          </table:table-cell>
          <table:table-cell table:formula="of:=IF(IF(LEFT(TRIM([$Translations.$B299]);LEN([.C$1]))=[.C$1];&quot;Yes&quot;;&quot;No&quot;)=IF(LEFT(TRIM([$Translations.$C299]);LEN([.C$1]))=[.C$1];&quot;Yes&quot;;&quot;No&quot;);&quot;&quot;;&quot;NO&quot;)">
            <text:p/>
          </table:table-cell>
          <table:table-cell table:formula="of:=IF(IF(LEFT(TRIM([$Translations.$B299]);LEN([.D$1]))=[.D$1];&quot;Yes&quot;;&quot;No&quot;)=IF(LEFT(TRIM([$Translations.$C299]);LEN([.D$1]))=[.D$1];&quot;Yes&quot;;&quot;No&quot;);&quot;&quot;;&quot;NO&quot;)">
            <text:p/>
          </table:table-cell>
          <table:table-cell table:formula="of:=IF(IF(LEFT(TRIM([$Translations.$B299]);LEN([.E$1]))=[.E$1];&quot;Yes&quot;;&quot;No&quot;)=IF(LEFT(TRIM([$Translations.$C299]);LEN([.E$1]))=[.E$1];&quot;Yes&quot;;&quot;No&quot;);&quot;&quot;;&quot;NO&quot;)">
            <text:p/>
          </table:table-cell>
          <table:table-cell table:formula="of:=IF(IF(LEFT(TRIM([$Translations.$B299]);LEN([.F$1]))=[.F$1];&quot;Yes&quot;;&quot;No&quot;)=IF(LEFT(TRIM([$Translations.$C299]);LEN([.F$1]))=[.F$1];&quot;Yes&quot;;&quot;No&quot;);&quot;&quot;;&quot;NO&quot;)">
            <text:p/>
          </table:table-cell>
          <table:table-cell table:formula="of:=IF(IF(LEFT(TRIM([$Translations.$B299]);LEN([.G$1]))=[.G$1];&quot;Yes&quot;;&quot;No&quot;)=IF(LEFT(TRIM([$Translations.$C299]);LEN([.G$1]))=[.G$1];&quot;Yes&quot;;&quot;No&quot;);&quot;&quot;;&quot;NO&quot;)">
            <text:p/>
          </table:table-cell>
        </table:table-row>
        <table:table-row table:style-name="ro8">
          <table:table-cell table:formula="of:=IF(IF(LEFT(TRIM([$Translations.$B300]);LEN([.A$1]))=[.A$1];&quot;Yes&quot;;&quot;No&quot;)=IF(LEFT(TRIM([$Translations.$C300]);LEN([.A$1]))=[.A$1];&quot;Yes&quot;;&quot;No&quot;);&quot;&quot;;&quot;NO&quot;)">
            <text:p/>
          </table:table-cell>
          <table:table-cell table:formula="of:=IF(IF(LEFT(TRIM([$Translations.$B300]);LEN([.B$1]))=[.B$1];&quot;Yes&quot;;&quot;No&quot;)=IF(LEFT(TRIM([$Translations.$C300]);LEN([.B$1]))=[.B$1];&quot;Yes&quot;;&quot;No&quot;);&quot;&quot;;&quot;NO&quot;)">
            <text:p/>
          </table:table-cell>
          <table:table-cell table:formula="of:=IF(IF(LEFT(TRIM([$Translations.$B300]);LEN([.C$1]))=[.C$1];&quot;Yes&quot;;&quot;No&quot;)=IF(LEFT(TRIM([$Translations.$C300]);LEN([.C$1]))=[.C$1];&quot;Yes&quot;;&quot;No&quot;);&quot;&quot;;&quot;NO&quot;)">
            <text:p/>
          </table:table-cell>
          <table:table-cell table:formula="of:=IF(IF(LEFT(TRIM([$Translations.$B300]);LEN([.D$1]))=[.D$1];&quot;Yes&quot;;&quot;No&quot;)=IF(LEFT(TRIM([$Translations.$C300]);LEN([.D$1]))=[.D$1];&quot;Yes&quot;;&quot;No&quot;);&quot;&quot;;&quot;NO&quot;)">
            <text:p/>
          </table:table-cell>
          <table:table-cell table:formula="of:=IF(IF(LEFT(TRIM([$Translations.$B300]);LEN([.E$1]))=[.E$1];&quot;Yes&quot;;&quot;No&quot;)=IF(LEFT(TRIM([$Translations.$C300]);LEN([.E$1]))=[.E$1];&quot;Yes&quot;;&quot;No&quot;);&quot;&quot;;&quot;NO&quot;)">
            <text:p/>
          </table:table-cell>
          <table:table-cell table:formula="of:=IF(IF(LEFT(TRIM([$Translations.$B300]);LEN([.F$1]))=[.F$1];&quot;Yes&quot;;&quot;No&quot;)=IF(LEFT(TRIM([$Translations.$C300]);LEN([.F$1]))=[.F$1];&quot;Yes&quot;;&quot;No&quot;);&quot;&quot;;&quot;NO&quot;)">
            <text:p/>
          </table:table-cell>
          <table:table-cell table:formula="of:=IF(IF(LEFT(TRIM([$Translations.$B300]);LEN([.G$1]))=[.G$1];&quot;Yes&quot;;&quot;No&quot;)=IF(LEFT(TRIM([$Translations.$C300]);LEN([.G$1]))=[.G$1];&quot;Yes&quot;;&quot;No&quot;);&quot;&quot;;&quot;NO&quot;)">
            <text:p/>
          </table:table-cell>
        </table:table-row>
        <table:table-row table:style-name="ro8">
          <table:table-cell table:formula="of:=IF(IF(LEFT(TRIM([$Translations.$B301]);LEN([.A$1]))=[.A$1];&quot;Yes&quot;;&quot;No&quot;)=IF(LEFT(TRIM([$Translations.$C301]);LEN([.A$1]))=[.A$1];&quot;Yes&quot;;&quot;No&quot;);&quot;&quot;;&quot;NO&quot;)">
            <text:p/>
          </table:table-cell>
          <table:table-cell table:formula="of:=IF(IF(LEFT(TRIM([$Translations.$B301]);LEN([.B$1]))=[.B$1];&quot;Yes&quot;;&quot;No&quot;)=IF(LEFT(TRIM([$Translations.$C301]);LEN([.B$1]))=[.B$1];&quot;Yes&quot;;&quot;No&quot;);&quot;&quot;;&quot;NO&quot;)">
            <text:p/>
          </table:table-cell>
          <table:table-cell table:formula="of:=IF(IF(LEFT(TRIM([$Translations.$B301]);LEN([.C$1]))=[.C$1];&quot;Yes&quot;;&quot;No&quot;)=IF(LEFT(TRIM([$Translations.$C301]);LEN([.C$1]))=[.C$1];&quot;Yes&quot;;&quot;No&quot;);&quot;&quot;;&quot;NO&quot;)">
            <text:p/>
          </table:table-cell>
          <table:table-cell table:formula="of:=IF(IF(LEFT(TRIM([$Translations.$B301]);LEN([.D$1]))=[.D$1];&quot;Yes&quot;;&quot;No&quot;)=IF(LEFT(TRIM([$Translations.$C301]);LEN([.D$1]))=[.D$1];&quot;Yes&quot;;&quot;No&quot;);&quot;&quot;;&quot;NO&quot;)">
            <text:p/>
          </table:table-cell>
          <table:table-cell table:formula="of:=IF(IF(LEFT(TRIM([$Translations.$B301]);LEN([.E$1]))=[.E$1];&quot;Yes&quot;;&quot;No&quot;)=IF(LEFT(TRIM([$Translations.$C301]);LEN([.E$1]))=[.E$1];&quot;Yes&quot;;&quot;No&quot;);&quot;&quot;;&quot;NO&quot;)">
            <text:p/>
          </table:table-cell>
          <table:table-cell table:formula="of:=IF(IF(LEFT(TRIM([$Translations.$B301]);LEN([.F$1]))=[.F$1];&quot;Yes&quot;;&quot;No&quot;)=IF(LEFT(TRIM([$Translations.$C301]);LEN([.F$1]))=[.F$1];&quot;Yes&quot;;&quot;No&quot;);&quot;&quot;;&quot;NO&quot;)">
            <text:p/>
          </table:table-cell>
          <table:table-cell table:formula="of:=IF(IF(LEFT(TRIM([$Translations.$B301]);LEN([.G$1]))=[.G$1];&quot;Yes&quot;;&quot;No&quot;)=IF(LEFT(TRIM([$Translations.$C301]);LEN([.G$1]))=[.G$1];&quot;Yes&quot;;&quot;No&quot;);&quot;&quot;;&quot;NO&quot;)">
            <text:p/>
          </table:table-cell>
        </table:table-row>
        <table:table-row table:style-name="ro8">
          <table:table-cell table:formula="of:=IF(IF(LEFT(TRIM([$Translations.$B302]);LEN([.A$1]))=[.A$1];&quot;Yes&quot;;&quot;No&quot;)=IF(LEFT(TRIM([$Translations.$C302]);LEN([.A$1]))=[.A$1];&quot;Yes&quot;;&quot;No&quot;);&quot;&quot;;&quot;NO&quot;)">
            <text:p/>
          </table:table-cell>
          <table:table-cell table:formula="of:=IF(IF(LEFT(TRIM([$Translations.$B302]);LEN([.B$1]))=[.B$1];&quot;Yes&quot;;&quot;No&quot;)=IF(LEFT(TRIM([$Translations.$C302]);LEN([.B$1]))=[.B$1];&quot;Yes&quot;;&quot;No&quot;);&quot;&quot;;&quot;NO&quot;)">
            <text:p/>
          </table:table-cell>
          <table:table-cell table:formula="of:=IF(IF(LEFT(TRIM([$Translations.$B302]);LEN([.C$1]))=[.C$1];&quot;Yes&quot;;&quot;No&quot;)=IF(LEFT(TRIM([$Translations.$C302]);LEN([.C$1]))=[.C$1];&quot;Yes&quot;;&quot;No&quot;);&quot;&quot;;&quot;NO&quot;)">
            <text:p/>
          </table:table-cell>
          <table:table-cell table:formula="of:=IF(IF(LEFT(TRIM([$Translations.$B302]);LEN([.D$1]))=[.D$1];&quot;Yes&quot;;&quot;No&quot;)=IF(LEFT(TRIM([$Translations.$C302]);LEN([.D$1]))=[.D$1];&quot;Yes&quot;;&quot;No&quot;);&quot;&quot;;&quot;NO&quot;)">
            <text:p/>
          </table:table-cell>
          <table:table-cell table:formula="of:=IF(IF(LEFT(TRIM([$Translations.$B302]);LEN([.E$1]))=[.E$1];&quot;Yes&quot;;&quot;No&quot;)=IF(LEFT(TRIM([$Translations.$C302]);LEN([.E$1]))=[.E$1];&quot;Yes&quot;;&quot;No&quot;);&quot;&quot;;&quot;NO&quot;)">
            <text:p/>
          </table:table-cell>
          <table:table-cell table:formula="of:=IF(IF(LEFT(TRIM([$Translations.$B302]);LEN([.F$1]))=[.F$1];&quot;Yes&quot;;&quot;No&quot;)=IF(LEFT(TRIM([$Translations.$C302]);LEN([.F$1]))=[.F$1];&quot;Yes&quot;;&quot;No&quot;);&quot;&quot;;&quot;NO&quot;)">
            <text:p/>
          </table:table-cell>
          <table:table-cell table:formula="of:=IF(IF(LEFT(TRIM([$Translations.$B302]);LEN([.G$1]))=[.G$1];&quot;Yes&quot;;&quot;No&quot;)=IF(LEFT(TRIM([$Translations.$C302]);LEN([.G$1]))=[.G$1];&quot;Yes&quot;;&quot;No&quot;);&quot;&quot;;&quot;NO&quot;)">
            <text:p/>
          </table:table-cell>
        </table:table-row>
        <table:table-row table:style-name="ro8">
          <table:table-cell table:formula="of:=IF(IF(LEFT(TRIM([$Translations.$B303]);LEN([.A$1]))=[.A$1];&quot;Yes&quot;;&quot;No&quot;)=IF(LEFT(TRIM([$Translations.$C303]);LEN([.A$1]))=[.A$1];&quot;Yes&quot;;&quot;No&quot;);&quot;&quot;;&quot;NO&quot;)">
            <text:p/>
          </table:table-cell>
          <table:table-cell table:formula="of:=IF(IF(LEFT(TRIM([$Translations.$B303]);LEN([.B$1]))=[.B$1];&quot;Yes&quot;;&quot;No&quot;)=IF(LEFT(TRIM([$Translations.$C303]);LEN([.B$1]))=[.B$1];&quot;Yes&quot;;&quot;No&quot;);&quot;&quot;;&quot;NO&quot;)">
            <text:p/>
          </table:table-cell>
          <table:table-cell table:formula="of:=IF(IF(LEFT(TRIM([$Translations.$B303]);LEN([.C$1]))=[.C$1];&quot;Yes&quot;;&quot;No&quot;)=IF(LEFT(TRIM([$Translations.$C303]);LEN([.C$1]))=[.C$1];&quot;Yes&quot;;&quot;No&quot;);&quot;&quot;;&quot;NO&quot;)">
            <text:p/>
          </table:table-cell>
          <table:table-cell table:formula="of:=IF(IF(LEFT(TRIM([$Translations.$B303]);LEN([.D$1]))=[.D$1];&quot;Yes&quot;;&quot;No&quot;)=IF(LEFT(TRIM([$Translations.$C303]);LEN([.D$1]))=[.D$1];&quot;Yes&quot;;&quot;No&quot;);&quot;&quot;;&quot;NO&quot;)">
            <text:p/>
          </table:table-cell>
          <table:table-cell table:formula="of:=IF(IF(LEFT(TRIM([$Translations.$B303]);LEN([.E$1]))=[.E$1];&quot;Yes&quot;;&quot;No&quot;)=IF(LEFT(TRIM([$Translations.$C303]);LEN([.E$1]))=[.E$1];&quot;Yes&quot;;&quot;No&quot;);&quot;&quot;;&quot;NO&quot;)">
            <text:p/>
          </table:table-cell>
          <table:table-cell table:formula="of:=IF(IF(LEFT(TRIM([$Translations.$B303]);LEN([.F$1]))=[.F$1];&quot;Yes&quot;;&quot;No&quot;)=IF(LEFT(TRIM([$Translations.$C303]);LEN([.F$1]))=[.F$1];&quot;Yes&quot;;&quot;No&quot;);&quot;&quot;;&quot;NO&quot;)">
            <text:p/>
          </table:table-cell>
          <table:table-cell table:formula="of:=IF(IF(LEFT(TRIM([$Translations.$B303]);LEN([.G$1]))=[.G$1];&quot;Yes&quot;;&quot;No&quot;)=IF(LEFT(TRIM([$Translations.$C303]);LEN([.G$1]))=[.G$1];&quot;Yes&quot;;&quot;No&quot;);&quot;&quot;;&quot;NO&quot;)">
            <text:p/>
          </table:table-cell>
        </table:table-row>
        <table:table-row table:style-name="ro8">
          <table:table-cell table:formula="of:=IF(IF(LEFT(TRIM([$Translations.$B304]);LEN([.A$1]))=[.A$1];&quot;Yes&quot;;&quot;No&quot;)=IF(LEFT(TRIM([$Translations.$C304]);LEN([.A$1]))=[.A$1];&quot;Yes&quot;;&quot;No&quot;);&quot;&quot;;&quot;NO&quot;)">
            <text:p/>
          </table:table-cell>
          <table:table-cell table:formula="of:=IF(IF(LEFT(TRIM([$Translations.$B304]);LEN([.B$1]))=[.B$1];&quot;Yes&quot;;&quot;No&quot;)=IF(LEFT(TRIM([$Translations.$C304]);LEN([.B$1]))=[.B$1];&quot;Yes&quot;;&quot;No&quot;);&quot;&quot;;&quot;NO&quot;)">
            <text:p/>
          </table:table-cell>
          <table:table-cell table:formula="of:=IF(IF(LEFT(TRIM([$Translations.$B304]);LEN([.C$1]))=[.C$1];&quot;Yes&quot;;&quot;No&quot;)=IF(LEFT(TRIM([$Translations.$C304]);LEN([.C$1]))=[.C$1];&quot;Yes&quot;;&quot;No&quot;);&quot;&quot;;&quot;NO&quot;)">
            <text:p/>
          </table:table-cell>
          <table:table-cell table:formula="of:=IF(IF(LEFT(TRIM([$Translations.$B304]);LEN([.D$1]))=[.D$1];&quot;Yes&quot;;&quot;No&quot;)=IF(LEFT(TRIM([$Translations.$C304]);LEN([.D$1]))=[.D$1];&quot;Yes&quot;;&quot;No&quot;);&quot;&quot;;&quot;NO&quot;)">
            <text:p/>
          </table:table-cell>
          <table:table-cell table:formula="of:=IF(IF(LEFT(TRIM([$Translations.$B304]);LEN([.E$1]))=[.E$1];&quot;Yes&quot;;&quot;No&quot;)=IF(LEFT(TRIM([$Translations.$C304]);LEN([.E$1]))=[.E$1];&quot;Yes&quot;;&quot;No&quot;);&quot;&quot;;&quot;NO&quot;)">
            <text:p/>
          </table:table-cell>
          <table:table-cell table:formula="of:=IF(IF(LEFT(TRIM([$Translations.$B304]);LEN([.F$1]))=[.F$1];&quot;Yes&quot;;&quot;No&quot;)=IF(LEFT(TRIM([$Translations.$C304]);LEN([.F$1]))=[.F$1];&quot;Yes&quot;;&quot;No&quot;);&quot;&quot;;&quot;NO&quot;)">
            <text:p/>
          </table:table-cell>
          <table:table-cell table:formula="of:=IF(IF(LEFT(TRIM([$Translations.$B304]);LEN([.G$1]))=[.G$1];&quot;Yes&quot;;&quot;No&quot;)=IF(LEFT(TRIM([$Translations.$C304]);LEN([.G$1]))=[.G$1];&quot;Yes&quot;;&quot;No&quot;);&quot;&quot;;&quot;NO&quot;)">
            <text:p/>
          </table:table-cell>
        </table:table-row>
        <table:table-row table:style-name="ro8">
          <table:table-cell table:formula="of:=IF(IF(LEFT(TRIM([$Translations.$B305]);LEN([.A$1]))=[.A$1];&quot;Yes&quot;;&quot;No&quot;)=IF(LEFT(TRIM([$Translations.$C305]);LEN([.A$1]))=[.A$1];&quot;Yes&quot;;&quot;No&quot;);&quot;&quot;;&quot;NO&quot;)">
            <text:p/>
          </table:table-cell>
          <table:table-cell table:formula="of:=IF(IF(LEFT(TRIM([$Translations.$B305]);LEN([.B$1]))=[.B$1];&quot;Yes&quot;;&quot;No&quot;)=IF(LEFT(TRIM([$Translations.$C305]);LEN([.B$1]))=[.B$1];&quot;Yes&quot;;&quot;No&quot;);&quot;&quot;;&quot;NO&quot;)">
            <text:p/>
          </table:table-cell>
          <table:table-cell table:formula="of:=IF(IF(LEFT(TRIM([$Translations.$B305]);LEN([.C$1]))=[.C$1];&quot;Yes&quot;;&quot;No&quot;)=IF(LEFT(TRIM([$Translations.$C305]);LEN([.C$1]))=[.C$1];&quot;Yes&quot;;&quot;No&quot;);&quot;&quot;;&quot;NO&quot;)">
            <text:p/>
          </table:table-cell>
          <table:table-cell table:formula="of:=IF(IF(LEFT(TRIM([$Translations.$B305]);LEN([.D$1]))=[.D$1];&quot;Yes&quot;;&quot;No&quot;)=IF(LEFT(TRIM([$Translations.$C305]);LEN([.D$1]))=[.D$1];&quot;Yes&quot;;&quot;No&quot;);&quot;&quot;;&quot;NO&quot;)">
            <text:p/>
          </table:table-cell>
          <table:table-cell table:formula="of:=IF(IF(LEFT(TRIM([$Translations.$B305]);LEN([.E$1]))=[.E$1];&quot;Yes&quot;;&quot;No&quot;)=IF(LEFT(TRIM([$Translations.$C305]);LEN([.E$1]))=[.E$1];&quot;Yes&quot;;&quot;No&quot;);&quot;&quot;;&quot;NO&quot;)">
            <text:p/>
          </table:table-cell>
          <table:table-cell table:formula="of:=IF(IF(LEFT(TRIM([$Translations.$B305]);LEN([.F$1]))=[.F$1];&quot;Yes&quot;;&quot;No&quot;)=IF(LEFT(TRIM([$Translations.$C305]);LEN([.F$1]))=[.F$1];&quot;Yes&quot;;&quot;No&quot;);&quot;&quot;;&quot;NO&quot;)">
            <text:p/>
          </table:table-cell>
          <table:table-cell table:formula="of:=IF(IF(LEFT(TRIM([$Translations.$B305]);LEN([.G$1]))=[.G$1];&quot;Yes&quot;;&quot;No&quot;)=IF(LEFT(TRIM([$Translations.$C305]);LEN([.G$1]))=[.G$1];&quot;Yes&quot;;&quot;No&quot;);&quot;&quot;;&quot;NO&quot;)">
            <text:p/>
          </table:table-cell>
        </table:table-row>
        <table:table-row table:style-name="ro8">
          <table:table-cell table:formula="of:=IF(IF(LEFT(TRIM([$Translations.$B306]);LEN([.A$1]))=[.A$1];&quot;Yes&quot;;&quot;No&quot;)=IF(LEFT(TRIM([$Translations.$C306]);LEN([.A$1]))=[.A$1];&quot;Yes&quot;;&quot;No&quot;);&quot;&quot;;&quot;NO&quot;)">
            <text:p/>
          </table:table-cell>
          <table:table-cell table:formula="of:=IF(IF(LEFT(TRIM([$Translations.$B306]);LEN([.B$1]))=[.B$1];&quot;Yes&quot;;&quot;No&quot;)=IF(LEFT(TRIM([$Translations.$C306]);LEN([.B$1]))=[.B$1];&quot;Yes&quot;;&quot;No&quot;);&quot;&quot;;&quot;NO&quot;)">
            <text:p/>
          </table:table-cell>
          <table:table-cell table:formula="of:=IF(IF(LEFT(TRIM([$Translations.$B306]);LEN([.C$1]))=[.C$1];&quot;Yes&quot;;&quot;No&quot;)=IF(LEFT(TRIM([$Translations.$C306]);LEN([.C$1]))=[.C$1];&quot;Yes&quot;;&quot;No&quot;);&quot;&quot;;&quot;NO&quot;)">
            <text:p/>
          </table:table-cell>
          <table:table-cell table:formula="of:=IF(IF(LEFT(TRIM([$Translations.$B306]);LEN([.D$1]))=[.D$1];&quot;Yes&quot;;&quot;No&quot;)=IF(LEFT(TRIM([$Translations.$C306]);LEN([.D$1]))=[.D$1];&quot;Yes&quot;;&quot;No&quot;);&quot;&quot;;&quot;NO&quot;)">
            <text:p/>
          </table:table-cell>
          <table:table-cell table:formula="of:=IF(IF(LEFT(TRIM([$Translations.$B306]);LEN([.E$1]))=[.E$1];&quot;Yes&quot;;&quot;No&quot;)=IF(LEFT(TRIM([$Translations.$C306]);LEN([.E$1]))=[.E$1];&quot;Yes&quot;;&quot;No&quot;);&quot;&quot;;&quot;NO&quot;)">
            <text:p/>
          </table:table-cell>
          <table:table-cell table:formula="of:=IF(IF(LEFT(TRIM([$Translations.$B306]);LEN([.F$1]))=[.F$1];&quot;Yes&quot;;&quot;No&quot;)=IF(LEFT(TRIM([$Translations.$C306]);LEN([.F$1]))=[.F$1];&quot;Yes&quot;;&quot;No&quot;);&quot;&quot;;&quot;NO&quot;)">
            <text:p/>
          </table:table-cell>
          <table:table-cell table:formula="of:=IF(IF(LEFT(TRIM([$Translations.$B306]);LEN([.G$1]))=[.G$1];&quot;Yes&quot;;&quot;No&quot;)=IF(LEFT(TRIM([$Translations.$C306]);LEN([.G$1]))=[.G$1];&quot;Yes&quot;;&quot;No&quot;);&quot;&quot;;&quot;NO&quot;)">
            <text:p/>
          </table:table-cell>
        </table:table-row>
        <table:table-row table:style-name="ro8">
          <table:table-cell table:formula="of:=IF(IF(LEFT(TRIM([$Translations.$B307]);LEN([.A$1]))=[.A$1];&quot;Yes&quot;;&quot;No&quot;)=IF(LEFT(TRIM([$Translations.$C307]);LEN([.A$1]))=[.A$1];&quot;Yes&quot;;&quot;No&quot;);&quot;&quot;;&quot;NO&quot;)">
            <text:p/>
          </table:table-cell>
          <table:table-cell table:formula="of:=IF(IF(LEFT(TRIM([$Translations.$B307]);LEN([.B$1]))=[.B$1];&quot;Yes&quot;;&quot;No&quot;)=IF(LEFT(TRIM([$Translations.$C307]);LEN([.B$1]))=[.B$1];&quot;Yes&quot;;&quot;No&quot;);&quot;&quot;;&quot;NO&quot;)">
            <text:p/>
          </table:table-cell>
          <table:table-cell table:formula="of:=IF(IF(LEFT(TRIM([$Translations.$B307]);LEN([.C$1]))=[.C$1];&quot;Yes&quot;;&quot;No&quot;)=IF(LEFT(TRIM([$Translations.$C307]);LEN([.C$1]))=[.C$1];&quot;Yes&quot;;&quot;No&quot;);&quot;&quot;;&quot;NO&quot;)">
            <text:p/>
          </table:table-cell>
          <table:table-cell table:formula="of:=IF(IF(LEFT(TRIM([$Translations.$B307]);LEN([.D$1]))=[.D$1];&quot;Yes&quot;;&quot;No&quot;)=IF(LEFT(TRIM([$Translations.$C307]);LEN([.D$1]))=[.D$1];&quot;Yes&quot;;&quot;No&quot;);&quot;&quot;;&quot;NO&quot;)">
            <text:p/>
          </table:table-cell>
          <table:table-cell table:formula="of:=IF(IF(LEFT(TRIM([$Translations.$B307]);LEN([.E$1]))=[.E$1];&quot;Yes&quot;;&quot;No&quot;)=IF(LEFT(TRIM([$Translations.$C307]);LEN([.E$1]))=[.E$1];&quot;Yes&quot;;&quot;No&quot;);&quot;&quot;;&quot;NO&quot;)">
            <text:p/>
          </table:table-cell>
          <table:table-cell table:formula="of:=IF(IF(LEFT(TRIM([$Translations.$B307]);LEN([.F$1]))=[.F$1];&quot;Yes&quot;;&quot;No&quot;)=IF(LEFT(TRIM([$Translations.$C307]);LEN([.F$1]))=[.F$1];&quot;Yes&quot;;&quot;No&quot;);&quot;&quot;;&quot;NO&quot;)">
            <text:p/>
          </table:table-cell>
          <table:table-cell table:formula="of:=IF(IF(LEFT(TRIM([$Translations.$B307]);LEN([.G$1]))=[.G$1];&quot;Yes&quot;;&quot;No&quot;)=IF(LEFT(TRIM([$Translations.$C307]);LEN([.G$1]))=[.G$1];&quot;Yes&quot;;&quot;No&quot;);&quot;&quot;;&quot;NO&quot;)">
            <text:p/>
          </table:table-cell>
        </table:table-row>
        <table:table-row table:style-name="ro8">
          <table:table-cell table:formula="of:=IF(IF(LEFT(TRIM([$Translations.$B308]);LEN([.A$1]))=[.A$1];&quot;Yes&quot;;&quot;No&quot;)=IF(LEFT(TRIM([$Translations.$C308]);LEN([.A$1]))=[.A$1];&quot;Yes&quot;;&quot;No&quot;);&quot;&quot;;&quot;NO&quot;)">
            <text:p/>
          </table:table-cell>
          <table:table-cell table:formula="of:=IF(IF(LEFT(TRIM([$Translations.$B308]);LEN([.B$1]))=[.B$1];&quot;Yes&quot;;&quot;No&quot;)=IF(LEFT(TRIM([$Translations.$C308]);LEN([.B$1]))=[.B$1];&quot;Yes&quot;;&quot;No&quot;);&quot;&quot;;&quot;NO&quot;)">
            <text:p/>
          </table:table-cell>
          <table:table-cell table:formula="of:=IF(IF(LEFT(TRIM([$Translations.$B308]);LEN([.C$1]))=[.C$1];&quot;Yes&quot;;&quot;No&quot;)=IF(LEFT(TRIM([$Translations.$C308]);LEN([.C$1]))=[.C$1];&quot;Yes&quot;;&quot;No&quot;);&quot;&quot;;&quot;NO&quot;)">
            <text:p/>
          </table:table-cell>
          <table:table-cell table:formula="of:=IF(IF(LEFT(TRIM([$Translations.$B308]);LEN([.D$1]))=[.D$1];&quot;Yes&quot;;&quot;No&quot;)=IF(LEFT(TRIM([$Translations.$C308]);LEN([.D$1]))=[.D$1];&quot;Yes&quot;;&quot;No&quot;);&quot;&quot;;&quot;NO&quot;)">
            <text:p/>
          </table:table-cell>
          <table:table-cell table:formula="of:=IF(IF(LEFT(TRIM([$Translations.$B308]);LEN([.E$1]))=[.E$1];&quot;Yes&quot;;&quot;No&quot;)=IF(LEFT(TRIM([$Translations.$C308]);LEN([.E$1]))=[.E$1];&quot;Yes&quot;;&quot;No&quot;);&quot;&quot;;&quot;NO&quot;)">
            <text:p/>
          </table:table-cell>
          <table:table-cell table:formula="of:=IF(IF(LEFT(TRIM([$Translations.$B308]);LEN([.F$1]))=[.F$1];&quot;Yes&quot;;&quot;No&quot;)=IF(LEFT(TRIM([$Translations.$C308]);LEN([.F$1]))=[.F$1];&quot;Yes&quot;;&quot;No&quot;);&quot;&quot;;&quot;NO&quot;)">
            <text:p/>
          </table:table-cell>
          <table:table-cell table:formula="of:=IF(IF(LEFT(TRIM([$Translations.$B308]);LEN([.G$1]))=[.G$1];&quot;Yes&quot;;&quot;No&quot;)=IF(LEFT(TRIM([$Translations.$C308]);LEN([.G$1]))=[.G$1];&quot;Yes&quot;;&quot;No&quot;);&quot;&quot;;&quot;NO&quot;)">
            <text:p/>
          </table:table-cell>
        </table:table-row>
        <table:table-row table:style-name="ro8">
          <table:table-cell table:formula="of:=IF(IF(LEFT(TRIM([$Translations.$B309]);LEN([.A$1]))=[.A$1];&quot;Yes&quot;;&quot;No&quot;)=IF(LEFT(TRIM([$Translations.$C309]);LEN([.A$1]))=[.A$1];&quot;Yes&quot;;&quot;No&quot;);&quot;&quot;;&quot;NO&quot;)">
            <text:p/>
          </table:table-cell>
          <table:table-cell table:formula="of:=IF(IF(LEFT(TRIM([$Translations.$B309]);LEN([.B$1]))=[.B$1];&quot;Yes&quot;;&quot;No&quot;)=IF(LEFT(TRIM([$Translations.$C309]);LEN([.B$1]))=[.B$1];&quot;Yes&quot;;&quot;No&quot;);&quot;&quot;;&quot;NO&quot;)">
            <text:p/>
          </table:table-cell>
          <table:table-cell table:formula="of:=IF(IF(LEFT(TRIM([$Translations.$B309]);LEN([.C$1]))=[.C$1];&quot;Yes&quot;;&quot;No&quot;)=IF(LEFT(TRIM([$Translations.$C309]);LEN([.C$1]))=[.C$1];&quot;Yes&quot;;&quot;No&quot;);&quot;&quot;;&quot;NO&quot;)">
            <text:p/>
          </table:table-cell>
          <table:table-cell table:formula="of:=IF(IF(LEFT(TRIM([$Translations.$B309]);LEN([.D$1]))=[.D$1];&quot;Yes&quot;;&quot;No&quot;)=IF(LEFT(TRIM([$Translations.$C309]);LEN([.D$1]))=[.D$1];&quot;Yes&quot;;&quot;No&quot;);&quot;&quot;;&quot;NO&quot;)">
            <text:p/>
          </table:table-cell>
          <table:table-cell table:formula="of:=IF(IF(LEFT(TRIM([$Translations.$B309]);LEN([.E$1]))=[.E$1];&quot;Yes&quot;;&quot;No&quot;)=IF(LEFT(TRIM([$Translations.$C309]);LEN([.E$1]))=[.E$1];&quot;Yes&quot;;&quot;No&quot;);&quot;&quot;;&quot;NO&quot;)">
            <text:p/>
          </table:table-cell>
          <table:table-cell table:formula="of:=IF(IF(LEFT(TRIM([$Translations.$B309]);LEN([.F$1]))=[.F$1];&quot;Yes&quot;;&quot;No&quot;)=IF(LEFT(TRIM([$Translations.$C309]);LEN([.F$1]))=[.F$1];&quot;Yes&quot;;&quot;No&quot;);&quot;&quot;;&quot;NO&quot;)">
            <text:p/>
          </table:table-cell>
          <table:table-cell table:formula="of:=IF(IF(LEFT(TRIM([$Translations.$B309]);LEN([.G$1]))=[.G$1];&quot;Yes&quot;;&quot;No&quot;)=IF(LEFT(TRIM([$Translations.$C309]);LEN([.G$1]))=[.G$1];&quot;Yes&quot;;&quot;No&quot;);&quot;&quot;;&quot;NO&quot;)">
            <text:p/>
          </table:table-cell>
        </table:table-row>
        <table:table-row table:style-name="ro8">
          <table:table-cell table:formula="of:=IF(IF(LEFT(TRIM([$Translations.$B310]);LEN([.A$1]))=[.A$1];&quot;Yes&quot;;&quot;No&quot;)=IF(LEFT(TRIM([$Translations.$C310]);LEN([.A$1]))=[.A$1];&quot;Yes&quot;;&quot;No&quot;);&quot;&quot;;&quot;NO&quot;)">
            <text:p/>
          </table:table-cell>
          <table:table-cell table:formula="of:=IF(IF(LEFT(TRIM([$Translations.$B310]);LEN([.B$1]))=[.B$1];&quot;Yes&quot;;&quot;No&quot;)=IF(LEFT(TRIM([$Translations.$C310]);LEN([.B$1]))=[.B$1];&quot;Yes&quot;;&quot;No&quot;);&quot;&quot;;&quot;NO&quot;)">
            <text:p/>
          </table:table-cell>
          <table:table-cell table:formula="of:=IF(IF(LEFT(TRIM([$Translations.$B310]);LEN([.C$1]))=[.C$1];&quot;Yes&quot;;&quot;No&quot;)=IF(LEFT(TRIM([$Translations.$C310]);LEN([.C$1]))=[.C$1];&quot;Yes&quot;;&quot;No&quot;);&quot;&quot;;&quot;NO&quot;)">
            <text:p/>
          </table:table-cell>
          <table:table-cell table:formula="of:=IF(IF(LEFT(TRIM([$Translations.$B310]);LEN([.D$1]))=[.D$1];&quot;Yes&quot;;&quot;No&quot;)=IF(LEFT(TRIM([$Translations.$C310]);LEN([.D$1]))=[.D$1];&quot;Yes&quot;;&quot;No&quot;);&quot;&quot;;&quot;NO&quot;)">
            <text:p/>
          </table:table-cell>
          <table:table-cell table:formula="of:=IF(IF(LEFT(TRIM([$Translations.$B310]);LEN([.E$1]))=[.E$1];&quot;Yes&quot;;&quot;No&quot;)=IF(LEFT(TRIM([$Translations.$C310]);LEN([.E$1]))=[.E$1];&quot;Yes&quot;;&quot;No&quot;);&quot;&quot;;&quot;NO&quot;)">
            <text:p/>
          </table:table-cell>
          <table:table-cell table:formula="of:=IF(IF(LEFT(TRIM([$Translations.$B310]);LEN([.F$1]))=[.F$1];&quot;Yes&quot;;&quot;No&quot;)=IF(LEFT(TRIM([$Translations.$C310]);LEN([.F$1]))=[.F$1];&quot;Yes&quot;;&quot;No&quot;);&quot;&quot;;&quot;NO&quot;)">
            <text:p/>
          </table:table-cell>
          <table:table-cell table:formula="of:=IF(IF(LEFT(TRIM([$Translations.$B310]);LEN([.G$1]))=[.G$1];&quot;Yes&quot;;&quot;No&quot;)=IF(LEFT(TRIM([$Translations.$C310]);LEN([.G$1]))=[.G$1];&quot;Yes&quot;;&quot;No&quot;);&quot;&quot;;&quot;NO&quot;)">
            <text:p/>
          </table:table-cell>
        </table:table-row>
        <table:table-row table:style-name="ro8">
          <table:table-cell table:formula="of:=IF(IF(LEFT(TRIM([$Translations.$B311]);LEN([.A$1]))=[.A$1];&quot;Yes&quot;;&quot;No&quot;)=IF(LEFT(TRIM([$Translations.$C311]);LEN([.A$1]))=[.A$1];&quot;Yes&quot;;&quot;No&quot;);&quot;&quot;;&quot;NO&quot;)">
            <text:p/>
          </table:table-cell>
          <table:table-cell table:formula="of:=IF(IF(LEFT(TRIM([$Translations.$B311]);LEN([.B$1]))=[.B$1];&quot;Yes&quot;;&quot;No&quot;)=IF(LEFT(TRIM([$Translations.$C311]);LEN([.B$1]))=[.B$1];&quot;Yes&quot;;&quot;No&quot;);&quot;&quot;;&quot;NO&quot;)">
            <text:p/>
          </table:table-cell>
          <table:table-cell table:formula="of:=IF(IF(LEFT(TRIM([$Translations.$B311]);LEN([.C$1]))=[.C$1];&quot;Yes&quot;;&quot;No&quot;)=IF(LEFT(TRIM([$Translations.$C311]);LEN([.C$1]))=[.C$1];&quot;Yes&quot;;&quot;No&quot;);&quot;&quot;;&quot;NO&quot;)">
            <text:p/>
          </table:table-cell>
          <table:table-cell table:formula="of:=IF(IF(LEFT(TRIM([$Translations.$B311]);LEN([.D$1]))=[.D$1];&quot;Yes&quot;;&quot;No&quot;)=IF(LEFT(TRIM([$Translations.$C311]);LEN([.D$1]))=[.D$1];&quot;Yes&quot;;&quot;No&quot;);&quot;&quot;;&quot;NO&quot;)">
            <text:p/>
          </table:table-cell>
          <table:table-cell table:formula="of:=IF(IF(LEFT(TRIM([$Translations.$B311]);LEN([.E$1]))=[.E$1];&quot;Yes&quot;;&quot;No&quot;)=IF(LEFT(TRIM([$Translations.$C311]);LEN([.E$1]))=[.E$1];&quot;Yes&quot;;&quot;No&quot;);&quot;&quot;;&quot;NO&quot;)">
            <text:p/>
          </table:table-cell>
          <table:table-cell table:formula="of:=IF(IF(LEFT(TRIM([$Translations.$B311]);LEN([.F$1]))=[.F$1];&quot;Yes&quot;;&quot;No&quot;)=IF(LEFT(TRIM([$Translations.$C311]);LEN([.F$1]))=[.F$1];&quot;Yes&quot;;&quot;No&quot;);&quot;&quot;;&quot;NO&quot;)">
            <text:p/>
          </table:table-cell>
          <table:table-cell table:formula="of:=IF(IF(LEFT(TRIM([$Translations.$B311]);LEN([.G$1]))=[.G$1];&quot;Yes&quot;;&quot;No&quot;)=IF(LEFT(TRIM([$Translations.$C311]);LEN([.G$1]))=[.G$1];&quot;Yes&quot;;&quot;No&quot;);&quot;&quot;;&quot;NO&quot;)">
            <text:p/>
          </table:table-cell>
        </table:table-row>
        <table:table-row table:style-name="ro8">
          <table:table-cell table:formula="of:=IF(IF(LEFT(TRIM([$Translations.$B312]);LEN([.A$1]))=[.A$1];&quot;Yes&quot;;&quot;No&quot;)=IF(LEFT(TRIM([$Translations.$C312]);LEN([.A$1]))=[.A$1];&quot;Yes&quot;;&quot;No&quot;);&quot;&quot;;&quot;NO&quot;)">
            <text:p/>
          </table:table-cell>
          <table:table-cell table:formula="of:=IF(IF(LEFT(TRIM([$Translations.$B312]);LEN([.B$1]))=[.B$1];&quot;Yes&quot;;&quot;No&quot;)=IF(LEFT(TRIM([$Translations.$C312]);LEN([.B$1]))=[.B$1];&quot;Yes&quot;;&quot;No&quot;);&quot;&quot;;&quot;NO&quot;)">
            <text:p/>
          </table:table-cell>
          <table:table-cell table:formula="of:=IF(IF(LEFT(TRIM([$Translations.$B312]);LEN([.C$1]))=[.C$1];&quot;Yes&quot;;&quot;No&quot;)=IF(LEFT(TRIM([$Translations.$C312]);LEN([.C$1]))=[.C$1];&quot;Yes&quot;;&quot;No&quot;);&quot;&quot;;&quot;NO&quot;)">
            <text:p/>
          </table:table-cell>
          <table:table-cell table:formula="of:=IF(IF(LEFT(TRIM([$Translations.$B312]);LEN([.D$1]))=[.D$1];&quot;Yes&quot;;&quot;No&quot;)=IF(LEFT(TRIM([$Translations.$C312]);LEN([.D$1]))=[.D$1];&quot;Yes&quot;;&quot;No&quot;);&quot;&quot;;&quot;NO&quot;)">
            <text:p/>
          </table:table-cell>
          <table:table-cell table:formula="of:=IF(IF(LEFT(TRIM([$Translations.$B312]);LEN([.E$1]))=[.E$1];&quot;Yes&quot;;&quot;No&quot;)=IF(LEFT(TRIM([$Translations.$C312]);LEN([.E$1]))=[.E$1];&quot;Yes&quot;;&quot;No&quot;);&quot;&quot;;&quot;NO&quot;)">
            <text:p/>
          </table:table-cell>
          <table:table-cell table:formula="of:=IF(IF(LEFT(TRIM([$Translations.$B312]);LEN([.F$1]))=[.F$1];&quot;Yes&quot;;&quot;No&quot;)=IF(LEFT(TRIM([$Translations.$C312]);LEN([.F$1]))=[.F$1];&quot;Yes&quot;;&quot;No&quot;);&quot;&quot;;&quot;NO&quot;)">
            <text:p/>
          </table:table-cell>
          <table:table-cell table:formula="of:=IF(IF(LEFT(TRIM([$Translations.$B312]);LEN([.G$1]))=[.G$1];&quot;Yes&quot;;&quot;No&quot;)=IF(LEFT(TRIM([$Translations.$C312]);LEN([.G$1]))=[.G$1];&quot;Yes&quot;;&quot;No&quot;);&quot;&quot;;&quot;NO&quot;)">
            <text:p/>
          </table:table-cell>
        </table:table-row>
        <table:table-row table:style-name="ro8">
          <table:table-cell table:formula="of:=IF(IF(LEFT(TRIM([$Translations.$B313]);LEN([.A$1]))=[.A$1];&quot;Yes&quot;;&quot;No&quot;)=IF(LEFT(TRIM([$Translations.$C313]);LEN([.A$1]))=[.A$1];&quot;Yes&quot;;&quot;No&quot;);&quot;&quot;;&quot;NO&quot;)">
            <text:p/>
          </table:table-cell>
          <table:table-cell table:formula="of:=IF(IF(LEFT(TRIM([$Translations.$B313]);LEN([.B$1]))=[.B$1];&quot;Yes&quot;;&quot;No&quot;)=IF(LEFT(TRIM([$Translations.$C313]);LEN([.B$1]))=[.B$1];&quot;Yes&quot;;&quot;No&quot;);&quot;&quot;;&quot;NO&quot;)">
            <text:p/>
          </table:table-cell>
          <table:table-cell table:formula="of:=IF(IF(LEFT(TRIM([$Translations.$B313]);LEN([.C$1]))=[.C$1];&quot;Yes&quot;;&quot;No&quot;)=IF(LEFT(TRIM([$Translations.$C313]);LEN([.C$1]))=[.C$1];&quot;Yes&quot;;&quot;No&quot;);&quot;&quot;;&quot;NO&quot;)">
            <text:p/>
          </table:table-cell>
          <table:table-cell table:formula="of:=IF(IF(LEFT(TRIM([$Translations.$B313]);LEN([.D$1]))=[.D$1];&quot;Yes&quot;;&quot;No&quot;)=IF(LEFT(TRIM([$Translations.$C313]);LEN([.D$1]))=[.D$1];&quot;Yes&quot;;&quot;No&quot;);&quot;&quot;;&quot;NO&quot;)">
            <text:p/>
          </table:table-cell>
          <table:table-cell table:formula="of:=IF(IF(LEFT(TRIM([$Translations.$B313]);LEN([.E$1]))=[.E$1];&quot;Yes&quot;;&quot;No&quot;)=IF(LEFT(TRIM([$Translations.$C313]);LEN([.E$1]))=[.E$1];&quot;Yes&quot;;&quot;No&quot;);&quot;&quot;;&quot;NO&quot;)">
            <text:p/>
          </table:table-cell>
          <table:table-cell table:formula="of:=IF(IF(LEFT(TRIM([$Translations.$B313]);LEN([.F$1]))=[.F$1];&quot;Yes&quot;;&quot;No&quot;)=IF(LEFT(TRIM([$Translations.$C313]);LEN([.F$1]))=[.F$1];&quot;Yes&quot;;&quot;No&quot;);&quot;&quot;;&quot;NO&quot;)">
            <text:p/>
          </table:table-cell>
          <table:table-cell table:formula="of:=IF(IF(LEFT(TRIM([$Translations.$B313]);LEN([.G$1]))=[.G$1];&quot;Yes&quot;;&quot;No&quot;)=IF(LEFT(TRIM([$Translations.$C313]);LEN([.G$1]))=[.G$1];&quot;Yes&quot;;&quot;No&quot;);&quot;&quot;;&quot;NO&quot;)">
            <text:p/>
          </table:table-cell>
        </table:table-row>
        <table:table-row table:style-name="ro8">
          <table:table-cell table:formula="of:=IF(IF(LEFT(TRIM([$Translations.$B314]);LEN([.A$1]))=[.A$1];&quot;Yes&quot;;&quot;No&quot;)=IF(LEFT(TRIM([$Translations.$C314]);LEN([.A$1]))=[.A$1];&quot;Yes&quot;;&quot;No&quot;);&quot;&quot;;&quot;NO&quot;)">
            <text:p/>
          </table:table-cell>
          <table:table-cell table:formula="of:=IF(IF(LEFT(TRIM([$Translations.$B314]);LEN([.B$1]))=[.B$1];&quot;Yes&quot;;&quot;No&quot;)=IF(LEFT(TRIM([$Translations.$C314]);LEN([.B$1]))=[.B$1];&quot;Yes&quot;;&quot;No&quot;);&quot;&quot;;&quot;NO&quot;)">
            <text:p/>
          </table:table-cell>
          <table:table-cell table:formula="of:=IF(IF(LEFT(TRIM([$Translations.$B314]);LEN([.C$1]))=[.C$1];&quot;Yes&quot;;&quot;No&quot;)=IF(LEFT(TRIM([$Translations.$C314]);LEN([.C$1]))=[.C$1];&quot;Yes&quot;;&quot;No&quot;);&quot;&quot;;&quot;NO&quot;)">
            <text:p/>
          </table:table-cell>
          <table:table-cell table:formula="of:=IF(IF(LEFT(TRIM([$Translations.$B314]);LEN([.D$1]))=[.D$1];&quot;Yes&quot;;&quot;No&quot;)=IF(LEFT(TRIM([$Translations.$C314]);LEN([.D$1]))=[.D$1];&quot;Yes&quot;;&quot;No&quot;);&quot;&quot;;&quot;NO&quot;)">
            <text:p/>
          </table:table-cell>
          <table:table-cell table:formula="of:=IF(IF(LEFT(TRIM([$Translations.$B314]);LEN([.E$1]))=[.E$1];&quot;Yes&quot;;&quot;No&quot;)=IF(LEFT(TRIM([$Translations.$C314]);LEN([.E$1]))=[.E$1];&quot;Yes&quot;;&quot;No&quot;);&quot;&quot;;&quot;NO&quot;)">
            <text:p/>
          </table:table-cell>
          <table:table-cell table:formula="of:=IF(IF(LEFT(TRIM([$Translations.$B314]);LEN([.F$1]))=[.F$1];&quot;Yes&quot;;&quot;No&quot;)=IF(LEFT(TRIM([$Translations.$C314]);LEN([.F$1]))=[.F$1];&quot;Yes&quot;;&quot;No&quot;);&quot;&quot;;&quot;NO&quot;)">
            <text:p/>
          </table:table-cell>
          <table:table-cell table:formula="of:=IF(IF(LEFT(TRIM([$Translations.$B314]);LEN([.G$1]))=[.G$1];&quot;Yes&quot;;&quot;No&quot;)=IF(LEFT(TRIM([$Translations.$C314]);LEN([.G$1]))=[.G$1];&quot;Yes&quot;;&quot;No&quot;);&quot;&quot;;&quot;NO&quot;)">
            <text:p/>
          </table:table-cell>
        </table:table-row>
        <table:table-row table:style-name="ro8">
          <table:table-cell table:formula="of:=IF(IF(LEFT(TRIM([$Translations.$B315]);LEN([.A$1]))=[.A$1];&quot;Yes&quot;;&quot;No&quot;)=IF(LEFT(TRIM([$Translations.$C315]);LEN([.A$1]))=[.A$1];&quot;Yes&quot;;&quot;No&quot;);&quot;&quot;;&quot;NO&quot;)">
            <text:p/>
          </table:table-cell>
          <table:table-cell table:formula="of:=IF(IF(LEFT(TRIM([$Translations.$B315]);LEN([.B$1]))=[.B$1];&quot;Yes&quot;;&quot;No&quot;)=IF(LEFT(TRIM([$Translations.$C315]);LEN([.B$1]))=[.B$1];&quot;Yes&quot;;&quot;No&quot;);&quot;&quot;;&quot;NO&quot;)">
            <text:p/>
          </table:table-cell>
          <table:table-cell table:formula="of:=IF(IF(LEFT(TRIM([$Translations.$B315]);LEN([.C$1]))=[.C$1];&quot;Yes&quot;;&quot;No&quot;)=IF(LEFT(TRIM([$Translations.$C315]);LEN([.C$1]))=[.C$1];&quot;Yes&quot;;&quot;No&quot;);&quot;&quot;;&quot;NO&quot;)">
            <text:p/>
          </table:table-cell>
          <table:table-cell table:formula="of:=IF(IF(LEFT(TRIM([$Translations.$B315]);LEN([.D$1]))=[.D$1];&quot;Yes&quot;;&quot;No&quot;)=IF(LEFT(TRIM([$Translations.$C315]);LEN([.D$1]))=[.D$1];&quot;Yes&quot;;&quot;No&quot;);&quot;&quot;;&quot;NO&quot;)">
            <text:p/>
          </table:table-cell>
          <table:table-cell table:formula="of:=IF(IF(LEFT(TRIM([$Translations.$B315]);LEN([.E$1]))=[.E$1];&quot;Yes&quot;;&quot;No&quot;)=IF(LEFT(TRIM([$Translations.$C315]);LEN([.E$1]))=[.E$1];&quot;Yes&quot;;&quot;No&quot;);&quot;&quot;;&quot;NO&quot;)">
            <text:p/>
          </table:table-cell>
          <table:table-cell table:formula="of:=IF(IF(LEFT(TRIM([$Translations.$B315]);LEN([.F$1]))=[.F$1];&quot;Yes&quot;;&quot;No&quot;)=IF(LEFT(TRIM([$Translations.$C315]);LEN([.F$1]))=[.F$1];&quot;Yes&quot;;&quot;No&quot;);&quot;&quot;;&quot;NO&quot;)">
            <text:p/>
          </table:table-cell>
          <table:table-cell table:formula="of:=IF(IF(LEFT(TRIM([$Translations.$B315]);LEN([.G$1]))=[.G$1];&quot;Yes&quot;;&quot;No&quot;)=IF(LEFT(TRIM([$Translations.$C315]);LEN([.G$1]))=[.G$1];&quot;Yes&quot;;&quot;No&quot;);&quot;&quot;;&quot;NO&quot;)">
            <text:p/>
          </table:table-cell>
        </table:table-row>
        <table:table-row table:style-name="ro8">
          <table:table-cell table:formula="of:=IF(IF(LEFT(TRIM([$Translations.$B316]);LEN([.A$1]))=[.A$1];&quot;Yes&quot;;&quot;No&quot;)=IF(LEFT(TRIM([$Translations.$C316]);LEN([.A$1]))=[.A$1];&quot;Yes&quot;;&quot;No&quot;);&quot;&quot;;&quot;NO&quot;)">
            <text:p/>
          </table:table-cell>
          <table:table-cell table:formula="of:=IF(IF(LEFT(TRIM([$Translations.$B316]);LEN([.B$1]))=[.B$1];&quot;Yes&quot;;&quot;No&quot;)=IF(LEFT(TRIM([$Translations.$C316]);LEN([.B$1]))=[.B$1];&quot;Yes&quot;;&quot;No&quot;);&quot;&quot;;&quot;NO&quot;)">
            <text:p/>
          </table:table-cell>
          <table:table-cell table:formula="of:=IF(IF(LEFT(TRIM([$Translations.$B316]);LEN([.C$1]))=[.C$1];&quot;Yes&quot;;&quot;No&quot;)=IF(LEFT(TRIM([$Translations.$C316]);LEN([.C$1]))=[.C$1];&quot;Yes&quot;;&quot;No&quot;);&quot;&quot;;&quot;NO&quot;)">
            <text:p/>
          </table:table-cell>
          <table:table-cell table:formula="of:=IF(IF(LEFT(TRIM([$Translations.$B316]);LEN([.D$1]))=[.D$1];&quot;Yes&quot;;&quot;No&quot;)=IF(LEFT(TRIM([$Translations.$C316]);LEN([.D$1]))=[.D$1];&quot;Yes&quot;;&quot;No&quot;);&quot;&quot;;&quot;NO&quot;)">
            <text:p/>
          </table:table-cell>
          <table:table-cell table:formula="of:=IF(IF(LEFT(TRIM([$Translations.$B316]);LEN([.E$1]))=[.E$1];&quot;Yes&quot;;&quot;No&quot;)=IF(LEFT(TRIM([$Translations.$C316]);LEN([.E$1]))=[.E$1];&quot;Yes&quot;;&quot;No&quot;);&quot;&quot;;&quot;NO&quot;)">
            <text:p/>
          </table:table-cell>
          <table:table-cell table:formula="of:=IF(IF(LEFT(TRIM([$Translations.$B316]);LEN([.F$1]))=[.F$1];&quot;Yes&quot;;&quot;No&quot;)=IF(LEFT(TRIM([$Translations.$C316]);LEN([.F$1]))=[.F$1];&quot;Yes&quot;;&quot;No&quot;);&quot;&quot;;&quot;NO&quot;)">
            <text:p/>
          </table:table-cell>
          <table:table-cell table:formula="of:=IF(IF(LEFT(TRIM([$Translations.$B316]);LEN([.G$1]))=[.G$1];&quot;Yes&quot;;&quot;No&quot;)=IF(LEFT(TRIM([$Translations.$C316]);LEN([.G$1]))=[.G$1];&quot;Yes&quot;;&quot;No&quot;);&quot;&quot;;&quot;NO&quot;)">
            <text:p/>
          </table:table-cell>
        </table:table-row>
        <table:table-row table:style-name="ro8">
          <table:table-cell table:formula="of:=IF(IF(LEFT(TRIM([$Translations.$B317]);LEN([.A$1]))=[.A$1];&quot;Yes&quot;;&quot;No&quot;)=IF(LEFT(TRIM([$Translations.$C317]);LEN([.A$1]))=[.A$1];&quot;Yes&quot;;&quot;No&quot;);&quot;&quot;;&quot;NO&quot;)">
            <text:p/>
          </table:table-cell>
          <table:table-cell table:formula="of:=IF(IF(LEFT(TRIM([$Translations.$B317]);LEN([.B$1]))=[.B$1];&quot;Yes&quot;;&quot;No&quot;)=IF(LEFT(TRIM([$Translations.$C317]);LEN([.B$1]))=[.B$1];&quot;Yes&quot;;&quot;No&quot;);&quot;&quot;;&quot;NO&quot;)">
            <text:p/>
          </table:table-cell>
          <table:table-cell table:formula="of:=IF(IF(LEFT(TRIM([$Translations.$B317]);LEN([.C$1]))=[.C$1];&quot;Yes&quot;;&quot;No&quot;)=IF(LEFT(TRIM([$Translations.$C317]);LEN([.C$1]))=[.C$1];&quot;Yes&quot;;&quot;No&quot;);&quot;&quot;;&quot;NO&quot;)">
            <text:p/>
          </table:table-cell>
          <table:table-cell table:formula="of:=IF(IF(LEFT(TRIM([$Translations.$B317]);LEN([.D$1]))=[.D$1];&quot;Yes&quot;;&quot;No&quot;)=IF(LEFT(TRIM([$Translations.$C317]);LEN([.D$1]))=[.D$1];&quot;Yes&quot;;&quot;No&quot;);&quot;&quot;;&quot;NO&quot;)">
            <text:p/>
          </table:table-cell>
          <table:table-cell table:formula="of:=IF(IF(LEFT(TRIM([$Translations.$B317]);LEN([.E$1]))=[.E$1];&quot;Yes&quot;;&quot;No&quot;)=IF(LEFT(TRIM([$Translations.$C317]);LEN([.E$1]))=[.E$1];&quot;Yes&quot;;&quot;No&quot;);&quot;&quot;;&quot;NO&quot;)">
            <text:p/>
          </table:table-cell>
          <table:table-cell table:formula="of:=IF(IF(LEFT(TRIM([$Translations.$B317]);LEN([.F$1]))=[.F$1];&quot;Yes&quot;;&quot;No&quot;)=IF(LEFT(TRIM([$Translations.$C317]);LEN([.F$1]))=[.F$1];&quot;Yes&quot;;&quot;No&quot;);&quot;&quot;;&quot;NO&quot;)">
            <text:p/>
          </table:table-cell>
          <table:table-cell table:formula="of:=IF(IF(LEFT(TRIM([$Translations.$B317]);LEN([.G$1]))=[.G$1];&quot;Yes&quot;;&quot;No&quot;)=IF(LEFT(TRIM([$Translations.$C317]);LEN([.G$1]))=[.G$1];&quot;Yes&quot;;&quot;No&quot;);&quot;&quot;;&quot;NO&quot;)">
            <text:p/>
          </table:table-cell>
        </table:table-row>
        <table:table-row table:style-name="ro8">
          <table:table-cell table:formula="of:=IF(IF(LEFT(TRIM([$Translations.$B318]);LEN([.A$1]))=[.A$1];&quot;Yes&quot;;&quot;No&quot;)=IF(LEFT(TRIM([$Translations.$C318]);LEN([.A$1]))=[.A$1];&quot;Yes&quot;;&quot;No&quot;);&quot;&quot;;&quot;NO&quot;)">
            <text:p/>
          </table:table-cell>
          <table:table-cell table:formula="of:=IF(IF(LEFT(TRIM([$Translations.$B318]);LEN([.B$1]))=[.B$1];&quot;Yes&quot;;&quot;No&quot;)=IF(LEFT(TRIM([$Translations.$C318]);LEN([.B$1]))=[.B$1];&quot;Yes&quot;;&quot;No&quot;);&quot;&quot;;&quot;NO&quot;)">
            <text:p/>
          </table:table-cell>
          <table:table-cell table:formula="of:=IF(IF(LEFT(TRIM([$Translations.$B318]);LEN([.C$1]))=[.C$1];&quot;Yes&quot;;&quot;No&quot;)=IF(LEFT(TRIM([$Translations.$C318]);LEN([.C$1]))=[.C$1];&quot;Yes&quot;;&quot;No&quot;);&quot;&quot;;&quot;NO&quot;)">
            <text:p/>
          </table:table-cell>
          <table:table-cell table:formula="of:=IF(IF(LEFT(TRIM([$Translations.$B318]);LEN([.D$1]))=[.D$1];&quot;Yes&quot;;&quot;No&quot;)=IF(LEFT(TRIM([$Translations.$C318]);LEN([.D$1]))=[.D$1];&quot;Yes&quot;;&quot;No&quot;);&quot;&quot;;&quot;NO&quot;)">
            <text:p/>
          </table:table-cell>
          <table:table-cell table:formula="of:=IF(IF(LEFT(TRIM([$Translations.$B318]);LEN([.E$1]))=[.E$1];&quot;Yes&quot;;&quot;No&quot;)=IF(LEFT(TRIM([$Translations.$C318]);LEN([.E$1]))=[.E$1];&quot;Yes&quot;;&quot;No&quot;);&quot;&quot;;&quot;NO&quot;)">
            <text:p/>
          </table:table-cell>
          <table:table-cell table:formula="of:=IF(IF(LEFT(TRIM([$Translations.$B318]);LEN([.F$1]))=[.F$1];&quot;Yes&quot;;&quot;No&quot;)=IF(LEFT(TRIM([$Translations.$C318]);LEN([.F$1]))=[.F$1];&quot;Yes&quot;;&quot;No&quot;);&quot;&quot;;&quot;NO&quot;)">
            <text:p/>
          </table:table-cell>
          <table:table-cell table:formula="of:=IF(IF(LEFT(TRIM([$Translations.$B318]);LEN([.G$1]))=[.G$1];&quot;Yes&quot;;&quot;No&quot;)=IF(LEFT(TRIM([$Translations.$C318]);LEN([.G$1]))=[.G$1];&quot;Yes&quot;;&quot;No&quot;);&quot;&quot;;&quot;NO&quot;)">
            <text:p/>
          </table:table-cell>
        </table:table-row>
        <table:table-row table:style-name="ro8">
          <table:table-cell table:formula="of:=IF(IF(LEFT(TRIM([$Translations.$B319]);LEN([.A$1]))=[.A$1];&quot;Yes&quot;;&quot;No&quot;)=IF(LEFT(TRIM([$Translations.$C319]);LEN([.A$1]))=[.A$1];&quot;Yes&quot;;&quot;No&quot;);&quot;&quot;;&quot;NO&quot;)">
            <text:p/>
          </table:table-cell>
          <table:table-cell table:formula="of:=IF(IF(LEFT(TRIM([$Translations.$B319]);LEN([.B$1]))=[.B$1];&quot;Yes&quot;;&quot;No&quot;)=IF(LEFT(TRIM([$Translations.$C319]);LEN([.B$1]))=[.B$1];&quot;Yes&quot;;&quot;No&quot;);&quot;&quot;;&quot;NO&quot;)">
            <text:p/>
          </table:table-cell>
          <table:table-cell table:formula="of:=IF(IF(LEFT(TRIM([$Translations.$B319]);LEN([.C$1]))=[.C$1];&quot;Yes&quot;;&quot;No&quot;)=IF(LEFT(TRIM([$Translations.$C319]);LEN([.C$1]))=[.C$1];&quot;Yes&quot;;&quot;No&quot;);&quot;&quot;;&quot;NO&quot;)">
            <text:p/>
          </table:table-cell>
          <table:table-cell table:formula="of:=IF(IF(LEFT(TRIM([$Translations.$B319]);LEN([.D$1]))=[.D$1];&quot;Yes&quot;;&quot;No&quot;)=IF(LEFT(TRIM([$Translations.$C319]);LEN([.D$1]))=[.D$1];&quot;Yes&quot;;&quot;No&quot;);&quot;&quot;;&quot;NO&quot;)">
            <text:p/>
          </table:table-cell>
          <table:table-cell table:formula="of:=IF(IF(LEFT(TRIM([$Translations.$B319]);LEN([.E$1]))=[.E$1];&quot;Yes&quot;;&quot;No&quot;)=IF(LEFT(TRIM([$Translations.$C319]);LEN([.E$1]))=[.E$1];&quot;Yes&quot;;&quot;No&quot;);&quot;&quot;;&quot;NO&quot;)">
            <text:p/>
          </table:table-cell>
          <table:table-cell table:formula="of:=IF(IF(LEFT(TRIM([$Translations.$B319]);LEN([.F$1]))=[.F$1];&quot;Yes&quot;;&quot;No&quot;)=IF(LEFT(TRIM([$Translations.$C319]);LEN([.F$1]))=[.F$1];&quot;Yes&quot;;&quot;No&quot;);&quot;&quot;;&quot;NO&quot;)">
            <text:p/>
          </table:table-cell>
          <table:table-cell table:formula="of:=IF(IF(LEFT(TRIM([$Translations.$B319]);LEN([.G$1]))=[.G$1];&quot;Yes&quot;;&quot;No&quot;)=IF(LEFT(TRIM([$Translations.$C319]);LEN([.G$1]))=[.G$1];&quot;Yes&quot;;&quot;No&quot;);&quot;&quot;;&quot;NO&quot;)">
            <text:p/>
          </table:table-cell>
        </table:table-row>
        <table:table-row table:style-name="ro8">
          <table:table-cell table:formula="of:=IF(IF(LEFT(TRIM([$Translations.$B320]);LEN([.A$1]))=[.A$1];&quot;Yes&quot;;&quot;No&quot;)=IF(LEFT(TRIM([$Translations.$C320]);LEN([.A$1]))=[.A$1];&quot;Yes&quot;;&quot;No&quot;);&quot;&quot;;&quot;NO&quot;)">
            <text:p/>
          </table:table-cell>
          <table:table-cell table:formula="of:=IF(IF(LEFT(TRIM([$Translations.$B320]);LEN([.B$1]))=[.B$1];&quot;Yes&quot;;&quot;No&quot;)=IF(LEFT(TRIM([$Translations.$C320]);LEN([.B$1]))=[.B$1];&quot;Yes&quot;;&quot;No&quot;);&quot;&quot;;&quot;NO&quot;)">
            <text:p/>
          </table:table-cell>
          <table:table-cell table:formula="of:=IF(IF(LEFT(TRIM([$Translations.$B320]);LEN([.C$1]))=[.C$1];&quot;Yes&quot;;&quot;No&quot;)=IF(LEFT(TRIM([$Translations.$C320]);LEN([.C$1]))=[.C$1];&quot;Yes&quot;;&quot;No&quot;);&quot;&quot;;&quot;NO&quot;)">
            <text:p/>
          </table:table-cell>
          <table:table-cell table:formula="of:=IF(IF(LEFT(TRIM([$Translations.$B320]);LEN([.D$1]))=[.D$1];&quot;Yes&quot;;&quot;No&quot;)=IF(LEFT(TRIM([$Translations.$C320]);LEN([.D$1]))=[.D$1];&quot;Yes&quot;;&quot;No&quot;);&quot;&quot;;&quot;NO&quot;)">
            <text:p/>
          </table:table-cell>
          <table:table-cell table:formula="of:=IF(IF(LEFT(TRIM([$Translations.$B320]);LEN([.E$1]))=[.E$1];&quot;Yes&quot;;&quot;No&quot;)=IF(LEFT(TRIM([$Translations.$C320]);LEN([.E$1]))=[.E$1];&quot;Yes&quot;;&quot;No&quot;);&quot;&quot;;&quot;NO&quot;)">
            <text:p/>
          </table:table-cell>
          <table:table-cell table:formula="of:=IF(IF(LEFT(TRIM([$Translations.$B320]);LEN([.F$1]))=[.F$1];&quot;Yes&quot;;&quot;No&quot;)=IF(LEFT(TRIM([$Translations.$C320]);LEN([.F$1]))=[.F$1];&quot;Yes&quot;;&quot;No&quot;);&quot;&quot;;&quot;NO&quot;)">
            <text:p/>
          </table:table-cell>
          <table:table-cell table:formula="of:=IF(IF(LEFT(TRIM([$Translations.$B320]);LEN([.G$1]))=[.G$1];&quot;Yes&quot;;&quot;No&quot;)=IF(LEFT(TRIM([$Translations.$C320]);LEN([.G$1]))=[.G$1];&quot;Yes&quot;;&quot;No&quot;);&quot;&quot;;&quot;NO&quot;)">
            <text:p/>
          </table:table-cell>
        </table:table-row>
        <table:table-row table:style-name="ro8">
          <table:table-cell table:formula="of:=IF(IF(LEFT(TRIM([$Translations.$B321]);LEN([.A$1]))=[.A$1];&quot;Yes&quot;;&quot;No&quot;)=IF(LEFT(TRIM([$Translations.$C321]);LEN([.A$1]))=[.A$1];&quot;Yes&quot;;&quot;No&quot;);&quot;&quot;;&quot;NO&quot;)">
            <text:p/>
          </table:table-cell>
          <table:table-cell table:formula="of:=IF(IF(LEFT(TRIM([$Translations.$B321]);LEN([.B$1]))=[.B$1];&quot;Yes&quot;;&quot;No&quot;)=IF(LEFT(TRIM([$Translations.$C321]);LEN([.B$1]))=[.B$1];&quot;Yes&quot;;&quot;No&quot;);&quot;&quot;;&quot;NO&quot;)">
            <text:p/>
          </table:table-cell>
          <table:table-cell table:formula="of:=IF(IF(LEFT(TRIM([$Translations.$B321]);LEN([.C$1]))=[.C$1];&quot;Yes&quot;;&quot;No&quot;)=IF(LEFT(TRIM([$Translations.$C321]);LEN([.C$1]))=[.C$1];&quot;Yes&quot;;&quot;No&quot;);&quot;&quot;;&quot;NO&quot;)">
            <text:p/>
          </table:table-cell>
          <table:table-cell table:formula="of:=IF(IF(LEFT(TRIM([$Translations.$B321]);LEN([.D$1]))=[.D$1];&quot;Yes&quot;;&quot;No&quot;)=IF(LEFT(TRIM([$Translations.$C321]);LEN([.D$1]))=[.D$1];&quot;Yes&quot;;&quot;No&quot;);&quot;&quot;;&quot;NO&quot;)">
            <text:p/>
          </table:table-cell>
          <table:table-cell table:formula="of:=IF(IF(LEFT(TRIM([$Translations.$B321]);LEN([.E$1]))=[.E$1];&quot;Yes&quot;;&quot;No&quot;)=IF(LEFT(TRIM([$Translations.$C321]);LEN([.E$1]))=[.E$1];&quot;Yes&quot;;&quot;No&quot;);&quot;&quot;;&quot;NO&quot;)">
            <text:p/>
          </table:table-cell>
          <table:table-cell table:formula="of:=IF(IF(LEFT(TRIM([$Translations.$B321]);LEN([.F$1]))=[.F$1];&quot;Yes&quot;;&quot;No&quot;)=IF(LEFT(TRIM([$Translations.$C321]);LEN([.F$1]))=[.F$1];&quot;Yes&quot;;&quot;No&quot;);&quot;&quot;;&quot;NO&quot;)">
            <text:p/>
          </table:table-cell>
          <table:table-cell table:formula="of:=IF(IF(LEFT(TRIM([$Translations.$B321]);LEN([.G$1]))=[.G$1];&quot;Yes&quot;;&quot;No&quot;)=IF(LEFT(TRIM([$Translations.$C321]);LEN([.G$1]))=[.G$1];&quot;Yes&quot;;&quot;No&quot;);&quot;&quot;;&quot;NO&quot;)">
            <text:p/>
          </table:table-cell>
        </table:table-row>
        <table:table-row table:style-name="ro8">
          <table:table-cell table:formula="of:=IF(IF(LEFT(TRIM([$Translations.$B322]);LEN([.A$1]))=[.A$1];&quot;Yes&quot;;&quot;No&quot;)=IF(LEFT(TRIM([$Translations.$C322]);LEN([.A$1]))=[.A$1];&quot;Yes&quot;;&quot;No&quot;);&quot;&quot;;&quot;NO&quot;)">
            <text:p/>
          </table:table-cell>
          <table:table-cell table:formula="of:=IF(IF(LEFT(TRIM([$Translations.$B322]);LEN([.B$1]))=[.B$1];&quot;Yes&quot;;&quot;No&quot;)=IF(LEFT(TRIM([$Translations.$C322]);LEN([.B$1]))=[.B$1];&quot;Yes&quot;;&quot;No&quot;);&quot;&quot;;&quot;NO&quot;)">
            <text:p/>
          </table:table-cell>
          <table:table-cell table:formula="of:=IF(IF(LEFT(TRIM([$Translations.$B322]);LEN([.C$1]))=[.C$1];&quot;Yes&quot;;&quot;No&quot;)=IF(LEFT(TRIM([$Translations.$C322]);LEN([.C$1]))=[.C$1];&quot;Yes&quot;;&quot;No&quot;);&quot;&quot;;&quot;NO&quot;)">
            <text:p/>
          </table:table-cell>
          <table:table-cell table:formula="of:=IF(IF(LEFT(TRIM([$Translations.$B322]);LEN([.D$1]))=[.D$1];&quot;Yes&quot;;&quot;No&quot;)=IF(LEFT(TRIM([$Translations.$C322]);LEN([.D$1]))=[.D$1];&quot;Yes&quot;;&quot;No&quot;);&quot;&quot;;&quot;NO&quot;)">
            <text:p/>
          </table:table-cell>
          <table:table-cell table:formula="of:=IF(IF(LEFT(TRIM([$Translations.$B322]);LEN([.E$1]))=[.E$1];&quot;Yes&quot;;&quot;No&quot;)=IF(LEFT(TRIM([$Translations.$C322]);LEN([.E$1]))=[.E$1];&quot;Yes&quot;;&quot;No&quot;);&quot;&quot;;&quot;NO&quot;)">
            <text:p/>
          </table:table-cell>
          <table:table-cell table:formula="of:=IF(IF(LEFT(TRIM([$Translations.$B322]);LEN([.F$1]))=[.F$1];&quot;Yes&quot;;&quot;No&quot;)=IF(LEFT(TRIM([$Translations.$C322]);LEN([.F$1]))=[.F$1];&quot;Yes&quot;;&quot;No&quot;);&quot;&quot;;&quot;NO&quot;)">
            <text:p/>
          </table:table-cell>
          <table:table-cell table:formula="of:=IF(IF(LEFT(TRIM([$Translations.$B322]);LEN([.G$1]))=[.G$1];&quot;Yes&quot;;&quot;No&quot;)=IF(LEFT(TRIM([$Translations.$C322]);LEN([.G$1]))=[.G$1];&quot;Yes&quot;;&quot;No&quot;);&quot;&quot;;&quot;NO&quot;)">
            <text:p/>
          </table:table-cell>
        </table:table-row>
        <table:table-row table:style-name="ro8">
          <table:table-cell table:formula="of:=IF(IF(LEFT(TRIM([$Translations.$B323]);LEN([.A$1]))=[.A$1];&quot;Yes&quot;;&quot;No&quot;)=IF(LEFT(TRIM([$Translations.$C323]);LEN([.A$1]))=[.A$1];&quot;Yes&quot;;&quot;No&quot;);&quot;&quot;;&quot;NO&quot;)">
            <text:p/>
          </table:table-cell>
          <table:table-cell table:formula="of:=IF(IF(LEFT(TRIM([$Translations.$B323]);LEN([.B$1]))=[.B$1];&quot;Yes&quot;;&quot;No&quot;)=IF(LEFT(TRIM([$Translations.$C323]);LEN([.B$1]))=[.B$1];&quot;Yes&quot;;&quot;No&quot;);&quot;&quot;;&quot;NO&quot;)">
            <text:p/>
          </table:table-cell>
          <table:table-cell table:formula="of:=IF(IF(LEFT(TRIM([$Translations.$B323]);LEN([.C$1]))=[.C$1];&quot;Yes&quot;;&quot;No&quot;)=IF(LEFT(TRIM([$Translations.$C323]);LEN([.C$1]))=[.C$1];&quot;Yes&quot;;&quot;No&quot;);&quot;&quot;;&quot;NO&quot;)">
            <text:p/>
          </table:table-cell>
          <table:table-cell table:formula="of:=IF(IF(LEFT(TRIM([$Translations.$B323]);LEN([.D$1]))=[.D$1];&quot;Yes&quot;;&quot;No&quot;)=IF(LEFT(TRIM([$Translations.$C323]);LEN([.D$1]))=[.D$1];&quot;Yes&quot;;&quot;No&quot;);&quot;&quot;;&quot;NO&quot;)">
            <text:p/>
          </table:table-cell>
          <table:table-cell table:formula="of:=IF(IF(LEFT(TRIM([$Translations.$B323]);LEN([.E$1]))=[.E$1];&quot;Yes&quot;;&quot;No&quot;)=IF(LEFT(TRIM([$Translations.$C323]);LEN([.E$1]))=[.E$1];&quot;Yes&quot;;&quot;No&quot;);&quot;&quot;;&quot;NO&quot;)">
            <text:p/>
          </table:table-cell>
          <table:table-cell table:formula="of:=IF(IF(LEFT(TRIM([$Translations.$B323]);LEN([.F$1]))=[.F$1];&quot;Yes&quot;;&quot;No&quot;)=IF(LEFT(TRIM([$Translations.$C323]);LEN([.F$1]))=[.F$1];&quot;Yes&quot;;&quot;No&quot;);&quot;&quot;;&quot;NO&quot;)">
            <text:p/>
          </table:table-cell>
          <table:table-cell table:formula="of:=IF(IF(LEFT(TRIM([$Translations.$B323]);LEN([.G$1]))=[.G$1];&quot;Yes&quot;;&quot;No&quot;)=IF(LEFT(TRIM([$Translations.$C323]);LEN([.G$1]))=[.G$1];&quot;Yes&quot;;&quot;No&quot;);&quot;&quot;;&quot;NO&quot;)">
            <text:p/>
          </table:table-cell>
        </table:table-row>
        <table:table-row table:style-name="ro8">
          <table:table-cell table:formula="of:=IF(IF(LEFT(TRIM([$Translations.$B324]);LEN([.A$1]))=[.A$1];&quot;Yes&quot;;&quot;No&quot;)=IF(LEFT(TRIM([$Translations.$C324]);LEN([.A$1]))=[.A$1];&quot;Yes&quot;;&quot;No&quot;);&quot;&quot;;&quot;NO&quot;)">
            <text:p/>
          </table:table-cell>
          <table:table-cell table:formula="of:=IF(IF(LEFT(TRIM([$Translations.$B324]);LEN([.B$1]))=[.B$1];&quot;Yes&quot;;&quot;No&quot;)=IF(LEFT(TRIM([$Translations.$C324]);LEN([.B$1]))=[.B$1];&quot;Yes&quot;;&quot;No&quot;);&quot;&quot;;&quot;NO&quot;)">
            <text:p/>
          </table:table-cell>
          <table:table-cell table:formula="of:=IF(IF(LEFT(TRIM([$Translations.$B324]);LEN([.C$1]))=[.C$1];&quot;Yes&quot;;&quot;No&quot;)=IF(LEFT(TRIM([$Translations.$C324]);LEN([.C$1]))=[.C$1];&quot;Yes&quot;;&quot;No&quot;);&quot;&quot;;&quot;NO&quot;)">
            <text:p/>
          </table:table-cell>
          <table:table-cell table:formula="of:=IF(IF(LEFT(TRIM([$Translations.$B324]);LEN([.D$1]))=[.D$1];&quot;Yes&quot;;&quot;No&quot;)=IF(LEFT(TRIM([$Translations.$C324]);LEN([.D$1]))=[.D$1];&quot;Yes&quot;;&quot;No&quot;);&quot;&quot;;&quot;NO&quot;)">
            <text:p/>
          </table:table-cell>
          <table:table-cell table:formula="of:=IF(IF(LEFT(TRIM([$Translations.$B324]);LEN([.E$1]))=[.E$1];&quot;Yes&quot;;&quot;No&quot;)=IF(LEFT(TRIM([$Translations.$C324]);LEN([.E$1]))=[.E$1];&quot;Yes&quot;;&quot;No&quot;);&quot;&quot;;&quot;NO&quot;)">
            <text:p/>
          </table:table-cell>
          <table:table-cell table:formula="of:=IF(IF(LEFT(TRIM([$Translations.$B324]);LEN([.F$1]))=[.F$1];&quot;Yes&quot;;&quot;No&quot;)=IF(LEFT(TRIM([$Translations.$C324]);LEN([.F$1]))=[.F$1];&quot;Yes&quot;;&quot;No&quot;);&quot;&quot;;&quot;NO&quot;)">
            <text:p/>
          </table:table-cell>
          <table:table-cell table:formula="of:=IF(IF(LEFT(TRIM([$Translations.$B324]);LEN([.G$1]))=[.G$1];&quot;Yes&quot;;&quot;No&quot;)=IF(LEFT(TRIM([$Translations.$C324]);LEN([.G$1]))=[.G$1];&quot;Yes&quot;;&quot;No&quot;);&quot;&quot;;&quot;NO&quot;)">
            <text:p/>
          </table:table-cell>
        </table:table-row>
        <table:table-row table:style-name="ro8">
          <table:table-cell table:formula="of:=IF(IF(LEFT(TRIM([$Translations.$B325]);LEN([.A$1]))=[.A$1];&quot;Yes&quot;;&quot;No&quot;)=IF(LEFT(TRIM([$Translations.$C325]);LEN([.A$1]))=[.A$1];&quot;Yes&quot;;&quot;No&quot;);&quot;&quot;;&quot;NO&quot;)">
            <text:p/>
          </table:table-cell>
          <table:table-cell table:formula="of:=IF(IF(LEFT(TRIM([$Translations.$B325]);LEN([.B$1]))=[.B$1];&quot;Yes&quot;;&quot;No&quot;)=IF(LEFT(TRIM([$Translations.$C325]);LEN([.B$1]))=[.B$1];&quot;Yes&quot;;&quot;No&quot;);&quot;&quot;;&quot;NO&quot;)">
            <text:p/>
          </table:table-cell>
          <table:table-cell table:formula="of:=IF(IF(LEFT(TRIM([$Translations.$B325]);LEN([.C$1]))=[.C$1];&quot;Yes&quot;;&quot;No&quot;)=IF(LEFT(TRIM([$Translations.$C325]);LEN([.C$1]))=[.C$1];&quot;Yes&quot;;&quot;No&quot;);&quot;&quot;;&quot;NO&quot;)">
            <text:p/>
          </table:table-cell>
          <table:table-cell table:formula="of:=IF(IF(LEFT(TRIM([$Translations.$B325]);LEN([.D$1]))=[.D$1];&quot;Yes&quot;;&quot;No&quot;)=IF(LEFT(TRIM([$Translations.$C325]);LEN([.D$1]))=[.D$1];&quot;Yes&quot;;&quot;No&quot;);&quot;&quot;;&quot;NO&quot;)">
            <text:p/>
          </table:table-cell>
          <table:table-cell table:formula="of:=IF(IF(LEFT(TRIM([$Translations.$B325]);LEN([.E$1]))=[.E$1];&quot;Yes&quot;;&quot;No&quot;)=IF(LEFT(TRIM([$Translations.$C325]);LEN([.E$1]))=[.E$1];&quot;Yes&quot;;&quot;No&quot;);&quot;&quot;;&quot;NO&quot;)">
            <text:p/>
          </table:table-cell>
          <table:table-cell table:formula="of:=IF(IF(LEFT(TRIM([$Translations.$B325]);LEN([.F$1]))=[.F$1];&quot;Yes&quot;;&quot;No&quot;)=IF(LEFT(TRIM([$Translations.$C325]);LEN([.F$1]))=[.F$1];&quot;Yes&quot;;&quot;No&quot;);&quot;&quot;;&quot;NO&quot;)">
            <text:p/>
          </table:table-cell>
          <table:table-cell table:formula="of:=IF(IF(LEFT(TRIM([$Translations.$B325]);LEN([.G$1]))=[.G$1];&quot;Yes&quot;;&quot;No&quot;)=IF(LEFT(TRIM([$Translations.$C325]);LEN([.G$1]))=[.G$1];&quot;Yes&quot;;&quot;No&quot;);&quot;&quot;;&quot;NO&quot;)">
            <text:p/>
          </table:table-cell>
        </table:table-row>
        <table:table-row table:style-name="ro8">
          <table:table-cell table:formula="of:=IF(IF(LEFT(TRIM([$Translations.$B326]);LEN([.A$1]))=[.A$1];&quot;Yes&quot;;&quot;No&quot;)=IF(LEFT(TRIM([$Translations.$C326]);LEN([.A$1]))=[.A$1];&quot;Yes&quot;;&quot;No&quot;);&quot;&quot;;&quot;NO&quot;)">
            <text:p/>
          </table:table-cell>
          <table:table-cell table:formula="of:=IF(IF(LEFT(TRIM([$Translations.$B326]);LEN([.B$1]))=[.B$1];&quot;Yes&quot;;&quot;No&quot;)=IF(LEFT(TRIM([$Translations.$C326]);LEN([.B$1]))=[.B$1];&quot;Yes&quot;;&quot;No&quot;);&quot;&quot;;&quot;NO&quot;)">
            <text:p/>
          </table:table-cell>
          <table:table-cell table:formula="of:=IF(IF(LEFT(TRIM([$Translations.$B326]);LEN([.C$1]))=[.C$1];&quot;Yes&quot;;&quot;No&quot;)=IF(LEFT(TRIM([$Translations.$C326]);LEN([.C$1]))=[.C$1];&quot;Yes&quot;;&quot;No&quot;);&quot;&quot;;&quot;NO&quot;)">
            <text:p/>
          </table:table-cell>
          <table:table-cell table:formula="of:=IF(IF(LEFT(TRIM([$Translations.$B326]);LEN([.D$1]))=[.D$1];&quot;Yes&quot;;&quot;No&quot;)=IF(LEFT(TRIM([$Translations.$C326]);LEN([.D$1]))=[.D$1];&quot;Yes&quot;;&quot;No&quot;);&quot;&quot;;&quot;NO&quot;)">
            <text:p/>
          </table:table-cell>
          <table:table-cell table:formula="of:=IF(IF(LEFT(TRIM([$Translations.$B326]);LEN([.E$1]))=[.E$1];&quot;Yes&quot;;&quot;No&quot;)=IF(LEFT(TRIM([$Translations.$C326]);LEN([.E$1]))=[.E$1];&quot;Yes&quot;;&quot;No&quot;);&quot;&quot;;&quot;NO&quot;)">
            <text:p/>
          </table:table-cell>
          <table:table-cell table:formula="of:=IF(IF(LEFT(TRIM([$Translations.$B326]);LEN([.F$1]))=[.F$1];&quot;Yes&quot;;&quot;No&quot;)=IF(LEFT(TRIM([$Translations.$C326]);LEN([.F$1]))=[.F$1];&quot;Yes&quot;;&quot;No&quot;);&quot;&quot;;&quot;NO&quot;)">
            <text:p/>
          </table:table-cell>
          <table:table-cell table:formula="of:=IF(IF(LEFT(TRIM([$Translations.$B326]);LEN([.G$1]))=[.G$1];&quot;Yes&quot;;&quot;No&quot;)=IF(LEFT(TRIM([$Translations.$C326]);LEN([.G$1]))=[.G$1];&quot;Yes&quot;;&quot;No&quot;);&quot;&quot;;&quot;NO&quot;)">
            <text:p/>
          </table:table-cell>
        </table:table-row>
        <table:table-row table:style-name="ro8">
          <table:table-cell table:formula="of:=IF(IF(LEFT(TRIM([$Translations.$B327]);LEN([.A$1]))=[.A$1];&quot;Yes&quot;;&quot;No&quot;)=IF(LEFT(TRIM([$Translations.$C327]);LEN([.A$1]))=[.A$1];&quot;Yes&quot;;&quot;No&quot;);&quot;&quot;;&quot;NO&quot;)">
            <text:p/>
          </table:table-cell>
          <table:table-cell table:formula="of:=IF(IF(LEFT(TRIM([$Translations.$B327]);LEN([.B$1]))=[.B$1];&quot;Yes&quot;;&quot;No&quot;)=IF(LEFT(TRIM([$Translations.$C327]);LEN([.B$1]))=[.B$1];&quot;Yes&quot;;&quot;No&quot;);&quot;&quot;;&quot;NO&quot;)">
            <text:p/>
          </table:table-cell>
          <table:table-cell table:formula="of:=IF(IF(LEFT(TRIM([$Translations.$B327]);LEN([.C$1]))=[.C$1];&quot;Yes&quot;;&quot;No&quot;)=IF(LEFT(TRIM([$Translations.$C327]);LEN([.C$1]))=[.C$1];&quot;Yes&quot;;&quot;No&quot;);&quot;&quot;;&quot;NO&quot;)">
            <text:p/>
          </table:table-cell>
          <table:table-cell table:formula="of:=IF(IF(LEFT(TRIM([$Translations.$B327]);LEN([.D$1]))=[.D$1];&quot;Yes&quot;;&quot;No&quot;)=IF(LEFT(TRIM([$Translations.$C327]);LEN([.D$1]))=[.D$1];&quot;Yes&quot;;&quot;No&quot;);&quot;&quot;;&quot;NO&quot;)">
            <text:p/>
          </table:table-cell>
          <table:table-cell table:formula="of:=IF(IF(LEFT(TRIM([$Translations.$B327]);LEN([.E$1]))=[.E$1];&quot;Yes&quot;;&quot;No&quot;)=IF(LEFT(TRIM([$Translations.$C327]);LEN([.E$1]))=[.E$1];&quot;Yes&quot;;&quot;No&quot;);&quot;&quot;;&quot;NO&quot;)">
            <text:p/>
          </table:table-cell>
          <table:table-cell table:formula="of:=IF(IF(LEFT(TRIM([$Translations.$B327]);LEN([.F$1]))=[.F$1];&quot;Yes&quot;;&quot;No&quot;)=IF(LEFT(TRIM([$Translations.$C327]);LEN([.F$1]))=[.F$1];&quot;Yes&quot;;&quot;No&quot;);&quot;&quot;;&quot;NO&quot;)">
            <text:p/>
          </table:table-cell>
          <table:table-cell table:formula="of:=IF(IF(LEFT(TRIM([$Translations.$B327]);LEN([.G$1]))=[.G$1];&quot;Yes&quot;;&quot;No&quot;)=IF(LEFT(TRIM([$Translations.$C327]);LEN([.G$1]))=[.G$1];&quot;Yes&quot;;&quot;No&quot;);&quot;&quot;;&quot;NO&quot;)">
            <text:p/>
          </table:table-cell>
        </table:table-row>
        <table:table-row table:style-name="ro8">
          <table:table-cell table:formula="of:=IF(IF(LEFT(TRIM([$Translations.$B328]);LEN([.A$1]))=[.A$1];&quot;Yes&quot;;&quot;No&quot;)=IF(LEFT(TRIM([$Translations.$C328]);LEN([.A$1]))=[.A$1];&quot;Yes&quot;;&quot;No&quot;);&quot;&quot;;&quot;NO&quot;)">
            <text:p/>
          </table:table-cell>
          <table:table-cell table:formula="of:=IF(IF(LEFT(TRIM([$Translations.$B328]);LEN([.B$1]))=[.B$1];&quot;Yes&quot;;&quot;No&quot;)=IF(LEFT(TRIM([$Translations.$C328]);LEN([.B$1]))=[.B$1];&quot;Yes&quot;;&quot;No&quot;);&quot;&quot;;&quot;NO&quot;)">
            <text:p/>
          </table:table-cell>
          <table:table-cell table:formula="of:=IF(IF(LEFT(TRIM([$Translations.$B328]);LEN([.C$1]))=[.C$1];&quot;Yes&quot;;&quot;No&quot;)=IF(LEFT(TRIM([$Translations.$C328]);LEN([.C$1]))=[.C$1];&quot;Yes&quot;;&quot;No&quot;);&quot;&quot;;&quot;NO&quot;)">
            <text:p/>
          </table:table-cell>
          <table:table-cell table:formula="of:=IF(IF(LEFT(TRIM([$Translations.$B328]);LEN([.D$1]))=[.D$1];&quot;Yes&quot;;&quot;No&quot;)=IF(LEFT(TRIM([$Translations.$C328]);LEN([.D$1]))=[.D$1];&quot;Yes&quot;;&quot;No&quot;);&quot;&quot;;&quot;NO&quot;)">
            <text:p/>
          </table:table-cell>
          <table:table-cell table:formula="of:=IF(IF(LEFT(TRIM([$Translations.$B328]);LEN([.E$1]))=[.E$1];&quot;Yes&quot;;&quot;No&quot;)=IF(LEFT(TRIM([$Translations.$C328]);LEN([.E$1]))=[.E$1];&quot;Yes&quot;;&quot;No&quot;);&quot;&quot;;&quot;NO&quot;)">
            <text:p/>
          </table:table-cell>
          <table:table-cell table:formula="of:=IF(IF(LEFT(TRIM([$Translations.$B328]);LEN([.F$1]))=[.F$1];&quot;Yes&quot;;&quot;No&quot;)=IF(LEFT(TRIM([$Translations.$C328]);LEN([.F$1]))=[.F$1];&quot;Yes&quot;;&quot;No&quot;);&quot;&quot;;&quot;NO&quot;)">
            <text:p/>
          </table:table-cell>
          <table:table-cell table:formula="of:=IF(IF(LEFT(TRIM([$Translations.$B328]);LEN([.G$1]))=[.G$1];&quot;Yes&quot;;&quot;No&quot;)=IF(LEFT(TRIM([$Translations.$C328]);LEN([.G$1]))=[.G$1];&quot;Yes&quot;;&quot;No&quot;);&quot;&quot;;&quot;NO&quot;)">
            <text:p/>
          </table:table-cell>
        </table:table-row>
        <table:table-row table:style-name="ro8">
          <table:table-cell table:formula="of:=IF(IF(LEFT(TRIM([$Translations.$B329]);LEN([.A$1]))=[.A$1];&quot;Yes&quot;;&quot;No&quot;)=IF(LEFT(TRIM([$Translations.$C329]);LEN([.A$1]))=[.A$1];&quot;Yes&quot;;&quot;No&quot;);&quot;&quot;;&quot;NO&quot;)">
            <text:p/>
          </table:table-cell>
          <table:table-cell table:formula="of:=IF(IF(LEFT(TRIM([$Translations.$B329]);LEN([.B$1]))=[.B$1];&quot;Yes&quot;;&quot;No&quot;)=IF(LEFT(TRIM([$Translations.$C329]);LEN([.B$1]))=[.B$1];&quot;Yes&quot;;&quot;No&quot;);&quot;&quot;;&quot;NO&quot;)">
            <text:p/>
          </table:table-cell>
          <table:table-cell table:formula="of:=IF(IF(LEFT(TRIM([$Translations.$B329]);LEN([.C$1]))=[.C$1];&quot;Yes&quot;;&quot;No&quot;)=IF(LEFT(TRIM([$Translations.$C329]);LEN([.C$1]))=[.C$1];&quot;Yes&quot;;&quot;No&quot;);&quot;&quot;;&quot;NO&quot;)">
            <text:p/>
          </table:table-cell>
          <table:table-cell table:formula="of:=IF(IF(LEFT(TRIM([$Translations.$B329]);LEN([.D$1]))=[.D$1];&quot;Yes&quot;;&quot;No&quot;)=IF(LEFT(TRIM([$Translations.$C329]);LEN([.D$1]))=[.D$1];&quot;Yes&quot;;&quot;No&quot;);&quot;&quot;;&quot;NO&quot;)">
            <text:p/>
          </table:table-cell>
          <table:table-cell table:formula="of:=IF(IF(LEFT(TRIM([$Translations.$B329]);LEN([.E$1]))=[.E$1];&quot;Yes&quot;;&quot;No&quot;)=IF(LEFT(TRIM([$Translations.$C329]);LEN([.E$1]))=[.E$1];&quot;Yes&quot;;&quot;No&quot;);&quot;&quot;;&quot;NO&quot;)">
            <text:p/>
          </table:table-cell>
          <table:table-cell table:formula="of:=IF(IF(LEFT(TRIM([$Translations.$B329]);LEN([.F$1]))=[.F$1];&quot;Yes&quot;;&quot;No&quot;)=IF(LEFT(TRIM([$Translations.$C329]);LEN([.F$1]))=[.F$1];&quot;Yes&quot;;&quot;No&quot;);&quot;&quot;;&quot;NO&quot;)">
            <text:p/>
          </table:table-cell>
          <table:table-cell table:formula="of:=IF(IF(LEFT(TRIM([$Translations.$B329]);LEN([.G$1]))=[.G$1];&quot;Yes&quot;;&quot;No&quot;)=IF(LEFT(TRIM([$Translations.$C329]);LEN([.G$1]))=[.G$1];&quot;Yes&quot;;&quot;No&quot;);&quot;&quot;;&quot;NO&quot;)">
            <text:p/>
          </table:table-cell>
        </table:table-row>
        <table:table-row table:style-name="ro8">
          <table:table-cell table:formula="of:=IF(IF(LEFT(TRIM([$Translations.$B330]);LEN([.A$1]))=[.A$1];&quot;Yes&quot;;&quot;No&quot;)=IF(LEFT(TRIM([$Translations.$C330]);LEN([.A$1]))=[.A$1];&quot;Yes&quot;;&quot;No&quot;);&quot;&quot;;&quot;NO&quot;)">
            <text:p/>
          </table:table-cell>
          <table:table-cell table:formula="of:=IF(IF(LEFT(TRIM([$Translations.$B330]);LEN([.B$1]))=[.B$1];&quot;Yes&quot;;&quot;No&quot;)=IF(LEFT(TRIM([$Translations.$C330]);LEN([.B$1]))=[.B$1];&quot;Yes&quot;;&quot;No&quot;);&quot;&quot;;&quot;NO&quot;)">
            <text:p/>
          </table:table-cell>
          <table:table-cell table:formula="of:=IF(IF(LEFT(TRIM([$Translations.$B330]);LEN([.C$1]))=[.C$1];&quot;Yes&quot;;&quot;No&quot;)=IF(LEFT(TRIM([$Translations.$C330]);LEN([.C$1]))=[.C$1];&quot;Yes&quot;;&quot;No&quot;);&quot;&quot;;&quot;NO&quot;)">
            <text:p/>
          </table:table-cell>
          <table:table-cell table:formula="of:=IF(IF(LEFT(TRIM([$Translations.$B330]);LEN([.D$1]))=[.D$1];&quot;Yes&quot;;&quot;No&quot;)=IF(LEFT(TRIM([$Translations.$C330]);LEN([.D$1]))=[.D$1];&quot;Yes&quot;;&quot;No&quot;);&quot;&quot;;&quot;NO&quot;)">
            <text:p/>
          </table:table-cell>
          <table:table-cell table:formula="of:=IF(IF(LEFT(TRIM([$Translations.$B330]);LEN([.E$1]))=[.E$1];&quot;Yes&quot;;&quot;No&quot;)=IF(LEFT(TRIM([$Translations.$C330]);LEN([.E$1]))=[.E$1];&quot;Yes&quot;;&quot;No&quot;);&quot;&quot;;&quot;NO&quot;)">
            <text:p/>
          </table:table-cell>
          <table:table-cell table:formula="of:=IF(IF(LEFT(TRIM([$Translations.$B330]);LEN([.F$1]))=[.F$1];&quot;Yes&quot;;&quot;No&quot;)=IF(LEFT(TRIM([$Translations.$C330]);LEN([.F$1]))=[.F$1];&quot;Yes&quot;;&quot;No&quot;);&quot;&quot;;&quot;NO&quot;)">
            <text:p/>
          </table:table-cell>
          <table:table-cell table:formula="of:=IF(IF(LEFT(TRIM([$Translations.$B330]);LEN([.G$1]))=[.G$1];&quot;Yes&quot;;&quot;No&quot;)=IF(LEFT(TRIM([$Translations.$C330]);LEN([.G$1]))=[.G$1];&quot;Yes&quot;;&quot;No&quot;);&quot;&quot;;&quot;NO&quot;)">
            <text:p/>
          </table:table-cell>
        </table:table-row>
        <table:table-row table:style-name="ro8">
          <table:table-cell table:formula="of:=IF(IF(LEFT(TRIM([$Translations.$B331]);LEN([.A$1]))=[.A$1];&quot;Yes&quot;;&quot;No&quot;)=IF(LEFT(TRIM([$Translations.$C331]);LEN([.A$1]))=[.A$1];&quot;Yes&quot;;&quot;No&quot;);&quot;&quot;;&quot;NO&quot;)">
            <text:p/>
          </table:table-cell>
          <table:table-cell table:formula="of:=IF(IF(LEFT(TRIM([$Translations.$B331]);LEN([.B$1]))=[.B$1];&quot;Yes&quot;;&quot;No&quot;)=IF(LEFT(TRIM([$Translations.$C331]);LEN([.B$1]))=[.B$1];&quot;Yes&quot;;&quot;No&quot;);&quot;&quot;;&quot;NO&quot;)">
            <text:p/>
          </table:table-cell>
          <table:table-cell table:formula="of:=IF(IF(LEFT(TRIM([$Translations.$B331]);LEN([.C$1]))=[.C$1];&quot;Yes&quot;;&quot;No&quot;)=IF(LEFT(TRIM([$Translations.$C331]);LEN([.C$1]))=[.C$1];&quot;Yes&quot;;&quot;No&quot;);&quot;&quot;;&quot;NO&quot;)">
            <text:p/>
          </table:table-cell>
          <table:table-cell table:formula="of:=IF(IF(LEFT(TRIM([$Translations.$B331]);LEN([.D$1]))=[.D$1];&quot;Yes&quot;;&quot;No&quot;)=IF(LEFT(TRIM([$Translations.$C331]);LEN([.D$1]))=[.D$1];&quot;Yes&quot;;&quot;No&quot;);&quot;&quot;;&quot;NO&quot;)">
            <text:p/>
          </table:table-cell>
          <table:table-cell table:formula="of:=IF(IF(LEFT(TRIM([$Translations.$B331]);LEN([.E$1]))=[.E$1];&quot;Yes&quot;;&quot;No&quot;)=IF(LEFT(TRIM([$Translations.$C331]);LEN([.E$1]))=[.E$1];&quot;Yes&quot;;&quot;No&quot;);&quot;&quot;;&quot;NO&quot;)">
            <text:p/>
          </table:table-cell>
          <table:table-cell table:formula="of:=IF(IF(LEFT(TRIM([$Translations.$B331]);LEN([.F$1]))=[.F$1];&quot;Yes&quot;;&quot;No&quot;)=IF(LEFT(TRIM([$Translations.$C331]);LEN([.F$1]))=[.F$1];&quot;Yes&quot;;&quot;No&quot;);&quot;&quot;;&quot;NO&quot;)">
            <text:p/>
          </table:table-cell>
          <table:table-cell table:formula="of:=IF(IF(LEFT(TRIM([$Translations.$B331]);LEN([.G$1]))=[.G$1];&quot;Yes&quot;;&quot;No&quot;)=IF(LEFT(TRIM([$Translations.$C331]);LEN([.G$1]))=[.G$1];&quot;Yes&quot;;&quot;No&quot;);&quot;&quot;;&quot;NO&quot;)">
            <text:p/>
          </table:table-cell>
        </table:table-row>
        <table:table-row table:style-name="ro8">
          <table:table-cell table:formula="of:=IF(IF(LEFT(TRIM([$Translations.$B332]);LEN([.A$1]))=[.A$1];&quot;Yes&quot;;&quot;No&quot;)=IF(LEFT(TRIM([$Translations.$C332]);LEN([.A$1]))=[.A$1];&quot;Yes&quot;;&quot;No&quot;);&quot;&quot;;&quot;NO&quot;)">
            <text:p/>
          </table:table-cell>
          <table:table-cell table:formula="of:=IF(IF(LEFT(TRIM([$Translations.$B332]);LEN([.B$1]))=[.B$1];&quot;Yes&quot;;&quot;No&quot;)=IF(LEFT(TRIM([$Translations.$C332]);LEN([.B$1]))=[.B$1];&quot;Yes&quot;;&quot;No&quot;);&quot;&quot;;&quot;NO&quot;)">
            <text:p/>
          </table:table-cell>
          <table:table-cell table:formula="of:=IF(IF(LEFT(TRIM([$Translations.$B332]);LEN([.C$1]))=[.C$1];&quot;Yes&quot;;&quot;No&quot;)=IF(LEFT(TRIM([$Translations.$C332]);LEN([.C$1]))=[.C$1];&quot;Yes&quot;;&quot;No&quot;);&quot;&quot;;&quot;NO&quot;)">
            <text:p/>
          </table:table-cell>
          <table:table-cell table:formula="of:=IF(IF(LEFT(TRIM([$Translations.$B332]);LEN([.D$1]))=[.D$1];&quot;Yes&quot;;&quot;No&quot;)=IF(LEFT(TRIM([$Translations.$C332]);LEN([.D$1]))=[.D$1];&quot;Yes&quot;;&quot;No&quot;);&quot;&quot;;&quot;NO&quot;)">
            <text:p/>
          </table:table-cell>
          <table:table-cell table:formula="of:=IF(IF(LEFT(TRIM([$Translations.$B332]);LEN([.E$1]))=[.E$1];&quot;Yes&quot;;&quot;No&quot;)=IF(LEFT(TRIM([$Translations.$C332]);LEN([.E$1]))=[.E$1];&quot;Yes&quot;;&quot;No&quot;);&quot;&quot;;&quot;NO&quot;)">
            <text:p/>
          </table:table-cell>
          <table:table-cell table:formula="of:=IF(IF(LEFT(TRIM([$Translations.$B332]);LEN([.F$1]))=[.F$1];&quot;Yes&quot;;&quot;No&quot;)=IF(LEFT(TRIM([$Translations.$C332]);LEN([.F$1]))=[.F$1];&quot;Yes&quot;;&quot;No&quot;);&quot;&quot;;&quot;NO&quot;)">
            <text:p/>
          </table:table-cell>
          <table:table-cell table:formula="of:=IF(IF(LEFT(TRIM([$Translations.$B332]);LEN([.G$1]))=[.G$1];&quot;Yes&quot;;&quot;No&quot;)=IF(LEFT(TRIM([$Translations.$C332]);LEN([.G$1]))=[.G$1];&quot;Yes&quot;;&quot;No&quot;);&quot;&quot;;&quot;NO&quot;)">
            <text:p/>
          </table:table-cell>
        </table:table-row>
        <table:table-row table:style-name="ro8">
          <table:table-cell table:formula="of:=IF(IF(LEFT(TRIM([$Translations.$B333]);LEN([.A$1]))=[.A$1];&quot;Yes&quot;;&quot;No&quot;)=IF(LEFT(TRIM([$Translations.$C333]);LEN([.A$1]))=[.A$1];&quot;Yes&quot;;&quot;No&quot;);&quot;&quot;;&quot;NO&quot;)">
            <text:p/>
          </table:table-cell>
          <table:table-cell table:formula="of:=IF(IF(LEFT(TRIM([$Translations.$B333]);LEN([.B$1]))=[.B$1];&quot;Yes&quot;;&quot;No&quot;)=IF(LEFT(TRIM([$Translations.$C333]);LEN([.B$1]))=[.B$1];&quot;Yes&quot;;&quot;No&quot;);&quot;&quot;;&quot;NO&quot;)">
            <text:p/>
          </table:table-cell>
          <table:table-cell table:formula="of:=IF(IF(LEFT(TRIM([$Translations.$B333]);LEN([.C$1]))=[.C$1];&quot;Yes&quot;;&quot;No&quot;)=IF(LEFT(TRIM([$Translations.$C333]);LEN([.C$1]))=[.C$1];&quot;Yes&quot;;&quot;No&quot;);&quot;&quot;;&quot;NO&quot;)">
            <text:p/>
          </table:table-cell>
          <table:table-cell table:formula="of:=IF(IF(LEFT(TRIM([$Translations.$B333]);LEN([.D$1]))=[.D$1];&quot;Yes&quot;;&quot;No&quot;)=IF(LEFT(TRIM([$Translations.$C333]);LEN([.D$1]))=[.D$1];&quot;Yes&quot;;&quot;No&quot;);&quot;&quot;;&quot;NO&quot;)">
            <text:p/>
          </table:table-cell>
          <table:table-cell table:formula="of:=IF(IF(LEFT(TRIM([$Translations.$B333]);LEN([.E$1]))=[.E$1];&quot;Yes&quot;;&quot;No&quot;)=IF(LEFT(TRIM([$Translations.$C333]);LEN([.E$1]))=[.E$1];&quot;Yes&quot;;&quot;No&quot;);&quot;&quot;;&quot;NO&quot;)">
            <text:p/>
          </table:table-cell>
          <table:table-cell table:formula="of:=IF(IF(LEFT(TRIM([$Translations.$B333]);LEN([.F$1]))=[.F$1];&quot;Yes&quot;;&quot;No&quot;)=IF(LEFT(TRIM([$Translations.$C333]);LEN([.F$1]))=[.F$1];&quot;Yes&quot;;&quot;No&quot;);&quot;&quot;;&quot;NO&quot;)">
            <text:p/>
          </table:table-cell>
          <table:table-cell table:formula="of:=IF(IF(LEFT(TRIM([$Translations.$B333]);LEN([.G$1]))=[.G$1];&quot;Yes&quot;;&quot;No&quot;)=IF(LEFT(TRIM([$Translations.$C333]);LEN([.G$1]))=[.G$1];&quot;Yes&quot;;&quot;No&quot;);&quot;&quot;;&quot;NO&quot;)">
            <text:p/>
          </table:table-cell>
        </table:table-row>
        <table:table-row table:style-name="ro8">
          <table:table-cell table:formula="of:=IF(IF(LEFT(TRIM([$Translations.$B334]);LEN([.A$1]))=[.A$1];&quot;Yes&quot;;&quot;No&quot;)=IF(LEFT(TRIM([$Translations.$C334]);LEN([.A$1]))=[.A$1];&quot;Yes&quot;;&quot;No&quot;);&quot;&quot;;&quot;NO&quot;)">
            <text:p/>
          </table:table-cell>
          <table:table-cell table:formula="of:=IF(IF(LEFT(TRIM([$Translations.$B334]);LEN([.B$1]))=[.B$1];&quot;Yes&quot;;&quot;No&quot;)=IF(LEFT(TRIM([$Translations.$C334]);LEN([.B$1]))=[.B$1];&quot;Yes&quot;;&quot;No&quot;);&quot;&quot;;&quot;NO&quot;)">
            <text:p/>
          </table:table-cell>
          <table:table-cell table:formula="of:=IF(IF(LEFT(TRIM([$Translations.$B334]);LEN([.C$1]))=[.C$1];&quot;Yes&quot;;&quot;No&quot;)=IF(LEFT(TRIM([$Translations.$C334]);LEN([.C$1]))=[.C$1];&quot;Yes&quot;;&quot;No&quot;);&quot;&quot;;&quot;NO&quot;)">
            <text:p/>
          </table:table-cell>
          <table:table-cell table:formula="of:=IF(IF(LEFT(TRIM([$Translations.$B334]);LEN([.D$1]))=[.D$1];&quot;Yes&quot;;&quot;No&quot;)=IF(LEFT(TRIM([$Translations.$C334]);LEN([.D$1]))=[.D$1];&quot;Yes&quot;;&quot;No&quot;);&quot;&quot;;&quot;NO&quot;)">
            <text:p/>
          </table:table-cell>
          <table:table-cell table:formula="of:=IF(IF(LEFT(TRIM([$Translations.$B334]);LEN([.E$1]))=[.E$1];&quot;Yes&quot;;&quot;No&quot;)=IF(LEFT(TRIM([$Translations.$C334]);LEN([.E$1]))=[.E$1];&quot;Yes&quot;;&quot;No&quot;);&quot;&quot;;&quot;NO&quot;)">
            <text:p/>
          </table:table-cell>
          <table:table-cell table:formula="of:=IF(IF(LEFT(TRIM([$Translations.$B334]);LEN([.F$1]))=[.F$1];&quot;Yes&quot;;&quot;No&quot;)=IF(LEFT(TRIM([$Translations.$C334]);LEN([.F$1]))=[.F$1];&quot;Yes&quot;;&quot;No&quot;);&quot;&quot;;&quot;NO&quot;)">
            <text:p/>
          </table:table-cell>
          <table:table-cell table:formula="of:=IF(IF(LEFT(TRIM([$Translations.$B334]);LEN([.G$1]))=[.G$1];&quot;Yes&quot;;&quot;No&quot;)=IF(LEFT(TRIM([$Translations.$C334]);LEN([.G$1]))=[.G$1];&quot;Yes&quot;;&quot;No&quot;);&quot;&quot;;&quot;NO&quot;)">
            <text:p/>
          </table:table-cell>
        </table:table-row>
        <table:table-row table:style-name="ro8">
          <table:table-cell table:formula="of:=IF(IF(LEFT(TRIM([$Translations.$B335]);LEN([.A$1]))=[.A$1];&quot;Yes&quot;;&quot;No&quot;)=IF(LEFT(TRIM([$Translations.$C335]);LEN([.A$1]))=[.A$1];&quot;Yes&quot;;&quot;No&quot;);&quot;&quot;;&quot;NO&quot;)">
            <text:p/>
          </table:table-cell>
          <table:table-cell table:formula="of:=IF(IF(LEFT(TRIM([$Translations.$B335]);LEN([.B$1]))=[.B$1];&quot;Yes&quot;;&quot;No&quot;)=IF(LEFT(TRIM([$Translations.$C335]);LEN([.B$1]))=[.B$1];&quot;Yes&quot;;&quot;No&quot;);&quot;&quot;;&quot;NO&quot;)">
            <text:p/>
          </table:table-cell>
          <table:table-cell table:formula="of:=IF(IF(LEFT(TRIM([$Translations.$B335]);LEN([.C$1]))=[.C$1];&quot;Yes&quot;;&quot;No&quot;)=IF(LEFT(TRIM([$Translations.$C335]);LEN([.C$1]))=[.C$1];&quot;Yes&quot;;&quot;No&quot;);&quot;&quot;;&quot;NO&quot;)">
            <text:p/>
          </table:table-cell>
          <table:table-cell table:formula="of:=IF(IF(LEFT(TRIM([$Translations.$B335]);LEN([.D$1]))=[.D$1];&quot;Yes&quot;;&quot;No&quot;)=IF(LEFT(TRIM([$Translations.$C335]);LEN([.D$1]))=[.D$1];&quot;Yes&quot;;&quot;No&quot;);&quot;&quot;;&quot;NO&quot;)">
            <text:p/>
          </table:table-cell>
          <table:table-cell table:formula="of:=IF(IF(LEFT(TRIM([$Translations.$B335]);LEN([.E$1]))=[.E$1];&quot;Yes&quot;;&quot;No&quot;)=IF(LEFT(TRIM([$Translations.$C335]);LEN([.E$1]))=[.E$1];&quot;Yes&quot;;&quot;No&quot;);&quot;&quot;;&quot;NO&quot;)">
            <text:p/>
          </table:table-cell>
          <table:table-cell table:formula="of:=IF(IF(LEFT(TRIM([$Translations.$B335]);LEN([.F$1]))=[.F$1];&quot;Yes&quot;;&quot;No&quot;)=IF(LEFT(TRIM([$Translations.$C335]);LEN([.F$1]))=[.F$1];&quot;Yes&quot;;&quot;No&quot;);&quot;&quot;;&quot;NO&quot;)">
            <text:p/>
          </table:table-cell>
          <table:table-cell table:formula="of:=IF(IF(LEFT(TRIM([$Translations.$B335]);LEN([.G$1]))=[.G$1];&quot;Yes&quot;;&quot;No&quot;)=IF(LEFT(TRIM([$Translations.$C335]);LEN([.G$1]))=[.G$1];&quot;Yes&quot;;&quot;No&quot;);&quot;&quot;;&quot;NO&quot;)">
            <text:p/>
          </table:table-cell>
        </table:table-row>
        <table:table-row table:style-name="ro8">
          <table:table-cell table:formula="of:=IF(IF(LEFT(TRIM([$Translations.$B336]);LEN([.A$1]))=[.A$1];&quot;Yes&quot;;&quot;No&quot;)=IF(LEFT(TRIM([$Translations.$C336]);LEN([.A$1]))=[.A$1];&quot;Yes&quot;;&quot;No&quot;);&quot;&quot;;&quot;NO&quot;)">
            <text:p/>
          </table:table-cell>
          <table:table-cell table:formula="of:=IF(IF(LEFT(TRIM([$Translations.$B336]);LEN([.B$1]))=[.B$1];&quot;Yes&quot;;&quot;No&quot;)=IF(LEFT(TRIM([$Translations.$C336]);LEN([.B$1]))=[.B$1];&quot;Yes&quot;;&quot;No&quot;);&quot;&quot;;&quot;NO&quot;)">
            <text:p/>
          </table:table-cell>
          <table:table-cell table:formula="of:=IF(IF(LEFT(TRIM([$Translations.$B336]);LEN([.C$1]))=[.C$1];&quot;Yes&quot;;&quot;No&quot;)=IF(LEFT(TRIM([$Translations.$C336]);LEN([.C$1]))=[.C$1];&quot;Yes&quot;;&quot;No&quot;);&quot;&quot;;&quot;NO&quot;)">
            <text:p/>
          </table:table-cell>
          <table:table-cell table:formula="of:=IF(IF(LEFT(TRIM([$Translations.$B336]);LEN([.D$1]))=[.D$1];&quot;Yes&quot;;&quot;No&quot;)=IF(LEFT(TRIM([$Translations.$C336]);LEN([.D$1]))=[.D$1];&quot;Yes&quot;;&quot;No&quot;);&quot;&quot;;&quot;NO&quot;)">
            <text:p/>
          </table:table-cell>
          <table:table-cell table:formula="of:=IF(IF(LEFT(TRIM([$Translations.$B336]);LEN([.E$1]))=[.E$1];&quot;Yes&quot;;&quot;No&quot;)=IF(LEFT(TRIM([$Translations.$C336]);LEN([.E$1]))=[.E$1];&quot;Yes&quot;;&quot;No&quot;);&quot;&quot;;&quot;NO&quot;)">
            <text:p/>
          </table:table-cell>
          <table:table-cell table:formula="of:=IF(IF(LEFT(TRIM([$Translations.$B336]);LEN([.F$1]))=[.F$1];&quot;Yes&quot;;&quot;No&quot;)=IF(LEFT(TRIM([$Translations.$C336]);LEN([.F$1]))=[.F$1];&quot;Yes&quot;;&quot;No&quot;);&quot;&quot;;&quot;NO&quot;)">
            <text:p/>
          </table:table-cell>
          <table:table-cell table:formula="of:=IF(IF(LEFT(TRIM([$Translations.$B336]);LEN([.G$1]))=[.G$1];&quot;Yes&quot;;&quot;No&quot;)=IF(LEFT(TRIM([$Translations.$C336]);LEN([.G$1]))=[.G$1];&quot;Yes&quot;;&quot;No&quot;);&quot;&quot;;&quot;NO&quot;)">
            <text:p/>
          </table:table-cell>
        </table:table-row>
        <table:table-row table:style-name="ro8">
          <table:table-cell table:formula="of:=IF(IF(LEFT(TRIM([$Translations.$B337]);LEN([.A$1]))=[.A$1];&quot;Yes&quot;;&quot;No&quot;)=IF(LEFT(TRIM([$Translations.$C337]);LEN([.A$1]))=[.A$1];&quot;Yes&quot;;&quot;No&quot;);&quot;&quot;;&quot;NO&quot;)">
            <text:p/>
          </table:table-cell>
          <table:table-cell table:formula="of:=IF(IF(LEFT(TRIM([$Translations.$B337]);LEN([.B$1]))=[.B$1];&quot;Yes&quot;;&quot;No&quot;)=IF(LEFT(TRIM([$Translations.$C337]);LEN([.B$1]))=[.B$1];&quot;Yes&quot;;&quot;No&quot;);&quot;&quot;;&quot;NO&quot;)">
            <text:p/>
          </table:table-cell>
          <table:table-cell table:formula="of:=IF(IF(LEFT(TRIM([$Translations.$B337]);LEN([.C$1]))=[.C$1];&quot;Yes&quot;;&quot;No&quot;)=IF(LEFT(TRIM([$Translations.$C337]);LEN([.C$1]))=[.C$1];&quot;Yes&quot;;&quot;No&quot;);&quot;&quot;;&quot;NO&quot;)">
            <text:p/>
          </table:table-cell>
          <table:table-cell table:formula="of:=IF(IF(LEFT(TRIM([$Translations.$B337]);LEN([.D$1]))=[.D$1];&quot;Yes&quot;;&quot;No&quot;)=IF(LEFT(TRIM([$Translations.$C337]);LEN([.D$1]))=[.D$1];&quot;Yes&quot;;&quot;No&quot;);&quot;&quot;;&quot;NO&quot;)">
            <text:p/>
          </table:table-cell>
          <table:table-cell table:formula="of:=IF(IF(LEFT(TRIM([$Translations.$B337]);LEN([.E$1]))=[.E$1];&quot;Yes&quot;;&quot;No&quot;)=IF(LEFT(TRIM([$Translations.$C337]);LEN([.E$1]))=[.E$1];&quot;Yes&quot;;&quot;No&quot;);&quot;&quot;;&quot;NO&quot;)">
            <text:p/>
          </table:table-cell>
          <table:table-cell table:formula="of:=IF(IF(LEFT(TRIM([$Translations.$B337]);LEN([.F$1]))=[.F$1];&quot;Yes&quot;;&quot;No&quot;)=IF(LEFT(TRIM([$Translations.$C337]);LEN([.F$1]))=[.F$1];&quot;Yes&quot;;&quot;No&quot;);&quot;&quot;;&quot;NO&quot;)">
            <text:p/>
          </table:table-cell>
          <table:table-cell table:formula="of:=IF(IF(LEFT(TRIM([$Translations.$B337]);LEN([.G$1]))=[.G$1];&quot;Yes&quot;;&quot;No&quot;)=IF(LEFT(TRIM([$Translations.$C337]);LEN([.G$1]))=[.G$1];&quot;Yes&quot;;&quot;No&quot;);&quot;&quot;;&quot;NO&quot;)">
            <text:p/>
          </table:table-cell>
        </table:table-row>
        <table:table-row table:style-name="ro8">
          <table:table-cell table:formula="of:=IF(IF(LEFT(TRIM([$Translations.$B338]);LEN([.A$1]))=[.A$1];&quot;Yes&quot;;&quot;No&quot;)=IF(LEFT(TRIM([$Translations.$C338]);LEN([.A$1]))=[.A$1];&quot;Yes&quot;;&quot;No&quot;);&quot;&quot;;&quot;NO&quot;)">
            <text:p/>
          </table:table-cell>
          <table:table-cell table:formula="of:=IF(IF(LEFT(TRIM([$Translations.$B338]);LEN([.B$1]))=[.B$1];&quot;Yes&quot;;&quot;No&quot;)=IF(LEFT(TRIM([$Translations.$C338]);LEN([.B$1]))=[.B$1];&quot;Yes&quot;;&quot;No&quot;);&quot;&quot;;&quot;NO&quot;)">
            <text:p/>
          </table:table-cell>
          <table:table-cell table:formula="of:=IF(IF(LEFT(TRIM([$Translations.$B338]);LEN([.C$1]))=[.C$1];&quot;Yes&quot;;&quot;No&quot;)=IF(LEFT(TRIM([$Translations.$C338]);LEN([.C$1]))=[.C$1];&quot;Yes&quot;;&quot;No&quot;);&quot;&quot;;&quot;NO&quot;)">
            <text:p/>
          </table:table-cell>
          <table:table-cell table:formula="of:=IF(IF(LEFT(TRIM([$Translations.$B338]);LEN([.D$1]))=[.D$1];&quot;Yes&quot;;&quot;No&quot;)=IF(LEFT(TRIM([$Translations.$C338]);LEN([.D$1]))=[.D$1];&quot;Yes&quot;;&quot;No&quot;);&quot;&quot;;&quot;NO&quot;)">
            <text:p/>
          </table:table-cell>
          <table:table-cell table:formula="of:=IF(IF(LEFT(TRIM([$Translations.$B338]);LEN([.E$1]))=[.E$1];&quot;Yes&quot;;&quot;No&quot;)=IF(LEFT(TRIM([$Translations.$C338]);LEN([.E$1]))=[.E$1];&quot;Yes&quot;;&quot;No&quot;);&quot;&quot;;&quot;NO&quot;)">
            <text:p/>
          </table:table-cell>
          <table:table-cell table:formula="of:=IF(IF(LEFT(TRIM([$Translations.$B338]);LEN([.F$1]))=[.F$1];&quot;Yes&quot;;&quot;No&quot;)=IF(LEFT(TRIM([$Translations.$C338]);LEN([.F$1]))=[.F$1];&quot;Yes&quot;;&quot;No&quot;);&quot;&quot;;&quot;NO&quot;)">
            <text:p/>
          </table:table-cell>
          <table:table-cell table:formula="of:=IF(IF(LEFT(TRIM([$Translations.$B338]);LEN([.G$1]))=[.G$1];&quot;Yes&quot;;&quot;No&quot;)=IF(LEFT(TRIM([$Translations.$C338]);LEN([.G$1]))=[.G$1];&quot;Yes&quot;;&quot;No&quot;);&quot;&quot;;&quot;NO&quot;)">
            <text:p/>
          </table:table-cell>
        </table:table-row>
        <table:table-row table:style-name="ro8">
          <table:table-cell table:formula="of:=IF(IF(LEFT(TRIM([$Translations.$B339]);LEN([.A$1]))=[.A$1];&quot;Yes&quot;;&quot;No&quot;)=IF(LEFT(TRIM([$Translations.$C339]);LEN([.A$1]))=[.A$1];&quot;Yes&quot;;&quot;No&quot;);&quot;&quot;;&quot;NO&quot;)">
            <text:p/>
          </table:table-cell>
          <table:table-cell table:formula="of:=IF(IF(LEFT(TRIM([$Translations.$B339]);LEN([.B$1]))=[.B$1];&quot;Yes&quot;;&quot;No&quot;)=IF(LEFT(TRIM([$Translations.$C339]);LEN([.B$1]))=[.B$1];&quot;Yes&quot;;&quot;No&quot;);&quot;&quot;;&quot;NO&quot;)">
            <text:p/>
          </table:table-cell>
          <table:table-cell table:formula="of:=IF(IF(LEFT(TRIM([$Translations.$B339]);LEN([.C$1]))=[.C$1];&quot;Yes&quot;;&quot;No&quot;)=IF(LEFT(TRIM([$Translations.$C339]);LEN([.C$1]))=[.C$1];&quot;Yes&quot;;&quot;No&quot;);&quot;&quot;;&quot;NO&quot;)">
            <text:p/>
          </table:table-cell>
          <table:table-cell table:formula="of:=IF(IF(LEFT(TRIM([$Translations.$B339]);LEN([.D$1]))=[.D$1];&quot;Yes&quot;;&quot;No&quot;)=IF(LEFT(TRIM([$Translations.$C339]);LEN([.D$1]))=[.D$1];&quot;Yes&quot;;&quot;No&quot;);&quot;&quot;;&quot;NO&quot;)">
            <text:p/>
          </table:table-cell>
          <table:table-cell table:formula="of:=IF(IF(LEFT(TRIM([$Translations.$B339]);LEN([.E$1]))=[.E$1];&quot;Yes&quot;;&quot;No&quot;)=IF(LEFT(TRIM([$Translations.$C339]);LEN([.E$1]))=[.E$1];&quot;Yes&quot;;&quot;No&quot;);&quot;&quot;;&quot;NO&quot;)">
            <text:p/>
          </table:table-cell>
          <table:table-cell table:formula="of:=IF(IF(LEFT(TRIM([$Translations.$B339]);LEN([.F$1]))=[.F$1];&quot;Yes&quot;;&quot;No&quot;)=IF(LEFT(TRIM([$Translations.$C339]);LEN([.F$1]))=[.F$1];&quot;Yes&quot;;&quot;No&quot;);&quot;&quot;;&quot;NO&quot;)">
            <text:p/>
          </table:table-cell>
          <table:table-cell table:formula="of:=IF(IF(LEFT(TRIM([$Translations.$B339]);LEN([.G$1]))=[.G$1];&quot;Yes&quot;;&quot;No&quot;)=IF(LEFT(TRIM([$Translations.$C339]);LEN([.G$1]))=[.G$1];&quot;Yes&quot;;&quot;No&quot;);&quot;&quot;;&quot;NO&quot;)">
            <text:p/>
          </table:table-cell>
        </table:table-row>
        <table:table-row table:style-name="ro8">
          <table:table-cell table:formula="of:=IF(IF(LEFT(TRIM([$Translations.$B340]);LEN([.A$1]))=[.A$1];&quot;Yes&quot;;&quot;No&quot;)=IF(LEFT(TRIM([$Translations.$C340]);LEN([.A$1]))=[.A$1];&quot;Yes&quot;;&quot;No&quot;);&quot;&quot;;&quot;NO&quot;)">
            <text:p/>
          </table:table-cell>
          <table:table-cell table:formula="of:=IF(IF(LEFT(TRIM([$Translations.$B340]);LEN([.B$1]))=[.B$1];&quot;Yes&quot;;&quot;No&quot;)=IF(LEFT(TRIM([$Translations.$C340]);LEN([.B$1]))=[.B$1];&quot;Yes&quot;;&quot;No&quot;);&quot;&quot;;&quot;NO&quot;)">
            <text:p/>
          </table:table-cell>
          <table:table-cell table:formula="of:=IF(IF(LEFT(TRIM([$Translations.$B340]);LEN([.C$1]))=[.C$1];&quot;Yes&quot;;&quot;No&quot;)=IF(LEFT(TRIM([$Translations.$C340]);LEN([.C$1]))=[.C$1];&quot;Yes&quot;;&quot;No&quot;);&quot;&quot;;&quot;NO&quot;)">
            <text:p/>
          </table:table-cell>
          <table:table-cell table:formula="of:=IF(IF(LEFT(TRIM([$Translations.$B340]);LEN([.D$1]))=[.D$1];&quot;Yes&quot;;&quot;No&quot;)=IF(LEFT(TRIM([$Translations.$C340]);LEN([.D$1]))=[.D$1];&quot;Yes&quot;;&quot;No&quot;);&quot;&quot;;&quot;NO&quot;)">
            <text:p/>
          </table:table-cell>
          <table:table-cell table:formula="of:=IF(IF(LEFT(TRIM([$Translations.$B340]);LEN([.E$1]))=[.E$1];&quot;Yes&quot;;&quot;No&quot;)=IF(LEFT(TRIM([$Translations.$C340]);LEN([.E$1]))=[.E$1];&quot;Yes&quot;;&quot;No&quot;);&quot;&quot;;&quot;NO&quot;)">
            <text:p/>
          </table:table-cell>
          <table:table-cell table:formula="of:=IF(IF(LEFT(TRIM([$Translations.$B340]);LEN([.F$1]))=[.F$1];&quot;Yes&quot;;&quot;No&quot;)=IF(LEFT(TRIM([$Translations.$C340]);LEN([.F$1]))=[.F$1];&quot;Yes&quot;;&quot;No&quot;);&quot;&quot;;&quot;NO&quot;)">
            <text:p/>
          </table:table-cell>
          <table:table-cell table:formula="of:=IF(IF(LEFT(TRIM([$Translations.$B340]);LEN([.G$1]))=[.G$1];&quot;Yes&quot;;&quot;No&quot;)=IF(LEFT(TRIM([$Translations.$C340]);LEN([.G$1]))=[.G$1];&quot;Yes&quot;;&quot;No&quot;);&quot;&quot;;&quot;NO&quot;)">
            <text:p/>
          </table:table-cell>
        </table:table-row>
        <table:table-row table:style-name="ro8">
          <table:table-cell table:formula="of:=IF(IF(LEFT(TRIM([$Translations.$B341]);LEN([.A$1]))=[.A$1];&quot;Yes&quot;;&quot;No&quot;)=IF(LEFT(TRIM([$Translations.$C341]);LEN([.A$1]))=[.A$1];&quot;Yes&quot;;&quot;No&quot;);&quot;&quot;;&quot;NO&quot;)">
            <text:p/>
          </table:table-cell>
          <table:table-cell table:formula="of:=IF(IF(LEFT(TRIM([$Translations.$B341]);LEN([.B$1]))=[.B$1];&quot;Yes&quot;;&quot;No&quot;)=IF(LEFT(TRIM([$Translations.$C341]);LEN([.B$1]))=[.B$1];&quot;Yes&quot;;&quot;No&quot;);&quot;&quot;;&quot;NO&quot;)">
            <text:p/>
          </table:table-cell>
          <table:table-cell table:formula="of:=IF(IF(LEFT(TRIM([$Translations.$B341]);LEN([.C$1]))=[.C$1];&quot;Yes&quot;;&quot;No&quot;)=IF(LEFT(TRIM([$Translations.$C341]);LEN([.C$1]))=[.C$1];&quot;Yes&quot;;&quot;No&quot;);&quot;&quot;;&quot;NO&quot;)">
            <text:p/>
          </table:table-cell>
          <table:table-cell table:formula="of:=IF(IF(LEFT(TRIM([$Translations.$B341]);LEN([.D$1]))=[.D$1];&quot;Yes&quot;;&quot;No&quot;)=IF(LEFT(TRIM([$Translations.$C341]);LEN([.D$1]))=[.D$1];&quot;Yes&quot;;&quot;No&quot;);&quot;&quot;;&quot;NO&quot;)">
            <text:p/>
          </table:table-cell>
          <table:table-cell table:formula="of:=IF(IF(LEFT(TRIM([$Translations.$B341]);LEN([.E$1]))=[.E$1];&quot;Yes&quot;;&quot;No&quot;)=IF(LEFT(TRIM([$Translations.$C341]);LEN([.E$1]))=[.E$1];&quot;Yes&quot;;&quot;No&quot;);&quot;&quot;;&quot;NO&quot;)">
            <text:p/>
          </table:table-cell>
          <table:table-cell table:formula="of:=IF(IF(LEFT(TRIM([$Translations.$B341]);LEN([.F$1]))=[.F$1];&quot;Yes&quot;;&quot;No&quot;)=IF(LEFT(TRIM([$Translations.$C341]);LEN([.F$1]))=[.F$1];&quot;Yes&quot;;&quot;No&quot;);&quot;&quot;;&quot;NO&quot;)">
            <text:p/>
          </table:table-cell>
          <table:table-cell table:formula="of:=IF(IF(LEFT(TRIM([$Translations.$B341]);LEN([.G$1]))=[.G$1];&quot;Yes&quot;;&quot;No&quot;)=IF(LEFT(TRIM([$Translations.$C341]);LEN([.G$1]))=[.G$1];&quot;Yes&quot;;&quot;No&quot;);&quot;&quot;;&quot;NO&quot;)">
            <text:p/>
          </table:table-cell>
        </table:table-row>
        <table:table-row table:style-name="ro8">
          <table:table-cell table:formula="of:=IF(IF(LEFT(TRIM([$Translations.$B342]);LEN([.A$1]))=[.A$1];&quot;Yes&quot;;&quot;No&quot;)=IF(LEFT(TRIM([$Translations.$C342]);LEN([.A$1]))=[.A$1];&quot;Yes&quot;;&quot;No&quot;);&quot;&quot;;&quot;NO&quot;)">
            <text:p/>
          </table:table-cell>
          <table:table-cell table:formula="of:=IF(IF(LEFT(TRIM([$Translations.$B342]);LEN([.B$1]))=[.B$1];&quot;Yes&quot;;&quot;No&quot;)=IF(LEFT(TRIM([$Translations.$C342]);LEN([.B$1]))=[.B$1];&quot;Yes&quot;;&quot;No&quot;);&quot;&quot;;&quot;NO&quot;)">
            <text:p/>
          </table:table-cell>
          <table:table-cell table:formula="of:=IF(IF(LEFT(TRIM([$Translations.$B342]);LEN([.C$1]))=[.C$1];&quot;Yes&quot;;&quot;No&quot;)=IF(LEFT(TRIM([$Translations.$C342]);LEN([.C$1]))=[.C$1];&quot;Yes&quot;;&quot;No&quot;);&quot;&quot;;&quot;NO&quot;)">
            <text:p/>
          </table:table-cell>
          <table:table-cell table:formula="of:=IF(IF(LEFT(TRIM([$Translations.$B342]);LEN([.D$1]))=[.D$1];&quot;Yes&quot;;&quot;No&quot;)=IF(LEFT(TRIM([$Translations.$C342]);LEN([.D$1]))=[.D$1];&quot;Yes&quot;;&quot;No&quot;);&quot;&quot;;&quot;NO&quot;)">
            <text:p/>
          </table:table-cell>
          <table:table-cell table:formula="of:=IF(IF(LEFT(TRIM([$Translations.$B342]);LEN([.E$1]))=[.E$1];&quot;Yes&quot;;&quot;No&quot;)=IF(LEFT(TRIM([$Translations.$C342]);LEN([.E$1]))=[.E$1];&quot;Yes&quot;;&quot;No&quot;);&quot;&quot;;&quot;NO&quot;)">
            <text:p/>
          </table:table-cell>
          <table:table-cell table:formula="of:=IF(IF(LEFT(TRIM([$Translations.$B342]);LEN([.F$1]))=[.F$1];&quot;Yes&quot;;&quot;No&quot;)=IF(LEFT(TRIM([$Translations.$C342]);LEN([.F$1]))=[.F$1];&quot;Yes&quot;;&quot;No&quot;);&quot;&quot;;&quot;NO&quot;)">
            <text:p/>
          </table:table-cell>
          <table:table-cell table:formula="of:=IF(IF(LEFT(TRIM([$Translations.$B342]);LEN([.G$1]))=[.G$1];&quot;Yes&quot;;&quot;No&quot;)=IF(LEFT(TRIM([$Translations.$C342]);LEN([.G$1]))=[.G$1];&quot;Yes&quot;;&quot;No&quot;);&quot;&quot;;&quot;NO&quot;)">
            <text:p/>
          </table:table-cell>
        </table:table-row>
        <table:table-row table:style-name="ro8">
          <table:table-cell table:formula="of:=IF(IF(LEFT(TRIM([$Translations.$B343]);LEN([.A$1]))=[.A$1];&quot;Yes&quot;;&quot;No&quot;)=IF(LEFT(TRIM([$Translations.$C343]);LEN([.A$1]))=[.A$1];&quot;Yes&quot;;&quot;No&quot;);&quot;&quot;;&quot;NO&quot;)">
            <text:p/>
          </table:table-cell>
          <table:table-cell table:formula="of:=IF(IF(LEFT(TRIM([$Translations.$B343]);LEN([.B$1]))=[.B$1];&quot;Yes&quot;;&quot;No&quot;)=IF(LEFT(TRIM([$Translations.$C343]);LEN([.B$1]))=[.B$1];&quot;Yes&quot;;&quot;No&quot;);&quot;&quot;;&quot;NO&quot;)">
            <text:p/>
          </table:table-cell>
          <table:table-cell table:formula="of:=IF(IF(LEFT(TRIM([$Translations.$B343]);LEN([.C$1]))=[.C$1];&quot;Yes&quot;;&quot;No&quot;)=IF(LEFT(TRIM([$Translations.$C343]);LEN([.C$1]))=[.C$1];&quot;Yes&quot;;&quot;No&quot;);&quot;&quot;;&quot;NO&quot;)">
            <text:p/>
          </table:table-cell>
          <table:table-cell table:formula="of:=IF(IF(LEFT(TRIM([$Translations.$B343]);LEN([.D$1]))=[.D$1];&quot;Yes&quot;;&quot;No&quot;)=IF(LEFT(TRIM([$Translations.$C343]);LEN([.D$1]))=[.D$1];&quot;Yes&quot;;&quot;No&quot;);&quot;&quot;;&quot;NO&quot;)">
            <text:p/>
          </table:table-cell>
          <table:table-cell table:formula="of:=IF(IF(LEFT(TRIM([$Translations.$B343]);LEN([.E$1]))=[.E$1];&quot;Yes&quot;;&quot;No&quot;)=IF(LEFT(TRIM([$Translations.$C343]);LEN([.E$1]))=[.E$1];&quot;Yes&quot;;&quot;No&quot;);&quot;&quot;;&quot;NO&quot;)">
            <text:p/>
          </table:table-cell>
          <table:table-cell table:formula="of:=IF(IF(LEFT(TRIM([$Translations.$B343]);LEN([.F$1]))=[.F$1];&quot;Yes&quot;;&quot;No&quot;)=IF(LEFT(TRIM([$Translations.$C343]);LEN([.F$1]))=[.F$1];&quot;Yes&quot;;&quot;No&quot;);&quot;&quot;;&quot;NO&quot;)">
            <text:p/>
          </table:table-cell>
          <table:table-cell table:formula="of:=IF(IF(LEFT(TRIM([$Translations.$B343]);LEN([.G$1]))=[.G$1];&quot;Yes&quot;;&quot;No&quot;)=IF(LEFT(TRIM([$Translations.$C343]);LEN([.G$1]))=[.G$1];&quot;Yes&quot;;&quot;No&quot;);&quot;&quot;;&quot;NO&quot;)">
            <text:p/>
          </table:table-cell>
        </table:table-row>
        <table:table-row table:style-name="ro8">
          <table:table-cell table:formula="of:=IF(IF(LEFT(TRIM([$Translations.$B344]);LEN([.A$1]))=[.A$1];&quot;Yes&quot;;&quot;No&quot;)=IF(LEFT(TRIM([$Translations.$C344]);LEN([.A$1]))=[.A$1];&quot;Yes&quot;;&quot;No&quot;);&quot;&quot;;&quot;NO&quot;)">
            <text:p/>
          </table:table-cell>
          <table:table-cell table:formula="of:=IF(IF(LEFT(TRIM([$Translations.$B344]);LEN([.B$1]))=[.B$1];&quot;Yes&quot;;&quot;No&quot;)=IF(LEFT(TRIM([$Translations.$C344]);LEN([.B$1]))=[.B$1];&quot;Yes&quot;;&quot;No&quot;);&quot;&quot;;&quot;NO&quot;)">
            <text:p/>
          </table:table-cell>
          <table:table-cell table:formula="of:=IF(IF(LEFT(TRIM([$Translations.$B344]);LEN([.C$1]))=[.C$1];&quot;Yes&quot;;&quot;No&quot;)=IF(LEFT(TRIM([$Translations.$C344]);LEN([.C$1]))=[.C$1];&quot;Yes&quot;;&quot;No&quot;);&quot;&quot;;&quot;NO&quot;)">
            <text:p/>
          </table:table-cell>
          <table:table-cell table:formula="of:=IF(IF(LEFT(TRIM([$Translations.$B344]);LEN([.D$1]))=[.D$1];&quot;Yes&quot;;&quot;No&quot;)=IF(LEFT(TRIM([$Translations.$C344]);LEN([.D$1]))=[.D$1];&quot;Yes&quot;;&quot;No&quot;);&quot;&quot;;&quot;NO&quot;)">
            <text:p/>
          </table:table-cell>
          <table:table-cell table:formula="of:=IF(IF(LEFT(TRIM([$Translations.$B344]);LEN([.E$1]))=[.E$1];&quot;Yes&quot;;&quot;No&quot;)=IF(LEFT(TRIM([$Translations.$C344]);LEN([.E$1]))=[.E$1];&quot;Yes&quot;;&quot;No&quot;);&quot;&quot;;&quot;NO&quot;)">
            <text:p/>
          </table:table-cell>
          <table:table-cell table:formula="of:=IF(IF(LEFT(TRIM([$Translations.$B344]);LEN([.F$1]))=[.F$1];&quot;Yes&quot;;&quot;No&quot;)=IF(LEFT(TRIM([$Translations.$C344]);LEN([.F$1]))=[.F$1];&quot;Yes&quot;;&quot;No&quot;);&quot;&quot;;&quot;NO&quot;)">
            <text:p/>
          </table:table-cell>
          <table:table-cell table:formula="of:=IF(IF(LEFT(TRIM([$Translations.$B344]);LEN([.G$1]))=[.G$1];&quot;Yes&quot;;&quot;No&quot;)=IF(LEFT(TRIM([$Translations.$C344]);LEN([.G$1]))=[.G$1];&quot;Yes&quot;;&quot;No&quot;);&quot;&quot;;&quot;NO&quot;)">
            <text:p/>
          </table:table-cell>
        </table:table-row>
        <table:table-row table:style-name="ro8">
          <table:table-cell table:formula="of:=IF(IF(LEFT(TRIM([$Translations.$B345]);LEN([.A$1]))=[.A$1];&quot;Yes&quot;;&quot;No&quot;)=IF(LEFT(TRIM([$Translations.$C345]);LEN([.A$1]))=[.A$1];&quot;Yes&quot;;&quot;No&quot;);&quot;&quot;;&quot;NO&quot;)">
            <text:p/>
          </table:table-cell>
          <table:table-cell table:formula="of:=IF(IF(LEFT(TRIM([$Translations.$B345]);LEN([.B$1]))=[.B$1];&quot;Yes&quot;;&quot;No&quot;)=IF(LEFT(TRIM([$Translations.$C345]);LEN([.B$1]))=[.B$1];&quot;Yes&quot;;&quot;No&quot;);&quot;&quot;;&quot;NO&quot;)">
            <text:p/>
          </table:table-cell>
          <table:table-cell table:formula="of:=IF(IF(LEFT(TRIM([$Translations.$B345]);LEN([.C$1]))=[.C$1];&quot;Yes&quot;;&quot;No&quot;)=IF(LEFT(TRIM([$Translations.$C345]);LEN([.C$1]))=[.C$1];&quot;Yes&quot;;&quot;No&quot;);&quot;&quot;;&quot;NO&quot;)">
            <text:p/>
          </table:table-cell>
          <table:table-cell table:formula="of:=IF(IF(LEFT(TRIM([$Translations.$B345]);LEN([.D$1]))=[.D$1];&quot;Yes&quot;;&quot;No&quot;)=IF(LEFT(TRIM([$Translations.$C345]);LEN([.D$1]))=[.D$1];&quot;Yes&quot;;&quot;No&quot;);&quot;&quot;;&quot;NO&quot;)">
            <text:p/>
          </table:table-cell>
          <table:table-cell table:formula="of:=IF(IF(LEFT(TRIM([$Translations.$B345]);LEN([.E$1]))=[.E$1];&quot;Yes&quot;;&quot;No&quot;)=IF(LEFT(TRIM([$Translations.$C345]);LEN([.E$1]))=[.E$1];&quot;Yes&quot;;&quot;No&quot;);&quot;&quot;;&quot;NO&quot;)">
            <text:p/>
          </table:table-cell>
          <table:table-cell table:formula="of:=IF(IF(LEFT(TRIM([$Translations.$B345]);LEN([.F$1]))=[.F$1];&quot;Yes&quot;;&quot;No&quot;)=IF(LEFT(TRIM([$Translations.$C345]);LEN([.F$1]))=[.F$1];&quot;Yes&quot;;&quot;No&quot;);&quot;&quot;;&quot;NO&quot;)">
            <text:p/>
          </table:table-cell>
          <table:table-cell table:formula="of:=IF(IF(LEFT(TRIM([$Translations.$B345]);LEN([.G$1]))=[.G$1];&quot;Yes&quot;;&quot;No&quot;)=IF(LEFT(TRIM([$Translations.$C345]);LEN([.G$1]))=[.G$1];&quot;Yes&quot;;&quot;No&quot;);&quot;&quot;;&quot;NO&quot;)">
            <text:p/>
          </table:table-cell>
        </table:table-row>
        <table:table-row table:style-name="ro8">
          <table:table-cell table:formula="of:=IF(IF(LEFT(TRIM([$Translations.$B346]);LEN([.A$1]))=[.A$1];&quot;Yes&quot;;&quot;No&quot;)=IF(LEFT(TRIM([$Translations.$C346]);LEN([.A$1]))=[.A$1];&quot;Yes&quot;;&quot;No&quot;);&quot;&quot;;&quot;NO&quot;)">
            <text:p/>
          </table:table-cell>
          <table:table-cell table:formula="of:=IF(IF(LEFT(TRIM([$Translations.$B346]);LEN([.B$1]))=[.B$1];&quot;Yes&quot;;&quot;No&quot;)=IF(LEFT(TRIM([$Translations.$C346]);LEN([.B$1]))=[.B$1];&quot;Yes&quot;;&quot;No&quot;);&quot;&quot;;&quot;NO&quot;)">
            <text:p/>
          </table:table-cell>
          <table:table-cell table:formula="of:=IF(IF(LEFT(TRIM([$Translations.$B346]);LEN([.C$1]))=[.C$1];&quot;Yes&quot;;&quot;No&quot;)=IF(LEFT(TRIM([$Translations.$C346]);LEN([.C$1]))=[.C$1];&quot;Yes&quot;;&quot;No&quot;);&quot;&quot;;&quot;NO&quot;)">
            <text:p/>
          </table:table-cell>
          <table:table-cell table:formula="of:=IF(IF(LEFT(TRIM([$Translations.$B346]);LEN([.D$1]))=[.D$1];&quot;Yes&quot;;&quot;No&quot;)=IF(LEFT(TRIM([$Translations.$C346]);LEN([.D$1]))=[.D$1];&quot;Yes&quot;;&quot;No&quot;);&quot;&quot;;&quot;NO&quot;)">
            <text:p/>
          </table:table-cell>
          <table:table-cell table:formula="of:=IF(IF(LEFT(TRIM([$Translations.$B346]);LEN([.E$1]))=[.E$1];&quot;Yes&quot;;&quot;No&quot;)=IF(LEFT(TRIM([$Translations.$C346]);LEN([.E$1]))=[.E$1];&quot;Yes&quot;;&quot;No&quot;);&quot;&quot;;&quot;NO&quot;)">
            <text:p/>
          </table:table-cell>
          <table:table-cell table:formula="of:=IF(IF(LEFT(TRIM([$Translations.$B346]);LEN([.F$1]))=[.F$1];&quot;Yes&quot;;&quot;No&quot;)=IF(LEFT(TRIM([$Translations.$C346]);LEN([.F$1]))=[.F$1];&quot;Yes&quot;;&quot;No&quot;);&quot;&quot;;&quot;NO&quot;)">
            <text:p/>
          </table:table-cell>
          <table:table-cell table:formula="of:=IF(IF(LEFT(TRIM([$Translations.$B346]);LEN([.G$1]))=[.G$1];&quot;Yes&quot;;&quot;No&quot;)=IF(LEFT(TRIM([$Translations.$C346]);LEN([.G$1]))=[.G$1];&quot;Yes&quot;;&quot;No&quot;);&quot;&quot;;&quot;NO&quot;)">
            <text:p/>
          </table:table-cell>
        </table:table-row>
        <table:table-row table:style-name="ro8">
          <table:table-cell table:formula="of:=IF(IF(LEFT(TRIM([$Translations.$B347]);LEN([.A$1]))=[.A$1];&quot;Yes&quot;;&quot;No&quot;)=IF(LEFT(TRIM([$Translations.$C347]);LEN([.A$1]))=[.A$1];&quot;Yes&quot;;&quot;No&quot;);&quot;&quot;;&quot;NO&quot;)">
            <text:p/>
          </table:table-cell>
          <table:table-cell table:formula="of:=IF(IF(LEFT(TRIM([$Translations.$B347]);LEN([.B$1]))=[.B$1];&quot;Yes&quot;;&quot;No&quot;)=IF(LEFT(TRIM([$Translations.$C347]);LEN([.B$1]))=[.B$1];&quot;Yes&quot;;&quot;No&quot;);&quot;&quot;;&quot;NO&quot;)">
            <text:p/>
          </table:table-cell>
          <table:table-cell table:formula="of:=IF(IF(LEFT(TRIM([$Translations.$B347]);LEN([.C$1]))=[.C$1];&quot;Yes&quot;;&quot;No&quot;)=IF(LEFT(TRIM([$Translations.$C347]);LEN([.C$1]))=[.C$1];&quot;Yes&quot;;&quot;No&quot;);&quot;&quot;;&quot;NO&quot;)">
            <text:p/>
          </table:table-cell>
          <table:table-cell table:formula="of:=IF(IF(LEFT(TRIM([$Translations.$B347]);LEN([.D$1]))=[.D$1];&quot;Yes&quot;;&quot;No&quot;)=IF(LEFT(TRIM([$Translations.$C347]);LEN([.D$1]))=[.D$1];&quot;Yes&quot;;&quot;No&quot;);&quot;&quot;;&quot;NO&quot;)">
            <text:p/>
          </table:table-cell>
          <table:table-cell table:formula="of:=IF(IF(LEFT(TRIM([$Translations.$B347]);LEN([.E$1]))=[.E$1];&quot;Yes&quot;;&quot;No&quot;)=IF(LEFT(TRIM([$Translations.$C347]);LEN([.E$1]))=[.E$1];&quot;Yes&quot;;&quot;No&quot;);&quot;&quot;;&quot;NO&quot;)">
            <text:p/>
          </table:table-cell>
          <table:table-cell table:formula="of:=IF(IF(LEFT(TRIM([$Translations.$B347]);LEN([.F$1]))=[.F$1];&quot;Yes&quot;;&quot;No&quot;)=IF(LEFT(TRIM([$Translations.$C347]);LEN([.F$1]))=[.F$1];&quot;Yes&quot;;&quot;No&quot;);&quot;&quot;;&quot;NO&quot;)">
            <text:p/>
          </table:table-cell>
          <table:table-cell table:formula="of:=IF(IF(LEFT(TRIM([$Translations.$B347]);LEN([.G$1]))=[.G$1];&quot;Yes&quot;;&quot;No&quot;)=IF(LEFT(TRIM([$Translations.$C347]);LEN([.G$1]))=[.G$1];&quot;Yes&quot;;&quot;No&quot;);&quot;&quot;;&quot;NO&quot;)">
            <text:p/>
          </table:table-cell>
        </table:table-row>
        <table:table-row table:style-name="ro8">
          <table:table-cell table:formula="of:=IF(IF(LEFT(TRIM([$Translations.$B348]);LEN([.A$1]))=[.A$1];&quot;Yes&quot;;&quot;No&quot;)=IF(LEFT(TRIM([$Translations.$C348]);LEN([.A$1]))=[.A$1];&quot;Yes&quot;;&quot;No&quot;);&quot;&quot;;&quot;NO&quot;)">
            <text:p/>
          </table:table-cell>
          <table:table-cell table:formula="of:=IF(IF(LEFT(TRIM([$Translations.$B348]);LEN([.B$1]))=[.B$1];&quot;Yes&quot;;&quot;No&quot;)=IF(LEFT(TRIM([$Translations.$C348]);LEN([.B$1]))=[.B$1];&quot;Yes&quot;;&quot;No&quot;);&quot;&quot;;&quot;NO&quot;)">
            <text:p/>
          </table:table-cell>
          <table:table-cell table:formula="of:=IF(IF(LEFT(TRIM([$Translations.$B348]);LEN([.C$1]))=[.C$1];&quot;Yes&quot;;&quot;No&quot;)=IF(LEFT(TRIM([$Translations.$C348]);LEN([.C$1]))=[.C$1];&quot;Yes&quot;;&quot;No&quot;);&quot;&quot;;&quot;NO&quot;)">
            <text:p/>
          </table:table-cell>
          <table:table-cell table:formula="of:=IF(IF(LEFT(TRIM([$Translations.$B348]);LEN([.D$1]))=[.D$1];&quot;Yes&quot;;&quot;No&quot;)=IF(LEFT(TRIM([$Translations.$C348]);LEN([.D$1]))=[.D$1];&quot;Yes&quot;;&quot;No&quot;);&quot;&quot;;&quot;NO&quot;)">
            <text:p/>
          </table:table-cell>
          <table:table-cell table:formula="of:=IF(IF(LEFT(TRIM([$Translations.$B348]);LEN([.E$1]))=[.E$1];&quot;Yes&quot;;&quot;No&quot;)=IF(LEFT(TRIM([$Translations.$C348]);LEN([.E$1]))=[.E$1];&quot;Yes&quot;;&quot;No&quot;);&quot;&quot;;&quot;NO&quot;)">
            <text:p/>
          </table:table-cell>
          <table:table-cell table:formula="of:=IF(IF(LEFT(TRIM([$Translations.$B348]);LEN([.F$1]))=[.F$1];&quot;Yes&quot;;&quot;No&quot;)=IF(LEFT(TRIM([$Translations.$C348]);LEN([.F$1]))=[.F$1];&quot;Yes&quot;;&quot;No&quot;);&quot;&quot;;&quot;NO&quot;)">
            <text:p/>
          </table:table-cell>
          <table:table-cell table:formula="of:=IF(IF(LEFT(TRIM([$Translations.$B348]);LEN([.G$1]))=[.G$1];&quot;Yes&quot;;&quot;No&quot;)=IF(LEFT(TRIM([$Translations.$C348]);LEN([.G$1]))=[.G$1];&quot;Yes&quot;;&quot;No&quot;);&quot;&quot;;&quot;NO&quot;)">
            <text:p/>
          </table:table-cell>
        </table:table-row>
        <table:table-row table:style-name="ro8">
          <table:table-cell table:formula="of:=IF(IF(LEFT(TRIM([$Translations.$B349]);LEN([.A$1]))=[.A$1];&quot;Yes&quot;;&quot;No&quot;)=IF(LEFT(TRIM([$Translations.$C349]);LEN([.A$1]))=[.A$1];&quot;Yes&quot;;&quot;No&quot;);&quot;&quot;;&quot;NO&quot;)">
            <text:p/>
          </table:table-cell>
          <table:table-cell table:formula="of:=IF(IF(LEFT(TRIM([$Translations.$B349]);LEN([.B$1]))=[.B$1];&quot;Yes&quot;;&quot;No&quot;)=IF(LEFT(TRIM([$Translations.$C349]);LEN([.B$1]))=[.B$1];&quot;Yes&quot;;&quot;No&quot;);&quot;&quot;;&quot;NO&quot;)">
            <text:p/>
          </table:table-cell>
          <table:table-cell table:formula="of:=IF(IF(LEFT(TRIM([$Translations.$B349]);LEN([.C$1]))=[.C$1];&quot;Yes&quot;;&quot;No&quot;)=IF(LEFT(TRIM([$Translations.$C349]);LEN([.C$1]))=[.C$1];&quot;Yes&quot;;&quot;No&quot;);&quot;&quot;;&quot;NO&quot;)">
            <text:p/>
          </table:table-cell>
          <table:table-cell table:formula="of:=IF(IF(LEFT(TRIM([$Translations.$B349]);LEN([.D$1]))=[.D$1];&quot;Yes&quot;;&quot;No&quot;)=IF(LEFT(TRIM([$Translations.$C349]);LEN([.D$1]))=[.D$1];&quot;Yes&quot;;&quot;No&quot;);&quot;&quot;;&quot;NO&quot;)">
            <text:p/>
          </table:table-cell>
          <table:table-cell table:formula="of:=IF(IF(LEFT(TRIM([$Translations.$B349]);LEN([.E$1]))=[.E$1];&quot;Yes&quot;;&quot;No&quot;)=IF(LEFT(TRIM([$Translations.$C349]);LEN([.E$1]))=[.E$1];&quot;Yes&quot;;&quot;No&quot;);&quot;&quot;;&quot;NO&quot;)">
            <text:p/>
          </table:table-cell>
          <table:table-cell table:formula="of:=IF(IF(LEFT(TRIM([$Translations.$B349]);LEN([.F$1]))=[.F$1];&quot;Yes&quot;;&quot;No&quot;)=IF(LEFT(TRIM([$Translations.$C349]);LEN([.F$1]))=[.F$1];&quot;Yes&quot;;&quot;No&quot;);&quot;&quot;;&quot;NO&quot;)">
            <text:p/>
          </table:table-cell>
          <table:table-cell table:formula="of:=IF(IF(LEFT(TRIM([$Translations.$B349]);LEN([.G$1]))=[.G$1];&quot;Yes&quot;;&quot;No&quot;)=IF(LEFT(TRIM([$Translations.$C349]);LEN([.G$1]))=[.G$1];&quot;Yes&quot;;&quot;No&quot;);&quot;&quot;;&quot;NO&quot;)">
            <text:p/>
          </table:table-cell>
        </table:table-row>
        <table:table-row table:style-name="ro8">
          <table:table-cell table:formula="of:=IF(IF(LEFT(TRIM([$Translations.$B350]);LEN([.A$1]))=[.A$1];&quot;Yes&quot;;&quot;No&quot;)=IF(LEFT(TRIM([$Translations.$C350]);LEN([.A$1]))=[.A$1];&quot;Yes&quot;;&quot;No&quot;);&quot;&quot;;&quot;NO&quot;)">
            <text:p/>
          </table:table-cell>
          <table:table-cell table:formula="of:=IF(IF(LEFT(TRIM([$Translations.$B350]);LEN([.B$1]))=[.B$1];&quot;Yes&quot;;&quot;No&quot;)=IF(LEFT(TRIM([$Translations.$C350]);LEN([.B$1]))=[.B$1];&quot;Yes&quot;;&quot;No&quot;);&quot;&quot;;&quot;NO&quot;)">
            <text:p/>
          </table:table-cell>
          <table:table-cell table:formula="of:=IF(IF(LEFT(TRIM([$Translations.$B350]);LEN([.C$1]))=[.C$1];&quot;Yes&quot;;&quot;No&quot;)=IF(LEFT(TRIM([$Translations.$C350]);LEN([.C$1]))=[.C$1];&quot;Yes&quot;;&quot;No&quot;);&quot;&quot;;&quot;NO&quot;)">
            <text:p/>
          </table:table-cell>
          <table:table-cell table:formula="of:=IF(IF(LEFT(TRIM([$Translations.$B350]);LEN([.D$1]))=[.D$1];&quot;Yes&quot;;&quot;No&quot;)=IF(LEFT(TRIM([$Translations.$C350]);LEN([.D$1]))=[.D$1];&quot;Yes&quot;;&quot;No&quot;);&quot;&quot;;&quot;NO&quot;)">
            <text:p/>
          </table:table-cell>
          <table:table-cell table:formula="of:=IF(IF(LEFT(TRIM([$Translations.$B350]);LEN([.E$1]))=[.E$1];&quot;Yes&quot;;&quot;No&quot;)=IF(LEFT(TRIM([$Translations.$C350]);LEN([.E$1]))=[.E$1];&quot;Yes&quot;;&quot;No&quot;);&quot;&quot;;&quot;NO&quot;)">
            <text:p/>
          </table:table-cell>
          <table:table-cell table:formula="of:=IF(IF(LEFT(TRIM([$Translations.$B350]);LEN([.F$1]))=[.F$1];&quot;Yes&quot;;&quot;No&quot;)=IF(LEFT(TRIM([$Translations.$C350]);LEN([.F$1]))=[.F$1];&quot;Yes&quot;;&quot;No&quot;);&quot;&quot;;&quot;NO&quot;)">
            <text:p/>
          </table:table-cell>
          <table:table-cell table:formula="of:=IF(IF(LEFT(TRIM([$Translations.$B350]);LEN([.G$1]))=[.G$1];&quot;Yes&quot;;&quot;No&quot;)=IF(LEFT(TRIM([$Translations.$C350]);LEN([.G$1]))=[.G$1];&quot;Yes&quot;;&quot;No&quot;);&quot;&quot;;&quot;NO&quot;)">
            <text:p/>
          </table:table-cell>
        </table:table-row>
        <table:table-row table:style-name="ro8">
          <table:table-cell table:formula="of:=IF(IF(LEFT(TRIM([$Translations.$B351]);LEN([.A$1]))=[.A$1];&quot;Yes&quot;;&quot;No&quot;)=IF(LEFT(TRIM([$Translations.$C351]);LEN([.A$1]))=[.A$1];&quot;Yes&quot;;&quot;No&quot;);&quot;&quot;;&quot;NO&quot;)">
            <text:p/>
          </table:table-cell>
          <table:table-cell table:formula="of:=IF(IF(LEFT(TRIM([$Translations.$B351]);LEN([.B$1]))=[.B$1];&quot;Yes&quot;;&quot;No&quot;)=IF(LEFT(TRIM([$Translations.$C351]);LEN([.B$1]))=[.B$1];&quot;Yes&quot;;&quot;No&quot;);&quot;&quot;;&quot;NO&quot;)">
            <text:p/>
          </table:table-cell>
          <table:table-cell table:formula="of:=IF(IF(LEFT(TRIM([$Translations.$B351]);LEN([.C$1]))=[.C$1];&quot;Yes&quot;;&quot;No&quot;)=IF(LEFT(TRIM([$Translations.$C351]);LEN([.C$1]))=[.C$1];&quot;Yes&quot;;&quot;No&quot;);&quot;&quot;;&quot;NO&quot;)">
            <text:p/>
          </table:table-cell>
          <table:table-cell table:formula="of:=IF(IF(LEFT(TRIM([$Translations.$B351]);LEN([.D$1]))=[.D$1];&quot;Yes&quot;;&quot;No&quot;)=IF(LEFT(TRIM([$Translations.$C351]);LEN([.D$1]))=[.D$1];&quot;Yes&quot;;&quot;No&quot;);&quot;&quot;;&quot;NO&quot;)">
            <text:p/>
          </table:table-cell>
          <table:table-cell table:formula="of:=IF(IF(LEFT(TRIM([$Translations.$B351]);LEN([.E$1]))=[.E$1];&quot;Yes&quot;;&quot;No&quot;)=IF(LEFT(TRIM([$Translations.$C351]);LEN([.E$1]))=[.E$1];&quot;Yes&quot;;&quot;No&quot;);&quot;&quot;;&quot;NO&quot;)">
            <text:p/>
          </table:table-cell>
          <table:table-cell table:formula="of:=IF(IF(LEFT(TRIM([$Translations.$B351]);LEN([.F$1]))=[.F$1];&quot;Yes&quot;;&quot;No&quot;)=IF(LEFT(TRIM([$Translations.$C351]);LEN([.F$1]))=[.F$1];&quot;Yes&quot;;&quot;No&quot;);&quot;&quot;;&quot;NO&quot;)">
            <text:p/>
          </table:table-cell>
          <table:table-cell table:formula="of:=IF(IF(LEFT(TRIM([$Translations.$B351]);LEN([.G$1]))=[.G$1];&quot;Yes&quot;;&quot;No&quot;)=IF(LEFT(TRIM([$Translations.$C351]);LEN([.G$1]))=[.G$1];&quot;Yes&quot;;&quot;No&quot;);&quot;&quot;;&quot;NO&quot;)">
            <text:p/>
          </table:table-cell>
        </table:table-row>
        <table:table-row table:style-name="ro8">
          <table:table-cell table:formula="of:=IF(IF(LEFT(TRIM([$Translations.$B352]);LEN([.A$1]))=[.A$1];&quot;Yes&quot;;&quot;No&quot;)=IF(LEFT(TRIM([$Translations.$C352]);LEN([.A$1]))=[.A$1];&quot;Yes&quot;;&quot;No&quot;);&quot;&quot;;&quot;NO&quot;)">
            <text:p/>
          </table:table-cell>
          <table:table-cell table:formula="of:=IF(IF(LEFT(TRIM([$Translations.$B352]);LEN([.B$1]))=[.B$1];&quot;Yes&quot;;&quot;No&quot;)=IF(LEFT(TRIM([$Translations.$C352]);LEN([.B$1]))=[.B$1];&quot;Yes&quot;;&quot;No&quot;);&quot;&quot;;&quot;NO&quot;)">
            <text:p/>
          </table:table-cell>
          <table:table-cell table:formula="of:=IF(IF(LEFT(TRIM([$Translations.$B352]);LEN([.C$1]))=[.C$1];&quot;Yes&quot;;&quot;No&quot;)=IF(LEFT(TRIM([$Translations.$C352]);LEN([.C$1]))=[.C$1];&quot;Yes&quot;;&quot;No&quot;);&quot;&quot;;&quot;NO&quot;)">
            <text:p/>
          </table:table-cell>
          <table:table-cell table:formula="of:=IF(IF(LEFT(TRIM([$Translations.$B352]);LEN([.D$1]))=[.D$1];&quot;Yes&quot;;&quot;No&quot;)=IF(LEFT(TRIM([$Translations.$C352]);LEN([.D$1]))=[.D$1];&quot;Yes&quot;;&quot;No&quot;);&quot;&quot;;&quot;NO&quot;)">
            <text:p/>
          </table:table-cell>
          <table:table-cell table:formula="of:=IF(IF(LEFT(TRIM([$Translations.$B352]);LEN([.E$1]))=[.E$1];&quot;Yes&quot;;&quot;No&quot;)=IF(LEFT(TRIM([$Translations.$C352]);LEN([.E$1]))=[.E$1];&quot;Yes&quot;;&quot;No&quot;);&quot;&quot;;&quot;NO&quot;)">
            <text:p/>
          </table:table-cell>
          <table:table-cell table:formula="of:=IF(IF(LEFT(TRIM([$Translations.$B352]);LEN([.F$1]))=[.F$1];&quot;Yes&quot;;&quot;No&quot;)=IF(LEFT(TRIM([$Translations.$C352]);LEN([.F$1]))=[.F$1];&quot;Yes&quot;;&quot;No&quot;);&quot;&quot;;&quot;NO&quot;)">
            <text:p/>
          </table:table-cell>
          <table:table-cell table:formula="of:=IF(IF(LEFT(TRIM([$Translations.$B352]);LEN([.G$1]))=[.G$1];&quot;Yes&quot;;&quot;No&quot;)=IF(LEFT(TRIM([$Translations.$C352]);LEN([.G$1]))=[.G$1];&quot;Yes&quot;;&quot;No&quot;);&quot;&quot;;&quot;NO&quot;)">
            <text:p/>
          </table:table-cell>
        </table:table-row>
        <table:table-row table:style-name="ro8">
          <table:table-cell table:formula="of:=IF(IF(LEFT(TRIM([$Translations.$B353]);LEN([.A$1]))=[.A$1];&quot;Yes&quot;;&quot;No&quot;)=IF(LEFT(TRIM([$Translations.$C353]);LEN([.A$1]))=[.A$1];&quot;Yes&quot;;&quot;No&quot;);&quot;&quot;;&quot;NO&quot;)">
            <text:p/>
          </table:table-cell>
          <table:table-cell table:formula="of:=IF(IF(LEFT(TRIM([$Translations.$B353]);LEN([.B$1]))=[.B$1];&quot;Yes&quot;;&quot;No&quot;)=IF(LEFT(TRIM([$Translations.$C353]);LEN([.B$1]))=[.B$1];&quot;Yes&quot;;&quot;No&quot;);&quot;&quot;;&quot;NO&quot;)">
            <text:p/>
          </table:table-cell>
          <table:table-cell table:formula="of:=IF(IF(LEFT(TRIM([$Translations.$B353]);LEN([.C$1]))=[.C$1];&quot;Yes&quot;;&quot;No&quot;)=IF(LEFT(TRIM([$Translations.$C353]);LEN([.C$1]))=[.C$1];&quot;Yes&quot;;&quot;No&quot;);&quot;&quot;;&quot;NO&quot;)">
            <text:p/>
          </table:table-cell>
          <table:table-cell table:formula="of:=IF(IF(LEFT(TRIM([$Translations.$B353]);LEN([.D$1]))=[.D$1];&quot;Yes&quot;;&quot;No&quot;)=IF(LEFT(TRIM([$Translations.$C353]);LEN([.D$1]))=[.D$1];&quot;Yes&quot;;&quot;No&quot;);&quot;&quot;;&quot;NO&quot;)">
            <text:p/>
          </table:table-cell>
          <table:table-cell table:formula="of:=IF(IF(LEFT(TRIM([$Translations.$B353]);LEN([.E$1]))=[.E$1];&quot;Yes&quot;;&quot;No&quot;)=IF(LEFT(TRIM([$Translations.$C353]);LEN([.E$1]))=[.E$1];&quot;Yes&quot;;&quot;No&quot;);&quot;&quot;;&quot;NO&quot;)">
            <text:p/>
          </table:table-cell>
          <table:table-cell table:formula="of:=IF(IF(LEFT(TRIM([$Translations.$B353]);LEN([.F$1]))=[.F$1];&quot;Yes&quot;;&quot;No&quot;)=IF(LEFT(TRIM([$Translations.$C353]);LEN([.F$1]))=[.F$1];&quot;Yes&quot;;&quot;No&quot;);&quot;&quot;;&quot;NO&quot;)">
            <text:p/>
          </table:table-cell>
          <table:table-cell table:formula="of:=IF(IF(LEFT(TRIM([$Translations.$B353]);LEN([.G$1]))=[.G$1];&quot;Yes&quot;;&quot;No&quot;)=IF(LEFT(TRIM([$Translations.$C353]);LEN([.G$1]))=[.G$1];&quot;Yes&quot;;&quot;No&quot;);&quot;&quot;;&quot;NO&quot;)">
            <text:p/>
          </table:table-cell>
        </table:table-row>
        <table:table-row table:style-name="ro8">
          <table:table-cell table:formula="of:=IF(IF(LEFT(TRIM([$Translations.$B354]);LEN([.A$1]))=[.A$1];&quot;Yes&quot;;&quot;No&quot;)=IF(LEFT(TRIM([$Translations.$C354]);LEN([.A$1]))=[.A$1];&quot;Yes&quot;;&quot;No&quot;);&quot;&quot;;&quot;NO&quot;)">
            <text:p/>
          </table:table-cell>
          <table:table-cell table:formula="of:=IF(IF(LEFT(TRIM([$Translations.$B354]);LEN([.B$1]))=[.B$1];&quot;Yes&quot;;&quot;No&quot;)=IF(LEFT(TRIM([$Translations.$C354]);LEN([.B$1]))=[.B$1];&quot;Yes&quot;;&quot;No&quot;);&quot;&quot;;&quot;NO&quot;)">
            <text:p/>
          </table:table-cell>
          <table:table-cell table:formula="of:=IF(IF(LEFT(TRIM([$Translations.$B354]);LEN([.C$1]))=[.C$1];&quot;Yes&quot;;&quot;No&quot;)=IF(LEFT(TRIM([$Translations.$C354]);LEN([.C$1]))=[.C$1];&quot;Yes&quot;;&quot;No&quot;);&quot;&quot;;&quot;NO&quot;)">
            <text:p/>
          </table:table-cell>
          <table:table-cell table:formula="of:=IF(IF(LEFT(TRIM([$Translations.$B354]);LEN([.D$1]))=[.D$1];&quot;Yes&quot;;&quot;No&quot;)=IF(LEFT(TRIM([$Translations.$C354]);LEN([.D$1]))=[.D$1];&quot;Yes&quot;;&quot;No&quot;);&quot;&quot;;&quot;NO&quot;)">
            <text:p/>
          </table:table-cell>
          <table:table-cell table:formula="of:=IF(IF(LEFT(TRIM([$Translations.$B354]);LEN([.E$1]))=[.E$1];&quot;Yes&quot;;&quot;No&quot;)=IF(LEFT(TRIM([$Translations.$C354]);LEN([.E$1]))=[.E$1];&quot;Yes&quot;;&quot;No&quot;);&quot;&quot;;&quot;NO&quot;)">
            <text:p/>
          </table:table-cell>
          <table:table-cell table:formula="of:=IF(IF(LEFT(TRIM([$Translations.$B354]);LEN([.F$1]))=[.F$1];&quot;Yes&quot;;&quot;No&quot;)=IF(LEFT(TRIM([$Translations.$C354]);LEN([.F$1]))=[.F$1];&quot;Yes&quot;;&quot;No&quot;);&quot;&quot;;&quot;NO&quot;)">
            <text:p/>
          </table:table-cell>
          <table:table-cell table:formula="of:=IF(IF(LEFT(TRIM([$Translations.$B354]);LEN([.G$1]))=[.G$1];&quot;Yes&quot;;&quot;No&quot;)=IF(LEFT(TRIM([$Translations.$C354]);LEN([.G$1]))=[.G$1];&quot;Yes&quot;;&quot;No&quot;);&quot;&quot;;&quot;NO&quot;)">
            <text:p/>
          </table:table-cell>
        </table:table-row>
        <table:table-row table:style-name="ro8">
          <table:table-cell table:formula="of:=IF(IF(LEFT(TRIM([$Translations.$B355]);LEN([.A$1]))=[.A$1];&quot;Yes&quot;;&quot;No&quot;)=IF(LEFT(TRIM([$Translations.$C355]);LEN([.A$1]))=[.A$1];&quot;Yes&quot;;&quot;No&quot;);&quot;&quot;;&quot;NO&quot;)">
            <text:p/>
          </table:table-cell>
          <table:table-cell table:formula="of:=IF(IF(LEFT(TRIM([$Translations.$B355]);LEN([.B$1]))=[.B$1];&quot;Yes&quot;;&quot;No&quot;)=IF(LEFT(TRIM([$Translations.$C355]);LEN([.B$1]))=[.B$1];&quot;Yes&quot;;&quot;No&quot;);&quot;&quot;;&quot;NO&quot;)">
            <text:p/>
          </table:table-cell>
          <table:table-cell table:formula="of:=IF(IF(LEFT(TRIM([$Translations.$B355]);LEN([.C$1]))=[.C$1];&quot;Yes&quot;;&quot;No&quot;)=IF(LEFT(TRIM([$Translations.$C355]);LEN([.C$1]))=[.C$1];&quot;Yes&quot;;&quot;No&quot;);&quot;&quot;;&quot;NO&quot;)">
            <text:p/>
          </table:table-cell>
          <table:table-cell table:formula="of:=IF(IF(LEFT(TRIM([$Translations.$B355]);LEN([.D$1]))=[.D$1];&quot;Yes&quot;;&quot;No&quot;)=IF(LEFT(TRIM([$Translations.$C355]);LEN([.D$1]))=[.D$1];&quot;Yes&quot;;&quot;No&quot;);&quot;&quot;;&quot;NO&quot;)">
            <text:p/>
          </table:table-cell>
          <table:table-cell table:formula="of:=IF(IF(LEFT(TRIM([$Translations.$B355]);LEN([.E$1]))=[.E$1];&quot;Yes&quot;;&quot;No&quot;)=IF(LEFT(TRIM([$Translations.$C355]);LEN([.E$1]))=[.E$1];&quot;Yes&quot;;&quot;No&quot;);&quot;&quot;;&quot;NO&quot;)">
            <text:p/>
          </table:table-cell>
          <table:table-cell table:formula="of:=IF(IF(LEFT(TRIM([$Translations.$B355]);LEN([.F$1]))=[.F$1];&quot;Yes&quot;;&quot;No&quot;)=IF(LEFT(TRIM([$Translations.$C355]);LEN([.F$1]))=[.F$1];&quot;Yes&quot;;&quot;No&quot;);&quot;&quot;;&quot;NO&quot;)">
            <text:p/>
          </table:table-cell>
          <table:table-cell table:formula="of:=IF(IF(LEFT(TRIM([$Translations.$B355]);LEN([.G$1]))=[.G$1];&quot;Yes&quot;;&quot;No&quot;)=IF(LEFT(TRIM([$Translations.$C355]);LEN([.G$1]))=[.G$1];&quot;Yes&quot;;&quot;No&quot;);&quot;&quot;;&quot;NO&quot;)">
            <text:p/>
          </table:table-cell>
        </table:table-row>
        <table:table-row table:style-name="ro8">
          <table:table-cell table:formula="of:=IF(IF(LEFT(TRIM([$Translations.$B356]);LEN([.A$1]))=[.A$1];&quot;Yes&quot;;&quot;No&quot;)=IF(LEFT(TRIM([$Translations.$C356]);LEN([.A$1]))=[.A$1];&quot;Yes&quot;;&quot;No&quot;);&quot;&quot;;&quot;NO&quot;)">
            <text:p/>
          </table:table-cell>
          <table:table-cell table:formula="of:=IF(IF(LEFT(TRIM([$Translations.$B356]);LEN([.B$1]))=[.B$1];&quot;Yes&quot;;&quot;No&quot;)=IF(LEFT(TRIM([$Translations.$C356]);LEN([.B$1]))=[.B$1];&quot;Yes&quot;;&quot;No&quot;);&quot;&quot;;&quot;NO&quot;)">
            <text:p/>
          </table:table-cell>
          <table:table-cell table:formula="of:=IF(IF(LEFT(TRIM([$Translations.$B356]);LEN([.C$1]))=[.C$1];&quot;Yes&quot;;&quot;No&quot;)=IF(LEFT(TRIM([$Translations.$C356]);LEN([.C$1]))=[.C$1];&quot;Yes&quot;;&quot;No&quot;);&quot;&quot;;&quot;NO&quot;)">
            <text:p/>
          </table:table-cell>
          <table:table-cell table:formula="of:=IF(IF(LEFT(TRIM([$Translations.$B356]);LEN([.D$1]))=[.D$1];&quot;Yes&quot;;&quot;No&quot;)=IF(LEFT(TRIM([$Translations.$C356]);LEN([.D$1]))=[.D$1];&quot;Yes&quot;;&quot;No&quot;);&quot;&quot;;&quot;NO&quot;)">
            <text:p/>
          </table:table-cell>
          <table:table-cell table:formula="of:=IF(IF(LEFT(TRIM([$Translations.$B356]);LEN([.E$1]))=[.E$1];&quot;Yes&quot;;&quot;No&quot;)=IF(LEFT(TRIM([$Translations.$C356]);LEN([.E$1]))=[.E$1];&quot;Yes&quot;;&quot;No&quot;);&quot;&quot;;&quot;NO&quot;)">
            <text:p/>
          </table:table-cell>
          <table:table-cell table:formula="of:=IF(IF(LEFT(TRIM([$Translations.$B356]);LEN([.F$1]))=[.F$1];&quot;Yes&quot;;&quot;No&quot;)=IF(LEFT(TRIM([$Translations.$C356]);LEN([.F$1]))=[.F$1];&quot;Yes&quot;;&quot;No&quot;);&quot;&quot;;&quot;NO&quot;)">
            <text:p/>
          </table:table-cell>
          <table:table-cell table:formula="of:=IF(IF(LEFT(TRIM([$Translations.$B356]);LEN([.G$1]))=[.G$1];&quot;Yes&quot;;&quot;No&quot;)=IF(LEFT(TRIM([$Translations.$C356]);LEN([.G$1]))=[.G$1];&quot;Yes&quot;;&quot;No&quot;);&quot;&quot;;&quot;NO&quot;)">
            <text:p/>
          </table:table-cell>
        </table:table-row>
        <table:table-row table:style-name="ro8">
          <table:table-cell table:formula="of:=IF(IF(LEFT(TRIM([$Translations.$B357]);LEN([.A$1]))=[.A$1];&quot;Yes&quot;;&quot;No&quot;)=IF(LEFT(TRIM([$Translations.$C357]);LEN([.A$1]))=[.A$1];&quot;Yes&quot;;&quot;No&quot;);&quot;&quot;;&quot;NO&quot;)">
            <text:p/>
          </table:table-cell>
          <table:table-cell table:formula="of:=IF(IF(LEFT(TRIM([$Translations.$B357]);LEN([.B$1]))=[.B$1];&quot;Yes&quot;;&quot;No&quot;)=IF(LEFT(TRIM([$Translations.$C357]);LEN([.B$1]))=[.B$1];&quot;Yes&quot;;&quot;No&quot;);&quot;&quot;;&quot;NO&quot;)">
            <text:p/>
          </table:table-cell>
          <table:table-cell table:formula="of:=IF(IF(LEFT(TRIM([$Translations.$B357]);LEN([.C$1]))=[.C$1];&quot;Yes&quot;;&quot;No&quot;)=IF(LEFT(TRIM([$Translations.$C357]);LEN([.C$1]))=[.C$1];&quot;Yes&quot;;&quot;No&quot;);&quot;&quot;;&quot;NO&quot;)">
            <text:p/>
          </table:table-cell>
          <table:table-cell table:formula="of:=IF(IF(LEFT(TRIM([$Translations.$B357]);LEN([.D$1]))=[.D$1];&quot;Yes&quot;;&quot;No&quot;)=IF(LEFT(TRIM([$Translations.$C357]);LEN([.D$1]))=[.D$1];&quot;Yes&quot;;&quot;No&quot;);&quot;&quot;;&quot;NO&quot;)">
            <text:p/>
          </table:table-cell>
          <table:table-cell table:formula="of:=IF(IF(LEFT(TRIM([$Translations.$B357]);LEN([.E$1]))=[.E$1];&quot;Yes&quot;;&quot;No&quot;)=IF(LEFT(TRIM([$Translations.$C357]);LEN([.E$1]))=[.E$1];&quot;Yes&quot;;&quot;No&quot;);&quot;&quot;;&quot;NO&quot;)">
            <text:p/>
          </table:table-cell>
          <table:table-cell table:formula="of:=IF(IF(LEFT(TRIM([$Translations.$B357]);LEN([.F$1]))=[.F$1];&quot;Yes&quot;;&quot;No&quot;)=IF(LEFT(TRIM([$Translations.$C357]);LEN([.F$1]))=[.F$1];&quot;Yes&quot;;&quot;No&quot;);&quot;&quot;;&quot;NO&quot;)">
            <text:p/>
          </table:table-cell>
          <table:table-cell table:formula="of:=IF(IF(LEFT(TRIM([$Translations.$B357]);LEN([.G$1]))=[.G$1];&quot;Yes&quot;;&quot;No&quot;)=IF(LEFT(TRIM([$Translations.$C357]);LEN([.G$1]))=[.G$1];&quot;Yes&quot;;&quot;No&quot;);&quot;&quot;;&quot;NO&quot;)">
            <text:p/>
          </table:table-cell>
        </table:table-row>
        <table:table-row table:style-name="ro8">
          <table:table-cell table:formula="of:=IF(IF(LEFT(TRIM([$Translations.$B358]);LEN([.A$1]))=[.A$1];&quot;Yes&quot;;&quot;No&quot;)=IF(LEFT(TRIM([$Translations.$C358]);LEN([.A$1]))=[.A$1];&quot;Yes&quot;;&quot;No&quot;);&quot;&quot;;&quot;NO&quot;)">
            <text:p/>
          </table:table-cell>
          <table:table-cell table:formula="of:=IF(IF(LEFT(TRIM([$Translations.$B358]);LEN([.B$1]))=[.B$1];&quot;Yes&quot;;&quot;No&quot;)=IF(LEFT(TRIM([$Translations.$C358]);LEN([.B$1]))=[.B$1];&quot;Yes&quot;;&quot;No&quot;);&quot;&quot;;&quot;NO&quot;)">
            <text:p/>
          </table:table-cell>
          <table:table-cell table:formula="of:=IF(IF(LEFT(TRIM([$Translations.$B358]);LEN([.C$1]))=[.C$1];&quot;Yes&quot;;&quot;No&quot;)=IF(LEFT(TRIM([$Translations.$C358]);LEN([.C$1]))=[.C$1];&quot;Yes&quot;;&quot;No&quot;);&quot;&quot;;&quot;NO&quot;)">
            <text:p/>
          </table:table-cell>
          <table:table-cell table:formula="of:=IF(IF(LEFT(TRIM([$Translations.$B358]);LEN([.D$1]))=[.D$1];&quot;Yes&quot;;&quot;No&quot;)=IF(LEFT(TRIM([$Translations.$C358]);LEN([.D$1]))=[.D$1];&quot;Yes&quot;;&quot;No&quot;);&quot;&quot;;&quot;NO&quot;)">
            <text:p/>
          </table:table-cell>
          <table:table-cell table:formula="of:=IF(IF(LEFT(TRIM([$Translations.$B358]);LEN([.E$1]))=[.E$1];&quot;Yes&quot;;&quot;No&quot;)=IF(LEFT(TRIM([$Translations.$C358]);LEN([.E$1]))=[.E$1];&quot;Yes&quot;;&quot;No&quot;);&quot;&quot;;&quot;NO&quot;)">
            <text:p/>
          </table:table-cell>
          <table:table-cell table:formula="of:=IF(IF(LEFT(TRIM([$Translations.$B358]);LEN([.F$1]))=[.F$1];&quot;Yes&quot;;&quot;No&quot;)=IF(LEFT(TRIM([$Translations.$C358]);LEN([.F$1]))=[.F$1];&quot;Yes&quot;;&quot;No&quot;);&quot;&quot;;&quot;NO&quot;)">
            <text:p/>
          </table:table-cell>
          <table:table-cell table:formula="of:=IF(IF(LEFT(TRIM([$Translations.$B358]);LEN([.G$1]))=[.G$1];&quot;Yes&quot;;&quot;No&quot;)=IF(LEFT(TRIM([$Translations.$C358]);LEN([.G$1]))=[.G$1];&quot;Yes&quot;;&quot;No&quot;);&quot;&quot;;&quot;NO&quot;)">
            <text:p/>
          </table:table-cell>
        </table:table-row>
        <table:table-row table:style-name="ro8">
          <table:table-cell table:formula="of:=IF(IF(LEFT(TRIM([$Translations.$B359]);LEN([.A$1]))=[.A$1];&quot;Yes&quot;;&quot;No&quot;)=IF(LEFT(TRIM([$Translations.$C359]);LEN([.A$1]))=[.A$1];&quot;Yes&quot;;&quot;No&quot;);&quot;&quot;;&quot;NO&quot;)">
            <text:p/>
          </table:table-cell>
          <table:table-cell table:formula="of:=IF(IF(LEFT(TRIM([$Translations.$B359]);LEN([.B$1]))=[.B$1];&quot;Yes&quot;;&quot;No&quot;)=IF(LEFT(TRIM([$Translations.$C359]);LEN([.B$1]))=[.B$1];&quot;Yes&quot;;&quot;No&quot;);&quot;&quot;;&quot;NO&quot;)">
            <text:p/>
          </table:table-cell>
          <table:table-cell table:formula="of:=IF(IF(LEFT(TRIM([$Translations.$B359]);LEN([.C$1]))=[.C$1];&quot;Yes&quot;;&quot;No&quot;)=IF(LEFT(TRIM([$Translations.$C359]);LEN([.C$1]))=[.C$1];&quot;Yes&quot;;&quot;No&quot;);&quot;&quot;;&quot;NO&quot;)">
            <text:p/>
          </table:table-cell>
          <table:table-cell table:formula="of:=IF(IF(LEFT(TRIM([$Translations.$B359]);LEN([.D$1]))=[.D$1];&quot;Yes&quot;;&quot;No&quot;)=IF(LEFT(TRIM([$Translations.$C359]);LEN([.D$1]))=[.D$1];&quot;Yes&quot;;&quot;No&quot;);&quot;&quot;;&quot;NO&quot;)">
            <text:p/>
          </table:table-cell>
          <table:table-cell table:formula="of:=IF(IF(LEFT(TRIM([$Translations.$B359]);LEN([.E$1]))=[.E$1];&quot;Yes&quot;;&quot;No&quot;)=IF(LEFT(TRIM([$Translations.$C359]);LEN([.E$1]))=[.E$1];&quot;Yes&quot;;&quot;No&quot;);&quot;&quot;;&quot;NO&quot;)">
            <text:p/>
          </table:table-cell>
          <table:table-cell table:formula="of:=IF(IF(LEFT(TRIM([$Translations.$B359]);LEN([.F$1]))=[.F$1];&quot;Yes&quot;;&quot;No&quot;)=IF(LEFT(TRIM([$Translations.$C359]);LEN([.F$1]))=[.F$1];&quot;Yes&quot;;&quot;No&quot;);&quot;&quot;;&quot;NO&quot;)">
            <text:p/>
          </table:table-cell>
          <table:table-cell table:formula="of:=IF(IF(LEFT(TRIM([$Translations.$B359]);LEN([.G$1]))=[.G$1];&quot;Yes&quot;;&quot;No&quot;)=IF(LEFT(TRIM([$Translations.$C359]);LEN([.G$1]))=[.G$1];&quot;Yes&quot;;&quot;No&quot;);&quot;&quot;;&quot;NO&quot;)">
            <text:p/>
          </table:table-cell>
        </table:table-row>
        <table:table-row table:style-name="ro8">
          <table:table-cell table:formula="of:=IF(IF(LEFT(TRIM([$Translations.$B360]);LEN([.A$1]))=[.A$1];&quot;Yes&quot;;&quot;No&quot;)=IF(LEFT(TRIM([$Translations.$C360]);LEN([.A$1]))=[.A$1];&quot;Yes&quot;;&quot;No&quot;);&quot;&quot;;&quot;NO&quot;)">
            <text:p/>
          </table:table-cell>
          <table:table-cell table:formula="of:=IF(IF(LEFT(TRIM([$Translations.$B360]);LEN([.B$1]))=[.B$1];&quot;Yes&quot;;&quot;No&quot;)=IF(LEFT(TRIM([$Translations.$C360]);LEN([.B$1]))=[.B$1];&quot;Yes&quot;;&quot;No&quot;);&quot;&quot;;&quot;NO&quot;)">
            <text:p/>
          </table:table-cell>
          <table:table-cell table:formula="of:=IF(IF(LEFT(TRIM([$Translations.$B360]);LEN([.C$1]))=[.C$1];&quot;Yes&quot;;&quot;No&quot;)=IF(LEFT(TRIM([$Translations.$C360]);LEN([.C$1]))=[.C$1];&quot;Yes&quot;;&quot;No&quot;);&quot;&quot;;&quot;NO&quot;)">
            <text:p/>
          </table:table-cell>
          <table:table-cell table:formula="of:=IF(IF(LEFT(TRIM([$Translations.$B360]);LEN([.D$1]))=[.D$1];&quot;Yes&quot;;&quot;No&quot;)=IF(LEFT(TRIM([$Translations.$C360]);LEN([.D$1]))=[.D$1];&quot;Yes&quot;;&quot;No&quot;);&quot;&quot;;&quot;NO&quot;)">
            <text:p/>
          </table:table-cell>
          <table:table-cell table:formula="of:=IF(IF(LEFT(TRIM([$Translations.$B360]);LEN([.E$1]))=[.E$1];&quot;Yes&quot;;&quot;No&quot;)=IF(LEFT(TRIM([$Translations.$C360]);LEN([.E$1]))=[.E$1];&quot;Yes&quot;;&quot;No&quot;);&quot;&quot;;&quot;NO&quot;)">
            <text:p/>
          </table:table-cell>
          <table:table-cell table:formula="of:=IF(IF(LEFT(TRIM([$Translations.$B360]);LEN([.F$1]))=[.F$1];&quot;Yes&quot;;&quot;No&quot;)=IF(LEFT(TRIM([$Translations.$C360]);LEN([.F$1]))=[.F$1];&quot;Yes&quot;;&quot;No&quot;);&quot;&quot;;&quot;NO&quot;)">
            <text:p/>
          </table:table-cell>
          <table:table-cell table:formula="of:=IF(IF(LEFT(TRIM([$Translations.$B360]);LEN([.G$1]))=[.G$1];&quot;Yes&quot;;&quot;No&quot;)=IF(LEFT(TRIM([$Translations.$C360]);LEN([.G$1]))=[.G$1];&quot;Yes&quot;;&quot;No&quot;);&quot;&quot;;&quot;NO&quot;)">
            <text:p/>
          </table:table-cell>
        </table:table-row>
        <table:table-row table:style-name="ro8">
          <table:table-cell table:formula="of:=IF(IF(LEFT(TRIM([$Translations.$B361]);LEN([.A$1]))=[.A$1];&quot;Yes&quot;;&quot;No&quot;)=IF(LEFT(TRIM([$Translations.$C361]);LEN([.A$1]))=[.A$1];&quot;Yes&quot;;&quot;No&quot;);&quot;&quot;;&quot;NO&quot;)">
            <text:p/>
          </table:table-cell>
          <table:table-cell table:formula="of:=IF(IF(LEFT(TRIM([$Translations.$B361]);LEN([.B$1]))=[.B$1];&quot;Yes&quot;;&quot;No&quot;)=IF(LEFT(TRIM([$Translations.$C361]);LEN([.B$1]))=[.B$1];&quot;Yes&quot;;&quot;No&quot;);&quot;&quot;;&quot;NO&quot;)">
            <text:p/>
          </table:table-cell>
          <table:table-cell table:formula="of:=IF(IF(LEFT(TRIM([$Translations.$B361]);LEN([.C$1]))=[.C$1];&quot;Yes&quot;;&quot;No&quot;)=IF(LEFT(TRIM([$Translations.$C361]);LEN([.C$1]))=[.C$1];&quot;Yes&quot;;&quot;No&quot;);&quot;&quot;;&quot;NO&quot;)">
            <text:p/>
          </table:table-cell>
          <table:table-cell table:formula="of:=IF(IF(LEFT(TRIM([$Translations.$B361]);LEN([.D$1]))=[.D$1];&quot;Yes&quot;;&quot;No&quot;)=IF(LEFT(TRIM([$Translations.$C361]);LEN([.D$1]))=[.D$1];&quot;Yes&quot;;&quot;No&quot;);&quot;&quot;;&quot;NO&quot;)">
            <text:p/>
          </table:table-cell>
          <table:table-cell table:formula="of:=IF(IF(LEFT(TRIM([$Translations.$B361]);LEN([.E$1]))=[.E$1];&quot;Yes&quot;;&quot;No&quot;)=IF(LEFT(TRIM([$Translations.$C361]);LEN([.E$1]))=[.E$1];&quot;Yes&quot;;&quot;No&quot;);&quot;&quot;;&quot;NO&quot;)">
            <text:p/>
          </table:table-cell>
          <table:table-cell table:formula="of:=IF(IF(LEFT(TRIM([$Translations.$B361]);LEN([.F$1]))=[.F$1];&quot;Yes&quot;;&quot;No&quot;)=IF(LEFT(TRIM([$Translations.$C361]);LEN([.F$1]))=[.F$1];&quot;Yes&quot;;&quot;No&quot;);&quot;&quot;;&quot;NO&quot;)">
            <text:p/>
          </table:table-cell>
          <table:table-cell table:formula="of:=IF(IF(LEFT(TRIM([$Translations.$B361]);LEN([.G$1]))=[.G$1];&quot;Yes&quot;;&quot;No&quot;)=IF(LEFT(TRIM([$Translations.$C361]);LEN([.G$1]))=[.G$1];&quot;Yes&quot;;&quot;No&quot;);&quot;&quot;;&quot;NO&quot;)">
            <text:p/>
          </table:table-cell>
        </table:table-row>
        <table:table-row table:style-name="ro8">
          <table:table-cell table:formula="of:=IF(IF(LEFT(TRIM([$Translations.$B362]);LEN([.A$1]))=[.A$1];&quot;Yes&quot;;&quot;No&quot;)=IF(LEFT(TRIM([$Translations.$C362]);LEN([.A$1]))=[.A$1];&quot;Yes&quot;;&quot;No&quot;);&quot;&quot;;&quot;NO&quot;)">
            <text:p/>
          </table:table-cell>
          <table:table-cell table:formula="of:=IF(IF(LEFT(TRIM([$Translations.$B362]);LEN([.B$1]))=[.B$1];&quot;Yes&quot;;&quot;No&quot;)=IF(LEFT(TRIM([$Translations.$C362]);LEN([.B$1]))=[.B$1];&quot;Yes&quot;;&quot;No&quot;);&quot;&quot;;&quot;NO&quot;)">
            <text:p/>
          </table:table-cell>
          <table:table-cell table:formula="of:=IF(IF(LEFT(TRIM([$Translations.$B362]);LEN([.C$1]))=[.C$1];&quot;Yes&quot;;&quot;No&quot;)=IF(LEFT(TRIM([$Translations.$C362]);LEN([.C$1]))=[.C$1];&quot;Yes&quot;;&quot;No&quot;);&quot;&quot;;&quot;NO&quot;)">
            <text:p/>
          </table:table-cell>
          <table:table-cell table:formula="of:=IF(IF(LEFT(TRIM([$Translations.$B362]);LEN([.D$1]))=[.D$1];&quot;Yes&quot;;&quot;No&quot;)=IF(LEFT(TRIM([$Translations.$C362]);LEN([.D$1]))=[.D$1];&quot;Yes&quot;;&quot;No&quot;);&quot;&quot;;&quot;NO&quot;)">
            <text:p/>
          </table:table-cell>
          <table:table-cell table:formula="of:=IF(IF(LEFT(TRIM([$Translations.$B362]);LEN([.E$1]))=[.E$1];&quot;Yes&quot;;&quot;No&quot;)=IF(LEFT(TRIM([$Translations.$C362]);LEN([.E$1]))=[.E$1];&quot;Yes&quot;;&quot;No&quot;);&quot;&quot;;&quot;NO&quot;)">
            <text:p/>
          </table:table-cell>
          <table:table-cell table:formula="of:=IF(IF(LEFT(TRIM([$Translations.$B362]);LEN([.F$1]))=[.F$1];&quot;Yes&quot;;&quot;No&quot;)=IF(LEFT(TRIM([$Translations.$C362]);LEN([.F$1]))=[.F$1];&quot;Yes&quot;;&quot;No&quot;);&quot;&quot;;&quot;NO&quot;)">
            <text:p/>
          </table:table-cell>
          <table:table-cell table:formula="of:=IF(IF(LEFT(TRIM([$Translations.$B362]);LEN([.G$1]))=[.G$1];&quot;Yes&quot;;&quot;No&quot;)=IF(LEFT(TRIM([$Translations.$C362]);LEN([.G$1]))=[.G$1];&quot;Yes&quot;;&quot;No&quot;);&quot;&quot;;&quot;NO&quot;)">
            <text:p/>
          </table:table-cell>
        </table:table-row>
        <table:table-row table:style-name="ro8">
          <table:table-cell table:formula="of:=IF(IF(LEFT(TRIM([$Translations.$B363]);LEN([.A$1]))=[.A$1];&quot;Yes&quot;;&quot;No&quot;)=IF(LEFT(TRIM([$Translations.$C363]);LEN([.A$1]))=[.A$1];&quot;Yes&quot;;&quot;No&quot;);&quot;&quot;;&quot;NO&quot;)">
            <text:p/>
          </table:table-cell>
          <table:table-cell table:formula="of:=IF(IF(LEFT(TRIM([$Translations.$B363]);LEN([.B$1]))=[.B$1];&quot;Yes&quot;;&quot;No&quot;)=IF(LEFT(TRIM([$Translations.$C363]);LEN([.B$1]))=[.B$1];&quot;Yes&quot;;&quot;No&quot;);&quot;&quot;;&quot;NO&quot;)">
            <text:p/>
          </table:table-cell>
          <table:table-cell table:formula="of:=IF(IF(LEFT(TRIM([$Translations.$B363]);LEN([.C$1]))=[.C$1];&quot;Yes&quot;;&quot;No&quot;)=IF(LEFT(TRIM([$Translations.$C363]);LEN([.C$1]))=[.C$1];&quot;Yes&quot;;&quot;No&quot;);&quot;&quot;;&quot;NO&quot;)">
            <text:p/>
          </table:table-cell>
          <table:table-cell table:formula="of:=IF(IF(LEFT(TRIM([$Translations.$B363]);LEN([.D$1]))=[.D$1];&quot;Yes&quot;;&quot;No&quot;)=IF(LEFT(TRIM([$Translations.$C363]);LEN([.D$1]))=[.D$1];&quot;Yes&quot;;&quot;No&quot;);&quot;&quot;;&quot;NO&quot;)">
            <text:p/>
          </table:table-cell>
          <table:table-cell table:formula="of:=IF(IF(LEFT(TRIM([$Translations.$B363]);LEN([.E$1]))=[.E$1];&quot;Yes&quot;;&quot;No&quot;)=IF(LEFT(TRIM([$Translations.$C363]);LEN([.E$1]))=[.E$1];&quot;Yes&quot;;&quot;No&quot;);&quot;&quot;;&quot;NO&quot;)">
            <text:p/>
          </table:table-cell>
          <table:table-cell table:formula="of:=IF(IF(LEFT(TRIM([$Translations.$B363]);LEN([.F$1]))=[.F$1];&quot;Yes&quot;;&quot;No&quot;)=IF(LEFT(TRIM([$Translations.$C363]);LEN([.F$1]))=[.F$1];&quot;Yes&quot;;&quot;No&quot;);&quot;&quot;;&quot;NO&quot;)">
            <text:p/>
          </table:table-cell>
          <table:table-cell table:formula="of:=IF(IF(LEFT(TRIM([$Translations.$B363]);LEN([.G$1]))=[.G$1];&quot;Yes&quot;;&quot;No&quot;)=IF(LEFT(TRIM([$Translations.$C363]);LEN([.G$1]))=[.G$1];&quot;Yes&quot;;&quot;No&quot;);&quot;&quot;;&quot;NO&quot;)">
            <text:p/>
          </table:table-cell>
        </table:table-row>
        <table:table-row table:style-name="ro8">
          <table:table-cell table:formula="of:=IF(IF(LEFT(TRIM([$Translations.$B364]);LEN([.A$1]))=[.A$1];&quot;Yes&quot;;&quot;No&quot;)=IF(LEFT(TRIM([$Translations.$C364]);LEN([.A$1]))=[.A$1];&quot;Yes&quot;;&quot;No&quot;);&quot;&quot;;&quot;NO&quot;)">
            <text:p/>
          </table:table-cell>
          <table:table-cell table:formula="of:=IF(IF(LEFT(TRIM([$Translations.$B364]);LEN([.B$1]))=[.B$1];&quot;Yes&quot;;&quot;No&quot;)=IF(LEFT(TRIM([$Translations.$C364]);LEN([.B$1]))=[.B$1];&quot;Yes&quot;;&quot;No&quot;);&quot;&quot;;&quot;NO&quot;)">
            <text:p/>
          </table:table-cell>
          <table:table-cell table:formula="of:=IF(IF(LEFT(TRIM([$Translations.$B364]);LEN([.C$1]))=[.C$1];&quot;Yes&quot;;&quot;No&quot;)=IF(LEFT(TRIM([$Translations.$C364]);LEN([.C$1]))=[.C$1];&quot;Yes&quot;;&quot;No&quot;);&quot;&quot;;&quot;NO&quot;)">
            <text:p/>
          </table:table-cell>
          <table:table-cell table:formula="of:=IF(IF(LEFT(TRIM([$Translations.$B364]);LEN([.D$1]))=[.D$1];&quot;Yes&quot;;&quot;No&quot;)=IF(LEFT(TRIM([$Translations.$C364]);LEN([.D$1]))=[.D$1];&quot;Yes&quot;;&quot;No&quot;);&quot;&quot;;&quot;NO&quot;)">
            <text:p/>
          </table:table-cell>
          <table:table-cell table:formula="of:=IF(IF(LEFT(TRIM([$Translations.$B364]);LEN([.E$1]))=[.E$1];&quot;Yes&quot;;&quot;No&quot;)=IF(LEFT(TRIM([$Translations.$C364]);LEN([.E$1]))=[.E$1];&quot;Yes&quot;;&quot;No&quot;);&quot;&quot;;&quot;NO&quot;)">
            <text:p/>
          </table:table-cell>
          <table:table-cell table:formula="of:=IF(IF(LEFT(TRIM([$Translations.$B364]);LEN([.F$1]))=[.F$1];&quot;Yes&quot;;&quot;No&quot;)=IF(LEFT(TRIM([$Translations.$C364]);LEN([.F$1]))=[.F$1];&quot;Yes&quot;;&quot;No&quot;);&quot;&quot;;&quot;NO&quot;)">
            <text:p/>
          </table:table-cell>
          <table:table-cell table:formula="of:=IF(IF(LEFT(TRIM([$Translations.$B364]);LEN([.G$1]))=[.G$1];&quot;Yes&quot;;&quot;No&quot;)=IF(LEFT(TRIM([$Translations.$C364]);LEN([.G$1]))=[.G$1];&quot;Yes&quot;;&quot;No&quot;);&quot;&quot;;&quot;NO&quot;)">
            <text:p/>
          </table:table-cell>
        </table:table-row>
        <table:table-row table:style-name="ro8">
          <table:table-cell table:formula="of:=IF(IF(LEFT(TRIM([$Translations.$B365]);LEN([.A$1]))=[.A$1];&quot;Yes&quot;;&quot;No&quot;)=IF(LEFT(TRIM([$Translations.$C365]);LEN([.A$1]))=[.A$1];&quot;Yes&quot;;&quot;No&quot;);&quot;&quot;;&quot;NO&quot;)">
            <text:p/>
          </table:table-cell>
          <table:table-cell table:formula="of:=IF(IF(LEFT(TRIM([$Translations.$B365]);LEN([.B$1]))=[.B$1];&quot;Yes&quot;;&quot;No&quot;)=IF(LEFT(TRIM([$Translations.$C365]);LEN([.B$1]))=[.B$1];&quot;Yes&quot;;&quot;No&quot;);&quot;&quot;;&quot;NO&quot;)">
            <text:p/>
          </table:table-cell>
          <table:table-cell table:formula="of:=IF(IF(LEFT(TRIM([$Translations.$B365]);LEN([.C$1]))=[.C$1];&quot;Yes&quot;;&quot;No&quot;)=IF(LEFT(TRIM([$Translations.$C365]);LEN([.C$1]))=[.C$1];&quot;Yes&quot;;&quot;No&quot;);&quot;&quot;;&quot;NO&quot;)">
            <text:p/>
          </table:table-cell>
          <table:table-cell table:formula="of:=IF(IF(LEFT(TRIM([$Translations.$B365]);LEN([.D$1]))=[.D$1];&quot;Yes&quot;;&quot;No&quot;)=IF(LEFT(TRIM([$Translations.$C365]);LEN([.D$1]))=[.D$1];&quot;Yes&quot;;&quot;No&quot;);&quot;&quot;;&quot;NO&quot;)">
            <text:p/>
          </table:table-cell>
          <table:table-cell table:formula="of:=IF(IF(LEFT(TRIM([$Translations.$B365]);LEN([.E$1]))=[.E$1];&quot;Yes&quot;;&quot;No&quot;)=IF(LEFT(TRIM([$Translations.$C365]);LEN([.E$1]))=[.E$1];&quot;Yes&quot;;&quot;No&quot;);&quot;&quot;;&quot;NO&quot;)">
            <text:p/>
          </table:table-cell>
          <table:table-cell table:formula="of:=IF(IF(LEFT(TRIM([$Translations.$B365]);LEN([.F$1]))=[.F$1];&quot;Yes&quot;;&quot;No&quot;)=IF(LEFT(TRIM([$Translations.$C365]);LEN([.F$1]))=[.F$1];&quot;Yes&quot;;&quot;No&quot;);&quot;&quot;;&quot;NO&quot;)">
            <text:p/>
          </table:table-cell>
          <table:table-cell table:formula="of:=IF(IF(LEFT(TRIM([$Translations.$B365]);LEN([.G$1]))=[.G$1];&quot;Yes&quot;;&quot;No&quot;)=IF(LEFT(TRIM([$Translations.$C365]);LEN([.G$1]))=[.G$1];&quot;Yes&quot;;&quot;No&quot;);&quot;&quot;;&quot;NO&quot;)">
            <text:p/>
          </table:table-cell>
        </table:table-row>
        <table:table-row table:style-name="ro8">
          <table:table-cell table:formula="of:=IF(IF(LEFT(TRIM([$Translations.$B366]);LEN([.A$1]))=[.A$1];&quot;Yes&quot;;&quot;No&quot;)=IF(LEFT(TRIM([$Translations.$C366]);LEN([.A$1]))=[.A$1];&quot;Yes&quot;;&quot;No&quot;);&quot;&quot;;&quot;NO&quot;)">
            <text:p/>
          </table:table-cell>
          <table:table-cell table:formula="of:=IF(IF(LEFT(TRIM([$Translations.$B366]);LEN([.B$1]))=[.B$1];&quot;Yes&quot;;&quot;No&quot;)=IF(LEFT(TRIM([$Translations.$C366]);LEN([.B$1]))=[.B$1];&quot;Yes&quot;;&quot;No&quot;);&quot;&quot;;&quot;NO&quot;)">
            <text:p/>
          </table:table-cell>
          <table:table-cell table:formula="of:=IF(IF(LEFT(TRIM([$Translations.$B366]);LEN([.C$1]))=[.C$1];&quot;Yes&quot;;&quot;No&quot;)=IF(LEFT(TRIM([$Translations.$C366]);LEN([.C$1]))=[.C$1];&quot;Yes&quot;;&quot;No&quot;);&quot;&quot;;&quot;NO&quot;)">
            <text:p/>
          </table:table-cell>
          <table:table-cell table:formula="of:=IF(IF(LEFT(TRIM([$Translations.$B366]);LEN([.D$1]))=[.D$1];&quot;Yes&quot;;&quot;No&quot;)=IF(LEFT(TRIM([$Translations.$C366]);LEN([.D$1]))=[.D$1];&quot;Yes&quot;;&quot;No&quot;);&quot;&quot;;&quot;NO&quot;)">
            <text:p/>
          </table:table-cell>
          <table:table-cell table:formula="of:=IF(IF(LEFT(TRIM([$Translations.$B366]);LEN([.E$1]))=[.E$1];&quot;Yes&quot;;&quot;No&quot;)=IF(LEFT(TRIM([$Translations.$C366]);LEN([.E$1]))=[.E$1];&quot;Yes&quot;;&quot;No&quot;);&quot;&quot;;&quot;NO&quot;)">
            <text:p/>
          </table:table-cell>
          <table:table-cell table:formula="of:=IF(IF(LEFT(TRIM([$Translations.$B366]);LEN([.F$1]))=[.F$1];&quot;Yes&quot;;&quot;No&quot;)=IF(LEFT(TRIM([$Translations.$C366]);LEN([.F$1]))=[.F$1];&quot;Yes&quot;;&quot;No&quot;);&quot;&quot;;&quot;NO&quot;)">
            <text:p/>
          </table:table-cell>
          <table:table-cell table:formula="of:=IF(IF(LEFT(TRIM([$Translations.$B366]);LEN([.G$1]))=[.G$1];&quot;Yes&quot;;&quot;No&quot;)=IF(LEFT(TRIM([$Translations.$C366]);LEN([.G$1]))=[.G$1];&quot;Yes&quot;;&quot;No&quot;);&quot;&quot;;&quot;NO&quot;)">
            <text:p/>
          </table:table-cell>
        </table:table-row>
        <table:table-row table:style-name="ro8">
          <table:table-cell table:formula="of:=IF(IF(LEFT(TRIM([$Translations.$B367]);LEN([.A$1]))=[.A$1];&quot;Yes&quot;;&quot;No&quot;)=IF(LEFT(TRIM([$Translations.$C367]);LEN([.A$1]))=[.A$1];&quot;Yes&quot;;&quot;No&quot;);&quot;&quot;;&quot;NO&quot;)">
            <text:p/>
          </table:table-cell>
          <table:table-cell table:formula="of:=IF(IF(LEFT(TRIM([$Translations.$B367]);LEN([.B$1]))=[.B$1];&quot;Yes&quot;;&quot;No&quot;)=IF(LEFT(TRIM([$Translations.$C367]);LEN([.B$1]))=[.B$1];&quot;Yes&quot;;&quot;No&quot;);&quot;&quot;;&quot;NO&quot;)">
            <text:p/>
          </table:table-cell>
          <table:table-cell table:formula="of:=IF(IF(LEFT(TRIM([$Translations.$B367]);LEN([.C$1]))=[.C$1];&quot;Yes&quot;;&quot;No&quot;)=IF(LEFT(TRIM([$Translations.$C367]);LEN([.C$1]))=[.C$1];&quot;Yes&quot;;&quot;No&quot;);&quot;&quot;;&quot;NO&quot;)">
            <text:p/>
          </table:table-cell>
          <table:table-cell table:formula="of:=IF(IF(LEFT(TRIM([$Translations.$B367]);LEN([.D$1]))=[.D$1];&quot;Yes&quot;;&quot;No&quot;)=IF(LEFT(TRIM([$Translations.$C367]);LEN([.D$1]))=[.D$1];&quot;Yes&quot;;&quot;No&quot;);&quot;&quot;;&quot;NO&quot;)">
            <text:p/>
          </table:table-cell>
          <table:table-cell table:formula="of:=IF(IF(LEFT(TRIM([$Translations.$B367]);LEN([.E$1]))=[.E$1];&quot;Yes&quot;;&quot;No&quot;)=IF(LEFT(TRIM([$Translations.$C367]);LEN([.E$1]))=[.E$1];&quot;Yes&quot;;&quot;No&quot;);&quot;&quot;;&quot;NO&quot;)">
            <text:p/>
          </table:table-cell>
          <table:table-cell table:formula="of:=IF(IF(LEFT(TRIM([$Translations.$B367]);LEN([.F$1]))=[.F$1];&quot;Yes&quot;;&quot;No&quot;)=IF(LEFT(TRIM([$Translations.$C367]);LEN([.F$1]))=[.F$1];&quot;Yes&quot;;&quot;No&quot;);&quot;&quot;;&quot;NO&quot;)">
            <text:p/>
          </table:table-cell>
          <table:table-cell table:formula="of:=IF(IF(LEFT(TRIM([$Translations.$B367]);LEN([.G$1]))=[.G$1];&quot;Yes&quot;;&quot;No&quot;)=IF(LEFT(TRIM([$Translations.$C367]);LEN([.G$1]))=[.G$1];&quot;Yes&quot;;&quot;No&quot;);&quot;&quot;;&quot;NO&quot;)">
            <text:p/>
          </table:table-cell>
        </table:table-row>
        <table:table-row table:style-name="ro8">
          <table:table-cell table:formula="of:=IF(IF(LEFT(TRIM([$Translations.$B368]);LEN([.A$1]))=[.A$1];&quot;Yes&quot;;&quot;No&quot;)=IF(LEFT(TRIM([$Translations.$C368]);LEN([.A$1]))=[.A$1];&quot;Yes&quot;;&quot;No&quot;);&quot;&quot;;&quot;NO&quot;)">
            <text:p/>
          </table:table-cell>
          <table:table-cell table:formula="of:=IF(IF(LEFT(TRIM([$Translations.$B368]);LEN([.B$1]))=[.B$1];&quot;Yes&quot;;&quot;No&quot;)=IF(LEFT(TRIM([$Translations.$C368]);LEN([.B$1]))=[.B$1];&quot;Yes&quot;;&quot;No&quot;);&quot;&quot;;&quot;NO&quot;)">
            <text:p/>
          </table:table-cell>
          <table:table-cell table:formula="of:=IF(IF(LEFT(TRIM([$Translations.$B368]);LEN([.C$1]))=[.C$1];&quot;Yes&quot;;&quot;No&quot;)=IF(LEFT(TRIM([$Translations.$C368]);LEN([.C$1]))=[.C$1];&quot;Yes&quot;;&quot;No&quot;);&quot;&quot;;&quot;NO&quot;)">
            <text:p/>
          </table:table-cell>
          <table:table-cell table:formula="of:=IF(IF(LEFT(TRIM([$Translations.$B368]);LEN([.D$1]))=[.D$1];&quot;Yes&quot;;&quot;No&quot;)=IF(LEFT(TRIM([$Translations.$C368]);LEN([.D$1]))=[.D$1];&quot;Yes&quot;;&quot;No&quot;);&quot;&quot;;&quot;NO&quot;)">
            <text:p/>
          </table:table-cell>
          <table:table-cell table:formula="of:=IF(IF(LEFT(TRIM([$Translations.$B368]);LEN([.E$1]))=[.E$1];&quot;Yes&quot;;&quot;No&quot;)=IF(LEFT(TRIM([$Translations.$C368]);LEN([.E$1]))=[.E$1];&quot;Yes&quot;;&quot;No&quot;);&quot;&quot;;&quot;NO&quot;)">
            <text:p/>
          </table:table-cell>
          <table:table-cell table:formula="of:=IF(IF(LEFT(TRIM([$Translations.$B368]);LEN([.F$1]))=[.F$1];&quot;Yes&quot;;&quot;No&quot;)=IF(LEFT(TRIM([$Translations.$C368]);LEN([.F$1]))=[.F$1];&quot;Yes&quot;;&quot;No&quot;);&quot;&quot;;&quot;NO&quot;)">
            <text:p/>
          </table:table-cell>
          <table:table-cell table:formula="of:=IF(IF(LEFT(TRIM([$Translations.$B368]);LEN([.G$1]))=[.G$1];&quot;Yes&quot;;&quot;No&quot;)=IF(LEFT(TRIM([$Translations.$C368]);LEN([.G$1]))=[.G$1];&quot;Yes&quot;;&quot;No&quot;);&quot;&quot;;&quot;NO&quot;)">
            <text:p/>
          </table:table-cell>
        </table:table-row>
        <table:table-row table:style-name="ro8">
          <table:table-cell table:formula="of:=IF(IF(LEFT(TRIM([$Translations.$B369]);LEN([.A$1]))=[.A$1];&quot;Yes&quot;;&quot;No&quot;)=IF(LEFT(TRIM([$Translations.$C369]);LEN([.A$1]))=[.A$1];&quot;Yes&quot;;&quot;No&quot;);&quot;&quot;;&quot;NO&quot;)">
            <text:p/>
          </table:table-cell>
          <table:table-cell table:formula="of:=IF(IF(LEFT(TRIM([$Translations.$B369]);LEN([.B$1]))=[.B$1];&quot;Yes&quot;;&quot;No&quot;)=IF(LEFT(TRIM([$Translations.$C369]);LEN([.B$1]))=[.B$1];&quot;Yes&quot;;&quot;No&quot;);&quot;&quot;;&quot;NO&quot;)">
            <text:p/>
          </table:table-cell>
          <table:table-cell table:formula="of:=IF(IF(LEFT(TRIM([$Translations.$B369]);LEN([.C$1]))=[.C$1];&quot;Yes&quot;;&quot;No&quot;)=IF(LEFT(TRIM([$Translations.$C369]);LEN([.C$1]))=[.C$1];&quot;Yes&quot;;&quot;No&quot;);&quot;&quot;;&quot;NO&quot;)">
            <text:p/>
          </table:table-cell>
          <table:table-cell table:formula="of:=IF(IF(LEFT(TRIM([$Translations.$B369]);LEN([.D$1]))=[.D$1];&quot;Yes&quot;;&quot;No&quot;)=IF(LEFT(TRIM([$Translations.$C369]);LEN([.D$1]))=[.D$1];&quot;Yes&quot;;&quot;No&quot;);&quot;&quot;;&quot;NO&quot;)">
            <text:p/>
          </table:table-cell>
          <table:table-cell table:formula="of:=IF(IF(LEFT(TRIM([$Translations.$B369]);LEN([.E$1]))=[.E$1];&quot;Yes&quot;;&quot;No&quot;)=IF(LEFT(TRIM([$Translations.$C369]);LEN([.E$1]))=[.E$1];&quot;Yes&quot;;&quot;No&quot;);&quot;&quot;;&quot;NO&quot;)">
            <text:p/>
          </table:table-cell>
          <table:table-cell table:formula="of:=IF(IF(LEFT(TRIM([$Translations.$B369]);LEN([.F$1]))=[.F$1];&quot;Yes&quot;;&quot;No&quot;)=IF(LEFT(TRIM([$Translations.$C369]);LEN([.F$1]))=[.F$1];&quot;Yes&quot;;&quot;No&quot;);&quot;&quot;;&quot;NO&quot;)">
            <text:p/>
          </table:table-cell>
          <table:table-cell table:formula="of:=IF(IF(LEFT(TRIM([$Translations.$B369]);LEN([.G$1]))=[.G$1];&quot;Yes&quot;;&quot;No&quot;)=IF(LEFT(TRIM([$Translations.$C369]);LEN([.G$1]))=[.G$1];&quot;Yes&quot;;&quot;No&quot;);&quot;&quot;;&quot;NO&quot;)">
            <text:p/>
          </table:table-cell>
        </table:table-row>
        <table:table-row table:style-name="ro8">
          <table:table-cell table:formula="of:=IF(IF(LEFT(TRIM([$Translations.$B370]);LEN([.A$1]))=[.A$1];&quot;Yes&quot;;&quot;No&quot;)=IF(LEFT(TRIM([$Translations.$C370]);LEN([.A$1]))=[.A$1];&quot;Yes&quot;;&quot;No&quot;);&quot;&quot;;&quot;NO&quot;)">
            <text:p/>
          </table:table-cell>
          <table:table-cell table:formula="of:=IF(IF(LEFT(TRIM([$Translations.$B370]);LEN([.B$1]))=[.B$1];&quot;Yes&quot;;&quot;No&quot;)=IF(LEFT(TRIM([$Translations.$C370]);LEN([.B$1]))=[.B$1];&quot;Yes&quot;;&quot;No&quot;);&quot;&quot;;&quot;NO&quot;)">
            <text:p/>
          </table:table-cell>
          <table:table-cell table:formula="of:=IF(IF(LEFT(TRIM([$Translations.$B370]);LEN([.C$1]))=[.C$1];&quot;Yes&quot;;&quot;No&quot;)=IF(LEFT(TRIM([$Translations.$C370]);LEN([.C$1]))=[.C$1];&quot;Yes&quot;;&quot;No&quot;);&quot;&quot;;&quot;NO&quot;)">
            <text:p/>
          </table:table-cell>
          <table:table-cell table:formula="of:=IF(IF(LEFT(TRIM([$Translations.$B370]);LEN([.D$1]))=[.D$1];&quot;Yes&quot;;&quot;No&quot;)=IF(LEFT(TRIM([$Translations.$C370]);LEN([.D$1]))=[.D$1];&quot;Yes&quot;;&quot;No&quot;);&quot;&quot;;&quot;NO&quot;)">
            <text:p/>
          </table:table-cell>
          <table:table-cell table:formula="of:=IF(IF(LEFT(TRIM([$Translations.$B370]);LEN([.E$1]))=[.E$1];&quot;Yes&quot;;&quot;No&quot;)=IF(LEFT(TRIM([$Translations.$C370]);LEN([.E$1]))=[.E$1];&quot;Yes&quot;;&quot;No&quot;);&quot;&quot;;&quot;NO&quot;)">
            <text:p/>
          </table:table-cell>
          <table:table-cell table:formula="of:=IF(IF(LEFT(TRIM([$Translations.$B370]);LEN([.F$1]))=[.F$1];&quot;Yes&quot;;&quot;No&quot;)=IF(LEFT(TRIM([$Translations.$C370]);LEN([.F$1]))=[.F$1];&quot;Yes&quot;;&quot;No&quot;);&quot;&quot;;&quot;NO&quot;)">
            <text:p/>
          </table:table-cell>
          <table:table-cell table:formula="of:=IF(IF(LEFT(TRIM([$Translations.$B370]);LEN([.G$1]))=[.G$1];&quot;Yes&quot;;&quot;No&quot;)=IF(LEFT(TRIM([$Translations.$C370]);LEN([.G$1]))=[.G$1];&quot;Yes&quot;;&quot;No&quot;);&quot;&quot;;&quot;NO&quot;)">
            <text:p/>
          </table:table-cell>
        </table:table-row>
        <table:table-row table:style-name="ro8">
          <table:table-cell table:formula="of:=IF(IF(LEFT(TRIM([$Translations.$B371]);LEN([.A$1]))=[.A$1];&quot;Yes&quot;;&quot;No&quot;)=IF(LEFT(TRIM([$Translations.$C371]);LEN([.A$1]))=[.A$1];&quot;Yes&quot;;&quot;No&quot;);&quot;&quot;;&quot;NO&quot;)">
            <text:p/>
          </table:table-cell>
          <table:table-cell table:formula="of:=IF(IF(LEFT(TRIM([$Translations.$B371]);LEN([.B$1]))=[.B$1];&quot;Yes&quot;;&quot;No&quot;)=IF(LEFT(TRIM([$Translations.$C371]);LEN([.B$1]))=[.B$1];&quot;Yes&quot;;&quot;No&quot;);&quot;&quot;;&quot;NO&quot;)">
            <text:p/>
          </table:table-cell>
          <table:table-cell table:formula="of:=IF(IF(LEFT(TRIM([$Translations.$B371]);LEN([.C$1]))=[.C$1];&quot;Yes&quot;;&quot;No&quot;)=IF(LEFT(TRIM([$Translations.$C371]);LEN([.C$1]))=[.C$1];&quot;Yes&quot;;&quot;No&quot;);&quot;&quot;;&quot;NO&quot;)">
            <text:p/>
          </table:table-cell>
          <table:table-cell table:formula="of:=IF(IF(LEFT(TRIM([$Translations.$B371]);LEN([.D$1]))=[.D$1];&quot;Yes&quot;;&quot;No&quot;)=IF(LEFT(TRIM([$Translations.$C371]);LEN([.D$1]))=[.D$1];&quot;Yes&quot;;&quot;No&quot;);&quot;&quot;;&quot;NO&quot;)">
            <text:p/>
          </table:table-cell>
          <table:table-cell table:formula="of:=IF(IF(LEFT(TRIM([$Translations.$B371]);LEN([.E$1]))=[.E$1];&quot;Yes&quot;;&quot;No&quot;)=IF(LEFT(TRIM([$Translations.$C371]);LEN([.E$1]))=[.E$1];&quot;Yes&quot;;&quot;No&quot;);&quot;&quot;;&quot;NO&quot;)">
            <text:p/>
          </table:table-cell>
          <table:table-cell table:formula="of:=IF(IF(LEFT(TRIM([$Translations.$B371]);LEN([.F$1]))=[.F$1];&quot;Yes&quot;;&quot;No&quot;)=IF(LEFT(TRIM([$Translations.$C371]);LEN([.F$1]))=[.F$1];&quot;Yes&quot;;&quot;No&quot;);&quot;&quot;;&quot;NO&quot;)">
            <text:p/>
          </table:table-cell>
          <table:table-cell table:formula="of:=IF(IF(LEFT(TRIM([$Translations.$B371]);LEN([.G$1]))=[.G$1];&quot;Yes&quot;;&quot;No&quot;)=IF(LEFT(TRIM([$Translations.$C371]);LEN([.G$1]))=[.G$1];&quot;Yes&quot;;&quot;No&quot;);&quot;&quot;;&quot;NO&quot;)">
            <text:p/>
          </table:table-cell>
        </table:table-row>
        <table:table-row table:style-name="ro8">
          <table:table-cell table:formula="of:=IF(IF(LEFT(TRIM([$Translations.$B372]);LEN([.A$1]))=[.A$1];&quot;Yes&quot;;&quot;No&quot;)=IF(LEFT(TRIM([$Translations.$C372]);LEN([.A$1]))=[.A$1];&quot;Yes&quot;;&quot;No&quot;);&quot;&quot;;&quot;NO&quot;)">
            <text:p/>
          </table:table-cell>
          <table:table-cell table:formula="of:=IF(IF(LEFT(TRIM([$Translations.$B372]);LEN([.B$1]))=[.B$1];&quot;Yes&quot;;&quot;No&quot;)=IF(LEFT(TRIM([$Translations.$C372]);LEN([.B$1]))=[.B$1];&quot;Yes&quot;;&quot;No&quot;);&quot;&quot;;&quot;NO&quot;)">
            <text:p/>
          </table:table-cell>
          <table:table-cell table:formula="of:=IF(IF(LEFT(TRIM([$Translations.$B372]);LEN([.C$1]))=[.C$1];&quot;Yes&quot;;&quot;No&quot;)=IF(LEFT(TRIM([$Translations.$C372]);LEN([.C$1]))=[.C$1];&quot;Yes&quot;;&quot;No&quot;);&quot;&quot;;&quot;NO&quot;)">
            <text:p/>
          </table:table-cell>
          <table:table-cell table:formula="of:=IF(IF(LEFT(TRIM([$Translations.$B372]);LEN([.D$1]))=[.D$1];&quot;Yes&quot;;&quot;No&quot;)=IF(LEFT(TRIM([$Translations.$C372]);LEN([.D$1]))=[.D$1];&quot;Yes&quot;;&quot;No&quot;);&quot;&quot;;&quot;NO&quot;)">
            <text:p/>
          </table:table-cell>
          <table:table-cell table:formula="of:=IF(IF(LEFT(TRIM([$Translations.$B372]);LEN([.E$1]))=[.E$1];&quot;Yes&quot;;&quot;No&quot;)=IF(LEFT(TRIM([$Translations.$C372]);LEN([.E$1]))=[.E$1];&quot;Yes&quot;;&quot;No&quot;);&quot;&quot;;&quot;NO&quot;)">
            <text:p/>
          </table:table-cell>
          <table:table-cell table:formula="of:=IF(IF(LEFT(TRIM([$Translations.$B372]);LEN([.F$1]))=[.F$1];&quot;Yes&quot;;&quot;No&quot;)=IF(LEFT(TRIM([$Translations.$C372]);LEN([.F$1]))=[.F$1];&quot;Yes&quot;;&quot;No&quot;);&quot;&quot;;&quot;NO&quot;)">
            <text:p/>
          </table:table-cell>
          <table:table-cell table:formula="of:=IF(IF(LEFT(TRIM([$Translations.$B372]);LEN([.G$1]))=[.G$1];&quot;Yes&quot;;&quot;No&quot;)=IF(LEFT(TRIM([$Translations.$C372]);LEN([.G$1]))=[.G$1];&quot;Yes&quot;;&quot;No&quot;);&quot;&quot;;&quot;NO&quot;)">
            <text:p/>
          </table:table-cell>
        </table:table-row>
        <table:table-row table:style-name="ro8">
          <table:table-cell table:formula="of:=IF(IF(LEFT(TRIM([$Translations.$B373]);LEN([.A$1]))=[.A$1];&quot;Yes&quot;;&quot;No&quot;)=IF(LEFT(TRIM([$Translations.$C373]);LEN([.A$1]))=[.A$1];&quot;Yes&quot;;&quot;No&quot;);&quot;&quot;;&quot;NO&quot;)">
            <text:p/>
          </table:table-cell>
          <table:table-cell table:formula="of:=IF(IF(LEFT(TRIM([$Translations.$B373]);LEN([.B$1]))=[.B$1];&quot;Yes&quot;;&quot;No&quot;)=IF(LEFT(TRIM([$Translations.$C373]);LEN([.B$1]))=[.B$1];&quot;Yes&quot;;&quot;No&quot;);&quot;&quot;;&quot;NO&quot;)">
            <text:p/>
          </table:table-cell>
          <table:table-cell table:formula="of:=IF(IF(LEFT(TRIM([$Translations.$B373]);LEN([.C$1]))=[.C$1];&quot;Yes&quot;;&quot;No&quot;)=IF(LEFT(TRIM([$Translations.$C373]);LEN([.C$1]))=[.C$1];&quot;Yes&quot;;&quot;No&quot;);&quot;&quot;;&quot;NO&quot;)">
            <text:p/>
          </table:table-cell>
          <table:table-cell table:formula="of:=IF(IF(LEFT(TRIM([$Translations.$B373]);LEN([.D$1]))=[.D$1];&quot;Yes&quot;;&quot;No&quot;)=IF(LEFT(TRIM([$Translations.$C373]);LEN([.D$1]))=[.D$1];&quot;Yes&quot;;&quot;No&quot;);&quot;&quot;;&quot;NO&quot;)">
            <text:p/>
          </table:table-cell>
          <table:table-cell table:formula="of:=IF(IF(LEFT(TRIM([$Translations.$B373]);LEN([.E$1]))=[.E$1];&quot;Yes&quot;;&quot;No&quot;)=IF(LEFT(TRIM([$Translations.$C373]);LEN([.E$1]))=[.E$1];&quot;Yes&quot;;&quot;No&quot;);&quot;&quot;;&quot;NO&quot;)">
            <text:p/>
          </table:table-cell>
          <table:table-cell table:formula="of:=IF(IF(LEFT(TRIM([$Translations.$B373]);LEN([.F$1]))=[.F$1];&quot;Yes&quot;;&quot;No&quot;)=IF(LEFT(TRIM([$Translations.$C373]);LEN([.F$1]))=[.F$1];&quot;Yes&quot;;&quot;No&quot;);&quot;&quot;;&quot;NO&quot;)">
            <text:p/>
          </table:table-cell>
          <table:table-cell table:formula="of:=IF(IF(LEFT(TRIM([$Translations.$B373]);LEN([.G$1]))=[.G$1];&quot;Yes&quot;;&quot;No&quot;)=IF(LEFT(TRIM([$Translations.$C373]);LEN([.G$1]))=[.G$1];&quot;Yes&quot;;&quot;No&quot;);&quot;&quot;;&quot;NO&quot;)">
            <text:p/>
          </table:table-cell>
        </table:table-row>
        <table:table-row table:style-name="ro8">
          <table:table-cell table:formula="of:=IF(IF(LEFT(TRIM([$Translations.$B374]);LEN([.A$1]))=[.A$1];&quot;Yes&quot;;&quot;No&quot;)=IF(LEFT(TRIM([$Translations.$C374]);LEN([.A$1]))=[.A$1];&quot;Yes&quot;;&quot;No&quot;);&quot;&quot;;&quot;NO&quot;)">
            <text:p/>
          </table:table-cell>
          <table:table-cell table:formula="of:=IF(IF(LEFT(TRIM([$Translations.$B374]);LEN([.B$1]))=[.B$1];&quot;Yes&quot;;&quot;No&quot;)=IF(LEFT(TRIM([$Translations.$C374]);LEN([.B$1]))=[.B$1];&quot;Yes&quot;;&quot;No&quot;);&quot;&quot;;&quot;NO&quot;)">
            <text:p/>
          </table:table-cell>
          <table:table-cell table:formula="of:=IF(IF(LEFT(TRIM([$Translations.$B374]);LEN([.C$1]))=[.C$1];&quot;Yes&quot;;&quot;No&quot;)=IF(LEFT(TRIM([$Translations.$C374]);LEN([.C$1]))=[.C$1];&quot;Yes&quot;;&quot;No&quot;);&quot;&quot;;&quot;NO&quot;)">
            <text:p/>
          </table:table-cell>
          <table:table-cell table:formula="of:=IF(IF(LEFT(TRIM([$Translations.$B374]);LEN([.D$1]))=[.D$1];&quot;Yes&quot;;&quot;No&quot;)=IF(LEFT(TRIM([$Translations.$C374]);LEN([.D$1]))=[.D$1];&quot;Yes&quot;;&quot;No&quot;);&quot;&quot;;&quot;NO&quot;)">
            <text:p/>
          </table:table-cell>
          <table:table-cell table:formula="of:=IF(IF(LEFT(TRIM([$Translations.$B374]);LEN([.E$1]))=[.E$1];&quot;Yes&quot;;&quot;No&quot;)=IF(LEFT(TRIM([$Translations.$C374]);LEN([.E$1]))=[.E$1];&quot;Yes&quot;;&quot;No&quot;);&quot;&quot;;&quot;NO&quot;)">
            <text:p/>
          </table:table-cell>
          <table:table-cell table:formula="of:=IF(IF(LEFT(TRIM([$Translations.$B374]);LEN([.F$1]))=[.F$1];&quot;Yes&quot;;&quot;No&quot;)=IF(LEFT(TRIM([$Translations.$C374]);LEN([.F$1]))=[.F$1];&quot;Yes&quot;;&quot;No&quot;);&quot;&quot;;&quot;NO&quot;)">
            <text:p/>
          </table:table-cell>
          <table:table-cell table:formula="of:=IF(IF(LEFT(TRIM([$Translations.$B374]);LEN([.G$1]))=[.G$1];&quot;Yes&quot;;&quot;No&quot;)=IF(LEFT(TRIM([$Translations.$C374]);LEN([.G$1]))=[.G$1];&quot;Yes&quot;;&quot;No&quot;);&quot;&quot;;&quot;NO&quot;)">
            <text:p/>
          </table:table-cell>
        </table:table-row>
        <table:table-row table:style-name="ro8">
          <table:table-cell table:formula="of:=IF(IF(LEFT(TRIM([$Translations.$B375]);LEN([.A$1]))=[.A$1];&quot;Yes&quot;;&quot;No&quot;)=IF(LEFT(TRIM([$Translations.$C375]);LEN([.A$1]))=[.A$1];&quot;Yes&quot;;&quot;No&quot;);&quot;&quot;;&quot;NO&quot;)">
            <text:p/>
          </table:table-cell>
          <table:table-cell table:formula="of:=IF(IF(LEFT(TRIM([$Translations.$B375]);LEN([.B$1]))=[.B$1];&quot;Yes&quot;;&quot;No&quot;)=IF(LEFT(TRIM([$Translations.$C375]);LEN([.B$1]))=[.B$1];&quot;Yes&quot;;&quot;No&quot;);&quot;&quot;;&quot;NO&quot;)">
            <text:p/>
          </table:table-cell>
          <table:table-cell table:formula="of:=IF(IF(LEFT(TRIM([$Translations.$B375]);LEN([.C$1]))=[.C$1];&quot;Yes&quot;;&quot;No&quot;)=IF(LEFT(TRIM([$Translations.$C375]);LEN([.C$1]))=[.C$1];&quot;Yes&quot;;&quot;No&quot;);&quot;&quot;;&quot;NO&quot;)">
            <text:p/>
          </table:table-cell>
          <table:table-cell table:formula="of:=IF(IF(LEFT(TRIM([$Translations.$B375]);LEN([.D$1]))=[.D$1];&quot;Yes&quot;;&quot;No&quot;)=IF(LEFT(TRIM([$Translations.$C375]);LEN([.D$1]))=[.D$1];&quot;Yes&quot;;&quot;No&quot;);&quot;&quot;;&quot;NO&quot;)">
            <text:p/>
          </table:table-cell>
          <table:table-cell table:formula="of:=IF(IF(LEFT(TRIM([$Translations.$B375]);LEN([.E$1]))=[.E$1];&quot;Yes&quot;;&quot;No&quot;)=IF(LEFT(TRIM([$Translations.$C375]);LEN([.E$1]))=[.E$1];&quot;Yes&quot;;&quot;No&quot;);&quot;&quot;;&quot;NO&quot;)">
            <text:p/>
          </table:table-cell>
          <table:table-cell table:formula="of:=IF(IF(LEFT(TRIM([$Translations.$B375]);LEN([.F$1]))=[.F$1];&quot;Yes&quot;;&quot;No&quot;)=IF(LEFT(TRIM([$Translations.$C375]);LEN([.F$1]))=[.F$1];&quot;Yes&quot;;&quot;No&quot;);&quot;&quot;;&quot;NO&quot;)">
            <text:p/>
          </table:table-cell>
          <table:table-cell table:formula="of:=IF(IF(LEFT(TRIM([$Translations.$B375]);LEN([.G$1]))=[.G$1];&quot;Yes&quot;;&quot;No&quot;)=IF(LEFT(TRIM([$Translations.$C375]);LEN([.G$1]))=[.G$1];&quot;Yes&quot;;&quot;No&quot;);&quot;&quot;;&quot;NO&quot;)">
            <text:p/>
          </table:table-cell>
        </table:table-row>
        <table:table-row table:style-name="ro8">
          <table:table-cell table:formula="of:=IF(IF(LEFT(TRIM([$Translations.$B376]);LEN([.A$1]))=[.A$1];&quot;Yes&quot;;&quot;No&quot;)=IF(LEFT(TRIM([$Translations.$C376]);LEN([.A$1]))=[.A$1];&quot;Yes&quot;;&quot;No&quot;);&quot;&quot;;&quot;NO&quot;)">
            <text:p/>
          </table:table-cell>
          <table:table-cell table:formula="of:=IF(IF(LEFT(TRIM([$Translations.$B376]);LEN([.B$1]))=[.B$1];&quot;Yes&quot;;&quot;No&quot;)=IF(LEFT(TRIM([$Translations.$C376]);LEN([.B$1]))=[.B$1];&quot;Yes&quot;;&quot;No&quot;);&quot;&quot;;&quot;NO&quot;)">
            <text:p/>
          </table:table-cell>
          <table:table-cell table:formula="of:=IF(IF(LEFT(TRIM([$Translations.$B376]);LEN([.C$1]))=[.C$1];&quot;Yes&quot;;&quot;No&quot;)=IF(LEFT(TRIM([$Translations.$C376]);LEN([.C$1]))=[.C$1];&quot;Yes&quot;;&quot;No&quot;);&quot;&quot;;&quot;NO&quot;)">
            <text:p/>
          </table:table-cell>
          <table:table-cell table:formula="of:=IF(IF(LEFT(TRIM([$Translations.$B376]);LEN([.D$1]))=[.D$1];&quot;Yes&quot;;&quot;No&quot;)=IF(LEFT(TRIM([$Translations.$C376]);LEN([.D$1]))=[.D$1];&quot;Yes&quot;;&quot;No&quot;);&quot;&quot;;&quot;NO&quot;)">
            <text:p/>
          </table:table-cell>
          <table:table-cell table:formula="of:=IF(IF(LEFT(TRIM([$Translations.$B376]);LEN([.E$1]))=[.E$1];&quot;Yes&quot;;&quot;No&quot;)=IF(LEFT(TRIM([$Translations.$C376]);LEN([.E$1]))=[.E$1];&quot;Yes&quot;;&quot;No&quot;);&quot;&quot;;&quot;NO&quot;)">
            <text:p/>
          </table:table-cell>
          <table:table-cell table:formula="of:=IF(IF(LEFT(TRIM([$Translations.$B376]);LEN([.F$1]))=[.F$1];&quot;Yes&quot;;&quot;No&quot;)=IF(LEFT(TRIM([$Translations.$C376]);LEN([.F$1]))=[.F$1];&quot;Yes&quot;;&quot;No&quot;);&quot;&quot;;&quot;NO&quot;)">
            <text:p/>
          </table:table-cell>
          <table:table-cell table:formula="of:=IF(IF(LEFT(TRIM([$Translations.$B376]);LEN([.G$1]))=[.G$1];&quot;Yes&quot;;&quot;No&quot;)=IF(LEFT(TRIM([$Translations.$C376]);LEN([.G$1]))=[.G$1];&quot;Yes&quot;;&quot;No&quot;);&quot;&quot;;&quot;NO&quot;)">
            <text:p/>
          </table:table-cell>
        </table:table-row>
        <table:table-row table:style-name="ro8">
          <table:table-cell table:formula="of:=IF(IF(LEFT(TRIM([$Translations.$B377]);LEN([.A$1]))=[.A$1];&quot;Yes&quot;;&quot;No&quot;)=IF(LEFT(TRIM([$Translations.$C377]);LEN([.A$1]))=[.A$1];&quot;Yes&quot;;&quot;No&quot;);&quot;&quot;;&quot;NO&quot;)">
            <text:p/>
          </table:table-cell>
          <table:table-cell table:formula="of:=IF(IF(LEFT(TRIM([$Translations.$B377]);LEN([.B$1]))=[.B$1];&quot;Yes&quot;;&quot;No&quot;)=IF(LEFT(TRIM([$Translations.$C377]);LEN([.B$1]))=[.B$1];&quot;Yes&quot;;&quot;No&quot;);&quot;&quot;;&quot;NO&quot;)">
            <text:p/>
          </table:table-cell>
          <table:table-cell table:formula="of:=IF(IF(LEFT(TRIM([$Translations.$B377]);LEN([.C$1]))=[.C$1];&quot;Yes&quot;;&quot;No&quot;)=IF(LEFT(TRIM([$Translations.$C377]);LEN([.C$1]))=[.C$1];&quot;Yes&quot;;&quot;No&quot;);&quot;&quot;;&quot;NO&quot;)">
            <text:p/>
          </table:table-cell>
          <table:table-cell table:formula="of:=IF(IF(LEFT(TRIM([$Translations.$B377]);LEN([.D$1]))=[.D$1];&quot;Yes&quot;;&quot;No&quot;)=IF(LEFT(TRIM([$Translations.$C377]);LEN([.D$1]))=[.D$1];&quot;Yes&quot;;&quot;No&quot;);&quot;&quot;;&quot;NO&quot;)">
            <text:p/>
          </table:table-cell>
          <table:table-cell table:formula="of:=IF(IF(LEFT(TRIM([$Translations.$B377]);LEN([.E$1]))=[.E$1];&quot;Yes&quot;;&quot;No&quot;)=IF(LEFT(TRIM([$Translations.$C377]);LEN([.E$1]))=[.E$1];&quot;Yes&quot;;&quot;No&quot;);&quot;&quot;;&quot;NO&quot;)">
            <text:p/>
          </table:table-cell>
          <table:table-cell table:formula="of:=IF(IF(LEFT(TRIM([$Translations.$B377]);LEN([.F$1]))=[.F$1];&quot;Yes&quot;;&quot;No&quot;)=IF(LEFT(TRIM([$Translations.$C377]);LEN([.F$1]))=[.F$1];&quot;Yes&quot;;&quot;No&quot;);&quot;&quot;;&quot;NO&quot;)">
            <text:p/>
          </table:table-cell>
          <table:table-cell table:formula="of:=IF(IF(LEFT(TRIM([$Translations.$B377]);LEN([.G$1]))=[.G$1];&quot;Yes&quot;;&quot;No&quot;)=IF(LEFT(TRIM([$Translations.$C377]);LEN([.G$1]))=[.G$1];&quot;Yes&quot;;&quot;No&quot;);&quot;&quot;;&quot;NO&quot;)">
            <text:p/>
          </table:table-cell>
        </table:table-row>
        <table:table-row table:style-name="ro8">
          <table:table-cell table:formula="of:=IF(IF(LEFT(TRIM([$Translations.$B378]);LEN([.A$1]))=[.A$1];&quot;Yes&quot;;&quot;No&quot;)=IF(LEFT(TRIM([$Translations.$C378]);LEN([.A$1]))=[.A$1];&quot;Yes&quot;;&quot;No&quot;);&quot;&quot;;&quot;NO&quot;)">
            <text:p/>
          </table:table-cell>
          <table:table-cell table:formula="of:=IF(IF(LEFT(TRIM([$Translations.$B378]);LEN([.B$1]))=[.B$1];&quot;Yes&quot;;&quot;No&quot;)=IF(LEFT(TRIM([$Translations.$C378]);LEN([.B$1]))=[.B$1];&quot;Yes&quot;;&quot;No&quot;);&quot;&quot;;&quot;NO&quot;)">
            <text:p/>
          </table:table-cell>
          <table:table-cell table:formula="of:=IF(IF(LEFT(TRIM([$Translations.$B378]);LEN([.C$1]))=[.C$1];&quot;Yes&quot;;&quot;No&quot;)=IF(LEFT(TRIM([$Translations.$C378]);LEN([.C$1]))=[.C$1];&quot;Yes&quot;;&quot;No&quot;);&quot;&quot;;&quot;NO&quot;)">
            <text:p/>
          </table:table-cell>
          <table:table-cell table:formula="of:=IF(IF(LEFT(TRIM([$Translations.$B378]);LEN([.D$1]))=[.D$1];&quot;Yes&quot;;&quot;No&quot;)=IF(LEFT(TRIM([$Translations.$C378]);LEN([.D$1]))=[.D$1];&quot;Yes&quot;;&quot;No&quot;);&quot;&quot;;&quot;NO&quot;)">
            <text:p/>
          </table:table-cell>
          <table:table-cell table:formula="of:=IF(IF(LEFT(TRIM([$Translations.$B378]);LEN([.E$1]))=[.E$1];&quot;Yes&quot;;&quot;No&quot;)=IF(LEFT(TRIM([$Translations.$C378]);LEN([.E$1]))=[.E$1];&quot;Yes&quot;;&quot;No&quot;);&quot;&quot;;&quot;NO&quot;)">
            <text:p/>
          </table:table-cell>
          <table:table-cell table:formula="of:=IF(IF(LEFT(TRIM([$Translations.$B378]);LEN([.F$1]))=[.F$1];&quot;Yes&quot;;&quot;No&quot;)=IF(LEFT(TRIM([$Translations.$C378]);LEN([.F$1]))=[.F$1];&quot;Yes&quot;;&quot;No&quot;);&quot;&quot;;&quot;NO&quot;)">
            <text:p/>
          </table:table-cell>
          <table:table-cell table:formula="of:=IF(IF(LEFT(TRIM([$Translations.$B378]);LEN([.G$1]))=[.G$1];&quot;Yes&quot;;&quot;No&quot;)=IF(LEFT(TRIM([$Translations.$C378]);LEN([.G$1]))=[.G$1];&quot;Yes&quot;;&quot;No&quot;);&quot;&quot;;&quot;NO&quot;)">
            <text:p/>
          </table:table-cell>
        </table:table-row>
        <table:table-row table:style-name="ro8">
          <table:table-cell table:formula="of:=IF(IF(LEFT(TRIM([$Translations.$B379]);LEN([.A$1]))=[.A$1];&quot;Yes&quot;;&quot;No&quot;)=IF(LEFT(TRIM([$Translations.$C379]);LEN([.A$1]))=[.A$1];&quot;Yes&quot;;&quot;No&quot;);&quot;&quot;;&quot;NO&quot;)">
            <text:p/>
          </table:table-cell>
          <table:table-cell table:formula="of:=IF(IF(LEFT(TRIM([$Translations.$B379]);LEN([.B$1]))=[.B$1];&quot;Yes&quot;;&quot;No&quot;)=IF(LEFT(TRIM([$Translations.$C379]);LEN([.B$1]))=[.B$1];&quot;Yes&quot;;&quot;No&quot;);&quot;&quot;;&quot;NO&quot;)">
            <text:p/>
          </table:table-cell>
          <table:table-cell table:formula="of:=IF(IF(LEFT(TRIM([$Translations.$B379]);LEN([.C$1]))=[.C$1];&quot;Yes&quot;;&quot;No&quot;)=IF(LEFT(TRIM([$Translations.$C379]);LEN([.C$1]))=[.C$1];&quot;Yes&quot;;&quot;No&quot;);&quot;&quot;;&quot;NO&quot;)">
            <text:p/>
          </table:table-cell>
          <table:table-cell table:formula="of:=IF(IF(LEFT(TRIM([$Translations.$B379]);LEN([.D$1]))=[.D$1];&quot;Yes&quot;;&quot;No&quot;)=IF(LEFT(TRIM([$Translations.$C379]);LEN([.D$1]))=[.D$1];&quot;Yes&quot;;&quot;No&quot;);&quot;&quot;;&quot;NO&quot;)">
            <text:p/>
          </table:table-cell>
          <table:table-cell table:formula="of:=IF(IF(LEFT(TRIM([$Translations.$B379]);LEN([.E$1]))=[.E$1];&quot;Yes&quot;;&quot;No&quot;)=IF(LEFT(TRIM([$Translations.$C379]);LEN([.E$1]))=[.E$1];&quot;Yes&quot;;&quot;No&quot;);&quot;&quot;;&quot;NO&quot;)">
            <text:p/>
          </table:table-cell>
          <table:table-cell table:formula="of:=IF(IF(LEFT(TRIM([$Translations.$B379]);LEN([.F$1]))=[.F$1];&quot;Yes&quot;;&quot;No&quot;)=IF(LEFT(TRIM([$Translations.$C379]);LEN([.F$1]))=[.F$1];&quot;Yes&quot;;&quot;No&quot;);&quot;&quot;;&quot;NO&quot;)">
            <text:p/>
          </table:table-cell>
          <table:table-cell table:formula="of:=IF(IF(LEFT(TRIM([$Translations.$B379]);LEN([.G$1]))=[.G$1];&quot;Yes&quot;;&quot;No&quot;)=IF(LEFT(TRIM([$Translations.$C379]);LEN([.G$1]))=[.G$1];&quot;Yes&quot;;&quot;No&quot;);&quot;&quot;;&quot;NO&quot;)">
            <text:p/>
          </table:table-cell>
        </table:table-row>
        <table:table-row table:style-name="ro8">
          <table:table-cell table:formula="of:=IF(IF(LEFT(TRIM([$Translations.$B380]);LEN([.A$1]))=[.A$1];&quot;Yes&quot;;&quot;No&quot;)=IF(LEFT(TRIM([$Translations.$C380]);LEN([.A$1]))=[.A$1];&quot;Yes&quot;;&quot;No&quot;);&quot;&quot;;&quot;NO&quot;)">
            <text:p/>
          </table:table-cell>
          <table:table-cell table:formula="of:=IF(IF(LEFT(TRIM([$Translations.$B380]);LEN([.B$1]))=[.B$1];&quot;Yes&quot;;&quot;No&quot;)=IF(LEFT(TRIM([$Translations.$C380]);LEN([.B$1]))=[.B$1];&quot;Yes&quot;;&quot;No&quot;);&quot;&quot;;&quot;NO&quot;)">
            <text:p/>
          </table:table-cell>
          <table:table-cell table:formula="of:=IF(IF(LEFT(TRIM([$Translations.$B380]);LEN([.C$1]))=[.C$1];&quot;Yes&quot;;&quot;No&quot;)=IF(LEFT(TRIM([$Translations.$C380]);LEN([.C$1]))=[.C$1];&quot;Yes&quot;;&quot;No&quot;);&quot;&quot;;&quot;NO&quot;)">
            <text:p/>
          </table:table-cell>
          <table:table-cell table:formula="of:=IF(IF(LEFT(TRIM([$Translations.$B380]);LEN([.D$1]))=[.D$1];&quot;Yes&quot;;&quot;No&quot;)=IF(LEFT(TRIM([$Translations.$C380]);LEN([.D$1]))=[.D$1];&quot;Yes&quot;;&quot;No&quot;);&quot;&quot;;&quot;NO&quot;)">
            <text:p/>
          </table:table-cell>
          <table:table-cell table:formula="of:=IF(IF(LEFT(TRIM([$Translations.$B380]);LEN([.E$1]))=[.E$1];&quot;Yes&quot;;&quot;No&quot;)=IF(LEFT(TRIM([$Translations.$C380]);LEN([.E$1]))=[.E$1];&quot;Yes&quot;;&quot;No&quot;);&quot;&quot;;&quot;NO&quot;)">
            <text:p/>
          </table:table-cell>
          <table:table-cell table:formula="of:=IF(IF(LEFT(TRIM([$Translations.$B380]);LEN([.F$1]))=[.F$1];&quot;Yes&quot;;&quot;No&quot;)=IF(LEFT(TRIM([$Translations.$C380]);LEN([.F$1]))=[.F$1];&quot;Yes&quot;;&quot;No&quot;);&quot;&quot;;&quot;NO&quot;)">
            <text:p/>
          </table:table-cell>
          <table:table-cell table:formula="of:=IF(IF(LEFT(TRIM([$Translations.$B380]);LEN([.G$1]))=[.G$1];&quot;Yes&quot;;&quot;No&quot;)=IF(LEFT(TRIM([$Translations.$C380]);LEN([.G$1]))=[.G$1];&quot;Yes&quot;;&quot;No&quot;);&quot;&quot;;&quot;NO&quot;)">
            <text:p/>
          </table:table-cell>
        </table:table-row>
        <table:table-row table:style-name="ro8">
          <table:table-cell table:formula="of:=IF(IF(LEFT(TRIM([$Translations.$B381]);LEN([.A$1]))=[.A$1];&quot;Yes&quot;;&quot;No&quot;)=IF(LEFT(TRIM([$Translations.$C381]);LEN([.A$1]))=[.A$1];&quot;Yes&quot;;&quot;No&quot;);&quot;&quot;;&quot;NO&quot;)">
            <text:p/>
          </table:table-cell>
          <table:table-cell table:formula="of:=IF(IF(LEFT(TRIM([$Translations.$B381]);LEN([.B$1]))=[.B$1];&quot;Yes&quot;;&quot;No&quot;)=IF(LEFT(TRIM([$Translations.$C381]);LEN([.B$1]))=[.B$1];&quot;Yes&quot;;&quot;No&quot;);&quot;&quot;;&quot;NO&quot;)">
            <text:p/>
          </table:table-cell>
          <table:table-cell table:formula="of:=IF(IF(LEFT(TRIM([$Translations.$B381]);LEN([.C$1]))=[.C$1];&quot;Yes&quot;;&quot;No&quot;)=IF(LEFT(TRIM([$Translations.$C381]);LEN([.C$1]))=[.C$1];&quot;Yes&quot;;&quot;No&quot;);&quot;&quot;;&quot;NO&quot;)">
            <text:p/>
          </table:table-cell>
          <table:table-cell table:formula="of:=IF(IF(LEFT(TRIM([$Translations.$B381]);LEN([.D$1]))=[.D$1];&quot;Yes&quot;;&quot;No&quot;)=IF(LEFT(TRIM([$Translations.$C381]);LEN([.D$1]))=[.D$1];&quot;Yes&quot;;&quot;No&quot;);&quot;&quot;;&quot;NO&quot;)">
            <text:p/>
          </table:table-cell>
          <table:table-cell table:formula="of:=IF(IF(LEFT(TRIM([$Translations.$B381]);LEN([.E$1]))=[.E$1];&quot;Yes&quot;;&quot;No&quot;)=IF(LEFT(TRIM([$Translations.$C381]);LEN([.E$1]))=[.E$1];&quot;Yes&quot;;&quot;No&quot;);&quot;&quot;;&quot;NO&quot;)">
            <text:p/>
          </table:table-cell>
          <table:table-cell table:formula="of:=IF(IF(LEFT(TRIM([$Translations.$B381]);LEN([.F$1]))=[.F$1];&quot;Yes&quot;;&quot;No&quot;)=IF(LEFT(TRIM([$Translations.$C381]);LEN([.F$1]))=[.F$1];&quot;Yes&quot;;&quot;No&quot;);&quot;&quot;;&quot;NO&quot;)">
            <text:p/>
          </table:table-cell>
          <table:table-cell table:formula="of:=IF(IF(LEFT(TRIM([$Translations.$B381]);LEN([.G$1]))=[.G$1];&quot;Yes&quot;;&quot;No&quot;)=IF(LEFT(TRIM([$Translations.$C381]);LEN([.G$1]))=[.G$1];&quot;Yes&quot;;&quot;No&quot;);&quot;&quot;;&quot;NO&quot;)">
            <text:p/>
          </table:table-cell>
        </table:table-row>
        <table:table-row table:style-name="ro8">
          <table:table-cell table:formula="of:=IF(IF(LEFT(TRIM([$Translations.$B382]);LEN([.A$1]))=[.A$1];&quot;Yes&quot;;&quot;No&quot;)=IF(LEFT(TRIM([$Translations.$C382]);LEN([.A$1]))=[.A$1];&quot;Yes&quot;;&quot;No&quot;);&quot;&quot;;&quot;NO&quot;)">
            <text:p/>
          </table:table-cell>
          <table:table-cell table:formula="of:=IF(IF(LEFT(TRIM([$Translations.$B382]);LEN([.B$1]))=[.B$1];&quot;Yes&quot;;&quot;No&quot;)=IF(LEFT(TRIM([$Translations.$C382]);LEN([.B$1]))=[.B$1];&quot;Yes&quot;;&quot;No&quot;);&quot;&quot;;&quot;NO&quot;)">
            <text:p/>
          </table:table-cell>
          <table:table-cell table:formula="of:=IF(IF(LEFT(TRIM([$Translations.$B382]);LEN([.C$1]))=[.C$1];&quot;Yes&quot;;&quot;No&quot;)=IF(LEFT(TRIM([$Translations.$C382]);LEN([.C$1]))=[.C$1];&quot;Yes&quot;;&quot;No&quot;);&quot;&quot;;&quot;NO&quot;)">
            <text:p/>
          </table:table-cell>
          <table:table-cell table:formula="of:=IF(IF(LEFT(TRIM([$Translations.$B382]);LEN([.D$1]))=[.D$1];&quot;Yes&quot;;&quot;No&quot;)=IF(LEFT(TRIM([$Translations.$C382]);LEN([.D$1]))=[.D$1];&quot;Yes&quot;;&quot;No&quot;);&quot;&quot;;&quot;NO&quot;)">
            <text:p/>
          </table:table-cell>
          <table:table-cell table:formula="of:=IF(IF(LEFT(TRIM([$Translations.$B382]);LEN([.E$1]))=[.E$1];&quot;Yes&quot;;&quot;No&quot;)=IF(LEFT(TRIM([$Translations.$C382]);LEN([.E$1]))=[.E$1];&quot;Yes&quot;;&quot;No&quot;);&quot;&quot;;&quot;NO&quot;)">
            <text:p/>
          </table:table-cell>
          <table:table-cell table:formula="of:=IF(IF(LEFT(TRIM([$Translations.$B382]);LEN([.F$1]))=[.F$1];&quot;Yes&quot;;&quot;No&quot;)=IF(LEFT(TRIM([$Translations.$C382]);LEN([.F$1]))=[.F$1];&quot;Yes&quot;;&quot;No&quot;);&quot;&quot;;&quot;NO&quot;)">
            <text:p/>
          </table:table-cell>
          <table:table-cell table:formula="of:=IF(IF(LEFT(TRIM([$Translations.$B382]);LEN([.G$1]))=[.G$1];&quot;Yes&quot;;&quot;No&quot;)=IF(LEFT(TRIM([$Translations.$C382]);LEN([.G$1]))=[.G$1];&quot;Yes&quot;;&quot;No&quot;);&quot;&quot;;&quot;NO&quot;)">
            <text:p/>
          </table:table-cell>
        </table:table-row>
        <table:table-row table:style-name="ro8">
          <table:table-cell table:formula="of:=IF(IF(LEFT(TRIM([$Translations.$B383]);LEN([.A$1]))=[.A$1];&quot;Yes&quot;;&quot;No&quot;)=IF(LEFT(TRIM([$Translations.$C383]);LEN([.A$1]))=[.A$1];&quot;Yes&quot;;&quot;No&quot;);&quot;&quot;;&quot;NO&quot;)">
            <text:p/>
          </table:table-cell>
          <table:table-cell table:formula="of:=IF(IF(LEFT(TRIM([$Translations.$B383]);LEN([.B$1]))=[.B$1];&quot;Yes&quot;;&quot;No&quot;)=IF(LEFT(TRIM([$Translations.$C383]);LEN([.B$1]))=[.B$1];&quot;Yes&quot;;&quot;No&quot;);&quot;&quot;;&quot;NO&quot;)">
            <text:p/>
          </table:table-cell>
          <table:table-cell table:formula="of:=IF(IF(LEFT(TRIM([$Translations.$B383]);LEN([.C$1]))=[.C$1];&quot;Yes&quot;;&quot;No&quot;)=IF(LEFT(TRIM([$Translations.$C383]);LEN([.C$1]))=[.C$1];&quot;Yes&quot;;&quot;No&quot;);&quot;&quot;;&quot;NO&quot;)">
            <text:p/>
          </table:table-cell>
          <table:table-cell table:formula="of:=IF(IF(LEFT(TRIM([$Translations.$B383]);LEN([.D$1]))=[.D$1];&quot;Yes&quot;;&quot;No&quot;)=IF(LEFT(TRIM([$Translations.$C383]);LEN([.D$1]))=[.D$1];&quot;Yes&quot;;&quot;No&quot;);&quot;&quot;;&quot;NO&quot;)">
            <text:p/>
          </table:table-cell>
          <table:table-cell table:formula="of:=IF(IF(LEFT(TRIM([$Translations.$B383]);LEN([.E$1]))=[.E$1];&quot;Yes&quot;;&quot;No&quot;)=IF(LEFT(TRIM([$Translations.$C383]);LEN([.E$1]))=[.E$1];&quot;Yes&quot;;&quot;No&quot;);&quot;&quot;;&quot;NO&quot;)">
            <text:p/>
          </table:table-cell>
          <table:table-cell table:formula="of:=IF(IF(LEFT(TRIM([$Translations.$B383]);LEN([.F$1]))=[.F$1];&quot;Yes&quot;;&quot;No&quot;)=IF(LEFT(TRIM([$Translations.$C383]);LEN([.F$1]))=[.F$1];&quot;Yes&quot;;&quot;No&quot;);&quot;&quot;;&quot;NO&quot;)">
            <text:p/>
          </table:table-cell>
          <table:table-cell table:formula="of:=IF(IF(LEFT(TRIM([$Translations.$B383]);LEN([.G$1]))=[.G$1];&quot;Yes&quot;;&quot;No&quot;)=IF(LEFT(TRIM([$Translations.$C383]);LEN([.G$1]))=[.G$1];&quot;Yes&quot;;&quot;No&quot;);&quot;&quot;;&quot;NO&quot;)">
            <text:p/>
          </table:table-cell>
        </table:table-row>
        <table:table-row table:style-name="ro8">
          <table:table-cell table:formula="of:=IF(IF(LEFT(TRIM([$Translations.$B384]);LEN([.A$1]))=[.A$1];&quot;Yes&quot;;&quot;No&quot;)=IF(LEFT(TRIM([$Translations.$C384]);LEN([.A$1]))=[.A$1];&quot;Yes&quot;;&quot;No&quot;);&quot;&quot;;&quot;NO&quot;)">
            <text:p/>
          </table:table-cell>
          <table:table-cell table:formula="of:=IF(IF(LEFT(TRIM([$Translations.$B384]);LEN([.B$1]))=[.B$1];&quot;Yes&quot;;&quot;No&quot;)=IF(LEFT(TRIM([$Translations.$C384]);LEN([.B$1]))=[.B$1];&quot;Yes&quot;;&quot;No&quot;);&quot;&quot;;&quot;NO&quot;)">
            <text:p/>
          </table:table-cell>
          <table:table-cell table:formula="of:=IF(IF(LEFT(TRIM([$Translations.$B384]);LEN([.C$1]))=[.C$1];&quot;Yes&quot;;&quot;No&quot;)=IF(LEFT(TRIM([$Translations.$C384]);LEN([.C$1]))=[.C$1];&quot;Yes&quot;;&quot;No&quot;);&quot;&quot;;&quot;NO&quot;)">
            <text:p/>
          </table:table-cell>
          <table:table-cell table:formula="of:=IF(IF(LEFT(TRIM([$Translations.$B384]);LEN([.D$1]))=[.D$1];&quot;Yes&quot;;&quot;No&quot;)=IF(LEFT(TRIM([$Translations.$C384]);LEN([.D$1]))=[.D$1];&quot;Yes&quot;;&quot;No&quot;);&quot;&quot;;&quot;NO&quot;)">
            <text:p/>
          </table:table-cell>
          <table:table-cell table:formula="of:=IF(IF(LEFT(TRIM([$Translations.$B384]);LEN([.E$1]))=[.E$1];&quot;Yes&quot;;&quot;No&quot;)=IF(LEFT(TRIM([$Translations.$C384]);LEN([.E$1]))=[.E$1];&quot;Yes&quot;;&quot;No&quot;);&quot;&quot;;&quot;NO&quot;)">
            <text:p/>
          </table:table-cell>
          <table:table-cell table:formula="of:=IF(IF(LEFT(TRIM([$Translations.$B384]);LEN([.F$1]))=[.F$1];&quot;Yes&quot;;&quot;No&quot;)=IF(LEFT(TRIM([$Translations.$C384]);LEN([.F$1]))=[.F$1];&quot;Yes&quot;;&quot;No&quot;);&quot;&quot;;&quot;NO&quot;)">
            <text:p/>
          </table:table-cell>
          <table:table-cell table:formula="of:=IF(IF(LEFT(TRIM([$Translations.$B384]);LEN([.G$1]))=[.G$1];&quot;Yes&quot;;&quot;No&quot;)=IF(LEFT(TRIM([$Translations.$C384]);LEN([.G$1]))=[.G$1];&quot;Yes&quot;;&quot;No&quot;);&quot;&quot;;&quot;NO&quot;)">
            <text:p/>
          </table:table-cell>
        </table:table-row>
        <table:table-row table:style-name="ro8">
          <table:table-cell table:formula="of:=IF(IF(LEFT(TRIM([$Translations.$B385]);LEN([.A$1]))=[.A$1];&quot;Yes&quot;;&quot;No&quot;)=IF(LEFT(TRIM([$Translations.$C385]);LEN([.A$1]))=[.A$1];&quot;Yes&quot;;&quot;No&quot;);&quot;&quot;;&quot;NO&quot;)">
            <text:p/>
          </table:table-cell>
          <table:table-cell table:formula="of:=IF(IF(LEFT(TRIM([$Translations.$B385]);LEN([.B$1]))=[.B$1];&quot;Yes&quot;;&quot;No&quot;)=IF(LEFT(TRIM([$Translations.$C385]);LEN([.B$1]))=[.B$1];&quot;Yes&quot;;&quot;No&quot;);&quot;&quot;;&quot;NO&quot;)">
            <text:p/>
          </table:table-cell>
          <table:table-cell table:formula="of:=IF(IF(LEFT(TRIM([$Translations.$B385]);LEN([.C$1]))=[.C$1];&quot;Yes&quot;;&quot;No&quot;)=IF(LEFT(TRIM([$Translations.$C385]);LEN([.C$1]))=[.C$1];&quot;Yes&quot;;&quot;No&quot;);&quot;&quot;;&quot;NO&quot;)">
            <text:p/>
          </table:table-cell>
          <table:table-cell table:formula="of:=IF(IF(LEFT(TRIM([$Translations.$B385]);LEN([.D$1]))=[.D$1];&quot;Yes&quot;;&quot;No&quot;)=IF(LEFT(TRIM([$Translations.$C385]);LEN([.D$1]))=[.D$1];&quot;Yes&quot;;&quot;No&quot;);&quot;&quot;;&quot;NO&quot;)">
            <text:p/>
          </table:table-cell>
          <table:table-cell table:formula="of:=IF(IF(LEFT(TRIM([$Translations.$B385]);LEN([.E$1]))=[.E$1];&quot;Yes&quot;;&quot;No&quot;)=IF(LEFT(TRIM([$Translations.$C385]);LEN([.E$1]))=[.E$1];&quot;Yes&quot;;&quot;No&quot;);&quot;&quot;;&quot;NO&quot;)">
            <text:p/>
          </table:table-cell>
          <table:table-cell table:formula="of:=IF(IF(LEFT(TRIM([$Translations.$B385]);LEN([.F$1]))=[.F$1];&quot;Yes&quot;;&quot;No&quot;)=IF(LEFT(TRIM([$Translations.$C385]);LEN([.F$1]))=[.F$1];&quot;Yes&quot;;&quot;No&quot;);&quot;&quot;;&quot;NO&quot;)">
            <text:p/>
          </table:table-cell>
          <table:table-cell table:formula="of:=IF(IF(LEFT(TRIM([$Translations.$B385]);LEN([.G$1]))=[.G$1];&quot;Yes&quot;;&quot;No&quot;)=IF(LEFT(TRIM([$Translations.$C385]);LEN([.G$1]))=[.G$1];&quot;Yes&quot;;&quot;No&quot;);&quot;&quot;;&quot;NO&quot;)">
            <text:p/>
          </table:table-cell>
        </table:table-row>
        <table:table-row table:style-name="ro8">
          <table:table-cell table:formula="of:=IF(IF(LEFT(TRIM([$Translations.$B386]);LEN([.A$1]))=[.A$1];&quot;Yes&quot;;&quot;No&quot;)=IF(LEFT(TRIM([$Translations.$C386]);LEN([.A$1]))=[.A$1];&quot;Yes&quot;;&quot;No&quot;);&quot;&quot;;&quot;NO&quot;)">
            <text:p/>
          </table:table-cell>
          <table:table-cell table:formula="of:=IF(IF(LEFT(TRIM([$Translations.$B386]);LEN([.B$1]))=[.B$1];&quot;Yes&quot;;&quot;No&quot;)=IF(LEFT(TRIM([$Translations.$C386]);LEN([.B$1]))=[.B$1];&quot;Yes&quot;;&quot;No&quot;);&quot;&quot;;&quot;NO&quot;)">
            <text:p/>
          </table:table-cell>
          <table:table-cell table:formula="of:=IF(IF(LEFT(TRIM([$Translations.$B386]);LEN([.C$1]))=[.C$1];&quot;Yes&quot;;&quot;No&quot;)=IF(LEFT(TRIM([$Translations.$C386]);LEN([.C$1]))=[.C$1];&quot;Yes&quot;;&quot;No&quot;);&quot;&quot;;&quot;NO&quot;)">
            <text:p/>
          </table:table-cell>
          <table:table-cell table:formula="of:=IF(IF(LEFT(TRIM([$Translations.$B386]);LEN([.D$1]))=[.D$1];&quot;Yes&quot;;&quot;No&quot;)=IF(LEFT(TRIM([$Translations.$C386]);LEN([.D$1]))=[.D$1];&quot;Yes&quot;;&quot;No&quot;);&quot;&quot;;&quot;NO&quot;)">
            <text:p/>
          </table:table-cell>
          <table:table-cell table:formula="of:=IF(IF(LEFT(TRIM([$Translations.$B386]);LEN([.E$1]))=[.E$1];&quot;Yes&quot;;&quot;No&quot;)=IF(LEFT(TRIM([$Translations.$C386]);LEN([.E$1]))=[.E$1];&quot;Yes&quot;;&quot;No&quot;);&quot;&quot;;&quot;NO&quot;)">
            <text:p/>
          </table:table-cell>
          <table:table-cell table:formula="of:=IF(IF(LEFT(TRIM([$Translations.$B386]);LEN([.F$1]))=[.F$1];&quot;Yes&quot;;&quot;No&quot;)=IF(LEFT(TRIM([$Translations.$C386]);LEN([.F$1]))=[.F$1];&quot;Yes&quot;;&quot;No&quot;);&quot;&quot;;&quot;NO&quot;)">
            <text:p/>
          </table:table-cell>
          <table:table-cell table:formula="of:=IF(IF(LEFT(TRIM([$Translations.$B386]);LEN([.G$1]))=[.G$1];&quot;Yes&quot;;&quot;No&quot;)=IF(LEFT(TRIM([$Translations.$C386]);LEN([.G$1]))=[.G$1];&quot;Yes&quot;;&quot;No&quot;);&quot;&quot;;&quot;NO&quot;)">
            <text:p/>
          </table:table-cell>
        </table:table-row>
        <table:table-row table:style-name="ro8">
          <table:table-cell table:formula="of:=IF(IF(LEFT(TRIM([$Translations.$B387]);LEN([.A$1]))=[.A$1];&quot;Yes&quot;;&quot;No&quot;)=IF(LEFT(TRIM([$Translations.$C387]);LEN([.A$1]))=[.A$1];&quot;Yes&quot;;&quot;No&quot;);&quot;&quot;;&quot;NO&quot;)">
            <text:p/>
          </table:table-cell>
          <table:table-cell table:formula="of:=IF(IF(LEFT(TRIM([$Translations.$B387]);LEN([.B$1]))=[.B$1];&quot;Yes&quot;;&quot;No&quot;)=IF(LEFT(TRIM([$Translations.$C387]);LEN([.B$1]))=[.B$1];&quot;Yes&quot;;&quot;No&quot;);&quot;&quot;;&quot;NO&quot;)">
            <text:p/>
          </table:table-cell>
          <table:table-cell table:formula="of:=IF(IF(LEFT(TRIM([$Translations.$B387]);LEN([.C$1]))=[.C$1];&quot;Yes&quot;;&quot;No&quot;)=IF(LEFT(TRIM([$Translations.$C387]);LEN([.C$1]))=[.C$1];&quot;Yes&quot;;&quot;No&quot;);&quot;&quot;;&quot;NO&quot;)">
            <text:p/>
          </table:table-cell>
          <table:table-cell table:formula="of:=IF(IF(LEFT(TRIM([$Translations.$B387]);LEN([.D$1]))=[.D$1];&quot;Yes&quot;;&quot;No&quot;)=IF(LEFT(TRIM([$Translations.$C387]);LEN([.D$1]))=[.D$1];&quot;Yes&quot;;&quot;No&quot;);&quot;&quot;;&quot;NO&quot;)">
            <text:p/>
          </table:table-cell>
          <table:table-cell table:formula="of:=IF(IF(LEFT(TRIM([$Translations.$B387]);LEN([.E$1]))=[.E$1];&quot;Yes&quot;;&quot;No&quot;)=IF(LEFT(TRIM([$Translations.$C387]);LEN([.E$1]))=[.E$1];&quot;Yes&quot;;&quot;No&quot;);&quot;&quot;;&quot;NO&quot;)">
            <text:p/>
          </table:table-cell>
          <table:table-cell table:formula="of:=IF(IF(LEFT(TRIM([$Translations.$B387]);LEN([.F$1]))=[.F$1];&quot;Yes&quot;;&quot;No&quot;)=IF(LEFT(TRIM([$Translations.$C387]);LEN([.F$1]))=[.F$1];&quot;Yes&quot;;&quot;No&quot;);&quot;&quot;;&quot;NO&quot;)">
            <text:p/>
          </table:table-cell>
          <table:table-cell table:formula="of:=IF(IF(LEFT(TRIM([$Translations.$B387]);LEN([.G$1]))=[.G$1];&quot;Yes&quot;;&quot;No&quot;)=IF(LEFT(TRIM([$Translations.$C387]);LEN([.G$1]))=[.G$1];&quot;Yes&quot;;&quot;No&quot;);&quot;&quot;;&quot;NO&quot;)">
            <text:p/>
          </table:table-cell>
        </table:table-row>
        <table:table-row table:style-name="ro8">
          <table:table-cell table:formula="of:=IF(IF(LEFT(TRIM([$Translations.$B388]);LEN([.A$1]))=[.A$1];&quot;Yes&quot;;&quot;No&quot;)=IF(LEFT(TRIM([$Translations.$C388]);LEN([.A$1]))=[.A$1];&quot;Yes&quot;;&quot;No&quot;);&quot;&quot;;&quot;NO&quot;)">
            <text:p/>
          </table:table-cell>
          <table:table-cell table:formula="of:=IF(IF(LEFT(TRIM([$Translations.$B388]);LEN([.B$1]))=[.B$1];&quot;Yes&quot;;&quot;No&quot;)=IF(LEFT(TRIM([$Translations.$C388]);LEN([.B$1]))=[.B$1];&quot;Yes&quot;;&quot;No&quot;);&quot;&quot;;&quot;NO&quot;)">
            <text:p/>
          </table:table-cell>
          <table:table-cell table:formula="of:=IF(IF(LEFT(TRIM([$Translations.$B388]);LEN([.C$1]))=[.C$1];&quot;Yes&quot;;&quot;No&quot;)=IF(LEFT(TRIM([$Translations.$C388]);LEN([.C$1]))=[.C$1];&quot;Yes&quot;;&quot;No&quot;);&quot;&quot;;&quot;NO&quot;)">
            <text:p/>
          </table:table-cell>
          <table:table-cell table:formula="of:=IF(IF(LEFT(TRIM([$Translations.$B388]);LEN([.D$1]))=[.D$1];&quot;Yes&quot;;&quot;No&quot;)=IF(LEFT(TRIM([$Translations.$C388]);LEN([.D$1]))=[.D$1];&quot;Yes&quot;;&quot;No&quot;);&quot;&quot;;&quot;NO&quot;)">
            <text:p/>
          </table:table-cell>
          <table:table-cell table:formula="of:=IF(IF(LEFT(TRIM([$Translations.$B388]);LEN([.E$1]))=[.E$1];&quot;Yes&quot;;&quot;No&quot;)=IF(LEFT(TRIM([$Translations.$C388]);LEN([.E$1]))=[.E$1];&quot;Yes&quot;;&quot;No&quot;);&quot;&quot;;&quot;NO&quot;)">
            <text:p/>
          </table:table-cell>
          <table:table-cell table:formula="of:=IF(IF(LEFT(TRIM([$Translations.$B388]);LEN([.F$1]))=[.F$1];&quot;Yes&quot;;&quot;No&quot;)=IF(LEFT(TRIM([$Translations.$C388]);LEN([.F$1]))=[.F$1];&quot;Yes&quot;;&quot;No&quot;);&quot;&quot;;&quot;NO&quot;)">
            <text:p/>
          </table:table-cell>
          <table:table-cell table:formula="of:=IF(IF(LEFT(TRIM([$Translations.$B388]);LEN([.G$1]))=[.G$1];&quot;Yes&quot;;&quot;No&quot;)=IF(LEFT(TRIM([$Translations.$C388]);LEN([.G$1]))=[.G$1];&quot;Yes&quot;;&quot;No&quot;);&quot;&quot;;&quot;NO&quot;)">
            <text:p/>
          </table:table-cell>
        </table:table-row>
        <table:table-row table:style-name="ro8">
          <table:table-cell table:formula="of:=IF(IF(LEFT(TRIM([$Translations.$B389]);LEN([.A$1]))=[.A$1];&quot;Yes&quot;;&quot;No&quot;)=IF(LEFT(TRIM([$Translations.$C389]);LEN([.A$1]))=[.A$1];&quot;Yes&quot;;&quot;No&quot;);&quot;&quot;;&quot;NO&quot;)">
            <text:p/>
          </table:table-cell>
          <table:table-cell table:formula="of:=IF(IF(LEFT(TRIM([$Translations.$B389]);LEN([.B$1]))=[.B$1];&quot;Yes&quot;;&quot;No&quot;)=IF(LEFT(TRIM([$Translations.$C389]);LEN([.B$1]))=[.B$1];&quot;Yes&quot;;&quot;No&quot;);&quot;&quot;;&quot;NO&quot;)">
            <text:p/>
          </table:table-cell>
          <table:table-cell table:formula="of:=IF(IF(LEFT(TRIM([$Translations.$B389]);LEN([.C$1]))=[.C$1];&quot;Yes&quot;;&quot;No&quot;)=IF(LEFT(TRIM([$Translations.$C389]);LEN([.C$1]))=[.C$1];&quot;Yes&quot;;&quot;No&quot;);&quot;&quot;;&quot;NO&quot;)">
            <text:p/>
          </table:table-cell>
          <table:table-cell table:formula="of:=IF(IF(LEFT(TRIM([$Translations.$B389]);LEN([.D$1]))=[.D$1];&quot;Yes&quot;;&quot;No&quot;)=IF(LEFT(TRIM([$Translations.$C389]);LEN([.D$1]))=[.D$1];&quot;Yes&quot;;&quot;No&quot;);&quot;&quot;;&quot;NO&quot;)">
            <text:p/>
          </table:table-cell>
          <table:table-cell table:formula="of:=IF(IF(LEFT(TRIM([$Translations.$B389]);LEN([.E$1]))=[.E$1];&quot;Yes&quot;;&quot;No&quot;)=IF(LEFT(TRIM([$Translations.$C389]);LEN([.E$1]))=[.E$1];&quot;Yes&quot;;&quot;No&quot;);&quot;&quot;;&quot;NO&quot;)">
            <text:p/>
          </table:table-cell>
          <table:table-cell table:formula="of:=IF(IF(LEFT(TRIM([$Translations.$B389]);LEN([.F$1]))=[.F$1];&quot;Yes&quot;;&quot;No&quot;)=IF(LEFT(TRIM([$Translations.$C389]);LEN([.F$1]))=[.F$1];&quot;Yes&quot;;&quot;No&quot;);&quot;&quot;;&quot;NO&quot;)">
            <text:p/>
          </table:table-cell>
          <table:table-cell table:formula="of:=IF(IF(LEFT(TRIM([$Translations.$B389]);LEN([.G$1]))=[.G$1];&quot;Yes&quot;;&quot;No&quot;)=IF(LEFT(TRIM([$Translations.$C389]);LEN([.G$1]))=[.G$1];&quot;Yes&quot;;&quot;No&quot;);&quot;&quot;;&quot;NO&quot;)">
            <text:p/>
          </table:table-cell>
        </table:table-row>
        <table:table-row table:style-name="ro8">
          <table:table-cell table:formula="of:=IF(IF(LEFT(TRIM([$Translations.$B390]);LEN([.A$1]))=[.A$1];&quot;Yes&quot;;&quot;No&quot;)=IF(LEFT(TRIM([$Translations.$C390]);LEN([.A$1]))=[.A$1];&quot;Yes&quot;;&quot;No&quot;);&quot;&quot;;&quot;NO&quot;)">
            <text:p/>
          </table:table-cell>
          <table:table-cell table:formula="of:=IF(IF(LEFT(TRIM([$Translations.$B390]);LEN([.B$1]))=[.B$1];&quot;Yes&quot;;&quot;No&quot;)=IF(LEFT(TRIM([$Translations.$C390]);LEN([.B$1]))=[.B$1];&quot;Yes&quot;;&quot;No&quot;);&quot;&quot;;&quot;NO&quot;)">
            <text:p/>
          </table:table-cell>
          <table:table-cell table:formula="of:=IF(IF(LEFT(TRIM([$Translations.$B390]);LEN([.C$1]))=[.C$1];&quot;Yes&quot;;&quot;No&quot;)=IF(LEFT(TRIM([$Translations.$C390]);LEN([.C$1]))=[.C$1];&quot;Yes&quot;;&quot;No&quot;);&quot;&quot;;&quot;NO&quot;)">
            <text:p/>
          </table:table-cell>
          <table:table-cell table:formula="of:=IF(IF(LEFT(TRIM([$Translations.$B390]);LEN([.D$1]))=[.D$1];&quot;Yes&quot;;&quot;No&quot;)=IF(LEFT(TRIM([$Translations.$C390]);LEN([.D$1]))=[.D$1];&quot;Yes&quot;;&quot;No&quot;);&quot;&quot;;&quot;NO&quot;)">
            <text:p/>
          </table:table-cell>
          <table:table-cell table:formula="of:=IF(IF(LEFT(TRIM([$Translations.$B390]);LEN([.E$1]))=[.E$1];&quot;Yes&quot;;&quot;No&quot;)=IF(LEFT(TRIM([$Translations.$C390]);LEN([.E$1]))=[.E$1];&quot;Yes&quot;;&quot;No&quot;);&quot;&quot;;&quot;NO&quot;)">
            <text:p/>
          </table:table-cell>
          <table:table-cell table:formula="of:=IF(IF(LEFT(TRIM([$Translations.$B390]);LEN([.F$1]))=[.F$1];&quot;Yes&quot;;&quot;No&quot;)=IF(LEFT(TRIM([$Translations.$C390]);LEN([.F$1]))=[.F$1];&quot;Yes&quot;;&quot;No&quot;);&quot;&quot;;&quot;NO&quot;)">
            <text:p/>
          </table:table-cell>
          <table:table-cell table:formula="of:=IF(IF(LEFT(TRIM([$Translations.$B390]);LEN([.G$1]))=[.G$1];&quot;Yes&quot;;&quot;No&quot;)=IF(LEFT(TRIM([$Translations.$C390]);LEN([.G$1]))=[.G$1];&quot;Yes&quot;;&quot;No&quot;);&quot;&quot;;&quot;NO&quot;)">
            <text:p/>
          </table:table-cell>
        </table:table-row>
        <table:table-row table:style-name="ro8">
          <table:table-cell table:formula="of:=IF(IF(LEFT(TRIM([$Translations.$B391]);LEN([.A$1]))=[.A$1];&quot;Yes&quot;;&quot;No&quot;)=IF(LEFT(TRIM([$Translations.$C391]);LEN([.A$1]))=[.A$1];&quot;Yes&quot;;&quot;No&quot;);&quot;&quot;;&quot;NO&quot;)">
            <text:p/>
          </table:table-cell>
          <table:table-cell table:formula="of:=IF(IF(LEFT(TRIM([$Translations.$B391]);LEN([.B$1]))=[.B$1];&quot;Yes&quot;;&quot;No&quot;)=IF(LEFT(TRIM([$Translations.$C391]);LEN([.B$1]))=[.B$1];&quot;Yes&quot;;&quot;No&quot;);&quot;&quot;;&quot;NO&quot;)">
            <text:p/>
          </table:table-cell>
          <table:table-cell table:formula="of:=IF(IF(LEFT(TRIM([$Translations.$B391]);LEN([.C$1]))=[.C$1];&quot;Yes&quot;;&quot;No&quot;)=IF(LEFT(TRIM([$Translations.$C391]);LEN([.C$1]))=[.C$1];&quot;Yes&quot;;&quot;No&quot;);&quot;&quot;;&quot;NO&quot;)">
            <text:p/>
          </table:table-cell>
          <table:table-cell table:formula="of:=IF(IF(LEFT(TRIM([$Translations.$B391]);LEN([.D$1]))=[.D$1];&quot;Yes&quot;;&quot;No&quot;)=IF(LEFT(TRIM([$Translations.$C391]);LEN([.D$1]))=[.D$1];&quot;Yes&quot;;&quot;No&quot;);&quot;&quot;;&quot;NO&quot;)">
            <text:p/>
          </table:table-cell>
          <table:table-cell table:formula="of:=IF(IF(LEFT(TRIM([$Translations.$B391]);LEN([.E$1]))=[.E$1];&quot;Yes&quot;;&quot;No&quot;)=IF(LEFT(TRIM([$Translations.$C391]);LEN([.E$1]))=[.E$1];&quot;Yes&quot;;&quot;No&quot;);&quot;&quot;;&quot;NO&quot;)">
            <text:p/>
          </table:table-cell>
          <table:table-cell table:formula="of:=IF(IF(LEFT(TRIM([$Translations.$B391]);LEN([.F$1]))=[.F$1];&quot;Yes&quot;;&quot;No&quot;)=IF(LEFT(TRIM([$Translations.$C391]);LEN([.F$1]))=[.F$1];&quot;Yes&quot;;&quot;No&quot;);&quot;&quot;;&quot;NO&quot;)">
            <text:p/>
          </table:table-cell>
          <table:table-cell table:formula="of:=IF(IF(LEFT(TRIM([$Translations.$B391]);LEN([.G$1]))=[.G$1];&quot;Yes&quot;;&quot;No&quot;)=IF(LEFT(TRIM([$Translations.$C391]);LEN([.G$1]))=[.G$1];&quot;Yes&quot;;&quot;No&quot;);&quot;&quot;;&quot;NO&quot;)">
            <text:p/>
          </table:table-cell>
        </table:table-row>
        <table:table-row table:style-name="ro8">
          <table:table-cell table:formula="of:=IF(IF(LEFT(TRIM([$Translations.$B392]);LEN([.A$1]))=[.A$1];&quot;Yes&quot;;&quot;No&quot;)=IF(LEFT(TRIM([$Translations.$C392]);LEN([.A$1]))=[.A$1];&quot;Yes&quot;;&quot;No&quot;);&quot;&quot;;&quot;NO&quot;)">
            <text:p/>
          </table:table-cell>
          <table:table-cell table:formula="of:=IF(IF(LEFT(TRIM([$Translations.$B392]);LEN([.B$1]))=[.B$1];&quot;Yes&quot;;&quot;No&quot;)=IF(LEFT(TRIM([$Translations.$C392]);LEN([.B$1]))=[.B$1];&quot;Yes&quot;;&quot;No&quot;);&quot;&quot;;&quot;NO&quot;)">
            <text:p/>
          </table:table-cell>
          <table:table-cell table:formula="of:=IF(IF(LEFT(TRIM([$Translations.$B392]);LEN([.C$1]))=[.C$1];&quot;Yes&quot;;&quot;No&quot;)=IF(LEFT(TRIM([$Translations.$C392]);LEN([.C$1]))=[.C$1];&quot;Yes&quot;;&quot;No&quot;);&quot;&quot;;&quot;NO&quot;)">
            <text:p/>
          </table:table-cell>
          <table:table-cell table:formula="of:=IF(IF(LEFT(TRIM([$Translations.$B392]);LEN([.D$1]))=[.D$1];&quot;Yes&quot;;&quot;No&quot;)=IF(LEFT(TRIM([$Translations.$C392]);LEN([.D$1]))=[.D$1];&quot;Yes&quot;;&quot;No&quot;);&quot;&quot;;&quot;NO&quot;)">
            <text:p/>
          </table:table-cell>
          <table:table-cell table:formula="of:=IF(IF(LEFT(TRIM([$Translations.$B392]);LEN([.E$1]))=[.E$1];&quot;Yes&quot;;&quot;No&quot;)=IF(LEFT(TRIM([$Translations.$C392]);LEN([.E$1]))=[.E$1];&quot;Yes&quot;;&quot;No&quot;);&quot;&quot;;&quot;NO&quot;)">
            <text:p/>
          </table:table-cell>
          <table:table-cell table:formula="of:=IF(IF(LEFT(TRIM([$Translations.$B392]);LEN([.F$1]))=[.F$1];&quot;Yes&quot;;&quot;No&quot;)=IF(LEFT(TRIM([$Translations.$C392]);LEN([.F$1]))=[.F$1];&quot;Yes&quot;;&quot;No&quot;);&quot;&quot;;&quot;NO&quot;)">
            <text:p/>
          </table:table-cell>
          <table:table-cell table:formula="of:=IF(IF(LEFT(TRIM([$Translations.$B392]);LEN([.G$1]))=[.G$1];&quot;Yes&quot;;&quot;No&quot;)=IF(LEFT(TRIM([$Translations.$C392]);LEN([.G$1]))=[.G$1];&quot;Yes&quot;;&quot;No&quot;);&quot;&quot;;&quot;NO&quot;)">
            <text:p/>
          </table:table-cell>
        </table:table-row>
        <table:table-row table:style-name="ro8">
          <table:table-cell table:formula="of:=IF(IF(LEFT(TRIM([$Translations.$B393]);LEN([.A$1]))=[.A$1];&quot;Yes&quot;;&quot;No&quot;)=IF(LEFT(TRIM([$Translations.$C393]);LEN([.A$1]))=[.A$1];&quot;Yes&quot;;&quot;No&quot;);&quot;&quot;;&quot;NO&quot;)">
            <text:p/>
          </table:table-cell>
          <table:table-cell table:formula="of:=IF(IF(LEFT(TRIM([$Translations.$B393]);LEN([.B$1]))=[.B$1];&quot;Yes&quot;;&quot;No&quot;)=IF(LEFT(TRIM([$Translations.$C393]);LEN([.B$1]))=[.B$1];&quot;Yes&quot;;&quot;No&quot;);&quot;&quot;;&quot;NO&quot;)">
            <text:p/>
          </table:table-cell>
          <table:table-cell table:formula="of:=IF(IF(LEFT(TRIM([$Translations.$B393]);LEN([.C$1]))=[.C$1];&quot;Yes&quot;;&quot;No&quot;)=IF(LEFT(TRIM([$Translations.$C393]);LEN([.C$1]))=[.C$1];&quot;Yes&quot;;&quot;No&quot;);&quot;&quot;;&quot;NO&quot;)">
            <text:p/>
          </table:table-cell>
          <table:table-cell table:formula="of:=IF(IF(LEFT(TRIM([$Translations.$B393]);LEN([.D$1]))=[.D$1];&quot;Yes&quot;;&quot;No&quot;)=IF(LEFT(TRIM([$Translations.$C393]);LEN([.D$1]))=[.D$1];&quot;Yes&quot;;&quot;No&quot;);&quot;&quot;;&quot;NO&quot;)">
            <text:p/>
          </table:table-cell>
          <table:table-cell table:formula="of:=IF(IF(LEFT(TRIM([$Translations.$B393]);LEN([.E$1]))=[.E$1];&quot;Yes&quot;;&quot;No&quot;)=IF(LEFT(TRIM([$Translations.$C393]);LEN([.E$1]))=[.E$1];&quot;Yes&quot;;&quot;No&quot;);&quot;&quot;;&quot;NO&quot;)">
            <text:p/>
          </table:table-cell>
          <table:table-cell table:formula="of:=IF(IF(LEFT(TRIM([$Translations.$B393]);LEN([.F$1]))=[.F$1];&quot;Yes&quot;;&quot;No&quot;)=IF(LEFT(TRIM([$Translations.$C393]);LEN([.F$1]))=[.F$1];&quot;Yes&quot;;&quot;No&quot;);&quot;&quot;;&quot;NO&quot;)">
            <text:p/>
          </table:table-cell>
          <table:table-cell table:formula="of:=IF(IF(LEFT(TRIM([$Translations.$B393]);LEN([.G$1]))=[.G$1];&quot;Yes&quot;;&quot;No&quot;)=IF(LEFT(TRIM([$Translations.$C393]);LEN([.G$1]))=[.G$1];&quot;Yes&quot;;&quot;No&quot;);&quot;&quot;;&quot;NO&quot;)">
            <text:p/>
          </table:table-cell>
        </table:table-row>
        <table:table-row table:style-name="ro8">
          <table:table-cell table:formula="of:=IF(IF(LEFT(TRIM([$Translations.$B394]);LEN([.A$1]))=[.A$1];&quot;Yes&quot;;&quot;No&quot;)=IF(LEFT(TRIM([$Translations.$C394]);LEN([.A$1]))=[.A$1];&quot;Yes&quot;;&quot;No&quot;);&quot;&quot;;&quot;NO&quot;)">
            <text:p/>
          </table:table-cell>
          <table:table-cell table:formula="of:=IF(IF(LEFT(TRIM([$Translations.$B394]);LEN([.B$1]))=[.B$1];&quot;Yes&quot;;&quot;No&quot;)=IF(LEFT(TRIM([$Translations.$C394]);LEN([.B$1]))=[.B$1];&quot;Yes&quot;;&quot;No&quot;);&quot;&quot;;&quot;NO&quot;)">
            <text:p/>
          </table:table-cell>
          <table:table-cell table:formula="of:=IF(IF(LEFT(TRIM([$Translations.$B394]);LEN([.C$1]))=[.C$1];&quot;Yes&quot;;&quot;No&quot;)=IF(LEFT(TRIM([$Translations.$C394]);LEN([.C$1]))=[.C$1];&quot;Yes&quot;;&quot;No&quot;);&quot;&quot;;&quot;NO&quot;)">
            <text:p/>
          </table:table-cell>
          <table:table-cell table:formula="of:=IF(IF(LEFT(TRIM([$Translations.$B394]);LEN([.D$1]))=[.D$1];&quot;Yes&quot;;&quot;No&quot;)=IF(LEFT(TRIM([$Translations.$C394]);LEN([.D$1]))=[.D$1];&quot;Yes&quot;;&quot;No&quot;);&quot;&quot;;&quot;NO&quot;)">
            <text:p/>
          </table:table-cell>
          <table:table-cell table:formula="of:=IF(IF(LEFT(TRIM([$Translations.$B394]);LEN([.E$1]))=[.E$1];&quot;Yes&quot;;&quot;No&quot;)=IF(LEFT(TRIM([$Translations.$C394]);LEN([.E$1]))=[.E$1];&quot;Yes&quot;;&quot;No&quot;);&quot;&quot;;&quot;NO&quot;)">
            <text:p/>
          </table:table-cell>
          <table:table-cell table:formula="of:=IF(IF(LEFT(TRIM([$Translations.$B394]);LEN([.F$1]))=[.F$1];&quot;Yes&quot;;&quot;No&quot;)=IF(LEFT(TRIM([$Translations.$C394]);LEN([.F$1]))=[.F$1];&quot;Yes&quot;;&quot;No&quot;);&quot;&quot;;&quot;NO&quot;)">
            <text:p/>
          </table:table-cell>
          <table:table-cell table:formula="of:=IF(IF(LEFT(TRIM([$Translations.$B394]);LEN([.G$1]))=[.G$1];&quot;Yes&quot;;&quot;No&quot;)=IF(LEFT(TRIM([$Translations.$C394]);LEN([.G$1]))=[.G$1];&quot;Yes&quot;;&quot;No&quot;);&quot;&quot;;&quot;NO&quot;)">
            <text:p/>
          </table:table-cell>
        </table:table-row>
        <table:table-row table:style-name="ro8">
          <table:table-cell table:formula="of:=IF(IF(LEFT(TRIM([$Translations.$B395]);LEN([.A$1]))=[.A$1];&quot;Yes&quot;;&quot;No&quot;)=IF(LEFT(TRIM([$Translations.$C395]);LEN([.A$1]))=[.A$1];&quot;Yes&quot;;&quot;No&quot;);&quot;&quot;;&quot;NO&quot;)">
            <text:p/>
          </table:table-cell>
          <table:table-cell table:formula="of:=IF(IF(LEFT(TRIM([$Translations.$B395]);LEN([.B$1]))=[.B$1];&quot;Yes&quot;;&quot;No&quot;)=IF(LEFT(TRIM([$Translations.$C395]);LEN([.B$1]))=[.B$1];&quot;Yes&quot;;&quot;No&quot;);&quot;&quot;;&quot;NO&quot;)">
            <text:p/>
          </table:table-cell>
          <table:table-cell table:formula="of:=IF(IF(LEFT(TRIM([$Translations.$B395]);LEN([.C$1]))=[.C$1];&quot;Yes&quot;;&quot;No&quot;)=IF(LEFT(TRIM([$Translations.$C395]);LEN([.C$1]))=[.C$1];&quot;Yes&quot;;&quot;No&quot;);&quot;&quot;;&quot;NO&quot;)">
            <text:p/>
          </table:table-cell>
          <table:table-cell table:formula="of:=IF(IF(LEFT(TRIM([$Translations.$B395]);LEN([.D$1]))=[.D$1];&quot;Yes&quot;;&quot;No&quot;)=IF(LEFT(TRIM([$Translations.$C395]);LEN([.D$1]))=[.D$1];&quot;Yes&quot;;&quot;No&quot;);&quot;&quot;;&quot;NO&quot;)">
            <text:p/>
          </table:table-cell>
          <table:table-cell table:formula="of:=IF(IF(LEFT(TRIM([$Translations.$B395]);LEN([.E$1]))=[.E$1];&quot;Yes&quot;;&quot;No&quot;)=IF(LEFT(TRIM([$Translations.$C395]);LEN([.E$1]))=[.E$1];&quot;Yes&quot;;&quot;No&quot;);&quot;&quot;;&quot;NO&quot;)">
            <text:p/>
          </table:table-cell>
          <table:table-cell table:formula="of:=IF(IF(LEFT(TRIM([$Translations.$B395]);LEN([.F$1]))=[.F$1];&quot;Yes&quot;;&quot;No&quot;)=IF(LEFT(TRIM([$Translations.$C395]);LEN([.F$1]))=[.F$1];&quot;Yes&quot;;&quot;No&quot;);&quot;&quot;;&quot;NO&quot;)">
            <text:p/>
          </table:table-cell>
          <table:table-cell table:formula="of:=IF(IF(LEFT(TRIM([$Translations.$B395]);LEN([.G$1]))=[.G$1];&quot;Yes&quot;;&quot;No&quot;)=IF(LEFT(TRIM([$Translations.$C395]);LEN([.G$1]))=[.G$1];&quot;Yes&quot;;&quot;No&quot;);&quot;&quot;;&quot;NO&quot;)">
            <text:p/>
          </table:table-cell>
        </table:table-row>
        <table:table-row table:style-name="ro8">
          <table:table-cell table:formula="of:=IF(IF(LEFT(TRIM([$Translations.$B396]);LEN([.A$1]))=[.A$1];&quot;Yes&quot;;&quot;No&quot;)=IF(LEFT(TRIM([$Translations.$C396]);LEN([.A$1]))=[.A$1];&quot;Yes&quot;;&quot;No&quot;);&quot;&quot;;&quot;NO&quot;)">
            <text:p/>
          </table:table-cell>
          <table:table-cell table:formula="of:=IF(IF(LEFT(TRIM([$Translations.$B396]);LEN([.B$1]))=[.B$1];&quot;Yes&quot;;&quot;No&quot;)=IF(LEFT(TRIM([$Translations.$C396]);LEN([.B$1]))=[.B$1];&quot;Yes&quot;;&quot;No&quot;);&quot;&quot;;&quot;NO&quot;)">
            <text:p/>
          </table:table-cell>
          <table:table-cell table:formula="of:=IF(IF(LEFT(TRIM([$Translations.$B396]);LEN([.C$1]))=[.C$1];&quot;Yes&quot;;&quot;No&quot;)=IF(LEFT(TRIM([$Translations.$C396]);LEN([.C$1]))=[.C$1];&quot;Yes&quot;;&quot;No&quot;);&quot;&quot;;&quot;NO&quot;)">
            <text:p/>
          </table:table-cell>
          <table:table-cell table:formula="of:=IF(IF(LEFT(TRIM([$Translations.$B396]);LEN([.D$1]))=[.D$1];&quot;Yes&quot;;&quot;No&quot;)=IF(LEFT(TRIM([$Translations.$C396]);LEN([.D$1]))=[.D$1];&quot;Yes&quot;;&quot;No&quot;);&quot;&quot;;&quot;NO&quot;)">
            <text:p/>
          </table:table-cell>
          <table:table-cell table:formula="of:=IF(IF(LEFT(TRIM([$Translations.$B396]);LEN([.E$1]))=[.E$1];&quot;Yes&quot;;&quot;No&quot;)=IF(LEFT(TRIM([$Translations.$C396]);LEN([.E$1]))=[.E$1];&quot;Yes&quot;;&quot;No&quot;);&quot;&quot;;&quot;NO&quot;)">
            <text:p/>
          </table:table-cell>
          <table:table-cell table:formula="of:=IF(IF(LEFT(TRIM([$Translations.$B396]);LEN([.F$1]))=[.F$1];&quot;Yes&quot;;&quot;No&quot;)=IF(LEFT(TRIM([$Translations.$C396]);LEN([.F$1]))=[.F$1];&quot;Yes&quot;;&quot;No&quot;);&quot;&quot;;&quot;NO&quot;)">
            <text:p/>
          </table:table-cell>
          <table:table-cell table:formula="of:=IF(IF(LEFT(TRIM([$Translations.$B396]);LEN([.G$1]))=[.G$1];&quot;Yes&quot;;&quot;No&quot;)=IF(LEFT(TRIM([$Translations.$C396]);LEN([.G$1]))=[.G$1];&quot;Yes&quot;;&quot;No&quot;);&quot;&quot;;&quot;NO&quot;)">
            <text:p/>
          </table:table-cell>
        </table:table-row>
        <table:table-row table:style-name="ro8">
          <table:table-cell table:formula="of:=IF(IF(LEFT(TRIM([$Translations.$B397]);LEN([.A$1]))=[.A$1];&quot;Yes&quot;;&quot;No&quot;)=IF(LEFT(TRIM([$Translations.$C397]);LEN([.A$1]))=[.A$1];&quot;Yes&quot;;&quot;No&quot;);&quot;&quot;;&quot;NO&quot;)">
            <text:p/>
          </table:table-cell>
          <table:table-cell table:formula="of:=IF(IF(LEFT(TRIM([$Translations.$B397]);LEN([.B$1]))=[.B$1];&quot;Yes&quot;;&quot;No&quot;)=IF(LEFT(TRIM([$Translations.$C397]);LEN([.B$1]))=[.B$1];&quot;Yes&quot;;&quot;No&quot;);&quot;&quot;;&quot;NO&quot;)">
            <text:p/>
          </table:table-cell>
          <table:table-cell table:formula="of:=IF(IF(LEFT(TRIM([$Translations.$B397]);LEN([.C$1]))=[.C$1];&quot;Yes&quot;;&quot;No&quot;)=IF(LEFT(TRIM([$Translations.$C397]);LEN([.C$1]))=[.C$1];&quot;Yes&quot;;&quot;No&quot;);&quot;&quot;;&quot;NO&quot;)">
            <text:p/>
          </table:table-cell>
          <table:table-cell table:formula="of:=IF(IF(LEFT(TRIM([$Translations.$B397]);LEN([.D$1]))=[.D$1];&quot;Yes&quot;;&quot;No&quot;)=IF(LEFT(TRIM([$Translations.$C397]);LEN([.D$1]))=[.D$1];&quot;Yes&quot;;&quot;No&quot;);&quot;&quot;;&quot;NO&quot;)">
            <text:p/>
          </table:table-cell>
          <table:table-cell table:formula="of:=IF(IF(LEFT(TRIM([$Translations.$B397]);LEN([.E$1]))=[.E$1];&quot;Yes&quot;;&quot;No&quot;)=IF(LEFT(TRIM([$Translations.$C397]);LEN([.E$1]))=[.E$1];&quot;Yes&quot;;&quot;No&quot;);&quot;&quot;;&quot;NO&quot;)">
            <text:p/>
          </table:table-cell>
          <table:table-cell table:formula="of:=IF(IF(LEFT(TRIM([$Translations.$B397]);LEN([.F$1]))=[.F$1];&quot;Yes&quot;;&quot;No&quot;)=IF(LEFT(TRIM([$Translations.$C397]);LEN([.F$1]))=[.F$1];&quot;Yes&quot;;&quot;No&quot;);&quot;&quot;;&quot;NO&quot;)">
            <text:p/>
          </table:table-cell>
          <table:table-cell table:formula="of:=IF(IF(LEFT(TRIM([$Translations.$B397]);LEN([.G$1]))=[.G$1];&quot;Yes&quot;;&quot;No&quot;)=IF(LEFT(TRIM([$Translations.$C397]);LEN([.G$1]))=[.G$1];&quot;Yes&quot;;&quot;No&quot;);&quot;&quot;;&quot;NO&quot;)">
            <text:p/>
          </table:table-cell>
        </table:table-row>
        <table:table-row table:style-name="ro8">
          <table:table-cell table:formula="of:=IF(IF(LEFT(TRIM([$Translations.$B398]);LEN([.A$1]))=[.A$1];&quot;Yes&quot;;&quot;No&quot;)=IF(LEFT(TRIM([$Translations.$C398]);LEN([.A$1]))=[.A$1];&quot;Yes&quot;;&quot;No&quot;);&quot;&quot;;&quot;NO&quot;)">
            <text:p/>
          </table:table-cell>
          <table:table-cell table:formula="of:=IF(IF(LEFT(TRIM([$Translations.$B398]);LEN([.B$1]))=[.B$1];&quot;Yes&quot;;&quot;No&quot;)=IF(LEFT(TRIM([$Translations.$C398]);LEN([.B$1]))=[.B$1];&quot;Yes&quot;;&quot;No&quot;);&quot;&quot;;&quot;NO&quot;)">
            <text:p/>
          </table:table-cell>
          <table:table-cell table:formula="of:=IF(IF(LEFT(TRIM([$Translations.$B398]);LEN([.C$1]))=[.C$1];&quot;Yes&quot;;&quot;No&quot;)=IF(LEFT(TRIM([$Translations.$C398]);LEN([.C$1]))=[.C$1];&quot;Yes&quot;;&quot;No&quot;);&quot;&quot;;&quot;NO&quot;)">
            <text:p/>
          </table:table-cell>
          <table:table-cell table:formula="of:=IF(IF(LEFT(TRIM([$Translations.$B398]);LEN([.D$1]))=[.D$1];&quot;Yes&quot;;&quot;No&quot;)=IF(LEFT(TRIM([$Translations.$C398]);LEN([.D$1]))=[.D$1];&quot;Yes&quot;;&quot;No&quot;);&quot;&quot;;&quot;NO&quot;)">
            <text:p/>
          </table:table-cell>
          <table:table-cell table:formula="of:=IF(IF(LEFT(TRIM([$Translations.$B398]);LEN([.E$1]))=[.E$1];&quot;Yes&quot;;&quot;No&quot;)=IF(LEFT(TRIM([$Translations.$C398]);LEN([.E$1]))=[.E$1];&quot;Yes&quot;;&quot;No&quot;);&quot;&quot;;&quot;NO&quot;)">
            <text:p/>
          </table:table-cell>
          <table:table-cell table:formula="of:=IF(IF(LEFT(TRIM([$Translations.$B398]);LEN([.F$1]))=[.F$1];&quot;Yes&quot;;&quot;No&quot;)=IF(LEFT(TRIM([$Translations.$C398]);LEN([.F$1]))=[.F$1];&quot;Yes&quot;;&quot;No&quot;);&quot;&quot;;&quot;NO&quot;)">
            <text:p/>
          </table:table-cell>
          <table:table-cell table:formula="of:=IF(IF(LEFT(TRIM([$Translations.$B398]);LEN([.G$1]))=[.G$1];&quot;Yes&quot;;&quot;No&quot;)=IF(LEFT(TRIM([$Translations.$C398]);LEN([.G$1]))=[.G$1];&quot;Yes&quot;;&quot;No&quot;);&quot;&quot;;&quot;NO&quot;)">
            <text:p/>
          </table:table-cell>
        </table:table-row>
        <table:table-row table:style-name="ro8">
          <table:table-cell table:formula="of:=IF(IF(LEFT(TRIM([$Translations.$B399]);LEN([.A$1]))=[.A$1];&quot;Yes&quot;;&quot;No&quot;)=IF(LEFT(TRIM([$Translations.$C399]);LEN([.A$1]))=[.A$1];&quot;Yes&quot;;&quot;No&quot;);&quot;&quot;;&quot;NO&quot;)">
            <text:p/>
          </table:table-cell>
          <table:table-cell table:formula="of:=IF(IF(LEFT(TRIM([$Translations.$B399]);LEN([.B$1]))=[.B$1];&quot;Yes&quot;;&quot;No&quot;)=IF(LEFT(TRIM([$Translations.$C399]);LEN([.B$1]))=[.B$1];&quot;Yes&quot;;&quot;No&quot;);&quot;&quot;;&quot;NO&quot;)">
            <text:p/>
          </table:table-cell>
          <table:table-cell table:formula="of:=IF(IF(LEFT(TRIM([$Translations.$B399]);LEN([.C$1]))=[.C$1];&quot;Yes&quot;;&quot;No&quot;)=IF(LEFT(TRIM([$Translations.$C399]);LEN([.C$1]))=[.C$1];&quot;Yes&quot;;&quot;No&quot;);&quot;&quot;;&quot;NO&quot;)">
            <text:p/>
          </table:table-cell>
          <table:table-cell table:formula="of:=IF(IF(LEFT(TRIM([$Translations.$B399]);LEN([.D$1]))=[.D$1];&quot;Yes&quot;;&quot;No&quot;)=IF(LEFT(TRIM([$Translations.$C399]);LEN([.D$1]))=[.D$1];&quot;Yes&quot;;&quot;No&quot;);&quot;&quot;;&quot;NO&quot;)">
            <text:p/>
          </table:table-cell>
          <table:table-cell table:formula="of:=IF(IF(LEFT(TRIM([$Translations.$B399]);LEN([.E$1]))=[.E$1];&quot;Yes&quot;;&quot;No&quot;)=IF(LEFT(TRIM([$Translations.$C399]);LEN([.E$1]))=[.E$1];&quot;Yes&quot;;&quot;No&quot;);&quot;&quot;;&quot;NO&quot;)">
            <text:p/>
          </table:table-cell>
          <table:table-cell table:formula="of:=IF(IF(LEFT(TRIM([$Translations.$B399]);LEN([.F$1]))=[.F$1];&quot;Yes&quot;;&quot;No&quot;)=IF(LEFT(TRIM([$Translations.$C399]);LEN([.F$1]))=[.F$1];&quot;Yes&quot;;&quot;No&quot;);&quot;&quot;;&quot;NO&quot;)">
            <text:p/>
          </table:table-cell>
          <table:table-cell table:formula="of:=IF(IF(LEFT(TRIM([$Translations.$B399]);LEN([.G$1]))=[.G$1];&quot;Yes&quot;;&quot;No&quot;)=IF(LEFT(TRIM([$Translations.$C399]);LEN([.G$1]))=[.G$1];&quot;Yes&quot;;&quot;No&quot;);&quot;&quot;;&quot;NO&quot;)">
            <text:p/>
          </table:table-cell>
        </table:table-row>
        <table:table-row table:style-name="ro8">
          <table:table-cell table:formula="of:=IF(IF(LEFT(TRIM([$Translations.$B400]);LEN([.A$1]))=[.A$1];&quot;Yes&quot;;&quot;No&quot;)=IF(LEFT(TRIM([$Translations.$C400]);LEN([.A$1]))=[.A$1];&quot;Yes&quot;;&quot;No&quot;);&quot;&quot;;&quot;NO&quot;)">
            <text:p/>
          </table:table-cell>
          <table:table-cell table:formula="of:=IF(IF(LEFT(TRIM([$Translations.$B400]);LEN([.B$1]))=[.B$1];&quot;Yes&quot;;&quot;No&quot;)=IF(LEFT(TRIM([$Translations.$C400]);LEN([.B$1]))=[.B$1];&quot;Yes&quot;;&quot;No&quot;);&quot;&quot;;&quot;NO&quot;)">
            <text:p/>
          </table:table-cell>
          <table:table-cell table:formula="of:=IF(IF(LEFT(TRIM([$Translations.$B400]);LEN([.C$1]))=[.C$1];&quot;Yes&quot;;&quot;No&quot;)=IF(LEFT(TRIM([$Translations.$C400]);LEN([.C$1]))=[.C$1];&quot;Yes&quot;;&quot;No&quot;);&quot;&quot;;&quot;NO&quot;)">
            <text:p/>
          </table:table-cell>
          <table:table-cell table:formula="of:=IF(IF(LEFT(TRIM([$Translations.$B400]);LEN([.D$1]))=[.D$1];&quot;Yes&quot;;&quot;No&quot;)=IF(LEFT(TRIM([$Translations.$C400]);LEN([.D$1]))=[.D$1];&quot;Yes&quot;;&quot;No&quot;);&quot;&quot;;&quot;NO&quot;)">
            <text:p/>
          </table:table-cell>
          <table:table-cell table:formula="of:=IF(IF(LEFT(TRIM([$Translations.$B400]);LEN([.E$1]))=[.E$1];&quot;Yes&quot;;&quot;No&quot;)=IF(LEFT(TRIM([$Translations.$C400]);LEN([.E$1]))=[.E$1];&quot;Yes&quot;;&quot;No&quot;);&quot;&quot;;&quot;NO&quot;)">
            <text:p/>
          </table:table-cell>
          <table:table-cell table:formula="of:=IF(IF(LEFT(TRIM([$Translations.$B400]);LEN([.F$1]))=[.F$1];&quot;Yes&quot;;&quot;No&quot;)=IF(LEFT(TRIM([$Translations.$C400]);LEN([.F$1]))=[.F$1];&quot;Yes&quot;;&quot;No&quot;);&quot;&quot;;&quot;NO&quot;)">
            <text:p/>
          </table:table-cell>
          <table:table-cell table:formula="of:=IF(IF(LEFT(TRIM([$Translations.$B400]);LEN([.G$1]))=[.G$1];&quot;Yes&quot;;&quot;No&quot;)=IF(LEFT(TRIM([$Translations.$C400]);LEN([.G$1]))=[.G$1];&quot;Yes&quot;;&quot;No&quot;);&quot;&quot;;&quot;NO&quot;)">
            <text:p/>
          </table:table-cell>
        </table:table-row>
        <table:table-row table:style-name="ro8">
          <table:table-cell table:formula="of:=IF(IF(LEFT(TRIM([$Translations.$B401]);LEN([.A$1]))=[.A$1];&quot;Yes&quot;;&quot;No&quot;)=IF(LEFT(TRIM([$Translations.$C401]);LEN([.A$1]))=[.A$1];&quot;Yes&quot;;&quot;No&quot;);&quot;&quot;;&quot;NO&quot;)">
            <text:p/>
          </table:table-cell>
          <table:table-cell table:formula="of:=IF(IF(LEFT(TRIM([$Translations.$B401]);LEN([.B$1]))=[.B$1];&quot;Yes&quot;;&quot;No&quot;)=IF(LEFT(TRIM([$Translations.$C401]);LEN([.B$1]))=[.B$1];&quot;Yes&quot;;&quot;No&quot;);&quot;&quot;;&quot;NO&quot;)">
            <text:p/>
          </table:table-cell>
          <table:table-cell table:formula="of:=IF(IF(LEFT(TRIM([$Translations.$B401]);LEN([.C$1]))=[.C$1];&quot;Yes&quot;;&quot;No&quot;)=IF(LEFT(TRIM([$Translations.$C401]);LEN([.C$1]))=[.C$1];&quot;Yes&quot;;&quot;No&quot;);&quot;&quot;;&quot;NO&quot;)">
            <text:p/>
          </table:table-cell>
          <table:table-cell table:formula="of:=IF(IF(LEFT(TRIM([$Translations.$B401]);LEN([.D$1]))=[.D$1];&quot;Yes&quot;;&quot;No&quot;)=IF(LEFT(TRIM([$Translations.$C401]);LEN([.D$1]))=[.D$1];&quot;Yes&quot;;&quot;No&quot;);&quot;&quot;;&quot;NO&quot;)">
            <text:p/>
          </table:table-cell>
          <table:table-cell table:formula="of:=IF(IF(LEFT(TRIM([$Translations.$B401]);LEN([.E$1]))=[.E$1];&quot;Yes&quot;;&quot;No&quot;)=IF(LEFT(TRIM([$Translations.$C401]);LEN([.E$1]))=[.E$1];&quot;Yes&quot;;&quot;No&quot;);&quot;&quot;;&quot;NO&quot;)">
            <text:p/>
          </table:table-cell>
          <table:table-cell table:formula="of:=IF(IF(LEFT(TRIM([$Translations.$B401]);LEN([.F$1]))=[.F$1];&quot;Yes&quot;;&quot;No&quot;)=IF(LEFT(TRIM([$Translations.$C401]);LEN([.F$1]))=[.F$1];&quot;Yes&quot;;&quot;No&quot;);&quot;&quot;;&quot;NO&quot;)">
            <text:p/>
          </table:table-cell>
          <table:table-cell table:formula="of:=IF(IF(LEFT(TRIM([$Translations.$B401]);LEN([.G$1]))=[.G$1];&quot;Yes&quot;;&quot;No&quot;)=IF(LEFT(TRIM([$Translations.$C401]);LEN([.G$1]))=[.G$1];&quot;Yes&quot;;&quot;No&quot;);&quot;&quot;;&quot;NO&quot;)">
            <text:p/>
          </table:table-cell>
        </table:table-row>
        <table:table-row table:style-name="ro8">
          <table:table-cell table:formula="of:=IF(IF(LEFT(TRIM([$Translations.$B402]);LEN([.A$1]))=[.A$1];&quot;Yes&quot;;&quot;No&quot;)=IF(LEFT(TRIM([$Translations.$C402]);LEN([.A$1]))=[.A$1];&quot;Yes&quot;;&quot;No&quot;);&quot;&quot;;&quot;NO&quot;)">
            <text:p/>
          </table:table-cell>
          <table:table-cell table:formula="of:=IF(IF(LEFT(TRIM([$Translations.$B402]);LEN([.B$1]))=[.B$1];&quot;Yes&quot;;&quot;No&quot;)=IF(LEFT(TRIM([$Translations.$C402]);LEN([.B$1]))=[.B$1];&quot;Yes&quot;;&quot;No&quot;);&quot;&quot;;&quot;NO&quot;)">
            <text:p/>
          </table:table-cell>
          <table:table-cell table:formula="of:=IF(IF(LEFT(TRIM([$Translations.$B402]);LEN([.C$1]))=[.C$1];&quot;Yes&quot;;&quot;No&quot;)=IF(LEFT(TRIM([$Translations.$C402]);LEN([.C$1]))=[.C$1];&quot;Yes&quot;;&quot;No&quot;);&quot;&quot;;&quot;NO&quot;)">
            <text:p/>
          </table:table-cell>
          <table:table-cell table:formula="of:=IF(IF(LEFT(TRIM([$Translations.$B402]);LEN([.D$1]))=[.D$1];&quot;Yes&quot;;&quot;No&quot;)=IF(LEFT(TRIM([$Translations.$C402]);LEN([.D$1]))=[.D$1];&quot;Yes&quot;;&quot;No&quot;);&quot;&quot;;&quot;NO&quot;)">
            <text:p/>
          </table:table-cell>
          <table:table-cell table:formula="of:=IF(IF(LEFT(TRIM([$Translations.$B402]);LEN([.E$1]))=[.E$1];&quot;Yes&quot;;&quot;No&quot;)=IF(LEFT(TRIM([$Translations.$C402]);LEN([.E$1]))=[.E$1];&quot;Yes&quot;;&quot;No&quot;);&quot;&quot;;&quot;NO&quot;)">
            <text:p/>
          </table:table-cell>
          <table:table-cell table:formula="of:=IF(IF(LEFT(TRIM([$Translations.$B402]);LEN([.F$1]))=[.F$1];&quot;Yes&quot;;&quot;No&quot;)=IF(LEFT(TRIM([$Translations.$C402]);LEN([.F$1]))=[.F$1];&quot;Yes&quot;;&quot;No&quot;);&quot;&quot;;&quot;NO&quot;)">
            <text:p/>
          </table:table-cell>
          <table:table-cell table:formula="of:=IF(IF(LEFT(TRIM([$Translations.$B402]);LEN([.G$1]))=[.G$1];&quot;Yes&quot;;&quot;No&quot;)=IF(LEFT(TRIM([$Translations.$C402]);LEN([.G$1]))=[.G$1];&quot;Yes&quot;;&quot;No&quot;);&quot;&quot;;&quot;NO&quot;)">
            <text:p/>
          </table:table-cell>
        </table:table-row>
        <table:table-row table:style-name="ro8">
          <table:table-cell table:formula="of:=IF(IF(LEFT(TRIM([$Translations.$B403]);LEN([.A$1]))=[.A$1];&quot;Yes&quot;;&quot;No&quot;)=IF(LEFT(TRIM([$Translations.$C403]);LEN([.A$1]))=[.A$1];&quot;Yes&quot;;&quot;No&quot;);&quot;&quot;;&quot;NO&quot;)">
            <text:p/>
          </table:table-cell>
          <table:table-cell table:formula="of:=IF(IF(LEFT(TRIM([$Translations.$B403]);LEN([.B$1]))=[.B$1];&quot;Yes&quot;;&quot;No&quot;)=IF(LEFT(TRIM([$Translations.$C403]);LEN([.B$1]))=[.B$1];&quot;Yes&quot;;&quot;No&quot;);&quot;&quot;;&quot;NO&quot;)">
            <text:p/>
          </table:table-cell>
          <table:table-cell table:formula="of:=IF(IF(LEFT(TRIM([$Translations.$B403]);LEN([.C$1]))=[.C$1];&quot;Yes&quot;;&quot;No&quot;)=IF(LEFT(TRIM([$Translations.$C403]);LEN([.C$1]))=[.C$1];&quot;Yes&quot;;&quot;No&quot;);&quot;&quot;;&quot;NO&quot;)">
            <text:p/>
          </table:table-cell>
          <table:table-cell table:formula="of:=IF(IF(LEFT(TRIM([$Translations.$B403]);LEN([.D$1]))=[.D$1];&quot;Yes&quot;;&quot;No&quot;)=IF(LEFT(TRIM([$Translations.$C403]);LEN([.D$1]))=[.D$1];&quot;Yes&quot;;&quot;No&quot;);&quot;&quot;;&quot;NO&quot;)">
            <text:p/>
          </table:table-cell>
          <table:table-cell table:formula="of:=IF(IF(LEFT(TRIM([$Translations.$B403]);LEN([.E$1]))=[.E$1];&quot;Yes&quot;;&quot;No&quot;)=IF(LEFT(TRIM([$Translations.$C403]);LEN([.E$1]))=[.E$1];&quot;Yes&quot;;&quot;No&quot;);&quot;&quot;;&quot;NO&quot;)">
            <text:p/>
          </table:table-cell>
          <table:table-cell table:formula="of:=IF(IF(LEFT(TRIM([$Translations.$B403]);LEN([.F$1]))=[.F$1];&quot;Yes&quot;;&quot;No&quot;)=IF(LEFT(TRIM([$Translations.$C403]);LEN([.F$1]))=[.F$1];&quot;Yes&quot;;&quot;No&quot;);&quot;&quot;;&quot;NO&quot;)">
            <text:p/>
          </table:table-cell>
          <table:table-cell table:formula="of:=IF(IF(LEFT(TRIM([$Translations.$B403]);LEN([.G$1]))=[.G$1];&quot;Yes&quot;;&quot;No&quot;)=IF(LEFT(TRIM([$Translations.$C403]);LEN([.G$1]))=[.G$1];&quot;Yes&quot;;&quot;No&quot;);&quot;&quot;;&quot;NO&quot;)">
            <text:p/>
          </table:table-cell>
        </table:table-row>
        <table:table-row table:style-name="ro8">
          <table:table-cell table:formula="of:=IF(IF(LEFT(TRIM([$Translations.$B404]);LEN([.A$1]))=[.A$1];&quot;Yes&quot;;&quot;No&quot;)=IF(LEFT(TRIM([$Translations.$C404]);LEN([.A$1]))=[.A$1];&quot;Yes&quot;;&quot;No&quot;);&quot;&quot;;&quot;NO&quot;)">
            <text:p/>
          </table:table-cell>
          <table:table-cell table:formula="of:=IF(IF(LEFT(TRIM([$Translations.$B404]);LEN([.B$1]))=[.B$1];&quot;Yes&quot;;&quot;No&quot;)=IF(LEFT(TRIM([$Translations.$C404]);LEN([.B$1]))=[.B$1];&quot;Yes&quot;;&quot;No&quot;);&quot;&quot;;&quot;NO&quot;)">
            <text:p/>
          </table:table-cell>
          <table:table-cell table:formula="of:=IF(IF(LEFT(TRIM([$Translations.$B404]);LEN([.C$1]))=[.C$1];&quot;Yes&quot;;&quot;No&quot;)=IF(LEFT(TRIM([$Translations.$C404]);LEN([.C$1]))=[.C$1];&quot;Yes&quot;;&quot;No&quot;);&quot;&quot;;&quot;NO&quot;)">
            <text:p/>
          </table:table-cell>
          <table:table-cell table:formula="of:=IF(IF(LEFT(TRIM([$Translations.$B404]);LEN([.D$1]))=[.D$1];&quot;Yes&quot;;&quot;No&quot;)=IF(LEFT(TRIM([$Translations.$C404]);LEN([.D$1]))=[.D$1];&quot;Yes&quot;;&quot;No&quot;);&quot;&quot;;&quot;NO&quot;)">
            <text:p/>
          </table:table-cell>
          <table:table-cell table:formula="of:=IF(IF(LEFT(TRIM([$Translations.$B404]);LEN([.E$1]))=[.E$1];&quot;Yes&quot;;&quot;No&quot;)=IF(LEFT(TRIM([$Translations.$C404]);LEN([.E$1]))=[.E$1];&quot;Yes&quot;;&quot;No&quot;);&quot;&quot;;&quot;NO&quot;)">
            <text:p/>
          </table:table-cell>
          <table:table-cell table:formula="of:=IF(IF(LEFT(TRIM([$Translations.$B404]);LEN([.F$1]))=[.F$1];&quot;Yes&quot;;&quot;No&quot;)=IF(LEFT(TRIM([$Translations.$C404]);LEN([.F$1]))=[.F$1];&quot;Yes&quot;;&quot;No&quot;);&quot;&quot;;&quot;NO&quot;)">
            <text:p/>
          </table:table-cell>
          <table:table-cell table:formula="of:=IF(IF(LEFT(TRIM([$Translations.$B404]);LEN([.G$1]))=[.G$1];&quot;Yes&quot;;&quot;No&quot;)=IF(LEFT(TRIM([$Translations.$C404]);LEN([.G$1]))=[.G$1];&quot;Yes&quot;;&quot;No&quot;);&quot;&quot;;&quot;NO&quot;)">
            <text:p/>
          </table:table-cell>
        </table:table-row>
        <table:table-row table:style-name="ro8">
          <table:table-cell table:formula="of:=IF(IF(LEFT(TRIM([$Translations.$B405]);LEN([.A$1]))=[.A$1];&quot;Yes&quot;;&quot;No&quot;)=IF(LEFT(TRIM([$Translations.$C405]);LEN([.A$1]))=[.A$1];&quot;Yes&quot;;&quot;No&quot;);&quot;&quot;;&quot;NO&quot;)">
            <text:p/>
          </table:table-cell>
          <table:table-cell table:formula="of:=IF(IF(LEFT(TRIM([$Translations.$B405]);LEN([.B$1]))=[.B$1];&quot;Yes&quot;;&quot;No&quot;)=IF(LEFT(TRIM([$Translations.$C405]);LEN([.B$1]))=[.B$1];&quot;Yes&quot;;&quot;No&quot;);&quot;&quot;;&quot;NO&quot;)">
            <text:p/>
          </table:table-cell>
          <table:table-cell table:formula="of:=IF(IF(LEFT(TRIM([$Translations.$B405]);LEN([.C$1]))=[.C$1];&quot;Yes&quot;;&quot;No&quot;)=IF(LEFT(TRIM([$Translations.$C405]);LEN([.C$1]))=[.C$1];&quot;Yes&quot;;&quot;No&quot;);&quot;&quot;;&quot;NO&quot;)">
            <text:p/>
          </table:table-cell>
          <table:table-cell table:formula="of:=IF(IF(LEFT(TRIM([$Translations.$B405]);LEN([.D$1]))=[.D$1];&quot;Yes&quot;;&quot;No&quot;)=IF(LEFT(TRIM([$Translations.$C405]);LEN([.D$1]))=[.D$1];&quot;Yes&quot;;&quot;No&quot;);&quot;&quot;;&quot;NO&quot;)">
            <text:p/>
          </table:table-cell>
          <table:table-cell table:formula="of:=IF(IF(LEFT(TRIM([$Translations.$B405]);LEN([.E$1]))=[.E$1];&quot;Yes&quot;;&quot;No&quot;)=IF(LEFT(TRIM([$Translations.$C405]);LEN([.E$1]))=[.E$1];&quot;Yes&quot;;&quot;No&quot;);&quot;&quot;;&quot;NO&quot;)">
            <text:p/>
          </table:table-cell>
          <table:table-cell table:formula="of:=IF(IF(LEFT(TRIM([$Translations.$B405]);LEN([.F$1]))=[.F$1];&quot;Yes&quot;;&quot;No&quot;)=IF(LEFT(TRIM([$Translations.$C405]);LEN([.F$1]))=[.F$1];&quot;Yes&quot;;&quot;No&quot;);&quot;&quot;;&quot;NO&quot;)">
            <text:p/>
          </table:table-cell>
          <table:table-cell table:formula="of:=IF(IF(LEFT(TRIM([$Translations.$B405]);LEN([.G$1]))=[.G$1];&quot;Yes&quot;;&quot;No&quot;)=IF(LEFT(TRIM([$Translations.$C405]);LEN([.G$1]))=[.G$1];&quot;Yes&quot;;&quot;No&quot;);&quot;&quot;;&quot;NO&quot;)">
            <text:p/>
          </table:table-cell>
        </table:table-row>
        <table:table-row table:style-name="ro8">
          <table:table-cell table:formula="of:=IF(IF(LEFT(TRIM([$Translations.$B406]);LEN([.A$1]))=[.A$1];&quot;Yes&quot;;&quot;No&quot;)=IF(LEFT(TRIM([$Translations.$C406]);LEN([.A$1]))=[.A$1];&quot;Yes&quot;;&quot;No&quot;);&quot;&quot;;&quot;NO&quot;)">
            <text:p/>
          </table:table-cell>
          <table:table-cell table:formula="of:=IF(IF(LEFT(TRIM([$Translations.$B406]);LEN([.B$1]))=[.B$1];&quot;Yes&quot;;&quot;No&quot;)=IF(LEFT(TRIM([$Translations.$C406]);LEN([.B$1]))=[.B$1];&quot;Yes&quot;;&quot;No&quot;);&quot;&quot;;&quot;NO&quot;)">
            <text:p/>
          </table:table-cell>
          <table:table-cell table:formula="of:=IF(IF(LEFT(TRIM([$Translations.$B406]);LEN([.C$1]))=[.C$1];&quot;Yes&quot;;&quot;No&quot;)=IF(LEFT(TRIM([$Translations.$C406]);LEN([.C$1]))=[.C$1];&quot;Yes&quot;;&quot;No&quot;);&quot;&quot;;&quot;NO&quot;)">
            <text:p/>
          </table:table-cell>
          <table:table-cell table:formula="of:=IF(IF(LEFT(TRIM([$Translations.$B406]);LEN([.D$1]))=[.D$1];&quot;Yes&quot;;&quot;No&quot;)=IF(LEFT(TRIM([$Translations.$C406]);LEN([.D$1]))=[.D$1];&quot;Yes&quot;;&quot;No&quot;);&quot;&quot;;&quot;NO&quot;)">
            <text:p/>
          </table:table-cell>
          <table:table-cell table:formula="of:=IF(IF(LEFT(TRIM([$Translations.$B406]);LEN([.E$1]))=[.E$1];&quot;Yes&quot;;&quot;No&quot;)=IF(LEFT(TRIM([$Translations.$C406]);LEN([.E$1]))=[.E$1];&quot;Yes&quot;;&quot;No&quot;);&quot;&quot;;&quot;NO&quot;)">
            <text:p/>
          </table:table-cell>
          <table:table-cell table:formula="of:=IF(IF(LEFT(TRIM([$Translations.$B406]);LEN([.F$1]))=[.F$1];&quot;Yes&quot;;&quot;No&quot;)=IF(LEFT(TRIM([$Translations.$C406]);LEN([.F$1]))=[.F$1];&quot;Yes&quot;;&quot;No&quot;);&quot;&quot;;&quot;NO&quot;)">
            <text:p/>
          </table:table-cell>
          <table:table-cell table:formula="of:=IF(IF(LEFT(TRIM([$Translations.$B406]);LEN([.G$1]))=[.G$1];&quot;Yes&quot;;&quot;No&quot;)=IF(LEFT(TRIM([$Translations.$C406]);LEN([.G$1]))=[.G$1];&quot;Yes&quot;;&quot;No&quot;);&quot;&quot;;&quot;NO&quot;)">
            <text:p/>
          </table:table-cell>
        </table:table-row>
        <table:table-row table:style-name="ro8">
          <table:table-cell table:formula="of:=IF(IF(LEFT(TRIM([$Translations.$B407]);LEN([.A$1]))=[.A$1];&quot;Yes&quot;;&quot;No&quot;)=IF(LEFT(TRIM([$Translations.$C407]);LEN([.A$1]))=[.A$1];&quot;Yes&quot;;&quot;No&quot;);&quot;&quot;;&quot;NO&quot;)">
            <text:p/>
          </table:table-cell>
          <table:table-cell table:formula="of:=IF(IF(LEFT(TRIM([$Translations.$B407]);LEN([.B$1]))=[.B$1];&quot;Yes&quot;;&quot;No&quot;)=IF(LEFT(TRIM([$Translations.$C407]);LEN([.B$1]))=[.B$1];&quot;Yes&quot;;&quot;No&quot;);&quot;&quot;;&quot;NO&quot;)">
            <text:p/>
          </table:table-cell>
          <table:table-cell table:formula="of:=IF(IF(LEFT(TRIM([$Translations.$B407]);LEN([.C$1]))=[.C$1];&quot;Yes&quot;;&quot;No&quot;)=IF(LEFT(TRIM([$Translations.$C407]);LEN([.C$1]))=[.C$1];&quot;Yes&quot;;&quot;No&quot;);&quot;&quot;;&quot;NO&quot;)">
            <text:p/>
          </table:table-cell>
          <table:table-cell table:formula="of:=IF(IF(LEFT(TRIM([$Translations.$B407]);LEN([.D$1]))=[.D$1];&quot;Yes&quot;;&quot;No&quot;)=IF(LEFT(TRIM([$Translations.$C407]);LEN([.D$1]))=[.D$1];&quot;Yes&quot;;&quot;No&quot;);&quot;&quot;;&quot;NO&quot;)">
            <text:p/>
          </table:table-cell>
          <table:table-cell table:formula="of:=IF(IF(LEFT(TRIM([$Translations.$B407]);LEN([.E$1]))=[.E$1];&quot;Yes&quot;;&quot;No&quot;)=IF(LEFT(TRIM([$Translations.$C407]);LEN([.E$1]))=[.E$1];&quot;Yes&quot;;&quot;No&quot;);&quot;&quot;;&quot;NO&quot;)">
            <text:p/>
          </table:table-cell>
          <table:table-cell table:formula="of:=IF(IF(LEFT(TRIM([$Translations.$B407]);LEN([.F$1]))=[.F$1];&quot;Yes&quot;;&quot;No&quot;)=IF(LEFT(TRIM([$Translations.$C407]);LEN([.F$1]))=[.F$1];&quot;Yes&quot;;&quot;No&quot;);&quot;&quot;;&quot;NO&quot;)">
            <text:p/>
          </table:table-cell>
          <table:table-cell table:formula="of:=IF(IF(LEFT(TRIM([$Translations.$B407]);LEN([.G$1]))=[.G$1];&quot;Yes&quot;;&quot;No&quot;)=IF(LEFT(TRIM([$Translations.$C407]);LEN([.G$1]))=[.G$1];&quot;Yes&quot;;&quot;No&quot;);&quot;&quot;;&quot;NO&quot;)">
            <text:p/>
          </table:table-cell>
        </table:table-row>
        <table:table-row table:style-name="ro8">
          <table:table-cell table:formula="of:=IF(IF(LEFT(TRIM([$Translations.$B408]);LEN([.A$1]))=[.A$1];&quot;Yes&quot;;&quot;No&quot;)=IF(LEFT(TRIM([$Translations.$C408]);LEN([.A$1]))=[.A$1];&quot;Yes&quot;;&quot;No&quot;);&quot;&quot;;&quot;NO&quot;)">
            <text:p/>
          </table:table-cell>
          <table:table-cell table:formula="of:=IF(IF(LEFT(TRIM([$Translations.$B408]);LEN([.B$1]))=[.B$1];&quot;Yes&quot;;&quot;No&quot;)=IF(LEFT(TRIM([$Translations.$C408]);LEN([.B$1]))=[.B$1];&quot;Yes&quot;;&quot;No&quot;);&quot;&quot;;&quot;NO&quot;)">
            <text:p/>
          </table:table-cell>
          <table:table-cell table:formula="of:=IF(IF(LEFT(TRIM([$Translations.$B408]);LEN([.C$1]))=[.C$1];&quot;Yes&quot;;&quot;No&quot;)=IF(LEFT(TRIM([$Translations.$C408]);LEN([.C$1]))=[.C$1];&quot;Yes&quot;;&quot;No&quot;);&quot;&quot;;&quot;NO&quot;)">
            <text:p/>
          </table:table-cell>
          <table:table-cell table:formula="of:=IF(IF(LEFT(TRIM([$Translations.$B408]);LEN([.D$1]))=[.D$1];&quot;Yes&quot;;&quot;No&quot;)=IF(LEFT(TRIM([$Translations.$C408]);LEN([.D$1]))=[.D$1];&quot;Yes&quot;;&quot;No&quot;);&quot;&quot;;&quot;NO&quot;)">
            <text:p/>
          </table:table-cell>
          <table:table-cell table:formula="of:=IF(IF(LEFT(TRIM([$Translations.$B408]);LEN([.E$1]))=[.E$1];&quot;Yes&quot;;&quot;No&quot;)=IF(LEFT(TRIM([$Translations.$C408]);LEN([.E$1]))=[.E$1];&quot;Yes&quot;;&quot;No&quot;);&quot;&quot;;&quot;NO&quot;)">
            <text:p/>
          </table:table-cell>
          <table:table-cell table:formula="of:=IF(IF(LEFT(TRIM([$Translations.$B408]);LEN([.F$1]))=[.F$1];&quot;Yes&quot;;&quot;No&quot;)=IF(LEFT(TRIM([$Translations.$C408]);LEN([.F$1]))=[.F$1];&quot;Yes&quot;;&quot;No&quot;);&quot;&quot;;&quot;NO&quot;)">
            <text:p/>
          </table:table-cell>
          <table:table-cell table:formula="of:=IF(IF(LEFT(TRIM([$Translations.$B408]);LEN([.G$1]))=[.G$1];&quot;Yes&quot;;&quot;No&quot;)=IF(LEFT(TRIM([$Translations.$C408]);LEN([.G$1]))=[.G$1];&quot;Yes&quot;;&quot;No&quot;);&quot;&quot;;&quot;NO&quot;)">
            <text:p/>
          </table:table-cell>
        </table:table-row>
        <table:table-row table:style-name="ro8">
          <table:table-cell table:formula="of:=IF(IF(LEFT(TRIM([$Translations.$B409]);LEN([.A$1]))=[.A$1];&quot;Yes&quot;;&quot;No&quot;)=IF(LEFT(TRIM([$Translations.$C409]);LEN([.A$1]))=[.A$1];&quot;Yes&quot;;&quot;No&quot;);&quot;&quot;;&quot;NO&quot;)">
            <text:p/>
          </table:table-cell>
          <table:table-cell table:formula="of:=IF(IF(LEFT(TRIM([$Translations.$B409]);LEN([.B$1]))=[.B$1];&quot;Yes&quot;;&quot;No&quot;)=IF(LEFT(TRIM([$Translations.$C409]);LEN([.B$1]))=[.B$1];&quot;Yes&quot;;&quot;No&quot;);&quot;&quot;;&quot;NO&quot;)">
            <text:p/>
          </table:table-cell>
          <table:table-cell table:formula="of:=IF(IF(LEFT(TRIM([$Translations.$B409]);LEN([.C$1]))=[.C$1];&quot;Yes&quot;;&quot;No&quot;)=IF(LEFT(TRIM([$Translations.$C409]);LEN([.C$1]))=[.C$1];&quot;Yes&quot;;&quot;No&quot;);&quot;&quot;;&quot;NO&quot;)">
            <text:p/>
          </table:table-cell>
          <table:table-cell table:formula="of:=IF(IF(LEFT(TRIM([$Translations.$B409]);LEN([.D$1]))=[.D$1];&quot;Yes&quot;;&quot;No&quot;)=IF(LEFT(TRIM([$Translations.$C409]);LEN([.D$1]))=[.D$1];&quot;Yes&quot;;&quot;No&quot;);&quot;&quot;;&quot;NO&quot;)">
            <text:p/>
          </table:table-cell>
          <table:table-cell table:formula="of:=IF(IF(LEFT(TRIM([$Translations.$B409]);LEN([.E$1]))=[.E$1];&quot;Yes&quot;;&quot;No&quot;)=IF(LEFT(TRIM([$Translations.$C409]);LEN([.E$1]))=[.E$1];&quot;Yes&quot;;&quot;No&quot;);&quot;&quot;;&quot;NO&quot;)">
            <text:p/>
          </table:table-cell>
          <table:table-cell table:formula="of:=IF(IF(LEFT(TRIM([$Translations.$B409]);LEN([.F$1]))=[.F$1];&quot;Yes&quot;;&quot;No&quot;)=IF(LEFT(TRIM([$Translations.$C409]);LEN([.F$1]))=[.F$1];&quot;Yes&quot;;&quot;No&quot;);&quot;&quot;;&quot;NO&quot;)">
            <text:p/>
          </table:table-cell>
          <table:table-cell table:formula="of:=IF(IF(LEFT(TRIM([$Translations.$B409]);LEN([.G$1]))=[.G$1];&quot;Yes&quot;;&quot;No&quot;)=IF(LEFT(TRIM([$Translations.$C409]);LEN([.G$1]))=[.G$1];&quot;Yes&quot;;&quot;No&quot;);&quot;&quot;;&quot;NO&quot;)">
            <text:p/>
          </table:table-cell>
        </table:table-row>
        <table:table-row table:style-name="ro8">
          <table:table-cell table:formula="of:=IF(IF(LEFT(TRIM([$Translations.$B410]);LEN([.A$1]))=[.A$1];&quot;Yes&quot;;&quot;No&quot;)=IF(LEFT(TRIM([$Translations.$C410]);LEN([.A$1]))=[.A$1];&quot;Yes&quot;;&quot;No&quot;);&quot;&quot;;&quot;NO&quot;)">
            <text:p/>
          </table:table-cell>
          <table:table-cell table:formula="of:=IF(IF(LEFT(TRIM([$Translations.$B410]);LEN([.B$1]))=[.B$1];&quot;Yes&quot;;&quot;No&quot;)=IF(LEFT(TRIM([$Translations.$C410]);LEN([.B$1]))=[.B$1];&quot;Yes&quot;;&quot;No&quot;);&quot;&quot;;&quot;NO&quot;)">
            <text:p/>
          </table:table-cell>
          <table:table-cell table:formula="of:=IF(IF(LEFT(TRIM([$Translations.$B410]);LEN([.C$1]))=[.C$1];&quot;Yes&quot;;&quot;No&quot;)=IF(LEFT(TRIM([$Translations.$C410]);LEN([.C$1]))=[.C$1];&quot;Yes&quot;;&quot;No&quot;);&quot;&quot;;&quot;NO&quot;)">
            <text:p/>
          </table:table-cell>
          <table:table-cell table:formula="of:=IF(IF(LEFT(TRIM([$Translations.$B410]);LEN([.D$1]))=[.D$1];&quot;Yes&quot;;&quot;No&quot;)=IF(LEFT(TRIM([$Translations.$C410]);LEN([.D$1]))=[.D$1];&quot;Yes&quot;;&quot;No&quot;);&quot;&quot;;&quot;NO&quot;)">
            <text:p/>
          </table:table-cell>
          <table:table-cell table:formula="of:=IF(IF(LEFT(TRIM([$Translations.$B410]);LEN([.E$1]))=[.E$1];&quot;Yes&quot;;&quot;No&quot;)=IF(LEFT(TRIM([$Translations.$C410]);LEN([.E$1]))=[.E$1];&quot;Yes&quot;;&quot;No&quot;);&quot;&quot;;&quot;NO&quot;)">
            <text:p/>
          </table:table-cell>
          <table:table-cell table:formula="of:=IF(IF(LEFT(TRIM([$Translations.$B410]);LEN([.F$1]))=[.F$1];&quot;Yes&quot;;&quot;No&quot;)=IF(LEFT(TRIM([$Translations.$C410]);LEN([.F$1]))=[.F$1];&quot;Yes&quot;;&quot;No&quot;);&quot;&quot;;&quot;NO&quot;)">
            <text:p/>
          </table:table-cell>
          <table:table-cell table:formula="of:=IF(IF(LEFT(TRIM([$Translations.$B410]);LEN([.G$1]))=[.G$1];&quot;Yes&quot;;&quot;No&quot;)=IF(LEFT(TRIM([$Translations.$C410]);LEN([.G$1]))=[.G$1];&quot;Yes&quot;;&quot;No&quot;);&quot;&quot;;&quot;NO&quot;)">
            <text:p/>
          </table:table-cell>
        </table:table-row>
        <table:table-row table:style-name="ro8">
          <table:table-cell table:formula="of:=IF(IF(LEFT(TRIM([$Translations.$B411]);LEN([.A$1]))=[.A$1];&quot;Yes&quot;;&quot;No&quot;)=IF(LEFT(TRIM([$Translations.$C411]);LEN([.A$1]))=[.A$1];&quot;Yes&quot;;&quot;No&quot;);&quot;&quot;;&quot;NO&quot;)">
            <text:p/>
          </table:table-cell>
          <table:table-cell table:formula="of:=IF(IF(LEFT(TRIM([$Translations.$B411]);LEN([.B$1]))=[.B$1];&quot;Yes&quot;;&quot;No&quot;)=IF(LEFT(TRIM([$Translations.$C411]);LEN([.B$1]))=[.B$1];&quot;Yes&quot;;&quot;No&quot;);&quot;&quot;;&quot;NO&quot;)">
            <text:p/>
          </table:table-cell>
          <table:table-cell table:formula="of:=IF(IF(LEFT(TRIM([$Translations.$B411]);LEN([.C$1]))=[.C$1];&quot;Yes&quot;;&quot;No&quot;)=IF(LEFT(TRIM([$Translations.$C411]);LEN([.C$1]))=[.C$1];&quot;Yes&quot;;&quot;No&quot;);&quot;&quot;;&quot;NO&quot;)">
            <text:p/>
          </table:table-cell>
          <table:table-cell table:formula="of:=IF(IF(LEFT(TRIM([$Translations.$B411]);LEN([.D$1]))=[.D$1];&quot;Yes&quot;;&quot;No&quot;)=IF(LEFT(TRIM([$Translations.$C411]);LEN([.D$1]))=[.D$1];&quot;Yes&quot;;&quot;No&quot;);&quot;&quot;;&quot;NO&quot;)">
            <text:p/>
          </table:table-cell>
          <table:table-cell table:formula="of:=IF(IF(LEFT(TRIM([$Translations.$B411]);LEN([.E$1]))=[.E$1];&quot;Yes&quot;;&quot;No&quot;)=IF(LEFT(TRIM([$Translations.$C411]);LEN([.E$1]))=[.E$1];&quot;Yes&quot;;&quot;No&quot;);&quot;&quot;;&quot;NO&quot;)">
            <text:p/>
          </table:table-cell>
          <table:table-cell table:formula="of:=IF(IF(LEFT(TRIM([$Translations.$B411]);LEN([.F$1]))=[.F$1];&quot;Yes&quot;;&quot;No&quot;)=IF(LEFT(TRIM([$Translations.$C411]);LEN([.F$1]))=[.F$1];&quot;Yes&quot;;&quot;No&quot;);&quot;&quot;;&quot;NO&quot;)">
            <text:p/>
          </table:table-cell>
          <table:table-cell table:formula="of:=IF(IF(LEFT(TRIM([$Translations.$B411]);LEN([.G$1]))=[.G$1];&quot;Yes&quot;;&quot;No&quot;)=IF(LEFT(TRIM([$Translations.$C411]);LEN([.G$1]))=[.G$1];&quot;Yes&quot;;&quot;No&quot;);&quot;&quot;;&quot;NO&quot;)">
            <text:p/>
          </table:table-cell>
        </table:table-row>
        <table:table-row table:style-name="ro8">
          <table:table-cell table:formula="of:=IF(IF(LEFT(TRIM([$Translations.$B412]);LEN([.A$1]))=[.A$1];&quot;Yes&quot;;&quot;No&quot;)=IF(LEFT(TRIM([$Translations.$C412]);LEN([.A$1]))=[.A$1];&quot;Yes&quot;;&quot;No&quot;);&quot;&quot;;&quot;NO&quot;)">
            <text:p/>
          </table:table-cell>
          <table:table-cell table:formula="of:=IF(IF(LEFT(TRIM([$Translations.$B412]);LEN([.B$1]))=[.B$1];&quot;Yes&quot;;&quot;No&quot;)=IF(LEFT(TRIM([$Translations.$C412]);LEN([.B$1]))=[.B$1];&quot;Yes&quot;;&quot;No&quot;);&quot;&quot;;&quot;NO&quot;)">
            <text:p/>
          </table:table-cell>
          <table:table-cell table:formula="of:=IF(IF(LEFT(TRIM([$Translations.$B412]);LEN([.C$1]))=[.C$1];&quot;Yes&quot;;&quot;No&quot;)=IF(LEFT(TRIM([$Translations.$C412]);LEN([.C$1]))=[.C$1];&quot;Yes&quot;;&quot;No&quot;);&quot;&quot;;&quot;NO&quot;)">
            <text:p/>
          </table:table-cell>
          <table:table-cell table:formula="of:=IF(IF(LEFT(TRIM([$Translations.$B412]);LEN([.D$1]))=[.D$1];&quot;Yes&quot;;&quot;No&quot;)=IF(LEFT(TRIM([$Translations.$C412]);LEN([.D$1]))=[.D$1];&quot;Yes&quot;;&quot;No&quot;);&quot;&quot;;&quot;NO&quot;)">
            <text:p/>
          </table:table-cell>
          <table:table-cell table:formula="of:=IF(IF(LEFT(TRIM([$Translations.$B412]);LEN([.E$1]))=[.E$1];&quot;Yes&quot;;&quot;No&quot;)=IF(LEFT(TRIM([$Translations.$C412]);LEN([.E$1]))=[.E$1];&quot;Yes&quot;;&quot;No&quot;);&quot;&quot;;&quot;NO&quot;)">
            <text:p/>
          </table:table-cell>
          <table:table-cell table:formula="of:=IF(IF(LEFT(TRIM([$Translations.$B412]);LEN([.F$1]))=[.F$1];&quot;Yes&quot;;&quot;No&quot;)=IF(LEFT(TRIM([$Translations.$C412]);LEN([.F$1]))=[.F$1];&quot;Yes&quot;;&quot;No&quot;);&quot;&quot;;&quot;NO&quot;)">
            <text:p/>
          </table:table-cell>
          <table:table-cell table:formula="of:=IF(IF(LEFT(TRIM([$Translations.$B412]);LEN([.G$1]))=[.G$1];&quot;Yes&quot;;&quot;No&quot;)=IF(LEFT(TRIM([$Translations.$C412]);LEN([.G$1]))=[.G$1];&quot;Yes&quot;;&quot;No&quot;);&quot;&quot;;&quot;NO&quot;)">
            <text:p/>
          </table:table-cell>
        </table:table-row>
        <table:table-row table:style-name="ro8">
          <table:table-cell table:formula="of:=IF(IF(LEFT(TRIM([$Translations.$B413]);LEN([.A$1]))=[.A$1];&quot;Yes&quot;;&quot;No&quot;)=IF(LEFT(TRIM([$Translations.$C413]);LEN([.A$1]))=[.A$1];&quot;Yes&quot;;&quot;No&quot;);&quot;&quot;;&quot;NO&quot;)">
            <text:p/>
          </table:table-cell>
          <table:table-cell table:formula="of:=IF(IF(LEFT(TRIM([$Translations.$B413]);LEN([.B$1]))=[.B$1];&quot;Yes&quot;;&quot;No&quot;)=IF(LEFT(TRIM([$Translations.$C413]);LEN([.B$1]))=[.B$1];&quot;Yes&quot;;&quot;No&quot;);&quot;&quot;;&quot;NO&quot;)">
            <text:p/>
          </table:table-cell>
          <table:table-cell table:formula="of:=IF(IF(LEFT(TRIM([$Translations.$B413]);LEN([.C$1]))=[.C$1];&quot;Yes&quot;;&quot;No&quot;)=IF(LEFT(TRIM([$Translations.$C413]);LEN([.C$1]))=[.C$1];&quot;Yes&quot;;&quot;No&quot;);&quot;&quot;;&quot;NO&quot;)">
            <text:p/>
          </table:table-cell>
          <table:table-cell table:formula="of:=IF(IF(LEFT(TRIM([$Translations.$B413]);LEN([.D$1]))=[.D$1];&quot;Yes&quot;;&quot;No&quot;)=IF(LEFT(TRIM([$Translations.$C413]);LEN([.D$1]))=[.D$1];&quot;Yes&quot;;&quot;No&quot;);&quot;&quot;;&quot;NO&quot;)">
            <text:p/>
          </table:table-cell>
          <table:table-cell table:formula="of:=IF(IF(LEFT(TRIM([$Translations.$B413]);LEN([.E$1]))=[.E$1];&quot;Yes&quot;;&quot;No&quot;)=IF(LEFT(TRIM([$Translations.$C413]);LEN([.E$1]))=[.E$1];&quot;Yes&quot;;&quot;No&quot;);&quot;&quot;;&quot;NO&quot;)">
            <text:p/>
          </table:table-cell>
          <table:table-cell table:formula="of:=IF(IF(LEFT(TRIM([$Translations.$B413]);LEN([.F$1]))=[.F$1];&quot;Yes&quot;;&quot;No&quot;)=IF(LEFT(TRIM([$Translations.$C413]);LEN([.F$1]))=[.F$1];&quot;Yes&quot;;&quot;No&quot;);&quot;&quot;;&quot;NO&quot;)">
            <text:p/>
          </table:table-cell>
          <table:table-cell table:formula="of:=IF(IF(LEFT(TRIM([$Translations.$B413]);LEN([.G$1]))=[.G$1];&quot;Yes&quot;;&quot;No&quot;)=IF(LEFT(TRIM([$Translations.$C413]);LEN([.G$1]))=[.G$1];&quot;Yes&quot;;&quot;No&quot;);&quot;&quot;;&quot;NO&quot;)">
            <text:p/>
          </table:table-cell>
        </table:table-row>
        <table:table-row table:style-name="ro8">
          <table:table-cell table:formula="of:=IF(IF(LEFT(TRIM([$Translations.$B414]);LEN([.A$1]))=[.A$1];&quot;Yes&quot;;&quot;No&quot;)=IF(LEFT(TRIM([$Translations.$C414]);LEN([.A$1]))=[.A$1];&quot;Yes&quot;;&quot;No&quot;);&quot;&quot;;&quot;NO&quot;)">
            <text:p/>
          </table:table-cell>
          <table:table-cell table:formula="of:=IF(IF(LEFT(TRIM([$Translations.$B414]);LEN([.B$1]))=[.B$1];&quot;Yes&quot;;&quot;No&quot;)=IF(LEFT(TRIM([$Translations.$C414]);LEN([.B$1]))=[.B$1];&quot;Yes&quot;;&quot;No&quot;);&quot;&quot;;&quot;NO&quot;)">
            <text:p/>
          </table:table-cell>
          <table:table-cell table:formula="of:=IF(IF(LEFT(TRIM([$Translations.$B414]);LEN([.C$1]))=[.C$1];&quot;Yes&quot;;&quot;No&quot;)=IF(LEFT(TRIM([$Translations.$C414]);LEN([.C$1]))=[.C$1];&quot;Yes&quot;;&quot;No&quot;);&quot;&quot;;&quot;NO&quot;)">
            <text:p/>
          </table:table-cell>
          <table:table-cell table:formula="of:=IF(IF(LEFT(TRIM([$Translations.$B414]);LEN([.D$1]))=[.D$1];&quot;Yes&quot;;&quot;No&quot;)=IF(LEFT(TRIM([$Translations.$C414]);LEN([.D$1]))=[.D$1];&quot;Yes&quot;;&quot;No&quot;);&quot;&quot;;&quot;NO&quot;)">
            <text:p/>
          </table:table-cell>
          <table:table-cell table:formula="of:=IF(IF(LEFT(TRIM([$Translations.$B414]);LEN([.E$1]))=[.E$1];&quot;Yes&quot;;&quot;No&quot;)=IF(LEFT(TRIM([$Translations.$C414]);LEN([.E$1]))=[.E$1];&quot;Yes&quot;;&quot;No&quot;);&quot;&quot;;&quot;NO&quot;)">
            <text:p/>
          </table:table-cell>
          <table:table-cell table:formula="of:=IF(IF(LEFT(TRIM([$Translations.$B414]);LEN([.F$1]))=[.F$1];&quot;Yes&quot;;&quot;No&quot;)=IF(LEFT(TRIM([$Translations.$C414]);LEN([.F$1]))=[.F$1];&quot;Yes&quot;;&quot;No&quot;);&quot;&quot;;&quot;NO&quot;)">
            <text:p/>
          </table:table-cell>
          <table:table-cell table:formula="of:=IF(IF(LEFT(TRIM([$Translations.$B414]);LEN([.G$1]))=[.G$1];&quot;Yes&quot;;&quot;No&quot;)=IF(LEFT(TRIM([$Translations.$C414]);LEN([.G$1]))=[.G$1];&quot;Yes&quot;;&quot;No&quot;);&quot;&quot;;&quot;NO&quot;)">
            <text:p/>
          </table:table-cell>
        </table:table-row>
        <table:table-row table:style-name="ro8">
          <table:table-cell table:formula="of:=IF(IF(LEFT(TRIM([$Translations.$B415]);LEN([.A$1]))=[.A$1];&quot;Yes&quot;;&quot;No&quot;)=IF(LEFT(TRIM([$Translations.$C415]);LEN([.A$1]))=[.A$1];&quot;Yes&quot;;&quot;No&quot;);&quot;&quot;;&quot;NO&quot;)">
            <text:p/>
          </table:table-cell>
          <table:table-cell table:formula="of:=IF(IF(LEFT(TRIM([$Translations.$B415]);LEN([.B$1]))=[.B$1];&quot;Yes&quot;;&quot;No&quot;)=IF(LEFT(TRIM([$Translations.$C415]);LEN([.B$1]))=[.B$1];&quot;Yes&quot;;&quot;No&quot;);&quot;&quot;;&quot;NO&quot;)">
            <text:p/>
          </table:table-cell>
          <table:table-cell table:formula="of:=IF(IF(LEFT(TRIM([$Translations.$B415]);LEN([.C$1]))=[.C$1];&quot;Yes&quot;;&quot;No&quot;)=IF(LEFT(TRIM([$Translations.$C415]);LEN([.C$1]))=[.C$1];&quot;Yes&quot;;&quot;No&quot;);&quot;&quot;;&quot;NO&quot;)">
            <text:p/>
          </table:table-cell>
          <table:table-cell table:formula="of:=IF(IF(LEFT(TRIM([$Translations.$B415]);LEN([.D$1]))=[.D$1];&quot;Yes&quot;;&quot;No&quot;)=IF(LEFT(TRIM([$Translations.$C415]);LEN([.D$1]))=[.D$1];&quot;Yes&quot;;&quot;No&quot;);&quot;&quot;;&quot;NO&quot;)">
            <text:p/>
          </table:table-cell>
          <table:table-cell table:formula="of:=IF(IF(LEFT(TRIM([$Translations.$B415]);LEN([.E$1]))=[.E$1];&quot;Yes&quot;;&quot;No&quot;)=IF(LEFT(TRIM([$Translations.$C415]);LEN([.E$1]))=[.E$1];&quot;Yes&quot;;&quot;No&quot;);&quot;&quot;;&quot;NO&quot;)">
            <text:p/>
          </table:table-cell>
          <table:table-cell table:formula="of:=IF(IF(LEFT(TRIM([$Translations.$B415]);LEN([.F$1]))=[.F$1];&quot;Yes&quot;;&quot;No&quot;)=IF(LEFT(TRIM([$Translations.$C415]);LEN([.F$1]))=[.F$1];&quot;Yes&quot;;&quot;No&quot;);&quot;&quot;;&quot;NO&quot;)">
            <text:p/>
          </table:table-cell>
          <table:table-cell table:formula="of:=IF(IF(LEFT(TRIM([$Translations.$B415]);LEN([.G$1]))=[.G$1];&quot;Yes&quot;;&quot;No&quot;)=IF(LEFT(TRIM([$Translations.$C415]);LEN([.G$1]))=[.G$1];&quot;Yes&quot;;&quot;No&quot;);&quot;&quot;;&quot;NO&quot;)">
            <text:p/>
          </table:table-cell>
        </table:table-row>
        <table:table-row table:style-name="ro8">
          <table:table-cell table:formula="of:=IF(IF(LEFT(TRIM([$Translations.$B416]);LEN([.A$1]))=[.A$1];&quot;Yes&quot;;&quot;No&quot;)=IF(LEFT(TRIM([$Translations.$C416]);LEN([.A$1]))=[.A$1];&quot;Yes&quot;;&quot;No&quot;);&quot;&quot;;&quot;NO&quot;)">
            <text:p/>
          </table:table-cell>
          <table:table-cell table:formula="of:=IF(IF(LEFT(TRIM([$Translations.$B416]);LEN([.B$1]))=[.B$1];&quot;Yes&quot;;&quot;No&quot;)=IF(LEFT(TRIM([$Translations.$C416]);LEN([.B$1]))=[.B$1];&quot;Yes&quot;;&quot;No&quot;);&quot;&quot;;&quot;NO&quot;)">
            <text:p/>
          </table:table-cell>
          <table:table-cell table:formula="of:=IF(IF(LEFT(TRIM([$Translations.$B416]);LEN([.C$1]))=[.C$1];&quot;Yes&quot;;&quot;No&quot;)=IF(LEFT(TRIM([$Translations.$C416]);LEN([.C$1]))=[.C$1];&quot;Yes&quot;;&quot;No&quot;);&quot;&quot;;&quot;NO&quot;)">
            <text:p/>
          </table:table-cell>
          <table:table-cell table:formula="of:=IF(IF(LEFT(TRIM([$Translations.$B416]);LEN([.D$1]))=[.D$1];&quot;Yes&quot;;&quot;No&quot;)=IF(LEFT(TRIM([$Translations.$C416]);LEN([.D$1]))=[.D$1];&quot;Yes&quot;;&quot;No&quot;);&quot;&quot;;&quot;NO&quot;)">
            <text:p/>
          </table:table-cell>
          <table:table-cell table:formula="of:=IF(IF(LEFT(TRIM([$Translations.$B416]);LEN([.E$1]))=[.E$1];&quot;Yes&quot;;&quot;No&quot;)=IF(LEFT(TRIM([$Translations.$C416]);LEN([.E$1]))=[.E$1];&quot;Yes&quot;;&quot;No&quot;);&quot;&quot;;&quot;NO&quot;)">
            <text:p/>
          </table:table-cell>
          <table:table-cell table:formula="of:=IF(IF(LEFT(TRIM([$Translations.$B416]);LEN([.F$1]))=[.F$1];&quot;Yes&quot;;&quot;No&quot;)=IF(LEFT(TRIM([$Translations.$C416]);LEN([.F$1]))=[.F$1];&quot;Yes&quot;;&quot;No&quot;);&quot;&quot;;&quot;NO&quot;)">
            <text:p/>
          </table:table-cell>
          <table:table-cell table:formula="of:=IF(IF(LEFT(TRIM([$Translations.$B416]);LEN([.G$1]))=[.G$1];&quot;Yes&quot;;&quot;No&quot;)=IF(LEFT(TRIM([$Translations.$C416]);LEN([.G$1]))=[.G$1];&quot;Yes&quot;;&quot;No&quot;);&quot;&quot;;&quot;NO&quot;)">
            <text:p/>
          </table:table-cell>
        </table:table-row>
        <table:table-row table:style-name="ro8">
          <table:table-cell table:formula="of:=IF(IF(LEFT(TRIM([$Translations.$B417]);LEN([.A$1]))=[.A$1];&quot;Yes&quot;;&quot;No&quot;)=IF(LEFT(TRIM([$Translations.$C417]);LEN([.A$1]))=[.A$1];&quot;Yes&quot;;&quot;No&quot;);&quot;&quot;;&quot;NO&quot;)">
            <text:p/>
          </table:table-cell>
          <table:table-cell table:formula="of:=IF(IF(LEFT(TRIM([$Translations.$B417]);LEN([.B$1]))=[.B$1];&quot;Yes&quot;;&quot;No&quot;)=IF(LEFT(TRIM([$Translations.$C417]);LEN([.B$1]))=[.B$1];&quot;Yes&quot;;&quot;No&quot;);&quot;&quot;;&quot;NO&quot;)">
            <text:p/>
          </table:table-cell>
          <table:table-cell table:formula="of:=IF(IF(LEFT(TRIM([$Translations.$B417]);LEN([.C$1]))=[.C$1];&quot;Yes&quot;;&quot;No&quot;)=IF(LEFT(TRIM([$Translations.$C417]);LEN([.C$1]))=[.C$1];&quot;Yes&quot;;&quot;No&quot;);&quot;&quot;;&quot;NO&quot;)">
            <text:p/>
          </table:table-cell>
          <table:table-cell table:formula="of:=IF(IF(LEFT(TRIM([$Translations.$B417]);LEN([.D$1]))=[.D$1];&quot;Yes&quot;;&quot;No&quot;)=IF(LEFT(TRIM([$Translations.$C417]);LEN([.D$1]))=[.D$1];&quot;Yes&quot;;&quot;No&quot;);&quot;&quot;;&quot;NO&quot;)">
            <text:p/>
          </table:table-cell>
          <table:table-cell table:formula="of:=IF(IF(LEFT(TRIM([$Translations.$B417]);LEN([.E$1]))=[.E$1];&quot;Yes&quot;;&quot;No&quot;)=IF(LEFT(TRIM([$Translations.$C417]);LEN([.E$1]))=[.E$1];&quot;Yes&quot;;&quot;No&quot;);&quot;&quot;;&quot;NO&quot;)">
            <text:p/>
          </table:table-cell>
          <table:table-cell table:formula="of:=IF(IF(LEFT(TRIM([$Translations.$B417]);LEN([.F$1]))=[.F$1];&quot;Yes&quot;;&quot;No&quot;)=IF(LEFT(TRIM([$Translations.$C417]);LEN([.F$1]))=[.F$1];&quot;Yes&quot;;&quot;No&quot;);&quot;&quot;;&quot;NO&quot;)">
            <text:p/>
          </table:table-cell>
          <table:table-cell table:formula="of:=IF(IF(LEFT(TRIM([$Translations.$B417]);LEN([.G$1]))=[.G$1];&quot;Yes&quot;;&quot;No&quot;)=IF(LEFT(TRIM([$Translations.$C417]);LEN([.G$1]))=[.G$1];&quot;Yes&quot;;&quot;No&quot;);&quot;&quot;;&quot;NO&quot;)">
            <text:p/>
          </table:table-cell>
        </table:table-row>
        <table:table-row table:style-name="ro8">
          <table:table-cell table:formula="of:=IF(IF(LEFT(TRIM([$Translations.$B418]);LEN([.A$1]))=[.A$1];&quot;Yes&quot;;&quot;No&quot;)=IF(LEFT(TRIM([$Translations.$C418]);LEN([.A$1]))=[.A$1];&quot;Yes&quot;;&quot;No&quot;);&quot;&quot;;&quot;NO&quot;)">
            <text:p/>
          </table:table-cell>
          <table:table-cell table:formula="of:=IF(IF(LEFT(TRIM([$Translations.$B418]);LEN([.B$1]))=[.B$1];&quot;Yes&quot;;&quot;No&quot;)=IF(LEFT(TRIM([$Translations.$C418]);LEN([.B$1]))=[.B$1];&quot;Yes&quot;;&quot;No&quot;);&quot;&quot;;&quot;NO&quot;)">
            <text:p/>
          </table:table-cell>
          <table:table-cell table:formula="of:=IF(IF(LEFT(TRIM([$Translations.$B418]);LEN([.C$1]))=[.C$1];&quot;Yes&quot;;&quot;No&quot;)=IF(LEFT(TRIM([$Translations.$C418]);LEN([.C$1]))=[.C$1];&quot;Yes&quot;;&quot;No&quot;);&quot;&quot;;&quot;NO&quot;)">
            <text:p/>
          </table:table-cell>
          <table:table-cell table:formula="of:=IF(IF(LEFT(TRIM([$Translations.$B418]);LEN([.D$1]))=[.D$1];&quot;Yes&quot;;&quot;No&quot;)=IF(LEFT(TRIM([$Translations.$C418]);LEN([.D$1]))=[.D$1];&quot;Yes&quot;;&quot;No&quot;);&quot;&quot;;&quot;NO&quot;)">
            <text:p/>
          </table:table-cell>
          <table:table-cell table:formula="of:=IF(IF(LEFT(TRIM([$Translations.$B418]);LEN([.E$1]))=[.E$1];&quot;Yes&quot;;&quot;No&quot;)=IF(LEFT(TRIM([$Translations.$C418]);LEN([.E$1]))=[.E$1];&quot;Yes&quot;;&quot;No&quot;);&quot;&quot;;&quot;NO&quot;)">
            <text:p/>
          </table:table-cell>
          <table:table-cell table:formula="of:=IF(IF(LEFT(TRIM([$Translations.$B418]);LEN([.F$1]))=[.F$1];&quot;Yes&quot;;&quot;No&quot;)=IF(LEFT(TRIM([$Translations.$C418]);LEN([.F$1]))=[.F$1];&quot;Yes&quot;;&quot;No&quot;);&quot;&quot;;&quot;NO&quot;)">
            <text:p/>
          </table:table-cell>
          <table:table-cell table:formula="of:=IF(IF(LEFT(TRIM([$Translations.$B418]);LEN([.G$1]))=[.G$1];&quot;Yes&quot;;&quot;No&quot;)=IF(LEFT(TRIM([$Translations.$C418]);LEN([.G$1]))=[.G$1];&quot;Yes&quot;;&quot;No&quot;);&quot;&quot;;&quot;NO&quot;)">
            <text:p/>
          </table:table-cell>
        </table:table-row>
        <table:table-row table:style-name="ro8">
          <table:table-cell table:formula="of:=IF(IF(LEFT(TRIM([$Translations.$B419]);LEN([.A$1]))=[.A$1];&quot;Yes&quot;;&quot;No&quot;)=IF(LEFT(TRIM([$Translations.$C419]);LEN([.A$1]))=[.A$1];&quot;Yes&quot;;&quot;No&quot;);&quot;&quot;;&quot;NO&quot;)">
            <text:p/>
          </table:table-cell>
          <table:table-cell table:formula="of:=IF(IF(LEFT(TRIM([$Translations.$B419]);LEN([.B$1]))=[.B$1];&quot;Yes&quot;;&quot;No&quot;)=IF(LEFT(TRIM([$Translations.$C419]);LEN([.B$1]))=[.B$1];&quot;Yes&quot;;&quot;No&quot;);&quot;&quot;;&quot;NO&quot;)">
            <text:p/>
          </table:table-cell>
          <table:table-cell table:formula="of:=IF(IF(LEFT(TRIM([$Translations.$B419]);LEN([.C$1]))=[.C$1];&quot;Yes&quot;;&quot;No&quot;)=IF(LEFT(TRIM([$Translations.$C419]);LEN([.C$1]))=[.C$1];&quot;Yes&quot;;&quot;No&quot;);&quot;&quot;;&quot;NO&quot;)">
            <text:p/>
          </table:table-cell>
          <table:table-cell table:formula="of:=IF(IF(LEFT(TRIM([$Translations.$B419]);LEN([.D$1]))=[.D$1];&quot;Yes&quot;;&quot;No&quot;)=IF(LEFT(TRIM([$Translations.$C419]);LEN([.D$1]))=[.D$1];&quot;Yes&quot;;&quot;No&quot;);&quot;&quot;;&quot;NO&quot;)">
            <text:p/>
          </table:table-cell>
          <table:table-cell table:formula="of:=IF(IF(LEFT(TRIM([$Translations.$B419]);LEN([.E$1]))=[.E$1];&quot;Yes&quot;;&quot;No&quot;)=IF(LEFT(TRIM([$Translations.$C419]);LEN([.E$1]))=[.E$1];&quot;Yes&quot;;&quot;No&quot;);&quot;&quot;;&quot;NO&quot;)">
            <text:p/>
          </table:table-cell>
          <table:table-cell table:formula="of:=IF(IF(LEFT(TRIM([$Translations.$B419]);LEN([.F$1]))=[.F$1];&quot;Yes&quot;;&quot;No&quot;)=IF(LEFT(TRIM([$Translations.$C419]);LEN([.F$1]))=[.F$1];&quot;Yes&quot;;&quot;No&quot;);&quot;&quot;;&quot;NO&quot;)">
            <text:p/>
          </table:table-cell>
          <table:table-cell table:formula="of:=IF(IF(LEFT(TRIM([$Translations.$B419]);LEN([.G$1]))=[.G$1];&quot;Yes&quot;;&quot;No&quot;)=IF(LEFT(TRIM([$Translations.$C419]);LEN([.G$1]))=[.G$1];&quot;Yes&quot;;&quot;No&quot;);&quot;&quot;;&quot;NO&quot;)">
            <text:p/>
          </table:table-cell>
        </table:table-row>
        <table:table-row table:style-name="ro8">
          <table:table-cell table:formula="of:=IF(IF(LEFT(TRIM([$Translations.$B420]);LEN([.A$1]))=[.A$1];&quot;Yes&quot;;&quot;No&quot;)=IF(LEFT(TRIM([$Translations.$C420]);LEN([.A$1]))=[.A$1];&quot;Yes&quot;;&quot;No&quot;);&quot;&quot;;&quot;NO&quot;)">
            <text:p/>
          </table:table-cell>
          <table:table-cell table:formula="of:=IF(IF(LEFT(TRIM([$Translations.$B420]);LEN([.B$1]))=[.B$1];&quot;Yes&quot;;&quot;No&quot;)=IF(LEFT(TRIM([$Translations.$C420]);LEN([.B$1]))=[.B$1];&quot;Yes&quot;;&quot;No&quot;);&quot;&quot;;&quot;NO&quot;)">
            <text:p/>
          </table:table-cell>
          <table:table-cell table:formula="of:=IF(IF(LEFT(TRIM([$Translations.$B420]);LEN([.C$1]))=[.C$1];&quot;Yes&quot;;&quot;No&quot;)=IF(LEFT(TRIM([$Translations.$C420]);LEN([.C$1]))=[.C$1];&quot;Yes&quot;;&quot;No&quot;);&quot;&quot;;&quot;NO&quot;)">
            <text:p/>
          </table:table-cell>
          <table:table-cell table:formula="of:=IF(IF(LEFT(TRIM([$Translations.$B420]);LEN([.D$1]))=[.D$1];&quot;Yes&quot;;&quot;No&quot;)=IF(LEFT(TRIM([$Translations.$C420]);LEN([.D$1]))=[.D$1];&quot;Yes&quot;;&quot;No&quot;);&quot;&quot;;&quot;NO&quot;)">
            <text:p/>
          </table:table-cell>
          <table:table-cell table:formula="of:=IF(IF(LEFT(TRIM([$Translations.$B420]);LEN([.E$1]))=[.E$1];&quot;Yes&quot;;&quot;No&quot;)=IF(LEFT(TRIM([$Translations.$C420]);LEN([.E$1]))=[.E$1];&quot;Yes&quot;;&quot;No&quot;);&quot;&quot;;&quot;NO&quot;)">
            <text:p/>
          </table:table-cell>
          <table:table-cell table:formula="of:=IF(IF(LEFT(TRIM([$Translations.$B420]);LEN([.F$1]))=[.F$1];&quot;Yes&quot;;&quot;No&quot;)=IF(LEFT(TRIM([$Translations.$C420]);LEN([.F$1]))=[.F$1];&quot;Yes&quot;;&quot;No&quot;);&quot;&quot;;&quot;NO&quot;)">
            <text:p/>
          </table:table-cell>
          <table:table-cell table:formula="of:=IF(IF(LEFT(TRIM([$Translations.$B420]);LEN([.G$1]))=[.G$1];&quot;Yes&quot;;&quot;No&quot;)=IF(LEFT(TRIM([$Translations.$C420]);LEN([.G$1]))=[.G$1];&quot;Yes&quot;;&quot;No&quot;);&quot;&quot;;&quot;NO&quot;)">
            <text:p/>
          </table:table-cell>
        </table:table-row>
        <table:table-row table:style-name="ro8">
          <table:table-cell table:formula="of:=IF(IF(LEFT(TRIM([$Translations.$B421]);LEN([.A$1]))=[.A$1];&quot;Yes&quot;;&quot;No&quot;)=IF(LEFT(TRIM([$Translations.$C421]);LEN([.A$1]))=[.A$1];&quot;Yes&quot;;&quot;No&quot;);&quot;&quot;;&quot;NO&quot;)">
            <text:p/>
          </table:table-cell>
          <table:table-cell table:formula="of:=IF(IF(LEFT(TRIM([$Translations.$B421]);LEN([.B$1]))=[.B$1];&quot;Yes&quot;;&quot;No&quot;)=IF(LEFT(TRIM([$Translations.$C421]);LEN([.B$1]))=[.B$1];&quot;Yes&quot;;&quot;No&quot;);&quot;&quot;;&quot;NO&quot;)">
            <text:p/>
          </table:table-cell>
          <table:table-cell table:formula="of:=IF(IF(LEFT(TRIM([$Translations.$B421]);LEN([.C$1]))=[.C$1];&quot;Yes&quot;;&quot;No&quot;)=IF(LEFT(TRIM([$Translations.$C421]);LEN([.C$1]))=[.C$1];&quot;Yes&quot;;&quot;No&quot;);&quot;&quot;;&quot;NO&quot;)">
            <text:p/>
          </table:table-cell>
          <table:table-cell table:formula="of:=IF(IF(LEFT(TRIM([$Translations.$B421]);LEN([.D$1]))=[.D$1];&quot;Yes&quot;;&quot;No&quot;)=IF(LEFT(TRIM([$Translations.$C421]);LEN([.D$1]))=[.D$1];&quot;Yes&quot;;&quot;No&quot;);&quot;&quot;;&quot;NO&quot;)">
            <text:p/>
          </table:table-cell>
          <table:table-cell table:formula="of:=IF(IF(LEFT(TRIM([$Translations.$B421]);LEN([.E$1]))=[.E$1];&quot;Yes&quot;;&quot;No&quot;)=IF(LEFT(TRIM([$Translations.$C421]);LEN([.E$1]))=[.E$1];&quot;Yes&quot;;&quot;No&quot;);&quot;&quot;;&quot;NO&quot;)">
            <text:p/>
          </table:table-cell>
          <table:table-cell table:formula="of:=IF(IF(LEFT(TRIM([$Translations.$B421]);LEN([.F$1]))=[.F$1];&quot;Yes&quot;;&quot;No&quot;)=IF(LEFT(TRIM([$Translations.$C421]);LEN([.F$1]))=[.F$1];&quot;Yes&quot;;&quot;No&quot;);&quot;&quot;;&quot;NO&quot;)">
            <text:p/>
          </table:table-cell>
          <table:table-cell table:formula="of:=IF(IF(LEFT(TRIM([$Translations.$B421]);LEN([.G$1]))=[.G$1];&quot;Yes&quot;;&quot;No&quot;)=IF(LEFT(TRIM([$Translations.$C421]);LEN([.G$1]))=[.G$1];&quot;Yes&quot;;&quot;No&quot;);&quot;&quot;;&quot;NO&quot;)">
            <text:p/>
          </table:table-cell>
        </table:table-row>
        <table:table-row table:style-name="ro8">
          <table:table-cell table:formula="of:=IF(IF(LEFT(TRIM([$Translations.$B422]);LEN([.A$1]))=[.A$1];&quot;Yes&quot;;&quot;No&quot;)=IF(LEFT(TRIM([$Translations.$C422]);LEN([.A$1]))=[.A$1];&quot;Yes&quot;;&quot;No&quot;);&quot;&quot;;&quot;NO&quot;)">
            <text:p/>
          </table:table-cell>
          <table:table-cell table:formula="of:=IF(IF(LEFT(TRIM([$Translations.$B422]);LEN([.B$1]))=[.B$1];&quot;Yes&quot;;&quot;No&quot;)=IF(LEFT(TRIM([$Translations.$C422]);LEN([.B$1]))=[.B$1];&quot;Yes&quot;;&quot;No&quot;);&quot;&quot;;&quot;NO&quot;)">
            <text:p/>
          </table:table-cell>
          <table:table-cell table:formula="of:=IF(IF(LEFT(TRIM([$Translations.$B422]);LEN([.C$1]))=[.C$1];&quot;Yes&quot;;&quot;No&quot;)=IF(LEFT(TRIM([$Translations.$C422]);LEN([.C$1]))=[.C$1];&quot;Yes&quot;;&quot;No&quot;);&quot;&quot;;&quot;NO&quot;)">
            <text:p/>
          </table:table-cell>
          <table:table-cell table:formula="of:=IF(IF(LEFT(TRIM([$Translations.$B422]);LEN([.D$1]))=[.D$1];&quot;Yes&quot;;&quot;No&quot;)=IF(LEFT(TRIM([$Translations.$C422]);LEN([.D$1]))=[.D$1];&quot;Yes&quot;;&quot;No&quot;);&quot;&quot;;&quot;NO&quot;)">
            <text:p/>
          </table:table-cell>
          <table:table-cell table:formula="of:=IF(IF(LEFT(TRIM([$Translations.$B422]);LEN([.E$1]))=[.E$1];&quot;Yes&quot;;&quot;No&quot;)=IF(LEFT(TRIM([$Translations.$C422]);LEN([.E$1]))=[.E$1];&quot;Yes&quot;;&quot;No&quot;);&quot;&quot;;&quot;NO&quot;)">
            <text:p/>
          </table:table-cell>
          <table:table-cell table:formula="of:=IF(IF(LEFT(TRIM([$Translations.$B422]);LEN([.F$1]))=[.F$1];&quot;Yes&quot;;&quot;No&quot;)=IF(LEFT(TRIM([$Translations.$C422]);LEN([.F$1]))=[.F$1];&quot;Yes&quot;;&quot;No&quot;);&quot;&quot;;&quot;NO&quot;)">
            <text:p/>
          </table:table-cell>
          <table:table-cell table:formula="of:=IF(IF(LEFT(TRIM([$Translations.$B422]);LEN([.G$1]))=[.G$1];&quot;Yes&quot;;&quot;No&quot;)=IF(LEFT(TRIM([$Translations.$C422]);LEN([.G$1]))=[.G$1];&quot;Yes&quot;;&quot;No&quot;);&quot;&quot;;&quot;NO&quot;)">
            <text:p/>
          </table:table-cell>
        </table:table-row>
        <table:table-row table:style-name="ro8">
          <table:table-cell table:formula="of:=IF(IF(LEFT(TRIM([$Translations.$B423]);LEN([.A$1]))=[.A$1];&quot;Yes&quot;;&quot;No&quot;)=IF(LEFT(TRIM([$Translations.$C423]);LEN([.A$1]))=[.A$1];&quot;Yes&quot;;&quot;No&quot;);&quot;&quot;;&quot;NO&quot;)">
            <text:p/>
          </table:table-cell>
          <table:table-cell table:formula="of:=IF(IF(LEFT(TRIM([$Translations.$B423]);LEN([.B$1]))=[.B$1];&quot;Yes&quot;;&quot;No&quot;)=IF(LEFT(TRIM([$Translations.$C423]);LEN([.B$1]))=[.B$1];&quot;Yes&quot;;&quot;No&quot;);&quot;&quot;;&quot;NO&quot;)">
            <text:p/>
          </table:table-cell>
          <table:table-cell table:formula="of:=IF(IF(LEFT(TRIM([$Translations.$B423]);LEN([.C$1]))=[.C$1];&quot;Yes&quot;;&quot;No&quot;)=IF(LEFT(TRIM([$Translations.$C423]);LEN([.C$1]))=[.C$1];&quot;Yes&quot;;&quot;No&quot;);&quot;&quot;;&quot;NO&quot;)">
            <text:p/>
          </table:table-cell>
          <table:table-cell table:formula="of:=IF(IF(LEFT(TRIM([$Translations.$B423]);LEN([.D$1]))=[.D$1];&quot;Yes&quot;;&quot;No&quot;)=IF(LEFT(TRIM([$Translations.$C423]);LEN([.D$1]))=[.D$1];&quot;Yes&quot;;&quot;No&quot;);&quot;&quot;;&quot;NO&quot;)">
            <text:p/>
          </table:table-cell>
          <table:table-cell table:formula="of:=IF(IF(LEFT(TRIM([$Translations.$B423]);LEN([.E$1]))=[.E$1];&quot;Yes&quot;;&quot;No&quot;)=IF(LEFT(TRIM([$Translations.$C423]);LEN([.E$1]))=[.E$1];&quot;Yes&quot;;&quot;No&quot;);&quot;&quot;;&quot;NO&quot;)">
            <text:p/>
          </table:table-cell>
          <table:table-cell table:formula="of:=IF(IF(LEFT(TRIM([$Translations.$B423]);LEN([.F$1]))=[.F$1];&quot;Yes&quot;;&quot;No&quot;)=IF(LEFT(TRIM([$Translations.$C423]);LEN([.F$1]))=[.F$1];&quot;Yes&quot;;&quot;No&quot;);&quot;&quot;;&quot;NO&quot;)">
            <text:p/>
          </table:table-cell>
          <table:table-cell table:formula="of:=IF(IF(LEFT(TRIM([$Translations.$B423]);LEN([.G$1]))=[.G$1];&quot;Yes&quot;;&quot;No&quot;)=IF(LEFT(TRIM([$Translations.$C423]);LEN([.G$1]))=[.G$1];&quot;Yes&quot;;&quot;No&quot;);&quot;&quot;;&quot;NO&quot;)">
            <text:p/>
          </table:table-cell>
        </table:table-row>
        <table:table-row table:style-name="ro8">
          <table:table-cell table:formula="of:=IF(IF(LEFT(TRIM([$Translations.$B424]);LEN([.A$1]))=[.A$1];&quot;Yes&quot;;&quot;No&quot;)=IF(LEFT(TRIM([$Translations.$C424]);LEN([.A$1]))=[.A$1];&quot;Yes&quot;;&quot;No&quot;);&quot;&quot;;&quot;NO&quot;)">
            <text:p/>
          </table:table-cell>
          <table:table-cell table:formula="of:=IF(IF(LEFT(TRIM([$Translations.$B424]);LEN([.B$1]))=[.B$1];&quot;Yes&quot;;&quot;No&quot;)=IF(LEFT(TRIM([$Translations.$C424]);LEN([.B$1]))=[.B$1];&quot;Yes&quot;;&quot;No&quot;);&quot;&quot;;&quot;NO&quot;)">
            <text:p/>
          </table:table-cell>
          <table:table-cell table:formula="of:=IF(IF(LEFT(TRIM([$Translations.$B424]);LEN([.C$1]))=[.C$1];&quot;Yes&quot;;&quot;No&quot;)=IF(LEFT(TRIM([$Translations.$C424]);LEN([.C$1]))=[.C$1];&quot;Yes&quot;;&quot;No&quot;);&quot;&quot;;&quot;NO&quot;)">
            <text:p/>
          </table:table-cell>
          <table:table-cell table:formula="of:=IF(IF(LEFT(TRIM([$Translations.$B424]);LEN([.D$1]))=[.D$1];&quot;Yes&quot;;&quot;No&quot;)=IF(LEFT(TRIM([$Translations.$C424]);LEN([.D$1]))=[.D$1];&quot;Yes&quot;;&quot;No&quot;);&quot;&quot;;&quot;NO&quot;)">
            <text:p/>
          </table:table-cell>
          <table:table-cell table:formula="of:=IF(IF(LEFT(TRIM([$Translations.$B424]);LEN([.E$1]))=[.E$1];&quot;Yes&quot;;&quot;No&quot;)=IF(LEFT(TRIM([$Translations.$C424]);LEN([.E$1]))=[.E$1];&quot;Yes&quot;;&quot;No&quot;);&quot;&quot;;&quot;NO&quot;)">
            <text:p/>
          </table:table-cell>
          <table:table-cell table:formula="of:=IF(IF(LEFT(TRIM([$Translations.$B424]);LEN([.F$1]))=[.F$1];&quot;Yes&quot;;&quot;No&quot;)=IF(LEFT(TRIM([$Translations.$C424]);LEN([.F$1]))=[.F$1];&quot;Yes&quot;;&quot;No&quot;);&quot;&quot;;&quot;NO&quot;)">
            <text:p/>
          </table:table-cell>
          <table:table-cell table:formula="of:=IF(IF(LEFT(TRIM([$Translations.$B424]);LEN([.G$1]))=[.G$1];&quot;Yes&quot;;&quot;No&quot;)=IF(LEFT(TRIM([$Translations.$C424]);LEN([.G$1]))=[.G$1];&quot;Yes&quot;;&quot;No&quot;);&quot;&quot;;&quot;NO&quot;)">
            <text:p/>
          </table:table-cell>
        </table:table-row>
        <table:table-row table:style-name="ro8">
          <table:table-cell table:formula="of:=IF(IF(LEFT(TRIM([$Translations.$B425]);LEN([.A$1]))=[.A$1];&quot;Yes&quot;;&quot;No&quot;)=IF(LEFT(TRIM([$Translations.$C425]);LEN([.A$1]))=[.A$1];&quot;Yes&quot;;&quot;No&quot;);&quot;&quot;;&quot;NO&quot;)">
            <text:p/>
          </table:table-cell>
          <table:table-cell table:formula="of:=IF(IF(LEFT(TRIM([$Translations.$B425]);LEN([.B$1]))=[.B$1];&quot;Yes&quot;;&quot;No&quot;)=IF(LEFT(TRIM([$Translations.$C425]);LEN([.B$1]))=[.B$1];&quot;Yes&quot;;&quot;No&quot;);&quot;&quot;;&quot;NO&quot;)">
            <text:p/>
          </table:table-cell>
          <table:table-cell table:formula="of:=IF(IF(LEFT(TRIM([$Translations.$B425]);LEN([.C$1]))=[.C$1];&quot;Yes&quot;;&quot;No&quot;)=IF(LEFT(TRIM([$Translations.$C425]);LEN([.C$1]))=[.C$1];&quot;Yes&quot;;&quot;No&quot;);&quot;&quot;;&quot;NO&quot;)">
            <text:p/>
          </table:table-cell>
          <table:table-cell table:formula="of:=IF(IF(LEFT(TRIM([$Translations.$B425]);LEN([.D$1]))=[.D$1];&quot;Yes&quot;;&quot;No&quot;)=IF(LEFT(TRIM([$Translations.$C425]);LEN([.D$1]))=[.D$1];&quot;Yes&quot;;&quot;No&quot;);&quot;&quot;;&quot;NO&quot;)">
            <text:p/>
          </table:table-cell>
          <table:table-cell table:formula="of:=IF(IF(LEFT(TRIM([$Translations.$B425]);LEN([.E$1]))=[.E$1];&quot;Yes&quot;;&quot;No&quot;)=IF(LEFT(TRIM([$Translations.$C425]);LEN([.E$1]))=[.E$1];&quot;Yes&quot;;&quot;No&quot;);&quot;&quot;;&quot;NO&quot;)">
            <text:p/>
          </table:table-cell>
          <table:table-cell table:formula="of:=IF(IF(LEFT(TRIM([$Translations.$B425]);LEN([.F$1]))=[.F$1];&quot;Yes&quot;;&quot;No&quot;)=IF(LEFT(TRIM([$Translations.$C425]);LEN([.F$1]))=[.F$1];&quot;Yes&quot;;&quot;No&quot;);&quot;&quot;;&quot;NO&quot;)">
            <text:p/>
          </table:table-cell>
          <table:table-cell table:formula="of:=IF(IF(LEFT(TRIM([$Translations.$B425]);LEN([.G$1]))=[.G$1];&quot;Yes&quot;;&quot;No&quot;)=IF(LEFT(TRIM([$Translations.$C425]);LEN([.G$1]))=[.G$1];&quot;Yes&quot;;&quot;No&quot;);&quot;&quot;;&quot;NO&quot;)">
            <text:p/>
          </table:table-cell>
        </table:table-row>
        <table:table-row table:style-name="ro8">
          <table:table-cell table:formula="of:=IF(IF(LEFT(TRIM([$Translations.$B426]);LEN([.A$1]))=[.A$1];&quot;Yes&quot;;&quot;No&quot;)=IF(LEFT(TRIM([$Translations.$C426]);LEN([.A$1]))=[.A$1];&quot;Yes&quot;;&quot;No&quot;);&quot;&quot;;&quot;NO&quot;)">
            <text:p/>
          </table:table-cell>
          <table:table-cell table:formula="of:=IF(IF(LEFT(TRIM([$Translations.$B426]);LEN([.B$1]))=[.B$1];&quot;Yes&quot;;&quot;No&quot;)=IF(LEFT(TRIM([$Translations.$C426]);LEN([.B$1]))=[.B$1];&quot;Yes&quot;;&quot;No&quot;);&quot;&quot;;&quot;NO&quot;)">
            <text:p/>
          </table:table-cell>
          <table:table-cell table:formula="of:=IF(IF(LEFT(TRIM([$Translations.$B426]);LEN([.C$1]))=[.C$1];&quot;Yes&quot;;&quot;No&quot;)=IF(LEFT(TRIM([$Translations.$C426]);LEN([.C$1]))=[.C$1];&quot;Yes&quot;;&quot;No&quot;);&quot;&quot;;&quot;NO&quot;)">
            <text:p/>
          </table:table-cell>
          <table:table-cell table:formula="of:=IF(IF(LEFT(TRIM([$Translations.$B426]);LEN([.D$1]))=[.D$1];&quot;Yes&quot;;&quot;No&quot;)=IF(LEFT(TRIM([$Translations.$C426]);LEN([.D$1]))=[.D$1];&quot;Yes&quot;;&quot;No&quot;);&quot;&quot;;&quot;NO&quot;)">
            <text:p/>
          </table:table-cell>
          <table:table-cell table:formula="of:=IF(IF(LEFT(TRIM([$Translations.$B426]);LEN([.E$1]))=[.E$1];&quot;Yes&quot;;&quot;No&quot;)=IF(LEFT(TRIM([$Translations.$C426]);LEN([.E$1]))=[.E$1];&quot;Yes&quot;;&quot;No&quot;);&quot;&quot;;&quot;NO&quot;)">
            <text:p/>
          </table:table-cell>
          <table:table-cell table:formula="of:=IF(IF(LEFT(TRIM([$Translations.$B426]);LEN([.F$1]))=[.F$1];&quot;Yes&quot;;&quot;No&quot;)=IF(LEFT(TRIM([$Translations.$C426]);LEN([.F$1]))=[.F$1];&quot;Yes&quot;;&quot;No&quot;);&quot;&quot;;&quot;NO&quot;)">
            <text:p/>
          </table:table-cell>
          <table:table-cell table:formula="of:=IF(IF(LEFT(TRIM([$Translations.$B426]);LEN([.G$1]))=[.G$1];&quot;Yes&quot;;&quot;No&quot;)=IF(LEFT(TRIM([$Translations.$C426]);LEN([.G$1]))=[.G$1];&quot;Yes&quot;;&quot;No&quot;);&quot;&quot;;&quot;NO&quot;)">
            <text:p/>
          </table:table-cell>
        </table:table-row>
        <table:table-row table:style-name="ro8">
          <table:table-cell table:formula="of:=IF(IF(LEFT(TRIM([$Translations.$B427]);LEN([.A$1]))=[.A$1];&quot;Yes&quot;;&quot;No&quot;)=IF(LEFT(TRIM([$Translations.$C427]);LEN([.A$1]))=[.A$1];&quot;Yes&quot;;&quot;No&quot;);&quot;&quot;;&quot;NO&quot;)">
            <text:p/>
          </table:table-cell>
          <table:table-cell table:formula="of:=IF(IF(LEFT(TRIM([$Translations.$B427]);LEN([.B$1]))=[.B$1];&quot;Yes&quot;;&quot;No&quot;)=IF(LEFT(TRIM([$Translations.$C427]);LEN([.B$1]))=[.B$1];&quot;Yes&quot;;&quot;No&quot;);&quot;&quot;;&quot;NO&quot;)">
            <text:p/>
          </table:table-cell>
          <table:table-cell table:formula="of:=IF(IF(LEFT(TRIM([$Translations.$B427]);LEN([.C$1]))=[.C$1];&quot;Yes&quot;;&quot;No&quot;)=IF(LEFT(TRIM([$Translations.$C427]);LEN([.C$1]))=[.C$1];&quot;Yes&quot;;&quot;No&quot;);&quot;&quot;;&quot;NO&quot;)">
            <text:p/>
          </table:table-cell>
          <table:table-cell table:formula="of:=IF(IF(LEFT(TRIM([$Translations.$B427]);LEN([.D$1]))=[.D$1];&quot;Yes&quot;;&quot;No&quot;)=IF(LEFT(TRIM([$Translations.$C427]);LEN([.D$1]))=[.D$1];&quot;Yes&quot;;&quot;No&quot;);&quot;&quot;;&quot;NO&quot;)">
            <text:p/>
          </table:table-cell>
          <table:table-cell table:formula="of:=IF(IF(LEFT(TRIM([$Translations.$B427]);LEN([.E$1]))=[.E$1];&quot;Yes&quot;;&quot;No&quot;)=IF(LEFT(TRIM([$Translations.$C427]);LEN([.E$1]))=[.E$1];&quot;Yes&quot;;&quot;No&quot;);&quot;&quot;;&quot;NO&quot;)">
            <text:p/>
          </table:table-cell>
          <table:table-cell table:formula="of:=IF(IF(LEFT(TRIM([$Translations.$B427]);LEN([.F$1]))=[.F$1];&quot;Yes&quot;;&quot;No&quot;)=IF(LEFT(TRIM([$Translations.$C427]);LEN([.F$1]))=[.F$1];&quot;Yes&quot;;&quot;No&quot;);&quot;&quot;;&quot;NO&quot;)">
            <text:p/>
          </table:table-cell>
          <table:table-cell table:formula="of:=IF(IF(LEFT(TRIM([$Translations.$B427]);LEN([.G$1]))=[.G$1];&quot;Yes&quot;;&quot;No&quot;)=IF(LEFT(TRIM([$Translations.$C427]);LEN([.G$1]))=[.G$1];&quot;Yes&quot;;&quot;No&quot;);&quot;&quot;;&quot;NO&quot;)">
            <text:p/>
          </table:table-cell>
        </table:table-row>
        <table:table-row table:style-name="ro8">
          <table:table-cell table:formula="of:=IF(IF(LEFT(TRIM([$Translations.$B428]);LEN([.A$1]))=[.A$1];&quot;Yes&quot;;&quot;No&quot;)=IF(LEFT(TRIM([$Translations.$C428]);LEN([.A$1]))=[.A$1];&quot;Yes&quot;;&quot;No&quot;);&quot;&quot;;&quot;NO&quot;)">
            <text:p/>
          </table:table-cell>
          <table:table-cell table:formula="of:=IF(IF(LEFT(TRIM([$Translations.$B428]);LEN([.B$1]))=[.B$1];&quot;Yes&quot;;&quot;No&quot;)=IF(LEFT(TRIM([$Translations.$C428]);LEN([.B$1]))=[.B$1];&quot;Yes&quot;;&quot;No&quot;);&quot;&quot;;&quot;NO&quot;)">
            <text:p/>
          </table:table-cell>
          <table:table-cell table:formula="of:=IF(IF(LEFT(TRIM([$Translations.$B428]);LEN([.C$1]))=[.C$1];&quot;Yes&quot;;&quot;No&quot;)=IF(LEFT(TRIM([$Translations.$C428]);LEN([.C$1]))=[.C$1];&quot;Yes&quot;;&quot;No&quot;);&quot;&quot;;&quot;NO&quot;)">
            <text:p/>
          </table:table-cell>
          <table:table-cell table:formula="of:=IF(IF(LEFT(TRIM([$Translations.$B428]);LEN([.D$1]))=[.D$1];&quot;Yes&quot;;&quot;No&quot;)=IF(LEFT(TRIM([$Translations.$C428]);LEN([.D$1]))=[.D$1];&quot;Yes&quot;;&quot;No&quot;);&quot;&quot;;&quot;NO&quot;)">
            <text:p/>
          </table:table-cell>
          <table:table-cell table:formula="of:=IF(IF(LEFT(TRIM([$Translations.$B428]);LEN([.E$1]))=[.E$1];&quot;Yes&quot;;&quot;No&quot;)=IF(LEFT(TRIM([$Translations.$C428]);LEN([.E$1]))=[.E$1];&quot;Yes&quot;;&quot;No&quot;);&quot;&quot;;&quot;NO&quot;)">
            <text:p/>
          </table:table-cell>
          <table:table-cell table:formula="of:=IF(IF(LEFT(TRIM([$Translations.$B428]);LEN([.F$1]))=[.F$1];&quot;Yes&quot;;&quot;No&quot;)=IF(LEFT(TRIM([$Translations.$C428]);LEN([.F$1]))=[.F$1];&quot;Yes&quot;;&quot;No&quot;);&quot;&quot;;&quot;NO&quot;)">
            <text:p/>
          </table:table-cell>
          <table:table-cell table:formula="of:=IF(IF(LEFT(TRIM([$Translations.$B428]);LEN([.G$1]))=[.G$1];&quot;Yes&quot;;&quot;No&quot;)=IF(LEFT(TRIM([$Translations.$C428]);LEN([.G$1]))=[.G$1];&quot;Yes&quot;;&quot;No&quot;);&quot;&quot;;&quot;NO&quot;)">
            <text:p/>
          </table:table-cell>
        </table:table-row>
        <table:table-row table:style-name="ro8">
          <table:table-cell table:formula="of:=IF(IF(LEFT(TRIM([$Translations.$B429]);LEN([.A$1]))=[.A$1];&quot;Yes&quot;;&quot;No&quot;)=IF(LEFT(TRIM([$Translations.$C429]);LEN([.A$1]))=[.A$1];&quot;Yes&quot;;&quot;No&quot;);&quot;&quot;;&quot;NO&quot;)">
            <text:p/>
          </table:table-cell>
          <table:table-cell table:formula="of:=IF(IF(LEFT(TRIM([$Translations.$B429]);LEN([.B$1]))=[.B$1];&quot;Yes&quot;;&quot;No&quot;)=IF(LEFT(TRIM([$Translations.$C429]);LEN([.B$1]))=[.B$1];&quot;Yes&quot;;&quot;No&quot;);&quot;&quot;;&quot;NO&quot;)">
            <text:p/>
          </table:table-cell>
          <table:table-cell table:formula="of:=IF(IF(LEFT(TRIM([$Translations.$B429]);LEN([.C$1]))=[.C$1];&quot;Yes&quot;;&quot;No&quot;)=IF(LEFT(TRIM([$Translations.$C429]);LEN([.C$1]))=[.C$1];&quot;Yes&quot;;&quot;No&quot;);&quot;&quot;;&quot;NO&quot;)">
            <text:p/>
          </table:table-cell>
          <table:table-cell table:formula="of:=IF(IF(LEFT(TRIM([$Translations.$B429]);LEN([.D$1]))=[.D$1];&quot;Yes&quot;;&quot;No&quot;)=IF(LEFT(TRIM([$Translations.$C429]);LEN([.D$1]))=[.D$1];&quot;Yes&quot;;&quot;No&quot;);&quot;&quot;;&quot;NO&quot;)">
            <text:p/>
          </table:table-cell>
          <table:table-cell table:formula="of:=IF(IF(LEFT(TRIM([$Translations.$B429]);LEN([.E$1]))=[.E$1];&quot;Yes&quot;;&quot;No&quot;)=IF(LEFT(TRIM([$Translations.$C429]);LEN([.E$1]))=[.E$1];&quot;Yes&quot;;&quot;No&quot;);&quot;&quot;;&quot;NO&quot;)">
            <text:p/>
          </table:table-cell>
          <table:table-cell table:formula="of:=IF(IF(LEFT(TRIM([$Translations.$B429]);LEN([.F$1]))=[.F$1];&quot;Yes&quot;;&quot;No&quot;)=IF(LEFT(TRIM([$Translations.$C429]);LEN([.F$1]))=[.F$1];&quot;Yes&quot;;&quot;No&quot;);&quot;&quot;;&quot;NO&quot;)">
            <text:p/>
          </table:table-cell>
          <table:table-cell table:formula="of:=IF(IF(LEFT(TRIM([$Translations.$B429]);LEN([.G$1]))=[.G$1];&quot;Yes&quot;;&quot;No&quot;)=IF(LEFT(TRIM([$Translations.$C429]);LEN([.G$1]))=[.G$1];&quot;Yes&quot;;&quot;No&quot;);&quot;&quot;;&quot;NO&quot;)">
            <text:p/>
          </table:table-cell>
        </table:table-row>
        <table:table-row table:style-name="ro8">
          <table:table-cell table:formula="of:=IF(IF(LEFT(TRIM([$Translations.$B430]);LEN([.A$1]))=[.A$1];&quot;Yes&quot;;&quot;No&quot;)=IF(LEFT(TRIM([$Translations.$C430]);LEN([.A$1]))=[.A$1];&quot;Yes&quot;;&quot;No&quot;);&quot;&quot;;&quot;NO&quot;)">
            <text:p/>
          </table:table-cell>
          <table:table-cell table:formula="of:=IF(IF(LEFT(TRIM([$Translations.$B430]);LEN([.B$1]))=[.B$1];&quot;Yes&quot;;&quot;No&quot;)=IF(LEFT(TRIM([$Translations.$C430]);LEN([.B$1]))=[.B$1];&quot;Yes&quot;;&quot;No&quot;);&quot;&quot;;&quot;NO&quot;)">
            <text:p/>
          </table:table-cell>
          <table:table-cell table:formula="of:=IF(IF(LEFT(TRIM([$Translations.$B430]);LEN([.C$1]))=[.C$1];&quot;Yes&quot;;&quot;No&quot;)=IF(LEFT(TRIM([$Translations.$C430]);LEN([.C$1]))=[.C$1];&quot;Yes&quot;;&quot;No&quot;);&quot;&quot;;&quot;NO&quot;)">
            <text:p/>
          </table:table-cell>
          <table:table-cell table:formula="of:=IF(IF(LEFT(TRIM([$Translations.$B430]);LEN([.D$1]))=[.D$1];&quot;Yes&quot;;&quot;No&quot;)=IF(LEFT(TRIM([$Translations.$C430]);LEN([.D$1]))=[.D$1];&quot;Yes&quot;;&quot;No&quot;);&quot;&quot;;&quot;NO&quot;)">
            <text:p/>
          </table:table-cell>
          <table:table-cell table:formula="of:=IF(IF(LEFT(TRIM([$Translations.$B430]);LEN([.E$1]))=[.E$1];&quot;Yes&quot;;&quot;No&quot;)=IF(LEFT(TRIM([$Translations.$C430]);LEN([.E$1]))=[.E$1];&quot;Yes&quot;;&quot;No&quot;);&quot;&quot;;&quot;NO&quot;)">
            <text:p/>
          </table:table-cell>
          <table:table-cell table:formula="of:=IF(IF(LEFT(TRIM([$Translations.$B430]);LEN([.F$1]))=[.F$1];&quot;Yes&quot;;&quot;No&quot;)=IF(LEFT(TRIM([$Translations.$C430]);LEN([.F$1]))=[.F$1];&quot;Yes&quot;;&quot;No&quot;);&quot;&quot;;&quot;NO&quot;)">
            <text:p/>
          </table:table-cell>
          <table:table-cell table:formula="of:=IF(IF(LEFT(TRIM([$Translations.$B430]);LEN([.G$1]))=[.G$1];&quot;Yes&quot;;&quot;No&quot;)=IF(LEFT(TRIM([$Translations.$C430]);LEN([.G$1]))=[.G$1];&quot;Yes&quot;;&quot;No&quot;);&quot;&quot;;&quot;NO&quot;)">
            <text:p/>
          </table:table-cell>
        </table:table-row>
        <table:table-row table:style-name="ro8">
          <table:table-cell table:formula="of:=IF(IF(LEFT(TRIM([$Translations.$B431]);LEN([.A$1]))=[.A$1];&quot;Yes&quot;;&quot;No&quot;)=IF(LEFT(TRIM([$Translations.$C431]);LEN([.A$1]))=[.A$1];&quot;Yes&quot;;&quot;No&quot;);&quot;&quot;;&quot;NO&quot;)">
            <text:p/>
          </table:table-cell>
          <table:table-cell table:formula="of:=IF(IF(LEFT(TRIM([$Translations.$B431]);LEN([.B$1]))=[.B$1];&quot;Yes&quot;;&quot;No&quot;)=IF(LEFT(TRIM([$Translations.$C431]);LEN([.B$1]))=[.B$1];&quot;Yes&quot;;&quot;No&quot;);&quot;&quot;;&quot;NO&quot;)">
            <text:p/>
          </table:table-cell>
          <table:table-cell table:formula="of:=IF(IF(LEFT(TRIM([$Translations.$B431]);LEN([.C$1]))=[.C$1];&quot;Yes&quot;;&quot;No&quot;)=IF(LEFT(TRIM([$Translations.$C431]);LEN([.C$1]))=[.C$1];&quot;Yes&quot;;&quot;No&quot;);&quot;&quot;;&quot;NO&quot;)">
            <text:p/>
          </table:table-cell>
          <table:table-cell table:formula="of:=IF(IF(LEFT(TRIM([$Translations.$B431]);LEN([.D$1]))=[.D$1];&quot;Yes&quot;;&quot;No&quot;)=IF(LEFT(TRIM([$Translations.$C431]);LEN([.D$1]))=[.D$1];&quot;Yes&quot;;&quot;No&quot;);&quot;&quot;;&quot;NO&quot;)">
            <text:p/>
          </table:table-cell>
          <table:table-cell table:formula="of:=IF(IF(LEFT(TRIM([$Translations.$B431]);LEN([.E$1]))=[.E$1];&quot;Yes&quot;;&quot;No&quot;)=IF(LEFT(TRIM([$Translations.$C431]);LEN([.E$1]))=[.E$1];&quot;Yes&quot;;&quot;No&quot;);&quot;&quot;;&quot;NO&quot;)">
            <text:p/>
          </table:table-cell>
          <table:table-cell table:formula="of:=IF(IF(LEFT(TRIM([$Translations.$B431]);LEN([.F$1]))=[.F$1];&quot;Yes&quot;;&quot;No&quot;)=IF(LEFT(TRIM([$Translations.$C431]);LEN([.F$1]))=[.F$1];&quot;Yes&quot;;&quot;No&quot;);&quot;&quot;;&quot;NO&quot;)">
            <text:p/>
          </table:table-cell>
          <table:table-cell table:formula="of:=IF(IF(LEFT(TRIM([$Translations.$B431]);LEN([.G$1]))=[.G$1];&quot;Yes&quot;;&quot;No&quot;)=IF(LEFT(TRIM([$Translations.$C431]);LEN([.G$1]))=[.G$1];&quot;Yes&quot;;&quot;No&quot;);&quot;&quot;;&quot;NO&quot;)">
            <text:p/>
          </table:table-cell>
        </table:table-row>
        <table:table-row table:style-name="ro8">
          <table:table-cell table:formula="of:=IF(IF(LEFT(TRIM([$Translations.$B432]);LEN([.A$1]))=[.A$1];&quot;Yes&quot;;&quot;No&quot;)=IF(LEFT(TRIM([$Translations.$C432]);LEN([.A$1]))=[.A$1];&quot;Yes&quot;;&quot;No&quot;);&quot;&quot;;&quot;NO&quot;)">
            <text:p/>
          </table:table-cell>
          <table:table-cell table:formula="of:=IF(IF(LEFT(TRIM([$Translations.$B432]);LEN([.B$1]))=[.B$1];&quot;Yes&quot;;&quot;No&quot;)=IF(LEFT(TRIM([$Translations.$C432]);LEN([.B$1]))=[.B$1];&quot;Yes&quot;;&quot;No&quot;);&quot;&quot;;&quot;NO&quot;)">
            <text:p/>
          </table:table-cell>
          <table:table-cell table:formula="of:=IF(IF(LEFT(TRIM([$Translations.$B432]);LEN([.C$1]))=[.C$1];&quot;Yes&quot;;&quot;No&quot;)=IF(LEFT(TRIM([$Translations.$C432]);LEN([.C$1]))=[.C$1];&quot;Yes&quot;;&quot;No&quot;);&quot;&quot;;&quot;NO&quot;)">
            <text:p/>
          </table:table-cell>
          <table:table-cell table:formula="of:=IF(IF(LEFT(TRIM([$Translations.$B432]);LEN([.D$1]))=[.D$1];&quot;Yes&quot;;&quot;No&quot;)=IF(LEFT(TRIM([$Translations.$C432]);LEN([.D$1]))=[.D$1];&quot;Yes&quot;;&quot;No&quot;);&quot;&quot;;&quot;NO&quot;)">
            <text:p/>
          </table:table-cell>
          <table:table-cell table:formula="of:=IF(IF(LEFT(TRIM([$Translations.$B432]);LEN([.E$1]))=[.E$1];&quot;Yes&quot;;&quot;No&quot;)=IF(LEFT(TRIM([$Translations.$C432]);LEN([.E$1]))=[.E$1];&quot;Yes&quot;;&quot;No&quot;);&quot;&quot;;&quot;NO&quot;)">
            <text:p/>
          </table:table-cell>
          <table:table-cell table:formula="of:=IF(IF(LEFT(TRIM([$Translations.$B432]);LEN([.F$1]))=[.F$1];&quot;Yes&quot;;&quot;No&quot;)=IF(LEFT(TRIM([$Translations.$C432]);LEN([.F$1]))=[.F$1];&quot;Yes&quot;;&quot;No&quot;);&quot;&quot;;&quot;NO&quot;)">
            <text:p/>
          </table:table-cell>
          <table:table-cell table:formula="of:=IF(IF(LEFT(TRIM([$Translations.$B432]);LEN([.G$1]))=[.G$1];&quot;Yes&quot;;&quot;No&quot;)=IF(LEFT(TRIM([$Translations.$C432]);LEN([.G$1]))=[.G$1];&quot;Yes&quot;;&quot;No&quot;);&quot;&quot;;&quot;NO&quot;)">
            <text:p/>
          </table:table-cell>
        </table:table-row>
        <table:table-row table:style-name="ro8">
          <table:table-cell table:formula="of:=IF(IF(LEFT(TRIM([$Translations.$B433]);LEN([.A$1]))=[.A$1];&quot;Yes&quot;;&quot;No&quot;)=IF(LEFT(TRIM([$Translations.$C433]);LEN([.A$1]))=[.A$1];&quot;Yes&quot;;&quot;No&quot;);&quot;&quot;;&quot;NO&quot;)">
            <text:p/>
          </table:table-cell>
          <table:table-cell table:formula="of:=IF(IF(LEFT(TRIM([$Translations.$B433]);LEN([.B$1]))=[.B$1];&quot;Yes&quot;;&quot;No&quot;)=IF(LEFT(TRIM([$Translations.$C433]);LEN([.B$1]))=[.B$1];&quot;Yes&quot;;&quot;No&quot;);&quot;&quot;;&quot;NO&quot;)">
            <text:p/>
          </table:table-cell>
          <table:table-cell table:formula="of:=IF(IF(LEFT(TRIM([$Translations.$B433]);LEN([.C$1]))=[.C$1];&quot;Yes&quot;;&quot;No&quot;)=IF(LEFT(TRIM([$Translations.$C433]);LEN([.C$1]))=[.C$1];&quot;Yes&quot;;&quot;No&quot;);&quot;&quot;;&quot;NO&quot;)">
            <text:p/>
          </table:table-cell>
          <table:table-cell table:formula="of:=IF(IF(LEFT(TRIM([$Translations.$B433]);LEN([.D$1]))=[.D$1];&quot;Yes&quot;;&quot;No&quot;)=IF(LEFT(TRIM([$Translations.$C433]);LEN([.D$1]))=[.D$1];&quot;Yes&quot;;&quot;No&quot;);&quot;&quot;;&quot;NO&quot;)">
            <text:p/>
          </table:table-cell>
          <table:table-cell table:formula="of:=IF(IF(LEFT(TRIM([$Translations.$B433]);LEN([.E$1]))=[.E$1];&quot;Yes&quot;;&quot;No&quot;)=IF(LEFT(TRIM([$Translations.$C433]);LEN([.E$1]))=[.E$1];&quot;Yes&quot;;&quot;No&quot;);&quot;&quot;;&quot;NO&quot;)">
            <text:p/>
          </table:table-cell>
          <table:table-cell table:formula="of:=IF(IF(LEFT(TRIM([$Translations.$B433]);LEN([.F$1]))=[.F$1];&quot;Yes&quot;;&quot;No&quot;)=IF(LEFT(TRIM([$Translations.$C433]);LEN([.F$1]))=[.F$1];&quot;Yes&quot;;&quot;No&quot;);&quot;&quot;;&quot;NO&quot;)">
            <text:p/>
          </table:table-cell>
          <table:table-cell table:formula="of:=IF(IF(LEFT(TRIM([$Translations.$B433]);LEN([.G$1]))=[.G$1];&quot;Yes&quot;;&quot;No&quot;)=IF(LEFT(TRIM([$Translations.$C433]);LEN([.G$1]))=[.G$1];&quot;Yes&quot;;&quot;No&quot;);&quot;&quot;;&quot;NO&quot;)">
            <text:p/>
          </table:table-cell>
        </table:table-row>
        <table:table-row table:style-name="ro8">
          <table:table-cell table:formula="of:=IF(IF(LEFT(TRIM([$Translations.$B434]);LEN([.A$1]))=[.A$1];&quot;Yes&quot;;&quot;No&quot;)=IF(LEFT(TRIM([$Translations.$C434]);LEN([.A$1]))=[.A$1];&quot;Yes&quot;;&quot;No&quot;);&quot;&quot;;&quot;NO&quot;)">
            <text:p/>
          </table:table-cell>
          <table:table-cell table:formula="of:=IF(IF(LEFT(TRIM([$Translations.$B434]);LEN([.B$1]))=[.B$1];&quot;Yes&quot;;&quot;No&quot;)=IF(LEFT(TRIM([$Translations.$C434]);LEN([.B$1]))=[.B$1];&quot;Yes&quot;;&quot;No&quot;);&quot;&quot;;&quot;NO&quot;)">
            <text:p/>
          </table:table-cell>
          <table:table-cell table:formula="of:=IF(IF(LEFT(TRIM([$Translations.$B434]);LEN([.C$1]))=[.C$1];&quot;Yes&quot;;&quot;No&quot;)=IF(LEFT(TRIM([$Translations.$C434]);LEN([.C$1]))=[.C$1];&quot;Yes&quot;;&quot;No&quot;);&quot;&quot;;&quot;NO&quot;)">
            <text:p/>
          </table:table-cell>
          <table:table-cell table:formula="of:=IF(IF(LEFT(TRIM([$Translations.$B434]);LEN([.D$1]))=[.D$1];&quot;Yes&quot;;&quot;No&quot;)=IF(LEFT(TRIM([$Translations.$C434]);LEN([.D$1]))=[.D$1];&quot;Yes&quot;;&quot;No&quot;);&quot;&quot;;&quot;NO&quot;)">
            <text:p/>
          </table:table-cell>
          <table:table-cell table:formula="of:=IF(IF(LEFT(TRIM([$Translations.$B434]);LEN([.E$1]))=[.E$1];&quot;Yes&quot;;&quot;No&quot;)=IF(LEFT(TRIM([$Translations.$C434]);LEN([.E$1]))=[.E$1];&quot;Yes&quot;;&quot;No&quot;);&quot;&quot;;&quot;NO&quot;)">
            <text:p/>
          </table:table-cell>
          <table:table-cell table:formula="of:=IF(IF(LEFT(TRIM([$Translations.$B434]);LEN([.F$1]))=[.F$1];&quot;Yes&quot;;&quot;No&quot;)=IF(LEFT(TRIM([$Translations.$C434]);LEN([.F$1]))=[.F$1];&quot;Yes&quot;;&quot;No&quot;);&quot;&quot;;&quot;NO&quot;)">
            <text:p/>
          </table:table-cell>
          <table:table-cell table:formula="of:=IF(IF(LEFT(TRIM([$Translations.$B434]);LEN([.G$1]))=[.G$1];&quot;Yes&quot;;&quot;No&quot;)=IF(LEFT(TRIM([$Translations.$C434]);LEN([.G$1]))=[.G$1];&quot;Yes&quot;;&quot;No&quot;);&quot;&quot;;&quot;NO&quot;)">
            <text:p/>
          </table:table-cell>
        </table:table-row>
        <table:table-row table:style-name="ro8">
          <table:table-cell table:formula="of:=IF(IF(LEFT(TRIM([$Translations.$B435]);LEN([.A$1]))=[.A$1];&quot;Yes&quot;;&quot;No&quot;)=IF(LEFT(TRIM([$Translations.$C435]);LEN([.A$1]))=[.A$1];&quot;Yes&quot;;&quot;No&quot;);&quot;&quot;;&quot;NO&quot;)">
            <text:p/>
          </table:table-cell>
          <table:table-cell table:formula="of:=IF(IF(LEFT(TRIM([$Translations.$B435]);LEN([.B$1]))=[.B$1];&quot;Yes&quot;;&quot;No&quot;)=IF(LEFT(TRIM([$Translations.$C435]);LEN([.B$1]))=[.B$1];&quot;Yes&quot;;&quot;No&quot;);&quot;&quot;;&quot;NO&quot;)">
            <text:p/>
          </table:table-cell>
          <table:table-cell table:formula="of:=IF(IF(LEFT(TRIM([$Translations.$B435]);LEN([.C$1]))=[.C$1];&quot;Yes&quot;;&quot;No&quot;)=IF(LEFT(TRIM([$Translations.$C435]);LEN([.C$1]))=[.C$1];&quot;Yes&quot;;&quot;No&quot;);&quot;&quot;;&quot;NO&quot;)">
            <text:p/>
          </table:table-cell>
          <table:table-cell table:formula="of:=IF(IF(LEFT(TRIM([$Translations.$B435]);LEN([.D$1]))=[.D$1];&quot;Yes&quot;;&quot;No&quot;)=IF(LEFT(TRIM([$Translations.$C435]);LEN([.D$1]))=[.D$1];&quot;Yes&quot;;&quot;No&quot;);&quot;&quot;;&quot;NO&quot;)">
            <text:p/>
          </table:table-cell>
          <table:table-cell table:formula="of:=IF(IF(LEFT(TRIM([$Translations.$B435]);LEN([.E$1]))=[.E$1];&quot;Yes&quot;;&quot;No&quot;)=IF(LEFT(TRIM([$Translations.$C435]);LEN([.E$1]))=[.E$1];&quot;Yes&quot;;&quot;No&quot;);&quot;&quot;;&quot;NO&quot;)">
            <text:p/>
          </table:table-cell>
          <table:table-cell table:formula="of:=IF(IF(LEFT(TRIM([$Translations.$B435]);LEN([.F$1]))=[.F$1];&quot;Yes&quot;;&quot;No&quot;)=IF(LEFT(TRIM([$Translations.$C435]);LEN([.F$1]))=[.F$1];&quot;Yes&quot;;&quot;No&quot;);&quot;&quot;;&quot;NO&quot;)">
            <text:p/>
          </table:table-cell>
          <table:table-cell table:formula="of:=IF(IF(LEFT(TRIM([$Translations.$B435]);LEN([.G$1]))=[.G$1];&quot;Yes&quot;;&quot;No&quot;)=IF(LEFT(TRIM([$Translations.$C435]);LEN([.G$1]))=[.G$1];&quot;Yes&quot;;&quot;No&quot;);&quot;&quot;;&quot;NO&quot;)">
            <text:p/>
          </table:table-cell>
        </table:table-row>
        <table:table-row table:style-name="ro8">
          <table:table-cell table:formula="of:=IF(IF(LEFT(TRIM([$Translations.$B436]);LEN([.A$1]))=[.A$1];&quot;Yes&quot;;&quot;No&quot;)=IF(LEFT(TRIM([$Translations.$C436]);LEN([.A$1]))=[.A$1];&quot;Yes&quot;;&quot;No&quot;);&quot;&quot;;&quot;NO&quot;)">
            <text:p/>
          </table:table-cell>
          <table:table-cell table:formula="of:=IF(IF(LEFT(TRIM([$Translations.$B436]);LEN([.B$1]))=[.B$1];&quot;Yes&quot;;&quot;No&quot;)=IF(LEFT(TRIM([$Translations.$C436]);LEN([.B$1]))=[.B$1];&quot;Yes&quot;;&quot;No&quot;);&quot;&quot;;&quot;NO&quot;)">
            <text:p/>
          </table:table-cell>
          <table:table-cell table:formula="of:=IF(IF(LEFT(TRIM([$Translations.$B436]);LEN([.C$1]))=[.C$1];&quot;Yes&quot;;&quot;No&quot;)=IF(LEFT(TRIM([$Translations.$C436]);LEN([.C$1]))=[.C$1];&quot;Yes&quot;;&quot;No&quot;);&quot;&quot;;&quot;NO&quot;)">
            <text:p/>
          </table:table-cell>
          <table:table-cell table:formula="of:=IF(IF(LEFT(TRIM([$Translations.$B436]);LEN([.D$1]))=[.D$1];&quot;Yes&quot;;&quot;No&quot;)=IF(LEFT(TRIM([$Translations.$C436]);LEN([.D$1]))=[.D$1];&quot;Yes&quot;;&quot;No&quot;);&quot;&quot;;&quot;NO&quot;)">
            <text:p/>
          </table:table-cell>
          <table:table-cell table:formula="of:=IF(IF(LEFT(TRIM([$Translations.$B436]);LEN([.E$1]))=[.E$1];&quot;Yes&quot;;&quot;No&quot;)=IF(LEFT(TRIM([$Translations.$C436]);LEN([.E$1]))=[.E$1];&quot;Yes&quot;;&quot;No&quot;);&quot;&quot;;&quot;NO&quot;)">
            <text:p/>
          </table:table-cell>
          <table:table-cell table:formula="of:=IF(IF(LEFT(TRIM([$Translations.$B436]);LEN([.F$1]))=[.F$1];&quot;Yes&quot;;&quot;No&quot;)=IF(LEFT(TRIM([$Translations.$C436]);LEN([.F$1]))=[.F$1];&quot;Yes&quot;;&quot;No&quot;);&quot;&quot;;&quot;NO&quot;)">
            <text:p/>
          </table:table-cell>
          <table:table-cell table:formula="of:=IF(IF(LEFT(TRIM([$Translations.$B436]);LEN([.G$1]))=[.G$1];&quot;Yes&quot;;&quot;No&quot;)=IF(LEFT(TRIM([$Translations.$C436]);LEN([.G$1]))=[.G$1];&quot;Yes&quot;;&quot;No&quot;);&quot;&quot;;&quot;NO&quot;)">
            <text:p/>
          </table:table-cell>
        </table:table-row>
        <table:table-row table:style-name="ro8">
          <table:table-cell table:formula="of:=IF(IF(LEFT(TRIM([$Translations.$B437]);LEN([.A$1]))=[.A$1];&quot;Yes&quot;;&quot;No&quot;)=IF(LEFT(TRIM([$Translations.$C437]);LEN([.A$1]))=[.A$1];&quot;Yes&quot;;&quot;No&quot;);&quot;&quot;;&quot;NO&quot;)">
            <text:p/>
          </table:table-cell>
          <table:table-cell table:formula="of:=IF(IF(LEFT(TRIM([$Translations.$B437]);LEN([.B$1]))=[.B$1];&quot;Yes&quot;;&quot;No&quot;)=IF(LEFT(TRIM([$Translations.$C437]);LEN([.B$1]))=[.B$1];&quot;Yes&quot;;&quot;No&quot;);&quot;&quot;;&quot;NO&quot;)">
            <text:p/>
          </table:table-cell>
          <table:table-cell table:formula="of:=IF(IF(LEFT(TRIM([$Translations.$B437]);LEN([.C$1]))=[.C$1];&quot;Yes&quot;;&quot;No&quot;)=IF(LEFT(TRIM([$Translations.$C437]);LEN([.C$1]))=[.C$1];&quot;Yes&quot;;&quot;No&quot;);&quot;&quot;;&quot;NO&quot;)">
            <text:p/>
          </table:table-cell>
          <table:table-cell table:formula="of:=IF(IF(LEFT(TRIM([$Translations.$B437]);LEN([.D$1]))=[.D$1];&quot;Yes&quot;;&quot;No&quot;)=IF(LEFT(TRIM([$Translations.$C437]);LEN([.D$1]))=[.D$1];&quot;Yes&quot;;&quot;No&quot;);&quot;&quot;;&quot;NO&quot;)">
            <text:p/>
          </table:table-cell>
          <table:table-cell table:formula="of:=IF(IF(LEFT(TRIM([$Translations.$B437]);LEN([.E$1]))=[.E$1];&quot;Yes&quot;;&quot;No&quot;)=IF(LEFT(TRIM([$Translations.$C437]);LEN([.E$1]))=[.E$1];&quot;Yes&quot;;&quot;No&quot;);&quot;&quot;;&quot;NO&quot;)">
            <text:p/>
          </table:table-cell>
          <table:table-cell table:formula="of:=IF(IF(LEFT(TRIM([$Translations.$B437]);LEN([.F$1]))=[.F$1];&quot;Yes&quot;;&quot;No&quot;)=IF(LEFT(TRIM([$Translations.$C437]);LEN([.F$1]))=[.F$1];&quot;Yes&quot;;&quot;No&quot;);&quot;&quot;;&quot;NO&quot;)">
            <text:p/>
          </table:table-cell>
          <table:table-cell table:formula="of:=IF(IF(LEFT(TRIM([$Translations.$B437]);LEN([.G$1]))=[.G$1];&quot;Yes&quot;;&quot;No&quot;)=IF(LEFT(TRIM([$Translations.$C437]);LEN([.G$1]))=[.G$1];&quot;Yes&quot;;&quot;No&quot;);&quot;&quot;;&quot;NO&quot;)">
            <text:p/>
          </table:table-cell>
        </table:table-row>
        <table:table-row table:style-name="ro8">
          <table:table-cell table:formula="of:=IF(IF(LEFT(TRIM([$Translations.$B438]);LEN([.A$1]))=[.A$1];&quot;Yes&quot;;&quot;No&quot;)=IF(LEFT(TRIM([$Translations.$C438]);LEN([.A$1]))=[.A$1];&quot;Yes&quot;;&quot;No&quot;);&quot;&quot;;&quot;NO&quot;)">
            <text:p/>
          </table:table-cell>
          <table:table-cell table:formula="of:=IF(IF(LEFT(TRIM([$Translations.$B438]);LEN([.B$1]))=[.B$1];&quot;Yes&quot;;&quot;No&quot;)=IF(LEFT(TRIM([$Translations.$C438]);LEN([.B$1]))=[.B$1];&quot;Yes&quot;;&quot;No&quot;);&quot;&quot;;&quot;NO&quot;)">
            <text:p/>
          </table:table-cell>
          <table:table-cell table:formula="of:=IF(IF(LEFT(TRIM([$Translations.$B438]);LEN([.C$1]))=[.C$1];&quot;Yes&quot;;&quot;No&quot;)=IF(LEFT(TRIM([$Translations.$C438]);LEN([.C$1]))=[.C$1];&quot;Yes&quot;;&quot;No&quot;);&quot;&quot;;&quot;NO&quot;)">
            <text:p/>
          </table:table-cell>
          <table:table-cell table:formula="of:=IF(IF(LEFT(TRIM([$Translations.$B438]);LEN([.D$1]))=[.D$1];&quot;Yes&quot;;&quot;No&quot;)=IF(LEFT(TRIM([$Translations.$C438]);LEN([.D$1]))=[.D$1];&quot;Yes&quot;;&quot;No&quot;);&quot;&quot;;&quot;NO&quot;)">
            <text:p/>
          </table:table-cell>
          <table:table-cell table:formula="of:=IF(IF(LEFT(TRIM([$Translations.$B438]);LEN([.E$1]))=[.E$1];&quot;Yes&quot;;&quot;No&quot;)=IF(LEFT(TRIM([$Translations.$C438]);LEN([.E$1]))=[.E$1];&quot;Yes&quot;;&quot;No&quot;);&quot;&quot;;&quot;NO&quot;)">
            <text:p/>
          </table:table-cell>
          <table:table-cell table:formula="of:=IF(IF(LEFT(TRIM([$Translations.$B438]);LEN([.F$1]))=[.F$1];&quot;Yes&quot;;&quot;No&quot;)=IF(LEFT(TRIM([$Translations.$C438]);LEN([.F$1]))=[.F$1];&quot;Yes&quot;;&quot;No&quot;);&quot;&quot;;&quot;NO&quot;)">
            <text:p/>
          </table:table-cell>
          <table:table-cell table:formula="of:=IF(IF(LEFT(TRIM([$Translations.$B438]);LEN([.G$1]))=[.G$1];&quot;Yes&quot;;&quot;No&quot;)=IF(LEFT(TRIM([$Translations.$C438]);LEN([.G$1]))=[.G$1];&quot;Yes&quot;;&quot;No&quot;);&quot;&quot;;&quot;NO&quot;)">
            <text:p/>
          </table:table-cell>
        </table:table-row>
        <table:table-row table:style-name="ro8">
          <table:table-cell table:formula="of:=IF(IF(LEFT(TRIM([$Translations.$B439]);LEN([.A$1]))=[.A$1];&quot;Yes&quot;;&quot;No&quot;)=IF(LEFT(TRIM([$Translations.$C439]);LEN([.A$1]))=[.A$1];&quot;Yes&quot;;&quot;No&quot;);&quot;&quot;;&quot;NO&quot;)">
            <text:p/>
          </table:table-cell>
          <table:table-cell table:formula="of:=IF(IF(LEFT(TRIM([$Translations.$B439]);LEN([.B$1]))=[.B$1];&quot;Yes&quot;;&quot;No&quot;)=IF(LEFT(TRIM([$Translations.$C439]);LEN([.B$1]))=[.B$1];&quot;Yes&quot;;&quot;No&quot;);&quot;&quot;;&quot;NO&quot;)">
            <text:p/>
          </table:table-cell>
          <table:table-cell table:formula="of:=IF(IF(LEFT(TRIM([$Translations.$B439]);LEN([.C$1]))=[.C$1];&quot;Yes&quot;;&quot;No&quot;)=IF(LEFT(TRIM([$Translations.$C439]);LEN([.C$1]))=[.C$1];&quot;Yes&quot;;&quot;No&quot;);&quot;&quot;;&quot;NO&quot;)">
            <text:p/>
          </table:table-cell>
          <table:table-cell table:formula="of:=IF(IF(LEFT(TRIM([$Translations.$B439]);LEN([.D$1]))=[.D$1];&quot;Yes&quot;;&quot;No&quot;)=IF(LEFT(TRIM([$Translations.$C439]);LEN([.D$1]))=[.D$1];&quot;Yes&quot;;&quot;No&quot;);&quot;&quot;;&quot;NO&quot;)">
            <text:p/>
          </table:table-cell>
          <table:table-cell table:formula="of:=IF(IF(LEFT(TRIM([$Translations.$B439]);LEN([.E$1]))=[.E$1];&quot;Yes&quot;;&quot;No&quot;)=IF(LEFT(TRIM([$Translations.$C439]);LEN([.E$1]))=[.E$1];&quot;Yes&quot;;&quot;No&quot;);&quot;&quot;;&quot;NO&quot;)">
            <text:p/>
          </table:table-cell>
          <table:table-cell table:formula="of:=IF(IF(LEFT(TRIM([$Translations.$B439]);LEN([.F$1]))=[.F$1];&quot;Yes&quot;;&quot;No&quot;)=IF(LEFT(TRIM([$Translations.$C439]);LEN([.F$1]))=[.F$1];&quot;Yes&quot;;&quot;No&quot;);&quot;&quot;;&quot;NO&quot;)">
            <text:p/>
          </table:table-cell>
          <table:table-cell table:formula="of:=IF(IF(LEFT(TRIM([$Translations.$B439]);LEN([.G$1]))=[.G$1];&quot;Yes&quot;;&quot;No&quot;)=IF(LEFT(TRIM([$Translations.$C439]);LEN([.G$1]))=[.G$1];&quot;Yes&quot;;&quot;No&quot;);&quot;&quot;;&quot;NO&quot;)">
            <text:p/>
          </table:table-cell>
        </table:table-row>
        <table:table-row table:style-name="ro8">
          <table:table-cell table:formula="of:=IF(IF(LEFT(TRIM([$Translations.$B440]);LEN([.A$1]))=[.A$1];&quot;Yes&quot;;&quot;No&quot;)=IF(LEFT(TRIM([$Translations.$C440]);LEN([.A$1]))=[.A$1];&quot;Yes&quot;;&quot;No&quot;);&quot;&quot;;&quot;NO&quot;)">
            <text:p/>
          </table:table-cell>
          <table:table-cell table:formula="of:=IF(IF(LEFT(TRIM([$Translations.$B440]);LEN([.B$1]))=[.B$1];&quot;Yes&quot;;&quot;No&quot;)=IF(LEFT(TRIM([$Translations.$C440]);LEN([.B$1]))=[.B$1];&quot;Yes&quot;;&quot;No&quot;);&quot;&quot;;&quot;NO&quot;)">
            <text:p/>
          </table:table-cell>
          <table:table-cell table:formula="of:=IF(IF(LEFT(TRIM([$Translations.$B440]);LEN([.C$1]))=[.C$1];&quot;Yes&quot;;&quot;No&quot;)=IF(LEFT(TRIM([$Translations.$C440]);LEN([.C$1]))=[.C$1];&quot;Yes&quot;;&quot;No&quot;);&quot;&quot;;&quot;NO&quot;)">
            <text:p/>
          </table:table-cell>
          <table:table-cell table:formula="of:=IF(IF(LEFT(TRIM([$Translations.$B440]);LEN([.D$1]))=[.D$1];&quot;Yes&quot;;&quot;No&quot;)=IF(LEFT(TRIM([$Translations.$C440]);LEN([.D$1]))=[.D$1];&quot;Yes&quot;;&quot;No&quot;);&quot;&quot;;&quot;NO&quot;)">
            <text:p/>
          </table:table-cell>
          <table:table-cell table:formula="of:=IF(IF(LEFT(TRIM([$Translations.$B440]);LEN([.E$1]))=[.E$1];&quot;Yes&quot;;&quot;No&quot;)=IF(LEFT(TRIM([$Translations.$C440]);LEN([.E$1]))=[.E$1];&quot;Yes&quot;;&quot;No&quot;);&quot;&quot;;&quot;NO&quot;)">
            <text:p/>
          </table:table-cell>
          <table:table-cell table:formula="of:=IF(IF(LEFT(TRIM([$Translations.$B440]);LEN([.F$1]))=[.F$1];&quot;Yes&quot;;&quot;No&quot;)=IF(LEFT(TRIM([$Translations.$C440]);LEN([.F$1]))=[.F$1];&quot;Yes&quot;;&quot;No&quot;);&quot;&quot;;&quot;NO&quot;)">
            <text:p/>
          </table:table-cell>
          <table:table-cell table:formula="of:=IF(IF(LEFT(TRIM([$Translations.$B440]);LEN([.G$1]))=[.G$1];&quot;Yes&quot;;&quot;No&quot;)=IF(LEFT(TRIM([$Translations.$C440]);LEN([.G$1]))=[.G$1];&quot;Yes&quot;;&quot;No&quot;);&quot;&quot;;&quot;NO&quot;)">
            <text:p/>
          </table:table-cell>
        </table:table-row>
        <table:table-row table:style-name="ro8">
          <table:table-cell table:formula="of:=IF(IF(LEFT(TRIM([$Translations.$B441]);LEN([.A$1]))=[.A$1];&quot;Yes&quot;;&quot;No&quot;)=IF(LEFT(TRIM([$Translations.$C441]);LEN([.A$1]))=[.A$1];&quot;Yes&quot;;&quot;No&quot;);&quot;&quot;;&quot;NO&quot;)">
            <text:p/>
          </table:table-cell>
          <table:table-cell table:formula="of:=IF(IF(LEFT(TRIM([$Translations.$B441]);LEN([.B$1]))=[.B$1];&quot;Yes&quot;;&quot;No&quot;)=IF(LEFT(TRIM([$Translations.$C441]);LEN([.B$1]))=[.B$1];&quot;Yes&quot;;&quot;No&quot;);&quot;&quot;;&quot;NO&quot;)">
            <text:p/>
          </table:table-cell>
          <table:table-cell table:formula="of:=IF(IF(LEFT(TRIM([$Translations.$B441]);LEN([.C$1]))=[.C$1];&quot;Yes&quot;;&quot;No&quot;)=IF(LEFT(TRIM([$Translations.$C441]);LEN([.C$1]))=[.C$1];&quot;Yes&quot;;&quot;No&quot;);&quot;&quot;;&quot;NO&quot;)">
            <text:p/>
          </table:table-cell>
          <table:table-cell table:formula="of:=IF(IF(LEFT(TRIM([$Translations.$B441]);LEN([.D$1]))=[.D$1];&quot;Yes&quot;;&quot;No&quot;)=IF(LEFT(TRIM([$Translations.$C441]);LEN([.D$1]))=[.D$1];&quot;Yes&quot;;&quot;No&quot;);&quot;&quot;;&quot;NO&quot;)">
            <text:p/>
          </table:table-cell>
          <table:table-cell table:formula="of:=IF(IF(LEFT(TRIM([$Translations.$B441]);LEN([.E$1]))=[.E$1];&quot;Yes&quot;;&quot;No&quot;)=IF(LEFT(TRIM([$Translations.$C441]);LEN([.E$1]))=[.E$1];&quot;Yes&quot;;&quot;No&quot;);&quot;&quot;;&quot;NO&quot;)">
            <text:p/>
          </table:table-cell>
          <table:table-cell table:formula="of:=IF(IF(LEFT(TRIM([$Translations.$B441]);LEN([.F$1]))=[.F$1];&quot;Yes&quot;;&quot;No&quot;)=IF(LEFT(TRIM([$Translations.$C441]);LEN([.F$1]))=[.F$1];&quot;Yes&quot;;&quot;No&quot;);&quot;&quot;;&quot;NO&quot;)">
            <text:p/>
          </table:table-cell>
          <table:table-cell table:formula="of:=IF(IF(LEFT(TRIM([$Translations.$B441]);LEN([.G$1]))=[.G$1];&quot;Yes&quot;;&quot;No&quot;)=IF(LEFT(TRIM([$Translations.$C441]);LEN([.G$1]))=[.G$1];&quot;Yes&quot;;&quot;No&quot;);&quot;&quot;;&quot;NO&quot;)">
            <text:p/>
          </table:table-cell>
        </table:table-row>
        <table:table-row table:style-name="ro8">
          <table:table-cell table:formula="of:=IF(IF(LEFT(TRIM([$Translations.$B442]);LEN([.A$1]))=[.A$1];&quot;Yes&quot;;&quot;No&quot;)=IF(LEFT(TRIM([$Translations.$C442]);LEN([.A$1]))=[.A$1];&quot;Yes&quot;;&quot;No&quot;);&quot;&quot;;&quot;NO&quot;)">
            <text:p/>
          </table:table-cell>
          <table:table-cell table:formula="of:=IF(IF(LEFT(TRIM([$Translations.$B442]);LEN([.B$1]))=[.B$1];&quot;Yes&quot;;&quot;No&quot;)=IF(LEFT(TRIM([$Translations.$C442]);LEN([.B$1]))=[.B$1];&quot;Yes&quot;;&quot;No&quot;);&quot;&quot;;&quot;NO&quot;)">
            <text:p/>
          </table:table-cell>
          <table:table-cell table:formula="of:=IF(IF(LEFT(TRIM([$Translations.$B442]);LEN([.C$1]))=[.C$1];&quot;Yes&quot;;&quot;No&quot;)=IF(LEFT(TRIM([$Translations.$C442]);LEN([.C$1]))=[.C$1];&quot;Yes&quot;;&quot;No&quot;);&quot;&quot;;&quot;NO&quot;)">
            <text:p/>
          </table:table-cell>
          <table:table-cell table:formula="of:=IF(IF(LEFT(TRIM([$Translations.$B442]);LEN([.D$1]))=[.D$1];&quot;Yes&quot;;&quot;No&quot;)=IF(LEFT(TRIM([$Translations.$C442]);LEN([.D$1]))=[.D$1];&quot;Yes&quot;;&quot;No&quot;);&quot;&quot;;&quot;NO&quot;)">
            <text:p/>
          </table:table-cell>
          <table:table-cell table:formula="of:=IF(IF(LEFT(TRIM([$Translations.$B442]);LEN([.E$1]))=[.E$1];&quot;Yes&quot;;&quot;No&quot;)=IF(LEFT(TRIM([$Translations.$C442]);LEN([.E$1]))=[.E$1];&quot;Yes&quot;;&quot;No&quot;);&quot;&quot;;&quot;NO&quot;)">
            <text:p/>
          </table:table-cell>
          <table:table-cell table:formula="of:=IF(IF(LEFT(TRIM([$Translations.$B442]);LEN([.F$1]))=[.F$1];&quot;Yes&quot;;&quot;No&quot;)=IF(LEFT(TRIM([$Translations.$C442]);LEN([.F$1]))=[.F$1];&quot;Yes&quot;;&quot;No&quot;);&quot;&quot;;&quot;NO&quot;)">
            <text:p/>
          </table:table-cell>
          <table:table-cell table:formula="of:=IF(IF(LEFT(TRIM([$Translations.$B442]);LEN([.G$1]))=[.G$1];&quot;Yes&quot;;&quot;No&quot;)=IF(LEFT(TRIM([$Translations.$C442]);LEN([.G$1]))=[.G$1];&quot;Yes&quot;;&quot;No&quot;);&quot;&quot;;&quot;NO&quot;)">
            <text:p/>
          </table:table-cell>
        </table:table-row>
        <table:table-row table:style-name="ro8">
          <table:table-cell table:formula="of:=IF(IF(LEFT(TRIM([$Translations.$B443]);LEN([.A$1]))=[.A$1];&quot;Yes&quot;;&quot;No&quot;)=IF(LEFT(TRIM([$Translations.$C443]);LEN([.A$1]))=[.A$1];&quot;Yes&quot;;&quot;No&quot;);&quot;&quot;;&quot;NO&quot;)">
            <text:p/>
          </table:table-cell>
          <table:table-cell table:formula="of:=IF(IF(LEFT(TRIM([$Translations.$B443]);LEN([.B$1]))=[.B$1];&quot;Yes&quot;;&quot;No&quot;)=IF(LEFT(TRIM([$Translations.$C443]);LEN([.B$1]))=[.B$1];&quot;Yes&quot;;&quot;No&quot;);&quot;&quot;;&quot;NO&quot;)">
            <text:p/>
          </table:table-cell>
          <table:table-cell table:formula="of:=IF(IF(LEFT(TRIM([$Translations.$B443]);LEN([.C$1]))=[.C$1];&quot;Yes&quot;;&quot;No&quot;)=IF(LEFT(TRIM([$Translations.$C443]);LEN([.C$1]))=[.C$1];&quot;Yes&quot;;&quot;No&quot;);&quot;&quot;;&quot;NO&quot;)">
            <text:p/>
          </table:table-cell>
          <table:table-cell table:formula="of:=IF(IF(LEFT(TRIM([$Translations.$B443]);LEN([.D$1]))=[.D$1];&quot;Yes&quot;;&quot;No&quot;)=IF(LEFT(TRIM([$Translations.$C443]);LEN([.D$1]))=[.D$1];&quot;Yes&quot;;&quot;No&quot;);&quot;&quot;;&quot;NO&quot;)">
            <text:p/>
          </table:table-cell>
          <table:table-cell table:formula="of:=IF(IF(LEFT(TRIM([$Translations.$B443]);LEN([.E$1]))=[.E$1];&quot;Yes&quot;;&quot;No&quot;)=IF(LEFT(TRIM([$Translations.$C443]);LEN([.E$1]))=[.E$1];&quot;Yes&quot;;&quot;No&quot;);&quot;&quot;;&quot;NO&quot;)">
            <text:p/>
          </table:table-cell>
          <table:table-cell table:formula="of:=IF(IF(LEFT(TRIM([$Translations.$B443]);LEN([.F$1]))=[.F$1];&quot;Yes&quot;;&quot;No&quot;)=IF(LEFT(TRIM([$Translations.$C443]);LEN([.F$1]))=[.F$1];&quot;Yes&quot;;&quot;No&quot;);&quot;&quot;;&quot;NO&quot;)">
            <text:p/>
          </table:table-cell>
          <table:table-cell table:formula="of:=IF(IF(LEFT(TRIM([$Translations.$B443]);LEN([.G$1]))=[.G$1];&quot;Yes&quot;;&quot;No&quot;)=IF(LEFT(TRIM([$Translations.$C443]);LEN([.G$1]))=[.G$1];&quot;Yes&quot;;&quot;No&quot;);&quot;&quot;;&quot;NO&quot;)">
            <text:p/>
          </table:table-cell>
        </table:table-row>
        <table:table-row table:style-name="ro8">
          <table:table-cell table:formula="of:=IF(IF(LEFT(TRIM([$Translations.$B444]);LEN([.A$1]))=[.A$1];&quot;Yes&quot;;&quot;No&quot;)=IF(LEFT(TRIM([$Translations.$C444]);LEN([.A$1]))=[.A$1];&quot;Yes&quot;;&quot;No&quot;);&quot;&quot;;&quot;NO&quot;)">
            <text:p/>
          </table:table-cell>
          <table:table-cell table:formula="of:=IF(IF(LEFT(TRIM([$Translations.$B444]);LEN([.B$1]))=[.B$1];&quot;Yes&quot;;&quot;No&quot;)=IF(LEFT(TRIM([$Translations.$C444]);LEN([.B$1]))=[.B$1];&quot;Yes&quot;;&quot;No&quot;);&quot;&quot;;&quot;NO&quot;)">
            <text:p/>
          </table:table-cell>
          <table:table-cell table:formula="of:=IF(IF(LEFT(TRIM([$Translations.$B444]);LEN([.C$1]))=[.C$1];&quot;Yes&quot;;&quot;No&quot;)=IF(LEFT(TRIM([$Translations.$C444]);LEN([.C$1]))=[.C$1];&quot;Yes&quot;;&quot;No&quot;);&quot;&quot;;&quot;NO&quot;)">
            <text:p/>
          </table:table-cell>
          <table:table-cell table:formula="of:=IF(IF(LEFT(TRIM([$Translations.$B444]);LEN([.D$1]))=[.D$1];&quot;Yes&quot;;&quot;No&quot;)=IF(LEFT(TRIM([$Translations.$C444]);LEN([.D$1]))=[.D$1];&quot;Yes&quot;;&quot;No&quot;);&quot;&quot;;&quot;NO&quot;)">
            <text:p/>
          </table:table-cell>
          <table:table-cell table:formula="of:=IF(IF(LEFT(TRIM([$Translations.$B444]);LEN([.E$1]))=[.E$1];&quot;Yes&quot;;&quot;No&quot;)=IF(LEFT(TRIM([$Translations.$C444]);LEN([.E$1]))=[.E$1];&quot;Yes&quot;;&quot;No&quot;);&quot;&quot;;&quot;NO&quot;)">
            <text:p/>
          </table:table-cell>
          <table:table-cell table:formula="of:=IF(IF(LEFT(TRIM([$Translations.$B444]);LEN([.F$1]))=[.F$1];&quot;Yes&quot;;&quot;No&quot;)=IF(LEFT(TRIM([$Translations.$C444]);LEN([.F$1]))=[.F$1];&quot;Yes&quot;;&quot;No&quot;);&quot;&quot;;&quot;NO&quot;)">
            <text:p/>
          </table:table-cell>
          <table:table-cell table:formula="of:=IF(IF(LEFT(TRIM([$Translations.$B444]);LEN([.G$1]))=[.G$1];&quot;Yes&quot;;&quot;No&quot;)=IF(LEFT(TRIM([$Translations.$C444]);LEN([.G$1]))=[.G$1];&quot;Yes&quot;;&quot;No&quot;);&quot;&quot;;&quot;NO&quot;)">
            <text:p/>
          </table:table-cell>
        </table:table-row>
        <table:table-row table:style-name="ro8">
          <table:table-cell table:formula="of:=IF(IF(LEFT(TRIM([$Translations.$B445]);LEN([.A$1]))=[.A$1];&quot;Yes&quot;;&quot;No&quot;)=IF(LEFT(TRIM([$Translations.$C445]);LEN([.A$1]))=[.A$1];&quot;Yes&quot;;&quot;No&quot;);&quot;&quot;;&quot;NO&quot;)">
            <text:p/>
          </table:table-cell>
          <table:table-cell table:formula="of:=IF(IF(LEFT(TRIM([$Translations.$B445]);LEN([.B$1]))=[.B$1];&quot;Yes&quot;;&quot;No&quot;)=IF(LEFT(TRIM([$Translations.$C445]);LEN([.B$1]))=[.B$1];&quot;Yes&quot;;&quot;No&quot;);&quot;&quot;;&quot;NO&quot;)">
            <text:p/>
          </table:table-cell>
          <table:table-cell table:formula="of:=IF(IF(LEFT(TRIM([$Translations.$B445]);LEN([.C$1]))=[.C$1];&quot;Yes&quot;;&quot;No&quot;)=IF(LEFT(TRIM([$Translations.$C445]);LEN([.C$1]))=[.C$1];&quot;Yes&quot;;&quot;No&quot;);&quot;&quot;;&quot;NO&quot;)">
            <text:p/>
          </table:table-cell>
          <table:table-cell table:formula="of:=IF(IF(LEFT(TRIM([$Translations.$B445]);LEN([.D$1]))=[.D$1];&quot;Yes&quot;;&quot;No&quot;)=IF(LEFT(TRIM([$Translations.$C445]);LEN([.D$1]))=[.D$1];&quot;Yes&quot;;&quot;No&quot;);&quot;&quot;;&quot;NO&quot;)">
            <text:p/>
          </table:table-cell>
          <table:table-cell table:formula="of:=IF(IF(LEFT(TRIM([$Translations.$B445]);LEN([.E$1]))=[.E$1];&quot;Yes&quot;;&quot;No&quot;)=IF(LEFT(TRIM([$Translations.$C445]);LEN([.E$1]))=[.E$1];&quot;Yes&quot;;&quot;No&quot;);&quot;&quot;;&quot;NO&quot;)">
            <text:p/>
          </table:table-cell>
          <table:table-cell table:formula="of:=IF(IF(LEFT(TRIM([$Translations.$B445]);LEN([.F$1]))=[.F$1];&quot;Yes&quot;;&quot;No&quot;)=IF(LEFT(TRIM([$Translations.$C445]);LEN([.F$1]))=[.F$1];&quot;Yes&quot;;&quot;No&quot;);&quot;&quot;;&quot;NO&quot;)">
            <text:p/>
          </table:table-cell>
          <table:table-cell table:formula="of:=IF(IF(LEFT(TRIM([$Translations.$B445]);LEN([.G$1]))=[.G$1];&quot;Yes&quot;;&quot;No&quot;)=IF(LEFT(TRIM([$Translations.$C445]);LEN([.G$1]))=[.G$1];&quot;Yes&quot;;&quot;No&quot;);&quot;&quot;;&quot;NO&quot;)">
            <text:p/>
          </table:table-cell>
        </table:table-row>
        <table:table-row table:style-name="ro8">
          <table:table-cell table:formula="of:=IF(IF(LEFT(TRIM([$Translations.$B446]);LEN([.A$1]))=[.A$1];&quot;Yes&quot;;&quot;No&quot;)=IF(LEFT(TRIM([$Translations.$C446]);LEN([.A$1]))=[.A$1];&quot;Yes&quot;;&quot;No&quot;);&quot;&quot;;&quot;NO&quot;)">
            <text:p/>
          </table:table-cell>
          <table:table-cell table:formula="of:=IF(IF(LEFT(TRIM([$Translations.$B446]);LEN([.B$1]))=[.B$1];&quot;Yes&quot;;&quot;No&quot;)=IF(LEFT(TRIM([$Translations.$C446]);LEN([.B$1]))=[.B$1];&quot;Yes&quot;;&quot;No&quot;);&quot;&quot;;&quot;NO&quot;)">
            <text:p/>
          </table:table-cell>
          <table:table-cell table:formula="of:=IF(IF(LEFT(TRIM([$Translations.$B446]);LEN([.C$1]))=[.C$1];&quot;Yes&quot;;&quot;No&quot;)=IF(LEFT(TRIM([$Translations.$C446]);LEN([.C$1]))=[.C$1];&quot;Yes&quot;;&quot;No&quot;);&quot;&quot;;&quot;NO&quot;)">
            <text:p/>
          </table:table-cell>
          <table:table-cell table:formula="of:=IF(IF(LEFT(TRIM([$Translations.$B446]);LEN([.D$1]))=[.D$1];&quot;Yes&quot;;&quot;No&quot;)=IF(LEFT(TRIM([$Translations.$C446]);LEN([.D$1]))=[.D$1];&quot;Yes&quot;;&quot;No&quot;);&quot;&quot;;&quot;NO&quot;)">
            <text:p/>
          </table:table-cell>
          <table:table-cell table:formula="of:=IF(IF(LEFT(TRIM([$Translations.$B446]);LEN([.E$1]))=[.E$1];&quot;Yes&quot;;&quot;No&quot;)=IF(LEFT(TRIM([$Translations.$C446]);LEN([.E$1]))=[.E$1];&quot;Yes&quot;;&quot;No&quot;);&quot;&quot;;&quot;NO&quot;)">
            <text:p/>
          </table:table-cell>
          <table:table-cell table:formula="of:=IF(IF(LEFT(TRIM([$Translations.$B446]);LEN([.F$1]))=[.F$1];&quot;Yes&quot;;&quot;No&quot;)=IF(LEFT(TRIM([$Translations.$C446]);LEN([.F$1]))=[.F$1];&quot;Yes&quot;;&quot;No&quot;);&quot;&quot;;&quot;NO&quot;)">
            <text:p/>
          </table:table-cell>
          <table:table-cell table:formula="of:=IF(IF(LEFT(TRIM([$Translations.$B446]);LEN([.G$1]))=[.G$1];&quot;Yes&quot;;&quot;No&quot;)=IF(LEFT(TRIM([$Translations.$C446]);LEN([.G$1]))=[.G$1];&quot;Yes&quot;;&quot;No&quot;);&quot;&quot;;&quot;NO&quot;)">
            <text:p/>
          </table:table-cell>
        </table:table-row>
        <table:table-row table:style-name="ro8">
          <table:table-cell table:formula="of:=IF(IF(LEFT(TRIM([$Translations.$B447]);LEN([.A$1]))=[.A$1];&quot;Yes&quot;;&quot;No&quot;)=IF(LEFT(TRIM([$Translations.$C447]);LEN([.A$1]))=[.A$1];&quot;Yes&quot;;&quot;No&quot;);&quot;&quot;;&quot;NO&quot;)">
            <text:p/>
          </table:table-cell>
          <table:table-cell table:formula="of:=IF(IF(LEFT(TRIM([$Translations.$B447]);LEN([.B$1]))=[.B$1];&quot;Yes&quot;;&quot;No&quot;)=IF(LEFT(TRIM([$Translations.$C447]);LEN([.B$1]))=[.B$1];&quot;Yes&quot;;&quot;No&quot;);&quot;&quot;;&quot;NO&quot;)">
            <text:p/>
          </table:table-cell>
          <table:table-cell table:formula="of:=IF(IF(LEFT(TRIM([$Translations.$B447]);LEN([.C$1]))=[.C$1];&quot;Yes&quot;;&quot;No&quot;)=IF(LEFT(TRIM([$Translations.$C447]);LEN([.C$1]))=[.C$1];&quot;Yes&quot;;&quot;No&quot;);&quot;&quot;;&quot;NO&quot;)">
            <text:p/>
          </table:table-cell>
          <table:table-cell table:formula="of:=IF(IF(LEFT(TRIM([$Translations.$B447]);LEN([.D$1]))=[.D$1];&quot;Yes&quot;;&quot;No&quot;)=IF(LEFT(TRIM([$Translations.$C447]);LEN([.D$1]))=[.D$1];&quot;Yes&quot;;&quot;No&quot;);&quot;&quot;;&quot;NO&quot;)">
            <text:p/>
          </table:table-cell>
          <table:table-cell table:formula="of:=IF(IF(LEFT(TRIM([$Translations.$B447]);LEN([.E$1]))=[.E$1];&quot;Yes&quot;;&quot;No&quot;)=IF(LEFT(TRIM([$Translations.$C447]);LEN([.E$1]))=[.E$1];&quot;Yes&quot;;&quot;No&quot;);&quot;&quot;;&quot;NO&quot;)">
            <text:p/>
          </table:table-cell>
          <table:table-cell table:formula="of:=IF(IF(LEFT(TRIM([$Translations.$B447]);LEN([.F$1]))=[.F$1];&quot;Yes&quot;;&quot;No&quot;)=IF(LEFT(TRIM([$Translations.$C447]);LEN([.F$1]))=[.F$1];&quot;Yes&quot;;&quot;No&quot;);&quot;&quot;;&quot;NO&quot;)">
            <text:p/>
          </table:table-cell>
          <table:table-cell table:formula="of:=IF(IF(LEFT(TRIM([$Translations.$B447]);LEN([.G$1]))=[.G$1];&quot;Yes&quot;;&quot;No&quot;)=IF(LEFT(TRIM([$Translations.$C447]);LEN([.G$1]))=[.G$1];&quot;Yes&quot;;&quot;No&quot;);&quot;&quot;;&quot;NO&quot;)">
            <text:p/>
          </table:table-cell>
        </table:table-row>
        <table:table-row table:style-name="ro8">
          <table:table-cell table:formula="of:=IF(IF(LEFT(TRIM([$Translations.$B448]);LEN([.A$1]))=[.A$1];&quot;Yes&quot;;&quot;No&quot;)=IF(LEFT(TRIM([$Translations.$C448]);LEN([.A$1]))=[.A$1];&quot;Yes&quot;;&quot;No&quot;);&quot;&quot;;&quot;NO&quot;)">
            <text:p/>
          </table:table-cell>
          <table:table-cell table:formula="of:=IF(IF(LEFT(TRIM([$Translations.$B448]);LEN([.B$1]))=[.B$1];&quot;Yes&quot;;&quot;No&quot;)=IF(LEFT(TRIM([$Translations.$C448]);LEN([.B$1]))=[.B$1];&quot;Yes&quot;;&quot;No&quot;);&quot;&quot;;&quot;NO&quot;)">
            <text:p/>
          </table:table-cell>
          <table:table-cell table:formula="of:=IF(IF(LEFT(TRIM([$Translations.$B448]);LEN([.C$1]))=[.C$1];&quot;Yes&quot;;&quot;No&quot;)=IF(LEFT(TRIM([$Translations.$C448]);LEN([.C$1]))=[.C$1];&quot;Yes&quot;;&quot;No&quot;);&quot;&quot;;&quot;NO&quot;)">
            <text:p/>
          </table:table-cell>
          <table:table-cell table:formula="of:=IF(IF(LEFT(TRIM([$Translations.$B448]);LEN([.D$1]))=[.D$1];&quot;Yes&quot;;&quot;No&quot;)=IF(LEFT(TRIM([$Translations.$C448]);LEN([.D$1]))=[.D$1];&quot;Yes&quot;;&quot;No&quot;);&quot;&quot;;&quot;NO&quot;)">
            <text:p/>
          </table:table-cell>
          <table:table-cell table:formula="of:=IF(IF(LEFT(TRIM([$Translations.$B448]);LEN([.E$1]))=[.E$1];&quot;Yes&quot;;&quot;No&quot;)=IF(LEFT(TRIM([$Translations.$C448]);LEN([.E$1]))=[.E$1];&quot;Yes&quot;;&quot;No&quot;);&quot;&quot;;&quot;NO&quot;)">
            <text:p/>
          </table:table-cell>
          <table:table-cell table:formula="of:=IF(IF(LEFT(TRIM([$Translations.$B448]);LEN([.F$1]))=[.F$1];&quot;Yes&quot;;&quot;No&quot;)=IF(LEFT(TRIM([$Translations.$C448]);LEN([.F$1]))=[.F$1];&quot;Yes&quot;;&quot;No&quot;);&quot;&quot;;&quot;NO&quot;)">
            <text:p/>
          </table:table-cell>
          <table:table-cell table:formula="of:=IF(IF(LEFT(TRIM([$Translations.$B448]);LEN([.G$1]))=[.G$1];&quot;Yes&quot;;&quot;No&quot;)=IF(LEFT(TRIM([$Translations.$C448]);LEN([.G$1]))=[.G$1];&quot;Yes&quot;;&quot;No&quot;);&quot;&quot;;&quot;NO&quot;)">
            <text:p/>
          </table:table-cell>
        </table:table-row>
        <table:table-row table:style-name="ro8">
          <table:table-cell table:formula="of:=IF(IF(LEFT(TRIM([$Translations.$B449]);LEN([.A$1]))=[.A$1];&quot;Yes&quot;;&quot;No&quot;)=IF(LEFT(TRIM([$Translations.$C449]);LEN([.A$1]))=[.A$1];&quot;Yes&quot;;&quot;No&quot;);&quot;&quot;;&quot;NO&quot;)">
            <text:p/>
          </table:table-cell>
          <table:table-cell table:formula="of:=IF(IF(LEFT(TRIM([$Translations.$B449]);LEN([.B$1]))=[.B$1];&quot;Yes&quot;;&quot;No&quot;)=IF(LEFT(TRIM([$Translations.$C449]);LEN([.B$1]))=[.B$1];&quot;Yes&quot;;&quot;No&quot;);&quot;&quot;;&quot;NO&quot;)">
            <text:p/>
          </table:table-cell>
          <table:table-cell table:formula="of:=IF(IF(LEFT(TRIM([$Translations.$B449]);LEN([.C$1]))=[.C$1];&quot;Yes&quot;;&quot;No&quot;)=IF(LEFT(TRIM([$Translations.$C449]);LEN([.C$1]))=[.C$1];&quot;Yes&quot;;&quot;No&quot;);&quot;&quot;;&quot;NO&quot;)">
            <text:p/>
          </table:table-cell>
          <table:table-cell table:formula="of:=IF(IF(LEFT(TRIM([$Translations.$B449]);LEN([.D$1]))=[.D$1];&quot;Yes&quot;;&quot;No&quot;)=IF(LEFT(TRIM([$Translations.$C449]);LEN([.D$1]))=[.D$1];&quot;Yes&quot;;&quot;No&quot;);&quot;&quot;;&quot;NO&quot;)">
            <text:p/>
          </table:table-cell>
          <table:table-cell table:formula="of:=IF(IF(LEFT(TRIM([$Translations.$B449]);LEN([.E$1]))=[.E$1];&quot;Yes&quot;;&quot;No&quot;)=IF(LEFT(TRIM([$Translations.$C449]);LEN([.E$1]))=[.E$1];&quot;Yes&quot;;&quot;No&quot;);&quot;&quot;;&quot;NO&quot;)">
            <text:p/>
          </table:table-cell>
          <table:table-cell table:formula="of:=IF(IF(LEFT(TRIM([$Translations.$B449]);LEN([.F$1]))=[.F$1];&quot;Yes&quot;;&quot;No&quot;)=IF(LEFT(TRIM([$Translations.$C449]);LEN([.F$1]))=[.F$1];&quot;Yes&quot;;&quot;No&quot;);&quot;&quot;;&quot;NO&quot;)">
            <text:p/>
          </table:table-cell>
          <table:table-cell table:formula="of:=IF(IF(LEFT(TRIM([$Translations.$B449]);LEN([.G$1]))=[.G$1];&quot;Yes&quot;;&quot;No&quot;)=IF(LEFT(TRIM([$Translations.$C449]);LEN([.G$1]))=[.G$1];&quot;Yes&quot;;&quot;No&quot;);&quot;&quot;;&quot;NO&quot;)">
            <text:p/>
          </table:table-cell>
        </table:table-row>
        <table:table-row table:style-name="ro8">
          <table:table-cell table:formula="of:=IF(IF(LEFT(TRIM([$Translations.$B450]);LEN([.A$1]))=[.A$1];&quot;Yes&quot;;&quot;No&quot;)=IF(LEFT(TRIM([$Translations.$C450]);LEN([.A$1]))=[.A$1];&quot;Yes&quot;;&quot;No&quot;);&quot;&quot;;&quot;NO&quot;)">
            <text:p/>
          </table:table-cell>
          <table:table-cell table:formula="of:=IF(IF(LEFT(TRIM([$Translations.$B450]);LEN([.B$1]))=[.B$1];&quot;Yes&quot;;&quot;No&quot;)=IF(LEFT(TRIM([$Translations.$C450]);LEN([.B$1]))=[.B$1];&quot;Yes&quot;;&quot;No&quot;);&quot;&quot;;&quot;NO&quot;)">
            <text:p/>
          </table:table-cell>
          <table:table-cell table:formula="of:=IF(IF(LEFT(TRIM([$Translations.$B450]);LEN([.C$1]))=[.C$1];&quot;Yes&quot;;&quot;No&quot;)=IF(LEFT(TRIM([$Translations.$C450]);LEN([.C$1]))=[.C$1];&quot;Yes&quot;;&quot;No&quot;);&quot;&quot;;&quot;NO&quot;)">
            <text:p/>
          </table:table-cell>
          <table:table-cell table:formula="of:=IF(IF(LEFT(TRIM([$Translations.$B450]);LEN([.D$1]))=[.D$1];&quot;Yes&quot;;&quot;No&quot;)=IF(LEFT(TRIM([$Translations.$C450]);LEN([.D$1]))=[.D$1];&quot;Yes&quot;;&quot;No&quot;);&quot;&quot;;&quot;NO&quot;)">
            <text:p/>
          </table:table-cell>
          <table:table-cell table:formula="of:=IF(IF(LEFT(TRIM([$Translations.$B450]);LEN([.E$1]))=[.E$1];&quot;Yes&quot;;&quot;No&quot;)=IF(LEFT(TRIM([$Translations.$C450]);LEN([.E$1]))=[.E$1];&quot;Yes&quot;;&quot;No&quot;);&quot;&quot;;&quot;NO&quot;)">
            <text:p/>
          </table:table-cell>
          <table:table-cell table:formula="of:=IF(IF(LEFT(TRIM([$Translations.$B450]);LEN([.F$1]))=[.F$1];&quot;Yes&quot;;&quot;No&quot;)=IF(LEFT(TRIM([$Translations.$C450]);LEN([.F$1]))=[.F$1];&quot;Yes&quot;;&quot;No&quot;);&quot;&quot;;&quot;NO&quot;)">
            <text:p/>
          </table:table-cell>
          <table:table-cell table:formula="of:=IF(IF(LEFT(TRIM([$Translations.$B450]);LEN([.G$1]))=[.G$1];&quot;Yes&quot;;&quot;No&quot;)=IF(LEFT(TRIM([$Translations.$C450]);LEN([.G$1]))=[.G$1];&quot;Yes&quot;;&quot;No&quot;);&quot;&quot;;&quot;NO&quot;)">
            <text:p/>
          </table:table-cell>
        </table:table-row>
        <table:table-row table:style-name="ro8">
          <table:table-cell table:formula="of:=IF(IF(LEFT(TRIM([$Translations.$B451]);LEN([.A$1]))=[.A$1];&quot;Yes&quot;;&quot;No&quot;)=IF(LEFT(TRIM([$Translations.$C451]);LEN([.A$1]))=[.A$1];&quot;Yes&quot;;&quot;No&quot;);&quot;&quot;;&quot;NO&quot;)">
            <text:p/>
          </table:table-cell>
          <table:table-cell table:formula="of:=IF(IF(LEFT(TRIM([$Translations.$B451]);LEN([.B$1]))=[.B$1];&quot;Yes&quot;;&quot;No&quot;)=IF(LEFT(TRIM([$Translations.$C451]);LEN([.B$1]))=[.B$1];&quot;Yes&quot;;&quot;No&quot;);&quot;&quot;;&quot;NO&quot;)">
            <text:p/>
          </table:table-cell>
          <table:table-cell table:formula="of:=IF(IF(LEFT(TRIM([$Translations.$B451]);LEN([.C$1]))=[.C$1];&quot;Yes&quot;;&quot;No&quot;)=IF(LEFT(TRIM([$Translations.$C451]);LEN([.C$1]))=[.C$1];&quot;Yes&quot;;&quot;No&quot;);&quot;&quot;;&quot;NO&quot;)">
            <text:p/>
          </table:table-cell>
          <table:table-cell table:formula="of:=IF(IF(LEFT(TRIM([$Translations.$B451]);LEN([.D$1]))=[.D$1];&quot;Yes&quot;;&quot;No&quot;)=IF(LEFT(TRIM([$Translations.$C451]);LEN([.D$1]))=[.D$1];&quot;Yes&quot;;&quot;No&quot;);&quot;&quot;;&quot;NO&quot;)">
            <text:p/>
          </table:table-cell>
          <table:table-cell table:formula="of:=IF(IF(LEFT(TRIM([$Translations.$B451]);LEN([.E$1]))=[.E$1];&quot;Yes&quot;;&quot;No&quot;)=IF(LEFT(TRIM([$Translations.$C451]);LEN([.E$1]))=[.E$1];&quot;Yes&quot;;&quot;No&quot;);&quot;&quot;;&quot;NO&quot;)">
            <text:p/>
          </table:table-cell>
          <table:table-cell table:formula="of:=IF(IF(LEFT(TRIM([$Translations.$B451]);LEN([.F$1]))=[.F$1];&quot;Yes&quot;;&quot;No&quot;)=IF(LEFT(TRIM([$Translations.$C451]);LEN([.F$1]))=[.F$1];&quot;Yes&quot;;&quot;No&quot;);&quot;&quot;;&quot;NO&quot;)">
            <text:p/>
          </table:table-cell>
          <table:table-cell table:formula="of:=IF(IF(LEFT(TRIM([$Translations.$B451]);LEN([.G$1]))=[.G$1];&quot;Yes&quot;;&quot;No&quot;)=IF(LEFT(TRIM([$Translations.$C451]);LEN([.G$1]))=[.G$1];&quot;Yes&quot;;&quot;No&quot;);&quot;&quot;;&quot;NO&quot;)">
            <text:p/>
          </table:table-cell>
        </table:table-row>
        <table:table-row table:style-name="ro8">
          <table:table-cell table:formula="of:=IF(IF(LEFT(TRIM([$Translations.$B452]);LEN([.A$1]))=[.A$1];&quot;Yes&quot;;&quot;No&quot;)=IF(LEFT(TRIM([$Translations.$C452]);LEN([.A$1]))=[.A$1];&quot;Yes&quot;;&quot;No&quot;);&quot;&quot;;&quot;NO&quot;)">
            <text:p/>
          </table:table-cell>
          <table:table-cell table:formula="of:=IF(IF(LEFT(TRIM([$Translations.$B452]);LEN([.B$1]))=[.B$1];&quot;Yes&quot;;&quot;No&quot;)=IF(LEFT(TRIM([$Translations.$C452]);LEN([.B$1]))=[.B$1];&quot;Yes&quot;;&quot;No&quot;);&quot;&quot;;&quot;NO&quot;)">
            <text:p/>
          </table:table-cell>
          <table:table-cell table:formula="of:=IF(IF(LEFT(TRIM([$Translations.$B452]);LEN([.C$1]))=[.C$1];&quot;Yes&quot;;&quot;No&quot;)=IF(LEFT(TRIM([$Translations.$C452]);LEN([.C$1]))=[.C$1];&quot;Yes&quot;;&quot;No&quot;);&quot;&quot;;&quot;NO&quot;)">
            <text:p/>
          </table:table-cell>
          <table:table-cell table:formula="of:=IF(IF(LEFT(TRIM([$Translations.$B452]);LEN([.D$1]))=[.D$1];&quot;Yes&quot;;&quot;No&quot;)=IF(LEFT(TRIM([$Translations.$C452]);LEN([.D$1]))=[.D$1];&quot;Yes&quot;;&quot;No&quot;);&quot;&quot;;&quot;NO&quot;)">
            <text:p/>
          </table:table-cell>
          <table:table-cell table:formula="of:=IF(IF(LEFT(TRIM([$Translations.$B452]);LEN([.E$1]))=[.E$1];&quot;Yes&quot;;&quot;No&quot;)=IF(LEFT(TRIM([$Translations.$C452]);LEN([.E$1]))=[.E$1];&quot;Yes&quot;;&quot;No&quot;);&quot;&quot;;&quot;NO&quot;)">
            <text:p/>
          </table:table-cell>
          <table:table-cell table:formula="of:=IF(IF(LEFT(TRIM([$Translations.$B452]);LEN([.F$1]))=[.F$1];&quot;Yes&quot;;&quot;No&quot;)=IF(LEFT(TRIM([$Translations.$C452]);LEN([.F$1]))=[.F$1];&quot;Yes&quot;;&quot;No&quot;);&quot;&quot;;&quot;NO&quot;)">
            <text:p/>
          </table:table-cell>
          <table:table-cell table:formula="of:=IF(IF(LEFT(TRIM([$Translations.$B452]);LEN([.G$1]))=[.G$1];&quot;Yes&quot;;&quot;No&quot;)=IF(LEFT(TRIM([$Translations.$C452]);LEN([.G$1]))=[.G$1];&quot;Yes&quot;;&quot;No&quot;);&quot;&quot;;&quot;NO&quot;)">
            <text:p/>
          </table:table-cell>
        </table:table-row>
        <table:table-row table:style-name="ro8">
          <table:table-cell table:formula="of:=IF(IF(LEFT(TRIM([$Translations.$B453]);LEN([.A$1]))=[.A$1];&quot;Yes&quot;;&quot;No&quot;)=IF(LEFT(TRIM([$Translations.$C453]);LEN([.A$1]))=[.A$1];&quot;Yes&quot;;&quot;No&quot;);&quot;&quot;;&quot;NO&quot;)">
            <text:p/>
          </table:table-cell>
          <table:table-cell table:formula="of:=IF(IF(LEFT(TRIM([$Translations.$B453]);LEN([.B$1]))=[.B$1];&quot;Yes&quot;;&quot;No&quot;)=IF(LEFT(TRIM([$Translations.$C453]);LEN([.B$1]))=[.B$1];&quot;Yes&quot;;&quot;No&quot;);&quot;&quot;;&quot;NO&quot;)">
            <text:p/>
          </table:table-cell>
          <table:table-cell table:formula="of:=IF(IF(LEFT(TRIM([$Translations.$B453]);LEN([.C$1]))=[.C$1];&quot;Yes&quot;;&quot;No&quot;)=IF(LEFT(TRIM([$Translations.$C453]);LEN([.C$1]))=[.C$1];&quot;Yes&quot;;&quot;No&quot;);&quot;&quot;;&quot;NO&quot;)">
            <text:p/>
          </table:table-cell>
          <table:table-cell table:formula="of:=IF(IF(LEFT(TRIM([$Translations.$B453]);LEN([.D$1]))=[.D$1];&quot;Yes&quot;;&quot;No&quot;)=IF(LEFT(TRIM([$Translations.$C453]);LEN([.D$1]))=[.D$1];&quot;Yes&quot;;&quot;No&quot;);&quot;&quot;;&quot;NO&quot;)">
            <text:p/>
          </table:table-cell>
          <table:table-cell table:formula="of:=IF(IF(LEFT(TRIM([$Translations.$B453]);LEN([.E$1]))=[.E$1];&quot;Yes&quot;;&quot;No&quot;)=IF(LEFT(TRIM([$Translations.$C453]);LEN([.E$1]))=[.E$1];&quot;Yes&quot;;&quot;No&quot;);&quot;&quot;;&quot;NO&quot;)">
            <text:p/>
          </table:table-cell>
          <table:table-cell table:formula="of:=IF(IF(LEFT(TRIM([$Translations.$B453]);LEN([.F$1]))=[.F$1];&quot;Yes&quot;;&quot;No&quot;)=IF(LEFT(TRIM([$Translations.$C453]);LEN([.F$1]))=[.F$1];&quot;Yes&quot;;&quot;No&quot;);&quot;&quot;;&quot;NO&quot;)">
            <text:p/>
          </table:table-cell>
          <table:table-cell table:formula="of:=IF(IF(LEFT(TRIM([$Translations.$B453]);LEN([.G$1]))=[.G$1];&quot;Yes&quot;;&quot;No&quot;)=IF(LEFT(TRIM([$Translations.$C453]);LEN([.G$1]))=[.G$1];&quot;Yes&quot;;&quot;No&quot;);&quot;&quot;;&quot;NO&quot;)">
            <text:p/>
          </table:table-cell>
        </table:table-row>
        <table:table-row table:style-name="ro8">
          <table:table-cell table:formula="of:=IF(IF(LEFT(TRIM([$Translations.$B454]);LEN([.A$1]))=[.A$1];&quot;Yes&quot;;&quot;No&quot;)=IF(LEFT(TRIM([$Translations.$C454]);LEN([.A$1]))=[.A$1];&quot;Yes&quot;;&quot;No&quot;);&quot;&quot;;&quot;NO&quot;)">
            <text:p/>
          </table:table-cell>
          <table:table-cell table:formula="of:=IF(IF(LEFT(TRIM([$Translations.$B454]);LEN([.B$1]))=[.B$1];&quot;Yes&quot;;&quot;No&quot;)=IF(LEFT(TRIM([$Translations.$C454]);LEN([.B$1]))=[.B$1];&quot;Yes&quot;;&quot;No&quot;);&quot;&quot;;&quot;NO&quot;)">
            <text:p/>
          </table:table-cell>
          <table:table-cell table:formula="of:=IF(IF(LEFT(TRIM([$Translations.$B454]);LEN([.C$1]))=[.C$1];&quot;Yes&quot;;&quot;No&quot;)=IF(LEFT(TRIM([$Translations.$C454]);LEN([.C$1]))=[.C$1];&quot;Yes&quot;;&quot;No&quot;);&quot;&quot;;&quot;NO&quot;)">
            <text:p/>
          </table:table-cell>
          <table:table-cell table:formula="of:=IF(IF(LEFT(TRIM([$Translations.$B454]);LEN([.D$1]))=[.D$1];&quot;Yes&quot;;&quot;No&quot;)=IF(LEFT(TRIM([$Translations.$C454]);LEN([.D$1]))=[.D$1];&quot;Yes&quot;;&quot;No&quot;);&quot;&quot;;&quot;NO&quot;)">
            <text:p/>
          </table:table-cell>
          <table:table-cell table:formula="of:=IF(IF(LEFT(TRIM([$Translations.$B454]);LEN([.E$1]))=[.E$1];&quot;Yes&quot;;&quot;No&quot;)=IF(LEFT(TRIM([$Translations.$C454]);LEN([.E$1]))=[.E$1];&quot;Yes&quot;;&quot;No&quot;);&quot;&quot;;&quot;NO&quot;)">
            <text:p/>
          </table:table-cell>
          <table:table-cell table:formula="of:=IF(IF(LEFT(TRIM([$Translations.$B454]);LEN([.F$1]))=[.F$1];&quot;Yes&quot;;&quot;No&quot;)=IF(LEFT(TRIM([$Translations.$C454]);LEN([.F$1]))=[.F$1];&quot;Yes&quot;;&quot;No&quot;);&quot;&quot;;&quot;NO&quot;)">
            <text:p/>
          </table:table-cell>
          <table:table-cell table:formula="of:=IF(IF(LEFT(TRIM([$Translations.$B454]);LEN([.G$1]))=[.G$1];&quot;Yes&quot;;&quot;No&quot;)=IF(LEFT(TRIM([$Translations.$C454]);LEN([.G$1]))=[.G$1];&quot;Yes&quot;;&quot;No&quot;);&quot;&quot;;&quot;NO&quot;)">
            <text:p/>
          </table:table-cell>
        </table:table-row>
        <table:table-row table:style-name="ro8">
          <table:table-cell table:formula="of:=IF(IF(LEFT(TRIM([$Translations.$B455]);LEN([.A$1]))=[.A$1];&quot;Yes&quot;;&quot;No&quot;)=IF(LEFT(TRIM([$Translations.$C455]);LEN([.A$1]))=[.A$1];&quot;Yes&quot;;&quot;No&quot;);&quot;&quot;;&quot;NO&quot;)">
            <text:p/>
          </table:table-cell>
          <table:table-cell table:formula="of:=IF(IF(LEFT(TRIM([$Translations.$B455]);LEN([.B$1]))=[.B$1];&quot;Yes&quot;;&quot;No&quot;)=IF(LEFT(TRIM([$Translations.$C455]);LEN([.B$1]))=[.B$1];&quot;Yes&quot;;&quot;No&quot;);&quot;&quot;;&quot;NO&quot;)">
            <text:p/>
          </table:table-cell>
          <table:table-cell table:formula="of:=IF(IF(LEFT(TRIM([$Translations.$B455]);LEN([.C$1]))=[.C$1];&quot;Yes&quot;;&quot;No&quot;)=IF(LEFT(TRIM([$Translations.$C455]);LEN([.C$1]))=[.C$1];&quot;Yes&quot;;&quot;No&quot;);&quot;&quot;;&quot;NO&quot;)">
            <text:p/>
          </table:table-cell>
          <table:table-cell table:formula="of:=IF(IF(LEFT(TRIM([$Translations.$B455]);LEN([.D$1]))=[.D$1];&quot;Yes&quot;;&quot;No&quot;)=IF(LEFT(TRIM([$Translations.$C455]);LEN([.D$1]))=[.D$1];&quot;Yes&quot;;&quot;No&quot;);&quot;&quot;;&quot;NO&quot;)">
            <text:p/>
          </table:table-cell>
          <table:table-cell table:formula="of:=IF(IF(LEFT(TRIM([$Translations.$B455]);LEN([.E$1]))=[.E$1];&quot;Yes&quot;;&quot;No&quot;)=IF(LEFT(TRIM([$Translations.$C455]);LEN([.E$1]))=[.E$1];&quot;Yes&quot;;&quot;No&quot;);&quot;&quot;;&quot;NO&quot;)">
            <text:p/>
          </table:table-cell>
          <table:table-cell table:formula="of:=IF(IF(LEFT(TRIM([$Translations.$B455]);LEN([.F$1]))=[.F$1];&quot;Yes&quot;;&quot;No&quot;)=IF(LEFT(TRIM([$Translations.$C455]);LEN([.F$1]))=[.F$1];&quot;Yes&quot;;&quot;No&quot;);&quot;&quot;;&quot;NO&quot;)">
            <text:p/>
          </table:table-cell>
          <table:table-cell table:formula="of:=IF(IF(LEFT(TRIM([$Translations.$B455]);LEN([.G$1]))=[.G$1];&quot;Yes&quot;;&quot;No&quot;)=IF(LEFT(TRIM([$Translations.$C455]);LEN([.G$1]))=[.G$1];&quot;Yes&quot;;&quot;No&quot;);&quot;&quot;;&quot;NO&quot;)">
            <text:p/>
          </table:table-cell>
        </table:table-row>
        <table:table-row table:style-name="ro8">
          <table:table-cell table:formula="of:=IF(IF(LEFT(TRIM([$Translations.$B456]);LEN([.A$1]))=[.A$1];&quot;Yes&quot;;&quot;No&quot;)=IF(LEFT(TRIM([$Translations.$C456]);LEN([.A$1]))=[.A$1];&quot;Yes&quot;;&quot;No&quot;);&quot;&quot;;&quot;NO&quot;)">
            <text:p/>
          </table:table-cell>
          <table:table-cell table:formula="of:=IF(IF(LEFT(TRIM([$Translations.$B456]);LEN([.B$1]))=[.B$1];&quot;Yes&quot;;&quot;No&quot;)=IF(LEFT(TRIM([$Translations.$C456]);LEN([.B$1]))=[.B$1];&quot;Yes&quot;;&quot;No&quot;);&quot;&quot;;&quot;NO&quot;)">
            <text:p/>
          </table:table-cell>
          <table:table-cell table:formula="of:=IF(IF(LEFT(TRIM([$Translations.$B456]);LEN([.C$1]))=[.C$1];&quot;Yes&quot;;&quot;No&quot;)=IF(LEFT(TRIM([$Translations.$C456]);LEN([.C$1]))=[.C$1];&quot;Yes&quot;;&quot;No&quot;);&quot;&quot;;&quot;NO&quot;)">
            <text:p/>
          </table:table-cell>
          <table:table-cell table:formula="of:=IF(IF(LEFT(TRIM([$Translations.$B456]);LEN([.D$1]))=[.D$1];&quot;Yes&quot;;&quot;No&quot;)=IF(LEFT(TRIM([$Translations.$C456]);LEN([.D$1]))=[.D$1];&quot;Yes&quot;;&quot;No&quot;);&quot;&quot;;&quot;NO&quot;)">
            <text:p/>
          </table:table-cell>
          <table:table-cell table:formula="of:=IF(IF(LEFT(TRIM([$Translations.$B456]);LEN([.E$1]))=[.E$1];&quot;Yes&quot;;&quot;No&quot;)=IF(LEFT(TRIM([$Translations.$C456]);LEN([.E$1]))=[.E$1];&quot;Yes&quot;;&quot;No&quot;);&quot;&quot;;&quot;NO&quot;)">
            <text:p/>
          </table:table-cell>
          <table:table-cell table:formula="of:=IF(IF(LEFT(TRIM([$Translations.$B456]);LEN([.F$1]))=[.F$1];&quot;Yes&quot;;&quot;No&quot;)=IF(LEFT(TRIM([$Translations.$C456]);LEN([.F$1]))=[.F$1];&quot;Yes&quot;;&quot;No&quot;);&quot;&quot;;&quot;NO&quot;)">
            <text:p/>
          </table:table-cell>
          <table:table-cell table:formula="of:=IF(IF(LEFT(TRIM([$Translations.$B456]);LEN([.G$1]))=[.G$1];&quot;Yes&quot;;&quot;No&quot;)=IF(LEFT(TRIM([$Translations.$C456]);LEN([.G$1]))=[.G$1];&quot;Yes&quot;;&quot;No&quot;);&quot;&quot;;&quot;NO&quot;)">
            <text:p/>
          </table:table-cell>
        </table:table-row>
        <table:table-row table:style-name="ro8">
          <table:table-cell table:formula="of:=IF(IF(LEFT(TRIM([$Translations.$B457]);LEN([.A$1]))=[.A$1];&quot;Yes&quot;;&quot;No&quot;)=IF(LEFT(TRIM([$Translations.$C457]);LEN([.A$1]))=[.A$1];&quot;Yes&quot;;&quot;No&quot;);&quot;&quot;;&quot;NO&quot;)">
            <text:p/>
          </table:table-cell>
          <table:table-cell table:formula="of:=IF(IF(LEFT(TRIM([$Translations.$B457]);LEN([.B$1]))=[.B$1];&quot;Yes&quot;;&quot;No&quot;)=IF(LEFT(TRIM([$Translations.$C457]);LEN([.B$1]))=[.B$1];&quot;Yes&quot;;&quot;No&quot;);&quot;&quot;;&quot;NO&quot;)">
            <text:p/>
          </table:table-cell>
          <table:table-cell table:formula="of:=IF(IF(LEFT(TRIM([$Translations.$B457]);LEN([.C$1]))=[.C$1];&quot;Yes&quot;;&quot;No&quot;)=IF(LEFT(TRIM([$Translations.$C457]);LEN([.C$1]))=[.C$1];&quot;Yes&quot;;&quot;No&quot;);&quot;&quot;;&quot;NO&quot;)">
            <text:p/>
          </table:table-cell>
          <table:table-cell table:formula="of:=IF(IF(LEFT(TRIM([$Translations.$B457]);LEN([.D$1]))=[.D$1];&quot;Yes&quot;;&quot;No&quot;)=IF(LEFT(TRIM([$Translations.$C457]);LEN([.D$1]))=[.D$1];&quot;Yes&quot;;&quot;No&quot;);&quot;&quot;;&quot;NO&quot;)">
            <text:p/>
          </table:table-cell>
          <table:table-cell table:formula="of:=IF(IF(LEFT(TRIM([$Translations.$B457]);LEN([.E$1]))=[.E$1];&quot;Yes&quot;;&quot;No&quot;)=IF(LEFT(TRIM([$Translations.$C457]);LEN([.E$1]))=[.E$1];&quot;Yes&quot;;&quot;No&quot;);&quot;&quot;;&quot;NO&quot;)">
            <text:p/>
          </table:table-cell>
          <table:table-cell table:formula="of:=IF(IF(LEFT(TRIM([$Translations.$B457]);LEN([.F$1]))=[.F$1];&quot;Yes&quot;;&quot;No&quot;)=IF(LEFT(TRIM([$Translations.$C457]);LEN([.F$1]))=[.F$1];&quot;Yes&quot;;&quot;No&quot;);&quot;&quot;;&quot;NO&quot;)">
            <text:p/>
          </table:table-cell>
          <table:table-cell table:formula="of:=IF(IF(LEFT(TRIM([$Translations.$B457]);LEN([.G$1]))=[.G$1];&quot;Yes&quot;;&quot;No&quot;)=IF(LEFT(TRIM([$Translations.$C457]);LEN([.G$1]))=[.G$1];&quot;Yes&quot;;&quot;No&quot;);&quot;&quot;;&quot;NO&quot;)">
            <text:p/>
          </table:table-cell>
        </table:table-row>
        <table:table-row table:style-name="ro8">
          <table:table-cell table:formula="of:=IF(IF(LEFT(TRIM([$Translations.$B458]);LEN([.A$1]))=[.A$1];&quot;Yes&quot;;&quot;No&quot;)=IF(LEFT(TRIM([$Translations.$C458]);LEN([.A$1]))=[.A$1];&quot;Yes&quot;;&quot;No&quot;);&quot;&quot;;&quot;NO&quot;)">
            <text:p/>
          </table:table-cell>
          <table:table-cell table:formula="of:=IF(IF(LEFT(TRIM([$Translations.$B458]);LEN([.B$1]))=[.B$1];&quot;Yes&quot;;&quot;No&quot;)=IF(LEFT(TRIM([$Translations.$C458]);LEN([.B$1]))=[.B$1];&quot;Yes&quot;;&quot;No&quot;);&quot;&quot;;&quot;NO&quot;)">
            <text:p/>
          </table:table-cell>
          <table:table-cell table:formula="of:=IF(IF(LEFT(TRIM([$Translations.$B458]);LEN([.C$1]))=[.C$1];&quot;Yes&quot;;&quot;No&quot;)=IF(LEFT(TRIM([$Translations.$C458]);LEN([.C$1]))=[.C$1];&quot;Yes&quot;;&quot;No&quot;);&quot;&quot;;&quot;NO&quot;)">
            <text:p/>
          </table:table-cell>
          <table:table-cell table:formula="of:=IF(IF(LEFT(TRIM([$Translations.$B458]);LEN([.D$1]))=[.D$1];&quot;Yes&quot;;&quot;No&quot;)=IF(LEFT(TRIM([$Translations.$C458]);LEN([.D$1]))=[.D$1];&quot;Yes&quot;;&quot;No&quot;);&quot;&quot;;&quot;NO&quot;)">
            <text:p/>
          </table:table-cell>
          <table:table-cell table:formula="of:=IF(IF(LEFT(TRIM([$Translations.$B458]);LEN([.E$1]))=[.E$1];&quot;Yes&quot;;&quot;No&quot;)=IF(LEFT(TRIM([$Translations.$C458]);LEN([.E$1]))=[.E$1];&quot;Yes&quot;;&quot;No&quot;);&quot;&quot;;&quot;NO&quot;)">
            <text:p/>
          </table:table-cell>
          <table:table-cell table:formula="of:=IF(IF(LEFT(TRIM([$Translations.$B458]);LEN([.F$1]))=[.F$1];&quot;Yes&quot;;&quot;No&quot;)=IF(LEFT(TRIM([$Translations.$C458]);LEN([.F$1]))=[.F$1];&quot;Yes&quot;;&quot;No&quot;);&quot;&quot;;&quot;NO&quot;)">
            <text:p/>
          </table:table-cell>
          <table:table-cell table:formula="of:=IF(IF(LEFT(TRIM([$Translations.$B458]);LEN([.G$1]))=[.G$1];&quot;Yes&quot;;&quot;No&quot;)=IF(LEFT(TRIM([$Translations.$C458]);LEN([.G$1]))=[.G$1];&quot;Yes&quot;;&quot;No&quot;);&quot;&quot;;&quot;NO&quot;)">
            <text:p/>
          </table:table-cell>
        </table:table-row>
        <table:table-row table:style-name="ro8">
          <table:table-cell table:formula="of:=IF(IF(LEFT(TRIM([$Translations.$B459]);LEN([.A$1]))=[.A$1];&quot;Yes&quot;;&quot;No&quot;)=IF(LEFT(TRIM([$Translations.$C459]);LEN([.A$1]))=[.A$1];&quot;Yes&quot;;&quot;No&quot;);&quot;&quot;;&quot;NO&quot;)">
            <text:p/>
          </table:table-cell>
          <table:table-cell table:formula="of:=IF(IF(LEFT(TRIM([$Translations.$B459]);LEN([.B$1]))=[.B$1];&quot;Yes&quot;;&quot;No&quot;)=IF(LEFT(TRIM([$Translations.$C459]);LEN([.B$1]))=[.B$1];&quot;Yes&quot;;&quot;No&quot;);&quot;&quot;;&quot;NO&quot;)">
            <text:p/>
          </table:table-cell>
          <table:table-cell table:formula="of:=IF(IF(LEFT(TRIM([$Translations.$B459]);LEN([.C$1]))=[.C$1];&quot;Yes&quot;;&quot;No&quot;)=IF(LEFT(TRIM([$Translations.$C459]);LEN([.C$1]))=[.C$1];&quot;Yes&quot;;&quot;No&quot;);&quot;&quot;;&quot;NO&quot;)">
            <text:p/>
          </table:table-cell>
          <table:table-cell table:formula="of:=IF(IF(LEFT(TRIM([$Translations.$B459]);LEN([.D$1]))=[.D$1];&quot;Yes&quot;;&quot;No&quot;)=IF(LEFT(TRIM([$Translations.$C459]);LEN([.D$1]))=[.D$1];&quot;Yes&quot;;&quot;No&quot;);&quot;&quot;;&quot;NO&quot;)">
            <text:p/>
          </table:table-cell>
          <table:table-cell table:formula="of:=IF(IF(LEFT(TRIM([$Translations.$B459]);LEN([.E$1]))=[.E$1];&quot;Yes&quot;;&quot;No&quot;)=IF(LEFT(TRIM([$Translations.$C459]);LEN([.E$1]))=[.E$1];&quot;Yes&quot;;&quot;No&quot;);&quot;&quot;;&quot;NO&quot;)">
            <text:p/>
          </table:table-cell>
          <table:table-cell table:formula="of:=IF(IF(LEFT(TRIM([$Translations.$B459]);LEN([.F$1]))=[.F$1];&quot;Yes&quot;;&quot;No&quot;)=IF(LEFT(TRIM([$Translations.$C459]);LEN([.F$1]))=[.F$1];&quot;Yes&quot;;&quot;No&quot;);&quot;&quot;;&quot;NO&quot;)">
            <text:p/>
          </table:table-cell>
          <table:table-cell table:formula="of:=IF(IF(LEFT(TRIM([$Translations.$B459]);LEN([.G$1]))=[.G$1];&quot;Yes&quot;;&quot;No&quot;)=IF(LEFT(TRIM([$Translations.$C459]);LEN([.G$1]))=[.G$1];&quot;Yes&quot;;&quot;No&quot;);&quot;&quot;;&quot;NO&quot;)">
            <text:p/>
          </table:table-cell>
        </table:table-row>
        <table:table-row table:style-name="ro8">
          <table:table-cell table:formula="of:=IF(IF(LEFT(TRIM([$Translations.$B460]);LEN([.A$1]))=[.A$1];&quot;Yes&quot;;&quot;No&quot;)=IF(LEFT(TRIM([$Translations.$C460]);LEN([.A$1]))=[.A$1];&quot;Yes&quot;;&quot;No&quot;);&quot;&quot;;&quot;NO&quot;)">
            <text:p/>
          </table:table-cell>
          <table:table-cell table:formula="of:=IF(IF(LEFT(TRIM([$Translations.$B460]);LEN([.B$1]))=[.B$1];&quot;Yes&quot;;&quot;No&quot;)=IF(LEFT(TRIM([$Translations.$C460]);LEN([.B$1]))=[.B$1];&quot;Yes&quot;;&quot;No&quot;);&quot;&quot;;&quot;NO&quot;)">
            <text:p/>
          </table:table-cell>
          <table:table-cell table:formula="of:=IF(IF(LEFT(TRIM([$Translations.$B460]);LEN([.C$1]))=[.C$1];&quot;Yes&quot;;&quot;No&quot;)=IF(LEFT(TRIM([$Translations.$C460]);LEN([.C$1]))=[.C$1];&quot;Yes&quot;;&quot;No&quot;);&quot;&quot;;&quot;NO&quot;)">
            <text:p/>
          </table:table-cell>
          <table:table-cell table:formula="of:=IF(IF(LEFT(TRIM([$Translations.$B460]);LEN([.D$1]))=[.D$1];&quot;Yes&quot;;&quot;No&quot;)=IF(LEFT(TRIM([$Translations.$C460]);LEN([.D$1]))=[.D$1];&quot;Yes&quot;;&quot;No&quot;);&quot;&quot;;&quot;NO&quot;)">
            <text:p/>
          </table:table-cell>
          <table:table-cell table:formula="of:=IF(IF(LEFT(TRIM([$Translations.$B460]);LEN([.E$1]))=[.E$1];&quot;Yes&quot;;&quot;No&quot;)=IF(LEFT(TRIM([$Translations.$C460]);LEN([.E$1]))=[.E$1];&quot;Yes&quot;;&quot;No&quot;);&quot;&quot;;&quot;NO&quot;)">
            <text:p/>
          </table:table-cell>
          <table:table-cell table:formula="of:=IF(IF(LEFT(TRIM([$Translations.$B460]);LEN([.F$1]))=[.F$1];&quot;Yes&quot;;&quot;No&quot;)=IF(LEFT(TRIM([$Translations.$C460]);LEN([.F$1]))=[.F$1];&quot;Yes&quot;;&quot;No&quot;);&quot;&quot;;&quot;NO&quot;)">
            <text:p/>
          </table:table-cell>
          <table:table-cell table:formula="of:=IF(IF(LEFT(TRIM([$Translations.$B460]);LEN([.G$1]))=[.G$1];&quot;Yes&quot;;&quot;No&quot;)=IF(LEFT(TRIM([$Translations.$C460]);LEN([.G$1]))=[.G$1];&quot;Yes&quot;;&quot;No&quot;);&quot;&quot;;&quot;NO&quot;)">
            <text:p/>
          </table:table-cell>
        </table:table-row>
        <table:table-row table:style-name="ro8">
          <table:table-cell table:formula="of:=IF(IF(LEFT(TRIM([$Translations.$B461]);LEN([.A$1]))=[.A$1];&quot;Yes&quot;;&quot;No&quot;)=IF(LEFT(TRIM([$Translations.$C461]);LEN([.A$1]))=[.A$1];&quot;Yes&quot;;&quot;No&quot;);&quot;&quot;;&quot;NO&quot;)">
            <text:p/>
          </table:table-cell>
          <table:table-cell table:formula="of:=IF(IF(LEFT(TRIM([$Translations.$B461]);LEN([.B$1]))=[.B$1];&quot;Yes&quot;;&quot;No&quot;)=IF(LEFT(TRIM([$Translations.$C461]);LEN([.B$1]))=[.B$1];&quot;Yes&quot;;&quot;No&quot;);&quot;&quot;;&quot;NO&quot;)">
            <text:p/>
          </table:table-cell>
          <table:table-cell table:formula="of:=IF(IF(LEFT(TRIM([$Translations.$B461]);LEN([.C$1]))=[.C$1];&quot;Yes&quot;;&quot;No&quot;)=IF(LEFT(TRIM([$Translations.$C461]);LEN([.C$1]))=[.C$1];&quot;Yes&quot;;&quot;No&quot;);&quot;&quot;;&quot;NO&quot;)">
            <text:p/>
          </table:table-cell>
          <table:table-cell table:formula="of:=IF(IF(LEFT(TRIM([$Translations.$B461]);LEN([.D$1]))=[.D$1];&quot;Yes&quot;;&quot;No&quot;)=IF(LEFT(TRIM([$Translations.$C461]);LEN([.D$1]))=[.D$1];&quot;Yes&quot;;&quot;No&quot;);&quot;&quot;;&quot;NO&quot;)">
            <text:p/>
          </table:table-cell>
          <table:table-cell table:formula="of:=IF(IF(LEFT(TRIM([$Translations.$B461]);LEN([.E$1]))=[.E$1];&quot;Yes&quot;;&quot;No&quot;)=IF(LEFT(TRIM([$Translations.$C461]);LEN([.E$1]))=[.E$1];&quot;Yes&quot;;&quot;No&quot;);&quot;&quot;;&quot;NO&quot;)">
            <text:p/>
          </table:table-cell>
          <table:table-cell table:formula="of:=IF(IF(LEFT(TRIM([$Translations.$B461]);LEN([.F$1]))=[.F$1];&quot;Yes&quot;;&quot;No&quot;)=IF(LEFT(TRIM([$Translations.$C461]);LEN([.F$1]))=[.F$1];&quot;Yes&quot;;&quot;No&quot;);&quot;&quot;;&quot;NO&quot;)">
            <text:p/>
          </table:table-cell>
          <table:table-cell table:formula="of:=IF(IF(LEFT(TRIM([$Translations.$B461]);LEN([.G$1]))=[.G$1];&quot;Yes&quot;;&quot;No&quot;)=IF(LEFT(TRIM([$Translations.$C461]);LEN([.G$1]))=[.G$1];&quot;Yes&quot;;&quot;No&quot;);&quot;&quot;;&quot;NO&quot;)">
            <text:p/>
          </table:table-cell>
        </table:table-row>
        <table:table-row table:style-name="ro8">
          <table:table-cell table:formula="of:=IF(IF(LEFT(TRIM([$Translations.$B462]);LEN([.A$1]))=[.A$1];&quot;Yes&quot;;&quot;No&quot;)=IF(LEFT(TRIM([$Translations.$C462]);LEN([.A$1]))=[.A$1];&quot;Yes&quot;;&quot;No&quot;);&quot;&quot;;&quot;NO&quot;)">
            <text:p/>
          </table:table-cell>
          <table:table-cell table:formula="of:=IF(IF(LEFT(TRIM([$Translations.$B462]);LEN([.B$1]))=[.B$1];&quot;Yes&quot;;&quot;No&quot;)=IF(LEFT(TRIM([$Translations.$C462]);LEN([.B$1]))=[.B$1];&quot;Yes&quot;;&quot;No&quot;);&quot;&quot;;&quot;NO&quot;)">
            <text:p/>
          </table:table-cell>
          <table:table-cell table:formula="of:=IF(IF(LEFT(TRIM([$Translations.$B462]);LEN([.C$1]))=[.C$1];&quot;Yes&quot;;&quot;No&quot;)=IF(LEFT(TRIM([$Translations.$C462]);LEN([.C$1]))=[.C$1];&quot;Yes&quot;;&quot;No&quot;);&quot;&quot;;&quot;NO&quot;)">
            <text:p/>
          </table:table-cell>
          <table:table-cell table:formula="of:=IF(IF(LEFT(TRIM([$Translations.$B462]);LEN([.D$1]))=[.D$1];&quot;Yes&quot;;&quot;No&quot;)=IF(LEFT(TRIM([$Translations.$C462]);LEN([.D$1]))=[.D$1];&quot;Yes&quot;;&quot;No&quot;);&quot;&quot;;&quot;NO&quot;)">
            <text:p/>
          </table:table-cell>
          <table:table-cell table:formula="of:=IF(IF(LEFT(TRIM([$Translations.$B462]);LEN([.E$1]))=[.E$1];&quot;Yes&quot;;&quot;No&quot;)=IF(LEFT(TRIM([$Translations.$C462]);LEN([.E$1]))=[.E$1];&quot;Yes&quot;;&quot;No&quot;);&quot;&quot;;&quot;NO&quot;)">
            <text:p/>
          </table:table-cell>
          <table:table-cell table:formula="of:=IF(IF(LEFT(TRIM([$Translations.$B462]);LEN([.F$1]))=[.F$1];&quot;Yes&quot;;&quot;No&quot;)=IF(LEFT(TRIM([$Translations.$C462]);LEN([.F$1]))=[.F$1];&quot;Yes&quot;;&quot;No&quot;);&quot;&quot;;&quot;NO&quot;)">
            <text:p/>
          </table:table-cell>
          <table:table-cell table:formula="of:=IF(IF(LEFT(TRIM([$Translations.$B462]);LEN([.G$1]))=[.G$1];&quot;Yes&quot;;&quot;No&quot;)=IF(LEFT(TRIM([$Translations.$C462]);LEN([.G$1]))=[.G$1];&quot;Yes&quot;;&quot;No&quot;);&quot;&quot;;&quot;NO&quot;)">
            <text:p/>
          </table:table-cell>
        </table:table-row>
        <table:table-row table:style-name="ro8">
          <table:table-cell table:formula="of:=IF(IF(LEFT(TRIM([$Translations.$B463]);LEN([.A$1]))=[.A$1];&quot;Yes&quot;;&quot;No&quot;)=IF(LEFT(TRIM([$Translations.$C463]);LEN([.A$1]))=[.A$1];&quot;Yes&quot;;&quot;No&quot;);&quot;&quot;;&quot;NO&quot;)">
            <text:p/>
          </table:table-cell>
          <table:table-cell table:formula="of:=IF(IF(LEFT(TRIM([$Translations.$B463]);LEN([.B$1]))=[.B$1];&quot;Yes&quot;;&quot;No&quot;)=IF(LEFT(TRIM([$Translations.$C463]);LEN([.B$1]))=[.B$1];&quot;Yes&quot;;&quot;No&quot;);&quot;&quot;;&quot;NO&quot;)">
            <text:p/>
          </table:table-cell>
          <table:table-cell table:formula="of:=IF(IF(LEFT(TRIM([$Translations.$B463]);LEN([.C$1]))=[.C$1];&quot;Yes&quot;;&quot;No&quot;)=IF(LEFT(TRIM([$Translations.$C463]);LEN([.C$1]))=[.C$1];&quot;Yes&quot;;&quot;No&quot;);&quot;&quot;;&quot;NO&quot;)">
            <text:p/>
          </table:table-cell>
          <table:table-cell table:formula="of:=IF(IF(LEFT(TRIM([$Translations.$B463]);LEN([.D$1]))=[.D$1];&quot;Yes&quot;;&quot;No&quot;)=IF(LEFT(TRIM([$Translations.$C463]);LEN([.D$1]))=[.D$1];&quot;Yes&quot;;&quot;No&quot;);&quot;&quot;;&quot;NO&quot;)">
            <text:p/>
          </table:table-cell>
          <table:table-cell table:formula="of:=IF(IF(LEFT(TRIM([$Translations.$B463]);LEN([.E$1]))=[.E$1];&quot;Yes&quot;;&quot;No&quot;)=IF(LEFT(TRIM([$Translations.$C463]);LEN([.E$1]))=[.E$1];&quot;Yes&quot;;&quot;No&quot;);&quot;&quot;;&quot;NO&quot;)">
            <text:p/>
          </table:table-cell>
          <table:table-cell table:formula="of:=IF(IF(LEFT(TRIM([$Translations.$B463]);LEN([.F$1]))=[.F$1];&quot;Yes&quot;;&quot;No&quot;)=IF(LEFT(TRIM([$Translations.$C463]);LEN([.F$1]))=[.F$1];&quot;Yes&quot;;&quot;No&quot;);&quot;&quot;;&quot;NO&quot;)">
            <text:p/>
          </table:table-cell>
          <table:table-cell table:formula="of:=IF(IF(LEFT(TRIM([$Translations.$B463]);LEN([.G$1]))=[.G$1];&quot;Yes&quot;;&quot;No&quot;)=IF(LEFT(TRIM([$Translations.$C463]);LEN([.G$1]))=[.G$1];&quot;Yes&quot;;&quot;No&quot;);&quot;&quot;;&quot;NO&quot;)">
            <text:p/>
          </table:table-cell>
        </table:table-row>
        <table:table-row table:style-name="ro8">
          <table:table-cell table:formula="of:=IF(IF(LEFT(TRIM([$Translations.$B464]);LEN([.A$1]))=[.A$1];&quot;Yes&quot;;&quot;No&quot;)=IF(LEFT(TRIM([$Translations.$C464]);LEN([.A$1]))=[.A$1];&quot;Yes&quot;;&quot;No&quot;);&quot;&quot;;&quot;NO&quot;)">
            <text:p/>
          </table:table-cell>
          <table:table-cell table:formula="of:=IF(IF(LEFT(TRIM([$Translations.$B464]);LEN([.B$1]))=[.B$1];&quot;Yes&quot;;&quot;No&quot;)=IF(LEFT(TRIM([$Translations.$C464]);LEN([.B$1]))=[.B$1];&quot;Yes&quot;;&quot;No&quot;);&quot;&quot;;&quot;NO&quot;)">
            <text:p/>
          </table:table-cell>
          <table:table-cell table:formula="of:=IF(IF(LEFT(TRIM([$Translations.$B464]);LEN([.C$1]))=[.C$1];&quot;Yes&quot;;&quot;No&quot;)=IF(LEFT(TRIM([$Translations.$C464]);LEN([.C$1]))=[.C$1];&quot;Yes&quot;;&quot;No&quot;);&quot;&quot;;&quot;NO&quot;)">
            <text:p/>
          </table:table-cell>
          <table:table-cell table:formula="of:=IF(IF(LEFT(TRIM([$Translations.$B464]);LEN([.D$1]))=[.D$1];&quot;Yes&quot;;&quot;No&quot;)=IF(LEFT(TRIM([$Translations.$C464]);LEN([.D$1]))=[.D$1];&quot;Yes&quot;;&quot;No&quot;);&quot;&quot;;&quot;NO&quot;)">
            <text:p/>
          </table:table-cell>
          <table:table-cell table:formula="of:=IF(IF(LEFT(TRIM([$Translations.$B464]);LEN([.E$1]))=[.E$1];&quot;Yes&quot;;&quot;No&quot;)=IF(LEFT(TRIM([$Translations.$C464]);LEN([.E$1]))=[.E$1];&quot;Yes&quot;;&quot;No&quot;);&quot;&quot;;&quot;NO&quot;)">
            <text:p/>
          </table:table-cell>
          <table:table-cell table:formula="of:=IF(IF(LEFT(TRIM([$Translations.$B464]);LEN([.F$1]))=[.F$1];&quot;Yes&quot;;&quot;No&quot;)=IF(LEFT(TRIM([$Translations.$C464]);LEN([.F$1]))=[.F$1];&quot;Yes&quot;;&quot;No&quot;);&quot;&quot;;&quot;NO&quot;)">
            <text:p/>
          </table:table-cell>
          <table:table-cell table:formula="of:=IF(IF(LEFT(TRIM([$Translations.$B464]);LEN([.G$1]))=[.G$1];&quot;Yes&quot;;&quot;No&quot;)=IF(LEFT(TRIM([$Translations.$C464]);LEN([.G$1]))=[.G$1];&quot;Yes&quot;;&quot;No&quot;);&quot;&quot;;&quot;NO&quot;)">
            <text:p/>
          </table:table-cell>
        </table:table-row>
        <table:table-row table:style-name="ro8">
          <table:table-cell table:formula="of:=IF(IF(LEFT(TRIM([$Translations.$B465]);LEN([.A$1]))=[.A$1];&quot;Yes&quot;;&quot;No&quot;)=IF(LEFT(TRIM([$Translations.$C465]);LEN([.A$1]))=[.A$1];&quot;Yes&quot;;&quot;No&quot;);&quot;&quot;;&quot;NO&quot;)">
            <text:p/>
          </table:table-cell>
          <table:table-cell table:formula="of:=IF(IF(LEFT(TRIM([$Translations.$B465]);LEN([.B$1]))=[.B$1];&quot;Yes&quot;;&quot;No&quot;)=IF(LEFT(TRIM([$Translations.$C465]);LEN([.B$1]))=[.B$1];&quot;Yes&quot;;&quot;No&quot;);&quot;&quot;;&quot;NO&quot;)">
            <text:p/>
          </table:table-cell>
          <table:table-cell table:formula="of:=IF(IF(LEFT(TRIM([$Translations.$B465]);LEN([.C$1]))=[.C$1];&quot;Yes&quot;;&quot;No&quot;)=IF(LEFT(TRIM([$Translations.$C465]);LEN([.C$1]))=[.C$1];&quot;Yes&quot;;&quot;No&quot;);&quot;&quot;;&quot;NO&quot;)">
            <text:p/>
          </table:table-cell>
          <table:table-cell table:formula="of:=IF(IF(LEFT(TRIM([$Translations.$B465]);LEN([.D$1]))=[.D$1];&quot;Yes&quot;;&quot;No&quot;)=IF(LEFT(TRIM([$Translations.$C465]);LEN([.D$1]))=[.D$1];&quot;Yes&quot;;&quot;No&quot;);&quot;&quot;;&quot;NO&quot;)">
            <text:p/>
          </table:table-cell>
          <table:table-cell table:formula="of:=IF(IF(LEFT(TRIM([$Translations.$B465]);LEN([.E$1]))=[.E$1];&quot;Yes&quot;;&quot;No&quot;)=IF(LEFT(TRIM([$Translations.$C465]);LEN([.E$1]))=[.E$1];&quot;Yes&quot;;&quot;No&quot;);&quot;&quot;;&quot;NO&quot;)">
            <text:p/>
          </table:table-cell>
          <table:table-cell table:formula="of:=IF(IF(LEFT(TRIM([$Translations.$B465]);LEN([.F$1]))=[.F$1];&quot;Yes&quot;;&quot;No&quot;)=IF(LEFT(TRIM([$Translations.$C465]);LEN([.F$1]))=[.F$1];&quot;Yes&quot;;&quot;No&quot;);&quot;&quot;;&quot;NO&quot;)">
            <text:p/>
          </table:table-cell>
          <table:table-cell table:formula="of:=IF(IF(LEFT(TRIM([$Translations.$B465]);LEN([.G$1]))=[.G$1];&quot;Yes&quot;;&quot;No&quot;)=IF(LEFT(TRIM([$Translations.$C465]);LEN([.G$1]))=[.G$1];&quot;Yes&quot;;&quot;No&quot;);&quot;&quot;;&quot;NO&quot;)">
            <text:p/>
          </table:table-cell>
        </table:table-row>
        <table:table-row table:style-name="ro8">
          <table:table-cell table:formula="of:=IF(IF(LEFT(TRIM([$Translations.$B466]);LEN([.A$1]))=[.A$1];&quot;Yes&quot;;&quot;No&quot;)=IF(LEFT(TRIM([$Translations.$C466]);LEN([.A$1]))=[.A$1];&quot;Yes&quot;;&quot;No&quot;);&quot;&quot;;&quot;NO&quot;)">
            <text:p/>
          </table:table-cell>
          <table:table-cell table:formula="of:=IF(IF(LEFT(TRIM([$Translations.$B466]);LEN([.B$1]))=[.B$1];&quot;Yes&quot;;&quot;No&quot;)=IF(LEFT(TRIM([$Translations.$C466]);LEN([.B$1]))=[.B$1];&quot;Yes&quot;;&quot;No&quot;);&quot;&quot;;&quot;NO&quot;)">
            <text:p/>
          </table:table-cell>
          <table:table-cell table:formula="of:=IF(IF(LEFT(TRIM([$Translations.$B466]);LEN([.C$1]))=[.C$1];&quot;Yes&quot;;&quot;No&quot;)=IF(LEFT(TRIM([$Translations.$C466]);LEN([.C$1]))=[.C$1];&quot;Yes&quot;;&quot;No&quot;);&quot;&quot;;&quot;NO&quot;)">
            <text:p/>
          </table:table-cell>
          <table:table-cell table:formula="of:=IF(IF(LEFT(TRIM([$Translations.$B466]);LEN([.D$1]))=[.D$1];&quot;Yes&quot;;&quot;No&quot;)=IF(LEFT(TRIM([$Translations.$C466]);LEN([.D$1]))=[.D$1];&quot;Yes&quot;;&quot;No&quot;);&quot;&quot;;&quot;NO&quot;)">
            <text:p/>
          </table:table-cell>
          <table:table-cell table:formula="of:=IF(IF(LEFT(TRIM([$Translations.$B466]);LEN([.E$1]))=[.E$1];&quot;Yes&quot;;&quot;No&quot;)=IF(LEFT(TRIM([$Translations.$C466]);LEN([.E$1]))=[.E$1];&quot;Yes&quot;;&quot;No&quot;);&quot;&quot;;&quot;NO&quot;)">
            <text:p/>
          </table:table-cell>
          <table:table-cell table:formula="of:=IF(IF(LEFT(TRIM([$Translations.$B466]);LEN([.F$1]))=[.F$1];&quot;Yes&quot;;&quot;No&quot;)=IF(LEFT(TRIM([$Translations.$C466]);LEN([.F$1]))=[.F$1];&quot;Yes&quot;;&quot;No&quot;);&quot;&quot;;&quot;NO&quot;)">
            <text:p/>
          </table:table-cell>
          <table:table-cell table:formula="of:=IF(IF(LEFT(TRIM([$Translations.$B466]);LEN([.G$1]))=[.G$1];&quot;Yes&quot;;&quot;No&quot;)=IF(LEFT(TRIM([$Translations.$C466]);LEN([.G$1]))=[.G$1];&quot;Yes&quot;;&quot;No&quot;);&quot;&quot;;&quot;NO&quot;)">
            <text:p/>
          </table:table-cell>
        </table:table-row>
        <table:table-row table:style-name="ro8">
          <table:table-cell table:formula="of:=IF(IF(LEFT(TRIM([$Translations.$B467]);LEN([.A$1]))=[.A$1];&quot;Yes&quot;;&quot;No&quot;)=IF(LEFT(TRIM([$Translations.$C467]);LEN([.A$1]))=[.A$1];&quot;Yes&quot;;&quot;No&quot;);&quot;&quot;;&quot;NO&quot;)">
            <text:p/>
          </table:table-cell>
          <table:table-cell table:formula="of:=IF(IF(LEFT(TRIM([$Translations.$B467]);LEN([.B$1]))=[.B$1];&quot;Yes&quot;;&quot;No&quot;)=IF(LEFT(TRIM([$Translations.$C467]);LEN([.B$1]))=[.B$1];&quot;Yes&quot;;&quot;No&quot;);&quot;&quot;;&quot;NO&quot;)">
            <text:p/>
          </table:table-cell>
          <table:table-cell table:formula="of:=IF(IF(LEFT(TRIM([$Translations.$B467]);LEN([.C$1]))=[.C$1];&quot;Yes&quot;;&quot;No&quot;)=IF(LEFT(TRIM([$Translations.$C467]);LEN([.C$1]))=[.C$1];&quot;Yes&quot;;&quot;No&quot;);&quot;&quot;;&quot;NO&quot;)">
            <text:p/>
          </table:table-cell>
          <table:table-cell table:formula="of:=IF(IF(LEFT(TRIM([$Translations.$B467]);LEN([.D$1]))=[.D$1];&quot;Yes&quot;;&quot;No&quot;)=IF(LEFT(TRIM([$Translations.$C467]);LEN([.D$1]))=[.D$1];&quot;Yes&quot;;&quot;No&quot;);&quot;&quot;;&quot;NO&quot;)">
            <text:p/>
          </table:table-cell>
          <table:table-cell table:formula="of:=IF(IF(LEFT(TRIM([$Translations.$B467]);LEN([.E$1]))=[.E$1];&quot;Yes&quot;;&quot;No&quot;)=IF(LEFT(TRIM([$Translations.$C467]);LEN([.E$1]))=[.E$1];&quot;Yes&quot;;&quot;No&quot;);&quot;&quot;;&quot;NO&quot;)">
            <text:p/>
          </table:table-cell>
          <table:table-cell table:formula="of:=IF(IF(LEFT(TRIM([$Translations.$B467]);LEN([.F$1]))=[.F$1];&quot;Yes&quot;;&quot;No&quot;)=IF(LEFT(TRIM([$Translations.$C467]);LEN([.F$1]))=[.F$1];&quot;Yes&quot;;&quot;No&quot;);&quot;&quot;;&quot;NO&quot;)">
            <text:p/>
          </table:table-cell>
          <table:table-cell table:formula="of:=IF(IF(LEFT(TRIM([$Translations.$B467]);LEN([.G$1]))=[.G$1];&quot;Yes&quot;;&quot;No&quot;)=IF(LEFT(TRIM([$Translations.$C467]);LEN([.G$1]))=[.G$1];&quot;Yes&quot;;&quot;No&quot;);&quot;&quot;;&quot;NO&quot;)">
            <text:p/>
          </table:table-cell>
        </table:table-row>
        <table:table-row table:style-name="ro8">
          <table:table-cell table:formula="of:=IF(IF(LEFT(TRIM([$Translations.$B468]);LEN([.A$1]))=[.A$1];&quot;Yes&quot;;&quot;No&quot;)=IF(LEFT(TRIM([$Translations.$C468]);LEN([.A$1]))=[.A$1];&quot;Yes&quot;;&quot;No&quot;);&quot;&quot;;&quot;NO&quot;)">
            <text:p/>
          </table:table-cell>
          <table:table-cell table:formula="of:=IF(IF(LEFT(TRIM([$Translations.$B468]);LEN([.B$1]))=[.B$1];&quot;Yes&quot;;&quot;No&quot;)=IF(LEFT(TRIM([$Translations.$C468]);LEN([.B$1]))=[.B$1];&quot;Yes&quot;;&quot;No&quot;);&quot;&quot;;&quot;NO&quot;)">
            <text:p/>
          </table:table-cell>
          <table:table-cell table:formula="of:=IF(IF(LEFT(TRIM([$Translations.$B468]);LEN([.C$1]))=[.C$1];&quot;Yes&quot;;&quot;No&quot;)=IF(LEFT(TRIM([$Translations.$C468]);LEN([.C$1]))=[.C$1];&quot;Yes&quot;;&quot;No&quot;);&quot;&quot;;&quot;NO&quot;)">
            <text:p/>
          </table:table-cell>
          <table:table-cell table:formula="of:=IF(IF(LEFT(TRIM([$Translations.$B468]);LEN([.D$1]))=[.D$1];&quot;Yes&quot;;&quot;No&quot;)=IF(LEFT(TRIM([$Translations.$C468]);LEN([.D$1]))=[.D$1];&quot;Yes&quot;;&quot;No&quot;);&quot;&quot;;&quot;NO&quot;)">
            <text:p/>
          </table:table-cell>
          <table:table-cell table:formula="of:=IF(IF(LEFT(TRIM([$Translations.$B468]);LEN([.E$1]))=[.E$1];&quot;Yes&quot;;&quot;No&quot;)=IF(LEFT(TRIM([$Translations.$C468]);LEN([.E$1]))=[.E$1];&quot;Yes&quot;;&quot;No&quot;);&quot;&quot;;&quot;NO&quot;)">
            <text:p/>
          </table:table-cell>
          <table:table-cell table:formula="of:=IF(IF(LEFT(TRIM([$Translations.$B468]);LEN([.F$1]))=[.F$1];&quot;Yes&quot;;&quot;No&quot;)=IF(LEFT(TRIM([$Translations.$C468]);LEN([.F$1]))=[.F$1];&quot;Yes&quot;;&quot;No&quot;);&quot;&quot;;&quot;NO&quot;)">
            <text:p/>
          </table:table-cell>
          <table:table-cell table:formula="of:=IF(IF(LEFT(TRIM([$Translations.$B468]);LEN([.G$1]))=[.G$1];&quot;Yes&quot;;&quot;No&quot;)=IF(LEFT(TRIM([$Translations.$C468]);LEN([.G$1]))=[.G$1];&quot;Yes&quot;;&quot;No&quot;);&quot;&quot;;&quot;NO&quot;)">
            <text:p/>
          </table:table-cell>
        </table:table-row>
        <table:table-row table:style-name="ro8">
          <table:table-cell table:formula="of:=IF(IF(LEFT(TRIM([$Translations.$B469]);LEN([.A$1]))=[.A$1];&quot;Yes&quot;;&quot;No&quot;)=IF(LEFT(TRIM([$Translations.$C469]);LEN([.A$1]))=[.A$1];&quot;Yes&quot;;&quot;No&quot;);&quot;&quot;;&quot;NO&quot;)">
            <text:p/>
          </table:table-cell>
          <table:table-cell table:formula="of:=IF(IF(LEFT(TRIM([$Translations.$B469]);LEN([.B$1]))=[.B$1];&quot;Yes&quot;;&quot;No&quot;)=IF(LEFT(TRIM([$Translations.$C469]);LEN([.B$1]))=[.B$1];&quot;Yes&quot;;&quot;No&quot;);&quot;&quot;;&quot;NO&quot;)">
            <text:p/>
          </table:table-cell>
          <table:table-cell table:formula="of:=IF(IF(LEFT(TRIM([$Translations.$B469]);LEN([.C$1]))=[.C$1];&quot;Yes&quot;;&quot;No&quot;)=IF(LEFT(TRIM([$Translations.$C469]);LEN([.C$1]))=[.C$1];&quot;Yes&quot;;&quot;No&quot;);&quot;&quot;;&quot;NO&quot;)">
            <text:p/>
          </table:table-cell>
          <table:table-cell table:formula="of:=IF(IF(LEFT(TRIM([$Translations.$B469]);LEN([.D$1]))=[.D$1];&quot;Yes&quot;;&quot;No&quot;)=IF(LEFT(TRIM([$Translations.$C469]);LEN([.D$1]))=[.D$1];&quot;Yes&quot;;&quot;No&quot;);&quot;&quot;;&quot;NO&quot;)">
            <text:p/>
          </table:table-cell>
          <table:table-cell table:formula="of:=IF(IF(LEFT(TRIM([$Translations.$B469]);LEN([.E$1]))=[.E$1];&quot;Yes&quot;;&quot;No&quot;)=IF(LEFT(TRIM([$Translations.$C469]);LEN([.E$1]))=[.E$1];&quot;Yes&quot;;&quot;No&quot;);&quot;&quot;;&quot;NO&quot;)">
            <text:p/>
          </table:table-cell>
          <table:table-cell table:formula="of:=IF(IF(LEFT(TRIM([$Translations.$B469]);LEN([.F$1]))=[.F$1];&quot;Yes&quot;;&quot;No&quot;)=IF(LEFT(TRIM([$Translations.$C469]);LEN([.F$1]))=[.F$1];&quot;Yes&quot;;&quot;No&quot;);&quot;&quot;;&quot;NO&quot;)">
            <text:p/>
          </table:table-cell>
          <table:table-cell table:formula="of:=IF(IF(LEFT(TRIM([$Translations.$B469]);LEN([.G$1]))=[.G$1];&quot;Yes&quot;;&quot;No&quot;)=IF(LEFT(TRIM([$Translations.$C469]);LEN([.G$1]))=[.G$1];&quot;Yes&quot;;&quot;No&quot;);&quot;&quot;;&quot;NO&quot;)">
            <text:p/>
          </table:table-cell>
        </table:table-row>
        <table:table-row table:style-name="ro8">
          <table:table-cell table:formula="of:=IF(IF(LEFT(TRIM([$Translations.$B470]);LEN([.A$1]))=[.A$1];&quot;Yes&quot;;&quot;No&quot;)=IF(LEFT(TRIM([$Translations.$C470]);LEN([.A$1]))=[.A$1];&quot;Yes&quot;;&quot;No&quot;);&quot;&quot;;&quot;NO&quot;)">
            <text:p/>
          </table:table-cell>
          <table:table-cell table:formula="of:=IF(IF(LEFT(TRIM([$Translations.$B470]);LEN([.B$1]))=[.B$1];&quot;Yes&quot;;&quot;No&quot;)=IF(LEFT(TRIM([$Translations.$C470]);LEN([.B$1]))=[.B$1];&quot;Yes&quot;;&quot;No&quot;);&quot;&quot;;&quot;NO&quot;)">
            <text:p/>
          </table:table-cell>
          <table:table-cell table:formula="of:=IF(IF(LEFT(TRIM([$Translations.$B470]);LEN([.C$1]))=[.C$1];&quot;Yes&quot;;&quot;No&quot;)=IF(LEFT(TRIM([$Translations.$C470]);LEN([.C$1]))=[.C$1];&quot;Yes&quot;;&quot;No&quot;);&quot;&quot;;&quot;NO&quot;)">
            <text:p/>
          </table:table-cell>
          <table:table-cell table:formula="of:=IF(IF(LEFT(TRIM([$Translations.$B470]);LEN([.D$1]))=[.D$1];&quot;Yes&quot;;&quot;No&quot;)=IF(LEFT(TRIM([$Translations.$C470]);LEN([.D$1]))=[.D$1];&quot;Yes&quot;;&quot;No&quot;);&quot;&quot;;&quot;NO&quot;)">
            <text:p/>
          </table:table-cell>
          <table:table-cell table:formula="of:=IF(IF(LEFT(TRIM([$Translations.$B470]);LEN([.E$1]))=[.E$1];&quot;Yes&quot;;&quot;No&quot;)=IF(LEFT(TRIM([$Translations.$C470]);LEN([.E$1]))=[.E$1];&quot;Yes&quot;;&quot;No&quot;);&quot;&quot;;&quot;NO&quot;)">
            <text:p/>
          </table:table-cell>
          <table:table-cell table:formula="of:=IF(IF(LEFT(TRIM([$Translations.$B470]);LEN([.F$1]))=[.F$1];&quot;Yes&quot;;&quot;No&quot;)=IF(LEFT(TRIM([$Translations.$C470]);LEN([.F$1]))=[.F$1];&quot;Yes&quot;;&quot;No&quot;);&quot;&quot;;&quot;NO&quot;)">
            <text:p/>
          </table:table-cell>
          <table:table-cell table:formula="of:=IF(IF(LEFT(TRIM([$Translations.$B470]);LEN([.G$1]))=[.G$1];&quot;Yes&quot;;&quot;No&quot;)=IF(LEFT(TRIM([$Translations.$C470]);LEN([.G$1]))=[.G$1];&quot;Yes&quot;;&quot;No&quot;);&quot;&quot;;&quot;NO&quot;)">
            <text:p/>
          </table:table-cell>
        </table:table-row>
        <table:table-row table:style-name="ro8">
          <table:table-cell table:formula="of:=IF(IF(LEFT(TRIM([$Translations.$B471]);LEN([.A$1]))=[.A$1];&quot;Yes&quot;;&quot;No&quot;)=IF(LEFT(TRIM([$Translations.$C471]);LEN([.A$1]))=[.A$1];&quot;Yes&quot;;&quot;No&quot;);&quot;&quot;;&quot;NO&quot;)">
            <text:p/>
          </table:table-cell>
          <table:table-cell table:formula="of:=IF(IF(LEFT(TRIM([$Translations.$B471]);LEN([.B$1]))=[.B$1];&quot;Yes&quot;;&quot;No&quot;)=IF(LEFT(TRIM([$Translations.$C471]);LEN([.B$1]))=[.B$1];&quot;Yes&quot;;&quot;No&quot;);&quot;&quot;;&quot;NO&quot;)">
            <text:p/>
          </table:table-cell>
          <table:table-cell table:formula="of:=IF(IF(LEFT(TRIM([$Translations.$B471]);LEN([.C$1]))=[.C$1];&quot;Yes&quot;;&quot;No&quot;)=IF(LEFT(TRIM([$Translations.$C471]);LEN([.C$1]))=[.C$1];&quot;Yes&quot;;&quot;No&quot;);&quot;&quot;;&quot;NO&quot;)">
            <text:p/>
          </table:table-cell>
          <table:table-cell table:formula="of:=IF(IF(LEFT(TRIM([$Translations.$B471]);LEN([.D$1]))=[.D$1];&quot;Yes&quot;;&quot;No&quot;)=IF(LEFT(TRIM([$Translations.$C471]);LEN([.D$1]))=[.D$1];&quot;Yes&quot;;&quot;No&quot;);&quot;&quot;;&quot;NO&quot;)">
            <text:p/>
          </table:table-cell>
          <table:table-cell table:formula="of:=IF(IF(LEFT(TRIM([$Translations.$B471]);LEN([.E$1]))=[.E$1];&quot;Yes&quot;;&quot;No&quot;)=IF(LEFT(TRIM([$Translations.$C471]);LEN([.E$1]))=[.E$1];&quot;Yes&quot;;&quot;No&quot;);&quot;&quot;;&quot;NO&quot;)">
            <text:p/>
          </table:table-cell>
          <table:table-cell table:formula="of:=IF(IF(LEFT(TRIM([$Translations.$B471]);LEN([.F$1]))=[.F$1];&quot;Yes&quot;;&quot;No&quot;)=IF(LEFT(TRIM([$Translations.$C471]);LEN([.F$1]))=[.F$1];&quot;Yes&quot;;&quot;No&quot;);&quot;&quot;;&quot;NO&quot;)">
            <text:p/>
          </table:table-cell>
          <table:table-cell table:formula="of:=IF(IF(LEFT(TRIM([$Translations.$B471]);LEN([.G$1]))=[.G$1];&quot;Yes&quot;;&quot;No&quot;)=IF(LEFT(TRIM([$Translations.$C471]);LEN([.G$1]))=[.G$1];&quot;Yes&quot;;&quot;No&quot;);&quot;&quot;;&quot;NO&quot;)">
            <text:p/>
          </table:table-cell>
        </table:table-row>
        <table:table-row table:style-name="ro8">
          <table:table-cell table:formula="of:=IF(IF(LEFT(TRIM([$Translations.$B472]);LEN([.A$1]))=[.A$1];&quot;Yes&quot;;&quot;No&quot;)=IF(LEFT(TRIM([$Translations.$C472]);LEN([.A$1]))=[.A$1];&quot;Yes&quot;;&quot;No&quot;);&quot;&quot;;&quot;NO&quot;)">
            <text:p/>
          </table:table-cell>
          <table:table-cell table:formula="of:=IF(IF(LEFT(TRIM([$Translations.$B472]);LEN([.B$1]))=[.B$1];&quot;Yes&quot;;&quot;No&quot;)=IF(LEFT(TRIM([$Translations.$C472]);LEN([.B$1]))=[.B$1];&quot;Yes&quot;;&quot;No&quot;);&quot;&quot;;&quot;NO&quot;)">
            <text:p/>
          </table:table-cell>
          <table:table-cell table:formula="of:=IF(IF(LEFT(TRIM([$Translations.$B472]);LEN([.C$1]))=[.C$1];&quot;Yes&quot;;&quot;No&quot;)=IF(LEFT(TRIM([$Translations.$C472]);LEN([.C$1]))=[.C$1];&quot;Yes&quot;;&quot;No&quot;);&quot;&quot;;&quot;NO&quot;)">
            <text:p/>
          </table:table-cell>
          <table:table-cell table:formula="of:=IF(IF(LEFT(TRIM([$Translations.$B472]);LEN([.D$1]))=[.D$1];&quot;Yes&quot;;&quot;No&quot;)=IF(LEFT(TRIM([$Translations.$C472]);LEN([.D$1]))=[.D$1];&quot;Yes&quot;;&quot;No&quot;);&quot;&quot;;&quot;NO&quot;)">
            <text:p/>
          </table:table-cell>
          <table:table-cell table:formula="of:=IF(IF(LEFT(TRIM([$Translations.$B472]);LEN([.E$1]))=[.E$1];&quot;Yes&quot;;&quot;No&quot;)=IF(LEFT(TRIM([$Translations.$C472]);LEN([.E$1]))=[.E$1];&quot;Yes&quot;;&quot;No&quot;);&quot;&quot;;&quot;NO&quot;)">
            <text:p/>
          </table:table-cell>
          <table:table-cell table:formula="of:=IF(IF(LEFT(TRIM([$Translations.$B472]);LEN([.F$1]))=[.F$1];&quot;Yes&quot;;&quot;No&quot;)=IF(LEFT(TRIM([$Translations.$C472]);LEN([.F$1]))=[.F$1];&quot;Yes&quot;;&quot;No&quot;);&quot;&quot;;&quot;NO&quot;)">
            <text:p/>
          </table:table-cell>
          <table:table-cell table:formula="of:=IF(IF(LEFT(TRIM([$Translations.$B472]);LEN([.G$1]))=[.G$1];&quot;Yes&quot;;&quot;No&quot;)=IF(LEFT(TRIM([$Translations.$C472]);LEN([.G$1]))=[.G$1];&quot;Yes&quot;;&quot;No&quot;);&quot;&quot;;&quot;NO&quot;)">
            <text:p/>
          </table:table-cell>
        </table:table-row>
        <table:table-row table:style-name="ro8">
          <table:table-cell table:formula="of:=IF(IF(LEFT(TRIM([$Translations.$B473]);LEN([.A$1]))=[.A$1];&quot;Yes&quot;;&quot;No&quot;)=IF(LEFT(TRIM([$Translations.$C473]);LEN([.A$1]))=[.A$1];&quot;Yes&quot;;&quot;No&quot;);&quot;&quot;;&quot;NO&quot;)">
            <text:p/>
          </table:table-cell>
          <table:table-cell table:formula="of:=IF(IF(LEFT(TRIM([$Translations.$B473]);LEN([.B$1]))=[.B$1];&quot;Yes&quot;;&quot;No&quot;)=IF(LEFT(TRIM([$Translations.$C473]);LEN([.B$1]))=[.B$1];&quot;Yes&quot;;&quot;No&quot;);&quot;&quot;;&quot;NO&quot;)">
            <text:p/>
          </table:table-cell>
          <table:table-cell table:formula="of:=IF(IF(LEFT(TRIM([$Translations.$B473]);LEN([.C$1]))=[.C$1];&quot;Yes&quot;;&quot;No&quot;)=IF(LEFT(TRIM([$Translations.$C473]);LEN([.C$1]))=[.C$1];&quot;Yes&quot;;&quot;No&quot;);&quot;&quot;;&quot;NO&quot;)">
            <text:p/>
          </table:table-cell>
          <table:table-cell table:formula="of:=IF(IF(LEFT(TRIM([$Translations.$B473]);LEN([.D$1]))=[.D$1];&quot;Yes&quot;;&quot;No&quot;)=IF(LEFT(TRIM([$Translations.$C473]);LEN([.D$1]))=[.D$1];&quot;Yes&quot;;&quot;No&quot;);&quot;&quot;;&quot;NO&quot;)">
            <text:p/>
          </table:table-cell>
          <table:table-cell table:formula="of:=IF(IF(LEFT(TRIM([$Translations.$B473]);LEN([.E$1]))=[.E$1];&quot;Yes&quot;;&quot;No&quot;)=IF(LEFT(TRIM([$Translations.$C473]);LEN([.E$1]))=[.E$1];&quot;Yes&quot;;&quot;No&quot;);&quot;&quot;;&quot;NO&quot;)">
            <text:p/>
          </table:table-cell>
          <table:table-cell table:formula="of:=IF(IF(LEFT(TRIM([$Translations.$B473]);LEN([.F$1]))=[.F$1];&quot;Yes&quot;;&quot;No&quot;)=IF(LEFT(TRIM([$Translations.$C473]);LEN([.F$1]))=[.F$1];&quot;Yes&quot;;&quot;No&quot;);&quot;&quot;;&quot;NO&quot;)">
            <text:p/>
          </table:table-cell>
          <table:table-cell table:formula="of:=IF(IF(LEFT(TRIM([$Translations.$B473]);LEN([.G$1]))=[.G$1];&quot;Yes&quot;;&quot;No&quot;)=IF(LEFT(TRIM([$Translations.$C473]);LEN([.G$1]))=[.G$1];&quot;Yes&quot;;&quot;No&quot;);&quot;&quot;;&quot;NO&quot;)">
            <text:p/>
          </table:table-cell>
        </table:table-row>
        <table:table-row table:style-name="ro8">
          <table:table-cell table:formula="of:=IF(IF(LEFT(TRIM([$Translations.$B474]);LEN([.A$1]))=[.A$1];&quot;Yes&quot;;&quot;No&quot;)=IF(LEFT(TRIM([$Translations.$C474]);LEN([.A$1]))=[.A$1];&quot;Yes&quot;;&quot;No&quot;);&quot;&quot;;&quot;NO&quot;)">
            <text:p/>
          </table:table-cell>
          <table:table-cell table:formula="of:=IF(IF(LEFT(TRIM([$Translations.$B474]);LEN([.B$1]))=[.B$1];&quot;Yes&quot;;&quot;No&quot;)=IF(LEFT(TRIM([$Translations.$C474]);LEN([.B$1]))=[.B$1];&quot;Yes&quot;;&quot;No&quot;);&quot;&quot;;&quot;NO&quot;)">
            <text:p/>
          </table:table-cell>
          <table:table-cell table:formula="of:=IF(IF(LEFT(TRIM([$Translations.$B474]);LEN([.C$1]))=[.C$1];&quot;Yes&quot;;&quot;No&quot;)=IF(LEFT(TRIM([$Translations.$C474]);LEN([.C$1]))=[.C$1];&quot;Yes&quot;;&quot;No&quot;);&quot;&quot;;&quot;NO&quot;)">
            <text:p/>
          </table:table-cell>
          <table:table-cell table:formula="of:=IF(IF(LEFT(TRIM([$Translations.$B474]);LEN([.D$1]))=[.D$1];&quot;Yes&quot;;&quot;No&quot;)=IF(LEFT(TRIM([$Translations.$C474]);LEN([.D$1]))=[.D$1];&quot;Yes&quot;;&quot;No&quot;);&quot;&quot;;&quot;NO&quot;)">
            <text:p/>
          </table:table-cell>
          <table:table-cell table:formula="of:=IF(IF(LEFT(TRIM([$Translations.$B474]);LEN([.E$1]))=[.E$1];&quot;Yes&quot;;&quot;No&quot;)=IF(LEFT(TRIM([$Translations.$C474]);LEN([.E$1]))=[.E$1];&quot;Yes&quot;;&quot;No&quot;);&quot;&quot;;&quot;NO&quot;)">
            <text:p/>
          </table:table-cell>
          <table:table-cell table:formula="of:=IF(IF(LEFT(TRIM([$Translations.$B474]);LEN([.F$1]))=[.F$1];&quot;Yes&quot;;&quot;No&quot;)=IF(LEFT(TRIM([$Translations.$C474]);LEN([.F$1]))=[.F$1];&quot;Yes&quot;;&quot;No&quot;);&quot;&quot;;&quot;NO&quot;)">
            <text:p/>
          </table:table-cell>
          <table:table-cell table:formula="of:=IF(IF(LEFT(TRIM([$Translations.$B474]);LEN([.G$1]))=[.G$1];&quot;Yes&quot;;&quot;No&quot;)=IF(LEFT(TRIM([$Translations.$C474]);LEN([.G$1]))=[.G$1];&quot;Yes&quot;;&quot;No&quot;);&quot;&quot;;&quot;NO&quot;)">
            <text:p/>
          </table:table-cell>
        </table:table-row>
        <table:table-row table:style-name="ro8">
          <table:table-cell table:formula="of:=IF(IF(LEFT(TRIM([$Translations.$B475]);LEN([.A$1]))=[.A$1];&quot;Yes&quot;;&quot;No&quot;)=IF(LEFT(TRIM([$Translations.$C475]);LEN([.A$1]))=[.A$1];&quot;Yes&quot;;&quot;No&quot;);&quot;&quot;;&quot;NO&quot;)">
            <text:p/>
          </table:table-cell>
          <table:table-cell table:formula="of:=IF(IF(LEFT(TRIM([$Translations.$B475]);LEN([.B$1]))=[.B$1];&quot;Yes&quot;;&quot;No&quot;)=IF(LEFT(TRIM([$Translations.$C475]);LEN([.B$1]))=[.B$1];&quot;Yes&quot;;&quot;No&quot;);&quot;&quot;;&quot;NO&quot;)">
            <text:p/>
          </table:table-cell>
          <table:table-cell table:formula="of:=IF(IF(LEFT(TRIM([$Translations.$B475]);LEN([.C$1]))=[.C$1];&quot;Yes&quot;;&quot;No&quot;)=IF(LEFT(TRIM([$Translations.$C475]);LEN([.C$1]))=[.C$1];&quot;Yes&quot;;&quot;No&quot;);&quot;&quot;;&quot;NO&quot;)">
            <text:p/>
          </table:table-cell>
          <table:table-cell table:formula="of:=IF(IF(LEFT(TRIM([$Translations.$B475]);LEN([.D$1]))=[.D$1];&quot;Yes&quot;;&quot;No&quot;)=IF(LEFT(TRIM([$Translations.$C475]);LEN([.D$1]))=[.D$1];&quot;Yes&quot;;&quot;No&quot;);&quot;&quot;;&quot;NO&quot;)">
            <text:p/>
          </table:table-cell>
          <table:table-cell table:formula="of:=IF(IF(LEFT(TRIM([$Translations.$B475]);LEN([.E$1]))=[.E$1];&quot;Yes&quot;;&quot;No&quot;)=IF(LEFT(TRIM([$Translations.$C475]);LEN([.E$1]))=[.E$1];&quot;Yes&quot;;&quot;No&quot;);&quot;&quot;;&quot;NO&quot;)">
            <text:p/>
          </table:table-cell>
          <table:table-cell table:formula="of:=IF(IF(LEFT(TRIM([$Translations.$B475]);LEN([.F$1]))=[.F$1];&quot;Yes&quot;;&quot;No&quot;)=IF(LEFT(TRIM([$Translations.$C475]);LEN([.F$1]))=[.F$1];&quot;Yes&quot;;&quot;No&quot;);&quot;&quot;;&quot;NO&quot;)">
            <text:p/>
          </table:table-cell>
          <table:table-cell table:formula="of:=IF(IF(LEFT(TRIM([$Translations.$B475]);LEN([.G$1]))=[.G$1];&quot;Yes&quot;;&quot;No&quot;)=IF(LEFT(TRIM([$Translations.$C475]);LEN([.G$1]))=[.G$1];&quot;Yes&quot;;&quot;No&quot;);&quot;&quot;;&quot;NO&quot;)">
            <text:p/>
          </table:table-cell>
        </table:table-row>
        <table:table-row table:style-name="ro8">
          <table:table-cell table:formula="of:=IF(IF(LEFT(TRIM([$Translations.$B476]);LEN([.A$1]))=[.A$1];&quot;Yes&quot;;&quot;No&quot;)=IF(LEFT(TRIM([$Translations.$C476]);LEN([.A$1]))=[.A$1];&quot;Yes&quot;;&quot;No&quot;);&quot;&quot;;&quot;NO&quot;)">
            <text:p/>
          </table:table-cell>
          <table:table-cell table:formula="of:=IF(IF(LEFT(TRIM([$Translations.$B476]);LEN([.B$1]))=[.B$1];&quot;Yes&quot;;&quot;No&quot;)=IF(LEFT(TRIM([$Translations.$C476]);LEN([.B$1]))=[.B$1];&quot;Yes&quot;;&quot;No&quot;);&quot;&quot;;&quot;NO&quot;)">
            <text:p/>
          </table:table-cell>
          <table:table-cell table:formula="of:=IF(IF(LEFT(TRIM([$Translations.$B476]);LEN([.C$1]))=[.C$1];&quot;Yes&quot;;&quot;No&quot;)=IF(LEFT(TRIM([$Translations.$C476]);LEN([.C$1]))=[.C$1];&quot;Yes&quot;;&quot;No&quot;);&quot;&quot;;&quot;NO&quot;)">
            <text:p/>
          </table:table-cell>
          <table:table-cell table:formula="of:=IF(IF(LEFT(TRIM([$Translations.$B476]);LEN([.D$1]))=[.D$1];&quot;Yes&quot;;&quot;No&quot;)=IF(LEFT(TRIM([$Translations.$C476]);LEN([.D$1]))=[.D$1];&quot;Yes&quot;;&quot;No&quot;);&quot;&quot;;&quot;NO&quot;)">
            <text:p/>
          </table:table-cell>
          <table:table-cell table:formula="of:=IF(IF(LEFT(TRIM([$Translations.$B476]);LEN([.E$1]))=[.E$1];&quot;Yes&quot;;&quot;No&quot;)=IF(LEFT(TRIM([$Translations.$C476]);LEN([.E$1]))=[.E$1];&quot;Yes&quot;;&quot;No&quot;);&quot;&quot;;&quot;NO&quot;)">
            <text:p/>
          </table:table-cell>
          <table:table-cell table:formula="of:=IF(IF(LEFT(TRIM([$Translations.$B476]);LEN([.F$1]))=[.F$1];&quot;Yes&quot;;&quot;No&quot;)=IF(LEFT(TRIM([$Translations.$C476]);LEN([.F$1]))=[.F$1];&quot;Yes&quot;;&quot;No&quot;);&quot;&quot;;&quot;NO&quot;)">
            <text:p/>
          </table:table-cell>
          <table:table-cell table:formula="of:=IF(IF(LEFT(TRIM([$Translations.$B476]);LEN([.G$1]))=[.G$1];&quot;Yes&quot;;&quot;No&quot;)=IF(LEFT(TRIM([$Translations.$C476]);LEN([.G$1]))=[.G$1];&quot;Yes&quot;;&quot;No&quot;);&quot;&quot;;&quot;NO&quot;)">
            <text:p/>
          </table:table-cell>
        </table:table-row>
        <table:table-row table:style-name="ro8">
          <table:table-cell table:formula="of:=IF(IF(LEFT(TRIM([$Translations.$B477]);LEN([.A$1]))=[.A$1];&quot;Yes&quot;;&quot;No&quot;)=IF(LEFT(TRIM([$Translations.$C477]);LEN([.A$1]))=[.A$1];&quot;Yes&quot;;&quot;No&quot;);&quot;&quot;;&quot;NO&quot;)">
            <text:p/>
          </table:table-cell>
          <table:table-cell table:formula="of:=IF(IF(LEFT(TRIM([$Translations.$B477]);LEN([.B$1]))=[.B$1];&quot;Yes&quot;;&quot;No&quot;)=IF(LEFT(TRIM([$Translations.$C477]);LEN([.B$1]))=[.B$1];&quot;Yes&quot;;&quot;No&quot;);&quot;&quot;;&quot;NO&quot;)">
            <text:p/>
          </table:table-cell>
          <table:table-cell table:formula="of:=IF(IF(LEFT(TRIM([$Translations.$B477]);LEN([.C$1]))=[.C$1];&quot;Yes&quot;;&quot;No&quot;)=IF(LEFT(TRIM([$Translations.$C477]);LEN([.C$1]))=[.C$1];&quot;Yes&quot;;&quot;No&quot;);&quot;&quot;;&quot;NO&quot;)">
            <text:p/>
          </table:table-cell>
          <table:table-cell table:formula="of:=IF(IF(LEFT(TRIM([$Translations.$B477]);LEN([.D$1]))=[.D$1];&quot;Yes&quot;;&quot;No&quot;)=IF(LEFT(TRIM([$Translations.$C477]);LEN([.D$1]))=[.D$1];&quot;Yes&quot;;&quot;No&quot;);&quot;&quot;;&quot;NO&quot;)">
            <text:p/>
          </table:table-cell>
          <table:table-cell table:formula="of:=IF(IF(LEFT(TRIM([$Translations.$B477]);LEN([.E$1]))=[.E$1];&quot;Yes&quot;;&quot;No&quot;)=IF(LEFT(TRIM([$Translations.$C477]);LEN([.E$1]))=[.E$1];&quot;Yes&quot;;&quot;No&quot;);&quot;&quot;;&quot;NO&quot;)">
            <text:p/>
          </table:table-cell>
          <table:table-cell table:formula="of:=IF(IF(LEFT(TRIM([$Translations.$B477]);LEN([.F$1]))=[.F$1];&quot;Yes&quot;;&quot;No&quot;)=IF(LEFT(TRIM([$Translations.$C477]);LEN([.F$1]))=[.F$1];&quot;Yes&quot;;&quot;No&quot;);&quot;&quot;;&quot;NO&quot;)">
            <text:p/>
          </table:table-cell>
          <table:table-cell table:formula="of:=IF(IF(LEFT(TRIM([$Translations.$B477]);LEN([.G$1]))=[.G$1];&quot;Yes&quot;;&quot;No&quot;)=IF(LEFT(TRIM([$Translations.$C477]);LEN([.G$1]))=[.G$1];&quot;Yes&quot;;&quot;No&quot;);&quot;&quot;;&quot;NO&quot;)">
            <text:p/>
          </table:table-cell>
        </table:table-row>
        <table:table-row table:style-name="ro8">
          <table:table-cell table:formula="of:=IF(IF(LEFT(TRIM([$Translations.$B478]);LEN([.A$1]))=[.A$1];&quot;Yes&quot;;&quot;No&quot;)=IF(LEFT(TRIM([$Translations.$C478]);LEN([.A$1]))=[.A$1];&quot;Yes&quot;;&quot;No&quot;);&quot;&quot;;&quot;NO&quot;)">
            <text:p/>
          </table:table-cell>
          <table:table-cell table:formula="of:=IF(IF(LEFT(TRIM([$Translations.$B478]);LEN([.B$1]))=[.B$1];&quot;Yes&quot;;&quot;No&quot;)=IF(LEFT(TRIM([$Translations.$C478]);LEN([.B$1]))=[.B$1];&quot;Yes&quot;;&quot;No&quot;);&quot;&quot;;&quot;NO&quot;)">
            <text:p/>
          </table:table-cell>
          <table:table-cell table:formula="of:=IF(IF(LEFT(TRIM([$Translations.$B478]);LEN([.C$1]))=[.C$1];&quot;Yes&quot;;&quot;No&quot;)=IF(LEFT(TRIM([$Translations.$C478]);LEN([.C$1]))=[.C$1];&quot;Yes&quot;;&quot;No&quot;);&quot;&quot;;&quot;NO&quot;)">
            <text:p/>
          </table:table-cell>
          <table:table-cell table:formula="of:=IF(IF(LEFT(TRIM([$Translations.$B478]);LEN([.D$1]))=[.D$1];&quot;Yes&quot;;&quot;No&quot;)=IF(LEFT(TRIM([$Translations.$C478]);LEN([.D$1]))=[.D$1];&quot;Yes&quot;;&quot;No&quot;);&quot;&quot;;&quot;NO&quot;)">
            <text:p/>
          </table:table-cell>
          <table:table-cell table:formula="of:=IF(IF(LEFT(TRIM([$Translations.$B478]);LEN([.E$1]))=[.E$1];&quot;Yes&quot;;&quot;No&quot;)=IF(LEFT(TRIM([$Translations.$C478]);LEN([.E$1]))=[.E$1];&quot;Yes&quot;;&quot;No&quot;);&quot;&quot;;&quot;NO&quot;)">
            <text:p/>
          </table:table-cell>
          <table:table-cell table:formula="of:=IF(IF(LEFT(TRIM([$Translations.$B478]);LEN([.F$1]))=[.F$1];&quot;Yes&quot;;&quot;No&quot;)=IF(LEFT(TRIM([$Translations.$C478]);LEN([.F$1]))=[.F$1];&quot;Yes&quot;;&quot;No&quot;);&quot;&quot;;&quot;NO&quot;)">
            <text:p/>
          </table:table-cell>
          <table:table-cell table:formula="of:=IF(IF(LEFT(TRIM([$Translations.$B478]);LEN([.G$1]))=[.G$1];&quot;Yes&quot;;&quot;No&quot;)=IF(LEFT(TRIM([$Translations.$C478]);LEN([.G$1]))=[.G$1];&quot;Yes&quot;;&quot;No&quot;);&quot;&quot;;&quot;NO&quot;)">
            <text:p/>
          </table:table-cell>
        </table:table-row>
        <table:table-row table:style-name="ro8">
          <table:table-cell table:formula="of:=IF(IF(LEFT(TRIM([$Translations.$B479]);LEN([.A$1]))=[.A$1];&quot;Yes&quot;;&quot;No&quot;)=IF(LEFT(TRIM([$Translations.$C479]);LEN([.A$1]))=[.A$1];&quot;Yes&quot;;&quot;No&quot;);&quot;&quot;;&quot;NO&quot;)">
            <text:p/>
          </table:table-cell>
          <table:table-cell table:formula="of:=IF(IF(LEFT(TRIM([$Translations.$B479]);LEN([.B$1]))=[.B$1];&quot;Yes&quot;;&quot;No&quot;)=IF(LEFT(TRIM([$Translations.$C479]);LEN([.B$1]))=[.B$1];&quot;Yes&quot;;&quot;No&quot;);&quot;&quot;;&quot;NO&quot;)">
            <text:p/>
          </table:table-cell>
          <table:table-cell table:formula="of:=IF(IF(LEFT(TRIM([$Translations.$B479]);LEN([.C$1]))=[.C$1];&quot;Yes&quot;;&quot;No&quot;)=IF(LEFT(TRIM([$Translations.$C479]);LEN([.C$1]))=[.C$1];&quot;Yes&quot;;&quot;No&quot;);&quot;&quot;;&quot;NO&quot;)">
            <text:p/>
          </table:table-cell>
          <table:table-cell table:formula="of:=IF(IF(LEFT(TRIM([$Translations.$B479]);LEN([.D$1]))=[.D$1];&quot;Yes&quot;;&quot;No&quot;)=IF(LEFT(TRIM([$Translations.$C479]);LEN([.D$1]))=[.D$1];&quot;Yes&quot;;&quot;No&quot;);&quot;&quot;;&quot;NO&quot;)">
            <text:p/>
          </table:table-cell>
          <table:table-cell table:formula="of:=IF(IF(LEFT(TRIM([$Translations.$B479]);LEN([.E$1]))=[.E$1];&quot;Yes&quot;;&quot;No&quot;)=IF(LEFT(TRIM([$Translations.$C479]);LEN([.E$1]))=[.E$1];&quot;Yes&quot;;&quot;No&quot;);&quot;&quot;;&quot;NO&quot;)">
            <text:p/>
          </table:table-cell>
          <table:table-cell table:formula="of:=IF(IF(LEFT(TRIM([$Translations.$B479]);LEN([.F$1]))=[.F$1];&quot;Yes&quot;;&quot;No&quot;)=IF(LEFT(TRIM([$Translations.$C479]);LEN([.F$1]))=[.F$1];&quot;Yes&quot;;&quot;No&quot;);&quot;&quot;;&quot;NO&quot;)">
            <text:p/>
          </table:table-cell>
          <table:table-cell table:formula="of:=IF(IF(LEFT(TRIM([$Translations.$B479]);LEN([.G$1]))=[.G$1];&quot;Yes&quot;;&quot;No&quot;)=IF(LEFT(TRIM([$Translations.$C479]);LEN([.G$1]))=[.G$1];&quot;Yes&quot;;&quot;No&quot;);&quot;&quot;;&quot;NO&quot;)">
            <text:p/>
          </table:table-cell>
        </table:table-row>
        <table:table-row table:style-name="ro8">
          <table:table-cell table:formula="of:=IF(IF(LEFT(TRIM([$Translations.$B480]);LEN([.A$1]))=[.A$1];&quot;Yes&quot;;&quot;No&quot;)=IF(LEFT(TRIM([$Translations.$C480]);LEN([.A$1]))=[.A$1];&quot;Yes&quot;;&quot;No&quot;);&quot;&quot;;&quot;NO&quot;)">
            <text:p/>
          </table:table-cell>
          <table:table-cell table:formula="of:=IF(IF(LEFT(TRIM([$Translations.$B480]);LEN([.B$1]))=[.B$1];&quot;Yes&quot;;&quot;No&quot;)=IF(LEFT(TRIM([$Translations.$C480]);LEN([.B$1]))=[.B$1];&quot;Yes&quot;;&quot;No&quot;);&quot;&quot;;&quot;NO&quot;)">
            <text:p/>
          </table:table-cell>
          <table:table-cell table:formula="of:=IF(IF(LEFT(TRIM([$Translations.$B480]);LEN([.C$1]))=[.C$1];&quot;Yes&quot;;&quot;No&quot;)=IF(LEFT(TRIM([$Translations.$C480]);LEN([.C$1]))=[.C$1];&quot;Yes&quot;;&quot;No&quot;);&quot;&quot;;&quot;NO&quot;)">
            <text:p/>
          </table:table-cell>
          <table:table-cell table:formula="of:=IF(IF(LEFT(TRIM([$Translations.$B480]);LEN([.D$1]))=[.D$1];&quot;Yes&quot;;&quot;No&quot;)=IF(LEFT(TRIM([$Translations.$C480]);LEN([.D$1]))=[.D$1];&quot;Yes&quot;;&quot;No&quot;);&quot;&quot;;&quot;NO&quot;)">
            <text:p/>
          </table:table-cell>
          <table:table-cell table:formula="of:=IF(IF(LEFT(TRIM([$Translations.$B480]);LEN([.E$1]))=[.E$1];&quot;Yes&quot;;&quot;No&quot;)=IF(LEFT(TRIM([$Translations.$C480]);LEN([.E$1]))=[.E$1];&quot;Yes&quot;;&quot;No&quot;);&quot;&quot;;&quot;NO&quot;)">
            <text:p/>
          </table:table-cell>
          <table:table-cell table:formula="of:=IF(IF(LEFT(TRIM([$Translations.$B480]);LEN([.F$1]))=[.F$1];&quot;Yes&quot;;&quot;No&quot;)=IF(LEFT(TRIM([$Translations.$C480]);LEN([.F$1]))=[.F$1];&quot;Yes&quot;;&quot;No&quot;);&quot;&quot;;&quot;NO&quot;)">
            <text:p/>
          </table:table-cell>
          <table:table-cell table:formula="of:=IF(IF(LEFT(TRIM([$Translations.$B480]);LEN([.G$1]))=[.G$1];&quot;Yes&quot;;&quot;No&quot;)=IF(LEFT(TRIM([$Translations.$C480]);LEN([.G$1]))=[.G$1];&quot;Yes&quot;;&quot;No&quot;);&quot;&quot;;&quot;NO&quot;)">
            <text:p/>
          </table:table-cell>
        </table:table-row>
        <table:table-row table:style-name="ro8">
          <table:table-cell table:formula="of:=IF(IF(LEFT(TRIM([$Translations.$B481]);LEN([.A$1]))=[.A$1];&quot;Yes&quot;;&quot;No&quot;)=IF(LEFT(TRIM([$Translations.$C481]);LEN([.A$1]))=[.A$1];&quot;Yes&quot;;&quot;No&quot;);&quot;&quot;;&quot;NO&quot;)">
            <text:p/>
          </table:table-cell>
          <table:table-cell table:formula="of:=IF(IF(LEFT(TRIM([$Translations.$B481]);LEN([.B$1]))=[.B$1];&quot;Yes&quot;;&quot;No&quot;)=IF(LEFT(TRIM([$Translations.$C481]);LEN([.B$1]))=[.B$1];&quot;Yes&quot;;&quot;No&quot;);&quot;&quot;;&quot;NO&quot;)">
            <text:p/>
          </table:table-cell>
          <table:table-cell table:formula="of:=IF(IF(LEFT(TRIM([$Translations.$B481]);LEN([.C$1]))=[.C$1];&quot;Yes&quot;;&quot;No&quot;)=IF(LEFT(TRIM([$Translations.$C481]);LEN([.C$1]))=[.C$1];&quot;Yes&quot;;&quot;No&quot;);&quot;&quot;;&quot;NO&quot;)">
            <text:p/>
          </table:table-cell>
          <table:table-cell table:formula="of:=IF(IF(LEFT(TRIM([$Translations.$B481]);LEN([.D$1]))=[.D$1];&quot;Yes&quot;;&quot;No&quot;)=IF(LEFT(TRIM([$Translations.$C481]);LEN([.D$1]))=[.D$1];&quot;Yes&quot;;&quot;No&quot;);&quot;&quot;;&quot;NO&quot;)">
            <text:p/>
          </table:table-cell>
          <table:table-cell table:formula="of:=IF(IF(LEFT(TRIM([$Translations.$B481]);LEN([.E$1]))=[.E$1];&quot;Yes&quot;;&quot;No&quot;)=IF(LEFT(TRIM([$Translations.$C481]);LEN([.E$1]))=[.E$1];&quot;Yes&quot;;&quot;No&quot;);&quot;&quot;;&quot;NO&quot;)">
            <text:p/>
          </table:table-cell>
          <table:table-cell table:formula="of:=IF(IF(LEFT(TRIM([$Translations.$B481]);LEN([.F$1]))=[.F$1];&quot;Yes&quot;;&quot;No&quot;)=IF(LEFT(TRIM([$Translations.$C481]);LEN([.F$1]))=[.F$1];&quot;Yes&quot;;&quot;No&quot;);&quot;&quot;;&quot;NO&quot;)">
            <text:p/>
          </table:table-cell>
          <table:table-cell table:formula="of:=IF(IF(LEFT(TRIM([$Translations.$B481]);LEN([.G$1]))=[.G$1];&quot;Yes&quot;;&quot;No&quot;)=IF(LEFT(TRIM([$Translations.$C481]);LEN([.G$1]))=[.G$1];&quot;Yes&quot;;&quot;No&quot;);&quot;&quot;;&quot;NO&quot;)">
            <text:p/>
          </table:table-cell>
        </table:table-row>
        <table:table-row table:style-name="ro8">
          <table:table-cell table:formula="of:=IF(IF(LEFT(TRIM([$Translations.$B482]);LEN([.A$1]))=[.A$1];&quot;Yes&quot;;&quot;No&quot;)=IF(LEFT(TRIM([$Translations.$C482]);LEN([.A$1]))=[.A$1];&quot;Yes&quot;;&quot;No&quot;);&quot;&quot;;&quot;NO&quot;)">
            <text:p/>
          </table:table-cell>
          <table:table-cell table:formula="of:=IF(IF(LEFT(TRIM([$Translations.$B482]);LEN([.B$1]))=[.B$1];&quot;Yes&quot;;&quot;No&quot;)=IF(LEFT(TRIM([$Translations.$C482]);LEN([.B$1]))=[.B$1];&quot;Yes&quot;;&quot;No&quot;);&quot;&quot;;&quot;NO&quot;)">
            <text:p/>
          </table:table-cell>
          <table:table-cell table:formula="of:=IF(IF(LEFT(TRIM([$Translations.$B482]);LEN([.C$1]))=[.C$1];&quot;Yes&quot;;&quot;No&quot;)=IF(LEFT(TRIM([$Translations.$C482]);LEN([.C$1]))=[.C$1];&quot;Yes&quot;;&quot;No&quot;);&quot;&quot;;&quot;NO&quot;)">
            <text:p/>
          </table:table-cell>
          <table:table-cell table:formula="of:=IF(IF(LEFT(TRIM([$Translations.$B482]);LEN([.D$1]))=[.D$1];&quot;Yes&quot;;&quot;No&quot;)=IF(LEFT(TRIM([$Translations.$C482]);LEN([.D$1]))=[.D$1];&quot;Yes&quot;;&quot;No&quot;);&quot;&quot;;&quot;NO&quot;)">
            <text:p/>
          </table:table-cell>
          <table:table-cell table:formula="of:=IF(IF(LEFT(TRIM([$Translations.$B482]);LEN([.E$1]))=[.E$1];&quot;Yes&quot;;&quot;No&quot;)=IF(LEFT(TRIM([$Translations.$C482]);LEN([.E$1]))=[.E$1];&quot;Yes&quot;;&quot;No&quot;);&quot;&quot;;&quot;NO&quot;)">
            <text:p/>
          </table:table-cell>
          <table:table-cell table:formula="of:=IF(IF(LEFT(TRIM([$Translations.$B482]);LEN([.F$1]))=[.F$1];&quot;Yes&quot;;&quot;No&quot;)=IF(LEFT(TRIM([$Translations.$C482]);LEN([.F$1]))=[.F$1];&quot;Yes&quot;;&quot;No&quot;);&quot;&quot;;&quot;NO&quot;)">
            <text:p/>
          </table:table-cell>
          <table:table-cell table:formula="of:=IF(IF(LEFT(TRIM([$Translations.$B482]);LEN([.G$1]))=[.G$1];&quot;Yes&quot;;&quot;No&quot;)=IF(LEFT(TRIM([$Translations.$C482]);LEN([.G$1]))=[.G$1];&quot;Yes&quot;;&quot;No&quot;);&quot;&quot;;&quot;NO&quot;)">
            <text:p/>
          </table:table-cell>
        </table:table-row>
        <table:table-row table:style-name="ro8">
          <table:table-cell table:formula="of:=IF(IF(LEFT(TRIM([$Translations.$B483]);LEN([.A$1]))=[.A$1];&quot;Yes&quot;;&quot;No&quot;)=IF(LEFT(TRIM([$Translations.$C483]);LEN([.A$1]))=[.A$1];&quot;Yes&quot;;&quot;No&quot;);&quot;&quot;;&quot;NO&quot;)">
            <text:p/>
          </table:table-cell>
          <table:table-cell table:formula="of:=IF(IF(LEFT(TRIM([$Translations.$B483]);LEN([.B$1]))=[.B$1];&quot;Yes&quot;;&quot;No&quot;)=IF(LEFT(TRIM([$Translations.$C483]);LEN([.B$1]))=[.B$1];&quot;Yes&quot;;&quot;No&quot;);&quot;&quot;;&quot;NO&quot;)">
            <text:p/>
          </table:table-cell>
          <table:table-cell table:formula="of:=IF(IF(LEFT(TRIM([$Translations.$B483]);LEN([.C$1]))=[.C$1];&quot;Yes&quot;;&quot;No&quot;)=IF(LEFT(TRIM([$Translations.$C483]);LEN([.C$1]))=[.C$1];&quot;Yes&quot;;&quot;No&quot;);&quot;&quot;;&quot;NO&quot;)">
            <text:p/>
          </table:table-cell>
          <table:table-cell table:formula="of:=IF(IF(LEFT(TRIM([$Translations.$B483]);LEN([.D$1]))=[.D$1];&quot;Yes&quot;;&quot;No&quot;)=IF(LEFT(TRIM([$Translations.$C483]);LEN([.D$1]))=[.D$1];&quot;Yes&quot;;&quot;No&quot;);&quot;&quot;;&quot;NO&quot;)">
            <text:p/>
          </table:table-cell>
          <table:table-cell table:formula="of:=IF(IF(LEFT(TRIM([$Translations.$B483]);LEN([.E$1]))=[.E$1];&quot;Yes&quot;;&quot;No&quot;)=IF(LEFT(TRIM([$Translations.$C483]);LEN([.E$1]))=[.E$1];&quot;Yes&quot;;&quot;No&quot;);&quot;&quot;;&quot;NO&quot;)">
            <text:p/>
          </table:table-cell>
          <table:table-cell table:formula="of:=IF(IF(LEFT(TRIM([$Translations.$B483]);LEN([.F$1]))=[.F$1];&quot;Yes&quot;;&quot;No&quot;)=IF(LEFT(TRIM([$Translations.$C483]);LEN([.F$1]))=[.F$1];&quot;Yes&quot;;&quot;No&quot;);&quot;&quot;;&quot;NO&quot;)">
            <text:p/>
          </table:table-cell>
          <table:table-cell table:formula="of:=IF(IF(LEFT(TRIM([$Translations.$B483]);LEN([.G$1]))=[.G$1];&quot;Yes&quot;;&quot;No&quot;)=IF(LEFT(TRIM([$Translations.$C483]);LEN([.G$1]))=[.G$1];&quot;Yes&quot;;&quot;No&quot;);&quot;&quot;;&quot;NO&quot;)">
            <text:p/>
          </table:table-cell>
        </table:table-row>
        <table:table-row table:style-name="ro8">
          <table:table-cell table:formula="of:=IF(IF(LEFT(TRIM([$Translations.$B484]);LEN([.A$1]))=[.A$1];&quot;Yes&quot;;&quot;No&quot;)=IF(LEFT(TRIM([$Translations.$C484]);LEN([.A$1]))=[.A$1];&quot;Yes&quot;;&quot;No&quot;);&quot;&quot;;&quot;NO&quot;)">
            <text:p/>
          </table:table-cell>
          <table:table-cell table:formula="of:=IF(IF(LEFT(TRIM([$Translations.$B484]);LEN([.B$1]))=[.B$1];&quot;Yes&quot;;&quot;No&quot;)=IF(LEFT(TRIM([$Translations.$C484]);LEN([.B$1]))=[.B$1];&quot;Yes&quot;;&quot;No&quot;);&quot;&quot;;&quot;NO&quot;)">
            <text:p/>
          </table:table-cell>
          <table:table-cell table:formula="of:=IF(IF(LEFT(TRIM([$Translations.$B484]);LEN([.C$1]))=[.C$1];&quot;Yes&quot;;&quot;No&quot;)=IF(LEFT(TRIM([$Translations.$C484]);LEN([.C$1]))=[.C$1];&quot;Yes&quot;;&quot;No&quot;);&quot;&quot;;&quot;NO&quot;)">
            <text:p/>
          </table:table-cell>
          <table:table-cell table:formula="of:=IF(IF(LEFT(TRIM([$Translations.$B484]);LEN([.D$1]))=[.D$1];&quot;Yes&quot;;&quot;No&quot;)=IF(LEFT(TRIM([$Translations.$C484]);LEN([.D$1]))=[.D$1];&quot;Yes&quot;;&quot;No&quot;);&quot;&quot;;&quot;NO&quot;)">
            <text:p/>
          </table:table-cell>
          <table:table-cell table:formula="of:=IF(IF(LEFT(TRIM([$Translations.$B484]);LEN([.E$1]))=[.E$1];&quot;Yes&quot;;&quot;No&quot;)=IF(LEFT(TRIM([$Translations.$C484]);LEN([.E$1]))=[.E$1];&quot;Yes&quot;;&quot;No&quot;);&quot;&quot;;&quot;NO&quot;)">
            <text:p/>
          </table:table-cell>
          <table:table-cell table:formula="of:=IF(IF(LEFT(TRIM([$Translations.$B484]);LEN([.F$1]))=[.F$1];&quot;Yes&quot;;&quot;No&quot;)=IF(LEFT(TRIM([$Translations.$C484]);LEN([.F$1]))=[.F$1];&quot;Yes&quot;;&quot;No&quot;);&quot;&quot;;&quot;NO&quot;)">
            <text:p/>
          </table:table-cell>
          <table:table-cell table:formula="of:=IF(IF(LEFT(TRIM([$Translations.$B484]);LEN([.G$1]))=[.G$1];&quot;Yes&quot;;&quot;No&quot;)=IF(LEFT(TRIM([$Translations.$C484]);LEN([.G$1]))=[.G$1];&quot;Yes&quot;;&quot;No&quot;);&quot;&quot;;&quot;NO&quot;)">
            <text:p/>
          </table:table-cell>
        </table:table-row>
        <table:table-row table:style-name="ro8">
          <table:table-cell table:formula="of:=IF(IF(LEFT(TRIM([$Translations.$B485]);LEN([.A$1]))=[.A$1];&quot;Yes&quot;;&quot;No&quot;)=IF(LEFT(TRIM([$Translations.$C485]);LEN([.A$1]))=[.A$1];&quot;Yes&quot;;&quot;No&quot;);&quot;&quot;;&quot;NO&quot;)">
            <text:p/>
          </table:table-cell>
          <table:table-cell table:formula="of:=IF(IF(LEFT(TRIM([$Translations.$B485]);LEN([.B$1]))=[.B$1];&quot;Yes&quot;;&quot;No&quot;)=IF(LEFT(TRIM([$Translations.$C485]);LEN([.B$1]))=[.B$1];&quot;Yes&quot;;&quot;No&quot;);&quot;&quot;;&quot;NO&quot;)">
            <text:p/>
          </table:table-cell>
          <table:table-cell table:formula="of:=IF(IF(LEFT(TRIM([$Translations.$B485]);LEN([.C$1]))=[.C$1];&quot;Yes&quot;;&quot;No&quot;)=IF(LEFT(TRIM([$Translations.$C485]);LEN([.C$1]))=[.C$1];&quot;Yes&quot;;&quot;No&quot;);&quot;&quot;;&quot;NO&quot;)">
            <text:p/>
          </table:table-cell>
          <table:table-cell table:formula="of:=IF(IF(LEFT(TRIM([$Translations.$B485]);LEN([.D$1]))=[.D$1];&quot;Yes&quot;;&quot;No&quot;)=IF(LEFT(TRIM([$Translations.$C485]);LEN([.D$1]))=[.D$1];&quot;Yes&quot;;&quot;No&quot;);&quot;&quot;;&quot;NO&quot;)">
            <text:p/>
          </table:table-cell>
          <table:table-cell table:formula="of:=IF(IF(LEFT(TRIM([$Translations.$B485]);LEN([.E$1]))=[.E$1];&quot;Yes&quot;;&quot;No&quot;)=IF(LEFT(TRIM([$Translations.$C485]);LEN([.E$1]))=[.E$1];&quot;Yes&quot;;&quot;No&quot;);&quot;&quot;;&quot;NO&quot;)">
            <text:p/>
          </table:table-cell>
          <table:table-cell table:formula="of:=IF(IF(LEFT(TRIM([$Translations.$B485]);LEN([.F$1]))=[.F$1];&quot;Yes&quot;;&quot;No&quot;)=IF(LEFT(TRIM([$Translations.$C485]);LEN([.F$1]))=[.F$1];&quot;Yes&quot;;&quot;No&quot;);&quot;&quot;;&quot;NO&quot;)">
            <text:p/>
          </table:table-cell>
          <table:table-cell table:formula="of:=IF(IF(LEFT(TRIM([$Translations.$B485]);LEN([.G$1]))=[.G$1];&quot;Yes&quot;;&quot;No&quot;)=IF(LEFT(TRIM([$Translations.$C485]);LEN([.G$1]))=[.G$1];&quot;Yes&quot;;&quot;No&quot;);&quot;&quot;;&quot;NO&quot;)">
            <text:p/>
          </table:table-cell>
        </table:table-row>
        <table:table-row table:style-name="ro8">
          <table:table-cell table:formula="of:=IF(IF(LEFT(TRIM([$Translations.$B486]);LEN([.A$1]))=[.A$1];&quot;Yes&quot;;&quot;No&quot;)=IF(LEFT(TRIM([$Translations.$C486]);LEN([.A$1]))=[.A$1];&quot;Yes&quot;;&quot;No&quot;);&quot;&quot;;&quot;NO&quot;)">
            <text:p/>
          </table:table-cell>
          <table:table-cell table:formula="of:=IF(IF(LEFT(TRIM([$Translations.$B486]);LEN([.B$1]))=[.B$1];&quot;Yes&quot;;&quot;No&quot;)=IF(LEFT(TRIM([$Translations.$C486]);LEN([.B$1]))=[.B$1];&quot;Yes&quot;;&quot;No&quot;);&quot;&quot;;&quot;NO&quot;)">
            <text:p/>
          </table:table-cell>
          <table:table-cell table:formula="of:=IF(IF(LEFT(TRIM([$Translations.$B486]);LEN([.C$1]))=[.C$1];&quot;Yes&quot;;&quot;No&quot;)=IF(LEFT(TRIM([$Translations.$C486]);LEN([.C$1]))=[.C$1];&quot;Yes&quot;;&quot;No&quot;);&quot;&quot;;&quot;NO&quot;)">
            <text:p/>
          </table:table-cell>
          <table:table-cell table:formula="of:=IF(IF(LEFT(TRIM([$Translations.$B486]);LEN([.D$1]))=[.D$1];&quot;Yes&quot;;&quot;No&quot;)=IF(LEFT(TRIM([$Translations.$C486]);LEN([.D$1]))=[.D$1];&quot;Yes&quot;;&quot;No&quot;);&quot;&quot;;&quot;NO&quot;)">
            <text:p/>
          </table:table-cell>
          <table:table-cell table:formula="of:=IF(IF(LEFT(TRIM([$Translations.$B486]);LEN([.E$1]))=[.E$1];&quot;Yes&quot;;&quot;No&quot;)=IF(LEFT(TRIM([$Translations.$C486]);LEN([.E$1]))=[.E$1];&quot;Yes&quot;;&quot;No&quot;);&quot;&quot;;&quot;NO&quot;)">
            <text:p/>
          </table:table-cell>
          <table:table-cell table:formula="of:=IF(IF(LEFT(TRIM([$Translations.$B486]);LEN([.F$1]))=[.F$1];&quot;Yes&quot;;&quot;No&quot;)=IF(LEFT(TRIM([$Translations.$C486]);LEN([.F$1]))=[.F$1];&quot;Yes&quot;;&quot;No&quot;);&quot;&quot;;&quot;NO&quot;)">
            <text:p/>
          </table:table-cell>
          <table:table-cell table:formula="of:=IF(IF(LEFT(TRIM([$Translations.$B486]);LEN([.G$1]))=[.G$1];&quot;Yes&quot;;&quot;No&quot;)=IF(LEFT(TRIM([$Translations.$C486]);LEN([.G$1]))=[.G$1];&quot;Yes&quot;;&quot;No&quot;);&quot;&quot;;&quot;NO&quot;)">
            <text:p/>
          </table:table-cell>
        </table:table-row>
        <table:table-row table:style-name="ro8">
          <table:table-cell table:formula="of:=IF(IF(LEFT(TRIM([$Translations.$B487]);LEN([.A$1]))=[.A$1];&quot;Yes&quot;;&quot;No&quot;)=IF(LEFT(TRIM([$Translations.$C487]);LEN([.A$1]))=[.A$1];&quot;Yes&quot;;&quot;No&quot;);&quot;&quot;;&quot;NO&quot;)">
            <text:p/>
          </table:table-cell>
          <table:table-cell table:formula="of:=IF(IF(LEFT(TRIM([$Translations.$B487]);LEN([.B$1]))=[.B$1];&quot;Yes&quot;;&quot;No&quot;)=IF(LEFT(TRIM([$Translations.$C487]);LEN([.B$1]))=[.B$1];&quot;Yes&quot;;&quot;No&quot;);&quot;&quot;;&quot;NO&quot;)">
            <text:p/>
          </table:table-cell>
          <table:table-cell table:formula="of:=IF(IF(LEFT(TRIM([$Translations.$B487]);LEN([.C$1]))=[.C$1];&quot;Yes&quot;;&quot;No&quot;)=IF(LEFT(TRIM([$Translations.$C487]);LEN([.C$1]))=[.C$1];&quot;Yes&quot;;&quot;No&quot;);&quot;&quot;;&quot;NO&quot;)">
            <text:p/>
          </table:table-cell>
          <table:table-cell table:formula="of:=IF(IF(LEFT(TRIM([$Translations.$B487]);LEN([.D$1]))=[.D$1];&quot;Yes&quot;;&quot;No&quot;)=IF(LEFT(TRIM([$Translations.$C487]);LEN([.D$1]))=[.D$1];&quot;Yes&quot;;&quot;No&quot;);&quot;&quot;;&quot;NO&quot;)">
            <text:p/>
          </table:table-cell>
          <table:table-cell table:formula="of:=IF(IF(LEFT(TRIM([$Translations.$B487]);LEN([.E$1]))=[.E$1];&quot;Yes&quot;;&quot;No&quot;)=IF(LEFT(TRIM([$Translations.$C487]);LEN([.E$1]))=[.E$1];&quot;Yes&quot;;&quot;No&quot;);&quot;&quot;;&quot;NO&quot;)">
            <text:p/>
          </table:table-cell>
          <table:table-cell table:formula="of:=IF(IF(LEFT(TRIM([$Translations.$B487]);LEN([.F$1]))=[.F$1];&quot;Yes&quot;;&quot;No&quot;)=IF(LEFT(TRIM([$Translations.$C487]);LEN([.F$1]))=[.F$1];&quot;Yes&quot;;&quot;No&quot;);&quot;&quot;;&quot;NO&quot;)">
            <text:p/>
          </table:table-cell>
          <table:table-cell table:formula="of:=IF(IF(LEFT(TRIM([$Translations.$B487]);LEN([.G$1]))=[.G$1];&quot;Yes&quot;;&quot;No&quot;)=IF(LEFT(TRIM([$Translations.$C487]);LEN([.G$1]))=[.G$1];&quot;Yes&quot;;&quot;No&quot;);&quot;&quot;;&quot;NO&quot;)">
            <text:p/>
          </table:table-cell>
        </table:table-row>
        <table:table-row table:style-name="ro8">
          <table:table-cell table:formula="of:=IF(IF(LEFT(TRIM([$Translations.$B488]);LEN([.A$1]))=[.A$1];&quot;Yes&quot;;&quot;No&quot;)=IF(LEFT(TRIM([$Translations.$C488]);LEN([.A$1]))=[.A$1];&quot;Yes&quot;;&quot;No&quot;);&quot;&quot;;&quot;NO&quot;)">
            <text:p/>
          </table:table-cell>
          <table:table-cell table:formula="of:=IF(IF(LEFT(TRIM([$Translations.$B488]);LEN([.B$1]))=[.B$1];&quot;Yes&quot;;&quot;No&quot;)=IF(LEFT(TRIM([$Translations.$C488]);LEN([.B$1]))=[.B$1];&quot;Yes&quot;;&quot;No&quot;);&quot;&quot;;&quot;NO&quot;)">
            <text:p/>
          </table:table-cell>
          <table:table-cell table:formula="of:=IF(IF(LEFT(TRIM([$Translations.$B488]);LEN([.C$1]))=[.C$1];&quot;Yes&quot;;&quot;No&quot;)=IF(LEFT(TRIM([$Translations.$C488]);LEN([.C$1]))=[.C$1];&quot;Yes&quot;;&quot;No&quot;);&quot;&quot;;&quot;NO&quot;)">
            <text:p/>
          </table:table-cell>
          <table:table-cell table:formula="of:=IF(IF(LEFT(TRIM([$Translations.$B488]);LEN([.D$1]))=[.D$1];&quot;Yes&quot;;&quot;No&quot;)=IF(LEFT(TRIM([$Translations.$C488]);LEN([.D$1]))=[.D$1];&quot;Yes&quot;;&quot;No&quot;);&quot;&quot;;&quot;NO&quot;)">
            <text:p/>
          </table:table-cell>
          <table:table-cell table:formula="of:=IF(IF(LEFT(TRIM([$Translations.$B488]);LEN([.E$1]))=[.E$1];&quot;Yes&quot;;&quot;No&quot;)=IF(LEFT(TRIM([$Translations.$C488]);LEN([.E$1]))=[.E$1];&quot;Yes&quot;;&quot;No&quot;);&quot;&quot;;&quot;NO&quot;)">
            <text:p/>
          </table:table-cell>
          <table:table-cell table:formula="of:=IF(IF(LEFT(TRIM([$Translations.$B488]);LEN([.F$1]))=[.F$1];&quot;Yes&quot;;&quot;No&quot;)=IF(LEFT(TRIM([$Translations.$C488]);LEN([.F$1]))=[.F$1];&quot;Yes&quot;;&quot;No&quot;);&quot;&quot;;&quot;NO&quot;)">
            <text:p/>
          </table:table-cell>
          <table:table-cell table:formula="of:=IF(IF(LEFT(TRIM([$Translations.$B488]);LEN([.G$1]))=[.G$1];&quot;Yes&quot;;&quot;No&quot;)=IF(LEFT(TRIM([$Translations.$C488]);LEN([.G$1]))=[.G$1];&quot;Yes&quot;;&quot;No&quot;);&quot;&quot;;&quot;NO&quot;)">
            <text:p/>
          </table:table-cell>
        </table:table-row>
        <table:table-row table:style-name="ro8">
          <table:table-cell table:formula="of:=IF(IF(LEFT(TRIM([$Translations.$B489]);LEN([.A$1]))=[.A$1];&quot;Yes&quot;;&quot;No&quot;)=IF(LEFT(TRIM([$Translations.$C489]);LEN([.A$1]))=[.A$1];&quot;Yes&quot;;&quot;No&quot;);&quot;&quot;;&quot;NO&quot;)">
            <text:p/>
          </table:table-cell>
          <table:table-cell table:formula="of:=IF(IF(LEFT(TRIM([$Translations.$B489]);LEN([.B$1]))=[.B$1];&quot;Yes&quot;;&quot;No&quot;)=IF(LEFT(TRIM([$Translations.$C489]);LEN([.B$1]))=[.B$1];&quot;Yes&quot;;&quot;No&quot;);&quot;&quot;;&quot;NO&quot;)">
            <text:p/>
          </table:table-cell>
          <table:table-cell table:formula="of:=IF(IF(LEFT(TRIM([$Translations.$B489]);LEN([.C$1]))=[.C$1];&quot;Yes&quot;;&quot;No&quot;)=IF(LEFT(TRIM([$Translations.$C489]);LEN([.C$1]))=[.C$1];&quot;Yes&quot;;&quot;No&quot;);&quot;&quot;;&quot;NO&quot;)">
            <text:p/>
          </table:table-cell>
          <table:table-cell table:formula="of:=IF(IF(LEFT(TRIM([$Translations.$B489]);LEN([.D$1]))=[.D$1];&quot;Yes&quot;;&quot;No&quot;)=IF(LEFT(TRIM([$Translations.$C489]);LEN([.D$1]))=[.D$1];&quot;Yes&quot;;&quot;No&quot;);&quot;&quot;;&quot;NO&quot;)">
            <text:p/>
          </table:table-cell>
          <table:table-cell table:formula="of:=IF(IF(LEFT(TRIM([$Translations.$B489]);LEN([.E$1]))=[.E$1];&quot;Yes&quot;;&quot;No&quot;)=IF(LEFT(TRIM([$Translations.$C489]);LEN([.E$1]))=[.E$1];&quot;Yes&quot;;&quot;No&quot;);&quot;&quot;;&quot;NO&quot;)">
            <text:p/>
          </table:table-cell>
          <table:table-cell table:formula="of:=IF(IF(LEFT(TRIM([$Translations.$B489]);LEN([.F$1]))=[.F$1];&quot;Yes&quot;;&quot;No&quot;)=IF(LEFT(TRIM([$Translations.$C489]);LEN([.F$1]))=[.F$1];&quot;Yes&quot;;&quot;No&quot;);&quot;&quot;;&quot;NO&quot;)">
            <text:p/>
          </table:table-cell>
          <table:table-cell table:formula="of:=IF(IF(LEFT(TRIM([$Translations.$B489]);LEN([.G$1]))=[.G$1];&quot;Yes&quot;;&quot;No&quot;)=IF(LEFT(TRIM([$Translations.$C489]);LEN([.G$1]))=[.G$1];&quot;Yes&quot;;&quot;No&quot;);&quot;&quot;;&quot;NO&quot;)">
            <text:p/>
          </table:table-cell>
        </table:table-row>
        <table:table-row table:style-name="ro8">
          <table:table-cell table:formula="of:=IF(IF(LEFT(TRIM([$Translations.$B490]);LEN([.A$1]))=[.A$1];&quot;Yes&quot;;&quot;No&quot;)=IF(LEFT(TRIM([$Translations.$C490]);LEN([.A$1]))=[.A$1];&quot;Yes&quot;;&quot;No&quot;);&quot;&quot;;&quot;NO&quot;)">
            <text:p/>
          </table:table-cell>
          <table:table-cell table:formula="of:=IF(IF(LEFT(TRIM([$Translations.$B490]);LEN([.B$1]))=[.B$1];&quot;Yes&quot;;&quot;No&quot;)=IF(LEFT(TRIM([$Translations.$C490]);LEN([.B$1]))=[.B$1];&quot;Yes&quot;;&quot;No&quot;);&quot;&quot;;&quot;NO&quot;)">
            <text:p/>
          </table:table-cell>
          <table:table-cell table:formula="of:=IF(IF(LEFT(TRIM([$Translations.$B490]);LEN([.C$1]))=[.C$1];&quot;Yes&quot;;&quot;No&quot;)=IF(LEFT(TRIM([$Translations.$C490]);LEN([.C$1]))=[.C$1];&quot;Yes&quot;;&quot;No&quot;);&quot;&quot;;&quot;NO&quot;)">
            <text:p/>
          </table:table-cell>
          <table:table-cell table:formula="of:=IF(IF(LEFT(TRIM([$Translations.$B490]);LEN([.D$1]))=[.D$1];&quot;Yes&quot;;&quot;No&quot;)=IF(LEFT(TRIM([$Translations.$C490]);LEN([.D$1]))=[.D$1];&quot;Yes&quot;;&quot;No&quot;);&quot;&quot;;&quot;NO&quot;)">
            <text:p/>
          </table:table-cell>
          <table:table-cell table:formula="of:=IF(IF(LEFT(TRIM([$Translations.$B490]);LEN([.E$1]))=[.E$1];&quot;Yes&quot;;&quot;No&quot;)=IF(LEFT(TRIM([$Translations.$C490]);LEN([.E$1]))=[.E$1];&quot;Yes&quot;;&quot;No&quot;);&quot;&quot;;&quot;NO&quot;)">
            <text:p/>
          </table:table-cell>
          <table:table-cell table:formula="of:=IF(IF(LEFT(TRIM([$Translations.$B490]);LEN([.F$1]))=[.F$1];&quot;Yes&quot;;&quot;No&quot;)=IF(LEFT(TRIM([$Translations.$C490]);LEN([.F$1]))=[.F$1];&quot;Yes&quot;;&quot;No&quot;);&quot;&quot;;&quot;NO&quot;)">
            <text:p/>
          </table:table-cell>
          <table:table-cell table:formula="of:=IF(IF(LEFT(TRIM([$Translations.$B490]);LEN([.G$1]))=[.G$1];&quot;Yes&quot;;&quot;No&quot;)=IF(LEFT(TRIM([$Translations.$C490]);LEN([.G$1]))=[.G$1];&quot;Yes&quot;;&quot;No&quot;);&quot;&quot;;&quot;NO&quot;)">
            <text:p/>
          </table:table-cell>
        </table:table-row>
        <table:table-row table:style-name="ro8">
          <table:table-cell table:formula="of:=IF(IF(LEFT(TRIM([$Translations.$B491]);LEN([.A$1]))=[.A$1];&quot;Yes&quot;;&quot;No&quot;)=IF(LEFT(TRIM([$Translations.$C491]);LEN([.A$1]))=[.A$1];&quot;Yes&quot;;&quot;No&quot;);&quot;&quot;;&quot;NO&quot;)">
            <text:p/>
          </table:table-cell>
          <table:table-cell table:formula="of:=IF(IF(LEFT(TRIM([$Translations.$B491]);LEN([.B$1]))=[.B$1];&quot;Yes&quot;;&quot;No&quot;)=IF(LEFT(TRIM([$Translations.$C491]);LEN([.B$1]))=[.B$1];&quot;Yes&quot;;&quot;No&quot;);&quot;&quot;;&quot;NO&quot;)">
            <text:p/>
          </table:table-cell>
          <table:table-cell table:formula="of:=IF(IF(LEFT(TRIM([$Translations.$B491]);LEN([.C$1]))=[.C$1];&quot;Yes&quot;;&quot;No&quot;)=IF(LEFT(TRIM([$Translations.$C491]);LEN([.C$1]))=[.C$1];&quot;Yes&quot;;&quot;No&quot;);&quot;&quot;;&quot;NO&quot;)">
            <text:p/>
          </table:table-cell>
          <table:table-cell table:formula="of:=IF(IF(LEFT(TRIM([$Translations.$B491]);LEN([.D$1]))=[.D$1];&quot;Yes&quot;;&quot;No&quot;)=IF(LEFT(TRIM([$Translations.$C491]);LEN([.D$1]))=[.D$1];&quot;Yes&quot;;&quot;No&quot;);&quot;&quot;;&quot;NO&quot;)">
            <text:p/>
          </table:table-cell>
          <table:table-cell table:formula="of:=IF(IF(LEFT(TRIM([$Translations.$B491]);LEN([.E$1]))=[.E$1];&quot;Yes&quot;;&quot;No&quot;)=IF(LEFT(TRIM([$Translations.$C491]);LEN([.E$1]))=[.E$1];&quot;Yes&quot;;&quot;No&quot;);&quot;&quot;;&quot;NO&quot;)">
            <text:p/>
          </table:table-cell>
          <table:table-cell table:formula="of:=IF(IF(LEFT(TRIM([$Translations.$B491]);LEN([.F$1]))=[.F$1];&quot;Yes&quot;;&quot;No&quot;)=IF(LEFT(TRIM([$Translations.$C491]);LEN([.F$1]))=[.F$1];&quot;Yes&quot;;&quot;No&quot;);&quot;&quot;;&quot;NO&quot;)">
            <text:p/>
          </table:table-cell>
          <table:table-cell table:formula="of:=IF(IF(LEFT(TRIM([$Translations.$B491]);LEN([.G$1]))=[.G$1];&quot;Yes&quot;;&quot;No&quot;)=IF(LEFT(TRIM([$Translations.$C491]);LEN([.G$1]))=[.G$1];&quot;Yes&quot;;&quot;No&quot;);&quot;&quot;;&quot;NO&quot;)">
            <text:p/>
          </table:table-cell>
        </table:table-row>
        <table:table-row table:style-name="ro8">
          <table:table-cell table:formula="of:=IF(IF(LEFT(TRIM([$Translations.$B492]);LEN([.A$1]))=[.A$1];&quot;Yes&quot;;&quot;No&quot;)=IF(LEFT(TRIM([$Translations.$C492]);LEN([.A$1]))=[.A$1];&quot;Yes&quot;;&quot;No&quot;);&quot;&quot;;&quot;NO&quot;)">
            <text:p/>
          </table:table-cell>
          <table:table-cell table:formula="of:=IF(IF(LEFT(TRIM([$Translations.$B492]);LEN([.B$1]))=[.B$1];&quot;Yes&quot;;&quot;No&quot;)=IF(LEFT(TRIM([$Translations.$C492]);LEN([.B$1]))=[.B$1];&quot;Yes&quot;;&quot;No&quot;);&quot;&quot;;&quot;NO&quot;)">
            <text:p/>
          </table:table-cell>
          <table:table-cell table:formula="of:=IF(IF(LEFT(TRIM([$Translations.$B492]);LEN([.C$1]))=[.C$1];&quot;Yes&quot;;&quot;No&quot;)=IF(LEFT(TRIM([$Translations.$C492]);LEN([.C$1]))=[.C$1];&quot;Yes&quot;;&quot;No&quot;);&quot;&quot;;&quot;NO&quot;)">
            <text:p/>
          </table:table-cell>
          <table:table-cell table:formula="of:=IF(IF(LEFT(TRIM([$Translations.$B492]);LEN([.D$1]))=[.D$1];&quot;Yes&quot;;&quot;No&quot;)=IF(LEFT(TRIM([$Translations.$C492]);LEN([.D$1]))=[.D$1];&quot;Yes&quot;;&quot;No&quot;);&quot;&quot;;&quot;NO&quot;)">
            <text:p/>
          </table:table-cell>
          <table:table-cell table:formula="of:=IF(IF(LEFT(TRIM([$Translations.$B492]);LEN([.E$1]))=[.E$1];&quot;Yes&quot;;&quot;No&quot;)=IF(LEFT(TRIM([$Translations.$C492]);LEN([.E$1]))=[.E$1];&quot;Yes&quot;;&quot;No&quot;);&quot;&quot;;&quot;NO&quot;)">
            <text:p/>
          </table:table-cell>
          <table:table-cell table:formula="of:=IF(IF(LEFT(TRIM([$Translations.$B492]);LEN([.F$1]))=[.F$1];&quot;Yes&quot;;&quot;No&quot;)=IF(LEFT(TRIM([$Translations.$C492]);LEN([.F$1]))=[.F$1];&quot;Yes&quot;;&quot;No&quot;);&quot;&quot;;&quot;NO&quot;)">
            <text:p/>
          </table:table-cell>
          <table:table-cell table:formula="of:=IF(IF(LEFT(TRIM([$Translations.$B492]);LEN([.G$1]))=[.G$1];&quot;Yes&quot;;&quot;No&quot;)=IF(LEFT(TRIM([$Translations.$C492]);LEN([.G$1]))=[.G$1];&quot;Yes&quot;;&quot;No&quot;);&quot;&quot;;&quot;NO&quot;)">
            <text:p/>
          </table:table-cell>
        </table:table-row>
        <table:table-row table:style-name="ro8">
          <table:table-cell table:formula="of:=IF(IF(LEFT(TRIM([$Translations.$B493]);LEN([.A$1]))=[.A$1];&quot;Yes&quot;;&quot;No&quot;)=IF(LEFT(TRIM([$Translations.$C493]);LEN([.A$1]))=[.A$1];&quot;Yes&quot;;&quot;No&quot;);&quot;&quot;;&quot;NO&quot;)">
            <text:p/>
          </table:table-cell>
          <table:table-cell table:formula="of:=IF(IF(LEFT(TRIM([$Translations.$B493]);LEN([.B$1]))=[.B$1];&quot;Yes&quot;;&quot;No&quot;)=IF(LEFT(TRIM([$Translations.$C493]);LEN([.B$1]))=[.B$1];&quot;Yes&quot;;&quot;No&quot;);&quot;&quot;;&quot;NO&quot;)">
            <text:p/>
          </table:table-cell>
          <table:table-cell table:formula="of:=IF(IF(LEFT(TRIM([$Translations.$B493]);LEN([.C$1]))=[.C$1];&quot;Yes&quot;;&quot;No&quot;)=IF(LEFT(TRIM([$Translations.$C493]);LEN([.C$1]))=[.C$1];&quot;Yes&quot;;&quot;No&quot;);&quot;&quot;;&quot;NO&quot;)">
            <text:p/>
          </table:table-cell>
          <table:table-cell table:formula="of:=IF(IF(LEFT(TRIM([$Translations.$B493]);LEN([.D$1]))=[.D$1];&quot;Yes&quot;;&quot;No&quot;)=IF(LEFT(TRIM([$Translations.$C493]);LEN([.D$1]))=[.D$1];&quot;Yes&quot;;&quot;No&quot;);&quot;&quot;;&quot;NO&quot;)">
            <text:p/>
          </table:table-cell>
          <table:table-cell table:formula="of:=IF(IF(LEFT(TRIM([$Translations.$B493]);LEN([.E$1]))=[.E$1];&quot;Yes&quot;;&quot;No&quot;)=IF(LEFT(TRIM([$Translations.$C493]);LEN([.E$1]))=[.E$1];&quot;Yes&quot;;&quot;No&quot;);&quot;&quot;;&quot;NO&quot;)">
            <text:p/>
          </table:table-cell>
          <table:table-cell table:formula="of:=IF(IF(LEFT(TRIM([$Translations.$B493]);LEN([.F$1]))=[.F$1];&quot;Yes&quot;;&quot;No&quot;)=IF(LEFT(TRIM([$Translations.$C493]);LEN([.F$1]))=[.F$1];&quot;Yes&quot;;&quot;No&quot;);&quot;&quot;;&quot;NO&quot;)">
            <text:p/>
          </table:table-cell>
          <table:table-cell table:formula="of:=IF(IF(LEFT(TRIM([$Translations.$B493]);LEN([.G$1]))=[.G$1];&quot;Yes&quot;;&quot;No&quot;)=IF(LEFT(TRIM([$Translations.$C493]);LEN([.G$1]))=[.G$1];&quot;Yes&quot;;&quot;No&quot;);&quot;&quot;;&quot;NO&quot;)">
            <text:p/>
          </table:table-cell>
        </table:table-row>
        <table:table-row table:style-name="ro8">
          <table:table-cell table:formula="of:=IF(IF(LEFT(TRIM([$Translations.$B494]);LEN([.A$1]))=[.A$1];&quot;Yes&quot;;&quot;No&quot;)=IF(LEFT(TRIM([$Translations.$C494]);LEN([.A$1]))=[.A$1];&quot;Yes&quot;;&quot;No&quot;);&quot;&quot;;&quot;NO&quot;)">
            <text:p/>
          </table:table-cell>
          <table:table-cell table:formula="of:=IF(IF(LEFT(TRIM([$Translations.$B494]);LEN([.B$1]))=[.B$1];&quot;Yes&quot;;&quot;No&quot;)=IF(LEFT(TRIM([$Translations.$C494]);LEN([.B$1]))=[.B$1];&quot;Yes&quot;;&quot;No&quot;);&quot;&quot;;&quot;NO&quot;)">
            <text:p/>
          </table:table-cell>
          <table:table-cell table:formula="of:=IF(IF(LEFT(TRIM([$Translations.$B494]);LEN([.C$1]))=[.C$1];&quot;Yes&quot;;&quot;No&quot;)=IF(LEFT(TRIM([$Translations.$C494]);LEN([.C$1]))=[.C$1];&quot;Yes&quot;;&quot;No&quot;);&quot;&quot;;&quot;NO&quot;)">
            <text:p/>
          </table:table-cell>
          <table:table-cell table:formula="of:=IF(IF(LEFT(TRIM([$Translations.$B494]);LEN([.D$1]))=[.D$1];&quot;Yes&quot;;&quot;No&quot;)=IF(LEFT(TRIM([$Translations.$C494]);LEN([.D$1]))=[.D$1];&quot;Yes&quot;;&quot;No&quot;);&quot;&quot;;&quot;NO&quot;)">
            <text:p/>
          </table:table-cell>
          <table:table-cell table:formula="of:=IF(IF(LEFT(TRIM([$Translations.$B494]);LEN([.E$1]))=[.E$1];&quot;Yes&quot;;&quot;No&quot;)=IF(LEFT(TRIM([$Translations.$C494]);LEN([.E$1]))=[.E$1];&quot;Yes&quot;;&quot;No&quot;);&quot;&quot;;&quot;NO&quot;)">
            <text:p/>
          </table:table-cell>
          <table:table-cell table:formula="of:=IF(IF(LEFT(TRIM([$Translations.$B494]);LEN([.F$1]))=[.F$1];&quot;Yes&quot;;&quot;No&quot;)=IF(LEFT(TRIM([$Translations.$C494]);LEN([.F$1]))=[.F$1];&quot;Yes&quot;;&quot;No&quot;);&quot;&quot;;&quot;NO&quot;)">
            <text:p/>
          </table:table-cell>
          <table:table-cell table:formula="of:=IF(IF(LEFT(TRIM([$Translations.$B494]);LEN([.G$1]))=[.G$1];&quot;Yes&quot;;&quot;No&quot;)=IF(LEFT(TRIM([$Translations.$C494]);LEN([.G$1]))=[.G$1];&quot;Yes&quot;;&quot;No&quot;);&quot;&quot;;&quot;NO&quot;)">
            <text:p/>
          </table:table-cell>
        </table:table-row>
        <table:table-row table:style-name="ro8">
          <table:table-cell table:formula="of:=IF(IF(LEFT(TRIM([$Translations.$B495]);LEN([.A$1]))=[.A$1];&quot;Yes&quot;;&quot;No&quot;)=IF(LEFT(TRIM([$Translations.$C495]);LEN([.A$1]))=[.A$1];&quot;Yes&quot;;&quot;No&quot;);&quot;&quot;;&quot;NO&quot;)">
            <text:p/>
          </table:table-cell>
          <table:table-cell table:formula="of:=IF(IF(LEFT(TRIM([$Translations.$B495]);LEN([.B$1]))=[.B$1];&quot;Yes&quot;;&quot;No&quot;)=IF(LEFT(TRIM([$Translations.$C495]);LEN([.B$1]))=[.B$1];&quot;Yes&quot;;&quot;No&quot;);&quot;&quot;;&quot;NO&quot;)">
            <text:p/>
          </table:table-cell>
          <table:table-cell table:formula="of:=IF(IF(LEFT(TRIM([$Translations.$B495]);LEN([.C$1]))=[.C$1];&quot;Yes&quot;;&quot;No&quot;)=IF(LEFT(TRIM([$Translations.$C495]);LEN([.C$1]))=[.C$1];&quot;Yes&quot;;&quot;No&quot;);&quot;&quot;;&quot;NO&quot;)">
            <text:p/>
          </table:table-cell>
          <table:table-cell table:formula="of:=IF(IF(LEFT(TRIM([$Translations.$B495]);LEN([.D$1]))=[.D$1];&quot;Yes&quot;;&quot;No&quot;)=IF(LEFT(TRIM([$Translations.$C495]);LEN([.D$1]))=[.D$1];&quot;Yes&quot;;&quot;No&quot;);&quot;&quot;;&quot;NO&quot;)">
            <text:p/>
          </table:table-cell>
          <table:table-cell table:formula="of:=IF(IF(LEFT(TRIM([$Translations.$B495]);LEN([.E$1]))=[.E$1];&quot;Yes&quot;;&quot;No&quot;)=IF(LEFT(TRIM([$Translations.$C495]);LEN([.E$1]))=[.E$1];&quot;Yes&quot;;&quot;No&quot;);&quot;&quot;;&quot;NO&quot;)">
            <text:p/>
          </table:table-cell>
          <table:table-cell table:formula="of:=IF(IF(LEFT(TRIM([$Translations.$B495]);LEN([.F$1]))=[.F$1];&quot;Yes&quot;;&quot;No&quot;)=IF(LEFT(TRIM([$Translations.$C495]);LEN([.F$1]))=[.F$1];&quot;Yes&quot;;&quot;No&quot;);&quot;&quot;;&quot;NO&quot;)">
            <text:p/>
          </table:table-cell>
          <table:table-cell table:formula="of:=IF(IF(LEFT(TRIM([$Translations.$B495]);LEN([.G$1]))=[.G$1];&quot;Yes&quot;;&quot;No&quot;)=IF(LEFT(TRIM([$Translations.$C495]);LEN([.G$1]))=[.G$1];&quot;Yes&quot;;&quot;No&quot;);&quot;&quot;;&quot;NO&quot;)">
            <text:p/>
          </table:table-cell>
        </table:table-row>
        <table:table-row table:style-name="ro8">
          <table:table-cell table:formula="of:=IF(IF(LEFT(TRIM([$Translations.$B496]);LEN([.A$1]))=[.A$1];&quot;Yes&quot;;&quot;No&quot;)=IF(LEFT(TRIM([$Translations.$C496]);LEN([.A$1]))=[.A$1];&quot;Yes&quot;;&quot;No&quot;);&quot;&quot;;&quot;NO&quot;)">
            <text:p/>
          </table:table-cell>
          <table:table-cell table:formula="of:=IF(IF(LEFT(TRIM([$Translations.$B496]);LEN([.B$1]))=[.B$1];&quot;Yes&quot;;&quot;No&quot;)=IF(LEFT(TRIM([$Translations.$C496]);LEN([.B$1]))=[.B$1];&quot;Yes&quot;;&quot;No&quot;);&quot;&quot;;&quot;NO&quot;)">
            <text:p/>
          </table:table-cell>
          <table:table-cell table:formula="of:=IF(IF(LEFT(TRIM([$Translations.$B496]);LEN([.C$1]))=[.C$1];&quot;Yes&quot;;&quot;No&quot;)=IF(LEFT(TRIM([$Translations.$C496]);LEN([.C$1]))=[.C$1];&quot;Yes&quot;;&quot;No&quot;);&quot;&quot;;&quot;NO&quot;)">
            <text:p/>
          </table:table-cell>
          <table:table-cell table:formula="of:=IF(IF(LEFT(TRIM([$Translations.$B496]);LEN([.D$1]))=[.D$1];&quot;Yes&quot;;&quot;No&quot;)=IF(LEFT(TRIM([$Translations.$C496]);LEN([.D$1]))=[.D$1];&quot;Yes&quot;;&quot;No&quot;);&quot;&quot;;&quot;NO&quot;)">
            <text:p/>
          </table:table-cell>
          <table:table-cell table:formula="of:=IF(IF(LEFT(TRIM([$Translations.$B496]);LEN([.E$1]))=[.E$1];&quot;Yes&quot;;&quot;No&quot;)=IF(LEFT(TRIM([$Translations.$C496]);LEN([.E$1]))=[.E$1];&quot;Yes&quot;;&quot;No&quot;);&quot;&quot;;&quot;NO&quot;)">
            <text:p/>
          </table:table-cell>
          <table:table-cell table:formula="of:=IF(IF(LEFT(TRIM([$Translations.$B496]);LEN([.F$1]))=[.F$1];&quot;Yes&quot;;&quot;No&quot;)=IF(LEFT(TRIM([$Translations.$C496]);LEN([.F$1]))=[.F$1];&quot;Yes&quot;;&quot;No&quot;);&quot;&quot;;&quot;NO&quot;)">
            <text:p/>
          </table:table-cell>
          <table:table-cell table:formula="of:=IF(IF(LEFT(TRIM([$Translations.$B496]);LEN([.G$1]))=[.G$1];&quot;Yes&quot;;&quot;No&quot;)=IF(LEFT(TRIM([$Translations.$C496]);LEN([.G$1]))=[.G$1];&quot;Yes&quot;;&quot;No&quot;);&quot;&quot;;&quot;NO&quot;)">
            <text:p/>
          </table:table-cell>
        </table:table-row>
        <table:table-row table:style-name="ro8">
          <table:table-cell table:formula="of:=IF(IF(LEFT(TRIM([$Translations.$B497]);LEN([.A$1]))=[.A$1];&quot;Yes&quot;;&quot;No&quot;)=IF(LEFT(TRIM([$Translations.$C497]);LEN([.A$1]))=[.A$1];&quot;Yes&quot;;&quot;No&quot;);&quot;&quot;;&quot;NO&quot;)">
            <text:p/>
          </table:table-cell>
          <table:table-cell table:formula="of:=IF(IF(LEFT(TRIM([$Translations.$B497]);LEN([.B$1]))=[.B$1];&quot;Yes&quot;;&quot;No&quot;)=IF(LEFT(TRIM([$Translations.$C497]);LEN([.B$1]))=[.B$1];&quot;Yes&quot;;&quot;No&quot;);&quot;&quot;;&quot;NO&quot;)">
            <text:p/>
          </table:table-cell>
          <table:table-cell table:formula="of:=IF(IF(LEFT(TRIM([$Translations.$B497]);LEN([.C$1]))=[.C$1];&quot;Yes&quot;;&quot;No&quot;)=IF(LEFT(TRIM([$Translations.$C497]);LEN([.C$1]))=[.C$1];&quot;Yes&quot;;&quot;No&quot;);&quot;&quot;;&quot;NO&quot;)">
            <text:p/>
          </table:table-cell>
          <table:table-cell table:formula="of:=IF(IF(LEFT(TRIM([$Translations.$B497]);LEN([.D$1]))=[.D$1];&quot;Yes&quot;;&quot;No&quot;)=IF(LEFT(TRIM([$Translations.$C497]);LEN([.D$1]))=[.D$1];&quot;Yes&quot;;&quot;No&quot;);&quot;&quot;;&quot;NO&quot;)">
            <text:p/>
          </table:table-cell>
          <table:table-cell table:formula="of:=IF(IF(LEFT(TRIM([$Translations.$B497]);LEN([.E$1]))=[.E$1];&quot;Yes&quot;;&quot;No&quot;)=IF(LEFT(TRIM([$Translations.$C497]);LEN([.E$1]))=[.E$1];&quot;Yes&quot;;&quot;No&quot;);&quot;&quot;;&quot;NO&quot;)">
            <text:p/>
          </table:table-cell>
          <table:table-cell table:formula="of:=IF(IF(LEFT(TRIM([$Translations.$B497]);LEN([.F$1]))=[.F$1];&quot;Yes&quot;;&quot;No&quot;)=IF(LEFT(TRIM([$Translations.$C497]);LEN([.F$1]))=[.F$1];&quot;Yes&quot;;&quot;No&quot;);&quot;&quot;;&quot;NO&quot;)">
            <text:p/>
          </table:table-cell>
          <table:table-cell table:formula="of:=IF(IF(LEFT(TRIM([$Translations.$B497]);LEN([.G$1]))=[.G$1];&quot;Yes&quot;;&quot;No&quot;)=IF(LEFT(TRIM([$Translations.$C497]);LEN([.G$1]))=[.G$1];&quot;Yes&quot;;&quot;No&quot;);&quot;&quot;;&quot;NO&quot;)">
            <text:p/>
          </table:table-cell>
        </table:table-row>
        <table:table-row table:style-name="ro8">
          <table:table-cell table:formula="of:=IF(IF(LEFT(TRIM([$Translations.$B498]);LEN([.A$1]))=[.A$1];&quot;Yes&quot;;&quot;No&quot;)=IF(LEFT(TRIM([$Translations.$C498]);LEN([.A$1]))=[.A$1];&quot;Yes&quot;;&quot;No&quot;);&quot;&quot;;&quot;NO&quot;)">
            <text:p/>
          </table:table-cell>
          <table:table-cell table:formula="of:=IF(IF(LEFT(TRIM([$Translations.$B498]);LEN([.B$1]))=[.B$1];&quot;Yes&quot;;&quot;No&quot;)=IF(LEFT(TRIM([$Translations.$C498]);LEN([.B$1]))=[.B$1];&quot;Yes&quot;;&quot;No&quot;);&quot;&quot;;&quot;NO&quot;)">
            <text:p/>
          </table:table-cell>
          <table:table-cell table:formula="of:=IF(IF(LEFT(TRIM([$Translations.$B498]);LEN([.C$1]))=[.C$1];&quot;Yes&quot;;&quot;No&quot;)=IF(LEFT(TRIM([$Translations.$C498]);LEN([.C$1]))=[.C$1];&quot;Yes&quot;;&quot;No&quot;);&quot;&quot;;&quot;NO&quot;)">
            <text:p/>
          </table:table-cell>
          <table:table-cell table:formula="of:=IF(IF(LEFT(TRIM([$Translations.$B498]);LEN([.D$1]))=[.D$1];&quot;Yes&quot;;&quot;No&quot;)=IF(LEFT(TRIM([$Translations.$C498]);LEN([.D$1]))=[.D$1];&quot;Yes&quot;;&quot;No&quot;);&quot;&quot;;&quot;NO&quot;)">
            <text:p/>
          </table:table-cell>
          <table:table-cell table:formula="of:=IF(IF(LEFT(TRIM([$Translations.$B498]);LEN([.E$1]))=[.E$1];&quot;Yes&quot;;&quot;No&quot;)=IF(LEFT(TRIM([$Translations.$C498]);LEN([.E$1]))=[.E$1];&quot;Yes&quot;;&quot;No&quot;);&quot;&quot;;&quot;NO&quot;)">
            <text:p/>
          </table:table-cell>
          <table:table-cell table:formula="of:=IF(IF(LEFT(TRIM([$Translations.$B498]);LEN([.F$1]))=[.F$1];&quot;Yes&quot;;&quot;No&quot;)=IF(LEFT(TRIM([$Translations.$C498]);LEN([.F$1]))=[.F$1];&quot;Yes&quot;;&quot;No&quot;);&quot;&quot;;&quot;NO&quot;)">
            <text:p/>
          </table:table-cell>
          <table:table-cell table:formula="of:=IF(IF(LEFT(TRIM([$Translations.$B498]);LEN([.G$1]))=[.G$1];&quot;Yes&quot;;&quot;No&quot;)=IF(LEFT(TRIM([$Translations.$C498]);LEN([.G$1]))=[.G$1];&quot;Yes&quot;;&quot;No&quot;);&quot;&quot;;&quot;NO&quot;)">
            <text:p/>
          </table:table-cell>
        </table:table-row>
        <table:table-row table:style-name="ro8">
          <table:table-cell table:formula="of:=IF(IF(LEFT(TRIM([$Translations.$B499]);LEN([.A$1]))=[.A$1];&quot;Yes&quot;;&quot;No&quot;)=IF(LEFT(TRIM([$Translations.$C499]);LEN([.A$1]))=[.A$1];&quot;Yes&quot;;&quot;No&quot;);&quot;&quot;;&quot;NO&quot;)">
            <text:p/>
          </table:table-cell>
          <table:table-cell table:formula="of:=IF(IF(LEFT(TRIM([$Translations.$B499]);LEN([.B$1]))=[.B$1];&quot;Yes&quot;;&quot;No&quot;)=IF(LEFT(TRIM([$Translations.$C499]);LEN([.B$1]))=[.B$1];&quot;Yes&quot;;&quot;No&quot;);&quot;&quot;;&quot;NO&quot;)">
            <text:p/>
          </table:table-cell>
          <table:table-cell table:formula="of:=IF(IF(LEFT(TRIM([$Translations.$B499]);LEN([.C$1]))=[.C$1];&quot;Yes&quot;;&quot;No&quot;)=IF(LEFT(TRIM([$Translations.$C499]);LEN([.C$1]))=[.C$1];&quot;Yes&quot;;&quot;No&quot;);&quot;&quot;;&quot;NO&quot;)">
            <text:p/>
          </table:table-cell>
          <table:table-cell table:formula="of:=IF(IF(LEFT(TRIM([$Translations.$B499]);LEN([.D$1]))=[.D$1];&quot;Yes&quot;;&quot;No&quot;)=IF(LEFT(TRIM([$Translations.$C499]);LEN([.D$1]))=[.D$1];&quot;Yes&quot;;&quot;No&quot;);&quot;&quot;;&quot;NO&quot;)">
            <text:p/>
          </table:table-cell>
          <table:table-cell table:formula="of:=IF(IF(LEFT(TRIM([$Translations.$B499]);LEN([.E$1]))=[.E$1];&quot;Yes&quot;;&quot;No&quot;)=IF(LEFT(TRIM([$Translations.$C499]);LEN([.E$1]))=[.E$1];&quot;Yes&quot;;&quot;No&quot;);&quot;&quot;;&quot;NO&quot;)">
            <text:p/>
          </table:table-cell>
          <table:table-cell table:formula="of:=IF(IF(LEFT(TRIM([$Translations.$B499]);LEN([.F$1]))=[.F$1];&quot;Yes&quot;;&quot;No&quot;)=IF(LEFT(TRIM([$Translations.$C499]);LEN([.F$1]))=[.F$1];&quot;Yes&quot;;&quot;No&quot;);&quot;&quot;;&quot;NO&quot;)">
            <text:p/>
          </table:table-cell>
          <table:table-cell table:formula="of:=IF(IF(LEFT(TRIM([$Translations.$B499]);LEN([.G$1]))=[.G$1];&quot;Yes&quot;;&quot;No&quot;)=IF(LEFT(TRIM([$Translations.$C499]);LEN([.G$1]))=[.G$1];&quot;Yes&quot;;&quot;No&quot;);&quot;&quot;;&quot;NO&quot;)">
            <text:p/>
          </table:table-cell>
        </table:table-row>
        <table:table-row table:style-name="ro8">
          <table:table-cell table:formula="of:=IF(IF(LEFT(TRIM([$Translations.$B500]);LEN([.A$1]))=[.A$1];&quot;Yes&quot;;&quot;No&quot;)=IF(LEFT(TRIM([$Translations.$C500]);LEN([.A$1]))=[.A$1];&quot;Yes&quot;;&quot;No&quot;);&quot;&quot;;&quot;NO&quot;)">
            <text:p/>
          </table:table-cell>
          <table:table-cell table:formula="of:=IF(IF(LEFT(TRIM([$Translations.$B500]);LEN([.B$1]))=[.B$1];&quot;Yes&quot;;&quot;No&quot;)=IF(LEFT(TRIM([$Translations.$C500]);LEN([.B$1]))=[.B$1];&quot;Yes&quot;;&quot;No&quot;);&quot;&quot;;&quot;NO&quot;)">
            <text:p/>
          </table:table-cell>
          <table:table-cell table:formula="of:=IF(IF(LEFT(TRIM([$Translations.$B500]);LEN([.C$1]))=[.C$1];&quot;Yes&quot;;&quot;No&quot;)=IF(LEFT(TRIM([$Translations.$C500]);LEN([.C$1]))=[.C$1];&quot;Yes&quot;;&quot;No&quot;);&quot;&quot;;&quot;NO&quot;)">
            <text:p/>
          </table:table-cell>
          <table:table-cell table:formula="of:=IF(IF(LEFT(TRIM([$Translations.$B500]);LEN([.D$1]))=[.D$1];&quot;Yes&quot;;&quot;No&quot;)=IF(LEFT(TRIM([$Translations.$C500]);LEN([.D$1]))=[.D$1];&quot;Yes&quot;;&quot;No&quot;);&quot;&quot;;&quot;NO&quot;)">
            <text:p/>
          </table:table-cell>
          <table:table-cell table:formula="of:=IF(IF(LEFT(TRIM([$Translations.$B500]);LEN([.E$1]))=[.E$1];&quot;Yes&quot;;&quot;No&quot;)=IF(LEFT(TRIM([$Translations.$C500]);LEN([.E$1]))=[.E$1];&quot;Yes&quot;;&quot;No&quot;);&quot;&quot;;&quot;NO&quot;)">
            <text:p/>
          </table:table-cell>
          <table:table-cell table:formula="of:=IF(IF(LEFT(TRIM([$Translations.$B500]);LEN([.F$1]))=[.F$1];&quot;Yes&quot;;&quot;No&quot;)=IF(LEFT(TRIM([$Translations.$C500]);LEN([.F$1]))=[.F$1];&quot;Yes&quot;;&quot;No&quot;);&quot;&quot;;&quot;NO&quot;)">
            <text:p/>
          </table:table-cell>
          <table:table-cell table:formula="of:=IF(IF(LEFT(TRIM([$Translations.$B500]);LEN([.G$1]))=[.G$1];&quot;Yes&quot;;&quot;No&quot;)=IF(LEFT(TRIM([$Translations.$C500]);LEN([.G$1]))=[.G$1];&quot;Yes&quot;;&quot;No&quot;);&quot;&quot;;&quot;NO&quot;)">
            <text:p/>
          </table:table-cell>
        </table:table-row>
        <table:table-row table:style-name="ro8">
          <table:table-cell table:formula="of:=IF(IF(LEFT(TRIM([$Translations.$B501]);LEN([.A$1]))=[.A$1];&quot;Yes&quot;;&quot;No&quot;)=IF(LEFT(TRIM([$Translations.$C501]);LEN([.A$1]))=[.A$1];&quot;Yes&quot;;&quot;No&quot;);&quot;&quot;;&quot;NO&quot;)">
            <text:p/>
          </table:table-cell>
          <table:table-cell table:formula="of:=IF(IF(LEFT(TRIM([$Translations.$B501]);LEN([.B$1]))=[.B$1];&quot;Yes&quot;;&quot;No&quot;)=IF(LEFT(TRIM([$Translations.$C501]);LEN([.B$1]))=[.B$1];&quot;Yes&quot;;&quot;No&quot;);&quot;&quot;;&quot;NO&quot;)">
            <text:p/>
          </table:table-cell>
          <table:table-cell table:formula="of:=IF(IF(LEFT(TRIM([$Translations.$B501]);LEN([.C$1]))=[.C$1];&quot;Yes&quot;;&quot;No&quot;)=IF(LEFT(TRIM([$Translations.$C501]);LEN([.C$1]))=[.C$1];&quot;Yes&quot;;&quot;No&quot;);&quot;&quot;;&quot;NO&quot;)">
            <text:p/>
          </table:table-cell>
          <table:table-cell table:formula="of:=IF(IF(LEFT(TRIM([$Translations.$B501]);LEN([.D$1]))=[.D$1];&quot;Yes&quot;;&quot;No&quot;)=IF(LEFT(TRIM([$Translations.$C501]);LEN([.D$1]))=[.D$1];&quot;Yes&quot;;&quot;No&quot;);&quot;&quot;;&quot;NO&quot;)">
            <text:p/>
          </table:table-cell>
          <table:table-cell table:formula="of:=IF(IF(LEFT(TRIM([$Translations.$B501]);LEN([.E$1]))=[.E$1];&quot;Yes&quot;;&quot;No&quot;)=IF(LEFT(TRIM([$Translations.$C501]);LEN([.E$1]))=[.E$1];&quot;Yes&quot;;&quot;No&quot;);&quot;&quot;;&quot;NO&quot;)">
            <text:p/>
          </table:table-cell>
          <table:table-cell table:formula="of:=IF(IF(LEFT(TRIM([$Translations.$B501]);LEN([.F$1]))=[.F$1];&quot;Yes&quot;;&quot;No&quot;)=IF(LEFT(TRIM([$Translations.$C501]);LEN([.F$1]))=[.F$1];&quot;Yes&quot;;&quot;No&quot;);&quot;&quot;;&quot;NO&quot;)">
            <text:p/>
          </table:table-cell>
          <table:table-cell table:formula="of:=IF(IF(LEFT(TRIM([$Translations.$B501]);LEN([.G$1]))=[.G$1];&quot;Yes&quot;;&quot;No&quot;)=IF(LEFT(TRIM([$Translations.$C501]);LEN([.G$1]))=[.G$1];&quot;Yes&quot;;&quot;No&quot;);&quot;&quot;;&quot;NO&quot;)">
            <text:p/>
          </table:table-cell>
        </table:table-row>
        <table:table-row table:style-name="ro8">
          <table:table-cell table:formula="of:=IF(IF(LEFT(TRIM([$Translations.$B502]);LEN([.A$1]))=[.A$1];&quot;Yes&quot;;&quot;No&quot;)=IF(LEFT(TRIM([$Translations.$C502]);LEN([.A$1]))=[.A$1];&quot;Yes&quot;;&quot;No&quot;);&quot;&quot;;&quot;NO&quot;)">
            <text:p/>
          </table:table-cell>
          <table:table-cell table:formula="of:=IF(IF(LEFT(TRIM([$Translations.$B502]);LEN([.B$1]))=[.B$1];&quot;Yes&quot;;&quot;No&quot;)=IF(LEFT(TRIM([$Translations.$C502]);LEN([.B$1]))=[.B$1];&quot;Yes&quot;;&quot;No&quot;);&quot;&quot;;&quot;NO&quot;)">
            <text:p/>
          </table:table-cell>
          <table:table-cell table:formula="of:=IF(IF(LEFT(TRIM([$Translations.$B502]);LEN([.C$1]))=[.C$1];&quot;Yes&quot;;&quot;No&quot;)=IF(LEFT(TRIM([$Translations.$C502]);LEN([.C$1]))=[.C$1];&quot;Yes&quot;;&quot;No&quot;);&quot;&quot;;&quot;NO&quot;)">
            <text:p/>
          </table:table-cell>
          <table:table-cell table:formula="of:=IF(IF(LEFT(TRIM([$Translations.$B502]);LEN([.D$1]))=[.D$1];&quot;Yes&quot;;&quot;No&quot;)=IF(LEFT(TRIM([$Translations.$C502]);LEN([.D$1]))=[.D$1];&quot;Yes&quot;;&quot;No&quot;);&quot;&quot;;&quot;NO&quot;)">
            <text:p/>
          </table:table-cell>
          <table:table-cell table:formula="of:=IF(IF(LEFT(TRIM([$Translations.$B502]);LEN([.E$1]))=[.E$1];&quot;Yes&quot;;&quot;No&quot;)=IF(LEFT(TRIM([$Translations.$C502]);LEN([.E$1]))=[.E$1];&quot;Yes&quot;;&quot;No&quot;);&quot;&quot;;&quot;NO&quot;)">
            <text:p/>
          </table:table-cell>
          <table:table-cell table:formula="of:=IF(IF(LEFT(TRIM([$Translations.$B502]);LEN([.F$1]))=[.F$1];&quot;Yes&quot;;&quot;No&quot;)=IF(LEFT(TRIM([$Translations.$C502]);LEN([.F$1]))=[.F$1];&quot;Yes&quot;;&quot;No&quot;);&quot;&quot;;&quot;NO&quot;)">
            <text:p/>
          </table:table-cell>
          <table:table-cell table:formula="of:=IF(IF(LEFT(TRIM([$Translations.$B502]);LEN([.G$1]))=[.G$1];&quot;Yes&quot;;&quot;No&quot;)=IF(LEFT(TRIM([$Translations.$C502]);LEN([.G$1]))=[.G$1];&quot;Yes&quot;;&quot;No&quot;);&quot;&quot;;&quot;NO&quot;)">
            <text:p/>
          </table:table-cell>
        </table:table-row>
        <table:table-row table:style-name="ro8">
          <table:table-cell table:formula="of:=IF(IF(LEFT(TRIM([$Translations.$B503]);LEN([.A$1]))=[.A$1];&quot;Yes&quot;;&quot;No&quot;)=IF(LEFT(TRIM([$Translations.$C503]);LEN([.A$1]))=[.A$1];&quot;Yes&quot;;&quot;No&quot;);&quot;&quot;;&quot;NO&quot;)">
            <text:p/>
          </table:table-cell>
          <table:table-cell table:formula="of:=IF(IF(LEFT(TRIM([$Translations.$B503]);LEN([.B$1]))=[.B$1];&quot;Yes&quot;;&quot;No&quot;)=IF(LEFT(TRIM([$Translations.$C503]);LEN([.B$1]))=[.B$1];&quot;Yes&quot;;&quot;No&quot;);&quot;&quot;;&quot;NO&quot;)">
            <text:p/>
          </table:table-cell>
          <table:table-cell table:formula="of:=IF(IF(LEFT(TRIM([$Translations.$B503]);LEN([.C$1]))=[.C$1];&quot;Yes&quot;;&quot;No&quot;)=IF(LEFT(TRIM([$Translations.$C503]);LEN([.C$1]))=[.C$1];&quot;Yes&quot;;&quot;No&quot;);&quot;&quot;;&quot;NO&quot;)">
            <text:p/>
          </table:table-cell>
          <table:table-cell table:formula="of:=IF(IF(LEFT(TRIM([$Translations.$B503]);LEN([.D$1]))=[.D$1];&quot;Yes&quot;;&quot;No&quot;)=IF(LEFT(TRIM([$Translations.$C503]);LEN([.D$1]))=[.D$1];&quot;Yes&quot;;&quot;No&quot;);&quot;&quot;;&quot;NO&quot;)">
            <text:p/>
          </table:table-cell>
          <table:table-cell table:formula="of:=IF(IF(LEFT(TRIM([$Translations.$B503]);LEN([.E$1]))=[.E$1];&quot;Yes&quot;;&quot;No&quot;)=IF(LEFT(TRIM([$Translations.$C503]);LEN([.E$1]))=[.E$1];&quot;Yes&quot;;&quot;No&quot;);&quot;&quot;;&quot;NO&quot;)">
            <text:p/>
          </table:table-cell>
          <table:table-cell table:formula="of:=IF(IF(LEFT(TRIM([$Translations.$B503]);LEN([.F$1]))=[.F$1];&quot;Yes&quot;;&quot;No&quot;)=IF(LEFT(TRIM([$Translations.$C503]);LEN([.F$1]))=[.F$1];&quot;Yes&quot;;&quot;No&quot;);&quot;&quot;;&quot;NO&quot;)">
            <text:p/>
          </table:table-cell>
          <table:table-cell table:formula="of:=IF(IF(LEFT(TRIM([$Translations.$B503]);LEN([.G$1]))=[.G$1];&quot;Yes&quot;;&quot;No&quot;)=IF(LEFT(TRIM([$Translations.$C503]);LEN([.G$1]))=[.G$1];&quot;Yes&quot;;&quot;No&quot;);&quot;&quot;;&quot;NO&quot;)">
            <text:p/>
          </table:table-cell>
        </table:table-row>
        <table:table-row table:style-name="ro8">
          <table:table-cell table:formula="of:=IF(IF(LEFT(TRIM([$Translations.$B504]);LEN([.A$1]))=[.A$1];&quot;Yes&quot;;&quot;No&quot;)=IF(LEFT(TRIM([$Translations.$C504]);LEN([.A$1]))=[.A$1];&quot;Yes&quot;;&quot;No&quot;);&quot;&quot;;&quot;NO&quot;)">
            <text:p/>
          </table:table-cell>
          <table:table-cell table:formula="of:=IF(IF(LEFT(TRIM([$Translations.$B504]);LEN([.B$1]))=[.B$1];&quot;Yes&quot;;&quot;No&quot;)=IF(LEFT(TRIM([$Translations.$C504]);LEN([.B$1]))=[.B$1];&quot;Yes&quot;;&quot;No&quot;);&quot;&quot;;&quot;NO&quot;)">
            <text:p/>
          </table:table-cell>
          <table:table-cell table:formula="of:=IF(IF(LEFT(TRIM([$Translations.$B504]);LEN([.C$1]))=[.C$1];&quot;Yes&quot;;&quot;No&quot;)=IF(LEFT(TRIM([$Translations.$C504]);LEN([.C$1]))=[.C$1];&quot;Yes&quot;;&quot;No&quot;);&quot;&quot;;&quot;NO&quot;)">
            <text:p/>
          </table:table-cell>
          <table:table-cell table:formula="of:=IF(IF(LEFT(TRIM([$Translations.$B504]);LEN([.D$1]))=[.D$1];&quot;Yes&quot;;&quot;No&quot;)=IF(LEFT(TRIM([$Translations.$C504]);LEN([.D$1]))=[.D$1];&quot;Yes&quot;;&quot;No&quot;);&quot;&quot;;&quot;NO&quot;)">
            <text:p/>
          </table:table-cell>
          <table:table-cell table:formula="of:=IF(IF(LEFT(TRIM([$Translations.$B504]);LEN([.E$1]))=[.E$1];&quot;Yes&quot;;&quot;No&quot;)=IF(LEFT(TRIM([$Translations.$C504]);LEN([.E$1]))=[.E$1];&quot;Yes&quot;;&quot;No&quot;);&quot;&quot;;&quot;NO&quot;)">
            <text:p/>
          </table:table-cell>
          <table:table-cell table:formula="of:=IF(IF(LEFT(TRIM([$Translations.$B504]);LEN([.F$1]))=[.F$1];&quot;Yes&quot;;&quot;No&quot;)=IF(LEFT(TRIM([$Translations.$C504]);LEN([.F$1]))=[.F$1];&quot;Yes&quot;;&quot;No&quot;);&quot;&quot;;&quot;NO&quot;)">
            <text:p/>
          </table:table-cell>
          <table:table-cell table:formula="of:=IF(IF(LEFT(TRIM([$Translations.$B504]);LEN([.G$1]))=[.G$1];&quot;Yes&quot;;&quot;No&quot;)=IF(LEFT(TRIM([$Translations.$C504]);LEN([.G$1]))=[.G$1];&quot;Yes&quot;;&quot;No&quot;);&quot;&quot;;&quot;NO&quot;)">
            <text:p/>
          </table:table-cell>
        </table:table-row>
        <table:table-row table:style-name="ro8">
          <table:table-cell table:formula="of:=IF(IF(LEFT(TRIM([$Translations.$B505]);LEN([.A$1]))=[.A$1];&quot;Yes&quot;;&quot;No&quot;)=IF(LEFT(TRIM([$Translations.$C505]);LEN([.A$1]))=[.A$1];&quot;Yes&quot;;&quot;No&quot;);&quot;&quot;;&quot;NO&quot;)">
            <text:p/>
          </table:table-cell>
          <table:table-cell table:formula="of:=IF(IF(LEFT(TRIM([$Translations.$B505]);LEN([.B$1]))=[.B$1];&quot;Yes&quot;;&quot;No&quot;)=IF(LEFT(TRIM([$Translations.$C505]);LEN([.B$1]))=[.B$1];&quot;Yes&quot;;&quot;No&quot;);&quot;&quot;;&quot;NO&quot;)">
            <text:p/>
          </table:table-cell>
          <table:table-cell table:formula="of:=IF(IF(LEFT(TRIM([$Translations.$B505]);LEN([.C$1]))=[.C$1];&quot;Yes&quot;;&quot;No&quot;)=IF(LEFT(TRIM([$Translations.$C505]);LEN([.C$1]))=[.C$1];&quot;Yes&quot;;&quot;No&quot;);&quot;&quot;;&quot;NO&quot;)">
            <text:p/>
          </table:table-cell>
          <table:table-cell table:formula="of:=IF(IF(LEFT(TRIM([$Translations.$B505]);LEN([.D$1]))=[.D$1];&quot;Yes&quot;;&quot;No&quot;)=IF(LEFT(TRIM([$Translations.$C505]);LEN([.D$1]))=[.D$1];&quot;Yes&quot;;&quot;No&quot;);&quot;&quot;;&quot;NO&quot;)">
            <text:p/>
          </table:table-cell>
          <table:table-cell table:formula="of:=IF(IF(LEFT(TRIM([$Translations.$B505]);LEN([.E$1]))=[.E$1];&quot;Yes&quot;;&quot;No&quot;)=IF(LEFT(TRIM([$Translations.$C505]);LEN([.E$1]))=[.E$1];&quot;Yes&quot;;&quot;No&quot;);&quot;&quot;;&quot;NO&quot;)">
            <text:p/>
          </table:table-cell>
          <table:table-cell table:formula="of:=IF(IF(LEFT(TRIM([$Translations.$B505]);LEN([.F$1]))=[.F$1];&quot;Yes&quot;;&quot;No&quot;)=IF(LEFT(TRIM([$Translations.$C505]);LEN([.F$1]))=[.F$1];&quot;Yes&quot;;&quot;No&quot;);&quot;&quot;;&quot;NO&quot;)">
            <text:p/>
          </table:table-cell>
          <table:table-cell table:formula="of:=IF(IF(LEFT(TRIM([$Translations.$B505]);LEN([.G$1]))=[.G$1];&quot;Yes&quot;;&quot;No&quot;)=IF(LEFT(TRIM([$Translations.$C505]);LEN([.G$1]))=[.G$1];&quot;Yes&quot;;&quot;No&quot;);&quot;&quot;;&quot;NO&quot;)">
            <text:p/>
          </table:table-cell>
        </table:table-row>
        <table:table-row table:style-name="ro8">
          <table:table-cell table:formula="of:=IF(IF(LEFT(TRIM([$Translations.$B506]);LEN([.A$1]))=[.A$1];&quot;Yes&quot;;&quot;No&quot;)=IF(LEFT(TRIM([$Translations.$C506]);LEN([.A$1]))=[.A$1];&quot;Yes&quot;;&quot;No&quot;);&quot;&quot;;&quot;NO&quot;)">
            <text:p/>
          </table:table-cell>
          <table:table-cell table:formula="of:=IF(IF(LEFT(TRIM([$Translations.$B506]);LEN([.B$1]))=[.B$1];&quot;Yes&quot;;&quot;No&quot;)=IF(LEFT(TRIM([$Translations.$C506]);LEN([.B$1]))=[.B$1];&quot;Yes&quot;;&quot;No&quot;);&quot;&quot;;&quot;NO&quot;)">
            <text:p/>
          </table:table-cell>
          <table:table-cell table:formula="of:=IF(IF(LEFT(TRIM([$Translations.$B506]);LEN([.C$1]))=[.C$1];&quot;Yes&quot;;&quot;No&quot;)=IF(LEFT(TRIM([$Translations.$C506]);LEN([.C$1]))=[.C$1];&quot;Yes&quot;;&quot;No&quot;);&quot;&quot;;&quot;NO&quot;)">
            <text:p/>
          </table:table-cell>
          <table:table-cell table:formula="of:=IF(IF(LEFT(TRIM([$Translations.$B506]);LEN([.D$1]))=[.D$1];&quot;Yes&quot;;&quot;No&quot;)=IF(LEFT(TRIM([$Translations.$C506]);LEN([.D$1]))=[.D$1];&quot;Yes&quot;;&quot;No&quot;);&quot;&quot;;&quot;NO&quot;)">
            <text:p/>
          </table:table-cell>
          <table:table-cell table:formula="of:=IF(IF(LEFT(TRIM([$Translations.$B506]);LEN([.E$1]))=[.E$1];&quot;Yes&quot;;&quot;No&quot;)=IF(LEFT(TRIM([$Translations.$C506]);LEN([.E$1]))=[.E$1];&quot;Yes&quot;;&quot;No&quot;);&quot;&quot;;&quot;NO&quot;)">
            <text:p/>
          </table:table-cell>
          <table:table-cell table:formula="of:=IF(IF(LEFT(TRIM([$Translations.$B506]);LEN([.F$1]))=[.F$1];&quot;Yes&quot;;&quot;No&quot;)=IF(LEFT(TRIM([$Translations.$C506]);LEN([.F$1]))=[.F$1];&quot;Yes&quot;;&quot;No&quot;);&quot;&quot;;&quot;NO&quot;)">
            <text:p/>
          </table:table-cell>
          <table:table-cell table:formula="of:=IF(IF(LEFT(TRIM([$Translations.$B506]);LEN([.G$1]))=[.G$1];&quot;Yes&quot;;&quot;No&quot;)=IF(LEFT(TRIM([$Translations.$C506]);LEN([.G$1]))=[.G$1];&quot;Yes&quot;;&quot;No&quot;);&quot;&quot;;&quot;NO&quot;)">
            <text:p/>
          </table:table-cell>
        </table:table-row>
        <table:table-row table:style-name="ro8">
          <table:table-cell table:formula="of:=IF(IF(LEFT(TRIM([$Translations.$B507]);LEN([.A$1]))=[.A$1];&quot;Yes&quot;;&quot;No&quot;)=IF(LEFT(TRIM([$Translations.$C507]);LEN([.A$1]))=[.A$1];&quot;Yes&quot;;&quot;No&quot;);&quot;&quot;;&quot;NO&quot;)">
            <text:p/>
          </table:table-cell>
          <table:table-cell table:formula="of:=IF(IF(LEFT(TRIM([$Translations.$B507]);LEN([.B$1]))=[.B$1];&quot;Yes&quot;;&quot;No&quot;)=IF(LEFT(TRIM([$Translations.$C507]);LEN([.B$1]))=[.B$1];&quot;Yes&quot;;&quot;No&quot;);&quot;&quot;;&quot;NO&quot;)">
            <text:p/>
          </table:table-cell>
          <table:table-cell table:formula="of:=IF(IF(LEFT(TRIM([$Translations.$B507]);LEN([.C$1]))=[.C$1];&quot;Yes&quot;;&quot;No&quot;)=IF(LEFT(TRIM([$Translations.$C507]);LEN([.C$1]))=[.C$1];&quot;Yes&quot;;&quot;No&quot;);&quot;&quot;;&quot;NO&quot;)">
            <text:p/>
          </table:table-cell>
          <table:table-cell table:formula="of:=IF(IF(LEFT(TRIM([$Translations.$B507]);LEN([.D$1]))=[.D$1];&quot;Yes&quot;;&quot;No&quot;)=IF(LEFT(TRIM([$Translations.$C507]);LEN([.D$1]))=[.D$1];&quot;Yes&quot;;&quot;No&quot;);&quot;&quot;;&quot;NO&quot;)">
            <text:p/>
          </table:table-cell>
          <table:table-cell table:formula="of:=IF(IF(LEFT(TRIM([$Translations.$B507]);LEN([.E$1]))=[.E$1];&quot;Yes&quot;;&quot;No&quot;)=IF(LEFT(TRIM([$Translations.$C507]);LEN([.E$1]))=[.E$1];&quot;Yes&quot;;&quot;No&quot;);&quot;&quot;;&quot;NO&quot;)">
            <text:p/>
          </table:table-cell>
          <table:table-cell table:formula="of:=IF(IF(LEFT(TRIM([$Translations.$B507]);LEN([.F$1]))=[.F$1];&quot;Yes&quot;;&quot;No&quot;)=IF(LEFT(TRIM([$Translations.$C507]);LEN([.F$1]))=[.F$1];&quot;Yes&quot;;&quot;No&quot;);&quot;&quot;;&quot;NO&quot;)">
            <text:p/>
          </table:table-cell>
          <table:table-cell table:formula="of:=IF(IF(LEFT(TRIM([$Translations.$B507]);LEN([.G$1]))=[.G$1];&quot;Yes&quot;;&quot;No&quot;)=IF(LEFT(TRIM([$Translations.$C507]);LEN([.G$1]))=[.G$1];&quot;Yes&quot;;&quot;No&quot;);&quot;&quot;;&quot;NO&quot;)">
            <text:p/>
          </table:table-cell>
        </table:table-row>
        <table:table-row table:style-name="ro8">
          <table:table-cell table:formula="of:=IF(IF(LEFT(TRIM([$Translations.$B508]);LEN([.A$1]))=[.A$1];&quot;Yes&quot;;&quot;No&quot;)=IF(LEFT(TRIM([$Translations.$C508]);LEN([.A$1]))=[.A$1];&quot;Yes&quot;;&quot;No&quot;);&quot;&quot;;&quot;NO&quot;)">
            <text:p/>
          </table:table-cell>
          <table:table-cell table:formula="of:=IF(IF(LEFT(TRIM([$Translations.$B508]);LEN([.B$1]))=[.B$1];&quot;Yes&quot;;&quot;No&quot;)=IF(LEFT(TRIM([$Translations.$C508]);LEN([.B$1]))=[.B$1];&quot;Yes&quot;;&quot;No&quot;);&quot;&quot;;&quot;NO&quot;)">
            <text:p/>
          </table:table-cell>
          <table:table-cell table:formula="of:=IF(IF(LEFT(TRIM([$Translations.$B508]);LEN([.C$1]))=[.C$1];&quot;Yes&quot;;&quot;No&quot;)=IF(LEFT(TRIM([$Translations.$C508]);LEN([.C$1]))=[.C$1];&quot;Yes&quot;;&quot;No&quot;);&quot;&quot;;&quot;NO&quot;)">
            <text:p/>
          </table:table-cell>
          <table:table-cell table:formula="of:=IF(IF(LEFT(TRIM([$Translations.$B508]);LEN([.D$1]))=[.D$1];&quot;Yes&quot;;&quot;No&quot;)=IF(LEFT(TRIM([$Translations.$C508]);LEN([.D$1]))=[.D$1];&quot;Yes&quot;;&quot;No&quot;);&quot;&quot;;&quot;NO&quot;)">
            <text:p/>
          </table:table-cell>
          <table:table-cell table:formula="of:=IF(IF(LEFT(TRIM([$Translations.$B508]);LEN([.E$1]))=[.E$1];&quot;Yes&quot;;&quot;No&quot;)=IF(LEFT(TRIM([$Translations.$C508]);LEN([.E$1]))=[.E$1];&quot;Yes&quot;;&quot;No&quot;);&quot;&quot;;&quot;NO&quot;)">
            <text:p/>
          </table:table-cell>
          <table:table-cell table:formula="of:=IF(IF(LEFT(TRIM([$Translations.$B508]);LEN([.F$1]))=[.F$1];&quot;Yes&quot;;&quot;No&quot;)=IF(LEFT(TRIM([$Translations.$C508]);LEN([.F$1]))=[.F$1];&quot;Yes&quot;;&quot;No&quot;);&quot;&quot;;&quot;NO&quot;)">
            <text:p/>
          </table:table-cell>
          <table:table-cell table:formula="of:=IF(IF(LEFT(TRIM([$Translations.$B508]);LEN([.G$1]))=[.G$1];&quot;Yes&quot;;&quot;No&quot;)=IF(LEFT(TRIM([$Translations.$C508]);LEN([.G$1]))=[.G$1];&quot;Yes&quot;;&quot;No&quot;);&quot;&quot;;&quot;NO&quot;)">
            <text:p/>
          </table:table-cell>
        </table:table-row>
        <table:table-row table:style-name="ro8">
          <table:table-cell table:formula="of:=IF(IF(LEFT(TRIM([$Translations.$B509]);LEN([.A$1]))=[.A$1];&quot;Yes&quot;;&quot;No&quot;)=IF(LEFT(TRIM([$Translations.$C509]);LEN([.A$1]))=[.A$1];&quot;Yes&quot;;&quot;No&quot;);&quot;&quot;;&quot;NO&quot;)">
            <text:p/>
          </table:table-cell>
          <table:table-cell table:formula="of:=IF(IF(LEFT(TRIM([$Translations.$B509]);LEN([.B$1]))=[.B$1];&quot;Yes&quot;;&quot;No&quot;)=IF(LEFT(TRIM([$Translations.$C509]);LEN([.B$1]))=[.B$1];&quot;Yes&quot;;&quot;No&quot;);&quot;&quot;;&quot;NO&quot;)">
            <text:p/>
          </table:table-cell>
          <table:table-cell table:formula="of:=IF(IF(LEFT(TRIM([$Translations.$B509]);LEN([.C$1]))=[.C$1];&quot;Yes&quot;;&quot;No&quot;)=IF(LEFT(TRIM([$Translations.$C509]);LEN([.C$1]))=[.C$1];&quot;Yes&quot;;&quot;No&quot;);&quot;&quot;;&quot;NO&quot;)">
            <text:p/>
          </table:table-cell>
          <table:table-cell table:formula="of:=IF(IF(LEFT(TRIM([$Translations.$B509]);LEN([.D$1]))=[.D$1];&quot;Yes&quot;;&quot;No&quot;)=IF(LEFT(TRIM([$Translations.$C509]);LEN([.D$1]))=[.D$1];&quot;Yes&quot;;&quot;No&quot;);&quot;&quot;;&quot;NO&quot;)">
            <text:p/>
          </table:table-cell>
          <table:table-cell table:formula="of:=IF(IF(LEFT(TRIM([$Translations.$B509]);LEN([.E$1]))=[.E$1];&quot;Yes&quot;;&quot;No&quot;)=IF(LEFT(TRIM([$Translations.$C509]);LEN([.E$1]))=[.E$1];&quot;Yes&quot;;&quot;No&quot;);&quot;&quot;;&quot;NO&quot;)">
            <text:p/>
          </table:table-cell>
          <table:table-cell table:formula="of:=IF(IF(LEFT(TRIM([$Translations.$B509]);LEN([.F$1]))=[.F$1];&quot;Yes&quot;;&quot;No&quot;)=IF(LEFT(TRIM([$Translations.$C509]);LEN([.F$1]))=[.F$1];&quot;Yes&quot;;&quot;No&quot;);&quot;&quot;;&quot;NO&quot;)">
            <text:p/>
          </table:table-cell>
          <table:table-cell table:formula="of:=IF(IF(LEFT(TRIM([$Translations.$B509]);LEN([.G$1]))=[.G$1];&quot;Yes&quot;;&quot;No&quot;)=IF(LEFT(TRIM([$Translations.$C509]);LEN([.G$1]))=[.G$1];&quot;Yes&quot;;&quot;No&quot;);&quot;&quot;;&quot;NO&quot;)">
            <text:p/>
          </table:table-cell>
        </table:table-row>
        <table:table-row table:style-name="ro8">
          <table:table-cell table:formula="of:=IF(IF(LEFT(TRIM([$Translations.$B510]);LEN([.A$1]))=[.A$1];&quot;Yes&quot;;&quot;No&quot;)=IF(LEFT(TRIM([$Translations.$C510]);LEN([.A$1]))=[.A$1];&quot;Yes&quot;;&quot;No&quot;);&quot;&quot;;&quot;NO&quot;)">
            <text:p/>
          </table:table-cell>
          <table:table-cell table:formula="of:=IF(IF(LEFT(TRIM([$Translations.$B510]);LEN([.B$1]))=[.B$1];&quot;Yes&quot;;&quot;No&quot;)=IF(LEFT(TRIM([$Translations.$C510]);LEN([.B$1]))=[.B$1];&quot;Yes&quot;;&quot;No&quot;);&quot;&quot;;&quot;NO&quot;)">
            <text:p/>
          </table:table-cell>
          <table:table-cell table:formula="of:=IF(IF(LEFT(TRIM([$Translations.$B510]);LEN([.C$1]))=[.C$1];&quot;Yes&quot;;&quot;No&quot;)=IF(LEFT(TRIM([$Translations.$C510]);LEN([.C$1]))=[.C$1];&quot;Yes&quot;;&quot;No&quot;);&quot;&quot;;&quot;NO&quot;)">
            <text:p/>
          </table:table-cell>
          <table:table-cell table:formula="of:=IF(IF(LEFT(TRIM([$Translations.$B510]);LEN([.D$1]))=[.D$1];&quot;Yes&quot;;&quot;No&quot;)=IF(LEFT(TRIM([$Translations.$C510]);LEN([.D$1]))=[.D$1];&quot;Yes&quot;;&quot;No&quot;);&quot;&quot;;&quot;NO&quot;)">
            <text:p/>
          </table:table-cell>
          <table:table-cell table:formula="of:=IF(IF(LEFT(TRIM([$Translations.$B510]);LEN([.E$1]))=[.E$1];&quot;Yes&quot;;&quot;No&quot;)=IF(LEFT(TRIM([$Translations.$C510]);LEN([.E$1]))=[.E$1];&quot;Yes&quot;;&quot;No&quot;);&quot;&quot;;&quot;NO&quot;)">
            <text:p/>
          </table:table-cell>
          <table:table-cell table:formula="of:=IF(IF(LEFT(TRIM([$Translations.$B510]);LEN([.F$1]))=[.F$1];&quot;Yes&quot;;&quot;No&quot;)=IF(LEFT(TRIM([$Translations.$C510]);LEN([.F$1]))=[.F$1];&quot;Yes&quot;;&quot;No&quot;);&quot;&quot;;&quot;NO&quot;)">
            <text:p/>
          </table:table-cell>
          <table:table-cell table:formula="of:=IF(IF(LEFT(TRIM([$Translations.$B510]);LEN([.G$1]))=[.G$1];&quot;Yes&quot;;&quot;No&quot;)=IF(LEFT(TRIM([$Translations.$C510]);LEN([.G$1]))=[.G$1];&quot;Yes&quot;;&quot;No&quot;);&quot;&quot;;&quot;NO&quot;)">
            <text:p/>
          </table:table-cell>
        </table:table-row>
        <table:table-row table:style-name="ro8">
          <table:table-cell table:formula="of:=IF(IF(LEFT(TRIM([$Translations.$B511]);LEN([.A$1]))=[.A$1];&quot;Yes&quot;;&quot;No&quot;)=IF(LEFT(TRIM([$Translations.$C511]);LEN([.A$1]))=[.A$1];&quot;Yes&quot;;&quot;No&quot;);&quot;&quot;;&quot;NO&quot;)">
            <text:p/>
          </table:table-cell>
          <table:table-cell table:formula="of:=IF(IF(LEFT(TRIM([$Translations.$B511]);LEN([.B$1]))=[.B$1];&quot;Yes&quot;;&quot;No&quot;)=IF(LEFT(TRIM([$Translations.$C511]);LEN([.B$1]))=[.B$1];&quot;Yes&quot;;&quot;No&quot;);&quot;&quot;;&quot;NO&quot;)">
            <text:p/>
          </table:table-cell>
          <table:table-cell table:formula="of:=IF(IF(LEFT(TRIM([$Translations.$B511]);LEN([.C$1]))=[.C$1];&quot;Yes&quot;;&quot;No&quot;)=IF(LEFT(TRIM([$Translations.$C511]);LEN([.C$1]))=[.C$1];&quot;Yes&quot;;&quot;No&quot;);&quot;&quot;;&quot;NO&quot;)">
            <text:p/>
          </table:table-cell>
          <table:table-cell table:formula="of:=IF(IF(LEFT(TRIM([$Translations.$B511]);LEN([.D$1]))=[.D$1];&quot;Yes&quot;;&quot;No&quot;)=IF(LEFT(TRIM([$Translations.$C511]);LEN([.D$1]))=[.D$1];&quot;Yes&quot;;&quot;No&quot;);&quot;&quot;;&quot;NO&quot;)">
            <text:p/>
          </table:table-cell>
          <table:table-cell table:formula="of:=IF(IF(LEFT(TRIM([$Translations.$B511]);LEN([.E$1]))=[.E$1];&quot;Yes&quot;;&quot;No&quot;)=IF(LEFT(TRIM([$Translations.$C511]);LEN([.E$1]))=[.E$1];&quot;Yes&quot;;&quot;No&quot;);&quot;&quot;;&quot;NO&quot;)">
            <text:p/>
          </table:table-cell>
          <table:table-cell table:formula="of:=IF(IF(LEFT(TRIM([$Translations.$B511]);LEN([.F$1]))=[.F$1];&quot;Yes&quot;;&quot;No&quot;)=IF(LEFT(TRIM([$Translations.$C511]);LEN([.F$1]))=[.F$1];&quot;Yes&quot;;&quot;No&quot;);&quot;&quot;;&quot;NO&quot;)">
            <text:p/>
          </table:table-cell>
          <table:table-cell table:formula="of:=IF(IF(LEFT(TRIM([$Translations.$B511]);LEN([.G$1]))=[.G$1];&quot;Yes&quot;;&quot;No&quot;)=IF(LEFT(TRIM([$Translations.$C511]);LEN([.G$1]))=[.G$1];&quot;Yes&quot;;&quot;No&quot;);&quot;&quot;;&quot;NO&quot;)">
            <text:p/>
          </table:table-cell>
        </table:table-row>
        <table:table-row table:style-name="ro8">
          <table:table-cell table:formula="of:=IF(IF(LEFT(TRIM([$Translations.$B512]);LEN([.A$1]))=[.A$1];&quot;Yes&quot;;&quot;No&quot;)=IF(LEFT(TRIM([$Translations.$C512]);LEN([.A$1]))=[.A$1];&quot;Yes&quot;;&quot;No&quot;);&quot;&quot;;&quot;NO&quot;)">
            <text:p/>
          </table:table-cell>
          <table:table-cell table:formula="of:=IF(IF(LEFT(TRIM([$Translations.$B512]);LEN([.B$1]))=[.B$1];&quot;Yes&quot;;&quot;No&quot;)=IF(LEFT(TRIM([$Translations.$C512]);LEN([.B$1]))=[.B$1];&quot;Yes&quot;;&quot;No&quot;);&quot;&quot;;&quot;NO&quot;)">
            <text:p/>
          </table:table-cell>
          <table:table-cell table:formula="of:=IF(IF(LEFT(TRIM([$Translations.$B512]);LEN([.C$1]))=[.C$1];&quot;Yes&quot;;&quot;No&quot;)=IF(LEFT(TRIM([$Translations.$C512]);LEN([.C$1]))=[.C$1];&quot;Yes&quot;;&quot;No&quot;);&quot;&quot;;&quot;NO&quot;)">
            <text:p/>
          </table:table-cell>
          <table:table-cell table:formula="of:=IF(IF(LEFT(TRIM([$Translations.$B512]);LEN([.D$1]))=[.D$1];&quot;Yes&quot;;&quot;No&quot;)=IF(LEFT(TRIM([$Translations.$C512]);LEN([.D$1]))=[.D$1];&quot;Yes&quot;;&quot;No&quot;);&quot;&quot;;&quot;NO&quot;)">
            <text:p/>
          </table:table-cell>
          <table:table-cell table:formula="of:=IF(IF(LEFT(TRIM([$Translations.$B512]);LEN([.E$1]))=[.E$1];&quot;Yes&quot;;&quot;No&quot;)=IF(LEFT(TRIM([$Translations.$C512]);LEN([.E$1]))=[.E$1];&quot;Yes&quot;;&quot;No&quot;);&quot;&quot;;&quot;NO&quot;)">
            <text:p/>
          </table:table-cell>
          <table:table-cell table:formula="of:=IF(IF(LEFT(TRIM([$Translations.$B512]);LEN([.F$1]))=[.F$1];&quot;Yes&quot;;&quot;No&quot;)=IF(LEFT(TRIM([$Translations.$C512]);LEN([.F$1]))=[.F$1];&quot;Yes&quot;;&quot;No&quot;);&quot;&quot;;&quot;NO&quot;)">
            <text:p/>
          </table:table-cell>
          <table:table-cell table:formula="of:=IF(IF(LEFT(TRIM([$Translations.$B512]);LEN([.G$1]))=[.G$1];&quot;Yes&quot;;&quot;No&quot;)=IF(LEFT(TRIM([$Translations.$C512]);LEN([.G$1]))=[.G$1];&quot;Yes&quot;;&quot;No&quot;);&quot;&quot;;&quot;NO&quot;)">
            <text:p/>
          </table:table-cell>
        </table:table-row>
        <table:table-row table:style-name="ro8">
          <table:table-cell table:formula="of:=IF(IF(LEFT(TRIM([$Translations.$B513]);LEN([.A$1]))=[.A$1];&quot;Yes&quot;;&quot;No&quot;)=IF(LEFT(TRIM([$Translations.$C513]);LEN([.A$1]))=[.A$1];&quot;Yes&quot;;&quot;No&quot;);&quot;&quot;;&quot;NO&quot;)">
            <text:p/>
          </table:table-cell>
          <table:table-cell table:formula="of:=IF(IF(LEFT(TRIM([$Translations.$B513]);LEN([.B$1]))=[.B$1];&quot;Yes&quot;;&quot;No&quot;)=IF(LEFT(TRIM([$Translations.$C513]);LEN([.B$1]))=[.B$1];&quot;Yes&quot;;&quot;No&quot;);&quot;&quot;;&quot;NO&quot;)">
            <text:p/>
          </table:table-cell>
          <table:table-cell table:formula="of:=IF(IF(LEFT(TRIM([$Translations.$B513]);LEN([.C$1]))=[.C$1];&quot;Yes&quot;;&quot;No&quot;)=IF(LEFT(TRIM([$Translations.$C513]);LEN([.C$1]))=[.C$1];&quot;Yes&quot;;&quot;No&quot;);&quot;&quot;;&quot;NO&quot;)">
            <text:p/>
          </table:table-cell>
          <table:table-cell table:formula="of:=IF(IF(LEFT(TRIM([$Translations.$B513]);LEN([.D$1]))=[.D$1];&quot;Yes&quot;;&quot;No&quot;)=IF(LEFT(TRIM([$Translations.$C513]);LEN([.D$1]))=[.D$1];&quot;Yes&quot;;&quot;No&quot;);&quot;&quot;;&quot;NO&quot;)">
            <text:p/>
          </table:table-cell>
          <table:table-cell table:formula="of:=IF(IF(LEFT(TRIM([$Translations.$B513]);LEN([.E$1]))=[.E$1];&quot;Yes&quot;;&quot;No&quot;)=IF(LEFT(TRIM([$Translations.$C513]);LEN([.E$1]))=[.E$1];&quot;Yes&quot;;&quot;No&quot;);&quot;&quot;;&quot;NO&quot;)">
            <text:p/>
          </table:table-cell>
          <table:table-cell table:formula="of:=IF(IF(LEFT(TRIM([$Translations.$B513]);LEN([.F$1]))=[.F$1];&quot;Yes&quot;;&quot;No&quot;)=IF(LEFT(TRIM([$Translations.$C513]);LEN([.F$1]))=[.F$1];&quot;Yes&quot;;&quot;No&quot;);&quot;&quot;;&quot;NO&quot;)">
            <text:p/>
          </table:table-cell>
          <table:table-cell table:formula="of:=IF(IF(LEFT(TRIM([$Translations.$B513]);LEN([.G$1]))=[.G$1];&quot;Yes&quot;;&quot;No&quot;)=IF(LEFT(TRIM([$Translations.$C513]);LEN([.G$1]))=[.G$1];&quot;Yes&quot;;&quot;No&quot;);&quot;&quot;;&quot;NO&quot;)">
            <text:p/>
          </table:table-cell>
        </table:table-row>
        <table:table-row table:style-name="ro8">
          <table:table-cell table:formula="of:=IF(IF(LEFT(TRIM([$Translations.$B514]);LEN([.A$1]))=[.A$1];&quot;Yes&quot;;&quot;No&quot;)=IF(LEFT(TRIM([$Translations.$C514]);LEN([.A$1]))=[.A$1];&quot;Yes&quot;;&quot;No&quot;);&quot;&quot;;&quot;NO&quot;)">
            <text:p/>
          </table:table-cell>
          <table:table-cell table:formula="of:=IF(IF(LEFT(TRIM([$Translations.$B514]);LEN([.B$1]))=[.B$1];&quot;Yes&quot;;&quot;No&quot;)=IF(LEFT(TRIM([$Translations.$C514]);LEN([.B$1]))=[.B$1];&quot;Yes&quot;;&quot;No&quot;);&quot;&quot;;&quot;NO&quot;)">
            <text:p/>
          </table:table-cell>
          <table:table-cell table:formula="of:=IF(IF(LEFT(TRIM([$Translations.$B514]);LEN([.C$1]))=[.C$1];&quot;Yes&quot;;&quot;No&quot;)=IF(LEFT(TRIM([$Translations.$C514]);LEN([.C$1]))=[.C$1];&quot;Yes&quot;;&quot;No&quot;);&quot;&quot;;&quot;NO&quot;)">
            <text:p/>
          </table:table-cell>
          <table:table-cell table:formula="of:=IF(IF(LEFT(TRIM([$Translations.$B514]);LEN([.D$1]))=[.D$1];&quot;Yes&quot;;&quot;No&quot;)=IF(LEFT(TRIM([$Translations.$C514]);LEN([.D$1]))=[.D$1];&quot;Yes&quot;;&quot;No&quot;);&quot;&quot;;&quot;NO&quot;)">
            <text:p/>
          </table:table-cell>
          <table:table-cell table:formula="of:=IF(IF(LEFT(TRIM([$Translations.$B514]);LEN([.E$1]))=[.E$1];&quot;Yes&quot;;&quot;No&quot;)=IF(LEFT(TRIM([$Translations.$C514]);LEN([.E$1]))=[.E$1];&quot;Yes&quot;;&quot;No&quot;);&quot;&quot;;&quot;NO&quot;)">
            <text:p/>
          </table:table-cell>
          <table:table-cell table:formula="of:=IF(IF(LEFT(TRIM([$Translations.$B514]);LEN([.F$1]))=[.F$1];&quot;Yes&quot;;&quot;No&quot;)=IF(LEFT(TRIM([$Translations.$C514]);LEN([.F$1]))=[.F$1];&quot;Yes&quot;;&quot;No&quot;);&quot;&quot;;&quot;NO&quot;)">
            <text:p/>
          </table:table-cell>
          <table:table-cell table:formula="of:=IF(IF(LEFT(TRIM([$Translations.$B514]);LEN([.G$1]))=[.G$1];&quot;Yes&quot;;&quot;No&quot;)=IF(LEFT(TRIM([$Translations.$C514]);LEN([.G$1]))=[.G$1];&quot;Yes&quot;;&quot;No&quot;);&quot;&quot;;&quot;NO&quot;)">
            <text:p/>
          </table:table-cell>
        </table:table-row>
        <table:table-row table:style-name="ro8">
          <table:table-cell table:formula="of:=IF(IF(LEFT(TRIM([$Translations.$B515]);LEN([.A$1]))=[.A$1];&quot;Yes&quot;;&quot;No&quot;)=IF(LEFT(TRIM([$Translations.$C515]);LEN([.A$1]))=[.A$1];&quot;Yes&quot;;&quot;No&quot;);&quot;&quot;;&quot;NO&quot;)">
            <text:p/>
          </table:table-cell>
          <table:table-cell table:formula="of:=IF(IF(LEFT(TRIM([$Translations.$B515]);LEN([.B$1]))=[.B$1];&quot;Yes&quot;;&quot;No&quot;)=IF(LEFT(TRIM([$Translations.$C515]);LEN([.B$1]))=[.B$1];&quot;Yes&quot;;&quot;No&quot;);&quot;&quot;;&quot;NO&quot;)">
            <text:p/>
          </table:table-cell>
          <table:table-cell table:formula="of:=IF(IF(LEFT(TRIM([$Translations.$B515]);LEN([.C$1]))=[.C$1];&quot;Yes&quot;;&quot;No&quot;)=IF(LEFT(TRIM([$Translations.$C515]);LEN([.C$1]))=[.C$1];&quot;Yes&quot;;&quot;No&quot;);&quot;&quot;;&quot;NO&quot;)">
            <text:p/>
          </table:table-cell>
          <table:table-cell table:formula="of:=IF(IF(LEFT(TRIM([$Translations.$B515]);LEN([.D$1]))=[.D$1];&quot;Yes&quot;;&quot;No&quot;)=IF(LEFT(TRIM([$Translations.$C515]);LEN([.D$1]))=[.D$1];&quot;Yes&quot;;&quot;No&quot;);&quot;&quot;;&quot;NO&quot;)">
            <text:p/>
          </table:table-cell>
          <table:table-cell table:formula="of:=IF(IF(LEFT(TRIM([$Translations.$B515]);LEN([.E$1]))=[.E$1];&quot;Yes&quot;;&quot;No&quot;)=IF(LEFT(TRIM([$Translations.$C515]);LEN([.E$1]))=[.E$1];&quot;Yes&quot;;&quot;No&quot;);&quot;&quot;;&quot;NO&quot;)">
            <text:p/>
          </table:table-cell>
          <table:table-cell table:formula="of:=IF(IF(LEFT(TRIM([$Translations.$B515]);LEN([.F$1]))=[.F$1];&quot;Yes&quot;;&quot;No&quot;)=IF(LEFT(TRIM([$Translations.$C515]);LEN([.F$1]))=[.F$1];&quot;Yes&quot;;&quot;No&quot;);&quot;&quot;;&quot;NO&quot;)">
            <text:p/>
          </table:table-cell>
          <table:table-cell table:formula="of:=IF(IF(LEFT(TRIM([$Translations.$B515]);LEN([.G$1]))=[.G$1];&quot;Yes&quot;;&quot;No&quot;)=IF(LEFT(TRIM([$Translations.$C515]);LEN([.G$1]))=[.G$1];&quot;Yes&quot;;&quot;No&quot;);&quot;&quot;;&quot;NO&quot;)">
            <text:p/>
          </table:table-cell>
        </table:table-row>
        <table:table-row table:style-name="ro8">
          <table:table-cell table:formula="of:=IF(IF(LEFT(TRIM([$Translations.$B516]);LEN([.A$1]))=[.A$1];&quot;Yes&quot;;&quot;No&quot;)=IF(LEFT(TRIM([$Translations.$C516]);LEN([.A$1]))=[.A$1];&quot;Yes&quot;;&quot;No&quot;);&quot;&quot;;&quot;NO&quot;)">
            <text:p/>
          </table:table-cell>
          <table:table-cell table:formula="of:=IF(IF(LEFT(TRIM([$Translations.$B516]);LEN([.B$1]))=[.B$1];&quot;Yes&quot;;&quot;No&quot;)=IF(LEFT(TRIM([$Translations.$C516]);LEN([.B$1]))=[.B$1];&quot;Yes&quot;;&quot;No&quot;);&quot;&quot;;&quot;NO&quot;)">
            <text:p/>
          </table:table-cell>
          <table:table-cell table:formula="of:=IF(IF(LEFT(TRIM([$Translations.$B516]);LEN([.C$1]))=[.C$1];&quot;Yes&quot;;&quot;No&quot;)=IF(LEFT(TRIM([$Translations.$C516]);LEN([.C$1]))=[.C$1];&quot;Yes&quot;;&quot;No&quot;);&quot;&quot;;&quot;NO&quot;)">
            <text:p/>
          </table:table-cell>
          <table:table-cell table:formula="of:=IF(IF(LEFT(TRIM([$Translations.$B516]);LEN([.D$1]))=[.D$1];&quot;Yes&quot;;&quot;No&quot;)=IF(LEFT(TRIM([$Translations.$C516]);LEN([.D$1]))=[.D$1];&quot;Yes&quot;;&quot;No&quot;);&quot;&quot;;&quot;NO&quot;)">
            <text:p/>
          </table:table-cell>
          <table:table-cell table:formula="of:=IF(IF(LEFT(TRIM([$Translations.$B516]);LEN([.E$1]))=[.E$1];&quot;Yes&quot;;&quot;No&quot;)=IF(LEFT(TRIM([$Translations.$C516]);LEN([.E$1]))=[.E$1];&quot;Yes&quot;;&quot;No&quot;);&quot;&quot;;&quot;NO&quot;)">
            <text:p/>
          </table:table-cell>
          <table:table-cell table:formula="of:=IF(IF(LEFT(TRIM([$Translations.$B516]);LEN([.F$1]))=[.F$1];&quot;Yes&quot;;&quot;No&quot;)=IF(LEFT(TRIM([$Translations.$C516]);LEN([.F$1]))=[.F$1];&quot;Yes&quot;;&quot;No&quot;);&quot;&quot;;&quot;NO&quot;)">
            <text:p/>
          </table:table-cell>
          <table:table-cell table:formula="of:=IF(IF(LEFT(TRIM([$Translations.$B516]);LEN([.G$1]))=[.G$1];&quot;Yes&quot;;&quot;No&quot;)=IF(LEFT(TRIM([$Translations.$C516]);LEN([.G$1]))=[.G$1];&quot;Yes&quot;;&quot;No&quot;);&quot;&quot;;&quot;NO&quot;)">
            <text:p/>
          </table:table-cell>
        </table:table-row>
        <table:table-row table:style-name="ro8">
          <table:table-cell table:formula="of:=IF(IF(LEFT(TRIM([$Translations.$B517]);LEN([.A$1]))=[.A$1];&quot;Yes&quot;;&quot;No&quot;)=IF(LEFT(TRIM([$Translations.$C517]);LEN([.A$1]))=[.A$1];&quot;Yes&quot;;&quot;No&quot;);&quot;&quot;;&quot;NO&quot;)">
            <text:p/>
          </table:table-cell>
          <table:table-cell table:formula="of:=IF(IF(LEFT(TRIM([$Translations.$B517]);LEN([.B$1]))=[.B$1];&quot;Yes&quot;;&quot;No&quot;)=IF(LEFT(TRIM([$Translations.$C517]);LEN([.B$1]))=[.B$1];&quot;Yes&quot;;&quot;No&quot;);&quot;&quot;;&quot;NO&quot;)">
            <text:p/>
          </table:table-cell>
          <table:table-cell table:formula="of:=IF(IF(LEFT(TRIM([$Translations.$B517]);LEN([.C$1]))=[.C$1];&quot;Yes&quot;;&quot;No&quot;)=IF(LEFT(TRIM([$Translations.$C517]);LEN([.C$1]))=[.C$1];&quot;Yes&quot;;&quot;No&quot;);&quot;&quot;;&quot;NO&quot;)">
            <text:p/>
          </table:table-cell>
          <table:table-cell table:formula="of:=IF(IF(LEFT(TRIM([$Translations.$B517]);LEN([.D$1]))=[.D$1];&quot;Yes&quot;;&quot;No&quot;)=IF(LEFT(TRIM([$Translations.$C517]);LEN([.D$1]))=[.D$1];&quot;Yes&quot;;&quot;No&quot;);&quot;&quot;;&quot;NO&quot;)">
            <text:p/>
          </table:table-cell>
          <table:table-cell table:formula="of:=IF(IF(LEFT(TRIM([$Translations.$B517]);LEN([.E$1]))=[.E$1];&quot;Yes&quot;;&quot;No&quot;)=IF(LEFT(TRIM([$Translations.$C517]);LEN([.E$1]))=[.E$1];&quot;Yes&quot;;&quot;No&quot;);&quot;&quot;;&quot;NO&quot;)">
            <text:p/>
          </table:table-cell>
          <table:table-cell table:formula="of:=IF(IF(LEFT(TRIM([$Translations.$B517]);LEN([.F$1]))=[.F$1];&quot;Yes&quot;;&quot;No&quot;)=IF(LEFT(TRIM([$Translations.$C517]);LEN([.F$1]))=[.F$1];&quot;Yes&quot;;&quot;No&quot;);&quot;&quot;;&quot;NO&quot;)">
            <text:p/>
          </table:table-cell>
          <table:table-cell table:formula="of:=IF(IF(LEFT(TRIM([$Translations.$B517]);LEN([.G$1]))=[.G$1];&quot;Yes&quot;;&quot;No&quot;)=IF(LEFT(TRIM([$Translations.$C517]);LEN([.G$1]))=[.G$1];&quot;Yes&quot;;&quot;No&quot;);&quot;&quot;;&quot;NO&quot;)">
            <text:p/>
          </table:table-cell>
        </table:table-row>
        <table:table-row table:style-name="ro8">
          <table:table-cell table:formula="of:=IF(IF(LEFT(TRIM([$Translations.$B518]);LEN([.A$1]))=[.A$1];&quot;Yes&quot;;&quot;No&quot;)=IF(LEFT(TRIM([$Translations.$C518]);LEN([.A$1]))=[.A$1];&quot;Yes&quot;;&quot;No&quot;);&quot;&quot;;&quot;NO&quot;)">
            <text:p/>
          </table:table-cell>
          <table:table-cell table:formula="of:=IF(IF(LEFT(TRIM([$Translations.$B518]);LEN([.B$1]))=[.B$1];&quot;Yes&quot;;&quot;No&quot;)=IF(LEFT(TRIM([$Translations.$C518]);LEN([.B$1]))=[.B$1];&quot;Yes&quot;;&quot;No&quot;);&quot;&quot;;&quot;NO&quot;)">
            <text:p/>
          </table:table-cell>
          <table:table-cell table:formula="of:=IF(IF(LEFT(TRIM([$Translations.$B518]);LEN([.C$1]))=[.C$1];&quot;Yes&quot;;&quot;No&quot;)=IF(LEFT(TRIM([$Translations.$C518]);LEN([.C$1]))=[.C$1];&quot;Yes&quot;;&quot;No&quot;);&quot;&quot;;&quot;NO&quot;)">
            <text:p/>
          </table:table-cell>
          <table:table-cell table:formula="of:=IF(IF(LEFT(TRIM([$Translations.$B518]);LEN([.D$1]))=[.D$1];&quot;Yes&quot;;&quot;No&quot;)=IF(LEFT(TRIM([$Translations.$C518]);LEN([.D$1]))=[.D$1];&quot;Yes&quot;;&quot;No&quot;);&quot;&quot;;&quot;NO&quot;)">
            <text:p/>
          </table:table-cell>
          <table:table-cell table:formula="of:=IF(IF(LEFT(TRIM([$Translations.$B518]);LEN([.E$1]))=[.E$1];&quot;Yes&quot;;&quot;No&quot;)=IF(LEFT(TRIM([$Translations.$C518]);LEN([.E$1]))=[.E$1];&quot;Yes&quot;;&quot;No&quot;);&quot;&quot;;&quot;NO&quot;)">
            <text:p/>
          </table:table-cell>
          <table:table-cell table:formula="of:=IF(IF(LEFT(TRIM([$Translations.$B518]);LEN([.F$1]))=[.F$1];&quot;Yes&quot;;&quot;No&quot;)=IF(LEFT(TRIM([$Translations.$C518]);LEN([.F$1]))=[.F$1];&quot;Yes&quot;;&quot;No&quot;);&quot;&quot;;&quot;NO&quot;)">
            <text:p/>
          </table:table-cell>
          <table:table-cell table:formula="of:=IF(IF(LEFT(TRIM([$Translations.$B518]);LEN([.G$1]))=[.G$1];&quot;Yes&quot;;&quot;No&quot;)=IF(LEFT(TRIM([$Translations.$C518]);LEN([.G$1]))=[.G$1];&quot;Yes&quot;;&quot;No&quot;);&quot;&quot;;&quot;NO&quot;)">
            <text:p/>
          </table:table-cell>
        </table:table-row>
        <table:table-row table:style-name="ro8">
          <table:table-cell table:formula="of:=IF(IF(LEFT(TRIM([$Translations.$B519]);LEN([.A$1]))=[.A$1];&quot;Yes&quot;;&quot;No&quot;)=IF(LEFT(TRIM([$Translations.$C519]);LEN([.A$1]))=[.A$1];&quot;Yes&quot;;&quot;No&quot;);&quot;&quot;;&quot;NO&quot;)">
            <text:p/>
          </table:table-cell>
          <table:table-cell table:formula="of:=IF(IF(LEFT(TRIM([$Translations.$B519]);LEN([.B$1]))=[.B$1];&quot;Yes&quot;;&quot;No&quot;)=IF(LEFT(TRIM([$Translations.$C519]);LEN([.B$1]))=[.B$1];&quot;Yes&quot;;&quot;No&quot;);&quot;&quot;;&quot;NO&quot;)">
            <text:p/>
          </table:table-cell>
          <table:table-cell table:formula="of:=IF(IF(LEFT(TRIM([$Translations.$B519]);LEN([.C$1]))=[.C$1];&quot;Yes&quot;;&quot;No&quot;)=IF(LEFT(TRIM([$Translations.$C519]);LEN([.C$1]))=[.C$1];&quot;Yes&quot;;&quot;No&quot;);&quot;&quot;;&quot;NO&quot;)">
            <text:p/>
          </table:table-cell>
          <table:table-cell table:formula="of:=IF(IF(LEFT(TRIM([$Translations.$B519]);LEN([.D$1]))=[.D$1];&quot;Yes&quot;;&quot;No&quot;)=IF(LEFT(TRIM([$Translations.$C519]);LEN([.D$1]))=[.D$1];&quot;Yes&quot;;&quot;No&quot;);&quot;&quot;;&quot;NO&quot;)">
            <text:p/>
          </table:table-cell>
          <table:table-cell table:formula="of:=IF(IF(LEFT(TRIM([$Translations.$B519]);LEN([.E$1]))=[.E$1];&quot;Yes&quot;;&quot;No&quot;)=IF(LEFT(TRIM([$Translations.$C519]);LEN([.E$1]))=[.E$1];&quot;Yes&quot;;&quot;No&quot;);&quot;&quot;;&quot;NO&quot;)">
            <text:p/>
          </table:table-cell>
          <table:table-cell table:formula="of:=IF(IF(LEFT(TRIM([$Translations.$B519]);LEN([.F$1]))=[.F$1];&quot;Yes&quot;;&quot;No&quot;)=IF(LEFT(TRIM([$Translations.$C519]);LEN([.F$1]))=[.F$1];&quot;Yes&quot;;&quot;No&quot;);&quot;&quot;;&quot;NO&quot;)">
            <text:p/>
          </table:table-cell>
          <table:table-cell table:formula="of:=IF(IF(LEFT(TRIM([$Translations.$B519]);LEN([.G$1]))=[.G$1];&quot;Yes&quot;;&quot;No&quot;)=IF(LEFT(TRIM([$Translations.$C519]);LEN([.G$1]))=[.G$1];&quot;Yes&quot;;&quot;No&quot;);&quot;&quot;;&quot;NO&quot;)">
            <text:p/>
          </table:table-cell>
        </table:table-row>
        <table:table-row table:style-name="ro8">
          <table:table-cell table:formula="of:=IF(IF(LEFT(TRIM([$Translations.$B520]);LEN([.A$1]))=[.A$1];&quot;Yes&quot;;&quot;No&quot;)=IF(LEFT(TRIM([$Translations.$C520]);LEN([.A$1]))=[.A$1];&quot;Yes&quot;;&quot;No&quot;);&quot;&quot;;&quot;NO&quot;)">
            <text:p/>
          </table:table-cell>
          <table:table-cell table:formula="of:=IF(IF(LEFT(TRIM([$Translations.$B520]);LEN([.B$1]))=[.B$1];&quot;Yes&quot;;&quot;No&quot;)=IF(LEFT(TRIM([$Translations.$C520]);LEN([.B$1]))=[.B$1];&quot;Yes&quot;;&quot;No&quot;);&quot;&quot;;&quot;NO&quot;)">
            <text:p/>
          </table:table-cell>
          <table:table-cell table:formula="of:=IF(IF(LEFT(TRIM([$Translations.$B520]);LEN([.C$1]))=[.C$1];&quot;Yes&quot;;&quot;No&quot;)=IF(LEFT(TRIM([$Translations.$C520]);LEN([.C$1]))=[.C$1];&quot;Yes&quot;;&quot;No&quot;);&quot;&quot;;&quot;NO&quot;)">
            <text:p/>
          </table:table-cell>
          <table:table-cell table:formula="of:=IF(IF(LEFT(TRIM([$Translations.$B520]);LEN([.D$1]))=[.D$1];&quot;Yes&quot;;&quot;No&quot;)=IF(LEFT(TRIM([$Translations.$C520]);LEN([.D$1]))=[.D$1];&quot;Yes&quot;;&quot;No&quot;);&quot;&quot;;&quot;NO&quot;)">
            <text:p/>
          </table:table-cell>
          <table:table-cell table:formula="of:=IF(IF(LEFT(TRIM([$Translations.$B520]);LEN([.E$1]))=[.E$1];&quot;Yes&quot;;&quot;No&quot;)=IF(LEFT(TRIM([$Translations.$C520]);LEN([.E$1]))=[.E$1];&quot;Yes&quot;;&quot;No&quot;);&quot;&quot;;&quot;NO&quot;)">
            <text:p/>
          </table:table-cell>
          <table:table-cell table:formula="of:=IF(IF(LEFT(TRIM([$Translations.$B520]);LEN([.F$1]))=[.F$1];&quot;Yes&quot;;&quot;No&quot;)=IF(LEFT(TRIM([$Translations.$C520]);LEN([.F$1]))=[.F$1];&quot;Yes&quot;;&quot;No&quot;);&quot;&quot;;&quot;NO&quot;)">
            <text:p/>
          </table:table-cell>
          <table:table-cell table:formula="of:=IF(IF(LEFT(TRIM([$Translations.$B520]);LEN([.G$1]))=[.G$1];&quot;Yes&quot;;&quot;No&quot;)=IF(LEFT(TRIM([$Translations.$C520]);LEN([.G$1]))=[.G$1];&quot;Yes&quot;;&quot;No&quot;);&quot;&quot;;&quot;NO&quot;)">
            <text:p/>
          </table:table-cell>
        </table:table-row>
        <table:table-row table:style-name="ro8">
          <table:table-cell table:formula="of:=IF(IF(LEFT(TRIM([$Translations.$B521]);LEN([.A$1]))=[.A$1];&quot;Yes&quot;;&quot;No&quot;)=IF(LEFT(TRIM([$Translations.$C521]);LEN([.A$1]))=[.A$1];&quot;Yes&quot;;&quot;No&quot;);&quot;&quot;;&quot;NO&quot;)">
            <text:p/>
          </table:table-cell>
          <table:table-cell table:formula="of:=IF(IF(LEFT(TRIM([$Translations.$B521]);LEN([.B$1]))=[.B$1];&quot;Yes&quot;;&quot;No&quot;)=IF(LEFT(TRIM([$Translations.$C521]);LEN([.B$1]))=[.B$1];&quot;Yes&quot;;&quot;No&quot;);&quot;&quot;;&quot;NO&quot;)">
            <text:p/>
          </table:table-cell>
          <table:table-cell table:formula="of:=IF(IF(LEFT(TRIM([$Translations.$B521]);LEN([.C$1]))=[.C$1];&quot;Yes&quot;;&quot;No&quot;)=IF(LEFT(TRIM([$Translations.$C521]);LEN([.C$1]))=[.C$1];&quot;Yes&quot;;&quot;No&quot;);&quot;&quot;;&quot;NO&quot;)">
            <text:p/>
          </table:table-cell>
          <table:table-cell table:formula="of:=IF(IF(LEFT(TRIM([$Translations.$B521]);LEN([.D$1]))=[.D$1];&quot;Yes&quot;;&quot;No&quot;)=IF(LEFT(TRIM([$Translations.$C521]);LEN([.D$1]))=[.D$1];&quot;Yes&quot;;&quot;No&quot;);&quot;&quot;;&quot;NO&quot;)">
            <text:p/>
          </table:table-cell>
          <table:table-cell table:formula="of:=IF(IF(LEFT(TRIM([$Translations.$B521]);LEN([.E$1]))=[.E$1];&quot;Yes&quot;;&quot;No&quot;)=IF(LEFT(TRIM([$Translations.$C521]);LEN([.E$1]))=[.E$1];&quot;Yes&quot;;&quot;No&quot;);&quot;&quot;;&quot;NO&quot;)">
            <text:p/>
          </table:table-cell>
          <table:table-cell table:formula="of:=IF(IF(LEFT(TRIM([$Translations.$B521]);LEN([.F$1]))=[.F$1];&quot;Yes&quot;;&quot;No&quot;)=IF(LEFT(TRIM([$Translations.$C521]);LEN([.F$1]))=[.F$1];&quot;Yes&quot;;&quot;No&quot;);&quot;&quot;;&quot;NO&quot;)">
            <text:p/>
          </table:table-cell>
          <table:table-cell table:formula="of:=IF(IF(LEFT(TRIM([$Translations.$B521]);LEN([.G$1]))=[.G$1];&quot;Yes&quot;;&quot;No&quot;)=IF(LEFT(TRIM([$Translations.$C521]);LEN([.G$1]))=[.G$1];&quot;Yes&quot;;&quot;No&quot;);&quot;&quot;;&quot;NO&quot;)">
            <text:p/>
          </table:table-cell>
        </table:table-row>
        <table:table-row table:style-name="ro8">
          <table:table-cell table:formula="of:=IF(IF(LEFT(TRIM([$Translations.$B522]);LEN([.A$1]))=[.A$1];&quot;Yes&quot;;&quot;No&quot;)=IF(LEFT(TRIM([$Translations.$C522]);LEN([.A$1]))=[.A$1];&quot;Yes&quot;;&quot;No&quot;);&quot;&quot;;&quot;NO&quot;)">
            <text:p/>
          </table:table-cell>
          <table:table-cell table:formula="of:=IF(IF(LEFT(TRIM([$Translations.$B522]);LEN([.B$1]))=[.B$1];&quot;Yes&quot;;&quot;No&quot;)=IF(LEFT(TRIM([$Translations.$C522]);LEN([.B$1]))=[.B$1];&quot;Yes&quot;;&quot;No&quot;);&quot;&quot;;&quot;NO&quot;)">
            <text:p/>
          </table:table-cell>
          <table:table-cell table:formula="of:=IF(IF(LEFT(TRIM([$Translations.$B522]);LEN([.C$1]))=[.C$1];&quot;Yes&quot;;&quot;No&quot;)=IF(LEFT(TRIM([$Translations.$C522]);LEN([.C$1]))=[.C$1];&quot;Yes&quot;;&quot;No&quot;);&quot;&quot;;&quot;NO&quot;)">
            <text:p/>
          </table:table-cell>
          <table:table-cell table:formula="of:=IF(IF(LEFT(TRIM([$Translations.$B522]);LEN([.D$1]))=[.D$1];&quot;Yes&quot;;&quot;No&quot;)=IF(LEFT(TRIM([$Translations.$C522]);LEN([.D$1]))=[.D$1];&quot;Yes&quot;;&quot;No&quot;);&quot;&quot;;&quot;NO&quot;)">
            <text:p/>
          </table:table-cell>
          <table:table-cell table:formula="of:=IF(IF(LEFT(TRIM([$Translations.$B522]);LEN([.E$1]))=[.E$1];&quot;Yes&quot;;&quot;No&quot;)=IF(LEFT(TRIM([$Translations.$C522]);LEN([.E$1]))=[.E$1];&quot;Yes&quot;;&quot;No&quot;);&quot;&quot;;&quot;NO&quot;)">
            <text:p/>
          </table:table-cell>
          <table:table-cell table:formula="of:=IF(IF(LEFT(TRIM([$Translations.$B522]);LEN([.F$1]))=[.F$1];&quot;Yes&quot;;&quot;No&quot;)=IF(LEFT(TRIM([$Translations.$C522]);LEN([.F$1]))=[.F$1];&quot;Yes&quot;;&quot;No&quot;);&quot;&quot;;&quot;NO&quot;)">
            <text:p/>
          </table:table-cell>
          <table:table-cell table:formula="of:=IF(IF(LEFT(TRIM([$Translations.$B522]);LEN([.G$1]))=[.G$1];&quot;Yes&quot;;&quot;No&quot;)=IF(LEFT(TRIM([$Translations.$C522]);LEN([.G$1]))=[.G$1];&quot;Yes&quot;;&quot;No&quot;);&quot;&quot;;&quot;NO&quot;)">
            <text:p/>
          </table:table-cell>
        </table:table-row>
        <table:table-row table:style-name="ro8">
          <table:table-cell table:formula="of:=IF(IF(LEFT(TRIM([$Translations.$B523]);LEN([.A$1]))=[.A$1];&quot;Yes&quot;;&quot;No&quot;)=IF(LEFT(TRIM([$Translations.$C523]);LEN([.A$1]))=[.A$1];&quot;Yes&quot;;&quot;No&quot;);&quot;&quot;;&quot;NO&quot;)">
            <text:p/>
          </table:table-cell>
          <table:table-cell table:formula="of:=IF(IF(LEFT(TRIM([$Translations.$B523]);LEN([.B$1]))=[.B$1];&quot;Yes&quot;;&quot;No&quot;)=IF(LEFT(TRIM([$Translations.$C523]);LEN([.B$1]))=[.B$1];&quot;Yes&quot;;&quot;No&quot;);&quot;&quot;;&quot;NO&quot;)">
            <text:p/>
          </table:table-cell>
          <table:table-cell table:formula="of:=IF(IF(LEFT(TRIM([$Translations.$B523]);LEN([.C$1]))=[.C$1];&quot;Yes&quot;;&quot;No&quot;)=IF(LEFT(TRIM([$Translations.$C523]);LEN([.C$1]))=[.C$1];&quot;Yes&quot;;&quot;No&quot;);&quot;&quot;;&quot;NO&quot;)">
            <text:p/>
          </table:table-cell>
          <table:table-cell table:formula="of:=IF(IF(LEFT(TRIM([$Translations.$B523]);LEN([.D$1]))=[.D$1];&quot;Yes&quot;;&quot;No&quot;)=IF(LEFT(TRIM([$Translations.$C523]);LEN([.D$1]))=[.D$1];&quot;Yes&quot;;&quot;No&quot;);&quot;&quot;;&quot;NO&quot;)">
            <text:p/>
          </table:table-cell>
          <table:table-cell table:formula="of:=IF(IF(LEFT(TRIM([$Translations.$B523]);LEN([.E$1]))=[.E$1];&quot;Yes&quot;;&quot;No&quot;)=IF(LEFT(TRIM([$Translations.$C523]);LEN([.E$1]))=[.E$1];&quot;Yes&quot;;&quot;No&quot;);&quot;&quot;;&quot;NO&quot;)">
            <text:p/>
          </table:table-cell>
          <table:table-cell table:formula="of:=IF(IF(LEFT(TRIM([$Translations.$B523]);LEN([.F$1]))=[.F$1];&quot;Yes&quot;;&quot;No&quot;)=IF(LEFT(TRIM([$Translations.$C523]);LEN([.F$1]))=[.F$1];&quot;Yes&quot;;&quot;No&quot;);&quot;&quot;;&quot;NO&quot;)">
            <text:p/>
          </table:table-cell>
          <table:table-cell table:formula="of:=IF(IF(LEFT(TRIM([$Translations.$B523]);LEN([.G$1]))=[.G$1];&quot;Yes&quot;;&quot;No&quot;)=IF(LEFT(TRIM([$Translations.$C523]);LEN([.G$1]))=[.G$1];&quot;Yes&quot;;&quot;No&quot;);&quot;&quot;;&quot;NO&quot;)">
            <text:p/>
          </table:table-cell>
        </table:table-row>
        <table:table-row table:style-name="ro8">
          <table:table-cell table:formula="of:=IF(IF(LEFT(TRIM([$Translations.$B524]);LEN([.A$1]))=[.A$1];&quot;Yes&quot;;&quot;No&quot;)=IF(LEFT(TRIM([$Translations.$C524]);LEN([.A$1]))=[.A$1];&quot;Yes&quot;;&quot;No&quot;);&quot;&quot;;&quot;NO&quot;)">
            <text:p/>
          </table:table-cell>
          <table:table-cell table:formula="of:=IF(IF(LEFT(TRIM([$Translations.$B524]);LEN([.B$1]))=[.B$1];&quot;Yes&quot;;&quot;No&quot;)=IF(LEFT(TRIM([$Translations.$C524]);LEN([.B$1]))=[.B$1];&quot;Yes&quot;;&quot;No&quot;);&quot;&quot;;&quot;NO&quot;)">
            <text:p/>
          </table:table-cell>
          <table:table-cell table:formula="of:=IF(IF(LEFT(TRIM([$Translations.$B524]);LEN([.C$1]))=[.C$1];&quot;Yes&quot;;&quot;No&quot;)=IF(LEFT(TRIM([$Translations.$C524]);LEN([.C$1]))=[.C$1];&quot;Yes&quot;;&quot;No&quot;);&quot;&quot;;&quot;NO&quot;)">
            <text:p/>
          </table:table-cell>
          <table:table-cell table:formula="of:=IF(IF(LEFT(TRIM([$Translations.$B524]);LEN([.D$1]))=[.D$1];&quot;Yes&quot;;&quot;No&quot;)=IF(LEFT(TRIM([$Translations.$C524]);LEN([.D$1]))=[.D$1];&quot;Yes&quot;;&quot;No&quot;);&quot;&quot;;&quot;NO&quot;)">
            <text:p/>
          </table:table-cell>
          <table:table-cell table:formula="of:=IF(IF(LEFT(TRIM([$Translations.$B524]);LEN([.E$1]))=[.E$1];&quot;Yes&quot;;&quot;No&quot;)=IF(LEFT(TRIM([$Translations.$C524]);LEN([.E$1]))=[.E$1];&quot;Yes&quot;;&quot;No&quot;);&quot;&quot;;&quot;NO&quot;)">
            <text:p/>
          </table:table-cell>
          <table:table-cell table:formula="of:=IF(IF(LEFT(TRIM([$Translations.$B524]);LEN([.F$1]))=[.F$1];&quot;Yes&quot;;&quot;No&quot;)=IF(LEFT(TRIM([$Translations.$C524]);LEN([.F$1]))=[.F$1];&quot;Yes&quot;;&quot;No&quot;);&quot;&quot;;&quot;NO&quot;)">
            <text:p/>
          </table:table-cell>
          <table:table-cell table:formula="of:=IF(IF(LEFT(TRIM([$Translations.$B524]);LEN([.G$1]))=[.G$1];&quot;Yes&quot;;&quot;No&quot;)=IF(LEFT(TRIM([$Translations.$C524]);LEN([.G$1]))=[.G$1];&quot;Yes&quot;;&quot;No&quot;);&quot;&quot;;&quot;NO&quot;)">
            <text:p/>
          </table:table-cell>
        </table:table-row>
        <table:table-row table:style-name="ro8">
          <table:table-cell table:formula="of:=IF(IF(LEFT(TRIM([$Translations.$B525]);LEN([.A$1]))=[.A$1];&quot;Yes&quot;;&quot;No&quot;)=IF(LEFT(TRIM([$Translations.$C525]);LEN([.A$1]))=[.A$1];&quot;Yes&quot;;&quot;No&quot;);&quot;&quot;;&quot;NO&quot;)">
            <text:p/>
          </table:table-cell>
          <table:table-cell table:formula="of:=IF(IF(LEFT(TRIM([$Translations.$B525]);LEN([.B$1]))=[.B$1];&quot;Yes&quot;;&quot;No&quot;)=IF(LEFT(TRIM([$Translations.$C525]);LEN([.B$1]))=[.B$1];&quot;Yes&quot;;&quot;No&quot;);&quot;&quot;;&quot;NO&quot;)">
            <text:p/>
          </table:table-cell>
          <table:table-cell table:formula="of:=IF(IF(LEFT(TRIM([$Translations.$B525]);LEN([.C$1]))=[.C$1];&quot;Yes&quot;;&quot;No&quot;)=IF(LEFT(TRIM([$Translations.$C525]);LEN([.C$1]))=[.C$1];&quot;Yes&quot;;&quot;No&quot;);&quot;&quot;;&quot;NO&quot;)">
            <text:p/>
          </table:table-cell>
          <table:table-cell table:formula="of:=IF(IF(LEFT(TRIM([$Translations.$B525]);LEN([.D$1]))=[.D$1];&quot;Yes&quot;;&quot;No&quot;)=IF(LEFT(TRIM([$Translations.$C525]);LEN([.D$1]))=[.D$1];&quot;Yes&quot;;&quot;No&quot;);&quot;&quot;;&quot;NO&quot;)">
            <text:p/>
          </table:table-cell>
          <table:table-cell table:formula="of:=IF(IF(LEFT(TRIM([$Translations.$B525]);LEN([.E$1]))=[.E$1];&quot;Yes&quot;;&quot;No&quot;)=IF(LEFT(TRIM([$Translations.$C525]);LEN([.E$1]))=[.E$1];&quot;Yes&quot;;&quot;No&quot;);&quot;&quot;;&quot;NO&quot;)">
            <text:p/>
          </table:table-cell>
          <table:table-cell table:formula="of:=IF(IF(LEFT(TRIM([$Translations.$B525]);LEN([.F$1]))=[.F$1];&quot;Yes&quot;;&quot;No&quot;)=IF(LEFT(TRIM([$Translations.$C525]);LEN([.F$1]))=[.F$1];&quot;Yes&quot;;&quot;No&quot;);&quot;&quot;;&quot;NO&quot;)">
            <text:p/>
          </table:table-cell>
          <table:table-cell table:formula="of:=IF(IF(LEFT(TRIM([$Translations.$B525]);LEN([.G$1]))=[.G$1];&quot;Yes&quot;;&quot;No&quot;)=IF(LEFT(TRIM([$Translations.$C525]);LEN([.G$1]))=[.G$1];&quot;Yes&quot;;&quot;No&quot;);&quot;&quot;;&quot;NO&quot;)">
            <text:p/>
          </table:table-cell>
        </table:table-row>
        <table:table-row table:style-name="ro8">
          <table:table-cell table:formula="of:=IF(IF(LEFT(TRIM([$Translations.$B526]);LEN([.A$1]))=[.A$1];&quot;Yes&quot;;&quot;No&quot;)=IF(LEFT(TRIM([$Translations.$C526]);LEN([.A$1]))=[.A$1];&quot;Yes&quot;;&quot;No&quot;);&quot;&quot;;&quot;NO&quot;)">
            <text:p/>
          </table:table-cell>
          <table:table-cell table:formula="of:=IF(IF(LEFT(TRIM([$Translations.$B526]);LEN([.B$1]))=[.B$1];&quot;Yes&quot;;&quot;No&quot;)=IF(LEFT(TRIM([$Translations.$C526]);LEN([.B$1]))=[.B$1];&quot;Yes&quot;;&quot;No&quot;);&quot;&quot;;&quot;NO&quot;)">
            <text:p/>
          </table:table-cell>
          <table:table-cell table:formula="of:=IF(IF(LEFT(TRIM([$Translations.$B526]);LEN([.C$1]))=[.C$1];&quot;Yes&quot;;&quot;No&quot;)=IF(LEFT(TRIM([$Translations.$C526]);LEN([.C$1]))=[.C$1];&quot;Yes&quot;;&quot;No&quot;);&quot;&quot;;&quot;NO&quot;)">
            <text:p/>
          </table:table-cell>
          <table:table-cell table:formula="of:=IF(IF(LEFT(TRIM([$Translations.$B526]);LEN([.D$1]))=[.D$1];&quot;Yes&quot;;&quot;No&quot;)=IF(LEFT(TRIM([$Translations.$C526]);LEN([.D$1]))=[.D$1];&quot;Yes&quot;;&quot;No&quot;);&quot;&quot;;&quot;NO&quot;)">
            <text:p/>
          </table:table-cell>
          <table:table-cell table:formula="of:=IF(IF(LEFT(TRIM([$Translations.$B526]);LEN([.E$1]))=[.E$1];&quot;Yes&quot;;&quot;No&quot;)=IF(LEFT(TRIM([$Translations.$C526]);LEN([.E$1]))=[.E$1];&quot;Yes&quot;;&quot;No&quot;);&quot;&quot;;&quot;NO&quot;)">
            <text:p/>
          </table:table-cell>
          <table:table-cell table:formula="of:=IF(IF(LEFT(TRIM([$Translations.$B526]);LEN([.F$1]))=[.F$1];&quot;Yes&quot;;&quot;No&quot;)=IF(LEFT(TRIM([$Translations.$C526]);LEN([.F$1]))=[.F$1];&quot;Yes&quot;;&quot;No&quot;);&quot;&quot;;&quot;NO&quot;)">
            <text:p/>
          </table:table-cell>
          <table:table-cell table:formula="of:=IF(IF(LEFT(TRIM([$Translations.$B526]);LEN([.G$1]))=[.G$1];&quot;Yes&quot;;&quot;No&quot;)=IF(LEFT(TRIM([$Translations.$C526]);LEN([.G$1]))=[.G$1];&quot;Yes&quot;;&quot;No&quot;);&quot;&quot;;&quot;NO&quot;)">
            <text:p/>
          </table:table-cell>
        </table:table-row>
        <table:table-row table:style-name="ro8">
          <table:table-cell table:formula="of:=IF(IF(LEFT(TRIM([$Translations.$B527]);LEN([.A$1]))=[.A$1];&quot;Yes&quot;;&quot;No&quot;)=IF(LEFT(TRIM([$Translations.$C527]);LEN([.A$1]))=[.A$1];&quot;Yes&quot;;&quot;No&quot;);&quot;&quot;;&quot;NO&quot;)">
            <text:p/>
          </table:table-cell>
          <table:table-cell table:formula="of:=IF(IF(LEFT(TRIM([$Translations.$B527]);LEN([.B$1]))=[.B$1];&quot;Yes&quot;;&quot;No&quot;)=IF(LEFT(TRIM([$Translations.$C527]);LEN([.B$1]))=[.B$1];&quot;Yes&quot;;&quot;No&quot;);&quot;&quot;;&quot;NO&quot;)">
            <text:p/>
          </table:table-cell>
          <table:table-cell table:formula="of:=IF(IF(LEFT(TRIM([$Translations.$B527]);LEN([.C$1]))=[.C$1];&quot;Yes&quot;;&quot;No&quot;)=IF(LEFT(TRIM([$Translations.$C527]);LEN([.C$1]))=[.C$1];&quot;Yes&quot;;&quot;No&quot;);&quot;&quot;;&quot;NO&quot;)">
            <text:p/>
          </table:table-cell>
          <table:table-cell table:formula="of:=IF(IF(LEFT(TRIM([$Translations.$B527]);LEN([.D$1]))=[.D$1];&quot;Yes&quot;;&quot;No&quot;)=IF(LEFT(TRIM([$Translations.$C527]);LEN([.D$1]))=[.D$1];&quot;Yes&quot;;&quot;No&quot;);&quot;&quot;;&quot;NO&quot;)">
            <text:p/>
          </table:table-cell>
          <table:table-cell table:formula="of:=IF(IF(LEFT(TRIM([$Translations.$B527]);LEN([.E$1]))=[.E$1];&quot;Yes&quot;;&quot;No&quot;)=IF(LEFT(TRIM([$Translations.$C527]);LEN([.E$1]))=[.E$1];&quot;Yes&quot;;&quot;No&quot;);&quot;&quot;;&quot;NO&quot;)">
            <text:p/>
          </table:table-cell>
          <table:table-cell table:formula="of:=IF(IF(LEFT(TRIM([$Translations.$B527]);LEN([.F$1]))=[.F$1];&quot;Yes&quot;;&quot;No&quot;)=IF(LEFT(TRIM([$Translations.$C527]);LEN([.F$1]))=[.F$1];&quot;Yes&quot;;&quot;No&quot;);&quot;&quot;;&quot;NO&quot;)">
            <text:p/>
          </table:table-cell>
          <table:table-cell table:formula="of:=IF(IF(LEFT(TRIM([$Translations.$B527]);LEN([.G$1]))=[.G$1];&quot;Yes&quot;;&quot;No&quot;)=IF(LEFT(TRIM([$Translations.$C527]);LEN([.G$1]))=[.G$1];&quot;Yes&quot;;&quot;No&quot;);&quot;&quot;;&quot;NO&quot;)">
            <text:p/>
          </table:table-cell>
        </table:table-row>
        <table:table-row table:style-name="ro8">
          <table:table-cell table:formula="of:=IF(IF(LEFT(TRIM([$Translations.$B528]);LEN([.A$1]))=[.A$1];&quot;Yes&quot;;&quot;No&quot;)=IF(LEFT(TRIM([$Translations.$C528]);LEN([.A$1]))=[.A$1];&quot;Yes&quot;;&quot;No&quot;);&quot;&quot;;&quot;NO&quot;)">
            <text:p/>
          </table:table-cell>
          <table:table-cell table:formula="of:=IF(IF(LEFT(TRIM([$Translations.$B528]);LEN([.B$1]))=[.B$1];&quot;Yes&quot;;&quot;No&quot;)=IF(LEFT(TRIM([$Translations.$C528]);LEN([.B$1]))=[.B$1];&quot;Yes&quot;;&quot;No&quot;);&quot;&quot;;&quot;NO&quot;)">
            <text:p/>
          </table:table-cell>
          <table:table-cell table:formula="of:=IF(IF(LEFT(TRIM([$Translations.$B528]);LEN([.C$1]))=[.C$1];&quot;Yes&quot;;&quot;No&quot;)=IF(LEFT(TRIM([$Translations.$C528]);LEN([.C$1]))=[.C$1];&quot;Yes&quot;;&quot;No&quot;);&quot;&quot;;&quot;NO&quot;)">
            <text:p/>
          </table:table-cell>
          <table:table-cell table:formula="of:=IF(IF(LEFT(TRIM([$Translations.$B528]);LEN([.D$1]))=[.D$1];&quot;Yes&quot;;&quot;No&quot;)=IF(LEFT(TRIM([$Translations.$C528]);LEN([.D$1]))=[.D$1];&quot;Yes&quot;;&quot;No&quot;);&quot;&quot;;&quot;NO&quot;)">
            <text:p/>
          </table:table-cell>
          <table:table-cell table:formula="of:=IF(IF(LEFT(TRIM([$Translations.$B528]);LEN([.E$1]))=[.E$1];&quot;Yes&quot;;&quot;No&quot;)=IF(LEFT(TRIM([$Translations.$C528]);LEN([.E$1]))=[.E$1];&quot;Yes&quot;;&quot;No&quot;);&quot;&quot;;&quot;NO&quot;)">
            <text:p/>
          </table:table-cell>
          <table:table-cell table:formula="of:=IF(IF(LEFT(TRIM([$Translations.$B528]);LEN([.F$1]))=[.F$1];&quot;Yes&quot;;&quot;No&quot;)=IF(LEFT(TRIM([$Translations.$C528]);LEN([.F$1]))=[.F$1];&quot;Yes&quot;;&quot;No&quot;);&quot;&quot;;&quot;NO&quot;)">
            <text:p/>
          </table:table-cell>
          <table:table-cell table:formula="of:=IF(IF(LEFT(TRIM([$Translations.$B528]);LEN([.G$1]))=[.G$1];&quot;Yes&quot;;&quot;No&quot;)=IF(LEFT(TRIM([$Translations.$C528]);LEN([.G$1]))=[.G$1];&quot;Yes&quot;;&quot;No&quot;);&quot;&quot;;&quot;NO&quot;)">
            <text:p/>
          </table:table-cell>
        </table:table-row>
        <table:table-row table:style-name="ro8">
          <table:table-cell table:formula="of:=IF(IF(LEFT(TRIM([$Translations.$B529]);LEN([.A$1]))=[.A$1];&quot;Yes&quot;;&quot;No&quot;)=IF(LEFT(TRIM([$Translations.$C529]);LEN([.A$1]))=[.A$1];&quot;Yes&quot;;&quot;No&quot;);&quot;&quot;;&quot;NO&quot;)">
            <text:p/>
          </table:table-cell>
          <table:table-cell table:formula="of:=IF(IF(LEFT(TRIM([$Translations.$B529]);LEN([.B$1]))=[.B$1];&quot;Yes&quot;;&quot;No&quot;)=IF(LEFT(TRIM([$Translations.$C529]);LEN([.B$1]))=[.B$1];&quot;Yes&quot;;&quot;No&quot;);&quot;&quot;;&quot;NO&quot;)">
            <text:p/>
          </table:table-cell>
          <table:table-cell table:formula="of:=IF(IF(LEFT(TRIM([$Translations.$B529]);LEN([.C$1]))=[.C$1];&quot;Yes&quot;;&quot;No&quot;)=IF(LEFT(TRIM([$Translations.$C529]);LEN([.C$1]))=[.C$1];&quot;Yes&quot;;&quot;No&quot;);&quot;&quot;;&quot;NO&quot;)">
            <text:p/>
          </table:table-cell>
          <table:table-cell table:formula="of:=IF(IF(LEFT(TRIM([$Translations.$B529]);LEN([.D$1]))=[.D$1];&quot;Yes&quot;;&quot;No&quot;)=IF(LEFT(TRIM([$Translations.$C529]);LEN([.D$1]))=[.D$1];&quot;Yes&quot;;&quot;No&quot;);&quot;&quot;;&quot;NO&quot;)">
            <text:p/>
          </table:table-cell>
          <table:table-cell table:formula="of:=IF(IF(LEFT(TRIM([$Translations.$B529]);LEN([.E$1]))=[.E$1];&quot;Yes&quot;;&quot;No&quot;)=IF(LEFT(TRIM([$Translations.$C529]);LEN([.E$1]))=[.E$1];&quot;Yes&quot;;&quot;No&quot;);&quot;&quot;;&quot;NO&quot;)">
            <text:p/>
          </table:table-cell>
          <table:table-cell table:formula="of:=IF(IF(LEFT(TRIM([$Translations.$B529]);LEN([.F$1]))=[.F$1];&quot;Yes&quot;;&quot;No&quot;)=IF(LEFT(TRIM([$Translations.$C529]);LEN([.F$1]))=[.F$1];&quot;Yes&quot;;&quot;No&quot;);&quot;&quot;;&quot;NO&quot;)">
            <text:p/>
          </table:table-cell>
          <table:table-cell table:formula="of:=IF(IF(LEFT(TRIM([$Translations.$B529]);LEN([.G$1]))=[.G$1];&quot;Yes&quot;;&quot;No&quot;)=IF(LEFT(TRIM([$Translations.$C529]);LEN([.G$1]))=[.G$1];&quot;Yes&quot;;&quot;No&quot;);&quot;&quot;;&quot;NO&quot;)">
            <text:p/>
          </table:table-cell>
        </table:table-row>
        <table:table-row table:style-name="ro8">
          <table:table-cell table:formula="of:=IF(IF(LEFT(TRIM([$Translations.$B530]);LEN([.A$1]))=[.A$1];&quot;Yes&quot;;&quot;No&quot;)=IF(LEFT(TRIM([$Translations.$C530]);LEN([.A$1]))=[.A$1];&quot;Yes&quot;;&quot;No&quot;);&quot;&quot;;&quot;NO&quot;)">
            <text:p/>
          </table:table-cell>
          <table:table-cell table:formula="of:=IF(IF(LEFT(TRIM([$Translations.$B530]);LEN([.B$1]))=[.B$1];&quot;Yes&quot;;&quot;No&quot;)=IF(LEFT(TRIM([$Translations.$C530]);LEN([.B$1]))=[.B$1];&quot;Yes&quot;;&quot;No&quot;);&quot;&quot;;&quot;NO&quot;)">
            <text:p/>
          </table:table-cell>
          <table:table-cell table:formula="of:=IF(IF(LEFT(TRIM([$Translations.$B530]);LEN([.C$1]))=[.C$1];&quot;Yes&quot;;&quot;No&quot;)=IF(LEFT(TRIM([$Translations.$C530]);LEN([.C$1]))=[.C$1];&quot;Yes&quot;;&quot;No&quot;);&quot;&quot;;&quot;NO&quot;)">
            <text:p/>
          </table:table-cell>
          <table:table-cell table:formula="of:=IF(IF(LEFT(TRIM([$Translations.$B530]);LEN([.D$1]))=[.D$1];&quot;Yes&quot;;&quot;No&quot;)=IF(LEFT(TRIM([$Translations.$C530]);LEN([.D$1]))=[.D$1];&quot;Yes&quot;;&quot;No&quot;);&quot;&quot;;&quot;NO&quot;)">
            <text:p/>
          </table:table-cell>
          <table:table-cell table:formula="of:=IF(IF(LEFT(TRIM([$Translations.$B530]);LEN([.E$1]))=[.E$1];&quot;Yes&quot;;&quot;No&quot;)=IF(LEFT(TRIM([$Translations.$C530]);LEN([.E$1]))=[.E$1];&quot;Yes&quot;;&quot;No&quot;);&quot;&quot;;&quot;NO&quot;)">
            <text:p/>
          </table:table-cell>
          <table:table-cell table:formula="of:=IF(IF(LEFT(TRIM([$Translations.$B530]);LEN([.F$1]))=[.F$1];&quot;Yes&quot;;&quot;No&quot;)=IF(LEFT(TRIM([$Translations.$C530]);LEN([.F$1]))=[.F$1];&quot;Yes&quot;;&quot;No&quot;);&quot;&quot;;&quot;NO&quot;)">
            <text:p/>
          </table:table-cell>
          <table:table-cell table:formula="of:=IF(IF(LEFT(TRIM([$Translations.$B530]);LEN([.G$1]))=[.G$1];&quot;Yes&quot;;&quot;No&quot;)=IF(LEFT(TRIM([$Translations.$C530]);LEN([.G$1]))=[.G$1];&quot;Yes&quot;;&quot;No&quot;);&quot;&quot;;&quot;NO&quot;)">
            <text:p/>
          </table:table-cell>
        </table:table-row>
        <table:table-row table:style-name="ro8">
          <table:table-cell table:formula="of:=IF(IF(LEFT(TRIM([$Translations.$B531]);LEN([.A$1]))=[.A$1];&quot;Yes&quot;;&quot;No&quot;)=IF(LEFT(TRIM([$Translations.$C531]);LEN([.A$1]))=[.A$1];&quot;Yes&quot;;&quot;No&quot;);&quot;&quot;;&quot;NO&quot;)">
            <text:p/>
          </table:table-cell>
          <table:table-cell table:formula="of:=IF(IF(LEFT(TRIM([$Translations.$B531]);LEN([.B$1]))=[.B$1];&quot;Yes&quot;;&quot;No&quot;)=IF(LEFT(TRIM([$Translations.$C531]);LEN([.B$1]))=[.B$1];&quot;Yes&quot;;&quot;No&quot;);&quot;&quot;;&quot;NO&quot;)">
            <text:p/>
          </table:table-cell>
          <table:table-cell table:formula="of:=IF(IF(LEFT(TRIM([$Translations.$B531]);LEN([.C$1]))=[.C$1];&quot;Yes&quot;;&quot;No&quot;)=IF(LEFT(TRIM([$Translations.$C531]);LEN([.C$1]))=[.C$1];&quot;Yes&quot;;&quot;No&quot;);&quot;&quot;;&quot;NO&quot;)">
            <text:p/>
          </table:table-cell>
          <table:table-cell table:formula="of:=IF(IF(LEFT(TRIM([$Translations.$B531]);LEN([.D$1]))=[.D$1];&quot;Yes&quot;;&quot;No&quot;)=IF(LEFT(TRIM([$Translations.$C531]);LEN([.D$1]))=[.D$1];&quot;Yes&quot;;&quot;No&quot;);&quot;&quot;;&quot;NO&quot;)">
            <text:p/>
          </table:table-cell>
          <table:table-cell table:formula="of:=IF(IF(LEFT(TRIM([$Translations.$B531]);LEN([.E$1]))=[.E$1];&quot;Yes&quot;;&quot;No&quot;)=IF(LEFT(TRIM([$Translations.$C531]);LEN([.E$1]))=[.E$1];&quot;Yes&quot;;&quot;No&quot;);&quot;&quot;;&quot;NO&quot;)">
            <text:p/>
          </table:table-cell>
          <table:table-cell table:formula="of:=IF(IF(LEFT(TRIM([$Translations.$B531]);LEN([.F$1]))=[.F$1];&quot;Yes&quot;;&quot;No&quot;)=IF(LEFT(TRIM([$Translations.$C531]);LEN([.F$1]))=[.F$1];&quot;Yes&quot;;&quot;No&quot;);&quot;&quot;;&quot;NO&quot;)">
            <text:p/>
          </table:table-cell>
          <table:table-cell table:formula="of:=IF(IF(LEFT(TRIM([$Translations.$B531]);LEN([.G$1]))=[.G$1];&quot;Yes&quot;;&quot;No&quot;)=IF(LEFT(TRIM([$Translations.$C531]);LEN([.G$1]))=[.G$1];&quot;Yes&quot;;&quot;No&quot;);&quot;&quot;;&quot;NO&quot;)">
            <text:p/>
          </table:table-cell>
        </table:table-row>
        <table:table-row table:style-name="ro8">
          <table:table-cell table:formula="of:=IF(IF(LEFT(TRIM([$Translations.$B532]);LEN([.A$1]))=[.A$1];&quot;Yes&quot;;&quot;No&quot;)=IF(LEFT(TRIM([$Translations.$C532]);LEN([.A$1]))=[.A$1];&quot;Yes&quot;;&quot;No&quot;);&quot;&quot;;&quot;NO&quot;)">
            <text:p/>
          </table:table-cell>
          <table:table-cell table:formula="of:=IF(IF(LEFT(TRIM([$Translations.$B532]);LEN([.B$1]))=[.B$1];&quot;Yes&quot;;&quot;No&quot;)=IF(LEFT(TRIM([$Translations.$C532]);LEN([.B$1]))=[.B$1];&quot;Yes&quot;;&quot;No&quot;);&quot;&quot;;&quot;NO&quot;)">
            <text:p/>
          </table:table-cell>
          <table:table-cell table:formula="of:=IF(IF(LEFT(TRIM([$Translations.$B532]);LEN([.C$1]))=[.C$1];&quot;Yes&quot;;&quot;No&quot;)=IF(LEFT(TRIM([$Translations.$C532]);LEN([.C$1]))=[.C$1];&quot;Yes&quot;;&quot;No&quot;);&quot;&quot;;&quot;NO&quot;)">
            <text:p/>
          </table:table-cell>
          <table:table-cell table:formula="of:=IF(IF(LEFT(TRIM([$Translations.$B532]);LEN([.D$1]))=[.D$1];&quot;Yes&quot;;&quot;No&quot;)=IF(LEFT(TRIM([$Translations.$C532]);LEN([.D$1]))=[.D$1];&quot;Yes&quot;;&quot;No&quot;);&quot;&quot;;&quot;NO&quot;)">
            <text:p/>
          </table:table-cell>
          <table:table-cell table:formula="of:=IF(IF(LEFT(TRIM([$Translations.$B532]);LEN([.E$1]))=[.E$1];&quot;Yes&quot;;&quot;No&quot;)=IF(LEFT(TRIM([$Translations.$C532]);LEN([.E$1]))=[.E$1];&quot;Yes&quot;;&quot;No&quot;);&quot;&quot;;&quot;NO&quot;)">
            <text:p/>
          </table:table-cell>
          <table:table-cell table:formula="of:=IF(IF(LEFT(TRIM([$Translations.$B532]);LEN([.F$1]))=[.F$1];&quot;Yes&quot;;&quot;No&quot;)=IF(LEFT(TRIM([$Translations.$C532]);LEN([.F$1]))=[.F$1];&quot;Yes&quot;;&quot;No&quot;);&quot;&quot;;&quot;NO&quot;)">
            <text:p/>
          </table:table-cell>
          <table:table-cell table:formula="of:=IF(IF(LEFT(TRIM([$Translations.$B532]);LEN([.G$1]))=[.G$1];&quot;Yes&quot;;&quot;No&quot;)=IF(LEFT(TRIM([$Translations.$C532]);LEN([.G$1]))=[.G$1];&quot;Yes&quot;;&quot;No&quot;);&quot;&quot;;&quot;NO&quot;)">
            <text:p/>
          </table:table-cell>
        </table:table-row>
        <table:table-row table:style-name="ro8">
          <table:table-cell table:formula="of:=IF(IF(LEFT(TRIM([$Translations.$B533]);LEN([.A$1]))=[.A$1];&quot;Yes&quot;;&quot;No&quot;)=IF(LEFT(TRIM([$Translations.$C533]);LEN([.A$1]))=[.A$1];&quot;Yes&quot;;&quot;No&quot;);&quot;&quot;;&quot;NO&quot;)">
            <text:p/>
          </table:table-cell>
          <table:table-cell table:formula="of:=IF(IF(LEFT(TRIM([$Translations.$B533]);LEN([.B$1]))=[.B$1];&quot;Yes&quot;;&quot;No&quot;)=IF(LEFT(TRIM([$Translations.$C533]);LEN([.B$1]))=[.B$1];&quot;Yes&quot;;&quot;No&quot;);&quot;&quot;;&quot;NO&quot;)">
            <text:p/>
          </table:table-cell>
          <table:table-cell table:formula="of:=IF(IF(LEFT(TRIM([$Translations.$B533]);LEN([.C$1]))=[.C$1];&quot;Yes&quot;;&quot;No&quot;)=IF(LEFT(TRIM([$Translations.$C533]);LEN([.C$1]))=[.C$1];&quot;Yes&quot;;&quot;No&quot;);&quot;&quot;;&quot;NO&quot;)">
            <text:p/>
          </table:table-cell>
          <table:table-cell table:formula="of:=IF(IF(LEFT(TRIM([$Translations.$B533]);LEN([.D$1]))=[.D$1];&quot;Yes&quot;;&quot;No&quot;)=IF(LEFT(TRIM([$Translations.$C533]);LEN([.D$1]))=[.D$1];&quot;Yes&quot;;&quot;No&quot;);&quot;&quot;;&quot;NO&quot;)">
            <text:p/>
          </table:table-cell>
          <table:table-cell table:formula="of:=IF(IF(LEFT(TRIM([$Translations.$B533]);LEN([.E$1]))=[.E$1];&quot;Yes&quot;;&quot;No&quot;)=IF(LEFT(TRIM([$Translations.$C533]);LEN([.E$1]))=[.E$1];&quot;Yes&quot;;&quot;No&quot;);&quot;&quot;;&quot;NO&quot;)">
            <text:p/>
          </table:table-cell>
          <table:table-cell table:formula="of:=IF(IF(LEFT(TRIM([$Translations.$B533]);LEN([.F$1]))=[.F$1];&quot;Yes&quot;;&quot;No&quot;)=IF(LEFT(TRIM([$Translations.$C533]);LEN([.F$1]))=[.F$1];&quot;Yes&quot;;&quot;No&quot;);&quot;&quot;;&quot;NO&quot;)">
            <text:p/>
          </table:table-cell>
          <table:table-cell table:formula="of:=IF(IF(LEFT(TRIM([$Translations.$B533]);LEN([.G$1]))=[.G$1];&quot;Yes&quot;;&quot;No&quot;)=IF(LEFT(TRIM([$Translations.$C533]);LEN([.G$1]))=[.G$1];&quot;Yes&quot;;&quot;No&quot;);&quot;&quot;;&quot;NO&quot;)">
            <text:p/>
          </table:table-cell>
        </table:table-row>
        <table:table-row table:style-name="ro8">
          <table:table-cell table:formula="of:=IF(IF(LEFT(TRIM([$Translations.$B534]);LEN([.A$1]))=[.A$1];&quot;Yes&quot;;&quot;No&quot;)=IF(LEFT(TRIM([$Translations.$C534]);LEN([.A$1]))=[.A$1];&quot;Yes&quot;;&quot;No&quot;);&quot;&quot;;&quot;NO&quot;)">
            <text:p/>
          </table:table-cell>
          <table:table-cell table:formula="of:=IF(IF(LEFT(TRIM([$Translations.$B534]);LEN([.B$1]))=[.B$1];&quot;Yes&quot;;&quot;No&quot;)=IF(LEFT(TRIM([$Translations.$C534]);LEN([.B$1]))=[.B$1];&quot;Yes&quot;;&quot;No&quot;);&quot;&quot;;&quot;NO&quot;)">
            <text:p/>
          </table:table-cell>
          <table:table-cell table:formula="of:=IF(IF(LEFT(TRIM([$Translations.$B534]);LEN([.C$1]))=[.C$1];&quot;Yes&quot;;&quot;No&quot;)=IF(LEFT(TRIM([$Translations.$C534]);LEN([.C$1]))=[.C$1];&quot;Yes&quot;;&quot;No&quot;);&quot;&quot;;&quot;NO&quot;)">
            <text:p/>
          </table:table-cell>
          <table:table-cell table:formula="of:=IF(IF(LEFT(TRIM([$Translations.$B534]);LEN([.D$1]))=[.D$1];&quot;Yes&quot;;&quot;No&quot;)=IF(LEFT(TRIM([$Translations.$C534]);LEN([.D$1]))=[.D$1];&quot;Yes&quot;;&quot;No&quot;);&quot;&quot;;&quot;NO&quot;)">
            <text:p/>
          </table:table-cell>
          <table:table-cell table:formula="of:=IF(IF(LEFT(TRIM([$Translations.$B534]);LEN([.E$1]))=[.E$1];&quot;Yes&quot;;&quot;No&quot;)=IF(LEFT(TRIM([$Translations.$C534]);LEN([.E$1]))=[.E$1];&quot;Yes&quot;;&quot;No&quot;);&quot;&quot;;&quot;NO&quot;)">
            <text:p/>
          </table:table-cell>
          <table:table-cell table:formula="of:=IF(IF(LEFT(TRIM([$Translations.$B534]);LEN([.F$1]))=[.F$1];&quot;Yes&quot;;&quot;No&quot;)=IF(LEFT(TRIM([$Translations.$C534]);LEN([.F$1]))=[.F$1];&quot;Yes&quot;;&quot;No&quot;);&quot;&quot;;&quot;NO&quot;)">
            <text:p/>
          </table:table-cell>
          <table:table-cell table:formula="of:=IF(IF(LEFT(TRIM([$Translations.$B534]);LEN([.G$1]))=[.G$1];&quot;Yes&quot;;&quot;No&quot;)=IF(LEFT(TRIM([$Translations.$C534]);LEN([.G$1]))=[.G$1];&quot;Yes&quot;;&quot;No&quot;);&quot;&quot;;&quot;NO&quot;)">
            <text:p/>
          </table:table-cell>
        </table:table-row>
        <table:table-row table:style-name="ro8">
          <table:table-cell table:formula="of:=IF(IF(LEFT(TRIM([$Translations.$B535]);LEN([.A$1]))=[.A$1];&quot;Yes&quot;;&quot;No&quot;)=IF(LEFT(TRIM([$Translations.$C535]);LEN([.A$1]))=[.A$1];&quot;Yes&quot;;&quot;No&quot;);&quot;&quot;;&quot;NO&quot;)">
            <text:p/>
          </table:table-cell>
          <table:table-cell table:formula="of:=IF(IF(LEFT(TRIM([$Translations.$B535]);LEN([.B$1]))=[.B$1];&quot;Yes&quot;;&quot;No&quot;)=IF(LEFT(TRIM([$Translations.$C535]);LEN([.B$1]))=[.B$1];&quot;Yes&quot;;&quot;No&quot;);&quot;&quot;;&quot;NO&quot;)">
            <text:p/>
          </table:table-cell>
          <table:table-cell table:formula="of:=IF(IF(LEFT(TRIM([$Translations.$B535]);LEN([.C$1]))=[.C$1];&quot;Yes&quot;;&quot;No&quot;)=IF(LEFT(TRIM([$Translations.$C535]);LEN([.C$1]))=[.C$1];&quot;Yes&quot;;&quot;No&quot;);&quot;&quot;;&quot;NO&quot;)">
            <text:p/>
          </table:table-cell>
          <table:table-cell table:formula="of:=IF(IF(LEFT(TRIM([$Translations.$B535]);LEN([.D$1]))=[.D$1];&quot;Yes&quot;;&quot;No&quot;)=IF(LEFT(TRIM([$Translations.$C535]);LEN([.D$1]))=[.D$1];&quot;Yes&quot;;&quot;No&quot;);&quot;&quot;;&quot;NO&quot;)">
            <text:p/>
          </table:table-cell>
          <table:table-cell table:formula="of:=IF(IF(LEFT(TRIM([$Translations.$B535]);LEN([.E$1]))=[.E$1];&quot;Yes&quot;;&quot;No&quot;)=IF(LEFT(TRIM([$Translations.$C535]);LEN([.E$1]))=[.E$1];&quot;Yes&quot;;&quot;No&quot;);&quot;&quot;;&quot;NO&quot;)">
            <text:p/>
          </table:table-cell>
          <table:table-cell table:formula="of:=IF(IF(LEFT(TRIM([$Translations.$B535]);LEN([.F$1]))=[.F$1];&quot;Yes&quot;;&quot;No&quot;)=IF(LEFT(TRIM([$Translations.$C535]);LEN([.F$1]))=[.F$1];&quot;Yes&quot;;&quot;No&quot;);&quot;&quot;;&quot;NO&quot;)">
            <text:p/>
          </table:table-cell>
          <table:table-cell table:formula="of:=IF(IF(LEFT(TRIM([$Translations.$B535]);LEN([.G$1]))=[.G$1];&quot;Yes&quot;;&quot;No&quot;)=IF(LEFT(TRIM([$Translations.$C535]);LEN([.G$1]))=[.G$1];&quot;Yes&quot;;&quot;No&quot;);&quot;&quot;;&quot;NO&quot;)">
            <text:p/>
          </table:table-cell>
        </table:table-row>
        <table:table-row table:style-name="ro8">
          <table:table-cell table:formula="of:=IF(IF(LEFT(TRIM([$Translations.$B536]);LEN([.A$1]))=[.A$1];&quot;Yes&quot;;&quot;No&quot;)=IF(LEFT(TRIM([$Translations.$C536]);LEN([.A$1]))=[.A$1];&quot;Yes&quot;;&quot;No&quot;);&quot;&quot;;&quot;NO&quot;)">
            <text:p/>
          </table:table-cell>
          <table:table-cell table:formula="of:=IF(IF(LEFT(TRIM([$Translations.$B536]);LEN([.B$1]))=[.B$1];&quot;Yes&quot;;&quot;No&quot;)=IF(LEFT(TRIM([$Translations.$C536]);LEN([.B$1]))=[.B$1];&quot;Yes&quot;;&quot;No&quot;);&quot;&quot;;&quot;NO&quot;)">
            <text:p/>
          </table:table-cell>
          <table:table-cell table:formula="of:=IF(IF(LEFT(TRIM([$Translations.$B536]);LEN([.C$1]))=[.C$1];&quot;Yes&quot;;&quot;No&quot;)=IF(LEFT(TRIM([$Translations.$C536]);LEN([.C$1]))=[.C$1];&quot;Yes&quot;;&quot;No&quot;);&quot;&quot;;&quot;NO&quot;)">
            <text:p/>
          </table:table-cell>
          <table:table-cell table:formula="of:=IF(IF(LEFT(TRIM([$Translations.$B536]);LEN([.D$1]))=[.D$1];&quot;Yes&quot;;&quot;No&quot;)=IF(LEFT(TRIM([$Translations.$C536]);LEN([.D$1]))=[.D$1];&quot;Yes&quot;;&quot;No&quot;);&quot;&quot;;&quot;NO&quot;)">
            <text:p/>
          </table:table-cell>
          <table:table-cell table:formula="of:=IF(IF(LEFT(TRIM([$Translations.$B536]);LEN([.E$1]))=[.E$1];&quot;Yes&quot;;&quot;No&quot;)=IF(LEFT(TRIM([$Translations.$C536]);LEN([.E$1]))=[.E$1];&quot;Yes&quot;;&quot;No&quot;);&quot;&quot;;&quot;NO&quot;)">
            <text:p/>
          </table:table-cell>
          <table:table-cell table:formula="of:=IF(IF(LEFT(TRIM([$Translations.$B536]);LEN([.F$1]))=[.F$1];&quot;Yes&quot;;&quot;No&quot;)=IF(LEFT(TRIM([$Translations.$C536]);LEN([.F$1]))=[.F$1];&quot;Yes&quot;;&quot;No&quot;);&quot;&quot;;&quot;NO&quot;)">
            <text:p/>
          </table:table-cell>
          <table:table-cell table:formula="of:=IF(IF(LEFT(TRIM([$Translations.$B536]);LEN([.G$1]))=[.G$1];&quot;Yes&quot;;&quot;No&quot;)=IF(LEFT(TRIM([$Translations.$C536]);LEN([.G$1]))=[.G$1];&quot;Yes&quot;;&quot;No&quot;);&quot;&quot;;&quot;NO&quot;)">
            <text:p/>
          </table:table-cell>
        </table:table-row>
        <table:table-row table:style-name="ro8">
          <table:table-cell table:formula="of:=IF(IF(LEFT(TRIM([$Translations.$B537]);LEN([.A$1]))=[.A$1];&quot;Yes&quot;;&quot;No&quot;)=IF(LEFT(TRIM([$Translations.$C537]);LEN([.A$1]))=[.A$1];&quot;Yes&quot;;&quot;No&quot;);&quot;&quot;;&quot;NO&quot;)">
            <text:p/>
          </table:table-cell>
          <table:table-cell table:formula="of:=IF(IF(LEFT(TRIM([$Translations.$B537]);LEN([.B$1]))=[.B$1];&quot;Yes&quot;;&quot;No&quot;)=IF(LEFT(TRIM([$Translations.$C537]);LEN([.B$1]))=[.B$1];&quot;Yes&quot;;&quot;No&quot;);&quot;&quot;;&quot;NO&quot;)">
            <text:p/>
          </table:table-cell>
          <table:table-cell table:formula="of:=IF(IF(LEFT(TRIM([$Translations.$B537]);LEN([.C$1]))=[.C$1];&quot;Yes&quot;;&quot;No&quot;)=IF(LEFT(TRIM([$Translations.$C537]);LEN([.C$1]))=[.C$1];&quot;Yes&quot;;&quot;No&quot;);&quot;&quot;;&quot;NO&quot;)">
            <text:p/>
          </table:table-cell>
          <table:table-cell table:formula="of:=IF(IF(LEFT(TRIM([$Translations.$B537]);LEN([.D$1]))=[.D$1];&quot;Yes&quot;;&quot;No&quot;)=IF(LEFT(TRIM([$Translations.$C537]);LEN([.D$1]))=[.D$1];&quot;Yes&quot;;&quot;No&quot;);&quot;&quot;;&quot;NO&quot;)">
            <text:p/>
          </table:table-cell>
          <table:table-cell table:formula="of:=IF(IF(LEFT(TRIM([$Translations.$B537]);LEN([.E$1]))=[.E$1];&quot;Yes&quot;;&quot;No&quot;)=IF(LEFT(TRIM([$Translations.$C537]);LEN([.E$1]))=[.E$1];&quot;Yes&quot;;&quot;No&quot;);&quot;&quot;;&quot;NO&quot;)">
            <text:p/>
          </table:table-cell>
          <table:table-cell table:formula="of:=IF(IF(LEFT(TRIM([$Translations.$B537]);LEN([.F$1]))=[.F$1];&quot;Yes&quot;;&quot;No&quot;)=IF(LEFT(TRIM([$Translations.$C537]);LEN([.F$1]))=[.F$1];&quot;Yes&quot;;&quot;No&quot;);&quot;&quot;;&quot;NO&quot;)">
            <text:p/>
          </table:table-cell>
          <table:table-cell table:formula="of:=IF(IF(LEFT(TRIM([$Translations.$B537]);LEN([.G$1]))=[.G$1];&quot;Yes&quot;;&quot;No&quot;)=IF(LEFT(TRIM([$Translations.$C537]);LEN([.G$1]))=[.G$1];&quot;Yes&quot;;&quot;No&quot;);&quot;&quot;;&quot;NO&quot;)">
            <text:p/>
          </table:table-cell>
        </table:table-row>
        <table:table-row table:style-name="ro8">
          <table:table-cell table:formula="of:=IF(IF(LEFT(TRIM([$Translations.$B538]);LEN([.A$1]))=[.A$1];&quot;Yes&quot;;&quot;No&quot;)=IF(LEFT(TRIM([$Translations.$C538]);LEN([.A$1]))=[.A$1];&quot;Yes&quot;;&quot;No&quot;);&quot;&quot;;&quot;NO&quot;)">
            <text:p/>
          </table:table-cell>
          <table:table-cell table:formula="of:=IF(IF(LEFT(TRIM([$Translations.$B538]);LEN([.B$1]))=[.B$1];&quot;Yes&quot;;&quot;No&quot;)=IF(LEFT(TRIM([$Translations.$C538]);LEN([.B$1]))=[.B$1];&quot;Yes&quot;;&quot;No&quot;);&quot;&quot;;&quot;NO&quot;)">
            <text:p/>
          </table:table-cell>
          <table:table-cell table:formula="of:=IF(IF(LEFT(TRIM([$Translations.$B538]);LEN([.C$1]))=[.C$1];&quot;Yes&quot;;&quot;No&quot;)=IF(LEFT(TRIM([$Translations.$C538]);LEN([.C$1]))=[.C$1];&quot;Yes&quot;;&quot;No&quot;);&quot;&quot;;&quot;NO&quot;)">
            <text:p/>
          </table:table-cell>
          <table:table-cell table:formula="of:=IF(IF(LEFT(TRIM([$Translations.$B538]);LEN([.D$1]))=[.D$1];&quot;Yes&quot;;&quot;No&quot;)=IF(LEFT(TRIM([$Translations.$C538]);LEN([.D$1]))=[.D$1];&quot;Yes&quot;;&quot;No&quot;);&quot;&quot;;&quot;NO&quot;)">
            <text:p/>
          </table:table-cell>
          <table:table-cell table:formula="of:=IF(IF(LEFT(TRIM([$Translations.$B538]);LEN([.E$1]))=[.E$1];&quot;Yes&quot;;&quot;No&quot;)=IF(LEFT(TRIM([$Translations.$C538]);LEN([.E$1]))=[.E$1];&quot;Yes&quot;;&quot;No&quot;);&quot;&quot;;&quot;NO&quot;)">
            <text:p/>
          </table:table-cell>
          <table:table-cell table:formula="of:=IF(IF(LEFT(TRIM([$Translations.$B538]);LEN([.F$1]))=[.F$1];&quot;Yes&quot;;&quot;No&quot;)=IF(LEFT(TRIM([$Translations.$C538]);LEN([.F$1]))=[.F$1];&quot;Yes&quot;;&quot;No&quot;);&quot;&quot;;&quot;NO&quot;)">
            <text:p/>
          </table:table-cell>
          <table:table-cell table:formula="of:=IF(IF(LEFT(TRIM([$Translations.$B538]);LEN([.G$1]))=[.G$1];&quot;Yes&quot;;&quot;No&quot;)=IF(LEFT(TRIM([$Translations.$C538]);LEN([.G$1]))=[.G$1];&quot;Yes&quot;;&quot;No&quot;);&quot;&quot;;&quot;NO&quot;)">
            <text:p/>
          </table:table-cell>
        </table:table-row>
        <table:table-row table:style-name="ro8">
          <table:table-cell table:formula="of:=IF(IF(LEFT(TRIM([$Translations.$B539]);LEN([.A$1]))=[.A$1];&quot;Yes&quot;;&quot;No&quot;)=IF(LEFT(TRIM([$Translations.$C539]);LEN([.A$1]))=[.A$1];&quot;Yes&quot;;&quot;No&quot;);&quot;&quot;;&quot;NO&quot;)">
            <text:p/>
          </table:table-cell>
          <table:table-cell table:formula="of:=IF(IF(LEFT(TRIM([$Translations.$B539]);LEN([.B$1]))=[.B$1];&quot;Yes&quot;;&quot;No&quot;)=IF(LEFT(TRIM([$Translations.$C539]);LEN([.B$1]))=[.B$1];&quot;Yes&quot;;&quot;No&quot;);&quot;&quot;;&quot;NO&quot;)">
            <text:p/>
          </table:table-cell>
          <table:table-cell table:formula="of:=IF(IF(LEFT(TRIM([$Translations.$B539]);LEN([.C$1]))=[.C$1];&quot;Yes&quot;;&quot;No&quot;)=IF(LEFT(TRIM([$Translations.$C539]);LEN([.C$1]))=[.C$1];&quot;Yes&quot;;&quot;No&quot;);&quot;&quot;;&quot;NO&quot;)">
            <text:p/>
          </table:table-cell>
          <table:table-cell table:formula="of:=IF(IF(LEFT(TRIM([$Translations.$B539]);LEN([.D$1]))=[.D$1];&quot;Yes&quot;;&quot;No&quot;)=IF(LEFT(TRIM([$Translations.$C539]);LEN([.D$1]))=[.D$1];&quot;Yes&quot;;&quot;No&quot;);&quot;&quot;;&quot;NO&quot;)">
            <text:p/>
          </table:table-cell>
          <table:table-cell table:formula="of:=IF(IF(LEFT(TRIM([$Translations.$B539]);LEN([.E$1]))=[.E$1];&quot;Yes&quot;;&quot;No&quot;)=IF(LEFT(TRIM([$Translations.$C539]);LEN([.E$1]))=[.E$1];&quot;Yes&quot;;&quot;No&quot;);&quot;&quot;;&quot;NO&quot;)">
            <text:p/>
          </table:table-cell>
          <table:table-cell table:formula="of:=IF(IF(LEFT(TRIM([$Translations.$B539]);LEN([.F$1]))=[.F$1];&quot;Yes&quot;;&quot;No&quot;)=IF(LEFT(TRIM([$Translations.$C539]);LEN([.F$1]))=[.F$1];&quot;Yes&quot;;&quot;No&quot;);&quot;&quot;;&quot;NO&quot;)">
            <text:p/>
          </table:table-cell>
          <table:table-cell table:formula="of:=IF(IF(LEFT(TRIM([$Translations.$B539]);LEN([.G$1]))=[.G$1];&quot;Yes&quot;;&quot;No&quot;)=IF(LEFT(TRIM([$Translations.$C539]);LEN([.G$1]))=[.G$1];&quot;Yes&quot;;&quot;No&quot;);&quot;&quot;;&quot;NO&quot;)">
            <text:p/>
          </table:table-cell>
        </table:table-row>
        <table:table-row table:style-name="ro8">
          <table:table-cell table:formula="of:=IF(IF(LEFT(TRIM([$Translations.$B540]);LEN([.A$1]))=[.A$1];&quot;Yes&quot;;&quot;No&quot;)=IF(LEFT(TRIM([$Translations.$C540]);LEN([.A$1]))=[.A$1];&quot;Yes&quot;;&quot;No&quot;);&quot;&quot;;&quot;NO&quot;)">
            <text:p/>
          </table:table-cell>
          <table:table-cell table:formula="of:=IF(IF(LEFT(TRIM([$Translations.$B540]);LEN([.B$1]))=[.B$1];&quot;Yes&quot;;&quot;No&quot;)=IF(LEFT(TRIM([$Translations.$C540]);LEN([.B$1]))=[.B$1];&quot;Yes&quot;;&quot;No&quot;);&quot;&quot;;&quot;NO&quot;)">
            <text:p/>
          </table:table-cell>
          <table:table-cell table:formula="of:=IF(IF(LEFT(TRIM([$Translations.$B540]);LEN([.C$1]))=[.C$1];&quot;Yes&quot;;&quot;No&quot;)=IF(LEFT(TRIM([$Translations.$C540]);LEN([.C$1]))=[.C$1];&quot;Yes&quot;;&quot;No&quot;);&quot;&quot;;&quot;NO&quot;)">
            <text:p/>
          </table:table-cell>
          <table:table-cell table:formula="of:=IF(IF(LEFT(TRIM([$Translations.$B540]);LEN([.D$1]))=[.D$1];&quot;Yes&quot;;&quot;No&quot;)=IF(LEFT(TRIM([$Translations.$C540]);LEN([.D$1]))=[.D$1];&quot;Yes&quot;;&quot;No&quot;);&quot;&quot;;&quot;NO&quot;)">
            <text:p/>
          </table:table-cell>
          <table:table-cell table:formula="of:=IF(IF(LEFT(TRIM([$Translations.$B540]);LEN([.E$1]))=[.E$1];&quot;Yes&quot;;&quot;No&quot;)=IF(LEFT(TRIM([$Translations.$C540]);LEN([.E$1]))=[.E$1];&quot;Yes&quot;;&quot;No&quot;);&quot;&quot;;&quot;NO&quot;)">
            <text:p/>
          </table:table-cell>
          <table:table-cell table:formula="of:=IF(IF(LEFT(TRIM([$Translations.$B540]);LEN([.F$1]))=[.F$1];&quot;Yes&quot;;&quot;No&quot;)=IF(LEFT(TRIM([$Translations.$C540]);LEN([.F$1]))=[.F$1];&quot;Yes&quot;;&quot;No&quot;);&quot;&quot;;&quot;NO&quot;)">
            <text:p/>
          </table:table-cell>
          <table:table-cell table:formula="of:=IF(IF(LEFT(TRIM([$Translations.$B540]);LEN([.G$1]))=[.G$1];&quot;Yes&quot;;&quot;No&quot;)=IF(LEFT(TRIM([$Translations.$C540]);LEN([.G$1]))=[.G$1];&quot;Yes&quot;;&quot;No&quot;);&quot;&quot;;&quot;NO&quot;)">
            <text:p/>
          </table:table-cell>
        </table:table-row>
        <table:table-row table:style-name="ro8">
          <table:table-cell table:formula="of:=IF(IF(LEFT(TRIM([$Translations.$B541]);LEN([.A$1]))=[.A$1];&quot;Yes&quot;;&quot;No&quot;)=IF(LEFT(TRIM([$Translations.$C541]);LEN([.A$1]))=[.A$1];&quot;Yes&quot;;&quot;No&quot;);&quot;&quot;;&quot;NO&quot;)">
            <text:p/>
          </table:table-cell>
          <table:table-cell table:formula="of:=IF(IF(LEFT(TRIM([$Translations.$B541]);LEN([.B$1]))=[.B$1];&quot;Yes&quot;;&quot;No&quot;)=IF(LEFT(TRIM([$Translations.$C541]);LEN([.B$1]))=[.B$1];&quot;Yes&quot;;&quot;No&quot;);&quot;&quot;;&quot;NO&quot;)">
            <text:p/>
          </table:table-cell>
          <table:table-cell table:formula="of:=IF(IF(LEFT(TRIM([$Translations.$B541]);LEN([.C$1]))=[.C$1];&quot;Yes&quot;;&quot;No&quot;)=IF(LEFT(TRIM([$Translations.$C541]);LEN([.C$1]))=[.C$1];&quot;Yes&quot;;&quot;No&quot;);&quot;&quot;;&quot;NO&quot;)">
            <text:p/>
          </table:table-cell>
          <table:table-cell table:formula="of:=IF(IF(LEFT(TRIM([$Translations.$B541]);LEN([.D$1]))=[.D$1];&quot;Yes&quot;;&quot;No&quot;)=IF(LEFT(TRIM([$Translations.$C541]);LEN([.D$1]))=[.D$1];&quot;Yes&quot;;&quot;No&quot;);&quot;&quot;;&quot;NO&quot;)">
            <text:p/>
          </table:table-cell>
          <table:table-cell table:formula="of:=IF(IF(LEFT(TRIM([$Translations.$B541]);LEN([.E$1]))=[.E$1];&quot;Yes&quot;;&quot;No&quot;)=IF(LEFT(TRIM([$Translations.$C541]);LEN([.E$1]))=[.E$1];&quot;Yes&quot;;&quot;No&quot;);&quot;&quot;;&quot;NO&quot;)">
            <text:p/>
          </table:table-cell>
          <table:table-cell table:formula="of:=IF(IF(LEFT(TRIM([$Translations.$B541]);LEN([.F$1]))=[.F$1];&quot;Yes&quot;;&quot;No&quot;)=IF(LEFT(TRIM([$Translations.$C541]);LEN([.F$1]))=[.F$1];&quot;Yes&quot;;&quot;No&quot;);&quot;&quot;;&quot;NO&quot;)">
            <text:p/>
          </table:table-cell>
          <table:table-cell table:formula="of:=IF(IF(LEFT(TRIM([$Translations.$B541]);LEN([.G$1]))=[.G$1];&quot;Yes&quot;;&quot;No&quot;)=IF(LEFT(TRIM([$Translations.$C541]);LEN([.G$1]))=[.G$1];&quot;Yes&quot;;&quot;No&quot;);&quot;&quot;;&quot;NO&quot;)">
            <text:p/>
          </table:table-cell>
        </table:table-row>
        <table:table-row table:style-name="ro8">
          <table:table-cell table:formula="of:=IF(IF(LEFT(TRIM([$Translations.$B542]);LEN([.A$1]))=[.A$1];&quot;Yes&quot;;&quot;No&quot;)=IF(LEFT(TRIM([$Translations.$C542]);LEN([.A$1]))=[.A$1];&quot;Yes&quot;;&quot;No&quot;);&quot;&quot;;&quot;NO&quot;)">
            <text:p/>
          </table:table-cell>
          <table:table-cell table:formula="of:=IF(IF(LEFT(TRIM([$Translations.$B542]);LEN([.B$1]))=[.B$1];&quot;Yes&quot;;&quot;No&quot;)=IF(LEFT(TRIM([$Translations.$C542]);LEN([.B$1]))=[.B$1];&quot;Yes&quot;;&quot;No&quot;);&quot;&quot;;&quot;NO&quot;)">
            <text:p/>
          </table:table-cell>
          <table:table-cell table:formula="of:=IF(IF(LEFT(TRIM([$Translations.$B542]);LEN([.C$1]))=[.C$1];&quot;Yes&quot;;&quot;No&quot;)=IF(LEFT(TRIM([$Translations.$C542]);LEN([.C$1]))=[.C$1];&quot;Yes&quot;;&quot;No&quot;);&quot;&quot;;&quot;NO&quot;)">
            <text:p/>
          </table:table-cell>
          <table:table-cell table:formula="of:=IF(IF(LEFT(TRIM([$Translations.$B542]);LEN([.D$1]))=[.D$1];&quot;Yes&quot;;&quot;No&quot;)=IF(LEFT(TRIM([$Translations.$C542]);LEN([.D$1]))=[.D$1];&quot;Yes&quot;;&quot;No&quot;);&quot;&quot;;&quot;NO&quot;)">
            <text:p/>
          </table:table-cell>
          <table:table-cell table:formula="of:=IF(IF(LEFT(TRIM([$Translations.$B542]);LEN([.E$1]))=[.E$1];&quot;Yes&quot;;&quot;No&quot;)=IF(LEFT(TRIM([$Translations.$C542]);LEN([.E$1]))=[.E$1];&quot;Yes&quot;;&quot;No&quot;);&quot;&quot;;&quot;NO&quot;)">
            <text:p/>
          </table:table-cell>
          <table:table-cell table:formula="of:=IF(IF(LEFT(TRIM([$Translations.$B542]);LEN([.F$1]))=[.F$1];&quot;Yes&quot;;&quot;No&quot;)=IF(LEFT(TRIM([$Translations.$C542]);LEN([.F$1]))=[.F$1];&quot;Yes&quot;;&quot;No&quot;);&quot;&quot;;&quot;NO&quot;)">
            <text:p/>
          </table:table-cell>
          <table:table-cell table:formula="of:=IF(IF(LEFT(TRIM([$Translations.$B542]);LEN([.G$1]))=[.G$1];&quot;Yes&quot;;&quot;No&quot;)=IF(LEFT(TRIM([$Translations.$C542]);LEN([.G$1]))=[.G$1];&quot;Yes&quot;;&quot;No&quot;);&quot;&quot;;&quot;NO&quot;)">
            <text:p/>
          </table:table-cell>
        </table:table-row>
        <table:table-row table:style-name="ro8">
          <table:table-cell table:formula="of:=IF(IF(LEFT(TRIM([$Translations.$B543]);LEN([.A$1]))=[.A$1];&quot;Yes&quot;;&quot;No&quot;)=IF(LEFT(TRIM([$Translations.$C543]);LEN([.A$1]))=[.A$1];&quot;Yes&quot;;&quot;No&quot;);&quot;&quot;;&quot;NO&quot;)">
            <text:p/>
          </table:table-cell>
          <table:table-cell table:formula="of:=IF(IF(LEFT(TRIM([$Translations.$B543]);LEN([.B$1]))=[.B$1];&quot;Yes&quot;;&quot;No&quot;)=IF(LEFT(TRIM([$Translations.$C543]);LEN([.B$1]))=[.B$1];&quot;Yes&quot;;&quot;No&quot;);&quot;&quot;;&quot;NO&quot;)">
            <text:p/>
          </table:table-cell>
          <table:table-cell table:formula="of:=IF(IF(LEFT(TRIM([$Translations.$B543]);LEN([.C$1]))=[.C$1];&quot;Yes&quot;;&quot;No&quot;)=IF(LEFT(TRIM([$Translations.$C543]);LEN([.C$1]))=[.C$1];&quot;Yes&quot;;&quot;No&quot;);&quot;&quot;;&quot;NO&quot;)">
            <text:p/>
          </table:table-cell>
          <table:table-cell table:formula="of:=IF(IF(LEFT(TRIM([$Translations.$B543]);LEN([.D$1]))=[.D$1];&quot;Yes&quot;;&quot;No&quot;)=IF(LEFT(TRIM([$Translations.$C543]);LEN([.D$1]))=[.D$1];&quot;Yes&quot;;&quot;No&quot;);&quot;&quot;;&quot;NO&quot;)">
            <text:p/>
          </table:table-cell>
          <table:table-cell table:formula="of:=IF(IF(LEFT(TRIM([$Translations.$B543]);LEN([.E$1]))=[.E$1];&quot;Yes&quot;;&quot;No&quot;)=IF(LEFT(TRIM([$Translations.$C543]);LEN([.E$1]))=[.E$1];&quot;Yes&quot;;&quot;No&quot;);&quot;&quot;;&quot;NO&quot;)">
            <text:p/>
          </table:table-cell>
          <table:table-cell table:formula="of:=IF(IF(LEFT(TRIM([$Translations.$B543]);LEN([.F$1]))=[.F$1];&quot;Yes&quot;;&quot;No&quot;)=IF(LEFT(TRIM([$Translations.$C543]);LEN([.F$1]))=[.F$1];&quot;Yes&quot;;&quot;No&quot;);&quot;&quot;;&quot;NO&quot;)">
            <text:p/>
          </table:table-cell>
          <table:table-cell table:formula="of:=IF(IF(LEFT(TRIM([$Translations.$B543]);LEN([.G$1]))=[.G$1];&quot;Yes&quot;;&quot;No&quot;)=IF(LEFT(TRIM([$Translations.$C543]);LEN([.G$1]))=[.G$1];&quot;Yes&quot;;&quot;No&quot;);&quot;&quot;;&quot;NO&quot;)">
            <text:p/>
          </table:table-cell>
        </table:table-row>
        <table:table-row table:style-name="ro8">
          <table:table-cell table:formula="of:=IF(IF(LEFT(TRIM([$Translations.$B544]);LEN([.A$1]))=[.A$1];&quot;Yes&quot;;&quot;No&quot;)=IF(LEFT(TRIM([$Translations.$C544]);LEN([.A$1]))=[.A$1];&quot;Yes&quot;;&quot;No&quot;);&quot;&quot;;&quot;NO&quot;)">
            <text:p/>
          </table:table-cell>
          <table:table-cell table:formula="of:=IF(IF(LEFT(TRIM([$Translations.$B544]);LEN([.B$1]))=[.B$1];&quot;Yes&quot;;&quot;No&quot;)=IF(LEFT(TRIM([$Translations.$C544]);LEN([.B$1]))=[.B$1];&quot;Yes&quot;;&quot;No&quot;);&quot;&quot;;&quot;NO&quot;)">
            <text:p/>
          </table:table-cell>
          <table:table-cell table:formula="of:=IF(IF(LEFT(TRIM([$Translations.$B544]);LEN([.C$1]))=[.C$1];&quot;Yes&quot;;&quot;No&quot;)=IF(LEFT(TRIM([$Translations.$C544]);LEN([.C$1]))=[.C$1];&quot;Yes&quot;;&quot;No&quot;);&quot;&quot;;&quot;NO&quot;)">
            <text:p/>
          </table:table-cell>
          <table:table-cell table:formula="of:=IF(IF(LEFT(TRIM([$Translations.$B544]);LEN([.D$1]))=[.D$1];&quot;Yes&quot;;&quot;No&quot;)=IF(LEFT(TRIM([$Translations.$C544]);LEN([.D$1]))=[.D$1];&quot;Yes&quot;;&quot;No&quot;);&quot;&quot;;&quot;NO&quot;)">
            <text:p/>
          </table:table-cell>
          <table:table-cell table:formula="of:=IF(IF(LEFT(TRIM([$Translations.$B544]);LEN([.E$1]))=[.E$1];&quot;Yes&quot;;&quot;No&quot;)=IF(LEFT(TRIM([$Translations.$C544]);LEN([.E$1]))=[.E$1];&quot;Yes&quot;;&quot;No&quot;);&quot;&quot;;&quot;NO&quot;)">
            <text:p/>
          </table:table-cell>
          <table:table-cell table:formula="of:=IF(IF(LEFT(TRIM([$Translations.$B544]);LEN([.F$1]))=[.F$1];&quot;Yes&quot;;&quot;No&quot;)=IF(LEFT(TRIM([$Translations.$C544]);LEN([.F$1]))=[.F$1];&quot;Yes&quot;;&quot;No&quot;);&quot;&quot;;&quot;NO&quot;)">
            <text:p/>
          </table:table-cell>
          <table:table-cell table:formula="of:=IF(IF(LEFT(TRIM([$Translations.$B544]);LEN([.G$1]))=[.G$1];&quot;Yes&quot;;&quot;No&quot;)=IF(LEFT(TRIM([$Translations.$C544]);LEN([.G$1]))=[.G$1];&quot;Yes&quot;;&quot;No&quot;);&quot;&quot;;&quot;NO&quot;)">
            <text:p/>
          </table:table-cell>
        </table:table-row>
        <table:table-row table:style-name="ro8">
          <table:table-cell table:formula="of:=IF(IF(LEFT(TRIM([$Translations.$B545]);LEN([.A$1]))=[.A$1];&quot;Yes&quot;;&quot;No&quot;)=IF(LEFT(TRIM([$Translations.$C545]);LEN([.A$1]))=[.A$1];&quot;Yes&quot;;&quot;No&quot;);&quot;&quot;;&quot;NO&quot;)">
            <text:p/>
          </table:table-cell>
          <table:table-cell table:formula="of:=IF(IF(LEFT(TRIM([$Translations.$B545]);LEN([.B$1]))=[.B$1];&quot;Yes&quot;;&quot;No&quot;)=IF(LEFT(TRIM([$Translations.$C545]);LEN([.B$1]))=[.B$1];&quot;Yes&quot;;&quot;No&quot;);&quot;&quot;;&quot;NO&quot;)">
            <text:p/>
          </table:table-cell>
          <table:table-cell table:formula="of:=IF(IF(LEFT(TRIM([$Translations.$B545]);LEN([.C$1]))=[.C$1];&quot;Yes&quot;;&quot;No&quot;)=IF(LEFT(TRIM([$Translations.$C545]);LEN([.C$1]))=[.C$1];&quot;Yes&quot;;&quot;No&quot;);&quot;&quot;;&quot;NO&quot;)">
            <text:p/>
          </table:table-cell>
          <table:table-cell table:formula="of:=IF(IF(LEFT(TRIM([$Translations.$B545]);LEN([.D$1]))=[.D$1];&quot;Yes&quot;;&quot;No&quot;)=IF(LEFT(TRIM([$Translations.$C545]);LEN([.D$1]))=[.D$1];&quot;Yes&quot;;&quot;No&quot;);&quot;&quot;;&quot;NO&quot;)">
            <text:p/>
          </table:table-cell>
          <table:table-cell table:formula="of:=IF(IF(LEFT(TRIM([$Translations.$B545]);LEN([.E$1]))=[.E$1];&quot;Yes&quot;;&quot;No&quot;)=IF(LEFT(TRIM([$Translations.$C545]);LEN([.E$1]))=[.E$1];&quot;Yes&quot;;&quot;No&quot;);&quot;&quot;;&quot;NO&quot;)">
            <text:p/>
          </table:table-cell>
          <table:table-cell table:formula="of:=IF(IF(LEFT(TRIM([$Translations.$B545]);LEN([.F$1]))=[.F$1];&quot;Yes&quot;;&quot;No&quot;)=IF(LEFT(TRIM([$Translations.$C545]);LEN([.F$1]))=[.F$1];&quot;Yes&quot;;&quot;No&quot;);&quot;&quot;;&quot;NO&quot;)">
            <text:p/>
          </table:table-cell>
          <table:table-cell table:formula="of:=IF(IF(LEFT(TRIM([$Translations.$B545]);LEN([.G$1]))=[.G$1];&quot;Yes&quot;;&quot;No&quot;)=IF(LEFT(TRIM([$Translations.$C545]);LEN([.G$1]))=[.G$1];&quot;Yes&quot;;&quot;No&quot;);&quot;&quot;;&quot;NO&quot;)">
            <text:p/>
          </table:table-cell>
        </table:table-row>
        <table:table-row table:style-name="ro8">
          <table:table-cell table:formula="of:=IF(IF(LEFT(TRIM([$Translations.$B546]);LEN([.A$1]))=[.A$1];&quot;Yes&quot;;&quot;No&quot;)=IF(LEFT(TRIM([$Translations.$C546]);LEN([.A$1]))=[.A$1];&quot;Yes&quot;;&quot;No&quot;);&quot;&quot;;&quot;NO&quot;)">
            <text:p/>
          </table:table-cell>
          <table:table-cell table:formula="of:=IF(IF(LEFT(TRIM([$Translations.$B546]);LEN([.B$1]))=[.B$1];&quot;Yes&quot;;&quot;No&quot;)=IF(LEFT(TRIM([$Translations.$C546]);LEN([.B$1]))=[.B$1];&quot;Yes&quot;;&quot;No&quot;);&quot;&quot;;&quot;NO&quot;)">
            <text:p/>
          </table:table-cell>
          <table:table-cell table:formula="of:=IF(IF(LEFT(TRIM([$Translations.$B546]);LEN([.C$1]))=[.C$1];&quot;Yes&quot;;&quot;No&quot;)=IF(LEFT(TRIM([$Translations.$C546]);LEN([.C$1]))=[.C$1];&quot;Yes&quot;;&quot;No&quot;);&quot;&quot;;&quot;NO&quot;)">
            <text:p/>
          </table:table-cell>
          <table:table-cell table:formula="of:=IF(IF(LEFT(TRIM([$Translations.$B546]);LEN([.D$1]))=[.D$1];&quot;Yes&quot;;&quot;No&quot;)=IF(LEFT(TRIM([$Translations.$C546]);LEN([.D$1]))=[.D$1];&quot;Yes&quot;;&quot;No&quot;);&quot;&quot;;&quot;NO&quot;)">
            <text:p/>
          </table:table-cell>
          <table:table-cell table:formula="of:=IF(IF(LEFT(TRIM([$Translations.$B546]);LEN([.E$1]))=[.E$1];&quot;Yes&quot;;&quot;No&quot;)=IF(LEFT(TRIM([$Translations.$C546]);LEN([.E$1]))=[.E$1];&quot;Yes&quot;;&quot;No&quot;);&quot;&quot;;&quot;NO&quot;)">
            <text:p/>
          </table:table-cell>
          <table:table-cell table:formula="of:=IF(IF(LEFT(TRIM([$Translations.$B546]);LEN([.F$1]))=[.F$1];&quot;Yes&quot;;&quot;No&quot;)=IF(LEFT(TRIM([$Translations.$C546]);LEN([.F$1]))=[.F$1];&quot;Yes&quot;;&quot;No&quot;);&quot;&quot;;&quot;NO&quot;)">
            <text:p/>
          </table:table-cell>
          <table:table-cell table:formula="of:=IF(IF(LEFT(TRIM([$Translations.$B546]);LEN([.G$1]))=[.G$1];&quot;Yes&quot;;&quot;No&quot;)=IF(LEFT(TRIM([$Translations.$C546]);LEN([.G$1]))=[.G$1];&quot;Yes&quot;;&quot;No&quot;);&quot;&quot;;&quot;NO&quot;)">
            <text:p/>
          </table:table-cell>
        </table:table-row>
        <table:table-row table:style-name="ro8">
          <table:table-cell table:formula="of:=IF(IF(LEFT(TRIM([$Translations.$B547]);LEN([.A$1]))=[.A$1];&quot;Yes&quot;;&quot;No&quot;)=IF(LEFT(TRIM([$Translations.$C547]);LEN([.A$1]))=[.A$1];&quot;Yes&quot;;&quot;No&quot;);&quot;&quot;;&quot;NO&quot;)">
            <text:p/>
          </table:table-cell>
          <table:table-cell table:formula="of:=IF(IF(LEFT(TRIM([$Translations.$B547]);LEN([.B$1]))=[.B$1];&quot;Yes&quot;;&quot;No&quot;)=IF(LEFT(TRIM([$Translations.$C547]);LEN([.B$1]))=[.B$1];&quot;Yes&quot;;&quot;No&quot;);&quot;&quot;;&quot;NO&quot;)">
            <text:p/>
          </table:table-cell>
          <table:table-cell table:formula="of:=IF(IF(LEFT(TRIM([$Translations.$B547]);LEN([.C$1]))=[.C$1];&quot;Yes&quot;;&quot;No&quot;)=IF(LEFT(TRIM([$Translations.$C547]);LEN([.C$1]))=[.C$1];&quot;Yes&quot;;&quot;No&quot;);&quot;&quot;;&quot;NO&quot;)">
            <text:p/>
          </table:table-cell>
          <table:table-cell table:formula="of:=IF(IF(LEFT(TRIM([$Translations.$B547]);LEN([.D$1]))=[.D$1];&quot;Yes&quot;;&quot;No&quot;)=IF(LEFT(TRIM([$Translations.$C547]);LEN([.D$1]))=[.D$1];&quot;Yes&quot;;&quot;No&quot;);&quot;&quot;;&quot;NO&quot;)">
            <text:p/>
          </table:table-cell>
          <table:table-cell table:formula="of:=IF(IF(LEFT(TRIM([$Translations.$B547]);LEN([.E$1]))=[.E$1];&quot;Yes&quot;;&quot;No&quot;)=IF(LEFT(TRIM([$Translations.$C547]);LEN([.E$1]))=[.E$1];&quot;Yes&quot;;&quot;No&quot;);&quot;&quot;;&quot;NO&quot;)">
            <text:p/>
          </table:table-cell>
          <table:table-cell table:formula="of:=IF(IF(LEFT(TRIM([$Translations.$B547]);LEN([.F$1]))=[.F$1];&quot;Yes&quot;;&quot;No&quot;)=IF(LEFT(TRIM([$Translations.$C547]);LEN([.F$1]))=[.F$1];&quot;Yes&quot;;&quot;No&quot;);&quot;&quot;;&quot;NO&quot;)">
            <text:p/>
          </table:table-cell>
          <table:table-cell table:formula="of:=IF(IF(LEFT(TRIM([$Translations.$B547]);LEN([.G$1]))=[.G$1];&quot;Yes&quot;;&quot;No&quot;)=IF(LEFT(TRIM([$Translations.$C547]);LEN([.G$1]))=[.G$1];&quot;Yes&quot;;&quot;No&quot;);&quot;&quot;;&quot;NO&quot;)">
            <text:p/>
          </table:table-cell>
        </table:table-row>
        <table:table-row table:style-name="ro8">
          <table:table-cell table:formula="of:=IF(IF(LEFT(TRIM([$Translations.$B548]);LEN([.A$1]))=[.A$1];&quot;Yes&quot;;&quot;No&quot;)=IF(LEFT(TRIM([$Translations.$C548]);LEN([.A$1]))=[.A$1];&quot;Yes&quot;;&quot;No&quot;);&quot;&quot;;&quot;NO&quot;)">
            <text:p/>
          </table:table-cell>
          <table:table-cell table:formula="of:=IF(IF(LEFT(TRIM([$Translations.$B548]);LEN([.B$1]))=[.B$1];&quot;Yes&quot;;&quot;No&quot;)=IF(LEFT(TRIM([$Translations.$C548]);LEN([.B$1]))=[.B$1];&quot;Yes&quot;;&quot;No&quot;);&quot;&quot;;&quot;NO&quot;)">
            <text:p/>
          </table:table-cell>
          <table:table-cell table:formula="of:=IF(IF(LEFT(TRIM([$Translations.$B548]);LEN([.C$1]))=[.C$1];&quot;Yes&quot;;&quot;No&quot;)=IF(LEFT(TRIM([$Translations.$C548]);LEN([.C$1]))=[.C$1];&quot;Yes&quot;;&quot;No&quot;);&quot;&quot;;&quot;NO&quot;)">
            <text:p/>
          </table:table-cell>
          <table:table-cell table:formula="of:=IF(IF(LEFT(TRIM([$Translations.$B548]);LEN([.D$1]))=[.D$1];&quot;Yes&quot;;&quot;No&quot;)=IF(LEFT(TRIM([$Translations.$C548]);LEN([.D$1]))=[.D$1];&quot;Yes&quot;;&quot;No&quot;);&quot;&quot;;&quot;NO&quot;)">
            <text:p/>
          </table:table-cell>
          <table:table-cell table:formula="of:=IF(IF(LEFT(TRIM([$Translations.$B548]);LEN([.E$1]))=[.E$1];&quot;Yes&quot;;&quot;No&quot;)=IF(LEFT(TRIM([$Translations.$C548]);LEN([.E$1]))=[.E$1];&quot;Yes&quot;;&quot;No&quot;);&quot;&quot;;&quot;NO&quot;)">
            <text:p/>
          </table:table-cell>
          <table:table-cell table:formula="of:=IF(IF(LEFT(TRIM([$Translations.$B548]);LEN([.F$1]))=[.F$1];&quot;Yes&quot;;&quot;No&quot;)=IF(LEFT(TRIM([$Translations.$C548]);LEN([.F$1]))=[.F$1];&quot;Yes&quot;;&quot;No&quot;);&quot;&quot;;&quot;NO&quot;)">
            <text:p/>
          </table:table-cell>
          <table:table-cell table:formula="of:=IF(IF(LEFT(TRIM([$Translations.$B548]);LEN([.G$1]))=[.G$1];&quot;Yes&quot;;&quot;No&quot;)=IF(LEFT(TRIM([$Translations.$C548]);LEN([.G$1]))=[.G$1];&quot;Yes&quot;;&quot;No&quot;);&quot;&quot;;&quot;NO&quot;)">
            <text:p/>
          </table:table-cell>
        </table:table-row>
        <table:table-row table:style-name="ro8">
          <table:table-cell table:formula="of:=IF(IF(LEFT(TRIM([$Translations.$B549]);LEN([.A$1]))=[.A$1];&quot;Yes&quot;;&quot;No&quot;)=IF(LEFT(TRIM([$Translations.$C549]);LEN([.A$1]))=[.A$1];&quot;Yes&quot;;&quot;No&quot;);&quot;&quot;;&quot;NO&quot;)">
            <text:p/>
          </table:table-cell>
          <table:table-cell table:formula="of:=IF(IF(LEFT(TRIM([$Translations.$B549]);LEN([.B$1]))=[.B$1];&quot;Yes&quot;;&quot;No&quot;)=IF(LEFT(TRIM([$Translations.$C549]);LEN([.B$1]))=[.B$1];&quot;Yes&quot;;&quot;No&quot;);&quot;&quot;;&quot;NO&quot;)">
            <text:p/>
          </table:table-cell>
          <table:table-cell table:formula="of:=IF(IF(LEFT(TRIM([$Translations.$B549]);LEN([.C$1]))=[.C$1];&quot;Yes&quot;;&quot;No&quot;)=IF(LEFT(TRIM([$Translations.$C549]);LEN([.C$1]))=[.C$1];&quot;Yes&quot;;&quot;No&quot;);&quot;&quot;;&quot;NO&quot;)">
            <text:p/>
          </table:table-cell>
          <table:table-cell table:formula="of:=IF(IF(LEFT(TRIM([$Translations.$B549]);LEN([.D$1]))=[.D$1];&quot;Yes&quot;;&quot;No&quot;)=IF(LEFT(TRIM([$Translations.$C549]);LEN([.D$1]))=[.D$1];&quot;Yes&quot;;&quot;No&quot;);&quot;&quot;;&quot;NO&quot;)">
            <text:p/>
          </table:table-cell>
          <table:table-cell table:formula="of:=IF(IF(LEFT(TRIM([$Translations.$B549]);LEN([.E$1]))=[.E$1];&quot;Yes&quot;;&quot;No&quot;)=IF(LEFT(TRIM([$Translations.$C549]);LEN([.E$1]))=[.E$1];&quot;Yes&quot;;&quot;No&quot;);&quot;&quot;;&quot;NO&quot;)">
            <text:p/>
          </table:table-cell>
          <table:table-cell table:formula="of:=IF(IF(LEFT(TRIM([$Translations.$B549]);LEN([.F$1]))=[.F$1];&quot;Yes&quot;;&quot;No&quot;)=IF(LEFT(TRIM([$Translations.$C549]);LEN([.F$1]))=[.F$1];&quot;Yes&quot;;&quot;No&quot;);&quot;&quot;;&quot;NO&quot;)">
            <text:p/>
          </table:table-cell>
          <table:table-cell table:formula="of:=IF(IF(LEFT(TRIM([$Translations.$B549]);LEN([.G$1]))=[.G$1];&quot;Yes&quot;;&quot;No&quot;)=IF(LEFT(TRIM([$Translations.$C549]);LEN([.G$1]))=[.G$1];&quot;Yes&quot;;&quot;No&quot;);&quot;&quot;;&quot;NO&quot;)">
            <text:p/>
          </table:table-cell>
        </table:table-row>
        <table:table-row table:style-name="ro8">
          <table:table-cell table:formula="of:=IF(IF(LEFT(TRIM([$Translations.$B550]);LEN([.A$1]))=[.A$1];&quot;Yes&quot;;&quot;No&quot;)=IF(LEFT(TRIM([$Translations.$C550]);LEN([.A$1]))=[.A$1];&quot;Yes&quot;;&quot;No&quot;);&quot;&quot;;&quot;NO&quot;)">
            <text:p/>
          </table:table-cell>
          <table:table-cell table:formula="of:=IF(IF(LEFT(TRIM([$Translations.$B550]);LEN([.B$1]))=[.B$1];&quot;Yes&quot;;&quot;No&quot;)=IF(LEFT(TRIM([$Translations.$C550]);LEN([.B$1]))=[.B$1];&quot;Yes&quot;;&quot;No&quot;);&quot;&quot;;&quot;NO&quot;)">
            <text:p/>
          </table:table-cell>
          <table:table-cell table:formula="of:=IF(IF(LEFT(TRIM([$Translations.$B550]);LEN([.C$1]))=[.C$1];&quot;Yes&quot;;&quot;No&quot;)=IF(LEFT(TRIM([$Translations.$C550]);LEN([.C$1]))=[.C$1];&quot;Yes&quot;;&quot;No&quot;);&quot;&quot;;&quot;NO&quot;)">
            <text:p/>
          </table:table-cell>
          <table:table-cell table:formula="of:=IF(IF(LEFT(TRIM([$Translations.$B550]);LEN([.D$1]))=[.D$1];&quot;Yes&quot;;&quot;No&quot;)=IF(LEFT(TRIM([$Translations.$C550]);LEN([.D$1]))=[.D$1];&quot;Yes&quot;;&quot;No&quot;);&quot;&quot;;&quot;NO&quot;)">
            <text:p/>
          </table:table-cell>
          <table:table-cell table:formula="of:=IF(IF(LEFT(TRIM([$Translations.$B550]);LEN([.E$1]))=[.E$1];&quot;Yes&quot;;&quot;No&quot;)=IF(LEFT(TRIM([$Translations.$C550]);LEN([.E$1]))=[.E$1];&quot;Yes&quot;;&quot;No&quot;);&quot;&quot;;&quot;NO&quot;)">
            <text:p/>
          </table:table-cell>
          <table:table-cell table:formula="of:=IF(IF(LEFT(TRIM([$Translations.$B550]);LEN([.F$1]))=[.F$1];&quot;Yes&quot;;&quot;No&quot;)=IF(LEFT(TRIM([$Translations.$C550]);LEN([.F$1]))=[.F$1];&quot;Yes&quot;;&quot;No&quot;);&quot;&quot;;&quot;NO&quot;)">
            <text:p/>
          </table:table-cell>
          <table:table-cell table:formula="of:=IF(IF(LEFT(TRIM([$Translations.$B550]);LEN([.G$1]))=[.G$1];&quot;Yes&quot;;&quot;No&quot;)=IF(LEFT(TRIM([$Translations.$C550]);LEN([.G$1]))=[.G$1];&quot;Yes&quot;;&quot;No&quot;);&quot;&quot;;&quot;NO&quot;)">
            <text:p/>
          </table:table-cell>
        </table:table-row>
        <table:table-row table:style-name="ro8">
          <table:table-cell table:formula="of:=IF(IF(LEFT(TRIM([$Translations.$B551]);LEN([.A$1]))=[.A$1];&quot;Yes&quot;;&quot;No&quot;)=IF(LEFT(TRIM([$Translations.$C551]);LEN([.A$1]))=[.A$1];&quot;Yes&quot;;&quot;No&quot;);&quot;&quot;;&quot;NO&quot;)">
            <text:p/>
          </table:table-cell>
          <table:table-cell table:formula="of:=IF(IF(LEFT(TRIM([$Translations.$B551]);LEN([.B$1]))=[.B$1];&quot;Yes&quot;;&quot;No&quot;)=IF(LEFT(TRIM([$Translations.$C551]);LEN([.B$1]))=[.B$1];&quot;Yes&quot;;&quot;No&quot;);&quot;&quot;;&quot;NO&quot;)">
            <text:p/>
          </table:table-cell>
          <table:table-cell table:formula="of:=IF(IF(LEFT(TRIM([$Translations.$B551]);LEN([.C$1]))=[.C$1];&quot;Yes&quot;;&quot;No&quot;)=IF(LEFT(TRIM([$Translations.$C551]);LEN([.C$1]))=[.C$1];&quot;Yes&quot;;&quot;No&quot;);&quot;&quot;;&quot;NO&quot;)">
            <text:p/>
          </table:table-cell>
          <table:table-cell table:formula="of:=IF(IF(LEFT(TRIM([$Translations.$B551]);LEN([.D$1]))=[.D$1];&quot;Yes&quot;;&quot;No&quot;)=IF(LEFT(TRIM([$Translations.$C551]);LEN([.D$1]))=[.D$1];&quot;Yes&quot;;&quot;No&quot;);&quot;&quot;;&quot;NO&quot;)">
            <text:p/>
          </table:table-cell>
          <table:table-cell table:formula="of:=IF(IF(LEFT(TRIM([$Translations.$B551]);LEN([.E$1]))=[.E$1];&quot;Yes&quot;;&quot;No&quot;)=IF(LEFT(TRIM([$Translations.$C551]);LEN([.E$1]))=[.E$1];&quot;Yes&quot;;&quot;No&quot;);&quot;&quot;;&quot;NO&quot;)">
            <text:p/>
          </table:table-cell>
          <table:table-cell table:formula="of:=IF(IF(LEFT(TRIM([$Translations.$B551]);LEN([.F$1]))=[.F$1];&quot;Yes&quot;;&quot;No&quot;)=IF(LEFT(TRIM([$Translations.$C551]);LEN([.F$1]))=[.F$1];&quot;Yes&quot;;&quot;No&quot;);&quot;&quot;;&quot;NO&quot;)">
            <text:p/>
          </table:table-cell>
          <table:table-cell table:formula="of:=IF(IF(LEFT(TRIM([$Translations.$B551]);LEN([.G$1]))=[.G$1];&quot;Yes&quot;;&quot;No&quot;)=IF(LEFT(TRIM([$Translations.$C551]);LEN([.G$1]))=[.G$1];&quot;Yes&quot;;&quot;No&quot;);&quot;&quot;;&quot;NO&quot;)">
            <text:p/>
          </table:table-cell>
        </table:table-row>
        <table:table-row table:style-name="ro8">
          <table:table-cell table:formula="of:=IF(IF(LEFT(TRIM([$Translations.$B552]);LEN([.A$1]))=[.A$1];&quot;Yes&quot;;&quot;No&quot;)=IF(LEFT(TRIM([$Translations.$C552]);LEN([.A$1]))=[.A$1];&quot;Yes&quot;;&quot;No&quot;);&quot;&quot;;&quot;NO&quot;)">
            <text:p/>
          </table:table-cell>
          <table:table-cell table:formula="of:=IF(IF(LEFT(TRIM([$Translations.$B552]);LEN([.B$1]))=[.B$1];&quot;Yes&quot;;&quot;No&quot;)=IF(LEFT(TRIM([$Translations.$C552]);LEN([.B$1]))=[.B$1];&quot;Yes&quot;;&quot;No&quot;);&quot;&quot;;&quot;NO&quot;)">
            <text:p/>
          </table:table-cell>
          <table:table-cell table:formula="of:=IF(IF(LEFT(TRIM([$Translations.$B552]);LEN([.C$1]))=[.C$1];&quot;Yes&quot;;&quot;No&quot;)=IF(LEFT(TRIM([$Translations.$C552]);LEN([.C$1]))=[.C$1];&quot;Yes&quot;;&quot;No&quot;);&quot;&quot;;&quot;NO&quot;)">
            <text:p/>
          </table:table-cell>
          <table:table-cell table:formula="of:=IF(IF(LEFT(TRIM([$Translations.$B552]);LEN([.D$1]))=[.D$1];&quot;Yes&quot;;&quot;No&quot;)=IF(LEFT(TRIM([$Translations.$C552]);LEN([.D$1]))=[.D$1];&quot;Yes&quot;;&quot;No&quot;);&quot;&quot;;&quot;NO&quot;)">
            <text:p/>
          </table:table-cell>
          <table:table-cell table:formula="of:=IF(IF(LEFT(TRIM([$Translations.$B552]);LEN([.E$1]))=[.E$1];&quot;Yes&quot;;&quot;No&quot;)=IF(LEFT(TRIM([$Translations.$C552]);LEN([.E$1]))=[.E$1];&quot;Yes&quot;;&quot;No&quot;);&quot;&quot;;&quot;NO&quot;)">
            <text:p/>
          </table:table-cell>
          <table:table-cell table:formula="of:=IF(IF(LEFT(TRIM([$Translations.$B552]);LEN([.F$1]))=[.F$1];&quot;Yes&quot;;&quot;No&quot;)=IF(LEFT(TRIM([$Translations.$C552]);LEN([.F$1]))=[.F$1];&quot;Yes&quot;;&quot;No&quot;);&quot;&quot;;&quot;NO&quot;)">
            <text:p/>
          </table:table-cell>
          <table:table-cell table:formula="of:=IF(IF(LEFT(TRIM([$Translations.$B552]);LEN([.G$1]))=[.G$1];&quot;Yes&quot;;&quot;No&quot;)=IF(LEFT(TRIM([$Translations.$C552]);LEN([.G$1]))=[.G$1];&quot;Yes&quot;;&quot;No&quot;);&quot;&quot;;&quot;NO&quot;)">
            <text:p/>
          </table:table-cell>
        </table:table-row>
        <table:table-row table:style-name="ro8">
          <table:table-cell table:formula="of:=IF(IF(LEFT(TRIM([$Translations.$B553]);LEN([.A$1]))=[.A$1];&quot;Yes&quot;;&quot;No&quot;)=IF(LEFT(TRIM([$Translations.$C553]);LEN([.A$1]))=[.A$1];&quot;Yes&quot;;&quot;No&quot;);&quot;&quot;;&quot;NO&quot;)">
            <text:p/>
          </table:table-cell>
          <table:table-cell table:formula="of:=IF(IF(LEFT(TRIM([$Translations.$B553]);LEN([.B$1]))=[.B$1];&quot;Yes&quot;;&quot;No&quot;)=IF(LEFT(TRIM([$Translations.$C553]);LEN([.B$1]))=[.B$1];&quot;Yes&quot;;&quot;No&quot;);&quot;&quot;;&quot;NO&quot;)">
            <text:p/>
          </table:table-cell>
          <table:table-cell table:formula="of:=IF(IF(LEFT(TRIM([$Translations.$B553]);LEN([.C$1]))=[.C$1];&quot;Yes&quot;;&quot;No&quot;)=IF(LEFT(TRIM([$Translations.$C553]);LEN([.C$1]))=[.C$1];&quot;Yes&quot;;&quot;No&quot;);&quot;&quot;;&quot;NO&quot;)">
            <text:p/>
          </table:table-cell>
          <table:table-cell table:formula="of:=IF(IF(LEFT(TRIM([$Translations.$B553]);LEN([.D$1]))=[.D$1];&quot;Yes&quot;;&quot;No&quot;)=IF(LEFT(TRIM([$Translations.$C553]);LEN([.D$1]))=[.D$1];&quot;Yes&quot;;&quot;No&quot;);&quot;&quot;;&quot;NO&quot;)">
            <text:p/>
          </table:table-cell>
          <table:table-cell table:formula="of:=IF(IF(LEFT(TRIM([$Translations.$B553]);LEN([.E$1]))=[.E$1];&quot;Yes&quot;;&quot;No&quot;)=IF(LEFT(TRIM([$Translations.$C553]);LEN([.E$1]))=[.E$1];&quot;Yes&quot;;&quot;No&quot;);&quot;&quot;;&quot;NO&quot;)">
            <text:p/>
          </table:table-cell>
          <table:table-cell table:formula="of:=IF(IF(LEFT(TRIM([$Translations.$B553]);LEN([.F$1]))=[.F$1];&quot;Yes&quot;;&quot;No&quot;)=IF(LEFT(TRIM([$Translations.$C553]);LEN([.F$1]))=[.F$1];&quot;Yes&quot;;&quot;No&quot;);&quot;&quot;;&quot;NO&quot;)">
            <text:p/>
          </table:table-cell>
          <table:table-cell table:formula="of:=IF(IF(LEFT(TRIM([$Translations.$B553]);LEN([.G$1]))=[.G$1];&quot;Yes&quot;;&quot;No&quot;)=IF(LEFT(TRIM([$Translations.$C553]);LEN([.G$1]))=[.G$1];&quot;Yes&quot;;&quot;No&quot;);&quot;&quot;;&quot;NO&quot;)">
            <text:p/>
          </table:table-cell>
        </table:table-row>
        <table:table-row table:style-name="ro8">
          <table:table-cell table:formula="of:=IF(IF(LEFT(TRIM([$Translations.$B554]);LEN([.A$1]))=[.A$1];&quot;Yes&quot;;&quot;No&quot;)=IF(LEFT(TRIM([$Translations.$C554]);LEN([.A$1]))=[.A$1];&quot;Yes&quot;;&quot;No&quot;);&quot;&quot;;&quot;NO&quot;)">
            <text:p/>
          </table:table-cell>
          <table:table-cell table:formula="of:=IF(IF(LEFT(TRIM([$Translations.$B554]);LEN([.B$1]))=[.B$1];&quot;Yes&quot;;&quot;No&quot;)=IF(LEFT(TRIM([$Translations.$C554]);LEN([.B$1]))=[.B$1];&quot;Yes&quot;;&quot;No&quot;);&quot;&quot;;&quot;NO&quot;)">
            <text:p/>
          </table:table-cell>
          <table:table-cell table:formula="of:=IF(IF(LEFT(TRIM([$Translations.$B554]);LEN([.C$1]))=[.C$1];&quot;Yes&quot;;&quot;No&quot;)=IF(LEFT(TRIM([$Translations.$C554]);LEN([.C$1]))=[.C$1];&quot;Yes&quot;;&quot;No&quot;);&quot;&quot;;&quot;NO&quot;)">
            <text:p/>
          </table:table-cell>
          <table:table-cell table:formula="of:=IF(IF(LEFT(TRIM([$Translations.$B554]);LEN([.D$1]))=[.D$1];&quot;Yes&quot;;&quot;No&quot;)=IF(LEFT(TRIM([$Translations.$C554]);LEN([.D$1]))=[.D$1];&quot;Yes&quot;;&quot;No&quot;);&quot;&quot;;&quot;NO&quot;)">
            <text:p/>
          </table:table-cell>
          <table:table-cell table:formula="of:=IF(IF(LEFT(TRIM([$Translations.$B554]);LEN([.E$1]))=[.E$1];&quot;Yes&quot;;&quot;No&quot;)=IF(LEFT(TRIM([$Translations.$C554]);LEN([.E$1]))=[.E$1];&quot;Yes&quot;;&quot;No&quot;);&quot;&quot;;&quot;NO&quot;)">
            <text:p/>
          </table:table-cell>
          <table:table-cell table:formula="of:=IF(IF(LEFT(TRIM([$Translations.$B554]);LEN([.F$1]))=[.F$1];&quot;Yes&quot;;&quot;No&quot;)=IF(LEFT(TRIM([$Translations.$C554]);LEN([.F$1]))=[.F$1];&quot;Yes&quot;;&quot;No&quot;);&quot;&quot;;&quot;NO&quot;)">
            <text:p/>
          </table:table-cell>
          <table:table-cell table:formula="of:=IF(IF(LEFT(TRIM([$Translations.$B554]);LEN([.G$1]))=[.G$1];&quot;Yes&quot;;&quot;No&quot;)=IF(LEFT(TRIM([$Translations.$C554]);LEN([.G$1]))=[.G$1];&quot;Yes&quot;;&quot;No&quot;);&quot;&quot;;&quot;NO&quot;)">
            <text:p/>
          </table:table-cell>
        </table:table-row>
        <table:table-row table:style-name="ro8">
          <table:table-cell table:formula="of:=IF(IF(LEFT(TRIM([$Translations.$B555]);LEN([.A$1]))=[.A$1];&quot;Yes&quot;;&quot;No&quot;)=IF(LEFT(TRIM([$Translations.$C555]);LEN([.A$1]))=[.A$1];&quot;Yes&quot;;&quot;No&quot;);&quot;&quot;;&quot;NO&quot;)">
            <text:p/>
          </table:table-cell>
          <table:table-cell table:formula="of:=IF(IF(LEFT(TRIM([$Translations.$B555]);LEN([.B$1]))=[.B$1];&quot;Yes&quot;;&quot;No&quot;)=IF(LEFT(TRIM([$Translations.$C555]);LEN([.B$1]))=[.B$1];&quot;Yes&quot;;&quot;No&quot;);&quot;&quot;;&quot;NO&quot;)">
            <text:p/>
          </table:table-cell>
          <table:table-cell table:formula="of:=IF(IF(LEFT(TRIM([$Translations.$B555]);LEN([.C$1]))=[.C$1];&quot;Yes&quot;;&quot;No&quot;)=IF(LEFT(TRIM([$Translations.$C555]);LEN([.C$1]))=[.C$1];&quot;Yes&quot;;&quot;No&quot;);&quot;&quot;;&quot;NO&quot;)">
            <text:p/>
          </table:table-cell>
          <table:table-cell table:formula="of:=IF(IF(LEFT(TRIM([$Translations.$B555]);LEN([.D$1]))=[.D$1];&quot;Yes&quot;;&quot;No&quot;)=IF(LEFT(TRIM([$Translations.$C555]);LEN([.D$1]))=[.D$1];&quot;Yes&quot;;&quot;No&quot;);&quot;&quot;;&quot;NO&quot;)">
            <text:p/>
          </table:table-cell>
          <table:table-cell table:formula="of:=IF(IF(LEFT(TRIM([$Translations.$B555]);LEN([.E$1]))=[.E$1];&quot;Yes&quot;;&quot;No&quot;)=IF(LEFT(TRIM([$Translations.$C555]);LEN([.E$1]))=[.E$1];&quot;Yes&quot;;&quot;No&quot;);&quot;&quot;;&quot;NO&quot;)">
            <text:p/>
          </table:table-cell>
          <table:table-cell table:formula="of:=IF(IF(LEFT(TRIM([$Translations.$B555]);LEN([.F$1]))=[.F$1];&quot;Yes&quot;;&quot;No&quot;)=IF(LEFT(TRIM([$Translations.$C555]);LEN([.F$1]))=[.F$1];&quot;Yes&quot;;&quot;No&quot;);&quot;&quot;;&quot;NO&quot;)">
            <text:p/>
          </table:table-cell>
          <table:table-cell table:formula="of:=IF(IF(LEFT(TRIM([$Translations.$B555]);LEN([.G$1]))=[.G$1];&quot;Yes&quot;;&quot;No&quot;)=IF(LEFT(TRIM([$Translations.$C555]);LEN([.G$1]))=[.G$1];&quot;Yes&quot;;&quot;No&quot;);&quot;&quot;;&quot;NO&quot;)">
            <text:p/>
          </table:table-cell>
        </table:table-row>
        <table:table-row table:style-name="ro8">
          <table:table-cell table:formula="of:=IF(IF(LEFT(TRIM([$Translations.$B556]);LEN([.A$1]))=[.A$1];&quot;Yes&quot;;&quot;No&quot;)=IF(LEFT(TRIM([$Translations.$C556]);LEN([.A$1]))=[.A$1];&quot;Yes&quot;;&quot;No&quot;);&quot;&quot;;&quot;NO&quot;)">
            <text:p/>
          </table:table-cell>
          <table:table-cell table:formula="of:=IF(IF(LEFT(TRIM([$Translations.$B556]);LEN([.B$1]))=[.B$1];&quot;Yes&quot;;&quot;No&quot;)=IF(LEFT(TRIM([$Translations.$C556]);LEN([.B$1]))=[.B$1];&quot;Yes&quot;;&quot;No&quot;);&quot;&quot;;&quot;NO&quot;)">
            <text:p/>
          </table:table-cell>
          <table:table-cell table:formula="of:=IF(IF(LEFT(TRIM([$Translations.$B556]);LEN([.C$1]))=[.C$1];&quot;Yes&quot;;&quot;No&quot;)=IF(LEFT(TRIM([$Translations.$C556]);LEN([.C$1]))=[.C$1];&quot;Yes&quot;;&quot;No&quot;);&quot;&quot;;&quot;NO&quot;)">
            <text:p/>
          </table:table-cell>
          <table:table-cell table:formula="of:=IF(IF(LEFT(TRIM([$Translations.$B556]);LEN([.D$1]))=[.D$1];&quot;Yes&quot;;&quot;No&quot;)=IF(LEFT(TRIM([$Translations.$C556]);LEN([.D$1]))=[.D$1];&quot;Yes&quot;;&quot;No&quot;);&quot;&quot;;&quot;NO&quot;)">
            <text:p/>
          </table:table-cell>
          <table:table-cell table:formula="of:=IF(IF(LEFT(TRIM([$Translations.$B556]);LEN([.E$1]))=[.E$1];&quot;Yes&quot;;&quot;No&quot;)=IF(LEFT(TRIM([$Translations.$C556]);LEN([.E$1]))=[.E$1];&quot;Yes&quot;;&quot;No&quot;);&quot;&quot;;&quot;NO&quot;)">
            <text:p/>
          </table:table-cell>
          <table:table-cell table:formula="of:=IF(IF(LEFT(TRIM([$Translations.$B556]);LEN([.F$1]))=[.F$1];&quot;Yes&quot;;&quot;No&quot;)=IF(LEFT(TRIM([$Translations.$C556]);LEN([.F$1]))=[.F$1];&quot;Yes&quot;;&quot;No&quot;);&quot;&quot;;&quot;NO&quot;)">
            <text:p/>
          </table:table-cell>
          <table:table-cell table:formula="of:=IF(IF(LEFT(TRIM([$Translations.$B556]);LEN([.G$1]))=[.G$1];&quot;Yes&quot;;&quot;No&quot;)=IF(LEFT(TRIM([$Translations.$C556]);LEN([.G$1]))=[.G$1];&quot;Yes&quot;;&quot;No&quot;);&quot;&quot;;&quot;NO&quot;)">
            <text:p/>
          </table:table-cell>
        </table:table-row>
        <table:table-row table:style-name="ro8">
          <table:table-cell table:formula="of:=IF(IF(LEFT(TRIM([$Translations.$B557]);LEN([.A$1]))=[.A$1];&quot;Yes&quot;;&quot;No&quot;)=IF(LEFT(TRIM([$Translations.$C557]);LEN([.A$1]))=[.A$1];&quot;Yes&quot;;&quot;No&quot;);&quot;&quot;;&quot;NO&quot;)">
            <text:p/>
          </table:table-cell>
          <table:table-cell table:formula="of:=IF(IF(LEFT(TRIM([$Translations.$B557]);LEN([.B$1]))=[.B$1];&quot;Yes&quot;;&quot;No&quot;)=IF(LEFT(TRIM([$Translations.$C557]);LEN([.B$1]))=[.B$1];&quot;Yes&quot;;&quot;No&quot;);&quot;&quot;;&quot;NO&quot;)">
            <text:p/>
          </table:table-cell>
          <table:table-cell table:formula="of:=IF(IF(LEFT(TRIM([$Translations.$B557]);LEN([.C$1]))=[.C$1];&quot;Yes&quot;;&quot;No&quot;)=IF(LEFT(TRIM([$Translations.$C557]);LEN([.C$1]))=[.C$1];&quot;Yes&quot;;&quot;No&quot;);&quot;&quot;;&quot;NO&quot;)">
            <text:p/>
          </table:table-cell>
          <table:table-cell table:formula="of:=IF(IF(LEFT(TRIM([$Translations.$B557]);LEN([.D$1]))=[.D$1];&quot;Yes&quot;;&quot;No&quot;)=IF(LEFT(TRIM([$Translations.$C557]);LEN([.D$1]))=[.D$1];&quot;Yes&quot;;&quot;No&quot;);&quot;&quot;;&quot;NO&quot;)">
            <text:p/>
          </table:table-cell>
          <table:table-cell table:formula="of:=IF(IF(LEFT(TRIM([$Translations.$B557]);LEN([.E$1]))=[.E$1];&quot;Yes&quot;;&quot;No&quot;)=IF(LEFT(TRIM([$Translations.$C557]);LEN([.E$1]))=[.E$1];&quot;Yes&quot;;&quot;No&quot;);&quot;&quot;;&quot;NO&quot;)">
            <text:p/>
          </table:table-cell>
          <table:table-cell table:formula="of:=IF(IF(LEFT(TRIM([$Translations.$B557]);LEN([.F$1]))=[.F$1];&quot;Yes&quot;;&quot;No&quot;)=IF(LEFT(TRIM([$Translations.$C557]);LEN([.F$1]))=[.F$1];&quot;Yes&quot;;&quot;No&quot;);&quot;&quot;;&quot;NO&quot;)">
            <text:p/>
          </table:table-cell>
          <table:table-cell table:formula="of:=IF(IF(LEFT(TRIM([$Translations.$B557]);LEN([.G$1]))=[.G$1];&quot;Yes&quot;;&quot;No&quot;)=IF(LEFT(TRIM([$Translations.$C557]);LEN([.G$1]))=[.G$1];&quot;Yes&quot;;&quot;No&quot;);&quot;&quot;;&quot;NO&quot;)">
            <text:p/>
          </table:table-cell>
        </table:table-row>
        <table:table-row table:style-name="ro8">
          <table:table-cell table:formula="of:=IF(IF(LEFT(TRIM([$Translations.$B558]);LEN([.A$1]))=[.A$1];&quot;Yes&quot;;&quot;No&quot;)=IF(LEFT(TRIM([$Translations.$C558]);LEN([.A$1]))=[.A$1];&quot;Yes&quot;;&quot;No&quot;);&quot;&quot;;&quot;NO&quot;)">
            <text:p/>
          </table:table-cell>
          <table:table-cell table:formula="of:=IF(IF(LEFT(TRIM([$Translations.$B558]);LEN([.B$1]))=[.B$1];&quot;Yes&quot;;&quot;No&quot;)=IF(LEFT(TRIM([$Translations.$C558]);LEN([.B$1]))=[.B$1];&quot;Yes&quot;;&quot;No&quot;);&quot;&quot;;&quot;NO&quot;)">
            <text:p/>
          </table:table-cell>
          <table:table-cell table:formula="of:=IF(IF(LEFT(TRIM([$Translations.$B558]);LEN([.C$1]))=[.C$1];&quot;Yes&quot;;&quot;No&quot;)=IF(LEFT(TRIM([$Translations.$C558]);LEN([.C$1]))=[.C$1];&quot;Yes&quot;;&quot;No&quot;);&quot;&quot;;&quot;NO&quot;)">
            <text:p/>
          </table:table-cell>
          <table:table-cell table:formula="of:=IF(IF(LEFT(TRIM([$Translations.$B558]);LEN([.D$1]))=[.D$1];&quot;Yes&quot;;&quot;No&quot;)=IF(LEFT(TRIM([$Translations.$C558]);LEN([.D$1]))=[.D$1];&quot;Yes&quot;;&quot;No&quot;);&quot;&quot;;&quot;NO&quot;)">
            <text:p/>
          </table:table-cell>
          <table:table-cell table:formula="of:=IF(IF(LEFT(TRIM([$Translations.$B558]);LEN([.E$1]))=[.E$1];&quot;Yes&quot;;&quot;No&quot;)=IF(LEFT(TRIM([$Translations.$C558]);LEN([.E$1]))=[.E$1];&quot;Yes&quot;;&quot;No&quot;);&quot;&quot;;&quot;NO&quot;)">
            <text:p/>
          </table:table-cell>
          <table:table-cell table:formula="of:=IF(IF(LEFT(TRIM([$Translations.$B558]);LEN([.F$1]))=[.F$1];&quot;Yes&quot;;&quot;No&quot;)=IF(LEFT(TRIM([$Translations.$C558]);LEN([.F$1]))=[.F$1];&quot;Yes&quot;;&quot;No&quot;);&quot;&quot;;&quot;NO&quot;)">
            <text:p/>
          </table:table-cell>
          <table:table-cell table:formula="of:=IF(IF(LEFT(TRIM([$Translations.$B558]);LEN([.G$1]))=[.G$1];&quot;Yes&quot;;&quot;No&quot;)=IF(LEFT(TRIM([$Translations.$C558]);LEN([.G$1]))=[.G$1];&quot;Yes&quot;;&quot;No&quot;);&quot;&quot;;&quot;NO&quot;)">
            <text:p/>
          </table:table-cell>
        </table:table-row>
        <table:table-row table:style-name="ro8">
          <table:table-cell table:formula="of:=IF(IF(LEFT(TRIM([$Translations.$B559]);LEN([.A$1]))=[.A$1];&quot;Yes&quot;;&quot;No&quot;)=IF(LEFT(TRIM([$Translations.$C559]);LEN([.A$1]))=[.A$1];&quot;Yes&quot;;&quot;No&quot;);&quot;&quot;;&quot;NO&quot;)">
            <text:p/>
          </table:table-cell>
          <table:table-cell table:formula="of:=IF(IF(LEFT(TRIM([$Translations.$B559]);LEN([.B$1]))=[.B$1];&quot;Yes&quot;;&quot;No&quot;)=IF(LEFT(TRIM([$Translations.$C559]);LEN([.B$1]))=[.B$1];&quot;Yes&quot;;&quot;No&quot;);&quot;&quot;;&quot;NO&quot;)">
            <text:p/>
          </table:table-cell>
          <table:table-cell table:formula="of:=IF(IF(LEFT(TRIM([$Translations.$B559]);LEN([.C$1]))=[.C$1];&quot;Yes&quot;;&quot;No&quot;)=IF(LEFT(TRIM([$Translations.$C559]);LEN([.C$1]))=[.C$1];&quot;Yes&quot;;&quot;No&quot;);&quot;&quot;;&quot;NO&quot;)">
            <text:p/>
          </table:table-cell>
          <table:table-cell table:formula="of:=IF(IF(LEFT(TRIM([$Translations.$B559]);LEN([.D$1]))=[.D$1];&quot;Yes&quot;;&quot;No&quot;)=IF(LEFT(TRIM([$Translations.$C559]);LEN([.D$1]))=[.D$1];&quot;Yes&quot;;&quot;No&quot;);&quot;&quot;;&quot;NO&quot;)">
            <text:p/>
          </table:table-cell>
          <table:table-cell table:formula="of:=IF(IF(LEFT(TRIM([$Translations.$B559]);LEN([.E$1]))=[.E$1];&quot;Yes&quot;;&quot;No&quot;)=IF(LEFT(TRIM([$Translations.$C559]);LEN([.E$1]))=[.E$1];&quot;Yes&quot;;&quot;No&quot;);&quot;&quot;;&quot;NO&quot;)">
            <text:p/>
          </table:table-cell>
          <table:table-cell table:formula="of:=IF(IF(LEFT(TRIM([$Translations.$B559]);LEN([.F$1]))=[.F$1];&quot;Yes&quot;;&quot;No&quot;)=IF(LEFT(TRIM([$Translations.$C559]);LEN([.F$1]))=[.F$1];&quot;Yes&quot;;&quot;No&quot;);&quot;&quot;;&quot;NO&quot;)">
            <text:p/>
          </table:table-cell>
          <table:table-cell table:formula="of:=IF(IF(LEFT(TRIM([$Translations.$B559]);LEN([.G$1]))=[.G$1];&quot;Yes&quot;;&quot;No&quot;)=IF(LEFT(TRIM([$Translations.$C559]);LEN([.G$1]))=[.G$1];&quot;Yes&quot;;&quot;No&quot;);&quot;&quot;;&quot;NO&quot;)">
            <text:p/>
          </table:table-cell>
        </table:table-row>
        <table:table-row table:style-name="ro8">
          <table:table-cell table:formula="of:=IF(IF(LEFT(TRIM([$Translations.$B560]);LEN([.A$1]))=[.A$1];&quot;Yes&quot;;&quot;No&quot;)=IF(LEFT(TRIM([$Translations.$C560]);LEN([.A$1]))=[.A$1];&quot;Yes&quot;;&quot;No&quot;);&quot;&quot;;&quot;NO&quot;)">
            <text:p/>
          </table:table-cell>
          <table:table-cell table:formula="of:=IF(IF(LEFT(TRIM([$Translations.$B560]);LEN([.B$1]))=[.B$1];&quot;Yes&quot;;&quot;No&quot;)=IF(LEFT(TRIM([$Translations.$C560]);LEN([.B$1]))=[.B$1];&quot;Yes&quot;;&quot;No&quot;);&quot;&quot;;&quot;NO&quot;)">
            <text:p/>
          </table:table-cell>
          <table:table-cell table:formula="of:=IF(IF(LEFT(TRIM([$Translations.$B560]);LEN([.C$1]))=[.C$1];&quot;Yes&quot;;&quot;No&quot;)=IF(LEFT(TRIM([$Translations.$C560]);LEN([.C$1]))=[.C$1];&quot;Yes&quot;;&quot;No&quot;);&quot;&quot;;&quot;NO&quot;)">
            <text:p/>
          </table:table-cell>
          <table:table-cell table:formula="of:=IF(IF(LEFT(TRIM([$Translations.$B560]);LEN([.D$1]))=[.D$1];&quot;Yes&quot;;&quot;No&quot;)=IF(LEFT(TRIM([$Translations.$C560]);LEN([.D$1]))=[.D$1];&quot;Yes&quot;;&quot;No&quot;);&quot;&quot;;&quot;NO&quot;)">
            <text:p/>
          </table:table-cell>
          <table:table-cell table:formula="of:=IF(IF(LEFT(TRIM([$Translations.$B560]);LEN([.E$1]))=[.E$1];&quot;Yes&quot;;&quot;No&quot;)=IF(LEFT(TRIM([$Translations.$C560]);LEN([.E$1]))=[.E$1];&quot;Yes&quot;;&quot;No&quot;);&quot;&quot;;&quot;NO&quot;)">
            <text:p/>
          </table:table-cell>
          <table:table-cell table:formula="of:=IF(IF(LEFT(TRIM([$Translations.$B560]);LEN([.F$1]))=[.F$1];&quot;Yes&quot;;&quot;No&quot;)=IF(LEFT(TRIM([$Translations.$C560]);LEN([.F$1]))=[.F$1];&quot;Yes&quot;;&quot;No&quot;);&quot;&quot;;&quot;NO&quot;)">
            <text:p/>
          </table:table-cell>
          <table:table-cell table:formula="of:=IF(IF(LEFT(TRIM([$Translations.$B560]);LEN([.G$1]))=[.G$1];&quot;Yes&quot;;&quot;No&quot;)=IF(LEFT(TRIM([$Translations.$C560]);LEN([.G$1]))=[.G$1];&quot;Yes&quot;;&quot;No&quot;);&quot;&quot;;&quot;NO&quot;)">
            <text:p/>
          </table:table-cell>
        </table:table-row>
        <table:table-row table:style-name="ro8">
          <table:table-cell table:formula="of:=IF(IF(LEFT(TRIM([$Translations.$B561]);LEN([.A$1]))=[.A$1];&quot;Yes&quot;;&quot;No&quot;)=IF(LEFT(TRIM([$Translations.$C561]);LEN([.A$1]))=[.A$1];&quot;Yes&quot;;&quot;No&quot;);&quot;&quot;;&quot;NO&quot;)">
            <text:p/>
          </table:table-cell>
          <table:table-cell table:formula="of:=IF(IF(LEFT(TRIM([$Translations.$B561]);LEN([.B$1]))=[.B$1];&quot;Yes&quot;;&quot;No&quot;)=IF(LEFT(TRIM([$Translations.$C561]);LEN([.B$1]))=[.B$1];&quot;Yes&quot;;&quot;No&quot;);&quot;&quot;;&quot;NO&quot;)">
            <text:p/>
          </table:table-cell>
          <table:table-cell table:formula="of:=IF(IF(LEFT(TRIM([$Translations.$B561]);LEN([.C$1]))=[.C$1];&quot;Yes&quot;;&quot;No&quot;)=IF(LEFT(TRIM([$Translations.$C561]);LEN([.C$1]))=[.C$1];&quot;Yes&quot;;&quot;No&quot;);&quot;&quot;;&quot;NO&quot;)">
            <text:p/>
          </table:table-cell>
          <table:table-cell table:formula="of:=IF(IF(LEFT(TRIM([$Translations.$B561]);LEN([.D$1]))=[.D$1];&quot;Yes&quot;;&quot;No&quot;)=IF(LEFT(TRIM([$Translations.$C561]);LEN([.D$1]))=[.D$1];&quot;Yes&quot;;&quot;No&quot;);&quot;&quot;;&quot;NO&quot;)">
            <text:p/>
          </table:table-cell>
          <table:table-cell table:formula="of:=IF(IF(LEFT(TRIM([$Translations.$B561]);LEN([.E$1]))=[.E$1];&quot;Yes&quot;;&quot;No&quot;)=IF(LEFT(TRIM([$Translations.$C561]);LEN([.E$1]))=[.E$1];&quot;Yes&quot;;&quot;No&quot;);&quot;&quot;;&quot;NO&quot;)">
            <text:p/>
          </table:table-cell>
          <table:table-cell table:formula="of:=IF(IF(LEFT(TRIM([$Translations.$B561]);LEN([.F$1]))=[.F$1];&quot;Yes&quot;;&quot;No&quot;)=IF(LEFT(TRIM([$Translations.$C561]);LEN([.F$1]))=[.F$1];&quot;Yes&quot;;&quot;No&quot;);&quot;&quot;;&quot;NO&quot;)">
            <text:p/>
          </table:table-cell>
          <table:table-cell table:formula="of:=IF(IF(LEFT(TRIM([$Translations.$B561]);LEN([.G$1]))=[.G$1];&quot;Yes&quot;;&quot;No&quot;)=IF(LEFT(TRIM([$Translations.$C561]);LEN([.G$1]))=[.G$1];&quot;Yes&quot;;&quot;No&quot;);&quot;&quot;;&quot;NO&quot;)">
            <text:p/>
          </table:table-cell>
        </table:table-row>
        <table:table-row table:style-name="ro8">
          <table:table-cell table:formula="of:=IF(IF(LEFT(TRIM([$Translations.$B562]);LEN([.A$1]))=[.A$1];&quot;Yes&quot;;&quot;No&quot;)=IF(LEFT(TRIM([$Translations.$C562]);LEN([.A$1]))=[.A$1];&quot;Yes&quot;;&quot;No&quot;);&quot;&quot;;&quot;NO&quot;)">
            <text:p/>
          </table:table-cell>
          <table:table-cell table:formula="of:=IF(IF(LEFT(TRIM([$Translations.$B562]);LEN([.B$1]))=[.B$1];&quot;Yes&quot;;&quot;No&quot;)=IF(LEFT(TRIM([$Translations.$C562]);LEN([.B$1]))=[.B$1];&quot;Yes&quot;;&quot;No&quot;);&quot;&quot;;&quot;NO&quot;)">
            <text:p/>
          </table:table-cell>
          <table:table-cell table:formula="of:=IF(IF(LEFT(TRIM([$Translations.$B562]);LEN([.C$1]))=[.C$1];&quot;Yes&quot;;&quot;No&quot;)=IF(LEFT(TRIM([$Translations.$C562]);LEN([.C$1]))=[.C$1];&quot;Yes&quot;;&quot;No&quot;);&quot;&quot;;&quot;NO&quot;)">
            <text:p/>
          </table:table-cell>
          <table:table-cell table:formula="of:=IF(IF(LEFT(TRIM([$Translations.$B562]);LEN([.D$1]))=[.D$1];&quot;Yes&quot;;&quot;No&quot;)=IF(LEFT(TRIM([$Translations.$C562]);LEN([.D$1]))=[.D$1];&quot;Yes&quot;;&quot;No&quot;);&quot;&quot;;&quot;NO&quot;)">
            <text:p/>
          </table:table-cell>
          <table:table-cell table:formula="of:=IF(IF(LEFT(TRIM([$Translations.$B562]);LEN([.E$1]))=[.E$1];&quot;Yes&quot;;&quot;No&quot;)=IF(LEFT(TRIM([$Translations.$C562]);LEN([.E$1]))=[.E$1];&quot;Yes&quot;;&quot;No&quot;);&quot;&quot;;&quot;NO&quot;)">
            <text:p/>
          </table:table-cell>
          <table:table-cell table:formula="of:=IF(IF(LEFT(TRIM([$Translations.$B562]);LEN([.F$1]))=[.F$1];&quot;Yes&quot;;&quot;No&quot;)=IF(LEFT(TRIM([$Translations.$C562]);LEN([.F$1]))=[.F$1];&quot;Yes&quot;;&quot;No&quot;);&quot;&quot;;&quot;NO&quot;)">
            <text:p/>
          </table:table-cell>
          <table:table-cell table:formula="of:=IF(IF(LEFT(TRIM([$Translations.$B562]);LEN([.G$1]))=[.G$1];&quot;Yes&quot;;&quot;No&quot;)=IF(LEFT(TRIM([$Translations.$C562]);LEN([.G$1]))=[.G$1];&quot;Yes&quot;;&quot;No&quot;);&quot;&quot;;&quot;NO&quot;)">
            <text:p/>
          </table:table-cell>
        </table:table-row>
        <table:table-row table:style-name="ro8">
          <table:table-cell table:formula="of:=IF(IF(LEFT(TRIM([$Translations.$B563]);LEN([.A$1]))=[.A$1];&quot;Yes&quot;;&quot;No&quot;)=IF(LEFT(TRIM([$Translations.$C563]);LEN([.A$1]))=[.A$1];&quot;Yes&quot;;&quot;No&quot;);&quot;&quot;;&quot;NO&quot;)">
            <text:p/>
          </table:table-cell>
          <table:table-cell table:formula="of:=IF(IF(LEFT(TRIM([$Translations.$B563]);LEN([.B$1]))=[.B$1];&quot;Yes&quot;;&quot;No&quot;)=IF(LEFT(TRIM([$Translations.$C563]);LEN([.B$1]))=[.B$1];&quot;Yes&quot;;&quot;No&quot;);&quot;&quot;;&quot;NO&quot;)">
            <text:p/>
          </table:table-cell>
          <table:table-cell table:formula="of:=IF(IF(LEFT(TRIM([$Translations.$B563]);LEN([.C$1]))=[.C$1];&quot;Yes&quot;;&quot;No&quot;)=IF(LEFT(TRIM([$Translations.$C563]);LEN([.C$1]))=[.C$1];&quot;Yes&quot;;&quot;No&quot;);&quot;&quot;;&quot;NO&quot;)">
            <text:p/>
          </table:table-cell>
          <table:table-cell table:formula="of:=IF(IF(LEFT(TRIM([$Translations.$B563]);LEN([.D$1]))=[.D$1];&quot;Yes&quot;;&quot;No&quot;)=IF(LEFT(TRIM([$Translations.$C563]);LEN([.D$1]))=[.D$1];&quot;Yes&quot;;&quot;No&quot;);&quot;&quot;;&quot;NO&quot;)">
            <text:p/>
          </table:table-cell>
          <table:table-cell table:formula="of:=IF(IF(LEFT(TRIM([$Translations.$B563]);LEN([.E$1]))=[.E$1];&quot;Yes&quot;;&quot;No&quot;)=IF(LEFT(TRIM([$Translations.$C563]);LEN([.E$1]))=[.E$1];&quot;Yes&quot;;&quot;No&quot;);&quot;&quot;;&quot;NO&quot;)">
            <text:p/>
          </table:table-cell>
          <table:table-cell table:formula="of:=IF(IF(LEFT(TRIM([$Translations.$B563]);LEN([.F$1]))=[.F$1];&quot;Yes&quot;;&quot;No&quot;)=IF(LEFT(TRIM([$Translations.$C563]);LEN([.F$1]))=[.F$1];&quot;Yes&quot;;&quot;No&quot;);&quot;&quot;;&quot;NO&quot;)">
            <text:p/>
          </table:table-cell>
          <table:table-cell table:formula="of:=IF(IF(LEFT(TRIM([$Translations.$B563]);LEN([.G$1]))=[.G$1];&quot;Yes&quot;;&quot;No&quot;)=IF(LEFT(TRIM([$Translations.$C563]);LEN([.G$1]))=[.G$1];&quot;Yes&quot;;&quot;No&quot;);&quot;&quot;;&quot;NO&quot;)">
            <text:p/>
          </table:table-cell>
        </table:table-row>
        <table:table-row table:style-name="ro8">
          <table:table-cell table:formula="of:=IF(IF(LEFT(TRIM([$Translations.$B564]);LEN([.A$1]))=[.A$1];&quot;Yes&quot;;&quot;No&quot;)=IF(LEFT(TRIM([$Translations.$C564]);LEN([.A$1]))=[.A$1];&quot;Yes&quot;;&quot;No&quot;);&quot;&quot;;&quot;NO&quot;)">
            <text:p/>
          </table:table-cell>
          <table:table-cell table:formula="of:=IF(IF(LEFT(TRIM([$Translations.$B564]);LEN([.B$1]))=[.B$1];&quot;Yes&quot;;&quot;No&quot;)=IF(LEFT(TRIM([$Translations.$C564]);LEN([.B$1]))=[.B$1];&quot;Yes&quot;;&quot;No&quot;);&quot;&quot;;&quot;NO&quot;)">
            <text:p/>
          </table:table-cell>
          <table:table-cell table:formula="of:=IF(IF(LEFT(TRIM([$Translations.$B564]);LEN([.C$1]))=[.C$1];&quot;Yes&quot;;&quot;No&quot;)=IF(LEFT(TRIM([$Translations.$C564]);LEN([.C$1]))=[.C$1];&quot;Yes&quot;;&quot;No&quot;);&quot;&quot;;&quot;NO&quot;)">
            <text:p/>
          </table:table-cell>
          <table:table-cell table:formula="of:=IF(IF(LEFT(TRIM([$Translations.$B564]);LEN([.D$1]))=[.D$1];&quot;Yes&quot;;&quot;No&quot;)=IF(LEFT(TRIM([$Translations.$C564]);LEN([.D$1]))=[.D$1];&quot;Yes&quot;;&quot;No&quot;);&quot;&quot;;&quot;NO&quot;)">
            <text:p/>
          </table:table-cell>
          <table:table-cell table:formula="of:=IF(IF(LEFT(TRIM([$Translations.$B564]);LEN([.E$1]))=[.E$1];&quot;Yes&quot;;&quot;No&quot;)=IF(LEFT(TRIM([$Translations.$C564]);LEN([.E$1]))=[.E$1];&quot;Yes&quot;;&quot;No&quot;);&quot;&quot;;&quot;NO&quot;)">
            <text:p/>
          </table:table-cell>
          <table:table-cell table:formula="of:=IF(IF(LEFT(TRIM([$Translations.$B564]);LEN([.F$1]))=[.F$1];&quot;Yes&quot;;&quot;No&quot;)=IF(LEFT(TRIM([$Translations.$C564]);LEN([.F$1]))=[.F$1];&quot;Yes&quot;;&quot;No&quot;);&quot;&quot;;&quot;NO&quot;)">
            <text:p/>
          </table:table-cell>
          <table:table-cell table:formula="of:=IF(IF(LEFT(TRIM([$Translations.$B564]);LEN([.G$1]))=[.G$1];&quot;Yes&quot;;&quot;No&quot;)=IF(LEFT(TRIM([$Translations.$C564]);LEN([.G$1]))=[.G$1];&quot;Yes&quot;;&quot;No&quot;);&quot;&quot;;&quot;NO&quot;)">
            <text:p/>
          </table:table-cell>
        </table:table-row>
        <table:table-row table:style-name="ro8">
          <table:table-cell table:formula="of:=IF(IF(LEFT(TRIM([$Translations.$B565]);LEN([.A$1]))=[.A$1];&quot;Yes&quot;;&quot;No&quot;)=IF(LEFT(TRIM([$Translations.$C565]);LEN([.A$1]))=[.A$1];&quot;Yes&quot;;&quot;No&quot;);&quot;&quot;;&quot;NO&quot;)">
            <text:p/>
          </table:table-cell>
          <table:table-cell table:formula="of:=IF(IF(LEFT(TRIM([$Translations.$B565]);LEN([.B$1]))=[.B$1];&quot;Yes&quot;;&quot;No&quot;)=IF(LEFT(TRIM([$Translations.$C565]);LEN([.B$1]))=[.B$1];&quot;Yes&quot;;&quot;No&quot;);&quot;&quot;;&quot;NO&quot;)">
            <text:p/>
          </table:table-cell>
          <table:table-cell table:formula="of:=IF(IF(LEFT(TRIM([$Translations.$B565]);LEN([.C$1]))=[.C$1];&quot;Yes&quot;;&quot;No&quot;)=IF(LEFT(TRIM([$Translations.$C565]);LEN([.C$1]))=[.C$1];&quot;Yes&quot;;&quot;No&quot;);&quot;&quot;;&quot;NO&quot;)">
            <text:p/>
          </table:table-cell>
          <table:table-cell table:formula="of:=IF(IF(LEFT(TRIM([$Translations.$B565]);LEN([.D$1]))=[.D$1];&quot;Yes&quot;;&quot;No&quot;)=IF(LEFT(TRIM([$Translations.$C565]);LEN([.D$1]))=[.D$1];&quot;Yes&quot;;&quot;No&quot;);&quot;&quot;;&quot;NO&quot;)">
            <text:p/>
          </table:table-cell>
          <table:table-cell table:formula="of:=IF(IF(LEFT(TRIM([$Translations.$B565]);LEN([.E$1]))=[.E$1];&quot;Yes&quot;;&quot;No&quot;)=IF(LEFT(TRIM([$Translations.$C565]);LEN([.E$1]))=[.E$1];&quot;Yes&quot;;&quot;No&quot;);&quot;&quot;;&quot;NO&quot;)">
            <text:p/>
          </table:table-cell>
          <table:table-cell table:formula="of:=IF(IF(LEFT(TRIM([$Translations.$B565]);LEN([.F$1]))=[.F$1];&quot;Yes&quot;;&quot;No&quot;)=IF(LEFT(TRIM([$Translations.$C565]);LEN([.F$1]))=[.F$1];&quot;Yes&quot;;&quot;No&quot;);&quot;&quot;;&quot;NO&quot;)">
            <text:p/>
          </table:table-cell>
          <table:table-cell table:formula="of:=IF(IF(LEFT(TRIM([$Translations.$B565]);LEN([.G$1]))=[.G$1];&quot;Yes&quot;;&quot;No&quot;)=IF(LEFT(TRIM([$Translations.$C565]);LEN([.G$1]))=[.G$1];&quot;Yes&quot;;&quot;No&quot;);&quot;&quot;;&quot;NO&quot;)">
            <text:p/>
          </table:table-cell>
        </table:table-row>
        <table:table-row table:style-name="ro8">
          <table:table-cell table:formula="of:=IF(IF(LEFT(TRIM([$Translations.$B566]);LEN([.A$1]))=[.A$1];&quot;Yes&quot;;&quot;No&quot;)=IF(LEFT(TRIM([$Translations.$C566]);LEN([.A$1]))=[.A$1];&quot;Yes&quot;;&quot;No&quot;);&quot;&quot;;&quot;NO&quot;)">
            <text:p/>
          </table:table-cell>
          <table:table-cell table:formula="of:=IF(IF(LEFT(TRIM([$Translations.$B566]);LEN([.B$1]))=[.B$1];&quot;Yes&quot;;&quot;No&quot;)=IF(LEFT(TRIM([$Translations.$C566]);LEN([.B$1]))=[.B$1];&quot;Yes&quot;;&quot;No&quot;);&quot;&quot;;&quot;NO&quot;)">
            <text:p/>
          </table:table-cell>
          <table:table-cell table:formula="of:=IF(IF(LEFT(TRIM([$Translations.$B566]);LEN([.C$1]))=[.C$1];&quot;Yes&quot;;&quot;No&quot;)=IF(LEFT(TRIM([$Translations.$C566]);LEN([.C$1]))=[.C$1];&quot;Yes&quot;;&quot;No&quot;);&quot;&quot;;&quot;NO&quot;)">
            <text:p/>
          </table:table-cell>
          <table:table-cell table:formula="of:=IF(IF(LEFT(TRIM([$Translations.$B566]);LEN([.D$1]))=[.D$1];&quot;Yes&quot;;&quot;No&quot;)=IF(LEFT(TRIM([$Translations.$C566]);LEN([.D$1]))=[.D$1];&quot;Yes&quot;;&quot;No&quot;);&quot;&quot;;&quot;NO&quot;)">
            <text:p/>
          </table:table-cell>
          <table:table-cell table:formula="of:=IF(IF(LEFT(TRIM([$Translations.$B566]);LEN([.E$1]))=[.E$1];&quot;Yes&quot;;&quot;No&quot;)=IF(LEFT(TRIM([$Translations.$C566]);LEN([.E$1]))=[.E$1];&quot;Yes&quot;;&quot;No&quot;);&quot;&quot;;&quot;NO&quot;)">
            <text:p/>
          </table:table-cell>
          <table:table-cell table:formula="of:=IF(IF(LEFT(TRIM([$Translations.$B566]);LEN([.F$1]))=[.F$1];&quot;Yes&quot;;&quot;No&quot;)=IF(LEFT(TRIM([$Translations.$C566]);LEN([.F$1]))=[.F$1];&quot;Yes&quot;;&quot;No&quot;);&quot;&quot;;&quot;NO&quot;)">
            <text:p/>
          </table:table-cell>
          <table:table-cell table:formula="of:=IF(IF(LEFT(TRIM([$Translations.$B566]);LEN([.G$1]))=[.G$1];&quot;Yes&quot;;&quot;No&quot;)=IF(LEFT(TRIM([$Translations.$C566]);LEN([.G$1]))=[.G$1];&quot;Yes&quot;;&quot;No&quot;);&quot;&quot;;&quot;NO&quot;)">
            <text:p/>
          </table:table-cell>
        </table:table-row>
        <table:table-row table:style-name="ro8">
          <table:table-cell table:formula="of:=IF(IF(LEFT(TRIM([$Translations.$B567]);LEN([.A$1]))=[.A$1];&quot;Yes&quot;;&quot;No&quot;)=IF(LEFT(TRIM([$Translations.$C567]);LEN([.A$1]))=[.A$1];&quot;Yes&quot;;&quot;No&quot;);&quot;&quot;;&quot;NO&quot;)">
            <text:p/>
          </table:table-cell>
          <table:table-cell table:formula="of:=IF(IF(LEFT(TRIM([$Translations.$B567]);LEN([.B$1]))=[.B$1];&quot;Yes&quot;;&quot;No&quot;)=IF(LEFT(TRIM([$Translations.$C567]);LEN([.B$1]))=[.B$1];&quot;Yes&quot;;&quot;No&quot;);&quot;&quot;;&quot;NO&quot;)">
            <text:p/>
          </table:table-cell>
          <table:table-cell table:formula="of:=IF(IF(LEFT(TRIM([$Translations.$B567]);LEN([.C$1]))=[.C$1];&quot;Yes&quot;;&quot;No&quot;)=IF(LEFT(TRIM([$Translations.$C567]);LEN([.C$1]))=[.C$1];&quot;Yes&quot;;&quot;No&quot;);&quot;&quot;;&quot;NO&quot;)">
            <text:p/>
          </table:table-cell>
          <table:table-cell table:formula="of:=IF(IF(LEFT(TRIM([$Translations.$B567]);LEN([.D$1]))=[.D$1];&quot;Yes&quot;;&quot;No&quot;)=IF(LEFT(TRIM([$Translations.$C567]);LEN([.D$1]))=[.D$1];&quot;Yes&quot;;&quot;No&quot;);&quot;&quot;;&quot;NO&quot;)">
            <text:p/>
          </table:table-cell>
          <table:table-cell table:formula="of:=IF(IF(LEFT(TRIM([$Translations.$B567]);LEN([.E$1]))=[.E$1];&quot;Yes&quot;;&quot;No&quot;)=IF(LEFT(TRIM([$Translations.$C567]);LEN([.E$1]))=[.E$1];&quot;Yes&quot;;&quot;No&quot;);&quot;&quot;;&quot;NO&quot;)">
            <text:p/>
          </table:table-cell>
          <table:table-cell table:formula="of:=IF(IF(LEFT(TRIM([$Translations.$B567]);LEN([.F$1]))=[.F$1];&quot;Yes&quot;;&quot;No&quot;)=IF(LEFT(TRIM([$Translations.$C567]);LEN([.F$1]))=[.F$1];&quot;Yes&quot;;&quot;No&quot;);&quot;&quot;;&quot;NO&quot;)">
            <text:p/>
          </table:table-cell>
          <table:table-cell table:formula="of:=IF(IF(LEFT(TRIM([$Translations.$B567]);LEN([.G$1]))=[.G$1];&quot;Yes&quot;;&quot;No&quot;)=IF(LEFT(TRIM([$Translations.$C567]);LEN([.G$1]))=[.G$1];&quot;Yes&quot;;&quot;No&quot;);&quot;&quot;;&quot;NO&quot;)">
            <text:p/>
          </table:table-cell>
        </table:table-row>
        <table:table-row table:style-name="ro8">
          <table:table-cell table:formula="of:=IF(IF(LEFT(TRIM([$Translations.$B568]);LEN([.A$1]))=[.A$1];&quot;Yes&quot;;&quot;No&quot;)=IF(LEFT(TRIM([$Translations.$C568]);LEN([.A$1]))=[.A$1];&quot;Yes&quot;;&quot;No&quot;);&quot;&quot;;&quot;NO&quot;)">
            <text:p/>
          </table:table-cell>
          <table:table-cell table:formula="of:=IF(IF(LEFT(TRIM([$Translations.$B568]);LEN([.B$1]))=[.B$1];&quot;Yes&quot;;&quot;No&quot;)=IF(LEFT(TRIM([$Translations.$C568]);LEN([.B$1]))=[.B$1];&quot;Yes&quot;;&quot;No&quot;);&quot;&quot;;&quot;NO&quot;)">
            <text:p/>
          </table:table-cell>
          <table:table-cell table:formula="of:=IF(IF(LEFT(TRIM([$Translations.$B568]);LEN([.C$1]))=[.C$1];&quot;Yes&quot;;&quot;No&quot;)=IF(LEFT(TRIM([$Translations.$C568]);LEN([.C$1]))=[.C$1];&quot;Yes&quot;;&quot;No&quot;);&quot;&quot;;&quot;NO&quot;)">
            <text:p/>
          </table:table-cell>
          <table:table-cell table:formula="of:=IF(IF(LEFT(TRIM([$Translations.$B568]);LEN([.D$1]))=[.D$1];&quot;Yes&quot;;&quot;No&quot;)=IF(LEFT(TRIM([$Translations.$C568]);LEN([.D$1]))=[.D$1];&quot;Yes&quot;;&quot;No&quot;);&quot;&quot;;&quot;NO&quot;)">
            <text:p/>
          </table:table-cell>
          <table:table-cell table:formula="of:=IF(IF(LEFT(TRIM([$Translations.$B568]);LEN([.E$1]))=[.E$1];&quot;Yes&quot;;&quot;No&quot;)=IF(LEFT(TRIM([$Translations.$C568]);LEN([.E$1]))=[.E$1];&quot;Yes&quot;;&quot;No&quot;);&quot;&quot;;&quot;NO&quot;)">
            <text:p/>
          </table:table-cell>
          <table:table-cell table:formula="of:=IF(IF(LEFT(TRIM([$Translations.$B568]);LEN([.F$1]))=[.F$1];&quot;Yes&quot;;&quot;No&quot;)=IF(LEFT(TRIM([$Translations.$C568]);LEN([.F$1]))=[.F$1];&quot;Yes&quot;;&quot;No&quot;);&quot;&quot;;&quot;NO&quot;)">
            <text:p/>
          </table:table-cell>
          <table:table-cell table:formula="of:=IF(IF(LEFT(TRIM([$Translations.$B568]);LEN([.G$1]))=[.G$1];&quot;Yes&quot;;&quot;No&quot;)=IF(LEFT(TRIM([$Translations.$C568]);LEN([.G$1]))=[.G$1];&quot;Yes&quot;;&quot;No&quot;);&quot;&quot;;&quot;NO&quot;)">
            <text:p/>
          </table:table-cell>
        </table:table-row>
        <table:table-row table:style-name="ro8">
          <table:table-cell table:formula="of:=IF(IF(LEFT(TRIM([$Translations.$B569]);LEN([.A$1]))=[.A$1];&quot;Yes&quot;;&quot;No&quot;)=IF(LEFT(TRIM([$Translations.$C569]);LEN([.A$1]))=[.A$1];&quot;Yes&quot;;&quot;No&quot;);&quot;&quot;;&quot;NO&quot;)">
            <text:p/>
          </table:table-cell>
          <table:table-cell table:formula="of:=IF(IF(LEFT(TRIM([$Translations.$B569]);LEN([.B$1]))=[.B$1];&quot;Yes&quot;;&quot;No&quot;)=IF(LEFT(TRIM([$Translations.$C569]);LEN([.B$1]))=[.B$1];&quot;Yes&quot;;&quot;No&quot;);&quot;&quot;;&quot;NO&quot;)">
            <text:p/>
          </table:table-cell>
          <table:table-cell table:formula="of:=IF(IF(LEFT(TRIM([$Translations.$B569]);LEN([.C$1]))=[.C$1];&quot;Yes&quot;;&quot;No&quot;)=IF(LEFT(TRIM([$Translations.$C569]);LEN([.C$1]))=[.C$1];&quot;Yes&quot;;&quot;No&quot;);&quot;&quot;;&quot;NO&quot;)">
            <text:p/>
          </table:table-cell>
          <table:table-cell table:formula="of:=IF(IF(LEFT(TRIM([$Translations.$B569]);LEN([.D$1]))=[.D$1];&quot;Yes&quot;;&quot;No&quot;)=IF(LEFT(TRIM([$Translations.$C569]);LEN([.D$1]))=[.D$1];&quot;Yes&quot;;&quot;No&quot;);&quot;&quot;;&quot;NO&quot;)">
            <text:p/>
          </table:table-cell>
          <table:table-cell table:formula="of:=IF(IF(LEFT(TRIM([$Translations.$B569]);LEN([.E$1]))=[.E$1];&quot;Yes&quot;;&quot;No&quot;)=IF(LEFT(TRIM([$Translations.$C569]);LEN([.E$1]))=[.E$1];&quot;Yes&quot;;&quot;No&quot;);&quot;&quot;;&quot;NO&quot;)">
            <text:p/>
          </table:table-cell>
          <table:table-cell table:formula="of:=IF(IF(LEFT(TRIM([$Translations.$B569]);LEN([.F$1]))=[.F$1];&quot;Yes&quot;;&quot;No&quot;)=IF(LEFT(TRIM([$Translations.$C569]);LEN([.F$1]))=[.F$1];&quot;Yes&quot;;&quot;No&quot;);&quot;&quot;;&quot;NO&quot;)">
            <text:p/>
          </table:table-cell>
          <table:table-cell table:formula="of:=IF(IF(LEFT(TRIM([$Translations.$B569]);LEN([.G$1]))=[.G$1];&quot;Yes&quot;;&quot;No&quot;)=IF(LEFT(TRIM([$Translations.$C569]);LEN([.G$1]))=[.G$1];&quot;Yes&quot;;&quot;No&quot;);&quot;&quot;;&quot;NO&quot;)">
            <text:p/>
          </table:table-cell>
        </table:table-row>
        <table:table-row table:style-name="ro8">
          <table:table-cell table:formula="of:=IF(IF(LEFT(TRIM([$Translations.$B570]);LEN([.A$1]))=[.A$1];&quot;Yes&quot;;&quot;No&quot;)=IF(LEFT(TRIM([$Translations.$C570]);LEN([.A$1]))=[.A$1];&quot;Yes&quot;;&quot;No&quot;);&quot;&quot;;&quot;NO&quot;)">
            <text:p/>
          </table:table-cell>
          <table:table-cell table:formula="of:=IF(IF(LEFT(TRIM([$Translations.$B570]);LEN([.B$1]))=[.B$1];&quot;Yes&quot;;&quot;No&quot;)=IF(LEFT(TRIM([$Translations.$C570]);LEN([.B$1]))=[.B$1];&quot;Yes&quot;;&quot;No&quot;);&quot;&quot;;&quot;NO&quot;)">
            <text:p/>
          </table:table-cell>
          <table:table-cell table:formula="of:=IF(IF(LEFT(TRIM([$Translations.$B570]);LEN([.C$1]))=[.C$1];&quot;Yes&quot;;&quot;No&quot;)=IF(LEFT(TRIM([$Translations.$C570]);LEN([.C$1]))=[.C$1];&quot;Yes&quot;;&quot;No&quot;);&quot;&quot;;&quot;NO&quot;)">
            <text:p/>
          </table:table-cell>
          <table:table-cell table:formula="of:=IF(IF(LEFT(TRIM([$Translations.$B570]);LEN([.D$1]))=[.D$1];&quot;Yes&quot;;&quot;No&quot;)=IF(LEFT(TRIM([$Translations.$C570]);LEN([.D$1]))=[.D$1];&quot;Yes&quot;;&quot;No&quot;);&quot;&quot;;&quot;NO&quot;)">
            <text:p/>
          </table:table-cell>
          <table:table-cell table:formula="of:=IF(IF(LEFT(TRIM([$Translations.$B570]);LEN([.E$1]))=[.E$1];&quot;Yes&quot;;&quot;No&quot;)=IF(LEFT(TRIM([$Translations.$C570]);LEN([.E$1]))=[.E$1];&quot;Yes&quot;;&quot;No&quot;);&quot;&quot;;&quot;NO&quot;)">
            <text:p/>
          </table:table-cell>
          <table:table-cell table:formula="of:=IF(IF(LEFT(TRIM([$Translations.$B570]);LEN([.F$1]))=[.F$1];&quot;Yes&quot;;&quot;No&quot;)=IF(LEFT(TRIM([$Translations.$C570]);LEN([.F$1]))=[.F$1];&quot;Yes&quot;;&quot;No&quot;);&quot;&quot;;&quot;NO&quot;)">
            <text:p/>
          </table:table-cell>
          <table:table-cell table:formula="of:=IF(IF(LEFT(TRIM([$Translations.$B570]);LEN([.G$1]))=[.G$1];&quot;Yes&quot;;&quot;No&quot;)=IF(LEFT(TRIM([$Translations.$C570]);LEN([.G$1]))=[.G$1];&quot;Yes&quot;;&quot;No&quot;);&quot;&quot;;&quot;NO&quot;)">
            <text:p/>
          </table:table-cell>
        </table:table-row>
        <table:table-row table:style-name="ro8">
          <table:table-cell table:formula="of:=IF(IF(LEFT(TRIM([$Translations.$B571]);LEN([.A$1]))=[.A$1];&quot;Yes&quot;;&quot;No&quot;)=IF(LEFT(TRIM([$Translations.$C571]);LEN([.A$1]))=[.A$1];&quot;Yes&quot;;&quot;No&quot;);&quot;&quot;;&quot;NO&quot;)">
            <text:p/>
          </table:table-cell>
          <table:table-cell table:formula="of:=IF(IF(LEFT(TRIM([$Translations.$B571]);LEN([.B$1]))=[.B$1];&quot;Yes&quot;;&quot;No&quot;)=IF(LEFT(TRIM([$Translations.$C571]);LEN([.B$1]))=[.B$1];&quot;Yes&quot;;&quot;No&quot;);&quot;&quot;;&quot;NO&quot;)">
            <text:p/>
          </table:table-cell>
          <table:table-cell table:formula="of:=IF(IF(LEFT(TRIM([$Translations.$B571]);LEN([.C$1]))=[.C$1];&quot;Yes&quot;;&quot;No&quot;)=IF(LEFT(TRIM([$Translations.$C571]);LEN([.C$1]))=[.C$1];&quot;Yes&quot;;&quot;No&quot;);&quot;&quot;;&quot;NO&quot;)">
            <text:p/>
          </table:table-cell>
          <table:table-cell table:formula="of:=IF(IF(LEFT(TRIM([$Translations.$B571]);LEN([.D$1]))=[.D$1];&quot;Yes&quot;;&quot;No&quot;)=IF(LEFT(TRIM([$Translations.$C571]);LEN([.D$1]))=[.D$1];&quot;Yes&quot;;&quot;No&quot;);&quot;&quot;;&quot;NO&quot;)">
            <text:p/>
          </table:table-cell>
          <table:table-cell table:formula="of:=IF(IF(LEFT(TRIM([$Translations.$B571]);LEN([.E$1]))=[.E$1];&quot;Yes&quot;;&quot;No&quot;)=IF(LEFT(TRIM([$Translations.$C571]);LEN([.E$1]))=[.E$1];&quot;Yes&quot;;&quot;No&quot;);&quot;&quot;;&quot;NO&quot;)">
            <text:p/>
          </table:table-cell>
          <table:table-cell table:formula="of:=IF(IF(LEFT(TRIM([$Translations.$B571]);LEN([.F$1]))=[.F$1];&quot;Yes&quot;;&quot;No&quot;)=IF(LEFT(TRIM([$Translations.$C571]);LEN([.F$1]))=[.F$1];&quot;Yes&quot;;&quot;No&quot;);&quot;&quot;;&quot;NO&quot;)">
            <text:p/>
          </table:table-cell>
          <table:table-cell table:formula="of:=IF(IF(LEFT(TRIM([$Translations.$B571]);LEN([.G$1]))=[.G$1];&quot;Yes&quot;;&quot;No&quot;)=IF(LEFT(TRIM([$Translations.$C571]);LEN([.G$1]))=[.G$1];&quot;Yes&quot;;&quot;No&quot;);&quot;&quot;;&quot;NO&quot;)">
            <text:p/>
          </table:table-cell>
        </table:table-row>
        <table:table-row table:style-name="ro8">
          <table:table-cell table:formula="of:=IF(IF(LEFT(TRIM([$Translations.$B572]);LEN([.A$1]))=[.A$1];&quot;Yes&quot;;&quot;No&quot;)=IF(LEFT(TRIM([$Translations.$C572]);LEN([.A$1]))=[.A$1];&quot;Yes&quot;;&quot;No&quot;);&quot;&quot;;&quot;NO&quot;)">
            <text:p/>
          </table:table-cell>
          <table:table-cell table:formula="of:=IF(IF(LEFT(TRIM([$Translations.$B572]);LEN([.B$1]))=[.B$1];&quot;Yes&quot;;&quot;No&quot;)=IF(LEFT(TRIM([$Translations.$C572]);LEN([.B$1]))=[.B$1];&quot;Yes&quot;;&quot;No&quot;);&quot;&quot;;&quot;NO&quot;)">
            <text:p/>
          </table:table-cell>
          <table:table-cell table:formula="of:=IF(IF(LEFT(TRIM([$Translations.$B572]);LEN([.C$1]))=[.C$1];&quot;Yes&quot;;&quot;No&quot;)=IF(LEFT(TRIM([$Translations.$C572]);LEN([.C$1]))=[.C$1];&quot;Yes&quot;;&quot;No&quot;);&quot;&quot;;&quot;NO&quot;)">
            <text:p/>
          </table:table-cell>
          <table:table-cell table:formula="of:=IF(IF(LEFT(TRIM([$Translations.$B572]);LEN([.D$1]))=[.D$1];&quot;Yes&quot;;&quot;No&quot;)=IF(LEFT(TRIM([$Translations.$C572]);LEN([.D$1]))=[.D$1];&quot;Yes&quot;;&quot;No&quot;);&quot;&quot;;&quot;NO&quot;)">
            <text:p/>
          </table:table-cell>
          <table:table-cell table:formula="of:=IF(IF(LEFT(TRIM([$Translations.$B572]);LEN([.E$1]))=[.E$1];&quot;Yes&quot;;&quot;No&quot;)=IF(LEFT(TRIM([$Translations.$C572]);LEN([.E$1]))=[.E$1];&quot;Yes&quot;;&quot;No&quot;);&quot;&quot;;&quot;NO&quot;)">
            <text:p/>
          </table:table-cell>
          <table:table-cell table:formula="of:=IF(IF(LEFT(TRIM([$Translations.$B572]);LEN([.F$1]))=[.F$1];&quot;Yes&quot;;&quot;No&quot;)=IF(LEFT(TRIM([$Translations.$C572]);LEN([.F$1]))=[.F$1];&quot;Yes&quot;;&quot;No&quot;);&quot;&quot;;&quot;NO&quot;)">
            <text:p/>
          </table:table-cell>
          <table:table-cell table:formula="of:=IF(IF(LEFT(TRIM([$Translations.$B572]);LEN([.G$1]))=[.G$1];&quot;Yes&quot;;&quot;No&quot;)=IF(LEFT(TRIM([$Translations.$C572]);LEN([.G$1]))=[.G$1];&quot;Yes&quot;;&quot;No&quot;);&quot;&quot;;&quot;NO&quot;)">
            <text:p/>
          </table:table-cell>
        </table:table-row>
        <table:table-row table:style-name="ro8">
          <table:table-cell table:formula="of:=IF(IF(LEFT(TRIM([$Translations.$B573]);LEN([.A$1]))=[.A$1];&quot;Yes&quot;;&quot;No&quot;)=IF(LEFT(TRIM([$Translations.$C573]);LEN([.A$1]))=[.A$1];&quot;Yes&quot;;&quot;No&quot;);&quot;&quot;;&quot;NO&quot;)">
            <text:p/>
          </table:table-cell>
          <table:table-cell table:formula="of:=IF(IF(LEFT(TRIM([$Translations.$B573]);LEN([.B$1]))=[.B$1];&quot;Yes&quot;;&quot;No&quot;)=IF(LEFT(TRIM([$Translations.$C573]);LEN([.B$1]))=[.B$1];&quot;Yes&quot;;&quot;No&quot;);&quot;&quot;;&quot;NO&quot;)">
            <text:p/>
          </table:table-cell>
          <table:table-cell table:formula="of:=IF(IF(LEFT(TRIM([$Translations.$B573]);LEN([.C$1]))=[.C$1];&quot;Yes&quot;;&quot;No&quot;)=IF(LEFT(TRIM([$Translations.$C573]);LEN([.C$1]))=[.C$1];&quot;Yes&quot;;&quot;No&quot;);&quot;&quot;;&quot;NO&quot;)">
            <text:p/>
          </table:table-cell>
          <table:table-cell table:formula="of:=IF(IF(LEFT(TRIM([$Translations.$B573]);LEN([.D$1]))=[.D$1];&quot;Yes&quot;;&quot;No&quot;)=IF(LEFT(TRIM([$Translations.$C573]);LEN([.D$1]))=[.D$1];&quot;Yes&quot;;&quot;No&quot;);&quot;&quot;;&quot;NO&quot;)">
            <text:p/>
          </table:table-cell>
          <table:table-cell table:formula="of:=IF(IF(LEFT(TRIM([$Translations.$B573]);LEN([.E$1]))=[.E$1];&quot;Yes&quot;;&quot;No&quot;)=IF(LEFT(TRIM([$Translations.$C573]);LEN([.E$1]))=[.E$1];&quot;Yes&quot;;&quot;No&quot;);&quot;&quot;;&quot;NO&quot;)">
            <text:p/>
          </table:table-cell>
          <table:table-cell table:formula="of:=IF(IF(LEFT(TRIM([$Translations.$B573]);LEN([.F$1]))=[.F$1];&quot;Yes&quot;;&quot;No&quot;)=IF(LEFT(TRIM([$Translations.$C573]);LEN([.F$1]))=[.F$1];&quot;Yes&quot;;&quot;No&quot;);&quot;&quot;;&quot;NO&quot;)">
            <text:p/>
          </table:table-cell>
          <table:table-cell table:formula="of:=IF(IF(LEFT(TRIM([$Translations.$B573]);LEN([.G$1]))=[.G$1];&quot;Yes&quot;;&quot;No&quot;)=IF(LEFT(TRIM([$Translations.$C573]);LEN([.G$1]))=[.G$1];&quot;Yes&quot;;&quot;No&quot;);&quot;&quot;;&quot;NO&quot;)">
            <text:p/>
          </table:table-cell>
        </table:table-row>
        <table:table-row table:style-name="ro8">
          <table:table-cell table:formula="of:=IF(IF(LEFT(TRIM([$Translations.$B574]);LEN([.A$1]))=[.A$1];&quot;Yes&quot;;&quot;No&quot;)=IF(LEFT(TRIM([$Translations.$C574]);LEN([.A$1]))=[.A$1];&quot;Yes&quot;;&quot;No&quot;);&quot;&quot;;&quot;NO&quot;)">
            <text:p/>
          </table:table-cell>
          <table:table-cell table:formula="of:=IF(IF(LEFT(TRIM([$Translations.$B574]);LEN([.B$1]))=[.B$1];&quot;Yes&quot;;&quot;No&quot;)=IF(LEFT(TRIM([$Translations.$C574]);LEN([.B$1]))=[.B$1];&quot;Yes&quot;;&quot;No&quot;);&quot;&quot;;&quot;NO&quot;)">
            <text:p/>
          </table:table-cell>
          <table:table-cell table:formula="of:=IF(IF(LEFT(TRIM([$Translations.$B574]);LEN([.C$1]))=[.C$1];&quot;Yes&quot;;&quot;No&quot;)=IF(LEFT(TRIM([$Translations.$C574]);LEN([.C$1]))=[.C$1];&quot;Yes&quot;;&quot;No&quot;);&quot;&quot;;&quot;NO&quot;)">
            <text:p/>
          </table:table-cell>
          <table:table-cell table:formula="of:=IF(IF(LEFT(TRIM([$Translations.$B574]);LEN([.D$1]))=[.D$1];&quot;Yes&quot;;&quot;No&quot;)=IF(LEFT(TRIM([$Translations.$C574]);LEN([.D$1]))=[.D$1];&quot;Yes&quot;;&quot;No&quot;);&quot;&quot;;&quot;NO&quot;)">
            <text:p/>
          </table:table-cell>
          <table:table-cell table:formula="of:=IF(IF(LEFT(TRIM([$Translations.$B574]);LEN([.E$1]))=[.E$1];&quot;Yes&quot;;&quot;No&quot;)=IF(LEFT(TRIM([$Translations.$C574]);LEN([.E$1]))=[.E$1];&quot;Yes&quot;;&quot;No&quot;);&quot;&quot;;&quot;NO&quot;)">
            <text:p/>
          </table:table-cell>
          <table:table-cell table:formula="of:=IF(IF(LEFT(TRIM([$Translations.$B574]);LEN([.F$1]))=[.F$1];&quot;Yes&quot;;&quot;No&quot;)=IF(LEFT(TRIM([$Translations.$C574]);LEN([.F$1]))=[.F$1];&quot;Yes&quot;;&quot;No&quot;);&quot;&quot;;&quot;NO&quot;)">
            <text:p/>
          </table:table-cell>
          <table:table-cell table:formula="of:=IF(IF(LEFT(TRIM([$Translations.$B574]);LEN([.G$1]))=[.G$1];&quot;Yes&quot;;&quot;No&quot;)=IF(LEFT(TRIM([$Translations.$C574]);LEN([.G$1]))=[.G$1];&quot;Yes&quot;;&quot;No&quot;);&quot;&quot;;&quot;NO&quot;)">
            <text:p/>
          </table:table-cell>
        </table:table-row>
        <table:table-row table:style-name="ro8">
          <table:table-cell table:formula="of:=IF(IF(LEFT(TRIM([$Translations.$B575]);LEN([.A$1]))=[.A$1];&quot;Yes&quot;;&quot;No&quot;)=IF(LEFT(TRIM([$Translations.$C575]);LEN([.A$1]))=[.A$1];&quot;Yes&quot;;&quot;No&quot;);&quot;&quot;;&quot;NO&quot;)">
            <text:p/>
          </table:table-cell>
          <table:table-cell table:formula="of:=IF(IF(LEFT(TRIM([$Translations.$B575]);LEN([.B$1]))=[.B$1];&quot;Yes&quot;;&quot;No&quot;)=IF(LEFT(TRIM([$Translations.$C575]);LEN([.B$1]))=[.B$1];&quot;Yes&quot;;&quot;No&quot;);&quot;&quot;;&quot;NO&quot;)">
            <text:p/>
          </table:table-cell>
          <table:table-cell table:formula="of:=IF(IF(LEFT(TRIM([$Translations.$B575]);LEN([.C$1]))=[.C$1];&quot;Yes&quot;;&quot;No&quot;)=IF(LEFT(TRIM([$Translations.$C575]);LEN([.C$1]))=[.C$1];&quot;Yes&quot;;&quot;No&quot;);&quot;&quot;;&quot;NO&quot;)">
            <text:p/>
          </table:table-cell>
          <table:table-cell table:formula="of:=IF(IF(LEFT(TRIM([$Translations.$B575]);LEN([.D$1]))=[.D$1];&quot;Yes&quot;;&quot;No&quot;)=IF(LEFT(TRIM([$Translations.$C575]);LEN([.D$1]))=[.D$1];&quot;Yes&quot;;&quot;No&quot;);&quot;&quot;;&quot;NO&quot;)">
            <text:p/>
          </table:table-cell>
          <table:table-cell table:formula="of:=IF(IF(LEFT(TRIM([$Translations.$B575]);LEN([.E$1]))=[.E$1];&quot;Yes&quot;;&quot;No&quot;)=IF(LEFT(TRIM([$Translations.$C575]);LEN([.E$1]))=[.E$1];&quot;Yes&quot;;&quot;No&quot;);&quot;&quot;;&quot;NO&quot;)">
            <text:p/>
          </table:table-cell>
          <table:table-cell table:formula="of:=IF(IF(LEFT(TRIM([$Translations.$B575]);LEN([.F$1]))=[.F$1];&quot;Yes&quot;;&quot;No&quot;)=IF(LEFT(TRIM([$Translations.$C575]);LEN([.F$1]))=[.F$1];&quot;Yes&quot;;&quot;No&quot;);&quot;&quot;;&quot;NO&quot;)">
            <text:p/>
          </table:table-cell>
          <table:table-cell table:formula="of:=IF(IF(LEFT(TRIM([$Translations.$B575]);LEN([.G$1]))=[.G$1];&quot;Yes&quot;;&quot;No&quot;)=IF(LEFT(TRIM([$Translations.$C575]);LEN([.G$1]))=[.G$1];&quot;Yes&quot;;&quot;No&quot;);&quot;&quot;;&quot;NO&quot;)">
            <text:p/>
          </table:table-cell>
        </table:table-row>
        <table:table-row table:style-name="ro8">
          <table:table-cell table:formula="of:=IF(IF(LEFT(TRIM([$Translations.$B576]);LEN([.A$1]))=[.A$1];&quot;Yes&quot;;&quot;No&quot;)=IF(LEFT(TRIM([$Translations.$C576]);LEN([.A$1]))=[.A$1];&quot;Yes&quot;;&quot;No&quot;);&quot;&quot;;&quot;NO&quot;)">
            <text:p/>
          </table:table-cell>
          <table:table-cell table:formula="of:=IF(IF(LEFT(TRIM([$Translations.$B576]);LEN([.B$1]))=[.B$1];&quot;Yes&quot;;&quot;No&quot;)=IF(LEFT(TRIM([$Translations.$C576]);LEN([.B$1]))=[.B$1];&quot;Yes&quot;;&quot;No&quot;);&quot;&quot;;&quot;NO&quot;)">
            <text:p/>
          </table:table-cell>
          <table:table-cell table:formula="of:=IF(IF(LEFT(TRIM([$Translations.$B576]);LEN([.C$1]))=[.C$1];&quot;Yes&quot;;&quot;No&quot;)=IF(LEFT(TRIM([$Translations.$C576]);LEN([.C$1]))=[.C$1];&quot;Yes&quot;;&quot;No&quot;);&quot;&quot;;&quot;NO&quot;)">
            <text:p/>
          </table:table-cell>
          <table:table-cell table:formula="of:=IF(IF(LEFT(TRIM([$Translations.$B576]);LEN([.D$1]))=[.D$1];&quot;Yes&quot;;&quot;No&quot;)=IF(LEFT(TRIM([$Translations.$C576]);LEN([.D$1]))=[.D$1];&quot;Yes&quot;;&quot;No&quot;);&quot;&quot;;&quot;NO&quot;)">
            <text:p/>
          </table:table-cell>
          <table:table-cell table:formula="of:=IF(IF(LEFT(TRIM([$Translations.$B576]);LEN([.E$1]))=[.E$1];&quot;Yes&quot;;&quot;No&quot;)=IF(LEFT(TRIM([$Translations.$C576]);LEN([.E$1]))=[.E$1];&quot;Yes&quot;;&quot;No&quot;);&quot;&quot;;&quot;NO&quot;)">
            <text:p/>
          </table:table-cell>
          <table:table-cell table:formula="of:=IF(IF(LEFT(TRIM([$Translations.$B576]);LEN([.F$1]))=[.F$1];&quot;Yes&quot;;&quot;No&quot;)=IF(LEFT(TRIM([$Translations.$C576]);LEN([.F$1]))=[.F$1];&quot;Yes&quot;;&quot;No&quot;);&quot;&quot;;&quot;NO&quot;)">
            <text:p/>
          </table:table-cell>
          <table:table-cell table:formula="of:=IF(IF(LEFT(TRIM([$Translations.$B576]);LEN([.G$1]))=[.G$1];&quot;Yes&quot;;&quot;No&quot;)=IF(LEFT(TRIM([$Translations.$C576]);LEN([.G$1]))=[.G$1];&quot;Yes&quot;;&quot;No&quot;);&quot;&quot;;&quot;NO&quot;)">
            <text:p/>
          </table:table-cell>
        </table:table-row>
        <table:table-row table:style-name="ro8">
          <table:table-cell table:formula="of:=IF(IF(LEFT(TRIM([$Translations.$B577]);LEN([.A$1]))=[.A$1];&quot;Yes&quot;;&quot;No&quot;)=IF(LEFT(TRIM([$Translations.$C577]);LEN([.A$1]))=[.A$1];&quot;Yes&quot;;&quot;No&quot;);&quot;&quot;;&quot;NO&quot;)">
            <text:p/>
          </table:table-cell>
          <table:table-cell table:formula="of:=IF(IF(LEFT(TRIM([$Translations.$B577]);LEN([.B$1]))=[.B$1];&quot;Yes&quot;;&quot;No&quot;)=IF(LEFT(TRIM([$Translations.$C577]);LEN([.B$1]))=[.B$1];&quot;Yes&quot;;&quot;No&quot;);&quot;&quot;;&quot;NO&quot;)">
            <text:p/>
          </table:table-cell>
          <table:table-cell table:formula="of:=IF(IF(LEFT(TRIM([$Translations.$B577]);LEN([.C$1]))=[.C$1];&quot;Yes&quot;;&quot;No&quot;)=IF(LEFT(TRIM([$Translations.$C577]);LEN([.C$1]))=[.C$1];&quot;Yes&quot;;&quot;No&quot;);&quot;&quot;;&quot;NO&quot;)">
            <text:p/>
          </table:table-cell>
          <table:table-cell table:formula="of:=IF(IF(LEFT(TRIM([$Translations.$B577]);LEN([.D$1]))=[.D$1];&quot;Yes&quot;;&quot;No&quot;)=IF(LEFT(TRIM([$Translations.$C577]);LEN([.D$1]))=[.D$1];&quot;Yes&quot;;&quot;No&quot;);&quot;&quot;;&quot;NO&quot;)">
            <text:p/>
          </table:table-cell>
          <table:table-cell table:formula="of:=IF(IF(LEFT(TRIM([$Translations.$B577]);LEN([.E$1]))=[.E$1];&quot;Yes&quot;;&quot;No&quot;)=IF(LEFT(TRIM([$Translations.$C577]);LEN([.E$1]))=[.E$1];&quot;Yes&quot;;&quot;No&quot;);&quot;&quot;;&quot;NO&quot;)">
            <text:p/>
          </table:table-cell>
          <table:table-cell table:formula="of:=IF(IF(LEFT(TRIM([$Translations.$B577]);LEN([.F$1]))=[.F$1];&quot;Yes&quot;;&quot;No&quot;)=IF(LEFT(TRIM([$Translations.$C577]);LEN([.F$1]))=[.F$1];&quot;Yes&quot;;&quot;No&quot;);&quot;&quot;;&quot;NO&quot;)">
            <text:p/>
          </table:table-cell>
          <table:table-cell table:formula="of:=IF(IF(LEFT(TRIM([$Translations.$B577]);LEN([.G$1]))=[.G$1];&quot;Yes&quot;;&quot;No&quot;)=IF(LEFT(TRIM([$Translations.$C577]);LEN([.G$1]))=[.G$1];&quot;Yes&quot;;&quot;No&quot;);&quot;&quot;;&quot;NO&quot;)">
            <text:p/>
          </table:table-cell>
        </table:table-row>
        <table:table-row table:style-name="ro8">
          <table:table-cell table:formula="of:=IF(IF(LEFT(TRIM([$Translations.$B578]);LEN([.A$1]))=[.A$1];&quot;Yes&quot;;&quot;No&quot;)=IF(LEFT(TRIM([$Translations.$C578]);LEN([.A$1]))=[.A$1];&quot;Yes&quot;;&quot;No&quot;);&quot;&quot;;&quot;NO&quot;)">
            <text:p/>
          </table:table-cell>
          <table:table-cell table:formula="of:=IF(IF(LEFT(TRIM([$Translations.$B578]);LEN([.B$1]))=[.B$1];&quot;Yes&quot;;&quot;No&quot;)=IF(LEFT(TRIM([$Translations.$C578]);LEN([.B$1]))=[.B$1];&quot;Yes&quot;;&quot;No&quot;);&quot;&quot;;&quot;NO&quot;)">
            <text:p/>
          </table:table-cell>
          <table:table-cell table:formula="of:=IF(IF(LEFT(TRIM([$Translations.$B578]);LEN([.C$1]))=[.C$1];&quot;Yes&quot;;&quot;No&quot;)=IF(LEFT(TRIM([$Translations.$C578]);LEN([.C$1]))=[.C$1];&quot;Yes&quot;;&quot;No&quot;);&quot;&quot;;&quot;NO&quot;)">
            <text:p/>
          </table:table-cell>
          <table:table-cell table:formula="of:=IF(IF(LEFT(TRIM([$Translations.$B578]);LEN([.D$1]))=[.D$1];&quot;Yes&quot;;&quot;No&quot;)=IF(LEFT(TRIM([$Translations.$C578]);LEN([.D$1]))=[.D$1];&quot;Yes&quot;;&quot;No&quot;);&quot;&quot;;&quot;NO&quot;)">
            <text:p/>
          </table:table-cell>
          <table:table-cell table:formula="of:=IF(IF(LEFT(TRIM([$Translations.$B578]);LEN([.E$1]))=[.E$1];&quot;Yes&quot;;&quot;No&quot;)=IF(LEFT(TRIM([$Translations.$C578]);LEN([.E$1]))=[.E$1];&quot;Yes&quot;;&quot;No&quot;);&quot;&quot;;&quot;NO&quot;)">
            <text:p/>
          </table:table-cell>
          <table:table-cell table:formula="of:=IF(IF(LEFT(TRIM([$Translations.$B578]);LEN([.F$1]))=[.F$1];&quot;Yes&quot;;&quot;No&quot;)=IF(LEFT(TRIM([$Translations.$C578]);LEN([.F$1]))=[.F$1];&quot;Yes&quot;;&quot;No&quot;);&quot;&quot;;&quot;NO&quot;)">
            <text:p/>
          </table:table-cell>
          <table:table-cell table:formula="of:=IF(IF(LEFT(TRIM([$Translations.$B578]);LEN([.G$1]))=[.G$1];&quot;Yes&quot;;&quot;No&quot;)=IF(LEFT(TRIM([$Translations.$C578]);LEN([.G$1]))=[.G$1];&quot;Yes&quot;;&quot;No&quot;);&quot;&quot;;&quot;NO&quot;)">
            <text:p/>
          </table:table-cell>
        </table:table-row>
        <table:table-row table:style-name="ro8">
          <table:table-cell table:formula="of:=IF(IF(LEFT(TRIM([$Translations.$B579]);LEN([.A$1]))=[.A$1];&quot;Yes&quot;;&quot;No&quot;)=IF(LEFT(TRIM([$Translations.$C579]);LEN([.A$1]))=[.A$1];&quot;Yes&quot;;&quot;No&quot;);&quot;&quot;;&quot;NO&quot;)">
            <text:p/>
          </table:table-cell>
          <table:table-cell table:formula="of:=IF(IF(LEFT(TRIM([$Translations.$B579]);LEN([.B$1]))=[.B$1];&quot;Yes&quot;;&quot;No&quot;)=IF(LEFT(TRIM([$Translations.$C579]);LEN([.B$1]))=[.B$1];&quot;Yes&quot;;&quot;No&quot;);&quot;&quot;;&quot;NO&quot;)">
            <text:p/>
          </table:table-cell>
          <table:table-cell table:formula="of:=IF(IF(LEFT(TRIM([$Translations.$B579]);LEN([.C$1]))=[.C$1];&quot;Yes&quot;;&quot;No&quot;)=IF(LEFT(TRIM([$Translations.$C579]);LEN([.C$1]))=[.C$1];&quot;Yes&quot;;&quot;No&quot;);&quot;&quot;;&quot;NO&quot;)">
            <text:p/>
          </table:table-cell>
          <table:table-cell table:formula="of:=IF(IF(LEFT(TRIM([$Translations.$B579]);LEN([.D$1]))=[.D$1];&quot;Yes&quot;;&quot;No&quot;)=IF(LEFT(TRIM([$Translations.$C579]);LEN([.D$1]))=[.D$1];&quot;Yes&quot;;&quot;No&quot;);&quot;&quot;;&quot;NO&quot;)">
            <text:p/>
          </table:table-cell>
          <table:table-cell table:formula="of:=IF(IF(LEFT(TRIM([$Translations.$B579]);LEN([.E$1]))=[.E$1];&quot;Yes&quot;;&quot;No&quot;)=IF(LEFT(TRIM([$Translations.$C579]);LEN([.E$1]))=[.E$1];&quot;Yes&quot;;&quot;No&quot;);&quot;&quot;;&quot;NO&quot;)">
            <text:p/>
          </table:table-cell>
          <table:table-cell table:formula="of:=IF(IF(LEFT(TRIM([$Translations.$B579]);LEN([.F$1]))=[.F$1];&quot;Yes&quot;;&quot;No&quot;)=IF(LEFT(TRIM([$Translations.$C579]);LEN([.F$1]))=[.F$1];&quot;Yes&quot;;&quot;No&quot;);&quot;&quot;;&quot;NO&quot;)">
            <text:p/>
          </table:table-cell>
          <table:table-cell table:formula="of:=IF(IF(LEFT(TRIM([$Translations.$B579]);LEN([.G$1]))=[.G$1];&quot;Yes&quot;;&quot;No&quot;)=IF(LEFT(TRIM([$Translations.$C579]);LEN([.G$1]))=[.G$1];&quot;Yes&quot;;&quot;No&quot;);&quot;&quot;;&quot;NO&quot;)">
            <text:p/>
          </table:table-cell>
        </table:table-row>
        <table:table-row table:style-name="ro8">
          <table:table-cell table:formula="of:=IF(IF(LEFT(TRIM([$Translations.$B580]);LEN([.A$1]))=[.A$1];&quot;Yes&quot;;&quot;No&quot;)=IF(LEFT(TRIM([$Translations.$C580]);LEN([.A$1]))=[.A$1];&quot;Yes&quot;;&quot;No&quot;);&quot;&quot;;&quot;NO&quot;)">
            <text:p/>
          </table:table-cell>
          <table:table-cell table:formula="of:=IF(IF(LEFT(TRIM([$Translations.$B580]);LEN([.B$1]))=[.B$1];&quot;Yes&quot;;&quot;No&quot;)=IF(LEFT(TRIM([$Translations.$C580]);LEN([.B$1]))=[.B$1];&quot;Yes&quot;;&quot;No&quot;);&quot;&quot;;&quot;NO&quot;)">
            <text:p/>
          </table:table-cell>
          <table:table-cell table:formula="of:=IF(IF(LEFT(TRIM([$Translations.$B580]);LEN([.C$1]))=[.C$1];&quot;Yes&quot;;&quot;No&quot;)=IF(LEFT(TRIM([$Translations.$C580]);LEN([.C$1]))=[.C$1];&quot;Yes&quot;;&quot;No&quot;);&quot;&quot;;&quot;NO&quot;)">
            <text:p/>
          </table:table-cell>
          <table:table-cell table:formula="of:=IF(IF(LEFT(TRIM([$Translations.$B580]);LEN([.D$1]))=[.D$1];&quot;Yes&quot;;&quot;No&quot;)=IF(LEFT(TRIM([$Translations.$C580]);LEN([.D$1]))=[.D$1];&quot;Yes&quot;;&quot;No&quot;);&quot;&quot;;&quot;NO&quot;)">
            <text:p/>
          </table:table-cell>
          <table:table-cell table:formula="of:=IF(IF(LEFT(TRIM([$Translations.$B580]);LEN([.E$1]))=[.E$1];&quot;Yes&quot;;&quot;No&quot;)=IF(LEFT(TRIM([$Translations.$C580]);LEN([.E$1]))=[.E$1];&quot;Yes&quot;;&quot;No&quot;);&quot;&quot;;&quot;NO&quot;)">
            <text:p/>
          </table:table-cell>
          <table:table-cell table:formula="of:=IF(IF(LEFT(TRIM([$Translations.$B580]);LEN([.F$1]))=[.F$1];&quot;Yes&quot;;&quot;No&quot;)=IF(LEFT(TRIM([$Translations.$C580]);LEN([.F$1]))=[.F$1];&quot;Yes&quot;;&quot;No&quot;);&quot;&quot;;&quot;NO&quot;)">
            <text:p/>
          </table:table-cell>
          <table:table-cell table:formula="of:=IF(IF(LEFT(TRIM([$Translations.$B580]);LEN([.G$1]))=[.G$1];&quot;Yes&quot;;&quot;No&quot;)=IF(LEFT(TRIM([$Translations.$C580]);LEN([.G$1]))=[.G$1];&quot;Yes&quot;;&quot;No&quot;);&quot;&quot;;&quot;NO&quot;)">
            <text:p/>
          </table:table-cell>
        </table:table-row>
        <table:table-row table:style-name="ro8">
          <table:table-cell table:formula="of:=IF(IF(LEFT(TRIM([$Translations.$B581]);LEN([.A$1]))=[.A$1];&quot;Yes&quot;;&quot;No&quot;)=IF(LEFT(TRIM([$Translations.$C581]);LEN([.A$1]))=[.A$1];&quot;Yes&quot;;&quot;No&quot;);&quot;&quot;;&quot;NO&quot;)">
            <text:p/>
          </table:table-cell>
          <table:table-cell table:formula="of:=IF(IF(LEFT(TRIM([$Translations.$B581]);LEN([.B$1]))=[.B$1];&quot;Yes&quot;;&quot;No&quot;)=IF(LEFT(TRIM([$Translations.$C581]);LEN([.B$1]))=[.B$1];&quot;Yes&quot;;&quot;No&quot;);&quot;&quot;;&quot;NO&quot;)">
            <text:p/>
          </table:table-cell>
          <table:table-cell table:formula="of:=IF(IF(LEFT(TRIM([$Translations.$B581]);LEN([.C$1]))=[.C$1];&quot;Yes&quot;;&quot;No&quot;)=IF(LEFT(TRIM([$Translations.$C581]);LEN([.C$1]))=[.C$1];&quot;Yes&quot;;&quot;No&quot;);&quot;&quot;;&quot;NO&quot;)">
            <text:p/>
          </table:table-cell>
          <table:table-cell table:formula="of:=IF(IF(LEFT(TRIM([$Translations.$B581]);LEN([.D$1]))=[.D$1];&quot;Yes&quot;;&quot;No&quot;)=IF(LEFT(TRIM([$Translations.$C581]);LEN([.D$1]))=[.D$1];&quot;Yes&quot;;&quot;No&quot;);&quot;&quot;;&quot;NO&quot;)">
            <text:p/>
          </table:table-cell>
          <table:table-cell table:formula="of:=IF(IF(LEFT(TRIM([$Translations.$B581]);LEN([.E$1]))=[.E$1];&quot;Yes&quot;;&quot;No&quot;)=IF(LEFT(TRIM([$Translations.$C581]);LEN([.E$1]))=[.E$1];&quot;Yes&quot;;&quot;No&quot;);&quot;&quot;;&quot;NO&quot;)">
            <text:p/>
          </table:table-cell>
          <table:table-cell table:formula="of:=IF(IF(LEFT(TRIM([$Translations.$B581]);LEN([.F$1]))=[.F$1];&quot;Yes&quot;;&quot;No&quot;)=IF(LEFT(TRIM([$Translations.$C581]);LEN([.F$1]))=[.F$1];&quot;Yes&quot;;&quot;No&quot;);&quot;&quot;;&quot;NO&quot;)">
            <text:p/>
          </table:table-cell>
          <table:table-cell table:formula="of:=IF(IF(LEFT(TRIM([$Translations.$B581]);LEN([.G$1]))=[.G$1];&quot;Yes&quot;;&quot;No&quot;)=IF(LEFT(TRIM([$Translations.$C581]);LEN([.G$1]))=[.G$1];&quot;Yes&quot;;&quot;No&quot;);&quot;&quot;;&quot;NO&quot;)">
            <text:p/>
          </table:table-cell>
        </table:table-row>
        <table:table-row table:style-name="ro8">
          <table:table-cell table:formula="of:=IF(IF(LEFT(TRIM([$Translations.$B582]);LEN([.A$1]))=[.A$1];&quot;Yes&quot;;&quot;No&quot;)=IF(LEFT(TRIM([$Translations.$C582]);LEN([.A$1]))=[.A$1];&quot;Yes&quot;;&quot;No&quot;);&quot;&quot;;&quot;NO&quot;)">
            <text:p/>
          </table:table-cell>
          <table:table-cell table:formula="of:=IF(IF(LEFT(TRIM([$Translations.$B582]);LEN([.B$1]))=[.B$1];&quot;Yes&quot;;&quot;No&quot;)=IF(LEFT(TRIM([$Translations.$C582]);LEN([.B$1]))=[.B$1];&quot;Yes&quot;;&quot;No&quot;);&quot;&quot;;&quot;NO&quot;)">
            <text:p/>
          </table:table-cell>
          <table:table-cell table:formula="of:=IF(IF(LEFT(TRIM([$Translations.$B582]);LEN([.C$1]))=[.C$1];&quot;Yes&quot;;&quot;No&quot;)=IF(LEFT(TRIM([$Translations.$C582]);LEN([.C$1]))=[.C$1];&quot;Yes&quot;;&quot;No&quot;);&quot;&quot;;&quot;NO&quot;)">
            <text:p/>
          </table:table-cell>
          <table:table-cell table:formula="of:=IF(IF(LEFT(TRIM([$Translations.$B582]);LEN([.D$1]))=[.D$1];&quot;Yes&quot;;&quot;No&quot;)=IF(LEFT(TRIM([$Translations.$C582]);LEN([.D$1]))=[.D$1];&quot;Yes&quot;;&quot;No&quot;);&quot;&quot;;&quot;NO&quot;)">
            <text:p/>
          </table:table-cell>
          <table:table-cell table:formula="of:=IF(IF(LEFT(TRIM([$Translations.$B582]);LEN([.E$1]))=[.E$1];&quot;Yes&quot;;&quot;No&quot;)=IF(LEFT(TRIM([$Translations.$C582]);LEN([.E$1]))=[.E$1];&quot;Yes&quot;;&quot;No&quot;);&quot;&quot;;&quot;NO&quot;)">
            <text:p/>
          </table:table-cell>
          <table:table-cell table:formula="of:=IF(IF(LEFT(TRIM([$Translations.$B582]);LEN([.F$1]))=[.F$1];&quot;Yes&quot;;&quot;No&quot;)=IF(LEFT(TRIM([$Translations.$C582]);LEN([.F$1]))=[.F$1];&quot;Yes&quot;;&quot;No&quot;);&quot;&quot;;&quot;NO&quot;)">
            <text:p/>
          </table:table-cell>
          <table:table-cell table:formula="of:=IF(IF(LEFT(TRIM([$Translations.$B582]);LEN([.G$1]))=[.G$1];&quot;Yes&quot;;&quot;No&quot;)=IF(LEFT(TRIM([$Translations.$C582]);LEN([.G$1]))=[.G$1];&quot;Yes&quot;;&quot;No&quot;);&quot;&quot;;&quot;NO&quot;)">
            <text:p/>
          </table:table-cell>
        </table:table-row>
        <table:table-row table:style-name="ro8">
          <table:table-cell table:formula="of:=IF(IF(LEFT(TRIM([$Translations.$B583]);LEN([.A$1]))=[.A$1];&quot;Yes&quot;;&quot;No&quot;)=IF(LEFT(TRIM([$Translations.$C583]);LEN([.A$1]))=[.A$1];&quot;Yes&quot;;&quot;No&quot;);&quot;&quot;;&quot;NO&quot;)">
            <text:p/>
          </table:table-cell>
          <table:table-cell table:formula="of:=IF(IF(LEFT(TRIM([$Translations.$B583]);LEN([.B$1]))=[.B$1];&quot;Yes&quot;;&quot;No&quot;)=IF(LEFT(TRIM([$Translations.$C583]);LEN([.B$1]))=[.B$1];&quot;Yes&quot;;&quot;No&quot;);&quot;&quot;;&quot;NO&quot;)">
            <text:p/>
          </table:table-cell>
          <table:table-cell table:formula="of:=IF(IF(LEFT(TRIM([$Translations.$B583]);LEN([.C$1]))=[.C$1];&quot;Yes&quot;;&quot;No&quot;)=IF(LEFT(TRIM([$Translations.$C583]);LEN([.C$1]))=[.C$1];&quot;Yes&quot;;&quot;No&quot;);&quot;&quot;;&quot;NO&quot;)">
            <text:p/>
          </table:table-cell>
          <table:table-cell table:formula="of:=IF(IF(LEFT(TRIM([$Translations.$B583]);LEN([.D$1]))=[.D$1];&quot;Yes&quot;;&quot;No&quot;)=IF(LEFT(TRIM([$Translations.$C583]);LEN([.D$1]))=[.D$1];&quot;Yes&quot;;&quot;No&quot;);&quot;&quot;;&quot;NO&quot;)">
            <text:p/>
          </table:table-cell>
          <table:table-cell table:formula="of:=IF(IF(LEFT(TRIM([$Translations.$B583]);LEN([.E$1]))=[.E$1];&quot;Yes&quot;;&quot;No&quot;)=IF(LEFT(TRIM([$Translations.$C583]);LEN([.E$1]))=[.E$1];&quot;Yes&quot;;&quot;No&quot;);&quot;&quot;;&quot;NO&quot;)">
            <text:p/>
          </table:table-cell>
          <table:table-cell table:formula="of:=IF(IF(LEFT(TRIM([$Translations.$B583]);LEN([.F$1]))=[.F$1];&quot;Yes&quot;;&quot;No&quot;)=IF(LEFT(TRIM([$Translations.$C583]);LEN([.F$1]))=[.F$1];&quot;Yes&quot;;&quot;No&quot;);&quot;&quot;;&quot;NO&quot;)">
            <text:p/>
          </table:table-cell>
          <table:table-cell table:formula="of:=IF(IF(LEFT(TRIM([$Translations.$B583]);LEN([.G$1]))=[.G$1];&quot;Yes&quot;;&quot;No&quot;)=IF(LEFT(TRIM([$Translations.$C583]);LEN([.G$1]))=[.G$1];&quot;Yes&quot;;&quot;No&quot;);&quot;&quot;;&quot;NO&quot;)">
            <text:p/>
          </table:table-cell>
        </table:table-row>
        <table:table-row table:style-name="ro8">
          <table:table-cell table:formula="of:=IF(IF(LEFT(TRIM([$Translations.$B584]);LEN([.A$1]))=[.A$1];&quot;Yes&quot;;&quot;No&quot;)=IF(LEFT(TRIM([$Translations.$C584]);LEN([.A$1]))=[.A$1];&quot;Yes&quot;;&quot;No&quot;);&quot;&quot;;&quot;NO&quot;)">
            <text:p/>
          </table:table-cell>
          <table:table-cell table:formula="of:=IF(IF(LEFT(TRIM([$Translations.$B584]);LEN([.B$1]))=[.B$1];&quot;Yes&quot;;&quot;No&quot;)=IF(LEFT(TRIM([$Translations.$C584]);LEN([.B$1]))=[.B$1];&quot;Yes&quot;;&quot;No&quot;);&quot;&quot;;&quot;NO&quot;)">
            <text:p/>
          </table:table-cell>
          <table:table-cell table:formula="of:=IF(IF(LEFT(TRIM([$Translations.$B584]);LEN([.C$1]))=[.C$1];&quot;Yes&quot;;&quot;No&quot;)=IF(LEFT(TRIM([$Translations.$C584]);LEN([.C$1]))=[.C$1];&quot;Yes&quot;;&quot;No&quot;);&quot;&quot;;&quot;NO&quot;)">
            <text:p/>
          </table:table-cell>
          <table:table-cell table:formula="of:=IF(IF(LEFT(TRIM([$Translations.$B584]);LEN([.D$1]))=[.D$1];&quot;Yes&quot;;&quot;No&quot;)=IF(LEFT(TRIM([$Translations.$C584]);LEN([.D$1]))=[.D$1];&quot;Yes&quot;;&quot;No&quot;);&quot;&quot;;&quot;NO&quot;)">
            <text:p/>
          </table:table-cell>
          <table:table-cell table:formula="of:=IF(IF(LEFT(TRIM([$Translations.$B584]);LEN([.E$1]))=[.E$1];&quot;Yes&quot;;&quot;No&quot;)=IF(LEFT(TRIM([$Translations.$C584]);LEN([.E$1]))=[.E$1];&quot;Yes&quot;;&quot;No&quot;);&quot;&quot;;&quot;NO&quot;)">
            <text:p/>
          </table:table-cell>
          <table:table-cell table:formula="of:=IF(IF(LEFT(TRIM([$Translations.$B584]);LEN([.F$1]))=[.F$1];&quot;Yes&quot;;&quot;No&quot;)=IF(LEFT(TRIM([$Translations.$C584]);LEN([.F$1]))=[.F$1];&quot;Yes&quot;;&quot;No&quot;);&quot;&quot;;&quot;NO&quot;)">
            <text:p/>
          </table:table-cell>
          <table:table-cell table:formula="of:=IF(IF(LEFT(TRIM([$Translations.$B584]);LEN([.G$1]))=[.G$1];&quot;Yes&quot;;&quot;No&quot;)=IF(LEFT(TRIM([$Translations.$C584]);LEN([.G$1]))=[.G$1];&quot;Yes&quot;;&quot;No&quot;);&quot;&quot;;&quot;NO&quot;)">
            <text:p/>
          </table:table-cell>
        </table:table-row>
        <table:table-row table:style-name="ro8">
          <table:table-cell table:formula="of:=IF(IF(LEFT(TRIM([$Translations.$B585]);LEN([.A$1]))=[.A$1];&quot;Yes&quot;;&quot;No&quot;)=IF(LEFT(TRIM([$Translations.$C585]);LEN([.A$1]))=[.A$1];&quot;Yes&quot;;&quot;No&quot;);&quot;&quot;;&quot;NO&quot;)">
            <text:p/>
          </table:table-cell>
          <table:table-cell table:formula="of:=IF(IF(LEFT(TRIM([$Translations.$B585]);LEN([.B$1]))=[.B$1];&quot;Yes&quot;;&quot;No&quot;)=IF(LEFT(TRIM([$Translations.$C585]);LEN([.B$1]))=[.B$1];&quot;Yes&quot;;&quot;No&quot;);&quot;&quot;;&quot;NO&quot;)">
            <text:p/>
          </table:table-cell>
          <table:table-cell table:formula="of:=IF(IF(LEFT(TRIM([$Translations.$B585]);LEN([.C$1]))=[.C$1];&quot;Yes&quot;;&quot;No&quot;)=IF(LEFT(TRIM([$Translations.$C585]);LEN([.C$1]))=[.C$1];&quot;Yes&quot;;&quot;No&quot;);&quot;&quot;;&quot;NO&quot;)">
            <text:p/>
          </table:table-cell>
          <table:table-cell table:formula="of:=IF(IF(LEFT(TRIM([$Translations.$B585]);LEN([.D$1]))=[.D$1];&quot;Yes&quot;;&quot;No&quot;)=IF(LEFT(TRIM([$Translations.$C585]);LEN([.D$1]))=[.D$1];&quot;Yes&quot;;&quot;No&quot;);&quot;&quot;;&quot;NO&quot;)">
            <text:p/>
          </table:table-cell>
          <table:table-cell table:formula="of:=IF(IF(LEFT(TRIM([$Translations.$B585]);LEN([.E$1]))=[.E$1];&quot;Yes&quot;;&quot;No&quot;)=IF(LEFT(TRIM([$Translations.$C585]);LEN([.E$1]))=[.E$1];&quot;Yes&quot;;&quot;No&quot;);&quot;&quot;;&quot;NO&quot;)">
            <text:p/>
          </table:table-cell>
          <table:table-cell table:formula="of:=IF(IF(LEFT(TRIM([$Translations.$B585]);LEN([.F$1]))=[.F$1];&quot;Yes&quot;;&quot;No&quot;)=IF(LEFT(TRIM([$Translations.$C585]);LEN([.F$1]))=[.F$1];&quot;Yes&quot;;&quot;No&quot;);&quot;&quot;;&quot;NO&quot;)">
            <text:p/>
          </table:table-cell>
          <table:table-cell table:formula="of:=IF(IF(LEFT(TRIM([$Translations.$B585]);LEN([.G$1]))=[.G$1];&quot;Yes&quot;;&quot;No&quot;)=IF(LEFT(TRIM([$Translations.$C585]);LEN([.G$1]))=[.G$1];&quot;Yes&quot;;&quot;No&quot;);&quot;&quot;;&quot;NO&quot;)">
            <text:p/>
          </table:table-cell>
        </table:table-row>
        <table:table-row table:style-name="ro8">
          <table:table-cell table:formula="of:=IF(IF(LEFT(TRIM([$Translations.$B586]);LEN([.A$1]))=[.A$1];&quot;Yes&quot;;&quot;No&quot;)=IF(LEFT(TRIM([$Translations.$C586]);LEN([.A$1]))=[.A$1];&quot;Yes&quot;;&quot;No&quot;);&quot;&quot;;&quot;NO&quot;)">
            <text:p/>
          </table:table-cell>
          <table:table-cell table:formula="of:=IF(IF(LEFT(TRIM([$Translations.$B586]);LEN([.B$1]))=[.B$1];&quot;Yes&quot;;&quot;No&quot;)=IF(LEFT(TRIM([$Translations.$C586]);LEN([.B$1]))=[.B$1];&quot;Yes&quot;;&quot;No&quot;);&quot;&quot;;&quot;NO&quot;)">
            <text:p/>
          </table:table-cell>
          <table:table-cell table:formula="of:=IF(IF(LEFT(TRIM([$Translations.$B586]);LEN([.C$1]))=[.C$1];&quot;Yes&quot;;&quot;No&quot;)=IF(LEFT(TRIM([$Translations.$C586]);LEN([.C$1]))=[.C$1];&quot;Yes&quot;;&quot;No&quot;);&quot;&quot;;&quot;NO&quot;)">
            <text:p/>
          </table:table-cell>
          <table:table-cell table:formula="of:=IF(IF(LEFT(TRIM([$Translations.$B586]);LEN([.D$1]))=[.D$1];&quot;Yes&quot;;&quot;No&quot;)=IF(LEFT(TRIM([$Translations.$C586]);LEN([.D$1]))=[.D$1];&quot;Yes&quot;;&quot;No&quot;);&quot;&quot;;&quot;NO&quot;)">
            <text:p/>
          </table:table-cell>
          <table:table-cell table:formula="of:=IF(IF(LEFT(TRIM([$Translations.$B586]);LEN([.E$1]))=[.E$1];&quot;Yes&quot;;&quot;No&quot;)=IF(LEFT(TRIM([$Translations.$C586]);LEN([.E$1]))=[.E$1];&quot;Yes&quot;;&quot;No&quot;);&quot;&quot;;&quot;NO&quot;)">
            <text:p/>
          </table:table-cell>
          <table:table-cell table:formula="of:=IF(IF(LEFT(TRIM([$Translations.$B586]);LEN([.F$1]))=[.F$1];&quot;Yes&quot;;&quot;No&quot;)=IF(LEFT(TRIM([$Translations.$C586]);LEN([.F$1]))=[.F$1];&quot;Yes&quot;;&quot;No&quot;);&quot;&quot;;&quot;NO&quot;)">
            <text:p/>
          </table:table-cell>
          <table:table-cell table:formula="of:=IF(IF(LEFT(TRIM([$Translations.$B586]);LEN([.G$1]))=[.G$1];&quot;Yes&quot;;&quot;No&quot;)=IF(LEFT(TRIM([$Translations.$C586]);LEN([.G$1]))=[.G$1];&quot;Yes&quot;;&quot;No&quot;);&quot;&quot;;&quot;NO&quot;)">
            <text:p/>
          </table:table-cell>
        </table:table-row>
        <table:table-row table:style-name="ro8">
          <table:table-cell table:formula="of:=IF(IF(LEFT(TRIM([$Translations.$B587]);LEN([.A$1]))=[.A$1];&quot;Yes&quot;;&quot;No&quot;)=IF(LEFT(TRIM([$Translations.$C587]);LEN([.A$1]))=[.A$1];&quot;Yes&quot;;&quot;No&quot;);&quot;&quot;;&quot;NO&quot;)">
            <text:p/>
          </table:table-cell>
          <table:table-cell table:formula="of:=IF(IF(LEFT(TRIM([$Translations.$B587]);LEN([.B$1]))=[.B$1];&quot;Yes&quot;;&quot;No&quot;)=IF(LEFT(TRIM([$Translations.$C587]);LEN([.B$1]))=[.B$1];&quot;Yes&quot;;&quot;No&quot;);&quot;&quot;;&quot;NO&quot;)">
            <text:p/>
          </table:table-cell>
          <table:table-cell table:formula="of:=IF(IF(LEFT(TRIM([$Translations.$B587]);LEN([.C$1]))=[.C$1];&quot;Yes&quot;;&quot;No&quot;)=IF(LEFT(TRIM([$Translations.$C587]);LEN([.C$1]))=[.C$1];&quot;Yes&quot;;&quot;No&quot;);&quot;&quot;;&quot;NO&quot;)">
            <text:p/>
          </table:table-cell>
          <table:table-cell table:formula="of:=IF(IF(LEFT(TRIM([$Translations.$B587]);LEN([.D$1]))=[.D$1];&quot;Yes&quot;;&quot;No&quot;)=IF(LEFT(TRIM([$Translations.$C587]);LEN([.D$1]))=[.D$1];&quot;Yes&quot;;&quot;No&quot;);&quot;&quot;;&quot;NO&quot;)">
            <text:p/>
          </table:table-cell>
          <table:table-cell table:formula="of:=IF(IF(LEFT(TRIM([$Translations.$B587]);LEN([.E$1]))=[.E$1];&quot;Yes&quot;;&quot;No&quot;)=IF(LEFT(TRIM([$Translations.$C587]);LEN([.E$1]))=[.E$1];&quot;Yes&quot;;&quot;No&quot;);&quot;&quot;;&quot;NO&quot;)">
            <text:p/>
          </table:table-cell>
          <table:table-cell table:formula="of:=IF(IF(LEFT(TRIM([$Translations.$B587]);LEN([.F$1]))=[.F$1];&quot;Yes&quot;;&quot;No&quot;)=IF(LEFT(TRIM([$Translations.$C587]);LEN([.F$1]))=[.F$1];&quot;Yes&quot;;&quot;No&quot;);&quot;&quot;;&quot;NO&quot;)">
            <text:p/>
          </table:table-cell>
          <table:table-cell table:formula="of:=IF(IF(LEFT(TRIM([$Translations.$B587]);LEN([.G$1]))=[.G$1];&quot;Yes&quot;;&quot;No&quot;)=IF(LEFT(TRIM([$Translations.$C587]);LEN([.G$1]))=[.G$1];&quot;Yes&quot;;&quot;No&quot;);&quot;&quot;;&quot;NO&quot;)">
            <text:p/>
          </table:table-cell>
        </table:table-row>
        <table:table-row table:style-name="ro8">
          <table:table-cell table:formula="of:=IF(IF(LEFT(TRIM([$Translations.$B588]);LEN([.A$1]))=[.A$1];&quot;Yes&quot;;&quot;No&quot;)=IF(LEFT(TRIM([$Translations.$C588]);LEN([.A$1]))=[.A$1];&quot;Yes&quot;;&quot;No&quot;);&quot;&quot;;&quot;NO&quot;)">
            <text:p/>
          </table:table-cell>
          <table:table-cell table:formula="of:=IF(IF(LEFT(TRIM([$Translations.$B588]);LEN([.B$1]))=[.B$1];&quot;Yes&quot;;&quot;No&quot;)=IF(LEFT(TRIM([$Translations.$C588]);LEN([.B$1]))=[.B$1];&quot;Yes&quot;;&quot;No&quot;);&quot;&quot;;&quot;NO&quot;)">
            <text:p/>
          </table:table-cell>
          <table:table-cell table:formula="of:=IF(IF(LEFT(TRIM([$Translations.$B588]);LEN([.C$1]))=[.C$1];&quot;Yes&quot;;&quot;No&quot;)=IF(LEFT(TRIM([$Translations.$C588]);LEN([.C$1]))=[.C$1];&quot;Yes&quot;;&quot;No&quot;);&quot;&quot;;&quot;NO&quot;)">
            <text:p/>
          </table:table-cell>
          <table:table-cell table:formula="of:=IF(IF(LEFT(TRIM([$Translations.$B588]);LEN([.D$1]))=[.D$1];&quot;Yes&quot;;&quot;No&quot;)=IF(LEFT(TRIM([$Translations.$C588]);LEN([.D$1]))=[.D$1];&quot;Yes&quot;;&quot;No&quot;);&quot;&quot;;&quot;NO&quot;)">
            <text:p/>
          </table:table-cell>
          <table:table-cell table:formula="of:=IF(IF(LEFT(TRIM([$Translations.$B588]);LEN([.E$1]))=[.E$1];&quot;Yes&quot;;&quot;No&quot;)=IF(LEFT(TRIM([$Translations.$C588]);LEN([.E$1]))=[.E$1];&quot;Yes&quot;;&quot;No&quot;);&quot;&quot;;&quot;NO&quot;)">
            <text:p/>
          </table:table-cell>
          <table:table-cell table:formula="of:=IF(IF(LEFT(TRIM([$Translations.$B588]);LEN([.F$1]))=[.F$1];&quot;Yes&quot;;&quot;No&quot;)=IF(LEFT(TRIM([$Translations.$C588]);LEN([.F$1]))=[.F$1];&quot;Yes&quot;;&quot;No&quot;);&quot;&quot;;&quot;NO&quot;)">
            <text:p/>
          </table:table-cell>
          <table:table-cell table:formula="of:=IF(IF(LEFT(TRIM([$Translations.$B588]);LEN([.G$1]))=[.G$1];&quot;Yes&quot;;&quot;No&quot;)=IF(LEFT(TRIM([$Translations.$C588]);LEN([.G$1]))=[.G$1];&quot;Yes&quot;;&quot;No&quot;);&quot;&quot;;&quot;NO&quot;)">
            <text:p/>
          </table:table-cell>
        </table:table-row>
        <table:table-row table:style-name="ro8">
          <table:table-cell table:formula="of:=IF(IF(LEFT(TRIM([$Translations.$B589]);LEN([.A$1]))=[.A$1];&quot;Yes&quot;;&quot;No&quot;)=IF(LEFT(TRIM([$Translations.$C589]);LEN([.A$1]))=[.A$1];&quot;Yes&quot;;&quot;No&quot;);&quot;&quot;;&quot;NO&quot;)">
            <text:p/>
          </table:table-cell>
          <table:table-cell table:formula="of:=IF(IF(LEFT(TRIM([$Translations.$B589]);LEN([.B$1]))=[.B$1];&quot;Yes&quot;;&quot;No&quot;)=IF(LEFT(TRIM([$Translations.$C589]);LEN([.B$1]))=[.B$1];&quot;Yes&quot;;&quot;No&quot;);&quot;&quot;;&quot;NO&quot;)">
            <text:p/>
          </table:table-cell>
          <table:table-cell table:formula="of:=IF(IF(LEFT(TRIM([$Translations.$B589]);LEN([.C$1]))=[.C$1];&quot;Yes&quot;;&quot;No&quot;)=IF(LEFT(TRIM([$Translations.$C589]);LEN([.C$1]))=[.C$1];&quot;Yes&quot;;&quot;No&quot;);&quot;&quot;;&quot;NO&quot;)">
            <text:p/>
          </table:table-cell>
          <table:table-cell table:formula="of:=IF(IF(LEFT(TRIM([$Translations.$B589]);LEN([.D$1]))=[.D$1];&quot;Yes&quot;;&quot;No&quot;)=IF(LEFT(TRIM([$Translations.$C589]);LEN([.D$1]))=[.D$1];&quot;Yes&quot;;&quot;No&quot;);&quot;&quot;;&quot;NO&quot;)">
            <text:p/>
          </table:table-cell>
          <table:table-cell table:formula="of:=IF(IF(LEFT(TRIM([$Translations.$B589]);LEN([.E$1]))=[.E$1];&quot;Yes&quot;;&quot;No&quot;)=IF(LEFT(TRIM([$Translations.$C589]);LEN([.E$1]))=[.E$1];&quot;Yes&quot;;&quot;No&quot;);&quot;&quot;;&quot;NO&quot;)">
            <text:p/>
          </table:table-cell>
          <table:table-cell table:formula="of:=IF(IF(LEFT(TRIM([$Translations.$B589]);LEN([.F$1]))=[.F$1];&quot;Yes&quot;;&quot;No&quot;)=IF(LEFT(TRIM([$Translations.$C589]);LEN([.F$1]))=[.F$1];&quot;Yes&quot;;&quot;No&quot;);&quot;&quot;;&quot;NO&quot;)">
            <text:p/>
          </table:table-cell>
          <table:table-cell table:formula="of:=IF(IF(LEFT(TRIM([$Translations.$B589]);LEN([.G$1]))=[.G$1];&quot;Yes&quot;;&quot;No&quot;)=IF(LEFT(TRIM([$Translations.$C589]);LEN([.G$1]))=[.G$1];&quot;Yes&quot;;&quot;No&quot;);&quot;&quot;;&quot;NO&quot;)">
            <text:p/>
          </table:table-cell>
        </table:table-row>
        <table:table-row table:style-name="ro8">
          <table:table-cell table:formula="of:=IF(IF(LEFT(TRIM([$Translations.$B590]);LEN([.A$1]))=[.A$1];&quot;Yes&quot;;&quot;No&quot;)=IF(LEFT(TRIM([$Translations.$C590]);LEN([.A$1]))=[.A$1];&quot;Yes&quot;;&quot;No&quot;);&quot;&quot;;&quot;NO&quot;)">
            <text:p/>
          </table:table-cell>
          <table:table-cell table:formula="of:=IF(IF(LEFT(TRIM([$Translations.$B590]);LEN([.B$1]))=[.B$1];&quot;Yes&quot;;&quot;No&quot;)=IF(LEFT(TRIM([$Translations.$C590]);LEN([.B$1]))=[.B$1];&quot;Yes&quot;;&quot;No&quot;);&quot;&quot;;&quot;NO&quot;)">
            <text:p/>
          </table:table-cell>
          <table:table-cell table:formula="of:=IF(IF(LEFT(TRIM([$Translations.$B590]);LEN([.C$1]))=[.C$1];&quot;Yes&quot;;&quot;No&quot;)=IF(LEFT(TRIM([$Translations.$C590]);LEN([.C$1]))=[.C$1];&quot;Yes&quot;;&quot;No&quot;);&quot;&quot;;&quot;NO&quot;)">
            <text:p/>
          </table:table-cell>
          <table:table-cell table:formula="of:=IF(IF(LEFT(TRIM([$Translations.$B590]);LEN([.D$1]))=[.D$1];&quot;Yes&quot;;&quot;No&quot;)=IF(LEFT(TRIM([$Translations.$C590]);LEN([.D$1]))=[.D$1];&quot;Yes&quot;;&quot;No&quot;);&quot;&quot;;&quot;NO&quot;)">
            <text:p/>
          </table:table-cell>
          <table:table-cell table:formula="of:=IF(IF(LEFT(TRIM([$Translations.$B590]);LEN([.E$1]))=[.E$1];&quot;Yes&quot;;&quot;No&quot;)=IF(LEFT(TRIM([$Translations.$C590]);LEN([.E$1]))=[.E$1];&quot;Yes&quot;;&quot;No&quot;);&quot;&quot;;&quot;NO&quot;)">
            <text:p/>
          </table:table-cell>
          <table:table-cell table:formula="of:=IF(IF(LEFT(TRIM([$Translations.$B590]);LEN([.F$1]))=[.F$1];&quot;Yes&quot;;&quot;No&quot;)=IF(LEFT(TRIM([$Translations.$C590]);LEN([.F$1]))=[.F$1];&quot;Yes&quot;;&quot;No&quot;);&quot;&quot;;&quot;NO&quot;)">
            <text:p/>
          </table:table-cell>
          <table:table-cell table:formula="of:=IF(IF(LEFT(TRIM([$Translations.$B590]);LEN([.G$1]))=[.G$1];&quot;Yes&quot;;&quot;No&quot;)=IF(LEFT(TRIM([$Translations.$C590]);LEN([.G$1]))=[.G$1];&quot;Yes&quot;;&quot;No&quot;);&quot;&quot;;&quot;NO&quot;)">
            <text:p/>
          </table:table-cell>
        </table:table-row>
        <table:table-row table:style-name="ro8">
          <table:table-cell table:formula="of:=IF(IF(LEFT(TRIM([$Translations.$B591]);LEN([.A$1]))=[.A$1];&quot;Yes&quot;;&quot;No&quot;)=IF(LEFT(TRIM([$Translations.$C591]);LEN([.A$1]))=[.A$1];&quot;Yes&quot;;&quot;No&quot;);&quot;&quot;;&quot;NO&quot;)">
            <text:p/>
          </table:table-cell>
          <table:table-cell table:formula="of:=IF(IF(LEFT(TRIM([$Translations.$B591]);LEN([.B$1]))=[.B$1];&quot;Yes&quot;;&quot;No&quot;)=IF(LEFT(TRIM([$Translations.$C591]);LEN([.B$1]))=[.B$1];&quot;Yes&quot;;&quot;No&quot;);&quot;&quot;;&quot;NO&quot;)">
            <text:p/>
          </table:table-cell>
          <table:table-cell table:formula="of:=IF(IF(LEFT(TRIM([$Translations.$B591]);LEN([.C$1]))=[.C$1];&quot;Yes&quot;;&quot;No&quot;)=IF(LEFT(TRIM([$Translations.$C591]);LEN([.C$1]))=[.C$1];&quot;Yes&quot;;&quot;No&quot;);&quot;&quot;;&quot;NO&quot;)">
            <text:p/>
          </table:table-cell>
          <table:table-cell table:formula="of:=IF(IF(LEFT(TRIM([$Translations.$B591]);LEN([.D$1]))=[.D$1];&quot;Yes&quot;;&quot;No&quot;)=IF(LEFT(TRIM([$Translations.$C591]);LEN([.D$1]))=[.D$1];&quot;Yes&quot;;&quot;No&quot;);&quot;&quot;;&quot;NO&quot;)">
            <text:p/>
          </table:table-cell>
          <table:table-cell table:formula="of:=IF(IF(LEFT(TRIM([$Translations.$B591]);LEN([.E$1]))=[.E$1];&quot;Yes&quot;;&quot;No&quot;)=IF(LEFT(TRIM([$Translations.$C591]);LEN([.E$1]))=[.E$1];&quot;Yes&quot;;&quot;No&quot;);&quot;&quot;;&quot;NO&quot;)">
            <text:p/>
          </table:table-cell>
          <table:table-cell table:formula="of:=IF(IF(LEFT(TRIM([$Translations.$B591]);LEN([.F$1]))=[.F$1];&quot;Yes&quot;;&quot;No&quot;)=IF(LEFT(TRIM([$Translations.$C591]);LEN([.F$1]))=[.F$1];&quot;Yes&quot;;&quot;No&quot;);&quot;&quot;;&quot;NO&quot;)">
            <text:p/>
          </table:table-cell>
          <table:table-cell table:formula="of:=IF(IF(LEFT(TRIM([$Translations.$B591]);LEN([.G$1]))=[.G$1];&quot;Yes&quot;;&quot;No&quot;)=IF(LEFT(TRIM([$Translations.$C591]);LEN([.G$1]))=[.G$1];&quot;Yes&quot;;&quot;No&quot;);&quot;&quot;;&quot;NO&quot;)">
            <text:p/>
          </table:table-cell>
        </table:table-row>
        <table:table-row table:style-name="ro8">
          <table:table-cell table:formula="of:=IF(IF(LEFT(TRIM([$Translations.$B592]);LEN([.A$1]))=[.A$1];&quot;Yes&quot;;&quot;No&quot;)=IF(LEFT(TRIM([$Translations.$C592]);LEN([.A$1]))=[.A$1];&quot;Yes&quot;;&quot;No&quot;);&quot;&quot;;&quot;NO&quot;)">
            <text:p/>
          </table:table-cell>
          <table:table-cell table:formula="of:=IF(IF(LEFT(TRIM([$Translations.$B592]);LEN([.B$1]))=[.B$1];&quot;Yes&quot;;&quot;No&quot;)=IF(LEFT(TRIM([$Translations.$C592]);LEN([.B$1]))=[.B$1];&quot;Yes&quot;;&quot;No&quot;);&quot;&quot;;&quot;NO&quot;)">
            <text:p/>
          </table:table-cell>
          <table:table-cell table:formula="of:=IF(IF(LEFT(TRIM([$Translations.$B592]);LEN([.C$1]))=[.C$1];&quot;Yes&quot;;&quot;No&quot;)=IF(LEFT(TRIM([$Translations.$C592]);LEN([.C$1]))=[.C$1];&quot;Yes&quot;;&quot;No&quot;);&quot;&quot;;&quot;NO&quot;)">
            <text:p/>
          </table:table-cell>
          <table:table-cell table:formula="of:=IF(IF(LEFT(TRIM([$Translations.$B592]);LEN([.D$1]))=[.D$1];&quot;Yes&quot;;&quot;No&quot;)=IF(LEFT(TRIM([$Translations.$C592]);LEN([.D$1]))=[.D$1];&quot;Yes&quot;;&quot;No&quot;);&quot;&quot;;&quot;NO&quot;)">
            <text:p/>
          </table:table-cell>
          <table:table-cell table:formula="of:=IF(IF(LEFT(TRIM([$Translations.$B592]);LEN([.E$1]))=[.E$1];&quot;Yes&quot;;&quot;No&quot;)=IF(LEFT(TRIM([$Translations.$C592]);LEN([.E$1]))=[.E$1];&quot;Yes&quot;;&quot;No&quot;);&quot;&quot;;&quot;NO&quot;)">
            <text:p/>
          </table:table-cell>
          <table:table-cell table:formula="of:=IF(IF(LEFT(TRIM([$Translations.$B592]);LEN([.F$1]))=[.F$1];&quot;Yes&quot;;&quot;No&quot;)=IF(LEFT(TRIM([$Translations.$C592]);LEN([.F$1]))=[.F$1];&quot;Yes&quot;;&quot;No&quot;);&quot;&quot;;&quot;NO&quot;)">
            <text:p/>
          </table:table-cell>
          <table:table-cell table:formula="of:=IF(IF(LEFT(TRIM([$Translations.$B592]);LEN([.G$1]))=[.G$1];&quot;Yes&quot;;&quot;No&quot;)=IF(LEFT(TRIM([$Translations.$C592]);LEN([.G$1]))=[.G$1];&quot;Yes&quot;;&quot;No&quot;);&quot;&quot;;&quot;NO&quot;)">
            <text:p/>
          </table:table-cell>
        </table:table-row>
        <table:table-row table:style-name="ro8">
          <table:table-cell table:formula="of:=IF(IF(LEFT(TRIM([$Translations.$B593]);LEN([.A$1]))=[.A$1];&quot;Yes&quot;;&quot;No&quot;)=IF(LEFT(TRIM([$Translations.$C593]);LEN([.A$1]))=[.A$1];&quot;Yes&quot;;&quot;No&quot;);&quot;&quot;;&quot;NO&quot;)">
            <text:p/>
          </table:table-cell>
          <table:table-cell table:formula="of:=IF(IF(LEFT(TRIM([$Translations.$B593]);LEN([.B$1]))=[.B$1];&quot;Yes&quot;;&quot;No&quot;)=IF(LEFT(TRIM([$Translations.$C593]);LEN([.B$1]))=[.B$1];&quot;Yes&quot;;&quot;No&quot;);&quot;&quot;;&quot;NO&quot;)">
            <text:p/>
          </table:table-cell>
          <table:table-cell table:formula="of:=IF(IF(LEFT(TRIM([$Translations.$B593]);LEN([.C$1]))=[.C$1];&quot;Yes&quot;;&quot;No&quot;)=IF(LEFT(TRIM([$Translations.$C593]);LEN([.C$1]))=[.C$1];&quot;Yes&quot;;&quot;No&quot;);&quot;&quot;;&quot;NO&quot;)">
            <text:p/>
          </table:table-cell>
          <table:table-cell table:formula="of:=IF(IF(LEFT(TRIM([$Translations.$B593]);LEN([.D$1]))=[.D$1];&quot;Yes&quot;;&quot;No&quot;)=IF(LEFT(TRIM([$Translations.$C593]);LEN([.D$1]))=[.D$1];&quot;Yes&quot;;&quot;No&quot;);&quot;&quot;;&quot;NO&quot;)">
            <text:p/>
          </table:table-cell>
          <table:table-cell table:formula="of:=IF(IF(LEFT(TRIM([$Translations.$B593]);LEN([.E$1]))=[.E$1];&quot;Yes&quot;;&quot;No&quot;)=IF(LEFT(TRIM([$Translations.$C593]);LEN([.E$1]))=[.E$1];&quot;Yes&quot;;&quot;No&quot;);&quot;&quot;;&quot;NO&quot;)">
            <text:p/>
          </table:table-cell>
          <table:table-cell table:formula="of:=IF(IF(LEFT(TRIM([$Translations.$B593]);LEN([.F$1]))=[.F$1];&quot;Yes&quot;;&quot;No&quot;)=IF(LEFT(TRIM([$Translations.$C593]);LEN([.F$1]))=[.F$1];&quot;Yes&quot;;&quot;No&quot;);&quot;&quot;;&quot;NO&quot;)">
            <text:p/>
          </table:table-cell>
          <table:table-cell table:formula="of:=IF(IF(LEFT(TRIM([$Translations.$B593]);LEN([.G$1]))=[.G$1];&quot;Yes&quot;;&quot;No&quot;)=IF(LEFT(TRIM([$Translations.$C593]);LEN([.G$1]))=[.G$1];&quot;Yes&quot;;&quot;No&quot;);&quot;&quot;;&quot;NO&quot;)">
            <text:p/>
          </table:table-cell>
        </table:table-row>
        <table:table-row table:style-name="ro8">
          <table:table-cell table:formula="of:=IF(IF(LEFT(TRIM([$Translations.$B594]);LEN([.A$1]))=[.A$1];&quot;Yes&quot;;&quot;No&quot;)=IF(LEFT(TRIM([$Translations.$C594]);LEN([.A$1]))=[.A$1];&quot;Yes&quot;;&quot;No&quot;);&quot;&quot;;&quot;NO&quot;)">
            <text:p/>
          </table:table-cell>
          <table:table-cell table:formula="of:=IF(IF(LEFT(TRIM([$Translations.$B594]);LEN([.B$1]))=[.B$1];&quot;Yes&quot;;&quot;No&quot;)=IF(LEFT(TRIM([$Translations.$C594]);LEN([.B$1]))=[.B$1];&quot;Yes&quot;;&quot;No&quot;);&quot;&quot;;&quot;NO&quot;)">
            <text:p/>
          </table:table-cell>
          <table:table-cell table:formula="of:=IF(IF(LEFT(TRIM([$Translations.$B594]);LEN([.C$1]))=[.C$1];&quot;Yes&quot;;&quot;No&quot;)=IF(LEFT(TRIM([$Translations.$C594]);LEN([.C$1]))=[.C$1];&quot;Yes&quot;;&quot;No&quot;);&quot;&quot;;&quot;NO&quot;)">
            <text:p/>
          </table:table-cell>
          <table:table-cell table:formula="of:=IF(IF(LEFT(TRIM([$Translations.$B594]);LEN([.D$1]))=[.D$1];&quot;Yes&quot;;&quot;No&quot;)=IF(LEFT(TRIM([$Translations.$C594]);LEN([.D$1]))=[.D$1];&quot;Yes&quot;;&quot;No&quot;);&quot;&quot;;&quot;NO&quot;)">
            <text:p/>
          </table:table-cell>
          <table:table-cell table:formula="of:=IF(IF(LEFT(TRIM([$Translations.$B594]);LEN([.E$1]))=[.E$1];&quot;Yes&quot;;&quot;No&quot;)=IF(LEFT(TRIM([$Translations.$C594]);LEN([.E$1]))=[.E$1];&quot;Yes&quot;;&quot;No&quot;);&quot;&quot;;&quot;NO&quot;)">
            <text:p/>
          </table:table-cell>
          <table:table-cell table:formula="of:=IF(IF(LEFT(TRIM([$Translations.$B594]);LEN([.F$1]))=[.F$1];&quot;Yes&quot;;&quot;No&quot;)=IF(LEFT(TRIM([$Translations.$C594]);LEN([.F$1]))=[.F$1];&quot;Yes&quot;;&quot;No&quot;);&quot;&quot;;&quot;NO&quot;)">
            <text:p/>
          </table:table-cell>
          <table:table-cell table:formula="of:=IF(IF(LEFT(TRIM([$Translations.$B594]);LEN([.G$1]))=[.G$1];&quot;Yes&quot;;&quot;No&quot;)=IF(LEFT(TRIM([$Translations.$C594]);LEN([.G$1]))=[.G$1];&quot;Yes&quot;;&quot;No&quot;);&quot;&quot;;&quot;NO&quot;)">
            <text:p/>
          </table:table-cell>
        </table:table-row>
        <table:table-row table:style-name="ro8">
          <table:table-cell table:formula="of:=IF(IF(LEFT(TRIM([$Translations.$B595]);LEN([.A$1]))=[.A$1];&quot;Yes&quot;;&quot;No&quot;)=IF(LEFT(TRIM([$Translations.$C595]);LEN([.A$1]))=[.A$1];&quot;Yes&quot;;&quot;No&quot;);&quot;&quot;;&quot;NO&quot;)">
            <text:p/>
          </table:table-cell>
          <table:table-cell table:formula="of:=IF(IF(LEFT(TRIM([$Translations.$B595]);LEN([.B$1]))=[.B$1];&quot;Yes&quot;;&quot;No&quot;)=IF(LEFT(TRIM([$Translations.$C595]);LEN([.B$1]))=[.B$1];&quot;Yes&quot;;&quot;No&quot;);&quot;&quot;;&quot;NO&quot;)">
            <text:p/>
          </table:table-cell>
          <table:table-cell table:formula="of:=IF(IF(LEFT(TRIM([$Translations.$B595]);LEN([.C$1]))=[.C$1];&quot;Yes&quot;;&quot;No&quot;)=IF(LEFT(TRIM([$Translations.$C595]);LEN([.C$1]))=[.C$1];&quot;Yes&quot;;&quot;No&quot;);&quot;&quot;;&quot;NO&quot;)">
            <text:p/>
          </table:table-cell>
          <table:table-cell table:formula="of:=IF(IF(LEFT(TRIM([$Translations.$B595]);LEN([.D$1]))=[.D$1];&quot;Yes&quot;;&quot;No&quot;)=IF(LEFT(TRIM([$Translations.$C595]);LEN([.D$1]))=[.D$1];&quot;Yes&quot;;&quot;No&quot;);&quot;&quot;;&quot;NO&quot;)">
            <text:p/>
          </table:table-cell>
          <table:table-cell table:formula="of:=IF(IF(LEFT(TRIM([$Translations.$B595]);LEN([.E$1]))=[.E$1];&quot;Yes&quot;;&quot;No&quot;)=IF(LEFT(TRIM([$Translations.$C595]);LEN([.E$1]))=[.E$1];&quot;Yes&quot;;&quot;No&quot;);&quot;&quot;;&quot;NO&quot;)">
            <text:p/>
          </table:table-cell>
          <table:table-cell table:formula="of:=IF(IF(LEFT(TRIM([$Translations.$B595]);LEN([.F$1]))=[.F$1];&quot;Yes&quot;;&quot;No&quot;)=IF(LEFT(TRIM([$Translations.$C595]);LEN([.F$1]))=[.F$1];&quot;Yes&quot;;&quot;No&quot;);&quot;&quot;;&quot;NO&quot;)">
            <text:p/>
          </table:table-cell>
          <table:table-cell table:formula="of:=IF(IF(LEFT(TRIM([$Translations.$B595]);LEN([.G$1]))=[.G$1];&quot;Yes&quot;;&quot;No&quot;)=IF(LEFT(TRIM([$Translations.$C595]);LEN([.G$1]))=[.G$1];&quot;Yes&quot;;&quot;No&quot;);&quot;&quot;;&quot;NO&quot;)">
            <text:p/>
          </table:table-cell>
        </table:table-row>
        <table:table-row table:style-name="ro8">
          <table:table-cell table:formula="of:=IF(IF(LEFT(TRIM([$Translations.$B596]);LEN([.A$1]))=[.A$1];&quot;Yes&quot;;&quot;No&quot;)=IF(LEFT(TRIM([$Translations.$C596]);LEN([.A$1]))=[.A$1];&quot;Yes&quot;;&quot;No&quot;);&quot;&quot;;&quot;NO&quot;)">
            <text:p/>
          </table:table-cell>
          <table:table-cell table:formula="of:=IF(IF(LEFT(TRIM([$Translations.$B596]);LEN([.B$1]))=[.B$1];&quot;Yes&quot;;&quot;No&quot;)=IF(LEFT(TRIM([$Translations.$C596]);LEN([.B$1]))=[.B$1];&quot;Yes&quot;;&quot;No&quot;);&quot;&quot;;&quot;NO&quot;)">
            <text:p/>
          </table:table-cell>
          <table:table-cell table:formula="of:=IF(IF(LEFT(TRIM([$Translations.$B596]);LEN([.C$1]))=[.C$1];&quot;Yes&quot;;&quot;No&quot;)=IF(LEFT(TRIM([$Translations.$C596]);LEN([.C$1]))=[.C$1];&quot;Yes&quot;;&quot;No&quot;);&quot;&quot;;&quot;NO&quot;)">
            <text:p/>
          </table:table-cell>
          <table:table-cell table:formula="of:=IF(IF(LEFT(TRIM([$Translations.$B596]);LEN([.D$1]))=[.D$1];&quot;Yes&quot;;&quot;No&quot;)=IF(LEFT(TRIM([$Translations.$C596]);LEN([.D$1]))=[.D$1];&quot;Yes&quot;;&quot;No&quot;);&quot;&quot;;&quot;NO&quot;)">
            <text:p/>
          </table:table-cell>
          <table:table-cell table:formula="of:=IF(IF(LEFT(TRIM([$Translations.$B596]);LEN([.E$1]))=[.E$1];&quot;Yes&quot;;&quot;No&quot;)=IF(LEFT(TRIM([$Translations.$C596]);LEN([.E$1]))=[.E$1];&quot;Yes&quot;;&quot;No&quot;);&quot;&quot;;&quot;NO&quot;)">
            <text:p/>
          </table:table-cell>
          <table:table-cell table:formula="of:=IF(IF(LEFT(TRIM([$Translations.$B596]);LEN([.F$1]))=[.F$1];&quot;Yes&quot;;&quot;No&quot;)=IF(LEFT(TRIM([$Translations.$C596]);LEN([.F$1]))=[.F$1];&quot;Yes&quot;;&quot;No&quot;);&quot;&quot;;&quot;NO&quot;)">
            <text:p/>
          </table:table-cell>
          <table:table-cell table:formula="of:=IF(IF(LEFT(TRIM([$Translations.$B596]);LEN([.G$1]))=[.G$1];&quot;Yes&quot;;&quot;No&quot;)=IF(LEFT(TRIM([$Translations.$C596]);LEN([.G$1]))=[.G$1];&quot;Yes&quot;;&quot;No&quot;);&quot;&quot;;&quot;NO&quot;)">
            <text:p/>
          </table:table-cell>
        </table:table-row>
        <table:table-row table:style-name="ro8">
          <table:table-cell table:formula="of:=IF(IF(LEFT(TRIM([$Translations.$B597]);LEN([.A$1]))=[.A$1];&quot;Yes&quot;;&quot;No&quot;)=IF(LEFT(TRIM([$Translations.$C597]);LEN([.A$1]))=[.A$1];&quot;Yes&quot;;&quot;No&quot;);&quot;&quot;;&quot;NO&quot;)">
            <text:p/>
          </table:table-cell>
          <table:table-cell table:formula="of:=IF(IF(LEFT(TRIM([$Translations.$B597]);LEN([.B$1]))=[.B$1];&quot;Yes&quot;;&quot;No&quot;)=IF(LEFT(TRIM([$Translations.$C597]);LEN([.B$1]))=[.B$1];&quot;Yes&quot;;&quot;No&quot;);&quot;&quot;;&quot;NO&quot;)">
            <text:p/>
          </table:table-cell>
          <table:table-cell table:formula="of:=IF(IF(LEFT(TRIM([$Translations.$B597]);LEN([.C$1]))=[.C$1];&quot;Yes&quot;;&quot;No&quot;)=IF(LEFT(TRIM([$Translations.$C597]);LEN([.C$1]))=[.C$1];&quot;Yes&quot;;&quot;No&quot;);&quot;&quot;;&quot;NO&quot;)">
            <text:p/>
          </table:table-cell>
          <table:table-cell table:formula="of:=IF(IF(LEFT(TRIM([$Translations.$B597]);LEN([.D$1]))=[.D$1];&quot;Yes&quot;;&quot;No&quot;)=IF(LEFT(TRIM([$Translations.$C597]);LEN([.D$1]))=[.D$1];&quot;Yes&quot;;&quot;No&quot;);&quot;&quot;;&quot;NO&quot;)">
            <text:p/>
          </table:table-cell>
          <table:table-cell table:formula="of:=IF(IF(LEFT(TRIM([$Translations.$B597]);LEN([.E$1]))=[.E$1];&quot;Yes&quot;;&quot;No&quot;)=IF(LEFT(TRIM([$Translations.$C597]);LEN([.E$1]))=[.E$1];&quot;Yes&quot;;&quot;No&quot;);&quot;&quot;;&quot;NO&quot;)">
            <text:p/>
          </table:table-cell>
          <table:table-cell table:formula="of:=IF(IF(LEFT(TRIM([$Translations.$B597]);LEN([.F$1]))=[.F$1];&quot;Yes&quot;;&quot;No&quot;)=IF(LEFT(TRIM([$Translations.$C597]);LEN([.F$1]))=[.F$1];&quot;Yes&quot;;&quot;No&quot;);&quot;&quot;;&quot;NO&quot;)">
            <text:p/>
          </table:table-cell>
          <table:table-cell table:formula="of:=IF(IF(LEFT(TRIM([$Translations.$B597]);LEN([.G$1]))=[.G$1];&quot;Yes&quot;;&quot;No&quot;)=IF(LEFT(TRIM([$Translations.$C597]);LEN([.G$1]))=[.G$1];&quot;Yes&quot;;&quot;No&quot;);&quot;&quot;;&quot;NO&quot;)">
            <text:p/>
          </table:table-cell>
        </table:table-row>
        <table:table-row table:style-name="ro8">
          <table:table-cell table:formula="of:=IF(IF(LEFT(TRIM([$Translations.$B598]);LEN([.A$1]))=[.A$1];&quot;Yes&quot;;&quot;No&quot;)=IF(LEFT(TRIM([$Translations.$C598]);LEN([.A$1]))=[.A$1];&quot;Yes&quot;;&quot;No&quot;);&quot;&quot;;&quot;NO&quot;)">
            <text:p/>
          </table:table-cell>
          <table:table-cell table:formula="of:=IF(IF(LEFT(TRIM([$Translations.$B598]);LEN([.B$1]))=[.B$1];&quot;Yes&quot;;&quot;No&quot;)=IF(LEFT(TRIM([$Translations.$C598]);LEN([.B$1]))=[.B$1];&quot;Yes&quot;;&quot;No&quot;);&quot;&quot;;&quot;NO&quot;)">
            <text:p/>
          </table:table-cell>
          <table:table-cell table:formula="of:=IF(IF(LEFT(TRIM([$Translations.$B598]);LEN([.C$1]))=[.C$1];&quot;Yes&quot;;&quot;No&quot;)=IF(LEFT(TRIM([$Translations.$C598]);LEN([.C$1]))=[.C$1];&quot;Yes&quot;;&quot;No&quot;);&quot;&quot;;&quot;NO&quot;)">
            <text:p/>
          </table:table-cell>
          <table:table-cell table:formula="of:=IF(IF(LEFT(TRIM([$Translations.$B598]);LEN([.D$1]))=[.D$1];&quot;Yes&quot;;&quot;No&quot;)=IF(LEFT(TRIM([$Translations.$C598]);LEN([.D$1]))=[.D$1];&quot;Yes&quot;;&quot;No&quot;);&quot;&quot;;&quot;NO&quot;)">
            <text:p/>
          </table:table-cell>
          <table:table-cell table:formula="of:=IF(IF(LEFT(TRIM([$Translations.$B598]);LEN([.E$1]))=[.E$1];&quot;Yes&quot;;&quot;No&quot;)=IF(LEFT(TRIM([$Translations.$C598]);LEN([.E$1]))=[.E$1];&quot;Yes&quot;;&quot;No&quot;);&quot;&quot;;&quot;NO&quot;)">
            <text:p/>
          </table:table-cell>
          <table:table-cell table:formula="of:=IF(IF(LEFT(TRIM([$Translations.$B598]);LEN([.F$1]))=[.F$1];&quot;Yes&quot;;&quot;No&quot;)=IF(LEFT(TRIM([$Translations.$C598]);LEN([.F$1]))=[.F$1];&quot;Yes&quot;;&quot;No&quot;);&quot;&quot;;&quot;NO&quot;)">
            <text:p/>
          </table:table-cell>
          <table:table-cell table:formula="of:=IF(IF(LEFT(TRIM([$Translations.$B598]);LEN([.G$1]))=[.G$1];&quot;Yes&quot;;&quot;No&quot;)=IF(LEFT(TRIM([$Translations.$C598]);LEN([.G$1]))=[.G$1];&quot;Yes&quot;;&quot;No&quot;);&quot;&quot;;&quot;NO&quot;)">
            <text:p/>
          </table:table-cell>
        </table:table-row>
        <table:table-row table:style-name="ro8">
          <table:table-cell table:formula="of:=IF(IF(LEFT(TRIM([$Translations.$B599]);LEN([.A$1]))=[.A$1];&quot;Yes&quot;;&quot;No&quot;)=IF(LEFT(TRIM([$Translations.$C599]);LEN([.A$1]))=[.A$1];&quot;Yes&quot;;&quot;No&quot;);&quot;&quot;;&quot;NO&quot;)">
            <text:p/>
          </table:table-cell>
          <table:table-cell table:formula="of:=IF(IF(LEFT(TRIM([$Translations.$B599]);LEN([.B$1]))=[.B$1];&quot;Yes&quot;;&quot;No&quot;)=IF(LEFT(TRIM([$Translations.$C599]);LEN([.B$1]))=[.B$1];&quot;Yes&quot;;&quot;No&quot;);&quot;&quot;;&quot;NO&quot;)">
            <text:p/>
          </table:table-cell>
          <table:table-cell table:formula="of:=IF(IF(LEFT(TRIM([$Translations.$B599]);LEN([.C$1]))=[.C$1];&quot;Yes&quot;;&quot;No&quot;)=IF(LEFT(TRIM([$Translations.$C599]);LEN([.C$1]))=[.C$1];&quot;Yes&quot;;&quot;No&quot;);&quot;&quot;;&quot;NO&quot;)">
            <text:p/>
          </table:table-cell>
          <table:table-cell table:formula="of:=IF(IF(LEFT(TRIM([$Translations.$B599]);LEN([.D$1]))=[.D$1];&quot;Yes&quot;;&quot;No&quot;)=IF(LEFT(TRIM([$Translations.$C599]);LEN([.D$1]))=[.D$1];&quot;Yes&quot;;&quot;No&quot;);&quot;&quot;;&quot;NO&quot;)">
            <text:p/>
          </table:table-cell>
          <table:table-cell table:formula="of:=IF(IF(LEFT(TRIM([$Translations.$B599]);LEN([.E$1]))=[.E$1];&quot;Yes&quot;;&quot;No&quot;)=IF(LEFT(TRIM([$Translations.$C599]);LEN([.E$1]))=[.E$1];&quot;Yes&quot;;&quot;No&quot;);&quot;&quot;;&quot;NO&quot;)">
            <text:p/>
          </table:table-cell>
          <table:table-cell table:formula="of:=IF(IF(LEFT(TRIM([$Translations.$B599]);LEN([.F$1]))=[.F$1];&quot;Yes&quot;;&quot;No&quot;)=IF(LEFT(TRIM([$Translations.$C599]);LEN([.F$1]))=[.F$1];&quot;Yes&quot;;&quot;No&quot;);&quot;&quot;;&quot;NO&quot;)">
            <text:p/>
          </table:table-cell>
          <table:table-cell table:formula="of:=IF(IF(LEFT(TRIM([$Translations.$B599]);LEN([.G$1]))=[.G$1];&quot;Yes&quot;;&quot;No&quot;)=IF(LEFT(TRIM([$Translations.$C599]);LEN([.G$1]))=[.G$1];&quot;Yes&quot;;&quot;No&quot;);&quot;&quot;;&quot;NO&quot;)">
            <text:p/>
          </table:table-cell>
        </table:table-row>
        <table:table-row table:style-name="ro8">
          <table:table-cell table:formula="of:=IF(IF(LEFT(TRIM([$Translations.$B600]);LEN([.A$1]))=[.A$1];&quot;Yes&quot;;&quot;No&quot;)=IF(LEFT(TRIM([$Translations.$C600]);LEN([.A$1]))=[.A$1];&quot;Yes&quot;;&quot;No&quot;);&quot;&quot;;&quot;NO&quot;)">
            <text:p/>
          </table:table-cell>
          <table:table-cell table:formula="of:=IF(IF(LEFT(TRIM([$Translations.$B600]);LEN([.B$1]))=[.B$1];&quot;Yes&quot;;&quot;No&quot;)=IF(LEFT(TRIM([$Translations.$C600]);LEN([.B$1]))=[.B$1];&quot;Yes&quot;;&quot;No&quot;);&quot;&quot;;&quot;NO&quot;)">
            <text:p/>
          </table:table-cell>
          <table:table-cell table:formula="of:=IF(IF(LEFT(TRIM([$Translations.$B600]);LEN([.C$1]))=[.C$1];&quot;Yes&quot;;&quot;No&quot;)=IF(LEFT(TRIM([$Translations.$C600]);LEN([.C$1]))=[.C$1];&quot;Yes&quot;;&quot;No&quot;);&quot;&quot;;&quot;NO&quot;)">
            <text:p/>
          </table:table-cell>
          <table:table-cell table:formula="of:=IF(IF(LEFT(TRIM([$Translations.$B600]);LEN([.D$1]))=[.D$1];&quot;Yes&quot;;&quot;No&quot;)=IF(LEFT(TRIM([$Translations.$C600]);LEN([.D$1]))=[.D$1];&quot;Yes&quot;;&quot;No&quot;);&quot;&quot;;&quot;NO&quot;)">
            <text:p/>
          </table:table-cell>
          <table:table-cell table:formula="of:=IF(IF(LEFT(TRIM([$Translations.$B600]);LEN([.E$1]))=[.E$1];&quot;Yes&quot;;&quot;No&quot;)=IF(LEFT(TRIM([$Translations.$C600]);LEN([.E$1]))=[.E$1];&quot;Yes&quot;;&quot;No&quot;);&quot;&quot;;&quot;NO&quot;)">
            <text:p/>
          </table:table-cell>
          <table:table-cell table:formula="of:=IF(IF(LEFT(TRIM([$Translations.$B600]);LEN([.F$1]))=[.F$1];&quot;Yes&quot;;&quot;No&quot;)=IF(LEFT(TRIM([$Translations.$C600]);LEN([.F$1]))=[.F$1];&quot;Yes&quot;;&quot;No&quot;);&quot;&quot;;&quot;NO&quot;)">
            <text:p/>
          </table:table-cell>
          <table:table-cell table:formula="of:=IF(IF(LEFT(TRIM([$Translations.$B600]);LEN([.G$1]))=[.G$1];&quot;Yes&quot;;&quot;No&quot;)=IF(LEFT(TRIM([$Translations.$C600]);LEN([.G$1]))=[.G$1];&quot;Yes&quot;;&quot;No&quot;);&quot;&quot;;&quot;NO&quot;)">
            <text:p/>
          </table:table-cell>
        </table:table-row>
        <table:table-row table:style-name="ro8">
          <table:table-cell table:formula="of:=IF(IF(LEFT(TRIM([$Translations.$B601]);LEN([.A$1]))=[.A$1];&quot;Yes&quot;;&quot;No&quot;)=IF(LEFT(TRIM([$Translations.$C601]);LEN([.A$1]))=[.A$1];&quot;Yes&quot;;&quot;No&quot;);&quot;&quot;;&quot;NO&quot;)">
            <text:p/>
          </table:table-cell>
          <table:table-cell table:formula="of:=IF(IF(LEFT(TRIM([$Translations.$B601]);LEN([.B$1]))=[.B$1];&quot;Yes&quot;;&quot;No&quot;)=IF(LEFT(TRIM([$Translations.$C601]);LEN([.B$1]))=[.B$1];&quot;Yes&quot;;&quot;No&quot;);&quot;&quot;;&quot;NO&quot;)">
            <text:p/>
          </table:table-cell>
          <table:table-cell table:formula="of:=IF(IF(LEFT(TRIM([$Translations.$B601]);LEN([.C$1]))=[.C$1];&quot;Yes&quot;;&quot;No&quot;)=IF(LEFT(TRIM([$Translations.$C601]);LEN([.C$1]))=[.C$1];&quot;Yes&quot;;&quot;No&quot;);&quot;&quot;;&quot;NO&quot;)">
            <text:p/>
          </table:table-cell>
          <table:table-cell table:formula="of:=IF(IF(LEFT(TRIM([$Translations.$B601]);LEN([.D$1]))=[.D$1];&quot;Yes&quot;;&quot;No&quot;)=IF(LEFT(TRIM([$Translations.$C601]);LEN([.D$1]))=[.D$1];&quot;Yes&quot;;&quot;No&quot;);&quot;&quot;;&quot;NO&quot;)">
            <text:p/>
          </table:table-cell>
          <table:table-cell table:formula="of:=IF(IF(LEFT(TRIM([$Translations.$B601]);LEN([.E$1]))=[.E$1];&quot;Yes&quot;;&quot;No&quot;)=IF(LEFT(TRIM([$Translations.$C601]);LEN([.E$1]))=[.E$1];&quot;Yes&quot;;&quot;No&quot;);&quot;&quot;;&quot;NO&quot;)">
            <text:p/>
          </table:table-cell>
          <table:table-cell table:formula="of:=IF(IF(LEFT(TRIM([$Translations.$B601]);LEN([.F$1]))=[.F$1];&quot;Yes&quot;;&quot;No&quot;)=IF(LEFT(TRIM([$Translations.$C601]);LEN([.F$1]))=[.F$1];&quot;Yes&quot;;&quot;No&quot;);&quot;&quot;;&quot;NO&quot;)">
            <text:p/>
          </table:table-cell>
          <table:table-cell table:formula="of:=IF(IF(LEFT(TRIM([$Translations.$B601]);LEN([.G$1]))=[.G$1];&quot;Yes&quot;;&quot;No&quot;)=IF(LEFT(TRIM([$Translations.$C601]);LEN([.G$1]))=[.G$1];&quot;Yes&quot;;&quot;No&quot;);&quot;&quot;;&quot;NO&quot;)">
            <text:p/>
          </table:table-cell>
        </table:table-row>
        <table:table-row table:style-name="ro8">
          <table:table-cell table:formula="of:=IF(IF(LEFT(TRIM([$Translations.$B602]);LEN([.A$1]))=[.A$1];&quot;Yes&quot;;&quot;No&quot;)=IF(LEFT(TRIM([$Translations.$C602]);LEN([.A$1]))=[.A$1];&quot;Yes&quot;;&quot;No&quot;);&quot;&quot;;&quot;NO&quot;)">
            <text:p/>
          </table:table-cell>
          <table:table-cell table:formula="of:=IF(IF(LEFT(TRIM([$Translations.$B602]);LEN([.B$1]))=[.B$1];&quot;Yes&quot;;&quot;No&quot;)=IF(LEFT(TRIM([$Translations.$C602]);LEN([.B$1]))=[.B$1];&quot;Yes&quot;;&quot;No&quot;);&quot;&quot;;&quot;NO&quot;)">
            <text:p/>
          </table:table-cell>
          <table:table-cell table:formula="of:=IF(IF(LEFT(TRIM([$Translations.$B602]);LEN([.C$1]))=[.C$1];&quot;Yes&quot;;&quot;No&quot;)=IF(LEFT(TRIM([$Translations.$C602]);LEN([.C$1]))=[.C$1];&quot;Yes&quot;;&quot;No&quot;);&quot;&quot;;&quot;NO&quot;)">
            <text:p/>
          </table:table-cell>
          <table:table-cell table:formula="of:=IF(IF(LEFT(TRIM([$Translations.$B602]);LEN([.D$1]))=[.D$1];&quot;Yes&quot;;&quot;No&quot;)=IF(LEFT(TRIM([$Translations.$C602]);LEN([.D$1]))=[.D$1];&quot;Yes&quot;;&quot;No&quot;);&quot;&quot;;&quot;NO&quot;)">
            <text:p/>
          </table:table-cell>
          <table:table-cell table:formula="of:=IF(IF(LEFT(TRIM([$Translations.$B602]);LEN([.E$1]))=[.E$1];&quot;Yes&quot;;&quot;No&quot;)=IF(LEFT(TRIM([$Translations.$C602]);LEN([.E$1]))=[.E$1];&quot;Yes&quot;;&quot;No&quot;);&quot;&quot;;&quot;NO&quot;)">
            <text:p/>
          </table:table-cell>
          <table:table-cell table:formula="of:=IF(IF(LEFT(TRIM([$Translations.$B602]);LEN([.F$1]))=[.F$1];&quot;Yes&quot;;&quot;No&quot;)=IF(LEFT(TRIM([$Translations.$C602]);LEN([.F$1]))=[.F$1];&quot;Yes&quot;;&quot;No&quot;);&quot;&quot;;&quot;NO&quot;)">
            <text:p/>
          </table:table-cell>
          <table:table-cell table:formula="of:=IF(IF(LEFT(TRIM([$Translations.$B602]);LEN([.G$1]))=[.G$1];&quot;Yes&quot;;&quot;No&quot;)=IF(LEFT(TRIM([$Translations.$C602]);LEN([.G$1]))=[.G$1];&quot;Yes&quot;;&quot;No&quot;);&quot;&quot;;&quot;NO&quot;)">
            <text:p/>
          </table:table-cell>
        </table:table-row>
        <table:table-row table:style-name="ro8">
          <table:table-cell table:formula="of:=IF(IF(LEFT(TRIM([$Translations.$B603]);LEN([.A$1]))=[.A$1];&quot;Yes&quot;;&quot;No&quot;)=IF(LEFT(TRIM([$Translations.$C603]);LEN([.A$1]))=[.A$1];&quot;Yes&quot;;&quot;No&quot;);&quot;&quot;;&quot;NO&quot;)">
            <text:p/>
          </table:table-cell>
          <table:table-cell table:formula="of:=IF(IF(LEFT(TRIM([$Translations.$B603]);LEN([.B$1]))=[.B$1];&quot;Yes&quot;;&quot;No&quot;)=IF(LEFT(TRIM([$Translations.$C603]);LEN([.B$1]))=[.B$1];&quot;Yes&quot;;&quot;No&quot;);&quot;&quot;;&quot;NO&quot;)">
            <text:p/>
          </table:table-cell>
          <table:table-cell table:formula="of:=IF(IF(LEFT(TRIM([$Translations.$B603]);LEN([.C$1]))=[.C$1];&quot;Yes&quot;;&quot;No&quot;)=IF(LEFT(TRIM([$Translations.$C603]);LEN([.C$1]))=[.C$1];&quot;Yes&quot;;&quot;No&quot;);&quot;&quot;;&quot;NO&quot;)">
            <text:p/>
          </table:table-cell>
          <table:table-cell table:formula="of:=IF(IF(LEFT(TRIM([$Translations.$B603]);LEN([.D$1]))=[.D$1];&quot;Yes&quot;;&quot;No&quot;)=IF(LEFT(TRIM([$Translations.$C603]);LEN([.D$1]))=[.D$1];&quot;Yes&quot;;&quot;No&quot;);&quot;&quot;;&quot;NO&quot;)">
            <text:p/>
          </table:table-cell>
          <table:table-cell table:formula="of:=IF(IF(LEFT(TRIM([$Translations.$B603]);LEN([.E$1]))=[.E$1];&quot;Yes&quot;;&quot;No&quot;)=IF(LEFT(TRIM([$Translations.$C603]);LEN([.E$1]))=[.E$1];&quot;Yes&quot;;&quot;No&quot;);&quot;&quot;;&quot;NO&quot;)">
            <text:p/>
          </table:table-cell>
          <table:table-cell table:formula="of:=IF(IF(LEFT(TRIM([$Translations.$B603]);LEN([.F$1]))=[.F$1];&quot;Yes&quot;;&quot;No&quot;)=IF(LEFT(TRIM([$Translations.$C603]);LEN([.F$1]))=[.F$1];&quot;Yes&quot;;&quot;No&quot;);&quot;&quot;;&quot;NO&quot;)">
            <text:p/>
          </table:table-cell>
          <table:table-cell table:formula="of:=IF(IF(LEFT(TRIM([$Translations.$B603]);LEN([.G$1]))=[.G$1];&quot;Yes&quot;;&quot;No&quot;)=IF(LEFT(TRIM([$Translations.$C603]);LEN([.G$1]))=[.G$1];&quot;Yes&quot;;&quot;No&quot;);&quot;&quot;;&quot;NO&quot;)">
            <text:p/>
          </table:table-cell>
        </table:table-row>
        <table:table-row table:style-name="ro8">
          <table:table-cell table:formula="of:=IF(IF(LEFT(TRIM([$Translations.$B604]);LEN([.A$1]))=[.A$1];&quot;Yes&quot;;&quot;No&quot;)=IF(LEFT(TRIM([$Translations.$C604]);LEN([.A$1]))=[.A$1];&quot;Yes&quot;;&quot;No&quot;);&quot;&quot;;&quot;NO&quot;)">
            <text:p/>
          </table:table-cell>
          <table:table-cell table:formula="of:=IF(IF(LEFT(TRIM([$Translations.$B604]);LEN([.B$1]))=[.B$1];&quot;Yes&quot;;&quot;No&quot;)=IF(LEFT(TRIM([$Translations.$C604]);LEN([.B$1]))=[.B$1];&quot;Yes&quot;;&quot;No&quot;);&quot;&quot;;&quot;NO&quot;)">
            <text:p/>
          </table:table-cell>
          <table:table-cell table:formula="of:=IF(IF(LEFT(TRIM([$Translations.$B604]);LEN([.C$1]))=[.C$1];&quot;Yes&quot;;&quot;No&quot;)=IF(LEFT(TRIM([$Translations.$C604]);LEN([.C$1]))=[.C$1];&quot;Yes&quot;;&quot;No&quot;);&quot;&quot;;&quot;NO&quot;)">
            <text:p/>
          </table:table-cell>
          <table:table-cell table:formula="of:=IF(IF(LEFT(TRIM([$Translations.$B604]);LEN([.D$1]))=[.D$1];&quot;Yes&quot;;&quot;No&quot;)=IF(LEFT(TRIM([$Translations.$C604]);LEN([.D$1]))=[.D$1];&quot;Yes&quot;;&quot;No&quot;);&quot;&quot;;&quot;NO&quot;)">
            <text:p/>
          </table:table-cell>
          <table:table-cell table:formula="of:=IF(IF(LEFT(TRIM([$Translations.$B604]);LEN([.E$1]))=[.E$1];&quot;Yes&quot;;&quot;No&quot;)=IF(LEFT(TRIM([$Translations.$C604]);LEN([.E$1]))=[.E$1];&quot;Yes&quot;;&quot;No&quot;);&quot;&quot;;&quot;NO&quot;)">
            <text:p/>
          </table:table-cell>
          <table:table-cell table:formula="of:=IF(IF(LEFT(TRIM([$Translations.$B604]);LEN([.F$1]))=[.F$1];&quot;Yes&quot;;&quot;No&quot;)=IF(LEFT(TRIM([$Translations.$C604]);LEN([.F$1]))=[.F$1];&quot;Yes&quot;;&quot;No&quot;);&quot;&quot;;&quot;NO&quot;)">
            <text:p/>
          </table:table-cell>
          <table:table-cell table:formula="of:=IF(IF(LEFT(TRIM([$Translations.$B604]);LEN([.G$1]))=[.G$1];&quot;Yes&quot;;&quot;No&quot;)=IF(LEFT(TRIM([$Translations.$C604]);LEN([.G$1]))=[.G$1];&quot;Yes&quot;;&quot;No&quot;);&quot;&quot;;&quot;NO&quot;)">
            <text:p/>
          </table:table-cell>
        </table:table-row>
        <table:table-row table:style-name="ro8">
          <table:table-cell table:formula="of:=IF(IF(LEFT(TRIM([$Translations.$B605]);LEN([.A$1]))=[.A$1];&quot;Yes&quot;;&quot;No&quot;)=IF(LEFT(TRIM([$Translations.$C605]);LEN([.A$1]))=[.A$1];&quot;Yes&quot;;&quot;No&quot;);&quot;&quot;;&quot;NO&quot;)">
            <text:p/>
          </table:table-cell>
          <table:table-cell table:formula="of:=IF(IF(LEFT(TRIM([$Translations.$B605]);LEN([.B$1]))=[.B$1];&quot;Yes&quot;;&quot;No&quot;)=IF(LEFT(TRIM([$Translations.$C605]);LEN([.B$1]))=[.B$1];&quot;Yes&quot;;&quot;No&quot;);&quot;&quot;;&quot;NO&quot;)">
            <text:p/>
          </table:table-cell>
          <table:table-cell table:formula="of:=IF(IF(LEFT(TRIM([$Translations.$B605]);LEN([.C$1]))=[.C$1];&quot;Yes&quot;;&quot;No&quot;)=IF(LEFT(TRIM([$Translations.$C605]);LEN([.C$1]))=[.C$1];&quot;Yes&quot;;&quot;No&quot;);&quot;&quot;;&quot;NO&quot;)">
            <text:p/>
          </table:table-cell>
          <table:table-cell table:formula="of:=IF(IF(LEFT(TRIM([$Translations.$B605]);LEN([.D$1]))=[.D$1];&quot;Yes&quot;;&quot;No&quot;)=IF(LEFT(TRIM([$Translations.$C605]);LEN([.D$1]))=[.D$1];&quot;Yes&quot;;&quot;No&quot;);&quot;&quot;;&quot;NO&quot;)">
            <text:p/>
          </table:table-cell>
          <table:table-cell table:formula="of:=IF(IF(LEFT(TRIM([$Translations.$B605]);LEN([.E$1]))=[.E$1];&quot;Yes&quot;;&quot;No&quot;)=IF(LEFT(TRIM([$Translations.$C605]);LEN([.E$1]))=[.E$1];&quot;Yes&quot;;&quot;No&quot;);&quot;&quot;;&quot;NO&quot;)">
            <text:p/>
          </table:table-cell>
          <table:table-cell table:formula="of:=IF(IF(LEFT(TRIM([$Translations.$B605]);LEN([.F$1]))=[.F$1];&quot;Yes&quot;;&quot;No&quot;)=IF(LEFT(TRIM([$Translations.$C605]);LEN([.F$1]))=[.F$1];&quot;Yes&quot;;&quot;No&quot;);&quot;&quot;;&quot;NO&quot;)">
            <text:p/>
          </table:table-cell>
          <table:table-cell table:formula="of:=IF(IF(LEFT(TRIM([$Translations.$B605]);LEN([.G$1]))=[.G$1];&quot;Yes&quot;;&quot;No&quot;)=IF(LEFT(TRIM([$Translations.$C605]);LEN([.G$1]))=[.G$1];&quot;Yes&quot;;&quot;No&quot;);&quot;&quot;;&quot;NO&quot;)">
            <text:p/>
          </table:table-cell>
        </table:table-row>
        <table:table-row table:style-name="ro8">
          <table:table-cell table:formula="of:=IF(IF(LEFT(TRIM([$Translations.$B606]);LEN([.A$1]))=[.A$1];&quot;Yes&quot;;&quot;No&quot;)=IF(LEFT(TRIM([$Translations.$C606]);LEN([.A$1]))=[.A$1];&quot;Yes&quot;;&quot;No&quot;);&quot;&quot;;&quot;NO&quot;)">
            <text:p/>
          </table:table-cell>
          <table:table-cell table:formula="of:=IF(IF(LEFT(TRIM([$Translations.$B606]);LEN([.B$1]))=[.B$1];&quot;Yes&quot;;&quot;No&quot;)=IF(LEFT(TRIM([$Translations.$C606]);LEN([.B$1]))=[.B$1];&quot;Yes&quot;;&quot;No&quot;);&quot;&quot;;&quot;NO&quot;)">
            <text:p/>
          </table:table-cell>
          <table:table-cell table:formula="of:=IF(IF(LEFT(TRIM([$Translations.$B606]);LEN([.C$1]))=[.C$1];&quot;Yes&quot;;&quot;No&quot;)=IF(LEFT(TRIM([$Translations.$C606]);LEN([.C$1]))=[.C$1];&quot;Yes&quot;;&quot;No&quot;);&quot;&quot;;&quot;NO&quot;)">
            <text:p/>
          </table:table-cell>
          <table:table-cell table:formula="of:=IF(IF(LEFT(TRIM([$Translations.$B606]);LEN([.D$1]))=[.D$1];&quot;Yes&quot;;&quot;No&quot;)=IF(LEFT(TRIM([$Translations.$C606]);LEN([.D$1]))=[.D$1];&quot;Yes&quot;;&quot;No&quot;);&quot;&quot;;&quot;NO&quot;)">
            <text:p/>
          </table:table-cell>
          <table:table-cell table:formula="of:=IF(IF(LEFT(TRIM([$Translations.$B606]);LEN([.E$1]))=[.E$1];&quot;Yes&quot;;&quot;No&quot;)=IF(LEFT(TRIM([$Translations.$C606]);LEN([.E$1]))=[.E$1];&quot;Yes&quot;;&quot;No&quot;);&quot;&quot;;&quot;NO&quot;)">
            <text:p/>
          </table:table-cell>
          <table:table-cell table:formula="of:=IF(IF(LEFT(TRIM([$Translations.$B606]);LEN([.F$1]))=[.F$1];&quot;Yes&quot;;&quot;No&quot;)=IF(LEFT(TRIM([$Translations.$C606]);LEN([.F$1]))=[.F$1];&quot;Yes&quot;;&quot;No&quot;);&quot;&quot;;&quot;NO&quot;)">
            <text:p/>
          </table:table-cell>
          <table:table-cell table:formula="of:=IF(IF(LEFT(TRIM([$Translations.$B606]);LEN([.G$1]))=[.G$1];&quot;Yes&quot;;&quot;No&quot;)=IF(LEFT(TRIM([$Translations.$C606]);LEN([.G$1]))=[.G$1];&quot;Yes&quot;;&quot;No&quot;);&quot;&quot;;&quot;NO&quot;)">
            <text:p/>
          </table:table-cell>
        </table:table-row>
        <table:table-row table:style-name="ro8">
          <table:table-cell table:formula="of:=IF(IF(LEFT(TRIM([$Translations.$B607]);LEN([.A$1]))=[.A$1];&quot;Yes&quot;;&quot;No&quot;)=IF(LEFT(TRIM([$Translations.$C607]);LEN([.A$1]))=[.A$1];&quot;Yes&quot;;&quot;No&quot;);&quot;&quot;;&quot;NO&quot;)">
            <text:p/>
          </table:table-cell>
          <table:table-cell table:formula="of:=IF(IF(LEFT(TRIM([$Translations.$B607]);LEN([.B$1]))=[.B$1];&quot;Yes&quot;;&quot;No&quot;)=IF(LEFT(TRIM([$Translations.$C607]);LEN([.B$1]))=[.B$1];&quot;Yes&quot;;&quot;No&quot;);&quot;&quot;;&quot;NO&quot;)">
            <text:p/>
          </table:table-cell>
          <table:table-cell table:formula="of:=IF(IF(LEFT(TRIM([$Translations.$B607]);LEN([.C$1]))=[.C$1];&quot;Yes&quot;;&quot;No&quot;)=IF(LEFT(TRIM([$Translations.$C607]);LEN([.C$1]))=[.C$1];&quot;Yes&quot;;&quot;No&quot;);&quot;&quot;;&quot;NO&quot;)">
            <text:p/>
          </table:table-cell>
          <table:table-cell table:formula="of:=IF(IF(LEFT(TRIM([$Translations.$B607]);LEN([.D$1]))=[.D$1];&quot;Yes&quot;;&quot;No&quot;)=IF(LEFT(TRIM([$Translations.$C607]);LEN([.D$1]))=[.D$1];&quot;Yes&quot;;&quot;No&quot;);&quot;&quot;;&quot;NO&quot;)">
            <text:p/>
          </table:table-cell>
          <table:table-cell table:formula="of:=IF(IF(LEFT(TRIM([$Translations.$B607]);LEN([.E$1]))=[.E$1];&quot;Yes&quot;;&quot;No&quot;)=IF(LEFT(TRIM([$Translations.$C607]);LEN([.E$1]))=[.E$1];&quot;Yes&quot;;&quot;No&quot;);&quot;&quot;;&quot;NO&quot;)">
            <text:p/>
          </table:table-cell>
          <table:table-cell table:formula="of:=IF(IF(LEFT(TRIM([$Translations.$B607]);LEN([.F$1]))=[.F$1];&quot;Yes&quot;;&quot;No&quot;)=IF(LEFT(TRIM([$Translations.$C607]);LEN([.F$1]))=[.F$1];&quot;Yes&quot;;&quot;No&quot;);&quot;&quot;;&quot;NO&quot;)">
            <text:p/>
          </table:table-cell>
          <table:table-cell table:formula="of:=IF(IF(LEFT(TRIM([$Translations.$B607]);LEN([.G$1]))=[.G$1];&quot;Yes&quot;;&quot;No&quot;)=IF(LEFT(TRIM([$Translations.$C607]);LEN([.G$1]))=[.G$1];&quot;Yes&quot;;&quot;No&quot;);&quot;&quot;;&quot;NO&quot;)">
            <text:p/>
          </table:table-cell>
        </table:table-row>
        <table:table-row table:style-name="ro8">
          <table:table-cell table:formula="of:=IF(IF(LEFT(TRIM([$Translations.$B608]);LEN([.A$1]))=[.A$1];&quot;Yes&quot;;&quot;No&quot;)=IF(LEFT(TRIM([$Translations.$C608]);LEN([.A$1]))=[.A$1];&quot;Yes&quot;;&quot;No&quot;);&quot;&quot;;&quot;NO&quot;)">
            <text:p/>
          </table:table-cell>
          <table:table-cell table:formula="of:=IF(IF(LEFT(TRIM([$Translations.$B608]);LEN([.B$1]))=[.B$1];&quot;Yes&quot;;&quot;No&quot;)=IF(LEFT(TRIM([$Translations.$C608]);LEN([.B$1]))=[.B$1];&quot;Yes&quot;;&quot;No&quot;);&quot;&quot;;&quot;NO&quot;)">
            <text:p/>
          </table:table-cell>
          <table:table-cell table:formula="of:=IF(IF(LEFT(TRIM([$Translations.$B608]);LEN([.C$1]))=[.C$1];&quot;Yes&quot;;&quot;No&quot;)=IF(LEFT(TRIM([$Translations.$C608]);LEN([.C$1]))=[.C$1];&quot;Yes&quot;;&quot;No&quot;);&quot;&quot;;&quot;NO&quot;)">
            <text:p/>
          </table:table-cell>
          <table:table-cell table:formula="of:=IF(IF(LEFT(TRIM([$Translations.$B608]);LEN([.D$1]))=[.D$1];&quot;Yes&quot;;&quot;No&quot;)=IF(LEFT(TRIM([$Translations.$C608]);LEN([.D$1]))=[.D$1];&quot;Yes&quot;;&quot;No&quot;);&quot;&quot;;&quot;NO&quot;)">
            <text:p/>
          </table:table-cell>
          <table:table-cell table:formula="of:=IF(IF(LEFT(TRIM([$Translations.$B608]);LEN([.E$1]))=[.E$1];&quot;Yes&quot;;&quot;No&quot;)=IF(LEFT(TRIM([$Translations.$C608]);LEN([.E$1]))=[.E$1];&quot;Yes&quot;;&quot;No&quot;);&quot;&quot;;&quot;NO&quot;)">
            <text:p/>
          </table:table-cell>
          <table:table-cell table:formula="of:=IF(IF(LEFT(TRIM([$Translations.$B608]);LEN([.F$1]))=[.F$1];&quot;Yes&quot;;&quot;No&quot;)=IF(LEFT(TRIM([$Translations.$C608]);LEN([.F$1]))=[.F$1];&quot;Yes&quot;;&quot;No&quot;);&quot;&quot;;&quot;NO&quot;)">
            <text:p/>
          </table:table-cell>
          <table:table-cell table:formula="of:=IF(IF(LEFT(TRIM([$Translations.$B608]);LEN([.G$1]))=[.G$1];&quot;Yes&quot;;&quot;No&quot;)=IF(LEFT(TRIM([$Translations.$C608]);LEN([.G$1]))=[.G$1];&quot;Yes&quot;;&quot;No&quot;);&quot;&quot;;&quot;NO&quot;)">
            <text:p/>
          </table:table-cell>
        </table:table-row>
        <table:table-row table:style-name="ro8">
          <table:table-cell table:formula="of:=IF(IF(LEFT(TRIM([$Translations.$B609]);LEN([.A$1]))=[.A$1];&quot;Yes&quot;;&quot;No&quot;)=IF(LEFT(TRIM([$Translations.$C609]);LEN([.A$1]))=[.A$1];&quot;Yes&quot;;&quot;No&quot;);&quot;&quot;;&quot;NO&quot;)">
            <text:p/>
          </table:table-cell>
          <table:table-cell table:formula="of:=IF(IF(LEFT(TRIM([$Translations.$B609]);LEN([.B$1]))=[.B$1];&quot;Yes&quot;;&quot;No&quot;)=IF(LEFT(TRIM([$Translations.$C609]);LEN([.B$1]))=[.B$1];&quot;Yes&quot;;&quot;No&quot;);&quot;&quot;;&quot;NO&quot;)">
            <text:p/>
          </table:table-cell>
          <table:table-cell table:formula="of:=IF(IF(LEFT(TRIM([$Translations.$B609]);LEN([.C$1]))=[.C$1];&quot;Yes&quot;;&quot;No&quot;)=IF(LEFT(TRIM([$Translations.$C609]);LEN([.C$1]))=[.C$1];&quot;Yes&quot;;&quot;No&quot;);&quot;&quot;;&quot;NO&quot;)">
            <text:p/>
          </table:table-cell>
          <table:table-cell table:formula="of:=IF(IF(LEFT(TRIM([$Translations.$B609]);LEN([.D$1]))=[.D$1];&quot;Yes&quot;;&quot;No&quot;)=IF(LEFT(TRIM([$Translations.$C609]);LEN([.D$1]))=[.D$1];&quot;Yes&quot;;&quot;No&quot;);&quot;&quot;;&quot;NO&quot;)">
            <text:p/>
          </table:table-cell>
          <table:table-cell table:formula="of:=IF(IF(LEFT(TRIM([$Translations.$B609]);LEN([.E$1]))=[.E$1];&quot;Yes&quot;;&quot;No&quot;)=IF(LEFT(TRIM([$Translations.$C609]);LEN([.E$1]))=[.E$1];&quot;Yes&quot;;&quot;No&quot;);&quot;&quot;;&quot;NO&quot;)">
            <text:p/>
          </table:table-cell>
          <table:table-cell table:formula="of:=IF(IF(LEFT(TRIM([$Translations.$B609]);LEN([.F$1]))=[.F$1];&quot;Yes&quot;;&quot;No&quot;)=IF(LEFT(TRIM([$Translations.$C609]);LEN([.F$1]))=[.F$1];&quot;Yes&quot;;&quot;No&quot;);&quot;&quot;;&quot;NO&quot;)">
            <text:p/>
          </table:table-cell>
          <table:table-cell table:formula="of:=IF(IF(LEFT(TRIM([$Translations.$B609]);LEN([.G$1]))=[.G$1];&quot;Yes&quot;;&quot;No&quot;)=IF(LEFT(TRIM([$Translations.$C609]);LEN([.G$1]))=[.G$1];&quot;Yes&quot;;&quot;No&quot;);&quot;&quot;;&quot;NO&quot;)">
            <text:p/>
          </table:table-cell>
        </table:table-row>
        <table:table-row table:style-name="ro8">
          <table:table-cell table:formula="of:=IF(IF(LEFT(TRIM([$Translations.$B610]);LEN([.A$1]))=[.A$1];&quot;Yes&quot;;&quot;No&quot;)=IF(LEFT(TRIM([$Translations.$C610]);LEN([.A$1]))=[.A$1];&quot;Yes&quot;;&quot;No&quot;);&quot;&quot;;&quot;NO&quot;)">
            <text:p/>
          </table:table-cell>
          <table:table-cell table:formula="of:=IF(IF(LEFT(TRIM([$Translations.$B610]);LEN([.B$1]))=[.B$1];&quot;Yes&quot;;&quot;No&quot;)=IF(LEFT(TRIM([$Translations.$C610]);LEN([.B$1]))=[.B$1];&quot;Yes&quot;;&quot;No&quot;);&quot;&quot;;&quot;NO&quot;)">
            <text:p/>
          </table:table-cell>
          <table:table-cell table:formula="of:=IF(IF(LEFT(TRIM([$Translations.$B610]);LEN([.C$1]))=[.C$1];&quot;Yes&quot;;&quot;No&quot;)=IF(LEFT(TRIM([$Translations.$C610]);LEN([.C$1]))=[.C$1];&quot;Yes&quot;;&quot;No&quot;);&quot;&quot;;&quot;NO&quot;)">
            <text:p/>
          </table:table-cell>
          <table:table-cell table:formula="of:=IF(IF(LEFT(TRIM([$Translations.$B610]);LEN([.D$1]))=[.D$1];&quot;Yes&quot;;&quot;No&quot;)=IF(LEFT(TRIM([$Translations.$C610]);LEN([.D$1]))=[.D$1];&quot;Yes&quot;;&quot;No&quot;);&quot;&quot;;&quot;NO&quot;)">
            <text:p/>
          </table:table-cell>
          <table:table-cell table:formula="of:=IF(IF(LEFT(TRIM([$Translations.$B610]);LEN([.E$1]))=[.E$1];&quot;Yes&quot;;&quot;No&quot;)=IF(LEFT(TRIM([$Translations.$C610]);LEN([.E$1]))=[.E$1];&quot;Yes&quot;;&quot;No&quot;);&quot;&quot;;&quot;NO&quot;)">
            <text:p/>
          </table:table-cell>
          <table:table-cell table:formula="of:=IF(IF(LEFT(TRIM([$Translations.$B610]);LEN([.F$1]))=[.F$1];&quot;Yes&quot;;&quot;No&quot;)=IF(LEFT(TRIM([$Translations.$C610]);LEN([.F$1]))=[.F$1];&quot;Yes&quot;;&quot;No&quot;);&quot;&quot;;&quot;NO&quot;)">
            <text:p/>
          </table:table-cell>
          <table:table-cell table:formula="of:=IF(IF(LEFT(TRIM([$Translations.$B610]);LEN([.G$1]))=[.G$1];&quot;Yes&quot;;&quot;No&quot;)=IF(LEFT(TRIM([$Translations.$C610]);LEN([.G$1]))=[.G$1];&quot;Yes&quot;;&quot;No&quot;);&quot;&quot;;&quot;NO&quot;)">
            <text:p/>
          </table:table-cell>
        </table:table-row>
        <table:table-row table:style-name="ro8">
          <table:table-cell table:formula="of:=IF(IF(LEFT(TRIM([$Translations.$B611]);LEN([.A$1]))=[.A$1];&quot;Yes&quot;;&quot;No&quot;)=IF(LEFT(TRIM([$Translations.$C611]);LEN([.A$1]))=[.A$1];&quot;Yes&quot;;&quot;No&quot;);&quot;&quot;;&quot;NO&quot;)">
            <text:p/>
          </table:table-cell>
          <table:table-cell table:formula="of:=IF(IF(LEFT(TRIM([$Translations.$B611]);LEN([.B$1]))=[.B$1];&quot;Yes&quot;;&quot;No&quot;)=IF(LEFT(TRIM([$Translations.$C611]);LEN([.B$1]))=[.B$1];&quot;Yes&quot;;&quot;No&quot;);&quot;&quot;;&quot;NO&quot;)">
            <text:p/>
          </table:table-cell>
          <table:table-cell table:formula="of:=IF(IF(LEFT(TRIM([$Translations.$B611]);LEN([.C$1]))=[.C$1];&quot;Yes&quot;;&quot;No&quot;)=IF(LEFT(TRIM([$Translations.$C611]);LEN([.C$1]))=[.C$1];&quot;Yes&quot;;&quot;No&quot;);&quot;&quot;;&quot;NO&quot;)">
            <text:p/>
          </table:table-cell>
          <table:table-cell table:formula="of:=IF(IF(LEFT(TRIM([$Translations.$B611]);LEN([.D$1]))=[.D$1];&quot;Yes&quot;;&quot;No&quot;)=IF(LEFT(TRIM([$Translations.$C611]);LEN([.D$1]))=[.D$1];&quot;Yes&quot;;&quot;No&quot;);&quot;&quot;;&quot;NO&quot;)">
            <text:p/>
          </table:table-cell>
          <table:table-cell table:formula="of:=IF(IF(LEFT(TRIM([$Translations.$B611]);LEN([.E$1]))=[.E$1];&quot;Yes&quot;;&quot;No&quot;)=IF(LEFT(TRIM([$Translations.$C611]);LEN([.E$1]))=[.E$1];&quot;Yes&quot;;&quot;No&quot;);&quot;&quot;;&quot;NO&quot;)">
            <text:p/>
          </table:table-cell>
          <table:table-cell table:formula="of:=IF(IF(LEFT(TRIM([$Translations.$B611]);LEN([.F$1]))=[.F$1];&quot;Yes&quot;;&quot;No&quot;)=IF(LEFT(TRIM([$Translations.$C611]);LEN([.F$1]))=[.F$1];&quot;Yes&quot;;&quot;No&quot;);&quot;&quot;;&quot;NO&quot;)">
            <text:p/>
          </table:table-cell>
          <table:table-cell table:formula="of:=IF(IF(LEFT(TRIM([$Translations.$B611]);LEN([.G$1]))=[.G$1];&quot;Yes&quot;;&quot;No&quot;)=IF(LEFT(TRIM([$Translations.$C611]);LEN([.G$1]))=[.G$1];&quot;Yes&quot;;&quot;No&quot;);&quot;&quot;;&quot;NO&quot;)">
            <text:p/>
          </table:table-cell>
        </table:table-row>
        <table:table-row table:style-name="ro8">
          <table:table-cell table:formula="of:=IF(IF(LEFT(TRIM([$Translations.$B612]);LEN([.A$1]))=[.A$1];&quot;Yes&quot;;&quot;No&quot;)=IF(LEFT(TRIM([$Translations.$C612]);LEN([.A$1]))=[.A$1];&quot;Yes&quot;;&quot;No&quot;);&quot;&quot;;&quot;NO&quot;)">
            <text:p/>
          </table:table-cell>
          <table:table-cell table:formula="of:=IF(IF(LEFT(TRIM([$Translations.$B612]);LEN([.B$1]))=[.B$1];&quot;Yes&quot;;&quot;No&quot;)=IF(LEFT(TRIM([$Translations.$C612]);LEN([.B$1]))=[.B$1];&quot;Yes&quot;;&quot;No&quot;);&quot;&quot;;&quot;NO&quot;)">
            <text:p/>
          </table:table-cell>
          <table:table-cell table:formula="of:=IF(IF(LEFT(TRIM([$Translations.$B612]);LEN([.C$1]))=[.C$1];&quot;Yes&quot;;&quot;No&quot;)=IF(LEFT(TRIM([$Translations.$C612]);LEN([.C$1]))=[.C$1];&quot;Yes&quot;;&quot;No&quot;);&quot;&quot;;&quot;NO&quot;)">
            <text:p/>
          </table:table-cell>
          <table:table-cell table:formula="of:=IF(IF(LEFT(TRIM([$Translations.$B612]);LEN([.D$1]))=[.D$1];&quot;Yes&quot;;&quot;No&quot;)=IF(LEFT(TRIM([$Translations.$C612]);LEN([.D$1]))=[.D$1];&quot;Yes&quot;;&quot;No&quot;);&quot;&quot;;&quot;NO&quot;)">
            <text:p/>
          </table:table-cell>
          <table:table-cell table:formula="of:=IF(IF(LEFT(TRIM([$Translations.$B612]);LEN([.E$1]))=[.E$1];&quot;Yes&quot;;&quot;No&quot;)=IF(LEFT(TRIM([$Translations.$C612]);LEN([.E$1]))=[.E$1];&quot;Yes&quot;;&quot;No&quot;);&quot;&quot;;&quot;NO&quot;)">
            <text:p/>
          </table:table-cell>
          <table:table-cell table:formula="of:=IF(IF(LEFT(TRIM([$Translations.$B612]);LEN([.F$1]))=[.F$1];&quot;Yes&quot;;&quot;No&quot;)=IF(LEFT(TRIM([$Translations.$C612]);LEN([.F$1]))=[.F$1];&quot;Yes&quot;;&quot;No&quot;);&quot;&quot;;&quot;NO&quot;)">
            <text:p/>
          </table:table-cell>
          <table:table-cell table:formula="of:=IF(IF(LEFT(TRIM([$Translations.$B612]);LEN([.G$1]))=[.G$1];&quot;Yes&quot;;&quot;No&quot;)=IF(LEFT(TRIM([$Translations.$C612]);LEN([.G$1]))=[.G$1];&quot;Yes&quot;;&quot;No&quot;);&quot;&quot;;&quot;NO&quot;)">
            <text:p/>
          </table:table-cell>
        </table:table-row>
        <table:table-row table:style-name="ro8">
          <table:table-cell table:formula="of:=IF(IF(LEFT(TRIM([$Translations.$B613]);LEN([.A$1]))=[.A$1];&quot;Yes&quot;;&quot;No&quot;)=IF(LEFT(TRIM([$Translations.$C613]);LEN([.A$1]))=[.A$1];&quot;Yes&quot;;&quot;No&quot;);&quot;&quot;;&quot;NO&quot;)">
            <text:p/>
          </table:table-cell>
          <table:table-cell table:formula="of:=IF(IF(LEFT(TRIM([$Translations.$B613]);LEN([.B$1]))=[.B$1];&quot;Yes&quot;;&quot;No&quot;)=IF(LEFT(TRIM([$Translations.$C613]);LEN([.B$1]))=[.B$1];&quot;Yes&quot;;&quot;No&quot;);&quot;&quot;;&quot;NO&quot;)">
            <text:p/>
          </table:table-cell>
          <table:table-cell table:formula="of:=IF(IF(LEFT(TRIM([$Translations.$B613]);LEN([.C$1]))=[.C$1];&quot;Yes&quot;;&quot;No&quot;)=IF(LEFT(TRIM([$Translations.$C613]);LEN([.C$1]))=[.C$1];&quot;Yes&quot;;&quot;No&quot;);&quot;&quot;;&quot;NO&quot;)">
            <text:p/>
          </table:table-cell>
          <table:table-cell table:formula="of:=IF(IF(LEFT(TRIM([$Translations.$B613]);LEN([.D$1]))=[.D$1];&quot;Yes&quot;;&quot;No&quot;)=IF(LEFT(TRIM([$Translations.$C613]);LEN([.D$1]))=[.D$1];&quot;Yes&quot;;&quot;No&quot;);&quot;&quot;;&quot;NO&quot;)">
            <text:p/>
          </table:table-cell>
          <table:table-cell table:formula="of:=IF(IF(LEFT(TRIM([$Translations.$B613]);LEN([.E$1]))=[.E$1];&quot;Yes&quot;;&quot;No&quot;)=IF(LEFT(TRIM([$Translations.$C613]);LEN([.E$1]))=[.E$1];&quot;Yes&quot;;&quot;No&quot;);&quot;&quot;;&quot;NO&quot;)">
            <text:p/>
          </table:table-cell>
          <table:table-cell table:formula="of:=IF(IF(LEFT(TRIM([$Translations.$B613]);LEN([.F$1]))=[.F$1];&quot;Yes&quot;;&quot;No&quot;)=IF(LEFT(TRIM([$Translations.$C613]);LEN([.F$1]))=[.F$1];&quot;Yes&quot;;&quot;No&quot;);&quot;&quot;;&quot;NO&quot;)">
            <text:p/>
          </table:table-cell>
          <table:table-cell table:formula="of:=IF(IF(LEFT(TRIM([$Translations.$B613]);LEN([.G$1]))=[.G$1];&quot;Yes&quot;;&quot;No&quot;)=IF(LEFT(TRIM([$Translations.$C613]);LEN([.G$1]))=[.G$1];&quot;Yes&quot;;&quot;No&quot;);&quot;&quot;;&quot;NO&quot;)">
            <text:p/>
          </table:table-cell>
        </table:table-row>
        <table:table-row table:style-name="ro8">
          <table:table-cell table:formula="of:=IF(IF(LEFT(TRIM([$Translations.$B614]);LEN([.A$1]))=[.A$1];&quot;Yes&quot;;&quot;No&quot;)=IF(LEFT(TRIM([$Translations.$C614]);LEN([.A$1]))=[.A$1];&quot;Yes&quot;;&quot;No&quot;);&quot;&quot;;&quot;NO&quot;)">
            <text:p/>
          </table:table-cell>
          <table:table-cell table:formula="of:=IF(IF(LEFT(TRIM([$Translations.$B614]);LEN([.B$1]))=[.B$1];&quot;Yes&quot;;&quot;No&quot;)=IF(LEFT(TRIM([$Translations.$C614]);LEN([.B$1]))=[.B$1];&quot;Yes&quot;;&quot;No&quot;);&quot;&quot;;&quot;NO&quot;)">
            <text:p/>
          </table:table-cell>
          <table:table-cell table:formula="of:=IF(IF(LEFT(TRIM([$Translations.$B614]);LEN([.C$1]))=[.C$1];&quot;Yes&quot;;&quot;No&quot;)=IF(LEFT(TRIM([$Translations.$C614]);LEN([.C$1]))=[.C$1];&quot;Yes&quot;;&quot;No&quot;);&quot;&quot;;&quot;NO&quot;)">
            <text:p/>
          </table:table-cell>
          <table:table-cell table:formula="of:=IF(IF(LEFT(TRIM([$Translations.$B614]);LEN([.D$1]))=[.D$1];&quot;Yes&quot;;&quot;No&quot;)=IF(LEFT(TRIM([$Translations.$C614]);LEN([.D$1]))=[.D$1];&quot;Yes&quot;;&quot;No&quot;);&quot;&quot;;&quot;NO&quot;)">
            <text:p/>
          </table:table-cell>
          <table:table-cell table:formula="of:=IF(IF(LEFT(TRIM([$Translations.$B614]);LEN([.E$1]))=[.E$1];&quot;Yes&quot;;&quot;No&quot;)=IF(LEFT(TRIM([$Translations.$C614]);LEN([.E$1]))=[.E$1];&quot;Yes&quot;;&quot;No&quot;);&quot;&quot;;&quot;NO&quot;)">
            <text:p/>
          </table:table-cell>
          <table:table-cell table:formula="of:=IF(IF(LEFT(TRIM([$Translations.$B614]);LEN([.F$1]))=[.F$1];&quot;Yes&quot;;&quot;No&quot;)=IF(LEFT(TRIM([$Translations.$C614]);LEN([.F$1]))=[.F$1];&quot;Yes&quot;;&quot;No&quot;);&quot;&quot;;&quot;NO&quot;)">
            <text:p/>
          </table:table-cell>
          <table:table-cell table:formula="of:=IF(IF(LEFT(TRIM([$Translations.$B614]);LEN([.G$1]))=[.G$1];&quot;Yes&quot;;&quot;No&quot;)=IF(LEFT(TRIM([$Translations.$C614]);LEN([.G$1]))=[.G$1];&quot;Yes&quot;;&quot;No&quot;);&quot;&quot;;&quot;NO&quot;)">
            <text:p/>
          </table:table-cell>
        </table:table-row>
        <table:table-row table:style-name="ro8">
          <table:table-cell table:formula="of:=IF(IF(LEFT(TRIM([$Translations.$B615]);LEN([.A$1]))=[.A$1];&quot;Yes&quot;;&quot;No&quot;)=IF(LEFT(TRIM([$Translations.$C615]);LEN([.A$1]))=[.A$1];&quot;Yes&quot;;&quot;No&quot;);&quot;&quot;;&quot;NO&quot;)">
            <text:p/>
          </table:table-cell>
          <table:table-cell table:formula="of:=IF(IF(LEFT(TRIM([$Translations.$B615]);LEN([.B$1]))=[.B$1];&quot;Yes&quot;;&quot;No&quot;)=IF(LEFT(TRIM([$Translations.$C615]);LEN([.B$1]))=[.B$1];&quot;Yes&quot;;&quot;No&quot;);&quot;&quot;;&quot;NO&quot;)">
            <text:p/>
          </table:table-cell>
          <table:table-cell table:formula="of:=IF(IF(LEFT(TRIM([$Translations.$B615]);LEN([.C$1]))=[.C$1];&quot;Yes&quot;;&quot;No&quot;)=IF(LEFT(TRIM([$Translations.$C615]);LEN([.C$1]))=[.C$1];&quot;Yes&quot;;&quot;No&quot;);&quot;&quot;;&quot;NO&quot;)">
            <text:p/>
          </table:table-cell>
          <table:table-cell table:formula="of:=IF(IF(LEFT(TRIM([$Translations.$B615]);LEN([.D$1]))=[.D$1];&quot;Yes&quot;;&quot;No&quot;)=IF(LEFT(TRIM([$Translations.$C615]);LEN([.D$1]))=[.D$1];&quot;Yes&quot;;&quot;No&quot;);&quot;&quot;;&quot;NO&quot;)">
            <text:p/>
          </table:table-cell>
          <table:table-cell table:formula="of:=IF(IF(LEFT(TRIM([$Translations.$B615]);LEN([.E$1]))=[.E$1];&quot;Yes&quot;;&quot;No&quot;)=IF(LEFT(TRIM([$Translations.$C615]);LEN([.E$1]))=[.E$1];&quot;Yes&quot;;&quot;No&quot;);&quot;&quot;;&quot;NO&quot;)">
            <text:p/>
          </table:table-cell>
          <table:table-cell table:formula="of:=IF(IF(LEFT(TRIM([$Translations.$B615]);LEN([.F$1]))=[.F$1];&quot;Yes&quot;;&quot;No&quot;)=IF(LEFT(TRIM([$Translations.$C615]);LEN([.F$1]))=[.F$1];&quot;Yes&quot;;&quot;No&quot;);&quot;&quot;;&quot;NO&quot;)">
            <text:p/>
          </table:table-cell>
          <table:table-cell table:formula="of:=IF(IF(LEFT(TRIM([$Translations.$B615]);LEN([.G$1]))=[.G$1];&quot;Yes&quot;;&quot;No&quot;)=IF(LEFT(TRIM([$Translations.$C615]);LEN([.G$1]))=[.G$1];&quot;Yes&quot;;&quot;No&quot;);&quot;&quot;;&quot;NO&quot;)">
            <text:p/>
          </table:table-cell>
        </table:table-row>
        <table:table-row table:style-name="ro8">
          <table:table-cell table:formula="of:=IF(IF(LEFT(TRIM([$Translations.$B616]);LEN([.A$1]))=[.A$1];&quot;Yes&quot;;&quot;No&quot;)=IF(LEFT(TRIM([$Translations.$C616]);LEN([.A$1]))=[.A$1];&quot;Yes&quot;;&quot;No&quot;);&quot;&quot;;&quot;NO&quot;)">
            <text:p/>
          </table:table-cell>
          <table:table-cell table:formula="of:=IF(IF(LEFT(TRIM([$Translations.$B616]);LEN([.B$1]))=[.B$1];&quot;Yes&quot;;&quot;No&quot;)=IF(LEFT(TRIM([$Translations.$C616]);LEN([.B$1]))=[.B$1];&quot;Yes&quot;;&quot;No&quot;);&quot;&quot;;&quot;NO&quot;)">
            <text:p/>
          </table:table-cell>
          <table:table-cell table:formula="of:=IF(IF(LEFT(TRIM([$Translations.$B616]);LEN([.C$1]))=[.C$1];&quot;Yes&quot;;&quot;No&quot;)=IF(LEFT(TRIM([$Translations.$C616]);LEN([.C$1]))=[.C$1];&quot;Yes&quot;;&quot;No&quot;);&quot;&quot;;&quot;NO&quot;)">
            <text:p/>
          </table:table-cell>
          <table:table-cell table:formula="of:=IF(IF(LEFT(TRIM([$Translations.$B616]);LEN([.D$1]))=[.D$1];&quot;Yes&quot;;&quot;No&quot;)=IF(LEFT(TRIM([$Translations.$C616]);LEN([.D$1]))=[.D$1];&quot;Yes&quot;;&quot;No&quot;);&quot;&quot;;&quot;NO&quot;)">
            <text:p/>
          </table:table-cell>
          <table:table-cell table:formula="of:=IF(IF(LEFT(TRIM([$Translations.$B616]);LEN([.E$1]))=[.E$1];&quot;Yes&quot;;&quot;No&quot;)=IF(LEFT(TRIM([$Translations.$C616]);LEN([.E$1]))=[.E$1];&quot;Yes&quot;;&quot;No&quot;);&quot;&quot;;&quot;NO&quot;)">
            <text:p/>
          </table:table-cell>
          <table:table-cell table:formula="of:=IF(IF(LEFT(TRIM([$Translations.$B616]);LEN([.F$1]))=[.F$1];&quot;Yes&quot;;&quot;No&quot;)=IF(LEFT(TRIM([$Translations.$C616]);LEN([.F$1]))=[.F$1];&quot;Yes&quot;;&quot;No&quot;);&quot;&quot;;&quot;NO&quot;)">
            <text:p/>
          </table:table-cell>
          <table:table-cell table:formula="of:=IF(IF(LEFT(TRIM([$Translations.$B616]);LEN([.G$1]))=[.G$1];&quot;Yes&quot;;&quot;No&quot;)=IF(LEFT(TRIM([$Translations.$C616]);LEN([.G$1]))=[.G$1];&quot;Yes&quot;;&quot;No&quot;);&quot;&quot;;&quot;NO&quot;)">
            <text:p/>
          </table:table-cell>
        </table:table-row>
        <table:table-row table:style-name="ro8">
          <table:table-cell table:formula="of:=IF(IF(LEFT(TRIM([$Translations.$B617]);LEN([.A$1]))=[.A$1];&quot;Yes&quot;;&quot;No&quot;)=IF(LEFT(TRIM([$Translations.$C617]);LEN([.A$1]))=[.A$1];&quot;Yes&quot;;&quot;No&quot;);&quot;&quot;;&quot;NO&quot;)">
            <text:p/>
          </table:table-cell>
          <table:table-cell table:formula="of:=IF(IF(LEFT(TRIM([$Translations.$B617]);LEN([.B$1]))=[.B$1];&quot;Yes&quot;;&quot;No&quot;)=IF(LEFT(TRIM([$Translations.$C617]);LEN([.B$1]))=[.B$1];&quot;Yes&quot;;&quot;No&quot;);&quot;&quot;;&quot;NO&quot;)">
            <text:p/>
          </table:table-cell>
          <table:table-cell table:formula="of:=IF(IF(LEFT(TRIM([$Translations.$B617]);LEN([.C$1]))=[.C$1];&quot;Yes&quot;;&quot;No&quot;)=IF(LEFT(TRIM([$Translations.$C617]);LEN([.C$1]))=[.C$1];&quot;Yes&quot;;&quot;No&quot;);&quot;&quot;;&quot;NO&quot;)">
            <text:p/>
          </table:table-cell>
          <table:table-cell table:formula="of:=IF(IF(LEFT(TRIM([$Translations.$B617]);LEN([.D$1]))=[.D$1];&quot;Yes&quot;;&quot;No&quot;)=IF(LEFT(TRIM([$Translations.$C617]);LEN([.D$1]))=[.D$1];&quot;Yes&quot;;&quot;No&quot;);&quot;&quot;;&quot;NO&quot;)">
            <text:p/>
          </table:table-cell>
          <table:table-cell table:formula="of:=IF(IF(LEFT(TRIM([$Translations.$B617]);LEN([.E$1]))=[.E$1];&quot;Yes&quot;;&quot;No&quot;)=IF(LEFT(TRIM([$Translations.$C617]);LEN([.E$1]))=[.E$1];&quot;Yes&quot;;&quot;No&quot;);&quot;&quot;;&quot;NO&quot;)">
            <text:p/>
          </table:table-cell>
          <table:table-cell table:formula="of:=IF(IF(LEFT(TRIM([$Translations.$B617]);LEN([.F$1]))=[.F$1];&quot;Yes&quot;;&quot;No&quot;)=IF(LEFT(TRIM([$Translations.$C617]);LEN([.F$1]))=[.F$1];&quot;Yes&quot;;&quot;No&quot;);&quot;&quot;;&quot;NO&quot;)">
            <text:p/>
          </table:table-cell>
          <table:table-cell table:formula="of:=IF(IF(LEFT(TRIM([$Translations.$B617]);LEN([.G$1]))=[.G$1];&quot;Yes&quot;;&quot;No&quot;)=IF(LEFT(TRIM([$Translations.$C617]);LEN([.G$1]))=[.G$1];&quot;Yes&quot;;&quot;No&quot;);&quot;&quot;;&quot;NO&quot;)">
            <text:p/>
          </table:table-cell>
        </table:table-row>
        <table:table-row table:style-name="ro8">
          <table:table-cell table:formula="of:=IF(IF(LEFT(TRIM([$Translations.$B618]);LEN([.A$1]))=[.A$1];&quot;Yes&quot;;&quot;No&quot;)=IF(LEFT(TRIM([$Translations.$C618]);LEN([.A$1]))=[.A$1];&quot;Yes&quot;;&quot;No&quot;);&quot;&quot;;&quot;NO&quot;)">
            <text:p/>
          </table:table-cell>
          <table:table-cell table:formula="of:=IF(IF(LEFT(TRIM([$Translations.$B618]);LEN([.B$1]))=[.B$1];&quot;Yes&quot;;&quot;No&quot;)=IF(LEFT(TRIM([$Translations.$C618]);LEN([.B$1]))=[.B$1];&quot;Yes&quot;;&quot;No&quot;);&quot;&quot;;&quot;NO&quot;)">
            <text:p/>
          </table:table-cell>
          <table:table-cell table:formula="of:=IF(IF(LEFT(TRIM([$Translations.$B618]);LEN([.C$1]))=[.C$1];&quot;Yes&quot;;&quot;No&quot;)=IF(LEFT(TRIM([$Translations.$C618]);LEN([.C$1]))=[.C$1];&quot;Yes&quot;;&quot;No&quot;);&quot;&quot;;&quot;NO&quot;)">
            <text:p/>
          </table:table-cell>
          <table:table-cell table:formula="of:=IF(IF(LEFT(TRIM([$Translations.$B618]);LEN([.D$1]))=[.D$1];&quot;Yes&quot;;&quot;No&quot;)=IF(LEFT(TRIM([$Translations.$C618]);LEN([.D$1]))=[.D$1];&quot;Yes&quot;;&quot;No&quot;);&quot;&quot;;&quot;NO&quot;)">
            <text:p/>
          </table:table-cell>
          <table:table-cell table:formula="of:=IF(IF(LEFT(TRIM([$Translations.$B618]);LEN([.E$1]))=[.E$1];&quot;Yes&quot;;&quot;No&quot;)=IF(LEFT(TRIM([$Translations.$C618]);LEN([.E$1]))=[.E$1];&quot;Yes&quot;;&quot;No&quot;);&quot;&quot;;&quot;NO&quot;)">
            <text:p/>
          </table:table-cell>
          <table:table-cell table:formula="of:=IF(IF(LEFT(TRIM([$Translations.$B618]);LEN([.F$1]))=[.F$1];&quot;Yes&quot;;&quot;No&quot;)=IF(LEFT(TRIM([$Translations.$C618]);LEN([.F$1]))=[.F$1];&quot;Yes&quot;;&quot;No&quot;);&quot;&quot;;&quot;NO&quot;)">
            <text:p/>
          </table:table-cell>
          <table:table-cell table:formula="of:=IF(IF(LEFT(TRIM([$Translations.$B618]);LEN([.G$1]))=[.G$1];&quot;Yes&quot;;&quot;No&quot;)=IF(LEFT(TRIM([$Translations.$C618]);LEN([.G$1]))=[.G$1];&quot;Yes&quot;;&quot;No&quot;);&quot;&quot;;&quot;NO&quot;)">
            <text:p/>
          </table:table-cell>
        </table:table-row>
        <table:table-row table:style-name="ro8">
          <table:table-cell table:formula="of:=IF(IF(LEFT(TRIM([$Translations.$B619]);LEN([.A$1]))=[.A$1];&quot;Yes&quot;;&quot;No&quot;)=IF(LEFT(TRIM([$Translations.$C619]);LEN([.A$1]))=[.A$1];&quot;Yes&quot;;&quot;No&quot;);&quot;&quot;;&quot;NO&quot;)">
            <text:p/>
          </table:table-cell>
          <table:table-cell table:formula="of:=IF(IF(LEFT(TRIM([$Translations.$B619]);LEN([.B$1]))=[.B$1];&quot;Yes&quot;;&quot;No&quot;)=IF(LEFT(TRIM([$Translations.$C619]);LEN([.B$1]))=[.B$1];&quot;Yes&quot;;&quot;No&quot;);&quot;&quot;;&quot;NO&quot;)">
            <text:p/>
          </table:table-cell>
          <table:table-cell table:formula="of:=IF(IF(LEFT(TRIM([$Translations.$B619]);LEN([.C$1]))=[.C$1];&quot;Yes&quot;;&quot;No&quot;)=IF(LEFT(TRIM([$Translations.$C619]);LEN([.C$1]))=[.C$1];&quot;Yes&quot;;&quot;No&quot;);&quot;&quot;;&quot;NO&quot;)">
            <text:p/>
          </table:table-cell>
          <table:table-cell table:formula="of:=IF(IF(LEFT(TRIM([$Translations.$B619]);LEN([.D$1]))=[.D$1];&quot;Yes&quot;;&quot;No&quot;)=IF(LEFT(TRIM([$Translations.$C619]);LEN([.D$1]))=[.D$1];&quot;Yes&quot;;&quot;No&quot;);&quot;&quot;;&quot;NO&quot;)">
            <text:p/>
          </table:table-cell>
          <table:table-cell table:formula="of:=IF(IF(LEFT(TRIM([$Translations.$B619]);LEN([.E$1]))=[.E$1];&quot;Yes&quot;;&quot;No&quot;)=IF(LEFT(TRIM([$Translations.$C619]);LEN([.E$1]))=[.E$1];&quot;Yes&quot;;&quot;No&quot;);&quot;&quot;;&quot;NO&quot;)">
            <text:p/>
          </table:table-cell>
          <table:table-cell table:formula="of:=IF(IF(LEFT(TRIM([$Translations.$B619]);LEN([.F$1]))=[.F$1];&quot;Yes&quot;;&quot;No&quot;)=IF(LEFT(TRIM([$Translations.$C619]);LEN([.F$1]))=[.F$1];&quot;Yes&quot;;&quot;No&quot;);&quot;&quot;;&quot;NO&quot;)">
            <text:p/>
          </table:table-cell>
          <table:table-cell table:formula="of:=IF(IF(LEFT(TRIM([$Translations.$B619]);LEN([.G$1]))=[.G$1];&quot;Yes&quot;;&quot;No&quot;)=IF(LEFT(TRIM([$Translations.$C619]);LEN([.G$1]))=[.G$1];&quot;Yes&quot;;&quot;No&quot;);&quot;&quot;;&quot;NO&quot;)">
            <text:p/>
          </table:table-cell>
        </table:table-row>
        <table:table-row table:style-name="ro8">
          <table:table-cell table:formula="of:=IF(IF(LEFT(TRIM([$Translations.$B620]);LEN([.A$1]))=[.A$1];&quot;Yes&quot;;&quot;No&quot;)=IF(LEFT(TRIM([$Translations.$C620]);LEN([.A$1]))=[.A$1];&quot;Yes&quot;;&quot;No&quot;);&quot;&quot;;&quot;NO&quot;)">
            <text:p/>
          </table:table-cell>
          <table:table-cell table:formula="of:=IF(IF(LEFT(TRIM([$Translations.$B620]);LEN([.B$1]))=[.B$1];&quot;Yes&quot;;&quot;No&quot;)=IF(LEFT(TRIM([$Translations.$C620]);LEN([.B$1]))=[.B$1];&quot;Yes&quot;;&quot;No&quot;);&quot;&quot;;&quot;NO&quot;)">
            <text:p/>
          </table:table-cell>
          <table:table-cell table:formula="of:=IF(IF(LEFT(TRIM([$Translations.$B620]);LEN([.C$1]))=[.C$1];&quot;Yes&quot;;&quot;No&quot;)=IF(LEFT(TRIM([$Translations.$C620]);LEN([.C$1]))=[.C$1];&quot;Yes&quot;;&quot;No&quot;);&quot;&quot;;&quot;NO&quot;)">
            <text:p/>
          </table:table-cell>
          <table:table-cell table:formula="of:=IF(IF(LEFT(TRIM([$Translations.$B620]);LEN([.D$1]))=[.D$1];&quot;Yes&quot;;&quot;No&quot;)=IF(LEFT(TRIM([$Translations.$C620]);LEN([.D$1]))=[.D$1];&quot;Yes&quot;;&quot;No&quot;);&quot;&quot;;&quot;NO&quot;)">
            <text:p/>
          </table:table-cell>
          <table:table-cell table:formula="of:=IF(IF(LEFT(TRIM([$Translations.$B620]);LEN([.E$1]))=[.E$1];&quot;Yes&quot;;&quot;No&quot;)=IF(LEFT(TRIM([$Translations.$C620]);LEN([.E$1]))=[.E$1];&quot;Yes&quot;;&quot;No&quot;);&quot;&quot;;&quot;NO&quot;)">
            <text:p/>
          </table:table-cell>
          <table:table-cell table:formula="of:=IF(IF(LEFT(TRIM([$Translations.$B620]);LEN([.F$1]))=[.F$1];&quot;Yes&quot;;&quot;No&quot;)=IF(LEFT(TRIM([$Translations.$C620]);LEN([.F$1]))=[.F$1];&quot;Yes&quot;;&quot;No&quot;);&quot;&quot;;&quot;NO&quot;)">
            <text:p/>
          </table:table-cell>
          <table:table-cell table:formula="of:=IF(IF(LEFT(TRIM([$Translations.$B620]);LEN([.G$1]))=[.G$1];&quot;Yes&quot;;&quot;No&quot;)=IF(LEFT(TRIM([$Translations.$C620]);LEN([.G$1]))=[.G$1];&quot;Yes&quot;;&quot;No&quot;);&quot;&quot;;&quot;NO&quot;)">
            <text:p/>
          </table:table-cell>
        </table:table-row>
        <table:table-row table:style-name="ro8">
          <table:table-cell table:formula="of:=IF(IF(LEFT(TRIM([$Translations.$B621]);LEN([.A$1]))=[.A$1];&quot;Yes&quot;;&quot;No&quot;)=IF(LEFT(TRIM([$Translations.$C621]);LEN([.A$1]))=[.A$1];&quot;Yes&quot;;&quot;No&quot;);&quot;&quot;;&quot;NO&quot;)">
            <text:p/>
          </table:table-cell>
          <table:table-cell table:formula="of:=IF(IF(LEFT(TRIM([$Translations.$B621]);LEN([.B$1]))=[.B$1];&quot;Yes&quot;;&quot;No&quot;)=IF(LEFT(TRIM([$Translations.$C621]);LEN([.B$1]))=[.B$1];&quot;Yes&quot;;&quot;No&quot;);&quot;&quot;;&quot;NO&quot;)">
            <text:p/>
          </table:table-cell>
          <table:table-cell table:formula="of:=IF(IF(LEFT(TRIM([$Translations.$B621]);LEN([.C$1]))=[.C$1];&quot;Yes&quot;;&quot;No&quot;)=IF(LEFT(TRIM([$Translations.$C621]);LEN([.C$1]))=[.C$1];&quot;Yes&quot;;&quot;No&quot;);&quot;&quot;;&quot;NO&quot;)">
            <text:p/>
          </table:table-cell>
          <table:table-cell table:formula="of:=IF(IF(LEFT(TRIM([$Translations.$B621]);LEN([.D$1]))=[.D$1];&quot;Yes&quot;;&quot;No&quot;)=IF(LEFT(TRIM([$Translations.$C621]);LEN([.D$1]))=[.D$1];&quot;Yes&quot;;&quot;No&quot;);&quot;&quot;;&quot;NO&quot;)">
            <text:p/>
          </table:table-cell>
          <table:table-cell table:formula="of:=IF(IF(LEFT(TRIM([$Translations.$B621]);LEN([.E$1]))=[.E$1];&quot;Yes&quot;;&quot;No&quot;)=IF(LEFT(TRIM([$Translations.$C621]);LEN([.E$1]))=[.E$1];&quot;Yes&quot;;&quot;No&quot;);&quot;&quot;;&quot;NO&quot;)">
            <text:p/>
          </table:table-cell>
          <table:table-cell table:formula="of:=IF(IF(LEFT(TRIM([$Translations.$B621]);LEN([.F$1]))=[.F$1];&quot;Yes&quot;;&quot;No&quot;)=IF(LEFT(TRIM([$Translations.$C621]);LEN([.F$1]))=[.F$1];&quot;Yes&quot;;&quot;No&quot;);&quot;&quot;;&quot;NO&quot;)">
            <text:p/>
          </table:table-cell>
          <table:table-cell table:formula="of:=IF(IF(LEFT(TRIM([$Translations.$B621]);LEN([.G$1]))=[.G$1];&quot;Yes&quot;;&quot;No&quot;)=IF(LEFT(TRIM([$Translations.$C621]);LEN([.G$1]))=[.G$1];&quot;Yes&quot;;&quot;No&quot;);&quot;&quot;;&quot;NO&quot;)">
            <text:p/>
          </table:table-cell>
        </table:table-row>
        <table:table-row table:style-name="ro8">
          <table:table-cell table:formula="of:=IF(IF(LEFT(TRIM([$Translations.$B622]);LEN([.A$1]))=[.A$1];&quot;Yes&quot;;&quot;No&quot;)=IF(LEFT(TRIM([$Translations.$C622]);LEN([.A$1]))=[.A$1];&quot;Yes&quot;;&quot;No&quot;);&quot;&quot;;&quot;NO&quot;)">
            <text:p/>
          </table:table-cell>
          <table:table-cell table:formula="of:=IF(IF(LEFT(TRIM([$Translations.$B622]);LEN([.B$1]))=[.B$1];&quot;Yes&quot;;&quot;No&quot;)=IF(LEFT(TRIM([$Translations.$C622]);LEN([.B$1]))=[.B$1];&quot;Yes&quot;;&quot;No&quot;);&quot;&quot;;&quot;NO&quot;)">
            <text:p/>
          </table:table-cell>
          <table:table-cell table:formula="of:=IF(IF(LEFT(TRIM([$Translations.$B622]);LEN([.C$1]))=[.C$1];&quot;Yes&quot;;&quot;No&quot;)=IF(LEFT(TRIM([$Translations.$C622]);LEN([.C$1]))=[.C$1];&quot;Yes&quot;;&quot;No&quot;);&quot;&quot;;&quot;NO&quot;)">
            <text:p/>
          </table:table-cell>
          <table:table-cell table:formula="of:=IF(IF(LEFT(TRIM([$Translations.$B622]);LEN([.D$1]))=[.D$1];&quot;Yes&quot;;&quot;No&quot;)=IF(LEFT(TRIM([$Translations.$C622]);LEN([.D$1]))=[.D$1];&quot;Yes&quot;;&quot;No&quot;);&quot;&quot;;&quot;NO&quot;)">
            <text:p/>
          </table:table-cell>
          <table:table-cell table:formula="of:=IF(IF(LEFT(TRIM([$Translations.$B622]);LEN([.E$1]))=[.E$1];&quot;Yes&quot;;&quot;No&quot;)=IF(LEFT(TRIM([$Translations.$C622]);LEN([.E$1]))=[.E$1];&quot;Yes&quot;;&quot;No&quot;);&quot;&quot;;&quot;NO&quot;)">
            <text:p/>
          </table:table-cell>
          <table:table-cell table:formula="of:=IF(IF(LEFT(TRIM([$Translations.$B622]);LEN([.F$1]))=[.F$1];&quot;Yes&quot;;&quot;No&quot;)=IF(LEFT(TRIM([$Translations.$C622]);LEN([.F$1]))=[.F$1];&quot;Yes&quot;;&quot;No&quot;);&quot;&quot;;&quot;NO&quot;)">
            <text:p/>
          </table:table-cell>
          <table:table-cell table:formula="of:=IF(IF(LEFT(TRIM([$Translations.$B622]);LEN([.G$1]))=[.G$1];&quot;Yes&quot;;&quot;No&quot;)=IF(LEFT(TRIM([$Translations.$C622]);LEN([.G$1]))=[.G$1];&quot;Yes&quot;;&quot;No&quot;);&quot;&quot;;&quot;NO&quot;)">
            <text:p/>
          </table:table-cell>
        </table:table-row>
        <table:table-row table:style-name="ro8">
          <table:table-cell table:formula="of:=IF(IF(LEFT(TRIM([$Translations.$B623]);LEN([.A$1]))=[.A$1];&quot;Yes&quot;;&quot;No&quot;)=IF(LEFT(TRIM([$Translations.$C623]);LEN([.A$1]))=[.A$1];&quot;Yes&quot;;&quot;No&quot;);&quot;&quot;;&quot;NO&quot;)">
            <text:p/>
          </table:table-cell>
          <table:table-cell table:formula="of:=IF(IF(LEFT(TRIM([$Translations.$B623]);LEN([.B$1]))=[.B$1];&quot;Yes&quot;;&quot;No&quot;)=IF(LEFT(TRIM([$Translations.$C623]);LEN([.B$1]))=[.B$1];&quot;Yes&quot;;&quot;No&quot;);&quot;&quot;;&quot;NO&quot;)">
            <text:p/>
          </table:table-cell>
          <table:table-cell table:formula="of:=IF(IF(LEFT(TRIM([$Translations.$B623]);LEN([.C$1]))=[.C$1];&quot;Yes&quot;;&quot;No&quot;)=IF(LEFT(TRIM([$Translations.$C623]);LEN([.C$1]))=[.C$1];&quot;Yes&quot;;&quot;No&quot;);&quot;&quot;;&quot;NO&quot;)">
            <text:p/>
          </table:table-cell>
          <table:table-cell table:formula="of:=IF(IF(LEFT(TRIM([$Translations.$B623]);LEN([.D$1]))=[.D$1];&quot;Yes&quot;;&quot;No&quot;)=IF(LEFT(TRIM([$Translations.$C623]);LEN([.D$1]))=[.D$1];&quot;Yes&quot;;&quot;No&quot;);&quot;&quot;;&quot;NO&quot;)">
            <text:p/>
          </table:table-cell>
          <table:table-cell table:formula="of:=IF(IF(LEFT(TRIM([$Translations.$B623]);LEN([.E$1]))=[.E$1];&quot;Yes&quot;;&quot;No&quot;)=IF(LEFT(TRIM([$Translations.$C623]);LEN([.E$1]))=[.E$1];&quot;Yes&quot;;&quot;No&quot;);&quot;&quot;;&quot;NO&quot;)">
            <text:p/>
          </table:table-cell>
          <table:table-cell table:formula="of:=IF(IF(LEFT(TRIM([$Translations.$B623]);LEN([.F$1]))=[.F$1];&quot;Yes&quot;;&quot;No&quot;)=IF(LEFT(TRIM([$Translations.$C623]);LEN([.F$1]))=[.F$1];&quot;Yes&quot;;&quot;No&quot;);&quot;&quot;;&quot;NO&quot;)">
            <text:p/>
          </table:table-cell>
          <table:table-cell table:formula="of:=IF(IF(LEFT(TRIM([$Translations.$B623]);LEN([.G$1]))=[.G$1];&quot;Yes&quot;;&quot;No&quot;)=IF(LEFT(TRIM([$Translations.$C623]);LEN([.G$1]))=[.G$1];&quot;Yes&quot;;&quot;No&quot;);&quot;&quot;;&quot;NO&quot;)">
            <text:p/>
          </table:table-cell>
        </table:table-row>
        <table:table-row table:style-name="ro8">
          <table:table-cell table:formula="of:=IF(IF(LEFT(TRIM([$Translations.$B624]);LEN([.A$1]))=[.A$1];&quot;Yes&quot;;&quot;No&quot;)=IF(LEFT(TRIM([$Translations.$C624]);LEN([.A$1]))=[.A$1];&quot;Yes&quot;;&quot;No&quot;);&quot;&quot;;&quot;NO&quot;)">
            <text:p/>
          </table:table-cell>
          <table:table-cell table:formula="of:=IF(IF(LEFT(TRIM([$Translations.$B624]);LEN([.B$1]))=[.B$1];&quot;Yes&quot;;&quot;No&quot;)=IF(LEFT(TRIM([$Translations.$C624]);LEN([.B$1]))=[.B$1];&quot;Yes&quot;;&quot;No&quot;);&quot;&quot;;&quot;NO&quot;)">
            <text:p/>
          </table:table-cell>
          <table:table-cell table:formula="of:=IF(IF(LEFT(TRIM([$Translations.$B624]);LEN([.C$1]))=[.C$1];&quot;Yes&quot;;&quot;No&quot;)=IF(LEFT(TRIM([$Translations.$C624]);LEN([.C$1]))=[.C$1];&quot;Yes&quot;;&quot;No&quot;);&quot;&quot;;&quot;NO&quot;)">
            <text:p/>
          </table:table-cell>
          <table:table-cell table:formula="of:=IF(IF(LEFT(TRIM([$Translations.$B624]);LEN([.D$1]))=[.D$1];&quot;Yes&quot;;&quot;No&quot;)=IF(LEFT(TRIM([$Translations.$C624]);LEN([.D$1]))=[.D$1];&quot;Yes&quot;;&quot;No&quot;);&quot;&quot;;&quot;NO&quot;)">
            <text:p/>
          </table:table-cell>
          <table:table-cell table:formula="of:=IF(IF(LEFT(TRIM([$Translations.$B624]);LEN([.E$1]))=[.E$1];&quot;Yes&quot;;&quot;No&quot;)=IF(LEFT(TRIM([$Translations.$C624]);LEN([.E$1]))=[.E$1];&quot;Yes&quot;;&quot;No&quot;);&quot;&quot;;&quot;NO&quot;)">
            <text:p/>
          </table:table-cell>
          <table:table-cell table:formula="of:=IF(IF(LEFT(TRIM([$Translations.$B624]);LEN([.F$1]))=[.F$1];&quot;Yes&quot;;&quot;No&quot;)=IF(LEFT(TRIM([$Translations.$C624]);LEN([.F$1]))=[.F$1];&quot;Yes&quot;;&quot;No&quot;);&quot;&quot;;&quot;NO&quot;)">
            <text:p/>
          </table:table-cell>
          <table:table-cell table:formula="of:=IF(IF(LEFT(TRIM([$Translations.$B624]);LEN([.G$1]))=[.G$1];&quot;Yes&quot;;&quot;No&quot;)=IF(LEFT(TRIM([$Translations.$C624]);LEN([.G$1]))=[.G$1];&quot;Yes&quot;;&quot;No&quot;);&quot;&quot;;&quot;NO&quot;)">
            <text:p/>
          </table:table-cell>
        </table:table-row>
        <table:table-row table:style-name="ro8">
          <table:table-cell table:formula="of:=IF(IF(LEFT(TRIM([$Translations.$B625]);LEN([.A$1]))=[.A$1];&quot;Yes&quot;;&quot;No&quot;)=IF(LEFT(TRIM([$Translations.$C625]);LEN([.A$1]))=[.A$1];&quot;Yes&quot;;&quot;No&quot;);&quot;&quot;;&quot;NO&quot;)">
            <text:p/>
          </table:table-cell>
          <table:table-cell table:formula="of:=IF(IF(LEFT(TRIM([$Translations.$B625]);LEN([.B$1]))=[.B$1];&quot;Yes&quot;;&quot;No&quot;)=IF(LEFT(TRIM([$Translations.$C625]);LEN([.B$1]))=[.B$1];&quot;Yes&quot;;&quot;No&quot;);&quot;&quot;;&quot;NO&quot;)">
            <text:p/>
          </table:table-cell>
          <table:table-cell table:formula="of:=IF(IF(LEFT(TRIM([$Translations.$B625]);LEN([.C$1]))=[.C$1];&quot;Yes&quot;;&quot;No&quot;)=IF(LEFT(TRIM([$Translations.$C625]);LEN([.C$1]))=[.C$1];&quot;Yes&quot;;&quot;No&quot;);&quot;&quot;;&quot;NO&quot;)">
            <text:p/>
          </table:table-cell>
          <table:table-cell table:formula="of:=IF(IF(LEFT(TRIM([$Translations.$B625]);LEN([.D$1]))=[.D$1];&quot;Yes&quot;;&quot;No&quot;)=IF(LEFT(TRIM([$Translations.$C625]);LEN([.D$1]))=[.D$1];&quot;Yes&quot;;&quot;No&quot;);&quot;&quot;;&quot;NO&quot;)">
            <text:p/>
          </table:table-cell>
          <table:table-cell table:formula="of:=IF(IF(LEFT(TRIM([$Translations.$B625]);LEN([.E$1]))=[.E$1];&quot;Yes&quot;;&quot;No&quot;)=IF(LEFT(TRIM([$Translations.$C625]);LEN([.E$1]))=[.E$1];&quot;Yes&quot;;&quot;No&quot;);&quot;&quot;;&quot;NO&quot;)">
            <text:p/>
          </table:table-cell>
          <table:table-cell table:formula="of:=IF(IF(LEFT(TRIM([$Translations.$B625]);LEN([.F$1]))=[.F$1];&quot;Yes&quot;;&quot;No&quot;)=IF(LEFT(TRIM([$Translations.$C625]);LEN([.F$1]))=[.F$1];&quot;Yes&quot;;&quot;No&quot;);&quot;&quot;;&quot;NO&quot;)">
            <text:p/>
          </table:table-cell>
          <table:table-cell table:formula="of:=IF(IF(LEFT(TRIM([$Translations.$B625]);LEN([.G$1]))=[.G$1];&quot;Yes&quot;;&quot;No&quot;)=IF(LEFT(TRIM([$Translations.$C625]);LEN([.G$1]))=[.G$1];&quot;Yes&quot;;&quot;No&quot;);&quot;&quot;;&quot;NO&quot;)">
            <text:p/>
          </table:table-cell>
        </table:table-row>
        <table:table-row table:style-name="ro8">
          <table:table-cell table:formula="of:=IF(IF(LEFT(TRIM([$Translations.$B626]);LEN([.A$1]))=[.A$1];&quot;Yes&quot;;&quot;No&quot;)=IF(LEFT(TRIM([$Translations.$C626]);LEN([.A$1]))=[.A$1];&quot;Yes&quot;;&quot;No&quot;);&quot;&quot;;&quot;NO&quot;)">
            <text:p/>
          </table:table-cell>
          <table:table-cell table:formula="of:=IF(IF(LEFT(TRIM([$Translations.$B626]);LEN([.B$1]))=[.B$1];&quot;Yes&quot;;&quot;No&quot;)=IF(LEFT(TRIM([$Translations.$C626]);LEN([.B$1]))=[.B$1];&quot;Yes&quot;;&quot;No&quot;);&quot;&quot;;&quot;NO&quot;)">
            <text:p/>
          </table:table-cell>
          <table:table-cell table:formula="of:=IF(IF(LEFT(TRIM([$Translations.$B626]);LEN([.C$1]))=[.C$1];&quot;Yes&quot;;&quot;No&quot;)=IF(LEFT(TRIM([$Translations.$C626]);LEN([.C$1]))=[.C$1];&quot;Yes&quot;;&quot;No&quot;);&quot;&quot;;&quot;NO&quot;)">
            <text:p/>
          </table:table-cell>
          <table:table-cell table:formula="of:=IF(IF(LEFT(TRIM([$Translations.$B626]);LEN([.D$1]))=[.D$1];&quot;Yes&quot;;&quot;No&quot;)=IF(LEFT(TRIM([$Translations.$C626]);LEN([.D$1]))=[.D$1];&quot;Yes&quot;;&quot;No&quot;);&quot;&quot;;&quot;NO&quot;)">
            <text:p/>
          </table:table-cell>
          <table:table-cell table:formula="of:=IF(IF(LEFT(TRIM([$Translations.$B626]);LEN([.E$1]))=[.E$1];&quot;Yes&quot;;&quot;No&quot;)=IF(LEFT(TRIM([$Translations.$C626]);LEN([.E$1]))=[.E$1];&quot;Yes&quot;;&quot;No&quot;);&quot;&quot;;&quot;NO&quot;)">
            <text:p/>
          </table:table-cell>
          <table:table-cell table:formula="of:=IF(IF(LEFT(TRIM([$Translations.$B626]);LEN([.F$1]))=[.F$1];&quot;Yes&quot;;&quot;No&quot;)=IF(LEFT(TRIM([$Translations.$C626]);LEN([.F$1]))=[.F$1];&quot;Yes&quot;;&quot;No&quot;);&quot;&quot;;&quot;NO&quot;)">
            <text:p/>
          </table:table-cell>
          <table:table-cell table:formula="of:=IF(IF(LEFT(TRIM([$Translations.$B626]);LEN([.G$1]))=[.G$1];&quot;Yes&quot;;&quot;No&quot;)=IF(LEFT(TRIM([$Translations.$C626]);LEN([.G$1]))=[.G$1];&quot;Yes&quot;;&quot;No&quot;);&quot;&quot;;&quot;NO&quot;)">
            <text:p/>
          </table:table-cell>
        </table:table-row>
        <table:table-row table:style-name="ro8">
          <table:table-cell table:formula="of:=IF(IF(LEFT(TRIM([$Translations.$B627]);LEN([.A$1]))=[.A$1];&quot;Yes&quot;;&quot;No&quot;)=IF(LEFT(TRIM([$Translations.$C627]);LEN([.A$1]))=[.A$1];&quot;Yes&quot;;&quot;No&quot;);&quot;&quot;;&quot;NO&quot;)">
            <text:p/>
          </table:table-cell>
          <table:table-cell table:formula="of:=IF(IF(LEFT(TRIM([$Translations.$B627]);LEN([.B$1]))=[.B$1];&quot;Yes&quot;;&quot;No&quot;)=IF(LEFT(TRIM([$Translations.$C627]);LEN([.B$1]))=[.B$1];&quot;Yes&quot;;&quot;No&quot;);&quot;&quot;;&quot;NO&quot;)">
            <text:p/>
          </table:table-cell>
          <table:table-cell table:formula="of:=IF(IF(LEFT(TRIM([$Translations.$B627]);LEN([.C$1]))=[.C$1];&quot;Yes&quot;;&quot;No&quot;)=IF(LEFT(TRIM([$Translations.$C627]);LEN([.C$1]))=[.C$1];&quot;Yes&quot;;&quot;No&quot;);&quot;&quot;;&quot;NO&quot;)">
            <text:p/>
          </table:table-cell>
          <table:table-cell table:formula="of:=IF(IF(LEFT(TRIM([$Translations.$B627]);LEN([.D$1]))=[.D$1];&quot;Yes&quot;;&quot;No&quot;)=IF(LEFT(TRIM([$Translations.$C627]);LEN([.D$1]))=[.D$1];&quot;Yes&quot;;&quot;No&quot;);&quot;&quot;;&quot;NO&quot;)">
            <text:p/>
          </table:table-cell>
          <table:table-cell table:formula="of:=IF(IF(LEFT(TRIM([$Translations.$B627]);LEN([.E$1]))=[.E$1];&quot;Yes&quot;;&quot;No&quot;)=IF(LEFT(TRIM([$Translations.$C627]);LEN([.E$1]))=[.E$1];&quot;Yes&quot;;&quot;No&quot;);&quot;&quot;;&quot;NO&quot;)">
            <text:p/>
          </table:table-cell>
          <table:table-cell table:formula="of:=IF(IF(LEFT(TRIM([$Translations.$B627]);LEN([.F$1]))=[.F$1];&quot;Yes&quot;;&quot;No&quot;)=IF(LEFT(TRIM([$Translations.$C627]);LEN([.F$1]))=[.F$1];&quot;Yes&quot;;&quot;No&quot;);&quot;&quot;;&quot;NO&quot;)">
            <text:p/>
          </table:table-cell>
          <table:table-cell table:formula="of:=IF(IF(LEFT(TRIM([$Translations.$B627]);LEN([.G$1]))=[.G$1];&quot;Yes&quot;;&quot;No&quot;)=IF(LEFT(TRIM([$Translations.$C627]);LEN([.G$1]))=[.G$1];&quot;Yes&quot;;&quot;No&quot;);&quot;&quot;;&quot;NO&quot;)">
            <text:p/>
          </table:table-cell>
        </table:table-row>
        <table:table-row table:style-name="ro8">
          <table:table-cell table:formula="of:=IF(IF(LEFT(TRIM([$Translations.$B628]);LEN([.A$1]))=[.A$1];&quot;Yes&quot;;&quot;No&quot;)=IF(LEFT(TRIM([$Translations.$C628]);LEN([.A$1]))=[.A$1];&quot;Yes&quot;;&quot;No&quot;);&quot;&quot;;&quot;NO&quot;)">
            <text:p/>
          </table:table-cell>
          <table:table-cell table:formula="of:=IF(IF(LEFT(TRIM([$Translations.$B628]);LEN([.B$1]))=[.B$1];&quot;Yes&quot;;&quot;No&quot;)=IF(LEFT(TRIM([$Translations.$C628]);LEN([.B$1]))=[.B$1];&quot;Yes&quot;;&quot;No&quot;);&quot;&quot;;&quot;NO&quot;)">
            <text:p/>
          </table:table-cell>
          <table:table-cell table:formula="of:=IF(IF(LEFT(TRIM([$Translations.$B628]);LEN([.C$1]))=[.C$1];&quot;Yes&quot;;&quot;No&quot;)=IF(LEFT(TRIM([$Translations.$C628]);LEN([.C$1]))=[.C$1];&quot;Yes&quot;;&quot;No&quot;);&quot;&quot;;&quot;NO&quot;)">
            <text:p/>
          </table:table-cell>
          <table:table-cell table:formula="of:=IF(IF(LEFT(TRIM([$Translations.$B628]);LEN([.D$1]))=[.D$1];&quot;Yes&quot;;&quot;No&quot;)=IF(LEFT(TRIM([$Translations.$C628]);LEN([.D$1]))=[.D$1];&quot;Yes&quot;;&quot;No&quot;);&quot;&quot;;&quot;NO&quot;)">
            <text:p/>
          </table:table-cell>
          <table:table-cell table:formula="of:=IF(IF(LEFT(TRIM([$Translations.$B628]);LEN([.E$1]))=[.E$1];&quot;Yes&quot;;&quot;No&quot;)=IF(LEFT(TRIM([$Translations.$C628]);LEN([.E$1]))=[.E$1];&quot;Yes&quot;;&quot;No&quot;);&quot;&quot;;&quot;NO&quot;)">
            <text:p/>
          </table:table-cell>
          <table:table-cell table:formula="of:=IF(IF(LEFT(TRIM([$Translations.$B628]);LEN([.F$1]))=[.F$1];&quot;Yes&quot;;&quot;No&quot;)=IF(LEFT(TRIM([$Translations.$C628]);LEN([.F$1]))=[.F$1];&quot;Yes&quot;;&quot;No&quot;);&quot;&quot;;&quot;NO&quot;)">
            <text:p/>
          </table:table-cell>
          <table:table-cell table:formula="of:=IF(IF(LEFT(TRIM([$Translations.$B628]);LEN([.G$1]))=[.G$1];&quot;Yes&quot;;&quot;No&quot;)=IF(LEFT(TRIM([$Translations.$C628]);LEN([.G$1]))=[.G$1];&quot;Yes&quot;;&quot;No&quot;);&quot;&quot;;&quot;NO&quot;)">
            <text:p/>
          </table:table-cell>
        </table:table-row>
        <table:table-row table:style-name="ro8">
          <table:table-cell table:formula="of:=IF(IF(LEFT(TRIM([$Translations.$B629]);LEN([.A$1]))=[.A$1];&quot;Yes&quot;;&quot;No&quot;)=IF(LEFT(TRIM([$Translations.$C629]);LEN([.A$1]))=[.A$1];&quot;Yes&quot;;&quot;No&quot;);&quot;&quot;;&quot;NO&quot;)">
            <text:p/>
          </table:table-cell>
          <table:table-cell table:formula="of:=IF(IF(LEFT(TRIM([$Translations.$B629]);LEN([.B$1]))=[.B$1];&quot;Yes&quot;;&quot;No&quot;)=IF(LEFT(TRIM([$Translations.$C629]);LEN([.B$1]))=[.B$1];&quot;Yes&quot;;&quot;No&quot;);&quot;&quot;;&quot;NO&quot;)">
            <text:p/>
          </table:table-cell>
          <table:table-cell table:formula="of:=IF(IF(LEFT(TRIM([$Translations.$B629]);LEN([.C$1]))=[.C$1];&quot;Yes&quot;;&quot;No&quot;)=IF(LEFT(TRIM([$Translations.$C629]);LEN([.C$1]))=[.C$1];&quot;Yes&quot;;&quot;No&quot;);&quot;&quot;;&quot;NO&quot;)">
            <text:p/>
          </table:table-cell>
          <table:table-cell table:formula="of:=IF(IF(LEFT(TRIM([$Translations.$B629]);LEN([.D$1]))=[.D$1];&quot;Yes&quot;;&quot;No&quot;)=IF(LEFT(TRIM([$Translations.$C629]);LEN([.D$1]))=[.D$1];&quot;Yes&quot;;&quot;No&quot;);&quot;&quot;;&quot;NO&quot;)">
            <text:p/>
          </table:table-cell>
          <table:table-cell table:formula="of:=IF(IF(LEFT(TRIM([$Translations.$B629]);LEN([.E$1]))=[.E$1];&quot;Yes&quot;;&quot;No&quot;)=IF(LEFT(TRIM([$Translations.$C629]);LEN([.E$1]))=[.E$1];&quot;Yes&quot;;&quot;No&quot;);&quot;&quot;;&quot;NO&quot;)">
            <text:p/>
          </table:table-cell>
          <table:table-cell table:formula="of:=IF(IF(LEFT(TRIM([$Translations.$B629]);LEN([.F$1]))=[.F$1];&quot;Yes&quot;;&quot;No&quot;)=IF(LEFT(TRIM([$Translations.$C629]);LEN([.F$1]))=[.F$1];&quot;Yes&quot;;&quot;No&quot;);&quot;&quot;;&quot;NO&quot;)">
            <text:p/>
          </table:table-cell>
          <table:table-cell table:formula="of:=IF(IF(LEFT(TRIM([$Translations.$B629]);LEN([.G$1]))=[.G$1];&quot;Yes&quot;;&quot;No&quot;)=IF(LEFT(TRIM([$Translations.$C629]);LEN([.G$1]))=[.G$1];&quot;Yes&quot;;&quot;No&quot;);&quot;&quot;;&quot;NO&quot;)">
            <text:p/>
          </table:table-cell>
        </table:table-row>
        <table:table-row table:style-name="ro8">
          <table:table-cell table:formula="of:=IF(IF(LEFT(TRIM([$Translations.$B630]);LEN([.A$1]))=[.A$1];&quot;Yes&quot;;&quot;No&quot;)=IF(LEFT(TRIM([$Translations.$C630]);LEN([.A$1]))=[.A$1];&quot;Yes&quot;;&quot;No&quot;);&quot;&quot;;&quot;NO&quot;)">
            <text:p/>
          </table:table-cell>
          <table:table-cell table:formula="of:=IF(IF(LEFT(TRIM([$Translations.$B630]);LEN([.B$1]))=[.B$1];&quot;Yes&quot;;&quot;No&quot;)=IF(LEFT(TRIM([$Translations.$C630]);LEN([.B$1]))=[.B$1];&quot;Yes&quot;;&quot;No&quot;);&quot;&quot;;&quot;NO&quot;)">
            <text:p/>
          </table:table-cell>
          <table:table-cell table:formula="of:=IF(IF(LEFT(TRIM([$Translations.$B630]);LEN([.C$1]))=[.C$1];&quot;Yes&quot;;&quot;No&quot;)=IF(LEFT(TRIM([$Translations.$C630]);LEN([.C$1]))=[.C$1];&quot;Yes&quot;;&quot;No&quot;);&quot;&quot;;&quot;NO&quot;)">
            <text:p/>
          </table:table-cell>
          <table:table-cell table:formula="of:=IF(IF(LEFT(TRIM([$Translations.$B630]);LEN([.D$1]))=[.D$1];&quot;Yes&quot;;&quot;No&quot;)=IF(LEFT(TRIM([$Translations.$C630]);LEN([.D$1]))=[.D$1];&quot;Yes&quot;;&quot;No&quot;);&quot;&quot;;&quot;NO&quot;)">
            <text:p/>
          </table:table-cell>
          <table:table-cell table:formula="of:=IF(IF(LEFT(TRIM([$Translations.$B630]);LEN([.E$1]))=[.E$1];&quot;Yes&quot;;&quot;No&quot;)=IF(LEFT(TRIM([$Translations.$C630]);LEN([.E$1]))=[.E$1];&quot;Yes&quot;;&quot;No&quot;);&quot;&quot;;&quot;NO&quot;)">
            <text:p/>
          </table:table-cell>
          <table:table-cell table:formula="of:=IF(IF(LEFT(TRIM([$Translations.$B630]);LEN([.F$1]))=[.F$1];&quot;Yes&quot;;&quot;No&quot;)=IF(LEFT(TRIM([$Translations.$C630]);LEN([.F$1]))=[.F$1];&quot;Yes&quot;;&quot;No&quot;);&quot;&quot;;&quot;NO&quot;)">
            <text:p/>
          </table:table-cell>
          <table:table-cell table:formula="of:=IF(IF(LEFT(TRIM([$Translations.$B630]);LEN([.G$1]))=[.G$1];&quot;Yes&quot;;&quot;No&quot;)=IF(LEFT(TRIM([$Translations.$C630]);LEN([.G$1]))=[.G$1];&quot;Yes&quot;;&quot;No&quot;);&quot;&quot;;&quot;NO&quot;)">
            <text:p/>
          </table:table-cell>
        </table:table-row>
        <table:table-row table:style-name="ro8">
          <table:table-cell table:formula="of:=IF(IF(LEFT(TRIM([$Translations.$B631]);LEN([.A$1]))=[.A$1];&quot;Yes&quot;;&quot;No&quot;)=IF(LEFT(TRIM([$Translations.$C631]);LEN([.A$1]))=[.A$1];&quot;Yes&quot;;&quot;No&quot;);&quot;&quot;;&quot;NO&quot;)">
            <text:p/>
          </table:table-cell>
          <table:table-cell table:formula="of:=IF(IF(LEFT(TRIM([$Translations.$B631]);LEN([.B$1]))=[.B$1];&quot;Yes&quot;;&quot;No&quot;)=IF(LEFT(TRIM([$Translations.$C631]);LEN([.B$1]))=[.B$1];&quot;Yes&quot;;&quot;No&quot;);&quot;&quot;;&quot;NO&quot;)">
            <text:p/>
          </table:table-cell>
          <table:table-cell table:formula="of:=IF(IF(LEFT(TRIM([$Translations.$B631]);LEN([.C$1]))=[.C$1];&quot;Yes&quot;;&quot;No&quot;)=IF(LEFT(TRIM([$Translations.$C631]);LEN([.C$1]))=[.C$1];&quot;Yes&quot;;&quot;No&quot;);&quot;&quot;;&quot;NO&quot;)">
            <text:p/>
          </table:table-cell>
          <table:table-cell table:formula="of:=IF(IF(LEFT(TRIM([$Translations.$B631]);LEN([.D$1]))=[.D$1];&quot;Yes&quot;;&quot;No&quot;)=IF(LEFT(TRIM([$Translations.$C631]);LEN([.D$1]))=[.D$1];&quot;Yes&quot;;&quot;No&quot;);&quot;&quot;;&quot;NO&quot;)">
            <text:p/>
          </table:table-cell>
          <table:table-cell table:formula="of:=IF(IF(LEFT(TRIM([$Translations.$B631]);LEN([.E$1]))=[.E$1];&quot;Yes&quot;;&quot;No&quot;)=IF(LEFT(TRIM([$Translations.$C631]);LEN([.E$1]))=[.E$1];&quot;Yes&quot;;&quot;No&quot;);&quot;&quot;;&quot;NO&quot;)">
            <text:p/>
          </table:table-cell>
          <table:table-cell table:formula="of:=IF(IF(LEFT(TRIM([$Translations.$B631]);LEN([.F$1]))=[.F$1];&quot;Yes&quot;;&quot;No&quot;)=IF(LEFT(TRIM([$Translations.$C631]);LEN([.F$1]))=[.F$1];&quot;Yes&quot;;&quot;No&quot;);&quot;&quot;;&quot;NO&quot;)">
            <text:p/>
          </table:table-cell>
          <table:table-cell table:formula="of:=IF(IF(LEFT(TRIM([$Translations.$B631]);LEN([.G$1]))=[.G$1];&quot;Yes&quot;;&quot;No&quot;)=IF(LEFT(TRIM([$Translations.$C631]);LEN([.G$1]))=[.G$1];&quot;Yes&quot;;&quot;No&quot;);&quot;&quot;;&quot;NO&quot;)">
            <text:p/>
          </table:table-cell>
        </table:table-row>
        <table:table-row table:style-name="ro8">
          <table:table-cell table:formula="of:=IF(IF(LEFT(TRIM([$Translations.$B632]);LEN([.A$1]))=[.A$1];&quot;Yes&quot;;&quot;No&quot;)=IF(LEFT(TRIM([$Translations.$C632]);LEN([.A$1]))=[.A$1];&quot;Yes&quot;;&quot;No&quot;);&quot;&quot;;&quot;NO&quot;)">
            <text:p/>
          </table:table-cell>
          <table:table-cell table:formula="of:=IF(IF(LEFT(TRIM([$Translations.$B632]);LEN([.B$1]))=[.B$1];&quot;Yes&quot;;&quot;No&quot;)=IF(LEFT(TRIM([$Translations.$C632]);LEN([.B$1]))=[.B$1];&quot;Yes&quot;;&quot;No&quot;);&quot;&quot;;&quot;NO&quot;)">
            <text:p/>
          </table:table-cell>
          <table:table-cell table:formula="of:=IF(IF(LEFT(TRIM([$Translations.$B632]);LEN([.C$1]))=[.C$1];&quot;Yes&quot;;&quot;No&quot;)=IF(LEFT(TRIM([$Translations.$C632]);LEN([.C$1]))=[.C$1];&quot;Yes&quot;;&quot;No&quot;);&quot;&quot;;&quot;NO&quot;)">
            <text:p/>
          </table:table-cell>
          <table:table-cell table:formula="of:=IF(IF(LEFT(TRIM([$Translations.$B632]);LEN([.D$1]))=[.D$1];&quot;Yes&quot;;&quot;No&quot;)=IF(LEFT(TRIM([$Translations.$C632]);LEN([.D$1]))=[.D$1];&quot;Yes&quot;;&quot;No&quot;);&quot;&quot;;&quot;NO&quot;)">
            <text:p/>
          </table:table-cell>
          <table:table-cell table:formula="of:=IF(IF(LEFT(TRIM([$Translations.$B632]);LEN([.E$1]))=[.E$1];&quot;Yes&quot;;&quot;No&quot;)=IF(LEFT(TRIM([$Translations.$C632]);LEN([.E$1]))=[.E$1];&quot;Yes&quot;;&quot;No&quot;);&quot;&quot;;&quot;NO&quot;)">
            <text:p/>
          </table:table-cell>
          <table:table-cell table:formula="of:=IF(IF(LEFT(TRIM([$Translations.$B632]);LEN([.F$1]))=[.F$1];&quot;Yes&quot;;&quot;No&quot;)=IF(LEFT(TRIM([$Translations.$C632]);LEN([.F$1]))=[.F$1];&quot;Yes&quot;;&quot;No&quot;);&quot;&quot;;&quot;NO&quot;)">
            <text:p/>
          </table:table-cell>
          <table:table-cell table:formula="of:=IF(IF(LEFT(TRIM([$Translations.$B632]);LEN([.G$1]))=[.G$1];&quot;Yes&quot;;&quot;No&quot;)=IF(LEFT(TRIM([$Translations.$C632]);LEN([.G$1]))=[.G$1];&quot;Yes&quot;;&quot;No&quot;);&quot;&quot;;&quot;NO&quot;)">
            <text:p/>
          </table:table-cell>
        </table:table-row>
        <table:table-row table:style-name="ro8">
          <table:table-cell table:formula="of:=IF(IF(LEFT(TRIM([$Translations.$B633]);LEN([.A$1]))=[.A$1];&quot;Yes&quot;;&quot;No&quot;)=IF(LEFT(TRIM([$Translations.$C633]);LEN([.A$1]))=[.A$1];&quot;Yes&quot;;&quot;No&quot;);&quot;&quot;;&quot;NO&quot;)">
            <text:p/>
          </table:table-cell>
          <table:table-cell table:formula="of:=IF(IF(LEFT(TRIM([$Translations.$B633]);LEN([.B$1]))=[.B$1];&quot;Yes&quot;;&quot;No&quot;)=IF(LEFT(TRIM([$Translations.$C633]);LEN([.B$1]))=[.B$1];&quot;Yes&quot;;&quot;No&quot;);&quot;&quot;;&quot;NO&quot;)">
            <text:p/>
          </table:table-cell>
          <table:table-cell table:formula="of:=IF(IF(LEFT(TRIM([$Translations.$B633]);LEN([.C$1]))=[.C$1];&quot;Yes&quot;;&quot;No&quot;)=IF(LEFT(TRIM([$Translations.$C633]);LEN([.C$1]))=[.C$1];&quot;Yes&quot;;&quot;No&quot;);&quot;&quot;;&quot;NO&quot;)">
            <text:p/>
          </table:table-cell>
          <table:table-cell table:formula="of:=IF(IF(LEFT(TRIM([$Translations.$B633]);LEN([.D$1]))=[.D$1];&quot;Yes&quot;;&quot;No&quot;)=IF(LEFT(TRIM([$Translations.$C633]);LEN([.D$1]))=[.D$1];&quot;Yes&quot;;&quot;No&quot;);&quot;&quot;;&quot;NO&quot;)">
            <text:p/>
          </table:table-cell>
          <table:table-cell table:formula="of:=IF(IF(LEFT(TRIM([$Translations.$B633]);LEN([.E$1]))=[.E$1];&quot;Yes&quot;;&quot;No&quot;)=IF(LEFT(TRIM([$Translations.$C633]);LEN([.E$1]))=[.E$1];&quot;Yes&quot;;&quot;No&quot;);&quot;&quot;;&quot;NO&quot;)">
            <text:p/>
          </table:table-cell>
          <table:table-cell table:formula="of:=IF(IF(LEFT(TRIM([$Translations.$B633]);LEN([.F$1]))=[.F$1];&quot;Yes&quot;;&quot;No&quot;)=IF(LEFT(TRIM([$Translations.$C633]);LEN([.F$1]))=[.F$1];&quot;Yes&quot;;&quot;No&quot;);&quot;&quot;;&quot;NO&quot;)">
            <text:p/>
          </table:table-cell>
          <table:table-cell table:formula="of:=IF(IF(LEFT(TRIM([$Translations.$B633]);LEN([.G$1]))=[.G$1];&quot;Yes&quot;;&quot;No&quot;)=IF(LEFT(TRIM([$Translations.$C633]);LEN([.G$1]))=[.G$1];&quot;Yes&quot;;&quot;No&quot;);&quot;&quot;;&quot;NO&quot;)">
            <text:p/>
          </table:table-cell>
        </table:table-row>
        <table:table-row table:style-name="ro8">
          <table:table-cell table:formula="of:=IF(IF(LEFT(TRIM([$Translations.$B634]);LEN([.A$1]))=[.A$1];&quot;Yes&quot;;&quot;No&quot;)=IF(LEFT(TRIM([$Translations.$C634]);LEN([.A$1]))=[.A$1];&quot;Yes&quot;;&quot;No&quot;);&quot;&quot;;&quot;NO&quot;)">
            <text:p/>
          </table:table-cell>
          <table:table-cell table:formula="of:=IF(IF(LEFT(TRIM([$Translations.$B634]);LEN([.B$1]))=[.B$1];&quot;Yes&quot;;&quot;No&quot;)=IF(LEFT(TRIM([$Translations.$C634]);LEN([.B$1]))=[.B$1];&quot;Yes&quot;;&quot;No&quot;);&quot;&quot;;&quot;NO&quot;)">
            <text:p/>
          </table:table-cell>
          <table:table-cell table:formula="of:=IF(IF(LEFT(TRIM([$Translations.$B634]);LEN([.C$1]))=[.C$1];&quot;Yes&quot;;&quot;No&quot;)=IF(LEFT(TRIM([$Translations.$C634]);LEN([.C$1]))=[.C$1];&quot;Yes&quot;;&quot;No&quot;);&quot;&quot;;&quot;NO&quot;)">
            <text:p/>
          </table:table-cell>
          <table:table-cell table:formula="of:=IF(IF(LEFT(TRIM([$Translations.$B634]);LEN([.D$1]))=[.D$1];&quot;Yes&quot;;&quot;No&quot;)=IF(LEFT(TRIM([$Translations.$C634]);LEN([.D$1]))=[.D$1];&quot;Yes&quot;;&quot;No&quot;);&quot;&quot;;&quot;NO&quot;)">
            <text:p/>
          </table:table-cell>
          <table:table-cell table:formula="of:=IF(IF(LEFT(TRIM([$Translations.$B634]);LEN([.E$1]))=[.E$1];&quot;Yes&quot;;&quot;No&quot;)=IF(LEFT(TRIM([$Translations.$C634]);LEN([.E$1]))=[.E$1];&quot;Yes&quot;;&quot;No&quot;);&quot;&quot;;&quot;NO&quot;)">
            <text:p/>
          </table:table-cell>
          <table:table-cell table:formula="of:=IF(IF(LEFT(TRIM([$Translations.$B634]);LEN([.F$1]))=[.F$1];&quot;Yes&quot;;&quot;No&quot;)=IF(LEFT(TRIM([$Translations.$C634]);LEN([.F$1]))=[.F$1];&quot;Yes&quot;;&quot;No&quot;);&quot;&quot;;&quot;NO&quot;)">
            <text:p/>
          </table:table-cell>
          <table:table-cell table:formula="of:=IF(IF(LEFT(TRIM([$Translations.$B634]);LEN([.G$1]))=[.G$1];&quot;Yes&quot;;&quot;No&quot;)=IF(LEFT(TRIM([$Translations.$C634]);LEN([.G$1]))=[.G$1];&quot;Yes&quot;;&quot;No&quot;);&quot;&quot;;&quot;NO&quot;)">
            <text:p/>
          </table:table-cell>
        </table:table-row>
        <table:table-row table:style-name="ro8">
          <table:table-cell table:formula="of:=IF(IF(LEFT(TRIM([$Translations.$B635]);LEN([.A$1]))=[.A$1];&quot;Yes&quot;;&quot;No&quot;)=IF(LEFT(TRIM([$Translations.$C635]);LEN([.A$1]))=[.A$1];&quot;Yes&quot;;&quot;No&quot;);&quot;&quot;;&quot;NO&quot;)">
            <text:p/>
          </table:table-cell>
          <table:table-cell table:formula="of:=IF(IF(LEFT(TRIM([$Translations.$B635]);LEN([.B$1]))=[.B$1];&quot;Yes&quot;;&quot;No&quot;)=IF(LEFT(TRIM([$Translations.$C635]);LEN([.B$1]))=[.B$1];&quot;Yes&quot;;&quot;No&quot;);&quot;&quot;;&quot;NO&quot;)">
            <text:p/>
          </table:table-cell>
          <table:table-cell table:formula="of:=IF(IF(LEFT(TRIM([$Translations.$B635]);LEN([.C$1]))=[.C$1];&quot;Yes&quot;;&quot;No&quot;)=IF(LEFT(TRIM([$Translations.$C635]);LEN([.C$1]))=[.C$1];&quot;Yes&quot;;&quot;No&quot;);&quot;&quot;;&quot;NO&quot;)">
            <text:p/>
          </table:table-cell>
          <table:table-cell table:formula="of:=IF(IF(LEFT(TRIM([$Translations.$B635]);LEN([.D$1]))=[.D$1];&quot;Yes&quot;;&quot;No&quot;)=IF(LEFT(TRIM([$Translations.$C635]);LEN([.D$1]))=[.D$1];&quot;Yes&quot;;&quot;No&quot;);&quot;&quot;;&quot;NO&quot;)">
            <text:p/>
          </table:table-cell>
          <table:table-cell table:formula="of:=IF(IF(LEFT(TRIM([$Translations.$B635]);LEN([.E$1]))=[.E$1];&quot;Yes&quot;;&quot;No&quot;)=IF(LEFT(TRIM([$Translations.$C635]);LEN([.E$1]))=[.E$1];&quot;Yes&quot;;&quot;No&quot;);&quot;&quot;;&quot;NO&quot;)">
            <text:p/>
          </table:table-cell>
          <table:table-cell table:formula="of:=IF(IF(LEFT(TRIM([$Translations.$B635]);LEN([.F$1]))=[.F$1];&quot;Yes&quot;;&quot;No&quot;)=IF(LEFT(TRIM([$Translations.$C635]);LEN([.F$1]))=[.F$1];&quot;Yes&quot;;&quot;No&quot;);&quot;&quot;;&quot;NO&quot;)">
            <text:p/>
          </table:table-cell>
          <table:table-cell table:formula="of:=IF(IF(LEFT(TRIM([$Translations.$B635]);LEN([.G$1]))=[.G$1];&quot;Yes&quot;;&quot;No&quot;)=IF(LEFT(TRIM([$Translations.$C635]);LEN([.G$1]))=[.G$1];&quot;Yes&quot;;&quot;No&quot;);&quot;&quot;;&quot;NO&quot;)">
            <text:p/>
          </table:table-cell>
        </table:table-row>
        <table:table-row table:style-name="ro8">
          <table:table-cell table:formula="of:=IF(IF(LEFT(TRIM([$Translations.$B636]);LEN([.A$1]))=[.A$1];&quot;Yes&quot;;&quot;No&quot;)=IF(LEFT(TRIM([$Translations.$C636]);LEN([.A$1]))=[.A$1];&quot;Yes&quot;;&quot;No&quot;);&quot;&quot;;&quot;NO&quot;)">
            <text:p/>
          </table:table-cell>
          <table:table-cell table:formula="of:=IF(IF(LEFT(TRIM([$Translations.$B636]);LEN([.B$1]))=[.B$1];&quot;Yes&quot;;&quot;No&quot;)=IF(LEFT(TRIM([$Translations.$C636]);LEN([.B$1]))=[.B$1];&quot;Yes&quot;;&quot;No&quot;);&quot;&quot;;&quot;NO&quot;)">
            <text:p/>
          </table:table-cell>
          <table:table-cell table:formula="of:=IF(IF(LEFT(TRIM([$Translations.$B636]);LEN([.C$1]))=[.C$1];&quot;Yes&quot;;&quot;No&quot;)=IF(LEFT(TRIM([$Translations.$C636]);LEN([.C$1]))=[.C$1];&quot;Yes&quot;;&quot;No&quot;);&quot;&quot;;&quot;NO&quot;)">
            <text:p/>
          </table:table-cell>
          <table:table-cell table:formula="of:=IF(IF(LEFT(TRIM([$Translations.$B636]);LEN([.D$1]))=[.D$1];&quot;Yes&quot;;&quot;No&quot;)=IF(LEFT(TRIM([$Translations.$C636]);LEN([.D$1]))=[.D$1];&quot;Yes&quot;;&quot;No&quot;);&quot;&quot;;&quot;NO&quot;)">
            <text:p/>
          </table:table-cell>
          <table:table-cell table:formula="of:=IF(IF(LEFT(TRIM([$Translations.$B636]);LEN([.E$1]))=[.E$1];&quot;Yes&quot;;&quot;No&quot;)=IF(LEFT(TRIM([$Translations.$C636]);LEN([.E$1]))=[.E$1];&quot;Yes&quot;;&quot;No&quot;);&quot;&quot;;&quot;NO&quot;)">
            <text:p/>
          </table:table-cell>
          <table:table-cell table:formula="of:=IF(IF(LEFT(TRIM([$Translations.$B636]);LEN([.F$1]))=[.F$1];&quot;Yes&quot;;&quot;No&quot;)=IF(LEFT(TRIM([$Translations.$C636]);LEN([.F$1]))=[.F$1];&quot;Yes&quot;;&quot;No&quot;);&quot;&quot;;&quot;NO&quot;)">
            <text:p/>
          </table:table-cell>
          <table:table-cell table:formula="of:=IF(IF(LEFT(TRIM([$Translations.$B636]);LEN([.G$1]))=[.G$1];&quot;Yes&quot;;&quot;No&quot;)=IF(LEFT(TRIM([$Translations.$C636]);LEN([.G$1]))=[.G$1];&quot;Yes&quot;;&quot;No&quot;);&quot;&quot;;&quot;NO&quot;)">
            <text:p/>
          </table:table-cell>
        </table:table-row>
        <table:table-row table:style-name="ro8">
          <table:table-cell table:formula="of:=IF(IF(LEFT(TRIM([$Translations.$B637]);LEN([.A$1]))=[.A$1];&quot;Yes&quot;;&quot;No&quot;)=IF(LEFT(TRIM([$Translations.$C637]);LEN([.A$1]))=[.A$1];&quot;Yes&quot;;&quot;No&quot;);&quot;&quot;;&quot;NO&quot;)">
            <text:p/>
          </table:table-cell>
          <table:table-cell table:formula="of:=IF(IF(LEFT(TRIM([$Translations.$B637]);LEN([.B$1]))=[.B$1];&quot;Yes&quot;;&quot;No&quot;)=IF(LEFT(TRIM([$Translations.$C637]);LEN([.B$1]))=[.B$1];&quot;Yes&quot;;&quot;No&quot;);&quot;&quot;;&quot;NO&quot;)">
            <text:p/>
          </table:table-cell>
          <table:table-cell table:formula="of:=IF(IF(LEFT(TRIM([$Translations.$B637]);LEN([.C$1]))=[.C$1];&quot;Yes&quot;;&quot;No&quot;)=IF(LEFT(TRIM([$Translations.$C637]);LEN([.C$1]))=[.C$1];&quot;Yes&quot;;&quot;No&quot;);&quot;&quot;;&quot;NO&quot;)">
            <text:p/>
          </table:table-cell>
          <table:table-cell table:formula="of:=IF(IF(LEFT(TRIM([$Translations.$B637]);LEN([.D$1]))=[.D$1];&quot;Yes&quot;;&quot;No&quot;)=IF(LEFT(TRIM([$Translations.$C637]);LEN([.D$1]))=[.D$1];&quot;Yes&quot;;&quot;No&quot;);&quot;&quot;;&quot;NO&quot;)">
            <text:p/>
          </table:table-cell>
          <table:table-cell table:formula="of:=IF(IF(LEFT(TRIM([$Translations.$B637]);LEN([.E$1]))=[.E$1];&quot;Yes&quot;;&quot;No&quot;)=IF(LEFT(TRIM([$Translations.$C637]);LEN([.E$1]))=[.E$1];&quot;Yes&quot;;&quot;No&quot;);&quot;&quot;;&quot;NO&quot;)">
            <text:p/>
          </table:table-cell>
          <table:table-cell table:formula="of:=IF(IF(LEFT(TRIM([$Translations.$B637]);LEN([.F$1]))=[.F$1];&quot;Yes&quot;;&quot;No&quot;)=IF(LEFT(TRIM([$Translations.$C637]);LEN([.F$1]))=[.F$1];&quot;Yes&quot;;&quot;No&quot;);&quot;&quot;;&quot;NO&quot;)">
            <text:p/>
          </table:table-cell>
          <table:table-cell table:formula="of:=IF(IF(LEFT(TRIM([$Translations.$B637]);LEN([.G$1]))=[.G$1];&quot;Yes&quot;;&quot;No&quot;)=IF(LEFT(TRIM([$Translations.$C637]);LEN([.G$1]))=[.G$1];&quot;Yes&quot;;&quot;No&quot;);&quot;&quot;;&quot;NO&quot;)">
            <text:p/>
          </table:table-cell>
        </table:table-row>
        <table:table-row table:style-name="ro8">
          <table:table-cell table:formula="of:=IF(IF(LEFT(TRIM([$Translations.$B638]);LEN([.A$1]))=[.A$1];&quot;Yes&quot;;&quot;No&quot;)=IF(LEFT(TRIM([$Translations.$C638]);LEN([.A$1]))=[.A$1];&quot;Yes&quot;;&quot;No&quot;);&quot;&quot;;&quot;NO&quot;)">
            <text:p/>
          </table:table-cell>
          <table:table-cell table:formula="of:=IF(IF(LEFT(TRIM([$Translations.$B638]);LEN([.B$1]))=[.B$1];&quot;Yes&quot;;&quot;No&quot;)=IF(LEFT(TRIM([$Translations.$C638]);LEN([.B$1]))=[.B$1];&quot;Yes&quot;;&quot;No&quot;);&quot;&quot;;&quot;NO&quot;)">
            <text:p/>
          </table:table-cell>
          <table:table-cell table:formula="of:=IF(IF(LEFT(TRIM([$Translations.$B638]);LEN([.C$1]))=[.C$1];&quot;Yes&quot;;&quot;No&quot;)=IF(LEFT(TRIM([$Translations.$C638]);LEN([.C$1]))=[.C$1];&quot;Yes&quot;;&quot;No&quot;);&quot;&quot;;&quot;NO&quot;)">
            <text:p/>
          </table:table-cell>
          <table:table-cell table:formula="of:=IF(IF(LEFT(TRIM([$Translations.$B638]);LEN([.D$1]))=[.D$1];&quot;Yes&quot;;&quot;No&quot;)=IF(LEFT(TRIM([$Translations.$C638]);LEN([.D$1]))=[.D$1];&quot;Yes&quot;;&quot;No&quot;);&quot;&quot;;&quot;NO&quot;)">
            <text:p/>
          </table:table-cell>
          <table:table-cell table:formula="of:=IF(IF(LEFT(TRIM([$Translations.$B638]);LEN([.E$1]))=[.E$1];&quot;Yes&quot;;&quot;No&quot;)=IF(LEFT(TRIM([$Translations.$C638]);LEN([.E$1]))=[.E$1];&quot;Yes&quot;;&quot;No&quot;);&quot;&quot;;&quot;NO&quot;)">
            <text:p/>
          </table:table-cell>
          <table:table-cell table:formula="of:=IF(IF(LEFT(TRIM([$Translations.$B638]);LEN([.F$1]))=[.F$1];&quot;Yes&quot;;&quot;No&quot;)=IF(LEFT(TRIM([$Translations.$C638]);LEN([.F$1]))=[.F$1];&quot;Yes&quot;;&quot;No&quot;);&quot;&quot;;&quot;NO&quot;)">
            <text:p/>
          </table:table-cell>
          <table:table-cell table:formula="of:=IF(IF(LEFT(TRIM([$Translations.$B638]);LEN([.G$1]))=[.G$1];&quot;Yes&quot;;&quot;No&quot;)=IF(LEFT(TRIM([$Translations.$C638]);LEN([.G$1]))=[.G$1];&quot;Yes&quot;;&quot;No&quot;);&quot;&quot;;&quot;NO&quot;)">
            <text:p/>
          </table:table-cell>
        </table:table-row>
        <table:table-row table:style-name="ro8">
          <table:table-cell table:formula="of:=IF(IF(LEFT(TRIM([$Translations.$B639]);LEN([.A$1]))=[.A$1];&quot;Yes&quot;;&quot;No&quot;)=IF(LEFT(TRIM([$Translations.$C639]);LEN([.A$1]))=[.A$1];&quot;Yes&quot;;&quot;No&quot;);&quot;&quot;;&quot;NO&quot;)">
            <text:p/>
          </table:table-cell>
          <table:table-cell table:formula="of:=IF(IF(LEFT(TRIM([$Translations.$B639]);LEN([.B$1]))=[.B$1];&quot;Yes&quot;;&quot;No&quot;)=IF(LEFT(TRIM([$Translations.$C639]);LEN([.B$1]))=[.B$1];&quot;Yes&quot;;&quot;No&quot;);&quot;&quot;;&quot;NO&quot;)">
            <text:p/>
          </table:table-cell>
          <table:table-cell table:formula="of:=IF(IF(LEFT(TRIM([$Translations.$B639]);LEN([.C$1]))=[.C$1];&quot;Yes&quot;;&quot;No&quot;)=IF(LEFT(TRIM([$Translations.$C639]);LEN([.C$1]))=[.C$1];&quot;Yes&quot;;&quot;No&quot;);&quot;&quot;;&quot;NO&quot;)">
            <text:p/>
          </table:table-cell>
          <table:table-cell table:formula="of:=IF(IF(LEFT(TRIM([$Translations.$B639]);LEN([.D$1]))=[.D$1];&quot;Yes&quot;;&quot;No&quot;)=IF(LEFT(TRIM([$Translations.$C639]);LEN([.D$1]))=[.D$1];&quot;Yes&quot;;&quot;No&quot;);&quot;&quot;;&quot;NO&quot;)">
            <text:p/>
          </table:table-cell>
          <table:table-cell table:formula="of:=IF(IF(LEFT(TRIM([$Translations.$B639]);LEN([.E$1]))=[.E$1];&quot;Yes&quot;;&quot;No&quot;)=IF(LEFT(TRIM([$Translations.$C639]);LEN([.E$1]))=[.E$1];&quot;Yes&quot;;&quot;No&quot;);&quot;&quot;;&quot;NO&quot;)">
            <text:p/>
          </table:table-cell>
          <table:table-cell table:formula="of:=IF(IF(LEFT(TRIM([$Translations.$B639]);LEN([.F$1]))=[.F$1];&quot;Yes&quot;;&quot;No&quot;)=IF(LEFT(TRIM([$Translations.$C639]);LEN([.F$1]))=[.F$1];&quot;Yes&quot;;&quot;No&quot;);&quot;&quot;;&quot;NO&quot;)">
            <text:p/>
          </table:table-cell>
          <table:table-cell table:formula="of:=IF(IF(LEFT(TRIM([$Translations.$B639]);LEN([.G$1]))=[.G$1];&quot;Yes&quot;;&quot;No&quot;)=IF(LEFT(TRIM([$Translations.$C639]);LEN([.G$1]))=[.G$1];&quot;Yes&quot;;&quot;No&quot;);&quot;&quot;;&quot;NO&quot;)">
            <text:p/>
          </table:table-cell>
        </table:table-row>
        <table:table-row table:style-name="ro8">
          <table:table-cell table:formula="of:=IF(IF(LEFT(TRIM([$Translations.$B640]);LEN([.A$1]))=[.A$1];&quot;Yes&quot;;&quot;No&quot;)=IF(LEFT(TRIM([$Translations.$C640]);LEN([.A$1]))=[.A$1];&quot;Yes&quot;;&quot;No&quot;);&quot;&quot;;&quot;NO&quot;)">
            <text:p/>
          </table:table-cell>
          <table:table-cell table:formula="of:=IF(IF(LEFT(TRIM([$Translations.$B640]);LEN([.B$1]))=[.B$1];&quot;Yes&quot;;&quot;No&quot;)=IF(LEFT(TRIM([$Translations.$C640]);LEN([.B$1]))=[.B$1];&quot;Yes&quot;;&quot;No&quot;);&quot;&quot;;&quot;NO&quot;)">
            <text:p/>
          </table:table-cell>
          <table:table-cell table:formula="of:=IF(IF(LEFT(TRIM([$Translations.$B640]);LEN([.C$1]))=[.C$1];&quot;Yes&quot;;&quot;No&quot;)=IF(LEFT(TRIM([$Translations.$C640]);LEN([.C$1]))=[.C$1];&quot;Yes&quot;;&quot;No&quot;);&quot;&quot;;&quot;NO&quot;)">
            <text:p/>
          </table:table-cell>
          <table:table-cell table:formula="of:=IF(IF(LEFT(TRIM([$Translations.$B640]);LEN([.D$1]))=[.D$1];&quot;Yes&quot;;&quot;No&quot;)=IF(LEFT(TRIM([$Translations.$C640]);LEN([.D$1]))=[.D$1];&quot;Yes&quot;;&quot;No&quot;);&quot;&quot;;&quot;NO&quot;)">
            <text:p/>
          </table:table-cell>
          <table:table-cell table:formula="of:=IF(IF(LEFT(TRIM([$Translations.$B640]);LEN([.E$1]))=[.E$1];&quot;Yes&quot;;&quot;No&quot;)=IF(LEFT(TRIM([$Translations.$C640]);LEN([.E$1]))=[.E$1];&quot;Yes&quot;;&quot;No&quot;);&quot;&quot;;&quot;NO&quot;)">
            <text:p/>
          </table:table-cell>
          <table:table-cell table:formula="of:=IF(IF(LEFT(TRIM([$Translations.$B640]);LEN([.F$1]))=[.F$1];&quot;Yes&quot;;&quot;No&quot;)=IF(LEFT(TRIM([$Translations.$C640]);LEN([.F$1]))=[.F$1];&quot;Yes&quot;;&quot;No&quot;);&quot;&quot;;&quot;NO&quot;)">
            <text:p/>
          </table:table-cell>
          <table:table-cell table:formula="of:=IF(IF(LEFT(TRIM([$Translations.$B640]);LEN([.G$1]))=[.G$1];&quot;Yes&quot;;&quot;No&quot;)=IF(LEFT(TRIM([$Translations.$C640]);LEN([.G$1]))=[.G$1];&quot;Yes&quot;;&quot;No&quot;);&quot;&quot;;&quot;NO&quot;)">
            <text:p/>
          </table:table-cell>
        </table:table-row>
        <table:table-row table:style-name="ro8">
          <table:table-cell table:formula="of:=IF(IF(LEFT(TRIM([$Translations.$B641]);LEN([.A$1]))=[.A$1];&quot;Yes&quot;;&quot;No&quot;)=IF(LEFT(TRIM([$Translations.$C641]);LEN([.A$1]))=[.A$1];&quot;Yes&quot;;&quot;No&quot;);&quot;&quot;;&quot;NO&quot;)">
            <text:p/>
          </table:table-cell>
          <table:table-cell table:formula="of:=IF(IF(LEFT(TRIM([$Translations.$B641]);LEN([.B$1]))=[.B$1];&quot;Yes&quot;;&quot;No&quot;)=IF(LEFT(TRIM([$Translations.$C641]);LEN([.B$1]))=[.B$1];&quot;Yes&quot;;&quot;No&quot;);&quot;&quot;;&quot;NO&quot;)">
            <text:p/>
          </table:table-cell>
          <table:table-cell table:formula="of:=IF(IF(LEFT(TRIM([$Translations.$B641]);LEN([.C$1]))=[.C$1];&quot;Yes&quot;;&quot;No&quot;)=IF(LEFT(TRIM([$Translations.$C641]);LEN([.C$1]))=[.C$1];&quot;Yes&quot;;&quot;No&quot;);&quot;&quot;;&quot;NO&quot;)">
            <text:p/>
          </table:table-cell>
          <table:table-cell table:formula="of:=IF(IF(LEFT(TRIM([$Translations.$B641]);LEN([.D$1]))=[.D$1];&quot;Yes&quot;;&quot;No&quot;)=IF(LEFT(TRIM([$Translations.$C641]);LEN([.D$1]))=[.D$1];&quot;Yes&quot;;&quot;No&quot;);&quot;&quot;;&quot;NO&quot;)">
            <text:p/>
          </table:table-cell>
          <table:table-cell table:formula="of:=IF(IF(LEFT(TRIM([$Translations.$B641]);LEN([.E$1]))=[.E$1];&quot;Yes&quot;;&quot;No&quot;)=IF(LEFT(TRIM([$Translations.$C641]);LEN([.E$1]))=[.E$1];&quot;Yes&quot;;&quot;No&quot;);&quot;&quot;;&quot;NO&quot;)">
            <text:p/>
          </table:table-cell>
          <table:table-cell table:formula="of:=IF(IF(LEFT(TRIM([$Translations.$B641]);LEN([.F$1]))=[.F$1];&quot;Yes&quot;;&quot;No&quot;)=IF(LEFT(TRIM([$Translations.$C641]);LEN([.F$1]))=[.F$1];&quot;Yes&quot;;&quot;No&quot;);&quot;&quot;;&quot;NO&quot;)">
            <text:p/>
          </table:table-cell>
          <table:table-cell table:formula="of:=IF(IF(LEFT(TRIM([$Translations.$B641]);LEN([.G$1]))=[.G$1];&quot;Yes&quot;;&quot;No&quot;)=IF(LEFT(TRIM([$Translations.$C641]);LEN([.G$1]))=[.G$1];&quot;Yes&quot;;&quot;No&quot;);&quot;&quot;;&quot;NO&quot;)">
            <text:p/>
          </table:table-cell>
        </table:table-row>
        <table:table-row table:style-name="ro8">
          <table:table-cell table:formula="of:=IF(IF(LEFT(TRIM([$Translations.$B642]);LEN([.A$1]))=[.A$1];&quot;Yes&quot;;&quot;No&quot;)=IF(LEFT(TRIM([$Translations.$C642]);LEN([.A$1]))=[.A$1];&quot;Yes&quot;;&quot;No&quot;);&quot;&quot;;&quot;NO&quot;)">
            <text:p/>
          </table:table-cell>
          <table:table-cell table:formula="of:=IF(IF(LEFT(TRIM([$Translations.$B642]);LEN([.B$1]))=[.B$1];&quot;Yes&quot;;&quot;No&quot;)=IF(LEFT(TRIM([$Translations.$C642]);LEN([.B$1]))=[.B$1];&quot;Yes&quot;;&quot;No&quot;);&quot;&quot;;&quot;NO&quot;)">
            <text:p/>
          </table:table-cell>
          <table:table-cell table:formula="of:=IF(IF(LEFT(TRIM([$Translations.$B642]);LEN([.C$1]))=[.C$1];&quot;Yes&quot;;&quot;No&quot;)=IF(LEFT(TRIM([$Translations.$C642]);LEN([.C$1]))=[.C$1];&quot;Yes&quot;;&quot;No&quot;);&quot;&quot;;&quot;NO&quot;)">
            <text:p/>
          </table:table-cell>
          <table:table-cell table:formula="of:=IF(IF(LEFT(TRIM([$Translations.$B642]);LEN([.D$1]))=[.D$1];&quot;Yes&quot;;&quot;No&quot;)=IF(LEFT(TRIM([$Translations.$C642]);LEN([.D$1]))=[.D$1];&quot;Yes&quot;;&quot;No&quot;);&quot;&quot;;&quot;NO&quot;)">
            <text:p/>
          </table:table-cell>
          <table:table-cell table:formula="of:=IF(IF(LEFT(TRIM([$Translations.$B642]);LEN([.E$1]))=[.E$1];&quot;Yes&quot;;&quot;No&quot;)=IF(LEFT(TRIM([$Translations.$C642]);LEN([.E$1]))=[.E$1];&quot;Yes&quot;;&quot;No&quot;);&quot;&quot;;&quot;NO&quot;)">
            <text:p/>
          </table:table-cell>
          <table:table-cell table:formula="of:=IF(IF(LEFT(TRIM([$Translations.$B642]);LEN([.F$1]))=[.F$1];&quot;Yes&quot;;&quot;No&quot;)=IF(LEFT(TRIM([$Translations.$C642]);LEN([.F$1]))=[.F$1];&quot;Yes&quot;;&quot;No&quot;);&quot;&quot;;&quot;NO&quot;)">
            <text:p/>
          </table:table-cell>
          <table:table-cell table:formula="of:=IF(IF(LEFT(TRIM([$Translations.$B642]);LEN([.G$1]))=[.G$1];&quot;Yes&quot;;&quot;No&quot;)=IF(LEFT(TRIM([$Translations.$C642]);LEN([.G$1]))=[.G$1];&quot;Yes&quot;;&quot;No&quot;);&quot;&quot;;&quot;NO&quot;)">
            <text:p/>
          </table:table-cell>
        </table:table-row>
        <table:table-row table:style-name="ro8">
          <table:table-cell table:formula="of:=IF(IF(LEFT(TRIM([$Translations.$B643]);LEN([.A$1]))=[.A$1];&quot;Yes&quot;;&quot;No&quot;)=IF(LEFT(TRIM([$Translations.$C643]);LEN([.A$1]))=[.A$1];&quot;Yes&quot;;&quot;No&quot;);&quot;&quot;;&quot;NO&quot;)">
            <text:p/>
          </table:table-cell>
          <table:table-cell table:formula="of:=IF(IF(LEFT(TRIM([$Translations.$B643]);LEN([.B$1]))=[.B$1];&quot;Yes&quot;;&quot;No&quot;)=IF(LEFT(TRIM([$Translations.$C643]);LEN([.B$1]))=[.B$1];&quot;Yes&quot;;&quot;No&quot;);&quot;&quot;;&quot;NO&quot;)">
            <text:p/>
          </table:table-cell>
          <table:table-cell table:formula="of:=IF(IF(LEFT(TRIM([$Translations.$B643]);LEN([.C$1]))=[.C$1];&quot;Yes&quot;;&quot;No&quot;)=IF(LEFT(TRIM([$Translations.$C643]);LEN([.C$1]))=[.C$1];&quot;Yes&quot;;&quot;No&quot;);&quot;&quot;;&quot;NO&quot;)">
            <text:p/>
          </table:table-cell>
          <table:table-cell table:formula="of:=IF(IF(LEFT(TRIM([$Translations.$B643]);LEN([.D$1]))=[.D$1];&quot;Yes&quot;;&quot;No&quot;)=IF(LEFT(TRIM([$Translations.$C643]);LEN([.D$1]))=[.D$1];&quot;Yes&quot;;&quot;No&quot;);&quot;&quot;;&quot;NO&quot;)">
            <text:p/>
          </table:table-cell>
          <table:table-cell table:formula="of:=IF(IF(LEFT(TRIM([$Translations.$B643]);LEN([.E$1]))=[.E$1];&quot;Yes&quot;;&quot;No&quot;)=IF(LEFT(TRIM([$Translations.$C643]);LEN([.E$1]))=[.E$1];&quot;Yes&quot;;&quot;No&quot;);&quot;&quot;;&quot;NO&quot;)">
            <text:p/>
          </table:table-cell>
          <table:table-cell table:formula="of:=IF(IF(LEFT(TRIM([$Translations.$B643]);LEN([.F$1]))=[.F$1];&quot;Yes&quot;;&quot;No&quot;)=IF(LEFT(TRIM([$Translations.$C643]);LEN([.F$1]))=[.F$1];&quot;Yes&quot;;&quot;No&quot;);&quot;&quot;;&quot;NO&quot;)">
            <text:p/>
          </table:table-cell>
          <table:table-cell table:formula="of:=IF(IF(LEFT(TRIM([$Translations.$B643]);LEN([.G$1]))=[.G$1];&quot;Yes&quot;;&quot;No&quot;)=IF(LEFT(TRIM([$Translations.$C643]);LEN([.G$1]))=[.G$1];&quot;Yes&quot;;&quot;No&quot;);&quot;&quot;;&quot;NO&quot;)">
            <text:p/>
          </table:table-cell>
        </table:table-row>
        <table:table-row table:style-name="ro8">
          <table:table-cell table:formula="of:=IF(IF(LEFT(TRIM([$Translations.$B644]);LEN([.A$1]))=[.A$1];&quot;Yes&quot;;&quot;No&quot;)=IF(LEFT(TRIM([$Translations.$C644]);LEN([.A$1]))=[.A$1];&quot;Yes&quot;;&quot;No&quot;);&quot;&quot;;&quot;NO&quot;)">
            <text:p/>
          </table:table-cell>
          <table:table-cell table:formula="of:=IF(IF(LEFT(TRIM([$Translations.$B644]);LEN([.B$1]))=[.B$1];&quot;Yes&quot;;&quot;No&quot;)=IF(LEFT(TRIM([$Translations.$C644]);LEN([.B$1]))=[.B$1];&quot;Yes&quot;;&quot;No&quot;);&quot;&quot;;&quot;NO&quot;)">
            <text:p/>
          </table:table-cell>
          <table:table-cell table:formula="of:=IF(IF(LEFT(TRIM([$Translations.$B644]);LEN([.C$1]))=[.C$1];&quot;Yes&quot;;&quot;No&quot;)=IF(LEFT(TRIM([$Translations.$C644]);LEN([.C$1]))=[.C$1];&quot;Yes&quot;;&quot;No&quot;);&quot;&quot;;&quot;NO&quot;)">
            <text:p/>
          </table:table-cell>
          <table:table-cell table:formula="of:=IF(IF(LEFT(TRIM([$Translations.$B644]);LEN([.D$1]))=[.D$1];&quot;Yes&quot;;&quot;No&quot;)=IF(LEFT(TRIM([$Translations.$C644]);LEN([.D$1]))=[.D$1];&quot;Yes&quot;;&quot;No&quot;);&quot;&quot;;&quot;NO&quot;)">
            <text:p/>
          </table:table-cell>
          <table:table-cell table:formula="of:=IF(IF(LEFT(TRIM([$Translations.$B644]);LEN([.E$1]))=[.E$1];&quot;Yes&quot;;&quot;No&quot;)=IF(LEFT(TRIM([$Translations.$C644]);LEN([.E$1]))=[.E$1];&quot;Yes&quot;;&quot;No&quot;);&quot;&quot;;&quot;NO&quot;)">
            <text:p/>
          </table:table-cell>
          <table:table-cell table:formula="of:=IF(IF(LEFT(TRIM([$Translations.$B644]);LEN([.F$1]))=[.F$1];&quot;Yes&quot;;&quot;No&quot;)=IF(LEFT(TRIM([$Translations.$C644]);LEN([.F$1]))=[.F$1];&quot;Yes&quot;;&quot;No&quot;);&quot;&quot;;&quot;NO&quot;)">
            <text:p/>
          </table:table-cell>
          <table:table-cell table:formula="of:=IF(IF(LEFT(TRIM([$Translations.$B644]);LEN([.G$1]))=[.G$1];&quot;Yes&quot;;&quot;No&quot;)=IF(LEFT(TRIM([$Translations.$C644]);LEN([.G$1]))=[.G$1];&quot;Yes&quot;;&quot;No&quot;);&quot;&quot;;&quot;NO&quot;)">
            <text:p/>
          </table:table-cell>
        </table:table-row>
        <table:table-row table:style-name="ro8">
          <table:table-cell table:formula="of:=IF(IF(LEFT(TRIM([$Translations.$B645]);LEN([.A$1]))=[.A$1];&quot;Yes&quot;;&quot;No&quot;)=IF(LEFT(TRIM([$Translations.$C645]);LEN([.A$1]))=[.A$1];&quot;Yes&quot;;&quot;No&quot;);&quot;&quot;;&quot;NO&quot;)">
            <text:p/>
          </table:table-cell>
          <table:table-cell table:formula="of:=IF(IF(LEFT(TRIM([$Translations.$B645]);LEN([.B$1]))=[.B$1];&quot;Yes&quot;;&quot;No&quot;)=IF(LEFT(TRIM([$Translations.$C645]);LEN([.B$1]))=[.B$1];&quot;Yes&quot;;&quot;No&quot;);&quot;&quot;;&quot;NO&quot;)">
            <text:p/>
          </table:table-cell>
          <table:table-cell table:formula="of:=IF(IF(LEFT(TRIM([$Translations.$B645]);LEN([.C$1]))=[.C$1];&quot;Yes&quot;;&quot;No&quot;)=IF(LEFT(TRIM([$Translations.$C645]);LEN([.C$1]))=[.C$1];&quot;Yes&quot;;&quot;No&quot;);&quot;&quot;;&quot;NO&quot;)">
            <text:p/>
          </table:table-cell>
          <table:table-cell table:formula="of:=IF(IF(LEFT(TRIM([$Translations.$B645]);LEN([.D$1]))=[.D$1];&quot;Yes&quot;;&quot;No&quot;)=IF(LEFT(TRIM([$Translations.$C645]);LEN([.D$1]))=[.D$1];&quot;Yes&quot;;&quot;No&quot;);&quot;&quot;;&quot;NO&quot;)">
            <text:p/>
          </table:table-cell>
          <table:table-cell table:formula="of:=IF(IF(LEFT(TRIM([$Translations.$B645]);LEN([.E$1]))=[.E$1];&quot;Yes&quot;;&quot;No&quot;)=IF(LEFT(TRIM([$Translations.$C645]);LEN([.E$1]))=[.E$1];&quot;Yes&quot;;&quot;No&quot;);&quot;&quot;;&quot;NO&quot;)">
            <text:p/>
          </table:table-cell>
          <table:table-cell table:formula="of:=IF(IF(LEFT(TRIM([$Translations.$B645]);LEN([.F$1]))=[.F$1];&quot;Yes&quot;;&quot;No&quot;)=IF(LEFT(TRIM([$Translations.$C645]);LEN([.F$1]))=[.F$1];&quot;Yes&quot;;&quot;No&quot;);&quot;&quot;;&quot;NO&quot;)">
            <text:p/>
          </table:table-cell>
          <table:table-cell table:formula="of:=IF(IF(LEFT(TRIM([$Translations.$B645]);LEN([.G$1]))=[.G$1];&quot;Yes&quot;;&quot;No&quot;)=IF(LEFT(TRIM([$Translations.$C645]);LEN([.G$1]))=[.G$1];&quot;Yes&quot;;&quot;No&quot;);&quot;&quot;;&quot;NO&quot;)">
            <text:p/>
          </table:table-cell>
        </table:table-row>
        <table:table-row table:style-name="ro8">
          <table:table-cell table:formula="of:=IF(IF(LEFT(TRIM([$Translations.$B646]);LEN([.A$1]))=[.A$1];&quot;Yes&quot;;&quot;No&quot;)=IF(LEFT(TRIM([$Translations.$C646]);LEN([.A$1]))=[.A$1];&quot;Yes&quot;;&quot;No&quot;);&quot;&quot;;&quot;NO&quot;)">
            <text:p/>
          </table:table-cell>
          <table:table-cell table:formula="of:=IF(IF(LEFT(TRIM([$Translations.$B646]);LEN([.B$1]))=[.B$1];&quot;Yes&quot;;&quot;No&quot;)=IF(LEFT(TRIM([$Translations.$C646]);LEN([.B$1]))=[.B$1];&quot;Yes&quot;;&quot;No&quot;);&quot;&quot;;&quot;NO&quot;)">
            <text:p/>
          </table:table-cell>
          <table:table-cell table:formula="of:=IF(IF(LEFT(TRIM([$Translations.$B646]);LEN([.C$1]))=[.C$1];&quot;Yes&quot;;&quot;No&quot;)=IF(LEFT(TRIM([$Translations.$C646]);LEN([.C$1]))=[.C$1];&quot;Yes&quot;;&quot;No&quot;);&quot;&quot;;&quot;NO&quot;)">
            <text:p/>
          </table:table-cell>
          <table:table-cell table:formula="of:=IF(IF(LEFT(TRIM([$Translations.$B646]);LEN([.D$1]))=[.D$1];&quot;Yes&quot;;&quot;No&quot;)=IF(LEFT(TRIM([$Translations.$C646]);LEN([.D$1]))=[.D$1];&quot;Yes&quot;;&quot;No&quot;);&quot;&quot;;&quot;NO&quot;)">
            <text:p/>
          </table:table-cell>
          <table:table-cell table:formula="of:=IF(IF(LEFT(TRIM([$Translations.$B646]);LEN([.E$1]))=[.E$1];&quot;Yes&quot;;&quot;No&quot;)=IF(LEFT(TRIM([$Translations.$C646]);LEN([.E$1]))=[.E$1];&quot;Yes&quot;;&quot;No&quot;);&quot;&quot;;&quot;NO&quot;)">
            <text:p/>
          </table:table-cell>
          <table:table-cell table:formula="of:=IF(IF(LEFT(TRIM([$Translations.$B646]);LEN([.F$1]))=[.F$1];&quot;Yes&quot;;&quot;No&quot;)=IF(LEFT(TRIM([$Translations.$C646]);LEN([.F$1]))=[.F$1];&quot;Yes&quot;;&quot;No&quot;);&quot;&quot;;&quot;NO&quot;)">
            <text:p/>
          </table:table-cell>
          <table:table-cell table:formula="of:=IF(IF(LEFT(TRIM([$Translations.$B646]);LEN([.G$1]))=[.G$1];&quot;Yes&quot;;&quot;No&quot;)=IF(LEFT(TRIM([$Translations.$C646]);LEN([.G$1]))=[.G$1];&quot;Yes&quot;;&quot;No&quot;);&quot;&quot;;&quot;NO&quot;)">
            <text:p/>
          </table:table-cell>
        </table:table-row>
        <table:table-row table:style-name="ro8">
          <table:table-cell table:formula="of:=IF(IF(LEFT(TRIM([$Translations.$B647]);LEN([.A$1]))=[.A$1];&quot;Yes&quot;;&quot;No&quot;)=IF(LEFT(TRIM([$Translations.$C647]);LEN([.A$1]))=[.A$1];&quot;Yes&quot;;&quot;No&quot;);&quot;&quot;;&quot;NO&quot;)">
            <text:p/>
          </table:table-cell>
          <table:table-cell table:formula="of:=IF(IF(LEFT(TRIM([$Translations.$B647]);LEN([.B$1]))=[.B$1];&quot;Yes&quot;;&quot;No&quot;)=IF(LEFT(TRIM([$Translations.$C647]);LEN([.B$1]))=[.B$1];&quot;Yes&quot;;&quot;No&quot;);&quot;&quot;;&quot;NO&quot;)">
            <text:p/>
          </table:table-cell>
          <table:table-cell table:formula="of:=IF(IF(LEFT(TRIM([$Translations.$B647]);LEN([.C$1]))=[.C$1];&quot;Yes&quot;;&quot;No&quot;)=IF(LEFT(TRIM([$Translations.$C647]);LEN([.C$1]))=[.C$1];&quot;Yes&quot;;&quot;No&quot;);&quot;&quot;;&quot;NO&quot;)">
            <text:p/>
          </table:table-cell>
          <table:table-cell table:formula="of:=IF(IF(LEFT(TRIM([$Translations.$B647]);LEN([.D$1]))=[.D$1];&quot;Yes&quot;;&quot;No&quot;)=IF(LEFT(TRIM([$Translations.$C647]);LEN([.D$1]))=[.D$1];&quot;Yes&quot;;&quot;No&quot;);&quot;&quot;;&quot;NO&quot;)">
            <text:p/>
          </table:table-cell>
          <table:table-cell table:formula="of:=IF(IF(LEFT(TRIM([$Translations.$B647]);LEN([.E$1]))=[.E$1];&quot;Yes&quot;;&quot;No&quot;)=IF(LEFT(TRIM([$Translations.$C647]);LEN([.E$1]))=[.E$1];&quot;Yes&quot;;&quot;No&quot;);&quot;&quot;;&quot;NO&quot;)">
            <text:p/>
          </table:table-cell>
          <table:table-cell table:formula="of:=IF(IF(LEFT(TRIM([$Translations.$B647]);LEN([.F$1]))=[.F$1];&quot;Yes&quot;;&quot;No&quot;)=IF(LEFT(TRIM([$Translations.$C647]);LEN([.F$1]))=[.F$1];&quot;Yes&quot;;&quot;No&quot;);&quot;&quot;;&quot;NO&quot;)">
            <text:p/>
          </table:table-cell>
          <table:table-cell table:formula="of:=IF(IF(LEFT(TRIM([$Translations.$B647]);LEN([.G$1]))=[.G$1];&quot;Yes&quot;;&quot;No&quot;)=IF(LEFT(TRIM([$Translations.$C647]);LEN([.G$1]))=[.G$1];&quot;Yes&quot;;&quot;No&quot;);&quot;&quot;;&quot;NO&quot;)">
            <text:p/>
          </table:table-cell>
        </table:table-row>
        <table:table-row table:style-name="ro8">
          <table:table-cell table:formula="of:=IF(IF(LEFT(TRIM([$Translations.$B648]);LEN([.A$1]))=[.A$1];&quot;Yes&quot;;&quot;No&quot;)=IF(LEFT(TRIM([$Translations.$C648]);LEN([.A$1]))=[.A$1];&quot;Yes&quot;;&quot;No&quot;);&quot;&quot;;&quot;NO&quot;)">
            <text:p/>
          </table:table-cell>
          <table:table-cell table:formula="of:=IF(IF(LEFT(TRIM([$Translations.$B648]);LEN([.B$1]))=[.B$1];&quot;Yes&quot;;&quot;No&quot;)=IF(LEFT(TRIM([$Translations.$C648]);LEN([.B$1]))=[.B$1];&quot;Yes&quot;;&quot;No&quot;);&quot;&quot;;&quot;NO&quot;)">
            <text:p/>
          </table:table-cell>
          <table:table-cell table:formula="of:=IF(IF(LEFT(TRIM([$Translations.$B648]);LEN([.C$1]))=[.C$1];&quot;Yes&quot;;&quot;No&quot;)=IF(LEFT(TRIM([$Translations.$C648]);LEN([.C$1]))=[.C$1];&quot;Yes&quot;;&quot;No&quot;);&quot;&quot;;&quot;NO&quot;)">
            <text:p/>
          </table:table-cell>
          <table:table-cell table:formula="of:=IF(IF(LEFT(TRIM([$Translations.$B648]);LEN([.D$1]))=[.D$1];&quot;Yes&quot;;&quot;No&quot;)=IF(LEFT(TRIM([$Translations.$C648]);LEN([.D$1]))=[.D$1];&quot;Yes&quot;;&quot;No&quot;);&quot;&quot;;&quot;NO&quot;)">
            <text:p/>
          </table:table-cell>
          <table:table-cell table:formula="of:=IF(IF(LEFT(TRIM([$Translations.$B648]);LEN([.E$1]))=[.E$1];&quot;Yes&quot;;&quot;No&quot;)=IF(LEFT(TRIM([$Translations.$C648]);LEN([.E$1]))=[.E$1];&quot;Yes&quot;;&quot;No&quot;);&quot;&quot;;&quot;NO&quot;)">
            <text:p/>
          </table:table-cell>
          <table:table-cell table:formula="of:=IF(IF(LEFT(TRIM([$Translations.$B648]);LEN([.F$1]))=[.F$1];&quot;Yes&quot;;&quot;No&quot;)=IF(LEFT(TRIM([$Translations.$C648]);LEN([.F$1]))=[.F$1];&quot;Yes&quot;;&quot;No&quot;);&quot;&quot;;&quot;NO&quot;)">
            <text:p/>
          </table:table-cell>
          <table:table-cell table:formula="of:=IF(IF(LEFT(TRIM([$Translations.$B648]);LEN([.G$1]))=[.G$1];&quot;Yes&quot;;&quot;No&quot;)=IF(LEFT(TRIM([$Translations.$C648]);LEN([.G$1]))=[.G$1];&quot;Yes&quot;;&quot;No&quot;);&quot;&quot;;&quot;NO&quot;)">
            <text:p/>
          </table:table-cell>
        </table:table-row>
        <table:table-row table:style-name="ro8">
          <table:table-cell table:formula="of:=IF(IF(LEFT(TRIM([$Translations.$B649]);LEN([.A$1]))=[.A$1];&quot;Yes&quot;;&quot;No&quot;)=IF(LEFT(TRIM([$Translations.$C649]);LEN([.A$1]))=[.A$1];&quot;Yes&quot;;&quot;No&quot;);&quot;&quot;;&quot;NO&quot;)">
            <text:p/>
          </table:table-cell>
          <table:table-cell table:formula="of:=IF(IF(LEFT(TRIM([$Translations.$B649]);LEN([.B$1]))=[.B$1];&quot;Yes&quot;;&quot;No&quot;)=IF(LEFT(TRIM([$Translations.$C649]);LEN([.B$1]))=[.B$1];&quot;Yes&quot;;&quot;No&quot;);&quot;&quot;;&quot;NO&quot;)">
            <text:p/>
          </table:table-cell>
          <table:table-cell table:formula="of:=IF(IF(LEFT(TRIM([$Translations.$B649]);LEN([.C$1]))=[.C$1];&quot;Yes&quot;;&quot;No&quot;)=IF(LEFT(TRIM([$Translations.$C649]);LEN([.C$1]))=[.C$1];&quot;Yes&quot;;&quot;No&quot;);&quot;&quot;;&quot;NO&quot;)">
            <text:p/>
          </table:table-cell>
          <table:table-cell table:formula="of:=IF(IF(LEFT(TRIM([$Translations.$B649]);LEN([.D$1]))=[.D$1];&quot;Yes&quot;;&quot;No&quot;)=IF(LEFT(TRIM([$Translations.$C649]);LEN([.D$1]))=[.D$1];&quot;Yes&quot;;&quot;No&quot;);&quot;&quot;;&quot;NO&quot;)">
            <text:p/>
          </table:table-cell>
          <table:table-cell table:formula="of:=IF(IF(LEFT(TRIM([$Translations.$B649]);LEN([.E$1]))=[.E$1];&quot;Yes&quot;;&quot;No&quot;)=IF(LEFT(TRIM([$Translations.$C649]);LEN([.E$1]))=[.E$1];&quot;Yes&quot;;&quot;No&quot;);&quot;&quot;;&quot;NO&quot;)">
            <text:p/>
          </table:table-cell>
          <table:table-cell table:formula="of:=IF(IF(LEFT(TRIM([$Translations.$B649]);LEN([.F$1]))=[.F$1];&quot;Yes&quot;;&quot;No&quot;)=IF(LEFT(TRIM([$Translations.$C649]);LEN([.F$1]))=[.F$1];&quot;Yes&quot;;&quot;No&quot;);&quot;&quot;;&quot;NO&quot;)">
            <text:p/>
          </table:table-cell>
          <table:table-cell table:formula="of:=IF(IF(LEFT(TRIM([$Translations.$B649]);LEN([.G$1]))=[.G$1];&quot;Yes&quot;;&quot;No&quot;)=IF(LEFT(TRIM([$Translations.$C649]);LEN([.G$1]))=[.G$1];&quot;Yes&quot;;&quot;No&quot;);&quot;&quot;;&quot;NO&quot;)">
            <text:p/>
          </table:table-cell>
        </table:table-row>
        <table:table-row table:style-name="ro8">
          <table:table-cell table:formula="of:=IF(IF(LEFT(TRIM([$Translations.$B650]);LEN([.A$1]))=[.A$1];&quot;Yes&quot;;&quot;No&quot;)=IF(LEFT(TRIM([$Translations.$C650]);LEN([.A$1]))=[.A$1];&quot;Yes&quot;;&quot;No&quot;);&quot;&quot;;&quot;NO&quot;)">
            <text:p/>
          </table:table-cell>
          <table:table-cell table:formula="of:=IF(IF(LEFT(TRIM([$Translations.$B650]);LEN([.B$1]))=[.B$1];&quot;Yes&quot;;&quot;No&quot;)=IF(LEFT(TRIM([$Translations.$C650]);LEN([.B$1]))=[.B$1];&quot;Yes&quot;;&quot;No&quot;);&quot;&quot;;&quot;NO&quot;)">
            <text:p/>
          </table:table-cell>
          <table:table-cell table:formula="of:=IF(IF(LEFT(TRIM([$Translations.$B650]);LEN([.C$1]))=[.C$1];&quot;Yes&quot;;&quot;No&quot;)=IF(LEFT(TRIM([$Translations.$C650]);LEN([.C$1]))=[.C$1];&quot;Yes&quot;;&quot;No&quot;);&quot;&quot;;&quot;NO&quot;)">
            <text:p/>
          </table:table-cell>
          <table:table-cell table:formula="of:=IF(IF(LEFT(TRIM([$Translations.$B650]);LEN([.D$1]))=[.D$1];&quot;Yes&quot;;&quot;No&quot;)=IF(LEFT(TRIM([$Translations.$C650]);LEN([.D$1]))=[.D$1];&quot;Yes&quot;;&quot;No&quot;);&quot;&quot;;&quot;NO&quot;)">
            <text:p/>
          </table:table-cell>
          <table:table-cell table:formula="of:=IF(IF(LEFT(TRIM([$Translations.$B650]);LEN([.E$1]))=[.E$1];&quot;Yes&quot;;&quot;No&quot;)=IF(LEFT(TRIM([$Translations.$C650]);LEN([.E$1]))=[.E$1];&quot;Yes&quot;;&quot;No&quot;);&quot;&quot;;&quot;NO&quot;)">
            <text:p/>
          </table:table-cell>
          <table:table-cell table:formula="of:=IF(IF(LEFT(TRIM([$Translations.$B650]);LEN([.F$1]))=[.F$1];&quot;Yes&quot;;&quot;No&quot;)=IF(LEFT(TRIM([$Translations.$C650]);LEN([.F$1]))=[.F$1];&quot;Yes&quot;;&quot;No&quot;);&quot;&quot;;&quot;NO&quot;)">
            <text:p/>
          </table:table-cell>
          <table:table-cell table:formula="of:=IF(IF(LEFT(TRIM([$Translations.$B650]);LEN([.G$1]))=[.G$1];&quot;Yes&quot;;&quot;No&quot;)=IF(LEFT(TRIM([$Translations.$C650]);LEN([.G$1]))=[.G$1];&quot;Yes&quot;;&quot;No&quot;);&quot;&quot;;&quot;NO&quot;)">
            <text:p/>
          </table:table-cell>
        </table:table-row>
        <table:table-row table:style-name="ro8">
          <table:table-cell table:formula="of:=IF(IF(LEFT(TRIM([$Translations.$B651]);LEN([.A$1]))=[.A$1];&quot;Yes&quot;;&quot;No&quot;)=IF(LEFT(TRIM([$Translations.$C651]);LEN([.A$1]))=[.A$1];&quot;Yes&quot;;&quot;No&quot;);&quot;&quot;;&quot;NO&quot;)">
            <text:p/>
          </table:table-cell>
          <table:table-cell table:formula="of:=IF(IF(LEFT(TRIM([$Translations.$B651]);LEN([.B$1]))=[.B$1];&quot;Yes&quot;;&quot;No&quot;)=IF(LEFT(TRIM([$Translations.$C651]);LEN([.B$1]))=[.B$1];&quot;Yes&quot;;&quot;No&quot;);&quot;&quot;;&quot;NO&quot;)">
            <text:p/>
          </table:table-cell>
          <table:table-cell table:formula="of:=IF(IF(LEFT(TRIM([$Translations.$B651]);LEN([.C$1]))=[.C$1];&quot;Yes&quot;;&quot;No&quot;)=IF(LEFT(TRIM([$Translations.$C651]);LEN([.C$1]))=[.C$1];&quot;Yes&quot;;&quot;No&quot;);&quot;&quot;;&quot;NO&quot;)">
            <text:p/>
          </table:table-cell>
          <table:table-cell table:formula="of:=IF(IF(LEFT(TRIM([$Translations.$B651]);LEN([.D$1]))=[.D$1];&quot;Yes&quot;;&quot;No&quot;)=IF(LEFT(TRIM([$Translations.$C651]);LEN([.D$1]))=[.D$1];&quot;Yes&quot;;&quot;No&quot;);&quot;&quot;;&quot;NO&quot;)">
            <text:p/>
          </table:table-cell>
          <table:table-cell table:formula="of:=IF(IF(LEFT(TRIM([$Translations.$B651]);LEN([.E$1]))=[.E$1];&quot;Yes&quot;;&quot;No&quot;)=IF(LEFT(TRIM([$Translations.$C651]);LEN([.E$1]))=[.E$1];&quot;Yes&quot;;&quot;No&quot;);&quot;&quot;;&quot;NO&quot;)">
            <text:p/>
          </table:table-cell>
          <table:table-cell table:formula="of:=IF(IF(LEFT(TRIM([$Translations.$B651]);LEN([.F$1]))=[.F$1];&quot;Yes&quot;;&quot;No&quot;)=IF(LEFT(TRIM([$Translations.$C651]);LEN([.F$1]))=[.F$1];&quot;Yes&quot;;&quot;No&quot;);&quot;&quot;;&quot;NO&quot;)">
            <text:p/>
          </table:table-cell>
          <table:table-cell table:formula="of:=IF(IF(LEFT(TRIM([$Translations.$B651]);LEN([.G$1]))=[.G$1];&quot;Yes&quot;;&quot;No&quot;)=IF(LEFT(TRIM([$Translations.$C651]);LEN([.G$1]))=[.G$1];&quot;Yes&quot;;&quot;No&quot;);&quot;&quot;;&quot;NO&quot;)">
            <text:p/>
          </table:table-cell>
        </table:table-row>
        <table:table-row table:style-name="ro8">
          <table:table-cell table:formula="of:=IF(IF(LEFT(TRIM([$Translations.$B652]);LEN([.A$1]))=[.A$1];&quot;Yes&quot;;&quot;No&quot;)=IF(LEFT(TRIM([$Translations.$C652]);LEN([.A$1]))=[.A$1];&quot;Yes&quot;;&quot;No&quot;);&quot;&quot;;&quot;NO&quot;)">
            <text:p/>
          </table:table-cell>
          <table:table-cell table:formula="of:=IF(IF(LEFT(TRIM([$Translations.$B652]);LEN([.B$1]))=[.B$1];&quot;Yes&quot;;&quot;No&quot;)=IF(LEFT(TRIM([$Translations.$C652]);LEN([.B$1]))=[.B$1];&quot;Yes&quot;;&quot;No&quot;);&quot;&quot;;&quot;NO&quot;)">
            <text:p/>
          </table:table-cell>
          <table:table-cell table:formula="of:=IF(IF(LEFT(TRIM([$Translations.$B652]);LEN([.C$1]))=[.C$1];&quot;Yes&quot;;&quot;No&quot;)=IF(LEFT(TRIM([$Translations.$C652]);LEN([.C$1]))=[.C$1];&quot;Yes&quot;;&quot;No&quot;);&quot;&quot;;&quot;NO&quot;)">
            <text:p/>
          </table:table-cell>
          <table:table-cell table:formula="of:=IF(IF(LEFT(TRIM([$Translations.$B652]);LEN([.D$1]))=[.D$1];&quot;Yes&quot;;&quot;No&quot;)=IF(LEFT(TRIM([$Translations.$C652]);LEN([.D$1]))=[.D$1];&quot;Yes&quot;;&quot;No&quot;);&quot;&quot;;&quot;NO&quot;)">
            <text:p/>
          </table:table-cell>
          <table:table-cell table:formula="of:=IF(IF(LEFT(TRIM([$Translations.$B652]);LEN([.E$1]))=[.E$1];&quot;Yes&quot;;&quot;No&quot;)=IF(LEFT(TRIM([$Translations.$C652]);LEN([.E$1]))=[.E$1];&quot;Yes&quot;;&quot;No&quot;);&quot;&quot;;&quot;NO&quot;)">
            <text:p/>
          </table:table-cell>
          <table:table-cell table:formula="of:=IF(IF(LEFT(TRIM([$Translations.$B652]);LEN([.F$1]))=[.F$1];&quot;Yes&quot;;&quot;No&quot;)=IF(LEFT(TRIM([$Translations.$C652]);LEN([.F$1]))=[.F$1];&quot;Yes&quot;;&quot;No&quot;);&quot;&quot;;&quot;NO&quot;)">
            <text:p/>
          </table:table-cell>
          <table:table-cell table:formula="of:=IF(IF(LEFT(TRIM([$Translations.$B652]);LEN([.G$1]))=[.G$1];&quot;Yes&quot;;&quot;No&quot;)=IF(LEFT(TRIM([$Translations.$C652]);LEN([.G$1]))=[.G$1];&quot;Yes&quot;;&quot;No&quot;);&quot;&quot;;&quot;NO&quot;)">
            <text:p/>
          </table:table-cell>
        </table:table-row>
        <table:table-row table:style-name="ro8">
          <table:table-cell table:formula="of:=IF(IF(LEFT(TRIM([$Translations.$B653]);LEN([.A$1]))=[.A$1];&quot;Yes&quot;;&quot;No&quot;)=IF(LEFT(TRIM([$Translations.$C653]);LEN([.A$1]))=[.A$1];&quot;Yes&quot;;&quot;No&quot;);&quot;&quot;;&quot;NO&quot;)">
            <text:p/>
          </table:table-cell>
          <table:table-cell table:formula="of:=IF(IF(LEFT(TRIM([$Translations.$B653]);LEN([.B$1]))=[.B$1];&quot;Yes&quot;;&quot;No&quot;)=IF(LEFT(TRIM([$Translations.$C653]);LEN([.B$1]))=[.B$1];&quot;Yes&quot;;&quot;No&quot;);&quot;&quot;;&quot;NO&quot;)">
            <text:p/>
          </table:table-cell>
          <table:table-cell table:formula="of:=IF(IF(LEFT(TRIM([$Translations.$B653]);LEN([.C$1]))=[.C$1];&quot;Yes&quot;;&quot;No&quot;)=IF(LEFT(TRIM([$Translations.$C653]);LEN([.C$1]))=[.C$1];&quot;Yes&quot;;&quot;No&quot;);&quot;&quot;;&quot;NO&quot;)">
            <text:p/>
          </table:table-cell>
          <table:table-cell table:formula="of:=IF(IF(LEFT(TRIM([$Translations.$B653]);LEN([.D$1]))=[.D$1];&quot;Yes&quot;;&quot;No&quot;)=IF(LEFT(TRIM([$Translations.$C653]);LEN([.D$1]))=[.D$1];&quot;Yes&quot;;&quot;No&quot;);&quot;&quot;;&quot;NO&quot;)">
            <text:p/>
          </table:table-cell>
          <table:table-cell table:formula="of:=IF(IF(LEFT(TRIM([$Translations.$B653]);LEN([.E$1]))=[.E$1];&quot;Yes&quot;;&quot;No&quot;)=IF(LEFT(TRIM([$Translations.$C653]);LEN([.E$1]))=[.E$1];&quot;Yes&quot;;&quot;No&quot;);&quot;&quot;;&quot;NO&quot;)">
            <text:p/>
          </table:table-cell>
          <table:table-cell table:formula="of:=IF(IF(LEFT(TRIM([$Translations.$B653]);LEN([.F$1]))=[.F$1];&quot;Yes&quot;;&quot;No&quot;)=IF(LEFT(TRIM([$Translations.$C653]);LEN([.F$1]))=[.F$1];&quot;Yes&quot;;&quot;No&quot;);&quot;&quot;;&quot;NO&quot;)">
            <text:p/>
          </table:table-cell>
          <table:table-cell table:formula="of:=IF(IF(LEFT(TRIM([$Translations.$B653]);LEN([.G$1]))=[.G$1];&quot;Yes&quot;;&quot;No&quot;)=IF(LEFT(TRIM([$Translations.$C653]);LEN([.G$1]))=[.G$1];&quot;Yes&quot;;&quot;No&quot;);&quot;&quot;;&quot;NO&quot;)">
            <text:p/>
          </table:table-cell>
        </table:table-row>
        <table:table-row table:style-name="ro8">
          <table:table-cell table:formula="of:=IF(IF(LEFT(TRIM([$Translations.$B654]);LEN([.A$1]))=[.A$1];&quot;Yes&quot;;&quot;No&quot;)=IF(LEFT(TRIM([$Translations.$C654]);LEN([.A$1]))=[.A$1];&quot;Yes&quot;;&quot;No&quot;);&quot;&quot;;&quot;NO&quot;)">
            <text:p/>
          </table:table-cell>
          <table:table-cell table:formula="of:=IF(IF(LEFT(TRIM([$Translations.$B654]);LEN([.B$1]))=[.B$1];&quot;Yes&quot;;&quot;No&quot;)=IF(LEFT(TRIM([$Translations.$C654]);LEN([.B$1]))=[.B$1];&quot;Yes&quot;;&quot;No&quot;);&quot;&quot;;&quot;NO&quot;)">
            <text:p/>
          </table:table-cell>
          <table:table-cell table:formula="of:=IF(IF(LEFT(TRIM([$Translations.$B654]);LEN([.C$1]))=[.C$1];&quot;Yes&quot;;&quot;No&quot;)=IF(LEFT(TRIM([$Translations.$C654]);LEN([.C$1]))=[.C$1];&quot;Yes&quot;;&quot;No&quot;);&quot;&quot;;&quot;NO&quot;)">
            <text:p/>
          </table:table-cell>
          <table:table-cell table:formula="of:=IF(IF(LEFT(TRIM([$Translations.$B654]);LEN([.D$1]))=[.D$1];&quot;Yes&quot;;&quot;No&quot;)=IF(LEFT(TRIM([$Translations.$C654]);LEN([.D$1]))=[.D$1];&quot;Yes&quot;;&quot;No&quot;);&quot;&quot;;&quot;NO&quot;)">
            <text:p/>
          </table:table-cell>
          <table:table-cell table:formula="of:=IF(IF(LEFT(TRIM([$Translations.$B654]);LEN([.E$1]))=[.E$1];&quot;Yes&quot;;&quot;No&quot;)=IF(LEFT(TRIM([$Translations.$C654]);LEN([.E$1]))=[.E$1];&quot;Yes&quot;;&quot;No&quot;);&quot;&quot;;&quot;NO&quot;)">
            <text:p/>
          </table:table-cell>
          <table:table-cell table:formula="of:=IF(IF(LEFT(TRIM([$Translations.$B654]);LEN([.F$1]))=[.F$1];&quot;Yes&quot;;&quot;No&quot;)=IF(LEFT(TRIM([$Translations.$C654]);LEN([.F$1]))=[.F$1];&quot;Yes&quot;;&quot;No&quot;);&quot;&quot;;&quot;NO&quot;)">
            <text:p/>
          </table:table-cell>
          <table:table-cell table:formula="of:=IF(IF(LEFT(TRIM([$Translations.$B654]);LEN([.G$1]))=[.G$1];&quot;Yes&quot;;&quot;No&quot;)=IF(LEFT(TRIM([$Translations.$C654]);LEN([.G$1]))=[.G$1];&quot;Yes&quot;;&quot;No&quot;);&quot;&quot;;&quot;NO&quot;)">
            <text:p/>
          </table:table-cell>
        </table:table-row>
        <table:table-row table:style-name="ro8">
          <table:table-cell table:formula="of:=IF(IF(LEFT(TRIM([$Translations.$B655]);LEN([.A$1]))=[.A$1];&quot;Yes&quot;;&quot;No&quot;)=IF(LEFT(TRIM([$Translations.$C655]);LEN([.A$1]))=[.A$1];&quot;Yes&quot;;&quot;No&quot;);&quot;&quot;;&quot;NO&quot;)">
            <text:p/>
          </table:table-cell>
          <table:table-cell table:formula="of:=IF(IF(LEFT(TRIM([$Translations.$B655]);LEN([.B$1]))=[.B$1];&quot;Yes&quot;;&quot;No&quot;)=IF(LEFT(TRIM([$Translations.$C655]);LEN([.B$1]))=[.B$1];&quot;Yes&quot;;&quot;No&quot;);&quot;&quot;;&quot;NO&quot;)">
            <text:p/>
          </table:table-cell>
          <table:table-cell table:formula="of:=IF(IF(LEFT(TRIM([$Translations.$B655]);LEN([.C$1]))=[.C$1];&quot;Yes&quot;;&quot;No&quot;)=IF(LEFT(TRIM([$Translations.$C655]);LEN([.C$1]))=[.C$1];&quot;Yes&quot;;&quot;No&quot;);&quot;&quot;;&quot;NO&quot;)">
            <text:p/>
          </table:table-cell>
          <table:table-cell table:formula="of:=IF(IF(LEFT(TRIM([$Translations.$B655]);LEN([.D$1]))=[.D$1];&quot;Yes&quot;;&quot;No&quot;)=IF(LEFT(TRIM([$Translations.$C655]);LEN([.D$1]))=[.D$1];&quot;Yes&quot;;&quot;No&quot;);&quot;&quot;;&quot;NO&quot;)">
            <text:p/>
          </table:table-cell>
          <table:table-cell table:formula="of:=IF(IF(LEFT(TRIM([$Translations.$B655]);LEN([.E$1]))=[.E$1];&quot;Yes&quot;;&quot;No&quot;)=IF(LEFT(TRIM([$Translations.$C655]);LEN([.E$1]))=[.E$1];&quot;Yes&quot;;&quot;No&quot;);&quot;&quot;;&quot;NO&quot;)">
            <text:p/>
          </table:table-cell>
          <table:table-cell table:formula="of:=IF(IF(LEFT(TRIM([$Translations.$B655]);LEN([.F$1]))=[.F$1];&quot;Yes&quot;;&quot;No&quot;)=IF(LEFT(TRIM([$Translations.$C655]);LEN([.F$1]))=[.F$1];&quot;Yes&quot;;&quot;No&quot;);&quot;&quot;;&quot;NO&quot;)">
            <text:p/>
          </table:table-cell>
          <table:table-cell table:formula="of:=IF(IF(LEFT(TRIM([$Translations.$B655]);LEN([.G$1]))=[.G$1];&quot;Yes&quot;;&quot;No&quot;)=IF(LEFT(TRIM([$Translations.$C655]);LEN([.G$1]))=[.G$1];&quot;Yes&quot;;&quot;No&quot;);&quot;&quot;;&quot;NO&quot;)">
            <text:p/>
          </table:table-cell>
        </table:table-row>
        <table:table-row table:style-name="ro8">
          <table:table-cell table:formula="of:=IF(IF(LEFT(TRIM([$Translations.$B656]);LEN([.A$1]))=[.A$1];&quot;Yes&quot;;&quot;No&quot;)=IF(LEFT(TRIM([$Translations.$C656]);LEN([.A$1]))=[.A$1];&quot;Yes&quot;;&quot;No&quot;);&quot;&quot;;&quot;NO&quot;)">
            <text:p/>
          </table:table-cell>
          <table:table-cell table:formula="of:=IF(IF(LEFT(TRIM([$Translations.$B656]);LEN([.B$1]))=[.B$1];&quot;Yes&quot;;&quot;No&quot;)=IF(LEFT(TRIM([$Translations.$C656]);LEN([.B$1]))=[.B$1];&quot;Yes&quot;;&quot;No&quot;);&quot;&quot;;&quot;NO&quot;)">
            <text:p/>
          </table:table-cell>
          <table:table-cell table:formula="of:=IF(IF(LEFT(TRIM([$Translations.$B656]);LEN([.C$1]))=[.C$1];&quot;Yes&quot;;&quot;No&quot;)=IF(LEFT(TRIM([$Translations.$C656]);LEN([.C$1]))=[.C$1];&quot;Yes&quot;;&quot;No&quot;);&quot;&quot;;&quot;NO&quot;)">
            <text:p/>
          </table:table-cell>
          <table:table-cell table:formula="of:=IF(IF(LEFT(TRIM([$Translations.$B656]);LEN([.D$1]))=[.D$1];&quot;Yes&quot;;&quot;No&quot;)=IF(LEFT(TRIM([$Translations.$C656]);LEN([.D$1]))=[.D$1];&quot;Yes&quot;;&quot;No&quot;);&quot;&quot;;&quot;NO&quot;)">
            <text:p/>
          </table:table-cell>
          <table:table-cell table:formula="of:=IF(IF(LEFT(TRIM([$Translations.$B656]);LEN([.E$1]))=[.E$1];&quot;Yes&quot;;&quot;No&quot;)=IF(LEFT(TRIM([$Translations.$C656]);LEN([.E$1]))=[.E$1];&quot;Yes&quot;;&quot;No&quot;);&quot;&quot;;&quot;NO&quot;)">
            <text:p/>
          </table:table-cell>
          <table:table-cell table:formula="of:=IF(IF(LEFT(TRIM([$Translations.$B656]);LEN([.F$1]))=[.F$1];&quot;Yes&quot;;&quot;No&quot;)=IF(LEFT(TRIM([$Translations.$C656]);LEN([.F$1]))=[.F$1];&quot;Yes&quot;;&quot;No&quot;);&quot;&quot;;&quot;NO&quot;)">
            <text:p/>
          </table:table-cell>
          <table:table-cell table:formula="of:=IF(IF(LEFT(TRIM([$Translations.$B656]);LEN([.G$1]))=[.G$1];&quot;Yes&quot;;&quot;No&quot;)=IF(LEFT(TRIM([$Translations.$C656]);LEN([.G$1]))=[.G$1];&quot;Yes&quot;;&quot;No&quot;);&quot;&quot;;&quot;NO&quot;)">
            <text:p/>
          </table:table-cell>
        </table:table-row>
        <table:table-row table:style-name="ro8">
          <table:table-cell table:formula="of:=IF(IF(LEFT(TRIM([$Translations.$B657]);LEN([.A$1]))=[.A$1];&quot;Yes&quot;;&quot;No&quot;)=IF(LEFT(TRIM([$Translations.$C657]);LEN([.A$1]))=[.A$1];&quot;Yes&quot;;&quot;No&quot;);&quot;&quot;;&quot;NO&quot;)">
            <text:p/>
          </table:table-cell>
          <table:table-cell table:formula="of:=IF(IF(LEFT(TRIM([$Translations.$B657]);LEN([.B$1]))=[.B$1];&quot;Yes&quot;;&quot;No&quot;)=IF(LEFT(TRIM([$Translations.$C657]);LEN([.B$1]))=[.B$1];&quot;Yes&quot;;&quot;No&quot;);&quot;&quot;;&quot;NO&quot;)">
            <text:p/>
          </table:table-cell>
          <table:table-cell table:formula="of:=IF(IF(LEFT(TRIM([$Translations.$B657]);LEN([.C$1]))=[.C$1];&quot;Yes&quot;;&quot;No&quot;)=IF(LEFT(TRIM([$Translations.$C657]);LEN([.C$1]))=[.C$1];&quot;Yes&quot;;&quot;No&quot;);&quot;&quot;;&quot;NO&quot;)">
            <text:p/>
          </table:table-cell>
          <table:table-cell table:formula="of:=IF(IF(LEFT(TRIM([$Translations.$B657]);LEN([.D$1]))=[.D$1];&quot;Yes&quot;;&quot;No&quot;)=IF(LEFT(TRIM([$Translations.$C657]);LEN([.D$1]))=[.D$1];&quot;Yes&quot;;&quot;No&quot;);&quot;&quot;;&quot;NO&quot;)">
            <text:p/>
          </table:table-cell>
          <table:table-cell table:formula="of:=IF(IF(LEFT(TRIM([$Translations.$B657]);LEN([.E$1]))=[.E$1];&quot;Yes&quot;;&quot;No&quot;)=IF(LEFT(TRIM([$Translations.$C657]);LEN([.E$1]))=[.E$1];&quot;Yes&quot;;&quot;No&quot;);&quot;&quot;;&quot;NO&quot;)">
            <text:p/>
          </table:table-cell>
          <table:table-cell table:formula="of:=IF(IF(LEFT(TRIM([$Translations.$B657]);LEN([.F$1]))=[.F$1];&quot;Yes&quot;;&quot;No&quot;)=IF(LEFT(TRIM([$Translations.$C657]);LEN([.F$1]))=[.F$1];&quot;Yes&quot;;&quot;No&quot;);&quot;&quot;;&quot;NO&quot;)">
            <text:p/>
          </table:table-cell>
          <table:table-cell table:formula="of:=IF(IF(LEFT(TRIM([$Translations.$B657]);LEN([.G$1]))=[.G$1];&quot;Yes&quot;;&quot;No&quot;)=IF(LEFT(TRIM([$Translations.$C657]);LEN([.G$1]))=[.G$1];&quot;Yes&quot;;&quot;No&quot;);&quot;&quot;;&quot;NO&quot;)">
            <text:p/>
          </table:table-cell>
        </table:table-row>
        <table:table-row table:style-name="ro8">
          <table:table-cell table:formula="of:=IF(IF(LEFT(TRIM([$Translations.$B658]);LEN([.A$1]))=[.A$1];&quot;Yes&quot;;&quot;No&quot;)=IF(LEFT(TRIM([$Translations.$C658]);LEN([.A$1]))=[.A$1];&quot;Yes&quot;;&quot;No&quot;);&quot;&quot;;&quot;NO&quot;)">
            <text:p/>
          </table:table-cell>
          <table:table-cell table:formula="of:=IF(IF(LEFT(TRIM([$Translations.$B658]);LEN([.B$1]))=[.B$1];&quot;Yes&quot;;&quot;No&quot;)=IF(LEFT(TRIM([$Translations.$C658]);LEN([.B$1]))=[.B$1];&quot;Yes&quot;;&quot;No&quot;);&quot;&quot;;&quot;NO&quot;)">
            <text:p/>
          </table:table-cell>
          <table:table-cell table:formula="of:=IF(IF(LEFT(TRIM([$Translations.$B658]);LEN([.C$1]))=[.C$1];&quot;Yes&quot;;&quot;No&quot;)=IF(LEFT(TRIM([$Translations.$C658]);LEN([.C$1]))=[.C$1];&quot;Yes&quot;;&quot;No&quot;);&quot;&quot;;&quot;NO&quot;)">
            <text:p/>
          </table:table-cell>
          <table:table-cell table:formula="of:=IF(IF(LEFT(TRIM([$Translations.$B658]);LEN([.D$1]))=[.D$1];&quot;Yes&quot;;&quot;No&quot;)=IF(LEFT(TRIM([$Translations.$C658]);LEN([.D$1]))=[.D$1];&quot;Yes&quot;;&quot;No&quot;);&quot;&quot;;&quot;NO&quot;)">
            <text:p/>
          </table:table-cell>
          <table:table-cell table:formula="of:=IF(IF(LEFT(TRIM([$Translations.$B658]);LEN([.E$1]))=[.E$1];&quot;Yes&quot;;&quot;No&quot;)=IF(LEFT(TRIM([$Translations.$C658]);LEN([.E$1]))=[.E$1];&quot;Yes&quot;;&quot;No&quot;);&quot;&quot;;&quot;NO&quot;)">
            <text:p/>
          </table:table-cell>
          <table:table-cell table:formula="of:=IF(IF(LEFT(TRIM([$Translations.$B658]);LEN([.F$1]))=[.F$1];&quot;Yes&quot;;&quot;No&quot;)=IF(LEFT(TRIM([$Translations.$C658]);LEN([.F$1]))=[.F$1];&quot;Yes&quot;;&quot;No&quot;);&quot;&quot;;&quot;NO&quot;)">
            <text:p/>
          </table:table-cell>
          <table:table-cell table:formula="of:=IF(IF(LEFT(TRIM([$Translations.$B658]);LEN([.G$1]))=[.G$1];&quot;Yes&quot;;&quot;No&quot;)=IF(LEFT(TRIM([$Translations.$C658]);LEN([.G$1]))=[.G$1];&quot;Yes&quot;;&quot;No&quot;);&quot;&quot;;&quot;NO&quot;)">
            <text:p/>
          </table:table-cell>
        </table:table-row>
        <table:table-row table:style-name="ro8">
          <table:table-cell table:formula="of:=IF(IF(LEFT(TRIM([$Translations.$B659]);LEN([.A$1]))=[.A$1];&quot;Yes&quot;;&quot;No&quot;)=IF(LEFT(TRIM([$Translations.$C659]);LEN([.A$1]))=[.A$1];&quot;Yes&quot;;&quot;No&quot;);&quot;&quot;;&quot;NO&quot;)">
            <text:p/>
          </table:table-cell>
          <table:table-cell table:formula="of:=IF(IF(LEFT(TRIM([$Translations.$B659]);LEN([.B$1]))=[.B$1];&quot;Yes&quot;;&quot;No&quot;)=IF(LEFT(TRIM([$Translations.$C659]);LEN([.B$1]))=[.B$1];&quot;Yes&quot;;&quot;No&quot;);&quot;&quot;;&quot;NO&quot;)">
            <text:p/>
          </table:table-cell>
          <table:table-cell table:formula="of:=IF(IF(LEFT(TRIM([$Translations.$B659]);LEN([.C$1]))=[.C$1];&quot;Yes&quot;;&quot;No&quot;)=IF(LEFT(TRIM([$Translations.$C659]);LEN([.C$1]))=[.C$1];&quot;Yes&quot;;&quot;No&quot;);&quot;&quot;;&quot;NO&quot;)">
            <text:p/>
          </table:table-cell>
          <table:table-cell table:formula="of:=IF(IF(LEFT(TRIM([$Translations.$B659]);LEN([.D$1]))=[.D$1];&quot;Yes&quot;;&quot;No&quot;)=IF(LEFT(TRIM([$Translations.$C659]);LEN([.D$1]))=[.D$1];&quot;Yes&quot;;&quot;No&quot;);&quot;&quot;;&quot;NO&quot;)">
            <text:p/>
          </table:table-cell>
          <table:table-cell table:formula="of:=IF(IF(LEFT(TRIM([$Translations.$B659]);LEN([.E$1]))=[.E$1];&quot;Yes&quot;;&quot;No&quot;)=IF(LEFT(TRIM([$Translations.$C659]);LEN([.E$1]))=[.E$1];&quot;Yes&quot;;&quot;No&quot;);&quot;&quot;;&quot;NO&quot;)">
            <text:p/>
          </table:table-cell>
          <table:table-cell table:formula="of:=IF(IF(LEFT(TRIM([$Translations.$B659]);LEN([.F$1]))=[.F$1];&quot;Yes&quot;;&quot;No&quot;)=IF(LEFT(TRIM([$Translations.$C659]);LEN([.F$1]))=[.F$1];&quot;Yes&quot;;&quot;No&quot;);&quot;&quot;;&quot;NO&quot;)">
            <text:p/>
          </table:table-cell>
          <table:table-cell table:formula="of:=IF(IF(LEFT(TRIM([$Translations.$B659]);LEN([.G$1]))=[.G$1];&quot;Yes&quot;;&quot;No&quot;)=IF(LEFT(TRIM([$Translations.$C659]);LEN([.G$1]))=[.G$1];&quot;Yes&quot;;&quot;No&quot;);&quot;&quot;;&quot;NO&quot;)">
            <text:p/>
          </table:table-cell>
        </table:table-row>
        <table:table-row table:style-name="ro8">
          <table:table-cell table:formula="of:=IF(IF(LEFT(TRIM([$Translations.$B660]);LEN([.A$1]))=[.A$1];&quot;Yes&quot;;&quot;No&quot;)=IF(LEFT(TRIM([$Translations.$C660]);LEN([.A$1]))=[.A$1];&quot;Yes&quot;;&quot;No&quot;);&quot;&quot;;&quot;NO&quot;)">
            <text:p/>
          </table:table-cell>
          <table:table-cell table:formula="of:=IF(IF(LEFT(TRIM([$Translations.$B660]);LEN([.B$1]))=[.B$1];&quot;Yes&quot;;&quot;No&quot;)=IF(LEFT(TRIM([$Translations.$C660]);LEN([.B$1]))=[.B$1];&quot;Yes&quot;;&quot;No&quot;);&quot;&quot;;&quot;NO&quot;)">
            <text:p/>
          </table:table-cell>
          <table:table-cell table:formula="of:=IF(IF(LEFT(TRIM([$Translations.$B660]);LEN([.C$1]))=[.C$1];&quot;Yes&quot;;&quot;No&quot;)=IF(LEFT(TRIM([$Translations.$C660]);LEN([.C$1]))=[.C$1];&quot;Yes&quot;;&quot;No&quot;);&quot;&quot;;&quot;NO&quot;)">
            <text:p/>
          </table:table-cell>
          <table:table-cell table:formula="of:=IF(IF(LEFT(TRIM([$Translations.$B660]);LEN([.D$1]))=[.D$1];&quot;Yes&quot;;&quot;No&quot;)=IF(LEFT(TRIM([$Translations.$C660]);LEN([.D$1]))=[.D$1];&quot;Yes&quot;;&quot;No&quot;);&quot;&quot;;&quot;NO&quot;)">
            <text:p/>
          </table:table-cell>
          <table:table-cell table:formula="of:=IF(IF(LEFT(TRIM([$Translations.$B660]);LEN([.E$1]))=[.E$1];&quot;Yes&quot;;&quot;No&quot;)=IF(LEFT(TRIM([$Translations.$C660]);LEN([.E$1]))=[.E$1];&quot;Yes&quot;;&quot;No&quot;);&quot;&quot;;&quot;NO&quot;)">
            <text:p/>
          </table:table-cell>
          <table:table-cell table:formula="of:=IF(IF(LEFT(TRIM([$Translations.$B660]);LEN([.F$1]))=[.F$1];&quot;Yes&quot;;&quot;No&quot;)=IF(LEFT(TRIM([$Translations.$C660]);LEN([.F$1]))=[.F$1];&quot;Yes&quot;;&quot;No&quot;);&quot;&quot;;&quot;NO&quot;)">
            <text:p/>
          </table:table-cell>
          <table:table-cell table:formula="of:=IF(IF(LEFT(TRIM([$Translations.$B660]);LEN([.G$1]))=[.G$1];&quot;Yes&quot;;&quot;No&quot;)=IF(LEFT(TRIM([$Translations.$C660]);LEN([.G$1]))=[.G$1];&quot;Yes&quot;;&quot;No&quot;);&quot;&quot;;&quot;NO&quot;)">
            <text:p/>
          </table:table-cell>
        </table:table-row>
        <table:table-row table:style-name="ro8">
          <table:table-cell table:formula="of:=IF(IF(LEFT(TRIM([$Translations.$B661]);LEN([.A$1]))=[.A$1];&quot;Yes&quot;;&quot;No&quot;)=IF(LEFT(TRIM([$Translations.$C661]);LEN([.A$1]))=[.A$1];&quot;Yes&quot;;&quot;No&quot;);&quot;&quot;;&quot;NO&quot;)">
            <text:p/>
          </table:table-cell>
          <table:table-cell table:formula="of:=IF(IF(LEFT(TRIM([$Translations.$B661]);LEN([.B$1]))=[.B$1];&quot;Yes&quot;;&quot;No&quot;)=IF(LEFT(TRIM([$Translations.$C661]);LEN([.B$1]))=[.B$1];&quot;Yes&quot;;&quot;No&quot;);&quot;&quot;;&quot;NO&quot;)">
            <text:p/>
          </table:table-cell>
          <table:table-cell table:formula="of:=IF(IF(LEFT(TRIM([$Translations.$B661]);LEN([.C$1]))=[.C$1];&quot;Yes&quot;;&quot;No&quot;)=IF(LEFT(TRIM([$Translations.$C661]);LEN([.C$1]))=[.C$1];&quot;Yes&quot;;&quot;No&quot;);&quot;&quot;;&quot;NO&quot;)">
            <text:p/>
          </table:table-cell>
          <table:table-cell table:formula="of:=IF(IF(LEFT(TRIM([$Translations.$B661]);LEN([.D$1]))=[.D$1];&quot;Yes&quot;;&quot;No&quot;)=IF(LEFT(TRIM([$Translations.$C661]);LEN([.D$1]))=[.D$1];&quot;Yes&quot;;&quot;No&quot;);&quot;&quot;;&quot;NO&quot;)">
            <text:p/>
          </table:table-cell>
          <table:table-cell table:formula="of:=IF(IF(LEFT(TRIM([$Translations.$B661]);LEN([.E$1]))=[.E$1];&quot;Yes&quot;;&quot;No&quot;)=IF(LEFT(TRIM([$Translations.$C661]);LEN([.E$1]))=[.E$1];&quot;Yes&quot;;&quot;No&quot;);&quot;&quot;;&quot;NO&quot;)">
            <text:p/>
          </table:table-cell>
          <table:table-cell table:formula="of:=IF(IF(LEFT(TRIM([$Translations.$B661]);LEN([.F$1]))=[.F$1];&quot;Yes&quot;;&quot;No&quot;)=IF(LEFT(TRIM([$Translations.$C661]);LEN([.F$1]))=[.F$1];&quot;Yes&quot;;&quot;No&quot;);&quot;&quot;;&quot;NO&quot;)">
            <text:p/>
          </table:table-cell>
          <table:table-cell table:formula="of:=IF(IF(LEFT(TRIM([$Translations.$B661]);LEN([.G$1]))=[.G$1];&quot;Yes&quot;;&quot;No&quot;)=IF(LEFT(TRIM([$Translations.$C661]);LEN([.G$1]))=[.G$1];&quot;Yes&quot;;&quot;No&quot;);&quot;&quot;;&quot;NO&quot;)">
            <text:p/>
          </table:table-cell>
        </table:table-row>
        <table:table-row table:style-name="ro8">
          <table:table-cell table:formula="of:=IF(IF(LEFT(TRIM([$Translations.$B662]);LEN([.A$1]))=[.A$1];&quot;Yes&quot;;&quot;No&quot;)=IF(LEFT(TRIM([$Translations.$C662]);LEN([.A$1]))=[.A$1];&quot;Yes&quot;;&quot;No&quot;);&quot;&quot;;&quot;NO&quot;)">
            <text:p/>
          </table:table-cell>
          <table:table-cell table:formula="of:=IF(IF(LEFT(TRIM([$Translations.$B662]);LEN([.B$1]))=[.B$1];&quot;Yes&quot;;&quot;No&quot;)=IF(LEFT(TRIM([$Translations.$C662]);LEN([.B$1]))=[.B$1];&quot;Yes&quot;;&quot;No&quot;);&quot;&quot;;&quot;NO&quot;)">
            <text:p/>
          </table:table-cell>
          <table:table-cell table:formula="of:=IF(IF(LEFT(TRIM([$Translations.$B662]);LEN([.C$1]))=[.C$1];&quot;Yes&quot;;&quot;No&quot;)=IF(LEFT(TRIM([$Translations.$C662]);LEN([.C$1]))=[.C$1];&quot;Yes&quot;;&quot;No&quot;);&quot;&quot;;&quot;NO&quot;)">
            <text:p/>
          </table:table-cell>
          <table:table-cell table:formula="of:=IF(IF(LEFT(TRIM([$Translations.$B662]);LEN([.D$1]))=[.D$1];&quot;Yes&quot;;&quot;No&quot;)=IF(LEFT(TRIM([$Translations.$C662]);LEN([.D$1]))=[.D$1];&quot;Yes&quot;;&quot;No&quot;);&quot;&quot;;&quot;NO&quot;)">
            <text:p/>
          </table:table-cell>
          <table:table-cell table:formula="of:=IF(IF(LEFT(TRIM([$Translations.$B662]);LEN([.E$1]))=[.E$1];&quot;Yes&quot;;&quot;No&quot;)=IF(LEFT(TRIM([$Translations.$C662]);LEN([.E$1]))=[.E$1];&quot;Yes&quot;;&quot;No&quot;);&quot;&quot;;&quot;NO&quot;)">
            <text:p/>
          </table:table-cell>
          <table:table-cell table:formula="of:=IF(IF(LEFT(TRIM([$Translations.$B662]);LEN([.F$1]))=[.F$1];&quot;Yes&quot;;&quot;No&quot;)=IF(LEFT(TRIM([$Translations.$C662]);LEN([.F$1]))=[.F$1];&quot;Yes&quot;;&quot;No&quot;);&quot;&quot;;&quot;NO&quot;)">
            <text:p/>
          </table:table-cell>
          <table:table-cell table:formula="of:=IF(IF(LEFT(TRIM([$Translations.$B662]);LEN([.G$1]))=[.G$1];&quot;Yes&quot;;&quot;No&quot;)=IF(LEFT(TRIM([$Translations.$C662]);LEN([.G$1]))=[.G$1];&quot;Yes&quot;;&quot;No&quot;);&quot;&quot;;&quot;NO&quot;)">
            <text:p/>
          </table:table-cell>
        </table:table-row>
        <table:table-row table:style-name="ro8">
          <table:table-cell table:formula="of:=IF(IF(LEFT(TRIM([$Translations.$B663]);LEN([.A$1]))=[.A$1];&quot;Yes&quot;;&quot;No&quot;)=IF(LEFT(TRIM([$Translations.$C663]);LEN([.A$1]))=[.A$1];&quot;Yes&quot;;&quot;No&quot;);&quot;&quot;;&quot;NO&quot;)">
            <text:p/>
          </table:table-cell>
          <table:table-cell table:formula="of:=IF(IF(LEFT(TRIM([$Translations.$B663]);LEN([.B$1]))=[.B$1];&quot;Yes&quot;;&quot;No&quot;)=IF(LEFT(TRIM([$Translations.$C663]);LEN([.B$1]))=[.B$1];&quot;Yes&quot;;&quot;No&quot;);&quot;&quot;;&quot;NO&quot;)">
            <text:p/>
          </table:table-cell>
          <table:table-cell table:formula="of:=IF(IF(LEFT(TRIM([$Translations.$B663]);LEN([.C$1]))=[.C$1];&quot;Yes&quot;;&quot;No&quot;)=IF(LEFT(TRIM([$Translations.$C663]);LEN([.C$1]))=[.C$1];&quot;Yes&quot;;&quot;No&quot;);&quot;&quot;;&quot;NO&quot;)">
            <text:p/>
          </table:table-cell>
          <table:table-cell table:formula="of:=IF(IF(LEFT(TRIM([$Translations.$B663]);LEN([.D$1]))=[.D$1];&quot;Yes&quot;;&quot;No&quot;)=IF(LEFT(TRIM([$Translations.$C663]);LEN([.D$1]))=[.D$1];&quot;Yes&quot;;&quot;No&quot;);&quot;&quot;;&quot;NO&quot;)">
            <text:p/>
          </table:table-cell>
          <table:table-cell table:formula="of:=IF(IF(LEFT(TRIM([$Translations.$B663]);LEN([.E$1]))=[.E$1];&quot;Yes&quot;;&quot;No&quot;)=IF(LEFT(TRIM([$Translations.$C663]);LEN([.E$1]))=[.E$1];&quot;Yes&quot;;&quot;No&quot;);&quot;&quot;;&quot;NO&quot;)">
            <text:p/>
          </table:table-cell>
          <table:table-cell table:formula="of:=IF(IF(LEFT(TRIM([$Translations.$B663]);LEN([.F$1]))=[.F$1];&quot;Yes&quot;;&quot;No&quot;)=IF(LEFT(TRIM([$Translations.$C663]);LEN([.F$1]))=[.F$1];&quot;Yes&quot;;&quot;No&quot;);&quot;&quot;;&quot;NO&quot;)">
            <text:p/>
          </table:table-cell>
          <table:table-cell table:formula="of:=IF(IF(LEFT(TRIM([$Translations.$B663]);LEN([.G$1]))=[.G$1];&quot;Yes&quot;;&quot;No&quot;)=IF(LEFT(TRIM([$Translations.$C663]);LEN([.G$1]))=[.G$1];&quot;Yes&quot;;&quot;No&quot;);&quot;&quot;;&quot;NO&quot;)">
            <text:p/>
          </table:table-cell>
        </table:table-row>
        <table:table-row table:style-name="ro8">
          <table:table-cell table:formula="of:=IF(IF(LEFT(TRIM([$Translations.$B664]);LEN([.A$1]))=[.A$1];&quot;Yes&quot;;&quot;No&quot;)=IF(LEFT(TRIM([$Translations.$C664]);LEN([.A$1]))=[.A$1];&quot;Yes&quot;;&quot;No&quot;);&quot;&quot;;&quot;NO&quot;)">
            <text:p/>
          </table:table-cell>
          <table:table-cell table:formula="of:=IF(IF(LEFT(TRIM([$Translations.$B664]);LEN([.B$1]))=[.B$1];&quot;Yes&quot;;&quot;No&quot;)=IF(LEFT(TRIM([$Translations.$C664]);LEN([.B$1]))=[.B$1];&quot;Yes&quot;;&quot;No&quot;);&quot;&quot;;&quot;NO&quot;)">
            <text:p/>
          </table:table-cell>
          <table:table-cell table:formula="of:=IF(IF(LEFT(TRIM([$Translations.$B664]);LEN([.C$1]))=[.C$1];&quot;Yes&quot;;&quot;No&quot;)=IF(LEFT(TRIM([$Translations.$C664]);LEN([.C$1]))=[.C$1];&quot;Yes&quot;;&quot;No&quot;);&quot;&quot;;&quot;NO&quot;)">
            <text:p/>
          </table:table-cell>
          <table:table-cell table:formula="of:=IF(IF(LEFT(TRIM([$Translations.$B664]);LEN([.D$1]))=[.D$1];&quot;Yes&quot;;&quot;No&quot;)=IF(LEFT(TRIM([$Translations.$C664]);LEN([.D$1]))=[.D$1];&quot;Yes&quot;;&quot;No&quot;);&quot;&quot;;&quot;NO&quot;)">
            <text:p/>
          </table:table-cell>
          <table:table-cell table:formula="of:=IF(IF(LEFT(TRIM([$Translations.$B664]);LEN([.E$1]))=[.E$1];&quot;Yes&quot;;&quot;No&quot;)=IF(LEFT(TRIM([$Translations.$C664]);LEN([.E$1]))=[.E$1];&quot;Yes&quot;;&quot;No&quot;);&quot;&quot;;&quot;NO&quot;)">
            <text:p/>
          </table:table-cell>
          <table:table-cell table:formula="of:=IF(IF(LEFT(TRIM([$Translations.$B664]);LEN([.F$1]))=[.F$1];&quot;Yes&quot;;&quot;No&quot;)=IF(LEFT(TRIM([$Translations.$C664]);LEN([.F$1]))=[.F$1];&quot;Yes&quot;;&quot;No&quot;);&quot;&quot;;&quot;NO&quot;)">
            <text:p/>
          </table:table-cell>
          <table:table-cell table:formula="of:=IF(IF(LEFT(TRIM([$Translations.$B664]);LEN([.G$1]))=[.G$1];&quot;Yes&quot;;&quot;No&quot;)=IF(LEFT(TRIM([$Translations.$C664]);LEN([.G$1]))=[.G$1];&quot;Yes&quot;;&quot;No&quot;);&quot;&quot;;&quot;NO&quot;)">
            <text:p/>
          </table:table-cell>
        </table:table-row>
        <table:table-row table:style-name="ro8">
          <table:table-cell table:formula="of:=IF(IF(LEFT(TRIM([$Translations.$B665]);LEN([.A$1]))=[.A$1];&quot;Yes&quot;;&quot;No&quot;)=IF(LEFT(TRIM([$Translations.$C665]);LEN([.A$1]))=[.A$1];&quot;Yes&quot;;&quot;No&quot;);&quot;&quot;;&quot;NO&quot;)">
            <text:p/>
          </table:table-cell>
          <table:table-cell table:formula="of:=IF(IF(LEFT(TRIM([$Translations.$B665]);LEN([.B$1]))=[.B$1];&quot;Yes&quot;;&quot;No&quot;)=IF(LEFT(TRIM([$Translations.$C665]);LEN([.B$1]))=[.B$1];&quot;Yes&quot;;&quot;No&quot;);&quot;&quot;;&quot;NO&quot;)">
            <text:p/>
          </table:table-cell>
          <table:table-cell table:formula="of:=IF(IF(LEFT(TRIM([$Translations.$B665]);LEN([.C$1]))=[.C$1];&quot;Yes&quot;;&quot;No&quot;)=IF(LEFT(TRIM([$Translations.$C665]);LEN([.C$1]))=[.C$1];&quot;Yes&quot;;&quot;No&quot;);&quot;&quot;;&quot;NO&quot;)">
            <text:p/>
          </table:table-cell>
          <table:table-cell table:formula="of:=IF(IF(LEFT(TRIM([$Translations.$B665]);LEN([.D$1]))=[.D$1];&quot;Yes&quot;;&quot;No&quot;)=IF(LEFT(TRIM([$Translations.$C665]);LEN([.D$1]))=[.D$1];&quot;Yes&quot;;&quot;No&quot;);&quot;&quot;;&quot;NO&quot;)">
            <text:p/>
          </table:table-cell>
          <table:table-cell table:formula="of:=IF(IF(LEFT(TRIM([$Translations.$B665]);LEN([.E$1]))=[.E$1];&quot;Yes&quot;;&quot;No&quot;)=IF(LEFT(TRIM([$Translations.$C665]);LEN([.E$1]))=[.E$1];&quot;Yes&quot;;&quot;No&quot;);&quot;&quot;;&quot;NO&quot;)">
            <text:p/>
          </table:table-cell>
          <table:table-cell table:formula="of:=IF(IF(LEFT(TRIM([$Translations.$B665]);LEN([.F$1]))=[.F$1];&quot;Yes&quot;;&quot;No&quot;)=IF(LEFT(TRIM([$Translations.$C665]);LEN([.F$1]))=[.F$1];&quot;Yes&quot;;&quot;No&quot;);&quot;&quot;;&quot;NO&quot;)">
            <text:p/>
          </table:table-cell>
          <table:table-cell table:formula="of:=IF(IF(LEFT(TRIM([$Translations.$B665]);LEN([.G$1]))=[.G$1];&quot;Yes&quot;;&quot;No&quot;)=IF(LEFT(TRIM([$Translations.$C665]);LEN([.G$1]))=[.G$1];&quot;Yes&quot;;&quot;No&quot;);&quot;&quot;;&quot;NO&quot;)">
            <text:p/>
          </table:table-cell>
        </table:table-row>
        <table:table-row table:style-name="ro8">
          <table:table-cell table:formula="of:=IF(IF(LEFT(TRIM([$Translations.$B666]);LEN([.A$1]))=[.A$1];&quot;Yes&quot;;&quot;No&quot;)=IF(LEFT(TRIM([$Translations.$C666]);LEN([.A$1]))=[.A$1];&quot;Yes&quot;;&quot;No&quot;);&quot;&quot;;&quot;NO&quot;)">
            <text:p/>
          </table:table-cell>
          <table:table-cell table:formula="of:=IF(IF(LEFT(TRIM([$Translations.$B666]);LEN([.B$1]))=[.B$1];&quot;Yes&quot;;&quot;No&quot;)=IF(LEFT(TRIM([$Translations.$C666]);LEN([.B$1]))=[.B$1];&quot;Yes&quot;;&quot;No&quot;);&quot;&quot;;&quot;NO&quot;)">
            <text:p/>
          </table:table-cell>
          <table:table-cell table:formula="of:=IF(IF(LEFT(TRIM([$Translations.$B666]);LEN([.C$1]))=[.C$1];&quot;Yes&quot;;&quot;No&quot;)=IF(LEFT(TRIM([$Translations.$C666]);LEN([.C$1]))=[.C$1];&quot;Yes&quot;;&quot;No&quot;);&quot;&quot;;&quot;NO&quot;)">
            <text:p/>
          </table:table-cell>
          <table:table-cell table:formula="of:=IF(IF(LEFT(TRIM([$Translations.$B666]);LEN([.D$1]))=[.D$1];&quot;Yes&quot;;&quot;No&quot;)=IF(LEFT(TRIM([$Translations.$C666]);LEN([.D$1]))=[.D$1];&quot;Yes&quot;;&quot;No&quot;);&quot;&quot;;&quot;NO&quot;)">
            <text:p/>
          </table:table-cell>
          <table:table-cell table:formula="of:=IF(IF(LEFT(TRIM([$Translations.$B666]);LEN([.E$1]))=[.E$1];&quot;Yes&quot;;&quot;No&quot;)=IF(LEFT(TRIM([$Translations.$C666]);LEN([.E$1]))=[.E$1];&quot;Yes&quot;;&quot;No&quot;);&quot;&quot;;&quot;NO&quot;)">
            <text:p/>
          </table:table-cell>
          <table:table-cell table:formula="of:=IF(IF(LEFT(TRIM([$Translations.$B666]);LEN([.F$1]))=[.F$1];&quot;Yes&quot;;&quot;No&quot;)=IF(LEFT(TRIM([$Translations.$C666]);LEN([.F$1]))=[.F$1];&quot;Yes&quot;;&quot;No&quot;);&quot;&quot;;&quot;NO&quot;)">
            <text:p/>
          </table:table-cell>
          <table:table-cell table:formula="of:=IF(IF(LEFT(TRIM([$Translations.$B666]);LEN([.G$1]))=[.G$1];&quot;Yes&quot;;&quot;No&quot;)=IF(LEFT(TRIM([$Translations.$C666]);LEN([.G$1]))=[.G$1];&quot;Yes&quot;;&quot;No&quot;);&quot;&quot;;&quot;NO&quot;)">
            <text:p/>
          </table:table-cell>
        </table:table-row>
        <table:table-row table:style-name="ro8">
          <table:table-cell table:formula="of:=IF(IF(LEFT(TRIM([$Translations.$B667]);LEN([.A$1]))=[.A$1];&quot;Yes&quot;;&quot;No&quot;)=IF(LEFT(TRIM([$Translations.$C667]);LEN([.A$1]))=[.A$1];&quot;Yes&quot;;&quot;No&quot;);&quot;&quot;;&quot;NO&quot;)">
            <text:p/>
          </table:table-cell>
          <table:table-cell table:formula="of:=IF(IF(LEFT(TRIM([$Translations.$B667]);LEN([.B$1]))=[.B$1];&quot;Yes&quot;;&quot;No&quot;)=IF(LEFT(TRIM([$Translations.$C667]);LEN([.B$1]))=[.B$1];&quot;Yes&quot;;&quot;No&quot;);&quot;&quot;;&quot;NO&quot;)">
            <text:p/>
          </table:table-cell>
          <table:table-cell table:formula="of:=IF(IF(LEFT(TRIM([$Translations.$B667]);LEN([.C$1]))=[.C$1];&quot;Yes&quot;;&quot;No&quot;)=IF(LEFT(TRIM([$Translations.$C667]);LEN([.C$1]))=[.C$1];&quot;Yes&quot;;&quot;No&quot;);&quot;&quot;;&quot;NO&quot;)">
            <text:p/>
          </table:table-cell>
          <table:table-cell table:formula="of:=IF(IF(LEFT(TRIM([$Translations.$B667]);LEN([.D$1]))=[.D$1];&quot;Yes&quot;;&quot;No&quot;)=IF(LEFT(TRIM([$Translations.$C667]);LEN([.D$1]))=[.D$1];&quot;Yes&quot;;&quot;No&quot;);&quot;&quot;;&quot;NO&quot;)">
            <text:p/>
          </table:table-cell>
          <table:table-cell table:formula="of:=IF(IF(LEFT(TRIM([$Translations.$B667]);LEN([.E$1]))=[.E$1];&quot;Yes&quot;;&quot;No&quot;)=IF(LEFT(TRIM([$Translations.$C667]);LEN([.E$1]))=[.E$1];&quot;Yes&quot;;&quot;No&quot;);&quot;&quot;;&quot;NO&quot;)">
            <text:p/>
          </table:table-cell>
          <table:table-cell table:formula="of:=IF(IF(LEFT(TRIM([$Translations.$B667]);LEN([.F$1]))=[.F$1];&quot;Yes&quot;;&quot;No&quot;)=IF(LEFT(TRIM([$Translations.$C667]);LEN([.F$1]))=[.F$1];&quot;Yes&quot;;&quot;No&quot;);&quot;&quot;;&quot;NO&quot;)">
            <text:p/>
          </table:table-cell>
          <table:table-cell table:formula="of:=IF(IF(LEFT(TRIM([$Translations.$B667]);LEN([.G$1]))=[.G$1];&quot;Yes&quot;;&quot;No&quot;)=IF(LEFT(TRIM([$Translations.$C667]);LEN([.G$1]))=[.G$1];&quot;Yes&quot;;&quot;No&quot;);&quot;&quot;;&quot;NO&quot;)">
            <text:p/>
          </table:table-cell>
        </table:table-row>
        <table:table-row table:style-name="ro8">
          <table:table-cell table:formula="of:=IF(IF(LEFT(TRIM([$Translations.$B668]);LEN([.A$1]))=[.A$1];&quot;Yes&quot;;&quot;No&quot;)=IF(LEFT(TRIM([$Translations.$C668]);LEN([.A$1]))=[.A$1];&quot;Yes&quot;;&quot;No&quot;);&quot;&quot;;&quot;NO&quot;)">
            <text:p/>
          </table:table-cell>
          <table:table-cell table:formula="of:=IF(IF(LEFT(TRIM([$Translations.$B668]);LEN([.B$1]))=[.B$1];&quot;Yes&quot;;&quot;No&quot;)=IF(LEFT(TRIM([$Translations.$C668]);LEN([.B$1]))=[.B$1];&quot;Yes&quot;;&quot;No&quot;);&quot;&quot;;&quot;NO&quot;)">
            <text:p/>
          </table:table-cell>
          <table:table-cell table:formula="of:=IF(IF(LEFT(TRIM([$Translations.$B668]);LEN([.C$1]))=[.C$1];&quot;Yes&quot;;&quot;No&quot;)=IF(LEFT(TRIM([$Translations.$C668]);LEN([.C$1]))=[.C$1];&quot;Yes&quot;;&quot;No&quot;);&quot;&quot;;&quot;NO&quot;)">
            <text:p/>
          </table:table-cell>
          <table:table-cell table:formula="of:=IF(IF(LEFT(TRIM([$Translations.$B668]);LEN([.D$1]))=[.D$1];&quot;Yes&quot;;&quot;No&quot;)=IF(LEFT(TRIM([$Translations.$C668]);LEN([.D$1]))=[.D$1];&quot;Yes&quot;;&quot;No&quot;);&quot;&quot;;&quot;NO&quot;)">
            <text:p/>
          </table:table-cell>
          <table:table-cell table:formula="of:=IF(IF(LEFT(TRIM([$Translations.$B668]);LEN([.E$1]))=[.E$1];&quot;Yes&quot;;&quot;No&quot;)=IF(LEFT(TRIM([$Translations.$C668]);LEN([.E$1]))=[.E$1];&quot;Yes&quot;;&quot;No&quot;);&quot;&quot;;&quot;NO&quot;)">
            <text:p/>
          </table:table-cell>
          <table:table-cell table:formula="of:=IF(IF(LEFT(TRIM([$Translations.$B668]);LEN([.F$1]))=[.F$1];&quot;Yes&quot;;&quot;No&quot;)=IF(LEFT(TRIM([$Translations.$C668]);LEN([.F$1]))=[.F$1];&quot;Yes&quot;;&quot;No&quot;);&quot;&quot;;&quot;NO&quot;)">
            <text:p/>
          </table:table-cell>
          <table:table-cell table:formula="of:=IF(IF(LEFT(TRIM([$Translations.$B668]);LEN([.G$1]))=[.G$1];&quot;Yes&quot;;&quot;No&quot;)=IF(LEFT(TRIM([$Translations.$C668]);LEN([.G$1]))=[.G$1];&quot;Yes&quot;;&quot;No&quot;);&quot;&quot;;&quot;NO&quot;)">
            <text:p/>
          </table:table-cell>
        </table:table-row>
        <table:table-row table:style-name="ro8">
          <table:table-cell table:formula="of:=IF(IF(LEFT(TRIM([$Translations.$B669]);LEN([.A$1]))=[.A$1];&quot;Yes&quot;;&quot;No&quot;)=IF(LEFT(TRIM([$Translations.$C669]);LEN([.A$1]))=[.A$1];&quot;Yes&quot;;&quot;No&quot;);&quot;&quot;;&quot;NO&quot;)">
            <text:p/>
          </table:table-cell>
          <table:table-cell table:formula="of:=IF(IF(LEFT(TRIM([$Translations.$B669]);LEN([.B$1]))=[.B$1];&quot;Yes&quot;;&quot;No&quot;)=IF(LEFT(TRIM([$Translations.$C669]);LEN([.B$1]))=[.B$1];&quot;Yes&quot;;&quot;No&quot;);&quot;&quot;;&quot;NO&quot;)">
            <text:p/>
          </table:table-cell>
          <table:table-cell table:formula="of:=IF(IF(LEFT(TRIM([$Translations.$B669]);LEN([.C$1]))=[.C$1];&quot;Yes&quot;;&quot;No&quot;)=IF(LEFT(TRIM([$Translations.$C669]);LEN([.C$1]))=[.C$1];&quot;Yes&quot;;&quot;No&quot;);&quot;&quot;;&quot;NO&quot;)">
            <text:p/>
          </table:table-cell>
          <table:table-cell table:formula="of:=IF(IF(LEFT(TRIM([$Translations.$B669]);LEN([.D$1]))=[.D$1];&quot;Yes&quot;;&quot;No&quot;)=IF(LEFT(TRIM([$Translations.$C669]);LEN([.D$1]))=[.D$1];&quot;Yes&quot;;&quot;No&quot;);&quot;&quot;;&quot;NO&quot;)">
            <text:p/>
          </table:table-cell>
          <table:table-cell table:formula="of:=IF(IF(LEFT(TRIM([$Translations.$B669]);LEN([.E$1]))=[.E$1];&quot;Yes&quot;;&quot;No&quot;)=IF(LEFT(TRIM([$Translations.$C669]);LEN([.E$1]))=[.E$1];&quot;Yes&quot;;&quot;No&quot;);&quot;&quot;;&quot;NO&quot;)">
            <text:p/>
          </table:table-cell>
          <table:table-cell table:formula="of:=IF(IF(LEFT(TRIM([$Translations.$B669]);LEN([.F$1]))=[.F$1];&quot;Yes&quot;;&quot;No&quot;)=IF(LEFT(TRIM([$Translations.$C669]);LEN([.F$1]))=[.F$1];&quot;Yes&quot;;&quot;No&quot;);&quot;&quot;;&quot;NO&quot;)">
            <text:p/>
          </table:table-cell>
          <table:table-cell table:formula="of:=IF(IF(LEFT(TRIM([$Translations.$B669]);LEN([.G$1]))=[.G$1];&quot;Yes&quot;;&quot;No&quot;)=IF(LEFT(TRIM([$Translations.$C669]);LEN([.G$1]))=[.G$1];&quot;Yes&quot;;&quot;No&quot;);&quot;&quot;;&quot;NO&quot;)">
            <text:p/>
          </table:table-cell>
        </table:table-row>
        <table:table-row table:style-name="ro8">
          <table:table-cell table:formula="of:=IF(IF(LEFT(TRIM([$Translations.$B670]);LEN([.A$1]))=[.A$1];&quot;Yes&quot;;&quot;No&quot;)=IF(LEFT(TRIM([$Translations.$C670]);LEN([.A$1]))=[.A$1];&quot;Yes&quot;;&quot;No&quot;);&quot;&quot;;&quot;NO&quot;)">
            <text:p/>
          </table:table-cell>
          <table:table-cell table:formula="of:=IF(IF(LEFT(TRIM([$Translations.$B670]);LEN([.B$1]))=[.B$1];&quot;Yes&quot;;&quot;No&quot;)=IF(LEFT(TRIM([$Translations.$C670]);LEN([.B$1]))=[.B$1];&quot;Yes&quot;;&quot;No&quot;);&quot;&quot;;&quot;NO&quot;)">
            <text:p/>
          </table:table-cell>
          <table:table-cell table:formula="of:=IF(IF(LEFT(TRIM([$Translations.$B670]);LEN([.C$1]))=[.C$1];&quot;Yes&quot;;&quot;No&quot;)=IF(LEFT(TRIM([$Translations.$C670]);LEN([.C$1]))=[.C$1];&quot;Yes&quot;;&quot;No&quot;);&quot;&quot;;&quot;NO&quot;)">
            <text:p/>
          </table:table-cell>
          <table:table-cell table:formula="of:=IF(IF(LEFT(TRIM([$Translations.$B670]);LEN([.D$1]))=[.D$1];&quot;Yes&quot;;&quot;No&quot;)=IF(LEFT(TRIM([$Translations.$C670]);LEN([.D$1]))=[.D$1];&quot;Yes&quot;;&quot;No&quot;);&quot;&quot;;&quot;NO&quot;)">
            <text:p/>
          </table:table-cell>
          <table:table-cell table:formula="of:=IF(IF(LEFT(TRIM([$Translations.$B670]);LEN([.E$1]))=[.E$1];&quot;Yes&quot;;&quot;No&quot;)=IF(LEFT(TRIM([$Translations.$C670]);LEN([.E$1]))=[.E$1];&quot;Yes&quot;;&quot;No&quot;);&quot;&quot;;&quot;NO&quot;)">
            <text:p/>
          </table:table-cell>
          <table:table-cell table:formula="of:=IF(IF(LEFT(TRIM([$Translations.$B670]);LEN([.F$1]))=[.F$1];&quot;Yes&quot;;&quot;No&quot;)=IF(LEFT(TRIM([$Translations.$C670]);LEN([.F$1]))=[.F$1];&quot;Yes&quot;;&quot;No&quot;);&quot;&quot;;&quot;NO&quot;)">
            <text:p/>
          </table:table-cell>
          <table:table-cell table:formula="of:=IF(IF(LEFT(TRIM([$Translations.$B670]);LEN([.G$1]))=[.G$1];&quot;Yes&quot;;&quot;No&quot;)=IF(LEFT(TRIM([$Translations.$C670]);LEN([.G$1]))=[.G$1];&quot;Yes&quot;;&quot;No&quot;);&quot;&quot;;&quot;NO&quot;)">
            <text:p/>
          </table:table-cell>
        </table:table-row>
        <table:table-row table:style-name="ro8">
          <table:table-cell table:formula="of:=IF(IF(LEFT(TRIM([$Translations.$B671]);LEN([.A$1]))=[.A$1];&quot;Yes&quot;;&quot;No&quot;)=IF(LEFT(TRIM([$Translations.$C671]);LEN([.A$1]))=[.A$1];&quot;Yes&quot;;&quot;No&quot;);&quot;&quot;;&quot;NO&quot;)">
            <text:p/>
          </table:table-cell>
          <table:table-cell table:formula="of:=IF(IF(LEFT(TRIM([$Translations.$B671]);LEN([.B$1]))=[.B$1];&quot;Yes&quot;;&quot;No&quot;)=IF(LEFT(TRIM([$Translations.$C671]);LEN([.B$1]))=[.B$1];&quot;Yes&quot;;&quot;No&quot;);&quot;&quot;;&quot;NO&quot;)">
            <text:p/>
          </table:table-cell>
          <table:table-cell table:formula="of:=IF(IF(LEFT(TRIM([$Translations.$B671]);LEN([.C$1]))=[.C$1];&quot;Yes&quot;;&quot;No&quot;)=IF(LEFT(TRIM([$Translations.$C671]);LEN([.C$1]))=[.C$1];&quot;Yes&quot;;&quot;No&quot;);&quot;&quot;;&quot;NO&quot;)">
            <text:p/>
          </table:table-cell>
          <table:table-cell table:formula="of:=IF(IF(LEFT(TRIM([$Translations.$B671]);LEN([.D$1]))=[.D$1];&quot;Yes&quot;;&quot;No&quot;)=IF(LEFT(TRIM([$Translations.$C671]);LEN([.D$1]))=[.D$1];&quot;Yes&quot;;&quot;No&quot;);&quot;&quot;;&quot;NO&quot;)">
            <text:p/>
          </table:table-cell>
          <table:table-cell table:formula="of:=IF(IF(LEFT(TRIM([$Translations.$B671]);LEN([.E$1]))=[.E$1];&quot;Yes&quot;;&quot;No&quot;)=IF(LEFT(TRIM([$Translations.$C671]);LEN([.E$1]))=[.E$1];&quot;Yes&quot;;&quot;No&quot;);&quot;&quot;;&quot;NO&quot;)">
            <text:p/>
          </table:table-cell>
          <table:table-cell table:formula="of:=IF(IF(LEFT(TRIM([$Translations.$B671]);LEN([.F$1]))=[.F$1];&quot;Yes&quot;;&quot;No&quot;)=IF(LEFT(TRIM([$Translations.$C671]);LEN([.F$1]))=[.F$1];&quot;Yes&quot;;&quot;No&quot;);&quot;&quot;;&quot;NO&quot;)">
            <text:p/>
          </table:table-cell>
          <table:table-cell table:formula="of:=IF(IF(LEFT(TRIM([$Translations.$B671]);LEN([.G$1]))=[.G$1];&quot;Yes&quot;;&quot;No&quot;)=IF(LEFT(TRIM([$Translations.$C671]);LEN([.G$1]))=[.G$1];&quot;Yes&quot;;&quot;No&quot;);&quot;&quot;;&quot;NO&quot;)">
            <text:p/>
          </table:table-cell>
        </table:table-row>
        <table:table-row table:style-name="ro8">
          <table:table-cell table:formula="of:=IF(IF(LEFT(TRIM([$Translations.$B672]);LEN([.A$1]))=[.A$1];&quot;Yes&quot;;&quot;No&quot;)=IF(LEFT(TRIM([$Translations.$C672]);LEN([.A$1]))=[.A$1];&quot;Yes&quot;;&quot;No&quot;);&quot;&quot;;&quot;NO&quot;)">
            <text:p/>
          </table:table-cell>
          <table:table-cell table:formula="of:=IF(IF(LEFT(TRIM([$Translations.$B672]);LEN([.B$1]))=[.B$1];&quot;Yes&quot;;&quot;No&quot;)=IF(LEFT(TRIM([$Translations.$C672]);LEN([.B$1]))=[.B$1];&quot;Yes&quot;;&quot;No&quot;);&quot;&quot;;&quot;NO&quot;)">
            <text:p/>
          </table:table-cell>
          <table:table-cell table:formula="of:=IF(IF(LEFT(TRIM([$Translations.$B672]);LEN([.C$1]))=[.C$1];&quot;Yes&quot;;&quot;No&quot;)=IF(LEFT(TRIM([$Translations.$C672]);LEN([.C$1]))=[.C$1];&quot;Yes&quot;;&quot;No&quot;);&quot;&quot;;&quot;NO&quot;)">
            <text:p/>
          </table:table-cell>
          <table:table-cell table:formula="of:=IF(IF(LEFT(TRIM([$Translations.$B672]);LEN([.D$1]))=[.D$1];&quot;Yes&quot;;&quot;No&quot;)=IF(LEFT(TRIM([$Translations.$C672]);LEN([.D$1]))=[.D$1];&quot;Yes&quot;;&quot;No&quot;);&quot;&quot;;&quot;NO&quot;)">
            <text:p/>
          </table:table-cell>
          <table:table-cell table:formula="of:=IF(IF(LEFT(TRIM([$Translations.$B672]);LEN([.E$1]))=[.E$1];&quot;Yes&quot;;&quot;No&quot;)=IF(LEFT(TRIM([$Translations.$C672]);LEN([.E$1]))=[.E$1];&quot;Yes&quot;;&quot;No&quot;);&quot;&quot;;&quot;NO&quot;)">
            <text:p/>
          </table:table-cell>
          <table:table-cell table:formula="of:=IF(IF(LEFT(TRIM([$Translations.$B672]);LEN([.F$1]))=[.F$1];&quot;Yes&quot;;&quot;No&quot;)=IF(LEFT(TRIM([$Translations.$C672]);LEN([.F$1]))=[.F$1];&quot;Yes&quot;;&quot;No&quot;);&quot;&quot;;&quot;NO&quot;)">
            <text:p/>
          </table:table-cell>
          <table:table-cell table:formula="of:=IF(IF(LEFT(TRIM([$Translations.$B672]);LEN([.G$1]))=[.G$1];&quot;Yes&quot;;&quot;No&quot;)=IF(LEFT(TRIM([$Translations.$C672]);LEN([.G$1]))=[.G$1];&quot;Yes&quot;;&quot;No&quot;);&quot;&quot;;&quot;NO&quot;)">
            <text:p/>
          </table:table-cell>
        </table:table-row>
        <table:table-row table:style-name="ro8">
          <table:table-cell table:formula="of:=IF(IF(LEFT(TRIM([$Translations.$B673]);LEN([.A$1]))=[.A$1];&quot;Yes&quot;;&quot;No&quot;)=IF(LEFT(TRIM([$Translations.$C673]);LEN([.A$1]))=[.A$1];&quot;Yes&quot;;&quot;No&quot;);&quot;&quot;;&quot;NO&quot;)">
            <text:p/>
          </table:table-cell>
          <table:table-cell table:formula="of:=IF(IF(LEFT(TRIM([$Translations.$B673]);LEN([.B$1]))=[.B$1];&quot;Yes&quot;;&quot;No&quot;)=IF(LEFT(TRIM([$Translations.$C673]);LEN([.B$1]))=[.B$1];&quot;Yes&quot;;&quot;No&quot;);&quot;&quot;;&quot;NO&quot;)">
            <text:p/>
          </table:table-cell>
          <table:table-cell table:formula="of:=IF(IF(LEFT(TRIM([$Translations.$B673]);LEN([.C$1]))=[.C$1];&quot;Yes&quot;;&quot;No&quot;)=IF(LEFT(TRIM([$Translations.$C673]);LEN([.C$1]))=[.C$1];&quot;Yes&quot;;&quot;No&quot;);&quot;&quot;;&quot;NO&quot;)">
            <text:p/>
          </table:table-cell>
          <table:table-cell table:formula="of:=IF(IF(LEFT(TRIM([$Translations.$B673]);LEN([.D$1]))=[.D$1];&quot;Yes&quot;;&quot;No&quot;)=IF(LEFT(TRIM([$Translations.$C673]);LEN([.D$1]))=[.D$1];&quot;Yes&quot;;&quot;No&quot;);&quot;&quot;;&quot;NO&quot;)">
            <text:p/>
          </table:table-cell>
          <table:table-cell table:formula="of:=IF(IF(LEFT(TRIM([$Translations.$B673]);LEN([.E$1]))=[.E$1];&quot;Yes&quot;;&quot;No&quot;)=IF(LEFT(TRIM([$Translations.$C673]);LEN([.E$1]))=[.E$1];&quot;Yes&quot;;&quot;No&quot;);&quot;&quot;;&quot;NO&quot;)">
            <text:p/>
          </table:table-cell>
          <table:table-cell table:formula="of:=IF(IF(LEFT(TRIM([$Translations.$B673]);LEN([.F$1]))=[.F$1];&quot;Yes&quot;;&quot;No&quot;)=IF(LEFT(TRIM([$Translations.$C673]);LEN([.F$1]))=[.F$1];&quot;Yes&quot;;&quot;No&quot;);&quot;&quot;;&quot;NO&quot;)">
            <text:p/>
          </table:table-cell>
          <table:table-cell table:formula="of:=IF(IF(LEFT(TRIM([$Translations.$B673]);LEN([.G$1]))=[.G$1];&quot;Yes&quot;;&quot;No&quot;)=IF(LEFT(TRIM([$Translations.$C673]);LEN([.G$1]))=[.G$1];&quot;Yes&quot;;&quot;No&quot;);&quot;&quot;;&quot;NO&quot;)">
            <text:p/>
          </table:table-cell>
        </table:table-row>
        <table:table-row table:style-name="ro8">
          <table:table-cell table:formula="of:=IF(IF(LEFT(TRIM([$Translations.$B674]);LEN([.A$1]))=[.A$1];&quot;Yes&quot;;&quot;No&quot;)=IF(LEFT(TRIM([$Translations.$C674]);LEN([.A$1]))=[.A$1];&quot;Yes&quot;;&quot;No&quot;);&quot;&quot;;&quot;NO&quot;)">
            <text:p/>
          </table:table-cell>
          <table:table-cell table:formula="of:=IF(IF(LEFT(TRIM([$Translations.$B674]);LEN([.B$1]))=[.B$1];&quot;Yes&quot;;&quot;No&quot;)=IF(LEFT(TRIM([$Translations.$C674]);LEN([.B$1]))=[.B$1];&quot;Yes&quot;;&quot;No&quot;);&quot;&quot;;&quot;NO&quot;)">
            <text:p/>
          </table:table-cell>
          <table:table-cell table:formula="of:=IF(IF(LEFT(TRIM([$Translations.$B674]);LEN([.C$1]))=[.C$1];&quot;Yes&quot;;&quot;No&quot;)=IF(LEFT(TRIM([$Translations.$C674]);LEN([.C$1]))=[.C$1];&quot;Yes&quot;;&quot;No&quot;);&quot;&quot;;&quot;NO&quot;)">
            <text:p/>
          </table:table-cell>
          <table:table-cell table:formula="of:=IF(IF(LEFT(TRIM([$Translations.$B674]);LEN([.D$1]))=[.D$1];&quot;Yes&quot;;&quot;No&quot;)=IF(LEFT(TRIM([$Translations.$C674]);LEN([.D$1]))=[.D$1];&quot;Yes&quot;;&quot;No&quot;);&quot;&quot;;&quot;NO&quot;)">
            <text:p/>
          </table:table-cell>
          <table:table-cell table:formula="of:=IF(IF(LEFT(TRIM([$Translations.$B674]);LEN([.E$1]))=[.E$1];&quot;Yes&quot;;&quot;No&quot;)=IF(LEFT(TRIM([$Translations.$C674]);LEN([.E$1]))=[.E$1];&quot;Yes&quot;;&quot;No&quot;);&quot;&quot;;&quot;NO&quot;)">
            <text:p/>
          </table:table-cell>
          <table:table-cell table:formula="of:=IF(IF(LEFT(TRIM([$Translations.$B674]);LEN([.F$1]))=[.F$1];&quot;Yes&quot;;&quot;No&quot;)=IF(LEFT(TRIM([$Translations.$C674]);LEN([.F$1]))=[.F$1];&quot;Yes&quot;;&quot;No&quot;);&quot;&quot;;&quot;NO&quot;)">
            <text:p/>
          </table:table-cell>
          <table:table-cell table:formula="of:=IF(IF(LEFT(TRIM([$Translations.$B674]);LEN([.G$1]))=[.G$1];&quot;Yes&quot;;&quot;No&quot;)=IF(LEFT(TRIM([$Translations.$C674]);LEN([.G$1]))=[.G$1];&quot;Yes&quot;;&quot;No&quot;);&quot;&quot;;&quot;NO&quot;)">
            <text:p/>
          </table:table-cell>
        </table:table-row>
        <table:table-row table:style-name="ro8">
          <table:table-cell table:formula="of:=IF(IF(LEFT(TRIM([$Translations.$B675]);LEN([.A$1]))=[.A$1];&quot;Yes&quot;;&quot;No&quot;)=IF(LEFT(TRIM([$Translations.$C675]);LEN([.A$1]))=[.A$1];&quot;Yes&quot;;&quot;No&quot;);&quot;&quot;;&quot;NO&quot;)">
            <text:p/>
          </table:table-cell>
          <table:table-cell table:formula="of:=IF(IF(LEFT(TRIM([$Translations.$B675]);LEN([.B$1]))=[.B$1];&quot;Yes&quot;;&quot;No&quot;)=IF(LEFT(TRIM([$Translations.$C675]);LEN([.B$1]))=[.B$1];&quot;Yes&quot;;&quot;No&quot;);&quot;&quot;;&quot;NO&quot;)">
            <text:p/>
          </table:table-cell>
          <table:table-cell table:formula="of:=IF(IF(LEFT(TRIM([$Translations.$B675]);LEN([.C$1]))=[.C$1];&quot;Yes&quot;;&quot;No&quot;)=IF(LEFT(TRIM([$Translations.$C675]);LEN([.C$1]))=[.C$1];&quot;Yes&quot;;&quot;No&quot;);&quot;&quot;;&quot;NO&quot;)">
            <text:p/>
          </table:table-cell>
          <table:table-cell table:formula="of:=IF(IF(LEFT(TRIM([$Translations.$B675]);LEN([.D$1]))=[.D$1];&quot;Yes&quot;;&quot;No&quot;)=IF(LEFT(TRIM([$Translations.$C675]);LEN([.D$1]))=[.D$1];&quot;Yes&quot;;&quot;No&quot;);&quot;&quot;;&quot;NO&quot;)">
            <text:p/>
          </table:table-cell>
          <table:table-cell table:formula="of:=IF(IF(LEFT(TRIM([$Translations.$B675]);LEN([.E$1]))=[.E$1];&quot;Yes&quot;;&quot;No&quot;)=IF(LEFT(TRIM([$Translations.$C675]);LEN([.E$1]))=[.E$1];&quot;Yes&quot;;&quot;No&quot;);&quot;&quot;;&quot;NO&quot;)">
            <text:p/>
          </table:table-cell>
          <table:table-cell table:formula="of:=IF(IF(LEFT(TRIM([$Translations.$B675]);LEN([.F$1]))=[.F$1];&quot;Yes&quot;;&quot;No&quot;)=IF(LEFT(TRIM([$Translations.$C675]);LEN([.F$1]))=[.F$1];&quot;Yes&quot;;&quot;No&quot;);&quot;&quot;;&quot;NO&quot;)">
            <text:p/>
          </table:table-cell>
          <table:table-cell table:formula="of:=IF(IF(LEFT(TRIM([$Translations.$B675]);LEN([.G$1]))=[.G$1];&quot;Yes&quot;;&quot;No&quot;)=IF(LEFT(TRIM([$Translations.$C675]);LEN([.G$1]))=[.G$1];&quot;Yes&quot;;&quot;No&quot;);&quot;&quot;;&quot;NO&quot;)">
            <text:p/>
          </table:table-cell>
        </table:table-row>
        <table:table-row table:style-name="ro8">
          <table:table-cell table:formula="of:=IF(IF(LEFT(TRIM([$Translations.$B676]);LEN([.A$1]))=[.A$1];&quot;Yes&quot;;&quot;No&quot;)=IF(LEFT(TRIM([$Translations.$C676]);LEN([.A$1]))=[.A$1];&quot;Yes&quot;;&quot;No&quot;);&quot;&quot;;&quot;NO&quot;)">
            <text:p/>
          </table:table-cell>
          <table:table-cell table:formula="of:=IF(IF(LEFT(TRIM([$Translations.$B676]);LEN([.B$1]))=[.B$1];&quot;Yes&quot;;&quot;No&quot;)=IF(LEFT(TRIM([$Translations.$C676]);LEN([.B$1]))=[.B$1];&quot;Yes&quot;;&quot;No&quot;);&quot;&quot;;&quot;NO&quot;)">
            <text:p/>
          </table:table-cell>
          <table:table-cell table:formula="of:=IF(IF(LEFT(TRIM([$Translations.$B676]);LEN([.C$1]))=[.C$1];&quot;Yes&quot;;&quot;No&quot;)=IF(LEFT(TRIM([$Translations.$C676]);LEN([.C$1]))=[.C$1];&quot;Yes&quot;;&quot;No&quot;);&quot;&quot;;&quot;NO&quot;)">
            <text:p/>
          </table:table-cell>
          <table:table-cell table:formula="of:=IF(IF(LEFT(TRIM([$Translations.$B676]);LEN([.D$1]))=[.D$1];&quot;Yes&quot;;&quot;No&quot;)=IF(LEFT(TRIM([$Translations.$C676]);LEN([.D$1]))=[.D$1];&quot;Yes&quot;;&quot;No&quot;);&quot;&quot;;&quot;NO&quot;)">
            <text:p/>
          </table:table-cell>
          <table:table-cell table:formula="of:=IF(IF(LEFT(TRIM([$Translations.$B676]);LEN([.E$1]))=[.E$1];&quot;Yes&quot;;&quot;No&quot;)=IF(LEFT(TRIM([$Translations.$C676]);LEN([.E$1]))=[.E$1];&quot;Yes&quot;;&quot;No&quot;);&quot;&quot;;&quot;NO&quot;)">
            <text:p/>
          </table:table-cell>
          <table:table-cell table:formula="of:=IF(IF(LEFT(TRIM([$Translations.$B676]);LEN([.F$1]))=[.F$1];&quot;Yes&quot;;&quot;No&quot;)=IF(LEFT(TRIM([$Translations.$C676]);LEN([.F$1]))=[.F$1];&quot;Yes&quot;;&quot;No&quot;);&quot;&quot;;&quot;NO&quot;)">
            <text:p/>
          </table:table-cell>
          <table:table-cell table:formula="of:=IF(IF(LEFT(TRIM([$Translations.$B676]);LEN([.G$1]))=[.G$1];&quot;Yes&quot;;&quot;No&quot;)=IF(LEFT(TRIM([$Translations.$C676]);LEN([.G$1]))=[.G$1];&quot;Yes&quot;;&quot;No&quot;);&quot;&quot;;&quot;NO&quot;)">
            <text:p/>
          </table:table-cell>
        </table:table-row>
        <table:table-row table:style-name="ro8">
          <table:table-cell table:formula="of:=IF(IF(LEFT(TRIM([$Translations.$B677]);LEN([.A$1]))=[.A$1];&quot;Yes&quot;;&quot;No&quot;)=IF(LEFT(TRIM([$Translations.$C677]);LEN([.A$1]))=[.A$1];&quot;Yes&quot;;&quot;No&quot;);&quot;&quot;;&quot;NO&quot;)">
            <text:p/>
          </table:table-cell>
          <table:table-cell table:formula="of:=IF(IF(LEFT(TRIM([$Translations.$B677]);LEN([.B$1]))=[.B$1];&quot;Yes&quot;;&quot;No&quot;)=IF(LEFT(TRIM([$Translations.$C677]);LEN([.B$1]))=[.B$1];&quot;Yes&quot;;&quot;No&quot;);&quot;&quot;;&quot;NO&quot;)">
            <text:p/>
          </table:table-cell>
          <table:table-cell table:formula="of:=IF(IF(LEFT(TRIM([$Translations.$B677]);LEN([.C$1]))=[.C$1];&quot;Yes&quot;;&quot;No&quot;)=IF(LEFT(TRIM([$Translations.$C677]);LEN([.C$1]))=[.C$1];&quot;Yes&quot;;&quot;No&quot;);&quot;&quot;;&quot;NO&quot;)">
            <text:p/>
          </table:table-cell>
          <table:table-cell table:formula="of:=IF(IF(LEFT(TRIM([$Translations.$B677]);LEN([.D$1]))=[.D$1];&quot;Yes&quot;;&quot;No&quot;)=IF(LEFT(TRIM([$Translations.$C677]);LEN([.D$1]))=[.D$1];&quot;Yes&quot;;&quot;No&quot;);&quot;&quot;;&quot;NO&quot;)">
            <text:p/>
          </table:table-cell>
          <table:table-cell table:formula="of:=IF(IF(LEFT(TRIM([$Translations.$B677]);LEN([.E$1]))=[.E$1];&quot;Yes&quot;;&quot;No&quot;)=IF(LEFT(TRIM([$Translations.$C677]);LEN([.E$1]))=[.E$1];&quot;Yes&quot;;&quot;No&quot;);&quot;&quot;;&quot;NO&quot;)">
            <text:p/>
          </table:table-cell>
          <table:table-cell table:formula="of:=IF(IF(LEFT(TRIM([$Translations.$B677]);LEN([.F$1]))=[.F$1];&quot;Yes&quot;;&quot;No&quot;)=IF(LEFT(TRIM([$Translations.$C677]);LEN([.F$1]))=[.F$1];&quot;Yes&quot;;&quot;No&quot;);&quot;&quot;;&quot;NO&quot;)">
            <text:p/>
          </table:table-cell>
          <table:table-cell table:formula="of:=IF(IF(LEFT(TRIM([$Translations.$B677]);LEN([.G$1]))=[.G$1];&quot;Yes&quot;;&quot;No&quot;)=IF(LEFT(TRIM([$Translations.$C677]);LEN([.G$1]))=[.G$1];&quot;Yes&quot;;&quot;No&quot;);&quot;&quot;;&quot;NO&quot;)">
            <text:p/>
          </table:table-cell>
        </table:table-row>
        <table:table-row table:style-name="ro8">
          <table:table-cell table:formula="of:=IF(IF(LEFT(TRIM([$Translations.$B678]);LEN([.A$1]))=[.A$1];&quot;Yes&quot;;&quot;No&quot;)=IF(LEFT(TRIM([$Translations.$C678]);LEN([.A$1]))=[.A$1];&quot;Yes&quot;;&quot;No&quot;);&quot;&quot;;&quot;NO&quot;)">
            <text:p/>
          </table:table-cell>
          <table:table-cell table:formula="of:=IF(IF(LEFT(TRIM([$Translations.$B678]);LEN([.B$1]))=[.B$1];&quot;Yes&quot;;&quot;No&quot;)=IF(LEFT(TRIM([$Translations.$C678]);LEN([.B$1]))=[.B$1];&quot;Yes&quot;;&quot;No&quot;);&quot;&quot;;&quot;NO&quot;)">
            <text:p/>
          </table:table-cell>
          <table:table-cell table:formula="of:=IF(IF(LEFT(TRIM([$Translations.$B678]);LEN([.C$1]))=[.C$1];&quot;Yes&quot;;&quot;No&quot;)=IF(LEFT(TRIM([$Translations.$C678]);LEN([.C$1]))=[.C$1];&quot;Yes&quot;;&quot;No&quot;);&quot;&quot;;&quot;NO&quot;)">
            <text:p/>
          </table:table-cell>
          <table:table-cell table:formula="of:=IF(IF(LEFT(TRIM([$Translations.$B678]);LEN([.D$1]))=[.D$1];&quot;Yes&quot;;&quot;No&quot;)=IF(LEFT(TRIM([$Translations.$C678]);LEN([.D$1]))=[.D$1];&quot;Yes&quot;;&quot;No&quot;);&quot;&quot;;&quot;NO&quot;)">
            <text:p/>
          </table:table-cell>
          <table:table-cell table:formula="of:=IF(IF(LEFT(TRIM([$Translations.$B678]);LEN([.E$1]))=[.E$1];&quot;Yes&quot;;&quot;No&quot;)=IF(LEFT(TRIM([$Translations.$C678]);LEN([.E$1]))=[.E$1];&quot;Yes&quot;;&quot;No&quot;);&quot;&quot;;&quot;NO&quot;)">
            <text:p/>
          </table:table-cell>
          <table:table-cell table:formula="of:=IF(IF(LEFT(TRIM([$Translations.$B678]);LEN([.F$1]))=[.F$1];&quot;Yes&quot;;&quot;No&quot;)=IF(LEFT(TRIM([$Translations.$C678]);LEN([.F$1]))=[.F$1];&quot;Yes&quot;;&quot;No&quot;);&quot;&quot;;&quot;NO&quot;)">
            <text:p/>
          </table:table-cell>
          <table:table-cell table:formula="of:=IF(IF(LEFT(TRIM([$Translations.$B678]);LEN([.G$1]))=[.G$1];&quot;Yes&quot;;&quot;No&quot;)=IF(LEFT(TRIM([$Translations.$C678]);LEN([.G$1]))=[.G$1];&quot;Yes&quot;;&quot;No&quot;);&quot;&quot;;&quot;NO&quot;)">
            <text:p/>
          </table:table-cell>
        </table:table-row>
        <table:table-row table:style-name="ro8">
          <table:table-cell table:formula="of:=IF(IF(LEFT(TRIM([$Translations.$B679]);LEN([.A$1]))=[.A$1];&quot;Yes&quot;;&quot;No&quot;)=IF(LEFT(TRIM([$Translations.$C679]);LEN([.A$1]))=[.A$1];&quot;Yes&quot;;&quot;No&quot;);&quot;&quot;;&quot;NO&quot;)">
            <text:p/>
          </table:table-cell>
          <table:table-cell table:formula="of:=IF(IF(LEFT(TRIM([$Translations.$B679]);LEN([.B$1]))=[.B$1];&quot;Yes&quot;;&quot;No&quot;)=IF(LEFT(TRIM([$Translations.$C679]);LEN([.B$1]))=[.B$1];&quot;Yes&quot;;&quot;No&quot;);&quot;&quot;;&quot;NO&quot;)">
            <text:p/>
          </table:table-cell>
          <table:table-cell table:formula="of:=IF(IF(LEFT(TRIM([$Translations.$B679]);LEN([.C$1]))=[.C$1];&quot;Yes&quot;;&quot;No&quot;)=IF(LEFT(TRIM([$Translations.$C679]);LEN([.C$1]))=[.C$1];&quot;Yes&quot;;&quot;No&quot;);&quot;&quot;;&quot;NO&quot;)">
            <text:p/>
          </table:table-cell>
          <table:table-cell table:formula="of:=IF(IF(LEFT(TRIM([$Translations.$B679]);LEN([.D$1]))=[.D$1];&quot;Yes&quot;;&quot;No&quot;)=IF(LEFT(TRIM([$Translations.$C679]);LEN([.D$1]))=[.D$1];&quot;Yes&quot;;&quot;No&quot;);&quot;&quot;;&quot;NO&quot;)">
            <text:p/>
          </table:table-cell>
          <table:table-cell table:formula="of:=IF(IF(LEFT(TRIM([$Translations.$B679]);LEN([.E$1]))=[.E$1];&quot;Yes&quot;;&quot;No&quot;)=IF(LEFT(TRIM([$Translations.$C679]);LEN([.E$1]))=[.E$1];&quot;Yes&quot;;&quot;No&quot;);&quot;&quot;;&quot;NO&quot;)">
            <text:p/>
          </table:table-cell>
          <table:table-cell table:formula="of:=IF(IF(LEFT(TRIM([$Translations.$B679]);LEN([.F$1]))=[.F$1];&quot;Yes&quot;;&quot;No&quot;)=IF(LEFT(TRIM([$Translations.$C679]);LEN([.F$1]))=[.F$1];&quot;Yes&quot;;&quot;No&quot;);&quot;&quot;;&quot;NO&quot;)">
            <text:p/>
          </table:table-cell>
          <table:table-cell table:formula="of:=IF(IF(LEFT(TRIM([$Translations.$B679]);LEN([.G$1]))=[.G$1];&quot;Yes&quot;;&quot;No&quot;)=IF(LEFT(TRIM([$Translations.$C679]);LEN([.G$1]))=[.G$1];&quot;Yes&quot;;&quot;No&quot;);&quot;&quot;;&quot;NO&quot;)">
            <text:p/>
          </table:table-cell>
        </table:table-row>
        <table:table-row table:style-name="ro8">
          <table:table-cell table:formula="of:=IF(IF(LEFT(TRIM([$Translations.$B680]);LEN([.A$1]))=[.A$1];&quot;Yes&quot;;&quot;No&quot;)=IF(LEFT(TRIM([$Translations.$C680]);LEN([.A$1]))=[.A$1];&quot;Yes&quot;;&quot;No&quot;);&quot;&quot;;&quot;NO&quot;)">
            <text:p/>
          </table:table-cell>
          <table:table-cell table:formula="of:=IF(IF(LEFT(TRIM([$Translations.$B680]);LEN([.B$1]))=[.B$1];&quot;Yes&quot;;&quot;No&quot;)=IF(LEFT(TRIM([$Translations.$C680]);LEN([.B$1]))=[.B$1];&quot;Yes&quot;;&quot;No&quot;);&quot;&quot;;&quot;NO&quot;)">
            <text:p/>
          </table:table-cell>
          <table:table-cell table:formula="of:=IF(IF(LEFT(TRIM([$Translations.$B680]);LEN([.C$1]))=[.C$1];&quot;Yes&quot;;&quot;No&quot;)=IF(LEFT(TRIM([$Translations.$C680]);LEN([.C$1]))=[.C$1];&quot;Yes&quot;;&quot;No&quot;);&quot;&quot;;&quot;NO&quot;)">
            <text:p/>
          </table:table-cell>
          <table:table-cell table:formula="of:=IF(IF(LEFT(TRIM([$Translations.$B680]);LEN([.D$1]))=[.D$1];&quot;Yes&quot;;&quot;No&quot;)=IF(LEFT(TRIM([$Translations.$C680]);LEN([.D$1]))=[.D$1];&quot;Yes&quot;;&quot;No&quot;);&quot;&quot;;&quot;NO&quot;)">
            <text:p/>
          </table:table-cell>
          <table:table-cell table:formula="of:=IF(IF(LEFT(TRIM([$Translations.$B680]);LEN([.E$1]))=[.E$1];&quot;Yes&quot;;&quot;No&quot;)=IF(LEFT(TRIM([$Translations.$C680]);LEN([.E$1]))=[.E$1];&quot;Yes&quot;;&quot;No&quot;);&quot;&quot;;&quot;NO&quot;)">
            <text:p/>
          </table:table-cell>
          <table:table-cell table:formula="of:=IF(IF(LEFT(TRIM([$Translations.$B680]);LEN([.F$1]))=[.F$1];&quot;Yes&quot;;&quot;No&quot;)=IF(LEFT(TRIM([$Translations.$C680]);LEN([.F$1]))=[.F$1];&quot;Yes&quot;;&quot;No&quot;);&quot;&quot;;&quot;NO&quot;)">
            <text:p/>
          </table:table-cell>
          <table:table-cell table:formula="of:=IF(IF(LEFT(TRIM([$Translations.$B680]);LEN([.G$1]))=[.G$1];&quot;Yes&quot;;&quot;No&quot;)=IF(LEFT(TRIM([$Translations.$C680]);LEN([.G$1]))=[.G$1];&quot;Yes&quot;;&quot;No&quot;);&quot;&quot;;&quot;NO&quot;)">
            <text:p/>
          </table:table-cell>
        </table:table-row>
        <table:table-row table:style-name="ro8">
          <table:table-cell table:formula="of:=IF(IF(LEFT(TRIM([$Translations.$B681]);LEN([.A$1]))=[.A$1];&quot;Yes&quot;;&quot;No&quot;)=IF(LEFT(TRIM([$Translations.$C681]);LEN([.A$1]))=[.A$1];&quot;Yes&quot;;&quot;No&quot;);&quot;&quot;;&quot;NO&quot;)">
            <text:p/>
          </table:table-cell>
          <table:table-cell table:formula="of:=IF(IF(LEFT(TRIM([$Translations.$B681]);LEN([.B$1]))=[.B$1];&quot;Yes&quot;;&quot;No&quot;)=IF(LEFT(TRIM([$Translations.$C681]);LEN([.B$1]))=[.B$1];&quot;Yes&quot;;&quot;No&quot;);&quot;&quot;;&quot;NO&quot;)">
            <text:p/>
          </table:table-cell>
          <table:table-cell table:formula="of:=IF(IF(LEFT(TRIM([$Translations.$B681]);LEN([.C$1]))=[.C$1];&quot;Yes&quot;;&quot;No&quot;)=IF(LEFT(TRIM([$Translations.$C681]);LEN([.C$1]))=[.C$1];&quot;Yes&quot;;&quot;No&quot;);&quot;&quot;;&quot;NO&quot;)">
            <text:p/>
          </table:table-cell>
          <table:table-cell table:formula="of:=IF(IF(LEFT(TRIM([$Translations.$B681]);LEN([.D$1]))=[.D$1];&quot;Yes&quot;;&quot;No&quot;)=IF(LEFT(TRIM([$Translations.$C681]);LEN([.D$1]))=[.D$1];&quot;Yes&quot;;&quot;No&quot;);&quot;&quot;;&quot;NO&quot;)">
            <text:p/>
          </table:table-cell>
          <table:table-cell table:formula="of:=IF(IF(LEFT(TRIM([$Translations.$B681]);LEN([.E$1]))=[.E$1];&quot;Yes&quot;;&quot;No&quot;)=IF(LEFT(TRIM([$Translations.$C681]);LEN([.E$1]))=[.E$1];&quot;Yes&quot;;&quot;No&quot;);&quot;&quot;;&quot;NO&quot;)">
            <text:p/>
          </table:table-cell>
          <table:table-cell table:formula="of:=IF(IF(LEFT(TRIM([$Translations.$B681]);LEN([.F$1]))=[.F$1];&quot;Yes&quot;;&quot;No&quot;)=IF(LEFT(TRIM([$Translations.$C681]);LEN([.F$1]))=[.F$1];&quot;Yes&quot;;&quot;No&quot;);&quot;&quot;;&quot;NO&quot;)">
            <text:p/>
          </table:table-cell>
          <table:table-cell table:formula="of:=IF(IF(LEFT(TRIM([$Translations.$B681]);LEN([.G$1]))=[.G$1];&quot;Yes&quot;;&quot;No&quot;)=IF(LEFT(TRIM([$Translations.$C681]);LEN([.G$1]))=[.G$1];&quot;Yes&quot;;&quot;No&quot;);&quot;&quot;;&quot;NO&quot;)">
            <text:p/>
          </table:table-cell>
        </table:table-row>
        <table:table-row table:style-name="ro8">
          <table:table-cell table:formula="of:=IF(IF(LEFT(TRIM([$Translations.$B682]);LEN([.A$1]))=[.A$1];&quot;Yes&quot;;&quot;No&quot;)=IF(LEFT(TRIM([$Translations.$C682]);LEN([.A$1]))=[.A$1];&quot;Yes&quot;;&quot;No&quot;);&quot;&quot;;&quot;NO&quot;)">
            <text:p/>
          </table:table-cell>
          <table:table-cell table:formula="of:=IF(IF(LEFT(TRIM([$Translations.$B682]);LEN([.B$1]))=[.B$1];&quot;Yes&quot;;&quot;No&quot;)=IF(LEFT(TRIM([$Translations.$C682]);LEN([.B$1]))=[.B$1];&quot;Yes&quot;;&quot;No&quot;);&quot;&quot;;&quot;NO&quot;)">
            <text:p/>
          </table:table-cell>
          <table:table-cell table:formula="of:=IF(IF(LEFT(TRIM([$Translations.$B682]);LEN([.C$1]))=[.C$1];&quot;Yes&quot;;&quot;No&quot;)=IF(LEFT(TRIM([$Translations.$C682]);LEN([.C$1]))=[.C$1];&quot;Yes&quot;;&quot;No&quot;);&quot;&quot;;&quot;NO&quot;)">
            <text:p/>
          </table:table-cell>
          <table:table-cell table:formula="of:=IF(IF(LEFT(TRIM([$Translations.$B682]);LEN([.D$1]))=[.D$1];&quot;Yes&quot;;&quot;No&quot;)=IF(LEFT(TRIM([$Translations.$C682]);LEN([.D$1]))=[.D$1];&quot;Yes&quot;;&quot;No&quot;);&quot;&quot;;&quot;NO&quot;)">
            <text:p/>
          </table:table-cell>
          <table:table-cell table:formula="of:=IF(IF(LEFT(TRIM([$Translations.$B682]);LEN([.E$1]))=[.E$1];&quot;Yes&quot;;&quot;No&quot;)=IF(LEFT(TRIM([$Translations.$C682]);LEN([.E$1]))=[.E$1];&quot;Yes&quot;;&quot;No&quot;);&quot;&quot;;&quot;NO&quot;)">
            <text:p/>
          </table:table-cell>
          <table:table-cell table:formula="of:=IF(IF(LEFT(TRIM([$Translations.$B682]);LEN([.F$1]))=[.F$1];&quot;Yes&quot;;&quot;No&quot;)=IF(LEFT(TRIM([$Translations.$C682]);LEN([.F$1]))=[.F$1];&quot;Yes&quot;;&quot;No&quot;);&quot;&quot;;&quot;NO&quot;)">
            <text:p/>
          </table:table-cell>
          <table:table-cell table:formula="of:=IF(IF(LEFT(TRIM([$Translations.$B682]);LEN([.G$1]))=[.G$1];&quot;Yes&quot;;&quot;No&quot;)=IF(LEFT(TRIM([$Translations.$C682]);LEN([.G$1]))=[.G$1];&quot;Yes&quot;;&quot;No&quot;);&quot;&quot;;&quot;NO&quot;)">
            <text:p/>
          </table:table-cell>
        </table:table-row>
        <table:table-row table:style-name="ro8">
          <table:table-cell table:formula="of:=IF(IF(LEFT(TRIM([$Translations.$B683]);LEN([.A$1]))=[.A$1];&quot;Yes&quot;;&quot;No&quot;)=IF(LEFT(TRIM([$Translations.$C683]);LEN([.A$1]))=[.A$1];&quot;Yes&quot;;&quot;No&quot;);&quot;&quot;;&quot;NO&quot;)">
            <text:p/>
          </table:table-cell>
          <table:table-cell table:formula="of:=IF(IF(LEFT(TRIM([$Translations.$B683]);LEN([.B$1]))=[.B$1];&quot;Yes&quot;;&quot;No&quot;)=IF(LEFT(TRIM([$Translations.$C683]);LEN([.B$1]))=[.B$1];&quot;Yes&quot;;&quot;No&quot;);&quot;&quot;;&quot;NO&quot;)">
            <text:p/>
          </table:table-cell>
          <table:table-cell table:formula="of:=IF(IF(LEFT(TRIM([$Translations.$B683]);LEN([.C$1]))=[.C$1];&quot;Yes&quot;;&quot;No&quot;)=IF(LEFT(TRIM([$Translations.$C683]);LEN([.C$1]))=[.C$1];&quot;Yes&quot;;&quot;No&quot;);&quot;&quot;;&quot;NO&quot;)">
            <text:p/>
          </table:table-cell>
          <table:table-cell table:formula="of:=IF(IF(LEFT(TRIM([$Translations.$B683]);LEN([.D$1]))=[.D$1];&quot;Yes&quot;;&quot;No&quot;)=IF(LEFT(TRIM([$Translations.$C683]);LEN([.D$1]))=[.D$1];&quot;Yes&quot;;&quot;No&quot;);&quot;&quot;;&quot;NO&quot;)">
            <text:p/>
          </table:table-cell>
          <table:table-cell table:formula="of:=IF(IF(LEFT(TRIM([$Translations.$B683]);LEN([.E$1]))=[.E$1];&quot;Yes&quot;;&quot;No&quot;)=IF(LEFT(TRIM([$Translations.$C683]);LEN([.E$1]))=[.E$1];&quot;Yes&quot;;&quot;No&quot;);&quot;&quot;;&quot;NO&quot;)">
            <text:p/>
          </table:table-cell>
          <table:table-cell table:formula="of:=IF(IF(LEFT(TRIM([$Translations.$B683]);LEN([.F$1]))=[.F$1];&quot;Yes&quot;;&quot;No&quot;)=IF(LEFT(TRIM([$Translations.$C683]);LEN([.F$1]))=[.F$1];&quot;Yes&quot;;&quot;No&quot;);&quot;&quot;;&quot;NO&quot;)">
            <text:p/>
          </table:table-cell>
          <table:table-cell table:formula="of:=IF(IF(LEFT(TRIM([$Translations.$B683]);LEN([.G$1]))=[.G$1];&quot;Yes&quot;;&quot;No&quot;)=IF(LEFT(TRIM([$Translations.$C683]);LEN([.G$1]))=[.G$1];&quot;Yes&quot;;&quot;No&quot;);&quot;&quot;;&quot;NO&quot;)">
            <text:p/>
          </table:table-cell>
        </table:table-row>
        <table:table-row table:style-name="ro8">
          <table:table-cell table:formula="of:=IF(IF(LEFT(TRIM([$Translations.$B684]);LEN([.A$1]))=[.A$1];&quot;Yes&quot;;&quot;No&quot;)=IF(LEFT(TRIM([$Translations.$C684]);LEN([.A$1]))=[.A$1];&quot;Yes&quot;;&quot;No&quot;);&quot;&quot;;&quot;NO&quot;)">
            <text:p/>
          </table:table-cell>
          <table:table-cell table:formula="of:=IF(IF(LEFT(TRIM([$Translations.$B684]);LEN([.B$1]))=[.B$1];&quot;Yes&quot;;&quot;No&quot;)=IF(LEFT(TRIM([$Translations.$C684]);LEN([.B$1]))=[.B$1];&quot;Yes&quot;;&quot;No&quot;);&quot;&quot;;&quot;NO&quot;)">
            <text:p/>
          </table:table-cell>
          <table:table-cell table:formula="of:=IF(IF(LEFT(TRIM([$Translations.$B684]);LEN([.C$1]))=[.C$1];&quot;Yes&quot;;&quot;No&quot;)=IF(LEFT(TRIM([$Translations.$C684]);LEN([.C$1]))=[.C$1];&quot;Yes&quot;;&quot;No&quot;);&quot;&quot;;&quot;NO&quot;)">
            <text:p/>
          </table:table-cell>
          <table:table-cell table:formula="of:=IF(IF(LEFT(TRIM([$Translations.$B684]);LEN([.D$1]))=[.D$1];&quot;Yes&quot;;&quot;No&quot;)=IF(LEFT(TRIM([$Translations.$C684]);LEN([.D$1]))=[.D$1];&quot;Yes&quot;;&quot;No&quot;);&quot;&quot;;&quot;NO&quot;)">
            <text:p/>
          </table:table-cell>
          <table:table-cell table:formula="of:=IF(IF(LEFT(TRIM([$Translations.$B684]);LEN([.E$1]))=[.E$1];&quot;Yes&quot;;&quot;No&quot;)=IF(LEFT(TRIM([$Translations.$C684]);LEN([.E$1]))=[.E$1];&quot;Yes&quot;;&quot;No&quot;);&quot;&quot;;&quot;NO&quot;)">
            <text:p/>
          </table:table-cell>
          <table:table-cell table:formula="of:=IF(IF(LEFT(TRIM([$Translations.$B684]);LEN([.F$1]))=[.F$1];&quot;Yes&quot;;&quot;No&quot;)=IF(LEFT(TRIM([$Translations.$C684]);LEN([.F$1]))=[.F$1];&quot;Yes&quot;;&quot;No&quot;);&quot;&quot;;&quot;NO&quot;)">
            <text:p/>
          </table:table-cell>
          <table:table-cell table:formula="of:=IF(IF(LEFT(TRIM([$Translations.$B684]);LEN([.G$1]))=[.G$1];&quot;Yes&quot;;&quot;No&quot;)=IF(LEFT(TRIM([$Translations.$C684]);LEN([.G$1]))=[.G$1];&quot;Yes&quot;;&quot;No&quot;);&quot;&quot;;&quot;NO&quot;)">
            <text:p/>
          </table:table-cell>
        </table:table-row>
        <table:table-row table:style-name="ro8">
          <table:table-cell table:formula="of:=IF(IF(LEFT(TRIM([$Translations.$B685]);LEN([.A$1]))=[.A$1];&quot;Yes&quot;;&quot;No&quot;)=IF(LEFT(TRIM([$Translations.$C685]);LEN([.A$1]))=[.A$1];&quot;Yes&quot;;&quot;No&quot;);&quot;&quot;;&quot;NO&quot;)">
            <text:p/>
          </table:table-cell>
          <table:table-cell table:formula="of:=IF(IF(LEFT(TRIM([$Translations.$B685]);LEN([.B$1]))=[.B$1];&quot;Yes&quot;;&quot;No&quot;)=IF(LEFT(TRIM([$Translations.$C685]);LEN([.B$1]))=[.B$1];&quot;Yes&quot;;&quot;No&quot;);&quot;&quot;;&quot;NO&quot;)">
            <text:p/>
          </table:table-cell>
          <table:table-cell table:formula="of:=IF(IF(LEFT(TRIM([$Translations.$B685]);LEN([.C$1]))=[.C$1];&quot;Yes&quot;;&quot;No&quot;)=IF(LEFT(TRIM([$Translations.$C685]);LEN([.C$1]))=[.C$1];&quot;Yes&quot;;&quot;No&quot;);&quot;&quot;;&quot;NO&quot;)">
            <text:p/>
          </table:table-cell>
          <table:table-cell table:formula="of:=IF(IF(LEFT(TRIM([$Translations.$B685]);LEN([.D$1]))=[.D$1];&quot;Yes&quot;;&quot;No&quot;)=IF(LEFT(TRIM([$Translations.$C685]);LEN([.D$1]))=[.D$1];&quot;Yes&quot;;&quot;No&quot;);&quot;&quot;;&quot;NO&quot;)">
            <text:p/>
          </table:table-cell>
          <table:table-cell table:formula="of:=IF(IF(LEFT(TRIM([$Translations.$B685]);LEN([.E$1]))=[.E$1];&quot;Yes&quot;;&quot;No&quot;)=IF(LEFT(TRIM([$Translations.$C685]);LEN([.E$1]))=[.E$1];&quot;Yes&quot;;&quot;No&quot;);&quot;&quot;;&quot;NO&quot;)">
            <text:p/>
          </table:table-cell>
          <table:table-cell table:formula="of:=IF(IF(LEFT(TRIM([$Translations.$B685]);LEN([.F$1]))=[.F$1];&quot;Yes&quot;;&quot;No&quot;)=IF(LEFT(TRIM([$Translations.$C685]);LEN([.F$1]))=[.F$1];&quot;Yes&quot;;&quot;No&quot;);&quot;&quot;;&quot;NO&quot;)">
            <text:p/>
          </table:table-cell>
          <table:table-cell table:formula="of:=IF(IF(LEFT(TRIM([$Translations.$B685]);LEN([.G$1]))=[.G$1];&quot;Yes&quot;;&quot;No&quot;)=IF(LEFT(TRIM([$Translations.$C685]);LEN([.G$1]))=[.G$1];&quot;Yes&quot;;&quot;No&quot;);&quot;&quot;;&quot;NO&quot;)">
            <text:p/>
          </table:table-cell>
        </table:table-row>
        <table:table-row table:style-name="ro8">
          <table:table-cell table:formula="of:=IF(IF(LEFT(TRIM([$Translations.$B686]);LEN([.A$1]))=[.A$1];&quot;Yes&quot;;&quot;No&quot;)=IF(LEFT(TRIM([$Translations.$C686]);LEN([.A$1]))=[.A$1];&quot;Yes&quot;;&quot;No&quot;);&quot;&quot;;&quot;NO&quot;)">
            <text:p/>
          </table:table-cell>
          <table:table-cell table:formula="of:=IF(IF(LEFT(TRIM([$Translations.$B686]);LEN([.B$1]))=[.B$1];&quot;Yes&quot;;&quot;No&quot;)=IF(LEFT(TRIM([$Translations.$C686]);LEN([.B$1]))=[.B$1];&quot;Yes&quot;;&quot;No&quot;);&quot;&quot;;&quot;NO&quot;)">
            <text:p/>
          </table:table-cell>
          <table:table-cell table:formula="of:=IF(IF(LEFT(TRIM([$Translations.$B686]);LEN([.C$1]))=[.C$1];&quot;Yes&quot;;&quot;No&quot;)=IF(LEFT(TRIM([$Translations.$C686]);LEN([.C$1]))=[.C$1];&quot;Yes&quot;;&quot;No&quot;);&quot;&quot;;&quot;NO&quot;)">
            <text:p/>
          </table:table-cell>
          <table:table-cell table:formula="of:=IF(IF(LEFT(TRIM([$Translations.$B686]);LEN([.D$1]))=[.D$1];&quot;Yes&quot;;&quot;No&quot;)=IF(LEFT(TRIM([$Translations.$C686]);LEN([.D$1]))=[.D$1];&quot;Yes&quot;;&quot;No&quot;);&quot;&quot;;&quot;NO&quot;)">
            <text:p/>
          </table:table-cell>
          <table:table-cell table:formula="of:=IF(IF(LEFT(TRIM([$Translations.$B686]);LEN([.E$1]))=[.E$1];&quot;Yes&quot;;&quot;No&quot;)=IF(LEFT(TRIM([$Translations.$C686]);LEN([.E$1]))=[.E$1];&quot;Yes&quot;;&quot;No&quot;);&quot;&quot;;&quot;NO&quot;)">
            <text:p/>
          </table:table-cell>
          <table:table-cell table:formula="of:=IF(IF(LEFT(TRIM([$Translations.$B686]);LEN([.F$1]))=[.F$1];&quot;Yes&quot;;&quot;No&quot;)=IF(LEFT(TRIM([$Translations.$C686]);LEN([.F$1]))=[.F$1];&quot;Yes&quot;;&quot;No&quot;);&quot;&quot;;&quot;NO&quot;)">
            <text:p/>
          </table:table-cell>
          <table:table-cell table:formula="of:=IF(IF(LEFT(TRIM([$Translations.$B686]);LEN([.G$1]))=[.G$1];&quot;Yes&quot;;&quot;No&quot;)=IF(LEFT(TRIM([$Translations.$C686]);LEN([.G$1]))=[.G$1];&quot;Yes&quot;;&quot;No&quot;);&quot;&quot;;&quot;NO&quot;)">
            <text:p/>
          </table:table-cell>
        </table:table-row>
        <table:table-row table:style-name="ro8">
          <table:table-cell table:formula="of:=IF(IF(LEFT(TRIM([$Translations.$B687]);LEN([.A$1]))=[.A$1];&quot;Yes&quot;;&quot;No&quot;)=IF(LEFT(TRIM([$Translations.$C687]);LEN([.A$1]))=[.A$1];&quot;Yes&quot;;&quot;No&quot;);&quot;&quot;;&quot;NO&quot;)">
            <text:p/>
          </table:table-cell>
          <table:table-cell table:formula="of:=IF(IF(LEFT(TRIM([$Translations.$B687]);LEN([.B$1]))=[.B$1];&quot;Yes&quot;;&quot;No&quot;)=IF(LEFT(TRIM([$Translations.$C687]);LEN([.B$1]))=[.B$1];&quot;Yes&quot;;&quot;No&quot;);&quot;&quot;;&quot;NO&quot;)">
            <text:p/>
          </table:table-cell>
          <table:table-cell table:formula="of:=IF(IF(LEFT(TRIM([$Translations.$B687]);LEN([.C$1]))=[.C$1];&quot;Yes&quot;;&quot;No&quot;)=IF(LEFT(TRIM([$Translations.$C687]);LEN([.C$1]))=[.C$1];&quot;Yes&quot;;&quot;No&quot;);&quot;&quot;;&quot;NO&quot;)">
            <text:p/>
          </table:table-cell>
          <table:table-cell table:formula="of:=IF(IF(LEFT(TRIM([$Translations.$B687]);LEN([.D$1]))=[.D$1];&quot;Yes&quot;;&quot;No&quot;)=IF(LEFT(TRIM([$Translations.$C687]);LEN([.D$1]))=[.D$1];&quot;Yes&quot;;&quot;No&quot;);&quot;&quot;;&quot;NO&quot;)">
            <text:p/>
          </table:table-cell>
          <table:table-cell table:formula="of:=IF(IF(LEFT(TRIM([$Translations.$B687]);LEN([.E$1]))=[.E$1];&quot;Yes&quot;;&quot;No&quot;)=IF(LEFT(TRIM([$Translations.$C687]);LEN([.E$1]))=[.E$1];&quot;Yes&quot;;&quot;No&quot;);&quot;&quot;;&quot;NO&quot;)">
            <text:p/>
          </table:table-cell>
          <table:table-cell table:formula="of:=IF(IF(LEFT(TRIM([$Translations.$B687]);LEN([.F$1]))=[.F$1];&quot;Yes&quot;;&quot;No&quot;)=IF(LEFT(TRIM([$Translations.$C687]);LEN([.F$1]))=[.F$1];&quot;Yes&quot;;&quot;No&quot;);&quot;&quot;;&quot;NO&quot;)">
            <text:p/>
          </table:table-cell>
          <table:table-cell table:formula="of:=IF(IF(LEFT(TRIM([$Translations.$B687]);LEN([.G$1]))=[.G$1];&quot;Yes&quot;;&quot;No&quot;)=IF(LEFT(TRIM([$Translations.$C687]);LEN([.G$1]))=[.G$1];&quot;Yes&quot;;&quot;No&quot;);&quot;&quot;;&quot;NO&quot;)">
            <text:p/>
          </table:table-cell>
        </table:table-row>
        <table:table-row table:style-name="ro8">
          <table:table-cell table:formula="of:=IF(IF(LEFT(TRIM([$Translations.$B688]);LEN([.A$1]))=[.A$1];&quot;Yes&quot;;&quot;No&quot;)=IF(LEFT(TRIM([$Translations.$C688]);LEN([.A$1]))=[.A$1];&quot;Yes&quot;;&quot;No&quot;);&quot;&quot;;&quot;NO&quot;)">
            <text:p/>
          </table:table-cell>
          <table:table-cell table:formula="of:=IF(IF(LEFT(TRIM([$Translations.$B688]);LEN([.B$1]))=[.B$1];&quot;Yes&quot;;&quot;No&quot;)=IF(LEFT(TRIM([$Translations.$C688]);LEN([.B$1]))=[.B$1];&quot;Yes&quot;;&quot;No&quot;);&quot;&quot;;&quot;NO&quot;)">
            <text:p/>
          </table:table-cell>
          <table:table-cell table:formula="of:=IF(IF(LEFT(TRIM([$Translations.$B688]);LEN([.C$1]))=[.C$1];&quot;Yes&quot;;&quot;No&quot;)=IF(LEFT(TRIM([$Translations.$C688]);LEN([.C$1]))=[.C$1];&quot;Yes&quot;;&quot;No&quot;);&quot;&quot;;&quot;NO&quot;)">
            <text:p/>
          </table:table-cell>
          <table:table-cell table:formula="of:=IF(IF(LEFT(TRIM([$Translations.$B688]);LEN([.D$1]))=[.D$1];&quot;Yes&quot;;&quot;No&quot;)=IF(LEFT(TRIM([$Translations.$C688]);LEN([.D$1]))=[.D$1];&quot;Yes&quot;;&quot;No&quot;);&quot;&quot;;&quot;NO&quot;)">
            <text:p/>
          </table:table-cell>
          <table:table-cell table:formula="of:=IF(IF(LEFT(TRIM([$Translations.$B688]);LEN([.E$1]))=[.E$1];&quot;Yes&quot;;&quot;No&quot;)=IF(LEFT(TRIM([$Translations.$C688]);LEN([.E$1]))=[.E$1];&quot;Yes&quot;;&quot;No&quot;);&quot;&quot;;&quot;NO&quot;)">
            <text:p/>
          </table:table-cell>
          <table:table-cell table:formula="of:=IF(IF(LEFT(TRIM([$Translations.$B688]);LEN([.F$1]))=[.F$1];&quot;Yes&quot;;&quot;No&quot;)=IF(LEFT(TRIM([$Translations.$C688]);LEN([.F$1]))=[.F$1];&quot;Yes&quot;;&quot;No&quot;);&quot;&quot;;&quot;NO&quot;)">
            <text:p/>
          </table:table-cell>
          <table:table-cell table:formula="of:=IF(IF(LEFT(TRIM([$Translations.$B688]);LEN([.G$1]))=[.G$1];&quot;Yes&quot;;&quot;No&quot;)=IF(LEFT(TRIM([$Translations.$C688]);LEN([.G$1]))=[.G$1];&quot;Yes&quot;;&quot;No&quot;);&quot;&quot;;&quot;NO&quot;)">
            <text:p/>
          </table:table-cell>
        </table:table-row>
        <table:table-row table:style-name="ro8">
          <table:table-cell table:formula="of:=IF(IF(LEFT(TRIM([$Translations.$B689]);LEN([.A$1]))=[.A$1];&quot;Yes&quot;;&quot;No&quot;)=IF(LEFT(TRIM([$Translations.$C689]);LEN([.A$1]))=[.A$1];&quot;Yes&quot;;&quot;No&quot;);&quot;&quot;;&quot;NO&quot;)">
            <text:p/>
          </table:table-cell>
          <table:table-cell table:formula="of:=IF(IF(LEFT(TRIM([$Translations.$B689]);LEN([.B$1]))=[.B$1];&quot;Yes&quot;;&quot;No&quot;)=IF(LEFT(TRIM([$Translations.$C689]);LEN([.B$1]))=[.B$1];&quot;Yes&quot;;&quot;No&quot;);&quot;&quot;;&quot;NO&quot;)">
            <text:p/>
          </table:table-cell>
          <table:table-cell table:formula="of:=IF(IF(LEFT(TRIM([$Translations.$B689]);LEN([.C$1]))=[.C$1];&quot;Yes&quot;;&quot;No&quot;)=IF(LEFT(TRIM([$Translations.$C689]);LEN([.C$1]))=[.C$1];&quot;Yes&quot;;&quot;No&quot;);&quot;&quot;;&quot;NO&quot;)">
            <text:p/>
          </table:table-cell>
          <table:table-cell table:formula="of:=IF(IF(LEFT(TRIM([$Translations.$B689]);LEN([.D$1]))=[.D$1];&quot;Yes&quot;;&quot;No&quot;)=IF(LEFT(TRIM([$Translations.$C689]);LEN([.D$1]))=[.D$1];&quot;Yes&quot;;&quot;No&quot;);&quot;&quot;;&quot;NO&quot;)">
            <text:p/>
          </table:table-cell>
          <table:table-cell table:formula="of:=IF(IF(LEFT(TRIM([$Translations.$B689]);LEN([.E$1]))=[.E$1];&quot;Yes&quot;;&quot;No&quot;)=IF(LEFT(TRIM([$Translations.$C689]);LEN([.E$1]))=[.E$1];&quot;Yes&quot;;&quot;No&quot;);&quot;&quot;;&quot;NO&quot;)">
            <text:p/>
          </table:table-cell>
          <table:table-cell table:formula="of:=IF(IF(LEFT(TRIM([$Translations.$B689]);LEN([.F$1]))=[.F$1];&quot;Yes&quot;;&quot;No&quot;)=IF(LEFT(TRIM([$Translations.$C689]);LEN([.F$1]))=[.F$1];&quot;Yes&quot;;&quot;No&quot;);&quot;&quot;;&quot;NO&quot;)">
            <text:p/>
          </table:table-cell>
          <table:table-cell table:formula="of:=IF(IF(LEFT(TRIM([$Translations.$B689]);LEN([.G$1]))=[.G$1];&quot;Yes&quot;;&quot;No&quot;)=IF(LEFT(TRIM([$Translations.$C689]);LEN([.G$1]))=[.G$1];&quot;Yes&quot;;&quot;No&quot;);&quot;&quot;;&quot;NO&quot;)">
            <text:p/>
          </table:table-cell>
        </table:table-row>
        <table:table-row table:style-name="ro8">
          <table:table-cell table:formula="of:=IF(IF(LEFT(TRIM([$Translations.$B690]);LEN([.A$1]))=[.A$1];&quot;Yes&quot;;&quot;No&quot;)=IF(LEFT(TRIM([$Translations.$C690]);LEN([.A$1]))=[.A$1];&quot;Yes&quot;;&quot;No&quot;);&quot;&quot;;&quot;NO&quot;)">
            <text:p/>
          </table:table-cell>
          <table:table-cell table:formula="of:=IF(IF(LEFT(TRIM([$Translations.$B690]);LEN([.B$1]))=[.B$1];&quot;Yes&quot;;&quot;No&quot;)=IF(LEFT(TRIM([$Translations.$C690]);LEN([.B$1]))=[.B$1];&quot;Yes&quot;;&quot;No&quot;);&quot;&quot;;&quot;NO&quot;)">
            <text:p/>
          </table:table-cell>
          <table:table-cell table:formula="of:=IF(IF(LEFT(TRIM([$Translations.$B690]);LEN([.C$1]))=[.C$1];&quot;Yes&quot;;&quot;No&quot;)=IF(LEFT(TRIM([$Translations.$C690]);LEN([.C$1]))=[.C$1];&quot;Yes&quot;;&quot;No&quot;);&quot;&quot;;&quot;NO&quot;)">
            <text:p/>
          </table:table-cell>
          <table:table-cell table:formula="of:=IF(IF(LEFT(TRIM([$Translations.$B690]);LEN([.D$1]))=[.D$1];&quot;Yes&quot;;&quot;No&quot;)=IF(LEFT(TRIM([$Translations.$C690]);LEN([.D$1]))=[.D$1];&quot;Yes&quot;;&quot;No&quot;);&quot;&quot;;&quot;NO&quot;)">
            <text:p/>
          </table:table-cell>
          <table:table-cell table:formula="of:=IF(IF(LEFT(TRIM([$Translations.$B690]);LEN([.E$1]))=[.E$1];&quot;Yes&quot;;&quot;No&quot;)=IF(LEFT(TRIM([$Translations.$C690]);LEN([.E$1]))=[.E$1];&quot;Yes&quot;;&quot;No&quot;);&quot;&quot;;&quot;NO&quot;)">
            <text:p/>
          </table:table-cell>
          <table:table-cell table:formula="of:=IF(IF(LEFT(TRIM([$Translations.$B690]);LEN([.F$1]))=[.F$1];&quot;Yes&quot;;&quot;No&quot;)=IF(LEFT(TRIM([$Translations.$C690]);LEN([.F$1]))=[.F$1];&quot;Yes&quot;;&quot;No&quot;);&quot;&quot;;&quot;NO&quot;)">
            <text:p/>
          </table:table-cell>
          <table:table-cell table:formula="of:=IF(IF(LEFT(TRIM([$Translations.$B690]);LEN([.G$1]))=[.G$1];&quot;Yes&quot;;&quot;No&quot;)=IF(LEFT(TRIM([$Translations.$C690]);LEN([.G$1]))=[.G$1];&quot;Yes&quot;;&quot;No&quot;);&quot;&quot;;&quot;NO&quot;)">
            <text:p/>
          </table:table-cell>
        </table:table-row>
        <table:table-row table:style-name="ro8">
          <table:table-cell table:formula="of:=IF(IF(LEFT(TRIM([$Translations.$B691]);LEN([.A$1]))=[.A$1];&quot;Yes&quot;;&quot;No&quot;)=IF(LEFT(TRIM([$Translations.$C691]);LEN([.A$1]))=[.A$1];&quot;Yes&quot;;&quot;No&quot;);&quot;&quot;;&quot;NO&quot;)">
            <text:p/>
          </table:table-cell>
          <table:table-cell table:formula="of:=IF(IF(LEFT(TRIM([$Translations.$B691]);LEN([.B$1]))=[.B$1];&quot;Yes&quot;;&quot;No&quot;)=IF(LEFT(TRIM([$Translations.$C691]);LEN([.B$1]))=[.B$1];&quot;Yes&quot;;&quot;No&quot;);&quot;&quot;;&quot;NO&quot;)">
            <text:p/>
          </table:table-cell>
          <table:table-cell table:formula="of:=IF(IF(LEFT(TRIM([$Translations.$B691]);LEN([.C$1]))=[.C$1];&quot;Yes&quot;;&quot;No&quot;)=IF(LEFT(TRIM([$Translations.$C691]);LEN([.C$1]))=[.C$1];&quot;Yes&quot;;&quot;No&quot;);&quot;&quot;;&quot;NO&quot;)">
            <text:p/>
          </table:table-cell>
          <table:table-cell table:formula="of:=IF(IF(LEFT(TRIM([$Translations.$B691]);LEN([.D$1]))=[.D$1];&quot;Yes&quot;;&quot;No&quot;)=IF(LEFT(TRIM([$Translations.$C691]);LEN([.D$1]))=[.D$1];&quot;Yes&quot;;&quot;No&quot;);&quot;&quot;;&quot;NO&quot;)">
            <text:p/>
          </table:table-cell>
          <table:table-cell table:formula="of:=IF(IF(LEFT(TRIM([$Translations.$B691]);LEN([.E$1]))=[.E$1];&quot;Yes&quot;;&quot;No&quot;)=IF(LEFT(TRIM([$Translations.$C691]);LEN([.E$1]))=[.E$1];&quot;Yes&quot;;&quot;No&quot;);&quot;&quot;;&quot;NO&quot;)">
            <text:p/>
          </table:table-cell>
          <table:table-cell table:formula="of:=IF(IF(LEFT(TRIM([$Translations.$B691]);LEN([.F$1]))=[.F$1];&quot;Yes&quot;;&quot;No&quot;)=IF(LEFT(TRIM([$Translations.$C691]);LEN([.F$1]))=[.F$1];&quot;Yes&quot;;&quot;No&quot;);&quot;&quot;;&quot;NO&quot;)">
            <text:p/>
          </table:table-cell>
          <table:table-cell table:formula="of:=IF(IF(LEFT(TRIM([$Translations.$B691]);LEN([.G$1]))=[.G$1];&quot;Yes&quot;;&quot;No&quot;)=IF(LEFT(TRIM([$Translations.$C691]);LEN([.G$1]))=[.G$1];&quot;Yes&quot;;&quot;No&quot;);&quot;&quot;;&quot;NO&quot;)">
            <text:p/>
          </table:table-cell>
        </table:table-row>
        <table:table-row table:style-name="ro8">
          <table:table-cell table:formula="of:=IF(IF(LEFT(TRIM([$Translations.$B692]);LEN([.A$1]))=[.A$1];&quot;Yes&quot;;&quot;No&quot;)=IF(LEFT(TRIM([$Translations.$C692]);LEN([.A$1]))=[.A$1];&quot;Yes&quot;;&quot;No&quot;);&quot;&quot;;&quot;NO&quot;)">
            <text:p/>
          </table:table-cell>
          <table:table-cell table:formula="of:=IF(IF(LEFT(TRIM([$Translations.$B692]);LEN([.B$1]))=[.B$1];&quot;Yes&quot;;&quot;No&quot;)=IF(LEFT(TRIM([$Translations.$C692]);LEN([.B$1]))=[.B$1];&quot;Yes&quot;;&quot;No&quot;);&quot;&quot;;&quot;NO&quot;)">
            <text:p/>
          </table:table-cell>
          <table:table-cell table:formula="of:=IF(IF(LEFT(TRIM([$Translations.$B692]);LEN([.C$1]))=[.C$1];&quot;Yes&quot;;&quot;No&quot;)=IF(LEFT(TRIM([$Translations.$C692]);LEN([.C$1]))=[.C$1];&quot;Yes&quot;;&quot;No&quot;);&quot;&quot;;&quot;NO&quot;)">
            <text:p/>
          </table:table-cell>
          <table:table-cell table:formula="of:=IF(IF(LEFT(TRIM([$Translations.$B692]);LEN([.D$1]))=[.D$1];&quot;Yes&quot;;&quot;No&quot;)=IF(LEFT(TRIM([$Translations.$C692]);LEN([.D$1]))=[.D$1];&quot;Yes&quot;;&quot;No&quot;);&quot;&quot;;&quot;NO&quot;)">
            <text:p/>
          </table:table-cell>
          <table:table-cell table:formula="of:=IF(IF(LEFT(TRIM([$Translations.$B692]);LEN([.E$1]))=[.E$1];&quot;Yes&quot;;&quot;No&quot;)=IF(LEFT(TRIM([$Translations.$C692]);LEN([.E$1]))=[.E$1];&quot;Yes&quot;;&quot;No&quot;);&quot;&quot;;&quot;NO&quot;)">
            <text:p/>
          </table:table-cell>
          <table:table-cell table:formula="of:=IF(IF(LEFT(TRIM([$Translations.$B692]);LEN([.F$1]))=[.F$1];&quot;Yes&quot;;&quot;No&quot;)=IF(LEFT(TRIM([$Translations.$C692]);LEN([.F$1]))=[.F$1];&quot;Yes&quot;;&quot;No&quot;);&quot;&quot;;&quot;NO&quot;)">
            <text:p/>
          </table:table-cell>
          <table:table-cell table:formula="of:=IF(IF(LEFT(TRIM([$Translations.$B692]);LEN([.G$1]))=[.G$1];&quot;Yes&quot;;&quot;No&quot;)=IF(LEFT(TRIM([$Translations.$C692]);LEN([.G$1]))=[.G$1];&quot;Yes&quot;;&quot;No&quot;);&quot;&quot;;&quot;NO&quot;)">
            <text:p/>
          </table:table-cell>
        </table:table-row>
        <table:table-row table:style-name="ro8">
          <table:table-cell table:formula="of:=IF(IF(LEFT(TRIM([$Translations.$B693]);LEN([.A$1]))=[.A$1];&quot;Yes&quot;;&quot;No&quot;)=IF(LEFT(TRIM([$Translations.$C693]);LEN([.A$1]))=[.A$1];&quot;Yes&quot;;&quot;No&quot;);&quot;&quot;;&quot;NO&quot;)">
            <text:p/>
          </table:table-cell>
          <table:table-cell table:formula="of:=IF(IF(LEFT(TRIM([$Translations.$B693]);LEN([.B$1]))=[.B$1];&quot;Yes&quot;;&quot;No&quot;)=IF(LEFT(TRIM([$Translations.$C693]);LEN([.B$1]))=[.B$1];&quot;Yes&quot;;&quot;No&quot;);&quot;&quot;;&quot;NO&quot;)">
            <text:p/>
          </table:table-cell>
          <table:table-cell table:formula="of:=IF(IF(LEFT(TRIM([$Translations.$B693]);LEN([.C$1]))=[.C$1];&quot;Yes&quot;;&quot;No&quot;)=IF(LEFT(TRIM([$Translations.$C693]);LEN([.C$1]))=[.C$1];&quot;Yes&quot;;&quot;No&quot;);&quot;&quot;;&quot;NO&quot;)">
            <text:p/>
          </table:table-cell>
          <table:table-cell table:formula="of:=IF(IF(LEFT(TRIM([$Translations.$B693]);LEN([.D$1]))=[.D$1];&quot;Yes&quot;;&quot;No&quot;)=IF(LEFT(TRIM([$Translations.$C693]);LEN([.D$1]))=[.D$1];&quot;Yes&quot;;&quot;No&quot;);&quot;&quot;;&quot;NO&quot;)">
            <text:p/>
          </table:table-cell>
          <table:table-cell table:formula="of:=IF(IF(LEFT(TRIM([$Translations.$B693]);LEN([.E$1]))=[.E$1];&quot;Yes&quot;;&quot;No&quot;)=IF(LEFT(TRIM([$Translations.$C693]);LEN([.E$1]))=[.E$1];&quot;Yes&quot;;&quot;No&quot;);&quot;&quot;;&quot;NO&quot;)">
            <text:p/>
          </table:table-cell>
          <table:table-cell table:formula="of:=IF(IF(LEFT(TRIM([$Translations.$B693]);LEN([.F$1]))=[.F$1];&quot;Yes&quot;;&quot;No&quot;)=IF(LEFT(TRIM([$Translations.$C693]);LEN([.F$1]))=[.F$1];&quot;Yes&quot;;&quot;No&quot;);&quot;&quot;;&quot;NO&quot;)">
            <text:p/>
          </table:table-cell>
          <table:table-cell table:formula="of:=IF(IF(LEFT(TRIM([$Translations.$B693]);LEN([.G$1]))=[.G$1];&quot;Yes&quot;;&quot;No&quot;)=IF(LEFT(TRIM([$Translations.$C693]);LEN([.G$1]))=[.G$1];&quot;Yes&quot;;&quot;No&quot;);&quot;&quot;;&quot;NO&quot;)">
            <text:p/>
          </table:table-cell>
        </table:table-row>
        <table:table-row table:style-name="ro8">
          <table:table-cell table:formula="of:=IF(IF(LEFT(TRIM([$Translations.$B694]);LEN([.A$1]))=[.A$1];&quot;Yes&quot;;&quot;No&quot;)=IF(LEFT(TRIM([$Translations.$C694]);LEN([.A$1]))=[.A$1];&quot;Yes&quot;;&quot;No&quot;);&quot;&quot;;&quot;NO&quot;)">
            <text:p/>
          </table:table-cell>
          <table:table-cell table:formula="of:=IF(IF(LEFT(TRIM([$Translations.$B694]);LEN([.B$1]))=[.B$1];&quot;Yes&quot;;&quot;No&quot;)=IF(LEFT(TRIM([$Translations.$C694]);LEN([.B$1]))=[.B$1];&quot;Yes&quot;;&quot;No&quot;);&quot;&quot;;&quot;NO&quot;)">
            <text:p/>
          </table:table-cell>
          <table:table-cell table:formula="of:=IF(IF(LEFT(TRIM([$Translations.$B694]);LEN([.C$1]))=[.C$1];&quot;Yes&quot;;&quot;No&quot;)=IF(LEFT(TRIM([$Translations.$C694]);LEN([.C$1]))=[.C$1];&quot;Yes&quot;;&quot;No&quot;);&quot;&quot;;&quot;NO&quot;)">
            <text:p/>
          </table:table-cell>
          <table:table-cell table:formula="of:=IF(IF(LEFT(TRIM([$Translations.$B694]);LEN([.D$1]))=[.D$1];&quot;Yes&quot;;&quot;No&quot;)=IF(LEFT(TRIM([$Translations.$C694]);LEN([.D$1]))=[.D$1];&quot;Yes&quot;;&quot;No&quot;);&quot;&quot;;&quot;NO&quot;)">
            <text:p/>
          </table:table-cell>
          <table:table-cell table:formula="of:=IF(IF(LEFT(TRIM([$Translations.$B694]);LEN([.E$1]))=[.E$1];&quot;Yes&quot;;&quot;No&quot;)=IF(LEFT(TRIM([$Translations.$C694]);LEN([.E$1]))=[.E$1];&quot;Yes&quot;;&quot;No&quot;);&quot;&quot;;&quot;NO&quot;)">
            <text:p/>
          </table:table-cell>
          <table:table-cell table:formula="of:=IF(IF(LEFT(TRIM([$Translations.$B694]);LEN([.F$1]))=[.F$1];&quot;Yes&quot;;&quot;No&quot;)=IF(LEFT(TRIM([$Translations.$C694]);LEN([.F$1]))=[.F$1];&quot;Yes&quot;;&quot;No&quot;);&quot;&quot;;&quot;NO&quot;)">
            <text:p/>
          </table:table-cell>
          <table:table-cell table:formula="of:=IF(IF(LEFT(TRIM([$Translations.$B694]);LEN([.G$1]))=[.G$1];&quot;Yes&quot;;&quot;No&quot;)=IF(LEFT(TRIM([$Translations.$C694]);LEN([.G$1]))=[.G$1];&quot;Yes&quot;;&quot;No&quot;);&quot;&quot;;&quot;NO&quot;)">
            <text:p/>
          </table:table-cell>
        </table:table-row>
        <table:table-row table:style-name="ro8">
          <table:table-cell table:formula="of:=IF(IF(LEFT(TRIM([$Translations.$B695]);LEN([.A$1]))=[.A$1];&quot;Yes&quot;;&quot;No&quot;)=IF(LEFT(TRIM([$Translations.$C695]);LEN([.A$1]))=[.A$1];&quot;Yes&quot;;&quot;No&quot;);&quot;&quot;;&quot;NO&quot;)">
            <text:p/>
          </table:table-cell>
          <table:table-cell table:formula="of:=IF(IF(LEFT(TRIM([$Translations.$B695]);LEN([.B$1]))=[.B$1];&quot;Yes&quot;;&quot;No&quot;)=IF(LEFT(TRIM([$Translations.$C695]);LEN([.B$1]))=[.B$1];&quot;Yes&quot;;&quot;No&quot;);&quot;&quot;;&quot;NO&quot;)">
            <text:p/>
          </table:table-cell>
          <table:table-cell table:formula="of:=IF(IF(LEFT(TRIM([$Translations.$B695]);LEN([.C$1]))=[.C$1];&quot;Yes&quot;;&quot;No&quot;)=IF(LEFT(TRIM([$Translations.$C695]);LEN([.C$1]))=[.C$1];&quot;Yes&quot;;&quot;No&quot;);&quot;&quot;;&quot;NO&quot;)">
            <text:p/>
          </table:table-cell>
          <table:table-cell table:formula="of:=IF(IF(LEFT(TRIM([$Translations.$B695]);LEN([.D$1]))=[.D$1];&quot;Yes&quot;;&quot;No&quot;)=IF(LEFT(TRIM([$Translations.$C695]);LEN([.D$1]))=[.D$1];&quot;Yes&quot;;&quot;No&quot;);&quot;&quot;;&quot;NO&quot;)">
            <text:p/>
          </table:table-cell>
          <table:table-cell table:formula="of:=IF(IF(LEFT(TRIM([$Translations.$B695]);LEN([.E$1]))=[.E$1];&quot;Yes&quot;;&quot;No&quot;)=IF(LEFT(TRIM([$Translations.$C695]);LEN([.E$1]))=[.E$1];&quot;Yes&quot;;&quot;No&quot;);&quot;&quot;;&quot;NO&quot;)">
            <text:p/>
          </table:table-cell>
          <table:table-cell table:formula="of:=IF(IF(LEFT(TRIM([$Translations.$B695]);LEN([.F$1]))=[.F$1];&quot;Yes&quot;;&quot;No&quot;)=IF(LEFT(TRIM([$Translations.$C695]);LEN([.F$1]))=[.F$1];&quot;Yes&quot;;&quot;No&quot;);&quot;&quot;;&quot;NO&quot;)">
            <text:p/>
          </table:table-cell>
          <table:table-cell table:formula="of:=IF(IF(LEFT(TRIM([$Translations.$B695]);LEN([.G$1]))=[.G$1];&quot;Yes&quot;;&quot;No&quot;)=IF(LEFT(TRIM([$Translations.$C695]);LEN([.G$1]))=[.G$1];&quot;Yes&quot;;&quot;No&quot;);&quot;&quot;;&quot;NO&quot;)">
            <text:p/>
          </table:table-cell>
        </table:table-row>
        <table:table-row table:style-name="ro8">
          <table:table-cell table:formula="of:=IF(IF(LEFT(TRIM([$Translations.$B696]);LEN([.A$1]))=[.A$1];&quot;Yes&quot;;&quot;No&quot;)=IF(LEFT(TRIM([$Translations.$C696]);LEN([.A$1]))=[.A$1];&quot;Yes&quot;;&quot;No&quot;);&quot;&quot;;&quot;NO&quot;)">
            <text:p/>
          </table:table-cell>
          <table:table-cell table:formula="of:=IF(IF(LEFT(TRIM([$Translations.$B696]);LEN([.B$1]))=[.B$1];&quot;Yes&quot;;&quot;No&quot;)=IF(LEFT(TRIM([$Translations.$C696]);LEN([.B$1]))=[.B$1];&quot;Yes&quot;;&quot;No&quot;);&quot;&quot;;&quot;NO&quot;)">
            <text:p/>
          </table:table-cell>
          <table:table-cell table:formula="of:=IF(IF(LEFT(TRIM([$Translations.$B696]);LEN([.C$1]))=[.C$1];&quot;Yes&quot;;&quot;No&quot;)=IF(LEFT(TRIM([$Translations.$C696]);LEN([.C$1]))=[.C$1];&quot;Yes&quot;;&quot;No&quot;);&quot;&quot;;&quot;NO&quot;)">
            <text:p/>
          </table:table-cell>
          <table:table-cell table:formula="of:=IF(IF(LEFT(TRIM([$Translations.$B696]);LEN([.D$1]))=[.D$1];&quot;Yes&quot;;&quot;No&quot;)=IF(LEFT(TRIM([$Translations.$C696]);LEN([.D$1]))=[.D$1];&quot;Yes&quot;;&quot;No&quot;);&quot;&quot;;&quot;NO&quot;)">
            <text:p/>
          </table:table-cell>
          <table:table-cell table:formula="of:=IF(IF(LEFT(TRIM([$Translations.$B696]);LEN([.E$1]))=[.E$1];&quot;Yes&quot;;&quot;No&quot;)=IF(LEFT(TRIM([$Translations.$C696]);LEN([.E$1]))=[.E$1];&quot;Yes&quot;;&quot;No&quot;);&quot;&quot;;&quot;NO&quot;)">
            <text:p/>
          </table:table-cell>
          <table:table-cell table:formula="of:=IF(IF(LEFT(TRIM([$Translations.$B696]);LEN([.F$1]))=[.F$1];&quot;Yes&quot;;&quot;No&quot;)=IF(LEFT(TRIM([$Translations.$C696]);LEN([.F$1]))=[.F$1];&quot;Yes&quot;;&quot;No&quot;);&quot;&quot;;&quot;NO&quot;)">
            <text:p/>
          </table:table-cell>
          <table:table-cell table:formula="of:=IF(IF(LEFT(TRIM([$Translations.$B696]);LEN([.G$1]))=[.G$1];&quot;Yes&quot;;&quot;No&quot;)=IF(LEFT(TRIM([$Translations.$C696]);LEN([.G$1]))=[.G$1];&quot;Yes&quot;;&quot;No&quot;);&quot;&quot;;&quot;NO&quot;)">
            <text:p/>
          </table:table-cell>
        </table:table-row>
        <table:table-row table:style-name="ro8">
          <table:table-cell table:formula="of:=IF(IF(LEFT(TRIM([$Translations.$B697]);LEN([.A$1]))=[.A$1];&quot;Yes&quot;;&quot;No&quot;)=IF(LEFT(TRIM([$Translations.$C697]);LEN([.A$1]))=[.A$1];&quot;Yes&quot;;&quot;No&quot;);&quot;&quot;;&quot;NO&quot;)">
            <text:p/>
          </table:table-cell>
          <table:table-cell table:formula="of:=IF(IF(LEFT(TRIM([$Translations.$B697]);LEN([.B$1]))=[.B$1];&quot;Yes&quot;;&quot;No&quot;)=IF(LEFT(TRIM([$Translations.$C697]);LEN([.B$1]))=[.B$1];&quot;Yes&quot;;&quot;No&quot;);&quot;&quot;;&quot;NO&quot;)">
            <text:p/>
          </table:table-cell>
          <table:table-cell table:formula="of:=IF(IF(LEFT(TRIM([$Translations.$B697]);LEN([.C$1]))=[.C$1];&quot;Yes&quot;;&quot;No&quot;)=IF(LEFT(TRIM([$Translations.$C697]);LEN([.C$1]))=[.C$1];&quot;Yes&quot;;&quot;No&quot;);&quot;&quot;;&quot;NO&quot;)">
            <text:p/>
          </table:table-cell>
          <table:table-cell table:formula="of:=IF(IF(LEFT(TRIM([$Translations.$B697]);LEN([.D$1]))=[.D$1];&quot;Yes&quot;;&quot;No&quot;)=IF(LEFT(TRIM([$Translations.$C697]);LEN([.D$1]))=[.D$1];&quot;Yes&quot;;&quot;No&quot;);&quot;&quot;;&quot;NO&quot;)">
            <text:p/>
          </table:table-cell>
          <table:table-cell table:formula="of:=IF(IF(LEFT(TRIM([$Translations.$B697]);LEN([.E$1]))=[.E$1];&quot;Yes&quot;;&quot;No&quot;)=IF(LEFT(TRIM([$Translations.$C697]);LEN([.E$1]))=[.E$1];&quot;Yes&quot;;&quot;No&quot;);&quot;&quot;;&quot;NO&quot;)">
            <text:p/>
          </table:table-cell>
          <table:table-cell table:formula="of:=IF(IF(LEFT(TRIM([$Translations.$B697]);LEN([.F$1]))=[.F$1];&quot;Yes&quot;;&quot;No&quot;)=IF(LEFT(TRIM([$Translations.$C697]);LEN([.F$1]))=[.F$1];&quot;Yes&quot;;&quot;No&quot;);&quot;&quot;;&quot;NO&quot;)">
            <text:p/>
          </table:table-cell>
          <table:table-cell table:formula="of:=IF(IF(LEFT(TRIM([$Translations.$B697]);LEN([.G$1]))=[.G$1];&quot;Yes&quot;;&quot;No&quot;)=IF(LEFT(TRIM([$Translations.$C697]);LEN([.G$1]))=[.G$1];&quot;Yes&quot;;&quot;No&quot;);&quot;&quot;;&quot;NO&quot;)">
            <text:p/>
          </table:table-cell>
        </table:table-row>
        <table:table-row table:style-name="ro8">
          <table:table-cell table:formula="of:=IF(IF(LEFT(TRIM([$Translations.$B698]);LEN([.A$1]))=[.A$1];&quot;Yes&quot;;&quot;No&quot;)=IF(LEFT(TRIM([$Translations.$C698]);LEN([.A$1]))=[.A$1];&quot;Yes&quot;;&quot;No&quot;);&quot;&quot;;&quot;NO&quot;)">
            <text:p/>
          </table:table-cell>
          <table:table-cell table:formula="of:=IF(IF(LEFT(TRIM([$Translations.$B698]);LEN([.B$1]))=[.B$1];&quot;Yes&quot;;&quot;No&quot;)=IF(LEFT(TRIM([$Translations.$C698]);LEN([.B$1]))=[.B$1];&quot;Yes&quot;;&quot;No&quot;);&quot;&quot;;&quot;NO&quot;)">
            <text:p/>
          </table:table-cell>
          <table:table-cell table:formula="of:=IF(IF(LEFT(TRIM([$Translations.$B698]);LEN([.C$1]))=[.C$1];&quot;Yes&quot;;&quot;No&quot;)=IF(LEFT(TRIM([$Translations.$C698]);LEN([.C$1]))=[.C$1];&quot;Yes&quot;;&quot;No&quot;);&quot;&quot;;&quot;NO&quot;)">
            <text:p/>
          </table:table-cell>
          <table:table-cell table:formula="of:=IF(IF(LEFT(TRIM([$Translations.$B698]);LEN([.D$1]))=[.D$1];&quot;Yes&quot;;&quot;No&quot;)=IF(LEFT(TRIM([$Translations.$C698]);LEN([.D$1]))=[.D$1];&quot;Yes&quot;;&quot;No&quot;);&quot;&quot;;&quot;NO&quot;)">
            <text:p/>
          </table:table-cell>
          <table:table-cell table:formula="of:=IF(IF(LEFT(TRIM([$Translations.$B698]);LEN([.E$1]))=[.E$1];&quot;Yes&quot;;&quot;No&quot;)=IF(LEFT(TRIM([$Translations.$C698]);LEN([.E$1]))=[.E$1];&quot;Yes&quot;;&quot;No&quot;);&quot;&quot;;&quot;NO&quot;)">
            <text:p/>
          </table:table-cell>
          <table:table-cell table:formula="of:=IF(IF(LEFT(TRIM([$Translations.$B698]);LEN([.F$1]))=[.F$1];&quot;Yes&quot;;&quot;No&quot;)=IF(LEFT(TRIM([$Translations.$C698]);LEN([.F$1]))=[.F$1];&quot;Yes&quot;;&quot;No&quot;);&quot;&quot;;&quot;NO&quot;)">
            <text:p/>
          </table:table-cell>
          <table:table-cell table:formula="of:=IF(IF(LEFT(TRIM([$Translations.$B698]);LEN([.G$1]))=[.G$1];&quot;Yes&quot;;&quot;No&quot;)=IF(LEFT(TRIM([$Translations.$C698]);LEN([.G$1]))=[.G$1];&quot;Yes&quot;;&quot;No&quot;);&quot;&quot;;&quot;NO&quot;)">
            <text:p/>
          </table:table-cell>
        </table:table-row>
        <table:table-row table:style-name="ro8">
          <table:table-cell table:formula="of:=IF(IF(LEFT(TRIM([$Translations.$B699]);LEN([.A$1]))=[.A$1];&quot;Yes&quot;;&quot;No&quot;)=IF(LEFT(TRIM([$Translations.$C699]);LEN([.A$1]))=[.A$1];&quot;Yes&quot;;&quot;No&quot;);&quot;&quot;;&quot;NO&quot;)">
            <text:p/>
          </table:table-cell>
          <table:table-cell table:formula="of:=IF(IF(LEFT(TRIM([$Translations.$B699]);LEN([.B$1]))=[.B$1];&quot;Yes&quot;;&quot;No&quot;)=IF(LEFT(TRIM([$Translations.$C699]);LEN([.B$1]))=[.B$1];&quot;Yes&quot;;&quot;No&quot;);&quot;&quot;;&quot;NO&quot;)">
            <text:p/>
          </table:table-cell>
          <table:table-cell table:formula="of:=IF(IF(LEFT(TRIM([$Translations.$B699]);LEN([.C$1]))=[.C$1];&quot;Yes&quot;;&quot;No&quot;)=IF(LEFT(TRIM([$Translations.$C699]);LEN([.C$1]))=[.C$1];&quot;Yes&quot;;&quot;No&quot;);&quot;&quot;;&quot;NO&quot;)">
            <text:p/>
          </table:table-cell>
          <table:table-cell table:formula="of:=IF(IF(LEFT(TRIM([$Translations.$B699]);LEN([.D$1]))=[.D$1];&quot;Yes&quot;;&quot;No&quot;)=IF(LEFT(TRIM([$Translations.$C699]);LEN([.D$1]))=[.D$1];&quot;Yes&quot;;&quot;No&quot;);&quot;&quot;;&quot;NO&quot;)">
            <text:p/>
          </table:table-cell>
          <table:table-cell table:formula="of:=IF(IF(LEFT(TRIM([$Translations.$B699]);LEN([.E$1]))=[.E$1];&quot;Yes&quot;;&quot;No&quot;)=IF(LEFT(TRIM([$Translations.$C699]);LEN([.E$1]))=[.E$1];&quot;Yes&quot;;&quot;No&quot;);&quot;&quot;;&quot;NO&quot;)">
            <text:p/>
          </table:table-cell>
          <table:table-cell table:formula="of:=IF(IF(LEFT(TRIM([$Translations.$B699]);LEN([.F$1]))=[.F$1];&quot;Yes&quot;;&quot;No&quot;)=IF(LEFT(TRIM([$Translations.$C699]);LEN([.F$1]))=[.F$1];&quot;Yes&quot;;&quot;No&quot;);&quot;&quot;;&quot;NO&quot;)">
            <text:p/>
          </table:table-cell>
          <table:table-cell table:formula="of:=IF(IF(LEFT(TRIM([$Translations.$B699]);LEN([.G$1]))=[.G$1];&quot;Yes&quot;;&quot;No&quot;)=IF(LEFT(TRIM([$Translations.$C699]);LEN([.G$1]))=[.G$1];&quot;Yes&quot;;&quot;No&quot;);&quot;&quot;;&quot;NO&quot;)">
            <text:p/>
          </table:table-cell>
        </table:table-row>
        <table:table-row table:style-name="ro8">
          <table:table-cell table:formula="of:=IF(IF(LEFT(TRIM([$Translations.$B700]);LEN([.A$1]))=[.A$1];&quot;Yes&quot;;&quot;No&quot;)=IF(LEFT(TRIM([$Translations.$C700]);LEN([.A$1]))=[.A$1];&quot;Yes&quot;;&quot;No&quot;);&quot;&quot;;&quot;NO&quot;)">
            <text:p/>
          </table:table-cell>
          <table:table-cell table:formula="of:=IF(IF(LEFT(TRIM([$Translations.$B700]);LEN([.B$1]))=[.B$1];&quot;Yes&quot;;&quot;No&quot;)=IF(LEFT(TRIM([$Translations.$C700]);LEN([.B$1]))=[.B$1];&quot;Yes&quot;;&quot;No&quot;);&quot;&quot;;&quot;NO&quot;)">
            <text:p/>
          </table:table-cell>
          <table:table-cell table:formula="of:=IF(IF(LEFT(TRIM([$Translations.$B700]);LEN([.C$1]))=[.C$1];&quot;Yes&quot;;&quot;No&quot;)=IF(LEFT(TRIM([$Translations.$C700]);LEN([.C$1]))=[.C$1];&quot;Yes&quot;;&quot;No&quot;);&quot;&quot;;&quot;NO&quot;)">
            <text:p/>
          </table:table-cell>
          <table:table-cell table:formula="of:=IF(IF(LEFT(TRIM([$Translations.$B700]);LEN([.D$1]))=[.D$1];&quot;Yes&quot;;&quot;No&quot;)=IF(LEFT(TRIM([$Translations.$C700]);LEN([.D$1]))=[.D$1];&quot;Yes&quot;;&quot;No&quot;);&quot;&quot;;&quot;NO&quot;)">
            <text:p/>
          </table:table-cell>
          <table:table-cell table:formula="of:=IF(IF(LEFT(TRIM([$Translations.$B700]);LEN([.E$1]))=[.E$1];&quot;Yes&quot;;&quot;No&quot;)=IF(LEFT(TRIM([$Translations.$C700]);LEN([.E$1]))=[.E$1];&quot;Yes&quot;;&quot;No&quot;);&quot;&quot;;&quot;NO&quot;)">
            <text:p/>
          </table:table-cell>
          <table:table-cell table:formula="of:=IF(IF(LEFT(TRIM([$Translations.$B700]);LEN([.F$1]))=[.F$1];&quot;Yes&quot;;&quot;No&quot;)=IF(LEFT(TRIM([$Translations.$C700]);LEN([.F$1]))=[.F$1];&quot;Yes&quot;;&quot;No&quot;);&quot;&quot;;&quot;NO&quot;)">
            <text:p/>
          </table:table-cell>
          <table:table-cell table:formula="of:=IF(IF(LEFT(TRIM([$Translations.$B700]);LEN([.G$1]))=[.G$1];&quot;Yes&quot;;&quot;No&quot;)=IF(LEFT(TRIM([$Translations.$C700]);LEN([.G$1]))=[.G$1];&quot;Yes&quot;;&quot;No&quot;);&quot;&quot;;&quot;NO&quot;)">
            <text:p/>
          </table:table-cell>
        </table:table-row>
        <table:table-row table:style-name="ro8">
          <table:table-cell table:formula="of:=IF(IF(LEFT(TRIM([$Translations.$B701]);LEN([.A$1]))=[.A$1];&quot;Yes&quot;;&quot;No&quot;)=IF(LEFT(TRIM([$Translations.$C701]);LEN([.A$1]))=[.A$1];&quot;Yes&quot;;&quot;No&quot;);&quot;&quot;;&quot;NO&quot;)">
            <text:p/>
          </table:table-cell>
          <table:table-cell table:formula="of:=IF(IF(LEFT(TRIM([$Translations.$B701]);LEN([.B$1]))=[.B$1];&quot;Yes&quot;;&quot;No&quot;)=IF(LEFT(TRIM([$Translations.$C701]);LEN([.B$1]))=[.B$1];&quot;Yes&quot;;&quot;No&quot;);&quot;&quot;;&quot;NO&quot;)">
            <text:p/>
          </table:table-cell>
          <table:table-cell table:formula="of:=IF(IF(LEFT(TRIM([$Translations.$B701]);LEN([.C$1]))=[.C$1];&quot;Yes&quot;;&quot;No&quot;)=IF(LEFT(TRIM([$Translations.$C701]);LEN([.C$1]))=[.C$1];&quot;Yes&quot;;&quot;No&quot;);&quot;&quot;;&quot;NO&quot;)">
            <text:p/>
          </table:table-cell>
          <table:table-cell table:formula="of:=IF(IF(LEFT(TRIM([$Translations.$B701]);LEN([.D$1]))=[.D$1];&quot;Yes&quot;;&quot;No&quot;)=IF(LEFT(TRIM([$Translations.$C701]);LEN([.D$1]))=[.D$1];&quot;Yes&quot;;&quot;No&quot;);&quot;&quot;;&quot;NO&quot;)">
            <text:p/>
          </table:table-cell>
          <table:table-cell table:formula="of:=IF(IF(LEFT(TRIM([$Translations.$B701]);LEN([.E$1]))=[.E$1];&quot;Yes&quot;;&quot;No&quot;)=IF(LEFT(TRIM([$Translations.$C701]);LEN([.E$1]))=[.E$1];&quot;Yes&quot;;&quot;No&quot;);&quot;&quot;;&quot;NO&quot;)">
            <text:p/>
          </table:table-cell>
          <table:table-cell table:formula="of:=IF(IF(LEFT(TRIM([$Translations.$B701]);LEN([.F$1]))=[.F$1];&quot;Yes&quot;;&quot;No&quot;)=IF(LEFT(TRIM([$Translations.$C701]);LEN([.F$1]))=[.F$1];&quot;Yes&quot;;&quot;No&quot;);&quot;&quot;;&quot;NO&quot;)">
            <text:p/>
          </table:table-cell>
          <table:table-cell table:formula="of:=IF(IF(LEFT(TRIM([$Translations.$B701]);LEN([.G$1]))=[.G$1];&quot;Yes&quot;;&quot;No&quot;)=IF(LEFT(TRIM([$Translations.$C701]);LEN([.G$1]))=[.G$1];&quot;Yes&quot;;&quot;No&quot;);&quot;&quot;;&quot;NO&quot;)">
            <text:p/>
          </table:table-cell>
        </table:table-row>
        <table:table-row table:style-name="ro8">
          <table:table-cell table:formula="of:=IF(IF(LEFT(TRIM([$Translations.$B702]);LEN([.A$1]))=[.A$1];&quot;Yes&quot;;&quot;No&quot;)=IF(LEFT(TRIM([$Translations.$C702]);LEN([.A$1]))=[.A$1];&quot;Yes&quot;;&quot;No&quot;);&quot;&quot;;&quot;NO&quot;)">
            <text:p/>
          </table:table-cell>
          <table:table-cell table:formula="of:=IF(IF(LEFT(TRIM([$Translations.$B702]);LEN([.B$1]))=[.B$1];&quot;Yes&quot;;&quot;No&quot;)=IF(LEFT(TRIM([$Translations.$C702]);LEN([.B$1]))=[.B$1];&quot;Yes&quot;;&quot;No&quot;);&quot;&quot;;&quot;NO&quot;)">
            <text:p/>
          </table:table-cell>
          <table:table-cell table:formula="of:=IF(IF(LEFT(TRIM([$Translations.$B702]);LEN([.C$1]))=[.C$1];&quot;Yes&quot;;&quot;No&quot;)=IF(LEFT(TRIM([$Translations.$C702]);LEN([.C$1]))=[.C$1];&quot;Yes&quot;;&quot;No&quot;);&quot;&quot;;&quot;NO&quot;)">
            <text:p/>
          </table:table-cell>
          <table:table-cell table:formula="of:=IF(IF(LEFT(TRIM([$Translations.$B702]);LEN([.D$1]))=[.D$1];&quot;Yes&quot;;&quot;No&quot;)=IF(LEFT(TRIM([$Translations.$C702]);LEN([.D$1]))=[.D$1];&quot;Yes&quot;;&quot;No&quot;);&quot;&quot;;&quot;NO&quot;)">
            <text:p/>
          </table:table-cell>
          <table:table-cell table:formula="of:=IF(IF(LEFT(TRIM([$Translations.$B702]);LEN([.E$1]))=[.E$1];&quot;Yes&quot;;&quot;No&quot;)=IF(LEFT(TRIM([$Translations.$C702]);LEN([.E$1]))=[.E$1];&quot;Yes&quot;;&quot;No&quot;);&quot;&quot;;&quot;NO&quot;)">
            <text:p/>
          </table:table-cell>
          <table:table-cell table:formula="of:=IF(IF(LEFT(TRIM([$Translations.$B702]);LEN([.F$1]))=[.F$1];&quot;Yes&quot;;&quot;No&quot;)=IF(LEFT(TRIM([$Translations.$C702]);LEN([.F$1]))=[.F$1];&quot;Yes&quot;;&quot;No&quot;);&quot;&quot;;&quot;NO&quot;)">
            <text:p/>
          </table:table-cell>
          <table:table-cell table:formula="of:=IF(IF(LEFT(TRIM([$Translations.$B702]);LEN([.G$1]))=[.G$1];&quot;Yes&quot;;&quot;No&quot;)=IF(LEFT(TRIM([$Translations.$C702]);LEN([.G$1]))=[.G$1];&quot;Yes&quot;;&quot;No&quot;);&quot;&quot;;&quot;NO&quot;)">
            <text:p/>
          </table:table-cell>
        </table:table-row>
        <table:table-row table:style-name="ro8">
          <table:table-cell table:formula="of:=IF(IF(LEFT(TRIM([$Translations.$B703]);LEN([.A$1]))=[.A$1];&quot;Yes&quot;;&quot;No&quot;)=IF(LEFT(TRIM([$Translations.$C703]);LEN([.A$1]))=[.A$1];&quot;Yes&quot;;&quot;No&quot;);&quot;&quot;;&quot;NO&quot;)">
            <text:p/>
          </table:table-cell>
          <table:table-cell table:formula="of:=IF(IF(LEFT(TRIM([$Translations.$B703]);LEN([.B$1]))=[.B$1];&quot;Yes&quot;;&quot;No&quot;)=IF(LEFT(TRIM([$Translations.$C703]);LEN([.B$1]))=[.B$1];&quot;Yes&quot;;&quot;No&quot;);&quot;&quot;;&quot;NO&quot;)">
            <text:p/>
          </table:table-cell>
          <table:table-cell table:formula="of:=IF(IF(LEFT(TRIM([$Translations.$B703]);LEN([.C$1]))=[.C$1];&quot;Yes&quot;;&quot;No&quot;)=IF(LEFT(TRIM([$Translations.$C703]);LEN([.C$1]))=[.C$1];&quot;Yes&quot;;&quot;No&quot;);&quot;&quot;;&quot;NO&quot;)">
            <text:p/>
          </table:table-cell>
          <table:table-cell table:formula="of:=IF(IF(LEFT(TRIM([$Translations.$B703]);LEN([.D$1]))=[.D$1];&quot;Yes&quot;;&quot;No&quot;)=IF(LEFT(TRIM([$Translations.$C703]);LEN([.D$1]))=[.D$1];&quot;Yes&quot;;&quot;No&quot;);&quot;&quot;;&quot;NO&quot;)">
            <text:p/>
          </table:table-cell>
          <table:table-cell table:formula="of:=IF(IF(LEFT(TRIM([$Translations.$B703]);LEN([.E$1]))=[.E$1];&quot;Yes&quot;;&quot;No&quot;)=IF(LEFT(TRIM([$Translations.$C703]);LEN([.E$1]))=[.E$1];&quot;Yes&quot;;&quot;No&quot;);&quot;&quot;;&quot;NO&quot;)">
            <text:p/>
          </table:table-cell>
          <table:table-cell table:formula="of:=IF(IF(LEFT(TRIM([$Translations.$B703]);LEN([.F$1]))=[.F$1];&quot;Yes&quot;;&quot;No&quot;)=IF(LEFT(TRIM([$Translations.$C703]);LEN([.F$1]))=[.F$1];&quot;Yes&quot;;&quot;No&quot;);&quot;&quot;;&quot;NO&quot;)">
            <text:p/>
          </table:table-cell>
          <table:table-cell table:formula="of:=IF(IF(LEFT(TRIM([$Translations.$B703]);LEN([.G$1]))=[.G$1];&quot;Yes&quot;;&quot;No&quot;)=IF(LEFT(TRIM([$Translations.$C703]);LEN([.G$1]))=[.G$1];&quot;Yes&quot;;&quot;No&quot;);&quot;&quot;;&quot;NO&quot;)">
            <text:p/>
          </table:table-cell>
        </table:table-row>
        <table:table-row table:style-name="ro8">
          <table:table-cell table:formula="of:=IF(IF(LEFT(TRIM([$Translations.$B704]);LEN([.A$1]))=[.A$1];&quot;Yes&quot;;&quot;No&quot;)=IF(LEFT(TRIM([$Translations.$C704]);LEN([.A$1]))=[.A$1];&quot;Yes&quot;;&quot;No&quot;);&quot;&quot;;&quot;NO&quot;)">
            <text:p/>
          </table:table-cell>
          <table:table-cell table:formula="of:=IF(IF(LEFT(TRIM([$Translations.$B704]);LEN([.B$1]))=[.B$1];&quot;Yes&quot;;&quot;No&quot;)=IF(LEFT(TRIM([$Translations.$C704]);LEN([.B$1]))=[.B$1];&quot;Yes&quot;;&quot;No&quot;);&quot;&quot;;&quot;NO&quot;)">
            <text:p/>
          </table:table-cell>
          <table:table-cell table:formula="of:=IF(IF(LEFT(TRIM([$Translations.$B704]);LEN([.C$1]))=[.C$1];&quot;Yes&quot;;&quot;No&quot;)=IF(LEFT(TRIM([$Translations.$C704]);LEN([.C$1]))=[.C$1];&quot;Yes&quot;;&quot;No&quot;);&quot;&quot;;&quot;NO&quot;)">
            <text:p/>
          </table:table-cell>
          <table:table-cell table:formula="of:=IF(IF(LEFT(TRIM([$Translations.$B704]);LEN([.D$1]))=[.D$1];&quot;Yes&quot;;&quot;No&quot;)=IF(LEFT(TRIM([$Translations.$C704]);LEN([.D$1]))=[.D$1];&quot;Yes&quot;;&quot;No&quot;);&quot;&quot;;&quot;NO&quot;)">
            <text:p/>
          </table:table-cell>
          <table:table-cell table:formula="of:=IF(IF(LEFT(TRIM([$Translations.$B704]);LEN([.E$1]))=[.E$1];&quot;Yes&quot;;&quot;No&quot;)=IF(LEFT(TRIM([$Translations.$C704]);LEN([.E$1]))=[.E$1];&quot;Yes&quot;;&quot;No&quot;);&quot;&quot;;&quot;NO&quot;)">
            <text:p/>
          </table:table-cell>
          <table:table-cell table:formula="of:=IF(IF(LEFT(TRIM([$Translations.$B704]);LEN([.F$1]))=[.F$1];&quot;Yes&quot;;&quot;No&quot;)=IF(LEFT(TRIM([$Translations.$C704]);LEN([.F$1]))=[.F$1];&quot;Yes&quot;;&quot;No&quot;);&quot;&quot;;&quot;NO&quot;)">
            <text:p/>
          </table:table-cell>
          <table:table-cell table:formula="of:=IF(IF(LEFT(TRIM([$Translations.$B704]);LEN([.G$1]))=[.G$1];&quot;Yes&quot;;&quot;No&quot;)=IF(LEFT(TRIM([$Translations.$C704]);LEN([.G$1]))=[.G$1];&quot;Yes&quot;;&quot;No&quot;);&quot;&quot;;&quot;NO&quot;)">
            <text:p/>
          </table:table-cell>
        </table:table-row>
        <table:table-row table:style-name="ro8">
          <table:table-cell table:formula="of:=IF(IF(LEFT(TRIM([$Translations.$B705]);LEN([.A$1]))=[.A$1];&quot;Yes&quot;;&quot;No&quot;)=IF(LEFT(TRIM([$Translations.$C705]);LEN([.A$1]))=[.A$1];&quot;Yes&quot;;&quot;No&quot;);&quot;&quot;;&quot;NO&quot;)">
            <text:p/>
          </table:table-cell>
          <table:table-cell table:formula="of:=IF(IF(LEFT(TRIM([$Translations.$B705]);LEN([.B$1]))=[.B$1];&quot;Yes&quot;;&quot;No&quot;)=IF(LEFT(TRIM([$Translations.$C705]);LEN([.B$1]))=[.B$1];&quot;Yes&quot;;&quot;No&quot;);&quot;&quot;;&quot;NO&quot;)">
            <text:p/>
          </table:table-cell>
          <table:table-cell table:formula="of:=IF(IF(LEFT(TRIM([$Translations.$B705]);LEN([.C$1]))=[.C$1];&quot;Yes&quot;;&quot;No&quot;)=IF(LEFT(TRIM([$Translations.$C705]);LEN([.C$1]))=[.C$1];&quot;Yes&quot;;&quot;No&quot;);&quot;&quot;;&quot;NO&quot;)">
            <text:p/>
          </table:table-cell>
          <table:table-cell table:formula="of:=IF(IF(LEFT(TRIM([$Translations.$B705]);LEN([.D$1]))=[.D$1];&quot;Yes&quot;;&quot;No&quot;)=IF(LEFT(TRIM([$Translations.$C705]);LEN([.D$1]))=[.D$1];&quot;Yes&quot;;&quot;No&quot;);&quot;&quot;;&quot;NO&quot;)">
            <text:p/>
          </table:table-cell>
          <table:table-cell table:formula="of:=IF(IF(LEFT(TRIM([$Translations.$B705]);LEN([.E$1]))=[.E$1];&quot;Yes&quot;;&quot;No&quot;)=IF(LEFT(TRIM([$Translations.$C705]);LEN([.E$1]))=[.E$1];&quot;Yes&quot;;&quot;No&quot;);&quot;&quot;;&quot;NO&quot;)">
            <text:p/>
          </table:table-cell>
          <table:table-cell table:formula="of:=IF(IF(LEFT(TRIM([$Translations.$B705]);LEN([.F$1]))=[.F$1];&quot;Yes&quot;;&quot;No&quot;)=IF(LEFT(TRIM([$Translations.$C705]);LEN([.F$1]))=[.F$1];&quot;Yes&quot;;&quot;No&quot;);&quot;&quot;;&quot;NO&quot;)">
            <text:p/>
          </table:table-cell>
          <table:table-cell table:formula="of:=IF(IF(LEFT(TRIM([$Translations.$B705]);LEN([.G$1]))=[.G$1];&quot;Yes&quot;;&quot;No&quot;)=IF(LEFT(TRIM([$Translations.$C705]);LEN([.G$1]))=[.G$1];&quot;Yes&quot;;&quot;No&quot;);&quot;&quot;;&quot;NO&quot;)">
            <text:p/>
          </table:table-cell>
        </table:table-row>
        <table:table-row table:style-name="ro8">
          <table:table-cell table:formula="of:=IF(IF(LEFT(TRIM([$Translations.$B706]);LEN([.A$1]))=[.A$1];&quot;Yes&quot;;&quot;No&quot;)=IF(LEFT(TRIM([$Translations.$C706]);LEN([.A$1]))=[.A$1];&quot;Yes&quot;;&quot;No&quot;);&quot;&quot;;&quot;NO&quot;)">
            <text:p/>
          </table:table-cell>
          <table:table-cell table:formula="of:=IF(IF(LEFT(TRIM([$Translations.$B706]);LEN([.B$1]))=[.B$1];&quot;Yes&quot;;&quot;No&quot;)=IF(LEFT(TRIM([$Translations.$C706]);LEN([.B$1]))=[.B$1];&quot;Yes&quot;;&quot;No&quot;);&quot;&quot;;&quot;NO&quot;)">
            <text:p/>
          </table:table-cell>
          <table:table-cell table:formula="of:=IF(IF(LEFT(TRIM([$Translations.$B706]);LEN([.C$1]))=[.C$1];&quot;Yes&quot;;&quot;No&quot;)=IF(LEFT(TRIM([$Translations.$C706]);LEN([.C$1]))=[.C$1];&quot;Yes&quot;;&quot;No&quot;);&quot;&quot;;&quot;NO&quot;)">
            <text:p/>
          </table:table-cell>
          <table:table-cell table:formula="of:=IF(IF(LEFT(TRIM([$Translations.$B706]);LEN([.D$1]))=[.D$1];&quot;Yes&quot;;&quot;No&quot;)=IF(LEFT(TRIM([$Translations.$C706]);LEN([.D$1]))=[.D$1];&quot;Yes&quot;;&quot;No&quot;);&quot;&quot;;&quot;NO&quot;)">
            <text:p/>
          </table:table-cell>
          <table:table-cell table:formula="of:=IF(IF(LEFT(TRIM([$Translations.$B706]);LEN([.E$1]))=[.E$1];&quot;Yes&quot;;&quot;No&quot;)=IF(LEFT(TRIM([$Translations.$C706]);LEN([.E$1]))=[.E$1];&quot;Yes&quot;;&quot;No&quot;);&quot;&quot;;&quot;NO&quot;)">
            <text:p/>
          </table:table-cell>
          <table:table-cell table:formula="of:=IF(IF(LEFT(TRIM([$Translations.$B706]);LEN([.F$1]))=[.F$1];&quot;Yes&quot;;&quot;No&quot;)=IF(LEFT(TRIM([$Translations.$C706]);LEN([.F$1]))=[.F$1];&quot;Yes&quot;;&quot;No&quot;);&quot;&quot;;&quot;NO&quot;)">
            <text:p/>
          </table:table-cell>
          <table:table-cell table:formula="of:=IF(IF(LEFT(TRIM([$Translations.$B706]);LEN([.G$1]))=[.G$1];&quot;Yes&quot;;&quot;No&quot;)=IF(LEFT(TRIM([$Translations.$C706]);LEN([.G$1]))=[.G$1];&quot;Yes&quot;;&quot;No&quot;);&quot;&quot;;&quot;NO&quot;)">
            <text:p/>
          </table:table-cell>
        </table:table-row>
        <table:table-row table:style-name="ro8">
          <table:table-cell table:formula="of:=IF(IF(LEFT(TRIM([$Translations.$B707]);LEN([.A$1]))=[.A$1];&quot;Yes&quot;;&quot;No&quot;)=IF(LEFT(TRIM([$Translations.$C707]);LEN([.A$1]))=[.A$1];&quot;Yes&quot;;&quot;No&quot;);&quot;&quot;;&quot;NO&quot;)">
            <text:p/>
          </table:table-cell>
          <table:table-cell table:formula="of:=IF(IF(LEFT(TRIM([$Translations.$B707]);LEN([.B$1]))=[.B$1];&quot;Yes&quot;;&quot;No&quot;)=IF(LEFT(TRIM([$Translations.$C707]);LEN([.B$1]))=[.B$1];&quot;Yes&quot;;&quot;No&quot;);&quot;&quot;;&quot;NO&quot;)">
            <text:p/>
          </table:table-cell>
          <table:table-cell table:formula="of:=IF(IF(LEFT(TRIM([$Translations.$B707]);LEN([.C$1]))=[.C$1];&quot;Yes&quot;;&quot;No&quot;)=IF(LEFT(TRIM([$Translations.$C707]);LEN([.C$1]))=[.C$1];&quot;Yes&quot;;&quot;No&quot;);&quot;&quot;;&quot;NO&quot;)">
            <text:p/>
          </table:table-cell>
          <table:table-cell table:formula="of:=IF(IF(LEFT(TRIM([$Translations.$B707]);LEN([.D$1]))=[.D$1];&quot;Yes&quot;;&quot;No&quot;)=IF(LEFT(TRIM([$Translations.$C707]);LEN([.D$1]))=[.D$1];&quot;Yes&quot;;&quot;No&quot;);&quot;&quot;;&quot;NO&quot;)">
            <text:p/>
          </table:table-cell>
          <table:table-cell table:formula="of:=IF(IF(LEFT(TRIM([$Translations.$B707]);LEN([.E$1]))=[.E$1];&quot;Yes&quot;;&quot;No&quot;)=IF(LEFT(TRIM([$Translations.$C707]);LEN([.E$1]))=[.E$1];&quot;Yes&quot;;&quot;No&quot;);&quot;&quot;;&quot;NO&quot;)">
            <text:p/>
          </table:table-cell>
          <table:table-cell table:formula="of:=IF(IF(LEFT(TRIM([$Translations.$B707]);LEN([.F$1]))=[.F$1];&quot;Yes&quot;;&quot;No&quot;)=IF(LEFT(TRIM([$Translations.$C707]);LEN([.F$1]))=[.F$1];&quot;Yes&quot;;&quot;No&quot;);&quot;&quot;;&quot;NO&quot;)">
            <text:p/>
          </table:table-cell>
          <table:table-cell table:formula="of:=IF(IF(LEFT(TRIM([$Translations.$B707]);LEN([.G$1]))=[.G$1];&quot;Yes&quot;;&quot;No&quot;)=IF(LEFT(TRIM([$Translations.$C707]);LEN([.G$1]))=[.G$1];&quot;Yes&quot;;&quot;No&quot;);&quot;&quot;;&quot;NO&quot;)">
            <text:p/>
          </table:table-cell>
        </table:table-row>
        <table:table-row table:style-name="ro8">
          <table:table-cell table:formula="of:=IF(IF(LEFT(TRIM([$Translations.$B708]);LEN([.A$1]))=[.A$1];&quot;Yes&quot;;&quot;No&quot;)=IF(LEFT(TRIM([$Translations.$C708]);LEN([.A$1]))=[.A$1];&quot;Yes&quot;;&quot;No&quot;);&quot;&quot;;&quot;NO&quot;)">
            <text:p/>
          </table:table-cell>
          <table:table-cell table:formula="of:=IF(IF(LEFT(TRIM([$Translations.$B708]);LEN([.B$1]))=[.B$1];&quot;Yes&quot;;&quot;No&quot;)=IF(LEFT(TRIM([$Translations.$C708]);LEN([.B$1]))=[.B$1];&quot;Yes&quot;;&quot;No&quot;);&quot;&quot;;&quot;NO&quot;)">
            <text:p/>
          </table:table-cell>
          <table:table-cell table:formula="of:=IF(IF(LEFT(TRIM([$Translations.$B708]);LEN([.C$1]))=[.C$1];&quot;Yes&quot;;&quot;No&quot;)=IF(LEFT(TRIM([$Translations.$C708]);LEN([.C$1]))=[.C$1];&quot;Yes&quot;;&quot;No&quot;);&quot;&quot;;&quot;NO&quot;)">
            <text:p/>
          </table:table-cell>
          <table:table-cell table:formula="of:=IF(IF(LEFT(TRIM([$Translations.$B708]);LEN([.D$1]))=[.D$1];&quot;Yes&quot;;&quot;No&quot;)=IF(LEFT(TRIM([$Translations.$C708]);LEN([.D$1]))=[.D$1];&quot;Yes&quot;;&quot;No&quot;);&quot;&quot;;&quot;NO&quot;)">
            <text:p/>
          </table:table-cell>
          <table:table-cell table:formula="of:=IF(IF(LEFT(TRIM([$Translations.$B708]);LEN([.E$1]))=[.E$1];&quot;Yes&quot;;&quot;No&quot;)=IF(LEFT(TRIM([$Translations.$C708]);LEN([.E$1]))=[.E$1];&quot;Yes&quot;;&quot;No&quot;);&quot;&quot;;&quot;NO&quot;)">
            <text:p/>
          </table:table-cell>
          <table:table-cell table:formula="of:=IF(IF(LEFT(TRIM([$Translations.$B708]);LEN([.F$1]))=[.F$1];&quot;Yes&quot;;&quot;No&quot;)=IF(LEFT(TRIM([$Translations.$C708]);LEN([.F$1]))=[.F$1];&quot;Yes&quot;;&quot;No&quot;);&quot;&quot;;&quot;NO&quot;)">
            <text:p/>
          </table:table-cell>
          <table:table-cell table:formula="of:=IF(IF(LEFT(TRIM([$Translations.$B708]);LEN([.G$1]))=[.G$1];&quot;Yes&quot;;&quot;No&quot;)=IF(LEFT(TRIM([$Translations.$C708]);LEN([.G$1]))=[.G$1];&quot;Yes&quot;;&quot;No&quot;);&quot;&quot;;&quot;NO&quot;)">
            <text:p/>
          </table:table-cell>
        </table:table-row>
        <table:table-row table:style-name="ro8">
          <table:table-cell table:formula="of:=IF(IF(LEFT(TRIM([$Translations.$B709]);LEN([.A$1]))=[.A$1];&quot;Yes&quot;;&quot;No&quot;)=IF(LEFT(TRIM([$Translations.$C709]);LEN([.A$1]))=[.A$1];&quot;Yes&quot;;&quot;No&quot;);&quot;&quot;;&quot;NO&quot;)">
            <text:p/>
          </table:table-cell>
          <table:table-cell table:formula="of:=IF(IF(LEFT(TRIM([$Translations.$B709]);LEN([.B$1]))=[.B$1];&quot;Yes&quot;;&quot;No&quot;)=IF(LEFT(TRIM([$Translations.$C709]);LEN([.B$1]))=[.B$1];&quot;Yes&quot;;&quot;No&quot;);&quot;&quot;;&quot;NO&quot;)">
            <text:p/>
          </table:table-cell>
          <table:table-cell table:formula="of:=IF(IF(LEFT(TRIM([$Translations.$B709]);LEN([.C$1]))=[.C$1];&quot;Yes&quot;;&quot;No&quot;)=IF(LEFT(TRIM([$Translations.$C709]);LEN([.C$1]))=[.C$1];&quot;Yes&quot;;&quot;No&quot;);&quot;&quot;;&quot;NO&quot;)">
            <text:p/>
          </table:table-cell>
          <table:table-cell table:formula="of:=IF(IF(LEFT(TRIM([$Translations.$B709]);LEN([.D$1]))=[.D$1];&quot;Yes&quot;;&quot;No&quot;)=IF(LEFT(TRIM([$Translations.$C709]);LEN([.D$1]))=[.D$1];&quot;Yes&quot;;&quot;No&quot;);&quot;&quot;;&quot;NO&quot;)">
            <text:p/>
          </table:table-cell>
          <table:table-cell table:formula="of:=IF(IF(LEFT(TRIM([$Translations.$B709]);LEN([.E$1]))=[.E$1];&quot;Yes&quot;;&quot;No&quot;)=IF(LEFT(TRIM([$Translations.$C709]);LEN([.E$1]))=[.E$1];&quot;Yes&quot;;&quot;No&quot;);&quot;&quot;;&quot;NO&quot;)">
            <text:p/>
          </table:table-cell>
          <table:table-cell table:formula="of:=IF(IF(LEFT(TRIM([$Translations.$B709]);LEN([.F$1]))=[.F$1];&quot;Yes&quot;;&quot;No&quot;)=IF(LEFT(TRIM([$Translations.$C709]);LEN([.F$1]))=[.F$1];&quot;Yes&quot;;&quot;No&quot;);&quot;&quot;;&quot;NO&quot;)">
            <text:p/>
          </table:table-cell>
          <table:table-cell table:formula="of:=IF(IF(LEFT(TRIM([$Translations.$B709]);LEN([.G$1]))=[.G$1];&quot;Yes&quot;;&quot;No&quot;)=IF(LEFT(TRIM([$Translations.$C709]);LEN([.G$1]))=[.G$1];&quot;Yes&quot;;&quot;No&quot;);&quot;&quot;;&quot;NO&quot;)">
            <text:p/>
          </table:table-cell>
        </table:table-row>
        <table:table-row table:style-name="ro8">
          <table:table-cell table:formula="of:=IF(IF(LEFT(TRIM([$Translations.$B710]);LEN([.A$1]))=[.A$1];&quot;Yes&quot;;&quot;No&quot;)=IF(LEFT(TRIM([$Translations.$C710]);LEN([.A$1]))=[.A$1];&quot;Yes&quot;;&quot;No&quot;);&quot;&quot;;&quot;NO&quot;)">
            <text:p/>
          </table:table-cell>
          <table:table-cell table:formula="of:=IF(IF(LEFT(TRIM([$Translations.$B710]);LEN([.B$1]))=[.B$1];&quot;Yes&quot;;&quot;No&quot;)=IF(LEFT(TRIM([$Translations.$C710]);LEN([.B$1]))=[.B$1];&quot;Yes&quot;;&quot;No&quot;);&quot;&quot;;&quot;NO&quot;)">
            <text:p/>
          </table:table-cell>
          <table:table-cell table:formula="of:=IF(IF(LEFT(TRIM([$Translations.$B710]);LEN([.C$1]))=[.C$1];&quot;Yes&quot;;&quot;No&quot;)=IF(LEFT(TRIM([$Translations.$C710]);LEN([.C$1]))=[.C$1];&quot;Yes&quot;;&quot;No&quot;);&quot;&quot;;&quot;NO&quot;)">
            <text:p/>
          </table:table-cell>
          <table:table-cell table:formula="of:=IF(IF(LEFT(TRIM([$Translations.$B710]);LEN([.D$1]))=[.D$1];&quot;Yes&quot;;&quot;No&quot;)=IF(LEFT(TRIM([$Translations.$C710]);LEN([.D$1]))=[.D$1];&quot;Yes&quot;;&quot;No&quot;);&quot;&quot;;&quot;NO&quot;)">
            <text:p/>
          </table:table-cell>
          <table:table-cell table:formula="of:=IF(IF(LEFT(TRIM([$Translations.$B710]);LEN([.E$1]))=[.E$1];&quot;Yes&quot;;&quot;No&quot;)=IF(LEFT(TRIM([$Translations.$C710]);LEN([.E$1]))=[.E$1];&quot;Yes&quot;;&quot;No&quot;);&quot;&quot;;&quot;NO&quot;)">
            <text:p/>
          </table:table-cell>
          <table:table-cell table:formula="of:=IF(IF(LEFT(TRIM([$Translations.$B710]);LEN([.F$1]))=[.F$1];&quot;Yes&quot;;&quot;No&quot;)=IF(LEFT(TRIM([$Translations.$C710]);LEN([.F$1]))=[.F$1];&quot;Yes&quot;;&quot;No&quot;);&quot;&quot;;&quot;NO&quot;)">
            <text:p/>
          </table:table-cell>
          <table:table-cell table:formula="of:=IF(IF(LEFT(TRIM([$Translations.$B710]);LEN([.G$1]))=[.G$1];&quot;Yes&quot;;&quot;No&quot;)=IF(LEFT(TRIM([$Translations.$C710]);LEN([.G$1]))=[.G$1];&quot;Yes&quot;;&quot;No&quot;);&quot;&quot;;&quot;NO&quot;)">
            <text:p/>
          </table:table-cell>
        </table:table-row>
        <table:table-row table:style-name="ro8">
          <table:table-cell table:formula="of:=IF(IF(LEFT(TRIM([$Translations.$B711]);LEN([.A$1]))=[.A$1];&quot;Yes&quot;;&quot;No&quot;)=IF(LEFT(TRIM([$Translations.$C711]);LEN([.A$1]))=[.A$1];&quot;Yes&quot;;&quot;No&quot;);&quot;&quot;;&quot;NO&quot;)">
            <text:p/>
          </table:table-cell>
          <table:table-cell table:formula="of:=IF(IF(LEFT(TRIM([$Translations.$B711]);LEN([.B$1]))=[.B$1];&quot;Yes&quot;;&quot;No&quot;)=IF(LEFT(TRIM([$Translations.$C711]);LEN([.B$1]))=[.B$1];&quot;Yes&quot;;&quot;No&quot;);&quot;&quot;;&quot;NO&quot;)">
            <text:p/>
          </table:table-cell>
          <table:table-cell table:formula="of:=IF(IF(LEFT(TRIM([$Translations.$B711]);LEN([.C$1]))=[.C$1];&quot;Yes&quot;;&quot;No&quot;)=IF(LEFT(TRIM([$Translations.$C711]);LEN([.C$1]))=[.C$1];&quot;Yes&quot;;&quot;No&quot;);&quot;&quot;;&quot;NO&quot;)">
            <text:p/>
          </table:table-cell>
          <table:table-cell table:formula="of:=IF(IF(LEFT(TRIM([$Translations.$B711]);LEN([.D$1]))=[.D$1];&quot;Yes&quot;;&quot;No&quot;)=IF(LEFT(TRIM([$Translations.$C711]);LEN([.D$1]))=[.D$1];&quot;Yes&quot;;&quot;No&quot;);&quot;&quot;;&quot;NO&quot;)">
            <text:p/>
          </table:table-cell>
          <table:table-cell table:formula="of:=IF(IF(LEFT(TRIM([$Translations.$B711]);LEN([.E$1]))=[.E$1];&quot;Yes&quot;;&quot;No&quot;)=IF(LEFT(TRIM([$Translations.$C711]);LEN([.E$1]))=[.E$1];&quot;Yes&quot;;&quot;No&quot;);&quot;&quot;;&quot;NO&quot;)">
            <text:p/>
          </table:table-cell>
          <table:table-cell table:formula="of:=IF(IF(LEFT(TRIM([$Translations.$B711]);LEN([.F$1]))=[.F$1];&quot;Yes&quot;;&quot;No&quot;)=IF(LEFT(TRIM([$Translations.$C711]);LEN([.F$1]))=[.F$1];&quot;Yes&quot;;&quot;No&quot;);&quot;&quot;;&quot;NO&quot;)">
            <text:p/>
          </table:table-cell>
          <table:table-cell table:formula="of:=IF(IF(LEFT(TRIM([$Translations.$B711]);LEN([.G$1]))=[.G$1];&quot;Yes&quot;;&quot;No&quot;)=IF(LEFT(TRIM([$Translations.$C711]);LEN([.G$1]))=[.G$1];&quot;Yes&quot;;&quot;No&quot;);&quot;&quot;;&quot;NO&quot;)">
            <text:p/>
          </table:table-cell>
        </table:table-row>
        <table:table-row table:style-name="ro8">
          <table:table-cell table:formula="of:=IF(IF(LEFT(TRIM([$Translations.$B712]);LEN([.A$1]))=[.A$1];&quot;Yes&quot;;&quot;No&quot;)=IF(LEFT(TRIM([$Translations.$C712]);LEN([.A$1]))=[.A$1];&quot;Yes&quot;;&quot;No&quot;);&quot;&quot;;&quot;NO&quot;)">
            <text:p/>
          </table:table-cell>
          <table:table-cell table:formula="of:=IF(IF(LEFT(TRIM([$Translations.$B712]);LEN([.B$1]))=[.B$1];&quot;Yes&quot;;&quot;No&quot;)=IF(LEFT(TRIM([$Translations.$C712]);LEN([.B$1]))=[.B$1];&quot;Yes&quot;;&quot;No&quot;);&quot;&quot;;&quot;NO&quot;)">
            <text:p/>
          </table:table-cell>
          <table:table-cell table:formula="of:=IF(IF(LEFT(TRIM([$Translations.$B712]);LEN([.C$1]))=[.C$1];&quot;Yes&quot;;&quot;No&quot;)=IF(LEFT(TRIM([$Translations.$C712]);LEN([.C$1]))=[.C$1];&quot;Yes&quot;;&quot;No&quot;);&quot;&quot;;&quot;NO&quot;)">
            <text:p/>
          </table:table-cell>
          <table:table-cell table:formula="of:=IF(IF(LEFT(TRIM([$Translations.$B712]);LEN([.D$1]))=[.D$1];&quot;Yes&quot;;&quot;No&quot;)=IF(LEFT(TRIM([$Translations.$C712]);LEN([.D$1]))=[.D$1];&quot;Yes&quot;;&quot;No&quot;);&quot;&quot;;&quot;NO&quot;)">
            <text:p/>
          </table:table-cell>
          <table:table-cell table:formula="of:=IF(IF(LEFT(TRIM([$Translations.$B712]);LEN([.E$1]))=[.E$1];&quot;Yes&quot;;&quot;No&quot;)=IF(LEFT(TRIM([$Translations.$C712]);LEN([.E$1]))=[.E$1];&quot;Yes&quot;;&quot;No&quot;);&quot;&quot;;&quot;NO&quot;)">
            <text:p/>
          </table:table-cell>
          <table:table-cell table:formula="of:=IF(IF(LEFT(TRIM([$Translations.$B712]);LEN([.F$1]))=[.F$1];&quot;Yes&quot;;&quot;No&quot;)=IF(LEFT(TRIM([$Translations.$C712]);LEN([.F$1]))=[.F$1];&quot;Yes&quot;;&quot;No&quot;);&quot;&quot;;&quot;NO&quot;)">
            <text:p/>
          </table:table-cell>
          <table:table-cell table:formula="of:=IF(IF(LEFT(TRIM([$Translations.$B712]);LEN([.G$1]))=[.G$1];&quot;Yes&quot;;&quot;No&quot;)=IF(LEFT(TRIM([$Translations.$C712]);LEN([.G$1]))=[.G$1];&quot;Yes&quot;;&quot;No&quot;);&quot;&quot;;&quot;NO&quot;)">
            <text:p/>
          </table:table-cell>
        </table:table-row>
        <table:table-row table:style-name="ro8">
          <table:table-cell table:formula="of:=IF(IF(LEFT(TRIM([$Translations.$B713]);LEN([.A$1]))=[.A$1];&quot;Yes&quot;;&quot;No&quot;)=IF(LEFT(TRIM([$Translations.$C713]);LEN([.A$1]))=[.A$1];&quot;Yes&quot;;&quot;No&quot;);&quot;&quot;;&quot;NO&quot;)">
            <text:p/>
          </table:table-cell>
          <table:table-cell table:formula="of:=IF(IF(LEFT(TRIM([$Translations.$B713]);LEN([.B$1]))=[.B$1];&quot;Yes&quot;;&quot;No&quot;)=IF(LEFT(TRIM([$Translations.$C713]);LEN([.B$1]))=[.B$1];&quot;Yes&quot;;&quot;No&quot;);&quot;&quot;;&quot;NO&quot;)">
            <text:p/>
          </table:table-cell>
          <table:table-cell table:formula="of:=IF(IF(LEFT(TRIM([$Translations.$B713]);LEN([.C$1]))=[.C$1];&quot;Yes&quot;;&quot;No&quot;)=IF(LEFT(TRIM([$Translations.$C713]);LEN([.C$1]))=[.C$1];&quot;Yes&quot;;&quot;No&quot;);&quot;&quot;;&quot;NO&quot;)">
            <text:p/>
          </table:table-cell>
          <table:table-cell table:formula="of:=IF(IF(LEFT(TRIM([$Translations.$B713]);LEN([.D$1]))=[.D$1];&quot;Yes&quot;;&quot;No&quot;)=IF(LEFT(TRIM([$Translations.$C713]);LEN([.D$1]))=[.D$1];&quot;Yes&quot;;&quot;No&quot;);&quot;&quot;;&quot;NO&quot;)">
            <text:p/>
          </table:table-cell>
          <table:table-cell table:formula="of:=IF(IF(LEFT(TRIM([$Translations.$B713]);LEN([.E$1]))=[.E$1];&quot;Yes&quot;;&quot;No&quot;)=IF(LEFT(TRIM([$Translations.$C713]);LEN([.E$1]))=[.E$1];&quot;Yes&quot;;&quot;No&quot;);&quot;&quot;;&quot;NO&quot;)">
            <text:p/>
          </table:table-cell>
          <table:table-cell table:formula="of:=IF(IF(LEFT(TRIM([$Translations.$B713]);LEN([.F$1]))=[.F$1];&quot;Yes&quot;;&quot;No&quot;)=IF(LEFT(TRIM([$Translations.$C713]);LEN([.F$1]))=[.F$1];&quot;Yes&quot;;&quot;No&quot;);&quot;&quot;;&quot;NO&quot;)">
            <text:p/>
          </table:table-cell>
          <table:table-cell table:formula="of:=IF(IF(LEFT(TRIM([$Translations.$B713]);LEN([.G$1]))=[.G$1];&quot;Yes&quot;;&quot;No&quot;)=IF(LEFT(TRIM([$Translations.$C713]);LEN([.G$1]))=[.G$1];&quot;Yes&quot;;&quot;No&quot;);&quot;&quot;;&quot;NO&quot;)">
            <text:p/>
          </table:table-cell>
        </table:table-row>
        <table:table-row table:style-name="ro8">
          <table:table-cell table:formula="of:=IF(IF(LEFT(TRIM([$Translations.$B714]);LEN([.A$1]))=[.A$1];&quot;Yes&quot;;&quot;No&quot;)=IF(LEFT(TRIM([$Translations.$C714]);LEN([.A$1]))=[.A$1];&quot;Yes&quot;;&quot;No&quot;);&quot;&quot;;&quot;NO&quot;)">
            <text:p/>
          </table:table-cell>
          <table:table-cell table:formula="of:=IF(IF(LEFT(TRIM([$Translations.$B714]);LEN([.B$1]))=[.B$1];&quot;Yes&quot;;&quot;No&quot;)=IF(LEFT(TRIM([$Translations.$C714]);LEN([.B$1]))=[.B$1];&quot;Yes&quot;;&quot;No&quot;);&quot;&quot;;&quot;NO&quot;)">
            <text:p/>
          </table:table-cell>
          <table:table-cell table:formula="of:=IF(IF(LEFT(TRIM([$Translations.$B714]);LEN([.C$1]))=[.C$1];&quot;Yes&quot;;&quot;No&quot;)=IF(LEFT(TRIM([$Translations.$C714]);LEN([.C$1]))=[.C$1];&quot;Yes&quot;;&quot;No&quot;);&quot;&quot;;&quot;NO&quot;)">
            <text:p/>
          </table:table-cell>
          <table:table-cell table:formula="of:=IF(IF(LEFT(TRIM([$Translations.$B714]);LEN([.D$1]))=[.D$1];&quot;Yes&quot;;&quot;No&quot;)=IF(LEFT(TRIM([$Translations.$C714]);LEN([.D$1]))=[.D$1];&quot;Yes&quot;;&quot;No&quot;);&quot;&quot;;&quot;NO&quot;)">
            <text:p/>
          </table:table-cell>
          <table:table-cell table:formula="of:=IF(IF(LEFT(TRIM([$Translations.$B714]);LEN([.E$1]))=[.E$1];&quot;Yes&quot;;&quot;No&quot;)=IF(LEFT(TRIM([$Translations.$C714]);LEN([.E$1]))=[.E$1];&quot;Yes&quot;;&quot;No&quot;);&quot;&quot;;&quot;NO&quot;)">
            <text:p/>
          </table:table-cell>
          <table:table-cell table:formula="of:=IF(IF(LEFT(TRIM([$Translations.$B714]);LEN([.F$1]))=[.F$1];&quot;Yes&quot;;&quot;No&quot;)=IF(LEFT(TRIM([$Translations.$C714]);LEN([.F$1]))=[.F$1];&quot;Yes&quot;;&quot;No&quot;);&quot;&quot;;&quot;NO&quot;)">
            <text:p/>
          </table:table-cell>
          <table:table-cell table:formula="of:=IF(IF(LEFT(TRIM([$Translations.$B714]);LEN([.G$1]))=[.G$1];&quot;Yes&quot;;&quot;No&quot;)=IF(LEFT(TRIM([$Translations.$C714]);LEN([.G$1]))=[.G$1];&quot;Yes&quot;;&quot;No&quot;);&quot;&quot;;&quot;NO&quot;)">
            <text:p/>
          </table:table-cell>
        </table:table-row>
        <table:table-row table:style-name="ro8">
          <table:table-cell table:formula="of:=IF(IF(LEFT(TRIM([$Translations.$B715]);LEN([.A$1]))=[.A$1];&quot;Yes&quot;;&quot;No&quot;)=IF(LEFT(TRIM([$Translations.$C715]);LEN([.A$1]))=[.A$1];&quot;Yes&quot;;&quot;No&quot;);&quot;&quot;;&quot;NO&quot;)">
            <text:p/>
          </table:table-cell>
          <table:table-cell table:formula="of:=IF(IF(LEFT(TRIM([$Translations.$B715]);LEN([.B$1]))=[.B$1];&quot;Yes&quot;;&quot;No&quot;)=IF(LEFT(TRIM([$Translations.$C715]);LEN([.B$1]))=[.B$1];&quot;Yes&quot;;&quot;No&quot;);&quot;&quot;;&quot;NO&quot;)">
            <text:p/>
          </table:table-cell>
          <table:table-cell table:formula="of:=IF(IF(LEFT(TRIM([$Translations.$B715]);LEN([.C$1]))=[.C$1];&quot;Yes&quot;;&quot;No&quot;)=IF(LEFT(TRIM([$Translations.$C715]);LEN([.C$1]))=[.C$1];&quot;Yes&quot;;&quot;No&quot;);&quot;&quot;;&quot;NO&quot;)">
            <text:p/>
          </table:table-cell>
          <table:table-cell table:formula="of:=IF(IF(LEFT(TRIM([$Translations.$B715]);LEN([.D$1]))=[.D$1];&quot;Yes&quot;;&quot;No&quot;)=IF(LEFT(TRIM([$Translations.$C715]);LEN([.D$1]))=[.D$1];&quot;Yes&quot;;&quot;No&quot;);&quot;&quot;;&quot;NO&quot;)">
            <text:p/>
          </table:table-cell>
          <table:table-cell table:formula="of:=IF(IF(LEFT(TRIM([$Translations.$B715]);LEN([.E$1]))=[.E$1];&quot;Yes&quot;;&quot;No&quot;)=IF(LEFT(TRIM([$Translations.$C715]);LEN([.E$1]))=[.E$1];&quot;Yes&quot;;&quot;No&quot;);&quot;&quot;;&quot;NO&quot;)">
            <text:p/>
          </table:table-cell>
          <table:table-cell table:formula="of:=IF(IF(LEFT(TRIM([$Translations.$B715]);LEN([.F$1]))=[.F$1];&quot;Yes&quot;;&quot;No&quot;)=IF(LEFT(TRIM([$Translations.$C715]);LEN([.F$1]))=[.F$1];&quot;Yes&quot;;&quot;No&quot;);&quot;&quot;;&quot;NO&quot;)">
            <text:p/>
          </table:table-cell>
          <table:table-cell table:formula="of:=IF(IF(LEFT(TRIM([$Translations.$B715]);LEN([.G$1]))=[.G$1];&quot;Yes&quot;;&quot;No&quot;)=IF(LEFT(TRIM([$Translations.$C715]);LEN([.G$1]))=[.G$1];&quot;Yes&quot;;&quot;No&quot;);&quot;&quot;;&quot;NO&quot;)">
            <text:p/>
          </table:table-cell>
        </table:table-row>
        <table:table-row table:style-name="ro8">
          <table:table-cell table:formula="of:=IF(IF(LEFT(TRIM([$Translations.$B716]);LEN([.A$1]))=[.A$1];&quot;Yes&quot;;&quot;No&quot;)=IF(LEFT(TRIM([$Translations.$C716]);LEN([.A$1]))=[.A$1];&quot;Yes&quot;;&quot;No&quot;);&quot;&quot;;&quot;NO&quot;)">
            <text:p/>
          </table:table-cell>
          <table:table-cell table:formula="of:=IF(IF(LEFT(TRIM([$Translations.$B716]);LEN([.B$1]))=[.B$1];&quot;Yes&quot;;&quot;No&quot;)=IF(LEFT(TRIM([$Translations.$C716]);LEN([.B$1]))=[.B$1];&quot;Yes&quot;;&quot;No&quot;);&quot;&quot;;&quot;NO&quot;)">
            <text:p/>
          </table:table-cell>
          <table:table-cell table:formula="of:=IF(IF(LEFT(TRIM([$Translations.$B716]);LEN([.C$1]))=[.C$1];&quot;Yes&quot;;&quot;No&quot;)=IF(LEFT(TRIM([$Translations.$C716]);LEN([.C$1]))=[.C$1];&quot;Yes&quot;;&quot;No&quot;);&quot;&quot;;&quot;NO&quot;)">
            <text:p/>
          </table:table-cell>
          <table:table-cell table:formula="of:=IF(IF(LEFT(TRIM([$Translations.$B716]);LEN([.D$1]))=[.D$1];&quot;Yes&quot;;&quot;No&quot;)=IF(LEFT(TRIM([$Translations.$C716]);LEN([.D$1]))=[.D$1];&quot;Yes&quot;;&quot;No&quot;);&quot;&quot;;&quot;NO&quot;)">
            <text:p/>
          </table:table-cell>
          <table:table-cell table:formula="of:=IF(IF(LEFT(TRIM([$Translations.$B716]);LEN([.E$1]))=[.E$1];&quot;Yes&quot;;&quot;No&quot;)=IF(LEFT(TRIM([$Translations.$C716]);LEN([.E$1]))=[.E$1];&quot;Yes&quot;;&quot;No&quot;);&quot;&quot;;&quot;NO&quot;)">
            <text:p/>
          </table:table-cell>
          <table:table-cell table:formula="of:=IF(IF(LEFT(TRIM([$Translations.$B716]);LEN([.F$1]))=[.F$1];&quot;Yes&quot;;&quot;No&quot;)=IF(LEFT(TRIM([$Translations.$C716]);LEN([.F$1]))=[.F$1];&quot;Yes&quot;;&quot;No&quot;);&quot;&quot;;&quot;NO&quot;)">
            <text:p/>
          </table:table-cell>
          <table:table-cell table:formula="of:=IF(IF(LEFT(TRIM([$Translations.$B716]);LEN([.G$1]))=[.G$1];&quot;Yes&quot;;&quot;No&quot;)=IF(LEFT(TRIM([$Translations.$C716]);LEN([.G$1]))=[.G$1];&quot;Yes&quot;;&quot;No&quot;);&quot;&quot;;&quot;NO&quot;)">
            <text:p/>
          </table:table-cell>
        </table:table-row>
        <table:table-row table:style-name="ro8">
          <table:table-cell table:formula="of:=IF(IF(LEFT(TRIM([$Translations.$B717]);LEN([.A$1]))=[.A$1];&quot;Yes&quot;;&quot;No&quot;)=IF(LEFT(TRIM([$Translations.$C717]);LEN([.A$1]))=[.A$1];&quot;Yes&quot;;&quot;No&quot;);&quot;&quot;;&quot;NO&quot;)">
            <text:p/>
          </table:table-cell>
          <table:table-cell table:formula="of:=IF(IF(LEFT(TRIM([$Translations.$B717]);LEN([.B$1]))=[.B$1];&quot;Yes&quot;;&quot;No&quot;)=IF(LEFT(TRIM([$Translations.$C717]);LEN([.B$1]))=[.B$1];&quot;Yes&quot;;&quot;No&quot;);&quot;&quot;;&quot;NO&quot;)">
            <text:p/>
          </table:table-cell>
          <table:table-cell table:formula="of:=IF(IF(LEFT(TRIM([$Translations.$B717]);LEN([.C$1]))=[.C$1];&quot;Yes&quot;;&quot;No&quot;)=IF(LEFT(TRIM([$Translations.$C717]);LEN([.C$1]))=[.C$1];&quot;Yes&quot;;&quot;No&quot;);&quot;&quot;;&quot;NO&quot;)">
            <text:p/>
          </table:table-cell>
          <table:table-cell table:formula="of:=IF(IF(LEFT(TRIM([$Translations.$B717]);LEN([.D$1]))=[.D$1];&quot;Yes&quot;;&quot;No&quot;)=IF(LEFT(TRIM([$Translations.$C717]);LEN([.D$1]))=[.D$1];&quot;Yes&quot;;&quot;No&quot;);&quot;&quot;;&quot;NO&quot;)">
            <text:p/>
          </table:table-cell>
          <table:table-cell table:formula="of:=IF(IF(LEFT(TRIM([$Translations.$B717]);LEN([.E$1]))=[.E$1];&quot;Yes&quot;;&quot;No&quot;)=IF(LEFT(TRIM([$Translations.$C717]);LEN([.E$1]))=[.E$1];&quot;Yes&quot;;&quot;No&quot;);&quot;&quot;;&quot;NO&quot;)">
            <text:p/>
          </table:table-cell>
          <table:table-cell table:formula="of:=IF(IF(LEFT(TRIM([$Translations.$B717]);LEN([.F$1]))=[.F$1];&quot;Yes&quot;;&quot;No&quot;)=IF(LEFT(TRIM([$Translations.$C717]);LEN([.F$1]))=[.F$1];&quot;Yes&quot;;&quot;No&quot;);&quot;&quot;;&quot;NO&quot;)">
            <text:p/>
          </table:table-cell>
          <table:table-cell table:formula="of:=IF(IF(LEFT(TRIM([$Translations.$B717]);LEN([.G$1]))=[.G$1];&quot;Yes&quot;;&quot;No&quot;)=IF(LEFT(TRIM([$Translations.$C717]);LEN([.G$1]))=[.G$1];&quot;Yes&quot;;&quot;No&quot;);&quot;&quot;;&quot;NO&quot;)">
            <text:p/>
          </table:table-cell>
        </table:table-row>
        <table:table-row table:style-name="ro8">
          <table:table-cell table:formula="of:=IF(IF(LEFT(TRIM([$Translations.$B718]);LEN([.A$1]))=[.A$1];&quot;Yes&quot;;&quot;No&quot;)=IF(LEFT(TRIM([$Translations.$C718]);LEN([.A$1]))=[.A$1];&quot;Yes&quot;;&quot;No&quot;);&quot;&quot;;&quot;NO&quot;)">
            <text:p/>
          </table:table-cell>
          <table:table-cell table:formula="of:=IF(IF(LEFT(TRIM([$Translations.$B718]);LEN([.B$1]))=[.B$1];&quot;Yes&quot;;&quot;No&quot;)=IF(LEFT(TRIM([$Translations.$C718]);LEN([.B$1]))=[.B$1];&quot;Yes&quot;;&quot;No&quot;);&quot;&quot;;&quot;NO&quot;)">
            <text:p/>
          </table:table-cell>
          <table:table-cell table:formula="of:=IF(IF(LEFT(TRIM([$Translations.$B718]);LEN([.C$1]))=[.C$1];&quot;Yes&quot;;&quot;No&quot;)=IF(LEFT(TRIM([$Translations.$C718]);LEN([.C$1]))=[.C$1];&quot;Yes&quot;;&quot;No&quot;);&quot;&quot;;&quot;NO&quot;)">
            <text:p/>
          </table:table-cell>
          <table:table-cell table:formula="of:=IF(IF(LEFT(TRIM([$Translations.$B718]);LEN([.D$1]))=[.D$1];&quot;Yes&quot;;&quot;No&quot;)=IF(LEFT(TRIM([$Translations.$C718]);LEN([.D$1]))=[.D$1];&quot;Yes&quot;;&quot;No&quot;);&quot;&quot;;&quot;NO&quot;)">
            <text:p/>
          </table:table-cell>
          <table:table-cell table:formula="of:=IF(IF(LEFT(TRIM([$Translations.$B718]);LEN([.E$1]))=[.E$1];&quot;Yes&quot;;&quot;No&quot;)=IF(LEFT(TRIM([$Translations.$C718]);LEN([.E$1]))=[.E$1];&quot;Yes&quot;;&quot;No&quot;);&quot;&quot;;&quot;NO&quot;)">
            <text:p/>
          </table:table-cell>
          <table:table-cell table:formula="of:=IF(IF(LEFT(TRIM([$Translations.$B718]);LEN([.F$1]))=[.F$1];&quot;Yes&quot;;&quot;No&quot;)=IF(LEFT(TRIM([$Translations.$C718]);LEN([.F$1]))=[.F$1];&quot;Yes&quot;;&quot;No&quot;);&quot;&quot;;&quot;NO&quot;)">
            <text:p/>
          </table:table-cell>
          <table:table-cell table:formula="of:=IF(IF(LEFT(TRIM([$Translations.$B718]);LEN([.G$1]))=[.G$1];&quot;Yes&quot;;&quot;No&quot;)=IF(LEFT(TRIM([$Translations.$C718]);LEN([.G$1]))=[.G$1];&quot;Yes&quot;;&quot;No&quot;);&quot;&quot;;&quot;NO&quot;)">
            <text:p/>
          </table:table-cell>
        </table:table-row>
        <table:table-row table:style-name="ro8">
          <table:table-cell table:formula="of:=IF(IF(LEFT(TRIM([$Translations.$B719]);LEN([.A$1]))=[.A$1];&quot;Yes&quot;;&quot;No&quot;)=IF(LEFT(TRIM([$Translations.$C719]);LEN([.A$1]))=[.A$1];&quot;Yes&quot;;&quot;No&quot;);&quot;&quot;;&quot;NO&quot;)">
            <text:p/>
          </table:table-cell>
          <table:table-cell table:formula="of:=IF(IF(LEFT(TRIM([$Translations.$B719]);LEN([.B$1]))=[.B$1];&quot;Yes&quot;;&quot;No&quot;)=IF(LEFT(TRIM([$Translations.$C719]);LEN([.B$1]))=[.B$1];&quot;Yes&quot;;&quot;No&quot;);&quot;&quot;;&quot;NO&quot;)">
            <text:p/>
          </table:table-cell>
          <table:table-cell table:formula="of:=IF(IF(LEFT(TRIM([$Translations.$B719]);LEN([.C$1]))=[.C$1];&quot;Yes&quot;;&quot;No&quot;)=IF(LEFT(TRIM([$Translations.$C719]);LEN([.C$1]))=[.C$1];&quot;Yes&quot;;&quot;No&quot;);&quot;&quot;;&quot;NO&quot;)">
            <text:p/>
          </table:table-cell>
          <table:table-cell table:formula="of:=IF(IF(LEFT(TRIM([$Translations.$B719]);LEN([.D$1]))=[.D$1];&quot;Yes&quot;;&quot;No&quot;)=IF(LEFT(TRIM([$Translations.$C719]);LEN([.D$1]))=[.D$1];&quot;Yes&quot;;&quot;No&quot;);&quot;&quot;;&quot;NO&quot;)">
            <text:p/>
          </table:table-cell>
          <table:table-cell table:formula="of:=IF(IF(LEFT(TRIM([$Translations.$B719]);LEN([.E$1]))=[.E$1];&quot;Yes&quot;;&quot;No&quot;)=IF(LEFT(TRIM([$Translations.$C719]);LEN([.E$1]))=[.E$1];&quot;Yes&quot;;&quot;No&quot;);&quot;&quot;;&quot;NO&quot;)">
            <text:p/>
          </table:table-cell>
          <table:table-cell table:formula="of:=IF(IF(LEFT(TRIM([$Translations.$B719]);LEN([.F$1]))=[.F$1];&quot;Yes&quot;;&quot;No&quot;)=IF(LEFT(TRIM([$Translations.$C719]);LEN([.F$1]))=[.F$1];&quot;Yes&quot;;&quot;No&quot;);&quot;&quot;;&quot;NO&quot;)">
            <text:p/>
          </table:table-cell>
          <table:table-cell table:formula="of:=IF(IF(LEFT(TRIM([$Translations.$B719]);LEN([.G$1]))=[.G$1];&quot;Yes&quot;;&quot;No&quot;)=IF(LEFT(TRIM([$Translations.$C719]);LEN([.G$1]))=[.G$1];&quot;Yes&quot;;&quot;No&quot;);&quot;&quot;;&quot;NO&quot;)">
            <text:p/>
          </table:table-cell>
        </table:table-row>
        <table:table-row table:style-name="ro8">
          <table:table-cell table:formula="of:=IF(IF(LEFT(TRIM([$Translations.$B720]);LEN([.A$1]))=[.A$1];&quot;Yes&quot;;&quot;No&quot;)=IF(LEFT(TRIM([$Translations.$C720]);LEN([.A$1]))=[.A$1];&quot;Yes&quot;;&quot;No&quot;);&quot;&quot;;&quot;NO&quot;)">
            <text:p/>
          </table:table-cell>
          <table:table-cell table:formula="of:=IF(IF(LEFT(TRIM([$Translations.$B720]);LEN([.B$1]))=[.B$1];&quot;Yes&quot;;&quot;No&quot;)=IF(LEFT(TRIM([$Translations.$C720]);LEN([.B$1]))=[.B$1];&quot;Yes&quot;;&quot;No&quot;);&quot;&quot;;&quot;NO&quot;)">
            <text:p/>
          </table:table-cell>
          <table:table-cell table:formula="of:=IF(IF(LEFT(TRIM([$Translations.$B720]);LEN([.C$1]))=[.C$1];&quot;Yes&quot;;&quot;No&quot;)=IF(LEFT(TRIM([$Translations.$C720]);LEN([.C$1]))=[.C$1];&quot;Yes&quot;;&quot;No&quot;);&quot;&quot;;&quot;NO&quot;)">
            <text:p/>
          </table:table-cell>
          <table:table-cell table:formula="of:=IF(IF(LEFT(TRIM([$Translations.$B720]);LEN([.D$1]))=[.D$1];&quot;Yes&quot;;&quot;No&quot;)=IF(LEFT(TRIM([$Translations.$C720]);LEN([.D$1]))=[.D$1];&quot;Yes&quot;;&quot;No&quot;);&quot;&quot;;&quot;NO&quot;)">
            <text:p/>
          </table:table-cell>
          <table:table-cell table:formula="of:=IF(IF(LEFT(TRIM([$Translations.$B720]);LEN([.E$1]))=[.E$1];&quot;Yes&quot;;&quot;No&quot;)=IF(LEFT(TRIM([$Translations.$C720]);LEN([.E$1]))=[.E$1];&quot;Yes&quot;;&quot;No&quot;);&quot;&quot;;&quot;NO&quot;)">
            <text:p/>
          </table:table-cell>
          <table:table-cell table:formula="of:=IF(IF(LEFT(TRIM([$Translations.$B720]);LEN([.F$1]))=[.F$1];&quot;Yes&quot;;&quot;No&quot;)=IF(LEFT(TRIM([$Translations.$C720]);LEN([.F$1]))=[.F$1];&quot;Yes&quot;;&quot;No&quot;);&quot;&quot;;&quot;NO&quot;)">
            <text:p/>
          </table:table-cell>
          <table:table-cell table:formula="of:=IF(IF(LEFT(TRIM([$Translations.$B720]);LEN([.G$1]))=[.G$1];&quot;Yes&quot;;&quot;No&quot;)=IF(LEFT(TRIM([$Translations.$C720]);LEN([.G$1]))=[.G$1];&quot;Yes&quot;;&quot;No&quot;);&quot;&quot;;&quot;NO&quot;)">
            <text:p/>
          </table:table-cell>
        </table:table-row>
        <table:table-row table:style-name="ro8">
          <table:table-cell table:formula="of:=IF(IF(LEFT(TRIM([$Translations.$B721]);LEN([.A$1]))=[.A$1];&quot;Yes&quot;;&quot;No&quot;)=IF(LEFT(TRIM([$Translations.$C721]);LEN([.A$1]))=[.A$1];&quot;Yes&quot;;&quot;No&quot;);&quot;&quot;;&quot;NO&quot;)">
            <text:p/>
          </table:table-cell>
          <table:table-cell table:formula="of:=IF(IF(LEFT(TRIM([$Translations.$B721]);LEN([.B$1]))=[.B$1];&quot;Yes&quot;;&quot;No&quot;)=IF(LEFT(TRIM([$Translations.$C721]);LEN([.B$1]))=[.B$1];&quot;Yes&quot;;&quot;No&quot;);&quot;&quot;;&quot;NO&quot;)">
            <text:p/>
          </table:table-cell>
          <table:table-cell table:formula="of:=IF(IF(LEFT(TRIM([$Translations.$B721]);LEN([.C$1]))=[.C$1];&quot;Yes&quot;;&quot;No&quot;)=IF(LEFT(TRIM([$Translations.$C721]);LEN([.C$1]))=[.C$1];&quot;Yes&quot;;&quot;No&quot;);&quot;&quot;;&quot;NO&quot;)">
            <text:p/>
          </table:table-cell>
          <table:table-cell table:formula="of:=IF(IF(LEFT(TRIM([$Translations.$B721]);LEN([.D$1]))=[.D$1];&quot;Yes&quot;;&quot;No&quot;)=IF(LEFT(TRIM([$Translations.$C721]);LEN([.D$1]))=[.D$1];&quot;Yes&quot;;&quot;No&quot;);&quot;&quot;;&quot;NO&quot;)">
            <text:p/>
          </table:table-cell>
          <table:table-cell table:formula="of:=IF(IF(LEFT(TRIM([$Translations.$B721]);LEN([.E$1]))=[.E$1];&quot;Yes&quot;;&quot;No&quot;)=IF(LEFT(TRIM([$Translations.$C721]);LEN([.E$1]))=[.E$1];&quot;Yes&quot;;&quot;No&quot;);&quot;&quot;;&quot;NO&quot;)">
            <text:p/>
          </table:table-cell>
          <table:table-cell table:formula="of:=IF(IF(LEFT(TRIM([$Translations.$B721]);LEN([.F$1]))=[.F$1];&quot;Yes&quot;;&quot;No&quot;)=IF(LEFT(TRIM([$Translations.$C721]);LEN([.F$1]))=[.F$1];&quot;Yes&quot;;&quot;No&quot;);&quot;&quot;;&quot;NO&quot;)">
            <text:p/>
          </table:table-cell>
          <table:table-cell table:formula="of:=IF(IF(LEFT(TRIM([$Translations.$B721]);LEN([.G$1]))=[.G$1];&quot;Yes&quot;;&quot;No&quot;)=IF(LEFT(TRIM([$Translations.$C721]);LEN([.G$1]))=[.G$1];&quot;Yes&quot;;&quot;No&quot;);&quot;&quot;;&quot;NO&quot;)">
            <text:p/>
          </table:table-cell>
        </table:table-row>
        <table:table-row table:style-name="ro8">
          <table:table-cell table:formula="of:=IF(IF(LEFT(TRIM([$Translations.$B722]);LEN([.A$1]))=[.A$1];&quot;Yes&quot;;&quot;No&quot;)=IF(LEFT(TRIM([$Translations.$C722]);LEN([.A$1]))=[.A$1];&quot;Yes&quot;;&quot;No&quot;);&quot;&quot;;&quot;NO&quot;)">
            <text:p/>
          </table:table-cell>
          <table:table-cell table:formula="of:=IF(IF(LEFT(TRIM([$Translations.$B722]);LEN([.B$1]))=[.B$1];&quot;Yes&quot;;&quot;No&quot;)=IF(LEFT(TRIM([$Translations.$C722]);LEN([.B$1]))=[.B$1];&quot;Yes&quot;;&quot;No&quot;);&quot;&quot;;&quot;NO&quot;)">
            <text:p/>
          </table:table-cell>
          <table:table-cell table:formula="of:=IF(IF(LEFT(TRIM([$Translations.$B722]);LEN([.C$1]))=[.C$1];&quot;Yes&quot;;&quot;No&quot;)=IF(LEFT(TRIM([$Translations.$C722]);LEN([.C$1]))=[.C$1];&quot;Yes&quot;;&quot;No&quot;);&quot;&quot;;&quot;NO&quot;)">
            <text:p/>
          </table:table-cell>
          <table:table-cell table:formula="of:=IF(IF(LEFT(TRIM([$Translations.$B722]);LEN([.D$1]))=[.D$1];&quot;Yes&quot;;&quot;No&quot;)=IF(LEFT(TRIM([$Translations.$C722]);LEN([.D$1]))=[.D$1];&quot;Yes&quot;;&quot;No&quot;);&quot;&quot;;&quot;NO&quot;)">
            <text:p/>
          </table:table-cell>
          <table:table-cell table:formula="of:=IF(IF(LEFT(TRIM([$Translations.$B722]);LEN([.E$1]))=[.E$1];&quot;Yes&quot;;&quot;No&quot;)=IF(LEFT(TRIM([$Translations.$C722]);LEN([.E$1]))=[.E$1];&quot;Yes&quot;;&quot;No&quot;);&quot;&quot;;&quot;NO&quot;)">
            <text:p/>
          </table:table-cell>
          <table:table-cell table:formula="of:=IF(IF(LEFT(TRIM([$Translations.$B722]);LEN([.F$1]))=[.F$1];&quot;Yes&quot;;&quot;No&quot;)=IF(LEFT(TRIM([$Translations.$C722]);LEN([.F$1]))=[.F$1];&quot;Yes&quot;;&quot;No&quot;);&quot;&quot;;&quot;NO&quot;)">
            <text:p/>
          </table:table-cell>
          <table:table-cell table:formula="of:=IF(IF(LEFT(TRIM([$Translations.$B722]);LEN([.G$1]))=[.G$1];&quot;Yes&quot;;&quot;No&quot;)=IF(LEFT(TRIM([$Translations.$C722]);LEN([.G$1]))=[.G$1];&quot;Yes&quot;;&quot;No&quot;);&quot;&quot;;&quot;NO&quot;)">
            <text:p/>
          </table:table-cell>
        </table:table-row>
        <table:table-row table:style-name="ro8">
          <table:table-cell table:formula="of:=IF(IF(LEFT(TRIM([$Translations.$B723]);LEN([.A$1]))=[.A$1];&quot;Yes&quot;;&quot;No&quot;)=IF(LEFT(TRIM([$Translations.$C723]);LEN([.A$1]))=[.A$1];&quot;Yes&quot;;&quot;No&quot;);&quot;&quot;;&quot;NO&quot;)">
            <text:p/>
          </table:table-cell>
          <table:table-cell table:formula="of:=IF(IF(LEFT(TRIM([$Translations.$B723]);LEN([.B$1]))=[.B$1];&quot;Yes&quot;;&quot;No&quot;)=IF(LEFT(TRIM([$Translations.$C723]);LEN([.B$1]))=[.B$1];&quot;Yes&quot;;&quot;No&quot;);&quot;&quot;;&quot;NO&quot;)">
            <text:p/>
          </table:table-cell>
          <table:table-cell table:formula="of:=IF(IF(LEFT(TRIM([$Translations.$B723]);LEN([.C$1]))=[.C$1];&quot;Yes&quot;;&quot;No&quot;)=IF(LEFT(TRIM([$Translations.$C723]);LEN([.C$1]))=[.C$1];&quot;Yes&quot;;&quot;No&quot;);&quot;&quot;;&quot;NO&quot;)">
            <text:p/>
          </table:table-cell>
          <table:table-cell table:formula="of:=IF(IF(LEFT(TRIM([$Translations.$B723]);LEN([.D$1]))=[.D$1];&quot;Yes&quot;;&quot;No&quot;)=IF(LEFT(TRIM([$Translations.$C723]);LEN([.D$1]))=[.D$1];&quot;Yes&quot;;&quot;No&quot;);&quot;&quot;;&quot;NO&quot;)">
            <text:p/>
          </table:table-cell>
          <table:table-cell table:formula="of:=IF(IF(LEFT(TRIM([$Translations.$B723]);LEN([.E$1]))=[.E$1];&quot;Yes&quot;;&quot;No&quot;)=IF(LEFT(TRIM([$Translations.$C723]);LEN([.E$1]))=[.E$1];&quot;Yes&quot;;&quot;No&quot;);&quot;&quot;;&quot;NO&quot;)">
            <text:p/>
          </table:table-cell>
          <table:table-cell table:formula="of:=IF(IF(LEFT(TRIM([$Translations.$B723]);LEN([.F$1]))=[.F$1];&quot;Yes&quot;;&quot;No&quot;)=IF(LEFT(TRIM([$Translations.$C723]);LEN([.F$1]))=[.F$1];&quot;Yes&quot;;&quot;No&quot;);&quot;&quot;;&quot;NO&quot;)">
            <text:p/>
          </table:table-cell>
          <table:table-cell table:formula="of:=IF(IF(LEFT(TRIM([$Translations.$B723]);LEN([.G$1]))=[.G$1];&quot;Yes&quot;;&quot;No&quot;)=IF(LEFT(TRIM([$Translations.$C723]);LEN([.G$1]))=[.G$1];&quot;Yes&quot;;&quot;No&quot;);&quot;&quot;;&quot;NO&quot;)">
            <text:p/>
          </table:table-cell>
        </table:table-row>
        <table:table-row table:style-name="ro8">
          <table:table-cell table:formula="of:=IF(IF(LEFT(TRIM([$Translations.$B724]);LEN([.A$1]))=[.A$1];&quot;Yes&quot;;&quot;No&quot;)=IF(LEFT(TRIM([$Translations.$C724]);LEN([.A$1]))=[.A$1];&quot;Yes&quot;;&quot;No&quot;);&quot;&quot;;&quot;NO&quot;)">
            <text:p/>
          </table:table-cell>
          <table:table-cell table:formula="of:=IF(IF(LEFT(TRIM([$Translations.$B724]);LEN([.B$1]))=[.B$1];&quot;Yes&quot;;&quot;No&quot;)=IF(LEFT(TRIM([$Translations.$C724]);LEN([.B$1]))=[.B$1];&quot;Yes&quot;;&quot;No&quot;);&quot;&quot;;&quot;NO&quot;)">
            <text:p/>
          </table:table-cell>
          <table:table-cell table:formula="of:=IF(IF(LEFT(TRIM([$Translations.$B724]);LEN([.C$1]))=[.C$1];&quot;Yes&quot;;&quot;No&quot;)=IF(LEFT(TRIM([$Translations.$C724]);LEN([.C$1]))=[.C$1];&quot;Yes&quot;;&quot;No&quot;);&quot;&quot;;&quot;NO&quot;)">
            <text:p/>
          </table:table-cell>
          <table:table-cell table:formula="of:=IF(IF(LEFT(TRIM([$Translations.$B724]);LEN([.D$1]))=[.D$1];&quot;Yes&quot;;&quot;No&quot;)=IF(LEFT(TRIM([$Translations.$C724]);LEN([.D$1]))=[.D$1];&quot;Yes&quot;;&quot;No&quot;);&quot;&quot;;&quot;NO&quot;)">
            <text:p/>
          </table:table-cell>
          <table:table-cell table:formula="of:=IF(IF(LEFT(TRIM([$Translations.$B724]);LEN([.E$1]))=[.E$1];&quot;Yes&quot;;&quot;No&quot;)=IF(LEFT(TRIM([$Translations.$C724]);LEN([.E$1]))=[.E$1];&quot;Yes&quot;;&quot;No&quot;);&quot;&quot;;&quot;NO&quot;)">
            <text:p/>
          </table:table-cell>
          <table:table-cell table:formula="of:=IF(IF(LEFT(TRIM([$Translations.$B724]);LEN([.F$1]))=[.F$1];&quot;Yes&quot;;&quot;No&quot;)=IF(LEFT(TRIM([$Translations.$C724]);LEN([.F$1]))=[.F$1];&quot;Yes&quot;;&quot;No&quot;);&quot;&quot;;&quot;NO&quot;)">
            <text:p/>
          </table:table-cell>
          <table:table-cell table:formula="of:=IF(IF(LEFT(TRIM([$Translations.$B724]);LEN([.G$1]))=[.G$1];&quot;Yes&quot;;&quot;No&quot;)=IF(LEFT(TRIM([$Translations.$C724]);LEN([.G$1]))=[.G$1];&quot;Yes&quot;;&quot;No&quot;);&quot;&quot;;&quot;NO&quot;)">
            <text:p/>
          </table:table-cell>
        </table:table-row>
        <table:table-row table:style-name="ro8">
          <table:table-cell table:formula="of:=IF(IF(LEFT(TRIM([$Translations.$B725]);LEN([.A$1]))=[.A$1];&quot;Yes&quot;;&quot;No&quot;)=IF(LEFT(TRIM([$Translations.$C725]);LEN([.A$1]))=[.A$1];&quot;Yes&quot;;&quot;No&quot;);&quot;&quot;;&quot;NO&quot;)">
            <text:p/>
          </table:table-cell>
          <table:table-cell table:formula="of:=IF(IF(LEFT(TRIM([$Translations.$B725]);LEN([.B$1]))=[.B$1];&quot;Yes&quot;;&quot;No&quot;)=IF(LEFT(TRIM([$Translations.$C725]);LEN([.B$1]))=[.B$1];&quot;Yes&quot;;&quot;No&quot;);&quot;&quot;;&quot;NO&quot;)">
            <text:p/>
          </table:table-cell>
          <table:table-cell table:formula="of:=IF(IF(LEFT(TRIM([$Translations.$B725]);LEN([.C$1]))=[.C$1];&quot;Yes&quot;;&quot;No&quot;)=IF(LEFT(TRIM([$Translations.$C725]);LEN([.C$1]))=[.C$1];&quot;Yes&quot;;&quot;No&quot;);&quot;&quot;;&quot;NO&quot;)">
            <text:p/>
          </table:table-cell>
          <table:table-cell table:formula="of:=IF(IF(LEFT(TRIM([$Translations.$B725]);LEN([.D$1]))=[.D$1];&quot;Yes&quot;;&quot;No&quot;)=IF(LEFT(TRIM([$Translations.$C725]);LEN([.D$1]))=[.D$1];&quot;Yes&quot;;&quot;No&quot;);&quot;&quot;;&quot;NO&quot;)">
            <text:p/>
          </table:table-cell>
          <table:table-cell table:formula="of:=IF(IF(LEFT(TRIM([$Translations.$B725]);LEN([.E$1]))=[.E$1];&quot;Yes&quot;;&quot;No&quot;)=IF(LEFT(TRIM([$Translations.$C725]);LEN([.E$1]))=[.E$1];&quot;Yes&quot;;&quot;No&quot;);&quot;&quot;;&quot;NO&quot;)">
            <text:p/>
          </table:table-cell>
          <table:table-cell table:formula="of:=IF(IF(LEFT(TRIM([$Translations.$B725]);LEN([.F$1]))=[.F$1];&quot;Yes&quot;;&quot;No&quot;)=IF(LEFT(TRIM([$Translations.$C725]);LEN([.F$1]))=[.F$1];&quot;Yes&quot;;&quot;No&quot;);&quot;&quot;;&quot;NO&quot;)">
            <text:p/>
          </table:table-cell>
          <table:table-cell table:formula="of:=IF(IF(LEFT(TRIM([$Translations.$B725]);LEN([.G$1]))=[.G$1];&quot;Yes&quot;;&quot;No&quot;)=IF(LEFT(TRIM([$Translations.$C725]);LEN([.G$1]))=[.G$1];&quot;Yes&quot;;&quot;No&quot;);&quot;&quot;;&quot;NO&quot;)">
            <text:p/>
          </table:table-cell>
        </table:table-row>
        <table:table-row table:style-name="ro8">
          <table:table-cell table:formula="of:=IF(IF(LEFT(TRIM([$Translations.$B726]);LEN([.A$1]))=[.A$1];&quot;Yes&quot;;&quot;No&quot;)=IF(LEFT(TRIM([$Translations.$C726]);LEN([.A$1]))=[.A$1];&quot;Yes&quot;;&quot;No&quot;);&quot;&quot;;&quot;NO&quot;)">
            <text:p/>
          </table:table-cell>
          <table:table-cell table:formula="of:=IF(IF(LEFT(TRIM([$Translations.$B726]);LEN([.B$1]))=[.B$1];&quot;Yes&quot;;&quot;No&quot;)=IF(LEFT(TRIM([$Translations.$C726]);LEN([.B$1]))=[.B$1];&quot;Yes&quot;;&quot;No&quot;);&quot;&quot;;&quot;NO&quot;)">
            <text:p/>
          </table:table-cell>
          <table:table-cell table:formula="of:=IF(IF(LEFT(TRIM([$Translations.$B726]);LEN([.C$1]))=[.C$1];&quot;Yes&quot;;&quot;No&quot;)=IF(LEFT(TRIM([$Translations.$C726]);LEN([.C$1]))=[.C$1];&quot;Yes&quot;;&quot;No&quot;);&quot;&quot;;&quot;NO&quot;)">
            <text:p/>
          </table:table-cell>
          <table:table-cell table:formula="of:=IF(IF(LEFT(TRIM([$Translations.$B726]);LEN([.D$1]))=[.D$1];&quot;Yes&quot;;&quot;No&quot;)=IF(LEFT(TRIM([$Translations.$C726]);LEN([.D$1]))=[.D$1];&quot;Yes&quot;;&quot;No&quot;);&quot;&quot;;&quot;NO&quot;)">
            <text:p/>
          </table:table-cell>
          <table:table-cell table:formula="of:=IF(IF(LEFT(TRIM([$Translations.$B726]);LEN([.E$1]))=[.E$1];&quot;Yes&quot;;&quot;No&quot;)=IF(LEFT(TRIM([$Translations.$C726]);LEN([.E$1]))=[.E$1];&quot;Yes&quot;;&quot;No&quot;);&quot;&quot;;&quot;NO&quot;)">
            <text:p/>
          </table:table-cell>
          <table:table-cell table:formula="of:=IF(IF(LEFT(TRIM([$Translations.$B726]);LEN([.F$1]))=[.F$1];&quot;Yes&quot;;&quot;No&quot;)=IF(LEFT(TRIM([$Translations.$C726]);LEN([.F$1]))=[.F$1];&quot;Yes&quot;;&quot;No&quot;);&quot;&quot;;&quot;NO&quot;)">
            <text:p/>
          </table:table-cell>
          <table:table-cell table:formula="of:=IF(IF(LEFT(TRIM([$Translations.$B726]);LEN([.G$1]))=[.G$1];&quot;Yes&quot;;&quot;No&quot;)=IF(LEFT(TRIM([$Translations.$C726]);LEN([.G$1]))=[.G$1];&quot;Yes&quot;;&quot;No&quot;);&quot;&quot;;&quot;NO&quot;)">
            <text:p/>
          </table:table-cell>
        </table:table-row>
        <table:table-row table:style-name="ro8">
          <table:table-cell table:formula="of:=IF(IF(LEFT(TRIM([$Translations.$B727]);LEN([.A$1]))=[.A$1];&quot;Yes&quot;;&quot;No&quot;)=IF(LEFT(TRIM([$Translations.$C727]);LEN([.A$1]))=[.A$1];&quot;Yes&quot;;&quot;No&quot;);&quot;&quot;;&quot;NO&quot;)">
            <text:p/>
          </table:table-cell>
          <table:table-cell table:formula="of:=IF(IF(LEFT(TRIM([$Translations.$B727]);LEN([.B$1]))=[.B$1];&quot;Yes&quot;;&quot;No&quot;)=IF(LEFT(TRIM([$Translations.$C727]);LEN([.B$1]))=[.B$1];&quot;Yes&quot;;&quot;No&quot;);&quot;&quot;;&quot;NO&quot;)">
            <text:p/>
          </table:table-cell>
          <table:table-cell table:formula="of:=IF(IF(LEFT(TRIM([$Translations.$B727]);LEN([.C$1]))=[.C$1];&quot;Yes&quot;;&quot;No&quot;)=IF(LEFT(TRIM([$Translations.$C727]);LEN([.C$1]))=[.C$1];&quot;Yes&quot;;&quot;No&quot;);&quot;&quot;;&quot;NO&quot;)">
            <text:p/>
          </table:table-cell>
          <table:table-cell table:formula="of:=IF(IF(LEFT(TRIM([$Translations.$B727]);LEN([.D$1]))=[.D$1];&quot;Yes&quot;;&quot;No&quot;)=IF(LEFT(TRIM([$Translations.$C727]);LEN([.D$1]))=[.D$1];&quot;Yes&quot;;&quot;No&quot;);&quot;&quot;;&quot;NO&quot;)">
            <text:p/>
          </table:table-cell>
          <table:table-cell table:formula="of:=IF(IF(LEFT(TRIM([$Translations.$B727]);LEN([.E$1]))=[.E$1];&quot;Yes&quot;;&quot;No&quot;)=IF(LEFT(TRIM([$Translations.$C727]);LEN([.E$1]))=[.E$1];&quot;Yes&quot;;&quot;No&quot;);&quot;&quot;;&quot;NO&quot;)">
            <text:p/>
          </table:table-cell>
          <table:table-cell table:formula="of:=IF(IF(LEFT(TRIM([$Translations.$B727]);LEN([.F$1]))=[.F$1];&quot;Yes&quot;;&quot;No&quot;)=IF(LEFT(TRIM([$Translations.$C727]);LEN([.F$1]))=[.F$1];&quot;Yes&quot;;&quot;No&quot;);&quot;&quot;;&quot;NO&quot;)">
            <text:p/>
          </table:table-cell>
          <table:table-cell table:formula="of:=IF(IF(LEFT(TRIM([$Translations.$B727]);LEN([.G$1]))=[.G$1];&quot;Yes&quot;;&quot;No&quot;)=IF(LEFT(TRIM([$Translations.$C727]);LEN([.G$1]))=[.G$1];&quot;Yes&quot;;&quot;No&quot;);&quot;&quot;;&quot;NO&quot;)">
            <text:p/>
          </table:table-cell>
        </table:table-row>
        <table:table-row table:style-name="ro8">
          <table:table-cell table:formula="of:=IF(IF(LEFT(TRIM([$Translations.$B728]);LEN([.A$1]))=[.A$1];&quot;Yes&quot;;&quot;No&quot;)=IF(LEFT(TRIM([$Translations.$C728]);LEN([.A$1]))=[.A$1];&quot;Yes&quot;;&quot;No&quot;);&quot;&quot;;&quot;NO&quot;)">
            <text:p/>
          </table:table-cell>
          <table:table-cell table:formula="of:=IF(IF(LEFT(TRIM([$Translations.$B728]);LEN([.B$1]))=[.B$1];&quot;Yes&quot;;&quot;No&quot;)=IF(LEFT(TRIM([$Translations.$C728]);LEN([.B$1]))=[.B$1];&quot;Yes&quot;;&quot;No&quot;);&quot;&quot;;&quot;NO&quot;)">
            <text:p/>
          </table:table-cell>
          <table:table-cell table:formula="of:=IF(IF(LEFT(TRIM([$Translations.$B728]);LEN([.C$1]))=[.C$1];&quot;Yes&quot;;&quot;No&quot;)=IF(LEFT(TRIM([$Translations.$C728]);LEN([.C$1]))=[.C$1];&quot;Yes&quot;;&quot;No&quot;);&quot;&quot;;&quot;NO&quot;)">
            <text:p/>
          </table:table-cell>
          <table:table-cell table:formula="of:=IF(IF(LEFT(TRIM([$Translations.$B728]);LEN([.D$1]))=[.D$1];&quot;Yes&quot;;&quot;No&quot;)=IF(LEFT(TRIM([$Translations.$C728]);LEN([.D$1]))=[.D$1];&quot;Yes&quot;;&quot;No&quot;);&quot;&quot;;&quot;NO&quot;)">
            <text:p/>
          </table:table-cell>
          <table:table-cell table:formula="of:=IF(IF(LEFT(TRIM([$Translations.$B728]);LEN([.E$1]))=[.E$1];&quot;Yes&quot;;&quot;No&quot;)=IF(LEFT(TRIM([$Translations.$C728]);LEN([.E$1]))=[.E$1];&quot;Yes&quot;;&quot;No&quot;);&quot;&quot;;&quot;NO&quot;)">
            <text:p/>
          </table:table-cell>
          <table:table-cell table:formula="of:=IF(IF(LEFT(TRIM([$Translations.$B728]);LEN([.F$1]))=[.F$1];&quot;Yes&quot;;&quot;No&quot;)=IF(LEFT(TRIM([$Translations.$C728]);LEN([.F$1]))=[.F$1];&quot;Yes&quot;;&quot;No&quot;);&quot;&quot;;&quot;NO&quot;)">
            <text:p/>
          </table:table-cell>
          <table:table-cell table:formula="of:=IF(IF(LEFT(TRIM([$Translations.$B728]);LEN([.G$1]))=[.G$1];&quot;Yes&quot;;&quot;No&quot;)=IF(LEFT(TRIM([$Translations.$C728]);LEN([.G$1]))=[.G$1];&quot;Yes&quot;;&quot;No&quot;);&quot;&quot;;&quot;NO&quot;)">
            <text:p/>
          </table:table-cell>
        </table:table-row>
        <table:table-row table:style-name="ro8">
          <table:table-cell table:formula="of:=IF(IF(LEFT(TRIM([$Translations.$B729]);LEN([.A$1]))=[.A$1];&quot;Yes&quot;;&quot;No&quot;)=IF(LEFT(TRIM([$Translations.$C729]);LEN([.A$1]))=[.A$1];&quot;Yes&quot;;&quot;No&quot;);&quot;&quot;;&quot;NO&quot;)">
            <text:p/>
          </table:table-cell>
          <table:table-cell table:formula="of:=IF(IF(LEFT(TRIM([$Translations.$B729]);LEN([.B$1]))=[.B$1];&quot;Yes&quot;;&quot;No&quot;)=IF(LEFT(TRIM([$Translations.$C729]);LEN([.B$1]))=[.B$1];&quot;Yes&quot;;&quot;No&quot;);&quot;&quot;;&quot;NO&quot;)">
            <text:p/>
          </table:table-cell>
          <table:table-cell table:formula="of:=IF(IF(LEFT(TRIM([$Translations.$B729]);LEN([.C$1]))=[.C$1];&quot;Yes&quot;;&quot;No&quot;)=IF(LEFT(TRIM([$Translations.$C729]);LEN([.C$1]))=[.C$1];&quot;Yes&quot;;&quot;No&quot;);&quot;&quot;;&quot;NO&quot;)">
            <text:p/>
          </table:table-cell>
          <table:table-cell table:formula="of:=IF(IF(LEFT(TRIM([$Translations.$B729]);LEN([.D$1]))=[.D$1];&quot;Yes&quot;;&quot;No&quot;)=IF(LEFT(TRIM([$Translations.$C729]);LEN([.D$1]))=[.D$1];&quot;Yes&quot;;&quot;No&quot;);&quot;&quot;;&quot;NO&quot;)">
            <text:p/>
          </table:table-cell>
          <table:table-cell table:formula="of:=IF(IF(LEFT(TRIM([$Translations.$B729]);LEN([.E$1]))=[.E$1];&quot;Yes&quot;;&quot;No&quot;)=IF(LEFT(TRIM([$Translations.$C729]);LEN([.E$1]))=[.E$1];&quot;Yes&quot;;&quot;No&quot;);&quot;&quot;;&quot;NO&quot;)">
            <text:p/>
          </table:table-cell>
          <table:table-cell table:formula="of:=IF(IF(LEFT(TRIM([$Translations.$B729]);LEN([.F$1]))=[.F$1];&quot;Yes&quot;;&quot;No&quot;)=IF(LEFT(TRIM([$Translations.$C729]);LEN([.F$1]))=[.F$1];&quot;Yes&quot;;&quot;No&quot;);&quot;&quot;;&quot;NO&quot;)">
            <text:p/>
          </table:table-cell>
          <table:table-cell table:formula="of:=IF(IF(LEFT(TRIM([$Translations.$B729]);LEN([.G$1]))=[.G$1];&quot;Yes&quot;;&quot;No&quot;)=IF(LEFT(TRIM([$Translations.$C729]);LEN([.G$1]))=[.G$1];&quot;Yes&quot;;&quot;No&quot;);&quot;&quot;;&quot;NO&quot;)">
            <text:p/>
          </table:table-cell>
        </table:table-row>
        <table:table-row table:style-name="ro8">
          <table:table-cell table:formula="of:=IF(IF(LEFT(TRIM([$Translations.$B730]);LEN([.A$1]))=[.A$1];&quot;Yes&quot;;&quot;No&quot;)=IF(LEFT(TRIM([$Translations.$C730]);LEN([.A$1]))=[.A$1];&quot;Yes&quot;;&quot;No&quot;);&quot;&quot;;&quot;NO&quot;)">
            <text:p/>
          </table:table-cell>
          <table:table-cell table:formula="of:=IF(IF(LEFT(TRIM([$Translations.$B730]);LEN([.B$1]))=[.B$1];&quot;Yes&quot;;&quot;No&quot;)=IF(LEFT(TRIM([$Translations.$C730]);LEN([.B$1]))=[.B$1];&quot;Yes&quot;;&quot;No&quot;);&quot;&quot;;&quot;NO&quot;)">
            <text:p/>
          </table:table-cell>
          <table:table-cell table:formula="of:=IF(IF(LEFT(TRIM([$Translations.$B730]);LEN([.C$1]))=[.C$1];&quot;Yes&quot;;&quot;No&quot;)=IF(LEFT(TRIM([$Translations.$C730]);LEN([.C$1]))=[.C$1];&quot;Yes&quot;;&quot;No&quot;);&quot;&quot;;&quot;NO&quot;)">
            <text:p/>
          </table:table-cell>
          <table:table-cell table:formula="of:=IF(IF(LEFT(TRIM([$Translations.$B730]);LEN([.D$1]))=[.D$1];&quot;Yes&quot;;&quot;No&quot;)=IF(LEFT(TRIM([$Translations.$C730]);LEN([.D$1]))=[.D$1];&quot;Yes&quot;;&quot;No&quot;);&quot;&quot;;&quot;NO&quot;)">
            <text:p/>
          </table:table-cell>
          <table:table-cell table:formula="of:=IF(IF(LEFT(TRIM([$Translations.$B730]);LEN([.E$1]))=[.E$1];&quot;Yes&quot;;&quot;No&quot;)=IF(LEFT(TRIM([$Translations.$C730]);LEN([.E$1]))=[.E$1];&quot;Yes&quot;;&quot;No&quot;);&quot;&quot;;&quot;NO&quot;)">
            <text:p/>
          </table:table-cell>
          <table:table-cell table:formula="of:=IF(IF(LEFT(TRIM([$Translations.$B730]);LEN([.F$1]))=[.F$1];&quot;Yes&quot;;&quot;No&quot;)=IF(LEFT(TRIM([$Translations.$C730]);LEN([.F$1]))=[.F$1];&quot;Yes&quot;;&quot;No&quot;);&quot;&quot;;&quot;NO&quot;)">
            <text:p/>
          </table:table-cell>
          <table:table-cell table:formula="of:=IF(IF(LEFT(TRIM([$Translations.$B730]);LEN([.G$1]))=[.G$1];&quot;Yes&quot;;&quot;No&quot;)=IF(LEFT(TRIM([$Translations.$C730]);LEN([.G$1]))=[.G$1];&quot;Yes&quot;;&quot;No&quot;);&quot;&quot;;&quot;NO&quot;)">
            <text:p/>
          </table:table-cell>
        </table:table-row>
        <table:table-row table:style-name="ro8">
          <table:table-cell table:formula="of:=IF(IF(LEFT(TRIM([$Translations.$B731]);LEN([.A$1]))=[.A$1];&quot;Yes&quot;;&quot;No&quot;)=IF(LEFT(TRIM([$Translations.$C731]);LEN([.A$1]))=[.A$1];&quot;Yes&quot;;&quot;No&quot;);&quot;&quot;;&quot;NO&quot;)">
            <text:p/>
          </table:table-cell>
          <table:table-cell table:formula="of:=IF(IF(LEFT(TRIM([$Translations.$B731]);LEN([.B$1]))=[.B$1];&quot;Yes&quot;;&quot;No&quot;)=IF(LEFT(TRIM([$Translations.$C731]);LEN([.B$1]))=[.B$1];&quot;Yes&quot;;&quot;No&quot;);&quot;&quot;;&quot;NO&quot;)">
            <text:p/>
          </table:table-cell>
          <table:table-cell table:formula="of:=IF(IF(LEFT(TRIM([$Translations.$B731]);LEN([.C$1]))=[.C$1];&quot;Yes&quot;;&quot;No&quot;)=IF(LEFT(TRIM([$Translations.$C731]);LEN([.C$1]))=[.C$1];&quot;Yes&quot;;&quot;No&quot;);&quot;&quot;;&quot;NO&quot;)">
            <text:p/>
          </table:table-cell>
          <table:table-cell table:formula="of:=IF(IF(LEFT(TRIM([$Translations.$B731]);LEN([.D$1]))=[.D$1];&quot;Yes&quot;;&quot;No&quot;)=IF(LEFT(TRIM([$Translations.$C731]);LEN([.D$1]))=[.D$1];&quot;Yes&quot;;&quot;No&quot;);&quot;&quot;;&quot;NO&quot;)">
            <text:p/>
          </table:table-cell>
          <table:table-cell table:formula="of:=IF(IF(LEFT(TRIM([$Translations.$B731]);LEN([.E$1]))=[.E$1];&quot;Yes&quot;;&quot;No&quot;)=IF(LEFT(TRIM([$Translations.$C731]);LEN([.E$1]))=[.E$1];&quot;Yes&quot;;&quot;No&quot;);&quot;&quot;;&quot;NO&quot;)">
            <text:p/>
          </table:table-cell>
          <table:table-cell table:formula="of:=IF(IF(LEFT(TRIM([$Translations.$B731]);LEN([.F$1]))=[.F$1];&quot;Yes&quot;;&quot;No&quot;)=IF(LEFT(TRIM([$Translations.$C731]);LEN([.F$1]))=[.F$1];&quot;Yes&quot;;&quot;No&quot;);&quot;&quot;;&quot;NO&quot;)">
            <text:p/>
          </table:table-cell>
          <table:table-cell table:formula="of:=IF(IF(LEFT(TRIM([$Translations.$B731]);LEN([.G$1]))=[.G$1];&quot;Yes&quot;;&quot;No&quot;)=IF(LEFT(TRIM([$Translations.$C731]);LEN([.G$1]))=[.G$1];&quot;Yes&quot;;&quot;No&quot;);&quot;&quot;;&quot;NO&quot;)">
            <text:p/>
          </table:table-cell>
        </table:table-row>
        <table:table-row table:style-name="ro8">
          <table:table-cell table:formula="of:=IF(IF(LEFT(TRIM([$Translations.$B732]);LEN([.A$1]))=[.A$1];&quot;Yes&quot;;&quot;No&quot;)=IF(LEFT(TRIM([$Translations.$C732]);LEN([.A$1]))=[.A$1];&quot;Yes&quot;;&quot;No&quot;);&quot;&quot;;&quot;NO&quot;)">
            <text:p/>
          </table:table-cell>
          <table:table-cell table:formula="of:=IF(IF(LEFT(TRIM([$Translations.$B732]);LEN([.B$1]))=[.B$1];&quot;Yes&quot;;&quot;No&quot;)=IF(LEFT(TRIM([$Translations.$C732]);LEN([.B$1]))=[.B$1];&quot;Yes&quot;;&quot;No&quot;);&quot;&quot;;&quot;NO&quot;)">
            <text:p/>
          </table:table-cell>
          <table:table-cell table:formula="of:=IF(IF(LEFT(TRIM([$Translations.$B732]);LEN([.C$1]))=[.C$1];&quot;Yes&quot;;&quot;No&quot;)=IF(LEFT(TRIM([$Translations.$C732]);LEN([.C$1]))=[.C$1];&quot;Yes&quot;;&quot;No&quot;);&quot;&quot;;&quot;NO&quot;)">
            <text:p/>
          </table:table-cell>
          <table:table-cell table:formula="of:=IF(IF(LEFT(TRIM([$Translations.$B732]);LEN([.D$1]))=[.D$1];&quot;Yes&quot;;&quot;No&quot;)=IF(LEFT(TRIM([$Translations.$C732]);LEN([.D$1]))=[.D$1];&quot;Yes&quot;;&quot;No&quot;);&quot;&quot;;&quot;NO&quot;)">
            <text:p/>
          </table:table-cell>
          <table:table-cell table:formula="of:=IF(IF(LEFT(TRIM([$Translations.$B732]);LEN([.E$1]))=[.E$1];&quot;Yes&quot;;&quot;No&quot;)=IF(LEFT(TRIM([$Translations.$C732]);LEN([.E$1]))=[.E$1];&quot;Yes&quot;;&quot;No&quot;);&quot;&quot;;&quot;NO&quot;)">
            <text:p/>
          </table:table-cell>
          <table:table-cell table:formula="of:=IF(IF(LEFT(TRIM([$Translations.$B732]);LEN([.F$1]))=[.F$1];&quot;Yes&quot;;&quot;No&quot;)=IF(LEFT(TRIM([$Translations.$C732]);LEN([.F$1]))=[.F$1];&quot;Yes&quot;;&quot;No&quot;);&quot;&quot;;&quot;NO&quot;)">
            <text:p/>
          </table:table-cell>
          <table:table-cell table:formula="of:=IF(IF(LEFT(TRIM([$Translations.$B732]);LEN([.G$1]))=[.G$1];&quot;Yes&quot;;&quot;No&quot;)=IF(LEFT(TRIM([$Translations.$C732]);LEN([.G$1]))=[.G$1];&quot;Yes&quot;;&quot;No&quot;);&quot;&quot;;&quot;NO&quot;)">
            <text:p/>
          </table:table-cell>
        </table:table-row>
        <table:table-row table:style-name="ro8">
          <table:table-cell table:formula="of:=IF(IF(LEFT(TRIM([$Translations.$B733]);LEN([.A$1]))=[.A$1];&quot;Yes&quot;;&quot;No&quot;)=IF(LEFT(TRIM([$Translations.$C733]);LEN([.A$1]))=[.A$1];&quot;Yes&quot;;&quot;No&quot;);&quot;&quot;;&quot;NO&quot;)">
            <text:p/>
          </table:table-cell>
          <table:table-cell table:formula="of:=IF(IF(LEFT(TRIM([$Translations.$B733]);LEN([.B$1]))=[.B$1];&quot;Yes&quot;;&quot;No&quot;)=IF(LEFT(TRIM([$Translations.$C733]);LEN([.B$1]))=[.B$1];&quot;Yes&quot;;&quot;No&quot;);&quot;&quot;;&quot;NO&quot;)">
            <text:p/>
          </table:table-cell>
          <table:table-cell table:formula="of:=IF(IF(LEFT(TRIM([$Translations.$B733]);LEN([.C$1]))=[.C$1];&quot;Yes&quot;;&quot;No&quot;)=IF(LEFT(TRIM([$Translations.$C733]);LEN([.C$1]))=[.C$1];&quot;Yes&quot;;&quot;No&quot;);&quot;&quot;;&quot;NO&quot;)">
            <text:p/>
          </table:table-cell>
          <table:table-cell table:formula="of:=IF(IF(LEFT(TRIM([$Translations.$B733]);LEN([.D$1]))=[.D$1];&quot;Yes&quot;;&quot;No&quot;)=IF(LEFT(TRIM([$Translations.$C733]);LEN([.D$1]))=[.D$1];&quot;Yes&quot;;&quot;No&quot;);&quot;&quot;;&quot;NO&quot;)">
            <text:p/>
          </table:table-cell>
          <table:table-cell table:formula="of:=IF(IF(LEFT(TRIM([$Translations.$B733]);LEN([.E$1]))=[.E$1];&quot;Yes&quot;;&quot;No&quot;)=IF(LEFT(TRIM([$Translations.$C733]);LEN([.E$1]))=[.E$1];&quot;Yes&quot;;&quot;No&quot;);&quot;&quot;;&quot;NO&quot;)">
            <text:p/>
          </table:table-cell>
          <table:table-cell table:formula="of:=IF(IF(LEFT(TRIM([$Translations.$B733]);LEN([.F$1]))=[.F$1];&quot;Yes&quot;;&quot;No&quot;)=IF(LEFT(TRIM([$Translations.$C733]);LEN([.F$1]))=[.F$1];&quot;Yes&quot;;&quot;No&quot;);&quot;&quot;;&quot;NO&quot;)">
            <text:p/>
          </table:table-cell>
          <table:table-cell table:formula="of:=IF(IF(LEFT(TRIM([$Translations.$B733]);LEN([.G$1]))=[.G$1];&quot;Yes&quot;;&quot;No&quot;)=IF(LEFT(TRIM([$Translations.$C733]);LEN([.G$1]))=[.G$1];&quot;Yes&quot;;&quot;No&quot;);&quot;&quot;;&quot;NO&quot;)">
            <text:p/>
          </table:table-cell>
        </table:table-row>
        <table:table-row table:style-name="ro8">
          <table:table-cell table:formula="of:=IF(IF(LEFT(TRIM([$Translations.$B734]);LEN([.A$1]))=[.A$1];&quot;Yes&quot;;&quot;No&quot;)=IF(LEFT(TRIM([$Translations.$C734]);LEN([.A$1]))=[.A$1];&quot;Yes&quot;;&quot;No&quot;);&quot;&quot;;&quot;NO&quot;)">
            <text:p/>
          </table:table-cell>
          <table:table-cell table:formula="of:=IF(IF(LEFT(TRIM([$Translations.$B734]);LEN([.B$1]))=[.B$1];&quot;Yes&quot;;&quot;No&quot;)=IF(LEFT(TRIM([$Translations.$C734]);LEN([.B$1]))=[.B$1];&quot;Yes&quot;;&quot;No&quot;);&quot;&quot;;&quot;NO&quot;)">
            <text:p/>
          </table:table-cell>
          <table:table-cell table:formula="of:=IF(IF(LEFT(TRIM([$Translations.$B734]);LEN([.C$1]))=[.C$1];&quot;Yes&quot;;&quot;No&quot;)=IF(LEFT(TRIM([$Translations.$C734]);LEN([.C$1]))=[.C$1];&quot;Yes&quot;;&quot;No&quot;);&quot;&quot;;&quot;NO&quot;)">
            <text:p/>
          </table:table-cell>
          <table:table-cell table:formula="of:=IF(IF(LEFT(TRIM([$Translations.$B734]);LEN([.D$1]))=[.D$1];&quot;Yes&quot;;&quot;No&quot;)=IF(LEFT(TRIM([$Translations.$C734]);LEN([.D$1]))=[.D$1];&quot;Yes&quot;;&quot;No&quot;);&quot;&quot;;&quot;NO&quot;)">
            <text:p/>
          </table:table-cell>
          <table:table-cell table:formula="of:=IF(IF(LEFT(TRIM([$Translations.$B734]);LEN([.E$1]))=[.E$1];&quot;Yes&quot;;&quot;No&quot;)=IF(LEFT(TRIM([$Translations.$C734]);LEN([.E$1]))=[.E$1];&quot;Yes&quot;;&quot;No&quot;);&quot;&quot;;&quot;NO&quot;)">
            <text:p/>
          </table:table-cell>
          <table:table-cell table:formula="of:=IF(IF(LEFT(TRIM([$Translations.$B734]);LEN([.F$1]))=[.F$1];&quot;Yes&quot;;&quot;No&quot;)=IF(LEFT(TRIM([$Translations.$C734]);LEN([.F$1]))=[.F$1];&quot;Yes&quot;;&quot;No&quot;);&quot;&quot;;&quot;NO&quot;)">
            <text:p/>
          </table:table-cell>
          <table:table-cell table:formula="of:=IF(IF(LEFT(TRIM([$Translations.$B734]);LEN([.G$1]))=[.G$1];&quot;Yes&quot;;&quot;No&quot;)=IF(LEFT(TRIM([$Translations.$C734]);LEN([.G$1]))=[.G$1];&quot;Yes&quot;;&quot;No&quot;);&quot;&quot;;&quot;NO&quot;)">
            <text:p/>
          </table:table-cell>
        </table:table-row>
        <table:table-row table:style-name="ro8">
          <table:table-cell table:formula="of:=IF(IF(LEFT(TRIM([$Translations.$B735]);LEN([.A$1]))=[.A$1];&quot;Yes&quot;;&quot;No&quot;)=IF(LEFT(TRIM([$Translations.$C735]);LEN([.A$1]))=[.A$1];&quot;Yes&quot;;&quot;No&quot;);&quot;&quot;;&quot;NO&quot;)">
            <text:p/>
          </table:table-cell>
          <table:table-cell table:formula="of:=IF(IF(LEFT(TRIM([$Translations.$B735]);LEN([.B$1]))=[.B$1];&quot;Yes&quot;;&quot;No&quot;)=IF(LEFT(TRIM([$Translations.$C735]);LEN([.B$1]))=[.B$1];&quot;Yes&quot;;&quot;No&quot;);&quot;&quot;;&quot;NO&quot;)">
            <text:p/>
          </table:table-cell>
          <table:table-cell table:formula="of:=IF(IF(LEFT(TRIM([$Translations.$B735]);LEN([.C$1]))=[.C$1];&quot;Yes&quot;;&quot;No&quot;)=IF(LEFT(TRIM([$Translations.$C735]);LEN([.C$1]))=[.C$1];&quot;Yes&quot;;&quot;No&quot;);&quot;&quot;;&quot;NO&quot;)">
            <text:p/>
          </table:table-cell>
          <table:table-cell table:formula="of:=IF(IF(LEFT(TRIM([$Translations.$B735]);LEN([.D$1]))=[.D$1];&quot;Yes&quot;;&quot;No&quot;)=IF(LEFT(TRIM([$Translations.$C735]);LEN([.D$1]))=[.D$1];&quot;Yes&quot;;&quot;No&quot;);&quot;&quot;;&quot;NO&quot;)">
            <text:p/>
          </table:table-cell>
          <table:table-cell table:formula="of:=IF(IF(LEFT(TRIM([$Translations.$B735]);LEN([.E$1]))=[.E$1];&quot;Yes&quot;;&quot;No&quot;)=IF(LEFT(TRIM([$Translations.$C735]);LEN([.E$1]))=[.E$1];&quot;Yes&quot;;&quot;No&quot;);&quot;&quot;;&quot;NO&quot;)">
            <text:p/>
          </table:table-cell>
          <table:table-cell table:formula="of:=IF(IF(LEFT(TRIM([$Translations.$B735]);LEN([.F$1]))=[.F$1];&quot;Yes&quot;;&quot;No&quot;)=IF(LEFT(TRIM([$Translations.$C735]);LEN([.F$1]))=[.F$1];&quot;Yes&quot;;&quot;No&quot;);&quot;&quot;;&quot;NO&quot;)">
            <text:p/>
          </table:table-cell>
          <table:table-cell table:formula="of:=IF(IF(LEFT(TRIM([$Translations.$B735]);LEN([.G$1]))=[.G$1];&quot;Yes&quot;;&quot;No&quot;)=IF(LEFT(TRIM([$Translations.$C735]);LEN([.G$1]))=[.G$1];&quot;Yes&quot;;&quot;No&quot;);&quot;&quot;;&quot;NO&quot;)">
            <text:p/>
          </table:table-cell>
        </table:table-row>
        <table:table-row table:style-name="ro8">
          <table:table-cell table:formula="of:=IF(IF(LEFT(TRIM([$Translations.$B736]);LEN([.A$1]))=[.A$1];&quot;Yes&quot;;&quot;No&quot;)=IF(LEFT(TRIM([$Translations.$C736]);LEN([.A$1]))=[.A$1];&quot;Yes&quot;;&quot;No&quot;);&quot;&quot;;&quot;NO&quot;)">
            <text:p/>
          </table:table-cell>
          <table:table-cell table:formula="of:=IF(IF(LEFT(TRIM([$Translations.$B736]);LEN([.B$1]))=[.B$1];&quot;Yes&quot;;&quot;No&quot;)=IF(LEFT(TRIM([$Translations.$C736]);LEN([.B$1]))=[.B$1];&quot;Yes&quot;;&quot;No&quot;);&quot;&quot;;&quot;NO&quot;)">
            <text:p/>
          </table:table-cell>
          <table:table-cell table:formula="of:=IF(IF(LEFT(TRIM([$Translations.$B736]);LEN([.C$1]))=[.C$1];&quot;Yes&quot;;&quot;No&quot;)=IF(LEFT(TRIM([$Translations.$C736]);LEN([.C$1]))=[.C$1];&quot;Yes&quot;;&quot;No&quot;);&quot;&quot;;&quot;NO&quot;)">
            <text:p/>
          </table:table-cell>
          <table:table-cell table:formula="of:=IF(IF(LEFT(TRIM([$Translations.$B736]);LEN([.D$1]))=[.D$1];&quot;Yes&quot;;&quot;No&quot;)=IF(LEFT(TRIM([$Translations.$C736]);LEN([.D$1]))=[.D$1];&quot;Yes&quot;;&quot;No&quot;);&quot;&quot;;&quot;NO&quot;)">
            <text:p/>
          </table:table-cell>
          <table:table-cell table:formula="of:=IF(IF(LEFT(TRIM([$Translations.$B736]);LEN([.E$1]))=[.E$1];&quot;Yes&quot;;&quot;No&quot;)=IF(LEFT(TRIM([$Translations.$C736]);LEN([.E$1]))=[.E$1];&quot;Yes&quot;;&quot;No&quot;);&quot;&quot;;&quot;NO&quot;)">
            <text:p/>
          </table:table-cell>
          <table:table-cell table:formula="of:=IF(IF(LEFT(TRIM([$Translations.$B736]);LEN([.F$1]))=[.F$1];&quot;Yes&quot;;&quot;No&quot;)=IF(LEFT(TRIM([$Translations.$C736]);LEN([.F$1]))=[.F$1];&quot;Yes&quot;;&quot;No&quot;);&quot;&quot;;&quot;NO&quot;)">
            <text:p/>
          </table:table-cell>
          <table:table-cell table:formula="of:=IF(IF(LEFT(TRIM([$Translations.$B736]);LEN([.G$1]))=[.G$1];&quot;Yes&quot;;&quot;No&quot;)=IF(LEFT(TRIM([$Translations.$C736]);LEN([.G$1]))=[.G$1];&quot;Yes&quot;;&quot;No&quot;);&quot;&quot;;&quot;NO&quot;)">
            <text:p/>
          </table:table-cell>
        </table:table-row>
        <table:table-row table:style-name="ro8">
          <table:table-cell table:formula="of:=IF(IF(LEFT(TRIM([$Translations.$B737]);LEN([.A$1]))=[.A$1];&quot;Yes&quot;;&quot;No&quot;)=IF(LEFT(TRIM([$Translations.$C737]);LEN([.A$1]))=[.A$1];&quot;Yes&quot;;&quot;No&quot;);&quot;&quot;;&quot;NO&quot;)">
            <text:p/>
          </table:table-cell>
          <table:table-cell table:formula="of:=IF(IF(LEFT(TRIM([$Translations.$B737]);LEN([.B$1]))=[.B$1];&quot;Yes&quot;;&quot;No&quot;)=IF(LEFT(TRIM([$Translations.$C737]);LEN([.B$1]))=[.B$1];&quot;Yes&quot;;&quot;No&quot;);&quot;&quot;;&quot;NO&quot;)">
            <text:p/>
          </table:table-cell>
          <table:table-cell table:formula="of:=IF(IF(LEFT(TRIM([$Translations.$B737]);LEN([.C$1]))=[.C$1];&quot;Yes&quot;;&quot;No&quot;)=IF(LEFT(TRIM([$Translations.$C737]);LEN([.C$1]))=[.C$1];&quot;Yes&quot;;&quot;No&quot;);&quot;&quot;;&quot;NO&quot;)">
            <text:p/>
          </table:table-cell>
          <table:table-cell table:formula="of:=IF(IF(LEFT(TRIM([$Translations.$B737]);LEN([.D$1]))=[.D$1];&quot;Yes&quot;;&quot;No&quot;)=IF(LEFT(TRIM([$Translations.$C737]);LEN([.D$1]))=[.D$1];&quot;Yes&quot;;&quot;No&quot;);&quot;&quot;;&quot;NO&quot;)">
            <text:p/>
          </table:table-cell>
          <table:table-cell table:formula="of:=IF(IF(LEFT(TRIM([$Translations.$B737]);LEN([.E$1]))=[.E$1];&quot;Yes&quot;;&quot;No&quot;)=IF(LEFT(TRIM([$Translations.$C737]);LEN([.E$1]))=[.E$1];&quot;Yes&quot;;&quot;No&quot;);&quot;&quot;;&quot;NO&quot;)">
            <text:p/>
          </table:table-cell>
          <table:table-cell table:formula="of:=IF(IF(LEFT(TRIM([$Translations.$B737]);LEN([.F$1]))=[.F$1];&quot;Yes&quot;;&quot;No&quot;)=IF(LEFT(TRIM([$Translations.$C737]);LEN([.F$1]))=[.F$1];&quot;Yes&quot;;&quot;No&quot;);&quot;&quot;;&quot;NO&quot;)">
            <text:p/>
          </table:table-cell>
          <table:table-cell table:formula="of:=IF(IF(LEFT(TRIM([$Translations.$B737]);LEN([.G$1]))=[.G$1];&quot;Yes&quot;;&quot;No&quot;)=IF(LEFT(TRIM([$Translations.$C737]);LEN([.G$1]))=[.G$1];&quot;Yes&quot;;&quot;No&quot;);&quot;&quot;;&quot;NO&quot;)">
            <text:p/>
          </table:table-cell>
        </table:table-row>
        <table:table-row table:style-name="ro8">
          <table:table-cell table:formula="of:=IF(IF(LEFT(TRIM([$Translations.$B738]);LEN([.A$1]))=[.A$1];&quot;Yes&quot;;&quot;No&quot;)=IF(LEFT(TRIM([$Translations.$C738]);LEN([.A$1]))=[.A$1];&quot;Yes&quot;;&quot;No&quot;);&quot;&quot;;&quot;NO&quot;)">
            <text:p/>
          </table:table-cell>
          <table:table-cell table:formula="of:=IF(IF(LEFT(TRIM([$Translations.$B738]);LEN([.B$1]))=[.B$1];&quot;Yes&quot;;&quot;No&quot;)=IF(LEFT(TRIM([$Translations.$C738]);LEN([.B$1]))=[.B$1];&quot;Yes&quot;;&quot;No&quot;);&quot;&quot;;&quot;NO&quot;)">
            <text:p/>
          </table:table-cell>
          <table:table-cell table:formula="of:=IF(IF(LEFT(TRIM([$Translations.$B738]);LEN([.C$1]))=[.C$1];&quot;Yes&quot;;&quot;No&quot;)=IF(LEFT(TRIM([$Translations.$C738]);LEN([.C$1]))=[.C$1];&quot;Yes&quot;;&quot;No&quot;);&quot;&quot;;&quot;NO&quot;)">
            <text:p/>
          </table:table-cell>
          <table:table-cell table:formula="of:=IF(IF(LEFT(TRIM([$Translations.$B738]);LEN([.D$1]))=[.D$1];&quot;Yes&quot;;&quot;No&quot;)=IF(LEFT(TRIM([$Translations.$C738]);LEN([.D$1]))=[.D$1];&quot;Yes&quot;;&quot;No&quot;);&quot;&quot;;&quot;NO&quot;)">
            <text:p/>
          </table:table-cell>
          <table:table-cell table:formula="of:=IF(IF(LEFT(TRIM([$Translations.$B738]);LEN([.E$1]))=[.E$1];&quot;Yes&quot;;&quot;No&quot;)=IF(LEFT(TRIM([$Translations.$C738]);LEN([.E$1]))=[.E$1];&quot;Yes&quot;;&quot;No&quot;);&quot;&quot;;&quot;NO&quot;)">
            <text:p/>
          </table:table-cell>
          <table:table-cell table:formula="of:=IF(IF(LEFT(TRIM([$Translations.$B738]);LEN([.F$1]))=[.F$1];&quot;Yes&quot;;&quot;No&quot;)=IF(LEFT(TRIM([$Translations.$C738]);LEN([.F$1]))=[.F$1];&quot;Yes&quot;;&quot;No&quot;);&quot;&quot;;&quot;NO&quot;)">
            <text:p/>
          </table:table-cell>
          <table:table-cell table:formula="of:=IF(IF(LEFT(TRIM([$Translations.$B738]);LEN([.G$1]))=[.G$1];&quot;Yes&quot;;&quot;No&quot;)=IF(LEFT(TRIM([$Translations.$C738]);LEN([.G$1]))=[.G$1];&quot;Yes&quot;;&quot;No&quot;);&quot;&quot;;&quot;NO&quot;)">
            <text:p/>
          </table:table-cell>
        </table:table-row>
        <table:table-row table:style-name="ro8">
          <table:table-cell table:formula="of:=IF(IF(LEFT(TRIM([$Translations.$B739]);LEN([.A$1]))=[.A$1];&quot;Yes&quot;;&quot;No&quot;)=IF(LEFT(TRIM([$Translations.$C739]);LEN([.A$1]))=[.A$1];&quot;Yes&quot;;&quot;No&quot;);&quot;&quot;;&quot;NO&quot;)">
            <text:p/>
          </table:table-cell>
          <table:table-cell table:formula="of:=IF(IF(LEFT(TRIM([$Translations.$B739]);LEN([.B$1]))=[.B$1];&quot;Yes&quot;;&quot;No&quot;)=IF(LEFT(TRIM([$Translations.$C739]);LEN([.B$1]))=[.B$1];&quot;Yes&quot;;&quot;No&quot;);&quot;&quot;;&quot;NO&quot;)">
            <text:p/>
          </table:table-cell>
          <table:table-cell table:formula="of:=IF(IF(LEFT(TRIM([$Translations.$B739]);LEN([.C$1]))=[.C$1];&quot;Yes&quot;;&quot;No&quot;)=IF(LEFT(TRIM([$Translations.$C739]);LEN([.C$1]))=[.C$1];&quot;Yes&quot;;&quot;No&quot;);&quot;&quot;;&quot;NO&quot;)">
            <text:p/>
          </table:table-cell>
          <table:table-cell table:formula="of:=IF(IF(LEFT(TRIM([$Translations.$B739]);LEN([.D$1]))=[.D$1];&quot;Yes&quot;;&quot;No&quot;)=IF(LEFT(TRIM([$Translations.$C739]);LEN([.D$1]))=[.D$1];&quot;Yes&quot;;&quot;No&quot;);&quot;&quot;;&quot;NO&quot;)">
            <text:p/>
          </table:table-cell>
          <table:table-cell table:formula="of:=IF(IF(LEFT(TRIM([$Translations.$B739]);LEN([.E$1]))=[.E$1];&quot;Yes&quot;;&quot;No&quot;)=IF(LEFT(TRIM([$Translations.$C739]);LEN([.E$1]))=[.E$1];&quot;Yes&quot;;&quot;No&quot;);&quot;&quot;;&quot;NO&quot;)">
            <text:p/>
          </table:table-cell>
          <table:table-cell table:formula="of:=IF(IF(LEFT(TRIM([$Translations.$B739]);LEN([.F$1]))=[.F$1];&quot;Yes&quot;;&quot;No&quot;)=IF(LEFT(TRIM([$Translations.$C739]);LEN([.F$1]))=[.F$1];&quot;Yes&quot;;&quot;No&quot;);&quot;&quot;;&quot;NO&quot;)">
            <text:p/>
          </table:table-cell>
          <table:table-cell table:formula="of:=IF(IF(LEFT(TRIM([$Translations.$B739]);LEN([.G$1]))=[.G$1];&quot;Yes&quot;;&quot;No&quot;)=IF(LEFT(TRIM([$Translations.$C739]);LEN([.G$1]))=[.G$1];&quot;Yes&quot;;&quot;No&quot;);&quot;&quot;;&quot;NO&quot;)">
            <text:p/>
          </table:table-cell>
        </table:table-row>
        <table:table-row table:style-name="ro8">
          <table:table-cell table:formula="of:=IF(IF(LEFT(TRIM([$Translations.$B740]);LEN([.A$1]))=[.A$1];&quot;Yes&quot;;&quot;No&quot;)=IF(LEFT(TRIM([$Translations.$C740]);LEN([.A$1]))=[.A$1];&quot;Yes&quot;;&quot;No&quot;);&quot;&quot;;&quot;NO&quot;)">
            <text:p/>
          </table:table-cell>
          <table:table-cell table:formula="of:=IF(IF(LEFT(TRIM([$Translations.$B740]);LEN([.B$1]))=[.B$1];&quot;Yes&quot;;&quot;No&quot;)=IF(LEFT(TRIM([$Translations.$C740]);LEN([.B$1]))=[.B$1];&quot;Yes&quot;;&quot;No&quot;);&quot;&quot;;&quot;NO&quot;)">
            <text:p/>
          </table:table-cell>
          <table:table-cell table:formula="of:=IF(IF(LEFT(TRIM([$Translations.$B740]);LEN([.C$1]))=[.C$1];&quot;Yes&quot;;&quot;No&quot;)=IF(LEFT(TRIM([$Translations.$C740]);LEN([.C$1]))=[.C$1];&quot;Yes&quot;;&quot;No&quot;);&quot;&quot;;&quot;NO&quot;)">
            <text:p/>
          </table:table-cell>
          <table:table-cell table:formula="of:=IF(IF(LEFT(TRIM([$Translations.$B740]);LEN([.D$1]))=[.D$1];&quot;Yes&quot;;&quot;No&quot;)=IF(LEFT(TRIM([$Translations.$C740]);LEN([.D$1]))=[.D$1];&quot;Yes&quot;;&quot;No&quot;);&quot;&quot;;&quot;NO&quot;)">
            <text:p/>
          </table:table-cell>
          <table:table-cell table:formula="of:=IF(IF(LEFT(TRIM([$Translations.$B740]);LEN([.E$1]))=[.E$1];&quot;Yes&quot;;&quot;No&quot;)=IF(LEFT(TRIM([$Translations.$C740]);LEN([.E$1]))=[.E$1];&quot;Yes&quot;;&quot;No&quot;);&quot;&quot;;&quot;NO&quot;)">
            <text:p/>
          </table:table-cell>
          <table:table-cell table:formula="of:=IF(IF(LEFT(TRIM([$Translations.$B740]);LEN([.F$1]))=[.F$1];&quot;Yes&quot;;&quot;No&quot;)=IF(LEFT(TRIM([$Translations.$C740]);LEN([.F$1]))=[.F$1];&quot;Yes&quot;;&quot;No&quot;);&quot;&quot;;&quot;NO&quot;)">
            <text:p/>
          </table:table-cell>
          <table:table-cell table:formula="of:=IF(IF(LEFT(TRIM([$Translations.$B740]);LEN([.G$1]))=[.G$1];&quot;Yes&quot;;&quot;No&quot;)=IF(LEFT(TRIM([$Translations.$C740]);LEN([.G$1]))=[.G$1];&quot;Yes&quot;;&quot;No&quot;);&quot;&quot;;&quot;NO&quot;)">
            <text:p/>
          </table:table-cell>
        </table:table-row>
        <table:table-row table:style-name="ro8">
          <table:table-cell table:formula="of:=IF(IF(LEFT(TRIM([$Translations.$B741]);LEN([.A$1]))=[.A$1];&quot;Yes&quot;;&quot;No&quot;)=IF(LEFT(TRIM([$Translations.$C741]);LEN([.A$1]))=[.A$1];&quot;Yes&quot;;&quot;No&quot;);&quot;&quot;;&quot;NO&quot;)">
            <text:p/>
          </table:table-cell>
          <table:table-cell table:formula="of:=IF(IF(LEFT(TRIM([$Translations.$B741]);LEN([.B$1]))=[.B$1];&quot;Yes&quot;;&quot;No&quot;)=IF(LEFT(TRIM([$Translations.$C741]);LEN([.B$1]))=[.B$1];&quot;Yes&quot;;&quot;No&quot;);&quot;&quot;;&quot;NO&quot;)">
            <text:p/>
          </table:table-cell>
          <table:table-cell table:formula="of:=IF(IF(LEFT(TRIM([$Translations.$B741]);LEN([.C$1]))=[.C$1];&quot;Yes&quot;;&quot;No&quot;)=IF(LEFT(TRIM([$Translations.$C741]);LEN([.C$1]))=[.C$1];&quot;Yes&quot;;&quot;No&quot;);&quot;&quot;;&quot;NO&quot;)">
            <text:p/>
          </table:table-cell>
          <table:table-cell table:formula="of:=IF(IF(LEFT(TRIM([$Translations.$B741]);LEN([.D$1]))=[.D$1];&quot;Yes&quot;;&quot;No&quot;)=IF(LEFT(TRIM([$Translations.$C741]);LEN([.D$1]))=[.D$1];&quot;Yes&quot;;&quot;No&quot;);&quot;&quot;;&quot;NO&quot;)">
            <text:p/>
          </table:table-cell>
          <table:table-cell table:formula="of:=IF(IF(LEFT(TRIM([$Translations.$B741]);LEN([.E$1]))=[.E$1];&quot;Yes&quot;;&quot;No&quot;)=IF(LEFT(TRIM([$Translations.$C741]);LEN([.E$1]))=[.E$1];&quot;Yes&quot;;&quot;No&quot;);&quot;&quot;;&quot;NO&quot;)">
            <text:p/>
          </table:table-cell>
          <table:table-cell table:formula="of:=IF(IF(LEFT(TRIM([$Translations.$B741]);LEN([.F$1]))=[.F$1];&quot;Yes&quot;;&quot;No&quot;)=IF(LEFT(TRIM([$Translations.$C741]);LEN([.F$1]))=[.F$1];&quot;Yes&quot;;&quot;No&quot;);&quot;&quot;;&quot;NO&quot;)">
            <text:p/>
          </table:table-cell>
          <table:table-cell table:formula="of:=IF(IF(LEFT(TRIM([$Translations.$B741]);LEN([.G$1]))=[.G$1];&quot;Yes&quot;;&quot;No&quot;)=IF(LEFT(TRIM([$Translations.$C741]);LEN([.G$1]))=[.G$1];&quot;Yes&quot;;&quot;No&quot;);&quot;&quot;;&quot;NO&quot;)">
            <text:p/>
          </table:table-cell>
        </table:table-row>
        <table:table-row table:style-name="ro8">
          <table:table-cell table:formula="of:=IF(IF(LEFT(TRIM([$Translations.$B742]);LEN([.A$1]))=[.A$1];&quot;Yes&quot;;&quot;No&quot;)=IF(LEFT(TRIM([$Translations.$C742]);LEN([.A$1]))=[.A$1];&quot;Yes&quot;;&quot;No&quot;);&quot;&quot;;&quot;NO&quot;)">
            <text:p/>
          </table:table-cell>
          <table:table-cell table:formula="of:=IF(IF(LEFT(TRIM([$Translations.$B742]);LEN([.B$1]))=[.B$1];&quot;Yes&quot;;&quot;No&quot;)=IF(LEFT(TRIM([$Translations.$C742]);LEN([.B$1]))=[.B$1];&quot;Yes&quot;;&quot;No&quot;);&quot;&quot;;&quot;NO&quot;)">
            <text:p/>
          </table:table-cell>
          <table:table-cell table:formula="of:=IF(IF(LEFT(TRIM([$Translations.$B742]);LEN([.C$1]))=[.C$1];&quot;Yes&quot;;&quot;No&quot;)=IF(LEFT(TRIM([$Translations.$C742]);LEN([.C$1]))=[.C$1];&quot;Yes&quot;;&quot;No&quot;);&quot;&quot;;&quot;NO&quot;)">
            <text:p/>
          </table:table-cell>
          <table:table-cell table:formula="of:=IF(IF(LEFT(TRIM([$Translations.$B742]);LEN([.D$1]))=[.D$1];&quot;Yes&quot;;&quot;No&quot;)=IF(LEFT(TRIM([$Translations.$C742]);LEN([.D$1]))=[.D$1];&quot;Yes&quot;;&quot;No&quot;);&quot;&quot;;&quot;NO&quot;)">
            <text:p/>
          </table:table-cell>
          <table:table-cell table:formula="of:=IF(IF(LEFT(TRIM([$Translations.$B742]);LEN([.E$1]))=[.E$1];&quot;Yes&quot;;&quot;No&quot;)=IF(LEFT(TRIM([$Translations.$C742]);LEN([.E$1]))=[.E$1];&quot;Yes&quot;;&quot;No&quot;);&quot;&quot;;&quot;NO&quot;)">
            <text:p/>
          </table:table-cell>
          <table:table-cell table:formula="of:=IF(IF(LEFT(TRIM([$Translations.$B742]);LEN([.F$1]))=[.F$1];&quot;Yes&quot;;&quot;No&quot;)=IF(LEFT(TRIM([$Translations.$C742]);LEN([.F$1]))=[.F$1];&quot;Yes&quot;;&quot;No&quot;);&quot;&quot;;&quot;NO&quot;)">
            <text:p/>
          </table:table-cell>
          <table:table-cell table:formula="of:=IF(IF(LEFT(TRIM([$Translations.$B742]);LEN([.G$1]))=[.G$1];&quot;Yes&quot;;&quot;No&quot;)=IF(LEFT(TRIM([$Translations.$C742]);LEN([.G$1]))=[.G$1];&quot;Yes&quot;;&quot;No&quot;);&quot;&quot;;&quot;NO&quot;)">
            <text:p/>
          </table:table-cell>
        </table:table-row>
        <table:table-row table:style-name="ro8">
          <table:table-cell table:formula="of:=IF(IF(LEFT(TRIM([$Translations.$B743]);LEN([.A$1]))=[.A$1];&quot;Yes&quot;;&quot;No&quot;)=IF(LEFT(TRIM([$Translations.$C743]);LEN([.A$1]))=[.A$1];&quot;Yes&quot;;&quot;No&quot;);&quot;&quot;;&quot;NO&quot;)">
            <text:p/>
          </table:table-cell>
          <table:table-cell table:formula="of:=IF(IF(LEFT(TRIM([$Translations.$B743]);LEN([.B$1]))=[.B$1];&quot;Yes&quot;;&quot;No&quot;)=IF(LEFT(TRIM([$Translations.$C743]);LEN([.B$1]))=[.B$1];&quot;Yes&quot;;&quot;No&quot;);&quot;&quot;;&quot;NO&quot;)">
            <text:p/>
          </table:table-cell>
          <table:table-cell table:formula="of:=IF(IF(LEFT(TRIM([$Translations.$B743]);LEN([.C$1]))=[.C$1];&quot;Yes&quot;;&quot;No&quot;)=IF(LEFT(TRIM([$Translations.$C743]);LEN([.C$1]))=[.C$1];&quot;Yes&quot;;&quot;No&quot;);&quot;&quot;;&quot;NO&quot;)">
            <text:p/>
          </table:table-cell>
          <table:table-cell table:formula="of:=IF(IF(LEFT(TRIM([$Translations.$B743]);LEN([.D$1]))=[.D$1];&quot;Yes&quot;;&quot;No&quot;)=IF(LEFT(TRIM([$Translations.$C743]);LEN([.D$1]))=[.D$1];&quot;Yes&quot;;&quot;No&quot;);&quot;&quot;;&quot;NO&quot;)">
            <text:p/>
          </table:table-cell>
          <table:table-cell table:formula="of:=IF(IF(LEFT(TRIM([$Translations.$B743]);LEN([.E$1]))=[.E$1];&quot;Yes&quot;;&quot;No&quot;)=IF(LEFT(TRIM([$Translations.$C743]);LEN([.E$1]))=[.E$1];&quot;Yes&quot;;&quot;No&quot;);&quot;&quot;;&quot;NO&quot;)">
            <text:p/>
          </table:table-cell>
          <table:table-cell table:formula="of:=IF(IF(LEFT(TRIM([$Translations.$B743]);LEN([.F$1]))=[.F$1];&quot;Yes&quot;;&quot;No&quot;)=IF(LEFT(TRIM([$Translations.$C743]);LEN([.F$1]))=[.F$1];&quot;Yes&quot;;&quot;No&quot;);&quot;&quot;;&quot;NO&quot;)">
            <text:p/>
          </table:table-cell>
          <table:table-cell table:formula="of:=IF(IF(LEFT(TRIM([$Translations.$B743]);LEN([.G$1]))=[.G$1];&quot;Yes&quot;;&quot;No&quot;)=IF(LEFT(TRIM([$Translations.$C743]);LEN([.G$1]))=[.G$1];&quot;Yes&quot;;&quot;No&quot;);&quot;&quot;;&quot;NO&quot;)">
            <text:p/>
          </table:table-cell>
        </table:table-row>
        <table:table-row table:style-name="ro8">
          <table:table-cell table:formula="of:=IF(IF(LEFT(TRIM([$Translations.$B744]);LEN([.A$1]))=[.A$1];&quot;Yes&quot;;&quot;No&quot;)=IF(LEFT(TRIM([$Translations.$C744]);LEN([.A$1]))=[.A$1];&quot;Yes&quot;;&quot;No&quot;);&quot;&quot;;&quot;NO&quot;)">
            <text:p/>
          </table:table-cell>
          <table:table-cell table:formula="of:=IF(IF(LEFT(TRIM([$Translations.$B744]);LEN([.B$1]))=[.B$1];&quot;Yes&quot;;&quot;No&quot;)=IF(LEFT(TRIM([$Translations.$C744]);LEN([.B$1]))=[.B$1];&quot;Yes&quot;;&quot;No&quot;);&quot;&quot;;&quot;NO&quot;)">
            <text:p/>
          </table:table-cell>
          <table:table-cell table:formula="of:=IF(IF(LEFT(TRIM([$Translations.$B744]);LEN([.C$1]))=[.C$1];&quot;Yes&quot;;&quot;No&quot;)=IF(LEFT(TRIM([$Translations.$C744]);LEN([.C$1]))=[.C$1];&quot;Yes&quot;;&quot;No&quot;);&quot;&quot;;&quot;NO&quot;)">
            <text:p/>
          </table:table-cell>
          <table:table-cell table:formula="of:=IF(IF(LEFT(TRIM([$Translations.$B744]);LEN([.D$1]))=[.D$1];&quot;Yes&quot;;&quot;No&quot;)=IF(LEFT(TRIM([$Translations.$C744]);LEN([.D$1]))=[.D$1];&quot;Yes&quot;;&quot;No&quot;);&quot;&quot;;&quot;NO&quot;)">
            <text:p/>
          </table:table-cell>
          <table:table-cell table:formula="of:=IF(IF(LEFT(TRIM([$Translations.$B744]);LEN([.E$1]))=[.E$1];&quot;Yes&quot;;&quot;No&quot;)=IF(LEFT(TRIM([$Translations.$C744]);LEN([.E$1]))=[.E$1];&quot;Yes&quot;;&quot;No&quot;);&quot;&quot;;&quot;NO&quot;)">
            <text:p/>
          </table:table-cell>
          <table:table-cell table:formula="of:=IF(IF(LEFT(TRIM([$Translations.$B744]);LEN([.F$1]))=[.F$1];&quot;Yes&quot;;&quot;No&quot;)=IF(LEFT(TRIM([$Translations.$C744]);LEN([.F$1]))=[.F$1];&quot;Yes&quot;;&quot;No&quot;);&quot;&quot;;&quot;NO&quot;)">
            <text:p/>
          </table:table-cell>
          <table:table-cell table:formula="of:=IF(IF(LEFT(TRIM([$Translations.$B744]);LEN([.G$1]))=[.G$1];&quot;Yes&quot;;&quot;No&quot;)=IF(LEFT(TRIM([$Translations.$C744]);LEN([.G$1]))=[.G$1];&quot;Yes&quot;;&quot;No&quot;);&quot;&quot;;&quot;NO&quot;)">
            <text:p/>
          </table:table-cell>
        </table:table-row>
        <table:table-row table:style-name="ro8">
          <table:table-cell table:formula="of:=IF(IF(LEFT(TRIM([$Translations.$B745]);LEN([.A$1]))=[.A$1];&quot;Yes&quot;;&quot;No&quot;)=IF(LEFT(TRIM([$Translations.$C745]);LEN([.A$1]))=[.A$1];&quot;Yes&quot;;&quot;No&quot;);&quot;&quot;;&quot;NO&quot;)">
            <text:p/>
          </table:table-cell>
          <table:table-cell table:formula="of:=IF(IF(LEFT(TRIM([$Translations.$B745]);LEN([.B$1]))=[.B$1];&quot;Yes&quot;;&quot;No&quot;)=IF(LEFT(TRIM([$Translations.$C745]);LEN([.B$1]))=[.B$1];&quot;Yes&quot;;&quot;No&quot;);&quot;&quot;;&quot;NO&quot;)">
            <text:p/>
          </table:table-cell>
          <table:table-cell table:formula="of:=IF(IF(LEFT(TRIM([$Translations.$B745]);LEN([.C$1]))=[.C$1];&quot;Yes&quot;;&quot;No&quot;)=IF(LEFT(TRIM([$Translations.$C745]);LEN([.C$1]))=[.C$1];&quot;Yes&quot;;&quot;No&quot;);&quot;&quot;;&quot;NO&quot;)">
            <text:p/>
          </table:table-cell>
          <table:table-cell table:formula="of:=IF(IF(LEFT(TRIM([$Translations.$B745]);LEN([.D$1]))=[.D$1];&quot;Yes&quot;;&quot;No&quot;)=IF(LEFT(TRIM([$Translations.$C745]);LEN([.D$1]))=[.D$1];&quot;Yes&quot;;&quot;No&quot;);&quot;&quot;;&quot;NO&quot;)">
            <text:p/>
          </table:table-cell>
          <table:table-cell table:formula="of:=IF(IF(LEFT(TRIM([$Translations.$B745]);LEN([.E$1]))=[.E$1];&quot;Yes&quot;;&quot;No&quot;)=IF(LEFT(TRIM([$Translations.$C745]);LEN([.E$1]))=[.E$1];&quot;Yes&quot;;&quot;No&quot;);&quot;&quot;;&quot;NO&quot;)">
            <text:p/>
          </table:table-cell>
          <table:table-cell table:formula="of:=IF(IF(LEFT(TRIM([$Translations.$B745]);LEN([.F$1]))=[.F$1];&quot;Yes&quot;;&quot;No&quot;)=IF(LEFT(TRIM([$Translations.$C745]);LEN([.F$1]))=[.F$1];&quot;Yes&quot;;&quot;No&quot;);&quot;&quot;;&quot;NO&quot;)">
            <text:p/>
          </table:table-cell>
          <table:table-cell table:formula="of:=IF(IF(LEFT(TRIM([$Translations.$B745]);LEN([.G$1]))=[.G$1];&quot;Yes&quot;;&quot;No&quot;)=IF(LEFT(TRIM([$Translations.$C745]);LEN([.G$1]))=[.G$1];&quot;Yes&quot;;&quot;No&quot;);&quot;&quot;;&quot;NO&quot;)">
            <text:p/>
          </table:table-cell>
        </table:table-row>
        <table:table-row table:style-name="ro8">
          <table:table-cell table:formula="of:=IF(IF(LEFT(TRIM([$Translations.$B746]);LEN([.A$1]))=[.A$1];&quot;Yes&quot;;&quot;No&quot;)=IF(LEFT(TRIM([$Translations.$C746]);LEN([.A$1]))=[.A$1];&quot;Yes&quot;;&quot;No&quot;);&quot;&quot;;&quot;NO&quot;)">
            <text:p/>
          </table:table-cell>
          <table:table-cell table:formula="of:=IF(IF(LEFT(TRIM([$Translations.$B746]);LEN([.B$1]))=[.B$1];&quot;Yes&quot;;&quot;No&quot;)=IF(LEFT(TRIM([$Translations.$C746]);LEN([.B$1]))=[.B$1];&quot;Yes&quot;;&quot;No&quot;);&quot;&quot;;&quot;NO&quot;)">
            <text:p/>
          </table:table-cell>
          <table:table-cell table:formula="of:=IF(IF(LEFT(TRIM([$Translations.$B746]);LEN([.C$1]))=[.C$1];&quot;Yes&quot;;&quot;No&quot;)=IF(LEFT(TRIM([$Translations.$C746]);LEN([.C$1]))=[.C$1];&quot;Yes&quot;;&quot;No&quot;);&quot;&quot;;&quot;NO&quot;)">
            <text:p/>
          </table:table-cell>
          <table:table-cell table:formula="of:=IF(IF(LEFT(TRIM([$Translations.$B746]);LEN([.D$1]))=[.D$1];&quot;Yes&quot;;&quot;No&quot;)=IF(LEFT(TRIM([$Translations.$C746]);LEN([.D$1]))=[.D$1];&quot;Yes&quot;;&quot;No&quot;);&quot;&quot;;&quot;NO&quot;)">
            <text:p/>
          </table:table-cell>
          <table:table-cell table:formula="of:=IF(IF(LEFT(TRIM([$Translations.$B746]);LEN([.E$1]))=[.E$1];&quot;Yes&quot;;&quot;No&quot;)=IF(LEFT(TRIM([$Translations.$C746]);LEN([.E$1]))=[.E$1];&quot;Yes&quot;;&quot;No&quot;);&quot;&quot;;&quot;NO&quot;)">
            <text:p/>
          </table:table-cell>
          <table:table-cell table:formula="of:=IF(IF(LEFT(TRIM([$Translations.$B746]);LEN([.F$1]))=[.F$1];&quot;Yes&quot;;&quot;No&quot;)=IF(LEFT(TRIM([$Translations.$C746]);LEN([.F$1]))=[.F$1];&quot;Yes&quot;;&quot;No&quot;);&quot;&quot;;&quot;NO&quot;)">
            <text:p/>
          </table:table-cell>
          <table:table-cell table:formula="of:=IF(IF(LEFT(TRIM([$Translations.$B746]);LEN([.G$1]))=[.G$1];&quot;Yes&quot;;&quot;No&quot;)=IF(LEFT(TRIM([$Translations.$C746]);LEN([.G$1]))=[.G$1];&quot;Yes&quot;;&quot;No&quot;);&quot;&quot;;&quot;NO&quot;)">
            <text:p/>
          </table:table-cell>
        </table:table-row>
        <table:table-row table:style-name="ro8">
          <table:table-cell table:formula="of:=IF(IF(LEFT(TRIM([$Translations.$B747]);LEN([.A$1]))=[.A$1];&quot;Yes&quot;;&quot;No&quot;)=IF(LEFT(TRIM([$Translations.$C747]);LEN([.A$1]))=[.A$1];&quot;Yes&quot;;&quot;No&quot;);&quot;&quot;;&quot;NO&quot;)">
            <text:p/>
          </table:table-cell>
          <table:table-cell table:formula="of:=IF(IF(LEFT(TRIM([$Translations.$B747]);LEN([.B$1]))=[.B$1];&quot;Yes&quot;;&quot;No&quot;)=IF(LEFT(TRIM([$Translations.$C747]);LEN([.B$1]))=[.B$1];&quot;Yes&quot;;&quot;No&quot;);&quot;&quot;;&quot;NO&quot;)">
            <text:p/>
          </table:table-cell>
          <table:table-cell table:formula="of:=IF(IF(LEFT(TRIM([$Translations.$B747]);LEN([.C$1]))=[.C$1];&quot;Yes&quot;;&quot;No&quot;)=IF(LEFT(TRIM([$Translations.$C747]);LEN([.C$1]))=[.C$1];&quot;Yes&quot;;&quot;No&quot;);&quot;&quot;;&quot;NO&quot;)">
            <text:p/>
          </table:table-cell>
          <table:table-cell table:formula="of:=IF(IF(LEFT(TRIM([$Translations.$B747]);LEN([.D$1]))=[.D$1];&quot;Yes&quot;;&quot;No&quot;)=IF(LEFT(TRIM([$Translations.$C747]);LEN([.D$1]))=[.D$1];&quot;Yes&quot;;&quot;No&quot;);&quot;&quot;;&quot;NO&quot;)">
            <text:p/>
          </table:table-cell>
          <table:table-cell table:formula="of:=IF(IF(LEFT(TRIM([$Translations.$B747]);LEN([.E$1]))=[.E$1];&quot;Yes&quot;;&quot;No&quot;)=IF(LEFT(TRIM([$Translations.$C747]);LEN([.E$1]))=[.E$1];&quot;Yes&quot;;&quot;No&quot;);&quot;&quot;;&quot;NO&quot;)">
            <text:p/>
          </table:table-cell>
          <table:table-cell table:formula="of:=IF(IF(LEFT(TRIM([$Translations.$B747]);LEN([.F$1]))=[.F$1];&quot;Yes&quot;;&quot;No&quot;)=IF(LEFT(TRIM([$Translations.$C747]);LEN([.F$1]))=[.F$1];&quot;Yes&quot;;&quot;No&quot;);&quot;&quot;;&quot;NO&quot;)">
            <text:p/>
          </table:table-cell>
          <table:table-cell table:formula="of:=IF(IF(LEFT(TRIM([$Translations.$B747]);LEN([.G$1]))=[.G$1];&quot;Yes&quot;;&quot;No&quot;)=IF(LEFT(TRIM([$Translations.$C747]);LEN([.G$1]))=[.G$1];&quot;Yes&quot;;&quot;No&quot;);&quot;&quot;;&quot;NO&quot;)">
            <text:p/>
          </table:table-cell>
        </table:table-row>
        <table:table-row table:style-name="ro8">
          <table:table-cell table:formula="of:=IF(IF(LEFT(TRIM([$Translations.$B748]);LEN([.A$1]))=[.A$1];&quot;Yes&quot;;&quot;No&quot;)=IF(LEFT(TRIM([$Translations.$C748]);LEN([.A$1]))=[.A$1];&quot;Yes&quot;;&quot;No&quot;);&quot;&quot;;&quot;NO&quot;)">
            <text:p/>
          </table:table-cell>
          <table:table-cell table:formula="of:=IF(IF(LEFT(TRIM([$Translations.$B748]);LEN([.B$1]))=[.B$1];&quot;Yes&quot;;&quot;No&quot;)=IF(LEFT(TRIM([$Translations.$C748]);LEN([.B$1]))=[.B$1];&quot;Yes&quot;;&quot;No&quot;);&quot;&quot;;&quot;NO&quot;)">
            <text:p/>
          </table:table-cell>
          <table:table-cell table:formula="of:=IF(IF(LEFT(TRIM([$Translations.$B748]);LEN([.C$1]))=[.C$1];&quot;Yes&quot;;&quot;No&quot;)=IF(LEFT(TRIM([$Translations.$C748]);LEN([.C$1]))=[.C$1];&quot;Yes&quot;;&quot;No&quot;);&quot;&quot;;&quot;NO&quot;)">
            <text:p/>
          </table:table-cell>
          <table:table-cell table:formula="of:=IF(IF(LEFT(TRIM([$Translations.$B748]);LEN([.D$1]))=[.D$1];&quot;Yes&quot;;&quot;No&quot;)=IF(LEFT(TRIM([$Translations.$C748]);LEN([.D$1]))=[.D$1];&quot;Yes&quot;;&quot;No&quot;);&quot;&quot;;&quot;NO&quot;)">
            <text:p/>
          </table:table-cell>
          <table:table-cell table:formula="of:=IF(IF(LEFT(TRIM([$Translations.$B748]);LEN([.E$1]))=[.E$1];&quot;Yes&quot;;&quot;No&quot;)=IF(LEFT(TRIM([$Translations.$C748]);LEN([.E$1]))=[.E$1];&quot;Yes&quot;;&quot;No&quot;);&quot;&quot;;&quot;NO&quot;)">
            <text:p/>
          </table:table-cell>
          <table:table-cell table:formula="of:=IF(IF(LEFT(TRIM([$Translations.$B748]);LEN([.F$1]))=[.F$1];&quot;Yes&quot;;&quot;No&quot;)=IF(LEFT(TRIM([$Translations.$C748]);LEN([.F$1]))=[.F$1];&quot;Yes&quot;;&quot;No&quot;);&quot;&quot;;&quot;NO&quot;)">
            <text:p/>
          </table:table-cell>
          <table:table-cell table:formula="of:=IF(IF(LEFT(TRIM([$Translations.$B748]);LEN([.G$1]))=[.G$1];&quot;Yes&quot;;&quot;No&quot;)=IF(LEFT(TRIM([$Translations.$C748]);LEN([.G$1]))=[.G$1];&quot;Yes&quot;;&quot;No&quot;);&quot;&quot;;&quot;NO&quot;)">
            <text:p/>
          </table:table-cell>
        </table:table-row>
        <table:table-row table:style-name="ro8">
          <table:table-cell table:formula="of:=IF(IF(LEFT(TRIM([$Translations.$B749]);LEN([.A$1]))=[.A$1];&quot;Yes&quot;;&quot;No&quot;)=IF(LEFT(TRIM([$Translations.$C749]);LEN([.A$1]))=[.A$1];&quot;Yes&quot;;&quot;No&quot;);&quot;&quot;;&quot;NO&quot;)">
            <text:p/>
          </table:table-cell>
          <table:table-cell table:formula="of:=IF(IF(LEFT(TRIM([$Translations.$B749]);LEN([.B$1]))=[.B$1];&quot;Yes&quot;;&quot;No&quot;)=IF(LEFT(TRIM([$Translations.$C749]);LEN([.B$1]))=[.B$1];&quot;Yes&quot;;&quot;No&quot;);&quot;&quot;;&quot;NO&quot;)">
            <text:p/>
          </table:table-cell>
          <table:table-cell table:formula="of:=IF(IF(LEFT(TRIM([$Translations.$B749]);LEN([.C$1]))=[.C$1];&quot;Yes&quot;;&quot;No&quot;)=IF(LEFT(TRIM([$Translations.$C749]);LEN([.C$1]))=[.C$1];&quot;Yes&quot;;&quot;No&quot;);&quot;&quot;;&quot;NO&quot;)">
            <text:p/>
          </table:table-cell>
          <table:table-cell table:formula="of:=IF(IF(LEFT(TRIM([$Translations.$B749]);LEN([.D$1]))=[.D$1];&quot;Yes&quot;;&quot;No&quot;)=IF(LEFT(TRIM([$Translations.$C749]);LEN([.D$1]))=[.D$1];&quot;Yes&quot;;&quot;No&quot;);&quot;&quot;;&quot;NO&quot;)">
            <text:p/>
          </table:table-cell>
          <table:table-cell table:formula="of:=IF(IF(LEFT(TRIM([$Translations.$B749]);LEN([.E$1]))=[.E$1];&quot;Yes&quot;;&quot;No&quot;)=IF(LEFT(TRIM([$Translations.$C749]);LEN([.E$1]))=[.E$1];&quot;Yes&quot;;&quot;No&quot;);&quot;&quot;;&quot;NO&quot;)">
            <text:p/>
          </table:table-cell>
          <table:table-cell table:formula="of:=IF(IF(LEFT(TRIM([$Translations.$B749]);LEN([.F$1]))=[.F$1];&quot;Yes&quot;;&quot;No&quot;)=IF(LEFT(TRIM([$Translations.$C749]);LEN([.F$1]))=[.F$1];&quot;Yes&quot;;&quot;No&quot;);&quot;&quot;;&quot;NO&quot;)">
            <text:p/>
          </table:table-cell>
          <table:table-cell table:formula="of:=IF(IF(LEFT(TRIM([$Translations.$B749]);LEN([.G$1]))=[.G$1];&quot;Yes&quot;;&quot;No&quot;)=IF(LEFT(TRIM([$Translations.$C749]);LEN([.G$1]))=[.G$1];&quot;Yes&quot;;&quot;No&quot;);&quot;&quot;;&quot;NO&quot;)">
            <text:p/>
          </table:table-cell>
        </table:table-row>
        <table:table-row table:style-name="ro8">
          <table:table-cell table:formula="of:=IF(IF(LEFT(TRIM([$Translations.$B750]);LEN([.A$1]))=[.A$1];&quot;Yes&quot;;&quot;No&quot;)=IF(LEFT(TRIM([$Translations.$C750]);LEN([.A$1]))=[.A$1];&quot;Yes&quot;;&quot;No&quot;);&quot;&quot;;&quot;NO&quot;)">
            <text:p/>
          </table:table-cell>
          <table:table-cell table:formula="of:=IF(IF(LEFT(TRIM([$Translations.$B750]);LEN([.B$1]))=[.B$1];&quot;Yes&quot;;&quot;No&quot;)=IF(LEFT(TRIM([$Translations.$C750]);LEN([.B$1]))=[.B$1];&quot;Yes&quot;;&quot;No&quot;);&quot;&quot;;&quot;NO&quot;)">
            <text:p/>
          </table:table-cell>
          <table:table-cell table:formula="of:=IF(IF(LEFT(TRIM([$Translations.$B750]);LEN([.C$1]))=[.C$1];&quot;Yes&quot;;&quot;No&quot;)=IF(LEFT(TRIM([$Translations.$C750]);LEN([.C$1]))=[.C$1];&quot;Yes&quot;;&quot;No&quot;);&quot;&quot;;&quot;NO&quot;)">
            <text:p/>
          </table:table-cell>
          <table:table-cell table:formula="of:=IF(IF(LEFT(TRIM([$Translations.$B750]);LEN([.D$1]))=[.D$1];&quot;Yes&quot;;&quot;No&quot;)=IF(LEFT(TRIM([$Translations.$C750]);LEN([.D$1]))=[.D$1];&quot;Yes&quot;;&quot;No&quot;);&quot;&quot;;&quot;NO&quot;)">
            <text:p/>
          </table:table-cell>
          <table:table-cell table:formula="of:=IF(IF(LEFT(TRIM([$Translations.$B750]);LEN([.E$1]))=[.E$1];&quot;Yes&quot;;&quot;No&quot;)=IF(LEFT(TRIM([$Translations.$C750]);LEN([.E$1]))=[.E$1];&quot;Yes&quot;;&quot;No&quot;);&quot;&quot;;&quot;NO&quot;)">
            <text:p/>
          </table:table-cell>
          <table:table-cell table:formula="of:=IF(IF(LEFT(TRIM([$Translations.$B750]);LEN([.F$1]))=[.F$1];&quot;Yes&quot;;&quot;No&quot;)=IF(LEFT(TRIM([$Translations.$C750]);LEN([.F$1]))=[.F$1];&quot;Yes&quot;;&quot;No&quot;);&quot;&quot;;&quot;NO&quot;)">
            <text:p/>
          </table:table-cell>
          <table:table-cell table:formula="of:=IF(IF(LEFT(TRIM([$Translations.$B750]);LEN([.G$1]))=[.G$1];&quot;Yes&quot;;&quot;No&quot;)=IF(LEFT(TRIM([$Translations.$C750]);LEN([.G$1]))=[.G$1];&quot;Yes&quot;;&quot;No&quot;);&quot;&quot;;&quot;NO&quot;)">
            <text:p/>
          </table:table-cell>
        </table:table-row>
        <table:table-row table:style-name="ro8">
          <table:table-cell table:formula="of:=IF(IF(LEFT(TRIM([$Translations.$B751]);LEN([.A$1]))=[.A$1];&quot;Yes&quot;;&quot;No&quot;)=IF(LEFT(TRIM([$Translations.$C751]);LEN([.A$1]))=[.A$1];&quot;Yes&quot;;&quot;No&quot;);&quot;&quot;;&quot;NO&quot;)">
            <text:p/>
          </table:table-cell>
          <table:table-cell table:formula="of:=IF(IF(LEFT(TRIM([$Translations.$B751]);LEN([.B$1]))=[.B$1];&quot;Yes&quot;;&quot;No&quot;)=IF(LEFT(TRIM([$Translations.$C751]);LEN([.B$1]))=[.B$1];&quot;Yes&quot;;&quot;No&quot;);&quot;&quot;;&quot;NO&quot;)">
            <text:p/>
          </table:table-cell>
          <table:table-cell table:formula="of:=IF(IF(LEFT(TRIM([$Translations.$B751]);LEN([.C$1]))=[.C$1];&quot;Yes&quot;;&quot;No&quot;)=IF(LEFT(TRIM([$Translations.$C751]);LEN([.C$1]))=[.C$1];&quot;Yes&quot;;&quot;No&quot;);&quot;&quot;;&quot;NO&quot;)">
            <text:p/>
          </table:table-cell>
          <table:table-cell table:formula="of:=IF(IF(LEFT(TRIM([$Translations.$B751]);LEN([.D$1]))=[.D$1];&quot;Yes&quot;;&quot;No&quot;)=IF(LEFT(TRIM([$Translations.$C751]);LEN([.D$1]))=[.D$1];&quot;Yes&quot;;&quot;No&quot;);&quot;&quot;;&quot;NO&quot;)">
            <text:p/>
          </table:table-cell>
          <table:table-cell table:formula="of:=IF(IF(LEFT(TRIM([$Translations.$B751]);LEN([.E$1]))=[.E$1];&quot;Yes&quot;;&quot;No&quot;)=IF(LEFT(TRIM([$Translations.$C751]);LEN([.E$1]))=[.E$1];&quot;Yes&quot;;&quot;No&quot;);&quot;&quot;;&quot;NO&quot;)">
            <text:p/>
          </table:table-cell>
          <table:table-cell table:formula="of:=IF(IF(LEFT(TRIM([$Translations.$B751]);LEN([.F$1]))=[.F$1];&quot;Yes&quot;;&quot;No&quot;)=IF(LEFT(TRIM([$Translations.$C751]);LEN([.F$1]))=[.F$1];&quot;Yes&quot;;&quot;No&quot;);&quot;&quot;;&quot;NO&quot;)">
            <text:p/>
          </table:table-cell>
          <table:table-cell table:formula="of:=IF(IF(LEFT(TRIM([$Translations.$B751]);LEN([.G$1]))=[.G$1];&quot;Yes&quot;;&quot;No&quot;)=IF(LEFT(TRIM([$Translations.$C751]);LEN([.G$1]))=[.G$1];&quot;Yes&quot;;&quot;No&quot;);&quot;&quot;;&quot;NO&quot;)">
            <text:p/>
          </table:table-cell>
        </table:table-row>
        <table:table-row table:style-name="ro8">
          <table:table-cell table:formula="of:=IF(IF(LEFT(TRIM([$Translations.$B752]);LEN([.A$1]))=[.A$1];&quot;Yes&quot;;&quot;No&quot;)=IF(LEFT(TRIM([$Translations.$C752]);LEN([.A$1]))=[.A$1];&quot;Yes&quot;;&quot;No&quot;);&quot;&quot;;&quot;NO&quot;)">
            <text:p/>
          </table:table-cell>
          <table:table-cell table:formula="of:=IF(IF(LEFT(TRIM([$Translations.$B752]);LEN([.B$1]))=[.B$1];&quot;Yes&quot;;&quot;No&quot;)=IF(LEFT(TRIM([$Translations.$C752]);LEN([.B$1]))=[.B$1];&quot;Yes&quot;;&quot;No&quot;);&quot;&quot;;&quot;NO&quot;)">
            <text:p/>
          </table:table-cell>
          <table:table-cell table:formula="of:=IF(IF(LEFT(TRIM([$Translations.$B752]);LEN([.C$1]))=[.C$1];&quot;Yes&quot;;&quot;No&quot;)=IF(LEFT(TRIM([$Translations.$C752]);LEN([.C$1]))=[.C$1];&quot;Yes&quot;;&quot;No&quot;);&quot;&quot;;&quot;NO&quot;)">
            <text:p/>
          </table:table-cell>
          <table:table-cell table:formula="of:=IF(IF(LEFT(TRIM([$Translations.$B752]);LEN([.D$1]))=[.D$1];&quot;Yes&quot;;&quot;No&quot;)=IF(LEFT(TRIM([$Translations.$C752]);LEN([.D$1]))=[.D$1];&quot;Yes&quot;;&quot;No&quot;);&quot;&quot;;&quot;NO&quot;)">
            <text:p/>
          </table:table-cell>
          <table:table-cell table:formula="of:=IF(IF(LEFT(TRIM([$Translations.$B752]);LEN([.E$1]))=[.E$1];&quot;Yes&quot;;&quot;No&quot;)=IF(LEFT(TRIM([$Translations.$C752]);LEN([.E$1]))=[.E$1];&quot;Yes&quot;;&quot;No&quot;);&quot;&quot;;&quot;NO&quot;)">
            <text:p/>
          </table:table-cell>
          <table:table-cell table:formula="of:=IF(IF(LEFT(TRIM([$Translations.$B752]);LEN([.F$1]))=[.F$1];&quot;Yes&quot;;&quot;No&quot;)=IF(LEFT(TRIM([$Translations.$C752]);LEN([.F$1]))=[.F$1];&quot;Yes&quot;;&quot;No&quot;);&quot;&quot;;&quot;NO&quot;)">
            <text:p/>
          </table:table-cell>
          <table:table-cell table:formula="of:=IF(IF(LEFT(TRIM([$Translations.$B752]);LEN([.G$1]))=[.G$1];&quot;Yes&quot;;&quot;No&quot;)=IF(LEFT(TRIM([$Translations.$C752]);LEN([.G$1]))=[.G$1];&quot;Yes&quot;;&quot;No&quot;);&quot;&quot;;&quot;NO&quot;)">
            <text:p/>
          </table:table-cell>
        </table:table-row>
        <table:table-row table:style-name="ro8">
          <table:table-cell table:formula="of:=IF(IF(LEFT(TRIM([$Translations.$B753]);LEN([.A$1]))=[.A$1];&quot;Yes&quot;;&quot;No&quot;)=IF(LEFT(TRIM([$Translations.$C753]);LEN([.A$1]))=[.A$1];&quot;Yes&quot;;&quot;No&quot;);&quot;&quot;;&quot;NO&quot;)">
            <text:p/>
          </table:table-cell>
          <table:table-cell table:formula="of:=IF(IF(LEFT(TRIM([$Translations.$B753]);LEN([.B$1]))=[.B$1];&quot;Yes&quot;;&quot;No&quot;)=IF(LEFT(TRIM([$Translations.$C753]);LEN([.B$1]))=[.B$1];&quot;Yes&quot;;&quot;No&quot;);&quot;&quot;;&quot;NO&quot;)">
            <text:p/>
          </table:table-cell>
          <table:table-cell table:formula="of:=IF(IF(LEFT(TRIM([$Translations.$B753]);LEN([.C$1]))=[.C$1];&quot;Yes&quot;;&quot;No&quot;)=IF(LEFT(TRIM([$Translations.$C753]);LEN([.C$1]))=[.C$1];&quot;Yes&quot;;&quot;No&quot;);&quot;&quot;;&quot;NO&quot;)">
            <text:p/>
          </table:table-cell>
          <table:table-cell table:formula="of:=IF(IF(LEFT(TRIM([$Translations.$B753]);LEN([.D$1]))=[.D$1];&quot;Yes&quot;;&quot;No&quot;)=IF(LEFT(TRIM([$Translations.$C753]);LEN([.D$1]))=[.D$1];&quot;Yes&quot;;&quot;No&quot;);&quot;&quot;;&quot;NO&quot;)">
            <text:p/>
          </table:table-cell>
          <table:table-cell table:formula="of:=IF(IF(LEFT(TRIM([$Translations.$B753]);LEN([.E$1]))=[.E$1];&quot;Yes&quot;;&quot;No&quot;)=IF(LEFT(TRIM([$Translations.$C753]);LEN([.E$1]))=[.E$1];&quot;Yes&quot;;&quot;No&quot;);&quot;&quot;;&quot;NO&quot;)">
            <text:p/>
          </table:table-cell>
          <table:table-cell table:formula="of:=IF(IF(LEFT(TRIM([$Translations.$B753]);LEN([.F$1]))=[.F$1];&quot;Yes&quot;;&quot;No&quot;)=IF(LEFT(TRIM([$Translations.$C753]);LEN([.F$1]))=[.F$1];&quot;Yes&quot;;&quot;No&quot;);&quot;&quot;;&quot;NO&quot;)">
            <text:p/>
          </table:table-cell>
          <table:table-cell table:formula="of:=IF(IF(LEFT(TRIM([$Translations.$B753]);LEN([.G$1]))=[.G$1];&quot;Yes&quot;;&quot;No&quot;)=IF(LEFT(TRIM([$Translations.$C753]);LEN([.G$1]))=[.G$1];&quot;Yes&quot;;&quot;No&quot;);&quot;&quot;;&quot;NO&quot;)">
            <text:p/>
          </table:table-cell>
        </table:table-row>
        <table:table-row table:style-name="ro8">
          <table:table-cell table:formula="of:=IF(IF(LEFT(TRIM([$Translations.$B754]);LEN([.A$1]))=[.A$1];&quot;Yes&quot;;&quot;No&quot;)=IF(LEFT(TRIM([$Translations.$C754]);LEN([.A$1]))=[.A$1];&quot;Yes&quot;;&quot;No&quot;);&quot;&quot;;&quot;NO&quot;)">
            <text:p/>
          </table:table-cell>
          <table:table-cell table:formula="of:=IF(IF(LEFT(TRIM([$Translations.$B754]);LEN([.B$1]))=[.B$1];&quot;Yes&quot;;&quot;No&quot;)=IF(LEFT(TRIM([$Translations.$C754]);LEN([.B$1]))=[.B$1];&quot;Yes&quot;;&quot;No&quot;);&quot;&quot;;&quot;NO&quot;)">
            <text:p/>
          </table:table-cell>
          <table:table-cell table:formula="of:=IF(IF(LEFT(TRIM([$Translations.$B754]);LEN([.C$1]))=[.C$1];&quot;Yes&quot;;&quot;No&quot;)=IF(LEFT(TRIM([$Translations.$C754]);LEN([.C$1]))=[.C$1];&quot;Yes&quot;;&quot;No&quot;);&quot;&quot;;&quot;NO&quot;)">
            <text:p/>
          </table:table-cell>
          <table:table-cell table:formula="of:=IF(IF(LEFT(TRIM([$Translations.$B754]);LEN([.D$1]))=[.D$1];&quot;Yes&quot;;&quot;No&quot;)=IF(LEFT(TRIM([$Translations.$C754]);LEN([.D$1]))=[.D$1];&quot;Yes&quot;;&quot;No&quot;);&quot;&quot;;&quot;NO&quot;)">
            <text:p/>
          </table:table-cell>
          <table:table-cell table:formula="of:=IF(IF(LEFT(TRIM([$Translations.$B754]);LEN([.E$1]))=[.E$1];&quot;Yes&quot;;&quot;No&quot;)=IF(LEFT(TRIM([$Translations.$C754]);LEN([.E$1]))=[.E$1];&quot;Yes&quot;;&quot;No&quot;);&quot;&quot;;&quot;NO&quot;)">
            <text:p/>
          </table:table-cell>
          <table:table-cell table:formula="of:=IF(IF(LEFT(TRIM([$Translations.$B754]);LEN([.F$1]))=[.F$1];&quot;Yes&quot;;&quot;No&quot;)=IF(LEFT(TRIM([$Translations.$C754]);LEN([.F$1]))=[.F$1];&quot;Yes&quot;;&quot;No&quot;);&quot;&quot;;&quot;NO&quot;)">
            <text:p/>
          </table:table-cell>
          <table:table-cell table:formula="of:=IF(IF(LEFT(TRIM([$Translations.$B754]);LEN([.G$1]))=[.G$1];&quot;Yes&quot;;&quot;No&quot;)=IF(LEFT(TRIM([$Translations.$C754]);LEN([.G$1]))=[.G$1];&quot;Yes&quot;;&quot;No&quot;);&quot;&quot;;&quot;NO&quot;)">
            <text:p/>
          </table:table-cell>
        </table:table-row>
        <table:table-row table:style-name="ro8">
          <table:table-cell table:formula="of:=IF(IF(LEFT(TRIM([$Translations.$B755]);LEN([.A$1]))=[.A$1];&quot;Yes&quot;;&quot;No&quot;)=IF(LEFT(TRIM([$Translations.$C755]);LEN([.A$1]))=[.A$1];&quot;Yes&quot;;&quot;No&quot;);&quot;&quot;;&quot;NO&quot;)">
            <text:p/>
          </table:table-cell>
          <table:table-cell table:formula="of:=IF(IF(LEFT(TRIM([$Translations.$B755]);LEN([.B$1]))=[.B$1];&quot;Yes&quot;;&quot;No&quot;)=IF(LEFT(TRIM([$Translations.$C755]);LEN([.B$1]))=[.B$1];&quot;Yes&quot;;&quot;No&quot;);&quot;&quot;;&quot;NO&quot;)">
            <text:p/>
          </table:table-cell>
          <table:table-cell table:formula="of:=IF(IF(LEFT(TRIM([$Translations.$B755]);LEN([.C$1]))=[.C$1];&quot;Yes&quot;;&quot;No&quot;)=IF(LEFT(TRIM([$Translations.$C755]);LEN([.C$1]))=[.C$1];&quot;Yes&quot;;&quot;No&quot;);&quot;&quot;;&quot;NO&quot;)">
            <text:p/>
          </table:table-cell>
          <table:table-cell table:formula="of:=IF(IF(LEFT(TRIM([$Translations.$B755]);LEN([.D$1]))=[.D$1];&quot;Yes&quot;;&quot;No&quot;)=IF(LEFT(TRIM([$Translations.$C755]);LEN([.D$1]))=[.D$1];&quot;Yes&quot;;&quot;No&quot;);&quot;&quot;;&quot;NO&quot;)">
            <text:p/>
          </table:table-cell>
          <table:table-cell table:formula="of:=IF(IF(LEFT(TRIM([$Translations.$B755]);LEN([.E$1]))=[.E$1];&quot;Yes&quot;;&quot;No&quot;)=IF(LEFT(TRIM([$Translations.$C755]);LEN([.E$1]))=[.E$1];&quot;Yes&quot;;&quot;No&quot;);&quot;&quot;;&quot;NO&quot;)">
            <text:p/>
          </table:table-cell>
          <table:table-cell table:formula="of:=IF(IF(LEFT(TRIM([$Translations.$B755]);LEN([.F$1]))=[.F$1];&quot;Yes&quot;;&quot;No&quot;)=IF(LEFT(TRIM([$Translations.$C755]);LEN([.F$1]))=[.F$1];&quot;Yes&quot;;&quot;No&quot;);&quot;&quot;;&quot;NO&quot;)">
            <text:p/>
          </table:table-cell>
          <table:table-cell table:formula="of:=IF(IF(LEFT(TRIM([$Translations.$B755]);LEN([.G$1]))=[.G$1];&quot;Yes&quot;;&quot;No&quot;)=IF(LEFT(TRIM([$Translations.$C755]);LEN([.G$1]))=[.G$1];&quot;Yes&quot;;&quot;No&quot;);&quot;&quot;;&quot;NO&quot;)">
            <text:p/>
          </table:table-cell>
        </table:table-row>
        <table:table-row table:style-name="ro8">
          <table:table-cell table:formula="of:=IF(IF(LEFT(TRIM([$Translations.$B756]);LEN([.A$1]))=[.A$1];&quot;Yes&quot;;&quot;No&quot;)=IF(LEFT(TRIM([$Translations.$C756]);LEN([.A$1]))=[.A$1];&quot;Yes&quot;;&quot;No&quot;);&quot;&quot;;&quot;NO&quot;)">
            <text:p/>
          </table:table-cell>
          <table:table-cell table:formula="of:=IF(IF(LEFT(TRIM([$Translations.$B756]);LEN([.B$1]))=[.B$1];&quot;Yes&quot;;&quot;No&quot;)=IF(LEFT(TRIM([$Translations.$C756]);LEN([.B$1]))=[.B$1];&quot;Yes&quot;;&quot;No&quot;);&quot;&quot;;&quot;NO&quot;)">
            <text:p/>
          </table:table-cell>
          <table:table-cell table:formula="of:=IF(IF(LEFT(TRIM([$Translations.$B756]);LEN([.C$1]))=[.C$1];&quot;Yes&quot;;&quot;No&quot;)=IF(LEFT(TRIM([$Translations.$C756]);LEN([.C$1]))=[.C$1];&quot;Yes&quot;;&quot;No&quot;);&quot;&quot;;&quot;NO&quot;)">
            <text:p/>
          </table:table-cell>
          <table:table-cell table:formula="of:=IF(IF(LEFT(TRIM([$Translations.$B756]);LEN([.D$1]))=[.D$1];&quot;Yes&quot;;&quot;No&quot;)=IF(LEFT(TRIM([$Translations.$C756]);LEN([.D$1]))=[.D$1];&quot;Yes&quot;;&quot;No&quot;);&quot;&quot;;&quot;NO&quot;)">
            <text:p/>
          </table:table-cell>
          <table:table-cell table:formula="of:=IF(IF(LEFT(TRIM([$Translations.$B756]);LEN([.E$1]))=[.E$1];&quot;Yes&quot;;&quot;No&quot;)=IF(LEFT(TRIM([$Translations.$C756]);LEN([.E$1]))=[.E$1];&quot;Yes&quot;;&quot;No&quot;);&quot;&quot;;&quot;NO&quot;)">
            <text:p/>
          </table:table-cell>
          <table:table-cell table:formula="of:=IF(IF(LEFT(TRIM([$Translations.$B756]);LEN([.F$1]))=[.F$1];&quot;Yes&quot;;&quot;No&quot;)=IF(LEFT(TRIM([$Translations.$C756]);LEN([.F$1]))=[.F$1];&quot;Yes&quot;;&quot;No&quot;);&quot;&quot;;&quot;NO&quot;)">
            <text:p/>
          </table:table-cell>
          <table:table-cell table:formula="of:=IF(IF(LEFT(TRIM([$Translations.$B756]);LEN([.G$1]))=[.G$1];&quot;Yes&quot;;&quot;No&quot;)=IF(LEFT(TRIM([$Translations.$C756]);LEN([.G$1]))=[.G$1];&quot;Yes&quot;;&quot;No&quot;);&quot;&quot;;&quot;NO&quot;)">
            <text:p/>
          </table:table-cell>
        </table:table-row>
        <table:table-row table:style-name="ro8">
          <table:table-cell table:formula="of:=IF(IF(LEFT(TRIM([$Translations.$B757]);LEN([.A$1]))=[.A$1];&quot;Yes&quot;;&quot;No&quot;)=IF(LEFT(TRIM([$Translations.$C757]);LEN([.A$1]))=[.A$1];&quot;Yes&quot;;&quot;No&quot;);&quot;&quot;;&quot;NO&quot;)">
            <text:p/>
          </table:table-cell>
          <table:table-cell table:formula="of:=IF(IF(LEFT(TRIM([$Translations.$B757]);LEN([.B$1]))=[.B$1];&quot;Yes&quot;;&quot;No&quot;)=IF(LEFT(TRIM([$Translations.$C757]);LEN([.B$1]))=[.B$1];&quot;Yes&quot;;&quot;No&quot;);&quot;&quot;;&quot;NO&quot;)">
            <text:p/>
          </table:table-cell>
          <table:table-cell table:formula="of:=IF(IF(LEFT(TRIM([$Translations.$B757]);LEN([.C$1]))=[.C$1];&quot;Yes&quot;;&quot;No&quot;)=IF(LEFT(TRIM([$Translations.$C757]);LEN([.C$1]))=[.C$1];&quot;Yes&quot;;&quot;No&quot;);&quot;&quot;;&quot;NO&quot;)">
            <text:p/>
          </table:table-cell>
          <table:table-cell table:formula="of:=IF(IF(LEFT(TRIM([$Translations.$B757]);LEN([.D$1]))=[.D$1];&quot;Yes&quot;;&quot;No&quot;)=IF(LEFT(TRIM([$Translations.$C757]);LEN([.D$1]))=[.D$1];&quot;Yes&quot;;&quot;No&quot;);&quot;&quot;;&quot;NO&quot;)">
            <text:p/>
          </table:table-cell>
          <table:table-cell table:formula="of:=IF(IF(LEFT(TRIM([$Translations.$B757]);LEN([.E$1]))=[.E$1];&quot;Yes&quot;;&quot;No&quot;)=IF(LEFT(TRIM([$Translations.$C757]);LEN([.E$1]))=[.E$1];&quot;Yes&quot;;&quot;No&quot;);&quot;&quot;;&quot;NO&quot;)">
            <text:p/>
          </table:table-cell>
          <table:table-cell table:formula="of:=IF(IF(LEFT(TRIM([$Translations.$B757]);LEN([.F$1]))=[.F$1];&quot;Yes&quot;;&quot;No&quot;)=IF(LEFT(TRIM([$Translations.$C757]);LEN([.F$1]))=[.F$1];&quot;Yes&quot;;&quot;No&quot;);&quot;&quot;;&quot;NO&quot;)">
            <text:p/>
          </table:table-cell>
          <table:table-cell table:formula="of:=IF(IF(LEFT(TRIM([$Translations.$B757]);LEN([.G$1]))=[.G$1];&quot;Yes&quot;;&quot;No&quot;)=IF(LEFT(TRIM([$Translations.$C757]);LEN([.G$1]))=[.G$1];&quot;Yes&quot;;&quot;No&quot;);&quot;&quot;;&quot;NO&quot;)">
            <text:p/>
          </table:table-cell>
        </table:table-row>
        <table:table-row table:style-name="ro8">
          <table:table-cell table:formula="of:=IF(IF(LEFT(TRIM([$Translations.$B758]);LEN([.A$1]))=[.A$1];&quot;Yes&quot;;&quot;No&quot;)=IF(LEFT(TRIM([$Translations.$C758]);LEN([.A$1]))=[.A$1];&quot;Yes&quot;;&quot;No&quot;);&quot;&quot;;&quot;NO&quot;)">
            <text:p/>
          </table:table-cell>
          <table:table-cell table:formula="of:=IF(IF(LEFT(TRIM([$Translations.$B758]);LEN([.B$1]))=[.B$1];&quot;Yes&quot;;&quot;No&quot;)=IF(LEFT(TRIM([$Translations.$C758]);LEN([.B$1]))=[.B$1];&quot;Yes&quot;;&quot;No&quot;);&quot;&quot;;&quot;NO&quot;)">
            <text:p/>
          </table:table-cell>
          <table:table-cell table:formula="of:=IF(IF(LEFT(TRIM([$Translations.$B758]);LEN([.C$1]))=[.C$1];&quot;Yes&quot;;&quot;No&quot;)=IF(LEFT(TRIM([$Translations.$C758]);LEN([.C$1]))=[.C$1];&quot;Yes&quot;;&quot;No&quot;);&quot;&quot;;&quot;NO&quot;)">
            <text:p/>
          </table:table-cell>
          <table:table-cell table:formula="of:=IF(IF(LEFT(TRIM([$Translations.$B758]);LEN([.D$1]))=[.D$1];&quot;Yes&quot;;&quot;No&quot;)=IF(LEFT(TRIM([$Translations.$C758]);LEN([.D$1]))=[.D$1];&quot;Yes&quot;;&quot;No&quot;);&quot;&quot;;&quot;NO&quot;)">
            <text:p/>
          </table:table-cell>
          <table:table-cell table:formula="of:=IF(IF(LEFT(TRIM([$Translations.$B758]);LEN([.E$1]))=[.E$1];&quot;Yes&quot;;&quot;No&quot;)=IF(LEFT(TRIM([$Translations.$C758]);LEN([.E$1]))=[.E$1];&quot;Yes&quot;;&quot;No&quot;);&quot;&quot;;&quot;NO&quot;)">
            <text:p/>
          </table:table-cell>
          <table:table-cell table:formula="of:=IF(IF(LEFT(TRIM([$Translations.$B758]);LEN([.F$1]))=[.F$1];&quot;Yes&quot;;&quot;No&quot;)=IF(LEFT(TRIM([$Translations.$C758]);LEN([.F$1]))=[.F$1];&quot;Yes&quot;;&quot;No&quot;);&quot;&quot;;&quot;NO&quot;)">
            <text:p/>
          </table:table-cell>
          <table:table-cell table:formula="of:=IF(IF(LEFT(TRIM([$Translations.$B758]);LEN([.G$1]))=[.G$1];&quot;Yes&quot;;&quot;No&quot;)=IF(LEFT(TRIM([$Translations.$C758]);LEN([.G$1]))=[.G$1];&quot;Yes&quot;;&quot;No&quot;);&quot;&quot;;&quot;NO&quot;)">
            <text:p/>
          </table:table-cell>
        </table:table-row>
        <table:table-row table:style-name="ro8">
          <table:table-cell table:formula="of:=IF(IF(LEFT(TRIM([$Translations.$B759]);LEN([.A$1]))=[.A$1];&quot;Yes&quot;;&quot;No&quot;)=IF(LEFT(TRIM([$Translations.$C759]);LEN([.A$1]))=[.A$1];&quot;Yes&quot;;&quot;No&quot;);&quot;&quot;;&quot;NO&quot;)">
            <text:p/>
          </table:table-cell>
          <table:table-cell table:formula="of:=IF(IF(LEFT(TRIM([$Translations.$B759]);LEN([.B$1]))=[.B$1];&quot;Yes&quot;;&quot;No&quot;)=IF(LEFT(TRIM([$Translations.$C759]);LEN([.B$1]))=[.B$1];&quot;Yes&quot;;&quot;No&quot;);&quot;&quot;;&quot;NO&quot;)">
            <text:p/>
          </table:table-cell>
          <table:table-cell table:formula="of:=IF(IF(LEFT(TRIM([$Translations.$B759]);LEN([.C$1]))=[.C$1];&quot;Yes&quot;;&quot;No&quot;)=IF(LEFT(TRIM([$Translations.$C759]);LEN([.C$1]))=[.C$1];&quot;Yes&quot;;&quot;No&quot;);&quot;&quot;;&quot;NO&quot;)">
            <text:p/>
          </table:table-cell>
          <table:table-cell table:formula="of:=IF(IF(LEFT(TRIM([$Translations.$B759]);LEN([.D$1]))=[.D$1];&quot;Yes&quot;;&quot;No&quot;)=IF(LEFT(TRIM([$Translations.$C759]);LEN([.D$1]))=[.D$1];&quot;Yes&quot;;&quot;No&quot;);&quot;&quot;;&quot;NO&quot;)">
            <text:p/>
          </table:table-cell>
          <table:table-cell table:formula="of:=IF(IF(LEFT(TRIM([$Translations.$B759]);LEN([.E$1]))=[.E$1];&quot;Yes&quot;;&quot;No&quot;)=IF(LEFT(TRIM([$Translations.$C759]);LEN([.E$1]))=[.E$1];&quot;Yes&quot;;&quot;No&quot;);&quot;&quot;;&quot;NO&quot;)">
            <text:p/>
          </table:table-cell>
          <table:table-cell table:formula="of:=IF(IF(LEFT(TRIM([$Translations.$B759]);LEN([.F$1]))=[.F$1];&quot;Yes&quot;;&quot;No&quot;)=IF(LEFT(TRIM([$Translations.$C759]);LEN([.F$1]))=[.F$1];&quot;Yes&quot;;&quot;No&quot;);&quot;&quot;;&quot;NO&quot;)">
            <text:p/>
          </table:table-cell>
          <table:table-cell table:formula="of:=IF(IF(LEFT(TRIM([$Translations.$B759]);LEN([.G$1]))=[.G$1];&quot;Yes&quot;;&quot;No&quot;)=IF(LEFT(TRIM([$Translations.$C759]);LEN([.G$1]))=[.G$1];&quot;Yes&quot;;&quot;No&quot;);&quot;&quot;;&quot;NO&quot;)">
            <text:p/>
          </table:table-cell>
        </table:table-row>
        <table:table-row table:style-name="ro8">
          <table:table-cell table:formula="of:=IF(IF(LEFT(TRIM([$Translations.$B760]);LEN([.A$1]))=[.A$1];&quot;Yes&quot;;&quot;No&quot;)=IF(LEFT(TRIM([$Translations.$C760]);LEN([.A$1]))=[.A$1];&quot;Yes&quot;;&quot;No&quot;);&quot;&quot;;&quot;NO&quot;)">
            <text:p/>
          </table:table-cell>
          <table:table-cell table:formula="of:=IF(IF(LEFT(TRIM([$Translations.$B760]);LEN([.B$1]))=[.B$1];&quot;Yes&quot;;&quot;No&quot;)=IF(LEFT(TRIM([$Translations.$C760]);LEN([.B$1]))=[.B$1];&quot;Yes&quot;;&quot;No&quot;);&quot;&quot;;&quot;NO&quot;)">
            <text:p/>
          </table:table-cell>
          <table:table-cell table:formula="of:=IF(IF(LEFT(TRIM([$Translations.$B760]);LEN([.C$1]))=[.C$1];&quot;Yes&quot;;&quot;No&quot;)=IF(LEFT(TRIM([$Translations.$C760]);LEN([.C$1]))=[.C$1];&quot;Yes&quot;;&quot;No&quot;);&quot;&quot;;&quot;NO&quot;)">
            <text:p/>
          </table:table-cell>
          <table:table-cell table:formula="of:=IF(IF(LEFT(TRIM([$Translations.$B760]);LEN([.D$1]))=[.D$1];&quot;Yes&quot;;&quot;No&quot;)=IF(LEFT(TRIM([$Translations.$C760]);LEN([.D$1]))=[.D$1];&quot;Yes&quot;;&quot;No&quot;);&quot;&quot;;&quot;NO&quot;)">
            <text:p/>
          </table:table-cell>
          <table:table-cell table:formula="of:=IF(IF(LEFT(TRIM([$Translations.$B760]);LEN([.E$1]))=[.E$1];&quot;Yes&quot;;&quot;No&quot;)=IF(LEFT(TRIM([$Translations.$C760]);LEN([.E$1]))=[.E$1];&quot;Yes&quot;;&quot;No&quot;);&quot;&quot;;&quot;NO&quot;)">
            <text:p/>
          </table:table-cell>
          <table:table-cell table:formula="of:=IF(IF(LEFT(TRIM([$Translations.$B760]);LEN([.F$1]))=[.F$1];&quot;Yes&quot;;&quot;No&quot;)=IF(LEFT(TRIM([$Translations.$C760]);LEN([.F$1]))=[.F$1];&quot;Yes&quot;;&quot;No&quot;);&quot;&quot;;&quot;NO&quot;)">
            <text:p/>
          </table:table-cell>
          <table:table-cell table:formula="of:=IF(IF(LEFT(TRIM([$Translations.$B760]);LEN([.G$1]))=[.G$1];&quot;Yes&quot;;&quot;No&quot;)=IF(LEFT(TRIM([$Translations.$C760]);LEN([.G$1]))=[.G$1];&quot;Yes&quot;;&quot;No&quot;);&quot;&quot;;&quot;NO&quot;)">
            <text:p/>
          </table:table-cell>
        </table:table-row>
        <table:table-row table:style-name="ro8">
          <table:table-cell table:formula="of:=IF(IF(LEFT(TRIM([$Translations.$B761]);LEN([.A$1]))=[.A$1];&quot;Yes&quot;;&quot;No&quot;)=IF(LEFT(TRIM([$Translations.$C761]);LEN([.A$1]))=[.A$1];&quot;Yes&quot;;&quot;No&quot;);&quot;&quot;;&quot;NO&quot;)">
            <text:p/>
          </table:table-cell>
          <table:table-cell table:formula="of:=IF(IF(LEFT(TRIM([$Translations.$B761]);LEN([.B$1]))=[.B$1];&quot;Yes&quot;;&quot;No&quot;)=IF(LEFT(TRIM([$Translations.$C761]);LEN([.B$1]))=[.B$1];&quot;Yes&quot;;&quot;No&quot;);&quot;&quot;;&quot;NO&quot;)">
            <text:p/>
          </table:table-cell>
          <table:table-cell table:formula="of:=IF(IF(LEFT(TRIM([$Translations.$B761]);LEN([.C$1]))=[.C$1];&quot;Yes&quot;;&quot;No&quot;)=IF(LEFT(TRIM([$Translations.$C761]);LEN([.C$1]))=[.C$1];&quot;Yes&quot;;&quot;No&quot;);&quot;&quot;;&quot;NO&quot;)">
            <text:p/>
          </table:table-cell>
          <table:table-cell table:formula="of:=IF(IF(LEFT(TRIM([$Translations.$B761]);LEN([.D$1]))=[.D$1];&quot;Yes&quot;;&quot;No&quot;)=IF(LEFT(TRIM([$Translations.$C761]);LEN([.D$1]))=[.D$1];&quot;Yes&quot;;&quot;No&quot;);&quot;&quot;;&quot;NO&quot;)">
            <text:p/>
          </table:table-cell>
          <table:table-cell table:formula="of:=IF(IF(LEFT(TRIM([$Translations.$B761]);LEN([.E$1]))=[.E$1];&quot;Yes&quot;;&quot;No&quot;)=IF(LEFT(TRIM([$Translations.$C761]);LEN([.E$1]))=[.E$1];&quot;Yes&quot;;&quot;No&quot;);&quot;&quot;;&quot;NO&quot;)">
            <text:p/>
          </table:table-cell>
          <table:table-cell table:formula="of:=IF(IF(LEFT(TRIM([$Translations.$B761]);LEN([.F$1]))=[.F$1];&quot;Yes&quot;;&quot;No&quot;)=IF(LEFT(TRIM([$Translations.$C761]);LEN([.F$1]))=[.F$1];&quot;Yes&quot;;&quot;No&quot;);&quot;&quot;;&quot;NO&quot;)">
            <text:p/>
          </table:table-cell>
          <table:table-cell table:formula="of:=IF(IF(LEFT(TRIM([$Translations.$B761]);LEN([.G$1]))=[.G$1];&quot;Yes&quot;;&quot;No&quot;)=IF(LEFT(TRIM([$Translations.$C761]);LEN([.G$1]))=[.G$1];&quot;Yes&quot;;&quot;No&quot;);&quot;&quot;;&quot;NO&quot;)">
            <text:p/>
          </table:table-cell>
        </table:table-row>
        <table:table-row table:style-name="ro8">
          <table:table-cell table:formula="of:=IF(IF(LEFT(TRIM([$Translations.$B762]);LEN([.A$1]))=[.A$1];&quot;Yes&quot;;&quot;No&quot;)=IF(LEFT(TRIM([$Translations.$C762]);LEN([.A$1]))=[.A$1];&quot;Yes&quot;;&quot;No&quot;);&quot;&quot;;&quot;NO&quot;)">
            <text:p/>
          </table:table-cell>
          <table:table-cell table:formula="of:=IF(IF(LEFT(TRIM([$Translations.$B762]);LEN([.B$1]))=[.B$1];&quot;Yes&quot;;&quot;No&quot;)=IF(LEFT(TRIM([$Translations.$C762]);LEN([.B$1]))=[.B$1];&quot;Yes&quot;;&quot;No&quot;);&quot;&quot;;&quot;NO&quot;)">
            <text:p/>
          </table:table-cell>
          <table:table-cell table:formula="of:=IF(IF(LEFT(TRIM([$Translations.$B762]);LEN([.C$1]))=[.C$1];&quot;Yes&quot;;&quot;No&quot;)=IF(LEFT(TRIM([$Translations.$C762]);LEN([.C$1]))=[.C$1];&quot;Yes&quot;;&quot;No&quot;);&quot;&quot;;&quot;NO&quot;)">
            <text:p/>
          </table:table-cell>
          <table:table-cell table:formula="of:=IF(IF(LEFT(TRIM([$Translations.$B762]);LEN([.D$1]))=[.D$1];&quot;Yes&quot;;&quot;No&quot;)=IF(LEFT(TRIM([$Translations.$C762]);LEN([.D$1]))=[.D$1];&quot;Yes&quot;;&quot;No&quot;);&quot;&quot;;&quot;NO&quot;)">
            <text:p/>
          </table:table-cell>
          <table:table-cell table:formula="of:=IF(IF(LEFT(TRIM([$Translations.$B762]);LEN([.E$1]))=[.E$1];&quot;Yes&quot;;&quot;No&quot;)=IF(LEFT(TRIM([$Translations.$C762]);LEN([.E$1]))=[.E$1];&quot;Yes&quot;;&quot;No&quot;);&quot;&quot;;&quot;NO&quot;)">
            <text:p/>
          </table:table-cell>
          <table:table-cell table:formula="of:=IF(IF(LEFT(TRIM([$Translations.$B762]);LEN([.F$1]))=[.F$1];&quot;Yes&quot;;&quot;No&quot;)=IF(LEFT(TRIM([$Translations.$C762]);LEN([.F$1]))=[.F$1];&quot;Yes&quot;;&quot;No&quot;);&quot;&quot;;&quot;NO&quot;)">
            <text:p/>
          </table:table-cell>
          <table:table-cell table:formula="of:=IF(IF(LEFT(TRIM([$Translations.$B762]);LEN([.G$1]))=[.G$1];&quot;Yes&quot;;&quot;No&quot;)=IF(LEFT(TRIM([$Translations.$C762]);LEN([.G$1]))=[.G$1];&quot;Yes&quot;;&quot;No&quot;);&quot;&quot;;&quot;NO&quot;)">
            <text:p/>
          </table:table-cell>
        </table:table-row>
        <table:table-row table:style-name="ro8">
          <table:table-cell table:formula="of:=IF(IF(LEFT(TRIM([$Translations.$B763]);LEN([.A$1]))=[.A$1];&quot;Yes&quot;;&quot;No&quot;)=IF(LEFT(TRIM([$Translations.$C763]);LEN([.A$1]))=[.A$1];&quot;Yes&quot;;&quot;No&quot;);&quot;&quot;;&quot;NO&quot;)">
            <text:p/>
          </table:table-cell>
          <table:table-cell table:formula="of:=IF(IF(LEFT(TRIM([$Translations.$B763]);LEN([.B$1]))=[.B$1];&quot;Yes&quot;;&quot;No&quot;)=IF(LEFT(TRIM([$Translations.$C763]);LEN([.B$1]))=[.B$1];&quot;Yes&quot;;&quot;No&quot;);&quot;&quot;;&quot;NO&quot;)">
            <text:p/>
          </table:table-cell>
          <table:table-cell table:formula="of:=IF(IF(LEFT(TRIM([$Translations.$B763]);LEN([.C$1]))=[.C$1];&quot;Yes&quot;;&quot;No&quot;)=IF(LEFT(TRIM([$Translations.$C763]);LEN([.C$1]))=[.C$1];&quot;Yes&quot;;&quot;No&quot;);&quot;&quot;;&quot;NO&quot;)">
            <text:p/>
          </table:table-cell>
          <table:table-cell table:formula="of:=IF(IF(LEFT(TRIM([$Translations.$B763]);LEN([.D$1]))=[.D$1];&quot;Yes&quot;;&quot;No&quot;)=IF(LEFT(TRIM([$Translations.$C763]);LEN([.D$1]))=[.D$1];&quot;Yes&quot;;&quot;No&quot;);&quot;&quot;;&quot;NO&quot;)">
            <text:p/>
          </table:table-cell>
          <table:table-cell table:formula="of:=IF(IF(LEFT(TRIM([$Translations.$B763]);LEN([.E$1]))=[.E$1];&quot;Yes&quot;;&quot;No&quot;)=IF(LEFT(TRIM([$Translations.$C763]);LEN([.E$1]))=[.E$1];&quot;Yes&quot;;&quot;No&quot;);&quot;&quot;;&quot;NO&quot;)">
            <text:p/>
          </table:table-cell>
          <table:table-cell table:formula="of:=IF(IF(LEFT(TRIM([$Translations.$B763]);LEN([.F$1]))=[.F$1];&quot;Yes&quot;;&quot;No&quot;)=IF(LEFT(TRIM([$Translations.$C763]);LEN([.F$1]))=[.F$1];&quot;Yes&quot;;&quot;No&quot;);&quot;&quot;;&quot;NO&quot;)">
            <text:p/>
          </table:table-cell>
          <table:table-cell table:formula="of:=IF(IF(LEFT(TRIM([$Translations.$B763]);LEN([.G$1]))=[.G$1];&quot;Yes&quot;;&quot;No&quot;)=IF(LEFT(TRIM([$Translations.$C763]);LEN([.G$1]))=[.G$1];&quot;Yes&quot;;&quot;No&quot;);&quot;&quot;;&quot;NO&quot;)">
            <text:p/>
          </table:table-cell>
        </table:table-row>
        <table:table-row table:style-name="ro8">
          <table:table-cell table:formula="of:=IF(IF(LEFT(TRIM([$Translations.$B764]);LEN([.A$1]))=[.A$1];&quot;Yes&quot;;&quot;No&quot;)=IF(LEFT(TRIM([$Translations.$C764]);LEN([.A$1]))=[.A$1];&quot;Yes&quot;;&quot;No&quot;);&quot;&quot;;&quot;NO&quot;)">
            <text:p/>
          </table:table-cell>
          <table:table-cell table:formula="of:=IF(IF(LEFT(TRIM([$Translations.$B764]);LEN([.B$1]))=[.B$1];&quot;Yes&quot;;&quot;No&quot;)=IF(LEFT(TRIM([$Translations.$C764]);LEN([.B$1]))=[.B$1];&quot;Yes&quot;;&quot;No&quot;);&quot;&quot;;&quot;NO&quot;)">
            <text:p/>
          </table:table-cell>
          <table:table-cell table:formula="of:=IF(IF(LEFT(TRIM([$Translations.$B764]);LEN([.C$1]))=[.C$1];&quot;Yes&quot;;&quot;No&quot;)=IF(LEFT(TRIM([$Translations.$C764]);LEN([.C$1]))=[.C$1];&quot;Yes&quot;;&quot;No&quot;);&quot;&quot;;&quot;NO&quot;)">
            <text:p/>
          </table:table-cell>
          <table:table-cell table:formula="of:=IF(IF(LEFT(TRIM([$Translations.$B764]);LEN([.D$1]))=[.D$1];&quot;Yes&quot;;&quot;No&quot;)=IF(LEFT(TRIM([$Translations.$C764]);LEN([.D$1]))=[.D$1];&quot;Yes&quot;;&quot;No&quot;);&quot;&quot;;&quot;NO&quot;)">
            <text:p/>
          </table:table-cell>
          <table:table-cell table:formula="of:=IF(IF(LEFT(TRIM([$Translations.$B764]);LEN([.E$1]))=[.E$1];&quot;Yes&quot;;&quot;No&quot;)=IF(LEFT(TRIM([$Translations.$C764]);LEN([.E$1]))=[.E$1];&quot;Yes&quot;;&quot;No&quot;);&quot;&quot;;&quot;NO&quot;)">
            <text:p/>
          </table:table-cell>
          <table:table-cell table:formula="of:=IF(IF(LEFT(TRIM([$Translations.$B764]);LEN([.F$1]))=[.F$1];&quot;Yes&quot;;&quot;No&quot;)=IF(LEFT(TRIM([$Translations.$C764]);LEN([.F$1]))=[.F$1];&quot;Yes&quot;;&quot;No&quot;);&quot;&quot;;&quot;NO&quot;)">
            <text:p/>
          </table:table-cell>
          <table:table-cell table:formula="of:=IF(IF(LEFT(TRIM([$Translations.$B764]);LEN([.G$1]))=[.G$1];&quot;Yes&quot;;&quot;No&quot;)=IF(LEFT(TRIM([$Translations.$C764]);LEN([.G$1]))=[.G$1];&quot;Yes&quot;;&quot;No&quot;);&quot;&quot;;&quot;NO&quot;)">
            <text:p/>
          </table:table-cell>
        </table:table-row>
        <table:table-row table:style-name="ro8">
          <table:table-cell table:formula="of:=IF(IF(LEFT(TRIM([$Translations.$B765]);LEN([.A$1]))=[.A$1];&quot;Yes&quot;;&quot;No&quot;)=IF(LEFT(TRIM([$Translations.$C765]);LEN([.A$1]))=[.A$1];&quot;Yes&quot;;&quot;No&quot;);&quot;&quot;;&quot;NO&quot;)">
            <text:p/>
          </table:table-cell>
          <table:table-cell table:formula="of:=IF(IF(LEFT(TRIM([$Translations.$B765]);LEN([.B$1]))=[.B$1];&quot;Yes&quot;;&quot;No&quot;)=IF(LEFT(TRIM([$Translations.$C765]);LEN([.B$1]))=[.B$1];&quot;Yes&quot;;&quot;No&quot;);&quot;&quot;;&quot;NO&quot;)">
            <text:p/>
          </table:table-cell>
          <table:table-cell table:formula="of:=IF(IF(LEFT(TRIM([$Translations.$B765]);LEN([.C$1]))=[.C$1];&quot;Yes&quot;;&quot;No&quot;)=IF(LEFT(TRIM([$Translations.$C765]);LEN([.C$1]))=[.C$1];&quot;Yes&quot;;&quot;No&quot;);&quot;&quot;;&quot;NO&quot;)">
            <text:p/>
          </table:table-cell>
          <table:table-cell table:formula="of:=IF(IF(LEFT(TRIM([$Translations.$B765]);LEN([.D$1]))=[.D$1];&quot;Yes&quot;;&quot;No&quot;)=IF(LEFT(TRIM([$Translations.$C765]);LEN([.D$1]))=[.D$1];&quot;Yes&quot;;&quot;No&quot;);&quot;&quot;;&quot;NO&quot;)">
            <text:p/>
          </table:table-cell>
          <table:table-cell table:formula="of:=IF(IF(LEFT(TRIM([$Translations.$B765]);LEN([.E$1]))=[.E$1];&quot;Yes&quot;;&quot;No&quot;)=IF(LEFT(TRIM([$Translations.$C765]);LEN([.E$1]))=[.E$1];&quot;Yes&quot;;&quot;No&quot;);&quot;&quot;;&quot;NO&quot;)">
            <text:p/>
          </table:table-cell>
          <table:table-cell table:formula="of:=IF(IF(LEFT(TRIM([$Translations.$B765]);LEN([.F$1]))=[.F$1];&quot;Yes&quot;;&quot;No&quot;)=IF(LEFT(TRIM([$Translations.$C765]);LEN([.F$1]))=[.F$1];&quot;Yes&quot;;&quot;No&quot;);&quot;&quot;;&quot;NO&quot;)">
            <text:p/>
          </table:table-cell>
          <table:table-cell table:formula="of:=IF(IF(LEFT(TRIM([$Translations.$B765]);LEN([.G$1]))=[.G$1];&quot;Yes&quot;;&quot;No&quot;)=IF(LEFT(TRIM([$Translations.$C765]);LEN([.G$1]))=[.G$1];&quot;Yes&quot;;&quot;No&quot;);&quot;&quot;;&quot;NO&quot;)">
            <text:p/>
          </table:table-cell>
        </table:table-row>
        <table:table-row table:style-name="ro8">
          <table:table-cell table:formula="of:=IF(IF(LEFT(TRIM([$Translations.$B766]);LEN([.A$1]))=[.A$1];&quot;Yes&quot;;&quot;No&quot;)=IF(LEFT(TRIM([$Translations.$C766]);LEN([.A$1]))=[.A$1];&quot;Yes&quot;;&quot;No&quot;);&quot;&quot;;&quot;NO&quot;)">
            <text:p/>
          </table:table-cell>
          <table:table-cell table:formula="of:=IF(IF(LEFT(TRIM([$Translations.$B766]);LEN([.B$1]))=[.B$1];&quot;Yes&quot;;&quot;No&quot;)=IF(LEFT(TRIM([$Translations.$C766]);LEN([.B$1]))=[.B$1];&quot;Yes&quot;;&quot;No&quot;);&quot;&quot;;&quot;NO&quot;)">
            <text:p/>
          </table:table-cell>
          <table:table-cell table:formula="of:=IF(IF(LEFT(TRIM([$Translations.$B766]);LEN([.C$1]))=[.C$1];&quot;Yes&quot;;&quot;No&quot;)=IF(LEFT(TRIM([$Translations.$C766]);LEN([.C$1]))=[.C$1];&quot;Yes&quot;;&quot;No&quot;);&quot;&quot;;&quot;NO&quot;)">
            <text:p/>
          </table:table-cell>
          <table:table-cell table:formula="of:=IF(IF(LEFT(TRIM([$Translations.$B766]);LEN([.D$1]))=[.D$1];&quot;Yes&quot;;&quot;No&quot;)=IF(LEFT(TRIM([$Translations.$C766]);LEN([.D$1]))=[.D$1];&quot;Yes&quot;;&quot;No&quot;);&quot;&quot;;&quot;NO&quot;)">
            <text:p/>
          </table:table-cell>
          <table:table-cell table:formula="of:=IF(IF(LEFT(TRIM([$Translations.$B766]);LEN([.E$1]))=[.E$1];&quot;Yes&quot;;&quot;No&quot;)=IF(LEFT(TRIM([$Translations.$C766]);LEN([.E$1]))=[.E$1];&quot;Yes&quot;;&quot;No&quot;);&quot;&quot;;&quot;NO&quot;)">
            <text:p/>
          </table:table-cell>
          <table:table-cell table:formula="of:=IF(IF(LEFT(TRIM([$Translations.$B766]);LEN([.F$1]))=[.F$1];&quot;Yes&quot;;&quot;No&quot;)=IF(LEFT(TRIM([$Translations.$C766]);LEN([.F$1]))=[.F$1];&quot;Yes&quot;;&quot;No&quot;);&quot;&quot;;&quot;NO&quot;)">
            <text:p/>
          </table:table-cell>
          <table:table-cell table:formula="of:=IF(IF(LEFT(TRIM([$Translations.$B766]);LEN([.G$1]))=[.G$1];&quot;Yes&quot;;&quot;No&quot;)=IF(LEFT(TRIM([$Translations.$C766]);LEN([.G$1]))=[.G$1];&quot;Yes&quot;;&quot;No&quot;);&quot;&quot;;&quot;NO&quot;)">
            <text:p/>
          </table:table-cell>
        </table:table-row>
        <table:table-row table:style-name="ro8">
          <table:table-cell table:formula="of:=IF(IF(LEFT(TRIM([$Translations.$B767]);LEN([.A$1]))=[.A$1];&quot;Yes&quot;;&quot;No&quot;)=IF(LEFT(TRIM([$Translations.$C767]);LEN([.A$1]))=[.A$1];&quot;Yes&quot;;&quot;No&quot;);&quot;&quot;;&quot;NO&quot;)">
            <text:p/>
          </table:table-cell>
          <table:table-cell table:formula="of:=IF(IF(LEFT(TRIM([$Translations.$B767]);LEN([.B$1]))=[.B$1];&quot;Yes&quot;;&quot;No&quot;)=IF(LEFT(TRIM([$Translations.$C767]);LEN([.B$1]))=[.B$1];&quot;Yes&quot;;&quot;No&quot;);&quot;&quot;;&quot;NO&quot;)">
            <text:p/>
          </table:table-cell>
          <table:table-cell table:formula="of:=IF(IF(LEFT(TRIM([$Translations.$B767]);LEN([.C$1]))=[.C$1];&quot;Yes&quot;;&quot;No&quot;)=IF(LEFT(TRIM([$Translations.$C767]);LEN([.C$1]))=[.C$1];&quot;Yes&quot;;&quot;No&quot;);&quot;&quot;;&quot;NO&quot;)">
            <text:p/>
          </table:table-cell>
          <table:table-cell table:formula="of:=IF(IF(LEFT(TRIM([$Translations.$B767]);LEN([.D$1]))=[.D$1];&quot;Yes&quot;;&quot;No&quot;)=IF(LEFT(TRIM([$Translations.$C767]);LEN([.D$1]))=[.D$1];&quot;Yes&quot;;&quot;No&quot;);&quot;&quot;;&quot;NO&quot;)">
            <text:p/>
          </table:table-cell>
          <table:table-cell table:formula="of:=IF(IF(LEFT(TRIM([$Translations.$B767]);LEN([.E$1]))=[.E$1];&quot;Yes&quot;;&quot;No&quot;)=IF(LEFT(TRIM([$Translations.$C767]);LEN([.E$1]))=[.E$1];&quot;Yes&quot;;&quot;No&quot;);&quot;&quot;;&quot;NO&quot;)">
            <text:p/>
          </table:table-cell>
          <table:table-cell table:formula="of:=IF(IF(LEFT(TRIM([$Translations.$B767]);LEN([.F$1]))=[.F$1];&quot;Yes&quot;;&quot;No&quot;)=IF(LEFT(TRIM([$Translations.$C767]);LEN([.F$1]))=[.F$1];&quot;Yes&quot;;&quot;No&quot;);&quot;&quot;;&quot;NO&quot;)">
            <text:p/>
          </table:table-cell>
          <table:table-cell table:formula="of:=IF(IF(LEFT(TRIM([$Translations.$B767]);LEN([.G$1]))=[.G$1];&quot;Yes&quot;;&quot;No&quot;)=IF(LEFT(TRIM([$Translations.$C767]);LEN([.G$1]))=[.G$1];&quot;Yes&quot;;&quot;No&quot;);&quot;&quot;;&quot;NO&quot;)">
            <text:p/>
          </table:table-cell>
        </table:table-row>
        <table:table-row table:style-name="ro8">
          <table:table-cell table:formula="of:=IF(IF(LEFT(TRIM([$Translations.$B768]);LEN([.A$1]))=[.A$1];&quot;Yes&quot;;&quot;No&quot;)=IF(LEFT(TRIM([$Translations.$C768]);LEN([.A$1]))=[.A$1];&quot;Yes&quot;;&quot;No&quot;);&quot;&quot;;&quot;NO&quot;)">
            <text:p/>
          </table:table-cell>
          <table:table-cell table:formula="of:=IF(IF(LEFT(TRIM([$Translations.$B768]);LEN([.B$1]))=[.B$1];&quot;Yes&quot;;&quot;No&quot;)=IF(LEFT(TRIM([$Translations.$C768]);LEN([.B$1]))=[.B$1];&quot;Yes&quot;;&quot;No&quot;);&quot;&quot;;&quot;NO&quot;)">
            <text:p/>
          </table:table-cell>
          <table:table-cell table:formula="of:=IF(IF(LEFT(TRIM([$Translations.$B768]);LEN([.C$1]))=[.C$1];&quot;Yes&quot;;&quot;No&quot;)=IF(LEFT(TRIM([$Translations.$C768]);LEN([.C$1]))=[.C$1];&quot;Yes&quot;;&quot;No&quot;);&quot;&quot;;&quot;NO&quot;)">
            <text:p/>
          </table:table-cell>
          <table:table-cell table:formula="of:=IF(IF(LEFT(TRIM([$Translations.$B768]);LEN([.D$1]))=[.D$1];&quot;Yes&quot;;&quot;No&quot;)=IF(LEFT(TRIM([$Translations.$C768]);LEN([.D$1]))=[.D$1];&quot;Yes&quot;;&quot;No&quot;);&quot;&quot;;&quot;NO&quot;)">
            <text:p/>
          </table:table-cell>
          <table:table-cell table:formula="of:=IF(IF(LEFT(TRIM([$Translations.$B768]);LEN([.E$1]))=[.E$1];&quot;Yes&quot;;&quot;No&quot;)=IF(LEFT(TRIM([$Translations.$C768]);LEN([.E$1]))=[.E$1];&quot;Yes&quot;;&quot;No&quot;);&quot;&quot;;&quot;NO&quot;)">
            <text:p/>
          </table:table-cell>
          <table:table-cell table:formula="of:=IF(IF(LEFT(TRIM([$Translations.$B768]);LEN([.F$1]))=[.F$1];&quot;Yes&quot;;&quot;No&quot;)=IF(LEFT(TRIM([$Translations.$C768]);LEN([.F$1]))=[.F$1];&quot;Yes&quot;;&quot;No&quot;);&quot;&quot;;&quot;NO&quot;)">
            <text:p/>
          </table:table-cell>
          <table:table-cell table:formula="of:=IF(IF(LEFT(TRIM([$Translations.$B768]);LEN([.G$1]))=[.G$1];&quot;Yes&quot;;&quot;No&quot;)=IF(LEFT(TRIM([$Translations.$C768]);LEN([.G$1]))=[.G$1];&quot;Yes&quot;;&quot;No&quot;);&quot;&quot;;&quot;NO&quot;)">
            <text:p/>
          </table:table-cell>
        </table:table-row>
        <table:table-row table:style-name="ro8">
          <table:table-cell table:formula="of:=IF(IF(LEFT(TRIM([$Translations.$B769]);LEN([.A$1]))=[.A$1];&quot;Yes&quot;;&quot;No&quot;)=IF(LEFT(TRIM([$Translations.$C769]);LEN([.A$1]))=[.A$1];&quot;Yes&quot;;&quot;No&quot;);&quot;&quot;;&quot;NO&quot;)">
            <text:p/>
          </table:table-cell>
          <table:table-cell table:formula="of:=IF(IF(LEFT(TRIM([$Translations.$B769]);LEN([.B$1]))=[.B$1];&quot;Yes&quot;;&quot;No&quot;)=IF(LEFT(TRIM([$Translations.$C769]);LEN([.B$1]))=[.B$1];&quot;Yes&quot;;&quot;No&quot;);&quot;&quot;;&quot;NO&quot;)">
            <text:p/>
          </table:table-cell>
          <table:table-cell table:formula="of:=IF(IF(LEFT(TRIM([$Translations.$B769]);LEN([.C$1]))=[.C$1];&quot;Yes&quot;;&quot;No&quot;)=IF(LEFT(TRIM([$Translations.$C769]);LEN([.C$1]))=[.C$1];&quot;Yes&quot;;&quot;No&quot;);&quot;&quot;;&quot;NO&quot;)">
            <text:p/>
          </table:table-cell>
          <table:table-cell table:formula="of:=IF(IF(LEFT(TRIM([$Translations.$B769]);LEN([.D$1]))=[.D$1];&quot;Yes&quot;;&quot;No&quot;)=IF(LEFT(TRIM([$Translations.$C769]);LEN([.D$1]))=[.D$1];&quot;Yes&quot;;&quot;No&quot;);&quot;&quot;;&quot;NO&quot;)">
            <text:p/>
          </table:table-cell>
          <table:table-cell table:formula="of:=IF(IF(LEFT(TRIM([$Translations.$B769]);LEN([.E$1]))=[.E$1];&quot;Yes&quot;;&quot;No&quot;)=IF(LEFT(TRIM([$Translations.$C769]);LEN([.E$1]))=[.E$1];&quot;Yes&quot;;&quot;No&quot;);&quot;&quot;;&quot;NO&quot;)">
            <text:p/>
          </table:table-cell>
          <table:table-cell table:formula="of:=IF(IF(LEFT(TRIM([$Translations.$B769]);LEN([.F$1]))=[.F$1];&quot;Yes&quot;;&quot;No&quot;)=IF(LEFT(TRIM([$Translations.$C769]);LEN([.F$1]))=[.F$1];&quot;Yes&quot;;&quot;No&quot;);&quot;&quot;;&quot;NO&quot;)">
            <text:p/>
          </table:table-cell>
          <table:table-cell table:formula="of:=IF(IF(LEFT(TRIM([$Translations.$B769]);LEN([.G$1]))=[.G$1];&quot;Yes&quot;;&quot;No&quot;)=IF(LEFT(TRIM([$Translations.$C769]);LEN([.G$1]))=[.G$1];&quot;Yes&quot;;&quot;No&quot;);&quot;&quot;;&quot;NO&quot;)">
            <text:p/>
          </table:table-cell>
        </table:table-row>
        <table:table-row table:style-name="ro8">
          <table:table-cell table:formula="of:=IF(IF(LEFT(TRIM([$Translations.$B770]);LEN([.A$1]))=[.A$1];&quot;Yes&quot;;&quot;No&quot;)=IF(LEFT(TRIM([$Translations.$C770]);LEN([.A$1]))=[.A$1];&quot;Yes&quot;;&quot;No&quot;);&quot;&quot;;&quot;NO&quot;)">
            <text:p/>
          </table:table-cell>
          <table:table-cell table:formula="of:=IF(IF(LEFT(TRIM([$Translations.$B770]);LEN([.B$1]))=[.B$1];&quot;Yes&quot;;&quot;No&quot;)=IF(LEFT(TRIM([$Translations.$C770]);LEN([.B$1]))=[.B$1];&quot;Yes&quot;;&quot;No&quot;);&quot;&quot;;&quot;NO&quot;)">
            <text:p/>
          </table:table-cell>
          <table:table-cell table:formula="of:=IF(IF(LEFT(TRIM([$Translations.$B770]);LEN([.C$1]))=[.C$1];&quot;Yes&quot;;&quot;No&quot;)=IF(LEFT(TRIM([$Translations.$C770]);LEN([.C$1]))=[.C$1];&quot;Yes&quot;;&quot;No&quot;);&quot;&quot;;&quot;NO&quot;)">
            <text:p/>
          </table:table-cell>
          <table:table-cell table:formula="of:=IF(IF(LEFT(TRIM([$Translations.$B770]);LEN([.D$1]))=[.D$1];&quot;Yes&quot;;&quot;No&quot;)=IF(LEFT(TRIM([$Translations.$C770]);LEN([.D$1]))=[.D$1];&quot;Yes&quot;;&quot;No&quot;);&quot;&quot;;&quot;NO&quot;)">
            <text:p/>
          </table:table-cell>
          <table:table-cell table:formula="of:=IF(IF(LEFT(TRIM([$Translations.$B770]);LEN([.E$1]))=[.E$1];&quot;Yes&quot;;&quot;No&quot;)=IF(LEFT(TRIM([$Translations.$C770]);LEN([.E$1]))=[.E$1];&quot;Yes&quot;;&quot;No&quot;);&quot;&quot;;&quot;NO&quot;)">
            <text:p/>
          </table:table-cell>
          <table:table-cell table:formula="of:=IF(IF(LEFT(TRIM([$Translations.$B770]);LEN([.F$1]))=[.F$1];&quot;Yes&quot;;&quot;No&quot;)=IF(LEFT(TRIM([$Translations.$C770]);LEN([.F$1]))=[.F$1];&quot;Yes&quot;;&quot;No&quot;);&quot;&quot;;&quot;NO&quot;)">
            <text:p/>
          </table:table-cell>
          <table:table-cell table:formula="of:=IF(IF(LEFT(TRIM([$Translations.$B770]);LEN([.G$1]))=[.G$1];&quot;Yes&quot;;&quot;No&quot;)=IF(LEFT(TRIM([$Translations.$C770]);LEN([.G$1]))=[.G$1];&quot;Yes&quot;;&quot;No&quot;);&quot;&quot;;&quot;NO&quot;)">
            <text:p/>
          </table:table-cell>
        </table:table-row>
        <table:table-row table:style-name="ro8">
          <table:table-cell table:formula="of:=IF(IF(LEFT(TRIM([$Translations.$B771]);LEN([.A$1]))=[.A$1];&quot;Yes&quot;;&quot;No&quot;)=IF(LEFT(TRIM([$Translations.$C771]);LEN([.A$1]))=[.A$1];&quot;Yes&quot;;&quot;No&quot;);&quot;&quot;;&quot;NO&quot;)">
            <text:p/>
          </table:table-cell>
          <table:table-cell table:formula="of:=IF(IF(LEFT(TRIM([$Translations.$B771]);LEN([.B$1]))=[.B$1];&quot;Yes&quot;;&quot;No&quot;)=IF(LEFT(TRIM([$Translations.$C771]);LEN([.B$1]))=[.B$1];&quot;Yes&quot;;&quot;No&quot;);&quot;&quot;;&quot;NO&quot;)">
            <text:p/>
          </table:table-cell>
          <table:table-cell table:formula="of:=IF(IF(LEFT(TRIM([$Translations.$B771]);LEN([.C$1]))=[.C$1];&quot;Yes&quot;;&quot;No&quot;)=IF(LEFT(TRIM([$Translations.$C771]);LEN([.C$1]))=[.C$1];&quot;Yes&quot;;&quot;No&quot;);&quot;&quot;;&quot;NO&quot;)">
            <text:p/>
          </table:table-cell>
          <table:table-cell table:formula="of:=IF(IF(LEFT(TRIM([$Translations.$B771]);LEN([.D$1]))=[.D$1];&quot;Yes&quot;;&quot;No&quot;)=IF(LEFT(TRIM([$Translations.$C771]);LEN([.D$1]))=[.D$1];&quot;Yes&quot;;&quot;No&quot;);&quot;&quot;;&quot;NO&quot;)">
            <text:p/>
          </table:table-cell>
          <table:table-cell table:formula="of:=IF(IF(LEFT(TRIM([$Translations.$B771]);LEN([.E$1]))=[.E$1];&quot;Yes&quot;;&quot;No&quot;)=IF(LEFT(TRIM([$Translations.$C771]);LEN([.E$1]))=[.E$1];&quot;Yes&quot;;&quot;No&quot;);&quot;&quot;;&quot;NO&quot;)">
            <text:p/>
          </table:table-cell>
          <table:table-cell table:formula="of:=IF(IF(LEFT(TRIM([$Translations.$B771]);LEN([.F$1]))=[.F$1];&quot;Yes&quot;;&quot;No&quot;)=IF(LEFT(TRIM([$Translations.$C771]);LEN([.F$1]))=[.F$1];&quot;Yes&quot;;&quot;No&quot;);&quot;&quot;;&quot;NO&quot;)">
            <text:p/>
          </table:table-cell>
          <table:table-cell table:formula="of:=IF(IF(LEFT(TRIM([$Translations.$B771]);LEN([.G$1]))=[.G$1];&quot;Yes&quot;;&quot;No&quot;)=IF(LEFT(TRIM([$Translations.$C771]);LEN([.G$1]))=[.G$1];&quot;Yes&quot;;&quot;No&quot;);&quot;&quot;;&quot;NO&quot;)">
            <text:p/>
          </table:table-cell>
        </table:table-row>
        <table:table-row table:style-name="ro8">
          <table:table-cell table:formula="of:=IF(IF(LEFT(TRIM([$Translations.$B772]);LEN([.A$1]))=[.A$1];&quot;Yes&quot;;&quot;No&quot;)=IF(LEFT(TRIM([$Translations.$C772]);LEN([.A$1]))=[.A$1];&quot;Yes&quot;;&quot;No&quot;);&quot;&quot;;&quot;NO&quot;)">
            <text:p/>
          </table:table-cell>
          <table:table-cell table:formula="of:=IF(IF(LEFT(TRIM([$Translations.$B772]);LEN([.B$1]))=[.B$1];&quot;Yes&quot;;&quot;No&quot;)=IF(LEFT(TRIM([$Translations.$C772]);LEN([.B$1]))=[.B$1];&quot;Yes&quot;;&quot;No&quot;);&quot;&quot;;&quot;NO&quot;)">
            <text:p/>
          </table:table-cell>
          <table:table-cell table:formula="of:=IF(IF(LEFT(TRIM([$Translations.$B772]);LEN([.C$1]))=[.C$1];&quot;Yes&quot;;&quot;No&quot;)=IF(LEFT(TRIM([$Translations.$C772]);LEN([.C$1]))=[.C$1];&quot;Yes&quot;;&quot;No&quot;);&quot;&quot;;&quot;NO&quot;)">
            <text:p/>
          </table:table-cell>
          <table:table-cell table:formula="of:=IF(IF(LEFT(TRIM([$Translations.$B772]);LEN([.D$1]))=[.D$1];&quot;Yes&quot;;&quot;No&quot;)=IF(LEFT(TRIM([$Translations.$C772]);LEN([.D$1]))=[.D$1];&quot;Yes&quot;;&quot;No&quot;);&quot;&quot;;&quot;NO&quot;)">
            <text:p/>
          </table:table-cell>
          <table:table-cell table:formula="of:=IF(IF(LEFT(TRIM([$Translations.$B772]);LEN([.E$1]))=[.E$1];&quot;Yes&quot;;&quot;No&quot;)=IF(LEFT(TRIM([$Translations.$C772]);LEN([.E$1]))=[.E$1];&quot;Yes&quot;;&quot;No&quot;);&quot;&quot;;&quot;NO&quot;)">
            <text:p/>
          </table:table-cell>
          <table:table-cell table:formula="of:=IF(IF(LEFT(TRIM([$Translations.$B772]);LEN([.F$1]))=[.F$1];&quot;Yes&quot;;&quot;No&quot;)=IF(LEFT(TRIM([$Translations.$C772]);LEN([.F$1]))=[.F$1];&quot;Yes&quot;;&quot;No&quot;);&quot;&quot;;&quot;NO&quot;)">
            <text:p/>
          </table:table-cell>
          <table:table-cell table:formula="of:=IF(IF(LEFT(TRIM([$Translations.$B772]);LEN([.G$1]))=[.G$1];&quot;Yes&quot;;&quot;No&quot;)=IF(LEFT(TRIM([$Translations.$C772]);LEN([.G$1]))=[.G$1];&quot;Yes&quot;;&quot;No&quot;);&quot;&quot;;&quot;NO&quot;)">
            <text:p/>
          </table:table-cell>
        </table:table-row>
        <table:table-row table:style-name="ro8">
          <table:table-cell table:formula="of:=IF(IF(LEFT(TRIM([$Translations.$B773]);LEN([.A$1]))=[.A$1];&quot;Yes&quot;;&quot;No&quot;)=IF(LEFT(TRIM([$Translations.$C773]);LEN([.A$1]))=[.A$1];&quot;Yes&quot;;&quot;No&quot;);&quot;&quot;;&quot;NO&quot;)">
            <text:p/>
          </table:table-cell>
          <table:table-cell table:formula="of:=IF(IF(LEFT(TRIM([$Translations.$B773]);LEN([.B$1]))=[.B$1];&quot;Yes&quot;;&quot;No&quot;)=IF(LEFT(TRIM([$Translations.$C773]);LEN([.B$1]))=[.B$1];&quot;Yes&quot;;&quot;No&quot;);&quot;&quot;;&quot;NO&quot;)">
            <text:p/>
          </table:table-cell>
          <table:table-cell table:formula="of:=IF(IF(LEFT(TRIM([$Translations.$B773]);LEN([.C$1]))=[.C$1];&quot;Yes&quot;;&quot;No&quot;)=IF(LEFT(TRIM([$Translations.$C773]);LEN([.C$1]))=[.C$1];&quot;Yes&quot;;&quot;No&quot;);&quot;&quot;;&quot;NO&quot;)">
            <text:p/>
          </table:table-cell>
          <table:table-cell table:formula="of:=IF(IF(LEFT(TRIM([$Translations.$B773]);LEN([.D$1]))=[.D$1];&quot;Yes&quot;;&quot;No&quot;)=IF(LEFT(TRIM([$Translations.$C773]);LEN([.D$1]))=[.D$1];&quot;Yes&quot;;&quot;No&quot;);&quot;&quot;;&quot;NO&quot;)">
            <text:p/>
          </table:table-cell>
          <table:table-cell table:formula="of:=IF(IF(LEFT(TRIM([$Translations.$B773]);LEN([.E$1]))=[.E$1];&quot;Yes&quot;;&quot;No&quot;)=IF(LEFT(TRIM([$Translations.$C773]);LEN([.E$1]))=[.E$1];&quot;Yes&quot;;&quot;No&quot;);&quot;&quot;;&quot;NO&quot;)">
            <text:p/>
          </table:table-cell>
          <table:table-cell table:formula="of:=IF(IF(LEFT(TRIM([$Translations.$B773]);LEN([.F$1]))=[.F$1];&quot;Yes&quot;;&quot;No&quot;)=IF(LEFT(TRIM([$Translations.$C773]);LEN([.F$1]))=[.F$1];&quot;Yes&quot;;&quot;No&quot;);&quot;&quot;;&quot;NO&quot;)">
            <text:p/>
          </table:table-cell>
          <table:table-cell table:formula="of:=IF(IF(LEFT(TRIM([$Translations.$B773]);LEN([.G$1]))=[.G$1];&quot;Yes&quot;;&quot;No&quot;)=IF(LEFT(TRIM([$Translations.$C773]);LEN([.G$1]))=[.G$1];&quot;Yes&quot;;&quot;No&quot;);&quot;&quot;;&quot;NO&quot;)">
            <text:p/>
          </table:table-cell>
        </table:table-row>
        <table:table-row table:style-name="ro8">
          <table:table-cell table:formula="of:=IF(IF(LEFT(TRIM([$Translations.$B774]);LEN([.A$1]))=[.A$1];&quot;Yes&quot;;&quot;No&quot;)=IF(LEFT(TRIM([$Translations.$C774]);LEN([.A$1]))=[.A$1];&quot;Yes&quot;;&quot;No&quot;);&quot;&quot;;&quot;NO&quot;)">
            <text:p/>
          </table:table-cell>
          <table:table-cell table:formula="of:=IF(IF(LEFT(TRIM([$Translations.$B774]);LEN([.B$1]))=[.B$1];&quot;Yes&quot;;&quot;No&quot;)=IF(LEFT(TRIM([$Translations.$C774]);LEN([.B$1]))=[.B$1];&quot;Yes&quot;;&quot;No&quot;);&quot;&quot;;&quot;NO&quot;)">
            <text:p/>
          </table:table-cell>
          <table:table-cell table:formula="of:=IF(IF(LEFT(TRIM([$Translations.$B774]);LEN([.C$1]))=[.C$1];&quot;Yes&quot;;&quot;No&quot;)=IF(LEFT(TRIM([$Translations.$C774]);LEN([.C$1]))=[.C$1];&quot;Yes&quot;;&quot;No&quot;);&quot;&quot;;&quot;NO&quot;)">
            <text:p/>
          </table:table-cell>
          <table:table-cell table:formula="of:=IF(IF(LEFT(TRIM([$Translations.$B774]);LEN([.D$1]))=[.D$1];&quot;Yes&quot;;&quot;No&quot;)=IF(LEFT(TRIM([$Translations.$C774]);LEN([.D$1]))=[.D$1];&quot;Yes&quot;;&quot;No&quot;);&quot;&quot;;&quot;NO&quot;)">
            <text:p/>
          </table:table-cell>
          <table:table-cell table:formula="of:=IF(IF(LEFT(TRIM([$Translations.$B774]);LEN([.E$1]))=[.E$1];&quot;Yes&quot;;&quot;No&quot;)=IF(LEFT(TRIM([$Translations.$C774]);LEN([.E$1]))=[.E$1];&quot;Yes&quot;;&quot;No&quot;);&quot;&quot;;&quot;NO&quot;)">
            <text:p/>
          </table:table-cell>
          <table:table-cell table:formula="of:=IF(IF(LEFT(TRIM([$Translations.$B774]);LEN([.F$1]))=[.F$1];&quot;Yes&quot;;&quot;No&quot;)=IF(LEFT(TRIM([$Translations.$C774]);LEN([.F$1]))=[.F$1];&quot;Yes&quot;;&quot;No&quot;);&quot;&quot;;&quot;NO&quot;)">
            <text:p/>
          </table:table-cell>
          <table:table-cell table:formula="of:=IF(IF(LEFT(TRIM([$Translations.$B774]);LEN([.G$1]))=[.G$1];&quot;Yes&quot;;&quot;No&quot;)=IF(LEFT(TRIM([$Translations.$C774]);LEN([.G$1]))=[.G$1];&quot;Yes&quot;;&quot;No&quot;);&quot;&quot;;&quot;NO&quot;)">
            <text:p/>
          </table:table-cell>
        </table:table-row>
        <table:table-row table:style-name="ro8">
          <table:table-cell table:formula="of:=IF(IF(LEFT(TRIM([$Translations.$B775]);LEN([.A$1]))=[.A$1];&quot;Yes&quot;;&quot;No&quot;)=IF(LEFT(TRIM([$Translations.$C775]);LEN([.A$1]))=[.A$1];&quot;Yes&quot;;&quot;No&quot;);&quot;&quot;;&quot;NO&quot;)">
            <text:p/>
          </table:table-cell>
          <table:table-cell table:formula="of:=IF(IF(LEFT(TRIM([$Translations.$B775]);LEN([.B$1]))=[.B$1];&quot;Yes&quot;;&quot;No&quot;)=IF(LEFT(TRIM([$Translations.$C775]);LEN([.B$1]))=[.B$1];&quot;Yes&quot;;&quot;No&quot;);&quot;&quot;;&quot;NO&quot;)">
            <text:p/>
          </table:table-cell>
          <table:table-cell table:formula="of:=IF(IF(LEFT(TRIM([$Translations.$B775]);LEN([.C$1]))=[.C$1];&quot;Yes&quot;;&quot;No&quot;)=IF(LEFT(TRIM([$Translations.$C775]);LEN([.C$1]))=[.C$1];&quot;Yes&quot;;&quot;No&quot;);&quot;&quot;;&quot;NO&quot;)">
            <text:p/>
          </table:table-cell>
          <table:table-cell table:formula="of:=IF(IF(LEFT(TRIM([$Translations.$B775]);LEN([.D$1]))=[.D$1];&quot;Yes&quot;;&quot;No&quot;)=IF(LEFT(TRIM([$Translations.$C775]);LEN([.D$1]))=[.D$1];&quot;Yes&quot;;&quot;No&quot;);&quot;&quot;;&quot;NO&quot;)">
            <text:p/>
          </table:table-cell>
          <table:table-cell table:formula="of:=IF(IF(LEFT(TRIM([$Translations.$B775]);LEN([.E$1]))=[.E$1];&quot;Yes&quot;;&quot;No&quot;)=IF(LEFT(TRIM([$Translations.$C775]);LEN([.E$1]))=[.E$1];&quot;Yes&quot;;&quot;No&quot;);&quot;&quot;;&quot;NO&quot;)">
            <text:p/>
          </table:table-cell>
          <table:table-cell table:formula="of:=IF(IF(LEFT(TRIM([$Translations.$B775]);LEN([.F$1]))=[.F$1];&quot;Yes&quot;;&quot;No&quot;)=IF(LEFT(TRIM([$Translations.$C775]);LEN([.F$1]))=[.F$1];&quot;Yes&quot;;&quot;No&quot;);&quot;&quot;;&quot;NO&quot;)">
            <text:p/>
          </table:table-cell>
          <table:table-cell table:formula="of:=IF(IF(LEFT(TRIM([$Translations.$B775]);LEN([.G$1]))=[.G$1];&quot;Yes&quot;;&quot;No&quot;)=IF(LEFT(TRIM([$Translations.$C775]);LEN([.G$1]))=[.G$1];&quot;Yes&quot;;&quot;No&quot;);&quot;&quot;;&quot;NO&quot;)">
            <text:p/>
          </table:table-cell>
        </table:table-row>
        <table:table-row table:style-name="ro8">
          <table:table-cell table:formula="of:=IF(IF(LEFT(TRIM([$Translations.$B776]);LEN([.A$1]))=[.A$1];&quot;Yes&quot;;&quot;No&quot;)=IF(LEFT(TRIM([$Translations.$C776]);LEN([.A$1]))=[.A$1];&quot;Yes&quot;;&quot;No&quot;);&quot;&quot;;&quot;NO&quot;)">
            <text:p/>
          </table:table-cell>
          <table:table-cell table:formula="of:=IF(IF(LEFT(TRIM([$Translations.$B776]);LEN([.B$1]))=[.B$1];&quot;Yes&quot;;&quot;No&quot;)=IF(LEFT(TRIM([$Translations.$C776]);LEN([.B$1]))=[.B$1];&quot;Yes&quot;;&quot;No&quot;);&quot;&quot;;&quot;NO&quot;)">
            <text:p/>
          </table:table-cell>
          <table:table-cell table:formula="of:=IF(IF(LEFT(TRIM([$Translations.$B776]);LEN([.C$1]))=[.C$1];&quot;Yes&quot;;&quot;No&quot;)=IF(LEFT(TRIM([$Translations.$C776]);LEN([.C$1]))=[.C$1];&quot;Yes&quot;;&quot;No&quot;);&quot;&quot;;&quot;NO&quot;)">
            <text:p/>
          </table:table-cell>
          <table:table-cell table:formula="of:=IF(IF(LEFT(TRIM([$Translations.$B776]);LEN([.D$1]))=[.D$1];&quot;Yes&quot;;&quot;No&quot;)=IF(LEFT(TRIM([$Translations.$C776]);LEN([.D$1]))=[.D$1];&quot;Yes&quot;;&quot;No&quot;);&quot;&quot;;&quot;NO&quot;)">
            <text:p/>
          </table:table-cell>
          <table:table-cell table:formula="of:=IF(IF(LEFT(TRIM([$Translations.$B776]);LEN([.E$1]))=[.E$1];&quot;Yes&quot;;&quot;No&quot;)=IF(LEFT(TRIM([$Translations.$C776]);LEN([.E$1]))=[.E$1];&quot;Yes&quot;;&quot;No&quot;);&quot;&quot;;&quot;NO&quot;)">
            <text:p/>
          </table:table-cell>
          <table:table-cell table:formula="of:=IF(IF(LEFT(TRIM([$Translations.$B776]);LEN([.F$1]))=[.F$1];&quot;Yes&quot;;&quot;No&quot;)=IF(LEFT(TRIM([$Translations.$C776]);LEN([.F$1]))=[.F$1];&quot;Yes&quot;;&quot;No&quot;);&quot;&quot;;&quot;NO&quot;)">
            <text:p/>
          </table:table-cell>
          <table:table-cell table:formula="of:=IF(IF(LEFT(TRIM([$Translations.$B776]);LEN([.G$1]))=[.G$1];&quot;Yes&quot;;&quot;No&quot;)=IF(LEFT(TRIM([$Translations.$C776]);LEN([.G$1]))=[.G$1];&quot;Yes&quot;;&quot;No&quot;);&quot;&quot;;&quot;NO&quot;)">
            <text:p/>
          </table:table-cell>
        </table:table-row>
        <table:table-row table:style-name="ro8">
          <table:table-cell table:formula="of:=IF(IF(LEFT(TRIM([$Translations.$B777]);LEN([.A$1]))=[.A$1];&quot;Yes&quot;;&quot;No&quot;)=IF(LEFT(TRIM([$Translations.$C777]);LEN([.A$1]))=[.A$1];&quot;Yes&quot;;&quot;No&quot;);&quot;&quot;;&quot;NO&quot;)">
            <text:p/>
          </table:table-cell>
          <table:table-cell table:formula="of:=IF(IF(LEFT(TRIM([$Translations.$B777]);LEN([.B$1]))=[.B$1];&quot;Yes&quot;;&quot;No&quot;)=IF(LEFT(TRIM([$Translations.$C777]);LEN([.B$1]))=[.B$1];&quot;Yes&quot;;&quot;No&quot;);&quot;&quot;;&quot;NO&quot;)">
            <text:p/>
          </table:table-cell>
          <table:table-cell table:formula="of:=IF(IF(LEFT(TRIM([$Translations.$B777]);LEN([.C$1]))=[.C$1];&quot;Yes&quot;;&quot;No&quot;)=IF(LEFT(TRIM([$Translations.$C777]);LEN([.C$1]))=[.C$1];&quot;Yes&quot;;&quot;No&quot;);&quot;&quot;;&quot;NO&quot;)">
            <text:p/>
          </table:table-cell>
          <table:table-cell table:formula="of:=IF(IF(LEFT(TRIM([$Translations.$B777]);LEN([.D$1]))=[.D$1];&quot;Yes&quot;;&quot;No&quot;)=IF(LEFT(TRIM([$Translations.$C777]);LEN([.D$1]))=[.D$1];&quot;Yes&quot;;&quot;No&quot;);&quot;&quot;;&quot;NO&quot;)">
            <text:p/>
          </table:table-cell>
          <table:table-cell table:formula="of:=IF(IF(LEFT(TRIM([$Translations.$B777]);LEN([.E$1]))=[.E$1];&quot;Yes&quot;;&quot;No&quot;)=IF(LEFT(TRIM([$Translations.$C777]);LEN([.E$1]))=[.E$1];&quot;Yes&quot;;&quot;No&quot;);&quot;&quot;;&quot;NO&quot;)">
            <text:p/>
          </table:table-cell>
          <table:table-cell table:formula="of:=IF(IF(LEFT(TRIM([$Translations.$B777]);LEN([.F$1]))=[.F$1];&quot;Yes&quot;;&quot;No&quot;)=IF(LEFT(TRIM([$Translations.$C777]);LEN([.F$1]))=[.F$1];&quot;Yes&quot;;&quot;No&quot;);&quot;&quot;;&quot;NO&quot;)">
            <text:p/>
          </table:table-cell>
          <table:table-cell table:formula="of:=IF(IF(LEFT(TRIM([$Translations.$B777]);LEN([.G$1]))=[.G$1];&quot;Yes&quot;;&quot;No&quot;)=IF(LEFT(TRIM([$Translations.$C777]);LEN([.G$1]))=[.G$1];&quot;Yes&quot;;&quot;No&quot;);&quot;&quot;;&quot;NO&quot;)">
            <text:p/>
          </table:table-cell>
        </table:table-row>
        <table:table-row table:style-name="ro8">
          <table:table-cell table:formula="of:=IF(IF(LEFT(TRIM([$Translations.$B778]);LEN([.A$1]))=[.A$1];&quot;Yes&quot;;&quot;No&quot;)=IF(LEFT(TRIM([$Translations.$C778]);LEN([.A$1]))=[.A$1];&quot;Yes&quot;;&quot;No&quot;);&quot;&quot;;&quot;NO&quot;)">
            <text:p/>
          </table:table-cell>
          <table:table-cell table:formula="of:=IF(IF(LEFT(TRIM([$Translations.$B778]);LEN([.B$1]))=[.B$1];&quot;Yes&quot;;&quot;No&quot;)=IF(LEFT(TRIM([$Translations.$C778]);LEN([.B$1]))=[.B$1];&quot;Yes&quot;;&quot;No&quot;);&quot;&quot;;&quot;NO&quot;)">
            <text:p/>
          </table:table-cell>
          <table:table-cell table:formula="of:=IF(IF(LEFT(TRIM([$Translations.$B778]);LEN([.C$1]))=[.C$1];&quot;Yes&quot;;&quot;No&quot;)=IF(LEFT(TRIM([$Translations.$C778]);LEN([.C$1]))=[.C$1];&quot;Yes&quot;;&quot;No&quot;);&quot;&quot;;&quot;NO&quot;)">
            <text:p/>
          </table:table-cell>
          <table:table-cell table:formula="of:=IF(IF(LEFT(TRIM([$Translations.$B778]);LEN([.D$1]))=[.D$1];&quot;Yes&quot;;&quot;No&quot;)=IF(LEFT(TRIM([$Translations.$C778]);LEN([.D$1]))=[.D$1];&quot;Yes&quot;;&quot;No&quot;);&quot;&quot;;&quot;NO&quot;)">
            <text:p/>
          </table:table-cell>
          <table:table-cell table:formula="of:=IF(IF(LEFT(TRIM([$Translations.$B778]);LEN([.E$1]))=[.E$1];&quot;Yes&quot;;&quot;No&quot;)=IF(LEFT(TRIM([$Translations.$C778]);LEN([.E$1]))=[.E$1];&quot;Yes&quot;;&quot;No&quot;);&quot;&quot;;&quot;NO&quot;)">
            <text:p/>
          </table:table-cell>
          <table:table-cell table:formula="of:=IF(IF(LEFT(TRIM([$Translations.$B778]);LEN([.F$1]))=[.F$1];&quot;Yes&quot;;&quot;No&quot;)=IF(LEFT(TRIM([$Translations.$C778]);LEN([.F$1]))=[.F$1];&quot;Yes&quot;;&quot;No&quot;);&quot;&quot;;&quot;NO&quot;)">
            <text:p/>
          </table:table-cell>
          <table:table-cell table:formula="of:=IF(IF(LEFT(TRIM([$Translations.$B778]);LEN([.G$1]))=[.G$1];&quot;Yes&quot;;&quot;No&quot;)=IF(LEFT(TRIM([$Translations.$C778]);LEN([.G$1]))=[.G$1];&quot;Yes&quot;;&quot;No&quot;);&quot;&quot;;&quot;NO&quot;)">
            <text:p/>
          </table:table-cell>
        </table:table-row>
        <table:table-row table:style-name="ro8">
          <table:table-cell table:formula="of:=IF(IF(LEFT(TRIM([$Translations.$B779]);LEN([.A$1]))=[.A$1];&quot;Yes&quot;;&quot;No&quot;)=IF(LEFT(TRIM([$Translations.$C779]);LEN([.A$1]))=[.A$1];&quot;Yes&quot;;&quot;No&quot;);&quot;&quot;;&quot;NO&quot;)">
            <text:p/>
          </table:table-cell>
          <table:table-cell table:formula="of:=IF(IF(LEFT(TRIM([$Translations.$B779]);LEN([.B$1]))=[.B$1];&quot;Yes&quot;;&quot;No&quot;)=IF(LEFT(TRIM([$Translations.$C779]);LEN([.B$1]))=[.B$1];&quot;Yes&quot;;&quot;No&quot;);&quot;&quot;;&quot;NO&quot;)">
            <text:p/>
          </table:table-cell>
          <table:table-cell table:formula="of:=IF(IF(LEFT(TRIM([$Translations.$B779]);LEN([.C$1]))=[.C$1];&quot;Yes&quot;;&quot;No&quot;)=IF(LEFT(TRIM([$Translations.$C779]);LEN([.C$1]))=[.C$1];&quot;Yes&quot;;&quot;No&quot;);&quot;&quot;;&quot;NO&quot;)">
            <text:p/>
          </table:table-cell>
          <table:table-cell table:formula="of:=IF(IF(LEFT(TRIM([$Translations.$B779]);LEN([.D$1]))=[.D$1];&quot;Yes&quot;;&quot;No&quot;)=IF(LEFT(TRIM([$Translations.$C779]);LEN([.D$1]))=[.D$1];&quot;Yes&quot;;&quot;No&quot;);&quot;&quot;;&quot;NO&quot;)">
            <text:p/>
          </table:table-cell>
          <table:table-cell table:formula="of:=IF(IF(LEFT(TRIM([$Translations.$B779]);LEN([.E$1]))=[.E$1];&quot;Yes&quot;;&quot;No&quot;)=IF(LEFT(TRIM([$Translations.$C779]);LEN([.E$1]))=[.E$1];&quot;Yes&quot;;&quot;No&quot;);&quot;&quot;;&quot;NO&quot;)">
            <text:p/>
          </table:table-cell>
          <table:table-cell table:formula="of:=IF(IF(LEFT(TRIM([$Translations.$B779]);LEN([.F$1]))=[.F$1];&quot;Yes&quot;;&quot;No&quot;)=IF(LEFT(TRIM([$Translations.$C779]);LEN([.F$1]))=[.F$1];&quot;Yes&quot;;&quot;No&quot;);&quot;&quot;;&quot;NO&quot;)">
            <text:p/>
          </table:table-cell>
          <table:table-cell table:formula="of:=IF(IF(LEFT(TRIM([$Translations.$B779]);LEN([.G$1]))=[.G$1];&quot;Yes&quot;;&quot;No&quot;)=IF(LEFT(TRIM([$Translations.$C779]);LEN([.G$1]))=[.G$1];&quot;Yes&quot;;&quot;No&quot;);&quot;&quot;;&quot;NO&quot;)">
            <text:p/>
          </table:table-cell>
        </table:table-row>
        <table:table-row table:style-name="ro8">
          <table:table-cell table:formula="of:=IF(IF(LEFT(TRIM([$Translations.$B780]);LEN([.A$1]))=[.A$1];&quot;Yes&quot;;&quot;No&quot;)=IF(LEFT(TRIM([$Translations.$C780]);LEN([.A$1]))=[.A$1];&quot;Yes&quot;;&quot;No&quot;);&quot;&quot;;&quot;NO&quot;)">
            <text:p/>
          </table:table-cell>
          <table:table-cell table:formula="of:=IF(IF(LEFT(TRIM([$Translations.$B780]);LEN([.B$1]))=[.B$1];&quot;Yes&quot;;&quot;No&quot;)=IF(LEFT(TRIM([$Translations.$C780]);LEN([.B$1]))=[.B$1];&quot;Yes&quot;;&quot;No&quot;);&quot;&quot;;&quot;NO&quot;)">
            <text:p/>
          </table:table-cell>
          <table:table-cell table:formula="of:=IF(IF(LEFT(TRIM([$Translations.$B780]);LEN([.C$1]))=[.C$1];&quot;Yes&quot;;&quot;No&quot;)=IF(LEFT(TRIM([$Translations.$C780]);LEN([.C$1]))=[.C$1];&quot;Yes&quot;;&quot;No&quot;);&quot;&quot;;&quot;NO&quot;)">
            <text:p/>
          </table:table-cell>
          <table:table-cell table:formula="of:=IF(IF(LEFT(TRIM([$Translations.$B780]);LEN([.D$1]))=[.D$1];&quot;Yes&quot;;&quot;No&quot;)=IF(LEFT(TRIM([$Translations.$C780]);LEN([.D$1]))=[.D$1];&quot;Yes&quot;;&quot;No&quot;);&quot;&quot;;&quot;NO&quot;)">
            <text:p/>
          </table:table-cell>
          <table:table-cell table:formula="of:=IF(IF(LEFT(TRIM([$Translations.$B780]);LEN([.E$1]))=[.E$1];&quot;Yes&quot;;&quot;No&quot;)=IF(LEFT(TRIM([$Translations.$C780]);LEN([.E$1]))=[.E$1];&quot;Yes&quot;;&quot;No&quot;);&quot;&quot;;&quot;NO&quot;)">
            <text:p/>
          </table:table-cell>
          <table:table-cell table:formula="of:=IF(IF(LEFT(TRIM([$Translations.$B780]);LEN([.F$1]))=[.F$1];&quot;Yes&quot;;&quot;No&quot;)=IF(LEFT(TRIM([$Translations.$C780]);LEN([.F$1]))=[.F$1];&quot;Yes&quot;;&quot;No&quot;);&quot;&quot;;&quot;NO&quot;)">
            <text:p/>
          </table:table-cell>
          <table:table-cell table:formula="of:=IF(IF(LEFT(TRIM([$Translations.$B780]);LEN([.G$1]))=[.G$1];&quot;Yes&quot;;&quot;No&quot;)=IF(LEFT(TRIM([$Translations.$C780]);LEN([.G$1]))=[.G$1];&quot;Yes&quot;;&quot;No&quot;);&quot;&quot;;&quot;NO&quot;)">
            <text:p/>
          </table:table-cell>
        </table:table-row>
        <table:table-row table:style-name="ro8">
          <table:table-cell table:formula="of:=IF(IF(LEFT(TRIM([$Translations.$B781]);LEN([.A$1]))=[.A$1];&quot;Yes&quot;;&quot;No&quot;)=IF(LEFT(TRIM([$Translations.$C781]);LEN([.A$1]))=[.A$1];&quot;Yes&quot;;&quot;No&quot;);&quot;&quot;;&quot;NO&quot;)">
            <text:p/>
          </table:table-cell>
          <table:table-cell table:formula="of:=IF(IF(LEFT(TRIM([$Translations.$B781]);LEN([.B$1]))=[.B$1];&quot;Yes&quot;;&quot;No&quot;)=IF(LEFT(TRIM([$Translations.$C781]);LEN([.B$1]))=[.B$1];&quot;Yes&quot;;&quot;No&quot;);&quot;&quot;;&quot;NO&quot;)">
            <text:p/>
          </table:table-cell>
          <table:table-cell table:formula="of:=IF(IF(LEFT(TRIM([$Translations.$B781]);LEN([.C$1]))=[.C$1];&quot;Yes&quot;;&quot;No&quot;)=IF(LEFT(TRIM([$Translations.$C781]);LEN([.C$1]))=[.C$1];&quot;Yes&quot;;&quot;No&quot;);&quot;&quot;;&quot;NO&quot;)">
            <text:p/>
          </table:table-cell>
          <table:table-cell table:formula="of:=IF(IF(LEFT(TRIM([$Translations.$B781]);LEN([.D$1]))=[.D$1];&quot;Yes&quot;;&quot;No&quot;)=IF(LEFT(TRIM([$Translations.$C781]);LEN([.D$1]))=[.D$1];&quot;Yes&quot;;&quot;No&quot;);&quot;&quot;;&quot;NO&quot;)">
            <text:p/>
          </table:table-cell>
          <table:table-cell table:formula="of:=IF(IF(LEFT(TRIM([$Translations.$B781]);LEN([.E$1]))=[.E$1];&quot;Yes&quot;;&quot;No&quot;)=IF(LEFT(TRIM([$Translations.$C781]);LEN([.E$1]))=[.E$1];&quot;Yes&quot;;&quot;No&quot;);&quot;&quot;;&quot;NO&quot;)">
            <text:p/>
          </table:table-cell>
          <table:table-cell table:formula="of:=IF(IF(LEFT(TRIM([$Translations.$B781]);LEN([.F$1]))=[.F$1];&quot;Yes&quot;;&quot;No&quot;)=IF(LEFT(TRIM([$Translations.$C781]);LEN([.F$1]))=[.F$1];&quot;Yes&quot;;&quot;No&quot;);&quot;&quot;;&quot;NO&quot;)">
            <text:p/>
          </table:table-cell>
          <table:table-cell table:formula="of:=IF(IF(LEFT(TRIM([$Translations.$B781]);LEN([.G$1]))=[.G$1];&quot;Yes&quot;;&quot;No&quot;)=IF(LEFT(TRIM([$Translations.$C781]);LEN([.G$1]))=[.G$1];&quot;Yes&quot;;&quot;No&quot;);&quot;&quot;;&quot;NO&quot;)">
            <text:p/>
          </table:table-cell>
        </table:table-row>
        <table:table-row table:style-name="ro8">
          <table:table-cell table:formula="of:=IF(IF(LEFT(TRIM([$Translations.$B782]);LEN([.A$1]))=[.A$1];&quot;Yes&quot;;&quot;No&quot;)=IF(LEFT(TRIM([$Translations.$C782]);LEN([.A$1]))=[.A$1];&quot;Yes&quot;;&quot;No&quot;);&quot;&quot;;&quot;NO&quot;)">
            <text:p/>
          </table:table-cell>
          <table:table-cell table:formula="of:=IF(IF(LEFT(TRIM([$Translations.$B782]);LEN([.B$1]))=[.B$1];&quot;Yes&quot;;&quot;No&quot;)=IF(LEFT(TRIM([$Translations.$C782]);LEN([.B$1]))=[.B$1];&quot;Yes&quot;;&quot;No&quot;);&quot;&quot;;&quot;NO&quot;)">
            <text:p/>
          </table:table-cell>
          <table:table-cell table:formula="of:=IF(IF(LEFT(TRIM([$Translations.$B782]);LEN([.C$1]))=[.C$1];&quot;Yes&quot;;&quot;No&quot;)=IF(LEFT(TRIM([$Translations.$C782]);LEN([.C$1]))=[.C$1];&quot;Yes&quot;;&quot;No&quot;);&quot;&quot;;&quot;NO&quot;)">
            <text:p/>
          </table:table-cell>
          <table:table-cell table:formula="of:=IF(IF(LEFT(TRIM([$Translations.$B782]);LEN([.D$1]))=[.D$1];&quot;Yes&quot;;&quot;No&quot;)=IF(LEFT(TRIM([$Translations.$C782]);LEN([.D$1]))=[.D$1];&quot;Yes&quot;;&quot;No&quot;);&quot;&quot;;&quot;NO&quot;)">
            <text:p/>
          </table:table-cell>
          <table:table-cell table:formula="of:=IF(IF(LEFT(TRIM([$Translations.$B782]);LEN([.E$1]))=[.E$1];&quot;Yes&quot;;&quot;No&quot;)=IF(LEFT(TRIM([$Translations.$C782]);LEN([.E$1]))=[.E$1];&quot;Yes&quot;;&quot;No&quot;);&quot;&quot;;&quot;NO&quot;)">
            <text:p/>
          </table:table-cell>
          <table:table-cell table:formula="of:=IF(IF(LEFT(TRIM([$Translations.$B782]);LEN([.F$1]))=[.F$1];&quot;Yes&quot;;&quot;No&quot;)=IF(LEFT(TRIM([$Translations.$C782]);LEN([.F$1]))=[.F$1];&quot;Yes&quot;;&quot;No&quot;);&quot;&quot;;&quot;NO&quot;)">
            <text:p/>
          </table:table-cell>
          <table:table-cell table:formula="of:=IF(IF(LEFT(TRIM([$Translations.$B782]);LEN([.G$1]))=[.G$1];&quot;Yes&quot;;&quot;No&quot;)=IF(LEFT(TRIM([$Translations.$C782]);LEN([.G$1]))=[.G$1];&quot;Yes&quot;;&quot;No&quot;);&quot;&quot;;&quot;NO&quot;)">
            <text:p/>
          </table:table-cell>
        </table:table-row>
        <table:table-row table:style-name="ro8">
          <table:table-cell table:formula="of:=IF(IF(LEFT(TRIM([$Translations.$B783]);LEN([.A$1]))=[.A$1];&quot;Yes&quot;;&quot;No&quot;)=IF(LEFT(TRIM([$Translations.$C783]);LEN([.A$1]))=[.A$1];&quot;Yes&quot;;&quot;No&quot;);&quot;&quot;;&quot;NO&quot;)">
            <text:p/>
          </table:table-cell>
          <table:table-cell table:formula="of:=IF(IF(LEFT(TRIM([$Translations.$B783]);LEN([.B$1]))=[.B$1];&quot;Yes&quot;;&quot;No&quot;)=IF(LEFT(TRIM([$Translations.$C783]);LEN([.B$1]))=[.B$1];&quot;Yes&quot;;&quot;No&quot;);&quot;&quot;;&quot;NO&quot;)">
            <text:p/>
          </table:table-cell>
          <table:table-cell table:formula="of:=IF(IF(LEFT(TRIM([$Translations.$B783]);LEN([.C$1]))=[.C$1];&quot;Yes&quot;;&quot;No&quot;)=IF(LEFT(TRIM([$Translations.$C783]);LEN([.C$1]))=[.C$1];&quot;Yes&quot;;&quot;No&quot;);&quot;&quot;;&quot;NO&quot;)">
            <text:p/>
          </table:table-cell>
          <table:table-cell table:formula="of:=IF(IF(LEFT(TRIM([$Translations.$B783]);LEN([.D$1]))=[.D$1];&quot;Yes&quot;;&quot;No&quot;)=IF(LEFT(TRIM([$Translations.$C783]);LEN([.D$1]))=[.D$1];&quot;Yes&quot;;&quot;No&quot;);&quot;&quot;;&quot;NO&quot;)">
            <text:p/>
          </table:table-cell>
          <table:table-cell table:formula="of:=IF(IF(LEFT(TRIM([$Translations.$B783]);LEN([.E$1]))=[.E$1];&quot;Yes&quot;;&quot;No&quot;)=IF(LEFT(TRIM([$Translations.$C783]);LEN([.E$1]))=[.E$1];&quot;Yes&quot;;&quot;No&quot;);&quot;&quot;;&quot;NO&quot;)">
            <text:p/>
          </table:table-cell>
          <table:table-cell table:formula="of:=IF(IF(LEFT(TRIM([$Translations.$B783]);LEN([.F$1]))=[.F$1];&quot;Yes&quot;;&quot;No&quot;)=IF(LEFT(TRIM([$Translations.$C783]);LEN([.F$1]))=[.F$1];&quot;Yes&quot;;&quot;No&quot;);&quot;&quot;;&quot;NO&quot;)">
            <text:p/>
          </table:table-cell>
          <table:table-cell table:formula="of:=IF(IF(LEFT(TRIM([$Translations.$B783]);LEN([.G$1]))=[.G$1];&quot;Yes&quot;;&quot;No&quot;)=IF(LEFT(TRIM([$Translations.$C783]);LEN([.G$1]))=[.G$1];&quot;Yes&quot;;&quot;No&quot;);&quot;&quot;;&quot;NO&quot;)">
            <text:p/>
          </table:table-cell>
        </table:table-row>
        <table:table-row table:style-name="ro8">
          <table:table-cell table:formula="of:=IF(IF(LEFT(TRIM([$Translations.$B784]);LEN([.A$1]))=[.A$1];&quot;Yes&quot;;&quot;No&quot;)=IF(LEFT(TRIM([$Translations.$C784]);LEN([.A$1]))=[.A$1];&quot;Yes&quot;;&quot;No&quot;);&quot;&quot;;&quot;NO&quot;)">
            <text:p/>
          </table:table-cell>
          <table:table-cell table:formula="of:=IF(IF(LEFT(TRIM([$Translations.$B784]);LEN([.B$1]))=[.B$1];&quot;Yes&quot;;&quot;No&quot;)=IF(LEFT(TRIM([$Translations.$C784]);LEN([.B$1]))=[.B$1];&quot;Yes&quot;;&quot;No&quot;);&quot;&quot;;&quot;NO&quot;)">
            <text:p/>
          </table:table-cell>
          <table:table-cell table:formula="of:=IF(IF(LEFT(TRIM([$Translations.$B784]);LEN([.C$1]))=[.C$1];&quot;Yes&quot;;&quot;No&quot;)=IF(LEFT(TRIM([$Translations.$C784]);LEN([.C$1]))=[.C$1];&quot;Yes&quot;;&quot;No&quot;);&quot;&quot;;&quot;NO&quot;)">
            <text:p/>
          </table:table-cell>
          <table:table-cell table:formula="of:=IF(IF(LEFT(TRIM([$Translations.$B784]);LEN([.D$1]))=[.D$1];&quot;Yes&quot;;&quot;No&quot;)=IF(LEFT(TRIM([$Translations.$C784]);LEN([.D$1]))=[.D$1];&quot;Yes&quot;;&quot;No&quot;);&quot;&quot;;&quot;NO&quot;)">
            <text:p/>
          </table:table-cell>
          <table:table-cell table:formula="of:=IF(IF(LEFT(TRIM([$Translations.$B784]);LEN([.E$1]))=[.E$1];&quot;Yes&quot;;&quot;No&quot;)=IF(LEFT(TRIM([$Translations.$C784]);LEN([.E$1]))=[.E$1];&quot;Yes&quot;;&quot;No&quot;);&quot;&quot;;&quot;NO&quot;)">
            <text:p/>
          </table:table-cell>
          <table:table-cell table:formula="of:=IF(IF(LEFT(TRIM([$Translations.$B784]);LEN([.F$1]))=[.F$1];&quot;Yes&quot;;&quot;No&quot;)=IF(LEFT(TRIM([$Translations.$C784]);LEN([.F$1]))=[.F$1];&quot;Yes&quot;;&quot;No&quot;);&quot;&quot;;&quot;NO&quot;)">
            <text:p/>
          </table:table-cell>
          <table:table-cell table:formula="of:=IF(IF(LEFT(TRIM([$Translations.$B784]);LEN([.G$1]))=[.G$1];&quot;Yes&quot;;&quot;No&quot;)=IF(LEFT(TRIM([$Translations.$C784]);LEN([.G$1]))=[.G$1];&quot;Yes&quot;;&quot;No&quot;);&quot;&quot;;&quot;NO&quot;)">
            <text:p/>
          </table:table-cell>
        </table:table-row>
        <table:table-row table:style-name="ro8">
          <table:table-cell table:formula="of:=IF(IF(LEFT(TRIM([$Translations.$B785]);LEN([.A$1]))=[.A$1];&quot;Yes&quot;;&quot;No&quot;)=IF(LEFT(TRIM([$Translations.$C785]);LEN([.A$1]))=[.A$1];&quot;Yes&quot;;&quot;No&quot;);&quot;&quot;;&quot;NO&quot;)">
            <text:p/>
          </table:table-cell>
          <table:table-cell table:formula="of:=IF(IF(LEFT(TRIM([$Translations.$B785]);LEN([.B$1]))=[.B$1];&quot;Yes&quot;;&quot;No&quot;)=IF(LEFT(TRIM([$Translations.$C785]);LEN([.B$1]))=[.B$1];&quot;Yes&quot;;&quot;No&quot;);&quot;&quot;;&quot;NO&quot;)">
            <text:p/>
          </table:table-cell>
          <table:table-cell table:formula="of:=IF(IF(LEFT(TRIM([$Translations.$B785]);LEN([.C$1]))=[.C$1];&quot;Yes&quot;;&quot;No&quot;)=IF(LEFT(TRIM([$Translations.$C785]);LEN([.C$1]))=[.C$1];&quot;Yes&quot;;&quot;No&quot;);&quot;&quot;;&quot;NO&quot;)">
            <text:p/>
          </table:table-cell>
          <table:table-cell table:formula="of:=IF(IF(LEFT(TRIM([$Translations.$B785]);LEN([.D$1]))=[.D$1];&quot;Yes&quot;;&quot;No&quot;)=IF(LEFT(TRIM([$Translations.$C785]);LEN([.D$1]))=[.D$1];&quot;Yes&quot;;&quot;No&quot;);&quot;&quot;;&quot;NO&quot;)">
            <text:p/>
          </table:table-cell>
          <table:table-cell table:formula="of:=IF(IF(LEFT(TRIM([$Translations.$B785]);LEN([.E$1]))=[.E$1];&quot;Yes&quot;;&quot;No&quot;)=IF(LEFT(TRIM([$Translations.$C785]);LEN([.E$1]))=[.E$1];&quot;Yes&quot;;&quot;No&quot;);&quot;&quot;;&quot;NO&quot;)">
            <text:p/>
          </table:table-cell>
          <table:table-cell table:formula="of:=IF(IF(LEFT(TRIM([$Translations.$B785]);LEN([.F$1]))=[.F$1];&quot;Yes&quot;;&quot;No&quot;)=IF(LEFT(TRIM([$Translations.$C785]);LEN([.F$1]))=[.F$1];&quot;Yes&quot;;&quot;No&quot;);&quot;&quot;;&quot;NO&quot;)">
            <text:p/>
          </table:table-cell>
          <table:table-cell table:formula="of:=IF(IF(LEFT(TRIM([$Translations.$B785]);LEN([.G$1]))=[.G$1];&quot;Yes&quot;;&quot;No&quot;)=IF(LEFT(TRIM([$Translations.$C785]);LEN([.G$1]))=[.G$1];&quot;Yes&quot;;&quot;No&quot;);&quot;&quot;;&quot;NO&quot;)">
            <text:p/>
          </table:table-cell>
        </table:table-row>
        <table:table-row table:style-name="ro8">
          <table:table-cell table:formula="of:=IF(IF(LEFT(TRIM([$Translations.$B786]);LEN([.A$1]))=[.A$1];&quot;Yes&quot;;&quot;No&quot;)=IF(LEFT(TRIM([$Translations.$C786]);LEN([.A$1]))=[.A$1];&quot;Yes&quot;;&quot;No&quot;);&quot;&quot;;&quot;NO&quot;)">
            <text:p/>
          </table:table-cell>
          <table:table-cell table:formula="of:=IF(IF(LEFT(TRIM([$Translations.$B786]);LEN([.B$1]))=[.B$1];&quot;Yes&quot;;&quot;No&quot;)=IF(LEFT(TRIM([$Translations.$C786]);LEN([.B$1]))=[.B$1];&quot;Yes&quot;;&quot;No&quot;);&quot;&quot;;&quot;NO&quot;)">
            <text:p/>
          </table:table-cell>
          <table:table-cell table:formula="of:=IF(IF(LEFT(TRIM([$Translations.$B786]);LEN([.C$1]))=[.C$1];&quot;Yes&quot;;&quot;No&quot;)=IF(LEFT(TRIM([$Translations.$C786]);LEN([.C$1]))=[.C$1];&quot;Yes&quot;;&quot;No&quot;);&quot;&quot;;&quot;NO&quot;)">
            <text:p/>
          </table:table-cell>
          <table:table-cell table:formula="of:=IF(IF(LEFT(TRIM([$Translations.$B786]);LEN([.D$1]))=[.D$1];&quot;Yes&quot;;&quot;No&quot;)=IF(LEFT(TRIM([$Translations.$C786]);LEN([.D$1]))=[.D$1];&quot;Yes&quot;;&quot;No&quot;);&quot;&quot;;&quot;NO&quot;)">
            <text:p/>
          </table:table-cell>
          <table:table-cell table:formula="of:=IF(IF(LEFT(TRIM([$Translations.$B786]);LEN([.E$1]))=[.E$1];&quot;Yes&quot;;&quot;No&quot;)=IF(LEFT(TRIM([$Translations.$C786]);LEN([.E$1]))=[.E$1];&quot;Yes&quot;;&quot;No&quot;);&quot;&quot;;&quot;NO&quot;)">
            <text:p/>
          </table:table-cell>
          <table:table-cell table:formula="of:=IF(IF(LEFT(TRIM([$Translations.$B786]);LEN([.F$1]))=[.F$1];&quot;Yes&quot;;&quot;No&quot;)=IF(LEFT(TRIM([$Translations.$C786]);LEN([.F$1]))=[.F$1];&quot;Yes&quot;;&quot;No&quot;);&quot;&quot;;&quot;NO&quot;)">
            <text:p/>
          </table:table-cell>
          <table:table-cell table:formula="of:=IF(IF(LEFT(TRIM([$Translations.$B786]);LEN([.G$1]))=[.G$1];&quot;Yes&quot;;&quot;No&quot;)=IF(LEFT(TRIM([$Translations.$C786]);LEN([.G$1]))=[.G$1];&quot;Yes&quot;;&quot;No&quot;);&quot;&quot;;&quot;NO&quot;)">
            <text:p/>
          </table:table-cell>
        </table:table-row>
        <table:table-row table:style-name="ro8">
          <table:table-cell table:formula="of:=IF(IF(LEFT(TRIM([$Translations.$B787]);LEN([.A$1]))=[.A$1];&quot;Yes&quot;;&quot;No&quot;)=IF(LEFT(TRIM([$Translations.$C787]);LEN([.A$1]))=[.A$1];&quot;Yes&quot;;&quot;No&quot;);&quot;&quot;;&quot;NO&quot;)">
            <text:p/>
          </table:table-cell>
          <table:table-cell table:formula="of:=IF(IF(LEFT(TRIM([$Translations.$B787]);LEN([.B$1]))=[.B$1];&quot;Yes&quot;;&quot;No&quot;)=IF(LEFT(TRIM([$Translations.$C787]);LEN([.B$1]))=[.B$1];&quot;Yes&quot;;&quot;No&quot;);&quot;&quot;;&quot;NO&quot;)">
            <text:p/>
          </table:table-cell>
          <table:table-cell table:formula="of:=IF(IF(LEFT(TRIM([$Translations.$B787]);LEN([.C$1]))=[.C$1];&quot;Yes&quot;;&quot;No&quot;)=IF(LEFT(TRIM([$Translations.$C787]);LEN([.C$1]))=[.C$1];&quot;Yes&quot;;&quot;No&quot;);&quot;&quot;;&quot;NO&quot;)">
            <text:p/>
          </table:table-cell>
          <table:table-cell table:formula="of:=IF(IF(LEFT(TRIM([$Translations.$B787]);LEN([.D$1]))=[.D$1];&quot;Yes&quot;;&quot;No&quot;)=IF(LEFT(TRIM([$Translations.$C787]);LEN([.D$1]))=[.D$1];&quot;Yes&quot;;&quot;No&quot;);&quot;&quot;;&quot;NO&quot;)">
            <text:p/>
          </table:table-cell>
          <table:table-cell table:formula="of:=IF(IF(LEFT(TRIM([$Translations.$B787]);LEN([.E$1]))=[.E$1];&quot;Yes&quot;;&quot;No&quot;)=IF(LEFT(TRIM([$Translations.$C787]);LEN([.E$1]))=[.E$1];&quot;Yes&quot;;&quot;No&quot;);&quot;&quot;;&quot;NO&quot;)">
            <text:p/>
          </table:table-cell>
          <table:table-cell table:formula="of:=IF(IF(LEFT(TRIM([$Translations.$B787]);LEN([.F$1]))=[.F$1];&quot;Yes&quot;;&quot;No&quot;)=IF(LEFT(TRIM([$Translations.$C787]);LEN([.F$1]))=[.F$1];&quot;Yes&quot;;&quot;No&quot;);&quot;&quot;;&quot;NO&quot;)">
            <text:p/>
          </table:table-cell>
          <table:table-cell table:formula="of:=IF(IF(LEFT(TRIM([$Translations.$B787]);LEN([.G$1]))=[.G$1];&quot;Yes&quot;;&quot;No&quot;)=IF(LEFT(TRIM([$Translations.$C787]);LEN([.G$1]))=[.G$1];&quot;Yes&quot;;&quot;No&quot;);&quot;&quot;;&quot;NO&quot;)">
            <text:p/>
          </table:table-cell>
        </table:table-row>
        <table:table-row table:style-name="ro8">
          <table:table-cell table:formula="of:=IF(IF(LEFT(TRIM([$Translations.$B788]);LEN([.A$1]))=[.A$1];&quot;Yes&quot;;&quot;No&quot;)=IF(LEFT(TRIM([$Translations.$C788]);LEN([.A$1]))=[.A$1];&quot;Yes&quot;;&quot;No&quot;);&quot;&quot;;&quot;NO&quot;)">
            <text:p/>
          </table:table-cell>
          <table:table-cell table:formula="of:=IF(IF(LEFT(TRIM([$Translations.$B788]);LEN([.B$1]))=[.B$1];&quot;Yes&quot;;&quot;No&quot;)=IF(LEFT(TRIM([$Translations.$C788]);LEN([.B$1]))=[.B$1];&quot;Yes&quot;;&quot;No&quot;);&quot;&quot;;&quot;NO&quot;)">
            <text:p/>
          </table:table-cell>
          <table:table-cell table:formula="of:=IF(IF(LEFT(TRIM([$Translations.$B788]);LEN([.C$1]))=[.C$1];&quot;Yes&quot;;&quot;No&quot;)=IF(LEFT(TRIM([$Translations.$C788]);LEN([.C$1]))=[.C$1];&quot;Yes&quot;;&quot;No&quot;);&quot;&quot;;&quot;NO&quot;)">
            <text:p/>
          </table:table-cell>
          <table:table-cell table:formula="of:=IF(IF(LEFT(TRIM([$Translations.$B788]);LEN([.D$1]))=[.D$1];&quot;Yes&quot;;&quot;No&quot;)=IF(LEFT(TRIM([$Translations.$C788]);LEN([.D$1]))=[.D$1];&quot;Yes&quot;;&quot;No&quot;);&quot;&quot;;&quot;NO&quot;)">
            <text:p/>
          </table:table-cell>
          <table:table-cell table:formula="of:=IF(IF(LEFT(TRIM([$Translations.$B788]);LEN([.E$1]))=[.E$1];&quot;Yes&quot;;&quot;No&quot;)=IF(LEFT(TRIM([$Translations.$C788]);LEN([.E$1]))=[.E$1];&quot;Yes&quot;;&quot;No&quot;);&quot;&quot;;&quot;NO&quot;)">
            <text:p/>
          </table:table-cell>
          <table:table-cell table:formula="of:=IF(IF(LEFT(TRIM([$Translations.$B788]);LEN([.F$1]))=[.F$1];&quot;Yes&quot;;&quot;No&quot;)=IF(LEFT(TRIM([$Translations.$C788]);LEN([.F$1]))=[.F$1];&quot;Yes&quot;;&quot;No&quot;);&quot;&quot;;&quot;NO&quot;)">
            <text:p/>
          </table:table-cell>
          <table:table-cell table:formula="of:=IF(IF(LEFT(TRIM([$Translations.$B788]);LEN([.G$1]))=[.G$1];&quot;Yes&quot;;&quot;No&quot;)=IF(LEFT(TRIM([$Translations.$C788]);LEN([.G$1]))=[.G$1];&quot;Yes&quot;;&quot;No&quot;);&quot;&quot;;&quot;NO&quot;)">
            <text:p/>
          </table:table-cell>
        </table:table-row>
        <table:table-row table:style-name="ro8">
          <table:table-cell table:formula="of:=IF(IF(LEFT(TRIM([$Translations.$B789]);LEN([.A$1]))=[.A$1];&quot;Yes&quot;;&quot;No&quot;)=IF(LEFT(TRIM([$Translations.$C789]);LEN([.A$1]))=[.A$1];&quot;Yes&quot;;&quot;No&quot;);&quot;&quot;;&quot;NO&quot;)">
            <text:p/>
          </table:table-cell>
          <table:table-cell table:formula="of:=IF(IF(LEFT(TRIM([$Translations.$B789]);LEN([.B$1]))=[.B$1];&quot;Yes&quot;;&quot;No&quot;)=IF(LEFT(TRIM([$Translations.$C789]);LEN([.B$1]))=[.B$1];&quot;Yes&quot;;&quot;No&quot;);&quot;&quot;;&quot;NO&quot;)">
            <text:p/>
          </table:table-cell>
          <table:table-cell table:formula="of:=IF(IF(LEFT(TRIM([$Translations.$B789]);LEN([.C$1]))=[.C$1];&quot;Yes&quot;;&quot;No&quot;)=IF(LEFT(TRIM([$Translations.$C789]);LEN([.C$1]))=[.C$1];&quot;Yes&quot;;&quot;No&quot;);&quot;&quot;;&quot;NO&quot;)">
            <text:p/>
          </table:table-cell>
          <table:table-cell table:formula="of:=IF(IF(LEFT(TRIM([$Translations.$B789]);LEN([.D$1]))=[.D$1];&quot;Yes&quot;;&quot;No&quot;)=IF(LEFT(TRIM([$Translations.$C789]);LEN([.D$1]))=[.D$1];&quot;Yes&quot;;&quot;No&quot;);&quot;&quot;;&quot;NO&quot;)">
            <text:p/>
          </table:table-cell>
          <table:table-cell table:formula="of:=IF(IF(LEFT(TRIM([$Translations.$B789]);LEN([.E$1]))=[.E$1];&quot;Yes&quot;;&quot;No&quot;)=IF(LEFT(TRIM([$Translations.$C789]);LEN([.E$1]))=[.E$1];&quot;Yes&quot;;&quot;No&quot;);&quot;&quot;;&quot;NO&quot;)">
            <text:p/>
          </table:table-cell>
          <table:table-cell table:formula="of:=IF(IF(LEFT(TRIM([$Translations.$B789]);LEN([.F$1]))=[.F$1];&quot;Yes&quot;;&quot;No&quot;)=IF(LEFT(TRIM([$Translations.$C789]);LEN([.F$1]))=[.F$1];&quot;Yes&quot;;&quot;No&quot;);&quot;&quot;;&quot;NO&quot;)">
            <text:p/>
          </table:table-cell>
          <table:table-cell table:formula="of:=IF(IF(LEFT(TRIM([$Translations.$B789]);LEN([.G$1]))=[.G$1];&quot;Yes&quot;;&quot;No&quot;)=IF(LEFT(TRIM([$Translations.$C789]);LEN([.G$1]))=[.G$1];&quot;Yes&quot;;&quot;No&quot;);&quot;&quot;;&quot;NO&quot;)">
            <text:p/>
          </table:table-cell>
        </table:table-row>
        <table:table-row table:style-name="ro8">
          <table:table-cell table:formula="of:=IF(IF(LEFT(TRIM([$Translations.$B790]);LEN([.A$1]))=[.A$1];&quot;Yes&quot;;&quot;No&quot;)=IF(LEFT(TRIM([$Translations.$C790]);LEN([.A$1]))=[.A$1];&quot;Yes&quot;;&quot;No&quot;);&quot;&quot;;&quot;NO&quot;)">
            <text:p/>
          </table:table-cell>
          <table:table-cell table:formula="of:=IF(IF(LEFT(TRIM([$Translations.$B790]);LEN([.B$1]))=[.B$1];&quot;Yes&quot;;&quot;No&quot;)=IF(LEFT(TRIM([$Translations.$C790]);LEN([.B$1]))=[.B$1];&quot;Yes&quot;;&quot;No&quot;);&quot;&quot;;&quot;NO&quot;)">
            <text:p/>
          </table:table-cell>
          <table:table-cell table:formula="of:=IF(IF(LEFT(TRIM([$Translations.$B790]);LEN([.C$1]))=[.C$1];&quot;Yes&quot;;&quot;No&quot;)=IF(LEFT(TRIM([$Translations.$C790]);LEN([.C$1]))=[.C$1];&quot;Yes&quot;;&quot;No&quot;);&quot;&quot;;&quot;NO&quot;)">
            <text:p/>
          </table:table-cell>
          <table:table-cell table:formula="of:=IF(IF(LEFT(TRIM([$Translations.$B790]);LEN([.D$1]))=[.D$1];&quot;Yes&quot;;&quot;No&quot;)=IF(LEFT(TRIM([$Translations.$C790]);LEN([.D$1]))=[.D$1];&quot;Yes&quot;;&quot;No&quot;);&quot;&quot;;&quot;NO&quot;)">
            <text:p/>
          </table:table-cell>
          <table:table-cell table:formula="of:=IF(IF(LEFT(TRIM([$Translations.$B790]);LEN([.E$1]))=[.E$1];&quot;Yes&quot;;&quot;No&quot;)=IF(LEFT(TRIM([$Translations.$C790]);LEN([.E$1]))=[.E$1];&quot;Yes&quot;;&quot;No&quot;);&quot;&quot;;&quot;NO&quot;)">
            <text:p/>
          </table:table-cell>
          <table:table-cell table:formula="of:=IF(IF(LEFT(TRIM([$Translations.$B790]);LEN([.F$1]))=[.F$1];&quot;Yes&quot;;&quot;No&quot;)=IF(LEFT(TRIM([$Translations.$C790]);LEN([.F$1]))=[.F$1];&quot;Yes&quot;;&quot;No&quot;);&quot;&quot;;&quot;NO&quot;)">
            <text:p/>
          </table:table-cell>
          <table:table-cell table:formula="of:=IF(IF(LEFT(TRIM([$Translations.$B790]);LEN([.G$1]))=[.G$1];&quot;Yes&quot;;&quot;No&quot;)=IF(LEFT(TRIM([$Translations.$C790]);LEN([.G$1]))=[.G$1];&quot;Yes&quot;;&quot;No&quot;);&quot;&quot;;&quot;NO&quot;)">
            <text:p/>
          </table:table-cell>
        </table:table-row>
        <table:table-row table:style-name="ro8">
          <table:table-cell table:formula="of:=IF(IF(LEFT(TRIM([$Translations.$B791]);LEN([.A$1]))=[.A$1];&quot;Yes&quot;;&quot;No&quot;)=IF(LEFT(TRIM([$Translations.$C791]);LEN([.A$1]))=[.A$1];&quot;Yes&quot;;&quot;No&quot;);&quot;&quot;;&quot;NO&quot;)">
            <text:p/>
          </table:table-cell>
          <table:table-cell table:formula="of:=IF(IF(LEFT(TRIM([$Translations.$B791]);LEN([.B$1]))=[.B$1];&quot;Yes&quot;;&quot;No&quot;)=IF(LEFT(TRIM([$Translations.$C791]);LEN([.B$1]))=[.B$1];&quot;Yes&quot;;&quot;No&quot;);&quot;&quot;;&quot;NO&quot;)">
            <text:p/>
          </table:table-cell>
          <table:table-cell table:formula="of:=IF(IF(LEFT(TRIM([$Translations.$B791]);LEN([.C$1]))=[.C$1];&quot;Yes&quot;;&quot;No&quot;)=IF(LEFT(TRIM([$Translations.$C791]);LEN([.C$1]))=[.C$1];&quot;Yes&quot;;&quot;No&quot;);&quot;&quot;;&quot;NO&quot;)">
            <text:p/>
          </table:table-cell>
          <table:table-cell table:formula="of:=IF(IF(LEFT(TRIM([$Translations.$B791]);LEN([.D$1]))=[.D$1];&quot;Yes&quot;;&quot;No&quot;)=IF(LEFT(TRIM([$Translations.$C791]);LEN([.D$1]))=[.D$1];&quot;Yes&quot;;&quot;No&quot;);&quot;&quot;;&quot;NO&quot;)">
            <text:p/>
          </table:table-cell>
          <table:table-cell table:formula="of:=IF(IF(LEFT(TRIM([$Translations.$B791]);LEN([.E$1]))=[.E$1];&quot;Yes&quot;;&quot;No&quot;)=IF(LEFT(TRIM([$Translations.$C791]);LEN([.E$1]))=[.E$1];&quot;Yes&quot;;&quot;No&quot;);&quot;&quot;;&quot;NO&quot;)">
            <text:p/>
          </table:table-cell>
          <table:table-cell table:formula="of:=IF(IF(LEFT(TRIM([$Translations.$B791]);LEN([.F$1]))=[.F$1];&quot;Yes&quot;;&quot;No&quot;)=IF(LEFT(TRIM([$Translations.$C791]);LEN([.F$1]))=[.F$1];&quot;Yes&quot;;&quot;No&quot;);&quot;&quot;;&quot;NO&quot;)">
            <text:p/>
          </table:table-cell>
          <table:table-cell table:formula="of:=IF(IF(LEFT(TRIM([$Translations.$B791]);LEN([.G$1]))=[.G$1];&quot;Yes&quot;;&quot;No&quot;)=IF(LEFT(TRIM([$Translations.$C791]);LEN([.G$1]))=[.G$1];&quot;Yes&quot;;&quot;No&quot;);&quot;&quot;;&quot;NO&quot;)">
            <text:p/>
          </table:table-cell>
        </table:table-row>
        <table:table-row table:style-name="ro8">
          <table:table-cell table:formula="of:=IF(IF(LEFT(TRIM([$Translations.$B792]);LEN([.A$1]))=[.A$1];&quot;Yes&quot;;&quot;No&quot;)=IF(LEFT(TRIM([$Translations.$C792]);LEN([.A$1]))=[.A$1];&quot;Yes&quot;;&quot;No&quot;);&quot;&quot;;&quot;NO&quot;)">
            <text:p/>
          </table:table-cell>
          <table:table-cell table:formula="of:=IF(IF(LEFT(TRIM([$Translations.$B792]);LEN([.B$1]))=[.B$1];&quot;Yes&quot;;&quot;No&quot;)=IF(LEFT(TRIM([$Translations.$C792]);LEN([.B$1]))=[.B$1];&quot;Yes&quot;;&quot;No&quot;);&quot;&quot;;&quot;NO&quot;)">
            <text:p/>
          </table:table-cell>
          <table:table-cell table:formula="of:=IF(IF(LEFT(TRIM([$Translations.$B792]);LEN([.C$1]))=[.C$1];&quot;Yes&quot;;&quot;No&quot;)=IF(LEFT(TRIM([$Translations.$C792]);LEN([.C$1]))=[.C$1];&quot;Yes&quot;;&quot;No&quot;);&quot;&quot;;&quot;NO&quot;)">
            <text:p/>
          </table:table-cell>
          <table:table-cell table:formula="of:=IF(IF(LEFT(TRIM([$Translations.$B792]);LEN([.D$1]))=[.D$1];&quot;Yes&quot;;&quot;No&quot;)=IF(LEFT(TRIM([$Translations.$C792]);LEN([.D$1]))=[.D$1];&quot;Yes&quot;;&quot;No&quot;);&quot;&quot;;&quot;NO&quot;)">
            <text:p/>
          </table:table-cell>
          <table:table-cell table:formula="of:=IF(IF(LEFT(TRIM([$Translations.$B792]);LEN([.E$1]))=[.E$1];&quot;Yes&quot;;&quot;No&quot;)=IF(LEFT(TRIM([$Translations.$C792]);LEN([.E$1]))=[.E$1];&quot;Yes&quot;;&quot;No&quot;);&quot;&quot;;&quot;NO&quot;)">
            <text:p/>
          </table:table-cell>
          <table:table-cell table:formula="of:=IF(IF(LEFT(TRIM([$Translations.$B792]);LEN([.F$1]))=[.F$1];&quot;Yes&quot;;&quot;No&quot;)=IF(LEFT(TRIM([$Translations.$C792]);LEN([.F$1]))=[.F$1];&quot;Yes&quot;;&quot;No&quot;);&quot;&quot;;&quot;NO&quot;)">
            <text:p/>
          </table:table-cell>
          <table:table-cell table:formula="of:=IF(IF(LEFT(TRIM([$Translations.$B792]);LEN([.G$1]))=[.G$1];&quot;Yes&quot;;&quot;No&quot;)=IF(LEFT(TRIM([$Translations.$C792]);LEN([.G$1]))=[.G$1];&quot;Yes&quot;;&quot;No&quot;);&quot;&quot;;&quot;NO&quot;)">
            <text:p/>
          </table:table-cell>
        </table:table-row>
        <table:table-row table:style-name="ro8">
          <table:table-cell table:formula="of:=IF(IF(LEFT(TRIM([$Translations.$B793]);LEN([.A$1]))=[.A$1];&quot;Yes&quot;;&quot;No&quot;)=IF(LEFT(TRIM([$Translations.$C793]);LEN([.A$1]))=[.A$1];&quot;Yes&quot;;&quot;No&quot;);&quot;&quot;;&quot;NO&quot;)">
            <text:p/>
          </table:table-cell>
          <table:table-cell table:formula="of:=IF(IF(LEFT(TRIM([$Translations.$B793]);LEN([.B$1]))=[.B$1];&quot;Yes&quot;;&quot;No&quot;)=IF(LEFT(TRIM([$Translations.$C793]);LEN([.B$1]))=[.B$1];&quot;Yes&quot;;&quot;No&quot;);&quot;&quot;;&quot;NO&quot;)">
            <text:p/>
          </table:table-cell>
          <table:table-cell table:formula="of:=IF(IF(LEFT(TRIM([$Translations.$B793]);LEN([.C$1]))=[.C$1];&quot;Yes&quot;;&quot;No&quot;)=IF(LEFT(TRIM([$Translations.$C793]);LEN([.C$1]))=[.C$1];&quot;Yes&quot;;&quot;No&quot;);&quot;&quot;;&quot;NO&quot;)">
            <text:p/>
          </table:table-cell>
          <table:table-cell table:formula="of:=IF(IF(LEFT(TRIM([$Translations.$B793]);LEN([.D$1]))=[.D$1];&quot;Yes&quot;;&quot;No&quot;)=IF(LEFT(TRIM([$Translations.$C793]);LEN([.D$1]))=[.D$1];&quot;Yes&quot;;&quot;No&quot;);&quot;&quot;;&quot;NO&quot;)">
            <text:p/>
          </table:table-cell>
          <table:table-cell table:formula="of:=IF(IF(LEFT(TRIM([$Translations.$B793]);LEN([.E$1]))=[.E$1];&quot;Yes&quot;;&quot;No&quot;)=IF(LEFT(TRIM([$Translations.$C793]);LEN([.E$1]))=[.E$1];&quot;Yes&quot;;&quot;No&quot;);&quot;&quot;;&quot;NO&quot;)">
            <text:p/>
          </table:table-cell>
          <table:table-cell table:formula="of:=IF(IF(LEFT(TRIM([$Translations.$B793]);LEN([.F$1]))=[.F$1];&quot;Yes&quot;;&quot;No&quot;)=IF(LEFT(TRIM([$Translations.$C793]);LEN([.F$1]))=[.F$1];&quot;Yes&quot;;&quot;No&quot;);&quot;&quot;;&quot;NO&quot;)">
            <text:p/>
          </table:table-cell>
          <table:table-cell table:formula="of:=IF(IF(LEFT(TRIM([$Translations.$B793]);LEN([.G$1]))=[.G$1];&quot;Yes&quot;;&quot;No&quot;)=IF(LEFT(TRIM([$Translations.$C793]);LEN([.G$1]))=[.G$1];&quot;Yes&quot;;&quot;No&quot;);&quot;&quot;;&quot;NO&quot;)">
            <text:p/>
          </table:table-cell>
        </table:table-row>
        <table:table-row table:style-name="ro8">
          <table:table-cell table:formula="of:=IF(IF(LEFT(TRIM([$Translations.$B794]);LEN([.A$1]))=[.A$1];&quot;Yes&quot;;&quot;No&quot;)=IF(LEFT(TRIM([$Translations.$C794]);LEN([.A$1]))=[.A$1];&quot;Yes&quot;;&quot;No&quot;);&quot;&quot;;&quot;NO&quot;)">
            <text:p/>
          </table:table-cell>
          <table:table-cell table:formula="of:=IF(IF(LEFT(TRIM([$Translations.$B794]);LEN([.B$1]))=[.B$1];&quot;Yes&quot;;&quot;No&quot;)=IF(LEFT(TRIM([$Translations.$C794]);LEN([.B$1]))=[.B$1];&quot;Yes&quot;;&quot;No&quot;);&quot;&quot;;&quot;NO&quot;)">
            <text:p/>
          </table:table-cell>
          <table:table-cell table:formula="of:=IF(IF(LEFT(TRIM([$Translations.$B794]);LEN([.C$1]))=[.C$1];&quot;Yes&quot;;&quot;No&quot;)=IF(LEFT(TRIM([$Translations.$C794]);LEN([.C$1]))=[.C$1];&quot;Yes&quot;;&quot;No&quot;);&quot;&quot;;&quot;NO&quot;)">
            <text:p/>
          </table:table-cell>
          <table:table-cell table:formula="of:=IF(IF(LEFT(TRIM([$Translations.$B794]);LEN([.D$1]))=[.D$1];&quot;Yes&quot;;&quot;No&quot;)=IF(LEFT(TRIM([$Translations.$C794]);LEN([.D$1]))=[.D$1];&quot;Yes&quot;;&quot;No&quot;);&quot;&quot;;&quot;NO&quot;)">
            <text:p/>
          </table:table-cell>
          <table:table-cell table:formula="of:=IF(IF(LEFT(TRIM([$Translations.$B794]);LEN([.E$1]))=[.E$1];&quot;Yes&quot;;&quot;No&quot;)=IF(LEFT(TRIM([$Translations.$C794]);LEN([.E$1]))=[.E$1];&quot;Yes&quot;;&quot;No&quot;);&quot;&quot;;&quot;NO&quot;)">
            <text:p/>
          </table:table-cell>
          <table:table-cell table:formula="of:=IF(IF(LEFT(TRIM([$Translations.$B794]);LEN([.F$1]))=[.F$1];&quot;Yes&quot;;&quot;No&quot;)=IF(LEFT(TRIM([$Translations.$C794]);LEN([.F$1]))=[.F$1];&quot;Yes&quot;;&quot;No&quot;);&quot;&quot;;&quot;NO&quot;)">
            <text:p/>
          </table:table-cell>
          <table:table-cell table:formula="of:=IF(IF(LEFT(TRIM([$Translations.$B794]);LEN([.G$1]))=[.G$1];&quot;Yes&quot;;&quot;No&quot;)=IF(LEFT(TRIM([$Translations.$C794]);LEN([.G$1]))=[.G$1];&quot;Yes&quot;;&quot;No&quot;);&quot;&quot;;&quot;NO&quot;)">
            <text:p/>
          </table:table-cell>
        </table:table-row>
        <table:table-row table:style-name="ro8">
          <table:table-cell table:formula="of:=IF(IF(LEFT(TRIM([$Translations.$B795]);LEN([.A$1]))=[.A$1];&quot;Yes&quot;;&quot;No&quot;)=IF(LEFT(TRIM([$Translations.$C795]);LEN([.A$1]))=[.A$1];&quot;Yes&quot;;&quot;No&quot;);&quot;&quot;;&quot;NO&quot;)">
            <text:p/>
          </table:table-cell>
          <table:table-cell table:formula="of:=IF(IF(LEFT(TRIM([$Translations.$B795]);LEN([.B$1]))=[.B$1];&quot;Yes&quot;;&quot;No&quot;)=IF(LEFT(TRIM([$Translations.$C795]);LEN([.B$1]))=[.B$1];&quot;Yes&quot;;&quot;No&quot;);&quot;&quot;;&quot;NO&quot;)">
            <text:p/>
          </table:table-cell>
          <table:table-cell table:formula="of:=IF(IF(LEFT(TRIM([$Translations.$B795]);LEN([.C$1]))=[.C$1];&quot;Yes&quot;;&quot;No&quot;)=IF(LEFT(TRIM([$Translations.$C795]);LEN([.C$1]))=[.C$1];&quot;Yes&quot;;&quot;No&quot;);&quot;&quot;;&quot;NO&quot;)">
            <text:p/>
          </table:table-cell>
          <table:table-cell table:formula="of:=IF(IF(LEFT(TRIM([$Translations.$B795]);LEN([.D$1]))=[.D$1];&quot;Yes&quot;;&quot;No&quot;)=IF(LEFT(TRIM([$Translations.$C795]);LEN([.D$1]))=[.D$1];&quot;Yes&quot;;&quot;No&quot;);&quot;&quot;;&quot;NO&quot;)">
            <text:p/>
          </table:table-cell>
          <table:table-cell table:formula="of:=IF(IF(LEFT(TRIM([$Translations.$B795]);LEN([.E$1]))=[.E$1];&quot;Yes&quot;;&quot;No&quot;)=IF(LEFT(TRIM([$Translations.$C795]);LEN([.E$1]))=[.E$1];&quot;Yes&quot;;&quot;No&quot;);&quot;&quot;;&quot;NO&quot;)">
            <text:p/>
          </table:table-cell>
          <table:table-cell table:formula="of:=IF(IF(LEFT(TRIM([$Translations.$B795]);LEN([.F$1]))=[.F$1];&quot;Yes&quot;;&quot;No&quot;)=IF(LEFT(TRIM([$Translations.$C795]);LEN([.F$1]))=[.F$1];&quot;Yes&quot;;&quot;No&quot;);&quot;&quot;;&quot;NO&quot;)">
            <text:p/>
          </table:table-cell>
          <table:table-cell table:formula="of:=IF(IF(LEFT(TRIM([$Translations.$B795]);LEN([.G$1]))=[.G$1];&quot;Yes&quot;;&quot;No&quot;)=IF(LEFT(TRIM([$Translations.$C795]);LEN([.G$1]))=[.G$1];&quot;Yes&quot;;&quot;No&quot;);&quot;&quot;;&quot;NO&quot;)">
            <text:p/>
          </table:table-cell>
        </table:table-row>
        <table:table-row table:style-name="ro8">
          <table:table-cell table:formula="of:=IF(IF(LEFT(TRIM([$Translations.$B796]);LEN([.A$1]))=[.A$1];&quot;Yes&quot;;&quot;No&quot;)=IF(LEFT(TRIM([$Translations.$C796]);LEN([.A$1]))=[.A$1];&quot;Yes&quot;;&quot;No&quot;);&quot;&quot;;&quot;NO&quot;)">
            <text:p/>
          </table:table-cell>
          <table:table-cell table:formula="of:=IF(IF(LEFT(TRIM([$Translations.$B796]);LEN([.B$1]))=[.B$1];&quot;Yes&quot;;&quot;No&quot;)=IF(LEFT(TRIM([$Translations.$C796]);LEN([.B$1]))=[.B$1];&quot;Yes&quot;;&quot;No&quot;);&quot;&quot;;&quot;NO&quot;)">
            <text:p/>
          </table:table-cell>
          <table:table-cell table:formula="of:=IF(IF(LEFT(TRIM([$Translations.$B796]);LEN([.C$1]))=[.C$1];&quot;Yes&quot;;&quot;No&quot;)=IF(LEFT(TRIM([$Translations.$C796]);LEN([.C$1]))=[.C$1];&quot;Yes&quot;;&quot;No&quot;);&quot;&quot;;&quot;NO&quot;)">
            <text:p/>
          </table:table-cell>
          <table:table-cell table:formula="of:=IF(IF(LEFT(TRIM([$Translations.$B796]);LEN([.D$1]))=[.D$1];&quot;Yes&quot;;&quot;No&quot;)=IF(LEFT(TRIM([$Translations.$C796]);LEN([.D$1]))=[.D$1];&quot;Yes&quot;;&quot;No&quot;);&quot;&quot;;&quot;NO&quot;)">
            <text:p/>
          </table:table-cell>
          <table:table-cell table:formula="of:=IF(IF(LEFT(TRIM([$Translations.$B796]);LEN([.E$1]))=[.E$1];&quot;Yes&quot;;&quot;No&quot;)=IF(LEFT(TRIM([$Translations.$C796]);LEN([.E$1]))=[.E$1];&quot;Yes&quot;;&quot;No&quot;);&quot;&quot;;&quot;NO&quot;)">
            <text:p/>
          </table:table-cell>
          <table:table-cell table:formula="of:=IF(IF(LEFT(TRIM([$Translations.$B796]);LEN([.F$1]))=[.F$1];&quot;Yes&quot;;&quot;No&quot;)=IF(LEFT(TRIM([$Translations.$C796]);LEN([.F$1]))=[.F$1];&quot;Yes&quot;;&quot;No&quot;);&quot;&quot;;&quot;NO&quot;)">
            <text:p/>
          </table:table-cell>
          <table:table-cell table:formula="of:=IF(IF(LEFT(TRIM([$Translations.$B796]);LEN([.G$1]))=[.G$1];&quot;Yes&quot;;&quot;No&quot;)=IF(LEFT(TRIM([$Translations.$C796]);LEN([.G$1]))=[.G$1];&quot;Yes&quot;;&quot;No&quot;);&quot;&quot;;&quot;NO&quot;)">
            <text:p/>
          </table:table-cell>
        </table:table-row>
        <table:table-row table:style-name="ro8">
          <table:table-cell table:formula="of:=IF(IF(LEFT(TRIM([$Translations.$B797]);LEN([.A$1]))=[.A$1];&quot;Yes&quot;;&quot;No&quot;)=IF(LEFT(TRIM([$Translations.$C797]);LEN([.A$1]))=[.A$1];&quot;Yes&quot;;&quot;No&quot;);&quot;&quot;;&quot;NO&quot;)">
            <text:p/>
          </table:table-cell>
          <table:table-cell table:formula="of:=IF(IF(LEFT(TRIM([$Translations.$B797]);LEN([.B$1]))=[.B$1];&quot;Yes&quot;;&quot;No&quot;)=IF(LEFT(TRIM([$Translations.$C797]);LEN([.B$1]))=[.B$1];&quot;Yes&quot;;&quot;No&quot;);&quot;&quot;;&quot;NO&quot;)">
            <text:p/>
          </table:table-cell>
          <table:table-cell table:formula="of:=IF(IF(LEFT(TRIM([$Translations.$B797]);LEN([.C$1]))=[.C$1];&quot;Yes&quot;;&quot;No&quot;)=IF(LEFT(TRIM([$Translations.$C797]);LEN([.C$1]))=[.C$1];&quot;Yes&quot;;&quot;No&quot;);&quot;&quot;;&quot;NO&quot;)">
            <text:p/>
          </table:table-cell>
          <table:table-cell table:formula="of:=IF(IF(LEFT(TRIM([$Translations.$B797]);LEN([.D$1]))=[.D$1];&quot;Yes&quot;;&quot;No&quot;)=IF(LEFT(TRIM([$Translations.$C797]);LEN([.D$1]))=[.D$1];&quot;Yes&quot;;&quot;No&quot;);&quot;&quot;;&quot;NO&quot;)">
            <text:p/>
          </table:table-cell>
          <table:table-cell table:formula="of:=IF(IF(LEFT(TRIM([$Translations.$B797]);LEN([.E$1]))=[.E$1];&quot;Yes&quot;;&quot;No&quot;)=IF(LEFT(TRIM([$Translations.$C797]);LEN([.E$1]))=[.E$1];&quot;Yes&quot;;&quot;No&quot;);&quot;&quot;;&quot;NO&quot;)">
            <text:p/>
          </table:table-cell>
          <table:table-cell table:formula="of:=IF(IF(LEFT(TRIM([$Translations.$B797]);LEN([.F$1]))=[.F$1];&quot;Yes&quot;;&quot;No&quot;)=IF(LEFT(TRIM([$Translations.$C797]);LEN([.F$1]))=[.F$1];&quot;Yes&quot;;&quot;No&quot;);&quot;&quot;;&quot;NO&quot;)">
            <text:p/>
          </table:table-cell>
          <table:table-cell table:formula="of:=IF(IF(LEFT(TRIM([$Translations.$B797]);LEN([.G$1]))=[.G$1];&quot;Yes&quot;;&quot;No&quot;)=IF(LEFT(TRIM([$Translations.$C797]);LEN([.G$1]))=[.G$1];&quot;Yes&quot;;&quot;No&quot;);&quot;&quot;;&quot;NO&quot;)">
            <text:p/>
          </table:table-cell>
        </table:table-row>
        <table:table-row table:style-name="ro8">
          <table:table-cell table:formula="of:=IF(IF(LEFT(TRIM([$Translations.$B798]);LEN([.A$1]))=[.A$1];&quot;Yes&quot;;&quot;No&quot;)=IF(LEFT(TRIM([$Translations.$C798]);LEN([.A$1]))=[.A$1];&quot;Yes&quot;;&quot;No&quot;);&quot;&quot;;&quot;NO&quot;)">
            <text:p/>
          </table:table-cell>
          <table:table-cell table:formula="of:=IF(IF(LEFT(TRIM([$Translations.$B798]);LEN([.B$1]))=[.B$1];&quot;Yes&quot;;&quot;No&quot;)=IF(LEFT(TRIM([$Translations.$C798]);LEN([.B$1]))=[.B$1];&quot;Yes&quot;;&quot;No&quot;);&quot;&quot;;&quot;NO&quot;)">
            <text:p/>
          </table:table-cell>
          <table:table-cell table:formula="of:=IF(IF(LEFT(TRIM([$Translations.$B798]);LEN([.C$1]))=[.C$1];&quot;Yes&quot;;&quot;No&quot;)=IF(LEFT(TRIM([$Translations.$C798]);LEN([.C$1]))=[.C$1];&quot;Yes&quot;;&quot;No&quot;);&quot;&quot;;&quot;NO&quot;)">
            <text:p/>
          </table:table-cell>
          <table:table-cell table:formula="of:=IF(IF(LEFT(TRIM([$Translations.$B798]);LEN([.D$1]))=[.D$1];&quot;Yes&quot;;&quot;No&quot;)=IF(LEFT(TRIM([$Translations.$C798]);LEN([.D$1]))=[.D$1];&quot;Yes&quot;;&quot;No&quot;);&quot;&quot;;&quot;NO&quot;)">
            <text:p/>
          </table:table-cell>
          <table:table-cell table:formula="of:=IF(IF(LEFT(TRIM([$Translations.$B798]);LEN([.E$1]))=[.E$1];&quot;Yes&quot;;&quot;No&quot;)=IF(LEFT(TRIM([$Translations.$C798]);LEN([.E$1]))=[.E$1];&quot;Yes&quot;;&quot;No&quot;);&quot;&quot;;&quot;NO&quot;)">
            <text:p/>
          </table:table-cell>
          <table:table-cell table:formula="of:=IF(IF(LEFT(TRIM([$Translations.$B798]);LEN([.F$1]))=[.F$1];&quot;Yes&quot;;&quot;No&quot;)=IF(LEFT(TRIM([$Translations.$C798]);LEN([.F$1]))=[.F$1];&quot;Yes&quot;;&quot;No&quot;);&quot;&quot;;&quot;NO&quot;)">
            <text:p/>
          </table:table-cell>
          <table:table-cell table:formula="of:=IF(IF(LEFT(TRIM([$Translations.$B798]);LEN([.G$1]))=[.G$1];&quot;Yes&quot;;&quot;No&quot;)=IF(LEFT(TRIM([$Translations.$C798]);LEN([.G$1]))=[.G$1];&quot;Yes&quot;;&quot;No&quot;);&quot;&quot;;&quot;NO&quot;)">
            <text:p/>
          </table:table-cell>
        </table:table-row>
        <table:table-row table:style-name="ro8">
          <table:table-cell table:formula="of:=IF(IF(LEFT(TRIM([$Translations.$B799]);LEN([.A$1]))=[.A$1];&quot;Yes&quot;;&quot;No&quot;)=IF(LEFT(TRIM([$Translations.$C799]);LEN([.A$1]))=[.A$1];&quot;Yes&quot;;&quot;No&quot;);&quot;&quot;;&quot;NO&quot;)">
            <text:p/>
          </table:table-cell>
          <table:table-cell table:formula="of:=IF(IF(LEFT(TRIM([$Translations.$B799]);LEN([.B$1]))=[.B$1];&quot;Yes&quot;;&quot;No&quot;)=IF(LEFT(TRIM([$Translations.$C799]);LEN([.B$1]))=[.B$1];&quot;Yes&quot;;&quot;No&quot;);&quot;&quot;;&quot;NO&quot;)">
            <text:p/>
          </table:table-cell>
          <table:table-cell table:formula="of:=IF(IF(LEFT(TRIM([$Translations.$B799]);LEN([.C$1]))=[.C$1];&quot;Yes&quot;;&quot;No&quot;)=IF(LEFT(TRIM([$Translations.$C799]);LEN([.C$1]))=[.C$1];&quot;Yes&quot;;&quot;No&quot;);&quot;&quot;;&quot;NO&quot;)">
            <text:p/>
          </table:table-cell>
          <table:table-cell table:formula="of:=IF(IF(LEFT(TRIM([$Translations.$B799]);LEN([.D$1]))=[.D$1];&quot;Yes&quot;;&quot;No&quot;)=IF(LEFT(TRIM([$Translations.$C799]);LEN([.D$1]))=[.D$1];&quot;Yes&quot;;&quot;No&quot;);&quot;&quot;;&quot;NO&quot;)">
            <text:p/>
          </table:table-cell>
          <table:table-cell table:formula="of:=IF(IF(LEFT(TRIM([$Translations.$B799]);LEN([.E$1]))=[.E$1];&quot;Yes&quot;;&quot;No&quot;)=IF(LEFT(TRIM([$Translations.$C799]);LEN([.E$1]))=[.E$1];&quot;Yes&quot;;&quot;No&quot;);&quot;&quot;;&quot;NO&quot;)">
            <text:p/>
          </table:table-cell>
          <table:table-cell table:formula="of:=IF(IF(LEFT(TRIM([$Translations.$B799]);LEN([.F$1]))=[.F$1];&quot;Yes&quot;;&quot;No&quot;)=IF(LEFT(TRIM([$Translations.$C799]);LEN([.F$1]))=[.F$1];&quot;Yes&quot;;&quot;No&quot;);&quot;&quot;;&quot;NO&quot;)">
            <text:p/>
          </table:table-cell>
          <table:table-cell table:formula="of:=IF(IF(LEFT(TRIM([$Translations.$B799]);LEN([.G$1]))=[.G$1];&quot;Yes&quot;;&quot;No&quot;)=IF(LEFT(TRIM([$Translations.$C799]);LEN([.G$1]))=[.G$1];&quot;Yes&quot;;&quot;No&quot;);&quot;&quot;;&quot;NO&quot;)">
            <text:p/>
          </table:table-cell>
        </table:table-row>
        <table:table-row table:style-name="ro8">
          <table:table-cell table:formula="of:=IF(IF(LEFT(TRIM([$Translations.$B800]);LEN([.A$1]))=[.A$1];&quot;Yes&quot;;&quot;No&quot;)=IF(LEFT(TRIM([$Translations.$C800]);LEN([.A$1]))=[.A$1];&quot;Yes&quot;;&quot;No&quot;);&quot;&quot;;&quot;NO&quot;)">
            <text:p/>
          </table:table-cell>
          <table:table-cell table:formula="of:=IF(IF(LEFT(TRIM([$Translations.$B800]);LEN([.B$1]))=[.B$1];&quot;Yes&quot;;&quot;No&quot;)=IF(LEFT(TRIM([$Translations.$C800]);LEN([.B$1]))=[.B$1];&quot;Yes&quot;;&quot;No&quot;);&quot;&quot;;&quot;NO&quot;)">
            <text:p/>
          </table:table-cell>
          <table:table-cell table:formula="of:=IF(IF(LEFT(TRIM([$Translations.$B800]);LEN([.C$1]))=[.C$1];&quot;Yes&quot;;&quot;No&quot;)=IF(LEFT(TRIM([$Translations.$C800]);LEN([.C$1]))=[.C$1];&quot;Yes&quot;;&quot;No&quot;);&quot;&quot;;&quot;NO&quot;)">
            <text:p/>
          </table:table-cell>
          <table:table-cell table:formula="of:=IF(IF(LEFT(TRIM([$Translations.$B800]);LEN([.D$1]))=[.D$1];&quot;Yes&quot;;&quot;No&quot;)=IF(LEFT(TRIM([$Translations.$C800]);LEN([.D$1]))=[.D$1];&quot;Yes&quot;;&quot;No&quot;);&quot;&quot;;&quot;NO&quot;)">
            <text:p/>
          </table:table-cell>
          <table:table-cell table:formula="of:=IF(IF(LEFT(TRIM([$Translations.$B800]);LEN([.E$1]))=[.E$1];&quot;Yes&quot;;&quot;No&quot;)=IF(LEFT(TRIM([$Translations.$C800]);LEN([.E$1]))=[.E$1];&quot;Yes&quot;;&quot;No&quot;);&quot;&quot;;&quot;NO&quot;)">
            <text:p/>
          </table:table-cell>
          <table:table-cell table:formula="of:=IF(IF(LEFT(TRIM([$Translations.$B800]);LEN([.F$1]))=[.F$1];&quot;Yes&quot;;&quot;No&quot;)=IF(LEFT(TRIM([$Translations.$C800]);LEN([.F$1]))=[.F$1];&quot;Yes&quot;;&quot;No&quot;);&quot;&quot;;&quot;NO&quot;)">
            <text:p/>
          </table:table-cell>
          <table:table-cell table:formula="of:=IF(IF(LEFT(TRIM([$Translations.$B800]);LEN([.G$1]))=[.G$1];&quot;Yes&quot;;&quot;No&quot;)=IF(LEFT(TRIM([$Translations.$C800]);LEN([.G$1]))=[.G$1];&quot;Yes&quot;;&quot;No&quot;);&quot;&quot;;&quot;NO&quot;)">
            <text:p/>
          </table:table-cell>
        </table:table-row>
        <table:table-row table:style-name="ro8">
          <table:table-cell table:formula="of:=IF(IF(LEFT(TRIM([$Translations.$B801]);LEN([.A$1]))=[.A$1];&quot;Yes&quot;;&quot;No&quot;)=IF(LEFT(TRIM([$Translations.$C801]);LEN([.A$1]))=[.A$1];&quot;Yes&quot;;&quot;No&quot;);&quot;&quot;;&quot;NO&quot;)">
            <text:p/>
          </table:table-cell>
          <table:table-cell table:formula="of:=IF(IF(LEFT(TRIM([$Translations.$B801]);LEN([.B$1]))=[.B$1];&quot;Yes&quot;;&quot;No&quot;)=IF(LEFT(TRIM([$Translations.$C801]);LEN([.B$1]))=[.B$1];&quot;Yes&quot;;&quot;No&quot;);&quot;&quot;;&quot;NO&quot;)">
            <text:p/>
          </table:table-cell>
          <table:table-cell table:formula="of:=IF(IF(LEFT(TRIM([$Translations.$B801]);LEN([.C$1]))=[.C$1];&quot;Yes&quot;;&quot;No&quot;)=IF(LEFT(TRIM([$Translations.$C801]);LEN([.C$1]))=[.C$1];&quot;Yes&quot;;&quot;No&quot;);&quot;&quot;;&quot;NO&quot;)">
            <text:p/>
          </table:table-cell>
          <table:table-cell table:formula="of:=IF(IF(LEFT(TRIM([$Translations.$B801]);LEN([.D$1]))=[.D$1];&quot;Yes&quot;;&quot;No&quot;)=IF(LEFT(TRIM([$Translations.$C801]);LEN([.D$1]))=[.D$1];&quot;Yes&quot;;&quot;No&quot;);&quot;&quot;;&quot;NO&quot;)">
            <text:p/>
          </table:table-cell>
          <table:table-cell table:formula="of:=IF(IF(LEFT(TRIM([$Translations.$B801]);LEN([.E$1]))=[.E$1];&quot;Yes&quot;;&quot;No&quot;)=IF(LEFT(TRIM([$Translations.$C801]);LEN([.E$1]))=[.E$1];&quot;Yes&quot;;&quot;No&quot;);&quot;&quot;;&quot;NO&quot;)">
            <text:p/>
          </table:table-cell>
          <table:table-cell table:formula="of:=IF(IF(LEFT(TRIM([$Translations.$B801]);LEN([.F$1]))=[.F$1];&quot;Yes&quot;;&quot;No&quot;)=IF(LEFT(TRIM([$Translations.$C801]);LEN([.F$1]))=[.F$1];&quot;Yes&quot;;&quot;No&quot;);&quot;&quot;;&quot;NO&quot;)">
            <text:p/>
          </table:table-cell>
          <table:table-cell table:formula="of:=IF(IF(LEFT(TRIM([$Translations.$B801]);LEN([.G$1]))=[.G$1];&quot;Yes&quot;;&quot;No&quot;)=IF(LEFT(TRIM([$Translations.$C801]);LEN([.G$1]))=[.G$1];&quot;Yes&quot;;&quot;No&quot;);&quot;&quot;;&quot;NO&quot;)">
            <text:p/>
          </table:table-cell>
        </table:table-row>
        <table:table-row table:style-name="ro8">
          <table:table-cell table:formula="of:=IF(IF(LEFT(TRIM([$Translations.$B802]);LEN([.A$1]))=[.A$1];&quot;Yes&quot;;&quot;No&quot;)=IF(LEFT(TRIM([$Translations.$C802]);LEN([.A$1]))=[.A$1];&quot;Yes&quot;;&quot;No&quot;);&quot;&quot;;&quot;NO&quot;)">
            <text:p/>
          </table:table-cell>
          <table:table-cell table:formula="of:=IF(IF(LEFT(TRIM([$Translations.$B802]);LEN([.B$1]))=[.B$1];&quot;Yes&quot;;&quot;No&quot;)=IF(LEFT(TRIM([$Translations.$C802]);LEN([.B$1]))=[.B$1];&quot;Yes&quot;;&quot;No&quot;);&quot;&quot;;&quot;NO&quot;)">
            <text:p/>
          </table:table-cell>
          <table:table-cell table:formula="of:=IF(IF(LEFT(TRIM([$Translations.$B802]);LEN([.C$1]))=[.C$1];&quot;Yes&quot;;&quot;No&quot;)=IF(LEFT(TRIM([$Translations.$C802]);LEN([.C$1]))=[.C$1];&quot;Yes&quot;;&quot;No&quot;);&quot;&quot;;&quot;NO&quot;)">
            <text:p/>
          </table:table-cell>
          <table:table-cell table:formula="of:=IF(IF(LEFT(TRIM([$Translations.$B802]);LEN([.D$1]))=[.D$1];&quot;Yes&quot;;&quot;No&quot;)=IF(LEFT(TRIM([$Translations.$C802]);LEN([.D$1]))=[.D$1];&quot;Yes&quot;;&quot;No&quot;);&quot;&quot;;&quot;NO&quot;)">
            <text:p/>
          </table:table-cell>
          <table:table-cell table:formula="of:=IF(IF(LEFT(TRIM([$Translations.$B802]);LEN([.E$1]))=[.E$1];&quot;Yes&quot;;&quot;No&quot;)=IF(LEFT(TRIM([$Translations.$C802]);LEN([.E$1]))=[.E$1];&quot;Yes&quot;;&quot;No&quot;);&quot;&quot;;&quot;NO&quot;)">
            <text:p/>
          </table:table-cell>
          <table:table-cell table:formula="of:=IF(IF(LEFT(TRIM([$Translations.$B802]);LEN([.F$1]))=[.F$1];&quot;Yes&quot;;&quot;No&quot;)=IF(LEFT(TRIM([$Translations.$C802]);LEN([.F$1]))=[.F$1];&quot;Yes&quot;;&quot;No&quot;);&quot;&quot;;&quot;NO&quot;)">
            <text:p/>
          </table:table-cell>
          <table:table-cell table:formula="of:=IF(IF(LEFT(TRIM([$Translations.$B802]);LEN([.G$1]))=[.G$1];&quot;Yes&quot;;&quot;No&quot;)=IF(LEFT(TRIM([$Translations.$C802]);LEN([.G$1]))=[.G$1];&quot;Yes&quot;;&quot;No&quot;);&quot;&quot;;&quot;NO&quot;)">
            <text:p/>
          </table:table-cell>
        </table:table-row>
        <table:table-row table:style-name="ro8">
          <table:table-cell table:formula="of:=IF(IF(LEFT(TRIM([$Translations.$B803]);LEN([.A$1]))=[.A$1];&quot;Yes&quot;;&quot;No&quot;)=IF(LEFT(TRIM([$Translations.$C803]);LEN([.A$1]))=[.A$1];&quot;Yes&quot;;&quot;No&quot;);&quot;&quot;;&quot;NO&quot;)">
            <text:p/>
          </table:table-cell>
          <table:table-cell table:formula="of:=IF(IF(LEFT(TRIM([$Translations.$B803]);LEN([.B$1]))=[.B$1];&quot;Yes&quot;;&quot;No&quot;)=IF(LEFT(TRIM([$Translations.$C803]);LEN([.B$1]))=[.B$1];&quot;Yes&quot;;&quot;No&quot;);&quot;&quot;;&quot;NO&quot;)">
            <text:p/>
          </table:table-cell>
          <table:table-cell table:formula="of:=IF(IF(LEFT(TRIM([$Translations.$B803]);LEN([.C$1]))=[.C$1];&quot;Yes&quot;;&quot;No&quot;)=IF(LEFT(TRIM([$Translations.$C803]);LEN([.C$1]))=[.C$1];&quot;Yes&quot;;&quot;No&quot;);&quot;&quot;;&quot;NO&quot;)">
            <text:p/>
          </table:table-cell>
          <table:table-cell table:formula="of:=IF(IF(LEFT(TRIM([$Translations.$B803]);LEN([.D$1]))=[.D$1];&quot;Yes&quot;;&quot;No&quot;)=IF(LEFT(TRIM([$Translations.$C803]);LEN([.D$1]))=[.D$1];&quot;Yes&quot;;&quot;No&quot;);&quot;&quot;;&quot;NO&quot;)">
            <text:p/>
          </table:table-cell>
          <table:table-cell table:formula="of:=IF(IF(LEFT(TRIM([$Translations.$B803]);LEN([.E$1]))=[.E$1];&quot;Yes&quot;;&quot;No&quot;)=IF(LEFT(TRIM([$Translations.$C803]);LEN([.E$1]))=[.E$1];&quot;Yes&quot;;&quot;No&quot;);&quot;&quot;;&quot;NO&quot;)">
            <text:p/>
          </table:table-cell>
          <table:table-cell table:formula="of:=IF(IF(LEFT(TRIM([$Translations.$B803]);LEN([.F$1]))=[.F$1];&quot;Yes&quot;;&quot;No&quot;)=IF(LEFT(TRIM([$Translations.$C803]);LEN([.F$1]))=[.F$1];&quot;Yes&quot;;&quot;No&quot;);&quot;&quot;;&quot;NO&quot;)">
            <text:p/>
          </table:table-cell>
          <table:table-cell table:formula="of:=IF(IF(LEFT(TRIM([$Translations.$B803]);LEN([.G$1]))=[.G$1];&quot;Yes&quot;;&quot;No&quot;)=IF(LEFT(TRIM([$Translations.$C803]);LEN([.G$1]))=[.G$1];&quot;Yes&quot;;&quot;No&quot;);&quot;&quot;;&quot;NO&quot;)">
            <text:p/>
          </table:table-cell>
        </table:table-row>
        <table:table-row table:style-name="ro8">
          <table:table-cell table:formula="of:=IF(IF(LEFT(TRIM([$Translations.$B804]);LEN([.A$1]))=[.A$1];&quot;Yes&quot;;&quot;No&quot;)=IF(LEFT(TRIM([$Translations.$C804]);LEN([.A$1]))=[.A$1];&quot;Yes&quot;;&quot;No&quot;);&quot;&quot;;&quot;NO&quot;)">
            <text:p/>
          </table:table-cell>
          <table:table-cell table:formula="of:=IF(IF(LEFT(TRIM([$Translations.$B804]);LEN([.B$1]))=[.B$1];&quot;Yes&quot;;&quot;No&quot;)=IF(LEFT(TRIM([$Translations.$C804]);LEN([.B$1]))=[.B$1];&quot;Yes&quot;;&quot;No&quot;);&quot;&quot;;&quot;NO&quot;)">
            <text:p/>
          </table:table-cell>
          <table:table-cell table:formula="of:=IF(IF(LEFT(TRIM([$Translations.$B804]);LEN([.C$1]))=[.C$1];&quot;Yes&quot;;&quot;No&quot;)=IF(LEFT(TRIM([$Translations.$C804]);LEN([.C$1]))=[.C$1];&quot;Yes&quot;;&quot;No&quot;);&quot;&quot;;&quot;NO&quot;)">
            <text:p/>
          </table:table-cell>
          <table:table-cell table:formula="of:=IF(IF(LEFT(TRIM([$Translations.$B804]);LEN([.D$1]))=[.D$1];&quot;Yes&quot;;&quot;No&quot;)=IF(LEFT(TRIM([$Translations.$C804]);LEN([.D$1]))=[.D$1];&quot;Yes&quot;;&quot;No&quot;);&quot;&quot;;&quot;NO&quot;)">
            <text:p/>
          </table:table-cell>
          <table:table-cell table:formula="of:=IF(IF(LEFT(TRIM([$Translations.$B804]);LEN([.E$1]))=[.E$1];&quot;Yes&quot;;&quot;No&quot;)=IF(LEFT(TRIM([$Translations.$C804]);LEN([.E$1]))=[.E$1];&quot;Yes&quot;;&quot;No&quot;);&quot;&quot;;&quot;NO&quot;)">
            <text:p/>
          </table:table-cell>
          <table:table-cell table:formula="of:=IF(IF(LEFT(TRIM([$Translations.$B804]);LEN([.F$1]))=[.F$1];&quot;Yes&quot;;&quot;No&quot;)=IF(LEFT(TRIM([$Translations.$C804]);LEN([.F$1]))=[.F$1];&quot;Yes&quot;;&quot;No&quot;);&quot;&quot;;&quot;NO&quot;)">
            <text:p/>
          </table:table-cell>
          <table:table-cell table:formula="of:=IF(IF(LEFT(TRIM([$Translations.$B804]);LEN([.G$1]))=[.G$1];&quot;Yes&quot;;&quot;No&quot;)=IF(LEFT(TRIM([$Translations.$C804]);LEN([.G$1]))=[.G$1];&quot;Yes&quot;;&quot;No&quot;);&quot;&quot;;&quot;NO&quot;)">
            <text:p/>
          </table:table-cell>
        </table:table-row>
        <table:table-row table:style-name="ro8">
          <table:table-cell table:formula="of:=IF(IF(LEFT(TRIM([$Translations.$B805]);LEN([.A$1]))=[.A$1];&quot;Yes&quot;;&quot;No&quot;)=IF(LEFT(TRIM([$Translations.$C805]);LEN([.A$1]))=[.A$1];&quot;Yes&quot;;&quot;No&quot;);&quot;&quot;;&quot;NO&quot;)">
            <text:p/>
          </table:table-cell>
          <table:table-cell table:formula="of:=IF(IF(LEFT(TRIM([$Translations.$B805]);LEN([.B$1]))=[.B$1];&quot;Yes&quot;;&quot;No&quot;)=IF(LEFT(TRIM([$Translations.$C805]);LEN([.B$1]))=[.B$1];&quot;Yes&quot;;&quot;No&quot;);&quot;&quot;;&quot;NO&quot;)">
            <text:p/>
          </table:table-cell>
          <table:table-cell table:formula="of:=IF(IF(LEFT(TRIM([$Translations.$B805]);LEN([.C$1]))=[.C$1];&quot;Yes&quot;;&quot;No&quot;)=IF(LEFT(TRIM([$Translations.$C805]);LEN([.C$1]))=[.C$1];&quot;Yes&quot;;&quot;No&quot;);&quot;&quot;;&quot;NO&quot;)">
            <text:p/>
          </table:table-cell>
          <table:table-cell table:formula="of:=IF(IF(LEFT(TRIM([$Translations.$B805]);LEN([.D$1]))=[.D$1];&quot;Yes&quot;;&quot;No&quot;)=IF(LEFT(TRIM([$Translations.$C805]);LEN([.D$1]))=[.D$1];&quot;Yes&quot;;&quot;No&quot;);&quot;&quot;;&quot;NO&quot;)">
            <text:p/>
          </table:table-cell>
          <table:table-cell table:formula="of:=IF(IF(LEFT(TRIM([$Translations.$B805]);LEN([.E$1]))=[.E$1];&quot;Yes&quot;;&quot;No&quot;)=IF(LEFT(TRIM([$Translations.$C805]);LEN([.E$1]))=[.E$1];&quot;Yes&quot;;&quot;No&quot;);&quot;&quot;;&quot;NO&quot;)">
            <text:p/>
          </table:table-cell>
          <table:table-cell table:formula="of:=IF(IF(LEFT(TRIM([$Translations.$B805]);LEN([.F$1]))=[.F$1];&quot;Yes&quot;;&quot;No&quot;)=IF(LEFT(TRIM([$Translations.$C805]);LEN([.F$1]))=[.F$1];&quot;Yes&quot;;&quot;No&quot;);&quot;&quot;;&quot;NO&quot;)">
            <text:p/>
          </table:table-cell>
          <table:table-cell table:formula="of:=IF(IF(LEFT(TRIM([$Translations.$B805]);LEN([.G$1]))=[.G$1];&quot;Yes&quot;;&quot;No&quot;)=IF(LEFT(TRIM([$Translations.$C805]);LEN([.G$1]))=[.G$1];&quot;Yes&quot;;&quot;No&quot;);&quot;&quot;;&quot;NO&quot;)">
            <text:p/>
          </table:table-cell>
        </table:table-row>
        <table:table-row table:style-name="ro8">
          <table:table-cell table:formula="of:=IF(IF(LEFT(TRIM([$Translations.$B806]);LEN([.A$1]))=[.A$1];&quot;Yes&quot;;&quot;No&quot;)=IF(LEFT(TRIM([$Translations.$C806]);LEN([.A$1]))=[.A$1];&quot;Yes&quot;;&quot;No&quot;);&quot;&quot;;&quot;NO&quot;)">
            <text:p/>
          </table:table-cell>
          <table:table-cell table:formula="of:=IF(IF(LEFT(TRIM([$Translations.$B806]);LEN([.B$1]))=[.B$1];&quot;Yes&quot;;&quot;No&quot;)=IF(LEFT(TRIM([$Translations.$C806]);LEN([.B$1]))=[.B$1];&quot;Yes&quot;;&quot;No&quot;);&quot;&quot;;&quot;NO&quot;)">
            <text:p/>
          </table:table-cell>
          <table:table-cell table:formula="of:=IF(IF(LEFT(TRIM([$Translations.$B806]);LEN([.C$1]))=[.C$1];&quot;Yes&quot;;&quot;No&quot;)=IF(LEFT(TRIM([$Translations.$C806]);LEN([.C$1]))=[.C$1];&quot;Yes&quot;;&quot;No&quot;);&quot;&quot;;&quot;NO&quot;)">
            <text:p/>
          </table:table-cell>
          <table:table-cell table:formula="of:=IF(IF(LEFT(TRIM([$Translations.$B806]);LEN([.D$1]))=[.D$1];&quot;Yes&quot;;&quot;No&quot;)=IF(LEFT(TRIM([$Translations.$C806]);LEN([.D$1]))=[.D$1];&quot;Yes&quot;;&quot;No&quot;);&quot;&quot;;&quot;NO&quot;)">
            <text:p/>
          </table:table-cell>
          <table:table-cell table:formula="of:=IF(IF(LEFT(TRIM([$Translations.$B806]);LEN([.E$1]))=[.E$1];&quot;Yes&quot;;&quot;No&quot;)=IF(LEFT(TRIM([$Translations.$C806]);LEN([.E$1]))=[.E$1];&quot;Yes&quot;;&quot;No&quot;);&quot;&quot;;&quot;NO&quot;)">
            <text:p/>
          </table:table-cell>
          <table:table-cell table:formula="of:=IF(IF(LEFT(TRIM([$Translations.$B806]);LEN([.F$1]))=[.F$1];&quot;Yes&quot;;&quot;No&quot;)=IF(LEFT(TRIM([$Translations.$C806]);LEN([.F$1]))=[.F$1];&quot;Yes&quot;;&quot;No&quot;);&quot;&quot;;&quot;NO&quot;)">
            <text:p/>
          </table:table-cell>
          <table:table-cell table:formula="of:=IF(IF(LEFT(TRIM([$Translations.$B806]);LEN([.G$1]))=[.G$1];&quot;Yes&quot;;&quot;No&quot;)=IF(LEFT(TRIM([$Translations.$C806]);LEN([.G$1]))=[.G$1];&quot;Yes&quot;;&quot;No&quot;);&quot;&quot;;&quot;NO&quot;)">
            <text:p/>
          </table:table-cell>
        </table:table-row>
        <table:table-row table:style-name="ro8">
          <table:table-cell table:formula="of:=IF(IF(LEFT(TRIM([$Translations.$B807]);LEN([.A$1]))=[.A$1];&quot;Yes&quot;;&quot;No&quot;)=IF(LEFT(TRIM([$Translations.$C807]);LEN([.A$1]))=[.A$1];&quot;Yes&quot;;&quot;No&quot;);&quot;&quot;;&quot;NO&quot;)">
            <text:p/>
          </table:table-cell>
          <table:table-cell table:formula="of:=IF(IF(LEFT(TRIM([$Translations.$B807]);LEN([.B$1]))=[.B$1];&quot;Yes&quot;;&quot;No&quot;)=IF(LEFT(TRIM([$Translations.$C807]);LEN([.B$1]))=[.B$1];&quot;Yes&quot;;&quot;No&quot;);&quot;&quot;;&quot;NO&quot;)">
            <text:p/>
          </table:table-cell>
          <table:table-cell table:formula="of:=IF(IF(LEFT(TRIM([$Translations.$B807]);LEN([.C$1]))=[.C$1];&quot;Yes&quot;;&quot;No&quot;)=IF(LEFT(TRIM([$Translations.$C807]);LEN([.C$1]))=[.C$1];&quot;Yes&quot;;&quot;No&quot;);&quot;&quot;;&quot;NO&quot;)">
            <text:p/>
          </table:table-cell>
          <table:table-cell table:formula="of:=IF(IF(LEFT(TRIM([$Translations.$B807]);LEN([.D$1]))=[.D$1];&quot;Yes&quot;;&quot;No&quot;)=IF(LEFT(TRIM([$Translations.$C807]);LEN([.D$1]))=[.D$1];&quot;Yes&quot;;&quot;No&quot;);&quot;&quot;;&quot;NO&quot;)">
            <text:p/>
          </table:table-cell>
          <table:table-cell table:formula="of:=IF(IF(LEFT(TRIM([$Translations.$B807]);LEN([.E$1]))=[.E$1];&quot;Yes&quot;;&quot;No&quot;)=IF(LEFT(TRIM([$Translations.$C807]);LEN([.E$1]))=[.E$1];&quot;Yes&quot;;&quot;No&quot;);&quot;&quot;;&quot;NO&quot;)">
            <text:p/>
          </table:table-cell>
          <table:table-cell table:formula="of:=IF(IF(LEFT(TRIM([$Translations.$B807]);LEN([.F$1]))=[.F$1];&quot;Yes&quot;;&quot;No&quot;)=IF(LEFT(TRIM([$Translations.$C807]);LEN([.F$1]))=[.F$1];&quot;Yes&quot;;&quot;No&quot;);&quot;&quot;;&quot;NO&quot;)">
            <text:p/>
          </table:table-cell>
          <table:table-cell table:formula="of:=IF(IF(LEFT(TRIM([$Translations.$B807]);LEN([.G$1]))=[.G$1];&quot;Yes&quot;;&quot;No&quot;)=IF(LEFT(TRIM([$Translations.$C807]);LEN([.G$1]))=[.G$1];&quot;Yes&quot;;&quot;No&quot;);&quot;&quot;;&quot;NO&quot;)">
            <text:p/>
          </table:table-cell>
        </table:table-row>
        <table:table-row table:style-name="ro8">
          <table:table-cell table:formula="of:=IF(IF(LEFT(TRIM([$Translations.$B808]);LEN([.A$1]))=[.A$1];&quot;Yes&quot;;&quot;No&quot;)=IF(LEFT(TRIM([$Translations.$C808]);LEN([.A$1]))=[.A$1];&quot;Yes&quot;;&quot;No&quot;);&quot;&quot;;&quot;NO&quot;)">
            <text:p/>
          </table:table-cell>
          <table:table-cell table:formula="of:=IF(IF(LEFT(TRIM([$Translations.$B808]);LEN([.B$1]))=[.B$1];&quot;Yes&quot;;&quot;No&quot;)=IF(LEFT(TRIM([$Translations.$C808]);LEN([.B$1]))=[.B$1];&quot;Yes&quot;;&quot;No&quot;);&quot;&quot;;&quot;NO&quot;)">
            <text:p/>
          </table:table-cell>
          <table:table-cell table:formula="of:=IF(IF(LEFT(TRIM([$Translations.$B808]);LEN([.C$1]))=[.C$1];&quot;Yes&quot;;&quot;No&quot;)=IF(LEFT(TRIM([$Translations.$C808]);LEN([.C$1]))=[.C$1];&quot;Yes&quot;;&quot;No&quot;);&quot;&quot;;&quot;NO&quot;)">
            <text:p/>
          </table:table-cell>
          <table:table-cell table:formula="of:=IF(IF(LEFT(TRIM([$Translations.$B808]);LEN([.D$1]))=[.D$1];&quot;Yes&quot;;&quot;No&quot;)=IF(LEFT(TRIM([$Translations.$C808]);LEN([.D$1]))=[.D$1];&quot;Yes&quot;;&quot;No&quot;);&quot;&quot;;&quot;NO&quot;)">
            <text:p/>
          </table:table-cell>
          <table:table-cell table:formula="of:=IF(IF(LEFT(TRIM([$Translations.$B808]);LEN([.E$1]))=[.E$1];&quot;Yes&quot;;&quot;No&quot;)=IF(LEFT(TRIM([$Translations.$C808]);LEN([.E$1]))=[.E$1];&quot;Yes&quot;;&quot;No&quot;);&quot;&quot;;&quot;NO&quot;)">
            <text:p/>
          </table:table-cell>
          <table:table-cell table:formula="of:=IF(IF(LEFT(TRIM([$Translations.$B808]);LEN([.F$1]))=[.F$1];&quot;Yes&quot;;&quot;No&quot;)=IF(LEFT(TRIM([$Translations.$C808]);LEN([.F$1]))=[.F$1];&quot;Yes&quot;;&quot;No&quot;);&quot;&quot;;&quot;NO&quot;)">
            <text:p/>
          </table:table-cell>
          <table:table-cell table:formula="of:=IF(IF(LEFT(TRIM([$Translations.$B808]);LEN([.G$1]))=[.G$1];&quot;Yes&quot;;&quot;No&quot;)=IF(LEFT(TRIM([$Translations.$C808]);LEN([.G$1]))=[.G$1];&quot;Yes&quot;;&quot;No&quot;);&quot;&quot;;&quot;NO&quot;)">
            <text:p/>
          </table:table-cell>
        </table:table-row>
        <table:table-row table:style-name="ro8">
          <table:table-cell table:formula="of:=IF(IF(LEFT(TRIM([$Translations.$B809]);LEN([.A$1]))=[.A$1];&quot;Yes&quot;;&quot;No&quot;)=IF(LEFT(TRIM([$Translations.$C809]);LEN([.A$1]))=[.A$1];&quot;Yes&quot;;&quot;No&quot;);&quot;&quot;;&quot;NO&quot;)">
            <text:p/>
          </table:table-cell>
          <table:table-cell table:formula="of:=IF(IF(LEFT(TRIM([$Translations.$B809]);LEN([.B$1]))=[.B$1];&quot;Yes&quot;;&quot;No&quot;)=IF(LEFT(TRIM([$Translations.$C809]);LEN([.B$1]))=[.B$1];&quot;Yes&quot;;&quot;No&quot;);&quot;&quot;;&quot;NO&quot;)">
            <text:p/>
          </table:table-cell>
          <table:table-cell table:formula="of:=IF(IF(LEFT(TRIM([$Translations.$B809]);LEN([.C$1]))=[.C$1];&quot;Yes&quot;;&quot;No&quot;)=IF(LEFT(TRIM([$Translations.$C809]);LEN([.C$1]))=[.C$1];&quot;Yes&quot;;&quot;No&quot;);&quot;&quot;;&quot;NO&quot;)">
            <text:p/>
          </table:table-cell>
          <table:table-cell table:formula="of:=IF(IF(LEFT(TRIM([$Translations.$B809]);LEN([.D$1]))=[.D$1];&quot;Yes&quot;;&quot;No&quot;)=IF(LEFT(TRIM([$Translations.$C809]);LEN([.D$1]))=[.D$1];&quot;Yes&quot;;&quot;No&quot;);&quot;&quot;;&quot;NO&quot;)">
            <text:p/>
          </table:table-cell>
          <table:table-cell table:formula="of:=IF(IF(LEFT(TRIM([$Translations.$B809]);LEN([.E$1]))=[.E$1];&quot;Yes&quot;;&quot;No&quot;)=IF(LEFT(TRIM([$Translations.$C809]);LEN([.E$1]))=[.E$1];&quot;Yes&quot;;&quot;No&quot;);&quot;&quot;;&quot;NO&quot;)">
            <text:p/>
          </table:table-cell>
          <table:table-cell table:formula="of:=IF(IF(LEFT(TRIM([$Translations.$B809]);LEN([.F$1]))=[.F$1];&quot;Yes&quot;;&quot;No&quot;)=IF(LEFT(TRIM([$Translations.$C809]);LEN([.F$1]))=[.F$1];&quot;Yes&quot;;&quot;No&quot;);&quot;&quot;;&quot;NO&quot;)">
            <text:p/>
          </table:table-cell>
          <table:table-cell table:formula="of:=IF(IF(LEFT(TRIM([$Translations.$B809]);LEN([.G$1]))=[.G$1];&quot;Yes&quot;;&quot;No&quot;)=IF(LEFT(TRIM([$Translations.$C809]);LEN([.G$1]))=[.G$1];&quot;Yes&quot;;&quot;No&quot;);&quot;&quot;;&quot;NO&quot;)">
            <text:p/>
          </table:table-cell>
        </table:table-row>
        <table:table-row table:style-name="ro8">
          <table:table-cell table:formula="of:=IF(IF(LEFT(TRIM([$Translations.$B810]);LEN([.A$1]))=[.A$1];&quot;Yes&quot;;&quot;No&quot;)=IF(LEFT(TRIM([$Translations.$C810]);LEN([.A$1]))=[.A$1];&quot;Yes&quot;;&quot;No&quot;);&quot;&quot;;&quot;NO&quot;)">
            <text:p/>
          </table:table-cell>
          <table:table-cell table:formula="of:=IF(IF(LEFT(TRIM([$Translations.$B810]);LEN([.B$1]))=[.B$1];&quot;Yes&quot;;&quot;No&quot;)=IF(LEFT(TRIM([$Translations.$C810]);LEN([.B$1]))=[.B$1];&quot;Yes&quot;;&quot;No&quot;);&quot;&quot;;&quot;NO&quot;)">
            <text:p/>
          </table:table-cell>
          <table:table-cell table:formula="of:=IF(IF(LEFT(TRIM([$Translations.$B810]);LEN([.C$1]))=[.C$1];&quot;Yes&quot;;&quot;No&quot;)=IF(LEFT(TRIM([$Translations.$C810]);LEN([.C$1]))=[.C$1];&quot;Yes&quot;;&quot;No&quot;);&quot;&quot;;&quot;NO&quot;)">
            <text:p/>
          </table:table-cell>
          <table:table-cell table:formula="of:=IF(IF(LEFT(TRIM([$Translations.$B810]);LEN([.D$1]))=[.D$1];&quot;Yes&quot;;&quot;No&quot;)=IF(LEFT(TRIM([$Translations.$C810]);LEN([.D$1]))=[.D$1];&quot;Yes&quot;;&quot;No&quot;);&quot;&quot;;&quot;NO&quot;)">
            <text:p/>
          </table:table-cell>
          <table:table-cell table:formula="of:=IF(IF(LEFT(TRIM([$Translations.$B810]);LEN([.E$1]))=[.E$1];&quot;Yes&quot;;&quot;No&quot;)=IF(LEFT(TRIM([$Translations.$C810]);LEN([.E$1]))=[.E$1];&quot;Yes&quot;;&quot;No&quot;);&quot;&quot;;&quot;NO&quot;)">
            <text:p/>
          </table:table-cell>
          <table:table-cell table:formula="of:=IF(IF(LEFT(TRIM([$Translations.$B810]);LEN([.F$1]))=[.F$1];&quot;Yes&quot;;&quot;No&quot;)=IF(LEFT(TRIM([$Translations.$C810]);LEN([.F$1]))=[.F$1];&quot;Yes&quot;;&quot;No&quot;);&quot;&quot;;&quot;NO&quot;)">
            <text:p/>
          </table:table-cell>
          <table:table-cell table:formula="of:=IF(IF(LEFT(TRIM([$Translations.$B810]);LEN([.G$1]))=[.G$1];&quot;Yes&quot;;&quot;No&quot;)=IF(LEFT(TRIM([$Translations.$C810]);LEN([.G$1]))=[.G$1];&quot;Yes&quot;;&quot;No&quot;);&quot;&quot;;&quot;NO&quot;)">
            <text:p/>
          </table:table-cell>
        </table:table-row>
        <table:table-row table:style-name="ro8">
          <table:table-cell table:formula="of:=IF(IF(LEFT(TRIM([$Translations.$B811]);LEN([.A$1]))=[.A$1];&quot;Yes&quot;;&quot;No&quot;)=IF(LEFT(TRIM([$Translations.$C811]);LEN([.A$1]))=[.A$1];&quot;Yes&quot;;&quot;No&quot;);&quot;&quot;;&quot;NO&quot;)">
            <text:p/>
          </table:table-cell>
          <table:table-cell table:formula="of:=IF(IF(LEFT(TRIM([$Translations.$B811]);LEN([.B$1]))=[.B$1];&quot;Yes&quot;;&quot;No&quot;)=IF(LEFT(TRIM([$Translations.$C811]);LEN([.B$1]))=[.B$1];&quot;Yes&quot;;&quot;No&quot;);&quot;&quot;;&quot;NO&quot;)">
            <text:p/>
          </table:table-cell>
          <table:table-cell table:formula="of:=IF(IF(LEFT(TRIM([$Translations.$B811]);LEN([.C$1]))=[.C$1];&quot;Yes&quot;;&quot;No&quot;)=IF(LEFT(TRIM([$Translations.$C811]);LEN([.C$1]))=[.C$1];&quot;Yes&quot;;&quot;No&quot;);&quot;&quot;;&quot;NO&quot;)">
            <text:p/>
          </table:table-cell>
          <table:table-cell table:formula="of:=IF(IF(LEFT(TRIM([$Translations.$B811]);LEN([.D$1]))=[.D$1];&quot;Yes&quot;;&quot;No&quot;)=IF(LEFT(TRIM([$Translations.$C811]);LEN([.D$1]))=[.D$1];&quot;Yes&quot;;&quot;No&quot;);&quot;&quot;;&quot;NO&quot;)">
            <text:p/>
          </table:table-cell>
          <table:table-cell table:formula="of:=IF(IF(LEFT(TRIM([$Translations.$B811]);LEN([.E$1]))=[.E$1];&quot;Yes&quot;;&quot;No&quot;)=IF(LEFT(TRIM([$Translations.$C811]);LEN([.E$1]))=[.E$1];&quot;Yes&quot;;&quot;No&quot;);&quot;&quot;;&quot;NO&quot;)">
            <text:p/>
          </table:table-cell>
          <table:table-cell table:formula="of:=IF(IF(LEFT(TRIM([$Translations.$B811]);LEN([.F$1]))=[.F$1];&quot;Yes&quot;;&quot;No&quot;)=IF(LEFT(TRIM([$Translations.$C811]);LEN([.F$1]))=[.F$1];&quot;Yes&quot;;&quot;No&quot;);&quot;&quot;;&quot;NO&quot;)">
            <text:p/>
          </table:table-cell>
          <table:table-cell table:formula="of:=IF(IF(LEFT(TRIM([$Translations.$B811]);LEN([.G$1]))=[.G$1];&quot;Yes&quot;;&quot;No&quot;)=IF(LEFT(TRIM([$Translations.$C811]);LEN([.G$1]))=[.G$1];&quot;Yes&quot;;&quot;No&quot;);&quot;&quot;;&quot;NO&quot;)">
            <text:p/>
          </table:table-cell>
        </table:table-row>
        <table:table-row table:style-name="ro8">
          <table:table-cell table:formula="of:=IF(IF(LEFT(TRIM([$Translations.$B812]);LEN([.A$1]))=[.A$1];&quot;Yes&quot;;&quot;No&quot;)=IF(LEFT(TRIM([$Translations.$C812]);LEN([.A$1]))=[.A$1];&quot;Yes&quot;;&quot;No&quot;);&quot;&quot;;&quot;NO&quot;)">
            <text:p/>
          </table:table-cell>
          <table:table-cell table:formula="of:=IF(IF(LEFT(TRIM([$Translations.$B812]);LEN([.B$1]))=[.B$1];&quot;Yes&quot;;&quot;No&quot;)=IF(LEFT(TRIM([$Translations.$C812]);LEN([.B$1]))=[.B$1];&quot;Yes&quot;;&quot;No&quot;);&quot;&quot;;&quot;NO&quot;)">
            <text:p/>
          </table:table-cell>
          <table:table-cell table:formula="of:=IF(IF(LEFT(TRIM([$Translations.$B812]);LEN([.C$1]))=[.C$1];&quot;Yes&quot;;&quot;No&quot;)=IF(LEFT(TRIM([$Translations.$C812]);LEN([.C$1]))=[.C$1];&quot;Yes&quot;;&quot;No&quot;);&quot;&quot;;&quot;NO&quot;)">
            <text:p/>
          </table:table-cell>
          <table:table-cell table:formula="of:=IF(IF(LEFT(TRIM([$Translations.$B812]);LEN([.D$1]))=[.D$1];&quot;Yes&quot;;&quot;No&quot;)=IF(LEFT(TRIM([$Translations.$C812]);LEN([.D$1]))=[.D$1];&quot;Yes&quot;;&quot;No&quot;);&quot;&quot;;&quot;NO&quot;)">
            <text:p/>
          </table:table-cell>
          <table:table-cell table:formula="of:=IF(IF(LEFT(TRIM([$Translations.$B812]);LEN([.E$1]))=[.E$1];&quot;Yes&quot;;&quot;No&quot;)=IF(LEFT(TRIM([$Translations.$C812]);LEN([.E$1]))=[.E$1];&quot;Yes&quot;;&quot;No&quot;);&quot;&quot;;&quot;NO&quot;)">
            <text:p/>
          </table:table-cell>
          <table:table-cell table:formula="of:=IF(IF(LEFT(TRIM([$Translations.$B812]);LEN([.F$1]))=[.F$1];&quot;Yes&quot;;&quot;No&quot;)=IF(LEFT(TRIM([$Translations.$C812]);LEN([.F$1]))=[.F$1];&quot;Yes&quot;;&quot;No&quot;);&quot;&quot;;&quot;NO&quot;)">
            <text:p/>
          </table:table-cell>
          <table:table-cell table:formula="of:=IF(IF(LEFT(TRIM([$Translations.$B812]);LEN([.G$1]))=[.G$1];&quot;Yes&quot;;&quot;No&quot;)=IF(LEFT(TRIM([$Translations.$C812]);LEN([.G$1]))=[.G$1];&quot;Yes&quot;;&quot;No&quot;);&quot;&quot;;&quot;NO&quot;)">
            <text:p/>
          </table:table-cell>
        </table:table-row>
        <table:table-row table:style-name="ro8">
          <table:table-cell table:formula="of:=IF(IF(LEFT(TRIM([$Translations.$B813]);LEN([.A$1]))=[.A$1];&quot;Yes&quot;;&quot;No&quot;)=IF(LEFT(TRIM([$Translations.$C813]);LEN([.A$1]))=[.A$1];&quot;Yes&quot;;&quot;No&quot;);&quot;&quot;;&quot;NO&quot;)">
            <text:p/>
          </table:table-cell>
          <table:table-cell table:formula="of:=IF(IF(LEFT(TRIM([$Translations.$B813]);LEN([.B$1]))=[.B$1];&quot;Yes&quot;;&quot;No&quot;)=IF(LEFT(TRIM([$Translations.$C813]);LEN([.B$1]))=[.B$1];&quot;Yes&quot;;&quot;No&quot;);&quot;&quot;;&quot;NO&quot;)">
            <text:p/>
          </table:table-cell>
          <table:table-cell table:formula="of:=IF(IF(LEFT(TRIM([$Translations.$B813]);LEN([.C$1]))=[.C$1];&quot;Yes&quot;;&quot;No&quot;)=IF(LEFT(TRIM([$Translations.$C813]);LEN([.C$1]))=[.C$1];&quot;Yes&quot;;&quot;No&quot;);&quot;&quot;;&quot;NO&quot;)">
            <text:p/>
          </table:table-cell>
          <table:table-cell table:formula="of:=IF(IF(LEFT(TRIM([$Translations.$B813]);LEN([.D$1]))=[.D$1];&quot;Yes&quot;;&quot;No&quot;)=IF(LEFT(TRIM([$Translations.$C813]);LEN([.D$1]))=[.D$1];&quot;Yes&quot;;&quot;No&quot;);&quot;&quot;;&quot;NO&quot;)">
            <text:p/>
          </table:table-cell>
          <table:table-cell table:formula="of:=IF(IF(LEFT(TRIM([$Translations.$B813]);LEN([.E$1]))=[.E$1];&quot;Yes&quot;;&quot;No&quot;)=IF(LEFT(TRIM([$Translations.$C813]);LEN([.E$1]))=[.E$1];&quot;Yes&quot;;&quot;No&quot;);&quot;&quot;;&quot;NO&quot;)">
            <text:p/>
          </table:table-cell>
          <table:table-cell table:formula="of:=IF(IF(LEFT(TRIM([$Translations.$B813]);LEN([.F$1]))=[.F$1];&quot;Yes&quot;;&quot;No&quot;)=IF(LEFT(TRIM([$Translations.$C813]);LEN([.F$1]))=[.F$1];&quot;Yes&quot;;&quot;No&quot;);&quot;&quot;;&quot;NO&quot;)">
            <text:p/>
          </table:table-cell>
          <table:table-cell table:formula="of:=IF(IF(LEFT(TRIM([$Translations.$B813]);LEN([.G$1]))=[.G$1];&quot;Yes&quot;;&quot;No&quot;)=IF(LEFT(TRIM([$Translations.$C813]);LEN([.G$1]))=[.G$1];&quot;Yes&quot;;&quot;No&quot;);&quot;&quot;;&quot;NO&quot;)">
            <text:p/>
          </table:table-cell>
        </table:table-row>
        <table:table-row table:style-name="ro8">
          <table:table-cell table:formula="of:=IF(IF(LEFT(TRIM([$Translations.$B814]);LEN([.A$1]))=[.A$1];&quot;Yes&quot;;&quot;No&quot;)=IF(LEFT(TRIM([$Translations.$C814]);LEN([.A$1]))=[.A$1];&quot;Yes&quot;;&quot;No&quot;);&quot;&quot;;&quot;NO&quot;)">
            <text:p/>
          </table:table-cell>
          <table:table-cell table:formula="of:=IF(IF(LEFT(TRIM([$Translations.$B814]);LEN([.B$1]))=[.B$1];&quot;Yes&quot;;&quot;No&quot;)=IF(LEFT(TRIM([$Translations.$C814]);LEN([.B$1]))=[.B$1];&quot;Yes&quot;;&quot;No&quot;);&quot;&quot;;&quot;NO&quot;)">
            <text:p/>
          </table:table-cell>
          <table:table-cell table:formula="of:=IF(IF(LEFT(TRIM([$Translations.$B814]);LEN([.C$1]))=[.C$1];&quot;Yes&quot;;&quot;No&quot;)=IF(LEFT(TRIM([$Translations.$C814]);LEN([.C$1]))=[.C$1];&quot;Yes&quot;;&quot;No&quot;);&quot;&quot;;&quot;NO&quot;)">
            <text:p/>
          </table:table-cell>
          <table:table-cell table:formula="of:=IF(IF(LEFT(TRIM([$Translations.$B814]);LEN([.D$1]))=[.D$1];&quot;Yes&quot;;&quot;No&quot;)=IF(LEFT(TRIM([$Translations.$C814]);LEN([.D$1]))=[.D$1];&quot;Yes&quot;;&quot;No&quot;);&quot;&quot;;&quot;NO&quot;)">
            <text:p/>
          </table:table-cell>
          <table:table-cell table:formula="of:=IF(IF(LEFT(TRIM([$Translations.$B814]);LEN([.E$1]))=[.E$1];&quot;Yes&quot;;&quot;No&quot;)=IF(LEFT(TRIM([$Translations.$C814]);LEN([.E$1]))=[.E$1];&quot;Yes&quot;;&quot;No&quot;);&quot;&quot;;&quot;NO&quot;)">
            <text:p/>
          </table:table-cell>
          <table:table-cell table:formula="of:=IF(IF(LEFT(TRIM([$Translations.$B814]);LEN([.F$1]))=[.F$1];&quot;Yes&quot;;&quot;No&quot;)=IF(LEFT(TRIM([$Translations.$C814]);LEN([.F$1]))=[.F$1];&quot;Yes&quot;;&quot;No&quot;);&quot;&quot;;&quot;NO&quot;)">
            <text:p/>
          </table:table-cell>
          <table:table-cell table:formula="of:=IF(IF(LEFT(TRIM([$Translations.$B814]);LEN([.G$1]))=[.G$1];&quot;Yes&quot;;&quot;No&quot;)=IF(LEFT(TRIM([$Translations.$C814]);LEN([.G$1]))=[.G$1];&quot;Yes&quot;;&quot;No&quot;);&quot;&quot;;&quot;NO&quot;)">
            <text:p/>
          </table:table-cell>
        </table:table-row>
        <table:table-row table:style-name="ro8">
          <table:table-cell table:formula="of:=IF(IF(LEFT(TRIM([$Translations.$B815]);LEN([.A$1]))=[.A$1];&quot;Yes&quot;;&quot;No&quot;)=IF(LEFT(TRIM([$Translations.$C815]);LEN([.A$1]))=[.A$1];&quot;Yes&quot;;&quot;No&quot;);&quot;&quot;;&quot;NO&quot;)">
            <text:p/>
          </table:table-cell>
          <table:table-cell table:formula="of:=IF(IF(LEFT(TRIM([$Translations.$B815]);LEN([.B$1]))=[.B$1];&quot;Yes&quot;;&quot;No&quot;)=IF(LEFT(TRIM([$Translations.$C815]);LEN([.B$1]))=[.B$1];&quot;Yes&quot;;&quot;No&quot;);&quot;&quot;;&quot;NO&quot;)">
            <text:p/>
          </table:table-cell>
          <table:table-cell table:formula="of:=IF(IF(LEFT(TRIM([$Translations.$B815]);LEN([.C$1]))=[.C$1];&quot;Yes&quot;;&quot;No&quot;)=IF(LEFT(TRIM([$Translations.$C815]);LEN([.C$1]))=[.C$1];&quot;Yes&quot;;&quot;No&quot;);&quot;&quot;;&quot;NO&quot;)">
            <text:p/>
          </table:table-cell>
          <table:table-cell table:formula="of:=IF(IF(LEFT(TRIM([$Translations.$B815]);LEN([.D$1]))=[.D$1];&quot;Yes&quot;;&quot;No&quot;)=IF(LEFT(TRIM([$Translations.$C815]);LEN([.D$1]))=[.D$1];&quot;Yes&quot;;&quot;No&quot;);&quot;&quot;;&quot;NO&quot;)">
            <text:p/>
          </table:table-cell>
          <table:table-cell table:formula="of:=IF(IF(LEFT(TRIM([$Translations.$B815]);LEN([.E$1]))=[.E$1];&quot;Yes&quot;;&quot;No&quot;)=IF(LEFT(TRIM([$Translations.$C815]);LEN([.E$1]))=[.E$1];&quot;Yes&quot;;&quot;No&quot;);&quot;&quot;;&quot;NO&quot;)">
            <text:p/>
          </table:table-cell>
          <table:table-cell table:formula="of:=IF(IF(LEFT(TRIM([$Translations.$B815]);LEN([.F$1]))=[.F$1];&quot;Yes&quot;;&quot;No&quot;)=IF(LEFT(TRIM([$Translations.$C815]);LEN([.F$1]))=[.F$1];&quot;Yes&quot;;&quot;No&quot;);&quot;&quot;;&quot;NO&quot;)">
            <text:p/>
          </table:table-cell>
          <table:table-cell table:formula="of:=IF(IF(LEFT(TRIM([$Translations.$B815]);LEN([.G$1]))=[.G$1];&quot;Yes&quot;;&quot;No&quot;)=IF(LEFT(TRIM([$Translations.$C815]);LEN([.G$1]))=[.G$1];&quot;Yes&quot;;&quot;No&quot;);&quot;&quot;;&quot;NO&quot;)">
            <text:p/>
          </table:table-cell>
        </table:table-row>
        <table:table-row table:style-name="ro8">
          <table:table-cell table:formula="of:=IF(IF(LEFT(TRIM([$Translations.$B816]);LEN([.A$1]))=[.A$1];&quot;Yes&quot;;&quot;No&quot;)=IF(LEFT(TRIM([$Translations.$C816]);LEN([.A$1]))=[.A$1];&quot;Yes&quot;;&quot;No&quot;);&quot;&quot;;&quot;NO&quot;)">
            <text:p/>
          </table:table-cell>
          <table:table-cell table:formula="of:=IF(IF(LEFT(TRIM([$Translations.$B816]);LEN([.B$1]))=[.B$1];&quot;Yes&quot;;&quot;No&quot;)=IF(LEFT(TRIM([$Translations.$C816]);LEN([.B$1]))=[.B$1];&quot;Yes&quot;;&quot;No&quot;);&quot;&quot;;&quot;NO&quot;)">
            <text:p/>
          </table:table-cell>
          <table:table-cell table:formula="of:=IF(IF(LEFT(TRIM([$Translations.$B816]);LEN([.C$1]))=[.C$1];&quot;Yes&quot;;&quot;No&quot;)=IF(LEFT(TRIM([$Translations.$C816]);LEN([.C$1]))=[.C$1];&quot;Yes&quot;;&quot;No&quot;);&quot;&quot;;&quot;NO&quot;)">
            <text:p/>
          </table:table-cell>
          <table:table-cell table:formula="of:=IF(IF(LEFT(TRIM([$Translations.$B816]);LEN([.D$1]))=[.D$1];&quot;Yes&quot;;&quot;No&quot;)=IF(LEFT(TRIM([$Translations.$C816]);LEN([.D$1]))=[.D$1];&quot;Yes&quot;;&quot;No&quot;);&quot;&quot;;&quot;NO&quot;)">
            <text:p/>
          </table:table-cell>
          <table:table-cell table:formula="of:=IF(IF(LEFT(TRIM([$Translations.$B816]);LEN([.E$1]))=[.E$1];&quot;Yes&quot;;&quot;No&quot;)=IF(LEFT(TRIM([$Translations.$C816]);LEN([.E$1]))=[.E$1];&quot;Yes&quot;;&quot;No&quot;);&quot;&quot;;&quot;NO&quot;)">
            <text:p/>
          </table:table-cell>
          <table:table-cell table:formula="of:=IF(IF(LEFT(TRIM([$Translations.$B816]);LEN([.F$1]))=[.F$1];&quot;Yes&quot;;&quot;No&quot;)=IF(LEFT(TRIM([$Translations.$C816]);LEN([.F$1]))=[.F$1];&quot;Yes&quot;;&quot;No&quot;);&quot;&quot;;&quot;NO&quot;)">
            <text:p/>
          </table:table-cell>
          <table:table-cell table:formula="of:=IF(IF(LEFT(TRIM([$Translations.$B816]);LEN([.G$1]))=[.G$1];&quot;Yes&quot;;&quot;No&quot;)=IF(LEFT(TRIM([$Translations.$C816]);LEN([.G$1]))=[.G$1];&quot;Yes&quot;;&quot;No&quot;);&quot;&quot;;&quot;NO&quot;)">
            <text:p/>
          </table:table-cell>
        </table:table-row>
        <table:table-row table:style-name="ro8">
          <table:table-cell table:formula="of:=IF(IF(LEFT(TRIM([$Translations.$B817]);LEN([.A$1]))=[.A$1];&quot;Yes&quot;;&quot;No&quot;)=IF(LEFT(TRIM([$Translations.$C817]);LEN([.A$1]))=[.A$1];&quot;Yes&quot;;&quot;No&quot;);&quot;&quot;;&quot;NO&quot;)">
            <text:p/>
          </table:table-cell>
          <table:table-cell table:formula="of:=IF(IF(LEFT(TRIM([$Translations.$B817]);LEN([.B$1]))=[.B$1];&quot;Yes&quot;;&quot;No&quot;)=IF(LEFT(TRIM([$Translations.$C817]);LEN([.B$1]))=[.B$1];&quot;Yes&quot;;&quot;No&quot;);&quot;&quot;;&quot;NO&quot;)">
            <text:p/>
          </table:table-cell>
          <table:table-cell table:formula="of:=IF(IF(LEFT(TRIM([$Translations.$B817]);LEN([.C$1]))=[.C$1];&quot;Yes&quot;;&quot;No&quot;)=IF(LEFT(TRIM([$Translations.$C817]);LEN([.C$1]))=[.C$1];&quot;Yes&quot;;&quot;No&quot;);&quot;&quot;;&quot;NO&quot;)">
            <text:p/>
          </table:table-cell>
          <table:table-cell table:formula="of:=IF(IF(LEFT(TRIM([$Translations.$B817]);LEN([.D$1]))=[.D$1];&quot;Yes&quot;;&quot;No&quot;)=IF(LEFT(TRIM([$Translations.$C817]);LEN([.D$1]))=[.D$1];&quot;Yes&quot;;&quot;No&quot;);&quot;&quot;;&quot;NO&quot;)">
            <text:p/>
          </table:table-cell>
          <table:table-cell table:formula="of:=IF(IF(LEFT(TRIM([$Translations.$B817]);LEN([.E$1]))=[.E$1];&quot;Yes&quot;;&quot;No&quot;)=IF(LEFT(TRIM([$Translations.$C817]);LEN([.E$1]))=[.E$1];&quot;Yes&quot;;&quot;No&quot;);&quot;&quot;;&quot;NO&quot;)">
            <text:p/>
          </table:table-cell>
          <table:table-cell table:formula="of:=IF(IF(LEFT(TRIM([$Translations.$B817]);LEN([.F$1]))=[.F$1];&quot;Yes&quot;;&quot;No&quot;)=IF(LEFT(TRIM([$Translations.$C817]);LEN([.F$1]))=[.F$1];&quot;Yes&quot;;&quot;No&quot;);&quot;&quot;;&quot;NO&quot;)">
            <text:p/>
          </table:table-cell>
          <table:table-cell table:formula="of:=IF(IF(LEFT(TRIM([$Translations.$B817]);LEN([.G$1]))=[.G$1];&quot;Yes&quot;;&quot;No&quot;)=IF(LEFT(TRIM([$Translations.$C817]);LEN([.G$1]))=[.G$1];&quot;Yes&quot;;&quot;No&quot;);&quot;&quot;;&quot;NO&quot;)">
            <text:p/>
          </table:table-cell>
        </table:table-row>
        <table:table-row table:style-name="ro8">
          <table:table-cell table:formula="of:=IF(IF(LEFT(TRIM([$Translations.$B818]);LEN([.A$1]))=[.A$1];&quot;Yes&quot;;&quot;No&quot;)=IF(LEFT(TRIM([$Translations.$C818]);LEN([.A$1]))=[.A$1];&quot;Yes&quot;;&quot;No&quot;);&quot;&quot;;&quot;NO&quot;)">
            <text:p/>
          </table:table-cell>
          <table:table-cell table:formula="of:=IF(IF(LEFT(TRIM([$Translations.$B818]);LEN([.B$1]))=[.B$1];&quot;Yes&quot;;&quot;No&quot;)=IF(LEFT(TRIM([$Translations.$C818]);LEN([.B$1]))=[.B$1];&quot;Yes&quot;;&quot;No&quot;);&quot;&quot;;&quot;NO&quot;)">
            <text:p/>
          </table:table-cell>
          <table:table-cell table:formula="of:=IF(IF(LEFT(TRIM([$Translations.$B818]);LEN([.C$1]))=[.C$1];&quot;Yes&quot;;&quot;No&quot;)=IF(LEFT(TRIM([$Translations.$C818]);LEN([.C$1]))=[.C$1];&quot;Yes&quot;;&quot;No&quot;);&quot;&quot;;&quot;NO&quot;)">
            <text:p/>
          </table:table-cell>
          <table:table-cell table:formula="of:=IF(IF(LEFT(TRIM([$Translations.$B818]);LEN([.D$1]))=[.D$1];&quot;Yes&quot;;&quot;No&quot;)=IF(LEFT(TRIM([$Translations.$C818]);LEN([.D$1]))=[.D$1];&quot;Yes&quot;;&quot;No&quot;);&quot;&quot;;&quot;NO&quot;)">
            <text:p/>
          </table:table-cell>
          <table:table-cell table:formula="of:=IF(IF(LEFT(TRIM([$Translations.$B818]);LEN([.E$1]))=[.E$1];&quot;Yes&quot;;&quot;No&quot;)=IF(LEFT(TRIM([$Translations.$C818]);LEN([.E$1]))=[.E$1];&quot;Yes&quot;;&quot;No&quot;);&quot;&quot;;&quot;NO&quot;)">
            <text:p/>
          </table:table-cell>
          <table:table-cell table:formula="of:=IF(IF(LEFT(TRIM([$Translations.$B818]);LEN([.F$1]))=[.F$1];&quot;Yes&quot;;&quot;No&quot;)=IF(LEFT(TRIM([$Translations.$C818]);LEN([.F$1]))=[.F$1];&quot;Yes&quot;;&quot;No&quot;);&quot;&quot;;&quot;NO&quot;)">
            <text:p/>
          </table:table-cell>
          <table:table-cell table:formula="of:=IF(IF(LEFT(TRIM([$Translations.$B818]);LEN([.G$1]))=[.G$1];&quot;Yes&quot;;&quot;No&quot;)=IF(LEFT(TRIM([$Translations.$C818]);LEN([.G$1]))=[.G$1];&quot;Yes&quot;;&quot;No&quot;);&quot;&quot;;&quot;NO&quot;)">
            <text:p/>
          </table:table-cell>
        </table:table-row>
        <table:table-row table:style-name="ro8">
          <table:table-cell table:formula="of:=IF(IF(LEFT(TRIM([$Translations.$B819]);LEN([.A$1]))=[.A$1];&quot;Yes&quot;;&quot;No&quot;)=IF(LEFT(TRIM([$Translations.$C819]);LEN([.A$1]))=[.A$1];&quot;Yes&quot;;&quot;No&quot;);&quot;&quot;;&quot;NO&quot;)">
            <text:p/>
          </table:table-cell>
          <table:table-cell table:formula="of:=IF(IF(LEFT(TRIM([$Translations.$B819]);LEN([.B$1]))=[.B$1];&quot;Yes&quot;;&quot;No&quot;)=IF(LEFT(TRIM([$Translations.$C819]);LEN([.B$1]))=[.B$1];&quot;Yes&quot;;&quot;No&quot;);&quot;&quot;;&quot;NO&quot;)">
            <text:p/>
          </table:table-cell>
          <table:table-cell table:formula="of:=IF(IF(LEFT(TRIM([$Translations.$B819]);LEN([.C$1]))=[.C$1];&quot;Yes&quot;;&quot;No&quot;)=IF(LEFT(TRIM([$Translations.$C819]);LEN([.C$1]))=[.C$1];&quot;Yes&quot;;&quot;No&quot;);&quot;&quot;;&quot;NO&quot;)">
            <text:p/>
          </table:table-cell>
          <table:table-cell table:formula="of:=IF(IF(LEFT(TRIM([$Translations.$B819]);LEN([.D$1]))=[.D$1];&quot;Yes&quot;;&quot;No&quot;)=IF(LEFT(TRIM([$Translations.$C819]);LEN([.D$1]))=[.D$1];&quot;Yes&quot;;&quot;No&quot;);&quot;&quot;;&quot;NO&quot;)">
            <text:p/>
          </table:table-cell>
          <table:table-cell table:formula="of:=IF(IF(LEFT(TRIM([$Translations.$B819]);LEN([.E$1]))=[.E$1];&quot;Yes&quot;;&quot;No&quot;)=IF(LEFT(TRIM([$Translations.$C819]);LEN([.E$1]))=[.E$1];&quot;Yes&quot;;&quot;No&quot;);&quot;&quot;;&quot;NO&quot;)">
            <text:p/>
          </table:table-cell>
          <table:table-cell table:formula="of:=IF(IF(LEFT(TRIM([$Translations.$B819]);LEN([.F$1]))=[.F$1];&quot;Yes&quot;;&quot;No&quot;)=IF(LEFT(TRIM([$Translations.$C819]);LEN([.F$1]))=[.F$1];&quot;Yes&quot;;&quot;No&quot;);&quot;&quot;;&quot;NO&quot;)">
            <text:p/>
          </table:table-cell>
          <table:table-cell table:formula="of:=IF(IF(LEFT(TRIM([$Translations.$B819]);LEN([.G$1]))=[.G$1];&quot;Yes&quot;;&quot;No&quot;)=IF(LEFT(TRIM([$Translations.$C819]);LEN([.G$1]))=[.G$1];&quot;Yes&quot;;&quot;No&quot;);&quot;&quot;;&quot;NO&quot;)">
            <text:p/>
          </table:table-cell>
        </table:table-row>
        <table:table-row table:style-name="ro8">
          <table:table-cell table:formula="of:=IF(IF(LEFT(TRIM([$Translations.$B820]);LEN([.A$1]))=[.A$1];&quot;Yes&quot;;&quot;No&quot;)=IF(LEFT(TRIM([$Translations.$C820]);LEN([.A$1]))=[.A$1];&quot;Yes&quot;;&quot;No&quot;);&quot;&quot;;&quot;NO&quot;)">
            <text:p/>
          </table:table-cell>
          <table:table-cell table:formula="of:=IF(IF(LEFT(TRIM([$Translations.$B820]);LEN([.B$1]))=[.B$1];&quot;Yes&quot;;&quot;No&quot;)=IF(LEFT(TRIM([$Translations.$C820]);LEN([.B$1]))=[.B$1];&quot;Yes&quot;;&quot;No&quot;);&quot;&quot;;&quot;NO&quot;)">
            <text:p/>
          </table:table-cell>
          <table:table-cell table:formula="of:=IF(IF(LEFT(TRIM([$Translations.$B820]);LEN([.C$1]))=[.C$1];&quot;Yes&quot;;&quot;No&quot;)=IF(LEFT(TRIM([$Translations.$C820]);LEN([.C$1]))=[.C$1];&quot;Yes&quot;;&quot;No&quot;);&quot;&quot;;&quot;NO&quot;)">
            <text:p/>
          </table:table-cell>
          <table:table-cell table:formula="of:=IF(IF(LEFT(TRIM([$Translations.$B820]);LEN([.D$1]))=[.D$1];&quot;Yes&quot;;&quot;No&quot;)=IF(LEFT(TRIM([$Translations.$C820]);LEN([.D$1]))=[.D$1];&quot;Yes&quot;;&quot;No&quot;);&quot;&quot;;&quot;NO&quot;)">
            <text:p/>
          </table:table-cell>
          <table:table-cell table:formula="of:=IF(IF(LEFT(TRIM([$Translations.$B820]);LEN([.E$1]))=[.E$1];&quot;Yes&quot;;&quot;No&quot;)=IF(LEFT(TRIM([$Translations.$C820]);LEN([.E$1]))=[.E$1];&quot;Yes&quot;;&quot;No&quot;);&quot;&quot;;&quot;NO&quot;)">
            <text:p/>
          </table:table-cell>
          <table:table-cell table:formula="of:=IF(IF(LEFT(TRIM([$Translations.$B820]);LEN([.F$1]))=[.F$1];&quot;Yes&quot;;&quot;No&quot;)=IF(LEFT(TRIM([$Translations.$C820]);LEN([.F$1]))=[.F$1];&quot;Yes&quot;;&quot;No&quot;);&quot;&quot;;&quot;NO&quot;)">
            <text:p/>
          </table:table-cell>
          <table:table-cell table:formula="of:=IF(IF(LEFT(TRIM([$Translations.$B820]);LEN([.G$1]))=[.G$1];&quot;Yes&quot;;&quot;No&quot;)=IF(LEFT(TRIM([$Translations.$C820]);LEN([.G$1]))=[.G$1];&quot;Yes&quot;;&quot;No&quot;);&quot;&quot;;&quot;NO&quot;)">
            <text:p/>
          </table:table-cell>
        </table:table-row>
        <table:table-row table:style-name="ro8">
          <table:table-cell table:formula="of:=IF(IF(LEFT(TRIM([$Translations.$B821]);LEN([.A$1]))=[.A$1];&quot;Yes&quot;;&quot;No&quot;)=IF(LEFT(TRIM([$Translations.$C821]);LEN([.A$1]))=[.A$1];&quot;Yes&quot;;&quot;No&quot;);&quot;&quot;;&quot;NO&quot;)">
            <text:p/>
          </table:table-cell>
          <table:table-cell table:formula="of:=IF(IF(LEFT(TRIM([$Translations.$B821]);LEN([.B$1]))=[.B$1];&quot;Yes&quot;;&quot;No&quot;)=IF(LEFT(TRIM([$Translations.$C821]);LEN([.B$1]))=[.B$1];&quot;Yes&quot;;&quot;No&quot;);&quot;&quot;;&quot;NO&quot;)">
            <text:p/>
          </table:table-cell>
          <table:table-cell table:formula="of:=IF(IF(LEFT(TRIM([$Translations.$B821]);LEN([.C$1]))=[.C$1];&quot;Yes&quot;;&quot;No&quot;)=IF(LEFT(TRIM([$Translations.$C821]);LEN([.C$1]))=[.C$1];&quot;Yes&quot;;&quot;No&quot;);&quot;&quot;;&quot;NO&quot;)">
            <text:p/>
          </table:table-cell>
          <table:table-cell table:formula="of:=IF(IF(LEFT(TRIM([$Translations.$B821]);LEN([.D$1]))=[.D$1];&quot;Yes&quot;;&quot;No&quot;)=IF(LEFT(TRIM([$Translations.$C821]);LEN([.D$1]))=[.D$1];&quot;Yes&quot;;&quot;No&quot;);&quot;&quot;;&quot;NO&quot;)">
            <text:p/>
          </table:table-cell>
          <table:table-cell table:formula="of:=IF(IF(LEFT(TRIM([$Translations.$B821]);LEN([.E$1]))=[.E$1];&quot;Yes&quot;;&quot;No&quot;)=IF(LEFT(TRIM([$Translations.$C821]);LEN([.E$1]))=[.E$1];&quot;Yes&quot;;&quot;No&quot;);&quot;&quot;;&quot;NO&quot;)">
            <text:p/>
          </table:table-cell>
          <table:table-cell table:formula="of:=IF(IF(LEFT(TRIM([$Translations.$B821]);LEN([.F$1]))=[.F$1];&quot;Yes&quot;;&quot;No&quot;)=IF(LEFT(TRIM([$Translations.$C821]);LEN([.F$1]))=[.F$1];&quot;Yes&quot;;&quot;No&quot;);&quot;&quot;;&quot;NO&quot;)">
            <text:p/>
          </table:table-cell>
          <table:table-cell table:formula="of:=IF(IF(LEFT(TRIM([$Translations.$B821]);LEN([.G$1]))=[.G$1];&quot;Yes&quot;;&quot;No&quot;)=IF(LEFT(TRIM([$Translations.$C821]);LEN([.G$1]))=[.G$1];&quot;Yes&quot;;&quot;No&quot;);&quot;&quot;;&quot;NO&quot;)">
            <text:p/>
          </table:table-cell>
        </table:table-row>
        <table:table-row table:style-name="ro8">
          <table:table-cell table:formula="of:=IF(IF(LEFT(TRIM([$Translations.$B822]);LEN([.A$1]))=[.A$1];&quot;Yes&quot;;&quot;No&quot;)=IF(LEFT(TRIM([$Translations.$C822]);LEN([.A$1]))=[.A$1];&quot;Yes&quot;;&quot;No&quot;);&quot;&quot;;&quot;NO&quot;)">
            <text:p/>
          </table:table-cell>
          <table:table-cell table:formula="of:=IF(IF(LEFT(TRIM([$Translations.$B822]);LEN([.B$1]))=[.B$1];&quot;Yes&quot;;&quot;No&quot;)=IF(LEFT(TRIM([$Translations.$C822]);LEN([.B$1]))=[.B$1];&quot;Yes&quot;;&quot;No&quot;);&quot;&quot;;&quot;NO&quot;)">
            <text:p/>
          </table:table-cell>
          <table:table-cell table:formula="of:=IF(IF(LEFT(TRIM([$Translations.$B822]);LEN([.C$1]))=[.C$1];&quot;Yes&quot;;&quot;No&quot;)=IF(LEFT(TRIM([$Translations.$C822]);LEN([.C$1]))=[.C$1];&quot;Yes&quot;;&quot;No&quot;);&quot;&quot;;&quot;NO&quot;)">
            <text:p/>
          </table:table-cell>
          <table:table-cell table:formula="of:=IF(IF(LEFT(TRIM([$Translations.$B822]);LEN([.D$1]))=[.D$1];&quot;Yes&quot;;&quot;No&quot;)=IF(LEFT(TRIM([$Translations.$C822]);LEN([.D$1]))=[.D$1];&quot;Yes&quot;;&quot;No&quot;);&quot;&quot;;&quot;NO&quot;)">
            <text:p/>
          </table:table-cell>
          <table:table-cell table:formula="of:=IF(IF(LEFT(TRIM([$Translations.$B822]);LEN([.E$1]))=[.E$1];&quot;Yes&quot;;&quot;No&quot;)=IF(LEFT(TRIM([$Translations.$C822]);LEN([.E$1]))=[.E$1];&quot;Yes&quot;;&quot;No&quot;);&quot;&quot;;&quot;NO&quot;)">
            <text:p/>
          </table:table-cell>
          <table:table-cell table:formula="of:=IF(IF(LEFT(TRIM([$Translations.$B822]);LEN([.F$1]))=[.F$1];&quot;Yes&quot;;&quot;No&quot;)=IF(LEFT(TRIM([$Translations.$C822]);LEN([.F$1]))=[.F$1];&quot;Yes&quot;;&quot;No&quot;);&quot;&quot;;&quot;NO&quot;)">
            <text:p/>
          </table:table-cell>
          <table:table-cell table:formula="of:=IF(IF(LEFT(TRIM([$Translations.$B822]);LEN([.G$1]))=[.G$1];&quot;Yes&quot;;&quot;No&quot;)=IF(LEFT(TRIM([$Translations.$C822]);LEN([.G$1]))=[.G$1];&quot;Yes&quot;;&quot;No&quot;);&quot;&quot;;&quot;NO&quot;)">
            <text:p/>
          </table:table-cell>
        </table:table-row>
        <table:table-row table:style-name="ro8">
          <table:table-cell table:formula="of:=IF(IF(LEFT(TRIM([$Translations.$B823]);LEN([.A$1]))=[.A$1];&quot;Yes&quot;;&quot;No&quot;)=IF(LEFT(TRIM([$Translations.$C823]);LEN([.A$1]))=[.A$1];&quot;Yes&quot;;&quot;No&quot;);&quot;&quot;;&quot;NO&quot;)">
            <text:p/>
          </table:table-cell>
          <table:table-cell table:formula="of:=IF(IF(LEFT(TRIM([$Translations.$B823]);LEN([.B$1]))=[.B$1];&quot;Yes&quot;;&quot;No&quot;)=IF(LEFT(TRIM([$Translations.$C823]);LEN([.B$1]))=[.B$1];&quot;Yes&quot;;&quot;No&quot;);&quot;&quot;;&quot;NO&quot;)">
            <text:p/>
          </table:table-cell>
          <table:table-cell table:formula="of:=IF(IF(LEFT(TRIM([$Translations.$B823]);LEN([.C$1]))=[.C$1];&quot;Yes&quot;;&quot;No&quot;)=IF(LEFT(TRIM([$Translations.$C823]);LEN([.C$1]))=[.C$1];&quot;Yes&quot;;&quot;No&quot;);&quot;&quot;;&quot;NO&quot;)">
            <text:p/>
          </table:table-cell>
          <table:table-cell table:formula="of:=IF(IF(LEFT(TRIM([$Translations.$B823]);LEN([.D$1]))=[.D$1];&quot;Yes&quot;;&quot;No&quot;)=IF(LEFT(TRIM([$Translations.$C823]);LEN([.D$1]))=[.D$1];&quot;Yes&quot;;&quot;No&quot;);&quot;&quot;;&quot;NO&quot;)">
            <text:p/>
          </table:table-cell>
          <table:table-cell table:formula="of:=IF(IF(LEFT(TRIM([$Translations.$B823]);LEN([.E$1]))=[.E$1];&quot;Yes&quot;;&quot;No&quot;)=IF(LEFT(TRIM([$Translations.$C823]);LEN([.E$1]))=[.E$1];&quot;Yes&quot;;&quot;No&quot;);&quot;&quot;;&quot;NO&quot;)">
            <text:p/>
          </table:table-cell>
          <table:table-cell table:formula="of:=IF(IF(LEFT(TRIM([$Translations.$B823]);LEN([.F$1]))=[.F$1];&quot;Yes&quot;;&quot;No&quot;)=IF(LEFT(TRIM([$Translations.$C823]);LEN([.F$1]))=[.F$1];&quot;Yes&quot;;&quot;No&quot;);&quot;&quot;;&quot;NO&quot;)">
            <text:p/>
          </table:table-cell>
          <table:table-cell table:formula="of:=IF(IF(LEFT(TRIM([$Translations.$B823]);LEN([.G$1]))=[.G$1];&quot;Yes&quot;;&quot;No&quot;)=IF(LEFT(TRIM([$Translations.$C823]);LEN([.G$1]))=[.G$1];&quot;Yes&quot;;&quot;No&quot;);&quot;&quot;;&quot;NO&quot;)">
            <text:p/>
          </table:table-cell>
        </table:table-row>
        <table:table-row table:style-name="ro8">
          <table:table-cell table:formula="of:=IF(IF(LEFT(TRIM([$Translations.$B824]);LEN([.A$1]))=[.A$1];&quot;Yes&quot;;&quot;No&quot;)=IF(LEFT(TRIM([$Translations.$C824]);LEN([.A$1]))=[.A$1];&quot;Yes&quot;;&quot;No&quot;);&quot;&quot;;&quot;NO&quot;)">
            <text:p/>
          </table:table-cell>
          <table:table-cell table:formula="of:=IF(IF(LEFT(TRIM([$Translations.$B824]);LEN([.B$1]))=[.B$1];&quot;Yes&quot;;&quot;No&quot;)=IF(LEFT(TRIM([$Translations.$C824]);LEN([.B$1]))=[.B$1];&quot;Yes&quot;;&quot;No&quot;);&quot;&quot;;&quot;NO&quot;)">
            <text:p/>
          </table:table-cell>
          <table:table-cell table:formula="of:=IF(IF(LEFT(TRIM([$Translations.$B824]);LEN([.C$1]))=[.C$1];&quot;Yes&quot;;&quot;No&quot;)=IF(LEFT(TRIM([$Translations.$C824]);LEN([.C$1]))=[.C$1];&quot;Yes&quot;;&quot;No&quot;);&quot;&quot;;&quot;NO&quot;)">
            <text:p/>
          </table:table-cell>
          <table:table-cell table:formula="of:=IF(IF(LEFT(TRIM([$Translations.$B824]);LEN([.D$1]))=[.D$1];&quot;Yes&quot;;&quot;No&quot;)=IF(LEFT(TRIM([$Translations.$C824]);LEN([.D$1]))=[.D$1];&quot;Yes&quot;;&quot;No&quot;);&quot;&quot;;&quot;NO&quot;)">
            <text:p/>
          </table:table-cell>
          <table:table-cell table:formula="of:=IF(IF(LEFT(TRIM([$Translations.$B824]);LEN([.E$1]))=[.E$1];&quot;Yes&quot;;&quot;No&quot;)=IF(LEFT(TRIM([$Translations.$C824]);LEN([.E$1]))=[.E$1];&quot;Yes&quot;;&quot;No&quot;);&quot;&quot;;&quot;NO&quot;)">
            <text:p/>
          </table:table-cell>
          <table:table-cell table:formula="of:=IF(IF(LEFT(TRIM([$Translations.$B824]);LEN([.F$1]))=[.F$1];&quot;Yes&quot;;&quot;No&quot;)=IF(LEFT(TRIM([$Translations.$C824]);LEN([.F$1]))=[.F$1];&quot;Yes&quot;;&quot;No&quot;);&quot;&quot;;&quot;NO&quot;)">
            <text:p/>
          </table:table-cell>
          <table:table-cell table:formula="of:=IF(IF(LEFT(TRIM([$Translations.$B824]);LEN([.G$1]))=[.G$1];&quot;Yes&quot;;&quot;No&quot;)=IF(LEFT(TRIM([$Translations.$C824]);LEN([.G$1]))=[.G$1];&quot;Yes&quot;;&quot;No&quot;);&quot;&quot;;&quot;NO&quot;)">
            <text:p/>
          </table:table-cell>
        </table:table-row>
        <table:table-row table:style-name="ro8">
          <table:table-cell table:formula="of:=IF(IF(LEFT(TRIM([$Translations.$B825]);LEN([.A$1]))=[.A$1];&quot;Yes&quot;;&quot;No&quot;)=IF(LEFT(TRIM([$Translations.$C825]);LEN([.A$1]))=[.A$1];&quot;Yes&quot;;&quot;No&quot;);&quot;&quot;;&quot;NO&quot;)">
            <text:p/>
          </table:table-cell>
          <table:table-cell table:formula="of:=IF(IF(LEFT(TRIM([$Translations.$B825]);LEN([.B$1]))=[.B$1];&quot;Yes&quot;;&quot;No&quot;)=IF(LEFT(TRIM([$Translations.$C825]);LEN([.B$1]))=[.B$1];&quot;Yes&quot;;&quot;No&quot;);&quot;&quot;;&quot;NO&quot;)">
            <text:p/>
          </table:table-cell>
          <table:table-cell table:formula="of:=IF(IF(LEFT(TRIM([$Translations.$B825]);LEN([.C$1]))=[.C$1];&quot;Yes&quot;;&quot;No&quot;)=IF(LEFT(TRIM([$Translations.$C825]);LEN([.C$1]))=[.C$1];&quot;Yes&quot;;&quot;No&quot;);&quot;&quot;;&quot;NO&quot;)">
            <text:p/>
          </table:table-cell>
          <table:table-cell table:formula="of:=IF(IF(LEFT(TRIM([$Translations.$B825]);LEN([.D$1]))=[.D$1];&quot;Yes&quot;;&quot;No&quot;)=IF(LEFT(TRIM([$Translations.$C825]);LEN([.D$1]))=[.D$1];&quot;Yes&quot;;&quot;No&quot;);&quot;&quot;;&quot;NO&quot;)">
            <text:p/>
          </table:table-cell>
          <table:table-cell table:formula="of:=IF(IF(LEFT(TRIM([$Translations.$B825]);LEN([.E$1]))=[.E$1];&quot;Yes&quot;;&quot;No&quot;)=IF(LEFT(TRIM([$Translations.$C825]);LEN([.E$1]))=[.E$1];&quot;Yes&quot;;&quot;No&quot;);&quot;&quot;;&quot;NO&quot;)">
            <text:p/>
          </table:table-cell>
          <table:table-cell table:formula="of:=IF(IF(LEFT(TRIM([$Translations.$B825]);LEN([.F$1]))=[.F$1];&quot;Yes&quot;;&quot;No&quot;)=IF(LEFT(TRIM([$Translations.$C825]);LEN([.F$1]))=[.F$1];&quot;Yes&quot;;&quot;No&quot;);&quot;&quot;;&quot;NO&quot;)">
            <text:p/>
          </table:table-cell>
          <table:table-cell table:formula="of:=IF(IF(LEFT(TRIM([$Translations.$B825]);LEN([.G$1]))=[.G$1];&quot;Yes&quot;;&quot;No&quot;)=IF(LEFT(TRIM([$Translations.$C825]);LEN([.G$1]))=[.G$1];&quot;Yes&quot;;&quot;No&quot;);&quot;&quot;;&quot;NO&quot;)">
            <text:p/>
          </table:table-cell>
        </table:table-row>
        <table:table-row table:style-name="ro8">
          <table:table-cell table:formula="of:=IF(IF(LEFT(TRIM([$Translations.$B826]);LEN([.A$1]))=[.A$1];&quot;Yes&quot;;&quot;No&quot;)=IF(LEFT(TRIM([$Translations.$C826]);LEN([.A$1]))=[.A$1];&quot;Yes&quot;;&quot;No&quot;);&quot;&quot;;&quot;NO&quot;)">
            <text:p/>
          </table:table-cell>
          <table:table-cell table:formula="of:=IF(IF(LEFT(TRIM([$Translations.$B826]);LEN([.B$1]))=[.B$1];&quot;Yes&quot;;&quot;No&quot;)=IF(LEFT(TRIM([$Translations.$C826]);LEN([.B$1]))=[.B$1];&quot;Yes&quot;;&quot;No&quot;);&quot;&quot;;&quot;NO&quot;)">
            <text:p/>
          </table:table-cell>
          <table:table-cell table:formula="of:=IF(IF(LEFT(TRIM([$Translations.$B826]);LEN([.C$1]))=[.C$1];&quot;Yes&quot;;&quot;No&quot;)=IF(LEFT(TRIM([$Translations.$C826]);LEN([.C$1]))=[.C$1];&quot;Yes&quot;;&quot;No&quot;);&quot;&quot;;&quot;NO&quot;)">
            <text:p/>
          </table:table-cell>
          <table:table-cell table:formula="of:=IF(IF(LEFT(TRIM([$Translations.$B826]);LEN([.D$1]))=[.D$1];&quot;Yes&quot;;&quot;No&quot;)=IF(LEFT(TRIM([$Translations.$C826]);LEN([.D$1]))=[.D$1];&quot;Yes&quot;;&quot;No&quot;);&quot;&quot;;&quot;NO&quot;)">
            <text:p/>
          </table:table-cell>
          <table:table-cell table:formula="of:=IF(IF(LEFT(TRIM([$Translations.$B826]);LEN([.E$1]))=[.E$1];&quot;Yes&quot;;&quot;No&quot;)=IF(LEFT(TRIM([$Translations.$C826]);LEN([.E$1]))=[.E$1];&quot;Yes&quot;;&quot;No&quot;);&quot;&quot;;&quot;NO&quot;)">
            <text:p/>
          </table:table-cell>
          <table:table-cell table:formula="of:=IF(IF(LEFT(TRIM([$Translations.$B826]);LEN([.F$1]))=[.F$1];&quot;Yes&quot;;&quot;No&quot;)=IF(LEFT(TRIM([$Translations.$C826]);LEN([.F$1]))=[.F$1];&quot;Yes&quot;;&quot;No&quot;);&quot;&quot;;&quot;NO&quot;)">
            <text:p/>
          </table:table-cell>
          <table:table-cell table:formula="of:=IF(IF(LEFT(TRIM([$Translations.$B826]);LEN([.G$1]))=[.G$1];&quot;Yes&quot;;&quot;No&quot;)=IF(LEFT(TRIM([$Translations.$C826]);LEN([.G$1]))=[.G$1];&quot;Yes&quot;;&quot;No&quot;);&quot;&quot;;&quot;NO&quot;)">
            <text:p/>
          </table:table-cell>
        </table:table-row>
        <table:table-row table:style-name="ro8">
          <table:table-cell table:formula="of:=IF(IF(LEFT(TRIM([$Translations.$B827]);LEN([.A$1]))=[.A$1];&quot;Yes&quot;;&quot;No&quot;)=IF(LEFT(TRIM([$Translations.$C827]);LEN([.A$1]))=[.A$1];&quot;Yes&quot;;&quot;No&quot;);&quot;&quot;;&quot;NO&quot;)">
            <text:p/>
          </table:table-cell>
          <table:table-cell table:formula="of:=IF(IF(LEFT(TRIM([$Translations.$B827]);LEN([.B$1]))=[.B$1];&quot;Yes&quot;;&quot;No&quot;)=IF(LEFT(TRIM([$Translations.$C827]);LEN([.B$1]))=[.B$1];&quot;Yes&quot;;&quot;No&quot;);&quot;&quot;;&quot;NO&quot;)">
            <text:p/>
          </table:table-cell>
          <table:table-cell table:formula="of:=IF(IF(LEFT(TRIM([$Translations.$B827]);LEN([.C$1]))=[.C$1];&quot;Yes&quot;;&quot;No&quot;)=IF(LEFT(TRIM([$Translations.$C827]);LEN([.C$1]))=[.C$1];&quot;Yes&quot;;&quot;No&quot;);&quot;&quot;;&quot;NO&quot;)">
            <text:p/>
          </table:table-cell>
          <table:table-cell table:formula="of:=IF(IF(LEFT(TRIM([$Translations.$B827]);LEN([.D$1]))=[.D$1];&quot;Yes&quot;;&quot;No&quot;)=IF(LEFT(TRIM([$Translations.$C827]);LEN([.D$1]))=[.D$1];&quot;Yes&quot;;&quot;No&quot;);&quot;&quot;;&quot;NO&quot;)">
            <text:p/>
          </table:table-cell>
          <table:table-cell table:formula="of:=IF(IF(LEFT(TRIM([$Translations.$B827]);LEN([.E$1]))=[.E$1];&quot;Yes&quot;;&quot;No&quot;)=IF(LEFT(TRIM([$Translations.$C827]);LEN([.E$1]))=[.E$1];&quot;Yes&quot;;&quot;No&quot;);&quot;&quot;;&quot;NO&quot;)">
            <text:p/>
          </table:table-cell>
          <table:table-cell table:formula="of:=IF(IF(LEFT(TRIM([$Translations.$B827]);LEN([.F$1]))=[.F$1];&quot;Yes&quot;;&quot;No&quot;)=IF(LEFT(TRIM([$Translations.$C827]);LEN([.F$1]))=[.F$1];&quot;Yes&quot;;&quot;No&quot;);&quot;&quot;;&quot;NO&quot;)">
            <text:p/>
          </table:table-cell>
          <table:table-cell table:formula="of:=IF(IF(LEFT(TRIM([$Translations.$B827]);LEN([.G$1]))=[.G$1];&quot;Yes&quot;;&quot;No&quot;)=IF(LEFT(TRIM([$Translations.$C827]);LEN([.G$1]))=[.G$1];&quot;Yes&quot;;&quot;No&quot;);&quot;&quot;;&quot;NO&quot;)">
            <text:p/>
          </table:table-cell>
        </table:table-row>
        <table:table-row table:style-name="ro8">
          <table:table-cell table:formula="of:=IF(IF(LEFT(TRIM([$Translations.$B828]);LEN([.A$1]))=[.A$1];&quot;Yes&quot;;&quot;No&quot;)=IF(LEFT(TRIM([$Translations.$C828]);LEN([.A$1]))=[.A$1];&quot;Yes&quot;;&quot;No&quot;);&quot;&quot;;&quot;NO&quot;)">
            <text:p/>
          </table:table-cell>
          <table:table-cell table:formula="of:=IF(IF(LEFT(TRIM([$Translations.$B828]);LEN([.B$1]))=[.B$1];&quot;Yes&quot;;&quot;No&quot;)=IF(LEFT(TRIM([$Translations.$C828]);LEN([.B$1]))=[.B$1];&quot;Yes&quot;;&quot;No&quot;);&quot;&quot;;&quot;NO&quot;)">
            <text:p/>
          </table:table-cell>
          <table:table-cell table:formula="of:=IF(IF(LEFT(TRIM([$Translations.$B828]);LEN([.C$1]))=[.C$1];&quot;Yes&quot;;&quot;No&quot;)=IF(LEFT(TRIM([$Translations.$C828]);LEN([.C$1]))=[.C$1];&quot;Yes&quot;;&quot;No&quot;);&quot;&quot;;&quot;NO&quot;)">
            <text:p/>
          </table:table-cell>
          <table:table-cell table:formula="of:=IF(IF(LEFT(TRIM([$Translations.$B828]);LEN([.D$1]))=[.D$1];&quot;Yes&quot;;&quot;No&quot;)=IF(LEFT(TRIM([$Translations.$C828]);LEN([.D$1]))=[.D$1];&quot;Yes&quot;;&quot;No&quot;);&quot;&quot;;&quot;NO&quot;)">
            <text:p/>
          </table:table-cell>
          <table:table-cell table:formula="of:=IF(IF(LEFT(TRIM([$Translations.$B828]);LEN([.E$1]))=[.E$1];&quot;Yes&quot;;&quot;No&quot;)=IF(LEFT(TRIM([$Translations.$C828]);LEN([.E$1]))=[.E$1];&quot;Yes&quot;;&quot;No&quot;);&quot;&quot;;&quot;NO&quot;)">
            <text:p/>
          </table:table-cell>
          <table:table-cell table:formula="of:=IF(IF(LEFT(TRIM([$Translations.$B828]);LEN([.F$1]))=[.F$1];&quot;Yes&quot;;&quot;No&quot;)=IF(LEFT(TRIM([$Translations.$C828]);LEN([.F$1]))=[.F$1];&quot;Yes&quot;;&quot;No&quot;);&quot;&quot;;&quot;NO&quot;)">
            <text:p/>
          </table:table-cell>
          <table:table-cell table:formula="of:=IF(IF(LEFT(TRIM([$Translations.$B828]);LEN([.G$1]))=[.G$1];&quot;Yes&quot;;&quot;No&quot;)=IF(LEFT(TRIM([$Translations.$C828]);LEN([.G$1]))=[.G$1];&quot;Yes&quot;;&quot;No&quot;);&quot;&quot;;&quot;NO&quot;)">
            <text:p/>
          </table:table-cell>
        </table:table-row>
        <table:table-row table:style-name="ro8">
          <table:table-cell table:formula="of:=IF(IF(LEFT(TRIM([$Translations.$B829]);LEN([.A$1]))=[.A$1];&quot;Yes&quot;;&quot;No&quot;)=IF(LEFT(TRIM([$Translations.$C829]);LEN([.A$1]))=[.A$1];&quot;Yes&quot;;&quot;No&quot;);&quot;&quot;;&quot;NO&quot;)">
            <text:p/>
          </table:table-cell>
          <table:table-cell table:formula="of:=IF(IF(LEFT(TRIM([$Translations.$B829]);LEN([.B$1]))=[.B$1];&quot;Yes&quot;;&quot;No&quot;)=IF(LEFT(TRIM([$Translations.$C829]);LEN([.B$1]))=[.B$1];&quot;Yes&quot;;&quot;No&quot;);&quot;&quot;;&quot;NO&quot;)">
            <text:p/>
          </table:table-cell>
          <table:table-cell table:formula="of:=IF(IF(LEFT(TRIM([$Translations.$B829]);LEN([.C$1]))=[.C$1];&quot;Yes&quot;;&quot;No&quot;)=IF(LEFT(TRIM([$Translations.$C829]);LEN([.C$1]))=[.C$1];&quot;Yes&quot;;&quot;No&quot;);&quot;&quot;;&quot;NO&quot;)">
            <text:p/>
          </table:table-cell>
          <table:table-cell table:formula="of:=IF(IF(LEFT(TRIM([$Translations.$B829]);LEN([.D$1]))=[.D$1];&quot;Yes&quot;;&quot;No&quot;)=IF(LEFT(TRIM([$Translations.$C829]);LEN([.D$1]))=[.D$1];&quot;Yes&quot;;&quot;No&quot;);&quot;&quot;;&quot;NO&quot;)">
            <text:p/>
          </table:table-cell>
          <table:table-cell table:formula="of:=IF(IF(LEFT(TRIM([$Translations.$B829]);LEN([.E$1]))=[.E$1];&quot;Yes&quot;;&quot;No&quot;)=IF(LEFT(TRIM([$Translations.$C829]);LEN([.E$1]))=[.E$1];&quot;Yes&quot;;&quot;No&quot;);&quot;&quot;;&quot;NO&quot;)">
            <text:p/>
          </table:table-cell>
          <table:table-cell table:formula="of:=IF(IF(LEFT(TRIM([$Translations.$B829]);LEN([.F$1]))=[.F$1];&quot;Yes&quot;;&quot;No&quot;)=IF(LEFT(TRIM([$Translations.$C829]);LEN([.F$1]))=[.F$1];&quot;Yes&quot;;&quot;No&quot;);&quot;&quot;;&quot;NO&quot;)">
            <text:p/>
          </table:table-cell>
          <table:table-cell table:formula="of:=IF(IF(LEFT(TRIM([$Translations.$B829]);LEN([.G$1]))=[.G$1];&quot;Yes&quot;;&quot;No&quot;)=IF(LEFT(TRIM([$Translations.$C829]);LEN([.G$1]))=[.G$1];&quot;Yes&quot;;&quot;No&quot;);&quot;&quot;;&quot;NO&quot;)">
            <text:p/>
          </table:table-cell>
        </table:table-row>
        <table:table-row table:style-name="ro8">
          <table:table-cell table:formula="of:=IF(IF(LEFT(TRIM([$Translations.$B830]);LEN([.A$1]))=[.A$1];&quot;Yes&quot;;&quot;No&quot;)=IF(LEFT(TRIM([$Translations.$C830]);LEN([.A$1]))=[.A$1];&quot;Yes&quot;;&quot;No&quot;);&quot;&quot;;&quot;NO&quot;)">
            <text:p/>
          </table:table-cell>
          <table:table-cell table:formula="of:=IF(IF(LEFT(TRIM([$Translations.$B830]);LEN([.B$1]))=[.B$1];&quot;Yes&quot;;&quot;No&quot;)=IF(LEFT(TRIM([$Translations.$C830]);LEN([.B$1]))=[.B$1];&quot;Yes&quot;;&quot;No&quot;);&quot;&quot;;&quot;NO&quot;)">
            <text:p/>
          </table:table-cell>
          <table:table-cell table:formula="of:=IF(IF(LEFT(TRIM([$Translations.$B830]);LEN([.C$1]))=[.C$1];&quot;Yes&quot;;&quot;No&quot;)=IF(LEFT(TRIM([$Translations.$C830]);LEN([.C$1]))=[.C$1];&quot;Yes&quot;;&quot;No&quot;);&quot;&quot;;&quot;NO&quot;)">
            <text:p/>
          </table:table-cell>
          <table:table-cell table:formula="of:=IF(IF(LEFT(TRIM([$Translations.$B830]);LEN([.D$1]))=[.D$1];&quot;Yes&quot;;&quot;No&quot;)=IF(LEFT(TRIM([$Translations.$C830]);LEN([.D$1]))=[.D$1];&quot;Yes&quot;;&quot;No&quot;);&quot;&quot;;&quot;NO&quot;)">
            <text:p/>
          </table:table-cell>
          <table:table-cell table:formula="of:=IF(IF(LEFT(TRIM([$Translations.$B830]);LEN([.E$1]))=[.E$1];&quot;Yes&quot;;&quot;No&quot;)=IF(LEFT(TRIM([$Translations.$C830]);LEN([.E$1]))=[.E$1];&quot;Yes&quot;;&quot;No&quot;);&quot;&quot;;&quot;NO&quot;)">
            <text:p/>
          </table:table-cell>
          <table:table-cell table:formula="of:=IF(IF(LEFT(TRIM([$Translations.$B830]);LEN([.F$1]))=[.F$1];&quot;Yes&quot;;&quot;No&quot;)=IF(LEFT(TRIM([$Translations.$C830]);LEN([.F$1]))=[.F$1];&quot;Yes&quot;;&quot;No&quot;);&quot;&quot;;&quot;NO&quot;)">
            <text:p/>
          </table:table-cell>
          <table:table-cell table:formula="of:=IF(IF(LEFT(TRIM([$Translations.$B830]);LEN([.G$1]))=[.G$1];&quot;Yes&quot;;&quot;No&quot;)=IF(LEFT(TRIM([$Translations.$C830]);LEN([.G$1]))=[.G$1];&quot;Yes&quot;;&quot;No&quot;);&quot;&quot;;&quot;NO&quot;)">
            <text:p/>
          </table:table-cell>
        </table:table-row>
        <table:table-row table:style-name="ro8">
          <table:table-cell table:formula="of:=IF(IF(LEFT(TRIM([$Translations.$B831]);LEN([.A$1]))=[.A$1];&quot;Yes&quot;;&quot;No&quot;)=IF(LEFT(TRIM([$Translations.$C831]);LEN([.A$1]))=[.A$1];&quot;Yes&quot;;&quot;No&quot;);&quot;&quot;;&quot;NO&quot;)">
            <text:p/>
          </table:table-cell>
          <table:table-cell table:formula="of:=IF(IF(LEFT(TRIM([$Translations.$B831]);LEN([.B$1]))=[.B$1];&quot;Yes&quot;;&quot;No&quot;)=IF(LEFT(TRIM([$Translations.$C831]);LEN([.B$1]))=[.B$1];&quot;Yes&quot;;&quot;No&quot;);&quot;&quot;;&quot;NO&quot;)">
            <text:p/>
          </table:table-cell>
          <table:table-cell table:formula="of:=IF(IF(LEFT(TRIM([$Translations.$B831]);LEN([.C$1]))=[.C$1];&quot;Yes&quot;;&quot;No&quot;)=IF(LEFT(TRIM([$Translations.$C831]);LEN([.C$1]))=[.C$1];&quot;Yes&quot;;&quot;No&quot;);&quot;&quot;;&quot;NO&quot;)">
            <text:p/>
          </table:table-cell>
          <table:table-cell table:formula="of:=IF(IF(LEFT(TRIM([$Translations.$B831]);LEN([.D$1]))=[.D$1];&quot;Yes&quot;;&quot;No&quot;)=IF(LEFT(TRIM([$Translations.$C831]);LEN([.D$1]))=[.D$1];&quot;Yes&quot;;&quot;No&quot;);&quot;&quot;;&quot;NO&quot;)">
            <text:p/>
          </table:table-cell>
          <table:table-cell table:formula="of:=IF(IF(LEFT(TRIM([$Translations.$B831]);LEN([.E$1]))=[.E$1];&quot;Yes&quot;;&quot;No&quot;)=IF(LEFT(TRIM([$Translations.$C831]);LEN([.E$1]))=[.E$1];&quot;Yes&quot;;&quot;No&quot;);&quot;&quot;;&quot;NO&quot;)">
            <text:p/>
          </table:table-cell>
          <table:table-cell table:formula="of:=IF(IF(LEFT(TRIM([$Translations.$B831]);LEN([.F$1]))=[.F$1];&quot;Yes&quot;;&quot;No&quot;)=IF(LEFT(TRIM([$Translations.$C831]);LEN([.F$1]))=[.F$1];&quot;Yes&quot;;&quot;No&quot;);&quot;&quot;;&quot;NO&quot;)">
            <text:p/>
          </table:table-cell>
          <table:table-cell table:formula="of:=IF(IF(LEFT(TRIM([$Translations.$B831]);LEN([.G$1]))=[.G$1];&quot;Yes&quot;;&quot;No&quot;)=IF(LEFT(TRIM([$Translations.$C831]);LEN([.G$1]))=[.G$1];&quot;Yes&quot;;&quot;No&quot;);&quot;&quot;;&quot;NO&quot;)">
            <text:p/>
          </table:table-cell>
        </table:table-row>
        <table:table-row table:style-name="ro8">
          <table:table-cell table:formula="of:=IF(IF(LEFT(TRIM([$Translations.$B832]);LEN([.A$1]))=[.A$1];&quot;Yes&quot;;&quot;No&quot;)=IF(LEFT(TRIM([$Translations.$C832]);LEN([.A$1]))=[.A$1];&quot;Yes&quot;;&quot;No&quot;);&quot;&quot;;&quot;NO&quot;)">
            <text:p/>
          </table:table-cell>
          <table:table-cell table:formula="of:=IF(IF(LEFT(TRIM([$Translations.$B832]);LEN([.B$1]))=[.B$1];&quot;Yes&quot;;&quot;No&quot;)=IF(LEFT(TRIM([$Translations.$C832]);LEN([.B$1]))=[.B$1];&quot;Yes&quot;;&quot;No&quot;);&quot;&quot;;&quot;NO&quot;)">
            <text:p/>
          </table:table-cell>
          <table:table-cell table:formula="of:=IF(IF(LEFT(TRIM([$Translations.$B832]);LEN([.C$1]))=[.C$1];&quot;Yes&quot;;&quot;No&quot;)=IF(LEFT(TRIM([$Translations.$C832]);LEN([.C$1]))=[.C$1];&quot;Yes&quot;;&quot;No&quot;);&quot;&quot;;&quot;NO&quot;)">
            <text:p/>
          </table:table-cell>
          <table:table-cell table:formula="of:=IF(IF(LEFT(TRIM([$Translations.$B832]);LEN([.D$1]))=[.D$1];&quot;Yes&quot;;&quot;No&quot;)=IF(LEFT(TRIM([$Translations.$C832]);LEN([.D$1]))=[.D$1];&quot;Yes&quot;;&quot;No&quot;);&quot;&quot;;&quot;NO&quot;)">
            <text:p/>
          </table:table-cell>
          <table:table-cell table:formula="of:=IF(IF(LEFT(TRIM([$Translations.$B832]);LEN([.E$1]))=[.E$1];&quot;Yes&quot;;&quot;No&quot;)=IF(LEFT(TRIM([$Translations.$C832]);LEN([.E$1]))=[.E$1];&quot;Yes&quot;;&quot;No&quot;);&quot;&quot;;&quot;NO&quot;)">
            <text:p/>
          </table:table-cell>
          <table:table-cell table:formula="of:=IF(IF(LEFT(TRIM([$Translations.$B832]);LEN([.F$1]))=[.F$1];&quot;Yes&quot;;&quot;No&quot;)=IF(LEFT(TRIM([$Translations.$C832]);LEN([.F$1]))=[.F$1];&quot;Yes&quot;;&quot;No&quot;);&quot;&quot;;&quot;NO&quot;)">
            <text:p/>
          </table:table-cell>
          <table:table-cell table:formula="of:=IF(IF(LEFT(TRIM([$Translations.$B832]);LEN([.G$1]))=[.G$1];&quot;Yes&quot;;&quot;No&quot;)=IF(LEFT(TRIM([$Translations.$C832]);LEN([.G$1]))=[.G$1];&quot;Yes&quot;;&quot;No&quot;);&quot;&quot;;&quot;NO&quot;)">
            <text:p/>
          </table:table-cell>
        </table:table-row>
        <table:table-row table:style-name="ro8">
          <table:table-cell table:formula="of:=IF(IF(LEFT(TRIM([$Translations.$B833]);LEN([.A$1]))=[.A$1];&quot;Yes&quot;;&quot;No&quot;)=IF(LEFT(TRIM([$Translations.$C833]);LEN([.A$1]))=[.A$1];&quot;Yes&quot;;&quot;No&quot;);&quot;&quot;;&quot;NO&quot;)">
            <text:p/>
          </table:table-cell>
          <table:table-cell table:formula="of:=IF(IF(LEFT(TRIM([$Translations.$B833]);LEN([.B$1]))=[.B$1];&quot;Yes&quot;;&quot;No&quot;)=IF(LEFT(TRIM([$Translations.$C833]);LEN([.B$1]))=[.B$1];&quot;Yes&quot;;&quot;No&quot;);&quot;&quot;;&quot;NO&quot;)">
            <text:p/>
          </table:table-cell>
          <table:table-cell table:formula="of:=IF(IF(LEFT(TRIM([$Translations.$B833]);LEN([.C$1]))=[.C$1];&quot;Yes&quot;;&quot;No&quot;)=IF(LEFT(TRIM([$Translations.$C833]);LEN([.C$1]))=[.C$1];&quot;Yes&quot;;&quot;No&quot;);&quot;&quot;;&quot;NO&quot;)">
            <text:p/>
          </table:table-cell>
          <table:table-cell table:formula="of:=IF(IF(LEFT(TRIM([$Translations.$B833]);LEN([.D$1]))=[.D$1];&quot;Yes&quot;;&quot;No&quot;)=IF(LEFT(TRIM([$Translations.$C833]);LEN([.D$1]))=[.D$1];&quot;Yes&quot;;&quot;No&quot;);&quot;&quot;;&quot;NO&quot;)">
            <text:p/>
          </table:table-cell>
          <table:table-cell table:formula="of:=IF(IF(LEFT(TRIM([$Translations.$B833]);LEN([.E$1]))=[.E$1];&quot;Yes&quot;;&quot;No&quot;)=IF(LEFT(TRIM([$Translations.$C833]);LEN([.E$1]))=[.E$1];&quot;Yes&quot;;&quot;No&quot;);&quot;&quot;;&quot;NO&quot;)">
            <text:p/>
          </table:table-cell>
          <table:table-cell table:formula="of:=IF(IF(LEFT(TRIM([$Translations.$B833]);LEN([.F$1]))=[.F$1];&quot;Yes&quot;;&quot;No&quot;)=IF(LEFT(TRIM([$Translations.$C833]);LEN([.F$1]))=[.F$1];&quot;Yes&quot;;&quot;No&quot;);&quot;&quot;;&quot;NO&quot;)">
            <text:p/>
          </table:table-cell>
          <table:table-cell table:formula="of:=IF(IF(LEFT(TRIM([$Translations.$B833]);LEN([.G$1]))=[.G$1];&quot;Yes&quot;;&quot;No&quot;)=IF(LEFT(TRIM([$Translations.$C833]);LEN([.G$1]))=[.G$1];&quot;Yes&quot;;&quot;No&quot;);&quot;&quot;;&quot;NO&quot;)">
            <text:p/>
          </table:table-cell>
        </table:table-row>
        <table:table-row table:style-name="ro8">
          <table:table-cell table:formula="of:=IF(IF(LEFT(TRIM([$Translations.$B834]);LEN([.A$1]))=[.A$1];&quot;Yes&quot;;&quot;No&quot;)=IF(LEFT(TRIM([$Translations.$C834]);LEN([.A$1]))=[.A$1];&quot;Yes&quot;;&quot;No&quot;);&quot;&quot;;&quot;NO&quot;)">
            <text:p/>
          </table:table-cell>
          <table:table-cell table:formula="of:=IF(IF(LEFT(TRIM([$Translations.$B834]);LEN([.B$1]))=[.B$1];&quot;Yes&quot;;&quot;No&quot;)=IF(LEFT(TRIM([$Translations.$C834]);LEN([.B$1]))=[.B$1];&quot;Yes&quot;;&quot;No&quot;);&quot;&quot;;&quot;NO&quot;)">
            <text:p/>
          </table:table-cell>
          <table:table-cell table:formula="of:=IF(IF(LEFT(TRIM([$Translations.$B834]);LEN([.C$1]))=[.C$1];&quot;Yes&quot;;&quot;No&quot;)=IF(LEFT(TRIM([$Translations.$C834]);LEN([.C$1]))=[.C$1];&quot;Yes&quot;;&quot;No&quot;);&quot;&quot;;&quot;NO&quot;)">
            <text:p/>
          </table:table-cell>
          <table:table-cell table:formula="of:=IF(IF(LEFT(TRIM([$Translations.$B834]);LEN([.D$1]))=[.D$1];&quot;Yes&quot;;&quot;No&quot;)=IF(LEFT(TRIM([$Translations.$C834]);LEN([.D$1]))=[.D$1];&quot;Yes&quot;;&quot;No&quot;);&quot;&quot;;&quot;NO&quot;)">
            <text:p/>
          </table:table-cell>
          <table:table-cell table:formula="of:=IF(IF(LEFT(TRIM([$Translations.$B834]);LEN([.E$1]))=[.E$1];&quot;Yes&quot;;&quot;No&quot;)=IF(LEFT(TRIM([$Translations.$C834]);LEN([.E$1]))=[.E$1];&quot;Yes&quot;;&quot;No&quot;);&quot;&quot;;&quot;NO&quot;)">
            <text:p/>
          </table:table-cell>
          <table:table-cell table:formula="of:=IF(IF(LEFT(TRIM([$Translations.$B834]);LEN([.F$1]))=[.F$1];&quot;Yes&quot;;&quot;No&quot;)=IF(LEFT(TRIM([$Translations.$C834]);LEN([.F$1]))=[.F$1];&quot;Yes&quot;;&quot;No&quot;);&quot;&quot;;&quot;NO&quot;)">
            <text:p/>
          </table:table-cell>
          <table:table-cell table:formula="of:=IF(IF(LEFT(TRIM([$Translations.$B834]);LEN([.G$1]))=[.G$1];&quot;Yes&quot;;&quot;No&quot;)=IF(LEFT(TRIM([$Translations.$C834]);LEN([.G$1]))=[.G$1];&quot;Yes&quot;;&quot;No&quot;);&quot;&quot;;&quot;NO&quot;)">
            <text:p/>
          </table:table-cell>
        </table:table-row>
        <table:table-row table:style-name="ro8">
          <table:table-cell table:formula="of:=IF(IF(LEFT(TRIM([$Translations.$B835]);LEN([.A$1]))=[.A$1];&quot;Yes&quot;;&quot;No&quot;)=IF(LEFT(TRIM([$Translations.$C835]);LEN([.A$1]))=[.A$1];&quot;Yes&quot;;&quot;No&quot;);&quot;&quot;;&quot;NO&quot;)">
            <text:p/>
          </table:table-cell>
          <table:table-cell table:formula="of:=IF(IF(LEFT(TRIM([$Translations.$B835]);LEN([.B$1]))=[.B$1];&quot;Yes&quot;;&quot;No&quot;)=IF(LEFT(TRIM([$Translations.$C835]);LEN([.B$1]))=[.B$1];&quot;Yes&quot;;&quot;No&quot;);&quot;&quot;;&quot;NO&quot;)">
            <text:p/>
          </table:table-cell>
          <table:table-cell table:formula="of:=IF(IF(LEFT(TRIM([$Translations.$B835]);LEN([.C$1]))=[.C$1];&quot;Yes&quot;;&quot;No&quot;)=IF(LEFT(TRIM([$Translations.$C835]);LEN([.C$1]))=[.C$1];&quot;Yes&quot;;&quot;No&quot;);&quot;&quot;;&quot;NO&quot;)">
            <text:p/>
          </table:table-cell>
          <table:table-cell table:formula="of:=IF(IF(LEFT(TRIM([$Translations.$B835]);LEN([.D$1]))=[.D$1];&quot;Yes&quot;;&quot;No&quot;)=IF(LEFT(TRIM([$Translations.$C835]);LEN([.D$1]))=[.D$1];&quot;Yes&quot;;&quot;No&quot;);&quot;&quot;;&quot;NO&quot;)">
            <text:p/>
          </table:table-cell>
          <table:table-cell table:formula="of:=IF(IF(LEFT(TRIM([$Translations.$B835]);LEN([.E$1]))=[.E$1];&quot;Yes&quot;;&quot;No&quot;)=IF(LEFT(TRIM([$Translations.$C835]);LEN([.E$1]))=[.E$1];&quot;Yes&quot;;&quot;No&quot;);&quot;&quot;;&quot;NO&quot;)">
            <text:p/>
          </table:table-cell>
          <table:table-cell table:formula="of:=IF(IF(LEFT(TRIM([$Translations.$B835]);LEN([.F$1]))=[.F$1];&quot;Yes&quot;;&quot;No&quot;)=IF(LEFT(TRIM([$Translations.$C835]);LEN([.F$1]))=[.F$1];&quot;Yes&quot;;&quot;No&quot;);&quot;&quot;;&quot;NO&quot;)">
            <text:p/>
          </table:table-cell>
          <table:table-cell table:formula="of:=IF(IF(LEFT(TRIM([$Translations.$B835]);LEN([.G$1]))=[.G$1];&quot;Yes&quot;;&quot;No&quot;)=IF(LEFT(TRIM([$Translations.$C835]);LEN([.G$1]))=[.G$1];&quot;Yes&quot;;&quot;No&quot;);&quot;&quot;;&quot;NO&quot;)">
            <text:p/>
          </table:table-cell>
        </table:table-row>
        <table:table-row table:style-name="ro8">
          <table:table-cell table:formula="of:=IF(IF(LEFT(TRIM([$Translations.$B836]);LEN([.A$1]))=[.A$1];&quot;Yes&quot;;&quot;No&quot;)=IF(LEFT(TRIM([$Translations.$C836]);LEN([.A$1]))=[.A$1];&quot;Yes&quot;;&quot;No&quot;);&quot;&quot;;&quot;NO&quot;)">
            <text:p/>
          </table:table-cell>
          <table:table-cell table:formula="of:=IF(IF(LEFT(TRIM([$Translations.$B836]);LEN([.B$1]))=[.B$1];&quot;Yes&quot;;&quot;No&quot;)=IF(LEFT(TRIM([$Translations.$C836]);LEN([.B$1]))=[.B$1];&quot;Yes&quot;;&quot;No&quot;);&quot;&quot;;&quot;NO&quot;)">
            <text:p/>
          </table:table-cell>
          <table:table-cell table:formula="of:=IF(IF(LEFT(TRIM([$Translations.$B836]);LEN([.C$1]))=[.C$1];&quot;Yes&quot;;&quot;No&quot;)=IF(LEFT(TRIM([$Translations.$C836]);LEN([.C$1]))=[.C$1];&quot;Yes&quot;;&quot;No&quot;);&quot;&quot;;&quot;NO&quot;)">
            <text:p/>
          </table:table-cell>
          <table:table-cell table:formula="of:=IF(IF(LEFT(TRIM([$Translations.$B836]);LEN([.D$1]))=[.D$1];&quot;Yes&quot;;&quot;No&quot;)=IF(LEFT(TRIM([$Translations.$C836]);LEN([.D$1]))=[.D$1];&quot;Yes&quot;;&quot;No&quot;);&quot;&quot;;&quot;NO&quot;)">
            <text:p/>
          </table:table-cell>
          <table:table-cell table:formula="of:=IF(IF(LEFT(TRIM([$Translations.$B836]);LEN([.E$1]))=[.E$1];&quot;Yes&quot;;&quot;No&quot;)=IF(LEFT(TRIM([$Translations.$C836]);LEN([.E$1]))=[.E$1];&quot;Yes&quot;;&quot;No&quot;);&quot;&quot;;&quot;NO&quot;)">
            <text:p/>
          </table:table-cell>
          <table:table-cell table:formula="of:=IF(IF(LEFT(TRIM([$Translations.$B836]);LEN([.F$1]))=[.F$1];&quot;Yes&quot;;&quot;No&quot;)=IF(LEFT(TRIM([$Translations.$C836]);LEN([.F$1]))=[.F$1];&quot;Yes&quot;;&quot;No&quot;);&quot;&quot;;&quot;NO&quot;)">
            <text:p/>
          </table:table-cell>
          <table:table-cell table:formula="of:=IF(IF(LEFT(TRIM([$Translations.$B836]);LEN([.G$1]))=[.G$1];&quot;Yes&quot;;&quot;No&quot;)=IF(LEFT(TRIM([$Translations.$C836]);LEN([.G$1]))=[.G$1];&quot;Yes&quot;;&quot;No&quot;);&quot;&quot;;&quot;NO&quot;)">
            <text:p/>
          </table:table-cell>
        </table:table-row>
        <table:table-row table:style-name="ro8">
          <table:table-cell table:formula="of:=IF(IF(LEFT(TRIM([$Translations.$B837]);LEN([.A$1]))=[.A$1];&quot;Yes&quot;;&quot;No&quot;)=IF(LEFT(TRIM([$Translations.$C837]);LEN([.A$1]))=[.A$1];&quot;Yes&quot;;&quot;No&quot;);&quot;&quot;;&quot;NO&quot;)">
            <text:p/>
          </table:table-cell>
          <table:table-cell table:formula="of:=IF(IF(LEFT(TRIM([$Translations.$B837]);LEN([.B$1]))=[.B$1];&quot;Yes&quot;;&quot;No&quot;)=IF(LEFT(TRIM([$Translations.$C837]);LEN([.B$1]))=[.B$1];&quot;Yes&quot;;&quot;No&quot;);&quot;&quot;;&quot;NO&quot;)">
            <text:p/>
          </table:table-cell>
          <table:table-cell table:formula="of:=IF(IF(LEFT(TRIM([$Translations.$B837]);LEN([.C$1]))=[.C$1];&quot;Yes&quot;;&quot;No&quot;)=IF(LEFT(TRIM([$Translations.$C837]);LEN([.C$1]))=[.C$1];&quot;Yes&quot;;&quot;No&quot;);&quot;&quot;;&quot;NO&quot;)">
            <text:p/>
          </table:table-cell>
          <table:table-cell table:formula="of:=IF(IF(LEFT(TRIM([$Translations.$B837]);LEN([.D$1]))=[.D$1];&quot;Yes&quot;;&quot;No&quot;)=IF(LEFT(TRIM([$Translations.$C837]);LEN([.D$1]))=[.D$1];&quot;Yes&quot;;&quot;No&quot;);&quot;&quot;;&quot;NO&quot;)">
            <text:p/>
          </table:table-cell>
          <table:table-cell table:formula="of:=IF(IF(LEFT(TRIM([$Translations.$B837]);LEN([.E$1]))=[.E$1];&quot;Yes&quot;;&quot;No&quot;)=IF(LEFT(TRIM([$Translations.$C837]);LEN([.E$1]))=[.E$1];&quot;Yes&quot;;&quot;No&quot;);&quot;&quot;;&quot;NO&quot;)">
            <text:p/>
          </table:table-cell>
          <table:table-cell table:formula="of:=IF(IF(LEFT(TRIM([$Translations.$B837]);LEN([.F$1]))=[.F$1];&quot;Yes&quot;;&quot;No&quot;)=IF(LEFT(TRIM([$Translations.$C837]);LEN([.F$1]))=[.F$1];&quot;Yes&quot;;&quot;No&quot;);&quot;&quot;;&quot;NO&quot;)">
            <text:p/>
          </table:table-cell>
          <table:table-cell table:formula="of:=IF(IF(LEFT(TRIM([$Translations.$B837]);LEN([.G$1]))=[.G$1];&quot;Yes&quot;;&quot;No&quot;)=IF(LEFT(TRIM([$Translations.$C837]);LEN([.G$1]))=[.G$1];&quot;Yes&quot;;&quot;No&quot;);&quot;&quot;;&quot;NO&quot;)">
            <text:p/>
          </table:table-cell>
        </table:table-row>
        <table:table-row table:style-name="ro8">
          <table:table-cell table:formula="of:=IF(IF(LEFT(TRIM([$Translations.$B838]);LEN([.A$1]))=[.A$1];&quot;Yes&quot;;&quot;No&quot;)=IF(LEFT(TRIM([$Translations.$C838]);LEN([.A$1]))=[.A$1];&quot;Yes&quot;;&quot;No&quot;);&quot;&quot;;&quot;NO&quot;)">
            <text:p/>
          </table:table-cell>
          <table:table-cell table:formula="of:=IF(IF(LEFT(TRIM([$Translations.$B838]);LEN([.B$1]))=[.B$1];&quot;Yes&quot;;&quot;No&quot;)=IF(LEFT(TRIM([$Translations.$C838]);LEN([.B$1]))=[.B$1];&quot;Yes&quot;;&quot;No&quot;);&quot;&quot;;&quot;NO&quot;)">
            <text:p/>
          </table:table-cell>
          <table:table-cell table:formula="of:=IF(IF(LEFT(TRIM([$Translations.$B838]);LEN([.C$1]))=[.C$1];&quot;Yes&quot;;&quot;No&quot;)=IF(LEFT(TRIM([$Translations.$C838]);LEN([.C$1]))=[.C$1];&quot;Yes&quot;;&quot;No&quot;);&quot;&quot;;&quot;NO&quot;)">
            <text:p/>
          </table:table-cell>
          <table:table-cell table:formula="of:=IF(IF(LEFT(TRIM([$Translations.$B838]);LEN([.D$1]))=[.D$1];&quot;Yes&quot;;&quot;No&quot;)=IF(LEFT(TRIM([$Translations.$C838]);LEN([.D$1]))=[.D$1];&quot;Yes&quot;;&quot;No&quot;);&quot;&quot;;&quot;NO&quot;)">
            <text:p/>
          </table:table-cell>
          <table:table-cell table:formula="of:=IF(IF(LEFT(TRIM([$Translations.$B838]);LEN([.E$1]))=[.E$1];&quot;Yes&quot;;&quot;No&quot;)=IF(LEFT(TRIM([$Translations.$C838]);LEN([.E$1]))=[.E$1];&quot;Yes&quot;;&quot;No&quot;);&quot;&quot;;&quot;NO&quot;)">
            <text:p/>
          </table:table-cell>
          <table:table-cell table:formula="of:=IF(IF(LEFT(TRIM([$Translations.$B838]);LEN([.F$1]))=[.F$1];&quot;Yes&quot;;&quot;No&quot;)=IF(LEFT(TRIM([$Translations.$C838]);LEN([.F$1]))=[.F$1];&quot;Yes&quot;;&quot;No&quot;);&quot;&quot;;&quot;NO&quot;)">
            <text:p/>
          </table:table-cell>
          <table:table-cell table:formula="of:=IF(IF(LEFT(TRIM([$Translations.$B838]);LEN([.G$1]))=[.G$1];&quot;Yes&quot;;&quot;No&quot;)=IF(LEFT(TRIM([$Translations.$C838]);LEN([.G$1]))=[.G$1];&quot;Yes&quot;;&quot;No&quot;);&quot;&quot;;&quot;NO&quot;)">
            <text:p/>
          </table:table-cell>
        </table:table-row>
        <table:table-row table:style-name="ro8">
          <table:table-cell table:formula="of:=IF(IF(LEFT(TRIM([$Translations.$B839]);LEN([.A$1]))=[.A$1];&quot;Yes&quot;;&quot;No&quot;)=IF(LEFT(TRIM([$Translations.$C839]);LEN([.A$1]))=[.A$1];&quot;Yes&quot;;&quot;No&quot;);&quot;&quot;;&quot;NO&quot;)">
            <text:p/>
          </table:table-cell>
          <table:table-cell table:formula="of:=IF(IF(LEFT(TRIM([$Translations.$B839]);LEN([.B$1]))=[.B$1];&quot;Yes&quot;;&quot;No&quot;)=IF(LEFT(TRIM([$Translations.$C839]);LEN([.B$1]))=[.B$1];&quot;Yes&quot;;&quot;No&quot;);&quot;&quot;;&quot;NO&quot;)">
            <text:p/>
          </table:table-cell>
          <table:table-cell table:formula="of:=IF(IF(LEFT(TRIM([$Translations.$B839]);LEN([.C$1]))=[.C$1];&quot;Yes&quot;;&quot;No&quot;)=IF(LEFT(TRIM([$Translations.$C839]);LEN([.C$1]))=[.C$1];&quot;Yes&quot;;&quot;No&quot;);&quot;&quot;;&quot;NO&quot;)">
            <text:p/>
          </table:table-cell>
          <table:table-cell table:formula="of:=IF(IF(LEFT(TRIM([$Translations.$B839]);LEN([.D$1]))=[.D$1];&quot;Yes&quot;;&quot;No&quot;)=IF(LEFT(TRIM([$Translations.$C839]);LEN([.D$1]))=[.D$1];&quot;Yes&quot;;&quot;No&quot;);&quot;&quot;;&quot;NO&quot;)">
            <text:p/>
          </table:table-cell>
          <table:table-cell table:formula="of:=IF(IF(LEFT(TRIM([$Translations.$B839]);LEN([.E$1]))=[.E$1];&quot;Yes&quot;;&quot;No&quot;)=IF(LEFT(TRIM([$Translations.$C839]);LEN([.E$1]))=[.E$1];&quot;Yes&quot;;&quot;No&quot;);&quot;&quot;;&quot;NO&quot;)">
            <text:p/>
          </table:table-cell>
          <table:table-cell table:formula="of:=IF(IF(LEFT(TRIM([$Translations.$B839]);LEN([.F$1]))=[.F$1];&quot;Yes&quot;;&quot;No&quot;)=IF(LEFT(TRIM([$Translations.$C839]);LEN([.F$1]))=[.F$1];&quot;Yes&quot;;&quot;No&quot;);&quot;&quot;;&quot;NO&quot;)">
            <text:p/>
          </table:table-cell>
          <table:table-cell table:formula="of:=IF(IF(LEFT(TRIM([$Translations.$B839]);LEN([.G$1]))=[.G$1];&quot;Yes&quot;;&quot;No&quot;)=IF(LEFT(TRIM([$Translations.$C839]);LEN([.G$1]))=[.G$1];&quot;Yes&quot;;&quot;No&quot;);&quot;&quot;;&quot;NO&quot;)">
            <text:p/>
          </table:table-cell>
        </table:table-row>
        <table:table-row table:style-name="ro8">
          <table:table-cell table:formula="of:=IF(IF(LEFT(TRIM([$Translations.$B840]);LEN([.A$1]))=[.A$1];&quot;Yes&quot;;&quot;No&quot;)=IF(LEFT(TRIM([$Translations.$C840]);LEN([.A$1]))=[.A$1];&quot;Yes&quot;;&quot;No&quot;);&quot;&quot;;&quot;NO&quot;)">
            <text:p/>
          </table:table-cell>
          <table:table-cell table:formula="of:=IF(IF(LEFT(TRIM([$Translations.$B840]);LEN([.B$1]))=[.B$1];&quot;Yes&quot;;&quot;No&quot;)=IF(LEFT(TRIM([$Translations.$C840]);LEN([.B$1]))=[.B$1];&quot;Yes&quot;;&quot;No&quot;);&quot;&quot;;&quot;NO&quot;)">
            <text:p/>
          </table:table-cell>
          <table:table-cell table:formula="of:=IF(IF(LEFT(TRIM([$Translations.$B840]);LEN([.C$1]))=[.C$1];&quot;Yes&quot;;&quot;No&quot;)=IF(LEFT(TRIM([$Translations.$C840]);LEN([.C$1]))=[.C$1];&quot;Yes&quot;;&quot;No&quot;);&quot;&quot;;&quot;NO&quot;)">
            <text:p/>
          </table:table-cell>
          <table:table-cell table:formula="of:=IF(IF(LEFT(TRIM([$Translations.$B840]);LEN([.D$1]))=[.D$1];&quot;Yes&quot;;&quot;No&quot;)=IF(LEFT(TRIM([$Translations.$C840]);LEN([.D$1]))=[.D$1];&quot;Yes&quot;;&quot;No&quot;);&quot;&quot;;&quot;NO&quot;)">
            <text:p/>
          </table:table-cell>
          <table:table-cell table:formula="of:=IF(IF(LEFT(TRIM([$Translations.$B840]);LEN([.E$1]))=[.E$1];&quot;Yes&quot;;&quot;No&quot;)=IF(LEFT(TRIM([$Translations.$C840]);LEN([.E$1]))=[.E$1];&quot;Yes&quot;;&quot;No&quot;);&quot;&quot;;&quot;NO&quot;)">
            <text:p/>
          </table:table-cell>
          <table:table-cell table:formula="of:=IF(IF(LEFT(TRIM([$Translations.$B840]);LEN([.F$1]))=[.F$1];&quot;Yes&quot;;&quot;No&quot;)=IF(LEFT(TRIM([$Translations.$C840]);LEN([.F$1]))=[.F$1];&quot;Yes&quot;;&quot;No&quot;);&quot;&quot;;&quot;NO&quot;)">
            <text:p/>
          </table:table-cell>
          <table:table-cell table:formula="of:=IF(IF(LEFT(TRIM([$Translations.$B840]);LEN([.G$1]))=[.G$1];&quot;Yes&quot;;&quot;No&quot;)=IF(LEFT(TRIM([$Translations.$C840]);LEN([.G$1]))=[.G$1];&quot;Yes&quot;;&quot;No&quot;);&quot;&quot;;&quot;NO&quot;)">
            <text:p/>
          </table:table-cell>
        </table:table-row>
        <table:table-row table:style-name="ro8">
          <table:table-cell table:formula="of:=IF(IF(LEFT(TRIM([$Translations.$B841]);LEN([.A$1]))=[.A$1];&quot;Yes&quot;;&quot;No&quot;)=IF(LEFT(TRIM([$Translations.$C841]);LEN([.A$1]))=[.A$1];&quot;Yes&quot;;&quot;No&quot;);&quot;&quot;;&quot;NO&quot;)">
            <text:p/>
          </table:table-cell>
          <table:table-cell table:formula="of:=IF(IF(LEFT(TRIM([$Translations.$B841]);LEN([.B$1]))=[.B$1];&quot;Yes&quot;;&quot;No&quot;)=IF(LEFT(TRIM([$Translations.$C841]);LEN([.B$1]))=[.B$1];&quot;Yes&quot;;&quot;No&quot;);&quot;&quot;;&quot;NO&quot;)">
            <text:p/>
          </table:table-cell>
          <table:table-cell table:formula="of:=IF(IF(LEFT(TRIM([$Translations.$B841]);LEN([.C$1]))=[.C$1];&quot;Yes&quot;;&quot;No&quot;)=IF(LEFT(TRIM([$Translations.$C841]);LEN([.C$1]))=[.C$1];&quot;Yes&quot;;&quot;No&quot;);&quot;&quot;;&quot;NO&quot;)">
            <text:p/>
          </table:table-cell>
          <table:table-cell table:formula="of:=IF(IF(LEFT(TRIM([$Translations.$B841]);LEN([.D$1]))=[.D$1];&quot;Yes&quot;;&quot;No&quot;)=IF(LEFT(TRIM([$Translations.$C841]);LEN([.D$1]))=[.D$1];&quot;Yes&quot;;&quot;No&quot;);&quot;&quot;;&quot;NO&quot;)">
            <text:p/>
          </table:table-cell>
          <table:table-cell table:formula="of:=IF(IF(LEFT(TRIM([$Translations.$B841]);LEN([.E$1]))=[.E$1];&quot;Yes&quot;;&quot;No&quot;)=IF(LEFT(TRIM([$Translations.$C841]);LEN([.E$1]))=[.E$1];&quot;Yes&quot;;&quot;No&quot;);&quot;&quot;;&quot;NO&quot;)">
            <text:p/>
          </table:table-cell>
          <table:table-cell table:formula="of:=IF(IF(LEFT(TRIM([$Translations.$B841]);LEN([.F$1]))=[.F$1];&quot;Yes&quot;;&quot;No&quot;)=IF(LEFT(TRIM([$Translations.$C841]);LEN([.F$1]))=[.F$1];&quot;Yes&quot;;&quot;No&quot;);&quot;&quot;;&quot;NO&quot;)">
            <text:p/>
          </table:table-cell>
          <table:table-cell table:formula="of:=IF(IF(LEFT(TRIM([$Translations.$B841]);LEN([.G$1]))=[.G$1];&quot;Yes&quot;;&quot;No&quot;)=IF(LEFT(TRIM([$Translations.$C841]);LEN([.G$1]))=[.G$1];&quot;Yes&quot;;&quot;No&quot;);&quot;&quot;;&quot;NO&quot;)">
            <text:p/>
          </table:table-cell>
        </table:table-row>
        <table:table-row table:style-name="ro8">
          <table:table-cell table:formula="of:=IF(IF(LEFT(TRIM([$Translations.$B842]);LEN([.A$1]))=[.A$1];&quot;Yes&quot;;&quot;No&quot;)=IF(LEFT(TRIM([$Translations.$C842]);LEN([.A$1]))=[.A$1];&quot;Yes&quot;;&quot;No&quot;);&quot;&quot;;&quot;NO&quot;)">
            <text:p/>
          </table:table-cell>
          <table:table-cell table:formula="of:=IF(IF(LEFT(TRIM([$Translations.$B842]);LEN([.B$1]))=[.B$1];&quot;Yes&quot;;&quot;No&quot;)=IF(LEFT(TRIM([$Translations.$C842]);LEN([.B$1]))=[.B$1];&quot;Yes&quot;;&quot;No&quot;);&quot;&quot;;&quot;NO&quot;)">
            <text:p/>
          </table:table-cell>
          <table:table-cell table:formula="of:=IF(IF(LEFT(TRIM([$Translations.$B842]);LEN([.C$1]))=[.C$1];&quot;Yes&quot;;&quot;No&quot;)=IF(LEFT(TRIM([$Translations.$C842]);LEN([.C$1]))=[.C$1];&quot;Yes&quot;;&quot;No&quot;);&quot;&quot;;&quot;NO&quot;)">
            <text:p/>
          </table:table-cell>
          <table:table-cell table:formula="of:=IF(IF(LEFT(TRIM([$Translations.$B842]);LEN([.D$1]))=[.D$1];&quot;Yes&quot;;&quot;No&quot;)=IF(LEFT(TRIM([$Translations.$C842]);LEN([.D$1]))=[.D$1];&quot;Yes&quot;;&quot;No&quot;);&quot;&quot;;&quot;NO&quot;)">
            <text:p/>
          </table:table-cell>
          <table:table-cell table:formula="of:=IF(IF(LEFT(TRIM([$Translations.$B842]);LEN([.E$1]))=[.E$1];&quot;Yes&quot;;&quot;No&quot;)=IF(LEFT(TRIM([$Translations.$C842]);LEN([.E$1]))=[.E$1];&quot;Yes&quot;;&quot;No&quot;);&quot;&quot;;&quot;NO&quot;)">
            <text:p/>
          </table:table-cell>
          <table:table-cell table:formula="of:=IF(IF(LEFT(TRIM([$Translations.$B842]);LEN([.F$1]))=[.F$1];&quot;Yes&quot;;&quot;No&quot;)=IF(LEFT(TRIM([$Translations.$C842]);LEN([.F$1]))=[.F$1];&quot;Yes&quot;;&quot;No&quot;);&quot;&quot;;&quot;NO&quot;)">
            <text:p/>
          </table:table-cell>
          <table:table-cell table:formula="of:=IF(IF(LEFT(TRIM([$Translations.$B842]);LEN([.G$1]))=[.G$1];&quot;Yes&quot;;&quot;No&quot;)=IF(LEFT(TRIM([$Translations.$C842]);LEN([.G$1]))=[.G$1];&quot;Yes&quot;;&quot;No&quot;);&quot;&quot;;&quot;NO&quot;)">
            <text:p/>
          </table:table-cell>
        </table:table-row>
        <table:table-row table:style-name="ro8">
          <table:table-cell table:formula="of:=IF(IF(LEFT(TRIM([$Translations.$B843]);LEN([.A$1]))=[.A$1];&quot;Yes&quot;;&quot;No&quot;)=IF(LEFT(TRIM([$Translations.$C843]);LEN([.A$1]))=[.A$1];&quot;Yes&quot;;&quot;No&quot;);&quot;&quot;;&quot;NO&quot;)">
            <text:p/>
          </table:table-cell>
          <table:table-cell table:formula="of:=IF(IF(LEFT(TRIM([$Translations.$B843]);LEN([.B$1]))=[.B$1];&quot;Yes&quot;;&quot;No&quot;)=IF(LEFT(TRIM([$Translations.$C843]);LEN([.B$1]))=[.B$1];&quot;Yes&quot;;&quot;No&quot;);&quot;&quot;;&quot;NO&quot;)">
            <text:p/>
          </table:table-cell>
          <table:table-cell table:formula="of:=IF(IF(LEFT(TRIM([$Translations.$B843]);LEN([.C$1]))=[.C$1];&quot;Yes&quot;;&quot;No&quot;)=IF(LEFT(TRIM([$Translations.$C843]);LEN([.C$1]))=[.C$1];&quot;Yes&quot;;&quot;No&quot;);&quot;&quot;;&quot;NO&quot;)">
            <text:p/>
          </table:table-cell>
          <table:table-cell table:formula="of:=IF(IF(LEFT(TRIM([$Translations.$B843]);LEN([.D$1]))=[.D$1];&quot;Yes&quot;;&quot;No&quot;)=IF(LEFT(TRIM([$Translations.$C843]);LEN([.D$1]))=[.D$1];&quot;Yes&quot;;&quot;No&quot;);&quot;&quot;;&quot;NO&quot;)">
            <text:p/>
          </table:table-cell>
          <table:table-cell table:formula="of:=IF(IF(LEFT(TRIM([$Translations.$B843]);LEN([.E$1]))=[.E$1];&quot;Yes&quot;;&quot;No&quot;)=IF(LEFT(TRIM([$Translations.$C843]);LEN([.E$1]))=[.E$1];&quot;Yes&quot;;&quot;No&quot;);&quot;&quot;;&quot;NO&quot;)">
            <text:p/>
          </table:table-cell>
          <table:table-cell table:formula="of:=IF(IF(LEFT(TRIM([$Translations.$B843]);LEN([.F$1]))=[.F$1];&quot;Yes&quot;;&quot;No&quot;)=IF(LEFT(TRIM([$Translations.$C843]);LEN([.F$1]))=[.F$1];&quot;Yes&quot;;&quot;No&quot;);&quot;&quot;;&quot;NO&quot;)">
            <text:p/>
          </table:table-cell>
          <table:table-cell table:formula="of:=IF(IF(LEFT(TRIM([$Translations.$B843]);LEN([.G$1]))=[.G$1];&quot;Yes&quot;;&quot;No&quot;)=IF(LEFT(TRIM([$Translations.$C843]);LEN([.G$1]))=[.G$1];&quot;Yes&quot;;&quot;No&quot;);&quot;&quot;;&quot;NO&quot;)">
            <text:p/>
          </table:table-cell>
        </table:table-row>
        <table:table-row table:style-name="ro8">
          <table:table-cell table:formula="of:=IF(IF(LEFT(TRIM([$Translations.$B844]);LEN([.A$1]))=[.A$1];&quot;Yes&quot;;&quot;No&quot;)=IF(LEFT(TRIM([$Translations.$C844]);LEN([.A$1]))=[.A$1];&quot;Yes&quot;;&quot;No&quot;);&quot;&quot;;&quot;NO&quot;)">
            <text:p/>
          </table:table-cell>
          <table:table-cell table:formula="of:=IF(IF(LEFT(TRIM([$Translations.$B844]);LEN([.B$1]))=[.B$1];&quot;Yes&quot;;&quot;No&quot;)=IF(LEFT(TRIM([$Translations.$C844]);LEN([.B$1]))=[.B$1];&quot;Yes&quot;;&quot;No&quot;);&quot;&quot;;&quot;NO&quot;)">
            <text:p/>
          </table:table-cell>
          <table:table-cell table:formula="of:=IF(IF(LEFT(TRIM([$Translations.$B844]);LEN([.C$1]))=[.C$1];&quot;Yes&quot;;&quot;No&quot;)=IF(LEFT(TRIM([$Translations.$C844]);LEN([.C$1]))=[.C$1];&quot;Yes&quot;;&quot;No&quot;);&quot;&quot;;&quot;NO&quot;)">
            <text:p/>
          </table:table-cell>
          <table:table-cell table:formula="of:=IF(IF(LEFT(TRIM([$Translations.$B844]);LEN([.D$1]))=[.D$1];&quot;Yes&quot;;&quot;No&quot;)=IF(LEFT(TRIM([$Translations.$C844]);LEN([.D$1]))=[.D$1];&quot;Yes&quot;;&quot;No&quot;);&quot;&quot;;&quot;NO&quot;)">
            <text:p/>
          </table:table-cell>
          <table:table-cell table:formula="of:=IF(IF(LEFT(TRIM([$Translations.$B844]);LEN([.E$1]))=[.E$1];&quot;Yes&quot;;&quot;No&quot;)=IF(LEFT(TRIM([$Translations.$C844]);LEN([.E$1]))=[.E$1];&quot;Yes&quot;;&quot;No&quot;);&quot;&quot;;&quot;NO&quot;)">
            <text:p/>
          </table:table-cell>
          <table:table-cell table:formula="of:=IF(IF(LEFT(TRIM([$Translations.$B844]);LEN([.F$1]))=[.F$1];&quot;Yes&quot;;&quot;No&quot;)=IF(LEFT(TRIM([$Translations.$C844]);LEN([.F$1]))=[.F$1];&quot;Yes&quot;;&quot;No&quot;);&quot;&quot;;&quot;NO&quot;)">
            <text:p/>
          </table:table-cell>
          <table:table-cell table:formula="of:=IF(IF(LEFT(TRIM([$Translations.$B844]);LEN([.G$1]))=[.G$1];&quot;Yes&quot;;&quot;No&quot;)=IF(LEFT(TRIM([$Translations.$C844]);LEN([.G$1]))=[.G$1];&quot;Yes&quot;;&quot;No&quot;);&quot;&quot;;&quot;NO&quot;)">
            <text:p/>
          </table:table-cell>
        </table:table-row>
        <table:table-row table:style-name="ro8">
          <table:table-cell table:formula="of:=IF(IF(LEFT(TRIM([$Translations.$B845]);LEN([.A$1]))=[.A$1];&quot;Yes&quot;;&quot;No&quot;)=IF(LEFT(TRIM([$Translations.$C845]);LEN([.A$1]))=[.A$1];&quot;Yes&quot;;&quot;No&quot;);&quot;&quot;;&quot;NO&quot;)">
            <text:p/>
          </table:table-cell>
          <table:table-cell table:formula="of:=IF(IF(LEFT(TRIM([$Translations.$B845]);LEN([.B$1]))=[.B$1];&quot;Yes&quot;;&quot;No&quot;)=IF(LEFT(TRIM([$Translations.$C845]);LEN([.B$1]))=[.B$1];&quot;Yes&quot;;&quot;No&quot;);&quot;&quot;;&quot;NO&quot;)">
            <text:p/>
          </table:table-cell>
          <table:table-cell table:formula="of:=IF(IF(LEFT(TRIM([$Translations.$B845]);LEN([.C$1]))=[.C$1];&quot;Yes&quot;;&quot;No&quot;)=IF(LEFT(TRIM([$Translations.$C845]);LEN([.C$1]))=[.C$1];&quot;Yes&quot;;&quot;No&quot;);&quot;&quot;;&quot;NO&quot;)">
            <text:p/>
          </table:table-cell>
          <table:table-cell table:formula="of:=IF(IF(LEFT(TRIM([$Translations.$B845]);LEN([.D$1]))=[.D$1];&quot;Yes&quot;;&quot;No&quot;)=IF(LEFT(TRIM([$Translations.$C845]);LEN([.D$1]))=[.D$1];&quot;Yes&quot;;&quot;No&quot;);&quot;&quot;;&quot;NO&quot;)">
            <text:p/>
          </table:table-cell>
          <table:table-cell table:formula="of:=IF(IF(LEFT(TRIM([$Translations.$B845]);LEN([.E$1]))=[.E$1];&quot;Yes&quot;;&quot;No&quot;)=IF(LEFT(TRIM([$Translations.$C845]);LEN([.E$1]))=[.E$1];&quot;Yes&quot;;&quot;No&quot;);&quot;&quot;;&quot;NO&quot;)">
            <text:p/>
          </table:table-cell>
          <table:table-cell table:formula="of:=IF(IF(LEFT(TRIM([$Translations.$B845]);LEN([.F$1]))=[.F$1];&quot;Yes&quot;;&quot;No&quot;)=IF(LEFT(TRIM([$Translations.$C845]);LEN([.F$1]))=[.F$1];&quot;Yes&quot;;&quot;No&quot;);&quot;&quot;;&quot;NO&quot;)">
            <text:p/>
          </table:table-cell>
          <table:table-cell table:formula="of:=IF(IF(LEFT(TRIM([$Translations.$B845]);LEN([.G$1]))=[.G$1];&quot;Yes&quot;;&quot;No&quot;)=IF(LEFT(TRIM([$Translations.$C845]);LEN([.G$1]))=[.G$1];&quot;Yes&quot;;&quot;No&quot;);&quot;&quot;;&quot;NO&quot;)">
            <text:p/>
          </table:table-cell>
        </table:table-row>
        <table:table-row table:style-name="ro8">
          <table:table-cell table:formula="of:=IF(IF(LEFT(TRIM([$Translations.$B846]);LEN([.A$1]))=[.A$1];&quot;Yes&quot;;&quot;No&quot;)=IF(LEFT(TRIM([$Translations.$C846]);LEN([.A$1]))=[.A$1];&quot;Yes&quot;;&quot;No&quot;);&quot;&quot;;&quot;NO&quot;)">
            <text:p/>
          </table:table-cell>
          <table:table-cell table:formula="of:=IF(IF(LEFT(TRIM([$Translations.$B846]);LEN([.B$1]))=[.B$1];&quot;Yes&quot;;&quot;No&quot;)=IF(LEFT(TRIM([$Translations.$C846]);LEN([.B$1]))=[.B$1];&quot;Yes&quot;;&quot;No&quot;);&quot;&quot;;&quot;NO&quot;)">
            <text:p/>
          </table:table-cell>
          <table:table-cell table:formula="of:=IF(IF(LEFT(TRIM([$Translations.$B846]);LEN([.C$1]))=[.C$1];&quot;Yes&quot;;&quot;No&quot;)=IF(LEFT(TRIM([$Translations.$C846]);LEN([.C$1]))=[.C$1];&quot;Yes&quot;;&quot;No&quot;);&quot;&quot;;&quot;NO&quot;)">
            <text:p/>
          </table:table-cell>
          <table:table-cell table:formula="of:=IF(IF(LEFT(TRIM([$Translations.$B846]);LEN([.D$1]))=[.D$1];&quot;Yes&quot;;&quot;No&quot;)=IF(LEFT(TRIM([$Translations.$C846]);LEN([.D$1]))=[.D$1];&quot;Yes&quot;;&quot;No&quot;);&quot;&quot;;&quot;NO&quot;)">
            <text:p/>
          </table:table-cell>
          <table:table-cell table:formula="of:=IF(IF(LEFT(TRIM([$Translations.$B846]);LEN([.E$1]))=[.E$1];&quot;Yes&quot;;&quot;No&quot;)=IF(LEFT(TRIM([$Translations.$C846]);LEN([.E$1]))=[.E$1];&quot;Yes&quot;;&quot;No&quot;);&quot;&quot;;&quot;NO&quot;)">
            <text:p/>
          </table:table-cell>
          <table:table-cell table:formula="of:=IF(IF(LEFT(TRIM([$Translations.$B846]);LEN([.F$1]))=[.F$1];&quot;Yes&quot;;&quot;No&quot;)=IF(LEFT(TRIM([$Translations.$C846]);LEN([.F$1]))=[.F$1];&quot;Yes&quot;;&quot;No&quot;);&quot;&quot;;&quot;NO&quot;)">
            <text:p/>
          </table:table-cell>
          <table:table-cell table:formula="of:=IF(IF(LEFT(TRIM([$Translations.$B846]);LEN([.G$1]))=[.G$1];&quot;Yes&quot;;&quot;No&quot;)=IF(LEFT(TRIM([$Translations.$C846]);LEN([.G$1]))=[.G$1];&quot;Yes&quot;;&quot;No&quot;);&quot;&quot;;&quot;NO&quot;)">
            <text:p/>
          </table:table-cell>
        </table:table-row>
        <table:table-row table:style-name="ro8">
          <table:table-cell table:formula="of:=IF(IF(LEFT(TRIM([$Translations.$B847]);LEN([.A$1]))=[.A$1];&quot;Yes&quot;;&quot;No&quot;)=IF(LEFT(TRIM([$Translations.$C847]);LEN([.A$1]))=[.A$1];&quot;Yes&quot;;&quot;No&quot;);&quot;&quot;;&quot;NO&quot;)">
            <text:p/>
          </table:table-cell>
          <table:table-cell table:formula="of:=IF(IF(LEFT(TRIM([$Translations.$B847]);LEN([.B$1]))=[.B$1];&quot;Yes&quot;;&quot;No&quot;)=IF(LEFT(TRIM([$Translations.$C847]);LEN([.B$1]))=[.B$1];&quot;Yes&quot;;&quot;No&quot;);&quot;&quot;;&quot;NO&quot;)">
            <text:p/>
          </table:table-cell>
          <table:table-cell table:formula="of:=IF(IF(LEFT(TRIM([$Translations.$B847]);LEN([.C$1]))=[.C$1];&quot;Yes&quot;;&quot;No&quot;)=IF(LEFT(TRIM([$Translations.$C847]);LEN([.C$1]))=[.C$1];&quot;Yes&quot;;&quot;No&quot;);&quot;&quot;;&quot;NO&quot;)">
            <text:p/>
          </table:table-cell>
          <table:table-cell table:formula="of:=IF(IF(LEFT(TRIM([$Translations.$B847]);LEN([.D$1]))=[.D$1];&quot;Yes&quot;;&quot;No&quot;)=IF(LEFT(TRIM([$Translations.$C847]);LEN([.D$1]))=[.D$1];&quot;Yes&quot;;&quot;No&quot;);&quot;&quot;;&quot;NO&quot;)">
            <text:p/>
          </table:table-cell>
          <table:table-cell table:formula="of:=IF(IF(LEFT(TRIM([$Translations.$B847]);LEN([.E$1]))=[.E$1];&quot;Yes&quot;;&quot;No&quot;)=IF(LEFT(TRIM([$Translations.$C847]);LEN([.E$1]))=[.E$1];&quot;Yes&quot;;&quot;No&quot;);&quot;&quot;;&quot;NO&quot;)">
            <text:p/>
          </table:table-cell>
          <table:table-cell table:formula="of:=IF(IF(LEFT(TRIM([$Translations.$B847]);LEN([.F$1]))=[.F$1];&quot;Yes&quot;;&quot;No&quot;)=IF(LEFT(TRIM([$Translations.$C847]);LEN([.F$1]))=[.F$1];&quot;Yes&quot;;&quot;No&quot;);&quot;&quot;;&quot;NO&quot;)">
            <text:p/>
          </table:table-cell>
          <table:table-cell table:formula="of:=IF(IF(LEFT(TRIM([$Translations.$B847]);LEN([.G$1]))=[.G$1];&quot;Yes&quot;;&quot;No&quot;)=IF(LEFT(TRIM([$Translations.$C847]);LEN([.G$1]))=[.G$1];&quot;Yes&quot;;&quot;No&quot;);&quot;&quot;;&quot;NO&quot;)">
            <text:p/>
          </table:table-cell>
        </table:table-row>
        <table:table-row table:style-name="ro8">
          <table:table-cell table:formula="of:=IF(IF(LEFT(TRIM([$Translations.$B848]);LEN([.A$1]))=[.A$1];&quot;Yes&quot;;&quot;No&quot;)=IF(LEFT(TRIM([$Translations.$C848]);LEN([.A$1]))=[.A$1];&quot;Yes&quot;;&quot;No&quot;);&quot;&quot;;&quot;NO&quot;)">
            <text:p/>
          </table:table-cell>
          <table:table-cell table:formula="of:=IF(IF(LEFT(TRIM([$Translations.$B848]);LEN([.B$1]))=[.B$1];&quot;Yes&quot;;&quot;No&quot;)=IF(LEFT(TRIM([$Translations.$C848]);LEN([.B$1]))=[.B$1];&quot;Yes&quot;;&quot;No&quot;);&quot;&quot;;&quot;NO&quot;)">
            <text:p/>
          </table:table-cell>
          <table:table-cell table:formula="of:=IF(IF(LEFT(TRIM([$Translations.$B848]);LEN([.C$1]))=[.C$1];&quot;Yes&quot;;&quot;No&quot;)=IF(LEFT(TRIM([$Translations.$C848]);LEN([.C$1]))=[.C$1];&quot;Yes&quot;;&quot;No&quot;);&quot;&quot;;&quot;NO&quot;)">
            <text:p/>
          </table:table-cell>
          <table:table-cell table:formula="of:=IF(IF(LEFT(TRIM([$Translations.$B848]);LEN([.D$1]))=[.D$1];&quot;Yes&quot;;&quot;No&quot;)=IF(LEFT(TRIM([$Translations.$C848]);LEN([.D$1]))=[.D$1];&quot;Yes&quot;;&quot;No&quot;);&quot;&quot;;&quot;NO&quot;)">
            <text:p/>
          </table:table-cell>
          <table:table-cell table:formula="of:=IF(IF(LEFT(TRIM([$Translations.$B848]);LEN([.E$1]))=[.E$1];&quot;Yes&quot;;&quot;No&quot;)=IF(LEFT(TRIM([$Translations.$C848]);LEN([.E$1]))=[.E$1];&quot;Yes&quot;;&quot;No&quot;);&quot;&quot;;&quot;NO&quot;)">
            <text:p/>
          </table:table-cell>
          <table:table-cell table:formula="of:=IF(IF(LEFT(TRIM([$Translations.$B848]);LEN([.F$1]))=[.F$1];&quot;Yes&quot;;&quot;No&quot;)=IF(LEFT(TRIM([$Translations.$C848]);LEN([.F$1]))=[.F$1];&quot;Yes&quot;;&quot;No&quot;);&quot;&quot;;&quot;NO&quot;)">
            <text:p/>
          </table:table-cell>
          <table:table-cell table:formula="of:=IF(IF(LEFT(TRIM([$Translations.$B848]);LEN([.G$1]))=[.G$1];&quot;Yes&quot;;&quot;No&quot;)=IF(LEFT(TRIM([$Translations.$C848]);LEN([.G$1]))=[.G$1];&quot;Yes&quot;;&quot;No&quot;);&quot;&quot;;&quot;NO&quot;)">
            <text:p/>
          </table:table-cell>
        </table:table-row>
        <table:table-row table:style-name="ro8">
          <table:table-cell table:formula="of:=IF(IF(LEFT(TRIM([$Translations.$B849]);LEN([.A$1]))=[.A$1];&quot;Yes&quot;;&quot;No&quot;)=IF(LEFT(TRIM([$Translations.$C849]);LEN([.A$1]))=[.A$1];&quot;Yes&quot;;&quot;No&quot;);&quot;&quot;;&quot;NO&quot;)">
            <text:p/>
          </table:table-cell>
          <table:table-cell table:formula="of:=IF(IF(LEFT(TRIM([$Translations.$B849]);LEN([.B$1]))=[.B$1];&quot;Yes&quot;;&quot;No&quot;)=IF(LEFT(TRIM([$Translations.$C849]);LEN([.B$1]))=[.B$1];&quot;Yes&quot;;&quot;No&quot;);&quot;&quot;;&quot;NO&quot;)">
            <text:p/>
          </table:table-cell>
          <table:table-cell table:formula="of:=IF(IF(LEFT(TRIM([$Translations.$B849]);LEN([.C$1]))=[.C$1];&quot;Yes&quot;;&quot;No&quot;)=IF(LEFT(TRIM([$Translations.$C849]);LEN([.C$1]))=[.C$1];&quot;Yes&quot;;&quot;No&quot;);&quot;&quot;;&quot;NO&quot;)">
            <text:p/>
          </table:table-cell>
          <table:table-cell table:formula="of:=IF(IF(LEFT(TRIM([$Translations.$B849]);LEN([.D$1]))=[.D$1];&quot;Yes&quot;;&quot;No&quot;)=IF(LEFT(TRIM([$Translations.$C849]);LEN([.D$1]))=[.D$1];&quot;Yes&quot;;&quot;No&quot;);&quot;&quot;;&quot;NO&quot;)">
            <text:p/>
          </table:table-cell>
          <table:table-cell table:formula="of:=IF(IF(LEFT(TRIM([$Translations.$B849]);LEN([.E$1]))=[.E$1];&quot;Yes&quot;;&quot;No&quot;)=IF(LEFT(TRIM([$Translations.$C849]);LEN([.E$1]))=[.E$1];&quot;Yes&quot;;&quot;No&quot;);&quot;&quot;;&quot;NO&quot;)">
            <text:p/>
          </table:table-cell>
          <table:table-cell table:formula="of:=IF(IF(LEFT(TRIM([$Translations.$B849]);LEN([.F$1]))=[.F$1];&quot;Yes&quot;;&quot;No&quot;)=IF(LEFT(TRIM([$Translations.$C849]);LEN([.F$1]))=[.F$1];&quot;Yes&quot;;&quot;No&quot;);&quot;&quot;;&quot;NO&quot;)">
            <text:p/>
          </table:table-cell>
          <table:table-cell table:formula="of:=IF(IF(LEFT(TRIM([$Translations.$B849]);LEN([.G$1]))=[.G$1];&quot;Yes&quot;;&quot;No&quot;)=IF(LEFT(TRIM([$Translations.$C849]);LEN([.G$1]))=[.G$1];&quot;Yes&quot;;&quot;No&quot;);&quot;&quot;;&quot;NO&quot;)">
            <text:p/>
          </table:table-cell>
        </table:table-row>
        <table:table-row table:style-name="ro8">
          <table:table-cell table:formula="of:=IF(IF(LEFT(TRIM([$Translations.$B850]);LEN([.A$1]))=[.A$1];&quot;Yes&quot;;&quot;No&quot;)=IF(LEFT(TRIM([$Translations.$C850]);LEN([.A$1]))=[.A$1];&quot;Yes&quot;;&quot;No&quot;);&quot;&quot;;&quot;NO&quot;)">
            <text:p/>
          </table:table-cell>
          <table:table-cell table:formula="of:=IF(IF(LEFT(TRIM([$Translations.$B850]);LEN([.B$1]))=[.B$1];&quot;Yes&quot;;&quot;No&quot;)=IF(LEFT(TRIM([$Translations.$C850]);LEN([.B$1]))=[.B$1];&quot;Yes&quot;;&quot;No&quot;);&quot;&quot;;&quot;NO&quot;)">
            <text:p/>
          </table:table-cell>
          <table:table-cell table:formula="of:=IF(IF(LEFT(TRIM([$Translations.$B850]);LEN([.C$1]))=[.C$1];&quot;Yes&quot;;&quot;No&quot;)=IF(LEFT(TRIM([$Translations.$C850]);LEN([.C$1]))=[.C$1];&quot;Yes&quot;;&quot;No&quot;);&quot;&quot;;&quot;NO&quot;)">
            <text:p/>
          </table:table-cell>
          <table:table-cell table:formula="of:=IF(IF(LEFT(TRIM([$Translations.$B850]);LEN([.D$1]))=[.D$1];&quot;Yes&quot;;&quot;No&quot;)=IF(LEFT(TRIM([$Translations.$C850]);LEN([.D$1]))=[.D$1];&quot;Yes&quot;;&quot;No&quot;);&quot;&quot;;&quot;NO&quot;)">
            <text:p/>
          </table:table-cell>
          <table:table-cell table:formula="of:=IF(IF(LEFT(TRIM([$Translations.$B850]);LEN([.E$1]))=[.E$1];&quot;Yes&quot;;&quot;No&quot;)=IF(LEFT(TRIM([$Translations.$C850]);LEN([.E$1]))=[.E$1];&quot;Yes&quot;;&quot;No&quot;);&quot;&quot;;&quot;NO&quot;)">
            <text:p/>
          </table:table-cell>
          <table:table-cell table:formula="of:=IF(IF(LEFT(TRIM([$Translations.$B850]);LEN([.F$1]))=[.F$1];&quot;Yes&quot;;&quot;No&quot;)=IF(LEFT(TRIM([$Translations.$C850]);LEN([.F$1]))=[.F$1];&quot;Yes&quot;;&quot;No&quot;);&quot;&quot;;&quot;NO&quot;)">
            <text:p/>
          </table:table-cell>
          <table:table-cell table:formula="of:=IF(IF(LEFT(TRIM([$Translations.$B850]);LEN([.G$1]))=[.G$1];&quot;Yes&quot;;&quot;No&quot;)=IF(LEFT(TRIM([$Translations.$C850]);LEN([.G$1]))=[.G$1];&quot;Yes&quot;;&quot;No&quot;);&quot;&quot;;&quot;NO&quot;)">
            <text:p/>
          </table:table-cell>
        </table:table-row>
        <table:table-row table:style-name="ro8">
          <table:table-cell table:formula="of:=IF(IF(LEFT(TRIM([$Translations.$B851]);LEN([.A$1]))=[.A$1];&quot;Yes&quot;;&quot;No&quot;)=IF(LEFT(TRIM([$Translations.$C851]);LEN([.A$1]))=[.A$1];&quot;Yes&quot;;&quot;No&quot;);&quot;&quot;;&quot;NO&quot;)">
            <text:p/>
          </table:table-cell>
          <table:table-cell table:formula="of:=IF(IF(LEFT(TRIM([$Translations.$B851]);LEN([.B$1]))=[.B$1];&quot;Yes&quot;;&quot;No&quot;)=IF(LEFT(TRIM([$Translations.$C851]);LEN([.B$1]))=[.B$1];&quot;Yes&quot;;&quot;No&quot;);&quot;&quot;;&quot;NO&quot;)">
            <text:p/>
          </table:table-cell>
          <table:table-cell table:formula="of:=IF(IF(LEFT(TRIM([$Translations.$B851]);LEN([.C$1]))=[.C$1];&quot;Yes&quot;;&quot;No&quot;)=IF(LEFT(TRIM([$Translations.$C851]);LEN([.C$1]))=[.C$1];&quot;Yes&quot;;&quot;No&quot;);&quot;&quot;;&quot;NO&quot;)">
            <text:p/>
          </table:table-cell>
          <table:table-cell table:formula="of:=IF(IF(LEFT(TRIM([$Translations.$B851]);LEN([.D$1]))=[.D$1];&quot;Yes&quot;;&quot;No&quot;)=IF(LEFT(TRIM([$Translations.$C851]);LEN([.D$1]))=[.D$1];&quot;Yes&quot;;&quot;No&quot;);&quot;&quot;;&quot;NO&quot;)">
            <text:p/>
          </table:table-cell>
          <table:table-cell table:formula="of:=IF(IF(LEFT(TRIM([$Translations.$B851]);LEN([.E$1]))=[.E$1];&quot;Yes&quot;;&quot;No&quot;)=IF(LEFT(TRIM([$Translations.$C851]);LEN([.E$1]))=[.E$1];&quot;Yes&quot;;&quot;No&quot;);&quot;&quot;;&quot;NO&quot;)">
            <text:p/>
          </table:table-cell>
          <table:table-cell table:formula="of:=IF(IF(LEFT(TRIM([$Translations.$B851]);LEN([.F$1]))=[.F$1];&quot;Yes&quot;;&quot;No&quot;)=IF(LEFT(TRIM([$Translations.$C851]);LEN([.F$1]))=[.F$1];&quot;Yes&quot;;&quot;No&quot;);&quot;&quot;;&quot;NO&quot;)">
            <text:p/>
          </table:table-cell>
          <table:table-cell table:formula="of:=IF(IF(LEFT(TRIM([$Translations.$B851]);LEN([.G$1]))=[.G$1];&quot;Yes&quot;;&quot;No&quot;)=IF(LEFT(TRIM([$Translations.$C851]);LEN([.G$1]))=[.G$1];&quot;Yes&quot;;&quot;No&quot;);&quot;&quot;;&quot;NO&quot;)">
            <text:p/>
          </table:table-cell>
        </table:table-row>
        <table:table-row table:style-name="ro8">
          <table:table-cell table:formula="of:=IF(IF(LEFT(TRIM([$Translations.$B852]);LEN([.A$1]))=[.A$1];&quot;Yes&quot;;&quot;No&quot;)=IF(LEFT(TRIM([$Translations.$C852]);LEN([.A$1]))=[.A$1];&quot;Yes&quot;;&quot;No&quot;);&quot;&quot;;&quot;NO&quot;)">
            <text:p/>
          </table:table-cell>
          <table:table-cell table:formula="of:=IF(IF(LEFT(TRIM([$Translations.$B852]);LEN([.B$1]))=[.B$1];&quot;Yes&quot;;&quot;No&quot;)=IF(LEFT(TRIM([$Translations.$C852]);LEN([.B$1]))=[.B$1];&quot;Yes&quot;;&quot;No&quot;);&quot;&quot;;&quot;NO&quot;)">
            <text:p/>
          </table:table-cell>
          <table:table-cell table:formula="of:=IF(IF(LEFT(TRIM([$Translations.$B852]);LEN([.C$1]))=[.C$1];&quot;Yes&quot;;&quot;No&quot;)=IF(LEFT(TRIM([$Translations.$C852]);LEN([.C$1]))=[.C$1];&quot;Yes&quot;;&quot;No&quot;);&quot;&quot;;&quot;NO&quot;)">
            <text:p/>
          </table:table-cell>
          <table:table-cell table:formula="of:=IF(IF(LEFT(TRIM([$Translations.$B852]);LEN([.D$1]))=[.D$1];&quot;Yes&quot;;&quot;No&quot;)=IF(LEFT(TRIM([$Translations.$C852]);LEN([.D$1]))=[.D$1];&quot;Yes&quot;;&quot;No&quot;);&quot;&quot;;&quot;NO&quot;)">
            <text:p/>
          </table:table-cell>
          <table:table-cell table:formula="of:=IF(IF(LEFT(TRIM([$Translations.$B852]);LEN([.E$1]))=[.E$1];&quot;Yes&quot;;&quot;No&quot;)=IF(LEFT(TRIM([$Translations.$C852]);LEN([.E$1]))=[.E$1];&quot;Yes&quot;;&quot;No&quot;);&quot;&quot;;&quot;NO&quot;)">
            <text:p/>
          </table:table-cell>
          <table:table-cell table:formula="of:=IF(IF(LEFT(TRIM([$Translations.$B852]);LEN([.F$1]))=[.F$1];&quot;Yes&quot;;&quot;No&quot;)=IF(LEFT(TRIM([$Translations.$C852]);LEN([.F$1]))=[.F$1];&quot;Yes&quot;;&quot;No&quot;);&quot;&quot;;&quot;NO&quot;)">
            <text:p/>
          </table:table-cell>
          <table:table-cell table:formula="of:=IF(IF(LEFT(TRIM([$Translations.$B852]);LEN([.G$1]))=[.G$1];&quot;Yes&quot;;&quot;No&quot;)=IF(LEFT(TRIM([$Translations.$C852]);LEN([.G$1]))=[.G$1];&quot;Yes&quot;;&quot;No&quot;);&quot;&quot;;&quot;NO&quot;)">
            <text:p/>
          </table:table-cell>
        </table:table-row>
        <table:table-row table:style-name="ro8">
          <table:table-cell table:formula="of:=IF(IF(LEFT(TRIM([$Translations.$B853]);LEN([.A$1]))=[.A$1];&quot;Yes&quot;;&quot;No&quot;)=IF(LEFT(TRIM([$Translations.$C853]);LEN([.A$1]))=[.A$1];&quot;Yes&quot;;&quot;No&quot;);&quot;&quot;;&quot;NO&quot;)">
            <text:p/>
          </table:table-cell>
          <table:table-cell table:formula="of:=IF(IF(LEFT(TRIM([$Translations.$B853]);LEN([.B$1]))=[.B$1];&quot;Yes&quot;;&quot;No&quot;)=IF(LEFT(TRIM([$Translations.$C853]);LEN([.B$1]))=[.B$1];&quot;Yes&quot;;&quot;No&quot;);&quot;&quot;;&quot;NO&quot;)">
            <text:p/>
          </table:table-cell>
          <table:table-cell table:formula="of:=IF(IF(LEFT(TRIM([$Translations.$B853]);LEN([.C$1]))=[.C$1];&quot;Yes&quot;;&quot;No&quot;)=IF(LEFT(TRIM([$Translations.$C853]);LEN([.C$1]))=[.C$1];&quot;Yes&quot;;&quot;No&quot;);&quot;&quot;;&quot;NO&quot;)">
            <text:p/>
          </table:table-cell>
          <table:table-cell table:formula="of:=IF(IF(LEFT(TRIM([$Translations.$B853]);LEN([.D$1]))=[.D$1];&quot;Yes&quot;;&quot;No&quot;)=IF(LEFT(TRIM([$Translations.$C853]);LEN([.D$1]))=[.D$1];&quot;Yes&quot;;&quot;No&quot;);&quot;&quot;;&quot;NO&quot;)">
            <text:p/>
          </table:table-cell>
          <table:table-cell table:formula="of:=IF(IF(LEFT(TRIM([$Translations.$B853]);LEN([.E$1]))=[.E$1];&quot;Yes&quot;;&quot;No&quot;)=IF(LEFT(TRIM([$Translations.$C853]);LEN([.E$1]))=[.E$1];&quot;Yes&quot;;&quot;No&quot;);&quot;&quot;;&quot;NO&quot;)">
            <text:p/>
          </table:table-cell>
          <table:table-cell table:formula="of:=IF(IF(LEFT(TRIM([$Translations.$B853]);LEN([.F$1]))=[.F$1];&quot;Yes&quot;;&quot;No&quot;)=IF(LEFT(TRIM([$Translations.$C853]);LEN([.F$1]))=[.F$1];&quot;Yes&quot;;&quot;No&quot;);&quot;&quot;;&quot;NO&quot;)">
            <text:p/>
          </table:table-cell>
          <table:table-cell table:formula="of:=IF(IF(LEFT(TRIM([$Translations.$B853]);LEN([.G$1]))=[.G$1];&quot;Yes&quot;;&quot;No&quot;)=IF(LEFT(TRIM([$Translations.$C853]);LEN([.G$1]))=[.G$1];&quot;Yes&quot;;&quot;No&quot;);&quot;&quot;;&quot;NO&quot;)">
            <text:p/>
          </table:table-cell>
        </table:table-row>
        <table:table-row table:style-name="ro8">
          <table:table-cell table:formula="of:=IF(IF(LEFT(TRIM([$Translations.$B854]);LEN([.A$1]))=[.A$1];&quot;Yes&quot;;&quot;No&quot;)=IF(LEFT(TRIM([$Translations.$C854]);LEN([.A$1]))=[.A$1];&quot;Yes&quot;;&quot;No&quot;);&quot;&quot;;&quot;NO&quot;)">
            <text:p/>
          </table:table-cell>
          <table:table-cell table:formula="of:=IF(IF(LEFT(TRIM([$Translations.$B854]);LEN([.B$1]))=[.B$1];&quot;Yes&quot;;&quot;No&quot;)=IF(LEFT(TRIM([$Translations.$C854]);LEN([.B$1]))=[.B$1];&quot;Yes&quot;;&quot;No&quot;);&quot;&quot;;&quot;NO&quot;)">
            <text:p/>
          </table:table-cell>
          <table:table-cell table:formula="of:=IF(IF(LEFT(TRIM([$Translations.$B854]);LEN([.C$1]))=[.C$1];&quot;Yes&quot;;&quot;No&quot;)=IF(LEFT(TRIM([$Translations.$C854]);LEN([.C$1]))=[.C$1];&quot;Yes&quot;;&quot;No&quot;);&quot;&quot;;&quot;NO&quot;)">
            <text:p/>
          </table:table-cell>
          <table:table-cell table:formula="of:=IF(IF(LEFT(TRIM([$Translations.$B854]);LEN([.D$1]))=[.D$1];&quot;Yes&quot;;&quot;No&quot;)=IF(LEFT(TRIM([$Translations.$C854]);LEN([.D$1]))=[.D$1];&quot;Yes&quot;;&quot;No&quot;);&quot;&quot;;&quot;NO&quot;)">
            <text:p/>
          </table:table-cell>
          <table:table-cell table:formula="of:=IF(IF(LEFT(TRIM([$Translations.$B854]);LEN([.E$1]))=[.E$1];&quot;Yes&quot;;&quot;No&quot;)=IF(LEFT(TRIM([$Translations.$C854]);LEN([.E$1]))=[.E$1];&quot;Yes&quot;;&quot;No&quot;);&quot;&quot;;&quot;NO&quot;)">
            <text:p/>
          </table:table-cell>
          <table:table-cell table:formula="of:=IF(IF(LEFT(TRIM([$Translations.$B854]);LEN([.F$1]))=[.F$1];&quot;Yes&quot;;&quot;No&quot;)=IF(LEFT(TRIM([$Translations.$C854]);LEN([.F$1]))=[.F$1];&quot;Yes&quot;;&quot;No&quot;);&quot;&quot;;&quot;NO&quot;)">
            <text:p/>
          </table:table-cell>
          <table:table-cell table:formula="of:=IF(IF(LEFT(TRIM([$Translations.$B854]);LEN([.G$1]))=[.G$1];&quot;Yes&quot;;&quot;No&quot;)=IF(LEFT(TRIM([$Translations.$C854]);LEN([.G$1]))=[.G$1];&quot;Yes&quot;;&quot;No&quot;);&quot;&quot;;&quot;NO&quot;)">
            <text:p/>
          </table:table-cell>
        </table:table-row>
        <table:table-row table:style-name="ro8">
          <table:table-cell table:formula="of:=IF(IF(LEFT(TRIM([$Translations.$B855]);LEN([.A$1]))=[.A$1];&quot;Yes&quot;;&quot;No&quot;)=IF(LEFT(TRIM([$Translations.$C855]);LEN([.A$1]))=[.A$1];&quot;Yes&quot;;&quot;No&quot;);&quot;&quot;;&quot;NO&quot;)">
            <text:p/>
          </table:table-cell>
          <table:table-cell table:formula="of:=IF(IF(LEFT(TRIM([$Translations.$B855]);LEN([.B$1]))=[.B$1];&quot;Yes&quot;;&quot;No&quot;)=IF(LEFT(TRIM([$Translations.$C855]);LEN([.B$1]))=[.B$1];&quot;Yes&quot;;&quot;No&quot;);&quot;&quot;;&quot;NO&quot;)">
            <text:p/>
          </table:table-cell>
          <table:table-cell table:formula="of:=IF(IF(LEFT(TRIM([$Translations.$B855]);LEN([.C$1]))=[.C$1];&quot;Yes&quot;;&quot;No&quot;)=IF(LEFT(TRIM([$Translations.$C855]);LEN([.C$1]))=[.C$1];&quot;Yes&quot;;&quot;No&quot;);&quot;&quot;;&quot;NO&quot;)">
            <text:p/>
          </table:table-cell>
          <table:table-cell table:formula="of:=IF(IF(LEFT(TRIM([$Translations.$B855]);LEN([.D$1]))=[.D$1];&quot;Yes&quot;;&quot;No&quot;)=IF(LEFT(TRIM([$Translations.$C855]);LEN([.D$1]))=[.D$1];&quot;Yes&quot;;&quot;No&quot;);&quot;&quot;;&quot;NO&quot;)">
            <text:p/>
          </table:table-cell>
          <table:table-cell table:formula="of:=IF(IF(LEFT(TRIM([$Translations.$B855]);LEN([.E$1]))=[.E$1];&quot;Yes&quot;;&quot;No&quot;)=IF(LEFT(TRIM([$Translations.$C855]);LEN([.E$1]))=[.E$1];&quot;Yes&quot;;&quot;No&quot;);&quot;&quot;;&quot;NO&quot;)">
            <text:p/>
          </table:table-cell>
          <table:table-cell table:formula="of:=IF(IF(LEFT(TRIM([$Translations.$B855]);LEN([.F$1]))=[.F$1];&quot;Yes&quot;;&quot;No&quot;)=IF(LEFT(TRIM([$Translations.$C855]);LEN([.F$1]))=[.F$1];&quot;Yes&quot;;&quot;No&quot;);&quot;&quot;;&quot;NO&quot;)">
            <text:p/>
          </table:table-cell>
          <table:table-cell table:formula="of:=IF(IF(LEFT(TRIM([$Translations.$B855]);LEN([.G$1]))=[.G$1];&quot;Yes&quot;;&quot;No&quot;)=IF(LEFT(TRIM([$Translations.$C855]);LEN([.G$1]))=[.G$1];&quot;Yes&quot;;&quot;No&quot;);&quot;&quot;;&quot;NO&quot;)">
            <text:p/>
          </table:table-cell>
        </table:table-row>
        <table:table-row table:style-name="ro8">
          <table:table-cell table:formula="of:=IF(IF(LEFT(TRIM([$Translations.$B856]);LEN([.A$1]))=[.A$1];&quot;Yes&quot;;&quot;No&quot;)=IF(LEFT(TRIM([$Translations.$C856]);LEN([.A$1]))=[.A$1];&quot;Yes&quot;;&quot;No&quot;);&quot;&quot;;&quot;NO&quot;)">
            <text:p/>
          </table:table-cell>
          <table:table-cell table:formula="of:=IF(IF(LEFT(TRIM([$Translations.$B856]);LEN([.B$1]))=[.B$1];&quot;Yes&quot;;&quot;No&quot;)=IF(LEFT(TRIM([$Translations.$C856]);LEN([.B$1]))=[.B$1];&quot;Yes&quot;;&quot;No&quot;);&quot;&quot;;&quot;NO&quot;)">
            <text:p/>
          </table:table-cell>
          <table:table-cell table:formula="of:=IF(IF(LEFT(TRIM([$Translations.$B856]);LEN([.C$1]))=[.C$1];&quot;Yes&quot;;&quot;No&quot;)=IF(LEFT(TRIM([$Translations.$C856]);LEN([.C$1]))=[.C$1];&quot;Yes&quot;;&quot;No&quot;);&quot;&quot;;&quot;NO&quot;)">
            <text:p/>
          </table:table-cell>
          <table:table-cell table:formula="of:=IF(IF(LEFT(TRIM([$Translations.$B856]);LEN([.D$1]))=[.D$1];&quot;Yes&quot;;&quot;No&quot;)=IF(LEFT(TRIM([$Translations.$C856]);LEN([.D$1]))=[.D$1];&quot;Yes&quot;;&quot;No&quot;);&quot;&quot;;&quot;NO&quot;)">
            <text:p/>
          </table:table-cell>
          <table:table-cell table:formula="of:=IF(IF(LEFT(TRIM([$Translations.$B856]);LEN([.E$1]))=[.E$1];&quot;Yes&quot;;&quot;No&quot;)=IF(LEFT(TRIM([$Translations.$C856]);LEN([.E$1]))=[.E$1];&quot;Yes&quot;;&quot;No&quot;);&quot;&quot;;&quot;NO&quot;)">
            <text:p/>
          </table:table-cell>
          <table:table-cell table:formula="of:=IF(IF(LEFT(TRIM([$Translations.$B856]);LEN([.F$1]))=[.F$1];&quot;Yes&quot;;&quot;No&quot;)=IF(LEFT(TRIM([$Translations.$C856]);LEN([.F$1]))=[.F$1];&quot;Yes&quot;;&quot;No&quot;);&quot;&quot;;&quot;NO&quot;)">
            <text:p/>
          </table:table-cell>
          <table:table-cell table:formula="of:=IF(IF(LEFT(TRIM([$Translations.$B856]);LEN([.G$1]))=[.G$1];&quot;Yes&quot;;&quot;No&quot;)=IF(LEFT(TRIM([$Translations.$C856]);LEN([.G$1]))=[.G$1];&quot;Yes&quot;;&quot;No&quot;);&quot;&quot;;&quot;NO&quot;)">
            <text:p/>
          </table:table-cell>
        </table:table-row>
        <table:table-row table:style-name="ro8">
          <table:table-cell table:formula="of:=IF(IF(LEFT(TRIM([$Translations.$B857]);LEN([.A$1]))=[.A$1];&quot;Yes&quot;;&quot;No&quot;)=IF(LEFT(TRIM([$Translations.$C857]);LEN([.A$1]))=[.A$1];&quot;Yes&quot;;&quot;No&quot;);&quot;&quot;;&quot;NO&quot;)">
            <text:p/>
          </table:table-cell>
          <table:table-cell table:formula="of:=IF(IF(LEFT(TRIM([$Translations.$B857]);LEN([.B$1]))=[.B$1];&quot;Yes&quot;;&quot;No&quot;)=IF(LEFT(TRIM([$Translations.$C857]);LEN([.B$1]))=[.B$1];&quot;Yes&quot;;&quot;No&quot;);&quot;&quot;;&quot;NO&quot;)">
            <text:p/>
          </table:table-cell>
          <table:table-cell table:formula="of:=IF(IF(LEFT(TRIM([$Translations.$B857]);LEN([.C$1]))=[.C$1];&quot;Yes&quot;;&quot;No&quot;)=IF(LEFT(TRIM([$Translations.$C857]);LEN([.C$1]))=[.C$1];&quot;Yes&quot;;&quot;No&quot;);&quot;&quot;;&quot;NO&quot;)">
            <text:p/>
          </table:table-cell>
          <table:table-cell table:formula="of:=IF(IF(LEFT(TRIM([$Translations.$B857]);LEN([.D$1]))=[.D$1];&quot;Yes&quot;;&quot;No&quot;)=IF(LEFT(TRIM([$Translations.$C857]);LEN([.D$1]))=[.D$1];&quot;Yes&quot;;&quot;No&quot;);&quot;&quot;;&quot;NO&quot;)">
            <text:p/>
          </table:table-cell>
          <table:table-cell table:formula="of:=IF(IF(LEFT(TRIM([$Translations.$B857]);LEN([.E$1]))=[.E$1];&quot;Yes&quot;;&quot;No&quot;)=IF(LEFT(TRIM([$Translations.$C857]);LEN([.E$1]))=[.E$1];&quot;Yes&quot;;&quot;No&quot;);&quot;&quot;;&quot;NO&quot;)">
            <text:p/>
          </table:table-cell>
          <table:table-cell table:formula="of:=IF(IF(LEFT(TRIM([$Translations.$B857]);LEN([.F$1]))=[.F$1];&quot;Yes&quot;;&quot;No&quot;)=IF(LEFT(TRIM([$Translations.$C857]);LEN([.F$1]))=[.F$1];&quot;Yes&quot;;&quot;No&quot;);&quot;&quot;;&quot;NO&quot;)">
            <text:p/>
          </table:table-cell>
          <table:table-cell table:formula="of:=IF(IF(LEFT(TRIM([$Translations.$B857]);LEN([.G$1]))=[.G$1];&quot;Yes&quot;;&quot;No&quot;)=IF(LEFT(TRIM([$Translations.$C857]);LEN([.G$1]))=[.G$1];&quot;Yes&quot;;&quot;No&quot;);&quot;&quot;;&quot;NO&quot;)">
            <text:p/>
          </table:table-cell>
        </table:table-row>
        <table:table-row table:style-name="ro8">
          <table:table-cell table:formula="of:=IF(IF(LEFT(TRIM([$Translations.$B858]);LEN([.A$1]))=[.A$1];&quot;Yes&quot;;&quot;No&quot;)=IF(LEFT(TRIM([$Translations.$C858]);LEN([.A$1]))=[.A$1];&quot;Yes&quot;;&quot;No&quot;);&quot;&quot;;&quot;NO&quot;)">
            <text:p/>
          </table:table-cell>
          <table:table-cell table:formula="of:=IF(IF(LEFT(TRIM([$Translations.$B858]);LEN([.B$1]))=[.B$1];&quot;Yes&quot;;&quot;No&quot;)=IF(LEFT(TRIM([$Translations.$C858]);LEN([.B$1]))=[.B$1];&quot;Yes&quot;;&quot;No&quot;);&quot;&quot;;&quot;NO&quot;)">
            <text:p/>
          </table:table-cell>
          <table:table-cell table:formula="of:=IF(IF(LEFT(TRIM([$Translations.$B858]);LEN([.C$1]))=[.C$1];&quot;Yes&quot;;&quot;No&quot;)=IF(LEFT(TRIM([$Translations.$C858]);LEN([.C$1]))=[.C$1];&quot;Yes&quot;;&quot;No&quot;);&quot;&quot;;&quot;NO&quot;)">
            <text:p/>
          </table:table-cell>
          <table:table-cell table:formula="of:=IF(IF(LEFT(TRIM([$Translations.$B858]);LEN([.D$1]))=[.D$1];&quot;Yes&quot;;&quot;No&quot;)=IF(LEFT(TRIM([$Translations.$C858]);LEN([.D$1]))=[.D$1];&quot;Yes&quot;;&quot;No&quot;);&quot;&quot;;&quot;NO&quot;)">
            <text:p/>
          </table:table-cell>
          <table:table-cell table:formula="of:=IF(IF(LEFT(TRIM([$Translations.$B858]);LEN([.E$1]))=[.E$1];&quot;Yes&quot;;&quot;No&quot;)=IF(LEFT(TRIM([$Translations.$C858]);LEN([.E$1]))=[.E$1];&quot;Yes&quot;;&quot;No&quot;);&quot;&quot;;&quot;NO&quot;)">
            <text:p/>
          </table:table-cell>
          <table:table-cell table:formula="of:=IF(IF(LEFT(TRIM([$Translations.$B858]);LEN([.F$1]))=[.F$1];&quot;Yes&quot;;&quot;No&quot;)=IF(LEFT(TRIM([$Translations.$C858]);LEN([.F$1]))=[.F$1];&quot;Yes&quot;;&quot;No&quot;);&quot;&quot;;&quot;NO&quot;)">
            <text:p/>
          </table:table-cell>
          <table:table-cell table:formula="of:=IF(IF(LEFT(TRIM([$Translations.$B858]);LEN([.G$1]))=[.G$1];&quot;Yes&quot;;&quot;No&quot;)=IF(LEFT(TRIM([$Translations.$C858]);LEN([.G$1]))=[.G$1];&quot;Yes&quot;;&quot;No&quot;);&quot;&quot;;&quot;NO&quot;)">
            <text:p/>
          </table:table-cell>
        </table:table-row>
        <table:table-row table:style-name="ro8">
          <table:table-cell table:formula="of:=IF(IF(LEFT(TRIM([$Translations.$B859]);LEN([.A$1]))=[.A$1];&quot;Yes&quot;;&quot;No&quot;)=IF(LEFT(TRIM([$Translations.$C859]);LEN([.A$1]))=[.A$1];&quot;Yes&quot;;&quot;No&quot;);&quot;&quot;;&quot;NO&quot;)">
            <text:p/>
          </table:table-cell>
          <table:table-cell table:formula="of:=IF(IF(LEFT(TRIM([$Translations.$B859]);LEN([.B$1]))=[.B$1];&quot;Yes&quot;;&quot;No&quot;)=IF(LEFT(TRIM([$Translations.$C859]);LEN([.B$1]))=[.B$1];&quot;Yes&quot;;&quot;No&quot;);&quot;&quot;;&quot;NO&quot;)">
            <text:p/>
          </table:table-cell>
          <table:table-cell table:formula="of:=IF(IF(LEFT(TRIM([$Translations.$B859]);LEN([.C$1]))=[.C$1];&quot;Yes&quot;;&quot;No&quot;)=IF(LEFT(TRIM([$Translations.$C859]);LEN([.C$1]))=[.C$1];&quot;Yes&quot;;&quot;No&quot;);&quot;&quot;;&quot;NO&quot;)">
            <text:p/>
          </table:table-cell>
          <table:table-cell table:formula="of:=IF(IF(LEFT(TRIM([$Translations.$B859]);LEN([.D$1]))=[.D$1];&quot;Yes&quot;;&quot;No&quot;)=IF(LEFT(TRIM([$Translations.$C859]);LEN([.D$1]))=[.D$1];&quot;Yes&quot;;&quot;No&quot;);&quot;&quot;;&quot;NO&quot;)">
            <text:p/>
          </table:table-cell>
          <table:table-cell table:formula="of:=IF(IF(LEFT(TRIM([$Translations.$B859]);LEN([.E$1]))=[.E$1];&quot;Yes&quot;;&quot;No&quot;)=IF(LEFT(TRIM([$Translations.$C859]);LEN([.E$1]))=[.E$1];&quot;Yes&quot;;&quot;No&quot;);&quot;&quot;;&quot;NO&quot;)">
            <text:p/>
          </table:table-cell>
          <table:table-cell table:formula="of:=IF(IF(LEFT(TRIM([$Translations.$B859]);LEN([.F$1]))=[.F$1];&quot;Yes&quot;;&quot;No&quot;)=IF(LEFT(TRIM([$Translations.$C859]);LEN([.F$1]))=[.F$1];&quot;Yes&quot;;&quot;No&quot;);&quot;&quot;;&quot;NO&quot;)">
            <text:p/>
          </table:table-cell>
          <table:table-cell table:formula="of:=IF(IF(LEFT(TRIM([$Translations.$B859]);LEN([.G$1]))=[.G$1];&quot;Yes&quot;;&quot;No&quot;)=IF(LEFT(TRIM([$Translations.$C859]);LEN([.G$1]))=[.G$1];&quot;Yes&quot;;&quot;No&quot;);&quot;&quot;;&quot;NO&quot;)">
            <text:p/>
          </table:table-cell>
        </table:table-row>
        <table:table-row table:style-name="ro8">
          <table:table-cell table:formula="of:=IF(IF(LEFT(TRIM([$Translations.$B860]);LEN([.A$1]))=[.A$1];&quot;Yes&quot;;&quot;No&quot;)=IF(LEFT(TRIM([$Translations.$C860]);LEN([.A$1]))=[.A$1];&quot;Yes&quot;;&quot;No&quot;);&quot;&quot;;&quot;NO&quot;)">
            <text:p/>
          </table:table-cell>
          <table:table-cell table:formula="of:=IF(IF(LEFT(TRIM([$Translations.$B860]);LEN([.B$1]))=[.B$1];&quot;Yes&quot;;&quot;No&quot;)=IF(LEFT(TRIM([$Translations.$C860]);LEN([.B$1]))=[.B$1];&quot;Yes&quot;;&quot;No&quot;);&quot;&quot;;&quot;NO&quot;)">
            <text:p/>
          </table:table-cell>
          <table:table-cell table:formula="of:=IF(IF(LEFT(TRIM([$Translations.$B860]);LEN([.C$1]))=[.C$1];&quot;Yes&quot;;&quot;No&quot;)=IF(LEFT(TRIM([$Translations.$C860]);LEN([.C$1]))=[.C$1];&quot;Yes&quot;;&quot;No&quot;);&quot;&quot;;&quot;NO&quot;)">
            <text:p/>
          </table:table-cell>
          <table:table-cell table:formula="of:=IF(IF(LEFT(TRIM([$Translations.$B860]);LEN([.D$1]))=[.D$1];&quot;Yes&quot;;&quot;No&quot;)=IF(LEFT(TRIM([$Translations.$C860]);LEN([.D$1]))=[.D$1];&quot;Yes&quot;;&quot;No&quot;);&quot;&quot;;&quot;NO&quot;)">
            <text:p/>
          </table:table-cell>
          <table:table-cell table:formula="of:=IF(IF(LEFT(TRIM([$Translations.$B860]);LEN([.E$1]))=[.E$1];&quot;Yes&quot;;&quot;No&quot;)=IF(LEFT(TRIM([$Translations.$C860]);LEN([.E$1]))=[.E$1];&quot;Yes&quot;;&quot;No&quot;);&quot;&quot;;&quot;NO&quot;)">
            <text:p/>
          </table:table-cell>
          <table:table-cell table:formula="of:=IF(IF(LEFT(TRIM([$Translations.$B860]);LEN([.F$1]))=[.F$1];&quot;Yes&quot;;&quot;No&quot;)=IF(LEFT(TRIM([$Translations.$C860]);LEN([.F$1]))=[.F$1];&quot;Yes&quot;;&quot;No&quot;);&quot;&quot;;&quot;NO&quot;)">
            <text:p/>
          </table:table-cell>
          <table:table-cell table:formula="of:=IF(IF(LEFT(TRIM([$Translations.$B860]);LEN([.G$1]))=[.G$1];&quot;Yes&quot;;&quot;No&quot;)=IF(LEFT(TRIM([$Translations.$C860]);LEN([.G$1]))=[.G$1];&quot;Yes&quot;;&quot;No&quot;);&quot;&quot;;&quot;NO&quot;)">
            <text:p/>
          </table:table-cell>
        </table:table-row>
        <table:table-row table:style-name="ro8">
          <table:table-cell table:formula="of:=IF(IF(LEFT(TRIM([$Translations.$B861]);LEN([.A$1]))=[.A$1];&quot;Yes&quot;;&quot;No&quot;)=IF(LEFT(TRIM([$Translations.$C861]);LEN([.A$1]))=[.A$1];&quot;Yes&quot;;&quot;No&quot;);&quot;&quot;;&quot;NO&quot;)">
            <text:p/>
          </table:table-cell>
          <table:table-cell table:formula="of:=IF(IF(LEFT(TRIM([$Translations.$B861]);LEN([.B$1]))=[.B$1];&quot;Yes&quot;;&quot;No&quot;)=IF(LEFT(TRIM([$Translations.$C861]);LEN([.B$1]))=[.B$1];&quot;Yes&quot;;&quot;No&quot;);&quot;&quot;;&quot;NO&quot;)">
            <text:p/>
          </table:table-cell>
          <table:table-cell table:formula="of:=IF(IF(LEFT(TRIM([$Translations.$B861]);LEN([.C$1]))=[.C$1];&quot;Yes&quot;;&quot;No&quot;)=IF(LEFT(TRIM([$Translations.$C861]);LEN([.C$1]))=[.C$1];&quot;Yes&quot;;&quot;No&quot;);&quot;&quot;;&quot;NO&quot;)">
            <text:p/>
          </table:table-cell>
          <table:table-cell table:formula="of:=IF(IF(LEFT(TRIM([$Translations.$B861]);LEN([.D$1]))=[.D$1];&quot;Yes&quot;;&quot;No&quot;)=IF(LEFT(TRIM([$Translations.$C861]);LEN([.D$1]))=[.D$1];&quot;Yes&quot;;&quot;No&quot;);&quot;&quot;;&quot;NO&quot;)">
            <text:p/>
          </table:table-cell>
          <table:table-cell table:formula="of:=IF(IF(LEFT(TRIM([$Translations.$B861]);LEN([.E$1]))=[.E$1];&quot;Yes&quot;;&quot;No&quot;)=IF(LEFT(TRIM([$Translations.$C861]);LEN([.E$1]))=[.E$1];&quot;Yes&quot;;&quot;No&quot;);&quot;&quot;;&quot;NO&quot;)">
            <text:p/>
          </table:table-cell>
          <table:table-cell table:formula="of:=IF(IF(LEFT(TRIM([$Translations.$B861]);LEN([.F$1]))=[.F$1];&quot;Yes&quot;;&quot;No&quot;)=IF(LEFT(TRIM([$Translations.$C861]);LEN([.F$1]))=[.F$1];&quot;Yes&quot;;&quot;No&quot;);&quot;&quot;;&quot;NO&quot;)">
            <text:p/>
          </table:table-cell>
          <table:table-cell table:formula="of:=IF(IF(LEFT(TRIM([$Translations.$B861]);LEN([.G$1]))=[.G$1];&quot;Yes&quot;;&quot;No&quot;)=IF(LEFT(TRIM([$Translations.$C861]);LEN([.G$1]))=[.G$1];&quot;Yes&quot;;&quot;No&quot;);&quot;&quot;;&quot;NO&quot;)">
            <text:p/>
          </table:table-cell>
        </table:table-row>
        <table:table-row table:style-name="ro8">
          <table:table-cell table:formula="of:=IF(IF(LEFT(TRIM([$Translations.$B862]);LEN([.A$1]))=[.A$1];&quot;Yes&quot;;&quot;No&quot;)=IF(LEFT(TRIM([$Translations.$C862]);LEN([.A$1]))=[.A$1];&quot;Yes&quot;;&quot;No&quot;);&quot;&quot;;&quot;NO&quot;)">
            <text:p/>
          </table:table-cell>
          <table:table-cell table:formula="of:=IF(IF(LEFT(TRIM([$Translations.$B862]);LEN([.B$1]))=[.B$1];&quot;Yes&quot;;&quot;No&quot;)=IF(LEFT(TRIM([$Translations.$C862]);LEN([.B$1]))=[.B$1];&quot;Yes&quot;;&quot;No&quot;);&quot;&quot;;&quot;NO&quot;)">
            <text:p/>
          </table:table-cell>
          <table:table-cell table:formula="of:=IF(IF(LEFT(TRIM([$Translations.$B862]);LEN([.C$1]))=[.C$1];&quot;Yes&quot;;&quot;No&quot;)=IF(LEFT(TRIM([$Translations.$C862]);LEN([.C$1]))=[.C$1];&quot;Yes&quot;;&quot;No&quot;);&quot;&quot;;&quot;NO&quot;)">
            <text:p/>
          </table:table-cell>
          <table:table-cell table:formula="of:=IF(IF(LEFT(TRIM([$Translations.$B862]);LEN([.D$1]))=[.D$1];&quot;Yes&quot;;&quot;No&quot;)=IF(LEFT(TRIM([$Translations.$C862]);LEN([.D$1]))=[.D$1];&quot;Yes&quot;;&quot;No&quot;);&quot;&quot;;&quot;NO&quot;)">
            <text:p/>
          </table:table-cell>
          <table:table-cell table:formula="of:=IF(IF(LEFT(TRIM([$Translations.$B862]);LEN([.E$1]))=[.E$1];&quot;Yes&quot;;&quot;No&quot;)=IF(LEFT(TRIM([$Translations.$C862]);LEN([.E$1]))=[.E$1];&quot;Yes&quot;;&quot;No&quot;);&quot;&quot;;&quot;NO&quot;)">
            <text:p/>
          </table:table-cell>
          <table:table-cell table:formula="of:=IF(IF(LEFT(TRIM([$Translations.$B862]);LEN([.F$1]))=[.F$1];&quot;Yes&quot;;&quot;No&quot;)=IF(LEFT(TRIM([$Translations.$C862]);LEN([.F$1]))=[.F$1];&quot;Yes&quot;;&quot;No&quot;);&quot;&quot;;&quot;NO&quot;)">
            <text:p/>
          </table:table-cell>
          <table:table-cell table:formula="of:=IF(IF(LEFT(TRIM([$Translations.$B862]);LEN([.G$1]))=[.G$1];&quot;Yes&quot;;&quot;No&quot;)=IF(LEFT(TRIM([$Translations.$C862]);LEN([.G$1]))=[.G$1];&quot;Yes&quot;;&quot;No&quot;);&quot;&quot;;&quot;NO&quot;)">
            <text:p/>
          </table:table-cell>
        </table:table-row>
        <table:table-row table:style-name="ro8">
          <table:table-cell table:formula="of:=IF(IF(LEFT(TRIM([$Translations.$B863]);LEN([.A$1]))=[.A$1];&quot;Yes&quot;;&quot;No&quot;)=IF(LEFT(TRIM([$Translations.$C863]);LEN([.A$1]))=[.A$1];&quot;Yes&quot;;&quot;No&quot;);&quot;&quot;;&quot;NO&quot;)">
            <text:p/>
          </table:table-cell>
          <table:table-cell table:formula="of:=IF(IF(LEFT(TRIM([$Translations.$B863]);LEN([.B$1]))=[.B$1];&quot;Yes&quot;;&quot;No&quot;)=IF(LEFT(TRIM([$Translations.$C863]);LEN([.B$1]))=[.B$1];&quot;Yes&quot;;&quot;No&quot;);&quot;&quot;;&quot;NO&quot;)">
            <text:p/>
          </table:table-cell>
          <table:table-cell table:formula="of:=IF(IF(LEFT(TRIM([$Translations.$B863]);LEN([.C$1]))=[.C$1];&quot;Yes&quot;;&quot;No&quot;)=IF(LEFT(TRIM([$Translations.$C863]);LEN([.C$1]))=[.C$1];&quot;Yes&quot;;&quot;No&quot;);&quot;&quot;;&quot;NO&quot;)">
            <text:p/>
          </table:table-cell>
          <table:table-cell table:formula="of:=IF(IF(LEFT(TRIM([$Translations.$B863]);LEN([.D$1]))=[.D$1];&quot;Yes&quot;;&quot;No&quot;)=IF(LEFT(TRIM([$Translations.$C863]);LEN([.D$1]))=[.D$1];&quot;Yes&quot;;&quot;No&quot;);&quot;&quot;;&quot;NO&quot;)">
            <text:p/>
          </table:table-cell>
          <table:table-cell table:formula="of:=IF(IF(LEFT(TRIM([$Translations.$B863]);LEN([.E$1]))=[.E$1];&quot;Yes&quot;;&quot;No&quot;)=IF(LEFT(TRIM([$Translations.$C863]);LEN([.E$1]))=[.E$1];&quot;Yes&quot;;&quot;No&quot;);&quot;&quot;;&quot;NO&quot;)">
            <text:p/>
          </table:table-cell>
          <table:table-cell table:formula="of:=IF(IF(LEFT(TRIM([$Translations.$B863]);LEN([.F$1]))=[.F$1];&quot;Yes&quot;;&quot;No&quot;)=IF(LEFT(TRIM([$Translations.$C863]);LEN([.F$1]))=[.F$1];&quot;Yes&quot;;&quot;No&quot;);&quot;&quot;;&quot;NO&quot;)">
            <text:p/>
          </table:table-cell>
          <table:table-cell table:formula="of:=IF(IF(LEFT(TRIM([$Translations.$B863]);LEN([.G$1]))=[.G$1];&quot;Yes&quot;;&quot;No&quot;)=IF(LEFT(TRIM([$Translations.$C863]);LEN([.G$1]))=[.G$1];&quot;Yes&quot;;&quot;No&quot;);&quot;&quot;;&quot;NO&quot;)">
            <text:p/>
          </table:table-cell>
        </table:table-row>
        <table:table-row table:style-name="ro8">
          <table:table-cell table:formula="of:=IF(IF(LEFT(TRIM([$Translations.$B864]);LEN([.A$1]))=[.A$1];&quot;Yes&quot;;&quot;No&quot;)=IF(LEFT(TRIM([$Translations.$C864]);LEN([.A$1]))=[.A$1];&quot;Yes&quot;;&quot;No&quot;);&quot;&quot;;&quot;NO&quot;)">
            <text:p/>
          </table:table-cell>
          <table:table-cell table:formula="of:=IF(IF(LEFT(TRIM([$Translations.$B864]);LEN([.B$1]))=[.B$1];&quot;Yes&quot;;&quot;No&quot;)=IF(LEFT(TRIM([$Translations.$C864]);LEN([.B$1]))=[.B$1];&quot;Yes&quot;;&quot;No&quot;);&quot;&quot;;&quot;NO&quot;)">
            <text:p/>
          </table:table-cell>
          <table:table-cell table:formula="of:=IF(IF(LEFT(TRIM([$Translations.$B864]);LEN([.C$1]))=[.C$1];&quot;Yes&quot;;&quot;No&quot;)=IF(LEFT(TRIM([$Translations.$C864]);LEN([.C$1]))=[.C$1];&quot;Yes&quot;;&quot;No&quot;);&quot;&quot;;&quot;NO&quot;)">
            <text:p/>
          </table:table-cell>
          <table:table-cell table:formula="of:=IF(IF(LEFT(TRIM([$Translations.$B864]);LEN([.D$1]))=[.D$1];&quot;Yes&quot;;&quot;No&quot;)=IF(LEFT(TRIM([$Translations.$C864]);LEN([.D$1]))=[.D$1];&quot;Yes&quot;;&quot;No&quot;);&quot;&quot;;&quot;NO&quot;)">
            <text:p/>
          </table:table-cell>
          <table:table-cell table:formula="of:=IF(IF(LEFT(TRIM([$Translations.$B864]);LEN([.E$1]))=[.E$1];&quot;Yes&quot;;&quot;No&quot;)=IF(LEFT(TRIM([$Translations.$C864]);LEN([.E$1]))=[.E$1];&quot;Yes&quot;;&quot;No&quot;);&quot;&quot;;&quot;NO&quot;)">
            <text:p/>
          </table:table-cell>
          <table:table-cell table:formula="of:=IF(IF(LEFT(TRIM([$Translations.$B864]);LEN([.F$1]))=[.F$1];&quot;Yes&quot;;&quot;No&quot;)=IF(LEFT(TRIM([$Translations.$C864]);LEN([.F$1]))=[.F$1];&quot;Yes&quot;;&quot;No&quot;);&quot;&quot;;&quot;NO&quot;)">
            <text:p/>
          </table:table-cell>
          <table:table-cell table:formula="of:=IF(IF(LEFT(TRIM([$Translations.$B864]);LEN([.G$1]))=[.G$1];&quot;Yes&quot;;&quot;No&quot;)=IF(LEFT(TRIM([$Translations.$C864]);LEN([.G$1]))=[.G$1];&quot;Yes&quot;;&quot;No&quot;);&quot;&quot;;&quot;NO&quot;)">
            <text:p/>
          </table:table-cell>
        </table:table-row>
        <table:table-row table:style-name="ro8">
          <table:table-cell table:formula="of:=IF(IF(LEFT(TRIM([$Translations.$B865]);LEN([.A$1]))=[.A$1];&quot;Yes&quot;;&quot;No&quot;)=IF(LEFT(TRIM([$Translations.$C865]);LEN([.A$1]))=[.A$1];&quot;Yes&quot;;&quot;No&quot;);&quot;&quot;;&quot;NO&quot;)">
            <text:p/>
          </table:table-cell>
          <table:table-cell table:formula="of:=IF(IF(LEFT(TRIM([$Translations.$B865]);LEN([.B$1]))=[.B$1];&quot;Yes&quot;;&quot;No&quot;)=IF(LEFT(TRIM([$Translations.$C865]);LEN([.B$1]))=[.B$1];&quot;Yes&quot;;&quot;No&quot;);&quot;&quot;;&quot;NO&quot;)">
            <text:p/>
          </table:table-cell>
          <table:table-cell table:formula="of:=IF(IF(LEFT(TRIM([$Translations.$B865]);LEN([.C$1]))=[.C$1];&quot;Yes&quot;;&quot;No&quot;)=IF(LEFT(TRIM([$Translations.$C865]);LEN([.C$1]))=[.C$1];&quot;Yes&quot;;&quot;No&quot;);&quot;&quot;;&quot;NO&quot;)">
            <text:p/>
          </table:table-cell>
          <table:table-cell table:formula="of:=IF(IF(LEFT(TRIM([$Translations.$B865]);LEN([.D$1]))=[.D$1];&quot;Yes&quot;;&quot;No&quot;)=IF(LEFT(TRIM([$Translations.$C865]);LEN([.D$1]))=[.D$1];&quot;Yes&quot;;&quot;No&quot;);&quot;&quot;;&quot;NO&quot;)">
            <text:p/>
          </table:table-cell>
          <table:table-cell table:formula="of:=IF(IF(LEFT(TRIM([$Translations.$B865]);LEN([.E$1]))=[.E$1];&quot;Yes&quot;;&quot;No&quot;)=IF(LEFT(TRIM([$Translations.$C865]);LEN([.E$1]))=[.E$1];&quot;Yes&quot;;&quot;No&quot;);&quot;&quot;;&quot;NO&quot;)">
            <text:p/>
          </table:table-cell>
          <table:table-cell table:formula="of:=IF(IF(LEFT(TRIM([$Translations.$B865]);LEN([.F$1]))=[.F$1];&quot;Yes&quot;;&quot;No&quot;)=IF(LEFT(TRIM([$Translations.$C865]);LEN([.F$1]))=[.F$1];&quot;Yes&quot;;&quot;No&quot;);&quot;&quot;;&quot;NO&quot;)">
            <text:p/>
          </table:table-cell>
          <table:table-cell table:formula="of:=IF(IF(LEFT(TRIM([$Translations.$B865]);LEN([.G$1]))=[.G$1];&quot;Yes&quot;;&quot;No&quot;)=IF(LEFT(TRIM([$Translations.$C865]);LEN([.G$1]))=[.G$1];&quot;Yes&quot;;&quot;No&quot;);&quot;&quot;;&quot;NO&quot;)">
            <text:p/>
          </table:table-cell>
        </table:table-row>
        <table:table-row table:style-name="ro8">
          <table:table-cell table:formula="of:=IF(IF(LEFT(TRIM([$Translations.$B866]);LEN([.A$1]))=[.A$1];&quot;Yes&quot;;&quot;No&quot;)=IF(LEFT(TRIM([$Translations.$C866]);LEN([.A$1]))=[.A$1];&quot;Yes&quot;;&quot;No&quot;);&quot;&quot;;&quot;NO&quot;)">
            <text:p/>
          </table:table-cell>
          <table:table-cell table:formula="of:=IF(IF(LEFT(TRIM([$Translations.$B866]);LEN([.B$1]))=[.B$1];&quot;Yes&quot;;&quot;No&quot;)=IF(LEFT(TRIM([$Translations.$C866]);LEN([.B$1]))=[.B$1];&quot;Yes&quot;;&quot;No&quot;);&quot;&quot;;&quot;NO&quot;)">
            <text:p/>
          </table:table-cell>
          <table:table-cell table:formula="of:=IF(IF(LEFT(TRIM([$Translations.$B866]);LEN([.C$1]))=[.C$1];&quot;Yes&quot;;&quot;No&quot;)=IF(LEFT(TRIM([$Translations.$C866]);LEN([.C$1]))=[.C$1];&quot;Yes&quot;;&quot;No&quot;);&quot;&quot;;&quot;NO&quot;)">
            <text:p/>
          </table:table-cell>
          <table:table-cell table:formula="of:=IF(IF(LEFT(TRIM([$Translations.$B866]);LEN([.D$1]))=[.D$1];&quot;Yes&quot;;&quot;No&quot;)=IF(LEFT(TRIM([$Translations.$C866]);LEN([.D$1]))=[.D$1];&quot;Yes&quot;;&quot;No&quot;);&quot;&quot;;&quot;NO&quot;)">
            <text:p/>
          </table:table-cell>
          <table:table-cell table:formula="of:=IF(IF(LEFT(TRIM([$Translations.$B866]);LEN([.E$1]))=[.E$1];&quot;Yes&quot;;&quot;No&quot;)=IF(LEFT(TRIM([$Translations.$C866]);LEN([.E$1]))=[.E$1];&quot;Yes&quot;;&quot;No&quot;);&quot;&quot;;&quot;NO&quot;)">
            <text:p/>
          </table:table-cell>
          <table:table-cell table:formula="of:=IF(IF(LEFT(TRIM([$Translations.$B866]);LEN([.F$1]))=[.F$1];&quot;Yes&quot;;&quot;No&quot;)=IF(LEFT(TRIM([$Translations.$C866]);LEN([.F$1]))=[.F$1];&quot;Yes&quot;;&quot;No&quot;);&quot;&quot;;&quot;NO&quot;)">
            <text:p/>
          </table:table-cell>
          <table:table-cell table:formula="of:=IF(IF(LEFT(TRIM([$Translations.$B866]);LEN([.G$1]))=[.G$1];&quot;Yes&quot;;&quot;No&quot;)=IF(LEFT(TRIM([$Translations.$C866]);LEN([.G$1]))=[.G$1];&quot;Yes&quot;;&quot;No&quot;);&quot;&quot;;&quot;NO&quot;)">
            <text:p/>
          </table:table-cell>
        </table:table-row>
        <table:table-row table:style-name="ro8">
          <table:table-cell table:formula="of:=IF(IF(LEFT(TRIM([$Translations.$B867]);LEN([.A$1]))=[.A$1];&quot;Yes&quot;;&quot;No&quot;)=IF(LEFT(TRIM([$Translations.$C867]);LEN([.A$1]))=[.A$1];&quot;Yes&quot;;&quot;No&quot;);&quot;&quot;;&quot;NO&quot;)">
            <text:p/>
          </table:table-cell>
          <table:table-cell table:formula="of:=IF(IF(LEFT(TRIM([$Translations.$B867]);LEN([.B$1]))=[.B$1];&quot;Yes&quot;;&quot;No&quot;)=IF(LEFT(TRIM([$Translations.$C867]);LEN([.B$1]))=[.B$1];&quot;Yes&quot;;&quot;No&quot;);&quot;&quot;;&quot;NO&quot;)">
            <text:p/>
          </table:table-cell>
          <table:table-cell table:formula="of:=IF(IF(LEFT(TRIM([$Translations.$B867]);LEN([.C$1]))=[.C$1];&quot;Yes&quot;;&quot;No&quot;)=IF(LEFT(TRIM([$Translations.$C867]);LEN([.C$1]))=[.C$1];&quot;Yes&quot;;&quot;No&quot;);&quot;&quot;;&quot;NO&quot;)">
            <text:p/>
          </table:table-cell>
          <table:table-cell table:formula="of:=IF(IF(LEFT(TRIM([$Translations.$B867]);LEN([.D$1]))=[.D$1];&quot;Yes&quot;;&quot;No&quot;)=IF(LEFT(TRIM([$Translations.$C867]);LEN([.D$1]))=[.D$1];&quot;Yes&quot;;&quot;No&quot;);&quot;&quot;;&quot;NO&quot;)">
            <text:p/>
          </table:table-cell>
          <table:table-cell table:formula="of:=IF(IF(LEFT(TRIM([$Translations.$B867]);LEN([.E$1]))=[.E$1];&quot;Yes&quot;;&quot;No&quot;)=IF(LEFT(TRIM([$Translations.$C867]);LEN([.E$1]))=[.E$1];&quot;Yes&quot;;&quot;No&quot;);&quot;&quot;;&quot;NO&quot;)">
            <text:p/>
          </table:table-cell>
          <table:table-cell table:formula="of:=IF(IF(LEFT(TRIM([$Translations.$B867]);LEN([.F$1]))=[.F$1];&quot;Yes&quot;;&quot;No&quot;)=IF(LEFT(TRIM([$Translations.$C867]);LEN([.F$1]))=[.F$1];&quot;Yes&quot;;&quot;No&quot;);&quot;&quot;;&quot;NO&quot;)">
            <text:p/>
          </table:table-cell>
          <table:table-cell table:formula="of:=IF(IF(LEFT(TRIM([$Translations.$B867]);LEN([.G$1]))=[.G$1];&quot;Yes&quot;;&quot;No&quot;)=IF(LEFT(TRIM([$Translations.$C867]);LEN([.G$1]))=[.G$1];&quot;Yes&quot;;&quot;No&quot;);&quot;&quot;;&quot;NO&quot;)">
            <text:p/>
          </table:table-cell>
        </table:table-row>
        <table:table-row table:style-name="ro8">
          <table:table-cell table:formula="of:=IF(IF(LEFT(TRIM([$Translations.$B868]);LEN([.A$1]))=[.A$1];&quot;Yes&quot;;&quot;No&quot;)=IF(LEFT(TRIM([$Translations.$C868]);LEN([.A$1]))=[.A$1];&quot;Yes&quot;;&quot;No&quot;);&quot;&quot;;&quot;NO&quot;)">
            <text:p/>
          </table:table-cell>
          <table:table-cell table:formula="of:=IF(IF(LEFT(TRIM([$Translations.$B868]);LEN([.B$1]))=[.B$1];&quot;Yes&quot;;&quot;No&quot;)=IF(LEFT(TRIM([$Translations.$C868]);LEN([.B$1]))=[.B$1];&quot;Yes&quot;;&quot;No&quot;);&quot;&quot;;&quot;NO&quot;)">
            <text:p/>
          </table:table-cell>
          <table:table-cell table:formula="of:=IF(IF(LEFT(TRIM([$Translations.$B868]);LEN([.C$1]))=[.C$1];&quot;Yes&quot;;&quot;No&quot;)=IF(LEFT(TRIM([$Translations.$C868]);LEN([.C$1]))=[.C$1];&quot;Yes&quot;;&quot;No&quot;);&quot;&quot;;&quot;NO&quot;)">
            <text:p/>
          </table:table-cell>
          <table:table-cell table:formula="of:=IF(IF(LEFT(TRIM([$Translations.$B868]);LEN([.D$1]))=[.D$1];&quot;Yes&quot;;&quot;No&quot;)=IF(LEFT(TRIM([$Translations.$C868]);LEN([.D$1]))=[.D$1];&quot;Yes&quot;;&quot;No&quot;);&quot;&quot;;&quot;NO&quot;)">
            <text:p/>
          </table:table-cell>
          <table:table-cell table:formula="of:=IF(IF(LEFT(TRIM([$Translations.$B868]);LEN([.E$1]))=[.E$1];&quot;Yes&quot;;&quot;No&quot;)=IF(LEFT(TRIM([$Translations.$C868]);LEN([.E$1]))=[.E$1];&quot;Yes&quot;;&quot;No&quot;);&quot;&quot;;&quot;NO&quot;)">
            <text:p/>
          </table:table-cell>
          <table:table-cell table:formula="of:=IF(IF(LEFT(TRIM([$Translations.$B868]);LEN([.F$1]))=[.F$1];&quot;Yes&quot;;&quot;No&quot;)=IF(LEFT(TRIM([$Translations.$C868]);LEN([.F$1]))=[.F$1];&quot;Yes&quot;;&quot;No&quot;);&quot;&quot;;&quot;NO&quot;)">
            <text:p/>
          </table:table-cell>
          <table:table-cell table:formula="of:=IF(IF(LEFT(TRIM([$Translations.$B868]);LEN([.G$1]))=[.G$1];&quot;Yes&quot;;&quot;No&quot;)=IF(LEFT(TRIM([$Translations.$C868]);LEN([.G$1]))=[.G$1];&quot;Yes&quot;;&quot;No&quot;);&quot;&quot;;&quot;NO&quot;)">
            <text:p/>
          </table:table-cell>
        </table:table-row>
        <table:table-row table:style-name="ro8">
          <table:table-cell table:formula="of:=IF(IF(LEFT(TRIM([$Translations.$B869]);LEN([.A$1]))=[.A$1];&quot;Yes&quot;;&quot;No&quot;)=IF(LEFT(TRIM([$Translations.$C869]);LEN([.A$1]))=[.A$1];&quot;Yes&quot;;&quot;No&quot;);&quot;&quot;;&quot;NO&quot;)">
            <text:p/>
          </table:table-cell>
          <table:table-cell table:formula="of:=IF(IF(LEFT(TRIM([$Translations.$B869]);LEN([.B$1]))=[.B$1];&quot;Yes&quot;;&quot;No&quot;)=IF(LEFT(TRIM([$Translations.$C869]);LEN([.B$1]))=[.B$1];&quot;Yes&quot;;&quot;No&quot;);&quot;&quot;;&quot;NO&quot;)">
            <text:p/>
          </table:table-cell>
          <table:table-cell table:formula="of:=IF(IF(LEFT(TRIM([$Translations.$B869]);LEN([.C$1]))=[.C$1];&quot;Yes&quot;;&quot;No&quot;)=IF(LEFT(TRIM([$Translations.$C869]);LEN([.C$1]))=[.C$1];&quot;Yes&quot;;&quot;No&quot;);&quot;&quot;;&quot;NO&quot;)">
            <text:p/>
          </table:table-cell>
          <table:table-cell table:formula="of:=IF(IF(LEFT(TRIM([$Translations.$B869]);LEN([.D$1]))=[.D$1];&quot;Yes&quot;;&quot;No&quot;)=IF(LEFT(TRIM([$Translations.$C869]);LEN([.D$1]))=[.D$1];&quot;Yes&quot;;&quot;No&quot;);&quot;&quot;;&quot;NO&quot;)">
            <text:p/>
          </table:table-cell>
          <table:table-cell table:formula="of:=IF(IF(LEFT(TRIM([$Translations.$B869]);LEN([.E$1]))=[.E$1];&quot;Yes&quot;;&quot;No&quot;)=IF(LEFT(TRIM([$Translations.$C869]);LEN([.E$1]))=[.E$1];&quot;Yes&quot;;&quot;No&quot;);&quot;&quot;;&quot;NO&quot;)">
            <text:p/>
          </table:table-cell>
          <table:table-cell table:formula="of:=IF(IF(LEFT(TRIM([$Translations.$B869]);LEN([.F$1]))=[.F$1];&quot;Yes&quot;;&quot;No&quot;)=IF(LEFT(TRIM([$Translations.$C869]);LEN([.F$1]))=[.F$1];&quot;Yes&quot;;&quot;No&quot;);&quot;&quot;;&quot;NO&quot;)">
            <text:p/>
          </table:table-cell>
          <table:table-cell table:formula="of:=IF(IF(LEFT(TRIM([$Translations.$B869]);LEN([.G$1]))=[.G$1];&quot;Yes&quot;;&quot;No&quot;)=IF(LEFT(TRIM([$Translations.$C869]);LEN([.G$1]))=[.G$1];&quot;Yes&quot;;&quot;No&quot;);&quot;&quot;;&quot;NO&quot;)">
            <text:p/>
          </table:table-cell>
        </table:table-row>
        <table:table-row table:style-name="ro8">
          <table:table-cell table:formula="of:=IF(IF(LEFT(TRIM([$Translations.$B870]);LEN([.A$1]))=[.A$1];&quot;Yes&quot;;&quot;No&quot;)=IF(LEFT(TRIM([$Translations.$C870]);LEN([.A$1]))=[.A$1];&quot;Yes&quot;;&quot;No&quot;);&quot;&quot;;&quot;NO&quot;)">
            <text:p/>
          </table:table-cell>
          <table:table-cell table:formula="of:=IF(IF(LEFT(TRIM([$Translations.$B870]);LEN([.B$1]))=[.B$1];&quot;Yes&quot;;&quot;No&quot;)=IF(LEFT(TRIM([$Translations.$C870]);LEN([.B$1]))=[.B$1];&quot;Yes&quot;;&quot;No&quot;);&quot;&quot;;&quot;NO&quot;)">
            <text:p/>
          </table:table-cell>
          <table:table-cell table:formula="of:=IF(IF(LEFT(TRIM([$Translations.$B870]);LEN([.C$1]))=[.C$1];&quot;Yes&quot;;&quot;No&quot;)=IF(LEFT(TRIM([$Translations.$C870]);LEN([.C$1]))=[.C$1];&quot;Yes&quot;;&quot;No&quot;);&quot;&quot;;&quot;NO&quot;)">
            <text:p/>
          </table:table-cell>
          <table:table-cell table:formula="of:=IF(IF(LEFT(TRIM([$Translations.$B870]);LEN([.D$1]))=[.D$1];&quot;Yes&quot;;&quot;No&quot;)=IF(LEFT(TRIM([$Translations.$C870]);LEN([.D$1]))=[.D$1];&quot;Yes&quot;;&quot;No&quot;);&quot;&quot;;&quot;NO&quot;)">
            <text:p/>
          </table:table-cell>
          <table:table-cell table:formula="of:=IF(IF(LEFT(TRIM([$Translations.$B870]);LEN([.E$1]))=[.E$1];&quot;Yes&quot;;&quot;No&quot;)=IF(LEFT(TRIM([$Translations.$C870]);LEN([.E$1]))=[.E$1];&quot;Yes&quot;;&quot;No&quot;);&quot;&quot;;&quot;NO&quot;)">
            <text:p/>
          </table:table-cell>
          <table:table-cell table:formula="of:=IF(IF(LEFT(TRIM([$Translations.$B870]);LEN([.F$1]))=[.F$1];&quot;Yes&quot;;&quot;No&quot;)=IF(LEFT(TRIM([$Translations.$C870]);LEN([.F$1]))=[.F$1];&quot;Yes&quot;;&quot;No&quot;);&quot;&quot;;&quot;NO&quot;)">
            <text:p/>
          </table:table-cell>
          <table:table-cell table:formula="of:=IF(IF(LEFT(TRIM([$Translations.$B870]);LEN([.G$1]))=[.G$1];&quot;Yes&quot;;&quot;No&quot;)=IF(LEFT(TRIM([$Translations.$C870]);LEN([.G$1]))=[.G$1];&quot;Yes&quot;;&quot;No&quot;);&quot;&quot;;&quot;NO&quot;)">
            <text:p/>
          </table:table-cell>
        </table:table-row>
        <table:table-row table:style-name="ro8">
          <table:table-cell table:formula="of:=IF(IF(LEFT(TRIM([$Translations.$B871]);LEN([.A$1]))=[.A$1];&quot;Yes&quot;;&quot;No&quot;)=IF(LEFT(TRIM([$Translations.$C871]);LEN([.A$1]))=[.A$1];&quot;Yes&quot;;&quot;No&quot;);&quot;&quot;;&quot;NO&quot;)">
            <text:p/>
          </table:table-cell>
          <table:table-cell table:formula="of:=IF(IF(LEFT(TRIM([$Translations.$B871]);LEN([.B$1]))=[.B$1];&quot;Yes&quot;;&quot;No&quot;)=IF(LEFT(TRIM([$Translations.$C871]);LEN([.B$1]))=[.B$1];&quot;Yes&quot;;&quot;No&quot;);&quot;&quot;;&quot;NO&quot;)">
            <text:p/>
          </table:table-cell>
          <table:table-cell table:formula="of:=IF(IF(LEFT(TRIM([$Translations.$B871]);LEN([.C$1]))=[.C$1];&quot;Yes&quot;;&quot;No&quot;)=IF(LEFT(TRIM([$Translations.$C871]);LEN([.C$1]))=[.C$1];&quot;Yes&quot;;&quot;No&quot;);&quot;&quot;;&quot;NO&quot;)">
            <text:p/>
          </table:table-cell>
          <table:table-cell table:formula="of:=IF(IF(LEFT(TRIM([$Translations.$B871]);LEN([.D$1]))=[.D$1];&quot;Yes&quot;;&quot;No&quot;)=IF(LEFT(TRIM([$Translations.$C871]);LEN([.D$1]))=[.D$1];&quot;Yes&quot;;&quot;No&quot;);&quot;&quot;;&quot;NO&quot;)">
            <text:p/>
          </table:table-cell>
          <table:table-cell table:formula="of:=IF(IF(LEFT(TRIM([$Translations.$B871]);LEN([.E$1]))=[.E$1];&quot;Yes&quot;;&quot;No&quot;)=IF(LEFT(TRIM([$Translations.$C871]);LEN([.E$1]))=[.E$1];&quot;Yes&quot;;&quot;No&quot;);&quot;&quot;;&quot;NO&quot;)">
            <text:p/>
          </table:table-cell>
          <table:table-cell table:formula="of:=IF(IF(LEFT(TRIM([$Translations.$B871]);LEN([.F$1]))=[.F$1];&quot;Yes&quot;;&quot;No&quot;)=IF(LEFT(TRIM([$Translations.$C871]);LEN([.F$1]))=[.F$1];&quot;Yes&quot;;&quot;No&quot;);&quot;&quot;;&quot;NO&quot;)">
            <text:p/>
          </table:table-cell>
          <table:table-cell table:formula="of:=IF(IF(LEFT(TRIM([$Translations.$B871]);LEN([.G$1]))=[.G$1];&quot;Yes&quot;;&quot;No&quot;)=IF(LEFT(TRIM([$Translations.$C871]);LEN([.G$1]))=[.G$1];&quot;Yes&quot;;&quot;No&quot;);&quot;&quot;;&quot;NO&quot;)">
            <text:p/>
          </table:table-cell>
        </table:table-row>
        <table:table-row table:style-name="ro8">
          <table:table-cell table:formula="of:=IF(IF(LEFT(TRIM([$Translations.$B872]);LEN([.A$1]))=[.A$1];&quot;Yes&quot;;&quot;No&quot;)=IF(LEFT(TRIM([$Translations.$C872]);LEN([.A$1]))=[.A$1];&quot;Yes&quot;;&quot;No&quot;);&quot;&quot;;&quot;NO&quot;)">
            <text:p/>
          </table:table-cell>
          <table:table-cell table:formula="of:=IF(IF(LEFT(TRIM([$Translations.$B872]);LEN([.B$1]))=[.B$1];&quot;Yes&quot;;&quot;No&quot;)=IF(LEFT(TRIM([$Translations.$C872]);LEN([.B$1]))=[.B$1];&quot;Yes&quot;;&quot;No&quot;);&quot;&quot;;&quot;NO&quot;)">
            <text:p/>
          </table:table-cell>
          <table:table-cell table:formula="of:=IF(IF(LEFT(TRIM([$Translations.$B872]);LEN([.C$1]))=[.C$1];&quot;Yes&quot;;&quot;No&quot;)=IF(LEFT(TRIM([$Translations.$C872]);LEN([.C$1]))=[.C$1];&quot;Yes&quot;;&quot;No&quot;);&quot;&quot;;&quot;NO&quot;)">
            <text:p/>
          </table:table-cell>
          <table:table-cell table:formula="of:=IF(IF(LEFT(TRIM([$Translations.$B872]);LEN([.D$1]))=[.D$1];&quot;Yes&quot;;&quot;No&quot;)=IF(LEFT(TRIM([$Translations.$C872]);LEN([.D$1]))=[.D$1];&quot;Yes&quot;;&quot;No&quot;);&quot;&quot;;&quot;NO&quot;)">
            <text:p/>
          </table:table-cell>
          <table:table-cell table:formula="of:=IF(IF(LEFT(TRIM([$Translations.$B872]);LEN([.E$1]))=[.E$1];&quot;Yes&quot;;&quot;No&quot;)=IF(LEFT(TRIM([$Translations.$C872]);LEN([.E$1]))=[.E$1];&quot;Yes&quot;;&quot;No&quot;);&quot;&quot;;&quot;NO&quot;)">
            <text:p/>
          </table:table-cell>
          <table:table-cell table:formula="of:=IF(IF(LEFT(TRIM([$Translations.$B872]);LEN([.F$1]))=[.F$1];&quot;Yes&quot;;&quot;No&quot;)=IF(LEFT(TRIM([$Translations.$C872]);LEN([.F$1]))=[.F$1];&quot;Yes&quot;;&quot;No&quot;);&quot;&quot;;&quot;NO&quot;)">
            <text:p/>
          </table:table-cell>
          <table:table-cell table:formula="of:=IF(IF(LEFT(TRIM([$Translations.$B872]);LEN([.G$1]))=[.G$1];&quot;Yes&quot;;&quot;No&quot;)=IF(LEFT(TRIM([$Translations.$C872]);LEN([.G$1]))=[.G$1];&quot;Yes&quot;;&quot;No&quot;);&quot;&quot;;&quot;NO&quot;)">
            <text:p/>
          </table:table-cell>
        </table:table-row>
        <table:table-row table:style-name="ro8">
          <table:table-cell table:formula="of:=IF(IF(LEFT(TRIM([$Translations.$B873]);LEN([.A$1]))=[.A$1];&quot;Yes&quot;;&quot;No&quot;)=IF(LEFT(TRIM([$Translations.$C873]);LEN([.A$1]))=[.A$1];&quot;Yes&quot;;&quot;No&quot;);&quot;&quot;;&quot;NO&quot;)">
            <text:p/>
          </table:table-cell>
          <table:table-cell table:formula="of:=IF(IF(LEFT(TRIM([$Translations.$B873]);LEN([.B$1]))=[.B$1];&quot;Yes&quot;;&quot;No&quot;)=IF(LEFT(TRIM([$Translations.$C873]);LEN([.B$1]))=[.B$1];&quot;Yes&quot;;&quot;No&quot;);&quot;&quot;;&quot;NO&quot;)">
            <text:p/>
          </table:table-cell>
          <table:table-cell table:formula="of:=IF(IF(LEFT(TRIM([$Translations.$B873]);LEN([.C$1]))=[.C$1];&quot;Yes&quot;;&quot;No&quot;)=IF(LEFT(TRIM([$Translations.$C873]);LEN([.C$1]))=[.C$1];&quot;Yes&quot;;&quot;No&quot;);&quot;&quot;;&quot;NO&quot;)">
            <text:p/>
          </table:table-cell>
          <table:table-cell table:formula="of:=IF(IF(LEFT(TRIM([$Translations.$B873]);LEN([.D$1]))=[.D$1];&quot;Yes&quot;;&quot;No&quot;)=IF(LEFT(TRIM([$Translations.$C873]);LEN([.D$1]))=[.D$1];&quot;Yes&quot;;&quot;No&quot;);&quot;&quot;;&quot;NO&quot;)">
            <text:p/>
          </table:table-cell>
          <table:table-cell table:formula="of:=IF(IF(LEFT(TRIM([$Translations.$B873]);LEN([.E$1]))=[.E$1];&quot;Yes&quot;;&quot;No&quot;)=IF(LEFT(TRIM([$Translations.$C873]);LEN([.E$1]))=[.E$1];&quot;Yes&quot;;&quot;No&quot;);&quot;&quot;;&quot;NO&quot;)">
            <text:p/>
          </table:table-cell>
          <table:table-cell table:formula="of:=IF(IF(LEFT(TRIM([$Translations.$B873]);LEN([.F$1]))=[.F$1];&quot;Yes&quot;;&quot;No&quot;)=IF(LEFT(TRIM([$Translations.$C873]);LEN([.F$1]))=[.F$1];&quot;Yes&quot;;&quot;No&quot;);&quot;&quot;;&quot;NO&quot;)">
            <text:p/>
          </table:table-cell>
          <table:table-cell table:formula="of:=IF(IF(LEFT(TRIM([$Translations.$B873]);LEN([.G$1]))=[.G$1];&quot;Yes&quot;;&quot;No&quot;)=IF(LEFT(TRIM([$Translations.$C873]);LEN([.G$1]))=[.G$1];&quot;Yes&quot;;&quot;No&quot;);&quot;&quot;;&quot;NO&quot;)">
            <text:p/>
          </table:table-cell>
        </table:table-row>
        <table:table-row table:style-name="ro8">
          <table:table-cell table:formula="of:=IF(IF(LEFT(TRIM([$Translations.$B874]);LEN([.A$1]))=[.A$1];&quot;Yes&quot;;&quot;No&quot;)=IF(LEFT(TRIM([$Translations.$C874]);LEN([.A$1]))=[.A$1];&quot;Yes&quot;;&quot;No&quot;);&quot;&quot;;&quot;NO&quot;)">
            <text:p/>
          </table:table-cell>
          <table:table-cell table:formula="of:=IF(IF(LEFT(TRIM([$Translations.$B874]);LEN([.B$1]))=[.B$1];&quot;Yes&quot;;&quot;No&quot;)=IF(LEFT(TRIM([$Translations.$C874]);LEN([.B$1]))=[.B$1];&quot;Yes&quot;;&quot;No&quot;);&quot;&quot;;&quot;NO&quot;)">
            <text:p/>
          </table:table-cell>
          <table:table-cell table:formula="of:=IF(IF(LEFT(TRIM([$Translations.$B874]);LEN([.C$1]))=[.C$1];&quot;Yes&quot;;&quot;No&quot;)=IF(LEFT(TRIM([$Translations.$C874]);LEN([.C$1]))=[.C$1];&quot;Yes&quot;;&quot;No&quot;);&quot;&quot;;&quot;NO&quot;)">
            <text:p/>
          </table:table-cell>
          <table:table-cell table:formula="of:=IF(IF(LEFT(TRIM([$Translations.$B874]);LEN([.D$1]))=[.D$1];&quot;Yes&quot;;&quot;No&quot;)=IF(LEFT(TRIM([$Translations.$C874]);LEN([.D$1]))=[.D$1];&quot;Yes&quot;;&quot;No&quot;);&quot;&quot;;&quot;NO&quot;)">
            <text:p/>
          </table:table-cell>
          <table:table-cell table:formula="of:=IF(IF(LEFT(TRIM([$Translations.$B874]);LEN([.E$1]))=[.E$1];&quot;Yes&quot;;&quot;No&quot;)=IF(LEFT(TRIM([$Translations.$C874]);LEN([.E$1]))=[.E$1];&quot;Yes&quot;;&quot;No&quot;);&quot;&quot;;&quot;NO&quot;)">
            <text:p/>
          </table:table-cell>
          <table:table-cell table:formula="of:=IF(IF(LEFT(TRIM([$Translations.$B874]);LEN([.F$1]))=[.F$1];&quot;Yes&quot;;&quot;No&quot;)=IF(LEFT(TRIM([$Translations.$C874]);LEN([.F$1]))=[.F$1];&quot;Yes&quot;;&quot;No&quot;);&quot;&quot;;&quot;NO&quot;)">
            <text:p/>
          </table:table-cell>
          <table:table-cell table:formula="of:=IF(IF(LEFT(TRIM([$Translations.$B874]);LEN([.G$1]))=[.G$1];&quot;Yes&quot;;&quot;No&quot;)=IF(LEFT(TRIM([$Translations.$C874]);LEN([.G$1]))=[.G$1];&quot;Yes&quot;;&quot;No&quot;);&quot;&quot;;&quot;NO&quot;)">
            <text:p/>
          </table:table-cell>
        </table:table-row>
        <table:table-row table:style-name="ro8">
          <table:table-cell table:formula="of:=IF(IF(LEFT(TRIM([$Translations.$B875]);LEN([.A$1]))=[.A$1];&quot;Yes&quot;;&quot;No&quot;)=IF(LEFT(TRIM([$Translations.$C875]);LEN([.A$1]))=[.A$1];&quot;Yes&quot;;&quot;No&quot;);&quot;&quot;;&quot;NO&quot;)">
            <text:p/>
          </table:table-cell>
          <table:table-cell table:formula="of:=IF(IF(LEFT(TRIM([$Translations.$B875]);LEN([.B$1]))=[.B$1];&quot;Yes&quot;;&quot;No&quot;)=IF(LEFT(TRIM([$Translations.$C875]);LEN([.B$1]))=[.B$1];&quot;Yes&quot;;&quot;No&quot;);&quot;&quot;;&quot;NO&quot;)">
            <text:p/>
          </table:table-cell>
          <table:table-cell table:formula="of:=IF(IF(LEFT(TRIM([$Translations.$B875]);LEN([.C$1]))=[.C$1];&quot;Yes&quot;;&quot;No&quot;)=IF(LEFT(TRIM([$Translations.$C875]);LEN([.C$1]))=[.C$1];&quot;Yes&quot;;&quot;No&quot;);&quot;&quot;;&quot;NO&quot;)">
            <text:p/>
          </table:table-cell>
          <table:table-cell table:formula="of:=IF(IF(LEFT(TRIM([$Translations.$B875]);LEN([.D$1]))=[.D$1];&quot;Yes&quot;;&quot;No&quot;)=IF(LEFT(TRIM([$Translations.$C875]);LEN([.D$1]))=[.D$1];&quot;Yes&quot;;&quot;No&quot;);&quot;&quot;;&quot;NO&quot;)">
            <text:p/>
          </table:table-cell>
          <table:table-cell table:formula="of:=IF(IF(LEFT(TRIM([$Translations.$B875]);LEN([.E$1]))=[.E$1];&quot;Yes&quot;;&quot;No&quot;)=IF(LEFT(TRIM([$Translations.$C875]);LEN([.E$1]))=[.E$1];&quot;Yes&quot;;&quot;No&quot;);&quot;&quot;;&quot;NO&quot;)">
            <text:p/>
          </table:table-cell>
          <table:table-cell table:formula="of:=IF(IF(LEFT(TRIM([$Translations.$B875]);LEN([.F$1]))=[.F$1];&quot;Yes&quot;;&quot;No&quot;)=IF(LEFT(TRIM([$Translations.$C875]);LEN([.F$1]))=[.F$1];&quot;Yes&quot;;&quot;No&quot;);&quot;&quot;;&quot;NO&quot;)">
            <text:p/>
          </table:table-cell>
          <table:table-cell table:formula="of:=IF(IF(LEFT(TRIM([$Translations.$B875]);LEN([.G$1]))=[.G$1];&quot;Yes&quot;;&quot;No&quot;)=IF(LEFT(TRIM([$Translations.$C875]);LEN([.G$1]))=[.G$1];&quot;Yes&quot;;&quot;No&quot;);&quot;&quot;;&quot;NO&quot;)">
            <text:p/>
          </table:table-cell>
        </table:table-row>
        <table:table-row table:style-name="ro8">
          <table:table-cell table:formula="of:=IF(IF(LEFT(TRIM([$Translations.$B876]);LEN([.A$1]))=[.A$1];&quot;Yes&quot;;&quot;No&quot;)=IF(LEFT(TRIM([$Translations.$C876]);LEN([.A$1]))=[.A$1];&quot;Yes&quot;;&quot;No&quot;);&quot;&quot;;&quot;NO&quot;)">
            <text:p/>
          </table:table-cell>
          <table:table-cell table:formula="of:=IF(IF(LEFT(TRIM([$Translations.$B876]);LEN([.B$1]))=[.B$1];&quot;Yes&quot;;&quot;No&quot;)=IF(LEFT(TRIM([$Translations.$C876]);LEN([.B$1]))=[.B$1];&quot;Yes&quot;;&quot;No&quot;);&quot;&quot;;&quot;NO&quot;)">
            <text:p/>
          </table:table-cell>
          <table:table-cell table:formula="of:=IF(IF(LEFT(TRIM([$Translations.$B876]);LEN([.C$1]))=[.C$1];&quot;Yes&quot;;&quot;No&quot;)=IF(LEFT(TRIM([$Translations.$C876]);LEN([.C$1]))=[.C$1];&quot;Yes&quot;;&quot;No&quot;);&quot;&quot;;&quot;NO&quot;)">
            <text:p/>
          </table:table-cell>
          <table:table-cell table:formula="of:=IF(IF(LEFT(TRIM([$Translations.$B876]);LEN([.D$1]))=[.D$1];&quot;Yes&quot;;&quot;No&quot;)=IF(LEFT(TRIM([$Translations.$C876]);LEN([.D$1]))=[.D$1];&quot;Yes&quot;;&quot;No&quot;);&quot;&quot;;&quot;NO&quot;)">
            <text:p/>
          </table:table-cell>
          <table:table-cell table:formula="of:=IF(IF(LEFT(TRIM([$Translations.$B876]);LEN([.E$1]))=[.E$1];&quot;Yes&quot;;&quot;No&quot;)=IF(LEFT(TRIM([$Translations.$C876]);LEN([.E$1]))=[.E$1];&quot;Yes&quot;;&quot;No&quot;);&quot;&quot;;&quot;NO&quot;)">
            <text:p/>
          </table:table-cell>
          <table:table-cell table:formula="of:=IF(IF(LEFT(TRIM([$Translations.$B876]);LEN([.F$1]))=[.F$1];&quot;Yes&quot;;&quot;No&quot;)=IF(LEFT(TRIM([$Translations.$C876]);LEN([.F$1]))=[.F$1];&quot;Yes&quot;;&quot;No&quot;);&quot;&quot;;&quot;NO&quot;)">
            <text:p/>
          </table:table-cell>
          <table:table-cell table:formula="of:=IF(IF(LEFT(TRIM([$Translations.$B876]);LEN([.G$1]))=[.G$1];&quot;Yes&quot;;&quot;No&quot;)=IF(LEFT(TRIM([$Translations.$C876]);LEN([.G$1]))=[.G$1];&quot;Yes&quot;;&quot;No&quot;);&quot;&quot;;&quot;NO&quot;)">
            <text:p/>
          </table:table-cell>
        </table:table-row>
        <table:table-row table:style-name="ro8">
          <table:table-cell table:formula="of:=IF(IF(LEFT(TRIM([$Translations.$B877]);LEN([.A$1]))=[.A$1];&quot;Yes&quot;;&quot;No&quot;)=IF(LEFT(TRIM([$Translations.$C877]);LEN([.A$1]))=[.A$1];&quot;Yes&quot;;&quot;No&quot;);&quot;&quot;;&quot;NO&quot;)">
            <text:p/>
          </table:table-cell>
          <table:table-cell table:formula="of:=IF(IF(LEFT(TRIM([$Translations.$B877]);LEN([.B$1]))=[.B$1];&quot;Yes&quot;;&quot;No&quot;)=IF(LEFT(TRIM([$Translations.$C877]);LEN([.B$1]))=[.B$1];&quot;Yes&quot;;&quot;No&quot;);&quot;&quot;;&quot;NO&quot;)">
            <text:p/>
          </table:table-cell>
          <table:table-cell table:formula="of:=IF(IF(LEFT(TRIM([$Translations.$B877]);LEN([.C$1]))=[.C$1];&quot;Yes&quot;;&quot;No&quot;)=IF(LEFT(TRIM([$Translations.$C877]);LEN([.C$1]))=[.C$1];&quot;Yes&quot;;&quot;No&quot;);&quot;&quot;;&quot;NO&quot;)">
            <text:p/>
          </table:table-cell>
          <table:table-cell table:formula="of:=IF(IF(LEFT(TRIM([$Translations.$B877]);LEN([.D$1]))=[.D$1];&quot;Yes&quot;;&quot;No&quot;)=IF(LEFT(TRIM([$Translations.$C877]);LEN([.D$1]))=[.D$1];&quot;Yes&quot;;&quot;No&quot;);&quot;&quot;;&quot;NO&quot;)">
            <text:p/>
          </table:table-cell>
          <table:table-cell table:formula="of:=IF(IF(LEFT(TRIM([$Translations.$B877]);LEN([.E$1]))=[.E$1];&quot;Yes&quot;;&quot;No&quot;)=IF(LEFT(TRIM([$Translations.$C877]);LEN([.E$1]))=[.E$1];&quot;Yes&quot;;&quot;No&quot;);&quot;&quot;;&quot;NO&quot;)">
            <text:p/>
          </table:table-cell>
          <table:table-cell table:formula="of:=IF(IF(LEFT(TRIM([$Translations.$B877]);LEN([.F$1]))=[.F$1];&quot;Yes&quot;;&quot;No&quot;)=IF(LEFT(TRIM([$Translations.$C877]);LEN([.F$1]))=[.F$1];&quot;Yes&quot;;&quot;No&quot;);&quot;&quot;;&quot;NO&quot;)">
            <text:p/>
          </table:table-cell>
          <table:table-cell table:formula="of:=IF(IF(LEFT(TRIM([$Translations.$B877]);LEN([.G$1]))=[.G$1];&quot;Yes&quot;;&quot;No&quot;)=IF(LEFT(TRIM([$Translations.$C877]);LEN([.G$1]))=[.G$1];&quot;Yes&quot;;&quot;No&quot;);&quot;&quot;;&quot;NO&quot;)">
            <text:p/>
          </table:table-cell>
        </table:table-row>
        <table:table-row table:style-name="ro8">
          <table:table-cell table:formula="of:=IF(IF(LEFT(TRIM([$Translations.$B878]);LEN([.A$1]))=[.A$1];&quot;Yes&quot;;&quot;No&quot;)=IF(LEFT(TRIM([$Translations.$C878]);LEN([.A$1]))=[.A$1];&quot;Yes&quot;;&quot;No&quot;);&quot;&quot;;&quot;NO&quot;)">
            <text:p/>
          </table:table-cell>
          <table:table-cell table:formula="of:=IF(IF(LEFT(TRIM([$Translations.$B878]);LEN([.B$1]))=[.B$1];&quot;Yes&quot;;&quot;No&quot;)=IF(LEFT(TRIM([$Translations.$C878]);LEN([.B$1]))=[.B$1];&quot;Yes&quot;;&quot;No&quot;);&quot;&quot;;&quot;NO&quot;)">
            <text:p/>
          </table:table-cell>
          <table:table-cell table:formula="of:=IF(IF(LEFT(TRIM([$Translations.$B878]);LEN([.C$1]))=[.C$1];&quot;Yes&quot;;&quot;No&quot;)=IF(LEFT(TRIM([$Translations.$C878]);LEN([.C$1]))=[.C$1];&quot;Yes&quot;;&quot;No&quot;);&quot;&quot;;&quot;NO&quot;)">
            <text:p/>
          </table:table-cell>
          <table:table-cell table:formula="of:=IF(IF(LEFT(TRIM([$Translations.$B878]);LEN([.D$1]))=[.D$1];&quot;Yes&quot;;&quot;No&quot;)=IF(LEFT(TRIM([$Translations.$C878]);LEN([.D$1]))=[.D$1];&quot;Yes&quot;;&quot;No&quot;);&quot;&quot;;&quot;NO&quot;)">
            <text:p/>
          </table:table-cell>
          <table:table-cell table:formula="of:=IF(IF(LEFT(TRIM([$Translations.$B878]);LEN([.E$1]))=[.E$1];&quot;Yes&quot;;&quot;No&quot;)=IF(LEFT(TRIM([$Translations.$C878]);LEN([.E$1]))=[.E$1];&quot;Yes&quot;;&quot;No&quot;);&quot;&quot;;&quot;NO&quot;)">
            <text:p/>
          </table:table-cell>
          <table:table-cell table:formula="of:=IF(IF(LEFT(TRIM([$Translations.$B878]);LEN([.F$1]))=[.F$1];&quot;Yes&quot;;&quot;No&quot;)=IF(LEFT(TRIM([$Translations.$C878]);LEN([.F$1]))=[.F$1];&quot;Yes&quot;;&quot;No&quot;);&quot;&quot;;&quot;NO&quot;)">
            <text:p/>
          </table:table-cell>
          <table:table-cell table:formula="of:=IF(IF(LEFT(TRIM([$Translations.$B878]);LEN([.G$1]))=[.G$1];&quot;Yes&quot;;&quot;No&quot;)=IF(LEFT(TRIM([$Translations.$C878]);LEN([.G$1]))=[.G$1];&quot;Yes&quot;;&quot;No&quot;);&quot;&quot;;&quot;NO&quot;)">
            <text:p/>
          </table:table-cell>
        </table:table-row>
        <table:table-row table:style-name="ro8">
          <table:table-cell table:formula="of:=IF(IF(LEFT(TRIM([$Translations.$B879]);LEN([.A$1]))=[.A$1];&quot;Yes&quot;;&quot;No&quot;)=IF(LEFT(TRIM([$Translations.$C879]);LEN([.A$1]))=[.A$1];&quot;Yes&quot;;&quot;No&quot;);&quot;&quot;;&quot;NO&quot;)">
            <text:p/>
          </table:table-cell>
          <table:table-cell table:formula="of:=IF(IF(LEFT(TRIM([$Translations.$B879]);LEN([.B$1]))=[.B$1];&quot;Yes&quot;;&quot;No&quot;)=IF(LEFT(TRIM([$Translations.$C879]);LEN([.B$1]))=[.B$1];&quot;Yes&quot;;&quot;No&quot;);&quot;&quot;;&quot;NO&quot;)">
            <text:p/>
          </table:table-cell>
          <table:table-cell table:formula="of:=IF(IF(LEFT(TRIM([$Translations.$B879]);LEN([.C$1]))=[.C$1];&quot;Yes&quot;;&quot;No&quot;)=IF(LEFT(TRIM([$Translations.$C879]);LEN([.C$1]))=[.C$1];&quot;Yes&quot;;&quot;No&quot;);&quot;&quot;;&quot;NO&quot;)">
            <text:p/>
          </table:table-cell>
          <table:table-cell table:formula="of:=IF(IF(LEFT(TRIM([$Translations.$B879]);LEN([.D$1]))=[.D$1];&quot;Yes&quot;;&quot;No&quot;)=IF(LEFT(TRIM([$Translations.$C879]);LEN([.D$1]))=[.D$1];&quot;Yes&quot;;&quot;No&quot;);&quot;&quot;;&quot;NO&quot;)">
            <text:p/>
          </table:table-cell>
          <table:table-cell table:formula="of:=IF(IF(LEFT(TRIM([$Translations.$B879]);LEN([.E$1]))=[.E$1];&quot;Yes&quot;;&quot;No&quot;)=IF(LEFT(TRIM([$Translations.$C879]);LEN([.E$1]))=[.E$1];&quot;Yes&quot;;&quot;No&quot;);&quot;&quot;;&quot;NO&quot;)">
            <text:p/>
          </table:table-cell>
          <table:table-cell table:formula="of:=IF(IF(LEFT(TRIM([$Translations.$B879]);LEN([.F$1]))=[.F$1];&quot;Yes&quot;;&quot;No&quot;)=IF(LEFT(TRIM([$Translations.$C879]);LEN([.F$1]))=[.F$1];&quot;Yes&quot;;&quot;No&quot;);&quot;&quot;;&quot;NO&quot;)">
            <text:p/>
          </table:table-cell>
          <table:table-cell table:formula="of:=IF(IF(LEFT(TRIM([$Translations.$B879]);LEN([.G$1]))=[.G$1];&quot;Yes&quot;;&quot;No&quot;)=IF(LEFT(TRIM([$Translations.$C879]);LEN([.G$1]))=[.G$1];&quot;Yes&quot;;&quot;No&quot;);&quot;&quot;;&quot;NO&quot;)">
            <text:p/>
          </table:table-cell>
        </table:table-row>
        <table:table-row table:style-name="ro8">
          <table:table-cell table:formula="of:=IF(IF(LEFT(TRIM([$Translations.$B880]);LEN([.A$1]))=[.A$1];&quot;Yes&quot;;&quot;No&quot;)=IF(LEFT(TRIM([$Translations.$C880]);LEN([.A$1]))=[.A$1];&quot;Yes&quot;;&quot;No&quot;);&quot;&quot;;&quot;NO&quot;)">
            <text:p/>
          </table:table-cell>
          <table:table-cell table:formula="of:=IF(IF(LEFT(TRIM([$Translations.$B880]);LEN([.B$1]))=[.B$1];&quot;Yes&quot;;&quot;No&quot;)=IF(LEFT(TRIM([$Translations.$C880]);LEN([.B$1]))=[.B$1];&quot;Yes&quot;;&quot;No&quot;);&quot;&quot;;&quot;NO&quot;)">
            <text:p/>
          </table:table-cell>
          <table:table-cell table:formula="of:=IF(IF(LEFT(TRIM([$Translations.$B880]);LEN([.C$1]))=[.C$1];&quot;Yes&quot;;&quot;No&quot;)=IF(LEFT(TRIM([$Translations.$C880]);LEN([.C$1]))=[.C$1];&quot;Yes&quot;;&quot;No&quot;);&quot;&quot;;&quot;NO&quot;)">
            <text:p/>
          </table:table-cell>
          <table:table-cell table:formula="of:=IF(IF(LEFT(TRIM([$Translations.$B880]);LEN([.D$1]))=[.D$1];&quot;Yes&quot;;&quot;No&quot;)=IF(LEFT(TRIM([$Translations.$C880]);LEN([.D$1]))=[.D$1];&quot;Yes&quot;;&quot;No&quot;);&quot;&quot;;&quot;NO&quot;)">
            <text:p/>
          </table:table-cell>
          <table:table-cell table:formula="of:=IF(IF(LEFT(TRIM([$Translations.$B880]);LEN([.E$1]))=[.E$1];&quot;Yes&quot;;&quot;No&quot;)=IF(LEFT(TRIM([$Translations.$C880]);LEN([.E$1]))=[.E$1];&quot;Yes&quot;;&quot;No&quot;);&quot;&quot;;&quot;NO&quot;)">
            <text:p/>
          </table:table-cell>
          <table:table-cell table:formula="of:=IF(IF(LEFT(TRIM([$Translations.$B880]);LEN([.F$1]))=[.F$1];&quot;Yes&quot;;&quot;No&quot;)=IF(LEFT(TRIM([$Translations.$C880]);LEN([.F$1]))=[.F$1];&quot;Yes&quot;;&quot;No&quot;);&quot;&quot;;&quot;NO&quot;)">
            <text:p/>
          </table:table-cell>
          <table:table-cell table:formula="of:=IF(IF(LEFT(TRIM([$Translations.$B880]);LEN([.G$1]))=[.G$1];&quot;Yes&quot;;&quot;No&quot;)=IF(LEFT(TRIM([$Translations.$C880]);LEN([.G$1]))=[.G$1];&quot;Yes&quot;;&quot;No&quot;);&quot;&quot;;&quot;NO&quot;)">
            <text:p/>
          </table:table-cell>
        </table:table-row>
        <table:table-row table:style-name="ro8">
          <table:table-cell table:formula="of:=IF(IF(LEFT(TRIM([$Translations.$B881]);LEN([.A$1]))=[.A$1];&quot;Yes&quot;;&quot;No&quot;)=IF(LEFT(TRIM([$Translations.$C881]);LEN([.A$1]))=[.A$1];&quot;Yes&quot;;&quot;No&quot;);&quot;&quot;;&quot;NO&quot;)">
            <text:p/>
          </table:table-cell>
          <table:table-cell table:formula="of:=IF(IF(LEFT(TRIM([$Translations.$B881]);LEN([.B$1]))=[.B$1];&quot;Yes&quot;;&quot;No&quot;)=IF(LEFT(TRIM([$Translations.$C881]);LEN([.B$1]))=[.B$1];&quot;Yes&quot;;&quot;No&quot;);&quot;&quot;;&quot;NO&quot;)">
            <text:p/>
          </table:table-cell>
          <table:table-cell table:formula="of:=IF(IF(LEFT(TRIM([$Translations.$B881]);LEN([.C$1]))=[.C$1];&quot;Yes&quot;;&quot;No&quot;)=IF(LEFT(TRIM([$Translations.$C881]);LEN([.C$1]))=[.C$1];&quot;Yes&quot;;&quot;No&quot;);&quot;&quot;;&quot;NO&quot;)">
            <text:p/>
          </table:table-cell>
          <table:table-cell table:formula="of:=IF(IF(LEFT(TRIM([$Translations.$B881]);LEN([.D$1]))=[.D$1];&quot;Yes&quot;;&quot;No&quot;)=IF(LEFT(TRIM([$Translations.$C881]);LEN([.D$1]))=[.D$1];&quot;Yes&quot;;&quot;No&quot;);&quot;&quot;;&quot;NO&quot;)">
            <text:p/>
          </table:table-cell>
          <table:table-cell table:formula="of:=IF(IF(LEFT(TRIM([$Translations.$B881]);LEN([.E$1]))=[.E$1];&quot;Yes&quot;;&quot;No&quot;)=IF(LEFT(TRIM([$Translations.$C881]);LEN([.E$1]))=[.E$1];&quot;Yes&quot;;&quot;No&quot;);&quot;&quot;;&quot;NO&quot;)">
            <text:p/>
          </table:table-cell>
          <table:table-cell table:formula="of:=IF(IF(LEFT(TRIM([$Translations.$B881]);LEN([.F$1]))=[.F$1];&quot;Yes&quot;;&quot;No&quot;)=IF(LEFT(TRIM([$Translations.$C881]);LEN([.F$1]))=[.F$1];&quot;Yes&quot;;&quot;No&quot;);&quot;&quot;;&quot;NO&quot;)">
            <text:p/>
          </table:table-cell>
          <table:table-cell table:formula="of:=IF(IF(LEFT(TRIM([$Translations.$B881]);LEN([.G$1]))=[.G$1];&quot;Yes&quot;;&quot;No&quot;)=IF(LEFT(TRIM([$Translations.$C881]);LEN([.G$1]))=[.G$1];&quot;Yes&quot;;&quot;No&quot;);&quot;&quot;;&quot;NO&quot;)">
            <text:p/>
          </table:table-cell>
        </table:table-row>
        <table:table-row table:style-name="ro8">
          <table:table-cell table:formula="of:=IF(IF(LEFT(TRIM([$Translations.$B882]);LEN([.A$1]))=[.A$1];&quot;Yes&quot;;&quot;No&quot;)=IF(LEFT(TRIM([$Translations.$C882]);LEN([.A$1]))=[.A$1];&quot;Yes&quot;;&quot;No&quot;);&quot;&quot;;&quot;NO&quot;)">
            <text:p/>
          </table:table-cell>
          <table:table-cell table:formula="of:=IF(IF(LEFT(TRIM([$Translations.$B882]);LEN([.B$1]))=[.B$1];&quot;Yes&quot;;&quot;No&quot;)=IF(LEFT(TRIM([$Translations.$C882]);LEN([.B$1]))=[.B$1];&quot;Yes&quot;;&quot;No&quot;);&quot;&quot;;&quot;NO&quot;)">
            <text:p/>
          </table:table-cell>
          <table:table-cell table:formula="of:=IF(IF(LEFT(TRIM([$Translations.$B882]);LEN([.C$1]))=[.C$1];&quot;Yes&quot;;&quot;No&quot;)=IF(LEFT(TRIM([$Translations.$C882]);LEN([.C$1]))=[.C$1];&quot;Yes&quot;;&quot;No&quot;);&quot;&quot;;&quot;NO&quot;)">
            <text:p/>
          </table:table-cell>
          <table:table-cell table:formula="of:=IF(IF(LEFT(TRIM([$Translations.$B882]);LEN([.D$1]))=[.D$1];&quot;Yes&quot;;&quot;No&quot;)=IF(LEFT(TRIM([$Translations.$C882]);LEN([.D$1]))=[.D$1];&quot;Yes&quot;;&quot;No&quot;);&quot;&quot;;&quot;NO&quot;)">
            <text:p/>
          </table:table-cell>
          <table:table-cell table:formula="of:=IF(IF(LEFT(TRIM([$Translations.$B882]);LEN([.E$1]))=[.E$1];&quot;Yes&quot;;&quot;No&quot;)=IF(LEFT(TRIM([$Translations.$C882]);LEN([.E$1]))=[.E$1];&quot;Yes&quot;;&quot;No&quot;);&quot;&quot;;&quot;NO&quot;)">
            <text:p/>
          </table:table-cell>
          <table:table-cell table:formula="of:=IF(IF(LEFT(TRIM([$Translations.$B882]);LEN([.F$1]))=[.F$1];&quot;Yes&quot;;&quot;No&quot;)=IF(LEFT(TRIM([$Translations.$C882]);LEN([.F$1]))=[.F$1];&quot;Yes&quot;;&quot;No&quot;);&quot;&quot;;&quot;NO&quot;)">
            <text:p/>
          </table:table-cell>
          <table:table-cell table:formula="of:=IF(IF(LEFT(TRIM([$Translations.$B882]);LEN([.G$1]))=[.G$1];&quot;Yes&quot;;&quot;No&quot;)=IF(LEFT(TRIM([$Translations.$C882]);LEN([.G$1]))=[.G$1];&quot;Yes&quot;;&quot;No&quot;);&quot;&quot;;&quot;NO&quot;)">
            <text:p/>
          </table:table-cell>
        </table:table-row>
        <table:table-row table:style-name="ro8">
          <table:table-cell table:formula="of:=IF(IF(LEFT(TRIM([$Translations.$B883]);LEN([.A$1]))=[.A$1];&quot;Yes&quot;;&quot;No&quot;)=IF(LEFT(TRIM([$Translations.$C883]);LEN([.A$1]))=[.A$1];&quot;Yes&quot;;&quot;No&quot;);&quot;&quot;;&quot;NO&quot;)">
            <text:p/>
          </table:table-cell>
          <table:table-cell table:formula="of:=IF(IF(LEFT(TRIM([$Translations.$B883]);LEN([.B$1]))=[.B$1];&quot;Yes&quot;;&quot;No&quot;)=IF(LEFT(TRIM([$Translations.$C883]);LEN([.B$1]))=[.B$1];&quot;Yes&quot;;&quot;No&quot;);&quot;&quot;;&quot;NO&quot;)">
            <text:p/>
          </table:table-cell>
          <table:table-cell table:formula="of:=IF(IF(LEFT(TRIM([$Translations.$B883]);LEN([.C$1]))=[.C$1];&quot;Yes&quot;;&quot;No&quot;)=IF(LEFT(TRIM([$Translations.$C883]);LEN([.C$1]))=[.C$1];&quot;Yes&quot;;&quot;No&quot;);&quot;&quot;;&quot;NO&quot;)">
            <text:p/>
          </table:table-cell>
          <table:table-cell table:formula="of:=IF(IF(LEFT(TRIM([$Translations.$B883]);LEN([.D$1]))=[.D$1];&quot;Yes&quot;;&quot;No&quot;)=IF(LEFT(TRIM([$Translations.$C883]);LEN([.D$1]))=[.D$1];&quot;Yes&quot;;&quot;No&quot;);&quot;&quot;;&quot;NO&quot;)">
            <text:p/>
          </table:table-cell>
          <table:table-cell table:formula="of:=IF(IF(LEFT(TRIM([$Translations.$B883]);LEN([.E$1]))=[.E$1];&quot;Yes&quot;;&quot;No&quot;)=IF(LEFT(TRIM([$Translations.$C883]);LEN([.E$1]))=[.E$1];&quot;Yes&quot;;&quot;No&quot;);&quot;&quot;;&quot;NO&quot;)">
            <text:p/>
          </table:table-cell>
          <table:table-cell table:formula="of:=IF(IF(LEFT(TRIM([$Translations.$B883]);LEN([.F$1]))=[.F$1];&quot;Yes&quot;;&quot;No&quot;)=IF(LEFT(TRIM([$Translations.$C883]);LEN([.F$1]))=[.F$1];&quot;Yes&quot;;&quot;No&quot;);&quot;&quot;;&quot;NO&quot;)">
            <text:p/>
          </table:table-cell>
          <table:table-cell table:formula="of:=IF(IF(LEFT(TRIM([$Translations.$B883]);LEN([.G$1]))=[.G$1];&quot;Yes&quot;;&quot;No&quot;)=IF(LEFT(TRIM([$Translations.$C883]);LEN([.G$1]))=[.G$1];&quot;Yes&quot;;&quot;No&quot;);&quot;&quot;;&quot;NO&quot;)">
            <text:p/>
          </table:table-cell>
        </table:table-row>
        <table:table-row table:style-name="ro8">
          <table:table-cell table:formula="of:=IF(IF(LEFT(TRIM([$Translations.$B884]);LEN([.A$1]))=[.A$1];&quot;Yes&quot;;&quot;No&quot;)=IF(LEFT(TRIM([$Translations.$C884]);LEN([.A$1]))=[.A$1];&quot;Yes&quot;;&quot;No&quot;);&quot;&quot;;&quot;NO&quot;)">
            <text:p/>
          </table:table-cell>
          <table:table-cell table:formula="of:=IF(IF(LEFT(TRIM([$Translations.$B884]);LEN([.B$1]))=[.B$1];&quot;Yes&quot;;&quot;No&quot;)=IF(LEFT(TRIM([$Translations.$C884]);LEN([.B$1]))=[.B$1];&quot;Yes&quot;;&quot;No&quot;);&quot;&quot;;&quot;NO&quot;)">
            <text:p/>
          </table:table-cell>
          <table:table-cell table:formula="of:=IF(IF(LEFT(TRIM([$Translations.$B884]);LEN([.C$1]))=[.C$1];&quot;Yes&quot;;&quot;No&quot;)=IF(LEFT(TRIM([$Translations.$C884]);LEN([.C$1]))=[.C$1];&quot;Yes&quot;;&quot;No&quot;);&quot;&quot;;&quot;NO&quot;)">
            <text:p/>
          </table:table-cell>
          <table:table-cell table:formula="of:=IF(IF(LEFT(TRIM([$Translations.$B884]);LEN([.D$1]))=[.D$1];&quot;Yes&quot;;&quot;No&quot;)=IF(LEFT(TRIM([$Translations.$C884]);LEN([.D$1]))=[.D$1];&quot;Yes&quot;;&quot;No&quot;);&quot;&quot;;&quot;NO&quot;)">
            <text:p/>
          </table:table-cell>
          <table:table-cell table:formula="of:=IF(IF(LEFT(TRIM([$Translations.$B884]);LEN([.E$1]))=[.E$1];&quot;Yes&quot;;&quot;No&quot;)=IF(LEFT(TRIM([$Translations.$C884]);LEN([.E$1]))=[.E$1];&quot;Yes&quot;;&quot;No&quot;);&quot;&quot;;&quot;NO&quot;)">
            <text:p/>
          </table:table-cell>
          <table:table-cell table:formula="of:=IF(IF(LEFT(TRIM([$Translations.$B884]);LEN([.F$1]))=[.F$1];&quot;Yes&quot;;&quot;No&quot;)=IF(LEFT(TRIM([$Translations.$C884]);LEN([.F$1]))=[.F$1];&quot;Yes&quot;;&quot;No&quot;);&quot;&quot;;&quot;NO&quot;)">
            <text:p/>
          </table:table-cell>
          <table:table-cell table:formula="of:=IF(IF(LEFT(TRIM([$Translations.$B884]);LEN([.G$1]))=[.G$1];&quot;Yes&quot;;&quot;No&quot;)=IF(LEFT(TRIM([$Translations.$C884]);LEN([.G$1]))=[.G$1];&quot;Yes&quot;;&quot;No&quot;);&quot;&quot;;&quot;NO&quot;)">
            <text:p/>
          </table:table-cell>
        </table:table-row>
        <table:table-row table:style-name="ro8">
          <table:table-cell table:formula="of:=IF(IF(LEFT(TRIM([$Translations.$B885]);LEN([.A$1]))=[.A$1];&quot;Yes&quot;;&quot;No&quot;)=IF(LEFT(TRIM([$Translations.$C885]);LEN([.A$1]))=[.A$1];&quot;Yes&quot;;&quot;No&quot;);&quot;&quot;;&quot;NO&quot;)">
            <text:p/>
          </table:table-cell>
          <table:table-cell table:formula="of:=IF(IF(LEFT(TRIM([$Translations.$B885]);LEN([.B$1]))=[.B$1];&quot;Yes&quot;;&quot;No&quot;)=IF(LEFT(TRIM([$Translations.$C885]);LEN([.B$1]))=[.B$1];&quot;Yes&quot;;&quot;No&quot;);&quot;&quot;;&quot;NO&quot;)">
            <text:p/>
          </table:table-cell>
          <table:table-cell table:formula="of:=IF(IF(LEFT(TRIM([$Translations.$B885]);LEN([.C$1]))=[.C$1];&quot;Yes&quot;;&quot;No&quot;)=IF(LEFT(TRIM([$Translations.$C885]);LEN([.C$1]))=[.C$1];&quot;Yes&quot;;&quot;No&quot;);&quot;&quot;;&quot;NO&quot;)">
            <text:p/>
          </table:table-cell>
          <table:table-cell table:formula="of:=IF(IF(LEFT(TRIM([$Translations.$B885]);LEN([.D$1]))=[.D$1];&quot;Yes&quot;;&quot;No&quot;)=IF(LEFT(TRIM([$Translations.$C885]);LEN([.D$1]))=[.D$1];&quot;Yes&quot;;&quot;No&quot;);&quot;&quot;;&quot;NO&quot;)">
            <text:p/>
          </table:table-cell>
          <table:table-cell table:formula="of:=IF(IF(LEFT(TRIM([$Translations.$B885]);LEN([.E$1]))=[.E$1];&quot;Yes&quot;;&quot;No&quot;)=IF(LEFT(TRIM([$Translations.$C885]);LEN([.E$1]))=[.E$1];&quot;Yes&quot;;&quot;No&quot;);&quot;&quot;;&quot;NO&quot;)">
            <text:p/>
          </table:table-cell>
          <table:table-cell table:formula="of:=IF(IF(LEFT(TRIM([$Translations.$B885]);LEN([.F$1]))=[.F$1];&quot;Yes&quot;;&quot;No&quot;)=IF(LEFT(TRIM([$Translations.$C885]);LEN([.F$1]))=[.F$1];&quot;Yes&quot;;&quot;No&quot;);&quot;&quot;;&quot;NO&quot;)">
            <text:p/>
          </table:table-cell>
          <table:table-cell table:formula="of:=IF(IF(LEFT(TRIM([$Translations.$B885]);LEN([.G$1]))=[.G$1];&quot;Yes&quot;;&quot;No&quot;)=IF(LEFT(TRIM([$Translations.$C885]);LEN([.G$1]))=[.G$1];&quot;Yes&quot;;&quot;No&quot;);&quot;&quot;;&quot;NO&quot;)">
            <text:p/>
          </table:table-cell>
        </table:table-row>
        <table:table-row table:style-name="ro8">
          <table:table-cell table:formula="of:=IF(IF(LEFT(TRIM([$Translations.$B886]);LEN([.A$1]))=[.A$1];&quot;Yes&quot;;&quot;No&quot;)=IF(LEFT(TRIM([$Translations.$C886]);LEN([.A$1]))=[.A$1];&quot;Yes&quot;;&quot;No&quot;);&quot;&quot;;&quot;NO&quot;)">
            <text:p/>
          </table:table-cell>
          <table:table-cell table:formula="of:=IF(IF(LEFT(TRIM([$Translations.$B886]);LEN([.B$1]))=[.B$1];&quot;Yes&quot;;&quot;No&quot;)=IF(LEFT(TRIM([$Translations.$C886]);LEN([.B$1]))=[.B$1];&quot;Yes&quot;;&quot;No&quot;);&quot;&quot;;&quot;NO&quot;)">
            <text:p/>
          </table:table-cell>
          <table:table-cell table:formula="of:=IF(IF(LEFT(TRIM([$Translations.$B886]);LEN([.C$1]))=[.C$1];&quot;Yes&quot;;&quot;No&quot;)=IF(LEFT(TRIM([$Translations.$C886]);LEN([.C$1]))=[.C$1];&quot;Yes&quot;;&quot;No&quot;);&quot;&quot;;&quot;NO&quot;)">
            <text:p/>
          </table:table-cell>
          <table:table-cell table:formula="of:=IF(IF(LEFT(TRIM([$Translations.$B886]);LEN([.D$1]))=[.D$1];&quot;Yes&quot;;&quot;No&quot;)=IF(LEFT(TRIM([$Translations.$C886]);LEN([.D$1]))=[.D$1];&quot;Yes&quot;;&quot;No&quot;);&quot;&quot;;&quot;NO&quot;)">
            <text:p/>
          </table:table-cell>
          <table:table-cell table:formula="of:=IF(IF(LEFT(TRIM([$Translations.$B886]);LEN([.E$1]))=[.E$1];&quot;Yes&quot;;&quot;No&quot;)=IF(LEFT(TRIM([$Translations.$C886]);LEN([.E$1]))=[.E$1];&quot;Yes&quot;;&quot;No&quot;);&quot;&quot;;&quot;NO&quot;)">
            <text:p/>
          </table:table-cell>
          <table:table-cell table:formula="of:=IF(IF(LEFT(TRIM([$Translations.$B886]);LEN([.F$1]))=[.F$1];&quot;Yes&quot;;&quot;No&quot;)=IF(LEFT(TRIM([$Translations.$C886]);LEN([.F$1]))=[.F$1];&quot;Yes&quot;;&quot;No&quot;);&quot;&quot;;&quot;NO&quot;)">
            <text:p/>
          </table:table-cell>
          <table:table-cell table:formula="of:=IF(IF(LEFT(TRIM([$Translations.$B886]);LEN([.G$1]))=[.G$1];&quot;Yes&quot;;&quot;No&quot;)=IF(LEFT(TRIM([$Translations.$C886]);LEN([.G$1]))=[.G$1];&quot;Yes&quot;;&quot;No&quot;);&quot;&quot;;&quot;NO&quot;)">
            <text:p/>
          </table:table-cell>
        </table:table-row>
        <table:table-row table:style-name="ro8">
          <table:table-cell table:formula="of:=IF(IF(LEFT(TRIM([$Translations.$B887]);LEN([.A$1]))=[.A$1];&quot;Yes&quot;;&quot;No&quot;)=IF(LEFT(TRIM([$Translations.$C887]);LEN([.A$1]))=[.A$1];&quot;Yes&quot;;&quot;No&quot;);&quot;&quot;;&quot;NO&quot;)">
            <text:p/>
          </table:table-cell>
          <table:table-cell table:formula="of:=IF(IF(LEFT(TRIM([$Translations.$B887]);LEN([.B$1]))=[.B$1];&quot;Yes&quot;;&quot;No&quot;)=IF(LEFT(TRIM([$Translations.$C887]);LEN([.B$1]))=[.B$1];&quot;Yes&quot;;&quot;No&quot;);&quot;&quot;;&quot;NO&quot;)">
            <text:p/>
          </table:table-cell>
          <table:table-cell table:formula="of:=IF(IF(LEFT(TRIM([$Translations.$B887]);LEN([.C$1]))=[.C$1];&quot;Yes&quot;;&quot;No&quot;)=IF(LEFT(TRIM([$Translations.$C887]);LEN([.C$1]))=[.C$1];&quot;Yes&quot;;&quot;No&quot;);&quot;&quot;;&quot;NO&quot;)">
            <text:p/>
          </table:table-cell>
          <table:table-cell table:formula="of:=IF(IF(LEFT(TRIM([$Translations.$B887]);LEN([.D$1]))=[.D$1];&quot;Yes&quot;;&quot;No&quot;)=IF(LEFT(TRIM([$Translations.$C887]);LEN([.D$1]))=[.D$1];&quot;Yes&quot;;&quot;No&quot;);&quot;&quot;;&quot;NO&quot;)">
            <text:p/>
          </table:table-cell>
          <table:table-cell table:formula="of:=IF(IF(LEFT(TRIM([$Translations.$B887]);LEN([.E$1]))=[.E$1];&quot;Yes&quot;;&quot;No&quot;)=IF(LEFT(TRIM([$Translations.$C887]);LEN([.E$1]))=[.E$1];&quot;Yes&quot;;&quot;No&quot;);&quot;&quot;;&quot;NO&quot;)">
            <text:p/>
          </table:table-cell>
          <table:table-cell table:formula="of:=IF(IF(LEFT(TRIM([$Translations.$B887]);LEN([.F$1]))=[.F$1];&quot;Yes&quot;;&quot;No&quot;)=IF(LEFT(TRIM([$Translations.$C887]);LEN([.F$1]))=[.F$1];&quot;Yes&quot;;&quot;No&quot;);&quot;&quot;;&quot;NO&quot;)">
            <text:p/>
          </table:table-cell>
          <table:table-cell table:formula="of:=IF(IF(LEFT(TRIM([$Translations.$B887]);LEN([.G$1]))=[.G$1];&quot;Yes&quot;;&quot;No&quot;)=IF(LEFT(TRIM([$Translations.$C887]);LEN([.G$1]))=[.G$1];&quot;Yes&quot;;&quot;No&quot;);&quot;&quot;;&quot;NO&quot;)">
            <text:p/>
          </table:table-cell>
        </table:table-row>
        <table:table-row table:style-name="ro8">
          <table:table-cell table:formula="of:=IF(IF(LEFT(TRIM([$Translations.$B888]);LEN([.A$1]))=[.A$1];&quot;Yes&quot;;&quot;No&quot;)=IF(LEFT(TRIM([$Translations.$C888]);LEN([.A$1]))=[.A$1];&quot;Yes&quot;;&quot;No&quot;);&quot;&quot;;&quot;NO&quot;)">
            <text:p/>
          </table:table-cell>
          <table:table-cell table:formula="of:=IF(IF(LEFT(TRIM([$Translations.$B888]);LEN([.B$1]))=[.B$1];&quot;Yes&quot;;&quot;No&quot;)=IF(LEFT(TRIM([$Translations.$C888]);LEN([.B$1]))=[.B$1];&quot;Yes&quot;;&quot;No&quot;);&quot;&quot;;&quot;NO&quot;)">
            <text:p/>
          </table:table-cell>
          <table:table-cell table:formula="of:=IF(IF(LEFT(TRIM([$Translations.$B888]);LEN([.C$1]))=[.C$1];&quot;Yes&quot;;&quot;No&quot;)=IF(LEFT(TRIM([$Translations.$C888]);LEN([.C$1]))=[.C$1];&quot;Yes&quot;;&quot;No&quot;);&quot;&quot;;&quot;NO&quot;)">
            <text:p/>
          </table:table-cell>
          <table:table-cell table:formula="of:=IF(IF(LEFT(TRIM([$Translations.$B888]);LEN([.D$1]))=[.D$1];&quot;Yes&quot;;&quot;No&quot;)=IF(LEFT(TRIM([$Translations.$C888]);LEN([.D$1]))=[.D$1];&quot;Yes&quot;;&quot;No&quot;);&quot;&quot;;&quot;NO&quot;)">
            <text:p/>
          </table:table-cell>
          <table:table-cell table:formula="of:=IF(IF(LEFT(TRIM([$Translations.$B888]);LEN([.E$1]))=[.E$1];&quot;Yes&quot;;&quot;No&quot;)=IF(LEFT(TRIM([$Translations.$C888]);LEN([.E$1]))=[.E$1];&quot;Yes&quot;;&quot;No&quot;);&quot;&quot;;&quot;NO&quot;)">
            <text:p/>
          </table:table-cell>
          <table:table-cell table:formula="of:=IF(IF(LEFT(TRIM([$Translations.$B888]);LEN([.F$1]))=[.F$1];&quot;Yes&quot;;&quot;No&quot;)=IF(LEFT(TRIM([$Translations.$C888]);LEN([.F$1]))=[.F$1];&quot;Yes&quot;;&quot;No&quot;);&quot;&quot;;&quot;NO&quot;)">
            <text:p/>
          </table:table-cell>
          <table:table-cell table:formula="of:=IF(IF(LEFT(TRIM([$Translations.$B888]);LEN([.G$1]))=[.G$1];&quot;Yes&quot;;&quot;No&quot;)=IF(LEFT(TRIM([$Translations.$C888]);LEN([.G$1]))=[.G$1];&quot;Yes&quot;;&quot;No&quot;);&quot;&quot;;&quot;NO&quot;)">
            <text:p/>
          </table:table-cell>
        </table:table-row>
        <table:table-row table:style-name="ro8">
          <table:table-cell table:formula="of:=IF(IF(LEFT(TRIM([$Translations.$B889]);LEN([.A$1]))=[.A$1];&quot;Yes&quot;;&quot;No&quot;)=IF(LEFT(TRIM([$Translations.$C889]);LEN([.A$1]))=[.A$1];&quot;Yes&quot;;&quot;No&quot;);&quot;&quot;;&quot;NO&quot;)">
            <text:p/>
          </table:table-cell>
          <table:table-cell table:formula="of:=IF(IF(LEFT(TRIM([$Translations.$B889]);LEN([.B$1]))=[.B$1];&quot;Yes&quot;;&quot;No&quot;)=IF(LEFT(TRIM([$Translations.$C889]);LEN([.B$1]))=[.B$1];&quot;Yes&quot;;&quot;No&quot;);&quot;&quot;;&quot;NO&quot;)">
            <text:p/>
          </table:table-cell>
          <table:table-cell table:formula="of:=IF(IF(LEFT(TRIM([$Translations.$B889]);LEN([.C$1]))=[.C$1];&quot;Yes&quot;;&quot;No&quot;)=IF(LEFT(TRIM([$Translations.$C889]);LEN([.C$1]))=[.C$1];&quot;Yes&quot;;&quot;No&quot;);&quot;&quot;;&quot;NO&quot;)">
            <text:p/>
          </table:table-cell>
          <table:table-cell table:formula="of:=IF(IF(LEFT(TRIM([$Translations.$B889]);LEN([.D$1]))=[.D$1];&quot;Yes&quot;;&quot;No&quot;)=IF(LEFT(TRIM([$Translations.$C889]);LEN([.D$1]))=[.D$1];&quot;Yes&quot;;&quot;No&quot;);&quot;&quot;;&quot;NO&quot;)">
            <text:p/>
          </table:table-cell>
          <table:table-cell table:formula="of:=IF(IF(LEFT(TRIM([$Translations.$B889]);LEN([.E$1]))=[.E$1];&quot;Yes&quot;;&quot;No&quot;)=IF(LEFT(TRIM([$Translations.$C889]);LEN([.E$1]))=[.E$1];&quot;Yes&quot;;&quot;No&quot;);&quot;&quot;;&quot;NO&quot;)">
            <text:p/>
          </table:table-cell>
          <table:table-cell table:formula="of:=IF(IF(LEFT(TRIM([$Translations.$B889]);LEN([.F$1]))=[.F$1];&quot;Yes&quot;;&quot;No&quot;)=IF(LEFT(TRIM([$Translations.$C889]);LEN([.F$1]))=[.F$1];&quot;Yes&quot;;&quot;No&quot;);&quot;&quot;;&quot;NO&quot;)">
            <text:p/>
          </table:table-cell>
          <table:table-cell table:formula="of:=IF(IF(LEFT(TRIM([$Translations.$B889]);LEN([.G$1]))=[.G$1];&quot;Yes&quot;;&quot;No&quot;)=IF(LEFT(TRIM([$Translations.$C889]);LEN([.G$1]))=[.G$1];&quot;Yes&quot;;&quot;No&quot;);&quot;&quot;;&quot;NO&quot;)">
            <text:p/>
          </table:table-cell>
        </table:table-row>
        <table:table-row table:style-name="ro8">
          <table:table-cell table:formula="of:=IF(IF(LEFT(TRIM([$Translations.$B890]);LEN([.A$1]))=[.A$1];&quot;Yes&quot;;&quot;No&quot;)=IF(LEFT(TRIM([$Translations.$C890]);LEN([.A$1]))=[.A$1];&quot;Yes&quot;;&quot;No&quot;);&quot;&quot;;&quot;NO&quot;)">
            <text:p/>
          </table:table-cell>
          <table:table-cell table:formula="of:=IF(IF(LEFT(TRIM([$Translations.$B890]);LEN([.B$1]))=[.B$1];&quot;Yes&quot;;&quot;No&quot;)=IF(LEFT(TRIM([$Translations.$C890]);LEN([.B$1]))=[.B$1];&quot;Yes&quot;;&quot;No&quot;);&quot;&quot;;&quot;NO&quot;)">
            <text:p/>
          </table:table-cell>
          <table:table-cell table:formula="of:=IF(IF(LEFT(TRIM([$Translations.$B890]);LEN([.C$1]))=[.C$1];&quot;Yes&quot;;&quot;No&quot;)=IF(LEFT(TRIM([$Translations.$C890]);LEN([.C$1]))=[.C$1];&quot;Yes&quot;;&quot;No&quot;);&quot;&quot;;&quot;NO&quot;)">
            <text:p/>
          </table:table-cell>
          <table:table-cell table:formula="of:=IF(IF(LEFT(TRIM([$Translations.$B890]);LEN([.D$1]))=[.D$1];&quot;Yes&quot;;&quot;No&quot;)=IF(LEFT(TRIM([$Translations.$C890]);LEN([.D$1]))=[.D$1];&quot;Yes&quot;;&quot;No&quot;);&quot;&quot;;&quot;NO&quot;)">
            <text:p/>
          </table:table-cell>
          <table:table-cell table:formula="of:=IF(IF(LEFT(TRIM([$Translations.$B890]);LEN([.E$1]))=[.E$1];&quot;Yes&quot;;&quot;No&quot;)=IF(LEFT(TRIM([$Translations.$C890]);LEN([.E$1]))=[.E$1];&quot;Yes&quot;;&quot;No&quot;);&quot;&quot;;&quot;NO&quot;)">
            <text:p/>
          </table:table-cell>
          <table:table-cell table:formula="of:=IF(IF(LEFT(TRIM([$Translations.$B890]);LEN([.F$1]))=[.F$1];&quot;Yes&quot;;&quot;No&quot;)=IF(LEFT(TRIM([$Translations.$C890]);LEN([.F$1]))=[.F$1];&quot;Yes&quot;;&quot;No&quot;);&quot;&quot;;&quot;NO&quot;)">
            <text:p/>
          </table:table-cell>
          <table:table-cell table:formula="of:=IF(IF(LEFT(TRIM([$Translations.$B890]);LEN([.G$1]))=[.G$1];&quot;Yes&quot;;&quot;No&quot;)=IF(LEFT(TRIM([$Translations.$C890]);LEN([.G$1]))=[.G$1];&quot;Yes&quot;;&quot;No&quot;);&quot;&quot;;&quot;NO&quot;)">
            <text:p/>
          </table:table-cell>
        </table:table-row>
        <table:table-row table:style-name="ro8">
          <table:table-cell table:formula="of:=IF(IF(LEFT(TRIM([$Translations.$B891]);LEN([.A$1]))=[.A$1];&quot;Yes&quot;;&quot;No&quot;)=IF(LEFT(TRIM([$Translations.$C891]);LEN([.A$1]))=[.A$1];&quot;Yes&quot;;&quot;No&quot;);&quot;&quot;;&quot;NO&quot;)">
            <text:p/>
          </table:table-cell>
          <table:table-cell table:formula="of:=IF(IF(LEFT(TRIM([$Translations.$B891]);LEN([.B$1]))=[.B$1];&quot;Yes&quot;;&quot;No&quot;)=IF(LEFT(TRIM([$Translations.$C891]);LEN([.B$1]))=[.B$1];&quot;Yes&quot;;&quot;No&quot;);&quot;&quot;;&quot;NO&quot;)">
            <text:p/>
          </table:table-cell>
          <table:table-cell table:formula="of:=IF(IF(LEFT(TRIM([$Translations.$B891]);LEN([.C$1]))=[.C$1];&quot;Yes&quot;;&quot;No&quot;)=IF(LEFT(TRIM([$Translations.$C891]);LEN([.C$1]))=[.C$1];&quot;Yes&quot;;&quot;No&quot;);&quot;&quot;;&quot;NO&quot;)">
            <text:p/>
          </table:table-cell>
          <table:table-cell table:formula="of:=IF(IF(LEFT(TRIM([$Translations.$B891]);LEN([.D$1]))=[.D$1];&quot;Yes&quot;;&quot;No&quot;)=IF(LEFT(TRIM([$Translations.$C891]);LEN([.D$1]))=[.D$1];&quot;Yes&quot;;&quot;No&quot;);&quot;&quot;;&quot;NO&quot;)">
            <text:p/>
          </table:table-cell>
          <table:table-cell table:formula="of:=IF(IF(LEFT(TRIM([$Translations.$B891]);LEN([.E$1]))=[.E$1];&quot;Yes&quot;;&quot;No&quot;)=IF(LEFT(TRIM([$Translations.$C891]);LEN([.E$1]))=[.E$1];&quot;Yes&quot;;&quot;No&quot;);&quot;&quot;;&quot;NO&quot;)">
            <text:p/>
          </table:table-cell>
          <table:table-cell table:formula="of:=IF(IF(LEFT(TRIM([$Translations.$B891]);LEN([.F$1]))=[.F$1];&quot;Yes&quot;;&quot;No&quot;)=IF(LEFT(TRIM([$Translations.$C891]);LEN([.F$1]))=[.F$1];&quot;Yes&quot;;&quot;No&quot;);&quot;&quot;;&quot;NO&quot;)">
            <text:p/>
          </table:table-cell>
          <table:table-cell table:formula="of:=IF(IF(LEFT(TRIM([$Translations.$B891]);LEN([.G$1]))=[.G$1];&quot;Yes&quot;;&quot;No&quot;)=IF(LEFT(TRIM([$Translations.$C891]);LEN([.G$1]))=[.G$1];&quot;Yes&quot;;&quot;No&quot;);&quot;&quot;;&quot;NO&quot;)">
            <text:p/>
          </table:table-cell>
        </table:table-row>
        <table:table-row table:style-name="ro8">
          <table:table-cell table:formula="of:=IF(IF(LEFT(TRIM([$Translations.$B892]);LEN([.A$1]))=[.A$1];&quot;Yes&quot;;&quot;No&quot;)=IF(LEFT(TRIM([$Translations.$C892]);LEN([.A$1]))=[.A$1];&quot;Yes&quot;;&quot;No&quot;);&quot;&quot;;&quot;NO&quot;)">
            <text:p/>
          </table:table-cell>
          <table:table-cell table:formula="of:=IF(IF(LEFT(TRIM([$Translations.$B892]);LEN([.B$1]))=[.B$1];&quot;Yes&quot;;&quot;No&quot;)=IF(LEFT(TRIM([$Translations.$C892]);LEN([.B$1]))=[.B$1];&quot;Yes&quot;;&quot;No&quot;);&quot;&quot;;&quot;NO&quot;)">
            <text:p/>
          </table:table-cell>
          <table:table-cell table:formula="of:=IF(IF(LEFT(TRIM([$Translations.$B892]);LEN([.C$1]))=[.C$1];&quot;Yes&quot;;&quot;No&quot;)=IF(LEFT(TRIM([$Translations.$C892]);LEN([.C$1]))=[.C$1];&quot;Yes&quot;;&quot;No&quot;);&quot;&quot;;&quot;NO&quot;)">
            <text:p/>
          </table:table-cell>
          <table:table-cell table:formula="of:=IF(IF(LEFT(TRIM([$Translations.$B892]);LEN([.D$1]))=[.D$1];&quot;Yes&quot;;&quot;No&quot;)=IF(LEFT(TRIM([$Translations.$C892]);LEN([.D$1]))=[.D$1];&quot;Yes&quot;;&quot;No&quot;);&quot;&quot;;&quot;NO&quot;)">
            <text:p/>
          </table:table-cell>
          <table:table-cell table:formula="of:=IF(IF(LEFT(TRIM([$Translations.$B892]);LEN([.E$1]))=[.E$1];&quot;Yes&quot;;&quot;No&quot;)=IF(LEFT(TRIM([$Translations.$C892]);LEN([.E$1]))=[.E$1];&quot;Yes&quot;;&quot;No&quot;);&quot;&quot;;&quot;NO&quot;)">
            <text:p/>
          </table:table-cell>
          <table:table-cell table:formula="of:=IF(IF(LEFT(TRIM([$Translations.$B892]);LEN([.F$1]))=[.F$1];&quot;Yes&quot;;&quot;No&quot;)=IF(LEFT(TRIM([$Translations.$C892]);LEN([.F$1]))=[.F$1];&quot;Yes&quot;;&quot;No&quot;);&quot;&quot;;&quot;NO&quot;)">
            <text:p/>
          </table:table-cell>
          <table:table-cell table:formula="of:=IF(IF(LEFT(TRIM([$Translations.$B892]);LEN([.G$1]))=[.G$1];&quot;Yes&quot;;&quot;No&quot;)=IF(LEFT(TRIM([$Translations.$C892]);LEN([.G$1]))=[.G$1];&quot;Yes&quot;;&quot;No&quot;);&quot;&quot;;&quot;NO&quot;)">
            <text:p/>
          </table:table-cell>
        </table:table-row>
        <table:table-row table:style-name="ro8">
          <table:table-cell table:formula="of:=IF(IF(LEFT(TRIM([$Translations.$B893]);LEN([.A$1]))=[.A$1];&quot;Yes&quot;;&quot;No&quot;)=IF(LEFT(TRIM([$Translations.$C893]);LEN([.A$1]))=[.A$1];&quot;Yes&quot;;&quot;No&quot;);&quot;&quot;;&quot;NO&quot;)">
            <text:p/>
          </table:table-cell>
          <table:table-cell table:formula="of:=IF(IF(LEFT(TRIM([$Translations.$B893]);LEN([.B$1]))=[.B$1];&quot;Yes&quot;;&quot;No&quot;)=IF(LEFT(TRIM([$Translations.$C893]);LEN([.B$1]))=[.B$1];&quot;Yes&quot;;&quot;No&quot;);&quot;&quot;;&quot;NO&quot;)">
            <text:p/>
          </table:table-cell>
          <table:table-cell table:formula="of:=IF(IF(LEFT(TRIM([$Translations.$B893]);LEN([.C$1]))=[.C$1];&quot;Yes&quot;;&quot;No&quot;)=IF(LEFT(TRIM([$Translations.$C893]);LEN([.C$1]))=[.C$1];&quot;Yes&quot;;&quot;No&quot;);&quot;&quot;;&quot;NO&quot;)">
            <text:p/>
          </table:table-cell>
          <table:table-cell table:formula="of:=IF(IF(LEFT(TRIM([$Translations.$B893]);LEN([.D$1]))=[.D$1];&quot;Yes&quot;;&quot;No&quot;)=IF(LEFT(TRIM([$Translations.$C893]);LEN([.D$1]))=[.D$1];&quot;Yes&quot;;&quot;No&quot;);&quot;&quot;;&quot;NO&quot;)">
            <text:p/>
          </table:table-cell>
          <table:table-cell table:formula="of:=IF(IF(LEFT(TRIM([$Translations.$B893]);LEN([.E$1]))=[.E$1];&quot;Yes&quot;;&quot;No&quot;)=IF(LEFT(TRIM([$Translations.$C893]);LEN([.E$1]))=[.E$1];&quot;Yes&quot;;&quot;No&quot;);&quot;&quot;;&quot;NO&quot;)">
            <text:p/>
          </table:table-cell>
          <table:table-cell table:formula="of:=IF(IF(LEFT(TRIM([$Translations.$B893]);LEN([.F$1]))=[.F$1];&quot;Yes&quot;;&quot;No&quot;)=IF(LEFT(TRIM([$Translations.$C893]);LEN([.F$1]))=[.F$1];&quot;Yes&quot;;&quot;No&quot;);&quot;&quot;;&quot;NO&quot;)">
            <text:p/>
          </table:table-cell>
          <table:table-cell table:formula="of:=IF(IF(LEFT(TRIM([$Translations.$B893]);LEN([.G$1]))=[.G$1];&quot;Yes&quot;;&quot;No&quot;)=IF(LEFT(TRIM([$Translations.$C893]);LEN([.G$1]))=[.G$1];&quot;Yes&quot;;&quot;No&quot;);&quot;&quot;;&quot;NO&quot;)">
            <text:p/>
          </table:table-cell>
        </table:table-row>
        <table:table-row table:style-name="ro8">
          <table:table-cell table:formula="of:=IF(IF(LEFT(TRIM([$Translations.$B894]);LEN([.A$1]))=[.A$1];&quot;Yes&quot;;&quot;No&quot;)=IF(LEFT(TRIM([$Translations.$C894]);LEN([.A$1]))=[.A$1];&quot;Yes&quot;;&quot;No&quot;);&quot;&quot;;&quot;NO&quot;)">
            <text:p/>
          </table:table-cell>
          <table:table-cell table:formula="of:=IF(IF(LEFT(TRIM([$Translations.$B894]);LEN([.B$1]))=[.B$1];&quot;Yes&quot;;&quot;No&quot;)=IF(LEFT(TRIM([$Translations.$C894]);LEN([.B$1]))=[.B$1];&quot;Yes&quot;;&quot;No&quot;);&quot;&quot;;&quot;NO&quot;)">
            <text:p/>
          </table:table-cell>
          <table:table-cell table:formula="of:=IF(IF(LEFT(TRIM([$Translations.$B894]);LEN([.C$1]))=[.C$1];&quot;Yes&quot;;&quot;No&quot;)=IF(LEFT(TRIM([$Translations.$C894]);LEN([.C$1]))=[.C$1];&quot;Yes&quot;;&quot;No&quot;);&quot;&quot;;&quot;NO&quot;)">
            <text:p/>
          </table:table-cell>
          <table:table-cell table:formula="of:=IF(IF(LEFT(TRIM([$Translations.$B894]);LEN([.D$1]))=[.D$1];&quot;Yes&quot;;&quot;No&quot;)=IF(LEFT(TRIM([$Translations.$C894]);LEN([.D$1]))=[.D$1];&quot;Yes&quot;;&quot;No&quot;);&quot;&quot;;&quot;NO&quot;)">
            <text:p/>
          </table:table-cell>
          <table:table-cell table:formula="of:=IF(IF(LEFT(TRIM([$Translations.$B894]);LEN([.E$1]))=[.E$1];&quot;Yes&quot;;&quot;No&quot;)=IF(LEFT(TRIM([$Translations.$C894]);LEN([.E$1]))=[.E$1];&quot;Yes&quot;;&quot;No&quot;);&quot;&quot;;&quot;NO&quot;)">
            <text:p/>
          </table:table-cell>
          <table:table-cell table:formula="of:=IF(IF(LEFT(TRIM([$Translations.$B894]);LEN([.F$1]))=[.F$1];&quot;Yes&quot;;&quot;No&quot;)=IF(LEFT(TRIM([$Translations.$C894]);LEN([.F$1]))=[.F$1];&quot;Yes&quot;;&quot;No&quot;);&quot;&quot;;&quot;NO&quot;)">
            <text:p/>
          </table:table-cell>
          <table:table-cell table:formula="of:=IF(IF(LEFT(TRIM([$Translations.$B894]);LEN([.G$1]))=[.G$1];&quot;Yes&quot;;&quot;No&quot;)=IF(LEFT(TRIM([$Translations.$C894]);LEN([.G$1]))=[.G$1];&quot;Yes&quot;;&quot;No&quot;);&quot;&quot;;&quot;NO&quot;)">
            <text:p/>
          </table:table-cell>
        </table:table-row>
        <table:table-row table:style-name="ro8">
          <table:table-cell table:formula="of:=IF(IF(LEFT(TRIM([$Translations.$B895]);LEN([.A$1]))=[.A$1];&quot;Yes&quot;;&quot;No&quot;)=IF(LEFT(TRIM([$Translations.$C895]);LEN([.A$1]))=[.A$1];&quot;Yes&quot;;&quot;No&quot;);&quot;&quot;;&quot;NO&quot;)">
            <text:p/>
          </table:table-cell>
          <table:table-cell table:formula="of:=IF(IF(LEFT(TRIM([$Translations.$B895]);LEN([.B$1]))=[.B$1];&quot;Yes&quot;;&quot;No&quot;)=IF(LEFT(TRIM([$Translations.$C895]);LEN([.B$1]))=[.B$1];&quot;Yes&quot;;&quot;No&quot;);&quot;&quot;;&quot;NO&quot;)">
            <text:p/>
          </table:table-cell>
          <table:table-cell table:formula="of:=IF(IF(LEFT(TRIM([$Translations.$B895]);LEN([.C$1]))=[.C$1];&quot;Yes&quot;;&quot;No&quot;)=IF(LEFT(TRIM([$Translations.$C895]);LEN([.C$1]))=[.C$1];&quot;Yes&quot;;&quot;No&quot;);&quot;&quot;;&quot;NO&quot;)">
            <text:p/>
          </table:table-cell>
          <table:table-cell table:formula="of:=IF(IF(LEFT(TRIM([$Translations.$B895]);LEN([.D$1]))=[.D$1];&quot;Yes&quot;;&quot;No&quot;)=IF(LEFT(TRIM([$Translations.$C895]);LEN([.D$1]))=[.D$1];&quot;Yes&quot;;&quot;No&quot;);&quot;&quot;;&quot;NO&quot;)">
            <text:p/>
          </table:table-cell>
          <table:table-cell table:formula="of:=IF(IF(LEFT(TRIM([$Translations.$B895]);LEN([.E$1]))=[.E$1];&quot;Yes&quot;;&quot;No&quot;)=IF(LEFT(TRIM([$Translations.$C895]);LEN([.E$1]))=[.E$1];&quot;Yes&quot;;&quot;No&quot;);&quot;&quot;;&quot;NO&quot;)">
            <text:p/>
          </table:table-cell>
          <table:table-cell table:formula="of:=IF(IF(LEFT(TRIM([$Translations.$B895]);LEN([.F$1]))=[.F$1];&quot;Yes&quot;;&quot;No&quot;)=IF(LEFT(TRIM([$Translations.$C895]);LEN([.F$1]))=[.F$1];&quot;Yes&quot;;&quot;No&quot;);&quot;&quot;;&quot;NO&quot;)">
            <text:p/>
          </table:table-cell>
          <table:table-cell table:formula="of:=IF(IF(LEFT(TRIM([$Translations.$B895]);LEN([.G$1]))=[.G$1];&quot;Yes&quot;;&quot;No&quot;)=IF(LEFT(TRIM([$Translations.$C895]);LEN([.G$1]))=[.G$1];&quot;Yes&quot;;&quot;No&quot;);&quot;&quot;;&quot;NO&quot;)">
            <text:p/>
          </table:table-cell>
        </table:table-row>
        <table:table-row table:style-name="ro8">
          <table:table-cell table:formula="of:=IF(IF(LEFT(TRIM([$Translations.$B896]);LEN([.A$1]))=[.A$1];&quot;Yes&quot;;&quot;No&quot;)=IF(LEFT(TRIM([$Translations.$C896]);LEN([.A$1]))=[.A$1];&quot;Yes&quot;;&quot;No&quot;);&quot;&quot;;&quot;NO&quot;)">
            <text:p/>
          </table:table-cell>
          <table:table-cell table:formula="of:=IF(IF(LEFT(TRIM([$Translations.$B896]);LEN([.B$1]))=[.B$1];&quot;Yes&quot;;&quot;No&quot;)=IF(LEFT(TRIM([$Translations.$C896]);LEN([.B$1]))=[.B$1];&quot;Yes&quot;;&quot;No&quot;);&quot;&quot;;&quot;NO&quot;)">
            <text:p/>
          </table:table-cell>
          <table:table-cell table:formula="of:=IF(IF(LEFT(TRIM([$Translations.$B896]);LEN([.C$1]))=[.C$1];&quot;Yes&quot;;&quot;No&quot;)=IF(LEFT(TRIM([$Translations.$C896]);LEN([.C$1]))=[.C$1];&quot;Yes&quot;;&quot;No&quot;);&quot;&quot;;&quot;NO&quot;)">
            <text:p/>
          </table:table-cell>
          <table:table-cell table:formula="of:=IF(IF(LEFT(TRIM([$Translations.$B896]);LEN([.D$1]))=[.D$1];&quot;Yes&quot;;&quot;No&quot;)=IF(LEFT(TRIM([$Translations.$C896]);LEN([.D$1]))=[.D$1];&quot;Yes&quot;;&quot;No&quot;);&quot;&quot;;&quot;NO&quot;)">
            <text:p/>
          </table:table-cell>
          <table:table-cell table:formula="of:=IF(IF(LEFT(TRIM([$Translations.$B896]);LEN([.E$1]))=[.E$1];&quot;Yes&quot;;&quot;No&quot;)=IF(LEFT(TRIM([$Translations.$C896]);LEN([.E$1]))=[.E$1];&quot;Yes&quot;;&quot;No&quot;);&quot;&quot;;&quot;NO&quot;)">
            <text:p/>
          </table:table-cell>
          <table:table-cell table:formula="of:=IF(IF(LEFT(TRIM([$Translations.$B896]);LEN([.F$1]))=[.F$1];&quot;Yes&quot;;&quot;No&quot;)=IF(LEFT(TRIM([$Translations.$C896]);LEN([.F$1]))=[.F$1];&quot;Yes&quot;;&quot;No&quot;);&quot;&quot;;&quot;NO&quot;)">
            <text:p/>
          </table:table-cell>
          <table:table-cell table:formula="of:=IF(IF(LEFT(TRIM([$Translations.$B896]);LEN([.G$1]))=[.G$1];&quot;Yes&quot;;&quot;No&quot;)=IF(LEFT(TRIM([$Translations.$C896]);LEN([.G$1]))=[.G$1];&quot;Yes&quot;;&quot;No&quot;);&quot;&quot;;&quot;NO&quot;)">
            <text:p/>
          </table:table-cell>
        </table:table-row>
        <table:table-row table:style-name="ro8">
          <table:table-cell table:formula="of:=IF(IF(LEFT(TRIM([$Translations.$B897]);LEN([.A$1]))=[.A$1];&quot;Yes&quot;;&quot;No&quot;)=IF(LEFT(TRIM([$Translations.$C897]);LEN([.A$1]))=[.A$1];&quot;Yes&quot;;&quot;No&quot;);&quot;&quot;;&quot;NO&quot;)">
            <text:p/>
          </table:table-cell>
          <table:table-cell table:formula="of:=IF(IF(LEFT(TRIM([$Translations.$B897]);LEN([.B$1]))=[.B$1];&quot;Yes&quot;;&quot;No&quot;)=IF(LEFT(TRIM([$Translations.$C897]);LEN([.B$1]))=[.B$1];&quot;Yes&quot;;&quot;No&quot;);&quot;&quot;;&quot;NO&quot;)">
            <text:p/>
          </table:table-cell>
          <table:table-cell table:formula="of:=IF(IF(LEFT(TRIM([$Translations.$B897]);LEN([.C$1]))=[.C$1];&quot;Yes&quot;;&quot;No&quot;)=IF(LEFT(TRIM([$Translations.$C897]);LEN([.C$1]))=[.C$1];&quot;Yes&quot;;&quot;No&quot;);&quot;&quot;;&quot;NO&quot;)">
            <text:p/>
          </table:table-cell>
          <table:table-cell table:formula="of:=IF(IF(LEFT(TRIM([$Translations.$B897]);LEN([.D$1]))=[.D$1];&quot;Yes&quot;;&quot;No&quot;)=IF(LEFT(TRIM([$Translations.$C897]);LEN([.D$1]))=[.D$1];&quot;Yes&quot;;&quot;No&quot;);&quot;&quot;;&quot;NO&quot;)">
            <text:p/>
          </table:table-cell>
          <table:table-cell table:formula="of:=IF(IF(LEFT(TRIM([$Translations.$B897]);LEN([.E$1]))=[.E$1];&quot;Yes&quot;;&quot;No&quot;)=IF(LEFT(TRIM([$Translations.$C897]);LEN([.E$1]))=[.E$1];&quot;Yes&quot;;&quot;No&quot;);&quot;&quot;;&quot;NO&quot;)">
            <text:p/>
          </table:table-cell>
          <table:table-cell table:formula="of:=IF(IF(LEFT(TRIM([$Translations.$B897]);LEN([.F$1]))=[.F$1];&quot;Yes&quot;;&quot;No&quot;)=IF(LEFT(TRIM([$Translations.$C897]);LEN([.F$1]))=[.F$1];&quot;Yes&quot;;&quot;No&quot;);&quot;&quot;;&quot;NO&quot;)">
            <text:p/>
          </table:table-cell>
          <table:table-cell table:formula="of:=IF(IF(LEFT(TRIM([$Translations.$B897]);LEN([.G$1]))=[.G$1];&quot;Yes&quot;;&quot;No&quot;)=IF(LEFT(TRIM([$Translations.$C897]);LEN([.G$1]))=[.G$1];&quot;Yes&quot;;&quot;No&quot;);&quot;&quot;;&quot;NO&quot;)">
            <text:p/>
          </table:table-cell>
        </table:table-row>
        <table:table-row table:style-name="ro8">
          <table:table-cell table:formula="of:=IF(IF(LEFT(TRIM([$Translations.$B898]);LEN([.A$1]))=[.A$1];&quot;Yes&quot;;&quot;No&quot;)=IF(LEFT(TRIM([$Translations.$C898]);LEN([.A$1]))=[.A$1];&quot;Yes&quot;;&quot;No&quot;);&quot;&quot;;&quot;NO&quot;)">
            <text:p/>
          </table:table-cell>
          <table:table-cell table:formula="of:=IF(IF(LEFT(TRIM([$Translations.$B898]);LEN([.B$1]))=[.B$1];&quot;Yes&quot;;&quot;No&quot;)=IF(LEFT(TRIM([$Translations.$C898]);LEN([.B$1]))=[.B$1];&quot;Yes&quot;;&quot;No&quot;);&quot;&quot;;&quot;NO&quot;)">
            <text:p/>
          </table:table-cell>
          <table:table-cell table:formula="of:=IF(IF(LEFT(TRIM([$Translations.$B898]);LEN([.C$1]))=[.C$1];&quot;Yes&quot;;&quot;No&quot;)=IF(LEFT(TRIM([$Translations.$C898]);LEN([.C$1]))=[.C$1];&quot;Yes&quot;;&quot;No&quot;);&quot;&quot;;&quot;NO&quot;)">
            <text:p/>
          </table:table-cell>
          <table:table-cell table:formula="of:=IF(IF(LEFT(TRIM([$Translations.$B898]);LEN([.D$1]))=[.D$1];&quot;Yes&quot;;&quot;No&quot;)=IF(LEFT(TRIM([$Translations.$C898]);LEN([.D$1]))=[.D$1];&quot;Yes&quot;;&quot;No&quot;);&quot;&quot;;&quot;NO&quot;)">
            <text:p/>
          </table:table-cell>
          <table:table-cell table:formula="of:=IF(IF(LEFT(TRIM([$Translations.$B898]);LEN([.E$1]))=[.E$1];&quot;Yes&quot;;&quot;No&quot;)=IF(LEFT(TRIM([$Translations.$C898]);LEN([.E$1]))=[.E$1];&quot;Yes&quot;;&quot;No&quot;);&quot;&quot;;&quot;NO&quot;)">
            <text:p/>
          </table:table-cell>
          <table:table-cell table:formula="of:=IF(IF(LEFT(TRIM([$Translations.$B898]);LEN([.F$1]))=[.F$1];&quot;Yes&quot;;&quot;No&quot;)=IF(LEFT(TRIM([$Translations.$C898]);LEN([.F$1]))=[.F$1];&quot;Yes&quot;;&quot;No&quot;);&quot;&quot;;&quot;NO&quot;)">
            <text:p/>
          </table:table-cell>
          <table:table-cell table:formula="of:=IF(IF(LEFT(TRIM([$Translations.$B898]);LEN([.G$1]))=[.G$1];&quot;Yes&quot;;&quot;No&quot;)=IF(LEFT(TRIM([$Translations.$C898]);LEN([.G$1]))=[.G$1];&quot;Yes&quot;;&quot;No&quot;);&quot;&quot;;&quot;NO&quot;)">
            <text:p/>
          </table:table-cell>
        </table:table-row>
        <table:table-row table:style-name="ro8">
          <table:table-cell table:formula="of:=IF(IF(LEFT(TRIM([$Translations.$B899]);LEN([.A$1]))=[.A$1];&quot;Yes&quot;;&quot;No&quot;)=IF(LEFT(TRIM([$Translations.$C899]);LEN([.A$1]))=[.A$1];&quot;Yes&quot;;&quot;No&quot;);&quot;&quot;;&quot;NO&quot;)">
            <text:p/>
          </table:table-cell>
          <table:table-cell table:formula="of:=IF(IF(LEFT(TRIM([$Translations.$B899]);LEN([.B$1]))=[.B$1];&quot;Yes&quot;;&quot;No&quot;)=IF(LEFT(TRIM([$Translations.$C899]);LEN([.B$1]))=[.B$1];&quot;Yes&quot;;&quot;No&quot;);&quot;&quot;;&quot;NO&quot;)">
            <text:p/>
          </table:table-cell>
          <table:table-cell table:formula="of:=IF(IF(LEFT(TRIM([$Translations.$B899]);LEN([.C$1]))=[.C$1];&quot;Yes&quot;;&quot;No&quot;)=IF(LEFT(TRIM([$Translations.$C899]);LEN([.C$1]))=[.C$1];&quot;Yes&quot;;&quot;No&quot;);&quot;&quot;;&quot;NO&quot;)">
            <text:p/>
          </table:table-cell>
          <table:table-cell table:formula="of:=IF(IF(LEFT(TRIM([$Translations.$B899]);LEN([.D$1]))=[.D$1];&quot;Yes&quot;;&quot;No&quot;)=IF(LEFT(TRIM([$Translations.$C899]);LEN([.D$1]))=[.D$1];&quot;Yes&quot;;&quot;No&quot;);&quot;&quot;;&quot;NO&quot;)">
            <text:p/>
          </table:table-cell>
          <table:table-cell table:formula="of:=IF(IF(LEFT(TRIM([$Translations.$B899]);LEN([.E$1]))=[.E$1];&quot;Yes&quot;;&quot;No&quot;)=IF(LEFT(TRIM([$Translations.$C899]);LEN([.E$1]))=[.E$1];&quot;Yes&quot;;&quot;No&quot;);&quot;&quot;;&quot;NO&quot;)">
            <text:p/>
          </table:table-cell>
          <table:table-cell table:formula="of:=IF(IF(LEFT(TRIM([$Translations.$B899]);LEN([.F$1]))=[.F$1];&quot;Yes&quot;;&quot;No&quot;)=IF(LEFT(TRIM([$Translations.$C899]);LEN([.F$1]))=[.F$1];&quot;Yes&quot;;&quot;No&quot;);&quot;&quot;;&quot;NO&quot;)">
            <text:p/>
          </table:table-cell>
          <table:table-cell table:formula="of:=IF(IF(LEFT(TRIM([$Translations.$B899]);LEN([.G$1]))=[.G$1];&quot;Yes&quot;;&quot;No&quot;)=IF(LEFT(TRIM([$Translations.$C899]);LEN([.G$1]))=[.G$1];&quot;Yes&quot;;&quot;No&quot;);&quot;&quot;;&quot;NO&quot;)">
            <text:p/>
          </table:table-cell>
        </table:table-row>
        <table:table-row table:style-name="ro8">
          <table:table-cell table:formula="of:=IF(IF(LEFT(TRIM([$Translations.$B900]);LEN([.A$1]))=[.A$1];&quot;Yes&quot;;&quot;No&quot;)=IF(LEFT(TRIM([$Translations.$C900]);LEN([.A$1]))=[.A$1];&quot;Yes&quot;;&quot;No&quot;);&quot;&quot;;&quot;NO&quot;)">
            <text:p/>
          </table:table-cell>
          <table:table-cell table:formula="of:=IF(IF(LEFT(TRIM([$Translations.$B900]);LEN([.B$1]))=[.B$1];&quot;Yes&quot;;&quot;No&quot;)=IF(LEFT(TRIM([$Translations.$C900]);LEN([.B$1]))=[.B$1];&quot;Yes&quot;;&quot;No&quot;);&quot;&quot;;&quot;NO&quot;)">
            <text:p/>
          </table:table-cell>
          <table:table-cell table:formula="of:=IF(IF(LEFT(TRIM([$Translations.$B900]);LEN([.C$1]))=[.C$1];&quot;Yes&quot;;&quot;No&quot;)=IF(LEFT(TRIM([$Translations.$C900]);LEN([.C$1]))=[.C$1];&quot;Yes&quot;;&quot;No&quot;);&quot;&quot;;&quot;NO&quot;)">
            <text:p/>
          </table:table-cell>
          <table:table-cell table:formula="of:=IF(IF(LEFT(TRIM([$Translations.$B900]);LEN([.D$1]))=[.D$1];&quot;Yes&quot;;&quot;No&quot;)=IF(LEFT(TRIM([$Translations.$C900]);LEN([.D$1]))=[.D$1];&quot;Yes&quot;;&quot;No&quot;);&quot;&quot;;&quot;NO&quot;)">
            <text:p/>
          </table:table-cell>
          <table:table-cell table:formula="of:=IF(IF(LEFT(TRIM([$Translations.$B900]);LEN([.E$1]))=[.E$1];&quot;Yes&quot;;&quot;No&quot;)=IF(LEFT(TRIM([$Translations.$C900]);LEN([.E$1]))=[.E$1];&quot;Yes&quot;;&quot;No&quot;);&quot;&quot;;&quot;NO&quot;)">
            <text:p/>
          </table:table-cell>
          <table:table-cell table:formula="of:=IF(IF(LEFT(TRIM([$Translations.$B900]);LEN([.F$1]))=[.F$1];&quot;Yes&quot;;&quot;No&quot;)=IF(LEFT(TRIM([$Translations.$C900]);LEN([.F$1]))=[.F$1];&quot;Yes&quot;;&quot;No&quot;);&quot;&quot;;&quot;NO&quot;)">
            <text:p/>
          </table:table-cell>
          <table:table-cell table:formula="of:=IF(IF(LEFT(TRIM([$Translations.$B900]);LEN([.G$1]))=[.G$1];&quot;Yes&quot;;&quot;No&quot;)=IF(LEFT(TRIM([$Translations.$C900]);LEN([.G$1]))=[.G$1];&quot;Yes&quot;;&quot;No&quot;);&quot;&quot;;&quot;NO&quot;)">
            <text:p/>
          </table:table-cell>
        </table:table-row>
        <table:table-row table:style-name="ro8">
          <table:table-cell table:formula="of:=IF(IF(LEFT(TRIM([$Translations.$B901]);LEN([.A$1]))=[.A$1];&quot;Yes&quot;;&quot;No&quot;)=IF(LEFT(TRIM([$Translations.$C901]);LEN([.A$1]))=[.A$1];&quot;Yes&quot;;&quot;No&quot;);&quot;&quot;;&quot;NO&quot;)">
            <text:p/>
          </table:table-cell>
          <table:table-cell table:formula="of:=IF(IF(LEFT(TRIM([$Translations.$B901]);LEN([.B$1]))=[.B$1];&quot;Yes&quot;;&quot;No&quot;)=IF(LEFT(TRIM([$Translations.$C901]);LEN([.B$1]))=[.B$1];&quot;Yes&quot;;&quot;No&quot;);&quot;&quot;;&quot;NO&quot;)">
            <text:p/>
          </table:table-cell>
          <table:table-cell table:formula="of:=IF(IF(LEFT(TRIM([$Translations.$B901]);LEN([.C$1]))=[.C$1];&quot;Yes&quot;;&quot;No&quot;)=IF(LEFT(TRIM([$Translations.$C901]);LEN([.C$1]))=[.C$1];&quot;Yes&quot;;&quot;No&quot;);&quot;&quot;;&quot;NO&quot;)">
            <text:p/>
          </table:table-cell>
          <table:table-cell table:formula="of:=IF(IF(LEFT(TRIM([$Translations.$B901]);LEN([.D$1]))=[.D$1];&quot;Yes&quot;;&quot;No&quot;)=IF(LEFT(TRIM([$Translations.$C901]);LEN([.D$1]))=[.D$1];&quot;Yes&quot;;&quot;No&quot;);&quot;&quot;;&quot;NO&quot;)">
            <text:p/>
          </table:table-cell>
          <table:table-cell table:formula="of:=IF(IF(LEFT(TRIM([$Translations.$B901]);LEN([.E$1]))=[.E$1];&quot;Yes&quot;;&quot;No&quot;)=IF(LEFT(TRIM([$Translations.$C901]);LEN([.E$1]))=[.E$1];&quot;Yes&quot;;&quot;No&quot;);&quot;&quot;;&quot;NO&quot;)">
            <text:p/>
          </table:table-cell>
          <table:table-cell table:formula="of:=IF(IF(LEFT(TRIM([$Translations.$B901]);LEN([.F$1]))=[.F$1];&quot;Yes&quot;;&quot;No&quot;)=IF(LEFT(TRIM([$Translations.$C901]);LEN([.F$1]))=[.F$1];&quot;Yes&quot;;&quot;No&quot;);&quot;&quot;;&quot;NO&quot;)">
            <text:p/>
          </table:table-cell>
          <table:table-cell table:formula="of:=IF(IF(LEFT(TRIM([$Translations.$B901]);LEN([.G$1]))=[.G$1];&quot;Yes&quot;;&quot;No&quot;)=IF(LEFT(TRIM([$Translations.$C901]);LEN([.G$1]))=[.G$1];&quot;Yes&quot;;&quot;No&quot;);&quot;&quot;;&quot;NO&quot;)">
            <text:p/>
          </table:table-cell>
        </table:table-row>
        <table:table-row table:style-name="ro8">
          <table:table-cell table:formula="of:=IF(IF(LEFT(TRIM([$Translations.$B902]);LEN([.A$1]))=[.A$1];&quot;Yes&quot;;&quot;No&quot;)=IF(LEFT(TRIM([$Translations.$C902]);LEN([.A$1]))=[.A$1];&quot;Yes&quot;;&quot;No&quot;);&quot;&quot;;&quot;NO&quot;)">
            <text:p/>
          </table:table-cell>
          <table:table-cell table:formula="of:=IF(IF(LEFT(TRIM([$Translations.$B902]);LEN([.B$1]))=[.B$1];&quot;Yes&quot;;&quot;No&quot;)=IF(LEFT(TRIM([$Translations.$C902]);LEN([.B$1]))=[.B$1];&quot;Yes&quot;;&quot;No&quot;);&quot;&quot;;&quot;NO&quot;)">
            <text:p/>
          </table:table-cell>
          <table:table-cell table:formula="of:=IF(IF(LEFT(TRIM([$Translations.$B902]);LEN([.C$1]))=[.C$1];&quot;Yes&quot;;&quot;No&quot;)=IF(LEFT(TRIM([$Translations.$C902]);LEN([.C$1]))=[.C$1];&quot;Yes&quot;;&quot;No&quot;);&quot;&quot;;&quot;NO&quot;)">
            <text:p/>
          </table:table-cell>
          <table:table-cell table:formula="of:=IF(IF(LEFT(TRIM([$Translations.$B902]);LEN([.D$1]))=[.D$1];&quot;Yes&quot;;&quot;No&quot;)=IF(LEFT(TRIM([$Translations.$C902]);LEN([.D$1]))=[.D$1];&quot;Yes&quot;;&quot;No&quot;);&quot;&quot;;&quot;NO&quot;)">
            <text:p/>
          </table:table-cell>
          <table:table-cell table:formula="of:=IF(IF(LEFT(TRIM([$Translations.$B902]);LEN([.E$1]))=[.E$1];&quot;Yes&quot;;&quot;No&quot;)=IF(LEFT(TRIM([$Translations.$C902]);LEN([.E$1]))=[.E$1];&quot;Yes&quot;;&quot;No&quot;);&quot;&quot;;&quot;NO&quot;)">
            <text:p/>
          </table:table-cell>
          <table:table-cell table:formula="of:=IF(IF(LEFT(TRIM([$Translations.$B902]);LEN([.F$1]))=[.F$1];&quot;Yes&quot;;&quot;No&quot;)=IF(LEFT(TRIM([$Translations.$C902]);LEN([.F$1]))=[.F$1];&quot;Yes&quot;;&quot;No&quot;);&quot;&quot;;&quot;NO&quot;)">
            <text:p/>
          </table:table-cell>
          <table:table-cell table:formula="of:=IF(IF(LEFT(TRIM([$Translations.$B902]);LEN([.G$1]))=[.G$1];&quot;Yes&quot;;&quot;No&quot;)=IF(LEFT(TRIM([$Translations.$C902]);LEN([.G$1]))=[.G$1];&quot;Yes&quot;;&quot;No&quot;);&quot;&quot;;&quot;NO&quot;)">
            <text:p/>
          </table:table-cell>
        </table:table-row>
        <table:table-row table:style-name="ro8">
          <table:table-cell table:formula="of:=IF(IF(LEFT(TRIM([$Translations.$B903]);LEN([.A$1]))=[.A$1];&quot;Yes&quot;;&quot;No&quot;)=IF(LEFT(TRIM([$Translations.$C903]);LEN([.A$1]))=[.A$1];&quot;Yes&quot;;&quot;No&quot;);&quot;&quot;;&quot;NO&quot;)">
            <text:p/>
          </table:table-cell>
          <table:table-cell table:formula="of:=IF(IF(LEFT(TRIM([$Translations.$B903]);LEN([.B$1]))=[.B$1];&quot;Yes&quot;;&quot;No&quot;)=IF(LEFT(TRIM([$Translations.$C903]);LEN([.B$1]))=[.B$1];&quot;Yes&quot;;&quot;No&quot;);&quot;&quot;;&quot;NO&quot;)">
            <text:p/>
          </table:table-cell>
          <table:table-cell table:formula="of:=IF(IF(LEFT(TRIM([$Translations.$B903]);LEN([.C$1]))=[.C$1];&quot;Yes&quot;;&quot;No&quot;)=IF(LEFT(TRIM([$Translations.$C903]);LEN([.C$1]))=[.C$1];&quot;Yes&quot;;&quot;No&quot;);&quot;&quot;;&quot;NO&quot;)">
            <text:p/>
          </table:table-cell>
          <table:table-cell table:formula="of:=IF(IF(LEFT(TRIM([$Translations.$B903]);LEN([.D$1]))=[.D$1];&quot;Yes&quot;;&quot;No&quot;)=IF(LEFT(TRIM([$Translations.$C903]);LEN([.D$1]))=[.D$1];&quot;Yes&quot;;&quot;No&quot;);&quot;&quot;;&quot;NO&quot;)">
            <text:p/>
          </table:table-cell>
          <table:table-cell table:formula="of:=IF(IF(LEFT(TRIM([$Translations.$B903]);LEN([.E$1]))=[.E$1];&quot;Yes&quot;;&quot;No&quot;)=IF(LEFT(TRIM([$Translations.$C903]);LEN([.E$1]))=[.E$1];&quot;Yes&quot;;&quot;No&quot;);&quot;&quot;;&quot;NO&quot;)">
            <text:p/>
          </table:table-cell>
          <table:table-cell table:formula="of:=IF(IF(LEFT(TRIM([$Translations.$B903]);LEN([.F$1]))=[.F$1];&quot;Yes&quot;;&quot;No&quot;)=IF(LEFT(TRIM([$Translations.$C903]);LEN([.F$1]))=[.F$1];&quot;Yes&quot;;&quot;No&quot;);&quot;&quot;;&quot;NO&quot;)">
            <text:p/>
          </table:table-cell>
          <table:table-cell table:formula="of:=IF(IF(LEFT(TRIM([$Translations.$B903]);LEN([.G$1]))=[.G$1];&quot;Yes&quot;;&quot;No&quot;)=IF(LEFT(TRIM([$Translations.$C903]);LEN([.G$1]))=[.G$1];&quot;Yes&quot;;&quot;No&quot;);&quot;&quot;;&quot;NO&quot;)">
            <text:p/>
          </table:table-cell>
        </table:table-row>
        <table:table-row table:style-name="ro8">
          <table:table-cell table:formula="of:=IF(IF(LEFT(TRIM([$Translations.$B904]);LEN([.A$1]))=[.A$1];&quot;Yes&quot;;&quot;No&quot;)=IF(LEFT(TRIM([$Translations.$C904]);LEN([.A$1]))=[.A$1];&quot;Yes&quot;;&quot;No&quot;);&quot;&quot;;&quot;NO&quot;)">
            <text:p/>
          </table:table-cell>
          <table:table-cell table:formula="of:=IF(IF(LEFT(TRIM([$Translations.$B904]);LEN([.B$1]))=[.B$1];&quot;Yes&quot;;&quot;No&quot;)=IF(LEFT(TRIM([$Translations.$C904]);LEN([.B$1]))=[.B$1];&quot;Yes&quot;;&quot;No&quot;);&quot;&quot;;&quot;NO&quot;)">
            <text:p/>
          </table:table-cell>
          <table:table-cell table:formula="of:=IF(IF(LEFT(TRIM([$Translations.$B904]);LEN([.C$1]))=[.C$1];&quot;Yes&quot;;&quot;No&quot;)=IF(LEFT(TRIM([$Translations.$C904]);LEN([.C$1]))=[.C$1];&quot;Yes&quot;;&quot;No&quot;);&quot;&quot;;&quot;NO&quot;)">
            <text:p/>
          </table:table-cell>
          <table:table-cell table:formula="of:=IF(IF(LEFT(TRIM([$Translations.$B904]);LEN([.D$1]))=[.D$1];&quot;Yes&quot;;&quot;No&quot;)=IF(LEFT(TRIM([$Translations.$C904]);LEN([.D$1]))=[.D$1];&quot;Yes&quot;;&quot;No&quot;);&quot;&quot;;&quot;NO&quot;)">
            <text:p/>
          </table:table-cell>
          <table:table-cell table:formula="of:=IF(IF(LEFT(TRIM([$Translations.$B904]);LEN([.E$1]))=[.E$1];&quot;Yes&quot;;&quot;No&quot;)=IF(LEFT(TRIM([$Translations.$C904]);LEN([.E$1]))=[.E$1];&quot;Yes&quot;;&quot;No&quot;);&quot;&quot;;&quot;NO&quot;)">
            <text:p/>
          </table:table-cell>
          <table:table-cell table:formula="of:=IF(IF(LEFT(TRIM([$Translations.$B904]);LEN([.F$1]))=[.F$1];&quot;Yes&quot;;&quot;No&quot;)=IF(LEFT(TRIM([$Translations.$C904]);LEN([.F$1]))=[.F$1];&quot;Yes&quot;;&quot;No&quot;);&quot;&quot;;&quot;NO&quot;)">
            <text:p/>
          </table:table-cell>
          <table:table-cell table:formula="of:=IF(IF(LEFT(TRIM([$Translations.$B904]);LEN([.G$1]))=[.G$1];&quot;Yes&quot;;&quot;No&quot;)=IF(LEFT(TRIM([$Translations.$C904]);LEN([.G$1]))=[.G$1];&quot;Yes&quot;;&quot;No&quot;);&quot;&quot;;&quot;NO&quot;)">
            <text:p/>
          </table:table-cell>
        </table:table-row>
        <table:table-row table:style-name="ro8">
          <table:table-cell table:formula="of:=IF(IF(LEFT(TRIM([$Translations.$B905]);LEN([.A$1]))=[.A$1];&quot;Yes&quot;;&quot;No&quot;)=IF(LEFT(TRIM([$Translations.$C905]);LEN([.A$1]))=[.A$1];&quot;Yes&quot;;&quot;No&quot;);&quot;&quot;;&quot;NO&quot;)">
            <text:p/>
          </table:table-cell>
          <table:table-cell table:formula="of:=IF(IF(LEFT(TRIM([$Translations.$B905]);LEN([.B$1]))=[.B$1];&quot;Yes&quot;;&quot;No&quot;)=IF(LEFT(TRIM([$Translations.$C905]);LEN([.B$1]))=[.B$1];&quot;Yes&quot;;&quot;No&quot;);&quot;&quot;;&quot;NO&quot;)">
            <text:p/>
          </table:table-cell>
          <table:table-cell table:formula="of:=IF(IF(LEFT(TRIM([$Translations.$B905]);LEN([.C$1]))=[.C$1];&quot;Yes&quot;;&quot;No&quot;)=IF(LEFT(TRIM([$Translations.$C905]);LEN([.C$1]))=[.C$1];&quot;Yes&quot;;&quot;No&quot;);&quot;&quot;;&quot;NO&quot;)">
            <text:p/>
          </table:table-cell>
          <table:table-cell table:formula="of:=IF(IF(LEFT(TRIM([$Translations.$B905]);LEN([.D$1]))=[.D$1];&quot;Yes&quot;;&quot;No&quot;)=IF(LEFT(TRIM([$Translations.$C905]);LEN([.D$1]))=[.D$1];&quot;Yes&quot;;&quot;No&quot;);&quot;&quot;;&quot;NO&quot;)">
            <text:p/>
          </table:table-cell>
          <table:table-cell table:formula="of:=IF(IF(LEFT(TRIM([$Translations.$B905]);LEN([.E$1]))=[.E$1];&quot;Yes&quot;;&quot;No&quot;)=IF(LEFT(TRIM([$Translations.$C905]);LEN([.E$1]))=[.E$1];&quot;Yes&quot;;&quot;No&quot;);&quot;&quot;;&quot;NO&quot;)">
            <text:p/>
          </table:table-cell>
          <table:table-cell table:formula="of:=IF(IF(LEFT(TRIM([$Translations.$B905]);LEN([.F$1]))=[.F$1];&quot;Yes&quot;;&quot;No&quot;)=IF(LEFT(TRIM([$Translations.$C905]);LEN([.F$1]))=[.F$1];&quot;Yes&quot;;&quot;No&quot;);&quot;&quot;;&quot;NO&quot;)">
            <text:p/>
          </table:table-cell>
          <table:table-cell table:formula="of:=IF(IF(LEFT(TRIM([$Translations.$B905]);LEN([.G$1]))=[.G$1];&quot;Yes&quot;;&quot;No&quot;)=IF(LEFT(TRIM([$Translations.$C905]);LEN([.G$1]))=[.G$1];&quot;Yes&quot;;&quot;No&quot;);&quot;&quot;;&quot;NO&quot;)">
            <text:p/>
          </table:table-cell>
        </table:table-row>
        <table:table-row table:style-name="ro8">
          <table:table-cell table:formula="of:=IF(IF(LEFT(TRIM([$Translations.$B906]);LEN([.A$1]))=[.A$1];&quot;Yes&quot;;&quot;No&quot;)=IF(LEFT(TRIM([$Translations.$C906]);LEN([.A$1]))=[.A$1];&quot;Yes&quot;;&quot;No&quot;);&quot;&quot;;&quot;NO&quot;)">
            <text:p/>
          </table:table-cell>
          <table:table-cell table:formula="of:=IF(IF(LEFT(TRIM([$Translations.$B906]);LEN([.B$1]))=[.B$1];&quot;Yes&quot;;&quot;No&quot;)=IF(LEFT(TRIM([$Translations.$C906]);LEN([.B$1]))=[.B$1];&quot;Yes&quot;;&quot;No&quot;);&quot;&quot;;&quot;NO&quot;)">
            <text:p/>
          </table:table-cell>
          <table:table-cell table:formula="of:=IF(IF(LEFT(TRIM([$Translations.$B906]);LEN([.C$1]))=[.C$1];&quot;Yes&quot;;&quot;No&quot;)=IF(LEFT(TRIM([$Translations.$C906]);LEN([.C$1]))=[.C$1];&quot;Yes&quot;;&quot;No&quot;);&quot;&quot;;&quot;NO&quot;)">
            <text:p/>
          </table:table-cell>
          <table:table-cell table:formula="of:=IF(IF(LEFT(TRIM([$Translations.$B906]);LEN([.D$1]))=[.D$1];&quot;Yes&quot;;&quot;No&quot;)=IF(LEFT(TRIM([$Translations.$C906]);LEN([.D$1]))=[.D$1];&quot;Yes&quot;;&quot;No&quot;);&quot;&quot;;&quot;NO&quot;)">
            <text:p/>
          </table:table-cell>
          <table:table-cell table:formula="of:=IF(IF(LEFT(TRIM([$Translations.$B906]);LEN([.E$1]))=[.E$1];&quot;Yes&quot;;&quot;No&quot;)=IF(LEFT(TRIM([$Translations.$C906]);LEN([.E$1]))=[.E$1];&quot;Yes&quot;;&quot;No&quot;);&quot;&quot;;&quot;NO&quot;)">
            <text:p/>
          </table:table-cell>
          <table:table-cell table:formula="of:=IF(IF(LEFT(TRIM([$Translations.$B906]);LEN([.F$1]))=[.F$1];&quot;Yes&quot;;&quot;No&quot;)=IF(LEFT(TRIM([$Translations.$C906]);LEN([.F$1]))=[.F$1];&quot;Yes&quot;;&quot;No&quot;);&quot;&quot;;&quot;NO&quot;)">
            <text:p/>
          </table:table-cell>
          <table:table-cell table:formula="of:=IF(IF(LEFT(TRIM([$Translations.$B906]);LEN([.G$1]))=[.G$1];&quot;Yes&quot;;&quot;No&quot;)=IF(LEFT(TRIM([$Translations.$C906]);LEN([.G$1]))=[.G$1];&quot;Yes&quot;;&quot;No&quot;);&quot;&quot;;&quot;NO&quot;)">
            <text:p/>
          </table:table-cell>
        </table:table-row>
        <table:table-row table:style-name="ro8">
          <table:table-cell table:formula="of:=IF(IF(LEFT(TRIM([$Translations.$B907]);LEN([.A$1]))=[.A$1];&quot;Yes&quot;;&quot;No&quot;)=IF(LEFT(TRIM([$Translations.$C907]);LEN([.A$1]))=[.A$1];&quot;Yes&quot;;&quot;No&quot;);&quot;&quot;;&quot;NO&quot;)">
            <text:p/>
          </table:table-cell>
          <table:table-cell table:formula="of:=IF(IF(LEFT(TRIM([$Translations.$B907]);LEN([.B$1]))=[.B$1];&quot;Yes&quot;;&quot;No&quot;)=IF(LEFT(TRIM([$Translations.$C907]);LEN([.B$1]))=[.B$1];&quot;Yes&quot;;&quot;No&quot;);&quot;&quot;;&quot;NO&quot;)">
            <text:p/>
          </table:table-cell>
          <table:table-cell table:formula="of:=IF(IF(LEFT(TRIM([$Translations.$B907]);LEN([.C$1]))=[.C$1];&quot;Yes&quot;;&quot;No&quot;)=IF(LEFT(TRIM([$Translations.$C907]);LEN([.C$1]))=[.C$1];&quot;Yes&quot;;&quot;No&quot;);&quot;&quot;;&quot;NO&quot;)">
            <text:p/>
          </table:table-cell>
          <table:table-cell table:formula="of:=IF(IF(LEFT(TRIM([$Translations.$B907]);LEN([.D$1]))=[.D$1];&quot;Yes&quot;;&quot;No&quot;)=IF(LEFT(TRIM([$Translations.$C907]);LEN([.D$1]))=[.D$1];&quot;Yes&quot;;&quot;No&quot;);&quot;&quot;;&quot;NO&quot;)">
            <text:p/>
          </table:table-cell>
          <table:table-cell table:formula="of:=IF(IF(LEFT(TRIM([$Translations.$B907]);LEN([.E$1]))=[.E$1];&quot;Yes&quot;;&quot;No&quot;)=IF(LEFT(TRIM([$Translations.$C907]);LEN([.E$1]))=[.E$1];&quot;Yes&quot;;&quot;No&quot;);&quot;&quot;;&quot;NO&quot;)">
            <text:p/>
          </table:table-cell>
          <table:table-cell table:formula="of:=IF(IF(LEFT(TRIM([$Translations.$B907]);LEN([.F$1]))=[.F$1];&quot;Yes&quot;;&quot;No&quot;)=IF(LEFT(TRIM([$Translations.$C907]);LEN([.F$1]))=[.F$1];&quot;Yes&quot;;&quot;No&quot;);&quot;&quot;;&quot;NO&quot;)">
            <text:p/>
          </table:table-cell>
          <table:table-cell table:formula="of:=IF(IF(LEFT(TRIM([$Translations.$B907]);LEN([.G$1]))=[.G$1];&quot;Yes&quot;;&quot;No&quot;)=IF(LEFT(TRIM([$Translations.$C907]);LEN([.G$1]))=[.G$1];&quot;Yes&quot;;&quot;No&quot;);&quot;&quot;;&quot;NO&quot;)">
            <text:p/>
          </table:table-cell>
        </table:table-row>
        <table:table-row table:style-name="ro8">
          <table:table-cell table:formula="of:=IF(IF(LEFT(TRIM([$Translations.$B908]);LEN([.A$1]))=[.A$1];&quot;Yes&quot;;&quot;No&quot;)=IF(LEFT(TRIM([$Translations.$C908]);LEN([.A$1]))=[.A$1];&quot;Yes&quot;;&quot;No&quot;);&quot;&quot;;&quot;NO&quot;)">
            <text:p/>
          </table:table-cell>
          <table:table-cell table:formula="of:=IF(IF(LEFT(TRIM([$Translations.$B908]);LEN([.B$1]))=[.B$1];&quot;Yes&quot;;&quot;No&quot;)=IF(LEFT(TRIM([$Translations.$C908]);LEN([.B$1]))=[.B$1];&quot;Yes&quot;;&quot;No&quot;);&quot;&quot;;&quot;NO&quot;)">
            <text:p/>
          </table:table-cell>
          <table:table-cell table:formula="of:=IF(IF(LEFT(TRIM([$Translations.$B908]);LEN([.C$1]))=[.C$1];&quot;Yes&quot;;&quot;No&quot;)=IF(LEFT(TRIM([$Translations.$C908]);LEN([.C$1]))=[.C$1];&quot;Yes&quot;;&quot;No&quot;);&quot;&quot;;&quot;NO&quot;)">
            <text:p/>
          </table:table-cell>
          <table:table-cell table:formula="of:=IF(IF(LEFT(TRIM([$Translations.$B908]);LEN([.D$1]))=[.D$1];&quot;Yes&quot;;&quot;No&quot;)=IF(LEFT(TRIM([$Translations.$C908]);LEN([.D$1]))=[.D$1];&quot;Yes&quot;;&quot;No&quot;);&quot;&quot;;&quot;NO&quot;)">
            <text:p/>
          </table:table-cell>
          <table:table-cell table:formula="of:=IF(IF(LEFT(TRIM([$Translations.$B908]);LEN([.E$1]))=[.E$1];&quot;Yes&quot;;&quot;No&quot;)=IF(LEFT(TRIM([$Translations.$C908]);LEN([.E$1]))=[.E$1];&quot;Yes&quot;;&quot;No&quot;);&quot;&quot;;&quot;NO&quot;)">
            <text:p/>
          </table:table-cell>
          <table:table-cell table:formula="of:=IF(IF(LEFT(TRIM([$Translations.$B908]);LEN([.F$1]))=[.F$1];&quot;Yes&quot;;&quot;No&quot;)=IF(LEFT(TRIM([$Translations.$C908]);LEN([.F$1]))=[.F$1];&quot;Yes&quot;;&quot;No&quot;);&quot;&quot;;&quot;NO&quot;)">
            <text:p/>
          </table:table-cell>
          <table:table-cell table:formula="of:=IF(IF(LEFT(TRIM([$Translations.$B908]);LEN([.G$1]))=[.G$1];&quot;Yes&quot;;&quot;No&quot;)=IF(LEFT(TRIM([$Translations.$C908]);LEN([.G$1]))=[.G$1];&quot;Yes&quot;;&quot;No&quot;);&quot;&quot;;&quot;NO&quot;)">
            <text:p/>
          </table:table-cell>
        </table:table-row>
        <table:table-row table:style-name="ro8">
          <table:table-cell table:formula="of:=IF(IF(LEFT(TRIM([$Translations.$B909]);LEN([.A$1]))=[.A$1];&quot;Yes&quot;;&quot;No&quot;)=IF(LEFT(TRIM([$Translations.$C909]);LEN([.A$1]))=[.A$1];&quot;Yes&quot;;&quot;No&quot;);&quot;&quot;;&quot;NO&quot;)">
            <text:p/>
          </table:table-cell>
          <table:table-cell table:formula="of:=IF(IF(LEFT(TRIM([$Translations.$B909]);LEN([.B$1]))=[.B$1];&quot;Yes&quot;;&quot;No&quot;)=IF(LEFT(TRIM([$Translations.$C909]);LEN([.B$1]))=[.B$1];&quot;Yes&quot;;&quot;No&quot;);&quot;&quot;;&quot;NO&quot;)">
            <text:p/>
          </table:table-cell>
          <table:table-cell table:formula="of:=IF(IF(LEFT(TRIM([$Translations.$B909]);LEN([.C$1]))=[.C$1];&quot;Yes&quot;;&quot;No&quot;)=IF(LEFT(TRIM([$Translations.$C909]);LEN([.C$1]))=[.C$1];&quot;Yes&quot;;&quot;No&quot;);&quot;&quot;;&quot;NO&quot;)">
            <text:p/>
          </table:table-cell>
          <table:table-cell table:formula="of:=IF(IF(LEFT(TRIM([$Translations.$B909]);LEN([.D$1]))=[.D$1];&quot;Yes&quot;;&quot;No&quot;)=IF(LEFT(TRIM([$Translations.$C909]);LEN([.D$1]))=[.D$1];&quot;Yes&quot;;&quot;No&quot;);&quot;&quot;;&quot;NO&quot;)">
            <text:p/>
          </table:table-cell>
          <table:table-cell table:formula="of:=IF(IF(LEFT(TRIM([$Translations.$B909]);LEN([.E$1]))=[.E$1];&quot;Yes&quot;;&quot;No&quot;)=IF(LEFT(TRIM([$Translations.$C909]);LEN([.E$1]))=[.E$1];&quot;Yes&quot;;&quot;No&quot;);&quot;&quot;;&quot;NO&quot;)">
            <text:p/>
          </table:table-cell>
          <table:table-cell table:formula="of:=IF(IF(LEFT(TRIM([$Translations.$B909]);LEN([.F$1]))=[.F$1];&quot;Yes&quot;;&quot;No&quot;)=IF(LEFT(TRIM([$Translations.$C909]);LEN([.F$1]))=[.F$1];&quot;Yes&quot;;&quot;No&quot;);&quot;&quot;;&quot;NO&quot;)">
            <text:p/>
          </table:table-cell>
          <table:table-cell table:formula="of:=IF(IF(LEFT(TRIM([$Translations.$B909]);LEN([.G$1]))=[.G$1];&quot;Yes&quot;;&quot;No&quot;)=IF(LEFT(TRIM([$Translations.$C909]);LEN([.G$1]))=[.G$1];&quot;Yes&quot;;&quot;No&quot;);&quot;&quot;;&quot;NO&quot;)">
            <text:p/>
          </table:table-cell>
        </table:table-row>
        <table:table-row table:style-name="ro8">
          <table:table-cell table:formula="of:=IF(IF(LEFT(TRIM([$Translations.$B910]);LEN([.A$1]))=[.A$1];&quot;Yes&quot;;&quot;No&quot;)=IF(LEFT(TRIM([$Translations.$C910]);LEN([.A$1]))=[.A$1];&quot;Yes&quot;;&quot;No&quot;);&quot;&quot;;&quot;NO&quot;)">
            <text:p/>
          </table:table-cell>
          <table:table-cell table:formula="of:=IF(IF(LEFT(TRIM([$Translations.$B910]);LEN([.B$1]))=[.B$1];&quot;Yes&quot;;&quot;No&quot;)=IF(LEFT(TRIM([$Translations.$C910]);LEN([.B$1]))=[.B$1];&quot;Yes&quot;;&quot;No&quot;);&quot;&quot;;&quot;NO&quot;)">
            <text:p/>
          </table:table-cell>
          <table:table-cell table:formula="of:=IF(IF(LEFT(TRIM([$Translations.$B910]);LEN([.C$1]))=[.C$1];&quot;Yes&quot;;&quot;No&quot;)=IF(LEFT(TRIM([$Translations.$C910]);LEN([.C$1]))=[.C$1];&quot;Yes&quot;;&quot;No&quot;);&quot;&quot;;&quot;NO&quot;)">
            <text:p/>
          </table:table-cell>
          <table:table-cell table:formula="of:=IF(IF(LEFT(TRIM([$Translations.$B910]);LEN([.D$1]))=[.D$1];&quot;Yes&quot;;&quot;No&quot;)=IF(LEFT(TRIM([$Translations.$C910]);LEN([.D$1]))=[.D$1];&quot;Yes&quot;;&quot;No&quot;);&quot;&quot;;&quot;NO&quot;)">
            <text:p/>
          </table:table-cell>
          <table:table-cell table:formula="of:=IF(IF(LEFT(TRIM([$Translations.$B910]);LEN([.E$1]))=[.E$1];&quot;Yes&quot;;&quot;No&quot;)=IF(LEFT(TRIM([$Translations.$C910]);LEN([.E$1]))=[.E$1];&quot;Yes&quot;;&quot;No&quot;);&quot;&quot;;&quot;NO&quot;)">
            <text:p/>
          </table:table-cell>
          <table:table-cell table:formula="of:=IF(IF(LEFT(TRIM([$Translations.$B910]);LEN([.F$1]))=[.F$1];&quot;Yes&quot;;&quot;No&quot;)=IF(LEFT(TRIM([$Translations.$C910]);LEN([.F$1]))=[.F$1];&quot;Yes&quot;;&quot;No&quot;);&quot;&quot;;&quot;NO&quot;)">
            <text:p/>
          </table:table-cell>
          <table:table-cell table:formula="of:=IF(IF(LEFT(TRIM([$Translations.$B910]);LEN([.G$1]))=[.G$1];&quot;Yes&quot;;&quot;No&quot;)=IF(LEFT(TRIM([$Translations.$C910]);LEN([.G$1]))=[.G$1];&quot;Yes&quot;;&quot;No&quot;);&quot;&quot;;&quot;NO&quot;)">
            <text:p/>
          </table:table-cell>
        </table:table-row>
        <table:table-row table:style-name="ro8">
          <table:table-cell table:formula="of:=IF(IF(LEFT(TRIM([$Translations.$B911]);LEN([.A$1]))=[.A$1];&quot;Yes&quot;;&quot;No&quot;)=IF(LEFT(TRIM([$Translations.$C911]);LEN([.A$1]))=[.A$1];&quot;Yes&quot;;&quot;No&quot;);&quot;&quot;;&quot;NO&quot;)">
            <text:p/>
          </table:table-cell>
          <table:table-cell table:formula="of:=IF(IF(LEFT(TRIM([$Translations.$B911]);LEN([.B$1]))=[.B$1];&quot;Yes&quot;;&quot;No&quot;)=IF(LEFT(TRIM([$Translations.$C911]);LEN([.B$1]))=[.B$1];&quot;Yes&quot;;&quot;No&quot;);&quot;&quot;;&quot;NO&quot;)">
            <text:p/>
          </table:table-cell>
          <table:table-cell table:formula="of:=IF(IF(LEFT(TRIM([$Translations.$B911]);LEN([.C$1]))=[.C$1];&quot;Yes&quot;;&quot;No&quot;)=IF(LEFT(TRIM([$Translations.$C911]);LEN([.C$1]))=[.C$1];&quot;Yes&quot;;&quot;No&quot;);&quot;&quot;;&quot;NO&quot;)">
            <text:p/>
          </table:table-cell>
          <table:table-cell table:formula="of:=IF(IF(LEFT(TRIM([$Translations.$B911]);LEN([.D$1]))=[.D$1];&quot;Yes&quot;;&quot;No&quot;)=IF(LEFT(TRIM([$Translations.$C911]);LEN([.D$1]))=[.D$1];&quot;Yes&quot;;&quot;No&quot;);&quot;&quot;;&quot;NO&quot;)">
            <text:p/>
          </table:table-cell>
          <table:table-cell table:formula="of:=IF(IF(LEFT(TRIM([$Translations.$B911]);LEN([.E$1]))=[.E$1];&quot;Yes&quot;;&quot;No&quot;)=IF(LEFT(TRIM([$Translations.$C911]);LEN([.E$1]))=[.E$1];&quot;Yes&quot;;&quot;No&quot;);&quot;&quot;;&quot;NO&quot;)">
            <text:p/>
          </table:table-cell>
          <table:table-cell table:formula="of:=IF(IF(LEFT(TRIM([$Translations.$B911]);LEN([.F$1]))=[.F$1];&quot;Yes&quot;;&quot;No&quot;)=IF(LEFT(TRIM([$Translations.$C911]);LEN([.F$1]))=[.F$1];&quot;Yes&quot;;&quot;No&quot;);&quot;&quot;;&quot;NO&quot;)">
            <text:p/>
          </table:table-cell>
          <table:table-cell table:formula="of:=IF(IF(LEFT(TRIM([$Translations.$B911]);LEN([.G$1]))=[.G$1];&quot;Yes&quot;;&quot;No&quot;)=IF(LEFT(TRIM([$Translations.$C911]);LEN([.G$1]))=[.G$1];&quot;Yes&quot;;&quot;No&quot;);&quot;&quot;;&quot;NO&quot;)">
            <text:p/>
          </table:table-cell>
        </table:table-row>
        <table:table-row table:style-name="ro8">
          <table:table-cell table:formula="of:=IF(IF(LEFT(TRIM([$Translations.$B912]);LEN([.A$1]))=[.A$1];&quot;Yes&quot;;&quot;No&quot;)=IF(LEFT(TRIM([$Translations.$C912]);LEN([.A$1]))=[.A$1];&quot;Yes&quot;;&quot;No&quot;);&quot;&quot;;&quot;NO&quot;)">
            <text:p/>
          </table:table-cell>
          <table:table-cell table:formula="of:=IF(IF(LEFT(TRIM([$Translations.$B912]);LEN([.B$1]))=[.B$1];&quot;Yes&quot;;&quot;No&quot;)=IF(LEFT(TRIM([$Translations.$C912]);LEN([.B$1]))=[.B$1];&quot;Yes&quot;;&quot;No&quot;);&quot;&quot;;&quot;NO&quot;)">
            <text:p/>
          </table:table-cell>
          <table:table-cell table:formula="of:=IF(IF(LEFT(TRIM([$Translations.$B912]);LEN([.C$1]))=[.C$1];&quot;Yes&quot;;&quot;No&quot;)=IF(LEFT(TRIM([$Translations.$C912]);LEN([.C$1]))=[.C$1];&quot;Yes&quot;;&quot;No&quot;);&quot;&quot;;&quot;NO&quot;)">
            <text:p/>
          </table:table-cell>
          <table:table-cell table:formula="of:=IF(IF(LEFT(TRIM([$Translations.$B912]);LEN([.D$1]))=[.D$1];&quot;Yes&quot;;&quot;No&quot;)=IF(LEFT(TRIM([$Translations.$C912]);LEN([.D$1]))=[.D$1];&quot;Yes&quot;;&quot;No&quot;);&quot;&quot;;&quot;NO&quot;)">
            <text:p/>
          </table:table-cell>
          <table:table-cell table:formula="of:=IF(IF(LEFT(TRIM([$Translations.$B912]);LEN([.E$1]))=[.E$1];&quot;Yes&quot;;&quot;No&quot;)=IF(LEFT(TRIM([$Translations.$C912]);LEN([.E$1]))=[.E$1];&quot;Yes&quot;;&quot;No&quot;);&quot;&quot;;&quot;NO&quot;)">
            <text:p/>
          </table:table-cell>
          <table:table-cell table:formula="of:=IF(IF(LEFT(TRIM([$Translations.$B912]);LEN([.F$1]))=[.F$1];&quot;Yes&quot;;&quot;No&quot;)=IF(LEFT(TRIM([$Translations.$C912]);LEN([.F$1]))=[.F$1];&quot;Yes&quot;;&quot;No&quot;);&quot;&quot;;&quot;NO&quot;)">
            <text:p/>
          </table:table-cell>
          <table:table-cell table:formula="of:=IF(IF(LEFT(TRIM([$Translations.$B912]);LEN([.G$1]))=[.G$1];&quot;Yes&quot;;&quot;No&quot;)=IF(LEFT(TRIM([$Translations.$C912]);LEN([.G$1]))=[.G$1];&quot;Yes&quot;;&quot;No&quot;);&quot;&quot;;&quot;NO&quot;)">
            <text:p/>
          </table:table-cell>
        </table:table-row>
        <table:table-row table:style-name="ro8">
          <table:table-cell table:formula="of:=IF(IF(LEFT(TRIM([$Translations.$B913]);LEN([.A$1]))=[.A$1];&quot;Yes&quot;;&quot;No&quot;)=IF(LEFT(TRIM([$Translations.$C913]);LEN([.A$1]))=[.A$1];&quot;Yes&quot;;&quot;No&quot;);&quot;&quot;;&quot;NO&quot;)">
            <text:p/>
          </table:table-cell>
          <table:table-cell table:formula="of:=IF(IF(LEFT(TRIM([$Translations.$B913]);LEN([.B$1]))=[.B$1];&quot;Yes&quot;;&quot;No&quot;)=IF(LEFT(TRIM([$Translations.$C913]);LEN([.B$1]))=[.B$1];&quot;Yes&quot;;&quot;No&quot;);&quot;&quot;;&quot;NO&quot;)">
            <text:p/>
          </table:table-cell>
          <table:table-cell table:formula="of:=IF(IF(LEFT(TRIM([$Translations.$B913]);LEN([.C$1]))=[.C$1];&quot;Yes&quot;;&quot;No&quot;)=IF(LEFT(TRIM([$Translations.$C913]);LEN([.C$1]))=[.C$1];&quot;Yes&quot;;&quot;No&quot;);&quot;&quot;;&quot;NO&quot;)">
            <text:p/>
          </table:table-cell>
          <table:table-cell table:formula="of:=IF(IF(LEFT(TRIM([$Translations.$B913]);LEN([.D$1]))=[.D$1];&quot;Yes&quot;;&quot;No&quot;)=IF(LEFT(TRIM([$Translations.$C913]);LEN([.D$1]))=[.D$1];&quot;Yes&quot;;&quot;No&quot;);&quot;&quot;;&quot;NO&quot;)">
            <text:p/>
          </table:table-cell>
          <table:table-cell table:formula="of:=IF(IF(LEFT(TRIM([$Translations.$B913]);LEN([.E$1]))=[.E$1];&quot;Yes&quot;;&quot;No&quot;)=IF(LEFT(TRIM([$Translations.$C913]);LEN([.E$1]))=[.E$1];&quot;Yes&quot;;&quot;No&quot;);&quot;&quot;;&quot;NO&quot;)">
            <text:p/>
          </table:table-cell>
          <table:table-cell table:formula="of:=IF(IF(LEFT(TRIM([$Translations.$B913]);LEN([.F$1]))=[.F$1];&quot;Yes&quot;;&quot;No&quot;)=IF(LEFT(TRIM([$Translations.$C913]);LEN([.F$1]))=[.F$1];&quot;Yes&quot;;&quot;No&quot;);&quot;&quot;;&quot;NO&quot;)">
            <text:p/>
          </table:table-cell>
          <table:table-cell table:formula="of:=IF(IF(LEFT(TRIM([$Translations.$B913]);LEN([.G$1]))=[.G$1];&quot;Yes&quot;;&quot;No&quot;)=IF(LEFT(TRIM([$Translations.$C913]);LEN([.G$1]))=[.G$1];&quot;Yes&quot;;&quot;No&quot;);&quot;&quot;;&quot;NO&quot;)">
            <text:p/>
          </table:table-cell>
        </table:table-row>
        <table:table-row table:style-name="ro8">
          <table:table-cell table:formula="of:=IF(IF(LEFT(TRIM([$Translations.$B914]);LEN([.A$1]))=[.A$1];&quot;Yes&quot;;&quot;No&quot;)=IF(LEFT(TRIM([$Translations.$C914]);LEN([.A$1]))=[.A$1];&quot;Yes&quot;;&quot;No&quot;);&quot;&quot;;&quot;NO&quot;)">
            <text:p/>
          </table:table-cell>
          <table:table-cell table:formula="of:=IF(IF(LEFT(TRIM([$Translations.$B914]);LEN([.B$1]))=[.B$1];&quot;Yes&quot;;&quot;No&quot;)=IF(LEFT(TRIM([$Translations.$C914]);LEN([.B$1]))=[.B$1];&quot;Yes&quot;;&quot;No&quot;);&quot;&quot;;&quot;NO&quot;)">
            <text:p/>
          </table:table-cell>
          <table:table-cell table:formula="of:=IF(IF(LEFT(TRIM([$Translations.$B914]);LEN([.C$1]))=[.C$1];&quot;Yes&quot;;&quot;No&quot;)=IF(LEFT(TRIM([$Translations.$C914]);LEN([.C$1]))=[.C$1];&quot;Yes&quot;;&quot;No&quot;);&quot;&quot;;&quot;NO&quot;)">
            <text:p/>
          </table:table-cell>
          <table:table-cell table:formula="of:=IF(IF(LEFT(TRIM([$Translations.$B914]);LEN([.D$1]))=[.D$1];&quot;Yes&quot;;&quot;No&quot;)=IF(LEFT(TRIM([$Translations.$C914]);LEN([.D$1]))=[.D$1];&quot;Yes&quot;;&quot;No&quot;);&quot;&quot;;&quot;NO&quot;)">
            <text:p/>
          </table:table-cell>
          <table:table-cell table:formula="of:=IF(IF(LEFT(TRIM([$Translations.$B914]);LEN([.E$1]))=[.E$1];&quot;Yes&quot;;&quot;No&quot;)=IF(LEFT(TRIM([$Translations.$C914]);LEN([.E$1]))=[.E$1];&quot;Yes&quot;;&quot;No&quot;);&quot;&quot;;&quot;NO&quot;)">
            <text:p/>
          </table:table-cell>
          <table:table-cell table:formula="of:=IF(IF(LEFT(TRIM([$Translations.$B914]);LEN([.F$1]))=[.F$1];&quot;Yes&quot;;&quot;No&quot;)=IF(LEFT(TRIM([$Translations.$C914]);LEN([.F$1]))=[.F$1];&quot;Yes&quot;;&quot;No&quot;);&quot;&quot;;&quot;NO&quot;)">
            <text:p/>
          </table:table-cell>
          <table:table-cell table:formula="of:=IF(IF(LEFT(TRIM([$Translations.$B914]);LEN([.G$1]))=[.G$1];&quot;Yes&quot;;&quot;No&quot;)=IF(LEFT(TRIM([$Translations.$C914]);LEN([.G$1]))=[.G$1];&quot;Yes&quot;;&quot;No&quot;);&quot;&quot;;&quot;NO&quot;)">
            <text:p/>
          </table:table-cell>
        </table:table-row>
        <table:table-row table:style-name="ro8">
          <table:table-cell table:formula="of:=IF(IF(LEFT(TRIM([$Translations.$B915]);LEN([.A$1]))=[.A$1];&quot;Yes&quot;;&quot;No&quot;)=IF(LEFT(TRIM([$Translations.$C915]);LEN([.A$1]))=[.A$1];&quot;Yes&quot;;&quot;No&quot;);&quot;&quot;;&quot;NO&quot;)">
            <text:p/>
          </table:table-cell>
          <table:table-cell table:formula="of:=IF(IF(LEFT(TRIM([$Translations.$B915]);LEN([.B$1]))=[.B$1];&quot;Yes&quot;;&quot;No&quot;)=IF(LEFT(TRIM([$Translations.$C915]);LEN([.B$1]))=[.B$1];&quot;Yes&quot;;&quot;No&quot;);&quot;&quot;;&quot;NO&quot;)">
            <text:p/>
          </table:table-cell>
          <table:table-cell table:formula="of:=IF(IF(LEFT(TRIM([$Translations.$B915]);LEN([.C$1]))=[.C$1];&quot;Yes&quot;;&quot;No&quot;)=IF(LEFT(TRIM([$Translations.$C915]);LEN([.C$1]))=[.C$1];&quot;Yes&quot;;&quot;No&quot;);&quot;&quot;;&quot;NO&quot;)">
            <text:p/>
          </table:table-cell>
          <table:table-cell table:formula="of:=IF(IF(LEFT(TRIM([$Translations.$B915]);LEN([.D$1]))=[.D$1];&quot;Yes&quot;;&quot;No&quot;)=IF(LEFT(TRIM([$Translations.$C915]);LEN([.D$1]))=[.D$1];&quot;Yes&quot;;&quot;No&quot;);&quot;&quot;;&quot;NO&quot;)">
            <text:p/>
          </table:table-cell>
          <table:table-cell table:formula="of:=IF(IF(LEFT(TRIM([$Translations.$B915]);LEN([.E$1]))=[.E$1];&quot;Yes&quot;;&quot;No&quot;)=IF(LEFT(TRIM([$Translations.$C915]);LEN([.E$1]))=[.E$1];&quot;Yes&quot;;&quot;No&quot;);&quot;&quot;;&quot;NO&quot;)">
            <text:p/>
          </table:table-cell>
          <table:table-cell table:formula="of:=IF(IF(LEFT(TRIM([$Translations.$B915]);LEN([.F$1]))=[.F$1];&quot;Yes&quot;;&quot;No&quot;)=IF(LEFT(TRIM([$Translations.$C915]);LEN([.F$1]))=[.F$1];&quot;Yes&quot;;&quot;No&quot;);&quot;&quot;;&quot;NO&quot;)">
            <text:p/>
          </table:table-cell>
          <table:table-cell table:formula="of:=IF(IF(LEFT(TRIM([$Translations.$B915]);LEN([.G$1]))=[.G$1];&quot;Yes&quot;;&quot;No&quot;)=IF(LEFT(TRIM([$Translations.$C915]);LEN([.G$1]))=[.G$1];&quot;Yes&quot;;&quot;No&quot;);&quot;&quot;;&quot;NO&quot;)">
            <text:p/>
          </table:table-cell>
        </table:table-row>
        <table:table-row table:style-name="ro8">
          <table:table-cell table:formula="of:=IF(IF(LEFT(TRIM([$Translations.$B916]);LEN([.A$1]))=[.A$1];&quot;Yes&quot;;&quot;No&quot;)=IF(LEFT(TRIM([$Translations.$C916]);LEN([.A$1]))=[.A$1];&quot;Yes&quot;;&quot;No&quot;);&quot;&quot;;&quot;NO&quot;)">
            <text:p/>
          </table:table-cell>
          <table:table-cell table:formula="of:=IF(IF(LEFT(TRIM([$Translations.$B916]);LEN([.B$1]))=[.B$1];&quot;Yes&quot;;&quot;No&quot;)=IF(LEFT(TRIM([$Translations.$C916]);LEN([.B$1]))=[.B$1];&quot;Yes&quot;;&quot;No&quot;);&quot;&quot;;&quot;NO&quot;)">
            <text:p/>
          </table:table-cell>
          <table:table-cell table:formula="of:=IF(IF(LEFT(TRIM([$Translations.$B916]);LEN([.C$1]))=[.C$1];&quot;Yes&quot;;&quot;No&quot;)=IF(LEFT(TRIM([$Translations.$C916]);LEN([.C$1]))=[.C$1];&quot;Yes&quot;;&quot;No&quot;);&quot;&quot;;&quot;NO&quot;)">
            <text:p/>
          </table:table-cell>
          <table:table-cell table:formula="of:=IF(IF(LEFT(TRIM([$Translations.$B916]);LEN([.D$1]))=[.D$1];&quot;Yes&quot;;&quot;No&quot;)=IF(LEFT(TRIM([$Translations.$C916]);LEN([.D$1]))=[.D$1];&quot;Yes&quot;;&quot;No&quot;);&quot;&quot;;&quot;NO&quot;)">
            <text:p/>
          </table:table-cell>
          <table:table-cell table:formula="of:=IF(IF(LEFT(TRIM([$Translations.$B916]);LEN([.E$1]))=[.E$1];&quot;Yes&quot;;&quot;No&quot;)=IF(LEFT(TRIM([$Translations.$C916]);LEN([.E$1]))=[.E$1];&quot;Yes&quot;;&quot;No&quot;);&quot;&quot;;&quot;NO&quot;)">
            <text:p/>
          </table:table-cell>
          <table:table-cell table:formula="of:=IF(IF(LEFT(TRIM([$Translations.$B916]);LEN([.F$1]))=[.F$1];&quot;Yes&quot;;&quot;No&quot;)=IF(LEFT(TRIM([$Translations.$C916]);LEN([.F$1]))=[.F$1];&quot;Yes&quot;;&quot;No&quot;);&quot;&quot;;&quot;NO&quot;)">
            <text:p/>
          </table:table-cell>
          <table:table-cell table:formula="of:=IF(IF(LEFT(TRIM([$Translations.$B916]);LEN([.G$1]))=[.G$1];&quot;Yes&quot;;&quot;No&quot;)=IF(LEFT(TRIM([$Translations.$C916]);LEN([.G$1]))=[.G$1];&quot;Yes&quot;;&quot;No&quot;);&quot;&quot;;&quot;NO&quot;)">
            <text:p/>
          </table:table-cell>
        </table:table-row>
        <table:table-row table:style-name="ro8">
          <table:table-cell table:formula="of:=IF(IF(LEFT(TRIM([$Translations.$B917]);LEN([.A$1]))=[.A$1];&quot;Yes&quot;;&quot;No&quot;)=IF(LEFT(TRIM([$Translations.$C917]);LEN([.A$1]))=[.A$1];&quot;Yes&quot;;&quot;No&quot;);&quot;&quot;;&quot;NO&quot;)">
            <text:p/>
          </table:table-cell>
          <table:table-cell table:formula="of:=IF(IF(LEFT(TRIM([$Translations.$B917]);LEN([.B$1]))=[.B$1];&quot;Yes&quot;;&quot;No&quot;)=IF(LEFT(TRIM([$Translations.$C917]);LEN([.B$1]))=[.B$1];&quot;Yes&quot;;&quot;No&quot;);&quot;&quot;;&quot;NO&quot;)">
            <text:p/>
          </table:table-cell>
          <table:table-cell table:formula="of:=IF(IF(LEFT(TRIM([$Translations.$B917]);LEN([.C$1]))=[.C$1];&quot;Yes&quot;;&quot;No&quot;)=IF(LEFT(TRIM([$Translations.$C917]);LEN([.C$1]))=[.C$1];&quot;Yes&quot;;&quot;No&quot;);&quot;&quot;;&quot;NO&quot;)">
            <text:p/>
          </table:table-cell>
          <table:table-cell table:formula="of:=IF(IF(LEFT(TRIM([$Translations.$B917]);LEN([.D$1]))=[.D$1];&quot;Yes&quot;;&quot;No&quot;)=IF(LEFT(TRIM([$Translations.$C917]);LEN([.D$1]))=[.D$1];&quot;Yes&quot;;&quot;No&quot;);&quot;&quot;;&quot;NO&quot;)">
            <text:p/>
          </table:table-cell>
          <table:table-cell table:formula="of:=IF(IF(LEFT(TRIM([$Translations.$B917]);LEN([.E$1]))=[.E$1];&quot;Yes&quot;;&quot;No&quot;)=IF(LEFT(TRIM([$Translations.$C917]);LEN([.E$1]))=[.E$1];&quot;Yes&quot;;&quot;No&quot;);&quot;&quot;;&quot;NO&quot;)">
            <text:p/>
          </table:table-cell>
          <table:table-cell table:formula="of:=IF(IF(LEFT(TRIM([$Translations.$B917]);LEN([.F$1]))=[.F$1];&quot;Yes&quot;;&quot;No&quot;)=IF(LEFT(TRIM([$Translations.$C917]);LEN([.F$1]))=[.F$1];&quot;Yes&quot;;&quot;No&quot;);&quot;&quot;;&quot;NO&quot;)">
            <text:p/>
          </table:table-cell>
          <table:table-cell table:formula="of:=IF(IF(LEFT(TRIM([$Translations.$B917]);LEN([.G$1]))=[.G$1];&quot;Yes&quot;;&quot;No&quot;)=IF(LEFT(TRIM([$Translations.$C917]);LEN([.G$1]))=[.G$1];&quot;Yes&quot;;&quot;No&quot;);&quot;&quot;;&quot;NO&quot;)">
            <text:p/>
          </table:table-cell>
        </table:table-row>
        <table:table-row table:style-name="ro8">
          <table:table-cell table:formula="of:=IF(IF(LEFT(TRIM([$Translations.$B918]);LEN([.A$1]))=[.A$1];&quot;Yes&quot;;&quot;No&quot;)=IF(LEFT(TRIM([$Translations.$C918]);LEN([.A$1]))=[.A$1];&quot;Yes&quot;;&quot;No&quot;);&quot;&quot;;&quot;NO&quot;)">
            <text:p/>
          </table:table-cell>
          <table:table-cell table:formula="of:=IF(IF(LEFT(TRIM([$Translations.$B918]);LEN([.B$1]))=[.B$1];&quot;Yes&quot;;&quot;No&quot;)=IF(LEFT(TRIM([$Translations.$C918]);LEN([.B$1]))=[.B$1];&quot;Yes&quot;;&quot;No&quot;);&quot;&quot;;&quot;NO&quot;)">
            <text:p/>
          </table:table-cell>
          <table:table-cell table:formula="of:=IF(IF(LEFT(TRIM([$Translations.$B918]);LEN([.C$1]))=[.C$1];&quot;Yes&quot;;&quot;No&quot;)=IF(LEFT(TRIM([$Translations.$C918]);LEN([.C$1]))=[.C$1];&quot;Yes&quot;;&quot;No&quot;);&quot;&quot;;&quot;NO&quot;)">
            <text:p/>
          </table:table-cell>
          <table:table-cell table:formula="of:=IF(IF(LEFT(TRIM([$Translations.$B918]);LEN([.D$1]))=[.D$1];&quot;Yes&quot;;&quot;No&quot;)=IF(LEFT(TRIM([$Translations.$C918]);LEN([.D$1]))=[.D$1];&quot;Yes&quot;;&quot;No&quot;);&quot;&quot;;&quot;NO&quot;)">
            <text:p/>
          </table:table-cell>
          <table:table-cell table:formula="of:=IF(IF(LEFT(TRIM([$Translations.$B918]);LEN([.E$1]))=[.E$1];&quot;Yes&quot;;&quot;No&quot;)=IF(LEFT(TRIM([$Translations.$C918]);LEN([.E$1]))=[.E$1];&quot;Yes&quot;;&quot;No&quot;);&quot;&quot;;&quot;NO&quot;)">
            <text:p/>
          </table:table-cell>
          <table:table-cell table:formula="of:=IF(IF(LEFT(TRIM([$Translations.$B918]);LEN([.F$1]))=[.F$1];&quot;Yes&quot;;&quot;No&quot;)=IF(LEFT(TRIM([$Translations.$C918]);LEN([.F$1]))=[.F$1];&quot;Yes&quot;;&quot;No&quot;);&quot;&quot;;&quot;NO&quot;)">
            <text:p/>
          </table:table-cell>
          <table:table-cell table:formula="of:=IF(IF(LEFT(TRIM([$Translations.$B918]);LEN([.G$1]))=[.G$1];&quot;Yes&quot;;&quot;No&quot;)=IF(LEFT(TRIM([$Translations.$C918]);LEN([.G$1]))=[.G$1];&quot;Yes&quot;;&quot;No&quot;);&quot;&quot;;&quot;NO&quot;)">
            <text:p/>
          </table:table-cell>
        </table:table-row>
        <table:table-row table:style-name="ro8">
          <table:table-cell table:formula="of:=IF(IF(LEFT(TRIM([$Translations.$B919]);LEN([.A$1]))=[.A$1];&quot;Yes&quot;;&quot;No&quot;)=IF(LEFT(TRIM([$Translations.$C919]);LEN([.A$1]))=[.A$1];&quot;Yes&quot;;&quot;No&quot;);&quot;&quot;;&quot;NO&quot;)">
            <text:p/>
          </table:table-cell>
          <table:table-cell table:formula="of:=IF(IF(LEFT(TRIM([$Translations.$B919]);LEN([.B$1]))=[.B$1];&quot;Yes&quot;;&quot;No&quot;)=IF(LEFT(TRIM([$Translations.$C919]);LEN([.B$1]))=[.B$1];&quot;Yes&quot;;&quot;No&quot;);&quot;&quot;;&quot;NO&quot;)">
            <text:p/>
          </table:table-cell>
          <table:table-cell table:formula="of:=IF(IF(LEFT(TRIM([$Translations.$B919]);LEN([.C$1]))=[.C$1];&quot;Yes&quot;;&quot;No&quot;)=IF(LEFT(TRIM([$Translations.$C919]);LEN([.C$1]))=[.C$1];&quot;Yes&quot;;&quot;No&quot;);&quot;&quot;;&quot;NO&quot;)">
            <text:p/>
          </table:table-cell>
          <table:table-cell table:formula="of:=IF(IF(LEFT(TRIM([$Translations.$B919]);LEN([.D$1]))=[.D$1];&quot;Yes&quot;;&quot;No&quot;)=IF(LEFT(TRIM([$Translations.$C919]);LEN([.D$1]))=[.D$1];&quot;Yes&quot;;&quot;No&quot;);&quot;&quot;;&quot;NO&quot;)">
            <text:p/>
          </table:table-cell>
          <table:table-cell table:formula="of:=IF(IF(LEFT(TRIM([$Translations.$B919]);LEN([.E$1]))=[.E$1];&quot;Yes&quot;;&quot;No&quot;)=IF(LEFT(TRIM([$Translations.$C919]);LEN([.E$1]))=[.E$1];&quot;Yes&quot;;&quot;No&quot;);&quot;&quot;;&quot;NO&quot;)">
            <text:p/>
          </table:table-cell>
          <table:table-cell table:formula="of:=IF(IF(LEFT(TRIM([$Translations.$B919]);LEN([.F$1]))=[.F$1];&quot;Yes&quot;;&quot;No&quot;)=IF(LEFT(TRIM([$Translations.$C919]);LEN([.F$1]))=[.F$1];&quot;Yes&quot;;&quot;No&quot;);&quot;&quot;;&quot;NO&quot;)">
            <text:p/>
          </table:table-cell>
          <table:table-cell table:formula="of:=IF(IF(LEFT(TRIM([$Translations.$B919]);LEN([.G$1]))=[.G$1];&quot;Yes&quot;;&quot;No&quot;)=IF(LEFT(TRIM([$Translations.$C919]);LEN([.G$1]))=[.G$1];&quot;Yes&quot;;&quot;No&quot;);&quot;&quot;;&quot;NO&quot;)">
            <text:p/>
          </table:table-cell>
        </table:table-row>
        <table:table-row table:style-name="ro8">
          <table:table-cell table:formula="of:=IF(IF(LEFT(TRIM([$Translations.$B920]);LEN([.A$1]))=[.A$1];&quot;Yes&quot;;&quot;No&quot;)=IF(LEFT(TRIM([$Translations.$C920]);LEN([.A$1]))=[.A$1];&quot;Yes&quot;;&quot;No&quot;);&quot;&quot;;&quot;NO&quot;)">
            <text:p/>
          </table:table-cell>
          <table:table-cell table:formula="of:=IF(IF(LEFT(TRIM([$Translations.$B920]);LEN([.B$1]))=[.B$1];&quot;Yes&quot;;&quot;No&quot;)=IF(LEFT(TRIM([$Translations.$C920]);LEN([.B$1]))=[.B$1];&quot;Yes&quot;;&quot;No&quot;);&quot;&quot;;&quot;NO&quot;)">
            <text:p/>
          </table:table-cell>
          <table:table-cell table:formula="of:=IF(IF(LEFT(TRIM([$Translations.$B920]);LEN([.C$1]))=[.C$1];&quot;Yes&quot;;&quot;No&quot;)=IF(LEFT(TRIM([$Translations.$C920]);LEN([.C$1]))=[.C$1];&quot;Yes&quot;;&quot;No&quot;);&quot;&quot;;&quot;NO&quot;)">
            <text:p/>
          </table:table-cell>
          <table:table-cell table:formula="of:=IF(IF(LEFT(TRIM([$Translations.$B920]);LEN([.D$1]))=[.D$1];&quot;Yes&quot;;&quot;No&quot;)=IF(LEFT(TRIM([$Translations.$C920]);LEN([.D$1]))=[.D$1];&quot;Yes&quot;;&quot;No&quot;);&quot;&quot;;&quot;NO&quot;)">
            <text:p/>
          </table:table-cell>
          <table:table-cell table:formula="of:=IF(IF(LEFT(TRIM([$Translations.$B920]);LEN([.E$1]))=[.E$1];&quot;Yes&quot;;&quot;No&quot;)=IF(LEFT(TRIM([$Translations.$C920]);LEN([.E$1]))=[.E$1];&quot;Yes&quot;;&quot;No&quot;);&quot;&quot;;&quot;NO&quot;)">
            <text:p/>
          </table:table-cell>
          <table:table-cell table:formula="of:=IF(IF(LEFT(TRIM([$Translations.$B920]);LEN([.F$1]))=[.F$1];&quot;Yes&quot;;&quot;No&quot;)=IF(LEFT(TRIM([$Translations.$C920]);LEN([.F$1]))=[.F$1];&quot;Yes&quot;;&quot;No&quot;);&quot;&quot;;&quot;NO&quot;)">
            <text:p/>
          </table:table-cell>
          <table:table-cell table:formula="of:=IF(IF(LEFT(TRIM([$Translations.$B920]);LEN([.G$1]))=[.G$1];&quot;Yes&quot;;&quot;No&quot;)=IF(LEFT(TRIM([$Translations.$C920]);LEN([.G$1]))=[.G$1];&quot;Yes&quot;;&quot;No&quot;);&quot;&quot;;&quot;NO&quot;)">
            <text:p/>
          </table:table-cell>
        </table:table-row>
        <table:table-row table:style-name="ro8">
          <table:table-cell table:formula="of:=IF(IF(LEFT(TRIM([$Translations.$B921]);LEN([.A$1]))=[.A$1];&quot;Yes&quot;;&quot;No&quot;)=IF(LEFT(TRIM([$Translations.$C921]);LEN([.A$1]))=[.A$1];&quot;Yes&quot;;&quot;No&quot;);&quot;&quot;;&quot;NO&quot;)">
            <text:p/>
          </table:table-cell>
          <table:table-cell table:formula="of:=IF(IF(LEFT(TRIM([$Translations.$B921]);LEN([.B$1]))=[.B$1];&quot;Yes&quot;;&quot;No&quot;)=IF(LEFT(TRIM([$Translations.$C921]);LEN([.B$1]))=[.B$1];&quot;Yes&quot;;&quot;No&quot;);&quot;&quot;;&quot;NO&quot;)">
            <text:p/>
          </table:table-cell>
          <table:table-cell table:formula="of:=IF(IF(LEFT(TRIM([$Translations.$B921]);LEN([.C$1]))=[.C$1];&quot;Yes&quot;;&quot;No&quot;)=IF(LEFT(TRIM([$Translations.$C921]);LEN([.C$1]))=[.C$1];&quot;Yes&quot;;&quot;No&quot;);&quot;&quot;;&quot;NO&quot;)">
            <text:p/>
          </table:table-cell>
          <table:table-cell table:formula="of:=IF(IF(LEFT(TRIM([$Translations.$B921]);LEN([.D$1]))=[.D$1];&quot;Yes&quot;;&quot;No&quot;)=IF(LEFT(TRIM([$Translations.$C921]);LEN([.D$1]))=[.D$1];&quot;Yes&quot;;&quot;No&quot;);&quot;&quot;;&quot;NO&quot;)">
            <text:p/>
          </table:table-cell>
          <table:table-cell table:formula="of:=IF(IF(LEFT(TRIM([$Translations.$B921]);LEN([.E$1]))=[.E$1];&quot;Yes&quot;;&quot;No&quot;)=IF(LEFT(TRIM([$Translations.$C921]);LEN([.E$1]))=[.E$1];&quot;Yes&quot;;&quot;No&quot;);&quot;&quot;;&quot;NO&quot;)">
            <text:p/>
          </table:table-cell>
          <table:table-cell table:formula="of:=IF(IF(LEFT(TRIM([$Translations.$B921]);LEN([.F$1]))=[.F$1];&quot;Yes&quot;;&quot;No&quot;)=IF(LEFT(TRIM([$Translations.$C921]);LEN([.F$1]))=[.F$1];&quot;Yes&quot;;&quot;No&quot;);&quot;&quot;;&quot;NO&quot;)">
            <text:p/>
          </table:table-cell>
          <table:table-cell table:formula="of:=IF(IF(LEFT(TRIM([$Translations.$B921]);LEN([.G$1]))=[.G$1];&quot;Yes&quot;;&quot;No&quot;)=IF(LEFT(TRIM([$Translations.$C921]);LEN([.G$1]))=[.G$1];&quot;Yes&quot;;&quot;No&quot;);&quot;&quot;;&quot;NO&quot;)">
            <text:p/>
          </table:table-cell>
        </table:table-row>
        <table:table-row table:style-name="ro8">
          <table:table-cell table:formula="of:=IF(IF(LEFT(TRIM([$Translations.$B922]);LEN([.A$1]))=[.A$1];&quot;Yes&quot;;&quot;No&quot;)=IF(LEFT(TRIM([$Translations.$C922]);LEN([.A$1]))=[.A$1];&quot;Yes&quot;;&quot;No&quot;);&quot;&quot;;&quot;NO&quot;)">
            <text:p/>
          </table:table-cell>
          <table:table-cell table:formula="of:=IF(IF(LEFT(TRIM([$Translations.$B922]);LEN([.B$1]))=[.B$1];&quot;Yes&quot;;&quot;No&quot;)=IF(LEFT(TRIM([$Translations.$C922]);LEN([.B$1]))=[.B$1];&quot;Yes&quot;;&quot;No&quot;);&quot;&quot;;&quot;NO&quot;)">
            <text:p/>
          </table:table-cell>
          <table:table-cell table:formula="of:=IF(IF(LEFT(TRIM([$Translations.$B922]);LEN([.C$1]))=[.C$1];&quot;Yes&quot;;&quot;No&quot;)=IF(LEFT(TRIM([$Translations.$C922]);LEN([.C$1]))=[.C$1];&quot;Yes&quot;;&quot;No&quot;);&quot;&quot;;&quot;NO&quot;)">
            <text:p/>
          </table:table-cell>
          <table:table-cell table:formula="of:=IF(IF(LEFT(TRIM([$Translations.$B922]);LEN([.D$1]))=[.D$1];&quot;Yes&quot;;&quot;No&quot;)=IF(LEFT(TRIM([$Translations.$C922]);LEN([.D$1]))=[.D$1];&quot;Yes&quot;;&quot;No&quot;);&quot;&quot;;&quot;NO&quot;)">
            <text:p/>
          </table:table-cell>
          <table:table-cell table:formula="of:=IF(IF(LEFT(TRIM([$Translations.$B922]);LEN([.E$1]))=[.E$1];&quot;Yes&quot;;&quot;No&quot;)=IF(LEFT(TRIM([$Translations.$C922]);LEN([.E$1]))=[.E$1];&quot;Yes&quot;;&quot;No&quot;);&quot;&quot;;&quot;NO&quot;)">
            <text:p/>
          </table:table-cell>
          <table:table-cell table:formula="of:=IF(IF(LEFT(TRIM([$Translations.$B922]);LEN([.F$1]))=[.F$1];&quot;Yes&quot;;&quot;No&quot;)=IF(LEFT(TRIM([$Translations.$C922]);LEN([.F$1]))=[.F$1];&quot;Yes&quot;;&quot;No&quot;);&quot;&quot;;&quot;NO&quot;)">
            <text:p/>
          </table:table-cell>
          <table:table-cell table:formula="of:=IF(IF(LEFT(TRIM([$Translations.$B922]);LEN([.G$1]))=[.G$1];&quot;Yes&quot;;&quot;No&quot;)=IF(LEFT(TRIM([$Translations.$C922]);LEN([.G$1]))=[.G$1];&quot;Yes&quot;;&quot;No&quot;);&quot;&quot;;&quot;NO&quot;)">
            <text:p/>
          </table:table-cell>
        </table:table-row>
        <table:table-row table:style-name="ro8">
          <table:table-cell table:formula="of:=IF(IF(LEFT(TRIM([$Translations.$B923]);LEN([.A$1]))=[.A$1];&quot;Yes&quot;;&quot;No&quot;)=IF(LEFT(TRIM([$Translations.$C923]);LEN([.A$1]))=[.A$1];&quot;Yes&quot;;&quot;No&quot;);&quot;&quot;;&quot;NO&quot;)">
            <text:p/>
          </table:table-cell>
          <table:table-cell table:formula="of:=IF(IF(LEFT(TRIM([$Translations.$B923]);LEN([.B$1]))=[.B$1];&quot;Yes&quot;;&quot;No&quot;)=IF(LEFT(TRIM([$Translations.$C923]);LEN([.B$1]))=[.B$1];&quot;Yes&quot;;&quot;No&quot;);&quot;&quot;;&quot;NO&quot;)">
            <text:p/>
          </table:table-cell>
          <table:table-cell table:formula="of:=IF(IF(LEFT(TRIM([$Translations.$B923]);LEN([.C$1]))=[.C$1];&quot;Yes&quot;;&quot;No&quot;)=IF(LEFT(TRIM([$Translations.$C923]);LEN([.C$1]))=[.C$1];&quot;Yes&quot;;&quot;No&quot;);&quot;&quot;;&quot;NO&quot;)">
            <text:p/>
          </table:table-cell>
          <table:table-cell table:formula="of:=IF(IF(LEFT(TRIM([$Translations.$B923]);LEN([.D$1]))=[.D$1];&quot;Yes&quot;;&quot;No&quot;)=IF(LEFT(TRIM([$Translations.$C923]);LEN([.D$1]))=[.D$1];&quot;Yes&quot;;&quot;No&quot;);&quot;&quot;;&quot;NO&quot;)">
            <text:p/>
          </table:table-cell>
          <table:table-cell table:formula="of:=IF(IF(LEFT(TRIM([$Translations.$B923]);LEN([.E$1]))=[.E$1];&quot;Yes&quot;;&quot;No&quot;)=IF(LEFT(TRIM([$Translations.$C923]);LEN([.E$1]))=[.E$1];&quot;Yes&quot;;&quot;No&quot;);&quot;&quot;;&quot;NO&quot;)">
            <text:p/>
          </table:table-cell>
          <table:table-cell table:formula="of:=IF(IF(LEFT(TRIM([$Translations.$B923]);LEN([.F$1]))=[.F$1];&quot;Yes&quot;;&quot;No&quot;)=IF(LEFT(TRIM([$Translations.$C923]);LEN([.F$1]))=[.F$1];&quot;Yes&quot;;&quot;No&quot;);&quot;&quot;;&quot;NO&quot;)">
            <text:p/>
          </table:table-cell>
          <table:table-cell table:formula="of:=IF(IF(LEFT(TRIM([$Translations.$B923]);LEN([.G$1]))=[.G$1];&quot;Yes&quot;;&quot;No&quot;)=IF(LEFT(TRIM([$Translations.$C923]);LEN([.G$1]))=[.G$1];&quot;Yes&quot;;&quot;No&quot;);&quot;&quot;;&quot;NO&quot;)">
            <text:p/>
          </table:table-cell>
        </table:table-row>
        <table:table-row table:style-name="ro8">
          <table:table-cell table:formula="of:=IF(IF(LEFT(TRIM([$Translations.$B924]);LEN([.A$1]))=[.A$1];&quot;Yes&quot;;&quot;No&quot;)=IF(LEFT(TRIM([$Translations.$C924]);LEN([.A$1]))=[.A$1];&quot;Yes&quot;;&quot;No&quot;);&quot;&quot;;&quot;NO&quot;)">
            <text:p/>
          </table:table-cell>
          <table:table-cell table:formula="of:=IF(IF(LEFT(TRIM([$Translations.$B924]);LEN([.B$1]))=[.B$1];&quot;Yes&quot;;&quot;No&quot;)=IF(LEFT(TRIM([$Translations.$C924]);LEN([.B$1]))=[.B$1];&quot;Yes&quot;;&quot;No&quot;);&quot;&quot;;&quot;NO&quot;)">
            <text:p/>
          </table:table-cell>
          <table:table-cell table:formula="of:=IF(IF(LEFT(TRIM([$Translations.$B924]);LEN([.C$1]))=[.C$1];&quot;Yes&quot;;&quot;No&quot;)=IF(LEFT(TRIM([$Translations.$C924]);LEN([.C$1]))=[.C$1];&quot;Yes&quot;;&quot;No&quot;);&quot;&quot;;&quot;NO&quot;)">
            <text:p/>
          </table:table-cell>
          <table:table-cell table:formula="of:=IF(IF(LEFT(TRIM([$Translations.$B924]);LEN([.D$1]))=[.D$1];&quot;Yes&quot;;&quot;No&quot;)=IF(LEFT(TRIM([$Translations.$C924]);LEN([.D$1]))=[.D$1];&quot;Yes&quot;;&quot;No&quot;);&quot;&quot;;&quot;NO&quot;)">
            <text:p/>
          </table:table-cell>
          <table:table-cell table:formula="of:=IF(IF(LEFT(TRIM([$Translations.$B924]);LEN([.E$1]))=[.E$1];&quot;Yes&quot;;&quot;No&quot;)=IF(LEFT(TRIM([$Translations.$C924]);LEN([.E$1]))=[.E$1];&quot;Yes&quot;;&quot;No&quot;);&quot;&quot;;&quot;NO&quot;)">
            <text:p/>
          </table:table-cell>
          <table:table-cell table:formula="of:=IF(IF(LEFT(TRIM([$Translations.$B924]);LEN([.F$1]))=[.F$1];&quot;Yes&quot;;&quot;No&quot;)=IF(LEFT(TRIM([$Translations.$C924]);LEN([.F$1]))=[.F$1];&quot;Yes&quot;;&quot;No&quot;);&quot;&quot;;&quot;NO&quot;)">
            <text:p/>
          </table:table-cell>
          <table:table-cell table:formula="of:=IF(IF(LEFT(TRIM([$Translations.$B924]);LEN([.G$1]))=[.G$1];&quot;Yes&quot;;&quot;No&quot;)=IF(LEFT(TRIM([$Translations.$C924]);LEN([.G$1]))=[.G$1];&quot;Yes&quot;;&quot;No&quot;);&quot;&quot;;&quot;NO&quot;)">
            <text:p/>
          </table:table-cell>
        </table:table-row>
        <table:table-row table:style-name="ro8">
          <table:table-cell table:formula="of:=IF(IF(LEFT(TRIM([$Translations.$B925]);LEN([.A$1]))=[.A$1];&quot;Yes&quot;;&quot;No&quot;)=IF(LEFT(TRIM([$Translations.$C925]);LEN([.A$1]))=[.A$1];&quot;Yes&quot;;&quot;No&quot;);&quot;&quot;;&quot;NO&quot;)">
            <text:p/>
          </table:table-cell>
          <table:table-cell table:formula="of:=IF(IF(LEFT(TRIM([$Translations.$B925]);LEN([.B$1]))=[.B$1];&quot;Yes&quot;;&quot;No&quot;)=IF(LEFT(TRIM([$Translations.$C925]);LEN([.B$1]))=[.B$1];&quot;Yes&quot;;&quot;No&quot;);&quot;&quot;;&quot;NO&quot;)">
            <text:p/>
          </table:table-cell>
          <table:table-cell table:formula="of:=IF(IF(LEFT(TRIM([$Translations.$B925]);LEN([.C$1]))=[.C$1];&quot;Yes&quot;;&quot;No&quot;)=IF(LEFT(TRIM([$Translations.$C925]);LEN([.C$1]))=[.C$1];&quot;Yes&quot;;&quot;No&quot;);&quot;&quot;;&quot;NO&quot;)">
            <text:p/>
          </table:table-cell>
          <table:table-cell table:formula="of:=IF(IF(LEFT(TRIM([$Translations.$B925]);LEN([.D$1]))=[.D$1];&quot;Yes&quot;;&quot;No&quot;)=IF(LEFT(TRIM([$Translations.$C925]);LEN([.D$1]))=[.D$1];&quot;Yes&quot;;&quot;No&quot;);&quot;&quot;;&quot;NO&quot;)">
            <text:p/>
          </table:table-cell>
          <table:table-cell table:formula="of:=IF(IF(LEFT(TRIM([$Translations.$B925]);LEN([.E$1]))=[.E$1];&quot;Yes&quot;;&quot;No&quot;)=IF(LEFT(TRIM([$Translations.$C925]);LEN([.E$1]))=[.E$1];&quot;Yes&quot;;&quot;No&quot;);&quot;&quot;;&quot;NO&quot;)">
            <text:p/>
          </table:table-cell>
          <table:table-cell table:formula="of:=IF(IF(LEFT(TRIM([$Translations.$B925]);LEN([.F$1]))=[.F$1];&quot;Yes&quot;;&quot;No&quot;)=IF(LEFT(TRIM([$Translations.$C925]);LEN([.F$1]))=[.F$1];&quot;Yes&quot;;&quot;No&quot;);&quot;&quot;;&quot;NO&quot;)">
            <text:p/>
          </table:table-cell>
          <table:table-cell table:formula="of:=IF(IF(LEFT(TRIM([$Translations.$B925]);LEN([.G$1]))=[.G$1];&quot;Yes&quot;;&quot;No&quot;)=IF(LEFT(TRIM([$Translations.$C925]);LEN([.G$1]))=[.G$1];&quot;Yes&quot;;&quot;No&quot;);&quot;&quot;;&quot;NO&quot;)">
            <text:p/>
          </table:table-cell>
        </table:table-row>
        <table:table-row table:style-name="ro8">
          <table:table-cell table:formula="of:=IF(IF(LEFT(TRIM([$Translations.$B926]);LEN([.A$1]))=[.A$1];&quot;Yes&quot;;&quot;No&quot;)=IF(LEFT(TRIM([$Translations.$C926]);LEN([.A$1]))=[.A$1];&quot;Yes&quot;;&quot;No&quot;);&quot;&quot;;&quot;NO&quot;)">
            <text:p/>
          </table:table-cell>
          <table:table-cell table:formula="of:=IF(IF(LEFT(TRIM([$Translations.$B926]);LEN([.B$1]))=[.B$1];&quot;Yes&quot;;&quot;No&quot;)=IF(LEFT(TRIM([$Translations.$C926]);LEN([.B$1]))=[.B$1];&quot;Yes&quot;;&quot;No&quot;);&quot;&quot;;&quot;NO&quot;)">
            <text:p/>
          </table:table-cell>
          <table:table-cell table:formula="of:=IF(IF(LEFT(TRIM([$Translations.$B926]);LEN([.C$1]))=[.C$1];&quot;Yes&quot;;&quot;No&quot;)=IF(LEFT(TRIM([$Translations.$C926]);LEN([.C$1]))=[.C$1];&quot;Yes&quot;;&quot;No&quot;);&quot;&quot;;&quot;NO&quot;)">
            <text:p/>
          </table:table-cell>
          <table:table-cell table:formula="of:=IF(IF(LEFT(TRIM([$Translations.$B926]);LEN([.D$1]))=[.D$1];&quot;Yes&quot;;&quot;No&quot;)=IF(LEFT(TRIM([$Translations.$C926]);LEN([.D$1]))=[.D$1];&quot;Yes&quot;;&quot;No&quot;);&quot;&quot;;&quot;NO&quot;)">
            <text:p/>
          </table:table-cell>
          <table:table-cell table:formula="of:=IF(IF(LEFT(TRIM([$Translations.$B926]);LEN([.E$1]))=[.E$1];&quot;Yes&quot;;&quot;No&quot;)=IF(LEFT(TRIM([$Translations.$C926]);LEN([.E$1]))=[.E$1];&quot;Yes&quot;;&quot;No&quot;);&quot;&quot;;&quot;NO&quot;)">
            <text:p/>
          </table:table-cell>
          <table:table-cell table:formula="of:=IF(IF(LEFT(TRIM([$Translations.$B926]);LEN([.F$1]))=[.F$1];&quot;Yes&quot;;&quot;No&quot;)=IF(LEFT(TRIM([$Translations.$C926]);LEN([.F$1]))=[.F$1];&quot;Yes&quot;;&quot;No&quot;);&quot;&quot;;&quot;NO&quot;)">
            <text:p/>
          </table:table-cell>
          <table:table-cell table:formula="of:=IF(IF(LEFT(TRIM([$Translations.$B926]);LEN([.G$1]))=[.G$1];&quot;Yes&quot;;&quot;No&quot;)=IF(LEFT(TRIM([$Translations.$C926]);LEN([.G$1]))=[.G$1];&quot;Yes&quot;;&quot;No&quot;);&quot;&quot;;&quot;NO&quot;)">
            <text:p/>
          </table:table-cell>
        </table:table-row>
        <table:table-row table:style-name="ro8">
          <table:table-cell table:formula="of:=IF(IF(LEFT(TRIM([$Translations.$B927]);LEN([.A$1]))=[.A$1];&quot;Yes&quot;;&quot;No&quot;)=IF(LEFT(TRIM([$Translations.$C927]);LEN([.A$1]))=[.A$1];&quot;Yes&quot;;&quot;No&quot;);&quot;&quot;;&quot;NO&quot;)">
            <text:p/>
          </table:table-cell>
          <table:table-cell table:formula="of:=IF(IF(LEFT(TRIM([$Translations.$B927]);LEN([.B$1]))=[.B$1];&quot;Yes&quot;;&quot;No&quot;)=IF(LEFT(TRIM([$Translations.$C927]);LEN([.B$1]))=[.B$1];&quot;Yes&quot;;&quot;No&quot;);&quot;&quot;;&quot;NO&quot;)">
            <text:p/>
          </table:table-cell>
          <table:table-cell table:formula="of:=IF(IF(LEFT(TRIM([$Translations.$B927]);LEN([.C$1]))=[.C$1];&quot;Yes&quot;;&quot;No&quot;)=IF(LEFT(TRIM([$Translations.$C927]);LEN([.C$1]))=[.C$1];&quot;Yes&quot;;&quot;No&quot;);&quot;&quot;;&quot;NO&quot;)">
            <text:p/>
          </table:table-cell>
          <table:table-cell table:formula="of:=IF(IF(LEFT(TRIM([$Translations.$B927]);LEN([.D$1]))=[.D$1];&quot;Yes&quot;;&quot;No&quot;)=IF(LEFT(TRIM([$Translations.$C927]);LEN([.D$1]))=[.D$1];&quot;Yes&quot;;&quot;No&quot;);&quot;&quot;;&quot;NO&quot;)">
            <text:p/>
          </table:table-cell>
          <table:table-cell table:formula="of:=IF(IF(LEFT(TRIM([$Translations.$B927]);LEN([.E$1]))=[.E$1];&quot;Yes&quot;;&quot;No&quot;)=IF(LEFT(TRIM([$Translations.$C927]);LEN([.E$1]))=[.E$1];&quot;Yes&quot;;&quot;No&quot;);&quot;&quot;;&quot;NO&quot;)">
            <text:p/>
          </table:table-cell>
          <table:table-cell table:formula="of:=IF(IF(LEFT(TRIM([$Translations.$B927]);LEN([.F$1]))=[.F$1];&quot;Yes&quot;;&quot;No&quot;)=IF(LEFT(TRIM([$Translations.$C927]);LEN([.F$1]))=[.F$1];&quot;Yes&quot;;&quot;No&quot;);&quot;&quot;;&quot;NO&quot;)">
            <text:p/>
          </table:table-cell>
          <table:table-cell table:formula="of:=IF(IF(LEFT(TRIM([$Translations.$B927]);LEN([.G$1]))=[.G$1];&quot;Yes&quot;;&quot;No&quot;)=IF(LEFT(TRIM([$Translations.$C927]);LEN([.G$1]))=[.G$1];&quot;Yes&quot;;&quot;No&quot;);&quot;&quot;;&quot;NO&quot;)">
            <text:p/>
          </table:table-cell>
        </table:table-row>
        <table:table-row table:style-name="ro8">
          <table:table-cell table:formula="of:=IF(IF(LEFT(TRIM([$Translations.$B928]);LEN([.A$1]))=[.A$1];&quot;Yes&quot;;&quot;No&quot;)=IF(LEFT(TRIM([$Translations.$C928]);LEN([.A$1]))=[.A$1];&quot;Yes&quot;;&quot;No&quot;);&quot;&quot;;&quot;NO&quot;)">
            <text:p/>
          </table:table-cell>
          <table:table-cell table:formula="of:=IF(IF(LEFT(TRIM([$Translations.$B928]);LEN([.B$1]))=[.B$1];&quot;Yes&quot;;&quot;No&quot;)=IF(LEFT(TRIM([$Translations.$C928]);LEN([.B$1]))=[.B$1];&quot;Yes&quot;;&quot;No&quot;);&quot;&quot;;&quot;NO&quot;)">
            <text:p/>
          </table:table-cell>
          <table:table-cell table:formula="of:=IF(IF(LEFT(TRIM([$Translations.$B928]);LEN([.C$1]))=[.C$1];&quot;Yes&quot;;&quot;No&quot;)=IF(LEFT(TRIM([$Translations.$C928]);LEN([.C$1]))=[.C$1];&quot;Yes&quot;;&quot;No&quot;);&quot;&quot;;&quot;NO&quot;)">
            <text:p/>
          </table:table-cell>
          <table:table-cell table:formula="of:=IF(IF(LEFT(TRIM([$Translations.$B928]);LEN([.D$1]))=[.D$1];&quot;Yes&quot;;&quot;No&quot;)=IF(LEFT(TRIM([$Translations.$C928]);LEN([.D$1]))=[.D$1];&quot;Yes&quot;;&quot;No&quot;);&quot;&quot;;&quot;NO&quot;)">
            <text:p/>
          </table:table-cell>
          <table:table-cell table:formula="of:=IF(IF(LEFT(TRIM([$Translations.$B928]);LEN([.E$1]))=[.E$1];&quot;Yes&quot;;&quot;No&quot;)=IF(LEFT(TRIM([$Translations.$C928]);LEN([.E$1]))=[.E$1];&quot;Yes&quot;;&quot;No&quot;);&quot;&quot;;&quot;NO&quot;)">
            <text:p/>
          </table:table-cell>
          <table:table-cell table:formula="of:=IF(IF(LEFT(TRIM([$Translations.$B928]);LEN([.F$1]))=[.F$1];&quot;Yes&quot;;&quot;No&quot;)=IF(LEFT(TRIM([$Translations.$C928]);LEN([.F$1]))=[.F$1];&quot;Yes&quot;;&quot;No&quot;);&quot;&quot;;&quot;NO&quot;)">
            <text:p/>
          </table:table-cell>
          <table:table-cell table:formula="of:=IF(IF(LEFT(TRIM([$Translations.$B928]);LEN([.G$1]))=[.G$1];&quot;Yes&quot;;&quot;No&quot;)=IF(LEFT(TRIM([$Translations.$C928]);LEN([.G$1]))=[.G$1];&quot;Yes&quot;;&quot;No&quot;);&quot;&quot;;&quot;NO&quot;)">
            <text:p/>
          </table:table-cell>
        </table:table-row>
        <table:table-row table:style-name="ro8">
          <table:table-cell table:formula="of:=IF(IF(LEFT(TRIM([$Translations.$B929]);LEN([.A$1]))=[.A$1];&quot;Yes&quot;;&quot;No&quot;)=IF(LEFT(TRIM([$Translations.$C929]);LEN([.A$1]))=[.A$1];&quot;Yes&quot;;&quot;No&quot;);&quot;&quot;;&quot;NO&quot;)">
            <text:p/>
          </table:table-cell>
          <table:table-cell table:formula="of:=IF(IF(LEFT(TRIM([$Translations.$B929]);LEN([.B$1]))=[.B$1];&quot;Yes&quot;;&quot;No&quot;)=IF(LEFT(TRIM([$Translations.$C929]);LEN([.B$1]))=[.B$1];&quot;Yes&quot;;&quot;No&quot;);&quot;&quot;;&quot;NO&quot;)">
            <text:p/>
          </table:table-cell>
          <table:table-cell table:formula="of:=IF(IF(LEFT(TRIM([$Translations.$B929]);LEN([.C$1]))=[.C$1];&quot;Yes&quot;;&quot;No&quot;)=IF(LEFT(TRIM([$Translations.$C929]);LEN([.C$1]))=[.C$1];&quot;Yes&quot;;&quot;No&quot;);&quot;&quot;;&quot;NO&quot;)">
            <text:p/>
          </table:table-cell>
          <table:table-cell table:formula="of:=IF(IF(LEFT(TRIM([$Translations.$B929]);LEN([.D$1]))=[.D$1];&quot;Yes&quot;;&quot;No&quot;)=IF(LEFT(TRIM([$Translations.$C929]);LEN([.D$1]))=[.D$1];&quot;Yes&quot;;&quot;No&quot;);&quot;&quot;;&quot;NO&quot;)">
            <text:p/>
          </table:table-cell>
          <table:table-cell table:formula="of:=IF(IF(LEFT(TRIM([$Translations.$B929]);LEN([.E$1]))=[.E$1];&quot;Yes&quot;;&quot;No&quot;)=IF(LEFT(TRIM([$Translations.$C929]);LEN([.E$1]))=[.E$1];&quot;Yes&quot;;&quot;No&quot;);&quot;&quot;;&quot;NO&quot;)">
            <text:p/>
          </table:table-cell>
          <table:table-cell table:formula="of:=IF(IF(LEFT(TRIM([$Translations.$B929]);LEN([.F$1]))=[.F$1];&quot;Yes&quot;;&quot;No&quot;)=IF(LEFT(TRIM([$Translations.$C929]);LEN([.F$1]))=[.F$1];&quot;Yes&quot;;&quot;No&quot;);&quot;&quot;;&quot;NO&quot;)">
            <text:p/>
          </table:table-cell>
          <table:table-cell table:formula="of:=IF(IF(LEFT(TRIM([$Translations.$B929]);LEN([.G$1]))=[.G$1];&quot;Yes&quot;;&quot;No&quot;)=IF(LEFT(TRIM([$Translations.$C929]);LEN([.G$1]))=[.G$1];&quot;Yes&quot;;&quot;No&quot;);&quot;&quot;;&quot;NO&quot;)">
            <text:p/>
          </table:table-cell>
        </table:table-row>
        <table:table-row table:style-name="ro8">
          <table:table-cell table:formula="of:=IF(IF(LEFT(TRIM([$Translations.$B930]);LEN([.A$1]))=[.A$1];&quot;Yes&quot;;&quot;No&quot;)=IF(LEFT(TRIM([$Translations.$C930]);LEN([.A$1]))=[.A$1];&quot;Yes&quot;;&quot;No&quot;);&quot;&quot;;&quot;NO&quot;)">
            <text:p/>
          </table:table-cell>
          <table:table-cell table:formula="of:=IF(IF(LEFT(TRIM([$Translations.$B930]);LEN([.B$1]))=[.B$1];&quot;Yes&quot;;&quot;No&quot;)=IF(LEFT(TRIM([$Translations.$C930]);LEN([.B$1]))=[.B$1];&quot;Yes&quot;;&quot;No&quot;);&quot;&quot;;&quot;NO&quot;)">
            <text:p/>
          </table:table-cell>
          <table:table-cell table:formula="of:=IF(IF(LEFT(TRIM([$Translations.$B930]);LEN([.C$1]))=[.C$1];&quot;Yes&quot;;&quot;No&quot;)=IF(LEFT(TRIM([$Translations.$C930]);LEN([.C$1]))=[.C$1];&quot;Yes&quot;;&quot;No&quot;);&quot;&quot;;&quot;NO&quot;)">
            <text:p/>
          </table:table-cell>
          <table:table-cell table:formula="of:=IF(IF(LEFT(TRIM([$Translations.$B930]);LEN([.D$1]))=[.D$1];&quot;Yes&quot;;&quot;No&quot;)=IF(LEFT(TRIM([$Translations.$C930]);LEN([.D$1]))=[.D$1];&quot;Yes&quot;;&quot;No&quot;);&quot;&quot;;&quot;NO&quot;)">
            <text:p/>
          </table:table-cell>
          <table:table-cell table:formula="of:=IF(IF(LEFT(TRIM([$Translations.$B930]);LEN([.E$1]))=[.E$1];&quot;Yes&quot;;&quot;No&quot;)=IF(LEFT(TRIM([$Translations.$C930]);LEN([.E$1]))=[.E$1];&quot;Yes&quot;;&quot;No&quot;);&quot;&quot;;&quot;NO&quot;)">
            <text:p/>
          </table:table-cell>
          <table:table-cell table:formula="of:=IF(IF(LEFT(TRIM([$Translations.$B930]);LEN([.F$1]))=[.F$1];&quot;Yes&quot;;&quot;No&quot;)=IF(LEFT(TRIM([$Translations.$C930]);LEN([.F$1]))=[.F$1];&quot;Yes&quot;;&quot;No&quot;);&quot;&quot;;&quot;NO&quot;)">
            <text:p/>
          </table:table-cell>
          <table:table-cell table:formula="of:=IF(IF(LEFT(TRIM([$Translations.$B930]);LEN([.G$1]))=[.G$1];&quot;Yes&quot;;&quot;No&quot;)=IF(LEFT(TRIM([$Translations.$C930]);LEN([.G$1]))=[.G$1];&quot;Yes&quot;;&quot;No&quot;);&quot;&quot;;&quot;NO&quot;)">
            <text:p/>
          </table:table-cell>
        </table:table-row>
        <table:table-row table:style-name="ro8">
          <table:table-cell table:formula="of:=IF(IF(LEFT(TRIM([$Translations.$B931]);LEN([.A$1]))=[.A$1];&quot;Yes&quot;;&quot;No&quot;)=IF(LEFT(TRIM([$Translations.$C931]);LEN([.A$1]))=[.A$1];&quot;Yes&quot;;&quot;No&quot;);&quot;&quot;;&quot;NO&quot;)">
            <text:p/>
          </table:table-cell>
          <table:table-cell table:formula="of:=IF(IF(LEFT(TRIM([$Translations.$B931]);LEN([.B$1]))=[.B$1];&quot;Yes&quot;;&quot;No&quot;)=IF(LEFT(TRIM([$Translations.$C931]);LEN([.B$1]))=[.B$1];&quot;Yes&quot;;&quot;No&quot;);&quot;&quot;;&quot;NO&quot;)">
            <text:p/>
          </table:table-cell>
          <table:table-cell table:formula="of:=IF(IF(LEFT(TRIM([$Translations.$B931]);LEN([.C$1]))=[.C$1];&quot;Yes&quot;;&quot;No&quot;)=IF(LEFT(TRIM([$Translations.$C931]);LEN([.C$1]))=[.C$1];&quot;Yes&quot;;&quot;No&quot;);&quot;&quot;;&quot;NO&quot;)">
            <text:p/>
          </table:table-cell>
          <table:table-cell table:formula="of:=IF(IF(LEFT(TRIM([$Translations.$B931]);LEN([.D$1]))=[.D$1];&quot;Yes&quot;;&quot;No&quot;)=IF(LEFT(TRIM([$Translations.$C931]);LEN([.D$1]))=[.D$1];&quot;Yes&quot;;&quot;No&quot;);&quot;&quot;;&quot;NO&quot;)">
            <text:p/>
          </table:table-cell>
          <table:table-cell table:formula="of:=IF(IF(LEFT(TRIM([$Translations.$B931]);LEN([.E$1]))=[.E$1];&quot;Yes&quot;;&quot;No&quot;)=IF(LEFT(TRIM([$Translations.$C931]);LEN([.E$1]))=[.E$1];&quot;Yes&quot;;&quot;No&quot;);&quot;&quot;;&quot;NO&quot;)">
            <text:p/>
          </table:table-cell>
          <table:table-cell table:formula="of:=IF(IF(LEFT(TRIM([$Translations.$B931]);LEN([.F$1]))=[.F$1];&quot;Yes&quot;;&quot;No&quot;)=IF(LEFT(TRIM([$Translations.$C931]);LEN([.F$1]))=[.F$1];&quot;Yes&quot;;&quot;No&quot;);&quot;&quot;;&quot;NO&quot;)">
            <text:p/>
          </table:table-cell>
          <table:table-cell table:formula="of:=IF(IF(LEFT(TRIM([$Translations.$B931]);LEN([.G$1]))=[.G$1];&quot;Yes&quot;;&quot;No&quot;)=IF(LEFT(TRIM([$Translations.$C931]);LEN([.G$1]))=[.G$1];&quot;Yes&quot;;&quot;No&quot;);&quot;&quot;;&quot;NO&quot;)">
            <text:p/>
          </table:table-cell>
        </table:table-row>
        <table:table-row table:style-name="ro8">
          <table:table-cell table:formula="of:=IF(IF(LEFT(TRIM([$Translations.$B932]);LEN([.A$1]))=[.A$1];&quot;Yes&quot;;&quot;No&quot;)=IF(LEFT(TRIM([$Translations.$C932]);LEN([.A$1]))=[.A$1];&quot;Yes&quot;;&quot;No&quot;);&quot;&quot;;&quot;NO&quot;)">
            <text:p/>
          </table:table-cell>
          <table:table-cell table:formula="of:=IF(IF(LEFT(TRIM([$Translations.$B932]);LEN([.B$1]))=[.B$1];&quot;Yes&quot;;&quot;No&quot;)=IF(LEFT(TRIM([$Translations.$C932]);LEN([.B$1]))=[.B$1];&quot;Yes&quot;;&quot;No&quot;);&quot;&quot;;&quot;NO&quot;)">
            <text:p/>
          </table:table-cell>
          <table:table-cell table:formula="of:=IF(IF(LEFT(TRIM([$Translations.$B932]);LEN([.C$1]))=[.C$1];&quot;Yes&quot;;&quot;No&quot;)=IF(LEFT(TRIM([$Translations.$C932]);LEN([.C$1]))=[.C$1];&quot;Yes&quot;;&quot;No&quot;);&quot;&quot;;&quot;NO&quot;)">
            <text:p/>
          </table:table-cell>
          <table:table-cell table:formula="of:=IF(IF(LEFT(TRIM([$Translations.$B932]);LEN([.D$1]))=[.D$1];&quot;Yes&quot;;&quot;No&quot;)=IF(LEFT(TRIM([$Translations.$C932]);LEN([.D$1]))=[.D$1];&quot;Yes&quot;;&quot;No&quot;);&quot;&quot;;&quot;NO&quot;)">
            <text:p/>
          </table:table-cell>
          <table:table-cell table:formula="of:=IF(IF(LEFT(TRIM([$Translations.$B932]);LEN([.E$1]))=[.E$1];&quot;Yes&quot;;&quot;No&quot;)=IF(LEFT(TRIM([$Translations.$C932]);LEN([.E$1]))=[.E$1];&quot;Yes&quot;;&quot;No&quot;);&quot;&quot;;&quot;NO&quot;)">
            <text:p/>
          </table:table-cell>
          <table:table-cell table:formula="of:=IF(IF(LEFT(TRIM([$Translations.$B932]);LEN([.F$1]))=[.F$1];&quot;Yes&quot;;&quot;No&quot;)=IF(LEFT(TRIM([$Translations.$C932]);LEN([.F$1]))=[.F$1];&quot;Yes&quot;;&quot;No&quot;);&quot;&quot;;&quot;NO&quot;)">
            <text:p/>
          </table:table-cell>
          <table:table-cell table:formula="of:=IF(IF(LEFT(TRIM([$Translations.$B932]);LEN([.G$1]))=[.G$1];&quot;Yes&quot;;&quot;No&quot;)=IF(LEFT(TRIM([$Translations.$C932]);LEN([.G$1]))=[.G$1];&quot;Yes&quot;;&quot;No&quot;);&quot;&quot;;&quot;NO&quot;)">
            <text:p/>
          </table:table-cell>
        </table:table-row>
        <table:table-row table:style-name="ro8">
          <table:table-cell table:formula="of:=IF(IF(LEFT(TRIM([$Translations.$B933]);LEN([.A$1]))=[.A$1];&quot;Yes&quot;;&quot;No&quot;)=IF(LEFT(TRIM([$Translations.$C933]);LEN([.A$1]))=[.A$1];&quot;Yes&quot;;&quot;No&quot;);&quot;&quot;;&quot;NO&quot;)">
            <text:p/>
          </table:table-cell>
          <table:table-cell table:formula="of:=IF(IF(LEFT(TRIM([$Translations.$B933]);LEN([.B$1]))=[.B$1];&quot;Yes&quot;;&quot;No&quot;)=IF(LEFT(TRIM([$Translations.$C933]);LEN([.B$1]))=[.B$1];&quot;Yes&quot;;&quot;No&quot;);&quot;&quot;;&quot;NO&quot;)">
            <text:p/>
          </table:table-cell>
          <table:table-cell table:formula="of:=IF(IF(LEFT(TRIM([$Translations.$B933]);LEN([.C$1]))=[.C$1];&quot;Yes&quot;;&quot;No&quot;)=IF(LEFT(TRIM([$Translations.$C933]);LEN([.C$1]))=[.C$1];&quot;Yes&quot;;&quot;No&quot;);&quot;&quot;;&quot;NO&quot;)">
            <text:p/>
          </table:table-cell>
          <table:table-cell table:formula="of:=IF(IF(LEFT(TRIM([$Translations.$B933]);LEN([.D$1]))=[.D$1];&quot;Yes&quot;;&quot;No&quot;)=IF(LEFT(TRIM([$Translations.$C933]);LEN([.D$1]))=[.D$1];&quot;Yes&quot;;&quot;No&quot;);&quot;&quot;;&quot;NO&quot;)">
            <text:p/>
          </table:table-cell>
          <table:table-cell table:formula="of:=IF(IF(LEFT(TRIM([$Translations.$B933]);LEN([.E$1]))=[.E$1];&quot;Yes&quot;;&quot;No&quot;)=IF(LEFT(TRIM([$Translations.$C933]);LEN([.E$1]))=[.E$1];&quot;Yes&quot;;&quot;No&quot;);&quot;&quot;;&quot;NO&quot;)">
            <text:p/>
          </table:table-cell>
          <table:table-cell table:formula="of:=IF(IF(LEFT(TRIM([$Translations.$B933]);LEN([.F$1]))=[.F$1];&quot;Yes&quot;;&quot;No&quot;)=IF(LEFT(TRIM([$Translations.$C933]);LEN([.F$1]))=[.F$1];&quot;Yes&quot;;&quot;No&quot;);&quot;&quot;;&quot;NO&quot;)">
            <text:p/>
          </table:table-cell>
          <table:table-cell table:formula="of:=IF(IF(LEFT(TRIM([$Translations.$B933]);LEN([.G$1]))=[.G$1];&quot;Yes&quot;;&quot;No&quot;)=IF(LEFT(TRIM([$Translations.$C933]);LEN([.G$1]))=[.G$1];&quot;Yes&quot;;&quot;No&quot;);&quot;&quot;;&quot;NO&quot;)">
            <text:p/>
          </table:table-cell>
        </table:table-row>
        <table:table-row table:style-name="ro8">
          <table:table-cell table:formula="of:=IF(IF(LEFT(TRIM([$Translations.$B934]);LEN([.A$1]))=[.A$1];&quot;Yes&quot;;&quot;No&quot;)=IF(LEFT(TRIM([$Translations.$C934]);LEN([.A$1]))=[.A$1];&quot;Yes&quot;;&quot;No&quot;);&quot;&quot;;&quot;NO&quot;)">
            <text:p/>
          </table:table-cell>
          <table:table-cell table:formula="of:=IF(IF(LEFT(TRIM([$Translations.$B934]);LEN([.B$1]))=[.B$1];&quot;Yes&quot;;&quot;No&quot;)=IF(LEFT(TRIM([$Translations.$C934]);LEN([.B$1]))=[.B$1];&quot;Yes&quot;;&quot;No&quot;);&quot;&quot;;&quot;NO&quot;)">
            <text:p/>
          </table:table-cell>
          <table:table-cell table:formula="of:=IF(IF(LEFT(TRIM([$Translations.$B934]);LEN([.C$1]))=[.C$1];&quot;Yes&quot;;&quot;No&quot;)=IF(LEFT(TRIM([$Translations.$C934]);LEN([.C$1]))=[.C$1];&quot;Yes&quot;;&quot;No&quot;);&quot;&quot;;&quot;NO&quot;)">
            <text:p/>
          </table:table-cell>
          <table:table-cell table:formula="of:=IF(IF(LEFT(TRIM([$Translations.$B934]);LEN([.D$1]))=[.D$1];&quot;Yes&quot;;&quot;No&quot;)=IF(LEFT(TRIM([$Translations.$C934]);LEN([.D$1]))=[.D$1];&quot;Yes&quot;;&quot;No&quot;);&quot;&quot;;&quot;NO&quot;)">
            <text:p/>
          </table:table-cell>
          <table:table-cell table:formula="of:=IF(IF(LEFT(TRIM([$Translations.$B934]);LEN([.E$1]))=[.E$1];&quot;Yes&quot;;&quot;No&quot;)=IF(LEFT(TRIM([$Translations.$C934]);LEN([.E$1]))=[.E$1];&quot;Yes&quot;;&quot;No&quot;);&quot;&quot;;&quot;NO&quot;)">
            <text:p/>
          </table:table-cell>
          <table:table-cell table:formula="of:=IF(IF(LEFT(TRIM([$Translations.$B934]);LEN([.F$1]))=[.F$1];&quot;Yes&quot;;&quot;No&quot;)=IF(LEFT(TRIM([$Translations.$C934]);LEN([.F$1]))=[.F$1];&quot;Yes&quot;;&quot;No&quot;);&quot;&quot;;&quot;NO&quot;)">
            <text:p/>
          </table:table-cell>
          <table:table-cell table:formula="of:=IF(IF(LEFT(TRIM([$Translations.$B934]);LEN([.G$1]))=[.G$1];&quot;Yes&quot;;&quot;No&quot;)=IF(LEFT(TRIM([$Translations.$C934]);LEN([.G$1]))=[.G$1];&quot;Yes&quot;;&quot;No&quot;);&quot;&quot;;&quot;NO&quot;)">
            <text:p/>
          </table:table-cell>
        </table:table-row>
        <table:table-row table:style-name="ro8">
          <table:table-cell table:formula="of:=IF(IF(LEFT(TRIM([$Translations.$B935]);LEN([.A$1]))=[.A$1];&quot;Yes&quot;;&quot;No&quot;)=IF(LEFT(TRIM([$Translations.$C935]);LEN([.A$1]))=[.A$1];&quot;Yes&quot;;&quot;No&quot;);&quot;&quot;;&quot;NO&quot;)">
            <text:p/>
          </table:table-cell>
          <table:table-cell table:formula="of:=IF(IF(LEFT(TRIM([$Translations.$B935]);LEN([.B$1]))=[.B$1];&quot;Yes&quot;;&quot;No&quot;)=IF(LEFT(TRIM([$Translations.$C935]);LEN([.B$1]))=[.B$1];&quot;Yes&quot;;&quot;No&quot;);&quot;&quot;;&quot;NO&quot;)">
            <text:p/>
          </table:table-cell>
          <table:table-cell table:formula="of:=IF(IF(LEFT(TRIM([$Translations.$B935]);LEN([.C$1]))=[.C$1];&quot;Yes&quot;;&quot;No&quot;)=IF(LEFT(TRIM([$Translations.$C935]);LEN([.C$1]))=[.C$1];&quot;Yes&quot;;&quot;No&quot;);&quot;&quot;;&quot;NO&quot;)">
            <text:p/>
          </table:table-cell>
          <table:table-cell table:formula="of:=IF(IF(LEFT(TRIM([$Translations.$B935]);LEN([.D$1]))=[.D$1];&quot;Yes&quot;;&quot;No&quot;)=IF(LEFT(TRIM([$Translations.$C935]);LEN([.D$1]))=[.D$1];&quot;Yes&quot;;&quot;No&quot;);&quot;&quot;;&quot;NO&quot;)">
            <text:p/>
          </table:table-cell>
          <table:table-cell table:formula="of:=IF(IF(LEFT(TRIM([$Translations.$B935]);LEN([.E$1]))=[.E$1];&quot;Yes&quot;;&quot;No&quot;)=IF(LEFT(TRIM([$Translations.$C935]);LEN([.E$1]))=[.E$1];&quot;Yes&quot;;&quot;No&quot;);&quot;&quot;;&quot;NO&quot;)">
            <text:p/>
          </table:table-cell>
          <table:table-cell table:formula="of:=IF(IF(LEFT(TRIM([$Translations.$B935]);LEN([.F$1]))=[.F$1];&quot;Yes&quot;;&quot;No&quot;)=IF(LEFT(TRIM([$Translations.$C935]);LEN([.F$1]))=[.F$1];&quot;Yes&quot;;&quot;No&quot;);&quot;&quot;;&quot;NO&quot;)">
            <text:p/>
          </table:table-cell>
          <table:table-cell table:formula="of:=IF(IF(LEFT(TRIM([$Translations.$B935]);LEN([.G$1]))=[.G$1];&quot;Yes&quot;;&quot;No&quot;)=IF(LEFT(TRIM([$Translations.$C935]);LEN([.G$1]))=[.G$1];&quot;Yes&quot;;&quot;No&quot;);&quot;&quot;;&quot;NO&quot;)">
            <text:p/>
          </table:table-cell>
        </table:table-row>
        <table:table-row table:style-name="ro8">
          <table:table-cell table:formula="of:=IF(IF(LEFT(TRIM([$Translations.$B936]);LEN([.A$1]))=[.A$1];&quot;Yes&quot;;&quot;No&quot;)=IF(LEFT(TRIM([$Translations.$C936]);LEN([.A$1]))=[.A$1];&quot;Yes&quot;;&quot;No&quot;);&quot;&quot;;&quot;NO&quot;)">
            <text:p/>
          </table:table-cell>
          <table:table-cell table:formula="of:=IF(IF(LEFT(TRIM([$Translations.$B936]);LEN([.B$1]))=[.B$1];&quot;Yes&quot;;&quot;No&quot;)=IF(LEFT(TRIM([$Translations.$C936]);LEN([.B$1]))=[.B$1];&quot;Yes&quot;;&quot;No&quot;);&quot;&quot;;&quot;NO&quot;)">
            <text:p/>
          </table:table-cell>
          <table:table-cell table:formula="of:=IF(IF(LEFT(TRIM([$Translations.$B936]);LEN([.C$1]))=[.C$1];&quot;Yes&quot;;&quot;No&quot;)=IF(LEFT(TRIM([$Translations.$C936]);LEN([.C$1]))=[.C$1];&quot;Yes&quot;;&quot;No&quot;);&quot;&quot;;&quot;NO&quot;)">
            <text:p/>
          </table:table-cell>
          <table:table-cell table:formula="of:=IF(IF(LEFT(TRIM([$Translations.$B936]);LEN([.D$1]))=[.D$1];&quot;Yes&quot;;&quot;No&quot;)=IF(LEFT(TRIM([$Translations.$C936]);LEN([.D$1]))=[.D$1];&quot;Yes&quot;;&quot;No&quot;);&quot;&quot;;&quot;NO&quot;)">
            <text:p/>
          </table:table-cell>
          <table:table-cell table:formula="of:=IF(IF(LEFT(TRIM([$Translations.$B936]);LEN([.E$1]))=[.E$1];&quot;Yes&quot;;&quot;No&quot;)=IF(LEFT(TRIM([$Translations.$C936]);LEN([.E$1]))=[.E$1];&quot;Yes&quot;;&quot;No&quot;);&quot;&quot;;&quot;NO&quot;)">
            <text:p/>
          </table:table-cell>
          <table:table-cell table:formula="of:=IF(IF(LEFT(TRIM([$Translations.$B936]);LEN([.F$1]))=[.F$1];&quot;Yes&quot;;&quot;No&quot;)=IF(LEFT(TRIM([$Translations.$C936]);LEN([.F$1]))=[.F$1];&quot;Yes&quot;;&quot;No&quot;);&quot;&quot;;&quot;NO&quot;)">
            <text:p/>
          </table:table-cell>
          <table:table-cell table:formula="of:=IF(IF(LEFT(TRIM([$Translations.$B936]);LEN([.G$1]))=[.G$1];&quot;Yes&quot;;&quot;No&quot;)=IF(LEFT(TRIM([$Translations.$C936]);LEN([.G$1]))=[.G$1];&quot;Yes&quot;;&quot;No&quot;);&quot;&quot;;&quot;NO&quot;)">
            <text:p/>
          </table:table-cell>
        </table:table-row>
        <table:table-row table:style-name="ro8">
          <table:table-cell table:formula="of:=IF(IF(LEFT(TRIM([$Translations.$B937]);LEN([.A$1]))=[.A$1];&quot;Yes&quot;;&quot;No&quot;)=IF(LEFT(TRIM([$Translations.$C937]);LEN([.A$1]))=[.A$1];&quot;Yes&quot;;&quot;No&quot;);&quot;&quot;;&quot;NO&quot;)">
            <text:p/>
          </table:table-cell>
          <table:table-cell table:formula="of:=IF(IF(LEFT(TRIM([$Translations.$B937]);LEN([.B$1]))=[.B$1];&quot;Yes&quot;;&quot;No&quot;)=IF(LEFT(TRIM([$Translations.$C937]);LEN([.B$1]))=[.B$1];&quot;Yes&quot;;&quot;No&quot;);&quot;&quot;;&quot;NO&quot;)">
            <text:p/>
          </table:table-cell>
          <table:table-cell table:formula="of:=IF(IF(LEFT(TRIM([$Translations.$B937]);LEN([.C$1]))=[.C$1];&quot;Yes&quot;;&quot;No&quot;)=IF(LEFT(TRIM([$Translations.$C937]);LEN([.C$1]))=[.C$1];&quot;Yes&quot;;&quot;No&quot;);&quot;&quot;;&quot;NO&quot;)">
            <text:p/>
          </table:table-cell>
          <table:table-cell table:formula="of:=IF(IF(LEFT(TRIM([$Translations.$B937]);LEN([.D$1]))=[.D$1];&quot;Yes&quot;;&quot;No&quot;)=IF(LEFT(TRIM([$Translations.$C937]);LEN([.D$1]))=[.D$1];&quot;Yes&quot;;&quot;No&quot;);&quot;&quot;;&quot;NO&quot;)">
            <text:p/>
          </table:table-cell>
          <table:table-cell table:formula="of:=IF(IF(LEFT(TRIM([$Translations.$B937]);LEN([.E$1]))=[.E$1];&quot;Yes&quot;;&quot;No&quot;)=IF(LEFT(TRIM([$Translations.$C937]);LEN([.E$1]))=[.E$1];&quot;Yes&quot;;&quot;No&quot;);&quot;&quot;;&quot;NO&quot;)">
            <text:p/>
          </table:table-cell>
          <table:table-cell table:formula="of:=IF(IF(LEFT(TRIM([$Translations.$B937]);LEN([.F$1]))=[.F$1];&quot;Yes&quot;;&quot;No&quot;)=IF(LEFT(TRIM([$Translations.$C937]);LEN([.F$1]))=[.F$1];&quot;Yes&quot;;&quot;No&quot;);&quot;&quot;;&quot;NO&quot;)">
            <text:p/>
          </table:table-cell>
          <table:table-cell table:formula="of:=IF(IF(LEFT(TRIM([$Translations.$B937]);LEN([.G$1]))=[.G$1];&quot;Yes&quot;;&quot;No&quot;)=IF(LEFT(TRIM([$Translations.$C937]);LEN([.G$1]))=[.G$1];&quot;Yes&quot;;&quot;No&quot;);&quot;&quot;;&quot;NO&quot;)">
            <text:p/>
          </table:table-cell>
        </table:table-row>
        <table:table-row table:style-name="ro8">
          <table:table-cell table:formula="of:=IF(IF(LEFT(TRIM([$Translations.$B938]);LEN([.A$1]))=[.A$1];&quot;Yes&quot;;&quot;No&quot;)=IF(LEFT(TRIM([$Translations.$C938]);LEN([.A$1]))=[.A$1];&quot;Yes&quot;;&quot;No&quot;);&quot;&quot;;&quot;NO&quot;)">
            <text:p/>
          </table:table-cell>
          <table:table-cell table:formula="of:=IF(IF(LEFT(TRIM([$Translations.$B938]);LEN([.B$1]))=[.B$1];&quot;Yes&quot;;&quot;No&quot;)=IF(LEFT(TRIM([$Translations.$C938]);LEN([.B$1]))=[.B$1];&quot;Yes&quot;;&quot;No&quot;);&quot;&quot;;&quot;NO&quot;)">
            <text:p/>
          </table:table-cell>
          <table:table-cell table:formula="of:=IF(IF(LEFT(TRIM([$Translations.$B938]);LEN([.C$1]))=[.C$1];&quot;Yes&quot;;&quot;No&quot;)=IF(LEFT(TRIM([$Translations.$C938]);LEN([.C$1]))=[.C$1];&quot;Yes&quot;;&quot;No&quot;);&quot;&quot;;&quot;NO&quot;)">
            <text:p/>
          </table:table-cell>
          <table:table-cell table:formula="of:=IF(IF(LEFT(TRIM([$Translations.$B938]);LEN([.D$1]))=[.D$1];&quot;Yes&quot;;&quot;No&quot;)=IF(LEFT(TRIM([$Translations.$C938]);LEN([.D$1]))=[.D$1];&quot;Yes&quot;;&quot;No&quot;);&quot;&quot;;&quot;NO&quot;)">
            <text:p/>
          </table:table-cell>
          <table:table-cell table:formula="of:=IF(IF(LEFT(TRIM([$Translations.$B938]);LEN([.E$1]))=[.E$1];&quot;Yes&quot;;&quot;No&quot;)=IF(LEFT(TRIM([$Translations.$C938]);LEN([.E$1]))=[.E$1];&quot;Yes&quot;;&quot;No&quot;);&quot;&quot;;&quot;NO&quot;)">
            <text:p/>
          </table:table-cell>
          <table:table-cell table:formula="of:=IF(IF(LEFT(TRIM([$Translations.$B938]);LEN([.F$1]))=[.F$1];&quot;Yes&quot;;&quot;No&quot;)=IF(LEFT(TRIM([$Translations.$C938]);LEN([.F$1]))=[.F$1];&quot;Yes&quot;;&quot;No&quot;);&quot;&quot;;&quot;NO&quot;)">
            <text:p/>
          </table:table-cell>
          <table:table-cell table:formula="of:=IF(IF(LEFT(TRIM([$Translations.$B938]);LEN([.G$1]))=[.G$1];&quot;Yes&quot;;&quot;No&quot;)=IF(LEFT(TRIM([$Translations.$C938]);LEN([.G$1]))=[.G$1];&quot;Yes&quot;;&quot;No&quot;);&quot;&quot;;&quot;NO&quot;)">
            <text:p/>
          </table:table-cell>
        </table:table-row>
        <table:table-row table:style-name="ro8">
          <table:table-cell table:formula="of:=IF(IF(LEFT(TRIM([$Translations.$B939]);LEN([.A$1]))=[.A$1];&quot;Yes&quot;;&quot;No&quot;)=IF(LEFT(TRIM([$Translations.$C939]);LEN([.A$1]))=[.A$1];&quot;Yes&quot;;&quot;No&quot;);&quot;&quot;;&quot;NO&quot;)">
            <text:p/>
          </table:table-cell>
          <table:table-cell table:formula="of:=IF(IF(LEFT(TRIM([$Translations.$B939]);LEN([.B$1]))=[.B$1];&quot;Yes&quot;;&quot;No&quot;)=IF(LEFT(TRIM([$Translations.$C939]);LEN([.B$1]))=[.B$1];&quot;Yes&quot;;&quot;No&quot;);&quot;&quot;;&quot;NO&quot;)">
            <text:p/>
          </table:table-cell>
          <table:table-cell table:formula="of:=IF(IF(LEFT(TRIM([$Translations.$B939]);LEN([.C$1]))=[.C$1];&quot;Yes&quot;;&quot;No&quot;)=IF(LEFT(TRIM([$Translations.$C939]);LEN([.C$1]))=[.C$1];&quot;Yes&quot;;&quot;No&quot;);&quot;&quot;;&quot;NO&quot;)">
            <text:p/>
          </table:table-cell>
          <table:table-cell table:formula="of:=IF(IF(LEFT(TRIM([$Translations.$B939]);LEN([.D$1]))=[.D$1];&quot;Yes&quot;;&quot;No&quot;)=IF(LEFT(TRIM([$Translations.$C939]);LEN([.D$1]))=[.D$1];&quot;Yes&quot;;&quot;No&quot;);&quot;&quot;;&quot;NO&quot;)">
            <text:p/>
          </table:table-cell>
          <table:table-cell table:formula="of:=IF(IF(LEFT(TRIM([$Translations.$B939]);LEN([.E$1]))=[.E$1];&quot;Yes&quot;;&quot;No&quot;)=IF(LEFT(TRIM([$Translations.$C939]);LEN([.E$1]))=[.E$1];&quot;Yes&quot;;&quot;No&quot;);&quot;&quot;;&quot;NO&quot;)">
            <text:p/>
          </table:table-cell>
          <table:table-cell table:formula="of:=IF(IF(LEFT(TRIM([$Translations.$B939]);LEN([.F$1]))=[.F$1];&quot;Yes&quot;;&quot;No&quot;)=IF(LEFT(TRIM([$Translations.$C939]);LEN([.F$1]))=[.F$1];&quot;Yes&quot;;&quot;No&quot;);&quot;&quot;;&quot;NO&quot;)">
            <text:p/>
          </table:table-cell>
          <table:table-cell table:formula="of:=IF(IF(LEFT(TRIM([$Translations.$B939]);LEN([.G$1]))=[.G$1];&quot;Yes&quot;;&quot;No&quot;)=IF(LEFT(TRIM([$Translations.$C939]);LEN([.G$1]))=[.G$1];&quot;Yes&quot;;&quot;No&quot;);&quot;&quot;;&quot;NO&quot;)">
            <text:p/>
          </table:table-cell>
        </table:table-row>
        <table:table-row table:style-name="ro8">
          <table:table-cell table:formula="of:=IF(IF(LEFT(TRIM([$Translations.$B940]);LEN([.A$1]))=[.A$1];&quot;Yes&quot;;&quot;No&quot;)=IF(LEFT(TRIM([$Translations.$C940]);LEN([.A$1]))=[.A$1];&quot;Yes&quot;;&quot;No&quot;);&quot;&quot;;&quot;NO&quot;)">
            <text:p/>
          </table:table-cell>
          <table:table-cell table:formula="of:=IF(IF(LEFT(TRIM([$Translations.$B940]);LEN([.B$1]))=[.B$1];&quot;Yes&quot;;&quot;No&quot;)=IF(LEFT(TRIM([$Translations.$C940]);LEN([.B$1]))=[.B$1];&quot;Yes&quot;;&quot;No&quot;);&quot;&quot;;&quot;NO&quot;)">
            <text:p/>
          </table:table-cell>
          <table:table-cell table:formula="of:=IF(IF(LEFT(TRIM([$Translations.$B940]);LEN([.C$1]))=[.C$1];&quot;Yes&quot;;&quot;No&quot;)=IF(LEFT(TRIM([$Translations.$C940]);LEN([.C$1]))=[.C$1];&quot;Yes&quot;;&quot;No&quot;);&quot;&quot;;&quot;NO&quot;)">
            <text:p/>
          </table:table-cell>
          <table:table-cell table:formula="of:=IF(IF(LEFT(TRIM([$Translations.$B940]);LEN([.D$1]))=[.D$1];&quot;Yes&quot;;&quot;No&quot;)=IF(LEFT(TRIM([$Translations.$C940]);LEN([.D$1]))=[.D$1];&quot;Yes&quot;;&quot;No&quot;);&quot;&quot;;&quot;NO&quot;)">
            <text:p/>
          </table:table-cell>
          <table:table-cell table:formula="of:=IF(IF(LEFT(TRIM([$Translations.$B940]);LEN([.E$1]))=[.E$1];&quot;Yes&quot;;&quot;No&quot;)=IF(LEFT(TRIM([$Translations.$C940]);LEN([.E$1]))=[.E$1];&quot;Yes&quot;;&quot;No&quot;);&quot;&quot;;&quot;NO&quot;)">
            <text:p/>
          </table:table-cell>
          <table:table-cell table:formula="of:=IF(IF(LEFT(TRIM([$Translations.$B940]);LEN([.F$1]))=[.F$1];&quot;Yes&quot;;&quot;No&quot;)=IF(LEFT(TRIM([$Translations.$C940]);LEN([.F$1]))=[.F$1];&quot;Yes&quot;;&quot;No&quot;);&quot;&quot;;&quot;NO&quot;)">
            <text:p/>
          </table:table-cell>
          <table:table-cell table:formula="of:=IF(IF(LEFT(TRIM([$Translations.$B940]);LEN([.G$1]))=[.G$1];&quot;Yes&quot;;&quot;No&quot;)=IF(LEFT(TRIM([$Translations.$C940]);LEN([.G$1]))=[.G$1];&quot;Yes&quot;;&quot;No&quot;);&quot;&quot;;&quot;NO&quot;)">
            <text:p/>
          </table:table-cell>
        </table:table-row>
        <table:table-row table:style-name="ro8">
          <table:table-cell table:formula="of:=IF(IF(LEFT(TRIM([$Translations.$B941]);LEN([.A$1]))=[.A$1];&quot;Yes&quot;;&quot;No&quot;)=IF(LEFT(TRIM([$Translations.$C941]);LEN([.A$1]))=[.A$1];&quot;Yes&quot;;&quot;No&quot;);&quot;&quot;;&quot;NO&quot;)">
            <text:p/>
          </table:table-cell>
          <table:table-cell table:formula="of:=IF(IF(LEFT(TRIM([$Translations.$B941]);LEN([.B$1]))=[.B$1];&quot;Yes&quot;;&quot;No&quot;)=IF(LEFT(TRIM([$Translations.$C941]);LEN([.B$1]))=[.B$1];&quot;Yes&quot;;&quot;No&quot;);&quot;&quot;;&quot;NO&quot;)">
            <text:p/>
          </table:table-cell>
          <table:table-cell table:formula="of:=IF(IF(LEFT(TRIM([$Translations.$B941]);LEN([.C$1]))=[.C$1];&quot;Yes&quot;;&quot;No&quot;)=IF(LEFT(TRIM([$Translations.$C941]);LEN([.C$1]))=[.C$1];&quot;Yes&quot;;&quot;No&quot;);&quot;&quot;;&quot;NO&quot;)">
            <text:p/>
          </table:table-cell>
          <table:table-cell table:formula="of:=IF(IF(LEFT(TRIM([$Translations.$B941]);LEN([.D$1]))=[.D$1];&quot;Yes&quot;;&quot;No&quot;)=IF(LEFT(TRIM([$Translations.$C941]);LEN([.D$1]))=[.D$1];&quot;Yes&quot;;&quot;No&quot;);&quot;&quot;;&quot;NO&quot;)">
            <text:p/>
          </table:table-cell>
          <table:table-cell table:formula="of:=IF(IF(LEFT(TRIM([$Translations.$B941]);LEN([.E$1]))=[.E$1];&quot;Yes&quot;;&quot;No&quot;)=IF(LEFT(TRIM([$Translations.$C941]);LEN([.E$1]))=[.E$1];&quot;Yes&quot;;&quot;No&quot;);&quot;&quot;;&quot;NO&quot;)">
            <text:p/>
          </table:table-cell>
          <table:table-cell table:formula="of:=IF(IF(LEFT(TRIM([$Translations.$B941]);LEN([.F$1]))=[.F$1];&quot;Yes&quot;;&quot;No&quot;)=IF(LEFT(TRIM([$Translations.$C941]);LEN([.F$1]))=[.F$1];&quot;Yes&quot;;&quot;No&quot;);&quot;&quot;;&quot;NO&quot;)">
            <text:p/>
          </table:table-cell>
          <table:table-cell table:formula="of:=IF(IF(LEFT(TRIM([$Translations.$B941]);LEN([.G$1]))=[.G$1];&quot;Yes&quot;;&quot;No&quot;)=IF(LEFT(TRIM([$Translations.$C941]);LEN([.G$1]))=[.G$1];&quot;Yes&quot;;&quot;No&quot;);&quot;&quot;;&quot;NO&quot;)">
            <text:p/>
          </table:table-cell>
        </table:table-row>
        <table:table-row table:style-name="ro8">
          <table:table-cell table:formula="of:=IF(IF(LEFT(TRIM([$Translations.$B942]);LEN([.A$1]))=[.A$1];&quot;Yes&quot;;&quot;No&quot;)=IF(LEFT(TRIM([$Translations.$C942]);LEN([.A$1]))=[.A$1];&quot;Yes&quot;;&quot;No&quot;);&quot;&quot;;&quot;NO&quot;)">
            <text:p/>
          </table:table-cell>
          <table:table-cell table:formula="of:=IF(IF(LEFT(TRIM([$Translations.$B942]);LEN([.B$1]))=[.B$1];&quot;Yes&quot;;&quot;No&quot;)=IF(LEFT(TRIM([$Translations.$C942]);LEN([.B$1]))=[.B$1];&quot;Yes&quot;;&quot;No&quot;);&quot;&quot;;&quot;NO&quot;)">
            <text:p/>
          </table:table-cell>
          <table:table-cell table:formula="of:=IF(IF(LEFT(TRIM([$Translations.$B942]);LEN([.C$1]))=[.C$1];&quot;Yes&quot;;&quot;No&quot;)=IF(LEFT(TRIM([$Translations.$C942]);LEN([.C$1]))=[.C$1];&quot;Yes&quot;;&quot;No&quot;);&quot;&quot;;&quot;NO&quot;)">
            <text:p/>
          </table:table-cell>
          <table:table-cell table:formula="of:=IF(IF(LEFT(TRIM([$Translations.$B942]);LEN([.D$1]))=[.D$1];&quot;Yes&quot;;&quot;No&quot;)=IF(LEFT(TRIM([$Translations.$C942]);LEN([.D$1]))=[.D$1];&quot;Yes&quot;;&quot;No&quot;);&quot;&quot;;&quot;NO&quot;)">
            <text:p/>
          </table:table-cell>
          <table:table-cell table:formula="of:=IF(IF(LEFT(TRIM([$Translations.$B942]);LEN([.E$1]))=[.E$1];&quot;Yes&quot;;&quot;No&quot;)=IF(LEFT(TRIM([$Translations.$C942]);LEN([.E$1]))=[.E$1];&quot;Yes&quot;;&quot;No&quot;);&quot;&quot;;&quot;NO&quot;)">
            <text:p/>
          </table:table-cell>
          <table:table-cell table:formula="of:=IF(IF(LEFT(TRIM([$Translations.$B942]);LEN([.F$1]))=[.F$1];&quot;Yes&quot;;&quot;No&quot;)=IF(LEFT(TRIM([$Translations.$C942]);LEN([.F$1]))=[.F$1];&quot;Yes&quot;;&quot;No&quot;);&quot;&quot;;&quot;NO&quot;)">
            <text:p/>
          </table:table-cell>
          <table:table-cell table:formula="of:=IF(IF(LEFT(TRIM([$Translations.$B942]);LEN([.G$1]))=[.G$1];&quot;Yes&quot;;&quot;No&quot;)=IF(LEFT(TRIM([$Translations.$C942]);LEN([.G$1]))=[.G$1];&quot;Yes&quot;;&quot;No&quot;);&quot;&quot;;&quot;NO&quot;)">
            <text:p/>
          </table:table-cell>
        </table:table-row>
        <table:table-row table:style-name="ro8">
          <table:table-cell table:formula="of:=IF(IF(LEFT(TRIM([$Translations.$B943]);LEN([.A$1]))=[.A$1];&quot;Yes&quot;;&quot;No&quot;)=IF(LEFT(TRIM([$Translations.$C943]);LEN([.A$1]))=[.A$1];&quot;Yes&quot;;&quot;No&quot;);&quot;&quot;;&quot;NO&quot;)">
            <text:p/>
          </table:table-cell>
          <table:table-cell table:formula="of:=IF(IF(LEFT(TRIM([$Translations.$B943]);LEN([.B$1]))=[.B$1];&quot;Yes&quot;;&quot;No&quot;)=IF(LEFT(TRIM([$Translations.$C943]);LEN([.B$1]))=[.B$1];&quot;Yes&quot;;&quot;No&quot;);&quot;&quot;;&quot;NO&quot;)">
            <text:p/>
          </table:table-cell>
          <table:table-cell table:formula="of:=IF(IF(LEFT(TRIM([$Translations.$B943]);LEN([.C$1]))=[.C$1];&quot;Yes&quot;;&quot;No&quot;)=IF(LEFT(TRIM([$Translations.$C943]);LEN([.C$1]))=[.C$1];&quot;Yes&quot;;&quot;No&quot;);&quot;&quot;;&quot;NO&quot;)">
            <text:p/>
          </table:table-cell>
          <table:table-cell table:formula="of:=IF(IF(LEFT(TRIM([$Translations.$B943]);LEN([.D$1]))=[.D$1];&quot;Yes&quot;;&quot;No&quot;)=IF(LEFT(TRIM([$Translations.$C943]);LEN([.D$1]))=[.D$1];&quot;Yes&quot;;&quot;No&quot;);&quot;&quot;;&quot;NO&quot;)">
            <text:p/>
          </table:table-cell>
          <table:table-cell table:formula="of:=IF(IF(LEFT(TRIM([$Translations.$B943]);LEN([.E$1]))=[.E$1];&quot;Yes&quot;;&quot;No&quot;)=IF(LEFT(TRIM([$Translations.$C943]);LEN([.E$1]))=[.E$1];&quot;Yes&quot;;&quot;No&quot;);&quot;&quot;;&quot;NO&quot;)">
            <text:p/>
          </table:table-cell>
          <table:table-cell table:formula="of:=IF(IF(LEFT(TRIM([$Translations.$B943]);LEN([.F$1]))=[.F$1];&quot;Yes&quot;;&quot;No&quot;)=IF(LEFT(TRIM([$Translations.$C943]);LEN([.F$1]))=[.F$1];&quot;Yes&quot;;&quot;No&quot;);&quot;&quot;;&quot;NO&quot;)">
            <text:p/>
          </table:table-cell>
          <table:table-cell table:formula="of:=IF(IF(LEFT(TRIM([$Translations.$B943]);LEN([.G$1]))=[.G$1];&quot;Yes&quot;;&quot;No&quot;)=IF(LEFT(TRIM([$Translations.$C943]);LEN([.G$1]))=[.G$1];&quot;Yes&quot;;&quot;No&quot;);&quot;&quot;;&quot;NO&quot;)">
            <text:p/>
          </table:table-cell>
        </table:table-row>
        <table:table-row table:style-name="ro8">
          <table:table-cell table:formula="of:=IF(IF(LEFT(TRIM([$Translations.$B944]);LEN([.A$1]))=[.A$1];&quot;Yes&quot;;&quot;No&quot;)=IF(LEFT(TRIM([$Translations.$C944]);LEN([.A$1]))=[.A$1];&quot;Yes&quot;;&quot;No&quot;);&quot;&quot;;&quot;NO&quot;)">
            <text:p/>
          </table:table-cell>
          <table:table-cell table:formula="of:=IF(IF(LEFT(TRIM([$Translations.$B944]);LEN([.B$1]))=[.B$1];&quot;Yes&quot;;&quot;No&quot;)=IF(LEFT(TRIM([$Translations.$C944]);LEN([.B$1]))=[.B$1];&quot;Yes&quot;;&quot;No&quot;);&quot;&quot;;&quot;NO&quot;)">
            <text:p/>
          </table:table-cell>
          <table:table-cell table:formula="of:=IF(IF(LEFT(TRIM([$Translations.$B944]);LEN([.C$1]))=[.C$1];&quot;Yes&quot;;&quot;No&quot;)=IF(LEFT(TRIM([$Translations.$C944]);LEN([.C$1]))=[.C$1];&quot;Yes&quot;;&quot;No&quot;);&quot;&quot;;&quot;NO&quot;)">
            <text:p/>
          </table:table-cell>
          <table:table-cell table:formula="of:=IF(IF(LEFT(TRIM([$Translations.$B944]);LEN([.D$1]))=[.D$1];&quot;Yes&quot;;&quot;No&quot;)=IF(LEFT(TRIM([$Translations.$C944]);LEN([.D$1]))=[.D$1];&quot;Yes&quot;;&quot;No&quot;);&quot;&quot;;&quot;NO&quot;)">
            <text:p/>
          </table:table-cell>
          <table:table-cell table:formula="of:=IF(IF(LEFT(TRIM([$Translations.$B944]);LEN([.E$1]))=[.E$1];&quot;Yes&quot;;&quot;No&quot;)=IF(LEFT(TRIM([$Translations.$C944]);LEN([.E$1]))=[.E$1];&quot;Yes&quot;;&quot;No&quot;);&quot;&quot;;&quot;NO&quot;)">
            <text:p/>
          </table:table-cell>
          <table:table-cell table:formula="of:=IF(IF(LEFT(TRIM([$Translations.$B944]);LEN([.F$1]))=[.F$1];&quot;Yes&quot;;&quot;No&quot;)=IF(LEFT(TRIM([$Translations.$C944]);LEN([.F$1]))=[.F$1];&quot;Yes&quot;;&quot;No&quot;);&quot;&quot;;&quot;NO&quot;)">
            <text:p/>
          </table:table-cell>
          <table:table-cell table:formula="of:=IF(IF(LEFT(TRIM([$Translations.$B944]);LEN([.G$1]))=[.G$1];&quot;Yes&quot;;&quot;No&quot;)=IF(LEFT(TRIM([$Translations.$C944]);LEN([.G$1]))=[.G$1];&quot;Yes&quot;;&quot;No&quot;);&quot;&quot;;&quot;NO&quot;)">
            <text:p/>
          </table:table-cell>
        </table:table-row>
        <table:table-row table:style-name="ro8">
          <table:table-cell table:formula="of:=IF(IF(LEFT(TRIM([$Translations.$B945]);LEN([.A$1]))=[.A$1];&quot;Yes&quot;;&quot;No&quot;)=IF(LEFT(TRIM([$Translations.$C945]);LEN([.A$1]))=[.A$1];&quot;Yes&quot;;&quot;No&quot;);&quot;&quot;;&quot;NO&quot;)">
            <text:p/>
          </table:table-cell>
          <table:table-cell table:formula="of:=IF(IF(LEFT(TRIM([$Translations.$B945]);LEN([.B$1]))=[.B$1];&quot;Yes&quot;;&quot;No&quot;)=IF(LEFT(TRIM([$Translations.$C945]);LEN([.B$1]))=[.B$1];&quot;Yes&quot;;&quot;No&quot;);&quot;&quot;;&quot;NO&quot;)">
            <text:p/>
          </table:table-cell>
          <table:table-cell table:formula="of:=IF(IF(LEFT(TRIM([$Translations.$B945]);LEN([.C$1]))=[.C$1];&quot;Yes&quot;;&quot;No&quot;)=IF(LEFT(TRIM([$Translations.$C945]);LEN([.C$1]))=[.C$1];&quot;Yes&quot;;&quot;No&quot;);&quot;&quot;;&quot;NO&quot;)">
            <text:p/>
          </table:table-cell>
          <table:table-cell table:formula="of:=IF(IF(LEFT(TRIM([$Translations.$B945]);LEN([.D$1]))=[.D$1];&quot;Yes&quot;;&quot;No&quot;)=IF(LEFT(TRIM([$Translations.$C945]);LEN([.D$1]))=[.D$1];&quot;Yes&quot;;&quot;No&quot;);&quot;&quot;;&quot;NO&quot;)">
            <text:p/>
          </table:table-cell>
          <table:table-cell table:formula="of:=IF(IF(LEFT(TRIM([$Translations.$B945]);LEN([.E$1]))=[.E$1];&quot;Yes&quot;;&quot;No&quot;)=IF(LEFT(TRIM([$Translations.$C945]);LEN([.E$1]))=[.E$1];&quot;Yes&quot;;&quot;No&quot;);&quot;&quot;;&quot;NO&quot;)">
            <text:p/>
          </table:table-cell>
          <table:table-cell table:formula="of:=IF(IF(LEFT(TRIM([$Translations.$B945]);LEN([.F$1]))=[.F$1];&quot;Yes&quot;;&quot;No&quot;)=IF(LEFT(TRIM([$Translations.$C945]);LEN([.F$1]))=[.F$1];&quot;Yes&quot;;&quot;No&quot;);&quot;&quot;;&quot;NO&quot;)">
            <text:p/>
          </table:table-cell>
          <table:table-cell table:formula="of:=IF(IF(LEFT(TRIM([$Translations.$B945]);LEN([.G$1]))=[.G$1];&quot;Yes&quot;;&quot;No&quot;)=IF(LEFT(TRIM([$Translations.$C945]);LEN([.G$1]))=[.G$1];&quot;Yes&quot;;&quot;No&quot;);&quot;&quot;;&quot;NO&quot;)">
            <text:p/>
          </table:table-cell>
        </table:table-row>
        <table:table-row table:style-name="ro8">
          <table:table-cell table:formula="of:=IF(IF(LEFT(TRIM([$Translations.$B946]);LEN([.A$1]))=[.A$1];&quot;Yes&quot;;&quot;No&quot;)=IF(LEFT(TRIM([$Translations.$C946]);LEN([.A$1]))=[.A$1];&quot;Yes&quot;;&quot;No&quot;);&quot;&quot;;&quot;NO&quot;)">
            <text:p/>
          </table:table-cell>
          <table:table-cell table:formula="of:=IF(IF(LEFT(TRIM([$Translations.$B946]);LEN([.B$1]))=[.B$1];&quot;Yes&quot;;&quot;No&quot;)=IF(LEFT(TRIM([$Translations.$C946]);LEN([.B$1]))=[.B$1];&quot;Yes&quot;;&quot;No&quot;);&quot;&quot;;&quot;NO&quot;)">
            <text:p/>
          </table:table-cell>
          <table:table-cell table:formula="of:=IF(IF(LEFT(TRIM([$Translations.$B946]);LEN([.C$1]))=[.C$1];&quot;Yes&quot;;&quot;No&quot;)=IF(LEFT(TRIM([$Translations.$C946]);LEN([.C$1]))=[.C$1];&quot;Yes&quot;;&quot;No&quot;);&quot;&quot;;&quot;NO&quot;)">
            <text:p/>
          </table:table-cell>
          <table:table-cell table:formula="of:=IF(IF(LEFT(TRIM([$Translations.$B946]);LEN([.D$1]))=[.D$1];&quot;Yes&quot;;&quot;No&quot;)=IF(LEFT(TRIM([$Translations.$C946]);LEN([.D$1]))=[.D$1];&quot;Yes&quot;;&quot;No&quot;);&quot;&quot;;&quot;NO&quot;)">
            <text:p/>
          </table:table-cell>
          <table:table-cell table:formula="of:=IF(IF(LEFT(TRIM([$Translations.$B946]);LEN([.E$1]))=[.E$1];&quot;Yes&quot;;&quot;No&quot;)=IF(LEFT(TRIM([$Translations.$C946]);LEN([.E$1]))=[.E$1];&quot;Yes&quot;;&quot;No&quot;);&quot;&quot;;&quot;NO&quot;)">
            <text:p/>
          </table:table-cell>
          <table:table-cell table:formula="of:=IF(IF(LEFT(TRIM([$Translations.$B946]);LEN([.F$1]))=[.F$1];&quot;Yes&quot;;&quot;No&quot;)=IF(LEFT(TRIM([$Translations.$C946]);LEN([.F$1]))=[.F$1];&quot;Yes&quot;;&quot;No&quot;);&quot;&quot;;&quot;NO&quot;)">
            <text:p/>
          </table:table-cell>
          <table:table-cell table:formula="of:=IF(IF(LEFT(TRIM([$Translations.$B946]);LEN([.G$1]))=[.G$1];&quot;Yes&quot;;&quot;No&quot;)=IF(LEFT(TRIM([$Translations.$C946]);LEN([.G$1]))=[.G$1];&quot;Yes&quot;;&quot;No&quot;);&quot;&quot;;&quot;NO&quot;)">
            <text:p/>
          </table:table-cell>
        </table:table-row>
        <table:table-row table:style-name="ro8">
          <table:table-cell table:formula="of:=IF(IF(LEFT(TRIM([$Translations.$B947]);LEN([.A$1]))=[.A$1];&quot;Yes&quot;;&quot;No&quot;)=IF(LEFT(TRIM([$Translations.$C947]);LEN([.A$1]))=[.A$1];&quot;Yes&quot;;&quot;No&quot;);&quot;&quot;;&quot;NO&quot;)">
            <text:p/>
          </table:table-cell>
          <table:table-cell table:formula="of:=IF(IF(LEFT(TRIM([$Translations.$B947]);LEN([.B$1]))=[.B$1];&quot;Yes&quot;;&quot;No&quot;)=IF(LEFT(TRIM([$Translations.$C947]);LEN([.B$1]))=[.B$1];&quot;Yes&quot;;&quot;No&quot;);&quot;&quot;;&quot;NO&quot;)">
            <text:p/>
          </table:table-cell>
          <table:table-cell table:formula="of:=IF(IF(LEFT(TRIM([$Translations.$B947]);LEN([.C$1]))=[.C$1];&quot;Yes&quot;;&quot;No&quot;)=IF(LEFT(TRIM([$Translations.$C947]);LEN([.C$1]))=[.C$1];&quot;Yes&quot;;&quot;No&quot;);&quot;&quot;;&quot;NO&quot;)">
            <text:p/>
          </table:table-cell>
          <table:table-cell table:formula="of:=IF(IF(LEFT(TRIM([$Translations.$B947]);LEN([.D$1]))=[.D$1];&quot;Yes&quot;;&quot;No&quot;)=IF(LEFT(TRIM([$Translations.$C947]);LEN([.D$1]))=[.D$1];&quot;Yes&quot;;&quot;No&quot;);&quot;&quot;;&quot;NO&quot;)">
            <text:p/>
          </table:table-cell>
          <table:table-cell table:formula="of:=IF(IF(LEFT(TRIM([$Translations.$B947]);LEN([.E$1]))=[.E$1];&quot;Yes&quot;;&quot;No&quot;)=IF(LEFT(TRIM([$Translations.$C947]);LEN([.E$1]))=[.E$1];&quot;Yes&quot;;&quot;No&quot;);&quot;&quot;;&quot;NO&quot;)">
            <text:p/>
          </table:table-cell>
          <table:table-cell table:formula="of:=IF(IF(LEFT(TRIM([$Translations.$B947]);LEN([.F$1]))=[.F$1];&quot;Yes&quot;;&quot;No&quot;)=IF(LEFT(TRIM([$Translations.$C947]);LEN([.F$1]))=[.F$1];&quot;Yes&quot;;&quot;No&quot;);&quot;&quot;;&quot;NO&quot;)">
            <text:p/>
          </table:table-cell>
          <table:table-cell table:formula="of:=IF(IF(LEFT(TRIM([$Translations.$B947]);LEN([.G$1]))=[.G$1];&quot;Yes&quot;;&quot;No&quot;)=IF(LEFT(TRIM([$Translations.$C947]);LEN([.G$1]))=[.G$1];&quot;Yes&quot;;&quot;No&quot;);&quot;&quot;;&quot;NO&quot;)">
            <text:p/>
          </table:table-cell>
        </table:table-row>
        <table:table-row table:style-name="ro8">
          <table:table-cell table:formula="of:=IF(IF(LEFT(TRIM([$Translations.$B948]);LEN([.A$1]))=[.A$1];&quot;Yes&quot;;&quot;No&quot;)=IF(LEFT(TRIM([$Translations.$C948]);LEN([.A$1]))=[.A$1];&quot;Yes&quot;;&quot;No&quot;);&quot;&quot;;&quot;NO&quot;)">
            <text:p/>
          </table:table-cell>
          <table:table-cell table:formula="of:=IF(IF(LEFT(TRIM([$Translations.$B948]);LEN([.B$1]))=[.B$1];&quot;Yes&quot;;&quot;No&quot;)=IF(LEFT(TRIM([$Translations.$C948]);LEN([.B$1]))=[.B$1];&quot;Yes&quot;;&quot;No&quot;);&quot;&quot;;&quot;NO&quot;)">
            <text:p/>
          </table:table-cell>
          <table:table-cell table:formula="of:=IF(IF(LEFT(TRIM([$Translations.$B948]);LEN([.C$1]))=[.C$1];&quot;Yes&quot;;&quot;No&quot;)=IF(LEFT(TRIM([$Translations.$C948]);LEN([.C$1]))=[.C$1];&quot;Yes&quot;;&quot;No&quot;);&quot;&quot;;&quot;NO&quot;)">
            <text:p/>
          </table:table-cell>
          <table:table-cell table:formula="of:=IF(IF(LEFT(TRIM([$Translations.$B948]);LEN([.D$1]))=[.D$1];&quot;Yes&quot;;&quot;No&quot;)=IF(LEFT(TRIM([$Translations.$C948]);LEN([.D$1]))=[.D$1];&quot;Yes&quot;;&quot;No&quot;);&quot;&quot;;&quot;NO&quot;)">
            <text:p/>
          </table:table-cell>
          <table:table-cell table:formula="of:=IF(IF(LEFT(TRIM([$Translations.$B948]);LEN([.E$1]))=[.E$1];&quot;Yes&quot;;&quot;No&quot;)=IF(LEFT(TRIM([$Translations.$C948]);LEN([.E$1]))=[.E$1];&quot;Yes&quot;;&quot;No&quot;);&quot;&quot;;&quot;NO&quot;)">
            <text:p/>
          </table:table-cell>
          <table:table-cell table:formula="of:=IF(IF(LEFT(TRIM([$Translations.$B948]);LEN([.F$1]))=[.F$1];&quot;Yes&quot;;&quot;No&quot;)=IF(LEFT(TRIM([$Translations.$C948]);LEN([.F$1]))=[.F$1];&quot;Yes&quot;;&quot;No&quot;);&quot;&quot;;&quot;NO&quot;)">
            <text:p/>
          </table:table-cell>
          <table:table-cell table:formula="of:=IF(IF(LEFT(TRIM([$Translations.$B948]);LEN([.G$1]))=[.G$1];&quot;Yes&quot;;&quot;No&quot;)=IF(LEFT(TRIM([$Translations.$C948]);LEN([.G$1]))=[.G$1];&quot;Yes&quot;;&quot;No&quot;);&quot;&quot;;&quot;NO&quot;)">
            <text:p/>
          </table:table-cell>
        </table:table-row>
        <table:table-row table:style-name="ro8">
          <table:table-cell table:formula="of:=IF(IF(LEFT(TRIM([$Translations.$B949]);LEN([.A$1]))=[.A$1];&quot;Yes&quot;;&quot;No&quot;)=IF(LEFT(TRIM([$Translations.$C949]);LEN([.A$1]))=[.A$1];&quot;Yes&quot;;&quot;No&quot;);&quot;&quot;;&quot;NO&quot;)">
            <text:p/>
          </table:table-cell>
          <table:table-cell table:formula="of:=IF(IF(LEFT(TRIM([$Translations.$B949]);LEN([.B$1]))=[.B$1];&quot;Yes&quot;;&quot;No&quot;)=IF(LEFT(TRIM([$Translations.$C949]);LEN([.B$1]))=[.B$1];&quot;Yes&quot;;&quot;No&quot;);&quot;&quot;;&quot;NO&quot;)">
            <text:p/>
          </table:table-cell>
          <table:table-cell table:formula="of:=IF(IF(LEFT(TRIM([$Translations.$B949]);LEN([.C$1]))=[.C$1];&quot;Yes&quot;;&quot;No&quot;)=IF(LEFT(TRIM([$Translations.$C949]);LEN([.C$1]))=[.C$1];&quot;Yes&quot;;&quot;No&quot;);&quot;&quot;;&quot;NO&quot;)">
            <text:p/>
          </table:table-cell>
          <table:table-cell table:formula="of:=IF(IF(LEFT(TRIM([$Translations.$B949]);LEN([.D$1]))=[.D$1];&quot;Yes&quot;;&quot;No&quot;)=IF(LEFT(TRIM([$Translations.$C949]);LEN([.D$1]))=[.D$1];&quot;Yes&quot;;&quot;No&quot;);&quot;&quot;;&quot;NO&quot;)">
            <text:p/>
          </table:table-cell>
          <table:table-cell table:formula="of:=IF(IF(LEFT(TRIM([$Translations.$B949]);LEN([.E$1]))=[.E$1];&quot;Yes&quot;;&quot;No&quot;)=IF(LEFT(TRIM([$Translations.$C949]);LEN([.E$1]))=[.E$1];&quot;Yes&quot;;&quot;No&quot;);&quot;&quot;;&quot;NO&quot;)">
            <text:p/>
          </table:table-cell>
          <table:table-cell table:formula="of:=IF(IF(LEFT(TRIM([$Translations.$B949]);LEN([.F$1]))=[.F$1];&quot;Yes&quot;;&quot;No&quot;)=IF(LEFT(TRIM([$Translations.$C949]);LEN([.F$1]))=[.F$1];&quot;Yes&quot;;&quot;No&quot;);&quot;&quot;;&quot;NO&quot;)">
            <text:p/>
          </table:table-cell>
          <table:table-cell table:formula="of:=IF(IF(LEFT(TRIM([$Translations.$B949]);LEN([.G$1]))=[.G$1];&quot;Yes&quot;;&quot;No&quot;)=IF(LEFT(TRIM([$Translations.$C949]);LEN([.G$1]))=[.G$1];&quot;Yes&quot;;&quot;No&quot;);&quot;&quot;;&quot;NO&quot;)">
            <text:p/>
          </table:table-cell>
        </table:table-row>
        <table:table-row table:style-name="ro8">
          <table:table-cell table:formula="of:=IF(IF(LEFT(TRIM([$Translations.$B950]);LEN([.A$1]))=[.A$1];&quot;Yes&quot;;&quot;No&quot;)=IF(LEFT(TRIM([$Translations.$C950]);LEN([.A$1]))=[.A$1];&quot;Yes&quot;;&quot;No&quot;);&quot;&quot;;&quot;NO&quot;)">
            <text:p/>
          </table:table-cell>
          <table:table-cell table:formula="of:=IF(IF(LEFT(TRIM([$Translations.$B950]);LEN([.B$1]))=[.B$1];&quot;Yes&quot;;&quot;No&quot;)=IF(LEFT(TRIM([$Translations.$C950]);LEN([.B$1]))=[.B$1];&quot;Yes&quot;;&quot;No&quot;);&quot;&quot;;&quot;NO&quot;)">
            <text:p/>
          </table:table-cell>
          <table:table-cell table:formula="of:=IF(IF(LEFT(TRIM([$Translations.$B950]);LEN([.C$1]))=[.C$1];&quot;Yes&quot;;&quot;No&quot;)=IF(LEFT(TRIM([$Translations.$C950]);LEN([.C$1]))=[.C$1];&quot;Yes&quot;;&quot;No&quot;);&quot;&quot;;&quot;NO&quot;)">
            <text:p/>
          </table:table-cell>
          <table:table-cell table:formula="of:=IF(IF(LEFT(TRIM([$Translations.$B950]);LEN([.D$1]))=[.D$1];&quot;Yes&quot;;&quot;No&quot;)=IF(LEFT(TRIM([$Translations.$C950]);LEN([.D$1]))=[.D$1];&quot;Yes&quot;;&quot;No&quot;);&quot;&quot;;&quot;NO&quot;)">
            <text:p/>
          </table:table-cell>
          <table:table-cell table:formula="of:=IF(IF(LEFT(TRIM([$Translations.$B950]);LEN([.E$1]))=[.E$1];&quot;Yes&quot;;&quot;No&quot;)=IF(LEFT(TRIM([$Translations.$C950]);LEN([.E$1]))=[.E$1];&quot;Yes&quot;;&quot;No&quot;);&quot;&quot;;&quot;NO&quot;)">
            <text:p/>
          </table:table-cell>
          <table:table-cell table:formula="of:=IF(IF(LEFT(TRIM([$Translations.$B950]);LEN([.F$1]))=[.F$1];&quot;Yes&quot;;&quot;No&quot;)=IF(LEFT(TRIM([$Translations.$C950]);LEN([.F$1]))=[.F$1];&quot;Yes&quot;;&quot;No&quot;);&quot;&quot;;&quot;NO&quot;)">
            <text:p/>
          </table:table-cell>
          <table:table-cell table:formula="of:=IF(IF(LEFT(TRIM([$Translations.$B950]);LEN([.G$1]))=[.G$1];&quot;Yes&quot;;&quot;No&quot;)=IF(LEFT(TRIM([$Translations.$C950]);LEN([.G$1]))=[.G$1];&quot;Yes&quot;;&quot;No&quot;);&quot;&quot;;&quot;NO&quot;)">
            <text:p/>
          </table:table-cell>
        </table:table-row>
        <table:table-row table:style-name="ro8">
          <table:table-cell table:formula="of:=IF(IF(LEFT(TRIM([$Translations.$B951]);LEN([.A$1]))=[.A$1];&quot;Yes&quot;;&quot;No&quot;)=IF(LEFT(TRIM([$Translations.$C951]);LEN([.A$1]))=[.A$1];&quot;Yes&quot;;&quot;No&quot;);&quot;&quot;;&quot;NO&quot;)">
            <text:p/>
          </table:table-cell>
          <table:table-cell table:formula="of:=IF(IF(LEFT(TRIM([$Translations.$B951]);LEN([.B$1]))=[.B$1];&quot;Yes&quot;;&quot;No&quot;)=IF(LEFT(TRIM([$Translations.$C951]);LEN([.B$1]))=[.B$1];&quot;Yes&quot;;&quot;No&quot;);&quot;&quot;;&quot;NO&quot;)">
            <text:p/>
          </table:table-cell>
          <table:table-cell table:formula="of:=IF(IF(LEFT(TRIM([$Translations.$B951]);LEN([.C$1]))=[.C$1];&quot;Yes&quot;;&quot;No&quot;)=IF(LEFT(TRIM([$Translations.$C951]);LEN([.C$1]))=[.C$1];&quot;Yes&quot;;&quot;No&quot;);&quot;&quot;;&quot;NO&quot;)">
            <text:p/>
          </table:table-cell>
          <table:table-cell table:formula="of:=IF(IF(LEFT(TRIM([$Translations.$B951]);LEN([.D$1]))=[.D$1];&quot;Yes&quot;;&quot;No&quot;)=IF(LEFT(TRIM([$Translations.$C951]);LEN([.D$1]))=[.D$1];&quot;Yes&quot;;&quot;No&quot;);&quot;&quot;;&quot;NO&quot;)">
            <text:p/>
          </table:table-cell>
          <table:table-cell table:formula="of:=IF(IF(LEFT(TRIM([$Translations.$B951]);LEN([.E$1]))=[.E$1];&quot;Yes&quot;;&quot;No&quot;)=IF(LEFT(TRIM([$Translations.$C951]);LEN([.E$1]))=[.E$1];&quot;Yes&quot;;&quot;No&quot;);&quot;&quot;;&quot;NO&quot;)">
            <text:p/>
          </table:table-cell>
          <table:table-cell table:formula="of:=IF(IF(LEFT(TRIM([$Translations.$B951]);LEN([.F$1]))=[.F$1];&quot;Yes&quot;;&quot;No&quot;)=IF(LEFT(TRIM([$Translations.$C951]);LEN([.F$1]))=[.F$1];&quot;Yes&quot;;&quot;No&quot;);&quot;&quot;;&quot;NO&quot;)">
            <text:p/>
          </table:table-cell>
          <table:table-cell table:formula="of:=IF(IF(LEFT(TRIM([$Translations.$B951]);LEN([.G$1]))=[.G$1];&quot;Yes&quot;;&quot;No&quot;)=IF(LEFT(TRIM([$Translations.$C951]);LEN([.G$1]))=[.G$1];&quot;Yes&quot;;&quot;No&quot;);&quot;&quot;;&quot;NO&quot;)">
            <text:p/>
          </table:table-cell>
        </table:table-row>
        <table:table-row table:style-name="ro8">
          <table:table-cell table:formula="of:=IF(IF(LEFT(TRIM([$Translations.$B952]);LEN([.A$1]))=[.A$1];&quot;Yes&quot;;&quot;No&quot;)=IF(LEFT(TRIM([$Translations.$C952]);LEN([.A$1]))=[.A$1];&quot;Yes&quot;;&quot;No&quot;);&quot;&quot;;&quot;NO&quot;)">
            <text:p/>
          </table:table-cell>
          <table:table-cell table:formula="of:=IF(IF(LEFT(TRIM([$Translations.$B952]);LEN([.B$1]))=[.B$1];&quot;Yes&quot;;&quot;No&quot;)=IF(LEFT(TRIM([$Translations.$C952]);LEN([.B$1]))=[.B$1];&quot;Yes&quot;;&quot;No&quot;);&quot;&quot;;&quot;NO&quot;)">
            <text:p/>
          </table:table-cell>
          <table:table-cell table:formula="of:=IF(IF(LEFT(TRIM([$Translations.$B952]);LEN([.C$1]))=[.C$1];&quot;Yes&quot;;&quot;No&quot;)=IF(LEFT(TRIM([$Translations.$C952]);LEN([.C$1]))=[.C$1];&quot;Yes&quot;;&quot;No&quot;);&quot;&quot;;&quot;NO&quot;)">
            <text:p/>
          </table:table-cell>
          <table:table-cell table:formula="of:=IF(IF(LEFT(TRIM([$Translations.$B952]);LEN([.D$1]))=[.D$1];&quot;Yes&quot;;&quot;No&quot;)=IF(LEFT(TRIM([$Translations.$C952]);LEN([.D$1]))=[.D$1];&quot;Yes&quot;;&quot;No&quot;);&quot;&quot;;&quot;NO&quot;)">
            <text:p/>
          </table:table-cell>
          <table:table-cell table:formula="of:=IF(IF(LEFT(TRIM([$Translations.$B952]);LEN([.E$1]))=[.E$1];&quot;Yes&quot;;&quot;No&quot;)=IF(LEFT(TRIM([$Translations.$C952]);LEN([.E$1]))=[.E$1];&quot;Yes&quot;;&quot;No&quot;);&quot;&quot;;&quot;NO&quot;)">
            <text:p/>
          </table:table-cell>
          <table:table-cell table:formula="of:=IF(IF(LEFT(TRIM([$Translations.$B952]);LEN([.F$1]))=[.F$1];&quot;Yes&quot;;&quot;No&quot;)=IF(LEFT(TRIM([$Translations.$C952]);LEN([.F$1]))=[.F$1];&quot;Yes&quot;;&quot;No&quot;);&quot;&quot;;&quot;NO&quot;)">
            <text:p/>
          </table:table-cell>
          <table:table-cell table:formula="of:=IF(IF(LEFT(TRIM([$Translations.$B952]);LEN([.G$1]))=[.G$1];&quot;Yes&quot;;&quot;No&quot;)=IF(LEFT(TRIM([$Translations.$C952]);LEN([.G$1]))=[.G$1];&quot;Yes&quot;;&quot;No&quot;);&quot;&quot;;&quot;NO&quot;)">
            <text:p/>
          </table:table-cell>
        </table:table-row>
        <table:table-row table:style-name="ro8">
          <table:table-cell table:formula="of:=IF(IF(LEFT(TRIM([$Translations.$B953]);LEN([.A$1]))=[.A$1];&quot;Yes&quot;;&quot;No&quot;)=IF(LEFT(TRIM([$Translations.$C953]);LEN([.A$1]))=[.A$1];&quot;Yes&quot;;&quot;No&quot;);&quot;&quot;;&quot;NO&quot;)">
            <text:p/>
          </table:table-cell>
          <table:table-cell table:formula="of:=IF(IF(LEFT(TRIM([$Translations.$B953]);LEN([.B$1]))=[.B$1];&quot;Yes&quot;;&quot;No&quot;)=IF(LEFT(TRIM([$Translations.$C953]);LEN([.B$1]))=[.B$1];&quot;Yes&quot;;&quot;No&quot;);&quot;&quot;;&quot;NO&quot;)">
            <text:p/>
          </table:table-cell>
          <table:table-cell table:formula="of:=IF(IF(LEFT(TRIM([$Translations.$B953]);LEN([.C$1]))=[.C$1];&quot;Yes&quot;;&quot;No&quot;)=IF(LEFT(TRIM([$Translations.$C953]);LEN([.C$1]))=[.C$1];&quot;Yes&quot;;&quot;No&quot;);&quot;&quot;;&quot;NO&quot;)">
            <text:p/>
          </table:table-cell>
          <table:table-cell table:formula="of:=IF(IF(LEFT(TRIM([$Translations.$B953]);LEN([.D$1]))=[.D$1];&quot;Yes&quot;;&quot;No&quot;)=IF(LEFT(TRIM([$Translations.$C953]);LEN([.D$1]))=[.D$1];&quot;Yes&quot;;&quot;No&quot;);&quot;&quot;;&quot;NO&quot;)">
            <text:p/>
          </table:table-cell>
          <table:table-cell table:formula="of:=IF(IF(LEFT(TRIM([$Translations.$B953]);LEN([.E$1]))=[.E$1];&quot;Yes&quot;;&quot;No&quot;)=IF(LEFT(TRIM([$Translations.$C953]);LEN([.E$1]))=[.E$1];&quot;Yes&quot;;&quot;No&quot;);&quot;&quot;;&quot;NO&quot;)">
            <text:p/>
          </table:table-cell>
          <table:table-cell table:formula="of:=IF(IF(LEFT(TRIM([$Translations.$B953]);LEN([.F$1]))=[.F$1];&quot;Yes&quot;;&quot;No&quot;)=IF(LEFT(TRIM([$Translations.$C953]);LEN([.F$1]))=[.F$1];&quot;Yes&quot;;&quot;No&quot;);&quot;&quot;;&quot;NO&quot;)">
            <text:p/>
          </table:table-cell>
          <table:table-cell table:formula="of:=IF(IF(LEFT(TRIM([$Translations.$B953]);LEN([.G$1]))=[.G$1];&quot;Yes&quot;;&quot;No&quot;)=IF(LEFT(TRIM([$Translations.$C953]);LEN([.G$1]))=[.G$1];&quot;Yes&quot;;&quot;No&quot;);&quot;&quot;;&quot;NO&quot;)">
            <text:p/>
          </table:table-cell>
        </table:table-row>
        <table:table-row table:style-name="ro8">
          <table:table-cell table:formula="of:=IF(IF(LEFT(TRIM([$Translations.$B954]);LEN([.A$1]))=[.A$1];&quot;Yes&quot;;&quot;No&quot;)=IF(LEFT(TRIM([$Translations.$C954]);LEN([.A$1]))=[.A$1];&quot;Yes&quot;;&quot;No&quot;);&quot;&quot;;&quot;NO&quot;)">
            <text:p/>
          </table:table-cell>
          <table:table-cell table:formula="of:=IF(IF(LEFT(TRIM([$Translations.$B954]);LEN([.B$1]))=[.B$1];&quot;Yes&quot;;&quot;No&quot;)=IF(LEFT(TRIM([$Translations.$C954]);LEN([.B$1]))=[.B$1];&quot;Yes&quot;;&quot;No&quot;);&quot;&quot;;&quot;NO&quot;)">
            <text:p/>
          </table:table-cell>
          <table:table-cell table:formula="of:=IF(IF(LEFT(TRIM([$Translations.$B954]);LEN([.C$1]))=[.C$1];&quot;Yes&quot;;&quot;No&quot;)=IF(LEFT(TRIM([$Translations.$C954]);LEN([.C$1]))=[.C$1];&quot;Yes&quot;;&quot;No&quot;);&quot;&quot;;&quot;NO&quot;)">
            <text:p/>
          </table:table-cell>
          <table:table-cell table:formula="of:=IF(IF(LEFT(TRIM([$Translations.$B954]);LEN([.D$1]))=[.D$1];&quot;Yes&quot;;&quot;No&quot;)=IF(LEFT(TRIM([$Translations.$C954]);LEN([.D$1]))=[.D$1];&quot;Yes&quot;;&quot;No&quot;);&quot;&quot;;&quot;NO&quot;)">
            <text:p/>
          </table:table-cell>
          <table:table-cell table:formula="of:=IF(IF(LEFT(TRIM([$Translations.$B954]);LEN([.E$1]))=[.E$1];&quot;Yes&quot;;&quot;No&quot;)=IF(LEFT(TRIM([$Translations.$C954]);LEN([.E$1]))=[.E$1];&quot;Yes&quot;;&quot;No&quot;);&quot;&quot;;&quot;NO&quot;)">
            <text:p/>
          </table:table-cell>
          <table:table-cell table:formula="of:=IF(IF(LEFT(TRIM([$Translations.$B954]);LEN([.F$1]))=[.F$1];&quot;Yes&quot;;&quot;No&quot;)=IF(LEFT(TRIM([$Translations.$C954]);LEN([.F$1]))=[.F$1];&quot;Yes&quot;;&quot;No&quot;);&quot;&quot;;&quot;NO&quot;)">
            <text:p/>
          </table:table-cell>
          <table:table-cell table:formula="of:=IF(IF(LEFT(TRIM([$Translations.$B954]);LEN([.G$1]))=[.G$1];&quot;Yes&quot;;&quot;No&quot;)=IF(LEFT(TRIM([$Translations.$C954]);LEN([.G$1]))=[.G$1];&quot;Yes&quot;;&quot;No&quot;);&quot;&quot;;&quot;NO&quot;)">
            <text:p/>
          </table:table-cell>
        </table:table-row>
        <table:table-row table:style-name="ro8">
          <table:table-cell table:formula="of:=IF(IF(LEFT(TRIM([$Translations.$B955]);LEN([.A$1]))=[.A$1];&quot;Yes&quot;;&quot;No&quot;)=IF(LEFT(TRIM([$Translations.$C955]);LEN([.A$1]))=[.A$1];&quot;Yes&quot;;&quot;No&quot;);&quot;&quot;;&quot;NO&quot;)">
            <text:p/>
          </table:table-cell>
          <table:table-cell table:formula="of:=IF(IF(LEFT(TRIM([$Translations.$B955]);LEN([.B$1]))=[.B$1];&quot;Yes&quot;;&quot;No&quot;)=IF(LEFT(TRIM([$Translations.$C955]);LEN([.B$1]))=[.B$1];&quot;Yes&quot;;&quot;No&quot;);&quot;&quot;;&quot;NO&quot;)">
            <text:p/>
          </table:table-cell>
          <table:table-cell table:formula="of:=IF(IF(LEFT(TRIM([$Translations.$B955]);LEN([.C$1]))=[.C$1];&quot;Yes&quot;;&quot;No&quot;)=IF(LEFT(TRIM([$Translations.$C955]);LEN([.C$1]))=[.C$1];&quot;Yes&quot;;&quot;No&quot;);&quot;&quot;;&quot;NO&quot;)">
            <text:p/>
          </table:table-cell>
          <table:table-cell table:formula="of:=IF(IF(LEFT(TRIM([$Translations.$B955]);LEN([.D$1]))=[.D$1];&quot;Yes&quot;;&quot;No&quot;)=IF(LEFT(TRIM([$Translations.$C955]);LEN([.D$1]))=[.D$1];&quot;Yes&quot;;&quot;No&quot;);&quot;&quot;;&quot;NO&quot;)">
            <text:p/>
          </table:table-cell>
          <table:table-cell table:formula="of:=IF(IF(LEFT(TRIM([$Translations.$B955]);LEN([.E$1]))=[.E$1];&quot;Yes&quot;;&quot;No&quot;)=IF(LEFT(TRIM([$Translations.$C955]);LEN([.E$1]))=[.E$1];&quot;Yes&quot;;&quot;No&quot;);&quot;&quot;;&quot;NO&quot;)">
            <text:p/>
          </table:table-cell>
          <table:table-cell table:formula="of:=IF(IF(LEFT(TRIM([$Translations.$B955]);LEN([.F$1]))=[.F$1];&quot;Yes&quot;;&quot;No&quot;)=IF(LEFT(TRIM([$Translations.$C955]);LEN([.F$1]))=[.F$1];&quot;Yes&quot;;&quot;No&quot;);&quot;&quot;;&quot;NO&quot;)">
            <text:p/>
          </table:table-cell>
          <table:table-cell table:formula="of:=IF(IF(LEFT(TRIM([$Translations.$B955]);LEN([.G$1]))=[.G$1];&quot;Yes&quot;;&quot;No&quot;)=IF(LEFT(TRIM([$Translations.$C955]);LEN([.G$1]))=[.G$1];&quot;Yes&quot;;&quot;No&quot;);&quot;&quot;;&quot;NO&quot;)">
            <text:p/>
          </table:table-cell>
        </table:table-row>
        <table:table-row table:style-name="ro8">
          <table:table-cell table:formula="of:=IF(IF(LEFT(TRIM([$Translations.$B956]);LEN([.A$1]))=[.A$1];&quot;Yes&quot;;&quot;No&quot;)=IF(LEFT(TRIM([$Translations.$C956]);LEN([.A$1]))=[.A$1];&quot;Yes&quot;;&quot;No&quot;);&quot;&quot;;&quot;NO&quot;)">
            <text:p/>
          </table:table-cell>
          <table:table-cell table:formula="of:=IF(IF(LEFT(TRIM([$Translations.$B956]);LEN([.B$1]))=[.B$1];&quot;Yes&quot;;&quot;No&quot;)=IF(LEFT(TRIM([$Translations.$C956]);LEN([.B$1]))=[.B$1];&quot;Yes&quot;;&quot;No&quot;);&quot;&quot;;&quot;NO&quot;)">
            <text:p/>
          </table:table-cell>
          <table:table-cell table:formula="of:=IF(IF(LEFT(TRIM([$Translations.$B956]);LEN([.C$1]))=[.C$1];&quot;Yes&quot;;&quot;No&quot;)=IF(LEFT(TRIM([$Translations.$C956]);LEN([.C$1]))=[.C$1];&quot;Yes&quot;;&quot;No&quot;);&quot;&quot;;&quot;NO&quot;)">
            <text:p/>
          </table:table-cell>
          <table:table-cell table:formula="of:=IF(IF(LEFT(TRIM([$Translations.$B956]);LEN([.D$1]))=[.D$1];&quot;Yes&quot;;&quot;No&quot;)=IF(LEFT(TRIM([$Translations.$C956]);LEN([.D$1]))=[.D$1];&quot;Yes&quot;;&quot;No&quot;);&quot;&quot;;&quot;NO&quot;)">
            <text:p/>
          </table:table-cell>
          <table:table-cell table:formula="of:=IF(IF(LEFT(TRIM([$Translations.$B956]);LEN([.E$1]))=[.E$1];&quot;Yes&quot;;&quot;No&quot;)=IF(LEFT(TRIM([$Translations.$C956]);LEN([.E$1]))=[.E$1];&quot;Yes&quot;;&quot;No&quot;);&quot;&quot;;&quot;NO&quot;)">
            <text:p/>
          </table:table-cell>
          <table:table-cell table:formula="of:=IF(IF(LEFT(TRIM([$Translations.$B956]);LEN([.F$1]))=[.F$1];&quot;Yes&quot;;&quot;No&quot;)=IF(LEFT(TRIM([$Translations.$C956]);LEN([.F$1]))=[.F$1];&quot;Yes&quot;;&quot;No&quot;);&quot;&quot;;&quot;NO&quot;)">
            <text:p/>
          </table:table-cell>
          <table:table-cell table:formula="of:=IF(IF(LEFT(TRIM([$Translations.$B956]);LEN([.G$1]))=[.G$1];&quot;Yes&quot;;&quot;No&quot;)=IF(LEFT(TRIM([$Translations.$C956]);LEN([.G$1]))=[.G$1];&quot;Yes&quot;;&quot;No&quot;);&quot;&quot;;&quot;NO&quot;)">
            <text:p/>
          </table:table-cell>
        </table:table-row>
        <table:table-row table:style-name="ro8">
          <table:table-cell table:formula="of:=IF(IF(LEFT(TRIM([$Translations.$B957]);LEN([.A$1]))=[.A$1];&quot;Yes&quot;;&quot;No&quot;)=IF(LEFT(TRIM([$Translations.$C957]);LEN([.A$1]))=[.A$1];&quot;Yes&quot;;&quot;No&quot;);&quot;&quot;;&quot;NO&quot;)">
            <text:p/>
          </table:table-cell>
          <table:table-cell table:formula="of:=IF(IF(LEFT(TRIM([$Translations.$B957]);LEN([.B$1]))=[.B$1];&quot;Yes&quot;;&quot;No&quot;)=IF(LEFT(TRIM([$Translations.$C957]);LEN([.B$1]))=[.B$1];&quot;Yes&quot;;&quot;No&quot;);&quot;&quot;;&quot;NO&quot;)">
            <text:p/>
          </table:table-cell>
          <table:table-cell table:formula="of:=IF(IF(LEFT(TRIM([$Translations.$B957]);LEN([.C$1]))=[.C$1];&quot;Yes&quot;;&quot;No&quot;)=IF(LEFT(TRIM([$Translations.$C957]);LEN([.C$1]))=[.C$1];&quot;Yes&quot;;&quot;No&quot;);&quot;&quot;;&quot;NO&quot;)">
            <text:p/>
          </table:table-cell>
          <table:table-cell table:formula="of:=IF(IF(LEFT(TRIM([$Translations.$B957]);LEN([.D$1]))=[.D$1];&quot;Yes&quot;;&quot;No&quot;)=IF(LEFT(TRIM([$Translations.$C957]);LEN([.D$1]))=[.D$1];&quot;Yes&quot;;&quot;No&quot;);&quot;&quot;;&quot;NO&quot;)">
            <text:p/>
          </table:table-cell>
          <table:table-cell table:formula="of:=IF(IF(LEFT(TRIM([$Translations.$B957]);LEN([.E$1]))=[.E$1];&quot;Yes&quot;;&quot;No&quot;)=IF(LEFT(TRIM([$Translations.$C957]);LEN([.E$1]))=[.E$1];&quot;Yes&quot;;&quot;No&quot;);&quot;&quot;;&quot;NO&quot;)">
            <text:p/>
          </table:table-cell>
          <table:table-cell table:formula="of:=IF(IF(LEFT(TRIM([$Translations.$B957]);LEN([.F$1]))=[.F$1];&quot;Yes&quot;;&quot;No&quot;)=IF(LEFT(TRIM([$Translations.$C957]);LEN([.F$1]))=[.F$1];&quot;Yes&quot;;&quot;No&quot;);&quot;&quot;;&quot;NO&quot;)">
            <text:p/>
          </table:table-cell>
          <table:table-cell table:formula="of:=IF(IF(LEFT(TRIM([$Translations.$B957]);LEN([.G$1]))=[.G$1];&quot;Yes&quot;;&quot;No&quot;)=IF(LEFT(TRIM([$Translations.$C957]);LEN([.G$1]))=[.G$1];&quot;Yes&quot;;&quot;No&quot;);&quot;&quot;;&quot;NO&quot;)">
            <text:p/>
          </table:table-cell>
        </table:table-row>
        <table:table-row table:style-name="ro8">
          <table:table-cell table:formula="of:=IF(IF(LEFT(TRIM([$Translations.$B958]);LEN([.A$1]))=[.A$1];&quot;Yes&quot;;&quot;No&quot;)=IF(LEFT(TRIM([$Translations.$C958]);LEN([.A$1]))=[.A$1];&quot;Yes&quot;;&quot;No&quot;);&quot;&quot;;&quot;NO&quot;)">
            <text:p/>
          </table:table-cell>
          <table:table-cell table:formula="of:=IF(IF(LEFT(TRIM([$Translations.$B958]);LEN([.B$1]))=[.B$1];&quot;Yes&quot;;&quot;No&quot;)=IF(LEFT(TRIM([$Translations.$C958]);LEN([.B$1]))=[.B$1];&quot;Yes&quot;;&quot;No&quot;);&quot;&quot;;&quot;NO&quot;)">
            <text:p/>
          </table:table-cell>
          <table:table-cell table:formula="of:=IF(IF(LEFT(TRIM([$Translations.$B958]);LEN([.C$1]))=[.C$1];&quot;Yes&quot;;&quot;No&quot;)=IF(LEFT(TRIM([$Translations.$C958]);LEN([.C$1]))=[.C$1];&quot;Yes&quot;;&quot;No&quot;);&quot;&quot;;&quot;NO&quot;)">
            <text:p/>
          </table:table-cell>
          <table:table-cell table:formula="of:=IF(IF(LEFT(TRIM([$Translations.$B958]);LEN([.D$1]))=[.D$1];&quot;Yes&quot;;&quot;No&quot;)=IF(LEFT(TRIM([$Translations.$C958]);LEN([.D$1]))=[.D$1];&quot;Yes&quot;;&quot;No&quot;);&quot;&quot;;&quot;NO&quot;)">
            <text:p/>
          </table:table-cell>
          <table:table-cell table:formula="of:=IF(IF(LEFT(TRIM([$Translations.$B958]);LEN([.E$1]))=[.E$1];&quot;Yes&quot;;&quot;No&quot;)=IF(LEFT(TRIM([$Translations.$C958]);LEN([.E$1]))=[.E$1];&quot;Yes&quot;;&quot;No&quot;);&quot;&quot;;&quot;NO&quot;)">
            <text:p/>
          </table:table-cell>
          <table:table-cell table:formula="of:=IF(IF(LEFT(TRIM([$Translations.$B958]);LEN([.F$1]))=[.F$1];&quot;Yes&quot;;&quot;No&quot;)=IF(LEFT(TRIM([$Translations.$C958]);LEN([.F$1]))=[.F$1];&quot;Yes&quot;;&quot;No&quot;);&quot;&quot;;&quot;NO&quot;)">
            <text:p/>
          </table:table-cell>
          <table:table-cell table:formula="of:=IF(IF(LEFT(TRIM([$Translations.$B958]);LEN([.G$1]))=[.G$1];&quot;Yes&quot;;&quot;No&quot;)=IF(LEFT(TRIM([$Translations.$C958]);LEN([.G$1]))=[.G$1];&quot;Yes&quot;;&quot;No&quot;);&quot;&quot;;&quot;NO&quot;)">
            <text:p/>
          </table:table-cell>
        </table:table-row>
        <table:table-row table:style-name="ro8">
          <table:table-cell table:formula="of:=IF(IF(LEFT(TRIM([$Translations.$B959]);LEN([.A$1]))=[.A$1];&quot;Yes&quot;;&quot;No&quot;)=IF(LEFT(TRIM([$Translations.$C959]);LEN([.A$1]))=[.A$1];&quot;Yes&quot;;&quot;No&quot;);&quot;&quot;;&quot;NO&quot;)">
            <text:p/>
          </table:table-cell>
          <table:table-cell table:formula="of:=IF(IF(LEFT(TRIM([$Translations.$B959]);LEN([.B$1]))=[.B$1];&quot;Yes&quot;;&quot;No&quot;)=IF(LEFT(TRIM([$Translations.$C959]);LEN([.B$1]))=[.B$1];&quot;Yes&quot;;&quot;No&quot;);&quot;&quot;;&quot;NO&quot;)">
            <text:p/>
          </table:table-cell>
          <table:table-cell table:formula="of:=IF(IF(LEFT(TRIM([$Translations.$B959]);LEN([.C$1]))=[.C$1];&quot;Yes&quot;;&quot;No&quot;)=IF(LEFT(TRIM([$Translations.$C959]);LEN([.C$1]))=[.C$1];&quot;Yes&quot;;&quot;No&quot;);&quot;&quot;;&quot;NO&quot;)">
            <text:p/>
          </table:table-cell>
          <table:table-cell table:formula="of:=IF(IF(LEFT(TRIM([$Translations.$B959]);LEN([.D$1]))=[.D$1];&quot;Yes&quot;;&quot;No&quot;)=IF(LEFT(TRIM([$Translations.$C959]);LEN([.D$1]))=[.D$1];&quot;Yes&quot;;&quot;No&quot;);&quot;&quot;;&quot;NO&quot;)">
            <text:p/>
          </table:table-cell>
          <table:table-cell table:formula="of:=IF(IF(LEFT(TRIM([$Translations.$B959]);LEN([.E$1]))=[.E$1];&quot;Yes&quot;;&quot;No&quot;)=IF(LEFT(TRIM([$Translations.$C959]);LEN([.E$1]))=[.E$1];&quot;Yes&quot;;&quot;No&quot;);&quot;&quot;;&quot;NO&quot;)">
            <text:p/>
          </table:table-cell>
          <table:table-cell table:formula="of:=IF(IF(LEFT(TRIM([$Translations.$B959]);LEN([.F$1]))=[.F$1];&quot;Yes&quot;;&quot;No&quot;)=IF(LEFT(TRIM([$Translations.$C959]);LEN([.F$1]))=[.F$1];&quot;Yes&quot;;&quot;No&quot;);&quot;&quot;;&quot;NO&quot;)">
            <text:p/>
          </table:table-cell>
          <table:table-cell table:formula="of:=IF(IF(LEFT(TRIM([$Translations.$B959]);LEN([.G$1]))=[.G$1];&quot;Yes&quot;;&quot;No&quot;)=IF(LEFT(TRIM([$Translations.$C959]);LEN([.G$1]))=[.G$1];&quot;Yes&quot;;&quot;No&quot;);&quot;&quot;;&quot;NO&quot;)">
            <text:p/>
          </table:table-cell>
        </table:table-row>
        <table:table-row table:style-name="ro8">
          <table:table-cell table:formula="of:=IF(IF(LEFT(TRIM([$Translations.$B960]);LEN([.A$1]))=[.A$1];&quot;Yes&quot;;&quot;No&quot;)=IF(LEFT(TRIM([$Translations.$C960]);LEN([.A$1]))=[.A$1];&quot;Yes&quot;;&quot;No&quot;);&quot;&quot;;&quot;NO&quot;)">
            <text:p/>
          </table:table-cell>
          <table:table-cell table:formula="of:=IF(IF(LEFT(TRIM([$Translations.$B960]);LEN([.B$1]))=[.B$1];&quot;Yes&quot;;&quot;No&quot;)=IF(LEFT(TRIM([$Translations.$C960]);LEN([.B$1]))=[.B$1];&quot;Yes&quot;;&quot;No&quot;);&quot;&quot;;&quot;NO&quot;)">
            <text:p/>
          </table:table-cell>
          <table:table-cell table:formula="of:=IF(IF(LEFT(TRIM([$Translations.$B960]);LEN([.C$1]))=[.C$1];&quot;Yes&quot;;&quot;No&quot;)=IF(LEFT(TRIM([$Translations.$C960]);LEN([.C$1]))=[.C$1];&quot;Yes&quot;;&quot;No&quot;);&quot;&quot;;&quot;NO&quot;)">
            <text:p/>
          </table:table-cell>
          <table:table-cell table:formula="of:=IF(IF(LEFT(TRIM([$Translations.$B960]);LEN([.D$1]))=[.D$1];&quot;Yes&quot;;&quot;No&quot;)=IF(LEFT(TRIM([$Translations.$C960]);LEN([.D$1]))=[.D$1];&quot;Yes&quot;;&quot;No&quot;);&quot;&quot;;&quot;NO&quot;)">
            <text:p/>
          </table:table-cell>
          <table:table-cell table:formula="of:=IF(IF(LEFT(TRIM([$Translations.$B960]);LEN([.E$1]))=[.E$1];&quot;Yes&quot;;&quot;No&quot;)=IF(LEFT(TRIM([$Translations.$C960]);LEN([.E$1]))=[.E$1];&quot;Yes&quot;;&quot;No&quot;);&quot;&quot;;&quot;NO&quot;)">
            <text:p/>
          </table:table-cell>
          <table:table-cell table:formula="of:=IF(IF(LEFT(TRIM([$Translations.$B960]);LEN([.F$1]))=[.F$1];&quot;Yes&quot;;&quot;No&quot;)=IF(LEFT(TRIM([$Translations.$C960]);LEN([.F$1]))=[.F$1];&quot;Yes&quot;;&quot;No&quot;);&quot;&quot;;&quot;NO&quot;)">
            <text:p/>
          </table:table-cell>
          <table:table-cell table:formula="of:=IF(IF(LEFT(TRIM([$Translations.$B960]);LEN([.G$1]))=[.G$1];&quot;Yes&quot;;&quot;No&quot;)=IF(LEFT(TRIM([$Translations.$C960]);LEN([.G$1]))=[.G$1];&quot;Yes&quot;;&quot;No&quot;);&quot;&quot;;&quot;NO&quot;)">
            <text:p/>
          </table:table-cell>
        </table:table-row>
        <table:table-row table:style-name="ro8">
          <table:table-cell table:formula="of:=IF(IF(LEFT(TRIM([$Translations.$B961]);LEN([.A$1]))=[.A$1];&quot;Yes&quot;;&quot;No&quot;)=IF(LEFT(TRIM([$Translations.$C961]);LEN([.A$1]))=[.A$1];&quot;Yes&quot;;&quot;No&quot;);&quot;&quot;;&quot;NO&quot;)">
            <text:p/>
          </table:table-cell>
          <table:table-cell table:formula="of:=IF(IF(LEFT(TRIM([$Translations.$B961]);LEN([.B$1]))=[.B$1];&quot;Yes&quot;;&quot;No&quot;)=IF(LEFT(TRIM([$Translations.$C961]);LEN([.B$1]))=[.B$1];&quot;Yes&quot;;&quot;No&quot;);&quot;&quot;;&quot;NO&quot;)">
            <text:p/>
          </table:table-cell>
          <table:table-cell table:formula="of:=IF(IF(LEFT(TRIM([$Translations.$B961]);LEN([.C$1]))=[.C$1];&quot;Yes&quot;;&quot;No&quot;)=IF(LEFT(TRIM([$Translations.$C961]);LEN([.C$1]))=[.C$1];&quot;Yes&quot;;&quot;No&quot;);&quot;&quot;;&quot;NO&quot;)">
            <text:p/>
          </table:table-cell>
          <table:table-cell table:formula="of:=IF(IF(LEFT(TRIM([$Translations.$B961]);LEN([.D$1]))=[.D$1];&quot;Yes&quot;;&quot;No&quot;)=IF(LEFT(TRIM([$Translations.$C961]);LEN([.D$1]))=[.D$1];&quot;Yes&quot;;&quot;No&quot;);&quot;&quot;;&quot;NO&quot;)">
            <text:p/>
          </table:table-cell>
          <table:table-cell table:formula="of:=IF(IF(LEFT(TRIM([$Translations.$B961]);LEN([.E$1]))=[.E$1];&quot;Yes&quot;;&quot;No&quot;)=IF(LEFT(TRIM([$Translations.$C961]);LEN([.E$1]))=[.E$1];&quot;Yes&quot;;&quot;No&quot;);&quot;&quot;;&quot;NO&quot;)">
            <text:p/>
          </table:table-cell>
          <table:table-cell table:formula="of:=IF(IF(LEFT(TRIM([$Translations.$B961]);LEN([.F$1]))=[.F$1];&quot;Yes&quot;;&quot;No&quot;)=IF(LEFT(TRIM([$Translations.$C961]);LEN([.F$1]))=[.F$1];&quot;Yes&quot;;&quot;No&quot;);&quot;&quot;;&quot;NO&quot;)">
            <text:p/>
          </table:table-cell>
          <table:table-cell table:formula="of:=IF(IF(LEFT(TRIM([$Translations.$B961]);LEN([.G$1]))=[.G$1];&quot;Yes&quot;;&quot;No&quot;)=IF(LEFT(TRIM([$Translations.$C961]);LEN([.G$1]))=[.G$1];&quot;Yes&quot;;&quot;No&quot;);&quot;&quot;;&quot;NO&quot;)">
            <text:p/>
          </table:table-cell>
        </table:table-row>
        <table:table-row table:style-name="ro8">
          <table:table-cell table:formula="of:=IF(IF(LEFT(TRIM([$Translations.$B962]);LEN([.A$1]))=[.A$1];&quot;Yes&quot;;&quot;No&quot;)=IF(LEFT(TRIM([$Translations.$C962]);LEN([.A$1]))=[.A$1];&quot;Yes&quot;;&quot;No&quot;);&quot;&quot;;&quot;NO&quot;)">
            <text:p/>
          </table:table-cell>
          <table:table-cell table:formula="of:=IF(IF(LEFT(TRIM([$Translations.$B962]);LEN([.B$1]))=[.B$1];&quot;Yes&quot;;&quot;No&quot;)=IF(LEFT(TRIM([$Translations.$C962]);LEN([.B$1]))=[.B$1];&quot;Yes&quot;;&quot;No&quot;);&quot;&quot;;&quot;NO&quot;)">
            <text:p/>
          </table:table-cell>
          <table:table-cell table:formula="of:=IF(IF(LEFT(TRIM([$Translations.$B962]);LEN([.C$1]))=[.C$1];&quot;Yes&quot;;&quot;No&quot;)=IF(LEFT(TRIM([$Translations.$C962]);LEN([.C$1]))=[.C$1];&quot;Yes&quot;;&quot;No&quot;);&quot;&quot;;&quot;NO&quot;)">
            <text:p/>
          </table:table-cell>
          <table:table-cell table:formula="of:=IF(IF(LEFT(TRIM([$Translations.$B962]);LEN([.D$1]))=[.D$1];&quot;Yes&quot;;&quot;No&quot;)=IF(LEFT(TRIM([$Translations.$C962]);LEN([.D$1]))=[.D$1];&quot;Yes&quot;;&quot;No&quot;);&quot;&quot;;&quot;NO&quot;)">
            <text:p/>
          </table:table-cell>
          <table:table-cell table:formula="of:=IF(IF(LEFT(TRIM([$Translations.$B962]);LEN([.E$1]))=[.E$1];&quot;Yes&quot;;&quot;No&quot;)=IF(LEFT(TRIM([$Translations.$C962]);LEN([.E$1]))=[.E$1];&quot;Yes&quot;;&quot;No&quot;);&quot;&quot;;&quot;NO&quot;)">
            <text:p/>
          </table:table-cell>
          <table:table-cell table:formula="of:=IF(IF(LEFT(TRIM([$Translations.$B962]);LEN([.F$1]))=[.F$1];&quot;Yes&quot;;&quot;No&quot;)=IF(LEFT(TRIM([$Translations.$C962]);LEN([.F$1]))=[.F$1];&quot;Yes&quot;;&quot;No&quot;);&quot;&quot;;&quot;NO&quot;)">
            <text:p/>
          </table:table-cell>
          <table:table-cell table:formula="of:=IF(IF(LEFT(TRIM([$Translations.$B962]);LEN([.G$1]))=[.G$1];&quot;Yes&quot;;&quot;No&quot;)=IF(LEFT(TRIM([$Translations.$C962]);LEN([.G$1]))=[.G$1];&quot;Yes&quot;;&quot;No&quot;);&quot;&quot;;&quot;NO&quot;)">
            <text:p/>
          </table:table-cell>
        </table:table-row>
        <table:table-row table:style-name="ro8">
          <table:table-cell table:formula="of:=IF(IF(LEFT(TRIM([$Translations.$B963]);LEN([.A$1]))=[.A$1];&quot;Yes&quot;;&quot;No&quot;)=IF(LEFT(TRIM([$Translations.$C963]);LEN([.A$1]))=[.A$1];&quot;Yes&quot;;&quot;No&quot;);&quot;&quot;;&quot;NO&quot;)">
            <text:p/>
          </table:table-cell>
          <table:table-cell table:formula="of:=IF(IF(LEFT(TRIM([$Translations.$B963]);LEN([.B$1]))=[.B$1];&quot;Yes&quot;;&quot;No&quot;)=IF(LEFT(TRIM([$Translations.$C963]);LEN([.B$1]))=[.B$1];&quot;Yes&quot;;&quot;No&quot;);&quot;&quot;;&quot;NO&quot;)">
            <text:p/>
          </table:table-cell>
          <table:table-cell table:formula="of:=IF(IF(LEFT(TRIM([$Translations.$B963]);LEN([.C$1]))=[.C$1];&quot;Yes&quot;;&quot;No&quot;)=IF(LEFT(TRIM([$Translations.$C963]);LEN([.C$1]))=[.C$1];&quot;Yes&quot;;&quot;No&quot;);&quot;&quot;;&quot;NO&quot;)">
            <text:p/>
          </table:table-cell>
          <table:table-cell table:formula="of:=IF(IF(LEFT(TRIM([$Translations.$B963]);LEN([.D$1]))=[.D$1];&quot;Yes&quot;;&quot;No&quot;)=IF(LEFT(TRIM([$Translations.$C963]);LEN([.D$1]))=[.D$1];&quot;Yes&quot;;&quot;No&quot;);&quot;&quot;;&quot;NO&quot;)">
            <text:p/>
          </table:table-cell>
          <table:table-cell table:formula="of:=IF(IF(LEFT(TRIM([$Translations.$B963]);LEN([.E$1]))=[.E$1];&quot;Yes&quot;;&quot;No&quot;)=IF(LEFT(TRIM([$Translations.$C963]);LEN([.E$1]))=[.E$1];&quot;Yes&quot;;&quot;No&quot;);&quot;&quot;;&quot;NO&quot;)">
            <text:p/>
          </table:table-cell>
          <table:table-cell table:formula="of:=IF(IF(LEFT(TRIM([$Translations.$B963]);LEN([.F$1]))=[.F$1];&quot;Yes&quot;;&quot;No&quot;)=IF(LEFT(TRIM([$Translations.$C963]);LEN([.F$1]))=[.F$1];&quot;Yes&quot;;&quot;No&quot;);&quot;&quot;;&quot;NO&quot;)">
            <text:p/>
          </table:table-cell>
          <table:table-cell table:formula="of:=IF(IF(LEFT(TRIM([$Translations.$B963]);LEN([.G$1]))=[.G$1];&quot;Yes&quot;;&quot;No&quot;)=IF(LEFT(TRIM([$Translations.$C963]);LEN([.G$1]))=[.G$1];&quot;Yes&quot;;&quot;No&quot;);&quot;&quot;;&quot;NO&quot;)">
            <text:p/>
          </table:table-cell>
        </table:table-row>
        <table:table-row table:style-name="ro8">
          <table:table-cell table:formula="of:=IF(IF(LEFT(TRIM([$Translations.$B964]);LEN([.A$1]))=[.A$1];&quot;Yes&quot;;&quot;No&quot;)=IF(LEFT(TRIM([$Translations.$C964]);LEN([.A$1]))=[.A$1];&quot;Yes&quot;;&quot;No&quot;);&quot;&quot;;&quot;NO&quot;)">
            <text:p/>
          </table:table-cell>
          <table:table-cell table:formula="of:=IF(IF(LEFT(TRIM([$Translations.$B964]);LEN([.B$1]))=[.B$1];&quot;Yes&quot;;&quot;No&quot;)=IF(LEFT(TRIM([$Translations.$C964]);LEN([.B$1]))=[.B$1];&quot;Yes&quot;;&quot;No&quot;);&quot;&quot;;&quot;NO&quot;)">
            <text:p/>
          </table:table-cell>
          <table:table-cell table:formula="of:=IF(IF(LEFT(TRIM([$Translations.$B964]);LEN([.C$1]))=[.C$1];&quot;Yes&quot;;&quot;No&quot;)=IF(LEFT(TRIM([$Translations.$C964]);LEN([.C$1]))=[.C$1];&quot;Yes&quot;;&quot;No&quot;);&quot;&quot;;&quot;NO&quot;)">
            <text:p/>
          </table:table-cell>
          <table:table-cell table:formula="of:=IF(IF(LEFT(TRIM([$Translations.$B964]);LEN([.D$1]))=[.D$1];&quot;Yes&quot;;&quot;No&quot;)=IF(LEFT(TRIM([$Translations.$C964]);LEN([.D$1]))=[.D$1];&quot;Yes&quot;;&quot;No&quot;);&quot;&quot;;&quot;NO&quot;)">
            <text:p/>
          </table:table-cell>
          <table:table-cell table:formula="of:=IF(IF(LEFT(TRIM([$Translations.$B964]);LEN([.E$1]))=[.E$1];&quot;Yes&quot;;&quot;No&quot;)=IF(LEFT(TRIM([$Translations.$C964]);LEN([.E$1]))=[.E$1];&quot;Yes&quot;;&quot;No&quot;);&quot;&quot;;&quot;NO&quot;)">
            <text:p/>
          </table:table-cell>
          <table:table-cell table:formula="of:=IF(IF(LEFT(TRIM([$Translations.$B964]);LEN([.F$1]))=[.F$1];&quot;Yes&quot;;&quot;No&quot;)=IF(LEFT(TRIM([$Translations.$C964]);LEN([.F$1]))=[.F$1];&quot;Yes&quot;;&quot;No&quot;);&quot;&quot;;&quot;NO&quot;)">
            <text:p/>
          </table:table-cell>
          <table:table-cell table:formula="of:=IF(IF(LEFT(TRIM([$Translations.$B964]);LEN([.G$1]))=[.G$1];&quot;Yes&quot;;&quot;No&quot;)=IF(LEFT(TRIM([$Translations.$C964]);LEN([.G$1]))=[.G$1];&quot;Yes&quot;;&quot;No&quot;);&quot;&quot;;&quot;NO&quot;)">
            <text:p/>
          </table:table-cell>
        </table:table-row>
        <table:table-row table:style-name="ro8">
          <table:table-cell table:formula="of:=IF(IF(LEFT(TRIM([$Translations.$B965]);LEN([.A$1]))=[.A$1];&quot;Yes&quot;;&quot;No&quot;)=IF(LEFT(TRIM([$Translations.$C965]);LEN([.A$1]))=[.A$1];&quot;Yes&quot;;&quot;No&quot;);&quot;&quot;;&quot;NO&quot;)">
            <text:p/>
          </table:table-cell>
          <table:table-cell table:formula="of:=IF(IF(LEFT(TRIM([$Translations.$B965]);LEN([.B$1]))=[.B$1];&quot;Yes&quot;;&quot;No&quot;)=IF(LEFT(TRIM([$Translations.$C965]);LEN([.B$1]))=[.B$1];&quot;Yes&quot;;&quot;No&quot;);&quot;&quot;;&quot;NO&quot;)">
            <text:p/>
          </table:table-cell>
          <table:table-cell table:formula="of:=IF(IF(LEFT(TRIM([$Translations.$B965]);LEN([.C$1]))=[.C$1];&quot;Yes&quot;;&quot;No&quot;)=IF(LEFT(TRIM([$Translations.$C965]);LEN([.C$1]))=[.C$1];&quot;Yes&quot;;&quot;No&quot;);&quot;&quot;;&quot;NO&quot;)">
            <text:p/>
          </table:table-cell>
          <table:table-cell table:formula="of:=IF(IF(LEFT(TRIM([$Translations.$B965]);LEN([.D$1]))=[.D$1];&quot;Yes&quot;;&quot;No&quot;)=IF(LEFT(TRIM([$Translations.$C965]);LEN([.D$1]))=[.D$1];&quot;Yes&quot;;&quot;No&quot;);&quot;&quot;;&quot;NO&quot;)">
            <text:p/>
          </table:table-cell>
          <table:table-cell table:formula="of:=IF(IF(LEFT(TRIM([$Translations.$B965]);LEN([.E$1]))=[.E$1];&quot;Yes&quot;;&quot;No&quot;)=IF(LEFT(TRIM([$Translations.$C965]);LEN([.E$1]))=[.E$1];&quot;Yes&quot;;&quot;No&quot;);&quot;&quot;;&quot;NO&quot;)">
            <text:p/>
          </table:table-cell>
          <table:table-cell table:formula="of:=IF(IF(LEFT(TRIM([$Translations.$B965]);LEN([.F$1]))=[.F$1];&quot;Yes&quot;;&quot;No&quot;)=IF(LEFT(TRIM([$Translations.$C965]);LEN([.F$1]))=[.F$1];&quot;Yes&quot;;&quot;No&quot;);&quot;&quot;;&quot;NO&quot;)">
            <text:p/>
          </table:table-cell>
          <table:table-cell table:formula="of:=IF(IF(LEFT(TRIM([$Translations.$B965]);LEN([.G$1]))=[.G$1];&quot;Yes&quot;;&quot;No&quot;)=IF(LEFT(TRIM([$Translations.$C965]);LEN([.G$1]))=[.G$1];&quot;Yes&quot;;&quot;No&quot;);&quot;&quot;;&quot;NO&quot;)">
            <text:p/>
          </table:table-cell>
        </table:table-row>
        <table:table-row table:style-name="ro8">
          <table:table-cell table:formula="of:=IF(IF(LEFT(TRIM([$Translations.$B966]);LEN([.A$1]))=[.A$1];&quot;Yes&quot;;&quot;No&quot;)=IF(LEFT(TRIM([$Translations.$C966]);LEN([.A$1]))=[.A$1];&quot;Yes&quot;;&quot;No&quot;);&quot;&quot;;&quot;NO&quot;)">
            <text:p/>
          </table:table-cell>
          <table:table-cell table:formula="of:=IF(IF(LEFT(TRIM([$Translations.$B966]);LEN([.B$1]))=[.B$1];&quot;Yes&quot;;&quot;No&quot;)=IF(LEFT(TRIM([$Translations.$C966]);LEN([.B$1]))=[.B$1];&quot;Yes&quot;;&quot;No&quot;);&quot;&quot;;&quot;NO&quot;)">
            <text:p/>
          </table:table-cell>
          <table:table-cell table:formula="of:=IF(IF(LEFT(TRIM([$Translations.$B966]);LEN([.C$1]))=[.C$1];&quot;Yes&quot;;&quot;No&quot;)=IF(LEFT(TRIM([$Translations.$C966]);LEN([.C$1]))=[.C$1];&quot;Yes&quot;;&quot;No&quot;);&quot;&quot;;&quot;NO&quot;)">
            <text:p/>
          </table:table-cell>
          <table:table-cell table:formula="of:=IF(IF(LEFT(TRIM([$Translations.$B966]);LEN([.D$1]))=[.D$1];&quot;Yes&quot;;&quot;No&quot;)=IF(LEFT(TRIM([$Translations.$C966]);LEN([.D$1]))=[.D$1];&quot;Yes&quot;;&quot;No&quot;);&quot;&quot;;&quot;NO&quot;)">
            <text:p/>
          </table:table-cell>
          <table:table-cell table:formula="of:=IF(IF(LEFT(TRIM([$Translations.$B966]);LEN([.E$1]))=[.E$1];&quot;Yes&quot;;&quot;No&quot;)=IF(LEFT(TRIM([$Translations.$C966]);LEN([.E$1]))=[.E$1];&quot;Yes&quot;;&quot;No&quot;);&quot;&quot;;&quot;NO&quot;)">
            <text:p/>
          </table:table-cell>
          <table:table-cell table:formula="of:=IF(IF(LEFT(TRIM([$Translations.$B966]);LEN([.F$1]))=[.F$1];&quot;Yes&quot;;&quot;No&quot;)=IF(LEFT(TRIM([$Translations.$C966]);LEN([.F$1]))=[.F$1];&quot;Yes&quot;;&quot;No&quot;);&quot;&quot;;&quot;NO&quot;)">
            <text:p/>
          </table:table-cell>
          <table:table-cell table:formula="of:=IF(IF(LEFT(TRIM([$Translations.$B966]);LEN([.G$1]))=[.G$1];&quot;Yes&quot;;&quot;No&quot;)=IF(LEFT(TRIM([$Translations.$C966]);LEN([.G$1]))=[.G$1];&quot;Yes&quot;;&quot;No&quot;);&quot;&quot;;&quot;NO&quot;)">
            <text:p/>
          </table:table-cell>
        </table:table-row>
        <table:table-row table:style-name="ro8">
          <table:table-cell table:formula="of:=IF(IF(LEFT(TRIM([$Translations.$B967]);LEN([.A$1]))=[.A$1];&quot;Yes&quot;;&quot;No&quot;)=IF(LEFT(TRIM([$Translations.$C967]);LEN([.A$1]))=[.A$1];&quot;Yes&quot;;&quot;No&quot;);&quot;&quot;;&quot;NO&quot;)">
            <text:p/>
          </table:table-cell>
          <table:table-cell table:formula="of:=IF(IF(LEFT(TRIM([$Translations.$B967]);LEN([.B$1]))=[.B$1];&quot;Yes&quot;;&quot;No&quot;)=IF(LEFT(TRIM([$Translations.$C967]);LEN([.B$1]))=[.B$1];&quot;Yes&quot;;&quot;No&quot;);&quot;&quot;;&quot;NO&quot;)">
            <text:p/>
          </table:table-cell>
          <table:table-cell table:formula="of:=IF(IF(LEFT(TRIM([$Translations.$B967]);LEN([.C$1]))=[.C$1];&quot;Yes&quot;;&quot;No&quot;)=IF(LEFT(TRIM([$Translations.$C967]);LEN([.C$1]))=[.C$1];&quot;Yes&quot;;&quot;No&quot;);&quot;&quot;;&quot;NO&quot;)">
            <text:p/>
          </table:table-cell>
          <table:table-cell table:formula="of:=IF(IF(LEFT(TRIM([$Translations.$B967]);LEN([.D$1]))=[.D$1];&quot;Yes&quot;;&quot;No&quot;)=IF(LEFT(TRIM([$Translations.$C967]);LEN([.D$1]))=[.D$1];&quot;Yes&quot;;&quot;No&quot;);&quot;&quot;;&quot;NO&quot;)">
            <text:p/>
          </table:table-cell>
          <table:table-cell table:formula="of:=IF(IF(LEFT(TRIM([$Translations.$B967]);LEN([.E$1]))=[.E$1];&quot;Yes&quot;;&quot;No&quot;)=IF(LEFT(TRIM([$Translations.$C967]);LEN([.E$1]))=[.E$1];&quot;Yes&quot;;&quot;No&quot;);&quot;&quot;;&quot;NO&quot;)">
            <text:p/>
          </table:table-cell>
          <table:table-cell table:formula="of:=IF(IF(LEFT(TRIM([$Translations.$B967]);LEN([.F$1]))=[.F$1];&quot;Yes&quot;;&quot;No&quot;)=IF(LEFT(TRIM([$Translations.$C967]);LEN([.F$1]))=[.F$1];&quot;Yes&quot;;&quot;No&quot;);&quot;&quot;;&quot;NO&quot;)">
            <text:p/>
          </table:table-cell>
          <table:table-cell table:formula="of:=IF(IF(LEFT(TRIM([$Translations.$B967]);LEN([.G$1]))=[.G$1];&quot;Yes&quot;;&quot;No&quot;)=IF(LEFT(TRIM([$Translations.$C967]);LEN([.G$1]))=[.G$1];&quot;Yes&quot;;&quot;No&quot;);&quot;&quot;;&quot;NO&quot;)">
            <text:p/>
          </table:table-cell>
        </table:table-row>
        <table:table-row table:style-name="ro8">
          <table:table-cell table:formula="of:=IF(IF(LEFT(TRIM([$Translations.$B968]);LEN([.A$1]))=[.A$1];&quot;Yes&quot;;&quot;No&quot;)=IF(LEFT(TRIM([$Translations.$C968]);LEN([.A$1]))=[.A$1];&quot;Yes&quot;;&quot;No&quot;);&quot;&quot;;&quot;NO&quot;)">
            <text:p/>
          </table:table-cell>
          <table:table-cell table:formula="of:=IF(IF(LEFT(TRIM([$Translations.$B968]);LEN([.B$1]))=[.B$1];&quot;Yes&quot;;&quot;No&quot;)=IF(LEFT(TRIM([$Translations.$C968]);LEN([.B$1]))=[.B$1];&quot;Yes&quot;;&quot;No&quot;);&quot;&quot;;&quot;NO&quot;)">
            <text:p/>
          </table:table-cell>
          <table:table-cell table:formula="of:=IF(IF(LEFT(TRIM([$Translations.$B968]);LEN([.C$1]))=[.C$1];&quot;Yes&quot;;&quot;No&quot;)=IF(LEFT(TRIM([$Translations.$C968]);LEN([.C$1]))=[.C$1];&quot;Yes&quot;;&quot;No&quot;);&quot;&quot;;&quot;NO&quot;)">
            <text:p/>
          </table:table-cell>
          <table:table-cell table:formula="of:=IF(IF(LEFT(TRIM([$Translations.$B968]);LEN([.D$1]))=[.D$1];&quot;Yes&quot;;&quot;No&quot;)=IF(LEFT(TRIM([$Translations.$C968]);LEN([.D$1]))=[.D$1];&quot;Yes&quot;;&quot;No&quot;);&quot;&quot;;&quot;NO&quot;)">
            <text:p/>
          </table:table-cell>
          <table:table-cell table:formula="of:=IF(IF(LEFT(TRIM([$Translations.$B968]);LEN([.E$1]))=[.E$1];&quot;Yes&quot;;&quot;No&quot;)=IF(LEFT(TRIM([$Translations.$C968]);LEN([.E$1]))=[.E$1];&quot;Yes&quot;;&quot;No&quot;);&quot;&quot;;&quot;NO&quot;)">
            <text:p/>
          </table:table-cell>
          <table:table-cell table:formula="of:=IF(IF(LEFT(TRIM([$Translations.$B968]);LEN([.F$1]))=[.F$1];&quot;Yes&quot;;&quot;No&quot;)=IF(LEFT(TRIM([$Translations.$C968]);LEN([.F$1]))=[.F$1];&quot;Yes&quot;;&quot;No&quot;);&quot;&quot;;&quot;NO&quot;)">
            <text:p/>
          </table:table-cell>
          <table:table-cell table:formula="of:=IF(IF(LEFT(TRIM([$Translations.$B968]);LEN([.G$1]))=[.G$1];&quot;Yes&quot;;&quot;No&quot;)=IF(LEFT(TRIM([$Translations.$C968]);LEN([.G$1]))=[.G$1];&quot;Yes&quot;;&quot;No&quot;);&quot;&quot;;&quot;NO&quot;)">
            <text:p/>
          </table:table-cell>
        </table:table-row>
        <table:table-row table:style-name="ro8">
          <table:table-cell table:formula="of:=IF(IF(LEFT(TRIM([$Translations.$B969]);LEN([.A$1]))=[.A$1];&quot;Yes&quot;;&quot;No&quot;)=IF(LEFT(TRIM([$Translations.$C969]);LEN([.A$1]))=[.A$1];&quot;Yes&quot;;&quot;No&quot;);&quot;&quot;;&quot;NO&quot;)">
            <text:p/>
          </table:table-cell>
          <table:table-cell table:formula="of:=IF(IF(LEFT(TRIM([$Translations.$B969]);LEN([.B$1]))=[.B$1];&quot;Yes&quot;;&quot;No&quot;)=IF(LEFT(TRIM([$Translations.$C969]);LEN([.B$1]))=[.B$1];&quot;Yes&quot;;&quot;No&quot;);&quot;&quot;;&quot;NO&quot;)">
            <text:p/>
          </table:table-cell>
          <table:table-cell table:formula="of:=IF(IF(LEFT(TRIM([$Translations.$B969]);LEN([.C$1]))=[.C$1];&quot;Yes&quot;;&quot;No&quot;)=IF(LEFT(TRIM([$Translations.$C969]);LEN([.C$1]))=[.C$1];&quot;Yes&quot;;&quot;No&quot;);&quot;&quot;;&quot;NO&quot;)">
            <text:p/>
          </table:table-cell>
          <table:table-cell table:formula="of:=IF(IF(LEFT(TRIM([$Translations.$B969]);LEN([.D$1]))=[.D$1];&quot;Yes&quot;;&quot;No&quot;)=IF(LEFT(TRIM([$Translations.$C969]);LEN([.D$1]))=[.D$1];&quot;Yes&quot;;&quot;No&quot;);&quot;&quot;;&quot;NO&quot;)">
            <text:p/>
          </table:table-cell>
          <table:table-cell table:formula="of:=IF(IF(LEFT(TRIM([$Translations.$B969]);LEN([.E$1]))=[.E$1];&quot;Yes&quot;;&quot;No&quot;)=IF(LEFT(TRIM([$Translations.$C969]);LEN([.E$1]))=[.E$1];&quot;Yes&quot;;&quot;No&quot;);&quot;&quot;;&quot;NO&quot;)">
            <text:p/>
          </table:table-cell>
          <table:table-cell table:formula="of:=IF(IF(LEFT(TRIM([$Translations.$B969]);LEN([.F$1]))=[.F$1];&quot;Yes&quot;;&quot;No&quot;)=IF(LEFT(TRIM([$Translations.$C969]);LEN([.F$1]))=[.F$1];&quot;Yes&quot;;&quot;No&quot;);&quot;&quot;;&quot;NO&quot;)">
            <text:p/>
          </table:table-cell>
          <table:table-cell table:formula="of:=IF(IF(LEFT(TRIM([$Translations.$B969]);LEN([.G$1]))=[.G$1];&quot;Yes&quot;;&quot;No&quot;)=IF(LEFT(TRIM([$Translations.$C969]);LEN([.G$1]))=[.G$1];&quot;Yes&quot;;&quot;No&quot;);&quot;&quot;;&quot;NO&quot;)">
            <text:p/>
          </table:table-cell>
        </table:table-row>
        <table:table-row table:style-name="ro8">
          <table:table-cell table:formula="of:=IF(IF(LEFT(TRIM([$Translations.$B970]);LEN([.A$1]))=[.A$1];&quot;Yes&quot;;&quot;No&quot;)=IF(LEFT(TRIM([$Translations.$C970]);LEN([.A$1]))=[.A$1];&quot;Yes&quot;;&quot;No&quot;);&quot;&quot;;&quot;NO&quot;)">
            <text:p/>
          </table:table-cell>
          <table:table-cell table:formula="of:=IF(IF(LEFT(TRIM([$Translations.$B970]);LEN([.B$1]))=[.B$1];&quot;Yes&quot;;&quot;No&quot;)=IF(LEFT(TRIM([$Translations.$C970]);LEN([.B$1]))=[.B$1];&quot;Yes&quot;;&quot;No&quot;);&quot;&quot;;&quot;NO&quot;)">
            <text:p/>
          </table:table-cell>
          <table:table-cell table:formula="of:=IF(IF(LEFT(TRIM([$Translations.$B970]);LEN([.C$1]))=[.C$1];&quot;Yes&quot;;&quot;No&quot;)=IF(LEFT(TRIM([$Translations.$C970]);LEN([.C$1]))=[.C$1];&quot;Yes&quot;;&quot;No&quot;);&quot;&quot;;&quot;NO&quot;)">
            <text:p/>
          </table:table-cell>
          <table:table-cell table:formula="of:=IF(IF(LEFT(TRIM([$Translations.$B970]);LEN([.D$1]))=[.D$1];&quot;Yes&quot;;&quot;No&quot;)=IF(LEFT(TRIM([$Translations.$C970]);LEN([.D$1]))=[.D$1];&quot;Yes&quot;;&quot;No&quot;);&quot;&quot;;&quot;NO&quot;)">
            <text:p/>
          </table:table-cell>
          <table:table-cell table:formula="of:=IF(IF(LEFT(TRIM([$Translations.$B970]);LEN([.E$1]))=[.E$1];&quot;Yes&quot;;&quot;No&quot;)=IF(LEFT(TRIM([$Translations.$C970]);LEN([.E$1]))=[.E$1];&quot;Yes&quot;;&quot;No&quot;);&quot;&quot;;&quot;NO&quot;)">
            <text:p/>
          </table:table-cell>
          <table:table-cell table:formula="of:=IF(IF(LEFT(TRIM([$Translations.$B970]);LEN([.F$1]))=[.F$1];&quot;Yes&quot;;&quot;No&quot;)=IF(LEFT(TRIM([$Translations.$C970]);LEN([.F$1]))=[.F$1];&quot;Yes&quot;;&quot;No&quot;);&quot;&quot;;&quot;NO&quot;)">
            <text:p/>
          </table:table-cell>
          <table:table-cell table:formula="of:=IF(IF(LEFT(TRIM([$Translations.$B970]);LEN([.G$1]))=[.G$1];&quot;Yes&quot;;&quot;No&quot;)=IF(LEFT(TRIM([$Translations.$C970]);LEN([.G$1]))=[.G$1];&quot;Yes&quot;;&quot;No&quot;);&quot;&quot;;&quot;NO&quot;)">
            <text:p/>
          </table:table-cell>
        </table:table-row>
        <table:table-row table:style-name="ro8">
          <table:table-cell table:formula="of:=IF(IF(LEFT(TRIM([$Translations.$B971]);LEN([.A$1]))=[.A$1];&quot;Yes&quot;;&quot;No&quot;)=IF(LEFT(TRIM([$Translations.$C971]);LEN([.A$1]))=[.A$1];&quot;Yes&quot;;&quot;No&quot;);&quot;&quot;;&quot;NO&quot;)">
            <text:p/>
          </table:table-cell>
          <table:table-cell table:formula="of:=IF(IF(LEFT(TRIM([$Translations.$B971]);LEN([.B$1]))=[.B$1];&quot;Yes&quot;;&quot;No&quot;)=IF(LEFT(TRIM([$Translations.$C971]);LEN([.B$1]))=[.B$1];&quot;Yes&quot;;&quot;No&quot;);&quot;&quot;;&quot;NO&quot;)">
            <text:p/>
          </table:table-cell>
          <table:table-cell table:formula="of:=IF(IF(LEFT(TRIM([$Translations.$B971]);LEN([.C$1]))=[.C$1];&quot;Yes&quot;;&quot;No&quot;)=IF(LEFT(TRIM([$Translations.$C971]);LEN([.C$1]))=[.C$1];&quot;Yes&quot;;&quot;No&quot;);&quot;&quot;;&quot;NO&quot;)">
            <text:p/>
          </table:table-cell>
          <table:table-cell table:formula="of:=IF(IF(LEFT(TRIM([$Translations.$B971]);LEN([.D$1]))=[.D$1];&quot;Yes&quot;;&quot;No&quot;)=IF(LEFT(TRIM([$Translations.$C971]);LEN([.D$1]))=[.D$1];&quot;Yes&quot;;&quot;No&quot;);&quot;&quot;;&quot;NO&quot;)">
            <text:p/>
          </table:table-cell>
          <table:table-cell table:formula="of:=IF(IF(LEFT(TRIM([$Translations.$B971]);LEN([.E$1]))=[.E$1];&quot;Yes&quot;;&quot;No&quot;)=IF(LEFT(TRIM([$Translations.$C971]);LEN([.E$1]))=[.E$1];&quot;Yes&quot;;&quot;No&quot;);&quot;&quot;;&quot;NO&quot;)">
            <text:p/>
          </table:table-cell>
          <table:table-cell table:formula="of:=IF(IF(LEFT(TRIM([$Translations.$B971]);LEN([.F$1]))=[.F$1];&quot;Yes&quot;;&quot;No&quot;)=IF(LEFT(TRIM([$Translations.$C971]);LEN([.F$1]))=[.F$1];&quot;Yes&quot;;&quot;No&quot;);&quot;&quot;;&quot;NO&quot;)">
            <text:p/>
          </table:table-cell>
          <table:table-cell table:formula="of:=IF(IF(LEFT(TRIM([$Translations.$B971]);LEN([.G$1]))=[.G$1];&quot;Yes&quot;;&quot;No&quot;)=IF(LEFT(TRIM([$Translations.$C971]);LEN([.G$1]))=[.G$1];&quot;Yes&quot;;&quot;No&quot;);&quot;&quot;;&quot;NO&quot;)">
            <text:p/>
          </table:table-cell>
        </table:table-row>
        <table:table-row table:style-name="ro8">
          <table:table-cell table:formula="of:=IF(IF(LEFT(TRIM([$Translations.$B972]);LEN([.A$1]))=[.A$1];&quot;Yes&quot;;&quot;No&quot;)=IF(LEFT(TRIM([$Translations.$C972]);LEN([.A$1]))=[.A$1];&quot;Yes&quot;;&quot;No&quot;);&quot;&quot;;&quot;NO&quot;)">
            <text:p/>
          </table:table-cell>
          <table:table-cell table:formula="of:=IF(IF(LEFT(TRIM([$Translations.$B972]);LEN([.B$1]))=[.B$1];&quot;Yes&quot;;&quot;No&quot;)=IF(LEFT(TRIM([$Translations.$C972]);LEN([.B$1]))=[.B$1];&quot;Yes&quot;;&quot;No&quot;);&quot;&quot;;&quot;NO&quot;)">
            <text:p/>
          </table:table-cell>
          <table:table-cell table:formula="of:=IF(IF(LEFT(TRIM([$Translations.$B972]);LEN([.C$1]))=[.C$1];&quot;Yes&quot;;&quot;No&quot;)=IF(LEFT(TRIM([$Translations.$C972]);LEN([.C$1]))=[.C$1];&quot;Yes&quot;;&quot;No&quot;);&quot;&quot;;&quot;NO&quot;)">
            <text:p/>
          </table:table-cell>
          <table:table-cell table:formula="of:=IF(IF(LEFT(TRIM([$Translations.$B972]);LEN([.D$1]))=[.D$1];&quot;Yes&quot;;&quot;No&quot;)=IF(LEFT(TRIM([$Translations.$C972]);LEN([.D$1]))=[.D$1];&quot;Yes&quot;;&quot;No&quot;);&quot;&quot;;&quot;NO&quot;)">
            <text:p/>
          </table:table-cell>
          <table:table-cell table:formula="of:=IF(IF(LEFT(TRIM([$Translations.$B972]);LEN([.E$1]))=[.E$1];&quot;Yes&quot;;&quot;No&quot;)=IF(LEFT(TRIM([$Translations.$C972]);LEN([.E$1]))=[.E$1];&quot;Yes&quot;;&quot;No&quot;);&quot;&quot;;&quot;NO&quot;)">
            <text:p/>
          </table:table-cell>
          <table:table-cell table:formula="of:=IF(IF(LEFT(TRIM([$Translations.$B972]);LEN([.F$1]))=[.F$1];&quot;Yes&quot;;&quot;No&quot;)=IF(LEFT(TRIM([$Translations.$C972]);LEN([.F$1]))=[.F$1];&quot;Yes&quot;;&quot;No&quot;);&quot;&quot;;&quot;NO&quot;)">
            <text:p/>
          </table:table-cell>
          <table:table-cell table:formula="of:=IF(IF(LEFT(TRIM([$Translations.$B972]);LEN([.G$1]))=[.G$1];&quot;Yes&quot;;&quot;No&quot;)=IF(LEFT(TRIM([$Translations.$C972]);LEN([.G$1]))=[.G$1];&quot;Yes&quot;;&quot;No&quot;);&quot;&quot;;&quot;NO&quot;)">
            <text:p/>
          </table:table-cell>
        </table:table-row>
        <table:table-row table:style-name="ro8">
          <table:table-cell table:formula="of:=IF(IF(LEFT(TRIM([$Translations.$B973]);LEN([.A$1]))=[.A$1];&quot;Yes&quot;;&quot;No&quot;)=IF(LEFT(TRIM([$Translations.$C973]);LEN([.A$1]))=[.A$1];&quot;Yes&quot;;&quot;No&quot;);&quot;&quot;;&quot;NO&quot;)">
            <text:p/>
          </table:table-cell>
          <table:table-cell table:formula="of:=IF(IF(LEFT(TRIM([$Translations.$B973]);LEN([.B$1]))=[.B$1];&quot;Yes&quot;;&quot;No&quot;)=IF(LEFT(TRIM([$Translations.$C973]);LEN([.B$1]))=[.B$1];&quot;Yes&quot;;&quot;No&quot;);&quot;&quot;;&quot;NO&quot;)">
            <text:p/>
          </table:table-cell>
          <table:table-cell table:formula="of:=IF(IF(LEFT(TRIM([$Translations.$B973]);LEN([.C$1]))=[.C$1];&quot;Yes&quot;;&quot;No&quot;)=IF(LEFT(TRIM([$Translations.$C973]);LEN([.C$1]))=[.C$1];&quot;Yes&quot;;&quot;No&quot;);&quot;&quot;;&quot;NO&quot;)">
            <text:p/>
          </table:table-cell>
          <table:table-cell table:formula="of:=IF(IF(LEFT(TRIM([$Translations.$B973]);LEN([.D$1]))=[.D$1];&quot;Yes&quot;;&quot;No&quot;)=IF(LEFT(TRIM([$Translations.$C973]);LEN([.D$1]))=[.D$1];&quot;Yes&quot;;&quot;No&quot;);&quot;&quot;;&quot;NO&quot;)">
            <text:p/>
          </table:table-cell>
          <table:table-cell table:formula="of:=IF(IF(LEFT(TRIM([$Translations.$B973]);LEN([.E$1]))=[.E$1];&quot;Yes&quot;;&quot;No&quot;)=IF(LEFT(TRIM([$Translations.$C973]);LEN([.E$1]))=[.E$1];&quot;Yes&quot;;&quot;No&quot;);&quot;&quot;;&quot;NO&quot;)">
            <text:p/>
          </table:table-cell>
          <table:table-cell table:formula="of:=IF(IF(LEFT(TRIM([$Translations.$B973]);LEN([.F$1]))=[.F$1];&quot;Yes&quot;;&quot;No&quot;)=IF(LEFT(TRIM([$Translations.$C973]);LEN([.F$1]))=[.F$1];&quot;Yes&quot;;&quot;No&quot;);&quot;&quot;;&quot;NO&quot;)">
            <text:p/>
          </table:table-cell>
          <table:table-cell table:formula="of:=IF(IF(LEFT(TRIM([$Translations.$B973]);LEN([.G$1]))=[.G$1];&quot;Yes&quot;;&quot;No&quot;)=IF(LEFT(TRIM([$Translations.$C973]);LEN([.G$1]))=[.G$1];&quot;Yes&quot;;&quot;No&quot;);&quot;&quot;;&quot;NO&quot;)">
            <text:p/>
          </table:table-cell>
        </table:table-row>
        <table:table-row table:style-name="ro8">
          <table:table-cell table:formula="of:=IF(IF(LEFT(TRIM([$Translations.$B974]);LEN([.A$1]))=[.A$1];&quot;Yes&quot;;&quot;No&quot;)=IF(LEFT(TRIM([$Translations.$C974]);LEN([.A$1]))=[.A$1];&quot;Yes&quot;;&quot;No&quot;);&quot;&quot;;&quot;NO&quot;)">
            <text:p/>
          </table:table-cell>
          <table:table-cell table:formula="of:=IF(IF(LEFT(TRIM([$Translations.$B974]);LEN([.B$1]))=[.B$1];&quot;Yes&quot;;&quot;No&quot;)=IF(LEFT(TRIM([$Translations.$C974]);LEN([.B$1]))=[.B$1];&quot;Yes&quot;;&quot;No&quot;);&quot;&quot;;&quot;NO&quot;)">
            <text:p/>
          </table:table-cell>
          <table:table-cell table:formula="of:=IF(IF(LEFT(TRIM([$Translations.$B974]);LEN([.C$1]))=[.C$1];&quot;Yes&quot;;&quot;No&quot;)=IF(LEFT(TRIM([$Translations.$C974]);LEN([.C$1]))=[.C$1];&quot;Yes&quot;;&quot;No&quot;);&quot;&quot;;&quot;NO&quot;)">
            <text:p/>
          </table:table-cell>
          <table:table-cell table:formula="of:=IF(IF(LEFT(TRIM([$Translations.$B974]);LEN([.D$1]))=[.D$1];&quot;Yes&quot;;&quot;No&quot;)=IF(LEFT(TRIM([$Translations.$C974]);LEN([.D$1]))=[.D$1];&quot;Yes&quot;;&quot;No&quot;);&quot;&quot;;&quot;NO&quot;)">
            <text:p/>
          </table:table-cell>
          <table:table-cell table:formula="of:=IF(IF(LEFT(TRIM([$Translations.$B974]);LEN([.E$1]))=[.E$1];&quot;Yes&quot;;&quot;No&quot;)=IF(LEFT(TRIM([$Translations.$C974]);LEN([.E$1]))=[.E$1];&quot;Yes&quot;;&quot;No&quot;);&quot;&quot;;&quot;NO&quot;)">
            <text:p/>
          </table:table-cell>
          <table:table-cell table:formula="of:=IF(IF(LEFT(TRIM([$Translations.$B974]);LEN([.F$1]))=[.F$1];&quot;Yes&quot;;&quot;No&quot;)=IF(LEFT(TRIM([$Translations.$C974]);LEN([.F$1]))=[.F$1];&quot;Yes&quot;;&quot;No&quot;);&quot;&quot;;&quot;NO&quot;)">
            <text:p/>
          </table:table-cell>
          <table:table-cell table:formula="of:=IF(IF(LEFT(TRIM([$Translations.$B974]);LEN([.G$1]))=[.G$1];&quot;Yes&quot;;&quot;No&quot;)=IF(LEFT(TRIM([$Translations.$C974]);LEN([.G$1]))=[.G$1];&quot;Yes&quot;;&quot;No&quot;);&quot;&quot;;&quot;NO&quot;)">
            <text:p/>
          </table:table-cell>
        </table:table-row>
        <table:table-row table:style-name="ro8">
          <table:table-cell table:formula="of:=IF(IF(LEFT(TRIM([$Translations.$B975]);LEN([.A$1]))=[.A$1];&quot;Yes&quot;;&quot;No&quot;)=IF(LEFT(TRIM([$Translations.$C975]);LEN([.A$1]))=[.A$1];&quot;Yes&quot;;&quot;No&quot;);&quot;&quot;;&quot;NO&quot;)">
            <text:p/>
          </table:table-cell>
          <table:table-cell table:formula="of:=IF(IF(LEFT(TRIM([$Translations.$B975]);LEN([.B$1]))=[.B$1];&quot;Yes&quot;;&quot;No&quot;)=IF(LEFT(TRIM([$Translations.$C975]);LEN([.B$1]))=[.B$1];&quot;Yes&quot;;&quot;No&quot;);&quot;&quot;;&quot;NO&quot;)">
            <text:p/>
          </table:table-cell>
          <table:table-cell table:formula="of:=IF(IF(LEFT(TRIM([$Translations.$B975]);LEN([.C$1]))=[.C$1];&quot;Yes&quot;;&quot;No&quot;)=IF(LEFT(TRIM([$Translations.$C975]);LEN([.C$1]))=[.C$1];&quot;Yes&quot;;&quot;No&quot;);&quot;&quot;;&quot;NO&quot;)">
            <text:p/>
          </table:table-cell>
          <table:table-cell table:formula="of:=IF(IF(LEFT(TRIM([$Translations.$B975]);LEN([.D$1]))=[.D$1];&quot;Yes&quot;;&quot;No&quot;)=IF(LEFT(TRIM([$Translations.$C975]);LEN([.D$1]))=[.D$1];&quot;Yes&quot;;&quot;No&quot;);&quot;&quot;;&quot;NO&quot;)">
            <text:p/>
          </table:table-cell>
          <table:table-cell table:formula="of:=IF(IF(LEFT(TRIM([$Translations.$B975]);LEN([.E$1]))=[.E$1];&quot;Yes&quot;;&quot;No&quot;)=IF(LEFT(TRIM([$Translations.$C975]);LEN([.E$1]))=[.E$1];&quot;Yes&quot;;&quot;No&quot;);&quot;&quot;;&quot;NO&quot;)">
            <text:p/>
          </table:table-cell>
          <table:table-cell table:formula="of:=IF(IF(LEFT(TRIM([$Translations.$B975]);LEN([.F$1]))=[.F$1];&quot;Yes&quot;;&quot;No&quot;)=IF(LEFT(TRIM([$Translations.$C975]);LEN([.F$1]))=[.F$1];&quot;Yes&quot;;&quot;No&quot;);&quot;&quot;;&quot;NO&quot;)">
            <text:p/>
          </table:table-cell>
          <table:table-cell table:formula="of:=IF(IF(LEFT(TRIM([$Translations.$B975]);LEN([.G$1]))=[.G$1];&quot;Yes&quot;;&quot;No&quot;)=IF(LEFT(TRIM([$Translations.$C975]);LEN([.G$1]))=[.G$1];&quot;Yes&quot;;&quot;No&quot;);&quot;&quot;;&quot;NO&quot;)">
            <text:p/>
          </table:table-cell>
        </table:table-row>
        <table:table-row table:style-name="ro8">
          <table:table-cell table:formula="of:=IF(IF(LEFT(TRIM([$Translations.$B976]);LEN([.A$1]))=[.A$1];&quot;Yes&quot;;&quot;No&quot;)=IF(LEFT(TRIM([$Translations.$C976]);LEN([.A$1]))=[.A$1];&quot;Yes&quot;;&quot;No&quot;);&quot;&quot;;&quot;NO&quot;)">
            <text:p/>
          </table:table-cell>
          <table:table-cell table:formula="of:=IF(IF(LEFT(TRIM([$Translations.$B976]);LEN([.B$1]))=[.B$1];&quot;Yes&quot;;&quot;No&quot;)=IF(LEFT(TRIM([$Translations.$C976]);LEN([.B$1]))=[.B$1];&quot;Yes&quot;;&quot;No&quot;);&quot;&quot;;&quot;NO&quot;)">
            <text:p/>
          </table:table-cell>
          <table:table-cell table:formula="of:=IF(IF(LEFT(TRIM([$Translations.$B976]);LEN([.C$1]))=[.C$1];&quot;Yes&quot;;&quot;No&quot;)=IF(LEFT(TRIM([$Translations.$C976]);LEN([.C$1]))=[.C$1];&quot;Yes&quot;;&quot;No&quot;);&quot;&quot;;&quot;NO&quot;)">
            <text:p/>
          </table:table-cell>
          <table:table-cell table:formula="of:=IF(IF(LEFT(TRIM([$Translations.$B976]);LEN([.D$1]))=[.D$1];&quot;Yes&quot;;&quot;No&quot;)=IF(LEFT(TRIM([$Translations.$C976]);LEN([.D$1]))=[.D$1];&quot;Yes&quot;;&quot;No&quot;);&quot;&quot;;&quot;NO&quot;)">
            <text:p/>
          </table:table-cell>
          <table:table-cell table:formula="of:=IF(IF(LEFT(TRIM([$Translations.$B976]);LEN([.E$1]))=[.E$1];&quot;Yes&quot;;&quot;No&quot;)=IF(LEFT(TRIM([$Translations.$C976]);LEN([.E$1]))=[.E$1];&quot;Yes&quot;;&quot;No&quot;);&quot;&quot;;&quot;NO&quot;)">
            <text:p/>
          </table:table-cell>
          <table:table-cell table:formula="of:=IF(IF(LEFT(TRIM([$Translations.$B976]);LEN([.F$1]))=[.F$1];&quot;Yes&quot;;&quot;No&quot;)=IF(LEFT(TRIM([$Translations.$C976]);LEN([.F$1]))=[.F$1];&quot;Yes&quot;;&quot;No&quot;);&quot;&quot;;&quot;NO&quot;)">
            <text:p/>
          </table:table-cell>
          <table:table-cell table:formula="of:=IF(IF(LEFT(TRIM([$Translations.$B976]);LEN([.G$1]))=[.G$1];&quot;Yes&quot;;&quot;No&quot;)=IF(LEFT(TRIM([$Translations.$C976]);LEN([.G$1]))=[.G$1];&quot;Yes&quot;;&quot;No&quot;);&quot;&quot;;&quot;NO&quot;)">
            <text:p/>
          </table:table-cell>
        </table:table-row>
        <table:table-row table:style-name="ro8">
          <table:table-cell table:formula="of:=IF(IF(LEFT(TRIM([$Translations.$B977]);LEN([.A$1]))=[.A$1];&quot;Yes&quot;;&quot;No&quot;)=IF(LEFT(TRIM([$Translations.$C977]);LEN([.A$1]))=[.A$1];&quot;Yes&quot;;&quot;No&quot;);&quot;&quot;;&quot;NO&quot;)">
            <text:p/>
          </table:table-cell>
          <table:table-cell table:formula="of:=IF(IF(LEFT(TRIM([$Translations.$B977]);LEN([.B$1]))=[.B$1];&quot;Yes&quot;;&quot;No&quot;)=IF(LEFT(TRIM([$Translations.$C977]);LEN([.B$1]))=[.B$1];&quot;Yes&quot;;&quot;No&quot;);&quot;&quot;;&quot;NO&quot;)">
            <text:p/>
          </table:table-cell>
          <table:table-cell table:formula="of:=IF(IF(LEFT(TRIM([$Translations.$B977]);LEN([.C$1]))=[.C$1];&quot;Yes&quot;;&quot;No&quot;)=IF(LEFT(TRIM([$Translations.$C977]);LEN([.C$1]))=[.C$1];&quot;Yes&quot;;&quot;No&quot;);&quot;&quot;;&quot;NO&quot;)">
            <text:p/>
          </table:table-cell>
          <table:table-cell table:formula="of:=IF(IF(LEFT(TRIM([$Translations.$B977]);LEN([.D$1]))=[.D$1];&quot;Yes&quot;;&quot;No&quot;)=IF(LEFT(TRIM([$Translations.$C977]);LEN([.D$1]))=[.D$1];&quot;Yes&quot;;&quot;No&quot;);&quot;&quot;;&quot;NO&quot;)">
            <text:p/>
          </table:table-cell>
          <table:table-cell table:formula="of:=IF(IF(LEFT(TRIM([$Translations.$B977]);LEN([.E$1]))=[.E$1];&quot;Yes&quot;;&quot;No&quot;)=IF(LEFT(TRIM([$Translations.$C977]);LEN([.E$1]))=[.E$1];&quot;Yes&quot;;&quot;No&quot;);&quot;&quot;;&quot;NO&quot;)">
            <text:p/>
          </table:table-cell>
          <table:table-cell table:formula="of:=IF(IF(LEFT(TRIM([$Translations.$B977]);LEN([.F$1]))=[.F$1];&quot;Yes&quot;;&quot;No&quot;)=IF(LEFT(TRIM([$Translations.$C977]);LEN([.F$1]))=[.F$1];&quot;Yes&quot;;&quot;No&quot;);&quot;&quot;;&quot;NO&quot;)">
            <text:p/>
          </table:table-cell>
          <table:table-cell table:formula="of:=IF(IF(LEFT(TRIM([$Translations.$B977]);LEN([.G$1]))=[.G$1];&quot;Yes&quot;;&quot;No&quot;)=IF(LEFT(TRIM([$Translations.$C977]);LEN([.G$1]))=[.G$1];&quot;Yes&quot;;&quot;No&quot;);&quot;&quot;;&quot;NO&quot;)">
            <text:p/>
          </table:table-cell>
        </table:table-row>
        <table:table-row table:style-name="ro8">
          <table:table-cell table:formula="of:=IF(IF(LEFT(TRIM([$Translations.$B978]);LEN([.A$1]))=[.A$1];&quot;Yes&quot;;&quot;No&quot;)=IF(LEFT(TRIM([$Translations.$C978]);LEN([.A$1]))=[.A$1];&quot;Yes&quot;;&quot;No&quot;);&quot;&quot;;&quot;NO&quot;)">
            <text:p/>
          </table:table-cell>
          <table:table-cell table:formula="of:=IF(IF(LEFT(TRIM([$Translations.$B978]);LEN([.B$1]))=[.B$1];&quot;Yes&quot;;&quot;No&quot;)=IF(LEFT(TRIM([$Translations.$C978]);LEN([.B$1]))=[.B$1];&quot;Yes&quot;;&quot;No&quot;);&quot;&quot;;&quot;NO&quot;)">
            <text:p/>
          </table:table-cell>
          <table:table-cell table:formula="of:=IF(IF(LEFT(TRIM([$Translations.$B978]);LEN([.C$1]))=[.C$1];&quot;Yes&quot;;&quot;No&quot;)=IF(LEFT(TRIM([$Translations.$C978]);LEN([.C$1]))=[.C$1];&quot;Yes&quot;;&quot;No&quot;);&quot;&quot;;&quot;NO&quot;)">
            <text:p/>
          </table:table-cell>
          <table:table-cell table:formula="of:=IF(IF(LEFT(TRIM([$Translations.$B978]);LEN([.D$1]))=[.D$1];&quot;Yes&quot;;&quot;No&quot;)=IF(LEFT(TRIM([$Translations.$C978]);LEN([.D$1]))=[.D$1];&quot;Yes&quot;;&quot;No&quot;);&quot;&quot;;&quot;NO&quot;)">
            <text:p/>
          </table:table-cell>
          <table:table-cell table:formula="of:=IF(IF(LEFT(TRIM([$Translations.$B978]);LEN([.E$1]))=[.E$1];&quot;Yes&quot;;&quot;No&quot;)=IF(LEFT(TRIM([$Translations.$C978]);LEN([.E$1]))=[.E$1];&quot;Yes&quot;;&quot;No&quot;);&quot;&quot;;&quot;NO&quot;)">
            <text:p/>
          </table:table-cell>
          <table:table-cell table:formula="of:=IF(IF(LEFT(TRIM([$Translations.$B978]);LEN([.F$1]))=[.F$1];&quot;Yes&quot;;&quot;No&quot;)=IF(LEFT(TRIM([$Translations.$C978]);LEN([.F$1]))=[.F$1];&quot;Yes&quot;;&quot;No&quot;);&quot;&quot;;&quot;NO&quot;)">
            <text:p/>
          </table:table-cell>
          <table:table-cell table:formula="of:=IF(IF(LEFT(TRIM([$Translations.$B978]);LEN([.G$1]))=[.G$1];&quot;Yes&quot;;&quot;No&quot;)=IF(LEFT(TRIM([$Translations.$C978]);LEN([.G$1]))=[.G$1];&quot;Yes&quot;;&quot;No&quot;);&quot;&quot;;&quot;NO&quot;)">
            <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Ok" style:family="table-cell" style:parent-style-name="Default">
      <style:table-cell-properties fo:background-color="#d4ea6b"/>
    </style:style>
    <style:style style:name="NotOk" style:family="table-cell" style:parent-style-name="Default">
      <style:table-cell-properties fo:background-color="#ffd7d7"/>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5-06">00/00/0000</text:date>, <text:time style:data-style-name="N2" text:time-value="09:55:21.946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8-15T14:10:22.169000000</meta:creation-date>
    <dc:date>2024-05-06T09:56:15.123000000</dc:date>
    <meta:editing-duration>P1DT1H30M59S</meta:editing-duration>
    <meta:editing-cycles>257</meta:editing-cycles>
    <meta:generator>LibreOffice/7.3.3.2$Windows_X86_64 LibreOffice_project/d1d0ea68f081ee2800a922cac8f79445e4603348</meta:generator>
    <dc:creator>Mattia Belletti</dc:creator>
    <meta:document-statistic meta:table-count="3" meta:cell-count="9999" meta:object-count="0"/>
  </office:meta>
</office:document-meta>
</file>